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04mm"/>
    </style:style>
    <style:style style:name="co2" style:family="table-column">
      <style:table-column-properties fo:break-before="auto" style:column-width="28.93mm"/>
    </style:style>
    <style:style style:name="co3" style:family="table-column">
      <style:table-column-properties fo:break-before="auto" style:column-width="25.84mm"/>
    </style:style>
    <style:style style:name="co4" style:family="table-column">
      <style:table-column-properties fo:break-before="auto" style:column-width="26.81mm"/>
    </style:style>
    <style:style style:name="co5" style:family="table-column">
      <style:table-column-properties fo:break-before="auto" style:column-width="22.58mm"/>
    </style:style>
    <style:style style:name="co6" style:family="table-column">
      <style:table-column-properties fo:break-before="auto" style:column-width="7.43mm"/>
    </style:style>
    <style:style style:name="co7" style:family="table-column">
      <style:table-column-properties fo:break-before="auto" style:column-width="37.52mm"/>
    </style:style>
    <style:style style:name="co8" style:family="table-column">
      <style:table-column-properties fo:break-before="auto" style:column-width="31.77mm"/>
    </style:style>
    <style:style style:name="co9" style:family="table-column">
      <style:table-column-properties fo:break-before="auto" style:column-width="5.73mm"/>
    </style:style>
    <style:style style:name="co10" style:family="table-column">
      <style:table-column-properties fo:break-before="auto" style:column-width="11.87mm"/>
    </style:style>
    <style:style style:name="co11" style:family="table-column">
      <style:table-column-properties fo:break-before="auto" style:column-width="39.02mm"/>
    </style:style>
    <style:style style:name="co12" style:family="table-column">
      <style:table-column-properties fo:break-before="auto" style:column-width="24.82mm"/>
    </style:style>
    <style:style style:name="co13" style:family="table-column">
      <style:table-column-properties fo:break-before="auto" style:column-width="27.98mm"/>
    </style:style>
    <style:style style:name="co14" style:family="table-column">
      <style:table-column-properties fo:break-before="auto" style:column-width="16.55mm"/>
    </style:style>
    <style:style style:name="co15" style:family="table-column">
      <style:table-column-properties fo:break-before="auto" style:column-width="28.72mm"/>
    </style:style>
    <style:style style:name="co16" style:family="table-column">
      <style:table-column-properties fo:break-before="auto" style:column-width="24.99mm"/>
    </style:style>
    <style:style style:name="co17" style:family="table-column">
      <style:table-column-properties fo:break-before="auto" style:column-width="7.88mm"/>
    </style:style>
    <style:style style:name="co18" style:family="table-column">
      <style:table-column-properties fo:break-before="auto" style:column-width="15.82mm"/>
    </style:style>
    <style:style style:name="co19" style:family="table-column">
      <style:table-column-properties fo:break-before="auto" style:column-width="14.08mm"/>
    </style:style>
    <style:style style:name="co20" style:family="table-column">
      <style:table-column-properties fo:break-before="auto" style:column-width="30.22mm"/>
    </style:style>
    <style:style style:name="co21" style:family="table-column">
      <style:table-column-properties fo:break-before="auto" style:column-width="17.57mm"/>
    </style:style>
    <style:style style:name="co22" style:family="table-column">
      <style:table-column-properties fo:break-before="auto" style:column-width="29.4mm"/>
    </style:style>
    <style:style style:name="co23" style:family="table-column">
      <style:table-column-properties fo:break-before="auto" style:column-width="13.34mm"/>
    </style:style>
    <style:style style:name="co24" style:family="table-column">
      <style:table-column-properties fo:break-before="auto" style:column-width="25.05mm"/>
    </style:style>
    <style:style style:name="co25" style:family="table-column">
      <style:table-column-properties fo:break-before="auto" style:column-width="19.88mm"/>
    </style:style>
    <style:style style:name="co26" style:family="table-column">
      <style:table-column-properties fo:break-before="auto" style:column-width="28.31mm"/>
    </style:style>
    <style:style style:name="co27" style:family="table-column">
      <style:table-column-properties fo:break-before="auto" style:column-width="89.32mm"/>
    </style:style>
    <style:style style:name="co28" style:family="table-column">
      <style:table-column-properties fo:break-before="auto" style:column-width="31.27mm"/>
    </style:style>
    <style:style style:name="co29" style:family="table-column">
      <style:table-column-properties fo:break-before="auto" style:column-width="32.12mm"/>
    </style:style>
    <style:style style:name="co30" style:family="table-column">
      <style:table-column-properties fo:break-before="auto" style:column-width="25.51mm"/>
    </style:style>
    <style:style style:name="co31" style:family="table-column">
      <style:table-column-properties fo:break-before="auto" style:column-width="23.04mm"/>
    </style:style>
    <style:style style:name="co32" style:family="table-column">
      <style:table-column-properties fo:break-before="auto" style:column-width="35.75mm"/>
    </style:style>
    <style:style style:name="co33" style:family="table-column">
      <style:table-column-properties fo:break-before="auto" style:column-width="32.67mm"/>
    </style:style>
    <style:style style:name="co34" style:family="table-column">
      <style:table-column-properties fo:break-before="auto" style:column-width="31.7mm"/>
    </style:style>
    <style:style style:name="co35" style:family="table-column">
      <style:table-column-properties fo:break-before="auto" style:column-width="27.22mm"/>
    </style:style>
    <style:style style:name="ro1" style:family="table-row">
      <style:table-row-properties style:row-height="7.53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8.63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80">
      <number:day/>
      <number:text>. </number:text>
      <number:month number:textual="true"/>
      <number:text>. </number:text>
      <number:year number:style="long"/>
    </number:date-style>
    <number:date-style style:name="N2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00cccc"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ackground-color="#00cccc" style:text-align-source="fix" style:repeat-content="false" fo:border-left="0.06pt solid #000000" fo:border-right="0.06pt solid #000000" fo:border-top="none"/>
      <style:paragraph-properties fo:text-align="start" fo:margin-left="0mm"/>
      <style:text-properties fo:font-weight="bold" style:font-weight-asian="bold" style:font-weight-complex="bold"/>
    </style:style>
    <style:style style:name="ce3" style:family="table-cell" style:parent-style-name="Default">
      <style:table-cell-properties fo:border-bottom="none" fo:background-color="#ccffff" fo:border-left="0.06pt solid #000000" fo:border-right="0.06pt solid #000000" fo:border-top="none"/>
    </style:style>
    <style:style style:name="ce4" style:family="table-cell" style:parent-style-name="Default">
      <style:table-cell-properties fo:border-bottom="0.06pt solid #000000" fo:background-color="#ccffff" fo:border-left="0.06pt solid #000000" fo:border-right="0.06pt solid #000000" fo:border-top="none"/>
    </style:style>
    <style:style style:name="ce6"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6" style:family="table-cell" style:parent-style-name="Default">
      <style:table-cell-properties fo:background-color="#00cccc" style:text-align-source="fix" style:repeat-content="false"/>
      <style:paragraph-properties fo:text-align="center" fo:margin-left="0mm"/>
    </style:style>
    <style:style style:name="ce7" style:family="table-cell" style:parent-style-name="Default" style:data-style-name="N0"/>
    <style:style style:name="ce24" style:family="table-cell" style:parent-style-name="Default">
      <style:text-properties fo:font-weight="bold" style:font-weight-asian="bold" style:font-weight-complex="bold"/>
    </style:style>
    <style:style style:name="ce25" style:family="table-cell" style:parent-style-name="Default" style:data-style-name="N11"/>
    <style:style style:name="ce5" style:family="table-cell" style:parent-style-name="Default">
      <style:table-cell-properties fo:background-color="#add58a" style:text-align-source="fix" style:repeat-content="false" style:rotation-angle="90" style:vertical-align="middle"/>
      <style:paragraph-properties fo:text-align="center"/>
      <style:text-properties fo:font-size="12pt" fo:font-weight="bold" style:font-size-asian="12pt" style:font-weight-asian="bold" style:font-size-complex="12pt" style:font-weight-complex="bold"/>
    </style:style>
    <style:style style:name="ce63" style:family="table-cell" style:parent-style-name="Default">
      <style:text-properties fo:font-size="12pt" style:font-size-asian="12pt" style:font-size-complex="12pt"/>
    </style:style>
    <style:style style:name="ce8" style:family="table-cell" style:parent-style-name="Default">
      <style:table-cell-properties fo:background-color="#333333"/>
      <style:text-properties fo:font-size="12pt" style:font-size-asian="12pt" style:font-size-complex="12pt"/>
    </style:style>
    <style:style style:name="ce9" style:family="table-cell" style:parent-style-name="Default">
      <style:table-cell-properties fo:background-color="#add58a"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fo:background-color="#0d1f63" style:text-align-source="fix" style:repeat-content="false" fo:border-left="0.06pt solid #000000" fo:border-right="none" fo:border-top="0.06pt solid #000000"/>
      <style:paragraph-properties fo:text-align="end" fo:margin-left="0m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0d1f63" style:text-align-source="fix" style:repeat-content="false" fo:border-left="0.06pt solid #000000" fo:border-right="none" fo:border-top="none"/>
      <style:paragraph-properties fo:text-align="end" fo:margin-left="0mm"/>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0d1f63" style:text-align-source="fix" style:repeat-content="false" fo:border="none"/>
      <style:paragraph-properties fo:text-align="end" fo:margin-left="0mm"/>
      <style:text-properties fo:font-size="12pt" fo:font-weight="bold" style:font-size-asian="12pt" style:font-weight-asian="bold" style:font-size-complex="12pt" style:font-weight-complex="bold"/>
    </style:style>
    <style:style style:name="ce13" style:family="table-cell" style:parent-style-name="Default">
      <style:table-cell-properties fo:border-bottom="0.06pt solid #000000" fo:background-color="#0d1f63" style:text-align-source="fix" style:repeat-content="false" fo:border-left="none" fo:border-right="none" fo:border-top="none"/>
      <style:paragraph-properties fo:text-align="end" fo:margin-left="0mm"/>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add58a"/>
      <style:text-properties fo:font-size="12pt" style:font-size-asian="12pt" style:font-size-complex="12pt"/>
    </style:style>
    <style:style style:name="ce62" style:family="table-cell" style:parent-style-name="Default">
      <style:table-cell-properties fo:border-bottom="none" fo:background-color="#0d1f63" style:text-align-source="fix" style:repeat-content="false" fo:border-left="2.24pt solid #e3d200" fo:border-right="none" fo:border-top="2.24pt solid #e3d200" style:vertical-align="middle"/>
      <style:paragraph-properties fo:text-align="center" fo:margin-left="0mm"/>
      <style:text-properties fo:font-size="12pt" fo:font-weight="bold" style:font-size-asian="12pt" style:font-weight-asian="bold" style:font-size-complex="12pt" style:font-weight-complex="bold"/>
    </style:style>
    <style:style style:name="ce64" style:family="table-cell" style:parent-style-name="Default">
      <style:table-cell-properties fo:border-bottom="2.24pt solid #e3d200" fo:background-color="#0d1f63" style:text-align-source="fix" style:repeat-content="false" fo:border-left="2.24pt solid #e3d200" fo:border-right="none" fo:border-top="2.24pt solid #e3d200" style:vertical-align="middle"/>
      <style:paragraph-properties fo:text-align="center" fo:margin-left="0mm"/>
      <style:text-properties fo:font-size="12pt" fo:font-weight="bold" style:font-size-asian="12pt" style:font-weight-asian="bold" style:font-size-complex="12pt" style:font-weight-complex="bold"/>
    </style:style>
    <style:style style:name="ce65" style:family="table-cell" style:parent-style-name="Default">
      <style:table-cell-properties fo:border-bottom="2.24pt solid #e3d200" fo:background-color="#0d1f63" style:text-align-source="fix" style:repeat-content="false" fo:border-left="2.24pt solid #e3d200" fo:border-right="none" fo:border-top="none"/>
      <style:paragraph-properties fo:text-align="end" fo:margin-left="0mm"/>
      <style:text-properties fo:font-size="12pt" fo:font-weight="bold" style:font-size-asian="12pt" style:font-weight-asian="bold" style:font-size-complex="12pt" style:font-weight-complex="bold"/>
    </style:style>
    <style:style style:name="ce18" style:family="table-cell" style:parent-style-name="Default">
      <style:table-cell-properties fo:border-bottom="0.06pt solid #000000" fo:background-color="#0d1f63" style:text-align-source="fix" style:repeat-content="false" fo:border-left="0.06pt solid #000000" fo:border-right="none" fo:border-top="none"/>
      <style:paragraph-properties fo:text-align="end" fo:margin-left="0mm"/>
      <style:text-properties fo:font-size="12pt" fo:font-weight="bold" style:font-size-asian="12pt" style:font-weight-asian="bold" style:font-size-complex="12pt" style:font-weight-complex="bold"/>
    </style:style>
    <style:style style:name="ce19" style:family="table-cell" style:parent-style-name="Default" style:data-style-name="N80">
      <style:table-cell-properties fo:border-bottom="none" fo:background-color="#adc5e7" fo:border-left="none" fo:border-right="0.06pt solid #000000" fo:border-top="0.06pt solid #000000"/>
      <style:text-properties fo:font-size="12pt" style:font-size-asian="12pt" style:font-size-complex="12pt"/>
    </style:style>
    <style:style style:name="ce20" style:family="table-cell" style:parent-style-name="Default" style:data-style-name="N4">
      <style:table-cell-properties fo:border-bottom="none" fo:background-color="#adc5e7" fo:border-left="none" fo:border-right="0.06pt solid #000000" fo:border-top="none"/>
      <style:text-properties fo:font-size="12pt" style:font-size-asian="12pt" style:font-size-complex="12pt"/>
    </style:style>
    <style:style style:name="ce34" style:family="table-cell" style:parent-style-name="Default" style:data-style-name="N11">
      <style:table-cell-properties fo:border-bottom="none" fo:background-color="#cccccc" fo:border-left="none" fo:border-right="0.06pt solid #000000" fo:border-top="none"/>
      <style:text-properties fo:font-size="12pt" style:font-size-asian="12pt" style:font-size-complex="12pt"/>
    </style:style>
    <style:style style:name="ce23" style:family="table-cell" style:parent-style-name="Default" style:data-style-name="N137">
      <style:table-cell-properties fo:border-bottom="0.06pt solid #000000" fo:background-color="#adc5e7" fo:border-left="none" fo:border-right="0.06pt solid #000000" fo:border-top="none"/>
      <style:text-properties fo:font-size="12pt" style:font-size-asian="12pt" style:font-size-complex="12pt"/>
    </style:style>
    <style:style style:name="ce90" style:family="table-cell" style:parent-style-name="Default" style:data-style-name="N4">
      <style:table-cell-properties fo:border-bottom="none" fo:background-color="#cccccc" style:text-align-source="fix" style:repeat-content="false" fo:border-left="none" fo:border-right="2.24pt solid #e3d200" fo:border-top="2.24pt solid #e3d200" style:vertical-align="middle"/>
      <style:paragraph-properties fo:text-align="center"/>
      <style:text-properties fo:font-size="12pt" style:font-size-asian="12pt" style:font-size-complex="12pt"/>
    </style:style>
    <style:style style:name="ce54" style:family="table-cell" style:parent-style-name="Default" style:data-style-name="N153">
      <style:table-cell-properties fo:border-bottom="2.24pt solid #e3d200" fo:background-color="#cccccc" style:text-align-source="fix" style:repeat-content="false" fo:border-left="none" fo:border-right="2.24pt solid #e3d200" fo:border-top="2.24pt solid #e3d200" style:vertical-align="middle"/>
      <style:paragraph-properties fo:text-align="center"/>
      <style:text-properties fo:font-size="12pt" style:font-size-asian="12pt" style:font-size-complex="12pt"/>
    </style:style>
    <style:style style:name="ce73" style:family="table-cell" style:parent-style-name="Default" style:data-style-name="N11">
      <style:table-cell-properties fo:border-bottom="2.24pt solid #e3d200" fo:background-color="#cccccc" fo:border-left="none" fo:border-right="2.24pt solid #e3d200" fo:border-top="none"/>
      <style:text-properties fo:font-size="12pt" style:font-size-asian="12pt" style:font-size-complex="12pt"/>
    </style:style>
    <style:style style:name="ce27" style:family="table-cell" style:parent-style-name="Default" style:data-style-name="N4">
      <style:table-cell-properties fo:border-bottom="none" fo:background-color="#cccccc" fo:border-left="none" fo:border-right="0.06pt solid #000000" fo:border-top="0.06pt solid #000000"/>
      <style:text-properties fo:font-size="12pt" style:font-size-asian="12pt" style:font-size-complex="12pt"/>
    </style:style>
    <style:style style:name="ce28" style:family="table-cell" style:parent-style-name="Default" style:data-style-name="N4">
      <style:table-cell-properties fo:border-bottom="0.06pt solid #000000" fo:background-color="#cccccc" fo:border-left="none" fo:border-right="0.06pt solid #000000" fo:border-top="none"/>
      <style:text-properties fo:font-size="12pt" style:font-size-asian="12pt" style:font-size-complex="12pt"/>
    </style:style>
    <style:style style:name="ce59" style:family="table-cell" style:parent-style-name="Default" style:data-style-name="N164">
      <style:table-cell-properties fo:border-bottom="none" fo:background-color="#cccccc" fo:border-left="none" fo:border-right="0.06pt solid #000000" fo:border-top="0.06pt solid #000000"/>
      <style:text-properties fo:font-size="12pt" style:font-size-asian="12pt" style:font-size-complex="12pt"/>
    </style:style>
    <style:style style:name="ce60" style:family="table-cell" style:parent-style-name="Default" style:data-style-name="N165">
      <style:table-cell-properties fo:border-bottom="0.06pt solid #000000" fo:background-color="#cccccc" fo:border-left="none" fo:border-right="0.06pt solid #000000" fo:border-top="none"/>
      <style:text-properties fo:font-size="12pt" style:font-size-asian="12pt" style:font-size-complex="12pt"/>
    </style:style>
    <style:style style:name="ce29" style:family="table-cell" style:parent-style-name="Default">
      <style:table-cell-properties fo:background-color="#0d1f63"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30" style:family="table-cell" style:parent-style-name="Default">
      <style:table-cell-properties fo:border-bottom="none" fo:background-color="#cccccc" fo:border-left="none" fo:border-right="0.06pt solid #000000" fo:border-top="0.06pt solid #000000"/>
      <style:text-properties fo:font-size="12pt" style:font-size-asian="12pt" style:font-size-complex="12pt"/>
    </style:style>
    <style:style style:name="ce31" style:family="table-cell" style:parent-style-name="Default">
      <style:table-cell-properties fo:border-bottom="none" fo:background-color="#cccccc" fo:border-left="none" fo:border-right="0.06pt solid #000000" fo:border-top="none"/>
      <style:text-properties fo:font-size="12pt" style:font-size-asian="12pt" style:font-size-complex="12pt"/>
    </style:style>
    <style:style style:name="ce32" style:family="table-cell" style:parent-style-name="Default">
      <style:table-cell-properties fo:border-bottom="0.06pt solid #000000" fo:background-color="#cccccc" fo:border-left="none" fo:border-right="0.06pt solid #000000" fo:border-top="none"/>
      <style:text-properties fo:font-size="12pt" style:font-size-asian="12pt" style:font-size-complex="12pt"/>
    </style:style>
    <style:style style:name="ce33" style:family="table-cell" style:parent-style-name="Default" style:data-style-name="N11">
      <style:table-cell-properties fo:border-bottom="none" fo:background-color="#cccccc" fo:border-left="none" fo:border-right="0.06pt solid #000000" fo:border-top="0.06pt solid #000000"/>
      <style:text-properties fo:font-size="12pt" style:font-size-asian="12pt" style:font-size-complex="12pt"/>
    </style:style>
    <style:style style:name="ce35" style:family="table-cell" style:parent-style-name="Default" style:data-style-name="N11">
      <style:table-cell-properties fo:border-bottom="0.06pt solid #000000" fo:background-color="#cccccc" fo:border-left="none" fo:border-right="0.06pt solid #000000" fo:border-top="none"/>
      <style:text-properties fo:font-size="12pt" style:font-size-asian="12pt" style:font-size-complex="12pt"/>
    </style:style>
    <style:style style:name="ce85" style:family="table-cell" style:parent-style-name="Default" style:data-style-name="N2">
      <style:table-cell-properties fo:background-color="#cccccc" fo:border="0.06pt solid #000000"/>
      <style:text-properties fo:font-size="12pt" style:font-size-asian="12pt" style:font-size-complex="12pt"/>
    </style:style>
    <style:style style:name="ce86" style:family="table-cell" style:parent-style-name="Default">
      <style:table-cell-properties fo:background-color="#0d1f63" style:text-align-source="fix" style:repeat-content="false" fo:border="0.06pt solid #000000"/>
      <style:paragraph-properties fo:text-align="start" fo:margin-left="0mm"/>
      <style:text-properties fo:font-size="12pt" fo:font-weight="bold" style:font-size-asian="12pt" style:font-weight-asian="bold" style:font-size-complex="12pt" style:font-weight-complex="bold"/>
    </style:style>
    <style:style style:name="ce39" style:family="table-cell" style:parent-style-name="Default">
      <style:table-cell-properties fo:border-bottom="none" fo:background-color="#b2b2b2" fo:border-left="0.06pt solid #000000" fo:border-right="0.06pt solid #000000" fo:border-top="none"/>
      <style:text-properties fo:font-size="12pt" style:font-size-asian="12pt" style:font-size-complex="12pt"/>
    </style:style>
    <style:style style:name="ce79" style:family="table-cell" style:parent-style-name="Default" style:data-style-name="N0">
      <style:table-cell-properties fo:border-bottom="none" fo:background-color="#b2b2b2" fo:border-left="0.06pt solid #000000" fo:border-right="0.06pt solid #000000" fo:border-top="none"/>
      <style:text-properties fo:font-size="12pt" style:font-size-asian="12pt" style:font-size-complex="12pt"/>
    </style:style>
    <style:style style:name="ce93" style:family="table-cell" style:parent-style-name="Default">
      <style:table-cell-properties fo:border-bottom="none" fo:background-color="#0d1f63" fo:border-left="0.06pt solid #000000" fo:border-right="0.06pt solid #000000" fo:border-top="0.06pt solid #000000"/>
      <style:text-properties fo:font-size="12pt" fo:font-weight="bold" style:font-size-asian="12pt" style:font-weight-asian="bold" style:font-size-complex="12pt" style:font-weight-complex="bold"/>
    </style:style>
    <style:style style:name="ce94" style:family="table-cell" style:parent-style-name="Default">
      <style:table-cell-properties fo:border-bottom="0.06pt solid #000000" fo:background-color="#b2b2b2" fo:border-left="0.06pt solid #000000" fo:border-right="0.06pt solid #000000" fo:border-top="none"/>
      <style:text-properties fo:font-size="12pt" style:font-size-asian="12pt" style:font-size-complex="12pt"/>
    </style:style>
    <style:style style:name="ce43" style:family="table-cell" style:parent-style-name="Default">
      <style:table-cell-properties fo:background-color="#0d1f63" style:text-align-source="fix" style:repeat-content="false" fo:border="0.06pt solid #000000"/>
      <style:paragraph-properties fo:text-align="end" fo:margin-left="0mm"/>
      <style:text-properties fo:font-size="12pt" fo:font-weight="bold" style:font-size-asian="12pt" style:font-weight-asian="bold" style:font-size-complex="12pt" style:font-weight-complex="bold"/>
    </style:style>
    <style:style style:name="ce96" style:family="table-cell" style:parent-style-name="Default">
      <style:table-cell-properties fo:border-bottom="none" fo:background-color="#0d1f63" style:text-align-source="fix" style:repeat-content="false" fo:border-left="0.06pt solid #000000" fo:border-right="0.06pt solid #000000" fo:border-top="0.06pt solid #000000"/>
      <style:paragraph-properties fo:text-align="center" fo:margin-left="0mm"/>
      <style:text-properties fo:font-size="12pt" fo:font-weight="bold" style:font-size-asian="12pt" style:font-weight-asian="bold" style:font-size-complex="12pt" style:font-weight-complex="bold"/>
    </style:style>
    <style:style style:name="ce98" style:family="table-cell" style:parent-style-name="Default">
      <style:table-cell-properties fo:border-bottom="none"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101"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46" style:family="table-cell" style:parent-style-name="Default" style:data-style-name="N10">
      <style:table-cell-properties fo:border-bottom="none" fo:background-color="#cccccc" fo:border-left="none" fo:border-right="0.06pt solid #000000" fo:border-top="none"/>
      <style:text-properties fo:font-size="12pt" style:font-size-asian="12pt" style:font-size-complex="12pt"/>
    </style:style>
    <style:style style:name="ce110" style:family="table-cell" style:parent-style-name="Default" style:data-style-name="N151">
      <style:table-cell-properties fo:border-bottom="none"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116" style:family="table-cell" style:parent-style-name="Default" style:data-style-name="N151">
      <style:table-cell-properties fo:border-bottom="0.06pt solid #000000" fo:background-color="#cccccc" style:text-align-source="fix" style:repeat-content="false" fo:border-left="0.06pt solid #000000" fo:border-right="0.06pt solid #000000" fo:border-top="none"/>
      <style:paragraph-properties fo:text-align="center" fo:margin-left="0mm"/>
      <style:text-properties fo:font-size="12pt" style:font-size-asian="12pt" style:font-size-complex="12pt"/>
    </style:style>
    <style:style style:name="ce99" style:family="table-cell" style:parent-style-name="Default">
      <style:table-cell-properties fo:background-color="#0d1f63"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0" style:family="table-cell" style:parent-style-name="Default">
      <style:table-cell-properties fo:border-bottom="none" fo:background-color="#adc5e7" style:text-align-source="fix" style:repeat-content="false" fo:border-left="0.06pt solid #000000" fo:border-right="0.06pt solid #000000" fo:border-top="0.06pt solid #000000"/>
      <style:paragraph-properties fo:text-align="center" fo:margin-left="0mm"/>
      <style:text-properties fo:color="#000000" fo:font-size="12pt" style:font-size-asian="12pt" style:font-size-complex="12pt"/>
    </style:style>
    <style:style style:name="ce130" style:family="table-cell" style:parent-style-name="Default" style:data-style-name="N2">
      <style:table-cell-properties fo:border-bottom="0.06pt solid #000000"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map style:condition="cell-content()&lt;0" style:apply-style-name="negative_20_amount" style:base-cell-address="Overview.P4"/>
      <style:map style:condition="cell-content()&gt;0" style:apply-style-name="positive_20_amount" style:base-cell-address="Overview.P4"/>
    </style:style>
    <style:style style:name="ce131" style:family="table-cell" style:parent-style-name="Default" style:data-style-name="N2">
      <style:table-cell-properties fo:border-bottom="0.06pt solid #000000" fo:border-left="none" fo:border-right="none" fo:border-top="none"/>
      <style:map style:condition="cell-content()&lt;0" style:apply-style-name="negative_20_amount" style:base-cell-address="Overview.P4"/>
      <style:map style:condition="cell-content()&gt;0" style:apply-style-name="positive_20_amount" style:base-cell-address="Overview.P4"/>
    </style:style>
    <style:style style:name="ce108" style:family="table-cell" style:parent-style-name="Default">
      <style:table-cell-properties fo:border-bottom="none" fo:background-color="#adc5e7" style:text-align-source="fix" style:repeat-content="false" fo:border-left="0.06pt solid #000000" fo:border-right="0.06pt solid #000000" fo:border-top="none"/>
      <style:paragraph-properties fo:text-align="center" fo:margin-left="0mm"/>
      <style:text-properties fo:color="#000000" fo:font-size="12pt" style:font-size-asian="12pt" style:font-size-complex="12pt"/>
    </style:style>
    <style:style style:name="ce112" style:family="table-cell" style:parent-style-name="Default" style:data-style-name="N2">
      <style:table-cell-properties fo:border-bottom="none"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map style:condition="cell-content()&lt;0" style:apply-style-name="negative_20_amount" style:base-cell-address="Overview.P4"/>
      <style:map style:condition="cell-content()&gt;0" style:apply-style-name="positive_20_amount" style:base-cell-address="Overview.P4"/>
    </style:style>
    <style:style style:name="ce113" style:family="table-cell" style:parent-style-name="Default" style:data-style-name="N2">
      <style:map style:condition="cell-content()&lt;0" style:apply-style-name="negative_20_amount" style:base-cell-address="Overview.P4"/>
      <style:map style:condition="cell-content()&gt;0" style:apply-style-name="positive_20_amount" style:base-cell-address="Overview.P4"/>
    </style:style>
    <style:style style:name="ce149" style:family="table-cell" style:parent-style-name="Default" style:data-style-name="N2">
      <style:table-cell-properties fo:border-bottom="0.06pt solid #000000"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style>
    <style:style style:name="ce119" style:family="table-cell" style:parent-style-name="Default" style:data-style-name="N2">
      <style:table-cell-properties fo:border-bottom="0.06pt solid #000000" fo:background-color="#cccccc" fo:border-left="0.06pt solid #000000" fo:border-right="0.06pt solid #000000" fo:border-top="none"/>
      <style:text-properties fo:font-size="12pt" style:font-size-asian="12pt" style:font-size-complex="12pt"/>
    </style:style>
    <style:style style:name="ce151" style:family="table-cell" style:parent-style-name="Default">
      <style:table-cell-properties fo:border-bottom="0.06pt solid #000000" fo:border-left="none" fo:border-right="none" fo:border-top="none"/>
    </style:style>
    <style:style style:name="ce118" style:family="table-cell" style:parent-style-name="Default" style:data-style-name="N2">
      <style:table-cell-properties fo:border-bottom="none" fo:background-color="#cccccc" style:text-align-source="fix" style:repeat-content="false" fo:border-left="0.06pt solid #000000" fo:border-right="0.06pt solid #000000" fo:border-top="none" style:vertical-align="middle"/>
      <style:paragraph-properties fo:text-align="center"/>
      <style:text-properties fo:font-size="12pt" style:font-size-asian="12pt" style:font-size-complex="12pt"/>
    </style:style>
    <style:style style:name="ce78" style:family="table-cell" style:parent-style-name="Default">
      <style:table-cell-properties fo:border-bottom="0.06pt solid #000000" fo:background-color="#0d1f63"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84" style:family="table-cell" style:parent-style-name="Default">
      <style:table-cell-properties fo:border-bottom="0.99pt ridge #000000" fo:background-color="#0d1f63"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83" style:family="table-cell" style:parent-style-name="Default">
      <style:table-cell-properties fo:border-bottom="none" fo:background-color="#000000"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68" style:family="table-cell" style:parent-style-name="Default">
      <style:table-cell-properties fo:border-bottom="none" fo:background-color="#333333"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215" style:family="table-cell" style:parent-style-name="Default">
      <style:table-cell-properties fo:border-bottom="0.06pt solid #000000" fo:background-color="#0d1f63" style:text-align-source="fix" style:repeat-content="false" fo:border-left="none" fo:border-right="none"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87" style:family="table-cell" style:parent-style-name="Default">
      <style:table-cell-properties fo:border-bottom="0.99pt ridge #000000" fo:background-color="#0d1f63"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19" style:family="table-cell" style:parent-style-name="Default">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249" style:family="table-cell" style:parent-style-name="Default">
      <style:table-cell-properties fo:background-color="transparent"/>
    </style:style>
    <style:style style:name="ce221" style:family="table-cell" style:parent-style-name="Default">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222" style:family="table-cell" style:parent-style-name="Default">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223"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225" style:family="table-cell" style:parent-style-name="Default">
      <style:table-cell-properties style:text-align-source="fix" style:repeat-content="false" fo:background-color="transparent" style:vertical-align="middle"/>
      <style:paragraph-properties fo:text-align="start" fo:margin-left="0mm"/>
      <style:text-properties style:use-window-font-color="true" fo:font-size="10pt" style:font-size-asian="10pt" style:font-size-complex="10pt"/>
    </style:style>
    <style:style style:name="ce227" style:family="table-cell" style:parent-style-name="Default">
      <style:table-cell-properties style:text-align-source="fix" style:repeat-content="false" fo:background-color="transparent" style:vertical-align="middle"/>
      <style:paragraph-properties fo:text-align="start" fo:margin-left="0mm"/>
      <style:text-properties fo:color="#c9211e" fo:font-size="10pt" style:font-size-asian="10pt" style:font-size-complex="10pt"/>
    </style:style>
    <style:style style:name="ce228" style:family="table-cell" style:parent-style-name="Default" style:data-style-name="N11">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89" style:family="table-cell" style:parent-style-name="Default" style:data-style-name="N11">
      <style:table-cell-properties fo:border-bottom="0.99pt ridge #000000" fo:background-color="#0d1f63"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32" style:family="table-cell" style:parent-style-name="Default">
      <style:table-cell-properties fo:border-bottom="0.06pt solid #000000" fo:background-color="#0d1f63" style:text-align-source="fix" style:repeat-content="false" fo:border-left="none" fo:border-right="0.99pt ridge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33" style:family="table-cell" style:parent-style-name="Default">
      <style:table-cell-properties fo:border-bottom="0.99pt solid #000000" fo:background-color="#0d1f63" style:text-align-source="fix" style:repeat-content="false" fo:border-left="none" fo:border-right="0.99pt ridge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33" style:family="table-cell" style:parent-style-name="Default">
      <style:table-cell-properties fo:border-bottom="none" style:text-align-source="fix" style:repeat-content="false" fo:background-color="transparent" fo:border-left="none" fo:border-right="0.99pt ridge #000000" fo:border-top="none" style:vertical-align="middle"/>
      <style:paragraph-properties fo:text-align="start" fo:margin-left="0mm"/>
      <style:text-properties fo:font-size="10pt" style:font-size-asian="10pt" style:font-size-complex="10pt"/>
    </style:style>
    <style:style style:name="ce136" style:family="table-cell" style:parent-style-name="Default">
      <style:table-cell-properties fo:border-bottom="none" fo:background-color="#000000"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226" style:family="table-cell" style:parent-style-name="Default">
      <style:table-cell-properties fo:border-bottom="none" fo:background-color="#333333"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97" style:family="table-cell" style:parent-style-name="Default">
      <style:table-cell-properties fo:border-bottom="none" style:text-align-source="fix" style:repeat-content="false" fo:border-left="none" fo:border-right="0.99pt ridge #000000" fo:border-top="none" style:vertical-align="middle"/>
      <style:paragraph-properties fo:text-align="start" fo:margin-left="0mm"/>
      <style:text-properties fo:font-size="10pt" style:font-size-asian="10pt" style:font-size-complex="10pt"/>
    </style:style>
    <style:style style:name="ce138" style:family="table-cell" style:parent-style-name="Default">
      <style:table-cell-properties fo:border-bottom="0.74pt solid #000000" fo:background-color="#00cccc" style:text-align-source="fix" style:repeat-content="false" fo:border-left="none" fo:border-right="none" fo:border-top="none" style:vertical-align="middle"/>
      <style:paragraph-properties fo:text-align="center" fo:margin-left="0mm"/>
      <style:text-properties fo:font-size="12pt" fo:font-weight="bold" style:font-size-asian="12pt" style:font-weight-asian="bold" style:font-size-complex="12pt" style:font-weight-complex="bold"/>
    </style:style>
    <style:style style:name="ce139" style:family="table-cell" style:parent-style-name="Default">
      <style:table-cell-properties fo:border-bottom="0.99pt solid #000000" fo:background-color="#00cccc"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40" style:family="table-cell" style:parent-style-name="Default">
      <style:table-cell-properties style:text-align-source="fix" style:repeat-content="false" fo:border="none" style:vertical-align="middle"/>
      <style:paragraph-properties fo:text-align="start" fo:margin-left="0mm"/>
      <style:text-properties fo:font-size="10pt" style:font-size-asian="10pt" style:font-size-complex="10pt"/>
    </style:style>
    <style:style style:name="ce141" style:family="table-cell" style:parent-style-name="Default">
      <style:table-cell-properties fo:background-color="#000000" style:text-align-source="fix" style:repeat-content="false" fo:border="none" style:vertical-align="middle"/>
      <style:paragraph-properties fo:text-align="start" fo:margin-left="0mm"/>
      <style:text-properties fo:font-size="10pt" style:font-size-asian="10pt" style:font-size-complex="10pt"/>
    </style:style>
    <style:style style:name="ce232" style:family="table-cell" style:parent-style-name="Default">
      <style:table-cell-properties fo:background-color="#333333" style:text-align-source="fix" style:repeat-content="false" fo:border="none" style:vertical-align="middle"/>
      <style:paragraph-properties fo:text-align="start" fo:margin-left="0mm"/>
      <style:text-properties fo:font-size="10pt" style:font-size-asian="10pt" style:font-size-complex="10pt"/>
    </style:style>
    <style:style style:name="ce142" style:family="table-cell" style:parent-style-name="Default">
      <style:table-cell-properties fo:border-bottom="none" fo:background-color="#00cccc" style:text-align-source="fix" style:repeat-content="false" fo:border-left="none" fo:border-right="0.99pt solid #000000" fo:border-top="none" style:vertical-align="middle"/>
      <style:paragraph-properties fo:text-align="start" fo:margin-left="0mm"/>
      <style:text-properties fo:font-size="12pt" fo:font-weight="bold" style:font-size-asian="12pt" style:font-weight-asian="bold" style:font-size-complex="12pt" style:font-weight-complex="bold"/>
    </style:style>
    <style:style style:name="ce144" style:family="table-cell" style:parent-style-name="Default">
      <style:table-cell-properties fo:border-bottom="0.99pt solid #000000" fo:background-color="#00cccc" style:text-align-source="fix" style:repeat-content="false" fo:border-left="none" fo:border-right="0.99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46" style:family="table-cell" style:parent-style-name="Default">
      <style:table-cell-properties fo:border-bottom="none" style:text-align-source="fix" style:repeat-content="false" fo:border-left="none" fo:border-right="0.99pt solid #000000" fo:border-top="none" style:vertical-align="middle"/>
      <style:paragraph-properties fo:text-align="start" fo:margin-left="0mm"/>
      <style:text-properties fo:font-size="10pt" style:font-size-asian="10pt" style:font-size-complex="10pt"/>
    </style:style>
    <style:style style:name="ce147" style:family="table-cell" style:parent-style-name="Default">
      <style:table-cell-properties fo:border-bottom="none" fo:background-color="#000000" style:text-align-source="fix" style:repeat-content="false" fo:border-left="none" fo:border-right="0.99pt solid #000000" fo:border-top="none" style:vertical-align="middle"/>
      <style:paragraph-properties fo:text-align="start" fo:margin-left="0mm"/>
      <style:text-properties fo:font-size="10pt" style:font-size-asian="10pt" style:font-size-complex="10pt"/>
    </style:style>
    <style:style style:name="ce237" style:family="table-cell" style:parent-style-name="Default">
      <style:table-cell-properties fo:border-bottom="none" fo:background-color="#333333" style:text-align-source="fix" style:repeat-content="false" fo:border-left="none" fo:border-right="0.99pt solid #000000" fo:border-top="none" style:vertical-align="middle"/>
      <style:paragraph-properties fo:text-align="start" fo:margin-left="0mm"/>
      <style:text-properties fo:font-size="10pt" style:font-size-asian="10pt" style:font-size-complex="10pt"/>
    </style:style>
    <style:style style:name="ce148" style:family="table-cell" style:parent-style-name="Default" style:data-style-name="N20036">
      <style:table-cell-properties fo:border-bottom="0.06pt solid #000000" fo:background-color="#7da7d8" style:text-align-source="fix" style:repeat-content="false" fo:border-left="0.99pt solid #000000"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2" style:family="table-cell" style:parent-style-name="Default" style:data-style-name="N20036">
      <style:table-cell-properties fo:border-bottom="0.99pt ridge #000000"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03" style:family="table-cell" style:parent-style-name="Default" style:data-style-name="N20036">
      <style:table-cell-properties style:text-align-source="fix" style:repeat-content="false" style:vertical-align="middle"/>
      <style:paragraph-properties fo:text-align="start" fo:margin-left="0mm"/>
      <style:text-properties fo:font-size="10pt" style:font-size-asian="10pt" style:font-size-complex="10pt"/>
    </style:style>
    <style:style style:name="ce104" style:family="table-cell" style:parent-style-name="Default" style:data-style-name="N20036">
      <style:table-cell-properties fo:background-color="#000000" style:text-align-source="fix" style:repeat-content="false" style:vertical-align="middle"/>
      <style:paragraph-properties fo:text-align="start" fo:margin-left="0mm"/>
      <style:text-properties fo:font-size="10pt" style:font-size-asian="10pt" style:font-size-complex="10pt"/>
    </style:style>
    <style:style style:name="ce242" style:family="table-cell" style:parent-style-name="Default" style:data-style-name="N20036">
      <style:table-cell-properties fo:background-color="#333333" style:text-align-source="fix" style:repeat-content="false" style:vertical-align="middle"/>
      <style:paragraph-properties fo:text-align="start" fo:margin-left="0mm"/>
      <style:text-properties fo:font-size="10pt" style:font-size-asian="10pt" style:font-size-complex="10pt"/>
    </style:style>
    <style:style style:name="ce120" style:family="table-cell" style:parent-style-name="Default">
      <style:table-cell-properties fo:border-bottom="0.06pt solid #000000" fo:background-color="#adc5e7"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97" style:family="table-cell" style:parent-style-name="Default">
      <style:table-cell-properties fo:border-bottom="0.99pt ridge #000000" fo:background-color="#adc5e7"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24"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125" style:family="table-cell" style:parent-style-name="Default">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47" style:family="table-cell" style:parent-style-name="Default">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05" style:family="table-cell" style:parent-style-name="Default" style:data-style-name="N154">
      <style:table-cell-properties fo:border-bottom="0.06pt solid #000000" fo:background-color="#adc5e7"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06" style:family="table-cell" style:parent-style-name="Default" style:data-style-name="N154">
      <style:table-cell-properties fo:border-bottom="0.99pt ridge #000000" fo:background-color="#5e8ac7"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09" style:family="table-cell" style:parent-style-name="Default" style:data-style-name="N154">
      <style:table-cell-properties style:text-align-source="fix" style:repeat-content="false" style:vertical-align="middle"/>
      <style:paragraph-properties fo:text-align="end" fo:margin-left="0mm"/>
      <style:text-properties fo:font-size="10pt" style:font-size-asian="10pt" style:font-size-complex="10pt"/>
    </style:style>
    <style:style style:name="ce121" style:family="table-cell" style:parent-style-name="Default" style:data-style-name="N154">
      <style:table-cell-properties fo:background-color="#000000" style:text-align-source="fix" style:repeat-content="false" style:vertical-align="middle"/>
      <style:paragraph-properties fo:text-align="end" fo:margin-left="0mm"/>
      <style:text-properties fo:font-size="10pt" style:font-size-asian="10pt" style:font-size-complex="10pt"/>
    </style:style>
    <style:style style:name="ce253" style:family="table-cell" style:parent-style-name="Default" style:data-style-name="N154">
      <style:table-cell-properties fo:background-color="#333333" style:text-align-source="fix" style:repeat-content="false" style:vertical-align="middle"/>
      <style:paragraph-properties fo:text-align="end" fo:margin-left="0mm"/>
      <style:text-properties fo:font-size="10pt" style:font-size-asian="10pt" style:font-size-complex="10pt"/>
    </style:style>
    <style:style style:name="ce122" style:family="table-cell" style:parent-style-name="Default" style:data-style-name="N153">
      <style:table-cell-properties fo:border-bottom="0.06pt solid #000000" fo:background-color="#adc5e7" style:text-align-source="fix" style:repeat-content="false" fo:border-left="none" fo:border-right="0.06pt solid #000000"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23" style:family="table-cell" style:parent-style-name="Default" style:data-style-name="N153">
      <style:table-cell-properties fo:border-bottom="0.99pt ridge #000000" fo:background-color="#1b75bc"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73" style:family="table-cell" style:parent-style-name="Default" style:data-style-name="N153">
      <style:table-cell-properties fo:border-bottom="none" fo:background-color="#eeeee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35" style:family="table-cell" style:parent-style-name="Default" style:data-style-name="N153">
      <style:table-cell-properties fo:border-bottom="none" fo:background-color="#000000"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259" style:family="table-cell" style:parent-style-name="Default" style:data-style-name="N153">
      <style:table-cell-properties fo:border-bottom="none" fo:background-color="#333333"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27" style:family="table-cell" style:parent-style-name="Default" style:data-style-name="N153">
      <style:table-cell-properties fo:border-bottom="none" style:text-align-source="fix" style:repeat-content="false" fo:border-left="none" fo:border-right="0.06pt solid #000000" fo:border-top="none" style:vertical-align="middle"/>
      <style:paragraph-properties fo:text-align="end" fo:margin-left="0mm"/>
      <style:text-properties fo:font-size="10pt" style:font-size-asian="10pt" style:font-size-complex="10pt"/>
    </style:style>
    <style:style style:name="ce154" style:family="table-cell" style:parent-style-name="Accent_20_1" style:data-style-name="N152">
      <style:table-cell-properties fo:border-bottom="0.06pt solid #000000" fo:background-color="#dddddd" style:text-align-source="fix" style:repeat-content="false" fo:border-left="none" fo:border-right="0.06pt solid #000000" fo:border-top="0.06pt solid #000000" style:vertical-align="automatic"/>
      <style:paragraph-properties fo:text-align="center" fo:margin-left="0mm"/>
      <style:text-properties fo:color="#ff0000" style:text-outline="true" fo:font-size="20pt" fo:font-weight="bold" style:font-size-asian="12pt" style:font-weight-asian="bold" style:font-size-complex="12pt" style:font-weight-complex="bold"/>
    </style:style>
    <style:style style:name="ce155" style:family="table-cell" style:parent-style-name="Default" style:data-style-name="N152">
      <style:table-cell-properties fo:border-bottom="0.99pt ridge #000000" fo:background-color="#dddddd"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map style:condition="cell-content-is-not-between([$Misc.$K$22],[$Misc.$K$23])" style:apply-style-name="Warning" style:base-cell-address="Log.M2"/>
    </style:style>
    <style:style style:name="ce157" style:family="table-cell" style:parent-style-name="Default" style:data-style-name="N152">
      <style:table-cell-properties fo:border-bottom="none" fo:background-color="#dddddd"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map style:condition="cell-content-is-not-between([$Misc.$K$22],[$Misc.$K$23])" style:apply-style-name="Warning" style:base-cell-address="Log.M2"/>
    </style:style>
    <style:style style:name="ce158" style:family="table-cell" style:parent-style-name="Default" style:data-style-name="N152">
      <style:table-cell-properties fo:border-bottom="none" fo:background-color="#000000"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map style:condition="cell-content-is-not-between([$Misc.$K$22],[$Misc.$K$23])" style:apply-style-name="Warning" style:base-cell-address="Log.M2"/>
    </style:style>
    <style:style style:name="ce264" style:family="table-cell" style:parent-style-name="Default" style:data-style-name="N152">
      <style:table-cell-properties fo:border-bottom="none" fo:background-color="#333333"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43" style:family="table-cell" style:parent-style-name="Default" style:data-style-name="N152">
      <style:table-cell-properties fo:border-bottom="none" fo:background-color="#dddddd"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159" style:family="table-cell" style:parent-style-name="Default" style:data-style-name="N154">
      <style:table-cell-properties fo:border-bottom="0.06pt solid #000000" fo:background-color="#ffdaa2"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61" style:family="table-cell" style:parent-style-name="Default" style:data-style-name="N154">
      <style:table-cell-properties fo:border-bottom="0.99pt ridge #000000" fo:background-color="#f79448"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89" style:family="table-cell" style:parent-style-name="Default" style:data-style-name="N154">
      <style:table-cell-properties fo:background-color="#eeeeee" style:text-align-source="fix" style:repeat-content="false" style:vertical-align="middle"/>
      <style:paragraph-properties fo:text-align="end" fo:margin-left="0mm"/>
      <style:text-properties fo:font-size="10pt" style:font-size-asian="10pt" style:font-size-complex="10pt"/>
    </style:style>
    <style:style style:name="ce146" style:family="table-cell" style:parent-style-name="Default">
      <style:table-cell-properties fo:border-bottom="0.06pt solid #000000" fo:background-color="#dfcce4"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207" style:family="table-cell" style:parent-style-name="Default">
      <style:table-cell-properties fo:border-bottom="0.99pt ridge #000000" fo:background-color="#fdc578"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52"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map style:condition="is-true-formula(AND(NOT([.$O3]=[.$J3]); NOT([.$O3]=0)))" style:apply-style-name="Error" style:base-cell-address="Log.O3"/>
    </style:style>
    <style:style style:name="ce153" style:family="table-cell" style:parent-style-name="Default">
      <style:table-cell-properties fo:background-color="#000000" style:text-align-source="fix" style:repeat-content="false" style:vertical-align="middle"/>
      <style:paragraph-properties fo:text-align="end" fo:margin-left="0mm"/>
      <style:text-properties fo:font-size="10pt" style:font-size-asian="10pt" style:font-size-complex="10pt"/>
      <style:map style:condition="is-true-formula(AND(NOT([.$O3]=[.$J3]); NOT([.$O3]=0)))" style:apply-style-name="Error" style:base-cell-address="Log.O3"/>
    </style:style>
    <style:style style:name="ce165" style:family="table-cell" style:parent-style-name="Default" style:data-style-name="N154">
      <style:table-cell-properties fo:border-bottom="0.06pt solid #000000" fo:background-color="#dfcce4" style:text-align-source="fix" style:repeat-content="false" fo:border-left="none" fo:border-right="none" fo:border-top="0.06pt solid #000000" style:vertical-align="middle"/>
      <style:paragraph-properties fo:text-align="end" fo:margin-left="0mm"/>
      <style:text-properties fo:font-size="12pt" fo:font-weight="bold" style:font-size-asian="12pt" style:font-weight-asian="bold" style:font-size-complex="12pt" style:font-weight-complex="bold"/>
    </style:style>
    <style:style style:name="ce166" style:family="table-cell" style:parent-style-name="Default" style:data-style-name="N154">
      <style:table-cell-properties fo:border-bottom="0.99pt ridge #000000" fo:background-color="#ffe5ca"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6" style:family="table-cell" style:parent-style-name="Default" style:data-style-name="N20036">
      <style:table-cell-properties fo:border-bottom="0.06pt solid #000000" fo:background-color="#dfcce4"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177" style:family="table-cell" style:parent-style-name="Default" style:data-style-name="N20036">
      <style:table-cell-properties fo:border-bottom="0.99pt ridge #000000"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8" style:family="table-cell" style:parent-style-name="Default" style:data-style-name="N20036">
      <style:table-cell-properties fo:border-bottom="none"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94" style:family="table-cell" style:parent-style-name="Default" style:data-style-name="N20036">
      <style:table-cell-properties fo:border-bottom="none" fo:background-color="#000000"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279" style:family="table-cell" style:parent-style-name="Default" style:data-style-name="N20036">
      <style:table-cell-properties fo:border-bottom="none" fo:background-color="#333333"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73" style:family="table-cell" style:parent-style-name="Default" style:data-style-name="N122">
      <style:table-cell-properties fo:border-bottom="0.06pt solid #000000" fo:background-color="#c2e0ae" style:text-align-source="fix" style:repeat-content="false" fo:border-left="1.56pt solid #000000"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11" style:family="table-cell" style:parent-style-name="Default" style:data-style-name="N122">
      <style:table-cell-properties fo:border-bottom="0.99pt ridge #000000" fo:background-color="#c2e0ae"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69" style:family="table-cell" style:parent-style-name="Default" style:data-style-name="N122">
      <style:table-cell-properties fo:border-bottom="none" fo:background-color="#e6e6e6"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83" style:family="table-cell" style:parent-style-name="Default" style:data-style-name="N122">
      <style:table-cell-properties fo:border-bottom="none" fo:background-color="#333333"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0" style:family="table-cell" style:parent-style-name="Default" style:data-style-name="N122">
      <style:table-cell-properties fo:border-bottom="0.06pt solid #000000" fo:background-color="#e6e6e6" style:text-align-source="fix" style:repeat-content="false" fo:border-left="none"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17" style:family="table-cell" style:parent-style-name="Default" style:data-style-name="N122">
      <style:table-cell-properties fo:border-bottom="0.99pt ridge #000000" fo:background-color="#c2e0ae"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72" style:family="table-cell" style:parent-style-name="Default" style:data-style-name="N122">
      <style:table-cell-properties fo:background-color="#e6e6e6" style:text-align-source="fix" style:repeat-content="false" style:vertical-align="middle"/>
      <style:paragraph-properties fo:text-align="center" fo:margin-left="0mm"/>
      <style:text-properties fo:font-size="10pt" style:font-size-asian="10pt" style:font-size-complex="10pt"/>
    </style:style>
    <style:style style:name="ce288" style:family="table-cell" style:parent-style-name="Default" style:data-style-name="N122">
      <style:table-cell-properties fo:background-color="#333333" style:text-align-source="fix" style:repeat-content="false" style:vertical-align="middle"/>
      <style:paragraph-properties fo:text-align="center" fo:margin-left="0mm"/>
      <style:text-properties fo:font-size="10pt" style:font-size-asian="10pt" style:font-size-complex="10pt"/>
    </style:style>
    <style:style style:name="ce174" style:family="table-cell" style:parent-style-name="Default">
      <style:table-cell-properties fo:border-bottom="0.06pt solid #000000" fo:background-color="#e6e6e6" style:text-align-source="fix" style:repeat-content="false" fo:border-left="none" fo:border-right="none"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12" style:family="table-cell" style:parent-style-name="Default">
      <style:table-cell-properties fo:border-bottom="0.99pt ridge #000000" fo:background-color="#c2e0ae" style:text-align-source="fix" style:repeat-content="false" fo:border-left="none"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81" style:family="table-cell" style:parent-style-name="Default">
      <style:table-cell-properties fo:background-color="#e6e6e6" style:text-align-source="fix" style:repeat-content="false" style:vertical-align="middle"/>
      <style:paragraph-properties fo:text-align="center" fo:margin-left="0mm"/>
      <style:text-properties fo:font-size="10pt" style:font-size-asian="10pt" style:font-size-complex="10pt"/>
    </style:style>
    <style:style style:name="ce292" style:family="table-cell" style:parent-style-name="Default">
      <style:table-cell-properties fo:background-color="#333333" style:text-align-source="fix" style:repeat-content="false" style:vertical-align="middle"/>
      <style:paragraph-properties fo:text-align="center" fo:margin-left="0mm"/>
      <style:text-properties fo:font-size="10pt" style:font-size-asian="10pt" style:font-size-complex="10pt"/>
    </style:style>
    <style:style style:name="ce114" style:family="table-cell" style:parent-style-name="Default">
      <style:table-cell-properties fo:border-bottom="0.06pt solid #000000" fo:background-color="#0d1f63" style:text-align-source="fix" style:repeat-content="false" fo:border-left="1.56pt solid #000000" fo:border-right="none" fo:border-top="0.06pt solid #000000" style:vertical-align="middle"/>
      <style:paragraph-properties fo:text-align="start" fo:margin-left="7.06mm"/>
      <style:text-properties fo:font-size="12pt" fo:font-weight="bold" style:font-size-asian="12pt" style:font-weight-asian="bold" style:font-size-complex="12pt" style:font-weight-complex="bold"/>
    </style:style>
    <style:style style:name="ce115" style:family="table-cell" style:parent-style-name="Default">
      <style:table-cell-properties fo:border-bottom="0.99pt ridge #000000" fo:background-color="#0d1f63" style:text-align-source="fix" style:repeat-content="false" fo:border-left="1.56pt solid #000000" fo:border-right="none"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90" style:family="table-cell" style:parent-style-name="Default">
      <style:table-cell-properties fo:border-bottom="none"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191" style:family="table-cell" style:parent-style-name="Default">
      <style:table-cell-properties fo:border-bottom="none" fo:background-color="#000000"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297" style:family="table-cell" style:parent-style-name="Default">
      <style:table-cell-properties fo:border-bottom="none" fo:background-color="#333333" style:text-align-source="fix" style:repeat-content="false" fo:border-left="1.56pt solid #000000" fo:border-right="none" fo:border-top="none" style:vertical-align="middle"/>
      <style:paragraph-properties fo:text-align="start" fo:margin-left="0mm"/>
      <style:text-properties fo:font-size="10pt" style:font-size-asian="10pt" style:font-size-complex="10pt"/>
    </style:style>
    <style:style style:name="ce218" style:family="table-cell" style:parent-style-name="Default">
      <style:table-cell-properties fo:border-bottom="0.06pt solid #000000" fo:background-color="#0d1f63"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01"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28" style:family="table-cell" style:parent-style-name="Default">
      <style:table-cell-properties fo:border-bottom="none" fo:background-color="#000000"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301" style:family="table-cell" style:parent-style-name="Default">
      <style:table-cell-properties fo:border-bottom="none" fo:background-color="#333333"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93" style:family="table-cell" style:parent-style-name="Default">
      <style:table-cell-properties fo:background-color="#6b4794"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95" style:family="table-cell" style:parent-style-name="Default">
      <style:table-cell-properties fo:border-bottom="0.99pt ridge #000000" fo:background-color="#6b4794" style:text-align-source="fix" style:repeat-content="false" fo:border-left="0.06pt solid #000000"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196" style:family="table-cell" style:parent-style-name="Default">
      <style:table-cell-properties fo:border-bottom="none" fo:border-left="0.06pt solid #000000" fo:border-right="none" fo:border-top="none"/>
    </style:style>
    <style:style style:name="ce19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start" fo:margin-left="0mm"/>
      <style:text-properties fo:font-size="10pt" style:font-size-asian="10pt" style:font-size-complex="10pt"/>
    </style:style>
    <style:style style:name="ce306" style:family="table-cell" style:parent-style-name="Default">
      <style:table-cell-properties fo:border-bottom="none" fo:background-color="#333333" style:text-align-source="fix" style:repeat-content="false" fo:border-left="0.06pt solid #000000" fo:border-right="none" fo:border-top="none" style:vertical-align="middle"/>
      <style:paragraph-properties fo:text-align="start" fo:margin-left="0mm"/>
      <style:text-properties fo:font-size="10pt" style:font-size-asian="10pt" style:font-size-complex="10pt"/>
    </style:style>
    <style:style style:name="ce200"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mm"/>
      <style:text-properties fo:font-size="10pt" style:font-size-asian="10pt" style:font-size-complex="10pt"/>
    </style:style>
    <style:style style:name="ce202" style:family="table-cell" style:parent-style-name="Default" style:data-style-name="N160">
      <style:table-cell-properties fo:border-bottom="0.06pt solid #000000" fo:background-color="#e6e6e6" style:text-align-source="fix" style:repeat-content="false" fo:border-left="none" fo:border-right="0.06pt solid #000000" fo:border-top="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03" style:family="table-cell" style:parent-style-name="Default" style:data-style-name="N160">
      <style:table-cell-properties fo:border-bottom="0.99pt ridge #000000" fo:background-color="#e6e6e6"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05" style:family="table-cell" style:parent-style-name="Default" style:data-style-name="N163">
      <style:table-cell-properties fo:border-bottom="none" fo:background-color="#e6e6e6" style:text-align-source="fix" style:repeat-content="false" fo:border-left="none" fo:border-right="0.06pt solid #000000" fo:border-top="none" style:vertical-align="middle"/>
      <style:paragraph-properties fo:text-align="center" fo:margin-left="0mm"/>
      <style:text-properties fo:font-size="10pt" style:font-size-asian="10pt" style:font-size-complex="10pt"/>
    </style:style>
    <style:style style:name="ce311" style:family="table-cell" style:parent-style-name="Default" style:data-style-name="N160">
      <style:table-cell-properties fo:border-bottom="none" fo:background-color="#333333"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206" style:family="table-cell" style:parent-style-name="Default" style:data-style-name="N160">
      <style:table-cell-properties fo:border-bottom="none" fo:background-color="#e6e6e6"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208" style:family="table-cell" style:parent-style-name="Default">
      <style:table-cell-properties fo:border-bottom="0.06pt solid #000000" fo:background-color="#6b4794"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09" style:family="table-cell" style:parent-style-name="Default">
      <style:table-cell-properties fo:border-bottom="0.99pt ridge #000000" fo:background-color="#6b4794"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10" style:family="table-cell" style:parent-style-name="Default">
      <style:table-cell-properties fo:border-bottom="none" fo:background-color="#000000" style:text-align-source="fix" style:repeat-content="false" fo:border-left="0.06pt solid #000000" fo:border-right="0.06pt solid #000000" fo:border-top="none" style:vertical-align="middle"/>
      <style:paragraph-properties fo:text-align="start" fo:margin-left="0mm"/>
      <style:text-properties fo:font-size="10pt" style:font-size-asian="10pt" style:font-size-complex="10pt"/>
    </style:style>
    <style:style style:name="ce211" style:family="table-cell" style:parent-style-name="Default">
      <style:table-cell-properties fo:border-bottom="0.06pt solid #000000" fo:background-color="#e6e6e6" style:text-align-source="fix" style:repeat-content="false" fo:border-left="none" fo:border-right="0.06pt solid #000000" fo:border-top="0.06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213" style:family="table-cell" style:parent-style-name="Default">
      <style:table-cell-properties fo:border-bottom="0.99pt ridge #000000" fo:background-color="#e6e6e6" style:text-align-source="fix" style:repeat-content="false" fo:border-left="none" fo:border-right="0.06pt solid #000000" fo:border-top="none" style:vertical-align="middle"/>
      <style:paragraph-properties fo:text-align="center" fo:margin-left="0mm"/>
      <style:text-properties fo:font-size="10pt" fo:font-weight="bold" style:font-size-asian="10pt" style:font-weight-asian="bold" style:font-size-complex="10pt" style:font-weight-complex="bold"/>
    </style:style>
    <style:style style:name="ce216" style:family="table-cell" style:parent-style-name="Default">
      <style:table-cell-properties fo:border-bottom="none" fo:background-color="#e6e6e6" style:text-align-source="fix" style:repeat-content="false" fo:border-left="none" fo:border-right="0.06pt solid #000000" fo:border-top="none" style:vertical-align="middle"/>
      <style:paragraph-properties fo:text-align="start" fo:margin-left="0mm"/>
      <style:text-properties fo:font-size="10pt" style:font-size-asian="10pt" style:font-size-complex="10pt"/>
    </style:style>
    <style:style style:name="ce180" style:family="table-cell" style:parent-style-name="Default">
      <style:table-cell-properties fo:background-color="#333333"/>
    </style:style>
    <style:style style:name="ce179" style:family="table-cell" style:parent-style-name="Default">
      <style:table-cell-properties fo:background-color="#333333" style:text-align-source="fix" style:repeat-content="false"/>
      <style:paragraph-properties fo:text-align="center" fo:margin-left="0mm"/>
    </style:style>
    <style:style style:name="ce255" style:family="table-cell" style:parent-style-name="Default" style:data-style-name="N122">
      <style:table-cell-properties fo:background-color="#333333"/>
    </style:style>
    <style:style style:name="ce164" style:family="table-cell" style:parent-style-name="Default">
      <style:table-cell-properties fo:background-color="#000000"/>
    </style:style>
    <style:style style:name="ce270" style:family="table-cell" style:parent-style-name="Default">
      <style:table-cell-properties fo:background-color="#333333"/>
      <style:text-properties fo:font-size="12pt" fo:font-weight="bold" style:font-size-asian="12pt" style:font-weight-asian="bold" style:font-size-complex="12pt" style:font-weight-complex="bold"/>
    </style:style>
    <style:style style:name="ce224" style:family="table-cell" style:parent-style-name="Default" style:data-style-name="N0">
      <style:table-cell-properties fo:background-color="#333333"/>
    </style:style>
    <style:style style:name="ce199" style:family="table-cell" style:parent-style-name="Default">
      <style:table-cell-properties fo:background-color="#333333"/>
      <style:text-properties fo:font-weight="bold" style:font-weight-asian="bold" style:font-weight-complex="bold"/>
    </style:style>
    <style:style style:name="ce286" style:family="table-cell" style:parent-style-name="Default" style:data-style-name="N2">
      <style:table-cell-properties fo:background-color="#333333"/>
    </style:style>
    <style:style style:name="gr1" style:family="graphic">
      <style:graphic-properties draw:stroke="none" svg:stroke-color="#000000" draw:fill="none" draw:fill-color="#ffffff" draw:textarea-vertical-align="middle" fo:min-height="8.22mm"/>
    </style:style>
    <style:style style:name="gr2" style:family="graphic">
      <style:graphic-properties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3" style:family="graphic">
      <style:graphic-properties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4" style:family="graphic">
      <style:graphic-properties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5" style:family="graphic">
      <style:graphic-properties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6" style:family="graphic">
      <style:graphic-properties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P1" style:family="paragraph">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family="'Liberation Serif'" style:font-family-generic="roman"/>
    </style:style>
    <style:style style:name="T2"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Overview.$K$21:$Overview.$K$31])" table:allow-empty-cell="true" table:display-list="unsorted" table:base-cell-address="Log.C2">
          <table:error-message table:message-type="stop" table:display="true"/>
        </table:content-validation>
        <table:content-validation table:name="val2" table:condition="of:cell-content-is-in-list([$Misc.$B$3:$Misc.$B$15])" table:allow-empty-cell="true" table:display-list="unsorted" table:base-cell-address="Log.C503">
          <table:error-message table:message-type="stop" table:display="true"/>
        </table:content-validation>
        <table:content-validation table:name="val3" table:condition="of:cell-content-is-in-list([$Overview.$K$3:$Overview.$K$12])" table:allow-empty-cell="true" table:display-list="unsorted" table:base-cell-address="Log.D2">
          <table:error-message table:message-type="stop" table:display="true"/>
        </table:content-validation>
        <table:content-validation table:name="val4" table:condition="of:cell-content-is-in-list([$Misc.$A$3:$Misc.$A$15])" table:allow-empty-cell="true" table:display-list="unsorted" table:base-cell-address="Log.D503">
          <table:error-message table:message-type="stop" table:display="true"/>
        </table:content-validation>
        <table:content-validation table:name="val5" table:condition="of:cell-content-is-in-list([$Overview.$K$16:$Overview.$K$17])" table:allow-empty-cell="true" table:display-list="unsorted" table:base-cell-address="Log.E2">
          <table:error-message table:message-type="stop" table:display="true"/>
        </table:content-validation>
        <table:content-validation table:name="val6" table:condition="of:cell-content-is-in-list([$Misc.$F$3:$Misc.$F$15])" table:allow-empty-cell="true" table:display-list="unsorted" table:base-cell-address="Log.E503">
          <table:error-message table:message-type="stop" table:display="true"/>
        </table:content-validation>
        <table:content-validation table:name="val7" table:condition="of:cell-content-is-in-list(&quot;Long&quot;;&quot;Short&quot;)" table:allow-empty-cell="true" table:display-list="unsorted" table:base-cell-address="Log.F2">
          <table:error-message table:message-type="stop" table:display="true"/>
        </table:content-validation>
        <table:content-validation table:name="val8" table:condition="of:cell-content-is-in-list([$Misc.$C$3:$Misc.$C$15])" table:allow-empty-cell="true" table:display-list="unsorted" table:base-cell-address="Log.F503">
          <table:error-message table:message-type="stop" table:display="true"/>
        </table:content-validation>
        <table:content-validation table:name="val9" table:base-cell-address="Log.H1">
          <table:error-message table:message-type="stop" table:display="true"/>
        </table:content-validation>
        <table:content-validation table:name="val10" table:condition="of:cell-content-is-in-list([$Misc.$D$3:$Misc.$D$15])" table:allow-empty-cell="true" table:display-list="unsorted" table:base-cell-address="Log.G503">
          <table:error-message table:message-type="stop" table:display="true"/>
        </table:content-validation>
        <table:content-validation table:name="val11" table:condition="of:cell-content-is-in-list([$Misc.$E$3:$Misc.$E$15])" table:allow-empty-cell="true" table:display-list="unsorted" table:base-cell-address="Log.H503">
          <table:error-message table:message-type="stop" table:display="true"/>
        </table:content-validation>
        <table:content-validation table:name="val12" table:condition="of:cell-content-is-in-list(&quot;Yes&quot;;&quot;No&quot;)" table:allow-empty-cell="true" table:display-list="unsorted" table:base-cell-address="Log.V1">
          <table:error-message table:message-type="stop" table:display="true"/>
        </table:content-validation>
      </table:content-validations>
      <table:table table:name="Mis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row table:style-name="ro1">
          <table:table-cell table:style-name="ce1" office:value-type="string" calcext:value-type="string" table:number-columns-spanned="6" table:number-rows-spanned="1">
            <text:p>LIST CHOICES</text:p>
          </table:table-cell>
          <table:covered-table-cell table:number-columns-repeated="4" table:style-name="ce16"/>
          <table:covered-table-cell/>
          <table:table-cell table:number-columns-repeated="5"/>
        </table:table-row>
        <table:table-row table:style-name="ro2">
          <table:table-cell table:style-name="ce2" office:value-type="string" calcext:value-type="string">
            <text:p>PATTERNS</text:p>
          </table:table-cell>
          <table:table-cell table:style-name="ce2" office:value-type="string" calcext:value-type="string">
            <text:p>TIMEFRAMES</text:p>
          </table:table-cell>
          <table:table-cell table:style-name="ce2" office:value-type="string" calcext:value-type="string">
            <text:p>DIRECTION</text:p>
          </table:table-cell>
          <table:table-cell table:style-name="ce2" office:value-type="string" calcext:value-type="string">
            <text:p>PLATFORM</text:p>
          </table:table-cell>
          <table:table-cell table:style-name="ce2" office:value-type="string" calcext:value-type="string">
            <text:p>TRADER</text:p>
          </table:table-cell>
          <table:table-cell table:style-name="ce2" office:value-type="string" calcext:value-type="string">
            <text:p>RE-ENTRY</text:p>
          </table:table-cell>
          <table:table-cell table:number-columns-repeated="5"/>
        </table:table-row>
        <table:table-row table:style-name="ro2">
          <table:table-cell table:style-name="ce3" office:value-type="string" calcext:value-type="string">
            <text:p>+3BP</text:p>
          </table:table-cell>
          <table:table-cell table:style-name="ce3" office:value-type="string" calcext:value-type="string">
            <text:p>1m</text:p>
          </table:table-cell>
          <table:table-cell table:style-name="ce3" office:value-type="string" calcext:value-type="string">
            <text:p>Long</text:p>
          </table:table-cell>
          <table:table-cell table:style-name="ce3" office:value-type="string" calcext:value-type="string">
            <text:p>Degiro</text:p>
          </table:table-cell>
          <table:table-cell table:style-name="ce3" office:value-type="string" calcext:value-type="string">
            <text:p>Me</text:p>
          </table:table-cell>
          <table:table-cell table:style-name="ce3" office:value-type="string" calcext:value-type="string">
            <text:p>84p</text:p>
          </table:table-cell>
          <table:table-cell table:number-columns-repeated="5"/>
        </table:table-row>
        <table:table-row table:style-name="ro2">
          <table:table-cell table:style-name="ce3" office:value-type="string" calcext:value-type="string">
            <text:p>-3BP</text:p>
          </table:table-cell>
          <table:table-cell table:style-name="ce3" office:value-type="string" calcext:value-type="string">
            <text:p>2m</text:p>
          </table:table-cell>
          <table:table-cell table:style-name="ce3" office:value-type="string" calcext:value-type="string">
            <text:p>Short</text:p>
          </table:table-cell>
          <table:table-cell table:style-name="ce3" office:value-type="string" calcext:value-type="string">
            <text:p>IBKR</text:p>
          </table:table-cell>
          <table:table-cell table:style-name="ce3" office:value-type="string" calcext:value-type="string">
            <text:p>STNL</text:p>
          </table:table-cell>
          <table:table-cell table:style-name="ce3" office:value-type="string" calcext:value-type="string">
            <text:p>A&amp;R</text:p>
          </table:table-cell>
          <table:table-cell table:number-columns-repeated="5"/>
        </table:table-row>
        <table:table-row table:style-name="ro2">
          <table:table-cell table:style-name="ce3" office:value-type="string" calcext:value-type="string">
            <text:p>BS</text:p>
          </table:table-cell>
          <table:table-cell table:style-name="ce3" office:value-type="string" calcext:value-type="string">
            <text:p>3m</text:p>
          </table:table-cell>
          <table:table-cell table:style-name="ce3" table:number-columns-repeated="4"/>
          <table:table-cell table:number-columns-repeated="5"/>
        </table:table-row>
        <table:table-row table:style-name="ro2">
          <table:table-cell table:style-name="ce3" office:value-type="string" calcext:value-type="string">
            <text:p>SS</text:p>
          </table:table-cell>
          <table:table-cell table:style-name="ce3" office:value-type="string" calcext:value-type="string">
            <text:p>5m</text:p>
          </table:table-cell>
          <table:table-cell table:style-name="ce3" table:number-columns-repeated="4"/>
          <table:table-cell table:number-columns-repeated="5"/>
        </table:table-row>
        <table:table-row table:style-name="ro2">
          <table:table-cell table:style-name="ce3" office:value-type="string" calcext:value-type="string">
            <text:p>BO</text:p>
          </table:table-cell>
          <table:table-cell table:style-name="ce3" office:value-type="string" calcext:value-type="string">
            <text:p>15m</text:p>
          </table:table-cell>
          <table:table-cell table:style-name="ce3" table:number-columns-repeated="4"/>
          <table:table-cell table:number-columns-repeated="5"/>
        </table:table-row>
        <table:table-row table:style-name="ro2">
          <table:table-cell table:style-name="ce3" office:value-type="string" calcext:value-type="string">
            <text:p>BD</text:p>
          </table:table-cell>
          <table:table-cell table:style-name="ce3" office:value-type="string" calcext:value-type="string">
            <text:p>30m</text:p>
          </table:table-cell>
          <table:table-cell table:style-name="ce3" table:number-columns-repeated="4"/>
          <table:table-cell table:number-columns-repeated="5"/>
        </table:table-row>
        <table:table-row table:style-name="ro2">
          <table:table-cell table:style-name="ce3" office:value-type="string" calcext:value-type="string">
            <text:p>3W</text:p>
          </table:table-cell>
          <table:table-cell table:style-name="ce3" office:value-type="string" calcext:value-type="string">
            <text:p>H1</text:p>
          </table:table-cell>
          <table:table-cell table:style-name="ce3" table:number-columns-repeated="4"/>
          <table:table-cell table:number-columns-repeated="5"/>
        </table:table-row>
        <table:table-row table:style-name="ro2">
          <table:table-cell table:style-name="ce3" office:value-type="string" calcext:value-type="string">
            <text:p>Bar High</text:p>
          </table:table-cell>
          <table:table-cell table:style-name="ce3" office:value-type="string" calcext:value-type="string">
            <text:p>H2</text:p>
          </table:table-cell>
          <table:table-cell table:style-name="ce3" table:number-columns-repeated="4"/>
          <table:table-cell table:number-columns-repeated="5"/>
        </table:table-row>
        <table:table-row table:style-name="ro2">
          <table:table-cell table:style-name="ce3" office:value-type="string" calcext:value-type="string">
            <text:p>+4BP</text:p>
          </table:table-cell>
          <table:table-cell table:style-name="ce3" office:value-type="string" calcext:value-type="string">
            <text:p>H3</text:p>
          </table:table-cell>
          <table:table-cell table:style-name="ce3" table:number-columns-repeated="4"/>
          <table:table-cell table:number-columns-repeated="5"/>
        </table:table-row>
        <table:table-row table:style-name="ro2">
          <table:table-cell table:style-name="ce3" office:value-type="string" calcext:value-type="string">
            <text:p>-4BP</text:p>
          </table:table-cell>
          <table:table-cell table:style-name="ce3" office:value-type="string" calcext:value-type="string">
            <text:p>H4</text:p>
          </table:table-cell>
          <table:table-cell table:style-name="ce3" table:number-columns-repeated="4"/>
          <table:table-cell table:number-columns-repeated="5"/>
        </table:table-row>
        <table:table-row table:style-name="ro2">
          <table:table-cell table:style-name="ce3"/>
          <table:table-cell table:style-name="ce3" office:value-type="string" calcext:value-type="string">
            <text:p>Daily</text:p>
          </table:table-cell>
          <table:table-cell table:style-name="ce3" table:number-columns-repeated="4"/>
          <table:table-cell table:number-columns-repeated="5"/>
        </table:table-row>
        <table:table-row table:style-name="ro2">
          <table:table-cell table:style-name="ce3"/>
          <table:table-cell table:style-name="ce3" office:value-type="string" calcext:value-type="string">
            <text:p>Weekly</text:p>
          </table:table-cell>
          <table:table-cell table:style-name="ce3" table:number-columns-repeated="4"/>
          <table:table-cell table:number-columns-repeated="5"/>
        </table:table-row>
        <table:table-row table:style-name="ro2">
          <table:table-cell table:style-name="ce4"/>
          <table:table-cell table:style-name="ce4" office:value-type="string" calcext:value-type="string">
            <text:p>Monthly</text:p>
          </table:table-cell>
          <table:table-cell table:style-name="ce4" table:number-columns-repeated="4"/>
          <table:table-cell table:number-columns-repeated="5"/>
        </table:table-row>
        <table:table-row table:style-name="ro2" table:number-rows-repeated="4">
          <table:table-cell table:number-columns-repeated="11"/>
        </table:table-row>
        <table:table-row table:style-name="ro2">
          <table:table-cell table:style-name="ce6" office:value-type="string" calcext:value-type="string">
            <text:p>long/short//win/loss</text:p>
          </table:table-cell>
          <table:table-cell table:style-name="ce6"/>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table-cell table:style-name="ce24" office:value-type="string" calcext:value-type="string">
            <text:p>Define Days of Week</text:p>
          </table:table-cell>
          <table:table-cell table:number-columns-repeated="2"/>
          <table:table-cell table:style-name="ce24" office:value-type="string" calcext:value-type="string">
            <text:p>Margin for error on the risk per trade:</text:p>
          </table:table-cell>
          <table:table-cell/>
        </table:table-row>
        <table:table-row table:style-name="ro2">
          <table:table-cell table:formula="of:=[$Log.F2]" office:value-type="string" office:string-value="Direction" calcext:value-type="string">
            <text:p>Direction</text:p>
          </table:table-cell>
          <table:table-cell table:formula="of:=[$Log.T2]" office:value-type="string" office:string-value="Win/Loss" calcext:value-type="string">
            <text:p>Win/Loss</text:p>
          </table:table-cell>
          <table:table-cell/>
          <table:table-cell office:value-type="float" office:value="1" calcext:value-type="float">
            <text:p>1</text:p>
          </table:table-cell>
          <table:table-cell office:value-type="string" calcext:value-type="string">
            <text:p>Win</text:p>
          </table:table-cell>
          <table:table-cell/>
          <table:table-cell office:value-type="string" calcext:value-type="string">
            <text:p>Monday</text:p>
          </table:table-cell>
          <table:table-cell office:value-type="float" office:value="1" calcext:value-type="float">
            <text:p>1</text:p>
          </table:table-cell>
          <table:table-cell/>
          <table:table-cell office:value-type="string" calcext:value-type="string">
            <text:p>Error %:</text:p>
          </table:table-cell>
          <table:table-cell table:style-name="ce25" office:value-type="percentage" office:value="0.05" calcext:value-type="percentage">
            <text:p>5.00%</text:p>
          </table:table-cell>
        </table:table-row>
        <table:table-row table:style-name="ro2">
          <table:table-cell office:value-type="string" calcext:value-type="string">
            <text:p>Long</text:p>
          </table:table-cell>
          <table:table-cell office:value-type="string" calcext:value-type="string">
            <text:p>Win</text:p>
          </table:table-cell>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table-cell office:value-type="string" calcext:value-type="string">
            <text:p>Tuesday</text:p>
          </table:table-cell>
          <table:table-cell office:value-type="float" office:value="2" calcext:value-type="float">
            <text:p>2</text:p>
          </table:table-cell>
          <table:table-cell/>
          <table:table-cell office:value-type="string" calcext:value-type="string">
            <text:p>Limit high</text:p>
          </table:table-cell>
          <table:table-cell table:style-name="ce7" table:formula="of:=[Overview.$C$4]*(1+[.$K$21])" office:value-type="float" office:value="0" calcext:value-type="float">
            <text:p>0</text:p>
          </table:table-cell>
        </table:table-row>
        <table:table-row table:style-name="ro2">
          <table:table-cell table:formula="of:=[$Log.F2]" office:value-type="string" office:string-value="Direction" calcext:value-type="string">
            <text:p>Direction</text:p>
          </table:table-cell>
          <table:table-cell table:formula="of:=[$Log.T2]" office:value-type="string" office:string-value="Win/Loss" calcext:value-type="string">
            <text:p>Win/Loss</text:p>
          </table:table-cell>
          <table:table-cell/>
          <table:table-cell office:value-type="float" office:value="2" calcext:value-type="float">
            <text:p>2</text:p>
          </table:table-cell>
          <table:table-cell office:value-type="string" calcext:value-type="string">
            <text:p>Win</text:p>
          </table:table-cell>
          <table:table-cell/>
          <table:table-cell office:value-type="string" calcext:value-type="string">
            <text:p>Wednesday</text:p>
          </table:table-cell>
          <table:table-cell office:value-type="float" office:value="3" calcext:value-type="float">
            <text:p>3</text:p>
          </table:table-cell>
          <table:table-cell/>
          <table:table-cell office:value-type="string" calcext:value-type="string">
            <text:p>Limit low</text:p>
          </table:table-cell>
          <table:table-cell table:style-name="ce7" table:formula="of:=[Overview.$C$4]*(1-[.$K$21])" office:value-type="float" office:value="0" calcext:value-type="float">
            <text:p>0</text:p>
          </table:table-cell>
        </table:table-row>
        <table:table-row table:style-name="ro2">
          <table:table-cell office:value-type="string" calcext:value-type="string">
            <text:p>Long</text:p>
          </table:table-cell>
          <table:table-cell office:value-type="string" calcext:value-type="string">
            <text:p>Loss</text:p>
          </table:table-cell>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table-cell office:value-type="string" calcext:value-type="string">
            <text:p>Thursday</text:p>
          </table:table-cell>
          <table:table-cell office:value-type="float" office:value="4" calcext:value-type="float">
            <text:p>4</text:p>
          </table:table-cell>
          <table:table-cell table:number-columns-repeated="3"/>
        </table:table-row>
        <table:table-row table:style-name="ro2">
          <table:table-cell table:formula="of:=[$Log.F2]" office:value-type="string" office:string-value="Direction" calcext:value-type="string">
            <text:p>Direction</text:p>
          </table:table-cell>
          <table:table-cell table:formula="of:=[$Log.T2]" office:value-type="string" office:string-value="Win/Loss" calcext:value-type="string">
            <text:p>Win/Loss</text:p>
          </table:table-cell>
          <table:table-cell/>
          <table:table-cell office:value-type="float" office:value="3" calcext:value-type="float">
            <text:p>3</text:p>
          </table:table-cell>
          <table:table-cell office:value-type="string" calcext:value-type="string">
            <text:p>Win</text:p>
          </table:table-cell>
          <table:table-cell/>
          <table:table-cell office:value-type="string" calcext:value-type="string">
            <text:p>Friday</text:p>
          </table:table-cell>
          <table:table-cell office:value-type="float" office:value="5" calcext:value-type="float">
            <text:p>5</text:p>
          </table:table-cell>
          <table:table-cell table:number-columns-repeated="3"/>
        </table:table-row>
        <table:table-row table:style-name="ro2">
          <table:table-cell office:value-type="string" calcext:value-type="string">
            <text:p>Short</text:p>
          </table:table-cell>
          <table:table-cell office:value-type="string" calcext:value-type="string">
            <text:p>Win</text:p>
          </table:table-cell>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table-cell office:value-type="string" calcext:value-type="string">
            <text:p>Saturday</text:p>
          </table:table-cell>
          <table:table-cell office:value-type="float" office:value="6" calcext:value-type="float">
            <text:p>6</text:p>
          </table:table-cell>
          <table:table-cell table:number-columns-repeated="3"/>
        </table:table-row>
        <table:table-row table:style-name="ro2">
          <table:table-cell table:formula="of:=[$Log.F2]" office:value-type="string" office:string-value="Direction" calcext:value-type="string">
            <text:p>Direction</text:p>
          </table:table-cell>
          <table:table-cell table:formula="of:=[$Log.T2]" office:value-type="string" office:string-value="Win/Loss" calcext:value-type="string">
            <text:p>Win/Loss</text:p>
          </table:table-cell>
          <table:table-cell/>
          <table:table-cell office:value-type="float" office:value="4" calcext:value-type="float">
            <text:p>4</text:p>
          </table:table-cell>
          <table:table-cell office:value-type="string" calcext:value-type="string">
            <text:p>Win</text:p>
          </table:table-cell>
          <table:table-cell/>
          <table:table-cell office:value-type="string" calcext:value-type="string">
            <text:p>Sunday</text:p>
          </table:table-cell>
          <table:table-cell office:value-type="float" office:value="7" calcext:value-type="float">
            <text:p>7</text:p>
          </table:table-cell>
          <table:table-cell table:number-columns-repeated="3"/>
        </table:table-row>
        <table:table-row table:style-name="ro2">
          <table:table-cell office:value-type="string" calcext:value-type="string">
            <text:p>Short</text:p>
          </table:table-cell>
          <table:table-cell office:value-type="string" calcext:value-type="string">
            <text:p>Loss</text:p>
          </table:table-cell>
          <table:table-cell/>
          <table:table-cell table:style-name="ce7" table:formula="of:=#REF!" office:value-type="string" office:string-value="" calcext:value-type="error">
            <text:p>#REF!</text:p>
          </table:table-cell>
          <table:table-cell table:formula="of:=[$Log.T2]" office:value-type="string" office:string-value="Win/Loss" calcext:value-type="string">
            <text:p>Win/Loss</text:p>
          </table:table-cell>
          <table:table-cell table:number-columns-repeated="6"/>
        </table:table-row>
        <table:table-row table:style-name="ro2">
          <table:table-cell table:number-columns-repeated="3"/>
          <table:table-cell office:value-type="float" office:value="5" calcext:value-type="float">
            <text:p>5</text:p>
          </table:table-cell>
          <table:table-cell office:value-type="string" calcext:value-type="string">
            <text:p>Win</text:p>
          </table:table-cell>
          <table:table-cell table:number-columns-repeated="6"/>
        </table:table-row>
        <table:table-row table:style-name="ro2">
          <table:table-cell table:number-columns-repeated="6"/>
          <table:table-cell table:style-name="ce24" office:value-type="string" calcext:value-type="string">
            <text:p>Define Month Number</text:p>
          </table:table-cell>
          <table:table-cell table:number-columns-repeated="4"/>
        </table:table-row>
        <table:table-row table:style-name="ro2">
          <table:table-cell table:number-columns-repeated="6"/>
          <table:table-cell office:value-type="string" calcext:value-type="string">
            <text:p>January</text:p>
          </table:table-cell>
          <table:table-cell office:value-type="float" office:value="1" calcext:value-type="float">
            <text:p>1</text:p>
          </table:table-cell>
          <table:table-cell table:number-columns-repeated="3"/>
        </table:table-row>
        <table:table-row table:style-name="ro2">
          <table:table-cell office:value-type="string" calcext:value-type="string">
            <text:p>Version:</text:p>
          </table:table-cell>
          <table:table-cell office:value-type="string" calcext:value-type="string">
            <text:p>V1.2.0</text:p>
          </table:table-cell>
          <table:table-cell table:formula="of:=DECIMAL(MID([.$B$32]; 2; 1); 10)" office:value-type="float" office:value="1" calcext:value-type="float">
            <text:p>1</text:p>
          </table:table-cell>
          <table:table-cell table:formula="of:=DECIMAL(MID([.$B$32]; 4; 1); 10)" office:value-type="float" office:value="2" calcext:value-type="float">
            <text:p>2</text:p>
          </table:table-cell>
          <table:table-cell table:formula="of:=DECIMAL(MID([.$B$32]; 6; 1); 10)" office:value-type="float" office:value="0" calcext:value-type="float">
            <text:p>0</text:p>
          </table:table-cell>
          <table:table-cell/>
          <table:table-cell office:value-type="string" calcext:value-type="string">
            <text:p>February</text:p>
          </table:table-cell>
          <table:table-cell office:value-type="float" office:value="2" calcext:value-type="float">
            <text:p>2</text:p>
          </table:table-cell>
          <table:table-cell table:number-columns-repeated="3"/>
        </table:table-row>
        <table:table-row table:style-name="ro2">
          <table:table-cell office:value-type="string" calcext:value-type="string">
            <text:p>Release:</text:p>
          </table:table-cell>
          <table:table-cell office:value-type="string" calcext:value-type="string">
            <table:cell-range-source table:name="CSV_all" xlink:type="simple" xlink:href="https://raw.githubusercontent.com/CodeArtha/Trading-Journal/master/swing_trading.version" table:filter-name="Text - txt - csv (StarCalc)" table:filter-options="9/59/44,34,76,1,,0,false,false,true,false,false" table:last-column-spanned="1" table:last-row-spanned="1" table:refresh-delay="PT00H04M00S"/>
            <text:p>The link could not be updated.</text:p>
          </table:table-cell>
          <table:table-cell table:formula="of:=DECIMAL(MID([.$B$33]; 2; 1); 10)" office:value-type="string" office:string-value="" calcext:value-type="error">
            <text:p>Err:502</text:p>
          </table:table-cell>
          <table:table-cell table:formula="of:=DECIMAL(MID([.$B$33]; 4; 1); 10)" office:value-type="float" office:value="0" calcext:value-type="float">
            <text:p>0</text:p>
          </table:table-cell>
          <table:table-cell table:formula="of:=DECIMAL(MID([.$B$33]; 6; 1); 10)" office:value-type="string" office:string-value="" calcext:value-type="error">
            <text:p>Err:502</text:p>
          </table:table-cell>
          <table:table-cell/>
          <table:table-cell office:value-type="string" calcext:value-type="string">
            <text:p>March</text:p>
          </table:table-cell>
          <table:table-cell office:value-type="float" office:value="3" calcext:value-type="float">
            <text:p>3</text:p>
          </table:table-cell>
          <table:table-cell table:number-columns-repeated="3"/>
        </table:table-row>
        <table:table-row table:style-name="ro2">
          <table:table-cell office:value-type="string" calcext:value-type="string">
            <text:p>Update avail?</text:p>
          </table:table-cell>
          <table:table-cell table:formula="of:=IF(([.C33]&gt;[.C32])                                                                       OR                                                                       ([.D33]&gt;[.D32])                                                                       OR                                                                       ([.E33]&gt;[.E32]); 1; 0)" office:value-type="string" office:string-value="" calcext:value-type="error">
            <text:p>Err:502</text:p>
          </table:table-cell>
          <table:table-cell table:number-columns-repeated="4"/>
          <table:table-cell office:value-type="string" calcext:value-type="string">
            <text:p>April</text:p>
          </table:table-cell>
          <table:table-cell office:value-type="float" office:value="4" calcext:value-type="float">
            <text:p>4</text:p>
          </table:table-cell>
          <table:table-cell table:number-columns-repeated="3"/>
        </table:table-row>
        <table:table-row table:style-name="ro2">
          <table:table-cell table:number-columns-repeated="6"/>
          <table:table-cell office:value-type="string" calcext:value-type="string">
            <text:p>May</text:p>
          </table:table-cell>
          <table:table-cell office:value-type="float" office:value="5" calcext:value-type="float">
            <text:p>5</text:p>
          </table:table-cell>
          <table:table-cell table:number-columns-repeated="3"/>
        </table:table-row>
        <table:table-row table:style-name="ro2">
          <table:table-cell table:number-columns-repeated="6"/>
          <table:table-cell office:value-type="string" calcext:value-type="string">
            <text:p>June</text:p>
          </table:table-cell>
          <table:table-cell office:value-type="float" office:value="6" calcext:value-type="float">
            <text:p>6</text:p>
          </table:table-cell>
          <table:table-cell table:number-columns-repeated="3"/>
        </table:table-row>
        <table:table-row table:style-name="ro2">
          <table:table-cell table:number-columns-repeated="6"/>
          <table:table-cell office:value-type="string" calcext:value-type="string">
            <text:p>July</text:p>
          </table:table-cell>
          <table:table-cell office:value-type="float" office:value="7" calcext:value-type="float">
            <text:p>7</text:p>
          </table:table-cell>
          <table:table-cell table:number-columns-repeated="3"/>
        </table:table-row>
        <table:table-row table:style-name="ro2">
          <table:table-cell table:number-columns-repeated="6"/>
          <table:table-cell office:value-type="string" calcext:value-type="string">
            <text:p>August</text:p>
          </table:table-cell>
          <table:table-cell office:value-type="float" office:value="8" calcext:value-type="float">
            <text:p>8</text:p>
          </table:table-cell>
          <table:table-cell table:number-columns-repeated="3"/>
        </table:table-row>
        <table:table-row table:style-name="ro2">
          <table:table-cell table:number-columns-repeated="6"/>
          <table:table-cell office:value-type="string" calcext:value-type="string">
            <text:p>September</text:p>
          </table:table-cell>
          <table:table-cell office:value-type="float" office:value="9" calcext:value-type="float">
            <text:p>9</text:p>
          </table:table-cell>
          <table:table-cell table:number-columns-repeated="3"/>
        </table:table-row>
        <table:table-row table:style-name="ro2">
          <table:table-cell table:number-columns-repeated="6"/>
          <table:table-cell office:value-type="string" calcext:value-type="string">
            <text:p>October</text:p>
          </table:table-cell>
          <table:table-cell office:value-type="float" office:value="10" calcext:value-type="float">
            <text:p>10</text:p>
          </table:table-cell>
          <table:table-cell table:number-columns-repeated="3"/>
        </table:table-row>
        <table:table-row table:style-name="ro2">
          <table:table-cell table:number-columns-repeated="6"/>
          <table:table-cell office:value-type="string" calcext:value-type="string">
            <text:p>November</text:p>
          </table:table-cell>
          <table:table-cell office:value-type="float" office:value="11" calcext:value-type="float">
            <text:p>11</text:p>
          </table:table-cell>
          <table:table-cell table:number-columns-repeated="3"/>
        </table:table-row>
        <table:table-row table:style-name="ro2">
          <table:table-cell table:number-columns-repeated="6"/>
          <table:table-cell office:value-type="string" calcext:value-type="string">
            <text:p>December</text:p>
          </table:table-cell>
          <table:table-cell office:value-type="float" office:value="12" calcext:value-type="float">
            <text:p>12</text:p>
          </table:table-cell>
          <table:table-cell table:number-columns-repeated="3"/>
        </table:table-row>
      </table:table>
      <table:table table:name="Overview" table:style-name="ta1">
        <office:forms form:automatic-focus="false" form:apply-design-mode="false"/>
        <table:shapes>
          <draw:frame draw:z-index="0" draw:style-name="gr1" draw:text-style-name="P2" svg:width="8.16mm" svg:height="8.22mm" svg:x="180.6mm" svg:y="30.02mm">
            <draw:text-box>
              <text:p text:style-name="P1"><text:span text:style-name="T1">Σ</text:span></text:p>
            </draw:text-box>
          </draw:frame>
          <draw:frame draw:z-index="1" draw:style-name="gr1" draw:text-style-name="P2" svg:width="8.16mm" svg:height="8.22mm" svg:x="180.6mm" svg:y="51.7mm">
            <draw:text-box>
              <text:p text:style-name="P1"><text:span text:style-name="T1">Σ</text:span></text:p>
            </draw:text-box>
          </draw:frame>
        </table:shapes>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5" table:default-cell-style-name="ce8"/>
        <table:table-column table:style-name="co12" table:default-cell-style-name="ce8"/>
        <table:table-column table:style-name="co13" table:default-cell-style-name="ce8"/>
        <table:table-column table:style-name="co14" table:default-cell-style-name="ce8"/>
        <table:table-column table:style-name="co15" table:default-cell-style-name="ce8"/>
        <table:table-column table:style-name="co5" table:number-columns-repeated="4" table:default-cell-style-name="ce8"/>
        <table:table-column table:style-name="co16" table:number-columns-repeated="4" table:default-cell-style-name="ce8"/>
        <table:table-column table:style-name="co5" table:number-columns-repeated="45" table:default-cell-style-name="ce8"/>
        <table:table-row table:style-name="ro3">
          <table:table-cell table:style-name="ce5" office:value-type="string" calcext:value-type="string" table:number-columns-spanned="1" table:number-rows-spanned="7">
            <text:p>Initial Setup</text:p>
          </table:table-cell>
          <table:table-cell table:style-name="ce9" table:number-columns-repeated="3"/>
          <table:table-cell table:number-columns-repeated="60"/>
        </table:table-row>
        <table:table-row table:style-name="ro3">
          <table:covered-table-cell table:style-name="ce63"/>
          <table:table-cell table:style-name="ce10" office:value-type="string" calcext:value-type="string">
            <text:p>Start date</text:p>
          </table:table-cell>
          <table:table-cell table:style-name="ce19" office:value-type="date" office:date-value="2022-01-03" calcext:value-type="date">
            <text:p>3. Jan. 2022</text:p>
          </table:table-cell>
          <table:table-cell table:style-name="ce9"/>
          <table:table-cell table:number-columns-repeated="2"/>
          <table:table-cell table:style-name="ce29" office:value-type="string" calcext:value-type="string">
            <text:p># trades</text:p>
          </table:table-cell>
          <table:table-cell table:style-name="ce29" office:value-type="string" calcext:value-type="string">
            <text:p>% of trades</text:p>
          </table:table-cell>
          <table:table-cell table:style-name="ce29" office:value-type="string" calcext:value-type="string">
            <text:p>$</text:p>
          </table:table-cell>
          <table:table-cell/>
          <table:table-cell table:style-name="ce86" office:value-type="string" calcext:value-type="string">
            <text:p>Pattern</text:p>
          </table:table-cell>
          <table:table-cell table:style-name="ce43" office:value-type="string" calcext:value-type="string">
            <text:p>Win</text:p>
          </table:table-cell>
          <table:table-cell table:style-name="ce43" office:value-type="string" calcext:value-type="string">
            <text:p>Loss</text:p>
          </table:table-cell>
          <table:table-cell table:style-name="ce43" office:value-type="string" calcext:value-type="string">
            <text:p>% Win</text:p>
          </table:table-cell>
          <table:table-cell/>
          <table:table-cell table:style-name="ce99" office:value-type="string" calcext:value-type="string" table:number-columns-spanned="4" table:number-rows-spanned="1">
            <office:annotation draw:style-name="gr2" draw:text-style-name="P4" svg:width="28.99mm" svg:height="17.99mm" svg:x="450.25mm" svg:y="0mm" draw:caption-point-x="-6.1mm" draw:caption-point-y="5.39mm">
              <dc:date>2023-01-07T00:00:00</dc:date>
              <text:p text:style-name="P3"><text:span text:style-name="T2">The performance is counted on the month you exited the position.</text:span></text:p>
            </office:annotation>
            <text:p>Performance Calendar</text:p>
          </table:table-cell>
          <table:covered-table-cell table:number-columns-repeated="3" table:style-name="ce86"/>
          <table:table-cell table:number-columns-repeated="45"/>
        </table:table-row>
        <table:table-row table:style-name="ro3">
          <table:covered-table-cell table:style-name="ce63"/>
          <table:table-cell table:style-name="ce11" office:value-type="string" calcext:value-type="string">
            <text:p>Initial Account</text:p>
          </table:table-cell>
          <table:table-cell table:style-name="ce20"/>
          <table:table-cell table:style-name="ce9"/>
          <table:table-cell/>
          <table:table-cell table:style-name="ce10" office:value-type="string" calcext:value-type="string">
            <text:p>Number of trades</text:p>
          </table:table-cell>
          <table:table-cell table:style-name="ce30" table:formula="of:=COUNT([$Log.K3:$Log.K502])" office:value-type="float" office:value="0" calcext:value-type="float">
            <text:p>0</text:p>
          </table:table-cell>
          <table:table-cell table:style-name="ce33" office:value-type="percentage" office:value="1" calcext:value-type="percentage">
            <text:p>100.00%</text:p>
          </table:table-cell>
          <table:table-cell table:number-columns-repeated="2"/>
          <table:table-cell table:style-name="ce39" table:formula="of:=[$Misc.A3]" office:value-type="string" office:string-value="+3BP" calcext:value-type="string">
            <text:p>+3BP</text:p>
          </table:table-cell>
          <table:table-cell table:style-name="ce31" table:formula="of:=COUNTIFS([Log.$D$3:.$D$502]; [.K3]; [Log.$T$3:.$T$502]; &quot;Win&quot;)" office:value-type="float" office:value="0" calcext:value-type="float">
            <text:p>0</text:p>
          </table:table-cell>
          <table:table-cell table:style-name="ce31" table:formula="of:=COUNTIFS([Log.$D$3:.$D$502]; [.K3]; [Log.$T$3:.$T$502]; &quot;Loss&quot;)" office:value-type="float" office:value="0" calcext:value-type="float">
            <text:p>0</text:p>
          </table:table-cell>
          <table:table-cell table:style-name="ce46" table:formula="of:=IFERROR([.L3]/([.L3]+[.M3]);0)" office:value-type="percentage" office:value="0" calcext:value-type="percentage">
            <text:p>0%</text:p>
          </table:table-cell>
          <table:table-cell/>
          <table:table-cell table:style-name="ce100" office:value-type="string" calcext:value-type="string">
            <text:p>January</text:p>
          </table:table-cell>
          <table:table-cell table:style-name="ce100" office:value-type="string" calcext:value-type="string">
            <text:p>February</text:p>
          </table:table-cell>
          <table:table-cell table:style-name="ce100" office:value-type="string" calcext:value-type="string">
            <text:p>March</text:p>
          </table:table-cell>
          <table:table-cell table:style-name="ce100" office:value-type="string" calcext:value-type="string">
            <text:p>April</text:p>
          </table:table-cell>
          <table:table-cell table:number-columns-repeated="45"/>
        </table:table-row>
        <table:table-row table:style-name="ro3">
          <table:covered-table-cell table:style-name="ce63"/>
          <table:table-cell table:style-name="ce12" office:value-type="string" calcext:value-type="string">
            <text:p>Risk ($)</text:p>
          </table:table-cell>
          <table:table-cell table:style-name="ce20"/>
          <table:table-cell table:style-name="ce9"/>
          <table:table-cell/>
          <table:table-cell table:style-name="ce11" office:value-type="string" calcext:value-type="string">
            <text:p>Long trades</text:p>
          </table:table-cell>
          <table:table-cell table:style-name="ce31" table:formula="of:=COUNTIF([$Log.F3:$Log.F502]; &quot;Long&quot;)" office:value-type="float" office:value="0" calcext:value-type="float">
            <text:p>0</text:p>
          </table:table-cell>
          <table:table-cell table:style-name="ce34" table:formula="of:=[.G4]/[.G3]" office:value-type="string" office:string-value="" calcext:value-type="error">
            <text:p>#DIV/0!</text:p>
          </table:table-cell>
          <table:table-cell table:number-columns-repeated="2"/>
          <table:table-cell table:style-name="ce39" table:formula="of:=[$Misc.A4]" office:value-type="string" office:string-value="-3BP" calcext:value-type="string">
            <text:p>-3BP</text:p>
          </table:table-cell>
          <table:table-cell table:style-name="ce31" table:formula="of:=COUNTIFS([Log.$D$3:.$D$502]; [.K4]; [Log.$T$3:.$T$502]; &quot;Win&quot;)" office:value-type="float" office:value="0" calcext:value-type="float">
            <text:p>0</text:p>
          </table:table-cell>
          <table:table-cell table:style-name="ce31" table:formula="of:=COUNTIFS([Log.$D$3:.$D$502]; [.K4]; [Log.$T$3:.$T$502]; &quot;Loss&quot;)" office:value-type="float" office:value="0" calcext:value-type="float">
            <text:p>0</text:p>
          </table:table-cell>
          <table:table-cell table:style-name="ce46" table:formula="of:=IFERROR([.L4]/([.L4]+[.M4]);0)" office:value-type="percentage" office:value="0" calcext:value-type="percentage">
            <text:p>0%</text:p>
          </table:table-cell>
          <table:table-cell/>
          <table:table-cell table:style-name="ce130" table:formula="of:=SUMIF([Log.$AK$1:.$AK$1048576]; VLOOKUP([.P3]; [Misc.$G$31:.$H$42]; 2; 0); [Log.$S$1:.$S$1048576])" office:value-type="float" office:value="0" calcext:value-type="float" table:number-columns-spanned="1" table:number-rows-spanned="2">
            <text:p>0.00</text:p>
          </table:table-cell>
          <table:table-cell table:style-name="ce130" table:formula="of:=SUMIF([Log.$AK$1:.$AK$1048576]; VLOOKUP([.Q3]; [Misc.$G$31:.$H$42]; 2; 0); [Log.$S$1:.$S$1048576])" office:value-type="float" office:value="0" calcext:value-type="float" table:number-columns-spanned="1" table:number-rows-spanned="2">
            <text:p>0.00</text:p>
          </table:table-cell>
          <table:table-cell table:style-name="ce130" table:formula="of:=SUMIF([Log.$AK$1:.$AK$1048576]; VLOOKUP([.R3]; [Misc.$G$31:.$H$42]; 2; 0); [Log.$S$1:.$S$1048576])" office:value-type="float" office:value="0" calcext:value-type="float" table:number-columns-spanned="1" table:number-rows-spanned="2">
            <text:p>0.00</text:p>
          </table:table-cell>
          <table:table-cell table:style-name="ce130" table:formula="of:=SUMIF([Log.$AK$1:.$AK$1048576]; VLOOKUP([.S3]; [Misc.$G$31:.$H$42]; 2; 0); [Log.$S$1:.$S$1048576])" office:value-type="float" office:value="0" calcext:value-type="float" table:number-columns-spanned="1" table:number-rows-spanned="2">
            <text:p>0.00</text:p>
          </table:table-cell>
          <table:table-cell table:number-columns-repeated="45"/>
        </table:table-row>
        <table:table-row table:style-name="ro3">
          <table:covered-table-cell table:style-name="ce63"/>
          <table:table-cell table:style-name="ce12" office:value-type="string" calcext:value-type="string">
            <text:p>Risk (%)</text:p>
          </table:table-cell>
          <table:table-cell table:style-name="ce34" table:formula="of:=[.C4]/[.C3]" office:value-type="string" office:string-value="" calcext:value-type="error">
            <text:p>#DIV/0!</text:p>
          </table:table-cell>
          <table:table-cell table:style-name="ce9"/>
          <table:table-cell/>
          <table:table-cell table:style-name="ce18" office:value-type="string" calcext:value-type="string">
            <text:p>Short trades</text:p>
          </table:table-cell>
          <table:table-cell table:style-name="ce32" table:formula="of:=COUNTIF([$Log.F3:$Log.F502]; &quot;Short&quot;)" office:value-type="float" office:value="0" calcext:value-type="float">
            <text:p>0</text:p>
          </table:table-cell>
          <table:table-cell table:style-name="ce35" table:formula="of:=[.G5]/[.G3]" office:value-type="string" office:string-value="" calcext:value-type="error">
            <text:p>#DIV/0!</text:p>
          </table:table-cell>
          <table:table-cell table:number-columns-repeated="2"/>
          <table:table-cell table:style-name="ce39" table:formula="of:=[$Misc.A5]" office:value-type="string" office:string-value="BS" calcext:value-type="string">
            <text:p>BS</text:p>
          </table:table-cell>
          <table:table-cell table:style-name="ce31" table:formula="of:=COUNTIFS([Log.$D$3:.$D$502]; [.K5]; [Log.$T$3:.$T$502]; &quot;Win&quot;)" office:value-type="float" office:value="0" calcext:value-type="float">
            <text:p>0</text:p>
          </table:table-cell>
          <table:table-cell table:style-name="ce31" table:formula="of:=COUNTIFS([Log.$D$3:.$D$502]; [.K5]; [Log.$T$3:.$T$502]; &quot;Loss&quot;)" office:value-type="float" office:value="0" calcext:value-type="float">
            <text:p>0</text:p>
          </table:table-cell>
          <table:table-cell table:style-name="ce46" table:formula="of:=IFERROR([.L5]/([.L5]+[.M5]);0)" office:value-type="percentage" office:value="0" calcext:value-type="percentage">
            <text:p>0%</text:p>
          </table:table-cell>
          <table:table-cell/>
          <table:covered-table-cell table:number-columns-repeated="4" table:style-name="ce131"/>
          <table:table-cell table:number-columns-repeated="45"/>
        </table:table-row>
        <table:table-row table:style-name="ro3">
          <table:covered-table-cell table:style-name="ce63"/>
          <table:table-cell table:style-name="ce13" office:value-type="string" calcext:value-type="string">
            <text:p>Desired R ratio</text:p>
          </table:table-cell>
          <table:table-cell table:style-name="ce23" office:value-type="float" office:value="2" calcext:value-type="float">
            <text:p>2:1</text:p>
          </table:table-cell>
          <table:table-cell table:style-name="ce9"/>
          <table:table-cell table:number-columns-repeated="6"/>
          <table:table-cell table:style-name="ce39" table:formula="of:=[$Misc.A6]" office:value-type="string" office:string-value="SS" calcext:value-type="string">
            <text:p>SS</text:p>
          </table:table-cell>
          <table:table-cell table:style-name="ce31" table:formula="of:=COUNTIFS([Log.$D$3:.$D$502]; [.K6]; [Log.$T$3:.$T$502]; &quot;Win&quot;)" office:value-type="float" office:value="0" calcext:value-type="float">
            <text:p>0</text:p>
          </table:table-cell>
          <table:table-cell table:style-name="ce31" table:formula="of:=COUNTIFS([Log.$D$3:.$D$502]; [.K6]; [Log.$T$3:.$T$502]; &quot;Loss&quot;)" office:value-type="float" office:value="0" calcext:value-type="float">
            <text:p>0</text:p>
          </table:table-cell>
          <table:table-cell table:style-name="ce46" table:formula="of:=IFERROR([.L6]/([.L6]+[.M6]);0)" office:value-type="percentage" office:value="0" calcext:value-type="percentage">
            <text:p>0%</text:p>
          </table:table-cell>
          <table:table-cell/>
          <table:table-cell table:style-name="ce108" office:value-type="string" calcext:value-type="string">
            <text:p>May</text:p>
          </table:table-cell>
          <table:table-cell table:style-name="ce108" office:value-type="string" calcext:value-type="string">
            <text:p>June</text:p>
          </table:table-cell>
          <table:table-cell table:style-name="ce108" office:value-type="string" calcext:value-type="string">
            <text:p>July</text:p>
          </table:table-cell>
          <table:table-cell table:style-name="ce108" office:value-type="string" calcext:value-type="string">
            <text:p>August</text:p>
          </table:table-cell>
          <table:table-cell table:number-columns-repeated="45"/>
        </table:table-row>
        <table:table-row table:style-name="ro3">
          <table:covered-table-cell table:style-name="ce63"/>
          <table:table-cell table:style-name="ce14" table:number-columns-repeated="2"/>
          <table:table-cell table:style-name="ce9"/>
          <table:table-cell/>
          <table:table-cell table:style-name="ce10" office:value-type="string" calcext:value-type="string">
            <text:p>Winning trades</text:p>
          </table:table-cell>
          <table:table-cell table:style-name="ce30" table:formula="of:=COUNTIF([$Log.T3:$Log.T502];&quot;Win&quot;)" office:value-type="float" office:value="0" calcext:value-type="float">
            <text:p>0</text:p>
          </table:table-cell>
          <table:table-cell table:style-name="ce33" table:formula="of:=[.G7]/[.G3]" office:value-type="string" office:string-value="" calcext:value-type="error">
            <text:p>#DIV/0!</text:p>
          </table:table-cell>
          <table:table-cell table:style-name="ce85" table:formula="of:=SUMIF([$Log.T3:$Log.T502];&quot;Win&quot;;[$Log.S3:$Log.S502])" office:value-type="float" office:value="0" calcext:value-type="float">
            <text:p>0.00</text:p>
          </table:table-cell>
          <table:table-cell/>
          <table:table-cell table:style-name="ce39" table:formula="of:=[$Misc.A7]" office:value-type="string" office:string-value="BO" calcext:value-type="string">
            <text:p>BO</text:p>
          </table:table-cell>
          <table:table-cell table:style-name="ce31" table:formula="of:=COUNTIFS([Log.$D$3:.$D$502]; [.K7]; [Log.$T$3:.$T$502]; &quot;Win&quot;)" office:value-type="float" office:value="0" calcext:value-type="float">
            <text:p>0</text:p>
          </table:table-cell>
          <table:table-cell table:style-name="ce31" table:formula="of:=COUNTIFS([Log.$D$3:.$D$502]; [.K7]; [Log.$T$3:.$T$502]; &quot;Loss&quot;)" office:value-type="float" office:value="0" calcext:value-type="float">
            <text:p>0</text:p>
          </table:table-cell>
          <table:table-cell table:style-name="ce46" table:formula="of:=IFERROR([.L7]/([.L7]+[.M7]);0)" office:value-type="percentage" office:value="0" calcext:value-type="percentage">
            <text:p>0%</text:p>
          </table:table-cell>
          <table:table-cell/>
          <table:table-cell table:style-name="ce130" table:formula="of:=SUMIF([Log.$AK$1:.$AK$1048576]; VLOOKUP([.P6]; [Misc.$G$31:.$H$42]; 2; 0); [Log.$S$1:.$S$1048576])" office:value-type="float" office:value="0" calcext:value-type="float" table:number-columns-spanned="1" table:number-rows-spanned="2">
            <text:p>0.00</text:p>
          </table:table-cell>
          <table:table-cell table:style-name="ce130" table:formula="of:=SUMIF([Log.$AK$1:.$AK$1048576]; VLOOKUP([.Q6]; [Misc.$G$31:.$H$42]; 2; 0); [Log.$S$1:.$S$1048576])" office:value-type="float" office:value="0" calcext:value-type="float" table:number-columns-spanned="1" table:number-rows-spanned="2">
            <text:p>0.00</text:p>
          </table:table-cell>
          <table:table-cell table:style-name="ce130" table:formula="of:=SUMIF([Log.$AK$1:.$AK$1048576]; VLOOKUP([.R6]; [Misc.$G$31:.$H$42]; 2; 0); [Log.$S$1:.$S$1048576])" office:value-type="float" office:value="0" calcext:value-type="float" table:number-columns-spanned="1" table:number-rows-spanned="2">
            <text:p>0.00</text:p>
          </table:table-cell>
          <table:table-cell table:style-name="ce130" table:formula="of:=SUMIF([Log.$AK$1:.$AK$1048576]; VLOOKUP([.S6]; [Misc.$G$31:.$H$42]; 2; 0); [Log.$S$1:.$S$1048576])" office:value-type="float" office:value="0" calcext:value-type="float" table:number-columns-spanned="1" table:number-rows-spanned="2">
            <text:p>0.00</text:p>
          </table:table-cell>
          <table:table-cell table:number-columns-repeated="45"/>
        </table:table-row>
        <table:table-row table:style-name="ro3">
          <table:table-cell table:number-columns-repeated="5"/>
          <table:table-cell table:style-name="ce11" office:value-type="string" calcext:value-type="string">
            <text:p>Winning longs</text:p>
          </table:table-cell>
          <table:table-cell table:style-name="ce31" table:formula="of:=DCOUNTA([$Log.A2:$Log.X502]; [$Log.F2]; [$Misc.A21:$Misc.B22])" office:value-type="float" office:value="0" calcext:value-type="float">
            <text:p>0</text:p>
          </table:table-cell>
          <table:table-cell table:style-name="ce34" table:formula="of:=[.G8]/[.G4]" office:value-type="string" office:string-value="" calcext:value-type="error">
            <text:p>#DIV/0!</text:p>
          </table:table-cell>
          <table:table-cell table:number-columns-repeated="2"/>
          <table:table-cell table:style-name="ce39" table:formula="of:=[$Misc.A8]" office:value-type="string" office:string-value="BD" calcext:value-type="string">
            <text:p>BD</text:p>
          </table:table-cell>
          <table:table-cell table:style-name="ce31" table:formula="of:=COUNTIFS([Log.$D$3:.$D$502]; [.K8]; [Log.$T$3:.$T$502]; &quot;Win&quot;)" office:value-type="float" office:value="0" calcext:value-type="float">
            <text:p>0</text:p>
          </table:table-cell>
          <table:table-cell table:style-name="ce31" table:formula="of:=COUNTIFS([Log.$D$3:.$D$502]; [.K8]; [Log.$T$3:.$T$502]; &quot;Loss&quot;)" office:value-type="float" office:value="0" calcext:value-type="float">
            <text:p>0</text:p>
          </table:table-cell>
          <table:table-cell table:style-name="ce46" table:formula="of:=IFERROR([.L8]/([.L8]+[.M8]);0)" office:value-type="percentage" office:value="0" calcext:value-type="percentage">
            <text:p>0%</text:p>
          </table:table-cell>
          <table:table-cell/>
          <table:covered-table-cell table:number-columns-repeated="4" table:style-name="ce131"/>
          <table:table-cell table:number-columns-repeated="45"/>
        </table:table-row>
        <table:table-row table:style-name="ro3">
          <table:table-cell table:number-columns-repeated="5"/>
          <table:table-cell table:style-name="ce18" office:value-type="string" calcext:value-type="string">
            <text:p>Winning shorts</text:p>
          </table:table-cell>
          <table:table-cell table:style-name="ce32" table:formula="of:=DCOUNTA([$Log.A2:$Log.X502]; [$Log.F2]; [$Misc.A25:$Misc.B26])" office:value-type="float" office:value="0" calcext:value-type="float">
            <text:p>0</text:p>
          </table:table-cell>
          <table:table-cell table:style-name="ce35" table:formula="of:=IFERROR([.G9]/[.G5]; 0)" office:value-type="percentage" office:value="0" calcext:value-type="percentage">
            <text:p>0.00%</text:p>
          </table:table-cell>
          <table:table-cell table:number-columns-repeated="2"/>
          <table:table-cell table:style-name="ce39" table:formula="of:=[$Misc.A9]" office:value-type="string" office:string-value="3W" calcext:value-type="string">
            <text:p>3W</text:p>
          </table:table-cell>
          <table:table-cell table:style-name="ce31" table:formula="of:=COUNTIFS([Log.$D$3:.$D$502]; [.K9]; [Log.$T$3:.$T$502]; &quot;Win&quot;)" office:value-type="float" office:value="0" calcext:value-type="float">
            <text:p>0</text:p>
          </table:table-cell>
          <table:table-cell table:style-name="ce31" table:formula="of:=COUNTIFS([Log.$D$3:.$D$502]; [.K9]; [Log.$T$3:.$T$502]; &quot;Loss&quot;)" office:value-type="float" office:value="0" calcext:value-type="float">
            <text:p>0</text:p>
          </table:table-cell>
          <table:table-cell table:style-name="ce46" table:formula="of:=IFERROR([.L9]/([.L9]+[.M9]);0)" office:value-type="percentage" office:value="0" calcext:value-type="percentage">
            <text:p>0%</text:p>
          </table:table-cell>
          <table:table-cell/>
          <table:table-cell table:style-name="ce108" office:value-type="string" calcext:value-type="string">
            <text:p>September</text:p>
          </table:table-cell>
          <table:table-cell table:style-name="ce108" office:value-type="string" calcext:value-type="string">
            <text:p>October</text:p>
          </table:table-cell>
          <table:table-cell table:style-name="ce108" office:value-type="string" calcext:value-type="string">
            <text:p>November</text:p>
          </table:table-cell>
          <table:table-cell table:style-name="ce108" office:value-type="string" calcext:value-type="string">
            <text:p>December</text:p>
          </table:table-cell>
          <table:table-cell table:number-columns-repeated="45"/>
        </table:table-row>
        <table:table-row table:style-name="ro3">
          <table:table-cell table:number-columns-repeated="10"/>
          <table:table-cell table:style-name="ce39" table:formula="of:=[$Misc.A10]" office:value-type="string" office:string-value="Bar High" calcext:value-type="string">
            <text:p>Bar High</text:p>
          </table:table-cell>
          <table:table-cell table:style-name="ce31" table:formula="of:=COUNTIFS([Log.$D$3:.$D$502]; [.K10]; [Log.$T$3:.$T$502]; &quot;Win&quot;)" office:value-type="float" office:value="0" calcext:value-type="float">
            <text:p>0</text:p>
          </table:table-cell>
          <table:table-cell table:style-name="ce31" table:formula="of:=COUNTIFS([Log.$D$3:.$D$502]; [.K10]; [Log.$T$3:.$T$502]; &quot;Loss&quot;)" office:value-type="float" office:value="0" calcext:value-type="float">
            <text:p>0</text:p>
          </table:table-cell>
          <table:table-cell table:style-name="ce46" table:formula="of:=IFERROR([.L10]/([.L10]+[.M10]);0)" office:value-type="percentage" office:value="0" calcext:value-type="percentage">
            <text:p>0%</text:p>
          </table:table-cell>
          <table:table-cell/>
          <table:table-cell table:style-name="ce112" table:formula="of:=SUMIF([Log.$AK$1:.$AK$1048576]; VLOOKUP([.P9]; [Misc.$G$31:.$H$42]; 2; 0); [Log.$S$1:.$S$1048576])" office:value-type="float" office:value="0" calcext:value-type="float" table:number-columns-spanned="1" table:number-rows-spanned="2">
            <text:p>0.00</text:p>
          </table:table-cell>
          <table:table-cell table:style-name="ce112" table:formula="of:=SUMIF([Log.$AK$1:.$AK$1048576]; VLOOKUP([.Q9]; [Misc.$G$31:.$H$42]; 2; 0); [Log.$S$1:.$S$1048576])" office:value-type="float" office:value="0" calcext:value-type="float" table:number-columns-spanned="1" table:number-rows-spanned="2">
            <text:p>0.00</text:p>
          </table:table-cell>
          <table:table-cell table:style-name="ce112" table:formula="of:=SUMIF([Log.$AK$1:.$AK$1048576]; VLOOKUP([.R9]; [Misc.$G$31:.$H$42]; 2; 0); [Log.$S$1:.$S$1048576])" office:value-type="float" office:value="0" calcext:value-type="float" table:number-columns-spanned="1" table:number-rows-spanned="2">
            <text:p>0.00</text:p>
          </table:table-cell>
          <table:table-cell table:style-name="ce112" table:formula="of:=SUMIF([Log.$AK$1:.$AK$1048576]; VLOOKUP([.S9]; [Misc.$G$31:.$H$42]; 2; 0); [Log.$S$1:.$S$1048576])" office:value-type="float" office:value="0" calcext:value-type="float" table:number-columns-spanned="1" table:number-rows-spanned="2">
            <text:p>0.00</text:p>
          </table:table-cell>
          <table:table-cell table:number-columns-repeated="45"/>
        </table:table-row>
        <table:table-row table:style-name="ro3">
          <table:table-cell table:number-columns-repeated="5"/>
          <table:table-cell table:style-name="ce10" office:value-type="string" calcext:value-type="string">
            <text:p>Losing trades</text:p>
          </table:table-cell>
          <table:table-cell table:style-name="ce30" table:formula="of:=COUNTIF([$Log.T3:$Log.T502]; &quot;Loss&quot;)" office:value-type="float" office:value="0" calcext:value-type="float">
            <text:p>0</text:p>
          </table:table-cell>
          <table:table-cell table:style-name="ce33" table:formula="of:=[.G11]/[.G3]" office:value-type="string" office:string-value="" calcext:value-type="error">
            <text:p>#DIV/0!</text:p>
          </table:table-cell>
          <table:table-cell table:style-name="ce85" table:formula="of:=SUMIF([$Log.T7:$Log.T503];&quot;Loss&quot;;[$Log.S7:$Log.S503])" office:value-type="float" office:value="0" calcext:value-type="float">
            <text:p>0.00</text:p>
          </table:table-cell>
          <table:table-cell/>
          <table:table-cell table:style-name="ce39" table:formula="of:=[$Misc.A11]" office:value-type="string" office:string-value="+4BP" calcext:value-type="string">
            <text:p>+4BP</text:p>
          </table:table-cell>
          <table:table-cell table:style-name="ce31" table:formula="of:=COUNTIFS([Log.$D$3:.$D$502]; [.K11]; [Log.$T$3:.$T$502]; &quot;Win&quot;)" office:value-type="float" office:value="0" calcext:value-type="float">
            <text:p>0</text:p>
          </table:table-cell>
          <table:table-cell table:style-name="ce31" table:formula="of:=COUNTIFS([Log.$D$3:.$D$502]; [.K11]; [Log.$T$3:.$T$502]; &quot;Loss&quot;)" office:value-type="float" office:value="0" calcext:value-type="float">
            <text:p>0</text:p>
          </table:table-cell>
          <table:table-cell table:style-name="ce46" table:formula="of:=IFERROR([.L11]/([.L11]+[.M11]);0)" office:value-type="percentage" office:value="0" calcext:value-type="percentage">
            <text:p>0%</text:p>
          </table:table-cell>
          <table:table-cell/>
          <table:covered-table-cell table:number-columns-repeated="4" table:style-name="ce113"/>
          <table:table-cell table:number-columns-repeated="45"/>
        </table:table-row>
        <table:table-row table:style-name="ro3">
          <table:table-cell/>
          <table:table-cell table:style-name="ce62" office:value-type="string" calcext:value-type="string" table:number-columns-spanned="1" table:number-rows-spanned="2">
            <text:p>Current Account</text:p>
          </table:table-cell>
          <table:table-cell table:style-name="ce90" table:formula="of:=[.C3]+[.C14]" office:value-type="float" office:value="0" calcext:value-type="float" table:number-columns-spanned="1" table:number-rows-spanned="2">
            <text:p>0.00</text:p>
          </table:table-cell>
          <table:table-cell table:number-columns-repeated="2"/>
          <table:table-cell table:style-name="ce11" office:value-type="string" calcext:value-type="string">
            <text:p>Losing longs</text:p>
          </table:table-cell>
          <table:table-cell table:style-name="ce31" table:formula="of:=DCOUNTA([$Log.A2:$Log.X502]; [$Log.F2]; [$Misc.A23:$Misc.B24])" office:value-type="float" office:value="0" calcext:value-type="float">
            <text:p>0</text:p>
          </table:table-cell>
          <table:table-cell table:style-name="ce34" table:formula="of:=[.G12]/[.G4]" office:value-type="string" office:string-value="" calcext:value-type="error">
            <text:p>#DIV/0!</text:p>
          </table:table-cell>
          <table:table-cell table:number-columns-repeated="2"/>
          <table:table-cell table:style-name="ce39" table:formula="of:=[$Misc.A12]" office:value-type="string" office:string-value="-4BP" calcext:value-type="string">
            <text:p>-4BP</text:p>
          </table:table-cell>
          <table:table-cell table:style-name="ce31" table:formula="of:=COUNTIFS([Log.$D$3:.$D$502]; [.K12]; [Log.$T$3:.$T$502]; &quot;Win&quot;)" office:value-type="float" office:value="0" calcext:value-type="float">
            <text:p>0</text:p>
          </table:table-cell>
          <table:table-cell table:style-name="ce31" table:formula="of:=COUNTIFS([Log.$D$3:.$D$502]; [.K12]; [Log.$T$3:.$T$502]; &quot;Loss&quot;)" office:value-type="float" office:value="0" calcext:value-type="float">
            <text:p>0</text:p>
          </table:table-cell>
          <table:table-cell table:style-name="ce46" table:formula="of:=IFERROR([.L12]/([.L12]+[.M12]);0)" office:value-type="percentage" office:value="0" calcext:value-type="percentage">
            <text:p>0%</text:p>
          </table:table-cell>
          <table:table-cell table:number-columns-repeated="50"/>
        </table:table-row>
        <table:table-row table:style-name="ro3">
          <table:table-cell/>
          <table:covered-table-cell table:number-columns-repeated="2" table:style-name="ce63"/>
          <table:table-cell table:number-columns-repeated="2"/>
          <table:table-cell table:style-name="ce18" office:value-type="string" calcext:value-type="string">
            <text:p>Losing shorts</text:p>
          </table:table-cell>
          <table:table-cell table:style-name="ce32" table:formula="of:=DCOUNTA([$Log.A2:$Log.X502]; [$Log.F2]; [$Misc.A27:$Misc.B28])" office:value-type="float" office:value="0" calcext:value-type="float">
            <text:p>0</text:p>
          </table:table-cell>
          <table:table-cell table:style-name="ce35" table:formula="of:=IFERROR([.G13]/[.G5]; 0)" office:value-type="percentage" office:value="0" calcext:value-type="percentage">
            <text:p>0.00%</text:p>
          </table:table-cell>
          <table:table-cell table:number-columns-repeated="56"/>
        </table:table-row>
        <table:table-row table:style-name="ro3">
          <table:table-cell/>
          <table:table-cell table:style-name="ce62" office:value-type="string" calcext:value-type="string" table:number-columns-spanned="1" table:number-rows-spanned="2">
            <text:p>Global P&amp;L ($)</text:p>
          </table:table-cell>
          <table:table-cell table:style-name="ce90" table:formula="of:=SUM([$Log.S3:$Log.S500])" office:value-type="float" office:value="0" calcext:value-type="float" table:number-columns-spanned="1" table:number-rows-spanned="2">
            <text:p>0.00</text:p>
          </table:table-cell>
          <table:table-cell table:number-columns-repeated="61"/>
        </table:table-row>
        <table:table-row table:style-name="ro3">
          <table:table-cell/>
          <table:covered-table-cell table:number-columns-repeated="2" table:style-name="ce63"/>
          <table:table-cell table:number-columns-repeated="7"/>
          <table:table-cell table:style-name="ce86" office:value-type="string" calcext:value-type="string">
            <text:p>Re-entry</text:p>
          </table:table-cell>
          <table:table-cell table:style-name="ce43" office:value-type="string" calcext:value-type="string">
            <text:p>Win</text:p>
          </table:table-cell>
          <table:table-cell table:style-name="ce43" office:value-type="string" calcext:value-type="string">
            <text:p>Loss</text:p>
          </table:table-cell>
          <table:table-cell table:style-name="ce43" office:value-type="string" calcext:value-type="string">
            <text:p>% Win</text:p>
          </table:table-cell>
          <table:table-cell/>
          <table:table-cell table:style-name="ce99" office:value-type="string" calcext:value-type="string" table:number-columns-spanned="4" table:number-rows-spanned="1">
            <office:annotation draw:style-name="gr3" draw:text-style-name="P4" svg:width="28.99mm" svg:height="81.01mm" svg:x="450.25mm" svg:y="59.08mm" draw:caption-point-x="-6.1mm" draw:caption-point-y="15.1mm">
              <dc:date>2023-01-07T00:00:00</dc:date>
              <text:p text:style-name="P3"><text:span text:style-name="T2">Currently calculated according to Belgian “Taxe sur les Opérations Boursières” (TOB). In my case I only need this for the IBKR platform as Degiro pays this tax to Belgium automatically. You should adapt this depending of your country or just ignore this part of the sheet.</text:span></text:p>
            </office:annotation>
            <text:p>Tax Calendar</text:p>
          </table:table-cell>
          <table:covered-table-cell table:number-columns-repeated="3" table:style-name="ce86"/>
          <table:table-cell table:number-columns-repeated="45"/>
        </table:table-row>
        <table:table-row table:style-name="ro3">
          <table:table-cell/>
          <table:table-cell table:style-name="ce64" office:value-type="string" calcext:value-type="string" table:number-columns-spanned="1" table:number-rows-spanned="2">
            <text:p>Global P&amp;L (%)</text:p>
          </table:table-cell>
          <table:table-cell table:style-name="ce54" table:formula="of:=[.C14]/[.C3]" office:value-type="string" office:string-value="" calcext:value-type="error" table:number-columns-spanned="1" table:number-rows-spanned="2">
            <text:p>#DIV/0!</text:p>
          </table:table-cell>
          <table:table-cell table:number-columns-repeated="7"/>
          <table:table-cell table:style-name="ce79" table:formula="of:=[$Misc.F3]" office:value-type="string" office:string-value="84p" calcext:value-type="string">
            <text:p>84p</text:p>
          </table:table-cell>
          <table:table-cell table:style-name="ce31" table:formula="of:=COUNTIFS([Log.$E$3:.$E$502]; [.K16]; [Log.$T$3:.$T$502]; &quot;Win&quot;)" office:value-type="float" office:value="0" calcext:value-type="float">
            <text:p>0</text:p>
          </table:table-cell>
          <table:table-cell table:style-name="ce31" table:formula="of:=COUNTIFS([Log.$E$3:.$E$502]; [.K16]; [Log.$T$3:.$T$502]; &quot;Loss&quot;)" office:value-type="float" office:value="0" calcext:value-type="float">
            <text:p>0</text:p>
          </table:table-cell>
          <table:table-cell table:style-name="ce46" table:formula="of:=IFERROR([.L16]/([.L16]+[.M16]);0)" office:value-type="percentage" office:value="0" calcext:value-type="percentage">
            <text:p>0%</text:p>
          </table:table-cell>
          <table:table-cell/>
          <table:table-cell table:style-name="ce100" office:value-type="string" calcext:value-type="string">
            <text:p>January</text:p>
          </table:table-cell>
          <table:table-cell table:style-name="ce100" office:value-type="string" calcext:value-type="string">
            <text:p>February</text:p>
          </table:table-cell>
          <table:table-cell table:style-name="ce100" office:value-type="string" calcext:value-type="string">
            <text:p>March</text:p>
          </table:table-cell>
          <table:table-cell table:style-name="ce100" office:value-type="string" calcext:value-type="string">
            <text:p>April</text:p>
          </table:table-cell>
          <table:table-cell table:number-columns-repeated="45"/>
        </table:table-row>
        <table:table-row table:style-name="ro3">
          <table:table-cell/>
          <table:covered-table-cell table:style-name="ce65"/>
          <table:covered-table-cell table:style-name="ce73"/>
          <table:table-cell table:number-columns-repeated="7"/>
          <table:table-cell table:style-name="ce79" table:formula="of:=[$Misc.F4]" office:value-type="string" office:string-value="A&amp;R" calcext:value-type="string">
            <text:p>A&amp;R</text:p>
          </table:table-cell>
          <table:table-cell table:style-name="ce31" table:formula="of:=COUNTIFS([Log.$E$3:.$E$502]; [.K17]; [Log.$T$3:.$T$502]; &quot;Win&quot;)" office:value-type="float" office:value="0" calcext:value-type="float">
            <text:p>0</text:p>
          </table:table-cell>
          <table:table-cell table:style-name="ce31" table:formula="of:=COUNTIFS([Log.$E$3:.$E$502]; [.K17]; [Log.$T$3:.$T$502]; &quot;Loss&quot;)" office:value-type="float" office:value="0" calcext:value-type="float">
            <text:p>0</text:p>
          </table:table-cell>
          <table:table-cell table:style-name="ce46" table:formula="of:=IFERROR([.L17]/([.L17]+[.M17]);0)" office:value-type="percentage" office:value="0" calcext:value-type="percentage">
            <text:p>0%</text:p>
          </table:table-cell>
          <table:table-cell/>
          <table:table-cell table:style-name="ce149" table:formula="of:=SUMIFS([Log.$AP$1:.$AP$1048576]; [Log.$G$1:.$G$1048576]; &quot;IBKR&quot;; [Log.$AJ$1:.$AJ$1048576]; VLOOKUP([.P16]; [Misc.$G31:.$H42]; 2; 0))+SUMIFS([Log.$AR$1:.$AR$1048576]; [Log.$G$1:.$G$1048576]; &quot;IBKR&quot;; [Log.$AK$1:.$AK$1048576]; VLOOKUP([.P16]; [Misc.$G31:.$H42]; 2; 0))" office:value-type="float" office:value="0" calcext:value-type="float" table:number-columns-spanned="1" table:number-rows-spanned="2">
            <text:p>0.00</text:p>
          </table:table-cell>
          <table:table-cell table:style-name="ce149" table:formula="of:=SUMIFS([Log.$AP$1:.$AP$1048576]; [Log.$G$1:.$G$1048576]; &quot;IBKR&quot;; [Log.$AJ$1:.$AJ$1048576]; VLOOKUP([.Q16]; [Misc.$G31:.$H42]; 2; 0))+SUMIFS([Log.$AR$1:.$AR$1048576]; [Log.$G$1:.$G$1048576]; &quot;IBKR&quot;; [Log.$AK$1:.$AK$1048576]; VLOOKUP([.Q16]; [Misc.$G31:.$H42]; 2; 0))" office:value-type="float" office:value="0" calcext:value-type="float" table:number-columns-spanned="1" table:number-rows-spanned="2">
            <text:p>0.00</text:p>
          </table:table-cell>
          <table:table-cell table:style-name="ce149" table:formula="of:=SUMIFS([Log.$AP$1:.$AP$1048576]; [Log.$G$1:.$G$1048576]; &quot;IBKR&quot;; [Log.$AJ$1:.$AJ$1048576]; VLOOKUP([.R16]; [Misc.$G31:.$H42]; 2; 0))+SUMIFS([Log.$AR$1:.$AR$1048576]; [Log.$G$1:.$G$1048576]; &quot;IBKR&quot;; [Log.$AK$1:.$AK$1048576]; VLOOKUP([.R16]; [Misc.$G31:.$H42]; 2; 0))" office:value-type="float" office:value="0" calcext:value-type="float" table:number-columns-spanned="1" table:number-rows-spanned="2">
            <text:p>0.00</text:p>
          </table:table-cell>
          <table:table-cell table:style-name="ce149" table:formula="of:=SUMIFS([Log.$AP$1:.$AP$1048576]; [Log.$G$1:.$G$1048576]; &quot;IBKR&quot;; [Log.$AJ$1:.$AJ$1048576]; VLOOKUP([.S16]; [Misc.$G31:.$H42]; 2; 0))+SUMIFS([Log.$AR$1:.$AR$1048576]; [Log.$G$1:.$G$1048576]; &quot;IBKR&quot;; [Log.$AK$1:.$AK$1048576]; VLOOKUP([.S16]; [Misc.$G31:.$H42]; 2; 0))" office:value-type="float" office:value="0" calcext:value-type="float" table:number-columns-spanned="1" table:number-rows-spanned="2">
            <text:p>0.00</text:p>
          </table:table-cell>
          <table:table-cell table:number-columns-repeated="45"/>
        </table:table-row>
        <table:table-row table:style-name="ro3">
          <table:table-cell table:number-columns-repeated="15"/>
          <table:covered-table-cell table:style-name="ce119"/>
          <table:covered-table-cell table:number-columns-repeated="3" table:style-name="ce151"/>
          <table:table-cell table:number-columns-repeated="45"/>
        </table:table-row>
        <table:table-row table:style-name="ro3">
          <table:table-cell table:number-columns-repeated="15"/>
          <table:table-cell table:style-name="ce108" office:value-type="string" calcext:value-type="string">
            <text:p>May</text:p>
          </table:table-cell>
          <table:table-cell table:style-name="ce108" office:value-type="string" calcext:value-type="string">
            <text:p>June</text:p>
          </table:table-cell>
          <table:table-cell table:style-name="ce108" office:value-type="string" calcext:value-type="string">
            <text:p>July</text:p>
          </table:table-cell>
          <table:table-cell table:style-name="ce108" office:value-type="string" calcext:value-type="string">
            <text:p>August</text:p>
          </table:table-cell>
          <table:table-cell table:number-columns-repeated="45"/>
        </table:table-row>
        <table:table-row table:style-name="ro3">
          <table:table-cell table:number-columns-repeated="10"/>
          <table:table-cell table:style-name="ce86" office:value-type="string" calcext:value-type="string">
            <text:p>Timeframe</text:p>
          </table:table-cell>
          <table:table-cell table:style-name="ce43" office:value-type="string" calcext:value-type="string">
            <text:p>Win</text:p>
          </table:table-cell>
          <table:table-cell table:style-name="ce43" office:value-type="string" calcext:value-type="string">
            <text:p>Loss</text:p>
          </table:table-cell>
          <table:table-cell table:style-name="ce43" office:value-type="string" calcext:value-type="string">
            <text:p>% Win</text:p>
          </table:table-cell>
          <table:table-cell/>
          <table:table-cell table:style-name="ce149" table:formula="of:=SUMIFS([Log.$AP$1:.$AP$1048576]; [Log.$G$1:.$G$1048576]; &quot;IBKR&quot;; [Log.$AJ$1:.$AJ$1048576]; VLOOKUP([.P19]; [Misc.$G34:.$H45]; 2; 0))+SUMIFS([Log.$AR$1:.$AR$1048576]; [Log.$G$1:.$G$1048576]; &quot;IBKR&quot;; [Log.$AK$1:.$AK$1048576]; VLOOKUP([.P19]; [Misc.$G34:.$H45]; 2; 0))" office:value-type="float" office:value="0" calcext:value-type="float" table:number-columns-spanned="1" table:number-rows-spanned="2">
            <text:p>0.00</text:p>
          </table:table-cell>
          <table:table-cell table:style-name="ce149" table:formula="of:=SUMIFS([Log.$AP$1:.$AP$1048576]; [Log.$G$1:.$G$1048576]; &quot;IBKR&quot;; [Log.$AJ$1:.$AJ$1048576]; VLOOKUP([.Q19]; [Misc.$G34:.$H45]; 2; 0))+SUMIFS([Log.$AR$1:.$AR$1048576]; [Log.$G$1:.$G$1048576]; &quot;IBKR&quot;; [Log.$AK$1:.$AK$1048576]; VLOOKUP([.Q19]; [Misc.$G34:.$H45]; 2; 0))" office:value-type="float" office:value="0" calcext:value-type="float" table:number-columns-spanned="1" table:number-rows-spanned="2">
            <text:p>0.00</text:p>
          </table:table-cell>
          <table:table-cell table:style-name="ce149" table:formula="of:=SUMIFS([Log.$AP$1:.$AP$1048576]; [Log.$G$1:.$G$1048576]; &quot;IBKR&quot;; [Log.$AJ$1:.$AJ$1048576]; VLOOKUP([.R19]; [Misc.$G34:.$H45]; 2; 0))+SUMIFS([Log.$AR$1:.$AR$1048576]; [Log.$G$1:.$G$1048576]; &quot;IBKR&quot;; [Log.$AK$1:.$AK$1048576]; VLOOKUP([.R19]; [Misc.$G34:.$H45]; 2; 0))" office:value-type="float" office:value="0" calcext:value-type="float" table:number-columns-spanned="1" table:number-rows-spanned="2">
            <text:p>0.00</text:p>
          </table:table-cell>
          <table:table-cell table:style-name="ce149" table:formula="of:=SUMIFS([Log.$AP$1:.$AP$1048576]; [Log.$G$1:.$G$1048576]; &quot;IBKR&quot;; [Log.$AJ$1:.$AJ$1048576]; VLOOKUP([.S19]; [Misc.$G34:.$H45]; 2; 0))+SUMIFS([Log.$AR$1:.$AR$1048576]; [Log.$G$1:.$G$1048576]; &quot;IBKR&quot;; [Log.$AK$1:.$AK$1048576]; VLOOKUP([.S19]; [Misc.$G34:.$H45]; 2; 0))" office:value-type="float" office:value="0" calcext:value-type="float" table:number-columns-spanned="1" table:number-rows-spanned="2">
            <text:p>0.00</text:p>
          </table:table-cell>
          <table:table-cell table:number-columns-repeated="45"/>
        </table:table-row>
        <table:table-row table:style-name="ro3">
          <table:table-cell/>
          <table:table-cell table:style-name="ce10" office:value-type="string" calcext:value-type="string">
            <text:p>Average R ratio</text:p>
          </table:table-cell>
          <table:table-cell table:style-name="ce27" table:formula="of:=AVERAGE([$Log.R3:$Log.R502])" office:value-type="string" office:string-value="" calcext:value-type="error">
            <text:p>#DIV/0!</text:p>
          </table:table-cell>
          <table:table-cell table:number-columns-repeated="7"/>
          <table:table-cell table:style-name="ce39" table:formula="of:=[$Misc.B3]" office:value-type="string" office:string-value="1m" calcext:value-type="string">
            <text:p>1m</text:p>
          </table:table-cell>
          <table:table-cell table:style-name="ce31" table:formula="of:=COUNTIFS([Log.$C$3:.$C$502]; [.K21]; [Log.$T$3:.$T$502]; &quot;Win&quot;)" office:value-type="float" office:value="0" calcext:value-type="float">
            <text:p>0</text:p>
          </table:table-cell>
          <table:table-cell table:style-name="ce31" table:formula="of:=COUNTIFS([Log.$C$3:.$C$502]; [.K21]; [Log.$T$3:.$T$502]; &quot;Loss&quot;)" office:value-type="float" office:value="0" calcext:value-type="float">
            <text:p>0</text:p>
          </table:table-cell>
          <table:table-cell table:style-name="ce46" table:formula="of:=IFERROR([.L21]/([.L21]+[.M21]);0)" office:value-type="percentage" office:value="0" calcext:value-type="percentage">
            <text:p>0%</text:p>
          </table:table-cell>
          <table:table-cell/>
          <table:covered-table-cell table:number-columns-repeated="4" table:style-name="ce151"/>
          <table:table-cell table:number-columns-repeated="45"/>
        </table:table-row>
        <table:table-row table:style-name="ro3">
          <table:table-cell/>
          <table:table-cell table:style-name="ce18" office:value-type="string" calcext:value-type="string">
            <text:p>Sharpe ratio</text:p>
          </table:table-cell>
          <table:table-cell table:style-name="ce28" table:formula="of:=IFERROR(([.I7]/[.G7])/(ABS([.I11])/[.G11]); 0)" office:value-type="float" office:value="0" calcext:value-type="float">
            <text:p>0.00</text:p>
          </table:table-cell>
          <table:table-cell table:number-columns-repeated="7"/>
          <table:table-cell table:style-name="ce39" table:formula="of:=[$Misc.B4]" office:value-type="string" office:string-value="2m" calcext:value-type="string">
            <text:p>2m</text:p>
          </table:table-cell>
          <table:table-cell table:style-name="ce31" table:formula="of:=COUNTIFS([Log.$C$3:.$C$502]; [.K22]; [Log.$T$3:.$T$502]; &quot;Win&quot;)" office:value-type="float" office:value="0" calcext:value-type="float">
            <text:p>0</text:p>
          </table:table-cell>
          <table:table-cell table:style-name="ce31" table:formula="of:=COUNTIFS([Log.$C$3:.$C$502]; [.K22]; [Log.$T$3:.$T$502]; &quot;Loss&quot;)" office:value-type="float" office:value="0" calcext:value-type="float">
            <text:p>0</text:p>
          </table:table-cell>
          <table:table-cell table:style-name="ce46" table:formula="of:=IFERROR([.L22]/([.L22]+[.M22]);0)" office:value-type="percentage" office:value="0" calcext:value-type="percentage">
            <text:p>0%</text:p>
          </table:table-cell>
          <table:table-cell/>
          <table:table-cell table:style-name="ce108" office:value-type="string" calcext:value-type="string">
            <text:p>September</text:p>
          </table:table-cell>
          <table:table-cell table:style-name="ce108" office:value-type="string" calcext:value-type="string">
            <text:p>October</text:p>
          </table:table-cell>
          <table:table-cell table:style-name="ce108" office:value-type="string" calcext:value-type="string">
            <text:p>November</text:p>
          </table:table-cell>
          <table:table-cell table:style-name="ce108" office:value-type="string" calcext:value-type="string">
            <text:p>December</text:p>
          </table:table-cell>
          <table:table-cell table:number-columns-repeated="45"/>
        </table:table-row>
        <table:table-row table:style-name="ro3">
          <table:table-cell table:number-columns-repeated="10"/>
          <table:table-cell table:style-name="ce39" table:formula="of:=[$Misc.B5]" office:value-type="string" office:string-value="3m" calcext:value-type="string">
            <text:p>3m</text:p>
          </table:table-cell>
          <table:table-cell table:style-name="ce31" table:formula="of:=COUNTIFS([Log.$C$3:.$C$502]; [.K23]; [Log.$T$3:.$T$502]; &quot;Win&quot;)" office:value-type="float" office:value="0" calcext:value-type="float">
            <text:p>0</text:p>
          </table:table-cell>
          <table:table-cell table:style-name="ce31" table:formula="of:=COUNTIFS([Log.$C$3:.$C$502]; [.K23]; [Log.$T$3:.$T$502]; &quot;Loss&quot;)" office:value-type="float" office:value="0" calcext:value-type="float">
            <text:p>0</text:p>
          </table:table-cell>
          <table:table-cell table:style-name="ce46" table:formula="of:=IFERROR([.L23]/([.L23]+[.M23]);0)" office:value-type="percentage" office:value="0" calcext:value-type="percentage">
            <text:p>0%</text:p>
          </table:table-cell>
          <table:table-cell/>
          <table:table-cell table:style-name="ce118" table:formula="of:=SUMIFS([Log.$AP$1:.$AP$1048576]; [Log.$G$1:.$G$1048576]; &quot;IBKR&quot;; [Log.$AJ$1:.$AJ$1048576]; VLOOKUP([.P22]; [Misc.$G37:.$H48]; 2; 0))+SUMIFS([Log.$AR$1:.$AR$1048576]; [Log.$G$1:.$G$1048576]; &quot;IBKR&quot;; [Log.$AK$1:.$AK$1048576]; VLOOKUP([.P22]; [Misc.$G37:.$H48]; 2; 0))" office:value-type="float" office:value="0" calcext:value-type="float" table:number-columns-spanned="1" table:number-rows-spanned="2">
            <text:p>0.00</text:p>
          </table:table-cell>
          <table:table-cell table:style-name="ce118" table:formula="of:=SUMIFS([Log.$AP$1:.$AP$1048576]; [Log.$G$1:.$G$1048576]; &quot;IBKR&quot;; [Log.$AJ$1:.$AJ$1048576]; VLOOKUP([.Q22]; [Misc.$G37:.$H48]; 2; 0))+SUMIFS([Log.$AR$1:.$AR$1048576]; [Log.$G$1:.$G$1048576]; &quot;IBKR&quot;; [Log.$AK$1:.$AK$1048576]; VLOOKUP([.Q22]; [Misc.$G37:.$H48]; 2; 0))" office:value-type="float" office:value="0" calcext:value-type="float" table:number-columns-spanned="1" table:number-rows-spanned="2">
            <text:p>0.00</text:p>
          </table:table-cell>
          <table:table-cell table:style-name="ce118" table:formula="of:=SUMIFS([Log.$AP$1:.$AP$1048576]; [Log.$G$1:.$G$1048576]; &quot;IBKR&quot;; [Log.$AJ$1:.$AJ$1048576]; VLOOKUP([.R22]; [Misc.$G37:.$H48]; 2; 0))+SUMIFS([Log.$AR$1:.$AR$1048576]; [Log.$G$1:.$G$1048576]; &quot;IBKR&quot;; [Log.$AK$1:.$AK$1048576]; VLOOKUP([.R22]; [Misc.$G37:.$H48]; 2; 0))" office:value-type="float" office:value="0" calcext:value-type="float" table:number-columns-spanned="1" table:number-rows-spanned="2">
            <text:p>0.00</text:p>
          </table:table-cell>
          <table:table-cell table:style-name="ce118" table:formula="of:=SUMIFS([Log.$AP$1:.$AP$1048576]; [Log.$G$1:.$G$1048576]; &quot;IBKR&quot;; [Log.$AJ$1:.$AJ$1048576]; VLOOKUP([.S22]; [Misc.$G37:.$H48]; 2; 0))+SUMIFS([Log.$AR$1:.$AR$1048576]; [Log.$G$1:.$G$1048576]; &quot;IBKR&quot;; [Log.$AK$1:.$AK$1048576]; VLOOKUP([.S22]; [Misc.$G37:.$H48]; 2; 0))" office:value-type="float" office:value="0" calcext:value-type="float" table:number-columns-spanned="1" table:number-rows-spanned="2">
            <text:p>0.00</text:p>
          </table:table-cell>
          <table:table-cell table:number-columns-repeated="45"/>
        </table:table-row>
        <table:table-row table:style-name="ro3">
          <table:table-cell/>
          <table:table-cell table:style-name="ce10" office:value-type="string" calcext:value-type="string">
            <text:p>Average retention</text:p>
          </table:table-cell>
          <table:table-cell table:style-name="ce59" table:formula="of:=IFERROR(AVERAGE([$Log.AL3:$Log.AL502]); 0)" office:value-type="float" office:value="0" calcext:value-type="float">
            <text:p>0.00 Days</text:p>
          </table:table-cell>
          <table:table-cell table:number-columns-repeated="7"/>
          <table:table-cell table:style-name="ce39" table:formula="of:=[$Misc.B6]" office:value-type="string" office:string-value="5m" calcext:value-type="string">
            <text:p>5m</text:p>
          </table:table-cell>
          <table:table-cell table:style-name="ce31" table:formula="of:=COUNTIFS([Log.$C$3:.$C$502]; [.K24]; [Log.$T$3:.$T$502]; &quot;Win&quot;)" office:value-type="float" office:value="0" calcext:value-type="float">
            <text:p>0</text:p>
          </table:table-cell>
          <table:table-cell table:style-name="ce31" table:formula="of:=COUNTIFS([Log.$C$3:.$C$502]; [.K24]; [Log.$T$3:.$T$502]; &quot;Loss&quot;)" office:value-type="float" office:value="0" calcext:value-type="float">
            <text:p>0</text:p>
          </table:table-cell>
          <table:table-cell table:style-name="ce46" table:formula="of:=IFERROR([.L24]/([.L24]+[.M24]);0)" office:value-type="percentage" office:value="0" calcext:value-type="percentage">
            <text:p>0%</text:p>
          </table:table-cell>
          <table:table-cell/>
          <table:covered-table-cell table:number-columns-repeated="4" table:style-name="Default"/>
          <table:table-cell table:number-columns-repeated="45"/>
        </table:table-row>
        <table:table-row table:style-name="ro3">
          <table:table-cell/>
          <table:table-cell table:style-name="ce18" office:value-type="string" calcext:value-type="string">
            <text:p>Gain per day</text:p>
          </table:table-cell>
          <table:table-cell table:style-name="ce60" table:formula="of:=[.C14]/[.C24]" office:value-type="string" office:string-value="" calcext:value-type="error">
            <text:p>#DIV/0!</text:p>
          </table:table-cell>
          <table:table-cell table:number-columns-repeated="7"/>
          <table:table-cell table:style-name="ce39" table:formula="of:=[$Misc.B7]" office:value-type="string" office:string-value="15m" calcext:value-type="string">
            <text:p>15m</text:p>
          </table:table-cell>
          <table:table-cell table:style-name="ce31" table:formula="of:=COUNTIFS([Log.$C$3:.$C$502]; [.K25]; [Log.$T$3:.$T$502]; &quot;Win&quot;)" office:value-type="float" office:value="0" calcext:value-type="float">
            <text:p>0</text:p>
          </table:table-cell>
          <table:table-cell table:style-name="ce31" table:formula="of:=COUNTIFS([Log.$C$3:.$C$502]; [.K25]; [Log.$T$3:.$T$502]; &quot;Loss&quot;)" office:value-type="float" office:value="0" calcext:value-type="float">
            <text:p>0</text:p>
          </table:table-cell>
          <table:table-cell table:style-name="ce46" table:formula="of:=IFERROR([.L25]/([.L25]+[.M25]);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8]" office:value-type="string" office:string-value="30m" calcext:value-type="string">
            <text:p>30m</text:p>
          </table:table-cell>
          <table:table-cell table:style-name="ce31" table:formula="of:=COUNTIFS([Log.$C$3:.$C$502]; [.K26]; [Log.$T$3:.$T$502]; &quot;Win&quot;)" office:value-type="float" office:value="0" calcext:value-type="float">
            <text:p>0</text:p>
          </table:table-cell>
          <table:table-cell table:style-name="ce31" table:formula="of:=COUNTIFS([Log.$C$3:.$C$502]; [.K26]; [Log.$T$3:.$T$502]; &quot;Loss&quot;)" office:value-type="float" office:value="0" calcext:value-type="float">
            <text:p>0</text:p>
          </table:table-cell>
          <table:table-cell table:style-name="ce46" table:formula="of:=IFERROR([.L26]/([.L26]+[.M26]);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9]" office:value-type="string" office:string-value="H1" calcext:value-type="string">
            <text:p>H1</text:p>
          </table:table-cell>
          <table:table-cell table:style-name="ce31" table:formula="of:=COUNTIFS([Log.$C$3:.$C$502]; [.K27]; [Log.$T$3:.$T$502]; &quot;Win&quot;)" office:value-type="float" office:value="0" calcext:value-type="float">
            <text:p>0</text:p>
          </table:table-cell>
          <table:table-cell table:style-name="ce31" table:formula="of:=COUNTIFS([Log.$C$3:.$C$502]; [.K27]; [Log.$T$3:.$T$502]; &quot;Loss&quot;)" office:value-type="float" office:value="0" calcext:value-type="float">
            <text:p>0</text:p>
          </table:table-cell>
          <table:table-cell table:style-name="ce46" table:formula="of:=IFERROR([.L27]/([.L27]+[.M27]);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10]" office:value-type="string" office:string-value="H2" calcext:value-type="string">
            <text:p>H2</text:p>
          </table:table-cell>
          <table:table-cell table:style-name="ce31" table:formula="of:=COUNTIFS([Log.$C$3:.$C$502]; [.K28]; [Log.$T$3:.$T$502]; &quot;Win&quot;)" office:value-type="float" office:value="0" calcext:value-type="float">
            <text:p>0</text:p>
          </table:table-cell>
          <table:table-cell table:style-name="ce31" table:formula="of:=COUNTIFS([Log.$C$3:.$C$502]; [.K28]; [Log.$T$3:.$T$502]; &quot;Loss&quot;)" office:value-type="float" office:value="0" calcext:value-type="float">
            <text:p>0</text:p>
          </table:table-cell>
          <table:table-cell table:style-name="ce46" table:formula="of:=IFERROR([.L28]/([.L28]+[.M28]);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11]" office:value-type="string" office:string-value="H3" calcext:value-type="string">
            <text:p>H3</text:p>
          </table:table-cell>
          <table:table-cell table:style-name="ce31" table:formula="of:=COUNTIFS([Log.$C$3:.$C$502]; [.K29]; [Log.$T$3:.$T$502]; &quot;Win&quot;)" office:value-type="float" office:value="0" calcext:value-type="float">
            <text:p>0</text:p>
          </table:table-cell>
          <table:table-cell table:style-name="ce31" table:formula="of:=COUNTIFS([Log.$C$3:.$C$502]; [.K29]; [Log.$T$3:.$T$502]; &quot;Loss&quot;)" office:value-type="float" office:value="0" calcext:value-type="float">
            <text:p>0</text:p>
          </table:table-cell>
          <table:table-cell table:style-name="ce46" table:formula="of:=IFERROR([.L29]/([.L29]+[.M29]);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12]" office:value-type="string" office:string-value="H4" calcext:value-type="string">
            <text:p>H4</text:p>
          </table:table-cell>
          <table:table-cell table:style-name="ce31" table:formula="of:=COUNTIFS([Log.$C$3:.$C$502]; [.K30]; [Log.$T$3:.$T$502]; &quot;Win&quot;)" office:value-type="float" office:value="0" calcext:value-type="float">
            <text:p>0</text:p>
          </table:table-cell>
          <table:table-cell table:style-name="ce31" table:formula="of:=COUNTIFS([Log.$C$3:.$C$502]; [.K30]; [Log.$T$3:.$T$502]; &quot;Loss&quot;)" office:value-type="float" office:value="0" calcext:value-type="float">
            <text:p>0</text:p>
          </table:table-cell>
          <table:table-cell table:style-name="ce46" table:formula="of:=IFERROR([.L30]/([.L30]+[.M30]);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13]" office:value-type="string" office:string-value="Daily" calcext:value-type="string">
            <text:p>Daily</text:p>
          </table:table-cell>
          <table:table-cell table:style-name="ce31" table:formula="of:=COUNTIFS([Log.$C$3:.$C$502]; [.K31]; [Log.$T$3:.$T$502]; &quot;Win&quot;)" office:value-type="float" office:value="0" calcext:value-type="float">
            <text:p>0</text:p>
          </table:table-cell>
          <table:table-cell table:style-name="ce31" table:formula="of:=COUNTIFS([Log.$C$3:.$C$502]; [.K31]; [Log.$T$3:.$T$502]; &quot;Loss&quot;)" office:value-type="float" office:value="0" calcext:value-type="float">
            <text:p>0</text:p>
          </table:table-cell>
          <table:table-cell table:style-name="ce46" table:formula="of:=IFERROR([.L31]/([.L31]+[.M31]);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14]" office:value-type="string" office:string-value="Weekly" calcext:value-type="string">
            <text:p>Weekly</text:p>
          </table:table-cell>
          <table:table-cell table:style-name="ce31" table:formula="of:=COUNTIFS([Log.$C$3:.$C$502]; [.K32]; [Log.$T$3:.$T$502]; &quot;Win&quot;)" office:value-type="float" office:value="0" calcext:value-type="float">
            <text:p>0</text:p>
          </table:table-cell>
          <table:table-cell table:style-name="ce31" table:formula="of:=COUNTIFS([Log.$C$3:.$C$502]; [.K32]; [Log.$T$3:.$T$502]; &quot;Loss&quot;)" office:value-type="float" office:value="0" calcext:value-type="float">
            <text:p>0</text:p>
          </table:table-cell>
          <table:table-cell table:style-name="ce46" table:formula="of:=IFERROR([.L32]/([.L32]+[.M32]);0)" office:value-type="percentage" office:value="0" calcext:value-type="percentage">
            <text:p>0%</text:p>
          </table:table-cell>
          <table:table-cell table:number-columns-repeated="50"/>
        </table:table-row>
        <table:table-row table:style-name="ro3">
          <table:table-cell table:number-columns-repeated="10"/>
          <table:table-cell table:style-name="ce39" table:formula="of:=[$Misc.B15]" office:value-type="string" office:string-value="Monthly" calcext:value-type="string">
            <text:p>Monthly</text:p>
          </table:table-cell>
          <table:table-cell table:style-name="ce31" table:formula="of:=COUNTIFS([Log.$C$3:.$C$502]; [.K33]; [Log.$T$3:.$T$502]; &quot;Win&quot;)" office:value-type="float" office:value="0" calcext:value-type="float">
            <text:p>0</text:p>
          </table:table-cell>
          <table:table-cell table:style-name="ce31" table:formula="of:=COUNTIFS([Log.$C$3:.$C$502]; [.K33]; [Log.$T$3:.$T$502]; &quot;Loss&quot;)" office:value-type="float" office:value="0" calcext:value-type="float">
            <text:p>0</text:p>
          </table:table-cell>
          <table:table-cell table:style-name="ce46" table:formula="of:=IFERROR([.L33]/([.L33]+[.M33]);0)" office:value-type="percentage" office:value="0" calcext:value-type="percentage">
            <text:p>0%</text:p>
          </table:table-cell>
          <table:table-cell table:number-columns-repeated="50"/>
        </table:table-row>
        <table:table-row table:style-name="ro3" table:number-rows-repeated="2">
          <table:table-cell table:number-columns-repeated="64"/>
        </table:table-row>
        <table:table-row table:style-name="ro3">
          <table:table-cell table:number-columns-repeated="10"/>
          <table:table-cell table:style-name="ce93" office:value-type="string" calcext:value-type="string">
            <text:p>Day of Entry</text:p>
          </table:table-cell>
          <table:table-cell table:style-name="ce96" office:value-type="string" calcext:value-type="string">
            <text:p>Win</text:p>
          </table:table-cell>
          <table:table-cell table:style-name="ce96" office:value-type="string" calcext:value-type="string">
            <text:p>Loss</text:p>
          </table:table-cell>
          <table:table-cell table:style-name="ce96" office:value-type="string" calcext:value-type="string">
            <text:p>% Win</text:p>
          </table:table-cell>
          <table:table-cell table:number-columns-repeated="50"/>
        </table:table-row>
        <table:table-row table:style-name="ro3">
          <table:table-cell table:number-columns-repeated="10"/>
          <table:table-cell table:style-name="ce39" office:value-type="string" calcext:value-type="string">
            <text:p>Monday</text:p>
          </table:table-cell>
          <table:table-cell table:style-name="ce98" table:formula="of:=COUNTIFS([Log.$AG$1:.$AG$1048576]; VLOOKUP([.$K37]; [Misc.$G$21:.$H$27]; 2; 0); [Log.$T$1:.$T$1048576]; &quot;Win&quot;)" office:value-type="float" office:value="0" calcext:value-type="float">
            <text:p>0</text:p>
          </table:table-cell>
          <table:table-cell table:style-name="ce98" table:formula="of:=COUNTIFS([Log.$AG$1:.$AG$1048576]; VLOOKUP([.$K37]; [Misc.$G$21:.$H$27]; 2; 0); [Log.$T$1:.$T$1048576]; &quot;Loss&quot;)" office:value-type="float" office:value="0" calcext:value-type="float">
            <text:p>0</text:p>
          </table:table-cell>
          <table:table-cell table:style-name="ce110" table:formula="of:=IFERROR([.$L37]/([.$L37]+[.$M37]); &quot;-&quot;)" office:value-type="string" office:string-value="-" calcext:value-type="string">
            <text:p>-</text:p>
          </table:table-cell>
          <table:table-cell table:number-columns-repeated="50"/>
        </table:table-row>
        <table:table-row table:style-name="ro3">
          <table:table-cell table:number-columns-repeated="10"/>
          <table:table-cell table:style-name="ce39" office:value-type="string" calcext:value-type="string">
            <text:p>Tuesday</text:p>
          </table:table-cell>
          <table:table-cell table:style-name="ce98" table:formula="of:=COUNTIFS([Log.$AG$1:.$AG$1048576]; VLOOKUP([.$K38]; [Misc.$G$21:.$H$27]; 2; 0); [Log.$T$1:.$T$1048576]; &quot;Win&quot;)" office:value-type="float" office:value="0" calcext:value-type="float">
            <text:p>0</text:p>
          </table:table-cell>
          <table:table-cell table:style-name="ce98" table:formula="of:=COUNTIFS([Log.$AG$1:.$AG$1048576]; VLOOKUP([.$K38]; [Misc.$G$21:.$H$27]; 2; 0); [Log.$T$1:.$T$1048576]; &quot;Loss&quot;)" office:value-type="float" office:value="0" calcext:value-type="float">
            <text:p>0</text:p>
          </table:table-cell>
          <table:table-cell table:style-name="ce110" table:formula="of:=IFERROR([.$L38]/([.$L38]+[.$M38]); &quot;-&quot;)" office:value-type="string" office:string-value="-" calcext:value-type="string">
            <text:p>-</text:p>
          </table:table-cell>
          <table:table-cell table:number-columns-repeated="50"/>
        </table:table-row>
        <table:table-row table:style-name="ro3">
          <table:table-cell table:number-columns-repeated="10"/>
          <table:table-cell table:style-name="ce39" office:value-type="string" calcext:value-type="string">
            <text:p>Wednesday</text:p>
          </table:table-cell>
          <table:table-cell table:style-name="ce98" table:formula="of:=COUNTIFS([Log.$AG$1:.$AG$1048576]; VLOOKUP([.$K39]; [Misc.$G$21:.$H$27]; 2; 0); [Log.$T$1:.$T$1048576]; &quot;Win&quot;)" office:value-type="float" office:value="0" calcext:value-type="float">
            <text:p>0</text:p>
          </table:table-cell>
          <table:table-cell table:style-name="ce98" table:formula="of:=COUNTIFS([Log.$AG$1:.$AG$1048576]; VLOOKUP([.$K39]; [Misc.$G$21:.$H$27]; 2; 0); [Log.$T$1:.$T$1048576]; &quot;Loss&quot;)" office:value-type="float" office:value="0" calcext:value-type="float">
            <text:p>0</text:p>
          </table:table-cell>
          <table:table-cell table:style-name="ce110" table:formula="of:=IFERROR([.$L39]/([.$L39]+[.$M39]); &quot;-&quot;)" office:value-type="string" office:string-value="-" calcext:value-type="string">
            <text:p>-</text:p>
          </table:table-cell>
          <table:table-cell table:number-columns-repeated="50"/>
        </table:table-row>
        <table:table-row table:style-name="ro3">
          <table:table-cell table:number-columns-repeated="10"/>
          <table:table-cell table:style-name="ce39" office:value-type="string" calcext:value-type="string">
            <text:p>Thursday</text:p>
          </table:table-cell>
          <table:table-cell table:style-name="ce98" table:formula="of:=COUNTIFS([Log.$AG$1:.$AG$1048576]; VLOOKUP([.$K40]; [Misc.$G$21:.$H$27]; 2; 0); [Log.$T$1:.$T$1048576]; &quot;Win&quot;)" office:value-type="float" office:value="0" calcext:value-type="float">
            <text:p>0</text:p>
          </table:table-cell>
          <table:table-cell table:style-name="ce98" table:formula="of:=COUNTIFS([Log.$AG$1:.$AG$1048576]; VLOOKUP([.$K40]; [Misc.$G$21:.$H$27]; 2; 0); [Log.$T$1:.$T$1048576]; &quot;Loss&quot;)" office:value-type="float" office:value="0" calcext:value-type="float">
            <text:p>0</text:p>
          </table:table-cell>
          <table:table-cell table:style-name="ce110" table:formula="of:=IFERROR([.$L40]/([.$L40]+[.$M40]); &quot;-&quot;)" office:value-type="string" office:string-value="-" calcext:value-type="string">
            <text:p>-</text:p>
          </table:table-cell>
          <table:table-cell table:number-columns-repeated="50"/>
        </table:table-row>
        <table:table-row table:style-name="ro3">
          <table:table-cell table:number-columns-repeated="10"/>
          <table:table-cell table:style-name="ce94" office:value-type="string" calcext:value-type="string">
            <text:p>Friday</text:p>
          </table:table-cell>
          <table:table-cell table:style-name="ce101" table:formula="of:=COUNTIFS([Log.$AG$1:.$AG$1048576]; VLOOKUP([.$K41]; [Misc.$G$21:.$H$27]; 2; 0); [Log.$T$1:.$T$1048576]; &quot;Win&quot;)" office:value-type="float" office:value="0" calcext:value-type="float">
            <text:p>0</text:p>
          </table:table-cell>
          <table:table-cell table:style-name="ce101" table:formula="of:=COUNTIFS([Log.$AG$1:.$AG$1048576]; VLOOKUP([.$K41]; [Misc.$G$21:.$H$27]; 2; 0); [Log.$T$1:.$T$1048576]; &quot;Loss&quot;)" office:value-type="float" office:value="0" calcext:value-type="float">
            <text:p>0</text:p>
          </table:table-cell>
          <table:table-cell table:style-name="ce116" table:formula="of:=IFERROR([.$L41]/([.$L41]+[.$M41]); &quot;-&quot;)" office:value-type="string" office:string-value="-" calcext:value-type="string">
            <text:p>-</text:p>
          </table:table-cell>
          <table:table-cell table:number-columns-repeated="50"/>
        </table:table-row>
        <table:table-row table:style-name="ro3" table:number-rows-repeated="1048534">
          <table:table-cell table:number-columns-repeated="64"/>
        </table:table-row>
        <table:table-row table:style-name="ro3">
          <table:table-cell table:number-columns-repeated="64"/>
        </table:table-row>
        <calcext:conditional-formats>
          <calcext:conditional-format calcext:target-range-address="Overview.P4:Overview.S5 Overview.P7:Overview.S8 Overview.P10:Overview.S11">
            <calcext:condition calcext:apply-style-name="negative amount" calcext:value="&lt;0" calcext:base-cell-address="Overview.P4"/>
            <calcext:condition calcext:apply-style-name="positive amount" calcext:value="&gt;0" calcext:base-cell-address="Overview.P4"/>
          </calcext:conditional-format>
        </calcext:conditional-formats>
      </table:table>
      <table:table table:name="Log" table:style-name="ta1">
        <office:forms form:automatic-focus="false" form:apply-design-mode="false"/>
        <table:table-column table:style-name="co17" table:default-cell-style-name="ce185"/>
        <table:table-column table:style-name="co5" table:number-columns-repeated="4" table:default-cell-style-name="ce223"/>
        <table:table-column table:style-name="co5" table:default-cell-style-name="ce97"/>
        <table:table-column table:style-name="co18" table:default-cell-style-name="ce240"/>
        <table:table-column table:style-name="co19" table:default-cell-style-name="ce246"/>
        <table:table-column-group>
          <table:table-column table:style-name="co20" table:default-cell-style-name="ce103"/>
          <table:table-column table:style-name="co5" table:default-cell-style-name="ce124"/>
          <table:table-column table:style-name="co5" table:default-cell-style-name="ce109"/>
          <table:table-column table:style-name="co5" table:default-cell-style-name="ce127"/>
          <table:table-column table:style-name="co21" table:default-cell-style-name="ce143"/>
          <table:table-column table:style-name="co5" table:default-cell-style-name="ce109"/>
          <table:table-column table:style-name="co5" table:default-cell-style-name="ce124"/>
          <table:table-column table:style-name="co5" table:default-cell-style-name="ce109"/>
          <table:table-column table:style-name="co22" table:default-cell-style-name="ce178"/>
        </table:table-column-group>
        <table:table-column-group>
          <table:table-column table:style-name="co23" table:default-cell-style-name="ce169"/>
          <table:table-column table:style-name="co5" table:default-cell-style-name="ce172"/>
          <table:table-column table:style-name="co24" table:default-cell-style-name="ce181"/>
          <table:table-column table:style-name="co25" table:default-cell-style-name="ce181"/>
        </table:table-column-group>
        <table:table-column-group>
          <table:table-column table:style-name="co25" table:default-cell-style-name="ce190"/>
          <table:table-column table:style-name="co26" table:default-cell-style-name="ce223"/>
          <table:table-column table:style-name="co27" table:default-cell-style-name="ce201"/>
        </table:table-column-group>
        <table:table-column-group>
          <table:table-column table:style-name="co5" table:default-cell-style-name="ce200"/>
          <table:table-column table:style-name="co5" table:default-cell-style-name="ce206"/>
          <table:table-column table:style-name="co5" table:default-cell-style-name="ce201"/>
          <table:table-column table:style-name="co5" table:default-cell-style-name="ce216"/>
          <table:table-column table:style-name="co5" table:default-cell-style-name="ce201"/>
          <table:table-column table:style-name="co5" table:default-cell-style-name="ce216"/>
        </table:table-column-group>
        <table:table-column table:style-name="co5" table:number-columns-repeated="2" table:default-cell-style-name="ce180"/>
        <table:table-column table:style-name="co28" table:default-cell-style-name="ce180"/>
        <table:table-column table:style-name="co29" table:default-cell-style-name="ce180"/>
        <table:table-column table:style-name="co5" table:default-cell-style-name="ce180"/>
        <table:table-column table:style-name="co30" table:default-cell-style-name="ce180"/>
        <table:table-column table:style-name="co31" table:default-cell-style-name="ce180"/>
        <table:table-column table:style-name="co5" table:default-cell-style-name="ce180"/>
        <table:table-column table:style-name="co32" table:default-cell-style-name="ce180"/>
        <table:table-column table:style-name="co33" table:default-cell-style-name="ce180"/>
        <table:table-column table:style-name="co34" table:default-cell-style-name="ce180"/>
        <table:table-column table:style-name="co5" table:number-columns-repeated="2" table:default-cell-style-name="ce180"/>
        <table:table-column table:style-name="co35" table:default-cell-style-name="ce180"/>
        <table:table-column table:style-name="co5" table:number-columns-repeated="20" table:default-cell-style-name="ce180"/>
        <table:table-row table:style-name="ro4">
          <table:table-cell table:style-name="ce78" office:value-type="string" calcext:value-type="string" table:number-columns-spanned="6" table:number-rows-spanned="1">
            <text:p>TRADE IDENTIFIERS</text:p>
          </table:table-cell>
          <table:covered-table-cell table:style-name="ce215"/>
          <table:covered-table-cell table:style-name="ce215" table:content-validation-name="val1"/>
          <table:covered-table-cell table:style-name="ce215" table:content-validation-name="val3"/>
          <table:covered-table-cell table:style-name="ce215" table:content-validation-name="val5"/>
          <table:covered-table-cell table:style-name="ce132" table:content-validation-name="val7"/>
          <table:table-cell table:style-name="ce138" table:content-validation-name="val9" office:value-type="string" calcext:value-type="string" table:number-columns-spanned="2" table:number-rows-spanned="1">
            <text:p>TAX</text:p>
          </table:table-cell>
          <table:covered-table-cell table:style-name="ce142" table:content-validation-name="val9"/>
          <table:table-cell table:style-name="ce148" office:value-type="string" calcext:value-type="string" table:number-columns-spanned="4" table:number-rows-spanned="1">
            <text:p>ENTRY</text:p>
          </table:table-cell>
          <table:covered-table-cell table:style-name="ce120"/>
          <table:covered-table-cell table:style-name="ce105"/>
          <table:covered-table-cell table:style-name="ce122"/>
          <table:table-cell table:style-name="ce154" table:formula="of:=IF([$Misc.B34] = 1; &quot;update&quot;; &quot;&quot;)" office:value-type="string" office:string-value="" calcext:value-type="error">
            <text:p>Err:502</text:p>
          </table:table-cell>
          <table:table-cell table:style-name="ce159" office:value-type="string" calcext:value-type="string" table:number-columns-spanned="4" table:number-rows-spanned="1">
            <text:p>EXIT</text:p>
          </table:table-cell>
          <table:covered-table-cell table:style-name="ce146"/>
          <table:covered-table-cell table:style-name="ce165"/>
          <table:covered-table-cell table:style-name="ce176"/>
          <table:table-cell table:style-name="ce173" office:value-type="string" calcext:value-type="string" table:number-columns-spanned="4" table:number-rows-spanned="1">
            <text:p>RESULTS</text:p>
          </table:table-cell>
          <table:covered-table-cell table:style-name="ce170"/>
          <table:covered-table-cell table:number-columns-repeated="2" table:style-name="ce174"/>
          <table:table-cell table:style-name="ce114" office:value-type="string" calcext:value-type="string" table:number-columns-spanned="3" table:number-rows-spanned="1">
            <text:p>RECOGNITION</text:p>
          </table:table-cell>
          <table:covered-table-cell table:style-name="ce215"/>
          <table:covered-table-cell table:style-name="ce218"/>
          <table:table-cell table:style-name="ce193" office:value-type="string" calcext:value-type="string" table:number-columns-spanned="6" table:number-rows-spanned="1">
            <text:p>MGMT Backtesting</text:p>
          </table:table-cell>
          <table:covered-table-cell table:style-name="ce202"/>
          <table:covered-table-cell table:style-name="ce208"/>
          <table:covered-table-cell table:style-name="ce211"/>
          <table:covered-table-cell table:style-name="ce208"/>
          <table:covered-table-cell table:style-name="ce211"/>
          <table:table-cell/>
          <table:table-cell table:style-name="ce270" office:value-type="string" calcext:value-type="string">
            <text:p>Hidden for calculations</text:p>
          </table:table-cell>
          <table:table-cell table:style-name="ce199"/>
          <table:table-cell table:number-columns-repeated="31"/>
        </table:table-row>
        <table:table-row table:style-name="ro2">
          <table:table-cell table:style-name="ce184" office:value-type="string" calcext:value-type="string">
            <text:p>#</text:p>
          </table:table-cell>
          <table:table-cell table:style-name="ce187" office:value-type="string" calcext:value-type="string">
            <text:p>Symbol</text:p>
          </table:table-cell>
          <table:table-cell table:style-name="ce187" office:value-type="string" calcext:value-type="string">
            <office:annotation draw:style-name="gr4" draw:text-style-name="P4" svg:width="28.99mm" svg:height="33.61mm" svg:x="59.04mm" svg:y="3.33mm" draw:caption-point-x="-6.1mm" draw:caption-point-y="5.39mm">
              <dc:creator>ca</dc:creator>
              <dc:date>2019-08-08T00:00:00</dc:date>
              <text:p text:style-name="P3"><text:span text:style-name="T3">On what timeframe the BUY and SELL signal were found and taken.</text:span></text:p>
              <text:p text:style-name="P3"><text:span text:style-name="T3">1m, 2m, 5m, 15m, 30m, 60m, H1, H4, D</text:span></text:p>
            </office:annotation>
            <text:p>Timeframe</text:p>
          </table:table-cell>
          <table:table-cell table:style-name="ce187" office:value-type="string" calcext:value-type="string">
            <text:p>Pattern</text:p>
          </table:table-cell>
          <table:table-cell table:style-name="ce89" office:value-type="string" calcext:value-type="string">
            <text:p>Re-entry</text:p>
          </table:table-cell>
          <table:table-cell table:style-name="ce133" office:value-type="string" calcext:value-type="string">
            <text:p>Direction</text:p>
          </table:table-cell>
          <table:table-cell table:style-name="ce139" table:content-validation-name="val9" office:value-type="string" calcext:value-type="string">
            <text:p>Platform</text:p>
          </table:table-cell>
          <table:table-cell table:style-name="ce144" table:content-validation-name="val9" office:value-type="string" calcext:value-type="string">
            <text:p>Trader</text:p>
          </table:table-cell>
          <table:table-cell table:style-name="ce102" office:value-type="string" calcext:value-type="string">
            <office:annotation draw:style-name="gr5" draw:text-style-name="P4" svg:width="28.99mm" svg:height="9.91mm" svg:x="186.88mm" svg:y="3.33mm" draw:caption-point-x="-6.1mm" draw:caption-point-y="5.39mm">
              <dc:creator>ca</dc:creator>
              <dc:date>2022-01-04T00:00:00</dc:date>
              <text:p text:style-name="P3"><text:span text:style-name="T3">DD/MM/YYYY HH:MM</text:span></text:p>
            </office:annotation>
            <text:p>Entry DateTime</text:p>
          </table:table-cell>
          <table:table-cell table:style-name="ce197" office:value-type="string" calcext:value-type="string">
            <text:p>Entry Qty</text:p>
          </table:table-cell>
          <table:table-cell table:style-name="ce106" office:value-type="string" calcext:value-type="string">
            <text:p>Entry Price</text:p>
          </table:table-cell>
          <table:table-cell table:style-name="ce123" office:value-type="string" calcext:value-type="string">
            <text:p>StopLoss</text:p>
          </table:table-cell>
          <table:table-cell table:style-name="ce155" office:value-type="string" calcext:value-type="string">
            <text:p>Risking</text:p>
          </table:table-cell>
          <table:table-cell table:style-name="ce161" office:value-type="string" calcext:value-type="string">
            <text:p>TargetPrice</text:p>
          </table:table-cell>
          <table:table-cell table:style-name="ce207" office:value-type="string" calcext:value-type="string">
            <text:p>Exit Qty</text:p>
          </table:table-cell>
          <table:table-cell table:style-name="ce166" office:value-type="string" calcext:value-type="string">
            <text:p>Exit Price</text:p>
          </table:table-cell>
          <table:table-cell table:style-name="ce177" office:value-type="string" calcext:value-type="string">
            <office:annotation draw:style-name="gr5" draw:text-style-name="P4" svg:width="28.99mm" svg:height="9.91mm" svg:x="369.32mm" svg:y="3.33mm" draw:caption-point-x="-6.1mm" draw:caption-point-y="5.39mm">
              <dc:creator>ca</dc:creator>
              <dc:date>2022-01-04T00:00:00</dc:date>
              <text:p text:style-name="P3"><text:span text:style-name="T3">DD/MM/YYYY HH:MM</text:span></text:p>
            </office:annotation>
            <text:p>Exit DateTime</text:p>
          </table:table-cell>
          <table:table-cell table:style-name="ce111" office:value-type="string" calcext:value-type="string">
            <text:p>R</text:p>
          </table:table-cell>
          <table:table-cell table:style-name="ce117" office:value-type="string" calcext:value-type="string">
            <text:p>Gross P&amp;L</text:p>
          </table:table-cell>
          <table:table-cell table:style-name="ce212" office:value-type="string" calcext:value-type="string">
            <text:p>Win/Loss</text:p>
          </table:table-cell>
          <table:table-cell table:style-name="ce212" office:value-type="string" calcext:value-type="string">
            <text:p>Duration</text:p>
          </table:table-cell>
          <table:table-cell table:style-name="ce115" office:value-type="string" calcext:value-type="string">
            <office:annotation draw:style-name="gr5" draw:text-style-name="P4" svg:width="28.99mm" svg:height="9.91mm" svg:x="470.04mm" svg:y="3.33mm" draw:caption-point-x="-6.1mm" draw:caption-point-y="5.39mm">
              <dc:creator>ca</dc:creator>
              <dc:date>2019-08-08T00:00:00</dc:date>
              <text:p text:style-name="P3"><text:span text:style-name="T3">If I obeyed my trading plan</text:span></text:p>
            </office:annotation>
            <text:p>Obeyed</text:p>
          </table:table-cell>
          <table:table-cell table:style-name="ce187" office:value-type="string" calcext:value-type="string">
            <text:p>Mistakes</text:p>
          </table:table-cell>
          <table:table-cell table:style-name="ce184" office:value-type="string" calcext:value-type="string">
            <text:p>Notes</text:p>
          </table:table-cell>
          <table:table-cell table:style-name="ce195" office:value-type="string" calcext:value-type="string" table:number-columns-spanned="2" table:number-rows-spanned="1">
            <text:p>2R AON</text:p>
          </table:table-cell>
          <table:covered-table-cell table:style-name="ce203"/>
          <table:table-cell table:style-name="ce209" office:value-type="string" calcext:value-type="string" table:number-columns-spanned="2" table:number-rows-spanned="1">
            <office:annotation draw:style-name="gr2" draw:text-style-name="P4" svg:width="28.99mm" svg:height="17.99mm" svg:x="677.98mm" svg:y="0mm" draw:caption-point-x="-6.1mm" draw:caption-point-y="8.72mm">
              <dc:date>2022-06-23T00:00:00</dc:date>
              <text:p text:style-name="P3"><text:span text:style-name="T2">Put SL at BE after 1R</text:span></text:p>
            </office:annotation>
            <text:p>2R BE</text:p>
          </table:table-cell>
          <table:covered-table-cell table:style-name="ce213"/>
          <table:table-cell table:style-name="ce209" office:value-type="string" calcext:value-type="string" table:number-columns-spanned="2" table:number-rows-spanned="1">
            <text:p>1R AON</text:p>
          </table:table-cell>
          <table:covered-table-cell table:style-name="ce213"/>
          <table:table-cell table:style-name="ce179"/>
          <table:table-cell table:style-name="ce179" office:value-type="string" calcext:value-type="string">
            <text:p>Day of month</text:p>
          </table:table-cell>
          <table:table-cell table:style-name="ce179" office:value-type="string" calcext:value-type="string">
            <text:p>Day of week open</text:p>
          </table:table-cell>
          <table:table-cell table:style-name="ce179" office:value-type="string" calcext:value-type="string">
            <text:p>Day of week close</text:p>
          </table:table-cell>
          <table:table-cell table:style-name="ce179" office:value-type="string" calcext:value-type="string">
            <text:p>Week #</text:p>
          </table:table-cell>
          <table:table-cell table:style-name="ce179" office:value-type="string" calcext:value-type="string">
            <text:p>Entry Month #</text:p>
          </table:table-cell>
          <table:table-cell table:style-name="ce179" office:value-type="string" calcext:value-type="string">
            <text:p>Exit Month #</text:p>
          </table:table-cell>
          <table:table-cell table:style-name="ce179" office:value-type="string" calcext:value-type="string">
            <text:p>Duration</text:p>
          </table:table-cell>
          <table:table-cell table:style-name="ce179" office:value-type="string" calcext:value-type="string">
            <text:p>R running total</text:p>
          </table:table-cell>
          <table:table-cell table:style-name="ce179" office:value-type="string" calcext:value-type="string">
            <text:p>P&amp;L running total</text:p>
          </table:table-cell>
          <table:table-cell table:style-name="ce179" office:value-type="string" calcext:value-type="string">
            <text:p>Entry Amount</text:p>
          </table:table-cell>
          <table:table-cell table:style-name="ce179" office:value-type="string" calcext:value-type="string">
            <text:p>Entry TOB</text:p>
          </table:table-cell>
          <table:table-cell table:style-name="ce179" office:value-type="string" calcext:value-type="string">
            <text:p>Exit Amount</text:p>
          </table:table-cell>
          <table:table-cell table:style-name="ce179" office:value-type="string" calcext:value-type="string">
            <text:p>Exit TOB</text:p>
          </table:table-cell>
          <table:table-cell table:style-name="ce179" table:number-columns-repeated="20"/>
        </table:table-row>
        <table:table-row table:style-name="ro2">
          <table:table-cell office:value-type="float" office:value="1" calcext:value-type="float">
            <text:p>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quot;Long&quot;; [.K3]-[Overview.$C$4]/[.J3]; IF([.F3]=&quot;Short&quot;; [.K3]+[Overview.$C$4]/[.J3]; &quot;&quot;)); &quot;&quot;)">
            <text:p/>
          </table:table-cell>
          <table:table-cell table:style-name="ce157" table:formula="of:=IFERROR(ABS([.L3]-[.K3])*[.J3]; &quot;&quot;)">
            <text:p/>
          </table:table-cell>
          <table:table-cell table:style-name="ce289" table:formula="of:=IFERROR(IF([.F3]=&quot;Long&quot;; [.K3]+[Overview.$C$4]/[.J3]*[Overview.$C$6]; IF([.F3]=&quot;Short&quot;; [.K3]-[Overview.$C$4]/[.J3]*[Overview.$C$6]; &quot;&quot;)); &quot;&quot;)">
            <text:p/>
          </table:table-cell>
          <table:table-cell table:style-name="ce152"/>
          <table:table-cell table:number-columns-repeated="2"/>
          <table:table-cell table:formula="of:=IFERROR([.S3]/[.M3]; &quot;&quot;)">
            <text:p/>
          </table:table-cell>
          <table:table-cell table:formula="of:=IFERROR(IF(AND([.F3]=&quot;Long&quot;; [.O3]=[.J3]); [.J3]*([.P3]-[.K3]); IF(AND([.F3]=&quot;Short&quot;; [.O3]=[.J3]); [.J3]*([.K3]-[.P3]); &quot;&quot;)); &quot;&quot;)">
            <text:p/>
          </table:table-cell>
          <table:table-cell table:formula="of:=IF(ISNUMBER([.S3]); IF([.S3]&gt;=0; &quot;Win&quot;; &quot;Loss&quot;);&quot;&quot;)">
            <text:p/>
          </table:table-cell>
          <table:table-cell table:formula="of:=IF([.Q3]=&quot;&quot;; &quot;&quot;; CONCATENATE(DATEDIF([.I3];[.Q3];&quot;d&quot;); IF(DATEDIF([.I3];[.Q3];&quot;d&quot;)&gt;1; &quot; Days&quot;; &quot; Day&quot;)))">
            <text:p/>
          </table:table-cell>
          <table:table-cell table:content-validation-name="val12"/>
          <table:table-cell table:number-columns-repeated="2"/>
          <table:table-cell table:style-name="ce196"/>
          <table:table-cell table:style-name="ce205" table:formula="of:=IFERROR(IF(ISBLANK([.Y3]); &quot;&quot;; IF([.$F3]=&quot;Long&quot;; ([.Y3]-[.$K3])*[.$J3]/[.$M3]; ([.$K3]-[.Y3])*[.$J3]/[.$M3])-[.$R3]); &quot;&quot;)">
            <office:annotation draw:style-name="gr6" draw:text-style-name="P4" svg:width="28.99mm" svg:height="25.71mm" svg:x="632.83mm" svg:y="0mm" draw:caption-point-x="-6.1mm" draw:caption-point-y="13.24mm">
              <dc:date>2022-01-09T00:00:00</dc:date>
              <text:p text:style-name="P3"><text:span text:style-name="T2">How many R more or less would this strategy have made compared to you.</text:span></text:p>
            </office:annotation>
            <text:p/>
          </table:table-cell>
          <table:table-cell table:style-name="Default"/>
          <table:table-cell table:style-name="ce205" table:formula="of:=IFERROR(IF(ISBLANK([.AA3]); &quot;&quot;; IF([.$F3]=&quot;Long&quot;; ([.AA3]-[.$K3])*[.$J3]/[.$M3]; ([.$K3]-[.AA3])*[.$J3]/[.$M3])-[.$R3]); &quot;&quot;)">
            <text:p/>
          </table:table-cell>
          <table:table-cell table:style-name="Default"/>
          <table:table-cell table:style-name="ce205" table:formula="of:=IFERROR(IF(ISBLANK([.AC3]); &quot;&quot;; IF([.$F3]=&quot;Long&quot;; ([.AC3]-[.$K3])*[.$J3]/[.$M3]; ([.$K3]-[.AC3])*[.$J3]/[.$M3])-[.$R3]); &quot;&quot;)">
            <text:p/>
          </table:table-cell>
          <table:table-cell table:style-name="ce255"/>
          <table:table-cell table:style-name="ce224" table:formula="of:=IF(ISBLANK([.Q3]); &quot;&quot;; DAY([.Q3]))">
            <text:p/>
          </table:table-cell>
          <table:table-cell table:formula="of:=IF(ISBLANK([.I3]); &quot;&quot;; WEEKDAY([.I3]; 2))">
            <text:p/>
          </table:table-cell>
          <table:table-cell table:style-name="ce224" table:formula="of:=IF(ISBLANK([.Q3]); &quot;&quot;; WEEKDAY([.Q3]; 2))">
            <text:p/>
          </table:table-cell>
          <table:table-cell table:style-name="ce224" table:formula="of:=IF(ISBLANK([.Q3]); &quot;&quot;; WEEKNUM([.Q3]))">
            <text:p/>
          </table:table-cell>
          <table:table-cell table:style-name="ce224" table:formula="of:=IF(ISBLANK([.I3]); &quot;&quot;; MONTH([.I3]))">
            <text:p/>
          </table:table-cell>
          <table:table-cell table:style-name="ce224" table:formula="of:=IF(ISBLANK([.Q3]); &quot;&quot;; MONTH([.Q3]))">
            <text:p/>
          </table:table-cell>
          <table:table-cell table:style-name="ce224" table:formula="of:=IF(OR(ISBLANK([.I3]); ISBLANK([.Q3])); &quot;&quot;; IFERROR(DATEDIF([.I3];[.Q3];&quot;d&quot;); &quot;&quot;))">
            <text:p/>
          </table:table-cell>
          <table:table-cell table:style-name="ce286" table:formula="of:=IF(ISBLANK([.P3]); &quot;&quot;; SUM([.$R$3:.R3]))">
            <text:p/>
          </table:table-cell>
          <table:table-cell table:style-name="ce286" table:formula="of:=IF(ISBLANK([.P3]); &quot;&quot;; SUM([.$S$3:.S3]))">
            <text:p/>
          </table:table-cell>
          <table:table-cell table:formula="of:=IF(ISBLANK([.K3]); &quot;&quot;; [.J3]*[.K3])">
            <text:p/>
          </table:table-cell>
          <table:table-cell table:formula="of:=IF(ISNUMBER([.AO3]); [.AO3]*0.0035; &quot;&quot;)">
            <text:p/>
          </table:table-cell>
          <table:table-cell table:style-name="ce224" table:formula="of:=IF(ISBLANK([.P3]); &quot;&quot; ; [.O3]*[.P3])">
            <text:p/>
          </table:table-cell>
          <table:table-cell table:formula="of:=IF(ISNUMBER([.AQ3]); [.AQ3]*0.0035; &quot;&quot;)">
            <text:p/>
          </table:table-cell>
          <table:table-cell table:number-columns-repeated="20"/>
        </table:table-row>
        <table:table-row table:style-name="ro2">
          <table:table-cell office:value-type="float" office:value="2" calcext:value-type="float">
            <text:p>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quot;Long&quot;; [.K4]-[Overview.$C$4]/[.J4]; IF([.F4]=&quot;Short&quot;; [.K4]+[Overview.$C$4]/[.J4]; &quot;&quot;)); &quot;&quot;)">
            <text:p/>
          </table:table-cell>
          <table:table-cell table:style-name="ce157" table:formula="of:=IFERROR(ABS([.L4]-[.K4])*[.J4]; &quot;&quot;)">
            <text:p/>
          </table:table-cell>
          <table:table-cell table:style-name="ce289" table:formula="of:=IFERROR(IF([.F4]=&quot;Long&quot;; [.K4]+[Overview.$C$4]/[.J4]*[Overview.$C$6]; IF([.F4]=&quot;Short&quot;; [.K4]-[Overview.$C$4]/[.J4]*[Overview.$C$6]; &quot;&quot;)); &quot;&quot;)">
            <text:p/>
          </table:table-cell>
          <table:table-cell table:style-name="ce152"/>
          <table:table-cell table:number-columns-repeated="2"/>
          <table:table-cell table:formula="of:=IFERROR([.S4]/[.M4]; &quot;&quot;)">
            <text:p/>
          </table:table-cell>
          <table:table-cell table:formula="of:=IFERROR(IF(AND([.F4]=&quot;Long&quot;; [.O4]=[.J4]); [.J4]*([.P4]-[.K4]); IF(AND([.F4]=&quot;Short&quot;; [.O4]=[.J4]); [.J4]*([.K4]-[.P4]); &quot;&quot;)); &quot;&quot;)">
            <text:p/>
          </table:table-cell>
          <table:table-cell table:formula="of:=IF(ISNUMBER([.S4]); IF([.S4]&gt;0; &quot;Win&quot;; &quot;Loss&quot;);&quot;&quot;)">
            <text:p/>
          </table:table-cell>
          <table:table-cell table:formula="of:=IF([.Q4]=&quot;&quot;; &quot;&quot;; CONCATENATE(DATEDIF([.I4];[.Q4];&quot;d&quot;); IF(DATEDIF([.I4];[.Q4];&quot;d&quot;)&gt;1; &quot; Days&quot;; &quot; Day&quot;)))">
            <text:p/>
          </table:table-cell>
          <table:table-cell table:content-validation-name="val12"/>
          <table:table-cell table:number-columns-repeated="2"/>
          <table:table-cell table:style-name="ce196"/>
          <table:table-cell table:style-name="ce205" table:formula="of:=IFERROR(IF(ISBLANK([.Y4]); &quot;&quot;; IF([.$F4]=&quot;Long&quot;; ([.Y4]-[.$K4])*[.$J4]/[.$M4]; ([.$K4]-[.Y4])*[.$J4]/[.$M4])-[.$R4]); &quot;&quot;)">
            <text:p/>
          </table:table-cell>
          <table:table-cell table:style-name="Default"/>
          <table:table-cell table:style-name="ce205" table:formula="of:=IFERROR(IF(ISBLANK([.AA4]); &quot;&quot;; IF([.$F4]=&quot;Long&quot;; ([.AA4]-[.$K4])*[.$J4]/[.$M4]; ([.$K4]-[.AA4])*[.$J4]/[.$M4])-[.$R4]); &quot;&quot;)">
            <text:p/>
          </table:table-cell>
          <table:table-cell table:style-name="Default"/>
          <table:table-cell table:style-name="ce205" table:formula="of:=IFERROR(IF(ISBLANK([.AC4]); &quot;&quot;; IF([.$F4]=&quot;Long&quot;; ([.AC4]-[.$K4])*[.$J4]/[.$M4]; ([.$K4]-[.AC4])*[.$J4]/[.$M4])-[.$R4]); &quot;&quot;)">
            <text:p/>
          </table:table-cell>
          <table:table-cell/>
          <table:table-cell table:style-name="ce224" table:formula="of:=IF(ISBLANK([.Q4]); &quot;&quot;; DAY([.Q4]))">
            <text:p/>
          </table:table-cell>
          <table:table-cell table:formula="of:=IF(ISBLANK([.I4]); &quot;&quot;; WEEKDAY([.I4]; 2))">
            <text:p/>
          </table:table-cell>
          <table:table-cell table:style-name="ce224" table:formula="of:=IF(ISBLANK([.Q4]); &quot;&quot;; WEEKDAY([.Q4]; 2))">
            <text:p/>
          </table:table-cell>
          <table:table-cell table:style-name="ce224" table:formula="of:=IF(ISBLANK([.Q4]); &quot;&quot;; WEEKNUM([.Q4]))">
            <text:p/>
          </table:table-cell>
          <table:table-cell table:style-name="ce224" table:formula="of:=IF(ISBLANK([.I4]); &quot;&quot;; MONTH([.I4]))">
            <text:p/>
          </table:table-cell>
          <table:table-cell table:style-name="ce224" table:formula="of:=IF(ISBLANK([.Q4]); &quot;&quot;; MONTH([.Q4]))">
            <text:p/>
          </table:table-cell>
          <table:table-cell table:style-name="ce224" table:formula="of:=IF(OR(ISBLANK([.I4]); ISBLANK([.Q4])); &quot;&quot;; IFERROR(DATEDIF([.I4];[.Q4];&quot;d&quot;); &quot;&quot;))">
            <text:p/>
          </table:table-cell>
          <table:table-cell table:style-name="ce286" table:formula="of:=IF(ISBLANK([.P4]); &quot;&quot;; SUM([.$R$3:.R4]))">
            <text:p/>
          </table:table-cell>
          <table:table-cell table:style-name="ce286" table:formula="of:=IF(ISBLANK([.P4]); &quot;&quot;; SUM([.$S$3:.S4]))">
            <text:p/>
          </table:table-cell>
          <table:table-cell table:formula="of:=IF(ISBLANK([.K4]); &quot;&quot;; [.J4]*[.K4])">
            <text:p/>
          </table:table-cell>
          <table:table-cell table:formula="of:=IF(ISNUMBER([.AO4]); [.AO4]*0.0035; &quot;&quot;)">
            <text:p/>
          </table:table-cell>
          <table:table-cell table:style-name="ce224" table:formula="of:=IF(ISBLANK([.P4]); &quot;&quot; ; [.O4]*[.P4])">
            <text:p/>
          </table:table-cell>
          <table:table-cell table:formula="of:=IF(ISNUMBER([.AQ4]); [.AQ4]*0.0035; &quot;&quot;)">
            <text:p/>
          </table:table-cell>
          <table:table-cell table:number-columns-repeated="20"/>
        </table:table-row>
        <table:table-row table:style-name="ro2">
          <table:table-cell office:value-type="float" office:value="3" calcext:value-type="float">
            <text:p>3</text:p>
          </table:table-cell>
          <table:table-cell table:style-name="ce219"/>
          <table:table-cell table:style-name="ce219" table:content-validation-name="val2"/>
          <table:table-cell table:style-name="ce219" table:content-validation-name="val4"/>
          <table:table-cell table:style-name="ce228"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quot;Long&quot;; [.K5]-[Overview.$C$4]/[.J5]; IF([.F5]=&quot;Short&quot;; [.K5]+[Overview.$C$4]/[.J5]; &quot;&quot;)); &quot;&quot;)">
            <text:p/>
          </table:table-cell>
          <table:table-cell table:style-name="ce157" table:formula="of:=IFERROR(ABS([.L5]-[.K5])*[.J5]; &quot;&quot;)">
            <text:p/>
          </table:table-cell>
          <table:table-cell table:style-name="ce289" table:formula="of:=IFERROR(IF([.F5]=&quot;Long&quot;; [.K5]+[Overview.$C$4]/[.J5]*[Overview.$C$6]; IF([.F5]=&quot;Short&quot;; [.K5]-[Overview.$C$4]/[.J5]*[Overview.$C$6]; &quot;&quot;)); &quot;&quot;)">
            <text:p/>
          </table:table-cell>
          <table:table-cell table:style-name="ce152"/>
          <table:table-cell table:number-columns-repeated="2"/>
          <table:table-cell table:formula="of:=IFERROR([.S5]/[.M5]; &quot;&quot;)">
            <text:p/>
          </table:table-cell>
          <table:table-cell table:formula="of:=IFERROR(IF(AND([.F5]=&quot;Long&quot;; [.O5]=[.J5]); [.J5]*([.P5]-[.K5]); IF(AND([.F5]=&quot;Short&quot;; [.O5]=[.J5]); [.J5]*([.K5]-[.P5]); &quot;&quot;)); &quot;&quot;)">
            <text:p/>
          </table:table-cell>
          <table:table-cell table:formula="of:=IF(ISNUMBER([.S5]); IF([.S5]&gt;0; &quot;Win&quot;; &quot;Loss&quot;);&quot;&quot;)">
            <text:p/>
          </table:table-cell>
          <table:table-cell table:formula="of:=IF([.Q5]=&quot;&quot;; &quot;&quot;; CONCATENATE(DATEDIF([.I5];[.Q5];&quot;d&quot;); IF(DATEDIF([.I5];[.Q5];&quot;d&quot;)&gt;1; &quot; Days&quot;; &quot; Day&quot;)))">
            <text:p/>
          </table:table-cell>
          <table:table-cell table:content-validation-name="val12"/>
          <table:table-cell table:number-columns-repeated="2"/>
          <table:table-cell table:style-name="ce196"/>
          <table:table-cell table:style-name="ce205" table:formula="of:=IFERROR(IF(ISBLANK([.Y5]); &quot;&quot;; IF([.$F5]=&quot;Long&quot;; ([.Y5]-[.$K5])*[.$J5]/[.$M5]; ([.$K5]-[.Y5])*[.$J5]/[.$M5])-[.$R5]); &quot;&quot;)">
            <text:p/>
          </table:table-cell>
          <table:table-cell table:style-name="Default"/>
          <table:table-cell table:style-name="ce205" table:formula="of:=IFERROR(IF(ISBLANK([.AA5]); &quot;&quot;; IF([.$F5]=&quot;Long&quot;; ([.AA5]-[.$K5])*[.$J5]/[.$M5]; ([.$K5]-[.AA5])*[.$J5]/[.$M5])-[.$R5]); &quot;&quot;)">
            <text:p/>
          </table:table-cell>
          <table:table-cell table:style-name="Default"/>
          <table:table-cell table:style-name="ce205" table:formula="of:=IFERROR(IF(ISBLANK([.AC5]); &quot;&quot;; IF([.$F5]=&quot;Long&quot;; ([.AC5]-[.$K5])*[.$J5]/[.$M5]; ([.$K5]-[.AC5])*[.$J5]/[.$M5])-[.$R5]); &quot;&quot;)">
            <text:p/>
          </table:table-cell>
          <table:table-cell/>
          <table:table-cell table:style-name="ce224" table:formula="of:=IF(ISBLANK([.Q5]); &quot;&quot;; DAY([.Q5]))">
            <text:p/>
          </table:table-cell>
          <table:table-cell table:formula="of:=IF(ISBLANK([.I5]); &quot;&quot;; WEEKDAY([.I5]; 2))">
            <text:p/>
          </table:table-cell>
          <table:table-cell table:style-name="ce224" table:formula="of:=IF(ISBLANK([.Q5]); &quot;&quot;; WEEKDAY([.Q5]; 2))">
            <text:p/>
          </table:table-cell>
          <table:table-cell table:style-name="ce224" table:formula="of:=IF(ISBLANK([.Q5]); &quot;&quot;; WEEKNUM([.Q5]))">
            <text:p/>
          </table:table-cell>
          <table:table-cell table:style-name="ce224" table:formula="of:=IF(ISBLANK([.I5]); &quot;&quot;; MONTH([.I5]))">
            <text:p/>
          </table:table-cell>
          <table:table-cell table:style-name="ce224" table:formula="of:=IF(ISBLANK([.Q5]); &quot;&quot;; MONTH([.Q5]))">
            <text:p/>
          </table:table-cell>
          <table:table-cell table:style-name="ce224" table:formula="of:=IF(OR(ISBLANK([.I5]); ISBLANK([.Q5])); &quot;&quot;; IFERROR(DATEDIF([.I5];[.Q5];&quot;d&quot;); &quot;&quot;))">
            <text:p/>
          </table:table-cell>
          <table:table-cell table:style-name="ce286" table:formula="of:=IF(ISBLANK([.P5]); &quot;&quot;; SUM([.$R$3:.R5]))">
            <text:p/>
          </table:table-cell>
          <table:table-cell table:style-name="ce286" table:formula="of:=IF(ISBLANK([.P5]); &quot;&quot;; SUM([.$S$3:.S5]))">
            <text:p/>
          </table:table-cell>
          <table:table-cell table:formula="of:=IF(ISBLANK([.K5]); &quot;&quot;; [.J5]*[.K5])">
            <text:p/>
          </table:table-cell>
          <table:table-cell table:formula="of:=IF(ISNUMBER([.AO5]); [.AO5]*0.0035; &quot;&quot;)">
            <text:p/>
          </table:table-cell>
          <table:table-cell table:style-name="ce224" table:formula="of:=IF(ISBLANK([.P5]); &quot;&quot; ; [.O5]*[.P5])">
            <text:p/>
          </table:table-cell>
          <table:table-cell table:formula="of:=IF(ISNUMBER([.AQ5]); [.AQ5]*0.0035; &quot;&quot;)">
            <text:p/>
          </table:table-cell>
          <table:table-cell table:number-columns-repeated="20"/>
        </table:table-row>
        <table:table-row table:style-name="ro2">
          <table:table-cell office:value-type="float" office:value="4" calcext:value-type="float">
            <text:p>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quot;Long&quot;; [.K6]-[Overview.$C$4]/[.J6]; IF([.F6]=&quot;Short&quot;; [.K6]+[Overview.$C$4]/[.J6]; &quot;&quot;)); &quot;&quot;)">
            <text:p/>
          </table:table-cell>
          <table:table-cell table:style-name="ce157" table:formula="of:=IFERROR(ABS([.L6]-[.K6])*[.J6]; &quot;&quot;)">
            <text:p/>
          </table:table-cell>
          <table:table-cell table:style-name="ce289" table:formula="of:=IFERROR(IF([.F6]=&quot;Long&quot;; [.K6]+[Overview.$C$4]/[.J6]*[Overview.$C$6]; IF([.F6]=&quot;Short&quot;; [.K6]-[Overview.$C$4]/[.J6]*[Overview.$C$6]; &quot;&quot;)); &quot;&quot;)">
            <text:p/>
          </table:table-cell>
          <table:table-cell table:style-name="ce152"/>
          <table:table-cell table:number-columns-repeated="2"/>
          <table:table-cell table:formula="of:=IFERROR([.S6]/[.M6]; &quot;&quot;)">
            <text:p/>
          </table:table-cell>
          <table:table-cell table:formula="of:=IFERROR(IF(AND([.F6]=&quot;Long&quot;; [.O6]=[.J6]); [.J6]*([.P6]-[.K6]); IF(AND([.F6]=&quot;Short&quot;; [.O6]=[.J6]); [.J6]*([.K6]-[.P6]); &quot;&quot;)); &quot;&quot;)">
            <text:p/>
          </table:table-cell>
          <table:table-cell table:formula="of:=IF(ISNUMBER([.S6]); IF([.S6]&gt;0; &quot;Win&quot;; &quot;Loss&quot;);&quot;&quot;)">
            <text:p/>
          </table:table-cell>
          <table:table-cell table:formula="of:=IF([.Q6]=&quot;&quot;; &quot;&quot;; CONCATENATE(DATEDIF([.I6];[.Q6];&quot;d&quot;); IF(DATEDIF([.I6];[.Q6];&quot;d&quot;)&gt;1; &quot; Days&quot;; &quot; Day&quot;)))">
            <text:p/>
          </table:table-cell>
          <table:table-cell table:content-validation-name="val12"/>
          <table:table-cell table:number-columns-repeated="2"/>
          <table:table-cell table:style-name="ce196"/>
          <table:table-cell table:style-name="ce205" table:formula="of:=IFERROR(IF(ISBLANK([.Y6]); &quot;&quot;; IF([.$F6]=&quot;Long&quot;; ([.Y6]-[.$K6])*[.$J6]/[.$M6]; ([.$K6]-[.Y6])*[.$J6]/[.$M6])-[.$R6]); &quot;&quot;)">
            <text:p/>
          </table:table-cell>
          <table:table-cell table:style-name="Default"/>
          <table:table-cell table:style-name="ce205" table:formula="of:=IFERROR(IF(ISBLANK([.AA6]); &quot;&quot;; IF([.$F6]=&quot;Long&quot;; ([.AA6]-[.$K6])*[.$J6]/[.$M6]; ([.$K6]-[.AA6])*[.$J6]/[.$M6])-[.$R6]); &quot;&quot;)">
            <text:p/>
          </table:table-cell>
          <table:table-cell table:style-name="Default"/>
          <table:table-cell table:style-name="ce205" table:formula="of:=IFERROR(IF(ISBLANK([.AC6]); &quot;&quot;; IF([.$F6]=&quot;Long&quot;; ([.AC6]-[.$K6])*[.$J6]/[.$M6]; ([.$K6]-[.AC6])*[.$J6]/[.$M6])-[.$R6]); &quot;&quot;)">
            <text:p/>
          </table:table-cell>
          <table:table-cell/>
          <table:table-cell table:style-name="ce224" table:formula="of:=IF(ISBLANK([.Q6]); &quot;&quot;; DAY([.Q6]))">
            <text:p/>
          </table:table-cell>
          <table:table-cell table:formula="of:=IF(ISBLANK([.I6]); &quot;&quot;; WEEKDAY([.I6]; 2))">
            <text:p/>
          </table:table-cell>
          <table:table-cell table:style-name="ce224" table:formula="of:=IF(ISBLANK([.Q6]); &quot;&quot;; WEEKDAY([.Q6]; 2))">
            <text:p/>
          </table:table-cell>
          <table:table-cell table:style-name="ce224" table:formula="of:=IF(ISBLANK([.Q6]); &quot;&quot;; WEEKNUM([.Q6]))">
            <text:p/>
          </table:table-cell>
          <table:table-cell table:style-name="ce224" table:formula="of:=IF(ISBLANK([.I6]); &quot;&quot;; MONTH([.I6]))">
            <text:p/>
          </table:table-cell>
          <table:table-cell table:style-name="ce224" table:formula="of:=IF(ISBLANK([.Q6]); &quot;&quot;; MONTH([.Q6]))">
            <text:p/>
          </table:table-cell>
          <table:table-cell table:style-name="ce224" table:formula="of:=IF(OR(ISBLANK([.I6]); ISBLANK([.Q6])); &quot;&quot;; IFERROR(DATEDIF([.I6];[.Q6];&quot;d&quot;); &quot;&quot;))">
            <text:p/>
          </table:table-cell>
          <table:table-cell table:style-name="ce286" table:formula="of:=IF(ISBLANK([.P6]); &quot;&quot;; SUM([.$R$3:.R6]))">
            <text:p/>
          </table:table-cell>
          <table:table-cell table:style-name="ce286" table:formula="of:=IF(ISBLANK([.P6]); &quot;&quot;; SUM([.$S$3:.S6]))">
            <text:p/>
          </table:table-cell>
          <table:table-cell table:formula="of:=IF(ISBLANK([.K6]); &quot;&quot;; [.J6]*[.K6])">
            <text:p/>
          </table:table-cell>
          <table:table-cell table:formula="of:=IF(ISNUMBER([.AO6]); [.AO6]*0.0035; &quot;&quot;)">
            <text:p/>
          </table:table-cell>
          <table:table-cell table:style-name="ce224" table:formula="of:=IF(ISBLANK([.P6]); &quot;&quot; ; [.O6]*[.P6])">
            <text:p/>
          </table:table-cell>
          <table:table-cell table:formula="of:=IF(ISNUMBER([.AQ6]); [.AQ6]*0.0035; &quot;&quot;)">
            <text:p/>
          </table:table-cell>
          <table:table-cell table:number-columns-repeated="20"/>
        </table:table-row>
        <table:table-row table:style-name="ro2">
          <table:table-cell office:value-type="float" office:value="5" calcext:value-type="float">
            <text:p>5</text:p>
          </table:table-cell>
          <table:table-cell table:style-name="ce219"/>
          <table:table-cell table:style-name="ce219" table:content-validation-name="val2"/>
          <table:table-cell table:style-name="ce228"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quot;Long&quot;; [.K7]-[Overview.$C$4]/[.J7]; IF([.F7]=&quot;Short&quot;; [.K7]+[Overview.$C$4]/[.J7]; &quot;&quot;)); &quot;&quot;)">
            <text:p/>
          </table:table-cell>
          <table:table-cell table:style-name="ce157" table:formula="of:=IFERROR(ABS([.L7]-[.K7])*[.J7]; &quot;&quot;)">
            <text:p/>
          </table:table-cell>
          <table:table-cell table:style-name="ce289" table:formula="of:=IFERROR(IF([.F7]=&quot;Long&quot;; [.K7]+[Overview.$C$4]/[.J7]*[Overview.$C$6]; IF([.F7]=&quot;Short&quot;; [.K7]-[Overview.$C$4]/[.J7]*[Overview.$C$6]; &quot;&quot;)); &quot;&quot;)">
            <text:p/>
          </table:table-cell>
          <table:table-cell table:style-name="ce152"/>
          <table:table-cell table:number-columns-repeated="2"/>
          <table:table-cell table:formula="of:=IFERROR([.S7]/[.M7]; &quot;&quot;)">
            <text:p/>
          </table:table-cell>
          <table:table-cell table:formula="of:=IFERROR(IF(AND([.F7]=&quot;Long&quot;; [.O7]=[.J7]); [.J7]*([.P7]-[.K7]); IF(AND([.F7]=&quot;Short&quot;; [.O7]=[.J7]); [.J7]*([.K7]-[.P7]); &quot;&quot;)); &quot;&quot;)">
            <text:p/>
          </table:table-cell>
          <table:table-cell table:formula="of:=IF(ISNUMBER([.S7]); IF([.S7]&gt;0; &quot;Win&quot;; &quot;Loss&quot;);&quot;&quot;)">
            <text:p/>
          </table:table-cell>
          <table:table-cell table:formula="of:=IF([.Q7]=&quot;&quot;; &quot;&quot;; CONCATENATE(DATEDIF([.I7];[.Q7];&quot;d&quot;); IF(DATEDIF([.I7];[.Q7];&quot;d&quot;)&gt;1; &quot; Days&quot;; &quot; Day&quot;)))">
            <text:p/>
          </table:table-cell>
          <table:table-cell table:content-validation-name="val12"/>
          <table:table-cell table:number-columns-repeated="2"/>
          <table:table-cell table:style-name="ce196"/>
          <table:table-cell table:style-name="ce205" table:formula="of:=IFERROR(IF(ISBLANK([.Y7]); &quot;&quot;; IF([.$F7]=&quot;Long&quot;; ([.Y7]-[.$K7])*[.$J7]/[.$M7]; ([.$K7]-[.Y7])*[.$J7]/[.$M7])-[.$R7]); &quot;&quot;)">
            <text:p/>
          </table:table-cell>
          <table:table-cell table:style-name="Default"/>
          <table:table-cell table:style-name="ce205" table:formula="of:=IFERROR(IF(ISBLANK([.AA7]); &quot;&quot;; IF([.$F7]=&quot;Long&quot;; ([.AA7]-[.$K7])*[.$J7]/[.$M7]; ([.$K7]-[.AA7])*[.$J7]/[.$M7])-[.$R7]); &quot;&quot;)">
            <text:p/>
          </table:table-cell>
          <table:table-cell table:style-name="Default"/>
          <table:table-cell table:style-name="ce205" table:formula="of:=IFERROR(IF(ISBLANK([.AC7]); &quot;&quot;; IF([.$F7]=&quot;Long&quot;; ([.AC7]-[.$K7])*[.$J7]/[.$M7]; ([.$K7]-[.AC7])*[.$J7]/[.$M7])-[.$R7]); &quot;&quot;)">
            <text:p/>
          </table:table-cell>
          <table:table-cell/>
          <table:table-cell table:style-name="ce224" table:formula="of:=IF(ISBLANK([.Q7]); &quot;&quot;; DAY([.Q7]))">
            <text:p/>
          </table:table-cell>
          <table:table-cell table:style-name="ce224" table:formula="of:=IF(ISBLANK([.I7]); &quot;&quot;; WEEKDAY([.I7]; 2))">
            <text:p/>
          </table:table-cell>
          <table:table-cell table:style-name="ce224" table:formula="of:=IF(ISBLANK([.Q7]); &quot;&quot;; WEEKDAY([.Q7]; 2))">
            <text:p/>
          </table:table-cell>
          <table:table-cell table:style-name="ce224" table:formula="of:=IF(ISBLANK([.Q7]); &quot;&quot;; WEEKNUM([.Q7]))">
            <text:p/>
          </table:table-cell>
          <table:table-cell table:style-name="ce224" table:formula="of:=IF(ISBLANK([.I7]); &quot;&quot;; MONTH([.I7]))">
            <text:p/>
          </table:table-cell>
          <table:table-cell table:style-name="ce224" table:formula="of:=IF(ISBLANK([.Q7]); &quot;&quot;; MONTH([.Q7]))">
            <text:p/>
          </table:table-cell>
          <table:table-cell table:style-name="ce224" table:formula="of:=IF(OR(ISBLANK([.I7]); ISBLANK([.Q7])); &quot;&quot;; IFERROR(DATEDIF([.I7];[.Q7];&quot;d&quot;); &quot;&quot;))">
            <text:p/>
          </table:table-cell>
          <table:table-cell table:style-name="ce286" table:formula="of:=IF(ISBLANK([.P7]); &quot;&quot;; SUM([.$R$3:.R7]))">
            <text:p/>
          </table:table-cell>
          <table:table-cell table:style-name="ce286" table:formula="of:=IF(ISBLANK([.P7]); &quot;&quot;; SUM([.$S$3:.S7]))">
            <text:p/>
          </table:table-cell>
          <table:table-cell table:formula="of:=IF(ISBLANK([.K7]); &quot;&quot;; [.J7]*[.K7])">
            <text:p/>
          </table:table-cell>
          <table:table-cell table:formula="of:=IF(ISNUMBER([.AO7]); [.AO7]*0.0035; &quot;&quot;)">
            <text:p/>
          </table:table-cell>
          <table:table-cell table:style-name="ce224" table:formula="of:=IF(ISBLANK([.P7]); &quot;&quot; ; [.O7]*[.P7])">
            <text:p/>
          </table:table-cell>
          <table:table-cell table:formula="of:=IF(ISNUMBER([.AQ7]); [.AQ7]*0.0035; &quot;&quot;)">
            <text:p/>
          </table:table-cell>
          <table:table-cell table:number-columns-repeated="20"/>
        </table:table-row>
        <table:table-row table:style-name="ro2">
          <table:table-cell office:value-type="float" office:value="6" calcext:value-type="float">
            <text:p>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quot;Long&quot;; [.K8]-[Overview.$C$4]/[.J8]; IF([.F8]=&quot;Short&quot;; [.K8]+[Overview.$C$4]/[.J8]; &quot;&quot;)); &quot;&quot;)">
            <text:p/>
          </table:table-cell>
          <table:table-cell table:style-name="ce157" table:formula="of:=IFERROR(ABS([.L8]-[.K8])*[.J8]; &quot;&quot;)">
            <text:p/>
          </table:table-cell>
          <table:table-cell table:style-name="ce289" table:formula="of:=IFERROR(IF([.F8]=&quot;Long&quot;; [.K8]+[Overview.$C$4]/[.J8]*[Overview.$C$6]; IF([.F8]=&quot;Short&quot;; [.K8]-[Overview.$C$4]/[.J8]*[Overview.$C$6]; &quot;&quot;)); &quot;&quot;)">
            <text:p/>
          </table:table-cell>
          <table:table-cell table:style-name="ce152"/>
          <table:table-cell table:number-columns-repeated="2"/>
          <table:table-cell table:formula="of:=IFERROR([.S8]/[.M8]; &quot;&quot;)">
            <text:p/>
          </table:table-cell>
          <table:table-cell table:formula="of:=IFERROR(IF(AND([.F8]=&quot;Long&quot;; [.O8]=[.J8]); [.J8]*([.P8]-[.K8]); IF(AND([.F8]=&quot;Short&quot;; [.O8]=[.J8]); [.J8]*([.K8]-[.P8]); &quot;&quot;)); &quot;&quot;)">
            <text:p/>
          </table:table-cell>
          <table:table-cell table:formula="of:=IF(ISNUMBER([.S8]); IF([.S8]&gt;0; &quot;Win&quot;; &quot;Loss&quot;);&quot;&quot;)">
            <text:p/>
          </table:table-cell>
          <table:table-cell table:formula="of:=IF([.Q8]=&quot;&quot;; &quot;&quot;; CONCATENATE(DATEDIF([.I8];[.Q8];&quot;d&quot;); IF(DATEDIF([.I8];[.Q8];&quot;d&quot;)&gt;1; &quot; Days&quot;; &quot; Day&quot;)))">
            <text:p/>
          </table:table-cell>
          <table:table-cell table:content-validation-name="val12"/>
          <table:table-cell table:number-columns-repeated="2"/>
          <table:table-cell table:style-name="ce196"/>
          <table:table-cell table:style-name="ce205" table:formula="of:=IFERROR(IF(ISBLANK([.Y8]); &quot;&quot;; IF([.$F8]=&quot;Long&quot;; ([.Y8]-[.$K8])*[.$J8]/[.$M8]; ([.$K8]-[.Y8])*[.$J8]/[.$M8])-[.$R8]); &quot;&quot;)">
            <text:p/>
          </table:table-cell>
          <table:table-cell table:style-name="Default"/>
          <table:table-cell table:style-name="ce205" table:formula="of:=IFERROR(IF(ISBLANK([.AA8]); &quot;&quot;; IF([.$F8]=&quot;Long&quot;; ([.AA8]-[.$K8])*[.$J8]/[.$M8]; ([.$K8]-[.AA8])*[.$J8]/[.$M8])-[.$R8]); &quot;&quot;)">
            <text:p/>
          </table:table-cell>
          <table:table-cell table:style-name="Default"/>
          <table:table-cell table:style-name="ce205" table:formula="of:=IFERROR(IF(ISBLANK([.AC8]); &quot;&quot;; IF([.$F8]=&quot;Long&quot;; ([.AC8]-[.$K8])*[.$J8]/[.$M8]; ([.$K8]-[.AC8])*[.$J8]/[.$M8])-[.$R8]); &quot;&quot;)">
            <text:p/>
          </table:table-cell>
          <table:table-cell/>
          <table:table-cell table:style-name="ce224" table:formula="of:=IF(ISBLANK([.Q8]); &quot;&quot;; DAY([.Q8]))">
            <text:p/>
          </table:table-cell>
          <table:table-cell table:style-name="ce224" table:formula="of:=IF(ISBLANK([.I8]); &quot;&quot;; WEEKDAY([.I8]; 2))">
            <text:p/>
          </table:table-cell>
          <table:table-cell table:formula="of:=IF(ISBLANK([.Q8]); &quot;&quot;; WEEKDAY([.Q8]; 2))">
            <text:p/>
          </table:table-cell>
          <table:table-cell table:formula="of:=IF(ISBLANK([.Q8]); &quot;&quot;; WEEKNUM([.Q8]))">
            <text:p/>
          </table:table-cell>
          <table:table-cell table:style-name="ce224" table:formula="of:=IF(ISBLANK([.I8]); &quot;&quot;; MONTH([.I8]))">
            <text:p/>
          </table:table-cell>
          <table:table-cell table:formula="of:=IF(ISBLANK([.Q8]); &quot;&quot;; MONTH([.Q8]))">
            <text:p/>
          </table:table-cell>
          <table:table-cell table:formula="of:=IF(OR(ISBLANK([.I8]); ISBLANK([.Q8])); &quot;&quot;; IFERROR(DATEDIF([.I8];[.Q8];&quot;d&quot;); &quot;&quot;))">
            <text:p/>
          </table:table-cell>
          <table:table-cell table:style-name="ce286" table:formula="of:=IF(ISBLANK([.P8]); &quot;&quot;; SUM([.$R$3:.R8]))">
            <text:p/>
          </table:table-cell>
          <table:table-cell table:style-name="ce286" table:formula="of:=IF(ISBLANK([.P8]); &quot;&quot;; SUM([.$S$3:.S8]))">
            <text:p/>
          </table:table-cell>
          <table:table-cell table:formula="of:=IF(ISBLANK([.K8]); &quot;&quot;; [.J8]*[.K8])">
            <text:p/>
          </table:table-cell>
          <table:table-cell table:formula="of:=IF(ISNUMBER([.AO8]); [.AO8]*0.0035; &quot;&quot;)">
            <text:p/>
          </table:table-cell>
          <table:table-cell table:style-name="ce224" table:formula="of:=IF(ISBLANK([.P8]); &quot;&quot; ; [.O8]*[.P8])">
            <text:p/>
          </table:table-cell>
          <table:table-cell table:formula="of:=IF(ISNUMBER([.AQ8]); [.AQ8]*0.0035; &quot;&quot;)">
            <text:p/>
          </table:table-cell>
          <table:table-cell table:number-columns-repeated="20"/>
        </table:table-row>
        <table:table-row table:style-name="ro2">
          <table:table-cell office:value-type="float" office:value="7" calcext:value-type="float">
            <text:p>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quot;Long&quot;; [.K9]-[Overview.$C$4]/[.J9]; IF([.F9]=&quot;Short&quot;; [.K9]+[Overview.$C$4]/[.J9]; &quot;&quot;)); &quot;&quot;)">
            <text:p/>
          </table:table-cell>
          <table:table-cell table:style-name="ce157" table:formula="of:=IFERROR(ABS([.L9]-[.K9])*[.J9]; &quot;&quot;)">
            <text:p/>
          </table:table-cell>
          <table:table-cell table:style-name="ce289" table:formula="of:=IFERROR(IF([.F9]=&quot;Long&quot;; [.K9]+[Overview.$C$4]/[.J9]*[Overview.$C$6]; IF([.F9]=&quot;Short&quot;; [.K9]-[Overview.$C$4]/[.J9]*[Overview.$C$6]; &quot;&quot;)); &quot;&quot;)">
            <text:p/>
          </table:table-cell>
          <table:table-cell table:style-name="ce152"/>
          <table:table-cell table:number-columns-repeated="2"/>
          <table:table-cell table:formula="of:=IFERROR([.S9]/[.M9]; &quot;&quot;)">
            <text:p/>
          </table:table-cell>
          <table:table-cell table:formula="of:=IFERROR(IF(AND([.F9]=&quot;Long&quot;; [.O9]=[.J9]); [.J9]*([.P9]-[.K9]); IF(AND([.F9]=&quot;Short&quot;; [.O9]=[.J9]); [.J9]*([.K9]-[.P9]); &quot;&quot;)); &quot;&quot;)">
            <text:p/>
          </table:table-cell>
          <table:table-cell table:formula="of:=IF(ISNUMBER([.S9]); IF([.S9]&gt;0; &quot;Win&quot;; &quot;Loss&quot;);&quot;&quot;)">
            <text:p/>
          </table:table-cell>
          <table:table-cell table:formula="of:=IF([.Q9]=&quot;&quot;; &quot;&quot;; CONCATENATE(DATEDIF([.I9];[.Q9];&quot;d&quot;); IF(DATEDIF([.I9];[.Q9];&quot;d&quot;)&gt;1; &quot; Days&quot;; &quot; Day&quot;)))">
            <text:p/>
          </table:table-cell>
          <table:table-cell table:content-validation-name="val12"/>
          <table:table-cell table:number-columns-repeated="2"/>
          <table:table-cell table:style-name="ce196"/>
          <table:table-cell table:style-name="ce205" table:formula="of:=IFERROR(IF(ISBLANK([.Y9]); &quot;&quot;; IF([.$F9]=&quot;Long&quot;; ([.Y9]-[.$K9])*[.$J9]/[.$M9]; ([.$K9]-[.Y9])*[.$J9]/[.$M9])-[.$R9]); &quot;&quot;)">
            <text:p/>
          </table:table-cell>
          <table:table-cell table:style-name="Default"/>
          <table:table-cell table:style-name="ce205" table:formula="of:=IFERROR(IF(ISBLANK([.AA9]); &quot;&quot;; IF([.$F9]=&quot;Long&quot;; ([.AA9]-[.$K9])*[.$J9]/[.$M9]; ([.$K9]-[.AA9])*[.$J9]/[.$M9])-[.$R9]); &quot;&quot;)">
            <text:p/>
          </table:table-cell>
          <table:table-cell table:style-name="Default"/>
          <table:table-cell table:style-name="ce205" table:formula="of:=IFERROR(IF(ISBLANK([.AC9]); &quot;&quot;; IF([.$F9]=&quot;Long&quot;; ([.AC9]-[.$K9])*[.$J9]/[.$M9]; ([.$K9]-[.AC9])*[.$J9]/[.$M9])-[.$R9]); &quot;&quot;)">
            <text:p/>
          </table:table-cell>
          <table:table-cell/>
          <table:table-cell table:style-name="ce224" table:formula="of:=IF(ISBLANK([.Q9]); &quot;&quot;; DAY([.Q9]))">
            <text:p/>
          </table:table-cell>
          <table:table-cell table:style-name="ce224" table:formula="of:=IF(ISBLANK([.I9]); &quot;&quot;; WEEKDAY([.I9]; 2))">
            <text:p/>
          </table:table-cell>
          <table:table-cell table:style-name="ce224" table:formula="of:=IF(ISBLANK([.Q9]); &quot;&quot;; WEEKDAY([.Q9]; 2))">
            <text:p/>
          </table:table-cell>
          <table:table-cell table:style-name="ce224" table:formula="of:=IF(ISBLANK([.Q9]); &quot;&quot;; WEEKNUM([.Q9]))">
            <text:p/>
          </table:table-cell>
          <table:table-cell table:style-name="ce224" table:formula="of:=IF(ISBLANK([.I9]); &quot;&quot;; MONTH([.I9]))">
            <text:p/>
          </table:table-cell>
          <table:table-cell table:style-name="ce224" table:formula="of:=IF(ISBLANK([.Q9]); &quot;&quot;; MONTH([.Q9]))">
            <text:p/>
          </table:table-cell>
          <table:table-cell table:style-name="ce224" table:formula="of:=IF(OR(ISBLANK([.I9]); ISBLANK([.Q9])); &quot;&quot;; IFERROR(DATEDIF([.I9];[.Q9];&quot;d&quot;); &quot;&quot;))">
            <text:p/>
          </table:table-cell>
          <table:table-cell table:style-name="ce286" table:formula="of:=IF(ISBLANK([.P9]); &quot;&quot;; SUM([.$R$3:.R9]))">
            <text:p/>
          </table:table-cell>
          <table:table-cell table:style-name="ce286" table:formula="of:=IF(ISBLANK([.P9]); &quot;&quot;; SUM([.$S$3:.S9]))">
            <text:p/>
          </table:table-cell>
          <table:table-cell table:formula="of:=IF(ISBLANK([.K9]); &quot;&quot;; [.J9]*[.K9])">
            <text:p/>
          </table:table-cell>
          <table:table-cell table:formula="of:=IF(ISNUMBER([.AO9]); [.AO9]*0.0035; &quot;&quot;)">
            <text:p/>
          </table:table-cell>
          <table:table-cell table:style-name="ce224" table:formula="of:=IF(ISBLANK([.P9]); &quot;&quot; ; [.O9]*[.P9])">
            <text:p/>
          </table:table-cell>
          <table:table-cell table:formula="of:=IF(ISNUMBER([.AQ9]); [.AQ9]*0.0035; &quot;&quot;)">
            <text:p/>
          </table:table-cell>
          <table:table-cell table:number-columns-repeated="20"/>
        </table:table-row>
        <table:table-row table:style-name="ro2">
          <table:table-cell office:value-type="float" office:value="8" calcext:value-type="float">
            <text:p>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quot;Long&quot;; [.K10]-[Overview.$C$4]/[.J10]; IF([.F10]=&quot;Short&quot;; [.K10]+[Overview.$C$4]/[.J10]; &quot;&quot;)); &quot;&quot;)">
            <text:p/>
          </table:table-cell>
          <table:table-cell table:style-name="ce157" table:formula="of:=IFERROR(ABS([.L10]-[.K10])*[.J10]; &quot;&quot;)">
            <text:p/>
          </table:table-cell>
          <table:table-cell table:style-name="ce289" table:formula="of:=IFERROR(IF([.F10]=&quot;Long&quot;; [.K10]+[Overview.$C$4]/[.J10]*[Overview.$C$6]; IF([.F10]=&quot;Short&quot;; [.K10]-[Overview.$C$4]/[.J10]*[Overview.$C$6]; &quot;&quot;)); &quot;&quot;)">
            <text:p/>
          </table:table-cell>
          <table:table-cell table:style-name="ce152"/>
          <table:table-cell table:number-columns-repeated="2"/>
          <table:table-cell table:formula="of:=IFERROR([.S10]/[.M10]; &quot;&quot;)">
            <text:p/>
          </table:table-cell>
          <table:table-cell table:formula="of:=IFERROR(IF(AND([.F10]=&quot;Long&quot;; [.O10]=[.J10]); [.J10]*([.P10]-[.K10]); IF(AND([.F10]=&quot;Short&quot;; [.O10]=[.J10]); [.J10]*([.K10]-[.P10]); &quot;&quot;)); &quot;&quot;)">
            <text:p/>
          </table:table-cell>
          <table:table-cell table:formula="of:=IF(ISNUMBER([.S10]); IF([.S10]&gt;0; &quot;Win&quot;; &quot;Loss&quot;);&quot;&quot;)">
            <text:p/>
          </table:table-cell>
          <table:table-cell table:formula="of:=IF([.Q10]=&quot;&quot;; &quot;&quot;; CONCATENATE(DATEDIF([.I10];[.Q10];&quot;d&quot;); IF(DATEDIF([.I10];[.Q10];&quot;d&quot;)&gt;1; &quot; Days&quot;; &quot; Day&quot;)))">
            <text:p/>
          </table:table-cell>
          <table:table-cell table:content-validation-name="val12"/>
          <table:table-cell table:number-columns-repeated="2"/>
          <table:table-cell table:style-name="ce196"/>
          <table:table-cell table:style-name="ce205" table:formula="of:=IFERROR(IF(ISBLANK([.Y10]); &quot;&quot;; IF([.$F10]=&quot;Long&quot;; ([.Y10]-[.$K10])*[.$J10]/[.$M10]; ([.$K10]-[.Y10])*[.$J10]/[.$M10])-[.$R10]); &quot;&quot;)">
            <text:p/>
          </table:table-cell>
          <table:table-cell table:style-name="Default"/>
          <table:table-cell table:style-name="ce205" table:formula="of:=IFERROR(IF(ISBLANK([.AA10]); &quot;&quot;; IF([.$F10]=&quot;Long&quot;; ([.AA10]-[.$K10])*[.$J10]/[.$M10]; ([.$K10]-[.AA10])*[.$J10]/[.$M10])-[.$R10]); &quot;&quot;)">
            <text:p/>
          </table:table-cell>
          <table:table-cell table:style-name="Default"/>
          <table:table-cell table:style-name="ce205" table:formula="of:=IFERROR(IF(ISBLANK([.AC10]); &quot;&quot;; IF([.$F10]=&quot;Long&quot;; ([.AC10]-[.$K10])*[.$J10]/[.$M10]; ([.$K10]-[.AC10])*[.$J10]/[.$M10])-[.$R10]); &quot;&quot;)">
            <text:p/>
          </table:table-cell>
          <table:table-cell/>
          <table:table-cell table:formula="of:=IF(ISBLANK([.Q10]); &quot;&quot;; DAY([.Q10]))">
            <text:p/>
          </table:table-cell>
          <table:table-cell table:style-name="ce224" table:formula="of:=IF(ISBLANK([.I10]); &quot;&quot;; WEEKDAY([.I10]; 2))">
            <text:p/>
          </table:table-cell>
          <table:table-cell table:formula="of:=IF(ISBLANK([.Q10]); &quot;&quot;; WEEKDAY([.Q10]; 2))">
            <text:p/>
          </table:table-cell>
          <table:table-cell table:formula="of:=IF(ISBLANK([.Q10]); &quot;&quot;; WEEKNUM([.Q10]))">
            <text:p/>
          </table:table-cell>
          <table:table-cell table:style-name="ce224" table:formula="of:=IF(ISBLANK([.I10]); &quot;&quot;; MONTH([.I10]))">
            <text:p/>
          </table:table-cell>
          <table:table-cell table:formula="of:=IF(ISBLANK([.Q10]); &quot;&quot;; MONTH([.Q10]))">
            <text:p/>
          </table:table-cell>
          <table:table-cell table:formula="of:=IF(OR(ISBLANK([.I10]); ISBLANK([.Q10])); &quot;&quot;; IFERROR(DATEDIF([.I10];[.Q10];&quot;d&quot;); &quot;&quot;))">
            <text:p/>
          </table:table-cell>
          <table:table-cell table:style-name="ce286" table:formula="of:=IF(ISBLANK([.P10]); &quot;&quot;; SUM([.$R$3:.R10]))">
            <text:p/>
          </table:table-cell>
          <table:table-cell table:style-name="ce286" table:formula="of:=IF(ISBLANK([.P10]); &quot;&quot;; SUM([.$S$3:.S10]))">
            <text:p/>
          </table:table-cell>
          <table:table-cell table:formula="of:=IF(ISBLANK([.K10]); &quot;&quot;; [.J10]*[.K10])">
            <text:p/>
          </table:table-cell>
          <table:table-cell table:formula="of:=IF(ISNUMBER([.AO10]); [.AO10]*0.0035; &quot;&quot;)">
            <text:p/>
          </table:table-cell>
          <table:table-cell table:style-name="ce224" table:formula="of:=IF(ISBLANK([.P10]); &quot;&quot; ; [.O10]*[.P10])">
            <text:p/>
          </table:table-cell>
          <table:table-cell table:formula="of:=IF(ISNUMBER([.AQ10]); [.AQ10]*0.0035; &quot;&quot;)">
            <text:p/>
          </table:table-cell>
          <table:table-cell table:number-columns-repeated="20"/>
        </table:table-row>
        <table:table-row table:style-name="ro2">
          <table:table-cell office:value-type="float" office:value="9" calcext:value-type="float">
            <text:p>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quot;Long&quot;; [.K11]-[Overview.$C$4]/[.J11]; IF([.F11]=&quot;Short&quot;; [.K11]+[Overview.$C$4]/[.J11]; &quot;&quot;)); &quot;&quot;)">
            <text:p/>
          </table:table-cell>
          <table:table-cell table:style-name="ce157" table:formula="of:=IFERROR(ABS([.L11]-[.K11])*[.J11]; &quot;&quot;)">
            <text:p/>
          </table:table-cell>
          <table:table-cell table:style-name="ce289" table:formula="of:=IFERROR(IF([.F11]=&quot;Long&quot;; [.K11]+[Overview.$C$4]/[.J11]*[Overview.$C$6]; IF([.F11]=&quot;Short&quot;; [.K11]-[Overview.$C$4]/[.J11]*[Overview.$C$6]; &quot;&quot;)); &quot;&quot;)">
            <text:p/>
          </table:table-cell>
          <table:table-cell table:style-name="ce152"/>
          <table:table-cell table:number-columns-repeated="2"/>
          <table:table-cell table:formula="of:=IFERROR([.S11]/[.M11]; &quot;&quot;)">
            <text:p/>
          </table:table-cell>
          <table:table-cell table:formula="of:=IFERROR(IF(AND([.F11]=&quot;Long&quot;; [.O11]=[.J11]); [.J11]*([.P11]-[.K11]); IF(AND([.F11]=&quot;Short&quot;; [.O11]=[.J11]); [.J11]*([.K11]-[.P11]); &quot;&quot;)); &quot;&quot;)">
            <text:p/>
          </table:table-cell>
          <table:table-cell table:formula="of:=IF(ISNUMBER([.S11]); IF([.S11]&gt;0; &quot;Win&quot;; &quot;Loss&quot;);&quot;&quot;)">
            <text:p/>
          </table:table-cell>
          <table:table-cell table:formula="of:=IF([.Q11]=&quot;&quot;; &quot;&quot;; CONCATENATE(DATEDIF([.I11];[.Q11];&quot;d&quot;); IF(DATEDIF([.I11];[.Q11];&quot;d&quot;)&gt;1; &quot; Days&quot;; &quot; Day&quot;)))">
            <text:p/>
          </table:table-cell>
          <table:table-cell table:content-validation-name="val12"/>
          <table:table-cell table:number-columns-repeated="2"/>
          <table:table-cell table:style-name="ce196"/>
          <table:table-cell table:style-name="ce205" table:formula="of:=IFERROR(IF(ISBLANK([.Y11]); &quot;&quot;; IF([.$F11]=&quot;Long&quot;; ([.Y11]-[.$K11])*[.$J11]/[.$M11]; ([.$K11]-[.Y11])*[.$J11]/[.$M11])-[.$R11]); &quot;&quot;)">
            <text:p/>
          </table:table-cell>
          <table:table-cell table:style-name="Default"/>
          <table:table-cell table:style-name="ce205" table:formula="of:=IFERROR(IF(ISBLANK([.AA11]); &quot;&quot;; IF([.$F11]=&quot;Long&quot;; ([.AA11]-[.$K11])*[.$J11]/[.$M11]; ([.$K11]-[.AA11])*[.$J11]/[.$M11])-[.$R11]); &quot;&quot;)">
            <text:p/>
          </table:table-cell>
          <table:table-cell table:style-name="Default"/>
          <table:table-cell table:style-name="ce205" table:formula="of:=IFERROR(IF(ISBLANK([.AC11]); &quot;&quot;; IF([.$F11]=&quot;Long&quot;; ([.AC11]-[.$K11])*[.$J11]/[.$M11]; ([.$K11]-[.AC11])*[.$J11]/[.$M11])-[.$R11]); &quot;&quot;)">
            <text:p/>
          </table:table-cell>
          <table:table-cell/>
          <table:table-cell table:style-name="ce224" table:formula="of:=IF(ISBLANK([.Q11]); &quot;&quot;; DAY([.Q11]))">
            <text:p/>
          </table:table-cell>
          <table:table-cell table:style-name="ce224" table:formula="of:=IF(ISBLANK([.I11]); &quot;&quot;; WEEKDAY([.I11]; 2))">
            <text:p/>
          </table:table-cell>
          <table:table-cell table:style-name="ce224" table:formula="of:=IF(ISBLANK([.Q11]); &quot;&quot;; WEEKDAY([.Q11]; 2))">
            <text:p/>
          </table:table-cell>
          <table:table-cell table:style-name="ce224" table:formula="of:=IF(ISBLANK([.Q11]); &quot;&quot;; WEEKNUM([.Q11]))">
            <text:p/>
          </table:table-cell>
          <table:table-cell table:style-name="ce224" table:formula="of:=IF(ISBLANK([.I11]); &quot;&quot;; MONTH([.I11]))">
            <text:p/>
          </table:table-cell>
          <table:table-cell table:style-name="ce224" table:formula="of:=IF(ISBLANK([.Q11]); &quot;&quot;; MONTH([.Q11]))">
            <text:p/>
          </table:table-cell>
          <table:table-cell table:style-name="ce224" table:formula="of:=IF(OR(ISBLANK([.I11]); ISBLANK([.Q11])); &quot;&quot;; IFERROR(DATEDIF([.I11];[.Q11];&quot;d&quot;); &quot;&quot;))">
            <text:p/>
          </table:table-cell>
          <table:table-cell table:style-name="ce286" table:formula="of:=IF(ISBLANK([.P11]); &quot;&quot;; SUM([.$R$3:.R11]))">
            <text:p/>
          </table:table-cell>
          <table:table-cell table:style-name="ce286" table:formula="of:=IF(ISBLANK([.P11]); &quot;&quot;; SUM([.$S$3:.S11]))">
            <text:p/>
          </table:table-cell>
          <table:table-cell table:formula="of:=IF(ISBLANK([.K11]); &quot;&quot;; [.J11]*[.K11])">
            <text:p/>
          </table:table-cell>
          <table:table-cell table:formula="of:=IF(ISNUMBER([.AO11]); [.AO11]*0.0035; &quot;&quot;)">
            <text:p/>
          </table:table-cell>
          <table:table-cell table:style-name="ce224" table:formula="of:=IF(ISBLANK([.P11]); &quot;&quot; ; [.O11]*[.P11])">
            <text:p/>
          </table:table-cell>
          <table:table-cell table:formula="of:=IF(ISNUMBER([.AQ11]); [.AQ11]*0.0035; &quot;&quot;)">
            <text:p/>
          </table:table-cell>
          <table:table-cell table:number-columns-repeated="20"/>
        </table:table-row>
        <table:table-row table:style-name="ro2">
          <table:table-cell office:value-type="float" office:value="10" calcext:value-type="float">
            <text:p>1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quot;Long&quot;; [.K12]-[Overview.$C$4]/[.J12]; IF([.F12]=&quot;Short&quot;; [.K12]+[Overview.$C$4]/[.J12]; &quot;&quot;)); &quot;&quot;)">
            <text:p/>
          </table:table-cell>
          <table:table-cell table:style-name="ce157" table:formula="of:=IFERROR(ABS([.L12]-[.K12])*[.J12]; &quot;&quot;)">
            <text:p/>
          </table:table-cell>
          <table:table-cell table:style-name="ce289" table:formula="of:=IFERROR(IF([.F12]=&quot;Long&quot;; [.K12]+[Overview.$C$4]/[.J12]*[Overview.$C$6]; IF([.F12]=&quot;Short&quot;; [.K12]-[Overview.$C$4]/[.J12]*[Overview.$C$6]; &quot;&quot;)); &quot;&quot;)">
            <text:p/>
          </table:table-cell>
          <table:table-cell table:style-name="ce152"/>
          <table:table-cell table:number-columns-repeated="2"/>
          <table:table-cell table:formula="of:=IFERROR([.S12]/[.M12]; &quot;&quot;)">
            <text:p/>
          </table:table-cell>
          <table:table-cell table:formula="of:=IFERROR(IF(AND([.F12]=&quot;Long&quot;; [.O12]=[.J12]); [.J12]*([.P12]-[.K12]); IF(AND([.F12]=&quot;Short&quot;; [.O12]=[.J12]); [.J12]*([.K12]-[.P12]); &quot;&quot;)); &quot;&quot;)">
            <text:p/>
          </table:table-cell>
          <table:table-cell table:formula="of:=IF(ISNUMBER([.S12]); IF([.S12]&gt;0; &quot;Win&quot;; &quot;Loss&quot;);&quot;&quot;)">
            <text:p/>
          </table:table-cell>
          <table:table-cell table:formula="of:=IF([.Q12]=&quot;&quot;; &quot;&quot;; CONCATENATE(DATEDIF([.I12];[.Q12];&quot;d&quot;); IF(DATEDIF([.I12];[.Q12];&quot;d&quot;)&gt;1; &quot; Days&quot;; &quot; Day&quot;)))">
            <text:p/>
          </table:table-cell>
          <table:table-cell table:content-validation-name="val12"/>
          <table:table-cell table:number-columns-repeated="2"/>
          <table:table-cell table:style-name="ce196"/>
          <table:table-cell table:style-name="ce205" table:formula="of:=IFERROR(IF(ISBLANK([.Y12]); &quot;&quot;; IF([.$F12]=&quot;Long&quot;; ([.Y12]-[.$K12])*[.$J12]/[.$M12]; ([.$K12]-[.Y12])*[.$J12]/[.$M12])-[.$R12]); &quot;&quot;)">
            <text:p/>
          </table:table-cell>
          <table:table-cell table:style-name="Default"/>
          <table:table-cell table:style-name="ce205" table:formula="of:=IFERROR(IF(ISBLANK([.AA12]); &quot;&quot;; IF([.$F12]=&quot;Long&quot;; ([.AA12]-[.$K12])*[.$J12]/[.$M12]; ([.$K12]-[.AA12])*[.$J12]/[.$M12])-[.$R12]); &quot;&quot;)">
            <text:p/>
          </table:table-cell>
          <table:table-cell table:style-name="Default"/>
          <table:table-cell table:style-name="ce205" table:formula="of:=IFERROR(IF(ISBLANK([.AC12]); &quot;&quot;; IF([.$F12]=&quot;Long&quot;; ([.AC12]-[.$K12])*[.$J12]/[.$M12]; ([.$K12]-[.AC12])*[.$J12]/[.$M12])-[.$R12]); &quot;&quot;)">
            <text:p/>
          </table:table-cell>
          <table:table-cell/>
          <table:table-cell table:style-name="ce224" table:formula="of:=IF(ISBLANK([.Q12]); &quot;&quot;; DAY([.Q12]))">
            <text:p/>
          </table:table-cell>
          <table:table-cell table:style-name="ce224" table:formula="of:=IF(ISBLANK([.I12]); &quot;&quot;; WEEKDAY([.I12]; 2))">
            <text:p/>
          </table:table-cell>
          <table:table-cell table:formula="of:=IF(ISBLANK([.Q12]); &quot;&quot;; WEEKDAY([.Q12]; 2))">
            <text:p/>
          </table:table-cell>
          <table:table-cell table:formula="of:=IF(ISBLANK([.Q12]); &quot;&quot;; WEEKNUM([.Q12]))">
            <text:p/>
          </table:table-cell>
          <table:table-cell table:style-name="ce224" table:formula="of:=IF(ISBLANK([.I12]); &quot;&quot;; MONTH([.I12]))">
            <text:p/>
          </table:table-cell>
          <table:table-cell table:formula="of:=IF(ISBLANK([.Q12]); &quot;&quot;; MONTH([.Q12]))">
            <text:p/>
          </table:table-cell>
          <table:table-cell table:formula="of:=IF(OR(ISBLANK([.I12]); ISBLANK([.Q12])); &quot;&quot;; IFERROR(DATEDIF([.I12];[.Q12];&quot;d&quot;); &quot;&quot;))">
            <text:p/>
          </table:table-cell>
          <table:table-cell table:style-name="ce286" table:formula="of:=IF(ISBLANK([.P12]); &quot;&quot;; SUM([.$R$3:.R12]))">
            <text:p/>
          </table:table-cell>
          <table:table-cell table:style-name="ce286" table:formula="of:=IF(ISBLANK([.P12]); &quot;&quot;; SUM([.$S$3:.S12]))">
            <text:p/>
          </table:table-cell>
          <table:table-cell table:formula="of:=IF(ISBLANK([.K12]); &quot;&quot;; [.J12]*[.K12])">
            <text:p/>
          </table:table-cell>
          <table:table-cell table:formula="of:=IF(ISNUMBER([.AO12]); [.AO12]*0.0035; &quot;&quot;)">
            <text:p/>
          </table:table-cell>
          <table:table-cell table:style-name="ce224" table:formula="of:=IF(ISBLANK([.P12]); &quot;&quot; ; [.O12]*[.P12])">
            <text:p/>
          </table:table-cell>
          <table:table-cell table:formula="of:=IF(ISNUMBER([.AQ12]); [.AQ12]*0.0035; &quot;&quot;)">
            <text:p/>
          </table:table-cell>
          <table:table-cell table:number-columns-repeated="20"/>
        </table:table-row>
        <table:table-row table:style-name="ro2">
          <table:table-cell office:value-type="float" office:value="11" calcext:value-type="float">
            <text:p>1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quot;Long&quot;; [.K13]-[Overview.$C$4]/[.J13]; IF([.F13]=&quot;Short&quot;; [.K13]+[Overview.$C$4]/[.J13]; &quot;&quot;)); &quot;&quot;)">
            <text:p/>
          </table:table-cell>
          <table:table-cell table:style-name="ce157" table:formula="of:=IFERROR(ABS([.L13]-[.K13])*[.J13]; &quot;&quot;)">
            <text:p/>
          </table:table-cell>
          <table:table-cell table:style-name="ce289" table:formula="of:=IFERROR(IF([.F13]=&quot;Long&quot;; [.K13]+[Overview.$C$4]/[.J13]*[Overview.$C$6]; IF([.F13]=&quot;Short&quot;; [.K13]-[Overview.$C$4]/[.J13]*[Overview.$C$6]; &quot;&quot;)); &quot;&quot;)">
            <text:p/>
          </table:table-cell>
          <table:table-cell table:style-name="ce152"/>
          <table:table-cell table:number-columns-repeated="2"/>
          <table:table-cell table:formula="of:=IFERROR([.S13]/[.M13]; &quot;&quot;)">
            <text:p/>
          </table:table-cell>
          <table:table-cell table:formula="of:=IFERROR(IF(AND([.F13]=&quot;Long&quot;; [.O13]=[.J13]); [.J13]*([.P13]-[.K13]); IF(AND([.F13]=&quot;Short&quot;; [.O13]=[.J13]); [.J13]*([.K13]-[.P13]); &quot;&quot;)); &quot;&quot;)">
            <text:p/>
          </table:table-cell>
          <table:table-cell table:formula="of:=IF(ISNUMBER([.S13]); IF([.S13]&gt;0; &quot;Win&quot;; &quot;Loss&quot;);&quot;&quot;)">
            <text:p/>
          </table:table-cell>
          <table:table-cell table:formula="of:=IF([.Q13]=&quot;&quot;; &quot;&quot;; CONCATENATE(DATEDIF([.I13];[.Q13];&quot;d&quot;); IF(DATEDIF([.I13];[.Q13];&quot;d&quot;)&gt;1; &quot; Days&quot;; &quot; Day&quot;)))">
            <text:p/>
          </table:table-cell>
          <table:table-cell table:content-validation-name="val12"/>
          <table:table-cell table:number-columns-repeated="2"/>
          <table:table-cell table:style-name="ce196"/>
          <table:table-cell table:style-name="ce205" table:formula="of:=IFERROR(IF(ISBLANK([.Y13]); &quot;&quot;; IF([.$F13]=&quot;Long&quot;; ([.Y13]-[.$K13])*[.$J13]/[.$M13]; ([.$K13]-[.Y13])*[.$J13]/[.$M13])-[.$R13]); &quot;&quot;)">
            <text:p/>
          </table:table-cell>
          <table:table-cell table:style-name="Default"/>
          <table:table-cell table:style-name="ce205" table:formula="of:=IFERROR(IF(ISBLANK([.AA13]); &quot;&quot;; IF([.$F13]=&quot;Long&quot;; ([.AA13]-[.$K13])*[.$J13]/[.$M13]; ([.$K13]-[.AA13])*[.$J13]/[.$M13])-[.$R13]); &quot;&quot;)">
            <text:p/>
          </table:table-cell>
          <table:table-cell table:style-name="Default"/>
          <table:table-cell table:style-name="ce205" table:formula="of:=IFERROR(IF(ISBLANK([.AC13]); &quot;&quot;; IF([.$F13]=&quot;Long&quot;; ([.AC13]-[.$K13])*[.$J13]/[.$M13]; ([.$K13]-[.AC13])*[.$J13]/[.$M13])-[.$R13]); &quot;&quot;)">
            <text:p/>
          </table:table-cell>
          <table:table-cell/>
          <table:table-cell table:style-name="ce224" table:formula="of:=IF(ISBLANK([.Q13]); &quot;&quot;; DAY([.Q13]))">
            <text:p/>
          </table:table-cell>
          <table:table-cell table:style-name="ce224" table:formula="of:=IF(ISBLANK([.I13]); &quot;&quot;; WEEKDAY([.I13]; 2))">
            <text:p/>
          </table:table-cell>
          <table:table-cell table:style-name="ce224" table:formula="of:=IF(ISBLANK([.Q13]); &quot;&quot;; WEEKDAY([.Q13]; 2))">
            <text:p/>
          </table:table-cell>
          <table:table-cell table:style-name="ce224" table:formula="of:=IF(ISBLANK([.Q13]); &quot;&quot;; WEEKNUM([.Q13]))">
            <text:p/>
          </table:table-cell>
          <table:table-cell table:style-name="ce224" table:formula="of:=IF(ISBLANK([.I13]); &quot;&quot;; MONTH([.I13]))">
            <text:p/>
          </table:table-cell>
          <table:table-cell table:style-name="ce224" table:formula="of:=IF(ISBLANK([.Q13]); &quot;&quot;; MONTH([.Q13]))">
            <text:p/>
          </table:table-cell>
          <table:table-cell table:style-name="ce224" table:formula="of:=IF(OR(ISBLANK([.I13]); ISBLANK([.Q13])); &quot;&quot;; IFERROR(DATEDIF([.I13];[.Q13];&quot;d&quot;); &quot;&quot;))">
            <text:p/>
          </table:table-cell>
          <table:table-cell table:style-name="ce286" table:formula="of:=IF(ISBLANK([.P13]); &quot;&quot;; SUM([.$R$3:.R13]))">
            <text:p/>
          </table:table-cell>
          <table:table-cell table:style-name="ce286" table:formula="of:=IF(ISBLANK([.P13]); &quot;&quot;; SUM([.$S$3:.S13]))">
            <text:p/>
          </table:table-cell>
          <table:table-cell table:formula="of:=IF(ISBLANK([.K13]); &quot;&quot;; [.J13]*[.K13])">
            <text:p/>
          </table:table-cell>
          <table:table-cell table:formula="of:=IF(ISNUMBER([.AO13]); [.AO13]*0.0035; &quot;&quot;)">
            <text:p/>
          </table:table-cell>
          <table:table-cell table:style-name="ce224" table:formula="of:=IF(ISBLANK([.P13]); &quot;&quot; ; [.O13]*[.P13])">
            <text:p/>
          </table:table-cell>
          <table:table-cell table:formula="of:=IF(ISNUMBER([.AQ13]); [.AQ13]*0.0035; &quot;&quot;)">
            <text:p/>
          </table:table-cell>
          <table:table-cell table:number-columns-repeated="20"/>
        </table:table-row>
        <table:table-row table:style-name="ro2">
          <table:table-cell office:value-type="float" office:value="12" calcext:value-type="float">
            <text:p>1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quot;Long&quot;; [.K14]-[Overview.$C$4]/[.J14]; IF([.F14]=&quot;Short&quot;; [.K14]+[Overview.$C$4]/[.J14]; &quot;&quot;)); &quot;&quot;)">
            <text:p/>
          </table:table-cell>
          <table:table-cell table:style-name="ce157" table:formula="of:=IFERROR(ABS([.L14]-[.K14])*[.J14]; &quot;&quot;)">
            <text:p/>
          </table:table-cell>
          <table:table-cell table:style-name="ce289" table:formula="of:=IFERROR(IF([.F14]=&quot;Long&quot;; [.K14]+[Overview.$C$4]/[.J14]*[Overview.$C$6]; IF([.F14]=&quot;Short&quot;; [.K14]-[Overview.$C$4]/[.J14]*[Overview.$C$6]; &quot;&quot;)); &quot;&quot;)">
            <text:p/>
          </table:table-cell>
          <table:table-cell table:style-name="ce152"/>
          <table:table-cell table:number-columns-repeated="2"/>
          <table:table-cell table:formula="of:=IFERROR([.S14]/[.M14]; &quot;&quot;)">
            <text:p/>
          </table:table-cell>
          <table:table-cell table:formula="of:=IFERROR(IF(AND([.F14]=&quot;Long&quot;; [.O14]=[.J14]); [.J14]*([.P14]-[.K14]); IF(AND([.F14]=&quot;Short&quot;; [.O14]=[.J14]); [.J14]*([.K14]-[.P14]); &quot;&quot;)); &quot;&quot;)">
            <text:p/>
          </table:table-cell>
          <table:table-cell table:formula="of:=IF(ISNUMBER([.S14]); IF([.S14]&gt;0; &quot;Win&quot;; &quot;Loss&quot;);&quot;&quot;)">
            <text:p/>
          </table:table-cell>
          <table:table-cell table:formula="of:=IF([.Q14]=&quot;&quot;; &quot;&quot;; CONCATENATE(DATEDIF([.I14];[.Q14];&quot;d&quot;); IF(DATEDIF([.I14];[.Q14];&quot;d&quot;)&gt;1; &quot; Days&quot;; &quot; Day&quot;)))">
            <text:p/>
          </table:table-cell>
          <table:table-cell table:content-validation-name="val12"/>
          <table:table-cell table:number-columns-repeated="2"/>
          <table:table-cell table:style-name="ce196"/>
          <table:table-cell table:style-name="ce205" table:formula="of:=IFERROR(IF(ISBLANK([.Y14]); &quot;&quot;; IF([.$F14]=&quot;Long&quot;; ([.Y14]-[.$K14])*[.$J14]/[.$M14]; ([.$K14]-[.Y14])*[.$J14]/[.$M14])-[.$R14]); &quot;&quot;)">
            <text:p/>
          </table:table-cell>
          <table:table-cell table:style-name="Default"/>
          <table:table-cell table:style-name="ce205" table:formula="of:=IFERROR(IF(ISBLANK([.AA14]); &quot;&quot;; IF([.$F14]=&quot;Long&quot;; ([.AA14]-[.$K14])*[.$J14]/[.$M14]; ([.$K14]-[.AA14])*[.$J14]/[.$M14])-[.$R14]); &quot;&quot;)">
            <text:p/>
          </table:table-cell>
          <table:table-cell table:style-name="Default"/>
          <table:table-cell table:style-name="ce205" table:formula="of:=IFERROR(IF(ISBLANK([.AC14]); &quot;&quot;; IF([.$F14]=&quot;Long&quot;; ([.AC14]-[.$K14])*[.$J14]/[.$M14]; ([.$K14]-[.AC14])*[.$J14]/[.$M14])-[.$R14]); &quot;&quot;)">
            <text:p/>
          </table:table-cell>
          <table:table-cell/>
          <table:table-cell table:style-name="ce224" table:formula="of:=IF(ISBLANK([.Q14]); &quot;&quot;; DAY([.Q14]))">
            <text:p/>
          </table:table-cell>
          <table:table-cell table:style-name="ce224" table:formula="of:=IF(ISBLANK([.I14]); &quot;&quot;; WEEKDAY([.I14]; 2))">
            <text:p/>
          </table:table-cell>
          <table:table-cell table:style-name="ce224" table:formula="of:=IF(ISBLANK([.Q14]); &quot;&quot;; WEEKDAY([.Q14]; 2))">
            <text:p/>
          </table:table-cell>
          <table:table-cell table:style-name="ce224" table:formula="of:=IF(ISBLANK([.Q14]); &quot;&quot;; WEEKNUM([.Q14]))">
            <text:p/>
          </table:table-cell>
          <table:table-cell table:style-name="ce224" table:formula="of:=IF(ISBLANK([.I14]); &quot;&quot;; MONTH([.I14]))">
            <text:p/>
          </table:table-cell>
          <table:table-cell table:style-name="ce224" table:formula="of:=IF(ISBLANK([.Q14]); &quot;&quot;; MONTH([.Q14]))">
            <text:p/>
          </table:table-cell>
          <table:table-cell table:style-name="ce224" table:formula="of:=IF(OR(ISBLANK([.I14]); ISBLANK([.Q14])); &quot;&quot;; IFERROR(DATEDIF([.I14];[.Q14];&quot;d&quot;); &quot;&quot;))">
            <text:p/>
          </table:table-cell>
          <table:table-cell table:style-name="ce286" table:formula="of:=IF(ISBLANK([.P14]); &quot;&quot;; SUM([.$R$3:.R14]))">
            <text:p/>
          </table:table-cell>
          <table:table-cell table:style-name="ce286" table:formula="of:=IF(ISBLANK([.P14]); &quot;&quot;; SUM([.$S$3:.S14]))">
            <text:p/>
          </table:table-cell>
          <table:table-cell table:formula="of:=IF(ISBLANK([.K14]); &quot;&quot;; [.J14]*[.K14])">
            <text:p/>
          </table:table-cell>
          <table:table-cell table:formula="of:=IF(ISNUMBER([.AO14]); [.AO14]*0.0035; &quot;&quot;)">
            <text:p/>
          </table:table-cell>
          <table:table-cell table:style-name="ce224" table:formula="of:=IF(ISBLANK([.P14]); &quot;&quot; ; [.O14]*[.P14])">
            <text:p/>
          </table:table-cell>
          <table:table-cell table:formula="of:=IF(ISNUMBER([.AQ14]); [.AQ14]*0.0035; &quot;&quot;)">
            <text:p/>
          </table:table-cell>
          <table:table-cell table:number-columns-repeated="20"/>
        </table:table-row>
        <table:table-row table:style-name="ro2">
          <table:table-cell office:value-type="float" office:value="13" calcext:value-type="float">
            <text:p>1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quot;Long&quot;; [.K15]-[Overview.$C$4]/[.J15]; IF([.F15]=&quot;Short&quot;; [.K15]+[Overview.$C$4]/[.J15]; &quot;&quot;)); &quot;&quot;)">
            <text:p/>
          </table:table-cell>
          <table:table-cell table:style-name="ce157" table:formula="of:=IFERROR(ABS([.L15]-[.K15])*[.J15]; &quot;&quot;)">
            <text:p/>
          </table:table-cell>
          <table:table-cell table:style-name="ce289" table:formula="of:=IFERROR(IF([.F15]=&quot;Long&quot;; [.K15]+[Overview.$C$4]/[.J15]*[Overview.$C$6]; IF([.F15]=&quot;Short&quot;; [.K15]-[Overview.$C$4]/[.J15]*[Overview.$C$6]; &quot;&quot;)); &quot;&quot;)">
            <text:p/>
          </table:table-cell>
          <table:table-cell table:style-name="ce152"/>
          <table:table-cell table:number-columns-repeated="2"/>
          <table:table-cell table:formula="of:=IFERROR([.S15]/[.M15]; &quot;&quot;)">
            <text:p/>
          </table:table-cell>
          <table:table-cell table:formula="of:=IFERROR(IF(AND([.F15]=&quot;Long&quot;; [.O15]=[.J15]); [.J15]*([.P15]-[.K15]); IF(AND([.F15]=&quot;Short&quot;; [.O15]=[.J15]); [.J15]*([.K15]-[.P15]); &quot;&quot;)); &quot;&quot;)">
            <text:p/>
          </table:table-cell>
          <table:table-cell table:formula="of:=IF(ISNUMBER([.S15]); IF([.S15]&gt;0; &quot;Win&quot;; &quot;Loss&quot;);&quot;&quot;)">
            <text:p/>
          </table:table-cell>
          <table:table-cell table:formula="of:=IF([.Q15]=&quot;&quot;; &quot;&quot;; CONCATENATE(DATEDIF([.I15];[.Q15];&quot;d&quot;); IF(DATEDIF([.I15];[.Q15];&quot;d&quot;)&gt;1; &quot; Days&quot;; &quot; Day&quot;)))">
            <text:p/>
          </table:table-cell>
          <table:table-cell table:content-validation-name="val12"/>
          <table:table-cell table:number-columns-repeated="2"/>
          <table:table-cell table:style-name="ce196"/>
          <table:table-cell table:style-name="ce205" table:formula="of:=IFERROR(IF(ISBLANK([.Y15]); &quot;&quot;; IF([.$F15]=&quot;Long&quot;; ([.Y15]-[.$K15])*[.$J15]/[.$M15]; ([.$K15]-[.Y15])*[.$J15]/[.$M15])-[.$R15]); &quot;&quot;)">
            <text:p/>
          </table:table-cell>
          <table:table-cell table:style-name="Default"/>
          <table:table-cell table:style-name="ce205" table:formula="of:=IFERROR(IF(ISBLANK([.AA15]); &quot;&quot;; IF([.$F15]=&quot;Long&quot;; ([.AA15]-[.$K15])*[.$J15]/[.$M15]; ([.$K15]-[.AA15])*[.$J15]/[.$M15])-[.$R15]); &quot;&quot;)">
            <text:p/>
          </table:table-cell>
          <table:table-cell table:style-name="Default"/>
          <table:table-cell table:style-name="ce205" table:formula="of:=IFERROR(IF(ISBLANK([.AC15]); &quot;&quot;; IF([.$F15]=&quot;Long&quot;; ([.AC15]-[.$K15])*[.$J15]/[.$M15]; ([.$K15]-[.AC15])*[.$J15]/[.$M15])-[.$R15]); &quot;&quot;)">
            <text:p/>
          </table:table-cell>
          <table:table-cell/>
          <table:table-cell table:style-name="ce224" table:formula="of:=IF(ISBLANK([.Q15]); &quot;&quot;; DAY([.Q15]))">
            <text:p/>
          </table:table-cell>
          <table:table-cell table:style-name="ce224" table:formula="of:=IF(ISBLANK([.I15]); &quot;&quot;; WEEKDAY([.I15]; 2))">
            <text:p/>
          </table:table-cell>
          <table:table-cell table:style-name="ce224" table:formula="of:=IF(ISBLANK([.Q15]); &quot;&quot;; WEEKDAY([.Q15]; 2))">
            <text:p/>
          </table:table-cell>
          <table:table-cell table:style-name="ce224" table:formula="of:=IF(ISBLANK([.Q15]); &quot;&quot;; WEEKNUM([.Q15]))">
            <text:p/>
          </table:table-cell>
          <table:table-cell table:style-name="ce224" table:formula="of:=IF(ISBLANK([.I15]); &quot;&quot;; MONTH([.I15]))">
            <text:p/>
          </table:table-cell>
          <table:table-cell table:style-name="ce224" table:formula="of:=IF(ISBLANK([.Q15]); &quot;&quot;; MONTH([.Q15]))">
            <text:p/>
          </table:table-cell>
          <table:table-cell table:style-name="ce224" table:formula="of:=IF(OR(ISBLANK([.I15]); ISBLANK([.Q15])); &quot;&quot;; IFERROR(DATEDIF([.I15];[.Q15];&quot;d&quot;); &quot;&quot;))">
            <text:p/>
          </table:table-cell>
          <table:table-cell table:style-name="ce286" table:formula="of:=IF(ISBLANK([.P15]); &quot;&quot;; SUM([.$R$3:.R15]))">
            <text:p/>
          </table:table-cell>
          <table:table-cell table:style-name="ce286" table:formula="of:=IF(ISBLANK([.P15]); &quot;&quot;; SUM([.$S$3:.S15]))">
            <text:p/>
          </table:table-cell>
          <table:table-cell table:formula="of:=IF(ISBLANK([.K15]); &quot;&quot;; [.J15]*[.K15])">
            <text:p/>
          </table:table-cell>
          <table:table-cell table:formula="of:=IF(ISNUMBER([.AO15]); [.AO15]*0.0035; &quot;&quot;)">
            <text:p/>
          </table:table-cell>
          <table:table-cell table:style-name="ce224" table:formula="of:=IF(ISBLANK([.P15]); &quot;&quot; ; [.O15]*[.P15])">
            <text:p/>
          </table:table-cell>
          <table:table-cell table:formula="of:=IF(ISNUMBER([.AQ15]); [.AQ15]*0.0035; &quot;&quot;)">
            <text:p/>
          </table:table-cell>
          <table:table-cell table:number-columns-repeated="20"/>
        </table:table-row>
        <table:table-row table:style-name="ro2">
          <table:table-cell office:value-type="float" office:value="14" calcext:value-type="float">
            <text:p>1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quot;Long&quot;; [.K16]-[Overview.$C$4]/[.J16]; IF([.F16]=&quot;Short&quot;; [.K16]+[Overview.$C$4]/[.J16]; &quot;&quot;)); &quot;&quot;)">
            <text:p/>
          </table:table-cell>
          <table:table-cell table:style-name="ce157" table:formula="of:=IFERROR(ABS([.L16]-[.K16])*[.J16]; &quot;&quot;)">
            <text:p/>
          </table:table-cell>
          <table:table-cell table:style-name="ce289" table:formula="of:=IFERROR(IF([.F16]=&quot;Long&quot;; [.K16]+[Overview.$C$4]/[.J16]*[Overview.$C$6]; IF([.F16]=&quot;Short&quot;; [.K16]-[Overview.$C$4]/[.J16]*[Overview.$C$6]; &quot;&quot;)); &quot;&quot;)">
            <text:p/>
          </table:table-cell>
          <table:table-cell table:style-name="ce152"/>
          <table:table-cell table:number-columns-repeated="2"/>
          <table:table-cell table:formula="of:=IFERROR([.S16]/[.M16]; &quot;&quot;)">
            <text:p/>
          </table:table-cell>
          <table:table-cell table:formula="of:=IFERROR(IF(AND([.F16]=&quot;Long&quot;; [.O16]=[.J16]); [.J16]*([.P16]-[.K16]); IF(AND([.F16]=&quot;Short&quot;; [.O16]=[.J16]); [.J16]*([.K16]-[.P16]); &quot;&quot;)); &quot;&quot;)">
            <text:p/>
          </table:table-cell>
          <table:table-cell table:formula="of:=IF(ISNUMBER([.S16]); IF([.S16]&gt;0; &quot;Win&quot;; &quot;Loss&quot;);&quot;&quot;)">
            <text:p/>
          </table:table-cell>
          <table:table-cell table:formula="of:=IF([.Q16]=&quot;&quot;; &quot;&quot;; CONCATENATE(DATEDIF([.I16];[.Q16];&quot;d&quot;); IF(DATEDIF([.I16];[.Q16];&quot;d&quot;)&gt;1; &quot; Days&quot;; &quot; Day&quot;)))">
            <text:p/>
          </table:table-cell>
          <table:table-cell table:content-validation-name="val12"/>
          <table:table-cell table:number-columns-repeated="2"/>
          <table:table-cell table:style-name="ce196"/>
          <table:table-cell table:style-name="ce205" table:formula="of:=IFERROR(IF(ISBLANK([.Y16]); &quot;&quot;; IF([.$F16]=&quot;Long&quot;; ([.Y16]-[.$K16])*[.$J16]/[.$M16]; ([.$K16]-[.Y16])*[.$J16]/[.$M16])-[.$R16]); &quot;&quot;)">
            <text:p/>
          </table:table-cell>
          <table:table-cell table:style-name="Default"/>
          <table:table-cell table:style-name="ce205" table:formula="of:=IFERROR(IF(ISBLANK([.AA16]); &quot;&quot;; IF([.$F16]=&quot;Long&quot;; ([.AA16]-[.$K16])*[.$J16]/[.$M16]; ([.$K16]-[.AA16])*[.$J16]/[.$M16])-[.$R16]); &quot;&quot;)">
            <text:p/>
          </table:table-cell>
          <table:table-cell table:style-name="Default"/>
          <table:table-cell table:style-name="ce205" table:formula="of:=IFERROR(IF(ISBLANK([.AC16]); &quot;&quot;; IF([.$F16]=&quot;Long&quot;; ([.AC16]-[.$K16])*[.$J16]/[.$M16]; ([.$K16]-[.AC16])*[.$J16]/[.$M16])-[.$R16]); &quot;&quot;)">
            <text:p/>
          </table:table-cell>
          <table:table-cell/>
          <table:table-cell table:style-name="ce224" table:formula="of:=IF(ISBLANK([.Q16]); &quot;&quot;; DAY([.Q16]))">
            <text:p/>
          </table:table-cell>
          <table:table-cell table:style-name="ce224" table:formula="of:=IF(ISBLANK([.I16]); &quot;&quot;; WEEKDAY([.I16]; 2))">
            <text:p/>
          </table:table-cell>
          <table:table-cell table:formula="of:=IF(ISBLANK([.Q16]); &quot;&quot;; WEEKDAY([.Q16]; 2))">
            <text:p/>
          </table:table-cell>
          <table:table-cell table:formula="of:=IF(ISBLANK([.Q16]); &quot;&quot;; WEEKNUM([.Q16]))">
            <text:p/>
          </table:table-cell>
          <table:table-cell table:style-name="ce224" table:formula="of:=IF(ISBLANK([.I16]); &quot;&quot;; MONTH([.I16]))">
            <text:p/>
          </table:table-cell>
          <table:table-cell table:formula="of:=IF(ISBLANK([.Q16]); &quot;&quot;; MONTH([.Q16]))">
            <text:p/>
          </table:table-cell>
          <table:table-cell table:formula="of:=IF(OR(ISBLANK([.I16]); ISBLANK([.Q16])); &quot;&quot;; IFERROR(DATEDIF([.I16];[.Q16];&quot;d&quot;); &quot;&quot;))">
            <text:p/>
          </table:table-cell>
          <table:table-cell table:style-name="ce286" table:formula="of:=IF(ISBLANK([.P16]); &quot;&quot;; SUM([.$R$3:.R16]))">
            <text:p/>
          </table:table-cell>
          <table:table-cell table:style-name="ce286" table:formula="of:=IF(ISBLANK([.P16]); &quot;&quot;; SUM([.$S$3:.S16]))">
            <text:p/>
          </table:table-cell>
          <table:table-cell table:formula="of:=IF(ISBLANK([.K16]); &quot;&quot;; [.J16]*[.K16])">
            <text:p/>
          </table:table-cell>
          <table:table-cell table:formula="of:=IF(ISNUMBER([.AO16]); [.AO16]*0.0035; &quot;&quot;)">
            <text:p/>
          </table:table-cell>
          <table:table-cell table:style-name="ce224" table:formula="of:=IF(ISBLANK([.P16]); &quot;&quot; ; [.O16]*[.P16])">
            <text:p/>
          </table:table-cell>
          <table:table-cell table:formula="of:=IF(ISNUMBER([.AQ16]); [.AQ16]*0.0035; &quot;&quot;)">
            <text:p/>
          </table:table-cell>
          <table:table-cell table:number-columns-repeated="20"/>
        </table:table-row>
        <table:table-row table:style-name="ro2">
          <table:table-cell office:value-type="float" office:value="15" calcext:value-type="float">
            <text:p>1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quot;Long&quot;; [.K17]-[Overview.$C$4]/[.J17]; IF([.F17]=&quot;Short&quot;; [.K17]+[Overview.$C$4]/[.J17]; &quot;&quot;)); &quot;&quot;)">
            <text:p/>
          </table:table-cell>
          <table:table-cell table:style-name="ce157" table:formula="of:=IFERROR(ABS([.L17]-[.K17])*[.J17]; &quot;&quot;)">
            <text:p/>
          </table:table-cell>
          <table:table-cell table:style-name="ce289" table:formula="of:=IFERROR(IF([.F17]=&quot;Long&quot;; [.K17]+[Overview.$C$4]/[.J17]*[Overview.$C$6]; IF([.F17]=&quot;Short&quot;; [.K17]-[Overview.$C$4]/[.J17]*[Overview.$C$6]; &quot;&quot;)); &quot;&quot;)">
            <text:p/>
          </table:table-cell>
          <table:table-cell table:style-name="ce152"/>
          <table:table-cell table:number-columns-repeated="2"/>
          <table:table-cell table:formula="of:=IFERROR([.S17]/[.M17]; &quot;&quot;)">
            <text:p/>
          </table:table-cell>
          <table:table-cell table:formula="of:=IFERROR(IF(AND([.F17]=&quot;Long&quot;; [.O17]=[.J17]); [.J17]*([.P17]-[.K17]); IF(AND([.F17]=&quot;Short&quot;; [.O17]=[.J17]); [.J17]*([.K17]-[.P17]); &quot;&quot;)); &quot;&quot;)">
            <text:p/>
          </table:table-cell>
          <table:table-cell table:formula="of:=IF(ISNUMBER([.S17]); IF([.S17]&gt;0; &quot;Win&quot;; &quot;Loss&quot;);&quot;&quot;)">
            <text:p/>
          </table:table-cell>
          <table:table-cell table:formula="of:=IF([.Q17]=&quot;&quot;; &quot;&quot;; CONCATENATE(DATEDIF([.I17];[.Q17];&quot;d&quot;); IF(DATEDIF([.I17];[.Q17];&quot;d&quot;)&gt;1; &quot; Days&quot;; &quot; Day&quot;)))">
            <text:p/>
          </table:table-cell>
          <table:table-cell table:content-validation-name="val12"/>
          <table:table-cell table:number-columns-repeated="2"/>
          <table:table-cell table:style-name="ce196"/>
          <table:table-cell table:style-name="ce205" table:formula="of:=IFERROR(IF(ISBLANK([.Y17]); &quot;&quot;; IF([.$F17]=&quot;Long&quot;; ([.Y17]-[.$K17])*[.$J17]/[.$M17]; ([.$K17]-[.Y17])*[.$J17]/[.$M17])-[.$R17]); &quot;&quot;)">
            <text:p/>
          </table:table-cell>
          <table:table-cell table:style-name="Default"/>
          <table:table-cell table:style-name="ce205" table:formula="of:=IFERROR(IF(ISBLANK([.AA17]); &quot;&quot;; IF([.$F17]=&quot;Long&quot;; ([.AA17]-[.$K17])*[.$J17]/[.$M17]; ([.$K17]-[.AA17])*[.$J17]/[.$M17])-[.$R17]); &quot;&quot;)">
            <text:p/>
          </table:table-cell>
          <table:table-cell table:style-name="Default"/>
          <table:table-cell table:style-name="ce205" table:formula="of:=IFERROR(IF(ISBLANK([.AC17]); &quot;&quot;; IF([.$F17]=&quot;Long&quot;; ([.AC17]-[.$K17])*[.$J17]/[.$M17]; ([.$K17]-[.AC17])*[.$J17]/[.$M17])-[.$R17]); &quot;&quot;)">
            <text:p/>
          </table:table-cell>
          <table:table-cell/>
          <table:table-cell table:style-name="ce224" table:formula="of:=IF(ISBLANK([.Q17]); &quot;&quot;; DAY([.Q17]))">
            <text:p/>
          </table:table-cell>
          <table:table-cell table:style-name="ce224" table:formula="of:=IF(ISBLANK([.I17]); &quot;&quot;; WEEKDAY([.I17]; 2))">
            <text:p/>
          </table:table-cell>
          <table:table-cell table:style-name="ce224" table:formula="of:=IF(ISBLANK([.Q17]); &quot;&quot;; WEEKDAY([.Q17]; 2))">
            <text:p/>
          </table:table-cell>
          <table:table-cell table:style-name="ce224" table:formula="of:=IF(ISBLANK([.Q17]); &quot;&quot;; WEEKNUM([.Q17]))">
            <text:p/>
          </table:table-cell>
          <table:table-cell table:style-name="ce224" table:formula="of:=IF(ISBLANK([.I17]); &quot;&quot;; MONTH([.I17]))">
            <text:p/>
          </table:table-cell>
          <table:table-cell table:style-name="ce224" table:formula="of:=IF(ISBLANK([.Q17]); &quot;&quot;; MONTH([.Q17]))">
            <text:p/>
          </table:table-cell>
          <table:table-cell table:style-name="ce224" table:formula="of:=IF(OR(ISBLANK([.I17]); ISBLANK([.Q17])); &quot;&quot;; IFERROR(DATEDIF([.I17];[.Q17];&quot;d&quot;); &quot;&quot;))">
            <text:p/>
          </table:table-cell>
          <table:table-cell table:style-name="ce286" table:formula="of:=IF(ISBLANK([.P17]); &quot;&quot;; SUM([.$R$3:.R17]))">
            <text:p/>
          </table:table-cell>
          <table:table-cell table:style-name="ce286" table:formula="of:=IF(ISBLANK([.P17]); &quot;&quot;; SUM([.$S$3:.S17]))">
            <text:p/>
          </table:table-cell>
          <table:table-cell table:formula="of:=IF(ISBLANK([.K17]); &quot;&quot;; [.J17]*[.K17])">
            <text:p/>
          </table:table-cell>
          <table:table-cell table:formula="of:=IF(ISNUMBER([.AO17]); [.AO17]*0.0035; &quot;&quot;)">
            <text:p/>
          </table:table-cell>
          <table:table-cell table:style-name="ce224" table:formula="of:=IF(ISBLANK([.P17]); &quot;&quot; ; [.O17]*[.P17])">
            <text:p/>
          </table:table-cell>
          <table:table-cell table:formula="of:=IF(ISNUMBER([.AQ17]); [.AQ17]*0.0035; &quot;&quot;)">
            <text:p/>
          </table:table-cell>
          <table:table-cell table:number-columns-repeated="20"/>
        </table:table-row>
        <table:table-row table:style-name="ro2">
          <table:table-cell office:value-type="float" office:value="16" calcext:value-type="float">
            <text:p>1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quot;Long&quot;; [.K18]-[Overview.$C$4]/[.J18]; IF([.F18]=&quot;Short&quot;; [.K18]+[Overview.$C$4]/[.J18]; &quot;&quot;)); &quot;&quot;)">
            <text:p/>
          </table:table-cell>
          <table:table-cell table:style-name="ce157" table:formula="of:=IFERROR(ABS([.L18]-[.K18])*[.J18]; &quot;&quot;)">
            <text:p/>
          </table:table-cell>
          <table:table-cell table:style-name="ce289" table:formula="of:=IFERROR(IF([.F18]=&quot;Long&quot;; [.K18]+[Overview.$C$4]/[.J18]*[Overview.$C$6]; IF([.F18]=&quot;Short&quot;; [.K18]-[Overview.$C$4]/[.J18]*[Overview.$C$6]; &quot;&quot;)); &quot;&quot;)">
            <text:p/>
          </table:table-cell>
          <table:table-cell table:style-name="ce152"/>
          <table:table-cell table:number-columns-repeated="2"/>
          <table:table-cell table:formula="of:=IFERROR([.S18]/[.M18]; &quot;&quot;)">
            <text:p/>
          </table:table-cell>
          <table:table-cell table:formula="of:=IFERROR(IF(AND([.F18]=&quot;Long&quot;; [.O18]=[.J18]); [.J18]*([.P18]-[.K18]); IF(AND([.F18]=&quot;Short&quot;; [.O18]=[.J18]); [.J18]*([.K18]-[.P18]); &quot;&quot;)); &quot;&quot;)">
            <text:p/>
          </table:table-cell>
          <table:table-cell table:formula="of:=IF(ISNUMBER([.S18]); IF([.S18]&gt;0; &quot;Win&quot;; &quot;Loss&quot;);&quot;&quot;)">
            <text:p/>
          </table:table-cell>
          <table:table-cell table:formula="of:=IF([.Q18]=&quot;&quot;; &quot;&quot;; CONCATENATE(DATEDIF([.I18];[.Q18];&quot;d&quot;); IF(DATEDIF([.I18];[.Q18];&quot;d&quot;)&gt;1; &quot; Days&quot;; &quot; Day&quot;)))">
            <text:p/>
          </table:table-cell>
          <table:table-cell table:content-validation-name="val12"/>
          <table:table-cell table:number-columns-repeated="2"/>
          <table:table-cell table:style-name="ce196"/>
          <table:table-cell table:style-name="ce205" table:formula="of:=IFERROR(IF(ISBLANK([.Y18]); &quot;&quot;; IF([.$F18]=&quot;Long&quot;; ([.Y18]-[.$K18])*[.$J18]/[.$M18]; ([.$K18]-[.Y18])*[.$J18]/[.$M18])-[.$R18]); &quot;&quot;)">
            <text:p/>
          </table:table-cell>
          <table:table-cell table:style-name="Default"/>
          <table:table-cell table:style-name="ce205" table:formula="of:=IFERROR(IF(ISBLANK([.AA18]); &quot;&quot;; IF([.$F18]=&quot;Long&quot;; ([.AA18]-[.$K18])*[.$J18]/[.$M18]; ([.$K18]-[.AA18])*[.$J18]/[.$M18])-[.$R18]); &quot;&quot;)">
            <text:p/>
          </table:table-cell>
          <table:table-cell table:style-name="Default"/>
          <table:table-cell table:style-name="ce205" table:formula="of:=IFERROR(IF(ISBLANK([.AC18]); &quot;&quot;; IF([.$F18]=&quot;Long&quot;; ([.AC18]-[.$K18])*[.$J18]/[.$M18]; ([.$K18]-[.AC18])*[.$J18]/[.$M18])-[.$R18]); &quot;&quot;)">
            <text:p/>
          </table:table-cell>
          <table:table-cell/>
          <table:table-cell table:style-name="ce224" table:formula="of:=IF(ISBLANK([.Q18]); &quot;&quot;; DAY([.Q18]))">
            <text:p/>
          </table:table-cell>
          <table:table-cell table:style-name="ce224" table:formula="of:=IF(ISBLANK([.I18]); &quot;&quot;; WEEKDAY([.I18]; 2))">
            <text:p/>
          </table:table-cell>
          <table:table-cell table:style-name="ce224" table:formula="of:=IF(ISBLANK([.Q18]); &quot;&quot;; WEEKDAY([.Q18]; 2))">
            <text:p/>
          </table:table-cell>
          <table:table-cell table:style-name="ce224" table:formula="of:=IF(ISBLANK([.Q18]); &quot;&quot;; WEEKNUM([.Q18]))">
            <text:p/>
          </table:table-cell>
          <table:table-cell table:style-name="ce224" table:formula="of:=IF(ISBLANK([.I18]); &quot;&quot;; MONTH([.I18]))">
            <text:p/>
          </table:table-cell>
          <table:table-cell table:style-name="ce224" table:formula="of:=IF(ISBLANK([.Q18]); &quot;&quot;; MONTH([.Q18]))">
            <text:p/>
          </table:table-cell>
          <table:table-cell table:style-name="ce224" table:formula="of:=IF(OR(ISBLANK([.I18]); ISBLANK([.Q18])); &quot;&quot;; IFERROR(DATEDIF([.I18];[.Q18];&quot;d&quot;); &quot;&quot;))">
            <text:p/>
          </table:table-cell>
          <table:table-cell table:style-name="ce286" table:formula="of:=IF(ISBLANK([.P18]); &quot;&quot;; SUM([.$R$3:.R18]))">
            <text:p/>
          </table:table-cell>
          <table:table-cell table:style-name="ce286" table:formula="of:=IF(ISBLANK([.P18]); &quot;&quot;; SUM([.$S$3:.S18]))">
            <text:p/>
          </table:table-cell>
          <table:table-cell table:formula="of:=IF(ISBLANK([.K18]); &quot;&quot;; [.J18]*[.K18])">
            <text:p/>
          </table:table-cell>
          <table:table-cell table:formula="of:=IF(ISNUMBER([.AO18]); [.AO18]*0.0035; &quot;&quot;)">
            <text:p/>
          </table:table-cell>
          <table:table-cell table:style-name="ce224" table:formula="of:=IF(ISBLANK([.P18]); &quot;&quot; ; [.O18]*[.P18])">
            <text:p/>
          </table:table-cell>
          <table:table-cell table:formula="of:=IF(ISNUMBER([.AQ18]); [.AQ18]*0.0035; &quot;&quot;)">
            <text:p/>
          </table:table-cell>
          <table:table-cell table:number-columns-repeated="20"/>
        </table:table-row>
        <table:table-row table:style-name="ro2">
          <table:table-cell office:value-type="float" office:value="17" calcext:value-type="float">
            <text:p>1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quot;Long&quot;; [.K19]-[Overview.$C$4]/[.J19]; IF([.F19]=&quot;Short&quot;; [.K19]+[Overview.$C$4]/[.J19]; &quot;&quot;)); &quot;&quot;)">
            <text:p/>
          </table:table-cell>
          <table:table-cell table:style-name="ce157" table:formula="of:=IFERROR(ABS([.L19]-[.K19])*[.J19]; &quot;&quot;)">
            <text:p/>
          </table:table-cell>
          <table:table-cell table:style-name="ce289" table:formula="of:=IFERROR(IF([.F19]=&quot;Long&quot;; [.K19]+[Overview.$C$4]/[.J19]*[Overview.$C$6]; IF([.F19]=&quot;Short&quot;; [.K19]-[Overview.$C$4]/[.J19]*[Overview.$C$6]; &quot;&quot;)); &quot;&quot;)">
            <text:p/>
          </table:table-cell>
          <table:table-cell table:style-name="ce152"/>
          <table:table-cell table:number-columns-repeated="2"/>
          <table:table-cell table:formula="of:=IFERROR([.S19]/[.M19]; &quot;&quot;)">
            <text:p/>
          </table:table-cell>
          <table:table-cell table:formula="of:=IFERROR(IF(AND([.F19]=&quot;Long&quot;; [.O19]=[.J19]); [.J19]*([.P19]-[.K19]); IF(AND([.F19]=&quot;Short&quot;; [.O19]=[.J19]); [.J19]*([.K19]-[.P19]); &quot;&quot;)); &quot;&quot;)">
            <text:p/>
          </table:table-cell>
          <table:table-cell table:formula="of:=IF(ISNUMBER([.S19]); IF([.S19]&gt;0; &quot;Win&quot;; &quot;Loss&quot;);&quot;&quot;)">
            <text:p/>
          </table:table-cell>
          <table:table-cell table:formula="of:=IF([.Q19]=&quot;&quot;; &quot;&quot;; CONCATENATE(DATEDIF([.I19];[.Q19];&quot;d&quot;); IF(DATEDIF([.I19];[.Q19];&quot;d&quot;)&gt;1; &quot; Days&quot;; &quot; Day&quot;)))">
            <text:p/>
          </table:table-cell>
          <table:table-cell table:content-validation-name="val12"/>
          <table:table-cell table:number-columns-repeated="2"/>
          <table:table-cell table:style-name="ce196"/>
          <table:table-cell table:style-name="ce205" table:formula="of:=IFERROR(IF(ISBLANK([.Y19]); &quot;&quot;; IF([.$F19]=&quot;Long&quot;; ([.Y19]-[.$K19])*[.$J19]/[.$M19]; ([.$K19]-[.Y19])*[.$J19]/[.$M19])-[.$R19]); &quot;&quot;)">
            <text:p/>
          </table:table-cell>
          <table:table-cell table:style-name="Default"/>
          <table:table-cell table:style-name="ce205" table:formula="of:=IFERROR(IF(ISBLANK([.AA19]); &quot;&quot;; IF([.$F19]=&quot;Long&quot;; ([.AA19]-[.$K19])*[.$J19]/[.$M19]; ([.$K19]-[.AA19])*[.$J19]/[.$M19])-[.$R19]); &quot;&quot;)">
            <text:p/>
          </table:table-cell>
          <table:table-cell table:style-name="Default"/>
          <table:table-cell table:style-name="ce205" table:formula="of:=IFERROR(IF(ISBLANK([.AC19]); &quot;&quot;; IF([.$F19]=&quot;Long&quot;; ([.AC19]-[.$K19])*[.$J19]/[.$M19]; ([.$K19]-[.AC19])*[.$J19]/[.$M19])-[.$R19]); &quot;&quot;)">
            <text:p/>
          </table:table-cell>
          <table:table-cell/>
          <table:table-cell table:style-name="ce224" table:formula="of:=IF(ISBLANK([.Q19]); &quot;&quot;; DAY([.Q19]))">
            <text:p/>
          </table:table-cell>
          <table:table-cell table:style-name="ce224" table:formula="of:=IF(ISBLANK([.I19]); &quot;&quot;; WEEKDAY([.I19]; 2))">
            <text:p/>
          </table:table-cell>
          <table:table-cell table:style-name="ce224" table:formula="of:=IF(ISBLANK([.Q19]); &quot;&quot;; WEEKDAY([.Q19]; 2))">
            <text:p/>
          </table:table-cell>
          <table:table-cell table:style-name="ce224" table:formula="of:=IF(ISBLANK([.Q19]); &quot;&quot;; WEEKNUM([.Q19]))">
            <text:p/>
          </table:table-cell>
          <table:table-cell table:style-name="ce224" table:formula="of:=IF(ISBLANK([.I19]); &quot;&quot;; MONTH([.I19]))">
            <text:p/>
          </table:table-cell>
          <table:table-cell table:style-name="ce224" table:formula="of:=IF(ISBLANK([.Q19]); &quot;&quot;; MONTH([.Q19]))">
            <text:p/>
          </table:table-cell>
          <table:table-cell table:style-name="ce224" table:formula="of:=IF(OR(ISBLANK([.I19]); ISBLANK([.Q19])); &quot;&quot;; IFERROR(DATEDIF([.I19];[.Q19];&quot;d&quot;); &quot;&quot;))">
            <text:p/>
          </table:table-cell>
          <table:table-cell table:style-name="ce286" table:formula="of:=IF(ISBLANK([.P19]); &quot;&quot;; SUM([.$R$3:.R19]))">
            <text:p/>
          </table:table-cell>
          <table:table-cell table:style-name="ce286" table:formula="of:=IF(ISBLANK([.P19]); &quot;&quot;; SUM([.$S$3:.S19]))">
            <text:p/>
          </table:table-cell>
          <table:table-cell table:formula="of:=IF(ISBLANK([.K19]); &quot;&quot;; [.J19]*[.K19])">
            <text:p/>
          </table:table-cell>
          <table:table-cell table:formula="of:=IF(ISNUMBER([.AO19]); [.AO19]*0.0035; &quot;&quot;)">
            <text:p/>
          </table:table-cell>
          <table:table-cell table:style-name="ce224" table:formula="of:=IF(ISBLANK([.P19]); &quot;&quot; ; [.O19]*[.P19])">
            <text:p/>
          </table:table-cell>
          <table:table-cell table:formula="of:=IF(ISNUMBER([.AQ19]); [.AQ19]*0.0035; &quot;&quot;)">
            <text:p/>
          </table:table-cell>
          <table:table-cell table:number-columns-repeated="20"/>
        </table:table-row>
        <table:table-row table:style-name="ro2">
          <table:table-cell office:value-type="float" office:value="18" calcext:value-type="float">
            <text:p>1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quot;Long&quot;; [.K20]-[Overview.$C$4]/[.J20]; IF([.F20]=&quot;Short&quot;; [.K20]+[Overview.$C$4]/[.J20]; &quot;&quot;)); &quot;&quot;)">
            <text:p/>
          </table:table-cell>
          <table:table-cell table:style-name="ce157" table:formula="of:=IFERROR(ABS([.L20]-[.K20])*[.J20]; &quot;&quot;)">
            <text:p/>
          </table:table-cell>
          <table:table-cell table:style-name="ce289" table:formula="of:=IFERROR(IF([.F20]=&quot;Long&quot;; [.K20]+[Overview.$C$4]/[.J20]*[Overview.$C$6]; IF([.F20]=&quot;Short&quot;; [.K20]-[Overview.$C$4]/[.J20]*[Overview.$C$6]; &quot;&quot;)); &quot;&quot;)">
            <text:p/>
          </table:table-cell>
          <table:table-cell table:style-name="ce152"/>
          <table:table-cell table:number-columns-repeated="2"/>
          <table:table-cell table:formula="of:=IFERROR([.S20]/[.M20]; &quot;&quot;)">
            <text:p/>
          </table:table-cell>
          <table:table-cell table:formula="of:=IFERROR(IF(AND([.F20]=&quot;Long&quot;; [.O20]=[.J20]); [.J20]*([.P20]-[.K20]); IF(AND([.F20]=&quot;Short&quot;; [.O20]=[.J20]); [.J20]*([.K20]-[.P20]); &quot;&quot;)); &quot;&quot;)">
            <text:p/>
          </table:table-cell>
          <table:table-cell table:formula="of:=IF(ISNUMBER([.S20]); IF([.S20]&gt;0; &quot;Win&quot;; &quot;Loss&quot;);&quot;&quot;)">
            <text:p/>
          </table:table-cell>
          <table:table-cell table:formula="of:=IF([.Q20]=&quot;&quot;; &quot;&quot;; CONCATENATE(DATEDIF([.I20];[.Q20];&quot;d&quot;); IF(DATEDIF([.I20];[.Q20];&quot;d&quot;)&gt;1; &quot; Days&quot;; &quot; Day&quot;)))">
            <text:p/>
          </table:table-cell>
          <table:table-cell table:content-validation-name="val12"/>
          <table:table-cell table:number-columns-repeated="2"/>
          <table:table-cell table:style-name="ce196"/>
          <table:table-cell table:style-name="ce205" table:formula="of:=IFERROR(IF(ISBLANK([.Y20]); &quot;&quot;; IF([.$F20]=&quot;Long&quot;; ([.Y20]-[.$K20])*[.$J20]/[.$M20]; ([.$K20]-[.Y20])*[.$J20]/[.$M20])-[.$R20]); &quot;&quot;)">
            <text:p/>
          </table:table-cell>
          <table:table-cell table:style-name="Default"/>
          <table:table-cell table:style-name="ce205" table:formula="of:=IFERROR(IF(ISBLANK([.AA20]); &quot;&quot;; IF([.$F20]=&quot;Long&quot;; ([.AA20]-[.$K20])*[.$J20]/[.$M20]; ([.$K20]-[.AA20])*[.$J20]/[.$M20])-[.$R20]); &quot;&quot;)">
            <text:p/>
          </table:table-cell>
          <table:table-cell table:style-name="Default"/>
          <table:table-cell table:style-name="ce205" table:formula="of:=IFERROR(IF(ISBLANK([.AC20]); &quot;&quot;; IF([.$F20]=&quot;Long&quot;; ([.AC20]-[.$K20])*[.$J20]/[.$M20]; ([.$K20]-[.AC20])*[.$J20]/[.$M20])-[.$R20]); &quot;&quot;)">
            <text:p/>
          </table:table-cell>
          <table:table-cell/>
          <table:table-cell table:style-name="ce224" table:formula="of:=IF(ISBLANK([.Q20]); &quot;&quot;; DAY([.Q20]))">
            <text:p/>
          </table:table-cell>
          <table:table-cell table:style-name="ce224" table:formula="of:=IF(ISBLANK([.I20]); &quot;&quot;; WEEKDAY([.I20]; 2))">
            <text:p/>
          </table:table-cell>
          <table:table-cell table:style-name="ce224" table:formula="of:=IF(ISBLANK([.Q20]); &quot;&quot;; WEEKDAY([.Q20]; 2))">
            <text:p/>
          </table:table-cell>
          <table:table-cell table:style-name="ce224" table:formula="of:=IF(ISBLANK([.Q20]); &quot;&quot;; WEEKNUM([.Q20]))">
            <text:p/>
          </table:table-cell>
          <table:table-cell table:style-name="ce224" table:formula="of:=IF(ISBLANK([.I20]); &quot;&quot;; MONTH([.I20]))">
            <text:p/>
          </table:table-cell>
          <table:table-cell table:style-name="ce224" table:formula="of:=IF(ISBLANK([.Q20]); &quot;&quot;; MONTH([.Q20]))">
            <text:p/>
          </table:table-cell>
          <table:table-cell table:style-name="ce224" table:formula="of:=IF(OR(ISBLANK([.I20]); ISBLANK([.Q20])); &quot;&quot;; IFERROR(DATEDIF([.I20];[.Q20];&quot;d&quot;); &quot;&quot;))">
            <text:p/>
          </table:table-cell>
          <table:table-cell table:style-name="ce286" table:formula="of:=IF(ISBLANK([.P20]); &quot;&quot;; SUM([.$R$3:.R20]))">
            <text:p/>
          </table:table-cell>
          <table:table-cell table:style-name="ce286" table:formula="of:=IF(ISBLANK([.P20]); &quot;&quot;; SUM([.$S$3:.S20]))">
            <text:p/>
          </table:table-cell>
          <table:table-cell table:formula="of:=IF(ISBLANK([.K20]); &quot;&quot;; [.J20]*[.K20])">
            <text:p/>
          </table:table-cell>
          <table:table-cell table:formula="of:=IF(ISNUMBER([.AO20]); [.AO20]*0.0035; &quot;&quot;)">
            <text:p/>
          </table:table-cell>
          <table:table-cell table:style-name="ce224" table:formula="of:=IF(ISBLANK([.P20]); &quot;&quot; ; [.O20]*[.P20])">
            <text:p/>
          </table:table-cell>
          <table:table-cell table:formula="of:=IF(ISNUMBER([.AQ20]); [.AQ20]*0.0035; &quot;&quot;)">
            <text:p/>
          </table:table-cell>
          <table:table-cell table:number-columns-repeated="20"/>
        </table:table-row>
        <table:table-row table:style-name="ro2">
          <table:table-cell office:value-type="float" office:value="19" calcext:value-type="float">
            <text:p>1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quot;Long&quot;; [.K21]-[Overview.$C$4]/[.J21]; IF([.F21]=&quot;Short&quot;; [.K21]+[Overview.$C$4]/[.J21]; &quot;&quot;)); &quot;&quot;)">
            <text:p/>
          </table:table-cell>
          <table:table-cell table:style-name="ce157" table:formula="of:=IFERROR(ABS([.L21]-[.K21])*[.J21]; &quot;&quot;)">
            <text:p/>
          </table:table-cell>
          <table:table-cell table:style-name="ce289" table:formula="of:=IFERROR(IF([.F21]=&quot;Long&quot;; [.K21]+[Overview.$C$4]/[.J21]*[Overview.$C$6]; IF([.F21]=&quot;Short&quot;; [.K21]-[Overview.$C$4]/[.J21]*[Overview.$C$6]; &quot;&quot;)); &quot;&quot;)">
            <text:p/>
          </table:table-cell>
          <table:table-cell table:style-name="ce152"/>
          <table:table-cell table:number-columns-repeated="2"/>
          <table:table-cell table:formula="of:=IFERROR([.S21]/[.M21]; &quot;&quot;)">
            <text:p/>
          </table:table-cell>
          <table:table-cell table:formula="of:=IFERROR(IF(AND([.F21]=&quot;Long&quot;; [.O21]=[.J21]); [.J21]*([.P21]-[.K21]); IF(AND([.F21]=&quot;Short&quot;; [.O21]=[.J21]); [.J21]*([.K21]-[.P21]); &quot;&quot;)); &quot;&quot;)">
            <text:p/>
          </table:table-cell>
          <table:table-cell table:formula="of:=IF(ISNUMBER([.S21]); IF([.S21]&gt;0; &quot;Win&quot;; &quot;Loss&quot;);&quot;&quot;)">
            <text:p/>
          </table:table-cell>
          <table:table-cell table:formula="of:=IF([.Q21]=&quot;&quot;; &quot;&quot;; CONCATENATE(DATEDIF([.I21];[.Q21];&quot;d&quot;); IF(DATEDIF([.I21];[.Q21];&quot;d&quot;)&gt;1; &quot; Days&quot;; &quot; Day&quot;)))">
            <text:p/>
          </table:table-cell>
          <table:table-cell table:content-validation-name="val12"/>
          <table:table-cell table:number-columns-repeated="2"/>
          <table:table-cell table:style-name="ce196"/>
          <table:table-cell table:style-name="ce205" table:formula="of:=IFERROR(IF(ISBLANK([.Y21]); &quot;&quot;; IF([.$F21]=&quot;Long&quot;; ([.Y21]-[.$K21])*[.$J21]/[.$M21]; ([.$K21]-[.Y21])*[.$J21]/[.$M21])-[.$R21]); &quot;&quot;)">
            <text:p/>
          </table:table-cell>
          <table:table-cell table:style-name="Default"/>
          <table:table-cell table:style-name="ce205" table:formula="of:=IFERROR(IF(ISBLANK([.AA21]); &quot;&quot;; IF([.$F21]=&quot;Long&quot;; ([.AA21]-[.$K21])*[.$J21]/[.$M21]; ([.$K21]-[.AA21])*[.$J21]/[.$M21])-[.$R21]); &quot;&quot;)">
            <text:p/>
          </table:table-cell>
          <table:table-cell table:style-name="Default"/>
          <table:table-cell table:style-name="ce205" table:formula="of:=IFERROR(IF(ISBLANK([.AC21]); &quot;&quot;; IF([.$F21]=&quot;Long&quot;; ([.AC21]-[.$K21])*[.$J21]/[.$M21]; ([.$K21]-[.AC21])*[.$J21]/[.$M21])-[.$R21]); &quot;&quot;)">
            <text:p/>
          </table:table-cell>
          <table:table-cell/>
          <table:table-cell table:style-name="ce224" table:formula="of:=IF(ISBLANK([.Q21]); &quot;&quot;; DAY([.Q21]))">
            <text:p/>
          </table:table-cell>
          <table:table-cell table:style-name="ce224" table:formula="of:=IF(ISBLANK([.I21]); &quot;&quot;; WEEKDAY([.I21]; 2))">
            <text:p/>
          </table:table-cell>
          <table:table-cell table:style-name="ce224" table:formula="of:=IF(ISBLANK([.Q21]); &quot;&quot;; WEEKDAY([.Q21]; 2))">
            <text:p/>
          </table:table-cell>
          <table:table-cell table:style-name="ce224" table:formula="of:=IF(ISBLANK([.Q21]); &quot;&quot;; WEEKNUM([.Q21]))">
            <text:p/>
          </table:table-cell>
          <table:table-cell table:style-name="ce224" table:formula="of:=IF(ISBLANK([.I21]); &quot;&quot;; MONTH([.I21]))">
            <text:p/>
          </table:table-cell>
          <table:table-cell table:style-name="ce224" table:formula="of:=IF(ISBLANK([.Q21]); &quot;&quot;; MONTH([.Q21]))">
            <text:p/>
          </table:table-cell>
          <table:table-cell table:style-name="ce224" table:formula="of:=IF(OR(ISBLANK([.I21]); ISBLANK([.Q21])); &quot;&quot;; IFERROR(DATEDIF([.I21];[.Q21];&quot;d&quot;); &quot;&quot;))">
            <text:p/>
          </table:table-cell>
          <table:table-cell table:style-name="ce286" table:formula="of:=IF(ISBLANK([.P21]); &quot;&quot;; SUM([.$R$3:.R21]))">
            <text:p/>
          </table:table-cell>
          <table:table-cell table:style-name="ce286" table:formula="of:=IF(ISBLANK([.P21]); &quot;&quot;; SUM([.$S$3:.S21]))">
            <text:p/>
          </table:table-cell>
          <table:table-cell table:formula="of:=IF(ISBLANK([.K21]); &quot;&quot;; [.J21]*[.K21])">
            <text:p/>
          </table:table-cell>
          <table:table-cell table:formula="of:=IF(ISNUMBER([.AO21]); [.AO21]*0.0035; &quot;&quot;)">
            <text:p/>
          </table:table-cell>
          <table:table-cell table:style-name="ce224" table:formula="of:=IF(ISBLANK([.P21]); &quot;&quot; ; [.O21]*[.P21])">
            <text:p/>
          </table:table-cell>
          <table:table-cell table:formula="of:=IF(ISNUMBER([.AQ21]); [.AQ21]*0.0035; &quot;&quot;)">
            <text:p/>
          </table:table-cell>
          <table:table-cell table:number-columns-repeated="20"/>
        </table:table-row>
        <table:table-row table:style-name="ro2">
          <table:table-cell office:value-type="float" office:value="20" calcext:value-type="float">
            <text:p>2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quot;Long&quot;; [.K22]-[Overview.$C$4]/[.J22]; IF([.F22]=&quot;Short&quot;; [.K22]+[Overview.$C$4]/[.J22]; &quot;&quot;)); &quot;&quot;)">
            <text:p/>
          </table:table-cell>
          <table:table-cell table:style-name="ce157" table:formula="of:=IFERROR(ABS([.L22]-[.K22])*[.J22]; &quot;&quot;)">
            <text:p/>
          </table:table-cell>
          <table:table-cell table:style-name="ce289" table:formula="of:=IFERROR(IF([.F22]=&quot;Long&quot;; [.K22]+[Overview.$C$4]/[.J22]*[Overview.$C$6]; IF([.F22]=&quot;Short&quot;; [.K22]-[Overview.$C$4]/[.J22]*[Overview.$C$6]; &quot;&quot;)); &quot;&quot;)">
            <text:p/>
          </table:table-cell>
          <table:table-cell table:style-name="ce152"/>
          <table:table-cell table:number-columns-repeated="2"/>
          <table:table-cell table:formula="of:=IFERROR([.S22]/[.M22]; &quot;&quot;)">
            <text:p/>
          </table:table-cell>
          <table:table-cell table:formula="of:=IFERROR(IF(AND([.F22]=&quot;Long&quot;; [.O22]=[.J22]); [.J22]*([.P22]-[.K22]); IF(AND([.F22]=&quot;Short&quot;; [.O22]=[.J22]); [.J22]*([.K22]-[.P22]); &quot;&quot;)); &quot;&quot;)">
            <text:p/>
          </table:table-cell>
          <table:table-cell table:formula="of:=IF(ISNUMBER([.S22]); IF([.S22]&gt;0; &quot;Win&quot;; &quot;Loss&quot;);&quot;&quot;)">
            <text:p/>
          </table:table-cell>
          <table:table-cell table:formula="of:=IF([.Q22]=&quot;&quot;; &quot;&quot;; CONCATENATE(DATEDIF([.I22];[.Q22];&quot;d&quot;); IF(DATEDIF([.I22];[.Q22];&quot;d&quot;)&gt;1; &quot; Days&quot;; &quot; Day&quot;)))">
            <text:p/>
          </table:table-cell>
          <table:table-cell table:content-validation-name="val12"/>
          <table:table-cell table:number-columns-repeated="2"/>
          <table:table-cell table:style-name="ce196"/>
          <table:table-cell table:style-name="ce205" table:formula="of:=IFERROR(IF(ISBLANK([.Y22]); &quot;&quot;; IF([.$F22]=&quot;Long&quot;; ([.Y22]-[.$K22])*[.$J22]/[.$M22]; ([.$K22]-[.Y22])*[.$J22]/[.$M22])-[.$R22]); &quot;&quot;)">
            <text:p/>
          </table:table-cell>
          <table:table-cell table:style-name="Default"/>
          <table:table-cell table:style-name="ce205" table:formula="of:=IFERROR(IF(ISBLANK([.AA22]); &quot;&quot;; IF([.$F22]=&quot;Long&quot;; ([.AA22]-[.$K22])*[.$J22]/[.$M22]; ([.$K22]-[.AA22])*[.$J22]/[.$M22])-[.$R22]); &quot;&quot;)">
            <text:p/>
          </table:table-cell>
          <table:table-cell table:style-name="Default"/>
          <table:table-cell table:style-name="ce205" table:formula="of:=IFERROR(IF(ISBLANK([.AC22]); &quot;&quot;; IF([.$F22]=&quot;Long&quot;; ([.AC22]-[.$K22])*[.$J22]/[.$M22]; ([.$K22]-[.AC22])*[.$J22]/[.$M22])-[.$R22]); &quot;&quot;)">
            <text:p/>
          </table:table-cell>
          <table:table-cell/>
          <table:table-cell table:style-name="ce224" table:formula="of:=IF(ISBLANK([.Q22]); &quot;&quot;; DAY([.Q22]))">
            <text:p/>
          </table:table-cell>
          <table:table-cell table:style-name="ce224" table:formula="of:=IF(ISBLANK([.I22]); &quot;&quot;; WEEKDAY([.I22]; 2))">
            <text:p/>
          </table:table-cell>
          <table:table-cell table:style-name="ce224" table:formula="of:=IF(ISBLANK([.Q22]); &quot;&quot;; WEEKDAY([.Q22]; 2))">
            <text:p/>
          </table:table-cell>
          <table:table-cell table:style-name="ce224" table:formula="of:=IF(ISBLANK([.Q22]); &quot;&quot;; WEEKNUM([.Q22]))">
            <text:p/>
          </table:table-cell>
          <table:table-cell table:style-name="ce224" table:formula="of:=IF(ISBLANK([.I22]); &quot;&quot;; MONTH([.I22]))">
            <text:p/>
          </table:table-cell>
          <table:table-cell table:style-name="ce224" table:formula="of:=IF(ISBLANK([.Q22]); &quot;&quot;; MONTH([.Q22]))">
            <text:p/>
          </table:table-cell>
          <table:table-cell table:style-name="ce224" table:formula="of:=IF(OR(ISBLANK([.I22]); ISBLANK([.Q22])); &quot;&quot;; IFERROR(DATEDIF([.I22];[.Q22];&quot;d&quot;); &quot;&quot;))">
            <text:p/>
          </table:table-cell>
          <table:table-cell table:style-name="ce286" table:formula="of:=IF(ISBLANK([.P22]); &quot;&quot;; SUM([.$R$3:.R22]))">
            <text:p/>
          </table:table-cell>
          <table:table-cell table:style-name="ce286" table:formula="of:=IF(ISBLANK([.P22]); &quot;&quot;; SUM([.$S$3:.S22]))">
            <text:p/>
          </table:table-cell>
          <table:table-cell table:formula="of:=IF(ISBLANK([.K22]); &quot;&quot;; [.J22]*[.K22])">
            <text:p/>
          </table:table-cell>
          <table:table-cell table:formula="of:=IF(ISNUMBER([.AO22]); [.AO22]*0.0035; &quot;&quot;)">
            <text:p/>
          </table:table-cell>
          <table:table-cell table:style-name="ce224" table:formula="of:=IF(ISBLANK([.P22]); &quot;&quot; ; [.O22]*[.P22])">
            <text:p/>
          </table:table-cell>
          <table:table-cell table:formula="of:=IF(ISNUMBER([.AQ22]); [.AQ22]*0.0035; &quot;&quot;)">
            <text:p/>
          </table:table-cell>
          <table:table-cell table:number-columns-repeated="20"/>
        </table:table-row>
        <table:table-row table:style-name="ro2">
          <table:table-cell office:value-type="float" office:value="21" calcext:value-type="float">
            <text:p>2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quot;Long&quot;; [.K23]-[Overview.$C$4]/[.J23]; IF([.F23]=&quot;Short&quot;; [.K23]+[Overview.$C$4]/[.J23]; &quot;&quot;)); &quot;&quot;)">
            <text:p/>
          </table:table-cell>
          <table:table-cell table:style-name="ce157" table:formula="of:=IFERROR(ABS([.L23]-[.K23])*[.J23]; &quot;&quot;)">
            <text:p/>
          </table:table-cell>
          <table:table-cell table:style-name="ce289" table:formula="of:=IFERROR(IF([.F23]=&quot;Long&quot;; [.K23]+[Overview.$C$4]/[.J23]*[Overview.$C$6]; IF([.F23]=&quot;Short&quot;; [.K23]-[Overview.$C$4]/[.J23]*[Overview.$C$6]; &quot;&quot;)); &quot;&quot;)">
            <text:p/>
          </table:table-cell>
          <table:table-cell table:style-name="ce152"/>
          <table:table-cell table:number-columns-repeated="2"/>
          <table:table-cell table:formula="of:=IFERROR([.S23]/[.M23]; &quot;&quot;)">
            <text:p/>
          </table:table-cell>
          <table:table-cell table:formula="of:=IFERROR(IF(AND([.F23]=&quot;Long&quot;; [.O23]=[.J23]); [.J23]*([.P23]-[.K23]); IF(AND([.F23]=&quot;Short&quot;; [.O23]=[.J23]); [.J23]*([.K23]-[.P23]); &quot;&quot;)); &quot;&quot;)">
            <text:p/>
          </table:table-cell>
          <table:table-cell table:formula="of:=IF(ISNUMBER([.S23]); IF([.S23]&gt;0; &quot;Win&quot;; &quot;Loss&quot;);&quot;&quot;)">
            <text:p/>
          </table:table-cell>
          <table:table-cell table:formula="of:=IF([.Q23]=&quot;&quot;; &quot;&quot;; CONCATENATE(DATEDIF([.I23];[.Q23];&quot;d&quot;); IF(DATEDIF([.I23];[.Q23];&quot;d&quot;)&gt;1; &quot; Days&quot;; &quot; Day&quot;)))">
            <text:p/>
          </table:table-cell>
          <table:table-cell table:content-validation-name="val12"/>
          <table:table-cell table:number-columns-repeated="2"/>
          <table:table-cell table:style-name="ce196"/>
          <table:table-cell table:style-name="ce205" table:formula="of:=IFERROR(IF(ISBLANK([.Y23]); &quot;&quot;; IF([.$F23]=&quot;Long&quot;; ([.Y23]-[.$K23])*[.$J23]/[.$M23]; ([.$K23]-[.Y23])*[.$J23]/[.$M23])-[.$R23]); &quot;&quot;)">
            <text:p/>
          </table:table-cell>
          <table:table-cell table:style-name="Default"/>
          <table:table-cell table:style-name="ce205" table:formula="of:=IFERROR(IF(ISBLANK([.AA23]); &quot;&quot;; IF([.$F23]=&quot;Long&quot;; ([.AA23]-[.$K23])*[.$J23]/[.$M23]; ([.$K23]-[.AA23])*[.$J23]/[.$M23])-[.$R23]); &quot;&quot;)">
            <text:p/>
          </table:table-cell>
          <table:table-cell table:style-name="Default"/>
          <table:table-cell table:style-name="ce205" table:formula="of:=IFERROR(IF(ISBLANK([.AC23]); &quot;&quot;; IF([.$F23]=&quot;Long&quot;; ([.AC23]-[.$K23])*[.$J23]/[.$M23]; ([.$K23]-[.AC23])*[.$J23]/[.$M23])-[.$R23]); &quot;&quot;)">
            <text:p/>
          </table:table-cell>
          <table:table-cell/>
          <table:table-cell table:style-name="ce224" table:formula="of:=IF(ISBLANK([.Q23]); &quot;&quot;; DAY([.Q23]))">
            <text:p/>
          </table:table-cell>
          <table:table-cell table:style-name="ce224" table:formula="of:=IF(ISBLANK([.I23]); &quot;&quot;; WEEKDAY([.I23]; 2))">
            <text:p/>
          </table:table-cell>
          <table:table-cell table:style-name="ce224" table:formula="of:=IF(ISBLANK([.Q23]); &quot;&quot;; WEEKDAY([.Q23]; 2))">
            <text:p/>
          </table:table-cell>
          <table:table-cell table:style-name="ce224" table:formula="of:=IF(ISBLANK([.Q23]); &quot;&quot;; WEEKNUM([.Q23]))">
            <text:p/>
          </table:table-cell>
          <table:table-cell table:style-name="ce224" table:formula="of:=IF(ISBLANK([.I23]); &quot;&quot;; MONTH([.I23]))">
            <text:p/>
          </table:table-cell>
          <table:table-cell table:style-name="ce224" table:formula="of:=IF(ISBLANK([.Q23]); &quot;&quot;; MONTH([.Q23]))">
            <text:p/>
          </table:table-cell>
          <table:table-cell table:style-name="ce224" table:formula="of:=IF(OR(ISBLANK([.I23]); ISBLANK([.Q23])); &quot;&quot;; IFERROR(DATEDIF([.I23];[.Q23];&quot;d&quot;); &quot;&quot;))">
            <text:p/>
          </table:table-cell>
          <table:table-cell table:style-name="ce286" table:formula="of:=IF(ISBLANK([.P23]); &quot;&quot;; SUM([.$R$3:.R23]))">
            <text:p/>
          </table:table-cell>
          <table:table-cell table:style-name="ce286" table:formula="of:=IF(ISBLANK([.P23]); &quot;&quot;; SUM([.$S$3:.S23]))">
            <text:p/>
          </table:table-cell>
          <table:table-cell table:formula="of:=IF(ISBLANK([.K23]); &quot;&quot;; [.J23]*[.K23])">
            <text:p/>
          </table:table-cell>
          <table:table-cell table:formula="of:=IF(ISNUMBER([.AO23]); [.AO23]*0.0035; &quot;&quot;)">
            <text:p/>
          </table:table-cell>
          <table:table-cell table:style-name="ce224" table:formula="of:=IF(ISBLANK([.P23]); &quot;&quot; ; [.O23]*[.P23])">
            <text:p/>
          </table:table-cell>
          <table:table-cell table:formula="of:=IF(ISNUMBER([.AQ23]); [.AQ23]*0.0035; &quot;&quot;)">
            <text:p/>
          </table:table-cell>
          <table:table-cell table:number-columns-repeated="20"/>
        </table:table-row>
        <table:table-row table:style-name="ro2">
          <table:table-cell office:value-type="float" office:value="22" calcext:value-type="float">
            <text:p>2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quot;Long&quot;; [.K24]-[Overview.$C$4]/[.J24]; IF([.F24]=&quot;Short&quot;; [.K24]+[Overview.$C$4]/[.J24]; &quot;&quot;)); &quot;&quot;)">
            <text:p/>
          </table:table-cell>
          <table:table-cell table:style-name="ce157" table:formula="of:=IFERROR(ABS([.L24]-[.K24])*[.J24]; &quot;&quot;)">
            <text:p/>
          </table:table-cell>
          <table:table-cell table:style-name="ce289" table:formula="of:=IFERROR(IF([.F24]=&quot;Long&quot;; [.K24]+[Overview.$C$4]/[.J24]*[Overview.$C$6]; IF([.F24]=&quot;Short&quot;; [.K24]-[Overview.$C$4]/[.J24]*[Overview.$C$6]; &quot;&quot;)); &quot;&quot;)">
            <text:p/>
          </table:table-cell>
          <table:table-cell table:style-name="ce152"/>
          <table:table-cell table:number-columns-repeated="2"/>
          <table:table-cell table:formula="of:=IFERROR([.S24]/[.M24]; &quot;&quot;)">
            <text:p/>
          </table:table-cell>
          <table:table-cell table:formula="of:=IFERROR(IF(AND([.F24]=&quot;Long&quot;; [.O24]=[.J24]); [.J24]*([.P24]-[.K24]); IF(AND([.F24]=&quot;Short&quot;; [.O24]=[.J24]); [.J24]*([.K24]-[.P24]); &quot;&quot;)); &quot;&quot;)">
            <text:p/>
          </table:table-cell>
          <table:table-cell table:formula="of:=IF(ISNUMBER([.S24]); IF([.S24]&gt;0; &quot;Win&quot;; &quot;Loss&quot;);&quot;&quot;)">
            <text:p/>
          </table:table-cell>
          <table:table-cell table:formula="of:=IF([.Q24]=&quot;&quot;; &quot;&quot;; CONCATENATE(DATEDIF([.I24];[.Q24];&quot;d&quot;); IF(DATEDIF([.I24];[.Q24];&quot;d&quot;)&gt;1; &quot; Days&quot;; &quot; Day&quot;)))">
            <text:p/>
          </table:table-cell>
          <table:table-cell table:content-validation-name="val12"/>
          <table:table-cell table:number-columns-repeated="2"/>
          <table:table-cell table:style-name="ce196"/>
          <table:table-cell table:style-name="ce205" table:formula="of:=IFERROR(IF(ISBLANK([.Y24]); &quot;&quot;; IF([.$F24]=&quot;Long&quot;; ([.Y24]-[.$K24])*[.$J24]/[.$M24]; ([.$K24]-[.Y24])*[.$J24]/[.$M24])-[.$R24]); &quot;&quot;)">
            <text:p/>
          </table:table-cell>
          <table:table-cell table:style-name="Default"/>
          <table:table-cell table:style-name="ce205" table:formula="of:=IFERROR(IF(ISBLANK([.AA24]); &quot;&quot;; IF([.$F24]=&quot;Long&quot;; ([.AA24]-[.$K24])*[.$J24]/[.$M24]; ([.$K24]-[.AA24])*[.$J24]/[.$M24])-[.$R24]); &quot;&quot;)">
            <text:p/>
          </table:table-cell>
          <table:table-cell table:style-name="Default"/>
          <table:table-cell table:style-name="ce205" table:formula="of:=IFERROR(IF(ISBLANK([.AC24]); &quot;&quot;; IF([.$F24]=&quot;Long&quot;; ([.AC24]-[.$K24])*[.$J24]/[.$M24]; ([.$K24]-[.AC24])*[.$J24]/[.$M24])-[.$R24]); &quot;&quot;)">
            <text:p/>
          </table:table-cell>
          <table:table-cell/>
          <table:table-cell table:style-name="ce224" table:formula="of:=IF(ISBLANK([.Q24]); &quot;&quot;; DAY([.Q24]))">
            <text:p/>
          </table:table-cell>
          <table:table-cell table:style-name="ce224" table:formula="of:=IF(ISBLANK([.I24]); &quot;&quot;; WEEKDAY([.I24]; 2))">
            <text:p/>
          </table:table-cell>
          <table:table-cell table:style-name="ce224" table:formula="of:=IF(ISBLANK([.Q24]); &quot;&quot;; WEEKDAY([.Q24]; 2))">
            <text:p/>
          </table:table-cell>
          <table:table-cell table:style-name="ce224" table:formula="of:=IF(ISBLANK([.Q24]); &quot;&quot;; WEEKNUM([.Q24]))">
            <text:p/>
          </table:table-cell>
          <table:table-cell table:style-name="ce224" table:formula="of:=IF(ISBLANK([.I24]); &quot;&quot;; MONTH([.I24]))">
            <text:p/>
          </table:table-cell>
          <table:table-cell table:style-name="ce224" table:formula="of:=IF(ISBLANK([.Q24]); &quot;&quot;; MONTH([.Q24]))">
            <text:p/>
          </table:table-cell>
          <table:table-cell table:style-name="ce224" table:formula="of:=IF(OR(ISBLANK([.I24]); ISBLANK([.Q24])); &quot;&quot;; IFERROR(DATEDIF([.I24];[.Q24];&quot;d&quot;); &quot;&quot;))">
            <text:p/>
          </table:table-cell>
          <table:table-cell table:style-name="ce286" table:formula="of:=IF(ISBLANK([.P24]); &quot;&quot;; SUM([.$R$3:.R24]))">
            <text:p/>
          </table:table-cell>
          <table:table-cell table:style-name="ce286" table:formula="of:=IF(ISBLANK([.P24]); &quot;&quot;; SUM([.$S$3:.S24]))">
            <text:p/>
          </table:table-cell>
          <table:table-cell table:formula="of:=IF(ISBLANK([.K24]); &quot;&quot;; [.J24]*[.K24])">
            <text:p/>
          </table:table-cell>
          <table:table-cell table:formula="of:=IF(ISNUMBER([.AO24]); [.AO24]*0.0035; &quot;&quot;)">
            <text:p/>
          </table:table-cell>
          <table:table-cell table:style-name="ce224" table:formula="of:=IF(ISBLANK([.P24]); &quot;&quot; ; [.O24]*[.P24])">
            <text:p/>
          </table:table-cell>
          <table:table-cell table:formula="of:=IF(ISNUMBER([.AQ24]); [.AQ24]*0.0035; &quot;&quot;)">
            <text:p/>
          </table:table-cell>
          <table:table-cell table:number-columns-repeated="20"/>
        </table:table-row>
        <table:table-row table:style-name="ro2">
          <table:table-cell office:value-type="float" office:value="23" calcext:value-type="float">
            <text:p>2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quot;Long&quot;; [.K25]-[Overview.$C$4]/[.J25]; IF([.F25]=&quot;Short&quot;; [.K25]+[Overview.$C$4]/[.J25]; &quot;&quot;)); &quot;&quot;)">
            <text:p/>
          </table:table-cell>
          <table:table-cell table:style-name="ce157" table:formula="of:=IFERROR(ABS([.L25]-[.K25])*[.J25]; &quot;&quot;)">
            <text:p/>
          </table:table-cell>
          <table:table-cell table:style-name="ce289" table:formula="of:=IFERROR(IF([.F25]=&quot;Long&quot;; [.K25]+[Overview.$C$4]/[.J25]*[Overview.$C$6]; IF([.F25]=&quot;Short&quot;; [.K25]-[Overview.$C$4]/[.J25]*[Overview.$C$6]; &quot;&quot;)); &quot;&quot;)">
            <text:p/>
          </table:table-cell>
          <table:table-cell table:style-name="ce152"/>
          <table:table-cell table:number-columns-repeated="2"/>
          <table:table-cell table:formula="of:=IFERROR([.S25]/[.M25]; &quot;&quot;)">
            <text:p/>
          </table:table-cell>
          <table:table-cell table:formula="of:=IFERROR(IF(AND([.F25]=&quot;Long&quot;; [.O25]=[.J25]); [.J25]*([.P25]-[.K25]); IF(AND([.F25]=&quot;Short&quot;; [.O25]=[.J25]); [.J25]*([.K25]-[.P25]); &quot;&quot;)); &quot;&quot;)">
            <text:p/>
          </table:table-cell>
          <table:table-cell table:formula="of:=IF(ISNUMBER([.S25]); IF([.S25]&gt;0; &quot;Win&quot;; &quot;Loss&quot;);&quot;&quot;)">
            <text:p/>
          </table:table-cell>
          <table:table-cell table:formula="of:=IF([.Q25]=&quot;&quot;; &quot;&quot;; CONCATENATE(DATEDIF([.I25];[.Q25];&quot;d&quot;); IF(DATEDIF([.I25];[.Q25];&quot;d&quot;)&gt;1; &quot; Days&quot;; &quot; Day&quot;)))">
            <text:p/>
          </table:table-cell>
          <table:table-cell table:content-validation-name="val12"/>
          <table:table-cell table:number-columns-repeated="2"/>
          <table:table-cell table:style-name="ce196"/>
          <table:table-cell table:style-name="ce205" table:formula="of:=IFERROR(IF(ISBLANK([.Y25]); &quot;&quot;; IF([.$F25]=&quot;Long&quot;; ([.Y25]-[.$K25])*[.$J25]/[.$M25]; ([.$K25]-[.Y25])*[.$J25]/[.$M25])-[.$R25]); &quot;&quot;)">
            <text:p/>
          </table:table-cell>
          <table:table-cell table:style-name="Default"/>
          <table:table-cell table:style-name="ce205" table:formula="of:=IFERROR(IF(ISBLANK([.AA25]); &quot;&quot;; IF([.$F25]=&quot;Long&quot;; ([.AA25]-[.$K25])*[.$J25]/[.$M25]; ([.$K25]-[.AA25])*[.$J25]/[.$M25])-[.$R25]); &quot;&quot;)">
            <text:p/>
          </table:table-cell>
          <table:table-cell table:style-name="Default"/>
          <table:table-cell table:style-name="ce205" table:formula="of:=IFERROR(IF(ISBLANK([.AC25]); &quot;&quot;; IF([.$F25]=&quot;Long&quot;; ([.AC25]-[.$K25])*[.$J25]/[.$M25]; ([.$K25]-[.AC25])*[.$J25]/[.$M25])-[.$R25]); &quot;&quot;)">
            <text:p/>
          </table:table-cell>
          <table:table-cell/>
          <table:table-cell table:style-name="ce224" table:formula="of:=IF(ISBLANK([.Q25]); &quot;&quot;; DAY([.Q25]))">
            <text:p/>
          </table:table-cell>
          <table:table-cell table:style-name="ce224" table:formula="of:=IF(ISBLANK([.I25]); &quot;&quot;; WEEKDAY([.I25]; 2))">
            <text:p/>
          </table:table-cell>
          <table:table-cell table:style-name="ce224" table:formula="of:=IF(ISBLANK([.Q25]); &quot;&quot;; WEEKDAY([.Q25]; 2))">
            <text:p/>
          </table:table-cell>
          <table:table-cell table:style-name="ce224" table:formula="of:=IF(ISBLANK([.Q25]); &quot;&quot;; WEEKNUM([.Q25]))">
            <text:p/>
          </table:table-cell>
          <table:table-cell table:style-name="ce224" table:formula="of:=IF(ISBLANK([.I25]); &quot;&quot;; MONTH([.I25]))">
            <text:p/>
          </table:table-cell>
          <table:table-cell table:style-name="ce224" table:formula="of:=IF(ISBLANK([.Q25]); &quot;&quot;; MONTH([.Q25]))">
            <text:p/>
          </table:table-cell>
          <table:table-cell table:style-name="ce224" table:formula="of:=IF(OR(ISBLANK([.I25]); ISBLANK([.Q25])); &quot;&quot;; IFERROR(DATEDIF([.I25];[.Q25];&quot;d&quot;); &quot;&quot;))">
            <text:p/>
          </table:table-cell>
          <table:table-cell table:style-name="ce286" table:formula="of:=IF(ISBLANK([.P25]); &quot;&quot;; SUM([.$R$3:.R25]))">
            <text:p/>
          </table:table-cell>
          <table:table-cell table:style-name="ce286" table:formula="of:=IF(ISBLANK([.P25]); &quot;&quot;; SUM([.$S$3:.S25]))">
            <text:p/>
          </table:table-cell>
          <table:table-cell table:formula="of:=IF(ISBLANK([.K25]); &quot;&quot;; [.J25]*[.K25])">
            <text:p/>
          </table:table-cell>
          <table:table-cell table:formula="of:=IF(ISNUMBER([.AO25]); [.AO25]*0.0035; &quot;&quot;)">
            <text:p/>
          </table:table-cell>
          <table:table-cell table:style-name="ce224" table:formula="of:=IF(ISBLANK([.P25]); &quot;&quot; ; [.O25]*[.P25])">
            <text:p/>
          </table:table-cell>
          <table:table-cell table:formula="of:=IF(ISNUMBER([.AQ25]); [.AQ25]*0.0035; &quot;&quot;)">
            <text:p/>
          </table:table-cell>
          <table:table-cell table:number-columns-repeated="20"/>
        </table:table-row>
        <table:table-row table:style-name="ro2">
          <table:table-cell office:value-type="float" office:value="24" calcext:value-type="float">
            <text:p>2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quot;Long&quot;; [.K26]-[Overview.$C$4]/[.J26]; IF([.F26]=&quot;Short&quot;; [.K26]+[Overview.$C$4]/[.J26]; &quot;&quot;)); &quot;&quot;)">
            <text:p/>
          </table:table-cell>
          <table:table-cell table:style-name="ce157" table:formula="of:=IFERROR(ABS([.L26]-[.K26])*[.J26]; &quot;&quot;)">
            <text:p/>
          </table:table-cell>
          <table:table-cell table:style-name="ce289" table:formula="of:=IFERROR(IF([.F26]=&quot;Long&quot;; [.K26]+[Overview.$C$4]/[.J26]*[Overview.$C$6]; IF([.F26]=&quot;Short&quot;; [.K26]-[Overview.$C$4]/[.J26]*[Overview.$C$6]; &quot;&quot;)); &quot;&quot;)">
            <text:p/>
          </table:table-cell>
          <table:table-cell table:style-name="ce152"/>
          <table:table-cell table:number-columns-repeated="2"/>
          <table:table-cell table:formula="of:=IFERROR([.S26]/[.M26]; &quot;&quot;)">
            <text:p/>
          </table:table-cell>
          <table:table-cell table:formula="of:=IFERROR(IF(AND([.F26]=&quot;Long&quot;; [.O26]=[.J26]); [.J26]*([.P26]-[.K26]); IF(AND([.F26]=&quot;Short&quot;; [.O26]=[.J26]); [.J26]*([.K26]-[.P26]); &quot;&quot;)); &quot;&quot;)">
            <text:p/>
          </table:table-cell>
          <table:table-cell table:formula="of:=IF(ISNUMBER([.S26]); IF([.S26]&gt;0; &quot;Win&quot;; &quot;Loss&quot;);&quot;&quot;)">
            <text:p/>
          </table:table-cell>
          <table:table-cell table:formula="of:=IF([.Q26]=&quot;&quot;; &quot;&quot;; CONCATENATE(DATEDIF([.I26];[.Q26];&quot;d&quot;); IF(DATEDIF([.I26];[.Q26];&quot;d&quot;)&gt;1; &quot; Days&quot;; &quot; Day&quot;)))">
            <text:p/>
          </table:table-cell>
          <table:table-cell table:content-validation-name="val12"/>
          <table:table-cell table:number-columns-repeated="2"/>
          <table:table-cell table:style-name="ce196"/>
          <table:table-cell table:style-name="ce205" table:formula="of:=IFERROR(IF(ISBLANK([.Y26]); &quot;&quot;; IF([.$F26]=&quot;Long&quot;; ([.Y26]-[.$K26])*[.$J26]/[.$M26]; ([.$K26]-[.Y26])*[.$J26]/[.$M26])-[.$R26]); &quot;&quot;)">
            <text:p/>
          </table:table-cell>
          <table:table-cell table:style-name="Default"/>
          <table:table-cell table:style-name="ce205" table:formula="of:=IFERROR(IF(ISBLANK([.AA26]); &quot;&quot;; IF([.$F26]=&quot;Long&quot;; ([.AA26]-[.$K26])*[.$J26]/[.$M26]; ([.$K26]-[.AA26])*[.$J26]/[.$M26])-[.$R26]); &quot;&quot;)">
            <text:p/>
          </table:table-cell>
          <table:table-cell table:style-name="Default"/>
          <table:table-cell table:style-name="ce205" table:formula="of:=IFERROR(IF(ISBLANK([.AC26]); &quot;&quot;; IF([.$F26]=&quot;Long&quot;; ([.AC26]-[.$K26])*[.$J26]/[.$M26]; ([.$K26]-[.AC26])*[.$J26]/[.$M26])-[.$R26]); &quot;&quot;)">
            <text:p/>
          </table:table-cell>
          <table:table-cell/>
          <table:table-cell table:style-name="ce224" table:formula="of:=IF(ISBLANK([.Q26]); &quot;&quot;; DAY([.Q26]))">
            <text:p/>
          </table:table-cell>
          <table:table-cell table:style-name="ce224" table:formula="of:=IF(ISBLANK([.I26]); &quot;&quot;; WEEKDAY([.I26]; 2))">
            <text:p/>
          </table:table-cell>
          <table:table-cell table:style-name="ce224" table:formula="of:=IF(ISBLANK([.Q26]); &quot;&quot;; WEEKDAY([.Q26]; 2))">
            <text:p/>
          </table:table-cell>
          <table:table-cell table:style-name="ce224" table:formula="of:=IF(ISBLANK([.Q26]); &quot;&quot;; WEEKNUM([.Q26]))">
            <text:p/>
          </table:table-cell>
          <table:table-cell table:style-name="ce224" table:formula="of:=IF(ISBLANK([.I26]); &quot;&quot;; MONTH([.I26]))">
            <text:p/>
          </table:table-cell>
          <table:table-cell table:style-name="ce224" table:formula="of:=IF(ISBLANK([.Q26]); &quot;&quot;; MONTH([.Q26]))">
            <text:p/>
          </table:table-cell>
          <table:table-cell table:style-name="ce224" table:formula="of:=IF(OR(ISBLANK([.I26]); ISBLANK([.Q26])); &quot;&quot;; IFERROR(DATEDIF([.I26];[.Q26];&quot;d&quot;); &quot;&quot;))">
            <text:p/>
          </table:table-cell>
          <table:table-cell table:style-name="ce286" table:formula="of:=IF(ISBLANK([.P26]); &quot;&quot;; SUM([.$R$3:.R26]))">
            <text:p/>
          </table:table-cell>
          <table:table-cell table:style-name="ce286" table:formula="of:=IF(ISBLANK([.P26]); &quot;&quot;; SUM([.$S$3:.S26]))">
            <text:p/>
          </table:table-cell>
          <table:table-cell table:formula="of:=IF(ISBLANK([.K26]); &quot;&quot;; [.J26]*[.K26])">
            <text:p/>
          </table:table-cell>
          <table:table-cell table:formula="of:=IF(ISNUMBER([.AO26]); [.AO26]*0.0035; &quot;&quot;)">
            <text:p/>
          </table:table-cell>
          <table:table-cell table:style-name="ce224" table:formula="of:=IF(ISBLANK([.P26]); &quot;&quot; ; [.O26]*[.P26])">
            <text:p/>
          </table:table-cell>
          <table:table-cell table:formula="of:=IF(ISNUMBER([.AQ26]); [.AQ26]*0.0035; &quot;&quot;)">
            <text:p/>
          </table:table-cell>
          <table:table-cell table:number-columns-repeated="20"/>
        </table:table-row>
        <table:table-row table:style-name="ro2">
          <table:table-cell office:value-type="float" office:value="25" calcext:value-type="float">
            <text:p>2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quot;Long&quot;; [.K27]-[Overview.$C$4]/[.J27]; IF([.F27]=&quot;Short&quot;; [.K27]+[Overview.$C$4]/[.J27]; &quot;&quot;)); &quot;&quot;)">
            <text:p/>
          </table:table-cell>
          <table:table-cell table:style-name="ce157" table:formula="of:=IFERROR(ABS([.L27]-[.K27])*[.J27]; &quot;&quot;)">
            <text:p/>
          </table:table-cell>
          <table:table-cell table:style-name="ce289" table:formula="of:=IFERROR(IF([.F27]=&quot;Long&quot;; [.K27]+[Overview.$C$4]/[.J27]*[Overview.$C$6]; IF([.F27]=&quot;Short&quot;; [.K27]-[Overview.$C$4]/[.J27]*[Overview.$C$6]; &quot;&quot;)); &quot;&quot;)">
            <text:p/>
          </table:table-cell>
          <table:table-cell table:style-name="ce152"/>
          <table:table-cell table:number-columns-repeated="2"/>
          <table:table-cell table:formula="of:=IFERROR([.S27]/[.M27]; &quot;&quot;)">
            <text:p/>
          </table:table-cell>
          <table:table-cell table:formula="of:=IFERROR(IF(AND([.F27]=&quot;Long&quot;; [.O27]=[.J27]); [.J27]*([.P27]-[.K27]); IF(AND([.F27]=&quot;Short&quot;; [.O27]=[.J27]); [.J27]*([.K27]-[.P27]); &quot;&quot;)); &quot;&quot;)">
            <text:p/>
          </table:table-cell>
          <table:table-cell table:formula="of:=IF(ISNUMBER([.S27]); IF([.S27]&gt;0; &quot;Win&quot;; &quot;Loss&quot;);&quot;&quot;)">
            <text:p/>
          </table:table-cell>
          <table:table-cell table:formula="of:=IF([.Q27]=&quot;&quot;; &quot;&quot;; CONCATENATE(DATEDIF([.I27];[.Q27];&quot;d&quot;); IF(DATEDIF([.I27];[.Q27];&quot;d&quot;)&gt;1; &quot; Days&quot;; &quot; Day&quot;)))">
            <text:p/>
          </table:table-cell>
          <table:table-cell table:content-validation-name="val12"/>
          <table:table-cell table:number-columns-repeated="2"/>
          <table:table-cell table:style-name="ce196"/>
          <table:table-cell table:style-name="ce205" table:formula="of:=IFERROR(IF(ISBLANK([.Y27]); &quot;&quot;; IF([.$F27]=&quot;Long&quot;; ([.Y27]-[.$K27])*[.$J27]/[.$M27]; ([.$K27]-[.Y27])*[.$J27]/[.$M27])-[.$R27]); &quot;&quot;)">
            <text:p/>
          </table:table-cell>
          <table:table-cell table:style-name="Default"/>
          <table:table-cell table:style-name="ce205" table:formula="of:=IFERROR(IF(ISBLANK([.AA27]); &quot;&quot;; IF([.$F27]=&quot;Long&quot;; ([.AA27]-[.$K27])*[.$J27]/[.$M27]; ([.$K27]-[.AA27])*[.$J27]/[.$M27])-[.$R27]); &quot;&quot;)">
            <text:p/>
          </table:table-cell>
          <table:table-cell table:style-name="Default"/>
          <table:table-cell table:style-name="ce205" table:formula="of:=IFERROR(IF(ISBLANK([.AC27]); &quot;&quot;; IF([.$F27]=&quot;Long&quot;; ([.AC27]-[.$K27])*[.$J27]/[.$M27]; ([.$K27]-[.AC27])*[.$J27]/[.$M27])-[.$R27]); &quot;&quot;)">
            <text:p/>
          </table:table-cell>
          <table:table-cell/>
          <table:table-cell table:style-name="ce224" table:formula="of:=IF(ISBLANK([.Q27]); &quot;&quot;; DAY([.Q27]))">
            <text:p/>
          </table:table-cell>
          <table:table-cell table:style-name="ce224" table:formula="of:=IF(ISBLANK([.I27]); &quot;&quot;; WEEKDAY([.I27]; 2))">
            <text:p/>
          </table:table-cell>
          <table:table-cell table:style-name="ce224" table:formula="of:=IF(ISBLANK([.Q27]); &quot;&quot;; WEEKDAY([.Q27]; 2))">
            <text:p/>
          </table:table-cell>
          <table:table-cell table:style-name="ce224" table:formula="of:=IF(ISBLANK([.Q27]); &quot;&quot;; WEEKNUM([.Q27]))">
            <text:p/>
          </table:table-cell>
          <table:table-cell table:style-name="ce224" table:formula="of:=IF(ISBLANK([.I27]); &quot;&quot;; MONTH([.I27]))">
            <text:p/>
          </table:table-cell>
          <table:table-cell table:style-name="ce224" table:formula="of:=IF(ISBLANK([.Q27]); &quot;&quot;; MONTH([.Q27]))">
            <text:p/>
          </table:table-cell>
          <table:table-cell table:style-name="ce224" table:formula="of:=IF(OR(ISBLANK([.I27]); ISBLANK([.Q27])); &quot;&quot;; IFERROR(DATEDIF([.I27];[.Q27];&quot;d&quot;); &quot;&quot;))">
            <text:p/>
          </table:table-cell>
          <table:table-cell table:style-name="ce286" table:formula="of:=IF(ISBLANK([.P27]); &quot;&quot;; SUM([.$R$3:.R27]))">
            <text:p/>
          </table:table-cell>
          <table:table-cell table:style-name="ce286" table:formula="of:=IF(ISBLANK([.P27]); &quot;&quot;; SUM([.$S$3:.S27]))">
            <text:p/>
          </table:table-cell>
          <table:table-cell table:formula="of:=IF(ISBLANK([.K27]); &quot;&quot;; [.J27]*[.K27])">
            <text:p/>
          </table:table-cell>
          <table:table-cell table:formula="of:=IF(ISNUMBER([.AO27]); [.AO27]*0.0035; &quot;&quot;)">
            <text:p/>
          </table:table-cell>
          <table:table-cell table:style-name="ce224" table:formula="of:=IF(ISBLANK([.P27]); &quot;&quot; ; [.O27]*[.P27])">
            <text:p/>
          </table:table-cell>
          <table:table-cell table:formula="of:=IF(ISNUMBER([.AQ27]); [.AQ27]*0.0035; &quot;&quot;)">
            <text:p/>
          </table:table-cell>
          <table:table-cell table:number-columns-repeated="20"/>
        </table:table-row>
        <table:table-row table:style-name="ro2">
          <table:table-cell office:value-type="float" office:value="26" calcext:value-type="float">
            <text:p>2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quot;Long&quot;; [.K28]-[Overview.$C$4]/[.J28]; IF([.F28]=&quot;Short&quot;; [.K28]+[Overview.$C$4]/[.J28]; &quot;&quot;)); &quot;&quot;)">
            <text:p/>
          </table:table-cell>
          <table:table-cell table:style-name="ce157" table:formula="of:=IFERROR(ABS([.L28]-[.K28])*[.J28]; &quot;&quot;)">
            <text:p/>
          </table:table-cell>
          <table:table-cell table:style-name="ce289" table:formula="of:=IFERROR(IF([.F28]=&quot;Long&quot;; [.K28]+[Overview.$C$4]/[.J28]*[Overview.$C$6]; IF([.F28]=&quot;Short&quot;; [.K28]-[Overview.$C$4]/[.J28]*[Overview.$C$6]; &quot;&quot;)); &quot;&quot;)">
            <text:p/>
          </table:table-cell>
          <table:table-cell table:style-name="ce152"/>
          <table:table-cell table:number-columns-repeated="2"/>
          <table:table-cell table:formula="of:=IFERROR([.S28]/[.M28]; &quot;&quot;)">
            <text:p/>
          </table:table-cell>
          <table:table-cell table:formula="of:=IFERROR(IF(AND([.F28]=&quot;Long&quot;; [.O28]=[.J28]); [.J28]*([.P28]-[.K28]); IF(AND([.F28]=&quot;Short&quot;; [.O28]=[.J28]); [.J28]*([.K28]-[.P28]); &quot;&quot;)); &quot;&quot;)">
            <text:p/>
          </table:table-cell>
          <table:table-cell table:formula="of:=IF(ISNUMBER([.S28]); IF([.S28]&gt;0; &quot;Win&quot;; &quot;Loss&quot;);&quot;&quot;)">
            <text:p/>
          </table:table-cell>
          <table:table-cell table:formula="of:=IF([.Q28]=&quot;&quot;; &quot;&quot;; CONCATENATE(DATEDIF([.I28];[.Q28];&quot;d&quot;); IF(DATEDIF([.I28];[.Q28];&quot;d&quot;)&gt;1; &quot; Days&quot;; &quot; Day&quot;)))">
            <text:p/>
          </table:table-cell>
          <table:table-cell table:content-validation-name="val12"/>
          <table:table-cell table:number-columns-repeated="2"/>
          <table:table-cell table:style-name="ce196"/>
          <table:table-cell table:style-name="ce205" table:formula="of:=IFERROR(IF(ISBLANK([.Y28]); &quot;&quot;; IF([.$F28]=&quot;Long&quot;; ([.Y28]-[.$K28])*[.$J28]/[.$M28]; ([.$K28]-[.Y28])*[.$J28]/[.$M28])-[.$R28]); &quot;&quot;)">
            <text:p/>
          </table:table-cell>
          <table:table-cell table:style-name="Default"/>
          <table:table-cell table:style-name="ce205" table:formula="of:=IFERROR(IF(ISBLANK([.AA28]); &quot;&quot;; IF([.$F28]=&quot;Long&quot;; ([.AA28]-[.$K28])*[.$J28]/[.$M28]; ([.$K28]-[.AA28])*[.$J28]/[.$M28])-[.$R28]); &quot;&quot;)">
            <text:p/>
          </table:table-cell>
          <table:table-cell table:style-name="Default"/>
          <table:table-cell table:style-name="ce205" table:formula="of:=IFERROR(IF(ISBLANK([.AC28]); &quot;&quot;; IF([.$F28]=&quot;Long&quot;; ([.AC28]-[.$K28])*[.$J28]/[.$M28]; ([.$K28]-[.AC28])*[.$J28]/[.$M28])-[.$R28]); &quot;&quot;)">
            <text:p/>
          </table:table-cell>
          <table:table-cell/>
          <table:table-cell table:style-name="ce224" table:formula="of:=IF(ISBLANK([.Q28]); &quot;&quot;; DAY([.Q28]))">
            <text:p/>
          </table:table-cell>
          <table:table-cell table:style-name="ce224" table:formula="of:=IF(ISBLANK([.I28]); &quot;&quot;; WEEKDAY([.I28]; 2))">
            <text:p/>
          </table:table-cell>
          <table:table-cell table:style-name="ce224" table:formula="of:=IF(ISBLANK([.Q28]); &quot;&quot;; WEEKDAY([.Q28]; 2))">
            <text:p/>
          </table:table-cell>
          <table:table-cell table:style-name="ce224" table:formula="of:=IF(ISBLANK([.Q28]); &quot;&quot;; WEEKNUM([.Q28]))">
            <text:p/>
          </table:table-cell>
          <table:table-cell table:style-name="ce224" table:formula="of:=IF(ISBLANK([.I28]); &quot;&quot;; MONTH([.I28]))">
            <text:p/>
          </table:table-cell>
          <table:table-cell table:style-name="ce224" table:formula="of:=IF(ISBLANK([.Q28]); &quot;&quot;; MONTH([.Q28]))">
            <text:p/>
          </table:table-cell>
          <table:table-cell table:style-name="ce224" table:formula="of:=IF(OR(ISBLANK([.I28]); ISBLANK([.Q28])); &quot;&quot;; IFERROR(DATEDIF([.I28];[.Q28];&quot;d&quot;); &quot;&quot;))">
            <text:p/>
          </table:table-cell>
          <table:table-cell table:style-name="ce286" table:formula="of:=IF(ISBLANK([.P28]); &quot;&quot;; SUM([.$R$3:.R28]))">
            <text:p/>
          </table:table-cell>
          <table:table-cell table:style-name="ce286" table:formula="of:=IF(ISBLANK([.P28]); &quot;&quot;; SUM([.$S$3:.S28]))">
            <text:p/>
          </table:table-cell>
          <table:table-cell table:formula="of:=IF(ISBLANK([.K28]); &quot;&quot;; [.J28]*[.K28])">
            <text:p/>
          </table:table-cell>
          <table:table-cell table:formula="of:=IF(ISNUMBER([.AO28]); [.AO28]*0.0035; &quot;&quot;)">
            <text:p/>
          </table:table-cell>
          <table:table-cell table:style-name="ce224" table:formula="of:=IF(ISBLANK([.P28]); &quot;&quot; ; [.O28]*[.P28])">
            <text:p/>
          </table:table-cell>
          <table:table-cell table:formula="of:=IF(ISNUMBER([.AQ28]); [.AQ28]*0.0035; &quot;&quot;)">
            <text:p/>
          </table:table-cell>
          <table:table-cell table:number-columns-repeated="20"/>
        </table:table-row>
        <table:table-row table:style-name="ro2">
          <table:table-cell office:value-type="float" office:value="27" calcext:value-type="float">
            <text:p>2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quot;Long&quot;; [.K29]-[Overview.$C$4]/[.J29]; IF([.F29]=&quot;Short&quot;; [.K29]+[Overview.$C$4]/[.J29]; &quot;&quot;)); &quot;&quot;)">
            <text:p/>
          </table:table-cell>
          <table:table-cell table:style-name="ce157" table:formula="of:=IFERROR(ABS([.L29]-[.K29])*[.J29]; &quot;&quot;)">
            <text:p/>
          </table:table-cell>
          <table:table-cell table:style-name="ce289" table:formula="of:=IFERROR(IF([.F29]=&quot;Long&quot;; [.K29]+[Overview.$C$4]/[.J29]*[Overview.$C$6]; IF([.F29]=&quot;Short&quot;; [.K29]-[Overview.$C$4]/[.J29]*[Overview.$C$6]; &quot;&quot;)); &quot;&quot;)">
            <text:p/>
          </table:table-cell>
          <table:table-cell table:style-name="ce152"/>
          <table:table-cell table:number-columns-repeated="2"/>
          <table:table-cell table:formula="of:=IFERROR([.S29]/[.M29]; &quot;&quot;)">
            <text:p/>
          </table:table-cell>
          <table:table-cell table:formula="of:=IFERROR(IF(AND([.F29]=&quot;Long&quot;; [.O29]=[.J29]); [.J29]*([.P29]-[.K29]); IF(AND([.F29]=&quot;Short&quot;; [.O29]=[.J29]); [.J29]*([.K29]-[.P29]); &quot;&quot;)); &quot;&quot;)">
            <text:p/>
          </table:table-cell>
          <table:table-cell table:formula="of:=IF(ISNUMBER([.S29]); IF([.S29]&gt;0; &quot;Win&quot;; &quot;Loss&quot;);&quot;&quot;)">
            <text:p/>
          </table:table-cell>
          <table:table-cell table:formula="of:=IF([.Q29]=&quot;&quot;; &quot;&quot;; CONCATENATE(DATEDIF([.I29];[.Q29];&quot;d&quot;); IF(DATEDIF([.I29];[.Q29];&quot;d&quot;)&gt;1; &quot; Days&quot;; &quot; Day&quot;)))">
            <text:p/>
          </table:table-cell>
          <table:table-cell table:content-validation-name="val12"/>
          <table:table-cell table:number-columns-repeated="2"/>
          <table:table-cell table:style-name="ce196"/>
          <table:table-cell table:style-name="ce205" table:formula="of:=IFERROR(IF(ISBLANK([.Y29]); &quot;&quot;; IF([.$F29]=&quot;Long&quot;; ([.Y29]-[.$K29])*[.$J29]/[.$M29]; ([.$K29]-[.Y29])*[.$J29]/[.$M29])-[.$R29]); &quot;&quot;)">
            <text:p/>
          </table:table-cell>
          <table:table-cell table:style-name="Default"/>
          <table:table-cell table:style-name="ce205" table:formula="of:=IFERROR(IF(ISBLANK([.AA29]); &quot;&quot;; IF([.$F29]=&quot;Long&quot;; ([.AA29]-[.$K29])*[.$J29]/[.$M29]; ([.$K29]-[.AA29])*[.$J29]/[.$M29])-[.$R29]); &quot;&quot;)">
            <text:p/>
          </table:table-cell>
          <table:table-cell table:style-name="Default"/>
          <table:table-cell table:style-name="ce205" table:formula="of:=IFERROR(IF(ISBLANK([.AC29]); &quot;&quot;; IF([.$F29]=&quot;Long&quot;; ([.AC29]-[.$K29])*[.$J29]/[.$M29]; ([.$K29]-[.AC29])*[.$J29]/[.$M29])-[.$R29]); &quot;&quot;)">
            <text:p/>
          </table:table-cell>
          <table:table-cell/>
          <table:table-cell table:style-name="ce224" table:formula="of:=IF(ISBLANK([.Q29]); &quot;&quot;; DAY([.Q29]))">
            <text:p/>
          </table:table-cell>
          <table:table-cell table:style-name="ce224" table:formula="of:=IF(ISBLANK([.I29]); &quot;&quot;; WEEKDAY([.I29]; 2))">
            <text:p/>
          </table:table-cell>
          <table:table-cell table:style-name="ce224" table:formula="of:=IF(ISBLANK([.Q29]); &quot;&quot;; WEEKDAY([.Q29]; 2))">
            <text:p/>
          </table:table-cell>
          <table:table-cell table:style-name="ce224" table:formula="of:=IF(ISBLANK([.Q29]); &quot;&quot;; WEEKNUM([.Q29]))">
            <text:p/>
          </table:table-cell>
          <table:table-cell table:style-name="ce224" table:formula="of:=IF(ISBLANK([.I29]); &quot;&quot;; MONTH([.I29]))">
            <text:p/>
          </table:table-cell>
          <table:table-cell table:style-name="ce224" table:formula="of:=IF(ISBLANK([.Q29]); &quot;&quot;; MONTH([.Q29]))">
            <text:p/>
          </table:table-cell>
          <table:table-cell table:style-name="ce224" table:formula="of:=IF(OR(ISBLANK([.I29]); ISBLANK([.Q29])); &quot;&quot;; IFERROR(DATEDIF([.I29];[.Q29];&quot;d&quot;); &quot;&quot;))">
            <text:p/>
          </table:table-cell>
          <table:table-cell table:style-name="ce286" table:formula="of:=IF(ISBLANK([.P29]); &quot;&quot;; SUM([.$R$3:.R29]))">
            <text:p/>
          </table:table-cell>
          <table:table-cell table:style-name="ce286" table:formula="of:=IF(ISBLANK([.P29]); &quot;&quot;; SUM([.$S$3:.S29]))">
            <text:p/>
          </table:table-cell>
          <table:table-cell table:formula="of:=IF(ISBLANK([.K29]); &quot;&quot;; [.J29]*[.K29])">
            <text:p/>
          </table:table-cell>
          <table:table-cell table:formula="of:=IF(ISNUMBER([.AO29]); [.AO29]*0.0035; &quot;&quot;)">
            <text:p/>
          </table:table-cell>
          <table:table-cell table:style-name="ce224" table:formula="of:=IF(ISBLANK([.P29]); &quot;&quot; ; [.O29]*[.P29])">
            <text:p/>
          </table:table-cell>
          <table:table-cell table:formula="of:=IF(ISNUMBER([.AQ29]); [.AQ29]*0.0035; &quot;&quot;)">
            <text:p/>
          </table:table-cell>
          <table:table-cell table:number-columns-repeated="20"/>
        </table:table-row>
        <table:table-row table:style-name="ro2">
          <table:table-cell office:value-type="float" office:value="28" calcext:value-type="float">
            <text:p>2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quot;Long&quot;; [.K30]-[Overview.$C$4]/[.J30]; IF([.F30]=&quot;Short&quot;; [.K30]+[Overview.$C$4]/[.J30]; &quot;&quot;)); &quot;&quot;)">
            <text:p/>
          </table:table-cell>
          <table:table-cell table:style-name="ce157" table:formula="of:=IFERROR(ABS([.L30]-[.K30])*[.J30]; &quot;&quot;)">
            <text:p/>
          </table:table-cell>
          <table:table-cell table:style-name="ce289" table:formula="of:=IFERROR(IF([.F30]=&quot;Long&quot;; [.K30]+[Overview.$C$4]/[.J30]*[Overview.$C$6]; IF([.F30]=&quot;Short&quot;; [.K30]-[Overview.$C$4]/[.J30]*[Overview.$C$6]; &quot;&quot;)); &quot;&quot;)">
            <text:p/>
          </table:table-cell>
          <table:table-cell table:style-name="ce152"/>
          <table:table-cell table:number-columns-repeated="2"/>
          <table:table-cell table:formula="of:=IFERROR([.S30]/[.M30]; &quot;&quot;)">
            <text:p/>
          </table:table-cell>
          <table:table-cell table:formula="of:=IFERROR(IF(AND([.F30]=&quot;Long&quot;; [.O30]=[.J30]); [.J30]*([.P30]-[.K30]); IF(AND([.F30]=&quot;Short&quot;; [.O30]=[.J30]); [.J30]*([.K30]-[.P30]); &quot;&quot;)); &quot;&quot;)">
            <text:p/>
          </table:table-cell>
          <table:table-cell table:formula="of:=IF(ISNUMBER([.S30]); IF([.S30]&gt;0; &quot;Win&quot;; &quot;Loss&quot;);&quot;&quot;)">
            <text:p/>
          </table:table-cell>
          <table:table-cell table:formula="of:=IF([.Q30]=&quot;&quot;; &quot;&quot;; CONCATENATE(DATEDIF([.I30];[.Q30];&quot;d&quot;); IF(DATEDIF([.I30];[.Q30];&quot;d&quot;)&gt;1; &quot; Days&quot;; &quot; Day&quot;)))">
            <text:p/>
          </table:table-cell>
          <table:table-cell table:content-validation-name="val12"/>
          <table:table-cell table:number-columns-repeated="2"/>
          <table:table-cell table:style-name="ce196"/>
          <table:table-cell table:style-name="ce205" table:formula="of:=IFERROR(IF(ISBLANK([.Y30]); &quot;&quot;; IF([.$F30]=&quot;Long&quot;; ([.Y30]-[.$K30])*[.$J30]/[.$M30]; ([.$K30]-[.Y30])*[.$J30]/[.$M30])-[.$R30]); &quot;&quot;)">
            <text:p/>
          </table:table-cell>
          <table:table-cell table:style-name="Default"/>
          <table:table-cell table:style-name="ce205" table:formula="of:=IFERROR(IF(ISBLANK([.AA30]); &quot;&quot;; IF([.$F30]=&quot;Long&quot;; ([.AA30]-[.$K30])*[.$J30]/[.$M30]; ([.$K30]-[.AA30])*[.$J30]/[.$M30])-[.$R30]); &quot;&quot;)">
            <text:p/>
          </table:table-cell>
          <table:table-cell table:style-name="Default"/>
          <table:table-cell table:style-name="ce205" table:formula="of:=IFERROR(IF(ISBLANK([.AC30]); &quot;&quot;; IF([.$F30]=&quot;Long&quot;; ([.AC30]-[.$K30])*[.$J30]/[.$M30]; ([.$K30]-[.AC30])*[.$J30]/[.$M30])-[.$R30]); &quot;&quot;)">
            <text:p/>
          </table:table-cell>
          <table:table-cell/>
          <table:table-cell table:style-name="ce224" table:formula="of:=IF(ISBLANK([.Q30]); &quot;&quot;; DAY([.Q30]))">
            <text:p/>
          </table:table-cell>
          <table:table-cell table:style-name="ce224" table:formula="of:=IF(ISBLANK([.I30]); &quot;&quot;; WEEKDAY([.I30]; 2))">
            <text:p/>
          </table:table-cell>
          <table:table-cell table:style-name="ce224" table:formula="of:=IF(ISBLANK([.Q30]); &quot;&quot;; WEEKDAY([.Q30]; 2))">
            <text:p/>
          </table:table-cell>
          <table:table-cell table:style-name="ce224" table:formula="of:=IF(ISBLANK([.Q30]); &quot;&quot;; WEEKNUM([.Q30]))">
            <text:p/>
          </table:table-cell>
          <table:table-cell table:style-name="ce224" table:formula="of:=IF(ISBLANK([.I30]); &quot;&quot;; MONTH([.I30]))">
            <text:p/>
          </table:table-cell>
          <table:table-cell table:style-name="ce224" table:formula="of:=IF(ISBLANK([.Q30]); &quot;&quot;; MONTH([.Q30]))">
            <text:p/>
          </table:table-cell>
          <table:table-cell table:style-name="ce224" table:formula="of:=IF(OR(ISBLANK([.I30]); ISBLANK([.Q30])); &quot;&quot;; IFERROR(DATEDIF([.I30];[.Q30];&quot;d&quot;); &quot;&quot;))">
            <text:p/>
          </table:table-cell>
          <table:table-cell table:style-name="ce286" table:formula="of:=IF(ISBLANK([.P30]); &quot;&quot;; SUM([.$R$3:.R30]))">
            <text:p/>
          </table:table-cell>
          <table:table-cell table:style-name="ce286" table:formula="of:=IF(ISBLANK([.P30]); &quot;&quot;; SUM([.$S$3:.S30]))">
            <text:p/>
          </table:table-cell>
          <table:table-cell table:formula="of:=IF(ISBLANK([.K30]); &quot;&quot;; [.J30]*[.K30])">
            <text:p/>
          </table:table-cell>
          <table:table-cell table:formula="of:=IF(ISNUMBER([.AO30]); [.AO30]*0.0035; &quot;&quot;)">
            <text:p/>
          </table:table-cell>
          <table:table-cell table:style-name="ce224" table:formula="of:=IF(ISBLANK([.P30]); &quot;&quot; ; [.O30]*[.P30])">
            <text:p/>
          </table:table-cell>
          <table:table-cell table:formula="of:=IF(ISNUMBER([.AQ30]); [.AQ30]*0.0035; &quot;&quot;)">
            <text:p/>
          </table:table-cell>
          <table:table-cell table:number-columns-repeated="20"/>
        </table:table-row>
        <table:table-row table:style-name="ro2">
          <table:table-cell office:value-type="float" office:value="29" calcext:value-type="float">
            <text:p>2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quot;Long&quot;; [.K31]-[Overview.$C$4]/[.J31]; IF([.F31]=&quot;Short&quot;; [.K31]+[Overview.$C$4]/[.J31]; &quot;&quot;)); &quot;&quot;)">
            <text:p/>
          </table:table-cell>
          <table:table-cell table:style-name="ce157" table:formula="of:=IFERROR(ABS([.L31]-[.K31])*[.J31]; &quot;&quot;)">
            <text:p/>
          </table:table-cell>
          <table:table-cell table:style-name="ce289" table:formula="of:=IFERROR(IF([.F31]=&quot;Long&quot;; [.K31]+[Overview.$C$4]/[.J31]*[Overview.$C$6]; IF([.F31]=&quot;Short&quot;; [.K31]-[Overview.$C$4]/[.J31]*[Overview.$C$6]; &quot;&quot;)); &quot;&quot;)">
            <text:p/>
          </table:table-cell>
          <table:table-cell table:style-name="ce152"/>
          <table:table-cell table:number-columns-repeated="2"/>
          <table:table-cell table:formula="of:=IFERROR([.S31]/[.M31]; &quot;&quot;)">
            <text:p/>
          </table:table-cell>
          <table:table-cell table:formula="of:=IFERROR(IF(AND([.F31]=&quot;Long&quot;; [.O31]=[.J31]); [.J31]*([.P31]-[.K31]); IF(AND([.F31]=&quot;Short&quot;; [.O31]=[.J31]); [.J31]*([.K31]-[.P31]); &quot;&quot;)); &quot;&quot;)">
            <text:p/>
          </table:table-cell>
          <table:table-cell table:formula="of:=IF(ISNUMBER([.S31]); IF([.S31]&gt;0; &quot;Win&quot;; &quot;Loss&quot;);&quot;&quot;)">
            <text:p/>
          </table:table-cell>
          <table:table-cell table:formula="of:=IF([.Q31]=&quot;&quot;; &quot;&quot;; CONCATENATE(DATEDIF([.I31];[.Q31];&quot;d&quot;); IF(DATEDIF([.I31];[.Q31];&quot;d&quot;)&gt;1; &quot; Days&quot;; &quot; Day&quot;)))">
            <text:p/>
          </table:table-cell>
          <table:table-cell table:content-validation-name="val12"/>
          <table:table-cell table:number-columns-repeated="2"/>
          <table:table-cell table:style-name="ce196"/>
          <table:table-cell table:style-name="ce205" table:formula="of:=IFERROR(IF(ISBLANK([.Y31]); &quot;&quot;; IF([.$F31]=&quot;Long&quot;; ([.Y31]-[.$K31])*[.$J31]/[.$M31]; ([.$K31]-[.Y31])*[.$J31]/[.$M31])-[.$R31]); &quot;&quot;)">
            <text:p/>
          </table:table-cell>
          <table:table-cell table:style-name="Default"/>
          <table:table-cell table:style-name="ce205" table:formula="of:=IFERROR(IF(ISBLANK([.AA31]); &quot;&quot;; IF([.$F31]=&quot;Long&quot;; ([.AA31]-[.$K31])*[.$J31]/[.$M31]; ([.$K31]-[.AA31])*[.$J31]/[.$M31])-[.$R31]); &quot;&quot;)">
            <text:p/>
          </table:table-cell>
          <table:table-cell table:style-name="Default"/>
          <table:table-cell table:style-name="ce205" table:formula="of:=IFERROR(IF(ISBLANK([.AC31]); &quot;&quot;; IF([.$F31]=&quot;Long&quot;; ([.AC31]-[.$K31])*[.$J31]/[.$M31]; ([.$K31]-[.AC31])*[.$J31]/[.$M31])-[.$R31]); &quot;&quot;)">
            <text:p/>
          </table:table-cell>
          <table:table-cell/>
          <table:table-cell table:style-name="ce224" table:formula="of:=IF(ISBLANK([.Q31]); &quot;&quot;; DAY([.Q31]))">
            <text:p/>
          </table:table-cell>
          <table:table-cell table:style-name="ce224" table:formula="of:=IF(ISBLANK([.I31]); &quot;&quot;; WEEKDAY([.I31]; 2))">
            <text:p/>
          </table:table-cell>
          <table:table-cell table:style-name="ce224" table:formula="of:=IF(ISBLANK([.Q31]); &quot;&quot;; WEEKDAY([.Q31]; 2))">
            <text:p/>
          </table:table-cell>
          <table:table-cell table:style-name="ce224" table:formula="of:=IF(ISBLANK([.Q31]); &quot;&quot;; WEEKNUM([.Q31]))">
            <text:p/>
          </table:table-cell>
          <table:table-cell table:style-name="ce224" table:formula="of:=IF(ISBLANK([.I31]); &quot;&quot;; MONTH([.I31]))">
            <text:p/>
          </table:table-cell>
          <table:table-cell table:style-name="ce224" table:formula="of:=IF(ISBLANK([.Q31]); &quot;&quot;; MONTH([.Q31]))">
            <text:p/>
          </table:table-cell>
          <table:table-cell table:style-name="ce224" table:formula="of:=IF(OR(ISBLANK([.I31]); ISBLANK([.Q31])); &quot;&quot;; IFERROR(DATEDIF([.I31];[.Q31];&quot;d&quot;); &quot;&quot;))">
            <text:p/>
          </table:table-cell>
          <table:table-cell table:style-name="ce286" table:formula="of:=IF(ISBLANK([.P31]); &quot;&quot;; SUM([.$R$3:.R31]))">
            <text:p/>
          </table:table-cell>
          <table:table-cell table:style-name="ce286" table:formula="of:=IF(ISBLANK([.P31]); &quot;&quot;; SUM([.$S$3:.S31]))">
            <text:p/>
          </table:table-cell>
          <table:table-cell table:formula="of:=IF(ISBLANK([.K31]); &quot;&quot;; [.J31]*[.K31])">
            <text:p/>
          </table:table-cell>
          <table:table-cell table:formula="of:=IF(ISNUMBER([.AO31]); [.AO31]*0.0035; &quot;&quot;)">
            <text:p/>
          </table:table-cell>
          <table:table-cell table:style-name="ce224" table:formula="of:=IF(ISBLANK([.P31]); &quot;&quot; ; [.O31]*[.P31])">
            <text:p/>
          </table:table-cell>
          <table:table-cell table:formula="of:=IF(ISNUMBER([.AQ31]); [.AQ31]*0.0035; &quot;&quot;)">
            <text:p/>
          </table:table-cell>
          <table:table-cell table:number-columns-repeated="20"/>
        </table:table-row>
        <table:table-row table:style-name="ro2">
          <table:table-cell office:value-type="float" office:value="30" calcext:value-type="float">
            <text:p>3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quot;Long&quot;; [.K32]-[Overview.$C$4]/[.J32]; IF([.F32]=&quot;Short&quot;; [.K32]+[Overview.$C$4]/[.J32]; &quot;&quot;)); &quot;&quot;)">
            <text:p/>
          </table:table-cell>
          <table:table-cell table:style-name="ce157" table:formula="of:=IFERROR(ABS([.L32]-[.K32])*[.J32]; &quot;&quot;)">
            <text:p/>
          </table:table-cell>
          <table:table-cell table:style-name="ce289" table:formula="of:=IFERROR(IF([.F32]=&quot;Long&quot;; [.K32]+[Overview.$C$4]/[.J32]*[Overview.$C$6]; IF([.F32]=&quot;Short&quot;; [.K32]-[Overview.$C$4]/[.J32]*[Overview.$C$6]; &quot;&quot;)); &quot;&quot;)">
            <text:p/>
          </table:table-cell>
          <table:table-cell table:style-name="ce152"/>
          <table:table-cell table:number-columns-repeated="2"/>
          <table:table-cell table:formula="of:=IFERROR([.S32]/[.M32]; &quot;&quot;)">
            <text:p/>
          </table:table-cell>
          <table:table-cell table:formula="of:=IFERROR(IF(AND([.F32]=&quot;Long&quot;; [.O32]=[.J32]); [.J32]*([.P32]-[.K32]); IF(AND([.F32]=&quot;Short&quot;; [.O32]=[.J32]); [.J32]*([.K32]-[.P32]); &quot;&quot;)); &quot;&quot;)">
            <text:p/>
          </table:table-cell>
          <table:table-cell table:formula="of:=IF(ISNUMBER([.S32]); IF([.S32]&gt;0; &quot;Win&quot;; &quot;Loss&quot;);&quot;&quot;)">
            <text:p/>
          </table:table-cell>
          <table:table-cell table:formula="of:=IF([.Q32]=&quot;&quot;; &quot;&quot;; CONCATENATE(DATEDIF([.I32];[.Q32];&quot;d&quot;); IF(DATEDIF([.I32];[.Q32];&quot;d&quot;)&gt;1; &quot; Days&quot;; &quot; Day&quot;)))">
            <text:p/>
          </table:table-cell>
          <table:table-cell table:content-validation-name="val12"/>
          <table:table-cell table:number-columns-repeated="2"/>
          <table:table-cell table:style-name="ce196"/>
          <table:table-cell table:style-name="ce205" table:formula="of:=IFERROR(IF(ISBLANK([.Y32]); &quot;&quot;; IF([.$F32]=&quot;Long&quot;; ([.Y32]-[.$K32])*[.$J32]/[.$M32]; ([.$K32]-[.Y32])*[.$J32]/[.$M32])-[.$R32]); &quot;&quot;)">
            <text:p/>
          </table:table-cell>
          <table:table-cell table:style-name="Default"/>
          <table:table-cell table:style-name="ce205" table:formula="of:=IFERROR(IF(ISBLANK([.AA32]); &quot;&quot;; IF([.$F32]=&quot;Long&quot;; ([.AA32]-[.$K32])*[.$J32]/[.$M32]; ([.$K32]-[.AA32])*[.$J32]/[.$M32])-[.$R32]); &quot;&quot;)">
            <text:p/>
          </table:table-cell>
          <table:table-cell table:style-name="Default"/>
          <table:table-cell table:style-name="ce205" table:formula="of:=IFERROR(IF(ISBLANK([.AC32]); &quot;&quot;; IF([.$F32]=&quot;Long&quot;; ([.AC32]-[.$K32])*[.$J32]/[.$M32]; ([.$K32]-[.AC32])*[.$J32]/[.$M32])-[.$R32]); &quot;&quot;)">
            <text:p/>
          </table:table-cell>
          <table:table-cell/>
          <table:table-cell table:style-name="ce224" table:formula="of:=IF(ISBLANK([.Q32]); &quot;&quot;; DAY([.Q32]))">
            <text:p/>
          </table:table-cell>
          <table:table-cell table:style-name="ce224" table:formula="of:=IF(ISBLANK([.I32]); &quot;&quot;; WEEKDAY([.I32]; 2))">
            <text:p/>
          </table:table-cell>
          <table:table-cell table:style-name="ce224" table:formula="of:=IF(ISBLANK([.Q32]); &quot;&quot;; WEEKDAY([.Q32]; 2))">
            <text:p/>
          </table:table-cell>
          <table:table-cell table:style-name="ce224" table:formula="of:=IF(ISBLANK([.Q32]); &quot;&quot;; WEEKNUM([.Q32]))">
            <text:p/>
          </table:table-cell>
          <table:table-cell table:style-name="ce224" table:formula="of:=IF(ISBLANK([.I32]); &quot;&quot;; MONTH([.I32]))">
            <text:p/>
          </table:table-cell>
          <table:table-cell table:style-name="ce224" table:formula="of:=IF(ISBLANK([.Q32]); &quot;&quot;; MONTH([.Q32]))">
            <text:p/>
          </table:table-cell>
          <table:table-cell table:style-name="ce224" table:formula="of:=IF(OR(ISBLANK([.I32]); ISBLANK([.Q32])); &quot;&quot;; IFERROR(DATEDIF([.I32];[.Q32];&quot;d&quot;); &quot;&quot;))">
            <text:p/>
          </table:table-cell>
          <table:table-cell table:style-name="ce286" table:formula="of:=IF(ISBLANK([.P32]); &quot;&quot;; SUM([.$R$3:.R32]))">
            <text:p/>
          </table:table-cell>
          <table:table-cell table:style-name="ce286" table:formula="of:=IF(ISBLANK([.P32]); &quot;&quot;; SUM([.$S$3:.S32]))">
            <text:p/>
          </table:table-cell>
          <table:table-cell table:formula="of:=IF(ISBLANK([.K32]); &quot;&quot;; [.J32]*[.K32])">
            <text:p/>
          </table:table-cell>
          <table:table-cell table:formula="of:=IF(ISNUMBER([.AO32]); [.AO32]*0.0035; &quot;&quot;)">
            <text:p/>
          </table:table-cell>
          <table:table-cell table:style-name="ce224" table:formula="of:=IF(ISBLANK([.P32]); &quot;&quot; ; [.O32]*[.P32])">
            <text:p/>
          </table:table-cell>
          <table:table-cell table:formula="of:=IF(ISNUMBER([.AQ32]); [.AQ32]*0.0035; &quot;&quot;)">
            <text:p/>
          </table:table-cell>
          <table:table-cell table:number-columns-repeated="20"/>
        </table:table-row>
        <table:table-row table:style-name="ro2">
          <table:table-cell office:value-type="float" office:value="31" calcext:value-type="float">
            <text:p>3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quot;Long&quot;; [.K33]-[Overview.$C$4]/[.J33]; IF([.F33]=&quot;Short&quot;; [.K33]+[Overview.$C$4]/[.J33]; &quot;&quot;)); &quot;&quot;)">
            <text:p/>
          </table:table-cell>
          <table:table-cell table:style-name="ce157" table:formula="of:=IFERROR(ABS([.L33]-[.K33])*[.J33]; &quot;&quot;)">
            <text:p/>
          </table:table-cell>
          <table:table-cell table:style-name="ce289" table:formula="of:=IFERROR(IF([.F33]=&quot;Long&quot;; [.K33]+[Overview.$C$4]/[.J33]*[Overview.$C$6]; IF([.F33]=&quot;Short&quot;; [.K33]-[Overview.$C$4]/[.J33]*[Overview.$C$6]; &quot;&quot;)); &quot;&quot;)">
            <text:p/>
          </table:table-cell>
          <table:table-cell table:style-name="ce152"/>
          <table:table-cell table:number-columns-repeated="2"/>
          <table:table-cell table:formula="of:=IFERROR([.S33]/[.M33]; &quot;&quot;)">
            <text:p/>
          </table:table-cell>
          <table:table-cell table:formula="of:=IFERROR(IF(AND([.F33]=&quot;Long&quot;; [.O33]=[.J33]); [.J33]*([.P33]-[.K33]); IF(AND([.F33]=&quot;Short&quot;; [.O33]=[.J33]); [.J33]*([.K33]-[.P33]); &quot;&quot;)); &quot;&quot;)">
            <text:p/>
          </table:table-cell>
          <table:table-cell table:formula="of:=IF(ISNUMBER([.S33]); IF([.S33]&gt;0; &quot;Win&quot;; &quot;Loss&quot;);&quot;&quot;)">
            <text:p/>
          </table:table-cell>
          <table:table-cell table:formula="of:=IF([.Q33]=&quot;&quot;; &quot;&quot;; CONCATENATE(DATEDIF([.I33];[.Q33];&quot;d&quot;); IF(DATEDIF([.I33];[.Q33];&quot;d&quot;)&gt;1; &quot; Days&quot;; &quot; Day&quot;)))">
            <text:p/>
          </table:table-cell>
          <table:table-cell table:content-validation-name="val12"/>
          <table:table-cell table:number-columns-repeated="2"/>
          <table:table-cell table:style-name="ce196"/>
          <table:table-cell table:style-name="ce205" table:formula="of:=IFERROR(IF(ISBLANK([.Y33]); &quot;&quot;; IF([.$F33]=&quot;Long&quot;; ([.Y33]-[.$K33])*[.$J33]/[.$M33]; ([.$K33]-[.Y33])*[.$J33]/[.$M33])-[.$R33]); &quot;&quot;)">
            <text:p/>
          </table:table-cell>
          <table:table-cell table:style-name="Default"/>
          <table:table-cell table:style-name="ce205" table:formula="of:=IFERROR(IF(ISBLANK([.AA33]); &quot;&quot;; IF([.$F33]=&quot;Long&quot;; ([.AA33]-[.$K33])*[.$J33]/[.$M33]; ([.$K33]-[.AA33])*[.$J33]/[.$M33])-[.$R33]); &quot;&quot;)">
            <text:p/>
          </table:table-cell>
          <table:table-cell table:style-name="Default"/>
          <table:table-cell table:style-name="ce205" table:formula="of:=IFERROR(IF(ISBLANK([.AC33]); &quot;&quot;; IF([.$F33]=&quot;Long&quot;; ([.AC33]-[.$K33])*[.$J33]/[.$M33]; ([.$K33]-[.AC33])*[.$J33]/[.$M33])-[.$R33]); &quot;&quot;)">
            <text:p/>
          </table:table-cell>
          <table:table-cell/>
          <table:table-cell table:style-name="ce224" table:formula="of:=IF(ISBLANK([.Q33]); &quot;&quot;; DAY([.Q33]))">
            <text:p/>
          </table:table-cell>
          <table:table-cell table:style-name="ce224" table:formula="of:=IF(ISBLANK([.I33]); &quot;&quot;; WEEKDAY([.I33]; 2))">
            <text:p/>
          </table:table-cell>
          <table:table-cell table:style-name="ce224" table:formula="of:=IF(ISBLANK([.Q33]); &quot;&quot;; WEEKDAY([.Q33]; 2))">
            <text:p/>
          </table:table-cell>
          <table:table-cell table:style-name="ce224" table:formula="of:=IF(ISBLANK([.Q33]); &quot;&quot;; WEEKNUM([.Q33]))">
            <text:p/>
          </table:table-cell>
          <table:table-cell table:style-name="ce224" table:formula="of:=IF(ISBLANK([.I33]); &quot;&quot;; MONTH([.I33]))">
            <text:p/>
          </table:table-cell>
          <table:table-cell table:style-name="ce224" table:formula="of:=IF(ISBLANK([.Q33]); &quot;&quot;; MONTH([.Q33]))">
            <text:p/>
          </table:table-cell>
          <table:table-cell table:style-name="ce224" table:formula="of:=IF(OR(ISBLANK([.I33]); ISBLANK([.Q33])); &quot;&quot;; IFERROR(DATEDIF([.I33];[.Q33];&quot;d&quot;); &quot;&quot;))">
            <text:p/>
          </table:table-cell>
          <table:table-cell table:style-name="ce286" table:formula="of:=IF(ISBLANK([.P33]); &quot;&quot;; SUM([.$R$3:.R33]))">
            <text:p/>
          </table:table-cell>
          <table:table-cell table:style-name="ce286" table:formula="of:=IF(ISBLANK([.P33]); &quot;&quot;; SUM([.$S$3:.S33]))">
            <text:p/>
          </table:table-cell>
          <table:table-cell table:formula="of:=IF(ISBLANK([.K33]); &quot;&quot;; [.J33]*[.K33])">
            <text:p/>
          </table:table-cell>
          <table:table-cell table:formula="of:=IF(ISNUMBER([.AO33]); [.AO33]*0.0035; &quot;&quot;)">
            <text:p/>
          </table:table-cell>
          <table:table-cell table:style-name="ce224" table:formula="of:=IF(ISBLANK([.P33]); &quot;&quot; ; [.O33]*[.P33])">
            <text:p/>
          </table:table-cell>
          <table:table-cell table:formula="of:=IF(ISNUMBER([.AQ33]); [.AQ33]*0.0035; &quot;&quot;)">
            <text:p/>
          </table:table-cell>
          <table:table-cell table:number-columns-repeated="20"/>
        </table:table-row>
        <table:table-row table:style-name="ro2">
          <table:table-cell office:value-type="float" office:value="32" calcext:value-type="float">
            <text:p>3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quot;Long&quot;; [.K34]-[Overview.$C$4]/[.J34]; IF([.F34]=&quot;Short&quot;; [.K34]+[Overview.$C$4]/[.J34]; &quot;&quot;)); &quot;&quot;)">
            <text:p/>
          </table:table-cell>
          <table:table-cell table:style-name="ce157" table:formula="of:=IFERROR(ABS([.L34]-[.K34])*[.J34]; &quot;&quot;)">
            <text:p/>
          </table:table-cell>
          <table:table-cell table:style-name="ce289" table:formula="of:=IFERROR(IF([.F34]=&quot;Long&quot;; [.K34]+[Overview.$C$4]/[.J34]*[Overview.$C$6]; IF([.F34]=&quot;Short&quot;; [.K34]-[Overview.$C$4]/[.J34]*[Overview.$C$6]; &quot;&quot;)); &quot;&quot;)">
            <text:p/>
          </table:table-cell>
          <table:table-cell table:style-name="ce152"/>
          <table:table-cell table:number-columns-repeated="2"/>
          <table:table-cell table:formula="of:=IFERROR([.S34]/[.M34]; &quot;&quot;)">
            <text:p/>
          </table:table-cell>
          <table:table-cell table:formula="of:=IFERROR(IF(AND([.F34]=&quot;Long&quot;; [.O34]=[.J34]); [.J34]*([.P34]-[.K34]); IF(AND([.F34]=&quot;Short&quot;; [.O34]=[.J34]); [.J34]*([.K34]-[.P34]); &quot;&quot;)); &quot;&quot;)">
            <text:p/>
          </table:table-cell>
          <table:table-cell table:formula="of:=IF(ISNUMBER([.S34]); IF([.S34]&gt;0; &quot;Win&quot;; &quot;Loss&quot;);&quot;&quot;)">
            <text:p/>
          </table:table-cell>
          <table:table-cell table:formula="of:=IF([.Q34]=&quot;&quot;; &quot;&quot;; CONCATENATE(DATEDIF([.I34];[.Q34];&quot;d&quot;); IF(DATEDIF([.I34];[.Q34];&quot;d&quot;)&gt;1; &quot; Days&quot;; &quot; Day&quot;)))">
            <text:p/>
          </table:table-cell>
          <table:table-cell table:content-validation-name="val12"/>
          <table:table-cell table:number-columns-repeated="2"/>
          <table:table-cell table:style-name="ce196"/>
          <table:table-cell table:style-name="ce205" table:formula="of:=IFERROR(IF(ISBLANK([.Y34]); &quot;&quot;; IF([.$F34]=&quot;Long&quot;; ([.Y34]-[.$K34])*[.$J34]/[.$M34]; ([.$K34]-[.Y34])*[.$J34]/[.$M34])-[.$R34]); &quot;&quot;)">
            <text:p/>
          </table:table-cell>
          <table:table-cell table:style-name="Default"/>
          <table:table-cell table:style-name="ce205" table:formula="of:=IFERROR(IF(ISBLANK([.AA34]); &quot;&quot;; IF([.$F34]=&quot;Long&quot;; ([.AA34]-[.$K34])*[.$J34]/[.$M34]; ([.$K34]-[.AA34])*[.$J34]/[.$M34])-[.$R34]); &quot;&quot;)">
            <text:p/>
          </table:table-cell>
          <table:table-cell table:style-name="Default"/>
          <table:table-cell table:style-name="ce205" table:formula="of:=IFERROR(IF(ISBLANK([.AC34]); &quot;&quot;; IF([.$F34]=&quot;Long&quot;; ([.AC34]-[.$K34])*[.$J34]/[.$M34]; ([.$K34]-[.AC34])*[.$J34]/[.$M34])-[.$R34]); &quot;&quot;)">
            <text:p/>
          </table:table-cell>
          <table:table-cell/>
          <table:table-cell table:style-name="ce224" table:formula="of:=IF(ISBLANK([.Q34]); &quot;&quot;; DAY([.Q34]))">
            <text:p/>
          </table:table-cell>
          <table:table-cell table:style-name="ce224" table:formula="of:=IF(ISBLANK([.I34]); &quot;&quot;; WEEKDAY([.I34]; 2))">
            <text:p/>
          </table:table-cell>
          <table:table-cell table:style-name="ce224" table:formula="of:=IF(ISBLANK([.Q34]); &quot;&quot;; WEEKDAY([.Q34]; 2))">
            <text:p/>
          </table:table-cell>
          <table:table-cell table:style-name="ce224" table:formula="of:=IF(ISBLANK([.Q34]); &quot;&quot;; WEEKNUM([.Q34]))">
            <text:p/>
          </table:table-cell>
          <table:table-cell table:style-name="ce224" table:formula="of:=IF(ISBLANK([.I34]); &quot;&quot;; MONTH([.I34]))">
            <text:p/>
          </table:table-cell>
          <table:table-cell table:style-name="ce224" table:formula="of:=IF(ISBLANK([.Q34]); &quot;&quot;; MONTH([.Q34]))">
            <text:p/>
          </table:table-cell>
          <table:table-cell table:style-name="ce224" table:formula="of:=IF(OR(ISBLANK([.I34]); ISBLANK([.Q34])); &quot;&quot;; IFERROR(DATEDIF([.I34];[.Q34];&quot;d&quot;); &quot;&quot;))">
            <text:p/>
          </table:table-cell>
          <table:table-cell table:style-name="ce286" table:formula="of:=IF(ISBLANK([.P34]); &quot;&quot;; SUM([.$R$3:.R34]))">
            <text:p/>
          </table:table-cell>
          <table:table-cell table:style-name="ce286" table:formula="of:=IF(ISBLANK([.P34]); &quot;&quot;; SUM([.$S$3:.S34]))">
            <text:p/>
          </table:table-cell>
          <table:table-cell table:formula="of:=IF(ISBLANK([.K34]); &quot;&quot;; [.J34]*[.K34])">
            <text:p/>
          </table:table-cell>
          <table:table-cell table:formula="of:=IF(ISNUMBER([.AO34]); [.AO34]*0.0035; &quot;&quot;)">
            <text:p/>
          </table:table-cell>
          <table:table-cell table:style-name="ce224" table:formula="of:=IF(ISBLANK([.P34]); &quot;&quot; ; [.O34]*[.P34])">
            <text:p/>
          </table:table-cell>
          <table:table-cell table:formula="of:=IF(ISNUMBER([.AQ34]); [.AQ34]*0.0035; &quot;&quot;)">
            <text:p/>
          </table:table-cell>
          <table:table-cell table:number-columns-repeated="20"/>
        </table:table-row>
        <table:table-row table:style-name="ro2">
          <table:table-cell office:value-type="float" office:value="33" calcext:value-type="float">
            <text:p>3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quot;Long&quot;; [.K35]-[Overview.$C$4]/[.J35]; IF([.F35]=&quot;Short&quot;; [.K35]+[Overview.$C$4]/[.J35]; &quot;&quot;)); &quot;&quot;)">
            <text:p/>
          </table:table-cell>
          <table:table-cell table:style-name="ce157" table:formula="of:=IFERROR(ABS([.L35]-[.K35])*[.J35]; &quot;&quot;)">
            <text:p/>
          </table:table-cell>
          <table:table-cell table:style-name="ce289" table:formula="of:=IFERROR(IF([.F35]=&quot;Long&quot;; [.K35]+[Overview.$C$4]/[.J35]*[Overview.$C$6]; IF([.F35]=&quot;Short&quot;; [.K35]-[Overview.$C$4]/[.J35]*[Overview.$C$6]; &quot;&quot;)); &quot;&quot;)">
            <text:p/>
          </table:table-cell>
          <table:table-cell table:style-name="ce152"/>
          <table:table-cell table:number-columns-repeated="2"/>
          <table:table-cell table:formula="of:=IFERROR([.S35]/[.M35]; &quot;&quot;)">
            <text:p/>
          </table:table-cell>
          <table:table-cell table:formula="of:=IFERROR(IF(AND([.F35]=&quot;Long&quot;; [.O35]=[.J35]); [.J35]*([.P35]-[.K35]); IF(AND([.F35]=&quot;Short&quot;; [.O35]=[.J35]); [.J35]*([.K35]-[.P35]); &quot;&quot;)); &quot;&quot;)">
            <text:p/>
          </table:table-cell>
          <table:table-cell table:formula="of:=IF(ISNUMBER([.S35]); IF([.S35]&gt;0; &quot;Win&quot;; &quot;Loss&quot;);&quot;&quot;)">
            <text:p/>
          </table:table-cell>
          <table:table-cell table:formula="of:=IF([.Q35]=&quot;&quot;; &quot;&quot;; CONCATENATE(DATEDIF([.I35];[.Q35];&quot;d&quot;); IF(DATEDIF([.I35];[.Q35];&quot;d&quot;)&gt;1; &quot; Days&quot;; &quot; Day&quot;)))">
            <text:p/>
          </table:table-cell>
          <table:table-cell table:content-validation-name="val12"/>
          <table:table-cell table:number-columns-repeated="2"/>
          <table:table-cell table:style-name="ce196"/>
          <table:table-cell table:style-name="ce205" table:formula="of:=IFERROR(IF(ISBLANK([.Y35]); &quot;&quot;; IF([.$F35]=&quot;Long&quot;; ([.Y35]-[.$K35])*[.$J35]/[.$M35]; ([.$K35]-[.Y35])*[.$J35]/[.$M35])-[.$R35]); &quot;&quot;)">
            <text:p/>
          </table:table-cell>
          <table:table-cell table:style-name="Default"/>
          <table:table-cell table:style-name="ce205" table:formula="of:=IFERROR(IF(ISBLANK([.AA35]); &quot;&quot;; IF([.$F35]=&quot;Long&quot;; ([.AA35]-[.$K35])*[.$J35]/[.$M35]; ([.$K35]-[.AA35])*[.$J35]/[.$M35])-[.$R35]); &quot;&quot;)">
            <text:p/>
          </table:table-cell>
          <table:table-cell table:style-name="Default"/>
          <table:table-cell table:style-name="ce205" table:formula="of:=IFERROR(IF(ISBLANK([.AC35]); &quot;&quot;; IF([.$F35]=&quot;Long&quot;; ([.AC35]-[.$K35])*[.$J35]/[.$M35]; ([.$K35]-[.AC35])*[.$J35]/[.$M35])-[.$R35]); &quot;&quot;)">
            <text:p/>
          </table:table-cell>
          <table:table-cell/>
          <table:table-cell table:style-name="ce224" table:formula="of:=IF(ISBLANK([.Q35]); &quot;&quot;; DAY([.Q35]))">
            <text:p/>
          </table:table-cell>
          <table:table-cell table:style-name="ce224" table:formula="of:=IF(ISBLANK([.I35]); &quot;&quot;; WEEKDAY([.I35]; 2))">
            <text:p/>
          </table:table-cell>
          <table:table-cell table:style-name="ce224" table:formula="of:=IF(ISBLANK([.Q35]); &quot;&quot;; WEEKDAY([.Q35]; 2))">
            <text:p/>
          </table:table-cell>
          <table:table-cell table:style-name="ce224" table:formula="of:=IF(ISBLANK([.Q35]); &quot;&quot;; WEEKNUM([.Q35]))">
            <text:p/>
          </table:table-cell>
          <table:table-cell table:style-name="ce224" table:formula="of:=IF(ISBLANK([.I35]); &quot;&quot;; MONTH([.I35]))">
            <text:p/>
          </table:table-cell>
          <table:table-cell table:style-name="ce224" table:formula="of:=IF(ISBLANK([.Q35]); &quot;&quot;; MONTH([.Q35]))">
            <text:p/>
          </table:table-cell>
          <table:table-cell table:style-name="ce224" table:formula="of:=IF(OR(ISBLANK([.I35]); ISBLANK([.Q35])); &quot;&quot;; IFERROR(DATEDIF([.I35];[.Q35];&quot;d&quot;); &quot;&quot;))">
            <text:p/>
          </table:table-cell>
          <table:table-cell table:style-name="ce286" table:formula="of:=IF(ISBLANK([.P35]); &quot;&quot;; SUM([.$R$3:.R35]))">
            <text:p/>
          </table:table-cell>
          <table:table-cell table:style-name="ce286" table:formula="of:=IF(ISBLANK([.P35]); &quot;&quot;; SUM([.$S$3:.S35]))">
            <text:p/>
          </table:table-cell>
          <table:table-cell table:formula="of:=IF(ISBLANK([.K35]); &quot;&quot;; [.J35]*[.K35])">
            <text:p/>
          </table:table-cell>
          <table:table-cell table:formula="of:=IF(ISNUMBER([.AO35]); [.AO35]*0.0035; &quot;&quot;)">
            <text:p/>
          </table:table-cell>
          <table:table-cell table:style-name="ce224" table:formula="of:=IF(ISBLANK([.P35]); &quot;&quot; ; [.O35]*[.P35])">
            <text:p/>
          </table:table-cell>
          <table:table-cell table:formula="of:=IF(ISNUMBER([.AQ35]); [.AQ35]*0.0035; &quot;&quot;)">
            <text:p/>
          </table:table-cell>
          <table:table-cell table:number-columns-repeated="20"/>
        </table:table-row>
        <table:table-row table:style-name="ro2">
          <table:table-cell office:value-type="float" office:value="34" calcext:value-type="float">
            <text:p>3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quot;Long&quot;; [.K36]-[Overview.$C$4]/[.J36]; IF([.F36]=&quot;Short&quot;; [.K36]+[Overview.$C$4]/[.J36]; &quot;&quot;)); &quot;&quot;)">
            <text:p/>
          </table:table-cell>
          <table:table-cell table:style-name="ce157" table:formula="of:=IFERROR(ABS([.L36]-[.K36])*[.J36]; &quot;&quot;)">
            <text:p/>
          </table:table-cell>
          <table:table-cell table:style-name="ce289" table:formula="of:=IFERROR(IF([.F36]=&quot;Long&quot;; [.K36]+[Overview.$C$4]/[.J36]*[Overview.$C$6]; IF([.F36]=&quot;Short&quot;; [.K36]-[Overview.$C$4]/[.J36]*[Overview.$C$6]; &quot;&quot;)); &quot;&quot;)">
            <text:p/>
          </table:table-cell>
          <table:table-cell table:style-name="ce152"/>
          <table:table-cell table:number-columns-repeated="2"/>
          <table:table-cell table:formula="of:=IFERROR([.S36]/[.M36]; &quot;&quot;)">
            <text:p/>
          </table:table-cell>
          <table:table-cell table:formula="of:=IFERROR(IF(AND([.F36]=&quot;Long&quot;; [.O36]=[.J36]); [.J36]*([.P36]-[.K36]); IF(AND([.F36]=&quot;Short&quot;; [.O36]=[.J36]); [.J36]*([.K36]-[.P36]); &quot;&quot;)); &quot;&quot;)">
            <text:p/>
          </table:table-cell>
          <table:table-cell table:formula="of:=IF(ISNUMBER([.S36]); IF([.S36]&gt;0; &quot;Win&quot;; &quot;Loss&quot;);&quot;&quot;)">
            <text:p/>
          </table:table-cell>
          <table:table-cell table:formula="of:=IF([.Q36]=&quot;&quot;; &quot;&quot;; CONCATENATE(DATEDIF([.I36];[.Q36];&quot;d&quot;); IF(DATEDIF([.I36];[.Q36];&quot;d&quot;)&gt;1; &quot; Days&quot;; &quot; Day&quot;)))">
            <text:p/>
          </table:table-cell>
          <table:table-cell table:content-validation-name="val12"/>
          <table:table-cell table:number-columns-repeated="2"/>
          <table:table-cell table:style-name="ce196"/>
          <table:table-cell table:style-name="ce205" table:formula="of:=IFERROR(IF(ISBLANK([.Y36]); &quot;&quot;; IF([.$F36]=&quot;Long&quot;; ([.Y36]-[.$K36])*[.$J36]/[.$M36]; ([.$K36]-[.Y36])*[.$J36]/[.$M36])-[.$R36]); &quot;&quot;)">
            <text:p/>
          </table:table-cell>
          <table:table-cell table:style-name="Default"/>
          <table:table-cell table:style-name="ce205" table:formula="of:=IFERROR(IF(ISBLANK([.AA36]); &quot;&quot;; IF([.$F36]=&quot;Long&quot;; ([.AA36]-[.$K36])*[.$J36]/[.$M36]; ([.$K36]-[.AA36])*[.$J36]/[.$M36])-[.$R36]); &quot;&quot;)">
            <text:p/>
          </table:table-cell>
          <table:table-cell table:style-name="Default"/>
          <table:table-cell table:style-name="ce205" table:formula="of:=IFERROR(IF(ISBLANK([.AC36]); &quot;&quot;; IF([.$F36]=&quot;Long&quot;; ([.AC36]-[.$K36])*[.$J36]/[.$M36]; ([.$K36]-[.AC36])*[.$J36]/[.$M36])-[.$R36]); &quot;&quot;)">
            <text:p/>
          </table:table-cell>
          <table:table-cell/>
          <table:table-cell table:style-name="ce224" table:formula="of:=IF(ISBLANK([.Q36]); &quot;&quot;; DAY([.Q36]))">
            <text:p/>
          </table:table-cell>
          <table:table-cell table:style-name="ce224" table:formula="of:=IF(ISBLANK([.I36]); &quot;&quot;; WEEKDAY([.I36]; 2))">
            <text:p/>
          </table:table-cell>
          <table:table-cell table:style-name="ce224" table:formula="of:=IF(ISBLANK([.Q36]); &quot;&quot;; WEEKDAY([.Q36]; 2))">
            <text:p/>
          </table:table-cell>
          <table:table-cell table:style-name="ce224" table:formula="of:=IF(ISBLANK([.Q36]); &quot;&quot;; WEEKNUM([.Q36]))">
            <text:p/>
          </table:table-cell>
          <table:table-cell table:style-name="ce224" table:formula="of:=IF(ISBLANK([.I36]); &quot;&quot;; MONTH([.I36]))">
            <text:p/>
          </table:table-cell>
          <table:table-cell table:style-name="ce224" table:formula="of:=IF(ISBLANK([.Q36]); &quot;&quot;; MONTH([.Q36]))">
            <text:p/>
          </table:table-cell>
          <table:table-cell table:style-name="ce224" table:formula="of:=IF(OR(ISBLANK([.I36]); ISBLANK([.Q36])); &quot;&quot;; IFERROR(DATEDIF([.I36];[.Q36];&quot;d&quot;); &quot;&quot;))">
            <text:p/>
          </table:table-cell>
          <table:table-cell table:style-name="ce286" table:formula="of:=IF(ISBLANK([.P36]); &quot;&quot;; SUM([.$R$3:.R36]))">
            <text:p/>
          </table:table-cell>
          <table:table-cell table:style-name="ce286" table:formula="of:=IF(ISBLANK([.P36]); &quot;&quot;; SUM([.$S$3:.S36]))">
            <text:p/>
          </table:table-cell>
          <table:table-cell table:formula="of:=IF(ISBLANK([.K36]); &quot;&quot;; [.J36]*[.K36])">
            <text:p/>
          </table:table-cell>
          <table:table-cell table:formula="of:=IF(ISNUMBER([.AO36]); [.AO36]*0.0035; &quot;&quot;)">
            <text:p/>
          </table:table-cell>
          <table:table-cell table:style-name="ce224" table:formula="of:=IF(ISBLANK([.P36]); &quot;&quot; ; [.O36]*[.P36])">
            <text:p/>
          </table:table-cell>
          <table:table-cell table:formula="of:=IF(ISNUMBER([.AQ36]); [.AQ36]*0.0035; &quot;&quot;)">
            <text:p/>
          </table:table-cell>
          <table:table-cell table:number-columns-repeated="20"/>
        </table:table-row>
        <table:table-row table:style-name="ro2">
          <table:table-cell office:value-type="float" office:value="35" calcext:value-type="float">
            <text:p>3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quot;Long&quot;; [.K37]-[Overview.$C$4]/[.J37]; IF([.F37]=&quot;Short&quot;; [.K37]+[Overview.$C$4]/[.J37]; &quot;&quot;)); &quot;&quot;)">
            <text:p/>
          </table:table-cell>
          <table:table-cell table:style-name="ce157" table:formula="of:=IFERROR(ABS([.L37]-[.K37])*[.J37]; &quot;&quot;)">
            <text:p/>
          </table:table-cell>
          <table:table-cell table:style-name="ce289" table:formula="of:=IFERROR(IF([.F37]=&quot;Long&quot;; [.K37]+[Overview.$C$4]/[.J37]*[Overview.$C$6]; IF([.F37]=&quot;Short&quot;; [.K37]-[Overview.$C$4]/[.J37]*[Overview.$C$6]; &quot;&quot;)); &quot;&quot;)">
            <text:p/>
          </table:table-cell>
          <table:table-cell table:style-name="ce152"/>
          <table:table-cell table:number-columns-repeated="2"/>
          <table:table-cell table:formula="of:=IFERROR([.S37]/[.M37]; &quot;&quot;)">
            <text:p/>
          </table:table-cell>
          <table:table-cell table:formula="of:=IFERROR(IF(AND([.F37]=&quot;Long&quot;; [.O37]=[.J37]); [.J37]*([.P37]-[.K37]); IF(AND([.F37]=&quot;Short&quot;; [.O37]=[.J37]); [.J37]*([.K37]-[.P37]); &quot;&quot;)); &quot;&quot;)">
            <text:p/>
          </table:table-cell>
          <table:table-cell table:formula="of:=IF(ISNUMBER([.S37]); IF([.S37]&gt;0; &quot;Win&quot;; &quot;Loss&quot;);&quot;&quot;)">
            <text:p/>
          </table:table-cell>
          <table:table-cell table:formula="of:=IF([.Q37]=&quot;&quot;; &quot;&quot;; CONCATENATE(DATEDIF([.I37];[.Q37];&quot;d&quot;); IF(DATEDIF([.I37];[.Q37];&quot;d&quot;)&gt;1; &quot; Days&quot;; &quot; Day&quot;)))">
            <text:p/>
          </table:table-cell>
          <table:table-cell table:content-validation-name="val12"/>
          <table:table-cell table:number-columns-repeated="2"/>
          <table:table-cell table:style-name="ce196"/>
          <table:table-cell table:style-name="ce205" table:formula="of:=IFERROR(IF(ISBLANK([.Y37]); &quot;&quot;; IF([.$F37]=&quot;Long&quot;; ([.Y37]-[.$K37])*[.$J37]/[.$M37]; ([.$K37]-[.Y37])*[.$J37]/[.$M37])-[.$R37]); &quot;&quot;)">
            <text:p/>
          </table:table-cell>
          <table:table-cell table:style-name="Default"/>
          <table:table-cell table:style-name="ce205" table:formula="of:=IFERROR(IF(ISBLANK([.AA37]); &quot;&quot;; IF([.$F37]=&quot;Long&quot;; ([.AA37]-[.$K37])*[.$J37]/[.$M37]; ([.$K37]-[.AA37])*[.$J37]/[.$M37])-[.$R37]); &quot;&quot;)">
            <text:p/>
          </table:table-cell>
          <table:table-cell table:style-name="Default"/>
          <table:table-cell table:style-name="ce205" table:formula="of:=IFERROR(IF(ISBLANK([.AC37]); &quot;&quot;; IF([.$F37]=&quot;Long&quot;; ([.AC37]-[.$K37])*[.$J37]/[.$M37]; ([.$K37]-[.AC37])*[.$J37]/[.$M37])-[.$R37]); &quot;&quot;)">
            <text:p/>
          </table:table-cell>
          <table:table-cell/>
          <table:table-cell table:style-name="ce224" table:formula="of:=IF(ISBLANK([.Q37]); &quot;&quot;; DAY([.Q37]))">
            <text:p/>
          </table:table-cell>
          <table:table-cell table:style-name="ce224" table:formula="of:=IF(ISBLANK([.I37]); &quot;&quot;; WEEKDAY([.I37]; 2))">
            <text:p/>
          </table:table-cell>
          <table:table-cell table:style-name="ce224" table:formula="of:=IF(ISBLANK([.Q37]); &quot;&quot;; WEEKDAY([.Q37]; 2))">
            <text:p/>
          </table:table-cell>
          <table:table-cell table:style-name="ce224" table:formula="of:=IF(ISBLANK([.Q37]); &quot;&quot;; WEEKNUM([.Q37]))">
            <text:p/>
          </table:table-cell>
          <table:table-cell table:style-name="ce224" table:formula="of:=IF(ISBLANK([.I37]); &quot;&quot;; MONTH([.I37]))">
            <text:p/>
          </table:table-cell>
          <table:table-cell table:style-name="ce224" table:formula="of:=IF(ISBLANK([.Q37]); &quot;&quot;; MONTH([.Q37]))">
            <text:p/>
          </table:table-cell>
          <table:table-cell table:style-name="ce224" table:formula="of:=IF(OR(ISBLANK([.I37]); ISBLANK([.Q37])); &quot;&quot;; IFERROR(DATEDIF([.I37];[.Q37];&quot;d&quot;); &quot;&quot;))">
            <text:p/>
          </table:table-cell>
          <table:table-cell table:style-name="ce286" table:formula="of:=IF(ISBLANK([.P37]); &quot;&quot;; SUM([.$R$3:.R37]))">
            <text:p/>
          </table:table-cell>
          <table:table-cell table:style-name="ce286" table:formula="of:=IF(ISBLANK([.P37]); &quot;&quot;; SUM([.$S$3:.S37]))">
            <text:p/>
          </table:table-cell>
          <table:table-cell table:formula="of:=IF(ISBLANK([.K37]); &quot;&quot;; [.J37]*[.K37])">
            <text:p/>
          </table:table-cell>
          <table:table-cell table:formula="of:=IF(ISNUMBER([.AO37]); [.AO37]*0.0035; &quot;&quot;)">
            <text:p/>
          </table:table-cell>
          <table:table-cell table:style-name="ce224" table:formula="of:=IF(ISBLANK([.P37]); &quot;&quot; ; [.O37]*[.P37])">
            <text:p/>
          </table:table-cell>
          <table:table-cell table:formula="of:=IF(ISNUMBER([.AQ37]); [.AQ37]*0.0035; &quot;&quot;)">
            <text:p/>
          </table:table-cell>
          <table:table-cell table:number-columns-repeated="20"/>
        </table:table-row>
        <table:table-row table:style-name="ro2">
          <table:table-cell office:value-type="float" office:value="36" calcext:value-type="float">
            <text:p>3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quot;Long&quot;; [.K38]-[Overview.$C$4]/[.J38]; IF([.F38]=&quot;Short&quot;; [.K38]+[Overview.$C$4]/[.J38]; &quot;&quot;)); &quot;&quot;)">
            <text:p/>
          </table:table-cell>
          <table:table-cell table:style-name="ce157" table:formula="of:=IFERROR(ABS([.L38]-[.K38])*[.J38]; &quot;&quot;)">
            <text:p/>
          </table:table-cell>
          <table:table-cell table:style-name="ce289" table:formula="of:=IFERROR(IF([.F38]=&quot;Long&quot;; [.K38]+[Overview.$C$4]/[.J38]*[Overview.$C$6]; IF([.F38]=&quot;Short&quot;; [.K38]-[Overview.$C$4]/[.J38]*[Overview.$C$6]; &quot;&quot;)); &quot;&quot;)">
            <text:p/>
          </table:table-cell>
          <table:table-cell table:style-name="ce152"/>
          <table:table-cell table:number-columns-repeated="2"/>
          <table:table-cell table:formula="of:=IFERROR([.S38]/[.M38]; &quot;&quot;)">
            <text:p/>
          </table:table-cell>
          <table:table-cell table:formula="of:=IFERROR(IF(AND([.F38]=&quot;Long&quot;; [.O38]=[.J38]); [.J38]*([.P38]-[.K38]); IF(AND([.F38]=&quot;Short&quot;; [.O38]=[.J38]); [.J38]*([.K38]-[.P38]); &quot;&quot;)); &quot;&quot;)">
            <text:p/>
          </table:table-cell>
          <table:table-cell table:formula="of:=IF(ISNUMBER([.S38]); IF([.S38]&gt;0; &quot;Win&quot;; &quot;Loss&quot;);&quot;&quot;)">
            <text:p/>
          </table:table-cell>
          <table:table-cell table:formula="of:=IF([.Q38]=&quot;&quot;; &quot;&quot;; CONCATENATE(DATEDIF([.I38];[.Q38];&quot;d&quot;); IF(DATEDIF([.I38];[.Q38];&quot;d&quot;)&gt;1; &quot; Days&quot;; &quot; Day&quot;)))">
            <text:p/>
          </table:table-cell>
          <table:table-cell table:content-validation-name="val12"/>
          <table:table-cell table:number-columns-repeated="2"/>
          <table:table-cell table:style-name="ce196"/>
          <table:table-cell table:style-name="ce205" table:formula="of:=IFERROR(IF(ISBLANK([.Y38]); &quot;&quot;; IF([.$F38]=&quot;Long&quot;; ([.Y38]-[.$K38])*[.$J38]/[.$M38]; ([.$K38]-[.Y38])*[.$J38]/[.$M38])-[.$R38]); &quot;&quot;)">
            <text:p/>
          </table:table-cell>
          <table:table-cell table:style-name="Default"/>
          <table:table-cell table:style-name="ce205" table:formula="of:=IFERROR(IF(ISBLANK([.AA38]); &quot;&quot;; IF([.$F38]=&quot;Long&quot;; ([.AA38]-[.$K38])*[.$J38]/[.$M38]; ([.$K38]-[.AA38])*[.$J38]/[.$M38])-[.$R38]); &quot;&quot;)">
            <text:p/>
          </table:table-cell>
          <table:table-cell table:style-name="Default"/>
          <table:table-cell table:style-name="ce205" table:formula="of:=IFERROR(IF(ISBLANK([.AC38]); &quot;&quot;; IF([.$F38]=&quot;Long&quot;; ([.AC38]-[.$K38])*[.$J38]/[.$M38]; ([.$K38]-[.AC38])*[.$J38]/[.$M38])-[.$R38]); &quot;&quot;)">
            <text:p/>
          </table:table-cell>
          <table:table-cell/>
          <table:table-cell table:formula="of:=IF(ISBLANK([.Q38]); &quot;&quot;; DAY([.Q38]))">
            <text:p/>
          </table:table-cell>
          <table:table-cell table:style-name="ce224" table:formula="of:=IF(ISBLANK([.I38]); &quot;&quot;; WEEKDAY([.I38]; 2))">
            <text:p/>
          </table:table-cell>
          <table:table-cell table:formula="of:=IF(ISBLANK([.Q38]); &quot;&quot;; WEEKDAY([.Q38]; 2))">
            <text:p/>
          </table:table-cell>
          <table:table-cell table:formula="of:=IF(ISBLANK([.Q38]); &quot;&quot;; WEEKNUM([.Q38]))">
            <text:p/>
          </table:table-cell>
          <table:table-cell table:style-name="ce224" table:formula="of:=IF(ISBLANK([.I38]); &quot;&quot;; MONTH([.I38]))">
            <text:p/>
          </table:table-cell>
          <table:table-cell table:formula="of:=IF(ISBLANK([.Q38]); &quot;&quot;; MONTH([.Q38]))">
            <text:p/>
          </table:table-cell>
          <table:table-cell table:formula="of:=IF(OR(ISBLANK([.I38]); ISBLANK([.Q38])); &quot;&quot;; IFERROR(DATEDIF([.I38];[.Q38];&quot;d&quot;); &quot;&quot;))">
            <text:p/>
          </table:table-cell>
          <table:table-cell table:style-name="ce286" table:formula="of:=IF(ISBLANK([.P38]); &quot;&quot;; SUM([.$R$3:.R38]))">
            <text:p/>
          </table:table-cell>
          <table:table-cell table:style-name="ce286" table:formula="of:=IF(ISBLANK([.P38]); &quot;&quot;; SUM([.$S$3:.S38]))">
            <text:p/>
          </table:table-cell>
          <table:table-cell table:formula="of:=IF(ISBLANK([.K38]); &quot;&quot;; [.J38]*[.K38])">
            <text:p/>
          </table:table-cell>
          <table:table-cell table:formula="of:=IF(ISNUMBER([.AO38]); [.AO38]*0.0035; &quot;&quot;)">
            <text:p/>
          </table:table-cell>
          <table:table-cell table:style-name="ce224" table:formula="of:=IF(ISBLANK([.P38]); &quot;&quot; ; [.O38]*[.P38])">
            <text:p/>
          </table:table-cell>
          <table:table-cell table:formula="of:=IF(ISNUMBER([.AQ38]); [.AQ38]*0.0035; &quot;&quot;)">
            <text:p/>
          </table:table-cell>
          <table:table-cell table:number-columns-repeated="20"/>
        </table:table-row>
        <table:table-row table:style-name="ro2">
          <table:table-cell office:value-type="float" office:value="37" calcext:value-type="float">
            <text:p>3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quot;Long&quot;; [.K39]-[Overview.$C$4]/[.J39]; IF([.F39]=&quot;Short&quot;; [.K39]+[Overview.$C$4]/[.J39]; &quot;&quot;)); &quot;&quot;)">
            <text:p/>
          </table:table-cell>
          <table:table-cell table:style-name="ce157" table:formula="of:=IFERROR(ABS([.L39]-[.K39])*[.J39]; &quot;&quot;)">
            <text:p/>
          </table:table-cell>
          <table:table-cell table:style-name="ce289" table:formula="of:=IFERROR(IF([.F39]=&quot;Long&quot;; [.K39]+[Overview.$C$4]/[.J39]*[Overview.$C$6]; IF([.F39]=&quot;Short&quot;; [.K39]-[Overview.$C$4]/[.J39]*[Overview.$C$6]; &quot;&quot;)); &quot;&quot;)">
            <text:p/>
          </table:table-cell>
          <table:table-cell table:style-name="ce152"/>
          <table:table-cell table:number-columns-repeated="2"/>
          <table:table-cell table:formula="of:=IFERROR([.S39]/[.M39]; &quot;&quot;)">
            <text:p/>
          </table:table-cell>
          <table:table-cell table:formula="of:=IFERROR(IF(AND([.F39]=&quot;Long&quot;; [.O39]=[.J39]); [.J39]*([.P39]-[.K39]); IF(AND([.F39]=&quot;Short&quot;; [.O39]=[.J39]); [.J39]*([.K39]-[.P39]); &quot;&quot;)); &quot;&quot;)">
            <text:p/>
          </table:table-cell>
          <table:table-cell table:formula="of:=IF(ISNUMBER([.S39]); IF([.S39]&gt;0; &quot;Win&quot;; &quot;Loss&quot;);&quot;&quot;)">
            <text:p/>
          </table:table-cell>
          <table:table-cell table:formula="of:=IF([.Q39]=&quot;&quot;; &quot;&quot;; CONCATENATE(DATEDIF([.I39];[.Q39];&quot;d&quot;); IF(DATEDIF([.I39];[.Q39];&quot;d&quot;)&gt;1; &quot; Days&quot;; &quot; Day&quot;)))">
            <text:p/>
          </table:table-cell>
          <table:table-cell table:content-validation-name="val12"/>
          <table:table-cell table:number-columns-repeated="2"/>
          <table:table-cell table:style-name="ce196"/>
          <table:table-cell table:style-name="ce205" table:formula="of:=IFERROR(IF(ISBLANK([.Y39]); &quot;&quot;; IF([.$F39]=&quot;Long&quot;; ([.Y39]-[.$K39])*[.$J39]/[.$M39]; ([.$K39]-[.Y39])*[.$J39]/[.$M39])-[.$R39]); &quot;&quot;)">
            <text:p/>
          </table:table-cell>
          <table:table-cell table:style-name="Default"/>
          <table:table-cell table:style-name="ce205" table:formula="of:=IFERROR(IF(ISBLANK([.AA39]); &quot;&quot;; IF([.$F39]=&quot;Long&quot;; ([.AA39]-[.$K39])*[.$J39]/[.$M39]; ([.$K39]-[.AA39])*[.$J39]/[.$M39])-[.$R39]); &quot;&quot;)">
            <text:p/>
          </table:table-cell>
          <table:table-cell table:style-name="Default"/>
          <table:table-cell table:style-name="ce205" table:formula="of:=IFERROR(IF(ISBLANK([.AC39]); &quot;&quot;; IF([.$F39]=&quot;Long&quot;; ([.AC39]-[.$K39])*[.$J39]/[.$M39]; ([.$K39]-[.AC39])*[.$J39]/[.$M39])-[.$R39]); &quot;&quot;)">
            <text:p/>
          </table:table-cell>
          <table:table-cell/>
          <table:table-cell table:style-name="ce224" table:formula="of:=IF(ISBLANK([.Q39]); &quot;&quot;; DAY([.Q39]))">
            <text:p/>
          </table:table-cell>
          <table:table-cell table:style-name="ce224" table:formula="of:=IF(ISBLANK([.I39]); &quot;&quot;; WEEKDAY([.I39]; 2))">
            <text:p/>
          </table:table-cell>
          <table:table-cell table:style-name="ce224" table:formula="of:=IF(ISBLANK([.Q39]); &quot;&quot;; WEEKDAY([.Q39]; 2))">
            <text:p/>
          </table:table-cell>
          <table:table-cell table:style-name="ce224" table:formula="of:=IF(ISBLANK([.Q39]); &quot;&quot;; WEEKNUM([.Q39]))">
            <text:p/>
          </table:table-cell>
          <table:table-cell table:style-name="ce224" table:formula="of:=IF(ISBLANK([.I39]); &quot;&quot;; MONTH([.I39]))">
            <text:p/>
          </table:table-cell>
          <table:table-cell table:style-name="ce224" table:formula="of:=IF(ISBLANK([.Q39]); &quot;&quot;; MONTH([.Q39]))">
            <text:p/>
          </table:table-cell>
          <table:table-cell table:style-name="ce224" table:formula="of:=IF(OR(ISBLANK([.I39]); ISBLANK([.Q39])); &quot;&quot;; IFERROR(DATEDIF([.I39];[.Q39];&quot;d&quot;); &quot;&quot;))">
            <text:p/>
          </table:table-cell>
          <table:table-cell table:style-name="ce286" table:formula="of:=IF(ISBLANK([.P39]); &quot;&quot;; SUM([.$R$3:.R39]))">
            <text:p/>
          </table:table-cell>
          <table:table-cell table:style-name="ce286" table:formula="of:=IF(ISBLANK([.P39]); &quot;&quot;; SUM([.$S$3:.S39]))">
            <text:p/>
          </table:table-cell>
          <table:table-cell table:formula="of:=IF(ISBLANK([.K39]); &quot;&quot;; [.J39]*[.K39])">
            <text:p/>
          </table:table-cell>
          <table:table-cell table:formula="of:=IF(ISNUMBER([.AO39]); [.AO39]*0.0035; &quot;&quot;)">
            <text:p/>
          </table:table-cell>
          <table:table-cell table:style-name="ce224" table:formula="of:=IF(ISBLANK([.P39]); &quot;&quot; ; [.O39]*[.P39])">
            <text:p/>
          </table:table-cell>
          <table:table-cell table:formula="of:=IF(ISNUMBER([.AQ39]); [.AQ39]*0.0035; &quot;&quot;)">
            <text:p/>
          </table:table-cell>
          <table:table-cell table:number-columns-repeated="20"/>
        </table:table-row>
        <table:table-row table:style-name="ro2">
          <table:table-cell office:value-type="float" office:value="38" calcext:value-type="float">
            <text:p>3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quot;Long&quot;; [.K40]-[Overview.$C$4]/[.J40]; IF([.F40]=&quot;Short&quot;; [.K40]+[Overview.$C$4]/[.J40]; &quot;&quot;)); &quot;&quot;)">
            <text:p/>
          </table:table-cell>
          <table:table-cell table:style-name="ce157" table:formula="of:=IFERROR(ABS([.L40]-[.K40])*[.J40]; &quot;&quot;)">
            <text:p/>
          </table:table-cell>
          <table:table-cell table:style-name="ce289" table:formula="of:=IFERROR(IF([.F40]=&quot;Long&quot;; [.K40]+[Overview.$C$4]/[.J40]*[Overview.$C$6]; IF([.F40]=&quot;Short&quot;; [.K40]-[Overview.$C$4]/[.J40]*[Overview.$C$6]; &quot;&quot;)); &quot;&quot;)">
            <text:p/>
          </table:table-cell>
          <table:table-cell table:style-name="ce152"/>
          <table:table-cell table:number-columns-repeated="2"/>
          <table:table-cell table:formula="of:=IFERROR([.S40]/[.M40]; &quot;&quot;)">
            <text:p/>
          </table:table-cell>
          <table:table-cell table:formula="of:=IFERROR(IF(AND([.F40]=&quot;Long&quot;; [.O40]=[.J40]); [.J40]*([.P40]-[.K40]); IF(AND([.F40]=&quot;Short&quot;; [.O40]=[.J40]); [.J40]*([.K40]-[.P40]); &quot;&quot;)); &quot;&quot;)">
            <text:p/>
          </table:table-cell>
          <table:table-cell table:formula="of:=IF(ISNUMBER([.S40]); IF([.S40]&gt;0; &quot;Win&quot;; &quot;Loss&quot;);&quot;&quot;)">
            <text:p/>
          </table:table-cell>
          <table:table-cell table:formula="of:=IF([.Q40]=&quot;&quot;; &quot;&quot;; CONCATENATE(DATEDIF([.I40];[.Q40];&quot;d&quot;); IF(DATEDIF([.I40];[.Q40];&quot;d&quot;)&gt;1; &quot; Days&quot;; &quot; Day&quot;)))">
            <text:p/>
          </table:table-cell>
          <table:table-cell table:content-validation-name="val12"/>
          <table:table-cell table:number-columns-repeated="2"/>
          <table:table-cell table:style-name="ce196"/>
          <table:table-cell table:style-name="ce205" table:formula="of:=IFERROR(IF(ISBLANK([.Y40]); &quot;&quot;; IF([.$F40]=&quot;Long&quot;; ([.Y40]-[.$K40])*[.$J40]/[.$M40]; ([.$K40]-[.Y40])*[.$J40]/[.$M40])-[.$R40]); &quot;&quot;)">
            <text:p/>
          </table:table-cell>
          <table:table-cell table:style-name="Default"/>
          <table:table-cell table:style-name="ce205" table:formula="of:=IFERROR(IF(ISBLANK([.AA40]); &quot;&quot;; IF([.$F40]=&quot;Long&quot;; ([.AA40]-[.$K40])*[.$J40]/[.$M40]; ([.$K40]-[.AA40])*[.$J40]/[.$M40])-[.$R40]); &quot;&quot;)">
            <text:p/>
          </table:table-cell>
          <table:table-cell table:style-name="Default"/>
          <table:table-cell table:style-name="ce205" table:formula="of:=IFERROR(IF(ISBLANK([.AC40]); &quot;&quot;; IF([.$F40]=&quot;Long&quot;; ([.AC40]-[.$K40])*[.$J40]/[.$M40]; ([.$K40]-[.AC40])*[.$J40]/[.$M40])-[.$R40]); &quot;&quot;)">
            <text:p/>
          </table:table-cell>
          <table:table-cell/>
          <table:table-cell table:style-name="ce224" table:formula="of:=IF(ISBLANK([.Q40]); &quot;&quot;; DAY([.Q40]))">
            <text:p/>
          </table:table-cell>
          <table:table-cell table:style-name="ce224" table:formula="of:=IF(ISBLANK([.I40]); &quot;&quot;; WEEKDAY([.I40]; 2))">
            <text:p/>
          </table:table-cell>
          <table:table-cell table:style-name="ce224" table:formula="of:=IF(ISBLANK([.Q40]); &quot;&quot;; WEEKDAY([.Q40]; 2))">
            <text:p/>
          </table:table-cell>
          <table:table-cell table:style-name="ce224" table:formula="of:=IF(ISBLANK([.Q40]); &quot;&quot;; WEEKNUM([.Q40]))">
            <text:p/>
          </table:table-cell>
          <table:table-cell table:style-name="ce224" table:formula="of:=IF(ISBLANK([.I40]); &quot;&quot;; MONTH([.I40]))">
            <text:p/>
          </table:table-cell>
          <table:table-cell table:style-name="ce224" table:formula="of:=IF(ISBLANK([.Q40]); &quot;&quot;; MONTH([.Q40]))">
            <text:p/>
          </table:table-cell>
          <table:table-cell table:style-name="ce224" table:formula="of:=IF(OR(ISBLANK([.I40]); ISBLANK([.Q40])); &quot;&quot;; IFERROR(DATEDIF([.I40];[.Q40];&quot;d&quot;); &quot;&quot;))">
            <text:p/>
          </table:table-cell>
          <table:table-cell table:style-name="ce286" table:formula="of:=IF(ISBLANK([.P40]); &quot;&quot;; SUM([.$R$3:.R40]))">
            <text:p/>
          </table:table-cell>
          <table:table-cell table:style-name="ce286" table:formula="of:=IF(ISBLANK([.P40]); &quot;&quot;; SUM([.$S$3:.S40]))">
            <text:p/>
          </table:table-cell>
          <table:table-cell table:formula="of:=IF(ISBLANK([.K40]); &quot;&quot;; [.J40]*[.K40])">
            <text:p/>
          </table:table-cell>
          <table:table-cell table:formula="of:=IF(ISNUMBER([.AO40]); [.AO40]*0.0035; &quot;&quot;)">
            <text:p/>
          </table:table-cell>
          <table:table-cell table:style-name="ce224" table:formula="of:=IF(ISBLANK([.P40]); &quot;&quot; ; [.O40]*[.P40])">
            <text:p/>
          </table:table-cell>
          <table:table-cell table:formula="of:=IF(ISNUMBER([.AQ40]); [.AQ40]*0.0035; &quot;&quot;)">
            <text:p/>
          </table:table-cell>
          <table:table-cell table:number-columns-repeated="20"/>
        </table:table-row>
        <table:table-row table:style-name="ro2">
          <table:table-cell office:value-type="float" office:value="39" calcext:value-type="float">
            <text:p>3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quot;Long&quot;; [.K41]-[Overview.$C$4]/[.J41]; IF([.F41]=&quot;Short&quot;; [.K41]+[Overview.$C$4]/[.J41]; &quot;&quot;)); &quot;&quot;)">
            <text:p/>
          </table:table-cell>
          <table:table-cell table:style-name="ce157" table:formula="of:=IFERROR(ABS([.L41]-[.K41])*[.J41]; &quot;&quot;)">
            <text:p/>
          </table:table-cell>
          <table:table-cell table:style-name="ce289" table:formula="of:=IFERROR(IF([.F41]=&quot;Long&quot;; [.K41]+[Overview.$C$4]/[.J41]*[Overview.$C$6]; IF([.F41]=&quot;Short&quot;; [.K41]-[Overview.$C$4]/[.J41]*[Overview.$C$6]; &quot;&quot;)); &quot;&quot;)">
            <text:p/>
          </table:table-cell>
          <table:table-cell table:style-name="ce152"/>
          <table:table-cell table:number-columns-repeated="2"/>
          <table:table-cell table:formula="of:=IFERROR([.S41]/[.M41]; &quot;&quot;)">
            <text:p/>
          </table:table-cell>
          <table:table-cell table:formula="of:=IFERROR(IF(AND([.F41]=&quot;Long&quot;; [.O41]=[.J41]); [.J41]*([.P41]-[.K41]); IF(AND([.F41]=&quot;Short&quot;; [.O41]=[.J41]); [.J41]*([.K41]-[.P41]); &quot;&quot;)); &quot;&quot;)">
            <text:p/>
          </table:table-cell>
          <table:table-cell table:formula="of:=IF(ISNUMBER([.S41]); IF([.S41]&gt;0; &quot;Win&quot;; &quot;Loss&quot;);&quot;&quot;)">
            <text:p/>
          </table:table-cell>
          <table:table-cell table:formula="of:=IF([.Q41]=&quot;&quot;; &quot;&quot;; CONCATENATE(DATEDIF([.I41];[.Q41];&quot;d&quot;); IF(DATEDIF([.I41];[.Q41];&quot;d&quot;)&gt;1; &quot; Days&quot;; &quot; Day&quot;)))">
            <text:p/>
          </table:table-cell>
          <table:table-cell table:content-validation-name="val12"/>
          <table:table-cell table:number-columns-repeated="2"/>
          <table:table-cell table:style-name="ce196"/>
          <table:table-cell table:style-name="ce205" table:formula="of:=IFERROR(IF(ISBLANK([.Y41]); &quot;&quot;; IF([.$F41]=&quot;Long&quot;; ([.Y41]-[.$K41])*[.$J41]/[.$M41]; ([.$K41]-[.Y41])*[.$J41]/[.$M41])-[.$R41]); &quot;&quot;)">
            <text:p/>
          </table:table-cell>
          <table:table-cell table:style-name="Default"/>
          <table:table-cell table:style-name="ce205" table:formula="of:=IFERROR(IF(ISBLANK([.AA41]); &quot;&quot;; IF([.$F41]=&quot;Long&quot;; ([.AA41]-[.$K41])*[.$J41]/[.$M41]; ([.$K41]-[.AA41])*[.$J41]/[.$M41])-[.$R41]); &quot;&quot;)">
            <text:p/>
          </table:table-cell>
          <table:table-cell table:style-name="Default"/>
          <table:table-cell table:style-name="ce205" table:formula="of:=IFERROR(IF(ISBLANK([.AC41]); &quot;&quot;; IF([.$F41]=&quot;Long&quot;; ([.AC41]-[.$K41])*[.$J41]/[.$M41]; ([.$K41]-[.AC41])*[.$J41]/[.$M41])-[.$R41]); &quot;&quot;)">
            <text:p/>
          </table:table-cell>
          <table:table-cell/>
          <table:table-cell table:style-name="ce224" table:formula="of:=IF(ISBLANK([.Q41]); &quot;&quot;; DAY([.Q41]))">
            <text:p/>
          </table:table-cell>
          <table:table-cell table:style-name="ce224" table:formula="of:=IF(ISBLANK([.I41]); &quot;&quot;; WEEKDAY([.I41]; 2))">
            <text:p/>
          </table:table-cell>
          <table:table-cell table:style-name="ce224" table:formula="of:=IF(ISBLANK([.Q41]); &quot;&quot;; WEEKDAY([.Q41]; 2))">
            <text:p/>
          </table:table-cell>
          <table:table-cell table:style-name="ce224" table:formula="of:=IF(ISBLANK([.Q41]); &quot;&quot;; WEEKNUM([.Q41]))">
            <text:p/>
          </table:table-cell>
          <table:table-cell table:style-name="ce224" table:formula="of:=IF(ISBLANK([.I41]); &quot;&quot;; MONTH([.I41]))">
            <text:p/>
          </table:table-cell>
          <table:table-cell table:style-name="ce224" table:formula="of:=IF(ISBLANK([.Q41]); &quot;&quot;; MONTH([.Q41]))">
            <text:p/>
          </table:table-cell>
          <table:table-cell table:style-name="ce224" table:formula="of:=IF(OR(ISBLANK([.I41]); ISBLANK([.Q41])); &quot;&quot;; IFERROR(DATEDIF([.I41];[.Q41];&quot;d&quot;); &quot;&quot;))">
            <text:p/>
          </table:table-cell>
          <table:table-cell table:style-name="ce286" table:formula="of:=IF(ISBLANK([.P41]); &quot;&quot;; SUM([.$R$3:.R41]))">
            <text:p/>
          </table:table-cell>
          <table:table-cell table:style-name="ce286" table:formula="of:=IF(ISBLANK([.P41]); &quot;&quot;; SUM([.$S$3:.S41]))">
            <text:p/>
          </table:table-cell>
          <table:table-cell table:formula="of:=IF(ISBLANK([.K41]); &quot;&quot;; [.J41]*[.K41])">
            <text:p/>
          </table:table-cell>
          <table:table-cell table:formula="of:=IF(ISNUMBER([.AO41]); [.AO41]*0.0035; &quot;&quot;)">
            <text:p/>
          </table:table-cell>
          <table:table-cell table:style-name="ce224" table:formula="of:=IF(ISBLANK([.P41]); &quot;&quot; ; [.O41]*[.P41])">
            <text:p/>
          </table:table-cell>
          <table:table-cell table:formula="of:=IF(ISNUMBER([.AQ41]); [.AQ41]*0.0035; &quot;&quot;)">
            <text:p/>
          </table:table-cell>
          <table:table-cell table:number-columns-repeated="20"/>
        </table:table-row>
        <table:table-row table:style-name="ro2">
          <table:table-cell office:value-type="float" office:value="40" calcext:value-type="float">
            <text:p>4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quot;Long&quot;; [.K42]-[Overview.$C$4]/[.J42]; IF([.F42]=&quot;Short&quot;; [.K42]+[Overview.$C$4]/[.J42]; &quot;&quot;)); &quot;&quot;)">
            <text:p/>
          </table:table-cell>
          <table:table-cell table:style-name="ce157" table:formula="of:=IFERROR(ABS([.L42]-[.K42])*[.J42]; &quot;&quot;)">
            <text:p/>
          </table:table-cell>
          <table:table-cell table:style-name="ce289" table:formula="of:=IFERROR(IF([.F42]=&quot;Long&quot;; [.K42]+[Overview.$C$4]/[.J42]*[Overview.$C$6]; IF([.F42]=&quot;Short&quot;; [.K42]-[Overview.$C$4]/[.J42]*[Overview.$C$6]; &quot;&quot;)); &quot;&quot;)">
            <text:p/>
          </table:table-cell>
          <table:table-cell table:style-name="ce152"/>
          <table:table-cell table:number-columns-repeated="2"/>
          <table:table-cell table:formula="of:=IFERROR([.S42]/[.M42]; &quot;&quot;)">
            <text:p/>
          </table:table-cell>
          <table:table-cell table:formula="of:=IFERROR(IF(AND([.F42]=&quot;Long&quot;; [.O42]=[.J42]); [.J42]*([.P42]-[.K42]); IF(AND([.F42]=&quot;Short&quot;; [.O42]=[.J42]); [.J42]*([.K42]-[.P42]); &quot;&quot;)); &quot;&quot;)">
            <text:p/>
          </table:table-cell>
          <table:table-cell table:formula="of:=IF(ISNUMBER([.S42]); IF([.S42]&gt;0; &quot;Win&quot;; &quot;Loss&quot;);&quot;&quot;)">
            <text:p/>
          </table:table-cell>
          <table:table-cell table:formula="of:=IF([.Q42]=&quot;&quot;; &quot;&quot;; CONCATENATE(DATEDIF([.I42];[.Q42];&quot;d&quot;); IF(DATEDIF([.I42];[.Q42];&quot;d&quot;)&gt;1; &quot; Days&quot;; &quot; Day&quot;)))">
            <text:p/>
          </table:table-cell>
          <table:table-cell table:content-validation-name="val12"/>
          <table:table-cell table:number-columns-repeated="2"/>
          <table:table-cell table:style-name="ce196"/>
          <table:table-cell table:style-name="ce205" table:formula="of:=IFERROR(IF(ISBLANK([.Y42]); &quot;&quot;; IF([.$F42]=&quot;Long&quot;; ([.Y42]-[.$K42])*[.$J42]/[.$M42]; ([.$K42]-[.Y42])*[.$J42]/[.$M42])-[.$R42]); &quot;&quot;)">
            <text:p/>
          </table:table-cell>
          <table:table-cell table:style-name="Default"/>
          <table:table-cell table:style-name="ce205" table:formula="of:=IFERROR(IF(ISBLANK([.AA42]); &quot;&quot;; IF([.$F42]=&quot;Long&quot;; ([.AA42]-[.$K42])*[.$J42]/[.$M42]; ([.$K42]-[.AA42])*[.$J42]/[.$M42])-[.$R42]); &quot;&quot;)">
            <text:p/>
          </table:table-cell>
          <table:table-cell table:style-name="Default"/>
          <table:table-cell table:style-name="ce205" table:formula="of:=IFERROR(IF(ISBLANK([.AC42]); &quot;&quot;; IF([.$F42]=&quot;Long&quot;; ([.AC42]-[.$K42])*[.$J42]/[.$M42]; ([.$K42]-[.AC42])*[.$J42]/[.$M42])-[.$R42]); &quot;&quot;)">
            <text:p/>
          </table:table-cell>
          <table:table-cell/>
          <table:table-cell table:style-name="ce224" table:formula="of:=IF(ISBLANK([.Q42]); &quot;&quot;; DAY([.Q42]))">
            <text:p/>
          </table:table-cell>
          <table:table-cell table:style-name="ce224" table:formula="of:=IF(ISBLANK([.I42]); &quot;&quot;; WEEKDAY([.I42]; 2))">
            <text:p/>
          </table:table-cell>
          <table:table-cell table:style-name="ce224" table:formula="of:=IF(ISBLANK([.Q42]); &quot;&quot;; WEEKDAY([.Q42]; 2))">
            <text:p/>
          </table:table-cell>
          <table:table-cell table:style-name="ce224" table:formula="of:=IF(ISBLANK([.Q42]); &quot;&quot;; WEEKNUM([.Q42]))">
            <text:p/>
          </table:table-cell>
          <table:table-cell table:style-name="ce224" table:formula="of:=IF(ISBLANK([.I42]); &quot;&quot;; MONTH([.I42]))">
            <text:p/>
          </table:table-cell>
          <table:table-cell table:style-name="ce224" table:formula="of:=IF(ISBLANK([.Q42]); &quot;&quot;; MONTH([.Q42]))">
            <text:p/>
          </table:table-cell>
          <table:table-cell table:style-name="ce224" table:formula="of:=IF(OR(ISBLANK([.I42]); ISBLANK([.Q42])); &quot;&quot;; IFERROR(DATEDIF([.I42];[.Q42];&quot;d&quot;); &quot;&quot;))">
            <text:p/>
          </table:table-cell>
          <table:table-cell table:style-name="ce286" table:formula="of:=IF(ISBLANK([.P42]); &quot;&quot;; SUM([.$R$3:.R42]))">
            <text:p/>
          </table:table-cell>
          <table:table-cell table:style-name="ce286" table:formula="of:=IF(ISBLANK([.P42]); &quot;&quot;; SUM([.$S$3:.S42]))">
            <text:p/>
          </table:table-cell>
          <table:table-cell table:formula="of:=IF(ISBLANK([.K42]); &quot;&quot;; [.J42]*[.K42])">
            <text:p/>
          </table:table-cell>
          <table:table-cell table:formula="of:=IF(ISNUMBER([.AO42]); [.AO42]*0.0035; &quot;&quot;)">
            <text:p/>
          </table:table-cell>
          <table:table-cell table:style-name="ce224" table:formula="of:=IF(ISBLANK([.P42]); &quot;&quot; ; [.O42]*[.P42])">
            <text:p/>
          </table:table-cell>
          <table:table-cell table:formula="of:=IF(ISNUMBER([.AQ42]); [.AQ42]*0.0035; &quot;&quot;)">
            <text:p/>
          </table:table-cell>
          <table:table-cell table:number-columns-repeated="20"/>
        </table:table-row>
        <table:table-row table:style-name="ro2">
          <table:table-cell office:value-type="float" office:value="41" calcext:value-type="float">
            <text:p>4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quot;Long&quot;; [.K43]-[Overview.$C$4]/[.J43]; IF([.F43]=&quot;Short&quot;; [.K43]+[Overview.$C$4]/[.J43]; &quot;&quot;)); &quot;&quot;)">
            <text:p/>
          </table:table-cell>
          <table:table-cell table:style-name="ce157" table:formula="of:=IFERROR(ABS([.L43]-[.K43])*[.J43]; &quot;&quot;)">
            <text:p/>
          </table:table-cell>
          <table:table-cell table:style-name="ce289" table:formula="of:=IFERROR(IF([.F43]=&quot;Long&quot;; [.K43]+[Overview.$C$4]/[.J43]*[Overview.$C$6]; IF([.F43]=&quot;Short&quot;; [.K43]-[Overview.$C$4]/[.J43]*[Overview.$C$6]; &quot;&quot;)); &quot;&quot;)">
            <text:p/>
          </table:table-cell>
          <table:table-cell table:style-name="ce152"/>
          <table:table-cell table:number-columns-repeated="2"/>
          <table:table-cell table:formula="of:=IFERROR([.S43]/[.M43]; &quot;&quot;)">
            <text:p/>
          </table:table-cell>
          <table:table-cell table:formula="of:=IFERROR(IF(AND([.F43]=&quot;Long&quot;; [.O43]=[.J43]); [.J43]*([.P43]-[.K43]); IF(AND([.F43]=&quot;Short&quot;; [.O43]=[.J43]); [.J43]*([.K43]-[.P43]); &quot;&quot;)); &quot;&quot;)">
            <text:p/>
          </table:table-cell>
          <table:table-cell table:formula="of:=IF(ISNUMBER([.S43]); IF([.S43]&gt;0; &quot;Win&quot;; &quot;Loss&quot;);&quot;&quot;)">
            <text:p/>
          </table:table-cell>
          <table:table-cell table:formula="of:=IF([.Q43]=&quot;&quot;; &quot;&quot;; CONCATENATE(DATEDIF([.I43];[.Q43];&quot;d&quot;); IF(DATEDIF([.I43];[.Q43];&quot;d&quot;)&gt;1; &quot; Days&quot;; &quot; Day&quot;)))">
            <text:p/>
          </table:table-cell>
          <table:table-cell table:content-validation-name="val12"/>
          <table:table-cell table:number-columns-repeated="2"/>
          <table:table-cell table:style-name="ce196"/>
          <table:table-cell table:style-name="ce205" table:formula="of:=IFERROR(IF(ISBLANK([.Y43]); &quot;&quot;; IF([.$F43]=&quot;Long&quot;; ([.Y43]-[.$K43])*[.$J43]/[.$M43]; ([.$K43]-[.Y43])*[.$J43]/[.$M43])-[.$R43]); &quot;&quot;)">
            <text:p/>
          </table:table-cell>
          <table:table-cell table:style-name="Default"/>
          <table:table-cell table:style-name="ce205" table:formula="of:=IFERROR(IF(ISBLANK([.AA43]); &quot;&quot;; IF([.$F43]=&quot;Long&quot;; ([.AA43]-[.$K43])*[.$J43]/[.$M43]; ([.$K43]-[.AA43])*[.$J43]/[.$M43])-[.$R43]); &quot;&quot;)">
            <text:p/>
          </table:table-cell>
          <table:table-cell table:style-name="Default"/>
          <table:table-cell table:style-name="ce205" table:formula="of:=IFERROR(IF(ISBLANK([.AC43]); &quot;&quot;; IF([.$F43]=&quot;Long&quot;; ([.AC43]-[.$K43])*[.$J43]/[.$M43]; ([.$K43]-[.AC43])*[.$J43]/[.$M43])-[.$R43]); &quot;&quot;)">
            <text:p/>
          </table:table-cell>
          <table:table-cell/>
          <table:table-cell table:style-name="ce224" table:formula="of:=IF(ISBLANK([.Q43]); &quot;&quot;; DAY([.Q43]))">
            <text:p/>
          </table:table-cell>
          <table:table-cell table:style-name="ce224" table:formula="of:=IF(ISBLANK([.I43]); &quot;&quot;; WEEKDAY([.I43]; 2))">
            <text:p/>
          </table:table-cell>
          <table:table-cell table:style-name="ce224" table:formula="of:=IF(ISBLANK([.Q43]); &quot;&quot;; WEEKDAY([.Q43]; 2))">
            <text:p/>
          </table:table-cell>
          <table:table-cell table:style-name="ce224" table:formula="of:=IF(ISBLANK([.Q43]); &quot;&quot;; WEEKNUM([.Q43]))">
            <text:p/>
          </table:table-cell>
          <table:table-cell table:style-name="ce224" table:formula="of:=IF(ISBLANK([.I43]); &quot;&quot;; MONTH([.I43]))">
            <text:p/>
          </table:table-cell>
          <table:table-cell table:style-name="ce224" table:formula="of:=IF(ISBLANK([.Q43]); &quot;&quot;; MONTH([.Q43]))">
            <text:p/>
          </table:table-cell>
          <table:table-cell table:style-name="ce224" table:formula="of:=IF(OR(ISBLANK([.I43]); ISBLANK([.Q43])); &quot;&quot;; IFERROR(DATEDIF([.I43];[.Q43];&quot;d&quot;); &quot;&quot;))">
            <text:p/>
          </table:table-cell>
          <table:table-cell table:style-name="ce286" table:formula="of:=IF(ISBLANK([.P43]); &quot;&quot;; SUM([.$R$3:.R43]))">
            <text:p/>
          </table:table-cell>
          <table:table-cell table:style-name="ce286" table:formula="of:=IF(ISBLANK([.P43]); &quot;&quot;; SUM([.$S$3:.S43]))">
            <text:p/>
          </table:table-cell>
          <table:table-cell table:formula="of:=IF(ISBLANK([.K43]); &quot;&quot;; [.J43]*[.K43])">
            <text:p/>
          </table:table-cell>
          <table:table-cell table:formula="of:=IF(ISNUMBER([.AO43]); [.AO43]*0.0035; &quot;&quot;)">
            <text:p/>
          </table:table-cell>
          <table:table-cell table:style-name="ce224" table:formula="of:=IF(ISBLANK([.P43]); &quot;&quot; ; [.O43]*[.P43])">
            <text:p/>
          </table:table-cell>
          <table:table-cell table:formula="of:=IF(ISNUMBER([.AQ43]); [.AQ43]*0.0035; &quot;&quot;)">
            <text:p/>
          </table:table-cell>
          <table:table-cell table:number-columns-repeated="20"/>
        </table:table-row>
        <table:table-row table:style-name="ro2">
          <table:table-cell office:value-type="float" office:value="42" calcext:value-type="float">
            <text:p>4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quot;Long&quot;; [.K44]-[Overview.$C$4]/[.J44]; IF([.F44]=&quot;Short&quot;; [.K44]+[Overview.$C$4]/[.J44]; &quot;&quot;)); &quot;&quot;)">
            <text:p/>
          </table:table-cell>
          <table:table-cell table:style-name="ce157" table:formula="of:=IFERROR(ABS([.L44]-[.K44])*[.J44]; &quot;&quot;)">
            <text:p/>
          </table:table-cell>
          <table:table-cell table:style-name="ce289" table:formula="of:=IFERROR(IF([.F44]=&quot;Long&quot;; [.K44]+[Overview.$C$4]/[.J44]*[Overview.$C$6]; IF([.F44]=&quot;Short&quot;; [.K44]-[Overview.$C$4]/[.J44]*[Overview.$C$6]; &quot;&quot;)); &quot;&quot;)">
            <text:p/>
          </table:table-cell>
          <table:table-cell table:style-name="ce152"/>
          <table:table-cell table:number-columns-repeated="2"/>
          <table:table-cell table:formula="of:=IFERROR([.S44]/[.M44]; &quot;&quot;)">
            <text:p/>
          </table:table-cell>
          <table:table-cell table:formula="of:=IFERROR(IF(AND([.F44]=&quot;Long&quot;; [.O44]=[.J44]); [.J44]*([.P44]-[.K44]); IF(AND([.F44]=&quot;Short&quot;; [.O44]=[.J44]); [.J44]*([.K44]-[.P44]); &quot;&quot;)); &quot;&quot;)">
            <text:p/>
          </table:table-cell>
          <table:table-cell table:formula="of:=IF(ISNUMBER([.S44]); IF([.S44]&gt;0; &quot;Win&quot;; &quot;Loss&quot;);&quot;&quot;)">
            <text:p/>
          </table:table-cell>
          <table:table-cell table:formula="of:=IF([.Q44]=&quot;&quot;; &quot;&quot;; CONCATENATE(DATEDIF([.I44];[.Q44];&quot;d&quot;); IF(DATEDIF([.I44];[.Q44];&quot;d&quot;)&gt;1; &quot; Days&quot;; &quot; Day&quot;)))">
            <text:p/>
          </table:table-cell>
          <table:table-cell table:content-validation-name="val12"/>
          <table:table-cell table:number-columns-repeated="2"/>
          <table:table-cell table:style-name="ce196"/>
          <table:table-cell table:style-name="ce205" table:formula="of:=IFERROR(IF(ISBLANK([.Y44]); &quot;&quot;; IF([.$F44]=&quot;Long&quot;; ([.Y44]-[.$K44])*[.$J44]/[.$M44]; ([.$K44]-[.Y44])*[.$J44]/[.$M44])-[.$R44]); &quot;&quot;)">
            <text:p/>
          </table:table-cell>
          <table:table-cell table:style-name="Default"/>
          <table:table-cell table:style-name="ce205" table:formula="of:=IFERROR(IF(ISBLANK([.AA44]); &quot;&quot;; IF([.$F44]=&quot;Long&quot;; ([.AA44]-[.$K44])*[.$J44]/[.$M44]; ([.$K44]-[.AA44])*[.$J44]/[.$M44])-[.$R44]); &quot;&quot;)">
            <text:p/>
          </table:table-cell>
          <table:table-cell table:style-name="Default"/>
          <table:table-cell table:style-name="ce205" table:formula="of:=IFERROR(IF(ISBLANK([.AC44]); &quot;&quot;; IF([.$F44]=&quot;Long&quot;; ([.AC44]-[.$K44])*[.$J44]/[.$M44]; ([.$K44]-[.AC44])*[.$J44]/[.$M44])-[.$R44]); &quot;&quot;)">
            <text:p/>
          </table:table-cell>
          <table:table-cell/>
          <table:table-cell table:style-name="ce224" table:formula="of:=IF(ISBLANK([.Q44]); &quot;&quot;; DAY([.Q44]))">
            <text:p/>
          </table:table-cell>
          <table:table-cell table:style-name="ce224" table:formula="of:=IF(ISBLANK([.I44]); &quot;&quot;; WEEKDAY([.I44]; 2))">
            <text:p/>
          </table:table-cell>
          <table:table-cell table:style-name="ce224" table:formula="of:=IF(ISBLANK([.Q44]); &quot;&quot;; WEEKDAY([.Q44]; 2))">
            <text:p/>
          </table:table-cell>
          <table:table-cell table:style-name="ce224" table:formula="of:=IF(ISBLANK([.Q44]); &quot;&quot;; WEEKNUM([.Q44]))">
            <text:p/>
          </table:table-cell>
          <table:table-cell table:style-name="ce224" table:formula="of:=IF(ISBLANK([.I44]); &quot;&quot;; MONTH([.I44]))">
            <text:p/>
          </table:table-cell>
          <table:table-cell table:style-name="ce224" table:formula="of:=IF(ISBLANK([.Q44]); &quot;&quot;; MONTH([.Q44]))">
            <text:p/>
          </table:table-cell>
          <table:table-cell table:style-name="ce224" table:formula="of:=IF(OR(ISBLANK([.I44]); ISBLANK([.Q44])); &quot;&quot;; IFERROR(DATEDIF([.I44];[.Q44];&quot;d&quot;); &quot;&quot;))">
            <text:p/>
          </table:table-cell>
          <table:table-cell table:style-name="ce286" table:formula="of:=IF(ISBLANK([.P44]); &quot;&quot;; SUM([.$R$3:.R44]))">
            <text:p/>
          </table:table-cell>
          <table:table-cell table:style-name="ce286" table:formula="of:=IF(ISBLANK([.P44]); &quot;&quot;; SUM([.$S$3:.S44]))">
            <text:p/>
          </table:table-cell>
          <table:table-cell table:formula="of:=IF(ISBLANK([.K44]); &quot;&quot;; [.J44]*[.K44])">
            <text:p/>
          </table:table-cell>
          <table:table-cell table:formula="of:=IF(ISNUMBER([.AO44]); [.AO44]*0.0035; &quot;&quot;)">
            <text:p/>
          </table:table-cell>
          <table:table-cell table:style-name="ce224" table:formula="of:=IF(ISBLANK([.P44]); &quot;&quot; ; [.O44]*[.P44])">
            <text:p/>
          </table:table-cell>
          <table:table-cell table:formula="of:=IF(ISNUMBER([.AQ44]); [.AQ44]*0.0035; &quot;&quot;)">
            <text:p/>
          </table:table-cell>
          <table:table-cell table:number-columns-repeated="20"/>
        </table:table-row>
        <table:table-row table:style-name="ro2">
          <table:table-cell office:value-type="float" office:value="43" calcext:value-type="float">
            <text:p>4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quot;Long&quot;; [.K45]-[Overview.$C$4]/[.J45]; IF([.F45]=&quot;Short&quot;; [.K45]+[Overview.$C$4]/[.J45]; &quot;&quot;)); &quot;&quot;)">
            <text:p/>
          </table:table-cell>
          <table:table-cell table:style-name="ce157" table:formula="of:=IFERROR(ABS([.L45]-[.K45])*[.J45]; &quot;&quot;)">
            <text:p/>
          </table:table-cell>
          <table:table-cell table:style-name="ce289" table:formula="of:=IFERROR(IF([.F45]=&quot;Long&quot;; [.K45]+[Overview.$C$4]/[.J45]*[Overview.$C$6]; IF([.F45]=&quot;Short&quot;; [.K45]-[Overview.$C$4]/[.J45]*[Overview.$C$6]; &quot;&quot;)); &quot;&quot;)">
            <text:p/>
          </table:table-cell>
          <table:table-cell table:style-name="ce152"/>
          <table:table-cell table:number-columns-repeated="2"/>
          <table:table-cell table:formula="of:=IFERROR([.S45]/[.M45]; &quot;&quot;)">
            <text:p/>
          </table:table-cell>
          <table:table-cell table:formula="of:=IFERROR(IF(AND([.F45]=&quot;Long&quot;; [.O45]=[.J45]); [.J45]*([.P45]-[.K45]); IF(AND([.F45]=&quot;Short&quot;; [.O45]=[.J45]); [.J45]*([.K45]-[.P45]); &quot;&quot;)); &quot;&quot;)">
            <text:p/>
          </table:table-cell>
          <table:table-cell table:formula="of:=IF(ISNUMBER([.S45]); IF([.S45]&gt;0; &quot;Win&quot;; &quot;Loss&quot;);&quot;&quot;)">
            <text:p/>
          </table:table-cell>
          <table:table-cell table:formula="of:=IF([.Q45]=&quot;&quot;; &quot;&quot;; CONCATENATE(DATEDIF([.I45];[.Q45];&quot;d&quot;); IF(DATEDIF([.I45];[.Q45];&quot;d&quot;)&gt;1; &quot; Days&quot;; &quot; Day&quot;)))">
            <text:p/>
          </table:table-cell>
          <table:table-cell table:content-validation-name="val12"/>
          <table:table-cell table:number-columns-repeated="2"/>
          <table:table-cell table:style-name="ce196"/>
          <table:table-cell table:style-name="ce205" table:formula="of:=IFERROR(IF(ISBLANK([.Y45]); &quot;&quot;; IF([.$F45]=&quot;Long&quot;; ([.Y45]-[.$K45])*[.$J45]/[.$M45]; ([.$K45]-[.Y45])*[.$J45]/[.$M45])-[.$R45]); &quot;&quot;)">
            <text:p/>
          </table:table-cell>
          <table:table-cell table:style-name="Default"/>
          <table:table-cell table:style-name="ce205" table:formula="of:=IFERROR(IF(ISBLANK([.AA45]); &quot;&quot;; IF([.$F45]=&quot;Long&quot;; ([.AA45]-[.$K45])*[.$J45]/[.$M45]; ([.$K45]-[.AA45])*[.$J45]/[.$M45])-[.$R45]); &quot;&quot;)">
            <text:p/>
          </table:table-cell>
          <table:table-cell table:style-name="Default"/>
          <table:table-cell table:style-name="ce205" table:formula="of:=IFERROR(IF(ISBLANK([.AC45]); &quot;&quot;; IF([.$F45]=&quot;Long&quot;; ([.AC45]-[.$K45])*[.$J45]/[.$M45]; ([.$K45]-[.AC45])*[.$J45]/[.$M45])-[.$R45]); &quot;&quot;)">
            <text:p/>
          </table:table-cell>
          <table:table-cell/>
          <table:table-cell table:style-name="ce224" table:formula="of:=IF(ISBLANK([.Q45]); &quot;&quot;; DAY([.Q45]))">
            <text:p/>
          </table:table-cell>
          <table:table-cell table:style-name="ce224" table:formula="of:=IF(ISBLANK([.I45]); &quot;&quot;; WEEKDAY([.I45]; 2))">
            <text:p/>
          </table:table-cell>
          <table:table-cell table:style-name="ce224" table:formula="of:=IF(ISBLANK([.Q45]); &quot;&quot;; WEEKDAY([.Q45]; 2))">
            <text:p/>
          </table:table-cell>
          <table:table-cell table:style-name="ce224" table:formula="of:=IF(ISBLANK([.Q45]); &quot;&quot;; WEEKNUM([.Q45]))">
            <text:p/>
          </table:table-cell>
          <table:table-cell table:style-name="ce224" table:formula="of:=IF(ISBLANK([.I45]); &quot;&quot;; MONTH([.I45]))">
            <text:p/>
          </table:table-cell>
          <table:table-cell table:style-name="ce224" table:formula="of:=IF(ISBLANK([.Q45]); &quot;&quot;; MONTH([.Q45]))">
            <text:p/>
          </table:table-cell>
          <table:table-cell table:style-name="ce224" table:formula="of:=IF(OR(ISBLANK([.I45]); ISBLANK([.Q45])); &quot;&quot;; IFERROR(DATEDIF([.I45];[.Q45];&quot;d&quot;); &quot;&quot;))">
            <text:p/>
          </table:table-cell>
          <table:table-cell table:style-name="ce286" table:formula="of:=IF(ISBLANK([.P45]); &quot;&quot;; SUM([.$R$3:.R45]))">
            <text:p/>
          </table:table-cell>
          <table:table-cell table:style-name="ce286" table:formula="of:=IF(ISBLANK([.P45]); &quot;&quot;; SUM([.$S$3:.S45]))">
            <text:p/>
          </table:table-cell>
          <table:table-cell table:formula="of:=IF(ISBLANK([.K45]); &quot;&quot;; [.J45]*[.K45])">
            <text:p/>
          </table:table-cell>
          <table:table-cell table:formula="of:=IF(ISNUMBER([.AO45]); [.AO45]*0.0035; &quot;&quot;)">
            <text:p/>
          </table:table-cell>
          <table:table-cell table:style-name="ce224" table:formula="of:=IF(ISBLANK([.P45]); &quot;&quot; ; [.O45]*[.P45])">
            <text:p/>
          </table:table-cell>
          <table:table-cell table:formula="of:=IF(ISNUMBER([.AQ45]); [.AQ45]*0.0035; &quot;&quot;)">
            <text:p/>
          </table:table-cell>
          <table:table-cell table:number-columns-repeated="20"/>
        </table:table-row>
        <table:table-row table:style-name="ro2">
          <table:table-cell office:value-type="float" office:value="44" calcext:value-type="float">
            <text:p>4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quot;Long&quot;; [.K46]-[Overview.$C$4]/[.J46]; IF([.F46]=&quot;Short&quot;; [.K46]+[Overview.$C$4]/[.J46]; &quot;&quot;)); &quot;&quot;)">
            <text:p/>
          </table:table-cell>
          <table:table-cell table:style-name="ce157" table:formula="of:=IFERROR(ABS([.L46]-[.K46])*[.J46]; &quot;&quot;)">
            <text:p/>
          </table:table-cell>
          <table:table-cell table:style-name="ce289" table:formula="of:=IFERROR(IF([.F46]=&quot;Long&quot;; [.K46]+[Overview.$C$4]/[.J46]*[Overview.$C$6]; IF([.F46]=&quot;Short&quot;; [.K46]-[Overview.$C$4]/[.J46]*[Overview.$C$6]; &quot;&quot;)); &quot;&quot;)">
            <text:p/>
          </table:table-cell>
          <table:table-cell table:style-name="ce152"/>
          <table:table-cell table:number-columns-repeated="2"/>
          <table:table-cell table:formula="of:=IFERROR([.S46]/[.M46]; &quot;&quot;)">
            <text:p/>
          </table:table-cell>
          <table:table-cell table:formula="of:=IFERROR(IF(AND([.F46]=&quot;Long&quot;; [.O46]=[.J46]); [.J46]*([.P46]-[.K46]); IF(AND([.F46]=&quot;Short&quot;; [.O46]=[.J46]); [.J46]*([.K46]-[.P46]); &quot;&quot;)); &quot;&quot;)">
            <text:p/>
          </table:table-cell>
          <table:table-cell table:formula="of:=IF(ISNUMBER([.S46]); IF([.S46]&gt;0; &quot;Win&quot;; &quot;Loss&quot;);&quot;&quot;)">
            <text:p/>
          </table:table-cell>
          <table:table-cell table:formula="of:=IF([.Q46]=&quot;&quot;; &quot;&quot;; CONCATENATE(DATEDIF([.I46];[.Q46];&quot;d&quot;); IF(DATEDIF([.I46];[.Q46];&quot;d&quot;)&gt;1; &quot; Days&quot;; &quot; Day&quot;)))">
            <text:p/>
          </table:table-cell>
          <table:table-cell table:content-validation-name="val12"/>
          <table:table-cell table:number-columns-repeated="2"/>
          <table:table-cell table:style-name="ce196"/>
          <table:table-cell table:style-name="ce205" table:formula="of:=IFERROR(IF(ISBLANK([.Y46]); &quot;&quot;; IF([.$F46]=&quot;Long&quot;; ([.Y46]-[.$K46])*[.$J46]/[.$M46]; ([.$K46]-[.Y46])*[.$J46]/[.$M46])-[.$R46]); &quot;&quot;)">
            <text:p/>
          </table:table-cell>
          <table:table-cell table:style-name="Default"/>
          <table:table-cell table:style-name="ce205" table:formula="of:=IFERROR(IF(ISBLANK([.AA46]); &quot;&quot;; IF([.$F46]=&quot;Long&quot;; ([.AA46]-[.$K46])*[.$J46]/[.$M46]; ([.$K46]-[.AA46])*[.$J46]/[.$M46])-[.$R46]); &quot;&quot;)">
            <text:p/>
          </table:table-cell>
          <table:table-cell table:style-name="Default"/>
          <table:table-cell table:style-name="ce205" table:formula="of:=IFERROR(IF(ISBLANK([.AC46]); &quot;&quot;; IF([.$F46]=&quot;Long&quot;; ([.AC46]-[.$K46])*[.$J46]/[.$M46]; ([.$K46]-[.AC46])*[.$J46]/[.$M46])-[.$R46]); &quot;&quot;)">
            <text:p/>
          </table:table-cell>
          <table:table-cell/>
          <table:table-cell table:style-name="ce224" table:formula="of:=IF(ISBLANK([.Q46]); &quot;&quot;; DAY([.Q46]))">
            <text:p/>
          </table:table-cell>
          <table:table-cell table:style-name="ce224" table:formula="of:=IF(ISBLANK([.I46]); &quot;&quot;; WEEKDAY([.I46]; 2))">
            <text:p/>
          </table:table-cell>
          <table:table-cell table:style-name="ce224" table:formula="of:=IF(ISBLANK([.Q46]); &quot;&quot;; WEEKDAY([.Q46]; 2))">
            <text:p/>
          </table:table-cell>
          <table:table-cell table:style-name="ce224" table:formula="of:=IF(ISBLANK([.Q46]); &quot;&quot;; WEEKNUM([.Q46]))">
            <text:p/>
          </table:table-cell>
          <table:table-cell table:style-name="ce224" table:formula="of:=IF(ISBLANK([.I46]); &quot;&quot;; MONTH([.I46]))">
            <text:p/>
          </table:table-cell>
          <table:table-cell table:style-name="ce224" table:formula="of:=IF(ISBLANK([.Q46]); &quot;&quot;; MONTH([.Q46]))">
            <text:p/>
          </table:table-cell>
          <table:table-cell table:style-name="ce224" table:formula="of:=IF(OR(ISBLANK([.I46]); ISBLANK([.Q46])); &quot;&quot;; IFERROR(DATEDIF([.I46];[.Q46];&quot;d&quot;); &quot;&quot;))">
            <text:p/>
          </table:table-cell>
          <table:table-cell table:style-name="ce286" table:formula="of:=IF(ISBLANK([.P46]); &quot;&quot;; SUM([.$R$3:.R46]))">
            <text:p/>
          </table:table-cell>
          <table:table-cell table:style-name="ce286" table:formula="of:=IF(ISBLANK([.P46]); &quot;&quot;; SUM([.$S$3:.S46]))">
            <text:p/>
          </table:table-cell>
          <table:table-cell table:formula="of:=IF(ISBLANK([.K46]); &quot;&quot;; [.J46]*[.K46])">
            <text:p/>
          </table:table-cell>
          <table:table-cell table:formula="of:=IF(ISNUMBER([.AO46]); [.AO46]*0.0035; &quot;&quot;)">
            <text:p/>
          </table:table-cell>
          <table:table-cell table:style-name="ce224" table:formula="of:=IF(ISBLANK([.P46]); &quot;&quot; ; [.O46]*[.P46])">
            <text:p/>
          </table:table-cell>
          <table:table-cell table:formula="of:=IF(ISNUMBER([.AQ46]); [.AQ46]*0.0035; &quot;&quot;)">
            <text:p/>
          </table:table-cell>
          <table:table-cell table:number-columns-repeated="20"/>
        </table:table-row>
        <table:table-row table:style-name="ro2">
          <table:table-cell office:value-type="float" office:value="45" calcext:value-type="float">
            <text:p>4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quot;Long&quot;; [.K47]-[Overview.$C$4]/[.J47]; IF([.F47]=&quot;Short&quot;; [.K47]+[Overview.$C$4]/[.J47]; &quot;&quot;)); &quot;&quot;)">
            <text:p/>
          </table:table-cell>
          <table:table-cell table:style-name="ce157" table:formula="of:=IFERROR(ABS([.L47]-[.K47])*[.J47]; &quot;&quot;)">
            <text:p/>
          </table:table-cell>
          <table:table-cell table:style-name="ce289" table:formula="of:=IFERROR(IF([.F47]=&quot;Long&quot;; [.K47]+[Overview.$C$4]/[.J47]*[Overview.$C$6]; IF([.F47]=&quot;Short&quot;; [.K47]-[Overview.$C$4]/[.J47]*[Overview.$C$6]; &quot;&quot;)); &quot;&quot;)">
            <text:p/>
          </table:table-cell>
          <table:table-cell table:style-name="ce152"/>
          <table:table-cell table:number-columns-repeated="2"/>
          <table:table-cell table:formula="of:=IFERROR([.S47]/[.M47]; &quot;&quot;)">
            <text:p/>
          </table:table-cell>
          <table:table-cell table:formula="of:=IFERROR(IF(AND([.F47]=&quot;Long&quot;; [.O47]=[.J47]); [.J47]*([.P47]-[.K47]); IF(AND([.F47]=&quot;Short&quot;; [.O47]=[.J47]); [.J47]*([.K47]-[.P47]); &quot;&quot;)); &quot;&quot;)">
            <text:p/>
          </table:table-cell>
          <table:table-cell table:formula="of:=IF(ISNUMBER([.S47]); IF([.S47]&gt;0; &quot;Win&quot;; &quot;Loss&quot;);&quot;&quot;)">
            <text:p/>
          </table:table-cell>
          <table:table-cell table:formula="of:=IF([.Q47]=&quot;&quot;; &quot;&quot;; CONCATENATE(DATEDIF([.I47];[.Q47];&quot;d&quot;); IF(DATEDIF([.I47];[.Q47];&quot;d&quot;)&gt;1; &quot; Days&quot;; &quot; Day&quot;)))">
            <text:p/>
          </table:table-cell>
          <table:table-cell table:content-validation-name="val12"/>
          <table:table-cell table:number-columns-repeated="2"/>
          <table:table-cell table:style-name="ce196"/>
          <table:table-cell table:style-name="ce205" table:formula="of:=IFERROR(IF(ISBLANK([.Y47]); &quot;&quot;; IF([.$F47]=&quot;Long&quot;; ([.Y47]-[.$K47])*[.$J47]/[.$M47]; ([.$K47]-[.Y47])*[.$J47]/[.$M47])-[.$R47]); &quot;&quot;)">
            <text:p/>
          </table:table-cell>
          <table:table-cell table:style-name="Default"/>
          <table:table-cell table:style-name="ce205" table:formula="of:=IFERROR(IF(ISBLANK([.AA47]); &quot;&quot;; IF([.$F47]=&quot;Long&quot;; ([.AA47]-[.$K47])*[.$J47]/[.$M47]; ([.$K47]-[.AA47])*[.$J47]/[.$M47])-[.$R47]); &quot;&quot;)">
            <text:p/>
          </table:table-cell>
          <table:table-cell table:style-name="Default"/>
          <table:table-cell table:style-name="ce205" table:formula="of:=IFERROR(IF(ISBLANK([.AC47]); &quot;&quot;; IF([.$F47]=&quot;Long&quot;; ([.AC47]-[.$K47])*[.$J47]/[.$M47]; ([.$K47]-[.AC47])*[.$J47]/[.$M47])-[.$R47]); &quot;&quot;)">
            <text:p/>
          </table:table-cell>
          <table:table-cell/>
          <table:table-cell table:style-name="ce224" table:formula="of:=IF(ISBLANK([.Q47]); &quot;&quot;; DAY([.Q47]))">
            <text:p/>
          </table:table-cell>
          <table:table-cell table:style-name="ce224" table:formula="of:=IF(ISBLANK([.I47]); &quot;&quot;; WEEKDAY([.I47]; 2))">
            <text:p/>
          </table:table-cell>
          <table:table-cell table:style-name="ce224" table:formula="of:=IF(ISBLANK([.Q47]); &quot;&quot;; WEEKDAY([.Q47]; 2))">
            <text:p/>
          </table:table-cell>
          <table:table-cell table:style-name="ce224" table:formula="of:=IF(ISBLANK([.Q47]); &quot;&quot;; WEEKNUM([.Q47]))">
            <text:p/>
          </table:table-cell>
          <table:table-cell table:style-name="ce224" table:formula="of:=IF(ISBLANK([.I47]); &quot;&quot;; MONTH([.I47]))">
            <text:p/>
          </table:table-cell>
          <table:table-cell table:style-name="ce224" table:formula="of:=IF(ISBLANK([.Q47]); &quot;&quot;; MONTH([.Q47]))">
            <text:p/>
          </table:table-cell>
          <table:table-cell table:style-name="ce224" table:formula="of:=IF(OR(ISBLANK([.I47]); ISBLANK([.Q47])); &quot;&quot;; IFERROR(DATEDIF([.I47];[.Q47];&quot;d&quot;); &quot;&quot;))">
            <text:p/>
          </table:table-cell>
          <table:table-cell table:style-name="ce286" table:formula="of:=IF(ISBLANK([.P47]); &quot;&quot;; SUM([.$R$3:.R47]))">
            <text:p/>
          </table:table-cell>
          <table:table-cell table:style-name="ce286" table:formula="of:=IF(ISBLANK([.P47]); &quot;&quot;; SUM([.$S$3:.S47]))">
            <text:p/>
          </table:table-cell>
          <table:table-cell table:formula="of:=IF(ISBLANK([.K47]); &quot;&quot;; [.J47]*[.K47])">
            <text:p/>
          </table:table-cell>
          <table:table-cell table:formula="of:=IF(ISNUMBER([.AO47]); [.AO47]*0.0035; &quot;&quot;)">
            <text:p/>
          </table:table-cell>
          <table:table-cell table:style-name="ce224" table:formula="of:=IF(ISBLANK([.P47]); &quot;&quot; ; [.O47]*[.P47])">
            <text:p/>
          </table:table-cell>
          <table:table-cell table:formula="of:=IF(ISNUMBER([.AQ47]); [.AQ47]*0.0035; &quot;&quot;)">
            <text:p/>
          </table:table-cell>
          <table:table-cell table:number-columns-repeated="20"/>
        </table:table-row>
        <table:table-row table:style-name="ro2">
          <table:table-cell office:value-type="float" office:value="46" calcext:value-type="float">
            <text:p>4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quot;Long&quot;; [.K48]-[Overview.$C$4]/[.J48]; IF([.F48]=&quot;Short&quot;; [.K48]+[Overview.$C$4]/[.J48]; &quot;&quot;)); &quot;&quot;)">
            <text:p/>
          </table:table-cell>
          <table:table-cell table:style-name="ce157" table:formula="of:=IFERROR(ABS([.L48]-[.K48])*[.J48]; &quot;&quot;)">
            <text:p/>
          </table:table-cell>
          <table:table-cell table:style-name="ce289" table:formula="of:=IFERROR(IF([.F48]=&quot;Long&quot;; [.K48]+[Overview.$C$4]/[.J48]*[Overview.$C$6]; IF([.F48]=&quot;Short&quot;; [.K48]-[Overview.$C$4]/[.J48]*[Overview.$C$6]; &quot;&quot;)); &quot;&quot;)">
            <text:p/>
          </table:table-cell>
          <table:table-cell table:style-name="ce152"/>
          <table:table-cell table:number-columns-repeated="2"/>
          <table:table-cell table:formula="of:=IFERROR([.S48]/[.M48]; &quot;&quot;)">
            <text:p/>
          </table:table-cell>
          <table:table-cell table:formula="of:=IFERROR(IF(AND([.F48]=&quot;Long&quot;; [.O48]=[.J48]); [.J48]*([.P48]-[.K48]); IF(AND([.F48]=&quot;Short&quot;; [.O48]=[.J48]); [.J48]*([.K48]-[.P48]); &quot;&quot;)); &quot;&quot;)">
            <text:p/>
          </table:table-cell>
          <table:table-cell table:formula="of:=IF(ISNUMBER([.S48]); IF([.S48]&gt;0; &quot;Win&quot;; &quot;Loss&quot;);&quot;&quot;)">
            <text:p/>
          </table:table-cell>
          <table:table-cell table:formula="of:=IF([.Q48]=&quot;&quot;; &quot;&quot;; CONCATENATE(DATEDIF([.I48];[.Q48];&quot;d&quot;); IF(DATEDIF([.I48];[.Q48];&quot;d&quot;)&gt;1; &quot; Days&quot;; &quot; Day&quot;)))">
            <text:p/>
          </table:table-cell>
          <table:table-cell table:content-validation-name="val12"/>
          <table:table-cell table:number-columns-repeated="2"/>
          <table:table-cell table:style-name="ce196"/>
          <table:table-cell table:style-name="ce205" table:formula="of:=IFERROR(IF(ISBLANK([.Y48]); &quot;&quot;; IF([.$F48]=&quot;Long&quot;; ([.Y48]-[.$K48])*[.$J48]/[.$M48]; ([.$K48]-[.Y48])*[.$J48]/[.$M48])-[.$R48]); &quot;&quot;)">
            <text:p/>
          </table:table-cell>
          <table:table-cell table:style-name="Default"/>
          <table:table-cell table:style-name="ce205" table:formula="of:=IFERROR(IF(ISBLANK([.AA48]); &quot;&quot;; IF([.$F48]=&quot;Long&quot;; ([.AA48]-[.$K48])*[.$J48]/[.$M48]; ([.$K48]-[.AA48])*[.$J48]/[.$M48])-[.$R48]); &quot;&quot;)">
            <text:p/>
          </table:table-cell>
          <table:table-cell table:style-name="Default"/>
          <table:table-cell table:style-name="ce205" table:formula="of:=IFERROR(IF(ISBLANK([.AC48]); &quot;&quot;; IF([.$F48]=&quot;Long&quot;; ([.AC48]-[.$K48])*[.$J48]/[.$M48]; ([.$K48]-[.AC48])*[.$J48]/[.$M48])-[.$R48]); &quot;&quot;)">
            <text:p/>
          </table:table-cell>
          <table:table-cell/>
          <table:table-cell table:style-name="ce224" table:formula="of:=IF(ISBLANK([.Q48]); &quot;&quot;; DAY([.Q48]))">
            <text:p/>
          </table:table-cell>
          <table:table-cell table:style-name="ce224" table:formula="of:=IF(ISBLANK([.I48]); &quot;&quot;; WEEKDAY([.I48]; 2))">
            <text:p/>
          </table:table-cell>
          <table:table-cell table:style-name="ce224" table:formula="of:=IF(ISBLANK([.Q48]); &quot;&quot;; WEEKDAY([.Q48]; 2))">
            <text:p/>
          </table:table-cell>
          <table:table-cell table:style-name="ce224" table:formula="of:=IF(ISBLANK([.Q48]); &quot;&quot;; WEEKNUM([.Q48]))">
            <text:p/>
          </table:table-cell>
          <table:table-cell table:style-name="ce224" table:formula="of:=IF(ISBLANK([.I48]); &quot;&quot;; MONTH([.I48]))">
            <text:p/>
          </table:table-cell>
          <table:table-cell table:style-name="ce224" table:formula="of:=IF(ISBLANK([.Q48]); &quot;&quot;; MONTH([.Q48]))">
            <text:p/>
          </table:table-cell>
          <table:table-cell table:style-name="ce224" table:formula="of:=IF(OR(ISBLANK([.I48]); ISBLANK([.Q48])); &quot;&quot;; IFERROR(DATEDIF([.I48];[.Q48];&quot;d&quot;); &quot;&quot;))">
            <text:p/>
          </table:table-cell>
          <table:table-cell table:style-name="ce286" table:formula="of:=IF(ISBLANK([.P48]); &quot;&quot;; SUM([.$R$3:.R48]))">
            <text:p/>
          </table:table-cell>
          <table:table-cell table:style-name="ce286" table:formula="of:=IF(ISBLANK([.P48]); &quot;&quot;; SUM([.$S$3:.S48]))">
            <text:p/>
          </table:table-cell>
          <table:table-cell table:formula="of:=IF(ISBLANK([.K48]); &quot;&quot;; [.J48]*[.K48])">
            <text:p/>
          </table:table-cell>
          <table:table-cell table:formula="of:=IF(ISNUMBER([.AO48]); [.AO48]*0.0035; &quot;&quot;)">
            <text:p/>
          </table:table-cell>
          <table:table-cell table:style-name="ce224" table:formula="of:=IF(ISBLANK([.P48]); &quot;&quot; ; [.O48]*[.P48])">
            <text:p/>
          </table:table-cell>
          <table:table-cell table:formula="of:=IF(ISNUMBER([.AQ48]); [.AQ48]*0.0035; &quot;&quot;)">
            <text:p/>
          </table:table-cell>
          <table:table-cell table:number-columns-repeated="20"/>
        </table:table-row>
        <table:table-row table:style-name="ro2">
          <table:table-cell office:value-type="float" office:value="47" calcext:value-type="float">
            <text:p>4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quot;Long&quot;; [.K49]-[Overview.$C$4]/[.J49]; IF([.F49]=&quot;Short&quot;; [.K49]+[Overview.$C$4]/[.J49]; &quot;&quot;)); &quot;&quot;)">
            <text:p/>
          </table:table-cell>
          <table:table-cell table:style-name="ce157" table:formula="of:=IFERROR(ABS([.L49]-[.K49])*[.J49]; &quot;&quot;)">
            <text:p/>
          </table:table-cell>
          <table:table-cell table:style-name="ce289" table:formula="of:=IFERROR(IF([.F49]=&quot;Long&quot;; [.K49]+[Overview.$C$4]/[.J49]*[Overview.$C$6]; IF([.F49]=&quot;Short&quot;; [.K49]-[Overview.$C$4]/[.J49]*[Overview.$C$6]; &quot;&quot;)); &quot;&quot;)">
            <text:p/>
          </table:table-cell>
          <table:table-cell table:style-name="ce152"/>
          <table:table-cell table:number-columns-repeated="2"/>
          <table:table-cell table:formula="of:=IFERROR([.S49]/[.M49]; &quot;&quot;)">
            <text:p/>
          </table:table-cell>
          <table:table-cell table:formula="of:=IFERROR(IF(AND([.F49]=&quot;Long&quot;; [.O49]=[.J49]); [.J49]*([.P49]-[.K49]); IF(AND([.F49]=&quot;Short&quot;; [.O49]=[.J49]); [.J49]*([.K49]-[.P49]); &quot;&quot;)); &quot;&quot;)">
            <text:p/>
          </table:table-cell>
          <table:table-cell table:formula="of:=IF(ISNUMBER([.S49]); IF([.S49]&gt;0; &quot;Win&quot;; &quot;Loss&quot;);&quot;&quot;)">
            <text:p/>
          </table:table-cell>
          <table:table-cell table:formula="of:=IF([.Q49]=&quot;&quot;; &quot;&quot;; CONCATENATE(DATEDIF([.I49];[.Q49];&quot;d&quot;); IF(DATEDIF([.I49];[.Q49];&quot;d&quot;)&gt;1; &quot; Days&quot;; &quot; Day&quot;)))">
            <text:p/>
          </table:table-cell>
          <table:table-cell table:content-validation-name="val12"/>
          <table:table-cell table:number-columns-repeated="2"/>
          <table:table-cell table:style-name="ce196"/>
          <table:table-cell table:style-name="ce205" table:formula="of:=IFERROR(IF(ISBLANK([.Y49]); &quot;&quot;; IF([.$F49]=&quot;Long&quot;; ([.Y49]-[.$K49])*[.$J49]/[.$M49]; ([.$K49]-[.Y49])*[.$J49]/[.$M49])-[.$R49]); &quot;&quot;)">
            <text:p/>
          </table:table-cell>
          <table:table-cell table:style-name="Default"/>
          <table:table-cell table:style-name="ce205" table:formula="of:=IFERROR(IF(ISBLANK([.AA49]); &quot;&quot;; IF([.$F49]=&quot;Long&quot;; ([.AA49]-[.$K49])*[.$J49]/[.$M49]; ([.$K49]-[.AA49])*[.$J49]/[.$M49])-[.$R49]); &quot;&quot;)">
            <text:p/>
          </table:table-cell>
          <table:table-cell table:style-name="Default"/>
          <table:table-cell table:style-name="ce205" table:formula="of:=IFERROR(IF(ISBLANK([.AC49]); &quot;&quot;; IF([.$F49]=&quot;Long&quot;; ([.AC49]-[.$K49])*[.$J49]/[.$M49]; ([.$K49]-[.AC49])*[.$J49]/[.$M49])-[.$R49]); &quot;&quot;)">
            <text:p/>
          </table:table-cell>
          <table:table-cell/>
          <table:table-cell table:style-name="ce224" table:formula="of:=IF(ISBLANK([.Q49]); &quot;&quot;; DAY([.Q49]))">
            <text:p/>
          </table:table-cell>
          <table:table-cell table:style-name="ce224" table:formula="of:=IF(ISBLANK([.I49]); &quot;&quot;; WEEKDAY([.I49]; 2))">
            <text:p/>
          </table:table-cell>
          <table:table-cell table:style-name="ce224" table:formula="of:=IF(ISBLANK([.Q49]); &quot;&quot;; WEEKDAY([.Q49]; 2))">
            <text:p/>
          </table:table-cell>
          <table:table-cell table:style-name="ce224" table:formula="of:=IF(ISBLANK([.Q49]); &quot;&quot;; WEEKNUM([.Q49]))">
            <text:p/>
          </table:table-cell>
          <table:table-cell table:style-name="ce224" table:formula="of:=IF(ISBLANK([.I49]); &quot;&quot;; MONTH([.I49]))">
            <text:p/>
          </table:table-cell>
          <table:table-cell table:style-name="ce224" table:formula="of:=IF(ISBLANK([.Q49]); &quot;&quot;; MONTH([.Q49]))">
            <text:p/>
          </table:table-cell>
          <table:table-cell table:style-name="ce224" table:formula="of:=IF(OR(ISBLANK([.I49]); ISBLANK([.Q49])); &quot;&quot;; IFERROR(DATEDIF([.I49];[.Q49];&quot;d&quot;); &quot;&quot;))">
            <text:p/>
          </table:table-cell>
          <table:table-cell table:style-name="ce286" table:formula="of:=IF(ISBLANK([.P49]); &quot;&quot;; SUM([.$R$3:.R49]))">
            <text:p/>
          </table:table-cell>
          <table:table-cell table:style-name="ce286" table:formula="of:=IF(ISBLANK([.P49]); &quot;&quot;; SUM([.$S$3:.S49]))">
            <text:p/>
          </table:table-cell>
          <table:table-cell table:formula="of:=IF(ISBLANK([.K49]); &quot;&quot;; [.J49]*[.K49])">
            <text:p/>
          </table:table-cell>
          <table:table-cell table:formula="of:=IF(ISNUMBER([.AO49]); [.AO49]*0.0035; &quot;&quot;)">
            <text:p/>
          </table:table-cell>
          <table:table-cell table:style-name="ce224" table:formula="of:=IF(ISBLANK([.P49]); &quot;&quot; ; [.O49]*[.P49])">
            <text:p/>
          </table:table-cell>
          <table:table-cell table:formula="of:=IF(ISNUMBER([.AQ49]); [.AQ49]*0.0035; &quot;&quot;)">
            <text:p/>
          </table:table-cell>
          <table:table-cell table:number-columns-repeated="20"/>
        </table:table-row>
        <table:table-row table:style-name="ro2">
          <table:table-cell office:value-type="float" office:value="48" calcext:value-type="float">
            <text:p>4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0]=&quot;Long&quot;; [.K50]-[Overview.$C$4]/[.J50]; IF([.F50]=&quot;Short&quot;; [.K50]+[Overview.$C$4]/[.J50]; &quot;&quot;)); &quot;&quot;)">
            <text:p/>
          </table:table-cell>
          <table:table-cell table:style-name="ce157" table:formula="of:=IFERROR(ABS([.L50]-[.K50])*[.J50]; &quot;&quot;)">
            <text:p/>
          </table:table-cell>
          <table:table-cell table:style-name="ce289" table:formula="of:=IFERROR(IF([.F50]=&quot;Long&quot;; [.K50]+[Overview.$C$4]/[.J50]*[Overview.$C$6]; IF([.F50]=&quot;Short&quot;; [.K50]-[Overview.$C$4]/[.J50]*[Overview.$C$6]; &quot;&quot;)); &quot;&quot;)">
            <text:p/>
          </table:table-cell>
          <table:table-cell table:style-name="ce152"/>
          <table:table-cell table:number-columns-repeated="2"/>
          <table:table-cell table:formula="of:=IFERROR([.S50]/[.M50]; &quot;&quot;)">
            <text:p/>
          </table:table-cell>
          <table:table-cell table:formula="of:=IFERROR(IF(AND([.F50]=&quot;Long&quot;; [.O50]=[.J50]); [.J50]*([.P50]-[.K50]); IF(AND([.F50]=&quot;Short&quot;; [.O50]=[.J50]); [.J50]*([.K50]-[.P50]); &quot;&quot;)); &quot;&quot;)">
            <text:p/>
          </table:table-cell>
          <table:table-cell table:formula="of:=IF(ISNUMBER([.S50]); IF([.S50]&gt;0; &quot;Win&quot;; &quot;Loss&quot;);&quot;&quot;)">
            <text:p/>
          </table:table-cell>
          <table:table-cell table:formula="of:=IF([.Q50]=&quot;&quot;; &quot;&quot;; CONCATENATE(DATEDIF([.I50];[.Q50];&quot;d&quot;); IF(DATEDIF([.I50];[.Q50];&quot;d&quot;)&gt;1; &quot; Days&quot;; &quot; Day&quot;)))">
            <text:p/>
          </table:table-cell>
          <table:table-cell table:content-validation-name="val12"/>
          <table:table-cell table:number-columns-repeated="2"/>
          <table:table-cell table:style-name="ce196"/>
          <table:table-cell table:style-name="ce205" table:formula="of:=IFERROR(IF(ISBLANK([.Y50]); &quot;&quot;; IF([.$F50]=&quot;Long&quot;; ([.Y50]-[.$K50])*[.$J50]/[.$M50]; ([.$K50]-[.Y50])*[.$J50]/[.$M50])-[.$R50]); &quot;&quot;)">
            <text:p/>
          </table:table-cell>
          <table:table-cell table:style-name="Default"/>
          <table:table-cell table:style-name="ce205" table:formula="of:=IFERROR(IF(ISBLANK([.AA50]); &quot;&quot;; IF([.$F50]=&quot;Long&quot;; ([.AA50]-[.$K50])*[.$J50]/[.$M50]; ([.$K50]-[.AA50])*[.$J50]/[.$M50])-[.$R50]); &quot;&quot;)">
            <text:p/>
          </table:table-cell>
          <table:table-cell table:style-name="Default"/>
          <table:table-cell table:style-name="ce205" table:formula="of:=IFERROR(IF(ISBLANK([.AC50]); &quot;&quot;; IF([.$F50]=&quot;Long&quot;; ([.AC50]-[.$K50])*[.$J50]/[.$M50]; ([.$K50]-[.AC50])*[.$J50]/[.$M50])-[.$R50]); &quot;&quot;)">
            <text:p/>
          </table:table-cell>
          <table:table-cell/>
          <table:table-cell table:style-name="ce224" table:formula="of:=IF(ISBLANK([.Q50]); &quot;&quot;; DAY([.Q50]))">
            <text:p/>
          </table:table-cell>
          <table:table-cell table:style-name="ce224" table:formula="of:=IF(ISBLANK([.I50]); &quot;&quot;; WEEKDAY([.I50]; 2))">
            <text:p/>
          </table:table-cell>
          <table:table-cell table:style-name="ce224" table:formula="of:=IF(ISBLANK([.Q50]); &quot;&quot;; WEEKDAY([.Q50]; 2))">
            <text:p/>
          </table:table-cell>
          <table:table-cell table:style-name="ce224" table:formula="of:=IF(ISBLANK([.Q50]); &quot;&quot;; WEEKNUM([.Q50]))">
            <text:p/>
          </table:table-cell>
          <table:table-cell table:style-name="ce224" table:formula="of:=IF(ISBLANK([.I50]); &quot;&quot;; MONTH([.I50]))">
            <text:p/>
          </table:table-cell>
          <table:table-cell table:style-name="ce224" table:formula="of:=IF(ISBLANK([.Q50]); &quot;&quot;; MONTH([.Q50]))">
            <text:p/>
          </table:table-cell>
          <table:table-cell table:style-name="ce224" table:formula="of:=IF(OR(ISBLANK([.I50]); ISBLANK([.Q50])); &quot;&quot;; IFERROR(DATEDIF([.I50];[.Q50];&quot;d&quot;); &quot;&quot;))">
            <text:p/>
          </table:table-cell>
          <table:table-cell table:style-name="ce286" table:formula="of:=IF(ISBLANK([.P50]); &quot;&quot;; SUM([.$R$3:.R50]))">
            <text:p/>
          </table:table-cell>
          <table:table-cell table:style-name="ce286" table:formula="of:=IF(ISBLANK([.P50]); &quot;&quot;; SUM([.$S$3:.S50]))">
            <text:p/>
          </table:table-cell>
          <table:table-cell table:formula="of:=IF(ISBLANK([.K50]); &quot;&quot;; [.J50]*[.K50])">
            <text:p/>
          </table:table-cell>
          <table:table-cell table:formula="of:=IF(ISNUMBER([.AO50]); [.AO50]*0.0035; &quot;&quot;)">
            <text:p/>
          </table:table-cell>
          <table:table-cell table:style-name="ce224" table:formula="of:=IF(ISBLANK([.P50]); &quot;&quot; ; [.O50]*[.P50])">
            <text:p/>
          </table:table-cell>
          <table:table-cell table:formula="of:=IF(ISNUMBER([.AQ50]); [.AQ50]*0.0035; &quot;&quot;)">
            <text:p/>
          </table:table-cell>
          <table:table-cell table:number-columns-repeated="20"/>
        </table:table-row>
        <table:table-row table:style-name="ro2">
          <table:table-cell office:value-type="float" office:value="49" calcext:value-type="float">
            <text:p>4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1]=&quot;Long&quot;; [.K51]-[Overview.$C$4]/[.J51]; IF([.F51]=&quot;Short&quot;; [.K51]+[Overview.$C$4]/[.J51]; &quot;&quot;)); &quot;&quot;)">
            <text:p/>
          </table:table-cell>
          <table:table-cell table:style-name="ce157" table:formula="of:=IFERROR(ABS([.L51]-[.K51])*[.J51]; &quot;&quot;)">
            <text:p/>
          </table:table-cell>
          <table:table-cell table:style-name="ce289" table:formula="of:=IFERROR(IF([.F51]=&quot;Long&quot;; [.K51]+[Overview.$C$4]/[.J51]*[Overview.$C$6]; IF([.F51]=&quot;Short&quot;; [.K51]-[Overview.$C$4]/[.J51]*[Overview.$C$6]; &quot;&quot;)); &quot;&quot;)">
            <text:p/>
          </table:table-cell>
          <table:table-cell table:style-name="ce152"/>
          <table:table-cell table:number-columns-repeated="2"/>
          <table:table-cell table:formula="of:=IFERROR([.S51]/[.M51]; &quot;&quot;)">
            <text:p/>
          </table:table-cell>
          <table:table-cell table:formula="of:=IFERROR(IF(AND([.F51]=&quot;Long&quot;; [.O51]=[.J51]); [.J51]*([.P51]-[.K51]); IF(AND([.F51]=&quot;Short&quot;; [.O51]=[.J51]); [.J51]*([.K51]-[.P51]); &quot;&quot;)); &quot;&quot;)">
            <text:p/>
          </table:table-cell>
          <table:table-cell table:formula="of:=IF(ISNUMBER([.S51]); IF([.S51]&gt;0; &quot;Win&quot;; &quot;Loss&quot;);&quot;&quot;)">
            <text:p/>
          </table:table-cell>
          <table:table-cell table:formula="of:=IF([.Q51]=&quot;&quot;; &quot;&quot;; CONCATENATE(DATEDIF([.I51];[.Q51];&quot;d&quot;); IF(DATEDIF([.I51];[.Q51];&quot;d&quot;)&gt;1; &quot; Days&quot;; &quot; Day&quot;)))">
            <text:p/>
          </table:table-cell>
          <table:table-cell table:content-validation-name="val12"/>
          <table:table-cell table:number-columns-repeated="2"/>
          <table:table-cell table:style-name="ce196"/>
          <table:table-cell table:style-name="ce205" table:formula="of:=IFERROR(IF(ISBLANK([.Y51]); &quot;&quot;; IF([.$F51]=&quot;Long&quot;; ([.Y51]-[.$K51])*[.$J51]/[.$M51]; ([.$K51]-[.Y51])*[.$J51]/[.$M51])-[.$R51]); &quot;&quot;)">
            <text:p/>
          </table:table-cell>
          <table:table-cell table:style-name="Default"/>
          <table:table-cell table:style-name="ce205" table:formula="of:=IFERROR(IF(ISBLANK([.AA51]); &quot;&quot;; IF([.$F51]=&quot;Long&quot;; ([.AA51]-[.$K51])*[.$J51]/[.$M51]; ([.$K51]-[.AA51])*[.$J51]/[.$M51])-[.$R51]); &quot;&quot;)">
            <text:p/>
          </table:table-cell>
          <table:table-cell table:style-name="Default"/>
          <table:table-cell table:style-name="ce205" table:formula="of:=IFERROR(IF(ISBLANK([.AC51]); &quot;&quot;; IF([.$F51]=&quot;Long&quot;; ([.AC51]-[.$K51])*[.$J51]/[.$M51]; ([.$K51]-[.AC51])*[.$J51]/[.$M51])-[.$R51]); &quot;&quot;)">
            <text:p/>
          </table:table-cell>
          <table:table-cell/>
          <table:table-cell table:formula="of:=IF(ISBLANK([.Q51]); &quot;&quot;; DAY([.Q51]))">
            <text:p/>
          </table:table-cell>
          <table:table-cell table:style-name="ce224" table:formula="of:=IF(ISBLANK([.I51]); &quot;&quot;; WEEKDAY([.I51]; 2))">
            <text:p/>
          </table:table-cell>
          <table:table-cell table:formula="of:=IF(ISBLANK([.Q51]); &quot;&quot;; WEEKDAY([.Q51]; 2))">
            <text:p/>
          </table:table-cell>
          <table:table-cell table:formula="of:=IF(ISBLANK([.Q51]); &quot;&quot;; WEEKNUM([.Q51]))">
            <text:p/>
          </table:table-cell>
          <table:table-cell table:style-name="ce224" table:formula="of:=IF(ISBLANK([.I51]); &quot;&quot;; MONTH([.I51]))">
            <text:p/>
          </table:table-cell>
          <table:table-cell table:formula="of:=IF(ISBLANK([.Q51]); &quot;&quot;; MONTH([.Q51]))">
            <text:p/>
          </table:table-cell>
          <table:table-cell table:formula="of:=IF(OR(ISBLANK([.I51]); ISBLANK([.Q51])); &quot;&quot;; IFERROR(DATEDIF([.I51];[.Q51];&quot;d&quot;); &quot;&quot;))">
            <text:p/>
          </table:table-cell>
          <table:table-cell table:style-name="ce286" table:formula="of:=IF(ISBLANK([.P51]); &quot;&quot;; SUM([.$R$3:.R51]))">
            <text:p/>
          </table:table-cell>
          <table:table-cell table:style-name="ce286" table:formula="of:=IF(ISBLANK([.P51]); &quot;&quot;; SUM([.$S$3:.S51]))">
            <text:p/>
          </table:table-cell>
          <table:table-cell table:formula="of:=IF(ISBLANK([.K51]); &quot;&quot;; [.J51]*[.K51])">
            <text:p/>
          </table:table-cell>
          <table:table-cell table:formula="of:=IF(ISNUMBER([.AO51]); [.AO51]*0.0035; &quot;&quot;)">
            <text:p/>
          </table:table-cell>
          <table:table-cell table:style-name="ce224" table:formula="of:=IF(ISBLANK([.P51]); &quot;&quot; ; [.O51]*[.P51])">
            <text:p/>
          </table:table-cell>
          <table:table-cell table:formula="of:=IF(ISNUMBER([.AQ51]); [.AQ51]*0.0035; &quot;&quot;)">
            <text:p/>
          </table:table-cell>
          <table:table-cell table:number-columns-repeated="20"/>
        </table:table-row>
        <table:table-row table:style-name="ro2">
          <table:table-cell office:value-type="float" office:value="50" calcext:value-type="float">
            <text:p>5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2]=&quot;Long&quot;; [.K52]-[Overview.$C$4]/[.J52]; IF([.F52]=&quot;Short&quot;; [.K52]+[Overview.$C$4]/[.J52]; &quot;&quot;)); &quot;&quot;)">
            <text:p/>
          </table:table-cell>
          <table:table-cell table:style-name="ce157" table:formula="of:=IFERROR(ABS([.L52]-[.K52])*[.J52]; &quot;&quot;)">
            <text:p/>
          </table:table-cell>
          <table:table-cell table:style-name="ce289" table:formula="of:=IFERROR(IF([.F52]=&quot;Long&quot;; [.K52]+[Overview.$C$4]/[.J52]*[Overview.$C$6]; IF([.F52]=&quot;Short&quot;; [.K52]-[Overview.$C$4]/[.J52]*[Overview.$C$6]; &quot;&quot;)); &quot;&quot;)">
            <text:p/>
          </table:table-cell>
          <table:table-cell table:style-name="ce152"/>
          <table:table-cell table:number-columns-repeated="2"/>
          <table:table-cell table:formula="of:=IFERROR([.S52]/[.M52]; &quot;&quot;)">
            <text:p/>
          </table:table-cell>
          <table:table-cell table:formula="of:=IFERROR(IF(AND([.F52]=&quot;Long&quot;; [.O52]=[.J52]); [.J52]*([.P52]-[.K52]); IF(AND([.F52]=&quot;Short&quot;; [.O52]=[.J52]); [.J52]*([.K52]-[.P52]); &quot;&quot;)); &quot;&quot;)">
            <text:p/>
          </table:table-cell>
          <table:table-cell table:formula="of:=IF(ISNUMBER([.S52]); IF([.S52]&gt;0; &quot;Win&quot;; &quot;Loss&quot;);&quot;&quot;)">
            <text:p/>
          </table:table-cell>
          <table:table-cell table:formula="of:=IF([.Q52]=&quot;&quot;; &quot;&quot;; CONCATENATE(DATEDIF([.I52];[.Q52];&quot;d&quot;); IF(DATEDIF([.I52];[.Q52];&quot;d&quot;)&gt;1; &quot; Days&quot;; &quot; Day&quot;)))">
            <text:p/>
          </table:table-cell>
          <table:table-cell table:content-validation-name="val12"/>
          <table:table-cell table:number-columns-repeated="2"/>
          <table:table-cell table:style-name="ce196"/>
          <table:table-cell table:style-name="ce205" table:formula="of:=IFERROR(IF(ISBLANK([.Y52]); &quot;&quot;; IF([.$F52]=&quot;Long&quot;; ([.Y52]-[.$K52])*[.$J52]/[.$M52]; ([.$K52]-[.Y52])*[.$J52]/[.$M52])-[.$R52]); &quot;&quot;)">
            <text:p/>
          </table:table-cell>
          <table:table-cell table:style-name="Default"/>
          <table:table-cell table:style-name="ce205" table:formula="of:=IFERROR(IF(ISBLANK([.AA52]); &quot;&quot;; IF([.$F52]=&quot;Long&quot;; ([.AA52]-[.$K52])*[.$J52]/[.$M52]; ([.$K52]-[.AA52])*[.$J52]/[.$M52])-[.$R52]); &quot;&quot;)">
            <text:p/>
          </table:table-cell>
          <table:table-cell table:style-name="Default"/>
          <table:table-cell table:style-name="ce205" table:formula="of:=IFERROR(IF(ISBLANK([.AC52]); &quot;&quot;; IF([.$F52]=&quot;Long&quot;; ([.AC52]-[.$K52])*[.$J52]/[.$M52]; ([.$K52]-[.AC52])*[.$J52]/[.$M52])-[.$R52]); &quot;&quot;)">
            <text:p/>
          </table:table-cell>
          <table:table-cell/>
          <table:table-cell table:style-name="ce224" table:formula="of:=IF(ISBLANK([.Q52]); &quot;&quot;; DAY([.Q52]))">
            <text:p/>
          </table:table-cell>
          <table:table-cell table:style-name="ce224" table:formula="of:=IF(ISBLANK([.I52]); &quot;&quot;; WEEKDAY([.I52]; 2))">
            <text:p/>
          </table:table-cell>
          <table:table-cell table:style-name="ce224" table:formula="of:=IF(ISBLANK([.Q52]); &quot;&quot;; WEEKDAY([.Q52]; 2))">
            <text:p/>
          </table:table-cell>
          <table:table-cell table:style-name="ce224" table:formula="of:=IF(ISBLANK([.Q52]); &quot;&quot;; WEEKNUM([.Q52]))">
            <text:p/>
          </table:table-cell>
          <table:table-cell table:style-name="ce224" table:formula="of:=IF(ISBLANK([.I52]); &quot;&quot;; MONTH([.I52]))">
            <text:p/>
          </table:table-cell>
          <table:table-cell table:style-name="ce224" table:formula="of:=IF(ISBLANK([.Q52]); &quot;&quot;; MONTH([.Q52]))">
            <text:p/>
          </table:table-cell>
          <table:table-cell table:style-name="ce224" table:formula="of:=IF(OR(ISBLANK([.I52]); ISBLANK([.Q52])); &quot;&quot;; IFERROR(DATEDIF([.I52];[.Q52];&quot;d&quot;); &quot;&quot;))">
            <text:p/>
          </table:table-cell>
          <table:table-cell table:style-name="ce286" table:formula="of:=IF(ISBLANK([.P52]); &quot;&quot;; SUM([.$R$3:.R52]))">
            <text:p/>
          </table:table-cell>
          <table:table-cell table:style-name="ce286" table:formula="of:=IF(ISBLANK([.P52]); &quot;&quot;; SUM([.$S$3:.S52]))">
            <text:p/>
          </table:table-cell>
          <table:table-cell table:formula="of:=IF(ISBLANK([.K52]); &quot;&quot;; [.J52]*[.K52])">
            <text:p/>
          </table:table-cell>
          <table:table-cell table:formula="of:=IF(ISNUMBER([.AO52]); [.AO52]*0.0035; &quot;&quot;)">
            <text:p/>
          </table:table-cell>
          <table:table-cell table:style-name="ce224" table:formula="of:=IF(ISBLANK([.P52]); &quot;&quot; ; [.O52]*[.P52])">
            <text:p/>
          </table:table-cell>
          <table:table-cell table:formula="of:=IF(ISNUMBER([.AQ52]); [.AQ52]*0.0035; &quot;&quot;)">
            <text:p/>
          </table:table-cell>
          <table:table-cell table:number-columns-repeated="20"/>
        </table:table-row>
        <table:table-row table:style-name="ro2">
          <table:table-cell office:value-type="float" office:value="51" calcext:value-type="float">
            <text:p>5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3]=&quot;Long&quot;; [.K53]-[Overview.$C$4]/[.J53]; IF([.F53]=&quot;Short&quot;; [.K53]+[Overview.$C$4]/[.J53]; &quot;&quot;)); &quot;&quot;)">
            <text:p/>
          </table:table-cell>
          <table:table-cell table:style-name="ce157" table:formula="of:=IFERROR(ABS([.L53]-[.K53])*[.J53]; &quot;&quot;)">
            <text:p/>
          </table:table-cell>
          <table:table-cell table:style-name="ce289" table:formula="of:=IFERROR(IF([.F53]=&quot;Long&quot;; [.K53]+[Overview.$C$4]/[.J53]*[Overview.$C$6]; IF([.F53]=&quot;Short&quot;; [.K53]-[Overview.$C$4]/[.J53]*[Overview.$C$6]; &quot;&quot;)); &quot;&quot;)">
            <text:p/>
          </table:table-cell>
          <table:table-cell table:style-name="ce152"/>
          <table:table-cell table:number-columns-repeated="2"/>
          <table:table-cell table:formula="of:=IFERROR([.S53]/[.M53]; &quot;&quot;)">
            <text:p/>
          </table:table-cell>
          <table:table-cell table:formula="of:=IFERROR(IF(AND([.F53]=&quot;Long&quot;; [.O53]=[.J53]); [.J53]*([.P53]-[.K53]); IF(AND([.F53]=&quot;Short&quot;; [.O53]=[.J53]); [.J53]*([.K53]-[.P53]); &quot;&quot;)); &quot;&quot;)">
            <text:p/>
          </table:table-cell>
          <table:table-cell table:formula="of:=IF(ISNUMBER([.S53]); IF([.S53]&gt;0; &quot;Win&quot;; &quot;Loss&quot;);&quot;&quot;)">
            <text:p/>
          </table:table-cell>
          <table:table-cell table:formula="of:=IF([.Q53]=&quot;&quot;; &quot;&quot;; CONCATENATE(DATEDIF([.I53];[.Q53];&quot;d&quot;); IF(DATEDIF([.I53];[.Q53];&quot;d&quot;)&gt;1; &quot; Days&quot;; &quot; Day&quot;)))">
            <text:p/>
          </table:table-cell>
          <table:table-cell table:content-validation-name="val12"/>
          <table:table-cell table:number-columns-repeated="2"/>
          <table:table-cell table:style-name="ce196"/>
          <table:table-cell table:style-name="ce205" table:formula="of:=IFERROR(IF(ISBLANK([.Y53]); &quot;&quot;; IF([.$F53]=&quot;Long&quot;; ([.Y53]-[.$K53])*[.$J53]/[.$M53]; ([.$K53]-[.Y53])*[.$J53]/[.$M53])-[.$R53]); &quot;&quot;)">
            <text:p/>
          </table:table-cell>
          <table:table-cell table:style-name="Default"/>
          <table:table-cell table:style-name="ce205" table:formula="of:=IFERROR(IF(ISBLANK([.AA53]); &quot;&quot;; IF([.$F53]=&quot;Long&quot;; ([.AA53]-[.$K53])*[.$J53]/[.$M53]; ([.$K53]-[.AA53])*[.$J53]/[.$M53])-[.$R53]); &quot;&quot;)">
            <text:p/>
          </table:table-cell>
          <table:table-cell table:style-name="Default"/>
          <table:table-cell table:style-name="ce205" table:formula="of:=IFERROR(IF(ISBLANK([.AC53]); &quot;&quot;; IF([.$F53]=&quot;Long&quot;; ([.AC53]-[.$K53])*[.$J53]/[.$M53]; ([.$K53]-[.AC53])*[.$J53]/[.$M53])-[.$R53]); &quot;&quot;)">
            <text:p/>
          </table:table-cell>
          <table:table-cell/>
          <table:table-cell table:style-name="ce224" table:formula="of:=IF(ISBLANK([.Q53]); &quot;&quot;; DAY([.Q53]))">
            <text:p/>
          </table:table-cell>
          <table:table-cell table:style-name="ce224" table:formula="of:=IF(ISBLANK([.I53]); &quot;&quot;; WEEKDAY([.I53]; 2))">
            <text:p/>
          </table:table-cell>
          <table:table-cell table:style-name="ce224" table:formula="of:=IF(ISBLANK([.Q53]); &quot;&quot;; WEEKDAY([.Q53]; 2))">
            <text:p/>
          </table:table-cell>
          <table:table-cell table:style-name="ce224" table:formula="of:=IF(ISBLANK([.Q53]); &quot;&quot;; WEEKNUM([.Q53]))">
            <text:p/>
          </table:table-cell>
          <table:table-cell table:style-name="ce224" table:formula="of:=IF(ISBLANK([.I53]); &quot;&quot;; MONTH([.I53]))">
            <text:p/>
          </table:table-cell>
          <table:table-cell table:style-name="ce224" table:formula="of:=IF(ISBLANK([.Q53]); &quot;&quot;; MONTH([.Q53]))">
            <text:p/>
          </table:table-cell>
          <table:table-cell table:style-name="ce224" table:formula="of:=IF(OR(ISBLANK([.I53]); ISBLANK([.Q53])); &quot;&quot;; IFERROR(DATEDIF([.I53];[.Q53];&quot;d&quot;); &quot;&quot;))">
            <text:p/>
          </table:table-cell>
          <table:table-cell table:style-name="ce286" table:formula="of:=IF(ISBLANK([.P53]); &quot;&quot;; SUM([.$R$3:.R53]))">
            <text:p/>
          </table:table-cell>
          <table:table-cell table:style-name="ce286" table:formula="of:=IF(ISBLANK([.P53]); &quot;&quot;; SUM([.$S$3:.S53]))">
            <text:p/>
          </table:table-cell>
          <table:table-cell table:formula="of:=IF(ISBLANK([.K53]); &quot;&quot;; [.J53]*[.K53])">
            <text:p/>
          </table:table-cell>
          <table:table-cell table:formula="of:=IF(ISNUMBER([.AO53]); [.AO53]*0.0035; &quot;&quot;)">
            <text:p/>
          </table:table-cell>
          <table:table-cell table:style-name="ce224" table:formula="of:=IF(ISBLANK([.P53]); &quot;&quot; ; [.O53]*[.P53])">
            <text:p/>
          </table:table-cell>
          <table:table-cell table:formula="of:=IF(ISNUMBER([.AQ53]); [.AQ53]*0.0035; &quot;&quot;)">
            <text:p/>
          </table:table-cell>
          <table:table-cell table:number-columns-repeated="20"/>
        </table:table-row>
        <table:table-row table:style-name="ro2">
          <table:table-cell office:value-type="float" office:value="52" calcext:value-type="float">
            <text:p>5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4]=&quot;Long&quot;; [.K54]-[Overview.$C$4]/[.J54]; IF([.F54]=&quot;Short&quot;; [.K54]+[Overview.$C$4]/[.J54]; &quot;&quot;)); &quot;&quot;)">
            <text:p/>
          </table:table-cell>
          <table:table-cell table:style-name="ce157" table:formula="of:=IFERROR(ABS([.L54]-[.K54])*[.J54]; &quot;&quot;)">
            <text:p/>
          </table:table-cell>
          <table:table-cell table:style-name="ce289" table:formula="of:=IFERROR(IF([.F54]=&quot;Long&quot;; [.K54]+[Overview.$C$4]/[.J54]*[Overview.$C$6]; IF([.F54]=&quot;Short&quot;; [.K54]-[Overview.$C$4]/[.J54]*[Overview.$C$6]; &quot;&quot;)); &quot;&quot;)">
            <text:p/>
          </table:table-cell>
          <table:table-cell table:style-name="ce152"/>
          <table:table-cell table:number-columns-repeated="2"/>
          <table:table-cell table:formula="of:=IFERROR([.S54]/[.M54]; &quot;&quot;)">
            <text:p/>
          </table:table-cell>
          <table:table-cell table:formula="of:=IFERROR(IF(AND([.F54]=&quot;Long&quot;; [.O54]=[.J54]); [.J54]*([.P54]-[.K54]); IF(AND([.F54]=&quot;Short&quot;; [.O54]=[.J54]); [.J54]*([.K54]-[.P54]); &quot;&quot;)); &quot;&quot;)">
            <text:p/>
          </table:table-cell>
          <table:table-cell table:formula="of:=IF(ISNUMBER([.S54]); IF([.S54]&gt;0; &quot;Win&quot;; &quot;Loss&quot;);&quot;&quot;)">
            <text:p/>
          </table:table-cell>
          <table:table-cell table:formula="of:=IF([.Q54]=&quot;&quot;; &quot;&quot;; CONCATENATE(DATEDIF([.I54];[.Q54];&quot;d&quot;); IF(DATEDIF([.I54];[.Q54];&quot;d&quot;)&gt;1; &quot; Days&quot;; &quot; Day&quot;)))">
            <text:p/>
          </table:table-cell>
          <table:table-cell table:content-validation-name="val12"/>
          <table:table-cell table:number-columns-repeated="2"/>
          <table:table-cell table:style-name="ce196"/>
          <table:table-cell table:style-name="ce205" table:formula="of:=IFERROR(IF(ISBLANK([.Y54]); &quot;&quot;; IF([.$F54]=&quot;Long&quot;; ([.Y54]-[.$K54])*[.$J54]/[.$M54]; ([.$K54]-[.Y54])*[.$J54]/[.$M54])-[.$R54]); &quot;&quot;)">
            <text:p/>
          </table:table-cell>
          <table:table-cell table:style-name="Default"/>
          <table:table-cell table:style-name="ce205" table:formula="of:=IFERROR(IF(ISBLANK([.AA54]); &quot;&quot;; IF([.$F54]=&quot;Long&quot;; ([.AA54]-[.$K54])*[.$J54]/[.$M54]; ([.$K54]-[.AA54])*[.$J54]/[.$M54])-[.$R54]); &quot;&quot;)">
            <text:p/>
          </table:table-cell>
          <table:table-cell table:style-name="Default"/>
          <table:table-cell table:style-name="ce205" table:formula="of:=IFERROR(IF(ISBLANK([.AC54]); &quot;&quot;; IF([.$F54]=&quot;Long&quot;; ([.AC54]-[.$K54])*[.$J54]/[.$M54]; ([.$K54]-[.AC54])*[.$J54]/[.$M54])-[.$R54]); &quot;&quot;)">
            <text:p/>
          </table:table-cell>
          <table:table-cell/>
          <table:table-cell table:style-name="ce224" table:formula="of:=IF(ISBLANK([.Q54]); &quot;&quot;; DAY([.Q54]))">
            <text:p/>
          </table:table-cell>
          <table:table-cell table:style-name="ce224" table:formula="of:=IF(ISBLANK([.I54]); &quot;&quot;; WEEKDAY([.I54]; 2))">
            <text:p/>
          </table:table-cell>
          <table:table-cell table:style-name="ce224" table:formula="of:=IF(ISBLANK([.Q54]); &quot;&quot;; WEEKDAY([.Q54]; 2))">
            <text:p/>
          </table:table-cell>
          <table:table-cell table:style-name="ce224" table:formula="of:=IF(ISBLANK([.Q54]); &quot;&quot;; WEEKNUM([.Q54]))">
            <text:p/>
          </table:table-cell>
          <table:table-cell table:style-name="ce224" table:formula="of:=IF(ISBLANK([.I54]); &quot;&quot;; MONTH([.I54]))">
            <text:p/>
          </table:table-cell>
          <table:table-cell table:style-name="ce224" table:formula="of:=IF(ISBLANK([.Q54]); &quot;&quot;; MONTH([.Q54]))">
            <text:p/>
          </table:table-cell>
          <table:table-cell table:style-name="ce224" table:formula="of:=IF(OR(ISBLANK([.I54]); ISBLANK([.Q54])); &quot;&quot;; IFERROR(DATEDIF([.I54];[.Q54];&quot;d&quot;); &quot;&quot;))">
            <text:p/>
          </table:table-cell>
          <table:table-cell table:style-name="ce286" table:formula="of:=IF(ISBLANK([.P54]); &quot;&quot;; SUM([.$R$3:.R54]))">
            <text:p/>
          </table:table-cell>
          <table:table-cell table:style-name="ce286" table:formula="of:=IF(ISBLANK([.P54]); &quot;&quot;; SUM([.$S$3:.S54]))">
            <text:p/>
          </table:table-cell>
          <table:table-cell table:formula="of:=IF(ISBLANK([.K54]); &quot;&quot;; [.J54]*[.K54])">
            <text:p/>
          </table:table-cell>
          <table:table-cell table:formula="of:=IF(ISNUMBER([.AO54]); [.AO54]*0.0035; &quot;&quot;)">
            <text:p/>
          </table:table-cell>
          <table:table-cell table:style-name="ce224" table:formula="of:=IF(ISBLANK([.P54]); &quot;&quot; ; [.O54]*[.P54])">
            <text:p/>
          </table:table-cell>
          <table:table-cell table:formula="of:=IF(ISNUMBER([.AQ54]); [.AQ54]*0.0035; &quot;&quot;)">
            <text:p/>
          </table:table-cell>
          <table:table-cell table:number-columns-repeated="20"/>
        </table:table-row>
        <table:table-row table:style-name="ro2">
          <table:table-cell office:value-type="float" office:value="53" calcext:value-type="float">
            <text:p>5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5]=&quot;Long&quot;; [.K55]-[Overview.$C$4]/[.J55]; IF([.F55]=&quot;Short&quot;; [.K55]+[Overview.$C$4]/[.J55]; &quot;&quot;)); &quot;&quot;)">
            <text:p/>
          </table:table-cell>
          <table:table-cell table:style-name="ce157" table:formula="of:=IFERROR(ABS([.L55]-[.K55])*[.J55]; &quot;&quot;)">
            <text:p/>
          </table:table-cell>
          <table:table-cell table:style-name="ce289" table:formula="of:=IFERROR(IF([.F55]=&quot;Long&quot;; [.K55]+[Overview.$C$4]/[.J55]*[Overview.$C$6]; IF([.F55]=&quot;Short&quot;; [.K55]-[Overview.$C$4]/[.J55]*[Overview.$C$6]; &quot;&quot;)); &quot;&quot;)">
            <text:p/>
          </table:table-cell>
          <table:table-cell table:style-name="ce152"/>
          <table:table-cell table:number-columns-repeated="2"/>
          <table:table-cell table:formula="of:=IFERROR([.S55]/[.M55]; &quot;&quot;)">
            <text:p/>
          </table:table-cell>
          <table:table-cell table:formula="of:=IFERROR(IF(AND([.F55]=&quot;Long&quot;; [.O55]=[.J55]); [.J55]*([.P55]-[.K55]); IF(AND([.F55]=&quot;Short&quot;; [.O55]=[.J55]); [.J55]*([.K55]-[.P55]); &quot;&quot;)); &quot;&quot;)">
            <text:p/>
          </table:table-cell>
          <table:table-cell table:formula="of:=IF(ISNUMBER([.S55]); IF([.S55]&gt;0; &quot;Win&quot;; &quot;Loss&quot;);&quot;&quot;)">
            <text:p/>
          </table:table-cell>
          <table:table-cell table:formula="of:=IF([.Q55]=&quot;&quot;; &quot;&quot;; CONCATENATE(DATEDIF([.I55];[.Q55];&quot;d&quot;); IF(DATEDIF([.I55];[.Q55];&quot;d&quot;)&gt;1; &quot; Days&quot;; &quot; Day&quot;)))">
            <text:p/>
          </table:table-cell>
          <table:table-cell table:content-validation-name="val12"/>
          <table:table-cell table:number-columns-repeated="2"/>
          <table:table-cell table:style-name="ce196"/>
          <table:table-cell table:style-name="ce205" table:formula="of:=IFERROR(IF(ISBLANK([.Y55]); &quot;&quot;; IF([.$F55]=&quot;Long&quot;; ([.Y55]-[.$K55])*[.$J55]/[.$M55]; ([.$K55]-[.Y55])*[.$J55]/[.$M55])-[.$R55]); &quot;&quot;)">
            <text:p/>
          </table:table-cell>
          <table:table-cell table:style-name="Default"/>
          <table:table-cell table:style-name="ce205" table:formula="of:=IFERROR(IF(ISBLANK([.AA55]); &quot;&quot;; IF([.$F55]=&quot;Long&quot;; ([.AA55]-[.$K55])*[.$J55]/[.$M55]; ([.$K55]-[.AA55])*[.$J55]/[.$M55])-[.$R55]); &quot;&quot;)">
            <text:p/>
          </table:table-cell>
          <table:table-cell table:style-name="Default"/>
          <table:table-cell table:style-name="ce205" table:formula="of:=IFERROR(IF(ISBLANK([.AC55]); &quot;&quot;; IF([.$F55]=&quot;Long&quot;; ([.AC55]-[.$K55])*[.$J55]/[.$M55]; ([.$K55]-[.AC55])*[.$J55]/[.$M55])-[.$R55]); &quot;&quot;)">
            <text:p/>
          </table:table-cell>
          <table:table-cell/>
          <table:table-cell table:style-name="ce224" table:formula="of:=IF(ISBLANK([.Q55]); &quot;&quot;; DAY([.Q55]))">
            <text:p/>
          </table:table-cell>
          <table:table-cell table:style-name="ce224" table:formula="of:=IF(ISBLANK([.I55]); &quot;&quot;; WEEKDAY([.I55]; 2))">
            <text:p/>
          </table:table-cell>
          <table:table-cell table:style-name="ce224" table:formula="of:=IF(ISBLANK([.Q55]); &quot;&quot;; WEEKDAY([.Q55]; 2))">
            <text:p/>
          </table:table-cell>
          <table:table-cell table:style-name="ce224" table:formula="of:=IF(ISBLANK([.Q55]); &quot;&quot;; WEEKNUM([.Q55]))">
            <text:p/>
          </table:table-cell>
          <table:table-cell table:style-name="ce224" table:formula="of:=IF(ISBLANK([.I55]); &quot;&quot;; MONTH([.I55]))">
            <text:p/>
          </table:table-cell>
          <table:table-cell table:style-name="ce224" table:formula="of:=IF(ISBLANK([.Q55]); &quot;&quot;; MONTH([.Q55]))">
            <text:p/>
          </table:table-cell>
          <table:table-cell table:style-name="ce224" table:formula="of:=IF(OR(ISBLANK([.I55]); ISBLANK([.Q55])); &quot;&quot;; IFERROR(DATEDIF([.I55];[.Q55];&quot;d&quot;); &quot;&quot;))">
            <text:p/>
          </table:table-cell>
          <table:table-cell table:style-name="ce286" table:formula="of:=IF(ISBLANK([.P55]); &quot;&quot;; SUM([.$R$3:.R55]))">
            <text:p/>
          </table:table-cell>
          <table:table-cell table:style-name="ce286" table:formula="of:=IF(ISBLANK([.P55]); &quot;&quot;; SUM([.$S$3:.S55]))">
            <text:p/>
          </table:table-cell>
          <table:table-cell table:formula="of:=IF(ISBLANK([.K55]); &quot;&quot;; [.J55]*[.K55])">
            <text:p/>
          </table:table-cell>
          <table:table-cell table:formula="of:=IF(ISNUMBER([.AO55]); [.AO55]*0.0035; &quot;&quot;)">
            <text:p/>
          </table:table-cell>
          <table:table-cell table:style-name="ce224" table:formula="of:=IF(ISBLANK([.P55]); &quot;&quot; ; [.O55]*[.P55])">
            <text:p/>
          </table:table-cell>
          <table:table-cell table:formula="of:=IF(ISNUMBER([.AQ55]); [.AQ55]*0.0035; &quot;&quot;)">
            <text:p/>
          </table:table-cell>
          <table:table-cell table:number-columns-repeated="20"/>
        </table:table-row>
        <table:table-row table:style-name="ro2">
          <table:table-cell office:value-type="float" office:value="54" calcext:value-type="float">
            <text:p>5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6]=&quot;Long&quot;; [.K56]-[Overview.$C$4]/[.J56]; IF([.F56]=&quot;Short&quot;; [.K56]+[Overview.$C$4]/[.J56]; &quot;&quot;)); &quot;&quot;)">
            <text:p/>
          </table:table-cell>
          <table:table-cell table:style-name="ce157" table:formula="of:=IFERROR(ABS([.L56]-[.K56])*[.J56]; &quot;&quot;)">
            <text:p/>
          </table:table-cell>
          <table:table-cell table:style-name="ce289" table:formula="of:=IFERROR(IF([.F56]=&quot;Long&quot;; [.K56]+[Overview.$C$4]/[.J56]*[Overview.$C$6]; IF([.F56]=&quot;Short&quot;; [.K56]-[Overview.$C$4]/[.J56]*[Overview.$C$6]; &quot;&quot;)); &quot;&quot;)">
            <text:p/>
          </table:table-cell>
          <table:table-cell table:style-name="ce152"/>
          <table:table-cell table:number-columns-repeated="2"/>
          <table:table-cell table:formula="of:=IFERROR([.S56]/[.M56]; &quot;&quot;)">
            <text:p/>
          </table:table-cell>
          <table:table-cell table:formula="of:=IFERROR(IF(AND([.F56]=&quot;Long&quot;; [.O56]=[.J56]); [.J56]*([.P56]-[.K56]); IF(AND([.F56]=&quot;Short&quot;; [.O56]=[.J56]); [.J56]*([.K56]-[.P56]); &quot;&quot;)); &quot;&quot;)">
            <text:p/>
          </table:table-cell>
          <table:table-cell table:formula="of:=IF(ISNUMBER([.S56]); IF([.S56]&gt;0; &quot;Win&quot;; &quot;Loss&quot;);&quot;&quot;)">
            <text:p/>
          </table:table-cell>
          <table:table-cell table:formula="of:=IF([.Q56]=&quot;&quot;; &quot;&quot;; CONCATENATE(DATEDIF([.I56];[.Q56];&quot;d&quot;); IF(DATEDIF([.I56];[.Q56];&quot;d&quot;)&gt;1; &quot; Days&quot;; &quot; Day&quot;)))">
            <text:p/>
          </table:table-cell>
          <table:table-cell table:content-validation-name="val12"/>
          <table:table-cell table:number-columns-repeated="2"/>
          <table:table-cell table:style-name="ce196"/>
          <table:table-cell table:style-name="ce205" table:formula="of:=IFERROR(IF(ISBLANK([.Y56]); &quot;&quot;; IF([.$F56]=&quot;Long&quot;; ([.Y56]-[.$K56])*[.$J56]/[.$M56]; ([.$K56]-[.Y56])*[.$J56]/[.$M56])-[.$R56]); &quot;&quot;)">
            <text:p/>
          </table:table-cell>
          <table:table-cell table:style-name="Default"/>
          <table:table-cell table:style-name="ce205" table:formula="of:=IFERROR(IF(ISBLANK([.AA56]); &quot;&quot;; IF([.$F56]=&quot;Long&quot;; ([.AA56]-[.$K56])*[.$J56]/[.$M56]; ([.$K56]-[.AA56])*[.$J56]/[.$M56])-[.$R56]); &quot;&quot;)">
            <text:p/>
          </table:table-cell>
          <table:table-cell table:style-name="Default"/>
          <table:table-cell table:style-name="ce205" table:formula="of:=IFERROR(IF(ISBLANK([.AC56]); &quot;&quot;; IF([.$F56]=&quot;Long&quot;; ([.AC56]-[.$K56])*[.$J56]/[.$M56]; ([.$K56]-[.AC56])*[.$J56]/[.$M56])-[.$R56]); &quot;&quot;)">
            <text:p/>
          </table:table-cell>
          <table:table-cell/>
          <table:table-cell table:style-name="ce224" table:formula="of:=IF(ISBLANK([.Q56]); &quot;&quot;; DAY([.Q56]))">
            <text:p/>
          </table:table-cell>
          <table:table-cell table:style-name="ce224" table:formula="of:=IF(ISBLANK([.I56]); &quot;&quot;; WEEKDAY([.I56]; 2))">
            <text:p/>
          </table:table-cell>
          <table:table-cell table:style-name="ce224" table:formula="of:=IF(ISBLANK([.Q56]); &quot;&quot;; WEEKDAY([.Q56]; 2))">
            <text:p/>
          </table:table-cell>
          <table:table-cell table:style-name="ce224" table:formula="of:=IF(ISBLANK([.Q56]); &quot;&quot;; WEEKNUM([.Q56]))">
            <text:p/>
          </table:table-cell>
          <table:table-cell table:style-name="ce224" table:formula="of:=IF(ISBLANK([.I56]); &quot;&quot;; MONTH([.I56]))">
            <text:p/>
          </table:table-cell>
          <table:table-cell table:style-name="ce224" table:formula="of:=IF(ISBLANK([.Q56]); &quot;&quot;; MONTH([.Q56]))">
            <text:p/>
          </table:table-cell>
          <table:table-cell table:style-name="ce224" table:formula="of:=IF(OR(ISBLANK([.I56]); ISBLANK([.Q56])); &quot;&quot;; IFERROR(DATEDIF([.I56];[.Q56];&quot;d&quot;); &quot;&quot;))">
            <text:p/>
          </table:table-cell>
          <table:table-cell table:style-name="ce286" table:formula="of:=IF(ISBLANK([.P56]); &quot;&quot;; SUM([.$R$3:.R56]))">
            <text:p/>
          </table:table-cell>
          <table:table-cell table:style-name="ce286" table:formula="of:=IF(ISBLANK([.P56]); &quot;&quot;; SUM([.$S$3:.S56]))">
            <text:p/>
          </table:table-cell>
          <table:table-cell table:formula="of:=IF(ISBLANK([.K56]); &quot;&quot;; [.J56]*[.K56])">
            <text:p/>
          </table:table-cell>
          <table:table-cell table:formula="of:=IF(ISNUMBER([.AO56]); [.AO56]*0.0035; &quot;&quot;)">
            <text:p/>
          </table:table-cell>
          <table:table-cell table:style-name="ce224" table:formula="of:=IF(ISBLANK([.P56]); &quot;&quot; ; [.O56]*[.P56])">
            <text:p/>
          </table:table-cell>
          <table:table-cell table:formula="of:=IF(ISNUMBER([.AQ56]); [.AQ56]*0.0035; &quot;&quot;)">
            <text:p/>
          </table:table-cell>
          <table:table-cell table:number-columns-repeated="20"/>
        </table:table-row>
        <table:table-row table:style-name="ro2">
          <table:table-cell office:value-type="float" office:value="55" calcext:value-type="float">
            <text:p>5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7]=&quot;Long&quot;; [.K57]-[Overview.$C$4]/[.J57]; IF([.F57]=&quot;Short&quot;; [.K57]+[Overview.$C$4]/[.J57]; &quot;&quot;)); &quot;&quot;)">
            <text:p/>
          </table:table-cell>
          <table:table-cell table:style-name="ce157" table:formula="of:=IFERROR(ABS([.L57]-[.K57])*[.J57]; &quot;&quot;)">
            <text:p/>
          </table:table-cell>
          <table:table-cell table:style-name="ce289" table:formula="of:=IFERROR(IF([.F57]=&quot;Long&quot;; [.K57]+[Overview.$C$4]/[.J57]*[Overview.$C$6]; IF([.F57]=&quot;Short&quot;; [.K57]-[Overview.$C$4]/[.J57]*[Overview.$C$6]; &quot;&quot;)); &quot;&quot;)">
            <text:p/>
          </table:table-cell>
          <table:table-cell table:style-name="ce152"/>
          <table:table-cell table:number-columns-repeated="2"/>
          <table:table-cell table:formula="of:=IFERROR([.S57]/[.M57]; &quot;&quot;)">
            <text:p/>
          </table:table-cell>
          <table:table-cell table:formula="of:=IFERROR(IF(AND([.F57]=&quot;Long&quot;; [.O57]=[.J57]); [.J57]*([.P57]-[.K57]); IF(AND([.F57]=&quot;Short&quot;; [.O57]=[.J57]); [.J57]*([.K57]-[.P57]); &quot;&quot;)); &quot;&quot;)">
            <text:p/>
          </table:table-cell>
          <table:table-cell table:formula="of:=IF(ISNUMBER([.S57]); IF([.S57]&gt;0; &quot;Win&quot;; &quot;Loss&quot;);&quot;&quot;)">
            <text:p/>
          </table:table-cell>
          <table:table-cell table:formula="of:=IF([.Q57]=&quot;&quot;; &quot;&quot;; CONCATENATE(DATEDIF([.I57];[.Q57];&quot;d&quot;); IF(DATEDIF([.I57];[.Q57];&quot;d&quot;)&gt;1; &quot; Days&quot;; &quot; Day&quot;)))">
            <text:p/>
          </table:table-cell>
          <table:table-cell table:content-validation-name="val12"/>
          <table:table-cell table:number-columns-repeated="2"/>
          <table:table-cell table:style-name="ce196"/>
          <table:table-cell table:style-name="ce205" table:formula="of:=IFERROR(IF(ISBLANK([.Y57]); &quot;&quot;; IF([.$F57]=&quot;Long&quot;; ([.Y57]-[.$K57])*[.$J57]/[.$M57]; ([.$K57]-[.Y57])*[.$J57]/[.$M57])-[.$R57]); &quot;&quot;)">
            <text:p/>
          </table:table-cell>
          <table:table-cell table:style-name="Default"/>
          <table:table-cell table:style-name="ce205" table:formula="of:=IFERROR(IF(ISBLANK([.AA57]); &quot;&quot;; IF([.$F57]=&quot;Long&quot;; ([.AA57]-[.$K57])*[.$J57]/[.$M57]; ([.$K57]-[.AA57])*[.$J57]/[.$M57])-[.$R57]); &quot;&quot;)">
            <text:p/>
          </table:table-cell>
          <table:table-cell table:style-name="Default"/>
          <table:table-cell table:style-name="ce205" table:formula="of:=IFERROR(IF(ISBLANK([.AC57]); &quot;&quot;; IF([.$F57]=&quot;Long&quot;; ([.AC57]-[.$K57])*[.$J57]/[.$M57]; ([.$K57]-[.AC57])*[.$J57]/[.$M57])-[.$R57]); &quot;&quot;)">
            <text:p/>
          </table:table-cell>
          <table:table-cell/>
          <table:table-cell table:style-name="ce224" table:formula="of:=IF(ISBLANK([.Q57]); &quot;&quot;; DAY([.Q57]))">
            <text:p/>
          </table:table-cell>
          <table:table-cell table:style-name="ce224" table:formula="of:=IF(ISBLANK([.I57]); &quot;&quot;; WEEKDAY([.I57]; 2))">
            <text:p/>
          </table:table-cell>
          <table:table-cell table:style-name="ce224" table:formula="of:=IF(ISBLANK([.Q57]); &quot;&quot;; WEEKDAY([.Q57]; 2))">
            <text:p/>
          </table:table-cell>
          <table:table-cell table:style-name="ce224" table:formula="of:=IF(ISBLANK([.Q57]); &quot;&quot;; WEEKNUM([.Q57]))">
            <text:p/>
          </table:table-cell>
          <table:table-cell table:style-name="ce224" table:formula="of:=IF(ISBLANK([.I57]); &quot;&quot;; MONTH([.I57]))">
            <text:p/>
          </table:table-cell>
          <table:table-cell table:style-name="ce224" table:formula="of:=IF(ISBLANK([.Q57]); &quot;&quot;; MONTH([.Q57]))">
            <text:p/>
          </table:table-cell>
          <table:table-cell table:style-name="ce224" table:formula="of:=IF(OR(ISBLANK([.I57]); ISBLANK([.Q57])); &quot;&quot;; IFERROR(DATEDIF([.I57];[.Q57];&quot;d&quot;); &quot;&quot;))">
            <text:p/>
          </table:table-cell>
          <table:table-cell table:style-name="ce286" table:formula="of:=IF(ISBLANK([.P57]); &quot;&quot;; SUM([.$R$3:.R57]))">
            <text:p/>
          </table:table-cell>
          <table:table-cell table:style-name="ce286" table:formula="of:=IF(ISBLANK([.P57]); &quot;&quot;; SUM([.$S$3:.S57]))">
            <text:p/>
          </table:table-cell>
          <table:table-cell table:formula="of:=IF(ISBLANK([.K57]); &quot;&quot;; [.J57]*[.K57])">
            <text:p/>
          </table:table-cell>
          <table:table-cell table:formula="of:=IF(ISNUMBER([.AO57]); [.AO57]*0.0035; &quot;&quot;)">
            <text:p/>
          </table:table-cell>
          <table:table-cell table:style-name="ce224" table:formula="of:=IF(ISBLANK([.P57]); &quot;&quot; ; [.O57]*[.P57])">
            <text:p/>
          </table:table-cell>
          <table:table-cell table:formula="of:=IF(ISNUMBER([.AQ57]); [.AQ57]*0.0035; &quot;&quot;)">
            <text:p/>
          </table:table-cell>
          <table:table-cell table:number-columns-repeated="20"/>
        </table:table-row>
        <table:table-row table:style-name="ro2">
          <table:table-cell office:value-type="float" office:value="56" calcext:value-type="float">
            <text:p>5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8]=&quot;Long&quot;; [.K58]-[Overview.$C$4]/[.J58]; IF([.F58]=&quot;Short&quot;; [.K58]+[Overview.$C$4]/[.J58]; &quot;&quot;)); &quot;&quot;)">
            <text:p/>
          </table:table-cell>
          <table:table-cell table:style-name="ce157" table:formula="of:=IFERROR(ABS([.L58]-[.K58])*[.J58]; &quot;&quot;)">
            <text:p/>
          </table:table-cell>
          <table:table-cell table:style-name="ce289" table:formula="of:=IFERROR(IF([.F58]=&quot;Long&quot;; [.K58]+[Overview.$C$4]/[.J58]*[Overview.$C$6]; IF([.F58]=&quot;Short&quot;; [.K58]-[Overview.$C$4]/[.J58]*[Overview.$C$6]; &quot;&quot;)); &quot;&quot;)">
            <text:p/>
          </table:table-cell>
          <table:table-cell table:style-name="ce152"/>
          <table:table-cell table:number-columns-repeated="2"/>
          <table:table-cell table:formula="of:=IFERROR([.S58]/[.M58]; &quot;&quot;)">
            <text:p/>
          </table:table-cell>
          <table:table-cell table:formula="of:=IFERROR(IF(AND([.F58]=&quot;Long&quot;; [.O58]=[.J58]); [.J58]*([.P58]-[.K58]); IF(AND([.F58]=&quot;Short&quot;; [.O58]=[.J58]); [.J58]*([.K58]-[.P58]); &quot;&quot;)); &quot;&quot;)">
            <text:p/>
          </table:table-cell>
          <table:table-cell table:formula="of:=IF(ISNUMBER([.S58]); IF([.S58]&gt;0; &quot;Win&quot;; &quot;Loss&quot;);&quot;&quot;)">
            <text:p/>
          </table:table-cell>
          <table:table-cell table:formula="of:=IF([.Q58]=&quot;&quot;; &quot;&quot;; CONCATENATE(DATEDIF([.I58];[.Q58];&quot;d&quot;); IF(DATEDIF([.I58];[.Q58];&quot;d&quot;)&gt;1; &quot; Days&quot;; &quot; Day&quot;)))">
            <text:p/>
          </table:table-cell>
          <table:table-cell table:content-validation-name="val12"/>
          <table:table-cell table:number-columns-repeated="2"/>
          <table:table-cell table:style-name="ce196"/>
          <table:table-cell table:style-name="ce205" table:formula="of:=IFERROR(IF(ISBLANK([.Y58]); &quot;&quot;; IF([.$F58]=&quot;Long&quot;; ([.Y58]-[.$K58])*[.$J58]/[.$M58]; ([.$K58]-[.Y58])*[.$J58]/[.$M58])-[.$R58]); &quot;&quot;)">
            <text:p/>
          </table:table-cell>
          <table:table-cell table:style-name="Default"/>
          <table:table-cell table:style-name="ce205" table:formula="of:=IFERROR(IF(ISBLANK([.AA58]); &quot;&quot;; IF([.$F58]=&quot;Long&quot;; ([.AA58]-[.$K58])*[.$J58]/[.$M58]; ([.$K58]-[.AA58])*[.$J58]/[.$M58])-[.$R58]); &quot;&quot;)">
            <text:p/>
          </table:table-cell>
          <table:table-cell table:style-name="Default"/>
          <table:table-cell table:style-name="ce205" table:formula="of:=IFERROR(IF(ISBLANK([.AC58]); &quot;&quot;; IF([.$F58]=&quot;Long&quot;; ([.AC58]-[.$K58])*[.$J58]/[.$M58]; ([.$K58]-[.AC58])*[.$J58]/[.$M58])-[.$R58]); &quot;&quot;)">
            <text:p/>
          </table:table-cell>
          <table:table-cell/>
          <table:table-cell table:style-name="ce224" table:formula="of:=IF(ISBLANK([.Q58]); &quot;&quot;; DAY([.Q58]))">
            <text:p/>
          </table:table-cell>
          <table:table-cell table:style-name="ce224" table:formula="of:=IF(ISBLANK([.I58]); &quot;&quot;; WEEKDAY([.I58]; 2))">
            <text:p/>
          </table:table-cell>
          <table:table-cell table:style-name="ce224" table:formula="of:=IF(ISBLANK([.Q58]); &quot;&quot;; WEEKDAY([.Q58]; 2))">
            <text:p/>
          </table:table-cell>
          <table:table-cell table:style-name="ce224" table:formula="of:=IF(ISBLANK([.Q58]); &quot;&quot;; WEEKNUM([.Q58]))">
            <text:p/>
          </table:table-cell>
          <table:table-cell table:style-name="ce224" table:formula="of:=IF(ISBLANK([.I58]); &quot;&quot;; MONTH([.I58]))">
            <text:p/>
          </table:table-cell>
          <table:table-cell table:style-name="ce224" table:formula="of:=IF(ISBLANK([.Q58]); &quot;&quot;; MONTH([.Q58]))">
            <text:p/>
          </table:table-cell>
          <table:table-cell table:style-name="ce224" table:formula="of:=IF(OR(ISBLANK([.I58]); ISBLANK([.Q58])); &quot;&quot;; IFERROR(DATEDIF([.I58];[.Q58];&quot;d&quot;); &quot;&quot;))">
            <text:p/>
          </table:table-cell>
          <table:table-cell table:style-name="ce286" table:formula="of:=IF(ISBLANK([.P58]); &quot;&quot;; SUM([.$R$3:.R58]))">
            <text:p/>
          </table:table-cell>
          <table:table-cell table:style-name="ce286" table:formula="of:=IF(ISBLANK([.P58]); &quot;&quot;; SUM([.$S$3:.S58]))">
            <text:p/>
          </table:table-cell>
          <table:table-cell table:formula="of:=IF(ISBLANK([.K58]); &quot;&quot;; [.J58]*[.K58])">
            <text:p/>
          </table:table-cell>
          <table:table-cell table:formula="of:=IF(ISNUMBER([.AO58]); [.AO58]*0.0035; &quot;&quot;)">
            <text:p/>
          </table:table-cell>
          <table:table-cell table:style-name="ce224" table:formula="of:=IF(ISBLANK([.P58]); &quot;&quot; ; [.O58]*[.P58])">
            <text:p/>
          </table:table-cell>
          <table:table-cell table:formula="of:=IF(ISNUMBER([.AQ58]); [.AQ58]*0.0035; &quot;&quot;)">
            <text:p/>
          </table:table-cell>
          <table:table-cell table:number-columns-repeated="20"/>
        </table:table-row>
        <table:table-row table:style-name="ro2">
          <table:table-cell office:value-type="float" office:value="57" calcext:value-type="float">
            <text:p>5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9]=&quot;Long&quot;; [.K59]-[Overview.$C$4]/[.J59]; IF([.F59]=&quot;Short&quot;; [.K59]+[Overview.$C$4]/[.J59]; &quot;&quot;)); &quot;&quot;)">
            <text:p/>
          </table:table-cell>
          <table:table-cell table:style-name="ce157" table:formula="of:=IFERROR(ABS([.L59]-[.K59])*[.J59]; &quot;&quot;)">
            <text:p/>
          </table:table-cell>
          <table:table-cell table:style-name="ce289" table:formula="of:=IFERROR(IF([.F59]=&quot;Long&quot;; [.K59]+[Overview.$C$4]/[.J59]*[Overview.$C$6]; IF([.F59]=&quot;Short&quot;; [.K59]-[Overview.$C$4]/[.J59]*[Overview.$C$6]; &quot;&quot;)); &quot;&quot;)">
            <text:p/>
          </table:table-cell>
          <table:table-cell table:style-name="ce152"/>
          <table:table-cell table:number-columns-repeated="2"/>
          <table:table-cell table:formula="of:=IFERROR([.S59]/[.M59]; &quot;&quot;)">
            <text:p/>
          </table:table-cell>
          <table:table-cell table:formula="of:=IFERROR(IF(AND([.F59]=&quot;Long&quot;; [.O59]=[.J59]); [.J59]*([.P59]-[.K59]); IF(AND([.F59]=&quot;Short&quot;; [.O59]=[.J59]); [.J59]*([.K59]-[.P59]); &quot;&quot;)); &quot;&quot;)">
            <text:p/>
          </table:table-cell>
          <table:table-cell table:formula="of:=IF(ISNUMBER([.S59]); IF([.S59]&gt;0; &quot;Win&quot;; &quot;Loss&quot;);&quot;&quot;)">
            <text:p/>
          </table:table-cell>
          <table:table-cell table:formula="of:=IF([.Q59]=&quot;&quot;; &quot;&quot;; CONCATENATE(DATEDIF([.I59];[.Q59];&quot;d&quot;); IF(DATEDIF([.I59];[.Q59];&quot;d&quot;)&gt;1; &quot; Days&quot;; &quot; Day&quot;)))">
            <text:p/>
          </table:table-cell>
          <table:table-cell table:content-validation-name="val12"/>
          <table:table-cell table:number-columns-repeated="2"/>
          <table:table-cell table:style-name="ce196"/>
          <table:table-cell table:style-name="ce205" table:formula="of:=IFERROR(IF(ISBLANK([.Y59]); &quot;&quot;; IF([.$F59]=&quot;Long&quot;; ([.Y59]-[.$K59])*[.$J59]/[.$M59]; ([.$K59]-[.Y59])*[.$J59]/[.$M59])-[.$R59]); &quot;&quot;)">
            <text:p/>
          </table:table-cell>
          <table:table-cell table:style-name="Default"/>
          <table:table-cell table:style-name="ce205" table:formula="of:=IFERROR(IF(ISBLANK([.AA59]); &quot;&quot;; IF([.$F59]=&quot;Long&quot;; ([.AA59]-[.$K59])*[.$J59]/[.$M59]; ([.$K59]-[.AA59])*[.$J59]/[.$M59])-[.$R59]); &quot;&quot;)">
            <text:p/>
          </table:table-cell>
          <table:table-cell table:style-name="Default"/>
          <table:table-cell table:style-name="ce205" table:formula="of:=IFERROR(IF(ISBLANK([.AC59]); &quot;&quot;; IF([.$F59]=&quot;Long&quot;; ([.AC59]-[.$K59])*[.$J59]/[.$M59]; ([.$K59]-[.AC59])*[.$J59]/[.$M59])-[.$R59]); &quot;&quot;)">
            <text:p/>
          </table:table-cell>
          <table:table-cell/>
          <table:table-cell table:style-name="ce224" table:formula="of:=IF(ISBLANK([.Q59]); &quot;&quot;; DAY([.Q59]))">
            <text:p/>
          </table:table-cell>
          <table:table-cell table:style-name="ce224" table:formula="of:=IF(ISBLANK([.I59]); &quot;&quot;; WEEKDAY([.I59]; 2))">
            <text:p/>
          </table:table-cell>
          <table:table-cell table:style-name="ce224" table:formula="of:=IF(ISBLANK([.Q59]); &quot;&quot;; WEEKDAY([.Q59]; 2))">
            <text:p/>
          </table:table-cell>
          <table:table-cell table:style-name="ce224" table:formula="of:=IF(ISBLANK([.Q59]); &quot;&quot;; WEEKNUM([.Q59]))">
            <text:p/>
          </table:table-cell>
          <table:table-cell table:style-name="ce224" table:formula="of:=IF(ISBLANK([.I59]); &quot;&quot;; MONTH([.I59]))">
            <text:p/>
          </table:table-cell>
          <table:table-cell table:style-name="ce224" table:formula="of:=IF(ISBLANK([.Q59]); &quot;&quot;; MONTH([.Q59]))">
            <text:p/>
          </table:table-cell>
          <table:table-cell table:style-name="ce224" table:formula="of:=IF(OR(ISBLANK([.I59]); ISBLANK([.Q59])); &quot;&quot;; IFERROR(DATEDIF([.I59];[.Q59];&quot;d&quot;); &quot;&quot;))">
            <text:p/>
          </table:table-cell>
          <table:table-cell table:style-name="ce286" table:formula="of:=IF(ISBLANK([.P59]); &quot;&quot;; SUM([.$R$3:.R59]))">
            <text:p/>
          </table:table-cell>
          <table:table-cell table:style-name="ce286" table:formula="of:=IF(ISBLANK([.P59]); &quot;&quot;; SUM([.$S$3:.S59]))">
            <text:p/>
          </table:table-cell>
          <table:table-cell table:formula="of:=IF(ISBLANK([.K59]); &quot;&quot;; [.J59]*[.K59])">
            <text:p/>
          </table:table-cell>
          <table:table-cell table:formula="of:=IF(ISNUMBER([.AO59]); [.AO59]*0.0035; &quot;&quot;)">
            <text:p/>
          </table:table-cell>
          <table:table-cell table:style-name="ce224" table:formula="of:=IF(ISBLANK([.P59]); &quot;&quot; ; [.O59]*[.P59])">
            <text:p/>
          </table:table-cell>
          <table:table-cell table:formula="of:=IF(ISNUMBER([.AQ59]); [.AQ59]*0.0035; &quot;&quot;)">
            <text:p/>
          </table:table-cell>
          <table:table-cell table:number-columns-repeated="20"/>
        </table:table-row>
        <table:table-row table:style-name="ro2">
          <table:table-cell office:value-type="float" office:value="58" calcext:value-type="float">
            <text:p>5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0]=&quot;Long&quot;; [.K60]-[Overview.$C$4]/[.J60]; IF([.F60]=&quot;Short&quot;; [.K60]+[Overview.$C$4]/[.J60]; &quot;&quot;)); &quot;&quot;)">
            <text:p/>
          </table:table-cell>
          <table:table-cell table:style-name="ce157" table:formula="of:=IFERROR(ABS([.L60]-[.K60])*[.J60]; &quot;&quot;)">
            <text:p/>
          </table:table-cell>
          <table:table-cell table:style-name="ce289" table:formula="of:=IFERROR(IF([.F60]=&quot;Long&quot;; [.K60]+[Overview.$C$4]/[.J60]*[Overview.$C$6]; IF([.F60]=&quot;Short&quot;; [.K60]-[Overview.$C$4]/[.J60]*[Overview.$C$6]; &quot;&quot;)); &quot;&quot;)">
            <text:p/>
          </table:table-cell>
          <table:table-cell table:style-name="ce152"/>
          <table:table-cell table:number-columns-repeated="2"/>
          <table:table-cell table:formula="of:=IFERROR([.S60]/[.M60]; &quot;&quot;)">
            <text:p/>
          </table:table-cell>
          <table:table-cell table:formula="of:=IFERROR(IF(AND([.F60]=&quot;Long&quot;; [.O60]=[.J60]); [.J60]*([.P60]-[.K60]); IF(AND([.F60]=&quot;Short&quot;; [.O60]=[.J60]); [.J60]*([.K60]-[.P60]); &quot;&quot;)); &quot;&quot;)">
            <text:p/>
          </table:table-cell>
          <table:table-cell table:formula="of:=IF(ISNUMBER([.S60]); IF([.S60]&gt;0; &quot;Win&quot;; &quot;Loss&quot;);&quot;&quot;)">
            <text:p/>
          </table:table-cell>
          <table:table-cell table:formula="of:=IF([.Q60]=&quot;&quot;; &quot;&quot;; CONCATENATE(DATEDIF([.I60];[.Q60];&quot;d&quot;); IF(DATEDIF([.I60];[.Q60];&quot;d&quot;)&gt;1; &quot; Days&quot;; &quot; Day&quot;)))">
            <text:p/>
          </table:table-cell>
          <table:table-cell table:content-validation-name="val12"/>
          <table:table-cell table:number-columns-repeated="2"/>
          <table:table-cell table:style-name="ce196"/>
          <table:table-cell table:style-name="ce205" table:formula="of:=IFERROR(IF(ISBLANK([.Y60]); &quot;&quot;; IF([.$F60]=&quot;Long&quot;; ([.Y60]-[.$K60])*[.$J60]/[.$M60]; ([.$K60]-[.Y60])*[.$J60]/[.$M60])-[.$R60]); &quot;&quot;)">
            <text:p/>
          </table:table-cell>
          <table:table-cell table:style-name="Default"/>
          <table:table-cell table:style-name="ce205" table:formula="of:=IFERROR(IF(ISBLANK([.AA60]); &quot;&quot;; IF([.$F60]=&quot;Long&quot;; ([.AA60]-[.$K60])*[.$J60]/[.$M60]; ([.$K60]-[.AA60])*[.$J60]/[.$M60])-[.$R60]); &quot;&quot;)">
            <text:p/>
          </table:table-cell>
          <table:table-cell table:style-name="Default"/>
          <table:table-cell table:style-name="ce205" table:formula="of:=IFERROR(IF(ISBLANK([.AC60]); &quot;&quot;; IF([.$F60]=&quot;Long&quot;; ([.AC60]-[.$K60])*[.$J60]/[.$M60]; ([.$K60]-[.AC60])*[.$J60]/[.$M60])-[.$R60]); &quot;&quot;)">
            <text:p/>
          </table:table-cell>
          <table:table-cell/>
          <table:table-cell table:style-name="ce224" table:formula="of:=IF(ISBLANK([.Q60]); &quot;&quot;; DAY([.Q60]))">
            <text:p/>
          </table:table-cell>
          <table:table-cell table:style-name="ce224" table:formula="of:=IF(ISBLANK([.I60]); &quot;&quot;; WEEKDAY([.I60]; 2))">
            <text:p/>
          </table:table-cell>
          <table:table-cell table:style-name="ce224" table:formula="of:=IF(ISBLANK([.Q60]); &quot;&quot;; WEEKDAY([.Q60]; 2))">
            <text:p/>
          </table:table-cell>
          <table:table-cell table:style-name="ce224" table:formula="of:=IF(ISBLANK([.Q60]); &quot;&quot;; WEEKNUM([.Q60]))">
            <text:p/>
          </table:table-cell>
          <table:table-cell table:style-name="ce224" table:formula="of:=IF(ISBLANK([.I60]); &quot;&quot;; MONTH([.I60]))">
            <text:p/>
          </table:table-cell>
          <table:table-cell table:style-name="ce224" table:formula="of:=IF(ISBLANK([.Q60]); &quot;&quot;; MONTH([.Q60]))">
            <text:p/>
          </table:table-cell>
          <table:table-cell table:style-name="ce224" table:formula="of:=IF(OR(ISBLANK([.I60]); ISBLANK([.Q60])); &quot;&quot;; IFERROR(DATEDIF([.I60];[.Q60];&quot;d&quot;); &quot;&quot;))">
            <text:p/>
          </table:table-cell>
          <table:table-cell table:style-name="ce286" table:formula="of:=IF(ISBLANK([.P60]); &quot;&quot;; SUM([.$R$3:.R60]))">
            <text:p/>
          </table:table-cell>
          <table:table-cell table:style-name="ce286" table:formula="of:=IF(ISBLANK([.P60]); &quot;&quot;; SUM([.$S$3:.S60]))">
            <text:p/>
          </table:table-cell>
          <table:table-cell table:formula="of:=IF(ISBLANK([.K60]); &quot;&quot;; [.J60]*[.K60])">
            <text:p/>
          </table:table-cell>
          <table:table-cell table:formula="of:=IF(ISNUMBER([.AO60]); [.AO60]*0.0035; &quot;&quot;)">
            <text:p/>
          </table:table-cell>
          <table:table-cell table:style-name="ce224" table:formula="of:=IF(ISBLANK([.P60]); &quot;&quot; ; [.O60]*[.P60])">
            <text:p/>
          </table:table-cell>
          <table:table-cell table:formula="of:=IF(ISNUMBER([.AQ60]); [.AQ60]*0.0035; &quot;&quot;)">
            <text:p/>
          </table:table-cell>
          <table:table-cell table:number-columns-repeated="20"/>
        </table:table-row>
        <table:table-row table:style-name="ro2">
          <table:table-cell office:value-type="float" office:value="59" calcext:value-type="float">
            <text:p>5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1]=&quot;Long&quot;; [.K61]-[Overview.$C$4]/[.J61]; IF([.F61]=&quot;Short&quot;; [.K61]+[Overview.$C$4]/[.J61]; &quot;&quot;)); &quot;&quot;)">
            <text:p/>
          </table:table-cell>
          <table:table-cell table:style-name="ce157" table:formula="of:=IFERROR(ABS([.L61]-[.K61])*[.J61]; &quot;&quot;)">
            <text:p/>
          </table:table-cell>
          <table:table-cell table:style-name="ce289" table:formula="of:=IFERROR(IF([.F61]=&quot;Long&quot;; [.K61]+[Overview.$C$4]/[.J61]*[Overview.$C$6]; IF([.F61]=&quot;Short&quot;; [.K61]-[Overview.$C$4]/[.J61]*[Overview.$C$6]; &quot;&quot;)); &quot;&quot;)">
            <text:p/>
          </table:table-cell>
          <table:table-cell table:style-name="ce152"/>
          <table:table-cell table:number-columns-repeated="2"/>
          <table:table-cell table:formula="of:=IFERROR([.S61]/[.M61]; &quot;&quot;)">
            <text:p/>
          </table:table-cell>
          <table:table-cell table:formula="of:=IFERROR(IF(AND([.F61]=&quot;Long&quot;; [.O61]=[.J61]); [.J61]*([.P61]-[.K61]); IF(AND([.F61]=&quot;Short&quot;; [.O61]=[.J61]); [.J61]*([.K61]-[.P61]); &quot;&quot;)); &quot;&quot;)">
            <text:p/>
          </table:table-cell>
          <table:table-cell table:formula="of:=IF(ISNUMBER([.S61]); IF([.S61]&gt;0; &quot;Win&quot;; &quot;Loss&quot;);&quot;&quot;)">
            <text:p/>
          </table:table-cell>
          <table:table-cell table:formula="of:=IF([.Q61]=&quot;&quot;; &quot;&quot;; CONCATENATE(DATEDIF([.I61];[.Q61];&quot;d&quot;); IF(DATEDIF([.I61];[.Q61];&quot;d&quot;)&gt;1; &quot; Days&quot;; &quot; Day&quot;)))">
            <text:p/>
          </table:table-cell>
          <table:table-cell table:content-validation-name="val12"/>
          <table:table-cell table:number-columns-repeated="2"/>
          <table:table-cell table:style-name="ce196"/>
          <table:table-cell table:style-name="ce205" table:formula="of:=IFERROR(IF(ISBLANK([.Y61]); &quot;&quot;; IF([.$F61]=&quot;Long&quot;; ([.Y61]-[.$K61])*[.$J61]/[.$M61]; ([.$K61]-[.Y61])*[.$J61]/[.$M61])-[.$R61]); &quot;&quot;)">
            <text:p/>
          </table:table-cell>
          <table:table-cell table:style-name="Default"/>
          <table:table-cell table:style-name="ce205" table:formula="of:=IFERROR(IF(ISBLANK([.AA61]); &quot;&quot;; IF([.$F61]=&quot;Long&quot;; ([.AA61]-[.$K61])*[.$J61]/[.$M61]; ([.$K61]-[.AA61])*[.$J61]/[.$M61])-[.$R61]); &quot;&quot;)">
            <text:p/>
          </table:table-cell>
          <table:table-cell table:style-name="Default"/>
          <table:table-cell table:style-name="ce205" table:formula="of:=IFERROR(IF(ISBLANK([.AC61]); &quot;&quot;; IF([.$F61]=&quot;Long&quot;; ([.AC61]-[.$K61])*[.$J61]/[.$M61]; ([.$K61]-[.AC61])*[.$J61]/[.$M61])-[.$R61]); &quot;&quot;)">
            <text:p/>
          </table:table-cell>
          <table:table-cell/>
          <table:table-cell table:style-name="ce224" table:formula="of:=IF(ISBLANK([.Q61]); &quot;&quot;; DAY([.Q61]))">
            <text:p/>
          </table:table-cell>
          <table:table-cell table:style-name="ce224" table:formula="of:=IF(ISBLANK([.I61]); &quot;&quot;; WEEKDAY([.I61]; 2))">
            <text:p/>
          </table:table-cell>
          <table:table-cell table:style-name="ce224" table:formula="of:=IF(ISBLANK([.Q61]); &quot;&quot;; WEEKDAY([.Q61]; 2))">
            <text:p/>
          </table:table-cell>
          <table:table-cell table:style-name="ce224" table:formula="of:=IF(ISBLANK([.Q61]); &quot;&quot;; WEEKNUM([.Q61]))">
            <text:p/>
          </table:table-cell>
          <table:table-cell table:style-name="ce224" table:formula="of:=IF(ISBLANK([.I61]); &quot;&quot;; MONTH([.I61]))">
            <text:p/>
          </table:table-cell>
          <table:table-cell table:style-name="ce224" table:formula="of:=IF(ISBLANK([.Q61]); &quot;&quot;; MONTH([.Q61]))">
            <text:p/>
          </table:table-cell>
          <table:table-cell table:style-name="ce224" table:formula="of:=IF(OR(ISBLANK([.I61]); ISBLANK([.Q61])); &quot;&quot;; IFERROR(DATEDIF([.I61];[.Q61];&quot;d&quot;); &quot;&quot;))">
            <text:p/>
          </table:table-cell>
          <table:table-cell table:style-name="ce286" table:formula="of:=IF(ISBLANK([.P61]); &quot;&quot;; SUM([.$R$3:.R61]))">
            <text:p/>
          </table:table-cell>
          <table:table-cell table:style-name="ce286" table:formula="of:=IF(ISBLANK([.P61]); &quot;&quot;; SUM([.$S$3:.S61]))">
            <text:p/>
          </table:table-cell>
          <table:table-cell table:formula="of:=IF(ISBLANK([.K61]); &quot;&quot;; [.J61]*[.K61])">
            <text:p/>
          </table:table-cell>
          <table:table-cell table:formula="of:=IF(ISNUMBER([.AO61]); [.AO61]*0.0035; &quot;&quot;)">
            <text:p/>
          </table:table-cell>
          <table:table-cell table:style-name="ce224" table:formula="of:=IF(ISBLANK([.P61]); &quot;&quot; ; [.O61]*[.P61])">
            <text:p/>
          </table:table-cell>
          <table:table-cell table:formula="of:=IF(ISNUMBER([.AQ61]); [.AQ61]*0.0035; &quot;&quot;)">
            <text:p/>
          </table:table-cell>
          <table:table-cell table:number-columns-repeated="20"/>
        </table:table-row>
        <table:table-row table:style-name="ro2">
          <table:table-cell office:value-type="float" office:value="60" calcext:value-type="float">
            <text:p>6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2]=&quot;Long&quot;; [.K62]-[Overview.$C$4]/[.J62]; IF([.F62]=&quot;Short&quot;; [.K62]+[Overview.$C$4]/[.J62]; &quot;&quot;)); &quot;&quot;)">
            <text:p/>
          </table:table-cell>
          <table:table-cell table:style-name="ce157" table:formula="of:=IFERROR(ABS([.L62]-[.K62])*[.J62]; &quot;&quot;)">
            <text:p/>
          </table:table-cell>
          <table:table-cell table:style-name="ce289" table:formula="of:=IFERROR(IF([.F62]=&quot;Long&quot;; [.K62]+[Overview.$C$4]/[.J62]*[Overview.$C$6]; IF([.F62]=&quot;Short&quot;; [.K62]-[Overview.$C$4]/[.J62]*[Overview.$C$6]; &quot;&quot;)); &quot;&quot;)">
            <text:p/>
          </table:table-cell>
          <table:table-cell table:style-name="ce152"/>
          <table:table-cell table:number-columns-repeated="2"/>
          <table:table-cell table:formula="of:=IFERROR([.S62]/[.M62]; &quot;&quot;)">
            <text:p/>
          </table:table-cell>
          <table:table-cell table:formula="of:=IFERROR(IF(AND([.F62]=&quot;Long&quot;; [.O62]=[.J62]); [.J62]*([.P62]-[.K62]); IF(AND([.F62]=&quot;Short&quot;; [.O62]=[.J62]); [.J62]*([.K62]-[.P62]); &quot;&quot;)); &quot;&quot;)">
            <text:p/>
          </table:table-cell>
          <table:table-cell table:formula="of:=IF(ISNUMBER([.S62]); IF([.S62]&gt;0; &quot;Win&quot;; &quot;Loss&quot;);&quot;&quot;)">
            <text:p/>
          </table:table-cell>
          <table:table-cell table:formula="of:=IF([.Q62]=&quot;&quot;; &quot;&quot;; CONCATENATE(DATEDIF([.I62];[.Q62];&quot;d&quot;); IF(DATEDIF([.I62];[.Q62];&quot;d&quot;)&gt;1; &quot; Days&quot;; &quot; Day&quot;)))">
            <text:p/>
          </table:table-cell>
          <table:table-cell table:content-validation-name="val12"/>
          <table:table-cell table:number-columns-repeated="2"/>
          <table:table-cell table:style-name="ce196"/>
          <table:table-cell table:style-name="ce205" table:formula="of:=IFERROR(IF(ISBLANK([.Y62]); &quot;&quot;; IF([.$F62]=&quot;Long&quot;; ([.Y62]-[.$K62])*[.$J62]/[.$M62]; ([.$K62]-[.Y62])*[.$J62]/[.$M62])-[.$R62]); &quot;&quot;)">
            <text:p/>
          </table:table-cell>
          <table:table-cell table:style-name="Default"/>
          <table:table-cell table:style-name="ce205" table:formula="of:=IFERROR(IF(ISBLANK([.AA62]); &quot;&quot;; IF([.$F62]=&quot;Long&quot;; ([.AA62]-[.$K62])*[.$J62]/[.$M62]; ([.$K62]-[.AA62])*[.$J62]/[.$M62])-[.$R62]); &quot;&quot;)">
            <text:p/>
          </table:table-cell>
          <table:table-cell table:style-name="Default"/>
          <table:table-cell table:style-name="ce205" table:formula="of:=IFERROR(IF(ISBLANK([.AC62]); &quot;&quot;; IF([.$F62]=&quot;Long&quot;; ([.AC62]-[.$K62])*[.$J62]/[.$M62]; ([.$K62]-[.AC62])*[.$J62]/[.$M62])-[.$R62]); &quot;&quot;)">
            <text:p/>
          </table:table-cell>
          <table:table-cell/>
          <table:table-cell table:style-name="ce224" table:formula="of:=IF(ISBLANK([.Q62]); &quot;&quot;; DAY([.Q62]))">
            <text:p/>
          </table:table-cell>
          <table:table-cell table:style-name="ce224" table:formula="of:=IF(ISBLANK([.I62]); &quot;&quot;; WEEKDAY([.I62]; 2))">
            <text:p/>
          </table:table-cell>
          <table:table-cell table:style-name="ce224" table:formula="of:=IF(ISBLANK([.Q62]); &quot;&quot;; WEEKDAY([.Q62]; 2))">
            <text:p/>
          </table:table-cell>
          <table:table-cell table:style-name="ce224" table:formula="of:=IF(ISBLANK([.Q62]); &quot;&quot;; WEEKNUM([.Q62]))">
            <text:p/>
          </table:table-cell>
          <table:table-cell table:style-name="ce224" table:formula="of:=IF(ISBLANK([.I62]); &quot;&quot;; MONTH([.I62]))">
            <text:p/>
          </table:table-cell>
          <table:table-cell table:style-name="ce224" table:formula="of:=IF(ISBLANK([.Q62]); &quot;&quot;; MONTH([.Q62]))">
            <text:p/>
          </table:table-cell>
          <table:table-cell table:style-name="ce224" table:formula="of:=IF(OR(ISBLANK([.I62]); ISBLANK([.Q62])); &quot;&quot;; IFERROR(DATEDIF([.I62];[.Q62];&quot;d&quot;); &quot;&quot;))">
            <text:p/>
          </table:table-cell>
          <table:table-cell table:style-name="ce286" table:formula="of:=IF(ISBLANK([.P62]); &quot;&quot;; SUM([.$R$3:.R62]))">
            <text:p/>
          </table:table-cell>
          <table:table-cell table:style-name="ce286" table:formula="of:=IF(ISBLANK([.P62]); &quot;&quot;; SUM([.$S$3:.S62]))">
            <text:p/>
          </table:table-cell>
          <table:table-cell table:formula="of:=IF(ISBLANK([.K62]); &quot;&quot;; [.J62]*[.K62])">
            <text:p/>
          </table:table-cell>
          <table:table-cell table:formula="of:=IF(ISNUMBER([.AO62]); [.AO62]*0.0035; &quot;&quot;)">
            <text:p/>
          </table:table-cell>
          <table:table-cell table:style-name="ce224" table:formula="of:=IF(ISBLANK([.P62]); &quot;&quot; ; [.O62]*[.P62])">
            <text:p/>
          </table:table-cell>
          <table:table-cell table:formula="of:=IF(ISNUMBER([.AQ62]); [.AQ62]*0.0035; &quot;&quot;)">
            <text:p/>
          </table:table-cell>
          <table:table-cell table:number-columns-repeated="20"/>
        </table:table-row>
        <table:table-row table:style-name="ro2">
          <table:table-cell office:value-type="float" office:value="61" calcext:value-type="float">
            <text:p>6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3]=&quot;Long&quot;; [.K63]-[Overview.$C$4]/[.J63]; IF([.F63]=&quot;Short&quot;; [.K63]+[Overview.$C$4]/[.J63]; &quot;&quot;)); &quot;&quot;)">
            <text:p/>
          </table:table-cell>
          <table:table-cell table:style-name="ce157" table:formula="of:=IFERROR(ABS([.L63]-[.K63])*[.J63]; &quot;&quot;)">
            <text:p/>
          </table:table-cell>
          <table:table-cell table:style-name="ce289" table:formula="of:=IFERROR(IF([.F63]=&quot;Long&quot;; [.K63]+[Overview.$C$4]/[.J63]*[Overview.$C$6]; IF([.F63]=&quot;Short&quot;; [.K63]-[Overview.$C$4]/[.J63]*[Overview.$C$6]; &quot;&quot;)); &quot;&quot;)">
            <text:p/>
          </table:table-cell>
          <table:table-cell table:style-name="ce152"/>
          <table:table-cell table:number-columns-repeated="2"/>
          <table:table-cell table:formula="of:=IFERROR([.S63]/[.M63]; &quot;&quot;)">
            <text:p/>
          </table:table-cell>
          <table:table-cell table:formula="of:=IFERROR(IF(AND([.F63]=&quot;Long&quot;; [.O63]=[.J63]); [.J63]*([.P63]-[.K63]); IF(AND([.F63]=&quot;Short&quot;; [.O63]=[.J63]); [.J63]*([.K63]-[.P63]); &quot;&quot;)); &quot;&quot;)">
            <text:p/>
          </table:table-cell>
          <table:table-cell table:formula="of:=IF(ISNUMBER([.S63]); IF([.S63]&gt;0; &quot;Win&quot;; &quot;Loss&quot;);&quot;&quot;)">
            <text:p/>
          </table:table-cell>
          <table:table-cell table:formula="of:=IF([.Q63]=&quot;&quot;; &quot;&quot;; CONCATENATE(DATEDIF([.I63];[.Q63];&quot;d&quot;); IF(DATEDIF([.I63];[.Q63];&quot;d&quot;)&gt;1; &quot; Days&quot;; &quot; Day&quot;)))">
            <text:p/>
          </table:table-cell>
          <table:table-cell table:content-validation-name="val12"/>
          <table:table-cell table:number-columns-repeated="2"/>
          <table:table-cell table:style-name="ce196"/>
          <table:table-cell table:style-name="ce205" table:formula="of:=IFERROR(IF(ISBLANK([.Y63]); &quot;&quot;; IF([.$F63]=&quot;Long&quot;; ([.Y63]-[.$K63])*[.$J63]/[.$M63]; ([.$K63]-[.Y63])*[.$J63]/[.$M63])-[.$R63]); &quot;&quot;)">
            <text:p/>
          </table:table-cell>
          <table:table-cell table:style-name="Default"/>
          <table:table-cell table:style-name="ce205" table:formula="of:=IFERROR(IF(ISBLANK([.AA63]); &quot;&quot;; IF([.$F63]=&quot;Long&quot;; ([.AA63]-[.$K63])*[.$J63]/[.$M63]; ([.$K63]-[.AA63])*[.$J63]/[.$M63])-[.$R63]); &quot;&quot;)">
            <text:p/>
          </table:table-cell>
          <table:table-cell table:style-name="Default"/>
          <table:table-cell table:style-name="ce205" table:formula="of:=IFERROR(IF(ISBLANK([.AC63]); &quot;&quot;; IF([.$F63]=&quot;Long&quot;; ([.AC63]-[.$K63])*[.$J63]/[.$M63]; ([.$K63]-[.AC63])*[.$J63]/[.$M63])-[.$R63]); &quot;&quot;)">
            <text:p/>
          </table:table-cell>
          <table:table-cell/>
          <table:table-cell table:style-name="ce224" table:formula="of:=IF(ISBLANK([.Q63]); &quot;&quot;; DAY([.Q63]))">
            <text:p/>
          </table:table-cell>
          <table:table-cell table:style-name="ce224" table:formula="of:=IF(ISBLANK([.I63]); &quot;&quot;; WEEKDAY([.I63]; 2))">
            <text:p/>
          </table:table-cell>
          <table:table-cell table:style-name="ce224" table:formula="of:=IF(ISBLANK([.Q63]); &quot;&quot;; WEEKDAY([.Q63]; 2))">
            <text:p/>
          </table:table-cell>
          <table:table-cell table:style-name="ce224" table:formula="of:=IF(ISBLANK([.Q63]); &quot;&quot;; WEEKNUM([.Q63]))">
            <text:p/>
          </table:table-cell>
          <table:table-cell table:style-name="ce224" table:formula="of:=IF(ISBLANK([.I63]); &quot;&quot;; MONTH([.I63]))">
            <text:p/>
          </table:table-cell>
          <table:table-cell table:style-name="ce224" table:formula="of:=IF(ISBLANK([.Q63]); &quot;&quot;; MONTH([.Q63]))">
            <text:p/>
          </table:table-cell>
          <table:table-cell table:style-name="ce224" table:formula="of:=IF(OR(ISBLANK([.I63]); ISBLANK([.Q63])); &quot;&quot;; IFERROR(DATEDIF([.I63];[.Q63];&quot;d&quot;); &quot;&quot;))">
            <text:p/>
          </table:table-cell>
          <table:table-cell table:style-name="ce286" table:formula="of:=IF(ISBLANK([.P63]); &quot;&quot;; SUM([.$R$3:.R63]))">
            <text:p/>
          </table:table-cell>
          <table:table-cell table:style-name="ce286" table:formula="of:=IF(ISBLANK([.P63]); &quot;&quot;; SUM([.$S$3:.S63]))">
            <text:p/>
          </table:table-cell>
          <table:table-cell table:formula="of:=IF(ISBLANK([.K63]); &quot;&quot;; [.J63]*[.K63])">
            <text:p/>
          </table:table-cell>
          <table:table-cell table:formula="of:=IF(ISNUMBER([.AO63]); [.AO63]*0.0035; &quot;&quot;)">
            <text:p/>
          </table:table-cell>
          <table:table-cell table:style-name="ce224" table:formula="of:=IF(ISBLANK([.P63]); &quot;&quot; ; [.O63]*[.P63])">
            <text:p/>
          </table:table-cell>
          <table:table-cell table:formula="of:=IF(ISNUMBER([.AQ63]); [.AQ63]*0.0035; &quot;&quot;)">
            <text:p/>
          </table:table-cell>
          <table:table-cell table:number-columns-repeated="20"/>
        </table:table-row>
        <table:table-row table:style-name="ro2">
          <table:table-cell office:value-type="float" office:value="62" calcext:value-type="float">
            <text:p>6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4]=&quot;Long&quot;; [.K64]-[Overview.$C$4]/[.J64]; IF([.F64]=&quot;Short&quot;; [.K64]+[Overview.$C$4]/[.J64]; &quot;&quot;)); &quot;&quot;)">
            <text:p/>
          </table:table-cell>
          <table:table-cell table:style-name="ce157" table:formula="of:=IFERROR(ABS([.L64]-[.K64])*[.J64]; &quot;&quot;)">
            <text:p/>
          </table:table-cell>
          <table:table-cell table:style-name="ce289" table:formula="of:=IFERROR(IF([.F64]=&quot;Long&quot;; [.K64]+[Overview.$C$4]/[.J64]*[Overview.$C$6]; IF([.F64]=&quot;Short&quot;; [.K64]-[Overview.$C$4]/[.J64]*[Overview.$C$6]; &quot;&quot;)); &quot;&quot;)">
            <text:p/>
          </table:table-cell>
          <table:table-cell table:style-name="ce152"/>
          <table:table-cell table:number-columns-repeated="2"/>
          <table:table-cell table:formula="of:=IFERROR([.S64]/[.M64]; &quot;&quot;)">
            <text:p/>
          </table:table-cell>
          <table:table-cell table:formula="of:=IFERROR(IF(AND([.F64]=&quot;Long&quot;; [.O64]=[.J64]); [.J64]*([.P64]-[.K64]); IF(AND([.F64]=&quot;Short&quot;; [.O64]=[.J64]); [.J64]*([.K64]-[.P64]); &quot;&quot;)); &quot;&quot;)">
            <text:p/>
          </table:table-cell>
          <table:table-cell table:formula="of:=IF(ISNUMBER([.S64]); IF([.S64]&gt;0; &quot;Win&quot;; &quot;Loss&quot;);&quot;&quot;)">
            <text:p/>
          </table:table-cell>
          <table:table-cell table:formula="of:=IF([.Q64]=&quot;&quot;; &quot;&quot;; CONCATENATE(DATEDIF([.I64];[.Q64];&quot;d&quot;); IF(DATEDIF([.I64];[.Q64];&quot;d&quot;)&gt;1; &quot; Days&quot;; &quot; Day&quot;)))">
            <text:p/>
          </table:table-cell>
          <table:table-cell table:content-validation-name="val12"/>
          <table:table-cell table:number-columns-repeated="2"/>
          <table:table-cell table:style-name="ce196"/>
          <table:table-cell table:style-name="ce205" table:formula="of:=IFERROR(IF(ISBLANK([.Y64]); &quot;&quot;; IF([.$F64]=&quot;Long&quot;; ([.Y64]-[.$K64])*[.$J64]/[.$M64]; ([.$K64]-[.Y64])*[.$J64]/[.$M64])-[.$R64]); &quot;&quot;)">
            <text:p/>
          </table:table-cell>
          <table:table-cell table:style-name="Default"/>
          <table:table-cell table:style-name="ce205" table:formula="of:=IFERROR(IF(ISBLANK([.AA64]); &quot;&quot;; IF([.$F64]=&quot;Long&quot;; ([.AA64]-[.$K64])*[.$J64]/[.$M64]; ([.$K64]-[.AA64])*[.$J64]/[.$M64])-[.$R64]); &quot;&quot;)">
            <text:p/>
          </table:table-cell>
          <table:table-cell table:style-name="Default"/>
          <table:table-cell table:style-name="ce205" table:formula="of:=IFERROR(IF(ISBLANK([.AC64]); &quot;&quot;; IF([.$F64]=&quot;Long&quot;; ([.AC64]-[.$K64])*[.$J64]/[.$M64]; ([.$K64]-[.AC64])*[.$J64]/[.$M64])-[.$R64]); &quot;&quot;)">
            <text:p/>
          </table:table-cell>
          <table:table-cell/>
          <table:table-cell table:style-name="ce224" table:formula="of:=IF(ISBLANK([.Q64]); &quot;&quot;; DAY([.Q64]))">
            <text:p/>
          </table:table-cell>
          <table:table-cell table:style-name="ce224" table:formula="of:=IF(ISBLANK([.I64]); &quot;&quot;; WEEKDAY([.I64]; 2))">
            <text:p/>
          </table:table-cell>
          <table:table-cell table:style-name="ce224" table:formula="of:=IF(ISBLANK([.Q64]); &quot;&quot;; WEEKDAY([.Q64]; 2))">
            <text:p/>
          </table:table-cell>
          <table:table-cell table:style-name="ce224" table:formula="of:=IF(ISBLANK([.Q64]); &quot;&quot;; WEEKNUM([.Q64]))">
            <text:p/>
          </table:table-cell>
          <table:table-cell table:style-name="ce224" table:formula="of:=IF(ISBLANK([.I64]); &quot;&quot;; MONTH([.I64]))">
            <text:p/>
          </table:table-cell>
          <table:table-cell table:style-name="ce224" table:formula="of:=IF(ISBLANK([.Q64]); &quot;&quot;; MONTH([.Q64]))">
            <text:p/>
          </table:table-cell>
          <table:table-cell table:style-name="ce224" table:formula="of:=IF(OR(ISBLANK([.I64]); ISBLANK([.Q64])); &quot;&quot;; IFERROR(DATEDIF([.I64];[.Q64];&quot;d&quot;); &quot;&quot;))">
            <text:p/>
          </table:table-cell>
          <table:table-cell table:style-name="ce286" table:formula="of:=IF(ISBLANK([.P64]); &quot;&quot;; SUM([.$R$3:.R64]))">
            <text:p/>
          </table:table-cell>
          <table:table-cell table:style-name="ce286" table:formula="of:=IF(ISBLANK([.P64]); &quot;&quot;; SUM([.$S$3:.S64]))">
            <text:p/>
          </table:table-cell>
          <table:table-cell table:formula="of:=IF(ISBLANK([.K64]); &quot;&quot;; [.J64]*[.K64])">
            <text:p/>
          </table:table-cell>
          <table:table-cell table:formula="of:=IF(ISNUMBER([.AO64]); [.AO64]*0.0035; &quot;&quot;)">
            <text:p/>
          </table:table-cell>
          <table:table-cell table:style-name="ce224" table:formula="of:=IF(ISBLANK([.P64]); &quot;&quot; ; [.O64]*[.P64])">
            <text:p/>
          </table:table-cell>
          <table:table-cell table:formula="of:=IF(ISNUMBER([.AQ64]); [.AQ64]*0.0035; &quot;&quot;)">
            <text:p/>
          </table:table-cell>
          <table:table-cell table:number-columns-repeated="20"/>
        </table:table-row>
        <table:table-row table:style-name="ro2">
          <table:table-cell office:value-type="float" office:value="63" calcext:value-type="float">
            <text:p>6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5]=&quot;Long&quot;; [.K65]-[Overview.$C$4]/[.J65]; IF([.F65]=&quot;Short&quot;; [.K65]+[Overview.$C$4]/[.J65]; &quot;&quot;)); &quot;&quot;)">
            <text:p/>
          </table:table-cell>
          <table:table-cell table:style-name="ce157" table:formula="of:=IFERROR(ABS([.L65]-[.K65])*[.J65]; &quot;&quot;)">
            <text:p/>
          </table:table-cell>
          <table:table-cell table:style-name="ce289" table:formula="of:=IFERROR(IF([.F65]=&quot;Long&quot;; [.K65]+[Overview.$C$4]/[.J65]*[Overview.$C$6]; IF([.F65]=&quot;Short&quot;; [.K65]-[Overview.$C$4]/[.J65]*[Overview.$C$6]; &quot;&quot;)); &quot;&quot;)">
            <text:p/>
          </table:table-cell>
          <table:table-cell table:style-name="ce152"/>
          <table:table-cell table:number-columns-repeated="2"/>
          <table:table-cell table:formula="of:=IFERROR([.S65]/[.M65]; &quot;&quot;)">
            <text:p/>
          </table:table-cell>
          <table:table-cell table:formula="of:=IFERROR(IF(AND([.F65]=&quot;Long&quot;; [.O65]=[.J65]); [.J65]*([.P65]-[.K65]); IF(AND([.F65]=&quot;Short&quot;; [.O65]=[.J65]); [.J65]*([.K65]-[.P65]); &quot;&quot;)); &quot;&quot;)">
            <text:p/>
          </table:table-cell>
          <table:table-cell table:formula="of:=IF(ISNUMBER([.S65]); IF([.S65]&gt;0; &quot;Win&quot;; &quot;Loss&quot;);&quot;&quot;)">
            <text:p/>
          </table:table-cell>
          <table:table-cell table:formula="of:=IF([.Q65]=&quot;&quot;; &quot;&quot;; CONCATENATE(DATEDIF([.I65];[.Q65];&quot;d&quot;); IF(DATEDIF([.I65];[.Q65];&quot;d&quot;)&gt;1; &quot; Days&quot;; &quot; Day&quot;)))">
            <text:p/>
          </table:table-cell>
          <table:table-cell table:content-validation-name="val12"/>
          <table:table-cell table:number-columns-repeated="2"/>
          <table:table-cell table:style-name="ce196"/>
          <table:table-cell table:style-name="ce205" table:formula="of:=IFERROR(IF(ISBLANK([.Y65]); &quot;&quot;; IF([.$F65]=&quot;Long&quot;; ([.Y65]-[.$K65])*[.$J65]/[.$M65]; ([.$K65]-[.Y65])*[.$J65]/[.$M65])-[.$R65]); &quot;&quot;)">
            <text:p/>
          </table:table-cell>
          <table:table-cell table:style-name="Default"/>
          <table:table-cell table:style-name="ce205" table:formula="of:=IFERROR(IF(ISBLANK([.AA65]); &quot;&quot;; IF([.$F65]=&quot;Long&quot;; ([.AA65]-[.$K65])*[.$J65]/[.$M65]; ([.$K65]-[.AA65])*[.$J65]/[.$M65])-[.$R65]); &quot;&quot;)">
            <text:p/>
          </table:table-cell>
          <table:table-cell table:style-name="Default"/>
          <table:table-cell table:style-name="ce205" table:formula="of:=IFERROR(IF(ISBLANK([.AC65]); &quot;&quot;; IF([.$F65]=&quot;Long&quot;; ([.AC65]-[.$K65])*[.$J65]/[.$M65]; ([.$K65]-[.AC65])*[.$J65]/[.$M65])-[.$R65]); &quot;&quot;)">
            <text:p/>
          </table:table-cell>
          <table:table-cell/>
          <table:table-cell table:style-name="ce224" table:formula="of:=IF(ISBLANK([.Q65]); &quot;&quot;; DAY([.Q65]))">
            <text:p/>
          </table:table-cell>
          <table:table-cell table:style-name="ce224" table:formula="of:=IF(ISBLANK([.I65]); &quot;&quot;; WEEKDAY([.I65]; 2))">
            <text:p/>
          </table:table-cell>
          <table:table-cell table:style-name="ce224" table:formula="of:=IF(ISBLANK([.Q65]); &quot;&quot;; WEEKDAY([.Q65]; 2))">
            <text:p/>
          </table:table-cell>
          <table:table-cell table:style-name="ce224" table:formula="of:=IF(ISBLANK([.Q65]); &quot;&quot;; WEEKNUM([.Q65]))">
            <text:p/>
          </table:table-cell>
          <table:table-cell table:style-name="ce224" table:formula="of:=IF(ISBLANK([.I65]); &quot;&quot;; MONTH([.I65]))">
            <text:p/>
          </table:table-cell>
          <table:table-cell table:style-name="ce224" table:formula="of:=IF(ISBLANK([.Q65]); &quot;&quot;; MONTH([.Q65]))">
            <text:p/>
          </table:table-cell>
          <table:table-cell table:style-name="ce224" table:formula="of:=IF(OR(ISBLANK([.I65]); ISBLANK([.Q65])); &quot;&quot;; IFERROR(DATEDIF([.I65];[.Q65];&quot;d&quot;); &quot;&quot;))">
            <text:p/>
          </table:table-cell>
          <table:table-cell table:style-name="ce286" table:formula="of:=IF(ISBLANK([.P65]); &quot;&quot;; SUM([.$R$3:.R65]))">
            <text:p/>
          </table:table-cell>
          <table:table-cell table:style-name="ce286" table:formula="of:=IF(ISBLANK([.P65]); &quot;&quot;; SUM([.$S$3:.S65]))">
            <text:p/>
          </table:table-cell>
          <table:table-cell table:formula="of:=IF(ISBLANK([.K65]); &quot;&quot;; [.J65]*[.K65])">
            <text:p/>
          </table:table-cell>
          <table:table-cell table:formula="of:=IF(ISNUMBER([.AO65]); [.AO65]*0.0035; &quot;&quot;)">
            <text:p/>
          </table:table-cell>
          <table:table-cell table:style-name="ce224" table:formula="of:=IF(ISBLANK([.P65]); &quot;&quot; ; [.O65]*[.P65])">
            <text:p/>
          </table:table-cell>
          <table:table-cell table:formula="of:=IF(ISNUMBER([.AQ65]); [.AQ65]*0.0035; &quot;&quot;)">
            <text:p/>
          </table:table-cell>
          <table:table-cell table:number-columns-repeated="20"/>
        </table:table-row>
        <table:table-row table:style-name="ro2">
          <table:table-cell office:value-type="float" office:value="64" calcext:value-type="float">
            <text:p>64</text:p>
          </table:table-cell>
          <table:table-cell table:style-name="ce219"/>
          <table:table-cell table:style-name="ce225" table:content-validation-name="val2"/>
          <table:table-cell table:style-name="ce225"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6]=&quot;Long&quot;; [.K66]-[Overview.$C$4]/[.J66]; IF([.F66]=&quot;Short&quot;; [.K66]+[Overview.$C$4]/[.J66]; &quot;&quot;)); &quot;&quot;)">
            <text:p/>
          </table:table-cell>
          <table:table-cell table:style-name="ce157" table:formula="of:=IFERROR(ABS([.L66]-[.K66])*[.J66]; &quot;&quot;)">
            <text:p/>
          </table:table-cell>
          <table:table-cell table:style-name="ce289" table:formula="of:=IFERROR(IF([.F66]=&quot;Long&quot;; [.K66]+[Overview.$C$4]/[.J66]*[Overview.$C$6]; IF([.F66]=&quot;Short&quot;; [.K66]-[Overview.$C$4]/[.J66]*[Overview.$C$6]; &quot;&quot;)); &quot;&quot;)">
            <text:p/>
          </table:table-cell>
          <table:table-cell table:style-name="ce152"/>
          <table:table-cell table:number-columns-repeated="2"/>
          <table:table-cell table:formula="of:=IFERROR([.S66]/[.M66]; &quot;&quot;)">
            <text:p/>
          </table:table-cell>
          <table:table-cell table:formula="of:=IFERROR(IF(AND([.F66]=&quot;Long&quot;; [.O66]=[.J66]); [.J66]*([.P66]-[.K66]); IF(AND([.F66]=&quot;Short&quot;; [.O66]=[.J66]); [.J66]*([.K66]-[.P66]); &quot;&quot;)); &quot;&quot;)">
            <text:p/>
          </table:table-cell>
          <table:table-cell table:formula="of:=IF(ISNUMBER([.S66]); IF([.S66]&gt;0; &quot;Win&quot;; &quot;Loss&quot;);&quot;&quot;)">
            <text:p/>
          </table:table-cell>
          <table:table-cell table:formula="of:=IF([.Q66]=&quot;&quot;; &quot;&quot;; CONCATENATE(DATEDIF([.I66];[.Q66];&quot;d&quot;); IF(DATEDIF([.I66];[.Q66];&quot;d&quot;)&gt;1; &quot; Days&quot;; &quot; Day&quot;)))">
            <text:p/>
          </table:table-cell>
          <table:table-cell table:content-validation-name="val12"/>
          <table:table-cell table:number-columns-repeated="2"/>
          <table:table-cell table:style-name="ce196"/>
          <table:table-cell table:style-name="ce205" table:formula="of:=IFERROR(IF(ISBLANK([.Y66]); &quot;&quot;; IF([.$F66]=&quot;Long&quot;; ([.Y66]-[.$K66])*[.$J66]/[.$M66]; ([.$K66]-[.Y66])*[.$J66]/[.$M66])-[.$R66]); &quot;&quot;)">
            <text:p/>
          </table:table-cell>
          <table:table-cell table:style-name="Default"/>
          <table:table-cell table:style-name="ce205" table:formula="of:=IFERROR(IF(ISBLANK([.AA66]); &quot;&quot;; IF([.$F66]=&quot;Long&quot;; ([.AA66]-[.$K66])*[.$J66]/[.$M66]; ([.$K66]-[.AA66])*[.$J66]/[.$M66])-[.$R66]); &quot;&quot;)">
            <text:p/>
          </table:table-cell>
          <table:table-cell table:style-name="Default"/>
          <table:table-cell table:style-name="ce205" table:formula="of:=IFERROR(IF(ISBLANK([.AC66]); &quot;&quot;; IF([.$F66]=&quot;Long&quot;; ([.AC66]-[.$K66])*[.$J66]/[.$M66]; ([.$K66]-[.AC66])*[.$J66]/[.$M66])-[.$R66]); &quot;&quot;)">
            <text:p/>
          </table:table-cell>
          <table:table-cell/>
          <table:table-cell table:style-name="ce224" table:formula="of:=IF(ISBLANK([.Q66]); &quot;&quot;; DAY([.Q66]))">
            <text:p/>
          </table:table-cell>
          <table:table-cell table:style-name="ce224" table:formula="of:=IF(ISBLANK([.I66]); &quot;&quot;; WEEKDAY([.I66]; 2))">
            <text:p/>
          </table:table-cell>
          <table:table-cell table:style-name="ce224" table:formula="of:=IF(ISBLANK([.Q66]); &quot;&quot;; WEEKDAY([.Q66]; 2))">
            <text:p/>
          </table:table-cell>
          <table:table-cell table:style-name="ce224" table:formula="of:=IF(ISBLANK([.Q66]); &quot;&quot;; WEEKNUM([.Q66]))">
            <text:p/>
          </table:table-cell>
          <table:table-cell table:style-name="ce224" table:formula="of:=IF(ISBLANK([.I66]); &quot;&quot;; MONTH([.I66]))">
            <text:p/>
          </table:table-cell>
          <table:table-cell table:style-name="ce224" table:formula="of:=IF(ISBLANK([.Q66]); &quot;&quot;; MONTH([.Q66]))">
            <text:p/>
          </table:table-cell>
          <table:table-cell table:style-name="ce224" table:formula="of:=IF(OR(ISBLANK([.I66]); ISBLANK([.Q66])); &quot;&quot;; IFERROR(DATEDIF([.I66];[.Q66];&quot;d&quot;); &quot;&quot;))">
            <text:p/>
          </table:table-cell>
          <table:table-cell table:style-name="ce286" table:formula="of:=IF(ISBLANK([.P66]); &quot;&quot;; SUM([.$R$3:.R66]))">
            <text:p/>
          </table:table-cell>
          <table:table-cell table:style-name="ce286" table:formula="of:=IF(ISBLANK([.P66]); &quot;&quot;; SUM([.$S$3:.S66]))">
            <text:p/>
          </table:table-cell>
          <table:table-cell table:formula="of:=IF(ISBLANK([.K66]); &quot;&quot;; [.J66]*[.K66])">
            <text:p/>
          </table:table-cell>
          <table:table-cell table:formula="of:=IF(ISNUMBER([.AO66]); [.AO66]*0.0035; &quot;&quot;)">
            <text:p/>
          </table:table-cell>
          <table:table-cell table:style-name="ce224" table:formula="of:=IF(ISBLANK([.P66]); &quot;&quot; ; [.O66]*[.P66])">
            <text:p/>
          </table:table-cell>
          <table:table-cell table:formula="of:=IF(ISNUMBER([.AQ66]); [.AQ66]*0.0035; &quot;&quot;)">
            <text:p/>
          </table:table-cell>
          <table:table-cell table:number-columns-repeated="20"/>
        </table:table-row>
        <table:table-row table:style-name="ro2">
          <table:table-cell office:value-type="float" office:value="65" calcext:value-type="float">
            <text:p>6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7]=&quot;Long&quot;; [.K67]-[Overview.$C$4]/[.J67]; IF([.F67]=&quot;Short&quot;; [.K67]+[Overview.$C$4]/[.J67]; &quot;&quot;)); &quot;&quot;)">
            <text:p/>
          </table:table-cell>
          <table:table-cell table:style-name="ce157" table:formula="of:=IFERROR(ABS([.L67]-[.K67])*[.J67]; &quot;&quot;)">
            <text:p/>
          </table:table-cell>
          <table:table-cell table:style-name="ce289" table:formula="of:=IFERROR(IF([.F67]=&quot;Long&quot;; [.K67]+[Overview.$C$4]/[.J67]*[Overview.$C$6]; IF([.F67]=&quot;Short&quot;; [.K67]-[Overview.$C$4]/[.J67]*[Overview.$C$6]; &quot;&quot;)); &quot;&quot;)">
            <text:p/>
          </table:table-cell>
          <table:table-cell table:style-name="ce152"/>
          <table:table-cell table:number-columns-repeated="2"/>
          <table:table-cell table:formula="of:=IFERROR([.S67]/[.M67]; &quot;&quot;)">
            <text:p/>
          </table:table-cell>
          <table:table-cell table:formula="of:=IFERROR(IF(AND([.F67]=&quot;Long&quot;; [.O67]=[.J67]); [.J67]*([.P67]-[.K67]); IF(AND([.F67]=&quot;Short&quot;; [.O67]=[.J67]); [.J67]*([.K67]-[.P67]); &quot;&quot;)); &quot;&quot;)">
            <text:p/>
          </table:table-cell>
          <table:table-cell table:formula="of:=IF(ISNUMBER([.S67]); IF([.S67]&gt;0; &quot;Win&quot;; &quot;Loss&quot;);&quot;&quot;)">
            <text:p/>
          </table:table-cell>
          <table:table-cell table:formula="of:=IF([.Q67]=&quot;&quot;; &quot;&quot;; CONCATENATE(DATEDIF([.I67];[.Q67];&quot;d&quot;); IF(DATEDIF([.I67];[.Q67];&quot;d&quot;)&gt;1; &quot; Days&quot;; &quot; Day&quot;)))">
            <text:p/>
          </table:table-cell>
          <table:table-cell table:content-validation-name="val12"/>
          <table:table-cell table:number-columns-repeated="2"/>
          <table:table-cell table:style-name="ce196"/>
          <table:table-cell table:style-name="ce205" table:formula="of:=IFERROR(IF(ISBLANK([.Y67]); &quot;&quot;; IF([.$F67]=&quot;Long&quot;; ([.Y67]-[.$K67])*[.$J67]/[.$M67]; ([.$K67]-[.Y67])*[.$J67]/[.$M67])-[.$R67]); &quot;&quot;)">
            <text:p/>
          </table:table-cell>
          <table:table-cell table:style-name="Default"/>
          <table:table-cell table:style-name="ce205" table:formula="of:=IFERROR(IF(ISBLANK([.AA67]); &quot;&quot;; IF([.$F67]=&quot;Long&quot;; ([.AA67]-[.$K67])*[.$J67]/[.$M67]; ([.$K67]-[.AA67])*[.$J67]/[.$M67])-[.$R67]); &quot;&quot;)">
            <text:p/>
          </table:table-cell>
          <table:table-cell table:style-name="Default"/>
          <table:table-cell table:style-name="ce205" table:formula="of:=IFERROR(IF(ISBLANK([.AC67]); &quot;&quot;; IF([.$F67]=&quot;Long&quot;; ([.AC67]-[.$K67])*[.$J67]/[.$M67]; ([.$K67]-[.AC67])*[.$J67]/[.$M67])-[.$R67]); &quot;&quot;)">
            <text:p/>
          </table:table-cell>
          <table:table-cell/>
          <table:table-cell table:style-name="ce224" table:formula="of:=IF(ISBLANK([.Q67]); &quot;&quot;; DAY([.Q67]))">
            <text:p/>
          </table:table-cell>
          <table:table-cell table:style-name="ce224" table:formula="of:=IF(ISBLANK([.I67]); &quot;&quot;; WEEKDAY([.I67]; 2))">
            <text:p/>
          </table:table-cell>
          <table:table-cell table:style-name="ce224" table:formula="of:=IF(ISBLANK([.Q67]); &quot;&quot;; WEEKDAY([.Q67]; 2))">
            <text:p/>
          </table:table-cell>
          <table:table-cell table:style-name="ce224" table:formula="of:=IF(ISBLANK([.Q67]); &quot;&quot;; WEEKNUM([.Q67]))">
            <text:p/>
          </table:table-cell>
          <table:table-cell table:style-name="ce224" table:formula="of:=IF(ISBLANK([.I67]); &quot;&quot;; MONTH([.I67]))">
            <text:p/>
          </table:table-cell>
          <table:table-cell table:style-name="ce224" table:formula="of:=IF(ISBLANK([.Q67]); &quot;&quot;; MONTH([.Q67]))">
            <text:p/>
          </table:table-cell>
          <table:table-cell table:style-name="ce224" table:formula="of:=IF(OR(ISBLANK([.I67]); ISBLANK([.Q67])); &quot;&quot;; IFERROR(DATEDIF([.I67];[.Q67];&quot;d&quot;); &quot;&quot;))">
            <text:p/>
          </table:table-cell>
          <table:table-cell table:style-name="ce286" table:formula="of:=IF(ISBLANK([.P67]); &quot;&quot;; SUM([.$R$3:.R67]))">
            <text:p/>
          </table:table-cell>
          <table:table-cell table:style-name="ce286" table:formula="of:=IF(ISBLANK([.P67]); &quot;&quot;; SUM([.$S$3:.S67]))">
            <text:p/>
          </table:table-cell>
          <table:table-cell table:formula="of:=IF(ISBLANK([.K67]); &quot;&quot;; [.J67]*[.K67])">
            <text:p/>
          </table:table-cell>
          <table:table-cell table:formula="of:=IF(ISNUMBER([.AO67]); [.AO67]*0.0035; &quot;&quot;)">
            <text:p/>
          </table:table-cell>
          <table:table-cell table:style-name="ce224" table:formula="of:=IF(ISBLANK([.P67]); &quot;&quot; ; [.O67]*[.P67])">
            <text:p/>
          </table:table-cell>
          <table:table-cell table:formula="of:=IF(ISNUMBER([.AQ67]); [.AQ67]*0.0035; &quot;&quot;)">
            <text:p/>
          </table:table-cell>
          <table:table-cell table:number-columns-repeated="20"/>
        </table:table-row>
        <table:table-row table:style-name="ro2">
          <table:table-cell office:value-type="float" office:value="66" calcext:value-type="float">
            <text:p>6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8]=&quot;Long&quot;; [.K68]-[Overview.$C$4]/[.J68]; IF([.F68]=&quot;Short&quot;; [.K68]+[Overview.$C$4]/[.J68]; &quot;&quot;)); &quot;&quot;)">
            <text:p/>
          </table:table-cell>
          <table:table-cell table:style-name="ce157" table:formula="of:=IFERROR(ABS([.L68]-[.K68])*[.J68]; &quot;&quot;)">
            <text:p/>
          </table:table-cell>
          <table:table-cell table:style-name="ce289" table:formula="of:=IFERROR(IF([.F68]=&quot;Long&quot;; [.K68]+[Overview.$C$4]/[.J68]*[Overview.$C$6]; IF([.F68]=&quot;Short&quot;; [.K68]-[Overview.$C$4]/[.J68]*[Overview.$C$6]; &quot;&quot;)); &quot;&quot;)">
            <text:p/>
          </table:table-cell>
          <table:table-cell table:style-name="ce152"/>
          <table:table-cell table:number-columns-repeated="2"/>
          <table:table-cell table:formula="of:=IFERROR([.S68]/[.M68]; &quot;&quot;)">
            <text:p/>
          </table:table-cell>
          <table:table-cell table:formula="of:=IFERROR(IF(AND([.F68]=&quot;Long&quot;; [.O68]=[.J68]); [.J68]*([.P68]-[.K68]); IF(AND([.F68]=&quot;Short&quot;; [.O68]=[.J68]); [.J68]*([.K68]-[.P68]); &quot;&quot;)); &quot;&quot;)">
            <text:p/>
          </table:table-cell>
          <table:table-cell table:formula="of:=IF(ISNUMBER([.S68]); IF([.S68]&gt;0; &quot;Win&quot;; &quot;Loss&quot;);&quot;&quot;)">
            <text:p/>
          </table:table-cell>
          <table:table-cell table:formula="of:=IF([.Q68]=&quot;&quot;; &quot;&quot;; CONCATENATE(DATEDIF([.I68];[.Q68];&quot;d&quot;); IF(DATEDIF([.I68];[.Q68];&quot;d&quot;)&gt;1; &quot; Days&quot;; &quot; Day&quot;)))">
            <text:p/>
          </table:table-cell>
          <table:table-cell table:content-validation-name="val12"/>
          <table:table-cell table:number-columns-repeated="2"/>
          <table:table-cell table:style-name="ce196"/>
          <table:table-cell table:style-name="ce205" table:formula="of:=IFERROR(IF(ISBLANK([.Y68]); &quot;&quot;; IF([.$F68]=&quot;Long&quot;; ([.Y68]-[.$K68])*[.$J68]/[.$M68]; ([.$K68]-[.Y68])*[.$J68]/[.$M68])-[.$R68]); &quot;&quot;)">
            <text:p/>
          </table:table-cell>
          <table:table-cell table:style-name="Default"/>
          <table:table-cell table:style-name="ce205" table:formula="of:=IFERROR(IF(ISBLANK([.AA68]); &quot;&quot;; IF([.$F68]=&quot;Long&quot;; ([.AA68]-[.$K68])*[.$J68]/[.$M68]; ([.$K68]-[.AA68])*[.$J68]/[.$M68])-[.$R68]); &quot;&quot;)">
            <text:p/>
          </table:table-cell>
          <table:table-cell table:style-name="Default"/>
          <table:table-cell table:style-name="ce205" table:formula="of:=IFERROR(IF(ISBLANK([.AC68]); &quot;&quot;; IF([.$F68]=&quot;Long&quot;; ([.AC68]-[.$K68])*[.$J68]/[.$M68]; ([.$K68]-[.AC68])*[.$J68]/[.$M68])-[.$R68]); &quot;&quot;)">
            <text:p/>
          </table:table-cell>
          <table:table-cell/>
          <table:table-cell table:style-name="ce224" table:formula="of:=IF(ISBLANK([.Q68]); &quot;&quot;; DAY([.Q68]))">
            <text:p/>
          </table:table-cell>
          <table:table-cell table:style-name="ce224" table:formula="of:=IF(ISBLANK([.I68]); &quot;&quot;; WEEKDAY([.I68]; 2))">
            <text:p/>
          </table:table-cell>
          <table:table-cell table:style-name="ce224" table:formula="of:=IF(ISBLANK([.Q68]); &quot;&quot;; WEEKDAY([.Q68]; 2))">
            <text:p/>
          </table:table-cell>
          <table:table-cell table:style-name="ce224" table:formula="of:=IF(ISBLANK([.Q68]); &quot;&quot;; WEEKNUM([.Q68]))">
            <text:p/>
          </table:table-cell>
          <table:table-cell table:style-name="ce224" table:formula="of:=IF(ISBLANK([.I68]); &quot;&quot;; MONTH([.I68]))">
            <text:p/>
          </table:table-cell>
          <table:table-cell table:style-name="ce224" table:formula="of:=IF(ISBLANK([.Q68]); &quot;&quot;; MONTH([.Q68]))">
            <text:p/>
          </table:table-cell>
          <table:table-cell table:style-name="ce224" table:formula="of:=IF(OR(ISBLANK([.I68]); ISBLANK([.Q68])); &quot;&quot;; IFERROR(DATEDIF([.I68];[.Q68];&quot;d&quot;); &quot;&quot;))">
            <text:p/>
          </table:table-cell>
          <table:table-cell table:style-name="ce286" table:formula="of:=IF(ISBLANK([.P68]); &quot;&quot;; SUM([.$R$3:.R68]))">
            <text:p/>
          </table:table-cell>
          <table:table-cell table:style-name="ce286" table:formula="of:=IF(ISBLANK([.P68]); &quot;&quot;; SUM([.$S$3:.S68]))">
            <text:p/>
          </table:table-cell>
          <table:table-cell table:formula="of:=IF(ISBLANK([.K68]); &quot;&quot;; [.J68]*[.K68])">
            <text:p/>
          </table:table-cell>
          <table:table-cell table:formula="of:=IF(ISNUMBER([.AO68]); [.AO68]*0.0035; &quot;&quot;)">
            <text:p/>
          </table:table-cell>
          <table:table-cell table:style-name="ce224" table:formula="of:=IF(ISBLANK([.P68]); &quot;&quot; ; [.O68]*[.P68])">
            <text:p/>
          </table:table-cell>
          <table:table-cell table:formula="of:=IF(ISNUMBER([.AQ68]); [.AQ68]*0.0035; &quot;&quot;)">
            <text:p/>
          </table:table-cell>
          <table:table-cell table:number-columns-repeated="20"/>
        </table:table-row>
        <table:table-row table:style-name="ro2">
          <table:table-cell office:value-type="float" office:value="67" calcext:value-type="float">
            <text:p>6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69]=&quot;Long&quot;; [.K69]-[Overview.$C$4]/[.J69]; IF([.F69]=&quot;Short&quot;; [.K69]+[Overview.$C$4]/[.J69]; &quot;&quot;)); &quot;&quot;)">
            <text:p/>
          </table:table-cell>
          <table:table-cell table:style-name="ce157" table:formula="of:=IFERROR(ABS([.L69]-[.K69])*[.J69]; &quot;&quot;)">
            <text:p/>
          </table:table-cell>
          <table:table-cell table:style-name="ce289" table:formula="of:=IFERROR(IF([.F69]=&quot;Long&quot;; [.K69]+[Overview.$C$4]/[.J69]*[Overview.$C$6]; IF([.F69]=&quot;Short&quot;; [.K69]-[Overview.$C$4]/[.J69]*[Overview.$C$6]; &quot;&quot;)); &quot;&quot;)">
            <text:p/>
          </table:table-cell>
          <table:table-cell table:style-name="ce152"/>
          <table:table-cell table:number-columns-repeated="2"/>
          <table:table-cell table:formula="of:=IFERROR([.S69]/[.M69]; &quot;&quot;)">
            <text:p/>
          </table:table-cell>
          <table:table-cell table:formula="of:=IFERROR(IF(AND([.F69]=&quot;Long&quot;; [.O69]=[.J69]); [.J69]*([.P69]-[.K69]); IF(AND([.F69]=&quot;Short&quot;; [.O69]=[.J69]); [.J69]*([.K69]-[.P69]); &quot;&quot;)); &quot;&quot;)">
            <text:p/>
          </table:table-cell>
          <table:table-cell table:formula="of:=IF(ISNUMBER([.S69]); IF([.S69]&gt;0; &quot;Win&quot;; &quot;Loss&quot;);&quot;&quot;)">
            <text:p/>
          </table:table-cell>
          <table:table-cell table:formula="of:=IF([.Q69]=&quot;&quot;; &quot;&quot;; CONCATENATE(DATEDIF([.I69];[.Q69];&quot;d&quot;); IF(DATEDIF([.I69];[.Q69];&quot;d&quot;)&gt;1; &quot; Days&quot;; &quot; Day&quot;)))">
            <text:p/>
          </table:table-cell>
          <table:table-cell table:content-validation-name="val12"/>
          <table:table-cell table:number-columns-repeated="2"/>
          <table:table-cell table:style-name="ce196"/>
          <table:table-cell table:style-name="ce205" table:formula="of:=IFERROR(IF(ISBLANK([.Y69]); &quot;&quot;; IF([.$F69]=&quot;Long&quot;; ([.Y69]-[.$K69])*[.$J69]/[.$M69]; ([.$K69]-[.Y69])*[.$J69]/[.$M69])-[.$R69]); &quot;&quot;)">
            <text:p/>
          </table:table-cell>
          <table:table-cell table:style-name="Default"/>
          <table:table-cell table:style-name="ce205" table:formula="of:=IFERROR(IF(ISBLANK([.AA69]); &quot;&quot;; IF([.$F69]=&quot;Long&quot;; ([.AA69]-[.$K69])*[.$J69]/[.$M69]; ([.$K69]-[.AA69])*[.$J69]/[.$M69])-[.$R69]); &quot;&quot;)">
            <text:p/>
          </table:table-cell>
          <table:table-cell table:style-name="Default"/>
          <table:table-cell table:style-name="ce205" table:formula="of:=IFERROR(IF(ISBLANK([.AC69]); &quot;&quot;; IF([.$F69]=&quot;Long&quot;; ([.AC69]-[.$K69])*[.$J69]/[.$M69]; ([.$K69]-[.AC69])*[.$J69]/[.$M69])-[.$R69]); &quot;&quot;)">
            <text:p/>
          </table:table-cell>
          <table:table-cell/>
          <table:table-cell table:style-name="ce224" table:formula="of:=IF(ISBLANK([.Q69]); &quot;&quot;; DAY([.Q69]))">
            <text:p/>
          </table:table-cell>
          <table:table-cell table:style-name="ce224" table:formula="of:=IF(ISBLANK([.I69]); &quot;&quot;; WEEKDAY([.I69]; 2))">
            <text:p/>
          </table:table-cell>
          <table:table-cell table:style-name="ce224" table:formula="of:=IF(ISBLANK([.Q69]); &quot;&quot;; WEEKDAY([.Q69]; 2))">
            <text:p/>
          </table:table-cell>
          <table:table-cell table:style-name="ce224" table:formula="of:=IF(ISBLANK([.Q69]); &quot;&quot;; WEEKNUM([.Q69]))">
            <text:p/>
          </table:table-cell>
          <table:table-cell table:style-name="ce224" table:formula="of:=IF(ISBLANK([.I69]); &quot;&quot;; MONTH([.I69]))">
            <text:p/>
          </table:table-cell>
          <table:table-cell table:style-name="ce224" table:formula="of:=IF(ISBLANK([.Q69]); &quot;&quot;; MONTH([.Q69]))">
            <text:p/>
          </table:table-cell>
          <table:table-cell table:style-name="ce224" table:formula="of:=IF(OR(ISBLANK([.I69]); ISBLANK([.Q69])); &quot;&quot;; IFERROR(DATEDIF([.I69];[.Q69];&quot;d&quot;); &quot;&quot;))">
            <text:p/>
          </table:table-cell>
          <table:table-cell table:style-name="ce286" table:formula="of:=IF(ISBLANK([.P69]); &quot;&quot;; SUM([.$R$3:.R69]))">
            <text:p/>
          </table:table-cell>
          <table:table-cell table:style-name="ce286" table:formula="of:=IF(ISBLANK([.P69]); &quot;&quot;; SUM([.$S$3:.S69]))">
            <text:p/>
          </table:table-cell>
          <table:table-cell table:formula="of:=IF(ISBLANK([.K69]); &quot;&quot;; [.J69]*[.K69])">
            <text:p/>
          </table:table-cell>
          <table:table-cell table:formula="of:=IF(ISNUMBER([.AO69]); [.AO69]*0.0035; &quot;&quot;)">
            <text:p/>
          </table:table-cell>
          <table:table-cell table:style-name="ce224" table:formula="of:=IF(ISBLANK([.P69]); &quot;&quot; ; [.O69]*[.P69])">
            <text:p/>
          </table:table-cell>
          <table:table-cell table:formula="of:=IF(ISNUMBER([.AQ69]); [.AQ69]*0.0035; &quot;&quot;)">
            <text:p/>
          </table:table-cell>
          <table:table-cell table:number-columns-repeated="20"/>
        </table:table-row>
        <table:table-row table:style-name="ro2">
          <table:table-cell office:value-type="float" office:value="68" calcext:value-type="float">
            <text:p>6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0]=&quot;Long&quot;; [.K70]-[Overview.$C$4]/[.J70]; IF([.F70]=&quot;Short&quot;; [.K70]+[Overview.$C$4]/[.J70]; &quot;&quot;)); &quot;&quot;)">
            <text:p/>
          </table:table-cell>
          <table:table-cell table:style-name="ce157" table:formula="of:=IFERROR(ABS([.L70]-[.K70])*[.J70]; &quot;&quot;)">
            <text:p/>
          </table:table-cell>
          <table:table-cell table:style-name="ce289" table:formula="of:=IFERROR(IF([.F70]=&quot;Long&quot;; [.K70]+[Overview.$C$4]/[.J70]*[Overview.$C$6]; IF([.F70]=&quot;Short&quot;; [.K70]-[Overview.$C$4]/[.J70]*[Overview.$C$6]; &quot;&quot;)); &quot;&quot;)">
            <text:p/>
          </table:table-cell>
          <table:table-cell table:style-name="ce152"/>
          <table:table-cell table:number-columns-repeated="2"/>
          <table:table-cell table:formula="of:=IFERROR([.S70]/[.M70]; &quot;&quot;)">
            <text:p/>
          </table:table-cell>
          <table:table-cell table:formula="of:=IFERROR(IF(AND([.F70]=&quot;Long&quot;; [.O70]=[.J70]); [.J70]*([.P70]-[.K70]); IF(AND([.F70]=&quot;Short&quot;; [.O70]=[.J70]); [.J70]*([.K70]-[.P70]); &quot;&quot;)); &quot;&quot;)">
            <text:p/>
          </table:table-cell>
          <table:table-cell table:formula="of:=IF(ISNUMBER([.S70]); IF([.S70]&gt;0; &quot;Win&quot;; &quot;Loss&quot;);&quot;&quot;)">
            <text:p/>
          </table:table-cell>
          <table:table-cell table:formula="of:=IF([.Q70]=&quot;&quot;; &quot;&quot;; CONCATENATE(DATEDIF([.I70];[.Q70];&quot;d&quot;); IF(DATEDIF([.I70];[.Q70];&quot;d&quot;)&gt;1; &quot; Days&quot;; &quot; Day&quot;)))">
            <text:p/>
          </table:table-cell>
          <table:table-cell table:content-validation-name="val12"/>
          <table:table-cell table:number-columns-repeated="2"/>
          <table:table-cell table:style-name="ce196"/>
          <table:table-cell table:style-name="ce205" table:formula="of:=IFERROR(IF(ISBLANK([.Y70]); &quot;&quot;; IF([.$F70]=&quot;Long&quot;; ([.Y70]-[.$K70])*[.$J70]/[.$M70]; ([.$K70]-[.Y70])*[.$J70]/[.$M70])-[.$R70]); &quot;&quot;)">
            <text:p/>
          </table:table-cell>
          <table:table-cell table:style-name="Default"/>
          <table:table-cell table:style-name="ce205" table:formula="of:=IFERROR(IF(ISBLANK([.AA70]); &quot;&quot;; IF([.$F70]=&quot;Long&quot;; ([.AA70]-[.$K70])*[.$J70]/[.$M70]; ([.$K70]-[.AA70])*[.$J70]/[.$M70])-[.$R70]); &quot;&quot;)">
            <text:p/>
          </table:table-cell>
          <table:table-cell table:style-name="Default"/>
          <table:table-cell table:style-name="ce205" table:formula="of:=IFERROR(IF(ISBLANK([.AC70]); &quot;&quot;; IF([.$F70]=&quot;Long&quot;; ([.AC70]-[.$K70])*[.$J70]/[.$M70]; ([.$K70]-[.AC70])*[.$J70]/[.$M70])-[.$R70]); &quot;&quot;)">
            <text:p/>
          </table:table-cell>
          <table:table-cell/>
          <table:table-cell table:style-name="ce224" table:formula="of:=IF(ISBLANK([.Q70]); &quot;&quot;; DAY([.Q70]))">
            <text:p/>
          </table:table-cell>
          <table:table-cell table:style-name="ce224" table:formula="of:=IF(ISBLANK([.I70]); &quot;&quot;; WEEKDAY([.I70]; 2))">
            <text:p/>
          </table:table-cell>
          <table:table-cell table:style-name="ce224" table:formula="of:=IF(ISBLANK([.Q70]); &quot;&quot;; WEEKDAY([.Q70]; 2))">
            <text:p/>
          </table:table-cell>
          <table:table-cell table:style-name="ce224" table:formula="of:=IF(ISBLANK([.Q70]); &quot;&quot;; WEEKNUM([.Q70]))">
            <text:p/>
          </table:table-cell>
          <table:table-cell table:style-name="ce224" table:formula="of:=IF(ISBLANK([.I70]); &quot;&quot;; MONTH([.I70]))">
            <text:p/>
          </table:table-cell>
          <table:table-cell table:style-name="ce224" table:formula="of:=IF(ISBLANK([.Q70]); &quot;&quot;; MONTH([.Q70]))">
            <text:p/>
          </table:table-cell>
          <table:table-cell table:style-name="ce224" table:formula="of:=IF(OR(ISBLANK([.I70]); ISBLANK([.Q70])); &quot;&quot;; IFERROR(DATEDIF([.I70];[.Q70];&quot;d&quot;); &quot;&quot;))">
            <text:p/>
          </table:table-cell>
          <table:table-cell table:style-name="ce286" table:formula="of:=IF(ISBLANK([.P70]); &quot;&quot;; SUM([.$R$3:.R70]))">
            <text:p/>
          </table:table-cell>
          <table:table-cell table:style-name="ce286" table:formula="of:=IF(ISBLANK([.P70]); &quot;&quot;; SUM([.$S$3:.S70]))">
            <text:p/>
          </table:table-cell>
          <table:table-cell table:formula="of:=IF(ISBLANK([.K70]); &quot;&quot;; [.J70]*[.K70])">
            <text:p/>
          </table:table-cell>
          <table:table-cell table:formula="of:=IF(ISNUMBER([.AO70]); [.AO70]*0.0035; &quot;&quot;)">
            <text:p/>
          </table:table-cell>
          <table:table-cell table:style-name="ce224" table:formula="of:=IF(ISBLANK([.P70]); &quot;&quot; ; [.O70]*[.P70])">
            <text:p/>
          </table:table-cell>
          <table:table-cell table:formula="of:=IF(ISNUMBER([.AQ70]); [.AQ70]*0.0035; &quot;&quot;)">
            <text:p/>
          </table:table-cell>
          <table:table-cell table:number-columns-repeated="20"/>
        </table:table-row>
        <table:table-row table:style-name="ro2">
          <table:table-cell office:value-type="float" office:value="69" calcext:value-type="float">
            <text:p>6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1]=&quot;Long&quot;; [.K71]-[Overview.$C$4]/[.J71]; IF([.F71]=&quot;Short&quot;; [.K71]+[Overview.$C$4]/[.J71]; &quot;&quot;)); &quot;&quot;)">
            <text:p/>
          </table:table-cell>
          <table:table-cell table:style-name="ce157" table:formula="of:=IFERROR(ABS([.L71]-[.K71])*[.J71]; &quot;&quot;)">
            <text:p/>
          </table:table-cell>
          <table:table-cell table:style-name="ce289" table:formula="of:=IFERROR(IF([.F71]=&quot;Long&quot;; [.K71]+[Overview.$C$4]/[.J71]*[Overview.$C$6]; IF([.F71]=&quot;Short&quot;; [.K71]-[Overview.$C$4]/[.J71]*[Overview.$C$6]; &quot;&quot;)); &quot;&quot;)">
            <text:p/>
          </table:table-cell>
          <table:table-cell table:style-name="ce152"/>
          <table:table-cell table:number-columns-repeated="2"/>
          <table:table-cell table:formula="of:=IFERROR([.S71]/[.M71]; &quot;&quot;)">
            <text:p/>
          </table:table-cell>
          <table:table-cell table:formula="of:=IFERROR(IF(AND([.F71]=&quot;Long&quot;; [.O71]=[.J71]); [.J71]*([.P71]-[.K71]); IF(AND([.F71]=&quot;Short&quot;; [.O71]=[.J71]); [.J71]*([.K71]-[.P71]); &quot;&quot;)); &quot;&quot;)">
            <text:p/>
          </table:table-cell>
          <table:table-cell table:formula="of:=IF(ISNUMBER([.S71]); IF([.S71]&gt;0; &quot;Win&quot;; &quot;Loss&quot;);&quot;&quot;)">
            <text:p/>
          </table:table-cell>
          <table:table-cell table:formula="of:=IF([.Q71]=&quot;&quot;; &quot;&quot;; CONCATENATE(DATEDIF([.I71];[.Q71];&quot;d&quot;); IF(DATEDIF([.I71];[.Q71];&quot;d&quot;)&gt;1; &quot; Days&quot;; &quot; Day&quot;)))">
            <text:p/>
          </table:table-cell>
          <table:table-cell table:content-validation-name="val12"/>
          <table:table-cell table:number-columns-repeated="2"/>
          <table:table-cell table:style-name="ce196"/>
          <table:table-cell table:style-name="ce205" table:formula="of:=IFERROR(IF(ISBLANK([.Y71]); &quot;&quot;; IF([.$F71]=&quot;Long&quot;; ([.Y71]-[.$K71])*[.$J71]/[.$M71]; ([.$K71]-[.Y71])*[.$J71]/[.$M71])-[.$R71]); &quot;&quot;)">
            <text:p/>
          </table:table-cell>
          <table:table-cell table:style-name="Default"/>
          <table:table-cell table:style-name="ce205" table:formula="of:=IFERROR(IF(ISBLANK([.AA71]); &quot;&quot;; IF([.$F71]=&quot;Long&quot;; ([.AA71]-[.$K71])*[.$J71]/[.$M71]; ([.$K71]-[.AA71])*[.$J71]/[.$M71])-[.$R71]); &quot;&quot;)">
            <text:p/>
          </table:table-cell>
          <table:table-cell table:style-name="Default"/>
          <table:table-cell table:style-name="ce205" table:formula="of:=IFERROR(IF(ISBLANK([.AC71]); &quot;&quot;; IF([.$F71]=&quot;Long&quot;; ([.AC71]-[.$K71])*[.$J71]/[.$M71]; ([.$K71]-[.AC71])*[.$J71]/[.$M71])-[.$R71]); &quot;&quot;)">
            <text:p/>
          </table:table-cell>
          <table:table-cell/>
          <table:table-cell table:style-name="ce224" table:formula="of:=IF(ISBLANK([.Q71]); &quot;&quot;; DAY([.Q71]))">
            <text:p/>
          </table:table-cell>
          <table:table-cell table:style-name="ce224" table:formula="of:=IF(ISBLANK([.I71]); &quot;&quot;; WEEKDAY([.I71]; 2))">
            <text:p/>
          </table:table-cell>
          <table:table-cell table:style-name="ce224" table:formula="of:=IF(ISBLANK([.Q71]); &quot;&quot;; WEEKDAY([.Q71]; 2))">
            <text:p/>
          </table:table-cell>
          <table:table-cell table:style-name="ce224" table:formula="of:=IF(ISBLANK([.Q71]); &quot;&quot;; WEEKNUM([.Q71]))">
            <text:p/>
          </table:table-cell>
          <table:table-cell table:style-name="ce224" table:formula="of:=IF(ISBLANK([.I71]); &quot;&quot;; MONTH([.I71]))">
            <text:p/>
          </table:table-cell>
          <table:table-cell table:style-name="ce224" table:formula="of:=IF(ISBLANK([.Q71]); &quot;&quot;; MONTH([.Q71]))">
            <text:p/>
          </table:table-cell>
          <table:table-cell table:style-name="ce224" table:formula="of:=IF(OR(ISBLANK([.I71]); ISBLANK([.Q71])); &quot;&quot;; IFERROR(DATEDIF([.I71];[.Q71];&quot;d&quot;); &quot;&quot;))">
            <text:p/>
          </table:table-cell>
          <table:table-cell table:style-name="ce286" table:formula="of:=IF(ISBLANK([.P71]); &quot;&quot;; SUM([.$R$3:.R71]))">
            <text:p/>
          </table:table-cell>
          <table:table-cell table:style-name="ce286" table:formula="of:=IF(ISBLANK([.P71]); &quot;&quot;; SUM([.$S$3:.S71]))">
            <text:p/>
          </table:table-cell>
          <table:table-cell table:formula="of:=IF(ISBLANK([.K71]); &quot;&quot;; [.J71]*[.K71])">
            <text:p/>
          </table:table-cell>
          <table:table-cell table:formula="of:=IF(ISNUMBER([.AO71]); [.AO71]*0.0035; &quot;&quot;)">
            <text:p/>
          </table:table-cell>
          <table:table-cell table:style-name="ce224" table:formula="of:=IF(ISBLANK([.P71]); &quot;&quot; ; [.O71]*[.P71])">
            <text:p/>
          </table:table-cell>
          <table:table-cell table:formula="of:=IF(ISNUMBER([.AQ71]); [.AQ71]*0.0035; &quot;&quot;)">
            <text:p/>
          </table:table-cell>
          <table:table-cell table:number-columns-repeated="20"/>
        </table:table-row>
        <table:table-row table:style-name="ro2">
          <table:table-cell office:value-type="float" office:value="70" calcext:value-type="float">
            <text:p>7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2]=&quot;Long&quot;; [.K72]-[Overview.$C$4]/[.J72]; IF([.F72]=&quot;Short&quot;; [.K72]+[Overview.$C$4]/[.J72]; &quot;&quot;)); &quot;&quot;)">
            <text:p/>
          </table:table-cell>
          <table:table-cell table:style-name="ce157" table:formula="of:=IFERROR(ABS([.L72]-[.K72])*[.J72]; &quot;&quot;)">
            <text:p/>
          </table:table-cell>
          <table:table-cell table:style-name="ce289" table:formula="of:=IFERROR(IF([.F72]=&quot;Long&quot;; [.K72]+[Overview.$C$4]/[.J72]*[Overview.$C$6]; IF([.F72]=&quot;Short&quot;; [.K72]-[Overview.$C$4]/[.J72]*[Overview.$C$6]; &quot;&quot;)); &quot;&quot;)">
            <text:p/>
          </table:table-cell>
          <table:table-cell table:style-name="ce152"/>
          <table:table-cell table:number-columns-repeated="2"/>
          <table:table-cell table:formula="of:=IFERROR([.S72]/[.M72]; &quot;&quot;)">
            <text:p/>
          </table:table-cell>
          <table:table-cell table:formula="of:=IFERROR(IF(AND([.F72]=&quot;Long&quot;; [.O72]=[.J72]); [.J72]*([.P72]-[.K72]); IF(AND([.F72]=&quot;Short&quot;; [.O72]=[.J72]); [.J72]*([.K72]-[.P72]); &quot;&quot;)); &quot;&quot;)">
            <text:p/>
          </table:table-cell>
          <table:table-cell table:formula="of:=IF(ISNUMBER([.S72]); IF([.S72]&gt;0; &quot;Win&quot;; &quot;Loss&quot;);&quot;&quot;)">
            <text:p/>
          </table:table-cell>
          <table:table-cell table:formula="of:=IF([.Q72]=&quot;&quot;; &quot;&quot;; CONCATENATE(DATEDIF([.I72];[.Q72];&quot;d&quot;); IF(DATEDIF([.I72];[.Q72];&quot;d&quot;)&gt;1; &quot; Days&quot;; &quot; Day&quot;)))">
            <text:p/>
          </table:table-cell>
          <table:table-cell table:content-validation-name="val12"/>
          <table:table-cell table:number-columns-repeated="2"/>
          <table:table-cell table:style-name="ce196"/>
          <table:table-cell table:style-name="ce205" table:formula="of:=IFERROR(IF(ISBLANK([.Y72]); &quot;&quot;; IF([.$F72]=&quot;Long&quot;; ([.Y72]-[.$K72])*[.$J72]/[.$M72]; ([.$K72]-[.Y72])*[.$J72]/[.$M72])-[.$R72]); &quot;&quot;)">
            <text:p/>
          </table:table-cell>
          <table:table-cell table:style-name="Default"/>
          <table:table-cell table:style-name="ce205" table:formula="of:=IFERROR(IF(ISBLANK([.AA72]); &quot;&quot;; IF([.$F72]=&quot;Long&quot;; ([.AA72]-[.$K72])*[.$J72]/[.$M72]; ([.$K72]-[.AA72])*[.$J72]/[.$M72])-[.$R72]); &quot;&quot;)">
            <text:p/>
          </table:table-cell>
          <table:table-cell table:style-name="Default"/>
          <table:table-cell table:style-name="ce205" table:formula="of:=IFERROR(IF(ISBLANK([.AC72]); &quot;&quot;; IF([.$F72]=&quot;Long&quot;; ([.AC72]-[.$K72])*[.$J72]/[.$M72]; ([.$K72]-[.AC72])*[.$J72]/[.$M72])-[.$R72]); &quot;&quot;)">
            <text:p/>
          </table:table-cell>
          <table:table-cell/>
          <table:table-cell table:style-name="ce224" table:formula="of:=IF(ISBLANK([.Q72]); &quot;&quot;; DAY([.Q72]))">
            <text:p/>
          </table:table-cell>
          <table:table-cell table:style-name="ce224" table:formula="of:=IF(ISBLANK([.I72]); &quot;&quot;; WEEKDAY([.I72]; 2))">
            <text:p/>
          </table:table-cell>
          <table:table-cell table:style-name="ce224" table:formula="of:=IF(ISBLANK([.Q72]); &quot;&quot;; WEEKDAY([.Q72]; 2))">
            <text:p/>
          </table:table-cell>
          <table:table-cell table:style-name="ce224" table:formula="of:=IF(ISBLANK([.Q72]); &quot;&quot;; WEEKNUM([.Q72]))">
            <text:p/>
          </table:table-cell>
          <table:table-cell table:style-name="ce224" table:formula="of:=IF(ISBLANK([.I72]); &quot;&quot;; MONTH([.I72]))">
            <text:p/>
          </table:table-cell>
          <table:table-cell table:style-name="ce224" table:formula="of:=IF(ISBLANK([.Q72]); &quot;&quot;; MONTH([.Q72]))">
            <text:p/>
          </table:table-cell>
          <table:table-cell table:style-name="ce224" table:formula="of:=IF(OR(ISBLANK([.I72]); ISBLANK([.Q72])); &quot;&quot;; IFERROR(DATEDIF([.I72];[.Q72];&quot;d&quot;); &quot;&quot;))">
            <text:p/>
          </table:table-cell>
          <table:table-cell table:style-name="ce286" table:formula="of:=IF(ISBLANK([.P72]); &quot;&quot;; SUM([.$R$3:.R72]))">
            <text:p/>
          </table:table-cell>
          <table:table-cell table:style-name="ce286" table:formula="of:=IF(ISBLANK([.P72]); &quot;&quot;; SUM([.$S$3:.S72]))">
            <text:p/>
          </table:table-cell>
          <table:table-cell table:formula="of:=IF(ISBLANK([.K72]); &quot;&quot;; [.J72]*[.K72])">
            <text:p/>
          </table:table-cell>
          <table:table-cell table:formula="of:=IF(ISNUMBER([.AO72]); [.AO72]*0.0035; &quot;&quot;)">
            <text:p/>
          </table:table-cell>
          <table:table-cell table:style-name="ce224" table:formula="of:=IF(ISBLANK([.P72]); &quot;&quot; ; [.O72]*[.P72])">
            <text:p/>
          </table:table-cell>
          <table:table-cell table:formula="of:=IF(ISNUMBER([.AQ72]); [.AQ72]*0.0035; &quot;&quot;)">
            <text:p/>
          </table:table-cell>
          <table:table-cell table:number-columns-repeated="20"/>
        </table:table-row>
        <table:table-row table:style-name="ro2">
          <table:table-cell office:value-type="float" office:value="71" calcext:value-type="float">
            <text:p>7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3]=&quot;Long&quot;; [.K73]-[Overview.$C$4]/[.J73]; IF([.F73]=&quot;Short&quot;; [.K73]+[Overview.$C$4]/[.J73]; &quot;&quot;)); &quot;&quot;)">
            <text:p/>
          </table:table-cell>
          <table:table-cell table:style-name="ce157" table:formula="of:=IFERROR(ABS([.L73]-[.K73])*[.J73]; &quot;&quot;)">
            <text:p/>
          </table:table-cell>
          <table:table-cell table:style-name="ce289" table:formula="of:=IFERROR(IF([.F73]=&quot;Long&quot;; [.K73]+[Overview.$C$4]/[.J73]*[Overview.$C$6]; IF([.F73]=&quot;Short&quot;; [.K73]-[Overview.$C$4]/[.J73]*[Overview.$C$6]; &quot;&quot;)); &quot;&quot;)">
            <text:p/>
          </table:table-cell>
          <table:table-cell table:style-name="ce152"/>
          <table:table-cell table:number-columns-repeated="2"/>
          <table:table-cell table:formula="of:=IFERROR([.S73]/[.M73]; &quot;&quot;)">
            <text:p/>
          </table:table-cell>
          <table:table-cell table:formula="of:=IFERROR(IF(AND([.F73]=&quot;Long&quot;; [.O73]=[.J73]); [.J73]*([.P73]-[.K73]); IF(AND([.F73]=&quot;Short&quot;; [.O73]=[.J73]); [.J73]*([.K73]-[.P73]); &quot;&quot;)); &quot;&quot;)">
            <text:p/>
          </table:table-cell>
          <table:table-cell table:formula="of:=IF(ISNUMBER([.S73]); IF([.S73]&gt;0; &quot;Win&quot;; &quot;Loss&quot;);&quot;&quot;)">
            <text:p/>
          </table:table-cell>
          <table:table-cell table:formula="of:=IF([.Q73]=&quot;&quot;; &quot;&quot;; CONCATENATE(DATEDIF([.I73];[.Q73];&quot;d&quot;); IF(DATEDIF([.I73];[.Q73];&quot;d&quot;)&gt;1; &quot; Days&quot;; &quot; Day&quot;)))">
            <text:p/>
          </table:table-cell>
          <table:table-cell table:content-validation-name="val12"/>
          <table:table-cell table:number-columns-repeated="2"/>
          <table:table-cell table:style-name="ce196"/>
          <table:table-cell table:style-name="ce205" table:formula="of:=IFERROR(IF(ISBLANK([.Y73]); &quot;&quot;; IF([.$F73]=&quot;Long&quot;; ([.Y73]-[.$K73])*[.$J73]/[.$M73]; ([.$K73]-[.Y73])*[.$J73]/[.$M73])-[.$R73]); &quot;&quot;)">
            <text:p/>
          </table:table-cell>
          <table:table-cell table:style-name="Default"/>
          <table:table-cell table:style-name="ce205" table:formula="of:=IFERROR(IF(ISBLANK([.AA73]); &quot;&quot;; IF([.$F73]=&quot;Long&quot;; ([.AA73]-[.$K73])*[.$J73]/[.$M73]; ([.$K73]-[.AA73])*[.$J73]/[.$M73])-[.$R73]); &quot;&quot;)">
            <text:p/>
          </table:table-cell>
          <table:table-cell table:style-name="Default"/>
          <table:table-cell table:style-name="ce205" table:formula="of:=IFERROR(IF(ISBLANK([.AC73]); &quot;&quot;; IF([.$F73]=&quot;Long&quot;; ([.AC73]-[.$K73])*[.$J73]/[.$M73]; ([.$K73]-[.AC73])*[.$J73]/[.$M73])-[.$R73]); &quot;&quot;)">
            <text:p/>
          </table:table-cell>
          <table:table-cell/>
          <table:table-cell table:style-name="ce224" table:formula="of:=IF(ISBLANK([.Q73]); &quot;&quot;; DAY([.Q73]))">
            <text:p/>
          </table:table-cell>
          <table:table-cell table:style-name="ce224" table:formula="of:=IF(ISBLANK([.I73]); &quot;&quot;; WEEKDAY([.I73]; 2))">
            <text:p/>
          </table:table-cell>
          <table:table-cell table:style-name="ce224" table:formula="of:=IF(ISBLANK([.Q73]); &quot;&quot;; WEEKDAY([.Q73]; 2))">
            <text:p/>
          </table:table-cell>
          <table:table-cell table:style-name="ce224" table:formula="of:=IF(ISBLANK([.Q73]); &quot;&quot;; WEEKNUM([.Q73]))">
            <text:p/>
          </table:table-cell>
          <table:table-cell table:style-name="ce224" table:formula="of:=IF(ISBLANK([.I73]); &quot;&quot;; MONTH([.I73]))">
            <text:p/>
          </table:table-cell>
          <table:table-cell table:style-name="ce224" table:formula="of:=IF(ISBLANK([.Q73]); &quot;&quot;; MONTH([.Q73]))">
            <text:p/>
          </table:table-cell>
          <table:table-cell table:style-name="ce224" table:formula="of:=IF(OR(ISBLANK([.I73]); ISBLANK([.Q73])); &quot;&quot;; IFERROR(DATEDIF([.I73];[.Q73];&quot;d&quot;); &quot;&quot;))">
            <text:p/>
          </table:table-cell>
          <table:table-cell table:style-name="ce286" table:formula="of:=IF(ISBLANK([.P73]); &quot;&quot;; SUM([.$R$3:.R73]))">
            <text:p/>
          </table:table-cell>
          <table:table-cell table:style-name="ce286" table:formula="of:=IF(ISBLANK([.P73]); &quot;&quot;; SUM([.$S$3:.S73]))">
            <text:p/>
          </table:table-cell>
          <table:table-cell table:formula="of:=IF(ISBLANK([.K73]); &quot;&quot;; [.J73]*[.K73])">
            <text:p/>
          </table:table-cell>
          <table:table-cell table:formula="of:=IF(ISNUMBER([.AO73]); [.AO73]*0.0035; &quot;&quot;)">
            <text:p/>
          </table:table-cell>
          <table:table-cell table:style-name="ce224" table:formula="of:=IF(ISBLANK([.P73]); &quot;&quot; ; [.O73]*[.P73])">
            <text:p/>
          </table:table-cell>
          <table:table-cell table:formula="of:=IF(ISNUMBER([.AQ73]); [.AQ73]*0.0035; &quot;&quot;)">
            <text:p/>
          </table:table-cell>
          <table:table-cell table:number-columns-repeated="20"/>
        </table:table-row>
        <table:table-row table:style-name="ro2">
          <table:table-cell office:value-type="float" office:value="72" calcext:value-type="float">
            <text:p>7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4]=&quot;Long&quot;; [.K74]-[Overview.$C$4]/[.J74]; IF([.F74]=&quot;Short&quot;; [.K74]+[Overview.$C$4]/[.J74]; &quot;&quot;)); &quot;&quot;)">
            <text:p/>
          </table:table-cell>
          <table:table-cell table:style-name="ce157" table:formula="of:=IFERROR(ABS([.L74]-[.K74])*[.J74]; &quot;&quot;)">
            <text:p/>
          </table:table-cell>
          <table:table-cell table:style-name="ce289" table:formula="of:=IFERROR(IF([.F74]=&quot;Long&quot;; [.K74]+[Overview.$C$4]/[.J74]*[Overview.$C$6]; IF([.F74]=&quot;Short&quot;; [.K74]-[Overview.$C$4]/[.J74]*[Overview.$C$6]; &quot;&quot;)); &quot;&quot;)">
            <text:p/>
          </table:table-cell>
          <table:table-cell table:style-name="ce152"/>
          <table:table-cell table:number-columns-repeated="2"/>
          <table:table-cell table:formula="of:=IFERROR([.S74]/[.M74]; &quot;&quot;)">
            <text:p/>
          </table:table-cell>
          <table:table-cell table:formula="of:=IFERROR(IF(AND([.F74]=&quot;Long&quot;; [.O74]=[.J74]); [.J74]*([.P74]-[.K74]); IF(AND([.F74]=&quot;Short&quot;; [.O74]=[.J74]); [.J74]*([.K74]-[.P74]); &quot;&quot;)); &quot;&quot;)">
            <text:p/>
          </table:table-cell>
          <table:table-cell table:formula="of:=IF(ISNUMBER([.S74]); IF([.S74]&gt;0; &quot;Win&quot;; &quot;Loss&quot;);&quot;&quot;)">
            <text:p/>
          </table:table-cell>
          <table:table-cell table:formula="of:=IF([.Q74]=&quot;&quot;; &quot;&quot;; CONCATENATE(DATEDIF([.I74];[.Q74];&quot;d&quot;); IF(DATEDIF([.I74];[.Q74];&quot;d&quot;)&gt;1; &quot; Days&quot;; &quot; Day&quot;)))">
            <text:p/>
          </table:table-cell>
          <table:table-cell table:content-validation-name="val12"/>
          <table:table-cell table:number-columns-repeated="2"/>
          <table:table-cell table:style-name="ce196"/>
          <table:table-cell table:style-name="ce205" table:formula="of:=IFERROR(IF(ISBLANK([.Y74]); &quot;&quot;; IF([.$F74]=&quot;Long&quot;; ([.Y74]-[.$K74])*[.$J74]/[.$M74]; ([.$K74]-[.Y74])*[.$J74]/[.$M74])-[.$R74]); &quot;&quot;)">
            <text:p/>
          </table:table-cell>
          <table:table-cell table:style-name="Default"/>
          <table:table-cell table:style-name="ce205" table:formula="of:=IFERROR(IF(ISBLANK([.AA74]); &quot;&quot;; IF([.$F74]=&quot;Long&quot;; ([.AA74]-[.$K74])*[.$J74]/[.$M74]; ([.$K74]-[.AA74])*[.$J74]/[.$M74])-[.$R74]); &quot;&quot;)">
            <text:p/>
          </table:table-cell>
          <table:table-cell table:style-name="Default"/>
          <table:table-cell table:style-name="ce205" table:formula="of:=IFERROR(IF(ISBLANK([.AC74]); &quot;&quot;; IF([.$F74]=&quot;Long&quot;; ([.AC74]-[.$K74])*[.$J74]/[.$M74]; ([.$K74]-[.AC74])*[.$J74]/[.$M74])-[.$R74]); &quot;&quot;)">
            <text:p/>
          </table:table-cell>
          <table:table-cell/>
          <table:table-cell table:style-name="ce224" table:formula="of:=IF(ISBLANK([.Q74]); &quot;&quot;; DAY([.Q74]))">
            <text:p/>
          </table:table-cell>
          <table:table-cell table:style-name="ce224" table:formula="of:=IF(ISBLANK([.I74]); &quot;&quot;; WEEKDAY([.I74]; 2))">
            <text:p/>
          </table:table-cell>
          <table:table-cell table:style-name="ce224" table:formula="of:=IF(ISBLANK([.Q74]); &quot;&quot;; WEEKDAY([.Q74]; 2))">
            <text:p/>
          </table:table-cell>
          <table:table-cell table:style-name="ce224" table:formula="of:=IF(ISBLANK([.Q74]); &quot;&quot;; WEEKNUM([.Q74]))">
            <text:p/>
          </table:table-cell>
          <table:table-cell table:style-name="ce224" table:formula="of:=IF(ISBLANK([.I74]); &quot;&quot;; MONTH([.I74]))">
            <text:p/>
          </table:table-cell>
          <table:table-cell table:style-name="ce224" table:formula="of:=IF(ISBLANK([.Q74]); &quot;&quot;; MONTH([.Q74]))">
            <text:p/>
          </table:table-cell>
          <table:table-cell table:style-name="ce224" table:formula="of:=IF(OR(ISBLANK([.I74]); ISBLANK([.Q74])); &quot;&quot;; IFERROR(DATEDIF([.I74];[.Q74];&quot;d&quot;); &quot;&quot;))">
            <text:p/>
          </table:table-cell>
          <table:table-cell table:style-name="ce286" table:formula="of:=IF(ISBLANK([.P74]); &quot;&quot;; SUM([.$R$3:.R74]))">
            <text:p/>
          </table:table-cell>
          <table:table-cell table:style-name="ce286" table:formula="of:=IF(ISBLANK([.P74]); &quot;&quot;; SUM([.$S$3:.S74]))">
            <text:p/>
          </table:table-cell>
          <table:table-cell table:formula="of:=IF(ISBLANK([.K74]); &quot;&quot;; [.J74]*[.K74])">
            <text:p/>
          </table:table-cell>
          <table:table-cell table:formula="of:=IF(ISNUMBER([.AO74]); [.AO74]*0.0035; &quot;&quot;)">
            <text:p/>
          </table:table-cell>
          <table:table-cell table:style-name="ce224" table:formula="of:=IF(ISBLANK([.P74]); &quot;&quot; ; [.O74]*[.P74])">
            <text:p/>
          </table:table-cell>
          <table:table-cell table:formula="of:=IF(ISNUMBER([.AQ74]); [.AQ74]*0.0035; &quot;&quot;)">
            <text:p/>
          </table:table-cell>
          <table:table-cell table:number-columns-repeated="20"/>
        </table:table-row>
        <table:table-row table:style-name="ro2">
          <table:table-cell office:value-type="float" office:value="73" calcext:value-type="float">
            <text:p>7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5]=&quot;Long&quot;; [.K75]-[Overview.$C$4]/[.J75]; IF([.F75]=&quot;Short&quot;; [.K75]+[Overview.$C$4]/[.J75]; &quot;&quot;)); &quot;&quot;)">
            <text:p/>
          </table:table-cell>
          <table:table-cell table:style-name="ce157" table:formula="of:=IFERROR(ABS([.L75]-[.K75])*[.J75]; &quot;&quot;)">
            <text:p/>
          </table:table-cell>
          <table:table-cell table:style-name="ce289" table:formula="of:=IFERROR(IF([.F75]=&quot;Long&quot;; [.K75]+[Overview.$C$4]/[.J75]*[Overview.$C$6]; IF([.F75]=&quot;Short&quot;; [.K75]-[Overview.$C$4]/[.J75]*[Overview.$C$6]; &quot;&quot;)); &quot;&quot;)">
            <text:p/>
          </table:table-cell>
          <table:table-cell table:style-name="ce152"/>
          <table:table-cell table:number-columns-repeated="2"/>
          <table:table-cell table:formula="of:=IFERROR([.S75]/[.M75]; &quot;&quot;)">
            <text:p/>
          </table:table-cell>
          <table:table-cell table:formula="of:=IFERROR(IF(AND([.F75]=&quot;Long&quot;; [.O75]=[.J75]); [.J75]*([.P75]-[.K75]); IF(AND([.F75]=&quot;Short&quot;; [.O75]=[.J75]); [.J75]*([.K75]-[.P75]); &quot;&quot;)); &quot;&quot;)">
            <text:p/>
          </table:table-cell>
          <table:table-cell table:formula="of:=IF(ISNUMBER([.S75]); IF([.S75]&gt;0; &quot;Win&quot;; &quot;Loss&quot;);&quot;&quot;)">
            <text:p/>
          </table:table-cell>
          <table:table-cell table:formula="of:=IF([.Q75]=&quot;&quot;; &quot;&quot;; CONCATENATE(DATEDIF([.I75];[.Q75];&quot;d&quot;); IF(DATEDIF([.I75];[.Q75];&quot;d&quot;)&gt;1; &quot; Days&quot;; &quot; Day&quot;)))">
            <text:p/>
          </table:table-cell>
          <table:table-cell table:content-validation-name="val12"/>
          <table:table-cell table:number-columns-repeated="2"/>
          <table:table-cell table:style-name="ce196"/>
          <table:table-cell table:style-name="ce205" table:formula="of:=IFERROR(IF(ISBLANK([.Y75]); &quot;&quot;; IF([.$F75]=&quot;Long&quot;; ([.Y75]-[.$K75])*[.$J75]/[.$M75]; ([.$K75]-[.Y75])*[.$J75]/[.$M75])-[.$R75]); &quot;&quot;)">
            <text:p/>
          </table:table-cell>
          <table:table-cell table:style-name="Default"/>
          <table:table-cell table:style-name="ce205" table:formula="of:=IFERROR(IF(ISBLANK([.AA75]); &quot;&quot;; IF([.$F75]=&quot;Long&quot;; ([.AA75]-[.$K75])*[.$J75]/[.$M75]; ([.$K75]-[.AA75])*[.$J75]/[.$M75])-[.$R75]); &quot;&quot;)">
            <text:p/>
          </table:table-cell>
          <table:table-cell table:style-name="Default"/>
          <table:table-cell table:style-name="ce205" table:formula="of:=IFERROR(IF(ISBLANK([.AC75]); &quot;&quot;; IF([.$F75]=&quot;Long&quot;; ([.AC75]-[.$K75])*[.$J75]/[.$M75]; ([.$K75]-[.AC75])*[.$J75]/[.$M75])-[.$R75]); &quot;&quot;)">
            <text:p/>
          </table:table-cell>
          <table:table-cell/>
          <table:table-cell table:style-name="ce224" table:formula="of:=IF(ISBLANK([.Q75]); &quot;&quot;; DAY([.Q75]))">
            <text:p/>
          </table:table-cell>
          <table:table-cell table:style-name="ce224" table:formula="of:=IF(ISBLANK([.I75]); &quot;&quot;; WEEKDAY([.I75]; 2))">
            <text:p/>
          </table:table-cell>
          <table:table-cell table:formula="of:=IF(ISBLANK([.Q75]); &quot;&quot;; WEEKDAY([.Q75]; 2))">
            <text:p/>
          </table:table-cell>
          <table:table-cell table:formula="of:=IF(ISBLANK([.Q75]); &quot;&quot;; WEEKNUM([.Q75]))">
            <text:p/>
          </table:table-cell>
          <table:table-cell table:style-name="ce224" table:formula="of:=IF(ISBLANK([.I75]); &quot;&quot;; MONTH([.I75]))">
            <text:p/>
          </table:table-cell>
          <table:table-cell table:formula="of:=IF(ISBLANK([.Q75]); &quot;&quot;; MONTH([.Q75]))">
            <text:p/>
          </table:table-cell>
          <table:table-cell table:formula="of:=IF(OR(ISBLANK([.I75]); ISBLANK([.Q75])); &quot;&quot;; IFERROR(DATEDIF([.I75];[.Q75];&quot;d&quot;); &quot;&quot;))">
            <text:p/>
          </table:table-cell>
          <table:table-cell table:style-name="ce286" table:formula="of:=IF(ISBLANK([.P75]); &quot;&quot;; SUM([.$R$3:.R75]))">
            <text:p/>
          </table:table-cell>
          <table:table-cell table:style-name="ce286" table:formula="of:=IF(ISBLANK([.P75]); &quot;&quot;; SUM([.$S$3:.S75]))">
            <text:p/>
          </table:table-cell>
          <table:table-cell table:formula="of:=IF(ISBLANK([.K75]); &quot;&quot;; [.J75]*[.K75])">
            <text:p/>
          </table:table-cell>
          <table:table-cell table:formula="of:=IF(ISNUMBER([.AO75]); [.AO75]*0.0035; &quot;&quot;)">
            <text:p/>
          </table:table-cell>
          <table:table-cell table:style-name="ce224" table:formula="of:=IF(ISBLANK([.P75]); &quot;&quot; ; [.O75]*[.P75])">
            <text:p/>
          </table:table-cell>
          <table:table-cell table:formula="of:=IF(ISNUMBER([.AQ75]); [.AQ75]*0.0035; &quot;&quot;)">
            <text:p/>
          </table:table-cell>
          <table:table-cell table:number-columns-repeated="20"/>
        </table:table-row>
        <table:table-row table:style-name="ro2">
          <table:table-cell office:value-type="float" office:value="74" calcext:value-type="float">
            <text:p>7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6]=&quot;Long&quot;; [.K76]-[Overview.$C$4]/[.J76]; IF([.F76]=&quot;Short&quot;; [.K76]+[Overview.$C$4]/[.J76]; &quot;&quot;)); &quot;&quot;)">
            <text:p/>
          </table:table-cell>
          <table:table-cell table:style-name="ce157" table:formula="of:=IFERROR(ABS([.L76]-[.K76])*[.J76]; &quot;&quot;)">
            <text:p/>
          </table:table-cell>
          <table:table-cell table:style-name="ce289" table:formula="of:=IFERROR(IF([.F76]=&quot;Long&quot;; [.K76]+[Overview.$C$4]/[.J76]*[Overview.$C$6]; IF([.F76]=&quot;Short&quot;; [.K76]-[Overview.$C$4]/[.J76]*[Overview.$C$6]; &quot;&quot;)); &quot;&quot;)">
            <text:p/>
          </table:table-cell>
          <table:table-cell table:style-name="ce152"/>
          <table:table-cell table:number-columns-repeated="2"/>
          <table:table-cell table:formula="of:=IFERROR([.S76]/[.M76]; &quot;&quot;)">
            <text:p/>
          </table:table-cell>
          <table:table-cell table:formula="of:=IFERROR(IF(AND([.F76]=&quot;Long&quot;; [.O76]=[.J76]); [.J76]*([.P76]-[.K76]); IF(AND([.F76]=&quot;Short&quot;; [.O76]=[.J76]); [.J76]*([.K76]-[.P76]); &quot;&quot;)); &quot;&quot;)">
            <text:p/>
          </table:table-cell>
          <table:table-cell table:formula="of:=IF(ISNUMBER([.S76]); IF([.S76]&gt;0; &quot;Win&quot;; &quot;Loss&quot;);&quot;&quot;)">
            <text:p/>
          </table:table-cell>
          <table:table-cell table:formula="of:=IF([.Q76]=&quot;&quot;; &quot;&quot;; CONCATENATE(DATEDIF([.I76];[.Q76];&quot;d&quot;); IF(DATEDIF([.I76];[.Q76];&quot;d&quot;)&gt;1; &quot; Days&quot;; &quot; Day&quot;)))">
            <text:p/>
          </table:table-cell>
          <table:table-cell table:content-validation-name="val12"/>
          <table:table-cell table:number-columns-repeated="2"/>
          <table:table-cell table:style-name="ce196"/>
          <table:table-cell table:style-name="ce205" table:formula="of:=IFERROR(IF(ISBLANK([.Y76]); &quot;&quot;; IF([.$F76]=&quot;Long&quot;; ([.Y76]-[.$K76])*[.$J76]/[.$M76]; ([.$K76]-[.Y76])*[.$J76]/[.$M76])-[.$R76]); &quot;&quot;)">
            <text:p/>
          </table:table-cell>
          <table:table-cell table:style-name="Default"/>
          <table:table-cell table:style-name="ce205" table:formula="of:=IFERROR(IF(ISBLANK([.AA76]); &quot;&quot;; IF([.$F76]=&quot;Long&quot;; ([.AA76]-[.$K76])*[.$J76]/[.$M76]; ([.$K76]-[.AA76])*[.$J76]/[.$M76])-[.$R76]); &quot;&quot;)">
            <text:p/>
          </table:table-cell>
          <table:table-cell table:style-name="Default"/>
          <table:table-cell table:style-name="ce205" table:formula="of:=IFERROR(IF(ISBLANK([.AC76]); &quot;&quot;; IF([.$F76]=&quot;Long&quot;; ([.AC76]-[.$K76])*[.$J76]/[.$M76]; ([.$K76]-[.AC76])*[.$J76]/[.$M76])-[.$R76]); &quot;&quot;)">
            <text:p/>
          </table:table-cell>
          <table:table-cell/>
          <table:table-cell table:formula="of:=IF(ISBLANK([.Q76]); &quot;&quot;; DAY([.Q76]))">
            <text:p/>
          </table:table-cell>
          <table:table-cell table:style-name="ce224" table:formula="of:=IF(ISBLANK([.I76]); &quot;&quot;; WEEKDAY([.I76]; 2))">
            <text:p/>
          </table:table-cell>
          <table:table-cell table:formula="of:=IF(ISBLANK([.Q76]); &quot;&quot;; WEEKDAY([.Q76]; 2))">
            <text:p/>
          </table:table-cell>
          <table:table-cell table:formula="of:=IF(ISBLANK([.Q76]); &quot;&quot;; WEEKNUM([.Q76]))">
            <text:p/>
          </table:table-cell>
          <table:table-cell table:style-name="ce224" table:formula="of:=IF(ISBLANK([.I76]); &quot;&quot;; MONTH([.I76]))">
            <text:p/>
          </table:table-cell>
          <table:table-cell table:formula="of:=IF(ISBLANK([.Q76]); &quot;&quot;; MONTH([.Q76]))">
            <text:p/>
          </table:table-cell>
          <table:table-cell table:formula="of:=IF(OR(ISBLANK([.I76]); ISBLANK([.Q76])); &quot;&quot;; IFERROR(DATEDIF([.I76];[.Q76];&quot;d&quot;); &quot;&quot;))">
            <text:p/>
          </table:table-cell>
          <table:table-cell table:style-name="ce286" table:formula="of:=IF(ISBLANK([.P76]); &quot;&quot;; SUM([.$R$3:.R76]))">
            <text:p/>
          </table:table-cell>
          <table:table-cell table:style-name="ce286" table:formula="of:=IF(ISBLANK([.P76]); &quot;&quot;; SUM([.$S$3:.S76]))">
            <text:p/>
          </table:table-cell>
          <table:table-cell table:formula="of:=IF(ISBLANK([.K76]); &quot;&quot;; [.J76]*[.K76])">
            <text:p/>
          </table:table-cell>
          <table:table-cell table:formula="of:=IF(ISNUMBER([.AO76]); [.AO76]*0.0035; &quot;&quot;)">
            <text:p/>
          </table:table-cell>
          <table:table-cell table:style-name="ce224" table:formula="of:=IF(ISBLANK([.P76]); &quot;&quot; ; [.O76]*[.P76])">
            <text:p/>
          </table:table-cell>
          <table:table-cell table:formula="of:=IF(ISNUMBER([.AQ76]); [.AQ76]*0.0035; &quot;&quot;)">
            <text:p/>
          </table:table-cell>
          <table:table-cell table:number-columns-repeated="20"/>
        </table:table-row>
        <table:table-row table:style-name="ro2">
          <table:table-cell office:value-type="float" office:value="75" calcext:value-type="float">
            <text:p>7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7]=&quot;Long&quot;; [.K77]-[Overview.$C$4]/[.J77]; IF([.F77]=&quot;Short&quot;; [.K77]+[Overview.$C$4]/[.J77]; &quot;&quot;)); &quot;&quot;)">
            <text:p/>
          </table:table-cell>
          <table:table-cell table:style-name="ce157" table:formula="of:=IFERROR(ABS([.L77]-[.K77])*[.J77]; &quot;&quot;)">
            <text:p/>
          </table:table-cell>
          <table:table-cell table:style-name="ce289" table:formula="of:=IFERROR(IF([.F77]=&quot;Long&quot;; [.K77]+[Overview.$C$4]/[.J77]*[Overview.$C$6]; IF([.F77]=&quot;Short&quot;; [.K77]-[Overview.$C$4]/[.J77]*[Overview.$C$6]; &quot;&quot;)); &quot;&quot;)">
            <text:p/>
          </table:table-cell>
          <table:table-cell table:style-name="ce152"/>
          <table:table-cell table:number-columns-repeated="2"/>
          <table:table-cell table:formula="of:=IFERROR([.S77]/[.M77]; &quot;&quot;)">
            <text:p/>
          </table:table-cell>
          <table:table-cell table:formula="of:=IFERROR(IF(AND([.F77]=&quot;Long&quot;; [.O77]=[.J77]); [.J77]*([.P77]-[.K77]); IF(AND([.F77]=&quot;Short&quot;; [.O77]=[.J77]); [.J77]*([.K77]-[.P77]); &quot;&quot;)); &quot;&quot;)">
            <text:p/>
          </table:table-cell>
          <table:table-cell table:formula="of:=IF(ISNUMBER([.S77]); IF([.S77]&gt;0; &quot;Win&quot;; &quot;Loss&quot;);&quot;&quot;)">
            <text:p/>
          </table:table-cell>
          <table:table-cell table:formula="of:=IF([.Q77]=&quot;&quot;; &quot;&quot;; CONCATENATE(DATEDIF([.I77];[.Q77];&quot;d&quot;); IF(DATEDIF([.I77];[.Q77];&quot;d&quot;)&gt;1; &quot; Days&quot;; &quot; Day&quot;)))">
            <text:p/>
          </table:table-cell>
          <table:table-cell table:content-validation-name="val12"/>
          <table:table-cell table:number-columns-repeated="2"/>
          <table:table-cell table:style-name="ce196"/>
          <table:table-cell table:style-name="ce205" table:formula="of:=IFERROR(IF(ISBLANK([.Y77]); &quot;&quot;; IF([.$F77]=&quot;Long&quot;; ([.Y77]-[.$K77])*[.$J77]/[.$M77]; ([.$K77]-[.Y77])*[.$J77]/[.$M77])-[.$R77]); &quot;&quot;)">
            <text:p/>
          </table:table-cell>
          <table:table-cell table:style-name="Default"/>
          <table:table-cell table:style-name="ce205" table:formula="of:=IFERROR(IF(ISBLANK([.AA77]); &quot;&quot;; IF([.$F77]=&quot;Long&quot;; ([.AA77]-[.$K77])*[.$J77]/[.$M77]; ([.$K77]-[.AA77])*[.$J77]/[.$M77])-[.$R77]); &quot;&quot;)">
            <text:p/>
          </table:table-cell>
          <table:table-cell table:style-name="Default"/>
          <table:table-cell table:style-name="ce205" table:formula="of:=IFERROR(IF(ISBLANK([.AC77]); &quot;&quot;; IF([.$F77]=&quot;Long&quot;; ([.AC77]-[.$K77])*[.$J77]/[.$M77]; ([.$K77]-[.AC77])*[.$J77]/[.$M77])-[.$R77]); &quot;&quot;)">
            <text:p/>
          </table:table-cell>
          <table:table-cell/>
          <table:table-cell table:style-name="ce224" table:formula="of:=IF(ISBLANK([.Q77]); &quot;&quot;; DAY([.Q77]))">
            <text:p/>
          </table:table-cell>
          <table:table-cell table:style-name="ce224" table:formula="of:=IF(ISBLANK([.I77]); &quot;&quot;; WEEKDAY([.I77]; 2))">
            <text:p/>
          </table:table-cell>
          <table:table-cell table:formula="of:=IF(ISBLANK([.Q77]); &quot;&quot;; WEEKDAY([.Q77]; 2))">
            <text:p/>
          </table:table-cell>
          <table:table-cell table:formula="of:=IF(ISBLANK([.Q77]); &quot;&quot;; WEEKNUM([.Q77]))">
            <text:p/>
          </table:table-cell>
          <table:table-cell table:style-name="ce224" table:formula="of:=IF(ISBLANK([.I77]); &quot;&quot;; MONTH([.I77]))">
            <text:p/>
          </table:table-cell>
          <table:table-cell table:formula="of:=IF(ISBLANK([.Q77]); &quot;&quot;; MONTH([.Q77]))">
            <text:p/>
          </table:table-cell>
          <table:table-cell table:formula="of:=IF(OR(ISBLANK([.I77]); ISBLANK([.Q77])); &quot;&quot;; IFERROR(DATEDIF([.I77];[.Q77];&quot;d&quot;); &quot;&quot;))">
            <text:p/>
          </table:table-cell>
          <table:table-cell table:style-name="ce286" table:formula="of:=IF(ISBLANK([.P77]); &quot;&quot;; SUM([.$R$3:.R77]))">
            <text:p/>
          </table:table-cell>
          <table:table-cell table:style-name="ce286" table:formula="of:=IF(ISBLANK([.P77]); &quot;&quot;; SUM([.$S$3:.S77]))">
            <text:p/>
          </table:table-cell>
          <table:table-cell table:formula="of:=IF(ISBLANK([.K77]); &quot;&quot;; [.J77]*[.K77])">
            <text:p/>
          </table:table-cell>
          <table:table-cell table:formula="of:=IF(ISNUMBER([.AO77]); [.AO77]*0.0035; &quot;&quot;)">
            <text:p/>
          </table:table-cell>
          <table:table-cell table:style-name="ce224" table:formula="of:=IF(ISBLANK([.P77]); &quot;&quot; ; [.O77]*[.P77])">
            <text:p/>
          </table:table-cell>
          <table:table-cell table:formula="of:=IF(ISNUMBER([.AQ77]); [.AQ77]*0.0035; &quot;&quot;)">
            <text:p/>
          </table:table-cell>
          <table:table-cell table:number-columns-repeated="20"/>
        </table:table-row>
        <table:table-row table:style-name="ro2">
          <table:table-cell office:value-type="float" office:value="76" calcext:value-type="float">
            <text:p>7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8]=&quot;Long&quot;; [.K78]-[Overview.$C$4]/[.J78]; IF([.F78]=&quot;Short&quot;; [.K78]+[Overview.$C$4]/[.J78]; &quot;&quot;)); &quot;&quot;)">
            <text:p/>
          </table:table-cell>
          <table:table-cell table:style-name="ce157" table:formula="of:=IFERROR(ABS([.L78]-[.K78])*[.J78]; &quot;&quot;)">
            <text:p/>
          </table:table-cell>
          <table:table-cell table:style-name="ce289" table:formula="of:=IFERROR(IF([.F78]=&quot;Long&quot;; [.K78]+[Overview.$C$4]/[.J78]*[Overview.$C$6]; IF([.F78]=&quot;Short&quot;; [.K78]-[Overview.$C$4]/[.J78]*[Overview.$C$6]; &quot;&quot;)); &quot;&quot;)">
            <text:p/>
          </table:table-cell>
          <table:table-cell table:style-name="ce152"/>
          <table:table-cell table:number-columns-repeated="2"/>
          <table:table-cell table:formula="of:=IFERROR([.S78]/[.M78]; &quot;&quot;)">
            <text:p/>
          </table:table-cell>
          <table:table-cell table:formula="of:=IFERROR(IF(AND([.F78]=&quot;Long&quot;; [.O78]=[.J78]); [.J78]*([.P78]-[.K78]); IF(AND([.F78]=&quot;Short&quot;; [.O78]=[.J78]); [.J78]*([.K78]-[.P78]); &quot;&quot;)); &quot;&quot;)">
            <text:p/>
          </table:table-cell>
          <table:table-cell table:formula="of:=IF(ISNUMBER([.S78]); IF([.S78]&gt;0; &quot;Win&quot;; &quot;Loss&quot;);&quot;&quot;)">
            <text:p/>
          </table:table-cell>
          <table:table-cell table:formula="of:=IF([.Q78]=&quot;&quot;; &quot;&quot;; CONCATENATE(DATEDIF([.I78];[.Q78];&quot;d&quot;); IF(DATEDIF([.I78];[.Q78];&quot;d&quot;)&gt;1; &quot; Days&quot;; &quot; Day&quot;)))">
            <text:p/>
          </table:table-cell>
          <table:table-cell table:content-validation-name="val12"/>
          <table:table-cell table:number-columns-repeated="2"/>
          <table:table-cell table:style-name="ce196"/>
          <table:table-cell table:style-name="ce205" table:formula="of:=IFERROR(IF(ISBLANK([.Y78]); &quot;&quot;; IF([.$F78]=&quot;Long&quot;; ([.Y78]-[.$K78])*[.$J78]/[.$M78]; ([.$K78]-[.Y78])*[.$J78]/[.$M78])-[.$R78]); &quot;&quot;)">
            <text:p/>
          </table:table-cell>
          <table:table-cell table:style-name="Default"/>
          <table:table-cell table:style-name="ce205" table:formula="of:=IFERROR(IF(ISBLANK([.AA78]); &quot;&quot;; IF([.$F78]=&quot;Long&quot;; ([.AA78]-[.$K78])*[.$J78]/[.$M78]; ([.$K78]-[.AA78])*[.$J78]/[.$M78])-[.$R78]); &quot;&quot;)">
            <text:p/>
          </table:table-cell>
          <table:table-cell table:style-name="Default"/>
          <table:table-cell table:style-name="ce205" table:formula="of:=IFERROR(IF(ISBLANK([.AC78]); &quot;&quot;; IF([.$F78]=&quot;Long&quot;; ([.AC78]-[.$K78])*[.$J78]/[.$M78]; ([.$K78]-[.AC78])*[.$J78]/[.$M78])-[.$R78]); &quot;&quot;)">
            <text:p/>
          </table:table-cell>
          <table:table-cell/>
          <table:table-cell table:style-name="ce224" table:formula="of:=IF(ISBLANK([.Q78]); &quot;&quot;; DAY([.Q78]))">
            <text:p/>
          </table:table-cell>
          <table:table-cell table:formula="of:=IF(ISBLANK([.I78]); &quot;&quot;; WEEKDAY([.I78]; 2))">
            <text:p/>
          </table:table-cell>
          <table:table-cell table:formula="of:=IF(ISBLANK([.Q78]); &quot;&quot;; WEEKDAY([.Q78]; 2))">
            <text:p/>
          </table:table-cell>
          <table:table-cell table:formula="of:=IF(ISBLANK([.Q78]); &quot;&quot;; WEEKNUM([.Q78]))">
            <text:p/>
          </table:table-cell>
          <table:table-cell table:style-name="ce224" table:formula="of:=IF(ISBLANK([.I78]); &quot;&quot;; MONTH([.I78]))">
            <text:p/>
          </table:table-cell>
          <table:table-cell table:formula="of:=IF(ISBLANK([.Q78]); &quot;&quot;; MONTH([.Q78]))">
            <text:p/>
          </table:table-cell>
          <table:table-cell table:formula="of:=IF(OR(ISBLANK([.I78]); ISBLANK([.Q78])); &quot;&quot;; IFERROR(DATEDIF([.I78];[.Q78];&quot;d&quot;); &quot;&quot;))">
            <text:p/>
          </table:table-cell>
          <table:table-cell table:style-name="ce286" table:formula="of:=IF(ISBLANK([.P78]); &quot;&quot;; SUM([.$R$3:.R78]))">
            <text:p/>
          </table:table-cell>
          <table:table-cell table:style-name="ce286" table:formula="of:=IF(ISBLANK([.P78]); &quot;&quot;; SUM([.$S$3:.S78]))">
            <text:p/>
          </table:table-cell>
          <table:table-cell table:formula="of:=IF(ISBLANK([.K78]); &quot;&quot;; [.J78]*[.K78])">
            <text:p/>
          </table:table-cell>
          <table:table-cell table:formula="of:=IF(ISNUMBER([.AO78]); [.AO78]*0.0035; &quot;&quot;)">
            <text:p/>
          </table:table-cell>
          <table:table-cell table:style-name="ce224" table:formula="of:=IF(ISBLANK([.P78]); &quot;&quot; ; [.O78]*[.P78])">
            <text:p/>
          </table:table-cell>
          <table:table-cell table:formula="of:=IF(ISNUMBER([.AQ78]); [.AQ78]*0.0035; &quot;&quot;)">
            <text:p/>
          </table:table-cell>
          <table:table-cell table:number-columns-repeated="20"/>
        </table:table-row>
        <table:table-row table:style-name="ro2">
          <table:table-cell office:value-type="float" office:value="77" calcext:value-type="float">
            <text:p>7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79]=&quot;Long&quot;; [.K79]-[Overview.$C$4]/[.J79]; IF([.F79]=&quot;Short&quot;; [.K79]+[Overview.$C$4]/[.J79]; &quot;&quot;)); &quot;&quot;)">
            <text:p/>
          </table:table-cell>
          <table:table-cell table:style-name="ce157" table:formula="of:=IFERROR(ABS([.L79]-[.K79])*[.J79]; &quot;&quot;)">
            <text:p/>
          </table:table-cell>
          <table:table-cell table:style-name="ce289" table:formula="of:=IFERROR(IF([.F79]=&quot;Long&quot;; [.K79]+[Overview.$C$4]/[.J79]*[Overview.$C$6]; IF([.F79]=&quot;Short&quot;; [.K79]-[Overview.$C$4]/[.J79]*[Overview.$C$6]; &quot;&quot;)); &quot;&quot;)">
            <text:p/>
          </table:table-cell>
          <table:table-cell table:style-name="ce152"/>
          <table:table-cell table:number-columns-repeated="2"/>
          <table:table-cell table:formula="of:=IFERROR([.S79]/[.M79]; &quot;&quot;)">
            <text:p/>
          </table:table-cell>
          <table:table-cell table:formula="of:=IFERROR(IF(AND([.F79]=&quot;Long&quot;; [.O79]=[.J79]); [.J79]*([.P79]-[.K79]); IF(AND([.F79]=&quot;Short&quot;; [.O79]=[.J79]); [.J79]*([.K79]-[.P79]); &quot;&quot;)); &quot;&quot;)">
            <text:p/>
          </table:table-cell>
          <table:table-cell table:formula="of:=IF(ISNUMBER([.S79]); IF([.S79]&gt;0; &quot;Win&quot;; &quot;Loss&quot;);&quot;&quot;)">
            <text:p/>
          </table:table-cell>
          <table:table-cell table:formula="of:=IF([.Q79]=&quot;&quot;; &quot;&quot;; CONCATENATE(DATEDIF([.I79];[.Q79];&quot;d&quot;); IF(DATEDIF([.I79];[.Q79];&quot;d&quot;)&gt;1; &quot; Days&quot;; &quot; Day&quot;)))">
            <text:p/>
          </table:table-cell>
          <table:table-cell table:content-validation-name="val12"/>
          <table:table-cell table:number-columns-repeated="2"/>
          <table:table-cell table:style-name="ce196"/>
          <table:table-cell table:style-name="ce205" table:formula="of:=IFERROR(IF(ISBLANK([.Y79]); &quot;&quot;; IF([.$F79]=&quot;Long&quot;; ([.Y79]-[.$K79])*[.$J79]/[.$M79]; ([.$K79]-[.Y79])*[.$J79]/[.$M79])-[.$R79]); &quot;&quot;)">
            <text:p/>
          </table:table-cell>
          <table:table-cell table:style-name="Default"/>
          <table:table-cell table:style-name="ce205" table:formula="of:=IFERROR(IF(ISBLANK([.AA79]); &quot;&quot;; IF([.$F79]=&quot;Long&quot;; ([.AA79]-[.$K79])*[.$J79]/[.$M79]; ([.$K79]-[.AA79])*[.$J79]/[.$M79])-[.$R79]); &quot;&quot;)">
            <text:p/>
          </table:table-cell>
          <table:table-cell table:style-name="Default"/>
          <table:table-cell table:style-name="ce205" table:formula="of:=IFERROR(IF(ISBLANK([.AC79]); &quot;&quot;; IF([.$F79]=&quot;Long&quot;; ([.AC79]-[.$K79])*[.$J79]/[.$M79]; ([.$K79]-[.AC79])*[.$J79]/[.$M79])-[.$R79]); &quot;&quot;)">
            <text:p/>
          </table:table-cell>
          <table:table-cell/>
          <table:table-cell table:style-name="ce224" table:formula="of:=IF(ISBLANK([.Q79]); &quot;&quot;; DAY([.Q79]))">
            <text:p/>
          </table:table-cell>
          <table:table-cell table:formula="of:=IF(ISBLANK([.I79]); &quot;&quot;; WEEKDAY([.I79]; 2))">
            <text:p/>
          </table:table-cell>
          <table:table-cell table:style-name="ce224" table:formula="of:=IF(ISBLANK([.Q79]); &quot;&quot;; WEEKDAY([.Q79]; 2))">
            <text:p/>
          </table:table-cell>
          <table:table-cell table:style-name="ce224" table:formula="of:=IF(ISBLANK([.Q79]); &quot;&quot;; WEEKNUM([.Q79]))">
            <text:p/>
          </table:table-cell>
          <table:table-cell table:style-name="ce224" table:formula="of:=IF(ISBLANK([.I79]); &quot;&quot;; MONTH([.I79]))">
            <text:p/>
          </table:table-cell>
          <table:table-cell table:style-name="ce224" table:formula="of:=IF(ISBLANK([.Q79]); &quot;&quot;; MONTH([.Q79]))">
            <text:p/>
          </table:table-cell>
          <table:table-cell table:style-name="ce224" table:formula="of:=IF(OR(ISBLANK([.I79]); ISBLANK([.Q79])); &quot;&quot;; IFERROR(DATEDIF([.I79];[.Q79];&quot;d&quot;); &quot;&quot;))">
            <text:p/>
          </table:table-cell>
          <table:table-cell table:style-name="ce286" table:formula="of:=IF(ISBLANK([.P79]); &quot;&quot;; SUM([.$R$3:.R79]))">
            <text:p/>
          </table:table-cell>
          <table:table-cell table:style-name="ce286" table:formula="of:=IF(ISBLANK([.P79]); &quot;&quot;; SUM([.$S$3:.S79]))">
            <text:p/>
          </table:table-cell>
          <table:table-cell table:formula="of:=IF(ISBLANK([.K79]); &quot;&quot;; [.J79]*[.K79])">
            <text:p/>
          </table:table-cell>
          <table:table-cell table:formula="of:=IF(ISNUMBER([.AO79]); [.AO79]*0.0035; &quot;&quot;)">
            <text:p/>
          </table:table-cell>
          <table:table-cell table:style-name="ce224" table:formula="of:=IF(ISBLANK([.P79]); &quot;&quot; ; [.O79]*[.P79])">
            <text:p/>
          </table:table-cell>
          <table:table-cell table:formula="of:=IF(ISNUMBER([.AQ79]); [.AQ79]*0.0035; &quot;&quot;)">
            <text:p/>
          </table:table-cell>
          <table:table-cell table:number-columns-repeated="20"/>
        </table:table-row>
        <table:table-row table:style-name="ro2">
          <table:table-cell office:value-type="float" office:value="78" calcext:value-type="float">
            <text:p>7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0]=&quot;Long&quot;; [.K80]-[Overview.$C$4]/[.J80]; IF([.F80]=&quot;Short&quot;; [.K80]+[Overview.$C$4]/[.J80]; &quot;&quot;)); &quot;&quot;)">
            <text:p/>
          </table:table-cell>
          <table:table-cell table:style-name="ce157" table:formula="of:=IFERROR(ABS([.L80]-[.K80])*[.J80]; &quot;&quot;)">
            <text:p/>
          </table:table-cell>
          <table:table-cell table:style-name="ce289" table:formula="of:=IFERROR(IF([.F80]=&quot;Long&quot;; [.K80]+[Overview.$C$4]/[.J80]*[Overview.$C$6]; IF([.F80]=&quot;Short&quot;; [.K80]-[Overview.$C$4]/[.J80]*[Overview.$C$6]; &quot;&quot;)); &quot;&quot;)">
            <text:p/>
          </table:table-cell>
          <table:table-cell table:style-name="ce152"/>
          <table:table-cell table:number-columns-repeated="2"/>
          <table:table-cell table:formula="of:=IFERROR([.S80]/[.M80]; &quot;&quot;)">
            <text:p/>
          </table:table-cell>
          <table:table-cell table:formula="of:=IFERROR(IF(AND([.F80]=&quot;Long&quot;; [.O80]=[.J80]); [.J80]*([.P80]-[.K80]); IF(AND([.F80]=&quot;Short&quot;; [.O80]=[.J80]); [.J80]*([.K80]-[.P80]); &quot;&quot;)); &quot;&quot;)">
            <text:p/>
          </table:table-cell>
          <table:table-cell table:formula="of:=IF(ISNUMBER([.S80]); IF([.S80]&gt;0; &quot;Win&quot;; &quot;Loss&quot;);&quot;&quot;)">
            <text:p/>
          </table:table-cell>
          <table:table-cell table:formula="of:=IF([.Q80]=&quot;&quot;; &quot;&quot;; CONCATENATE(DATEDIF([.I80];[.Q80];&quot;d&quot;); IF(DATEDIF([.I80];[.Q80];&quot;d&quot;)&gt;1; &quot; Days&quot;; &quot; Day&quot;)))">
            <text:p/>
          </table:table-cell>
          <table:table-cell table:content-validation-name="val12"/>
          <table:table-cell table:number-columns-repeated="2"/>
          <table:table-cell table:style-name="ce196"/>
          <table:table-cell table:style-name="ce205" table:formula="of:=IFERROR(IF(ISBLANK([.Y80]); &quot;&quot;; IF([.$F80]=&quot;Long&quot;; ([.Y80]-[.$K80])*[.$J80]/[.$M80]; ([.$K80]-[.Y80])*[.$J80]/[.$M80])-[.$R80]); &quot;&quot;)">
            <text:p/>
          </table:table-cell>
          <table:table-cell table:style-name="Default"/>
          <table:table-cell table:style-name="ce205" table:formula="of:=IFERROR(IF(ISBLANK([.AA80]); &quot;&quot;; IF([.$F80]=&quot;Long&quot;; ([.AA80]-[.$K80])*[.$J80]/[.$M80]; ([.$K80]-[.AA80])*[.$J80]/[.$M80])-[.$R80]); &quot;&quot;)">
            <text:p/>
          </table:table-cell>
          <table:table-cell table:style-name="Default"/>
          <table:table-cell table:style-name="ce205" table:formula="of:=IFERROR(IF(ISBLANK([.AC80]); &quot;&quot;; IF([.$F80]=&quot;Long&quot;; ([.AC80]-[.$K80])*[.$J80]/[.$M80]; ([.$K80]-[.AC80])*[.$J80]/[.$M80])-[.$R80]); &quot;&quot;)">
            <text:p/>
          </table:table-cell>
          <table:table-cell/>
          <table:table-cell table:style-name="ce224" table:formula="of:=IF(ISBLANK([.Q80]); &quot;&quot;; DAY([.Q80]))">
            <text:p/>
          </table:table-cell>
          <table:table-cell table:formula="of:=IF(ISBLANK([.I80]); &quot;&quot;; WEEKDAY([.I80]; 2))">
            <text:p/>
          </table:table-cell>
          <table:table-cell table:style-name="ce224" table:formula="of:=IF(ISBLANK([.Q80]); &quot;&quot;; WEEKDAY([.Q80]; 2))">
            <text:p/>
          </table:table-cell>
          <table:table-cell table:style-name="ce224" table:formula="of:=IF(ISBLANK([.Q80]); &quot;&quot;; WEEKNUM([.Q80]))">
            <text:p/>
          </table:table-cell>
          <table:table-cell table:style-name="ce224" table:formula="of:=IF(ISBLANK([.I80]); &quot;&quot;; MONTH([.I80]))">
            <text:p/>
          </table:table-cell>
          <table:table-cell table:style-name="ce224" table:formula="of:=IF(ISBLANK([.Q80]); &quot;&quot;; MONTH([.Q80]))">
            <text:p/>
          </table:table-cell>
          <table:table-cell table:style-name="ce224" table:formula="of:=IF(OR(ISBLANK([.I80]); ISBLANK([.Q80])); &quot;&quot;; IFERROR(DATEDIF([.I80];[.Q80];&quot;d&quot;); &quot;&quot;))">
            <text:p/>
          </table:table-cell>
          <table:table-cell table:style-name="ce286" table:formula="of:=IF(ISBLANK([.P80]); &quot;&quot;; SUM([.$R$3:.R80]))">
            <text:p/>
          </table:table-cell>
          <table:table-cell table:style-name="ce286" table:formula="of:=IF(ISBLANK([.P80]); &quot;&quot;; SUM([.$S$3:.S80]))">
            <text:p/>
          </table:table-cell>
          <table:table-cell table:formula="of:=IF(ISBLANK([.K80]); &quot;&quot;; [.J80]*[.K80])">
            <text:p/>
          </table:table-cell>
          <table:table-cell table:formula="of:=IF(ISNUMBER([.AO80]); [.AO80]*0.0035; &quot;&quot;)">
            <text:p/>
          </table:table-cell>
          <table:table-cell table:style-name="ce224" table:formula="of:=IF(ISBLANK([.P80]); &quot;&quot; ; [.O80]*[.P80])">
            <text:p/>
          </table:table-cell>
          <table:table-cell table:formula="of:=IF(ISNUMBER([.AQ80]); [.AQ80]*0.0035; &quot;&quot;)">
            <text:p/>
          </table:table-cell>
          <table:table-cell table:number-columns-repeated="20"/>
        </table:table-row>
        <table:table-row table:style-name="ro2">
          <table:table-cell office:value-type="float" office:value="79" calcext:value-type="float">
            <text:p>7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1]=&quot;Long&quot;; [.K81]-[Overview.$C$4]/[.J81]; IF([.F81]=&quot;Short&quot;; [.K81]+[Overview.$C$4]/[.J81]; &quot;&quot;)); &quot;&quot;)">
            <text:p/>
          </table:table-cell>
          <table:table-cell table:style-name="ce157" table:formula="of:=IFERROR(ABS([.L81]-[.K81])*[.J81]; &quot;&quot;)">
            <text:p/>
          </table:table-cell>
          <table:table-cell table:style-name="ce289" table:formula="of:=IFERROR(IF([.F81]=&quot;Long&quot;; [.K81]+[Overview.$C$4]/[.J81]*[Overview.$C$6]; IF([.F81]=&quot;Short&quot;; [.K81]-[Overview.$C$4]/[.J81]*[Overview.$C$6]; &quot;&quot;)); &quot;&quot;)">
            <text:p/>
          </table:table-cell>
          <table:table-cell table:style-name="ce152"/>
          <table:table-cell table:number-columns-repeated="2"/>
          <table:table-cell table:formula="of:=IFERROR([.S81]/[.M81]; &quot;&quot;)">
            <text:p/>
          </table:table-cell>
          <table:table-cell table:formula="of:=IFERROR(IF(AND([.F81]=&quot;Long&quot;; [.O81]=[.J81]); [.J81]*([.P81]-[.K81]); IF(AND([.F81]=&quot;Short&quot;; [.O81]=[.J81]); [.J81]*([.K81]-[.P81]); &quot;&quot;)); &quot;&quot;)">
            <text:p/>
          </table:table-cell>
          <table:table-cell table:formula="of:=IF(ISNUMBER([.S81]); IF([.S81]&gt;0; &quot;Win&quot;; &quot;Loss&quot;);&quot;&quot;)">
            <text:p/>
          </table:table-cell>
          <table:table-cell table:formula="of:=IF([.Q81]=&quot;&quot;; &quot;&quot;; CONCATENATE(DATEDIF([.I81];[.Q81];&quot;d&quot;); IF(DATEDIF([.I81];[.Q81];&quot;d&quot;)&gt;1; &quot; Days&quot;; &quot; Day&quot;)))">
            <text:p/>
          </table:table-cell>
          <table:table-cell table:content-validation-name="val12"/>
          <table:table-cell table:number-columns-repeated="2"/>
          <table:table-cell table:style-name="ce196"/>
          <table:table-cell table:style-name="ce205" table:formula="of:=IFERROR(IF(ISBLANK([.Y81]); &quot;&quot;; IF([.$F81]=&quot;Long&quot;; ([.Y81]-[.$K81])*[.$J81]/[.$M81]; ([.$K81]-[.Y81])*[.$J81]/[.$M81])-[.$R81]); &quot;&quot;)">
            <text:p/>
          </table:table-cell>
          <table:table-cell table:style-name="Default"/>
          <table:table-cell table:style-name="ce205" table:formula="of:=IFERROR(IF(ISBLANK([.AA81]); &quot;&quot;; IF([.$F81]=&quot;Long&quot;; ([.AA81]-[.$K81])*[.$J81]/[.$M81]; ([.$K81]-[.AA81])*[.$J81]/[.$M81])-[.$R81]); &quot;&quot;)">
            <text:p/>
          </table:table-cell>
          <table:table-cell table:style-name="Default"/>
          <table:table-cell table:style-name="ce205" table:formula="of:=IFERROR(IF(ISBLANK([.AC81]); &quot;&quot;; IF([.$F81]=&quot;Long&quot;; ([.AC81]-[.$K81])*[.$J81]/[.$M81]; ([.$K81]-[.AC81])*[.$J81]/[.$M81])-[.$R81]); &quot;&quot;)">
            <text:p/>
          </table:table-cell>
          <table:table-cell/>
          <table:table-cell table:style-name="ce224" table:formula="of:=IF(ISBLANK([.Q81]); &quot;&quot;; DAY([.Q81]))">
            <text:p/>
          </table:table-cell>
          <table:table-cell table:style-name="ce224" table:formula="of:=IF(ISBLANK([.I81]); &quot;&quot;; WEEKDAY([.I81]; 2))">
            <text:p/>
          </table:table-cell>
          <table:table-cell table:formula="of:=IF(ISBLANK([.Q81]); &quot;&quot;; WEEKDAY([.Q81]; 2))">
            <text:p/>
          </table:table-cell>
          <table:table-cell table:formula="of:=IF(ISBLANK([.Q81]); &quot;&quot;; WEEKNUM([.Q81]))">
            <text:p/>
          </table:table-cell>
          <table:table-cell table:style-name="ce224" table:formula="of:=IF(ISBLANK([.I81]); &quot;&quot;; MONTH([.I81]))">
            <text:p/>
          </table:table-cell>
          <table:table-cell table:formula="of:=IF(ISBLANK([.Q81]); &quot;&quot;; MONTH([.Q81]))">
            <text:p/>
          </table:table-cell>
          <table:table-cell table:formula="of:=IF(OR(ISBLANK([.I81]); ISBLANK([.Q81])); &quot;&quot;; IFERROR(DATEDIF([.I81];[.Q81];&quot;d&quot;); &quot;&quot;))">
            <text:p/>
          </table:table-cell>
          <table:table-cell table:style-name="ce286" table:formula="of:=IF(ISBLANK([.P81]); &quot;&quot;; SUM([.$R$3:.R81]))">
            <text:p/>
          </table:table-cell>
          <table:table-cell table:style-name="ce286" table:formula="of:=IF(ISBLANK([.P81]); &quot;&quot;; SUM([.$S$3:.S81]))">
            <text:p/>
          </table:table-cell>
          <table:table-cell table:formula="of:=IF(ISBLANK([.K81]); &quot;&quot;; [.J81]*[.K81])">
            <text:p/>
          </table:table-cell>
          <table:table-cell table:formula="of:=IF(ISNUMBER([.AO81]); [.AO81]*0.0035; &quot;&quot;)">
            <text:p/>
          </table:table-cell>
          <table:table-cell table:style-name="ce224" table:formula="of:=IF(ISBLANK([.P81]); &quot;&quot; ; [.O81]*[.P81])">
            <text:p/>
          </table:table-cell>
          <table:table-cell table:formula="of:=IF(ISNUMBER([.AQ81]); [.AQ81]*0.0035; &quot;&quot;)">
            <text:p/>
          </table:table-cell>
          <table:table-cell table:number-columns-repeated="20"/>
        </table:table-row>
        <table:table-row table:style-name="ro2">
          <table:table-cell office:value-type="float" office:value="80" calcext:value-type="float">
            <text:p>8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2]=&quot;Long&quot;; [.K82]-[Overview.$C$4]/[.J82]; IF([.F82]=&quot;Short&quot;; [.K82]+[Overview.$C$4]/[.J82]; &quot;&quot;)); &quot;&quot;)">
            <text:p/>
          </table:table-cell>
          <table:table-cell table:style-name="ce157" table:formula="of:=IFERROR(ABS([.L82]-[.K82])*[.J82]; &quot;&quot;)">
            <text:p/>
          </table:table-cell>
          <table:table-cell table:style-name="ce289" table:formula="of:=IFERROR(IF([.F82]=&quot;Long&quot;; [.K82]+[Overview.$C$4]/[.J82]*[Overview.$C$6]; IF([.F82]=&quot;Short&quot;; [.K82]-[Overview.$C$4]/[.J82]*[Overview.$C$6]; &quot;&quot;)); &quot;&quot;)">
            <text:p/>
          </table:table-cell>
          <table:table-cell table:style-name="ce152"/>
          <table:table-cell table:number-columns-repeated="2"/>
          <table:table-cell table:formula="of:=IFERROR([.S82]/[.M82]; &quot;&quot;)">
            <text:p/>
          </table:table-cell>
          <table:table-cell table:formula="of:=IFERROR(IF(AND([.F82]=&quot;Long&quot;; [.O82]=[.J82]); [.J82]*([.P82]-[.K82]); IF(AND([.F82]=&quot;Short&quot;; [.O82]=[.J82]); [.J82]*([.K82]-[.P82]); &quot;&quot;)); &quot;&quot;)">
            <text:p/>
          </table:table-cell>
          <table:table-cell table:formula="of:=IF(ISNUMBER([.S82]); IF([.S82]&gt;0; &quot;Win&quot;; &quot;Loss&quot;);&quot;&quot;)">
            <text:p/>
          </table:table-cell>
          <table:table-cell table:formula="of:=IF([.Q82]=&quot;&quot;; &quot;&quot;; CONCATENATE(DATEDIF([.I82];[.Q82];&quot;d&quot;); IF(DATEDIF([.I82];[.Q82];&quot;d&quot;)&gt;1; &quot; Days&quot;; &quot; Day&quot;)))">
            <text:p/>
          </table:table-cell>
          <table:table-cell table:content-validation-name="val12"/>
          <table:table-cell table:number-columns-repeated="2"/>
          <table:table-cell table:style-name="ce196"/>
          <table:table-cell table:style-name="ce205" table:formula="of:=IFERROR(IF(ISBLANK([.Y82]); &quot;&quot;; IF([.$F82]=&quot;Long&quot;; ([.Y82]-[.$K82])*[.$J82]/[.$M82]; ([.$K82]-[.Y82])*[.$J82]/[.$M82])-[.$R82]); &quot;&quot;)">
            <text:p/>
          </table:table-cell>
          <table:table-cell table:style-name="Default"/>
          <table:table-cell table:style-name="ce205" table:formula="of:=IFERROR(IF(ISBLANK([.AA82]); &quot;&quot;; IF([.$F82]=&quot;Long&quot;; ([.AA82]-[.$K82])*[.$J82]/[.$M82]; ([.$K82]-[.AA82])*[.$J82]/[.$M82])-[.$R82]); &quot;&quot;)">
            <text:p/>
          </table:table-cell>
          <table:table-cell table:style-name="Default"/>
          <table:table-cell table:style-name="ce205" table:formula="of:=IFERROR(IF(ISBLANK([.AC82]); &quot;&quot;; IF([.$F82]=&quot;Long&quot;; ([.AC82]-[.$K82])*[.$J82]/[.$M82]; ([.$K82]-[.AC82])*[.$J82]/[.$M82])-[.$R82]); &quot;&quot;)">
            <text:p/>
          </table:table-cell>
          <table:table-cell/>
          <table:table-cell table:style-name="ce224" table:formula="of:=IF(ISBLANK([.Q82]); &quot;&quot;; DAY([.Q82]))">
            <text:p/>
          </table:table-cell>
          <table:table-cell table:style-name="ce224" table:formula="of:=IF(ISBLANK([.I82]); &quot;&quot;; WEEKDAY([.I82]; 2))">
            <text:p/>
          </table:table-cell>
          <table:table-cell table:style-name="ce224" table:formula="of:=IF(ISBLANK([.Q82]); &quot;&quot;; WEEKDAY([.Q82]; 2))">
            <text:p/>
          </table:table-cell>
          <table:table-cell table:style-name="ce224" table:formula="of:=IF(ISBLANK([.Q82]); &quot;&quot;; WEEKNUM([.Q82]))">
            <text:p/>
          </table:table-cell>
          <table:table-cell table:style-name="ce224" table:formula="of:=IF(ISBLANK([.I82]); &quot;&quot;; MONTH([.I82]))">
            <text:p/>
          </table:table-cell>
          <table:table-cell table:style-name="ce224" table:formula="of:=IF(ISBLANK([.Q82]); &quot;&quot;; MONTH([.Q82]))">
            <text:p/>
          </table:table-cell>
          <table:table-cell table:style-name="ce224" table:formula="of:=IF(OR(ISBLANK([.I82]); ISBLANK([.Q82])); &quot;&quot;; IFERROR(DATEDIF([.I82];[.Q82];&quot;d&quot;); &quot;&quot;))">
            <text:p/>
          </table:table-cell>
          <table:table-cell table:style-name="ce286" table:formula="of:=IF(ISBLANK([.P82]); &quot;&quot;; SUM([.$R$3:.R82]))">
            <text:p/>
          </table:table-cell>
          <table:table-cell table:style-name="ce286" table:formula="of:=IF(ISBLANK([.P82]); &quot;&quot;; SUM([.$S$3:.S82]))">
            <text:p/>
          </table:table-cell>
          <table:table-cell table:formula="of:=IF(ISBLANK([.K82]); &quot;&quot;; [.J82]*[.K82])">
            <text:p/>
          </table:table-cell>
          <table:table-cell table:formula="of:=IF(ISNUMBER([.AO82]); [.AO82]*0.0035; &quot;&quot;)">
            <text:p/>
          </table:table-cell>
          <table:table-cell table:style-name="ce224" table:formula="of:=IF(ISBLANK([.P82]); &quot;&quot; ; [.O82]*[.P82])">
            <text:p/>
          </table:table-cell>
          <table:table-cell table:formula="of:=IF(ISNUMBER([.AQ82]); [.AQ82]*0.0035; &quot;&quot;)">
            <text:p/>
          </table:table-cell>
          <table:table-cell table:number-columns-repeated="20"/>
        </table:table-row>
        <table:table-row table:style-name="ro2">
          <table:table-cell office:value-type="float" office:value="81" calcext:value-type="float">
            <text:p>8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3]=&quot;Long&quot;; [.K83]-[Overview.$C$4]/[.J83]; IF([.F83]=&quot;Short&quot;; [.K83]+[Overview.$C$4]/[.J83]; &quot;&quot;)); &quot;&quot;)">
            <text:p/>
          </table:table-cell>
          <table:table-cell table:style-name="ce157" table:formula="of:=IFERROR(ABS([.L83]-[.K83])*[.J83]; &quot;&quot;)">
            <text:p/>
          </table:table-cell>
          <table:table-cell table:style-name="ce289" table:formula="of:=IFERROR(IF([.F83]=&quot;Long&quot;; [.K83]+[Overview.$C$4]/[.J83]*[Overview.$C$6]; IF([.F83]=&quot;Short&quot;; [.K83]-[Overview.$C$4]/[.J83]*[Overview.$C$6]; &quot;&quot;)); &quot;&quot;)">
            <text:p/>
          </table:table-cell>
          <table:table-cell table:style-name="ce152"/>
          <table:table-cell table:number-columns-repeated="2"/>
          <table:table-cell table:formula="of:=IFERROR([.S83]/[.M83]; &quot;&quot;)">
            <text:p/>
          </table:table-cell>
          <table:table-cell table:formula="of:=IFERROR(IF(AND([.F83]=&quot;Long&quot;; [.O83]=[.J83]); [.J83]*([.P83]-[.K83]); IF(AND([.F83]=&quot;Short&quot;; [.O83]=[.J83]); [.J83]*([.K83]-[.P83]); &quot;&quot;)); &quot;&quot;)">
            <text:p/>
          </table:table-cell>
          <table:table-cell table:formula="of:=IF(ISNUMBER([.S83]); IF([.S83]&gt;0; &quot;Win&quot;; &quot;Loss&quot;);&quot;&quot;)">
            <text:p/>
          </table:table-cell>
          <table:table-cell table:formula="of:=IF([.Q83]=&quot;&quot;; &quot;&quot;; CONCATENATE(DATEDIF([.I83];[.Q83];&quot;d&quot;); IF(DATEDIF([.I83];[.Q83];&quot;d&quot;)&gt;1; &quot; Days&quot;; &quot; Day&quot;)))">
            <text:p/>
          </table:table-cell>
          <table:table-cell table:content-validation-name="val12"/>
          <table:table-cell table:number-columns-repeated="2"/>
          <table:table-cell table:style-name="ce196"/>
          <table:table-cell table:style-name="ce205" table:formula="of:=IFERROR(IF(ISBLANK([.Y83]); &quot;&quot;; IF([.$F83]=&quot;Long&quot;; ([.Y83]-[.$K83])*[.$J83]/[.$M83]; ([.$K83]-[.Y83])*[.$J83]/[.$M83])-[.$R83]); &quot;&quot;)">
            <text:p/>
          </table:table-cell>
          <table:table-cell table:style-name="Default"/>
          <table:table-cell table:style-name="ce205" table:formula="of:=IFERROR(IF(ISBLANK([.AA83]); &quot;&quot;; IF([.$F83]=&quot;Long&quot;; ([.AA83]-[.$K83])*[.$J83]/[.$M83]; ([.$K83]-[.AA83])*[.$J83]/[.$M83])-[.$R83]); &quot;&quot;)">
            <text:p/>
          </table:table-cell>
          <table:table-cell table:style-name="Default"/>
          <table:table-cell table:style-name="ce205" table:formula="of:=IFERROR(IF(ISBLANK([.AC83]); &quot;&quot;; IF([.$F83]=&quot;Long&quot;; ([.AC83]-[.$K83])*[.$J83]/[.$M83]; ([.$K83]-[.AC83])*[.$J83]/[.$M83])-[.$R83]); &quot;&quot;)">
            <text:p/>
          </table:table-cell>
          <table:table-cell/>
          <table:table-cell table:style-name="ce224" table:formula="of:=IF(ISBLANK([.Q83]); &quot;&quot;; DAY([.Q83]))">
            <text:p/>
          </table:table-cell>
          <table:table-cell table:style-name="ce224" table:formula="of:=IF(ISBLANK([.I83]); &quot;&quot;; WEEKDAY([.I83]; 2))">
            <text:p/>
          </table:table-cell>
          <table:table-cell table:style-name="ce224" table:formula="of:=IF(ISBLANK([.Q83]); &quot;&quot;; WEEKDAY([.Q83]; 2))">
            <text:p/>
          </table:table-cell>
          <table:table-cell table:style-name="ce224" table:formula="of:=IF(ISBLANK([.Q83]); &quot;&quot;; WEEKNUM([.Q83]))">
            <text:p/>
          </table:table-cell>
          <table:table-cell table:style-name="ce224" table:formula="of:=IF(ISBLANK([.I83]); &quot;&quot;; MONTH([.I83]))">
            <text:p/>
          </table:table-cell>
          <table:table-cell table:style-name="ce224" table:formula="of:=IF(ISBLANK([.Q83]); &quot;&quot;; MONTH([.Q83]))">
            <text:p/>
          </table:table-cell>
          <table:table-cell table:style-name="ce224" table:formula="of:=IF(OR(ISBLANK([.I83]); ISBLANK([.Q83])); &quot;&quot;; IFERROR(DATEDIF([.I83];[.Q83];&quot;d&quot;); &quot;&quot;))">
            <text:p/>
          </table:table-cell>
          <table:table-cell table:style-name="ce286" table:formula="of:=IF(ISBLANK([.P83]); &quot;&quot;; SUM([.$R$3:.R83]))">
            <text:p/>
          </table:table-cell>
          <table:table-cell table:style-name="ce286" table:formula="of:=IF(ISBLANK([.P83]); &quot;&quot;; SUM([.$S$3:.S83]))">
            <text:p/>
          </table:table-cell>
          <table:table-cell table:formula="of:=IF(ISBLANK([.K83]); &quot;&quot;; [.J83]*[.K83])">
            <text:p/>
          </table:table-cell>
          <table:table-cell table:formula="of:=IF(ISNUMBER([.AO83]); [.AO83]*0.0035; &quot;&quot;)">
            <text:p/>
          </table:table-cell>
          <table:table-cell table:style-name="ce224" table:formula="of:=IF(ISBLANK([.P83]); &quot;&quot; ; [.O83]*[.P83])">
            <text:p/>
          </table:table-cell>
          <table:table-cell table:formula="of:=IF(ISNUMBER([.AQ83]); [.AQ83]*0.0035; &quot;&quot;)">
            <text:p/>
          </table:table-cell>
          <table:table-cell table:number-columns-repeated="20"/>
        </table:table-row>
        <table:table-row table:style-name="ro2">
          <table:table-cell office:value-type="float" office:value="82" calcext:value-type="float">
            <text:p>8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4]=&quot;Long&quot;; [.K84]-[Overview.$C$4]/[.J84]; IF([.F84]=&quot;Short&quot;; [.K84]+[Overview.$C$4]/[.J84]; &quot;&quot;)); &quot;&quot;)">
            <text:p/>
          </table:table-cell>
          <table:table-cell table:style-name="ce157" table:formula="of:=IFERROR(ABS([.L84]-[.K84])*[.J84]; &quot;&quot;)">
            <text:p/>
          </table:table-cell>
          <table:table-cell table:style-name="ce289" table:formula="of:=IFERROR(IF([.F84]=&quot;Long&quot;; [.K84]+[Overview.$C$4]/[.J84]*[Overview.$C$6]; IF([.F84]=&quot;Short&quot;; [.K84]-[Overview.$C$4]/[.J84]*[Overview.$C$6]; &quot;&quot;)); &quot;&quot;)">
            <text:p/>
          </table:table-cell>
          <table:table-cell table:style-name="ce152"/>
          <table:table-cell table:number-columns-repeated="2"/>
          <table:table-cell table:formula="of:=IFERROR([.S84]/[.M84]; &quot;&quot;)">
            <text:p/>
          </table:table-cell>
          <table:table-cell table:formula="of:=IFERROR(IF(AND([.F84]=&quot;Long&quot;; [.O84]=[.J84]); [.J84]*([.P84]-[.K84]); IF(AND([.F84]=&quot;Short&quot;; [.O84]=[.J84]); [.J84]*([.K84]-[.P84]); &quot;&quot;)); &quot;&quot;)">
            <text:p/>
          </table:table-cell>
          <table:table-cell table:formula="of:=IF(ISNUMBER([.S84]); IF([.S84]&gt;0; &quot;Win&quot;; &quot;Loss&quot;);&quot;&quot;)">
            <text:p/>
          </table:table-cell>
          <table:table-cell table:formula="of:=IF([.Q84]=&quot;&quot;; &quot;&quot;; CONCATENATE(DATEDIF([.I84];[.Q84];&quot;d&quot;); IF(DATEDIF([.I84];[.Q84];&quot;d&quot;)&gt;1; &quot; Days&quot;; &quot; Day&quot;)))">
            <text:p/>
          </table:table-cell>
          <table:table-cell table:content-validation-name="val12"/>
          <table:table-cell table:number-columns-repeated="2"/>
          <table:table-cell table:style-name="ce196"/>
          <table:table-cell table:style-name="ce205" table:formula="of:=IFERROR(IF(ISBLANK([.Y84]); &quot;&quot;; IF([.$F84]=&quot;Long&quot;; ([.Y84]-[.$K84])*[.$J84]/[.$M84]; ([.$K84]-[.Y84])*[.$J84]/[.$M84])-[.$R84]); &quot;&quot;)">
            <text:p/>
          </table:table-cell>
          <table:table-cell table:style-name="Default"/>
          <table:table-cell table:style-name="ce205" table:formula="of:=IFERROR(IF(ISBLANK([.AA84]); &quot;&quot;; IF([.$F84]=&quot;Long&quot;; ([.AA84]-[.$K84])*[.$J84]/[.$M84]; ([.$K84]-[.AA84])*[.$J84]/[.$M84])-[.$R84]); &quot;&quot;)">
            <text:p/>
          </table:table-cell>
          <table:table-cell table:style-name="Default"/>
          <table:table-cell table:style-name="ce205" table:formula="of:=IFERROR(IF(ISBLANK([.AC84]); &quot;&quot;; IF([.$F84]=&quot;Long&quot;; ([.AC84]-[.$K84])*[.$J84]/[.$M84]; ([.$K84]-[.AC84])*[.$J84]/[.$M84])-[.$R84]); &quot;&quot;)">
            <text:p/>
          </table:table-cell>
          <table:table-cell/>
          <table:table-cell table:formula="of:=IF(ISBLANK([.Q84]); &quot;&quot;; DAY([.Q84]))">
            <text:p/>
          </table:table-cell>
          <table:table-cell table:formula="of:=IF(ISBLANK([.I84]); &quot;&quot;; WEEKDAY([.I84]; 2))">
            <text:p/>
          </table:table-cell>
          <table:table-cell table:formula="of:=IF(ISBLANK([.Q84]); &quot;&quot;; WEEKDAY([.Q84]; 2))">
            <text:p/>
          </table:table-cell>
          <table:table-cell table:formula="of:=IF(ISBLANK([.Q84]); &quot;&quot;; WEEKNUM([.Q84]))">
            <text:p/>
          </table:table-cell>
          <table:table-cell table:style-name="ce224" table:formula="of:=IF(ISBLANK([.I84]); &quot;&quot;; MONTH([.I84]))">
            <text:p/>
          </table:table-cell>
          <table:table-cell table:formula="of:=IF(ISBLANK([.Q84]); &quot;&quot;; MONTH([.Q84]))">
            <text:p/>
          </table:table-cell>
          <table:table-cell table:formula="of:=IF(OR(ISBLANK([.I84]); ISBLANK([.Q84])); &quot;&quot;; IFERROR(DATEDIF([.I84];[.Q84];&quot;d&quot;); &quot;&quot;))">
            <text:p/>
          </table:table-cell>
          <table:table-cell table:style-name="ce286" table:formula="of:=IF(ISBLANK([.P84]); &quot;&quot;; SUM([.$R$3:.R84]))">
            <text:p/>
          </table:table-cell>
          <table:table-cell table:style-name="ce286" table:formula="of:=IF(ISBLANK([.P84]); &quot;&quot;; SUM([.$S$3:.S84]))">
            <text:p/>
          </table:table-cell>
          <table:table-cell table:formula="of:=IF(ISBLANK([.K84]); &quot;&quot;; [.J84]*[.K84])">
            <text:p/>
          </table:table-cell>
          <table:table-cell table:formula="of:=IF(ISNUMBER([.AO84]); [.AO84]*0.0035; &quot;&quot;)">
            <text:p/>
          </table:table-cell>
          <table:table-cell table:style-name="ce224" table:formula="of:=IF(ISBLANK([.P84]); &quot;&quot; ; [.O84]*[.P84])">
            <text:p/>
          </table:table-cell>
          <table:table-cell table:formula="of:=IF(ISNUMBER([.AQ84]); [.AQ84]*0.0035; &quot;&quot;)">
            <text:p/>
          </table:table-cell>
          <table:table-cell table:number-columns-repeated="20"/>
        </table:table-row>
        <table:table-row table:style-name="ro2">
          <table:table-cell office:value-type="float" office:value="83" calcext:value-type="float">
            <text:p>8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5]=&quot;Long&quot;; [.K85]-[Overview.$C$4]/[.J85]; IF([.F85]=&quot;Short&quot;; [.K85]+[Overview.$C$4]/[.J85]; &quot;&quot;)); &quot;&quot;)">
            <text:p/>
          </table:table-cell>
          <table:table-cell table:style-name="ce157" table:formula="of:=IFERROR(ABS([.L85]-[.K85])*[.J85]; &quot;&quot;)">
            <text:p/>
          </table:table-cell>
          <table:table-cell table:style-name="ce289" table:formula="of:=IFERROR(IF([.F85]=&quot;Long&quot;; [.K85]+[Overview.$C$4]/[.J85]*[Overview.$C$6]; IF([.F85]=&quot;Short&quot;; [.K85]-[Overview.$C$4]/[.J85]*[Overview.$C$6]; &quot;&quot;)); &quot;&quot;)">
            <text:p/>
          </table:table-cell>
          <table:table-cell table:style-name="ce152"/>
          <table:table-cell table:number-columns-repeated="2"/>
          <table:table-cell table:formula="of:=IFERROR([.S85]/[.M85]; &quot;&quot;)">
            <text:p/>
          </table:table-cell>
          <table:table-cell table:formula="of:=IFERROR(IF(AND([.F85]=&quot;Long&quot;; [.O85]=[.J85]); [.J85]*([.P85]-[.K85]); IF(AND([.F85]=&quot;Short&quot;; [.O85]=[.J85]); [.J85]*([.K85]-[.P85]); &quot;&quot;)); &quot;&quot;)">
            <text:p/>
          </table:table-cell>
          <table:table-cell table:formula="of:=IF(ISNUMBER([.S85]); IF([.S85]&gt;0; &quot;Win&quot;; &quot;Loss&quot;);&quot;&quot;)">
            <text:p/>
          </table:table-cell>
          <table:table-cell table:formula="of:=IF([.Q85]=&quot;&quot;; &quot;&quot;; CONCATENATE(DATEDIF([.I85];[.Q85];&quot;d&quot;); IF(DATEDIF([.I85];[.Q85];&quot;d&quot;)&gt;1; &quot; Days&quot;; &quot; Day&quot;)))">
            <text:p/>
          </table:table-cell>
          <table:table-cell table:content-validation-name="val12"/>
          <table:table-cell table:number-columns-repeated="2"/>
          <table:table-cell table:style-name="ce196"/>
          <table:table-cell table:style-name="ce205" table:formula="of:=IFERROR(IF(ISBLANK([.Y85]); &quot;&quot;; IF([.$F85]=&quot;Long&quot;; ([.Y85]-[.$K85])*[.$J85]/[.$M85]; ([.$K85]-[.Y85])*[.$J85]/[.$M85])-[.$R85]); &quot;&quot;)">
            <text:p/>
          </table:table-cell>
          <table:table-cell table:style-name="Default"/>
          <table:table-cell table:style-name="ce205" table:formula="of:=IFERROR(IF(ISBLANK([.AA85]); &quot;&quot;; IF([.$F85]=&quot;Long&quot;; ([.AA85]-[.$K85])*[.$J85]/[.$M85]; ([.$K85]-[.AA85])*[.$J85]/[.$M85])-[.$R85]); &quot;&quot;)">
            <text:p/>
          </table:table-cell>
          <table:table-cell table:style-name="Default"/>
          <table:table-cell table:style-name="ce205" table:formula="of:=IFERROR(IF(ISBLANK([.AC85]); &quot;&quot;; IF([.$F85]=&quot;Long&quot;; ([.AC85]-[.$K85])*[.$J85]/[.$M85]; ([.$K85]-[.AC85])*[.$J85]/[.$M85])-[.$R85]); &quot;&quot;)">
            <text:p/>
          </table:table-cell>
          <table:table-cell/>
          <table:table-cell table:style-name="ce224" table:formula="of:=IF(ISBLANK([.Q85]); &quot;&quot;; DAY([.Q85]))">
            <text:p/>
          </table:table-cell>
          <table:table-cell table:style-name="ce224" table:formula="of:=IF(ISBLANK([.I85]); &quot;&quot;; WEEKDAY([.I85]; 2))">
            <text:p/>
          </table:table-cell>
          <table:table-cell table:style-name="ce224" table:formula="of:=IF(ISBLANK([.Q85]); &quot;&quot;; WEEKDAY([.Q85]; 2))">
            <text:p/>
          </table:table-cell>
          <table:table-cell table:style-name="ce224" table:formula="of:=IF(ISBLANK([.Q85]); &quot;&quot;; WEEKNUM([.Q85]))">
            <text:p/>
          </table:table-cell>
          <table:table-cell table:style-name="ce224" table:formula="of:=IF(ISBLANK([.I85]); &quot;&quot;; MONTH([.I85]))">
            <text:p/>
          </table:table-cell>
          <table:table-cell table:style-name="ce224" table:formula="of:=IF(ISBLANK([.Q85]); &quot;&quot;; MONTH([.Q85]))">
            <text:p/>
          </table:table-cell>
          <table:table-cell table:style-name="ce224" table:formula="of:=IF(OR(ISBLANK([.I85]); ISBLANK([.Q85])); &quot;&quot;; IFERROR(DATEDIF([.I85];[.Q85];&quot;d&quot;); &quot;&quot;))">
            <text:p/>
          </table:table-cell>
          <table:table-cell table:style-name="ce286" table:formula="of:=IF(ISBLANK([.P85]); &quot;&quot;; SUM([.$R$3:.R85]))">
            <text:p/>
          </table:table-cell>
          <table:table-cell table:style-name="ce286" table:formula="of:=IF(ISBLANK([.P85]); &quot;&quot;; SUM([.$S$3:.S85]))">
            <text:p/>
          </table:table-cell>
          <table:table-cell table:formula="of:=IF(ISBLANK([.K85]); &quot;&quot;; [.J85]*[.K85])">
            <text:p/>
          </table:table-cell>
          <table:table-cell table:formula="of:=IF(ISNUMBER([.AO85]); [.AO85]*0.0035; &quot;&quot;)">
            <text:p/>
          </table:table-cell>
          <table:table-cell table:style-name="ce224" table:formula="of:=IF(ISBLANK([.P85]); &quot;&quot; ; [.O85]*[.P85])">
            <text:p/>
          </table:table-cell>
          <table:table-cell table:formula="of:=IF(ISNUMBER([.AQ85]); [.AQ85]*0.0035; &quot;&quot;)">
            <text:p/>
          </table:table-cell>
          <table:table-cell table:number-columns-repeated="20"/>
        </table:table-row>
        <table:table-row table:style-name="ro2">
          <table:table-cell office:value-type="float" office:value="84" calcext:value-type="float">
            <text:p>8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6]=&quot;Long&quot;; [.K86]-[Overview.$C$4]/[.J86]; IF([.F86]=&quot;Short&quot;; [.K86]+[Overview.$C$4]/[.J86]; &quot;&quot;)); &quot;&quot;)">
            <text:p/>
          </table:table-cell>
          <table:table-cell table:style-name="ce157" table:formula="of:=IFERROR(ABS([.L86]-[.K86])*[.J86]; &quot;&quot;)">
            <text:p/>
          </table:table-cell>
          <table:table-cell table:style-name="ce289" table:formula="of:=IFERROR(IF([.F86]=&quot;Long&quot;; [.K86]+[Overview.$C$4]/[.J86]*[Overview.$C$6]; IF([.F86]=&quot;Short&quot;; [.K86]-[Overview.$C$4]/[.J86]*[Overview.$C$6]; &quot;&quot;)); &quot;&quot;)">
            <text:p/>
          </table:table-cell>
          <table:table-cell table:style-name="ce152"/>
          <table:table-cell table:number-columns-repeated="2"/>
          <table:table-cell table:formula="of:=IFERROR([.S86]/[.M86]; &quot;&quot;)">
            <text:p/>
          </table:table-cell>
          <table:table-cell table:formula="of:=IFERROR(IF(AND([.F86]=&quot;Long&quot;; [.O86]=[.J86]); [.J86]*([.P86]-[.K86]); IF(AND([.F86]=&quot;Short&quot;; [.O86]=[.J86]); [.J86]*([.K86]-[.P86]); &quot;&quot;)); &quot;&quot;)">
            <text:p/>
          </table:table-cell>
          <table:table-cell table:formula="of:=IF(ISNUMBER([.S86]); IF([.S86]&gt;0; &quot;Win&quot;; &quot;Loss&quot;);&quot;&quot;)">
            <text:p/>
          </table:table-cell>
          <table:table-cell table:formula="of:=IF([.Q86]=&quot;&quot;; &quot;&quot;; CONCATENATE(DATEDIF([.I86];[.Q86];&quot;d&quot;); IF(DATEDIF([.I86];[.Q86];&quot;d&quot;)&gt;1; &quot; Days&quot;; &quot; Day&quot;)))">
            <text:p/>
          </table:table-cell>
          <table:table-cell table:content-validation-name="val12"/>
          <table:table-cell table:number-columns-repeated="2"/>
          <table:table-cell table:style-name="ce196"/>
          <table:table-cell table:style-name="ce205" table:formula="of:=IFERROR(IF(ISBLANK([.Y86]); &quot;&quot;; IF([.$F86]=&quot;Long&quot;; ([.Y86]-[.$K86])*[.$J86]/[.$M86]; ([.$K86]-[.Y86])*[.$J86]/[.$M86])-[.$R86]); &quot;&quot;)">
            <text:p/>
          </table:table-cell>
          <table:table-cell table:style-name="Default"/>
          <table:table-cell table:style-name="ce205" table:formula="of:=IFERROR(IF(ISBLANK([.AA86]); &quot;&quot;; IF([.$F86]=&quot;Long&quot;; ([.AA86]-[.$K86])*[.$J86]/[.$M86]; ([.$K86]-[.AA86])*[.$J86]/[.$M86])-[.$R86]); &quot;&quot;)">
            <text:p/>
          </table:table-cell>
          <table:table-cell table:style-name="Default"/>
          <table:table-cell table:style-name="ce205" table:formula="of:=IFERROR(IF(ISBLANK([.AC86]); &quot;&quot;; IF([.$F86]=&quot;Long&quot;; ([.AC86]-[.$K86])*[.$J86]/[.$M86]; ([.$K86]-[.AC86])*[.$J86]/[.$M86])-[.$R86]); &quot;&quot;)">
            <text:p/>
          </table:table-cell>
          <table:table-cell/>
          <table:table-cell table:style-name="ce224" table:formula="of:=IF(ISBLANK([.Q86]); &quot;&quot;; DAY([.Q86]))">
            <text:p/>
          </table:table-cell>
          <table:table-cell table:formula="of:=IF(ISBLANK([.I86]); &quot;&quot;; WEEKDAY([.I86]; 2))">
            <text:p/>
          </table:table-cell>
          <table:table-cell table:style-name="ce224" table:formula="of:=IF(ISBLANK([.Q86]); &quot;&quot;; WEEKDAY([.Q86]; 2))">
            <text:p/>
          </table:table-cell>
          <table:table-cell table:style-name="ce224" table:formula="of:=IF(ISBLANK([.Q86]); &quot;&quot;; WEEKNUM([.Q86]))">
            <text:p/>
          </table:table-cell>
          <table:table-cell table:style-name="ce224" table:formula="of:=IF(ISBLANK([.I86]); &quot;&quot;; MONTH([.I86]))">
            <text:p/>
          </table:table-cell>
          <table:table-cell table:style-name="ce224" table:formula="of:=IF(ISBLANK([.Q86]); &quot;&quot;; MONTH([.Q86]))">
            <text:p/>
          </table:table-cell>
          <table:table-cell table:style-name="ce224" table:formula="of:=IF(OR(ISBLANK([.I86]); ISBLANK([.Q86])); &quot;&quot;; IFERROR(DATEDIF([.I86];[.Q86];&quot;d&quot;); &quot;&quot;))">
            <text:p/>
          </table:table-cell>
          <table:table-cell table:style-name="ce286" table:formula="of:=IF(ISBLANK([.P86]); &quot;&quot;; SUM([.$R$3:.R86]))">
            <text:p/>
          </table:table-cell>
          <table:table-cell table:style-name="ce286" table:formula="of:=IF(ISBLANK([.P86]); &quot;&quot;; SUM([.$S$3:.S86]))">
            <text:p/>
          </table:table-cell>
          <table:table-cell table:formula="of:=IF(ISBLANK([.K86]); &quot;&quot;; [.J86]*[.K86])">
            <text:p/>
          </table:table-cell>
          <table:table-cell table:formula="of:=IF(ISNUMBER([.AO86]); [.AO86]*0.0035; &quot;&quot;)">
            <text:p/>
          </table:table-cell>
          <table:table-cell table:style-name="ce224" table:formula="of:=IF(ISBLANK([.P86]); &quot;&quot; ; [.O86]*[.P86])">
            <text:p/>
          </table:table-cell>
          <table:table-cell table:formula="of:=IF(ISNUMBER([.AQ86]); [.AQ86]*0.0035; &quot;&quot;)">
            <text:p/>
          </table:table-cell>
          <table:table-cell table:number-columns-repeated="20"/>
        </table:table-row>
        <table:table-row table:style-name="ro2">
          <table:table-cell office:value-type="float" office:value="85" calcext:value-type="float">
            <text:p>8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7]=&quot;Long&quot;; [.K87]-[Overview.$C$4]/[.J87]; IF([.F87]=&quot;Short&quot;; [.K87]+[Overview.$C$4]/[.J87]; &quot;&quot;)); &quot;&quot;)">
            <text:p/>
          </table:table-cell>
          <table:table-cell table:style-name="ce157" table:formula="of:=IFERROR(ABS([.L87]-[.K87])*[.J87]; &quot;&quot;)">
            <text:p/>
          </table:table-cell>
          <table:table-cell table:style-name="ce289" table:formula="of:=IFERROR(IF([.F87]=&quot;Long&quot;; [.K87]+[Overview.$C$4]/[.J87]*[Overview.$C$6]; IF([.F87]=&quot;Short&quot;; [.K87]-[Overview.$C$4]/[.J87]*[Overview.$C$6]; &quot;&quot;)); &quot;&quot;)">
            <text:p/>
          </table:table-cell>
          <table:table-cell table:style-name="ce152"/>
          <table:table-cell table:number-columns-repeated="2"/>
          <table:table-cell table:formula="of:=IFERROR([.S87]/[.M87]; &quot;&quot;)">
            <text:p/>
          </table:table-cell>
          <table:table-cell table:formula="of:=IFERROR(IF(AND([.F87]=&quot;Long&quot;; [.O87]=[.J87]); [.J87]*([.P87]-[.K87]); IF(AND([.F87]=&quot;Short&quot;; [.O87]=[.J87]); [.J87]*([.K87]-[.P87]); &quot;&quot;)); &quot;&quot;)">
            <text:p/>
          </table:table-cell>
          <table:table-cell table:formula="of:=IF(ISNUMBER([.S87]); IF([.S87]&gt;0; &quot;Win&quot;; &quot;Loss&quot;);&quot;&quot;)">
            <text:p/>
          </table:table-cell>
          <table:table-cell table:formula="of:=IF([.Q87]=&quot;&quot;; &quot;&quot;; CONCATENATE(DATEDIF([.I87];[.Q87];&quot;d&quot;); IF(DATEDIF([.I87];[.Q87];&quot;d&quot;)&gt;1; &quot; Days&quot;; &quot; Day&quot;)))">
            <text:p/>
          </table:table-cell>
          <table:table-cell table:content-validation-name="val12"/>
          <table:table-cell table:number-columns-repeated="2"/>
          <table:table-cell table:style-name="ce196"/>
          <table:table-cell table:style-name="ce205" table:formula="of:=IFERROR(IF(ISBLANK([.Y87]); &quot;&quot;; IF([.$F87]=&quot;Long&quot;; ([.Y87]-[.$K87])*[.$J87]/[.$M87]; ([.$K87]-[.Y87])*[.$J87]/[.$M87])-[.$R87]); &quot;&quot;)">
            <text:p/>
          </table:table-cell>
          <table:table-cell table:style-name="Default"/>
          <table:table-cell table:style-name="ce205" table:formula="of:=IFERROR(IF(ISBLANK([.AA87]); &quot;&quot;; IF([.$F87]=&quot;Long&quot;; ([.AA87]-[.$K87])*[.$J87]/[.$M87]; ([.$K87]-[.AA87])*[.$J87]/[.$M87])-[.$R87]); &quot;&quot;)">
            <text:p/>
          </table:table-cell>
          <table:table-cell table:style-name="Default"/>
          <table:table-cell table:style-name="ce205" table:formula="of:=IFERROR(IF(ISBLANK([.AC87]); &quot;&quot;; IF([.$F87]=&quot;Long&quot;; ([.AC87]-[.$K87])*[.$J87]/[.$M87]; ([.$K87]-[.AC87])*[.$J87]/[.$M87])-[.$R87]); &quot;&quot;)">
            <text:p/>
          </table:table-cell>
          <table:table-cell/>
          <table:table-cell table:formula="of:=IF(ISBLANK([.Q87]); &quot;&quot;; DAY([.Q87]))">
            <text:p/>
          </table:table-cell>
          <table:table-cell table:formula="of:=IF(ISBLANK([.I87]); &quot;&quot;; WEEKDAY([.I87]; 2))">
            <text:p/>
          </table:table-cell>
          <table:table-cell table:formula="of:=IF(ISBLANK([.Q87]); &quot;&quot;; WEEKDAY([.Q87]; 2))">
            <text:p/>
          </table:table-cell>
          <table:table-cell table:formula="of:=IF(ISBLANK([.Q87]); &quot;&quot;; WEEKNUM([.Q87]))">
            <text:p/>
          </table:table-cell>
          <table:table-cell table:style-name="ce224" table:formula="of:=IF(ISBLANK([.I87]); &quot;&quot;; MONTH([.I87]))">
            <text:p/>
          </table:table-cell>
          <table:table-cell table:formula="of:=IF(ISBLANK([.Q87]); &quot;&quot;; MONTH([.Q87]))">
            <text:p/>
          </table:table-cell>
          <table:table-cell table:formula="of:=IF(OR(ISBLANK([.I87]); ISBLANK([.Q87])); &quot;&quot;; IFERROR(DATEDIF([.I87];[.Q87];&quot;d&quot;); &quot;&quot;))">
            <text:p/>
          </table:table-cell>
          <table:table-cell table:style-name="ce286" table:formula="of:=IF(ISBLANK([.P87]); &quot;&quot;; SUM([.$R$3:.R87]))">
            <text:p/>
          </table:table-cell>
          <table:table-cell table:style-name="ce286" table:formula="of:=IF(ISBLANK([.P87]); &quot;&quot;; SUM([.$S$3:.S87]))">
            <text:p/>
          </table:table-cell>
          <table:table-cell table:formula="of:=IF(ISBLANK([.K87]); &quot;&quot;; [.J87]*[.K87])">
            <text:p/>
          </table:table-cell>
          <table:table-cell table:formula="of:=IF(ISNUMBER([.AO87]); [.AO87]*0.0035; &quot;&quot;)">
            <text:p/>
          </table:table-cell>
          <table:table-cell table:style-name="ce224" table:formula="of:=IF(ISBLANK([.P87]); &quot;&quot; ; [.O87]*[.P87])">
            <text:p/>
          </table:table-cell>
          <table:table-cell table:formula="of:=IF(ISNUMBER([.AQ87]); [.AQ87]*0.0035; &quot;&quot;)">
            <text:p/>
          </table:table-cell>
          <table:table-cell table:number-columns-repeated="20"/>
        </table:table-row>
        <table:table-row table:style-name="ro2">
          <table:table-cell office:value-type="float" office:value="86" calcext:value-type="float">
            <text:p>86</text:p>
          </table:table-cell>
          <table:table-cell table:style-name="ce219"/>
          <table:table-cell table:style-name="ce227" table:content-validation-name="val2"/>
          <table:table-cell table:style-name="ce227"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8]=&quot;Long&quot;; [.K88]-[Overview.$C$4]/[.J88]; IF([.F88]=&quot;Short&quot;; [.K88]+[Overview.$C$4]/[.J88]; &quot;&quot;)); &quot;&quot;)">
            <text:p/>
          </table:table-cell>
          <table:table-cell table:style-name="ce157" table:formula="of:=IFERROR(ABS([.L88]-[.K88])*[.J88]; &quot;&quot;)">
            <text:p/>
          </table:table-cell>
          <table:table-cell table:style-name="ce289" table:formula="of:=IFERROR(IF([.F88]=&quot;Long&quot;; [.K88]+[Overview.$C$4]/[.J88]*[Overview.$C$6]; IF([.F88]=&quot;Short&quot;; [.K88]-[Overview.$C$4]/[.J88]*[Overview.$C$6]; &quot;&quot;)); &quot;&quot;)">
            <text:p/>
          </table:table-cell>
          <table:table-cell table:style-name="ce152"/>
          <table:table-cell table:number-columns-repeated="2"/>
          <table:table-cell table:formula="of:=IFERROR([.S88]/[.M88]; &quot;&quot;)">
            <text:p/>
          </table:table-cell>
          <table:table-cell table:formula="of:=IFERROR(IF(AND([.F88]=&quot;Long&quot;; [.O88]=[.J88]); [.J88]*([.P88]-[.K88]); IF(AND([.F88]=&quot;Short&quot;; [.O88]=[.J88]); [.J88]*([.K88]-[.P88]); &quot;&quot;)); &quot;&quot;)">
            <text:p/>
          </table:table-cell>
          <table:table-cell table:formula="of:=IF(ISNUMBER([.S88]); IF([.S88]&gt;0; &quot;Win&quot;; &quot;Loss&quot;);&quot;&quot;)">
            <text:p/>
          </table:table-cell>
          <table:table-cell table:formula="of:=IF([.Q88]=&quot;&quot;; &quot;&quot;; CONCATENATE(DATEDIF([.I88];[.Q88];&quot;d&quot;); IF(DATEDIF([.I88];[.Q88];&quot;d&quot;)&gt;1; &quot; Days&quot;; &quot; Day&quot;)))">
            <text:p/>
          </table:table-cell>
          <table:table-cell table:content-validation-name="val12"/>
          <table:table-cell table:number-columns-repeated="2"/>
          <table:table-cell table:style-name="ce196"/>
          <table:table-cell table:style-name="ce205" table:formula="of:=IFERROR(IF(ISBLANK([.Y88]); &quot;&quot;; IF([.$F88]=&quot;Long&quot;; ([.Y88]-[.$K88])*[.$J88]/[.$M88]; ([.$K88]-[.Y88])*[.$J88]/[.$M88])-[.$R88]); &quot;&quot;)">
            <text:p/>
          </table:table-cell>
          <table:table-cell table:style-name="Default"/>
          <table:table-cell table:style-name="ce205" table:formula="of:=IFERROR(IF(ISBLANK([.AA88]); &quot;&quot;; IF([.$F88]=&quot;Long&quot;; ([.AA88]-[.$K88])*[.$J88]/[.$M88]; ([.$K88]-[.AA88])*[.$J88]/[.$M88])-[.$R88]); &quot;&quot;)">
            <text:p/>
          </table:table-cell>
          <table:table-cell table:style-name="Default"/>
          <table:table-cell table:style-name="ce205" table:formula="of:=IFERROR(IF(ISBLANK([.AC88]); &quot;&quot;; IF([.$F88]=&quot;Long&quot;; ([.AC88]-[.$K88])*[.$J88]/[.$M88]; ([.$K88]-[.AC88])*[.$J88]/[.$M88])-[.$R88]); &quot;&quot;)">
            <text:p/>
          </table:table-cell>
          <table:table-cell/>
          <table:table-cell table:style-name="ce224" table:formula="of:=IF(ISBLANK([.Q88]); &quot;&quot;; DAY([.Q88]))">
            <text:p/>
          </table:table-cell>
          <table:table-cell table:formula="of:=IF(ISBLANK([.I88]); &quot;&quot;; WEEKDAY([.I88]; 2))">
            <text:p/>
          </table:table-cell>
          <table:table-cell table:style-name="ce224" table:formula="of:=IF(ISBLANK([.Q88]); &quot;&quot;; WEEKDAY([.Q88]; 2))">
            <text:p/>
          </table:table-cell>
          <table:table-cell table:style-name="ce224" table:formula="of:=IF(ISBLANK([.Q88]); &quot;&quot;; WEEKNUM([.Q88]))">
            <text:p/>
          </table:table-cell>
          <table:table-cell table:style-name="ce224" table:formula="of:=IF(ISBLANK([.I88]); &quot;&quot;; MONTH([.I88]))">
            <text:p/>
          </table:table-cell>
          <table:table-cell table:style-name="ce224" table:formula="of:=IF(ISBLANK([.Q88]); &quot;&quot;; MONTH([.Q88]))">
            <text:p/>
          </table:table-cell>
          <table:table-cell table:style-name="ce224" table:formula="of:=IF(OR(ISBLANK([.I88]); ISBLANK([.Q88])); &quot;&quot;; IFERROR(DATEDIF([.I88];[.Q88];&quot;d&quot;); &quot;&quot;))">
            <text:p/>
          </table:table-cell>
          <table:table-cell table:style-name="ce286" table:formula="of:=IF(ISBLANK([.P88]); &quot;&quot;; SUM([.$R$3:.R88]))">
            <text:p/>
          </table:table-cell>
          <table:table-cell table:style-name="ce286" table:formula="of:=IF(ISBLANK([.P88]); &quot;&quot;; SUM([.$S$3:.S88]))">
            <text:p/>
          </table:table-cell>
          <table:table-cell table:formula="of:=IF(ISBLANK([.K88]); &quot;&quot;; [.J88]*[.K88])">
            <text:p/>
          </table:table-cell>
          <table:table-cell table:formula="of:=IF(ISNUMBER([.AO88]); [.AO88]*0.0035; &quot;&quot;)">
            <text:p/>
          </table:table-cell>
          <table:table-cell table:style-name="ce224" table:formula="of:=IF(ISBLANK([.P88]); &quot;&quot; ; [.O88]*[.P88])">
            <text:p/>
          </table:table-cell>
          <table:table-cell table:formula="of:=IF(ISNUMBER([.AQ88]); [.AQ88]*0.0035; &quot;&quot;)">
            <text:p/>
          </table:table-cell>
          <table:table-cell table:number-columns-repeated="20"/>
        </table:table-row>
        <table:table-row table:style-name="ro2">
          <table:table-cell office:value-type="float" office:value="87" calcext:value-type="float">
            <text:p>8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89]=&quot;Long&quot;; [.K89]-[Overview.$C$4]/[.J89]; IF([.F89]=&quot;Short&quot;; [.K89]+[Overview.$C$4]/[.J89]; &quot;&quot;)); &quot;&quot;)">
            <text:p/>
          </table:table-cell>
          <table:table-cell table:style-name="ce157" table:formula="of:=IFERROR(ABS([.L89]-[.K89])*[.J89]; &quot;&quot;)">
            <text:p/>
          </table:table-cell>
          <table:table-cell table:style-name="ce289" table:formula="of:=IFERROR(IF([.F89]=&quot;Long&quot;; [.K89]+[Overview.$C$4]/[.J89]*[Overview.$C$6]; IF([.F89]=&quot;Short&quot;; [.K89]-[Overview.$C$4]/[.J89]*[Overview.$C$6]; &quot;&quot;)); &quot;&quot;)">
            <text:p/>
          </table:table-cell>
          <table:table-cell table:style-name="ce152"/>
          <table:table-cell table:number-columns-repeated="2"/>
          <table:table-cell table:formula="of:=IFERROR([.S89]/[.M89]; &quot;&quot;)">
            <text:p/>
          </table:table-cell>
          <table:table-cell table:formula="of:=IFERROR(IF(AND([.F89]=&quot;Long&quot;; [.O89]=[.J89]); [.J89]*([.P89]-[.K89]); IF(AND([.F89]=&quot;Short&quot;; [.O89]=[.J89]); [.J89]*([.K89]-[.P89]); &quot;&quot;)); &quot;&quot;)">
            <text:p/>
          </table:table-cell>
          <table:table-cell table:formula="of:=IF(ISNUMBER([.S89]); IF([.S89]&gt;0; &quot;Win&quot;; &quot;Loss&quot;);&quot;&quot;)">
            <text:p/>
          </table:table-cell>
          <table:table-cell table:formula="of:=IF([.Q89]=&quot;&quot;; &quot;&quot;; CONCATENATE(DATEDIF([.I89];[.Q89];&quot;d&quot;); IF(DATEDIF([.I89];[.Q89];&quot;d&quot;)&gt;1; &quot; Days&quot;; &quot; Day&quot;)))">
            <text:p/>
          </table:table-cell>
          <table:table-cell table:content-validation-name="val12"/>
          <table:table-cell table:number-columns-repeated="2"/>
          <table:table-cell table:style-name="ce196"/>
          <table:table-cell table:style-name="ce205" table:formula="of:=IFERROR(IF(ISBLANK([.Y89]); &quot;&quot;; IF([.$F89]=&quot;Long&quot;; ([.Y89]-[.$K89])*[.$J89]/[.$M89]; ([.$K89]-[.Y89])*[.$J89]/[.$M89])-[.$R89]); &quot;&quot;)">
            <text:p/>
          </table:table-cell>
          <table:table-cell table:style-name="Default"/>
          <table:table-cell table:style-name="ce205" table:formula="of:=IFERROR(IF(ISBLANK([.AA89]); &quot;&quot;; IF([.$F89]=&quot;Long&quot;; ([.AA89]-[.$K89])*[.$J89]/[.$M89]; ([.$K89]-[.AA89])*[.$J89]/[.$M89])-[.$R89]); &quot;&quot;)">
            <text:p/>
          </table:table-cell>
          <table:table-cell table:style-name="Default"/>
          <table:table-cell table:style-name="ce205" table:formula="of:=IFERROR(IF(ISBLANK([.AC89]); &quot;&quot;; IF([.$F89]=&quot;Long&quot;; ([.AC89]-[.$K89])*[.$J89]/[.$M89]; ([.$K89]-[.AC89])*[.$J89]/[.$M89])-[.$R89]); &quot;&quot;)">
            <text:p/>
          </table:table-cell>
          <table:table-cell/>
          <table:table-cell table:style-name="ce224" table:formula="of:=IF(ISBLANK([.Q89]); &quot;&quot;; DAY([.Q89]))">
            <text:p/>
          </table:table-cell>
          <table:table-cell table:style-name="ce224" table:formula="of:=IF(ISBLANK([.I89]); &quot;&quot;; WEEKDAY([.I89]; 2))">
            <text:p/>
          </table:table-cell>
          <table:table-cell table:style-name="ce224" table:formula="of:=IF(ISBLANK([.Q89]); &quot;&quot;; WEEKDAY([.Q89]; 2))">
            <text:p/>
          </table:table-cell>
          <table:table-cell table:style-name="ce224" table:formula="of:=IF(ISBLANK([.Q89]); &quot;&quot;; WEEKNUM([.Q89]))">
            <text:p/>
          </table:table-cell>
          <table:table-cell table:style-name="ce224" table:formula="of:=IF(ISBLANK([.I89]); &quot;&quot;; MONTH([.I89]))">
            <text:p/>
          </table:table-cell>
          <table:table-cell table:style-name="ce224" table:formula="of:=IF(ISBLANK([.Q89]); &quot;&quot;; MONTH([.Q89]))">
            <text:p/>
          </table:table-cell>
          <table:table-cell table:style-name="ce224" table:formula="of:=IF(OR(ISBLANK([.I89]); ISBLANK([.Q89])); &quot;&quot;; IFERROR(DATEDIF([.I89];[.Q89];&quot;d&quot;); &quot;&quot;))">
            <text:p/>
          </table:table-cell>
          <table:table-cell table:style-name="ce286" table:formula="of:=IF(ISBLANK([.P89]); &quot;&quot;; SUM([.$R$3:.R89]))">
            <text:p/>
          </table:table-cell>
          <table:table-cell table:style-name="ce286" table:formula="of:=IF(ISBLANK([.P89]); &quot;&quot;; SUM([.$S$3:.S89]))">
            <text:p/>
          </table:table-cell>
          <table:table-cell table:formula="of:=IF(ISBLANK([.K89]); &quot;&quot;; [.J89]*[.K89])">
            <text:p/>
          </table:table-cell>
          <table:table-cell table:formula="of:=IF(ISNUMBER([.AO89]); [.AO89]*0.0035; &quot;&quot;)">
            <text:p/>
          </table:table-cell>
          <table:table-cell table:style-name="ce224" table:formula="of:=IF(ISBLANK([.P89]); &quot;&quot; ; [.O89]*[.P89])">
            <text:p/>
          </table:table-cell>
          <table:table-cell table:formula="of:=IF(ISNUMBER([.AQ89]); [.AQ89]*0.0035; &quot;&quot;)">
            <text:p/>
          </table:table-cell>
          <table:table-cell table:number-columns-repeated="20"/>
        </table:table-row>
        <table:table-row table:style-name="ro2">
          <table:table-cell office:value-type="float" office:value="88" calcext:value-type="float">
            <text:p>8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0]=&quot;Long&quot;; [.K90]-[Overview.$C$4]/[.J90]; IF([.F90]=&quot;Short&quot;; [.K90]+[Overview.$C$4]/[.J90]; &quot;&quot;)); &quot;&quot;)">
            <text:p/>
          </table:table-cell>
          <table:table-cell table:style-name="ce157" table:formula="of:=IFERROR(ABS([.L90]-[.K90])*[.J90]; &quot;&quot;)">
            <text:p/>
          </table:table-cell>
          <table:table-cell table:style-name="ce289" table:formula="of:=IFERROR(IF([.F90]=&quot;Long&quot;; [.K90]+[Overview.$C$4]/[.J90]*[Overview.$C$6]; IF([.F90]=&quot;Short&quot;; [.K90]-[Overview.$C$4]/[.J90]*[Overview.$C$6]; &quot;&quot;)); &quot;&quot;)">
            <text:p/>
          </table:table-cell>
          <table:table-cell table:style-name="ce152"/>
          <table:table-cell table:number-columns-repeated="2"/>
          <table:table-cell table:formula="of:=IFERROR([.S90]/[.M90]; &quot;&quot;)">
            <text:p/>
          </table:table-cell>
          <table:table-cell table:formula="of:=IFERROR(IF(AND([.F90]=&quot;Long&quot;; [.O90]=[.J90]); [.J90]*([.P90]-[.K90]); IF(AND([.F90]=&quot;Short&quot;; [.O90]=[.J90]); [.J90]*([.K90]-[.P90]); &quot;&quot;)); &quot;&quot;)">
            <text:p/>
          </table:table-cell>
          <table:table-cell table:formula="of:=IF(ISNUMBER([.S90]); IF([.S90]&gt;0; &quot;Win&quot;; &quot;Loss&quot;);&quot;&quot;)">
            <text:p/>
          </table:table-cell>
          <table:table-cell table:formula="of:=IF([.Q90]=&quot;&quot;; &quot;&quot;; CONCATENATE(DATEDIF([.I90];[.Q90];&quot;d&quot;); IF(DATEDIF([.I90];[.Q90];&quot;d&quot;)&gt;1; &quot; Days&quot;; &quot; Day&quot;)))">
            <text:p/>
          </table:table-cell>
          <table:table-cell table:content-validation-name="val12"/>
          <table:table-cell table:number-columns-repeated="2"/>
          <table:table-cell table:style-name="ce196"/>
          <table:table-cell table:style-name="ce205" table:formula="of:=IFERROR(IF(ISBLANK([.Y90]); &quot;&quot;; IF([.$F90]=&quot;Long&quot;; ([.Y90]-[.$K90])*[.$J90]/[.$M90]; ([.$K90]-[.Y90])*[.$J90]/[.$M90])-[.$R90]); &quot;&quot;)">
            <text:p/>
          </table:table-cell>
          <table:table-cell table:style-name="Default"/>
          <table:table-cell table:style-name="ce205" table:formula="of:=IFERROR(IF(ISBLANK([.AA90]); &quot;&quot;; IF([.$F90]=&quot;Long&quot;; ([.AA90]-[.$K90])*[.$J90]/[.$M90]; ([.$K90]-[.AA90])*[.$J90]/[.$M90])-[.$R90]); &quot;&quot;)">
            <text:p/>
          </table:table-cell>
          <table:table-cell table:style-name="Default"/>
          <table:table-cell table:style-name="ce205" table:formula="of:=IFERROR(IF(ISBLANK([.AC90]); &quot;&quot;; IF([.$F90]=&quot;Long&quot;; ([.AC90]-[.$K90])*[.$J90]/[.$M90]; ([.$K90]-[.AC90])*[.$J90]/[.$M90])-[.$R90]); &quot;&quot;)">
            <text:p/>
          </table:table-cell>
          <table:table-cell/>
          <table:table-cell table:style-name="ce224" table:formula="of:=IF(ISBLANK([.Q90]); &quot;&quot;; DAY([.Q90]))">
            <text:p/>
          </table:table-cell>
          <table:table-cell table:style-name="ce224" table:formula="of:=IF(ISBLANK([.I90]); &quot;&quot;; WEEKDAY([.I90]; 2))">
            <text:p/>
          </table:table-cell>
          <table:table-cell table:style-name="ce224" table:formula="of:=IF(ISBLANK([.Q90]); &quot;&quot;; WEEKDAY([.Q90]; 2))">
            <text:p/>
          </table:table-cell>
          <table:table-cell table:style-name="ce224" table:formula="of:=IF(ISBLANK([.Q90]); &quot;&quot;; WEEKNUM([.Q90]))">
            <text:p/>
          </table:table-cell>
          <table:table-cell table:style-name="ce224" table:formula="of:=IF(ISBLANK([.I90]); &quot;&quot;; MONTH([.I90]))">
            <text:p/>
          </table:table-cell>
          <table:table-cell table:style-name="ce224" table:formula="of:=IF(ISBLANK([.Q90]); &quot;&quot;; MONTH([.Q90]))">
            <text:p/>
          </table:table-cell>
          <table:table-cell table:style-name="ce224" table:formula="of:=IF(OR(ISBLANK([.I90]); ISBLANK([.Q90])); &quot;&quot;; IFERROR(DATEDIF([.I90];[.Q90];&quot;d&quot;); &quot;&quot;))">
            <text:p/>
          </table:table-cell>
          <table:table-cell table:style-name="ce286" table:formula="of:=IF(ISBLANK([.P90]); &quot;&quot;; SUM([.$R$3:.R90]))">
            <text:p/>
          </table:table-cell>
          <table:table-cell table:style-name="ce286" table:formula="of:=IF(ISBLANK([.P90]); &quot;&quot;; SUM([.$S$3:.S90]))">
            <text:p/>
          </table:table-cell>
          <table:table-cell table:formula="of:=IF(ISBLANK([.K90]); &quot;&quot;; [.J90]*[.K90])">
            <text:p/>
          </table:table-cell>
          <table:table-cell table:formula="of:=IF(ISNUMBER([.AO90]); [.AO90]*0.0035; &quot;&quot;)">
            <text:p/>
          </table:table-cell>
          <table:table-cell table:style-name="ce224" table:formula="of:=IF(ISBLANK([.P90]); &quot;&quot; ; [.O90]*[.P90])">
            <text:p/>
          </table:table-cell>
          <table:table-cell table:formula="of:=IF(ISNUMBER([.AQ90]); [.AQ90]*0.0035; &quot;&quot;)">
            <text:p/>
          </table:table-cell>
          <table:table-cell table:number-columns-repeated="20"/>
        </table:table-row>
        <table:table-row table:style-name="ro2">
          <table:table-cell office:value-type="float" office:value="89" calcext:value-type="float">
            <text:p>8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1]=&quot;Long&quot;; [.K91]-[Overview.$C$4]/[.J91]; IF([.F91]=&quot;Short&quot;; [.K91]+[Overview.$C$4]/[.J91]; &quot;&quot;)); &quot;&quot;)">
            <text:p/>
          </table:table-cell>
          <table:table-cell table:style-name="ce157" table:formula="of:=IFERROR(ABS([.L91]-[.K91])*[.J91]; &quot;&quot;)">
            <text:p/>
          </table:table-cell>
          <table:table-cell table:style-name="ce289" table:formula="of:=IFERROR(IF([.F91]=&quot;Long&quot;; [.K91]+[Overview.$C$4]/[.J91]*[Overview.$C$6]; IF([.F91]=&quot;Short&quot;; [.K91]-[Overview.$C$4]/[.J91]*[Overview.$C$6]; &quot;&quot;)); &quot;&quot;)">
            <text:p/>
          </table:table-cell>
          <table:table-cell table:style-name="ce152"/>
          <table:table-cell table:number-columns-repeated="2"/>
          <table:table-cell table:formula="of:=IFERROR([.S91]/[.M91]; &quot;&quot;)">
            <text:p/>
          </table:table-cell>
          <table:table-cell table:formula="of:=IFERROR(IF(AND([.F91]=&quot;Long&quot;; [.O91]=[.J91]); [.J91]*([.P91]-[.K91]); IF(AND([.F91]=&quot;Short&quot;; [.O91]=[.J91]); [.J91]*([.K91]-[.P91]); &quot;&quot;)); &quot;&quot;)">
            <text:p/>
          </table:table-cell>
          <table:table-cell table:formula="of:=IF(ISNUMBER([.S91]); IF([.S91]&gt;0; &quot;Win&quot;; &quot;Loss&quot;);&quot;&quot;)">
            <text:p/>
          </table:table-cell>
          <table:table-cell table:formula="of:=IF([.Q91]=&quot;&quot;; &quot;&quot;; CONCATENATE(DATEDIF([.I91];[.Q91];&quot;d&quot;); IF(DATEDIF([.I91];[.Q91];&quot;d&quot;)&gt;1; &quot; Days&quot;; &quot; Day&quot;)))">
            <text:p/>
          </table:table-cell>
          <table:table-cell table:content-validation-name="val12"/>
          <table:table-cell table:number-columns-repeated="2"/>
          <table:table-cell table:style-name="ce196"/>
          <table:table-cell table:style-name="ce205" table:formula="of:=IFERROR(IF(ISBLANK([.Y91]); &quot;&quot;; IF([.$F91]=&quot;Long&quot;; ([.Y91]-[.$K91])*[.$J91]/[.$M91]; ([.$K91]-[.Y91])*[.$J91]/[.$M91])-[.$R91]); &quot;&quot;)">
            <text:p/>
          </table:table-cell>
          <table:table-cell table:style-name="Default"/>
          <table:table-cell table:style-name="ce205" table:formula="of:=IFERROR(IF(ISBLANK([.AA91]); &quot;&quot;; IF([.$F91]=&quot;Long&quot;; ([.AA91]-[.$K91])*[.$J91]/[.$M91]; ([.$K91]-[.AA91])*[.$J91]/[.$M91])-[.$R91]); &quot;&quot;)">
            <text:p/>
          </table:table-cell>
          <table:table-cell table:style-name="Default"/>
          <table:table-cell table:style-name="ce205" table:formula="of:=IFERROR(IF(ISBLANK([.AC91]); &quot;&quot;; IF([.$F91]=&quot;Long&quot;; ([.AC91]-[.$K91])*[.$J91]/[.$M91]; ([.$K91]-[.AC91])*[.$J91]/[.$M91])-[.$R91]); &quot;&quot;)">
            <text:p/>
          </table:table-cell>
          <table:table-cell/>
          <table:table-cell table:style-name="ce224" table:formula="of:=IF(ISBLANK([.Q91]); &quot;&quot;; DAY([.Q91]))">
            <text:p/>
          </table:table-cell>
          <table:table-cell table:style-name="ce224" table:formula="of:=IF(ISBLANK([.I91]); &quot;&quot;; WEEKDAY([.I91]; 2))">
            <text:p/>
          </table:table-cell>
          <table:table-cell table:style-name="ce224" table:formula="of:=IF(ISBLANK([.Q91]); &quot;&quot;; WEEKDAY([.Q91]; 2))">
            <text:p/>
          </table:table-cell>
          <table:table-cell table:style-name="ce224" table:formula="of:=IF(ISBLANK([.Q91]); &quot;&quot;; WEEKNUM([.Q91]))">
            <text:p/>
          </table:table-cell>
          <table:table-cell table:style-name="ce224" table:formula="of:=IF(ISBLANK([.I91]); &quot;&quot;; MONTH([.I91]))">
            <text:p/>
          </table:table-cell>
          <table:table-cell table:style-name="ce224" table:formula="of:=IF(ISBLANK([.Q91]); &quot;&quot;; MONTH([.Q91]))">
            <text:p/>
          </table:table-cell>
          <table:table-cell table:style-name="ce224" table:formula="of:=IF(OR(ISBLANK([.I91]); ISBLANK([.Q91])); &quot;&quot;; IFERROR(DATEDIF([.I91];[.Q91];&quot;d&quot;); &quot;&quot;))">
            <text:p/>
          </table:table-cell>
          <table:table-cell table:style-name="ce286" table:formula="of:=IF(ISBLANK([.P91]); &quot;&quot;; SUM([.$R$3:.R91]))">
            <text:p/>
          </table:table-cell>
          <table:table-cell table:style-name="ce286" table:formula="of:=IF(ISBLANK([.P91]); &quot;&quot;; SUM([.$S$3:.S91]))">
            <text:p/>
          </table:table-cell>
          <table:table-cell table:formula="of:=IF(ISBLANK([.K91]); &quot;&quot;; [.J91]*[.K91])">
            <text:p/>
          </table:table-cell>
          <table:table-cell table:formula="of:=IF(ISNUMBER([.AO91]); [.AO91]*0.0035; &quot;&quot;)">
            <text:p/>
          </table:table-cell>
          <table:table-cell table:style-name="ce224" table:formula="of:=IF(ISBLANK([.P91]); &quot;&quot; ; [.O91]*[.P91])">
            <text:p/>
          </table:table-cell>
          <table:table-cell table:formula="of:=IF(ISNUMBER([.AQ91]); [.AQ91]*0.0035; &quot;&quot;)">
            <text:p/>
          </table:table-cell>
          <table:table-cell table:number-columns-repeated="20"/>
        </table:table-row>
        <table:table-row table:style-name="ro2">
          <table:table-cell office:value-type="float" office:value="90" calcext:value-type="float">
            <text:p>9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2]=&quot;Long&quot;; [.K92]-[Overview.$C$4]/[.J92]; IF([.F92]=&quot;Short&quot;; [.K92]+[Overview.$C$4]/[.J92]; &quot;&quot;)); &quot;&quot;)">
            <text:p/>
          </table:table-cell>
          <table:table-cell table:style-name="ce157" table:formula="of:=IFERROR(ABS([.L92]-[.K92])*[.J92]; &quot;&quot;)">
            <text:p/>
          </table:table-cell>
          <table:table-cell table:style-name="ce289" table:formula="of:=IFERROR(IF([.F92]=&quot;Long&quot;; [.K92]+[Overview.$C$4]/[.J92]*[Overview.$C$6]; IF([.F92]=&quot;Short&quot;; [.K92]-[Overview.$C$4]/[.J92]*[Overview.$C$6]; &quot;&quot;)); &quot;&quot;)">
            <text:p/>
          </table:table-cell>
          <table:table-cell table:style-name="ce152"/>
          <table:table-cell table:number-columns-repeated="2"/>
          <table:table-cell table:formula="of:=IFERROR([.S92]/[.M92]; &quot;&quot;)">
            <text:p/>
          </table:table-cell>
          <table:table-cell table:formula="of:=IFERROR(IF(AND([.F92]=&quot;Long&quot;; [.O92]=[.J92]); [.J92]*([.P92]-[.K92]); IF(AND([.F92]=&quot;Short&quot;; [.O92]=[.J92]); [.J92]*([.K92]-[.P92]); &quot;&quot;)); &quot;&quot;)">
            <text:p/>
          </table:table-cell>
          <table:table-cell table:formula="of:=IF(ISNUMBER([.S92]); IF([.S92]&gt;0; &quot;Win&quot;; &quot;Loss&quot;);&quot;&quot;)">
            <text:p/>
          </table:table-cell>
          <table:table-cell table:formula="of:=IF([.Q92]=&quot;&quot;; &quot;&quot;; CONCATENATE(DATEDIF([.I92];[.Q92];&quot;d&quot;); IF(DATEDIF([.I92];[.Q92];&quot;d&quot;)&gt;1; &quot; Days&quot;; &quot; Day&quot;)))">
            <text:p/>
          </table:table-cell>
          <table:table-cell table:content-validation-name="val12"/>
          <table:table-cell table:number-columns-repeated="2"/>
          <table:table-cell table:style-name="ce196"/>
          <table:table-cell table:style-name="ce205" table:formula="of:=IFERROR(IF(ISBLANK([.Y92]); &quot;&quot;; IF([.$F92]=&quot;Long&quot;; ([.Y92]-[.$K92])*[.$J92]/[.$M92]; ([.$K92]-[.Y92])*[.$J92]/[.$M92])-[.$R92]); &quot;&quot;)">
            <text:p/>
          </table:table-cell>
          <table:table-cell table:style-name="Default"/>
          <table:table-cell table:style-name="ce205" table:formula="of:=IFERROR(IF(ISBLANK([.AA92]); &quot;&quot;; IF([.$F92]=&quot;Long&quot;; ([.AA92]-[.$K92])*[.$J92]/[.$M92]; ([.$K92]-[.AA92])*[.$J92]/[.$M92])-[.$R92]); &quot;&quot;)">
            <text:p/>
          </table:table-cell>
          <table:table-cell table:style-name="Default"/>
          <table:table-cell table:style-name="ce205" table:formula="of:=IFERROR(IF(ISBLANK([.AC92]); &quot;&quot;; IF([.$F92]=&quot;Long&quot;; ([.AC92]-[.$K92])*[.$J92]/[.$M92]; ([.$K92]-[.AC92])*[.$J92]/[.$M92])-[.$R92]); &quot;&quot;)">
            <text:p/>
          </table:table-cell>
          <table:table-cell/>
          <table:table-cell table:style-name="ce224" table:formula="of:=IF(ISBLANK([.Q92]); &quot;&quot;; DAY([.Q92]))">
            <text:p/>
          </table:table-cell>
          <table:table-cell table:style-name="ce224" table:formula="of:=IF(ISBLANK([.I92]); &quot;&quot;; WEEKDAY([.I92]; 2))">
            <text:p/>
          </table:table-cell>
          <table:table-cell table:style-name="ce224" table:formula="of:=IF(ISBLANK([.Q92]); &quot;&quot;; WEEKDAY([.Q92]; 2))">
            <text:p/>
          </table:table-cell>
          <table:table-cell table:style-name="ce224" table:formula="of:=IF(ISBLANK([.Q92]); &quot;&quot;; WEEKNUM([.Q92]))">
            <text:p/>
          </table:table-cell>
          <table:table-cell table:style-name="ce224" table:formula="of:=IF(ISBLANK([.I92]); &quot;&quot;; MONTH([.I92]))">
            <text:p/>
          </table:table-cell>
          <table:table-cell table:style-name="ce224" table:formula="of:=IF(ISBLANK([.Q92]); &quot;&quot;; MONTH([.Q92]))">
            <text:p/>
          </table:table-cell>
          <table:table-cell table:style-name="ce224" table:formula="of:=IF(OR(ISBLANK([.I92]); ISBLANK([.Q92])); &quot;&quot;; IFERROR(DATEDIF([.I92];[.Q92];&quot;d&quot;); &quot;&quot;))">
            <text:p/>
          </table:table-cell>
          <table:table-cell table:style-name="ce286" table:formula="of:=IF(ISBLANK([.P92]); &quot;&quot;; SUM([.$R$3:.R92]))">
            <text:p/>
          </table:table-cell>
          <table:table-cell table:style-name="ce286" table:formula="of:=IF(ISBLANK([.P92]); &quot;&quot;; SUM([.$S$3:.S92]))">
            <text:p/>
          </table:table-cell>
          <table:table-cell table:formula="of:=IF(ISBLANK([.K92]); &quot;&quot;; [.J92]*[.K92])">
            <text:p/>
          </table:table-cell>
          <table:table-cell table:formula="of:=IF(ISNUMBER([.AO92]); [.AO92]*0.0035; &quot;&quot;)">
            <text:p/>
          </table:table-cell>
          <table:table-cell table:style-name="ce224" table:formula="of:=IF(ISBLANK([.P92]); &quot;&quot; ; [.O92]*[.P92])">
            <text:p/>
          </table:table-cell>
          <table:table-cell table:formula="of:=IF(ISNUMBER([.AQ92]); [.AQ92]*0.0035; &quot;&quot;)">
            <text:p/>
          </table:table-cell>
          <table:table-cell table:number-columns-repeated="20"/>
        </table:table-row>
        <table:table-row table:style-name="ro2">
          <table:table-cell office:value-type="float" office:value="91" calcext:value-type="float">
            <text:p>9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3]=&quot;Long&quot;; [.K93]-[Overview.$C$4]/[.J93]; IF([.F93]=&quot;Short&quot;; [.K93]+[Overview.$C$4]/[.J93]; &quot;&quot;)); &quot;&quot;)">
            <text:p/>
          </table:table-cell>
          <table:table-cell table:style-name="ce157" table:formula="of:=IFERROR(ABS([.L93]-[.K93])*[.J93]; &quot;&quot;)">
            <text:p/>
          </table:table-cell>
          <table:table-cell table:style-name="ce289" table:formula="of:=IFERROR(IF([.F93]=&quot;Long&quot;; [.K93]+[Overview.$C$4]/[.J93]*[Overview.$C$6]; IF([.F93]=&quot;Short&quot;; [.K93]-[Overview.$C$4]/[.J93]*[Overview.$C$6]; &quot;&quot;)); &quot;&quot;)">
            <text:p/>
          </table:table-cell>
          <table:table-cell table:style-name="ce152"/>
          <table:table-cell table:number-columns-repeated="2"/>
          <table:table-cell table:formula="of:=IFERROR([.S93]/[.M93]; &quot;&quot;)">
            <text:p/>
          </table:table-cell>
          <table:table-cell table:formula="of:=IFERROR(IF(AND([.F93]=&quot;Long&quot;; [.O93]=[.J93]); [.J93]*([.P93]-[.K93]); IF(AND([.F93]=&quot;Short&quot;; [.O93]=[.J93]); [.J93]*([.K93]-[.P93]); &quot;&quot;)); &quot;&quot;)">
            <text:p/>
          </table:table-cell>
          <table:table-cell table:formula="of:=IF(ISNUMBER([.S93]); IF([.S93]&gt;0; &quot;Win&quot;; &quot;Loss&quot;);&quot;&quot;)">
            <text:p/>
          </table:table-cell>
          <table:table-cell table:formula="of:=IF([.Q93]=&quot;&quot;; &quot;&quot;; CONCATENATE(DATEDIF([.I93];[.Q93];&quot;d&quot;); IF(DATEDIF([.I93];[.Q93];&quot;d&quot;)&gt;1; &quot; Days&quot;; &quot; Day&quot;)))">
            <text:p/>
          </table:table-cell>
          <table:table-cell table:content-validation-name="val12"/>
          <table:table-cell table:number-columns-repeated="2"/>
          <table:table-cell table:style-name="ce196"/>
          <table:table-cell table:style-name="ce205" table:formula="of:=IFERROR(IF(ISBLANK([.Y93]); &quot;&quot;; IF([.$F93]=&quot;Long&quot;; ([.Y93]-[.$K93])*[.$J93]/[.$M93]; ([.$K93]-[.Y93])*[.$J93]/[.$M93])-[.$R93]); &quot;&quot;)">
            <text:p/>
          </table:table-cell>
          <table:table-cell table:style-name="Default"/>
          <table:table-cell table:style-name="ce205" table:formula="of:=IFERROR(IF(ISBLANK([.AA93]); &quot;&quot;; IF([.$F93]=&quot;Long&quot;; ([.AA93]-[.$K93])*[.$J93]/[.$M93]; ([.$K93]-[.AA93])*[.$J93]/[.$M93])-[.$R93]); &quot;&quot;)">
            <text:p/>
          </table:table-cell>
          <table:table-cell table:style-name="Default"/>
          <table:table-cell table:style-name="ce205" table:formula="of:=IFERROR(IF(ISBLANK([.AC93]); &quot;&quot;; IF([.$F93]=&quot;Long&quot;; ([.AC93]-[.$K93])*[.$J93]/[.$M93]; ([.$K93]-[.AC93])*[.$J93]/[.$M93])-[.$R93]); &quot;&quot;)">
            <text:p/>
          </table:table-cell>
          <table:table-cell/>
          <table:table-cell table:style-name="ce224" table:formula="of:=IF(ISBLANK([.Q93]); &quot;&quot;; DAY([.Q93]))">
            <text:p/>
          </table:table-cell>
          <table:table-cell table:style-name="ce224" table:formula="of:=IF(ISBLANK([.I93]); &quot;&quot;; WEEKDAY([.I93]; 2))">
            <text:p/>
          </table:table-cell>
          <table:table-cell table:style-name="ce224" table:formula="of:=IF(ISBLANK([.Q93]); &quot;&quot;; WEEKDAY([.Q93]; 2))">
            <text:p/>
          </table:table-cell>
          <table:table-cell table:style-name="ce224" table:formula="of:=IF(ISBLANK([.Q93]); &quot;&quot;; WEEKNUM([.Q93]))">
            <text:p/>
          </table:table-cell>
          <table:table-cell table:style-name="ce224" table:formula="of:=IF(ISBLANK([.I93]); &quot;&quot;; MONTH([.I93]))">
            <text:p/>
          </table:table-cell>
          <table:table-cell table:style-name="ce224" table:formula="of:=IF(ISBLANK([.Q93]); &quot;&quot;; MONTH([.Q93]))">
            <text:p/>
          </table:table-cell>
          <table:table-cell table:style-name="ce224" table:formula="of:=IF(OR(ISBLANK([.I93]); ISBLANK([.Q93])); &quot;&quot;; IFERROR(DATEDIF([.I93];[.Q93];&quot;d&quot;); &quot;&quot;))">
            <text:p/>
          </table:table-cell>
          <table:table-cell table:style-name="ce286" table:formula="of:=IF(ISBLANK([.P93]); &quot;&quot;; SUM([.$R$3:.R93]))">
            <text:p/>
          </table:table-cell>
          <table:table-cell table:style-name="ce286" table:formula="of:=IF(ISBLANK([.P93]); &quot;&quot;; SUM([.$S$3:.S93]))">
            <text:p/>
          </table:table-cell>
          <table:table-cell table:formula="of:=IF(ISBLANK([.K93]); &quot;&quot;; [.J93]*[.K93])">
            <text:p/>
          </table:table-cell>
          <table:table-cell table:formula="of:=IF(ISNUMBER([.AO93]); [.AO93]*0.0035; &quot;&quot;)">
            <text:p/>
          </table:table-cell>
          <table:table-cell table:style-name="ce224" table:formula="of:=IF(ISBLANK([.P93]); &quot;&quot; ; [.O93]*[.P93])">
            <text:p/>
          </table:table-cell>
          <table:table-cell table:formula="of:=IF(ISNUMBER([.AQ93]); [.AQ93]*0.0035; &quot;&quot;)">
            <text:p/>
          </table:table-cell>
          <table:table-cell table:number-columns-repeated="20"/>
        </table:table-row>
        <table:table-row table:style-name="ro2">
          <table:table-cell office:value-type="float" office:value="92" calcext:value-type="float">
            <text:p>9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4]=&quot;Long&quot;; [.K94]-[Overview.$C$4]/[.J94]; IF([.F94]=&quot;Short&quot;; [.K94]+[Overview.$C$4]/[.J94]; &quot;&quot;)); &quot;&quot;)">
            <text:p/>
          </table:table-cell>
          <table:table-cell table:style-name="ce157" table:formula="of:=IFERROR(ABS([.L94]-[.K94])*[.J94]; &quot;&quot;)">
            <text:p/>
          </table:table-cell>
          <table:table-cell table:style-name="ce289" table:formula="of:=IFERROR(IF([.F94]=&quot;Long&quot;; [.K94]+[Overview.$C$4]/[.J94]*[Overview.$C$6]; IF([.F94]=&quot;Short&quot;; [.K94]-[Overview.$C$4]/[.J94]*[Overview.$C$6]; &quot;&quot;)); &quot;&quot;)">
            <text:p/>
          </table:table-cell>
          <table:table-cell table:style-name="ce152"/>
          <table:table-cell table:number-columns-repeated="2"/>
          <table:table-cell table:formula="of:=IFERROR([.S94]/[.M94]; &quot;&quot;)">
            <text:p/>
          </table:table-cell>
          <table:table-cell table:formula="of:=IFERROR(IF(AND([.F94]=&quot;Long&quot;; [.O94]=[.J94]); [.J94]*([.P94]-[.K94]); IF(AND([.F94]=&quot;Short&quot;; [.O94]=[.J94]); [.J94]*([.K94]-[.P94]); &quot;&quot;)); &quot;&quot;)">
            <text:p/>
          </table:table-cell>
          <table:table-cell table:formula="of:=IF(ISNUMBER([.S94]); IF([.S94]&gt;0; &quot;Win&quot;; &quot;Loss&quot;);&quot;&quot;)">
            <text:p/>
          </table:table-cell>
          <table:table-cell table:formula="of:=IF([.Q94]=&quot;&quot;; &quot;&quot;; CONCATENATE(DATEDIF([.I94];[.Q94];&quot;d&quot;); IF(DATEDIF([.I94];[.Q94];&quot;d&quot;)&gt;1; &quot; Days&quot;; &quot; Day&quot;)))">
            <text:p/>
          </table:table-cell>
          <table:table-cell table:content-validation-name="val12"/>
          <table:table-cell table:number-columns-repeated="2"/>
          <table:table-cell table:style-name="ce196"/>
          <table:table-cell table:style-name="ce205" table:formula="of:=IFERROR(IF(ISBLANK([.Y94]); &quot;&quot;; IF([.$F94]=&quot;Long&quot;; ([.Y94]-[.$K94])*[.$J94]/[.$M94]; ([.$K94]-[.Y94])*[.$J94]/[.$M94])-[.$R94]); &quot;&quot;)">
            <text:p/>
          </table:table-cell>
          <table:table-cell table:style-name="Default"/>
          <table:table-cell table:style-name="ce205" table:formula="of:=IFERROR(IF(ISBLANK([.AA94]); &quot;&quot;; IF([.$F94]=&quot;Long&quot;; ([.AA94]-[.$K94])*[.$J94]/[.$M94]; ([.$K94]-[.AA94])*[.$J94]/[.$M94])-[.$R94]); &quot;&quot;)">
            <text:p/>
          </table:table-cell>
          <table:table-cell table:style-name="Default"/>
          <table:table-cell table:style-name="ce205" table:formula="of:=IFERROR(IF(ISBLANK([.AC94]); &quot;&quot;; IF([.$F94]=&quot;Long&quot;; ([.AC94]-[.$K94])*[.$J94]/[.$M94]; ([.$K94]-[.AC94])*[.$J94]/[.$M94])-[.$R94]); &quot;&quot;)">
            <text:p/>
          </table:table-cell>
          <table:table-cell/>
          <table:table-cell table:style-name="ce224" table:formula="of:=IF(ISBLANK([.Q94]); &quot;&quot;; DAY([.Q94]))">
            <text:p/>
          </table:table-cell>
          <table:table-cell table:style-name="ce224" table:formula="of:=IF(ISBLANK([.I94]); &quot;&quot;; WEEKDAY([.I94]; 2))">
            <text:p/>
          </table:table-cell>
          <table:table-cell table:style-name="ce224" table:formula="of:=IF(ISBLANK([.Q94]); &quot;&quot;; WEEKDAY([.Q94]; 2))">
            <text:p/>
          </table:table-cell>
          <table:table-cell table:style-name="ce224" table:formula="of:=IF(ISBLANK([.Q94]); &quot;&quot;; WEEKNUM([.Q94]))">
            <text:p/>
          </table:table-cell>
          <table:table-cell table:style-name="ce224" table:formula="of:=IF(ISBLANK([.I94]); &quot;&quot;; MONTH([.I94]))">
            <text:p/>
          </table:table-cell>
          <table:table-cell table:style-name="ce224" table:formula="of:=IF(ISBLANK([.Q94]); &quot;&quot;; MONTH([.Q94]))">
            <text:p/>
          </table:table-cell>
          <table:table-cell table:style-name="ce224" table:formula="of:=IF(OR(ISBLANK([.I94]); ISBLANK([.Q94])); &quot;&quot;; IFERROR(DATEDIF([.I94];[.Q94];&quot;d&quot;); &quot;&quot;))">
            <text:p/>
          </table:table-cell>
          <table:table-cell table:style-name="ce286" table:formula="of:=IF(ISBLANK([.P94]); &quot;&quot;; SUM([.$R$3:.R94]))">
            <text:p/>
          </table:table-cell>
          <table:table-cell table:style-name="ce286" table:formula="of:=IF(ISBLANK([.P94]); &quot;&quot;; SUM([.$S$3:.S94]))">
            <text:p/>
          </table:table-cell>
          <table:table-cell table:formula="of:=IF(ISBLANK([.K94]); &quot;&quot;; [.J94]*[.K94])">
            <text:p/>
          </table:table-cell>
          <table:table-cell table:formula="of:=IF(ISNUMBER([.AO94]); [.AO94]*0.0035; &quot;&quot;)">
            <text:p/>
          </table:table-cell>
          <table:table-cell table:style-name="ce224" table:formula="of:=IF(ISBLANK([.P94]); &quot;&quot; ; [.O94]*[.P94])">
            <text:p/>
          </table:table-cell>
          <table:table-cell table:formula="of:=IF(ISNUMBER([.AQ94]); [.AQ94]*0.0035; &quot;&quot;)">
            <text:p/>
          </table:table-cell>
          <table:table-cell table:number-columns-repeated="20"/>
        </table:table-row>
        <table:table-row table:style-name="ro2">
          <table:table-cell office:value-type="float" office:value="93" calcext:value-type="float">
            <text:p>9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5]=&quot;Long&quot;; [.K95]-[Overview.$C$4]/[.J95]; IF([.F95]=&quot;Short&quot;; [.K95]+[Overview.$C$4]/[.J95]; &quot;&quot;)); &quot;&quot;)">
            <text:p/>
          </table:table-cell>
          <table:table-cell table:style-name="ce157" table:formula="of:=IFERROR(ABS([.L95]-[.K95])*[.J95]; &quot;&quot;)">
            <text:p/>
          </table:table-cell>
          <table:table-cell table:style-name="ce289" table:formula="of:=IFERROR(IF([.F95]=&quot;Long&quot;; [.K95]+[Overview.$C$4]/[.J95]*[Overview.$C$6]; IF([.F95]=&quot;Short&quot;; [.K95]-[Overview.$C$4]/[.J95]*[Overview.$C$6]; &quot;&quot;)); &quot;&quot;)">
            <text:p/>
          </table:table-cell>
          <table:table-cell table:style-name="ce152"/>
          <table:table-cell table:number-columns-repeated="2"/>
          <table:table-cell table:formula="of:=IFERROR([.S95]/[.M95]; &quot;&quot;)">
            <text:p/>
          </table:table-cell>
          <table:table-cell table:formula="of:=IFERROR(IF(AND([.F95]=&quot;Long&quot;; [.O95]=[.J95]); [.J95]*([.P95]-[.K95]); IF(AND([.F95]=&quot;Short&quot;; [.O95]=[.J95]); [.J95]*([.K95]-[.P95]); &quot;&quot;)); &quot;&quot;)">
            <text:p/>
          </table:table-cell>
          <table:table-cell table:formula="of:=IF(ISNUMBER([.S95]); IF([.S95]&gt;0; &quot;Win&quot;; &quot;Loss&quot;);&quot;&quot;)">
            <text:p/>
          </table:table-cell>
          <table:table-cell table:formula="of:=IF([.Q95]=&quot;&quot;; &quot;&quot;; CONCATENATE(DATEDIF([.I95];[.Q95];&quot;d&quot;); IF(DATEDIF([.I95];[.Q95];&quot;d&quot;)&gt;1; &quot; Days&quot;; &quot; Day&quot;)))">
            <text:p/>
          </table:table-cell>
          <table:table-cell table:content-validation-name="val12"/>
          <table:table-cell table:number-columns-repeated="2"/>
          <table:table-cell table:style-name="ce196"/>
          <table:table-cell table:style-name="ce205" table:formula="of:=IFERROR(IF(ISBLANK([.Y95]); &quot;&quot;; IF([.$F95]=&quot;Long&quot;; ([.Y95]-[.$K95])*[.$J95]/[.$M95]; ([.$K95]-[.Y95])*[.$J95]/[.$M95])-[.$R95]); &quot;&quot;)">
            <text:p/>
          </table:table-cell>
          <table:table-cell table:style-name="Default"/>
          <table:table-cell table:style-name="ce205" table:formula="of:=IFERROR(IF(ISBLANK([.AA95]); &quot;&quot;; IF([.$F95]=&quot;Long&quot;; ([.AA95]-[.$K95])*[.$J95]/[.$M95]; ([.$K95]-[.AA95])*[.$J95]/[.$M95])-[.$R95]); &quot;&quot;)">
            <text:p/>
          </table:table-cell>
          <table:table-cell table:style-name="Default"/>
          <table:table-cell table:style-name="ce205" table:formula="of:=IFERROR(IF(ISBLANK([.AC95]); &quot;&quot;; IF([.$F95]=&quot;Long&quot;; ([.AC95]-[.$K95])*[.$J95]/[.$M95]; ([.$K95]-[.AC95])*[.$J95]/[.$M95])-[.$R95]); &quot;&quot;)">
            <text:p/>
          </table:table-cell>
          <table:table-cell/>
          <table:table-cell table:style-name="ce224" table:formula="of:=IF(ISBLANK([.Q95]); &quot;&quot;; DAY([.Q95]))">
            <text:p/>
          </table:table-cell>
          <table:table-cell table:style-name="ce224" table:formula="of:=IF(ISBLANK([.I95]); &quot;&quot;; WEEKDAY([.I95]; 2))">
            <text:p/>
          </table:table-cell>
          <table:table-cell table:style-name="ce224" table:formula="of:=IF(ISBLANK([.Q95]); &quot;&quot;; WEEKDAY([.Q95]; 2))">
            <text:p/>
          </table:table-cell>
          <table:table-cell table:style-name="ce224" table:formula="of:=IF(ISBLANK([.Q95]); &quot;&quot;; WEEKNUM([.Q95]))">
            <text:p/>
          </table:table-cell>
          <table:table-cell table:style-name="ce224" table:formula="of:=IF(ISBLANK([.I95]); &quot;&quot;; MONTH([.I95]))">
            <text:p/>
          </table:table-cell>
          <table:table-cell table:style-name="ce224" table:formula="of:=IF(ISBLANK([.Q95]); &quot;&quot;; MONTH([.Q95]))">
            <text:p/>
          </table:table-cell>
          <table:table-cell table:style-name="ce224" table:formula="of:=IF(OR(ISBLANK([.I95]); ISBLANK([.Q95])); &quot;&quot;; IFERROR(DATEDIF([.I95];[.Q95];&quot;d&quot;); &quot;&quot;))">
            <text:p/>
          </table:table-cell>
          <table:table-cell table:style-name="ce286" table:formula="of:=IF(ISBLANK([.P95]); &quot;&quot;; SUM([.$R$3:.R95]))">
            <text:p/>
          </table:table-cell>
          <table:table-cell table:style-name="ce286" table:formula="of:=IF(ISBLANK([.P95]); &quot;&quot;; SUM([.$S$3:.S95]))">
            <text:p/>
          </table:table-cell>
          <table:table-cell table:formula="of:=IF(ISBLANK([.K95]); &quot;&quot;; [.J95]*[.K95])">
            <text:p/>
          </table:table-cell>
          <table:table-cell table:formula="of:=IF(ISNUMBER([.AO95]); [.AO95]*0.0035; &quot;&quot;)">
            <text:p/>
          </table:table-cell>
          <table:table-cell table:style-name="ce224" table:formula="of:=IF(ISBLANK([.P95]); &quot;&quot; ; [.O95]*[.P95])">
            <text:p/>
          </table:table-cell>
          <table:table-cell table:formula="of:=IF(ISNUMBER([.AQ95]); [.AQ95]*0.0035; &quot;&quot;)">
            <text:p/>
          </table:table-cell>
          <table:table-cell table:number-columns-repeated="20"/>
        </table:table-row>
        <table:table-row table:style-name="ro2">
          <table:table-cell office:value-type="float" office:value="94" calcext:value-type="float">
            <text:p>9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6]=&quot;Long&quot;; [.K96]-[Overview.$C$4]/[.J96]; IF([.F96]=&quot;Short&quot;; [.K96]+[Overview.$C$4]/[.J96]; &quot;&quot;)); &quot;&quot;)">
            <text:p/>
          </table:table-cell>
          <table:table-cell table:style-name="ce157" table:formula="of:=IFERROR(ABS([.L96]-[.K96])*[.J96]; &quot;&quot;)">
            <text:p/>
          </table:table-cell>
          <table:table-cell table:style-name="ce289" table:formula="of:=IFERROR(IF([.F96]=&quot;Long&quot;; [.K96]+[Overview.$C$4]/[.J96]*[Overview.$C$6]; IF([.F96]=&quot;Short&quot;; [.K96]-[Overview.$C$4]/[.J96]*[Overview.$C$6]; &quot;&quot;)); &quot;&quot;)">
            <text:p/>
          </table:table-cell>
          <table:table-cell table:style-name="ce152"/>
          <table:table-cell table:number-columns-repeated="2"/>
          <table:table-cell table:formula="of:=IFERROR([.S96]/[.M96]; &quot;&quot;)">
            <text:p/>
          </table:table-cell>
          <table:table-cell table:formula="of:=IFERROR(IF(AND([.F96]=&quot;Long&quot;; [.O96]=[.J96]); [.J96]*([.P96]-[.K96]); IF(AND([.F96]=&quot;Short&quot;; [.O96]=[.J96]); [.J96]*([.K96]-[.P96]); &quot;&quot;)); &quot;&quot;)">
            <text:p/>
          </table:table-cell>
          <table:table-cell table:formula="of:=IF(ISNUMBER([.S96]); IF([.S96]&gt;0; &quot;Win&quot;; &quot;Loss&quot;);&quot;&quot;)">
            <text:p/>
          </table:table-cell>
          <table:table-cell table:formula="of:=IF([.Q96]=&quot;&quot;; &quot;&quot;; CONCATENATE(DATEDIF([.I96];[.Q96];&quot;d&quot;); IF(DATEDIF([.I96];[.Q96];&quot;d&quot;)&gt;1; &quot; Days&quot;; &quot; Day&quot;)))">
            <text:p/>
          </table:table-cell>
          <table:table-cell table:content-validation-name="val12"/>
          <table:table-cell table:number-columns-repeated="2"/>
          <table:table-cell table:style-name="ce196"/>
          <table:table-cell table:style-name="ce205" table:formula="of:=IFERROR(IF(ISBLANK([.Y96]); &quot;&quot;; IF([.$F96]=&quot;Long&quot;; ([.Y96]-[.$K96])*[.$J96]/[.$M96]; ([.$K96]-[.Y96])*[.$J96]/[.$M96])-[.$R96]); &quot;&quot;)">
            <text:p/>
          </table:table-cell>
          <table:table-cell table:style-name="Default"/>
          <table:table-cell table:style-name="ce205" table:formula="of:=IFERROR(IF(ISBLANK([.AA96]); &quot;&quot;; IF([.$F96]=&quot;Long&quot;; ([.AA96]-[.$K96])*[.$J96]/[.$M96]; ([.$K96]-[.AA96])*[.$J96]/[.$M96])-[.$R96]); &quot;&quot;)">
            <text:p/>
          </table:table-cell>
          <table:table-cell table:style-name="Default"/>
          <table:table-cell table:style-name="ce205" table:formula="of:=IFERROR(IF(ISBLANK([.AC96]); &quot;&quot;; IF([.$F96]=&quot;Long&quot;; ([.AC96]-[.$K96])*[.$J96]/[.$M96]; ([.$K96]-[.AC96])*[.$J96]/[.$M96])-[.$R96]); &quot;&quot;)">
            <text:p/>
          </table:table-cell>
          <table:table-cell/>
          <table:table-cell table:style-name="ce224" table:formula="of:=IF(ISBLANK([.Q96]); &quot;&quot;; DAY([.Q96]))">
            <text:p/>
          </table:table-cell>
          <table:table-cell table:style-name="ce224" table:formula="of:=IF(ISBLANK([.I96]); &quot;&quot;; WEEKDAY([.I96]; 2))">
            <text:p/>
          </table:table-cell>
          <table:table-cell table:style-name="ce224" table:formula="of:=IF(ISBLANK([.Q96]); &quot;&quot;; WEEKDAY([.Q96]; 2))">
            <text:p/>
          </table:table-cell>
          <table:table-cell table:style-name="ce224" table:formula="of:=IF(ISBLANK([.Q96]); &quot;&quot;; WEEKNUM([.Q96]))">
            <text:p/>
          </table:table-cell>
          <table:table-cell table:style-name="ce224" table:formula="of:=IF(ISBLANK([.I96]); &quot;&quot;; MONTH([.I96]))">
            <text:p/>
          </table:table-cell>
          <table:table-cell table:style-name="ce224" table:formula="of:=IF(ISBLANK([.Q96]); &quot;&quot;; MONTH([.Q96]))">
            <text:p/>
          </table:table-cell>
          <table:table-cell table:style-name="ce224" table:formula="of:=IF(OR(ISBLANK([.I96]); ISBLANK([.Q96])); &quot;&quot;; IFERROR(DATEDIF([.I96];[.Q96];&quot;d&quot;); &quot;&quot;))">
            <text:p/>
          </table:table-cell>
          <table:table-cell table:style-name="ce286" table:formula="of:=IF(ISBLANK([.P96]); &quot;&quot;; SUM([.$R$3:.R96]))">
            <text:p/>
          </table:table-cell>
          <table:table-cell table:style-name="ce286" table:formula="of:=IF(ISBLANK([.P96]); &quot;&quot;; SUM([.$S$3:.S96]))">
            <text:p/>
          </table:table-cell>
          <table:table-cell table:formula="of:=IF(ISBLANK([.K96]); &quot;&quot;; [.J96]*[.K96])">
            <text:p/>
          </table:table-cell>
          <table:table-cell table:formula="of:=IF(ISNUMBER([.AO96]); [.AO96]*0.0035; &quot;&quot;)">
            <text:p/>
          </table:table-cell>
          <table:table-cell table:style-name="ce224" table:formula="of:=IF(ISBLANK([.P96]); &quot;&quot; ; [.O96]*[.P96])">
            <text:p/>
          </table:table-cell>
          <table:table-cell table:formula="of:=IF(ISNUMBER([.AQ96]); [.AQ96]*0.0035; &quot;&quot;)">
            <text:p/>
          </table:table-cell>
          <table:table-cell table:number-columns-repeated="20"/>
        </table:table-row>
        <table:table-row table:style-name="ro2">
          <table:table-cell office:value-type="float" office:value="95" calcext:value-type="float">
            <text:p>9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7]=&quot;Long&quot;; [.K97]-[Overview.$C$4]/[.J97]; IF([.F97]=&quot;Short&quot;; [.K97]+[Overview.$C$4]/[.J97]; &quot;&quot;)); &quot;&quot;)">
            <text:p/>
          </table:table-cell>
          <table:table-cell table:style-name="ce157" table:formula="of:=IFERROR(ABS([.L97]-[.K97])*[.J97]; &quot;&quot;)">
            <text:p/>
          </table:table-cell>
          <table:table-cell table:style-name="ce289" table:formula="of:=IFERROR(IF([.F97]=&quot;Long&quot;; [.K97]+[Overview.$C$4]/[.J97]*[Overview.$C$6]; IF([.F97]=&quot;Short&quot;; [.K97]-[Overview.$C$4]/[.J97]*[Overview.$C$6]; &quot;&quot;)); &quot;&quot;)">
            <text:p/>
          </table:table-cell>
          <table:table-cell table:style-name="ce152"/>
          <table:table-cell table:number-columns-repeated="2"/>
          <table:table-cell table:formula="of:=IFERROR([.S97]/[.M97]; &quot;&quot;)">
            <text:p/>
          </table:table-cell>
          <table:table-cell table:formula="of:=IFERROR(IF(AND([.F97]=&quot;Long&quot;; [.O97]=[.J97]); [.J97]*([.P97]-[.K97]); IF(AND([.F97]=&quot;Short&quot;; [.O97]=[.J97]); [.J97]*([.K97]-[.P97]); &quot;&quot;)); &quot;&quot;)">
            <text:p/>
          </table:table-cell>
          <table:table-cell table:formula="of:=IF(ISNUMBER([.S97]); IF([.S97]&gt;0; &quot;Win&quot;; &quot;Loss&quot;);&quot;&quot;)">
            <text:p/>
          </table:table-cell>
          <table:table-cell table:formula="of:=IF([.Q97]=&quot;&quot;; &quot;&quot;; CONCATENATE(DATEDIF([.I97];[.Q97];&quot;d&quot;); IF(DATEDIF([.I97];[.Q97];&quot;d&quot;)&gt;1; &quot; Days&quot;; &quot; Day&quot;)))">
            <text:p/>
          </table:table-cell>
          <table:table-cell table:content-validation-name="val12"/>
          <table:table-cell table:number-columns-repeated="2"/>
          <table:table-cell table:style-name="ce196"/>
          <table:table-cell table:style-name="ce205" table:formula="of:=IFERROR(IF(ISBLANK([.Y97]); &quot;&quot;; IF([.$F97]=&quot;Long&quot;; ([.Y97]-[.$K97])*[.$J97]/[.$M97]; ([.$K97]-[.Y97])*[.$J97]/[.$M97])-[.$R97]); &quot;&quot;)">
            <text:p/>
          </table:table-cell>
          <table:table-cell table:style-name="Default"/>
          <table:table-cell table:style-name="ce205" table:formula="of:=IFERROR(IF(ISBLANK([.AA97]); &quot;&quot;; IF([.$F97]=&quot;Long&quot;; ([.AA97]-[.$K97])*[.$J97]/[.$M97]; ([.$K97]-[.AA97])*[.$J97]/[.$M97])-[.$R97]); &quot;&quot;)">
            <text:p/>
          </table:table-cell>
          <table:table-cell table:style-name="Default"/>
          <table:table-cell table:style-name="ce205" table:formula="of:=IFERROR(IF(ISBLANK([.AC97]); &quot;&quot;; IF([.$F97]=&quot;Long&quot;; ([.AC97]-[.$K97])*[.$J97]/[.$M97]; ([.$K97]-[.AC97])*[.$J97]/[.$M97])-[.$R97]); &quot;&quot;)">
            <text:p/>
          </table:table-cell>
          <table:table-cell/>
          <table:table-cell table:style-name="ce224" table:formula="of:=IF(ISBLANK([.Q97]); &quot;&quot;; DAY([.Q97]))">
            <text:p/>
          </table:table-cell>
          <table:table-cell table:style-name="ce224" table:formula="of:=IF(ISBLANK([.I97]); &quot;&quot;; WEEKDAY([.I97]; 2))">
            <text:p/>
          </table:table-cell>
          <table:table-cell table:style-name="ce224" table:formula="of:=IF(ISBLANK([.Q97]); &quot;&quot;; WEEKDAY([.Q97]; 2))">
            <text:p/>
          </table:table-cell>
          <table:table-cell table:style-name="ce224" table:formula="of:=IF(ISBLANK([.Q97]); &quot;&quot;; WEEKNUM([.Q97]))">
            <text:p/>
          </table:table-cell>
          <table:table-cell table:style-name="ce224" table:formula="of:=IF(ISBLANK([.I97]); &quot;&quot;; MONTH([.I97]))">
            <text:p/>
          </table:table-cell>
          <table:table-cell table:style-name="ce224" table:formula="of:=IF(ISBLANK([.Q97]); &quot;&quot;; MONTH([.Q97]))">
            <text:p/>
          </table:table-cell>
          <table:table-cell table:style-name="ce224" table:formula="of:=IF(OR(ISBLANK([.I97]); ISBLANK([.Q97])); &quot;&quot;; IFERROR(DATEDIF([.I97];[.Q97];&quot;d&quot;); &quot;&quot;))">
            <text:p/>
          </table:table-cell>
          <table:table-cell table:style-name="ce286" table:formula="of:=IF(ISBLANK([.P97]); &quot;&quot;; SUM([.$R$3:.R97]))">
            <text:p/>
          </table:table-cell>
          <table:table-cell table:style-name="ce286" table:formula="of:=IF(ISBLANK([.P97]); &quot;&quot;; SUM([.$S$3:.S97]))">
            <text:p/>
          </table:table-cell>
          <table:table-cell table:formula="of:=IF(ISBLANK([.K97]); &quot;&quot;; [.J97]*[.K97])">
            <text:p/>
          </table:table-cell>
          <table:table-cell table:formula="of:=IF(ISNUMBER([.AO97]); [.AO97]*0.0035; &quot;&quot;)">
            <text:p/>
          </table:table-cell>
          <table:table-cell table:style-name="ce224" table:formula="of:=IF(ISBLANK([.P97]); &quot;&quot; ; [.O97]*[.P97])">
            <text:p/>
          </table:table-cell>
          <table:table-cell table:formula="of:=IF(ISNUMBER([.AQ97]); [.AQ97]*0.0035; &quot;&quot;)">
            <text:p/>
          </table:table-cell>
          <table:table-cell table:number-columns-repeated="20"/>
        </table:table-row>
        <table:table-row table:style-name="ro2">
          <table:table-cell office:value-type="float" office:value="96" calcext:value-type="float">
            <text:p>9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8]=&quot;Long&quot;; [.K98]-[Overview.$C$4]/[.J98]; IF([.F98]=&quot;Short&quot;; [.K98]+[Overview.$C$4]/[.J98]; &quot;&quot;)); &quot;&quot;)">
            <text:p/>
          </table:table-cell>
          <table:table-cell table:style-name="ce157" table:formula="of:=IFERROR(ABS([.L98]-[.K98])*[.J98]; &quot;&quot;)">
            <text:p/>
          </table:table-cell>
          <table:table-cell table:style-name="ce289" table:formula="of:=IFERROR(IF([.F98]=&quot;Long&quot;; [.K98]+[Overview.$C$4]/[.J98]*[Overview.$C$6]; IF([.F98]=&quot;Short&quot;; [.K98]-[Overview.$C$4]/[.J98]*[Overview.$C$6]; &quot;&quot;)); &quot;&quot;)">
            <text:p/>
          </table:table-cell>
          <table:table-cell table:style-name="ce152"/>
          <table:table-cell table:number-columns-repeated="2"/>
          <table:table-cell table:formula="of:=IFERROR([.S98]/[.M98]; &quot;&quot;)">
            <text:p/>
          </table:table-cell>
          <table:table-cell table:formula="of:=IFERROR(IF(AND([.F98]=&quot;Long&quot;; [.O98]=[.J98]); [.J98]*([.P98]-[.K98]); IF(AND([.F98]=&quot;Short&quot;; [.O98]=[.J98]); [.J98]*([.K98]-[.P98]); &quot;&quot;)); &quot;&quot;)">
            <text:p/>
          </table:table-cell>
          <table:table-cell table:formula="of:=IF(ISNUMBER([.S98]); IF([.S98]&gt;0; &quot;Win&quot;; &quot;Loss&quot;);&quot;&quot;)">
            <text:p/>
          </table:table-cell>
          <table:table-cell table:formula="of:=IF([.Q98]=&quot;&quot;; &quot;&quot;; CONCATENATE(DATEDIF([.I98];[.Q98];&quot;d&quot;); IF(DATEDIF([.I98];[.Q98];&quot;d&quot;)&gt;1; &quot; Days&quot;; &quot; Day&quot;)))">
            <text:p/>
          </table:table-cell>
          <table:table-cell table:content-validation-name="val12"/>
          <table:table-cell table:number-columns-repeated="2"/>
          <table:table-cell table:style-name="ce196"/>
          <table:table-cell table:style-name="ce205" table:formula="of:=IFERROR(IF(ISBLANK([.Y98]); &quot;&quot;; IF([.$F98]=&quot;Long&quot;; ([.Y98]-[.$K98])*[.$J98]/[.$M98]; ([.$K98]-[.Y98])*[.$J98]/[.$M98])-[.$R98]); &quot;&quot;)">
            <text:p/>
          </table:table-cell>
          <table:table-cell table:style-name="Default"/>
          <table:table-cell table:style-name="ce205" table:formula="of:=IFERROR(IF(ISBLANK([.AA98]); &quot;&quot;; IF([.$F98]=&quot;Long&quot;; ([.AA98]-[.$K98])*[.$J98]/[.$M98]; ([.$K98]-[.AA98])*[.$J98]/[.$M98])-[.$R98]); &quot;&quot;)">
            <text:p/>
          </table:table-cell>
          <table:table-cell table:style-name="Default"/>
          <table:table-cell table:style-name="ce205" table:formula="of:=IFERROR(IF(ISBLANK([.AC98]); &quot;&quot;; IF([.$F98]=&quot;Long&quot;; ([.AC98]-[.$K98])*[.$J98]/[.$M98]; ([.$K98]-[.AC98])*[.$J98]/[.$M98])-[.$R98]); &quot;&quot;)">
            <text:p/>
          </table:table-cell>
          <table:table-cell/>
          <table:table-cell table:style-name="ce224" table:formula="of:=IF(ISBLANK([.Q98]); &quot;&quot;; DAY([.Q98]))">
            <text:p/>
          </table:table-cell>
          <table:table-cell table:style-name="ce224" table:formula="of:=IF(ISBLANK([.I98]); &quot;&quot;; WEEKDAY([.I98]; 2))">
            <text:p/>
          </table:table-cell>
          <table:table-cell table:style-name="ce224" table:formula="of:=IF(ISBLANK([.Q98]); &quot;&quot;; WEEKDAY([.Q98]; 2))">
            <text:p/>
          </table:table-cell>
          <table:table-cell table:style-name="ce224" table:formula="of:=IF(ISBLANK([.Q98]); &quot;&quot;; WEEKNUM([.Q98]))">
            <text:p/>
          </table:table-cell>
          <table:table-cell table:style-name="ce224" table:formula="of:=IF(ISBLANK([.I98]); &quot;&quot;; MONTH([.I98]))">
            <text:p/>
          </table:table-cell>
          <table:table-cell table:style-name="ce224" table:formula="of:=IF(ISBLANK([.Q98]); &quot;&quot;; MONTH([.Q98]))">
            <text:p/>
          </table:table-cell>
          <table:table-cell table:style-name="ce224" table:formula="of:=IF(OR(ISBLANK([.I98]); ISBLANK([.Q98])); &quot;&quot;; IFERROR(DATEDIF([.I98];[.Q98];&quot;d&quot;); &quot;&quot;))">
            <text:p/>
          </table:table-cell>
          <table:table-cell table:style-name="ce286" table:formula="of:=IF(ISBLANK([.P98]); &quot;&quot;; SUM([.$R$3:.R98]))">
            <text:p/>
          </table:table-cell>
          <table:table-cell table:style-name="ce286" table:formula="of:=IF(ISBLANK([.P98]); &quot;&quot;; SUM([.$S$3:.S98]))">
            <text:p/>
          </table:table-cell>
          <table:table-cell table:formula="of:=IF(ISBLANK([.K98]); &quot;&quot;; [.J98]*[.K98])">
            <text:p/>
          </table:table-cell>
          <table:table-cell table:formula="of:=IF(ISNUMBER([.AO98]); [.AO98]*0.0035; &quot;&quot;)">
            <text:p/>
          </table:table-cell>
          <table:table-cell table:style-name="ce224" table:formula="of:=IF(ISBLANK([.P98]); &quot;&quot; ; [.O98]*[.P98])">
            <text:p/>
          </table:table-cell>
          <table:table-cell table:formula="of:=IF(ISNUMBER([.AQ98]); [.AQ98]*0.0035; &quot;&quot;)">
            <text:p/>
          </table:table-cell>
          <table:table-cell table:number-columns-repeated="20"/>
        </table:table-row>
        <table:table-row table:style-name="ro2">
          <table:table-cell office:value-type="float" office:value="97" calcext:value-type="float">
            <text:p>9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99]=&quot;Long&quot;; [.K99]-[Overview.$C$4]/[.J99]; IF([.F99]=&quot;Short&quot;; [.K99]+[Overview.$C$4]/[.J99]; &quot;&quot;)); &quot;&quot;)">
            <text:p/>
          </table:table-cell>
          <table:table-cell table:style-name="ce157" table:formula="of:=IFERROR(ABS([.L99]-[.K99])*[.J99]; &quot;&quot;)">
            <text:p/>
          </table:table-cell>
          <table:table-cell table:style-name="ce289" table:formula="of:=IFERROR(IF([.F99]=&quot;Long&quot;; [.K99]+[Overview.$C$4]/[.J99]*[Overview.$C$6]; IF([.F99]=&quot;Short&quot;; [.K99]-[Overview.$C$4]/[.J99]*[Overview.$C$6]; &quot;&quot;)); &quot;&quot;)">
            <text:p/>
          </table:table-cell>
          <table:table-cell table:style-name="ce152"/>
          <table:table-cell table:number-columns-repeated="2"/>
          <table:table-cell table:formula="of:=IFERROR([.S99]/[.M99]; &quot;&quot;)">
            <text:p/>
          </table:table-cell>
          <table:table-cell table:formula="of:=IFERROR(IF(AND([.F99]=&quot;Long&quot;; [.O99]=[.J99]); [.J99]*([.P99]-[.K99]); IF(AND([.F99]=&quot;Short&quot;; [.O99]=[.J99]); [.J99]*([.K99]-[.P99]); &quot;&quot;)); &quot;&quot;)">
            <text:p/>
          </table:table-cell>
          <table:table-cell table:formula="of:=IF(ISNUMBER([.S99]); IF([.S99]&gt;0; &quot;Win&quot;; &quot;Loss&quot;);&quot;&quot;)">
            <text:p/>
          </table:table-cell>
          <table:table-cell table:formula="of:=IF([.Q99]=&quot;&quot;; &quot;&quot;; CONCATENATE(DATEDIF([.I99];[.Q99];&quot;d&quot;); IF(DATEDIF([.I99];[.Q99];&quot;d&quot;)&gt;1; &quot; Days&quot;; &quot; Day&quot;)))">
            <text:p/>
          </table:table-cell>
          <table:table-cell table:content-validation-name="val12"/>
          <table:table-cell table:number-columns-repeated="2"/>
          <table:table-cell table:style-name="ce196"/>
          <table:table-cell table:style-name="ce205" table:formula="of:=IFERROR(IF(ISBLANK([.Y99]); &quot;&quot;; IF([.$F99]=&quot;Long&quot;; ([.Y99]-[.$K99])*[.$J99]/[.$M99]; ([.$K99]-[.Y99])*[.$J99]/[.$M99])-[.$R99]); &quot;&quot;)">
            <text:p/>
          </table:table-cell>
          <table:table-cell table:style-name="Default"/>
          <table:table-cell table:style-name="ce205" table:formula="of:=IFERROR(IF(ISBLANK([.AA99]); &quot;&quot;; IF([.$F99]=&quot;Long&quot;; ([.AA99]-[.$K99])*[.$J99]/[.$M99]; ([.$K99]-[.AA99])*[.$J99]/[.$M99])-[.$R99]); &quot;&quot;)">
            <text:p/>
          </table:table-cell>
          <table:table-cell table:style-name="Default"/>
          <table:table-cell table:style-name="ce205" table:formula="of:=IFERROR(IF(ISBLANK([.AC99]); &quot;&quot;; IF([.$F99]=&quot;Long&quot;; ([.AC99]-[.$K99])*[.$J99]/[.$M99]; ([.$K99]-[.AC99])*[.$J99]/[.$M99])-[.$R99]); &quot;&quot;)">
            <text:p/>
          </table:table-cell>
          <table:table-cell/>
          <table:table-cell table:style-name="ce224" table:formula="of:=IF(ISBLANK([.Q99]); &quot;&quot;; DAY([.Q99]))">
            <text:p/>
          </table:table-cell>
          <table:table-cell table:style-name="ce224" table:formula="of:=IF(ISBLANK([.I99]); &quot;&quot;; WEEKDAY([.I99]; 2))">
            <text:p/>
          </table:table-cell>
          <table:table-cell table:style-name="ce224" table:formula="of:=IF(ISBLANK([.Q99]); &quot;&quot;; WEEKDAY([.Q99]; 2))">
            <text:p/>
          </table:table-cell>
          <table:table-cell table:style-name="ce224" table:formula="of:=IF(ISBLANK([.Q99]); &quot;&quot;; WEEKNUM([.Q99]))">
            <text:p/>
          </table:table-cell>
          <table:table-cell table:style-name="ce224" table:formula="of:=IF(ISBLANK([.I99]); &quot;&quot;; MONTH([.I99]))">
            <text:p/>
          </table:table-cell>
          <table:table-cell table:style-name="ce224" table:formula="of:=IF(ISBLANK([.Q99]); &quot;&quot;; MONTH([.Q99]))">
            <text:p/>
          </table:table-cell>
          <table:table-cell table:style-name="ce224" table:formula="of:=IF(OR(ISBLANK([.I99]); ISBLANK([.Q99])); &quot;&quot;; IFERROR(DATEDIF([.I99];[.Q99];&quot;d&quot;); &quot;&quot;))">
            <text:p/>
          </table:table-cell>
          <table:table-cell table:style-name="ce286" table:formula="of:=IF(ISBLANK([.P99]); &quot;&quot;; SUM([.$R$3:.R99]))">
            <text:p/>
          </table:table-cell>
          <table:table-cell table:style-name="ce286" table:formula="of:=IF(ISBLANK([.P99]); &quot;&quot;; SUM([.$S$3:.S99]))">
            <text:p/>
          </table:table-cell>
          <table:table-cell table:formula="of:=IF(ISBLANK([.K99]); &quot;&quot;; [.J99]*[.K99])">
            <text:p/>
          </table:table-cell>
          <table:table-cell table:formula="of:=IF(ISNUMBER([.AO99]); [.AO99]*0.0035; &quot;&quot;)">
            <text:p/>
          </table:table-cell>
          <table:table-cell table:style-name="ce224" table:formula="of:=IF(ISBLANK([.P99]); &quot;&quot; ; [.O99]*[.P99])">
            <text:p/>
          </table:table-cell>
          <table:table-cell table:formula="of:=IF(ISNUMBER([.AQ99]); [.AQ99]*0.0035; &quot;&quot;)">
            <text:p/>
          </table:table-cell>
          <table:table-cell table:number-columns-repeated="20"/>
        </table:table-row>
        <table:table-row table:style-name="ro2">
          <table:table-cell office:value-type="float" office:value="98" calcext:value-type="float">
            <text:p>9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0]=&quot;Long&quot;; [.K100]-[Overview.$C$4]/[.J100]; IF([.F100]=&quot;Short&quot;; [.K100]+[Overview.$C$4]/[.J100]; &quot;&quot;)); &quot;&quot;)">
            <text:p/>
          </table:table-cell>
          <table:table-cell table:style-name="ce157" table:formula="of:=IFERROR(ABS([.L100]-[.K100])*[.J100]; &quot;&quot;)">
            <text:p/>
          </table:table-cell>
          <table:table-cell table:style-name="ce289" table:formula="of:=IFERROR(IF([.F100]=&quot;Long&quot;; [.K100]+[Overview.$C$4]/[.J100]*[Overview.$C$6]; IF([.F100]=&quot;Short&quot;; [.K100]-[Overview.$C$4]/[.J100]*[Overview.$C$6]; &quot;&quot;)); &quot;&quot;)">
            <text:p/>
          </table:table-cell>
          <table:table-cell table:style-name="ce152"/>
          <table:table-cell table:number-columns-repeated="2"/>
          <table:table-cell table:formula="of:=IFERROR([.S100]/[.M100]; &quot;&quot;)">
            <text:p/>
          </table:table-cell>
          <table:table-cell table:formula="of:=IFERROR(IF(AND([.F100]=&quot;Long&quot;; [.O100]=[.J100]); [.J100]*([.P100]-[.K100]); IF(AND([.F100]=&quot;Short&quot;; [.O100]=[.J100]); [.J100]*([.K100]-[.P100]); &quot;&quot;)); &quot;&quot;)">
            <text:p/>
          </table:table-cell>
          <table:table-cell table:formula="of:=IF(ISNUMBER([.S100]); IF([.S100]&gt;0; &quot;Win&quot;; &quot;Loss&quot;);&quot;&quot;)">
            <text:p/>
          </table:table-cell>
          <table:table-cell table:formula="of:=IF([.Q100]=&quot;&quot;; &quot;&quot;; CONCATENATE(DATEDIF([.I100];[.Q100];&quot;d&quot;); IF(DATEDIF([.I100];[.Q100];&quot;d&quot;)&gt;1; &quot; Days&quot;; &quot; Day&quot;)))">
            <text:p/>
          </table:table-cell>
          <table:table-cell table:content-validation-name="val12"/>
          <table:table-cell table:number-columns-repeated="2"/>
          <table:table-cell table:style-name="ce196"/>
          <table:table-cell table:style-name="ce205" table:formula="of:=IFERROR(IF(ISBLANK([.Y100]); &quot;&quot;; IF([.$F100]=&quot;Long&quot;; ([.Y100]-[.$K100])*[.$J100]/[.$M100]; ([.$K100]-[.Y100])*[.$J100]/[.$M100])-[.$R100]); &quot;&quot;)">
            <text:p/>
          </table:table-cell>
          <table:table-cell table:style-name="Default"/>
          <table:table-cell table:style-name="ce205" table:formula="of:=IFERROR(IF(ISBLANK([.AA100]); &quot;&quot;; IF([.$F100]=&quot;Long&quot;; ([.AA100]-[.$K100])*[.$J100]/[.$M100]; ([.$K100]-[.AA100])*[.$J100]/[.$M100])-[.$R100]); &quot;&quot;)">
            <text:p/>
          </table:table-cell>
          <table:table-cell table:style-name="Default"/>
          <table:table-cell table:style-name="ce205" table:formula="of:=IFERROR(IF(ISBLANK([.AC100]); &quot;&quot;; IF([.$F100]=&quot;Long&quot;; ([.AC100]-[.$K100])*[.$J100]/[.$M100]; ([.$K100]-[.AC100])*[.$J100]/[.$M100])-[.$R100]); &quot;&quot;)">
            <text:p/>
          </table:table-cell>
          <table:table-cell/>
          <table:table-cell table:formula="of:=IF(ISBLANK([.Q100]); &quot;&quot;; DAY([.Q100]))">
            <text:p/>
          </table:table-cell>
          <table:table-cell table:style-name="ce224" table:formula="of:=IF(ISBLANK([.I100]); &quot;&quot;; WEEKDAY([.I100]; 2))">
            <text:p/>
          </table:table-cell>
          <table:table-cell table:formula="of:=IF(ISBLANK([.Q100]); &quot;&quot;; WEEKDAY([.Q100]; 2))">
            <text:p/>
          </table:table-cell>
          <table:table-cell table:formula="of:=IF(ISBLANK([.Q100]); &quot;&quot;; WEEKNUM([.Q100]))">
            <text:p/>
          </table:table-cell>
          <table:table-cell table:style-name="ce224" table:formula="of:=IF(ISBLANK([.I100]); &quot;&quot;; MONTH([.I100]))">
            <text:p/>
          </table:table-cell>
          <table:table-cell table:formula="of:=IF(ISBLANK([.Q100]); &quot;&quot;; MONTH([.Q100]))">
            <text:p/>
          </table:table-cell>
          <table:table-cell table:formula="of:=IF(OR(ISBLANK([.I100]); ISBLANK([.Q100])); &quot;&quot;; IFERROR(DATEDIF([.I100];[.Q100];&quot;d&quot;); &quot;&quot;))">
            <text:p/>
          </table:table-cell>
          <table:table-cell table:style-name="ce286" table:formula="of:=IF(ISBLANK([.P100]); &quot;&quot;; SUM([.$R$3:.R100]))">
            <text:p/>
          </table:table-cell>
          <table:table-cell table:style-name="ce286" table:formula="of:=IF(ISBLANK([.P100]); &quot;&quot;; SUM([.$S$3:.S100]))">
            <text:p/>
          </table:table-cell>
          <table:table-cell table:formula="of:=IF(ISBLANK([.K100]); &quot;&quot;; [.J100]*[.K100])">
            <text:p/>
          </table:table-cell>
          <table:table-cell table:formula="of:=IF(ISNUMBER([.AO100]); [.AO100]*0.0035; &quot;&quot;)">
            <text:p/>
          </table:table-cell>
          <table:table-cell table:style-name="ce224" table:formula="of:=IF(ISBLANK([.P100]); &quot;&quot; ; [.O100]*[.P100])">
            <text:p/>
          </table:table-cell>
          <table:table-cell table:formula="of:=IF(ISNUMBER([.AQ100]); [.AQ100]*0.0035; &quot;&quot;)">
            <text:p/>
          </table:table-cell>
          <table:table-cell table:number-columns-repeated="20"/>
        </table:table-row>
        <table:table-row table:style-name="ro2">
          <table:table-cell office:value-type="float" office:value="99" calcext:value-type="float">
            <text:p>9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1]=&quot;Long&quot;; [.K101]-[Overview.$C$4]/[.J101]; IF([.F101]=&quot;Short&quot;; [.K101]+[Overview.$C$4]/[.J101]; &quot;&quot;)); &quot;&quot;)">
            <text:p/>
          </table:table-cell>
          <table:table-cell table:style-name="ce157" table:formula="of:=IFERROR(ABS([.L101]-[.K101])*[.J101]; &quot;&quot;)">
            <text:p/>
          </table:table-cell>
          <table:table-cell table:style-name="ce289" table:formula="of:=IFERROR(IF([.F101]=&quot;Long&quot;; [.K101]+[Overview.$C$4]/[.J101]*[Overview.$C$6]; IF([.F101]=&quot;Short&quot;; [.K101]-[Overview.$C$4]/[.J101]*[Overview.$C$6]; &quot;&quot;)); &quot;&quot;)">
            <text:p/>
          </table:table-cell>
          <table:table-cell table:style-name="ce152"/>
          <table:table-cell table:number-columns-repeated="2"/>
          <table:table-cell table:formula="of:=IFERROR([.S101]/[.M101]; &quot;&quot;)">
            <text:p/>
          </table:table-cell>
          <table:table-cell table:formula="of:=IFERROR(IF(AND([.F101]=&quot;Long&quot;; [.O101]=[.J101]); [.J101]*([.P101]-[.K101]); IF(AND([.F101]=&quot;Short&quot;; [.O101]=[.J101]); [.J101]*([.K101]-[.P101]); &quot;&quot;)); &quot;&quot;)">
            <text:p/>
          </table:table-cell>
          <table:table-cell table:formula="of:=IF(ISNUMBER([.S101]); IF([.S101]&gt;0; &quot;Win&quot;; &quot;Loss&quot;);&quot;&quot;)">
            <text:p/>
          </table:table-cell>
          <table:table-cell table:formula="of:=IF([.Q101]=&quot;&quot;; &quot;&quot;; CONCATENATE(DATEDIF([.I101];[.Q101];&quot;d&quot;); IF(DATEDIF([.I101];[.Q101];&quot;d&quot;)&gt;1; &quot; Days&quot;; &quot; Day&quot;)))">
            <text:p/>
          </table:table-cell>
          <table:table-cell table:content-validation-name="val12"/>
          <table:table-cell table:number-columns-repeated="2"/>
          <table:table-cell table:style-name="ce196"/>
          <table:table-cell table:style-name="ce205" table:formula="of:=IFERROR(IF(ISBLANK([.Y101]); &quot;&quot;; IF([.$F101]=&quot;Long&quot;; ([.Y101]-[.$K101])*[.$J101]/[.$M101]; ([.$K101]-[.Y101])*[.$J101]/[.$M101])-[.$R101]); &quot;&quot;)">
            <text:p/>
          </table:table-cell>
          <table:table-cell table:style-name="Default"/>
          <table:table-cell table:style-name="ce205" table:formula="of:=IFERROR(IF(ISBLANK([.AA101]); &quot;&quot;; IF([.$F101]=&quot;Long&quot;; ([.AA101]-[.$K101])*[.$J101]/[.$M101]; ([.$K101]-[.AA101])*[.$J101]/[.$M101])-[.$R101]); &quot;&quot;)">
            <text:p/>
          </table:table-cell>
          <table:table-cell table:style-name="Default"/>
          <table:table-cell table:style-name="ce205" table:formula="of:=IFERROR(IF(ISBLANK([.AC101]); &quot;&quot;; IF([.$F101]=&quot;Long&quot;; ([.AC101]-[.$K101])*[.$J101]/[.$M101]; ([.$K101]-[.AC101])*[.$J101]/[.$M101])-[.$R101]); &quot;&quot;)">
            <text:p/>
          </table:table-cell>
          <table:table-cell/>
          <table:table-cell table:style-name="ce224" table:formula="of:=IF(ISBLANK([.Q101]); &quot;&quot;; DAY([.Q101]))">
            <text:p/>
          </table:table-cell>
          <table:table-cell table:style-name="ce224" table:formula="of:=IF(ISBLANK([.I101]); &quot;&quot;; WEEKDAY([.I101]; 2))">
            <text:p/>
          </table:table-cell>
          <table:table-cell table:style-name="ce224" table:formula="of:=IF(ISBLANK([.Q101]); &quot;&quot;; WEEKDAY([.Q101]; 2))">
            <text:p/>
          </table:table-cell>
          <table:table-cell table:style-name="ce224" table:formula="of:=IF(ISBLANK([.Q101]); &quot;&quot;; WEEKNUM([.Q101]))">
            <text:p/>
          </table:table-cell>
          <table:table-cell table:style-name="ce224" table:formula="of:=IF(ISBLANK([.I101]); &quot;&quot;; MONTH([.I101]))">
            <text:p/>
          </table:table-cell>
          <table:table-cell table:style-name="ce224" table:formula="of:=IF(ISBLANK([.Q101]); &quot;&quot;; MONTH([.Q101]))">
            <text:p/>
          </table:table-cell>
          <table:table-cell table:style-name="ce224" table:formula="of:=IF(OR(ISBLANK([.I101]); ISBLANK([.Q101])); &quot;&quot;; IFERROR(DATEDIF([.I101];[.Q101];&quot;d&quot;); &quot;&quot;))">
            <text:p/>
          </table:table-cell>
          <table:table-cell table:style-name="ce286" table:formula="of:=IF(ISBLANK([.P101]); &quot;&quot;; SUM([.$R$3:.R101]))">
            <text:p/>
          </table:table-cell>
          <table:table-cell table:style-name="ce286" table:formula="of:=IF(ISBLANK([.P101]); &quot;&quot;; SUM([.$S$3:.S101]))">
            <text:p/>
          </table:table-cell>
          <table:table-cell table:formula="of:=IF(ISBLANK([.K101]); &quot;&quot;; [.J101]*[.K101])">
            <text:p/>
          </table:table-cell>
          <table:table-cell table:formula="of:=IF(ISNUMBER([.AO101]); [.AO101]*0.0035; &quot;&quot;)">
            <text:p/>
          </table:table-cell>
          <table:table-cell table:style-name="ce224" table:formula="of:=IF(ISBLANK([.P101]); &quot;&quot; ; [.O101]*[.P101])">
            <text:p/>
          </table:table-cell>
          <table:table-cell table:formula="of:=IF(ISNUMBER([.AQ101]); [.AQ101]*0.0035; &quot;&quot;)">
            <text:p/>
          </table:table-cell>
          <table:table-cell table:number-columns-repeated="20"/>
        </table:table-row>
        <table:table-row table:style-name="ro2">
          <table:table-cell office:value-type="float" office:value="100" calcext:value-type="float">
            <text:p>10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2]=&quot;Long&quot;; [.K102]-[Overview.$C$4]/[.J102]; IF([.F102]=&quot;Short&quot;; [.K102]+[Overview.$C$4]/[.J102]; &quot;&quot;)); &quot;&quot;)">
            <text:p/>
          </table:table-cell>
          <table:table-cell table:style-name="ce157" table:formula="of:=IFERROR(ABS([.L102]-[.K102])*[.J102]; &quot;&quot;)">
            <text:p/>
          </table:table-cell>
          <table:table-cell table:style-name="ce289" table:formula="of:=IFERROR(IF([.F102]=&quot;Long&quot;; [.K102]+[Overview.$C$4]/[.J102]*[Overview.$C$6]; IF([.F102]=&quot;Short&quot;; [.K102]-[Overview.$C$4]/[.J102]*[Overview.$C$6]; &quot;&quot;)); &quot;&quot;)">
            <text:p/>
          </table:table-cell>
          <table:table-cell table:style-name="ce152"/>
          <table:table-cell table:number-columns-repeated="2"/>
          <table:table-cell table:formula="of:=IFERROR([.S102]/[.M102]; &quot;&quot;)">
            <text:p/>
          </table:table-cell>
          <table:table-cell table:formula="of:=IFERROR(IF(AND([.F102]=&quot;Long&quot;; [.O102]=[.J102]); [.J102]*([.P102]-[.K102]); IF(AND([.F102]=&quot;Short&quot;; [.O102]=[.J102]); [.J102]*([.K102]-[.P102]); &quot;&quot;)); &quot;&quot;)">
            <text:p/>
          </table:table-cell>
          <table:table-cell table:formula="of:=IF(ISNUMBER([.S102]); IF([.S102]&gt;0; &quot;Win&quot;; &quot;Loss&quot;);&quot;&quot;)">
            <text:p/>
          </table:table-cell>
          <table:table-cell table:formula="of:=IF([.Q102]=&quot;&quot;; &quot;&quot;; CONCATENATE(DATEDIF([.I102];[.Q102];&quot;d&quot;); IF(DATEDIF([.I102];[.Q102];&quot;d&quot;)&gt;1; &quot; Days&quot;; &quot; Day&quot;)))">
            <text:p/>
          </table:table-cell>
          <table:table-cell table:content-validation-name="val12"/>
          <table:table-cell table:number-columns-repeated="2"/>
          <table:table-cell table:style-name="ce196"/>
          <table:table-cell table:style-name="ce205" table:formula="of:=IFERROR(IF(ISBLANK([.Y102]); &quot;&quot;; IF([.$F102]=&quot;Long&quot;; ([.Y102]-[.$K102])*[.$J102]/[.$M102]; ([.$K102]-[.Y102])*[.$J102]/[.$M102])-[.$R102]); &quot;&quot;)">
            <text:p/>
          </table:table-cell>
          <table:table-cell table:style-name="Default"/>
          <table:table-cell table:style-name="ce205" table:formula="of:=IFERROR(IF(ISBLANK([.AA102]); &quot;&quot;; IF([.$F102]=&quot;Long&quot;; ([.AA102]-[.$K102])*[.$J102]/[.$M102]; ([.$K102]-[.AA102])*[.$J102]/[.$M102])-[.$R102]); &quot;&quot;)">
            <text:p/>
          </table:table-cell>
          <table:table-cell table:style-name="Default"/>
          <table:table-cell table:style-name="ce205" table:formula="of:=IFERROR(IF(ISBLANK([.AC102]); &quot;&quot;; IF([.$F102]=&quot;Long&quot;; ([.AC102]-[.$K102])*[.$J102]/[.$M102]; ([.$K102]-[.AC102])*[.$J102]/[.$M102])-[.$R102]); &quot;&quot;)">
            <text:p/>
          </table:table-cell>
          <table:table-cell/>
          <table:table-cell table:style-name="ce224" table:formula="of:=IF(ISBLANK([.Q102]); &quot;&quot;; DAY([.Q102]))">
            <text:p/>
          </table:table-cell>
          <table:table-cell table:style-name="ce224" table:formula="of:=IF(ISBLANK([.I102]); &quot;&quot;; WEEKDAY([.I102]; 2))">
            <text:p/>
          </table:table-cell>
          <table:table-cell table:style-name="ce224" table:formula="of:=IF(ISBLANK([.Q102]); &quot;&quot;; WEEKDAY([.Q102]; 2))">
            <text:p/>
          </table:table-cell>
          <table:table-cell table:style-name="ce224" table:formula="of:=IF(ISBLANK([.Q102]); &quot;&quot;; WEEKNUM([.Q102]))">
            <text:p/>
          </table:table-cell>
          <table:table-cell table:style-name="ce224" table:formula="of:=IF(ISBLANK([.I102]); &quot;&quot;; MONTH([.I102]))">
            <text:p/>
          </table:table-cell>
          <table:table-cell table:style-name="ce224" table:formula="of:=IF(ISBLANK([.Q102]); &quot;&quot;; MONTH([.Q102]))">
            <text:p/>
          </table:table-cell>
          <table:table-cell table:style-name="ce224" table:formula="of:=IF(OR(ISBLANK([.I102]); ISBLANK([.Q102])); &quot;&quot;; IFERROR(DATEDIF([.I102];[.Q102];&quot;d&quot;); &quot;&quot;))">
            <text:p/>
          </table:table-cell>
          <table:table-cell table:style-name="ce286" table:formula="of:=IF(ISBLANK([.P102]); &quot;&quot;; SUM([.$R$3:.R102]))">
            <text:p/>
          </table:table-cell>
          <table:table-cell table:style-name="ce286" table:formula="of:=IF(ISBLANK([.P102]); &quot;&quot;; SUM([.$S$3:.S102]))">
            <text:p/>
          </table:table-cell>
          <table:table-cell table:formula="of:=IF(ISBLANK([.K102]); &quot;&quot;; [.J102]*[.K102])">
            <text:p/>
          </table:table-cell>
          <table:table-cell table:formula="of:=IF(ISNUMBER([.AO102]); [.AO102]*0.0035; &quot;&quot;)">
            <text:p/>
          </table:table-cell>
          <table:table-cell table:style-name="ce224" table:formula="of:=IF(ISBLANK([.P102]); &quot;&quot; ; [.O102]*[.P102])">
            <text:p/>
          </table:table-cell>
          <table:table-cell table:formula="of:=IF(ISNUMBER([.AQ102]); [.AQ102]*0.0035; &quot;&quot;)">
            <text:p/>
          </table:table-cell>
          <table:table-cell table:number-columns-repeated="20"/>
        </table:table-row>
        <table:table-row table:style-name="ro2">
          <table:table-cell office:value-type="float" office:value="101" calcext:value-type="float">
            <text:p>10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3]=&quot;Long&quot;; [.K103]-[Overview.$C$4]/[.J103]; IF([.F103]=&quot;Short&quot;; [.K103]+[Overview.$C$4]/[.J103]; &quot;&quot;)); &quot;&quot;)">
            <text:p/>
          </table:table-cell>
          <table:table-cell table:style-name="ce157" table:formula="of:=IFERROR(ABS([.L103]-[.K103])*[.J103]; &quot;&quot;)">
            <text:p/>
          </table:table-cell>
          <table:table-cell table:style-name="ce289" table:formula="of:=IFERROR(IF([.F103]=&quot;Long&quot;; [.K103]+[Overview.$C$4]/[.J103]*[Overview.$C$6]; IF([.F103]=&quot;Short&quot;; [.K103]-[Overview.$C$4]/[.J103]*[Overview.$C$6]; &quot;&quot;)); &quot;&quot;)">
            <text:p/>
          </table:table-cell>
          <table:table-cell table:style-name="ce152"/>
          <table:table-cell table:number-columns-repeated="2"/>
          <table:table-cell table:formula="of:=IFERROR([.S103]/[.M103]; &quot;&quot;)">
            <text:p/>
          </table:table-cell>
          <table:table-cell table:formula="of:=IFERROR(IF(AND([.F103]=&quot;Long&quot;; [.O103]=[.J103]); [.J103]*([.P103]-[.K103]); IF(AND([.F103]=&quot;Short&quot;; [.O103]=[.J103]); [.J103]*([.K103]-[.P103]); &quot;&quot;)); &quot;&quot;)">
            <text:p/>
          </table:table-cell>
          <table:table-cell table:formula="of:=IF(ISNUMBER([.S103]); IF([.S103]&gt;0; &quot;Win&quot;; &quot;Loss&quot;);&quot;&quot;)">
            <text:p/>
          </table:table-cell>
          <table:table-cell table:formula="of:=IF([.Q103]=&quot;&quot;; &quot;&quot;; CONCATENATE(DATEDIF([.I103];[.Q103];&quot;d&quot;); IF(DATEDIF([.I103];[.Q103];&quot;d&quot;)&gt;1; &quot; Days&quot;; &quot; Day&quot;)))">
            <text:p/>
          </table:table-cell>
          <table:table-cell table:content-validation-name="val12"/>
          <table:table-cell table:number-columns-repeated="2"/>
          <table:table-cell table:style-name="ce196"/>
          <table:table-cell table:style-name="ce205" table:formula="of:=IFERROR(IF(ISBLANK([.Y103]); &quot;&quot;; IF([.$F103]=&quot;Long&quot;; ([.Y103]-[.$K103])*[.$J103]/[.$M103]; ([.$K103]-[.Y103])*[.$J103]/[.$M103])-[.$R103]); &quot;&quot;)">
            <text:p/>
          </table:table-cell>
          <table:table-cell table:style-name="Default"/>
          <table:table-cell table:style-name="ce205" table:formula="of:=IFERROR(IF(ISBLANK([.AA103]); &quot;&quot;; IF([.$F103]=&quot;Long&quot;; ([.AA103]-[.$K103])*[.$J103]/[.$M103]; ([.$K103]-[.AA103])*[.$J103]/[.$M103])-[.$R103]); &quot;&quot;)">
            <text:p/>
          </table:table-cell>
          <table:table-cell table:style-name="Default"/>
          <table:table-cell table:style-name="ce205" table:formula="of:=IFERROR(IF(ISBLANK([.AC103]); &quot;&quot;; IF([.$F103]=&quot;Long&quot;; ([.AC103]-[.$K103])*[.$J103]/[.$M103]; ([.$K103]-[.AC103])*[.$J103]/[.$M103])-[.$R103]); &quot;&quot;)">
            <text:p/>
          </table:table-cell>
          <table:table-cell/>
          <table:table-cell table:style-name="ce224" table:formula="of:=IF(ISBLANK([.Q103]); &quot;&quot;; DAY([.Q103]))">
            <text:p/>
          </table:table-cell>
          <table:table-cell table:style-name="ce224" table:formula="of:=IF(ISBLANK([.I103]); &quot;&quot;; WEEKDAY([.I103]; 2))">
            <text:p/>
          </table:table-cell>
          <table:table-cell table:style-name="ce224" table:formula="of:=IF(ISBLANK([.Q103]); &quot;&quot;; WEEKDAY([.Q103]; 2))">
            <text:p/>
          </table:table-cell>
          <table:table-cell table:style-name="ce224" table:formula="of:=IF(ISBLANK([.Q103]); &quot;&quot;; WEEKNUM([.Q103]))">
            <text:p/>
          </table:table-cell>
          <table:table-cell table:style-name="ce224" table:formula="of:=IF(ISBLANK([.I103]); &quot;&quot;; MONTH([.I103]))">
            <text:p/>
          </table:table-cell>
          <table:table-cell table:style-name="ce224" table:formula="of:=IF(ISBLANK([.Q103]); &quot;&quot;; MONTH([.Q103]))">
            <text:p/>
          </table:table-cell>
          <table:table-cell table:style-name="ce224" table:formula="of:=IF(OR(ISBLANK([.I103]); ISBLANK([.Q103])); &quot;&quot;; IFERROR(DATEDIF([.I103];[.Q103];&quot;d&quot;); &quot;&quot;))">
            <text:p/>
          </table:table-cell>
          <table:table-cell table:style-name="ce286" table:formula="of:=IF(ISBLANK([.P103]); &quot;&quot;; SUM([.$R$3:.R103]))">
            <text:p/>
          </table:table-cell>
          <table:table-cell table:style-name="ce286" table:formula="of:=IF(ISBLANK([.P103]); &quot;&quot;; SUM([.$S$3:.S103]))">
            <text:p/>
          </table:table-cell>
          <table:table-cell table:formula="of:=IF(ISBLANK([.K103]); &quot;&quot;; [.J103]*[.K103])">
            <text:p/>
          </table:table-cell>
          <table:table-cell table:formula="of:=IF(ISNUMBER([.AO103]); [.AO103]*0.0035; &quot;&quot;)">
            <text:p/>
          </table:table-cell>
          <table:table-cell table:style-name="ce224" table:formula="of:=IF(ISBLANK([.P103]); &quot;&quot; ; [.O103]*[.P103])">
            <text:p/>
          </table:table-cell>
          <table:table-cell table:formula="of:=IF(ISNUMBER([.AQ103]); [.AQ103]*0.0035; &quot;&quot;)">
            <text:p/>
          </table:table-cell>
          <table:table-cell table:number-columns-repeated="20"/>
        </table:table-row>
        <table:table-row table:style-name="ro2">
          <table:table-cell office:value-type="float" office:value="102" calcext:value-type="float">
            <text:p>10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4]=&quot;Long&quot;; [.K104]-[Overview.$C$4]/[.J104]; IF([.F104]=&quot;Short&quot;; [.K104]+[Overview.$C$4]/[.J104]; &quot;&quot;)); &quot;&quot;)">
            <text:p/>
          </table:table-cell>
          <table:table-cell table:style-name="ce157" table:formula="of:=IFERROR(ABS([.L104]-[.K104])*[.J104]; &quot;&quot;)">
            <text:p/>
          </table:table-cell>
          <table:table-cell table:style-name="ce289" table:formula="of:=IFERROR(IF([.F104]=&quot;Long&quot;; [.K104]+[Overview.$C$4]/[.J104]*[Overview.$C$6]; IF([.F104]=&quot;Short&quot;; [.K104]-[Overview.$C$4]/[.J104]*[Overview.$C$6]; &quot;&quot;)); &quot;&quot;)">
            <text:p/>
          </table:table-cell>
          <table:table-cell table:style-name="ce152"/>
          <table:table-cell table:number-columns-repeated="2"/>
          <table:table-cell table:formula="of:=IFERROR([.S104]/[.M104]; &quot;&quot;)">
            <text:p/>
          </table:table-cell>
          <table:table-cell table:formula="of:=IFERROR(IF(AND([.F104]=&quot;Long&quot;; [.O104]=[.J104]); [.J104]*([.P104]-[.K104]); IF(AND([.F104]=&quot;Short&quot;; [.O104]=[.J104]); [.J104]*([.K104]-[.P104]); &quot;&quot;)); &quot;&quot;)">
            <text:p/>
          </table:table-cell>
          <table:table-cell table:formula="of:=IF(ISNUMBER([.S104]); IF([.S104]&gt;0; &quot;Win&quot;; &quot;Loss&quot;);&quot;&quot;)">
            <text:p/>
          </table:table-cell>
          <table:table-cell table:formula="of:=IF([.Q104]=&quot;&quot;; &quot;&quot;; CONCATENATE(DATEDIF([.I104];[.Q104];&quot;d&quot;); IF(DATEDIF([.I104];[.Q104];&quot;d&quot;)&gt;1; &quot; Days&quot;; &quot; Day&quot;)))">
            <text:p/>
          </table:table-cell>
          <table:table-cell table:content-validation-name="val12"/>
          <table:table-cell table:number-columns-repeated="2"/>
          <table:table-cell table:style-name="ce196"/>
          <table:table-cell table:style-name="ce205" table:formula="of:=IFERROR(IF(ISBLANK([.Y104]); &quot;&quot;; IF([.$F104]=&quot;Long&quot;; ([.Y104]-[.$K104])*[.$J104]/[.$M104]; ([.$K104]-[.Y104])*[.$J104]/[.$M104])-[.$R104]); &quot;&quot;)">
            <text:p/>
          </table:table-cell>
          <table:table-cell table:style-name="Default"/>
          <table:table-cell table:style-name="ce205" table:formula="of:=IFERROR(IF(ISBLANK([.AA104]); &quot;&quot;; IF([.$F104]=&quot;Long&quot;; ([.AA104]-[.$K104])*[.$J104]/[.$M104]; ([.$K104]-[.AA104])*[.$J104]/[.$M104])-[.$R104]); &quot;&quot;)">
            <text:p/>
          </table:table-cell>
          <table:table-cell table:style-name="Default"/>
          <table:table-cell table:style-name="ce205" table:formula="of:=IFERROR(IF(ISBLANK([.AC104]); &quot;&quot;; IF([.$F104]=&quot;Long&quot;; ([.AC104]-[.$K104])*[.$J104]/[.$M104]; ([.$K104]-[.AC104])*[.$J104]/[.$M104])-[.$R104]); &quot;&quot;)">
            <text:p/>
          </table:table-cell>
          <table:table-cell/>
          <table:table-cell table:style-name="ce224" table:formula="of:=IF(ISBLANK([.Q104]); &quot;&quot;; DAY([.Q104]))">
            <text:p/>
          </table:table-cell>
          <table:table-cell table:style-name="ce224" table:formula="of:=IF(ISBLANK([.I104]); &quot;&quot;; WEEKDAY([.I104]; 2))">
            <text:p/>
          </table:table-cell>
          <table:table-cell table:style-name="ce224" table:formula="of:=IF(ISBLANK([.Q104]); &quot;&quot;; WEEKDAY([.Q104]; 2))">
            <text:p/>
          </table:table-cell>
          <table:table-cell table:style-name="ce224" table:formula="of:=IF(ISBLANK([.Q104]); &quot;&quot;; WEEKNUM([.Q104]))">
            <text:p/>
          </table:table-cell>
          <table:table-cell table:style-name="ce224" table:formula="of:=IF(ISBLANK([.I104]); &quot;&quot;; MONTH([.I104]))">
            <text:p/>
          </table:table-cell>
          <table:table-cell table:style-name="ce224" table:formula="of:=IF(ISBLANK([.Q104]); &quot;&quot;; MONTH([.Q104]))">
            <text:p/>
          </table:table-cell>
          <table:table-cell table:style-name="ce224" table:formula="of:=IF(OR(ISBLANK([.I104]); ISBLANK([.Q104])); &quot;&quot;; IFERROR(DATEDIF([.I104];[.Q104];&quot;d&quot;); &quot;&quot;))">
            <text:p/>
          </table:table-cell>
          <table:table-cell table:style-name="ce286" table:formula="of:=IF(ISBLANK([.P104]); &quot;&quot;; SUM([.$R$3:.R104]))">
            <text:p/>
          </table:table-cell>
          <table:table-cell table:style-name="ce286" table:formula="of:=IF(ISBLANK([.P104]); &quot;&quot;; SUM([.$S$3:.S104]))">
            <text:p/>
          </table:table-cell>
          <table:table-cell table:formula="of:=IF(ISBLANK([.K104]); &quot;&quot;; [.J104]*[.K104])">
            <text:p/>
          </table:table-cell>
          <table:table-cell table:formula="of:=IF(ISNUMBER([.AO104]); [.AO104]*0.0035; &quot;&quot;)">
            <text:p/>
          </table:table-cell>
          <table:table-cell table:style-name="ce224" table:formula="of:=IF(ISBLANK([.P104]); &quot;&quot; ; [.O104]*[.P104])">
            <text:p/>
          </table:table-cell>
          <table:table-cell table:formula="of:=IF(ISNUMBER([.AQ104]); [.AQ104]*0.0035; &quot;&quot;)">
            <text:p/>
          </table:table-cell>
          <table:table-cell table:number-columns-repeated="20"/>
        </table:table-row>
        <table:table-row table:style-name="ro2">
          <table:table-cell office:value-type="float" office:value="103" calcext:value-type="float">
            <text:p>10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5]=&quot;Long&quot;; [.K105]-[Overview.$C$4]/[.J105]; IF([.F105]=&quot;Short&quot;; [.K105]+[Overview.$C$4]/[.J105]; &quot;&quot;)); &quot;&quot;)">
            <text:p/>
          </table:table-cell>
          <table:table-cell table:style-name="ce157" table:formula="of:=IFERROR(ABS([.L105]-[.K105])*[.J105]; &quot;&quot;)">
            <text:p/>
          </table:table-cell>
          <table:table-cell table:style-name="ce289" table:formula="of:=IFERROR(IF([.F105]=&quot;Long&quot;; [.K105]+[Overview.$C$4]/[.J105]*[Overview.$C$6]; IF([.F105]=&quot;Short&quot;; [.K105]-[Overview.$C$4]/[.J105]*[Overview.$C$6]; &quot;&quot;)); &quot;&quot;)">
            <text:p/>
          </table:table-cell>
          <table:table-cell table:style-name="ce152"/>
          <table:table-cell table:number-columns-repeated="2"/>
          <table:table-cell table:formula="of:=IFERROR([.S105]/[.M105]; &quot;&quot;)">
            <text:p/>
          </table:table-cell>
          <table:table-cell table:formula="of:=IFERROR(IF(AND([.F105]=&quot;Long&quot;; [.O105]=[.J105]); [.J105]*([.P105]-[.K105]); IF(AND([.F105]=&quot;Short&quot;; [.O105]=[.J105]); [.J105]*([.K105]-[.P105]); &quot;&quot;)); &quot;&quot;)">
            <text:p/>
          </table:table-cell>
          <table:table-cell table:formula="of:=IF(ISNUMBER([.S105]); IF([.S105]&gt;0; &quot;Win&quot;; &quot;Loss&quot;);&quot;&quot;)">
            <text:p/>
          </table:table-cell>
          <table:table-cell table:formula="of:=IF([.Q105]=&quot;&quot;; &quot;&quot;; CONCATENATE(DATEDIF([.I105];[.Q105];&quot;d&quot;); IF(DATEDIF([.I105];[.Q105];&quot;d&quot;)&gt;1; &quot; Days&quot;; &quot; Day&quot;)))">
            <text:p/>
          </table:table-cell>
          <table:table-cell table:content-validation-name="val12"/>
          <table:table-cell table:number-columns-repeated="2"/>
          <table:table-cell table:style-name="ce196"/>
          <table:table-cell table:style-name="ce205" table:formula="of:=IFERROR(IF(ISBLANK([.Y105]); &quot;&quot;; IF([.$F105]=&quot;Long&quot;; ([.Y105]-[.$K105])*[.$J105]/[.$M105]; ([.$K105]-[.Y105])*[.$J105]/[.$M105])-[.$R105]); &quot;&quot;)">
            <text:p/>
          </table:table-cell>
          <table:table-cell table:style-name="Default"/>
          <table:table-cell table:style-name="ce205" table:formula="of:=IFERROR(IF(ISBLANK([.AA105]); &quot;&quot;; IF([.$F105]=&quot;Long&quot;; ([.AA105]-[.$K105])*[.$J105]/[.$M105]; ([.$K105]-[.AA105])*[.$J105]/[.$M105])-[.$R105]); &quot;&quot;)">
            <text:p/>
          </table:table-cell>
          <table:table-cell table:style-name="Default"/>
          <table:table-cell table:style-name="ce205" table:formula="of:=IFERROR(IF(ISBLANK([.AC105]); &quot;&quot;; IF([.$F105]=&quot;Long&quot;; ([.AC105]-[.$K105])*[.$J105]/[.$M105]; ([.$K105]-[.AC105])*[.$J105]/[.$M105])-[.$R105]); &quot;&quot;)">
            <text:p/>
          </table:table-cell>
          <table:table-cell/>
          <table:table-cell table:style-name="ce224" table:formula="of:=IF(ISBLANK([.Q105]); &quot;&quot;; DAY([.Q105]))">
            <text:p/>
          </table:table-cell>
          <table:table-cell table:style-name="ce224" table:formula="of:=IF(ISBLANK([.I105]); &quot;&quot;; WEEKDAY([.I105]; 2))">
            <text:p/>
          </table:table-cell>
          <table:table-cell table:style-name="ce224" table:formula="of:=IF(ISBLANK([.Q105]); &quot;&quot;; WEEKDAY([.Q105]; 2))">
            <text:p/>
          </table:table-cell>
          <table:table-cell table:style-name="ce224" table:formula="of:=IF(ISBLANK([.Q105]); &quot;&quot;; WEEKNUM([.Q105]))">
            <text:p/>
          </table:table-cell>
          <table:table-cell table:style-name="ce224" table:formula="of:=IF(ISBLANK([.I105]); &quot;&quot;; MONTH([.I105]))">
            <text:p/>
          </table:table-cell>
          <table:table-cell table:style-name="ce224" table:formula="of:=IF(ISBLANK([.Q105]); &quot;&quot;; MONTH([.Q105]))">
            <text:p/>
          </table:table-cell>
          <table:table-cell table:style-name="ce224" table:formula="of:=IF(OR(ISBLANK([.I105]); ISBLANK([.Q105])); &quot;&quot;; IFERROR(DATEDIF([.I105];[.Q105];&quot;d&quot;); &quot;&quot;))">
            <text:p/>
          </table:table-cell>
          <table:table-cell table:style-name="ce286" table:formula="of:=IF(ISBLANK([.P105]); &quot;&quot;; SUM([.$R$3:.R105]))">
            <text:p/>
          </table:table-cell>
          <table:table-cell table:style-name="ce286" table:formula="of:=IF(ISBLANK([.P105]); &quot;&quot;; SUM([.$S$3:.S105]))">
            <text:p/>
          </table:table-cell>
          <table:table-cell table:formula="of:=IF(ISBLANK([.K105]); &quot;&quot;; [.J105]*[.K105])">
            <text:p/>
          </table:table-cell>
          <table:table-cell table:formula="of:=IF(ISNUMBER([.AO105]); [.AO105]*0.0035; &quot;&quot;)">
            <text:p/>
          </table:table-cell>
          <table:table-cell table:style-name="ce224" table:formula="of:=IF(ISBLANK([.P105]); &quot;&quot; ; [.O105]*[.P105])">
            <text:p/>
          </table:table-cell>
          <table:table-cell table:formula="of:=IF(ISNUMBER([.AQ105]); [.AQ105]*0.0035; &quot;&quot;)">
            <text:p/>
          </table:table-cell>
          <table:table-cell table:number-columns-repeated="20"/>
        </table:table-row>
        <table:table-row table:style-name="ro2">
          <table:table-cell office:value-type="float" office:value="104" calcext:value-type="float">
            <text:p>10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6]=&quot;Long&quot;; [.K106]-[Overview.$C$4]/[.J106]; IF([.F106]=&quot;Short&quot;; [.K106]+[Overview.$C$4]/[.J106]; &quot;&quot;)); &quot;&quot;)">
            <text:p/>
          </table:table-cell>
          <table:table-cell table:style-name="ce157" table:formula="of:=IFERROR(ABS([.L106]-[.K106])*[.J106]; &quot;&quot;)">
            <text:p/>
          </table:table-cell>
          <table:table-cell table:style-name="ce289" table:formula="of:=IFERROR(IF([.F106]=&quot;Long&quot;; [.K106]+[Overview.$C$4]/[.J106]*[Overview.$C$6]; IF([.F106]=&quot;Short&quot;; [.K106]-[Overview.$C$4]/[.J106]*[Overview.$C$6]; &quot;&quot;)); &quot;&quot;)">
            <text:p/>
          </table:table-cell>
          <table:table-cell table:style-name="ce152"/>
          <table:table-cell table:number-columns-repeated="2"/>
          <table:table-cell table:formula="of:=IFERROR([.S106]/[.M106]; &quot;&quot;)">
            <text:p/>
          </table:table-cell>
          <table:table-cell table:formula="of:=IFERROR(IF(AND([.F106]=&quot;Long&quot;; [.O106]=[.J106]); [.J106]*([.P106]-[.K106]); IF(AND([.F106]=&quot;Short&quot;; [.O106]=[.J106]); [.J106]*([.K106]-[.P106]); &quot;&quot;)); &quot;&quot;)">
            <text:p/>
          </table:table-cell>
          <table:table-cell table:formula="of:=IF(ISNUMBER([.S106]); IF([.S106]&gt;0; &quot;Win&quot;; &quot;Loss&quot;);&quot;&quot;)">
            <text:p/>
          </table:table-cell>
          <table:table-cell table:formula="of:=IF([.Q106]=&quot;&quot;; &quot;&quot;; CONCATENATE(DATEDIF([.I106];[.Q106];&quot;d&quot;); IF(DATEDIF([.I106];[.Q106];&quot;d&quot;)&gt;1; &quot; Days&quot;; &quot; Day&quot;)))">
            <text:p/>
          </table:table-cell>
          <table:table-cell table:content-validation-name="val12"/>
          <table:table-cell table:number-columns-repeated="2"/>
          <table:table-cell table:style-name="ce196"/>
          <table:table-cell table:style-name="ce205" table:formula="of:=IFERROR(IF(ISBLANK([.Y106]); &quot;&quot;; IF([.$F106]=&quot;Long&quot;; ([.Y106]-[.$K106])*[.$J106]/[.$M106]; ([.$K106]-[.Y106])*[.$J106]/[.$M106])-[.$R106]); &quot;&quot;)">
            <text:p/>
          </table:table-cell>
          <table:table-cell table:style-name="Default"/>
          <table:table-cell table:style-name="ce205" table:formula="of:=IFERROR(IF(ISBLANK([.AA106]); &quot;&quot;; IF([.$F106]=&quot;Long&quot;; ([.AA106]-[.$K106])*[.$J106]/[.$M106]; ([.$K106]-[.AA106])*[.$J106]/[.$M106])-[.$R106]); &quot;&quot;)">
            <text:p/>
          </table:table-cell>
          <table:table-cell table:style-name="Default"/>
          <table:table-cell table:style-name="ce205" table:formula="of:=IFERROR(IF(ISBLANK([.AC106]); &quot;&quot;; IF([.$F106]=&quot;Long&quot;; ([.AC106]-[.$K106])*[.$J106]/[.$M106]; ([.$K106]-[.AC106])*[.$J106]/[.$M106])-[.$R106]); &quot;&quot;)">
            <text:p/>
          </table:table-cell>
          <table:table-cell/>
          <table:table-cell table:style-name="ce224" table:formula="of:=IF(ISBLANK([.Q106]); &quot;&quot;; DAY([.Q106]))">
            <text:p/>
          </table:table-cell>
          <table:table-cell table:formula="of:=IF(ISBLANK([.I106]); &quot;&quot;; WEEKDAY([.I106]; 2))">
            <text:p/>
          </table:table-cell>
          <table:table-cell table:style-name="ce224" table:formula="of:=IF(ISBLANK([.Q106]); &quot;&quot;; WEEKDAY([.Q106]; 2))">
            <text:p/>
          </table:table-cell>
          <table:table-cell table:style-name="ce224" table:formula="of:=IF(ISBLANK([.Q106]); &quot;&quot;; WEEKNUM([.Q106]))">
            <text:p/>
          </table:table-cell>
          <table:table-cell table:style-name="ce224" table:formula="of:=IF(ISBLANK([.I106]); &quot;&quot;; MONTH([.I106]))">
            <text:p/>
          </table:table-cell>
          <table:table-cell table:style-name="ce224" table:formula="of:=IF(ISBLANK([.Q106]); &quot;&quot;; MONTH([.Q106]))">
            <text:p/>
          </table:table-cell>
          <table:table-cell table:style-name="ce224" table:formula="of:=IF(OR(ISBLANK([.I106]); ISBLANK([.Q106])); &quot;&quot;; IFERROR(DATEDIF([.I106];[.Q106];&quot;d&quot;); &quot;&quot;))">
            <text:p/>
          </table:table-cell>
          <table:table-cell table:style-name="ce286" table:formula="of:=IF(ISBLANK([.P106]); &quot;&quot;; SUM([.$R$3:.R106]))">
            <text:p/>
          </table:table-cell>
          <table:table-cell table:style-name="ce286" table:formula="of:=IF(ISBLANK([.P106]); &quot;&quot;; SUM([.$S$3:.S106]))">
            <text:p/>
          </table:table-cell>
          <table:table-cell table:formula="of:=IF(ISBLANK([.K106]); &quot;&quot;; [.J106]*[.K106])">
            <text:p/>
          </table:table-cell>
          <table:table-cell table:formula="of:=IF(ISNUMBER([.AO106]); [.AO106]*0.0035; &quot;&quot;)">
            <text:p/>
          </table:table-cell>
          <table:table-cell table:style-name="ce224" table:formula="of:=IF(ISBLANK([.P106]); &quot;&quot; ; [.O106]*[.P106])">
            <text:p/>
          </table:table-cell>
          <table:table-cell table:formula="of:=IF(ISNUMBER([.AQ106]); [.AQ106]*0.0035; &quot;&quot;)">
            <text:p/>
          </table:table-cell>
          <table:table-cell table:number-columns-repeated="20"/>
        </table:table-row>
        <table:table-row table:style-name="ro2">
          <table:table-cell office:value-type="float" office:value="105" calcext:value-type="float">
            <text:p>10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7]=&quot;Long&quot;; [.K107]-[Overview.$C$4]/[.J107]; IF([.F107]=&quot;Short&quot;; [.K107]+[Overview.$C$4]/[.J107]; &quot;&quot;)); &quot;&quot;)">
            <text:p/>
          </table:table-cell>
          <table:table-cell table:style-name="ce157" table:formula="of:=IFERROR(ABS([.L107]-[.K107])*[.J107]; &quot;&quot;)">
            <text:p/>
          </table:table-cell>
          <table:table-cell table:style-name="ce289" table:formula="of:=IFERROR(IF([.F107]=&quot;Long&quot;; [.K107]+[Overview.$C$4]/[.J107]*[Overview.$C$6]; IF([.F107]=&quot;Short&quot;; [.K107]-[Overview.$C$4]/[.J107]*[Overview.$C$6]; &quot;&quot;)); &quot;&quot;)">
            <text:p/>
          </table:table-cell>
          <table:table-cell table:style-name="ce152"/>
          <table:table-cell table:number-columns-repeated="2"/>
          <table:table-cell table:formula="of:=IFERROR([.S107]/[.M107]; &quot;&quot;)">
            <text:p/>
          </table:table-cell>
          <table:table-cell table:formula="of:=IFERROR(IF(AND([.F107]=&quot;Long&quot;; [.O107]=[.J107]); [.J107]*([.P107]-[.K107]); IF(AND([.F107]=&quot;Short&quot;; [.O107]=[.J107]); [.J107]*([.K107]-[.P107]); &quot;&quot;)); &quot;&quot;)">
            <text:p/>
          </table:table-cell>
          <table:table-cell table:formula="of:=IF(ISNUMBER([.S107]); IF([.S107]&gt;0; &quot;Win&quot;; &quot;Loss&quot;);&quot;&quot;)">
            <text:p/>
          </table:table-cell>
          <table:table-cell table:formula="of:=IF([.Q107]=&quot;&quot;; &quot;&quot;; CONCATENATE(DATEDIF([.I107];[.Q107];&quot;d&quot;); IF(DATEDIF([.I107];[.Q107];&quot;d&quot;)&gt;1; &quot; Days&quot;; &quot; Day&quot;)))">
            <text:p/>
          </table:table-cell>
          <table:table-cell table:content-validation-name="val12"/>
          <table:table-cell table:number-columns-repeated="2"/>
          <table:table-cell table:style-name="ce196"/>
          <table:table-cell table:style-name="ce205" table:formula="of:=IFERROR(IF(ISBLANK([.Y107]); &quot;&quot;; IF([.$F107]=&quot;Long&quot;; ([.Y107]-[.$K107])*[.$J107]/[.$M107]; ([.$K107]-[.Y107])*[.$J107]/[.$M107])-[.$R107]); &quot;&quot;)">
            <text:p/>
          </table:table-cell>
          <table:table-cell table:style-name="Default"/>
          <table:table-cell table:style-name="ce205" table:formula="of:=IFERROR(IF(ISBLANK([.AA107]); &quot;&quot;; IF([.$F107]=&quot;Long&quot;; ([.AA107]-[.$K107])*[.$J107]/[.$M107]; ([.$K107]-[.AA107])*[.$J107]/[.$M107])-[.$R107]); &quot;&quot;)">
            <text:p/>
          </table:table-cell>
          <table:table-cell table:style-name="Default"/>
          <table:table-cell table:style-name="ce205" table:formula="of:=IFERROR(IF(ISBLANK([.AC107]); &quot;&quot;; IF([.$F107]=&quot;Long&quot;; ([.AC107]-[.$K107])*[.$J107]/[.$M107]; ([.$K107]-[.AC107])*[.$J107]/[.$M107])-[.$R107]); &quot;&quot;)">
            <text:p/>
          </table:table-cell>
          <table:table-cell/>
          <table:table-cell table:style-name="ce224" table:formula="of:=IF(ISBLANK([.Q107]); &quot;&quot;; DAY([.Q107]))">
            <text:p/>
          </table:table-cell>
          <table:table-cell table:formula="of:=IF(ISBLANK([.I107]); &quot;&quot;; WEEKDAY([.I107]; 2))">
            <text:p/>
          </table:table-cell>
          <table:table-cell table:style-name="ce224" table:formula="of:=IF(ISBLANK([.Q107]); &quot;&quot;; WEEKDAY([.Q107]; 2))">
            <text:p/>
          </table:table-cell>
          <table:table-cell table:style-name="ce224" table:formula="of:=IF(ISBLANK([.Q107]); &quot;&quot;; WEEKNUM([.Q107]))">
            <text:p/>
          </table:table-cell>
          <table:table-cell table:style-name="ce224" table:formula="of:=IF(ISBLANK([.I107]); &quot;&quot;; MONTH([.I107]))">
            <text:p/>
          </table:table-cell>
          <table:table-cell table:style-name="ce224" table:formula="of:=IF(ISBLANK([.Q107]); &quot;&quot;; MONTH([.Q107]))">
            <text:p/>
          </table:table-cell>
          <table:table-cell table:style-name="ce224" table:formula="of:=IF(OR(ISBLANK([.I107]); ISBLANK([.Q107])); &quot;&quot;; IFERROR(DATEDIF([.I107];[.Q107];&quot;d&quot;); &quot;&quot;))">
            <text:p/>
          </table:table-cell>
          <table:table-cell table:style-name="ce286" table:formula="of:=IF(ISBLANK([.P107]); &quot;&quot;; SUM([.$R$3:.R107]))">
            <text:p/>
          </table:table-cell>
          <table:table-cell table:style-name="ce286" table:formula="of:=IF(ISBLANK([.P107]); &quot;&quot;; SUM([.$S$3:.S107]))">
            <text:p/>
          </table:table-cell>
          <table:table-cell table:formula="of:=IF(ISBLANK([.K107]); &quot;&quot;; [.J107]*[.K107])">
            <text:p/>
          </table:table-cell>
          <table:table-cell table:formula="of:=IF(ISNUMBER([.AO107]); [.AO107]*0.0035; &quot;&quot;)">
            <text:p/>
          </table:table-cell>
          <table:table-cell table:style-name="ce224" table:formula="of:=IF(ISBLANK([.P107]); &quot;&quot; ; [.O107]*[.P107])">
            <text:p/>
          </table:table-cell>
          <table:table-cell table:formula="of:=IF(ISNUMBER([.AQ107]); [.AQ107]*0.0035; &quot;&quot;)">
            <text:p/>
          </table:table-cell>
          <table:table-cell table:number-columns-repeated="20"/>
        </table:table-row>
        <table:table-row table:style-name="ro2">
          <table:table-cell office:value-type="float" office:value="106" calcext:value-type="float">
            <text:p>10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8]=&quot;Long&quot;; [.K108]-[Overview.$C$4]/[.J108]; IF([.F108]=&quot;Short&quot;; [.K108]+[Overview.$C$4]/[.J108]; &quot;&quot;)); &quot;&quot;)">
            <text:p/>
          </table:table-cell>
          <table:table-cell table:style-name="ce157" table:formula="of:=IFERROR(ABS([.L108]-[.K108])*[.J108]; &quot;&quot;)">
            <text:p/>
          </table:table-cell>
          <table:table-cell table:style-name="ce289" table:formula="of:=IFERROR(IF([.F108]=&quot;Long&quot;; [.K108]+[Overview.$C$4]/[.J108]*[Overview.$C$6]; IF([.F108]=&quot;Short&quot;; [.K108]-[Overview.$C$4]/[.J108]*[Overview.$C$6]; &quot;&quot;)); &quot;&quot;)">
            <text:p/>
          </table:table-cell>
          <table:table-cell table:style-name="ce152"/>
          <table:table-cell table:number-columns-repeated="2"/>
          <table:table-cell table:formula="of:=IFERROR([.S108]/[.M108]; &quot;&quot;)">
            <text:p/>
          </table:table-cell>
          <table:table-cell table:formula="of:=IFERROR(IF(AND([.F108]=&quot;Long&quot;; [.O108]=[.J108]); [.J108]*([.P108]-[.K108]); IF(AND([.F108]=&quot;Short&quot;; [.O108]=[.J108]); [.J108]*([.K108]-[.P108]); &quot;&quot;)); &quot;&quot;)">
            <text:p/>
          </table:table-cell>
          <table:table-cell table:formula="of:=IF(ISNUMBER([.S108]); IF([.S108]&gt;0; &quot;Win&quot;; &quot;Loss&quot;);&quot;&quot;)">
            <text:p/>
          </table:table-cell>
          <table:table-cell table:formula="of:=IF([.Q108]=&quot;&quot;; &quot;&quot;; CONCATENATE(DATEDIF([.I108];[.Q108];&quot;d&quot;); IF(DATEDIF([.I108];[.Q108];&quot;d&quot;)&gt;1; &quot; Days&quot;; &quot; Day&quot;)))">
            <text:p/>
          </table:table-cell>
          <table:table-cell table:content-validation-name="val12"/>
          <table:table-cell table:number-columns-repeated="2"/>
          <table:table-cell table:style-name="ce196"/>
          <table:table-cell table:style-name="ce205" table:formula="of:=IFERROR(IF(ISBLANK([.Y108]); &quot;&quot;; IF([.$F108]=&quot;Long&quot;; ([.Y108]-[.$K108])*[.$J108]/[.$M108]; ([.$K108]-[.Y108])*[.$J108]/[.$M108])-[.$R108]); &quot;&quot;)">
            <text:p/>
          </table:table-cell>
          <table:table-cell table:style-name="Default"/>
          <table:table-cell table:style-name="ce205" table:formula="of:=IFERROR(IF(ISBLANK([.AA108]); &quot;&quot;; IF([.$F108]=&quot;Long&quot;; ([.AA108]-[.$K108])*[.$J108]/[.$M108]; ([.$K108]-[.AA108])*[.$J108]/[.$M108])-[.$R108]); &quot;&quot;)">
            <text:p/>
          </table:table-cell>
          <table:table-cell table:style-name="Default"/>
          <table:table-cell table:style-name="ce205" table:formula="of:=IFERROR(IF(ISBLANK([.AC108]); &quot;&quot;; IF([.$F108]=&quot;Long&quot;; ([.AC108]-[.$K108])*[.$J108]/[.$M108]; ([.$K108]-[.AC108])*[.$J108]/[.$M108])-[.$R108]); &quot;&quot;)">
            <text:p/>
          </table:table-cell>
          <table:table-cell/>
          <table:table-cell table:style-name="ce224" table:formula="of:=IF(ISBLANK([.Q108]); &quot;&quot;; DAY([.Q108]))">
            <text:p/>
          </table:table-cell>
          <table:table-cell table:formula="of:=IF(ISBLANK([.I108]); &quot;&quot;; WEEKDAY([.I108]; 2))">
            <text:p/>
          </table:table-cell>
          <table:table-cell table:style-name="ce224" table:formula="of:=IF(ISBLANK([.Q108]); &quot;&quot;; WEEKDAY([.Q108]; 2))">
            <text:p/>
          </table:table-cell>
          <table:table-cell table:style-name="ce224" table:formula="of:=IF(ISBLANK([.Q108]); &quot;&quot;; WEEKNUM([.Q108]))">
            <text:p/>
          </table:table-cell>
          <table:table-cell table:style-name="ce224" table:formula="of:=IF(ISBLANK([.I108]); &quot;&quot;; MONTH([.I108]))">
            <text:p/>
          </table:table-cell>
          <table:table-cell table:style-name="ce224" table:formula="of:=IF(ISBLANK([.Q108]); &quot;&quot;; MONTH([.Q108]))">
            <text:p/>
          </table:table-cell>
          <table:table-cell table:style-name="ce224" table:formula="of:=IF(OR(ISBLANK([.I108]); ISBLANK([.Q108])); &quot;&quot;; IFERROR(DATEDIF([.I108];[.Q108];&quot;d&quot;); &quot;&quot;))">
            <text:p/>
          </table:table-cell>
          <table:table-cell table:style-name="ce286" table:formula="of:=IF(ISBLANK([.P108]); &quot;&quot;; SUM([.$R$3:.R108]))">
            <text:p/>
          </table:table-cell>
          <table:table-cell table:style-name="ce286" table:formula="of:=IF(ISBLANK([.P108]); &quot;&quot;; SUM([.$S$3:.S108]))">
            <text:p/>
          </table:table-cell>
          <table:table-cell table:formula="of:=IF(ISBLANK([.K108]); &quot;&quot;; [.J108]*[.K108])">
            <text:p/>
          </table:table-cell>
          <table:table-cell table:formula="of:=IF(ISNUMBER([.AO108]); [.AO108]*0.0035; &quot;&quot;)">
            <text:p/>
          </table:table-cell>
          <table:table-cell table:style-name="ce224" table:formula="of:=IF(ISBLANK([.P108]); &quot;&quot; ; [.O108]*[.P108])">
            <text:p/>
          </table:table-cell>
          <table:table-cell table:formula="of:=IF(ISNUMBER([.AQ108]); [.AQ108]*0.0035; &quot;&quot;)">
            <text:p/>
          </table:table-cell>
          <table:table-cell table:number-columns-repeated="20"/>
        </table:table-row>
        <table:table-row table:style-name="ro2">
          <table:table-cell office:value-type="float" office:value="107" calcext:value-type="float">
            <text:p>10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09]=&quot;Long&quot;; [.K109]-[Overview.$C$4]/[.J109]; IF([.F109]=&quot;Short&quot;; [.K109]+[Overview.$C$4]/[.J109]; &quot;&quot;)); &quot;&quot;)">
            <text:p/>
          </table:table-cell>
          <table:table-cell table:style-name="ce157" table:formula="of:=IFERROR(ABS([.L109]-[.K109])*[.J109]; &quot;&quot;)">
            <text:p/>
          </table:table-cell>
          <table:table-cell table:style-name="ce289" table:formula="of:=IFERROR(IF([.F109]=&quot;Long&quot;; [.K109]+[Overview.$C$4]/[.J109]*[Overview.$C$6]; IF([.F109]=&quot;Short&quot;; [.K109]-[Overview.$C$4]/[.J109]*[Overview.$C$6]; &quot;&quot;)); &quot;&quot;)">
            <text:p/>
          </table:table-cell>
          <table:table-cell table:style-name="ce152"/>
          <table:table-cell table:number-columns-repeated="2"/>
          <table:table-cell table:formula="of:=IFERROR([.S109]/[.M109]; &quot;&quot;)">
            <text:p/>
          </table:table-cell>
          <table:table-cell table:formula="of:=IFERROR(IF(AND([.F109]=&quot;Long&quot;; [.O109]=[.J109]); [.J109]*([.P109]-[.K109]); IF(AND([.F109]=&quot;Short&quot;; [.O109]=[.J109]); [.J109]*([.K109]-[.P109]); &quot;&quot;)); &quot;&quot;)">
            <text:p/>
          </table:table-cell>
          <table:table-cell table:formula="of:=IF(ISNUMBER([.S109]); IF([.S109]&gt;0; &quot;Win&quot;; &quot;Loss&quot;);&quot;&quot;)">
            <text:p/>
          </table:table-cell>
          <table:table-cell table:formula="of:=IF([.Q109]=&quot;&quot;; &quot;&quot;; CONCATENATE(DATEDIF([.I109];[.Q109];&quot;d&quot;); IF(DATEDIF([.I109];[.Q109];&quot;d&quot;)&gt;1; &quot; Days&quot;; &quot; Day&quot;)))">
            <text:p/>
          </table:table-cell>
          <table:table-cell table:content-validation-name="val12"/>
          <table:table-cell table:number-columns-repeated="2"/>
          <table:table-cell table:style-name="ce196"/>
          <table:table-cell table:style-name="ce205" table:formula="of:=IFERROR(IF(ISBLANK([.Y109]); &quot;&quot;; IF([.$F109]=&quot;Long&quot;; ([.Y109]-[.$K109])*[.$J109]/[.$M109]; ([.$K109]-[.Y109])*[.$J109]/[.$M109])-[.$R109]); &quot;&quot;)">
            <text:p/>
          </table:table-cell>
          <table:table-cell table:style-name="Default"/>
          <table:table-cell table:style-name="ce205" table:formula="of:=IFERROR(IF(ISBLANK([.AA109]); &quot;&quot;; IF([.$F109]=&quot;Long&quot;; ([.AA109]-[.$K109])*[.$J109]/[.$M109]; ([.$K109]-[.AA109])*[.$J109]/[.$M109])-[.$R109]); &quot;&quot;)">
            <text:p/>
          </table:table-cell>
          <table:table-cell table:style-name="Default"/>
          <table:table-cell table:style-name="ce205" table:formula="of:=IFERROR(IF(ISBLANK([.AC109]); &quot;&quot;; IF([.$F109]=&quot;Long&quot;; ([.AC109]-[.$K109])*[.$J109]/[.$M109]; ([.$K109]-[.AC109])*[.$J109]/[.$M109])-[.$R109]); &quot;&quot;)">
            <text:p/>
          </table:table-cell>
          <table:table-cell/>
          <table:table-cell table:style-name="ce224" table:formula="of:=IF(ISBLANK([.Q109]); &quot;&quot;; DAY([.Q109]))">
            <text:p/>
          </table:table-cell>
          <table:table-cell table:style-name="ce224" table:formula="of:=IF(ISBLANK([.I109]); &quot;&quot;; WEEKDAY([.I109]; 2))">
            <text:p/>
          </table:table-cell>
          <table:table-cell table:style-name="ce224" table:formula="of:=IF(ISBLANK([.Q109]); &quot;&quot;; WEEKDAY([.Q109]; 2))">
            <text:p/>
          </table:table-cell>
          <table:table-cell table:style-name="ce224" table:formula="of:=IF(ISBLANK([.Q109]); &quot;&quot;; WEEKNUM([.Q109]))">
            <text:p/>
          </table:table-cell>
          <table:table-cell table:style-name="ce224" table:formula="of:=IF(ISBLANK([.I109]); &quot;&quot;; MONTH([.I109]))">
            <text:p/>
          </table:table-cell>
          <table:table-cell table:style-name="ce224" table:formula="of:=IF(ISBLANK([.Q109]); &quot;&quot;; MONTH([.Q109]))">
            <text:p/>
          </table:table-cell>
          <table:table-cell table:style-name="ce224" table:formula="of:=IF(OR(ISBLANK([.I109]); ISBLANK([.Q109])); &quot;&quot;; IFERROR(DATEDIF([.I109];[.Q109];&quot;d&quot;); &quot;&quot;))">
            <text:p/>
          </table:table-cell>
          <table:table-cell table:style-name="ce286" table:formula="of:=IF(ISBLANK([.P109]); &quot;&quot;; SUM([.$R$3:.R109]))">
            <text:p/>
          </table:table-cell>
          <table:table-cell table:style-name="ce286" table:formula="of:=IF(ISBLANK([.P109]); &quot;&quot;; SUM([.$S$3:.S109]))">
            <text:p/>
          </table:table-cell>
          <table:table-cell table:formula="of:=IF(ISBLANK([.K109]); &quot;&quot;; [.J109]*[.K109])">
            <text:p/>
          </table:table-cell>
          <table:table-cell table:formula="of:=IF(ISNUMBER([.AO109]); [.AO109]*0.0035; &quot;&quot;)">
            <text:p/>
          </table:table-cell>
          <table:table-cell table:style-name="ce224" table:formula="of:=IF(ISBLANK([.P109]); &quot;&quot; ; [.O109]*[.P109])">
            <text:p/>
          </table:table-cell>
          <table:table-cell table:formula="of:=IF(ISNUMBER([.AQ109]); [.AQ109]*0.0035; &quot;&quot;)">
            <text:p/>
          </table:table-cell>
          <table:table-cell table:number-columns-repeated="20"/>
        </table:table-row>
        <table:table-row table:style-name="ro2">
          <table:table-cell office:value-type="float" office:value="108" calcext:value-type="float">
            <text:p>108</text:p>
          </table:table-cell>
          <table:table-cell table:style-name="ce249"/>
          <table:table-cell table:style-name="ce249" table:content-validation-name="val2"/>
          <table:table-cell table:style-name="ce249" table:content-validation-name="val4"/>
          <table:table-cell table:style-name="ce249" table:content-validation-name="val6"/>
          <table:table-cell table:style-name="ce233" table:content-validation-name="val8"/>
          <table:table-cell table:content-validation-name="val10"/>
          <table:table-cell table:content-validation-name="val11"/>
          <table:table-cell/>
          <table:table-cell table:style-name="Default" table:number-columns-repeated="2"/>
          <table:table-cell table:style-name="ce273" table:formula="of:=IFERROR(IF([.F110]=&quot;Long&quot;; [.K110]-[Overview.$C$4]/[.J110]; IF([.F110]=&quot;Short&quot;; [.K110]+[Overview.$C$4]/[.J110]; &quot;&quot;)); &quot;&quot;)">
            <text:p/>
          </table:table-cell>
          <table:table-cell table:style-name="ce157" table:formula="of:=IFERROR(ABS([.L110]-[.K110])*[.J110]; &quot;&quot;)">
            <text:p/>
          </table:table-cell>
          <table:table-cell table:style-name="ce289" table:formula="of:=IFERROR(IF([.F110]=&quot;Long&quot;; [.K110]+[Overview.$C$4]/[.J110]*[Overview.$C$6]; IF([.F110]=&quot;Short&quot;; [.K110]-[Overview.$C$4]/[.J110]*[Overview.$C$6]; &quot;&quot;)); &quot;&quot;)">
            <text:p/>
          </table:table-cell>
          <table:table-cell table:style-name="ce152"/>
          <table:table-cell table:number-columns-repeated="2"/>
          <table:table-cell table:formula="of:=IFERROR([.S110]/[.M110]; &quot;&quot;)">
            <text:p/>
          </table:table-cell>
          <table:table-cell table:formula="of:=IFERROR(IF(AND([.F110]=&quot;Long&quot;; [.O110]=[.J110]); [.J110]*([.P110]-[.K110]); IF(AND([.F110]=&quot;Short&quot;; [.O110]=[.J110]); [.J110]*([.K110]-[.P110]); &quot;&quot;)); &quot;&quot;)">
            <text:p/>
          </table:table-cell>
          <table:table-cell table:formula="of:=IF(ISNUMBER([.S110]); IF([.S110]&gt;0; &quot;Win&quot;; &quot;Loss&quot;);&quot;&quot;)">
            <text:p/>
          </table:table-cell>
          <table:table-cell table:formula="of:=IF([.Q110]=&quot;&quot;; &quot;&quot;; CONCATENATE(DATEDIF([.I111];[.Q110];&quot;d&quot;); IF(DATEDIF([.I111];[.Q110];&quot;d&quot;)&gt;1; &quot; Days&quot;; &quot; Day&quot;)))">
            <text:p/>
          </table:table-cell>
          <table:table-cell table:content-validation-name="val12"/>
          <table:table-cell table:number-columns-repeated="2"/>
          <table:table-cell table:style-name="ce196"/>
          <table:table-cell table:style-name="ce205" table:formula="of:=IFERROR(IF(ISBLANK([.Y110]); &quot;&quot;; IF([.$F110]=&quot;Long&quot;; ([.Y110]-[.$K110])*[.$J110]/[.$M110]; ([.$K110]-[.Y110])*[.$J110]/[.$M110])-[.$R110]); &quot;&quot;)">
            <text:p/>
          </table:table-cell>
          <table:table-cell table:style-name="Default"/>
          <table:table-cell table:style-name="ce205" table:formula="of:=IFERROR(IF(ISBLANK([.AA110]); &quot;&quot;; IF([.$F110]=&quot;Long&quot;; ([.AA110]-[.$K110])*[.$J110]/[.$M110]; ([.$K110]-[.AA110])*[.$J110]/[.$M110])-[.$R110]); &quot;&quot;)">
            <text:p/>
          </table:table-cell>
          <table:table-cell table:style-name="Default"/>
          <table:table-cell table:style-name="ce205" table:formula="of:=IFERROR(IF(ISBLANK([.AC110]); &quot;&quot;; IF([.$F110]=&quot;Long&quot;; ([.AC110]-[.$K110])*[.$J110]/[.$M110]; ([.$K110]-[.AC110])*[.$J110]/[.$M110])-[.$R110]); &quot;&quot;)">
            <text:p/>
          </table:table-cell>
          <table:table-cell/>
          <table:table-cell table:style-name="ce224" table:formula="of:=IF(ISBLANK([.Q110]); &quot;&quot;; DAY([.Q110]))">
            <text:p/>
          </table:table-cell>
          <table:table-cell table:style-name="ce224" table:formula="of:=IF(ISBLANK([.I111]); &quot;&quot;; WEEKDAY([.I111]; 2))">
            <text:p/>
          </table:table-cell>
          <table:table-cell table:style-name="ce224" table:formula="of:=IF(ISBLANK([.Q110]); &quot;&quot;; WEEKDAY([.Q110]; 2))">
            <text:p/>
          </table:table-cell>
          <table:table-cell table:style-name="ce224" table:formula="of:=IF(ISBLANK([.Q110]); &quot;&quot;; WEEKNUM([.Q110]))">
            <text:p/>
          </table:table-cell>
          <table:table-cell table:style-name="ce224" table:formula="of:=IF(ISBLANK([.I110]); &quot;&quot;; MONTH([.I110]))">
            <text:p/>
          </table:table-cell>
          <table:table-cell table:style-name="ce224" table:formula="of:=IF(ISBLANK([.Q110]); &quot;&quot;; MONTH([.Q110]))">
            <text:p/>
          </table:table-cell>
          <table:table-cell table:style-name="ce224" table:formula="of:=IF(OR(ISBLANK([.I111]); ISBLANK([.Q110])); &quot;&quot;; IFERROR(DATEDIF([.I111];[.Q110];&quot;d&quot;); &quot;&quot;))">
            <text:p/>
          </table:table-cell>
          <table:table-cell table:style-name="ce286" table:formula="of:=IF(ISBLANK([.P110]); &quot;&quot;; SUM([.$R$3:.R110]))">
            <text:p/>
          </table:table-cell>
          <table:table-cell table:style-name="ce286" table:formula="of:=IF(ISBLANK([.P110]); &quot;&quot;; SUM([.$S$3:.S110]))">
            <text:p/>
          </table:table-cell>
          <table:table-cell table:formula="of:=IF(ISBLANK([.K110]); &quot;&quot;; [.J110]*[.K110])">
            <text:p/>
          </table:table-cell>
          <table:table-cell table:formula="of:=IF(ISNUMBER([.AO110]); [.AO110]*0.0035; &quot;&quot;)">
            <text:p/>
          </table:table-cell>
          <table:table-cell table:style-name="ce224" table:formula="of:=IF(ISBLANK([.P110]); &quot;&quot; ; [.O110]*[.P110])">
            <text:p/>
          </table:table-cell>
          <table:table-cell table:formula="of:=IF(ISNUMBER([.AQ110]); [.AQ110]*0.0035; &quot;&quot;)">
            <text:p/>
          </table:table-cell>
          <table:table-cell table:number-columns-repeated="20"/>
        </table:table-row>
        <table:table-row table:style-name="ro2">
          <table:table-cell office:value-type="float" office:value="109" calcext:value-type="float">
            <text:p>10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1]=&quot;Long&quot;; [.K111]-[Overview.$C$4]/[.J111]; IF([.F111]=&quot;Short&quot;; [.K111]+[Overview.$C$4]/[.J111]; &quot;&quot;)); &quot;&quot;)">
            <text:p/>
          </table:table-cell>
          <table:table-cell table:style-name="ce157" table:formula="of:=IFERROR(ABS([.L111]-[.K111])*[.J111]; &quot;&quot;)">
            <text:p/>
          </table:table-cell>
          <table:table-cell table:style-name="ce289" table:formula="of:=IFERROR(IF([.F111]=&quot;Long&quot;; [.K111]+[Overview.$C$4]/[.J111]*[Overview.$C$6]; IF([.F111]=&quot;Short&quot;; [.K111]-[Overview.$C$4]/[.J111]*[Overview.$C$6]; &quot;&quot;)); &quot;&quot;)">
            <text:p/>
          </table:table-cell>
          <table:table-cell table:style-name="ce152"/>
          <table:table-cell table:number-columns-repeated="2"/>
          <table:table-cell table:formula="of:=IFERROR([.S111]/[.M111]; &quot;&quot;)">
            <text:p/>
          </table:table-cell>
          <table:table-cell table:formula="of:=IFERROR(IF(AND([.F111]=&quot;Long&quot;; [.O111]=[.J111]); [.J111]*([.P111]-[.K111]); IF(AND([.F111]=&quot;Short&quot;; [.O111]=[.J111]); [.J111]*([.K111]-[.P111]); &quot;&quot;)); &quot;&quot;)">
            <text:p/>
          </table:table-cell>
          <table:table-cell table:formula="of:=IF(ISNUMBER([.S111]); IF([.S111]&gt;0; &quot;Win&quot;; &quot;Loss&quot;);&quot;&quot;)">
            <text:p/>
          </table:table-cell>
          <table:table-cell table:formula="of:=IF([.Q111]=&quot;&quot;; &quot;&quot;; CONCATENATE(DATEDIF([.I112];[.Q111];&quot;d&quot;); IF(DATEDIF([.I112];[.Q111];&quot;d&quot;)&gt;1; &quot; Days&quot;; &quot; Day&quot;)))">
            <text:p/>
          </table:table-cell>
          <table:table-cell table:content-validation-name="val12"/>
          <table:table-cell table:number-columns-repeated="2"/>
          <table:table-cell table:style-name="ce196"/>
          <table:table-cell table:style-name="ce205" table:formula="of:=IFERROR(IF(ISBLANK([.Y111]); &quot;&quot;; IF([.$F111]=&quot;Long&quot;; ([.Y111]-[.$K111])*[.$J111]/[.$M111]; ([.$K111]-[.Y111])*[.$J111]/[.$M111])-[.$R111]); &quot;&quot;)">
            <text:p/>
          </table:table-cell>
          <table:table-cell table:style-name="Default"/>
          <table:table-cell table:style-name="ce205" table:formula="of:=IFERROR(IF(ISBLANK([.AA111]); &quot;&quot;; IF([.$F111]=&quot;Long&quot;; ([.AA111]-[.$K111])*[.$J111]/[.$M111]; ([.$K111]-[.AA111])*[.$J111]/[.$M111])-[.$R111]); &quot;&quot;)">
            <text:p/>
          </table:table-cell>
          <table:table-cell table:style-name="Default"/>
          <table:table-cell table:style-name="ce205" table:formula="of:=IFERROR(IF(ISBLANK([.AC111]); &quot;&quot;; IF([.$F111]=&quot;Long&quot;; ([.AC111]-[.$K111])*[.$J111]/[.$M111]; ([.$K111]-[.AC111])*[.$J111]/[.$M111])-[.$R111]); &quot;&quot;)">
            <text:p/>
          </table:table-cell>
          <table:table-cell/>
          <table:table-cell table:style-name="ce224" table:formula="of:=IF(ISBLANK([.Q111]); &quot;&quot;; DAY([.Q111]))">
            <text:p/>
          </table:table-cell>
          <table:table-cell table:style-name="ce224" table:formula="of:=IF(ISBLANK([.I112]); &quot;&quot;; WEEKDAY([.I112]; 2))">
            <text:p/>
          </table:table-cell>
          <table:table-cell table:style-name="ce224" table:formula="of:=IF(ISBLANK([.Q111]); &quot;&quot;; WEEKDAY([.Q111]; 2))">
            <text:p/>
          </table:table-cell>
          <table:table-cell table:style-name="ce224" table:formula="of:=IF(ISBLANK([.Q111]); &quot;&quot;; WEEKNUM([.Q111]))">
            <text:p/>
          </table:table-cell>
          <table:table-cell table:style-name="ce224" table:formula="of:=IF(ISBLANK([.I111]); &quot;&quot;; MONTH([.I111]))">
            <text:p/>
          </table:table-cell>
          <table:table-cell table:style-name="ce224" table:formula="of:=IF(ISBLANK([.Q111]); &quot;&quot;; MONTH([.Q111]))">
            <text:p/>
          </table:table-cell>
          <table:table-cell table:style-name="ce224" table:formula="of:=IF(OR(ISBLANK([.I112]); ISBLANK([.Q111])); &quot;&quot;; IFERROR(DATEDIF([.I112];[.Q111];&quot;d&quot;); &quot;&quot;))">
            <text:p/>
          </table:table-cell>
          <table:table-cell table:style-name="ce286" table:formula="of:=IF(ISBLANK([.P111]); &quot;&quot;; SUM([.$R$3:.R111]))">
            <text:p/>
          </table:table-cell>
          <table:table-cell table:style-name="ce286" table:formula="of:=IF(ISBLANK([.P111]); &quot;&quot;; SUM([.$S$3:.S111]))">
            <text:p/>
          </table:table-cell>
          <table:table-cell table:formula="of:=IF(ISBLANK([.K111]); &quot;&quot;; [.J111]*[.K111])">
            <text:p/>
          </table:table-cell>
          <table:table-cell table:formula="of:=IF(ISNUMBER([.AO111]); [.AO111]*0.0035; &quot;&quot;)">
            <text:p/>
          </table:table-cell>
          <table:table-cell table:style-name="ce224" table:formula="of:=IF(ISBLANK([.P111]); &quot;&quot; ; [.O111]*[.P111])">
            <text:p/>
          </table:table-cell>
          <table:table-cell table:formula="of:=IF(ISNUMBER([.AQ111]); [.AQ111]*0.0035; &quot;&quot;)">
            <text:p/>
          </table:table-cell>
          <table:table-cell table:number-columns-repeated="20"/>
        </table:table-row>
        <table:table-row table:style-name="ro2">
          <table:table-cell office:value-type="float" office:value="110" calcext:value-type="float">
            <text:p>11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2]=&quot;Long&quot;; [.K112]-[Overview.$C$4]/[.J112]; IF([.F112]=&quot;Short&quot;; [.K112]+[Overview.$C$4]/[.J112]; &quot;&quot;)); &quot;&quot;)">
            <text:p/>
          </table:table-cell>
          <table:table-cell table:style-name="ce157" table:formula="of:=IFERROR(ABS([.L112]-[.K112])*[.J112]; &quot;&quot;)">
            <text:p/>
          </table:table-cell>
          <table:table-cell table:style-name="ce289" table:formula="of:=IFERROR(IF([.F112]=&quot;Long&quot;; [.K112]+[Overview.$C$4]/[.J112]*[Overview.$C$6]; IF([.F112]=&quot;Short&quot;; [.K112]-[Overview.$C$4]/[.J112]*[Overview.$C$6]; &quot;&quot;)); &quot;&quot;)">
            <text:p/>
          </table:table-cell>
          <table:table-cell table:style-name="ce152"/>
          <table:table-cell table:number-columns-repeated="2"/>
          <table:table-cell table:formula="of:=IFERROR([.S112]/[.M112]; &quot;&quot;)">
            <text:p/>
          </table:table-cell>
          <table:table-cell table:formula="of:=IFERROR(IF(AND([.F112]=&quot;Long&quot;; [.O112]=[.J112]); [.J112]*([.P112]-[.K112]); IF(AND([.F112]=&quot;Short&quot;; [.O112]=[.J112]); [.J112]*([.K112]-[.P112]); &quot;&quot;)); &quot;&quot;)">
            <text:p/>
          </table:table-cell>
          <table:table-cell table:formula="of:=IF(ISNUMBER([.S112]); IF([.S112]&gt;0; &quot;Win&quot;; &quot;Loss&quot;);&quot;&quot;)">
            <text:p/>
          </table:table-cell>
          <table:table-cell table:formula="of:=IF([.Q112]=&quot;&quot;; &quot;&quot;; CONCATENATE(DATEDIF([.I112];[.Q112];&quot;d&quot;); IF(DATEDIF([.I112];[.Q112];&quot;d&quot;)&gt;1; &quot; Days&quot;; &quot; Day&quot;)))">
            <text:p/>
          </table:table-cell>
          <table:table-cell table:content-validation-name="val12"/>
          <table:table-cell table:number-columns-repeated="2"/>
          <table:table-cell table:style-name="ce196"/>
          <table:table-cell table:style-name="ce205" table:formula="of:=IFERROR(IF(ISBLANK([.Y112]); &quot;&quot;; IF([.$F112]=&quot;Long&quot;; ([.Y112]-[.$K112])*[.$J112]/[.$M112]; ([.$K112]-[.Y112])*[.$J112]/[.$M112])-[.$R112]); &quot;&quot;)">
            <text:p/>
          </table:table-cell>
          <table:table-cell table:style-name="Default"/>
          <table:table-cell table:style-name="ce205" table:formula="of:=IFERROR(IF(ISBLANK([.AA112]); &quot;&quot;; IF([.$F112]=&quot;Long&quot;; ([.AA112]-[.$K112])*[.$J112]/[.$M112]; ([.$K112]-[.AA112])*[.$J112]/[.$M112])-[.$R112]); &quot;&quot;)">
            <text:p/>
          </table:table-cell>
          <table:table-cell table:style-name="Default"/>
          <table:table-cell table:style-name="ce205" table:formula="of:=IFERROR(IF(ISBLANK([.AC112]); &quot;&quot;; IF([.$F112]=&quot;Long&quot;; ([.AC112]-[.$K112])*[.$J112]/[.$M112]; ([.$K112]-[.AC112])*[.$J112]/[.$M112])-[.$R112]); &quot;&quot;)">
            <text:p/>
          </table:table-cell>
          <table:table-cell/>
          <table:table-cell table:style-name="ce224" table:formula="of:=IF(ISBLANK([.Q112]); &quot;&quot;; DAY([.Q112]))">
            <text:p/>
          </table:table-cell>
          <table:table-cell table:style-name="ce224" table:formula="of:=IF(ISBLANK([.I112]); &quot;&quot;; WEEKDAY([.I112]; 2))">
            <text:p/>
          </table:table-cell>
          <table:table-cell table:style-name="ce224" table:formula="of:=IF(ISBLANK([.Q112]); &quot;&quot;; WEEKDAY([.Q112]; 2))">
            <text:p/>
          </table:table-cell>
          <table:table-cell table:style-name="ce224" table:formula="of:=IF(ISBLANK([.Q112]); &quot;&quot;; WEEKNUM([.Q112]))">
            <text:p/>
          </table:table-cell>
          <table:table-cell table:style-name="ce224" table:formula="of:=IF(ISBLANK([.I112]); &quot;&quot;; MONTH([.I112]))">
            <text:p/>
          </table:table-cell>
          <table:table-cell table:style-name="ce224" table:formula="of:=IF(ISBLANK([.Q112]); &quot;&quot;; MONTH([.Q112]))">
            <text:p/>
          </table:table-cell>
          <table:table-cell table:style-name="ce224" table:formula="of:=IF(OR(ISBLANK([.I112]); ISBLANK([.Q112])); &quot;&quot;; IFERROR(DATEDIF([.I112];[.Q112];&quot;d&quot;); &quot;&quot;))">
            <text:p/>
          </table:table-cell>
          <table:table-cell table:style-name="ce286" table:formula="of:=IF(ISBLANK([.P112]); &quot;&quot;; SUM([.$R$3:.R112]))">
            <text:p/>
          </table:table-cell>
          <table:table-cell table:style-name="ce286" table:formula="of:=IF(ISBLANK([.P112]); &quot;&quot;; SUM([.$S$3:.S112]))">
            <text:p/>
          </table:table-cell>
          <table:table-cell table:formula="of:=IF(ISBLANK([.K112]); &quot;&quot;; [.J112]*[.K112])">
            <text:p/>
          </table:table-cell>
          <table:table-cell table:formula="of:=IF(ISNUMBER([.AO112]); [.AO112]*0.0035; &quot;&quot;)">
            <text:p/>
          </table:table-cell>
          <table:table-cell table:style-name="ce224" table:formula="of:=IF(ISBLANK([.P112]); &quot;&quot; ; [.O112]*[.P112])">
            <text:p/>
          </table:table-cell>
          <table:table-cell table:formula="of:=IF(ISNUMBER([.AQ112]); [.AQ112]*0.0035; &quot;&quot;)">
            <text:p/>
          </table:table-cell>
          <table:table-cell table:number-columns-repeated="20"/>
        </table:table-row>
        <table:table-row table:style-name="ro2">
          <table:table-cell office:value-type="float" office:value="111" calcext:value-type="float">
            <text:p>11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3]=&quot;Long&quot;; [.K113]-[Overview.$C$4]/[.J113]; IF([.F113]=&quot;Short&quot;; [.K113]+[Overview.$C$4]/[.J113]; &quot;&quot;)); &quot;&quot;)">
            <text:p/>
          </table:table-cell>
          <table:table-cell table:style-name="ce157" table:formula="of:=IFERROR(ABS([.L113]-[.K113])*[.J113]; &quot;&quot;)">
            <text:p/>
          </table:table-cell>
          <table:table-cell table:style-name="ce289" table:formula="of:=IFERROR(IF([.F113]=&quot;Long&quot;; [.K113]+[Overview.$C$4]/[.J113]*[Overview.$C$6]; IF([.F113]=&quot;Short&quot;; [.K113]-[Overview.$C$4]/[.J113]*[Overview.$C$6]; &quot;&quot;)); &quot;&quot;)">
            <text:p/>
          </table:table-cell>
          <table:table-cell table:style-name="ce152"/>
          <table:table-cell table:number-columns-repeated="2"/>
          <table:table-cell table:formula="of:=IFERROR([.S113]/[.M113]; &quot;&quot;)">
            <text:p/>
          </table:table-cell>
          <table:table-cell table:formula="of:=IFERROR(IF(AND([.F113]=&quot;Long&quot;; [.O113]=[.J113]); [.J113]*([.P113]-[.K113]); IF(AND([.F113]=&quot;Short&quot;; [.O113]=[.J113]); [.J113]*([.K113]-[.P113]); &quot;&quot;)); &quot;&quot;)">
            <text:p/>
          </table:table-cell>
          <table:table-cell table:formula="of:=IF(ISNUMBER([.S113]); IF([.S113]&gt;0; &quot;Win&quot;; &quot;Loss&quot;);&quot;&quot;)">
            <text:p/>
          </table:table-cell>
          <table:table-cell table:formula="of:=IF([.Q113]=&quot;&quot;; &quot;&quot;; CONCATENATE(DATEDIF([.I113];[.Q113];&quot;d&quot;); IF(DATEDIF([.I113];[.Q113];&quot;d&quot;)&gt;1; &quot; Days&quot;; &quot; Day&quot;)))">
            <text:p/>
          </table:table-cell>
          <table:table-cell table:content-validation-name="val12"/>
          <table:table-cell table:number-columns-repeated="2"/>
          <table:table-cell table:style-name="ce196"/>
          <table:table-cell table:style-name="ce205" table:formula="of:=IFERROR(IF(ISBLANK([.Y113]); &quot;&quot;; IF([.$F113]=&quot;Long&quot;; ([.Y113]-[.$K113])*[.$J113]/[.$M113]; ([.$K113]-[.Y113])*[.$J113]/[.$M113])-[.$R113]); &quot;&quot;)">
            <text:p/>
          </table:table-cell>
          <table:table-cell table:style-name="Default"/>
          <table:table-cell table:style-name="ce205" table:formula="of:=IFERROR(IF(ISBLANK([.AA113]); &quot;&quot;; IF([.$F113]=&quot;Long&quot;; ([.AA113]-[.$K113])*[.$J113]/[.$M113]; ([.$K113]-[.AA113])*[.$J113]/[.$M113])-[.$R113]); &quot;&quot;)">
            <text:p/>
          </table:table-cell>
          <table:table-cell table:style-name="Default"/>
          <table:table-cell table:style-name="ce205" table:formula="of:=IFERROR(IF(ISBLANK([.AC113]); &quot;&quot;; IF([.$F113]=&quot;Long&quot;; ([.AC113]-[.$K113])*[.$J113]/[.$M113]; ([.$K113]-[.AC113])*[.$J113]/[.$M113])-[.$R113]); &quot;&quot;)">
            <text:p/>
          </table:table-cell>
          <table:table-cell/>
          <table:table-cell table:formula="of:=IF(ISBLANK([.Q113]); &quot;&quot;; DAY([.Q113]))">
            <text:p/>
          </table:table-cell>
          <table:table-cell table:style-name="ce224" table:formula="of:=IF(ISBLANK([.I113]); &quot;&quot;; WEEKDAY([.I113]; 2))">
            <text:p/>
          </table:table-cell>
          <table:table-cell table:formula="of:=IF(ISBLANK([.Q113]); &quot;&quot;; WEEKDAY([.Q113]; 2))">
            <text:p/>
          </table:table-cell>
          <table:table-cell table:formula="of:=IF(ISBLANK([.Q113]); &quot;&quot;; WEEKNUM([.Q113]))">
            <text:p/>
          </table:table-cell>
          <table:table-cell table:style-name="ce224" table:formula="of:=IF(ISBLANK([.I113]); &quot;&quot;; MONTH([.I113]))">
            <text:p/>
          </table:table-cell>
          <table:table-cell table:formula="of:=IF(ISBLANK([.Q113]); &quot;&quot;; MONTH([.Q113]))">
            <text:p/>
          </table:table-cell>
          <table:table-cell table:formula="of:=IF(OR(ISBLANK([.I113]); ISBLANK([.Q113])); &quot;&quot;; IFERROR(DATEDIF([.I113];[.Q113];&quot;d&quot;); &quot;&quot;))">
            <text:p/>
          </table:table-cell>
          <table:table-cell table:style-name="ce286" table:formula="of:=IF(ISBLANK([.P113]); &quot;&quot;; SUM([.$R$3:.R113]))">
            <text:p/>
          </table:table-cell>
          <table:table-cell table:style-name="ce286" table:formula="of:=IF(ISBLANK([.P113]); &quot;&quot;; SUM([.$S$3:.S113]))">
            <text:p/>
          </table:table-cell>
          <table:table-cell table:formula="of:=IF(ISBLANK([.K113]); &quot;&quot;; [.J113]*[.K113])">
            <text:p/>
          </table:table-cell>
          <table:table-cell table:formula="of:=IF(ISNUMBER([.AO113]); [.AO113]*0.0035; &quot;&quot;)">
            <text:p/>
          </table:table-cell>
          <table:table-cell table:style-name="ce224" table:formula="of:=IF(ISBLANK([.P113]); &quot;&quot; ; [.O113]*[.P113])">
            <text:p/>
          </table:table-cell>
          <table:table-cell table:formula="of:=IF(ISNUMBER([.AQ113]); [.AQ113]*0.0035; &quot;&quot;)">
            <text:p/>
          </table:table-cell>
          <table:table-cell table:number-columns-repeated="20"/>
        </table:table-row>
        <table:table-row table:style-name="ro2">
          <table:table-cell office:value-type="float" office:value="112" calcext:value-type="float">
            <text:p>11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4]=&quot;Long&quot;; [.K114]-[Overview.$C$4]/[.J114]; IF([.F114]=&quot;Short&quot;; [.K114]+[Overview.$C$4]/[.J114]; &quot;&quot;)); &quot;&quot;)">
            <text:p/>
          </table:table-cell>
          <table:table-cell table:style-name="ce157" table:formula="of:=IFERROR(ABS([.L114]-[.K114])*[.J114]; &quot;&quot;)">
            <text:p/>
          </table:table-cell>
          <table:table-cell table:style-name="ce289" table:formula="of:=IFERROR(IF([.F114]=&quot;Long&quot;; [.K114]+[Overview.$C$4]/[.J114]*[Overview.$C$6]; IF([.F114]=&quot;Short&quot;; [.K114]-[Overview.$C$4]/[.J114]*[Overview.$C$6]; &quot;&quot;)); &quot;&quot;)">
            <text:p/>
          </table:table-cell>
          <table:table-cell table:style-name="ce152"/>
          <table:table-cell table:number-columns-repeated="2"/>
          <table:table-cell table:formula="of:=IFERROR([.S114]/[.M114]; &quot;&quot;)">
            <text:p/>
          </table:table-cell>
          <table:table-cell table:formula="of:=IFERROR(IF(AND([.F114]=&quot;Long&quot;; [.O114]=[.J114]); [.J114]*([.P114]-[.K114]); IF(AND([.F114]=&quot;Short&quot;; [.O114]=[.J114]); [.J114]*([.K114]-[.P114]); &quot;&quot;)); &quot;&quot;)">
            <text:p/>
          </table:table-cell>
          <table:table-cell table:formula="of:=IF(ISNUMBER([.S114]); IF([.S114]&gt;0; &quot;Win&quot;; &quot;Loss&quot;);&quot;&quot;)">
            <text:p/>
          </table:table-cell>
          <table:table-cell table:formula="of:=IF([.Q114]=&quot;&quot;; &quot;&quot;; CONCATENATE(DATEDIF([.I114];[.Q114];&quot;d&quot;); IF(DATEDIF([.I114];[.Q114];&quot;d&quot;)&gt;1; &quot; Days&quot;; &quot; Day&quot;)))">
            <text:p/>
          </table:table-cell>
          <table:table-cell table:content-validation-name="val12"/>
          <table:table-cell table:number-columns-repeated="2"/>
          <table:table-cell table:style-name="ce196"/>
          <table:table-cell table:style-name="ce205" table:formula="of:=IFERROR(IF(ISBLANK([.Y114]); &quot;&quot;; IF([.$F114]=&quot;Long&quot;; ([.Y114]-[.$K114])*[.$J114]/[.$M114]; ([.$K114]-[.Y114])*[.$J114]/[.$M114])-[.$R114]); &quot;&quot;)">
            <text:p/>
          </table:table-cell>
          <table:table-cell table:style-name="Default"/>
          <table:table-cell table:style-name="ce205" table:formula="of:=IFERROR(IF(ISBLANK([.AA114]); &quot;&quot;; IF([.$F114]=&quot;Long&quot;; ([.AA114]-[.$K114])*[.$J114]/[.$M114]; ([.$K114]-[.AA114])*[.$J114]/[.$M114])-[.$R114]); &quot;&quot;)">
            <text:p/>
          </table:table-cell>
          <table:table-cell table:style-name="Default"/>
          <table:table-cell table:style-name="ce205" table:formula="of:=IFERROR(IF(ISBLANK([.AC114]); &quot;&quot;; IF([.$F114]=&quot;Long&quot;; ([.AC114]-[.$K114])*[.$J114]/[.$M114]; ([.$K114]-[.AC114])*[.$J114]/[.$M114])-[.$R114]); &quot;&quot;)">
            <text:p/>
          </table:table-cell>
          <table:table-cell/>
          <table:table-cell table:style-name="ce224" table:formula="of:=IF(ISBLANK([.Q114]); &quot;&quot;; DAY([.Q114]))">
            <text:p/>
          </table:table-cell>
          <table:table-cell table:style-name="ce224" table:formula="of:=IF(ISBLANK([.I114]); &quot;&quot;; WEEKDAY([.I114]; 2))">
            <text:p/>
          </table:table-cell>
          <table:table-cell table:style-name="ce224" table:formula="of:=IF(ISBLANK([.Q114]); &quot;&quot;; WEEKDAY([.Q114]; 2))">
            <text:p/>
          </table:table-cell>
          <table:table-cell table:style-name="ce224" table:formula="of:=IF(ISBLANK([.Q114]); &quot;&quot;; WEEKNUM([.Q114]))">
            <text:p/>
          </table:table-cell>
          <table:table-cell table:style-name="ce224" table:formula="of:=IF(ISBLANK([.I114]); &quot;&quot;; MONTH([.I114]))">
            <text:p/>
          </table:table-cell>
          <table:table-cell table:style-name="ce224" table:formula="of:=IF(ISBLANK([.Q114]); &quot;&quot;; MONTH([.Q114]))">
            <text:p/>
          </table:table-cell>
          <table:table-cell table:style-name="ce224" table:formula="of:=IF(OR(ISBLANK([.I114]); ISBLANK([.Q114])); &quot;&quot;; IFERROR(DATEDIF([.I114];[.Q114];&quot;d&quot;); &quot;&quot;))">
            <text:p/>
          </table:table-cell>
          <table:table-cell table:style-name="ce286" table:formula="of:=IF(ISBLANK([.P114]); &quot;&quot;; SUM([.$R$3:.R114]))">
            <text:p/>
          </table:table-cell>
          <table:table-cell table:style-name="ce286" table:formula="of:=IF(ISBLANK([.P114]); &quot;&quot;; SUM([.$S$3:.S114]))">
            <text:p/>
          </table:table-cell>
          <table:table-cell table:formula="of:=IF(ISBLANK([.K114]); &quot;&quot;; [.J114]*[.K114])">
            <text:p/>
          </table:table-cell>
          <table:table-cell table:formula="of:=IF(ISNUMBER([.AO114]); [.AO114]*0.0035; &quot;&quot;)">
            <text:p/>
          </table:table-cell>
          <table:table-cell table:style-name="ce224" table:formula="of:=IF(ISBLANK([.P114]); &quot;&quot; ; [.O114]*[.P114])">
            <text:p/>
          </table:table-cell>
          <table:table-cell table:formula="of:=IF(ISNUMBER([.AQ114]); [.AQ114]*0.0035; &quot;&quot;)">
            <text:p/>
          </table:table-cell>
          <table:table-cell table:number-columns-repeated="20"/>
        </table:table-row>
        <table:table-row table:style-name="ro2">
          <table:table-cell office:value-type="float" office:value="113" calcext:value-type="float">
            <text:p>11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5]=&quot;Long&quot;; [.K115]-[Overview.$C$4]/[.J115]; IF([.F115]=&quot;Short&quot;; [.K115]+[Overview.$C$4]/[.J115]; &quot;&quot;)); &quot;&quot;)">
            <text:p/>
          </table:table-cell>
          <table:table-cell table:style-name="ce157" table:formula="of:=IFERROR(ABS([.L115]-[.K115])*[.J115]; &quot;&quot;)">
            <text:p/>
          </table:table-cell>
          <table:table-cell table:style-name="ce289" table:formula="of:=IFERROR(IF([.F115]=&quot;Long&quot;; [.K115]+[Overview.$C$4]/[.J115]*[Overview.$C$6]; IF([.F115]=&quot;Short&quot;; [.K115]-[Overview.$C$4]/[.J115]*[Overview.$C$6]; &quot;&quot;)); &quot;&quot;)">
            <text:p/>
          </table:table-cell>
          <table:table-cell table:style-name="ce152"/>
          <table:table-cell table:number-columns-repeated="2"/>
          <table:table-cell table:formula="of:=IFERROR([.S115]/[.M115]; &quot;&quot;)">
            <text:p/>
          </table:table-cell>
          <table:table-cell table:formula="of:=IFERROR(IF(AND([.F115]=&quot;Long&quot;; [.O115]=[.J115]); [.J115]*([.P115]-[.K115]); IF(AND([.F115]=&quot;Short&quot;; [.O115]=[.J115]); [.J115]*([.K115]-[.P115]); &quot;&quot;)); &quot;&quot;)">
            <text:p/>
          </table:table-cell>
          <table:table-cell table:formula="of:=IF(ISNUMBER([.S115]); IF([.S115]&gt;0; &quot;Win&quot;; &quot;Loss&quot;);&quot;&quot;)">
            <text:p/>
          </table:table-cell>
          <table:table-cell table:formula="of:=IF([.Q115]=&quot;&quot;; &quot;&quot;; CONCATENATE(DATEDIF([.I115];[.Q115];&quot;d&quot;); IF(DATEDIF([.I115];[.Q115];&quot;d&quot;)&gt;1; &quot; Days&quot;; &quot; Day&quot;)))">
            <text:p/>
          </table:table-cell>
          <table:table-cell table:content-validation-name="val12"/>
          <table:table-cell table:number-columns-repeated="2"/>
          <table:table-cell table:style-name="ce196"/>
          <table:table-cell table:style-name="ce205" table:formula="of:=IFERROR(IF(ISBLANK([.Y115]); &quot;&quot;; IF([.$F115]=&quot;Long&quot;; ([.Y115]-[.$K115])*[.$J115]/[.$M115]; ([.$K115]-[.Y115])*[.$J115]/[.$M115])-[.$R115]); &quot;&quot;)">
            <text:p/>
          </table:table-cell>
          <table:table-cell table:style-name="Default"/>
          <table:table-cell table:style-name="ce205" table:formula="of:=IFERROR(IF(ISBLANK([.AA115]); &quot;&quot;; IF([.$F115]=&quot;Long&quot;; ([.AA115]-[.$K115])*[.$J115]/[.$M115]; ([.$K115]-[.AA115])*[.$J115]/[.$M115])-[.$R115]); &quot;&quot;)">
            <text:p/>
          </table:table-cell>
          <table:table-cell table:style-name="Default"/>
          <table:table-cell table:style-name="ce205" table:formula="of:=IFERROR(IF(ISBLANK([.AC115]); &quot;&quot;; IF([.$F115]=&quot;Long&quot;; ([.AC115]-[.$K115])*[.$J115]/[.$M115]; ([.$K115]-[.AC115])*[.$J115]/[.$M115])-[.$R115]); &quot;&quot;)">
            <text:p/>
          </table:table-cell>
          <table:table-cell/>
          <table:table-cell table:style-name="ce224" table:formula="of:=IF(ISBLANK([.Q115]); &quot;&quot;; DAY([.Q115]))">
            <text:p/>
          </table:table-cell>
          <table:table-cell table:style-name="ce224" table:formula="of:=IF(ISBLANK([.I115]); &quot;&quot;; WEEKDAY([.I115]; 2))">
            <text:p/>
          </table:table-cell>
          <table:table-cell table:style-name="ce224" table:formula="of:=IF(ISBLANK([.Q115]); &quot;&quot;; WEEKDAY([.Q115]; 2))">
            <text:p/>
          </table:table-cell>
          <table:table-cell table:style-name="ce224" table:formula="of:=IF(ISBLANK([.Q115]); &quot;&quot;; WEEKNUM([.Q115]))">
            <text:p/>
          </table:table-cell>
          <table:table-cell table:style-name="ce224" table:formula="of:=IF(ISBLANK([.I115]); &quot;&quot;; MONTH([.I115]))">
            <text:p/>
          </table:table-cell>
          <table:table-cell table:style-name="ce224" table:formula="of:=IF(ISBLANK([.Q115]); &quot;&quot;; MONTH([.Q115]))">
            <text:p/>
          </table:table-cell>
          <table:table-cell table:style-name="ce224" table:formula="of:=IF(OR(ISBLANK([.I115]); ISBLANK([.Q115])); &quot;&quot;; IFERROR(DATEDIF([.I115];[.Q115];&quot;d&quot;); &quot;&quot;))">
            <text:p/>
          </table:table-cell>
          <table:table-cell table:style-name="ce286" table:formula="of:=IF(ISBLANK([.P115]); &quot;&quot;; SUM([.$R$3:.R115]))">
            <text:p/>
          </table:table-cell>
          <table:table-cell table:style-name="ce286" table:formula="of:=IF(ISBLANK([.P115]); &quot;&quot;; SUM([.$S$3:.S115]))">
            <text:p/>
          </table:table-cell>
          <table:table-cell table:formula="of:=IF(ISBLANK([.K115]); &quot;&quot;; [.J115]*[.K115])">
            <text:p/>
          </table:table-cell>
          <table:table-cell table:formula="of:=IF(ISNUMBER([.AO115]); [.AO115]*0.0035; &quot;&quot;)">
            <text:p/>
          </table:table-cell>
          <table:table-cell table:style-name="ce224" table:formula="of:=IF(ISBLANK([.P115]); &quot;&quot; ; [.O115]*[.P115])">
            <text:p/>
          </table:table-cell>
          <table:table-cell table:formula="of:=IF(ISNUMBER([.AQ115]); [.AQ115]*0.0035; &quot;&quot;)">
            <text:p/>
          </table:table-cell>
          <table:table-cell table:number-columns-repeated="20"/>
        </table:table-row>
        <table:table-row table:style-name="ro2">
          <table:table-cell office:value-type="float" office:value="114" calcext:value-type="float">
            <text:p>11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6]=&quot;Long&quot;; [.K116]-[Overview.$C$4]/[.J116]; IF([.F116]=&quot;Short&quot;; [.K116]+[Overview.$C$4]/[.J116]; &quot;&quot;)); &quot;&quot;)">
            <text:p/>
          </table:table-cell>
          <table:table-cell table:style-name="ce157" table:formula="of:=IFERROR(ABS([.L116]-[.K116])*[.J116]; &quot;&quot;)">
            <text:p/>
          </table:table-cell>
          <table:table-cell table:style-name="ce289" table:formula="of:=IFERROR(IF([.F116]=&quot;Long&quot;; [.K116]+[Overview.$C$4]/[.J116]*[Overview.$C$6]; IF([.F116]=&quot;Short&quot;; [.K116]-[Overview.$C$4]/[.J116]*[Overview.$C$6]; &quot;&quot;)); &quot;&quot;)">
            <text:p/>
          </table:table-cell>
          <table:table-cell table:style-name="ce152"/>
          <table:table-cell table:number-columns-repeated="2"/>
          <table:table-cell table:formula="of:=IFERROR([.S116]/[.M116]; &quot;&quot;)">
            <text:p/>
          </table:table-cell>
          <table:table-cell table:formula="of:=IFERROR(IF(AND([.F116]=&quot;Long&quot;; [.O116]=[.J116]); [.J116]*([.P116]-[.K116]); IF(AND([.F116]=&quot;Short&quot;; [.O116]=[.J116]); [.J116]*([.K116]-[.P116]); &quot;&quot;)); &quot;&quot;)">
            <text:p/>
          </table:table-cell>
          <table:table-cell table:formula="of:=IF(ISNUMBER([.S116]); IF([.S116]&gt;0; &quot;Win&quot;; &quot;Loss&quot;);&quot;&quot;)">
            <text:p/>
          </table:table-cell>
          <table:table-cell table:formula="of:=IF([.Q116]=&quot;&quot;; &quot;&quot;; CONCATENATE(DATEDIF([.I116];[.Q116];&quot;d&quot;); IF(DATEDIF([.I116];[.Q116];&quot;d&quot;)&gt;1; &quot; Days&quot;; &quot; Day&quot;)))">
            <text:p/>
          </table:table-cell>
          <table:table-cell table:content-validation-name="val12"/>
          <table:table-cell table:number-columns-repeated="2"/>
          <table:table-cell table:style-name="ce196"/>
          <table:table-cell table:style-name="ce205" table:formula="of:=IFERROR(IF(ISBLANK([.Y116]); &quot;&quot;; IF([.$F116]=&quot;Long&quot;; ([.Y116]-[.$K116])*[.$J116]/[.$M116]; ([.$K116]-[.Y116])*[.$J116]/[.$M116])-[.$R116]); &quot;&quot;)">
            <text:p/>
          </table:table-cell>
          <table:table-cell table:style-name="Default"/>
          <table:table-cell table:style-name="ce205" table:formula="of:=IFERROR(IF(ISBLANK([.AA116]); &quot;&quot;; IF([.$F116]=&quot;Long&quot;; ([.AA116]-[.$K116])*[.$J116]/[.$M116]; ([.$K116]-[.AA116])*[.$J116]/[.$M116])-[.$R116]); &quot;&quot;)">
            <text:p/>
          </table:table-cell>
          <table:table-cell table:style-name="Default"/>
          <table:table-cell table:style-name="ce205" table:formula="of:=IFERROR(IF(ISBLANK([.AC116]); &quot;&quot;; IF([.$F116]=&quot;Long&quot;; ([.AC116]-[.$K116])*[.$J116]/[.$M116]; ([.$K116]-[.AC116])*[.$J116]/[.$M116])-[.$R116]); &quot;&quot;)">
            <text:p/>
          </table:table-cell>
          <table:table-cell/>
          <table:table-cell table:style-name="ce224" table:formula="of:=IF(ISBLANK([.Q116]); &quot;&quot;; DAY([.Q116]))">
            <text:p/>
          </table:table-cell>
          <table:table-cell table:style-name="ce224" table:formula="of:=IF(ISBLANK([.I116]); &quot;&quot;; WEEKDAY([.I116]; 2))">
            <text:p/>
          </table:table-cell>
          <table:table-cell table:style-name="ce224" table:formula="of:=IF(ISBLANK([.Q116]); &quot;&quot;; WEEKDAY([.Q116]; 2))">
            <text:p/>
          </table:table-cell>
          <table:table-cell table:style-name="ce224" table:formula="of:=IF(ISBLANK([.Q116]); &quot;&quot;; WEEKNUM([.Q116]))">
            <text:p/>
          </table:table-cell>
          <table:table-cell table:style-name="ce224" table:formula="of:=IF(ISBLANK([.I116]); &quot;&quot;; MONTH([.I116]))">
            <text:p/>
          </table:table-cell>
          <table:table-cell table:style-name="ce224" table:formula="of:=IF(ISBLANK([.Q116]); &quot;&quot;; MONTH([.Q116]))">
            <text:p/>
          </table:table-cell>
          <table:table-cell table:style-name="ce224" table:formula="of:=IF(OR(ISBLANK([.I116]); ISBLANK([.Q116])); &quot;&quot;; IFERROR(DATEDIF([.I116];[.Q116];&quot;d&quot;); &quot;&quot;))">
            <text:p/>
          </table:table-cell>
          <table:table-cell table:style-name="ce286" table:formula="of:=IF(ISBLANK([.P116]); &quot;&quot;; SUM([.$R$3:.R116]))">
            <text:p/>
          </table:table-cell>
          <table:table-cell table:style-name="ce286" table:formula="of:=IF(ISBLANK([.P116]); &quot;&quot;; SUM([.$S$3:.S116]))">
            <text:p/>
          </table:table-cell>
          <table:table-cell table:formula="of:=IF(ISBLANK([.K116]); &quot;&quot;; [.J116]*[.K116])">
            <text:p/>
          </table:table-cell>
          <table:table-cell table:formula="of:=IF(ISNUMBER([.AO116]); [.AO116]*0.0035; &quot;&quot;)">
            <text:p/>
          </table:table-cell>
          <table:table-cell table:style-name="ce224" table:formula="of:=IF(ISBLANK([.P116]); &quot;&quot; ; [.O116]*[.P116])">
            <text:p/>
          </table:table-cell>
          <table:table-cell table:formula="of:=IF(ISNUMBER([.AQ116]); [.AQ116]*0.0035; &quot;&quot;)">
            <text:p/>
          </table:table-cell>
          <table:table-cell table:number-columns-repeated="20"/>
        </table:table-row>
        <table:table-row table:style-name="ro2">
          <table:table-cell office:value-type="float" office:value="115" calcext:value-type="float">
            <text:p>11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7]=&quot;Long&quot;; [.K117]-[Overview.$C$4]/[.J117]; IF([.F117]=&quot;Short&quot;; [.K117]+[Overview.$C$4]/[.J117]; &quot;&quot;)); &quot;&quot;)">
            <text:p/>
          </table:table-cell>
          <table:table-cell table:style-name="ce157" table:formula="of:=IFERROR(ABS([.L117]-[.K117])*[.J117]; &quot;&quot;)">
            <text:p/>
          </table:table-cell>
          <table:table-cell table:style-name="ce289" table:formula="of:=IFERROR(IF([.F117]=&quot;Long&quot;; [.K117]+[Overview.$C$4]/[.J117]*[Overview.$C$6]; IF([.F117]=&quot;Short&quot;; [.K117]-[Overview.$C$4]/[.J117]*[Overview.$C$6]; &quot;&quot;)); &quot;&quot;)">
            <text:p/>
          </table:table-cell>
          <table:table-cell table:style-name="ce152"/>
          <table:table-cell table:number-columns-repeated="2"/>
          <table:table-cell table:formula="of:=IFERROR([.S117]/[.M117]; &quot;&quot;)">
            <text:p/>
          </table:table-cell>
          <table:table-cell table:formula="of:=IFERROR(IF(AND([.F117]=&quot;Long&quot;; [.O117]=[.J117]); [.J117]*([.P117]-[.K117]); IF(AND([.F117]=&quot;Short&quot;; [.O117]=[.J117]); [.J117]*([.K117]-[.P117]); &quot;&quot;)); &quot;&quot;)">
            <text:p/>
          </table:table-cell>
          <table:table-cell table:formula="of:=IF(ISNUMBER([.S117]); IF([.S117]&gt;0; &quot;Win&quot;; &quot;Loss&quot;);&quot;&quot;)">
            <text:p/>
          </table:table-cell>
          <table:table-cell table:formula="of:=IF([.Q117]=&quot;&quot;; &quot;&quot;; CONCATENATE(DATEDIF([.I117];[.Q117];&quot;d&quot;); IF(DATEDIF([.I117];[.Q117];&quot;d&quot;)&gt;1; &quot; Days&quot;; &quot; Day&quot;)))">
            <text:p/>
          </table:table-cell>
          <table:table-cell table:content-validation-name="val12"/>
          <table:table-cell table:number-columns-repeated="2"/>
          <table:table-cell table:style-name="ce196"/>
          <table:table-cell table:style-name="ce205" table:formula="of:=IFERROR(IF(ISBLANK([.Y117]); &quot;&quot;; IF([.$F117]=&quot;Long&quot;; ([.Y117]-[.$K117])*[.$J117]/[.$M117]; ([.$K117]-[.Y117])*[.$J117]/[.$M117])-[.$R117]); &quot;&quot;)">
            <text:p/>
          </table:table-cell>
          <table:table-cell table:style-name="Default"/>
          <table:table-cell table:style-name="ce205" table:formula="of:=IFERROR(IF(ISBLANK([.AA117]); &quot;&quot;; IF([.$F117]=&quot;Long&quot;; ([.AA117]-[.$K117])*[.$J117]/[.$M117]; ([.$K117]-[.AA117])*[.$J117]/[.$M117])-[.$R117]); &quot;&quot;)">
            <text:p/>
          </table:table-cell>
          <table:table-cell table:style-name="Default"/>
          <table:table-cell table:style-name="ce205" table:formula="of:=IFERROR(IF(ISBLANK([.AC117]); &quot;&quot;; IF([.$F117]=&quot;Long&quot;; ([.AC117]-[.$K117])*[.$J117]/[.$M117]; ([.$K117]-[.AC117])*[.$J117]/[.$M117])-[.$R117]); &quot;&quot;)">
            <text:p/>
          </table:table-cell>
          <table:table-cell/>
          <table:table-cell table:style-name="ce224" table:formula="of:=IF(ISBLANK([.Q117]); &quot;&quot;; DAY([.Q117]))">
            <text:p/>
          </table:table-cell>
          <table:table-cell table:style-name="ce224" table:formula="of:=IF(ISBLANK([.I117]); &quot;&quot;; WEEKDAY([.I117]; 2))">
            <text:p/>
          </table:table-cell>
          <table:table-cell table:style-name="ce224" table:formula="of:=IF(ISBLANK([.Q117]); &quot;&quot;; WEEKDAY([.Q117]; 2))">
            <text:p/>
          </table:table-cell>
          <table:table-cell table:style-name="ce224" table:formula="of:=IF(ISBLANK([.Q117]); &quot;&quot;; WEEKNUM([.Q117]))">
            <text:p/>
          </table:table-cell>
          <table:table-cell table:style-name="ce224" table:formula="of:=IF(ISBLANK([.I117]); &quot;&quot;; MONTH([.I117]))">
            <text:p/>
          </table:table-cell>
          <table:table-cell table:style-name="ce224" table:formula="of:=IF(ISBLANK([.Q117]); &quot;&quot;; MONTH([.Q117]))">
            <text:p/>
          </table:table-cell>
          <table:table-cell table:style-name="ce224" table:formula="of:=IF(OR(ISBLANK([.I117]); ISBLANK([.Q117])); &quot;&quot;; IFERROR(DATEDIF([.I117];[.Q117];&quot;d&quot;); &quot;&quot;))">
            <text:p/>
          </table:table-cell>
          <table:table-cell table:style-name="ce286" table:formula="of:=IF(ISBLANK([.P117]); &quot;&quot;; SUM([.$R$3:.R117]))">
            <text:p/>
          </table:table-cell>
          <table:table-cell table:style-name="ce286" table:formula="of:=IF(ISBLANK([.P117]); &quot;&quot;; SUM([.$S$3:.S117]))">
            <text:p/>
          </table:table-cell>
          <table:table-cell table:formula="of:=IF(ISBLANK([.K117]); &quot;&quot;; [.J117]*[.K117])">
            <text:p/>
          </table:table-cell>
          <table:table-cell table:formula="of:=IF(ISNUMBER([.AO117]); [.AO117]*0.0035; &quot;&quot;)">
            <text:p/>
          </table:table-cell>
          <table:table-cell table:style-name="ce224" table:formula="of:=IF(ISBLANK([.P117]); &quot;&quot; ; [.O117]*[.P117])">
            <text:p/>
          </table:table-cell>
          <table:table-cell table:formula="of:=IF(ISNUMBER([.AQ117]); [.AQ117]*0.0035; &quot;&quot;)">
            <text:p/>
          </table:table-cell>
          <table:table-cell table:number-columns-repeated="20"/>
        </table:table-row>
        <table:table-row table:style-name="ro2">
          <table:table-cell office:value-type="float" office:value="116" calcext:value-type="float">
            <text:p>11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8]=&quot;Long&quot;; [.K118]-[Overview.$C$4]/[.J118]; IF([.F118]=&quot;Short&quot;; [.K118]+[Overview.$C$4]/[.J118]; &quot;&quot;)); &quot;&quot;)">
            <text:p/>
          </table:table-cell>
          <table:table-cell table:style-name="ce157" table:formula="of:=IFERROR(ABS([.L118]-[.K118])*[.J118]; &quot;&quot;)">
            <text:p/>
          </table:table-cell>
          <table:table-cell table:style-name="ce289" table:formula="of:=IFERROR(IF([.F118]=&quot;Long&quot;; [.K118]+[Overview.$C$4]/[.J118]*[Overview.$C$6]; IF([.F118]=&quot;Short&quot;; [.K118]-[Overview.$C$4]/[.J118]*[Overview.$C$6]; &quot;&quot;)); &quot;&quot;)">
            <text:p/>
          </table:table-cell>
          <table:table-cell table:style-name="ce152"/>
          <table:table-cell table:number-columns-repeated="2"/>
          <table:table-cell table:formula="of:=IFERROR([.S118]/[.M118]; &quot;&quot;)">
            <text:p/>
          </table:table-cell>
          <table:table-cell table:formula="of:=IFERROR(IF(AND([.F118]=&quot;Long&quot;; [.O118]=[.J118]); [.J118]*([.P118]-[.K118]); IF(AND([.F118]=&quot;Short&quot;; [.O118]=[.J118]); [.J118]*([.K118]-[.P118]); &quot;&quot;)); &quot;&quot;)">
            <text:p/>
          </table:table-cell>
          <table:table-cell table:formula="of:=IF(ISNUMBER([.S118]); IF([.S118]&gt;0; &quot;Win&quot;; &quot;Loss&quot;);&quot;&quot;)">
            <text:p/>
          </table:table-cell>
          <table:table-cell table:formula="of:=IF([.Q118]=&quot;&quot;; &quot;&quot;; CONCATENATE(DATEDIF([.I118];[.Q118];&quot;d&quot;); IF(DATEDIF([.I118];[.Q118];&quot;d&quot;)&gt;1; &quot; Days&quot;; &quot; Day&quot;)))">
            <text:p/>
          </table:table-cell>
          <table:table-cell table:content-validation-name="val12"/>
          <table:table-cell table:number-columns-repeated="2"/>
          <table:table-cell table:style-name="ce196"/>
          <table:table-cell table:style-name="ce205" table:formula="of:=IFERROR(IF(ISBLANK([.Y118]); &quot;&quot;; IF([.$F118]=&quot;Long&quot;; ([.Y118]-[.$K118])*[.$J118]/[.$M118]; ([.$K118]-[.Y118])*[.$J118]/[.$M118])-[.$R118]); &quot;&quot;)">
            <text:p/>
          </table:table-cell>
          <table:table-cell table:style-name="Default"/>
          <table:table-cell table:style-name="ce205" table:formula="of:=IFERROR(IF(ISBLANK([.AA118]); &quot;&quot;; IF([.$F118]=&quot;Long&quot;; ([.AA118]-[.$K118])*[.$J118]/[.$M118]; ([.$K118]-[.AA118])*[.$J118]/[.$M118])-[.$R118]); &quot;&quot;)">
            <text:p/>
          </table:table-cell>
          <table:table-cell table:style-name="Default"/>
          <table:table-cell table:style-name="ce205" table:formula="of:=IFERROR(IF(ISBLANK([.AC118]); &quot;&quot;; IF([.$F118]=&quot;Long&quot;; ([.AC118]-[.$K118])*[.$J118]/[.$M118]; ([.$K118]-[.AC118])*[.$J118]/[.$M118])-[.$R118]); &quot;&quot;)">
            <text:p/>
          </table:table-cell>
          <table:table-cell/>
          <table:table-cell table:style-name="ce224" table:formula="of:=IF(ISBLANK([.Q118]); &quot;&quot;; DAY([.Q118]))">
            <text:p/>
          </table:table-cell>
          <table:table-cell table:style-name="ce224" table:formula="of:=IF(ISBLANK([.I118]); &quot;&quot;; WEEKDAY([.I118]; 2))">
            <text:p/>
          </table:table-cell>
          <table:table-cell table:style-name="ce224" table:formula="of:=IF(ISBLANK([.Q118]); &quot;&quot;; WEEKDAY([.Q118]; 2))">
            <text:p/>
          </table:table-cell>
          <table:table-cell table:style-name="ce224" table:formula="of:=IF(ISBLANK([.Q118]); &quot;&quot;; WEEKNUM([.Q118]))">
            <text:p/>
          </table:table-cell>
          <table:table-cell table:style-name="ce224" table:formula="of:=IF(ISBLANK([.I118]); &quot;&quot;; MONTH([.I118]))">
            <text:p/>
          </table:table-cell>
          <table:table-cell table:style-name="ce224" table:formula="of:=IF(ISBLANK([.Q118]); &quot;&quot;; MONTH([.Q118]))">
            <text:p/>
          </table:table-cell>
          <table:table-cell table:style-name="ce224" table:formula="of:=IF(OR(ISBLANK([.I118]); ISBLANK([.Q118])); &quot;&quot;; IFERROR(DATEDIF([.I118];[.Q118];&quot;d&quot;); &quot;&quot;))">
            <text:p/>
          </table:table-cell>
          <table:table-cell table:style-name="ce286" table:formula="of:=IF(ISBLANK([.P118]); &quot;&quot;; SUM([.$R$3:.R118]))">
            <text:p/>
          </table:table-cell>
          <table:table-cell table:style-name="ce286" table:formula="of:=IF(ISBLANK([.P118]); &quot;&quot;; SUM([.$S$3:.S118]))">
            <text:p/>
          </table:table-cell>
          <table:table-cell table:formula="of:=IF(ISBLANK([.K118]); &quot;&quot;; [.J118]*[.K118])">
            <text:p/>
          </table:table-cell>
          <table:table-cell table:formula="of:=IF(ISNUMBER([.AO118]); [.AO118]*0.0035; &quot;&quot;)">
            <text:p/>
          </table:table-cell>
          <table:table-cell table:style-name="ce224" table:formula="of:=IF(ISBLANK([.P118]); &quot;&quot; ; [.O118]*[.P118])">
            <text:p/>
          </table:table-cell>
          <table:table-cell table:formula="of:=IF(ISNUMBER([.AQ118]); [.AQ118]*0.0035; &quot;&quot;)">
            <text:p/>
          </table:table-cell>
          <table:table-cell table:number-columns-repeated="20"/>
        </table:table-row>
        <table:table-row table:style-name="ro2">
          <table:table-cell office:value-type="float" office:value="117" calcext:value-type="float">
            <text:p>11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19]=&quot;Long&quot;; [.K119]-[Overview.$C$4]/[.J119]; IF([.F119]=&quot;Short&quot;; [.K119]+[Overview.$C$4]/[.J119]; &quot;&quot;)); &quot;&quot;)">
            <text:p/>
          </table:table-cell>
          <table:table-cell table:style-name="ce157" table:formula="of:=IFERROR(ABS([.L119]-[.K119])*[.J119]; &quot;&quot;)">
            <text:p/>
          </table:table-cell>
          <table:table-cell table:style-name="ce289" table:formula="of:=IFERROR(IF([.F119]=&quot;Long&quot;; [.K119]+[Overview.$C$4]/[.J119]*[Overview.$C$6]; IF([.F119]=&quot;Short&quot;; [.K119]-[Overview.$C$4]/[.J119]*[Overview.$C$6]; &quot;&quot;)); &quot;&quot;)">
            <text:p/>
          </table:table-cell>
          <table:table-cell table:style-name="ce152"/>
          <table:table-cell table:number-columns-repeated="2"/>
          <table:table-cell table:formula="of:=IFERROR([.S119]/[.M119]; &quot;&quot;)">
            <text:p/>
          </table:table-cell>
          <table:table-cell table:formula="of:=IFERROR(IF(AND([.F119]=&quot;Long&quot;; [.O119]=[.J119]); [.J119]*([.P119]-[.K119]); IF(AND([.F119]=&quot;Short&quot;; [.O119]=[.J119]); [.J119]*([.K119]-[.P119]); &quot;&quot;)); &quot;&quot;)">
            <text:p/>
          </table:table-cell>
          <table:table-cell table:formula="of:=IF(ISNUMBER([.S119]); IF([.S119]&gt;0; &quot;Win&quot;; &quot;Loss&quot;);&quot;&quot;)">
            <text:p/>
          </table:table-cell>
          <table:table-cell table:formula="of:=IF([.Q119]=&quot;&quot;; &quot;&quot;; CONCATENATE(DATEDIF([.I119];[.Q119];&quot;d&quot;); IF(DATEDIF([.I119];[.Q119];&quot;d&quot;)&gt;1; &quot; Days&quot;; &quot; Day&quot;)))">
            <text:p/>
          </table:table-cell>
          <table:table-cell table:content-validation-name="val12"/>
          <table:table-cell table:number-columns-repeated="2"/>
          <table:table-cell table:style-name="ce196"/>
          <table:table-cell table:style-name="ce205" table:formula="of:=IFERROR(IF(ISBLANK([.Y119]); &quot;&quot;; IF([.$F119]=&quot;Long&quot;; ([.Y119]-[.$K119])*[.$J119]/[.$M119]; ([.$K119]-[.Y119])*[.$J119]/[.$M119])-[.$R119]); &quot;&quot;)">
            <text:p/>
          </table:table-cell>
          <table:table-cell table:style-name="Default"/>
          <table:table-cell table:style-name="ce205" table:formula="of:=IFERROR(IF(ISBLANK([.AA119]); &quot;&quot;; IF([.$F119]=&quot;Long&quot;; ([.AA119]-[.$K119])*[.$J119]/[.$M119]; ([.$K119]-[.AA119])*[.$J119]/[.$M119])-[.$R119]); &quot;&quot;)">
            <text:p/>
          </table:table-cell>
          <table:table-cell table:style-name="Default"/>
          <table:table-cell table:style-name="ce205" table:formula="of:=IFERROR(IF(ISBLANK([.AC119]); &quot;&quot;; IF([.$F119]=&quot;Long&quot;; ([.AC119]-[.$K119])*[.$J119]/[.$M119]; ([.$K119]-[.AC119])*[.$J119]/[.$M119])-[.$R119]); &quot;&quot;)">
            <text:p/>
          </table:table-cell>
          <table:table-cell/>
          <table:table-cell table:style-name="ce224" table:formula="of:=IF(ISBLANK([.Q119]); &quot;&quot;; DAY([.Q119]))">
            <text:p/>
          </table:table-cell>
          <table:table-cell table:formula="of:=IF(ISBLANK([.I119]); &quot;&quot;; WEEKDAY([.I119]; 2))">
            <text:p/>
          </table:table-cell>
          <table:table-cell table:style-name="ce224" table:formula="of:=IF(ISBLANK([.Q119]); &quot;&quot;; WEEKDAY([.Q119]; 2))">
            <text:p/>
          </table:table-cell>
          <table:table-cell table:style-name="ce224" table:formula="of:=IF(ISBLANK([.Q119]); &quot;&quot;; WEEKNUM([.Q119]))">
            <text:p/>
          </table:table-cell>
          <table:table-cell table:style-name="ce224" table:formula="of:=IF(ISBLANK([.I119]); &quot;&quot;; MONTH([.I119]))">
            <text:p/>
          </table:table-cell>
          <table:table-cell table:style-name="ce224" table:formula="of:=IF(ISBLANK([.Q119]); &quot;&quot;; MONTH([.Q119]))">
            <text:p/>
          </table:table-cell>
          <table:table-cell table:style-name="ce224" table:formula="of:=IF(OR(ISBLANK([.I119]); ISBLANK([.Q119])); &quot;&quot;; IFERROR(DATEDIF([.I119];[.Q119];&quot;d&quot;); &quot;&quot;))">
            <text:p/>
          </table:table-cell>
          <table:table-cell table:style-name="ce286" table:formula="of:=IF(ISBLANK([.P119]); &quot;&quot;; SUM([.$R$3:.R119]))">
            <text:p/>
          </table:table-cell>
          <table:table-cell table:style-name="ce286" table:formula="of:=IF(ISBLANK([.P119]); &quot;&quot;; SUM([.$S$3:.S119]))">
            <text:p/>
          </table:table-cell>
          <table:table-cell table:formula="of:=IF(ISBLANK([.K119]); &quot;&quot;; [.J119]*[.K119])">
            <text:p/>
          </table:table-cell>
          <table:table-cell table:formula="of:=IF(ISNUMBER([.AO119]); [.AO119]*0.0035; &quot;&quot;)">
            <text:p/>
          </table:table-cell>
          <table:table-cell table:style-name="ce224" table:formula="of:=IF(ISBLANK([.P119]); &quot;&quot; ; [.O119]*[.P119])">
            <text:p/>
          </table:table-cell>
          <table:table-cell table:formula="of:=IF(ISNUMBER([.AQ119]); [.AQ119]*0.0035; &quot;&quot;)">
            <text:p/>
          </table:table-cell>
          <table:table-cell table:number-columns-repeated="20"/>
        </table:table-row>
        <table:table-row table:style-name="ro2">
          <table:table-cell office:value-type="float" office:value="118" calcext:value-type="float">
            <text:p>11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0]=&quot;Long&quot;; [.K120]-[Overview.$C$4]/[.J120]; IF([.F120]=&quot;Short&quot;; [.K120]+[Overview.$C$4]/[.J120]; &quot;&quot;)); &quot;&quot;)">
            <text:p/>
          </table:table-cell>
          <table:table-cell table:style-name="ce157" table:formula="of:=IFERROR(ABS([.L120]-[.K120])*[.J120]; &quot;&quot;)">
            <text:p/>
          </table:table-cell>
          <table:table-cell table:style-name="ce289" table:formula="of:=IFERROR(IF([.F120]=&quot;Long&quot;; [.K120]+[Overview.$C$4]/[.J120]*[Overview.$C$6]; IF([.F120]=&quot;Short&quot;; [.K120]-[Overview.$C$4]/[.J120]*[Overview.$C$6]; &quot;&quot;)); &quot;&quot;)">
            <text:p/>
          </table:table-cell>
          <table:table-cell table:style-name="ce152"/>
          <table:table-cell table:number-columns-repeated="2"/>
          <table:table-cell table:formula="of:=IFERROR([.S120]/[.M120]; &quot;&quot;)">
            <text:p/>
          </table:table-cell>
          <table:table-cell table:formula="of:=IFERROR(IF(AND([.F120]=&quot;Long&quot;; [.O120]=[.J120]); [.J120]*([.P120]-[.K120]); IF(AND([.F120]=&quot;Short&quot;; [.O120]=[.J120]); [.J120]*([.K120]-[.P120]); &quot;&quot;)); &quot;&quot;)">
            <text:p/>
          </table:table-cell>
          <table:table-cell table:formula="of:=IF(ISNUMBER([.S120]); IF([.S120]&gt;0; &quot;Win&quot;; &quot;Loss&quot;);&quot;&quot;)">
            <text:p/>
          </table:table-cell>
          <table:table-cell table:formula="of:=IF([.Q120]=&quot;&quot;; &quot;&quot;; CONCATENATE(DATEDIF([.I120];[.Q120];&quot;d&quot;); IF(DATEDIF([.I120];[.Q120];&quot;d&quot;)&gt;1; &quot; Days&quot;; &quot; Day&quot;)))">
            <text:p/>
          </table:table-cell>
          <table:table-cell table:content-validation-name="val12"/>
          <table:table-cell table:number-columns-repeated="2"/>
          <table:table-cell table:style-name="ce196"/>
          <table:table-cell table:style-name="ce205" table:formula="of:=IFERROR(IF(ISBLANK([.Y120]); &quot;&quot;; IF([.$F120]=&quot;Long&quot;; ([.Y120]-[.$K120])*[.$J120]/[.$M120]; ([.$K120]-[.Y120])*[.$J120]/[.$M120])-[.$R120]); &quot;&quot;)">
            <text:p/>
          </table:table-cell>
          <table:table-cell table:style-name="Default"/>
          <table:table-cell table:style-name="ce205" table:formula="of:=IFERROR(IF(ISBLANK([.AA120]); &quot;&quot;; IF([.$F120]=&quot;Long&quot;; ([.AA120]-[.$K120])*[.$J120]/[.$M120]; ([.$K120]-[.AA120])*[.$J120]/[.$M120])-[.$R120]); &quot;&quot;)">
            <text:p/>
          </table:table-cell>
          <table:table-cell table:style-name="Default"/>
          <table:table-cell table:style-name="ce205" table:formula="of:=IFERROR(IF(ISBLANK([.AC120]); &quot;&quot;; IF([.$F120]=&quot;Long&quot;; ([.AC120]-[.$K120])*[.$J120]/[.$M120]; ([.$K120]-[.AC120])*[.$J120]/[.$M120])-[.$R120]); &quot;&quot;)">
            <text:p/>
          </table:table-cell>
          <table:table-cell/>
          <table:table-cell table:style-name="ce224" table:formula="of:=IF(ISBLANK([.Q120]); &quot;&quot;; DAY([.Q120]))">
            <text:p/>
          </table:table-cell>
          <table:table-cell table:formula="of:=IF(ISBLANK([.I120]); &quot;&quot;; WEEKDAY([.I120]; 2))">
            <text:p/>
          </table:table-cell>
          <table:table-cell table:style-name="ce224" table:formula="of:=IF(ISBLANK([.Q120]); &quot;&quot;; WEEKDAY([.Q120]; 2))">
            <text:p/>
          </table:table-cell>
          <table:table-cell table:style-name="ce224" table:formula="of:=IF(ISBLANK([.Q120]); &quot;&quot;; WEEKNUM([.Q120]))">
            <text:p/>
          </table:table-cell>
          <table:table-cell table:style-name="ce224" table:formula="of:=IF(ISBLANK([.I120]); &quot;&quot;; MONTH([.I120]))">
            <text:p/>
          </table:table-cell>
          <table:table-cell table:style-name="ce224" table:formula="of:=IF(ISBLANK([.Q120]); &quot;&quot;; MONTH([.Q120]))">
            <text:p/>
          </table:table-cell>
          <table:table-cell table:style-name="ce224" table:formula="of:=IF(OR(ISBLANK([.I120]); ISBLANK([.Q120])); &quot;&quot;; IFERROR(DATEDIF([.I120];[.Q120];&quot;d&quot;); &quot;&quot;))">
            <text:p/>
          </table:table-cell>
          <table:table-cell table:style-name="ce286" table:formula="of:=IF(ISBLANK([.P120]); &quot;&quot;; SUM([.$R$3:.R120]))">
            <text:p/>
          </table:table-cell>
          <table:table-cell table:style-name="ce286" table:formula="of:=IF(ISBLANK([.P120]); &quot;&quot;; SUM([.$S$3:.S120]))">
            <text:p/>
          </table:table-cell>
          <table:table-cell table:formula="of:=IF(ISBLANK([.K120]); &quot;&quot;; [.J120]*[.K120])">
            <text:p/>
          </table:table-cell>
          <table:table-cell table:formula="of:=IF(ISNUMBER([.AO120]); [.AO120]*0.0035; &quot;&quot;)">
            <text:p/>
          </table:table-cell>
          <table:table-cell table:style-name="ce224" table:formula="of:=IF(ISBLANK([.P120]); &quot;&quot; ; [.O120]*[.P120])">
            <text:p/>
          </table:table-cell>
          <table:table-cell table:formula="of:=IF(ISNUMBER([.AQ120]); [.AQ120]*0.0035; &quot;&quot;)">
            <text:p/>
          </table:table-cell>
          <table:table-cell table:number-columns-repeated="20"/>
        </table:table-row>
        <table:table-row table:style-name="ro2">
          <table:table-cell office:value-type="float" office:value="119" calcext:value-type="float">
            <text:p>11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1]=&quot;Long&quot;; [.K121]-[Overview.$C$4]/[.J121]; IF([.F121]=&quot;Short&quot;; [.K121]+[Overview.$C$4]/[.J121]; &quot;&quot;)); &quot;&quot;)">
            <text:p/>
          </table:table-cell>
          <table:table-cell table:style-name="ce157" table:formula="of:=IFERROR(ABS([.L121]-[.K121])*[.J121]; &quot;&quot;)">
            <text:p/>
          </table:table-cell>
          <table:table-cell table:style-name="ce289" table:formula="of:=IFERROR(IF([.F121]=&quot;Long&quot;; [.K121]+[Overview.$C$4]/[.J121]*[Overview.$C$6]; IF([.F121]=&quot;Short&quot;; [.K121]-[Overview.$C$4]/[.J121]*[Overview.$C$6]; &quot;&quot;)); &quot;&quot;)">
            <text:p/>
          </table:table-cell>
          <table:table-cell table:style-name="ce152"/>
          <table:table-cell table:number-columns-repeated="2"/>
          <table:table-cell table:formula="of:=IFERROR([.S121]/[.M121]; &quot;&quot;)">
            <text:p/>
          </table:table-cell>
          <table:table-cell table:formula="of:=IFERROR(IF(AND([.F121]=&quot;Long&quot;; [.O121]=[.J121]); [.J121]*([.P121]-[.K121]); IF(AND([.F121]=&quot;Short&quot;; [.O121]=[.J121]); [.J121]*([.K121]-[.P121]); &quot;&quot;)); &quot;&quot;)">
            <text:p/>
          </table:table-cell>
          <table:table-cell table:formula="of:=IF(ISNUMBER([.S121]); IF([.S121]&gt;0; &quot;Win&quot;; &quot;Loss&quot;);&quot;&quot;)">
            <text:p/>
          </table:table-cell>
          <table:table-cell table:formula="of:=IF([.Q121]=&quot;&quot;; &quot;&quot;; CONCATENATE(DATEDIF([.I121];[.Q121];&quot;d&quot;); IF(DATEDIF([.I121];[.Q121];&quot;d&quot;)&gt;1; &quot; Days&quot;; &quot; Day&quot;)))">
            <text:p/>
          </table:table-cell>
          <table:table-cell table:content-validation-name="val12"/>
          <table:table-cell table:number-columns-repeated="2"/>
          <table:table-cell table:style-name="ce196"/>
          <table:table-cell table:style-name="ce205" table:formula="of:=IFERROR(IF(ISBLANK([.Y121]); &quot;&quot;; IF([.$F121]=&quot;Long&quot;; ([.Y121]-[.$K121])*[.$J121]/[.$M121]; ([.$K121]-[.Y121])*[.$J121]/[.$M121])-[.$R121]); &quot;&quot;)">
            <text:p/>
          </table:table-cell>
          <table:table-cell table:style-name="Default"/>
          <table:table-cell table:style-name="ce205" table:formula="of:=IFERROR(IF(ISBLANK([.AA121]); &quot;&quot;; IF([.$F121]=&quot;Long&quot;; ([.AA121]-[.$K121])*[.$J121]/[.$M121]; ([.$K121]-[.AA121])*[.$J121]/[.$M121])-[.$R121]); &quot;&quot;)">
            <text:p/>
          </table:table-cell>
          <table:table-cell table:style-name="Default"/>
          <table:table-cell table:style-name="ce205" table:formula="of:=IFERROR(IF(ISBLANK([.AC121]); &quot;&quot;; IF([.$F121]=&quot;Long&quot;; ([.AC121]-[.$K121])*[.$J121]/[.$M121]; ([.$K121]-[.AC121])*[.$J121]/[.$M121])-[.$R121]); &quot;&quot;)">
            <text:p/>
          </table:table-cell>
          <table:table-cell/>
          <table:table-cell table:style-name="ce224" table:formula="of:=IF(ISBLANK([.Q121]); &quot;&quot;; DAY([.Q121]))">
            <text:p/>
          </table:table-cell>
          <table:table-cell table:formula="of:=IF(ISBLANK([.I121]); &quot;&quot;; WEEKDAY([.I121]; 2))">
            <text:p/>
          </table:table-cell>
          <table:table-cell table:style-name="ce224" table:formula="of:=IF(ISBLANK([.Q121]); &quot;&quot;; WEEKDAY([.Q121]; 2))">
            <text:p/>
          </table:table-cell>
          <table:table-cell table:style-name="ce224" table:formula="of:=IF(ISBLANK([.Q121]); &quot;&quot;; WEEKNUM([.Q121]))">
            <text:p/>
          </table:table-cell>
          <table:table-cell table:style-name="ce224" table:formula="of:=IF(ISBLANK([.I121]); &quot;&quot;; MONTH([.I121]))">
            <text:p/>
          </table:table-cell>
          <table:table-cell table:style-name="ce224" table:formula="of:=IF(ISBLANK([.Q121]); &quot;&quot;; MONTH([.Q121]))">
            <text:p/>
          </table:table-cell>
          <table:table-cell table:style-name="ce224" table:formula="of:=IF(OR(ISBLANK([.I121]); ISBLANK([.Q121])); &quot;&quot;; IFERROR(DATEDIF([.I121];[.Q121];&quot;d&quot;); &quot;&quot;))">
            <text:p/>
          </table:table-cell>
          <table:table-cell table:style-name="ce286" table:formula="of:=IF(ISBLANK([.P121]); &quot;&quot;; SUM([.$R$3:.R121]))">
            <text:p/>
          </table:table-cell>
          <table:table-cell table:style-name="ce286" table:formula="of:=IF(ISBLANK([.P121]); &quot;&quot;; SUM([.$S$3:.S121]))">
            <text:p/>
          </table:table-cell>
          <table:table-cell table:formula="of:=IF(ISBLANK([.K121]); &quot;&quot;; [.J121]*[.K121])">
            <text:p/>
          </table:table-cell>
          <table:table-cell table:formula="of:=IF(ISNUMBER([.AO121]); [.AO121]*0.0035; &quot;&quot;)">
            <text:p/>
          </table:table-cell>
          <table:table-cell table:style-name="ce224" table:formula="of:=IF(ISBLANK([.P121]); &quot;&quot; ; [.O121]*[.P121])">
            <text:p/>
          </table:table-cell>
          <table:table-cell table:formula="of:=IF(ISNUMBER([.AQ121]); [.AQ121]*0.0035; &quot;&quot;)">
            <text:p/>
          </table:table-cell>
          <table:table-cell table:number-columns-repeated="20"/>
        </table:table-row>
        <table:table-row table:style-name="ro2">
          <table:table-cell office:value-type="float" office:value="120" calcext:value-type="float">
            <text:p>12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2]=&quot;Long&quot;; [.K122]-[Overview.$C$4]/[.J122]; IF([.F122]=&quot;Short&quot;; [.K122]+[Overview.$C$4]/[.J122]; &quot;&quot;)); &quot;&quot;)">
            <text:p/>
          </table:table-cell>
          <table:table-cell table:style-name="ce157" table:formula="of:=IFERROR(ABS([.L122]-[.K122])*[.J122]; &quot;&quot;)">
            <text:p/>
          </table:table-cell>
          <table:table-cell table:style-name="ce289" table:formula="of:=IFERROR(IF([.F122]=&quot;Long&quot;; [.K122]+[Overview.$C$4]/[.J122]*[Overview.$C$6]; IF([.F122]=&quot;Short&quot;; [.K122]-[Overview.$C$4]/[.J122]*[Overview.$C$6]; &quot;&quot;)); &quot;&quot;)">
            <text:p/>
          </table:table-cell>
          <table:table-cell table:style-name="ce152"/>
          <table:table-cell table:number-columns-repeated="2"/>
          <table:table-cell table:formula="of:=IFERROR([.S122]/[.M122]; &quot;&quot;)">
            <text:p/>
          </table:table-cell>
          <table:table-cell table:formula="of:=IFERROR(IF(AND([.F122]=&quot;Long&quot;; [.O122]=[.J122]); [.J122]*([.P122]-[.K122]); IF(AND([.F122]=&quot;Short&quot;; [.O122]=[.J122]); [.J122]*([.K122]-[.P122]); &quot;&quot;)); &quot;&quot;)">
            <text:p/>
          </table:table-cell>
          <table:table-cell table:formula="of:=IF(ISNUMBER([.S122]); IF([.S122]&gt;0; &quot;Win&quot;; &quot;Loss&quot;);&quot;&quot;)">
            <text:p/>
          </table:table-cell>
          <table:table-cell table:formula="of:=IF([.Q122]=&quot;&quot;; &quot;&quot;; CONCATENATE(DATEDIF([.I122];[.Q122];&quot;d&quot;); IF(DATEDIF([.I122];[.Q122];&quot;d&quot;)&gt;1; &quot; Days&quot;; &quot; Day&quot;)))">
            <text:p/>
          </table:table-cell>
          <table:table-cell table:content-validation-name="val12"/>
          <table:table-cell table:number-columns-repeated="2"/>
          <table:table-cell table:style-name="ce196"/>
          <table:table-cell table:style-name="ce205" table:formula="of:=IFERROR(IF(ISBLANK([.Y122]); &quot;&quot;; IF([.$F122]=&quot;Long&quot;; ([.Y122]-[.$K122])*[.$J122]/[.$M122]; ([.$K122]-[.Y122])*[.$J122]/[.$M122])-[.$R122]); &quot;&quot;)">
            <text:p/>
          </table:table-cell>
          <table:table-cell table:style-name="Default"/>
          <table:table-cell table:style-name="ce205" table:formula="of:=IFERROR(IF(ISBLANK([.AA122]); &quot;&quot;; IF([.$F122]=&quot;Long&quot;; ([.AA122]-[.$K122])*[.$J122]/[.$M122]; ([.$K122]-[.AA122])*[.$J122]/[.$M122])-[.$R122]); &quot;&quot;)">
            <text:p/>
          </table:table-cell>
          <table:table-cell table:style-name="Default"/>
          <table:table-cell table:style-name="ce205" table:formula="of:=IFERROR(IF(ISBLANK([.AC122]); &quot;&quot;; IF([.$F122]=&quot;Long&quot;; ([.AC122]-[.$K122])*[.$J122]/[.$M122]; ([.$K122]-[.AC122])*[.$J122]/[.$M122])-[.$R122]); &quot;&quot;)">
            <text:p/>
          </table:table-cell>
          <table:table-cell/>
          <table:table-cell table:style-name="ce224" table:formula="of:=IF(ISBLANK([.Q122]); &quot;&quot;; DAY([.Q122]))">
            <text:p/>
          </table:table-cell>
          <table:table-cell table:formula="of:=IF(ISBLANK([.I122]); &quot;&quot;; WEEKDAY([.I122]; 2))">
            <text:p/>
          </table:table-cell>
          <table:table-cell table:style-name="ce224" table:formula="of:=IF(ISBLANK([.Q122]); &quot;&quot;; WEEKDAY([.Q122]; 2))">
            <text:p/>
          </table:table-cell>
          <table:table-cell table:style-name="ce224" table:formula="of:=IF(ISBLANK([.Q122]); &quot;&quot;; WEEKNUM([.Q122]))">
            <text:p/>
          </table:table-cell>
          <table:table-cell table:style-name="ce224" table:formula="of:=IF(ISBLANK([.I122]); &quot;&quot;; MONTH([.I122]))">
            <text:p/>
          </table:table-cell>
          <table:table-cell table:style-name="ce224" table:formula="of:=IF(ISBLANK([.Q122]); &quot;&quot;; MONTH([.Q122]))">
            <text:p/>
          </table:table-cell>
          <table:table-cell table:style-name="ce224" table:formula="of:=IF(OR(ISBLANK([.I122]); ISBLANK([.Q122])); &quot;&quot;; IFERROR(DATEDIF([.I122];[.Q122];&quot;d&quot;); &quot;&quot;))">
            <text:p/>
          </table:table-cell>
          <table:table-cell table:style-name="ce286" table:formula="of:=IF(ISBLANK([.P122]); &quot;&quot;; SUM([.$R$3:.R122]))">
            <text:p/>
          </table:table-cell>
          <table:table-cell table:style-name="ce286" table:formula="of:=IF(ISBLANK([.P122]); &quot;&quot;; SUM([.$S$3:.S122]))">
            <text:p/>
          </table:table-cell>
          <table:table-cell table:formula="of:=IF(ISBLANK([.K122]); &quot;&quot;; [.J122]*[.K122])">
            <text:p/>
          </table:table-cell>
          <table:table-cell table:formula="of:=IF(ISNUMBER([.AO122]); [.AO122]*0.0035; &quot;&quot;)">
            <text:p/>
          </table:table-cell>
          <table:table-cell table:style-name="ce224" table:formula="of:=IF(ISBLANK([.P122]); &quot;&quot; ; [.O122]*[.P122])">
            <text:p/>
          </table:table-cell>
          <table:table-cell table:formula="of:=IF(ISNUMBER([.AQ122]); [.AQ122]*0.0035; &quot;&quot;)">
            <text:p/>
          </table:table-cell>
          <table:table-cell table:number-columns-repeated="20"/>
        </table:table-row>
        <table:table-row table:style-name="ro2">
          <table:table-cell office:value-type="float" office:value="121" calcext:value-type="float">
            <text:p>12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3]=&quot;Long&quot;; [.K123]-[Overview.$C$4]/[.J123]; IF([.F123]=&quot;Short&quot;; [.K123]+[Overview.$C$4]/[.J123]; &quot;&quot;)); &quot;&quot;)">
            <text:p/>
          </table:table-cell>
          <table:table-cell table:style-name="ce157" table:formula="of:=IFERROR(ABS([.L123]-[.K123])*[.J123]; &quot;&quot;)">
            <text:p/>
          </table:table-cell>
          <table:table-cell table:style-name="ce289" table:formula="of:=IFERROR(IF([.F123]=&quot;Long&quot;; [.K123]+[Overview.$C$4]/[.J123]*[Overview.$C$6]; IF([.F123]=&quot;Short&quot;; [.K123]-[Overview.$C$4]/[.J123]*[Overview.$C$6]; &quot;&quot;)); &quot;&quot;)">
            <text:p/>
          </table:table-cell>
          <table:table-cell table:style-name="ce152"/>
          <table:table-cell table:number-columns-repeated="2"/>
          <table:table-cell table:formula="of:=IFERROR([.S123]/[.M123]; &quot;&quot;)">
            <text:p/>
          </table:table-cell>
          <table:table-cell table:formula="of:=IFERROR(IF(AND([.F123]=&quot;Long&quot;; [.O123]=[.J123]); [.J123]*([.P123]-[.K123]); IF(AND([.F123]=&quot;Short&quot;; [.O123]=[.J123]); [.J123]*([.K123]-[.P123]); &quot;&quot;)); &quot;&quot;)">
            <text:p/>
          </table:table-cell>
          <table:table-cell table:formula="of:=IF(ISNUMBER([.S123]); IF([.S123]&gt;0; &quot;Win&quot;; &quot;Loss&quot;);&quot;&quot;)">
            <text:p/>
          </table:table-cell>
          <table:table-cell table:formula="of:=IF([.Q123]=&quot;&quot;; &quot;&quot;; CONCATENATE(DATEDIF([.I123];[.Q123];&quot;d&quot;); IF(DATEDIF([.I123];[.Q123];&quot;d&quot;)&gt;1; &quot; Days&quot;; &quot; Day&quot;)))">
            <text:p/>
          </table:table-cell>
          <table:table-cell table:content-validation-name="val12"/>
          <table:table-cell table:number-columns-repeated="2"/>
          <table:table-cell table:style-name="ce196"/>
          <table:table-cell table:style-name="ce205" table:formula="of:=IFERROR(IF(ISBLANK([.Y123]); &quot;&quot;; IF([.$F123]=&quot;Long&quot;; ([.Y123]-[.$K123])*[.$J123]/[.$M123]; ([.$K123]-[.Y123])*[.$J123]/[.$M123])-[.$R123]); &quot;&quot;)">
            <text:p/>
          </table:table-cell>
          <table:table-cell table:style-name="Default"/>
          <table:table-cell table:style-name="ce205" table:formula="of:=IFERROR(IF(ISBLANK([.AA123]); &quot;&quot;; IF([.$F123]=&quot;Long&quot;; ([.AA123]-[.$K123])*[.$J123]/[.$M123]; ([.$K123]-[.AA123])*[.$J123]/[.$M123])-[.$R123]); &quot;&quot;)">
            <text:p/>
          </table:table-cell>
          <table:table-cell table:style-name="Default"/>
          <table:table-cell table:style-name="ce205" table:formula="of:=IFERROR(IF(ISBLANK([.AC123]); &quot;&quot;; IF([.$F123]=&quot;Long&quot;; ([.AC123]-[.$K123])*[.$J123]/[.$M123]; ([.$K123]-[.AC123])*[.$J123]/[.$M123])-[.$R123]); &quot;&quot;)">
            <text:p/>
          </table:table-cell>
          <table:table-cell/>
          <table:table-cell table:style-name="ce224" table:formula="of:=IF(ISBLANK([.Q123]); &quot;&quot;; DAY([.Q123]))">
            <text:p/>
          </table:table-cell>
          <table:table-cell table:formula="of:=IF(ISBLANK([.I123]); &quot;&quot;; WEEKDAY([.I123]; 2))">
            <text:p/>
          </table:table-cell>
          <table:table-cell table:style-name="ce224" table:formula="of:=IF(ISBLANK([.Q123]); &quot;&quot;; WEEKDAY([.Q123]; 2))">
            <text:p/>
          </table:table-cell>
          <table:table-cell table:style-name="ce224" table:formula="of:=IF(ISBLANK([.Q123]); &quot;&quot;; WEEKNUM([.Q123]))">
            <text:p/>
          </table:table-cell>
          <table:table-cell table:style-name="ce224" table:formula="of:=IF(ISBLANK([.I123]); &quot;&quot;; MONTH([.I123]))">
            <text:p/>
          </table:table-cell>
          <table:table-cell table:style-name="ce224" table:formula="of:=IF(ISBLANK([.Q123]); &quot;&quot;; MONTH([.Q123]))">
            <text:p/>
          </table:table-cell>
          <table:table-cell table:style-name="ce224" table:formula="of:=IF(OR(ISBLANK([.I123]); ISBLANK([.Q123])); &quot;&quot;; IFERROR(DATEDIF([.I123];[.Q123];&quot;d&quot;); &quot;&quot;))">
            <text:p/>
          </table:table-cell>
          <table:table-cell table:style-name="ce286" table:formula="of:=IF(ISBLANK([.P123]); &quot;&quot;; SUM([.$R$3:.R123]))">
            <text:p/>
          </table:table-cell>
          <table:table-cell table:style-name="ce286" table:formula="of:=IF(ISBLANK([.P123]); &quot;&quot;; SUM([.$S$3:.S123]))">
            <text:p/>
          </table:table-cell>
          <table:table-cell table:formula="of:=IF(ISBLANK([.K123]); &quot;&quot;; [.J123]*[.K123])">
            <text:p/>
          </table:table-cell>
          <table:table-cell table:formula="of:=IF(ISNUMBER([.AO123]); [.AO123]*0.0035; &quot;&quot;)">
            <text:p/>
          </table:table-cell>
          <table:table-cell table:style-name="ce224" table:formula="of:=IF(ISBLANK([.P123]); &quot;&quot; ; [.O123]*[.P123])">
            <text:p/>
          </table:table-cell>
          <table:table-cell table:formula="of:=IF(ISNUMBER([.AQ123]); [.AQ123]*0.0035; &quot;&quot;)">
            <text:p/>
          </table:table-cell>
          <table:table-cell table:number-columns-repeated="20"/>
        </table:table-row>
        <table:table-row table:style-name="ro2">
          <table:table-cell office:value-type="float" office:value="122" calcext:value-type="float">
            <text:p>122</text:p>
          </table:table-cell>
          <table:table-cell table:style-name="ce219"/>
          <table:table-cell table:style-name="ce227" table:content-validation-name="val2"/>
          <table:table-cell table:style-name="ce227"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4]=&quot;Long&quot;; [.K124]-[Overview.$C$4]/[.J124]; IF([.F124]=&quot;Short&quot;; [.K124]+[Overview.$C$4]/[.J124]; &quot;&quot;)); &quot;&quot;)">
            <text:p/>
          </table:table-cell>
          <table:table-cell table:style-name="ce157" table:formula="of:=IFERROR(ABS([.L124]-[.K124])*[.J124]; &quot;&quot;)">
            <text:p/>
          </table:table-cell>
          <table:table-cell table:style-name="ce289" table:formula="of:=IFERROR(IF([.F124]=&quot;Long&quot;; [.K124]+[Overview.$C$4]/[.J124]*[Overview.$C$6]; IF([.F124]=&quot;Short&quot;; [.K124]-[Overview.$C$4]/[.J124]*[Overview.$C$6]; &quot;&quot;)); &quot;&quot;)">
            <text:p/>
          </table:table-cell>
          <table:table-cell table:style-name="ce152"/>
          <table:table-cell table:number-columns-repeated="2"/>
          <table:table-cell table:formula="of:=IFERROR([.S124]/[.M124]; &quot;&quot;)">
            <text:p/>
          </table:table-cell>
          <table:table-cell table:formula="of:=IFERROR(IF(AND([.F124]=&quot;Long&quot;; [.O124]=[.J124]); [.J124]*([.P124]-[.K124]); IF(AND([.F124]=&quot;Short&quot;; [.O124]=[.J124]); [.J124]*([.K124]-[.P124]); &quot;&quot;)); &quot;&quot;)">
            <text:p/>
          </table:table-cell>
          <table:table-cell table:formula="of:=IF(ISNUMBER([.S124]); IF([.S124]&gt;0; &quot;Win&quot;; &quot;Loss&quot;);&quot;&quot;)">
            <text:p/>
          </table:table-cell>
          <table:table-cell table:formula="of:=IF([.Q124]=&quot;&quot;; &quot;&quot;; CONCATENATE(DATEDIF([.I124];[.Q124];&quot;d&quot;); IF(DATEDIF([.I124];[.Q124];&quot;d&quot;)&gt;1; &quot; Days&quot;; &quot; Day&quot;)))">
            <text:p/>
          </table:table-cell>
          <table:table-cell table:content-validation-name="val12"/>
          <table:table-cell table:number-columns-repeated="2"/>
          <table:table-cell table:style-name="ce196"/>
          <table:table-cell table:style-name="ce205" table:formula="of:=IFERROR(IF(ISBLANK([.Y124]); &quot;&quot;; IF([.$F124]=&quot;Long&quot;; ([.Y124]-[.$K124])*[.$J124]/[.$M124]; ([.$K124]-[.Y124])*[.$J124]/[.$M124])-[.$R124]); &quot;&quot;)">
            <text:p/>
          </table:table-cell>
          <table:table-cell table:style-name="Default"/>
          <table:table-cell table:style-name="ce205" table:formula="of:=IFERROR(IF(ISBLANK([.AA124]); &quot;&quot;; IF([.$F124]=&quot;Long&quot;; ([.AA124]-[.$K124])*[.$J124]/[.$M124]; ([.$K124]-[.AA124])*[.$J124]/[.$M124])-[.$R124]); &quot;&quot;)">
            <text:p/>
          </table:table-cell>
          <table:table-cell table:style-name="Default"/>
          <table:table-cell table:style-name="ce205" table:formula="of:=IFERROR(IF(ISBLANK([.AC124]); &quot;&quot;; IF([.$F124]=&quot;Long&quot;; ([.AC124]-[.$K124])*[.$J124]/[.$M124]; ([.$K124]-[.AC124])*[.$J124]/[.$M124])-[.$R124]); &quot;&quot;)">
            <text:p/>
          </table:table-cell>
          <table:table-cell/>
          <table:table-cell table:style-name="ce224" table:formula="of:=IF(ISBLANK([.Q124]); &quot;&quot;; DAY([.Q124]))">
            <text:p/>
          </table:table-cell>
          <table:table-cell table:style-name="ce224" table:formula="of:=IF(ISBLANK([.I124]); &quot;&quot;; WEEKDAY([.I124]; 2))">
            <text:p/>
          </table:table-cell>
          <table:table-cell table:style-name="ce224" table:formula="of:=IF(ISBLANK([.Q124]); &quot;&quot;; WEEKDAY([.Q124]; 2))">
            <text:p/>
          </table:table-cell>
          <table:table-cell table:style-name="ce224" table:formula="of:=IF(ISBLANK([.Q124]); &quot;&quot;; WEEKNUM([.Q124]))">
            <text:p/>
          </table:table-cell>
          <table:table-cell table:style-name="ce224" table:formula="of:=IF(ISBLANK([.I124]); &quot;&quot;; MONTH([.I124]))">
            <text:p/>
          </table:table-cell>
          <table:table-cell table:style-name="ce224" table:formula="of:=IF(ISBLANK([.Q124]); &quot;&quot;; MONTH([.Q124]))">
            <text:p/>
          </table:table-cell>
          <table:table-cell table:style-name="ce224" table:formula="of:=IF(OR(ISBLANK([.I124]); ISBLANK([.Q124])); &quot;&quot;; IFERROR(DATEDIF([.I124];[.Q124];&quot;d&quot;); &quot;&quot;))">
            <text:p/>
          </table:table-cell>
          <table:table-cell table:style-name="ce286" table:formula="of:=IF(ISBLANK([.P124]); &quot;&quot;; SUM([.$R$3:.R124]))">
            <text:p/>
          </table:table-cell>
          <table:table-cell table:style-name="ce286" table:formula="of:=IF(ISBLANK([.P124]); &quot;&quot;; SUM([.$S$3:.S124]))">
            <text:p/>
          </table:table-cell>
          <table:table-cell table:formula="of:=IF(ISBLANK([.K124]); &quot;&quot;; [.J124]*[.K124])">
            <text:p/>
          </table:table-cell>
          <table:table-cell table:formula="of:=IF(ISNUMBER([.AO124]); [.AO124]*0.0035; &quot;&quot;)">
            <text:p/>
          </table:table-cell>
          <table:table-cell table:style-name="ce224" table:formula="of:=IF(ISBLANK([.P124]); &quot;&quot; ; [.O124]*[.P124])">
            <text:p/>
          </table:table-cell>
          <table:table-cell table:formula="of:=IF(ISNUMBER([.AQ124]); [.AQ124]*0.0035; &quot;&quot;)">
            <text:p/>
          </table:table-cell>
          <table:table-cell table:number-columns-repeated="20"/>
        </table:table-row>
        <table:table-row table:style-name="ro2">
          <table:table-cell office:value-type="float" office:value="123" calcext:value-type="float">
            <text:p>123</text:p>
          </table:table-cell>
          <table:table-cell table:style-name="ce219"/>
          <table:table-cell table:style-name="ce227" table:content-validation-name="val2"/>
          <table:table-cell table:style-name="ce227"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5]=&quot;Long&quot;; [.K125]-[Overview.$C$4]/[.J125]; IF([.F125]=&quot;Short&quot;; [.K125]+[Overview.$C$4]/[.J125]; &quot;&quot;)); &quot;&quot;)">
            <text:p/>
          </table:table-cell>
          <table:table-cell table:style-name="ce157" table:formula="of:=IFERROR(ABS([.L125]-[.K125])*[.J125]; &quot;&quot;)">
            <text:p/>
          </table:table-cell>
          <table:table-cell table:style-name="ce289" table:formula="of:=IFERROR(IF([.F125]=&quot;Long&quot;; [.K125]+[Overview.$C$4]/[.J125]*[Overview.$C$6]; IF([.F125]=&quot;Short&quot;; [.K125]-[Overview.$C$4]/[.J125]*[Overview.$C$6]; &quot;&quot;)); &quot;&quot;)">
            <text:p/>
          </table:table-cell>
          <table:table-cell table:style-name="ce152"/>
          <table:table-cell table:number-columns-repeated="2"/>
          <table:table-cell table:formula="of:=IFERROR([.S125]/[.M125]; &quot;&quot;)">
            <text:p/>
          </table:table-cell>
          <table:table-cell table:formula="of:=IFERROR(IF(AND([.F125]=&quot;Long&quot;; [.O125]=[.J125]); [.J125]*([.P125]-[.K125]); IF(AND([.F125]=&quot;Short&quot;; [.O125]=[.J125]); [.J125]*([.K125]-[.P125]); &quot;&quot;)); &quot;&quot;)">
            <text:p/>
          </table:table-cell>
          <table:table-cell table:formula="of:=IF(ISNUMBER([.S125]); IF([.S125]&gt;0; &quot;Win&quot;; &quot;Loss&quot;);&quot;&quot;)">
            <text:p/>
          </table:table-cell>
          <table:table-cell table:formula="of:=IF([.Q125]=&quot;&quot;; &quot;&quot;; CONCATENATE(DATEDIF([.I125];[.Q125];&quot;d&quot;); IF(DATEDIF([.I125];[.Q125];&quot;d&quot;)&gt;1; &quot; Days&quot;; &quot; Day&quot;)))">
            <text:p/>
          </table:table-cell>
          <table:table-cell table:content-validation-name="val12"/>
          <table:table-cell table:number-columns-repeated="2"/>
          <table:table-cell table:style-name="ce196"/>
          <table:table-cell table:style-name="ce205" table:formula="of:=IFERROR(IF(ISBLANK([.Y125]); &quot;&quot;; IF([.$F125]=&quot;Long&quot;; ([.Y125]-[.$K125])*[.$J125]/[.$M125]; ([.$K125]-[.Y125])*[.$J125]/[.$M125])-[.$R125]); &quot;&quot;)">
            <text:p/>
          </table:table-cell>
          <table:table-cell table:style-name="Default"/>
          <table:table-cell table:style-name="ce205" table:formula="of:=IFERROR(IF(ISBLANK([.AA125]); &quot;&quot;; IF([.$F125]=&quot;Long&quot;; ([.AA125]-[.$K125])*[.$J125]/[.$M125]; ([.$K125]-[.AA125])*[.$J125]/[.$M125])-[.$R125]); &quot;&quot;)">
            <text:p/>
          </table:table-cell>
          <table:table-cell table:style-name="Default"/>
          <table:table-cell table:style-name="ce205" table:formula="of:=IFERROR(IF(ISBLANK([.AC125]); &quot;&quot;; IF([.$F125]=&quot;Long&quot;; ([.AC125]-[.$K125])*[.$J125]/[.$M125]; ([.$K125]-[.AC125])*[.$J125]/[.$M125])-[.$R125]); &quot;&quot;)">
            <text:p/>
          </table:table-cell>
          <table:table-cell/>
          <table:table-cell table:style-name="ce224" table:formula="of:=IF(ISBLANK([.Q125]); &quot;&quot;; DAY([.Q125]))">
            <text:p/>
          </table:table-cell>
          <table:table-cell table:style-name="ce224" table:formula="of:=IF(ISBLANK([.I125]); &quot;&quot;; WEEKDAY([.I125]; 2))">
            <text:p/>
          </table:table-cell>
          <table:table-cell table:style-name="ce224" table:formula="of:=IF(ISBLANK([.Q125]); &quot;&quot;; WEEKDAY([.Q125]; 2))">
            <text:p/>
          </table:table-cell>
          <table:table-cell table:style-name="ce224" table:formula="of:=IF(ISBLANK([.Q125]); &quot;&quot;; WEEKNUM([.Q125]))">
            <text:p/>
          </table:table-cell>
          <table:table-cell table:style-name="ce224" table:formula="of:=IF(ISBLANK([.I125]); &quot;&quot;; MONTH([.I125]))">
            <text:p/>
          </table:table-cell>
          <table:table-cell table:style-name="ce224" table:formula="of:=IF(ISBLANK([.Q125]); &quot;&quot;; MONTH([.Q125]))">
            <text:p/>
          </table:table-cell>
          <table:table-cell table:style-name="ce224" table:formula="of:=IF(OR(ISBLANK([.I125]); ISBLANK([.Q125])); &quot;&quot;; IFERROR(DATEDIF([.I125];[.Q125];&quot;d&quot;); &quot;&quot;))">
            <text:p/>
          </table:table-cell>
          <table:table-cell table:style-name="ce286" table:formula="of:=IF(ISBLANK([.P125]); &quot;&quot;; SUM([.$R$3:.R125]))">
            <text:p/>
          </table:table-cell>
          <table:table-cell table:style-name="ce286" table:formula="of:=IF(ISBLANK([.P125]); &quot;&quot;; SUM([.$S$3:.S125]))">
            <text:p/>
          </table:table-cell>
          <table:table-cell table:formula="of:=IF(ISBLANK([.K125]); &quot;&quot;; [.J125]*[.K125])">
            <text:p/>
          </table:table-cell>
          <table:table-cell table:formula="of:=IF(ISNUMBER([.AO125]); [.AO125]*0.0035; &quot;&quot;)">
            <text:p/>
          </table:table-cell>
          <table:table-cell table:style-name="ce224" table:formula="of:=IF(ISBLANK([.P125]); &quot;&quot; ; [.O125]*[.P125])">
            <text:p/>
          </table:table-cell>
          <table:table-cell table:formula="of:=IF(ISNUMBER([.AQ125]); [.AQ125]*0.0035; &quot;&quot;)">
            <text:p/>
          </table:table-cell>
          <table:table-cell table:number-columns-repeated="20"/>
        </table:table-row>
        <table:table-row table:style-name="ro2">
          <table:table-cell office:value-type="float" office:value="124" calcext:value-type="float">
            <text:p>12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6]=&quot;Long&quot;; [.K126]-[Overview.$C$4]/[.J126]; IF([.F126]=&quot;Short&quot;; [.K126]+[Overview.$C$4]/[.J126]; &quot;&quot;)); &quot;&quot;)">
            <text:p/>
          </table:table-cell>
          <table:table-cell table:style-name="ce157" table:formula="of:=IFERROR(ABS([.L126]-[.K126])*[.J126]; &quot;&quot;)">
            <text:p/>
          </table:table-cell>
          <table:table-cell table:style-name="ce289" table:formula="of:=IFERROR(IF([.F126]=&quot;Long&quot;; [.K126]+[Overview.$C$4]/[.J126]*[Overview.$C$6]; IF([.F126]=&quot;Short&quot;; [.K126]-[Overview.$C$4]/[.J126]*[Overview.$C$6]; &quot;&quot;)); &quot;&quot;)">
            <text:p/>
          </table:table-cell>
          <table:table-cell table:style-name="ce152"/>
          <table:table-cell table:number-columns-repeated="2"/>
          <table:table-cell table:formula="of:=IFERROR([.S126]/[.M126]; &quot;&quot;)">
            <text:p/>
          </table:table-cell>
          <table:table-cell table:formula="of:=IFERROR(IF(AND([.F126]=&quot;Long&quot;; [.O126]=[.J126]); [.J126]*([.P126]-[.K126]); IF(AND([.F126]=&quot;Short&quot;; [.O126]=[.J126]); [.J126]*([.K126]-[.P126]); &quot;&quot;)); &quot;&quot;)">
            <text:p/>
          </table:table-cell>
          <table:table-cell table:formula="of:=IF(ISNUMBER([.S126]); IF([.S126]&gt;0; &quot;Win&quot;; &quot;Loss&quot;);&quot;&quot;)">
            <text:p/>
          </table:table-cell>
          <table:table-cell table:formula="of:=IF([.Q126]=&quot;&quot;; &quot;&quot;; CONCATENATE(DATEDIF([.I126];[.Q126];&quot;d&quot;); IF(DATEDIF([.I126];[.Q126];&quot;d&quot;)&gt;1; &quot; Days&quot;; &quot; Day&quot;)))">
            <text:p/>
          </table:table-cell>
          <table:table-cell table:content-validation-name="val12"/>
          <table:table-cell table:number-columns-repeated="2"/>
          <table:table-cell table:style-name="ce196"/>
          <table:table-cell table:style-name="ce205" table:formula="of:=IFERROR(IF(ISBLANK([.Y126]); &quot;&quot;; IF([.$F126]=&quot;Long&quot;; ([.Y126]-[.$K126])*[.$J126]/[.$M126]; ([.$K126]-[.Y126])*[.$J126]/[.$M126])-[.$R126]); &quot;&quot;)">
            <text:p/>
          </table:table-cell>
          <table:table-cell table:style-name="Default"/>
          <table:table-cell table:style-name="ce205" table:formula="of:=IFERROR(IF(ISBLANK([.AA126]); &quot;&quot;; IF([.$F126]=&quot;Long&quot;; ([.AA126]-[.$K126])*[.$J126]/[.$M126]; ([.$K126]-[.AA126])*[.$J126]/[.$M126])-[.$R126]); &quot;&quot;)">
            <text:p/>
          </table:table-cell>
          <table:table-cell table:style-name="Default"/>
          <table:table-cell table:style-name="ce205" table:formula="of:=IFERROR(IF(ISBLANK([.AC126]); &quot;&quot;; IF([.$F126]=&quot;Long&quot;; ([.AC126]-[.$K126])*[.$J126]/[.$M126]; ([.$K126]-[.AC126])*[.$J126]/[.$M126])-[.$R126]); &quot;&quot;)">
            <text:p/>
          </table:table-cell>
          <table:table-cell/>
          <table:table-cell table:style-name="ce224" table:formula="of:=IF(ISBLANK([.Q126]); &quot;&quot;; DAY([.Q126]))">
            <text:p/>
          </table:table-cell>
          <table:table-cell table:style-name="ce224" table:formula="of:=IF(ISBLANK([.I126]); &quot;&quot;; WEEKDAY([.I126]; 2))">
            <text:p/>
          </table:table-cell>
          <table:table-cell table:style-name="ce224" table:formula="of:=IF(ISBLANK([.Q126]); &quot;&quot;; WEEKDAY([.Q126]; 2))">
            <text:p/>
          </table:table-cell>
          <table:table-cell table:style-name="ce224" table:formula="of:=IF(ISBLANK([.Q126]); &quot;&quot;; WEEKNUM([.Q126]))">
            <text:p/>
          </table:table-cell>
          <table:table-cell table:style-name="ce224" table:formula="of:=IF(ISBLANK([.I126]); &quot;&quot;; MONTH([.I126]))">
            <text:p/>
          </table:table-cell>
          <table:table-cell table:style-name="ce224" table:formula="of:=IF(ISBLANK([.Q126]); &quot;&quot;; MONTH([.Q126]))">
            <text:p/>
          </table:table-cell>
          <table:table-cell table:style-name="ce224" table:formula="of:=IF(OR(ISBLANK([.I126]); ISBLANK([.Q126])); &quot;&quot;; IFERROR(DATEDIF([.I126];[.Q126];&quot;d&quot;); &quot;&quot;))">
            <text:p/>
          </table:table-cell>
          <table:table-cell table:style-name="ce286" table:formula="of:=IF(ISBLANK([.P126]); &quot;&quot;; SUM([.$R$3:.R126]))">
            <text:p/>
          </table:table-cell>
          <table:table-cell table:style-name="ce286" table:formula="of:=IF(ISBLANK([.P126]); &quot;&quot;; SUM([.$S$3:.S126]))">
            <text:p/>
          </table:table-cell>
          <table:table-cell table:formula="of:=IF(ISBLANK([.K126]); &quot;&quot;; [.J126]*[.K126])">
            <text:p/>
          </table:table-cell>
          <table:table-cell table:formula="of:=IF(ISNUMBER([.AO126]); [.AO126]*0.0035; &quot;&quot;)">
            <text:p/>
          </table:table-cell>
          <table:table-cell table:style-name="ce224" table:formula="of:=IF(ISBLANK([.P126]); &quot;&quot; ; [.O126]*[.P126])">
            <text:p/>
          </table:table-cell>
          <table:table-cell table:formula="of:=IF(ISNUMBER([.AQ126]); [.AQ126]*0.0035; &quot;&quot;)">
            <text:p/>
          </table:table-cell>
          <table:table-cell table:number-columns-repeated="20"/>
        </table:table-row>
        <table:table-row table:style-name="ro2">
          <table:table-cell office:value-type="float" office:value="125" calcext:value-type="float">
            <text:p>12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7]=&quot;Long&quot;; [.K127]-[Overview.$C$4]/[.J127]; IF([.F127]=&quot;Short&quot;; [.K127]+[Overview.$C$4]/[.J127]; &quot;&quot;)); &quot;&quot;)">
            <text:p/>
          </table:table-cell>
          <table:table-cell table:style-name="ce157" table:formula="of:=IFERROR(ABS([.L127]-[.K127])*[.J127]; &quot;&quot;)">
            <text:p/>
          </table:table-cell>
          <table:table-cell table:style-name="ce289" table:formula="of:=IFERROR(IF([.F127]=&quot;Long&quot;; [.K127]+[Overview.$C$4]/[.J127]*[Overview.$C$6]; IF([.F127]=&quot;Short&quot;; [.K127]-[Overview.$C$4]/[.J127]*[Overview.$C$6]; &quot;&quot;)); &quot;&quot;)">
            <text:p/>
          </table:table-cell>
          <table:table-cell table:style-name="ce152"/>
          <table:table-cell table:number-columns-repeated="2"/>
          <table:table-cell table:formula="of:=IFERROR([.S127]/[.M127]; &quot;&quot;)">
            <text:p/>
          </table:table-cell>
          <table:table-cell table:formula="of:=IFERROR(IF(AND([.F127]=&quot;Long&quot;; [.O127]=[.J127]); [.J127]*([.P127]-[.K127]); IF(AND([.F127]=&quot;Short&quot;; [.O127]=[.J127]); [.J127]*([.K127]-[.P127]); &quot;&quot;)); &quot;&quot;)">
            <text:p/>
          </table:table-cell>
          <table:table-cell table:formula="of:=IF(ISNUMBER([.S127]); IF([.S127]&gt;0; &quot;Win&quot;; &quot;Loss&quot;);&quot;&quot;)">
            <text:p/>
          </table:table-cell>
          <table:table-cell table:formula="of:=IF([.Q127]=&quot;&quot;; &quot;&quot;; CONCATENATE(DATEDIF([.I127];[.Q127];&quot;d&quot;); IF(DATEDIF([.I127];[.Q127];&quot;d&quot;)&gt;1; &quot; Days&quot;; &quot; Day&quot;)))">
            <text:p/>
          </table:table-cell>
          <table:table-cell table:content-validation-name="val12"/>
          <table:table-cell table:number-columns-repeated="2"/>
          <table:table-cell table:style-name="ce196"/>
          <table:table-cell table:style-name="ce205" table:formula="of:=IFERROR(IF(ISBLANK([.Y127]); &quot;&quot;; IF([.$F127]=&quot;Long&quot;; ([.Y127]-[.$K127])*[.$J127]/[.$M127]; ([.$K127]-[.Y127])*[.$J127]/[.$M127])-[.$R127]); &quot;&quot;)">
            <text:p/>
          </table:table-cell>
          <table:table-cell table:style-name="Default"/>
          <table:table-cell table:style-name="ce205" table:formula="of:=IFERROR(IF(ISBLANK([.AA127]); &quot;&quot;; IF([.$F127]=&quot;Long&quot;; ([.AA127]-[.$K127])*[.$J127]/[.$M127]; ([.$K127]-[.AA127])*[.$J127]/[.$M127])-[.$R127]); &quot;&quot;)">
            <text:p/>
          </table:table-cell>
          <table:table-cell table:style-name="Default"/>
          <table:table-cell table:style-name="ce205" table:formula="of:=IFERROR(IF(ISBLANK([.AC127]); &quot;&quot;; IF([.$F127]=&quot;Long&quot;; ([.AC127]-[.$K127])*[.$J127]/[.$M127]; ([.$K127]-[.AC127])*[.$J127]/[.$M127])-[.$R127]); &quot;&quot;)">
            <text:p/>
          </table:table-cell>
          <table:table-cell/>
          <table:table-cell table:style-name="ce224" table:formula="of:=IF(ISBLANK([.Q127]); &quot;&quot;; DAY([.Q127]))">
            <text:p/>
          </table:table-cell>
          <table:table-cell table:style-name="ce224" table:formula="of:=IF(ISBLANK([.I127]); &quot;&quot;; WEEKDAY([.I127]; 2))">
            <text:p/>
          </table:table-cell>
          <table:table-cell table:style-name="ce224" table:formula="of:=IF(ISBLANK([.Q127]); &quot;&quot;; WEEKDAY([.Q127]; 2))">
            <text:p/>
          </table:table-cell>
          <table:table-cell table:style-name="ce224" table:formula="of:=IF(ISBLANK([.Q127]); &quot;&quot;; WEEKNUM([.Q127]))">
            <text:p/>
          </table:table-cell>
          <table:table-cell table:style-name="ce224" table:formula="of:=IF(ISBLANK([.I127]); &quot;&quot;; MONTH([.I127]))">
            <text:p/>
          </table:table-cell>
          <table:table-cell table:style-name="ce224" table:formula="of:=IF(ISBLANK([.Q127]); &quot;&quot;; MONTH([.Q127]))">
            <text:p/>
          </table:table-cell>
          <table:table-cell table:style-name="ce224" table:formula="of:=IF(OR(ISBLANK([.I127]); ISBLANK([.Q127])); &quot;&quot;; IFERROR(DATEDIF([.I127];[.Q127];&quot;d&quot;); &quot;&quot;))">
            <text:p/>
          </table:table-cell>
          <table:table-cell table:style-name="ce286" table:formula="of:=IF(ISBLANK([.P127]); &quot;&quot;; SUM([.$R$3:.R127]))">
            <text:p/>
          </table:table-cell>
          <table:table-cell table:style-name="ce286" table:formula="of:=IF(ISBLANK([.P127]); &quot;&quot;; SUM([.$S$3:.S127]))">
            <text:p/>
          </table:table-cell>
          <table:table-cell table:formula="of:=IF(ISBLANK([.K127]); &quot;&quot;; [.J127]*[.K127])">
            <text:p/>
          </table:table-cell>
          <table:table-cell table:formula="of:=IF(ISNUMBER([.AO127]); [.AO127]*0.0035; &quot;&quot;)">
            <text:p/>
          </table:table-cell>
          <table:table-cell table:style-name="ce224" table:formula="of:=IF(ISBLANK([.P127]); &quot;&quot; ; [.O127]*[.P127])">
            <text:p/>
          </table:table-cell>
          <table:table-cell table:formula="of:=IF(ISNUMBER([.AQ127]); [.AQ127]*0.0035; &quot;&quot;)">
            <text:p/>
          </table:table-cell>
          <table:table-cell table:number-columns-repeated="20"/>
        </table:table-row>
        <table:table-row table:style-name="ro2">
          <table:table-cell office:value-type="float" office:value="126" calcext:value-type="float">
            <text:p>12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8]=&quot;Long&quot;; [.K128]-[Overview.$C$4]/[.J128]; IF([.F128]=&quot;Short&quot;; [.K128]+[Overview.$C$4]/[.J128]; &quot;&quot;)); &quot;&quot;)">
            <text:p/>
          </table:table-cell>
          <table:table-cell table:style-name="ce157" table:formula="of:=IFERROR(ABS([.L128]-[.K128])*[.J128]; &quot;&quot;)">
            <text:p/>
          </table:table-cell>
          <table:table-cell table:style-name="ce289" table:formula="of:=IFERROR(IF([.F128]=&quot;Long&quot;; [.K128]+[Overview.$C$4]/[.J128]*[Overview.$C$6]; IF([.F128]=&quot;Short&quot;; [.K128]-[Overview.$C$4]/[.J128]*[Overview.$C$6]; &quot;&quot;)); &quot;&quot;)">
            <text:p/>
          </table:table-cell>
          <table:table-cell table:style-name="ce152"/>
          <table:table-cell table:number-columns-repeated="2"/>
          <table:table-cell table:formula="of:=IFERROR([.S128]/[.M128]; &quot;&quot;)">
            <text:p/>
          </table:table-cell>
          <table:table-cell table:formula="of:=IFERROR(IF(AND([.F128]=&quot;Long&quot;; [.O128]=[.J128]); [.J128]*([.P128]-[.K128]); IF(AND([.F128]=&quot;Short&quot;; [.O128]=[.J128]); [.J128]*([.K128]-[.P128]); &quot;&quot;)); &quot;&quot;)">
            <text:p/>
          </table:table-cell>
          <table:table-cell table:formula="of:=IF(ISNUMBER([.S128]); IF([.S128]&gt;0; &quot;Win&quot;; &quot;Loss&quot;);&quot;&quot;)">
            <text:p/>
          </table:table-cell>
          <table:table-cell table:formula="of:=IF([.Q128]=&quot;&quot;; &quot;&quot;; CONCATENATE(DATEDIF([.I128];[.Q128];&quot;d&quot;); IF(DATEDIF([.I128];[.Q128];&quot;d&quot;)&gt;1; &quot; Days&quot;; &quot; Day&quot;)))">
            <text:p/>
          </table:table-cell>
          <table:table-cell table:content-validation-name="val12"/>
          <table:table-cell table:number-columns-repeated="2"/>
          <table:table-cell table:style-name="ce196"/>
          <table:table-cell table:style-name="ce205" table:formula="of:=IFERROR(IF(ISBLANK([.Y128]); &quot;&quot;; IF([.$F128]=&quot;Long&quot;; ([.Y128]-[.$K128])*[.$J128]/[.$M128]; ([.$K128]-[.Y128])*[.$J128]/[.$M128])-[.$R128]); &quot;&quot;)">
            <text:p/>
          </table:table-cell>
          <table:table-cell table:style-name="Default"/>
          <table:table-cell table:style-name="ce205" table:formula="of:=IFERROR(IF(ISBLANK([.AA128]); &quot;&quot;; IF([.$F128]=&quot;Long&quot;; ([.AA128]-[.$K128])*[.$J128]/[.$M128]; ([.$K128]-[.AA128])*[.$J128]/[.$M128])-[.$R128]); &quot;&quot;)">
            <text:p/>
          </table:table-cell>
          <table:table-cell table:style-name="Default"/>
          <table:table-cell table:style-name="ce205" table:formula="of:=IFERROR(IF(ISBLANK([.AC128]); &quot;&quot;; IF([.$F128]=&quot;Long&quot;; ([.AC128]-[.$K128])*[.$J128]/[.$M128]; ([.$K128]-[.AC128])*[.$J128]/[.$M128])-[.$R128]); &quot;&quot;)">
            <text:p/>
          </table:table-cell>
          <table:table-cell/>
          <table:table-cell table:style-name="ce224" table:formula="of:=IF(ISBLANK([.Q128]); &quot;&quot;; DAY([.Q128]))">
            <text:p/>
          </table:table-cell>
          <table:table-cell table:style-name="ce224" table:formula="of:=IF(ISBLANK([.I128]); &quot;&quot;; WEEKDAY([.I128]; 2))">
            <text:p/>
          </table:table-cell>
          <table:table-cell table:style-name="ce224" table:formula="of:=IF(ISBLANK([.Q128]); &quot;&quot;; WEEKDAY([.Q128]; 2))">
            <text:p/>
          </table:table-cell>
          <table:table-cell table:style-name="ce224" table:formula="of:=IF(ISBLANK([.Q128]); &quot;&quot;; WEEKNUM([.Q128]))">
            <text:p/>
          </table:table-cell>
          <table:table-cell table:style-name="ce224" table:formula="of:=IF(ISBLANK([.I128]); &quot;&quot;; MONTH([.I128]))">
            <text:p/>
          </table:table-cell>
          <table:table-cell table:style-name="ce224" table:formula="of:=IF(ISBLANK([.Q128]); &quot;&quot;; MONTH([.Q128]))">
            <text:p/>
          </table:table-cell>
          <table:table-cell table:style-name="ce224" table:formula="of:=IF(OR(ISBLANK([.I128]); ISBLANK([.Q128])); &quot;&quot;; IFERROR(DATEDIF([.I128];[.Q128];&quot;d&quot;); &quot;&quot;))">
            <text:p/>
          </table:table-cell>
          <table:table-cell table:style-name="ce286" table:formula="of:=IF(ISBLANK([.P128]); &quot;&quot;; SUM([.$R$3:.R128]))">
            <text:p/>
          </table:table-cell>
          <table:table-cell table:style-name="ce286" table:formula="of:=IF(ISBLANK([.P128]); &quot;&quot;; SUM([.$S$3:.S128]))">
            <text:p/>
          </table:table-cell>
          <table:table-cell table:formula="of:=IF(ISBLANK([.K128]); &quot;&quot;; [.J128]*[.K128])">
            <text:p/>
          </table:table-cell>
          <table:table-cell table:formula="of:=IF(ISNUMBER([.AO128]); [.AO128]*0.0035; &quot;&quot;)">
            <text:p/>
          </table:table-cell>
          <table:table-cell table:style-name="ce224" table:formula="of:=IF(ISBLANK([.P128]); &quot;&quot; ; [.O128]*[.P128])">
            <text:p/>
          </table:table-cell>
          <table:table-cell table:formula="of:=IF(ISNUMBER([.AQ128]); [.AQ128]*0.0035; &quot;&quot;)">
            <text:p/>
          </table:table-cell>
          <table:table-cell table:number-columns-repeated="20"/>
        </table:table-row>
        <table:table-row table:style-name="ro2">
          <table:table-cell office:value-type="float" office:value="127" calcext:value-type="float">
            <text:p>12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29]=&quot;Long&quot;; [.K129]-[Overview.$C$4]/[.J129]; IF([.F129]=&quot;Short&quot;; [.K129]+[Overview.$C$4]/[.J129]; &quot;&quot;)); &quot;&quot;)">
            <text:p/>
          </table:table-cell>
          <table:table-cell table:style-name="ce157" table:formula="of:=IFERROR(ABS([.L129]-[.K129])*[.J129]; &quot;&quot;)">
            <text:p/>
          </table:table-cell>
          <table:table-cell table:style-name="ce289" table:formula="of:=IFERROR(IF([.F129]=&quot;Long&quot;; [.K129]+[Overview.$C$4]/[.J129]*[Overview.$C$6]; IF([.F129]=&quot;Short&quot;; [.K129]-[Overview.$C$4]/[.J129]*[Overview.$C$6]; &quot;&quot;)); &quot;&quot;)">
            <text:p/>
          </table:table-cell>
          <table:table-cell table:style-name="ce152"/>
          <table:table-cell table:number-columns-repeated="2"/>
          <table:table-cell table:formula="of:=IFERROR([.S129]/[.M129]; &quot;&quot;)">
            <text:p/>
          </table:table-cell>
          <table:table-cell table:formula="of:=IFERROR(IF(AND([.F129]=&quot;Long&quot;; [.O129]=[.J129]); [.J129]*([.P129]-[.K129]); IF(AND([.F129]=&quot;Short&quot;; [.O129]=[.J129]); [.J129]*([.K129]-[.P129]); &quot;&quot;)); &quot;&quot;)">
            <text:p/>
          </table:table-cell>
          <table:table-cell table:formula="of:=IF(ISNUMBER([.S129]); IF([.S129]&gt;0; &quot;Win&quot;; &quot;Loss&quot;);&quot;&quot;)">
            <text:p/>
          </table:table-cell>
          <table:table-cell table:formula="of:=IF([.Q129]=&quot;&quot;; &quot;&quot;; CONCATENATE(DATEDIF([.I129];[.Q129];&quot;d&quot;); IF(DATEDIF([.I129];[.Q129];&quot;d&quot;)&gt;1; &quot; Days&quot;; &quot; Day&quot;)))">
            <text:p/>
          </table:table-cell>
          <table:table-cell table:content-validation-name="val12"/>
          <table:table-cell table:number-columns-repeated="2"/>
          <table:table-cell table:style-name="ce196"/>
          <table:table-cell table:style-name="ce205" table:formula="of:=IFERROR(IF(ISBLANK([.Y129]); &quot;&quot;; IF([.$F129]=&quot;Long&quot;; ([.Y129]-[.$K129])*[.$J129]/[.$M129]; ([.$K129]-[.Y129])*[.$J129]/[.$M129])-[.$R129]); &quot;&quot;)">
            <text:p/>
          </table:table-cell>
          <table:table-cell table:style-name="Default"/>
          <table:table-cell table:style-name="ce205" table:formula="of:=IFERROR(IF(ISBLANK([.AA129]); &quot;&quot;; IF([.$F129]=&quot;Long&quot;; ([.AA129]-[.$K129])*[.$J129]/[.$M129]; ([.$K129]-[.AA129])*[.$J129]/[.$M129])-[.$R129]); &quot;&quot;)">
            <text:p/>
          </table:table-cell>
          <table:table-cell table:style-name="Default"/>
          <table:table-cell table:style-name="ce205" table:formula="of:=IFERROR(IF(ISBLANK([.AC129]); &quot;&quot;; IF([.$F129]=&quot;Long&quot;; ([.AC129]-[.$K129])*[.$J129]/[.$M129]; ([.$K129]-[.AC129])*[.$J129]/[.$M129])-[.$R129]); &quot;&quot;)">
            <text:p/>
          </table:table-cell>
          <table:table-cell/>
          <table:table-cell table:style-name="ce224" table:formula="of:=IF(ISBLANK([.Q129]); &quot;&quot;; DAY([.Q129]))">
            <text:p/>
          </table:table-cell>
          <table:table-cell table:style-name="ce224" table:formula="of:=IF(ISBLANK([.I129]); &quot;&quot;; WEEKDAY([.I129]; 2))">
            <text:p/>
          </table:table-cell>
          <table:table-cell table:style-name="ce224" table:formula="of:=IF(ISBLANK([.Q129]); &quot;&quot;; WEEKDAY([.Q129]; 2))">
            <text:p/>
          </table:table-cell>
          <table:table-cell table:style-name="ce224" table:formula="of:=IF(ISBLANK([.Q129]); &quot;&quot;; WEEKNUM([.Q129]))">
            <text:p/>
          </table:table-cell>
          <table:table-cell table:style-name="ce224" table:formula="of:=IF(ISBLANK([.I129]); &quot;&quot;; MONTH([.I129]))">
            <text:p/>
          </table:table-cell>
          <table:table-cell table:style-name="ce224" table:formula="of:=IF(ISBLANK([.Q129]); &quot;&quot;; MONTH([.Q129]))">
            <text:p/>
          </table:table-cell>
          <table:table-cell table:style-name="ce224" table:formula="of:=IF(OR(ISBLANK([.I129]); ISBLANK([.Q129])); &quot;&quot;; IFERROR(DATEDIF([.I129];[.Q129];&quot;d&quot;); &quot;&quot;))">
            <text:p/>
          </table:table-cell>
          <table:table-cell table:style-name="ce286" table:formula="of:=IF(ISBLANK([.P129]); &quot;&quot;; SUM([.$R$3:.R129]))">
            <text:p/>
          </table:table-cell>
          <table:table-cell table:style-name="ce286" table:formula="of:=IF(ISBLANK([.P129]); &quot;&quot;; SUM([.$S$3:.S129]))">
            <text:p/>
          </table:table-cell>
          <table:table-cell table:formula="of:=IF(ISBLANK([.K129]); &quot;&quot;; [.J129]*[.K129])">
            <text:p/>
          </table:table-cell>
          <table:table-cell table:formula="of:=IF(ISNUMBER([.AO129]); [.AO129]*0.0035; &quot;&quot;)">
            <text:p/>
          </table:table-cell>
          <table:table-cell table:style-name="ce224" table:formula="of:=IF(ISBLANK([.P129]); &quot;&quot; ; [.O129]*[.P129])">
            <text:p/>
          </table:table-cell>
          <table:table-cell table:formula="of:=IF(ISNUMBER([.AQ129]); [.AQ129]*0.0035; &quot;&quot;)">
            <text:p/>
          </table:table-cell>
          <table:table-cell table:number-columns-repeated="20"/>
        </table:table-row>
        <table:table-row table:style-name="ro2">
          <table:table-cell office:value-type="float" office:value="128" calcext:value-type="float">
            <text:p>12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0]=&quot;Long&quot;; [.K130]-[Overview.$C$4]/[.J130]; IF([.F130]=&quot;Short&quot;; [.K130]+[Overview.$C$4]/[.J130]; &quot;&quot;)); &quot;&quot;)">
            <text:p/>
          </table:table-cell>
          <table:table-cell table:style-name="ce157" table:formula="of:=IFERROR(ABS([.L130]-[.K130])*[.J130]; &quot;&quot;)">
            <text:p/>
          </table:table-cell>
          <table:table-cell table:style-name="ce289" table:formula="of:=IFERROR(IF([.F130]=&quot;Long&quot;; [.K130]+[Overview.$C$4]/[.J130]*[Overview.$C$6]; IF([.F130]=&quot;Short&quot;; [.K130]-[Overview.$C$4]/[.J130]*[Overview.$C$6]; &quot;&quot;)); &quot;&quot;)">
            <text:p/>
          </table:table-cell>
          <table:table-cell table:style-name="ce152"/>
          <table:table-cell table:number-columns-repeated="2"/>
          <table:table-cell table:formula="of:=IFERROR([.S130]/[.M130]; &quot;&quot;)">
            <text:p/>
          </table:table-cell>
          <table:table-cell table:formula="of:=IFERROR(IF(AND([.F130]=&quot;Long&quot;; [.O130]=[.J130]); [.J130]*([.P130]-[.K130]); IF(AND([.F130]=&quot;Short&quot;; [.O130]=[.J130]); [.J130]*([.K130]-[.P130]); &quot;&quot;)); &quot;&quot;)">
            <text:p/>
          </table:table-cell>
          <table:table-cell table:formula="of:=IF(ISNUMBER([.S130]); IF([.S130]&gt;0; &quot;Win&quot;; &quot;Loss&quot;);&quot;&quot;)">
            <text:p/>
          </table:table-cell>
          <table:table-cell table:formula="of:=IF([.Q130]=&quot;&quot;; &quot;&quot;; CONCATENATE(DATEDIF([.I130];[.Q130];&quot;d&quot;); IF(DATEDIF([.I130];[.Q130];&quot;d&quot;)&gt;1; &quot; Days&quot;; &quot; Day&quot;)))">
            <text:p/>
          </table:table-cell>
          <table:table-cell table:content-validation-name="val12"/>
          <table:table-cell table:number-columns-repeated="2"/>
          <table:table-cell table:style-name="ce196"/>
          <table:table-cell table:style-name="ce205" table:formula="of:=IFERROR(IF(ISBLANK([.Y130]); &quot;&quot;; IF([.$F130]=&quot;Long&quot;; ([.Y130]-[.$K130])*[.$J130]/[.$M130]; ([.$K130]-[.Y130])*[.$J130]/[.$M130])-[.$R130]); &quot;&quot;)">
            <text:p/>
          </table:table-cell>
          <table:table-cell table:style-name="Default"/>
          <table:table-cell table:style-name="ce205" table:formula="of:=IFERROR(IF(ISBLANK([.AA130]); &quot;&quot;; IF([.$F130]=&quot;Long&quot;; ([.AA130]-[.$K130])*[.$J130]/[.$M130]; ([.$K130]-[.AA130])*[.$J130]/[.$M130])-[.$R130]); &quot;&quot;)">
            <text:p/>
          </table:table-cell>
          <table:table-cell table:style-name="Default"/>
          <table:table-cell table:style-name="ce205" table:formula="of:=IFERROR(IF(ISBLANK([.AC130]); &quot;&quot;; IF([.$F130]=&quot;Long&quot;; ([.AC130]-[.$K130])*[.$J130]/[.$M130]; ([.$K130]-[.AC130])*[.$J130]/[.$M130])-[.$R130]); &quot;&quot;)">
            <text:p/>
          </table:table-cell>
          <table:table-cell/>
          <table:table-cell table:style-name="ce224" table:formula="of:=IF(ISBLANK([.Q130]); &quot;&quot;; DAY([.Q130]))">
            <text:p/>
          </table:table-cell>
          <table:table-cell table:style-name="ce224" table:formula="of:=IF(ISBLANK([.I130]); &quot;&quot;; WEEKDAY([.I130]; 2))">
            <text:p/>
          </table:table-cell>
          <table:table-cell table:formula="of:=IF(ISBLANK([.Q130]); &quot;&quot;; WEEKDAY([.Q130]; 2))">
            <text:p/>
          </table:table-cell>
          <table:table-cell table:formula="of:=IF(ISBLANK([.Q130]); &quot;&quot;; WEEKNUM([.Q130]))">
            <text:p/>
          </table:table-cell>
          <table:table-cell table:style-name="ce224" table:formula="of:=IF(ISBLANK([.I130]); &quot;&quot;; MONTH([.I130]))">
            <text:p/>
          </table:table-cell>
          <table:table-cell table:formula="of:=IF(ISBLANK([.Q130]); &quot;&quot;; MONTH([.Q130]))">
            <text:p/>
          </table:table-cell>
          <table:table-cell table:formula="of:=IF(OR(ISBLANK([.I130]); ISBLANK([.Q130])); &quot;&quot;; IFERROR(DATEDIF([.I130];[.Q130];&quot;d&quot;); &quot;&quot;))">
            <text:p/>
          </table:table-cell>
          <table:table-cell table:style-name="ce286" table:formula="of:=IF(ISBLANK([.P130]); &quot;&quot;; SUM([.$R$3:.R130]))">
            <text:p/>
          </table:table-cell>
          <table:table-cell table:style-name="ce286" table:formula="of:=IF(ISBLANK([.P130]); &quot;&quot;; SUM([.$S$3:.S130]))">
            <text:p/>
          </table:table-cell>
          <table:table-cell table:formula="of:=IF(ISBLANK([.K130]); &quot;&quot;; [.J130]*[.K130])">
            <text:p/>
          </table:table-cell>
          <table:table-cell table:formula="of:=IF(ISNUMBER([.AO130]); [.AO130]*0.0035; &quot;&quot;)">
            <text:p/>
          </table:table-cell>
          <table:table-cell table:style-name="ce224" table:formula="of:=IF(ISBLANK([.P130]); &quot;&quot; ; [.O130]*[.P130])">
            <text:p/>
          </table:table-cell>
          <table:table-cell table:formula="of:=IF(ISNUMBER([.AQ130]); [.AQ130]*0.0035; &quot;&quot;)">
            <text:p/>
          </table:table-cell>
          <table:table-cell table:number-columns-repeated="20"/>
        </table:table-row>
        <table:table-row table:style-name="ro2">
          <table:table-cell office:value-type="float" office:value="129" calcext:value-type="float">
            <text:p>12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1]=&quot;Long&quot;; [.K131]-[Overview.$C$4]/[.J131]; IF([.F131]=&quot;Short&quot;; [.K131]+[Overview.$C$4]/[.J131]; &quot;&quot;)); &quot;&quot;)">
            <text:p/>
          </table:table-cell>
          <table:table-cell table:style-name="ce157" table:formula="of:=IFERROR(ABS([.L131]-[.K131])*[.J131]; &quot;&quot;)">
            <text:p/>
          </table:table-cell>
          <table:table-cell table:style-name="ce289" table:formula="of:=IFERROR(IF([.F131]=&quot;Long&quot;; [.K131]+[Overview.$C$4]/[.J131]*[Overview.$C$6]; IF([.F131]=&quot;Short&quot;; [.K131]-[Overview.$C$4]/[.J131]*[Overview.$C$6]; &quot;&quot;)); &quot;&quot;)">
            <text:p/>
          </table:table-cell>
          <table:table-cell table:style-name="ce152"/>
          <table:table-cell table:number-columns-repeated="2"/>
          <table:table-cell table:formula="of:=IFERROR([.S131]/[.M131]; &quot;&quot;)">
            <text:p/>
          </table:table-cell>
          <table:table-cell table:formula="of:=IFERROR(IF(AND([.F131]=&quot;Long&quot;; [.O131]=[.J131]); [.J131]*([.P131]-[.K131]); IF(AND([.F131]=&quot;Short&quot;; [.O131]=[.J131]); [.J131]*([.K131]-[.P131]); &quot;&quot;)); &quot;&quot;)">
            <text:p/>
          </table:table-cell>
          <table:table-cell table:formula="of:=IF(ISNUMBER([.S131]); IF([.S131]&gt;0; &quot;Win&quot;; &quot;Loss&quot;);&quot;&quot;)">
            <text:p/>
          </table:table-cell>
          <table:table-cell table:formula="of:=IF([.Q131]=&quot;&quot;; &quot;&quot;; CONCATENATE(DATEDIF([.I131];[.Q131];&quot;d&quot;); IF(DATEDIF([.I131];[.Q131];&quot;d&quot;)&gt;1; &quot; Days&quot;; &quot; Day&quot;)))">
            <text:p/>
          </table:table-cell>
          <table:table-cell table:content-validation-name="val12"/>
          <table:table-cell table:number-columns-repeated="2"/>
          <table:table-cell table:style-name="ce196"/>
          <table:table-cell table:style-name="ce205" table:formula="of:=IFERROR(IF(ISBLANK([.Y131]); &quot;&quot;; IF([.$F131]=&quot;Long&quot;; ([.Y131]-[.$K131])*[.$J131]/[.$M131]; ([.$K131]-[.Y131])*[.$J131]/[.$M131])-[.$R131]); &quot;&quot;)">
            <text:p/>
          </table:table-cell>
          <table:table-cell table:style-name="Default"/>
          <table:table-cell table:style-name="ce205" table:formula="of:=IFERROR(IF(ISBLANK([.AA131]); &quot;&quot;; IF([.$F131]=&quot;Long&quot;; ([.AA131]-[.$K131])*[.$J131]/[.$M131]; ([.$K131]-[.AA131])*[.$J131]/[.$M131])-[.$R131]); &quot;&quot;)">
            <text:p/>
          </table:table-cell>
          <table:table-cell table:style-name="Default"/>
          <table:table-cell table:style-name="ce205" table:formula="of:=IFERROR(IF(ISBLANK([.AC131]); &quot;&quot;; IF([.$F131]=&quot;Long&quot;; ([.AC131]-[.$K131])*[.$J131]/[.$M131]; ([.$K131]-[.AC131])*[.$J131]/[.$M131])-[.$R131]); &quot;&quot;)">
            <text:p/>
          </table:table-cell>
          <table:table-cell/>
          <table:table-cell table:formula="of:=IF(ISBLANK([.Q131]); &quot;&quot;; DAY([.Q131]))">
            <text:p/>
          </table:table-cell>
          <table:table-cell table:style-name="ce224" table:formula="of:=IF(ISBLANK([.I131]); &quot;&quot;; WEEKDAY([.I131]; 2))">
            <text:p/>
          </table:table-cell>
          <table:table-cell table:formula="of:=IF(ISBLANK([.Q131]); &quot;&quot;; WEEKDAY([.Q131]; 2))">
            <text:p/>
          </table:table-cell>
          <table:table-cell table:formula="of:=IF(ISBLANK([.Q131]); &quot;&quot;; WEEKNUM([.Q131]))">
            <text:p/>
          </table:table-cell>
          <table:table-cell table:style-name="ce224" table:formula="of:=IF(ISBLANK([.I131]); &quot;&quot;; MONTH([.I131]))">
            <text:p/>
          </table:table-cell>
          <table:table-cell table:formula="of:=IF(ISBLANK([.Q131]); &quot;&quot;; MONTH([.Q131]))">
            <text:p/>
          </table:table-cell>
          <table:table-cell table:formula="of:=IF(OR(ISBLANK([.I131]); ISBLANK([.Q131])); &quot;&quot;; IFERROR(DATEDIF([.I131];[.Q131];&quot;d&quot;); &quot;&quot;))">
            <text:p/>
          </table:table-cell>
          <table:table-cell table:style-name="ce286" table:formula="of:=IF(ISBLANK([.P131]); &quot;&quot;; SUM([.$R$3:.R131]))">
            <text:p/>
          </table:table-cell>
          <table:table-cell table:style-name="ce286" table:formula="of:=IF(ISBLANK([.P131]); &quot;&quot;; SUM([.$S$3:.S131]))">
            <text:p/>
          </table:table-cell>
          <table:table-cell table:formula="of:=IF(ISBLANK([.K131]); &quot;&quot;; [.J131]*[.K131])">
            <text:p/>
          </table:table-cell>
          <table:table-cell table:formula="of:=IF(ISNUMBER([.AO131]); [.AO131]*0.0035; &quot;&quot;)">
            <text:p/>
          </table:table-cell>
          <table:table-cell table:style-name="ce224" table:formula="of:=IF(ISBLANK([.P131]); &quot;&quot; ; [.O131]*[.P131])">
            <text:p/>
          </table:table-cell>
          <table:table-cell table:formula="of:=IF(ISNUMBER([.AQ131]); [.AQ131]*0.0035; &quot;&quot;)">
            <text:p/>
          </table:table-cell>
          <table:table-cell table:number-columns-repeated="20"/>
        </table:table-row>
        <table:table-row table:style-name="ro2">
          <table:table-cell office:value-type="float" office:value="130" calcext:value-type="float">
            <text:p>13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2]=&quot;Long&quot;; [.K132]-[Overview.$C$4]/[.J132]; IF([.F132]=&quot;Short&quot;; [.K132]+[Overview.$C$4]/[.J132]; &quot;&quot;)); &quot;&quot;)">
            <text:p/>
          </table:table-cell>
          <table:table-cell table:style-name="ce157" table:formula="of:=IFERROR(ABS([.L132]-[.K132])*[.J132]; &quot;&quot;)">
            <text:p/>
          </table:table-cell>
          <table:table-cell table:style-name="ce289" table:formula="of:=IFERROR(IF([.F132]=&quot;Long&quot;; [.K132]+[Overview.$C$4]/[.J132]*[Overview.$C$6]; IF([.F132]=&quot;Short&quot;; [.K132]-[Overview.$C$4]/[.J132]*[Overview.$C$6]; &quot;&quot;)); &quot;&quot;)">
            <text:p/>
          </table:table-cell>
          <table:table-cell table:style-name="ce152"/>
          <table:table-cell table:number-columns-repeated="2"/>
          <table:table-cell table:formula="of:=IFERROR([.S132]/[.M132]; &quot;&quot;)">
            <text:p/>
          </table:table-cell>
          <table:table-cell table:formula="of:=IFERROR(IF(AND([.F132]=&quot;Long&quot;; [.O132]=[.J132]); [.J132]*([.P132]-[.K132]); IF(AND([.F132]=&quot;Short&quot;; [.O132]=[.J132]); [.J132]*([.K132]-[.P132]); &quot;&quot;)); &quot;&quot;)">
            <text:p/>
          </table:table-cell>
          <table:table-cell table:formula="of:=IF(ISNUMBER([.S132]); IF([.S132]&gt;0; &quot;Win&quot;; &quot;Loss&quot;);&quot;&quot;)">
            <text:p/>
          </table:table-cell>
          <table:table-cell table:formula="of:=IF([.Q132]=&quot;&quot;; &quot;&quot;; CONCATENATE(DATEDIF([.I132];[.Q132];&quot;d&quot;); IF(DATEDIF([.I132];[.Q132];&quot;d&quot;)&gt;1; &quot; Days&quot;; &quot; Day&quot;)))">
            <text:p/>
          </table:table-cell>
          <table:table-cell table:content-validation-name="val12"/>
          <table:table-cell table:number-columns-repeated="2"/>
          <table:table-cell table:style-name="ce196"/>
          <table:table-cell table:style-name="ce205" table:formula="of:=IFERROR(IF(ISBLANK([.Y132]); &quot;&quot;; IF([.$F132]=&quot;Long&quot;; ([.Y132]-[.$K132])*[.$J132]/[.$M132]; ([.$K132]-[.Y132])*[.$J132]/[.$M132])-[.$R132]); &quot;&quot;)">
            <text:p/>
          </table:table-cell>
          <table:table-cell table:style-name="Default"/>
          <table:table-cell table:style-name="ce205" table:formula="of:=IFERROR(IF(ISBLANK([.AA132]); &quot;&quot;; IF([.$F132]=&quot;Long&quot;; ([.AA132]-[.$K132])*[.$J132]/[.$M132]; ([.$K132]-[.AA132])*[.$J132]/[.$M132])-[.$R132]); &quot;&quot;)">
            <text:p/>
          </table:table-cell>
          <table:table-cell table:style-name="Default"/>
          <table:table-cell table:style-name="ce205" table:formula="of:=IFERROR(IF(ISBLANK([.AC132]); &quot;&quot;; IF([.$F132]=&quot;Long&quot;; ([.AC132]-[.$K132])*[.$J132]/[.$M132]; ([.$K132]-[.AC132])*[.$J132]/[.$M132])-[.$R132]); &quot;&quot;)">
            <text:p/>
          </table:table-cell>
          <table:table-cell/>
          <table:table-cell table:style-name="ce224" table:formula="of:=IF(ISBLANK([.Q132]); &quot;&quot;; DAY([.Q132]))">
            <text:p/>
          </table:table-cell>
          <table:table-cell table:style-name="ce224" table:formula="of:=IF(ISBLANK([.I132]); &quot;&quot;; WEEKDAY([.I132]; 2))">
            <text:p/>
          </table:table-cell>
          <table:table-cell table:style-name="ce224" table:formula="of:=IF(ISBLANK([.Q132]); &quot;&quot;; WEEKDAY([.Q132]; 2))">
            <text:p/>
          </table:table-cell>
          <table:table-cell table:style-name="ce224" table:formula="of:=IF(ISBLANK([.Q132]); &quot;&quot;; WEEKNUM([.Q132]))">
            <text:p/>
          </table:table-cell>
          <table:table-cell table:style-name="ce224" table:formula="of:=IF(ISBLANK([.I132]); &quot;&quot;; MONTH([.I132]))">
            <text:p/>
          </table:table-cell>
          <table:table-cell table:style-name="ce224" table:formula="of:=IF(ISBLANK([.Q132]); &quot;&quot;; MONTH([.Q132]))">
            <text:p/>
          </table:table-cell>
          <table:table-cell table:style-name="ce224" table:formula="of:=IF(OR(ISBLANK([.I132]); ISBLANK([.Q132])); &quot;&quot;; IFERROR(DATEDIF([.I132];[.Q132];&quot;d&quot;); &quot;&quot;))">
            <text:p/>
          </table:table-cell>
          <table:table-cell table:style-name="ce286" table:formula="of:=IF(ISBLANK([.P132]); &quot;&quot;; SUM([.$R$3:.R132]))">
            <text:p/>
          </table:table-cell>
          <table:table-cell table:style-name="ce286" table:formula="of:=IF(ISBLANK([.P132]); &quot;&quot;; SUM([.$S$3:.S132]))">
            <text:p/>
          </table:table-cell>
          <table:table-cell table:formula="of:=IF(ISBLANK([.K132]); &quot;&quot;; [.J132]*[.K132])">
            <text:p/>
          </table:table-cell>
          <table:table-cell table:formula="of:=IF(ISNUMBER([.AO132]); [.AO132]*0.0035; &quot;&quot;)">
            <text:p/>
          </table:table-cell>
          <table:table-cell table:style-name="ce224" table:formula="of:=IF(ISBLANK([.P132]); &quot;&quot; ; [.O132]*[.P132])">
            <text:p/>
          </table:table-cell>
          <table:table-cell table:formula="of:=IF(ISNUMBER([.AQ132]); [.AQ132]*0.0035; &quot;&quot;)">
            <text:p/>
          </table:table-cell>
          <table:table-cell table:number-columns-repeated="20"/>
        </table:table-row>
        <table:table-row table:style-name="ro2">
          <table:table-cell office:value-type="float" office:value="131" calcext:value-type="float">
            <text:p>13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3]=&quot;Long&quot;; [.K133]-[Overview.$C$4]/[.J133]; IF([.F133]=&quot;Short&quot;; [.K133]+[Overview.$C$4]/[.J133]; &quot;&quot;)); &quot;&quot;)">
            <text:p/>
          </table:table-cell>
          <table:table-cell table:style-name="ce157" table:formula="of:=IFERROR(ABS([.L133]-[.K133])*[.J133]; &quot;&quot;)">
            <text:p/>
          </table:table-cell>
          <table:table-cell table:style-name="ce289" table:formula="of:=IFERROR(IF([.F133]=&quot;Long&quot;; [.K133]+[Overview.$C$4]/[.J133]*[Overview.$C$6]; IF([.F133]=&quot;Short&quot;; [.K133]-[Overview.$C$4]/[.J133]*[Overview.$C$6]; &quot;&quot;)); &quot;&quot;)">
            <text:p/>
          </table:table-cell>
          <table:table-cell table:style-name="ce152"/>
          <table:table-cell table:number-columns-repeated="2"/>
          <table:table-cell table:formula="of:=IFERROR([.S133]/[.M133]; &quot;&quot;)">
            <text:p/>
          </table:table-cell>
          <table:table-cell table:formula="of:=IFERROR(IF(AND([.F133]=&quot;Long&quot;; [.O133]=[.J133]); [.J133]*([.P133]-[.K133]); IF(AND([.F133]=&quot;Short&quot;; [.O133]=[.J133]); [.J133]*([.K133]-[.P133]); &quot;&quot;)); &quot;&quot;)">
            <text:p/>
          </table:table-cell>
          <table:table-cell table:formula="of:=IF(ISNUMBER([.S133]); IF([.S133]&gt;0; &quot;Win&quot;; &quot;Loss&quot;);&quot;&quot;)">
            <text:p/>
          </table:table-cell>
          <table:table-cell table:formula="of:=IF([.Q133]=&quot;&quot;; &quot;&quot;; CONCATENATE(DATEDIF([.I133];[.Q133];&quot;d&quot;); IF(DATEDIF([.I133];[.Q133];&quot;d&quot;)&gt;1; &quot; Days&quot;; &quot; Day&quot;)))">
            <text:p/>
          </table:table-cell>
          <table:table-cell table:content-validation-name="val12"/>
          <table:table-cell table:number-columns-repeated="2"/>
          <table:table-cell table:style-name="ce196"/>
          <table:table-cell table:style-name="ce205" table:formula="of:=IFERROR(IF(ISBLANK([.Y133]); &quot;&quot;; IF([.$F133]=&quot;Long&quot;; ([.Y133]-[.$K133])*[.$J133]/[.$M133]; ([.$K133]-[.Y133])*[.$J133]/[.$M133])-[.$R133]); &quot;&quot;)">
            <text:p/>
          </table:table-cell>
          <table:table-cell table:style-name="Default"/>
          <table:table-cell table:style-name="ce205" table:formula="of:=IFERROR(IF(ISBLANK([.AA133]); &quot;&quot;; IF([.$F133]=&quot;Long&quot;; ([.AA133]-[.$K133])*[.$J133]/[.$M133]; ([.$K133]-[.AA133])*[.$J133]/[.$M133])-[.$R133]); &quot;&quot;)">
            <text:p/>
          </table:table-cell>
          <table:table-cell table:style-name="Default"/>
          <table:table-cell table:style-name="ce205" table:formula="of:=IFERROR(IF(ISBLANK([.AC133]); &quot;&quot;; IF([.$F133]=&quot;Long&quot;; ([.AC133]-[.$K133])*[.$J133]/[.$M133]; ([.$K133]-[.AC133])*[.$J133]/[.$M133])-[.$R133]); &quot;&quot;)">
            <text:p/>
          </table:table-cell>
          <table:table-cell/>
          <table:table-cell table:style-name="ce224" table:formula="of:=IF(ISBLANK([.Q133]); &quot;&quot;; DAY([.Q133]))">
            <text:p/>
          </table:table-cell>
          <table:table-cell table:style-name="ce224" table:formula="of:=IF(ISBLANK([.I133]); &quot;&quot;; WEEKDAY([.I133]; 2))">
            <text:p/>
          </table:table-cell>
          <table:table-cell table:style-name="ce224" table:formula="of:=IF(ISBLANK([.Q133]); &quot;&quot;; WEEKDAY([.Q133]; 2))">
            <text:p/>
          </table:table-cell>
          <table:table-cell table:style-name="ce224" table:formula="of:=IF(ISBLANK([.Q133]); &quot;&quot;; WEEKNUM([.Q133]))">
            <text:p/>
          </table:table-cell>
          <table:table-cell table:style-name="ce224" table:formula="of:=IF(ISBLANK([.I133]); &quot;&quot;; MONTH([.I133]))">
            <text:p/>
          </table:table-cell>
          <table:table-cell table:style-name="ce224" table:formula="of:=IF(ISBLANK([.Q133]); &quot;&quot;; MONTH([.Q133]))">
            <text:p/>
          </table:table-cell>
          <table:table-cell table:style-name="ce224" table:formula="of:=IF(OR(ISBLANK([.I133]); ISBLANK([.Q133])); &quot;&quot;; IFERROR(DATEDIF([.I133];[.Q133];&quot;d&quot;); &quot;&quot;))">
            <text:p/>
          </table:table-cell>
          <table:table-cell table:style-name="ce286" table:formula="of:=IF(ISBLANK([.P133]); &quot;&quot;; SUM([.$R$3:.R133]))">
            <text:p/>
          </table:table-cell>
          <table:table-cell table:style-name="ce286" table:formula="of:=IF(ISBLANK([.P133]); &quot;&quot;; SUM([.$S$3:.S133]))">
            <text:p/>
          </table:table-cell>
          <table:table-cell table:formula="of:=IF(ISBLANK([.K133]); &quot;&quot;; [.J133]*[.K133])">
            <text:p/>
          </table:table-cell>
          <table:table-cell table:formula="of:=IF(ISNUMBER([.AO133]); [.AO133]*0.0035; &quot;&quot;)">
            <text:p/>
          </table:table-cell>
          <table:table-cell table:style-name="ce224" table:formula="of:=IF(ISBLANK([.P133]); &quot;&quot; ; [.O133]*[.P133])">
            <text:p/>
          </table:table-cell>
          <table:table-cell table:formula="of:=IF(ISNUMBER([.AQ133]); [.AQ133]*0.0035; &quot;&quot;)">
            <text:p/>
          </table:table-cell>
          <table:table-cell table:number-columns-repeated="20"/>
        </table:table-row>
        <table:table-row table:style-name="ro2">
          <table:table-cell office:value-type="float" office:value="132" calcext:value-type="float">
            <text:p>13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4]=&quot;Long&quot;; [.K134]-[Overview.$C$4]/[.J134]; IF([.F134]=&quot;Short&quot;; [.K134]+[Overview.$C$4]/[.J134]; &quot;&quot;)); &quot;&quot;)">
            <text:p/>
          </table:table-cell>
          <table:table-cell table:style-name="ce157" table:formula="of:=IFERROR(ABS([.L134]-[.K134])*[.J134]; &quot;&quot;)">
            <text:p/>
          </table:table-cell>
          <table:table-cell table:style-name="ce289" table:formula="of:=IFERROR(IF([.F134]=&quot;Long&quot;; [.K134]+[Overview.$C$4]/[.J134]*[Overview.$C$6]; IF([.F134]=&quot;Short&quot;; [.K134]-[Overview.$C$4]/[.J134]*[Overview.$C$6]; &quot;&quot;)); &quot;&quot;)">
            <text:p/>
          </table:table-cell>
          <table:table-cell table:style-name="ce152"/>
          <table:table-cell table:number-columns-repeated="2"/>
          <table:table-cell table:formula="of:=IFERROR([.S134]/[.M134]; &quot;&quot;)">
            <text:p/>
          </table:table-cell>
          <table:table-cell table:formula="of:=IFERROR(IF(AND([.F134]=&quot;Long&quot;; [.O134]=[.J134]); [.J134]*([.P134]-[.K134]); IF(AND([.F134]=&quot;Short&quot;; [.O134]=[.J134]); [.J134]*([.K134]-[.P134]); &quot;&quot;)); &quot;&quot;)">
            <text:p/>
          </table:table-cell>
          <table:table-cell table:formula="of:=IF(ISNUMBER([.S134]); IF([.S134]&gt;0; &quot;Win&quot;; &quot;Loss&quot;);&quot;&quot;)">
            <text:p/>
          </table:table-cell>
          <table:table-cell table:formula="of:=IF([.Q134]=&quot;&quot;; &quot;&quot;; CONCATENATE(DATEDIF([.I134];[.Q134];&quot;d&quot;); IF(DATEDIF([.I134];[.Q134];&quot;d&quot;)&gt;1; &quot; Days&quot;; &quot; Day&quot;)))">
            <text:p/>
          </table:table-cell>
          <table:table-cell table:content-validation-name="val12"/>
          <table:table-cell table:number-columns-repeated="2"/>
          <table:table-cell table:style-name="ce196"/>
          <table:table-cell table:style-name="ce205" table:formula="of:=IFERROR(IF(ISBLANK([.Y134]); &quot;&quot;; IF([.$F134]=&quot;Long&quot;; ([.Y134]-[.$K134])*[.$J134]/[.$M134]; ([.$K134]-[.Y134])*[.$J134]/[.$M134])-[.$R134]); &quot;&quot;)">
            <text:p/>
          </table:table-cell>
          <table:table-cell table:style-name="Default"/>
          <table:table-cell table:style-name="ce205" table:formula="of:=IFERROR(IF(ISBLANK([.AA134]); &quot;&quot;; IF([.$F134]=&quot;Long&quot;; ([.AA134]-[.$K134])*[.$J134]/[.$M134]; ([.$K134]-[.AA134])*[.$J134]/[.$M134])-[.$R134]); &quot;&quot;)">
            <text:p/>
          </table:table-cell>
          <table:table-cell table:style-name="Default"/>
          <table:table-cell table:style-name="ce205" table:formula="of:=IFERROR(IF(ISBLANK([.AC134]); &quot;&quot;; IF([.$F134]=&quot;Long&quot;; ([.AC134]-[.$K134])*[.$J134]/[.$M134]; ([.$K134]-[.AC134])*[.$J134]/[.$M134])-[.$R134]); &quot;&quot;)">
            <text:p/>
          </table:table-cell>
          <table:table-cell/>
          <table:table-cell table:style-name="ce224" table:formula="of:=IF(ISBLANK([.Q134]); &quot;&quot;; DAY([.Q134]))">
            <text:p/>
          </table:table-cell>
          <table:table-cell table:style-name="ce224" table:formula="of:=IF(ISBLANK([.I134]); &quot;&quot;; WEEKDAY([.I134]; 2))">
            <text:p/>
          </table:table-cell>
          <table:table-cell table:style-name="ce224" table:formula="of:=IF(ISBLANK([.Q134]); &quot;&quot;; WEEKDAY([.Q134]; 2))">
            <text:p/>
          </table:table-cell>
          <table:table-cell table:style-name="ce224" table:formula="of:=IF(ISBLANK([.Q134]); &quot;&quot;; WEEKNUM([.Q134]))">
            <text:p/>
          </table:table-cell>
          <table:table-cell table:style-name="ce224" table:formula="of:=IF(ISBLANK([.I134]); &quot;&quot;; MONTH([.I134]))">
            <text:p/>
          </table:table-cell>
          <table:table-cell table:style-name="ce224" table:formula="of:=IF(ISBLANK([.Q134]); &quot;&quot;; MONTH([.Q134]))">
            <text:p/>
          </table:table-cell>
          <table:table-cell table:style-name="ce224" table:formula="of:=IF(OR(ISBLANK([.I134]); ISBLANK([.Q134])); &quot;&quot;; IFERROR(DATEDIF([.I134];[.Q134];&quot;d&quot;); &quot;&quot;))">
            <text:p/>
          </table:table-cell>
          <table:table-cell table:style-name="ce286" table:formula="of:=IF(ISBLANK([.P134]); &quot;&quot;; SUM([.$R$3:.R134]))">
            <text:p/>
          </table:table-cell>
          <table:table-cell table:style-name="ce286" table:formula="of:=IF(ISBLANK([.P134]); &quot;&quot;; SUM([.$S$3:.S134]))">
            <text:p/>
          </table:table-cell>
          <table:table-cell table:formula="of:=IF(ISBLANK([.K134]); &quot;&quot;; [.J134]*[.K134])">
            <text:p/>
          </table:table-cell>
          <table:table-cell table:formula="of:=IF(ISNUMBER([.AO134]); [.AO134]*0.0035; &quot;&quot;)">
            <text:p/>
          </table:table-cell>
          <table:table-cell table:style-name="ce224" table:formula="of:=IF(ISBLANK([.P134]); &quot;&quot; ; [.O134]*[.P134])">
            <text:p/>
          </table:table-cell>
          <table:table-cell table:formula="of:=IF(ISNUMBER([.AQ134]); [.AQ134]*0.0035; &quot;&quot;)">
            <text:p/>
          </table:table-cell>
          <table:table-cell table:number-columns-repeated="20"/>
        </table:table-row>
        <table:table-row table:style-name="ro2">
          <table:table-cell office:value-type="float" office:value="133" calcext:value-type="float">
            <text:p>13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5]=&quot;Long&quot;; [.K135]-[Overview.$C$4]/[.J135]; IF([.F135]=&quot;Short&quot;; [.K135]+[Overview.$C$4]/[.J135]; &quot;&quot;)); &quot;&quot;)">
            <text:p/>
          </table:table-cell>
          <table:table-cell table:style-name="ce157" table:formula="of:=IFERROR(ABS([.L135]-[.K135])*[.J135]; &quot;&quot;)">
            <text:p/>
          </table:table-cell>
          <table:table-cell table:style-name="ce289" table:formula="of:=IFERROR(IF([.F135]=&quot;Long&quot;; [.K135]+[Overview.$C$4]/[.J135]*[Overview.$C$6]; IF([.F135]=&quot;Short&quot;; [.K135]-[Overview.$C$4]/[.J135]*[Overview.$C$6]; &quot;&quot;)); &quot;&quot;)">
            <text:p/>
          </table:table-cell>
          <table:table-cell table:style-name="ce152"/>
          <table:table-cell table:number-columns-repeated="2"/>
          <table:table-cell table:formula="of:=IFERROR([.S135]/[.M135]; &quot;&quot;)">
            <text:p/>
          </table:table-cell>
          <table:table-cell table:formula="of:=IFERROR(IF(AND([.F135]=&quot;Long&quot;; [.O135]=[.J135]); [.J135]*([.P135]-[.K135]); IF(AND([.F135]=&quot;Short&quot;; [.O135]=[.J135]); [.J135]*([.K135]-[.P135]); &quot;&quot;)); &quot;&quot;)">
            <text:p/>
          </table:table-cell>
          <table:table-cell table:formula="of:=IF(ISNUMBER([.S135]); IF([.S135]&gt;0; &quot;Win&quot;; &quot;Loss&quot;);&quot;&quot;)">
            <text:p/>
          </table:table-cell>
          <table:table-cell table:formula="of:=IF([.Q135]=&quot;&quot;; &quot;&quot;; CONCATENATE(DATEDIF([.I135];[.Q135];&quot;d&quot;); IF(DATEDIF([.I135];[.Q135];&quot;d&quot;)&gt;1; &quot; Days&quot;; &quot; Day&quot;)))">
            <text:p/>
          </table:table-cell>
          <table:table-cell table:content-validation-name="val12"/>
          <table:table-cell table:number-columns-repeated="2"/>
          <table:table-cell table:style-name="ce196"/>
          <table:table-cell table:style-name="ce205" table:formula="of:=IFERROR(IF(ISBLANK([.Y135]); &quot;&quot;; IF([.$F135]=&quot;Long&quot;; ([.Y135]-[.$K135])*[.$J135]/[.$M135]; ([.$K135]-[.Y135])*[.$J135]/[.$M135])-[.$R135]); &quot;&quot;)">
            <text:p/>
          </table:table-cell>
          <table:table-cell table:style-name="Default"/>
          <table:table-cell table:style-name="ce205" table:formula="of:=IFERROR(IF(ISBLANK([.AA135]); &quot;&quot;; IF([.$F135]=&quot;Long&quot;; ([.AA135]-[.$K135])*[.$J135]/[.$M135]; ([.$K135]-[.AA135])*[.$J135]/[.$M135])-[.$R135]); &quot;&quot;)">
            <text:p/>
          </table:table-cell>
          <table:table-cell table:style-name="Default"/>
          <table:table-cell table:style-name="ce205" table:formula="of:=IFERROR(IF(ISBLANK([.AC135]); &quot;&quot;; IF([.$F135]=&quot;Long&quot;; ([.AC135]-[.$K135])*[.$J135]/[.$M135]; ([.$K135]-[.AC135])*[.$J135]/[.$M135])-[.$R135]); &quot;&quot;)">
            <text:p/>
          </table:table-cell>
          <table:table-cell/>
          <table:table-cell table:style-name="ce224" table:formula="of:=IF(ISBLANK([.Q135]); &quot;&quot;; DAY([.Q135]))">
            <text:p/>
          </table:table-cell>
          <table:table-cell table:style-name="ce224" table:formula="of:=IF(ISBLANK([.I135]); &quot;&quot;; WEEKDAY([.I135]; 2))">
            <text:p/>
          </table:table-cell>
          <table:table-cell table:style-name="ce224" table:formula="of:=IF(ISBLANK([.Q135]); &quot;&quot;; WEEKDAY([.Q135]; 2))">
            <text:p/>
          </table:table-cell>
          <table:table-cell table:style-name="ce224" table:formula="of:=IF(ISBLANK([.Q135]); &quot;&quot;; WEEKNUM([.Q135]))">
            <text:p/>
          </table:table-cell>
          <table:table-cell table:style-name="ce224" table:formula="of:=IF(ISBLANK([.I135]); &quot;&quot;; MONTH([.I135]))">
            <text:p/>
          </table:table-cell>
          <table:table-cell table:style-name="ce224" table:formula="of:=IF(ISBLANK([.Q135]); &quot;&quot;; MONTH([.Q135]))">
            <text:p/>
          </table:table-cell>
          <table:table-cell table:style-name="ce224" table:formula="of:=IF(OR(ISBLANK([.I135]); ISBLANK([.Q135])); &quot;&quot;; IFERROR(DATEDIF([.I135];[.Q135];&quot;d&quot;); &quot;&quot;))">
            <text:p/>
          </table:table-cell>
          <table:table-cell table:style-name="ce286" table:formula="of:=IF(ISBLANK([.P135]); &quot;&quot;; SUM([.$R$3:.R135]))">
            <text:p/>
          </table:table-cell>
          <table:table-cell table:style-name="ce286" table:formula="of:=IF(ISBLANK([.P135]); &quot;&quot;; SUM([.$S$3:.S135]))">
            <text:p/>
          </table:table-cell>
          <table:table-cell table:formula="of:=IF(ISBLANK([.K135]); &quot;&quot;; [.J135]*[.K135])">
            <text:p/>
          </table:table-cell>
          <table:table-cell table:formula="of:=IF(ISNUMBER([.AO135]); [.AO135]*0.0035; &quot;&quot;)">
            <text:p/>
          </table:table-cell>
          <table:table-cell table:style-name="ce224" table:formula="of:=IF(ISBLANK([.P135]); &quot;&quot; ; [.O135]*[.P135])">
            <text:p/>
          </table:table-cell>
          <table:table-cell table:formula="of:=IF(ISNUMBER([.AQ135]); [.AQ135]*0.0035; &quot;&quot;)">
            <text:p/>
          </table:table-cell>
          <table:table-cell table:number-columns-repeated="20"/>
        </table:table-row>
        <table:table-row table:style-name="ro2">
          <table:table-cell office:value-type="float" office:value="134" calcext:value-type="float">
            <text:p>13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6]=&quot;Long&quot;; [.K136]-[Overview.$C$4]/[.J136]; IF([.F136]=&quot;Short&quot;; [.K136]+[Overview.$C$4]/[.J136]; &quot;&quot;)); &quot;&quot;)">
            <text:p/>
          </table:table-cell>
          <table:table-cell table:style-name="ce157" table:formula="of:=IFERROR(ABS([.L136]-[.K136])*[.J136]; &quot;&quot;)">
            <text:p/>
          </table:table-cell>
          <table:table-cell table:style-name="ce289" table:formula="of:=IFERROR(IF([.F136]=&quot;Long&quot;; [.K136]+[Overview.$C$4]/[.J136]*[Overview.$C$6]; IF([.F136]=&quot;Short&quot;; [.K136]-[Overview.$C$4]/[.J136]*[Overview.$C$6]; &quot;&quot;)); &quot;&quot;)">
            <text:p/>
          </table:table-cell>
          <table:table-cell table:style-name="ce152"/>
          <table:table-cell table:number-columns-repeated="2"/>
          <table:table-cell table:formula="of:=IFERROR([.S136]/[.M136]; &quot;&quot;)">
            <text:p/>
          </table:table-cell>
          <table:table-cell table:formula="of:=IFERROR(IF(AND([.F136]=&quot;Long&quot;; [.O136]=[.J136]); [.J136]*([.P136]-[.K136]); IF(AND([.F136]=&quot;Short&quot;; [.O136]=[.J136]); [.J136]*([.K136]-[.P136]); &quot;&quot;)); &quot;&quot;)">
            <text:p/>
          </table:table-cell>
          <table:table-cell table:formula="of:=IF(ISNUMBER([.S136]); IF([.S136]&gt;0; &quot;Win&quot;; &quot;Loss&quot;);&quot;&quot;)">
            <text:p/>
          </table:table-cell>
          <table:table-cell table:formula="of:=IF([.Q136]=&quot;&quot;; &quot;&quot;; CONCATENATE(DATEDIF([.I136];[.Q136];&quot;d&quot;); IF(DATEDIF([.I136];[.Q136];&quot;d&quot;)&gt;1; &quot; Days&quot;; &quot; Day&quot;)))">
            <text:p/>
          </table:table-cell>
          <table:table-cell table:content-validation-name="val12"/>
          <table:table-cell table:number-columns-repeated="2"/>
          <table:table-cell table:style-name="ce196"/>
          <table:table-cell table:style-name="ce205" table:formula="of:=IFERROR(IF(ISBLANK([.Y136]); &quot;&quot;; IF([.$F136]=&quot;Long&quot;; ([.Y136]-[.$K136])*[.$J136]/[.$M136]; ([.$K136]-[.Y136])*[.$J136]/[.$M136])-[.$R136]); &quot;&quot;)">
            <text:p/>
          </table:table-cell>
          <table:table-cell table:style-name="Default"/>
          <table:table-cell table:style-name="ce205" table:formula="of:=IFERROR(IF(ISBLANK([.AA136]); &quot;&quot;; IF([.$F136]=&quot;Long&quot;; ([.AA136]-[.$K136])*[.$J136]/[.$M136]; ([.$K136]-[.AA136])*[.$J136]/[.$M136])-[.$R136]); &quot;&quot;)">
            <text:p/>
          </table:table-cell>
          <table:table-cell table:style-name="Default"/>
          <table:table-cell table:style-name="ce205" table:formula="of:=IFERROR(IF(ISBLANK([.AC136]); &quot;&quot;; IF([.$F136]=&quot;Long&quot;; ([.AC136]-[.$K136])*[.$J136]/[.$M136]; ([.$K136]-[.AC136])*[.$J136]/[.$M136])-[.$R136]); &quot;&quot;)">
            <text:p/>
          </table:table-cell>
          <table:table-cell/>
          <table:table-cell table:style-name="ce224" table:formula="of:=IF(ISBLANK([.Q136]); &quot;&quot;; DAY([.Q136]))">
            <text:p/>
          </table:table-cell>
          <table:table-cell table:style-name="ce224" table:formula="of:=IF(ISBLANK([.I136]); &quot;&quot;; WEEKDAY([.I136]; 2))">
            <text:p/>
          </table:table-cell>
          <table:table-cell table:style-name="ce224" table:formula="of:=IF(ISBLANK([.Q136]); &quot;&quot;; WEEKDAY([.Q136]; 2))">
            <text:p/>
          </table:table-cell>
          <table:table-cell table:style-name="ce224" table:formula="of:=IF(ISBLANK([.Q136]); &quot;&quot;; WEEKNUM([.Q136]))">
            <text:p/>
          </table:table-cell>
          <table:table-cell table:style-name="ce224" table:formula="of:=IF(ISBLANK([.I136]); &quot;&quot;; MONTH([.I136]))">
            <text:p/>
          </table:table-cell>
          <table:table-cell table:style-name="ce224" table:formula="of:=IF(ISBLANK([.Q136]); &quot;&quot;; MONTH([.Q136]))">
            <text:p/>
          </table:table-cell>
          <table:table-cell table:style-name="ce224" table:formula="of:=IF(OR(ISBLANK([.I136]); ISBLANK([.Q136])); &quot;&quot;; IFERROR(DATEDIF([.I136];[.Q136];&quot;d&quot;); &quot;&quot;))">
            <text:p/>
          </table:table-cell>
          <table:table-cell table:style-name="ce286" table:formula="of:=IF(ISBLANK([.P136]); &quot;&quot;; SUM([.$R$3:.R136]))">
            <text:p/>
          </table:table-cell>
          <table:table-cell table:style-name="ce286" table:formula="of:=IF(ISBLANK([.P136]); &quot;&quot;; SUM([.$S$3:.S136]))">
            <text:p/>
          </table:table-cell>
          <table:table-cell table:formula="of:=IF(ISBLANK([.K136]); &quot;&quot;; [.J136]*[.K136])">
            <text:p/>
          </table:table-cell>
          <table:table-cell table:formula="of:=IF(ISNUMBER([.AO136]); [.AO136]*0.0035; &quot;&quot;)">
            <text:p/>
          </table:table-cell>
          <table:table-cell table:style-name="ce224" table:formula="of:=IF(ISBLANK([.P136]); &quot;&quot; ; [.O136]*[.P136])">
            <text:p/>
          </table:table-cell>
          <table:table-cell table:formula="of:=IF(ISNUMBER([.AQ136]); [.AQ136]*0.0035; &quot;&quot;)">
            <text:p/>
          </table:table-cell>
          <table:table-cell table:number-columns-repeated="20"/>
        </table:table-row>
        <table:table-row table:style-name="ro2">
          <table:table-cell office:value-type="float" office:value="135" calcext:value-type="float">
            <text:p>13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7]=&quot;Long&quot;; [.K137]-[Overview.$C$4]/[.J137]; IF([.F137]=&quot;Short&quot;; [.K137]+[Overview.$C$4]/[.J137]; &quot;&quot;)); &quot;&quot;)">
            <text:p/>
          </table:table-cell>
          <table:table-cell table:style-name="ce157" table:formula="of:=IFERROR(ABS([.L137]-[.K137])*[.J137]; &quot;&quot;)">
            <text:p/>
          </table:table-cell>
          <table:table-cell table:style-name="ce289" table:formula="of:=IFERROR(IF([.F137]=&quot;Long&quot;; [.K137]+[Overview.$C$4]/[.J137]*[Overview.$C$6]; IF([.F137]=&quot;Short&quot;; [.K137]-[Overview.$C$4]/[.J137]*[Overview.$C$6]; &quot;&quot;)); &quot;&quot;)">
            <text:p/>
          </table:table-cell>
          <table:table-cell table:style-name="ce152"/>
          <table:table-cell table:number-columns-repeated="2"/>
          <table:table-cell table:formula="of:=IFERROR([.S137]/[.M137]; &quot;&quot;)">
            <text:p/>
          </table:table-cell>
          <table:table-cell table:formula="of:=IFERROR(IF(AND([.F137]=&quot;Long&quot;; [.O137]=[.J137]); [.J137]*([.P137]-[.K137]); IF(AND([.F137]=&quot;Short&quot;; [.O137]=[.J137]); [.J137]*([.K137]-[.P137]); &quot;&quot;)); &quot;&quot;)">
            <text:p/>
          </table:table-cell>
          <table:table-cell table:formula="of:=IF(ISNUMBER([.S137]); IF([.S137]&gt;0; &quot;Win&quot;; &quot;Loss&quot;);&quot;&quot;)">
            <text:p/>
          </table:table-cell>
          <table:table-cell table:formula="of:=IF([.Q137]=&quot;&quot;; &quot;&quot;; CONCATENATE(DATEDIF([.I137];[.Q137];&quot;d&quot;); IF(DATEDIF([.I137];[.Q137];&quot;d&quot;)&gt;1; &quot; Days&quot;; &quot; Day&quot;)))">
            <text:p/>
          </table:table-cell>
          <table:table-cell table:content-validation-name="val12"/>
          <table:table-cell table:number-columns-repeated="2"/>
          <table:table-cell table:style-name="ce196"/>
          <table:table-cell table:style-name="ce205" table:formula="of:=IFERROR(IF(ISBLANK([.Y137]); &quot;&quot;; IF([.$F137]=&quot;Long&quot;; ([.Y137]-[.$K137])*[.$J137]/[.$M137]; ([.$K137]-[.Y137])*[.$J137]/[.$M137])-[.$R137]); &quot;&quot;)">
            <text:p/>
          </table:table-cell>
          <table:table-cell table:style-name="Default"/>
          <table:table-cell table:style-name="ce205" table:formula="of:=IFERROR(IF(ISBLANK([.AA137]); &quot;&quot;; IF([.$F137]=&quot;Long&quot;; ([.AA137]-[.$K137])*[.$J137]/[.$M137]; ([.$K137]-[.AA137])*[.$J137]/[.$M137])-[.$R137]); &quot;&quot;)">
            <text:p/>
          </table:table-cell>
          <table:table-cell table:style-name="Default"/>
          <table:table-cell table:style-name="ce205" table:formula="of:=IFERROR(IF(ISBLANK([.AC137]); &quot;&quot;; IF([.$F137]=&quot;Long&quot;; ([.AC137]-[.$K137])*[.$J137]/[.$M137]; ([.$K137]-[.AC137])*[.$J137]/[.$M137])-[.$R137]); &quot;&quot;)">
            <text:p/>
          </table:table-cell>
          <table:table-cell/>
          <table:table-cell table:style-name="ce224" table:formula="of:=IF(ISBLANK([.Q137]); &quot;&quot;; DAY([.Q137]))">
            <text:p/>
          </table:table-cell>
          <table:table-cell table:style-name="ce224" table:formula="of:=IF(ISBLANK([.I137]); &quot;&quot;; WEEKDAY([.I137]; 2))">
            <text:p/>
          </table:table-cell>
          <table:table-cell table:style-name="ce224" table:formula="of:=IF(ISBLANK([.Q137]); &quot;&quot;; WEEKDAY([.Q137]; 2))">
            <text:p/>
          </table:table-cell>
          <table:table-cell table:style-name="ce224" table:formula="of:=IF(ISBLANK([.Q137]); &quot;&quot;; WEEKNUM([.Q137]))">
            <text:p/>
          </table:table-cell>
          <table:table-cell table:style-name="ce224" table:formula="of:=IF(ISBLANK([.I137]); &quot;&quot;; MONTH([.I137]))">
            <text:p/>
          </table:table-cell>
          <table:table-cell table:style-name="ce224" table:formula="of:=IF(ISBLANK([.Q137]); &quot;&quot;; MONTH([.Q137]))">
            <text:p/>
          </table:table-cell>
          <table:table-cell table:style-name="ce224" table:formula="of:=IF(OR(ISBLANK([.I137]); ISBLANK([.Q137])); &quot;&quot;; IFERROR(DATEDIF([.I137];[.Q137];&quot;d&quot;); &quot;&quot;))">
            <text:p/>
          </table:table-cell>
          <table:table-cell table:style-name="ce286" table:formula="of:=IF(ISBLANK([.P137]); &quot;&quot;; SUM([.$R$3:.R137]))">
            <text:p/>
          </table:table-cell>
          <table:table-cell table:style-name="ce286" table:formula="of:=IF(ISBLANK([.P137]); &quot;&quot;; SUM([.$S$3:.S137]))">
            <text:p/>
          </table:table-cell>
          <table:table-cell table:formula="of:=IF(ISBLANK([.K137]); &quot;&quot;; [.J137]*[.K137])">
            <text:p/>
          </table:table-cell>
          <table:table-cell table:formula="of:=IF(ISNUMBER([.AO137]); [.AO137]*0.0035; &quot;&quot;)">
            <text:p/>
          </table:table-cell>
          <table:table-cell table:style-name="ce224" table:formula="of:=IF(ISBLANK([.P137]); &quot;&quot; ; [.O137]*[.P137])">
            <text:p/>
          </table:table-cell>
          <table:table-cell table:formula="of:=IF(ISNUMBER([.AQ137]); [.AQ137]*0.0035; &quot;&quot;)">
            <text:p/>
          </table:table-cell>
          <table:table-cell table:number-columns-repeated="20"/>
        </table:table-row>
        <table:table-row table:style-name="ro2">
          <table:table-cell office:value-type="float" office:value="136" calcext:value-type="float">
            <text:p>13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8]=&quot;Long&quot;; [.K138]-[Overview.$C$4]/[.J138]; IF([.F138]=&quot;Short&quot;; [.K138]+[Overview.$C$4]/[.J138]; &quot;&quot;)); &quot;&quot;)">
            <text:p/>
          </table:table-cell>
          <table:table-cell table:style-name="ce157" table:formula="of:=IFERROR(ABS([.L138]-[.K138])*[.J138]; &quot;&quot;)">
            <text:p/>
          </table:table-cell>
          <table:table-cell table:style-name="ce289" table:formula="of:=IFERROR(IF([.F138]=&quot;Long&quot;; [.K138]+[Overview.$C$4]/[.J138]*[Overview.$C$6]; IF([.F138]=&quot;Short&quot;; [.K138]-[Overview.$C$4]/[.J138]*[Overview.$C$6]; &quot;&quot;)); &quot;&quot;)">
            <text:p/>
          </table:table-cell>
          <table:table-cell table:style-name="ce152"/>
          <table:table-cell table:number-columns-repeated="2"/>
          <table:table-cell table:formula="of:=IFERROR([.S138]/[.M138]; &quot;&quot;)">
            <text:p/>
          </table:table-cell>
          <table:table-cell table:formula="of:=IFERROR(IF(AND([.F138]=&quot;Long&quot;; [.O138]=[.J138]); [.J138]*([.P138]-[.K138]); IF(AND([.F138]=&quot;Short&quot;; [.O138]=[.J138]); [.J138]*([.K138]-[.P138]); &quot;&quot;)); &quot;&quot;)">
            <text:p/>
          </table:table-cell>
          <table:table-cell table:formula="of:=IF(ISNUMBER([.S138]); IF([.S138]&gt;0; &quot;Win&quot;; &quot;Loss&quot;);&quot;&quot;)">
            <text:p/>
          </table:table-cell>
          <table:table-cell table:formula="of:=IF([.Q138]=&quot;&quot;; &quot;&quot;; CONCATENATE(DATEDIF([.I138];[.Q138];&quot;d&quot;); IF(DATEDIF([.I138];[.Q138];&quot;d&quot;)&gt;1; &quot; Days&quot;; &quot; Day&quot;)))">
            <text:p/>
          </table:table-cell>
          <table:table-cell table:content-validation-name="val12"/>
          <table:table-cell table:number-columns-repeated="2"/>
          <table:table-cell table:style-name="ce196"/>
          <table:table-cell table:style-name="ce205" table:formula="of:=IFERROR(IF(ISBLANK([.Y138]); &quot;&quot;; IF([.$F138]=&quot;Long&quot;; ([.Y138]-[.$K138])*[.$J138]/[.$M138]; ([.$K138]-[.Y138])*[.$J138]/[.$M138])-[.$R138]); &quot;&quot;)">
            <text:p/>
          </table:table-cell>
          <table:table-cell table:style-name="Default"/>
          <table:table-cell table:style-name="ce205" table:formula="of:=IFERROR(IF(ISBLANK([.AA138]); &quot;&quot;; IF([.$F138]=&quot;Long&quot;; ([.AA138]-[.$K138])*[.$J138]/[.$M138]; ([.$K138]-[.AA138])*[.$J138]/[.$M138])-[.$R138]); &quot;&quot;)">
            <text:p/>
          </table:table-cell>
          <table:table-cell table:style-name="Default"/>
          <table:table-cell table:style-name="ce205" table:formula="of:=IFERROR(IF(ISBLANK([.AC138]); &quot;&quot;; IF([.$F138]=&quot;Long&quot;; ([.AC138]-[.$K138])*[.$J138]/[.$M138]; ([.$K138]-[.AC138])*[.$J138]/[.$M138])-[.$R138]); &quot;&quot;)">
            <text:p/>
          </table:table-cell>
          <table:table-cell/>
          <table:table-cell table:style-name="ce224" table:formula="of:=IF(ISBLANK([.Q138]); &quot;&quot;; DAY([.Q138]))">
            <text:p/>
          </table:table-cell>
          <table:table-cell table:style-name="ce224" table:formula="of:=IF(ISBLANK([.I138]); &quot;&quot;; WEEKDAY([.I138]; 2))">
            <text:p/>
          </table:table-cell>
          <table:table-cell table:style-name="ce224" table:formula="of:=IF(ISBLANK([.Q138]); &quot;&quot;; WEEKDAY([.Q138]; 2))">
            <text:p/>
          </table:table-cell>
          <table:table-cell table:style-name="ce224" table:formula="of:=IF(ISBLANK([.Q138]); &quot;&quot;; WEEKNUM([.Q138]))">
            <text:p/>
          </table:table-cell>
          <table:table-cell table:style-name="ce224" table:formula="of:=IF(ISBLANK([.I138]); &quot;&quot;; MONTH([.I138]))">
            <text:p/>
          </table:table-cell>
          <table:table-cell table:style-name="ce224" table:formula="of:=IF(ISBLANK([.Q138]); &quot;&quot;; MONTH([.Q138]))">
            <text:p/>
          </table:table-cell>
          <table:table-cell table:style-name="ce224" table:formula="of:=IF(OR(ISBLANK([.I138]); ISBLANK([.Q138])); &quot;&quot;; IFERROR(DATEDIF([.I138];[.Q138];&quot;d&quot;); &quot;&quot;))">
            <text:p/>
          </table:table-cell>
          <table:table-cell table:style-name="ce286" table:formula="of:=IF(ISBLANK([.P138]); &quot;&quot;; SUM([.$R$3:.R138]))">
            <text:p/>
          </table:table-cell>
          <table:table-cell table:style-name="ce286" table:formula="of:=IF(ISBLANK([.P138]); &quot;&quot;; SUM([.$S$3:.S138]))">
            <text:p/>
          </table:table-cell>
          <table:table-cell table:formula="of:=IF(ISBLANK([.K138]); &quot;&quot;; [.J138]*[.K138])">
            <text:p/>
          </table:table-cell>
          <table:table-cell table:formula="of:=IF(ISNUMBER([.AO138]); [.AO138]*0.0035; &quot;&quot;)">
            <text:p/>
          </table:table-cell>
          <table:table-cell table:style-name="ce224" table:formula="of:=IF(ISBLANK([.P138]); &quot;&quot; ; [.O138]*[.P138])">
            <text:p/>
          </table:table-cell>
          <table:table-cell table:formula="of:=IF(ISNUMBER([.AQ138]); [.AQ138]*0.0035; &quot;&quot;)">
            <text:p/>
          </table:table-cell>
          <table:table-cell table:number-columns-repeated="20"/>
        </table:table-row>
        <table:table-row table:style-name="ro2">
          <table:table-cell office:value-type="float" office:value="137" calcext:value-type="float">
            <text:p>13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39]=&quot;Long&quot;; [.K139]-[Overview.$C$4]/[.J139]; IF([.F139]=&quot;Short&quot;; [.K139]+[Overview.$C$4]/[.J139]; &quot;&quot;)); &quot;&quot;)">
            <text:p/>
          </table:table-cell>
          <table:table-cell table:style-name="ce157" table:formula="of:=IFERROR(ABS([.L139]-[.K139])*[.J139]; &quot;&quot;)">
            <text:p/>
          </table:table-cell>
          <table:table-cell table:style-name="ce289" table:formula="of:=IFERROR(IF([.F139]=&quot;Long&quot;; [.K139]+[Overview.$C$4]/[.J139]*[Overview.$C$6]; IF([.F139]=&quot;Short&quot;; [.K139]-[Overview.$C$4]/[.J139]*[Overview.$C$6]; &quot;&quot;)); &quot;&quot;)">
            <text:p/>
          </table:table-cell>
          <table:table-cell table:style-name="ce152"/>
          <table:table-cell table:number-columns-repeated="2"/>
          <table:table-cell table:formula="of:=IFERROR([.S139]/[.M139]; &quot;&quot;)">
            <text:p/>
          </table:table-cell>
          <table:table-cell table:formula="of:=IFERROR(IF(AND([.F139]=&quot;Long&quot;; [.O139]=[.J139]); [.J139]*([.P139]-[.K139]); IF(AND([.F139]=&quot;Short&quot;; [.O139]=[.J139]); [.J139]*([.K139]-[.P139]); &quot;&quot;)); &quot;&quot;)">
            <text:p/>
          </table:table-cell>
          <table:table-cell table:formula="of:=IF(ISNUMBER([.S139]); IF([.S139]&gt;0; &quot;Win&quot;; &quot;Loss&quot;);&quot;&quot;)">
            <text:p/>
          </table:table-cell>
          <table:table-cell table:formula="of:=IF([.Q139]=&quot;&quot;; &quot;&quot;; CONCATENATE(DATEDIF([.I139];[.Q139];&quot;d&quot;); IF(DATEDIF([.I139];[.Q139];&quot;d&quot;)&gt;1; &quot; Days&quot;; &quot; Day&quot;)))">
            <text:p/>
          </table:table-cell>
          <table:table-cell table:content-validation-name="val12"/>
          <table:table-cell table:number-columns-repeated="2"/>
          <table:table-cell table:style-name="ce196"/>
          <table:table-cell table:style-name="ce205" table:formula="of:=IFERROR(IF(ISBLANK([.Y139]); &quot;&quot;; IF([.$F139]=&quot;Long&quot;; ([.Y139]-[.$K139])*[.$J139]/[.$M139]; ([.$K139]-[.Y139])*[.$J139]/[.$M139])-[.$R139]); &quot;&quot;)">
            <text:p/>
          </table:table-cell>
          <table:table-cell table:style-name="Default"/>
          <table:table-cell table:style-name="ce205" table:formula="of:=IFERROR(IF(ISBLANK([.AA139]); &quot;&quot;; IF([.$F139]=&quot;Long&quot;; ([.AA139]-[.$K139])*[.$J139]/[.$M139]; ([.$K139]-[.AA139])*[.$J139]/[.$M139])-[.$R139]); &quot;&quot;)">
            <text:p/>
          </table:table-cell>
          <table:table-cell table:style-name="Default"/>
          <table:table-cell table:style-name="ce205" table:formula="of:=IFERROR(IF(ISBLANK([.AC139]); &quot;&quot;; IF([.$F139]=&quot;Long&quot;; ([.AC139]-[.$K139])*[.$J139]/[.$M139]; ([.$K139]-[.AC139])*[.$J139]/[.$M139])-[.$R139]); &quot;&quot;)">
            <text:p/>
          </table:table-cell>
          <table:table-cell/>
          <table:table-cell table:style-name="ce224" table:formula="of:=IF(ISBLANK([.Q139]); &quot;&quot;; DAY([.Q139]))">
            <text:p/>
          </table:table-cell>
          <table:table-cell table:style-name="ce224" table:formula="of:=IF(ISBLANK([.I139]); &quot;&quot;; WEEKDAY([.I139]; 2))">
            <text:p/>
          </table:table-cell>
          <table:table-cell table:style-name="ce224" table:formula="of:=IF(ISBLANK([.Q139]); &quot;&quot;; WEEKDAY([.Q139]; 2))">
            <text:p/>
          </table:table-cell>
          <table:table-cell table:style-name="ce224" table:formula="of:=IF(ISBLANK([.Q139]); &quot;&quot;; WEEKNUM([.Q139]))">
            <text:p/>
          </table:table-cell>
          <table:table-cell table:style-name="ce224" table:formula="of:=IF(ISBLANK([.I139]); &quot;&quot;; MONTH([.I139]))">
            <text:p/>
          </table:table-cell>
          <table:table-cell table:style-name="ce224" table:formula="of:=IF(ISBLANK([.Q139]); &quot;&quot;; MONTH([.Q139]))">
            <text:p/>
          </table:table-cell>
          <table:table-cell table:style-name="ce224" table:formula="of:=IF(OR(ISBLANK([.I139]); ISBLANK([.Q139])); &quot;&quot;; IFERROR(DATEDIF([.I139];[.Q139];&quot;d&quot;); &quot;&quot;))">
            <text:p/>
          </table:table-cell>
          <table:table-cell table:style-name="ce286" table:formula="of:=IF(ISBLANK([.P139]); &quot;&quot;; SUM([.$R$3:.R139]))">
            <text:p/>
          </table:table-cell>
          <table:table-cell table:style-name="ce286" table:formula="of:=IF(ISBLANK([.P139]); &quot;&quot;; SUM([.$S$3:.S139]))">
            <text:p/>
          </table:table-cell>
          <table:table-cell table:formula="of:=IF(ISBLANK([.K139]); &quot;&quot;; [.J139]*[.K139])">
            <text:p/>
          </table:table-cell>
          <table:table-cell table:formula="of:=IF(ISNUMBER([.AO139]); [.AO139]*0.0035; &quot;&quot;)">
            <text:p/>
          </table:table-cell>
          <table:table-cell table:style-name="ce224" table:formula="of:=IF(ISBLANK([.P139]); &quot;&quot; ; [.O139]*[.P139])">
            <text:p/>
          </table:table-cell>
          <table:table-cell table:formula="of:=IF(ISNUMBER([.AQ139]); [.AQ139]*0.0035; &quot;&quot;)">
            <text:p/>
          </table:table-cell>
          <table:table-cell table:number-columns-repeated="20"/>
        </table:table-row>
        <table:table-row table:style-name="ro2">
          <table:table-cell office:value-type="float" office:value="138" calcext:value-type="float">
            <text:p>13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0]=&quot;Long&quot;; [.K140]-[Overview.$C$4]/[.J140]; IF([.F140]=&quot;Short&quot;; [.K140]+[Overview.$C$4]/[.J140]; &quot;&quot;)); &quot;&quot;)">
            <text:p/>
          </table:table-cell>
          <table:table-cell table:style-name="ce157" table:formula="of:=IFERROR(ABS([.L140]-[.K140])*[.J140]; &quot;&quot;)">
            <text:p/>
          </table:table-cell>
          <table:table-cell table:style-name="ce289" table:formula="of:=IFERROR(IF([.F140]=&quot;Long&quot;; [.K140]+[Overview.$C$4]/[.J140]*[Overview.$C$6]; IF([.F140]=&quot;Short&quot;; [.K140]-[Overview.$C$4]/[.J140]*[Overview.$C$6]; &quot;&quot;)); &quot;&quot;)">
            <text:p/>
          </table:table-cell>
          <table:table-cell table:style-name="ce152"/>
          <table:table-cell table:number-columns-repeated="2"/>
          <table:table-cell table:formula="of:=IFERROR([.S140]/[.M140]; &quot;&quot;)">
            <text:p/>
          </table:table-cell>
          <table:table-cell table:formula="of:=IFERROR(IF(AND([.F140]=&quot;Long&quot;; [.O140]=[.J140]); [.J140]*([.P140]-[.K140]); IF(AND([.F140]=&quot;Short&quot;; [.O140]=[.J140]); [.J140]*([.K140]-[.P140]); &quot;&quot;)); &quot;&quot;)">
            <text:p/>
          </table:table-cell>
          <table:table-cell table:formula="of:=IF(ISNUMBER([.S140]); IF([.S140]&gt;0; &quot;Win&quot;; &quot;Loss&quot;);&quot;&quot;)">
            <text:p/>
          </table:table-cell>
          <table:table-cell table:formula="of:=IF([.Q140]=&quot;&quot;; &quot;&quot;; CONCATENATE(DATEDIF([.I140];[.Q140];&quot;d&quot;); IF(DATEDIF([.I140];[.Q140];&quot;d&quot;)&gt;1; &quot; Days&quot;; &quot; Day&quot;)))">
            <text:p/>
          </table:table-cell>
          <table:table-cell table:content-validation-name="val12"/>
          <table:table-cell table:number-columns-repeated="2"/>
          <table:table-cell table:style-name="ce196"/>
          <table:table-cell table:style-name="ce205" table:formula="of:=IFERROR(IF(ISBLANK([.Y140]); &quot;&quot;; IF([.$F140]=&quot;Long&quot;; ([.Y140]-[.$K140])*[.$J140]/[.$M140]; ([.$K140]-[.Y140])*[.$J140]/[.$M140])-[.$R140]); &quot;&quot;)">
            <text:p/>
          </table:table-cell>
          <table:table-cell table:style-name="Default"/>
          <table:table-cell table:style-name="ce205" table:formula="of:=IFERROR(IF(ISBLANK([.AA140]); &quot;&quot;; IF([.$F140]=&quot;Long&quot;; ([.AA140]-[.$K140])*[.$J140]/[.$M140]; ([.$K140]-[.AA140])*[.$J140]/[.$M140])-[.$R140]); &quot;&quot;)">
            <text:p/>
          </table:table-cell>
          <table:table-cell table:style-name="Default"/>
          <table:table-cell table:style-name="ce205" table:formula="of:=IFERROR(IF(ISBLANK([.AC140]); &quot;&quot;; IF([.$F140]=&quot;Long&quot;; ([.AC140]-[.$K140])*[.$J140]/[.$M140]; ([.$K140]-[.AC140])*[.$J140]/[.$M140])-[.$R140]); &quot;&quot;)">
            <text:p/>
          </table:table-cell>
          <table:table-cell/>
          <table:table-cell table:style-name="ce224" table:formula="of:=IF(ISBLANK([.Q140]); &quot;&quot;; DAY([.Q140]))">
            <text:p/>
          </table:table-cell>
          <table:table-cell table:style-name="ce224" table:formula="of:=IF(ISBLANK([.I140]); &quot;&quot;; WEEKDAY([.I140]; 2))">
            <text:p/>
          </table:table-cell>
          <table:table-cell table:style-name="ce224" table:formula="of:=IF(ISBLANK([.Q140]); &quot;&quot;; WEEKDAY([.Q140]; 2))">
            <text:p/>
          </table:table-cell>
          <table:table-cell table:style-name="ce224" table:formula="of:=IF(ISBLANK([.Q140]); &quot;&quot;; WEEKNUM([.Q140]))">
            <text:p/>
          </table:table-cell>
          <table:table-cell table:style-name="ce224" table:formula="of:=IF(ISBLANK([.I140]); &quot;&quot;; MONTH([.I140]))">
            <text:p/>
          </table:table-cell>
          <table:table-cell table:style-name="ce224" table:formula="of:=IF(ISBLANK([.Q140]); &quot;&quot;; MONTH([.Q140]))">
            <text:p/>
          </table:table-cell>
          <table:table-cell table:style-name="ce224" table:formula="of:=IF(OR(ISBLANK([.I140]); ISBLANK([.Q140])); &quot;&quot;; IFERROR(DATEDIF([.I140];[.Q140];&quot;d&quot;); &quot;&quot;))">
            <text:p/>
          </table:table-cell>
          <table:table-cell table:style-name="ce286" table:formula="of:=IF(ISBLANK([.P140]); &quot;&quot;; SUM([.$R$3:.R140]))">
            <text:p/>
          </table:table-cell>
          <table:table-cell table:style-name="ce286" table:formula="of:=IF(ISBLANK([.P140]); &quot;&quot;; SUM([.$S$3:.S140]))">
            <text:p/>
          </table:table-cell>
          <table:table-cell table:formula="of:=IF(ISBLANK([.K140]); &quot;&quot;; [.J140]*[.K140])">
            <text:p/>
          </table:table-cell>
          <table:table-cell table:formula="of:=IF(ISNUMBER([.AO140]); [.AO140]*0.0035; &quot;&quot;)">
            <text:p/>
          </table:table-cell>
          <table:table-cell table:style-name="ce224" table:formula="of:=IF(ISBLANK([.P140]); &quot;&quot; ; [.O140]*[.P140])">
            <text:p/>
          </table:table-cell>
          <table:table-cell table:formula="of:=IF(ISNUMBER([.AQ140]); [.AQ140]*0.0035; &quot;&quot;)">
            <text:p/>
          </table:table-cell>
          <table:table-cell table:number-columns-repeated="20"/>
        </table:table-row>
        <table:table-row table:style-name="ro2">
          <table:table-cell office:value-type="float" office:value="139" calcext:value-type="float">
            <text:p>13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1]=&quot;Long&quot;; [.K141]-[Overview.$C$4]/[.J141]; IF([.F141]=&quot;Short&quot;; [.K141]+[Overview.$C$4]/[.J141]; &quot;&quot;)); &quot;&quot;)">
            <text:p/>
          </table:table-cell>
          <table:table-cell table:style-name="ce157" table:formula="of:=IFERROR(ABS([.L141]-[.K141])*[.J141]; &quot;&quot;)">
            <text:p/>
          </table:table-cell>
          <table:table-cell table:style-name="ce289" table:formula="of:=IFERROR(IF([.F141]=&quot;Long&quot;; [.K141]+[Overview.$C$4]/[.J141]*[Overview.$C$6]; IF([.F141]=&quot;Short&quot;; [.K141]-[Overview.$C$4]/[.J141]*[Overview.$C$6]; &quot;&quot;)); &quot;&quot;)">
            <text:p/>
          </table:table-cell>
          <table:table-cell table:style-name="ce152"/>
          <table:table-cell table:number-columns-repeated="2"/>
          <table:table-cell table:formula="of:=IFERROR([.S141]/[.M141]; &quot;&quot;)">
            <text:p/>
          </table:table-cell>
          <table:table-cell table:formula="of:=IFERROR(IF(AND([.F141]=&quot;Long&quot;; [.O141]=[.J141]); [.J141]*([.P141]-[.K141]); IF(AND([.F141]=&quot;Short&quot;; [.O141]=[.J141]); [.J141]*([.K141]-[.P141]); &quot;&quot;)); &quot;&quot;)">
            <text:p/>
          </table:table-cell>
          <table:table-cell table:formula="of:=IF(ISNUMBER([.S141]); IF([.S141]&gt;0; &quot;Win&quot;; &quot;Loss&quot;);&quot;&quot;)">
            <text:p/>
          </table:table-cell>
          <table:table-cell table:formula="of:=IF([.Q141]=&quot;&quot;; &quot;&quot;; CONCATENATE(DATEDIF([.I141];[.Q141];&quot;d&quot;); IF(DATEDIF([.I141];[.Q141];&quot;d&quot;)&gt;1; &quot; Days&quot;; &quot; Day&quot;)))">
            <text:p/>
          </table:table-cell>
          <table:table-cell table:content-validation-name="val12"/>
          <table:table-cell table:number-columns-repeated="2"/>
          <table:table-cell table:style-name="ce196"/>
          <table:table-cell table:style-name="ce205" table:formula="of:=IFERROR(IF(ISBLANK([.Y141]); &quot;&quot;; IF([.$F141]=&quot;Long&quot;; ([.Y141]-[.$K141])*[.$J141]/[.$M141]; ([.$K141]-[.Y141])*[.$J141]/[.$M141])-[.$R141]); &quot;&quot;)">
            <text:p/>
          </table:table-cell>
          <table:table-cell table:style-name="Default"/>
          <table:table-cell table:style-name="ce205" table:formula="of:=IFERROR(IF(ISBLANK([.AA141]); &quot;&quot;; IF([.$F141]=&quot;Long&quot;; ([.AA141]-[.$K141])*[.$J141]/[.$M141]; ([.$K141]-[.AA141])*[.$J141]/[.$M141])-[.$R141]); &quot;&quot;)">
            <text:p/>
          </table:table-cell>
          <table:table-cell table:style-name="Default"/>
          <table:table-cell table:style-name="ce205" table:formula="of:=IFERROR(IF(ISBLANK([.AC141]); &quot;&quot;; IF([.$F141]=&quot;Long&quot;; ([.AC141]-[.$K141])*[.$J141]/[.$M141]; ([.$K141]-[.AC141])*[.$J141]/[.$M141])-[.$R141]); &quot;&quot;)">
            <text:p/>
          </table:table-cell>
          <table:table-cell/>
          <table:table-cell table:style-name="ce224" table:formula="of:=IF(ISBLANK([.Q141]); &quot;&quot;; DAY([.Q141]))">
            <text:p/>
          </table:table-cell>
          <table:table-cell table:style-name="ce224" table:formula="of:=IF(ISBLANK([.I141]); &quot;&quot;; WEEKDAY([.I141]; 2))">
            <text:p/>
          </table:table-cell>
          <table:table-cell table:style-name="ce224" table:formula="of:=IF(ISBLANK([.Q141]); &quot;&quot;; WEEKDAY([.Q141]; 2))">
            <text:p/>
          </table:table-cell>
          <table:table-cell table:style-name="ce224" table:formula="of:=IF(ISBLANK([.Q141]); &quot;&quot;; WEEKNUM([.Q141]))">
            <text:p/>
          </table:table-cell>
          <table:table-cell table:style-name="ce224" table:formula="of:=IF(ISBLANK([.I141]); &quot;&quot;; MONTH([.I141]))">
            <text:p/>
          </table:table-cell>
          <table:table-cell table:style-name="ce224" table:formula="of:=IF(ISBLANK([.Q141]); &quot;&quot;; MONTH([.Q141]))">
            <text:p/>
          </table:table-cell>
          <table:table-cell table:style-name="ce224" table:formula="of:=IF(OR(ISBLANK([.I141]); ISBLANK([.Q141])); &quot;&quot;; IFERROR(DATEDIF([.I141];[.Q141];&quot;d&quot;); &quot;&quot;))">
            <text:p/>
          </table:table-cell>
          <table:table-cell table:style-name="ce286" table:formula="of:=IF(ISBLANK([.P141]); &quot;&quot;; SUM([.$R$3:.R141]))">
            <text:p/>
          </table:table-cell>
          <table:table-cell table:style-name="ce286" table:formula="of:=IF(ISBLANK([.P141]); &quot;&quot;; SUM([.$S$3:.S141]))">
            <text:p/>
          </table:table-cell>
          <table:table-cell table:formula="of:=IF(ISBLANK([.K141]); &quot;&quot;; [.J141]*[.K141])">
            <text:p/>
          </table:table-cell>
          <table:table-cell table:formula="of:=IF(ISNUMBER([.AO141]); [.AO141]*0.0035; &quot;&quot;)">
            <text:p/>
          </table:table-cell>
          <table:table-cell table:style-name="ce224" table:formula="of:=IF(ISBLANK([.P141]); &quot;&quot; ; [.O141]*[.P141])">
            <text:p/>
          </table:table-cell>
          <table:table-cell table:formula="of:=IF(ISNUMBER([.AQ141]); [.AQ141]*0.0035; &quot;&quot;)">
            <text:p/>
          </table:table-cell>
          <table:table-cell table:number-columns-repeated="20"/>
        </table:table-row>
        <table:table-row table:style-name="ro2">
          <table:table-cell office:value-type="float" office:value="140" calcext:value-type="float">
            <text:p>14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2]=&quot;Long&quot;; [.K142]-[Overview.$C$4]/[.J142]; IF([.F142]=&quot;Short&quot;; [.K142]+[Overview.$C$4]/[.J142]; &quot;&quot;)); &quot;&quot;)">
            <text:p/>
          </table:table-cell>
          <table:table-cell table:style-name="ce157" table:formula="of:=IFERROR(ABS([.L142]-[.K142])*[.J142]; &quot;&quot;)">
            <text:p/>
          </table:table-cell>
          <table:table-cell table:style-name="ce289" table:formula="of:=IFERROR(IF([.F142]=&quot;Long&quot;; [.K142]+[Overview.$C$4]/[.J142]*[Overview.$C$6]; IF([.F142]=&quot;Short&quot;; [.K142]-[Overview.$C$4]/[.J142]*[Overview.$C$6]; &quot;&quot;)); &quot;&quot;)">
            <text:p/>
          </table:table-cell>
          <table:table-cell table:style-name="ce152"/>
          <table:table-cell table:number-columns-repeated="2"/>
          <table:table-cell table:formula="of:=IFERROR([.S142]/[.M142]; &quot;&quot;)">
            <text:p/>
          </table:table-cell>
          <table:table-cell table:formula="of:=IFERROR(IF(AND([.F142]=&quot;Long&quot;; [.O142]=[.J142]); [.J142]*([.P142]-[.K142]); IF(AND([.F142]=&quot;Short&quot;; [.O142]=[.J142]); [.J142]*([.K142]-[.P142]); &quot;&quot;)); &quot;&quot;)">
            <text:p/>
          </table:table-cell>
          <table:table-cell table:formula="of:=IF(ISNUMBER([.S142]); IF([.S142]&gt;0; &quot;Win&quot;; &quot;Loss&quot;);&quot;&quot;)">
            <text:p/>
          </table:table-cell>
          <table:table-cell table:formula="of:=IF([.Q142]=&quot;&quot;; &quot;&quot;; CONCATENATE(DATEDIF([.I142];[.Q142];&quot;d&quot;); IF(DATEDIF([.I142];[.Q142];&quot;d&quot;)&gt;1; &quot; Days&quot;; &quot; Day&quot;)))">
            <text:p/>
          </table:table-cell>
          <table:table-cell table:content-validation-name="val12"/>
          <table:table-cell table:number-columns-repeated="2"/>
          <table:table-cell table:style-name="ce196"/>
          <table:table-cell table:style-name="ce205" table:formula="of:=IFERROR(IF(ISBLANK([.Y142]); &quot;&quot;; IF([.$F142]=&quot;Long&quot;; ([.Y142]-[.$K142])*[.$J142]/[.$M142]; ([.$K142]-[.Y142])*[.$J142]/[.$M142])-[.$R142]); &quot;&quot;)">
            <text:p/>
          </table:table-cell>
          <table:table-cell table:style-name="Default"/>
          <table:table-cell table:style-name="ce205" table:formula="of:=IFERROR(IF(ISBLANK([.AA142]); &quot;&quot;; IF([.$F142]=&quot;Long&quot;; ([.AA142]-[.$K142])*[.$J142]/[.$M142]; ([.$K142]-[.AA142])*[.$J142]/[.$M142])-[.$R142]); &quot;&quot;)">
            <text:p/>
          </table:table-cell>
          <table:table-cell table:style-name="Default"/>
          <table:table-cell table:style-name="ce205" table:formula="of:=IFERROR(IF(ISBLANK([.AC142]); &quot;&quot;; IF([.$F142]=&quot;Long&quot;; ([.AC142]-[.$K142])*[.$J142]/[.$M142]; ([.$K142]-[.AC142])*[.$J142]/[.$M142])-[.$R142]); &quot;&quot;)">
            <text:p/>
          </table:table-cell>
          <table:table-cell/>
          <table:table-cell table:style-name="ce224" table:formula="of:=IF(ISBLANK([.Q142]); &quot;&quot;; DAY([.Q142]))">
            <text:p/>
          </table:table-cell>
          <table:table-cell table:style-name="ce224" table:formula="of:=IF(ISBLANK([.I142]); &quot;&quot;; WEEKDAY([.I142]; 2))">
            <text:p/>
          </table:table-cell>
          <table:table-cell table:style-name="ce224" table:formula="of:=IF(ISBLANK([.Q142]); &quot;&quot;; WEEKDAY([.Q142]; 2))">
            <text:p/>
          </table:table-cell>
          <table:table-cell table:style-name="ce224" table:formula="of:=IF(ISBLANK([.Q142]); &quot;&quot;; WEEKNUM([.Q142]))">
            <text:p/>
          </table:table-cell>
          <table:table-cell table:style-name="ce224" table:formula="of:=IF(ISBLANK([.I142]); &quot;&quot;; MONTH([.I142]))">
            <text:p/>
          </table:table-cell>
          <table:table-cell table:style-name="ce224" table:formula="of:=IF(ISBLANK([.Q142]); &quot;&quot;; MONTH([.Q142]))">
            <text:p/>
          </table:table-cell>
          <table:table-cell table:style-name="ce224" table:formula="of:=IF(OR(ISBLANK([.I142]); ISBLANK([.Q142])); &quot;&quot;; IFERROR(DATEDIF([.I142];[.Q142];&quot;d&quot;); &quot;&quot;))">
            <text:p/>
          </table:table-cell>
          <table:table-cell table:style-name="ce286" table:formula="of:=IF(ISBLANK([.P142]); &quot;&quot;; SUM([.$R$3:.R142]))">
            <text:p/>
          </table:table-cell>
          <table:table-cell table:style-name="ce286" table:formula="of:=IF(ISBLANK([.P142]); &quot;&quot;; SUM([.$S$3:.S142]))">
            <text:p/>
          </table:table-cell>
          <table:table-cell table:formula="of:=IF(ISBLANK([.K142]); &quot;&quot;; [.J142]*[.K142])">
            <text:p/>
          </table:table-cell>
          <table:table-cell table:formula="of:=IF(ISNUMBER([.AO142]); [.AO142]*0.0035; &quot;&quot;)">
            <text:p/>
          </table:table-cell>
          <table:table-cell table:style-name="ce224" table:formula="of:=IF(ISBLANK([.P142]); &quot;&quot; ; [.O142]*[.P142])">
            <text:p/>
          </table:table-cell>
          <table:table-cell table:formula="of:=IF(ISNUMBER([.AQ142]); [.AQ142]*0.0035; &quot;&quot;)">
            <text:p/>
          </table:table-cell>
          <table:table-cell table:number-columns-repeated="20"/>
        </table:table-row>
        <table:table-row table:style-name="ro2">
          <table:table-cell office:value-type="float" office:value="141" calcext:value-type="float">
            <text:p>14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3]=&quot;Long&quot;; [.K143]-[Overview.$C$4]/[.J143]; IF([.F143]=&quot;Short&quot;; [.K143]+[Overview.$C$4]/[.J143]; &quot;&quot;)); &quot;&quot;)">
            <text:p/>
          </table:table-cell>
          <table:table-cell table:style-name="ce157" table:formula="of:=IFERROR(ABS([.L143]-[.K143])*[.J143]; &quot;&quot;)">
            <text:p/>
          </table:table-cell>
          <table:table-cell table:style-name="ce289" table:formula="of:=IFERROR(IF([.F143]=&quot;Long&quot;; [.K143]+[Overview.$C$4]/[.J143]*[Overview.$C$6]; IF([.F143]=&quot;Short&quot;; [.K143]-[Overview.$C$4]/[.J143]*[Overview.$C$6]; &quot;&quot;)); &quot;&quot;)">
            <text:p/>
          </table:table-cell>
          <table:table-cell table:style-name="ce152"/>
          <table:table-cell table:number-columns-repeated="2"/>
          <table:table-cell table:formula="of:=IFERROR([.S143]/[.M143]; &quot;&quot;)">
            <text:p/>
          </table:table-cell>
          <table:table-cell table:formula="of:=IFERROR(IF(AND([.F143]=&quot;Long&quot;; [.O143]=[.J143]); [.J143]*([.P143]-[.K143]); IF(AND([.F143]=&quot;Short&quot;; [.O143]=[.J143]); [.J143]*([.K143]-[.P143]); &quot;&quot;)); &quot;&quot;)">
            <text:p/>
          </table:table-cell>
          <table:table-cell table:formula="of:=IF(ISNUMBER([.S143]); IF([.S143]&gt;0; &quot;Win&quot;; &quot;Loss&quot;);&quot;&quot;)">
            <text:p/>
          </table:table-cell>
          <table:table-cell table:formula="of:=IF([.Q143]=&quot;&quot;; &quot;&quot;; CONCATENATE(DATEDIF([.I143];[.Q143];&quot;d&quot;); IF(DATEDIF([.I143];[.Q143];&quot;d&quot;)&gt;1; &quot; Days&quot;; &quot; Day&quot;)))">
            <text:p/>
          </table:table-cell>
          <table:table-cell table:content-validation-name="val12"/>
          <table:table-cell table:number-columns-repeated="2"/>
          <table:table-cell table:style-name="ce196"/>
          <table:table-cell table:style-name="ce205" table:formula="of:=IFERROR(IF(ISBLANK([.Y143]); &quot;&quot;; IF([.$F143]=&quot;Long&quot;; ([.Y143]-[.$K143])*[.$J143]/[.$M143]; ([.$K143]-[.Y143])*[.$J143]/[.$M143])-[.$R143]); &quot;&quot;)">
            <text:p/>
          </table:table-cell>
          <table:table-cell table:style-name="Default"/>
          <table:table-cell table:style-name="ce205" table:formula="of:=IFERROR(IF(ISBLANK([.AA143]); &quot;&quot;; IF([.$F143]=&quot;Long&quot;; ([.AA143]-[.$K143])*[.$J143]/[.$M143]; ([.$K143]-[.AA143])*[.$J143]/[.$M143])-[.$R143]); &quot;&quot;)">
            <text:p/>
          </table:table-cell>
          <table:table-cell table:style-name="Default"/>
          <table:table-cell table:style-name="ce205" table:formula="of:=IFERROR(IF(ISBLANK([.AC143]); &quot;&quot;; IF([.$F143]=&quot;Long&quot;; ([.AC143]-[.$K143])*[.$J143]/[.$M143]; ([.$K143]-[.AC143])*[.$J143]/[.$M143])-[.$R143]); &quot;&quot;)">
            <text:p/>
          </table:table-cell>
          <table:table-cell/>
          <table:table-cell table:style-name="ce224" table:formula="of:=IF(ISBLANK([.Q143]); &quot;&quot;; DAY([.Q143]))">
            <text:p/>
          </table:table-cell>
          <table:table-cell table:style-name="ce224" table:formula="of:=IF(ISBLANK([.I143]); &quot;&quot;; WEEKDAY([.I143]; 2))">
            <text:p/>
          </table:table-cell>
          <table:table-cell table:style-name="ce224" table:formula="of:=IF(ISBLANK([.Q143]); &quot;&quot;; WEEKDAY([.Q143]; 2))">
            <text:p/>
          </table:table-cell>
          <table:table-cell table:style-name="ce224" table:formula="of:=IF(ISBLANK([.Q143]); &quot;&quot;; WEEKNUM([.Q143]))">
            <text:p/>
          </table:table-cell>
          <table:table-cell table:style-name="ce224" table:formula="of:=IF(ISBLANK([.I143]); &quot;&quot;; MONTH([.I143]))">
            <text:p/>
          </table:table-cell>
          <table:table-cell table:style-name="ce224" table:formula="of:=IF(ISBLANK([.Q143]); &quot;&quot;; MONTH([.Q143]))">
            <text:p/>
          </table:table-cell>
          <table:table-cell table:style-name="ce224" table:formula="of:=IF(OR(ISBLANK([.I143]); ISBLANK([.Q143])); &quot;&quot;; IFERROR(DATEDIF([.I143];[.Q143];&quot;d&quot;); &quot;&quot;))">
            <text:p/>
          </table:table-cell>
          <table:table-cell table:style-name="ce286" table:formula="of:=IF(ISBLANK([.P143]); &quot;&quot;; SUM([.$R$3:.R143]))">
            <text:p/>
          </table:table-cell>
          <table:table-cell table:style-name="ce286" table:formula="of:=IF(ISBLANK([.P143]); &quot;&quot;; SUM([.$S$3:.S143]))">
            <text:p/>
          </table:table-cell>
          <table:table-cell table:formula="of:=IF(ISBLANK([.K143]); &quot;&quot;; [.J143]*[.K143])">
            <text:p/>
          </table:table-cell>
          <table:table-cell table:formula="of:=IF(ISNUMBER([.AO143]); [.AO143]*0.0035; &quot;&quot;)">
            <text:p/>
          </table:table-cell>
          <table:table-cell table:style-name="ce224" table:formula="of:=IF(ISBLANK([.P143]); &quot;&quot; ; [.O143]*[.P143])">
            <text:p/>
          </table:table-cell>
          <table:table-cell table:formula="of:=IF(ISNUMBER([.AQ143]); [.AQ143]*0.0035; &quot;&quot;)">
            <text:p/>
          </table:table-cell>
          <table:table-cell table:number-columns-repeated="20"/>
        </table:table-row>
        <table:table-row table:style-name="ro2">
          <table:table-cell office:value-type="float" office:value="142" calcext:value-type="float">
            <text:p>14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4]=&quot;Long&quot;; [.K144]-[Overview.$C$4]/[.J144]; IF([.F144]=&quot;Short&quot;; [.K144]+[Overview.$C$4]/[.J144]; &quot;&quot;)); &quot;&quot;)">
            <text:p/>
          </table:table-cell>
          <table:table-cell table:style-name="ce157" table:formula="of:=IFERROR(ABS([.L144]-[.K144])*[.J144]; &quot;&quot;)">
            <text:p/>
          </table:table-cell>
          <table:table-cell table:style-name="ce289" table:formula="of:=IFERROR(IF([.F144]=&quot;Long&quot;; [.K144]+[Overview.$C$4]/[.J144]*[Overview.$C$6]; IF([.F144]=&quot;Short&quot;; [.K144]-[Overview.$C$4]/[.J144]*[Overview.$C$6]; &quot;&quot;)); &quot;&quot;)">
            <text:p/>
          </table:table-cell>
          <table:table-cell table:style-name="ce152"/>
          <table:table-cell table:number-columns-repeated="2"/>
          <table:table-cell table:formula="of:=IFERROR([.S144]/[.M144]; &quot;&quot;)">
            <text:p/>
          </table:table-cell>
          <table:table-cell table:formula="of:=IFERROR(IF(AND([.F144]=&quot;Long&quot;; [.O144]=[.J144]); [.J144]*([.P144]-[.K144]); IF(AND([.F144]=&quot;Short&quot;; [.O144]=[.J144]); [.J144]*([.K144]-[.P144]); &quot;&quot;)); &quot;&quot;)">
            <text:p/>
          </table:table-cell>
          <table:table-cell table:formula="of:=IF(ISNUMBER([.S144]); IF([.S144]&gt;0; &quot;Win&quot;; &quot;Loss&quot;);&quot;&quot;)">
            <text:p/>
          </table:table-cell>
          <table:table-cell table:formula="of:=IF([.Q144]=&quot;&quot;; &quot;&quot;; CONCATENATE(DATEDIF([.I144];[.Q144];&quot;d&quot;); IF(DATEDIF([.I144];[.Q144];&quot;d&quot;)&gt;1; &quot; Days&quot;; &quot; Day&quot;)))">
            <text:p/>
          </table:table-cell>
          <table:table-cell table:content-validation-name="val12"/>
          <table:table-cell table:number-columns-repeated="2"/>
          <table:table-cell table:style-name="ce196"/>
          <table:table-cell table:style-name="ce205" table:formula="of:=IFERROR(IF(ISBLANK([.Y144]); &quot;&quot;; IF([.$F144]=&quot;Long&quot;; ([.Y144]-[.$K144])*[.$J144]/[.$M144]; ([.$K144]-[.Y144])*[.$J144]/[.$M144])-[.$R144]); &quot;&quot;)">
            <text:p/>
          </table:table-cell>
          <table:table-cell table:style-name="Default"/>
          <table:table-cell table:style-name="ce205" table:formula="of:=IFERROR(IF(ISBLANK([.AA144]); &quot;&quot;; IF([.$F144]=&quot;Long&quot;; ([.AA144]-[.$K144])*[.$J144]/[.$M144]; ([.$K144]-[.AA144])*[.$J144]/[.$M144])-[.$R144]); &quot;&quot;)">
            <text:p/>
          </table:table-cell>
          <table:table-cell table:style-name="Default"/>
          <table:table-cell table:style-name="ce205" table:formula="of:=IFERROR(IF(ISBLANK([.AC144]); &quot;&quot;; IF([.$F144]=&quot;Long&quot;; ([.AC144]-[.$K144])*[.$J144]/[.$M144]; ([.$K144]-[.AC144])*[.$J144]/[.$M144])-[.$R144]); &quot;&quot;)">
            <text:p/>
          </table:table-cell>
          <table:table-cell/>
          <table:table-cell table:style-name="ce224" table:formula="of:=IF(ISBLANK([.Q144]); &quot;&quot;; DAY([.Q144]))">
            <text:p/>
          </table:table-cell>
          <table:table-cell table:style-name="ce224" table:formula="of:=IF(ISBLANK([.I144]); &quot;&quot;; WEEKDAY([.I144]; 2))">
            <text:p/>
          </table:table-cell>
          <table:table-cell table:style-name="ce224" table:formula="of:=IF(ISBLANK([.Q144]); &quot;&quot;; WEEKDAY([.Q144]; 2))">
            <text:p/>
          </table:table-cell>
          <table:table-cell table:style-name="ce224" table:formula="of:=IF(ISBLANK([.Q144]); &quot;&quot;; WEEKNUM([.Q144]))">
            <text:p/>
          </table:table-cell>
          <table:table-cell table:style-name="ce224" table:formula="of:=IF(ISBLANK([.I144]); &quot;&quot;; MONTH([.I144]))">
            <text:p/>
          </table:table-cell>
          <table:table-cell table:style-name="ce224" table:formula="of:=IF(ISBLANK([.Q144]); &quot;&quot;; MONTH([.Q144]))">
            <text:p/>
          </table:table-cell>
          <table:table-cell table:style-name="ce224" table:formula="of:=IF(OR(ISBLANK([.I144]); ISBLANK([.Q144])); &quot;&quot;; IFERROR(DATEDIF([.I144];[.Q144];&quot;d&quot;); &quot;&quot;))">
            <text:p/>
          </table:table-cell>
          <table:table-cell table:style-name="ce286" table:formula="of:=IF(ISBLANK([.P144]); &quot;&quot;; SUM([.$R$3:.R144]))">
            <text:p/>
          </table:table-cell>
          <table:table-cell table:style-name="ce286" table:formula="of:=IF(ISBLANK([.P144]); &quot;&quot;; SUM([.$S$3:.S144]))">
            <text:p/>
          </table:table-cell>
          <table:table-cell table:formula="of:=IF(ISBLANK([.K144]); &quot;&quot;; [.J144]*[.K144])">
            <text:p/>
          </table:table-cell>
          <table:table-cell table:formula="of:=IF(ISNUMBER([.AO144]); [.AO144]*0.0035; &quot;&quot;)">
            <text:p/>
          </table:table-cell>
          <table:table-cell table:style-name="ce224" table:formula="of:=IF(ISBLANK([.P144]); &quot;&quot; ; [.O144]*[.P144])">
            <text:p/>
          </table:table-cell>
          <table:table-cell table:formula="of:=IF(ISNUMBER([.AQ144]); [.AQ144]*0.0035; &quot;&quot;)">
            <text:p/>
          </table:table-cell>
          <table:table-cell table:number-columns-repeated="20"/>
        </table:table-row>
        <table:table-row table:style-name="ro2">
          <table:table-cell office:value-type="float" office:value="143" calcext:value-type="float">
            <text:p>14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5]=&quot;Long&quot;; [.K145]-[Overview.$C$4]/[.J145]; IF([.F145]=&quot;Short&quot;; [.K145]+[Overview.$C$4]/[.J145]; &quot;&quot;)); &quot;&quot;)">
            <text:p/>
          </table:table-cell>
          <table:table-cell table:style-name="ce157" table:formula="of:=IFERROR(ABS([.L145]-[.K145])*[.J145]; &quot;&quot;)">
            <text:p/>
          </table:table-cell>
          <table:table-cell table:style-name="ce289" table:formula="of:=IFERROR(IF([.F145]=&quot;Long&quot;; [.K145]+[Overview.$C$4]/[.J145]*[Overview.$C$6]; IF([.F145]=&quot;Short&quot;; [.K145]-[Overview.$C$4]/[.J145]*[Overview.$C$6]; &quot;&quot;)); &quot;&quot;)">
            <text:p/>
          </table:table-cell>
          <table:table-cell table:style-name="ce152"/>
          <table:table-cell table:number-columns-repeated="2"/>
          <table:table-cell table:formula="of:=IFERROR([.S145]/[.M145]; &quot;&quot;)">
            <text:p/>
          </table:table-cell>
          <table:table-cell table:formula="of:=IFERROR(IF(AND([.F145]=&quot;Long&quot;; [.O145]=[.J145]); [.J145]*([.P145]-[.K145]); IF(AND([.F145]=&quot;Short&quot;; [.O145]=[.J145]); [.J145]*([.K145]-[.P145]); &quot;&quot;)); &quot;&quot;)">
            <text:p/>
          </table:table-cell>
          <table:table-cell table:formula="of:=IF(ISNUMBER([.S145]); IF([.S145]&gt;0; &quot;Win&quot;; &quot;Loss&quot;);&quot;&quot;)">
            <text:p/>
          </table:table-cell>
          <table:table-cell table:formula="of:=IF([.Q145]=&quot;&quot;; &quot;&quot;; CONCATENATE(DATEDIF([.I145];[.Q145];&quot;d&quot;); IF(DATEDIF([.I145];[.Q145];&quot;d&quot;)&gt;1; &quot; Days&quot;; &quot; Day&quot;)))">
            <text:p/>
          </table:table-cell>
          <table:table-cell table:content-validation-name="val12"/>
          <table:table-cell table:number-columns-repeated="2"/>
          <table:table-cell table:style-name="ce196"/>
          <table:table-cell table:style-name="ce205" table:formula="of:=IFERROR(IF(ISBLANK([.Y145]); &quot;&quot;; IF([.$F145]=&quot;Long&quot;; ([.Y145]-[.$K145])*[.$J145]/[.$M145]; ([.$K145]-[.Y145])*[.$J145]/[.$M145])-[.$R145]); &quot;&quot;)">
            <text:p/>
          </table:table-cell>
          <table:table-cell table:style-name="Default"/>
          <table:table-cell table:style-name="ce205" table:formula="of:=IFERROR(IF(ISBLANK([.AA145]); &quot;&quot;; IF([.$F145]=&quot;Long&quot;; ([.AA145]-[.$K145])*[.$J145]/[.$M145]; ([.$K145]-[.AA145])*[.$J145]/[.$M145])-[.$R145]); &quot;&quot;)">
            <text:p/>
          </table:table-cell>
          <table:table-cell table:style-name="Default"/>
          <table:table-cell table:style-name="ce205" table:formula="of:=IFERROR(IF(ISBLANK([.AC145]); &quot;&quot;; IF([.$F145]=&quot;Long&quot;; ([.AC145]-[.$K145])*[.$J145]/[.$M145]; ([.$K145]-[.AC145])*[.$J145]/[.$M145])-[.$R145]); &quot;&quot;)">
            <text:p/>
          </table:table-cell>
          <table:table-cell/>
          <table:table-cell table:style-name="ce224" table:formula="of:=IF(ISBLANK([.Q145]); &quot;&quot;; DAY([.Q145]))">
            <text:p/>
          </table:table-cell>
          <table:table-cell table:style-name="ce224" table:formula="of:=IF(ISBLANK([.I145]); &quot;&quot;; WEEKDAY([.I145]; 2))">
            <text:p/>
          </table:table-cell>
          <table:table-cell table:style-name="ce224" table:formula="of:=IF(ISBLANK([.Q145]); &quot;&quot;; WEEKDAY([.Q145]; 2))">
            <text:p/>
          </table:table-cell>
          <table:table-cell table:style-name="ce224" table:formula="of:=IF(ISBLANK([.Q145]); &quot;&quot;; WEEKNUM([.Q145]))">
            <text:p/>
          </table:table-cell>
          <table:table-cell table:style-name="ce224" table:formula="of:=IF(ISBLANK([.I145]); &quot;&quot;; MONTH([.I145]))">
            <text:p/>
          </table:table-cell>
          <table:table-cell table:style-name="ce224" table:formula="of:=IF(ISBLANK([.Q145]); &quot;&quot;; MONTH([.Q145]))">
            <text:p/>
          </table:table-cell>
          <table:table-cell table:style-name="ce224" table:formula="of:=IF(OR(ISBLANK([.I145]); ISBLANK([.Q145])); &quot;&quot;; IFERROR(DATEDIF([.I145];[.Q145];&quot;d&quot;); &quot;&quot;))">
            <text:p/>
          </table:table-cell>
          <table:table-cell table:style-name="ce286" table:formula="of:=IF(ISBLANK([.P145]); &quot;&quot;; SUM([.$R$3:.R145]))">
            <text:p/>
          </table:table-cell>
          <table:table-cell table:style-name="ce286" table:formula="of:=IF(ISBLANK([.P145]); &quot;&quot;; SUM([.$S$3:.S145]))">
            <text:p/>
          </table:table-cell>
          <table:table-cell table:formula="of:=IF(ISBLANK([.K145]); &quot;&quot;; [.J145]*[.K145])">
            <text:p/>
          </table:table-cell>
          <table:table-cell table:formula="of:=IF(ISNUMBER([.AO145]); [.AO145]*0.0035; &quot;&quot;)">
            <text:p/>
          </table:table-cell>
          <table:table-cell table:style-name="ce224" table:formula="of:=IF(ISBLANK([.P145]); &quot;&quot; ; [.O145]*[.P145])">
            <text:p/>
          </table:table-cell>
          <table:table-cell table:formula="of:=IF(ISNUMBER([.AQ145]); [.AQ145]*0.0035; &quot;&quot;)">
            <text:p/>
          </table:table-cell>
          <table:table-cell table:number-columns-repeated="20"/>
        </table:table-row>
        <table:table-row table:style-name="ro2">
          <table:table-cell office:value-type="float" office:value="144" calcext:value-type="float">
            <text:p>14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6]=&quot;Long&quot;; [.K146]-[Overview.$C$4]/[.J146]; IF([.F146]=&quot;Short&quot;; [.K146]+[Overview.$C$4]/[.J146]; &quot;&quot;)); &quot;&quot;)">
            <text:p/>
          </table:table-cell>
          <table:table-cell table:style-name="ce157" table:formula="of:=IFERROR(ABS([.L146]-[.K146])*[.J146]; &quot;&quot;)">
            <text:p/>
          </table:table-cell>
          <table:table-cell table:style-name="ce289" table:formula="of:=IFERROR(IF([.F146]=&quot;Long&quot;; [.K146]+[Overview.$C$4]/[.J146]*[Overview.$C$6]; IF([.F146]=&quot;Short&quot;; [.K146]-[Overview.$C$4]/[.J146]*[Overview.$C$6]; &quot;&quot;)); &quot;&quot;)">
            <text:p/>
          </table:table-cell>
          <table:table-cell table:style-name="ce152"/>
          <table:table-cell table:number-columns-repeated="2"/>
          <table:table-cell table:formula="of:=IFERROR([.S146]/[.M146]; &quot;&quot;)">
            <text:p/>
          </table:table-cell>
          <table:table-cell table:formula="of:=IFERROR(IF(AND([.F146]=&quot;Long&quot;; [.O146]=[.J146]); [.J146]*([.P146]-[.K146]); IF(AND([.F146]=&quot;Short&quot;; [.O146]=[.J146]); [.J146]*([.K146]-[.P146]); &quot;&quot;)); &quot;&quot;)">
            <text:p/>
          </table:table-cell>
          <table:table-cell table:formula="of:=IF(ISNUMBER([.S146]); IF([.S146]&gt;0; &quot;Win&quot;; &quot;Loss&quot;);&quot;&quot;)">
            <text:p/>
          </table:table-cell>
          <table:table-cell table:formula="of:=IF([.Q146]=&quot;&quot;; &quot;&quot;; CONCATENATE(DATEDIF([.I146];[.Q146];&quot;d&quot;); IF(DATEDIF([.I146];[.Q146];&quot;d&quot;)&gt;1; &quot; Days&quot;; &quot; Day&quot;)))">
            <text:p/>
          </table:table-cell>
          <table:table-cell table:content-validation-name="val12"/>
          <table:table-cell table:number-columns-repeated="2"/>
          <table:table-cell table:style-name="ce196"/>
          <table:table-cell table:style-name="ce205" table:formula="of:=IFERROR(IF(ISBLANK([.Y146]); &quot;&quot;; IF([.$F146]=&quot;Long&quot;; ([.Y146]-[.$K146])*[.$J146]/[.$M146]; ([.$K146]-[.Y146])*[.$J146]/[.$M146])-[.$R146]); &quot;&quot;)">
            <text:p/>
          </table:table-cell>
          <table:table-cell table:style-name="Default"/>
          <table:table-cell table:style-name="ce205" table:formula="of:=IFERROR(IF(ISBLANK([.AA146]); &quot;&quot;; IF([.$F146]=&quot;Long&quot;; ([.AA146]-[.$K146])*[.$J146]/[.$M146]; ([.$K146]-[.AA146])*[.$J146]/[.$M146])-[.$R146]); &quot;&quot;)">
            <text:p/>
          </table:table-cell>
          <table:table-cell table:style-name="Default"/>
          <table:table-cell table:style-name="ce205" table:formula="of:=IFERROR(IF(ISBLANK([.AC146]); &quot;&quot;; IF([.$F146]=&quot;Long&quot;; ([.AC146]-[.$K146])*[.$J146]/[.$M146]; ([.$K146]-[.AC146])*[.$J146]/[.$M146])-[.$R146]); &quot;&quot;)">
            <text:p/>
          </table:table-cell>
          <table:table-cell/>
          <table:table-cell table:style-name="ce224" table:formula="of:=IF(ISBLANK([.Q146]); &quot;&quot;; DAY([.Q146]))">
            <text:p/>
          </table:table-cell>
          <table:table-cell table:style-name="ce224" table:formula="of:=IF(ISBLANK([.I146]); &quot;&quot;; WEEKDAY([.I146]; 2))">
            <text:p/>
          </table:table-cell>
          <table:table-cell table:style-name="ce224" table:formula="of:=IF(ISBLANK([.Q146]); &quot;&quot;; WEEKDAY([.Q146]; 2))">
            <text:p/>
          </table:table-cell>
          <table:table-cell table:style-name="ce224" table:formula="of:=IF(ISBLANK([.Q146]); &quot;&quot;; WEEKNUM([.Q146]))">
            <text:p/>
          </table:table-cell>
          <table:table-cell table:style-name="ce224" table:formula="of:=IF(ISBLANK([.I146]); &quot;&quot;; MONTH([.I146]))">
            <text:p/>
          </table:table-cell>
          <table:table-cell table:style-name="ce224" table:formula="of:=IF(ISBLANK([.Q146]); &quot;&quot;; MONTH([.Q146]))">
            <text:p/>
          </table:table-cell>
          <table:table-cell table:style-name="ce224" table:formula="of:=IF(OR(ISBLANK([.I146]); ISBLANK([.Q146])); &quot;&quot;; IFERROR(DATEDIF([.I146];[.Q146];&quot;d&quot;); &quot;&quot;))">
            <text:p/>
          </table:table-cell>
          <table:table-cell table:style-name="ce286" table:formula="of:=IF(ISBLANK([.P146]); &quot;&quot;; SUM([.$R$3:.R146]))">
            <text:p/>
          </table:table-cell>
          <table:table-cell table:style-name="ce286" table:formula="of:=IF(ISBLANK([.P146]); &quot;&quot;; SUM([.$S$3:.S146]))">
            <text:p/>
          </table:table-cell>
          <table:table-cell table:formula="of:=IF(ISBLANK([.K146]); &quot;&quot;; [.J146]*[.K146])">
            <text:p/>
          </table:table-cell>
          <table:table-cell table:formula="of:=IF(ISNUMBER([.AO146]); [.AO146]*0.0035; &quot;&quot;)">
            <text:p/>
          </table:table-cell>
          <table:table-cell table:style-name="ce224" table:formula="of:=IF(ISBLANK([.P146]); &quot;&quot; ; [.O146]*[.P146])">
            <text:p/>
          </table:table-cell>
          <table:table-cell table:formula="of:=IF(ISNUMBER([.AQ146]); [.AQ146]*0.0035; &quot;&quot;)">
            <text:p/>
          </table:table-cell>
          <table:table-cell table:number-columns-repeated="20"/>
        </table:table-row>
        <table:table-row table:style-name="ro2">
          <table:table-cell office:value-type="float" office:value="145" calcext:value-type="float">
            <text:p>14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7]=&quot;Long&quot;; [.K147]-[Overview.$C$4]/[.J147]; IF([.F147]=&quot;Short&quot;; [.K147]+[Overview.$C$4]/[.J147]; &quot;&quot;)); &quot;&quot;)">
            <text:p/>
          </table:table-cell>
          <table:table-cell table:style-name="ce157" table:formula="of:=IFERROR(ABS([.L147]-[.K147])*[.J147]; &quot;&quot;)">
            <text:p/>
          </table:table-cell>
          <table:table-cell table:style-name="ce289" table:formula="of:=IFERROR(IF([.F147]=&quot;Long&quot;; [.K147]+[Overview.$C$4]/[.J147]*[Overview.$C$6]; IF([.F147]=&quot;Short&quot;; [.K147]-[Overview.$C$4]/[.J147]*[Overview.$C$6]; &quot;&quot;)); &quot;&quot;)">
            <text:p/>
          </table:table-cell>
          <table:table-cell table:style-name="ce152"/>
          <table:table-cell table:number-columns-repeated="2"/>
          <table:table-cell table:formula="of:=IFERROR([.S147]/[.M147]; &quot;&quot;)">
            <text:p/>
          </table:table-cell>
          <table:table-cell table:formula="of:=IFERROR(IF(AND([.F147]=&quot;Long&quot;; [.O147]=[.J147]); [.J147]*([.P147]-[.K147]); IF(AND([.F147]=&quot;Short&quot;; [.O147]=[.J147]); [.J147]*([.K147]-[.P147]); &quot;&quot;)); &quot;&quot;)">
            <text:p/>
          </table:table-cell>
          <table:table-cell table:formula="of:=IF(ISNUMBER([.S147]); IF([.S147]&gt;0; &quot;Win&quot;; &quot;Loss&quot;);&quot;&quot;)">
            <text:p/>
          </table:table-cell>
          <table:table-cell table:formula="of:=IF([.Q147]=&quot;&quot;; &quot;&quot;; CONCATENATE(DATEDIF([.I147];[.Q147];&quot;d&quot;); IF(DATEDIF([.I147];[.Q147];&quot;d&quot;)&gt;1; &quot; Days&quot;; &quot; Day&quot;)))">
            <text:p/>
          </table:table-cell>
          <table:table-cell table:content-validation-name="val12"/>
          <table:table-cell table:number-columns-repeated="2"/>
          <table:table-cell table:style-name="ce196"/>
          <table:table-cell table:style-name="ce205" table:formula="of:=IFERROR(IF(ISBLANK([.Y147]); &quot;&quot;; IF([.$F147]=&quot;Long&quot;; ([.Y147]-[.$K147])*[.$J147]/[.$M147]; ([.$K147]-[.Y147])*[.$J147]/[.$M147])-[.$R147]); &quot;&quot;)">
            <text:p/>
          </table:table-cell>
          <table:table-cell table:style-name="Default"/>
          <table:table-cell table:style-name="ce205" table:formula="of:=IFERROR(IF(ISBLANK([.AA147]); &quot;&quot;; IF([.$F147]=&quot;Long&quot;; ([.AA147]-[.$K147])*[.$J147]/[.$M147]; ([.$K147]-[.AA147])*[.$J147]/[.$M147])-[.$R147]); &quot;&quot;)">
            <text:p/>
          </table:table-cell>
          <table:table-cell table:style-name="Default"/>
          <table:table-cell table:style-name="ce205" table:formula="of:=IFERROR(IF(ISBLANK([.AC147]); &quot;&quot;; IF([.$F147]=&quot;Long&quot;; ([.AC147]-[.$K147])*[.$J147]/[.$M147]; ([.$K147]-[.AC147])*[.$J147]/[.$M147])-[.$R147]); &quot;&quot;)">
            <text:p/>
          </table:table-cell>
          <table:table-cell/>
          <table:table-cell table:formula="of:=IF(ISBLANK([.Q147]); &quot;&quot;; DAY([.Q147]))">
            <text:p/>
          </table:table-cell>
          <table:table-cell table:style-name="ce224" table:formula="of:=IF(ISBLANK([.I147]); &quot;&quot;; WEEKDAY([.I147]; 2))">
            <text:p/>
          </table:table-cell>
          <table:table-cell table:formula="of:=IF(ISBLANK([.Q147]); &quot;&quot;; WEEKDAY([.Q147]; 2))">
            <text:p/>
          </table:table-cell>
          <table:table-cell table:formula="of:=IF(ISBLANK([.Q147]); &quot;&quot;; WEEKNUM([.Q147]))">
            <text:p/>
          </table:table-cell>
          <table:table-cell table:style-name="ce224" table:formula="of:=IF(ISBLANK([.I147]); &quot;&quot;; MONTH([.I147]))">
            <text:p/>
          </table:table-cell>
          <table:table-cell table:formula="of:=IF(ISBLANK([.Q147]); &quot;&quot;; MONTH([.Q147]))">
            <text:p/>
          </table:table-cell>
          <table:table-cell table:formula="of:=IF(OR(ISBLANK([.I147]); ISBLANK([.Q147])); &quot;&quot;; IFERROR(DATEDIF([.I147];[.Q147];&quot;d&quot;); &quot;&quot;))">
            <text:p/>
          </table:table-cell>
          <table:table-cell table:style-name="ce286" table:formula="of:=IF(ISBLANK([.P147]); &quot;&quot;; SUM([.$R$3:.R147]))">
            <text:p/>
          </table:table-cell>
          <table:table-cell table:style-name="ce286" table:formula="of:=IF(ISBLANK([.P147]); &quot;&quot;; SUM([.$S$3:.S147]))">
            <text:p/>
          </table:table-cell>
          <table:table-cell table:formula="of:=IF(ISBLANK([.K147]); &quot;&quot;; [.J147]*[.K147])">
            <text:p/>
          </table:table-cell>
          <table:table-cell table:formula="of:=IF(ISNUMBER([.AO147]); [.AO147]*0.0035; &quot;&quot;)">
            <text:p/>
          </table:table-cell>
          <table:table-cell table:style-name="ce224" table:formula="of:=IF(ISBLANK([.P147]); &quot;&quot; ; [.O147]*[.P147])">
            <text:p/>
          </table:table-cell>
          <table:table-cell table:formula="of:=IF(ISNUMBER([.AQ147]); [.AQ147]*0.0035; &quot;&quot;)">
            <text:p/>
          </table:table-cell>
          <table:table-cell table:number-columns-repeated="20"/>
        </table:table-row>
        <table:table-row table:style-name="ro2">
          <table:table-cell office:value-type="float" office:value="146" calcext:value-type="float">
            <text:p>14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8]=&quot;Long&quot;; [.K148]-[Overview.$C$4]/[.J148]; IF([.F148]=&quot;Short&quot;; [.K148]+[Overview.$C$4]/[.J148]; &quot;&quot;)); &quot;&quot;)">
            <text:p/>
          </table:table-cell>
          <table:table-cell table:style-name="ce157" table:formula="of:=IFERROR(ABS([.L148]-[.K148])*[.J148]; &quot;&quot;)">
            <text:p/>
          </table:table-cell>
          <table:table-cell table:style-name="ce289" table:formula="of:=IFERROR(IF([.F148]=&quot;Long&quot;; [.K148]+[Overview.$C$4]/[.J148]*[Overview.$C$6]; IF([.F148]=&quot;Short&quot;; [.K148]-[Overview.$C$4]/[.J148]*[Overview.$C$6]; &quot;&quot;)); &quot;&quot;)">
            <text:p/>
          </table:table-cell>
          <table:table-cell table:style-name="ce152"/>
          <table:table-cell table:number-columns-repeated="2"/>
          <table:table-cell table:formula="of:=IFERROR([.S148]/[.M148]; &quot;&quot;)">
            <text:p/>
          </table:table-cell>
          <table:table-cell table:formula="of:=IFERROR(IF(AND([.F148]=&quot;Long&quot;; [.O148]=[.J148]); [.J148]*([.P148]-[.K148]); IF(AND([.F148]=&quot;Short&quot;; [.O148]=[.J148]); [.J148]*([.K148]-[.P148]); &quot;&quot;)); &quot;&quot;)">
            <text:p/>
          </table:table-cell>
          <table:table-cell table:formula="of:=IF(ISNUMBER([.S148]); IF([.S148]&gt;0; &quot;Win&quot;; &quot;Loss&quot;);&quot;&quot;)">
            <text:p/>
          </table:table-cell>
          <table:table-cell table:formula="of:=IF([.Q148]=&quot;&quot;; &quot;&quot;; CONCATENATE(DATEDIF([.I148];[.Q148];&quot;d&quot;); IF(DATEDIF([.I148];[.Q148];&quot;d&quot;)&gt;1; &quot; Days&quot;; &quot; Day&quot;)))">
            <text:p/>
          </table:table-cell>
          <table:table-cell table:content-validation-name="val12"/>
          <table:table-cell table:number-columns-repeated="2"/>
          <table:table-cell table:style-name="ce196"/>
          <table:table-cell table:style-name="ce205" table:formula="of:=IFERROR(IF(ISBLANK([.Y148]); &quot;&quot;; IF([.$F148]=&quot;Long&quot;; ([.Y148]-[.$K148])*[.$J148]/[.$M148]; ([.$K148]-[.Y148])*[.$J148]/[.$M148])-[.$R148]); &quot;&quot;)">
            <text:p/>
          </table:table-cell>
          <table:table-cell table:style-name="Default"/>
          <table:table-cell table:style-name="ce205" table:formula="of:=IFERROR(IF(ISBLANK([.AA148]); &quot;&quot;; IF([.$F148]=&quot;Long&quot;; ([.AA148]-[.$K148])*[.$J148]/[.$M148]; ([.$K148]-[.AA148])*[.$J148]/[.$M148])-[.$R148]); &quot;&quot;)">
            <text:p/>
          </table:table-cell>
          <table:table-cell table:style-name="Default"/>
          <table:table-cell table:style-name="ce205" table:formula="of:=IFERROR(IF(ISBLANK([.AC148]); &quot;&quot;; IF([.$F148]=&quot;Long&quot;; ([.AC148]-[.$K148])*[.$J148]/[.$M148]; ([.$K148]-[.AC148])*[.$J148]/[.$M148])-[.$R148]); &quot;&quot;)">
            <text:p/>
          </table:table-cell>
          <table:table-cell/>
          <table:table-cell table:style-name="ce224" table:formula="of:=IF(ISBLANK([.Q148]); &quot;&quot;; DAY([.Q148]))">
            <text:p/>
          </table:table-cell>
          <table:table-cell table:style-name="ce224" table:formula="of:=IF(ISBLANK([.I148]); &quot;&quot;; WEEKDAY([.I148]; 2))">
            <text:p/>
          </table:table-cell>
          <table:table-cell table:style-name="ce224" table:formula="of:=IF(ISBLANK([.Q148]); &quot;&quot;; WEEKDAY([.Q148]; 2))">
            <text:p/>
          </table:table-cell>
          <table:table-cell table:style-name="ce224" table:formula="of:=IF(ISBLANK([.Q148]); &quot;&quot;; WEEKNUM([.Q148]))">
            <text:p/>
          </table:table-cell>
          <table:table-cell table:style-name="ce224" table:formula="of:=IF(ISBLANK([.I148]); &quot;&quot;; MONTH([.I148]))">
            <text:p/>
          </table:table-cell>
          <table:table-cell table:style-name="ce224" table:formula="of:=IF(ISBLANK([.Q148]); &quot;&quot;; MONTH([.Q148]))">
            <text:p/>
          </table:table-cell>
          <table:table-cell table:style-name="ce224" table:formula="of:=IF(OR(ISBLANK([.I148]); ISBLANK([.Q148])); &quot;&quot;; IFERROR(DATEDIF([.I148];[.Q148];&quot;d&quot;); &quot;&quot;))">
            <text:p/>
          </table:table-cell>
          <table:table-cell table:style-name="ce286" table:formula="of:=IF(ISBLANK([.P148]); &quot;&quot;; SUM([.$R$3:.R148]))">
            <text:p/>
          </table:table-cell>
          <table:table-cell table:style-name="ce286" table:formula="of:=IF(ISBLANK([.P148]); &quot;&quot;; SUM([.$S$3:.S148]))">
            <text:p/>
          </table:table-cell>
          <table:table-cell table:formula="of:=IF(ISBLANK([.K148]); &quot;&quot;; [.J148]*[.K148])">
            <text:p/>
          </table:table-cell>
          <table:table-cell table:formula="of:=IF(ISNUMBER([.AO148]); [.AO148]*0.0035; &quot;&quot;)">
            <text:p/>
          </table:table-cell>
          <table:table-cell table:style-name="ce224" table:formula="of:=IF(ISBLANK([.P148]); &quot;&quot; ; [.O148]*[.P148])">
            <text:p/>
          </table:table-cell>
          <table:table-cell table:formula="of:=IF(ISNUMBER([.AQ148]); [.AQ148]*0.0035; &quot;&quot;)">
            <text:p/>
          </table:table-cell>
          <table:table-cell table:number-columns-repeated="20"/>
        </table:table-row>
        <table:table-row table:style-name="ro2">
          <table:table-cell office:value-type="float" office:value="147" calcext:value-type="float">
            <text:p>14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49]=&quot;Long&quot;; [.K149]-[Overview.$C$4]/[.J149]; IF([.F149]=&quot;Short&quot;; [.K149]+[Overview.$C$4]/[.J149]; &quot;&quot;)); &quot;&quot;)">
            <text:p/>
          </table:table-cell>
          <table:table-cell table:style-name="ce157" table:formula="of:=IFERROR(ABS([.L149]-[.K149])*[.J149]; &quot;&quot;)">
            <text:p/>
          </table:table-cell>
          <table:table-cell table:style-name="ce289" table:formula="of:=IFERROR(IF([.F149]=&quot;Long&quot;; [.K149]+[Overview.$C$4]/[.J149]*[Overview.$C$6]; IF([.F149]=&quot;Short&quot;; [.K149]-[Overview.$C$4]/[.J149]*[Overview.$C$6]; &quot;&quot;)); &quot;&quot;)">
            <text:p/>
          </table:table-cell>
          <table:table-cell table:style-name="ce152"/>
          <table:table-cell table:number-columns-repeated="2"/>
          <table:table-cell table:formula="of:=IFERROR([.S149]/[.M149]; &quot;&quot;)">
            <text:p/>
          </table:table-cell>
          <table:table-cell table:formula="of:=IFERROR(IF(AND([.F149]=&quot;Long&quot;; [.O149]=[.J149]); [.J149]*([.P149]-[.K149]); IF(AND([.F149]=&quot;Short&quot;; [.O149]=[.J149]); [.J149]*([.K149]-[.P149]); &quot;&quot;)); &quot;&quot;)">
            <text:p/>
          </table:table-cell>
          <table:table-cell table:formula="of:=IF(ISNUMBER([.S149]); IF([.S149]&gt;0; &quot;Win&quot;; &quot;Loss&quot;);&quot;&quot;)">
            <text:p/>
          </table:table-cell>
          <table:table-cell table:formula="of:=IF([.Q149]=&quot;&quot;; &quot;&quot;; CONCATENATE(DATEDIF([.I149];[.Q149];&quot;d&quot;); IF(DATEDIF([.I149];[.Q149];&quot;d&quot;)&gt;1; &quot; Days&quot;; &quot; Day&quot;)))">
            <text:p/>
          </table:table-cell>
          <table:table-cell table:content-validation-name="val12"/>
          <table:table-cell table:number-columns-repeated="2"/>
          <table:table-cell table:style-name="ce196"/>
          <table:table-cell table:style-name="ce205" table:formula="of:=IFERROR(IF(ISBLANK([.Y149]); &quot;&quot;; IF([.$F149]=&quot;Long&quot;; ([.Y149]-[.$K149])*[.$J149]/[.$M149]; ([.$K149]-[.Y149])*[.$J149]/[.$M149])-[.$R149]); &quot;&quot;)">
            <text:p/>
          </table:table-cell>
          <table:table-cell table:style-name="Default"/>
          <table:table-cell table:style-name="ce205" table:formula="of:=IFERROR(IF(ISBLANK([.AA149]); &quot;&quot;; IF([.$F149]=&quot;Long&quot;; ([.AA149]-[.$K149])*[.$J149]/[.$M149]; ([.$K149]-[.AA149])*[.$J149]/[.$M149])-[.$R149]); &quot;&quot;)">
            <text:p/>
          </table:table-cell>
          <table:table-cell table:style-name="Default"/>
          <table:table-cell table:style-name="ce205" table:formula="of:=IFERROR(IF(ISBLANK([.AC149]); &quot;&quot;; IF([.$F149]=&quot;Long&quot;; ([.AC149]-[.$K149])*[.$J149]/[.$M149]; ([.$K149]-[.AC149])*[.$J149]/[.$M149])-[.$R149]); &quot;&quot;)">
            <text:p/>
          </table:table-cell>
          <table:table-cell/>
          <table:table-cell table:style-name="ce224" table:formula="of:=IF(ISBLANK([.Q149]); &quot;&quot;; DAY([.Q149]))">
            <text:p/>
          </table:table-cell>
          <table:table-cell table:style-name="ce224" table:formula="of:=IF(ISBLANK([.I149]); &quot;&quot;; WEEKDAY([.I149]; 2))">
            <text:p/>
          </table:table-cell>
          <table:table-cell table:style-name="ce224" table:formula="of:=IF(ISBLANK([.Q149]); &quot;&quot;; WEEKDAY([.Q149]; 2))">
            <text:p/>
          </table:table-cell>
          <table:table-cell table:style-name="ce224" table:formula="of:=IF(ISBLANK([.Q149]); &quot;&quot;; WEEKNUM([.Q149]))">
            <text:p/>
          </table:table-cell>
          <table:table-cell table:style-name="ce224" table:formula="of:=IF(ISBLANK([.I149]); &quot;&quot;; MONTH([.I149]))">
            <text:p/>
          </table:table-cell>
          <table:table-cell table:style-name="ce224" table:formula="of:=IF(ISBLANK([.Q149]); &quot;&quot;; MONTH([.Q149]))">
            <text:p/>
          </table:table-cell>
          <table:table-cell table:style-name="ce224" table:formula="of:=IF(OR(ISBLANK([.I149]); ISBLANK([.Q149])); &quot;&quot;; IFERROR(DATEDIF([.I149];[.Q149];&quot;d&quot;); &quot;&quot;))">
            <text:p/>
          </table:table-cell>
          <table:table-cell table:style-name="ce286" table:formula="of:=IF(ISBLANK([.P149]); &quot;&quot;; SUM([.$R$3:.R149]))">
            <text:p/>
          </table:table-cell>
          <table:table-cell table:style-name="ce286" table:formula="of:=IF(ISBLANK([.P149]); &quot;&quot;; SUM([.$S$3:.S149]))">
            <text:p/>
          </table:table-cell>
          <table:table-cell table:formula="of:=IF(ISBLANK([.K149]); &quot;&quot;; [.J149]*[.K149])">
            <text:p/>
          </table:table-cell>
          <table:table-cell table:formula="of:=IF(ISNUMBER([.AO149]); [.AO149]*0.0035; &quot;&quot;)">
            <text:p/>
          </table:table-cell>
          <table:table-cell table:style-name="ce224" table:formula="of:=IF(ISBLANK([.P149]); &quot;&quot; ; [.O149]*[.P149])">
            <text:p/>
          </table:table-cell>
          <table:table-cell table:formula="of:=IF(ISNUMBER([.AQ149]); [.AQ149]*0.0035; &quot;&quot;)">
            <text:p/>
          </table:table-cell>
          <table:table-cell table:number-columns-repeated="20"/>
        </table:table-row>
        <table:table-row table:style-name="ro2">
          <table:table-cell office:value-type="float" office:value="148" calcext:value-type="float">
            <text:p>14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0]=&quot;Long&quot;; [.K150]-[Overview.$C$4]/[.J150]; IF([.F150]=&quot;Short&quot;; [.K150]+[Overview.$C$4]/[.J150]; &quot;&quot;)); &quot;&quot;)">
            <text:p/>
          </table:table-cell>
          <table:table-cell table:style-name="ce157" table:formula="of:=IFERROR(ABS([.L150]-[.K150])*[.J150]; &quot;&quot;)">
            <text:p/>
          </table:table-cell>
          <table:table-cell table:style-name="ce289" table:formula="of:=IFERROR(IF([.F150]=&quot;Long&quot;; [.K150]+[Overview.$C$4]/[.J150]*[Overview.$C$6]; IF([.F150]=&quot;Short&quot;; [.K150]-[Overview.$C$4]/[.J150]*[Overview.$C$6]; &quot;&quot;)); &quot;&quot;)">
            <text:p/>
          </table:table-cell>
          <table:table-cell table:style-name="ce152"/>
          <table:table-cell table:number-columns-repeated="2"/>
          <table:table-cell table:formula="of:=IFERROR([.S150]/[.M150]; &quot;&quot;)">
            <text:p/>
          </table:table-cell>
          <table:table-cell table:formula="of:=IFERROR(IF(AND([.F150]=&quot;Long&quot;; [.O150]=[.J150]); [.J150]*([.P150]-[.K150]); IF(AND([.F150]=&quot;Short&quot;; [.O150]=[.J150]); [.J150]*([.K150]-[.P150]); &quot;&quot;)); &quot;&quot;)">
            <text:p/>
          </table:table-cell>
          <table:table-cell table:formula="of:=IF(ISNUMBER([.S150]); IF([.S150]&gt;0; &quot;Win&quot;; &quot;Loss&quot;);&quot;&quot;)">
            <text:p/>
          </table:table-cell>
          <table:table-cell table:formula="of:=IF([.Q150]=&quot;&quot;; &quot;&quot;; CONCATENATE(DATEDIF([.I150];[.Q150];&quot;d&quot;); IF(DATEDIF([.I150];[.Q150];&quot;d&quot;)&gt;1; &quot; Days&quot;; &quot; Day&quot;)))">
            <text:p/>
          </table:table-cell>
          <table:table-cell table:content-validation-name="val12"/>
          <table:table-cell table:number-columns-repeated="2"/>
          <table:table-cell table:style-name="ce196"/>
          <table:table-cell table:style-name="ce205" table:formula="of:=IFERROR(IF(ISBLANK([.Y150]); &quot;&quot;; IF([.$F150]=&quot;Long&quot;; ([.Y150]-[.$K150])*[.$J150]/[.$M150]; ([.$K150]-[.Y150])*[.$J150]/[.$M150])-[.$R150]); &quot;&quot;)">
            <text:p/>
          </table:table-cell>
          <table:table-cell table:style-name="Default"/>
          <table:table-cell table:style-name="ce205" table:formula="of:=IFERROR(IF(ISBLANK([.AA150]); &quot;&quot;; IF([.$F150]=&quot;Long&quot;; ([.AA150]-[.$K150])*[.$J150]/[.$M150]; ([.$K150]-[.AA150])*[.$J150]/[.$M150])-[.$R150]); &quot;&quot;)">
            <text:p/>
          </table:table-cell>
          <table:table-cell table:style-name="Default"/>
          <table:table-cell table:style-name="ce205" table:formula="of:=IFERROR(IF(ISBLANK([.AC150]); &quot;&quot;; IF([.$F150]=&quot;Long&quot;; ([.AC150]-[.$K150])*[.$J150]/[.$M150]; ([.$K150]-[.AC150])*[.$J150]/[.$M150])-[.$R150]); &quot;&quot;)">
            <text:p/>
          </table:table-cell>
          <table:table-cell/>
          <table:table-cell table:style-name="ce224" table:formula="of:=IF(ISBLANK([.Q150]); &quot;&quot;; DAY([.Q150]))">
            <text:p/>
          </table:table-cell>
          <table:table-cell table:style-name="ce224" table:formula="of:=IF(ISBLANK([.I150]); &quot;&quot;; WEEKDAY([.I150]; 2))">
            <text:p/>
          </table:table-cell>
          <table:table-cell table:style-name="ce224" table:formula="of:=IF(ISBLANK([.Q150]); &quot;&quot;; WEEKDAY([.Q150]; 2))">
            <text:p/>
          </table:table-cell>
          <table:table-cell table:style-name="ce224" table:formula="of:=IF(ISBLANK([.Q150]); &quot;&quot;; WEEKNUM([.Q150]))">
            <text:p/>
          </table:table-cell>
          <table:table-cell table:style-name="ce224" table:formula="of:=IF(ISBLANK([.I150]); &quot;&quot;; MONTH([.I150]))">
            <text:p/>
          </table:table-cell>
          <table:table-cell table:style-name="ce224" table:formula="of:=IF(ISBLANK([.Q150]); &quot;&quot;; MONTH([.Q150]))">
            <text:p/>
          </table:table-cell>
          <table:table-cell table:style-name="ce224" table:formula="of:=IF(OR(ISBLANK([.I150]); ISBLANK([.Q150])); &quot;&quot;; IFERROR(DATEDIF([.I150];[.Q150];&quot;d&quot;); &quot;&quot;))">
            <text:p/>
          </table:table-cell>
          <table:table-cell table:style-name="ce286" table:formula="of:=IF(ISBLANK([.P150]); &quot;&quot;; SUM([.$R$3:.R150]))">
            <text:p/>
          </table:table-cell>
          <table:table-cell table:style-name="ce286" table:formula="of:=IF(ISBLANK([.P150]); &quot;&quot;; SUM([.$S$3:.S150]))">
            <text:p/>
          </table:table-cell>
          <table:table-cell table:formula="of:=IF(ISBLANK([.K150]); &quot;&quot;; [.J150]*[.K150])">
            <text:p/>
          </table:table-cell>
          <table:table-cell table:formula="of:=IF(ISNUMBER([.AO150]); [.AO150]*0.0035; &quot;&quot;)">
            <text:p/>
          </table:table-cell>
          <table:table-cell table:style-name="ce224" table:formula="of:=IF(ISBLANK([.P150]); &quot;&quot; ; [.O150]*[.P150])">
            <text:p/>
          </table:table-cell>
          <table:table-cell table:formula="of:=IF(ISNUMBER([.AQ150]); [.AQ150]*0.0035; &quot;&quot;)">
            <text:p/>
          </table:table-cell>
          <table:table-cell table:number-columns-repeated="20"/>
        </table:table-row>
        <table:table-row table:style-name="ro2">
          <table:table-cell office:value-type="float" office:value="149" calcext:value-type="float">
            <text:p>14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1]=&quot;Long&quot;; [.K151]-[Overview.$C$4]/[.J151]; IF([.F151]=&quot;Short&quot;; [.K151]+[Overview.$C$4]/[.J151]; &quot;&quot;)); &quot;&quot;)">
            <text:p/>
          </table:table-cell>
          <table:table-cell table:style-name="ce157" table:formula="of:=IFERROR(ABS([.L151]-[.K151])*[.J151]; &quot;&quot;)">
            <text:p/>
          </table:table-cell>
          <table:table-cell table:style-name="ce289" table:formula="of:=IFERROR(IF([.F151]=&quot;Long&quot;; [.K151]+[Overview.$C$4]/[.J151]*[Overview.$C$6]; IF([.F151]=&quot;Short&quot;; [.K151]-[Overview.$C$4]/[.J151]*[Overview.$C$6]; &quot;&quot;)); &quot;&quot;)">
            <text:p/>
          </table:table-cell>
          <table:table-cell table:style-name="ce152"/>
          <table:table-cell table:number-columns-repeated="2"/>
          <table:table-cell table:formula="of:=IFERROR([.S151]/[.M151]; &quot;&quot;)">
            <text:p/>
          </table:table-cell>
          <table:table-cell table:formula="of:=IFERROR(IF(AND([.F151]=&quot;Long&quot;; [.O151]=[.J151]); [.J151]*([.P151]-[.K151]); IF(AND([.F151]=&quot;Short&quot;; [.O151]=[.J151]); [.J151]*([.K151]-[.P151]); &quot;&quot;)); &quot;&quot;)">
            <text:p/>
          </table:table-cell>
          <table:table-cell table:formula="of:=IF(ISNUMBER([.S151]); IF([.S151]&gt;0; &quot;Win&quot;; &quot;Loss&quot;);&quot;&quot;)">
            <text:p/>
          </table:table-cell>
          <table:table-cell table:formula="of:=IF([.Q151]=&quot;&quot;; &quot;&quot;; CONCATENATE(DATEDIF([.I151];[.Q151];&quot;d&quot;); IF(DATEDIF([.I151];[.Q151];&quot;d&quot;)&gt;1; &quot; Days&quot;; &quot; Day&quot;)))">
            <text:p/>
          </table:table-cell>
          <table:table-cell table:content-validation-name="val12"/>
          <table:table-cell table:number-columns-repeated="2"/>
          <table:table-cell table:style-name="ce196"/>
          <table:table-cell table:style-name="ce205" table:formula="of:=IFERROR(IF(ISBLANK([.Y151]); &quot;&quot;; IF([.$F151]=&quot;Long&quot;; ([.Y151]-[.$K151])*[.$J151]/[.$M151]; ([.$K151]-[.Y151])*[.$J151]/[.$M151])-[.$R151]); &quot;&quot;)">
            <text:p/>
          </table:table-cell>
          <table:table-cell table:style-name="Default"/>
          <table:table-cell table:style-name="ce205" table:formula="of:=IFERROR(IF(ISBLANK([.AA151]); &quot;&quot;; IF([.$F151]=&quot;Long&quot;; ([.AA151]-[.$K151])*[.$J151]/[.$M151]; ([.$K151]-[.AA151])*[.$J151]/[.$M151])-[.$R151]); &quot;&quot;)">
            <text:p/>
          </table:table-cell>
          <table:table-cell table:style-name="Default"/>
          <table:table-cell table:style-name="ce205" table:formula="of:=IFERROR(IF(ISBLANK([.AC151]); &quot;&quot;; IF([.$F151]=&quot;Long&quot;; ([.AC151]-[.$K151])*[.$J151]/[.$M151]; ([.$K151]-[.AC151])*[.$J151]/[.$M151])-[.$R151]); &quot;&quot;)">
            <text:p/>
          </table:table-cell>
          <table:table-cell/>
          <table:table-cell table:formula="of:=IF(ISBLANK([.Q151]); &quot;&quot;; DAY([.Q151]))">
            <text:p/>
          </table:table-cell>
          <table:table-cell table:style-name="ce224" table:formula="of:=IF(ISBLANK([.I151]); &quot;&quot;; WEEKDAY([.I151]; 2))">
            <text:p/>
          </table:table-cell>
          <table:table-cell table:formula="of:=IF(ISBLANK([.Q151]); &quot;&quot;; WEEKDAY([.Q151]; 2))">
            <text:p/>
          </table:table-cell>
          <table:table-cell table:formula="of:=IF(ISBLANK([.Q151]); &quot;&quot;; WEEKNUM([.Q151]))">
            <text:p/>
          </table:table-cell>
          <table:table-cell table:style-name="ce224" table:formula="of:=IF(ISBLANK([.I151]); &quot;&quot;; MONTH([.I151]))">
            <text:p/>
          </table:table-cell>
          <table:table-cell table:formula="of:=IF(ISBLANK([.Q151]); &quot;&quot;; MONTH([.Q151]))">
            <text:p/>
          </table:table-cell>
          <table:table-cell table:formula="of:=IF(OR(ISBLANK([.I151]); ISBLANK([.Q151])); &quot;&quot;; IFERROR(DATEDIF([.I151];[.Q151];&quot;d&quot;); &quot;&quot;))">
            <text:p/>
          </table:table-cell>
          <table:table-cell table:style-name="ce286" table:formula="of:=IF(ISBLANK([.P151]); &quot;&quot;; SUM([.$R$3:.R151]))">
            <text:p/>
          </table:table-cell>
          <table:table-cell table:style-name="ce286" table:formula="of:=IF(ISBLANK([.P151]); &quot;&quot;; SUM([.$S$3:.S151]))">
            <text:p/>
          </table:table-cell>
          <table:table-cell table:formula="of:=IF(ISBLANK([.K151]); &quot;&quot;; [.J151]*[.K151])">
            <text:p/>
          </table:table-cell>
          <table:table-cell table:formula="of:=IF(ISNUMBER([.AO151]); [.AO151]*0.0035; &quot;&quot;)">
            <text:p/>
          </table:table-cell>
          <table:table-cell table:style-name="ce224" table:formula="of:=IF(ISBLANK([.P151]); &quot;&quot; ; [.O151]*[.P151])">
            <text:p/>
          </table:table-cell>
          <table:table-cell table:formula="of:=IF(ISNUMBER([.AQ151]); [.AQ151]*0.0035; &quot;&quot;)">
            <text:p/>
          </table:table-cell>
          <table:table-cell table:number-columns-repeated="20"/>
        </table:table-row>
        <table:table-row table:style-name="ro2">
          <table:table-cell office:value-type="float" office:value="150" calcext:value-type="float">
            <text:p>15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2]=&quot;Long&quot;; [.K152]-[Overview.$C$4]/[.J152]; IF([.F152]=&quot;Short&quot;; [.K152]+[Overview.$C$4]/[.J152]; &quot;&quot;)); &quot;&quot;)">
            <text:p/>
          </table:table-cell>
          <table:table-cell table:style-name="ce157" table:formula="of:=IFERROR(ABS([.L152]-[.K152])*[.J152]; &quot;&quot;)">
            <text:p/>
          </table:table-cell>
          <table:table-cell table:style-name="ce289" table:formula="of:=IFERROR(IF([.F152]=&quot;Long&quot;; [.K152]+[Overview.$C$4]/[.J152]*[Overview.$C$6]; IF([.F152]=&quot;Short&quot;; [.K152]-[Overview.$C$4]/[.J152]*[Overview.$C$6]; &quot;&quot;)); &quot;&quot;)">
            <text:p/>
          </table:table-cell>
          <table:table-cell table:style-name="ce152"/>
          <table:table-cell table:number-columns-repeated="2"/>
          <table:table-cell table:formula="of:=IFERROR([.S152]/[.M152]; &quot;&quot;)">
            <text:p/>
          </table:table-cell>
          <table:table-cell table:formula="of:=IFERROR(IF(AND([.F152]=&quot;Long&quot;; [.O152]=[.J152]); [.J152]*([.P152]-[.K152]); IF(AND([.F152]=&quot;Short&quot;; [.O152]=[.J152]); [.J152]*([.K152]-[.P152]); &quot;&quot;)); &quot;&quot;)">
            <text:p/>
          </table:table-cell>
          <table:table-cell table:formula="of:=IF(ISNUMBER([.S152]); IF([.S152]&gt;0; &quot;Win&quot;; &quot;Loss&quot;);&quot;&quot;)">
            <text:p/>
          </table:table-cell>
          <table:table-cell table:formula="of:=IF([.Q152]=&quot;&quot;; &quot;&quot;; CONCATENATE(DATEDIF([.I152];[.Q152];&quot;d&quot;); IF(DATEDIF([.I152];[.Q152];&quot;d&quot;)&gt;1; &quot; Days&quot;; &quot; Day&quot;)))">
            <text:p/>
          </table:table-cell>
          <table:table-cell table:content-validation-name="val12"/>
          <table:table-cell table:number-columns-repeated="2"/>
          <table:table-cell table:style-name="ce196"/>
          <table:table-cell table:style-name="ce205" table:formula="of:=IFERROR(IF(ISBLANK([.Y152]); &quot;&quot;; IF([.$F152]=&quot;Long&quot;; ([.Y152]-[.$K152])*[.$J152]/[.$M152]; ([.$K152]-[.Y152])*[.$J152]/[.$M152])-[.$R152]); &quot;&quot;)">
            <text:p/>
          </table:table-cell>
          <table:table-cell table:style-name="Default"/>
          <table:table-cell table:style-name="ce205" table:formula="of:=IFERROR(IF(ISBLANK([.AA152]); &quot;&quot;; IF([.$F152]=&quot;Long&quot;; ([.AA152]-[.$K152])*[.$J152]/[.$M152]; ([.$K152]-[.AA152])*[.$J152]/[.$M152])-[.$R152]); &quot;&quot;)">
            <text:p/>
          </table:table-cell>
          <table:table-cell table:style-name="Default"/>
          <table:table-cell table:style-name="ce205" table:formula="of:=IFERROR(IF(ISBLANK([.AC152]); &quot;&quot;; IF([.$F152]=&quot;Long&quot;; ([.AC152]-[.$K152])*[.$J152]/[.$M152]; ([.$K152]-[.AC152])*[.$J152]/[.$M152])-[.$R152]); &quot;&quot;)">
            <text:p/>
          </table:table-cell>
          <table:table-cell/>
          <table:table-cell table:style-name="ce224" table:formula="of:=IF(ISBLANK([.Q152]); &quot;&quot;; DAY([.Q152]))">
            <text:p/>
          </table:table-cell>
          <table:table-cell table:style-name="ce224" table:formula="of:=IF(ISBLANK([.I152]); &quot;&quot;; WEEKDAY([.I152]; 2))">
            <text:p/>
          </table:table-cell>
          <table:table-cell table:style-name="ce224" table:formula="of:=IF(ISBLANK([.Q152]); &quot;&quot;; WEEKDAY([.Q152]; 2))">
            <text:p/>
          </table:table-cell>
          <table:table-cell table:style-name="ce224" table:formula="of:=IF(ISBLANK([.Q152]); &quot;&quot;; WEEKNUM([.Q152]))">
            <text:p/>
          </table:table-cell>
          <table:table-cell table:style-name="ce224" table:formula="of:=IF(ISBLANK([.I152]); &quot;&quot;; MONTH([.I152]))">
            <text:p/>
          </table:table-cell>
          <table:table-cell table:style-name="ce224" table:formula="of:=IF(ISBLANK([.Q152]); &quot;&quot;; MONTH([.Q152]))">
            <text:p/>
          </table:table-cell>
          <table:table-cell table:style-name="ce224" table:formula="of:=IF(OR(ISBLANK([.I152]); ISBLANK([.Q152])); &quot;&quot;; IFERROR(DATEDIF([.I152];[.Q152];&quot;d&quot;); &quot;&quot;))">
            <text:p/>
          </table:table-cell>
          <table:table-cell table:style-name="ce286" table:formula="of:=IF(ISBLANK([.P152]); &quot;&quot;; SUM([.$R$3:.R152]))">
            <text:p/>
          </table:table-cell>
          <table:table-cell table:style-name="ce286" table:formula="of:=IF(ISBLANK([.P152]); &quot;&quot;; SUM([.$S$3:.S152]))">
            <text:p/>
          </table:table-cell>
          <table:table-cell table:formula="of:=IF(ISBLANK([.K152]); &quot;&quot;; [.J152]*[.K152])">
            <text:p/>
          </table:table-cell>
          <table:table-cell table:formula="of:=IF(ISNUMBER([.AO152]); [.AO152]*0.0035; &quot;&quot;)">
            <text:p/>
          </table:table-cell>
          <table:table-cell table:style-name="ce224" table:formula="of:=IF(ISBLANK([.P152]); &quot;&quot; ; [.O152]*[.P152])">
            <text:p/>
          </table:table-cell>
          <table:table-cell table:formula="of:=IF(ISNUMBER([.AQ152]); [.AQ152]*0.0035; &quot;&quot;)">
            <text:p/>
          </table:table-cell>
          <table:table-cell table:number-columns-repeated="20"/>
        </table:table-row>
        <table:table-row table:style-name="ro2">
          <table:table-cell office:value-type="float" office:value="151" calcext:value-type="float">
            <text:p>15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3]=&quot;Long&quot;; [.K153]-[Overview.$C$4]/[.J153]; IF([.F153]=&quot;Short&quot;; [.K153]+[Overview.$C$4]/[.J153]; &quot;&quot;)); &quot;&quot;)">
            <text:p/>
          </table:table-cell>
          <table:table-cell table:style-name="ce157" table:formula="of:=IFERROR(ABS([.L153]-[.K153])*[.J153]; &quot;&quot;)">
            <text:p/>
          </table:table-cell>
          <table:table-cell table:style-name="ce289" table:formula="of:=IFERROR(IF([.F153]=&quot;Long&quot;; [.K153]+[Overview.$C$4]/[.J153]*[Overview.$C$6]; IF([.F153]=&quot;Short&quot;; [.K153]-[Overview.$C$4]/[.J153]*[Overview.$C$6]; &quot;&quot;)); &quot;&quot;)">
            <text:p/>
          </table:table-cell>
          <table:table-cell table:style-name="ce152"/>
          <table:table-cell table:number-columns-repeated="2"/>
          <table:table-cell table:formula="of:=IFERROR([.S153]/[.M153]; &quot;&quot;)">
            <text:p/>
          </table:table-cell>
          <table:table-cell table:formula="of:=IFERROR(IF(AND([.F153]=&quot;Long&quot;; [.O153]=[.J153]); [.J153]*([.P153]-[.K153]); IF(AND([.F153]=&quot;Short&quot;; [.O153]=[.J153]); [.J153]*([.K153]-[.P153]); &quot;&quot;)); &quot;&quot;)">
            <text:p/>
          </table:table-cell>
          <table:table-cell table:formula="of:=IF(ISNUMBER([.S153]); IF([.S153]&gt;0; &quot;Win&quot;; &quot;Loss&quot;);&quot;&quot;)">
            <text:p/>
          </table:table-cell>
          <table:table-cell table:formula="of:=IF([.Q153]=&quot;&quot;; &quot;&quot;; CONCATENATE(DATEDIF([.I153];[.Q153];&quot;d&quot;); IF(DATEDIF([.I153];[.Q153];&quot;d&quot;)&gt;1; &quot; Days&quot;; &quot; Day&quot;)))">
            <text:p/>
          </table:table-cell>
          <table:table-cell table:content-validation-name="val12"/>
          <table:table-cell table:number-columns-repeated="2"/>
          <table:table-cell table:style-name="ce196"/>
          <table:table-cell table:style-name="ce205" table:formula="of:=IFERROR(IF(ISBLANK([.Y153]); &quot;&quot;; IF([.$F153]=&quot;Long&quot;; ([.Y153]-[.$K153])*[.$J153]/[.$M153]; ([.$K153]-[.Y153])*[.$J153]/[.$M153])-[.$R153]); &quot;&quot;)">
            <text:p/>
          </table:table-cell>
          <table:table-cell table:style-name="Default"/>
          <table:table-cell table:style-name="ce205" table:formula="of:=IFERROR(IF(ISBLANK([.AA153]); &quot;&quot;; IF([.$F153]=&quot;Long&quot;; ([.AA153]-[.$K153])*[.$J153]/[.$M153]; ([.$K153]-[.AA153])*[.$J153]/[.$M153])-[.$R153]); &quot;&quot;)">
            <text:p/>
          </table:table-cell>
          <table:table-cell table:style-name="Default"/>
          <table:table-cell table:style-name="ce205" table:formula="of:=IFERROR(IF(ISBLANK([.AC153]); &quot;&quot;; IF([.$F153]=&quot;Long&quot;; ([.AC153]-[.$K153])*[.$J153]/[.$M153]; ([.$K153]-[.AC153])*[.$J153]/[.$M153])-[.$R153]); &quot;&quot;)">
            <text:p/>
          </table:table-cell>
          <table:table-cell/>
          <table:table-cell table:style-name="ce224" table:formula="of:=IF(ISBLANK([.Q153]); &quot;&quot;; DAY([.Q153]))">
            <text:p/>
          </table:table-cell>
          <table:table-cell table:formula="of:=IF(ISBLANK([.I153]); &quot;&quot;; WEEKDAY([.I153]; 2))">
            <text:p/>
          </table:table-cell>
          <table:table-cell table:style-name="ce224" table:formula="of:=IF(ISBLANK([.Q153]); &quot;&quot;; WEEKDAY([.Q153]; 2))">
            <text:p/>
          </table:table-cell>
          <table:table-cell table:style-name="ce224" table:formula="of:=IF(ISBLANK([.Q153]); &quot;&quot;; WEEKNUM([.Q153]))">
            <text:p/>
          </table:table-cell>
          <table:table-cell table:style-name="ce224" table:formula="of:=IF(ISBLANK([.I153]); &quot;&quot;; MONTH([.I153]))">
            <text:p/>
          </table:table-cell>
          <table:table-cell table:style-name="ce224" table:formula="of:=IF(ISBLANK([.Q153]); &quot;&quot;; MONTH([.Q153]))">
            <text:p/>
          </table:table-cell>
          <table:table-cell table:style-name="ce224" table:formula="of:=IF(OR(ISBLANK([.I153]); ISBLANK([.Q153])); &quot;&quot;; IFERROR(DATEDIF([.I153];[.Q153];&quot;d&quot;); &quot;&quot;))">
            <text:p/>
          </table:table-cell>
          <table:table-cell table:style-name="ce286" table:formula="of:=IF(ISBLANK([.P153]); &quot;&quot;; SUM([.$R$3:.R153]))">
            <text:p/>
          </table:table-cell>
          <table:table-cell table:style-name="ce286" table:formula="of:=IF(ISBLANK([.P153]); &quot;&quot;; SUM([.$S$3:.S153]))">
            <text:p/>
          </table:table-cell>
          <table:table-cell table:formula="of:=IF(ISBLANK([.K153]); &quot;&quot;; [.J153]*[.K153])">
            <text:p/>
          </table:table-cell>
          <table:table-cell table:formula="of:=IF(ISNUMBER([.AO153]); [.AO153]*0.0035; &quot;&quot;)">
            <text:p/>
          </table:table-cell>
          <table:table-cell table:style-name="ce224" table:formula="of:=IF(ISBLANK([.P153]); &quot;&quot; ; [.O153]*[.P153])">
            <text:p/>
          </table:table-cell>
          <table:table-cell table:formula="of:=IF(ISNUMBER([.AQ153]); [.AQ153]*0.0035; &quot;&quot;)">
            <text:p/>
          </table:table-cell>
          <table:table-cell table:number-columns-repeated="20"/>
        </table:table-row>
        <table:table-row table:style-name="ro2">
          <table:table-cell office:value-type="float" office:value="152" calcext:value-type="float">
            <text:p>15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4]=&quot;Long&quot;; [.K154]-[Overview.$C$4]/[.J154]; IF([.F154]=&quot;Short&quot;; [.K154]+[Overview.$C$4]/[.J154]; &quot;&quot;)); &quot;&quot;)">
            <text:p/>
          </table:table-cell>
          <table:table-cell table:style-name="ce157" table:formula="of:=IFERROR(ABS([.L154]-[.K154])*[.J154]; &quot;&quot;)">
            <text:p/>
          </table:table-cell>
          <table:table-cell table:style-name="ce289" table:formula="of:=IFERROR(IF([.F154]=&quot;Long&quot;; [.K154]+[Overview.$C$4]/[.J154]*[Overview.$C$6]; IF([.F154]=&quot;Short&quot;; [.K154]-[Overview.$C$4]/[.J154]*[Overview.$C$6]; &quot;&quot;)); &quot;&quot;)">
            <text:p/>
          </table:table-cell>
          <table:table-cell table:style-name="ce152"/>
          <table:table-cell table:number-columns-repeated="2"/>
          <table:table-cell table:formula="of:=IFERROR([.S154]/[.M154]; &quot;&quot;)">
            <text:p/>
          </table:table-cell>
          <table:table-cell table:formula="of:=IFERROR(IF(AND([.F154]=&quot;Long&quot;; [.O154]=[.J154]); [.J154]*([.P154]-[.K154]); IF(AND([.F154]=&quot;Short&quot;; [.O154]=[.J154]); [.J154]*([.K154]-[.P154]); &quot;&quot;)); &quot;&quot;)">
            <text:p/>
          </table:table-cell>
          <table:table-cell table:formula="of:=IF(ISNUMBER([.S154]); IF([.S154]&gt;0; &quot;Win&quot;; &quot;Loss&quot;);&quot;&quot;)">
            <text:p/>
          </table:table-cell>
          <table:table-cell table:formula="of:=IF([.Q154]=&quot;&quot;; &quot;&quot;; CONCATENATE(DATEDIF([.I154];[.Q154];&quot;d&quot;); IF(DATEDIF([.I154];[.Q154];&quot;d&quot;)&gt;1; &quot; Days&quot;; &quot; Day&quot;)))">
            <text:p/>
          </table:table-cell>
          <table:table-cell table:content-validation-name="val12"/>
          <table:table-cell table:number-columns-repeated="2"/>
          <table:table-cell table:style-name="ce196"/>
          <table:table-cell table:style-name="ce205" table:formula="of:=IFERROR(IF(ISBLANK([.Y154]); &quot;&quot;; IF([.$F154]=&quot;Long&quot;; ([.Y154]-[.$K154])*[.$J154]/[.$M154]; ([.$K154]-[.Y154])*[.$J154]/[.$M154])-[.$R154]); &quot;&quot;)">
            <text:p/>
          </table:table-cell>
          <table:table-cell table:style-name="Default"/>
          <table:table-cell table:style-name="ce205" table:formula="of:=IFERROR(IF(ISBLANK([.AA154]); &quot;&quot;; IF([.$F154]=&quot;Long&quot;; ([.AA154]-[.$K154])*[.$J154]/[.$M154]; ([.$K154]-[.AA154])*[.$J154]/[.$M154])-[.$R154]); &quot;&quot;)">
            <text:p/>
          </table:table-cell>
          <table:table-cell table:style-name="Default"/>
          <table:table-cell table:style-name="ce205" table:formula="of:=IFERROR(IF(ISBLANK([.AC154]); &quot;&quot;; IF([.$F154]=&quot;Long&quot;; ([.AC154]-[.$K154])*[.$J154]/[.$M154]; ([.$K154]-[.AC154])*[.$J154]/[.$M154])-[.$R154]); &quot;&quot;)">
            <text:p/>
          </table:table-cell>
          <table:table-cell/>
          <table:table-cell table:style-name="ce224" table:formula="of:=IF(ISBLANK([.Q154]); &quot;&quot;; DAY([.Q154]))">
            <text:p/>
          </table:table-cell>
          <table:table-cell table:style-name="ce224" table:formula="of:=IF(ISBLANK([.I154]); &quot;&quot;; WEEKDAY([.I154]; 2))">
            <text:p/>
          </table:table-cell>
          <table:table-cell table:style-name="ce224" table:formula="of:=IF(ISBLANK([.Q154]); &quot;&quot;; WEEKDAY([.Q154]; 2))">
            <text:p/>
          </table:table-cell>
          <table:table-cell table:style-name="ce224" table:formula="of:=IF(ISBLANK([.Q154]); &quot;&quot;; WEEKNUM([.Q154]))">
            <text:p/>
          </table:table-cell>
          <table:table-cell table:style-name="ce224" table:formula="of:=IF(ISBLANK([.I154]); &quot;&quot;; MONTH([.I154]))">
            <text:p/>
          </table:table-cell>
          <table:table-cell table:style-name="ce224" table:formula="of:=IF(ISBLANK([.Q154]); &quot;&quot;; MONTH([.Q154]))">
            <text:p/>
          </table:table-cell>
          <table:table-cell table:style-name="ce224" table:formula="of:=IF(OR(ISBLANK([.I154]); ISBLANK([.Q154])); &quot;&quot;; IFERROR(DATEDIF([.I154];[.Q154];&quot;d&quot;); &quot;&quot;))">
            <text:p/>
          </table:table-cell>
          <table:table-cell table:style-name="ce286" table:formula="of:=IF(ISBLANK([.P154]); &quot;&quot;; SUM([.$R$3:.R154]))">
            <text:p/>
          </table:table-cell>
          <table:table-cell table:style-name="ce286" table:formula="of:=IF(ISBLANK([.P154]); &quot;&quot;; SUM([.$S$3:.S154]))">
            <text:p/>
          </table:table-cell>
          <table:table-cell table:formula="of:=IF(ISBLANK([.K154]); &quot;&quot;; [.J154]*[.K154])">
            <text:p/>
          </table:table-cell>
          <table:table-cell table:formula="of:=IF(ISNUMBER([.AO154]); [.AO154]*0.0035; &quot;&quot;)">
            <text:p/>
          </table:table-cell>
          <table:table-cell table:style-name="ce224" table:formula="of:=IF(ISBLANK([.P154]); &quot;&quot; ; [.O154]*[.P154])">
            <text:p/>
          </table:table-cell>
          <table:table-cell table:formula="of:=IF(ISNUMBER([.AQ154]); [.AQ154]*0.0035; &quot;&quot;)">
            <text:p/>
          </table:table-cell>
          <table:table-cell table:number-columns-repeated="20"/>
        </table:table-row>
        <table:table-row table:style-name="ro2">
          <table:table-cell office:value-type="float" office:value="153" calcext:value-type="float">
            <text:p>15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5]=&quot;Long&quot;; [.K155]-[Overview.$C$4]/[.J155]; IF([.F155]=&quot;Short&quot;; [.K155]+[Overview.$C$4]/[.J155]; &quot;&quot;)); &quot;&quot;)">
            <text:p/>
          </table:table-cell>
          <table:table-cell table:style-name="ce157" table:formula="of:=IFERROR(ABS([.L155]-[.K155])*[.J155]; &quot;&quot;)">
            <text:p/>
          </table:table-cell>
          <table:table-cell table:style-name="ce289" table:formula="of:=IFERROR(IF([.F155]=&quot;Long&quot;; [.K155]+[Overview.$C$4]/[.J155]*[Overview.$C$6]; IF([.F155]=&quot;Short&quot;; [.K155]-[Overview.$C$4]/[.J155]*[Overview.$C$6]; &quot;&quot;)); &quot;&quot;)">
            <text:p/>
          </table:table-cell>
          <table:table-cell table:style-name="ce152"/>
          <table:table-cell table:number-columns-repeated="2"/>
          <table:table-cell table:formula="of:=IFERROR([.S155]/[.M155]; &quot;&quot;)">
            <text:p/>
          </table:table-cell>
          <table:table-cell table:formula="of:=IFERROR(IF(AND([.F155]=&quot;Long&quot;; [.O155]=[.J155]); [.J155]*([.P155]-[.K155]); IF(AND([.F155]=&quot;Short&quot;; [.O155]=[.J155]); [.J155]*([.K155]-[.P155]); &quot;&quot;)); &quot;&quot;)">
            <text:p/>
          </table:table-cell>
          <table:table-cell table:formula="of:=IF(ISNUMBER([.S155]); IF([.S155]&gt;0; &quot;Win&quot;; &quot;Loss&quot;);&quot;&quot;)">
            <text:p/>
          </table:table-cell>
          <table:table-cell table:formula="of:=IF([.Q155]=&quot;&quot;; &quot;&quot;; CONCATENATE(DATEDIF([.I155];[.Q155];&quot;d&quot;); IF(DATEDIF([.I155];[.Q155];&quot;d&quot;)&gt;1; &quot; Days&quot;; &quot; Day&quot;)))">
            <text:p/>
          </table:table-cell>
          <table:table-cell table:content-validation-name="val12"/>
          <table:table-cell table:number-columns-repeated="2"/>
          <table:table-cell table:style-name="ce196"/>
          <table:table-cell table:style-name="ce205" table:formula="of:=IFERROR(IF(ISBLANK([.Y155]); &quot;&quot;; IF([.$F155]=&quot;Long&quot;; ([.Y155]-[.$K155])*[.$J155]/[.$M155]; ([.$K155]-[.Y155])*[.$J155]/[.$M155])-[.$R155]); &quot;&quot;)">
            <text:p/>
          </table:table-cell>
          <table:table-cell table:style-name="Default"/>
          <table:table-cell table:style-name="ce205" table:formula="of:=IFERROR(IF(ISBLANK([.AA155]); &quot;&quot;; IF([.$F155]=&quot;Long&quot;; ([.AA155]-[.$K155])*[.$J155]/[.$M155]; ([.$K155]-[.AA155])*[.$J155]/[.$M155])-[.$R155]); &quot;&quot;)">
            <text:p/>
          </table:table-cell>
          <table:table-cell table:style-name="Default"/>
          <table:table-cell table:style-name="ce205" table:formula="of:=IFERROR(IF(ISBLANK([.AC155]); &quot;&quot;; IF([.$F155]=&quot;Long&quot;; ([.AC155]-[.$K155])*[.$J155]/[.$M155]; ([.$K155]-[.AC155])*[.$J155]/[.$M155])-[.$R155]); &quot;&quot;)">
            <text:p/>
          </table:table-cell>
          <table:table-cell/>
          <table:table-cell table:formula="of:=IF(ISBLANK([.Q155]); &quot;&quot;; DAY([.Q155]))">
            <text:p/>
          </table:table-cell>
          <table:table-cell table:style-name="ce224" table:formula="of:=IF(ISBLANK([.I155]); &quot;&quot;; WEEKDAY([.I155]; 2))">
            <text:p/>
          </table:table-cell>
          <table:table-cell table:formula="of:=IF(ISBLANK([.Q155]); &quot;&quot;; WEEKDAY([.Q155]; 2))">
            <text:p/>
          </table:table-cell>
          <table:table-cell table:formula="of:=IF(ISBLANK([.Q155]); &quot;&quot;; WEEKNUM([.Q155]))">
            <text:p/>
          </table:table-cell>
          <table:table-cell table:style-name="ce224" table:formula="of:=IF(ISBLANK([.I155]); &quot;&quot;; MONTH([.I155]))">
            <text:p/>
          </table:table-cell>
          <table:table-cell table:formula="of:=IF(ISBLANK([.Q155]); &quot;&quot;; MONTH([.Q155]))">
            <text:p/>
          </table:table-cell>
          <table:table-cell table:formula="of:=IF(OR(ISBLANK([.I155]); ISBLANK([.Q155])); &quot;&quot;; IFERROR(DATEDIF([.I155];[.Q155];&quot;d&quot;); &quot;&quot;))">
            <text:p/>
          </table:table-cell>
          <table:table-cell table:style-name="ce286" table:formula="of:=IF(ISBLANK([.P155]); &quot;&quot;; SUM([.$R$3:.R155]))">
            <text:p/>
          </table:table-cell>
          <table:table-cell table:style-name="ce286" table:formula="of:=IF(ISBLANK([.P155]); &quot;&quot;; SUM([.$S$3:.S155]))">
            <text:p/>
          </table:table-cell>
          <table:table-cell table:formula="of:=IF(ISBLANK([.K155]); &quot;&quot;; [.J155]*[.K155])">
            <text:p/>
          </table:table-cell>
          <table:table-cell table:formula="of:=IF(ISNUMBER([.AO155]); [.AO155]*0.0035; &quot;&quot;)">
            <text:p/>
          </table:table-cell>
          <table:table-cell table:style-name="ce224" table:formula="of:=IF(ISBLANK([.P155]); &quot;&quot; ; [.O155]*[.P155])">
            <text:p/>
          </table:table-cell>
          <table:table-cell table:formula="of:=IF(ISNUMBER([.AQ155]); [.AQ155]*0.0035; &quot;&quot;)">
            <text:p/>
          </table:table-cell>
          <table:table-cell table:number-columns-repeated="20"/>
        </table:table-row>
        <table:table-row table:style-name="ro2">
          <table:table-cell office:value-type="float" office:value="154" calcext:value-type="float">
            <text:p>15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6]=&quot;Long&quot;; [.K156]-[Overview.$C$4]/[.J156]; IF([.F156]=&quot;Short&quot;; [.K156]+[Overview.$C$4]/[.J156]; &quot;&quot;)); &quot;&quot;)">
            <text:p/>
          </table:table-cell>
          <table:table-cell table:style-name="ce157" table:formula="of:=IFERROR(ABS([.L156]-[.K156])*[.J156]; &quot;&quot;)">
            <text:p/>
          </table:table-cell>
          <table:table-cell table:style-name="ce289" table:formula="of:=IFERROR(IF([.F156]=&quot;Long&quot;; [.K156]+[Overview.$C$4]/[.J156]*[Overview.$C$6]; IF([.F156]=&quot;Short&quot;; [.K156]-[Overview.$C$4]/[.J156]*[Overview.$C$6]; &quot;&quot;)); &quot;&quot;)">
            <text:p/>
          </table:table-cell>
          <table:table-cell table:style-name="ce152"/>
          <table:table-cell table:number-columns-repeated="2"/>
          <table:table-cell table:formula="of:=IFERROR([.S156]/[.M156]; &quot;&quot;)">
            <text:p/>
          </table:table-cell>
          <table:table-cell table:formula="of:=IFERROR(IF(AND([.F156]=&quot;Long&quot;; [.O156]=[.J156]); [.J156]*([.P156]-[.K156]); IF(AND([.F156]=&quot;Short&quot;; [.O156]=[.J156]); [.J156]*([.K156]-[.P156]); &quot;&quot;)); &quot;&quot;)">
            <text:p/>
          </table:table-cell>
          <table:table-cell table:formula="of:=IF(ISNUMBER([.S156]); IF([.S156]&gt;0; &quot;Win&quot;; &quot;Loss&quot;);&quot;&quot;)">
            <text:p/>
          </table:table-cell>
          <table:table-cell table:formula="of:=IF([.Q156]=&quot;&quot;; &quot;&quot;; CONCATENATE(DATEDIF([.I156];[.Q156];&quot;d&quot;); IF(DATEDIF([.I156];[.Q156];&quot;d&quot;)&gt;1; &quot; Days&quot;; &quot; Day&quot;)))">
            <text:p/>
          </table:table-cell>
          <table:table-cell table:content-validation-name="val12"/>
          <table:table-cell table:number-columns-repeated="2"/>
          <table:table-cell table:style-name="ce196"/>
          <table:table-cell table:style-name="ce205" table:formula="of:=IFERROR(IF(ISBLANK([.Y156]); &quot;&quot;; IF([.$F156]=&quot;Long&quot;; ([.Y156]-[.$K156])*[.$J156]/[.$M156]; ([.$K156]-[.Y156])*[.$J156]/[.$M156])-[.$R156]); &quot;&quot;)">
            <text:p/>
          </table:table-cell>
          <table:table-cell table:style-name="Default"/>
          <table:table-cell table:style-name="ce205" table:formula="of:=IFERROR(IF(ISBLANK([.AA156]); &quot;&quot;; IF([.$F156]=&quot;Long&quot;; ([.AA156]-[.$K156])*[.$J156]/[.$M156]; ([.$K156]-[.AA156])*[.$J156]/[.$M156])-[.$R156]); &quot;&quot;)">
            <text:p/>
          </table:table-cell>
          <table:table-cell table:style-name="Default"/>
          <table:table-cell table:style-name="ce205" table:formula="of:=IFERROR(IF(ISBLANK([.AC156]); &quot;&quot;; IF([.$F156]=&quot;Long&quot;; ([.AC156]-[.$K156])*[.$J156]/[.$M156]; ([.$K156]-[.AC156])*[.$J156]/[.$M156])-[.$R156]); &quot;&quot;)">
            <text:p/>
          </table:table-cell>
          <table:table-cell/>
          <table:table-cell table:style-name="ce224" table:formula="of:=IF(ISBLANK([.Q156]); &quot;&quot;; DAY([.Q156]))">
            <text:p/>
          </table:table-cell>
          <table:table-cell table:formula="of:=IF(ISBLANK([.I156]); &quot;&quot;; WEEKDAY([.I156]; 2))">
            <text:p/>
          </table:table-cell>
          <table:table-cell table:style-name="ce224" table:formula="of:=IF(ISBLANK([.Q156]); &quot;&quot;; WEEKDAY([.Q156]; 2))">
            <text:p/>
          </table:table-cell>
          <table:table-cell table:style-name="ce224" table:formula="of:=IF(ISBLANK([.Q156]); &quot;&quot;; WEEKNUM([.Q156]))">
            <text:p/>
          </table:table-cell>
          <table:table-cell table:style-name="ce224" table:formula="of:=IF(ISBLANK([.I156]); &quot;&quot;; MONTH([.I156]))">
            <text:p/>
          </table:table-cell>
          <table:table-cell table:style-name="ce224" table:formula="of:=IF(ISBLANK([.Q156]); &quot;&quot;; MONTH([.Q156]))">
            <text:p/>
          </table:table-cell>
          <table:table-cell table:style-name="ce224" table:formula="of:=IF(OR(ISBLANK([.I156]); ISBLANK([.Q156])); &quot;&quot;; IFERROR(DATEDIF([.I156];[.Q156];&quot;d&quot;); &quot;&quot;))">
            <text:p/>
          </table:table-cell>
          <table:table-cell table:style-name="ce286" table:formula="of:=IF(ISBLANK([.P156]); &quot;&quot;; SUM([.$R$3:.R156]))">
            <text:p/>
          </table:table-cell>
          <table:table-cell table:style-name="ce286" table:formula="of:=IF(ISBLANK([.P156]); &quot;&quot;; SUM([.$S$3:.S156]))">
            <text:p/>
          </table:table-cell>
          <table:table-cell table:formula="of:=IF(ISBLANK([.K156]); &quot;&quot;; [.J156]*[.K156])">
            <text:p/>
          </table:table-cell>
          <table:table-cell table:formula="of:=IF(ISNUMBER([.AO156]); [.AO156]*0.0035; &quot;&quot;)">
            <text:p/>
          </table:table-cell>
          <table:table-cell table:style-name="ce224" table:formula="of:=IF(ISBLANK([.P156]); &quot;&quot; ; [.O156]*[.P156])">
            <text:p/>
          </table:table-cell>
          <table:table-cell table:formula="of:=IF(ISNUMBER([.AQ156]); [.AQ156]*0.0035; &quot;&quot;)">
            <text:p/>
          </table:table-cell>
          <table:table-cell table:number-columns-repeated="20"/>
        </table:table-row>
        <table:table-row table:style-name="ro2">
          <table:table-cell office:value-type="float" office:value="155" calcext:value-type="float">
            <text:p>15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7]=&quot;Long&quot;; [.K157]-[Overview.$C$4]/[.J157]; IF([.F157]=&quot;Short&quot;; [.K157]+[Overview.$C$4]/[.J157]; &quot;&quot;)); &quot;&quot;)">
            <text:p/>
          </table:table-cell>
          <table:table-cell table:style-name="ce157" table:formula="of:=IFERROR(ABS([.L157]-[.K157])*[.J157]; &quot;&quot;)">
            <text:p/>
          </table:table-cell>
          <table:table-cell table:style-name="ce289" table:formula="of:=IFERROR(IF([.F157]=&quot;Long&quot;; [.K157]+[Overview.$C$4]/[.J157]*[Overview.$C$6]; IF([.F157]=&quot;Short&quot;; [.K157]-[Overview.$C$4]/[.J157]*[Overview.$C$6]; &quot;&quot;)); &quot;&quot;)">
            <text:p/>
          </table:table-cell>
          <table:table-cell table:style-name="ce152"/>
          <table:table-cell table:number-columns-repeated="2"/>
          <table:table-cell table:formula="of:=IFERROR([.S157]/[.M157]; &quot;&quot;)">
            <text:p/>
          </table:table-cell>
          <table:table-cell table:formula="of:=IFERROR(IF(AND([.F157]=&quot;Long&quot;; [.O157]=[.J157]); [.J157]*([.P157]-[.K157]); IF(AND([.F157]=&quot;Short&quot;; [.O157]=[.J157]); [.J157]*([.K157]-[.P157]); &quot;&quot;)); &quot;&quot;)">
            <text:p/>
          </table:table-cell>
          <table:table-cell table:formula="of:=IF(ISNUMBER([.S157]); IF([.S157]&gt;0; &quot;Win&quot;; &quot;Loss&quot;);&quot;&quot;)">
            <text:p/>
          </table:table-cell>
          <table:table-cell table:formula="of:=IF([.Q157]=&quot;&quot;; &quot;&quot;; CONCATENATE(DATEDIF([.I157];[.Q157];&quot;d&quot;); IF(DATEDIF([.I157];[.Q157];&quot;d&quot;)&gt;1; &quot; Days&quot;; &quot; Day&quot;)))">
            <text:p/>
          </table:table-cell>
          <table:table-cell table:content-validation-name="val12"/>
          <table:table-cell table:number-columns-repeated="2"/>
          <table:table-cell table:style-name="ce196"/>
          <table:table-cell table:style-name="ce205" table:formula="of:=IFERROR(IF(ISBLANK([.Y157]); &quot;&quot;; IF([.$F157]=&quot;Long&quot;; ([.Y157]-[.$K157])*[.$J157]/[.$M157]; ([.$K157]-[.Y157])*[.$J157]/[.$M157])-[.$R157]); &quot;&quot;)">
            <text:p/>
          </table:table-cell>
          <table:table-cell table:style-name="Default"/>
          <table:table-cell table:style-name="ce205" table:formula="of:=IFERROR(IF(ISBLANK([.AA157]); &quot;&quot;; IF([.$F157]=&quot;Long&quot;; ([.AA157]-[.$K157])*[.$J157]/[.$M157]; ([.$K157]-[.AA157])*[.$J157]/[.$M157])-[.$R157]); &quot;&quot;)">
            <text:p/>
          </table:table-cell>
          <table:table-cell table:style-name="Default"/>
          <table:table-cell table:style-name="ce205" table:formula="of:=IFERROR(IF(ISBLANK([.AC157]); &quot;&quot;; IF([.$F157]=&quot;Long&quot;; ([.AC157]-[.$K157])*[.$J157]/[.$M157]; ([.$K157]-[.AC157])*[.$J157]/[.$M157])-[.$R157]); &quot;&quot;)">
            <text:p/>
          </table:table-cell>
          <table:table-cell/>
          <table:table-cell table:style-name="ce224" table:formula="of:=IF(ISBLANK([.Q157]); &quot;&quot;; DAY([.Q157]))">
            <text:p/>
          </table:table-cell>
          <table:table-cell table:style-name="ce224" table:formula="of:=IF(ISBLANK([.I157]); &quot;&quot;; WEEKDAY([.I157]; 2))">
            <text:p/>
          </table:table-cell>
          <table:table-cell table:style-name="ce224" table:formula="of:=IF(ISBLANK([.Q157]); &quot;&quot;; WEEKDAY([.Q157]; 2))">
            <text:p/>
          </table:table-cell>
          <table:table-cell table:style-name="ce224" table:formula="of:=IF(ISBLANK([.Q157]); &quot;&quot;; WEEKNUM([.Q157]))">
            <text:p/>
          </table:table-cell>
          <table:table-cell table:style-name="ce224" table:formula="of:=IF(ISBLANK([.I157]); &quot;&quot;; MONTH([.I157]))">
            <text:p/>
          </table:table-cell>
          <table:table-cell table:style-name="ce224" table:formula="of:=IF(ISBLANK([.Q157]); &quot;&quot;; MONTH([.Q157]))">
            <text:p/>
          </table:table-cell>
          <table:table-cell table:style-name="ce224" table:formula="of:=IF(OR(ISBLANK([.I157]); ISBLANK([.Q157])); &quot;&quot;; IFERROR(DATEDIF([.I157];[.Q157];&quot;d&quot;); &quot;&quot;))">
            <text:p/>
          </table:table-cell>
          <table:table-cell table:style-name="ce286" table:formula="of:=IF(ISBLANK([.P157]); &quot;&quot;; SUM([.$R$3:.R157]))">
            <text:p/>
          </table:table-cell>
          <table:table-cell table:style-name="ce286" table:formula="of:=IF(ISBLANK([.P157]); &quot;&quot;; SUM([.$S$3:.S157]))">
            <text:p/>
          </table:table-cell>
          <table:table-cell table:formula="of:=IF(ISBLANK([.K157]); &quot;&quot;; [.J157]*[.K157])">
            <text:p/>
          </table:table-cell>
          <table:table-cell table:formula="of:=IF(ISNUMBER([.AO157]); [.AO157]*0.0035; &quot;&quot;)">
            <text:p/>
          </table:table-cell>
          <table:table-cell table:style-name="ce224" table:formula="of:=IF(ISBLANK([.P157]); &quot;&quot; ; [.O157]*[.P157])">
            <text:p/>
          </table:table-cell>
          <table:table-cell table:formula="of:=IF(ISNUMBER([.AQ157]); [.AQ157]*0.0035; &quot;&quot;)">
            <text:p/>
          </table:table-cell>
          <table:table-cell table:number-columns-repeated="20"/>
        </table:table-row>
        <table:table-row table:style-name="ro2">
          <table:table-cell office:value-type="float" office:value="156" calcext:value-type="float">
            <text:p>15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8]=&quot;Long&quot;; [.K158]-[Overview.$C$4]/[.J158]; IF([.F158]=&quot;Short&quot;; [.K158]+[Overview.$C$4]/[.J158]; &quot;&quot;)); &quot;&quot;)">
            <text:p/>
          </table:table-cell>
          <table:table-cell table:style-name="ce157" table:formula="of:=IFERROR(ABS([.L158]-[.K158])*[.J158]; &quot;&quot;)">
            <text:p/>
          </table:table-cell>
          <table:table-cell table:style-name="ce289" table:formula="of:=IFERROR(IF([.F158]=&quot;Long&quot;; [.K158]+[Overview.$C$4]/[.J158]*[Overview.$C$6]; IF([.F158]=&quot;Short&quot;; [.K158]-[Overview.$C$4]/[.J158]*[Overview.$C$6]; &quot;&quot;)); &quot;&quot;)">
            <text:p/>
          </table:table-cell>
          <table:table-cell table:style-name="ce152"/>
          <table:table-cell table:number-columns-repeated="2"/>
          <table:table-cell table:formula="of:=IFERROR([.S158]/[.M158]; &quot;&quot;)">
            <text:p/>
          </table:table-cell>
          <table:table-cell table:formula="of:=IFERROR(IF(AND([.F158]=&quot;Long&quot;; [.O158]=[.J158]); [.J158]*([.P158]-[.K158]); IF(AND([.F158]=&quot;Short&quot;; [.O158]=[.J158]); [.J158]*([.K158]-[.P158]); &quot;&quot;)); &quot;&quot;)">
            <text:p/>
          </table:table-cell>
          <table:table-cell table:formula="of:=IF(ISNUMBER([.S158]); IF([.S158]&gt;0; &quot;Win&quot;; &quot;Loss&quot;);&quot;&quot;)">
            <text:p/>
          </table:table-cell>
          <table:table-cell table:formula="of:=IF([.Q158]=&quot;&quot;; &quot;&quot;; CONCATENATE(DATEDIF([.I158];[.Q158];&quot;d&quot;); IF(DATEDIF([.I158];[.Q158];&quot;d&quot;)&gt;1; &quot; Days&quot;; &quot; Day&quot;)))">
            <text:p/>
          </table:table-cell>
          <table:table-cell table:content-validation-name="val12"/>
          <table:table-cell table:number-columns-repeated="2"/>
          <table:table-cell table:style-name="ce196"/>
          <table:table-cell table:style-name="ce205" table:formula="of:=IFERROR(IF(ISBLANK([.Y158]); &quot;&quot;; IF([.$F158]=&quot;Long&quot;; ([.Y158]-[.$K158])*[.$J158]/[.$M158]; ([.$K158]-[.Y158])*[.$J158]/[.$M158])-[.$R158]); &quot;&quot;)">
            <text:p/>
          </table:table-cell>
          <table:table-cell table:style-name="Default"/>
          <table:table-cell table:style-name="ce205" table:formula="of:=IFERROR(IF(ISBLANK([.AA158]); &quot;&quot;; IF([.$F158]=&quot;Long&quot;; ([.AA158]-[.$K158])*[.$J158]/[.$M158]; ([.$K158]-[.AA158])*[.$J158]/[.$M158])-[.$R158]); &quot;&quot;)">
            <text:p/>
          </table:table-cell>
          <table:table-cell table:style-name="Default"/>
          <table:table-cell table:style-name="ce205" table:formula="of:=IFERROR(IF(ISBLANK([.AC158]); &quot;&quot;; IF([.$F158]=&quot;Long&quot;; ([.AC158]-[.$K158])*[.$J158]/[.$M158]; ([.$K158]-[.AC158])*[.$J158]/[.$M158])-[.$R158]); &quot;&quot;)">
            <text:p/>
          </table:table-cell>
          <table:table-cell/>
          <table:table-cell table:style-name="ce224" table:formula="of:=IF(ISBLANK([.Q158]); &quot;&quot;; DAY([.Q158]))">
            <text:p/>
          </table:table-cell>
          <table:table-cell table:style-name="ce224" table:formula="of:=IF(ISBLANK([.I158]); &quot;&quot;; WEEKDAY([.I158]; 2))">
            <text:p/>
          </table:table-cell>
          <table:table-cell table:style-name="ce224" table:formula="of:=IF(ISBLANK([.Q158]); &quot;&quot;; WEEKDAY([.Q158]; 2))">
            <text:p/>
          </table:table-cell>
          <table:table-cell table:style-name="ce224" table:formula="of:=IF(ISBLANK([.Q158]); &quot;&quot;; WEEKNUM([.Q158]))">
            <text:p/>
          </table:table-cell>
          <table:table-cell table:style-name="ce224" table:formula="of:=IF(ISBLANK([.I158]); &quot;&quot;; MONTH([.I158]))">
            <text:p/>
          </table:table-cell>
          <table:table-cell table:style-name="ce224" table:formula="of:=IF(ISBLANK([.Q158]); &quot;&quot;; MONTH([.Q158]))">
            <text:p/>
          </table:table-cell>
          <table:table-cell table:style-name="ce224" table:formula="of:=IF(OR(ISBLANK([.I158]); ISBLANK([.Q158])); &quot;&quot;; IFERROR(DATEDIF([.I158];[.Q158];&quot;d&quot;); &quot;&quot;))">
            <text:p/>
          </table:table-cell>
          <table:table-cell table:style-name="ce286" table:formula="of:=IF(ISBLANK([.P158]); &quot;&quot;; SUM([.$R$3:.R158]))">
            <text:p/>
          </table:table-cell>
          <table:table-cell table:style-name="ce286" table:formula="of:=IF(ISBLANK([.P158]); &quot;&quot;; SUM([.$S$3:.S158]))">
            <text:p/>
          </table:table-cell>
          <table:table-cell table:formula="of:=IF(ISBLANK([.K158]); &quot;&quot;; [.J158]*[.K158])">
            <text:p/>
          </table:table-cell>
          <table:table-cell table:formula="of:=IF(ISNUMBER([.AO158]); [.AO158]*0.0035; &quot;&quot;)">
            <text:p/>
          </table:table-cell>
          <table:table-cell table:style-name="ce224" table:formula="of:=IF(ISBLANK([.P158]); &quot;&quot; ; [.O158]*[.P158])">
            <text:p/>
          </table:table-cell>
          <table:table-cell table:formula="of:=IF(ISNUMBER([.AQ158]); [.AQ158]*0.0035; &quot;&quot;)">
            <text:p/>
          </table:table-cell>
          <table:table-cell table:number-columns-repeated="20"/>
        </table:table-row>
        <table:table-row table:style-name="ro2">
          <table:table-cell office:value-type="float" office:value="157" calcext:value-type="float">
            <text:p>15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59]=&quot;Long&quot;; [.K159]-[Overview.$C$4]/[.J159]; IF([.F159]=&quot;Short&quot;; [.K159]+[Overview.$C$4]/[.J159]; &quot;&quot;)); &quot;&quot;)">
            <text:p/>
          </table:table-cell>
          <table:table-cell table:style-name="ce157" table:formula="of:=IFERROR(ABS([.L159]-[.K159])*[.J159]; &quot;&quot;)">
            <text:p/>
          </table:table-cell>
          <table:table-cell table:style-name="ce289" table:formula="of:=IFERROR(IF([.F159]=&quot;Long&quot;; [.K159]+[Overview.$C$4]/[.J159]*[Overview.$C$6]; IF([.F159]=&quot;Short&quot;; [.K159]-[Overview.$C$4]/[.J159]*[Overview.$C$6]; &quot;&quot;)); &quot;&quot;)">
            <text:p/>
          </table:table-cell>
          <table:table-cell table:style-name="ce152"/>
          <table:table-cell table:number-columns-repeated="2"/>
          <table:table-cell table:formula="of:=IFERROR([.S159]/[.M159]; &quot;&quot;)">
            <text:p/>
          </table:table-cell>
          <table:table-cell table:formula="of:=IFERROR(IF(AND([.F159]=&quot;Long&quot;; [.O159]=[.J159]); [.J159]*([.P159]-[.K159]); IF(AND([.F159]=&quot;Short&quot;; [.O159]=[.J159]); [.J159]*([.K159]-[.P159]); &quot;&quot;)); &quot;&quot;)">
            <text:p/>
          </table:table-cell>
          <table:table-cell table:formula="of:=IF(ISNUMBER([.S159]); IF([.S159]&gt;0; &quot;Win&quot;; &quot;Loss&quot;);&quot;&quot;)">
            <text:p/>
          </table:table-cell>
          <table:table-cell table:formula="of:=IF([.Q159]=&quot;&quot;; &quot;&quot;; CONCATENATE(DATEDIF([.I159];[.Q159];&quot;d&quot;); IF(DATEDIF([.I159];[.Q159];&quot;d&quot;)&gt;1; &quot; Days&quot;; &quot; Day&quot;)))">
            <text:p/>
          </table:table-cell>
          <table:table-cell table:content-validation-name="val12"/>
          <table:table-cell table:number-columns-repeated="2"/>
          <table:table-cell table:style-name="ce196"/>
          <table:table-cell table:style-name="ce205" table:formula="of:=IFERROR(IF(ISBLANK([.Y159]); &quot;&quot;; IF([.$F159]=&quot;Long&quot;; ([.Y159]-[.$K159])*[.$J159]/[.$M159]; ([.$K159]-[.Y159])*[.$J159]/[.$M159])-[.$R159]); &quot;&quot;)">
            <text:p/>
          </table:table-cell>
          <table:table-cell table:style-name="Default"/>
          <table:table-cell table:style-name="ce205" table:formula="of:=IFERROR(IF(ISBLANK([.AA159]); &quot;&quot;; IF([.$F159]=&quot;Long&quot;; ([.AA159]-[.$K159])*[.$J159]/[.$M159]; ([.$K159]-[.AA159])*[.$J159]/[.$M159])-[.$R159]); &quot;&quot;)">
            <text:p/>
          </table:table-cell>
          <table:table-cell table:style-name="Default"/>
          <table:table-cell table:style-name="ce205" table:formula="of:=IFERROR(IF(ISBLANK([.AC159]); &quot;&quot;; IF([.$F159]=&quot;Long&quot;; ([.AC159]-[.$K159])*[.$J159]/[.$M159]; ([.$K159]-[.AC159])*[.$J159]/[.$M159])-[.$R159]); &quot;&quot;)">
            <text:p/>
          </table:table-cell>
          <table:table-cell/>
          <table:table-cell table:style-name="ce224" table:formula="of:=IF(ISBLANK([.Q159]); &quot;&quot;; DAY([.Q159]))">
            <text:p/>
          </table:table-cell>
          <table:table-cell table:style-name="ce224" table:formula="of:=IF(ISBLANK([.I159]); &quot;&quot;; WEEKDAY([.I159]; 2))">
            <text:p/>
          </table:table-cell>
          <table:table-cell table:style-name="ce224" table:formula="of:=IF(ISBLANK([.Q159]); &quot;&quot;; WEEKDAY([.Q159]; 2))">
            <text:p/>
          </table:table-cell>
          <table:table-cell table:style-name="ce224" table:formula="of:=IF(ISBLANK([.Q159]); &quot;&quot;; WEEKNUM([.Q159]))">
            <text:p/>
          </table:table-cell>
          <table:table-cell table:style-name="ce224" table:formula="of:=IF(ISBLANK([.I159]); &quot;&quot;; MONTH([.I159]))">
            <text:p/>
          </table:table-cell>
          <table:table-cell table:style-name="ce224" table:formula="of:=IF(ISBLANK([.Q159]); &quot;&quot;; MONTH([.Q159]))">
            <text:p/>
          </table:table-cell>
          <table:table-cell table:style-name="ce224" table:formula="of:=IF(OR(ISBLANK([.I159]); ISBLANK([.Q159])); &quot;&quot;; IFERROR(DATEDIF([.I159];[.Q159];&quot;d&quot;); &quot;&quot;))">
            <text:p/>
          </table:table-cell>
          <table:table-cell table:style-name="ce286" table:formula="of:=IF(ISBLANK([.P159]); &quot;&quot;; SUM([.$R$3:.R159]))">
            <text:p/>
          </table:table-cell>
          <table:table-cell table:style-name="ce286" table:formula="of:=IF(ISBLANK([.P159]); &quot;&quot;; SUM([.$S$3:.S159]))">
            <text:p/>
          </table:table-cell>
          <table:table-cell table:formula="of:=IF(ISBLANK([.K159]); &quot;&quot;; [.J159]*[.K159])">
            <text:p/>
          </table:table-cell>
          <table:table-cell table:formula="of:=IF(ISNUMBER([.AO159]); [.AO159]*0.0035; &quot;&quot;)">
            <text:p/>
          </table:table-cell>
          <table:table-cell table:style-name="ce224" table:formula="of:=IF(ISBLANK([.P159]); &quot;&quot; ; [.O159]*[.P159])">
            <text:p/>
          </table:table-cell>
          <table:table-cell table:formula="of:=IF(ISNUMBER([.AQ159]); [.AQ159]*0.0035; &quot;&quot;)">
            <text:p/>
          </table:table-cell>
          <table:table-cell table:number-columns-repeated="20"/>
        </table:table-row>
        <table:table-row table:style-name="ro2">
          <table:table-cell office:value-type="float" office:value="158" calcext:value-type="float">
            <text:p>15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0]=&quot;Long&quot;; [.K160]-[Overview.$C$4]/[.J160]; IF([.F160]=&quot;Short&quot;; [.K160]+[Overview.$C$4]/[.J160]; &quot;&quot;)); &quot;&quot;)">
            <text:p/>
          </table:table-cell>
          <table:table-cell table:style-name="ce157" table:formula="of:=IFERROR(ABS([.L160]-[.K160])*[.J160]; &quot;&quot;)">
            <text:p/>
          </table:table-cell>
          <table:table-cell table:style-name="ce289" table:formula="of:=IFERROR(IF([.F160]=&quot;Long&quot;; [.K160]+[Overview.$C$4]/[.J160]*[Overview.$C$6]; IF([.F160]=&quot;Short&quot;; [.K160]-[Overview.$C$4]/[.J160]*[Overview.$C$6]; &quot;&quot;)); &quot;&quot;)">
            <text:p/>
          </table:table-cell>
          <table:table-cell table:style-name="ce152"/>
          <table:table-cell table:number-columns-repeated="2"/>
          <table:table-cell table:formula="of:=IFERROR([.S160]/[.M160]; &quot;&quot;)">
            <text:p/>
          </table:table-cell>
          <table:table-cell table:formula="of:=IFERROR(IF(AND([.F160]=&quot;Long&quot;; [.O160]=[.J160]); [.J160]*([.P160]-[.K160]); IF(AND([.F160]=&quot;Short&quot;; [.O160]=[.J160]); [.J160]*([.K160]-[.P160]); &quot;&quot;)); &quot;&quot;)">
            <text:p/>
          </table:table-cell>
          <table:table-cell table:formula="of:=IF(ISNUMBER([.S160]); IF([.S160]&gt;0; &quot;Win&quot;; &quot;Loss&quot;);&quot;&quot;)">
            <text:p/>
          </table:table-cell>
          <table:table-cell table:formula="of:=IF([.Q160]=&quot;&quot;; &quot;&quot;; CONCATENATE(DATEDIF([.I160];[.Q160];&quot;d&quot;); IF(DATEDIF([.I160];[.Q160];&quot;d&quot;)&gt;1; &quot; Days&quot;; &quot; Day&quot;)))">
            <text:p/>
          </table:table-cell>
          <table:table-cell table:content-validation-name="val12"/>
          <table:table-cell table:number-columns-repeated="2"/>
          <table:table-cell table:style-name="ce196"/>
          <table:table-cell table:style-name="ce205" table:formula="of:=IFERROR(IF(ISBLANK([.Y160]); &quot;&quot;; IF([.$F160]=&quot;Long&quot;; ([.Y160]-[.$K160])*[.$J160]/[.$M160]; ([.$K160]-[.Y160])*[.$J160]/[.$M160])-[.$R160]); &quot;&quot;)">
            <text:p/>
          </table:table-cell>
          <table:table-cell table:style-name="Default"/>
          <table:table-cell table:style-name="ce205" table:formula="of:=IFERROR(IF(ISBLANK([.AA160]); &quot;&quot;; IF([.$F160]=&quot;Long&quot;; ([.AA160]-[.$K160])*[.$J160]/[.$M160]; ([.$K160]-[.AA160])*[.$J160]/[.$M160])-[.$R160]); &quot;&quot;)">
            <text:p/>
          </table:table-cell>
          <table:table-cell table:style-name="Default"/>
          <table:table-cell table:style-name="ce205" table:formula="of:=IFERROR(IF(ISBLANK([.AC160]); &quot;&quot;; IF([.$F160]=&quot;Long&quot;; ([.AC160]-[.$K160])*[.$J160]/[.$M160]; ([.$K160]-[.AC160])*[.$J160]/[.$M160])-[.$R160]); &quot;&quot;)">
            <text:p/>
          </table:table-cell>
          <table:table-cell/>
          <table:table-cell table:style-name="ce224" table:formula="of:=IF(ISBLANK([.Q160]); &quot;&quot;; DAY([.Q160]))">
            <text:p/>
          </table:table-cell>
          <table:table-cell table:style-name="ce224" table:formula="of:=IF(ISBLANK([.I160]); &quot;&quot;; WEEKDAY([.I160]; 2))">
            <text:p/>
          </table:table-cell>
          <table:table-cell table:style-name="ce224" table:formula="of:=IF(ISBLANK([.Q160]); &quot;&quot;; WEEKDAY([.Q160]; 2))">
            <text:p/>
          </table:table-cell>
          <table:table-cell table:style-name="ce224" table:formula="of:=IF(ISBLANK([.Q160]); &quot;&quot;; WEEKNUM([.Q160]))">
            <text:p/>
          </table:table-cell>
          <table:table-cell table:style-name="ce224" table:formula="of:=IF(ISBLANK([.I160]); &quot;&quot;; MONTH([.I160]))">
            <text:p/>
          </table:table-cell>
          <table:table-cell table:style-name="ce224" table:formula="of:=IF(ISBLANK([.Q160]); &quot;&quot;; MONTH([.Q160]))">
            <text:p/>
          </table:table-cell>
          <table:table-cell table:style-name="ce224" table:formula="of:=IF(OR(ISBLANK([.I160]); ISBLANK([.Q160])); &quot;&quot;; IFERROR(DATEDIF([.I160];[.Q160];&quot;d&quot;); &quot;&quot;))">
            <text:p/>
          </table:table-cell>
          <table:table-cell table:style-name="ce286" table:formula="of:=IF(ISBLANK([.P160]); &quot;&quot;; SUM([.$R$3:.R160]))">
            <text:p/>
          </table:table-cell>
          <table:table-cell table:style-name="ce286" table:formula="of:=IF(ISBLANK([.P160]); &quot;&quot;; SUM([.$S$3:.S160]))">
            <text:p/>
          </table:table-cell>
          <table:table-cell table:formula="of:=IF(ISBLANK([.K160]); &quot;&quot;; [.J160]*[.K160])">
            <text:p/>
          </table:table-cell>
          <table:table-cell table:formula="of:=IF(ISNUMBER([.AO160]); [.AO160]*0.0035; &quot;&quot;)">
            <text:p/>
          </table:table-cell>
          <table:table-cell table:style-name="ce224" table:formula="of:=IF(ISBLANK([.P160]); &quot;&quot; ; [.O160]*[.P160])">
            <text:p/>
          </table:table-cell>
          <table:table-cell table:formula="of:=IF(ISNUMBER([.AQ160]); [.AQ160]*0.0035; &quot;&quot;)">
            <text:p/>
          </table:table-cell>
          <table:table-cell table:number-columns-repeated="20"/>
        </table:table-row>
        <table:table-row table:style-name="ro2">
          <table:table-cell office:value-type="float" office:value="159" calcext:value-type="float">
            <text:p>15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1]=&quot;Long&quot;; [.K161]-[Overview.$C$4]/[.J161]; IF([.F161]=&quot;Short&quot;; [.K161]+[Overview.$C$4]/[.J161]; &quot;&quot;)); &quot;&quot;)">
            <text:p/>
          </table:table-cell>
          <table:table-cell table:style-name="ce157" table:formula="of:=IFERROR(ABS([.L161]-[.K161])*[.J161]; &quot;&quot;)">
            <text:p/>
          </table:table-cell>
          <table:table-cell table:style-name="ce289" table:formula="of:=IFERROR(IF([.F161]=&quot;Long&quot;; [.K161]+[Overview.$C$4]/[.J161]*[Overview.$C$6]; IF([.F161]=&quot;Short&quot;; [.K161]-[Overview.$C$4]/[.J161]*[Overview.$C$6]; &quot;&quot;)); &quot;&quot;)">
            <text:p/>
          </table:table-cell>
          <table:table-cell table:style-name="ce152"/>
          <table:table-cell table:number-columns-repeated="2"/>
          <table:table-cell table:formula="of:=IFERROR([.S161]/[.M161]; &quot;&quot;)">
            <text:p/>
          </table:table-cell>
          <table:table-cell table:formula="of:=IFERROR(IF(AND([.F161]=&quot;Long&quot;; [.O161]=[.J161]); [.J161]*([.P161]-[.K161]); IF(AND([.F161]=&quot;Short&quot;; [.O161]=[.J161]); [.J161]*([.K161]-[.P161]); &quot;&quot;)); &quot;&quot;)">
            <text:p/>
          </table:table-cell>
          <table:table-cell table:formula="of:=IF(ISNUMBER([.S161]); IF([.S161]&gt;0; &quot;Win&quot;; &quot;Loss&quot;);&quot;&quot;)">
            <text:p/>
          </table:table-cell>
          <table:table-cell table:formula="of:=IF([.Q161]=&quot;&quot;; &quot;&quot;; CONCATENATE(DATEDIF([.I161];[.Q161];&quot;d&quot;); IF(DATEDIF([.I161];[.Q161];&quot;d&quot;)&gt;1; &quot; Days&quot;; &quot; Day&quot;)))">
            <text:p/>
          </table:table-cell>
          <table:table-cell table:content-validation-name="val12"/>
          <table:table-cell table:number-columns-repeated="2"/>
          <table:table-cell table:style-name="ce196"/>
          <table:table-cell table:style-name="ce205" table:formula="of:=IFERROR(IF(ISBLANK([.Y161]); &quot;&quot;; IF([.$F161]=&quot;Long&quot;; ([.Y161]-[.$K161])*[.$J161]/[.$M161]; ([.$K161]-[.Y161])*[.$J161]/[.$M161])-[.$R161]); &quot;&quot;)">
            <text:p/>
          </table:table-cell>
          <table:table-cell table:style-name="Default"/>
          <table:table-cell table:style-name="ce205" table:formula="of:=IFERROR(IF(ISBLANK([.AA161]); &quot;&quot;; IF([.$F161]=&quot;Long&quot;; ([.AA161]-[.$K161])*[.$J161]/[.$M161]; ([.$K161]-[.AA161])*[.$J161]/[.$M161])-[.$R161]); &quot;&quot;)">
            <text:p/>
          </table:table-cell>
          <table:table-cell table:style-name="Default"/>
          <table:table-cell table:style-name="ce205" table:formula="of:=IFERROR(IF(ISBLANK([.AC161]); &quot;&quot;; IF([.$F161]=&quot;Long&quot;; ([.AC161]-[.$K161])*[.$J161]/[.$M161]; ([.$K161]-[.AC161])*[.$J161]/[.$M161])-[.$R161]); &quot;&quot;)">
            <text:p/>
          </table:table-cell>
          <table:table-cell/>
          <table:table-cell table:style-name="ce224" table:formula="of:=IF(ISBLANK([.Q161]); &quot;&quot;; DAY([.Q161]))">
            <text:p/>
          </table:table-cell>
          <table:table-cell table:style-name="ce224" table:formula="of:=IF(ISBLANK([.I161]); &quot;&quot;; WEEKDAY([.I161]; 2))">
            <text:p/>
          </table:table-cell>
          <table:table-cell table:style-name="ce224" table:formula="of:=IF(ISBLANK([.Q161]); &quot;&quot;; WEEKDAY([.Q161]; 2))">
            <text:p/>
          </table:table-cell>
          <table:table-cell table:style-name="ce224" table:formula="of:=IF(ISBLANK([.Q161]); &quot;&quot;; WEEKNUM([.Q161]))">
            <text:p/>
          </table:table-cell>
          <table:table-cell table:style-name="ce224" table:formula="of:=IF(ISBLANK([.I161]); &quot;&quot;; MONTH([.I161]))">
            <text:p/>
          </table:table-cell>
          <table:table-cell table:style-name="ce224" table:formula="of:=IF(ISBLANK([.Q161]); &quot;&quot;; MONTH([.Q161]))">
            <text:p/>
          </table:table-cell>
          <table:table-cell table:style-name="ce224" table:formula="of:=IF(OR(ISBLANK([.I161]); ISBLANK([.Q161])); &quot;&quot;; IFERROR(DATEDIF([.I161];[.Q161];&quot;d&quot;); &quot;&quot;))">
            <text:p/>
          </table:table-cell>
          <table:table-cell table:style-name="ce286" table:formula="of:=IF(ISBLANK([.P161]); &quot;&quot;; SUM([.$R$3:.R161]))">
            <text:p/>
          </table:table-cell>
          <table:table-cell table:style-name="ce286" table:formula="of:=IF(ISBLANK([.P161]); &quot;&quot;; SUM([.$S$3:.S161]))">
            <text:p/>
          </table:table-cell>
          <table:table-cell table:formula="of:=IF(ISBLANK([.K161]); &quot;&quot;; [.J161]*[.K161])">
            <text:p/>
          </table:table-cell>
          <table:table-cell table:formula="of:=IF(ISNUMBER([.AO161]); [.AO161]*0.0035; &quot;&quot;)">
            <text:p/>
          </table:table-cell>
          <table:table-cell table:style-name="ce224" table:formula="of:=IF(ISBLANK([.P161]); &quot;&quot; ; [.O161]*[.P161])">
            <text:p/>
          </table:table-cell>
          <table:table-cell table:formula="of:=IF(ISNUMBER([.AQ161]); [.AQ161]*0.0035; &quot;&quot;)">
            <text:p/>
          </table:table-cell>
          <table:table-cell table:number-columns-repeated="20"/>
        </table:table-row>
        <table:table-row table:style-name="ro2">
          <table:table-cell office:value-type="float" office:value="160" calcext:value-type="float">
            <text:p>16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2]=&quot;Long&quot;; [.K162]-[Overview.$C$4]/[.J162]; IF([.F162]=&quot;Short&quot;; [.K162]+[Overview.$C$4]/[.J162]; &quot;&quot;)); &quot;&quot;)">
            <text:p/>
          </table:table-cell>
          <table:table-cell table:style-name="ce157" table:formula="of:=IFERROR(ABS([.L162]-[.K162])*[.J162]; &quot;&quot;)">
            <text:p/>
          </table:table-cell>
          <table:table-cell table:style-name="ce289" table:formula="of:=IFERROR(IF([.F162]=&quot;Long&quot;; [.K162]+[Overview.$C$4]/[.J162]*[Overview.$C$6]; IF([.F162]=&quot;Short&quot;; [.K162]-[Overview.$C$4]/[.J162]*[Overview.$C$6]; &quot;&quot;)); &quot;&quot;)">
            <text:p/>
          </table:table-cell>
          <table:table-cell table:style-name="ce152"/>
          <table:table-cell table:number-columns-repeated="2"/>
          <table:table-cell table:formula="of:=IFERROR([.S162]/[.M162]; &quot;&quot;)">
            <text:p/>
          </table:table-cell>
          <table:table-cell table:formula="of:=IFERROR(IF(AND([.F162]=&quot;Long&quot;; [.O162]=[.J162]); [.J162]*([.P162]-[.K162]); IF(AND([.F162]=&quot;Short&quot;; [.O162]=[.J162]); [.J162]*([.K162]-[.P162]); &quot;&quot;)); &quot;&quot;)">
            <text:p/>
          </table:table-cell>
          <table:table-cell table:formula="of:=IF(ISNUMBER([.S162]); IF([.S162]&gt;0; &quot;Win&quot;; &quot;Loss&quot;);&quot;&quot;)">
            <text:p/>
          </table:table-cell>
          <table:table-cell table:formula="of:=IF([.Q162]=&quot;&quot;; &quot;&quot;; CONCATENATE(DATEDIF([.I162];[.Q162];&quot;d&quot;); IF(DATEDIF([.I162];[.Q162];&quot;d&quot;)&gt;1; &quot; Days&quot;; &quot; Day&quot;)))">
            <text:p/>
          </table:table-cell>
          <table:table-cell table:content-validation-name="val12"/>
          <table:table-cell table:number-columns-repeated="2"/>
          <table:table-cell table:style-name="ce196"/>
          <table:table-cell table:style-name="ce205" table:formula="of:=IFERROR(IF(ISBLANK([.Y162]); &quot;&quot;; IF([.$F162]=&quot;Long&quot;; ([.Y162]-[.$K162])*[.$J162]/[.$M162]; ([.$K162]-[.Y162])*[.$J162]/[.$M162])-[.$R162]); &quot;&quot;)">
            <text:p/>
          </table:table-cell>
          <table:table-cell table:style-name="Default"/>
          <table:table-cell table:style-name="ce205" table:formula="of:=IFERROR(IF(ISBLANK([.AA162]); &quot;&quot;; IF([.$F162]=&quot;Long&quot;; ([.AA162]-[.$K162])*[.$J162]/[.$M162]; ([.$K162]-[.AA162])*[.$J162]/[.$M162])-[.$R162]); &quot;&quot;)">
            <text:p/>
          </table:table-cell>
          <table:table-cell table:style-name="Default"/>
          <table:table-cell table:style-name="ce205" table:formula="of:=IFERROR(IF(ISBLANK([.AC162]); &quot;&quot;; IF([.$F162]=&quot;Long&quot;; ([.AC162]-[.$K162])*[.$J162]/[.$M162]; ([.$K162]-[.AC162])*[.$J162]/[.$M162])-[.$R162]); &quot;&quot;)">
            <text:p/>
          </table:table-cell>
          <table:table-cell/>
          <table:table-cell table:style-name="ce224" table:formula="of:=IF(ISBLANK([.Q162]); &quot;&quot;; DAY([.Q162]))">
            <text:p/>
          </table:table-cell>
          <table:table-cell table:style-name="ce224" table:formula="of:=IF(ISBLANK([.I162]); &quot;&quot;; WEEKDAY([.I162]; 2))">
            <text:p/>
          </table:table-cell>
          <table:table-cell table:style-name="ce224" table:formula="of:=IF(ISBLANK([.Q162]); &quot;&quot;; WEEKDAY([.Q162]; 2))">
            <text:p/>
          </table:table-cell>
          <table:table-cell table:style-name="ce224" table:formula="of:=IF(ISBLANK([.Q162]); &quot;&quot;; WEEKNUM([.Q162]))">
            <text:p/>
          </table:table-cell>
          <table:table-cell table:style-name="ce224" table:formula="of:=IF(ISBLANK([.I162]); &quot;&quot;; MONTH([.I162]))">
            <text:p/>
          </table:table-cell>
          <table:table-cell table:style-name="ce224" table:formula="of:=IF(ISBLANK([.Q162]); &quot;&quot;; MONTH([.Q162]))">
            <text:p/>
          </table:table-cell>
          <table:table-cell table:style-name="ce224" table:formula="of:=IF(OR(ISBLANK([.I162]); ISBLANK([.Q162])); &quot;&quot;; IFERROR(DATEDIF([.I162];[.Q162];&quot;d&quot;); &quot;&quot;))">
            <text:p/>
          </table:table-cell>
          <table:table-cell table:style-name="ce286" table:formula="of:=IF(ISBLANK([.P162]); &quot;&quot;; SUM([.$R$3:.R162]))">
            <text:p/>
          </table:table-cell>
          <table:table-cell table:style-name="ce286" table:formula="of:=IF(ISBLANK([.P162]); &quot;&quot;; SUM([.$S$3:.S162]))">
            <text:p/>
          </table:table-cell>
          <table:table-cell table:formula="of:=IF(ISBLANK([.K162]); &quot;&quot;; [.J162]*[.K162])">
            <text:p/>
          </table:table-cell>
          <table:table-cell table:formula="of:=IF(ISNUMBER([.AO162]); [.AO162]*0.0035; &quot;&quot;)">
            <text:p/>
          </table:table-cell>
          <table:table-cell table:style-name="ce224" table:formula="of:=IF(ISBLANK([.P162]); &quot;&quot; ; [.O162]*[.P162])">
            <text:p/>
          </table:table-cell>
          <table:table-cell table:formula="of:=IF(ISNUMBER([.AQ162]); [.AQ162]*0.0035; &quot;&quot;)">
            <text:p/>
          </table:table-cell>
          <table:table-cell table:number-columns-repeated="20"/>
        </table:table-row>
        <table:table-row table:style-name="ro2">
          <table:table-cell office:value-type="float" office:value="161" calcext:value-type="float">
            <text:p>16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3]=&quot;Long&quot;; [.K163]-[Overview.$C$4]/[.J163]; IF([.F163]=&quot;Short&quot;; [.K163]+[Overview.$C$4]/[.J163]; &quot;&quot;)); &quot;&quot;)">
            <text:p/>
          </table:table-cell>
          <table:table-cell table:style-name="ce157" table:formula="of:=IFERROR(ABS([.L163]-[.K163])*[.J163]; &quot;&quot;)">
            <text:p/>
          </table:table-cell>
          <table:table-cell table:style-name="ce289" table:formula="of:=IFERROR(IF([.F163]=&quot;Long&quot;; [.K163]+[Overview.$C$4]/[.J163]*[Overview.$C$6]; IF([.F163]=&quot;Short&quot;; [.K163]-[Overview.$C$4]/[.J163]*[Overview.$C$6]; &quot;&quot;)); &quot;&quot;)">
            <text:p/>
          </table:table-cell>
          <table:table-cell table:style-name="ce152"/>
          <table:table-cell table:number-columns-repeated="2"/>
          <table:table-cell table:formula="of:=IFERROR([.S163]/[.M163]; &quot;&quot;)">
            <text:p/>
          </table:table-cell>
          <table:table-cell table:formula="of:=IFERROR(IF(AND([.F163]=&quot;Long&quot;; [.O163]=[.J163]); [.J163]*([.P163]-[.K163]); IF(AND([.F163]=&quot;Short&quot;; [.O163]=[.J163]); [.J163]*([.K163]-[.P163]); &quot;&quot;)); &quot;&quot;)">
            <text:p/>
          </table:table-cell>
          <table:table-cell table:formula="of:=IF(ISNUMBER([.S163]); IF([.S163]&gt;0; &quot;Win&quot;; &quot;Loss&quot;);&quot;&quot;)">
            <text:p/>
          </table:table-cell>
          <table:table-cell table:formula="of:=IF([.Q163]=&quot;&quot;; &quot;&quot;; CONCATENATE(DATEDIF([.I163];[.Q163];&quot;d&quot;); IF(DATEDIF([.I163];[.Q163];&quot;d&quot;)&gt;1; &quot; Days&quot;; &quot; Day&quot;)))">
            <text:p/>
          </table:table-cell>
          <table:table-cell table:content-validation-name="val12"/>
          <table:table-cell table:number-columns-repeated="2"/>
          <table:table-cell table:style-name="ce196"/>
          <table:table-cell table:style-name="ce205" table:formula="of:=IFERROR(IF(ISBLANK([.Y163]); &quot;&quot;; IF([.$F163]=&quot;Long&quot;; ([.Y163]-[.$K163])*[.$J163]/[.$M163]; ([.$K163]-[.Y163])*[.$J163]/[.$M163])-[.$R163]); &quot;&quot;)">
            <text:p/>
          </table:table-cell>
          <table:table-cell table:style-name="Default"/>
          <table:table-cell table:style-name="ce205" table:formula="of:=IFERROR(IF(ISBLANK([.AA163]); &quot;&quot;; IF([.$F163]=&quot;Long&quot;; ([.AA163]-[.$K163])*[.$J163]/[.$M163]; ([.$K163]-[.AA163])*[.$J163]/[.$M163])-[.$R163]); &quot;&quot;)">
            <text:p/>
          </table:table-cell>
          <table:table-cell table:style-name="Default"/>
          <table:table-cell table:style-name="ce205" table:formula="of:=IFERROR(IF(ISBLANK([.AC163]); &quot;&quot;; IF([.$F163]=&quot;Long&quot;; ([.AC163]-[.$K163])*[.$J163]/[.$M163]; ([.$K163]-[.AC163])*[.$J163]/[.$M163])-[.$R163]); &quot;&quot;)">
            <text:p/>
          </table:table-cell>
          <table:table-cell/>
          <table:table-cell table:style-name="ce224" table:formula="of:=IF(ISBLANK([.Q163]); &quot;&quot;; DAY([.Q163]))">
            <text:p/>
          </table:table-cell>
          <table:table-cell table:style-name="ce224" table:formula="of:=IF(ISBLANK([.I163]); &quot;&quot;; WEEKDAY([.I163]; 2))">
            <text:p/>
          </table:table-cell>
          <table:table-cell table:style-name="ce224" table:formula="of:=IF(ISBLANK([.Q163]); &quot;&quot;; WEEKDAY([.Q163]; 2))">
            <text:p/>
          </table:table-cell>
          <table:table-cell table:style-name="ce224" table:formula="of:=IF(ISBLANK([.Q163]); &quot;&quot;; WEEKNUM([.Q163]))">
            <text:p/>
          </table:table-cell>
          <table:table-cell table:style-name="ce224" table:formula="of:=IF(ISBLANK([.I163]); &quot;&quot;; MONTH([.I163]))">
            <text:p/>
          </table:table-cell>
          <table:table-cell table:style-name="ce224" table:formula="of:=IF(ISBLANK([.Q163]); &quot;&quot;; MONTH([.Q163]))">
            <text:p/>
          </table:table-cell>
          <table:table-cell table:style-name="ce224" table:formula="of:=IF(OR(ISBLANK([.I163]); ISBLANK([.Q163])); &quot;&quot;; IFERROR(DATEDIF([.I163];[.Q163];&quot;d&quot;); &quot;&quot;))">
            <text:p/>
          </table:table-cell>
          <table:table-cell table:style-name="ce286" table:formula="of:=IF(ISBLANK([.P163]); &quot;&quot;; SUM([.$R$3:.R163]))">
            <text:p/>
          </table:table-cell>
          <table:table-cell table:style-name="ce286" table:formula="of:=IF(ISBLANK([.P163]); &quot;&quot;; SUM([.$S$3:.S163]))">
            <text:p/>
          </table:table-cell>
          <table:table-cell table:formula="of:=IF(ISBLANK([.K163]); &quot;&quot;; [.J163]*[.K163])">
            <text:p/>
          </table:table-cell>
          <table:table-cell table:formula="of:=IF(ISNUMBER([.AO163]); [.AO163]*0.0035; &quot;&quot;)">
            <text:p/>
          </table:table-cell>
          <table:table-cell table:style-name="ce224" table:formula="of:=IF(ISBLANK([.P163]); &quot;&quot; ; [.O163]*[.P163])">
            <text:p/>
          </table:table-cell>
          <table:table-cell table:formula="of:=IF(ISNUMBER([.AQ163]); [.AQ163]*0.0035; &quot;&quot;)">
            <text:p/>
          </table:table-cell>
          <table:table-cell table:number-columns-repeated="20"/>
        </table:table-row>
        <table:table-row table:style-name="ro2">
          <table:table-cell office:value-type="float" office:value="162" calcext:value-type="float">
            <text:p>16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4]=&quot;Long&quot;; [.K164]-[Overview.$C$4]/[.J164]; IF([.F164]=&quot;Short&quot;; [.K164]+[Overview.$C$4]/[.J164]; &quot;&quot;)); &quot;&quot;)">
            <text:p/>
          </table:table-cell>
          <table:table-cell table:style-name="ce157" table:formula="of:=IFERROR(ABS([.L164]-[.K164])*[.J164]; &quot;&quot;)">
            <text:p/>
          </table:table-cell>
          <table:table-cell table:style-name="ce289" table:formula="of:=IFERROR(IF([.F164]=&quot;Long&quot;; [.K164]+[Overview.$C$4]/[.J164]*[Overview.$C$6]; IF([.F164]=&quot;Short&quot;; [.K164]-[Overview.$C$4]/[.J164]*[Overview.$C$6]; &quot;&quot;)); &quot;&quot;)">
            <text:p/>
          </table:table-cell>
          <table:table-cell table:style-name="ce152"/>
          <table:table-cell table:number-columns-repeated="2"/>
          <table:table-cell table:formula="of:=IFERROR([.S164]/[.M164]; &quot;&quot;)">
            <text:p/>
          </table:table-cell>
          <table:table-cell table:formula="of:=IFERROR(IF(AND([.F164]=&quot;Long&quot;; [.O164]=[.J164]); [.J164]*([.P164]-[.K164]); IF(AND([.F164]=&quot;Short&quot;; [.O164]=[.J164]); [.J164]*([.K164]-[.P164]); &quot;&quot;)); &quot;&quot;)">
            <text:p/>
          </table:table-cell>
          <table:table-cell table:formula="of:=IF(ISNUMBER([.S164]); IF([.S164]&gt;0; &quot;Win&quot;; &quot;Loss&quot;);&quot;&quot;)">
            <text:p/>
          </table:table-cell>
          <table:table-cell table:formula="of:=IF([.Q164]=&quot;&quot;; &quot;&quot;; CONCATENATE(DATEDIF([.I164];[.Q164];&quot;d&quot;); IF(DATEDIF([.I164];[.Q164];&quot;d&quot;)&gt;1; &quot; Days&quot;; &quot; Day&quot;)))">
            <text:p/>
          </table:table-cell>
          <table:table-cell table:content-validation-name="val12"/>
          <table:table-cell table:number-columns-repeated="2"/>
          <table:table-cell table:style-name="ce196"/>
          <table:table-cell table:style-name="ce205" table:formula="of:=IFERROR(IF(ISBLANK([.Y164]); &quot;&quot;; IF([.$F164]=&quot;Long&quot;; ([.Y164]-[.$K164])*[.$J164]/[.$M164]; ([.$K164]-[.Y164])*[.$J164]/[.$M164])-[.$R164]); &quot;&quot;)">
            <text:p/>
          </table:table-cell>
          <table:table-cell table:style-name="Default"/>
          <table:table-cell table:style-name="ce205" table:formula="of:=IFERROR(IF(ISBLANK([.AA164]); &quot;&quot;; IF([.$F164]=&quot;Long&quot;; ([.AA164]-[.$K164])*[.$J164]/[.$M164]; ([.$K164]-[.AA164])*[.$J164]/[.$M164])-[.$R164]); &quot;&quot;)">
            <text:p/>
          </table:table-cell>
          <table:table-cell table:style-name="Default"/>
          <table:table-cell table:style-name="ce205" table:formula="of:=IFERROR(IF(ISBLANK([.AC164]); &quot;&quot;; IF([.$F164]=&quot;Long&quot;; ([.AC164]-[.$K164])*[.$J164]/[.$M164]; ([.$K164]-[.AC164])*[.$J164]/[.$M164])-[.$R164]); &quot;&quot;)">
            <text:p/>
          </table:table-cell>
          <table:table-cell/>
          <table:table-cell table:style-name="ce224" table:formula="of:=IF(ISBLANK([.Q164]); &quot;&quot;; DAY([.Q164]))">
            <text:p/>
          </table:table-cell>
          <table:table-cell table:style-name="ce224" table:formula="of:=IF(ISBLANK([.I164]); &quot;&quot;; WEEKDAY([.I164]; 2))">
            <text:p/>
          </table:table-cell>
          <table:table-cell table:style-name="ce224" table:formula="of:=IF(ISBLANK([.Q164]); &quot;&quot;; WEEKDAY([.Q164]; 2))">
            <text:p/>
          </table:table-cell>
          <table:table-cell table:style-name="ce224" table:formula="of:=IF(ISBLANK([.Q164]); &quot;&quot;; WEEKNUM([.Q164]))">
            <text:p/>
          </table:table-cell>
          <table:table-cell table:style-name="ce224" table:formula="of:=IF(ISBLANK([.I164]); &quot;&quot;; MONTH([.I164]))">
            <text:p/>
          </table:table-cell>
          <table:table-cell table:style-name="ce224" table:formula="of:=IF(ISBLANK([.Q164]); &quot;&quot;; MONTH([.Q164]))">
            <text:p/>
          </table:table-cell>
          <table:table-cell table:style-name="ce224" table:formula="of:=IF(OR(ISBLANK([.I164]); ISBLANK([.Q164])); &quot;&quot;; IFERROR(DATEDIF([.I164];[.Q164];&quot;d&quot;); &quot;&quot;))">
            <text:p/>
          </table:table-cell>
          <table:table-cell table:style-name="ce286" table:formula="of:=IF(ISBLANK([.P164]); &quot;&quot;; SUM([.$R$3:.R164]))">
            <text:p/>
          </table:table-cell>
          <table:table-cell table:style-name="ce286" table:formula="of:=IF(ISBLANK([.P164]); &quot;&quot;; SUM([.$S$3:.S164]))">
            <text:p/>
          </table:table-cell>
          <table:table-cell table:formula="of:=IF(ISBLANK([.K164]); &quot;&quot;; [.J164]*[.K164])">
            <text:p/>
          </table:table-cell>
          <table:table-cell table:formula="of:=IF(ISNUMBER([.AO164]); [.AO164]*0.0035; &quot;&quot;)">
            <text:p/>
          </table:table-cell>
          <table:table-cell table:style-name="ce224" table:formula="of:=IF(ISBLANK([.P164]); &quot;&quot; ; [.O164]*[.P164])">
            <text:p/>
          </table:table-cell>
          <table:table-cell table:formula="of:=IF(ISNUMBER([.AQ164]); [.AQ164]*0.0035; &quot;&quot;)">
            <text:p/>
          </table:table-cell>
          <table:table-cell table:number-columns-repeated="20"/>
        </table:table-row>
        <table:table-row table:style-name="ro2">
          <table:table-cell office:value-type="float" office:value="163" calcext:value-type="float">
            <text:p>16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5]=&quot;Long&quot;; [.K165]-[Overview.$C$4]/[.J165]; IF([.F165]=&quot;Short&quot;; [.K165]+[Overview.$C$4]/[.J165]; &quot;&quot;)); &quot;&quot;)">
            <text:p/>
          </table:table-cell>
          <table:table-cell table:style-name="ce157" table:formula="of:=IFERROR(ABS([.L165]-[.K165])*[.J165]; &quot;&quot;)">
            <text:p/>
          </table:table-cell>
          <table:table-cell table:style-name="ce289" table:formula="of:=IFERROR(IF([.F165]=&quot;Long&quot;; [.K165]+[Overview.$C$4]/[.J165]*[Overview.$C$6]; IF([.F165]=&quot;Short&quot;; [.K165]-[Overview.$C$4]/[.J165]*[Overview.$C$6]; &quot;&quot;)); &quot;&quot;)">
            <text:p/>
          </table:table-cell>
          <table:table-cell table:style-name="ce152"/>
          <table:table-cell table:number-columns-repeated="2"/>
          <table:table-cell table:formula="of:=IFERROR([.S165]/[.M165]; &quot;&quot;)">
            <text:p/>
          </table:table-cell>
          <table:table-cell table:formula="of:=IFERROR(IF(AND([.F165]=&quot;Long&quot;; [.O165]=[.J165]); [.J165]*([.P165]-[.K165]); IF(AND([.F165]=&quot;Short&quot;; [.O165]=[.J165]); [.J165]*([.K165]-[.P165]); &quot;&quot;)); &quot;&quot;)">
            <text:p/>
          </table:table-cell>
          <table:table-cell table:formula="of:=IF(ISNUMBER([.S165]); IF([.S165]&gt;0; &quot;Win&quot;; &quot;Loss&quot;);&quot;&quot;)">
            <text:p/>
          </table:table-cell>
          <table:table-cell table:formula="of:=IF([.Q165]=&quot;&quot;; &quot;&quot;; CONCATENATE(DATEDIF([.I165];[.Q165];&quot;d&quot;); IF(DATEDIF([.I165];[.Q165];&quot;d&quot;)&gt;1; &quot; Days&quot;; &quot; Day&quot;)))">
            <text:p/>
          </table:table-cell>
          <table:table-cell table:content-validation-name="val12"/>
          <table:table-cell table:number-columns-repeated="2"/>
          <table:table-cell table:style-name="ce196"/>
          <table:table-cell table:style-name="ce205" table:formula="of:=IFERROR(IF(ISBLANK([.Y165]); &quot;&quot;; IF([.$F165]=&quot;Long&quot;; ([.Y165]-[.$K165])*[.$J165]/[.$M165]; ([.$K165]-[.Y165])*[.$J165]/[.$M165])-[.$R165]); &quot;&quot;)">
            <text:p/>
          </table:table-cell>
          <table:table-cell table:style-name="Default"/>
          <table:table-cell table:style-name="ce205" table:formula="of:=IFERROR(IF(ISBLANK([.AA165]); &quot;&quot;; IF([.$F165]=&quot;Long&quot;; ([.AA165]-[.$K165])*[.$J165]/[.$M165]; ([.$K165]-[.AA165])*[.$J165]/[.$M165])-[.$R165]); &quot;&quot;)">
            <text:p/>
          </table:table-cell>
          <table:table-cell table:style-name="Default"/>
          <table:table-cell table:style-name="ce205" table:formula="of:=IFERROR(IF(ISBLANK([.AC165]); &quot;&quot;; IF([.$F165]=&quot;Long&quot;; ([.AC165]-[.$K165])*[.$J165]/[.$M165]; ([.$K165]-[.AC165])*[.$J165]/[.$M165])-[.$R165]); &quot;&quot;)">
            <text:p/>
          </table:table-cell>
          <table:table-cell/>
          <table:table-cell table:style-name="ce224" table:formula="of:=IF(ISBLANK([.Q165]); &quot;&quot;; DAY([.Q165]))">
            <text:p/>
          </table:table-cell>
          <table:table-cell table:style-name="ce224" table:formula="of:=IF(ISBLANK([.I165]); &quot;&quot;; WEEKDAY([.I165]; 2))">
            <text:p/>
          </table:table-cell>
          <table:table-cell table:style-name="ce224" table:formula="of:=IF(ISBLANK([.Q165]); &quot;&quot;; WEEKDAY([.Q165]; 2))">
            <text:p/>
          </table:table-cell>
          <table:table-cell table:style-name="ce224" table:formula="of:=IF(ISBLANK([.Q165]); &quot;&quot;; WEEKNUM([.Q165]))">
            <text:p/>
          </table:table-cell>
          <table:table-cell table:style-name="ce224" table:formula="of:=IF(ISBLANK([.I165]); &quot;&quot;; MONTH([.I165]))">
            <text:p/>
          </table:table-cell>
          <table:table-cell table:style-name="ce224" table:formula="of:=IF(ISBLANK([.Q165]); &quot;&quot;; MONTH([.Q165]))">
            <text:p/>
          </table:table-cell>
          <table:table-cell table:style-name="ce224" table:formula="of:=IF(OR(ISBLANK([.I165]); ISBLANK([.Q165])); &quot;&quot;; IFERROR(DATEDIF([.I165];[.Q165];&quot;d&quot;); &quot;&quot;))">
            <text:p/>
          </table:table-cell>
          <table:table-cell table:style-name="ce286" table:formula="of:=IF(ISBLANK([.P165]); &quot;&quot;; SUM([.$R$3:.R165]))">
            <text:p/>
          </table:table-cell>
          <table:table-cell table:style-name="ce286" table:formula="of:=IF(ISBLANK([.P165]); &quot;&quot;; SUM([.$S$3:.S165]))">
            <text:p/>
          </table:table-cell>
          <table:table-cell table:formula="of:=IF(ISBLANK([.K165]); &quot;&quot;; [.J165]*[.K165])">
            <text:p/>
          </table:table-cell>
          <table:table-cell table:formula="of:=IF(ISNUMBER([.AO165]); [.AO165]*0.0035; &quot;&quot;)">
            <text:p/>
          </table:table-cell>
          <table:table-cell table:style-name="ce224" table:formula="of:=IF(ISBLANK([.P165]); &quot;&quot; ; [.O165]*[.P165])">
            <text:p/>
          </table:table-cell>
          <table:table-cell table:formula="of:=IF(ISNUMBER([.AQ165]); [.AQ165]*0.0035; &quot;&quot;)">
            <text:p/>
          </table:table-cell>
          <table:table-cell table:number-columns-repeated="20"/>
        </table:table-row>
        <table:table-row table:style-name="ro2">
          <table:table-cell office:value-type="float" office:value="164" calcext:value-type="float">
            <text:p>16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6]=&quot;Long&quot;; [.K166]-[Overview.$C$4]/[.J166]; IF([.F166]=&quot;Short&quot;; [.K166]+[Overview.$C$4]/[.J166]; &quot;&quot;)); &quot;&quot;)">
            <text:p/>
          </table:table-cell>
          <table:table-cell table:style-name="ce157" table:formula="of:=IFERROR(ABS([.L166]-[.K166])*[.J166]; &quot;&quot;)">
            <text:p/>
          </table:table-cell>
          <table:table-cell table:style-name="ce289" table:formula="of:=IFERROR(IF([.F166]=&quot;Long&quot;; [.K166]+[Overview.$C$4]/[.J166]*[Overview.$C$6]; IF([.F166]=&quot;Short&quot;; [.K166]-[Overview.$C$4]/[.J166]*[Overview.$C$6]; &quot;&quot;)); &quot;&quot;)">
            <text:p/>
          </table:table-cell>
          <table:table-cell table:style-name="ce152"/>
          <table:table-cell table:number-columns-repeated="2"/>
          <table:table-cell table:formula="of:=IFERROR([.S166]/[.M166]; &quot;&quot;)">
            <text:p/>
          </table:table-cell>
          <table:table-cell table:formula="of:=IFERROR(IF(AND([.F166]=&quot;Long&quot;; [.O166]=[.J166]); [.J166]*([.P166]-[.K166]); IF(AND([.F166]=&quot;Short&quot;; [.O166]=[.J166]); [.J166]*([.K166]-[.P166]); &quot;&quot;)); &quot;&quot;)">
            <text:p/>
          </table:table-cell>
          <table:table-cell table:formula="of:=IF(ISNUMBER([.S166]); IF([.S166]&gt;0; &quot;Win&quot;; &quot;Loss&quot;);&quot;&quot;)">
            <text:p/>
          </table:table-cell>
          <table:table-cell table:formula="of:=IF([.Q166]=&quot;&quot;; &quot;&quot;; CONCATENATE(DATEDIF([.I166];[.Q166];&quot;d&quot;); IF(DATEDIF([.I166];[.Q166];&quot;d&quot;)&gt;1; &quot; Days&quot;; &quot; Day&quot;)))">
            <text:p/>
          </table:table-cell>
          <table:table-cell table:content-validation-name="val12"/>
          <table:table-cell table:number-columns-repeated="2"/>
          <table:table-cell table:style-name="ce196"/>
          <table:table-cell table:style-name="ce205" table:formula="of:=IFERROR(IF(ISBLANK([.Y166]); &quot;&quot;; IF([.$F166]=&quot;Long&quot;; ([.Y166]-[.$K166])*[.$J166]/[.$M166]; ([.$K166]-[.Y166])*[.$J166]/[.$M166])-[.$R166]); &quot;&quot;)">
            <text:p/>
          </table:table-cell>
          <table:table-cell table:style-name="Default"/>
          <table:table-cell table:style-name="ce205" table:formula="of:=IFERROR(IF(ISBLANK([.AA166]); &quot;&quot;; IF([.$F166]=&quot;Long&quot;; ([.AA166]-[.$K166])*[.$J166]/[.$M166]; ([.$K166]-[.AA166])*[.$J166]/[.$M166])-[.$R166]); &quot;&quot;)">
            <text:p/>
          </table:table-cell>
          <table:table-cell table:style-name="Default"/>
          <table:table-cell table:style-name="ce205" table:formula="of:=IFERROR(IF(ISBLANK([.AC166]); &quot;&quot;; IF([.$F166]=&quot;Long&quot;; ([.AC166]-[.$K166])*[.$J166]/[.$M166]; ([.$K166]-[.AC166])*[.$J166]/[.$M166])-[.$R166]); &quot;&quot;)">
            <text:p/>
          </table:table-cell>
          <table:table-cell/>
          <table:table-cell table:style-name="ce224" table:formula="of:=IF(ISBLANK([.Q166]); &quot;&quot;; DAY([.Q166]))">
            <text:p/>
          </table:table-cell>
          <table:table-cell table:style-name="ce224" table:formula="of:=IF(ISBLANK([.I166]); &quot;&quot;; WEEKDAY([.I166]; 2))">
            <text:p/>
          </table:table-cell>
          <table:table-cell table:style-name="ce224" table:formula="of:=IF(ISBLANK([.Q166]); &quot;&quot;; WEEKDAY([.Q166]; 2))">
            <text:p/>
          </table:table-cell>
          <table:table-cell table:style-name="ce224" table:formula="of:=IF(ISBLANK([.Q166]); &quot;&quot;; WEEKNUM([.Q166]))">
            <text:p/>
          </table:table-cell>
          <table:table-cell table:style-name="ce224" table:formula="of:=IF(ISBLANK([.I166]); &quot;&quot;; MONTH([.I166]))">
            <text:p/>
          </table:table-cell>
          <table:table-cell table:style-name="ce224" table:formula="of:=IF(ISBLANK([.Q166]); &quot;&quot;; MONTH([.Q166]))">
            <text:p/>
          </table:table-cell>
          <table:table-cell table:style-name="ce224" table:formula="of:=IF(OR(ISBLANK([.I166]); ISBLANK([.Q166])); &quot;&quot;; IFERROR(DATEDIF([.I166];[.Q166];&quot;d&quot;); &quot;&quot;))">
            <text:p/>
          </table:table-cell>
          <table:table-cell table:style-name="ce286" table:formula="of:=IF(ISBLANK([.P166]); &quot;&quot;; SUM([.$R$3:.R166]))">
            <text:p/>
          </table:table-cell>
          <table:table-cell table:style-name="ce286" table:formula="of:=IF(ISBLANK([.P166]); &quot;&quot;; SUM([.$S$3:.S166]))">
            <text:p/>
          </table:table-cell>
          <table:table-cell table:formula="of:=IF(ISBLANK([.K166]); &quot;&quot;; [.J166]*[.K166])">
            <text:p/>
          </table:table-cell>
          <table:table-cell table:formula="of:=IF(ISNUMBER([.AO166]); [.AO166]*0.0035; &quot;&quot;)">
            <text:p/>
          </table:table-cell>
          <table:table-cell table:style-name="ce224" table:formula="of:=IF(ISBLANK([.P166]); &quot;&quot; ; [.O166]*[.P166])">
            <text:p/>
          </table:table-cell>
          <table:table-cell table:formula="of:=IF(ISNUMBER([.AQ166]); [.AQ166]*0.0035; &quot;&quot;)">
            <text:p/>
          </table:table-cell>
          <table:table-cell table:number-columns-repeated="20"/>
        </table:table-row>
        <table:table-row table:style-name="ro2">
          <table:table-cell office:value-type="float" office:value="165" calcext:value-type="float">
            <text:p>16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7]=&quot;Long&quot;; [.K167]-[Overview.$C$4]/[.J167]; IF([.F167]=&quot;Short&quot;; [.K167]+[Overview.$C$4]/[.J167]; &quot;&quot;)); &quot;&quot;)">
            <text:p/>
          </table:table-cell>
          <table:table-cell table:style-name="ce157" table:formula="of:=IFERROR(ABS([.L167]-[.K167])*[.J167]; &quot;&quot;)">
            <text:p/>
          </table:table-cell>
          <table:table-cell table:style-name="ce289" table:formula="of:=IFERROR(IF([.F167]=&quot;Long&quot;; [.K167]+[Overview.$C$4]/[.J167]*[Overview.$C$6]; IF([.F167]=&quot;Short&quot;; [.K167]-[Overview.$C$4]/[.J167]*[Overview.$C$6]; &quot;&quot;)); &quot;&quot;)">
            <text:p/>
          </table:table-cell>
          <table:table-cell table:style-name="ce152"/>
          <table:table-cell table:number-columns-repeated="2"/>
          <table:table-cell table:formula="of:=IFERROR([.S167]/[.M167]; &quot;&quot;)">
            <text:p/>
          </table:table-cell>
          <table:table-cell table:formula="of:=IFERROR(IF(AND([.F167]=&quot;Long&quot;; [.O167]=[.J167]); [.J167]*([.P167]-[.K167]); IF(AND([.F167]=&quot;Short&quot;; [.O167]=[.J167]); [.J167]*([.K167]-[.P167]); &quot;&quot;)); &quot;&quot;)">
            <text:p/>
          </table:table-cell>
          <table:table-cell table:formula="of:=IF(ISNUMBER([.S167]); IF([.S167]&gt;0; &quot;Win&quot;; &quot;Loss&quot;);&quot;&quot;)">
            <text:p/>
          </table:table-cell>
          <table:table-cell table:formula="of:=IF([.Q167]=&quot;&quot;; &quot;&quot;; CONCATENATE(DATEDIF([.I167];[.Q167];&quot;d&quot;); IF(DATEDIF([.I167];[.Q167];&quot;d&quot;)&gt;1; &quot; Days&quot;; &quot; Day&quot;)))">
            <text:p/>
          </table:table-cell>
          <table:table-cell table:content-validation-name="val12"/>
          <table:table-cell table:number-columns-repeated="2"/>
          <table:table-cell table:style-name="ce196"/>
          <table:table-cell table:style-name="ce205" table:formula="of:=IFERROR(IF(ISBLANK([.Y167]); &quot;&quot;; IF([.$F167]=&quot;Long&quot;; ([.Y167]-[.$K167])*[.$J167]/[.$M167]; ([.$K167]-[.Y167])*[.$J167]/[.$M167])-[.$R167]); &quot;&quot;)">
            <text:p/>
          </table:table-cell>
          <table:table-cell table:style-name="Default"/>
          <table:table-cell table:style-name="ce205" table:formula="of:=IFERROR(IF(ISBLANK([.AA167]); &quot;&quot;; IF([.$F167]=&quot;Long&quot;; ([.AA167]-[.$K167])*[.$J167]/[.$M167]; ([.$K167]-[.AA167])*[.$J167]/[.$M167])-[.$R167]); &quot;&quot;)">
            <text:p/>
          </table:table-cell>
          <table:table-cell table:style-name="Default"/>
          <table:table-cell table:style-name="ce205" table:formula="of:=IFERROR(IF(ISBLANK([.AC167]); &quot;&quot;; IF([.$F167]=&quot;Long&quot;; ([.AC167]-[.$K167])*[.$J167]/[.$M167]; ([.$K167]-[.AC167])*[.$J167]/[.$M167])-[.$R167]); &quot;&quot;)">
            <text:p/>
          </table:table-cell>
          <table:table-cell/>
          <table:table-cell table:style-name="ce224" table:formula="of:=IF(ISBLANK([.Q167]); &quot;&quot;; DAY([.Q167]))">
            <text:p/>
          </table:table-cell>
          <table:table-cell table:style-name="ce224" table:formula="of:=IF(ISBLANK([.I167]); &quot;&quot;; WEEKDAY([.I167]; 2))">
            <text:p/>
          </table:table-cell>
          <table:table-cell table:style-name="ce224" table:formula="of:=IF(ISBLANK([.Q167]); &quot;&quot;; WEEKDAY([.Q167]; 2))">
            <text:p/>
          </table:table-cell>
          <table:table-cell table:style-name="ce224" table:formula="of:=IF(ISBLANK([.Q167]); &quot;&quot;; WEEKNUM([.Q167]))">
            <text:p/>
          </table:table-cell>
          <table:table-cell table:style-name="ce224" table:formula="of:=IF(ISBLANK([.I167]); &quot;&quot;; MONTH([.I167]))">
            <text:p/>
          </table:table-cell>
          <table:table-cell table:style-name="ce224" table:formula="of:=IF(ISBLANK([.Q167]); &quot;&quot;; MONTH([.Q167]))">
            <text:p/>
          </table:table-cell>
          <table:table-cell table:style-name="ce224" table:formula="of:=IF(OR(ISBLANK([.I167]); ISBLANK([.Q167])); &quot;&quot;; IFERROR(DATEDIF([.I167];[.Q167];&quot;d&quot;); &quot;&quot;))">
            <text:p/>
          </table:table-cell>
          <table:table-cell table:style-name="ce286" table:formula="of:=IF(ISBLANK([.P167]); &quot;&quot;; SUM([.$R$3:.R167]))">
            <text:p/>
          </table:table-cell>
          <table:table-cell table:style-name="ce286" table:formula="of:=IF(ISBLANK([.P167]); &quot;&quot;; SUM([.$S$3:.S167]))">
            <text:p/>
          </table:table-cell>
          <table:table-cell table:formula="of:=IF(ISBLANK([.K167]); &quot;&quot;; [.J167]*[.K167])">
            <text:p/>
          </table:table-cell>
          <table:table-cell table:formula="of:=IF(ISNUMBER([.AO167]); [.AO167]*0.0035; &quot;&quot;)">
            <text:p/>
          </table:table-cell>
          <table:table-cell table:style-name="ce224" table:formula="of:=IF(ISBLANK([.P167]); &quot;&quot; ; [.O167]*[.P167])">
            <text:p/>
          </table:table-cell>
          <table:table-cell table:formula="of:=IF(ISNUMBER([.AQ167]); [.AQ167]*0.0035; &quot;&quot;)">
            <text:p/>
          </table:table-cell>
          <table:table-cell table:number-columns-repeated="20"/>
        </table:table-row>
        <table:table-row table:style-name="ro2">
          <table:table-cell office:value-type="float" office:value="166" calcext:value-type="float">
            <text:p>16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8]=&quot;Long&quot;; [.K168]-[Overview.$C$4]/[.J168]; IF([.F168]=&quot;Short&quot;; [.K168]+[Overview.$C$4]/[.J168]; &quot;&quot;)); &quot;&quot;)">
            <text:p/>
          </table:table-cell>
          <table:table-cell table:style-name="ce157" table:formula="of:=IFERROR(ABS([.L168]-[.K168])*[.J168]; &quot;&quot;)">
            <text:p/>
          </table:table-cell>
          <table:table-cell table:style-name="ce289" table:formula="of:=IFERROR(IF([.F168]=&quot;Long&quot;; [.K168]+[Overview.$C$4]/[.J168]*[Overview.$C$6]; IF([.F168]=&quot;Short&quot;; [.K168]-[Overview.$C$4]/[.J168]*[Overview.$C$6]; &quot;&quot;)); &quot;&quot;)">
            <text:p/>
          </table:table-cell>
          <table:table-cell table:style-name="ce152"/>
          <table:table-cell table:number-columns-repeated="2"/>
          <table:table-cell table:formula="of:=IFERROR([.S168]/[.M168]; &quot;&quot;)">
            <text:p/>
          </table:table-cell>
          <table:table-cell table:formula="of:=IFERROR(IF(AND([.F168]=&quot;Long&quot;; [.O168]=[.J168]); [.J168]*([.P168]-[.K168]); IF(AND([.F168]=&quot;Short&quot;; [.O168]=[.J168]); [.J168]*([.K168]-[.P168]); &quot;&quot;)); &quot;&quot;)">
            <text:p/>
          </table:table-cell>
          <table:table-cell table:formula="of:=IF(ISNUMBER([.S168]); IF([.S168]&gt;0; &quot;Win&quot;; &quot;Loss&quot;);&quot;&quot;)">
            <text:p/>
          </table:table-cell>
          <table:table-cell table:formula="of:=IF([.Q168]=&quot;&quot;; &quot;&quot;; CONCATENATE(DATEDIF([.I168];[.Q168];&quot;d&quot;); IF(DATEDIF([.I168];[.Q168];&quot;d&quot;)&gt;1; &quot; Days&quot;; &quot; Day&quot;)))">
            <text:p/>
          </table:table-cell>
          <table:table-cell table:content-validation-name="val12"/>
          <table:table-cell table:number-columns-repeated="2"/>
          <table:table-cell table:style-name="ce196"/>
          <table:table-cell table:style-name="ce205" table:formula="of:=IFERROR(IF(ISBLANK([.Y168]); &quot;&quot;; IF([.$F168]=&quot;Long&quot;; ([.Y168]-[.$K168])*[.$J168]/[.$M168]; ([.$K168]-[.Y168])*[.$J168]/[.$M168])-[.$R168]); &quot;&quot;)">
            <text:p/>
          </table:table-cell>
          <table:table-cell table:style-name="Default"/>
          <table:table-cell table:style-name="ce205" table:formula="of:=IFERROR(IF(ISBLANK([.AA168]); &quot;&quot;; IF([.$F168]=&quot;Long&quot;; ([.AA168]-[.$K168])*[.$J168]/[.$M168]; ([.$K168]-[.AA168])*[.$J168]/[.$M168])-[.$R168]); &quot;&quot;)">
            <text:p/>
          </table:table-cell>
          <table:table-cell table:style-name="Default"/>
          <table:table-cell table:style-name="ce205" table:formula="of:=IFERROR(IF(ISBLANK([.AC168]); &quot;&quot;; IF([.$F168]=&quot;Long&quot;; ([.AC168]-[.$K168])*[.$J168]/[.$M168]; ([.$K168]-[.AC168])*[.$J168]/[.$M168])-[.$R168]); &quot;&quot;)">
            <text:p/>
          </table:table-cell>
          <table:table-cell/>
          <table:table-cell table:style-name="ce224" table:formula="of:=IF(ISBLANK([.Q168]); &quot;&quot;; DAY([.Q168]))">
            <text:p/>
          </table:table-cell>
          <table:table-cell table:style-name="ce224" table:formula="of:=IF(ISBLANK([.I168]); &quot;&quot;; WEEKDAY([.I168]; 2))">
            <text:p/>
          </table:table-cell>
          <table:table-cell table:style-name="ce224" table:formula="of:=IF(ISBLANK([.Q168]); &quot;&quot;; WEEKDAY([.Q168]; 2))">
            <text:p/>
          </table:table-cell>
          <table:table-cell table:style-name="ce224" table:formula="of:=IF(ISBLANK([.Q168]); &quot;&quot;; WEEKNUM([.Q168]))">
            <text:p/>
          </table:table-cell>
          <table:table-cell table:style-name="ce224" table:formula="of:=IF(ISBLANK([.I168]); &quot;&quot;; MONTH([.I168]))">
            <text:p/>
          </table:table-cell>
          <table:table-cell table:style-name="ce224" table:formula="of:=IF(ISBLANK([.Q168]); &quot;&quot;; MONTH([.Q168]))">
            <text:p/>
          </table:table-cell>
          <table:table-cell table:style-name="ce224" table:formula="of:=IF(OR(ISBLANK([.I168]); ISBLANK([.Q168])); &quot;&quot;; IFERROR(DATEDIF([.I168];[.Q168];&quot;d&quot;); &quot;&quot;))">
            <text:p/>
          </table:table-cell>
          <table:table-cell table:style-name="ce286" table:formula="of:=IF(ISBLANK([.P168]); &quot;&quot;; SUM([.$R$3:.R168]))">
            <text:p/>
          </table:table-cell>
          <table:table-cell table:style-name="ce286" table:formula="of:=IF(ISBLANK([.P168]); &quot;&quot;; SUM([.$S$3:.S168]))">
            <text:p/>
          </table:table-cell>
          <table:table-cell table:formula="of:=IF(ISBLANK([.K168]); &quot;&quot;; [.J168]*[.K168])">
            <text:p/>
          </table:table-cell>
          <table:table-cell table:formula="of:=IF(ISNUMBER([.AO168]); [.AO168]*0.0035; &quot;&quot;)">
            <text:p/>
          </table:table-cell>
          <table:table-cell table:style-name="ce224" table:formula="of:=IF(ISBLANK([.P168]); &quot;&quot; ; [.O168]*[.P168])">
            <text:p/>
          </table:table-cell>
          <table:table-cell table:formula="of:=IF(ISNUMBER([.AQ168]); [.AQ168]*0.0035; &quot;&quot;)">
            <text:p/>
          </table:table-cell>
          <table:table-cell table:number-columns-repeated="20"/>
        </table:table-row>
        <table:table-row table:style-name="ro2">
          <table:table-cell office:value-type="float" office:value="167" calcext:value-type="float">
            <text:p>16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69]=&quot;Long&quot;; [.K169]-[Overview.$C$4]/[.J169]; IF([.F169]=&quot;Short&quot;; [.K169]+[Overview.$C$4]/[.J169]; &quot;&quot;)); &quot;&quot;)">
            <text:p/>
          </table:table-cell>
          <table:table-cell table:style-name="ce157" table:formula="of:=IFERROR(ABS([.L169]-[.K169])*[.J169]; &quot;&quot;)">
            <text:p/>
          </table:table-cell>
          <table:table-cell table:style-name="ce289" table:formula="of:=IFERROR(IF([.F169]=&quot;Long&quot;; [.K169]+[Overview.$C$4]/[.J169]*[Overview.$C$6]; IF([.F169]=&quot;Short&quot;; [.K169]-[Overview.$C$4]/[.J169]*[Overview.$C$6]; &quot;&quot;)); &quot;&quot;)">
            <text:p/>
          </table:table-cell>
          <table:table-cell table:style-name="ce152"/>
          <table:table-cell table:number-columns-repeated="2"/>
          <table:table-cell table:formula="of:=IFERROR([.S169]/[.M169]; &quot;&quot;)">
            <text:p/>
          </table:table-cell>
          <table:table-cell table:formula="of:=IFERROR(IF(AND([.F169]=&quot;Long&quot;; [.O169]=[.J169]); [.J169]*([.P169]-[.K169]); IF(AND([.F169]=&quot;Short&quot;; [.O169]=[.J169]); [.J169]*([.K169]-[.P169]); &quot;&quot;)); &quot;&quot;)">
            <text:p/>
          </table:table-cell>
          <table:table-cell table:formula="of:=IF(ISNUMBER([.S169]); IF([.S169]&gt;0; &quot;Win&quot;; &quot;Loss&quot;);&quot;&quot;)">
            <text:p/>
          </table:table-cell>
          <table:table-cell table:formula="of:=IF([.Q169]=&quot;&quot;; &quot;&quot;; CONCATENATE(DATEDIF([.I169];[.Q169];&quot;d&quot;); IF(DATEDIF([.I169];[.Q169];&quot;d&quot;)&gt;1; &quot; Days&quot;; &quot; Day&quot;)))">
            <text:p/>
          </table:table-cell>
          <table:table-cell table:content-validation-name="val12"/>
          <table:table-cell table:number-columns-repeated="2"/>
          <table:table-cell table:style-name="ce196"/>
          <table:table-cell table:style-name="ce205" table:formula="of:=IFERROR(IF(ISBLANK([.Y169]); &quot;&quot;; IF([.$F169]=&quot;Long&quot;; ([.Y169]-[.$K169])*[.$J169]/[.$M169]; ([.$K169]-[.Y169])*[.$J169]/[.$M169])-[.$R169]); &quot;&quot;)">
            <text:p/>
          </table:table-cell>
          <table:table-cell table:style-name="Default"/>
          <table:table-cell table:style-name="ce205" table:formula="of:=IFERROR(IF(ISBLANK([.AA169]); &quot;&quot;; IF([.$F169]=&quot;Long&quot;; ([.AA169]-[.$K169])*[.$J169]/[.$M169]; ([.$K169]-[.AA169])*[.$J169]/[.$M169])-[.$R169]); &quot;&quot;)">
            <text:p/>
          </table:table-cell>
          <table:table-cell table:style-name="Default"/>
          <table:table-cell table:style-name="ce205" table:formula="of:=IFERROR(IF(ISBLANK([.AC169]); &quot;&quot;; IF([.$F169]=&quot;Long&quot;; ([.AC169]-[.$K169])*[.$J169]/[.$M169]; ([.$K169]-[.AC169])*[.$J169]/[.$M169])-[.$R169]); &quot;&quot;)">
            <text:p/>
          </table:table-cell>
          <table:table-cell/>
          <table:table-cell table:style-name="ce224" table:formula="of:=IF(ISBLANK([.Q169]); &quot;&quot;; DAY([.Q169]))">
            <text:p/>
          </table:table-cell>
          <table:table-cell table:style-name="ce224" table:formula="of:=IF(ISBLANK([.I169]); &quot;&quot;; WEEKDAY([.I169]; 2))">
            <text:p/>
          </table:table-cell>
          <table:table-cell table:style-name="ce224" table:formula="of:=IF(ISBLANK([.Q169]); &quot;&quot;; WEEKDAY([.Q169]; 2))">
            <text:p/>
          </table:table-cell>
          <table:table-cell table:style-name="ce224" table:formula="of:=IF(ISBLANK([.Q169]); &quot;&quot;; WEEKNUM([.Q169]))">
            <text:p/>
          </table:table-cell>
          <table:table-cell table:style-name="ce224" table:formula="of:=IF(ISBLANK([.I169]); &quot;&quot;; MONTH([.I169]))">
            <text:p/>
          </table:table-cell>
          <table:table-cell table:style-name="ce224" table:formula="of:=IF(ISBLANK([.Q169]); &quot;&quot;; MONTH([.Q169]))">
            <text:p/>
          </table:table-cell>
          <table:table-cell table:style-name="ce224" table:formula="of:=IF(OR(ISBLANK([.I169]); ISBLANK([.Q169])); &quot;&quot;; IFERROR(DATEDIF([.I169];[.Q169];&quot;d&quot;); &quot;&quot;))">
            <text:p/>
          </table:table-cell>
          <table:table-cell table:style-name="ce286" table:formula="of:=IF(ISBLANK([.P169]); &quot;&quot;; SUM([.$R$3:.R169]))">
            <text:p/>
          </table:table-cell>
          <table:table-cell table:style-name="ce286" table:formula="of:=IF(ISBLANK([.P169]); &quot;&quot;; SUM([.$S$3:.S169]))">
            <text:p/>
          </table:table-cell>
          <table:table-cell table:formula="of:=IF(ISBLANK([.K169]); &quot;&quot;; [.J169]*[.K169])">
            <text:p/>
          </table:table-cell>
          <table:table-cell table:formula="of:=IF(ISNUMBER([.AO169]); [.AO169]*0.0035; &quot;&quot;)">
            <text:p/>
          </table:table-cell>
          <table:table-cell table:style-name="ce224" table:formula="of:=IF(ISBLANK([.P169]); &quot;&quot; ; [.O169]*[.P169])">
            <text:p/>
          </table:table-cell>
          <table:table-cell table:formula="of:=IF(ISNUMBER([.AQ169]); [.AQ169]*0.0035; &quot;&quot;)">
            <text:p/>
          </table:table-cell>
          <table:table-cell table:number-columns-repeated="20"/>
        </table:table-row>
        <table:table-row table:style-name="ro2">
          <table:table-cell office:value-type="float" office:value="168" calcext:value-type="float">
            <text:p>16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0]=&quot;Long&quot;; [.K170]-[Overview.$C$4]/[.J170]; IF([.F170]=&quot;Short&quot;; [.K170]+[Overview.$C$4]/[.J170]; &quot;&quot;)); &quot;&quot;)">
            <text:p/>
          </table:table-cell>
          <table:table-cell table:style-name="ce157" table:formula="of:=IFERROR(ABS([.L170]-[.K170])*[.J170]; &quot;&quot;)">
            <text:p/>
          </table:table-cell>
          <table:table-cell table:style-name="ce289" table:formula="of:=IFERROR(IF([.F170]=&quot;Long&quot;; [.K170]+[Overview.$C$4]/[.J170]*[Overview.$C$6]; IF([.F170]=&quot;Short&quot;; [.K170]-[Overview.$C$4]/[.J170]*[Overview.$C$6]; &quot;&quot;)); &quot;&quot;)">
            <text:p/>
          </table:table-cell>
          <table:table-cell table:style-name="ce152"/>
          <table:table-cell table:number-columns-repeated="2"/>
          <table:table-cell table:formula="of:=IFERROR([.S170]/[.M170]; &quot;&quot;)">
            <text:p/>
          </table:table-cell>
          <table:table-cell table:formula="of:=IFERROR(IF(AND([.F170]=&quot;Long&quot;; [.O170]=[.J170]); [.J170]*([.P170]-[.K170]); IF(AND([.F170]=&quot;Short&quot;; [.O170]=[.J170]); [.J170]*([.K170]-[.P170]); &quot;&quot;)); &quot;&quot;)">
            <text:p/>
          </table:table-cell>
          <table:table-cell table:formula="of:=IF(ISNUMBER([.S170]); IF([.S170]&gt;0; &quot;Win&quot;; &quot;Loss&quot;);&quot;&quot;)">
            <text:p/>
          </table:table-cell>
          <table:table-cell table:formula="of:=IF([.Q170]=&quot;&quot;; &quot;&quot;; CONCATENATE(DATEDIF([.I170];[.Q170];&quot;d&quot;); IF(DATEDIF([.I170];[.Q170];&quot;d&quot;)&gt;1; &quot; Days&quot;; &quot; Day&quot;)))">
            <text:p/>
          </table:table-cell>
          <table:table-cell table:content-validation-name="val12"/>
          <table:table-cell table:number-columns-repeated="2"/>
          <table:table-cell table:style-name="ce196"/>
          <table:table-cell table:style-name="ce205" table:formula="of:=IFERROR(IF(ISBLANK([.Y170]); &quot;&quot;; IF([.$F170]=&quot;Long&quot;; ([.Y170]-[.$K170])*[.$J170]/[.$M170]; ([.$K170]-[.Y170])*[.$J170]/[.$M170])-[.$R170]); &quot;&quot;)">
            <text:p/>
          </table:table-cell>
          <table:table-cell table:style-name="Default"/>
          <table:table-cell table:style-name="ce205" table:formula="of:=IFERROR(IF(ISBLANK([.AA170]); &quot;&quot;; IF([.$F170]=&quot;Long&quot;; ([.AA170]-[.$K170])*[.$J170]/[.$M170]; ([.$K170]-[.AA170])*[.$J170]/[.$M170])-[.$R170]); &quot;&quot;)">
            <text:p/>
          </table:table-cell>
          <table:table-cell table:style-name="Default"/>
          <table:table-cell table:style-name="ce205" table:formula="of:=IFERROR(IF(ISBLANK([.AC170]); &quot;&quot;; IF([.$F170]=&quot;Long&quot;; ([.AC170]-[.$K170])*[.$J170]/[.$M170]; ([.$K170]-[.AC170])*[.$J170]/[.$M170])-[.$R170]); &quot;&quot;)">
            <text:p/>
          </table:table-cell>
          <table:table-cell/>
          <table:table-cell table:style-name="ce224" table:formula="of:=IF(ISBLANK([.Q170]); &quot;&quot;; DAY([.Q170]))">
            <text:p/>
          </table:table-cell>
          <table:table-cell table:style-name="ce224" table:formula="of:=IF(ISBLANK([.I170]); &quot;&quot;; WEEKDAY([.I170]; 2))">
            <text:p/>
          </table:table-cell>
          <table:table-cell table:style-name="ce224" table:formula="of:=IF(ISBLANK([.Q170]); &quot;&quot;; WEEKDAY([.Q170]; 2))">
            <text:p/>
          </table:table-cell>
          <table:table-cell table:style-name="ce224" table:formula="of:=IF(ISBLANK([.Q170]); &quot;&quot;; WEEKNUM([.Q170]))">
            <text:p/>
          </table:table-cell>
          <table:table-cell table:style-name="ce224" table:formula="of:=IF(ISBLANK([.I170]); &quot;&quot;; MONTH([.I170]))">
            <text:p/>
          </table:table-cell>
          <table:table-cell table:style-name="ce224" table:formula="of:=IF(ISBLANK([.Q170]); &quot;&quot;; MONTH([.Q170]))">
            <text:p/>
          </table:table-cell>
          <table:table-cell table:style-name="ce224" table:formula="of:=IF(OR(ISBLANK([.I170]); ISBLANK([.Q170])); &quot;&quot;; IFERROR(DATEDIF([.I170];[.Q170];&quot;d&quot;); &quot;&quot;))">
            <text:p/>
          </table:table-cell>
          <table:table-cell table:style-name="ce286" table:formula="of:=IF(ISBLANK([.P170]); &quot;&quot;; SUM([.$R$3:.R170]))">
            <text:p/>
          </table:table-cell>
          <table:table-cell table:style-name="ce286" table:formula="of:=IF(ISBLANK([.P170]); &quot;&quot;; SUM([.$S$3:.S170]))">
            <text:p/>
          </table:table-cell>
          <table:table-cell table:formula="of:=IF(ISBLANK([.K170]); &quot;&quot;; [.J170]*[.K170])">
            <text:p/>
          </table:table-cell>
          <table:table-cell table:formula="of:=IF(ISNUMBER([.AO170]); [.AO170]*0.0035; &quot;&quot;)">
            <text:p/>
          </table:table-cell>
          <table:table-cell table:style-name="ce224" table:formula="of:=IF(ISBLANK([.P170]); &quot;&quot; ; [.O170]*[.P170])">
            <text:p/>
          </table:table-cell>
          <table:table-cell table:formula="of:=IF(ISNUMBER([.AQ170]); [.AQ170]*0.0035; &quot;&quot;)">
            <text:p/>
          </table:table-cell>
          <table:table-cell table:number-columns-repeated="20"/>
        </table:table-row>
        <table:table-row table:style-name="ro2">
          <table:table-cell office:value-type="float" office:value="169" calcext:value-type="float">
            <text:p>16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1]=&quot;Long&quot;; [.K171]-[Overview.$C$4]/[.J171]; IF([.F171]=&quot;Short&quot;; [.K171]+[Overview.$C$4]/[.J171]; &quot;&quot;)); &quot;&quot;)">
            <text:p/>
          </table:table-cell>
          <table:table-cell table:style-name="ce157" table:formula="of:=IFERROR(ABS([.L171]-[.K171])*[.J171]; &quot;&quot;)">
            <text:p/>
          </table:table-cell>
          <table:table-cell table:style-name="ce289" table:formula="of:=IFERROR(IF([.F171]=&quot;Long&quot;; [.K171]+[Overview.$C$4]/[.J171]*[Overview.$C$6]; IF([.F171]=&quot;Short&quot;; [.K171]-[Overview.$C$4]/[.J171]*[Overview.$C$6]; &quot;&quot;)); &quot;&quot;)">
            <text:p/>
          </table:table-cell>
          <table:table-cell table:style-name="ce152"/>
          <table:table-cell table:number-columns-repeated="2"/>
          <table:table-cell table:formula="of:=IFERROR([.S171]/[.M171]; &quot;&quot;)">
            <text:p/>
          </table:table-cell>
          <table:table-cell table:formula="of:=IFERROR(IF(AND([.F171]=&quot;Long&quot;; [.O171]=[.J171]); [.J171]*([.P171]-[.K171]); IF(AND([.F171]=&quot;Short&quot;; [.O171]=[.J171]); [.J171]*([.K171]-[.P171]); &quot;&quot;)); &quot;&quot;)">
            <text:p/>
          </table:table-cell>
          <table:table-cell table:formula="of:=IF(ISNUMBER([.S171]); IF([.S171]&gt;0; &quot;Win&quot;; &quot;Loss&quot;);&quot;&quot;)">
            <text:p/>
          </table:table-cell>
          <table:table-cell table:formula="of:=IF([.Q171]=&quot;&quot;; &quot;&quot;; CONCATENATE(DATEDIF([.I171];[.Q171];&quot;d&quot;); IF(DATEDIF([.I171];[.Q171];&quot;d&quot;)&gt;1; &quot; Days&quot;; &quot; Day&quot;)))">
            <text:p/>
          </table:table-cell>
          <table:table-cell table:content-validation-name="val12"/>
          <table:table-cell table:number-columns-repeated="2"/>
          <table:table-cell table:style-name="ce196"/>
          <table:table-cell table:style-name="ce205" table:formula="of:=IFERROR(IF(ISBLANK([.Y171]); &quot;&quot;; IF([.$F171]=&quot;Long&quot;; ([.Y171]-[.$K171])*[.$J171]/[.$M171]; ([.$K171]-[.Y171])*[.$J171]/[.$M171])-[.$R171]); &quot;&quot;)">
            <text:p/>
          </table:table-cell>
          <table:table-cell table:style-name="Default"/>
          <table:table-cell table:style-name="ce205" table:formula="of:=IFERROR(IF(ISBLANK([.AA171]); &quot;&quot;; IF([.$F171]=&quot;Long&quot;; ([.AA171]-[.$K171])*[.$J171]/[.$M171]; ([.$K171]-[.AA171])*[.$J171]/[.$M171])-[.$R171]); &quot;&quot;)">
            <text:p/>
          </table:table-cell>
          <table:table-cell table:style-name="Default"/>
          <table:table-cell table:style-name="ce205" table:formula="of:=IFERROR(IF(ISBLANK([.AC171]); &quot;&quot;; IF([.$F171]=&quot;Long&quot;; ([.AC171]-[.$K171])*[.$J171]/[.$M171]; ([.$K171]-[.AC171])*[.$J171]/[.$M171])-[.$R171]); &quot;&quot;)">
            <text:p/>
          </table:table-cell>
          <table:table-cell/>
          <table:table-cell table:formula="of:=IF(ISBLANK([.Q171]); &quot;&quot;; DAY([.Q171]))">
            <text:p/>
          </table:table-cell>
          <table:table-cell table:style-name="ce224" table:formula="of:=IF(ISBLANK([.I171]); &quot;&quot;; WEEKDAY([.I171]; 2))">
            <text:p/>
          </table:table-cell>
          <table:table-cell table:formula="of:=IF(ISBLANK([.Q171]); &quot;&quot;; WEEKDAY([.Q171]; 2))">
            <text:p/>
          </table:table-cell>
          <table:table-cell table:formula="of:=IF(ISBLANK([.Q171]); &quot;&quot;; WEEKNUM([.Q171]))">
            <text:p/>
          </table:table-cell>
          <table:table-cell table:style-name="ce224" table:formula="of:=IF(ISBLANK([.I171]); &quot;&quot;; MONTH([.I171]))">
            <text:p/>
          </table:table-cell>
          <table:table-cell table:formula="of:=IF(ISBLANK([.Q171]); &quot;&quot;; MONTH([.Q171]))">
            <text:p/>
          </table:table-cell>
          <table:table-cell table:formula="of:=IF(OR(ISBLANK([.I171]); ISBLANK([.Q171])); &quot;&quot;; IFERROR(DATEDIF([.I171];[.Q171];&quot;d&quot;); &quot;&quot;))">
            <text:p/>
          </table:table-cell>
          <table:table-cell table:style-name="ce286" table:formula="of:=IF(ISBLANK([.P171]); &quot;&quot;; SUM([.$R$3:.R171]))">
            <text:p/>
          </table:table-cell>
          <table:table-cell table:style-name="ce286" table:formula="of:=IF(ISBLANK([.P171]); &quot;&quot;; SUM([.$S$3:.S171]))">
            <text:p/>
          </table:table-cell>
          <table:table-cell table:formula="of:=IF(ISBLANK([.K171]); &quot;&quot;; [.J171]*[.K171])">
            <text:p/>
          </table:table-cell>
          <table:table-cell table:formula="of:=IF(ISNUMBER([.AO171]); [.AO171]*0.0035; &quot;&quot;)">
            <text:p/>
          </table:table-cell>
          <table:table-cell table:style-name="ce224" table:formula="of:=IF(ISBLANK([.P171]); &quot;&quot; ; [.O171]*[.P171])">
            <text:p/>
          </table:table-cell>
          <table:table-cell table:formula="of:=IF(ISNUMBER([.AQ171]); [.AQ171]*0.0035; &quot;&quot;)">
            <text:p/>
          </table:table-cell>
          <table:table-cell table:number-columns-repeated="20"/>
        </table:table-row>
        <table:table-row table:style-name="ro2">
          <table:table-cell office:value-type="float" office:value="170" calcext:value-type="float">
            <text:p>17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2]=&quot;Long&quot;; [.K172]-[Overview.$C$4]/[.J172]; IF([.F172]=&quot;Short&quot;; [.K172]+[Overview.$C$4]/[.J172]; &quot;&quot;)); &quot;&quot;)">
            <text:p/>
          </table:table-cell>
          <table:table-cell table:style-name="ce157" table:formula="of:=IFERROR(ABS([.L172]-[.K172])*[.J172]; &quot;&quot;)">
            <text:p/>
          </table:table-cell>
          <table:table-cell table:style-name="ce289" table:formula="of:=IFERROR(IF([.F172]=&quot;Long&quot;; [.K172]+[Overview.$C$4]/[.J172]*[Overview.$C$6]; IF([.F172]=&quot;Short&quot;; [.K172]-[Overview.$C$4]/[.J172]*[Overview.$C$6]; &quot;&quot;)); &quot;&quot;)">
            <text:p/>
          </table:table-cell>
          <table:table-cell table:style-name="ce152"/>
          <table:table-cell table:number-columns-repeated="2"/>
          <table:table-cell table:formula="of:=IFERROR([.S172]/[.M172]; &quot;&quot;)">
            <text:p/>
          </table:table-cell>
          <table:table-cell table:formula="of:=IFERROR(IF(AND([.F172]=&quot;Long&quot;; [.O172]=[.J172]); [.J172]*([.P172]-[.K172]); IF(AND([.F172]=&quot;Short&quot;; [.O172]=[.J172]); [.J172]*([.K172]-[.P172]); &quot;&quot;)); &quot;&quot;)">
            <text:p/>
          </table:table-cell>
          <table:table-cell table:formula="of:=IF(ISNUMBER([.S172]); IF([.S172]&gt;0; &quot;Win&quot;; &quot;Loss&quot;);&quot;&quot;)">
            <text:p/>
          </table:table-cell>
          <table:table-cell table:formula="of:=IF([.Q172]=&quot;&quot;; &quot;&quot;; CONCATENATE(DATEDIF([.I172];[.Q172];&quot;d&quot;); IF(DATEDIF([.I172];[.Q172];&quot;d&quot;)&gt;1; &quot; Days&quot;; &quot; Day&quot;)))">
            <text:p/>
          </table:table-cell>
          <table:table-cell table:content-validation-name="val12"/>
          <table:table-cell table:number-columns-repeated="2"/>
          <table:table-cell table:style-name="ce196"/>
          <table:table-cell table:style-name="ce205" table:formula="of:=IFERROR(IF(ISBLANK([.Y172]); &quot;&quot;; IF([.$F172]=&quot;Long&quot;; ([.Y172]-[.$K172])*[.$J172]/[.$M172]; ([.$K172]-[.Y172])*[.$J172]/[.$M172])-[.$R172]); &quot;&quot;)">
            <text:p/>
          </table:table-cell>
          <table:table-cell table:style-name="Default"/>
          <table:table-cell table:style-name="ce205" table:formula="of:=IFERROR(IF(ISBLANK([.AA172]); &quot;&quot;; IF([.$F172]=&quot;Long&quot;; ([.AA172]-[.$K172])*[.$J172]/[.$M172]; ([.$K172]-[.AA172])*[.$J172]/[.$M172])-[.$R172]); &quot;&quot;)">
            <text:p/>
          </table:table-cell>
          <table:table-cell table:style-name="Default"/>
          <table:table-cell table:style-name="ce205" table:formula="of:=IFERROR(IF(ISBLANK([.AC172]); &quot;&quot;; IF([.$F172]=&quot;Long&quot;; ([.AC172]-[.$K172])*[.$J172]/[.$M172]; ([.$K172]-[.AC172])*[.$J172]/[.$M172])-[.$R172]); &quot;&quot;)">
            <text:p/>
          </table:table-cell>
          <table:table-cell/>
          <table:table-cell table:style-name="ce224" table:formula="of:=IF(ISBLANK([.Q172]); &quot;&quot;; DAY([.Q172]))">
            <text:p/>
          </table:table-cell>
          <table:table-cell table:style-name="ce224" table:formula="of:=IF(ISBLANK([.I172]); &quot;&quot;; WEEKDAY([.I172]; 2))">
            <text:p/>
          </table:table-cell>
          <table:table-cell table:style-name="ce224" table:formula="of:=IF(ISBLANK([.Q172]); &quot;&quot;; WEEKDAY([.Q172]; 2))">
            <text:p/>
          </table:table-cell>
          <table:table-cell table:style-name="ce224" table:formula="of:=IF(ISBLANK([.Q172]); &quot;&quot;; WEEKNUM([.Q172]))">
            <text:p/>
          </table:table-cell>
          <table:table-cell table:style-name="ce224" table:formula="of:=IF(ISBLANK([.I172]); &quot;&quot;; MONTH([.I172]))">
            <text:p/>
          </table:table-cell>
          <table:table-cell table:style-name="ce224" table:formula="of:=IF(ISBLANK([.Q172]); &quot;&quot;; MONTH([.Q172]))">
            <text:p/>
          </table:table-cell>
          <table:table-cell table:style-name="ce224" table:formula="of:=IF(OR(ISBLANK([.I172]); ISBLANK([.Q172])); &quot;&quot;; IFERROR(DATEDIF([.I172];[.Q172];&quot;d&quot;); &quot;&quot;))">
            <text:p/>
          </table:table-cell>
          <table:table-cell table:style-name="ce286" table:formula="of:=IF(ISBLANK([.P172]); &quot;&quot;; SUM([.$R$3:.R172]))">
            <text:p/>
          </table:table-cell>
          <table:table-cell table:style-name="ce286" table:formula="of:=IF(ISBLANK([.P172]); &quot;&quot;; SUM([.$S$3:.S172]))">
            <text:p/>
          </table:table-cell>
          <table:table-cell table:formula="of:=IF(ISBLANK([.K172]); &quot;&quot;; [.J172]*[.K172])">
            <text:p/>
          </table:table-cell>
          <table:table-cell table:formula="of:=IF(ISNUMBER([.AO172]); [.AO172]*0.0035; &quot;&quot;)">
            <text:p/>
          </table:table-cell>
          <table:table-cell table:style-name="ce224" table:formula="of:=IF(ISBLANK([.P172]); &quot;&quot; ; [.O172]*[.P172])">
            <text:p/>
          </table:table-cell>
          <table:table-cell table:formula="of:=IF(ISNUMBER([.AQ172]); [.AQ172]*0.0035; &quot;&quot;)">
            <text:p/>
          </table:table-cell>
          <table:table-cell table:number-columns-repeated="20"/>
        </table:table-row>
        <table:table-row table:style-name="ro2">
          <table:table-cell office:value-type="float" office:value="171" calcext:value-type="float">
            <text:p>17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3]=&quot;Long&quot;; [.K173]-[Overview.$C$4]/[.J173]; IF([.F173]=&quot;Short&quot;; [.K173]+[Overview.$C$4]/[.J173]; &quot;&quot;)); &quot;&quot;)">
            <text:p/>
          </table:table-cell>
          <table:table-cell table:style-name="ce157" table:formula="of:=IFERROR(ABS([.L173]-[.K173])*[.J173]; &quot;&quot;)">
            <text:p/>
          </table:table-cell>
          <table:table-cell table:style-name="ce289" table:formula="of:=IFERROR(IF([.F173]=&quot;Long&quot;; [.K173]+[Overview.$C$4]/[.J173]*[Overview.$C$6]; IF([.F173]=&quot;Short&quot;; [.K173]-[Overview.$C$4]/[.J173]*[Overview.$C$6]; &quot;&quot;)); &quot;&quot;)">
            <text:p/>
          </table:table-cell>
          <table:table-cell table:style-name="ce152"/>
          <table:table-cell table:number-columns-repeated="2"/>
          <table:table-cell table:formula="of:=IFERROR([.S173]/[.M173]; &quot;&quot;)">
            <text:p/>
          </table:table-cell>
          <table:table-cell table:formula="of:=IFERROR(IF(AND([.F173]=&quot;Long&quot;; [.O173]=[.J173]); [.J173]*([.P173]-[.K173]); IF(AND([.F173]=&quot;Short&quot;; [.O173]=[.J173]); [.J173]*([.K173]-[.P173]); &quot;&quot;)); &quot;&quot;)">
            <text:p/>
          </table:table-cell>
          <table:table-cell table:formula="of:=IF(ISNUMBER([.S173]); IF([.S173]&gt;0; &quot;Win&quot;; &quot;Loss&quot;);&quot;&quot;)">
            <text:p/>
          </table:table-cell>
          <table:table-cell table:formula="of:=IF([.Q173]=&quot;&quot;; &quot;&quot;; CONCATENATE(DATEDIF([.I173];[.Q173];&quot;d&quot;); IF(DATEDIF([.I173];[.Q173];&quot;d&quot;)&gt;1; &quot; Days&quot;; &quot; Day&quot;)))">
            <text:p/>
          </table:table-cell>
          <table:table-cell table:content-validation-name="val12"/>
          <table:table-cell table:number-columns-repeated="2"/>
          <table:table-cell table:style-name="ce196"/>
          <table:table-cell table:style-name="ce205" table:formula="of:=IFERROR(IF(ISBLANK([.Y173]); &quot;&quot;; IF([.$F173]=&quot;Long&quot;; ([.Y173]-[.$K173])*[.$J173]/[.$M173]; ([.$K173]-[.Y173])*[.$J173]/[.$M173])-[.$R173]); &quot;&quot;)">
            <text:p/>
          </table:table-cell>
          <table:table-cell table:style-name="Default"/>
          <table:table-cell table:style-name="ce205" table:formula="of:=IFERROR(IF(ISBLANK([.AA173]); &quot;&quot;; IF([.$F173]=&quot;Long&quot;; ([.AA173]-[.$K173])*[.$J173]/[.$M173]; ([.$K173]-[.AA173])*[.$J173]/[.$M173])-[.$R173]); &quot;&quot;)">
            <text:p/>
          </table:table-cell>
          <table:table-cell table:style-name="Default"/>
          <table:table-cell table:style-name="ce205" table:formula="of:=IFERROR(IF(ISBLANK([.AC173]); &quot;&quot;; IF([.$F173]=&quot;Long&quot;; ([.AC173]-[.$K173])*[.$J173]/[.$M173]; ([.$K173]-[.AC173])*[.$J173]/[.$M173])-[.$R173]); &quot;&quot;)">
            <text:p/>
          </table:table-cell>
          <table:table-cell/>
          <table:table-cell table:style-name="ce224" table:formula="of:=IF(ISBLANK([.Q173]); &quot;&quot;; DAY([.Q173]))">
            <text:p/>
          </table:table-cell>
          <table:table-cell table:style-name="ce224" table:formula="of:=IF(ISBLANK([.I173]); &quot;&quot;; WEEKDAY([.I173]; 2))">
            <text:p/>
          </table:table-cell>
          <table:table-cell table:style-name="ce224" table:formula="of:=IF(ISBLANK([.Q173]); &quot;&quot;; WEEKDAY([.Q173]; 2))">
            <text:p/>
          </table:table-cell>
          <table:table-cell table:style-name="ce224" table:formula="of:=IF(ISBLANK([.Q173]); &quot;&quot;; WEEKNUM([.Q173]))">
            <text:p/>
          </table:table-cell>
          <table:table-cell table:style-name="ce224" table:formula="of:=IF(ISBLANK([.I173]); &quot;&quot;; MONTH([.I173]))">
            <text:p/>
          </table:table-cell>
          <table:table-cell table:style-name="ce224" table:formula="of:=IF(ISBLANK([.Q173]); &quot;&quot;; MONTH([.Q173]))">
            <text:p/>
          </table:table-cell>
          <table:table-cell table:style-name="ce224" table:formula="of:=IF(OR(ISBLANK([.I173]); ISBLANK([.Q173])); &quot;&quot;; IFERROR(DATEDIF([.I173];[.Q173];&quot;d&quot;); &quot;&quot;))">
            <text:p/>
          </table:table-cell>
          <table:table-cell table:style-name="ce286" table:formula="of:=IF(ISBLANK([.P173]); &quot;&quot;; SUM([.$R$3:.R173]))">
            <text:p/>
          </table:table-cell>
          <table:table-cell table:style-name="ce286" table:formula="of:=IF(ISBLANK([.P173]); &quot;&quot;; SUM([.$S$3:.S173]))">
            <text:p/>
          </table:table-cell>
          <table:table-cell table:formula="of:=IF(ISBLANK([.K173]); &quot;&quot;; [.J173]*[.K173])">
            <text:p/>
          </table:table-cell>
          <table:table-cell table:formula="of:=IF(ISNUMBER([.AO173]); [.AO173]*0.0035; &quot;&quot;)">
            <text:p/>
          </table:table-cell>
          <table:table-cell table:style-name="ce224" table:formula="of:=IF(ISBLANK([.P173]); &quot;&quot; ; [.O173]*[.P173])">
            <text:p/>
          </table:table-cell>
          <table:table-cell table:formula="of:=IF(ISNUMBER([.AQ173]); [.AQ173]*0.0035; &quot;&quot;)">
            <text:p/>
          </table:table-cell>
          <table:table-cell table:number-columns-repeated="20"/>
        </table:table-row>
        <table:table-row table:style-name="ro2">
          <table:table-cell office:value-type="float" office:value="172" calcext:value-type="float">
            <text:p>17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4]=&quot;Long&quot;; [.K174]-[Overview.$C$4]/[.J174]; IF([.F174]=&quot;Short&quot;; [.K174]+[Overview.$C$4]/[.J174]; &quot;&quot;)); &quot;&quot;)">
            <text:p/>
          </table:table-cell>
          <table:table-cell table:style-name="ce157" table:formula="of:=IFERROR(ABS([.L174]-[.K174])*[.J174]; &quot;&quot;)">
            <text:p/>
          </table:table-cell>
          <table:table-cell table:style-name="ce289" table:formula="of:=IFERROR(IF([.F174]=&quot;Long&quot;; [.K174]+[Overview.$C$4]/[.J174]*[Overview.$C$6]; IF([.F174]=&quot;Short&quot;; [.K174]-[Overview.$C$4]/[.J174]*[Overview.$C$6]; &quot;&quot;)); &quot;&quot;)">
            <text:p/>
          </table:table-cell>
          <table:table-cell table:style-name="ce152"/>
          <table:table-cell table:number-columns-repeated="2"/>
          <table:table-cell table:formula="of:=IFERROR([.S174]/[.M174]; &quot;&quot;)">
            <text:p/>
          </table:table-cell>
          <table:table-cell table:formula="of:=IFERROR(IF(AND([.F174]=&quot;Long&quot;; [.O174]=[.J174]); [.J174]*([.P174]-[.K174]); IF(AND([.F174]=&quot;Short&quot;; [.O174]=[.J174]); [.J174]*([.K174]-[.P174]); &quot;&quot;)); &quot;&quot;)">
            <text:p/>
          </table:table-cell>
          <table:table-cell table:formula="of:=IF(ISNUMBER([.S174]); IF([.S174]&gt;0; &quot;Win&quot;; &quot;Loss&quot;);&quot;&quot;)">
            <text:p/>
          </table:table-cell>
          <table:table-cell table:formula="of:=IF([.Q174]=&quot;&quot;; &quot;&quot;; CONCATENATE(DATEDIF([.I174];[.Q174];&quot;d&quot;); IF(DATEDIF([.I174];[.Q174];&quot;d&quot;)&gt;1; &quot; Days&quot;; &quot; Day&quot;)))">
            <text:p/>
          </table:table-cell>
          <table:table-cell table:content-validation-name="val12"/>
          <table:table-cell table:number-columns-repeated="2"/>
          <table:table-cell table:style-name="ce196"/>
          <table:table-cell table:style-name="ce205" table:formula="of:=IFERROR(IF(ISBLANK([.Y174]); &quot;&quot;; IF([.$F174]=&quot;Long&quot;; ([.Y174]-[.$K174])*[.$J174]/[.$M174]; ([.$K174]-[.Y174])*[.$J174]/[.$M174])-[.$R174]); &quot;&quot;)">
            <text:p/>
          </table:table-cell>
          <table:table-cell table:style-name="Default"/>
          <table:table-cell table:style-name="ce205" table:formula="of:=IFERROR(IF(ISBLANK([.AA174]); &quot;&quot;; IF([.$F174]=&quot;Long&quot;; ([.AA174]-[.$K174])*[.$J174]/[.$M174]; ([.$K174]-[.AA174])*[.$J174]/[.$M174])-[.$R174]); &quot;&quot;)">
            <text:p/>
          </table:table-cell>
          <table:table-cell table:style-name="Default"/>
          <table:table-cell table:style-name="ce205" table:formula="of:=IFERROR(IF(ISBLANK([.AC174]); &quot;&quot;; IF([.$F174]=&quot;Long&quot;; ([.AC174]-[.$K174])*[.$J174]/[.$M174]; ([.$K174]-[.AC174])*[.$J174]/[.$M174])-[.$R174]); &quot;&quot;)">
            <text:p/>
          </table:table-cell>
          <table:table-cell/>
          <table:table-cell table:style-name="ce224" table:formula="of:=IF(ISBLANK([.Q174]); &quot;&quot;; DAY([.Q174]))">
            <text:p/>
          </table:table-cell>
          <table:table-cell table:style-name="ce224" table:formula="of:=IF(ISBLANK([.I174]); &quot;&quot;; WEEKDAY([.I174]; 2))">
            <text:p/>
          </table:table-cell>
          <table:table-cell table:style-name="ce224" table:formula="of:=IF(ISBLANK([.Q174]); &quot;&quot;; WEEKDAY([.Q174]; 2))">
            <text:p/>
          </table:table-cell>
          <table:table-cell table:style-name="ce224" table:formula="of:=IF(ISBLANK([.Q174]); &quot;&quot;; WEEKNUM([.Q174]))">
            <text:p/>
          </table:table-cell>
          <table:table-cell table:style-name="ce224" table:formula="of:=IF(ISBLANK([.I174]); &quot;&quot;; MONTH([.I174]))">
            <text:p/>
          </table:table-cell>
          <table:table-cell table:style-name="ce224" table:formula="of:=IF(ISBLANK([.Q174]); &quot;&quot;; MONTH([.Q174]))">
            <text:p/>
          </table:table-cell>
          <table:table-cell table:style-name="ce224" table:formula="of:=IF(OR(ISBLANK([.I174]); ISBLANK([.Q174])); &quot;&quot;; IFERROR(DATEDIF([.I174];[.Q174];&quot;d&quot;); &quot;&quot;))">
            <text:p/>
          </table:table-cell>
          <table:table-cell table:style-name="ce286" table:formula="of:=IF(ISBLANK([.P174]); &quot;&quot;; SUM([.$R$3:.R174]))">
            <text:p/>
          </table:table-cell>
          <table:table-cell table:style-name="ce286" table:formula="of:=IF(ISBLANK([.P174]); &quot;&quot;; SUM([.$S$3:.S174]))">
            <text:p/>
          </table:table-cell>
          <table:table-cell table:formula="of:=IF(ISBLANK([.K174]); &quot;&quot;; [.J174]*[.K174])">
            <text:p/>
          </table:table-cell>
          <table:table-cell table:formula="of:=IF(ISNUMBER([.AO174]); [.AO174]*0.0035; &quot;&quot;)">
            <text:p/>
          </table:table-cell>
          <table:table-cell table:style-name="ce224" table:formula="of:=IF(ISBLANK([.P174]); &quot;&quot; ; [.O174]*[.P174])">
            <text:p/>
          </table:table-cell>
          <table:table-cell table:formula="of:=IF(ISNUMBER([.AQ174]); [.AQ174]*0.0035; &quot;&quot;)">
            <text:p/>
          </table:table-cell>
          <table:table-cell table:number-columns-repeated="20"/>
        </table:table-row>
        <table:table-row table:style-name="ro2">
          <table:table-cell office:value-type="float" office:value="173" calcext:value-type="float">
            <text:p>17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5]=&quot;Long&quot;; [.K175]-[Overview.$C$4]/[.J175]; IF([.F175]=&quot;Short&quot;; [.K175]+[Overview.$C$4]/[.J175]; &quot;&quot;)); &quot;&quot;)">
            <text:p/>
          </table:table-cell>
          <table:table-cell table:style-name="ce157" table:formula="of:=IFERROR(ABS([.L175]-[.K175])*[.J175]; &quot;&quot;)">
            <text:p/>
          </table:table-cell>
          <table:table-cell table:style-name="ce289" table:formula="of:=IFERROR(IF([.F175]=&quot;Long&quot;; [.K175]+[Overview.$C$4]/[.J175]*[Overview.$C$6]; IF([.F175]=&quot;Short&quot;; [.K175]-[Overview.$C$4]/[.J175]*[Overview.$C$6]; &quot;&quot;)); &quot;&quot;)">
            <text:p/>
          </table:table-cell>
          <table:table-cell table:style-name="ce152"/>
          <table:table-cell table:number-columns-repeated="2"/>
          <table:table-cell table:formula="of:=IFERROR([.S175]/[.M175]; &quot;&quot;)">
            <text:p/>
          </table:table-cell>
          <table:table-cell table:formula="of:=IFERROR(IF(AND([.F175]=&quot;Long&quot;; [.O175]=[.J175]); [.J175]*([.P175]-[.K175]); IF(AND([.F175]=&quot;Short&quot;; [.O175]=[.J175]); [.J175]*([.K175]-[.P175]); &quot;&quot;)); &quot;&quot;)">
            <text:p/>
          </table:table-cell>
          <table:table-cell table:formula="of:=IF(ISNUMBER([.S175]); IF([.S175]&gt;0; &quot;Win&quot;; &quot;Loss&quot;);&quot;&quot;)">
            <text:p/>
          </table:table-cell>
          <table:table-cell table:formula="of:=IF([.Q175]=&quot;&quot;; &quot;&quot;; CONCATENATE(DATEDIF([.I175];[.Q175];&quot;d&quot;); IF(DATEDIF([.I175];[.Q175];&quot;d&quot;)&gt;1; &quot; Days&quot;; &quot; Day&quot;)))">
            <text:p/>
          </table:table-cell>
          <table:table-cell table:content-validation-name="val12"/>
          <table:table-cell table:number-columns-repeated="2"/>
          <table:table-cell table:style-name="ce196"/>
          <table:table-cell table:style-name="ce205" table:formula="of:=IFERROR(IF(ISBLANK([.Y175]); &quot;&quot;; IF([.$F175]=&quot;Long&quot;; ([.Y175]-[.$K175])*[.$J175]/[.$M175]; ([.$K175]-[.Y175])*[.$J175]/[.$M175])-[.$R175]); &quot;&quot;)">
            <text:p/>
          </table:table-cell>
          <table:table-cell table:style-name="Default"/>
          <table:table-cell table:style-name="ce205" table:formula="of:=IFERROR(IF(ISBLANK([.AA175]); &quot;&quot;; IF([.$F175]=&quot;Long&quot;; ([.AA175]-[.$K175])*[.$J175]/[.$M175]; ([.$K175]-[.AA175])*[.$J175]/[.$M175])-[.$R175]); &quot;&quot;)">
            <text:p/>
          </table:table-cell>
          <table:table-cell table:style-name="Default"/>
          <table:table-cell table:style-name="ce205" table:formula="of:=IFERROR(IF(ISBLANK([.AC175]); &quot;&quot;; IF([.$F175]=&quot;Long&quot;; ([.AC175]-[.$K175])*[.$J175]/[.$M175]; ([.$K175]-[.AC175])*[.$J175]/[.$M175])-[.$R175]); &quot;&quot;)">
            <text:p/>
          </table:table-cell>
          <table:table-cell/>
          <table:table-cell table:style-name="ce224" table:formula="of:=IF(ISBLANK([.Q175]); &quot;&quot;; DAY([.Q175]))">
            <text:p/>
          </table:table-cell>
          <table:table-cell table:style-name="ce224" table:formula="of:=IF(ISBLANK([.I175]); &quot;&quot;; WEEKDAY([.I175]; 2))">
            <text:p/>
          </table:table-cell>
          <table:table-cell table:style-name="ce224" table:formula="of:=IF(ISBLANK([.Q175]); &quot;&quot;; WEEKDAY([.Q175]; 2))">
            <text:p/>
          </table:table-cell>
          <table:table-cell table:style-name="ce224" table:formula="of:=IF(ISBLANK([.Q175]); &quot;&quot;; WEEKNUM([.Q175]))">
            <text:p/>
          </table:table-cell>
          <table:table-cell table:style-name="ce224" table:formula="of:=IF(ISBLANK([.I175]); &quot;&quot;; MONTH([.I175]))">
            <text:p/>
          </table:table-cell>
          <table:table-cell table:style-name="ce224" table:formula="of:=IF(ISBLANK([.Q175]); &quot;&quot;; MONTH([.Q175]))">
            <text:p/>
          </table:table-cell>
          <table:table-cell table:style-name="ce224" table:formula="of:=IF(OR(ISBLANK([.I175]); ISBLANK([.Q175])); &quot;&quot;; IFERROR(DATEDIF([.I175];[.Q175];&quot;d&quot;); &quot;&quot;))">
            <text:p/>
          </table:table-cell>
          <table:table-cell table:style-name="ce286" table:formula="of:=IF(ISBLANK([.P175]); &quot;&quot;; SUM([.$R$3:.R175]))">
            <text:p/>
          </table:table-cell>
          <table:table-cell table:style-name="ce286" table:formula="of:=IF(ISBLANK([.P175]); &quot;&quot;; SUM([.$S$3:.S175]))">
            <text:p/>
          </table:table-cell>
          <table:table-cell table:formula="of:=IF(ISBLANK([.K175]); &quot;&quot;; [.J175]*[.K175])">
            <text:p/>
          </table:table-cell>
          <table:table-cell table:formula="of:=IF(ISNUMBER([.AO175]); [.AO175]*0.0035; &quot;&quot;)">
            <text:p/>
          </table:table-cell>
          <table:table-cell table:style-name="ce224" table:formula="of:=IF(ISBLANK([.P175]); &quot;&quot; ; [.O175]*[.P175])">
            <text:p/>
          </table:table-cell>
          <table:table-cell table:formula="of:=IF(ISNUMBER([.AQ175]); [.AQ175]*0.0035; &quot;&quot;)">
            <text:p/>
          </table:table-cell>
          <table:table-cell table:number-columns-repeated="20"/>
        </table:table-row>
        <table:table-row table:style-name="ro2">
          <table:table-cell office:value-type="float" office:value="174" calcext:value-type="float">
            <text:p>17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6]=&quot;Long&quot;; [.K176]-[Overview.$C$4]/[.J176]; IF([.F176]=&quot;Short&quot;; [.K176]+[Overview.$C$4]/[.J176]; &quot;&quot;)); &quot;&quot;)">
            <text:p/>
          </table:table-cell>
          <table:table-cell table:style-name="ce157" table:formula="of:=IFERROR(ABS([.L176]-[.K176])*[.J176]; &quot;&quot;)">
            <text:p/>
          </table:table-cell>
          <table:table-cell table:style-name="ce289" table:formula="of:=IFERROR(IF([.F176]=&quot;Long&quot;; [.K176]+[Overview.$C$4]/[.J176]*[Overview.$C$6]; IF([.F176]=&quot;Short&quot;; [.K176]-[Overview.$C$4]/[.J176]*[Overview.$C$6]; &quot;&quot;)); &quot;&quot;)">
            <text:p/>
          </table:table-cell>
          <table:table-cell table:style-name="ce152"/>
          <table:table-cell table:number-columns-repeated="2"/>
          <table:table-cell table:formula="of:=IFERROR([.S176]/[.M176]; &quot;&quot;)">
            <text:p/>
          </table:table-cell>
          <table:table-cell table:formula="of:=IFERROR(IF(AND([.F176]=&quot;Long&quot;; [.O176]=[.J176]); [.J176]*([.P176]-[.K176]); IF(AND([.F176]=&quot;Short&quot;; [.O176]=[.J176]); [.J176]*([.K176]-[.P176]); &quot;&quot;)); &quot;&quot;)">
            <text:p/>
          </table:table-cell>
          <table:table-cell table:formula="of:=IF(ISNUMBER([.S176]); IF([.S176]&gt;0; &quot;Win&quot;; &quot;Loss&quot;);&quot;&quot;)">
            <text:p/>
          </table:table-cell>
          <table:table-cell table:formula="of:=IF([.Q176]=&quot;&quot;; &quot;&quot;; CONCATENATE(DATEDIF([.I176];[.Q176];&quot;d&quot;); IF(DATEDIF([.I176];[.Q176];&quot;d&quot;)&gt;1; &quot; Days&quot;; &quot; Day&quot;)))">
            <text:p/>
          </table:table-cell>
          <table:table-cell table:content-validation-name="val12"/>
          <table:table-cell table:number-columns-repeated="2"/>
          <table:table-cell table:style-name="ce196"/>
          <table:table-cell table:style-name="ce205" table:formula="of:=IFERROR(IF(ISBLANK([.Y176]); &quot;&quot;; IF([.$F176]=&quot;Long&quot;; ([.Y176]-[.$K176])*[.$J176]/[.$M176]; ([.$K176]-[.Y176])*[.$J176]/[.$M176])-[.$R176]); &quot;&quot;)">
            <text:p/>
          </table:table-cell>
          <table:table-cell table:style-name="Default"/>
          <table:table-cell table:style-name="ce205" table:formula="of:=IFERROR(IF(ISBLANK([.AA176]); &quot;&quot;; IF([.$F176]=&quot;Long&quot;; ([.AA176]-[.$K176])*[.$J176]/[.$M176]; ([.$K176]-[.AA176])*[.$J176]/[.$M176])-[.$R176]); &quot;&quot;)">
            <text:p/>
          </table:table-cell>
          <table:table-cell table:style-name="Default"/>
          <table:table-cell table:style-name="ce205" table:formula="of:=IFERROR(IF(ISBLANK([.AC176]); &quot;&quot;; IF([.$F176]=&quot;Long&quot;; ([.AC176]-[.$K176])*[.$J176]/[.$M176]; ([.$K176]-[.AC176])*[.$J176]/[.$M176])-[.$R176]); &quot;&quot;)">
            <text:p/>
          </table:table-cell>
          <table:table-cell/>
          <table:table-cell table:style-name="ce224" table:formula="of:=IF(ISBLANK([.Q176]); &quot;&quot;; DAY([.Q176]))">
            <text:p/>
          </table:table-cell>
          <table:table-cell table:style-name="ce224" table:formula="of:=IF(ISBLANK([.I176]); &quot;&quot;; WEEKDAY([.I176]; 2))">
            <text:p/>
          </table:table-cell>
          <table:table-cell table:style-name="ce224" table:formula="of:=IF(ISBLANK([.Q176]); &quot;&quot;; WEEKDAY([.Q176]; 2))">
            <text:p/>
          </table:table-cell>
          <table:table-cell table:style-name="ce224" table:formula="of:=IF(ISBLANK([.Q176]); &quot;&quot;; WEEKNUM([.Q176]))">
            <text:p/>
          </table:table-cell>
          <table:table-cell table:style-name="ce224" table:formula="of:=IF(ISBLANK([.I176]); &quot;&quot;; MONTH([.I176]))">
            <text:p/>
          </table:table-cell>
          <table:table-cell table:style-name="ce224" table:formula="of:=IF(ISBLANK([.Q176]); &quot;&quot;; MONTH([.Q176]))">
            <text:p/>
          </table:table-cell>
          <table:table-cell table:style-name="ce224" table:formula="of:=IF(OR(ISBLANK([.I176]); ISBLANK([.Q176])); &quot;&quot;; IFERROR(DATEDIF([.I176];[.Q176];&quot;d&quot;); &quot;&quot;))">
            <text:p/>
          </table:table-cell>
          <table:table-cell table:style-name="ce286" table:formula="of:=IF(ISBLANK([.P176]); &quot;&quot;; SUM([.$R$3:.R176]))">
            <text:p/>
          </table:table-cell>
          <table:table-cell table:style-name="ce286" table:formula="of:=IF(ISBLANK([.P176]); &quot;&quot;; SUM([.$S$3:.S176]))">
            <text:p/>
          </table:table-cell>
          <table:table-cell table:formula="of:=IF(ISBLANK([.K176]); &quot;&quot;; [.J176]*[.K176])">
            <text:p/>
          </table:table-cell>
          <table:table-cell table:formula="of:=IF(ISNUMBER([.AO176]); [.AO176]*0.0035; &quot;&quot;)">
            <text:p/>
          </table:table-cell>
          <table:table-cell table:style-name="ce224" table:formula="of:=IF(ISBLANK([.P176]); &quot;&quot; ; [.O176]*[.P176])">
            <text:p/>
          </table:table-cell>
          <table:table-cell table:formula="of:=IF(ISNUMBER([.AQ176]); [.AQ176]*0.0035; &quot;&quot;)">
            <text:p/>
          </table:table-cell>
          <table:table-cell table:number-columns-repeated="20"/>
        </table:table-row>
        <table:table-row table:style-name="ro2">
          <table:table-cell office:value-type="float" office:value="175" calcext:value-type="float">
            <text:p>17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7]=&quot;Long&quot;; [.K177]-[Overview.$C$4]/[.J177]; IF([.F177]=&quot;Short&quot;; [.K177]+[Overview.$C$4]/[.J177]; &quot;&quot;)); &quot;&quot;)">
            <text:p/>
          </table:table-cell>
          <table:table-cell table:style-name="ce157" table:formula="of:=IFERROR(ABS([.L177]-[.K177])*[.J177]; &quot;&quot;)">
            <text:p/>
          </table:table-cell>
          <table:table-cell table:style-name="ce289" table:formula="of:=IFERROR(IF([.F177]=&quot;Long&quot;; [.K177]+[Overview.$C$4]/[.J177]*[Overview.$C$6]; IF([.F177]=&quot;Short&quot;; [.K177]-[Overview.$C$4]/[.J177]*[Overview.$C$6]; &quot;&quot;)); &quot;&quot;)">
            <text:p/>
          </table:table-cell>
          <table:table-cell table:style-name="ce152"/>
          <table:table-cell table:number-columns-repeated="2"/>
          <table:table-cell table:formula="of:=IFERROR([.S177]/[.M177]; &quot;&quot;)">
            <text:p/>
          </table:table-cell>
          <table:table-cell table:formula="of:=IFERROR(IF(AND([.F177]=&quot;Long&quot;; [.O177]=[.J177]); [.J177]*([.P177]-[.K177]); IF(AND([.F177]=&quot;Short&quot;; [.O177]=[.J177]); [.J177]*([.K177]-[.P177]); &quot;&quot;)); &quot;&quot;)">
            <text:p/>
          </table:table-cell>
          <table:table-cell table:formula="of:=IF(ISNUMBER([.S177]); IF([.S177]&gt;0; &quot;Win&quot;; &quot;Loss&quot;);&quot;&quot;)">
            <text:p/>
          </table:table-cell>
          <table:table-cell table:formula="of:=IF([.Q177]=&quot;&quot;; &quot;&quot;; CONCATENATE(DATEDIF([.I177];[.Q177];&quot;d&quot;); IF(DATEDIF([.I177];[.Q177];&quot;d&quot;)&gt;1; &quot; Days&quot;; &quot; Day&quot;)))">
            <text:p/>
          </table:table-cell>
          <table:table-cell table:content-validation-name="val12"/>
          <table:table-cell table:number-columns-repeated="2"/>
          <table:table-cell table:style-name="ce196"/>
          <table:table-cell table:style-name="ce205" table:formula="of:=IFERROR(IF(ISBLANK([.Y177]); &quot;&quot;; IF([.$F177]=&quot;Long&quot;; ([.Y177]-[.$K177])*[.$J177]/[.$M177]; ([.$K177]-[.Y177])*[.$J177]/[.$M177])-[.$R177]); &quot;&quot;)">
            <text:p/>
          </table:table-cell>
          <table:table-cell table:style-name="Default"/>
          <table:table-cell table:style-name="ce205" table:formula="of:=IFERROR(IF(ISBLANK([.AA177]); &quot;&quot;; IF([.$F177]=&quot;Long&quot;; ([.AA177]-[.$K177])*[.$J177]/[.$M177]; ([.$K177]-[.AA177])*[.$J177]/[.$M177])-[.$R177]); &quot;&quot;)">
            <text:p/>
          </table:table-cell>
          <table:table-cell table:style-name="Default"/>
          <table:table-cell table:style-name="ce205" table:formula="of:=IFERROR(IF(ISBLANK([.AC177]); &quot;&quot;; IF([.$F177]=&quot;Long&quot;; ([.AC177]-[.$K177])*[.$J177]/[.$M177]; ([.$K177]-[.AC177])*[.$J177]/[.$M177])-[.$R177]); &quot;&quot;)">
            <text:p/>
          </table:table-cell>
          <table:table-cell/>
          <table:table-cell table:style-name="ce224" table:formula="of:=IF(ISBLANK([.Q177]); &quot;&quot;; DAY([.Q177]))">
            <text:p/>
          </table:table-cell>
          <table:table-cell table:style-name="ce224" table:formula="of:=IF(ISBLANK([.I177]); &quot;&quot;; WEEKDAY([.I177]; 2))">
            <text:p/>
          </table:table-cell>
          <table:table-cell table:style-name="ce224" table:formula="of:=IF(ISBLANK([.Q177]); &quot;&quot;; WEEKDAY([.Q177]; 2))">
            <text:p/>
          </table:table-cell>
          <table:table-cell table:style-name="ce224" table:formula="of:=IF(ISBLANK([.Q177]); &quot;&quot;; WEEKNUM([.Q177]))">
            <text:p/>
          </table:table-cell>
          <table:table-cell table:style-name="ce224" table:formula="of:=IF(ISBLANK([.I177]); &quot;&quot;; MONTH([.I177]))">
            <text:p/>
          </table:table-cell>
          <table:table-cell table:style-name="ce224" table:formula="of:=IF(ISBLANK([.Q177]); &quot;&quot;; MONTH([.Q177]))">
            <text:p/>
          </table:table-cell>
          <table:table-cell table:style-name="ce224" table:formula="of:=IF(OR(ISBLANK([.I177]); ISBLANK([.Q177])); &quot;&quot;; IFERROR(DATEDIF([.I177];[.Q177];&quot;d&quot;); &quot;&quot;))">
            <text:p/>
          </table:table-cell>
          <table:table-cell table:style-name="ce286" table:formula="of:=IF(ISBLANK([.P177]); &quot;&quot;; SUM([.$R$3:.R177]))">
            <text:p/>
          </table:table-cell>
          <table:table-cell table:style-name="ce286" table:formula="of:=IF(ISBLANK([.P177]); &quot;&quot;; SUM([.$S$3:.S177]))">
            <text:p/>
          </table:table-cell>
          <table:table-cell table:formula="of:=IF(ISBLANK([.K177]); &quot;&quot;; [.J177]*[.K177])">
            <text:p/>
          </table:table-cell>
          <table:table-cell table:formula="of:=IF(ISNUMBER([.AO177]); [.AO177]*0.0035; &quot;&quot;)">
            <text:p/>
          </table:table-cell>
          <table:table-cell table:style-name="ce224" table:formula="of:=IF(ISBLANK([.P177]); &quot;&quot; ; [.O177]*[.P177])">
            <text:p/>
          </table:table-cell>
          <table:table-cell table:formula="of:=IF(ISNUMBER([.AQ177]); [.AQ177]*0.0035; &quot;&quot;)">
            <text:p/>
          </table:table-cell>
          <table:table-cell table:number-columns-repeated="20"/>
        </table:table-row>
        <table:table-row table:style-name="ro2">
          <table:table-cell office:value-type="float" office:value="176" calcext:value-type="float">
            <text:p>17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8]=&quot;Long&quot;; [.K178]-[Overview.$C$4]/[.J178]; IF([.F178]=&quot;Short&quot;; [.K178]+[Overview.$C$4]/[.J178]; &quot;&quot;)); &quot;&quot;)">
            <text:p/>
          </table:table-cell>
          <table:table-cell table:style-name="ce157" table:formula="of:=IFERROR(ABS([.L178]-[.K178])*[.J178]; &quot;&quot;)">
            <text:p/>
          </table:table-cell>
          <table:table-cell table:style-name="ce289" table:formula="of:=IFERROR(IF([.F178]=&quot;Long&quot;; [.K178]+[Overview.$C$4]/[.J178]*[Overview.$C$6]; IF([.F178]=&quot;Short&quot;; [.K178]-[Overview.$C$4]/[.J178]*[Overview.$C$6]; &quot;&quot;)); &quot;&quot;)">
            <text:p/>
          </table:table-cell>
          <table:table-cell table:style-name="ce152"/>
          <table:table-cell table:number-columns-repeated="2"/>
          <table:table-cell table:formula="of:=IFERROR([.S178]/[.M178]; &quot;&quot;)">
            <text:p/>
          </table:table-cell>
          <table:table-cell table:formula="of:=IFERROR(IF(AND([.F178]=&quot;Long&quot;; [.O178]=[.J178]); [.J178]*([.P178]-[.K178]); IF(AND([.F178]=&quot;Short&quot;; [.O178]=[.J178]); [.J178]*([.K178]-[.P178]); &quot;&quot;)); &quot;&quot;)">
            <text:p/>
          </table:table-cell>
          <table:table-cell table:formula="of:=IF(ISNUMBER([.S178]); IF([.S178]&gt;0; &quot;Win&quot;; &quot;Loss&quot;);&quot;&quot;)">
            <text:p/>
          </table:table-cell>
          <table:table-cell table:formula="of:=IF([.Q178]=&quot;&quot;; &quot;&quot;; CONCATENATE(DATEDIF([.I178];[.Q178];&quot;d&quot;); IF(DATEDIF([.I178];[.Q178];&quot;d&quot;)&gt;1; &quot; Days&quot;; &quot; Day&quot;)))">
            <text:p/>
          </table:table-cell>
          <table:table-cell table:content-validation-name="val12"/>
          <table:table-cell table:number-columns-repeated="2"/>
          <table:table-cell table:style-name="ce196"/>
          <table:table-cell table:style-name="ce205" table:formula="of:=IFERROR(IF(ISBLANK([.Y178]); &quot;&quot;; IF([.$F178]=&quot;Long&quot;; ([.Y178]-[.$K178])*[.$J178]/[.$M178]; ([.$K178]-[.Y178])*[.$J178]/[.$M178])-[.$R178]); &quot;&quot;)">
            <text:p/>
          </table:table-cell>
          <table:table-cell table:style-name="Default"/>
          <table:table-cell table:style-name="ce205" table:formula="of:=IFERROR(IF(ISBLANK([.AA178]); &quot;&quot;; IF([.$F178]=&quot;Long&quot;; ([.AA178]-[.$K178])*[.$J178]/[.$M178]; ([.$K178]-[.AA178])*[.$J178]/[.$M178])-[.$R178]); &quot;&quot;)">
            <text:p/>
          </table:table-cell>
          <table:table-cell table:style-name="Default"/>
          <table:table-cell table:style-name="ce205" table:formula="of:=IFERROR(IF(ISBLANK([.AC178]); &quot;&quot;; IF([.$F178]=&quot;Long&quot;; ([.AC178]-[.$K178])*[.$J178]/[.$M178]; ([.$K178]-[.AC178])*[.$J178]/[.$M178])-[.$R178]); &quot;&quot;)">
            <text:p/>
          </table:table-cell>
          <table:table-cell/>
          <table:table-cell table:style-name="ce224" table:formula="of:=IF(ISBLANK([.Q178]); &quot;&quot;; DAY([.Q178]))">
            <text:p/>
          </table:table-cell>
          <table:table-cell table:style-name="ce224" table:formula="of:=IF(ISBLANK([.I178]); &quot;&quot;; WEEKDAY([.I178]; 2))">
            <text:p/>
          </table:table-cell>
          <table:table-cell table:style-name="ce224" table:formula="of:=IF(ISBLANK([.Q178]); &quot;&quot;; WEEKDAY([.Q178]; 2))">
            <text:p/>
          </table:table-cell>
          <table:table-cell table:style-name="ce224" table:formula="of:=IF(ISBLANK([.Q178]); &quot;&quot;; WEEKNUM([.Q178]))">
            <text:p/>
          </table:table-cell>
          <table:table-cell table:style-name="ce224" table:formula="of:=IF(ISBLANK([.I178]); &quot;&quot;; MONTH([.I178]))">
            <text:p/>
          </table:table-cell>
          <table:table-cell table:style-name="ce224" table:formula="of:=IF(ISBLANK([.Q178]); &quot;&quot;; MONTH([.Q178]))">
            <text:p/>
          </table:table-cell>
          <table:table-cell table:style-name="ce224" table:formula="of:=IF(OR(ISBLANK([.I178]); ISBLANK([.Q178])); &quot;&quot;; IFERROR(DATEDIF([.I178];[.Q178];&quot;d&quot;); &quot;&quot;))">
            <text:p/>
          </table:table-cell>
          <table:table-cell table:style-name="ce286" table:formula="of:=IF(ISBLANK([.P178]); &quot;&quot;; SUM([.$R$3:.R178]))">
            <text:p/>
          </table:table-cell>
          <table:table-cell table:style-name="ce286" table:formula="of:=IF(ISBLANK([.P178]); &quot;&quot;; SUM([.$S$3:.S178]))">
            <text:p/>
          </table:table-cell>
          <table:table-cell table:formula="of:=IF(ISBLANK([.K178]); &quot;&quot;; [.J178]*[.K178])">
            <text:p/>
          </table:table-cell>
          <table:table-cell table:formula="of:=IF(ISNUMBER([.AO178]); [.AO178]*0.0035; &quot;&quot;)">
            <text:p/>
          </table:table-cell>
          <table:table-cell table:style-name="ce224" table:formula="of:=IF(ISBLANK([.P178]); &quot;&quot; ; [.O178]*[.P178])">
            <text:p/>
          </table:table-cell>
          <table:table-cell table:formula="of:=IF(ISNUMBER([.AQ178]); [.AQ178]*0.0035; &quot;&quot;)">
            <text:p/>
          </table:table-cell>
          <table:table-cell table:number-columns-repeated="20"/>
        </table:table-row>
        <table:table-row table:style-name="ro2">
          <table:table-cell office:value-type="float" office:value="177" calcext:value-type="float">
            <text:p>17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79]=&quot;Long&quot;; [.K179]-[Overview.$C$4]/[.J179]; IF([.F179]=&quot;Short&quot;; [.K179]+[Overview.$C$4]/[.J179]; &quot;&quot;)); &quot;&quot;)">
            <text:p/>
          </table:table-cell>
          <table:table-cell table:style-name="ce157" table:formula="of:=IFERROR(ABS([.L179]-[.K179])*[.J179]; &quot;&quot;)">
            <text:p/>
          </table:table-cell>
          <table:table-cell table:style-name="ce289" table:formula="of:=IFERROR(IF([.F179]=&quot;Long&quot;; [.K179]+[Overview.$C$4]/[.J179]*[Overview.$C$6]; IF([.F179]=&quot;Short&quot;; [.K179]-[Overview.$C$4]/[.J179]*[Overview.$C$6]; &quot;&quot;)); &quot;&quot;)">
            <text:p/>
          </table:table-cell>
          <table:table-cell table:style-name="ce152"/>
          <table:table-cell table:number-columns-repeated="2"/>
          <table:table-cell table:formula="of:=IFERROR([.S179]/[.M179]; &quot;&quot;)">
            <text:p/>
          </table:table-cell>
          <table:table-cell table:formula="of:=IFERROR(IF(AND([.F179]=&quot;Long&quot;; [.O179]=[.J179]); [.J179]*([.P179]-[.K179]); IF(AND([.F179]=&quot;Short&quot;; [.O179]=[.J179]); [.J179]*([.K179]-[.P179]); &quot;&quot;)); &quot;&quot;)">
            <text:p/>
          </table:table-cell>
          <table:table-cell table:formula="of:=IF(ISNUMBER([.S179]); IF([.S179]&gt;0; &quot;Win&quot;; &quot;Loss&quot;);&quot;&quot;)">
            <text:p/>
          </table:table-cell>
          <table:table-cell table:formula="of:=IF([.Q179]=&quot;&quot;; &quot;&quot;; CONCATENATE(DATEDIF([.I179];[.Q179];&quot;d&quot;); IF(DATEDIF([.I179];[.Q179];&quot;d&quot;)&gt;1; &quot; Days&quot;; &quot; Day&quot;)))">
            <text:p/>
          </table:table-cell>
          <table:table-cell table:content-validation-name="val12"/>
          <table:table-cell table:number-columns-repeated="2"/>
          <table:table-cell table:style-name="ce196"/>
          <table:table-cell table:style-name="ce205" table:formula="of:=IFERROR(IF(ISBLANK([.Y179]); &quot;&quot;; IF([.$F179]=&quot;Long&quot;; ([.Y179]-[.$K179])*[.$J179]/[.$M179]; ([.$K179]-[.Y179])*[.$J179]/[.$M179])-[.$R179]); &quot;&quot;)">
            <text:p/>
          </table:table-cell>
          <table:table-cell table:style-name="Default"/>
          <table:table-cell table:style-name="ce205" table:formula="of:=IFERROR(IF(ISBLANK([.AA179]); &quot;&quot;; IF([.$F179]=&quot;Long&quot;; ([.AA179]-[.$K179])*[.$J179]/[.$M179]; ([.$K179]-[.AA179])*[.$J179]/[.$M179])-[.$R179]); &quot;&quot;)">
            <text:p/>
          </table:table-cell>
          <table:table-cell table:style-name="Default"/>
          <table:table-cell table:style-name="ce205" table:formula="of:=IFERROR(IF(ISBLANK([.AC179]); &quot;&quot;; IF([.$F179]=&quot;Long&quot;; ([.AC179]-[.$K179])*[.$J179]/[.$M179]; ([.$K179]-[.AC179])*[.$J179]/[.$M179])-[.$R179]); &quot;&quot;)">
            <text:p/>
          </table:table-cell>
          <table:table-cell/>
          <table:table-cell table:style-name="ce224" table:formula="of:=IF(ISBLANK([.Q179]); &quot;&quot;; DAY([.Q179]))">
            <text:p/>
          </table:table-cell>
          <table:table-cell table:style-name="ce224" table:formula="of:=IF(ISBLANK([.I179]); &quot;&quot;; WEEKDAY([.I179]; 2))">
            <text:p/>
          </table:table-cell>
          <table:table-cell table:style-name="ce224" table:formula="of:=IF(ISBLANK([.Q179]); &quot;&quot;; WEEKDAY([.Q179]; 2))">
            <text:p/>
          </table:table-cell>
          <table:table-cell table:style-name="ce224" table:formula="of:=IF(ISBLANK([.Q179]); &quot;&quot;; WEEKNUM([.Q179]))">
            <text:p/>
          </table:table-cell>
          <table:table-cell table:style-name="ce224" table:formula="of:=IF(ISBLANK([.I179]); &quot;&quot;; MONTH([.I179]))">
            <text:p/>
          </table:table-cell>
          <table:table-cell table:style-name="ce224" table:formula="of:=IF(ISBLANK([.Q179]); &quot;&quot;; MONTH([.Q179]))">
            <text:p/>
          </table:table-cell>
          <table:table-cell table:style-name="ce224" table:formula="of:=IF(OR(ISBLANK([.I179]); ISBLANK([.Q179])); &quot;&quot;; IFERROR(DATEDIF([.I179];[.Q179];&quot;d&quot;); &quot;&quot;))">
            <text:p/>
          </table:table-cell>
          <table:table-cell table:style-name="ce286" table:formula="of:=IF(ISBLANK([.P179]); &quot;&quot;; SUM([.$R$3:.R179]))">
            <text:p/>
          </table:table-cell>
          <table:table-cell table:style-name="ce286" table:formula="of:=IF(ISBLANK([.P179]); &quot;&quot;; SUM([.$S$3:.S179]))">
            <text:p/>
          </table:table-cell>
          <table:table-cell table:formula="of:=IF(ISBLANK([.K179]); &quot;&quot;; [.J179]*[.K179])">
            <text:p/>
          </table:table-cell>
          <table:table-cell table:formula="of:=IF(ISNUMBER([.AO179]); [.AO179]*0.0035; &quot;&quot;)">
            <text:p/>
          </table:table-cell>
          <table:table-cell table:style-name="ce224" table:formula="of:=IF(ISBLANK([.P179]); &quot;&quot; ; [.O179]*[.P179])">
            <text:p/>
          </table:table-cell>
          <table:table-cell table:formula="of:=IF(ISNUMBER([.AQ179]); [.AQ179]*0.0035; &quot;&quot;)">
            <text:p/>
          </table:table-cell>
          <table:table-cell table:number-columns-repeated="20"/>
        </table:table-row>
        <table:table-row table:style-name="ro2">
          <table:table-cell office:value-type="float" office:value="178" calcext:value-type="float">
            <text:p>17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0]=&quot;Long&quot;; [.K180]-[Overview.$C$4]/[.J180]; IF([.F180]=&quot;Short&quot;; [.K180]+[Overview.$C$4]/[.J180]; &quot;&quot;)); &quot;&quot;)">
            <text:p/>
          </table:table-cell>
          <table:table-cell table:style-name="ce157" table:formula="of:=IFERROR(ABS([.L180]-[.K180])*[.J180]; &quot;&quot;)">
            <text:p/>
          </table:table-cell>
          <table:table-cell table:style-name="ce289" table:formula="of:=IFERROR(IF([.F180]=&quot;Long&quot;; [.K180]+[Overview.$C$4]/[.J180]*[Overview.$C$6]; IF([.F180]=&quot;Short&quot;; [.K180]-[Overview.$C$4]/[.J180]*[Overview.$C$6]; &quot;&quot;)); &quot;&quot;)">
            <text:p/>
          </table:table-cell>
          <table:table-cell table:style-name="ce152"/>
          <table:table-cell table:number-columns-repeated="2"/>
          <table:table-cell table:formula="of:=IFERROR([.S180]/[.M180]; &quot;&quot;)">
            <text:p/>
          </table:table-cell>
          <table:table-cell table:formula="of:=IFERROR(IF(AND([.F180]=&quot;Long&quot;; [.O180]=[.J180]); [.J180]*([.P180]-[.K180]); IF(AND([.F180]=&quot;Short&quot;; [.O180]=[.J180]); [.J180]*([.K180]-[.P180]); &quot;&quot;)); &quot;&quot;)">
            <text:p/>
          </table:table-cell>
          <table:table-cell table:formula="of:=IF(ISNUMBER([.S180]); IF([.S180]&gt;0; &quot;Win&quot;; &quot;Loss&quot;);&quot;&quot;)">
            <text:p/>
          </table:table-cell>
          <table:table-cell table:formula="of:=IF([.Q180]=&quot;&quot;; &quot;&quot;; CONCATENATE(DATEDIF([.I180];[.Q180];&quot;d&quot;); IF(DATEDIF([.I180];[.Q180];&quot;d&quot;)&gt;1; &quot; Days&quot;; &quot; Day&quot;)))">
            <text:p/>
          </table:table-cell>
          <table:table-cell table:content-validation-name="val12"/>
          <table:table-cell table:number-columns-repeated="2"/>
          <table:table-cell table:style-name="ce196"/>
          <table:table-cell table:style-name="ce205" table:formula="of:=IFERROR(IF(ISBLANK([.Y180]); &quot;&quot;; IF([.$F180]=&quot;Long&quot;; ([.Y180]-[.$K180])*[.$J180]/[.$M180]; ([.$K180]-[.Y180])*[.$J180]/[.$M180])-[.$R180]); &quot;&quot;)">
            <text:p/>
          </table:table-cell>
          <table:table-cell table:style-name="Default"/>
          <table:table-cell table:style-name="ce205" table:formula="of:=IFERROR(IF(ISBLANK([.AA180]); &quot;&quot;; IF([.$F180]=&quot;Long&quot;; ([.AA180]-[.$K180])*[.$J180]/[.$M180]; ([.$K180]-[.AA180])*[.$J180]/[.$M180])-[.$R180]); &quot;&quot;)">
            <text:p/>
          </table:table-cell>
          <table:table-cell table:style-name="Default"/>
          <table:table-cell table:style-name="ce205" table:formula="of:=IFERROR(IF(ISBLANK([.AC180]); &quot;&quot;; IF([.$F180]=&quot;Long&quot;; ([.AC180]-[.$K180])*[.$J180]/[.$M180]; ([.$K180]-[.AC180])*[.$J180]/[.$M180])-[.$R180]); &quot;&quot;)">
            <text:p/>
          </table:table-cell>
          <table:table-cell/>
          <table:table-cell table:style-name="ce224" table:formula="of:=IF(ISBLANK([.Q180]); &quot;&quot;; DAY([.Q180]))">
            <text:p/>
          </table:table-cell>
          <table:table-cell table:style-name="ce224" table:formula="of:=IF(ISBLANK([.I180]); &quot;&quot;; WEEKDAY([.I180]; 2))">
            <text:p/>
          </table:table-cell>
          <table:table-cell table:style-name="ce224" table:formula="of:=IF(ISBLANK([.Q180]); &quot;&quot;; WEEKDAY([.Q180]; 2))">
            <text:p/>
          </table:table-cell>
          <table:table-cell table:style-name="ce224" table:formula="of:=IF(ISBLANK([.Q180]); &quot;&quot;; WEEKNUM([.Q180]))">
            <text:p/>
          </table:table-cell>
          <table:table-cell table:style-name="ce224" table:formula="of:=IF(ISBLANK([.I180]); &quot;&quot;; MONTH([.I180]))">
            <text:p/>
          </table:table-cell>
          <table:table-cell table:style-name="ce224" table:formula="of:=IF(ISBLANK([.Q180]); &quot;&quot;; MONTH([.Q180]))">
            <text:p/>
          </table:table-cell>
          <table:table-cell table:style-name="ce224" table:formula="of:=IF(OR(ISBLANK([.I180]); ISBLANK([.Q180])); &quot;&quot;; IFERROR(DATEDIF([.I180];[.Q180];&quot;d&quot;); &quot;&quot;))">
            <text:p/>
          </table:table-cell>
          <table:table-cell table:style-name="ce286" table:formula="of:=IF(ISBLANK([.P180]); &quot;&quot;; SUM([.$R$3:.R180]))">
            <text:p/>
          </table:table-cell>
          <table:table-cell table:style-name="ce286" table:formula="of:=IF(ISBLANK([.P180]); &quot;&quot;; SUM([.$S$3:.S180]))">
            <text:p/>
          </table:table-cell>
          <table:table-cell table:formula="of:=IF(ISBLANK([.K180]); &quot;&quot;; [.J180]*[.K180])">
            <text:p/>
          </table:table-cell>
          <table:table-cell table:formula="of:=IF(ISNUMBER([.AO180]); [.AO180]*0.0035; &quot;&quot;)">
            <text:p/>
          </table:table-cell>
          <table:table-cell table:style-name="ce224" table:formula="of:=IF(ISBLANK([.P180]); &quot;&quot; ; [.O180]*[.P180])">
            <text:p/>
          </table:table-cell>
          <table:table-cell table:formula="of:=IF(ISNUMBER([.AQ180]); [.AQ180]*0.0035; &quot;&quot;)">
            <text:p/>
          </table:table-cell>
          <table:table-cell table:number-columns-repeated="20"/>
        </table:table-row>
        <table:table-row table:style-name="ro2">
          <table:table-cell office:value-type="float" office:value="179" calcext:value-type="float">
            <text:p>17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1]=&quot;Long&quot;; [.K181]-[Overview.$C$4]/[.J181]; IF([.F181]=&quot;Short&quot;; [.K181]+[Overview.$C$4]/[.J181]; &quot;&quot;)); &quot;&quot;)">
            <text:p/>
          </table:table-cell>
          <table:table-cell table:style-name="ce157" table:formula="of:=IFERROR(ABS([.L181]-[.K181])*[.J181]; &quot;&quot;)">
            <text:p/>
          </table:table-cell>
          <table:table-cell table:style-name="ce289" table:formula="of:=IFERROR(IF([.F181]=&quot;Long&quot;; [.K181]+[Overview.$C$4]/[.J181]*[Overview.$C$6]; IF([.F181]=&quot;Short&quot;; [.K181]-[Overview.$C$4]/[.J181]*[Overview.$C$6]; &quot;&quot;)); &quot;&quot;)">
            <text:p/>
          </table:table-cell>
          <table:table-cell table:style-name="ce152"/>
          <table:table-cell table:number-columns-repeated="2"/>
          <table:table-cell table:formula="of:=IFERROR([.S181]/[.M181]; &quot;&quot;)">
            <text:p/>
          </table:table-cell>
          <table:table-cell table:formula="of:=IFERROR(IF(AND([.F181]=&quot;Long&quot;; [.O181]=[.J181]); [.J181]*([.P181]-[.K181]); IF(AND([.F181]=&quot;Short&quot;; [.O181]=[.J181]); [.J181]*([.K181]-[.P181]); &quot;&quot;)); &quot;&quot;)">
            <text:p/>
          </table:table-cell>
          <table:table-cell table:formula="of:=IF(ISNUMBER([.S181]); IF([.S181]&gt;0; &quot;Win&quot;; &quot;Loss&quot;);&quot;&quot;)">
            <text:p/>
          </table:table-cell>
          <table:table-cell table:formula="of:=IF([.Q181]=&quot;&quot;; &quot;&quot;; CONCATENATE(DATEDIF([.I181];[.Q181];&quot;d&quot;); IF(DATEDIF([.I181];[.Q181];&quot;d&quot;)&gt;1; &quot; Days&quot;; &quot; Day&quot;)))">
            <text:p/>
          </table:table-cell>
          <table:table-cell table:content-validation-name="val12"/>
          <table:table-cell table:number-columns-repeated="2"/>
          <table:table-cell table:style-name="ce196"/>
          <table:table-cell table:style-name="ce205" table:formula="of:=IFERROR(IF(ISBLANK([.Y181]); &quot;&quot;; IF([.$F181]=&quot;Long&quot;; ([.Y181]-[.$K181])*[.$J181]/[.$M181]; ([.$K181]-[.Y181])*[.$J181]/[.$M181])-[.$R181]); &quot;&quot;)">
            <text:p/>
          </table:table-cell>
          <table:table-cell table:style-name="Default"/>
          <table:table-cell table:style-name="ce205" table:formula="of:=IFERROR(IF(ISBLANK([.AA181]); &quot;&quot;; IF([.$F181]=&quot;Long&quot;; ([.AA181]-[.$K181])*[.$J181]/[.$M181]; ([.$K181]-[.AA181])*[.$J181]/[.$M181])-[.$R181]); &quot;&quot;)">
            <text:p/>
          </table:table-cell>
          <table:table-cell table:style-name="Default"/>
          <table:table-cell table:style-name="ce205" table:formula="of:=IFERROR(IF(ISBLANK([.AC181]); &quot;&quot;; IF([.$F181]=&quot;Long&quot;; ([.AC181]-[.$K181])*[.$J181]/[.$M181]; ([.$K181]-[.AC181])*[.$J181]/[.$M181])-[.$R181]); &quot;&quot;)">
            <text:p/>
          </table:table-cell>
          <table:table-cell/>
          <table:table-cell table:style-name="ce224" table:formula="of:=IF(ISBLANK([.Q181]); &quot;&quot;; DAY([.Q181]))">
            <text:p/>
          </table:table-cell>
          <table:table-cell table:style-name="ce224" table:formula="of:=IF(ISBLANK([.I181]); &quot;&quot;; WEEKDAY([.I181]; 2))">
            <text:p/>
          </table:table-cell>
          <table:table-cell table:style-name="ce224" table:formula="of:=IF(ISBLANK([.Q181]); &quot;&quot;; WEEKDAY([.Q181]; 2))">
            <text:p/>
          </table:table-cell>
          <table:table-cell table:style-name="ce224" table:formula="of:=IF(ISBLANK([.Q181]); &quot;&quot;; WEEKNUM([.Q181]))">
            <text:p/>
          </table:table-cell>
          <table:table-cell table:style-name="ce224" table:formula="of:=IF(ISBLANK([.I181]); &quot;&quot;; MONTH([.I181]))">
            <text:p/>
          </table:table-cell>
          <table:table-cell table:style-name="ce224" table:formula="of:=IF(ISBLANK([.Q181]); &quot;&quot;; MONTH([.Q181]))">
            <text:p/>
          </table:table-cell>
          <table:table-cell table:style-name="ce224" table:formula="of:=IF(OR(ISBLANK([.I181]); ISBLANK([.Q181])); &quot;&quot;; IFERROR(DATEDIF([.I181];[.Q181];&quot;d&quot;); &quot;&quot;))">
            <text:p/>
          </table:table-cell>
          <table:table-cell table:style-name="ce286" table:formula="of:=IF(ISBLANK([.P181]); &quot;&quot;; SUM([.$R$3:.R181]))">
            <text:p/>
          </table:table-cell>
          <table:table-cell table:style-name="ce286" table:formula="of:=IF(ISBLANK([.P181]); &quot;&quot;; SUM([.$S$3:.S181]))">
            <text:p/>
          </table:table-cell>
          <table:table-cell table:formula="of:=IF(ISBLANK([.K181]); &quot;&quot;; [.J181]*[.K181])">
            <text:p/>
          </table:table-cell>
          <table:table-cell table:formula="of:=IF(ISNUMBER([.AO181]); [.AO181]*0.0035; &quot;&quot;)">
            <text:p/>
          </table:table-cell>
          <table:table-cell table:style-name="ce224" table:formula="of:=IF(ISBLANK([.P181]); &quot;&quot; ; [.O181]*[.P181])">
            <text:p/>
          </table:table-cell>
          <table:table-cell table:formula="of:=IF(ISNUMBER([.AQ181]); [.AQ181]*0.0035; &quot;&quot;)">
            <text:p/>
          </table:table-cell>
          <table:table-cell table:number-columns-repeated="20"/>
        </table:table-row>
        <table:table-row table:style-name="ro2">
          <table:table-cell office:value-type="float" office:value="180" calcext:value-type="float">
            <text:p>18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2]=&quot;Long&quot;; [.K182]-[Overview.$C$4]/[.J182]; IF([.F182]=&quot;Short&quot;; [.K182]+[Overview.$C$4]/[.J182]; &quot;&quot;)); &quot;&quot;)">
            <text:p/>
          </table:table-cell>
          <table:table-cell table:style-name="ce157" table:formula="of:=IFERROR(ABS([.L182]-[.K182])*[.J182]; &quot;&quot;)">
            <text:p/>
          </table:table-cell>
          <table:table-cell table:style-name="ce289" table:formula="of:=IFERROR(IF([.F182]=&quot;Long&quot;; [.K182]+[Overview.$C$4]/[.J182]*[Overview.$C$6]; IF([.F182]=&quot;Short&quot;; [.K182]-[Overview.$C$4]/[.J182]*[Overview.$C$6]; &quot;&quot;)); &quot;&quot;)">
            <text:p/>
          </table:table-cell>
          <table:table-cell table:style-name="ce152"/>
          <table:table-cell table:number-columns-repeated="2"/>
          <table:table-cell table:formula="of:=IFERROR([.S182]/[.M182]; &quot;&quot;)">
            <text:p/>
          </table:table-cell>
          <table:table-cell table:formula="of:=IFERROR(IF(AND([.F182]=&quot;Long&quot;; [.O182]=[.J182]); [.J182]*([.P182]-[.K182]); IF(AND([.F182]=&quot;Short&quot;; [.O182]=[.J182]); [.J182]*([.K182]-[.P182]); &quot;&quot;)); &quot;&quot;)">
            <text:p/>
          </table:table-cell>
          <table:table-cell table:formula="of:=IF(ISNUMBER([.S182]); IF([.S182]&gt;0; &quot;Win&quot;; &quot;Loss&quot;);&quot;&quot;)">
            <text:p/>
          </table:table-cell>
          <table:table-cell table:formula="of:=IF([.Q182]=&quot;&quot;; &quot;&quot;; CONCATENATE(DATEDIF([.I182];[.Q182];&quot;d&quot;); IF(DATEDIF([.I182];[.Q182];&quot;d&quot;)&gt;1; &quot; Days&quot;; &quot; Day&quot;)))">
            <text:p/>
          </table:table-cell>
          <table:table-cell table:content-validation-name="val12"/>
          <table:table-cell table:number-columns-repeated="2"/>
          <table:table-cell table:style-name="ce196"/>
          <table:table-cell table:style-name="ce205" table:formula="of:=IFERROR(IF(ISBLANK([.Y182]); &quot;&quot;; IF([.$F182]=&quot;Long&quot;; ([.Y182]-[.$K182])*[.$J182]/[.$M182]; ([.$K182]-[.Y182])*[.$J182]/[.$M182])-[.$R182]); &quot;&quot;)">
            <text:p/>
          </table:table-cell>
          <table:table-cell table:style-name="Default"/>
          <table:table-cell table:style-name="ce205" table:formula="of:=IFERROR(IF(ISBLANK([.AA182]); &quot;&quot;; IF([.$F182]=&quot;Long&quot;; ([.AA182]-[.$K182])*[.$J182]/[.$M182]; ([.$K182]-[.AA182])*[.$J182]/[.$M182])-[.$R182]); &quot;&quot;)">
            <text:p/>
          </table:table-cell>
          <table:table-cell table:style-name="Default"/>
          <table:table-cell table:style-name="ce205" table:formula="of:=IFERROR(IF(ISBLANK([.AC182]); &quot;&quot;; IF([.$F182]=&quot;Long&quot;; ([.AC182]-[.$K182])*[.$J182]/[.$M182]; ([.$K182]-[.AC182])*[.$J182]/[.$M182])-[.$R182]); &quot;&quot;)">
            <text:p/>
          </table:table-cell>
          <table:table-cell/>
          <table:table-cell table:style-name="ce224" table:formula="of:=IF(ISBLANK([.Q182]); &quot;&quot;; DAY([.Q182]))">
            <text:p/>
          </table:table-cell>
          <table:table-cell table:style-name="ce224" table:formula="of:=IF(ISBLANK([.I182]); &quot;&quot;; WEEKDAY([.I182]; 2))">
            <text:p/>
          </table:table-cell>
          <table:table-cell table:style-name="ce224" table:formula="of:=IF(ISBLANK([.Q182]); &quot;&quot;; WEEKDAY([.Q182]; 2))">
            <text:p/>
          </table:table-cell>
          <table:table-cell table:style-name="ce224" table:formula="of:=IF(ISBLANK([.Q182]); &quot;&quot;; WEEKNUM([.Q182]))">
            <text:p/>
          </table:table-cell>
          <table:table-cell table:style-name="ce224" table:formula="of:=IF(ISBLANK([.I182]); &quot;&quot;; MONTH([.I182]))">
            <text:p/>
          </table:table-cell>
          <table:table-cell table:style-name="ce224" table:formula="of:=IF(ISBLANK([.Q182]); &quot;&quot;; MONTH([.Q182]))">
            <text:p/>
          </table:table-cell>
          <table:table-cell table:style-name="ce224" table:formula="of:=IF(OR(ISBLANK([.I182]); ISBLANK([.Q182])); &quot;&quot;; IFERROR(DATEDIF([.I182];[.Q182];&quot;d&quot;); &quot;&quot;))">
            <text:p/>
          </table:table-cell>
          <table:table-cell table:style-name="ce286" table:formula="of:=IF(ISBLANK([.P182]); &quot;&quot;; SUM([.$R$3:.R182]))">
            <text:p/>
          </table:table-cell>
          <table:table-cell table:style-name="ce286" table:formula="of:=IF(ISBLANK([.P182]); &quot;&quot;; SUM([.$S$3:.S182]))">
            <text:p/>
          </table:table-cell>
          <table:table-cell table:formula="of:=IF(ISBLANK([.K182]); &quot;&quot;; [.J182]*[.K182])">
            <text:p/>
          </table:table-cell>
          <table:table-cell table:formula="of:=IF(ISNUMBER([.AO182]); [.AO182]*0.0035; &quot;&quot;)">
            <text:p/>
          </table:table-cell>
          <table:table-cell table:style-name="ce224" table:formula="of:=IF(ISBLANK([.P182]); &quot;&quot; ; [.O182]*[.P182])">
            <text:p/>
          </table:table-cell>
          <table:table-cell table:formula="of:=IF(ISNUMBER([.AQ182]); [.AQ182]*0.0035; &quot;&quot;)">
            <text:p/>
          </table:table-cell>
          <table:table-cell table:number-columns-repeated="20"/>
        </table:table-row>
        <table:table-row table:style-name="ro2">
          <table:table-cell office:value-type="float" office:value="181" calcext:value-type="float">
            <text:p>18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3]=&quot;Long&quot;; [.K183]-[Overview.$C$4]/[.J183]; IF([.F183]=&quot;Short&quot;; [.K183]+[Overview.$C$4]/[.J183]; &quot;&quot;)); &quot;&quot;)">
            <text:p/>
          </table:table-cell>
          <table:table-cell table:style-name="ce157" table:formula="of:=IFERROR(ABS([.L183]-[.K183])*[.J183]; &quot;&quot;)">
            <text:p/>
          </table:table-cell>
          <table:table-cell table:style-name="ce289" table:formula="of:=IFERROR(IF([.F183]=&quot;Long&quot;; [.K183]+[Overview.$C$4]/[.J183]*[Overview.$C$6]; IF([.F183]=&quot;Short&quot;; [.K183]-[Overview.$C$4]/[.J183]*[Overview.$C$6]; &quot;&quot;)); &quot;&quot;)">
            <text:p/>
          </table:table-cell>
          <table:table-cell table:style-name="ce152"/>
          <table:table-cell table:number-columns-repeated="2"/>
          <table:table-cell table:formula="of:=IFERROR([.S183]/[.M183]; &quot;&quot;)">
            <text:p/>
          </table:table-cell>
          <table:table-cell table:formula="of:=IFERROR(IF(AND([.F183]=&quot;Long&quot;; [.O183]=[.J183]); [.J183]*([.P183]-[.K183]); IF(AND([.F183]=&quot;Short&quot;; [.O183]=[.J183]); [.J183]*([.K183]-[.P183]); &quot;&quot;)); &quot;&quot;)">
            <text:p/>
          </table:table-cell>
          <table:table-cell table:formula="of:=IF(ISNUMBER([.S183]); IF([.S183]&gt;0; &quot;Win&quot;; &quot;Loss&quot;);&quot;&quot;)">
            <text:p/>
          </table:table-cell>
          <table:table-cell table:formula="of:=IF([.Q183]=&quot;&quot;; &quot;&quot;; CONCATENATE(DATEDIF([.I183];[.Q183];&quot;d&quot;); IF(DATEDIF([.I183];[.Q183];&quot;d&quot;)&gt;1; &quot; Days&quot;; &quot; Day&quot;)))">
            <text:p/>
          </table:table-cell>
          <table:table-cell table:content-validation-name="val12"/>
          <table:table-cell table:number-columns-repeated="2"/>
          <table:table-cell table:style-name="ce196"/>
          <table:table-cell table:style-name="ce205" table:formula="of:=IFERROR(IF(ISBLANK([.Y183]); &quot;&quot;; IF([.$F183]=&quot;Long&quot;; ([.Y183]-[.$K183])*[.$J183]/[.$M183]; ([.$K183]-[.Y183])*[.$J183]/[.$M183])-[.$R183]); &quot;&quot;)">
            <text:p/>
          </table:table-cell>
          <table:table-cell table:style-name="Default"/>
          <table:table-cell table:style-name="ce205" table:formula="of:=IFERROR(IF(ISBLANK([.AA183]); &quot;&quot;; IF([.$F183]=&quot;Long&quot;; ([.AA183]-[.$K183])*[.$J183]/[.$M183]; ([.$K183]-[.AA183])*[.$J183]/[.$M183])-[.$R183]); &quot;&quot;)">
            <text:p/>
          </table:table-cell>
          <table:table-cell table:style-name="ce249"/>
          <table:table-cell table:style-name="ce205" table:formula="of:=IFERROR(IF(ISBLANK([.AC183]); &quot;&quot;; IF([.$F183]=&quot;Long&quot;; ([.AC183]-[.$K183])*[.$J183]/[.$M183]; ([.$K183]-[.AC183])*[.$J183]/[.$M183])-[.$R183]); &quot;&quot;)">
            <text:p/>
          </table:table-cell>
          <table:table-cell/>
          <table:table-cell table:style-name="ce224" table:formula="of:=IF(ISBLANK([.Q183]); &quot;&quot;; DAY([.Q183]))">
            <text:p/>
          </table:table-cell>
          <table:table-cell table:style-name="ce224" table:formula="of:=IF(ISBLANK([.I183]); &quot;&quot;; WEEKDAY([.I183]; 2))">
            <text:p/>
          </table:table-cell>
          <table:table-cell table:style-name="ce224" table:formula="of:=IF(ISBLANK([.Q183]); &quot;&quot;; WEEKDAY([.Q183]; 2))">
            <text:p/>
          </table:table-cell>
          <table:table-cell table:style-name="ce224" table:formula="of:=IF(ISBLANK([.Q183]); &quot;&quot;; WEEKNUM([.Q183]))">
            <text:p/>
          </table:table-cell>
          <table:table-cell table:style-name="ce224" table:formula="of:=IF(ISBLANK([.I183]); &quot;&quot;; MONTH([.I183]))">
            <text:p/>
          </table:table-cell>
          <table:table-cell table:style-name="ce224" table:formula="of:=IF(ISBLANK([.Q183]); &quot;&quot;; MONTH([.Q183]))">
            <text:p/>
          </table:table-cell>
          <table:table-cell table:style-name="ce224" table:formula="of:=IF(OR(ISBLANK([.I183]); ISBLANK([.Q183])); &quot;&quot;; IFERROR(DATEDIF([.I183];[.Q183];&quot;d&quot;); &quot;&quot;))">
            <text:p/>
          </table:table-cell>
          <table:table-cell table:style-name="ce286" table:formula="of:=IF(ISBLANK([.P183]); &quot;&quot;; SUM([.$R$3:.R183]))">
            <text:p/>
          </table:table-cell>
          <table:table-cell table:style-name="ce286" table:formula="of:=IF(ISBLANK([.P183]); &quot;&quot;; SUM([.$S$3:.S183]))">
            <text:p/>
          </table:table-cell>
          <table:table-cell table:formula="of:=IF(ISBLANK([.K183]); &quot;&quot;; [.J183]*[.K183])">
            <text:p/>
          </table:table-cell>
          <table:table-cell table:formula="of:=IF(ISNUMBER([.AO183]); [.AO183]*0.0035; &quot;&quot;)">
            <text:p/>
          </table:table-cell>
          <table:table-cell table:style-name="ce224" table:formula="of:=IF(ISBLANK([.P183]); &quot;&quot; ; [.O183]*[.P183])">
            <text:p/>
          </table:table-cell>
          <table:table-cell table:formula="of:=IF(ISNUMBER([.AQ183]); [.AQ183]*0.0035; &quot;&quot;)">
            <text:p/>
          </table:table-cell>
          <table:table-cell table:number-columns-repeated="20"/>
        </table:table-row>
        <table:table-row table:style-name="ro2">
          <table:table-cell office:value-type="float" office:value="182" calcext:value-type="float">
            <text:p>18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4]=&quot;Long&quot;; [.K184]-[Overview.$C$4]/[.J184]; IF([.F184]=&quot;Short&quot;; [.K184]+[Overview.$C$4]/[.J184]; &quot;&quot;)); &quot;&quot;)">
            <text:p/>
          </table:table-cell>
          <table:table-cell table:style-name="ce157" table:formula="of:=IFERROR(ABS([.L184]-[.K184])*[.J184]; &quot;&quot;)">
            <text:p/>
          </table:table-cell>
          <table:table-cell table:style-name="ce289" table:formula="of:=IFERROR(IF([.F184]=&quot;Long&quot;; [.K184]+[Overview.$C$4]/[.J184]*[Overview.$C$6]; IF([.F184]=&quot;Short&quot;; [.K184]-[Overview.$C$4]/[.J184]*[Overview.$C$6]; &quot;&quot;)); &quot;&quot;)">
            <text:p/>
          </table:table-cell>
          <table:table-cell table:style-name="ce152"/>
          <table:table-cell table:number-columns-repeated="2"/>
          <table:table-cell table:formula="of:=IFERROR([.S184]/[.M184]; &quot;&quot;)">
            <text:p/>
          </table:table-cell>
          <table:table-cell table:formula="of:=IFERROR(IF(AND([.F184]=&quot;Long&quot;; [.O184]=[.J184]); [.J184]*([.P184]-[.K184]); IF(AND([.F184]=&quot;Short&quot;; [.O184]=[.J184]); [.J184]*([.K184]-[.P184]); &quot;&quot;)); &quot;&quot;)">
            <text:p/>
          </table:table-cell>
          <table:table-cell table:formula="of:=IF(ISNUMBER([.S184]); IF([.S184]&gt;0; &quot;Win&quot;; &quot;Loss&quot;);&quot;&quot;)">
            <text:p/>
          </table:table-cell>
          <table:table-cell table:formula="of:=IF([.Q184]=&quot;&quot;; &quot;&quot;; CONCATENATE(DATEDIF([.I184];[.Q184];&quot;d&quot;); IF(DATEDIF([.I184];[.Q184];&quot;d&quot;)&gt;1; &quot; Days&quot;; &quot; Day&quot;)))">
            <text:p/>
          </table:table-cell>
          <table:table-cell table:content-validation-name="val12"/>
          <table:table-cell table:number-columns-repeated="2"/>
          <table:table-cell table:style-name="ce196"/>
          <table:table-cell table:style-name="ce205" table:formula="of:=IFERROR(IF(ISBLANK([.Y184]); &quot;&quot;; IF([.$F184]=&quot;Long&quot;; ([.Y184]-[.$K184])*[.$J184]/[.$M184]; ([.$K184]-[.Y184])*[.$J184]/[.$M184])-[.$R184]); &quot;&quot;)">
            <text:p/>
          </table:table-cell>
          <table:table-cell table:style-name="Default"/>
          <table:table-cell table:style-name="ce205" table:formula="of:=IFERROR(IF(ISBLANK([.AA184]); &quot;&quot;; IF([.$F184]=&quot;Long&quot;; ([.AA184]-[.$K184])*[.$J184]/[.$M184]; ([.$K184]-[.AA184])*[.$J184]/[.$M184])-[.$R184]); &quot;&quot;)">
            <text:p/>
          </table:table-cell>
          <table:table-cell table:style-name="Default"/>
          <table:table-cell table:style-name="ce205" table:formula="of:=IFERROR(IF(ISBLANK([.AC184]); &quot;&quot;; IF([.$F184]=&quot;Long&quot;; ([.AC184]-[.$K184])*[.$J184]/[.$M184]; ([.$K184]-[.AC184])*[.$J184]/[.$M184])-[.$R184]); &quot;&quot;)">
            <text:p/>
          </table:table-cell>
          <table:table-cell/>
          <table:table-cell table:style-name="ce224" table:formula="of:=IF(ISBLANK([.Q184]); &quot;&quot;; DAY([.Q184]))">
            <text:p/>
          </table:table-cell>
          <table:table-cell table:style-name="ce224" table:formula="of:=IF(ISBLANK([.I184]); &quot;&quot;; WEEKDAY([.I184]; 2))">
            <text:p/>
          </table:table-cell>
          <table:table-cell table:style-name="ce224" table:formula="of:=IF(ISBLANK([.Q184]); &quot;&quot;; WEEKDAY([.Q184]; 2))">
            <text:p/>
          </table:table-cell>
          <table:table-cell table:style-name="ce224" table:formula="of:=IF(ISBLANK([.Q184]); &quot;&quot;; WEEKNUM([.Q184]))">
            <text:p/>
          </table:table-cell>
          <table:table-cell table:style-name="ce224" table:formula="of:=IF(ISBLANK([.I184]); &quot;&quot;; MONTH([.I184]))">
            <text:p/>
          </table:table-cell>
          <table:table-cell table:style-name="ce224" table:formula="of:=IF(ISBLANK([.Q184]); &quot;&quot;; MONTH([.Q184]))">
            <text:p/>
          </table:table-cell>
          <table:table-cell table:style-name="ce224" table:formula="of:=IF(OR(ISBLANK([.I184]); ISBLANK([.Q184])); &quot;&quot;; IFERROR(DATEDIF([.I184];[.Q184];&quot;d&quot;); &quot;&quot;))">
            <text:p/>
          </table:table-cell>
          <table:table-cell table:style-name="ce286" table:formula="of:=IF(ISBLANK([.P184]); &quot;&quot;; SUM([.$R$3:.R184]))">
            <text:p/>
          </table:table-cell>
          <table:table-cell table:style-name="ce286" table:formula="of:=IF(ISBLANK([.P184]); &quot;&quot;; SUM([.$S$3:.S184]))">
            <text:p/>
          </table:table-cell>
          <table:table-cell table:formula="of:=IF(ISBLANK([.K184]); &quot;&quot;; [.J184]*[.K184])">
            <text:p/>
          </table:table-cell>
          <table:table-cell table:formula="of:=IF(ISNUMBER([.AO184]); [.AO184]*0.0035; &quot;&quot;)">
            <text:p/>
          </table:table-cell>
          <table:table-cell table:style-name="ce224" table:formula="of:=IF(ISBLANK([.P184]); &quot;&quot; ; [.O184]*[.P184])">
            <text:p/>
          </table:table-cell>
          <table:table-cell table:formula="of:=IF(ISNUMBER([.AQ184]); [.AQ184]*0.0035; &quot;&quot;)">
            <text:p/>
          </table:table-cell>
          <table:table-cell table:number-columns-repeated="20"/>
        </table:table-row>
        <table:table-row table:style-name="ro2">
          <table:table-cell office:value-type="float" office:value="183" calcext:value-type="float">
            <text:p>18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5]=&quot;Long&quot;; [.K185]-[Overview.$C$4]/[.J185]; IF([.F185]=&quot;Short&quot;; [.K185]+[Overview.$C$4]/[.J185]; &quot;&quot;)); &quot;&quot;)">
            <text:p/>
          </table:table-cell>
          <table:table-cell table:style-name="ce157" table:formula="of:=IFERROR(ABS([.L185]-[.K185])*[.J185]; &quot;&quot;)">
            <text:p/>
          </table:table-cell>
          <table:table-cell table:style-name="ce289" table:formula="of:=IFERROR(IF([.F185]=&quot;Long&quot;; [.K185]+[Overview.$C$4]/[.J185]*[Overview.$C$6]; IF([.F185]=&quot;Short&quot;; [.K185]-[Overview.$C$4]/[.J185]*[Overview.$C$6]; &quot;&quot;)); &quot;&quot;)">
            <text:p/>
          </table:table-cell>
          <table:table-cell table:style-name="ce152"/>
          <table:table-cell table:number-columns-repeated="2"/>
          <table:table-cell table:formula="of:=IFERROR([.S185]/[.M185]; &quot;&quot;)">
            <text:p/>
          </table:table-cell>
          <table:table-cell table:formula="of:=IFERROR(IF(AND([.F185]=&quot;Long&quot;; [.O185]=[.J185]); [.J185]*([.P185]-[.K185]); IF(AND([.F185]=&quot;Short&quot;; [.O185]=[.J185]); [.J185]*([.K185]-[.P185]); &quot;&quot;)); &quot;&quot;)">
            <text:p/>
          </table:table-cell>
          <table:table-cell table:formula="of:=IF(ISNUMBER([.S185]); IF([.S185]&gt;0; &quot;Win&quot;; &quot;Loss&quot;);&quot;&quot;)">
            <text:p/>
          </table:table-cell>
          <table:table-cell table:formula="of:=IF([.Q185]=&quot;&quot;; &quot;&quot;; CONCATENATE(DATEDIF([.I185];[.Q185];&quot;d&quot;); IF(DATEDIF([.I185];[.Q185];&quot;d&quot;)&gt;1; &quot; Days&quot;; &quot; Day&quot;)))">
            <text:p/>
          </table:table-cell>
          <table:table-cell table:content-validation-name="val12"/>
          <table:table-cell table:number-columns-repeated="2"/>
          <table:table-cell table:style-name="ce196"/>
          <table:table-cell table:style-name="ce205" table:formula="of:=IFERROR(IF(ISBLANK([.Y185]); &quot;&quot;; IF([.$F185]=&quot;Long&quot;; ([.Y185]-[.$K185])*[.$J185]/[.$M185]; ([.$K185]-[.Y185])*[.$J185]/[.$M185])-[.$R185]); &quot;&quot;)">
            <text:p/>
          </table:table-cell>
          <table:table-cell table:style-name="Default"/>
          <table:table-cell table:style-name="ce205" table:formula="of:=IFERROR(IF(ISBLANK([.AA185]); &quot;&quot;; IF([.$F185]=&quot;Long&quot;; ([.AA185]-[.$K185])*[.$J185]/[.$M185]; ([.$K185]-[.AA185])*[.$J185]/[.$M185])-[.$R185]); &quot;&quot;)">
            <text:p/>
          </table:table-cell>
          <table:table-cell table:style-name="Default"/>
          <table:table-cell table:style-name="ce205" table:formula="of:=IFERROR(IF(ISBLANK([.AC185]); &quot;&quot;; IF([.$F185]=&quot;Long&quot;; ([.AC185]-[.$K185])*[.$J185]/[.$M185]; ([.$K185]-[.AC185])*[.$J185]/[.$M185])-[.$R185]); &quot;&quot;)">
            <text:p/>
          </table:table-cell>
          <table:table-cell/>
          <table:table-cell table:style-name="ce224" table:formula="of:=IF(ISBLANK([.Q185]); &quot;&quot;; DAY([.Q185]))">
            <text:p/>
          </table:table-cell>
          <table:table-cell table:style-name="ce224" table:formula="of:=IF(ISBLANK([.I185]); &quot;&quot;; WEEKDAY([.I185]; 2))">
            <text:p/>
          </table:table-cell>
          <table:table-cell table:style-name="ce224" table:formula="of:=IF(ISBLANK([.Q185]); &quot;&quot;; WEEKDAY([.Q185]; 2))">
            <text:p/>
          </table:table-cell>
          <table:table-cell table:style-name="ce224" table:formula="of:=IF(ISBLANK([.Q185]); &quot;&quot;; WEEKNUM([.Q185]))">
            <text:p/>
          </table:table-cell>
          <table:table-cell table:style-name="ce224" table:formula="of:=IF(ISBLANK([.I185]); &quot;&quot;; MONTH([.I185]))">
            <text:p/>
          </table:table-cell>
          <table:table-cell table:style-name="ce224" table:formula="of:=IF(ISBLANK([.Q185]); &quot;&quot;; MONTH([.Q185]))">
            <text:p/>
          </table:table-cell>
          <table:table-cell table:style-name="ce224" table:formula="of:=IF(OR(ISBLANK([.I185]); ISBLANK([.Q185])); &quot;&quot;; IFERROR(DATEDIF([.I185];[.Q185];&quot;d&quot;); &quot;&quot;))">
            <text:p/>
          </table:table-cell>
          <table:table-cell table:style-name="ce286" table:formula="of:=IF(ISBLANK([.P185]); &quot;&quot;; SUM([.$R$3:.R185]))">
            <text:p/>
          </table:table-cell>
          <table:table-cell table:style-name="ce286" table:formula="of:=IF(ISBLANK([.P185]); &quot;&quot;; SUM([.$S$3:.S185]))">
            <text:p/>
          </table:table-cell>
          <table:table-cell table:formula="of:=IF(ISBLANK([.K185]); &quot;&quot;; [.J185]*[.K185])">
            <text:p/>
          </table:table-cell>
          <table:table-cell table:formula="of:=IF(ISNUMBER([.AO185]); [.AO185]*0.0035; &quot;&quot;)">
            <text:p/>
          </table:table-cell>
          <table:table-cell table:style-name="ce224" table:formula="of:=IF(ISBLANK([.P185]); &quot;&quot; ; [.O185]*[.P185])">
            <text:p/>
          </table:table-cell>
          <table:table-cell table:formula="of:=IF(ISNUMBER([.AQ185]); [.AQ185]*0.0035; &quot;&quot;)">
            <text:p/>
          </table:table-cell>
          <table:table-cell table:number-columns-repeated="20"/>
        </table:table-row>
        <table:table-row table:style-name="ro2">
          <table:table-cell office:value-type="float" office:value="184" calcext:value-type="float">
            <text:p>18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6]=&quot;Long&quot;; [.K186]-[Overview.$C$4]/[.J186]; IF([.F186]=&quot;Short&quot;; [.K186]+[Overview.$C$4]/[.J186]; &quot;&quot;)); &quot;&quot;)">
            <text:p/>
          </table:table-cell>
          <table:table-cell table:style-name="ce157" table:formula="of:=IFERROR(ABS([.L186]-[.K186])*[.J186]; &quot;&quot;)">
            <text:p/>
          </table:table-cell>
          <table:table-cell table:style-name="ce289" table:formula="of:=IFERROR(IF([.F186]=&quot;Long&quot;; [.K186]+[Overview.$C$4]/[.J186]*[Overview.$C$6]; IF([.F186]=&quot;Short&quot;; [.K186]-[Overview.$C$4]/[.J186]*[Overview.$C$6]; &quot;&quot;)); &quot;&quot;)">
            <text:p/>
          </table:table-cell>
          <table:table-cell table:style-name="ce152"/>
          <table:table-cell table:number-columns-repeated="2"/>
          <table:table-cell table:formula="of:=IFERROR([.S186]/[.M186]; &quot;&quot;)">
            <text:p/>
          </table:table-cell>
          <table:table-cell table:formula="of:=IFERROR(IF(AND([.F186]=&quot;Long&quot;; [.O186]=[.J186]); [.J186]*([.P186]-[.K186]); IF(AND([.F186]=&quot;Short&quot;; [.O186]=[.J186]); [.J186]*([.K186]-[.P186]); &quot;&quot;)); &quot;&quot;)">
            <text:p/>
          </table:table-cell>
          <table:table-cell table:formula="of:=IF(ISNUMBER([.S186]); IF([.S186]&gt;0; &quot;Win&quot;; &quot;Loss&quot;);&quot;&quot;)">
            <text:p/>
          </table:table-cell>
          <table:table-cell table:formula="of:=IF([.Q186]=&quot;&quot;; &quot;&quot;; CONCATENATE(DATEDIF([.I186];[.Q186];&quot;d&quot;); IF(DATEDIF([.I186];[.Q186];&quot;d&quot;)&gt;1; &quot; Days&quot;; &quot; Day&quot;)))">
            <text:p/>
          </table:table-cell>
          <table:table-cell table:content-validation-name="val12"/>
          <table:table-cell table:number-columns-repeated="2"/>
          <table:table-cell table:style-name="ce196"/>
          <table:table-cell table:style-name="ce205" table:formula="of:=IFERROR(IF(ISBLANK([.Y186]); &quot;&quot;; IF([.$F186]=&quot;Long&quot;; ([.Y186]-[.$K186])*[.$J186]/[.$M186]; ([.$K186]-[.Y186])*[.$J186]/[.$M186])-[.$R186]); &quot;&quot;)">
            <text:p/>
          </table:table-cell>
          <table:table-cell table:style-name="Default"/>
          <table:table-cell table:style-name="ce205" table:formula="of:=IFERROR(IF(ISBLANK([.AA186]); &quot;&quot;; IF([.$F186]=&quot;Long&quot;; ([.AA186]-[.$K186])*[.$J186]/[.$M186]; ([.$K186]-[.AA186])*[.$J186]/[.$M186])-[.$R186]); &quot;&quot;)">
            <text:p/>
          </table:table-cell>
          <table:table-cell table:style-name="Default"/>
          <table:table-cell table:style-name="ce205" table:formula="of:=IFERROR(IF(ISBLANK([.AC186]); &quot;&quot;; IF([.$F186]=&quot;Long&quot;; ([.AC186]-[.$K186])*[.$J186]/[.$M186]; ([.$K186]-[.AC186])*[.$J186]/[.$M186])-[.$R186]); &quot;&quot;)">
            <text:p/>
          </table:table-cell>
          <table:table-cell/>
          <table:table-cell table:style-name="ce224" table:formula="of:=IF(ISBLANK([.Q186]); &quot;&quot;; DAY([.Q186]))">
            <text:p/>
          </table:table-cell>
          <table:table-cell table:style-name="ce224" table:formula="of:=IF(ISBLANK([.I186]); &quot;&quot;; WEEKDAY([.I186]; 2))">
            <text:p/>
          </table:table-cell>
          <table:table-cell table:style-name="ce224" table:formula="of:=IF(ISBLANK([.Q186]); &quot;&quot;; WEEKDAY([.Q186]; 2))">
            <text:p/>
          </table:table-cell>
          <table:table-cell table:style-name="ce224" table:formula="of:=IF(ISBLANK([.Q186]); &quot;&quot;; WEEKNUM([.Q186]))">
            <text:p/>
          </table:table-cell>
          <table:table-cell table:style-name="ce224" table:formula="of:=IF(ISBLANK([.I186]); &quot;&quot;; MONTH([.I186]))">
            <text:p/>
          </table:table-cell>
          <table:table-cell table:style-name="ce224" table:formula="of:=IF(ISBLANK([.Q186]); &quot;&quot;; MONTH([.Q186]))">
            <text:p/>
          </table:table-cell>
          <table:table-cell table:style-name="ce224" table:formula="of:=IF(OR(ISBLANK([.I186]); ISBLANK([.Q186])); &quot;&quot;; IFERROR(DATEDIF([.I186];[.Q186];&quot;d&quot;); &quot;&quot;))">
            <text:p/>
          </table:table-cell>
          <table:table-cell table:style-name="ce286" table:formula="of:=IF(ISBLANK([.P186]); &quot;&quot;; SUM([.$R$3:.R186]))">
            <text:p/>
          </table:table-cell>
          <table:table-cell table:style-name="ce286" table:formula="of:=IF(ISBLANK([.P186]); &quot;&quot;; SUM([.$S$3:.S186]))">
            <text:p/>
          </table:table-cell>
          <table:table-cell table:formula="of:=IF(ISBLANK([.K186]); &quot;&quot;; [.J186]*[.K186])">
            <text:p/>
          </table:table-cell>
          <table:table-cell table:formula="of:=IF(ISNUMBER([.AO186]); [.AO186]*0.0035; &quot;&quot;)">
            <text:p/>
          </table:table-cell>
          <table:table-cell table:style-name="ce224" table:formula="of:=IF(ISBLANK([.P186]); &quot;&quot; ; [.O186]*[.P186])">
            <text:p/>
          </table:table-cell>
          <table:table-cell table:formula="of:=IF(ISNUMBER([.AQ186]); [.AQ186]*0.0035; &quot;&quot;)">
            <text:p/>
          </table:table-cell>
          <table:table-cell table:number-columns-repeated="20"/>
        </table:table-row>
        <table:table-row table:style-name="ro2">
          <table:table-cell office:value-type="float" office:value="185" calcext:value-type="float">
            <text:p>18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7]=&quot;Long&quot;; [.K187]-[Overview.$C$4]/[.J187]; IF([.F187]=&quot;Short&quot;; [.K187]+[Overview.$C$4]/[.J187]; &quot;&quot;)); &quot;&quot;)">
            <text:p/>
          </table:table-cell>
          <table:table-cell table:style-name="ce157" table:formula="of:=IFERROR(ABS([.L187]-[.K187])*[.J187]; &quot;&quot;)">
            <text:p/>
          </table:table-cell>
          <table:table-cell table:style-name="ce289" table:formula="of:=IFERROR(IF([.F187]=&quot;Long&quot;; [.K187]+[Overview.$C$4]/[.J187]*[Overview.$C$6]; IF([.F187]=&quot;Short&quot;; [.K187]-[Overview.$C$4]/[.J187]*[Overview.$C$6]; &quot;&quot;)); &quot;&quot;)">
            <text:p/>
          </table:table-cell>
          <table:table-cell table:style-name="ce152"/>
          <table:table-cell table:number-columns-repeated="2"/>
          <table:table-cell table:formula="of:=IFERROR([.S187]/[.M187]; &quot;&quot;)">
            <text:p/>
          </table:table-cell>
          <table:table-cell table:formula="of:=IFERROR(IF(AND([.F187]=&quot;Long&quot;; [.O187]=[.J187]); [.J187]*([.P187]-[.K187]); IF(AND([.F187]=&quot;Short&quot;; [.O187]=[.J187]); [.J187]*([.K187]-[.P187]); &quot;&quot;)); &quot;&quot;)">
            <text:p/>
          </table:table-cell>
          <table:table-cell table:formula="of:=IF(ISNUMBER([.S187]); IF([.S187]&gt;0; &quot;Win&quot;; &quot;Loss&quot;);&quot;&quot;)">
            <text:p/>
          </table:table-cell>
          <table:table-cell table:formula="of:=IF([.Q187]=&quot;&quot;; &quot;&quot;; CONCATENATE(DATEDIF([.I187];[.Q187];&quot;d&quot;); IF(DATEDIF([.I187];[.Q187];&quot;d&quot;)&gt;1; &quot; Days&quot;; &quot; Day&quot;)))">
            <text:p/>
          </table:table-cell>
          <table:table-cell table:content-validation-name="val12"/>
          <table:table-cell table:number-columns-repeated="2"/>
          <table:table-cell table:style-name="ce196"/>
          <table:table-cell table:style-name="ce205" table:formula="of:=IFERROR(IF(ISBLANK([.Y187]); &quot;&quot;; IF([.$F187]=&quot;Long&quot;; ([.Y187]-[.$K187])*[.$J187]/[.$M187]; ([.$K187]-[.Y187])*[.$J187]/[.$M187])-[.$R187]); &quot;&quot;)">
            <text:p/>
          </table:table-cell>
          <table:table-cell table:style-name="Default"/>
          <table:table-cell table:style-name="ce205" table:formula="of:=IFERROR(IF(ISBLANK([.AA187]); &quot;&quot;; IF([.$F187]=&quot;Long&quot;; ([.AA187]-[.$K187])*[.$J187]/[.$M187]; ([.$K187]-[.AA187])*[.$J187]/[.$M187])-[.$R187]); &quot;&quot;)">
            <text:p/>
          </table:table-cell>
          <table:table-cell table:style-name="Default"/>
          <table:table-cell table:style-name="ce205" table:formula="of:=IFERROR(IF(ISBLANK([.AC187]); &quot;&quot;; IF([.$F187]=&quot;Long&quot;; ([.AC187]-[.$K187])*[.$J187]/[.$M187]; ([.$K187]-[.AC187])*[.$J187]/[.$M187])-[.$R187]); &quot;&quot;)">
            <text:p/>
          </table:table-cell>
          <table:table-cell/>
          <table:table-cell table:style-name="ce224" table:formula="of:=IF(ISBLANK([.Q187]); &quot;&quot;; DAY([.Q187]))">
            <text:p/>
          </table:table-cell>
          <table:table-cell table:style-name="ce224" table:formula="of:=IF(ISBLANK([.I187]); &quot;&quot;; WEEKDAY([.I187]; 2))">
            <text:p/>
          </table:table-cell>
          <table:table-cell table:style-name="ce224" table:formula="of:=IF(ISBLANK([.Q187]); &quot;&quot;; WEEKDAY([.Q187]; 2))">
            <text:p/>
          </table:table-cell>
          <table:table-cell table:style-name="ce224" table:formula="of:=IF(ISBLANK([.Q187]); &quot;&quot;; WEEKNUM([.Q187]))">
            <text:p/>
          </table:table-cell>
          <table:table-cell table:style-name="ce224" table:formula="of:=IF(ISBLANK([.I187]); &quot;&quot;; MONTH([.I187]))">
            <text:p/>
          </table:table-cell>
          <table:table-cell table:style-name="ce224" table:formula="of:=IF(ISBLANK([.Q187]); &quot;&quot;; MONTH([.Q187]))">
            <text:p/>
          </table:table-cell>
          <table:table-cell table:style-name="ce224" table:formula="of:=IF(OR(ISBLANK([.I187]); ISBLANK([.Q187])); &quot;&quot;; IFERROR(DATEDIF([.I187];[.Q187];&quot;d&quot;); &quot;&quot;))">
            <text:p/>
          </table:table-cell>
          <table:table-cell table:style-name="ce286" table:formula="of:=IF(ISBLANK([.P187]); &quot;&quot;; SUM([.$R$3:.R187]))">
            <text:p/>
          </table:table-cell>
          <table:table-cell table:style-name="ce286" table:formula="of:=IF(ISBLANK([.P187]); &quot;&quot;; SUM([.$S$3:.S187]))">
            <text:p/>
          </table:table-cell>
          <table:table-cell table:formula="of:=IF(ISBLANK([.K187]); &quot;&quot;; [.J187]*[.K187])">
            <text:p/>
          </table:table-cell>
          <table:table-cell table:formula="of:=IF(ISNUMBER([.AO187]); [.AO187]*0.0035; &quot;&quot;)">
            <text:p/>
          </table:table-cell>
          <table:table-cell table:style-name="ce224" table:formula="of:=IF(ISBLANK([.P187]); &quot;&quot; ; [.O187]*[.P187])">
            <text:p/>
          </table:table-cell>
          <table:table-cell table:formula="of:=IF(ISNUMBER([.AQ187]); [.AQ187]*0.0035; &quot;&quot;)">
            <text:p/>
          </table:table-cell>
          <table:table-cell table:number-columns-repeated="20"/>
        </table:table-row>
        <table:table-row table:style-name="ro2">
          <table:table-cell office:value-type="float" office:value="186" calcext:value-type="float">
            <text:p>18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8]=&quot;Long&quot;; [.K188]-[Overview.$C$4]/[.J188]; IF([.F188]=&quot;Short&quot;; [.K188]+[Overview.$C$4]/[.J188]; &quot;&quot;)); &quot;&quot;)">
            <text:p/>
          </table:table-cell>
          <table:table-cell table:style-name="ce157" table:formula="of:=IFERROR(ABS([.L188]-[.K188])*[.J188]; &quot;&quot;)">
            <text:p/>
          </table:table-cell>
          <table:table-cell table:style-name="ce289" table:formula="of:=IFERROR(IF([.F188]=&quot;Long&quot;; [.K188]+[Overview.$C$4]/[.J188]*[Overview.$C$6]; IF([.F188]=&quot;Short&quot;; [.K188]-[Overview.$C$4]/[.J188]*[Overview.$C$6]; &quot;&quot;)); &quot;&quot;)">
            <text:p/>
          </table:table-cell>
          <table:table-cell table:style-name="ce152"/>
          <table:table-cell table:number-columns-repeated="2"/>
          <table:table-cell table:formula="of:=IFERROR([.S188]/[.M188]; &quot;&quot;)">
            <text:p/>
          </table:table-cell>
          <table:table-cell table:formula="of:=IFERROR(IF(AND([.F188]=&quot;Long&quot;; [.O188]=[.J188]); [.J188]*([.P188]-[.K188]); IF(AND([.F188]=&quot;Short&quot;; [.O188]=[.J188]); [.J188]*([.K188]-[.P188]); &quot;&quot;)); &quot;&quot;)">
            <text:p/>
          </table:table-cell>
          <table:table-cell table:formula="of:=IF(ISNUMBER([.S188]); IF([.S188]&gt;0; &quot;Win&quot;; &quot;Loss&quot;);&quot;&quot;)">
            <text:p/>
          </table:table-cell>
          <table:table-cell table:formula="of:=IF([.Q188]=&quot;&quot;; &quot;&quot;; CONCATENATE(DATEDIF([.I188];[.Q188];&quot;d&quot;); IF(DATEDIF([.I188];[.Q188];&quot;d&quot;)&gt;1; &quot; Days&quot;; &quot; Day&quot;)))">
            <text:p/>
          </table:table-cell>
          <table:table-cell table:content-validation-name="val12"/>
          <table:table-cell table:number-columns-repeated="2"/>
          <table:table-cell table:style-name="ce196"/>
          <table:table-cell table:style-name="ce205" table:formula="of:=IFERROR(IF(ISBLANK([.Y188]); &quot;&quot;; IF([.$F188]=&quot;Long&quot;; ([.Y188]-[.$K188])*[.$J188]/[.$M188]; ([.$K188]-[.Y188])*[.$J188]/[.$M188])-[.$R188]); &quot;&quot;)">
            <text:p/>
          </table:table-cell>
          <table:table-cell table:style-name="Default"/>
          <table:table-cell table:style-name="ce205" table:formula="of:=IFERROR(IF(ISBLANK([.AA188]); &quot;&quot;; IF([.$F188]=&quot;Long&quot;; ([.AA188]-[.$K188])*[.$J188]/[.$M188]; ([.$K188]-[.AA188])*[.$J188]/[.$M188])-[.$R188]); &quot;&quot;)">
            <text:p/>
          </table:table-cell>
          <table:table-cell table:style-name="Default"/>
          <table:table-cell table:style-name="ce205" table:formula="of:=IFERROR(IF(ISBLANK([.AC188]); &quot;&quot;; IF([.$F188]=&quot;Long&quot;; ([.AC188]-[.$K188])*[.$J188]/[.$M188]; ([.$K188]-[.AC188])*[.$J188]/[.$M188])-[.$R188]); &quot;&quot;)">
            <text:p/>
          </table:table-cell>
          <table:table-cell/>
          <table:table-cell table:style-name="ce224" table:formula="of:=IF(ISBLANK([.Q188]); &quot;&quot;; DAY([.Q188]))">
            <text:p/>
          </table:table-cell>
          <table:table-cell table:style-name="ce224" table:formula="of:=IF(ISBLANK([.I188]); &quot;&quot;; WEEKDAY([.I188]; 2))">
            <text:p/>
          </table:table-cell>
          <table:table-cell table:style-name="ce224" table:formula="of:=IF(ISBLANK([.Q188]); &quot;&quot;; WEEKDAY([.Q188]; 2))">
            <text:p/>
          </table:table-cell>
          <table:table-cell table:style-name="ce224" table:formula="of:=IF(ISBLANK([.Q188]); &quot;&quot;; WEEKNUM([.Q188]))">
            <text:p/>
          </table:table-cell>
          <table:table-cell table:style-name="ce224" table:formula="of:=IF(ISBLANK([.I188]); &quot;&quot;; MONTH([.I188]))">
            <text:p/>
          </table:table-cell>
          <table:table-cell table:style-name="ce224" table:formula="of:=IF(ISBLANK([.Q188]); &quot;&quot;; MONTH([.Q188]))">
            <text:p/>
          </table:table-cell>
          <table:table-cell table:style-name="ce224" table:formula="of:=IF(OR(ISBLANK([.I188]); ISBLANK([.Q188])); &quot;&quot;; IFERROR(DATEDIF([.I188];[.Q188];&quot;d&quot;); &quot;&quot;))">
            <text:p/>
          </table:table-cell>
          <table:table-cell table:style-name="ce286" table:formula="of:=IF(ISBLANK([.P188]); &quot;&quot;; SUM([.$R$3:.R188]))">
            <text:p/>
          </table:table-cell>
          <table:table-cell table:style-name="ce286" table:formula="of:=IF(ISBLANK([.P188]); &quot;&quot;; SUM([.$S$3:.S188]))">
            <text:p/>
          </table:table-cell>
          <table:table-cell table:formula="of:=IF(ISBLANK([.K188]); &quot;&quot;; [.J188]*[.K188])">
            <text:p/>
          </table:table-cell>
          <table:table-cell table:formula="of:=IF(ISNUMBER([.AO188]); [.AO188]*0.0035; &quot;&quot;)">
            <text:p/>
          </table:table-cell>
          <table:table-cell table:style-name="ce224" table:formula="of:=IF(ISBLANK([.P188]); &quot;&quot; ; [.O188]*[.P188])">
            <text:p/>
          </table:table-cell>
          <table:table-cell table:formula="of:=IF(ISNUMBER([.AQ188]); [.AQ188]*0.0035; &quot;&quot;)">
            <text:p/>
          </table:table-cell>
          <table:table-cell table:number-columns-repeated="20"/>
        </table:table-row>
        <table:table-row table:style-name="ro2">
          <table:table-cell office:value-type="float" office:value="187" calcext:value-type="float">
            <text:p>18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89]=&quot;Long&quot;; [.K189]-[Overview.$C$4]/[.J189]; IF([.F189]=&quot;Short&quot;; [.K189]+[Overview.$C$4]/[.J189]; &quot;&quot;)); &quot;&quot;)">
            <text:p/>
          </table:table-cell>
          <table:table-cell table:style-name="ce157" table:formula="of:=IFERROR(ABS([.L189]-[.K189])*[.J189]; &quot;&quot;)">
            <text:p/>
          </table:table-cell>
          <table:table-cell table:style-name="ce289" table:formula="of:=IFERROR(IF([.F189]=&quot;Long&quot;; [.K189]+[Overview.$C$4]/[.J189]*[Overview.$C$6]; IF([.F189]=&quot;Short&quot;; [.K189]-[Overview.$C$4]/[.J189]*[Overview.$C$6]; &quot;&quot;)); &quot;&quot;)">
            <text:p/>
          </table:table-cell>
          <table:table-cell table:style-name="ce152"/>
          <table:table-cell table:number-columns-repeated="2"/>
          <table:table-cell table:formula="of:=IFERROR([.S189]/[.M189]; &quot;&quot;)">
            <text:p/>
          </table:table-cell>
          <table:table-cell table:formula="of:=IFERROR(IF(AND([.F189]=&quot;Long&quot;; [.O189]=[.J189]); [.J189]*([.P189]-[.K189]); IF(AND([.F189]=&quot;Short&quot;; [.O189]=[.J189]); [.J189]*([.K189]-[.P189]); &quot;&quot;)); &quot;&quot;)">
            <text:p/>
          </table:table-cell>
          <table:table-cell table:formula="of:=IF(ISNUMBER([.S189]); IF([.S189]&gt;0; &quot;Win&quot;; &quot;Loss&quot;);&quot;&quot;)">
            <text:p/>
          </table:table-cell>
          <table:table-cell table:formula="of:=IF([.Q189]=&quot;&quot;; &quot;&quot;; CONCATENATE(DATEDIF([.I189];[.Q189];&quot;d&quot;); IF(DATEDIF([.I189];[.Q189];&quot;d&quot;)&gt;1; &quot; Days&quot;; &quot; Day&quot;)))">
            <text:p/>
          </table:table-cell>
          <table:table-cell table:content-validation-name="val12"/>
          <table:table-cell table:number-columns-repeated="2"/>
          <table:table-cell table:style-name="ce196"/>
          <table:table-cell table:style-name="ce205" table:formula="of:=IFERROR(IF(ISBLANK([.Y189]); &quot;&quot;; IF([.$F189]=&quot;Long&quot;; ([.Y189]-[.$K189])*[.$J189]/[.$M189]; ([.$K189]-[.Y189])*[.$J189]/[.$M189])-[.$R189]); &quot;&quot;)">
            <text:p/>
          </table:table-cell>
          <table:table-cell table:style-name="Default"/>
          <table:table-cell table:style-name="ce205" table:formula="of:=IFERROR(IF(ISBLANK([.AA189]); &quot;&quot;; IF([.$F189]=&quot;Long&quot;; ([.AA189]-[.$K189])*[.$J189]/[.$M189]; ([.$K189]-[.AA189])*[.$J189]/[.$M189])-[.$R189]); &quot;&quot;)">
            <text:p/>
          </table:table-cell>
          <table:table-cell table:style-name="Default"/>
          <table:table-cell table:style-name="ce205" table:formula="of:=IFERROR(IF(ISBLANK([.AC189]); &quot;&quot;; IF([.$F189]=&quot;Long&quot;; ([.AC189]-[.$K189])*[.$J189]/[.$M189]; ([.$K189]-[.AC189])*[.$J189]/[.$M189])-[.$R189]); &quot;&quot;)">
            <text:p/>
          </table:table-cell>
          <table:table-cell/>
          <table:table-cell table:style-name="ce224" table:formula="of:=IF(ISBLANK([.Q189]); &quot;&quot;; DAY([.Q189]))">
            <text:p/>
          </table:table-cell>
          <table:table-cell table:style-name="ce224" table:formula="of:=IF(ISBLANK([.I189]); &quot;&quot;; WEEKDAY([.I189]; 2))">
            <text:p/>
          </table:table-cell>
          <table:table-cell table:style-name="ce224" table:formula="of:=IF(ISBLANK([.Q189]); &quot;&quot;; WEEKDAY([.Q189]; 2))">
            <text:p/>
          </table:table-cell>
          <table:table-cell table:style-name="ce224" table:formula="of:=IF(ISBLANK([.Q189]); &quot;&quot;; WEEKNUM([.Q189]))">
            <text:p/>
          </table:table-cell>
          <table:table-cell table:style-name="ce224" table:formula="of:=IF(ISBLANK([.I189]); &quot;&quot;; MONTH([.I189]))">
            <text:p/>
          </table:table-cell>
          <table:table-cell table:style-name="ce224" table:formula="of:=IF(ISBLANK([.Q189]); &quot;&quot;; MONTH([.Q189]))">
            <text:p/>
          </table:table-cell>
          <table:table-cell table:style-name="ce224" table:formula="of:=IF(OR(ISBLANK([.I189]); ISBLANK([.Q189])); &quot;&quot;; IFERROR(DATEDIF([.I189];[.Q189];&quot;d&quot;); &quot;&quot;))">
            <text:p/>
          </table:table-cell>
          <table:table-cell table:style-name="ce286" table:formula="of:=IF(ISBLANK([.P189]); &quot;&quot;; SUM([.$R$3:.R189]))">
            <text:p/>
          </table:table-cell>
          <table:table-cell table:style-name="ce286" table:formula="of:=IF(ISBLANK([.P189]); &quot;&quot;; SUM([.$S$3:.S189]))">
            <text:p/>
          </table:table-cell>
          <table:table-cell table:formula="of:=IF(ISBLANK([.K189]); &quot;&quot;; [.J189]*[.K189])">
            <text:p/>
          </table:table-cell>
          <table:table-cell table:formula="of:=IF(ISNUMBER([.AO189]); [.AO189]*0.0035; &quot;&quot;)">
            <text:p/>
          </table:table-cell>
          <table:table-cell table:style-name="ce224" table:formula="of:=IF(ISBLANK([.P189]); &quot;&quot; ; [.O189]*[.P189])">
            <text:p/>
          </table:table-cell>
          <table:table-cell table:formula="of:=IF(ISNUMBER([.AQ189]); [.AQ189]*0.0035; &quot;&quot;)">
            <text:p/>
          </table:table-cell>
          <table:table-cell table:number-columns-repeated="20"/>
        </table:table-row>
        <table:table-row table:style-name="ro2">
          <table:table-cell office:value-type="float" office:value="188" calcext:value-type="float">
            <text:p>18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0]=&quot;Long&quot;; [.K190]-[Overview.$C$4]/[.J190]; IF([.F190]=&quot;Short&quot;; [.K190]+[Overview.$C$4]/[.J190]; &quot;&quot;)); &quot;&quot;)">
            <text:p/>
          </table:table-cell>
          <table:table-cell table:style-name="ce157" table:formula="of:=IFERROR(ABS([.L190]-[.K190])*[.J190]; &quot;&quot;)">
            <text:p/>
          </table:table-cell>
          <table:table-cell table:style-name="ce289" table:formula="of:=IFERROR(IF([.F190]=&quot;Long&quot;; [.K190]+[Overview.$C$4]/[.J190]*[Overview.$C$6]; IF([.F190]=&quot;Short&quot;; [.K190]-[Overview.$C$4]/[.J190]*[Overview.$C$6]; &quot;&quot;)); &quot;&quot;)">
            <text:p/>
          </table:table-cell>
          <table:table-cell table:style-name="ce152"/>
          <table:table-cell table:number-columns-repeated="2"/>
          <table:table-cell table:formula="of:=IFERROR([.S190]/[.M190]; &quot;&quot;)">
            <text:p/>
          </table:table-cell>
          <table:table-cell table:formula="of:=IFERROR(IF(AND([.F190]=&quot;Long&quot;; [.O190]=[.J190]); [.J190]*([.P190]-[.K190]); IF(AND([.F190]=&quot;Short&quot;; [.O190]=[.J190]); [.J190]*([.K190]-[.P190]); &quot;&quot;)); &quot;&quot;)">
            <text:p/>
          </table:table-cell>
          <table:table-cell table:formula="of:=IF(ISNUMBER([.S190]); IF([.S190]&gt;0; &quot;Win&quot;; &quot;Loss&quot;);&quot;&quot;)">
            <text:p/>
          </table:table-cell>
          <table:table-cell table:formula="of:=IF([.Q190]=&quot;&quot;; &quot;&quot;; CONCATENATE(DATEDIF([.I190];[.Q190];&quot;d&quot;); IF(DATEDIF([.I190];[.Q190];&quot;d&quot;)&gt;1; &quot; Days&quot;; &quot; Day&quot;)))">
            <text:p/>
          </table:table-cell>
          <table:table-cell table:content-validation-name="val12"/>
          <table:table-cell table:number-columns-repeated="2"/>
          <table:table-cell table:style-name="ce196"/>
          <table:table-cell table:style-name="ce205" table:formula="of:=IFERROR(IF(ISBLANK([.Y190]); &quot;&quot;; IF([.$F190]=&quot;Long&quot;; ([.Y190]-[.$K190])*[.$J190]/[.$M190]; ([.$K190]-[.Y190])*[.$J190]/[.$M190])-[.$R190]); &quot;&quot;)">
            <text:p/>
          </table:table-cell>
          <table:table-cell table:style-name="Default"/>
          <table:table-cell table:style-name="ce205" table:formula="of:=IFERROR(IF(ISBLANK([.AA190]); &quot;&quot;; IF([.$F190]=&quot;Long&quot;; ([.AA190]-[.$K190])*[.$J190]/[.$M190]; ([.$K190]-[.AA190])*[.$J190]/[.$M190])-[.$R190]); &quot;&quot;)">
            <text:p/>
          </table:table-cell>
          <table:table-cell table:style-name="Default"/>
          <table:table-cell table:style-name="ce205" table:formula="of:=IFERROR(IF(ISBLANK([.AC190]); &quot;&quot;; IF([.$F190]=&quot;Long&quot;; ([.AC190]-[.$K190])*[.$J190]/[.$M190]; ([.$K190]-[.AC190])*[.$J190]/[.$M190])-[.$R190]); &quot;&quot;)">
            <text:p/>
          </table:table-cell>
          <table:table-cell/>
          <table:table-cell table:style-name="ce224" table:formula="of:=IF(ISBLANK([.Q190]); &quot;&quot;; DAY([.Q190]))">
            <text:p/>
          </table:table-cell>
          <table:table-cell table:style-name="ce224" table:formula="of:=IF(ISBLANK([.I190]); &quot;&quot;; WEEKDAY([.I190]; 2))">
            <text:p/>
          </table:table-cell>
          <table:table-cell table:style-name="ce224" table:formula="of:=IF(ISBLANK([.Q190]); &quot;&quot;; WEEKDAY([.Q190]; 2))">
            <text:p/>
          </table:table-cell>
          <table:table-cell table:style-name="ce224" table:formula="of:=IF(ISBLANK([.Q190]); &quot;&quot;; WEEKNUM([.Q190]))">
            <text:p/>
          </table:table-cell>
          <table:table-cell table:style-name="ce224" table:formula="of:=IF(ISBLANK([.I190]); &quot;&quot;; MONTH([.I190]))">
            <text:p/>
          </table:table-cell>
          <table:table-cell table:style-name="ce224" table:formula="of:=IF(ISBLANK([.Q190]); &quot;&quot;; MONTH([.Q190]))">
            <text:p/>
          </table:table-cell>
          <table:table-cell table:style-name="ce224" table:formula="of:=IF(OR(ISBLANK([.I190]); ISBLANK([.Q190])); &quot;&quot;; IFERROR(DATEDIF([.I190];[.Q190];&quot;d&quot;); &quot;&quot;))">
            <text:p/>
          </table:table-cell>
          <table:table-cell table:style-name="ce286" table:formula="of:=IF(ISBLANK([.P190]); &quot;&quot;; SUM([.$R$3:.R190]))">
            <text:p/>
          </table:table-cell>
          <table:table-cell table:style-name="ce286" table:formula="of:=IF(ISBLANK([.P190]); &quot;&quot;; SUM([.$S$3:.S190]))">
            <text:p/>
          </table:table-cell>
          <table:table-cell table:formula="of:=IF(ISBLANK([.K190]); &quot;&quot;; [.J190]*[.K190])">
            <text:p/>
          </table:table-cell>
          <table:table-cell table:formula="of:=IF(ISNUMBER([.AO190]); [.AO190]*0.0035; &quot;&quot;)">
            <text:p/>
          </table:table-cell>
          <table:table-cell table:style-name="ce224" table:formula="of:=IF(ISBLANK([.P190]); &quot;&quot; ; [.O190]*[.P190])">
            <text:p/>
          </table:table-cell>
          <table:table-cell table:formula="of:=IF(ISNUMBER([.AQ190]); [.AQ190]*0.0035; &quot;&quot;)">
            <text:p/>
          </table:table-cell>
          <table:table-cell table:number-columns-repeated="20"/>
        </table:table-row>
        <table:table-row table:style-name="ro2">
          <table:table-cell office:value-type="float" office:value="189" calcext:value-type="float">
            <text:p>18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1]=&quot;Long&quot;; [.K191]-[Overview.$C$4]/[.J191]; IF([.F191]=&quot;Short&quot;; [.K191]+[Overview.$C$4]/[.J191]; &quot;&quot;)); &quot;&quot;)">
            <text:p/>
          </table:table-cell>
          <table:table-cell table:style-name="ce157" table:formula="of:=IFERROR(ABS([.L191]-[.K191])*[.J191]; &quot;&quot;)">
            <text:p/>
          </table:table-cell>
          <table:table-cell table:style-name="ce289" table:formula="of:=IFERROR(IF([.F191]=&quot;Long&quot;; [.K191]+[Overview.$C$4]/[.J191]*[Overview.$C$6]; IF([.F191]=&quot;Short&quot;; [.K191]-[Overview.$C$4]/[.J191]*[Overview.$C$6]; &quot;&quot;)); &quot;&quot;)">
            <text:p/>
          </table:table-cell>
          <table:table-cell table:style-name="ce152"/>
          <table:table-cell table:number-columns-repeated="2"/>
          <table:table-cell table:formula="of:=IFERROR([.S191]/[.M191]; &quot;&quot;)">
            <text:p/>
          </table:table-cell>
          <table:table-cell table:formula="of:=IFERROR(IF(AND([.F191]=&quot;Long&quot;; [.O191]=[.J191]); [.J191]*([.P191]-[.K191]); IF(AND([.F191]=&quot;Short&quot;; [.O191]=[.J191]); [.J191]*([.K191]-[.P191]); &quot;&quot;)); &quot;&quot;)">
            <text:p/>
          </table:table-cell>
          <table:table-cell table:formula="of:=IF(ISNUMBER([.S191]); IF([.S191]&gt;0; &quot;Win&quot;; &quot;Loss&quot;);&quot;&quot;)">
            <text:p/>
          </table:table-cell>
          <table:table-cell table:formula="of:=IF([.Q191]=&quot;&quot;; &quot;&quot;; CONCATENATE(DATEDIF([.I191];[.Q191];&quot;d&quot;); IF(DATEDIF([.I191];[.Q191];&quot;d&quot;)&gt;1; &quot; Days&quot;; &quot; Day&quot;)))">
            <text:p/>
          </table:table-cell>
          <table:table-cell table:content-validation-name="val12"/>
          <table:table-cell table:number-columns-repeated="2"/>
          <table:table-cell table:style-name="ce196"/>
          <table:table-cell table:style-name="ce205" table:formula="of:=IFERROR(IF(ISBLANK([.Y191]); &quot;&quot;; IF([.$F191]=&quot;Long&quot;; ([.Y191]-[.$K191])*[.$J191]/[.$M191]; ([.$K191]-[.Y191])*[.$J191]/[.$M191])-[.$R191]); &quot;&quot;)">
            <text:p/>
          </table:table-cell>
          <table:table-cell table:style-name="Default"/>
          <table:table-cell table:style-name="ce205" table:formula="of:=IFERROR(IF(ISBLANK([.AA191]); &quot;&quot;; IF([.$F191]=&quot;Long&quot;; ([.AA191]-[.$K191])*[.$J191]/[.$M191]; ([.$K191]-[.AA191])*[.$J191]/[.$M191])-[.$R191]); &quot;&quot;)">
            <text:p/>
          </table:table-cell>
          <table:table-cell table:style-name="Default"/>
          <table:table-cell table:style-name="ce205" table:formula="of:=IFERROR(IF(ISBLANK([.AC191]); &quot;&quot;; IF([.$F191]=&quot;Long&quot;; ([.AC191]-[.$K191])*[.$J191]/[.$M191]; ([.$K191]-[.AC191])*[.$J191]/[.$M191])-[.$R191]); &quot;&quot;)">
            <text:p/>
          </table:table-cell>
          <table:table-cell/>
          <table:table-cell table:style-name="ce224" table:formula="of:=IF(ISBLANK([.Q191]); &quot;&quot;; DAY([.Q191]))">
            <text:p/>
          </table:table-cell>
          <table:table-cell table:style-name="ce224" table:formula="of:=IF(ISBLANK([.I191]); &quot;&quot;; WEEKDAY([.I191]; 2))">
            <text:p/>
          </table:table-cell>
          <table:table-cell table:style-name="ce224" table:formula="of:=IF(ISBLANK([.Q191]); &quot;&quot;; WEEKDAY([.Q191]; 2))">
            <text:p/>
          </table:table-cell>
          <table:table-cell table:style-name="ce224" table:formula="of:=IF(ISBLANK([.Q191]); &quot;&quot;; WEEKNUM([.Q191]))">
            <text:p/>
          </table:table-cell>
          <table:table-cell table:style-name="ce224" table:formula="of:=IF(ISBLANK([.I191]); &quot;&quot;; MONTH([.I191]))">
            <text:p/>
          </table:table-cell>
          <table:table-cell table:style-name="ce224" table:formula="of:=IF(ISBLANK([.Q191]); &quot;&quot;; MONTH([.Q191]))">
            <text:p/>
          </table:table-cell>
          <table:table-cell table:style-name="ce224" table:formula="of:=IF(OR(ISBLANK([.I191]); ISBLANK([.Q191])); &quot;&quot;; IFERROR(DATEDIF([.I191];[.Q191];&quot;d&quot;); &quot;&quot;))">
            <text:p/>
          </table:table-cell>
          <table:table-cell table:style-name="ce286" table:formula="of:=IF(ISBLANK([.P191]); &quot;&quot;; SUM([.$R$3:.R191]))">
            <text:p/>
          </table:table-cell>
          <table:table-cell table:style-name="ce286" table:formula="of:=IF(ISBLANK([.P191]); &quot;&quot;; SUM([.$S$3:.S191]))">
            <text:p/>
          </table:table-cell>
          <table:table-cell table:formula="of:=IF(ISBLANK([.K191]); &quot;&quot;; [.J191]*[.K191])">
            <text:p/>
          </table:table-cell>
          <table:table-cell table:formula="of:=IF(ISNUMBER([.AO191]); [.AO191]*0.0035; &quot;&quot;)">
            <text:p/>
          </table:table-cell>
          <table:table-cell table:style-name="ce224" table:formula="of:=IF(ISBLANK([.P191]); &quot;&quot; ; [.O191]*[.P191])">
            <text:p/>
          </table:table-cell>
          <table:table-cell table:formula="of:=IF(ISNUMBER([.AQ191]); [.AQ191]*0.0035; &quot;&quot;)">
            <text:p/>
          </table:table-cell>
          <table:table-cell table:number-columns-repeated="20"/>
        </table:table-row>
        <table:table-row table:style-name="ro2">
          <table:table-cell office:value-type="float" office:value="190" calcext:value-type="float">
            <text:p>19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2]=&quot;Long&quot;; [.K192]-[Overview.$C$4]/[.J192]; IF([.F192]=&quot;Short&quot;; [.K192]+[Overview.$C$4]/[.J192]; &quot;&quot;)); &quot;&quot;)">
            <text:p/>
          </table:table-cell>
          <table:table-cell table:style-name="ce157" table:formula="of:=IFERROR(ABS([.L192]-[.K192])*[.J192]; &quot;&quot;)">
            <text:p/>
          </table:table-cell>
          <table:table-cell table:style-name="ce289" table:formula="of:=IFERROR(IF([.F192]=&quot;Long&quot;; [.K192]+[Overview.$C$4]/[.J192]*[Overview.$C$6]; IF([.F192]=&quot;Short&quot;; [.K192]-[Overview.$C$4]/[.J192]*[Overview.$C$6]; &quot;&quot;)); &quot;&quot;)">
            <text:p/>
          </table:table-cell>
          <table:table-cell table:style-name="ce152"/>
          <table:table-cell table:number-columns-repeated="2"/>
          <table:table-cell table:formula="of:=IFERROR([.S192]/[.M192]; &quot;&quot;)">
            <text:p/>
          </table:table-cell>
          <table:table-cell table:formula="of:=IFERROR(IF(AND([.F192]=&quot;Long&quot;; [.O192]=[.J192]); [.J192]*([.P192]-[.K192]); IF(AND([.F192]=&quot;Short&quot;; [.O192]=[.J192]); [.J192]*([.K192]-[.P192]); &quot;&quot;)); &quot;&quot;)">
            <text:p/>
          </table:table-cell>
          <table:table-cell table:formula="of:=IF(ISNUMBER([.S192]); IF([.S192]&gt;0; &quot;Win&quot;; &quot;Loss&quot;);&quot;&quot;)">
            <text:p/>
          </table:table-cell>
          <table:table-cell table:formula="of:=IF([.Q192]=&quot;&quot;; &quot;&quot;; CONCATENATE(DATEDIF([.I192];[.Q192];&quot;d&quot;); IF(DATEDIF([.I192];[.Q192];&quot;d&quot;)&gt;1; &quot; Days&quot;; &quot; Day&quot;)))">
            <text:p/>
          </table:table-cell>
          <table:table-cell table:content-validation-name="val12"/>
          <table:table-cell table:number-columns-repeated="2"/>
          <table:table-cell table:style-name="ce196"/>
          <table:table-cell table:style-name="ce205" table:formula="of:=IFERROR(IF(ISBLANK([.Y192]); &quot;&quot;; IF([.$F192]=&quot;Long&quot;; ([.Y192]-[.$K192])*[.$J192]/[.$M192]; ([.$K192]-[.Y192])*[.$J192]/[.$M192])-[.$R192]); &quot;&quot;)">
            <text:p/>
          </table:table-cell>
          <table:table-cell table:style-name="Default"/>
          <table:table-cell table:style-name="ce205" table:formula="of:=IFERROR(IF(ISBLANK([.AA192]); &quot;&quot;; IF([.$F192]=&quot;Long&quot;; ([.AA192]-[.$K192])*[.$J192]/[.$M192]; ([.$K192]-[.AA192])*[.$J192]/[.$M192])-[.$R192]); &quot;&quot;)">
            <text:p/>
          </table:table-cell>
          <table:table-cell table:style-name="Default"/>
          <table:table-cell table:style-name="ce205" table:formula="of:=IFERROR(IF(ISBLANK([.AC192]); &quot;&quot;; IF([.$F192]=&quot;Long&quot;; ([.AC192]-[.$K192])*[.$J192]/[.$M192]; ([.$K192]-[.AC192])*[.$J192]/[.$M192])-[.$R192]); &quot;&quot;)">
            <text:p/>
          </table:table-cell>
          <table:table-cell/>
          <table:table-cell table:style-name="ce224" table:formula="of:=IF(ISBLANK([.Q192]); &quot;&quot;; DAY([.Q192]))">
            <text:p/>
          </table:table-cell>
          <table:table-cell table:style-name="ce224" table:formula="of:=IF(ISBLANK([.I192]); &quot;&quot;; WEEKDAY([.I192]; 2))">
            <text:p/>
          </table:table-cell>
          <table:table-cell table:style-name="ce224" table:formula="of:=IF(ISBLANK([.Q192]); &quot;&quot;; WEEKDAY([.Q192]; 2))">
            <text:p/>
          </table:table-cell>
          <table:table-cell table:style-name="ce224" table:formula="of:=IF(ISBLANK([.Q192]); &quot;&quot;; WEEKNUM([.Q192]))">
            <text:p/>
          </table:table-cell>
          <table:table-cell table:style-name="ce224" table:formula="of:=IF(ISBLANK([.I192]); &quot;&quot;; MONTH([.I192]))">
            <text:p/>
          </table:table-cell>
          <table:table-cell table:style-name="ce224" table:formula="of:=IF(ISBLANK([.Q192]); &quot;&quot;; MONTH([.Q192]))">
            <text:p/>
          </table:table-cell>
          <table:table-cell table:style-name="ce224" table:formula="of:=IF(OR(ISBLANK([.I192]); ISBLANK([.Q192])); &quot;&quot;; IFERROR(DATEDIF([.I192];[.Q192];&quot;d&quot;); &quot;&quot;))">
            <text:p/>
          </table:table-cell>
          <table:table-cell table:style-name="ce286" table:formula="of:=IF(ISBLANK([.P192]); &quot;&quot;; SUM([.$R$3:.R192]))">
            <text:p/>
          </table:table-cell>
          <table:table-cell table:style-name="ce286" table:formula="of:=IF(ISBLANK([.P192]); &quot;&quot;; SUM([.$S$3:.S192]))">
            <text:p/>
          </table:table-cell>
          <table:table-cell table:formula="of:=IF(ISBLANK([.K192]); &quot;&quot;; [.J192]*[.K192])">
            <text:p/>
          </table:table-cell>
          <table:table-cell table:formula="of:=IF(ISNUMBER([.AO192]); [.AO192]*0.0035; &quot;&quot;)">
            <text:p/>
          </table:table-cell>
          <table:table-cell table:style-name="ce224" table:formula="of:=IF(ISBLANK([.P192]); &quot;&quot; ; [.O192]*[.P192])">
            <text:p/>
          </table:table-cell>
          <table:table-cell table:formula="of:=IF(ISNUMBER([.AQ192]); [.AQ192]*0.0035; &quot;&quot;)">
            <text:p/>
          </table:table-cell>
          <table:table-cell table:number-columns-repeated="20"/>
        </table:table-row>
        <table:table-row table:style-name="ro2">
          <table:table-cell office:value-type="float" office:value="191" calcext:value-type="float">
            <text:p>19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3]=&quot;Long&quot;; [.K193]-[Overview.$C$4]/[.J193]; IF([.F193]=&quot;Short&quot;; [.K193]+[Overview.$C$4]/[.J193]; &quot;&quot;)); &quot;&quot;)">
            <text:p/>
          </table:table-cell>
          <table:table-cell table:style-name="ce157" table:formula="of:=IFERROR(ABS([.L193]-[.K193])*[.J193]; &quot;&quot;)">
            <text:p/>
          </table:table-cell>
          <table:table-cell table:style-name="ce289" table:formula="of:=IFERROR(IF([.F193]=&quot;Long&quot;; [.K193]+[Overview.$C$4]/[.J193]*[Overview.$C$6]; IF([.F193]=&quot;Short&quot;; [.K193]-[Overview.$C$4]/[.J193]*[Overview.$C$6]; &quot;&quot;)); &quot;&quot;)">
            <text:p/>
          </table:table-cell>
          <table:table-cell table:style-name="ce152"/>
          <table:table-cell table:number-columns-repeated="2"/>
          <table:table-cell table:formula="of:=IFERROR([.S193]/[.M193]; &quot;&quot;)">
            <text:p/>
          </table:table-cell>
          <table:table-cell table:formula="of:=IFERROR(IF(AND([.F193]=&quot;Long&quot;; [.O193]=[.J193]); [.J193]*([.P193]-[.K193]); IF(AND([.F193]=&quot;Short&quot;; [.O193]=[.J193]); [.J193]*([.K193]-[.P193]); &quot;&quot;)); &quot;&quot;)">
            <text:p/>
          </table:table-cell>
          <table:table-cell table:formula="of:=IF(ISNUMBER([.S193]); IF([.S193]&gt;0; &quot;Win&quot;; &quot;Loss&quot;);&quot;&quot;)">
            <text:p/>
          </table:table-cell>
          <table:table-cell table:formula="of:=IF([.Q193]=&quot;&quot;; &quot;&quot;; CONCATENATE(DATEDIF([.I193];[.Q193];&quot;d&quot;); IF(DATEDIF([.I193];[.Q193];&quot;d&quot;)&gt;1; &quot; Days&quot;; &quot; Day&quot;)))">
            <text:p/>
          </table:table-cell>
          <table:table-cell table:content-validation-name="val12"/>
          <table:table-cell table:number-columns-repeated="2"/>
          <table:table-cell table:style-name="ce196"/>
          <table:table-cell table:style-name="ce205" table:formula="of:=IFERROR(IF(ISBLANK([.Y193]); &quot;&quot;; IF([.$F193]=&quot;Long&quot;; ([.Y193]-[.$K193])*[.$J193]/[.$M193]; ([.$K193]-[.Y193])*[.$J193]/[.$M193])-[.$R193]); &quot;&quot;)">
            <text:p/>
          </table:table-cell>
          <table:table-cell table:style-name="Default"/>
          <table:table-cell table:style-name="ce205" table:formula="of:=IFERROR(IF(ISBLANK([.AA193]); &quot;&quot;; IF([.$F193]=&quot;Long&quot;; ([.AA193]-[.$K193])*[.$J193]/[.$M193]; ([.$K193]-[.AA193])*[.$J193]/[.$M193])-[.$R193]); &quot;&quot;)">
            <text:p/>
          </table:table-cell>
          <table:table-cell table:style-name="Default"/>
          <table:table-cell table:style-name="ce205" table:formula="of:=IFERROR(IF(ISBLANK([.AC193]); &quot;&quot;; IF([.$F193]=&quot;Long&quot;; ([.AC193]-[.$K193])*[.$J193]/[.$M193]; ([.$K193]-[.AC193])*[.$J193]/[.$M193])-[.$R193]); &quot;&quot;)">
            <text:p/>
          </table:table-cell>
          <table:table-cell/>
          <table:table-cell table:style-name="ce224" table:formula="of:=IF(ISBLANK([.Q193]); &quot;&quot;; DAY([.Q193]))">
            <text:p/>
          </table:table-cell>
          <table:table-cell table:style-name="ce224" table:formula="of:=IF(ISBLANK([.I193]); &quot;&quot;; WEEKDAY([.I193]; 2))">
            <text:p/>
          </table:table-cell>
          <table:table-cell table:style-name="ce224" table:formula="of:=IF(ISBLANK([.Q193]); &quot;&quot;; WEEKDAY([.Q193]; 2))">
            <text:p/>
          </table:table-cell>
          <table:table-cell table:style-name="ce224" table:formula="of:=IF(ISBLANK([.Q193]); &quot;&quot;; WEEKNUM([.Q193]))">
            <text:p/>
          </table:table-cell>
          <table:table-cell table:style-name="ce224" table:formula="of:=IF(ISBLANK([.I193]); &quot;&quot;; MONTH([.I193]))">
            <text:p/>
          </table:table-cell>
          <table:table-cell table:style-name="ce224" table:formula="of:=IF(ISBLANK([.Q193]); &quot;&quot;; MONTH([.Q193]))">
            <text:p/>
          </table:table-cell>
          <table:table-cell table:style-name="ce224" table:formula="of:=IF(OR(ISBLANK([.I193]); ISBLANK([.Q193])); &quot;&quot;; IFERROR(DATEDIF([.I193];[.Q193];&quot;d&quot;); &quot;&quot;))">
            <text:p/>
          </table:table-cell>
          <table:table-cell table:style-name="ce286" table:formula="of:=IF(ISBLANK([.P193]); &quot;&quot;; SUM([.$R$3:.R193]))">
            <text:p/>
          </table:table-cell>
          <table:table-cell table:style-name="ce286" table:formula="of:=IF(ISBLANK([.P193]); &quot;&quot;; SUM([.$S$3:.S193]))">
            <text:p/>
          </table:table-cell>
          <table:table-cell table:formula="of:=IF(ISBLANK([.K193]); &quot;&quot;; [.J193]*[.K193])">
            <text:p/>
          </table:table-cell>
          <table:table-cell table:formula="of:=IF(ISNUMBER([.AO193]); [.AO193]*0.0035; &quot;&quot;)">
            <text:p/>
          </table:table-cell>
          <table:table-cell table:style-name="ce224" table:formula="of:=IF(ISBLANK([.P193]); &quot;&quot; ; [.O193]*[.P193])">
            <text:p/>
          </table:table-cell>
          <table:table-cell table:formula="of:=IF(ISNUMBER([.AQ193]); [.AQ193]*0.0035; &quot;&quot;)">
            <text:p/>
          </table:table-cell>
          <table:table-cell table:number-columns-repeated="20"/>
        </table:table-row>
        <table:table-row table:style-name="ro2">
          <table:table-cell office:value-type="float" office:value="192" calcext:value-type="float">
            <text:p>19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4]=&quot;Long&quot;; [.K194]-[Overview.$C$4]/[.J194]; IF([.F194]=&quot;Short&quot;; [.K194]+[Overview.$C$4]/[.J194]; &quot;&quot;)); &quot;&quot;)">
            <text:p/>
          </table:table-cell>
          <table:table-cell table:style-name="ce157" table:formula="of:=IFERROR(ABS([.L194]-[.K194])*[.J194]; &quot;&quot;)">
            <text:p/>
          </table:table-cell>
          <table:table-cell table:style-name="ce289" table:formula="of:=IFERROR(IF([.F194]=&quot;Long&quot;; [.K194]+[Overview.$C$4]/[.J194]*[Overview.$C$6]; IF([.F194]=&quot;Short&quot;; [.K194]-[Overview.$C$4]/[.J194]*[Overview.$C$6]; &quot;&quot;)); &quot;&quot;)">
            <text:p/>
          </table:table-cell>
          <table:table-cell table:style-name="ce152"/>
          <table:table-cell table:number-columns-repeated="2"/>
          <table:table-cell table:formula="of:=IFERROR([.S194]/[.M194]; &quot;&quot;)">
            <text:p/>
          </table:table-cell>
          <table:table-cell table:formula="of:=IFERROR(IF(AND([.F194]=&quot;Long&quot;; [.O194]=[.J194]); [.J194]*([.P194]-[.K194]); IF(AND([.F194]=&quot;Short&quot;; [.O194]=[.J194]); [.J194]*([.K194]-[.P194]); &quot;&quot;)); &quot;&quot;)">
            <text:p/>
          </table:table-cell>
          <table:table-cell table:formula="of:=IF(ISNUMBER([.S194]); IF([.S194]&gt;0; &quot;Win&quot;; &quot;Loss&quot;);&quot;&quot;)">
            <text:p/>
          </table:table-cell>
          <table:table-cell table:formula="of:=IF([.Q194]=&quot;&quot;; &quot;&quot;; CONCATENATE(DATEDIF([.I194];[.Q194];&quot;d&quot;); IF(DATEDIF([.I194];[.Q194];&quot;d&quot;)&gt;1; &quot; Days&quot;; &quot; Day&quot;)))">
            <text:p/>
          </table:table-cell>
          <table:table-cell table:content-validation-name="val12"/>
          <table:table-cell table:number-columns-repeated="2"/>
          <table:table-cell table:style-name="ce196"/>
          <table:table-cell table:style-name="ce205" table:formula="of:=IFERROR(IF(ISBLANK([.Y194]); &quot;&quot;; IF([.$F194]=&quot;Long&quot;; ([.Y194]-[.$K194])*[.$J194]/[.$M194]; ([.$K194]-[.Y194])*[.$J194]/[.$M194])-[.$R194]); &quot;&quot;)">
            <text:p/>
          </table:table-cell>
          <table:table-cell table:style-name="Default"/>
          <table:table-cell table:style-name="ce205" table:formula="of:=IFERROR(IF(ISBLANK([.AA194]); &quot;&quot;; IF([.$F194]=&quot;Long&quot;; ([.AA194]-[.$K194])*[.$J194]/[.$M194]; ([.$K194]-[.AA194])*[.$J194]/[.$M194])-[.$R194]); &quot;&quot;)">
            <text:p/>
          </table:table-cell>
          <table:table-cell table:style-name="Default"/>
          <table:table-cell table:style-name="ce205" table:formula="of:=IFERROR(IF(ISBLANK([.AC194]); &quot;&quot;; IF([.$F194]=&quot;Long&quot;; ([.AC194]-[.$K194])*[.$J194]/[.$M194]; ([.$K194]-[.AC194])*[.$J194]/[.$M194])-[.$R194]); &quot;&quot;)">
            <text:p/>
          </table:table-cell>
          <table:table-cell/>
          <table:table-cell table:style-name="ce224" table:formula="of:=IF(ISBLANK([.Q194]); &quot;&quot;; DAY([.Q194]))">
            <text:p/>
          </table:table-cell>
          <table:table-cell table:style-name="ce224" table:formula="of:=IF(ISBLANK([.I194]); &quot;&quot;; WEEKDAY([.I194]; 2))">
            <text:p/>
          </table:table-cell>
          <table:table-cell table:style-name="ce224" table:formula="of:=IF(ISBLANK([.Q194]); &quot;&quot;; WEEKDAY([.Q194]; 2))">
            <text:p/>
          </table:table-cell>
          <table:table-cell table:style-name="ce224" table:formula="of:=IF(ISBLANK([.Q194]); &quot;&quot;; WEEKNUM([.Q194]))">
            <text:p/>
          </table:table-cell>
          <table:table-cell table:style-name="ce224" table:formula="of:=IF(ISBLANK([.I194]); &quot;&quot;; MONTH([.I194]))">
            <text:p/>
          </table:table-cell>
          <table:table-cell table:style-name="ce224" table:formula="of:=IF(ISBLANK([.Q194]); &quot;&quot;; MONTH([.Q194]))">
            <text:p/>
          </table:table-cell>
          <table:table-cell table:style-name="ce224" table:formula="of:=IF(OR(ISBLANK([.I194]); ISBLANK([.Q194])); &quot;&quot;; IFERROR(DATEDIF([.I194];[.Q194];&quot;d&quot;); &quot;&quot;))">
            <text:p/>
          </table:table-cell>
          <table:table-cell table:style-name="ce286" table:formula="of:=IF(ISBLANK([.P194]); &quot;&quot;; SUM([.$R$3:.R194]))">
            <text:p/>
          </table:table-cell>
          <table:table-cell table:style-name="ce286" table:formula="of:=IF(ISBLANK([.P194]); &quot;&quot;; SUM([.$S$3:.S194]))">
            <text:p/>
          </table:table-cell>
          <table:table-cell table:formula="of:=IF(ISBLANK([.K194]); &quot;&quot;; [.J194]*[.K194])">
            <text:p/>
          </table:table-cell>
          <table:table-cell table:formula="of:=IF(ISNUMBER([.AO194]); [.AO194]*0.0035; &quot;&quot;)">
            <text:p/>
          </table:table-cell>
          <table:table-cell table:style-name="ce224" table:formula="of:=IF(ISBLANK([.P194]); &quot;&quot; ; [.O194]*[.P194])">
            <text:p/>
          </table:table-cell>
          <table:table-cell table:formula="of:=IF(ISNUMBER([.AQ194]); [.AQ194]*0.0035; &quot;&quot;)">
            <text:p/>
          </table:table-cell>
          <table:table-cell table:number-columns-repeated="20"/>
        </table:table-row>
        <table:table-row table:style-name="ro2">
          <table:table-cell office:value-type="float" office:value="193" calcext:value-type="float">
            <text:p>19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5]=&quot;Long&quot;; [.K195]-[Overview.$C$4]/[.J195]; IF([.F195]=&quot;Short&quot;; [.K195]+[Overview.$C$4]/[.J195]; &quot;&quot;)); &quot;&quot;)">
            <text:p/>
          </table:table-cell>
          <table:table-cell table:style-name="ce157" table:formula="of:=IFERROR(ABS([.L195]-[.K195])*[.J195]; &quot;&quot;)">
            <text:p/>
          </table:table-cell>
          <table:table-cell table:style-name="ce289" table:formula="of:=IFERROR(IF([.F195]=&quot;Long&quot;; [.K195]+[Overview.$C$4]/[.J195]*[Overview.$C$6]; IF([.F195]=&quot;Short&quot;; [.K195]-[Overview.$C$4]/[.J195]*[Overview.$C$6]; &quot;&quot;)); &quot;&quot;)">
            <text:p/>
          </table:table-cell>
          <table:table-cell table:style-name="ce152"/>
          <table:table-cell table:number-columns-repeated="2"/>
          <table:table-cell table:formula="of:=IFERROR([.S195]/[.M195]; &quot;&quot;)">
            <text:p/>
          </table:table-cell>
          <table:table-cell table:formula="of:=IFERROR(IF(AND([.F195]=&quot;Long&quot;; [.O195]=[.J195]); [.J195]*([.P195]-[.K195]); IF(AND([.F195]=&quot;Short&quot;; [.O195]=[.J195]); [.J195]*([.K195]-[.P195]); &quot;&quot;)); &quot;&quot;)">
            <text:p/>
          </table:table-cell>
          <table:table-cell table:formula="of:=IF(ISNUMBER([.S195]); IF([.S195]&gt;0; &quot;Win&quot;; &quot;Loss&quot;);&quot;&quot;)">
            <text:p/>
          </table:table-cell>
          <table:table-cell table:formula="of:=IF([.Q195]=&quot;&quot;; &quot;&quot;; CONCATENATE(DATEDIF([.I195];[.Q195];&quot;d&quot;); IF(DATEDIF([.I195];[.Q195];&quot;d&quot;)&gt;1; &quot; Days&quot;; &quot; Day&quot;)))">
            <text:p/>
          </table:table-cell>
          <table:table-cell table:content-validation-name="val12"/>
          <table:table-cell table:number-columns-repeated="2"/>
          <table:table-cell table:style-name="ce196"/>
          <table:table-cell table:style-name="ce205" table:formula="of:=IFERROR(IF(ISBLANK([.Y195]); &quot;&quot;; IF([.$F195]=&quot;Long&quot;; ([.Y195]-[.$K195])*[.$J195]/[.$M195]; ([.$K195]-[.Y195])*[.$J195]/[.$M195])-[.$R195]); &quot;&quot;)">
            <text:p/>
          </table:table-cell>
          <table:table-cell table:style-name="Default"/>
          <table:table-cell table:style-name="ce205" table:formula="of:=IFERROR(IF(ISBLANK([.AA195]); &quot;&quot;; IF([.$F195]=&quot;Long&quot;; ([.AA195]-[.$K195])*[.$J195]/[.$M195]; ([.$K195]-[.AA195])*[.$J195]/[.$M195])-[.$R195]); &quot;&quot;)">
            <text:p/>
          </table:table-cell>
          <table:table-cell table:style-name="Default"/>
          <table:table-cell table:style-name="ce205" table:formula="of:=IFERROR(IF(ISBLANK([.AC195]); &quot;&quot;; IF([.$F195]=&quot;Long&quot;; ([.AC195]-[.$K195])*[.$J195]/[.$M195]; ([.$K195]-[.AC195])*[.$J195]/[.$M195])-[.$R195]); &quot;&quot;)">
            <text:p/>
          </table:table-cell>
          <table:table-cell/>
          <table:table-cell table:formula="of:=IF(ISBLANK([.Q195]); &quot;&quot;; DAY([.Q195]))">
            <text:p/>
          </table:table-cell>
          <table:table-cell table:style-name="ce224" table:formula="of:=IF(ISBLANK([.I195]); &quot;&quot;; WEEKDAY([.I195]; 2))">
            <text:p/>
          </table:table-cell>
          <table:table-cell table:formula="of:=IF(ISBLANK([.Q195]); &quot;&quot;; WEEKDAY([.Q195]; 2))">
            <text:p/>
          </table:table-cell>
          <table:table-cell table:formula="of:=IF(ISBLANK([.Q195]); &quot;&quot;; WEEKNUM([.Q195]))">
            <text:p/>
          </table:table-cell>
          <table:table-cell table:style-name="ce224" table:formula="of:=IF(ISBLANK([.I195]); &quot;&quot;; MONTH([.I195]))">
            <text:p/>
          </table:table-cell>
          <table:table-cell table:formula="of:=IF(ISBLANK([.Q195]); &quot;&quot;; MONTH([.Q195]))">
            <text:p/>
          </table:table-cell>
          <table:table-cell table:formula="of:=IF(OR(ISBLANK([.I195]); ISBLANK([.Q195])); &quot;&quot;; IFERROR(DATEDIF([.I195];[.Q195];&quot;d&quot;); &quot;&quot;))">
            <text:p/>
          </table:table-cell>
          <table:table-cell table:style-name="ce286" table:formula="of:=IF(ISBLANK([.P195]); &quot;&quot;; SUM([.$R$3:.R195]))">
            <text:p/>
          </table:table-cell>
          <table:table-cell table:style-name="ce286" table:formula="of:=IF(ISBLANK([.P195]); &quot;&quot;; SUM([.$S$3:.S195]))">
            <text:p/>
          </table:table-cell>
          <table:table-cell table:formula="of:=IF(ISBLANK([.K195]); &quot;&quot;; [.J195]*[.K195])">
            <text:p/>
          </table:table-cell>
          <table:table-cell table:formula="of:=IF(ISNUMBER([.AO195]); [.AO195]*0.0035; &quot;&quot;)">
            <text:p/>
          </table:table-cell>
          <table:table-cell table:style-name="ce224" table:formula="of:=IF(ISBLANK([.P195]); &quot;&quot; ; [.O195]*[.P195])">
            <text:p/>
          </table:table-cell>
          <table:table-cell table:formula="of:=IF(ISNUMBER([.AQ195]); [.AQ195]*0.0035; &quot;&quot;)">
            <text:p/>
          </table:table-cell>
          <table:table-cell table:number-columns-repeated="20"/>
        </table:table-row>
        <table:table-row table:style-name="ro2">
          <table:table-cell office:value-type="float" office:value="194" calcext:value-type="float">
            <text:p>19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6]=&quot;Long&quot;; [.K196]-[Overview.$C$4]/[.J196]; IF([.F196]=&quot;Short&quot;; [.K196]+[Overview.$C$4]/[.J196]; &quot;&quot;)); &quot;&quot;)">
            <text:p/>
          </table:table-cell>
          <table:table-cell table:style-name="ce157" table:formula="of:=IFERROR(ABS([.L196]-[.K196])*[.J196]; &quot;&quot;)">
            <text:p/>
          </table:table-cell>
          <table:table-cell table:style-name="ce289" table:formula="of:=IFERROR(IF([.F196]=&quot;Long&quot;; [.K196]+[Overview.$C$4]/[.J196]*[Overview.$C$6]; IF([.F196]=&quot;Short&quot;; [.K196]-[Overview.$C$4]/[.J196]*[Overview.$C$6]; &quot;&quot;)); &quot;&quot;)">
            <text:p/>
          </table:table-cell>
          <table:table-cell table:style-name="ce152"/>
          <table:table-cell table:number-columns-repeated="2"/>
          <table:table-cell table:formula="of:=IFERROR([.S196]/[.M196]; &quot;&quot;)">
            <text:p/>
          </table:table-cell>
          <table:table-cell table:formula="of:=IFERROR(IF(AND([.F196]=&quot;Long&quot;; [.O196]=[.J196]); [.J196]*([.P196]-[.K196]); IF(AND([.F196]=&quot;Short&quot;; [.O196]=[.J196]); [.J196]*([.K196]-[.P196]); &quot;&quot;)); &quot;&quot;)">
            <text:p/>
          </table:table-cell>
          <table:table-cell table:formula="of:=IF(ISNUMBER([.S196]); IF([.S196]&gt;0; &quot;Win&quot;; &quot;Loss&quot;);&quot;&quot;)">
            <text:p/>
          </table:table-cell>
          <table:table-cell table:formula="of:=IF([.Q196]=&quot;&quot;; &quot;&quot;; CONCATENATE(DATEDIF([.I196];[.Q196];&quot;d&quot;); IF(DATEDIF([.I196];[.Q196];&quot;d&quot;)&gt;1; &quot; Days&quot;; &quot; Day&quot;)))">
            <text:p/>
          </table:table-cell>
          <table:table-cell table:content-validation-name="val12"/>
          <table:table-cell table:number-columns-repeated="2"/>
          <table:table-cell table:style-name="ce196"/>
          <table:table-cell table:style-name="ce205" table:formula="of:=IFERROR(IF(ISBLANK([.Y196]); &quot;&quot;; IF([.$F196]=&quot;Long&quot;; ([.Y196]-[.$K196])*[.$J196]/[.$M196]; ([.$K196]-[.Y196])*[.$J196]/[.$M196])-[.$R196]); &quot;&quot;)">
            <text:p/>
          </table:table-cell>
          <table:table-cell table:style-name="Default"/>
          <table:table-cell table:style-name="ce205" table:formula="of:=IFERROR(IF(ISBLANK([.AA196]); &quot;&quot;; IF([.$F196]=&quot;Long&quot;; ([.AA196]-[.$K196])*[.$J196]/[.$M196]; ([.$K196]-[.AA196])*[.$J196]/[.$M196])-[.$R196]); &quot;&quot;)">
            <text:p/>
          </table:table-cell>
          <table:table-cell table:style-name="Default"/>
          <table:table-cell table:style-name="ce205" table:formula="of:=IFERROR(IF(ISBLANK([.AC196]); &quot;&quot;; IF([.$F196]=&quot;Long&quot;; ([.AC196]-[.$K196])*[.$J196]/[.$M196]; ([.$K196]-[.AC196])*[.$J196]/[.$M196])-[.$R196]); &quot;&quot;)">
            <text:p/>
          </table:table-cell>
          <table:table-cell/>
          <table:table-cell table:style-name="ce224" table:formula="of:=IF(ISBLANK([.Q196]); &quot;&quot;; DAY([.Q196]))">
            <text:p/>
          </table:table-cell>
          <table:table-cell table:style-name="ce224" table:formula="of:=IF(ISBLANK([.I196]); &quot;&quot;; WEEKDAY([.I196]; 2))">
            <text:p/>
          </table:table-cell>
          <table:table-cell table:style-name="ce224" table:formula="of:=IF(ISBLANK([.Q196]); &quot;&quot;; WEEKDAY([.Q196]; 2))">
            <text:p/>
          </table:table-cell>
          <table:table-cell table:style-name="ce224" table:formula="of:=IF(ISBLANK([.Q196]); &quot;&quot;; WEEKNUM([.Q196]))">
            <text:p/>
          </table:table-cell>
          <table:table-cell table:style-name="ce224" table:formula="of:=IF(ISBLANK([.I196]); &quot;&quot;; MONTH([.I196]))">
            <text:p/>
          </table:table-cell>
          <table:table-cell table:style-name="ce224" table:formula="of:=IF(ISBLANK([.Q196]); &quot;&quot;; MONTH([.Q196]))">
            <text:p/>
          </table:table-cell>
          <table:table-cell table:style-name="ce224" table:formula="of:=IF(OR(ISBLANK([.I196]); ISBLANK([.Q196])); &quot;&quot;; IFERROR(DATEDIF([.I196];[.Q196];&quot;d&quot;); &quot;&quot;))">
            <text:p/>
          </table:table-cell>
          <table:table-cell table:style-name="ce286" table:formula="of:=IF(ISBLANK([.P196]); &quot;&quot;; SUM([.$R$3:.R196]))">
            <text:p/>
          </table:table-cell>
          <table:table-cell table:style-name="ce286" table:formula="of:=IF(ISBLANK([.P196]); &quot;&quot;; SUM([.$S$3:.S196]))">
            <text:p/>
          </table:table-cell>
          <table:table-cell table:formula="of:=IF(ISBLANK([.K196]); &quot;&quot;; [.J196]*[.K196])">
            <text:p/>
          </table:table-cell>
          <table:table-cell table:formula="of:=IF(ISNUMBER([.AO196]); [.AO196]*0.0035; &quot;&quot;)">
            <text:p/>
          </table:table-cell>
          <table:table-cell table:style-name="ce224" table:formula="of:=IF(ISBLANK([.P196]); &quot;&quot; ; [.O196]*[.P196])">
            <text:p/>
          </table:table-cell>
          <table:table-cell table:formula="of:=IF(ISNUMBER([.AQ196]); [.AQ196]*0.0035; &quot;&quot;)">
            <text:p/>
          </table:table-cell>
          <table:table-cell table:number-columns-repeated="20"/>
        </table:table-row>
        <table:table-row table:style-name="ro2">
          <table:table-cell office:value-type="float" office:value="195" calcext:value-type="float">
            <text:p>19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7]=&quot;Long&quot;; [.K197]-[Overview.$C$4]/[.J197]; IF([.F197]=&quot;Short&quot;; [.K197]+[Overview.$C$4]/[.J197]; &quot;&quot;)); &quot;&quot;)">
            <text:p/>
          </table:table-cell>
          <table:table-cell table:style-name="ce157" table:formula="of:=IFERROR(ABS([.L197]-[.K197])*[.J197]; &quot;&quot;)">
            <text:p/>
          </table:table-cell>
          <table:table-cell table:style-name="ce289" table:formula="of:=IFERROR(IF([.F197]=&quot;Long&quot;; [.K197]+[Overview.$C$4]/[.J197]*[Overview.$C$6]; IF([.F197]=&quot;Short&quot;; [.K197]-[Overview.$C$4]/[.J197]*[Overview.$C$6]; &quot;&quot;)); &quot;&quot;)">
            <text:p/>
          </table:table-cell>
          <table:table-cell table:style-name="ce152"/>
          <table:table-cell table:number-columns-repeated="2"/>
          <table:table-cell table:formula="of:=IFERROR([.S197]/[.M197]; &quot;&quot;)">
            <text:p/>
          </table:table-cell>
          <table:table-cell table:formula="of:=IFERROR(IF(AND([.F197]=&quot;Long&quot;; [.O197]=[.J197]); [.J197]*([.P197]-[.K197]); IF(AND([.F197]=&quot;Short&quot;; [.O197]=[.J197]); [.J197]*([.K197]-[.P197]); &quot;&quot;)); &quot;&quot;)">
            <text:p/>
          </table:table-cell>
          <table:table-cell table:formula="of:=IF(ISNUMBER([.S197]); IF([.S197]&gt;0; &quot;Win&quot;; &quot;Loss&quot;);&quot;&quot;)">
            <text:p/>
          </table:table-cell>
          <table:table-cell table:formula="of:=IF([.Q197]=&quot;&quot;; &quot;&quot;; CONCATENATE(DATEDIF([.I197];[.Q197];&quot;d&quot;); IF(DATEDIF([.I197];[.Q197];&quot;d&quot;)&gt;1; &quot; Days&quot;; &quot; Day&quot;)))">
            <text:p/>
          </table:table-cell>
          <table:table-cell table:content-validation-name="val12"/>
          <table:table-cell table:number-columns-repeated="2"/>
          <table:table-cell table:style-name="ce196"/>
          <table:table-cell table:style-name="ce205" table:formula="of:=IFERROR(IF(ISBLANK([.Y197]); &quot;&quot;; IF([.$F197]=&quot;Long&quot;; ([.Y197]-[.$K197])*[.$J197]/[.$M197]; ([.$K197]-[.Y197])*[.$J197]/[.$M197])-[.$R197]); &quot;&quot;)">
            <text:p/>
          </table:table-cell>
          <table:table-cell table:style-name="Default"/>
          <table:table-cell table:style-name="ce205" table:formula="of:=IFERROR(IF(ISBLANK([.AA197]); &quot;&quot;; IF([.$F197]=&quot;Long&quot;; ([.AA197]-[.$K197])*[.$J197]/[.$M197]; ([.$K197]-[.AA197])*[.$J197]/[.$M197])-[.$R197]); &quot;&quot;)">
            <text:p/>
          </table:table-cell>
          <table:table-cell table:style-name="Default"/>
          <table:table-cell table:style-name="ce205" table:formula="of:=IFERROR(IF(ISBLANK([.AC197]); &quot;&quot;; IF([.$F197]=&quot;Long&quot;; ([.AC197]-[.$K197])*[.$J197]/[.$M197]; ([.$K197]-[.AC197])*[.$J197]/[.$M197])-[.$R197]); &quot;&quot;)">
            <text:p/>
          </table:table-cell>
          <table:table-cell/>
          <table:table-cell table:style-name="ce224" table:formula="of:=IF(ISBLANK([.Q197]); &quot;&quot;; DAY([.Q197]))">
            <text:p/>
          </table:table-cell>
          <table:table-cell table:style-name="ce224" table:formula="of:=IF(ISBLANK([.I197]); &quot;&quot;; WEEKDAY([.I197]; 2))">
            <text:p/>
          </table:table-cell>
          <table:table-cell table:style-name="ce224" table:formula="of:=IF(ISBLANK([.Q197]); &quot;&quot;; WEEKDAY([.Q197]; 2))">
            <text:p/>
          </table:table-cell>
          <table:table-cell table:style-name="ce224" table:formula="of:=IF(ISBLANK([.Q197]); &quot;&quot;; WEEKNUM([.Q197]))">
            <text:p/>
          </table:table-cell>
          <table:table-cell table:style-name="ce224" table:formula="of:=IF(ISBLANK([.I197]); &quot;&quot;; MONTH([.I197]))">
            <text:p/>
          </table:table-cell>
          <table:table-cell table:style-name="ce224" table:formula="of:=IF(ISBLANK([.Q197]); &quot;&quot;; MONTH([.Q197]))">
            <text:p/>
          </table:table-cell>
          <table:table-cell table:style-name="ce224" table:formula="of:=IF(OR(ISBLANK([.I197]); ISBLANK([.Q197])); &quot;&quot;; IFERROR(DATEDIF([.I197];[.Q197];&quot;d&quot;); &quot;&quot;))">
            <text:p/>
          </table:table-cell>
          <table:table-cell table:style-name="ce286" table:formula="of:=IF(ISBLANK([.P197]); &quot;&quot;; SUM([.$R$3:.R197]))">
            <text:p/>
          </table:table-cell>
          <table:table-cell table:style-name="ce286" table:formula="of:=IF(ISBLANK([.P197]); &quot;&quot;; SUM([.$S$3:.S197]))">
            <text:p/>
          </table:table-cell>
          <table:table-cell table:formula="of:=IF(ISBLANK([.K197]); &quot;&quot;; [.J197]*[.K197])">
            <text:p/>
          </table:table-cell>
          <table:table-cell table:formula="of:=IF(ISNUMBER([.AO197]); [.AO197]*0.0035; &quot;&quot;)">
            <text:p/>
          </table:table-cell>
          <table:table-cell table:style-name="ce224" table:formula="of:=IF(ISBLANK([.P197]); &quot;&quot; ; [.O197]*[.P197])">
            <text:p/>
          </table:table-cell>
          <table:table-cell table:formula="of:=IF(ISNUMBER([.AQ197]); [.AQ197]*0.0035; &quot;&quot;)">
            <text:p/>
          </table:table-cell>
          <table:table-cell table:number-columns-repeated="20"/>
        </table:table-row>
        <table:table-row table:style-name="ro2">
          <table:table-cell office:value-type="float" office:value="196" calcext:value-type="float">
            <text:p>19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8]=&quot;Long&quot;; [.K198]-[Overview.$C$4]/[.J198]; IF([.F198]=&quot;Short&quot;; [.K198]+[Overview.$C$4]/[.J198]; &quot;&quot;)); &quot;&quot;)">
            <text:p/>
          </table:table-cell>
          <table:table-cell table:style-name="ce157" table:formula="of:=IFERROR(ABS([.L198]-[.K198])*[.J198]; &quot;&quot;)">
            <text:p/>
          </table:table-cell>
          <table:table-cell table:style-name="ce289" table:formula="of:=IFERROR(IF([.F198]=&quot;Long&quot;; [.K198]+[Overview.$C$4]/[.J198]*[Overview.$C$6]; IF([.F198]=&quot;Short&quot;; [.K198]-[Overview.$C$4]/[.J198]*[Overview.$C$6]; &quot;&quot;)); &quot;&quot;)">
            <text:p/>
          </table:table-cell>
          <table:table-cell table:style-name="ce152"/>
          <table:table-cell table:number-columns-repeated="2"/>
          <table:table-cell table:formula="of:=IFERROR([.S198]/[.M198]; &quot;&quot;)">
            <text:p/>
          </table:table-cell>
          <table:table-cell table:formula="of:=IFERROR(IF(AND([.F198]=&quot;Long&quot;; [.O198]=[.J198]); [.J198]*([.P198]-[.K198]); IF(AND([.F198]=&quot;Short&quot;; [.O198]=[.J198]); [.J198]*([.K198]-[.P198]); &quot;&quot;)); &quot;&quot;)">
            <text:p/>
          </table:table-cell>
          <table:table-cell table:formula="of:=IF(ISNUMBER([.S198]); IF([.S198]&gt;0; &quot;Win&quot;; &quot;Loss&quot;);&quot;&quot;)">
            <text:p/>
          </table:table-cell>
          <table:table-cell table:formula="of:=IF([.Q198]=&quot;&quot;; &quot;&quot;; CONCATENATE(DATEDIF([.I198];[.Q198];&quot;d&quot;); IF(DATEDIF([.I198];[.Q198];&quot;d&quot;)&gt;1; &quot; Days&quot;; &quot; Day&quot;)))">
            <text:p/>
          </table:table-cell>
          <table:table-cell table:content-validation-name="val12"/>
          <table:table-cell table:number-columns-repeated="2"/>
          <table:table-cell table:style-name="ce196"/>
          <table:table-cell table:style-name="ce205" table:formula="of:=IFERROR(IF(ISBLANK([.Y198]); &quot;&quot;; IF([.$F198]=&quot;Long&quot;; ([.Y198]-[.$K198])*[.$J198]/[.$M198]; ([.$K198]-[.Y198])*[.$J198]/[.$M198])-[.$R198]); &quot;&quot;)">
            <text:p/>
          </table:table-cell>
          <table:table-cell table:style-name="Default"/>
          <table:table-cell table:style-name="ce205" table:formula="of:=IFERROR(IF(ISBLANK([.AA198]); &quot;&quot;; IF([.$F198]=&quot;Long&quot;; ([.AA198]-[.$K198])*[.$J198]/[.$M198]; ([.$K198]-[.AA198])*[.$J198]/[.$M198])-[.$R198]); &quot;&quot;)">
            <text:p/>
          </table:table-cell>
          <table:table-cell table:style-name="Default"/>
          <table:table-cell table:style-name="ce205" table:formula="of:=IFERROR(IF(ISBLANK([.AC198]); &quot;&quot;; IF([.$F198]=&quot;Long&quot;; ([.AC198]-[.$K198])*[.$J198]/[.$M198]; ([.$K198]-[.AC198])*[.$J198]/[.$M198])-[.$R198]); &quot;&quot;)">
            <text:p/>
          </table:table-cell>
          <table:table-cell/>
          <table:table-cell table:style-name="ce224" table:formula="of:=IF(ISBLANK([.Q198]); &quot;&quot;; DAY([.Q198]))">
            <text:p/>
          </table:table-cell>
          <table:table-cell table:style-name="ce224" table:formula="of:=IF(ISBLANK([.I198]); &quot;&quot;; WEEKDAY([.I198]; 2))">
            <text:p/>
          </table:table-cell>
          <table:table-cell table:style-name="ce224" table:formula="of:=IF(ISBLANK([.Q198]); &quot;&quot;; WEEKDAY([.Q198]; 2))">
            <text:p/>
          </table:table-cell>
          <table:table-cell table:style-name="ce224" table:formula="of:=IF(ISBLANK([.Q198]); &quot;&quot;; WEEKNUM([.Q198]))">
            <text:p/>
          </table:table-cell>
          <table:table-cell table:style-name="ce224" table:formula="of:=IF(ISBLANK([.I198]); &quot;&quot;; MONTH([.I198]))">
            <text:p/>
          </table:table-cell>
          <table:table-cell table:style-name="ce224" table:formula="of:=IF(ISBLANK([.Q198]); &quot;&quot;; MONTH([.Q198]))">
            <text:p/>
          </table:table-cell>
          <table:table-cell table:style-name="ce224" table:formula="of:=IF(OR(ISBLANK([.I198]); ISBLANK([.Q198])); &quot;&quot;; IFERROR(DATEDIF([.I198];[.Q198];&quot;d&quot;); &quot;&quot;))">
            <text:p/>
          </table:table-cell>
          <table:table-cell table:style-name="ce286" table:formula="of:=IF(ISBLANK([.P198]); &quot;&quot;; SUM([.$R$3:.R198]))">
            <text:p/>
          </table:table-cell>
          <table:table-cell table:style-name="ce286" table:formula="of:=IF(ISBLANK([.P198]); &quot;&quot;; SUM([.$S$3:.S198]))">
            <text:p/>
          </table:table-cell>
          <table:table-cell table:formula="of:=IF(ISBLANK([.K198]); &quot;&quot;; [.J198]*[.K198])">
            <text:p/>
          </table:table-cell>
          <table:table-cell table:formula="of:=IF(ISNUMBER([.AO198]); [.AO198]*0.0035; &quot;&quot;)">
            <text:p/>
          </table:table-cell>
          <table:table-cell table:style-name="ce224" table:formula="of:=IF(ISBLANK([.P198]); &quot;&quot; ; [.O198]*[.P198])">
            <text:p/>
          </table:table-cell>
          <table:table-cell table:formula="of:=IF(ISNUMBER([.AQ198]); [.AQ198]*0.0035; &quot;&quot;)">
            <text:p/>
          </table:table-cell>
          <table:table-cell table:number-columns-repeated="20"/>
        </table:table-row>
        <table:table-row table:style-name="ro2">
          <table:table-cell office:value-type="float" office:value="197" calcext:value-type="float">
            <text:p>19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199]=&quot;Long&quot;; [.K199]-[Overview.$C$4]/[.J199]; IF([.F199]=&quot;Short&quot;; [.K199]+[Overview.$C$4]/[.J199]; &quot;&quot;)); &quot;&quot;)">
            <text:p/>
          </table:table-cell>
          <table:table-cell table:style-name="ce157" table:formula="of:=IFERROR(ABS([.L199]-[.K199])*[.J199]; &quot;&quot;)">
            <text:p/>
          </table:table-cell>
          <table:table-cell table:style-name="ce289" table:formula="of:=IFERROR(IF([.F199]=&quot;Long&quot;; [.K199]+[Overview.$C$4]/[.J199]*[Overview.$C$6]; IF([.F199]=&quot;Short&quot;; [.K199]-[Overview.$C$4]/[.J199]*[Overview.$C$6]; &quot;&quot;)); &quot;&quot;)">
            <text:p/>
          </table:table-cell>
          <table:table-cell table:style-name="ce152"/>
          <table:table-cell table:number-columns-repeated="2"/>
          <table:table-cell table:formula="of:=IFERROR([.S199]/[.M199]; &quot;&quot;)">
            <text:p/>
          </table:table-cell>
          <table:table-cell table:formula="of:=IFERROR(IF(AND([.F199]=&quot;Long&quot;; [.O199]=[.J199]); [.J199]*([.P199]-[.K199]); IF(AND([.F199]=&quot;Short&quot;; [.O199]=[.J199]); [.J199]*([.K199]-[.P199]); &quot;&quot;)); &quot;&quot;)">
            <text:p/>
          </table:table-cell>
          <table:table-cell table:formula="of:=IF(ISNUMBER([.S199]); IF([.S199]&gt;0; &quot;Win&quot;; &quot;Loss&quot;);&quot;&quot;)">
            <text:p/>
          </table:table-cell>
          <table:table-cell table:formula="of:=IF([.Q199]=&quot;&quot;; &quot;&quot;; CONCATENATE(DATEDIF([.I199];[.Q199];&quot;d&quot;); IF(DATEDIF([.I199];[.Q199];&quot;d&quot;)&gt;1; &quot; Days&quot;; &quot; Day&quot;)))">
            <text:p/>
          </table:table-cell>
          <table:table-cell table:content-validation-name="val12"/>
          <table:table-cell table:number-columns-repeated="2"/>
          <table:table-cell table:style-name="ce196"/>
          <table:table-cell table:style-name="ce205" table:formula="of:=IFERROR(IF(ISBLANK([.Y199]); &quot;&quot;; IF([.$F199]=&quot;Long&quot;; ([.Y199]-[.$K199])*[.$J199]/[.$M199]; ([.$K199]-[.Y199])*[.$J199]/[.$M199])-[.$R199]); &quot;&quot;)">
            <text:p/>
          </table:table-cell>
          <table:table-cell table:style-name="Default"/>
          <table:table-cell table:style-name="ce205" table:formula="of:=IFERROR(IF(ISBLANK([.AA199]); &quot;&quot;; IF([.$F199]=&quot;Long&quot;; ([.AA199]-[.$K199])*[.$J199]/[.$M199]; ([.$K199]-[.AA199])*[.$J199]/[.$M199])-[.$R199]); &quot;&quot;)">
            <text:p/>
          </table:table-cell>
          <table:table-cell table:style-name="Default"/>
          <table:table-cell table:style-name="ce205" table:formula="of:=IFERROR(IF(ISBLANK([.AC199]); &quot;&quot;; IF([.$F199]=&quot;Long&quot;; ([.AC199]-[.$K199])*[.$J199]/[.$M199]; ([.$K199]-[.AC199])*[.$J199]/[.$M199])-[.$R199]); &quot;&quot;)">
            <text:p/>
          </table:table-cell>
          <table:table-cell/>
          <table:table-cell table:style-name="ce224" table:formula="of:=IF(ISBLANK([.Q199]); &quot;&quot;; DAY([.Q199]))">
            <text:p/>
          </table:table-cell>
          <table:table-cell table:style-name="ce224" table:formula="of:=IF(ISBLANK([.I199]); &quot;&quot;; WEEKDAY([.I199]; 2))">
            <text:p/>
          </table:table-cell>
          <table:table-cell table:style-name="ce224" table:formula="of:=IF(ISBLANK([.Q199]); &quot;&quot;; WEEKDAY([.Q199]; 2))">
            <text:p/>
          </table:table-cell>
          <table:table-cell table:style-name="ce224" table:formula="of:=IF(ISBLANK([.Q199]); &quot;&quot;; WEEKNUM([.Q199]))">
            <text:p/>
          </table:table-cell>
          <table:table-cell table:style-name="ce224" table:formula="of:=IF(ISBLANK([.I199]); &quot;&quot;; MONTH([.I199]))">
            <text:p/>
          </table:table-cell>
          <table:table-cell table:style-name="ce224" table:formula="of:=IF(ISBLANK([.Q199]); &quot;&quot;; MONTH([.Q199]))">
            <text:p/>
          </table:table-cell>
          <table:table-cell table:style-name="ce224" table:formula="of:=IF(OR(ISBLANK([.I199]); ISBLANK([.Q199])); &quot;&quot;; IFERROR(DATEDIF([.I199];[.Q199];&quot;d&quot;); &quot;&quot;))">
            <text:p/>
          </table:table-cell>
          <table:table-cell table:style-name="ce286" table:formula="of:=IF(ISBLANK([.P199]); &quot;&quot;; SUM([.$R$3:.R199]))">
            <text:p/>
          </table:table-cell>
          <table:table-cell table:style-name="ce286" table:formula="of:=IF(ISBLANK([.P199]); &quot;&quot;; SUM([.$S$3:.S199]))">
            <text:p/>
          </table:table-cell>
          <table:table-cell table:formula="of:=IF(ISBLANK([.K199]); &quot;&quot;; [.J199]*[.K199])">
            <text:p/>
          </table:table-cell>
          <table:table-cell table:formula="of:=IF(ISNUMBER([.AO199]); [.AO199]*0.0035; &quot;&quot;)">
            <text:p/>
          </table:table-cell>
          <table:table-cell table:style-name="ce224" table:formula="of:=IF(ISBLANK([.P199]); &quot;&quot; ; [.O199]*[.P199])">
            <text:p/>
          </table:table-cell>
          <table:table-cell table:formula="of:=IF(ISNUMBER([.AQ199]); [.AQ199]*0.0035; &quot;&quot;)">
            <text:p/>
          </table:table-cell>
          <table:table-cell table:number-columns-repeated="20"/>
        </table:table-row>
        <table:table-row table:style-name="ro2">
          <table:table-cell office:value-type="float" office:value="198" calcext:value-type="float">
            <text:p>19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0]=&quot;Long&quot;; [.K200]-[Overview.$C$4]/[.J200]; IF([.F200]=&quot;Short&quot;; [.K200]+[Overview.$C$4]/[.J200]; &quot;&quot;)); &quot;&quot;)">
            <text:p/>
          </table:table-cell>
          <table:table-cell table:style-name="ce157" table:formula="of:=IFERROR(ABS([.L200]-[.K200])*[.J200]; &quot;&quot;)">
            <text:p/>
          </table:table-cell>
          <table:table-cell table:style-name="ce289" table:formula="of:=IFERROR(IF([.F200]=&quot;Long&quot;; [.K200]+[Overview.$C$4]/[.J200]*[Overview.$C$6]; IF([.F200]=&quot;Short&quot;; [.K200]-[Overview.$C$4]/[.J200]*[Overview.$C$6]; &quot;&quot;)); &quot;&quot;)">
            <text:p/>
          </table:table-cell>
          <table:table-cell table:style-name="ce152"/>
          <table:table-cell table:number-columns-repeated="2"/>
          <table:table-cell table:formula="of:=IFERROR([.S200]/[.M200]; &quot;&quot;)">
            <text:p/>
          </table:table-cell>
          <table:table-cell table:formula="of:=IFERROR(IF(AND([.F200]=&quot;Long&quot;; [.O200]=[.J200]); [.J200]*([.P200]-[.K200]); IF(AND([.F200]=&quot;Short&quot;; [.O200]=[.J200]); [.J200]*([.K200]-[.P200]); &quot;&quot;)); &quot;&quot;)">
            <text:p/>
          </table:table-cell>
          <table:table-cell table:formula="of:=IF(ISNUMBER([.S200]); IF([.S200]&gt;0; &quot;Win&quot;; &quot;Loss&quot;);&quot;&quot;)">
            <text:p/>
          </table:table-cell>
          <table:table-cell table:formula="of:=IF([.Q200]=&quot;&quot;; &quot;&quot;; CONCATENATE(DATEDIF([.I200];[.Q200];&quot;d&quot;); IF(DATEDIF([.I200];[.Q200];&quot;d&quot;)&gt;1; &quot; Days&quot;; &quot; Day&quot;)))">
            <text:p/>
          </table:table-cell>
          <table:table-cell table:content-validation-name="val12"/>
          <table:table-cell table:number-columns-repeated="2"/>
          <table:table-cell table:style-name="ce196"/>
          <table:table-cell table:style-name="ce205" table:formula="of:=IFERROR(IF(ISBLANK([.Y200]); &quot;&quot;; IF([.$F200]=&quot;Long&quot;; ([.Y200]-[.$K200])*[.$J200]/[.$M200]; ([.$K200]-[.Y200])*[.$J200]/[.$M200])-[.$R200]); &quot;&quot;)">
            <text:p/>
          </table:table-cell>
          <table:table-cell table:style-name="Default"/>
          <table:table-cell table:style-name="ce205" table:formula="of:=IFERROR(IF(ISBLANK([.AA200]); &quot;&quot;; IF([.$F200]=&quot;Long&quot;; ([.AA200]-[.$K200])*[.$J200]/[.$M200]; ([.$K200]-[.AA200])*[.$J200]/[.$M200])-[.$R200]); &quot;&quot;)">
            <text:p/>
          </table:table-cell>
          <table:table-cell table:style-name="Default"/>
          <table:table-cell table:style-name="ce205" table:formula="of:=IFERROR(IF(ISBLANK([.AC200]); &quot;&quot;; IF([.$F200]=&quot;Long&quot;; ([.AC200]-[.$K200])*[.$J200]/[.$M200]; ([.$K200]-[.AC200])*[.$J200]/[.$M200])-[.$R200]); &quot;&quot;)">
            <text:p/>
          </table:table-cell>
          <table:table-cell/>
          <table:table-cell table:style-name="ce224" table:formula="of:=IF(ISBLANK([.Q200]); &quot;&quot;; DAY([.Q200]))">
            <text:p/>
          </table:table-cell>
          <table:table-cell table:style-name="ce224" table:formula="of:=IF(ISBLANK([.I200]); &quot;&quot;; WEEKDAY([.I200]; 2))">
            <text:p/>
          </table:table-cell>
          <table:table-cell table:style-name="ce224" table:formula="of:=IF(ISBLANK([.Q200]); &quot;&quot;; WEEKDAY([.Q200]; 2))">
            <text:p/>
          </table:table-cell>
          <table:table-cell table:style-name="ce224" table:formula="of:=IF(ISBLANK([.Q200]); &quot;&quot;; WEEKNUM([.Q200]))">
            <text:p/>
          </table:table-cell>
          <table:table-cell table:style-name="ce224" table:formula="of:=IF(ISBLANK([.I200]); &quot;&quot;; MONTH([.I200]))">
            <text:p/>
          </table:table-cell>
          <table:table-cell table:style-name="ce224" table:formula="of:=IF(ISBLANK([.Q200]); &quot;&quot;; MONTH([.Q200]))">
            <text:p/>
          </table:table-cell>
          <table:table-cell table:style-name="ce224" table:formula="of:=IF(OR(ISBLANK([.I200]); ISBLANK([.Q200])); &quot;&quot;; IFERROR(DATEDIF([.I200];[.Q200];&quot;d&quot;); &quot;&quot;))">
            <text:p/>
          </table:table-cell>
          <table:table-cell table:style-name="ce286" table:formula="of:=IF(ISBLANK([.P200]); &quot;&quot;; SUM([.$R$3:.R200]))">
            <text:p/>
          </table:table-cell>
          <table:table-cell table:style-name="ce286" table:formula="of:=IF(ISBLANK([.P200]); &quot;&quot;; SUM([.$S$3:.S200]))">
            <text:p/>
          </table:table-cell>
          <table:table-cell table:formula="of:=IF(ISBLANK([.K200]); &quot;&quot;; [.J200]*[.K200])">
            <text:p/>
          </table:table-cell>
          <table:table-cell table:formula="of:=IF(ISNUMBER([.AO200]); [.AO200]*0.0035; &quot;&quot;)">
            <text:p/>
          </table:table-cell>
          <table:table-cell table:style-name="ce224" table:formula="of:=IF(ISBLANK([.P200]); &quot;&quot; ; [.O200]*[.P200])">
            <text:p/>
          </table:table-cell>
          <table:table-cell table:formula="of:=IF(ISNUMBER([.AQ200]); [.AQ200]*0.0035; &quot;&quot;)">
            <text:p/>
          </table:table-cell>
          <table:table-cell table:number-columns-repeated="20"/>
        </table:table-row>
        <table:table-row table:style-name="ro2">
          <table:table-cell office:value-type="float" office:value="199" calcext:value-type="float">
            <text:p>19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1]=&quot;Long&quot;; [.K201]-[Overview.$C$4]/[.J201]; IF([.F201]=&quot;Short&quot;; [.K201]+[Overview.$C$4]/[.J201]; &quot;&quot;)); &quot;&quot;)">
            <text:p/>
          </table:table-cell>
          <table:table-cell table:style-name="ce157" table:formula="of:=IFERROR(ABS([.L201]-[.K201])*[.J201]; &quot;&quot;)">
            <text:p/>
          </table:table-cell>
          <table:table-cell table:style-name="ce289" table:formula="of:=IFERROR(IF([.F201]=&quot;Long&quot;; [.K201]+[Overview.$C$4]/[.J201]*[Overview.$C$6]; IF([.F201]=&quot;Short&quot;; [.K201]-[Overview.$C$4]/[.J201]*[Overview.$C$6]; &quot;&quot;)); &quot;&quot;)">
            <text:p/>
          </table:table-cell>
          <table:table-cell table:style-name="ce152"/>
          <table:table-cell table:number-columns-repeated="2"/>
          <table:table-cell table:formula="of:=IFERROR([.S201]/[.M201]; &quot;&quot;)">
            <text:p/>
          </table:table-cell>
          <table:table-cell table:formula="of:=IFERROR(IF(AND([.F201]=&quot;Long&quot;; [.O201]=[.J201]); [.J201]*([.P201]-[.K201]); IF(AND([.F201]=&quot;Short&quot;; [.O201]=[.J201]); [.J201]*([.K201]-[.P201]); &quot;&quot;)); &quot;&quot;)">
            <text:p/>
          </table:table-cell>
          <table:table-cell table:formula="of:=IF(ISNUMBER([.S201]); IF([.S201]&gt;0; &quot;Win&quot;; &quot;Loss&quot;);&quot;&quot;)">
            <text:p/>
          </table:table-cell>
          <table:table-cell table:formula="of:=IF([.Q201]=&quot;&quot;; &quot;&quot;; CONCATENATE(DATEDIF([.I201];[.Q201];&quot;d&quot;); IF(DATEDIF([.I201];[.Q201];&quot;d&quot;)&gt;1; &quot; Days&quot;; &quot; Day&quot;)))">
            <text:p/>
          </table:table-cell>
          <table:table-cell table:content-validation-name="val12"/>
          <table:table-cell table:number-columns-repeated="2"/>
          <table:table-cell table:style-name="ce196"/>
          <table:table-cell table:style-name="ce205" table:formula="of:=IFERROR(IF(ISBLANK([.Y201]); &quot;&quot;; IF([.$F201]=&quot;Long&quot;; ([.Y201]-[.$K201])*[.$J201]/[.$M201]; ([.$K201]-[.Y201])*[.$J201]/[.$M201])-[.$R201]); &quot;&quot;)">
            <text:p/>
          </table:table-cell>
          <table:table-cell table:style-name="Default"/>
          <table:table-cell table:style-name="ce205" table:formula="of:=IFERROR(IF(ISBLANK([.AA201]); &quot;&quot;; IF([.$F201]=&quot;Long&quot;; ([.AA201]-[.$K201])*[.$J201]/[.$M201]; ([.$K201]-[.AA201])*[.$J201]/[.$M201])-[.$R201]); &quot;&quot;)">
            <text:p/>
          </table:table-cell>
          <table:table-cell table:style-name="Default"/>
          <table:table-cell table:style-name="ce205" table:formula="of:=IFERROR(IF(ISBLANK([.AC201]); &quot;&quot;; IF([.$F201]=&quot;Long&quot;; ([.AC201]-[.$K201])*[.$J201]/[.$M201]; ([.$K201]-[.AC201])*[.$J201]/[.$M201])-[.$R201]); &quot;&quot;)">
            <text:p/>
          </table:table-cell>
          <table:table-cell/>
          <table:table-cell table:style-name="ce224" table:formula="of:=IF(ISBLANK([.Q201]); &quot;&quot;; DAY([.Q201]))">
            <text:p/>
          </table:table-cell>
          <table:table-cell table:style-name="ce224" table:formula="of:=IF(ISBLANK([.I201]); &quot;&quot;; WEEKDAY([.I201]; 2))">
            <text:p/>
          </table:table-cell>
          <table:table-cell table:style-name="ce224" table:formula="of:=IF(ISBLANK([.Q201]); &quot;&quot;; WEEKDAY([.Q201]; 2))">
            <text:p/>
          </table:table-cell>
          <table:table-cell table:style-name="ce224" table:formula="of:=IF(ISBLANK([.Q201]); &quot;&quot;; WEEKNUM([.Q201]))">
            <text:p/>
          </table:table-cell>
          <table:table-cell table:style-name="ce224" table:formula="of:=IF(ISBLANK([.I201]); &quot;&quot;; MONTH([.I201]))">
            <text:p/>
          </table:table-cell>
          <table:table-cell table:style-name="ce224" table:formula="of:=IF(ISBLANK([.Q201]); &quot;&quot;; MONTH([.Q201]))">
            <text:p/>
          </table:table-cell>
          <table:table-cell table:style-name="ce224" table:formula="of:=IF(OR(ISBLANK([.I201]); ISBLANK([.Q201])); &quot;&quot;; IFERROR(DATEDIF([.I201];[.Q201];&quot;d&quot;); &quot;&quot;))">
            <text:p/>
          </table:table-cell>
          <table:table-cell table:style-name="ce286" table:formula="of:=IF(ISBLANK([.P201]); &quot;&quot;; SUM([.$R$3:.R201]))">
            <text:p/>
          </table:table-cell>
          <table:table-cell table:style-name="ce286" table:formula="of:=IF(ISBLANK([.P201]); &quot;&quot;; SUM([.$S$3:.S201]))">
            <text:p/>
          </table:table-cell>
          <table:table-cell table:formula="of:=IF(ISBLANK([.K201]); &quot;&quot;; [.J201]*[.K201])">
            <text:p/>
          </table:table-cell>
          <table:table-cell table:formula="of:=IF(ISNUMBER([.AO201]); [.AO201]*0.0035; &quot;&quot;)">
            <text:p/>
          </table:table-cell>
          <table:table-cell table:style-name="ce224" table:formula="of:=IF(ISBLANK([.P201]); &quot;&quot; ; [.O201]*[.P201])">
            <text:p/>
          </table:table-cell>
          <table:table-cell table:formula="of:=IF(ISNUMBER([.AQ201]); [.AQ201]*0.0035; &quot;&quot;)">
            <text:p/>
          </table:table-cell>
          <table:table-cell table:number-columns-repeated="20"/>
        </table:table-row>
        <table:table-row table:style-name="ro2">
          <table:table-cell office:value-type="float" office:value="200" calcext:value-type="float">
            <text:p>20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2]=&quot;Long&quot;; [.K202]-[Overview.$C$4]/[.J202]; IF([.F202]=&quot;Short&quot;; [.K202]+[Overview.$C$4]/[.J202]; &quot;&quot;)); &quot;&quot;)">
            <text:p/>
          </table:table-cell>
          <table:table-cell table:style-name="ce157" table:formula="of:=IFERROR(ABS([.L202]-[.K202])*[.J202]; &quot;&quot;)">
            <text:p/>
          </table:table-cell>
          <table:table-cell table:style-name="ce289" table:formula="of:=IFERROR(IF([.F202]=&quot;Long&quot;; [.K202]+[Overview.$C$4]/[.J202]*[Overview.$C$6]; IF([.F202]=&quot;Short&quot;; [.K202]-[Overview.$C$4]/[.J202]*[Overview.$C$6]; &quot;&quot;)); &quot;&quot;)">
            <text:p/>
          </table:table-cell>
          <table:table-cell table:style-name="ce152"/>
          <table:table-cell table:number-columns-repeated="2"/>
          <table:table-cell table:formula="of:=IFERROR([.S202]/[.M202]; &quot;&quot;)">
            <text:p/>
          </table:table-cell>
          <table:table-cell table:formula="of:=IFERROR(IF(AND([.F202]=&quot;Long&quot;; [.O202]=[.J202]); [.J202]*([.P202]-[.K202]); IF(AND([.F202]=&quot;Short&quot;; [.O202]=[.J202]); [.J202]*([.K202]-[.P202]); &quot;&quot;)); &quot;&quot;)">
            <text:p/>
          </table:table-cell>
          <table:table-cell table:formula="of:=IF(ISNUMBER([.S202]); IF([.S202]&gt;0; &quot;Win&quot;; &quot;Loss&quot;);&quot;&quot;)">
            <text:p/>
          </table:table-cell>
          <table:table-cell table:formula="of:=IF([.Q202]=&quot;&quot;; &quot;&quot;; CONCATENATE(DATEDIF([.I202];[.Q202];&quot;d&quot;); IF(DATEDIF([.I202];[.Q202];&quot;d&quot;)&gt;1; &quot; Days&quot;; &quot; Day&quot;)))">
            <text:p/>
          </table:table-cell>
          <table:table-cell table:content-validation-name="val12"/>
          <table:table-cell table:number-columns-repeated="2"/>
          <table:table-cell table:style-name="ce196"/>
          <table:table-cell table:style-name="ce205" table:formula="of:=IFERROR(IF(ISBLANK([.Y202]); &quot;&quot;; IF([.$F202]=&quot;Long&quot;; ([.Y202]-[.$K202])*[.$J202]/[.$M202]; ([.$K202]-[.Y202])*[.$J202]/[.$M202])-[.$R202]); &quot;&quot;)">
            <text:p/>
          </table:table-cell>
          <table:table-cell table:style-name="Default"/>
          <table:table-cell table:style-name="ce205" table:formula="of:=IFERROR(IF(ISBLANK([.AA202]); &quot;&quot;; IF([.$F202]=&quot;Long&quot;; ([.AA202]-[.$K202])*[.$J202]/[.$M202]; ([.$K202]-[.AA202])*[.$J202]/[.$M202])-[.$R202]); &quot;&quot;)">
            <text:p/>
          </table:table-cell>
          <table:table-cell table:style-name="Default"/>
          <table:table-cell table:style-name="ce205" table:formula="of:=IFERROR(IF(ISBLANK([.AC202]); &quot;&quot;; IF([.$F202]=&quot;Long&quot;; ([.AC202]-[.$K202])*[.$J202]/[.$M202]; ([.$K202]-[.AC202])*[.$J202]/[.$M202])-[.$R202]); &quot;&quot;)">
            <text:p/>
          </table:table-cell>
          <table:table-cell/>
          <table:table-cell table:style-name="ce224" table:formula="of:=IF(ISBLANK([.Q202]); &quot;&quot;; DAY([.Q202]))">
            <text:p/>
          </table:table-cell>
          <table:table-cell table:style-name="ce224" table:formula="of:=IF(ISBLANK([.I202]); &quot;&quot;; WEEKDAY([.I202]; 2))">
            <text:p/>
          </table:table-cell>
          <table:table-cell table:style-name="ce224" table:formula="of:=IF(ISBLANK([.Q202]); &quot;&quot;; WEEKDAY([.Q202]; 2))">
            <text:p/>
          </table:table-cell>
          <table:table-cell table:style-name="ce224" table:formula="of:=IF(ISBLANK([.Q202]); &quot;&quot;; WEEKNUM([.Q202]))">
            <text:p/>
          </table:table-cell>
          <table:table-cell table:style-name="ce224" table:formula="of:=IF(ISBLANK([.I202]); &quot;&quot;; MONTH([.I202]))">
            <text:p/>
          </table:table-cell>
          <table:table-cell table:style-name="ce224" table:formula="of:=IF(ISBLANK([.Q202]); &quot;&quot;; MONTH([.Q202]))">
            <text:p/>
          </table:table-cell>
          <table:table-cell table:style-name="ce224" table:formula="of:=IF(OR(ISBLANK([.I202]); ISBLANK([.Q202])); &quot;&quot;; IFERROR(DATEDIF([.I202];[.Q202];&quot;d&quot;); &quot;&quot;))">
            <text:p/>
          </table:table-cell>
          <table:table-cell table:style-name="ce286" table:formula="of:=IF(ISBLANK([.P202]); &quot;&quot;; SUM([.$R$3:.R202]))">
            <text:p/>
          </table:table-cell>
          <table:table-cell table:style-name="ce286" table:formula="of:=IF(ISBLANK([.P202]); &quot;&quot;; SUM([.$S$3:.S202]))">
            <text:p/>
          </table:table-cell>
          <table:table-cell table:formula="of:=IF(ISBLANK([.K202]); &quot;&quot;; [.J202]*[.K202])">
            <text:p/>
          </table:table-cell>
          <table:table-cell table:formula="of:=IF(ISNUMBER([.AO202]); [.AO202]*0.0035; &quot;&quot;)">
            <text:p/>
          </table:table-cell>
          <table:table-cell table:style-name="ce224" table:formula="of:=IF(ISBLANK([.P202]); &quot;&quot; ; [.O202]*[.P202])">
            <text:p/>
          </table:table-cell>
          <table:table-cell table:formula="of:=IF(ISNUMBER([.AQ202]); [.AQ202]*0.0035; &quot;&quot;)">
            <text:p/>
          </table:table-cell>
          <table:table-cell table:number-columns-repeated="20"/>
        </table:table-row>
        <table:table-row table:style-name="ro2">
          <table:table-cell office:value-type="float" office:value="201" calcext:value-type="float">
            <text:p>20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3]=&quot;Long&quot;; [.K203]-[Overview.$C$4]/[.J203]; IF([.F203]=&quot;Short&quot;; [.K203]+[Overview.$C$4]/[.J203]; &quot;&quot;)); &quot;&quot;)">
            <text:p/>
          </table:table-cell>
          <table:table-cell table:style-name="ce157" table:formula="of:=IFERROR(ABS([.L203]-[.K203])*[.J203]; &quot;&quot;)">
            <text:p/>
          </table:table-cell>
          <table:table-cell table:style-name="ce289" table:formula="of:=IFERROR(IF([.F203]=&quot;Long&quot;; [.K203]+[Overview.$C$4]/[.J203]*[Overview.$C$6]; IF([.F203]=&quot;Short&quot;; [.K203]-[Overview.$C$4]/[.J203]*[Overview.$C$6]; &quot;&quot;)); &quot;&quot;)">
            <text:p/>
          </table:table-cell>
          <table:table-cell table:style-name="ce152"/>
          <table:table-cell table:number-columns-repeated="2"/>
          <table:table-cell table:formula="of:=IFERROR([.S203]/[.M203]; &quot;&quot;)">
            <text:p/>
          </table:table-cell>
          <table:table-cell table:formula="of:=IFERROR(IF(AND([.F203]=&quot;Long&quot;; [.O203]=[.J203]); [.J203]*([.P203]-[.K203]); IF(AND([.F203]=&quot;Short&quot;; [.O203]=[.J203]); [.J203]*([.K203]-[.P203]); &quot;&quot;)); &quot;&quot;)">
            <text:p/>
          </table:table-cell>
          <table:table-cell table:formula="of:=IF(ISNUMBER([.S203]); IF([.S203]&gt;0; &quot;Win&quot;; &quot;Loss&quot;);&quot;&quot;)">
            <text:p/>
          </table:table-cell>
          <table:table-cell table:formula="of:=IF([.Q203]=&quot;&quot;; &quot;&quot;; CONCATENATE(DATEDIF([.I203];[.Q203];&quot;d&quot;); IF(DATEDIF([.I203];[.Q203];&quot;d&quot;)&gt;1; &quot; Days&quot;; &quot; Day&quot;)))">
            <text:p/>
          </table:table-cell>
          <table:table-cell table:content-validation-name="val12"/>
          <table:table-cell table:number-columns-repeated="2"/>
          <table:table-cell table:style-name="ce196"/>
          <table:table-cell table:style-name="ce205" table:formula="of:=IFERROR(IF(ISBLANK([.Y203]); &quot;&quot;; IF([.$F203]=&quot;Long&quot;; ([.Y203]-[.$K203])*[.$J203]/[.$M203]; ([.$K203]-[.Y203])*[.$J203]/[.$M203])-[.$R203]); &quot;&quot;)">
            <text:p/>
          </table:table-cell>
          <table:table-cell table:style-name="Default"/>
          <table:table-cell table:style-name="ce205" table:formula="of:=IFERROR(IF(ISBLANK([.AA203]); &quot;&quot;; IF([.$F203]=&quot;Long&quot;; ([.AA203]-[.$K203])*[.$J203]/[.$M203]; ([.$K203]-[.AA203])*[.$J203]/[.$M203])-[.$R203]); &quot;&quot;)">
            <text:p/>
          </table:table-cell>
          <table:table-cell table:style-name="Default"/>
          <table:table-cell table:style-name="ce205" table:formula="of:=IFERROR(IF(ISBLANK([.AC203]); &quot;&quot;; IF([.$F203]=&quot;Long&quot;; ([.AC203]-[.$K203])*[.$J203]/[.$M203]; ([.$K203]-[.AC203])*[.$J203]/[.$M203])-[.$R203]); &quot;&quot;)">
            <text:p/>
          </table:table-cell>
          <table:table-cell/>
          <table:table-cell table:style-name="ce224" table:formula="of:=IF(ISBLANK([.Q203]); &quot;&quot;; DAY([.Q203]))">
            <text:p/>
          </table:table-cell>
          <table:table-cell table:style-name="ce224" table:formula="of:=IF(ISBLANK([.I203]); &quot;&quot;; WEEKDAY([.I203]; 2))">
            <text:p/>
          </table:table-cell>
          <table:table-cell table:style-name="ce224" table:formula="of:=IF(ISBLANK([.Q203]); &quot;&quot;; WEEKDAY([.Q203]; 2))">
            <text:p/>
          </table:table-cell>
          <table:table-cell table:style-name="ce224" table:formula="of:=IF(ISBLANK([.Q203]); &quot;&quot;; WEEKNUM([.Q203]))">
            <text:p/>
          </table:table-cell>
          <table:table-cell table:style-name="ce224" table:formula="of:=IF(ISBLANK([.I203]); &quot;&quot;; MONTH([.I203]))">
            <text:p/>
          </table:table-cell>
          <table:table-cell table:style-name="ce224" table:formula="of:=IF(ISBLANK([.Q203]); &quot;&quot;; MONTH([.Q203]))">
            <text:p/>
          </table:table-cell>
          <table:table-cell table:style-name="ce224" table:formula="of:=IF(OR(ISBLANK([.I203]); ISBLANK([.Q203])); &quot;&quot;; IFERROR(DATEDIF([.I203];[.Q203];&quot;d&quot;); &quot;&quot;))">
            <text:p/>
          </table:table-cell>
          <table:table-cell table:style-name="ce286" table:formula="of:=IF(ISBLANK([.P203]); &quot;&quot;; SUM([.$R$3:.R203]))">
            <text:p/>
          </table:table-cell>
          <table:table-cell table:style-name="ce286" table:formula="of:=IF(ISBLANK([.P203]); &quot;&quot;; SUM([.$S$3:.S203]))">
            <text:p/>
          </table:table-cell>
          <table:table-cell table:formula="of:=IF(ISBLANK([.K203]); &quot;&quot;; [.J203]*[.K203])">
            <text:p/>
          </table:table-cell>
          <table:table-cell table:formula="of:=IF(ISNUMBER([.AO203]); [.AO203]*0.0035; &quot;&quot;)">
            <text:p/>
          </table:table-cell>
          <table:table-cell table:style-name="ce224" table:formula="of:=IF(ISBLANK([.P203]); &quot;&quot; ; [.O203]*[.P203])">
            <text:p/>
          </table:table-cell>
          <table:table-cell table:formula="of:=IF(ISNUMBER([.AQ203]); [.AQ203]*0.0035; &quot;&quot;)">
            <text:p/>
          </table:table-cell>
          <table:table-cell table:number-columns-repeated="20"/>
        </table:table-row>
        <table:table-row table:style-name="ro2">
          <table:table-cell office:value-type="float" office:value="202" calcext:value-type="float">
            <text:p>20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4]=&quot;Long&quot;; [.K204]-[Overview.$C$4]/[.J204]; IF([.F204]=&quot;Short&quot;; [.K204]+[Overview.$C$4]/[.J204]; &quot;&quot;)); &quot;&quot;)">
            <text:p/>
          </table:table-cell>
          <table:table-cell table:style-name="ce157" table:formula="of:=IFERROR(ABS([.L204]-[.K204])*[.J204]; &quot;&quot;)">
            <text:p/>
          </table:table-cell>
          <table:table-cell table:style-name="ce289" table:formula="of:=IFERROR(IF([.F204]=&quot;Long&quot;; [.K204]+[Overview.$C$4]/[.J204]*[Overview.$C$6]; IF([.F204]=&quot;Short&quot;; [.K204]-[Overview.$C$4]/[.J204]*[Overview.$C$6]; &quot;&quot;)); &quot;&quot;)">
            <text:p/>
          </table:table-cell>
          <table:table-cell table:style-name="ce152"/>
          <table:table-cell table:number-columns-repeated="2"/>
          <table:table-cell table:formula="of:=IFERROR([.S204]/[.M204]; &quot;&quot;)">
            <text:p/>
          </table:table-cell>
          <table:table-cell table:formula="of:=IFERROR(IF(AND([.F204]=&quot;Long&quot;; [.O204]=[.J204]); [.J204]*([.P204]-[.K204]); IF(AND([.F204]=&quot;Short&quot;; [.O204]=[.J204]); [.J204]*([.K204]-[.P204]); &quot;&quot;)); &quot;&quot;)">
            <text:p/>
          </table:table-cell>
          <table:table-cell table:formula="of:=IF(ISNUMBER([.S204]); IF([.S204]&gt;0; &quot;Win&quot;; &quot;Loss&quot;);&quot;&quot;)">
            <text:p/>
          </table:table-cell>
          <table:table-cell table:formula="of:=IF([.Q204]=&quot;&quot;; &quot;&quot;; CONCATENATE(DATEDIF([.I204];[.Q204];&quot;d&quot;); IF(DATEDIF([.I204];[.Q204];&quot;d&quot;)&gt;1; &quot; Days&quot;; &quot; Day&quot;)))">
            <text:p/>
          </table:table-cell>
          <table:table-cell table:content-validation-name="val12"/>
          <table:table-cell table:number-columns-repeated="2"/>
          <table:table-cell table:style-name="ce196"/>
          <table:table-cell table:style-name="ce205" table:formula="of:=IFERROR(IF(ISBLANK([.Y204]); &quot;&quot;; IF([.$F204]=&quot;Long&quot;; ([.Y204]-[.$K204])*[.$J204]/[.$M204]; ([.$K204]-[.Y204])*[.$J204]/[.$M204])-[.$R204]); &quot;&quot;)">
            <text:p/>
          </table:table-cell>
          <table:table-cell table:style-name="Default"/>
          <table:table-cell table:style-name="ce205" table:formula="of:=IFERROR(IF(ISBLANK([.AA204]); &quot;&quot;; IF([.$F204]=&quot;Long&quot;; ([.AA204]-[.$K204])*[.$J204]/[.$M204]; ([.$K204]-[.AA204])*[.$J204]/[.$M204])-[.$R204]); &quot;&quot;)">
            <text:p/>
          </table:table-cell>
          <table:table-cell table:style-name="Default"/>
          <table:table-cell table:style-name="ce205" table:formula="of:=IFERROR(IF(ISBLANK([.AC204]); &quot;&quot;; IF([.$F204]=&quot;Long&quot;; ([.AC204]-[.$K204])*[.$J204]/[.$M204]; ([.$K204]-[.AC204])*[.$J204]/[.$M204])-[.$R204]); &quot;&quot;)">
            <text:p/>
          </table:table-cell>
          <table:table-cell/>
          <table:table-cell table:style-name="ce224" table:formula="of:=IF(ISBLANK([.Q204]); &quot;&quot;; DAY([.Q204]))">
            <text:p/>
          </table:table-cell>
          <table:table-cell table:style-name="ce224" table:formula="of:=IF(ISBLANK([.I204]); &quot;&quot;; WEEKDAY([.I204]; 2))">
            <text:p/>
          </table:table-cell>
          <table:table-cell table:style-name="ce224" table:formula="of:=IF(ISBLANK([.Q204]); &quot;&quot;; WEEKDAY([.Q204]; 2))">
            <text:p/>
          </table:table-cell>
          <table:table-cell table:style-name="ce224" table:formula="of:=IF(ISBLANK([.Q204]); &quot;&quot;; WEEKNUM([.Q204]))">
            <text:p/>
          </table:table-cell>
          <table:table-cell table:style-name="ce224" table:formula="of:=IF(ISBLANK([.I204]); &quot;&quot;; MONTH([.I204]))">
            <text:p/>
          </table:table-cell>
          <table:table-cell table:style-name="ce224" table:formula="of:=IF(ISBLANK([.Q204]); &quot;&quot;; MONTH([.Q204]))">
            <text:p/>
          </table:table-cell>
          <table:table-cell table:style-name="ce224" table:formula="of:=IF(OR(ISBLANK([.I204]); ISBLANK([.Q204])); &quot;&quot;; IFERROR(DATEDIF([.I204];[.Q204];&quot;d&quot;); &quot;&quot;))">
            <text:p/>
          </table:table-cell>
          <table:table-cell table:style-name="ce286" table:formula="of:=IF(ISBLANK([.P204]); &quot;&quot;; SUM([.$R$3:.R204]))">
            <text:p/>
          </table:table-cell>
          <table:table-cell table:style-name="ce286" table:formula="of:=IF(ISBLANK([.P204]); &quot;&quot;; SUM([.$S$3:.S204]))">
            <text:p/>
          </table:table-cell>
          <table:table-cell table:formula="of:=IF(ISBLANK([.K204]); &quot;&quot;; [.J204]*[.K204])">
            <text:p/>
          </table:table-cell>
          <table:table-cell table:formula="of:=IF(ISNUMBER([.AO204]); [.AO204]*0.0035; &quot;&quot;)">
            <text:p/>
          </table:table-cell>
          <table:table-cell table:style-name="ce224" table:formula="of:=IF(ISBLANK([.P204]); &quot;&quot; ; [.O204]*[.P204])">
            <text:p/>
          </table:table-cell>
          <table:table-cell table:formula="of:=IF(ISNUMBER([.AQ204]); [.AQ204]*0.0035; &quot;&quot;)">
            <text:p/>
          </table:table-cell>
          <table:table-cell table:number-columns-repeated="20"/>
        </table:table-row>
        <table:table-row table:style-name="ro2">
          <table:table-cell office:value-type="float" office:value="203" calcext:value-type="float">
            <text:p>20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5]=&quot;Long&quot;; [.K205]-[Overview.$C$4]/[.J205]; IF([.F205]=&quot;Short&quot;; [.K205]+[Overview.$C$4]/[.J205]; &quot;&quot;)); &quot;&quot;)">
            <text:p/>
          </table:table-cell>
          <table:table-cell table:style-name="ce157" table:formula="of:=IFERROR(ABS([.L205]-[.K205])*[.J205]; &quot;&quot;)">
            <text:p/>
          </table:table-cell>
          <table:table-cell table:style-name="ce289" table:formula="of:=IFERROR(IF([.F205]=&quot;Long&quot;; [.K205]+[Overview.$C$4]/[.J205]*[Overview.$C$6]; IF([.F205]=&quot;Short&quot;; [.K205]-[Overview.$C$4]/[.J205]*[Overview.$C$6]; &quot;&quot;)); &quot;&quot;)">
            <text:p/>
          </table:table-cell>
          <table:table-cell table:style-name="ce152"/>
          <table:table-cell table:number-columns-repeated="2"/>
          <table:table-cell table:formula="of:=IFERROR([.S205]/[.M205]; &quot;&quot;)">
            <text:p/>
          </table:table-cell>
          <table:table-cell table:formula="of:=IFERROR(IF(AND([.F205]=&quot;Long&quot;; [.O205]=[.J205]); [.J205]*([.P205]-[.K205]); IF(AND([.F205]=&quot;Short&quot;; [.O205]=[.J205]); [.J205]*([.K205]-[.P205]); &quot;&quot;)); &quot;&quot;)">
            <text:p/>
          </table:table-cell>
          <table:table-cell table:formula="of:=IF(ISNUMBER([.S205]); IF([.S205]&gt;0; &quot;Win&quot;; &quot;Loss&quot;);&quot;&quot;)">
            <text:p/>
          </table:table-cell>
          <table:table-cell table:formula="of:=IF([.Q205]=&quot;&quot;; &quot;&quot;; CONCATENATE(DATEDIF([.I205];[.Q205];&quot;d&quot;); IF(DATEDIF([.I205];[.Q205];&quot;d&quot;)&gt;1; &quot; Days&quot;; &quot; Day&quot;)))">
            <text:p/>
          </table:table-cell>
          <table:table-cell table:content-validation-name="val12"/>
          <table:table-cell table:number-columns-repeated="2"/>
          <table:table-cell table:style-name="ce196"/>
          <table:table-cell table:style-name="ce205" table:formula="of:=IFERROR(IF(ISBLANK([.Y205]); &quot;&quot;; IF([.$F205]=&quot;Long&quot;; ([.Y205]-[.$K205])*[.$J205]/[.$M205]; ([.$K205]-[.Y205])*[.$J205]/[.$M205])-[.$R205]); &quot;&quot;)">
            <text:p/>
          </table:table-cell>
          <table:table-cell table:style-name="Default"/>
          <table:table-cell table:style-name="ce205" table:formula="of:=IFERROR(IF(ISBLANK([.AA205]); &quot;&quot;; IF([.$F205]=&quot;Long&quot;; ([.AA205]-[.$K205])*[.$J205]/[.$M205]; ([.$K205]-[.AA205])*[.$J205]/[.$M205])-[.$R205]); &quot;&quot;)">
            <text:p/>
          </table:table-cell>
          <table:table-cell table:style-name="Default"/>
          <table:table-cell table:style-name="ce205" table:formula="of:=IFERROR(IF(ISBLANK([.AC205]); &quot;&quot;; IF([.$F205]=&quot;Long&quot;; ([.AC205]-[.$K205])*[.$J205]/[.$M205]; ([.$K205]-[.AC205])*[.$J205]/[.$M205])-[.$R205]); &quot;&quot;)">
            <text:p/>
          </table:table-cell>
          <table:table-cell/>
          <table:table-cell table:style-name="ce224" table:formula="of:=IF(ISBLANK([.Q205]); &quot;&quot;; DAY([.Q205]))">
            <text:p/>
          </table:table-cell>
          <table:table-cell table:style-name="ce224" table:formula="of:=IF(ISBLANK([.I205]); &quot;&quot;; WEEKDAY([.I205]; 2))">
            <text:p/>
          </table:table-cell>
          <table:table-cell table:style-name="ce224" table:formula="of:=IF(ISBLANK([.Q205]); &quot;&quot;; WEEKDAY([.Q205]; 2))">
            <text:p/>
          </table:table-cell>
          <table:table-cell table:style-name="ce224" table:formula="of:=IF(ISBLANK([.Q205]); &quot;&quot;; WEEKNUM([.Q205]))">
            <text:p/>
          </table:table-cell>
          <table:table-cell table:style-name="ce224" table:formula="of:=IF(ISBLANK([.I205]); &quot;&quot;; MONTH([.I205]))">
            <text:p/>
          </table:table-cell>
          <table:table-cell table:style-name="ce224" table:formula="of:=IF(ISBLANK([.Q205]); &quot;&quot;; MONTH([.Q205]))">
            <text:p/>
          </table:table-cell>
          <table:table-cell table:style-name="ce224" table:formula="of:=IF(OR(ISBLANK([.I205]); ISBLANK([.Q205])); &quot;&quot;; IFERROR(DATEDIF([.I205];[.Q205];&quot;d&quot;); &quot;&quot;))">
            <text:p/>
          </table:table-cell>
          <table:table-cell table:style-name="ce286" table:formula="of:=IF(ISBLANK([.P205]); &quot;&quot;; SUM([.$R$3:.R205]))">
            <text:p/>
          </table:table-cell>
          <table:table-cell table:style-name="ce286" table:formula="of:=IF(ISBLANK([.P205]); &quot;&quot;; SUM([.$S$3:.S205]))">
            <text:p/>
          </table:table-cell>
          <table:table-cell table:formula="of:=IF(ISBLANK([.K205]); &quot;&quot;; [.J205]*[.K205])">
            <text:p/>
          </table:table-cell>
          <table:table-cell table:formula="of:=IF(ISNUMBER([.AO205]); [.AO205]*0.0035; &quot;&quot;)">
            <text:p/>
          </table:table-cell>
          <table:table-cell table:style-name="ce224" table:formula="of:=IF(ISBLANK([.P205]); &quot;&quot; ; [.O205]*[.P205])">
            <text:p/>
          </table:table-cell>
          <table:table-cell table:formula="of:=IF(ISNUMBER([.AQ205]); [.AQ205]*0.0035; &quot;&quot;)">
            <text:p/>
          </table:table-cell>
          <table:table-cell table:number-columns-repeated="20"/>
        </table:table-row>
        <table:table-row table:style-name="ro2">
          <table:table-cell office:value-type="float" office:value="204" calcext:value-type="float">
            <text:p>20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6]=&quot;Long&quot;; [.K206]-[Overview.$C$4]/[.J206]; IF([.F206]=&quot;Short&quot;; [.K206]+[Overview.$C$4]/[.J206]; &quot;&quot;)); &quot;&quot;)">
            <text:p/>
          </table:table-cell>
          <table:table-cell table:style-name="ce157" table:formula="of:=IFERROR(ABS([.L206]-[.K206])*[.J206]; &quot;&quot;)">
            <text:p/>
          </table:table-cell>
          <table:table-cell table:style-name="ce289" table:formula="of:=IFERROR(IF([.F206]=&quot;Long&quot;; [.K206]+[Overview.$C$4]/[.J206]*[Overview.$C$6]; IF([.F206]=&quot;Short&quot;; [.K206]-[Overview.$C$4]/[.J206]*[Overview.$C$6]; &quot;&quot;)); &quot;&quot;)">
            <text:p/>
          </table:table-cell>
          <table:table-cell table:style-name="ce152"/>
          <table:table-cell table:number-columns-repeated="2"/>
          <table:table-cell table:formula="of:=IFERROR([.S206]/[.M206]; &quot;&quot;)">
            <text:p/>
          </table:table-cell>
          <table:table-cell table:formula="of:=IFERROR(IF(AND([.F206]=&quot;Long&quot;; [.O206]=[.J206]); [.J206]*([.P206]-[.K206]); IF(AND([.F206]=&quot;Short&quot;; [.O206]=[.J206]); [.J206]*([.K206]-[.P206]); &quot;&quot;)); &quot;&quot;)">
            <text:p/>
          </table:table-cell>
          <table:table-cell table:formula="of:=IF(ISNUMBER([.S206]); IF([.S206]&gt;0; &quot;Win&quot;; &quot;Loss&quot;);&quot;&quot;)">
            <text:p/>
          </table:table-cell>
          <table:table-cell table:formula="of:=IF([.Q206]=&quot;&quot;; &quot;&quot;; CONCATENATE(DATEDIF([.I206];[.Q206];&quot;d&quot;); IF(DATEDIF([.I206];[.Q206];&quot;d&quot;)&gt;1; &quot; Days&quot;; &quot; Day&quot;)))">
            <text:p/>
          </table:table-cell>
          <table:table-cell table:content-validation-name="val12"/>
          <table:table-cell table:number-columns-repeated="2"/>
          <table:table-cell table:style-name="ce196"/>
          <table:table-cell table:style-name="ce205" table:formula="of:=IFERROR(IF(ISBLANK([.Y206]); &quot;&quot;; IF([.$F206]=&quot;Long&quot;; ([.Y206]-[.$K206])*[.$J206]/[.$M206]; ([.$K206]-[.Y206])*[.$J206]/[.$M206])-[.$R206]); &quot;&quot;)">
            <text:p/>
          </table:table-cell>
          <table:table-cell table:style-name="Default"/>
          <table:table-cell table:style-name="ce205" table:formula="of:=IFERROR(IF(ISBLANK([.AA206]); &quot;&quot;; IF([.$F206]=&quot;Long&quot;; ([.AA206]-[.$K206])*[.$J206]/[.$M206]; ([.$K206]-[.AA206])*[.$J206]/[.$M206])-[.$R206]); &quot;&quot;)">
            <text:p/>
          </table:table-cell>
          <table:table-cell table:style-name="Default"/>
          <table:table-cell table:style-name="ce205" table:formula="of:=IFERROR(IF(ISBLANK([.AC206]); &quot;&quot;; IF([.$F206]=&quot;Long&quot;; ([.AC206]-[.$K206])*[.$J206]/[.$M206]; ([.$K206]-[.AC206])*[.$J206]/[.$M206])-[.$R206]); &quot;&quot;)">
            <text:p/>
          </table:table-cell>
          <table:table-cell/>
          <table:table-cell table:style-name="ce224" table:formula="of:=IF(ISBLANK([.Q206]); &quot;&quot;; DAY([.Q206]))">
            <text:p/>
          </table:table-cell>
          <table:table-cell table:style-name="ce224" table:formula="of:=IF(ISBLANK([.I206]); &quot;&quot;; WEEKDAY([.I206]; 2))">
            <text:p/>
          </table:table-cell>
          <table:table-cell table:style-name="ce224" table:formula="of:=IF(ISBLANK([.Q206]); &quot;&quot;; WEEKDAY([.Q206]; 2))">
            <text:p/>
          </table:table-cell>
          <table:table-cell table:style-name="ce224" table:formula="of:=IF(ISBLANK([.Q206]); &quot;&quot;; WEEKNUM([.Q206]))">
            <text:p/>
          </table:table-cell>
          <table:table-cell table:style-name="ce224" table:formula="of:=IF(ISBLANK([.I206]); &quot;&quot;; MONTH([.I206]))">
            <text:p/>
          </table:table-cell>
          <table:table-cell table:style-name="ce224" table:formula="of:=IF(ISBLANK([.Q206]); &quot;&quot;; MONTH([.Q206]))">
            <text:p/>
          </table:table-cell>
          <table:table-cell table:style-name="ce224" table:formula="of:=IF(OR(ISBLANK([.I206]); ISBLANK([.Q206])); &quot;&quot;; IFERROR(DATEDIF([.I206];[.Q206];&quot;d&quot;); &quot;&quot;))">
            <text:p/>
          </table:table-cell>
          <table:table-cell table:style-name="ce286" table:formula="of:=IF(ISBLANK([.P206]); &quot;&quot;; SUM([.$R$3:.R206]))">
            <text:p/>
          </table:table-cell>
          <table:table-cell table:style-name="ce286" table:formula="of:=IF(ISBLANK([.P206]); &quot;&quot;; SUM([.$S$3:.S206]))">
            <text:p/>
          </table:table-cell>
          <table:table-cell table:formula="of:=IF(ISBLANK([.K206]); &quot;&quot;; [.J206]*[.K206])">
            <text:p/>
          </table:table-cell>
          <table:table-cell table:formula="of:=IF(ISNUMBER([.AO206]); [.AO206]*0.0035; &quot;&quot;)">
            <text:p/>
          </table:table-cell>
          <table:table-cell table:style-name="ce224" table:formula="of:=IF(ISBLANK([.P206]); &quot;&quot; ; [.O206]*[.P206])">
            <text:p/>
          </table:table-cell>
          <table:table-cell table:formula="of:=IF(ISNUMBER([.AQ206]); [.AQ206]*0.0035; &quot;&quot;)">
            <text:p/>
          </table:table-cell>
          <table:table-cell table:number-columns-repeated="20"/>
        </table:table-row>
        <table:table-row table:style-name="ro2">
          <table:table-cell office:value-type="float" office:value="205" calcext:value-type="float">
            <text:p>20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7]=&quot;Long&quot;; [.K207]-[Overview.$C$4]/[.J207]; IF([.F207]=&quot;Short&quot;; [.K207]+[Overview.$C$4]/[.J207]; &quot;&quot;)); &quot;&quot;)">
            <text:p/>
          </table:table-cell>
          <table:table-cell table:style-name="ce157" table:formula="of:=IFERROR(ABS([.L207]-[.K207])*[.J207]; &quot;&quot;)">
            <text:p/>
          </table:table-cell>
          <table:table-cell table:style-name="ce289" table:formula="of:=IFERROR(IF([.F207]=&quot;Long&quot;; [.K207]+[Overview.$C$4]/[.J207]*[Overview.$C$6]; IF([.F207]=&quot;Short&quot;; [.K207]-[Overview.$C$4]/[.J207]*[Overview.$C$6]; &quot;&quot;)); &quot;&quot;)">
            <text:p/>
          </table:table-cell>
          <table:table-cell table:style-name="ce152"/>
          <table:table-cell table:number-columns-repeated="2"/>
          <table:table-cell table:formula="of:=IFERROR([.S207]/[.M207]; &quot;&quot;)">
            <text:p/>
          </table:table-cell>
          <table:table-cell table:formula="of:=IFERROR(IF(AND([.F207]=&quot;Long&quot;; [.O207]=[.J207]); [.J207]*([.P207]-[.K207]); IF(AND([.F207]=&quot;Short&quot;; [.O207]=[.J207]); [.J207]*([.K207]-[.P207]); &quot;&quot;)); &quot;&quot;)">
            <text:p/>
          </table:table-cell>
          <table:table-cell table:formula="of:=IF(ISNUMBER([.S207]); IF([.S207]&gt;0; &quot;Win&quot;; &quot;Loss&quot;);&quot;&quot;)">
            <text:p/>
          </table:table-cell>
          <table:table-cell table:formula="of:=IF([.Q207]=&quot;&quot;; &quot;&quot;; CONCATENATE(DATEDIF([.I207];[.Q207];&quot;d&quot;); IF(DATEDIF([.I207];[.Q207];&quot;d&quot;)&gt;1; &quot; Days&quot;; &quot; Day&quot;)))">
            <text:p/>
          </table:table-cell>
          <table:table-cell table:content-validation-name="val12"/>
          <table:table-cell table:number-columns-repeated="2"/>
          <table:table-cell table:style-name="ce196"/>
          <table:table-cell table:style-name="ce205" table:formula="of:=IFERROR(IF(ISBLANK([.Y207]); &quot;&quot;; IF([.$F207]=&quot;Long&quot;; ([.Y207]-[.$K207])*[.$J207]/[.$M207]; ([.$K207]-[.Y207])*[.$J207]/[.$M207])-[.$R207]); &quot;&quot;)">
            <text:p/>
          </table:table-cell>
          <table:table-cell table:style-name="Default"/>
          <table:table-cell table:style-name="ce205" table:formula="of:=IFERROR(IF(ISBLANK([.AA207]); &quot;&quot;; IF([.$F207]=&quot;Long&quot;; ([.AA207]-[.$K207])*[.$J207]/[.$M207]; ([.$K207]-[.AA207])*[.$J207]/[.$M207])-[.$R207]); &quot;&quot;)">
            <text:p/>
          </table:table-cell>
          <table:table-cell table:style-name="Default"/>
          <table:table-cell table:style-name="ce205" table:formula="of:=IFERROR(IF(ISBLANK([.AC207]); &quot;&quot;; IF([.$F207]=&quot;Long&quot;; ([.AC207]-[.$K207])*[.$J207]/[.$M207]; ([.$K207]-[.AC207])*[.$J207]/[.$M207])-[.$R207]); &quot;&quot;)">
            <text:p/>
          </table:table-cell>
          <table:table-cell/>
          <table:table-cell table:style-name="ce224" table:formula="of:=IF(ISBLANK([.Q207]); &quot;&quot;; DAY([.Q207]))">
            <text:p/>
          </table:table-cell>
          <table:table-cell table:style-name="ce224" table:formula="of:=IF(ISBLANK([.I207]); &quot;&quot;; WEEKDAY([.I207]; 2))">
            <text:p/>
          </table:table-cell>
          <table:table-cell table:style-name="ce224" table:formula="of:=IF(ISBLANK([.Q207]); &quot;&quot;; WEEKDAY([.Q207]; 2))">
            <text:p/>
          </table:table-cell>
          <table:table-cell table:style-name="ce224" table:formula="of:=IF(ISBLANK([.Q207]); &quot;&quot;; WEEKNUM([.Q207]))">
            <text:p/>
          </table:table-cell>
          <table:table-cell table:style-name="ce224" table:formula="of:=IF(ISBLANK([.I207]); &quot;&quot;; MONTH([.I207]))">
            <text:p/>
          </table:table-cell>
          <table:table-cell table:style-name="ce224" table:formula="of:=IF(ISBLANK([.Q207]); &quot;&quot;; MONTH([.Q207]))">
            <text:p/>
          </table:table-cell>
          <table:table-cell table:style-name="ce224" table:formula="of:=IF(OR(ISBLANK([.I207]); ISBLANK([.Q207])); &quot;&quot;; IFERROR(DATEDIF([.I207];[.Q207];&quot;d&quot;); &quot;&quot;))">
            <text:p/>
          </table:table-cell>
          <table:table-cell table:style-name="ce286" table:formula="of:=IF(ISBLANK([.P207]); &quot;&quot;; SUM([.$R$3:.R207]))">
            <text:p/>
          </table:table-cell>
          <table:table-cell table:style-name="ce286" table:formula="of:=IF(ISBLANK([.P207]); &quot;&quot;; SUM([.$S$3:.S207]))">
            <text:p/>
          </table:table-cell>
          <table:table-cell table:formula="of:=IF(ISBLANK([.K207]); &quot;&quot;; [.J207]*[.K207])">
            <text:p/>
          </table:table-cell>
          <table:table-cell table:formula="of:=IF(ISNUMBER([.AO207]); [.AO207]*0.0035; &quot;&quot;)">
            <text:p/>
          </table:table-cell>
          <table:table-cell table:style-name="ce224" table:formula="of:=IF(ISBLANK([.P207]); &quot;&quot; ; [.O207]*[.P207])">
            <text:p/>
          </table:table-cell>
          <table:table-cell table:formula="of:=IF(ISNUMBER([.AQ207]); [.AQ207]*0.0035; &quot;&quot;)">
            <text:p/>
          </table:table-cell>
          <table:table-cell table:number-columns-repeated="20"/>
        </table:table-row>
        <table:table-row table:style-name="ro2">
          <table:table-cell office:value-type="float" office:value="206" calcext:value-type="float">
            <text:p>20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8]=&quot;Long&quot;; [.K208]-[Overview.$C$4]/[.J208]; IF([.F208]=&quot;Short&quot;; [.K208]+[Overview.$C$4]/[.J208]; &quot;&quot;)); &quot;&quot;)">
            <text:p/>
          </table:table-cell>
          <table:table-cell table:style-name="ce157" table:formula="of:=IFERROR(ABS([.L208]-[.K208])*[.J208]; &quot;&quot;)">
            <text:p/>
          </table:table-cell>
          <table:table-cell table:style-name="ce289" table:formula="of:=IFERROR(IF([.F208]=&quot;Long&quot;; [.K208]+[Overview.$C$4]/[.J208]*[Overview.$C$6]; IF([.F208]=&quot;Short&quot;; [.K208]-[Overview.$C$4]/[.J208]*[Overview.$C$6]; &quot;&quot;)); &quot;&quot;)">
            <text:p/>
          </table:table-cell>
          <table:table-cell table:style-name="ce152"/>
          <table:table-cell table:number-columns-repeated="2"/>
          <table:table-cell table:formula="of:=IFERROR([.S208]/[.M208]; &quot;&quot;)">
            <text:p/>
          </table:table-cell>
          <table:table-cell table:formula="of:=IFERROR(IF(AND([.F208]=&quot;Long&quot;; [.O208]=[.J208]); [.J208]*([.P208]-[.K208]); IF(AND([.F208]=&quot;Short&quot;; [.O208]=[.J208]); [.J208]*([.K208]-[.P208]); &quot;&quot;)); &quot;&quot;)">
            <text:p/>
          </table:table-cell>
          <table:table-cell table:formula="of:=IF(ISNUMBER([.S208]); IF([.S208]&gt;0; &quot;Win&quot;; &quot;Loss&quot;);&quot;&quot;)">
            <text:p/>
          </table:table-cell>
          <table:table-cell table:formula="of:=IF([.Q208]=&quot;&quot;; &quot;&quot;; CONCATENATE(DATEDIF([.I208];[.Q208];&quot;d&quot;); IF(DATEDIF([.I208];[.Q208];&quot;d&quot;)&gt;1; &quot; Days&quot;; &quot; Day&quot;)))">
            <text:p/>
          </table:table-cell>
          <table:table-cell table:content-validation-name="val12"/>
          <table:table-cell table:number-columns-repeated="2"/>
          <table:table-cell table:style-name="ce196"/>
          <table:table-cell table:style-name="ce205" table:formula="of:=IFERROR(IF(ISBLANK([.Y208]); &quot;&quot;; IF([.$F208]=&quot;Long&quot;; ([.Y208]-[.$K208])*[.$J208]/[.$M208]; ([.$K208]-[.Y208])*[.$J208]/[.$M208])-[.$R208]); &quot;&quot;)">
            <text:p/>
          </table:table-cell>
          <table:table-cell table:style-name="Default"/>
          <table:table-cell table:style-name="ce205" table:formula="of:=IFERROR(IF(ISBLANK([.AA208]); &quot;&quot;; IF([.$F208]=&quot;Long&quot;; ([.AA208]-[.$K208])*[.$J208]/[.$M208]; ([.$K208]-[.AA208])*[.$J208]/[.$M208])-[.$R208]); &quot;&quot;)">
            <text:p/>
          </table:table-cell>
          <table:table-cell table:style-name="Default"/>
          <table:table-cell table:style-name="ce205" table:formula="of:=IFERROR(IF(ISBLANK([.AC208]); &quot;&quot;; IF([.$F208]=&quot;Long&quot;; ([.AC208]-[.$K208])*[.$J208]/[.$M208]; ([.$K208]-[.AC208])*[.$J208]/[.$M208])-[.$R208]); &quot;&quot;)">
            <text:p/>
          </table:table-cell>
          <table:table-cell/>
          <table:table-cell table:style-name="ce224" table:formula="of:=IF(ISBLANK([.Q208]); &quot;&quot;; DAY([.Q208]))">
            <text:p/>
          </table:table-cell>
          <table:table-cell table:style-name="ce224" table:formula="of:=IF(ISBLANK([.I208]); &quot;&quot;; WEEKDAY([.I208]; 2))">
            <text:p/>
          </table:table-cell>
          <table:table-cell table:style-name="ce224" table:formula="of:=IF(ISBLANK([.Q208]); &quot;&quot;; WEEKDAY([.Q208]; 2))">
            <text:p/>
          </table:table-cell>
          <table:table-cell table:style-name="ce224" table:formula="of:=IF(ISBLANK([.Q208]); &quot;&quot;; WEEKNUM([.Q208]))">
            <text:p/>
          </table:table-cell>
          <table:table-cell table:style-name="ce224" table:formula="of:=IF(ISBLANK([.I208]); &quot;&quot;; MONTH([.I208]))">
            <text:p/>
          </table:table-cell>
          <table:table-cell table:style-name="ce224" table:formula="of:=IF(ISBLANK([.Q208]); &quot;&quot;; MONTH([.Q208]))">
            <text:p/>
          </table:table-cell>
          <table:table-cell table:style-name="ce224" table:formula="of:=IF(OR(ISBLANK([.I208]); ISBLANK([.Q208])); &quot;&quot;; IFERROR(DATEDIF([.I208];[.Q208];&quot;d&quot;); &quot;&quot;))">
            <text:p/>
          </table:table-cell>
          <table:table-cell table:style-name="ce286" table:formula="of:=IF(ISBLANK([.P208]); &quot;&quot;; SUM([.$R$3:.R208]))">
            <text:p/>
          </table:table-cell>
          <table:table-cell table:style-name="ce286" table:formula="of:=IF(ISBLANK([.P208]); &quot;&quot;; SUM([.$S$3:.S208]))">
            <text:p/>
          </table:table-cell>
          <table:table-cell table:formula="of:=IF(ISBLANK([.K208]); &quot;&quot;; [.J208]*[.K208])">
            <text:p/>
          </table:table-cell>
          <table:table-cell table:formula="of:=IF(ISNUMBER([.AO208]); [.AO208]*0.0035; &quot;&quot;)">
            <text:p/>
          </table:table-cell>
          <table:table-cell table:style-name="ce224" table:formula="of:=IF(ISBLANK([.P208]); &quot;&quot; ; [.O208]*[.P208])">
            <text:p/>
          </table:table-cell>
          <table:table-cell table:formula="of:=IF(ISNUMBER([.AQ208]); [.AQ208]*0.0035; &quot;&quot;)">
            <text:p/>
          </table:table-cell>
          <table:table-cell table:number-columns-repeated="20"/>
        </table:table-row>
        <table:table-row table:style-name="ro2">
          <table:table-cell office:value-type="float" office:value="207" calcext:value-type="float">
            <text:p>20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09]=&quot;Long&quot;; [.K209]-[Overview.$C$4]/[.J209]; IF([.F209]=&quot;Short&quot;; [.K209]+[Overview.$C$4]/[.J209]; &quot;&quot;)); &quot;&quot;)">
            <text:p/>
          </table:table-cell>
          <table:table-cell table:style-name="ce157" table:formula="of:=IFERROR(ABS([.L209]-[.K209])*[.J209]; &quot;&quot;)">
            <text:p/>
          </table:table-cell>
          <table:table-cell table:style-name="ce289" table:formula="of:=IFERROR(IF([.F209]=&quot;Long&quot;; [.K209]+[Overview.$C$4]/[.J209]*[Overview.$C$6]; IF([.F209]=&quot;Short&quot;; [.K209]-[Overview.$C$4]/[.J209]*[Overview.$C$6]; &quot;&quot;)); &quot;&quot;)">
            <text:p/>
          </table:table-cell>
          <table:table-cell table:style-name="ce152"/>
          <table:table-cell table:number-columns-repeated="2"/>
          <table:table-cell table:formula="of:=IFERROR([.S209]/[.M209]; &quot;&quot;)">
            <text:p/>
          </table:table-cell>
          <table:table-cell table:formula="of:=IFERROR(IF(AND([.F209]=&quot;Long&quot;; [.O209]=[.J209]); [.J209]*([.P209]-[.K209]); IF(AND([.F209]=&quot;Short&quot;; [.O209]=[.J209]); [.J209]*([.K209]-[.P209]); &quot;&quot;)); &quot;&quot;)">
            <text:p/>
          </table:table-cell>
          <table:table-cell table:formula="of:=IF(ISNUMBER([.S209]); IF([.S209]&gt;0; &quot;Win&quot;; &quot;Loss&quot;);&quot;&quot;)">
            <text:p/>
          </table:table-cell>
          <table:table-cell table:formula="of:=IF([.Q209]=&quot;&quot;; &quot;&quot;; CONCATENATE(DATEDIF([.I209];[.Q209];&quot;d&quot;); IF(DATEDIF([.I209];[.Q209];&quot;d&quot;)&gt;1; &quot; Days&quot;; &quot; Day&quot;)))">
            <text:p/>
          </table:table-cell>
          <table:table-cell table:content-validation-name="val12"/>
          <table:table-cell table:number-columns-repeated="2"/>
          <table:table-cell table:style-name="ce196"/>
          <table:table-cell table:style-name="ce205" table:formula="of:=IFERROR(IF(ISBLANK([.Y209]); &quot;&quot;; IF([.$F209]=&quot;Long&quot;; ([.Y209]-[.$K209])*[.$J209]/[.$M209]; ([.$K209]-[.Y209])*[.$J209]/[.$M209])-[.$R209]); &quot;&quot;)">
            <text:p/>
          </table:table-cell>
          <table:table-cell table:style-name="Default"/>
          <table:table-cell table:style-name="ce205" table:formula="of:=IFERROR(IF(ISBLANK([.AA209]); &quot;&quot;; IF([.$F209]=&quot;Long&quot;; ([.AA209]-[.$K209])*[.$J209]/[.$M209]; ([.$K209]-[.AA209])*[.$J209]/[.$M209])-[.$R209]); &quot;&quot;)">
            <text:p/>
          </table:table-cell>
          <table:table-cell table:style-name="Default"/>
          <table:table-cell table:style-name="ce205" table:formula="of:=IFERROR(IF(ISBLANK([.AC209]); &quot;&quot;; IF([.$F209]=&quot;Long&quot;; ([.AC209]-[.$K209])*[.$J209]/[.$M209]; ([.$K209]-[.AC209])*[.$J209]/[.$M209])-[.$R209]); &quot;&quot;)">
            <text:p/>
          </table:table-cell>
          <table:table-cell/>
          <table:table-cell table:style-name="ce224" table:formula="of:=IF(ISBLANK([.Q209]); &quot;&quot;; DAY([.Q209]))">
            <text:p/>
          </table:table-cell>
          <table:table-cell table:style-name="ce224" table:formula="of:=IF(ISBLANK([.I209]); &quot;&quot;; WEEKDAY([.I209]; 2))">
            <text:p/>
          </table:table-cell>
          <table:table-cell table:style-name="ce224" table:formula="of:=IF(ISBLANK([.Q209]); &quot;&quot;; WEEKDAY([.Q209]; 2))">
            <text:p/>
          </table:table-cell>
          <table:table-cell table:style-name="ce224" table:formula="of:=IF(ISBLANK([.Q209]); &quot;&quot;; WEEKNUM([.Q209]))">
            <text:p/>
          </table:table-cell>
          <table:table-cell table:style-name="ce224" table:formula="of:=IF(ISBLANK([.I209]); &quot;&quot;; MONTH([.I209]))">
            <text:p/>
          </table:table-cell>
          <table:table-cell table:style-name="ce224" table:formula="of:=IF(ISBLANK([.Q209]); &quot;&quot;; MONTH([.Q209]))">
            <text:p/>
          </table:table-cell>
          <table:table-cell table:style-name="ce224" table:formula="of:=IF(OR(ISBLANK([.I209]); ISBLANK([.Q209])); &quot;&quot;; IFERROR(DATEDIF([.I209];[.Q209];&quot;d&quot;); &quot;&quot;))">
            <text:p/>
          </table:table-cell>
          <table:table-cell table:style-name="ce286" table:formula="of:=IF(ISBLANK([.P209]); &quot;&quot;; SUM([.$R$3:.R209]))">
            <text:p/>
          </table:table-cell>
          <table:table-cell table:style-name="ce286" table:formula="of:=IF(ISBLANK([.P209]); &quot;&quot;; SUM([.$S$3:.S209]))">
            <text:p/>
          </table:table-cell>
          <table:table-cell table:formula="of:=IF(ISBLANK([.K209]); &quot;&quot;; [.J209]*[.K209])">
            <text:p/>
          </table:table-cell>
          <table:table-cell table:formula="of:=IF(ISNUMBER([.AO209]); [.AO209]*0.0035; &quot;&quot;)">
            <text:p/>
          </table:table-cell>
          <table:table-cell table:style-name="ce224" table:formula="of:=IF(ISBLANK([.P209]); &quot;&quot; ; [.O209]*[.P209])">
            <text:p/>
          </table:table-cell>
          <table:table-cell table:formula="of:=IF(ISNUMBER([.AQ209]); [.AQ209]*0.0035; &quot;&quot;)">
            <text:p/>
          </table:table-cell>
          <table:table-cell table:number-columns-repeated="20"/>
        </table:table-row>
        <table:table-row table:style-name="ro2">
          <table:table-cell office:value-type="float" office:value="208" calcext:value-type="float">
            <text:p>20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0]=&quot;Long&quot;; [.K210]-[Overview.$C$4]/[.J210]; IF([.F210]=&quot;Short&quot;; [.K210]+[Overview.$C$4]/[.J210]; &quot;&quot;)); &quot;&quot;)">
            <text:p/>
          </table:table-cell>
          <table:table-cell table:style-name="ce157" table:formula="of:=IFERROR(ABS([.L210]-[.K210])*[.J210]; &quot;&quot;)">
            <text:p/>
          </table:table-cell>
          <table:table-cell table:style-name="ce289" table:formula="of:=IFERROR(IF([.F210]=&quot;Long&quot;; [.K210]+[Overview.$C$4]/[.J210]*[Overview.$C$6]; IF([.F210]=&quot;Short&quot;; [.K210]-[Overview.$C$4]/[.J210]*[Overview.$C$6]; &quot;&quot;)); &quot;&quot;)">
            <text:p/>
          </table:table-cell>
          <table:table-cell table:style-name="ce152"/>
          <table:table-cell table:number-columns-repeated="2"/>
          <table:table-cell table:formula="of:=IFERROR([.S210]/[.M210]; &quot;&quot;)">
            <text:p/>
          </table:table-cell>
          <table:table-cell table:formula="of:=IFERROR(IF(AND([.F210]=&quot;Long&quot;; [.O210]=[.J210]); [.J210]*([.P210]-[.K210]); IF(AND([.F210]=&quot;Short&quot;; [.O210]=[.J210]); [.J210]*([.K210]-[.P210]); &quot;&quot;)); &quot;&quot;)">
            <text:p/>
          </table:table-cell>
          <table:table-cell table:formula="of:=IF(ISNUMBER([.S210]); IF([.S210]&gt;0; &quot;Win&quot;; &quot;Loss&quot;);&quot;&quot;)">
            <text:p/>
          </table:table-cell>
          <table:table-cell table:formula="of:=IF([.Q210]=&quot;&quot;; &quot;&quot;; CONCATENATE(DATEDIF([.I210];[.Q210];&quot;d&quot;); IF(DATEDIF([.I210];[.Q210];&quot;d&quot;)&gt;1; &quot; Days&quot;; &quot; Day&quot;)))">
            <text:p/>
          </table:table-cell>
          <table:table-cell table:content-validation-name="val12"/>
          <table:table-cell table:number-columns-repeated="2"/>
          <table:table-cell table:style-name="ce196"/>
          <table:table-cell table:style-name="ce205" table:formula="of:=IFERROR(IF(ISBLANK([.Y210]); &quot;&quot;; IF([.$F210]=&quot;Long&quot;; ([.Y210]-[.$K210])*[.$J210]/[.$M210]; ([.$K210]-[.Y210])*[.$J210]/[.$M210])-[.$R210]); &quot;&quot;)">
            <text:p/>
          </table:table-cell>
          <table:table-cell table:style-name="Default"/>
          <table:table-cell table:style-name="ce205" table:formula="of:=IFERROR(IF(ISBLANK([.AA210]); &quot;&quot;; IF([.$F210]=&quot;Long&quot;; ([.AA210]-[.$K210])*[.$J210]/[.$M210]; ([.$K210]-[.AA210])*[.$J210]/[.$M210])-[.$R210]); &quot;&quot;)">
            <text:p/>
          </table:table-cell>
          <table:table-cell table:style-name="Default"/>
          <table:table-cell table:style-name="ce205" table:formula="of:=IFERROR(IF(ISBLANK([.AC210]); &quot;&quot;; IF([.$F210]=&quot;Long&quot;; ([.AC210]-[.$K210])*[.$J210]/[.$M210]; ([.$K210]-[.AC210])*[.$J210]/[.$M210])-[.$R210]); &quot;&quot;)">
            <text:p/>
          </table:table-cell>
          <table:table-cell/>
          <table:table-cell table:formula="of:=IF(ISBLANK([.Q210]); &quot;&quot;; DAY([.Q210]))">
            <text:p/>
          </table:table-cell>
          <table:table-cell table:style-name="ce224" table:formula="of:=IF(ISBLANK([.I210]); &quot;&quot;; WEEKDAY([.I210]; 2))">
            <text:p/>
          </table:table-cell>
          <table:table-cell table:formula="of:=IF(ISBLANK([.Q210]); &quot;&quot;; WEEKDAY([.Q210]; 2))">
            <text:p/>
          </table:table-cell>
          <table:table-cell table:formula="of:=IF(ISBLANK([.Q210]); &quot;&quot;; WEEKNUM([.Q210]))">
            <text:p/>
          </table:table-cell>
          <table:table-cell table:style-name="ce224" table:formula="of:=IF(ISBLANK([.I210]); &quot;&quot;; MONTH([.I210]))">
            <text:p/>
          </table:table-cell>
          <table:table-cell table:formula="of:=IF(ISBLANK([.Q210]); &quot;&quot;; MONTH([.Q210]))">
            <text:p/>
          </table:table-cell>
          <table:table-cell table:formula="of:=IF(OR(ISBLANK([.I210]); ISBLANK([.Q210])); &quot;&quot;; IFERROR(DATEDIF([.I210];[.Q210];&quot;d&quot;); &quot;&quot;))">
            <text:p/>
          </table:table-cell>
          <table:table-cell table:style-name="ce286" table:formula="of:=IF(ISBLANK([.P210]); &quot;&quot;; SUM([.$R$3:.R210]))">
            <text:p/>
          </table:table-cell>
          <table:table-cell table:style-name="ce286" table:formula="of:=IF(ISBLANK([.P210]); &quot;&quot;; SUM([.$S$3:.S210]))">
            <text:p/>
          </table:table-cell>
          <table:table-cell table:formula="of:=IF(ISBLANK([.K210]); &quot;&quot;; [.J210]*[.K210])">
            <text:p/>
          </table:table-cell>
          <table:table-cell table:formula="of:=IF(ISNUMBER([.AO210]); [.AO210]*0.0035; &quot;&quot;)">
            <text:p/>
          </table:table-cell>
          <table:table-cell table:style-name="ce224" table:formula="of:=IF(ISBLANK([.P210]); &quot;&quot; ; [.O210]*[.P210])">
            <text:p/>
          </table:table-cell>
          <table:table-cell table:formula="of:=IF(ISNUMBER([.AQ210]); [.AQ210]*0.0035; &quot;&quot;)">
            <text:p/>
          </table:table-cell>
          <table:table-cell table:number-columns-repeated="20"/>
        </table:table-row>
        <table:table-row table:style-name="ro2">
          <table:table-cell office:value-type="float" office:value="209" calcext:value-type="float">
            <text:p>20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1]=&quot;Long&quot;; [.K211]-[Overview.$C$4]/[.J211]; IF([.F211]=&quot;Short&quot;; [.K211]+[Overview.$C$4]/[.J211]; &quot;&quot;)); &quot;&quot;)">
            <text:p/>
          </table:table-cell>
          <table:table-cell table:style-name="ce157" table:formula="of:=IFERROR(ABS([.L211]-[.K211])*[.J211]; &quot;&quot;)">
            <text:p/>
          </table:table-cell>
          <table:table-cell table:style-name="ce289" table:formula="of:=IFERROR(IF([.F211]=&quot;Long&quot;; [.K211]+[Overview.$C$4]/[.J211]*[Overview.$C$6]; IF([.F211]=&quot;Short&quot;; [.K211]-[Overview.$C$4]/[.J211]*[Overview.$C$6]; &quot;&quot;)); &quot;&quot;)">
            <text:p/>
          </table:table-cell>
          <table:table-cell table:style-name="ce152"/>
          <table:table-cell table:number-columns-repeated="2"/>
          <table:table-cell table:formula="of:=IFERROR([.S211]/[.M211]; &quot;&quot;)">
            <text:p/>
          </table:table-cell>
          <table:table-cell table:formula="of:=IFERROR(IF(AND([.F211]=&quot;Long&quot;; [.O211]=[.J211]); [.J211]*([.P211]-[.K211]); IF(AND([.F211]=&quot;Short&quot;; [.O211]=[.J211]); [.J211]*([.K211]-[.P211]); &quot;&quot;)); &quot;&quot;)">
            <text:p/>
          </table:table-cell>
          <table:table-cell table:formula="of:=IF(ISNUMBER([.S211]); IF([.S211]&gt;0; &quot;Win&quot;; &quot;Loss&quot;);&quot;&quot;)">
            <text:p/>
          </table:table-cell>
          <table:table-cell table:formula="of:=IF([.Q211]=&quot;&quot;; &quot;&quot;; CONCATENATE(DATEDIF([.I211];[.Q211];&quot;d&quot;); IF(DATEDIF([.I211];[.Q211];&quot;d&quot;)&gt;1; &quot; Days&quot;; &quot; Day&quot;)))">
            <text:p/>
          </table:table-cell>
          <table:table-cell table:content-validation-name="val12"/>
          <table:table-cell table:number-columns-repeated="2"/>
          <table:table-cell table:style-name="ce196"/>
          <table:table-cell table:style-name="ce205" table:formula="of:=IFERROR(IF(ISBLANK([.Y211]); &quot;&quot;; IF([.$F211]=&quot;Long&quot;; ([.Y211]-[.$K211])*[.$J211]/[.$M211]; ([.$K211]-[.Y211])*[.$J211]/[.$M211])-[.$R211]); &quot;&quot;)">
            <text:p/>
          </table:table-cell>
          <table:table-cell table:style-name="Default"/>
          <table:table-cell table:style-name="ce205" table:formula="of:=IFERROR(IF(ISBLANK([.AA211]); &quot;&quot;; IF([.$F211]=&quot;Long&quot;; ([.AA211]-[.$K211])*[.$J211]/[.$M211]; ([.$K211]-[.AA211])*[.$J211]/[.$M211])-[.$R211]); &quot;&quot;)">
            <text:p/>
          </table:table-cell>
          <table:table-cell table:style-name="Default"/>
          <table:table-cell table:style-name="ce205" table:formula="of:=IFERROR(IF(ISBLANK([.AC211]); &quot;&quot;; IF([.$F211]=&quot;Long&quot;; ([.AC211]-[.$K211])*[.$J211]/[.$M211]; ([.$K211]-[.AC211])*[.$J211]/[.$M211])-[.$R211]); &quot;&quot;)">
            <text:p/>
          </table:table-cell>
          <table:table-cell/>
          <table:table-cell table:style-name="ce224" table:formula="of:=IF(ISBLANK([.Q211]); &quot;&quot;; DAY([.Q211]))">
            <text:p/>
          </table:table-cell>
          <table:table-cell table:style-name="ce224" table:formula="of:=IF(ISBLANK([.I211]); &quot;&quot;; WEEKDAY([.I211]; 2))">
            <text:p/>
          </table:table-cell>
          <table:table-cell table:style-name="ce224" table:formula="of:=IF(ISBLANK([.Q211]); &quot;&quot;; WEEKDAY([.Q211]; 2))">
            <text:p/>
          </table:table-cell>
          <table:table-cell table:style-name="ce224" table:formula="of:=IF(ISBLANK([.Q211]); &quot;&quot;; WEEKNUM([.Q211]))">
            <text:p/>
          </table:table-cell>
          <table:table-cell table:style-name="ce224" table:formula="of:=IF(ISBLANK([.I211]); &quot;&quot;; MONTH([.I211]))">
            <text:p/>
          </table:table-cell>
          <table:table-cell table:style-name="ce224" table:formula="of:=IF(ISBLANK([.Q211]); &quot;&quot;; MONTH([.Q211]))">
            <text:p/>
          </table:table-cell>
          <table:table-cell table:style-name="ce224" table:formula="of:=IF(OR(ISBLANK([.I211]); ISBLANK([.Q211])); &quot;&quot;; IFERROR(DATEDIF([.I211];[.Q211];&quot;d&quot;); &quot;&quot;))">
            <text:p/>
          </table:table-cell>
          <table:table-cell table:style-name="ce286" table:formula="of:=IF(ISBLANK([.P211]); &quot;&quot;; SUM([.$R$3:.R211]))">
            <text:p/>
          </table:table-cell>
          <table:table-cell table:style-name="ce286" table:formula="of:=IF(ISBLANK([.P211]); &quot;&quot;; SUM([.$S$3:.S211]))">
            <text:p/>
          </table:table-cell>
          <table:table-cell table:formula="of:=IF(ISBLANK([.K211]); &quot;&quot;; [.J211]*[.K211])">
            <text:p/>
          </table:table-cell>
          <table:table-cell table:formula="of:=IF(ISNUMBER([.AO211]); [.AO211]*0.0035; &quot;&quot;)">
            <text:p/>
          </table:table-cell>
          <table:table-cell table:style-name="ce224" table:formula="of:=IF(ISBLANK([.P211]); &quot;&quot; ; [.O211]*[.P211])">
            <text:p/>
          </table:table-cell>
          <table:table-cell table:formula="of:=IF(ISNUMBER([.AQ211]); [.AQ211]*0.0035; &quot;&quot;)">
            <text:p/>
          </table:table-cell>
          <table:table-cell table:number-columns-repeated="20"/>
        </table:table-row>
        <table:table-row table:style-name="ro2">
          <table:table-cell office:value-type="float" office:value="210" calcext:value-type="float">
            <text:p>21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2]=&quot;Long&quot;; [.K212]-[Overview.$C$4]/[.J212]; IF([.F212]=&quot;Short&quot;; [.K212]+[Overview.$C$4]/[.J212]; &quot;&quot;)); &quot;&quot;)">
            <text:p/>
          </table:table-cell>
          <table:table-cell table:style-name="ce157" table:formula="of:=IFERROR(ABS([.L212]-[.K212])*[.J212]; &quot;&quot;)">
            <text:p/>
          </table:table-cell>
          <table:table-cell table:style-name="ce289" table:formula="of:=IFERROR(IF([.F212]=&quot;Long&quot;; [.K212]+[Overview.$C$4]/[.J212]*[Overview.$C$6]; IF([.F212]=&quot;Short&quot;; [.K212]-[Overview.$C$4]/[.J212]*[Overview.$C$6]; &quot;&quot;)); &quot;&quot;)">
            <text:p/>
          </table:table-cell>
          <table:table-cell table:style-name="ce152"/>
          <table:table-cell table:number-columns-repeated="2"/>
          <table:table-cell table:formula="of:=IFERROR([.S212]/[.M212]; &quot;&quot;)">
            <text:p/>
          </table:table-cell>
          <table:table-cell table:formula="of:=IFERROR(IF(AND([.F212]=&quot;Long&quot;; [.O212]=[.J212]); [.J212]*([.P212]-[.K212]); IF(AND([.F212]=&quot;Short&quot;; [.O212]=[.J212]); [.J212]*([.K212]-[.P212]); &quot;&quot;)); &quot;&quot;)">
            <text:p/>
          </table:table-cell>
          <table:table-cell table:formula="of:=IF(ISNUMBER([.S212]); IF([.S212]&gt;0; &quot;Win&quot;; &quot;Loss&quot;);&quot;&quot;)">
            <text:p/>
          </table:table-cell>
          <table:table-cell table:formula="of:=IF([.Q212]=&quot;&quot;; &quot;&quot;; CONCATENATE(DATEDIF([.I212];[.Q212];&quot;d&quot;); IF(DATEDIF([.I212];[.Q212];&quot;d&quot;)&gt;1; &quot; Days&quot;; &quot; Day&quot;)))">
            <text:p/>
          </table:table-cell>
          <table:table-cell table:content-validation-name="val12"/>
          <table:table-cell table:number-columns-repeated="2"/>
          <table:table-cell table:style-name="ce196"/>
          <table:table-cell table:style-name="ce205" table:formula="of:=IFERROR(IF(ISBLANK([.Y212]); &quot;&quot;; IF([.$F212]=&quot;Long&quot;; ([.Y212]-[.$K212])*[.$J212]/[.$M212]; ([.$K212]-[.Y212])*[.$J212]/[.$M212])-[.$R212]); &quot;&quot;)">
            <text:p/>
          </table:table-cell>
          <table:table-cell table:style-name="Default"/>
          <table:table-cell table:style-name="ce205" table:formula="of:=IFERROR(IF(ISBLANK([.AA212]); &quot;&quot;; IF([.$F212]=&quot;Long&quot;; ([.AA212]-[.$K212])*[.$J212]/[.$M212]; ([.$K212]-[.AA212])*[.$J212]/[.$M212])-[.$R212]); &quot;&quot;)">
            <text:p/>
          </table:table-cell>
          <table:table-cell table:style-name="Default"/>
          <table:table-cell table:style-name="ce205" table:formula="of:=IFERROR(IF(ISBLANK([.AC212]); &quot;&quot;; IF([.$F212]=&quot;Long&quot;; ([.AC212]-[.$K212])*[.$J212]/[.$M212]; ([.$K212]-[.AC212])*[.$J212]/[.$M212])-[.$R212]); &quot;&quot;)">
            <text:p/>
          </table:table-cell>
          <table:table-cell/>
          <table:table-cell table:style-name="ce224" table:formula="of:=IF(ISBLANK([.Q212]); &quot;&quot;; DAY([.Q212]))">
            <text:p/>
          </table:table-cell>
          <table:table-cell table:style-name="ce224" table:formula="of:=IF(ISBLANK([.I212]); &quot;&quot;; WEEKDAY([.I212]; 2))">
            <text:p/>
          </table:table-cell>
          <table:table-cell table:style-name="ce224" table:formula="of:=IF(ISBLANK([.Q212]); &quot;&quot;; WEEKDAY([.Q212]; 2))">
            <text:p/>
          </table:table-cell>
          <table:table-cell table:style-name="ce224" table:formula="of:=IF(ISBLANK([.Q212]); &quot;&quot;; WEEKNUM([.Q212]))">
            <text:p/>
          </table:table-cell>
          <table:table-cell table:style-name="ce224" table:formula="of:=IF(ISBLANK([.I212]); &quot;&quot;; MONTH([.I212]))">
            <text:p/>
          </table:table-cell>
          <table:table-cell table:style-name="ce224" table:formula="of:=IF(ISBLANK([.Q212]); &quot;&quot;; MONTH([.Q212]))">
            <text:p/>
          </table:table-cell>
          <table:table-cell table:style-name="ce224" table:formula="of:=IF(OR(ISBLANK([.I212]); ISBLANK([.Q212])); &quot;&quot;; IFERROR(DATEDIF([.I212];[.Q212];&quot;d&quot;); &quot;&quot;))">
            <text:p/>
          </table:table-cell>
          <table:table-cell table:style-name="ce286" table:formula="of:=IF(ISBLANK([.P212]); &quot;&quot;; SUM([.$R$3:.R212]))">
            <text:p/>
          </table:table-cell>
          <table:table-cell table:style-name="ce286" table:formula="of:=IF(ISBLANK([.P212]); &quot;&quot;; SUM([.$S$3:.S212]))">
            <text:p/>
          </table:table-cell>
          <table:table-cell table:formula="of:=IF(ISBLANK([.K212]); &quot;&quot;; [.J212]*[.K212])">
            <text:p/>
          </table:table-cell>
          <table:table-cell table:formula="of:=IF(ISNUMBER([.AO212]); [.AO212]*0.0035; &quot;&quot;)">
            <text:p/>
          </table:table-cell>
          <table:table-cell table:style-name="ce224" table:formula="of:=IF(ISBLANK([.P212]); &quot;&quot; ; [.O212]*[.P212])">
            <text:p/>
          </table:table-cell>
          <table:table-cell table:formula="of:=IF(ISNUMBER([.AQ212]); [.AQ212]*0.0035; &quot;&quot;)">
            <text:p/>
          </table:table-cell>
          <table:table-cell table:number-columns-repeated="20"/>
        </table:table-row>
        <table:table-row table:style-name="ro2">
          <table:table-cell office:value-type="float" office:value="211" calcext:value-type="float">
            <text:p>21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3]=&quot;Long&quot;; [.K213]-[Overview.$C$4]/[.J213]; IF([.F213]=&quot;Short&quot;; [.K213]+[Overview.$C$4]/[.J213]; &quot;&quot;)); &quot;&quot;)">
            <text:p/>
          </table:table-cell>
          <table:table-cell table:style-name="ce157" table:formula="of:=IFERROR(ABS([.L213]-[.K213])*[.J213]; &quot;&quot;)">
            <text:p/>
          </table:table-cell>
          <table:table-cell table:style-name="ce289" table:formula="of:=IFERROR(IF([.F213]=&quot;Long&quot;; [.K213]+[Overview.$C$4]/[.J213]*[Overview.$C$6]; IF([.F213]=&quot;Short&quot;; [.K213]-[Overview.$C$4]/[.J213]*[Overview.$C$6]; &quot;&quot;)); &quot;&quot;)">
            <text:p/>
          </table:table-cell>
          <table:table-cell table:style-name="ce152"/>
          <table:table-cell table:number-columns-repeated="2"/>
          <table:table-cell table:formula="of:=IFERROR([.S213]/[.M213]; &quot;&quot;)">
            <text:p/>
          </table:table-cell>
          <table:table-cell table:formula="of:=IFERROR(IF(AND([.F213]=&quot;Long&quot;; [.O213]=[.J213]); [.J213]*([.P213]-[.K213]); IF(AND([.F213]=&quot;Short&quot;; [.O213]=[.J213]); [.J213]*([.K213]-[.P213]); &quot;&quot;)); &quot;&quot;)">
            <text:p/>
          </table:table-cell>
          <table:table-cell table:formula="of:=IF(ISNUMBER([.S213]); IF([.S213]&gt;0; &quot;Win&quot;; &quot;Loss&quot;);&quot;&quot;)">
            <text:p/>
          </table:table-cell>
          <table:table-cell table:formula="of:=IF([.Q213]=&quot;&quot;; &quot;&quot;; CONCATENATE(DATEDIF([.I213];[.Q213];&quot;d&quot;); IF(DATEDIF([.I213];[.Q213];&quot;d&quot;)&gt;1; &quot; Days&quot;; &quot; Day&quot;)))">
            <text:p/>
          </table:table-cell>
          <table:table-cell table:content-validation-name="val12"/>
          <table:table-cell table:number-columns-repeated="2"/>
          <table:table-cell table:style-name="ce196"/>
          <table:table-cell table:style-name="ce205" table:formula="of:=IFERROR(IF(ISBLANK([.Y213]); &quot;&quot;; IF([.$F213]=&quot;Long&quot;; ([.Y213]-[.$K213])*[.$J213]/[.$M213]; ([.$K213]-[.Y213])*[.$J213]/[.$M213])-[.$R213]); &quot;&quot;)">
            <text:p/>
          </table:table-cell>
          <table:table-cell table:style-name="Default"/>
          <table:table-cell table:style-name="ce205" table:formula="of:=IFERROR(IF(ISBLANK([.AA213]); &quot;&quot;; IF([.$F213]=&quot;Long&quot;; ([.AA213]-[.$K213])*[.$J213]/[.$M213]; ([.$K213]-[.AA213])*[.$J213]/[.$M213])-[.$R213]); &quot;&quot;)">
            <text:p/>
          </table:table-cell>
          <table:table-cell table:style-name="Default"/>
          <table:table-cell table:style-name="ce205" table:formula="of:=IFERROR(IF(ISBLANK([.AC213]); &quot;&quot;; IF([.$F213]=&quot;Long&quot;; ([.AC213]-[.$K213])*[.$J213]/[.$M213]; ([.$K213]-[.AC213])*[.$J213]/[.$M213])-[.$R213]); &quot;&quot;)">
            <text:p/>
          </table:table-cell>
          <table:table-cell/>
          <table:table-cell table:style-name="ce224" table:formula="of:=IF(ISBLANK([.Q213]); &quot;&quot;; DAY([.Q213]))">
            <text:p/>
          </table:table-cell>
          <table:table-cell table:style-name="ce224" table:formula="of:=IF(ISBLANK([.I213]); &quot;&quot;; WEEKDAY([.I213]; 2))">
            <text:p/>
          </table:table-cell>
          <table:table-cell table:style-name="ce224" table:formula="of:=IF(ISBLANK([.Q213]); &quot;&quot;; WEEKDAY([.Q213]; 2))">
            <text:p/>
          </table:table-cell>
          <table:table-cell table:style-name="ce224" table:formula="of:=IF(ISBLANK([.Q213]); &quot;&quot;; WEEKNUM([.Q213]))">
            <text:p/>
          </table:table-cell>
          <table:table-cell table:style-name="ce224" table:formula="of:=IF(ISBLANK([.I213]); &quot;&quot;; MONTH([.I213]))">
            <text:p/>
          </table:table-cell>
          <table:table-cell table:style-name="ce224" table:formula="of:=IF(ISBLANK([.Q213]); &quot;&quot;; MONTH([.Q213]))">
            <text:p/>
          </table:table-cell>
          <table:table-cell table:style-name="ce224" table:formula="of:=IF(OR(ISBLANK([.I213]); ISBLANK([.Q213])); &quot;&quot;; IFERROR(DATEDIF([.I213];[.Q213];&quot;d&quot;); &quot;&quot;))">
            <text:p/>
          </table:table-cell>
          <table:table-cell table:style-name="ce286" table:formula="of:=IF(ISBLANK([.P213]); &quot;&quot;; SUM([.$R$3:.R213]))">
            <text:p/>
          </table:table-cell>
          <table:table-cell table:style-name="ce286" table:formula="of:=IF(ISBLANK([.P213]); &quot;&quot;; SUM([.$S$3:.S213]))">
            <text:p/>
          </table:table-cell>
          <table:table-cell table:formula="of:=IF(ISBLANK([.K213]); &quot;&quot;; [.J213]*[.K213])">
            <text:p/>
          </table:table-cell>
          <table:table-cell table:formula="of:=IF(ISNUMBER([.AO213]); [.AO213]*0.0035; &quot;&quot;)">
            <text:p/>
          </table:table-cell>
          <table:table-cell table:style-name="ce224" table:formula="of:=IF(ISBLANK([.P213]); &quot;&quot; ; [.O213]*[.P213])">
            <text:p/>
          </table:table-cell>
          <table:table-cell table:formula="of:=IF(ISNUMBER([.AQ213]); [.AQ213]*0.0035; &quot;&quot;)">
            <text:p/>
          </table:table-cell>
          <table:table-cell table:number-columns-repeated="20"/>
        </table:table-row>
        <table:table-row table:style-name="ro2">
          <table:table-cell office:value-type="float" office:value="212" calcext:value-type="float">
            <text:p>21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4]=&quot;Long&quot;; [.K214]-[Overview.$C$4]/[.J214]; IF([.F214]=&quot;Short&quot;; [.K214]+[Overview.$C$4]/[.J214]; &quot;&quot;)); &quot;&quot;)">
            <text:p/>
          </table:table-cell>
          <table:table-cell table:style-name="ce157" table:formula="of:=IFERROR(ABS([.L214]-[.K214])*[.J214]; &quot;&quot;)">
            <text:p/>
          </table:table-cell>
          <table:table-cell table:style-name="ce289" table:formula="of:=IFERROR(IF([.F214]=&quot;Long&quot;; [.K214]+[Overview.$C$4]/[.J214]*[Overview.$C$6]; IF([.F214]=&quot;Short&quot;; [.K214]-[Overview.$C$4]/[.J214]*[Overview.$C$6]; &quot;&quot;)); &quot;&quot;)">
            <text:p/>
          </table:table-cell>
          <table:table-cell table:style-name="ce152"/>
          <table:table-cell table:number-columns-repeated="2"/>
          <table:table-cell table:formula="of:=IFERROR([.S214]/[.M214]; &quot;&quot;)">
            <text:p/>
          </table:table-cell>
          <table:table-cell table:formula="of:=IFERROR(IF(AND([.F214]=&quot;Long&quot;; [.O214]=[.J214]); [.J214]*([.P214]-[.K214]); IF(AND([.F214]=&quot;Short&quot;; [.O214]=[.J214]); [.J214]*([.K214]-[.P214]); &quot;&quot;)); &quot;&quot;)">
            <text:p/>
          </table:table-cell>
          <table:table-cell table:formula="of:=IF(ISNUMBER([.S214]); IF([.S214]&gt;0; &quot;Win&quot;; &quot;Loss&quot;);&quot;&quot;)">
            <text:p/>
          </table:table-cell>
          <table:table-cell table:formula="of:=IF([.Q214]=&quot;&quot;; &quot;&quot;; CONCATENATE(DATEDIF([.I214];[.Q214];&quot;d&quot;); IF(DATEDIF([.I214];[.Q214];&quot;d&quot;)&gt;1; &quot; Days&quot;; &quot; Day&quot;)))">
            <text:p/>
          </table:table-cell>
          <table:table-cell table:content-validation-name="val12"/>
          <table:table-cell table:number-columns-repeated="2"/>
          <table:table-cell table:style-name="ce196"/>
          <table:table-cell table:style-name="ce205" table:formula="of:=IFERROR(IF(ISBLANK([.Y214]); &quot;&quot;; IF([.$F214]=&quot;Long&quot;; ([.Y214]-[.$K214])*[.$J214]/[.$M214]; ([.$K214]-[.Y214])*[.$J214]/[.$M214])-[.$R214]); &quot;&quot;)">
            <text:p/>
          </table:table-cell>
          <table:table-cell table:style-name="Default"/>
          <table:table-cell table:style-name="ce205" table:formula="of:=IFERROR(IF(ISBLANK([.AA214]); &quot;&quot;; IF([.$F214]=&quot;Long&quot;; ([.AA214]-[.$K214])*[.$J214]/[.$M214]; ([.$K214]-[.AA214])*[.$J214]/[.$M214])-[.$R214]); &quot;&quot;)">
            <text:p/>
          </table:table-cell>
          <table:table-cell table:style-name="Default"/>
          <table:table-cell table:style-name="ce205" table:formula="of:=IFERROR(IF(ISBLANK([.AC214]); &quot;&quot;; IF([.$F214]=&quot;Long&quot;; ([.AC214]-[.$K214])*[.$J214]/[.$M214]; ([.$K214]-[.AC214])*[.$J214]/[.$M214])-[.$R214]); &quot;&quot;)">
            <text:p/>
          </table:table-cell>
          <table:table-cell/>
          <table:table-cell table:style-name="ce224" table:formula="of:=IF(ISBLANK([.Q214]); &quot;&quot;; DAY([.Q214]))">
            <text:p/>
          </table:table-cell>
          <table:table-cell table:style-name="ce224" table:formula="of:=IF(ISBLANK([.I214]); &quot;&quot;; WEEKDAY([.I214]; 2))">
            <text:p/>
          </table:table-cell>
          <table:table-cell table:style-name="ce224" table:formula="of:=IF(ISBLANK([.Q214]); &quot;&quot;; WEEKDAY([.Q214]; 2))">
            <text:p/>
          </table:table-cell>
          <table:table-cell table:style-name="ce224" table:formula="of:=IF(ISBLANK([.Q214]); &quot;&quot;; WEEKNUM([.Q214]))">
            <text:p/>
          </table:table-cell>
          <table:table-cell table:style-name="ce224" table:formula="of:=IF(ISBLANK([.I214]); &quot;&quot;; MONTH([.I214]))">
            <text:p/>
          </table:table-cell>
          <table:table-cell table:style-name="ce224" table:formula="of:=IF(ISBLANK([.Q214]); &quot;&quot;; MONTH([.Q214]))">
            <text:p/>
          </table:table-cell>
          <table:table-cell table:style-name="ce224" table:formula="of:=IF(OR(ISBLANK([.I214]); ISBLANK([.Q214])); &quot;&quot;; IFERROR(DATEDIF([.I214];[.Q214];&quot;d&quot;); &quot;&quot;))">
            <text:p/>
          </table:table-cell>
          <table:table-cell table:style-name="ce286" table:formula="of:=IF(ISBLANK([.P214]); &quot;&quot;; SUM([.$R$3:.R214]))">
            <text:p/>
          </table:table-cell>
          <table:table-cell table:style-name="ce286" table:formula="of:=IF(ISBLANK([.P214]); &quot;&quot;; SUM([.$S$3:.S214]))">
            <text:p/>
          </table:table-cell>
          <table:table-cell table:formula="of:=IF(ISBLANK([.K214]); &quot;&quot;; [.J214]*[.K214])">
            <text:p/>
          </table:table-cell>
          <table:table-cell table:formula="of:=IF(ISNUMBER([.AO214]); [.AO214]*0.0035; &quot;&quot;)">
            <text:p/>
          </table:table-cell>
          <table:table-cell table:style-name="ce224" table:formula="of:=IF(ISBLANK([.P214]); &quot;&quot; ; [.O214]*[.P214])">
            <text:p/>
          </table:table-cell>
          <table:table-cell table:formula="of:=IF(ISNUMBER([.AQ214]); [.AQ214]*0.0035; &quot;&quot;)">
            <text:p/>
          </table:table-cell>
          <table:table-cell table:number-columns-repeated="20"/>
        </table:table-row>
        <table:table-row table:style-name="ro2">
          <table:table-cell office:value-type="float" office:value="213" calcext:value-type="float">
            <text:p>21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5]=&quot;Long&quot;; [.K215]-[Overview.$C$4]/[.J215]; IF([.F215]=&quot;Short&quot;; [.K215]+[Overview.$C$4]/[.J215]; &quot;&quot;)); &quot;&quot;)">
            <text:p/>
          </table:table-cell>
          <table:table-cell table:style-name="ce157" table:formula="of:=IFERROR(ABS([.L215]-[.K215])*[.J215]; &quot;&quot;)">
            <text:p/>
          </table:table-cell>
          <table:table-cell table:style-name="ce289" table:formula="of:=IFERROR(IF([.F215]=&quot;Long&quot;; [.K215]+[Overview.$C$4]/[.J215]*[Overview.$C$6]; IF([.F215]=&quot;Short&quot;; [.K215]-[Overview.$C$4]/[.J215]*[Overview.$C$6]; &quot;&quot;)); &quot;&quot;)">
            <text:p/>
          </table:table-cell>
          <table:table-cell table:style-name="ce152"/>
          <table:table-cell table:number-columns-repeated="2"/>
          <table:table-cell table:formula="of:=IFERROR([.S215]/[.M215]; &quot;&quot;)">
            <text:p/>
          </table:table-cell>
          <table:table-cell table:formula="of:=IFERROR(IF(AND([.F215]=&quot;Long&quot;; [.O215]=[.J215]); [.J215]*([.P215]-[.K215]); IF(AND([.F215]=&quot;Short&quot;; [.O215]=[.J215]); [.J215]*([.K215]-[.P215]); &quot;&quot;)); &quot;&quot;)">
            <text:p/>
          </table:table-cell>
          <table:table-cell table:formula="of:=IF(ISNUMBER([.S215]); IF([.S215]&gt;0; &quot;Win&quot;; &quot;Loss&quot;);&quot;&quot;)">
            <text:p/>
          </table:table-cell>
          <table:table-cell table:formula="of:=IF([.Q215]=&quot;&quot;; &quot;&quot;; CONCATENATE(DATEDIF([.I215];[.Q215];&quot;d&quot;); IF(DATEDIF([.I215];[.Q215];&quot;d&quot;)&gt;1; &quot; Days&quot;; &quot; Day&quot;)))">
            <text:p/>
          </table:table-cell>
          <table:table-cell table:content-validation-name="val12"/>
          <table:table-cell table:number-columns-repeated="2"/>
          <table:table-cell table:style-name="ce196"/>
          <table:table-cell table:style-name="ce205" table:formula="of:=IFERROR(IF(ISBLANK([.Y215]); &quot;&quot;; IF([.$F215]=&quot;Long&quot;; ([.Y215]-[.$K215])*[.$J215]/[.$M215]; ([.$K215]-[.Y215])*[.$J215]/[.$M215])-[.$R215]); &quot;&quot;)">
            <text:p/>
          </table:table-cell>
          <table:table-cell table:style-name="Default"/>
          <table:table-cell table:style-name="ce205" table:formula="of:=IFERROR(IF(ISBLANK([.AA215]); &quot;&quot;; IF([.$F215]=&quot;Long&quot;; ([.AA215]-[.$K215])*[.$J215]/[.$M215]; ([.$K215]-[.AA215])*[.$J215]/[.$M215])-[.$R215]); &quot;&quot;)">
            <text:p/>
          </table:table-cell>
          <table:table-cell table:style-name="Default"/>
          <table:table-cell table:style-name="ce205" table:formula="of:=IFERROR(IF(ISBLANK([.AC215]); &quot;&quot;; IF([.$F215]=&quot;Long&quot;; ([.AC215]-[.$K215])*[.$J215]/[.$M215]; ([.$K215]-[.AC215])*[.$J215]/[.$M215])-[.$R215]); &quot;&quot;)">
            <text:p/>
          </table:table-cell>
          <table:table-cell/>
          <table:table-cell table:style-name="ce224" table:formula="of:=IF(ISBLANK([.Q215]); &quot;&quot;; DAY([.Q215]))">
            <text:p/>
          </table:table-cell>
          <table:table-cell table:style-name="ce224" table:formula="of:=IF(ISBLANK([.I215]); &quot;&quot;; WEEKDAY([.I215]; 2))">
            <text:p/>
          </table:table-cell>
          <table:table-cell table:style-name="ce224" table:formula="of:=IF(ISBLANK([.Q215]); &quot;&quot;; WEEKDAY([.Q215]; 2))">
            <text:p/>
          </table:table-cell>
          <table:table-cell table:style-name="ce224" table:formula="of:=IF(ISBLANK([.Q215]); &quot;&quot;; WEEKNUM([.Q215]))">
            <text:p/>
          </table:table-cell>
          <table:table-cell table:style-name="ce224" table:formula="of:=IF(ISBLANK([.I215]); &quot;&quot;; MONTH([.I215]))">
            <text:p/>
          </table:table-cell>
          <table:table-cell table:style-name="ce224" table:formula="of:=IF(ISBLANK([.Q215]); &quot;&quot;; MONTH([.Q215]))">
            <text:p/>
          </table:table-cell>
          <table:table-cell table:style-name="ce224" table:formula="of:=IF(OR(ISBLANK([.I215]); ISBLANK([.Q215])); &quot;&quot;; IFERROR(DATEDIF([.I215];[.Q215];&quot;d&quot;); &quot;&quot;))">
            <text:p/>
          </table:table-cell>
          <table:table-cell table:style-name="ce286" table:formula="of:=IF(ISBLANK([.P215]); &quot;&quot;; SUM([.$R$3:.R215]))">
            <text:p/>
          </table:table-cell>
          <table:table-cell table:style-name="ce286" table:formula="of:=IF(ISBLANK([.P215]); &quot;&quot;; SUM([.$S$3:.S215]))">
            <text:p/>
          </table:table-cell>
          <table:table-cell table:formula="of:=IF(ISBLANK([.K215]); &quot;&quot;; [.J215]*[.K215])">
            <text:p/>
          </table:table-cell>
          <table:table-cell table:formula="of:=IF(ISNUMBER([.AO215]); [.AO215]*0.0035; &quot;&quot;)">
            <text:p/>
          </table:table-cell>
          <table:table-cell table:style-name="ce224" table:formula="of:=IF(ISBLANK([.P215]); &quot;&quot; ; [.O215]*[.P215])">
            <text:p/>
          </table:table-cell>
          <table:table-cell table:formula="of:=IF(ISNUMBER([.AQ215]); [.AQ215]*0.0035; &quot;&quot;)">
            <text:p/>
          </table:table-cell>
          <table:table-cell table:number-columns-repeated="20"/>
        </table:table-row>
        <table:table-row table:style-name="ro2">
          <table:table-cell office:value-type="float" office:value="214" calcext:value-type="float">
            <text:p>21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6]=&quot;Long&quot;; [.K216]-[Overview.$C$4]/[.J216]; IF([.F216]=&quot;Short&quot;; [.K216]+[Overview.$C$4]/[.J216]; &quot;&quot;)); &quot;&quot;)">
            <text:p/>
          </table:table-cell>
          <table:table-cell table:style-name="ce157" table:formula="of:=IFERROR(ABS([.L216]-[.K216])*[.J216]; &quot;&quot;)">
            <text:p/>
          </table:table-cell>
          <table:table-cell table:style-name="ce289" table:formula="of:=IFERROR(IF([.F216]=&quot;Long&quot;; [.K216]+[Overview.$C$4]/[.J216]*[Overview.$C$6]; IF([.F216]=&quot;Short&quot;; [.K216]-[Overview.$C$4]/[.J216]*[Overview.$C$6]; &quot;&quot;)); &quot;&quot;)">
            <text:p/>
          </table:table-cell>
          <table:table-cell table:style-name="ce152"/>
          <table:table-cell table:number-columns-repeated="2"/>
          <table:table-cell table:formula="of:=IFERROR([.S216]/[.M216]; &quot;&quot;)">
            <text:p/>
          </table:table-cell>
          <table:table-cell table:formula="of:=IFERROR(IF(AND([.F216]=&quot;Long&quot;; [.O216]=[.J216]); [.J216]*([.P216]-[.K216]); IF(AND([.F216]=&quot;Short&quot;; [.O216]=[.J216]); [.J216]*([.K216]-[.P216]); &quot;&quot;)); &quot;&quot;)">
            <text:p/>
          </table:table-cell>
          <table:table-cell table:formula="of:=IF(ISNUMBER([.S216]); IF([.S216]&gt;0; &quot;Win&quot;; &quot;Loss&quot;);&quot;&quot;)">
            <text:p/>
          </table:table-cell>
          <table:table-cell table:formula="of:=IF([.Q216]=&quot;&quot;; &quot;&quot;; CONCATENATE(DATEDIF([.I216];[.Q216];&quot;d&quot;); IF(DATEDIF([.I216];[.Q216];&quot;d&quot;)&gt;1; &quot; Days&quot;; &quot; Day&quot;)))">
            <text:p/>
          </table:table-cell>
          <table:table-cell table:content-validation-name="val12"/>
          <table:table-cell table:number-columns-repeated="2"/>
          <table:table-cell table:style-name="ce196"/>
          <table:table-cell table:style-name="ce205" table:formula="of:=IFERROR(IF(ISBLANK([.Y216]); &quot;&quot;; IF([.$F216]=&quot;Long&quot;; ([.Y216]-[.$K216])*[.$J216]/[.$M216]; ([.$K216]-[.Y216])*[.$J216]/[.$M216])-[.$R216]); &quot;&quot;)">
            <text:p/>
          </table:table-cell>
          <table:table-cell table:style-name="Default"/>
          <table:table-cell table:style-name="ce205" table:formula="of:=IFERROR(IF(ISBLANK([.AA216]); &quot;&quot;; IF([.$F216]=&quot;Long&quot;; ([.AA216]-[.$K216])*[.$J216]/[.$M216]; ([.$K216]-[.AA216])*[.$J216]/[.$M216])-[.$R216]); &quot;&quot;)">
            <text:p/>
          </table:table-cell>
          <table:table-cell table:style-name="Default"/>
          <table:table-cell table:style-name="ce205" table:formula="of:=IFERROR(IF(ISBLANK([.AC216]); &quot;&quot;; IF([.$F216]=&quot;Long&quot;; ([.AC216]-[.$K216])*[.$J216]/[.$M216]; ([.$K216]-[.AC216])*[.$J216]/[.$M216])-[.$R216]); &quot;&quot;)">
            <text:p/>
          </table:table-cell>
          <table:table-cell/>
          <table:table-cell table:style-name="ce224" table:formula="of:=IF(ISBLANK([.Q216]); &quot;&quot;; DAY([.Q216]))">
            <text:p/>
          </table:table-cell>
          <table:table-cell table:style-name="ce224" table:formula="of:=IF(ISBLANK([.I216]); &quot;&quot;; WEEKDAY([.I216]; 2))">
            <text:p/>
          </table:table-cell>
          <table:table-cell table:style-name="ce224" table:formula="of:=IF(ISBLANK([.Q216]); &quot;&quot;; WEEKDAY([.Q216]; 2))">
            <text:p/>
          </table:table-cell>
          <table:table-cell table:style-name="ce224" table:formula="of:=IF(ISBLANK([.Q216]); &quot;&quot;; WEEKNUM([.Q216]))">
            <text:p/>
          </table:table-cell>
          <table:table-cell table:style-name="ce224" table:formula="of:=IF(ISBLANK([.I216]); &quot;&quot;; MONTH([.I216]))">
            <text:p/>
          </table:table-cell>
          <table:table-cell table:style-name="ce224" table:formula="of:=IF(ISBLANK([.Q216]); &quot;&quot;; MONTH([.Q216]))">
            <text:p/>
          </table:table-cell>
          <table:table-cell table:style-name="ce224" table:formula="of:=IF(OR(ISBLANK([.I216]); ISBLANK([.Q216])); &quot;&quot;; IFERROR(DATEDIF([.I216];[.Q216];&quot;d&quot;); &quot;&quot;))">
            <text:p/>
          </table:table-cell>
          <table:table-cell table:style-name="ce286" table:formula="of:=IF(ISBLANK([.P216]); &quot;&quot;; SUM([.$R$3:.R216]))">
            <text:p/>
          </table:table-cell>
          <table:table-cell table:style-name="ce286" table:formula="of:=IF(ISBLANK([.P216]); &quot;&quot;; SUM([.$S$3:.S216]))">
            <text:p/>
          </table:table-cell>
          <table:table-cell table:formula="of:=IF(ISBLANK([.K216]); &quot;&quot;; [.J216]*[.K216])">
            <text:p/>
          </table:table-cell>
          <table:table-cell table:formula="of:=IF(ISNUMBER([.AO216]); [.AO216]*0.0035; &quot;&quot;)">
            <text:p/>
          </table:table-cell>
          <table:table-cell table:style-name="ce224" table:formula="of:=IF(ISBLANK([.P216]); &quot;&quot; ; [.O216]*[.P216])">
            <text:p/>
          </table:table-cell>
          <table:table-cell table:formula="of:=IF(ISNUMBER([.AQ216]); [.AQ216]*0.0035; &quot;&quot;)">
            <text:p/>
          </table:table-cell>
          <table:table-cell table:number-columns-repeated="20"/>
        </table:table-row>
        <table:table-row table:style-name="ro2">
          <table:table-cell office:value-type="float" office:value="215" calcext:value-type="float">
            <text:p>21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7]=&quot;Long&quot;; [.K217]-[Overview.$C$4]/[.J217]; IF([.F217]=&quot;Short&quot;; [.K217]+[Overview.$C$4]/[.J217]; &quot;&quot;)); &quot;&quot;)">
            <text:p/>
          </table:table-cell>
          <table:table-cell table:style-name="ce157" table:formula="of:=IFERROR(ABS([.L217]-[.K217])*[.J217]; &quot;&quot;)">
            <text:p/>
          </table:table-cell>
          <table:table-cell table:style-name="ce289" table:formula="of:=IFERROR(IF([.F217]=&quot;Long&quot;; [.K217]+[Overview.$C$4]/[.J217]*[Overview.$C$6]; IF([.F217]=&quot;Short&quot;; [.K217]-[Overview.$C$4]/[.J217]*[Overview.$C$6]; &quot;&quot;)); &quot;&quot;)">
            <text:p/>
          </table:table-cell>
          <table:table-cell table:style-name="ce152"/>
          <table:table-cell table:number-columns-repeated="2"/>
          <table:table-cell table:formula="of:=IFERROR([.S217]/[.M217]; &quot;&quot;)">
            <text:p/>
          </table:table-cell>
          <table:table-cell table:formula="of:=IFERROR(IF(AND([.F217]=&quot;Long&quot;; [.O217]=[.J217]); [.J217]*([.P217]-[.K217]); IF(AND([.F217]=&quot;Short&quot;; [.O217]=[.J217]); [.J217]*([.K217]-[.P217]); &quot;&quot;)); &quot;&quot;)">
            <text:p/>
          </table:table-cell>
          <table:table-cell table:formula="of:=IF(ISNUMBER([.S217]); IF([.S217]&gt;0; &quot;Win&quot;; &quot;Loss&quot;);&quot;&quot;)">
            <text:p/>
          </table:table-cell>
          <table:table-cell table:formula="of:=IF([.Q217]=&quot;&quot;; &quot;&quot;; CONCATENATE(DATEDIF([.I217];[.Q217];&quot;d&quot;); IF(DATEDIF([.I217];[.Q217];&quot;d&quot;)&gt;1; &quot; Days&quot;; &quot; Day&quot;)))">
            <text:p/>
          </table:table-cell>
          <table:table-cell table:content-validation-name="val12"/>
          <table:table-cell table:number-columns-repeated="2"/>
          <table:table-cell table:style-name="ce196"/>
          <table:table-cell table:style-name="ce205" table:formula="of:=IFERROR(IF(ISBLANK([.Y217]); &quot;&quot;; IF([.$F217]=&quot;Long&quot;; ([.Y217]-[.$K217])*[.$J217]/[.$M217]; ([.$K217]-[.Y217])*[.$J217]/[.$M217])-[.$R217]); &quot;&quot;)">
            <text:p/>
          </table:table-cell>
          <table:table-cell table:style-name="Default"/>
          <table:table-cell table:style-name="ce205" table:formula="of:=IFERROR(IF(ISBLANK([.AA217]); &quot;&quot;; IF([.$F217]=&quot;Long&quot;; ([.AA217]-[.$K217])*[.$J217]/[.$M217]; ([.$K217]-[.AA217])*[.$J217]/[.$M217])-[.$R217]); &quot;&quot;)">
            <text:p/>
          </table:table-cell>
          <table:table-cell table:style-name="Default"/>
          <table:table-cell table:style-name="ce205" table:formula="of:=IFERROR(IF(ISBLANK([.AC217]); &quot;&quot;; IF([.$F217]=&quot;Long&quot;; ([.AC217]-[.$K217])*[.$J217]/[.$M217]; ([.$K217]-[.AC217])*[.$J217]/[.$M217])-[.$R217]); &quot;&quot;)">
            <text:p/>
          </table:table-cell>
          <table:table-cell/>
          <table:table-cell table:style-name="ce224" table:formula="of:=IF(ISBLANK([.Q217]); &quot;&quot;; DAY([.Q217]))">
            <text:p/>
          </table:table-cell>
          <table:table-cell table:style-name="ce224" table:formula="of:=IF(ISBLANK([.I217]); &quot;&quot;; WEEKDAY([.I217]; 2))">
            <text:p/>
          </table:table-cell>
          <table:table-cell table:style-name="ce224" table:formula="of:=IF(ISBLANK([.Q217]); &quot;&quot;; WEEKDAY([.Q217]; 2))">
            <text:p/>
          </table:table-cell>
          <table:table-cell table:style-name="ce224" table:formula="of:=IF(ISBLANK([.Q217]); &quot;&quot;; WEEKNUM([.Q217]))">
            <text:p/>
          </table:table-cell>
          <table:table-cell table:style-name="ce224" table:formula="of:=IF(ISBLANK([.I217]); &quot;&quot;; MONTH([.I217]))">
            <text:p/>
          </table:table-cell>
          <table:table-cell table:style-name="ce224" table:formula="of:=IF(ISBLANK([.Q217]); &quot;&quot;; MONTH([.Q217]))">
            <text:p/>
          </table:table-cell>
          <table:table-cell table:style-name="ce224" table:formula="of:=IF(OR(ISBLANK([.I217]); ISBLANK([.Q217])); &quot;&quot;; IFERROR(DATEDIF([.I217];[.Q217];&quot;d&quot;); &quot;&quot;))">
            <text:p/>
          </table:table-cell>
          <table:table-cell table:style-name="ce286" table:formula="of:=IF(ISBLANK([.P217]); &quot;&quot;; SUM([.$R$3:.R217]))">
            <text:p/>
          </table:table-cell>
          <table:table-cell table:style-name="ce286" table:formula="of:=IF(ISBLANK([.P217]); &quot;&quot;; SUM([.$S$3:.S217]))">
            <text:p/>
          </table:table-cell>
          <table:table-cell table:formula="of:=IF(ISBLANK([.K217]); &quot;&quot;; [.J217]*[.K217])">
            <text:p/>
          </table:table-cell>
          <table:table-cell table:formula="of:=IF(ISNUMBER([.AO217]); [.AO217]*0.0035; &quot;&quot;)">
            <text:p/>
          </table:table-cell>
          <table:table-cell table:style-name="ce224" table:formula="of:=IF(ISBLANK([.P217]); &quot;&quot; ; [.O217]*[.P217])">
            <text:p/>
          </table:table-cell>
          <table:table-cell table:formula="of:=IF(ISNUMBER([.AQ217]); [.AQ217]*0.0035; &quot;&quot;)">
            <text:p/>
          </table:table-cell>
          <table:table-cell table:number-columns-repeated="20"/>
        </table:table-row>
        <table:table-row table:style-name="ro2">
          <table:table-cell office:value-type="float" office:value="216" calcext:value-type="float">
            <text:p>21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8]=&quot;Long&quot;; [.K218]-[Overview.$C$4]/[.J218]; IF([.F218]=&quot;Short&quot;; [.K218]+[Overview.$C$4]/[.J218]; &quot;&quot;)); &quot;&quot;)">
            <text:p/>
          </table:table-cell>
          <table:table-cell table:style-name="ce157" table:formula="of:=IFERROR(ABS([.L218]-[.K218])*[.J218]; &quot;&quot;)">
            <text:p/>
          </table:table-cell>
          <table:table-cell table:style-name="ce289" table:formula="of:=IFERROR(IF([.F218]=&quot;Long&quot;; [.K218]+[Overview.$C$4]/[.J218]*[Overview.$C$6]; IF([.F218]=&quot;Short&quot;; [.K218]-[Overview.$C$4]/[.J218]*[Overview.$C$6]; &quot;&quot;)); &quot;&quot;)">
            <text:p/>
          </table:table-cell>
          <table:table-cell table:style-name="ce152"/>
          <table:table-cell table:number-columns-repeated="2"/>
          <table:table-cell table:formula="of:=IFERROR([.S218]/[.M218]; &quot;&quot;)">
            <text:p/>
          </table:table-cell>
          <table:table-cell table:formula="of:=IFERROR(IF(AND([.F218]=&quot;Long&quot;; [.O218]=[.J218]); [.J218]*([.P218]-[.K218]); IF(AND([.F218]=&quot;Short&quot;; [.O218]=[.J218]); [.J218]*([.K218]-[.P218]); &quot;&quot;)); &quot;&quot;)">
            <text:p/>
          </table:table-cell>
          <table:table-cell table:formula="of:=IF(ISNUMBER([.S218]); IF([.S218]&gt;0; &quot;Win&quot;; &quot;Loss&quot;);&quot;&quot;)">
            <text:p/>
          </table:table-cell>
          <table:table-cell table:formula="of:=IF([.Q218]=&quot;&quot;; &quot;&quot;; CONCATENATE(DATEDIF([.I218];[.Q218];&quot;d&quot;); IF(DATEDIF([.I218];[.Q218];&quot;d&quot;)&gt;1; &quot; Days&quot;; &quot; Day&quot;)))">
            <text:p/>
          </table:table-cell>
          <table:table-cell table:content-validation-name="val12"/>
          <table:table-cell table:number-columns-repeated="2"/>
          <table:table-cell table:style-name="ce196"/>
          <table:table-cell table:style-name="ce205" table:formula="of:=IFERROR(IF(ISBLANK([.Y218]); &quot;&quot;; IF([.$F218]=&quot;Long&quot;; ([.Y218]-[.$K218])*[.$J218]/[.$M218]; ([.$K218]-[.Y218])*[.$J218]/[.$M218])-[.$R218]); &quot;&quot;)">
            <text:p/>
          </table:table-cell>
          <table:table-cell table:style-name="Default"/>
          <table:table-cell table:style-name="ce205" table:formula="of:=IFERROR(IF(ISBLANK([.AA218]); &quot;&quot;; IF([.$F218]=&quot;Long&quot;; ([.AA218]-[.$K218])*[.$J218]/[.$M218]; ([.$K218]-[.AA218])*[.$J218]/[.$M218])-[.$R218]); &quot;&quot;)">
            <text:p/>
          </table:table-cell>
          <table:table-cell table:style-name="Default"/>
          <table:table-cell table:style-name="ce205" table:formula="of:=IFERROR(IF(ISBLANK([.AC218]); &quot;&quot;; IF([.$F218]=&quot;Long&quot;; ([.AC218]-[.$K218])*[.$J218]/[.$M218]; ([.$K218]-[.AC218])*[.$J218]/[.$M218])-[.$R218]); &quot;&quot;)">
            <text:p/>
          </table:table-cell>
          <table:table-cell/>
          <table:table-cell table:style-name="ce224" table:formula="of:=IF(ISBLANK([.Q218]); &quot;&quot;; DAY([.Q218]))">
            <text:p/>
          </table:table-cell>
          <table:table-cell table:style-name="ce224" table:formula="of:=IF(ISBLANK([.I218]); &quot;&quot;; WEEKDAY([.I218]; 2))">
            <text:p/>
          </table:table-cell>
          <table:table-cell table:style-name="ce224" table:formula="of:=IF(ISBLANK([.Q218]); &quot;&quot;; WEEKDAY([.Q218]; 2))">
            <text:p/>
          </table:table-cell>
          <table:table-cell table:style-name="ce224" table:formula="of:=IF(ISBLANK([.Q218]); &quot;&quot;; WEEKNUM([.Q218]))">
            <text:p/>
          </table:table-cell>
          <table:table-cell table:style-name="ce224" table:formula="of:=IF(ISBLANK([.I218]); &quot;&quot;; MONTH([.I218]))">
            <text:p/>
          </table:table-cell>
          <table:table-cell table:style-name="ce224" table:formula="of:=IF(ISBLANK([.Q218]); &quot;&quot;; MONTH([.Q218]))">
            <text:p/>
          </table:table-cell>
          <table:table-cell table:style-name="ce224" table:formula="of:=IF(OR(ISBLANK([.I218]); ISBLANK([.Q218])); &quot;&quot;; IFERROR(DATEDIF([.I218];[.Q218];&quot;d&quot;); &quot;&quot;))">
            <text:p/>
          </table:table-cell>
          <table:table-cell table:style-name="ce286" table:formula="of:=IF(ISBLANK([.P218]); &quot;&quot;; SUM([.$R$3:.R218]))">
            <text:p/>
          </table:table-cell>
          <table:table-cell table:style-name="ce286" table:formula="of:=IF(ISBLANK([.P218]); &quot;&quot;; SUM([.$S$3:.S218]))">
            <text:p/>
          </table:table-cell>
          <table:table-cell table:formula="of:=IF(ISBLANK([.K218]); &quot;&quot;; [.J218]*[.K218])">
            <text:p/>
          </table:table-cell>
          <table:table-cell table:formula="of:=IF(ISNUMBER([.AO218]); [.AO218]*0.0035; &quot;&quot;)">
            <text:p/>
          </table:table-cell>
          <table:table-cell table:style-name="ce224" table:formula="of:=IF(ISBLANK([.P218]); &quot;&quot; ; [.O218]*[.P218])">
            <text:p/>
          </table:table-cell>
          <table:table-cell table:formula="of:=IF(ISNUMBER([.AQ218]); [.AQ218]*0.0035; &quot;&quot;)">
            <text:p/>
          </table:table-cell>
          <table:table-cell table:number-columns-repeated="20"/>
        </table:table-row>
        <table:table-row table:style-name="ro2">
          <table:table-cell office:value-type="float" office:value="217" calcext:value-type="float">
            <text:p>21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19]=&quot;Long&quot;; [.K219]-[Overview.$C$4]/[.J219]; IF([.F219]=&quot;Short&quot;; [.K219]+[Overview.$C$4]/[.J219]; &quot;&quot;)); &quot;&quot;)">
            <text:p/>
          </table:table-cell>
          <table:table-cell table:style-name="ce157" table:formula="of:=IFERROR(ABS([.L219]-[.K219])*[.J219]; &quot;&quot;)">
            <text:p/>
          </table:table-cell>
          <table:table-cell table:style-name="ce289" table:formula="of:=IFERROR(IF([.F219]=&quot;Long&quot;; [.K219]+[Overview.$C$4]/[.J219]*[Overview.$C$6]; IF([.F219]=&quot;Short&quot;; [.K219]-[Overview.$C$4]/[.J219]*[Overview.$C$6]; &quot;&quot;)); &quot;&quot;)">
            <text:p/>
          </table:table-cell>
          <table:table-cell table:style-name="ce152"/>
          <table:table-cell table:number-columns-repeated="2"/>
          <table:table-cell table:formula="of:=IFERROR([.S219]/[.M219]; &quot;&quot;)">
            <text:p/>
          </table:table-cell>
          <table:table-cell table:formula="of:=IFERROR(IF(AND([.F219]=&quot;Long&quot;; [.O219]=[.J219]); [.J219]*([.P219]-[.K219]); IF(AND([.F219]=&quot;Short&quot;; [.O219]=[.J219]); [.J219]*([.K219]-[.P219]); &quot;&quot;)); &quot;&quot;)">
            <text:p/>
          </table:table-cell>
          <table:table-cell table:formula="of:=IF(ISNUMBER([.S219]); IF([.S219]&gt;0; &quot;Win&quot;; &quot;Loss&quot;);&quot;&quot;)">
            <text:p/>
          </table:table-cell>
          <table:table-cell table:formula="of:=IF([.Q219]=&quot;&quot;; &quot;&quot;; CONCATENATE(DATEDIF([.I219];[.Q219];&quot;d&quot;); IF(DATEDIF([.I219];[.Q219];&quot;d&quot;)&gt;1; &quot; Days&quot;; &quot; Day&quot;)))">
            <text:p/>
          </table:table-cell>
          <table:table-cell table:content-validation-name="val12"/>
          <table:table-cell table:number-columns-repeated="2"/>
          <table:table-cell table:style-name="ce196"/>
          <table:table-cell table:style-name="ce205" table:formula="of:=IFERROR(IF(ISBLANK([.Y219]); &quot;&quot;; IF([.$F219]=&quot;Long&quot;; ([.Y219]-[.$K219])*[.$J219]/[.$M219]; ([.$K219]-[.Y219])*[.$J219]/[.$M219])-[.$R219]); &quot;&quot;)">
            <text:p/>
          </table:table-cell>
          <table:table-cell table:style-name="Default"/>
          <table:table-cell table:style-name="ce205" table:formula="of:=IFERROR(IF(ISBLANK([.AA219]); &quot;&quot;; IF([.$F219]=&quot;Long&quot;; ([.AA219]-[.$K219])*[.$J219]/[.$M219]; ([.$K219]-[.AA219])*[.$J219]/[.$M219])-[.$R219]); &quot;&quot;)">
            <text:p/>
          </table:table-cell>
          <table:table-cell table:style-name="Default"/>
          <table:table-cell table:style-name="ce205" table:formula="of:=IFERROR(IF(ISBLANK([.AC219]); &quot;&quot;; IF([.$F219]=&quot;Long&quot;; ([.AC219]-[.$K219])*[.$J219]/[.$M219]; ([.$K219]-[.AC219])*[.$J219]/[.$M219])-[.$R219]); &quot;&quot;)">
            <text:p/>
          </table:table-cell>
          <table:table-cell/>
          <table:table-cell table:style-name="ce224" table:formula="of:=IF(ISBLANK([.Q219]); &quot;&quot;; DAY([.Q219]))">
            <text:p/>
          </table:table-cell>
          <table:table-cell table:style-name="ce224" table:formula="of:=IF(ISBLANK([.I219]); &quot;&quot;; WEEKDAY([.I219]; 2))">
            <text:p/>
          </table:table-cell>
          <table:table-cell table:style-name="ce224" table:formula="of:=IF(ISBLANK([.Q219]); &quot;&quot;; WEEKDAY([.Q219]; 2))">
            <text:p/>
          </table:table-cell>
          <table:table-cell table:style-name="ce224" table:formula="of:=IF(ISBLANK([.Q219]); &quot;&quot;; WEEKNUM([.Q219]))">
            <text:p/>
          </table:table-cell>
          <table:table-cell table:style-name="ce224" table:formula="of:=IF(ISBLANK([.I219]); &quot;&quot;; MONTH([.I219]))">
            <text:p/>
          </table:table-cell>
          <table:table-cell table:style-name="ce224" table:formula="of:=IF(ISBLANK([.Q219]); &quot;&quot;; MONTH([.Q219]))">
            <text:p/>
          </table:table-cell>
          <table:table-cell table:style-name="ce224" table:formula="of:=IF(OR(ISBLANK([.I219]); ISBLANK([.Q219])); &quot;&quot;; IFERROR(DATEDIF([.I219];[.Q219];&quot;d&quot;); &quot;&quot;))">
            <text:p/>
          </table:table-cell>
          <table:table-cell table:style-name="ce286" table:formula="of:=IF(ISBLANK([.P219]); &quot;&quot;; SUM([.$R$3:.R219]))">
            <text:p/>
          </table:table-cell>
          <table:table-cell table:style-name="ce286" table:formula="of:=IF(ISBLANK([.P219]); &quot;&quot;; SUM([.$S$3:.S219]))">
            <text:p/>
          </table:table-cell>
          <table:table-cell table:formula="of:=IF(ISBLANK([.K219]); &quot;&quot;; [.J219]*[.K219])">
            <text:p/>
          </table:table-cell>
          <table:table-cell table:formula="of:=IF(ISNUMBER([.AO219]); [.AO219]*0.0035; &quot;&quot;)">
            <text:p/>
          </table:table-cell>
          <table:table-cell table:style-name="ce224" table:formula="of:=IF(ISBLANK([.P219]); &quot;&quot; ; [.O219]*[.P219])">
            <text:p/>
          </table:table-cell>
          <table:table-cell table:formula="of:=IF(ISNUMBER([.AQ219]); [.AQ219]*0.0035; &quot;&quot;)">
            <text:p/>
          </table:table-cell>
          <table:table-cell table:number-columns-repeated="20"/>
        </table:table-row>
        <table:table-row table:style-name="ro2">
          <table:table-cell office:value-type="float" office:value="218" calcext:value-type="float">
            <text:p>21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0]=&quot;Long&quot;; [.K220]-[Overview.$C$4]/[.J220]; IF([.F220]=&quot;Short&quot;; [.K220]+[Overview.$C$4]/[.J220]; &quot;&quot;)); &quot;&quot;)">
            <text:p/>
          </table:table-cell>
          <table:table-cell table:style-name="ce157" table:formula="of:=IFERROR(ABS([.L220]-[.K220])*[.J220]; &quot;&quot;)">
            <text:p/>
          </table:table-cell>
          <table:table-cell table:style-name="ce289" table:formula="of:=IFERROR(IF([.F220]=&quot;Long&quot;; [.K220]+[Overview.$C$4]/[.J220]*[Overview.$C$6]; IF([.F220]=&quot;Short&quot;; [.K220]-[Overview.$C$4]/[.J220]*[Overview.$C$6]; &quot;&quot;)); &quot;&quot;)">
            <text:p/>
          </table:table-cell>
          <table:table-cell table:style-name="ce152"/>
          <table:table-cell table:number-columns-repeated="2"/>
          <table:table-cell table:formula="of:=IFERROR([.S220]/[.M220]; &quot;&quot;)">
            <text:p/>
          </table:table-cell>
          <table:table-cell table:formula="of:=IFERROR(IF(AND([.F220]=&quot;Long&quot;; [.O220]=[.J220]); [.J220]*([.P220]-[.K220]); IF(AND([.F220]=&quot;Short&quot;; [.O220]=[.J220]); [.J220]*([.K220]-[.P220]); &quot;&quot;)); &quot;&quot;)">
            <text:p/>
          </table:table-cell>
          <table:table-cell table:formula="of:=IF(ISNUMBER([.S220]); IF([.S220]&gt;0; &quot;Win&quot;; &quot;Loss&quot;);&quot;&quot;)">
            <text:p/>
          </table:table-cell>
          <table:table-cell table:formula="of:=IF([.Q220]=&quot;&quot;; &quot;&quot;; CONCATENATE(DATEDIF([.I220];[.Q220];&quot;d&quot;); IF(DATEDIF([.I220];[.Q220];&quot;d&quot;)&gt;1; &quot; Days&quot;; &quot; Day&quot;)))">
            <text:p/>
          </table:table-cell>
          <table:table-cell table:content-validation-name="val12"/>
          <table:table-cell table:number-columns-repeated="2"/>
          <table:table-cell table:style-name="ce196"/>
          <table:table-cell table:style-name="ce205" table:formula="of:=IFERROR(IF(ISBLANK([.Y220]); &quot;&quot;; IF([.$F220]=&quot;Long&quot;; ([.Y220]-[.$K220])*[.$J220]/[.$M220]; ([.$K220]-[.Y220])*[.$J220]/[.$M220])-[.$R220]); &quot;&quot;)">
            <text:p/>
          </table:table-cell>
          <table:table-cell table:style-name="Default"/>
          <table:table-cell table:style-name="ce205" table:formula="of:=IFERROR(IF(ISBLANK([.AA220]); &quot;&quot;; IF([.$F220]=&quot;Long&quot;; ([.AA220]-[.$K220])*[.$J220]/[.$M220]; ([.$K220]-[.AA220])*[.$J220]/[.$M220])-[.$R220]); &quot;&quot;)">
            <text:p/>
          </table:table-cell>
          <table:table-cell table:style-name="Default"/>
          <table:table-cell table:style-name="ce205" table:formula="of:=IFERROR(IF(ISBLANK([.AC220]); &quot;&quot;; IF([.$F220]=&quot;Long&quot;; ([.AC220]-[.$K220])*[.$J220]/[.$M220]; ([.$K220]-[.AC220])*[.$J220]/[.$M220])-[.$R220]); &quot;&quot;)">
            <text:p/>
          </table:table-cell>
          <table:table-cell/>
          <table:table-cell table:style-name="ce224" table:formula="of:=IF(ISBLANK([.Q220]); &quot;&quot;; DAY([.Q220]))">
            <text:p/>
          </table:table-cell>
          <table:table-cell table:style-name="ce224" table:formula="of:=IF(ISBLANK([.I220]); &quot;&quot;; WEEKDAY([.I220]; 2))">
            <text:p/>
          </table:table-cell>
          <table:table-cell table:style-name="ce224" table:formula="of:=IF(ISBLANK([.Q220]); &quot;&quot;; WEEKDAY([.Q220]; 2))">
            <text:p/>
          </table:table-cell>
          <table:table-cell table:style-name="ce224" table:formula="of:=IF(ISBLANK([.Q220]); &quot;&quot;; WEEKNUM([.Q220]))">
            <text:p/>
          </table:table-cell>
          <table:table-cell table:style-name="ce224" table:formula="of:=IF(ISBLANK([.I220]); &quot;&quot;; MONTH([.I220]))">
            <text:p/>
          </table:table-cell>
          <table:table-cell table:style-name="ce224" table:formula="of:=IF(ISBLANK([.Q220]); &quot;&quot;; MONTH([.Q220]))">
            <text:p/>
          </table:table-cell>
          <table:table-cell table:style-name="ce224" table:formula="of:=IF(OR(ISBLANK([.I220]); ISBLANK([.Q220])); &quot;&quot;; IFERROR(DATEDIF([.I220];[.Q220];&quot;d&quot;); &quot;&quot;))">
            <text:p/>
          </table:table-cell>
          <table:table-cell table:style-name="ce286" table:formula="of:=IF(ISBLANK([.P220]); &quot;&quot;; SUM([.$R$3:.R220]))">
            <text:p/>
          </table:table-cell>
          <table:table-cell table:style-name="ce286" table:formula="of:=IF(ISBLANK([.P220]); &quot;&quot;; SUM([.$S$3:.S220]))">
            <text:p/>
          </table:table-cell>
          <table:table-cell table:formula="of:=IF(ISBLANK([.K220]); &quot;&quot;; [.J220]*[.K220])">
            <text:p/>
          </table:table-cell>
          <table:table-cell table:formula="of:=IF(ISNUMBER([.AO220]); [.AO220]*0.0035; &quot;&quot;)">
            <text:p/>
          </table:table-cell>
          <table:table-cell table:style-name="ce224" table:formula="of:=IF(ISBLANK([.P220]); &quot;&quot; ; [.O220]*[.P220])">
            <text:p/>
          </table:table-cell>
          <table:table-cell table:formula="of:=IF(ISNUMBER([.AQ220]); [.AQ220]*0.0035; &quot;&quot;)">
            <text:p/>
          </table:table-cell>
          <table:table-cell table:number-columns-repeated="20"/>
        </table:table-row>
        <table:table-row table:style-name="ro2">
          <table:table-cell office:value-type="float" office:value="219" calcext:value-type="float">
            <text:p>21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1]=&quot;Long&quot;; [.K221]-[Overview.$C$4]/[.J221]; IF([.F221]=&quot;Short&quot;; [.K221]+[Overview.$C$4]/[.J221]; &quot;&quot;)); &quot;&quot;)">
            <text:p/>
          </table:table-cell>
          <table:table-cell table:style-name="ce157" table:formula="of:=IFERROR(ABS([.L221]-[.K221])*[.J221]; &quot;&quot;)">
            <text:p/>
          </table:table-cell>
          <table:table-cell table:style-name="ce289" table:formula="of:=IFERROR(IF([.F221]=&quot;Long&quot;; [.K221]+[Overview.$C$4]/[.J221]*[Overview.$C$6]; IF([.F221]=&quot;Short&quot;; [.K221]-[Overview.$C$4]/[.J221]*[Overview.$C$6]; &quot;&quot;)); &quot;&quot;)">
            <text:p/>
          </table:table-cell>
          <table:table-cell table:style-name="ce152"/>
          <table:table-cell table:number-columns-repeated="2"/>
          <table:table-cell table:formula="of:=IFERROR([.S221]/[.M221]; &quot;&quot;)">
            <text:p/>
          </table:table-cell>
          <table:table-cell table:formula="of:=IFERROR(IF(AND([.F221]=&quot;Long&quot;; [.O221]=[.J221]); [.J221]*([.P221]-[.K221]); IF(AND([.F221]=&quot;Short&quot;; [.O221]=[.J221]); [.J221]*([.K221]-[.P221]); &quot;&quot;)); &quot;&quot;)">
            <text:p/>
          </table:table-cell>
          <table:table-cell table:formula="of:=IF(ISNUMBER([.S221]); IF([.S221]&gt;0; &quot;Win&quot;; &quot;Loss&quot;);&quot;&quot;)">
            <text:p/>
          </table:table-cell>
          <table:table-cell table:formula="of:=IF([.Q221]=&quot;&quot;; &quot;&quot;; CONCATENATE(DATEDIF([.I221];[.Q221];&quot;d&quot;); IF(DATEDIF([.I221];[.Q221];&quot;d&quot;)&gt;1; &quot; Days&quot;; &quot; Day&quot;)))">
            <text:p/>
          </table:table-cell>
          <table:table-cell table:content-validation-name="val12"/>
          <table:table-cell table:number-columns-repeated="2"/>
          <table:table-cell table:style-name="ce196"/>
          <table:table-cell table:style-name="ce205" table:formula="of:=IFERROR(IF(ISBLANK([.Y221]); &quot;&quot;; IF([.$F221]=&quot;Long&quot;; ([.Y221]-[.$K221])*[.$J221]/[.$M221]; ([.$K221]-[.Y221])*[.$J221]/[.$M221])-[.$R221]); &quot;&quot;)">
            <text:p/>
          </table:table-cell>
          <table:table-cell table:style-name="Default"/>
          <table:table-cell table:style-name="ce205" table:formula="of:=IFERROR(IF(ISBLANK([.AA221]); &quot;&quot;; IF([.$F221]=&quot;Long&quot;; ([.AA221]-[.$K221])*[.$J221]/[.$M221]; ([.$K221]-[.AA221])*[.$J221]/[.$M221])-[.$R221]); &quot;&quot;)">
            <text:p/>
          </table:table-cell>
          <table:table-cell table:style-name="Default"/>
          <table:table-cell table:style-name="ce205" table:formula="of:=IFERROR(IF(ISBLANK([.AC221]); &quot;&quot;; IF([.$F221]=&quot;Long&quot;; ([.AC221]-[.$K221])*[.$J221]/[.$M221]; ([.$K221]-[.AC221])*[.$J221]/[.$M221])-[.$R221]); &quot;&quot;)">
            <text:p/>
          </table:table-cell>
          <table:table-cell/>
          <table:table-cell table:style-name="ce224" table:formula="of:=IF(ISBLANK([.Q221]); &quot;&quot;; DAY([.Q221]))">
            <text:p/>
          </table:table-cell>
          <table:table-cell table:style-name="ce224" table:formula="of:=IF(ISBLANK([.I221]); &quot;&quot;; WEEKDAY([.I221]; 2))">
            <text:p/>
          </table:table-cell>
          <table:table-cell table:style-name="ce224" table:formula="of:=IF(ISBLANK([.Q221]); &quot;&quot;; WEEKDAY([.Q221]; 2))">
            <text:p/>
          </table:table-cell>
          <table:table-cell table:style-name="ce224" table:formula="of:=IF(ISBLANK([.Q221]); &quot;&quot;; WEEKNUM([.Q221]))">
            <text:p/>
          </table:table-cell>
          <table:table-cell table:style-name="ce224" table:formula="of:=IF(ISBLANK([.I221]); &quot;&quot;; MONTH([.I221]))">
            <text:p/>
          </table:table-cell>
          <table:table-cell table:style-name="ce224" table:formula="of:=IF(ISBLANK([.Q221]); &quot;&quot;; MONTH([.Q221]))">
            <text:p/>
          </table:table-cell>
          <table:table-cell table:style-name="ce224" table:formula="of:=IF(OR(ISBLANK([.I221]); ISBLANK([.Q221])); &quot;&quot;; IFERROR(DATEDIF([.I221];[.Q221];&quot;d&quot;); &quot;&quot;))">
            <text:p/>
          </table:table-cell>
          <table:table-cell table:style-name="ce286" table:formula="of:=IF(ISBLANK([.P221]); &quot;&quot;; SUM([.$R$3:.R221]))">
            <text:p/>
          </table:table-cell>
          <table:table-cell table:style-name="ce286" table:formula="of:=IF(ISBLANK([.P221]); &quot;&quot;; SUM([.$S$3:.S221]))">
            <text:p/>
          </table:table-cell>
          <table:table-cell table:formula="of:=IF(ISBLANK([.K221]); &quot;&quot;; [.J221]*[.K221])">
            <text:p/>
          </table:table-cell>
          <table:table-cell table:formula="of:=IF(ISNUMBER([.AO221]); [.AO221]*0.0035; &quot;&quot;)">
            <text:p/>
          </table:table-cell>
          <table:table-cell table:style-name="ce224" table:formula="of:=IF(ISBLANK([.P221]); &quot;&quot; ; [.O221]*[.P221])">
            <text:p/>
          </table:table-cell>
          <table:table-cell table:formula="of:=IF(ISNUMBER([.AQ221]); [.AQ221]*0.0035; &quot;&quot;)">
            <text:p/>
          </table:table-cell>
          <table:table-cell table:number-columns-repeated="20"/>
        </table:table-row>
        <table:table-row table:style-name="ro2">
          <table:table-cell office:value-type="float" office:value="220" calcext:value-type="float">
            <text:p>22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2]=&quot;Long&quot;; [.K222]-[Overview.$C$4]/[.J222]; IF([.F222]=&quot;Short&quot;; [.K222]+[Overview.$C$4]/[.J222]; &quot;&quot;)); &quot;&quot;)">
            <text:p/>
          </table:table-cell>
          <table:table-cell table:style-name="ce157" table:formula="of:=IFERROR(ABS([.L222]-[.K222])*[.J222]; &quot;&quot;)">
            <text:p/>
          </table:table-cell>
          <table:table-cell table:style-name="ce289" table:formula="of:=IFERROR(IF([.F222]=&quot;Long&quot;; [.K222]+[Overview.$C$4]/[.J222]*[Overview.$C$6]; IF([.F222]=&quot;Short&quot;; [.K222]-[Overview.$C$4]/[.J222]*[Overview.$C$6]; &quot;&quot;)); &quot;&quot;)">
            <text:p/>
          </table:table-cell>
          <table:table-cell table:style-name="ce152"/>
          <table:table-cell table:number-columns-repeated="2"/>
          <table:table-cell table:formula="of:=IFERROR([.S222]/[.M222]; &quot;&quot;)">
            <text:p/>
          </table:table-cell>
          <table:table-cell table:formula="of:=IFERROR(IF(AND([.F222]=&quot;Long&quot;; [.O222]=[.J222]); [.J222]*([.P222]-[.K222]); IF(AND([.F222]=&quot;Short&quot;; [.O222]=[.J222]); [.J222]*([.K222]-[.P222]); &quot;&quot;)); &quot;&quot;)">
            <text:p/>
          </table:table-cell>
          <table:table-cell table:formula="of:=IF(ISNUMBER([.S222]); IF([.S222]&gt;0; &quot;Win&quot;; &quot;Loss&quot;);&quot;&quot;)">
            <text:p/>
          </table:table-cell>
          <table:table-cell table:formula="of:=IF([.Q222]=&quot;&quot;; &quot;&quot;; CONCATENATE(DATEDIF([.I222];[.Q222];&quot;d&quot;); IF(DATEDIF([.I222];[.Q222];&quot;d&quot;)&gt;1; &quot; Days&quot;; &quot; Day&quot;)))">
            <text:p/>
          </table:table-cell>
          <table:table-cell table:content-validation-name="val12"/>
          <table:table-cell table:number-columns-repeated="2"/>
          <table:table-cell table:style-name="ce196"/>
          <table:table-cell table:style-name="ce205" table:formula="of:=IFERROR(IF(ISBLANK([.Y222]); &quot;&quot;; IF([.$F222]=&quot;Long&quot;; ([.Y222]-[.$K222])*[.$J222]/[.$M222]; ([.$K222]-[.Y222])*[.$J222]/[.$M222])-[.$R222]); &quot;&quot;)">
            <text:p/>
          </table:table-cell>
          <table:table-cell table:style-name="Default"/>
          <table:table-cell table:style-name="ce205" table:formula="of:=IFERROR(IF(ISBLANK([.AA222]); &quot;&quot;; IF([.$F222]=&quot;Long&quot;; ([.AA222]-[.$K222])*[.$J222]/[.$M222]; ([.$K222]-[.AA222])*[.$J222]/[.$M222])-[.$R222]); &quot;&quot;)">
            <text:p/>
          </table:table-cell>
          <table:table-cell table:style-name="Default"/>
          <table:table-cell table:style-name="ce205" table:formula="of:=IFERROR(IF(ISBLANK([.AC222]); &quot;&quot;; IF([.$F222]=&quot;Long&quot;; ([.AC222]-[.$K222])*[.$J222]/[.$M222]; ([.$K222]-[.AC222])*[.$J222]/[.$M222])-[.$R222]); &quot;&quot;)">
            <text:p/>
          </table:table-cell>
          <table:table-cell/>
          <table:table-cell table:style-name="ce224" table:formula="of:=IF(ISBLANK([.Q222]); &quot;&quot;; DAY([.Q222]))">
            <text:p/>
          </table:table-cell>
          <table:table-cell table:style-name="ce224" table:formula="of:=IF(ISBLANK([.I222]); &quot;&quot;; WEEKDAY([.I222]; 2))">
            <text:p/>
          </table:table-cell>
          <table:table-cell table:style-name="ce224" table:formula="of:=IF(ISBLANK([.Q222]); &quot;&quot;; WEEKDAY([.Q222]; 2))">
            <text:p/>
          </table:table-cell>
          <table:table-cell table:style-name="ce224" table:formula="of:=IF(ISBLANK([.Q222]); &quot;&quot;; WEEKNUM([.Q222]))">
            <text:p/>
          </table:table-cell>
          <table:table-cell table:style-name="ce224" table:formula="of:=IF(ISBLANK([.I222]); &quot;&quot;; MONTH([.I222]))">
            <text:p/>
          </table:table-cell>
          <table:table-cell table:style-name="ce224" table:formula="of:=IF(ISBLANK([.Q222]); &quot;&quot;; MONTH([.Q222]))">
            <text:p/>
          </table:table-cell>
          <table:table-cell table:style-name="ce224" table:formula="of:=IF(OR(ISBLANK([.I222]); ISBLANK([.Q222])); &quot;&quot;; IFERROR(DATEDIF([.I222];[.Q222];&quot;d&quot;); &quot;&quot;))">
            <text:p/>
          </table:table-cell>
          <table:table-cell table:style-name="ce286" table:formula="of:=IF(ISBLANK([.P222]); &quot;&quot;; SUM([.$R$3:.R222]))">
            <text:p/>
          </table:table-cell>
          <table:table-cell table:style-name="ce286" table:formula="of:=IF(ISBLANK([.P222]); &quot;&quot;; SUM([.$S$3:.S222]))">
            <text:p/>
          </table:table-cell>
          <table:table-cell table:formula="of:=IF(ISBLANK([.K222]); &quot;&quot;; [.J222]*[.K222])">
            <text:p/>
          </table:table-cell>
          <table:table-cell table:formula="of:=IF(ISNUMBER([.AO222]); [.AO222]*0.0035; &quot;&quot;)">
            <text:p/>
          </table:table-cell>
          <table:table-cell table:style-name="ce224" table:formula="of:=IF(ISBLANK([.P222]); &quot;&quot; ; [.O222]*[.P222])">
            <text:p/>
          </table:table-cell>
          <table:table-cell table:formula="of:=IF(ISNUMBER([.AQ222]); [.AQ222]*0.0035; &quot;&quot;)">
            <text:p/>
          </table:table-cell>
          <table:table-cell table:number-columns-repeated="20"/>
        </table:table-row>
        <table:table-row table:style-name="ro2">
          <table:table-cell office:value-type="float" office:value="221" calcext:value-type="float">
            <text:p>22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3]=&quot;Long&quot;; [.K223]-[Overview.$C$4]/[.J223]; IF([.F223]=&quot;Short&quot;; [.K223]+[Overview.$C$4]/[.J223]; &quot;&quot;)); &quot;&quot;)">
            <text:p/>
          </table:table-cell>
          <table:table-cell table:style-name="ce157" table:formula="of:=IFERROR(ABS([.L223]-[.K223])*[.J223]; &quot;&quot;)">
            <text:p/>
          </table:table-cell>
          <table:table-cell table:style-name="ce289" table:formula="of:=IFERROR(IF([.F223]=&quot;Long&quot;; [.K223]+[Overview.$C$4]/[.J223]*[Overview.$C$6]; IF([.F223]=&quot;Short&quot;; [.K223]-[Overview.$C$4]/[.J223]*[Overview.$C$6]; &quot;&quot;)); &quot;&quot;)">
            <text:p/>
          </table:table-cell>
          <table:table-cell table:style-name="ce152"/>
          <table:table-cell table:number-columns-repeated="2"/>
          <table:table-cell table:formula="of:=IFERROR([.S223]/[.M223]; &quot;&quot;)">
            <text:p/>
          </table:table-cell>
          <table:table-cell table:formula="of:=IFERROR(IF(AND([.F223]=&quot;Long&quot;; [.O223]=[.J223]); [.J223]*([.P223]-[.K223]); IF(AND([.F223]=&quot;Short&quot;; [.O223]=[.J223]); [.J223]*([.K223]-[.P223]); &quot;&quot;)); &quot;&quot;)">
            <text:p/>
          </table:table-cell>
          <table:table-cell table:formula="of:=IF(ISNUMBER([.S223]); IF([.S223]&gt;0; &quot;Win&quot;; &quot;Loss&quot;);&quot;&quot;)">
            <text:p/>
          </table:table-cell>
          <table:table-cell table:formula="of:=IF([.Q223]=&quot;&quot;; &quot;&quot;; CONCATENATE(DATEDIF([.I223];[.Q223];&quot;d&quot;); IF(DATEDIF([.I223];[.Q223];&quot;d&quot;)&gt;1; &quot; Days&quot;; &quot; Day&quot;)))">
            <text:p/>
          </table:table-cell>
          <table:table-cell table:content-validation-name="val12"/>
          <table:table-cell table:number-columns-repeated="2"/>
          <table:table-cell table:style-name="ce196"/>
          <table:table-cell table:style-name="ce205" table:formula="of:=IFERROR(IF(ISBLANK([.Y223]); &quot;&quot;; IF([.$F223]=&quot;Long&quot;; ([.Y223]-[.$K223])*[.$J223]/[.$M223]; ([.$K223]-[.Y223])*[.$J223]/[.$M223])-[.$R223]); &quot;&quot;)">
            <text:p/>
          </table:table-cell>
          <table:table-cell table:style-name="Default"/>
          <table:table-cell table:style-name="ce205" table:formula="of:=IFERROR(IF(ISBLANK([.AA223]); &quot;&quot;; IF([.$F223]=&quot;Long&quot;; ([.AA223]-[.$K223])*[.$J223]/[.$M223]; ([.$K223]-[.AA223])*[.$J223]/[.$M223])-[.$R223]); &quot;&quot;)">
            <text:p/>
          </table:table-cell>
          <table:table-cell table:style-name="Default"/>
          <table:table-cell table:style-name="ce205" table:formula="of:=IFERROR(IF(ISBLANK([.AC223]); &quot;&quot;; IF([.$F223]=&quot;Long&quot;; ([.AC223]-[.$K223])*[.$J223]/[.$M223]; ([.$K223]-[.AC223])*[.$J223]/[.$M223])-[.$R223]); &quot;&quot;)">
            <text:p/>
          </table:table-cell>
          <table:table-cell/>
          <table:table-cell table:style-name="ce224" table:formula="of:=IF(ISBLANK([.Q223]); &quot;&quot;; DAY([.Q223]))">
            <text:p/>
          </table:table-cell>
          <table:table-cell table:style-name="ce224" table:formula="of:=IF(ISBLANK([.I223]); &quot;&quot;; WEEKDAY([.I223]; 2))">
            <text:p/>
          </table:table-cell>
          <table:table-cell table:style-name="ce224" table:formula="of:=IF(ISBLANK([.Q223]); &quot;&quot;; WEEKDAY([.Q223]; 2))">
            <text:p/>
          </table:table-cell>
          <table:table-cell table:style-name="ce224" table:formula="of:=IF(ISBLANK([.Q223]); &quot;&quot;; WEEKNUM([.Q223]))">
            <text:p/>
          </table:table-cell>
          <table:table-cell table:style-name="ce224" table:formula="of:=IF(ISBLANK([.I223]); &quot;&quot;; MONTH([.I223]))">
            <text:p/>
          </table:table-cell>
          <table:table-cell table:style-name="ce224" table:formula="of:=IF(ISBLANK([.Q223]); &quot;&quot;; MONTH([.Q223]))">
            <text:p/>
          </table:table-cell>
          <table:table-cell table:style-name="ce224" table:formula="of:=IF(OR(ISBLANK([.I223]); ISBLANK([.Q223])); &quot;&quot;; IFERROR(DATEDIF([.I223];[.Q223];&quot;d&quot;); &quot;&quot;))">
            <text:p/>
          </table:table-cell>
          <table:table-cell table:style-name="ce286" table:formula="of:=IF(ISBLANK([.P223]); &quot;&quot;; SUM([.$R$3:.R223]))">
            <text:p/>
          </table:table-cell>
          <table:table-cell table:style-name="ce286" table:formula="of:=IF(ISBLANK([.P223]); &quot;&quot;; SUM([.$S$3:.S223]))">
            <text:p/>
          </table:table-cell>
          <table:table-cell table:formula="of:=IF(ISBLANK([.K223]); &quot;&quot;; [.J223]*[.K223])">
            <text:p/>
          </table:table-cell>
          <table:table-cell table:formula="of:=IF(ISNUMBER([.AO223]); [.AO223]*0.0035; &quot;&quot;)">
            <text:p/>
          </table:table-cell>
          <table:table-cell table:style-name="ce224" table:formula="of:=IF(ISBLANK([.P223]); &quot;&quot; ; [.O223]*[.P223])">
            <text:p/>
          </table:table-cell>
          <table:table-cell table:formula="of:=IF(ISNUMBER([.AQ223]); [.AQ223]*0.0035; &quot;&quot;)">
            <text:p/>
          </table:table-cell>
          <table:table-cell table:number-columns-repeated="20"/>
        </table:table-row>
        <table:table-row table:style-name="ro2">
          <table:table-cell office:value-type="float" office:value="222" calcext:value-type="float">
            <text:p>22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table-cell table:style-name="Default" table:number-columns-repeated="2"/>
          <table:table-cell table:style-name="ce273" table:formula="of:=IFERROR(IF([.F224]=&quot;Long&quot;; [.K224]-[Overview.$C$4]/[.J224]; IF([.F224]=&quot;Short&quot;; [.K224]+[Overview.$C$4]/[.J224]; &quot;&quot;)); &quot;&quot;)">
            <text:p/>
          </table:table-cell>
          <table:table-cell table:style-name="ce157" table:formula="of:=IFERROR(ABS([.L224]-[.K224])*[.J224]; &quot;&quot;)">
            <text:p/>
          </table:table-cell>
          <table:table-cell table:style-name="ce289" table:formula="of:=IFERROR(IF([.F224]=&quot;Long&quot;; [.K224]+[Overview.$C$4]/[.J224]*[Overview.$C$6]; IF([.F224]=&quot;Short&quot;; [.K224]-[Overview.$C$4]/[.J224]*[Overview.$C$6]; &quot;&quot;)); &quot;&quot;)">
            <text:p/>
          </table:table-cell>
          <table:table-cell table:style-name="ce152"/>
          <table:table-cell table:number-columns-repeated="2"/>
          <table:table-cell table:formula="of:=IFERROR([.S224]/[.M224]; &quot;&quot;)">
            <text:p/>
          </table:table-cell>
          <table:table-cell table:formula="of:=IFERROR(IF(AND([.F224]=&quot;Long&quot;; [.O224]=[.J224]); [.J224]*([.P224]-[.K224]); IF(AND([.F224]=&quot;Short&quot;; [.O224]=[.J224]); [.J224]*([.K224]-[.P224]); &quot;&quot;)); &quot;&quot;)">
            <text:p/>
          </table:table-cell>
          <table:table-cell table:formula="of:=IF(ISNUMBER([.S224]); IF([.S224]&gt;0; &quot;Win&quot;; &quot;Loss&quot;);&quot;&quot;)">
            <text:p/>
          </table:table-cell>
          <table:table-cell table:formula="of:=IF([.Q224]=&quot;&quot;; &quot;&quot;; CONCATENATE(DATEDIF([.I224];[.Q224];&quot;d&quot;); IF(DATEDIF([.I224];[.Q224];&quot;d&quot;)&gt;1; &quot; Days&quot;; &quot; Day&quot;)))">
            <text:p/>
          </table:table-cell>
          <table:table-cell table:content-validation-name="val12"/>
          <table:table-cell table:number-columns-repeated="2"/>
          <table:table-cell table:style-name="ce196"/>
          <table:table-cell table:style-name="ce205" table:formula="of:=IFERROR(IF(ISBLANK([.Y224]); &quot;&quot;; IF([.$F224]=&quot;Long&quot;; ([.Y224]-[.$K224])*[.$J224]/[.$M224]; ([.$K224]-[.Y224])*[.$J224]/[.$M224])-[.$R224]); &quot;&quot;)">
            <text:p/>
          </table:table-cell>
          <table:table-cell table:style-name="Default"/>
          <table:table-cell table:style-name="ce205" table:formula="of:=IFERROR(IF(ISBLANK([.AA224]); &quot;&quot;; IF([.$F224]=&quot;Long&quot;; ([.AA224]-[.$K224])*[.$J224]/[.$M224]; ([.$K224]-[.AA224])*[.$J224]/[.$M224])-[.$R224]); &quot;&quot;)">
            <text:p/>
          </table:table-cell>
          <table:table-cell table:style-name="Default"/>
          <table:table-cell table:style-name="ce205" table:formula="of:=IFERROR(IF(ISBLANK([.AC224]); &quot;&quot;; IF([.$F224]=&quot;Long&quot;; ([.AC224]-[.$K224])*[.$J224]/[.$M224]; ([.$K224]-[.AC224])*[.$J224]/[.$M224])-[.$R224]); &quot;&quot;)">
            <text:p/>
          </table:table-cell>
          <table:table-cell/>
          <table:table-cell table:style-name="ce224" table:formula="of:=IF(ISBLANK([.Q224]); &quot;&quot;; DAY([.Q224]))">
            <text:p/>
          </table:table-cell>
          <table:table-cell table:style-name="ce224" table:formula="of:=IF(ISBLANK([.I224]); &quot;&quot;; WEEKDAY([.I224]; 2))">
            <text:p/>
          </table:table-cell>
          <table:table-cell table:style-name="ce224" table:formula="of:=IF(ISBLANK([.Q224]); &quot;&quot;; WEEKDAY([.Q224]; 2))">
            <text:p/>
          </table:table-cell>
          <table:table-cell table:style-name="ce224" table:formula="of:=IF(ISBLANK([.Q224]); &quot;&quot;; WEEKNUM([.Q224]))">
            <text:p/>
          </table:table-cell>
          <table:table-cell table:style-name="ce224" table:formula="of:=IF(ISBLANK([.I224]); &quot;&quot;; MONTH([.I224]))">
            <text:p/>
          </table:table-cell>
          <table:table-cell table:style-name="ce224" table:formula="of:=IF(ISBLANK([.Q224]); &quot;&quot;; MONTH([.Q224]))">
            <text:p/>
          </table:table-cell>
          <table:table-cell table:style-name="ce224" table:formula="of:=IF(OR(ISBLANK([.I224]); ISBLANK([.Q224])); &quot;&quot;; IFERROR(DATEDIF([.I224];[.Q224];&quot;d&quot;); &quot;&quot;))">
            <text:p/>
          </table:table-cell>
          <table:table-cell table:style-name="ce286" table:formula="of:=IF(ISBLANK([.P224]); &quot;&quot;; SUM([.$R$3:.R224]))">
            <text:p/>
          </table:table-cell>
          <table:table-cell table:style-name="ce286" table:formula="of:=IF(ISBLANK([.P224]); &quot;&quot;; SUM([.$S$3:.S224]))">
            <text:p/>
          </table:table-cell>
          <table:table-cell table:formula="of:=IF(ISBLANK([.K224]); &quot;&quot;; [.J224]*[.K224])">
            <text:p/>
          </table:table-cell>
          <table:table-cell table:formula="of:=IF(ISNUMBER([.AO224]); [.AO224]*0.0035; &quot;&quot;)">
            <text:p/>
          </table:table-cell>
          <table:table-cell table:style-name="ce224" table:formula="of:=IF(ISBLANK([.P224]); &quot;&quot; ; [.O224]*[.P224])">
            <text:p/>
          </table:table-cell>
          <table:table-cell table:formula="of:=IF(ISNUMBER([.AQ224]); [.AQ224]*0.0035; &quot;&quot;)">
            <text:p/>
          </table:table-cell>
          <table:table-cell table:number-columns-repeated="20"/>
        </table:table-row>
        <table:table-row table:style-name="ro2">
          <table:table-cell office:value-type="float" office:value="223" calcext:value-type="float">
            <text:p>22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table-cell table:style-name="Default" table:number-columns-repeated="2"/>
          <table:table-cell table:style-name="ce273" table:formula="of:=IFERROR(IF([.F225]=&quot;Long&quot;; [.K225]-[Overview.$C$4]/[.J225]; IF([.F225]=&quot;Short&quot;; [.K225]+[Overview.$C$4]/[.J225]; &quot;&quot;)); &quot;&quot;)">
            <text:p/>
          </table:table-cell>
          <table:table-cell table:style-name="ce157" table:formula="of:=IFERROR(ABS([.L225]-[.K225])*[.J225]; &quot;&quot;)">
            <text:p/>
          </table:table-cell>
          <table:table-cell table:style-name="ce289" table:formula="of:=IFERROR(IF([.F225]=&quot;Long&quot;; [.K225]+[Overview.$C$4]/[.J225]*[Overview.$C$6]; IF([.F225]=&quot;Short&quot;; [.K225]-[Overview.$C$4]/[.J225]*[Overview.$C$6]; &quot;&quot;)); &quot;&quot;)">
            <text:p/>
          </table:table-cell>
          <table:table-cell table:style-name="ce152"/>
          <table:table-cell table:number-columns-repeated="2"/>
          <table:table-cell table:formula="of:=IFERROR([.S225]/[.M225]; &quot;&quot;)">
            <text:p/>
          </table:table-cell>
          <table:table-cell table:formula="of:=IFERROR(IF(AND([.F225]=&quot;Long&quot;; [.O225]=[.J225]); [.J225]*([.P225]-[.K225]); IF(AND([.F225]=&quot;Short&quot;; [.O225]=[.J225]); [.J225]*([.K225]-[.P225]); &quot;&quot;)); &quot;&quot;)">
            <text:p/>
          </table:table-cell>
          <table:table-cell table:formula="of:=IF(ISNUMBER([.S225]); IF([.S225]&gt;0; &quot;Win&quot;; &quot;Loss&quot;);&quot;&quot;)">
            <text:p/>
          </table:table-cell>
          <table:table-cell table:formula="of:=IF([.Q225]=&quot;&quot;; &quot;&quot;; CONCATENATE(DATEDIF([.I225];[.Q225];&quot;d&quot;); IF(DATEDIF([.I225];[.Q225];&quot;d&quot;)&gt;1; &quot; Days&quot;; &quot; Day&quot;)))">
            <text:p/>
          </table:table-cell>
          <table:table-cell table:content-validation-name="val12"/>
          <table:table-cell table:number-columns-repeated="2"/>
          <table:table-cell table:style-name="ce196"/>
          <table:table-cell table:style-name="ce205" table:formula="of:=IFERROR(IF(ISBLANK([.Y225]); &quot;&quot;; IF([.$F225]=&quot;Long&quot;; ([.Y225]-[.$K225])*[.$J225]/[.$M225]; ([.$K225]-[.Y225])*[.$J225]/[.$M225])-[.$R225]); &quot;&quot;)">
            <text:p/>
          </table:table-cell>
          <table:table-cell table:style-name="Default"/>
          <table:table-cell table:style-name="ce205" table:formula="of:=IFERROR(IF(ISBLANK([.AA225]); &quot;&quot;; IF([.$F225]=&quot;Long&quot;; ([.AA225]-[.$K225])*[.$J225]/[.$M225]; ([.$K225]-[.AA225])*[.$J225]/[.$M225])-[.$R225]); &quot;&quot;)">
            <text:p/>
          </table:table-cell>
          <table:table-cell table:style-name="Default"/>
          <table:table-cell table:style-name="ce205" table:formula="of:=IFERROR(IF(ISBLANK([.AC225]); &quot;&quot;; IF([.$F225]=&quot;Long&quot;; ([.AC225]-[.$K225])*[.$J225]/[.$M225]; ([.$K225]-[.AC225])*[.$J225]/[.$M225])-[.$R225]); &quot;&quot;)">
            <text:p/>
          </table:table-cell>
          <table:table-cell/>
          <table:table-cell table:style-name="ce224" table:formula="of:=IF(ISBLANK([.Q225]); &quot;&quot;; DAY([.Q225]))">
            <text:p/>
          </table:table-cell>
          <table:table-cell table:style-name="ce224" table:formula="of:=IF(ISBLANK([.I225]); &quot;&quot;; WEEKDAY([.I225]; 2))">
            <text:p/>
          </table:table-cell>
          <table:table-cell table:style-name="ce224" table:formula="of:=IF(ISBLANK([.Q225]); &quot;&quot;; WEEKDAY([.Q225]; 2))">
            <text:p/>
          </table:table-cell>
          <table:table-cell table:style-name="ce224" table:formula="of:=IF(ISBLANK([.Q225]); &quot;&quot;; WEEKNUM([.Q225]))">
            <text:p/>
          </table:table-cell>
          <table:table-cell table:style-name="ce224" table:formula="of:=IF(ISBLANK([.I225]); &quot;&quot;; MONTH([.I225]))">
            <text:p/>
          </table:table-cell>
          <table:table-cell table:style-name="ce224" table:formula="of:=IF(ISBLANK([.Q225]); &quot;&quot;; MONTH([.Q225]))">
            <text:p/>
          </table:table-cell>
          <table:table-cell table:style-name="ce224" table:formula="of:=IF(OR(ISBLANK([.I225]); ISBLANK([.Q225])); &quot;&quot;; IFERROR(DATEDIF([.I225];[.Q225];&quot;d&quot;); &quot;&quot;))">
            <text:p/>
          </table:table-cell>
          <table:table-cell table:style-name="ce286" table:formula="of:=IF(ISBLANK([.P225]); &quot;&quot;; SUM([.$R$3:.R225]))">
            <text:p/>
          </table:table-cell>
          <table:table-cell table:style-name="ce286" table:formula="of:=IF(ISBLANK([.P225]); &quot;&quot;; SUM([.$S$3:.S225]))">
            <text:p/>
          </table:table-cell>
          <table:table-cell table:formula="of:=IF(ISBLANK([.K225]); &quot;&quot;; [.J225]*[.K225])">
            <text:p/>
          </table:table-cell>
          <table:table-cell table:formula="of:=IF(ISNUMBER([.AO225]); [.AO225]*0.0035; &quot;&quot;)">
            <text:p/>
          </table:table-cell>
          <table:table-cell table:style-name="ce224" table:formula="of:=IF(ISBLANK([.P225]); &quot;&quot; ; [.O225]*[.P225])">
            <text:p/>
          </table:table-cell>
          <table:table-cell table:formula="of:=IF(ISNUMBER([.AQ225]); [.AQ225]*0.0035; &quot;&quot;)">
            <text:p/>
          </table:table-cell>
          <table:table-cell table:number-columns-repeated="20"/>
        </table:table-row>
        <table:table-row table:style-name="ro2">
          <table:table-cell office:value-type="float" office:value="224" calcext:value-type="float">
            <text:p>22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6]=&quot;Long&quot;; [.K226]-[Overview.$C$4]/[.J226]; IF([.F226]=&quot;Short&quot;; [.K226]+[Overview.$C$4]/[.J226]; &quot;&quot;)); &quot;&quot;)">
            <text:p/>
          </table:table-cell>
          <table:table-cell table:style-name="ce157" table:formula="of:=IFERROR(ABS([.L226]-[.K226])*[.J226]; &quot;&quot;)">
            <text:p/>
          </table:table-cell>
          <table:table-cell table:style-name="ce289" table:formula="of:=IFERROR(IF([.F226]=&quot;Long&quot;; [.K226]+[Overview.$C$4]/[.J226]*[Overview.$C$6]; IF([.F226]=&quot;Short&quot;; [.K226]-[Overview.$C$4]/[.J226]*[Overview.$C$6]; &quot;&quot;)); &quot;&quot;)">
            <text:p/>
          </table:table-cell>
          <table:table-cell table:style-name="ce152"/>
          <table:table-cell table:number-columns-repeated="2"/>
          <table:table-cell table:formula="of:=IFERROR([.S226]/[.M226]; &quot;&quot;)">
            <text:p/>
          </table:table-cell>
          <table:table-cell table:formula="of:=IFERROR(IF(AND([.F226]=&quot;Long&quot;; [.O226]=[.J226]); [.J226]*([.P226]-[.K226]); IF(AND([.F226]=&quot;Short&quot;; [.O226]=[.J226]); [.J226]*([.K226]-[.P226]); &quot;&quot;)); &quot;&quot;)">
            <text:p/>
          </table:table-cell>
          <table:table-cell table:formula="of:=IF(ISNUMBER([.S226]); IF([.S226]&gt;0; &quot;Win&quot;; &quot;Loss&quot;);&quot;&quot;)">
            <text:p/>
          </table:table-cell>
          <table:table-cell table:formula="of:=IF([.Q226]=&quot;&quot;; &quot;&quot;; CONCATENATE(DATEDIF([.I226];[.Q226];&quot;d&quot;); IF(DATEDIF([.I226];[.Q226];&quot;d&quot;)&gt;1; &quot; Days&quot;; &quot; Day&quot;)))">
            <text:p/>
          </table:table-cell>
          <table:table-cell table:content-validation-name="val12"/>
          <table:table-cell table:number-columns-repeated="2"/>
          <table:table-cell table:style-name="ce196"/>
          <table:table-cell table:style-name="ce205" table:formula="of:=IFERROR(IF(ISBLANK([.Y226]); &quot;&quot;; IF([.$F226]=&quot;Long&quot;; ([.Y226]-[.$K226])*[.$J226]/[.$M226]; ([.$K226]-[.Y226])*[.$J226]/[.$M226])-[.$R226]); &quot;&quot;)">
            <text:p/>
          </table:table-cell>
          <table:table-cell table:style-name="Default"/>
          <table:table-cell table:style-name="ce205" table:formula="of:=IFERROR(IF(ISBLANK([.AA226]); &quot;&quot;; IF([.$F226]=&quot;Long&quot;; ([.AA226]-[.$K226])*[.$J226]/[.$M226]; ([.$K226]-[.AA226])*[.$J226]/[.$M226])-[.$R226]); &quot;&quot;)">
            <text:p/>
          </table:table-cell>
          <table:table-cell table:style-name="Default"/>
          <table:table-cell table:style-name="ce205" table:formula="of:=IFERROR(IF(ISBLANK([.AC226]); &quot;&quot;; IF([.$F226]=&quot;Long&quot;; ([.AC226]-[.$K226])*[.$J226]/[.$M226]; ([.$K226]-[.AC226])*[.$J226]/[.$M226])-[.$R226]); &quot;&quot;)">
            <text:p/>
          </table:table-cell>
          <table:table-cell/>
          <table:table-cell table:style-name="ce224" table:formula="of:=IF(ISBLANK([.Q226]); &quot;&quot;; DAY([.Q226]))">
            <text:p/>
          </table:table-cell>
          <table:table-cell table:style-name="ce224" table:formula="of:=IF(ISBLANK([.I226]); &quot;&quot;; WEEKDAY([.I226]; 2))">
            <text:p/>
          </table:table-cell>
          <table:table-cell table:style-name="ce224" table:formula="of:=IF(ISBLANK([.Q226]); &quot;&quot;; WEEKDAY([.Q226]; 2))">
            <text:p/>
          </table:table-cell>
          <table:table-cell table:style-name="ce224" table:formula="of:=IF(ISBLANK([.Q226]); &quot;&quot;; WEEKNUM([.Q226]))">
            <text:p/>
          </table:table-cell>
          <table:table-cell table:style-name="ce224" table:formula="of:=IF(ISBLANK([.I226]); &quot;&quot;; MONTH([.I226]))">
            <text:p/>
          </table:table-cell>
          <table:table-cell table:style-name="ce224" table:formula="of:=IF(ISBLANK([.Q226]); &quot;&quot;; MONTH([.Q226]))">
            <text:p/>
          </table:table-cell>
          <table:table-cell table:style-name="ce224" table:formula="of:=IF(OR(ISBLANK([.I226]); ISBLANK([.Q226])); &quot;&quot;; IFERROR(DATEDIF([.I226];[.Q226];&quot;d&quot;); &quot;&quot;))">
            <text:p/>
          </table:table-cell>
          <table:table-cell table:style-name="ce286" table:formula="of:=IF(ISBLANK([.P226]); &quot;&quot;; SUM([.$R$3:.R226]))">
            <text:p/>
          </table:table-cell>
          <table:table-cell table:style-name="ce286" table:formula="of:=IF(ISBLANK([.P226]); &quot;&quot;; SUM([.$S$3:.S226]))">
            <text:p/>
          </table:table-cell>
          <table:table-cell table:formula="of:=IF(ISBLANK([.K226]); &quot;&quot;; [.J226]*[.K226])">
            <text:p/>
          </table:table-cell>
          <table:table-cell table:formula="of:=IF(ISNUMBER([.AO226]); [.AO226]*0.0035; &quot;&quot;)">
            <text:p/>
          </table:table-cell>
          <table:table-cell table:style-name="ce224" table:formula="of:=IF(ISBLANK([.P226]); &quot;&quot; ; [.O226]*[.P226])">
            <text:p/>
          </table:table-cell>
          <table:table-cell table:formula="of:=IF(ISNUMBER([.AQ226]); [.AQ226]*0.0035; &quot;&quot;)">
            <text:p/>
          </table:table-cell>
          <table:table-cell table:number-columns-repeated="20"/>
        </table:table-row>
        <table:table-row table:style-name="ro2">
          <table:table-cell office:value-type="float" office:value="225" calcext:value-type="float">
            <text:p>22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7]=&quot;Long&quot;; [.K227]-[Overview.$C$4]/[.J227]; IF([.F227]=&quot;Short&quot;; [.K227]+[Overview.$C$4]/[.J227]; &quot;&quot;)); &quot;&quot;)">
            <text:p/>
          </table:table-cell>
          <table:table-cell table:style-name="ce157" table:formula="of:=IFERROR(ABS([.L227]-[.K227])*[.J227]; &quot;&quot;)">
            <text:p/>
          </table:table-cell>
          <table:table-cell table:style-name="ce289" table:formula="of:=IFERROR(IF([.F227]=&quot;Long&quot;; [.K227]+[Overview.$C$4]/[.J227]*[Overview.$C$6]; IF([.F227]=&quot;Short&quot;; [.K227]-[Overview.$C$4]/[.J227]*[Overview.$C$6]; &quot;&quot;)); &quot;&quot;)">
            <text:p/>
          </table:table-cell>
          <table:table-cell table:style-name="ce152"/>
          <table:table-cell table:number-columns-repeated="2"/>
          <table:table-cell table:formula="of:=IFERROR([.S227]/[.M227]; &quot;&quot;)">
            <text:p/>
          </table:table-cell>
          <table:table-cell table:formula="of:=IFERROR(IF(AND([.F227]=&quot;Long&quot;; [.O227]=[.J227]); [.J227]*([.P227]-[.K227]); IF(AND([.F227]=&quot;Short&quot;; [.O227]=[.J227]); [.J227]*([.K227]-[.P227]); &quot;&quot;)); &quot;&quot;)">
            <text:p/>
          </table:table-cell>
          <table:table-cell table:formula="of:=IF(ISNUMBER([.S227]); IF([.S227]&gt;0; &quot;Win&quot;; &quot;Loss&quot;);&quot;&quot;)">
            <text:p/>
          </table:table-cell>
          <table:table-cell table:formula="of:=IF([.Q227]=&quot;&quot;; &quot;&quot;; CONCATENATE(DATEDIF([.I227];[.Q227];&quot;d&quot;); IF(DATEDIF([.I227];[.Q227];&quot;d&quot;)&gt;1; &quot; Days&quot;; &quot; Day&quot;)))">
            <text:p/>
          </table:table-cell>
          <table:table-cell table:content-validation-name="val12"/>
          <table:table-cell table:number-columns-repeated="2"/>
          <table:table-cell table:style-name="ce196"/>
          <table:table-cell table:style-name="ce205" table:formula="of:=IFERROR(IF(ISBLANK([.Y227]); &quot;&quot;; IF([.$F227]=&quot;Long&quot;; ([.Y227]-[.$K227])*[.$J227]/[.$M227]; ([.$K227]-[.Y227])*[.$J227]/[.$M227])-[.$R227]); &quot;&quot;)">
            <text:p/>
          </table:table-cell>
          <table:table-cell table:style-name="Default"/>
          <table:table-cell table:style-name="ce205" table:formula="of:=IFERROR(IF(ISBLANK([.AA227]); &quot;&quot;; IF([.$F227]=&quot;Long&quot;; ([.AA227]-[.$K227])*[.$J227]/[.$M227]; ([.$K227]-[.AA227])*[.$J227]/[.$M227])-[.$R227]); &quot;&quot;)">
            <text:p/>
          </table:table-cell>
          <table:table-cell table:style-name="Default"/>
          <table:table-cell table:style-name="ce205" table:formula="of:=IFERROR(IF(ISBLANK([.AC227]); &quot;&quot;; IF([.$F227]=&quot;Long&quot;; ([.AC227]-[.$K227])*[.$J227]/[.$M227]; ([.$K227]-[.AC227])*[.$J227]/[.$M227])-[.$R227]); &quot;&quot;)">
            <text:p/>
          </table:table-cell>
          <table:table-cell/>
          <table:table-cell table:style-name="ce224" table:formula="of:=IF(ISBLANK([.Q227]); &quot;&quot;; DAY([.Q227]))">
            <text:p/>
          </table:table-cell>
          <table:table-cell table:style-name="ce224" table:formula="of:=IF(ISBLANK([.I227]); &quot;&quot;; WEEKDAY([.I227]; 2))">
            <text:p/>
          </table:table-cell>
          <table:table-cell table:style-name="ce224" table:formula="of:=IF(ISBLANK([.Q227]); &quot;&quot;; WEEKDAY([.Q227]; 2))">
            <text:p/>
          </table:table-cell>
          <table:table-cell table:style-name="ce224" table:formula="of:=IF(ISBLANK([.Q227]); &quot;&quot;; WEEKNUM([.Q227]))">
            <text:p/>
          </table:table-cell>
          <table:table-cell table:style-name="ce224" table:formula="of:=IF(ISBLANK([.I227]); &quot;&quot;; MONTH([.I227]))">
            <text:p/>
          </table:table-cell>
          <table:table-cell table:style-name="ce224" table:formula="of:=IF(ISBLANK([.Q227]); &quot;&quot;; MONTH([.Q227]))">
            <text:p/>
          </table:table-cell>
          <table:table-cell table:style-name="ce224" table:formula="of:=IF(OR(ISBLANK([.I227]); ISBLANK([.Q227])); &quot;&quot;; IFERROR(DATEDIF([.I227];[.Q227];&quot;d&quot;); &quot;&quot;))">
            <text:p/>
          </table:table-cell>
          <table:table-cell table:style-name="ce286" table:formula="of:=IF(ISBLANK([.P227]); &quot;&quot;; SUM([.$R$3:.R227]))">
            <text:p/>
          </table:table-cell>
          <table:table-cell table:style-name="ce286" table:formula="of:=IF(ISBLANK([.P227]); &quot;&quot;; SUM([.$S$3:.S227]))">
            <text:p/>
          </table:table-cell>
          <table:table-cell table:formula="of:=IF(ISBLANK([.K227]); &quot;&quot;; [.J227]*[.K227])">
            <text:p/>
          </table:table-cell>
          <table:table-cell table:formula="of:=IF(ISNUMBER([.AO227]); [.AO227]*0.0035; &quot;&quot;)">
            <text:p/>
          </table:table-cell>
          <table:table-cell table:style-name="ce224" table:formula="of:=IF(ISBLANK([.P227]); &quot;&quot; ; [.O227]*[.P227])">
            <text:p/>
          </table:table-cell>
          <table:table-cell table:formula="of:=IF(ISNUMBER([.AQ227]); [.AQ227]*0.0035; &quot;&quot;)">
            <text:p/>
          </table:table-cell>
          <table:table-cell table:number-columns-repeated="20"/>
        </table:table-row>
        <table:table-row table:style-name="ro2">
          <table:table-cell office:value-type="float" office:value="226" calcext:value-type="float">
            <text:p>22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8]=&quot;Long&quot;; [.K228]-[Overview.$C$4]/[.J228]; IF([.F228]=&quot;Short&quot;; [.K228]+[Overview.$C$4]/[.J228]; &quot;&quot;)); &quot;&quot;)">
            <text:p/>
          </table:table-cell>
          <table:table-cell table:style-name="ce157" table:formula="of:=IFERROR(ABS([.L228]-[.K228])*[.J228]; &quot;&quot;)">
            <text:p/>
          </table:table-cell>
          <table:table-cell table:style-name="ce289" table:formula="of:=IFERROR(IF([.F228]=&quot;Long&quot;; [.K228]+[Overview.$C$4]/[.J228]*[Overview.$C$6]; IF([.F228]=&quot;Short&quot;; [.K228]-[Overview.$C$4]/[.J228]*[Overview.$C$6]; &quot;&quot;)); &quot;&quot;)">
            <text:p/>
          </table:table-cell>
          <table:table-cell table:style-name="ce152"/>
          <table:table-cell table:number-columns-repeated="2"/>
          <table:table-cell table:formula="of:=IFERROR([.S228]/[.M228]; &quot;&quot;)">
            <text:p/>
          </table:table-cell>
          <table:table-cell table:formula="of:=IFERROR(IF(AND([.F228]=&quot;Long&quot;; [.O228]=[.J228]); [.J228]*([.P228]-[.K228]); IF(AND([.F228]=&quot;Short&quot;; [.O228]=[.J228]); [.J228]*([.K228]-[.P228]); &quot;&quot;)); &quot;&quot;)">
            <text:p/>
          </table:table-cell>
          <table:table-cell table:formula="of:=IF(ISNUMBER([.S228]); IF([.S228]&gt;0; &quot;Win&quot;; &quot;Loss&quot;);&quot;&quot;)">
            <text:p/>
          </table:table-cell>
          <table:table-cell table:formula="of:=IF([.Q228]=&quot;&quot;; &quot;&quot;; CONCATENATE(DATEDIF([.I228];[.Q228];&quot;d&quot;); IF(DATEDIF([.I228];[.Q228];&quot;d&quot;)&gt;1; &quot; Days&quot;; &quot; Day&quot;)))">
            <text:p/>
          </table:table-cell>
          <table:table-cell table:content-validation-name="val12"/>
          <table:table-cell table:number-columns-repeated="2"/>
          <table:table-cell table:style-name="ce196"/>
          <table:table-cell table:style-name="ce205" table:formula="of:=IFERROR(IF(ISBLANK([.Y228]); &quot;&quot;; IF([.$F228]=&quot;Long&quot;; ([.Y228]-[.$K228])*[.$J228]/[.$M228]; ([.$K228]-[.Y228])*[.$J228]/[.$M228])-[.$R228]); &quot;&quot;)">
            <text:p/>
          </table:table-cell>
          <table:table-cell table:style-name="Default"/>
          <table:table-cell table:style-name="ce205" table:formula="of:=IFERROR(IF(ISBLANK([.AA228]); &quot;&quot;; IF([.$F228]=&quot;Long&quot;; ([.AA228]-[.$K228])*[.$J228]/[.$M228]; ([.$K228]-[.AA228])*[.$J228]/[.$M228])-[.$R228]); &quot;&quot;)">
            <text:p/>
          </table:table-cell>
          <table:table-cell table:style-name="Default"/>
          <table:table-cell table:style-name="ce205" table:formula="of:=IFERROR(IF(ISBLANK([.AC228]); &quot;&quot;; IF([.$F228]=&quot;Long&quot;; ([.AC228]-[.$K228])*[.$J228]/[.$M228]; ([.$K228]-[.AC228])*[.$J228]/[.$M228])-[.$R228]); &quot;&quot;)">
            <text:p/>
          </table:table-cell>
          <table:table-cell/>
          <table:table-cell table:style-name="ce224" table:formula="of:=IF(ISBLANK([.Q228]); &quot;&quot;; DAY([.Q228]))">
            <text:p/>
          </table:table-cell>
          <table:table-cell table:style-name="ce224" table:formula="of:=IF(ISBLANK([.I228]); &quot;&quot;; WEEKDAY([.I228]; 2))">
            <text:p/>
          </table:table-cell>
          <table:table-cell table:formula="of:=IF(ISBLANK([.Q228]); &quot;&quot;; WEEKDAY([.Q228]; 2))">
            <text:p/>
          </table:table-cell>
          <table:table-cell table:formula="of:=IF(ISBLANK([.Q228]); &quot;&quot;; WEEKNUM([.Q228]))">
            <text:p/>
          </table:table-cell>
          <table:table-cell table:style-name="ce224" table:formula="of:=IF(ISBLANK([.I228]); &quot;&quot;; MONTH([.I228]))">
            <text:p/>
          </table:table-cell>
          <table:table-cell table:formula="of:=IF(ISBLANK([.Q228]); &quot;&quot;; MONTH([.Q228]))">
            <text:p/>
          </table:table-cell>
          <table:table-cell table:formula="of:=IF(OR(ISBLANK([.I228]); ISBLANK([.Q228])); &quot;&quot;; IFERROR(DATEDIF([.I228];[.Q228];&quot;d&quot;); &quot;&quot;))">
            <text:p/>
          </table:table-cell>
          <table:table-cell table:style-name="ce286" table:formula="of:=IF(ISBLANK([.P228]); &quot;&quot;; SUM([.$R$3:.R228]))">
            <text:p/>
          </table:table-cell>
          <table:table-cell table:style-name="ce286" table:formula="of:=IF(ISBLANK([.P228]); &quot;&quot;; SUM([.$S$3:.S228]))">
            <text:p/>
          </table:table-cell>
          <table:table-cell table:formula="of:=IF(ISBLANK([.K228]); &quot;&quot;; [.J228]*[.K228])">
            <text:p/>
          </table:table-cell>
          <table:table-cell table:formula="of:=IF(ISNUMBER([.AO228]); [.AO228]*0.0035; &quot;&quot;)">
            <text:p/>
          </table:table-cell>
          <table:table-cell table:style-name="ce224" table:formula="of:=IF(ISBLANK([.P228]); &quot;&quot; ; [.O228]*[.P228])">
            <text:p/>
          </table:table-cell>
          <table:table-cell table:formula="of:=IF(ISNUMBER([.AQ228]); [.AQ228]*0.0035; &quot;&quot;)">
            <text:p/>
          </table:table-cell>
          <table:table-cell table:number-columns-repeated="20"/>
        </table:table-row>
        <table:table-row table:style-name="ro2">
          <table:table-cell office:value-type="float" office:value="227" calcext:value-type="float">
            <text:p>22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29]=&quot;Long&quot;; [.K229]-[Overview.$C$4]/[.J229]; IF([.F229]=&quot;Short&quot;; [.K229]+[Overview.$C$4]/[.J229]; &quot;&quot;)); &quot;&quot;)">
            <text:p/>
          </table:table-cell>
          <table:table-cell table:style-name="ce157" table:formula="of:=IFERROR(ABS([.L229]-[.K229])*[.J229]; &quot;&quot;)">
            <text:p/>
          </table:table-cell>
          <table:table-cell table:style-name="ce289" table:formula="of:=IFERROR(IF([.F229]=&quot;Long&quot;; [.K229]+[Overview.$C$4]/[.J229]*[Overview.$C$6]; IF([.F229]=&quot;Short&quot;; [.K229]-[Overview.$C$4]/[.J229]*[Overview.$C$6]; &quot;&quot;)); &quot;&quot;)">
            <text:p/>
          </table:table-cell>
          <table:table-cell table:style-name="ce152"/>
          <table:table-cell table:number-columns-repeated="2"/>
          <table:table-cell table:formula="of:=IFERROR([.S229]/[.M229]; &quot;&quot;)">
            <text:p/>
          </table:table-cell>
          <table:table-cell table:formula="of:=IFERROR(IF(AND([.F229]=&quot;Long&quot;; [.O229]=[.J229]); [.J229]*([.P229]-[.K229]); IF(AND([.F229]=&quot;Short&quot;; [.O229]=[.J229]); [.J229]*([.K229]-[.P229]); &quot;&quot;)); &quot;&quot;)">
            <text:p/>
          </table:table-cell>
          <table:table-cell table:formula="of:=IF(ISNUMBER([.S229]); IF([.S229]&gt;0; &quot;Win&quot;; &quot;Loss&quot;);&quot;&quot;)">
            <text:p/>
          </table:table-cell>
          <table:table-cell table:formula="of:=IF([.Q229]=&quot;&quot;; &quot;&quot;; CONCATENATE(DATEDIF([.I229];[.Q229];&quot;d&quot;); IF(DATEDIF([.I229];[.Q229];&quot;d&quot;)&gt;1; &quot; Days&quot;; &quot; Day&quot;)))">
            <text:p/>
          </table:table-cell>
          <table:table-cell table:content-validation-name="val12"/>
          <table:table-cell table:number-columns-repeated="2"/>
          <table:table-cell table:style-name="ce196"/>
          <table:table-cell table:style-name="ce205" table:formula="of:=IFERROR(IF(ISBLANK([.Y229]); &quot;&quot;; IF([.$F229]=&quot;Long&quot;; ([.Y229]-[.$K229])*[.$J229]/[.$M229]; ([.$K229]-[.Y229])*[.$J229]/[.$M229])-[.$R229]); &quot;&quot;)">
            <text:p/>
          </table:table-cell>
          <table:table-cell table:style-name="Default"/>
          <table:table-cell table:style-name="ce205" table:formula="of:=IFERROR(IF(ISBLANK([.AA229]); &quot;&quot;; IF([.$F229]=&quot;Long&quot;; ([.AA229]-[.$K229])*[.$J229]/[.$M229]; ([.$K229]-[.AA229])*[.$J229]/[.$M229])-[.$R229]); &quot;&quot;)">
            <text:p/>
          </table:table-cell>
          <table:table-cell table:style-name="Default"/>
          <table:table-cell table:style-name="ce205" table:formula="of:=IFERROR(IF(ISBLANK([.AC229]); &quot;&quot;; IF([.$F229]=&quot;Long&quot;; ([.AC229]-[.$K229])*[.$J229]/[.$M229]; ([.$K229]-[.AC229])*[.$J229]/[.$M229])-[.$R229]); &quot;&quot;)">
            <text:p/>
          </table:table-cell>
          <table:table-cell/>
          <table:table-cell table:style-name="ce224" table:formula="of:=IF(ISBLANK([.Q229]); &quot;&quot;; DAY([.Q229]))">
            <text:p/>
          </table:table-cell>
          <table:table-cell table:style-name="ce224" table:formula="of:=IF(ISBLANK([.I229]); &quot;&quot;; WEEKDAY([.I229]; 2))">
            <text:p/>
          </table:table-cell>
          <table:table-cell table:style-name="ce224" table:formula="of:=IF(ISBLANK([.Q229]); &quot;&quot;; WEEKDAY([.Q229]; 2))">
            <text:p/>
          </table:table-cell>
          <table:table-cell table:style-name="ce224" table:formula="of:=IF(ISBLANK([.Q229]); &quot;&quot;; WEEKNUM([.Q229]))">
            <text:p/>
          </table:table-cell>
          <table:table-cell table:style-name="ce224" table:formula="of:=IF(ISBLANK([.I229]); &quot;&quot;; MONTH([.I229]))">
            <text:p/>
          </table:table-cell>
          <table:table-cell table:style-name="ce224" table:formula="of:=IF(ISBLANK([.Q229]); &quot;&quot;; MONTH([.Q229]))">
            <text:p/>
          </table:table-cell>
          <table:table-cell table:style-name="ce224" table:formula="of:=IF(OR(ISBLANK([.I229]); ISBLANK([.Q229])); &quot;&quot;; IFERROR(DATEDIF([.I229];[.Q229];&quot;d&quot;); &quot;&quot;))">
            <text:p/>
          </table:table-cell>
          <table:table-cell table:style-name="ce286" table:formula="of:=IF(ISBLANK([.P229]); &quot;&quot;; SUM([.$R$3:.R229]))">
            <text:p/>
          </table:table-cell>
          <table:table-cell table:style-name="ce286" table:formula="of:=IF(ISBLANK([.P229]); &quot;&quot;; SUM([.$S$3:.S229]))">
            <text:p/>
          </table:table-cell>
          <table:table-cell table:formula="of:=IF(ISBLANK([.K229]); &quot;&quot;; [.J229]*[.K229])">
            <text:p/>
          </table:table-cell>
          <table:table-cell table:formula="of:=IF(ISNUMBER([.AO229]); [.AO229]*0.0035; &quot;&quot;)">
            <text:p/>
          </table:table-cell>
          <table:table-cell table:style-name="ce224" table:formula="of:=IF(ISBLANK([.P229]); &quot;&quot; ; [.O229]*[.P229])">
            <text:p/>
          </table:table-cell>
          <table:table-cell table:formula="of:=IF(ISNUMBER([.AQ229]); [.AQ229]*0.0035; &quot;&quot;)">
            <text:p/>
          </table:table-cell>
          <table:table-cell table:number-columns-repeated="20"/>
        </table:table-row>
        <table:table-row table:style-name="ro2">
          <table:table-cell office:value-type="float" office:value="228" calcext:value-type="float">
            <text:p>22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0]=&quot;Long&quot;; [.K230]-[Overview.$C$4]/[.J230]; IF([.F230]=&quot;Short&quot;; [.K230]+[Overview.$C$4]/[.J230]; &quot;&quot;)); &quot;&quot;)">
            <text:p/>
          </table:table-cell>
          <table:table-cell table:style-name="ce157" table:formula="of:=IFERROR(ABS([.L230]-[.K230])*[.J230]; &quot;&quot;)">
            <text:p/>
          </table:table-cell>
          <table:table-cell table:style-name="ce289" table:formula="of:=IFERROR(IF([.F230]=&quot;Long&quot;; [.K230]+[Overview.$C$4]/[.J230]*[Overview.$C$6]; IF([.F230]=&quot;Short&quot;; [.K230]-[Overview.$C$4]/[.J230]*[Overview.$C$6]; &quot;&quot;)); &quot;&quot;)">
            <text:p/>
          </table:table-cell>
          <table:table-cell table:style-name="ce152"/>
          <table:table-cell table:number-columns-repeated="2"/>
          <table:table-cell table:formula="of:=IFERROR([.S230]/[.M230]; &quot;&quot;)">
            <text:p/>
          </table:table-cell>
          <table:table-cell table:formula="of:=IFERROR(IF(AND([.F230]=&quot;Long&quot;; [.O230]=[.J230]); [.J230]*([.P230]-[.K230]); IF(AND([.F230]=&quot;Short&quot;; [.O230]=[.J230]); [.J230]*([.K230]-[.P230]); &quot;&quot;)); &quot;&quot;)">
            <text:p/>
          </table:table-cell>
          <table:table-cell table:formula="of:=IF(ISNUMBER([.S230]); IF([.S230]&gt;0; &quot;Win&quot;; &quot;Loss&quot;);&quot;&quot;)">
            <text:p/>
          </table:table-cell>
          <table:table-cell table:formula="of:=IF([.Q230]=&quot;&quot;; &quot;&quot;; CONCATENATE(DATEDIF([.I230];[.Q230];&quot;d&quot;); IF(DATEDIF([.I230];[.Q230];&quot;d&quot;)&gt;1; &quot; Days&quot;; &quot; Day&quot;)))">
            <text:p/>
          </table:table-cell>
          <table:table-cell table:content-validation-name="val12"/>
          <table:table-cell table:number-columns-repeated="2"/>
          <table:table-cell table:style-name="ce196"/>
          <table:table-cell table:style-name="ce205" table:formula="of:=IFERROR(IF(ISBLANK([.Y230]); &quot;&quot;; IF([.$F230]=&quot;Long&quot;; ([.Y230]-[.$K230])*[.$J230]/[.$M230]; ([.$K230]-[.Y230])*[.$J230]/[.$M230])-[.$R230]); &quot;&quot;)">
            <text:p/>
          </table:table-cell>
          <table:table-cell table:style-name="Default"/>
          <table:table-cell table:style-name="ce205" table:formula="of:=IFERROR(IF(ISBLANK([.AA230]); &quot;&quot;; IF([.$F230]=&quot;Long&quot;; ([.AA230]-[.$K230])*[.$J230]/[.$M230]; ([.$K230]-[.AA230])*[.$J230]/[.$M230])-[.$R230]); &quot;&quot;)">
            <text:p/>
          </table:table-cell>
          <table:table-cell table:style-name="Default"/>
          <table:table-cell table:style-name="ce205" table:formula="of:=IFERROR(IF(ISBLANK([.AC230]); &quot;&quot;; IF([.$F230]=&quot;Long&quot;; ([.AC230]-[.$K230])*[.$J230]/[.$M230]; ([.$K230]-[.AC230])*[.$J230]/[.$M230])-[.$R230]); &quot;&quot;)">
            <text:p/>
          </table:table-cell>
          <table:table-cell/>
          <table:table-cell table:formula="of:=IF(ISBLANK([.Q230]); &quot;&quot;; DAY([.Q230]))">
            <text:p/>
          </table:table-cell>
          <table:table-cell table:style-name="ce224" table:formula="of:=IF(ISBLANK([.I230]); &quot;&quot;; WEEKDAY([.I230]; 2))">
            <text:p/>
          </table:table-cell>
          <table:table-cell table:formula="of:=IF(ISBLANK([.Q230]); &quot;&quot;; WEEKDAY([.Q230]; 2))">
            <text:p/>
          </table:table-cell>
          <table:table-cell table:formula="of:=IF(ISBLANK([.Q230]); &quot;&quot;; WEEKNUM([.Q230]))">
            <text:p/>
          </table:table-cell>
          <table:table-cell table:style-name="ce224" table:formula="of:=IF(ISBLANK([.I230]); &quot;&quot;; MONTH([.I230]))">
            <text:p/>
          </table:table-cell>
          <table:table-cell table:formula="of:=IF(ISBLANK([.Q230]); &quot;&quot;; MONTH([.Q230]))">
            <text:p/>
          </table:table-cell>
          <table:table-cell table:formula="of:=IF(OR(ISBLANK([.I230]); ISBLANK([.Q230])); &quot;&quot;; IFERROR(DATEDIF([.I230];[.Q230];&quot;d&quot;); &quot;&quot;))">
            <text:p/>
          </table:table-cell>
          <table:table-cell table:style-name="ce286" table:formula="of:=IF(ISBLANK([.P230]); &quot;&quot;; SUM([.$R$3:.R230]))">
            <text:p/>
          </table:table-cell>
          <table:table-cell table:style-name="ce286" table:formula="of:=IF(ISBLANK([.P230]); &quot;&quot;; SUM([.$S$3:.S230]))">
            <text:p/>
          </table:table-cell>
          <table:table-cell table:formula="of:=IF(ISBLANK([.K230]); &quot;&quot;; [.J230]*[.K230])">
            <text:p/>
          </table:table-cell>
          <table:table-cell table:formula="of:=IF(ISNUMBER([.AO230]); [.AO230]*0.0035; &quot;&quot;)">
            <text:p/>
          </table:table-cell>
          <table:table-cell table:style-name="ce224" table:formula="of:=IF(ISBLANK([.P230]); &quot;&quot; ; [.O230]*[.P230])">
            <text:p/>
          </table:table-cell>
          <table:table-cell table:formula="of:=IF(ISNUMBER([.AQ230]); [.AQ230]*0.0035; &quot;&quot;)">
            <text:p/>
          </table:table-cell>
          <table:table-cell table:number-columns-repeated="20"/>
        </table:table-row>
        <table:table-row table:style-name="ro2">
          <table:table-cell office:value-type="float" office:value="229" calcext:value-type="float">
            <text:p>22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1]=&quot;Long&quot;; [.K231]-[Overview.$C$4]/[.J231]; IF([.F231]=&quot;Short&quot;; [.K231]+[Overview.$C$4]/[.J231]; &quot;&quot;)); &quot;&quot;)">
            <text:p/>
          </table:table-cell>
          <table:table-cell table:style-name="ce157" table:formula="of:=IFERROR(ABS([.L231]-[.K231])*[.J231]; &quot;&quot;)">
            <text:p/>
          </table:table-cell>
          <table:table-cell table:style-name="ce289" table:formula="of:=IFERROR(IF([.F231]=&quot;Long&quot;; [.K231]+[Overview.$C$4]/[.J231]*[Overview.$C$6]; IF([.F231]=&quot;Short&quot;; [.K231]-[Overview.$C$4]/[.J231]*[Overview.$C$6]; &quot;&quot;)); &quot;&quot;)">
            <text:p/>
          </table:table-cell>
          <table:table-cell table:style-name="ce152"/>
          <table:table-cell table:number-columns-repeated="2"/>
          <table:table-cell table:formula="of:=IFERROR([.S231]/[.M231]; &quot;&quot;)">
            <text:p/>
          </table:table-cell>
          <table:table-cell table:formula="of:=IFERROR(IF(AND([.F231]=&quot;Long&quot;; [.O231]=[.J231]); [.J231]*([.P231]-[.K231]); IF(AND([.F231]=&quot;Short&quot;; [.O231]=[.J231]); [.J231]*([.K231]-[.P231]); &quot;&quot;)); &quot;&quot;)">
            <text:p/>
          </table:table-cell>
          <table:table-cell table:formula="of:=IF(ISNUMBER([.S231]); IF([.S231]&gt;0; &quot;Win&quot;; &quot;Loss&quot;);&quot;&quot;)">
            <text:p/>
          </table:table-cell>
          <table:table-cell table:formula="of:=IF([.Q231]=&quot;&quot;; &quot;&quot;; CONCATENATE(DATEDIF([.I231];[.Q231];&quot;d&quot;); IF(DATEDIF([.I231];[.Q231];&quot;d&quot;)&gt;1; &quot; Days&quot;; &quot; Day&quot;)))">
            <text:p/>
          </table:table-cell>
          <table:table-cell table:content-validation-name="val12"/>
          <table:table-cell table:number-columns-repeated="2"/>
          <table:table-cell table:style-name="ce196"/>
          <table:table-cell table:style-name="ce205" table:formula="of:=IFERROR(IF(ISBLANK([.Y231]); &quot;&quot;; IF([.$F231]=&quot;Long&quot;; ([.Y231]-[.$K231])*[.$J231]/[.$M231]; ([.$K231]-[.Y231])*[.$J231]/[.$M231])-[.$R231]); &quot;&quot;)">
            <text:p/>
          </table:table-cell>
          <table:table-cell table:style-name="Default"/>
          <table:table-cell table:style-name="ce205" table:formula="of:=IFERROR(IF(ISBLANK([.AA231]); &quot;&quot;; IF([.$F231]=&quot;Long&quot;; ([.AA231]-[.$K231])*[.$J231]/[.$M231]; ([.$K231]-[.AA231])*[.$J231]/[.$M231])-[.$R231]); &quot;&quot;)">
            <text:p/>
          </table:table-cell>
          <table:table-cell table:style-name="Default"/>
          <table:table-cell table:style-name="ce205" table:formula="of:=IFERROR(IF(ISBLANK([.AC231]); &quot;&quot;; IF([.$F231]=&quot;Long&quot;; ([.AC231]-[.$K231])*[.$J231]/[.$M231]; ([.$K231]-[.AC231])*[.$J231]/[.$M231])-[.$R231]); &quot;&quot;)">
            <text:p/>
          </table:table-cell>
          <table:table-cell/>
          <table:table-cell table:style-name="ce224" table:formula="of:=IF(ISBLANK([.Q231]); &quot;&quot;; DAY([.Q231]))">
            <text:p/>
          </table:table-cell>
          <table:table-cell table:style-name="ce224" table:formula="of:=IF(ISBLANK([.I231]); &quot;&quot;; WEEKDAY([.I231]; 2))">
            <text:p/>
          </table:table-cell>
          <table:table-cell table:style-name="ce224" table:formula="of:=IF(ISBLANK([.Q231]); &quot;&quot;; WEEKDAY([.Q231]; 2))">
            <text:p/>
          </table:table-cell>
          <table:table-cell table:style-name="ce224" table:formula="of:=IF(ISBLANK([.Q231]); &quot;&quot;; WEEKNUM([.Q231]))">
            <text:p/>
          </table:table-cell>
          <table:table-cell table:style-name="ce224" table:formula="of:=IF(ISBLANK([.I231]); &quot;&quot;; MONTH([.I231]))">
            <text:p/>
          </table:table-cell>
          <table:table-cell table:style-name="ce224" table:formula="of:=IF(ISBLANK([.Q231]); &quot;&quot;; MONTH([.Q231]))">
            <text:p/>
          </table:table-cell>
          <table:table-cell table:style-name="ce224" table:formula="of:=IF(OR(ISBLANK([.I231]); ISBLANK([.Q231])); &quot;&quot;; IFERROR(DATEDIF([.I231];[.Q231];&quot;d&quot;); &quot;&quot;))">
            <text:p/>
          </table:table-cell>
          <table:table-cell table:style-name="ce286" table:formula="of:=IF(ISBLANK([.P231]); &quot;&quot;; SUM([.$R$3:.R231]))">
            <text:p/>
          </table:table-cell>
          <table:table-cell table:style-name="ce286" table:formula="of:=IF(ISBLANK([.P231]); &quot;&quot;; SUM([.$S$3:.S231]))">
            <text:p/>
          </table:table-cell>
          <table:table-cell table:formula="of:=IF(ISBLANK([.K231]); &quot;&quot;; [.J231]*[.K231])">
            <text:p/>
          </table:table-cell>
          <table:table-cell table:formula="of:=IF(ISNUMBER([.AO231]); [.AO231]*0.0035; &quot;&quot;)">
            <text:p/>
          </table:table-cell>
          <table:table-cell table:style-name="ce224" table:formula="of:=IF(ISBLANK([.P231]); &quot;&quot; ; [.O231]*[.P231])">
            <text:p/>
          </table:table-cell>
          <table:table-cell table:formula="of:=IF(ISNUMBER([.AQ231]); [.AQ231]*0.0035; &quot;&quot;)">
            <text:p/>
          </table:table-cell>
          <table:table-cell table:number-columns-repeated="20"/>
        </table:table-row>
        <table:table-row table:style-name="ro2">
          <table:table-cell office:value-type="float" office:value="230" calcext:value-type="float">
            <text:p>23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2]=&quot;Long&quot;; [.K232]-[Overview.$C$4]/[.J232]; IF([.F232]=&quot;Short&quot;; [.K232]+[Overview.$C$4]/[.J232]; &quot;&quot;)); &quot;&quot;)">
            <text:p/>
          </table:table-cell>
          <table:table-cell table:style-name="ce157" table:formula="of:=IFERROR(ABS([.L232]-[.K232])*[.J232]; &quot;&quot;)">
            <text:p/>
          </table:table-cell>
          <table:table-cell table:style-name="ce289" table:formula="of:=IFERROR(IF([.F232]=&quot;Long&quot;; [.K232]+[Overview.$C$4]/[.J232]*[Overview.$C$6]; IF([.F232]=&quot;Short&quot;; [.K232]-[Overview.$C$4]/[.J232]*[Overview.$C$6]; &quot;&quot;)); &quot;&quot;)">
            <text:p/>
          </table:table-cell>
          <table:table-cell table:style-name="ce152"/>
          <table:table-cell table:number-columns-repeated="2"/>
          <table:table-cell table:formula="of:=IFERROR([.S232]/[.M232]; &quot;&quot;)">
            <text:p/>
          </table:table-cell>
          <table:table-cell table:formula="of:=IFERROR(IF(AND([.F232]=&quot;Long&quot;; [.O232]=[.J232]); [.J232]*([.P232]-[.K232]); IF(AND([.F232]=&quot;Short&quot;; [.O232]=[.J232]); [.J232]*([.K232]-[.P232]); &quot;&quot;)); &quot;&quot;)">
            <text:p/>
          </table:table-cell>
          <table:table-cell table:formula="of:=IF(ISNUMBER([.S232]); IF([.S232]&gt;0; &quot;Win&quot;; &quot;Loss&quot;);&quot;&quot;)">
            <text:p/>
          </table:table-cell>
          <table:table-cell table:formula="of:=IF([.Q232]=&quot;&quot;; &quot;&quot;; CONCATENATE(DATEDIF([.I232];[.Q232];&quot;d&quot;); IF(DATEDIF([.I232];[.Q232];&quot;d&quot;)&gt;1; &quot; Days&quot;; &quot; Day&quot;)))">
            <text:p/>
          </table:table-cell>
          <table:table-cell table:content-validation-name="val12"/>
          <table:table-cell table:number-columns-repeated="2"/>
          <table:table-cell table:style-name="ce196"/>
          <table:table-cell table:style-name="ce205" table:formula="of:=IFERROR(IF(ISBLANK([.Y232]); &quot;&quot;; IF([.$F232]=&quot;Long&quot;; ([.Y232]-[.$K232])*[.$J232]/[.$M232]; ([.$K232]-[.Y232])*[.$J232]/[.$M232])-[.$R232]); &quot;&quot;)">
            <text:p/>
          </table:table-cell>
          <table:table-cell table:style-name="Default"/>
          <table:table-cell table:style-name="ce205" table:formula="of:=IFERROR(IF(ISBLANK([.AA232]); &quot;&quot;; IF([.$F232]=&quot;Long&quot;; ([.AA232]-[.$K232])*[.$J232]/[.$M232]; ([.$K232]-[.AA232])*[.$J232]/[.$M232])-[.$R232]); &quot;&quot;)">
            <text:p/>
          </table:table-cell>
          <table:table-cell table:style-name="Default"/>
          <table:table-cell table:style-name="ce205" table:formula="of:=IFERROR(IF(ISBLANK([.AC232]); &quot;&quot;; IF([.$F232]=&quot;Long&quot;; ([.AC232]-[.$K232])*[.$J232]/[.$M232]; ([.$K232]-[.AC232])*[.$J232]/[.$M232])-[.$R232]); &quot;&quot;)">
            <text:p/>
          </table:table-cell>
          <table:table-cell/>
          <table:table-cell table:style-name="ce224" table:formula="of:=IF(ISBLANK([.Q232]); &quot;&quot;; DAY([.Q232]))">
            <text:p/>
          </table:table-cell>
          <table:table-cell table:style-name="ce224" table:formula="of:=IF(ISBLANK([.I232]); &quot;&quot;; WEEKDAY([.I232]; 2))">
            <text:p/>
          </table:table-cell>
          <table:table-cell table:style-name="ce224" table:formula="of:=IF(ISBLANK([.Q232]); &quot;&quot;; WEEKDAY([.Q232]; 2))">
            <text:p/>
          </table:table-cell>
          <table:table-cell table:style-name="ce224" table:formula="of:=IF(ISBLANK([.Q232]); &quot;&quot;; WEEKNUM([.Q232]))">
            <text:p/>
          </table:table-cell>
          <table:table-cell table:style-name="ce224" table:formula="of:=IF(ISBLANK([.I232]); &quot;&quot;; MONTH([.I232]))">
            <text:p/>
          </table:table-cell>
          <table:table-cell table:style-name="ce224" table:formula="of:=IF(ISBLANK([.Q232]); &quot;&quot;; MONTH([.Q232]))">
            <text:p/>
          </table:table-cell>
          <table:table-cell table:style-name="ce224" table:formula="of:=IF(OR(ISBLANK([.I232]); ISBLANK([.Q232])); &quot;&quot;; IFERROR(DATEDIF([.I232];[.Q232];&quot;d&quot;); &quot;&quot;))">
            <text:p/>
          </table:table-cell>
          <table:table-cell table:style-name="ce286" table:formula="of:=IF(ISBLANK([.P232]); &quot;&quot;; SUM([.$R$3:.R232]))">
            <text:p/>
          </table:table-cell>
          <table:table-cell table:style-name="ce286" table:formula="of:=IF(ISBLANK([.P232]); &quot;&quot;; SUM([.$S$3:.S232]))">
            <text:p/>
          </table:table-cell>
          <table:table-cell table:formula="of:=IF(ISBLANK([.K232]); &quot;&quot;; [.J232]*[.K232])">
            <text:p/>
          </table:table-cell>
          <table:table-cell table:formula="of:=IF(ISNUMBER([.AO232]); [.AO232]*0.0035; &quot;&quot;)">
            <text:p/>
          </table:table-cell>
          <table:table-cell table:style-name="ce224" table:formula="of:=IF(ISBLANK([.P232]); &quot;&quot; ; [.O232]*[.P232])">
            <text:p/>
          </table:table-cell>
          <table:table-cell table:formula="of:=IF(ISNUMBER([.AQ232]); [.AQ232]*0.0035; &quot;&quot;)">
            <text:p/>
          </table:table-cell>
          <table:table-cell table:number-columns-repeated="20"/>
        </table:table-row>
        <table:table-row table:style-name="ro2">
          <table:table-cell office:value-type="float" office:value="231" calcext:value-type="float">
            <text:p>23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3]=&quot;Long&quot;; [.K233]-[Overview.$C$4]/[.J233]; IF([.F233]=&quot;Short&quot;; [.K233]+[Overview.$C$4]/[.J233]; &quot;&quot;)); &quot;&quot;)">
            <text:p/>
          </table:table-cell>
          <table:table-cell table:style-name="ce157" table:formula="of:=IFERROR(ABS([.L233]-[.K233])*[.J233]; &quot;&quot;)">
            <text:p/>
          </table:table-cell>
          <table:table-cell table:style-name="ce289" table:formula="of:=IFERROR(IF([.F233]=&quot;Long&quot;; [.K233]+[Overview.$C$4]/[.J233]*[Overview.$C$6]; IF([.F233]=&quot;Short&quot;; [.K233]-[Overview.$C$4]/[.J233]*[Overview.$C$6]; &quot;&quot;)); &quot;&quot;)">
            <text:p/>
          </table:table-cell>
          <table:table-cell table:style-name="ce152"/>
          <table:table-cell table:number-columns-repeated="2"/>
          <table:table-cell table:formula="of:=IFERROR([.S233]/[.M233]; &quot;&quot;)">
            <text:p/>
          </table:table-cell>
          <table:table-cell table:formula="of:=IFERROR(IF(AND([.F233]=&quot;Long&quot;; [.O233]=[.J233]); [.J233]*([.P233]-[.K233]); IF(AND([.F233]=&quot;Short&quot;; [.O233]=[.J233]); [.J233]*([.K233]-[.P233]); &quot;&quot;)); &quot;&quot;)">
            <text:p/>
          </table:table-cell>
          <table:table-cell table:formula="of:=IF(ISNUMBER([.S233]); IF([.S233]&gt;0; &quot;Win&quot;; &quot;Loss&quot;);&quot;&quot;)">
            <text:p/>
          </table:table-cell>
          <table:table-cell table:formula="of:=IF([.Q233]=&quot;&quot;; &quot;&quot;; CONCATENATE(DATEDIF([.I233];[.Q233];&quot;d&quot;); IF(DATEDIF([.I233];[.Q233];&quot;d&quot;)&gt;1; &quot; Days&quot;; &quot; Day&quot;)))">
            <text:p/>
          </table:table-cell>
          <table:table-cell table:content-validation-name="val12"/>
          <table:table-cell table:number-columns-repeated="2"/>
          <table:table-cell table:style-name="ce196"/>
          <table:table-cell table:style-name="ce205" table:formula="of:=IFERROR(IF(ISBLANK([.Y233]); &quot;&quot;; IF([.$F233]=&quot;Long&quot;; ([.Y233]-[.$K233])*[.$J233]/[.$M233]; ([.$K233]-[.Y233])*[.$J233]/[.$M233])-[.$R233]); &quot;&quot;)">
            <text:p/>
          </table:table-cell>
          <table:table-cell table:style-name="Default"/>
          <table:table-cell table:style-name="ce205" table:formula="of:=IFERROR(IF(ISBLANK([.AA233]); &quot;&quot;; IF([.$F233]=&quot;Long&quot;; ([.AA233]-[.$K233])*[.$J233]/[.$M233]; ([.$K233]-[.AA233])*[.$J233]/[.$M233])-[.$R233]); &quot;&quot;)">
            <text:p/>
          </table:table-cell>
          <table:table-cell table:style-name="Default"/>
          <table:table-cell table:style-name="ce205" table:formula="of:=IFERROR(IF(ISBLANK([.AC233]); &quot;&quot;; IF([.$F233]=&quot;Long&quot;; ([.AC233]-[.$K233])*[.$J233]/[.$M233]; ([.$K233]-[.AC233])*[.$J233]/[.$M233])-[.$R233]); &quot;&quot;)">
            <text:p/>
          </table:table-cell>
          <table:table-cell/>
          <table:table-cell table:style-name="ce224" table:formula="of:=IF(ISBLANK([.Q233]); &quot;&quot;; DAY([.Q233]))">
            <text:p/>
          </table:table-cell>
          <table:table-cell table:style-name="ce224" table:formula="of:=IF(ISBLANK([.I233]); &quot;&quot;; WEEKDAY([.I233]; 2))">
            <text:p/>
          </table:table-cell>
          <table:table-cell table:style-name="ce224" table:formula="of:=IF(ISBLANK([.Q233]); &quot;&quot;; WEEKDAY([.Q233]; 2))">
            <text:p/>
          </table:table-cell>
          <table:table-cell table:style-name="ce224" table:formula="of:=IF(ISBLANK([.Q233]); &quot;&quot;; WEEKNUM([.Q233]))">
            <text:p/>
          </table:table-cell>
          <table:table-cell table:style-name="ce224" table:formula="of:=IF(ISBLANK([.I233]); &quot;&quot;; MONTH([.I233]))">
            <text:p/>
          </table:table-cell>
          <table:table-cell table:style-name="ce224" table:formula="of:=IF(ISBLANK([.Q233]); &quot;&quot;; MONTH([.Q233]))">
            <text:p/>
          </table:table-cell>
          <table:table-cell table:style-name="ce224" table:formula="of:=IF(OR(ISBLANK([.I233]); ISBLANK([.Q233])); &quot;&quot;; IFERROR(DATEDIF([.I233];[.Q233];&quot;d&quot;); &quot;&quot;))">
            <text:p/>
          </table:table-cell>
          <table:table-cell table:style-name="ce286" table:formula="of:=IF(ISBLANK([.P233]); &quot;&quot;; SUM([.$R$3:.R233]))">
            <text:p/>
          </table:table-cell>
          <table:table-cell table:style-name="ce286" table:formula="of:=IF(ISBLANK([.P233]); &quot;&quot;; SUM([.$S$3:.S233]))">
            <text:p/>
          </table:table-cell>
          <table:table-cell table:formula="of:=IF(ISBLANK([.K233]); &quot;&quot;; [.J233]*[.K233])">
            <text:p/>
          </table:table-cell>
          <table:table-cell table:formula="of:=IF(ISNUMBER([.AO233]); [.AO233]*0.0035; &quot;&quot;)">
            <text:p/>
          </table:table-cell>
          <table:table-cell table:style-name="ce224" table:formula="of:=IF(ISBLANK([.P233]); &quot;&quot; ; [.O233]*[.P233])">
            <text:p/>
          </table:table-cell>
          <table:table-cell table:formula="of:=IF(ISNUMBER([.AQ233]); [.AQ233]*0.0035; &quot;&quot;)">
            <text:p/>
          </table:table-cell>
          <table:table-cell table:number-columns-repeated="20"/>
        </table:table-row>
        <table:table-row table:style-name="ro2">
          <table:table-cell office:value-type="float" office:value="232" calcext:value-type="float">
            <text:p>23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4]=&quot;Long&quot;; [.K234]-[Overview.$C$4]/[.J234]; IF([.F234]=&quot;Short&quot;; [.K234]+[Overview.$C$4]/[.J234]; &quot;&quot;)); &quot;&quot;)">
            <text:p/>
          </table:table-cell>
          <table:table-cell table:style-name="ce157" table:formula="of:=IFERROR(ABS([.L234]-[.K234])*[.J234]; &quot;&quot;)">
            <text:p/>
          </table:table-cell>
          <table:table-cell table:style-name="ce289" table:formula="of:=IFERROR(IF([.F234]=&quot;Long&quot;; [.K234]+[Overview.$C$4]/[.J234]*[Overview.$C$6]; IF([.F234]=&quot;Short&quot;; [.K234]-[Overview.$C$4]/[.J234]*[Overview.$C$6]; &quot;&quot;)); &quot;&quot;)">
            <text:p/>
          </table:table-cell>
          <table:table-cell table:style-name="ce152"/>
          <table:table-cell table:number-columns-repeated="2"/>
          <table:table-cell table:formula="of:=IFERROR([.S234]/[.M234]; &quot;&quot;)">
            <text:p/>
          </table:table-cell>
          <table:table-cell table:formula="of:=IFERROR(IF(AND([.F234]=&quot;Long&quot;; [.O234]=[.J234]); [.J234]*([.P234]-[.K234]); IF(AND([.F234]=&quot;Short&quot;; [.O234]=[.J234]); [.J234]*([.K234]-[.P234]); &quot;&quot;)); &quot;&quot;)">
            <text:p/>
          </table:table-cell>
          <table:table-cell table:formula="of:=IF(ISNUMBER([.S234]); IF([.S234]&gt;0; &quot;Win&quot;; &quot;Loss&quot;);&quot;&quot;)">
            <text:p/>
          </table:table-cell>
          <table:table-cell table:formula="of:=IF([.Q234]=&quot;&quot;; &quot;&quot;; CONCATENATE(DATEDIF([.I234];[.Q234];&quot;d&quot;); IF(DATEDIF([.I234];[.Q234];&quot;d&quot;)&gt;1; &quot; Days&quot;; &quot; Day&quot;)))">
            <text:p/>
          </table:table-cell>
          <table:table-cell table:content-validation-name="val12"/>
          <table:table-cell table:number-columns-repeated="2"/>
          <table:table-cell table:style-name="ce196"/>
          <table:table-cell table:style-name="ce205" table:formula="of:=IFERROR(IF(ISBLANK([.Y234]); &quot;&quot;; IF([.$F234]=&quot;Long&quot;; ([.Y234]-[.$K234])*[.$J234]/[.$M234]; ([.$K234]-[.Y234])*[.$J234]/[.$M234])-[.$R234]); &quot;&quot;)">
            <text:p/>
          </table:table-cell>
          <table:table-cell table:style-name="Default"/>
          <table:table-cell table:style-name="ce205" table:formula="of:=IFERROR(IF(ISBLANK([.AA234]); &quot;&quot;; IF([.$F234]=&quot;Long&quot;; ([.AA234]-[.$K234])*[.$J234]/[.$M234]; ([.$K234]-[.AA234])*[.$J234]/[.$M234])-[.$R234]); &quot;&quot;)">
            <text:p/>
          </table:table-cell>
          <table:table-cell table:style-name="Default"/>
          <table:table-cell table:style-name="ce205" table:formula="of:=IFERROR(IF(ISBLANK([.AC234]); &quot;&quot;; IF([.$F234]=&quot;Long&quot;; ([.AC234]-[.$K234])*[.$J234]/[.$M234]; ([.$K234]-[.AC234])*[.$J234]/[.$M234])-[.$R234]); &quot;&quot;)">
            <text:p/>
          </table:table-cell>
          <table:table-cell/>
          <table:table-cell table:style-name="ce224" table:formula="of:=IF(ISBLANK([.Q234]); &quot;&quot;; DAY([.Q234]))">
            <text:p/>
          </table:table-cell>
          <table:table-cell table:style-name="ce224" table:formula="of:=IF(ISBLANK([.I234]); &quot;&quot;; WEEKDAY([.I234]; 2))">
            <text:p/>
          </table:table-cell>
          <table:table-cell table:style-name="ce224" table:formula="of:=IF(ISBLANK([.Q234]); &quot;&quot;; WEEKDAY([.Q234]; 2))">
            <text:p/>
          </table:table-cell>
          <table:table-cell table:style-name="ce224" table:formula="of:=IF(ISBLANK([.Q234]); &quot;&quot;; WEEKNUM([.Q234]))">
            <text:p/>
          </table:table-cell>
          <table:table-cell table:style-name="ce224" table:formula="of:=IF(ISBLANK([.I234]); &quot;&quot;; MONTH([.I234]))">
            <text:p/>
          </table:table-cell>
          <table:table-cell table:style-name="ce224" table:formula="of:=IF(ISBLANK([.Q234]); &quot;&quot;; MONTH([.Q234]))">
            <text:p/>
          </table:table-cell>
          <table:table-cell table:style-name="ce224" table:formula="of:=IF(OR(ISBLANK([.I234]); ISBLANK([.Q234])); &quot;&quot;; IFERROR(DATEDIF([.I234];[.Q234];&quot;d&quot;); &quot;&quot;))">
            <text:p/>
          </table:table-cell>
          <table:table-cell table:style-name="ce286" table:formula="of:=IF(ISBLANK([.P234]); &quot;&quot;; SUM([.$R$3:.R234]))">
            <text:p/>
          </table:table-cell>
          <table:table-cell table:style-name="ce286" table:formula="of:=IF(ISBLANK([.P234]); &quot;&quot;; SUM([.$S$3:.S234]))">
            <text:p/>
          </table:table-cell>
          <table:table-cell table:formula="of:=IF(ISBLANK([.K234]); &quot;&quot;; [.J234]*[.K234])">
            <text:p/>
          </table:table-cell>
          <table:table-cell table:formula="of:=IF(ISNUMBER([.AO234]); [.AO234]*0.0035; &quot;&quot;)">
            <text:p/>
          </table:table-cell>
          <table:table-cell table:style-name="ce224" table:formula="of:=IF(ISBLANK([.P234]); &quot;&quot; ; [.O234]*[.P234])">
            <text:p/>
          </table:table-cell>
          <table:table-cell table:formula="of:=IF(ISNUMBER([.AQ234]); [.AQ234]*0.0035; &quot;&quot;)">
            <text:p/>
          </table:table-cell>
          <table:table-cell table:number-columns-repeated="20"/>
        </table:table-row>
        <table:table-row table:style-name="ro2">
          <table:table-cell office:value-type="float" office:value="233" calcext:value-type="float">
            <text:p>23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5]=&quot;Long&quot;; [.K235]-[Overview.$C$4]/[.J235]; IF([.F235]=&quot;Short&quot;; [.K235]+[Overview.$C$4]/[.J235]; &quot;&quot;)); &quot;&quot;)">
            <text:p/>
          </table:table-cell>
          <table:table-cell table:style-name="ce157" table:formula="of:=IFERROR(ABS([.L235]-[.K235])*[.J235]; &quot;&quot;)">
            <text:p/>
          </table:table-cell>
          <table:table-cell table:style-name="ce289" table:formula="of:=IFERROR(IF([.F235]=&quot;Long&quot;; [.K235]+[Overview.$C$4]/[.J235]*[Overview.$C$6]; IF([.F235]=&quot;Short&quot;; [.K235]-[Overview.$C$4]/[.J235]*[Overview.$C$6]; &quot;&quot;)); &quot;&quot;)">
            <text:p/>
          </table:table-cell>
          <table:table-cell table:style-name="ce152"/>
          <table:table-cell table:number-columns-repeated="2"/>
          <table:table-cell table:formula="of:=IFERROR([.S235]/[.M235]; &quot;&quot;)">
            <text:p/>
          </table:table-cell>
          <table:table-cell table:formula="of:=IFERROR(IF(AND([.F235]=&quot;Long&quot;; [.O235]=[.J235]); [.J235]*([.P235]-[.K235]); IF(AND([.F235]=&quot;Short&quot;; [.O235]=[.J235]); [.J235]*([.K235]-[.P235]); &quot;&quot;)); &quot;&quot;)">
            <text:p/>
          </table:table-cell>
          <table:table-cell table:formula="of:=IF(ISNUMBER([.S235]); IF([.S235]&gt;0; &quot;Win&quot;; &quot;Loss&quot;);&quot;&quot;)">
            <text:p/>
          </table:table-cell>
          <table:table-cell table:formula="of:=IF([.Q235]=&quot;&quot;; &quot;&quot;; CONCATENATE(DATEDIF([.I235];[.Q235];&quot;d&quot;); IF(DATEDIF([.I235];[.Q235];&quot;d&quot;)&gt;1; &quot; Days&quot;; &quot; Day&quot;)))">
            <text:p/>
          </table:table-cell>
          <table:table-cell table:content-validation-name="val12"/>
          <table:table-cell table:number-columns-repeated="2"/>
          <table:table-cell table:style-name="ce196"/>
          <table:table-cell table:style-name="ce205" table:formula="of:=IFERROR(IF(ISBLANK([.Y235]); &quot;&quot;; IF([.$F235]=&quot;Long&quot;; ([.Y235]-[.$K235])*[.$J235]/[.$M235]; ([.$K235]-[.Y235])*[.$J235]/[.$M235])-[.$R235]); &quot;&quot;)">
            <text:p/>
          </table:table-cell>
          <table:table-cell table:style-name="Default"/>
          <table:table-cell table:style-name="ce205" table:formula="of:=IFERROR(IF(ISBLANK([.AA235]); &quot;&quot;; IF([.$F235]=&quot;Long&quot;; ([.AA235]-[.$K235])*[.$J235]/[.$M235]; ([.$K235]-[.AA235])*[.$J235]/[.$M235])-[.$R235]); &quot;&quot;)">
            <text:p/>
          </table:table-cell>
          <table:table-cell table:style-name="Default"/>
          <table:table-cell table:style-name="ce205" table:formula="of:=IFERROR(IF(ISBLANK([.AC235]); &quot;&quot;; IF([.$F235]=&quot;Long&quot;; ([.AC235]-[.$K235])*[.$J235]/[.$M235]; ([.$K235]-[.AC235])*[.$J235]/[.$M235])-[.$R235]); &quot;&quot;)">
            <text:p/>
          </table:table-cell>
          <table:table-cell/>
          <table:table-cell table:style-name="ce224" table:formula="of:=IF(ISBLANK([.Q235]); &quot;&quot;; DAY([.Q235]))">
            <text:p/>
          </table:table-cell>
          <table:table-cell table:style-name="ce224" table:formula="of:=IF(ISBLANK([.I235]); &quot;&quot;; WEEKDAY([.I235]; 2))">
            <text:p/>
          </table:table-cell>
          <table:table-cell table:style-name="ce224" table:formula="of:=IF(ISBLANK([.Q235]); &quot;&quot;; WEEKDAY([.Q235]; 2))">
            <text:p/>
          </table:table-cell>
          <table:table-cell table:style-name="ce224" table:formula="of:=IF(ISBLANK([.Q235]); &quot;&quot;; WEEKNUM([.Q235]))">
            <text:p/>
          </table:table-cell>
          <table:table-cell table:style-name="ce224" table:formula="of:=IF(ISBLANK([.I235]); &quot;&quot;; MONTH([.I235]))">
            <text:p/>
          </table:table-cell>
          <table:table-cell table:style-name="ce224" table:formula="of:=IF(ISBLANK([.Q235]); &quot;&quot;; MONTH([.Q235]))">
            <text:p/>
          </table:table-cell>
          <table:table-cell table:style-name="ce224" table:formula="of:=IF(OR(ISBLANK([.I235]); ISBLANK([.Q235])); &quot;&quot;; IFERROR(DATEDIF([.I235];[.Q235];&quot;d&quot;); &quot;&quot;))">
            <text:p/>
          </table:table-cell>
          <table:table-cell table:style-name="ce286" table:formula="of:=IF(ISBLANK([.P235]); &quot;&quot;; SUM([.$R$3:.R235]))">
            <text:p/>
          </table:table-cell>
          <table:table-cell table:style-name="ce286" table:formula="of:=IF(ISBLANK([.P235]); &quot;&quot;; SUM([.$S$3:.S235]))">
            <text:p/>
          </table:table-cell>
          <table:table-cell table:formula="of:=IF(ISBLANK([.K235]); &quot;&quot;; [.J235]*[.K235])">
            <text:p/>
          </table:table-cell>
          <table:table-cell table:formula="of:=IF(ISNUMBER([.AO235]); [.AO235]*0.0035; &quot;&quot;)">
            <text:p/>
          </table:table-cell>
          <table:table-cell table:style-name="ce224" table:formula="of:=IF(ISBLANK([.P235]); &quot;&quot; ; [.O235]*[.P235])">
            <text:p/>
          </table:table-cell>
          <table:table-cell table:formula="of:=IF(ISNUMBER([.AQ235]); [.AQ235]*0.0035; &quot;&quot;)">
            <text:p/>
          </table:table-cell>
          <table:table-cell table:number-columns-repeated="20"/>
        </table:table-row>
        <table:table-row table:style-name="ro2">
          <table:table-cell office:value-type="float" office:value="234" calcext:value-type="float">
            <text:p>23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6]=&quot;Long&quot;; [.K236]-[Overview.$C$4]/[.J236]; IF([.F236]=&quot;Short&quot;; [.K236]+[Overview.$C$4]/[.J236]; &quot;&quot;)); &quot;&quot;)">
            <text:p/>
          </table:table-cell>
          <table:table-cell table:style-name="ce157" table:formula="of:=IFERROR(ABS([.L236]-[.K236])*[.J236]; &quot;&quot;)">
            <text:p/>
          </table:table-cell>
          <table:table-cell table:style-name="ce289" table:formula="of:=IFERROR(IF([.F236]=&quot;Long&quot;; [.K236]+[Overview.$C$4]/[.J236]*[Overview.$C$6]; IF([.F236]=&quot;Short&quot;; [.K236]-[Overview.$C$4]/[.J236]*[Overview.$C$6]; &quot;&quot;)); &quot;&quot;)">
            <text:p/>
          </table:table-cell>
          <table:table-cell table:style-name="ce152"/>
          <table:table-cell table:number-columns-repeated="2"/>
          <table:table-cell table:formula="of:=IFERROR([.S236]/[.M236]; &quot;&quot;)">
            <text:p/>
          </table:table-cell>
          <table:table-cell table:formula="of:=IFERROR(IF(AND([.F236]=&quot;Long&quot;; [.O236]=[.J236]); [.J236]*([.P236]-[.K236]); IF(AND([.F236]=&quot;Short&quot;; [.O236]=[.J236]); [.J236]*([.K236]-[.P236]); &quot;&quot;)); &quot;&quot;)">
            <text:p/>
          </table:table-cell>
          <table:table-cell table:formula="of:=IF(ISNUMBER([.S236]); IF([.S236]&gt;0; &quot;Win&quot;; &quot;Loss&quot;);&quot;&quot;)">
            <text:p/>
          </table:table-cell>
          <table:table-cell table:formula="of:=IF([.Q236]=&quot;&quot;; &quot;&quot;; CONCATENATE(DATEDIF([.I236];[.Q236];&quot;d&quot;); IF(DATEDIF([.I236];[.Q236];&quot;d&quot;)&gt;1; &quot; Days&quot;; &quot; Day&quot;)))">
            <text:p/>
          </table:table-cell>
          <table:table-cell table:content-validation-name="val12"/>
          <table:table-cell table:number-columns-repeated="2"/>
          <table:table-cell table:style-name="ce196"/>
          <table:table-cell table:style-name="ce205" table:formula="of:=IFERROR(IF(ISBLANK([.Y236]); &quot;&quot;; IF([.$F236]=&quot;Long&quot;; ([.Y236]-[.$K236])*[.$J236]/[.$M236]; ([.$K236]-[.Y236])*[.$J236]/[.$M236])-[.$R236]); &quot;&quot;)">
            <text:p/>
          </table:table-cell>
          <table:table-cell table:style-name="Default"/>
          <table:table-cell table:style-name="ce205" table:formula="of:=IFERROR(IF(ISBLANK([.AA236]); &quot;&quot;; IF([.$F236]=&quot;Long&quot;; ([.AA236]-[.$K236])*[.$J236]/[.$M236]; ([.$K236]-[.AA236])*[.$J236]/[.$M236])-[.$R236]); &quot;&quot;)">
            <text:p/>
          </table:table-cell>
          <table:table-cell table:style-name="Default"/>
          <table:table-cell table:style-name="ce205" table:formula="of:=IFERROR(IF(ISBLANK([.AC236]); &quot;&quot;; IF([.$F236]=&quot;Long&quot;; ([.AC236]-[.$K236])*[.$J236]/[.$M236]; ([.$K236]-[.AC236])*[.$J236]/[.$M236])-[.$R236]); &quot;&quot;)">
            <text:p/>
          </table:table-cell>
          <table:table-cell/>
          <table:table-cell table:style-name="ce224" table:formula="of:=IF(ISBLANK([.Q236]); &quot;&quot;; DAY([.Q236]))">
            <text:p/>
          </table:table-cell>
          <table:table-cell table:style-name="ce224" table:formula="of:=IF(ISBLANK([.I236]); &quot;&quot;; WEEKDAY([.I236]; 2))">
            <text:p/>
          </table:table-cell>
          <table:table-cell table:formula="of:=IF(ISBLANK([.Q236]); &quot;&quot;; WEEKDAY([.Q236]; 2))">
            <text:p/>
          </table:table-cell>
          <table:table-cell table:formula="of:=IF(ISBLANK([.Q236]); &quot;&quot;; WEEKNUM([.Q236]))">
            <text:p/>
          </table:table-cell>
          <table:table-cell table:style-name="ce224" table:formula="of:=IF(ISBLANK([.I236]); &quot;&quot;; MONTH([.I236]))">
            <text:p/>
          </table:table-cell>
          <table:table-cell table:formula="of:=IF(ISBLANK([.Q236]); &quot;&quot;; MONTH([.Q236]))">
            <text:p/>
          </table:table-cell>
          <table:table-cell table:formula="of:=IF(OR(ISBLANK([.I236]); ISBLANK([.Q236])); &quot;&quot;; IFERROR(DATEDIF([.I236];[.Q236];&quot;d&quot;); &quot;&quot;))">
            <text:p/>
          </table:table-cell>
          <table:table-cell table:style-name="ce286" table:formula="of:=IF(ISBLANK([.P236]); &quot;&quot;; SUM([.$R$3:.R236]))">
            <text:p/>
          </table:table-cell>
          <table:table-cell table:style-name="ce286" table:formula="of:=IF(ISBLANK([.P236]); &quot;&quot;; SUM([.$S$3:.S236]))">
            <text:p/>
          </table:table-cell>
          <table:table-cell table:formula="of:=IF(ISBLANK([.K236]); &quot;&quot;; [.J236]*[.K236])">
            <text:p/>
          </table:table-cell>
          <table:table-cell table:formula="of:=IF(ISNUMBER([.AO236]); [.AO236]*0.0035; &quot;&quot;)">
            <text:p/>
          </table:table-cell>
          <table:table-cell table:style-name="ce224" table:formula="of:=IF(ISBLANK([.P236]); &quot;&quot; ; [.O236]*[.P236])">
            <text:p/>
          </table:table-cell>
          <table:table-cell table:formula="of:=IF(ISNUMBER([.AQ236]); [.AQ236]*0.0035; &quot;&quot;)">
            <text:p/>
          </table:table-cell>
          <table:table-cell table:number-columns-repeated="20"/>
        </table:table-row>
        <table:table-row table:style-name="ro2">
          <table:table-cell office:value-type="float" office:value="235" calcext:value-type="float">
            <text:p>23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7]=&quot;Long&quot;; [.K237]-[Overview.$C$4]/[.J237]; IF([.F237]=&quot;Short&quot;; [.K237]+[Overview.$C$4]/[.J237]; &quot;&quot;)); &quot;&quot;)">
            <text:p/>
          </table:table-cell>
          <table:table-cell table:style-name="ce157" table:formula="of:=IFERROR(ABS([.L237]-[.K237])*[.J237]; &quot;&quot;)">
            <text:p/>
          </table:table-cell>
          <table:table-cell table:style-name="ce289" table:formula="of:=IFERROR(IF([.F237]=&quot;Long&quot;; [.K237]+[Overview.$C$4]/[.J237]*[Overview.$C$6]; IF([.F237]=&quot;Short&quot;; [.K237]-[Overview.$C$4]/[.J237]*[Overview.$C$6]; &quot;&quot;)); &quot;&quot;)">
            <text:p/>
          </table:table-cell>
          <table:table-cell table:style-name="ce152"/>
          <table:table-cell table:number-columns-repeated="2"/>
          <table:table-cell table:formula="of:=IFERROR([.S237]/[.M237]; &quot;&quot;)">
            <text:p/>
          </table:table-cell>
          <table:table-cell table:formula="of:=IFERROR(IF(AND([.F237]=&quot;Long&quot;; [.O237]=[.J237]); [.J237]*([.P237]-[.K237]); IF(AND([.F237]=&quot;Short&quot;; [.O237]=[.J237]); [.J237]*([.K237]-[.P237]); &quot;&quot;)); &quot;&quot;)">
            <text:p/>
          </table:table-cell>
          <table:table-cell table:formula="of:=IF(ISNUMBER([.S237]); IF([.S237]&gt;0; &quot;Win&quot;; &quot;Loss&quot;);&quot;&quot;)">
            <text:p/>
          </table:table-cell>
          <table:table-cell table:formula="of:=IF([.Q237]=&quot;&quot;; &quot;&quot;; CONCATENATE(DATEDIF([.I237];[.Q237];&quot;d&quot;); IF(DATEDIF([.I237];[.Q237];&quot;d&quot;)&gt;1; &quot; Days&quot;; &quot; Day&quot;)))">
            <text:p/>
          </table:table-cell>
          <table:table-cell table:content-validation-name="val12"/>
          <table:table-cell table:number-columns-repeated="2"/>
          <table:table-cell table:style-name="ce196"/>
          <table:table-cell table:style-name="ce205" table:formula="of:=IFERROR(IF(ISBLANK([.Y237]); &quot;&quot;; IF([.$F237]=&quot;Long&quot;; ([.Y237]-[.$K237])*[.$J237]/[.$M237]; ([.$K237]-[.Y237])*[.$J237]/[.$M237])-[.$R237]); &quot;&quot;)">
            <text:p/>
          </table:table-cell>
          <table:table-cell table:style-name="Default"/>
          <table:table-cell table:style-name="ce205" table:formula="of:=IFERROR(IF(ISBLANK([.AA237]); &quot;&quot;; IF([.$F237]=&quot;Long&quot;; ([.AA237]-[.$K237])*[.$J237]/[.$M237]; ([.$K237]-[.AA237])*[.$J237]/[.$M237])-[.$R237]); &quot;&quot;)">
            <text:p/>
          </table:table-cell>
          <table:table-cell table:style-name="Default"/>
          <table:table-cell table:style-name="ce205" table:formula="of:=IFERROR(IF(ISBLANK([.AC237]); &quot;&quot;; IF([.$F237]=&quot;Long&quot;; ([.AC237]-[.$K237])*[.$J237]/[.$M237]; ([.$K237]-[.AC237])*[.$J237]/[.$M237])-[.$R237]); &quot;&quot;)">
            <text:p/>
          </table:table-cell>
          <table:table-cell/>
          <table:table-cell table:style-name="ce224" table:formula="of:=IF(ISBLANK([.Q237]); &quot;&quot;; DAY([.Q237]))">
            <text:p/>
          </table:table-cell>
          <table:table-cell table:style-name="ce224" table:formula="of:=IF(ISBLANK([.I237]); &quot;&quot;; WEEKDAY([.I237]; 2))">
            <text:p/>
          </table:table-cell>
          <table:table-cell table:style-name="ce224" table:formula="of:=IF(ISBLANK([.Q237]); &quot;&quot;; WEEKDAY([.Q237]; 2))">
            <text:p/>
          </table:table-cell>
          <table:table-cell table:style-name="ce224" table:formula="of:=IF(ISBLANK([.Q237]); &quot;&quot;; WEEKNUM([.Q237]))">
            <text:p/>
          </table:table-cell>
          <table:table-cell table:style-name="ce224" table:formula="of:=IF(ISBLANK([.I237]); &quot;&quot;; MONTH([.I237]))">
            <text:p/>
          </table:table-cell>
          <table:table-cell table:style-name="ce224" table:formula="of:=IF(ISBLANK([.Q237]); &quot;&quot;; MONTH([.Q237]))">
            <text:p/>
          </table:table-cell>
          <table:table-cell table:style-name="ce224" table:formula="of:=IF(OR(ISBLANK([.I237]); ISBLANK([.Q237])); &quot;&quot;; IFERROR(DATEDIF([.I237];[.Q237];&quot;d&quot;); &quot;&quot;))">
            <text:p/>
          </table:table-cell>
          <table:table-cell table:style-name="ce286" table:formula="of:=IF(ISBLANK([.P237]); &quot;&quot;; SUM([.$R$3:.R237]))">
            <text:p/>
          </table:table-cell>
          <table:table-cell table:style-name="ce286" table:formula="of:=IF(ISBLANK([.P237]); &quot;&quot;; SUM([.$S$3:.S237]))">
            <text:p/>
          </table:table-cell>
          <table:table-cell table:formula="of:=IF(ISBLANK([.K237]); &quot;&quot;; [.J237]*[.K237])">
            <text:p/>
          </table:table-cell>
          <table:table-cell table:formula="of:=IF(ISNUMBER([.AO237]); [.AO237]*0.0035; &quot;&quot;)">
            <text:p/>
          </table:table-cell>
          <table:table-cell table:style-name="ce224" table:formula="of:=IF(ISBLANK([.P237]); &quot;&quot; ; [.O237]*[.P237])">
            <text:p/>
          </table:table-cell>
          <table:table-cell table:formula="of:=IF(ISNUMBER([.AQ237]); [.AQ237]*0.0035; &quot;&quot;)">
            <text:p/>
          </table:table-cell>
          <table:table-cell table:number-columns-repeated="20"/>
        </table:table-row>
        <table:table-row table:style-name="ro2">
          <table:table-cell office:value-type="float" office:value="236" calcext:value-type="float">
            <text:p>23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8]=&quot;Long&quot;; [.K238]-[Overview.$C$4]/[.J238]; IF([.F238]=&quot;Short&quot;; [.K238]+[Overview.$C$4]/[.J238]; &quot;&quot;)); &quot;&quot;)">
            <text:p/>
          </table:table-cell>
          <table:table-cell table:style-name="ce157" table:formula="of:=IFERROR(ABS([.L238]-[.K238])*[.J238]; &quot;&quot;)">
            <text:p/>
          </table:table-cell>
          <table:table-cell table:style-name="ce289" table:formula="of:=IFERROR(IF([.F238]=&quot;Long&quot;; [.K238]+[Overview.$C$4]/[.J238]*[Overview.$C$6]; IF([.F238]=&quot;Short&quot;; [.K238]-[Overview.$C$4]/[.J238]*[Overview.$C$6]; &quot;&quot;)); &quot;&quot;)">
            <text:p/>
          </table:table-cell>
          <table:table-cell table:style-name="ce152"/>
          <table:table-cell table:number-columns-repeated="2"/>
          <table:table-cell table:formula="of:=IFERROR([.S238]/[.M238]; &quot;&quot;)">
            <text:p/>
          </table:table-cell>
          <table:table-cell table:formula="of:=IFERROR(IF(AND([.F238]=&quot;Long&quot;; [.O238]=[.J238]); [.J238]*([.P238]-[.K238]); IF(AND([.F238]=&quot;Short&quot;; [.O238]=[.J238]); [.J238]*([.K238]-[.P238]); &quot;&quot;)); &quot;&quot;)">
            <text:p/>
          </table:table-cell>
          <table:table-cell table:formula="of:=IF(ISNUMBER([.S238]); IF([.S238]&gt;0; &quot;Win&quot;; &quot;Loss&quot;);&quot;&quot;)">
            <text:p/>
          </table:table-cell>
          <table:table-cell table:formula="of:=IF([.Q238]=&quot;&quot;; &quot;&quot;; CONCATENATE(DATEDIF([.I238];[.Q238];&quot;d&quot;); IF(DATEDIF([.I238];[.Q238];&quot;d&quot;)&gt;1; &quot; Days&quot;; &quot; Day&quot;)))">
            <text:p/>
          </table:table-cell>
          <table:table-cell table:content-validation-name="val12"/>
          <table:table-cell table:number-columns-repeated="2"/>
          <table:table-cell table:style-name="ce196"/>
          <table:table-cell table:style-name="ce205" table:formula="of:=IFERROR(IF(ISBLANK([.Y238]); &quot;&quot;; IF([.$F238]=&quot;Long&quot;; ([.Y238]-[.$K238])*[.$J238]/[.$M238]; ([.$K238]-[.Y238])*[.$J238]/[.$M238])-[.$R238]); &quot;&quot;)">
            <text:p/>
          </table:table-cell>
          <table:table-cell table:style-name="Default"/>
          <table:table-cell table:style-name="ce205" table:formula="of:=IFERROR(IF(ISBLANK([.AA238]); &quot;&quot;; IF([.$F238]=&quot;Long&quot;; ([.AA238]-[.$K238])*[.$J238]/[.$M238]; ([.$K238]-[.AA238])*[.$J238]/[.$M238])-[.$R238]); &quot;&quot;)">
            <text:p/>
          </table:table-cell>
          <table:table-cell table:style-name="Default"/>
          <table:table-cell table:style-name="ce205" table:formula="of:=IFERROR(IF(ISBLANK([.AC238]); &quot;&quot;; IF([.$F238]=&quot;Long&quot;; ([.AC238]-[.$K238])*[.$J238]/[.$M238]; ([.$K238]-[.AC238])*[.$J238]/[.$M238])-[.$R238]); &quot;&quot;)">
            <text:p/>
          </table:table-cell>
          <table:table-cell/>
          <table:table-cell table:style-name="ce224" table:formula="of:=IF(ISBLANK([.Q238]); &quot;&quot;; DAY([.Q238]))">
            <text:p/>
          </table:table-cell>
          <table:table-cell table:style-name="ce224" table:formula="of:=IF(ISBLANK([.I238]); &quot;&quot;; WEEKDAY([.I238]; 2))">
            <text:p/>
          </table:table-cell>
          <table:table-cell table:style-name="ce224" table:formula="of:=IF(ISBLANK([.Q238]); &quot;&quot;; WEEKDAY([.Q238]; 2))">
            <text:p/>
          </table:table-cell>
          <table:table-cell table:style-name="ce224" table:formula="of:=IF(ISBLANK([.Q238]); &quot;&quot;; WEEKNUM([.Q238]))">
            <text:p/>
          </table:table-cell>
          <table:table-cell table:style-name="ce224" table:formula="of:=IF(ISBLANK([.I238]); &quot;&quot;; MONTH([.I238]))">
            <text:p/>
          </table:table-cell>
          <table:table-cell table:style-name="ce224" table:formula="of:=IF(ISBLANK([.Q238]); &quot;&quot;; MONTH([.Q238]))">
            <text:p/>
          </table:table-cell>
          <table:table-cell table:style-name="ce224" table:formula="of:=IF(OR(ISBLANK([.I238]); ISBLANK([.Q238])); &quot;&quot;; IFERROR(DATEDIF([.I238];[.Q238];&quot;d&quot;); &quot;&quot;))">
            <text:p/>
          </table:table-cell>
          <table:table-cell table:style-name="ce286" table:formula="of:=IF(ISBLANK([.P238]); &quot;&quot;; SUM([.$R$3:.R238]))">
            <text:p/>
          </table:table-cell>
          <table:table-cell table:style-name="ce286" table:formula="of:=IF(ISBLANK([.P238]); &quot;&quot;; SUM([.$S$3:.S238]))">
            <text:p/>
          </table:table-cell>
          <table:table-cell table:formula="of:=IF(ISBLANK([.K238]); &quot;&quot;; [.J238]*[.K238])">
            <text:p/>
          </table:table-cell>
          <table:table-cell table:formula="of:=IF(ISNUMBER([.AO238]); [.AO238]*0.0035; &quot;&quot;)">
            <text:p/>
          </table:table-cell>
          <table:table-cell table:style-name="ce224" table:formula="of:=IF(ISBLANK([.P238]); &quot;&quot; ; [.O238]*[.P238])">
            <text:p/>
          </table:table-cell>
          <table:table-cell table:formula="of:=IF(ISNUMBER([.AQ238]); [.AQ238]*0.0035; &quot;&quot;)">
            <text:p/>
          </table:table-cell>
          <table:table-cell table:number-columns-repeated="20"/>
        </table:table-row>
        <table:table-row table:style-name="ro2">
          <table:table-cell office:value-type="float" office:value="237" calcext:value-type="float">
            <text:p>23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39]=&quot;Long&quot;; [.K239]-[Overview.$C$4]/[.J239]; IF([.F239]=&quot;Short&quot;; [.K239]+[Overview.$C$4]/[.J239]; &quot;&quot;)); &quot;&quot;)">
            <text:p/>
          </table:table-cell>
          <table:table-cell table:style-name="ce157" table:formula="of:=IFERROR(ABS([.L239]-[.K239])*[.J239]; &quot;&quot;)">
            <text:p/>
          </table:table-cell>
          <table:table-cell table:style-name="ce289" table:formula="of:=IFERROR(IF([.F239]=&quot;Long&quot;; [.K239]+[Overview.$C$4]/[.J239]*[Overview.$C$6]; IF([.F239]=&quot;Short&quot;; [.K239]-[Overview.$C$4]/[.J239]*[Overview.$C$6]; &quot;&quot;)); &quot;&quot;)">
            <text:p/>
          </table:table-cell>
          <table:table-cell table:style-name="ce152"/>
          <table:table-cell table:number-columns-repeated="2"/>
          <table:table-cell table:formula="of:=IFERROR([.S239]/[.M239]; &quot;&quot;)">
            <text:p/>
          </table:table-cell>
          <table:table-cell table:formula="of:=IFERROR(IF(AND([.F239]=&quot;Long&quot;; [.O239]=[.J239]); [.J239]*([.P239]-[.K239]); IF(AND([.F239]=&quot;Short&quot;; [.O239]=[.J239]); [.J239]*([.K239]-[.P239]); &quot;&quot;)); &quot;&quot;)">
            <text:p/>
          </table:table-cell>
          <table:table-cell table:formula="of:=IF(ISNUMBER([.S239]); IF([.S239]&gt;0; &quot;Win&quot;; &quot;Loss&quot;);&quot;&quot;)">
            <text:p/>
          </table:table-cell>
          <table:table-cell table:formula="of:=IF([.Q239]=&quot;&quot;; &quot;&quot;; CONCATENATE(DATEDIF([.I239];[.Q239];&quot;d&quot;); IF(DATEDIF([.I239];[.Q239];&quot;d&quot;)&gt;1; &quot; Days&quot;; &quot; Day&quot;)))">
            <text:p/>
          </table:table-cell>
          <table:table-cell table:content-validation-name="val12"/>
          <table:table-cell table:number-columns-repeated="2"/>
          <table:table-cell table:style-name="ce196"/>
          <table:table-cell table:style-name="ce205" table:formula="of:=IFERROR(IF(ISBLANK([.Y239]); &quot;&quot;; IF([.$F239]=&quot;Long&quot;; ([.Y239]-[.$K239])*[.$J239]/[.$M239]; ([.$K239]-[.Y239])*[.$J239]/[.$M239])-[.$R239]); &quot;&quot;)">
            <text:p/>
          </table:table-cell>
          <table:table-cell table:style-name="Default"/>
          <table:table-cell table:style-name="ce205" table:formula="of:=IFERROR(IF(ISBLANK([.AA239]); &quot;&quot;; IF([.$F239]=&quot;Long&quot;; ([.AA239]-[.$K239])*[.$J239]/[.$M239]; ([.$K239]-[.AA239])*[.$J239]/[.$M239])-[.$R239]); &quot;&quot;)">
            <text:p/>
          </table:table-cell>
          <table:table-cell table:style-name="Default"/>
          <table:table-cell table:style-name="ce205" table:formula="of:=IFERROR(IF(ISBLANK([.AC239]); &quot;&quot;; IF([.$F239]=&quot;Long&quot;; ([.AC239]-[.$K239])*[.$J239]/[.$M239]; ([.$K239]-[.AC239])*[.$J239]/[.$M239])-[.$R239]); &quot;&quot;)">
            <text:p/>
          </table:table-cell>
          <table:table-cell/>
          <table:table-cell table:style-name="ce224" table:formula="of:=IF(ISBLANK([.Q239]); &quot;&quot;; DAY([.Q239]))">
            <text:p/>
          </table:table-cell>
          <table:table-cell table:style-name="ce224" table:formula="of:=IF(ISBLANK([.I239]); &quot;&quot;; WEEKDAY([.I239]; 2))">
            <text:p/>
          </table:table-cell>
          <table:table-cell table:style-name="ce224" table:formula="of:=IF(ISBLANK([.Q239]); &quot;&quot;; WEEKDAY([.Q239]; 2))">
            <text:p/>
          </table:table-cell>
          <table:table-cell table:style-name="ce224" table:formula="of:=IF(ISBLANK([.Q239]); &quot;&quot;; WEEKNUM([.Q239]))">
            <text:p/>
          </table:table-cell>
          <table:table-cell table:style-name="ce224" table:formula="of:=IF(ISBLANK([.I239]); &quot;&quot;; MONTH([.I239]))">
            <text:p/>
          </table:table-cell>
          <table:table-cell table:style-name="ce224" table:formula="of:=IF(ISBLANK([.Q239]); &quot;&quot;; MONTH([.Q239]))">
            <text:p/>
          </table:table-cell>
          <table:table-cell table:style-name="ce224" table:formula="of:=IF(OR(ISBLANK([.I239]); ISBLANK([.Q239])); &quot;&quot;; IFERROR(DATEDIF([.I239];[.Q239];&quot;d&quot;); &quot;&quot;))">
            <text:p/>
          </table:table-cell>
          <table:table-cell table:style-name="ce286" table:formula="of:=IF(ISBLANK([.P239]); &quot;&quot;; SUM([.$R$3:.R239]))">
            <text:p/>
          </table:table-cell>
          <table:table-cell table:style-name="ce286" table:formula="of:=IF(ISBLANK([.P239]); &quot;&quot;; SUM([.$S$3:.S239]))">
            <text:p/>
          </table:table-cell>
          <table:table-cell table:formula="of:=IF(ISBLANK([.K239]); &quot;&quot;; [.J239]*[.K239])">
            <text:p/>
          </table:table-cell>
          <table:table-cell table:formula="of:=IF(ISNUMBER([.AO239]); [.AO239]*0.0035; &quot;&quot;)">
            <text:p/>
          </table:table-cell>
          <table:table-cell table:style-name="ce224" table:formula="of:=IF(ISBLANK([.P239]); &quot;&quot; ; [.O239]*[.P239])">
            <text:p/>
          </table:table-cell>
          <table:table-cell table:formula="of:=IF(ISNUMBER([.AQ239]); [.AQ239]*0.0035; &quot;&quot;)">
            <text:p/>
          </table:table-cell>
          <table:table-cell table:number-columns-repeated="20"/>
        </table:table-row>
        <table:table-row table:style-name="ro2">
          <table:table-cell office:value-type="float" office:value="238" calcext:value-type="float">
            <text:p>23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0]=&quot;Long&quot;; [.K240]-[Overview.$C$4]/[.J240]; IF([.F240]=&quot;Short&quot;; [.K240]+[Overview.$C$4]/[.J240]; &quot;&quot;)); &quot;&quot;)">
            <text:p/>
          </table:table-cell>
          <table:table-cell table:style-name="ce157" table:formula="of:=IFERROR(ABS([.L240]-[.K240])*[.J240]; &quot;&quot;)">
            <text:p/>
          </table:table-cell>
          <table:table-cell table:style-name="ce289" table:formula="of:=IFERROR(IF([.F240]=&quot;Long&quot;; [.K240]+[Overview.$C$4]/[.J240]*[Overview.$C$6]; IF([.F240]=&quot;Short&quot;; [.K240]-[Overview.$C$4]/[.J240]*[Overview.$C$6]; &quot;&quot;)); &quot;&quot;)">
            <text:p/>
          </table:table-cell>
          <table:table-cell table:style-name="ce152"/>
          <table:table-cell table:number-columns-repeated="2"/>
          <table:table-cell table:formula="of:=IFERROR([.S240]/[.M240]; &quot;&quot;)">
            <text:p/>
          </table:table-cell>
          <table:table-cell table:formula="of:=IFERROR(IF(AND([.F240]=&quot;Long&quot;; [.O240]=[.J240]); [.J240]*([.P240]-[.K240]); IF(AND([.F240]=&quot;Short&quot;; [.O240]=[.J240]); [.J240]*([.K240]-[.P240]); &quot;&quot;)); &quot;&quot;)">
            <text:p/>
          </table:table-cell>
          <table:table-cell table:formula="of:=IF(ISNUMBER([.S240]); IF([.S240]&gt;0; &quot;Win&quot;; &quot;Loss&quot;);&quot;&quot;)">
            <text:p/>
          </table:table-cell>
          <table:table-cell table:formula="of:=IF([.Q240]=&quot;&quot;; &quot;&quot;; CONCATENATE(DATEDIF([.I240];[.Q240];&quot;d&quot;); IF(DATEDIF([.I240];[.Q240];&quot;d&quot;)&gt;1; &quot; Days&quot;; &quot; Day&quot;)))">
            <text:p/>
          </table:table-cell>
          <table:table-cell table:content-validation-name="val12"/>
          <table:table-cell table:number-columns-repeated="2"/>
          <table:table-cell table:style-name="ce196"/>
          <table:table-cell table:style-name="ce205" table:formula="of:=IFERROR(IF(ISBLANK([.Y240]); &quot;&quot;; IF([.$F240]=&quot;Long&quot;; ([.Y240]-[.$K240])*[.$J240]/[.$M240]; ([.$K240]-[.Y240])*[.$J240]/[.$M240])-[.$R240]); &quot;&quot;)">
            <text:p/>
          </table:table-cell>
          <table:table-cell table:style-name="Default"/>
          <table:table-cell table:style-name="ce205" table:formula="of:=IFERROR(IF(ISBLANK([.AA240]); &quot;&quot;; IF([.$F240]=&quot;Long&quot;; ([.AA240]-[.$K240])*[.$J240]/[.$M240]; ([.$K240]-[.AA240])*[.$J240]/[.$M240])-[.$R240]); &quot;&quot;)">
            <text:p/>
          </table:table-cell>
          <table:table-cell table:style-name="Default"/>
          <table:table-cell table:style-name="ce205" table:formula="of:=IFERROR(IF(ISBLANK([.AC240]); &quot;&quot;; IF([.$F240]=&quot;Long&quot;; ([.AC240]-[.$K240])*[.$J240]/[.$M240]; ([.$K240]-[.AC240])*[.$J240]/[.$M240])-[.$R240]); &quot;&quot;)">
            <text:p/>
          </table:table-cell>
          <table:table-cell/>
          <table:table-cell table:style-name="ce224" table:formula="of:=IF(ISBLANK([.Q240]); &quot;&quot;; DAY([.Q240]))">
            <text:p/>
          </table:table-cell>
          <table:table-cell table:style-name="ce224" table:formula="of:=IF(ISBLANK([.I240]); &quot;&quot;; WEEKDAY([.I240]; 2))">
            <text:p/>
          </table:table-cell>
          <table:table-cell table:style-name="ce224" table:formula="of:=IF(ISBLANK([.Q240]); &quot;&quot;; WEEKDAY([.Q240]; 2))">
            <text:p/>
          </table:table-cell>
          <table:table-cell table:style-name="ce224" table:formula="of:=IF(ISBLANK([.Q240]); &quot;&quot;; WEEKNUM([.Q240]))">
            <text:p/>
          </table:table-cell>
          <table:table-cell table:style-name="ce224" table:formula="of:=IF(ISBLANK([.I240]); &quot;&quot;; MONTH([.I240]))">
            <text:p/>
          </table:table-cell>
          <table:table-cell table:style-name="ce224" table:formula="of:=IF(ISBLANK([.Q240]); &quot;&quot;; MONTH([.Q240]))">
            <text:p/>
          </table:table-cell>
          <table:table-cell table:style-name="ce224" table:formula="of:=IF(OR(ISBLANK([.I240]); ISBLANK([.Q240])); &quot;&quot;; IFERROR(DATEDIF([.I240];[.Q240];&quot;d&quot;); &quot;&quot;))">
            <text:p/>
          </table:table-cell>
          <table:table-cell table:style-name="ce286" table:formula="of:=IF(ISBLANK([.P240]); &quot;&quot;; SUM([.$R$3:.R240]))">
            <text:p/>
          </table:table-cell>
          <table:table-cell table:style-name="ce286" table:formula="of:=IF(ISBLANK([.P240]); &quot;&quot;; SUM([.$S$3:.S240]))">
            <text:p/>
          </table:table-cell>
          <table:table-cell table:formula="of:=IF(ISBLANK([.K240]); &quot;&quot;; [.J240]*[.K240])">
            <text:p/>
          </table:table-cell>
          <table:table-cell table:formula="of:=IF(ISNUMBER([.AO240]); [.AO240]*0.0035; &quot;&quot;)">
            <text:p/>
          </table:table-cell>
          <table:table-cell table:style-name="ce224" table:formula="of:=IF(ISBLANK([.P240]); &quot;&quot; ; [.O240]*[.P240])">
            <text:p/>
          </table:table-cell>
          <table:table-cell table:formula="of:=IF(ISNUMBER([.AQ240]); [.AQ240]*0.0035; &quot;&quot;)">
            <text:p/>
          </table:table-cell>
          <table:table-cell table:number-columns-repeated="20"/>
        </table:table-row>
        <table:table-row table:style-name="ro2">
          <table:table-cell office:value-type="float" office:value="239" calcext:value-type="float">
            <text:p>23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1]=&quot;Long&quot;; [.K241]-[Overview.$C$4]/[.J241]; IF([.F241]=&quot;Short&quot;; [.K241]+[Overview.$C$4]/[.J241]; &quot;&quot;)); &quot;&quot;)">
            <text:p/>
          </table:table-cell>
          <table:table-cell table:style-name="ce157" table:formula="of:=IFERROR(ABS([.L241]-[.K241])*[.J241]; &quot;&quot;)">
            <text:p/>
          </table:table-cell>
          <table:table-cell table:style-name="ce289" table:formula="of:=IFERROR(IF([.F241]=&quot;Long&quot;; [.K241]+[Overview.$C$4]/[.J241]*[Overview.$C$6]; IF([.F241]=&quot;Short&quot;; [.K241]-[Overview.$C$4]/[.J241]*[Overview.$C$6]; &quot;&quot;)); &quot;&quot;)">
            <text:p/>
          </table:table-cell>
          <table:table-cell table:style-name="ce152"/>
          <table:table-cell table:number-columns-repeated="2"/>
          <table:table-cell table:formula="of:=IFERROR([.S241]/[.M241]; &quot;&quot;)">
            <text:p/>
          </table:table-cell>
          <table:table-cell table:formula="of:=IFERROR(IF(AND([.F241]=&quot;Long&quot;; [.O241]=[.J241]); [.J241]*([.P241]-[.K241]); IF(AND([.F241]=&quot;Short&quot;; [.O241]=[.J241]); [.J241]*([.K241]-[.P241]); &quot;&quot;)); &quot;&quot;)">
            <text:p/>
          </table:table-cell>
          <table:table-cell table:formula="of:=IF(ISNUMBER([.S241]); IF([.S241]&gt;0; &quot;Win&quot;; &quot;Loss&quot;);&quot;&quot;)">
            <text:p/>
          </table:table-cell>
          <table:table-cell table:formula="of:=IF([.Q241]=&quot;&quot;; &quot;&quot;; CONCATENATE(DATEDIF([.I241];[.Q241];&quot;d&quot;); IF(DATEDIF([.I241];[.Q241];&quot;d&quot;)&gt;1; &quot; Days&quot;; &quot; Day&quot;)))">
            <text:p/>
          </table:table-cell>
          <table:table-cell table:content-validation-name="val12"/>
          <table:table-cell table:number-columns-repeated="2"/>
          <table:table-cell table:style-name="ce196"/>
          <table:table-cell table:style-name="ce205" table:formula="of:=IFERROR(IF(ISBLANK([.Y241]); &quot;&quot;; IF([.$F241]=&quot;Long&quot;; ([.Y241]-[.$K241])*[.$J241]/[.$M241]; ([.$K241]-[.Y241])*[.$J241]/[.$M241])-[.$R241]); &quot;&quot;)">
            <text:p/>
          </table:table-cell>
          <table:table-cell table:style-name="Default"/>
          <table:table-cell table:style-name="ce205" table:formula="of:=IFERROR(IF(ISBLANK([.AA241]); &quot;&quot;; IF([.$F241]=&quot;Long&quot;; ([.AA241]-[.$K241])*[.$J241]/[.$M241]; ([.$K241]-[.AA241])*[.$J241]/[.$M241])-[.$R241]); &quot;&quot;)">
            <text:p/>
          </table:table-cell>
          <table:table-cell table:style-name="Default"/>
          <table:table-cell table:style-name="ce205" table:formula="of:=IFERROR(IF(ISBLANK([.AC241]); &quot;&quot;; IF([.$F241]=&quot;Long&quot;; ([.AC241]-[.$K241])*[.$J241]/[.$M241]; ([.$K241]-[.AC241])*[.$J241]/[.$M241])-[.$R241]); &quot;&quot;)">
            <text:p/>
          </table:table-cell>
          <table:table-cell/>
          <table:table-cell table:style-name="ce224" table:formula="of:=IF(ISBLANK([.Q241]); &quot;&quot;; DAY([.Q241]))">
            <text:p/>
          </table:table-cell>
          <table:table-cell table:style-name="ce224" table:formula="of:=IF(ISBLANK([.I241]); &quot;&quot;; WEEKDAY([.I241]; 2))">
            <text:p/>
          </table:table-cell>
          <table:table-cell table:style-name="ce224" table:formula="of:=IF(ISBLANK([.Q241]); &quot;&quot;; WEEKDAY([.Q241]; 2))">
            <text:p/>
          </table:table-cell>
          <table:table-cell table:style-name="ce224" table:formula="of:=IF(ISBLANK([.Q241]); &quot;&quot;; WEEKNUM([.Q241]))">
            <text:p/>
          </table:table-cell>
          <table:table-cell table:style-name="ce224" table:formula="of:=IF(ISBLANK([.I241]); &quot;&quot;; MONTH([.I241]))">
            <text:p/>
          </table:table-cell>
          <table:table-cell table:style-name="ce224" table:formula="of:=IF(ISBLANK([.Q241]); &quot;&quot;; MONTH([.Q241]))">
            <text:p/>
          </table:table-cell>
          <table:table-cell table:style-name="ce224" table:formula="of:=IF(OR(ISBLANK([.I241]); ISBLANK([.Q241])); &quot;&quot;; IFERROR(DATEDIF([.I241];[.Q241];&quot;d&quot;); &quot;&quot;))">
            <text:p/>
          </table:table-cell>
          <table:table-cell table:style-name="ce286" table:formula="of:=IF(ISBLANK([.P241]); &quot;&quot;; SUM([.$R$3:.R241]))">
            <text:p/>
          </table:table-cell>
          <table:table-cell table:style-name="ce286" table:formula="of:=IF(ISBLANK([.P241]); &quot;&quot;; SUM([.$S$3:.S241]))">
            <text:p/>
          </table:table-cell>
          <table:table-cell table:formula="of:=IF(ISBLANK([.K241]); &quot;&quot;; [.J241]*[.K241])">
            <text:p/>
          </table:table-cell>
          <table:table-cell table:formula="of:=IF(ISNUMBER([.AO241]); [.AO241]*0.0035; &quot;&quot;)">
            <text:p/>
          </table:table-cell>
          <table:table-cell table:style-name="ce224" table:formula="of:=IF(ISBLANK([.P241]); &quot;&quot; ; [.O241]*[.P241])">
            <text:p/>
          </table:table-cell>
          <table:table-cell table:formula="of:=IF(ISNUMBER([.AQ241]); [.AQ241]*0.0035; &quot;&quot;)">
            <text:p/>
          </table:table-cell>
          <table:table-cell table:number-columns-repeated="20"/>
        </table:table-row>
        <table:table-row table:style-name="ro2">
          <table:table-cell office:value-type="float" office:value="240" calcext:value-type="float">
            <text:p>24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2]=&quot;Long&quot;; [.K242]-[Overview.$C$4]/[.J242]; IF([.F242]=&quot;Short&quot;; [.K242]+[Overview.$C$4]/[.J242]; &quot;&quot;)); &quot;&quot;)">
            <text:p/>
          </table:table-cell>
          <table:table-cell table:style-name="ce157" table:formula="of:=IFERROR(ABS([.L242]-[.K242])*[.J242]; &quot;&quot;)">
            <text:p/>
          </table:table-cell>
          <table:table-cell table:style-name="ce289" table:formula="of:=IFERROR(IF([.F242]=&quot;Long&quot;; [.K242]+[Overview.$C$4]/[.J242]*[Overview.$C$6]; IF([.F242]=&quot;Short&quot;; [.K242]-[Overview.$C$4]/[.J242]*[Overview.$C$6]; &quot;&quot;)); &quot;&quot;)">
            <text:p/>
          </table:table-cell>
          <table:table-cell table:style-name="ce152"/>
          <table:table-cell table:number-columns-repeated="2"/>
          <table:table-cell table:formula="of:=IFERROR([.S242]/[.M242]; &quot;&quot;)">
            <text:p/>
          </table:table-cell>
          <table:table-cell table:formula="of:=IFERROR(IF(AND([.F242]=&quot;Long&quot;; [.O242]=[.J242]); [.J242]*([.P242]-[.K242]); IF(AND([.F242]=&quot;Short&quot;; [.O242]=[.J242]); [.J242]*([.K242]-[.P242]); &quot;&quot;)); &quot;&quot;)">
            <text:p/>
          </table:table-cell>
          <table:table-cell table:formula="of:=IF(ISNUMBER([.S242]); IF([.S242]&gt;0; &quot;Win&quot;; &quot;Loss&quot;);&quot;&quot;)">
            <text:p/>
          </table:table-cell>
          <table:table-cell table:formula="of:=IF([.Q242]=&quot;&quot;; &quot;&quot;; CONCATENATE(DATEDIF([.I242];[.Q242];&quot;d&quot;); IF(DATEDIF([.I242];[.Q242];&quot;d&quot;)&gt;1; &quot; Days&quot;; &quot; Day&quot;)))">
            <text:p/>
          </table:table-cell>
          <table:table-cell table:content-validation-name="val12"/>
          <table:table-cell table:number-columns-repeated="2"/>
          <table:table-cell table:style-name="ce196"/>
          <table:table-cell table:style-name="ce205" table:formula="of:=IFERROR(IF(ISBLANK([.Y242]); &quot;&quot;; IF([.$F242]=&quot;Long&quot;; ([.Y242]-[.$K242])*[.$J242]/[.$M242]; ([.$K242]-[.Y242])*[.$J242]/[.$M242])-[.$R242]); &quot;&quot;)">
            <text:p/>
          </table:table-cell>
          <table:table-cell table:style-name="Default"/>
          <table:table-cell table:style-name="ce205" table:formula="of:=IFERROR(IF(ISBLANK([.AA242]); &quot;&quot;; IF([.$F242]=&quot;Long&quot;; ([.AA242]-[.$K242])*[.$J242]/[.$M242]; ([.$K242]-[.AA242])*[.$J242]/[.$M242])-[.$R242]); &quot;&quot;)">
            <text:p/>
          </table:table-cell>
          <table:table-cell table:style-name="Default"/>
          <table:table-cell table:style-name="ce205" table:formula="of:=IFERROR(IF(ISBLANK([.AC242]); &quot;&quot;; IF([.$F242]=&quot;Long&quot;; ([.AC242]-[.$K242])*[.$J242]/[.$M242]; ([.$K242]-[.AC242])*[.$J242]/[.$M242])-[.$R242]); &quot;&quot;)">
            <text:p/>
          </table:table-cell>
          <table:table-cell/>
          <table:table-cell table:formula="of:=IF(ISBLANK([.Q242]); &quot;&quot;; DAY([.Q242]))">
            <text:p/>
          </table:table-cell>
          <table:table-cell table:style-name="ce224" table:formula="of:=IF(ISBLANK([.I242]); &quot;&quot;; WEEKDAY([.I242]; 2))">
            <text:p/>
          </table:table-cell>
          <table:table-cell table:formula="of:=IF(ISBLANK([.Q242]); &quot;&quot;; WEEKDAY([.Q242]; 2))">
            <text:p/>
          </table:table-cell>
          <table:table-cell table:formula="of:=IF(ISBLANK([.Q242]); &quot;&quot;; WEEKNUM([.Q242]))">
            <text:p/>
          </table:table-cell>
          <table:table-cell table:style-name="ce224" table:formula="of:=IF(ISBLANK([.I242]); &quot;&quot;; MONTH([.I242]))">
            <text:p/>
          </table:table-cell>
          <table:table-cell table:formula="of:=IF(ISBLANK([.Q242]); &quot;&quot;; MONTH([.Q242]))">
            <text:p/>
          </table:table-cell>
          <table:table-cell table:formula="of:=IF(OR(ISBLANK([.I242]); ISBLANK([.Q242])); &quot;&quot;; IFERROR(DATEDIF([.I242];[.Q242];&quot;d&quot;); &quot;&quot;))">
            <text:p/>
          </table:table-cell>
          <table:table-cell table:style-name="ce286" table:formula="of:=IF(ISBLANK([.P242]); &quot;&quot;; SUM([.$R$3:.R242]))">
            <text:p/>
          </table:table-cell>
          <table:table-cell table:style-name="ce286" table:formula="of:=IF(ISBLANK([.P242]); &quot;&quot;; SUM([.$S$3:.S242]))">
            <text:p/>
          </table:table-cell>
          <table:table-cell table:formula="of:=IF(ISBLANK([.K242]); &quot;&quot;; [.J242]*[.K242])">
            <text:p/>
          </table:table-cell>
          <table:table-cell table:formula="of:=IF(ISNUMBER([.AO242]); [.AO242]*0.0035; &quot;&quot;)">
            <text:p/>
          </table:table-cell>
          <table:table-cell table:style-name="ce224" table:formula="of:=IF(ISBLANK([.P242]); &quot;&quot; ; [.O242]*[.P242])">
            <text:p/>
          </table:table-cell>
          <table:table-cell table:formula="of:=IF(ISNUMBER([.AQ242]); [.AQ242]*0.0035; &quot;&quot;)">
            <text:p/>
          </table:table-cell>
          <table:table-cell table:number-columns-repeated="20"/>
        </table:table-row>
        <table:table-row table:style-name="ro2">
          <table:table-cell office:value-type="float" office:value="241" calcext:value-type="float">
            <text:p>24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3]=&quot;Long&quot;; [.K243]-[Overview.$C$4]/[.J243]; IF([.F243]=&quot;Short&quot;; [.K243]+[Overview.$C$4]/[.J243]; &quot;&quot;)); &quot;&quot;)">
            <text:p/>
          </table:table-cell>
          <table:table-cell table:style-name="ce157" table:formula="of:=IFERROR(ABS([.L243]-[.K243])*[.J243]; &quot;&quot;)">
            <text:p/>
          </table:table-cell>
          <table:table-cell table:style-name="ce289" table:formula="of:=IFERROR(IF([.F243]=&quot;Long&quot;; [.K243]+[Overview.$C$4]/[.J243]*[Overview.$C$6]; IF([.F243]=&quot;Short&quot;; [.K243]-[Overview.$C$4]/[.J243]*[Overview.$C$6]; &quot;&quot;)); &quot;&quot;)">
            <text:p/>
          </table:table-cell>
          <table:table-cell table:style-name="ce152"/>
          <table:table-cell table:number-columns-repeated="2"/>
          <table:table-cell table:formula="of:=IFERROR([.S243]/[.M243]; &quot;&quot;)">
            <text:p/>
          </table:table-cell>
          <table:table-cell table:formula="of:=IFERROR(IF(AND([.F243]=&quot;Long&quot;; [.O243]=[.J243]); [.J243]*([.P243]-[.K243]); IF(AND([.F243]=&quot;Short&quot;; [.O243]=[.J243]); [.J243]*([.K243]-[.P243]); &quot;&quot;)); &quot;&quot;)">
            <text:p/>
          </table:table-cell>
          <table:table-cell table:formula="of:=IF(ISNUMBER([.S243]); IF([.S243]&gt;0; &quot;Win&quot;; &quot;Loss&quot;);&quot;&quot;)">
            <text:p/>
          </table:table-cell>
          <table:table-cell table:formula="of:=IF([.Q243]=&quot;&quot;; &quot;&quot;; CONCATENATE(DATEDIF([.I243];[.Q243];&quot;d&quot;); IF(DATEDIF([.I243];[.Q243];&quot;d&quot;)&gt;1; &quot; Days&quot;; &quot; Day&quot;)))">
            <text:p/>
          </table:table-cell>
          <table:table-cell table:content-validation-name="val12"/>
          <table:table-cell table:number-columns-repeated="2"/>
          <table:table-cell table:style-name="ce196"/>
          <table:table-cell table:style-name="ce205" table:formula="of:=IFERROR(IF(ISBLANK([.Y243]); &quot;&quot;; IF([.$F243]=&quot;Long&quot;; ([.Y243]-[.$K243])*[.$J243]/[.$M243]; ([.$K243]-[.Y243])*[.$J243]/[.$M243])-[.$R243]); &quot;&quot;)">
            <text:p/>
          </table:table-cell>
          <table:table-cell table:style-name="Default"/>
          <table:table-cell table:style-name="ce205" table:formula="of:=IFERROR(IF(ISBLANK([.AA243]); &quot;&quot;; IF([.$F243]=&quot;Long&quot;; ([.AA243]-[.$K243])*[.$J243]/[.$M243]; ([.$K243]-[.AA243])*[.$J243]/[.$M243])-[.$R243]); &quot;&quot;)">
            <text:p/>
          </table:table-cell>
          <table:table-cell table:style-name="Default"/>
          <table:table-cell table:style-name="ce205" table:formula="of:=IFERROR(IF(ISBLANK([.AC243]); &quot;&quot;; IF([.$F243]=&quot;Long&quot;; ([.AC243]-[.$K243])*[.$J243]/[.$M243]; ([.$K243]-[.AC243])*[.$J243]/[.$M243])-[.$R243]); &quot;&quot;)">
            <text:p/>
          </table:table-cell>
          <table:table-cell/>
          <table:table-cell table:style-name="ce224" table:formula="of:=IF(ISBLANK([.Q243]); &quot;&quot;; DAY([.Q243]))">
            <text:p/>
          </table:table-cell>
          <table:table-cell table:style-name="ce224" table:formula="of:=IF(ISBLANK([.I243]); &quot;&quot;; WEEKDAY([.I243]; 2))">
            <text:p/>
          </table:table-cell>
          <table:table-cell table:style-name="ce224" table:formula="of:=IF(ISBLANK([.Q243]); &quot;&quot;; WEEKDAY([.Q243]; 2))">
            <text:p/>
          </table:table-cell>
          <table:table-cell table:style-name="ce224" table:formula="of:=IF(ISBLANK([.Q243]); &quot;&quot;; WEEKNUM([.Q243]))">
            <text:p/>
          </table:table-cell>
          <table:table-cell table:style-name="ce224" table:formula="of:=IF(ISBLANK([.I243]); &quot;&quot;; MONTH([.I243]))">
            <text:p/>
          </table:table-cell>
          <table:table-cell table:style-name="ce224" table:formula="of:=IF(ISBLANK([.Q243]); &quot;&quot;; MONTH([.Q243]))">
            <text:p/>
          </table:table-cell>
          <table:table-cell table:style-name="ce224" table:formula="of:=IF(OR(ISBLANK([.I243]); ISBLANK([.Q243])); &quot;&quot;; IFERROR(DATEDIF([.I243];[.Q243];&quot;d&quot;); &quot;&quot;))">
            <text:p/>
          </table:table-cell>
          <table:table-cell table:style-name="ce286" table:formula="of:=IF(ISBLANK([.P243]); &quot;&quot;; SUM([.$R$3:.R243]))">
            <text:p/>
          </table:table-cell>
          <table:table-cell table:style-name="ce286" table:formula="of:=IF(ISBLANK([.P243]); &quot;&quot;; SUM([.$S$3:.S243]))">
            <text:p/>
          </table:table-cell>
          <table:table-cell table:formula="of:=IF(ISBLANK([.K243]); &quot;&quot;; [.J243]*[.K243])">
            <text:p/>
          </table:table-cell>
          <table:table-cell table:formula="of:=IF(ISNUMBER([.AO243]); [.AO243]*0.0035; &quot;&quot;)">
            <text:p/>
          </table:table-cell>
          <table:table-cell table:style-name="ce224" table:formula="of:=IF(ISBLANK([.P243]); &quot;&quot; ; [.O243]*[.P243])">
            <text:p/>
          </table:table-cell>
          <table:table-cell table:formula="of:=IF(ISNUMBER([.AQ243]); [.AQ243]*0.0035; &quot;&quot;)">
            <text:p/>
          </table:table-cell>
          <table:table-cell table:number-columns-repeated="20"/>
        </table:table-row>
        <table:table-row table:style-name="ro2">
          <table:table-cell office:value-type="float" office:value="242" calcext:value-type="float">
            <text:p>24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4]=&quot;Long&quot;; [.K244]-[Overview.$C$4]/[.J244]; IF([.F244]=&quot;Short&quot;; [.K244]+[Overview.$C$4]/[.J244]; &quot;&quot;)); &quot;&quot;)">
            <text:p/>
          </table:table-cell>
          <table:table-cell table:style-name="ce157" table:formula="of:=IFERROR(ABS([.L244]-[.K244])*[.J244]; &quot;&quot;)">
            <text:p/>
          </table:table-cell>
          <table:table-cell table:style-name="ce289" table:formula="of:=IFERROR(IF([.F244]=&quot;Long&quot;; [.K244]+[Overview.$C$4]/[.J244]*[Overview.$C$6]; IF([.F244]=&quot;Short&quot;; [.K244]-[Overview.$C$4]/[.J244]*[Overview.$C$6]; &quot;&quot;)); &quot;&quot;)">
            <text:p/>
          </table:table-cell>
          <table:table-cell table:style-name="ce152"/>
          <table:table-cell table:number-columns-repeated="2"/>
          <table:table-cell table:formula="of:=IFERROR([.S244]/[.M244]; &quot;&quot;)">
            <text:p/>
          </table:table-cell>
          <table:table-cell table:formula="of:=IFERROR(IF(AND([.F244]=&quot;Long&quot;; [.O244]=[.J244]); [.J244]*([.P244]-[.K244]); IF(AND([.F244]=&quot;Short&quot;; [.O244]=[.J244]); [.J244]*([.K244]-[.P244]); &quot;&quot;)); &quot;&quot;)">
            <text:p/>
          </table:table-cell>
          <table:table-cell table:formula="of:=IF(ISNUMBER([.S244]); IF([.S244]&gt;0; &quot;Win&quot;; &quot;Loss&quot;);&quot;&quot;)">
            <text:p/>
          </table:table-cell>
          <table:table-cell table:formula="of:=IF([.Q244]=&quot;&quot;; &quot;&quot;; CONCATENATE(DATEDIF([.I244];[.Q244];&quot;d&quot;); IF(DATEDIF([.I244];[.Q244];&quot;d&quot;)&gt;1; &quot; Days&quot;; &quot; Day&quot;)))">
            <text:p/>
          </table:table-cell>
          <table:table-cell table:content-validation-name="val12"/>
          <table:table-cell table:number-columns-repeated="2"/>
          <table:table-cell table:style-name="ce196"/>
          <table:table-cell table:style-name="ce205" table:formula="of:=IFERROR(IF(ISBLANK([.Y244]); &quot;&quot;; IF([.$F244]=&quot;Long&quot;; ([.Y244]-[.$K244])*[.$J244]/[.$M244]; ([.$K244]-[.Y244])*[.$J244]/[.$M244])-[.$R244]); &quot;&quot;)">
            <text:p/>
          </table:table-cell>
          <table:table-cell table:style-name="Default"/>
          <table:table-cell table:style-name="ce205" table:formula="of:=IFERROR(IF(ISBLANK([.AA244]); &quot;&quot;; IF([.$F244]=&quot;Long&quot;; ([.AA244]-[.$K244])*[.$J244]/[.$M244]; ([.$K244]-[.AA244])*[.$J244]/[.$M244])-[.$R244]); &quot;&quot;)">
            <text:p/>
          </table:table-cell>
          <table:table-cell table:style-name="Default"/>
          <table:table-cell table:style-name="ce205" table:formula="of:=IFERROR(IF(ISBLANK([.AC244]); &quot;&quot;; IF([.$F244]=&quot;Long&quot;; ([.AC244]-[.$K244])*[.$J244]/[.$M244]; ([.$K244]-[.AC244])*[.$J244]/[.$M244])-[.$R244]); &quot;&quot;)">
            <text:p/>
          </table:table-cell>
          <table:table-cell/>
          <table:table-cell table:style-name="ce224" table:formula="of:=IF(ISBLANK([.Q244]); &quot;&quot;; DAY([.Q244]))">
            <text:p/>
          </table:table-cell>
          <table:table-cell table:style-name="ce224" table:formula="of:=IF(ISBLANK([.I244]); &quot;&quot;; WEEKDAY([.I244]; 2))">
            <text:p/>
          </table:table-cell>
          <table:table-cell table:style-name="ce224" table:formula="of:=IF(ISBLANK([.Q244]); &quot;&quot;; WEEKDAY([.Q244]; 2))">
            <text:p/>
          </table:table-cell>
          <table:table-cell table:style-name="ce224" table:formula="of:=IF(ISBLANK([.Q244]); &quot;&quot;; WEEKNUM([.Q244]))">
            <text:p/>
          </table:table-cell>
          <table:table-cell table:style-name="ce224" table:formula="of:=IF(ISBLANK([.I244]); &quot;&quot;; MONTH([.I244]))">
            <text:p/>
          </table:table-cell>
          <table:table-cell table:style-name="ce224" table:formula="of:=IF(ISBLANK([.Q244]); &quot;&quot;; MONTH([.Q244]))">
            <text:p/>
          </table:table-cell>
          <table:table-cell table:style-name="ce224" table:formula="of:=IF(OR(ISBLANK([.I244]); ISBLANK([.Q244])); &quot;&quot;; IFERROR(DATEDIF([.I244];[.Q244];&quot;d&quot;); &quot;&quot;))">
            <text:p/>
          </table:table-cell>
          <table:table-cell table:style-name="ce286" table:formula="of:=IF(ISBLANK([.P244]); &quot;&quot;; SUM([.$R$3:.R244]))">
            <text:p/>
          </table:table-cell>
          <table:table-cell table:style-name="ce286" table:formula="of:=IF(ISBLANK([.P244]); &quot;&quot;; SUM([.$S$3:.S244]))">
            <text:p/>
          </table:table-cell>
          <table:table-cell table:formula="of:=IF(ISBLANK([.K244]); &quot;&quot;; [.J244]*[.K244])">
            <text:p/>
          </table:table-cell>
          <table:table-cell table:formula="of:=IF(ISNUMBER([.AO244]); [.AO244]*0.0035; &quot;&quot;)">
            <text:p/>
          </table:table-cell>
          <table:table-cell table:style-name="ce224" table:formula="of:=IF(ISBLANK([.P244]); &quot;&quot; ; [.O244]*[.P244])">
            <text:p/>
          </table:table-cell>
          <table:table-cell table:formula="of:=IF(ISNUMBER([.AQ244]); [.AQ244]*0.0035; &quot;&quot;)">
            <text:p/>
          </table:table-cell>
          <table:table-cell table:number-columns-repeated="20"/>
        </table:table-row>
        <table:table-row table:style-name="ro2">
          <table:table-cell office:value-type="float" office:value="243" calcext:value-type="float">
            <text:p>24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5]=&quot;Long&quot;; [.K245]-[Overview.$C$4]/[.J245]; IF([.F245]=&quot;Short&quot;; [.K245]+[Overview.$C$4]/[.J245]; &quot;&quot;)); &quot;&quot;)">
            <text:p/>
          </table:table-cell>
          <table:table-cell table:style-name="ce157" table:formula="of:=IFERROR(ABS([.L245]-[.K245])*[.J245]; &quot;&quot;)">
            <text:p/>
          </table:table-cell>
          <table:table-cell table:style-name="ce289" table:formula="of:=IFERROR(IF([.F245]=&quot;Long&quot;; [.K245]+[Overview.$C$4]/[.J245]*[Overview.$C$6]; IF([.F245]=&quot;Short&quot;; [.K245]-[Overview.$C$4]/[.J245]*[Overview.$C$6]; &quot;&quot;)); &quot;&quot;)">
            <text:p/>
          </table:table-cell>
          <table:table-cell table:style-name="ce152"/>
          <table:table-cell table:number-columns-repeated="2"/>
          <table:table-cell table:formula="of:=IFERROR([.S245]/[.M245]; &quot;&quot;)">
            <text:p/>
          </table:table-cell>
          <table:table-cell table:formula="of:=IFERROR(IF(AND([.F245]=&quot;Long&quot;; [.O245]=[.J245]); [.J245]*([.P245]-[.K245]); IF(AND([.F245]=&quot;Short&quot;; [.O245]=[.J245]); [.J245]*([.K245]-[.P245]); &quot;&quot;)); &quot;&quot;)">
            <text:p/>
          </table:table-cell>
          <table:table-cell table:formula="of:=IF(ISNUMBER([.S245]); IF([.S245]&gt;0; &quot;Win&quot;; &quot;Loss&quot;);&quot;&quot;)">
            <text:p/>
          </table:table-cell>
          <table:table-cell table:formula="of:=IF([.Q245]=&quot;&quot;; &quot;&quot;; CONCATENATE(DATEDIF([.I245];[.Q245];&quot;d&quot;); IF(DATEDIF([.I245];[.Q245];&quot;d&quot;)&gt;1; &quot; Days&quot;; &quot; Day&quot;)))">
            <text:p/>
          </table:table-cell>
          <table:table-cell table:content-validation-name="val12"/>
          <table:table-cell table:number-columns-repeated="2"/>
          <table:table-cell table:style-name="ce196"/>
          <table:table-cell table:style-name="ce205" table:formula="of:=IFERROR(IF(ISBLANK([.Y245]); &quot;&quot;; IF([.$F245]=&quot;Long&quot;; ([.Y245]-[.$K245])*[.$J245]/[.$M245]; ([.$K245]-[.Y245])*[.$J245]/[.$M245])-[.$R245]); &quot;&quot;)">
            <text:p/>
          </table:table-cell>
          <table:table-cell table:style-name="Default"/>
          <table:table-cell table:style-name="ce205" table:formula="of:=IFERROR(IF(ISBLANK([.AA245]); &quot;&quot;; IF([.$F245]=&quot;Long&quot;; ([.AA245]-[.$K245])*[.$J245]/[.$M245]; ([.$K245]-[.AA245])*[.$J245]/[.$M245])-[.$R245]); &quot;&quot;)">
            <text:p/>
          </table:table-cell>
          <table:table-cell table:style-name="Default"/>
          <table:table-cell table:style-name="ce205" table:formula="of:=IFERROR(IF(ISBLANK([.AC245]); &quot;&quot;; IF([.$F245]=&quot;Long&quot;; ([.AC245]-[.$K245])*[.$J245]/[.$M245]; ([.$K245]-[.AC245])*[.$J245]/[.$M245])-[.$R245]); &quot;&quot;)">
            <text:p/>
          </table:table-cell>
          <table:table-cell/>
          <table:table-cell table:style-name="ce224" table:formula="of:=IF(ISBLANK([.Q245]); &quot;&quot;; DAY([.Q245]))">
            <text:p/>
          </table:table-cell>
          <table:table-cell table:style-name="ce224" table:formula="of:=IF(ISBLANK([.I245]); &quot;&quot;; WEEKDAY([.I245]; 2))">
            <text:p/>
          </table:table-cell>
          <table:table-cell table:style-name="ce224" table:formula="of:=IF(ISBLANK([.Q245]); &quot;&quot;; WEEKDAY([.Q245]; 2))">
            <text:p/>
          </table:table-cell>
          <table:table-cell table:style-name="ce224" table:formula="of:=IF(ISBLANK([.Q245]); &quot;&quot;; WEEKNUM([.Q245]))">
            <text:p/>
          </table:table-cell>
          <table:table-cell table:style-name="ce224" table:formula="of:=IF(ISBLANK([.I245]); &quot;&quot;; MONTH([.I245]))">
            <text:p/>
          </table:table-cell>
          <table:table-cell table:style-name="ce224" table:formula="of:=IF(ISBLANK([.Q245]); &quot;&quot;; MONTH([.Q245]))">
            <text:p/>
          </table:table-cell>
          <table:table-cell table:style-name="ce224" table:formula="of:=IF(OR(ISBLANK([.I245]); ISBLANK([.Q245])); &quot;&quot;; IFERROR(DATEDIF([.I245];[.Q245];&quot;d&quot;); &quot;&quot;))">
            <text:p/>
          </table:table-cell>
          <table:table-cell table:style-name="ce286" table:formula="of:=IF(ISBLANK([.P245]); &quot;&quot;; SUM([.$R$3:.R245]))">
            <text:p/>
          </table:table-cell>
          <table:table-cell table:style-name="ce286" table:formula="of:=IF(ISBLANK([.P245]); &quot;&quot;; SUM([.$S$3:.S245]))">
            <text:p/>
          </table:table-cell>
          <table:table-cell table:formula="of:=IF(ISBLANK([.K245]); &quot;&quot;; [.J245]*[.K245])">
            <text:p/>
          </table:table-cell>
          <table:table-cell table:formula="of:=IF(ISNUMBER([.AO245]); [.AO245]*0.0035; &quot;&quot;)">
            <text:p/>
          </table:table-cell>
          <table:table-cell table:style-name="ce224" table:formula="of:=IF(ISBLANK([.P245]); &quot;&quot; ; [.O245]*[.P245])">
            <text:p/>
          </table:table-cell>
          <table:table-cell table:formula="of:=IF(ISNUMBER([.AQ245]); [.AQ245]*0.0035; &quot;&quot;)">
            <text:p/>
          </table:table-cell>
          <table:table-cell table:number-columns-repeated="20"/>
        </table:table-row>
        <table:table-row table:style-name="ro2">
          <table:table-cell office:value-type="float" office:value="244" calcext:value-type="float">
            <text:p>24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6]=&quot;Long&quot;; [.K246]-[Overview.$C$4]/[.J246]; IF([.F246]=&quot;Short&quot;; [.K246]+[Overview.$C$4]/[.J246]; &quot;&quot;)); &quot;&quot;)">
            <text:p/>
          </table:table-cell>
          <table:table-cell table:style-name="ce157" table:formula="of:=IFERROR(ABS([.L246]-[.K246])*[.J246]; &quot;&quot;)">
            <text:p/>
          </table:table-cell>
          <table:table-cell table:style-name="ce289" table:formula="of:=IFERROR(IF([.F246]=&quot;Long&quot;; [.K246]+[Overview.$C$4]/[.J246]*[Overview.$C$6]; IF([.F246]=&quot;Short&quot;; [.K246]-[Overview.$C$4]/[.J246]*[Overview.$C$6]; &quot;&quot;)); &quot;&quot;)">
            <text:p/>
          </table:table-cell>
          <table:table-cell table:style-name="ce152"/>
          <table:table-cell table:number-columns-repeated="2"/>
          <table:table-cell table:formula="of:=IFERROR([.S246]/[.M246]; &quot;&quot;)">
            <text:p/>
          </table:table-cell>
          <table:table-cell table:formula="of:=IFERROR(IF(AND([.F246]=&quot;Long&quot;; [.O246]=[.J246]); [.J246]*([.P246]-[.K246]); IF(AND([.F246]=&quot;Short&quot;; [.O246]=[.J246]); [.J246]*([.K246]-[.P246]); &quot;&quot;)); &quot;&quot;)">
            <text:p/>
          </table:table-cell>
          <table:table-cell table:formula="of:=IF(ISNUMBER([.S246]); IF([.S246]&gt;0; &quot;Win&quot;; &quot;Loss&quot;);&quot;&quot;)">
            <text:p/>
          </table:table-cell>
          <table:table-cell table:formula="of:=IF([.Q246]=&quot;&quot;; &quot;&quot;; CONCATENATE(DATEDIF([.I246];[.Q246];&quot;d&quot;); IF(DATEDIF([.I246];[.Q246];&quot;d&quot;)&gt;1; &quot; Days&quot;; &quot; Day&quot;)))">
            <text:p/>
          </table:table-cell>
          <table:table-cell table:content-validation-name="val12"/>
          <table:table-cell table:number-columns-repeated="2"/>
          <table:table-cell table:style-name="ce196"/>
          <table:table-cell table:style-name="ce205" table:formula="of:=IFERROR(IF(ISBLANK([.Y246]); &quot;&quot;; IF([.$F246]=&quot;Long&quot;; ([.Y246]-[.$K246])*[.$J246]/[.$M246]; ([.$K246]-[.Y246])*[.$J246]/[.$M246])-[.$R246]); &quot;&quot;)">
            <text:p/>
          </table:table-cell>
          <table:table-cell table:style-name="Default"/>
          <table:table-cell table:style-name="ce205" table:formula="of:=IFERROR(IF(ISBLANK([.AA246]); &quot;&quot;; IF([.$F246]=&quot;Long&quot;; ([.AA246]-[.$K246])*[.$J246]/[.$M246]; ([.$K246]-[.AA246])*[.$J246]/[.$M246])-[.$R246]); &quot;&quot;)">
            <text:p/>
          </table:table-cell>
          <table:table-cell table:style-name="Default"/>
          <table:table-cell table:style-name="ce205" table:formula="of:=IFERROR(IF(ISBLANK([.AC246]); &quot;&quot;; IF([.$F246]=&quot;Long&quot;; ([.AC246]-[.$K246])*[.$J246]/[.$M246]; ([.$K246]-[.AC246])*[.$J246]/[.$M246])-[.$R246]); &quot;&quot;)">
            <text:p/>
          </table:table-cell>
          <table:table-cell/>
          <table:table-cell table:style-name="ce224" table:formula="of:=IF(ISBLANK([.Q246]); &quot;&quot;; DAY([.Q246]))">
            <text:p/>
          </table:table-cell>
          <table:table-cell table:style-name="ce224" table:formula="of:=IF(ISBLANK([.I246]); &quot;&quot;; WEEKDAY([.I246]; 2))">
            <text:p/>
          </table:table-cell>
          <table:table-cell table:style-name="ce224" table:formula="of:=IF(ISBLANK([.Q246]); &quot;&quot;; WEEKDAY([.Q246]; 2))">
            <text:p/>
          </table:table-cell>
          <table:table-cell table:style-name="ce224" table:formula="of:=IF(ISBLANK([.Q246]); &quot;&quot;; WEEKNUM([.Q246]))">
            <text:p/>
          </table:table-cell>
          <table:table-cell table:style-name="ce224" table:formula="of:=IF(ISBLANK([.I246]); &quot;&quot;; MONTH([.I246]))">
            <text:p/>
          </table:table-cell>
          <table:table-cell table:style-name="ce224" table:formula="of:=IF(ISBLANK([.Q246]); &quot;&quot;; MONTH([.Q246]))">
            <text:p/>
          </table:table-cell>
          <table:table-cell table:style-name="ce224" table:formula="of:=IF(OR(ISBLANK([.I246]); ISBLANK([.Q246])); &quot;&quot;; IFERROR(DATEDIF([.I246];[.Q246];&quot;d&quot;); &quot;&quot;))">
            <text:p/>
          </table:table-cell>
          <table:table-cell table:style-name="ce286" table:formula="of:=IF(ISBLANK([.P246]); &quot;&quot;; SUM([.$R$3:.R246]))">
            <text:p/>
          </table:table-cell>
          <table:table-cell table:style-name="ce286" table:formula="of:=IF(ISBLANK([.P246]); &quot;&quot;; SUM([.$S$3:.S246]))">
            <text:p/>
          </table:table-cell>
          <table:table-cell table:formula="of:=IF(ISBLANK([.K246]); &quot;&quot;; [.J246]*[.K246])">
            <text:p/>
          </table:table-cell>
          <table:table-cell table:formula="of:=IF(ISNUMBER([.AO246]); [.AO246]*0.0035; &quot;&quot;)">
            <text:p/>
          </table:table-cell>
          <table:table-cell table:style-name="ce224" table:formula="of:=IF(ISBLANK([.P246]); &quot;&quot; ; [.O246]*[.P246])">
            <text:p/>
          </table:table-cell>
          <table:table-cell table:formula="of:=IF(ISNUMBER([.AQ246]); [.AQ246]*0.0035; &quot;&quot;)">
            <text:p/>
          </table:table-cell>
          <table:table-cell table:number-columns-repeated="20"/>
        </table:table-row>
        <table:table-row table:style-name="ro2">
          <table:table-cell office:value-type="float" office:value="245" calcext:value-type="float">
            <text:p>24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7]=&quot;Long&quot;; [.K247]-[Overview.$C$4]/[.J247]; IF([.F247]=&quot;Short&quot;; [.K247]+[Overview.$C$4]/[.J247]; &quot;&quot;)); &quot;&quot;)">
            <text:p/>
          </table:table-cell>
          <table:table-cell table:style-name="ce157" table:formula="of:=IFERROR(ABS([.L247]-[.K247])*[.J247]; &quot;&quot;)">
            <text:p/>
          </table:table-cell>
          <table:table-cell table:style-name="ce289" table:formula="of:=IFERROR(IF([.F247]=&quot;Long&quot;; [.K247]+[Overview.$C$4]/[.J247]*[Overview.$C$6]; IF([.F247]=&quot;Short&quot;; [.K247]-[Overview.$C$4]/[.J247]*[Overview.$C$6]; &quot;&quot;)); &quot;&quot;)">
            <text:p/>
          </table:table-cell>
          <table:table-cell table:style-name="ce152"/>
          <table:table-cell table:number-columns-repeated="2"/>
          <table:table-cell table:formula="of:=IFERROR([.S247]/[.M247]; &quot;&quot;)">
            <text:p/>
          </table:table-cell>
          <table:table-cell table:formula="of:=IFERROR(IF(AND([.F247]=&quot;Long&quot;; [.O247]=[.J247]); [.J247]*([.P247]-[.K247]); IF(AND([.F247]=&quot;Short&quot;; [.O247]=[.J247]); [.J247]*([.K247]-[.P247]); &quot;&quot;)); &quot;&quot;)">
            <text:p/>
          </table:table-cell>
          <table:table-cell table:formula="of:=IF(ISNUMBER([.S247]); IF([.S247]&gt;0; &quot;Win&quot;; &quot;Loss&quot;);&quot;&quot;)">
            <text:p/>
          </table:table-cell>
          <table:table-cell table:formula="of:=IF([.Q247]=&quot;&quot;; &quot;&quot;; CONCATENATE(DATEDIF([.I247];[.Q247];&quot;d&quot;); IF(DATEDIF([.I247];[.Q247];&quot;d&quot;)&gt;1; &quot; Days&quot;; &quot; Day&quot;)))">
            <text:p/>
          </table:table-cell>
          <table:table-cell table:content-validation-name="val12"/>
          <table:table-cell table:number-columns-repeated="2"/>
          <table:table-cell table:style-name="ce196"/>
          <table:table-cell table:style-name="ce205" table:formula="of:=IFERROR(IF(ISBLANK([.Y247]); &quot;&quot;; IF([.$F247]=&quot;Long&quot;; ([.Y247]-[.$K247])*[.$J247]/[.$M247]; ([.$K247]-[.Y247])*[.$J247]/[.$M247])-[.$R247]); &quot;&quot;)">
            <text:p/>
          </table:table-cell>
          <table:table-cell table:style-name="Default"/>
          <table:table-cell table:style-name="ce205" table:formula="of:=IFERROR(IF(ISBLANK([.AA247]); &quot;&quot;; IF([.$F247]=&quot;Long&quot;; ([.AA247]-[.$K247])*[.$J247]/[.$M247]; ([.$K247]-[.AA247])*[.$J247]/[.$M247])-[.$R247]); &quot;&quot;)">
            <text:p/>
          </table:table-cell>
          <table:table-cell table:style-name="Default"/>
          <table:table-cell table:style-name="ce205" table:formula="of:=IFERROR(IF(ISBLANK([.AC247]); &quot;&quot;; IF([.$F247]=&quot;Long&quot;; ([.AC247]-[.$K247])*[.$J247]/[.$M247]; ([.$K247]-[.AC247])*[.$J247]/[.$M247])-[.$R247]); &quot;&quot;)">
            <text:p/>
          </table:table-cell>
          <table:table-cell/>
          <table:table-cell table:style-name="ce224" table:formula="of:=IF(ISBLANK([.Q247]); &quot;&quot;; DAY([.Q247]))">
            <text:p/>
          </table:table-cell>
          <table:table-cell table:style-name="ce224" table:formula="of:=IF(ISBLANK([.I247]); &quot;&quot;; WEEKDAY([.I247]; 2))">
            <text:p/>
          </table:table-cell>
          <table:table-cell table:style-name="ce224" table:formula="of:=IF(ISBLANK([.Q247]); &quot;&quot;; WEEKDAY([.Q247]; 2))">
            <text:p/>
          </table:table-cell>
          <table:table-cell table:style-name="ce224" table:formula="of:=IF(ISBLANK([.Q247]); &quot;&quot;; WEEKNUM([.Q247]))">
            <text:p/>
          </table:table-cell>
          <table:table-cell table:style-name="ce224" table:formula="of:=IF(ISBLANK([.I247]); &quot;&quot;; MONTH([.I247]))">
            <text:p/>
          </table:table-cell>
          <table:table-cell table:style-name="ce224" table:formula="of:=IF(ISBLANK([.Q247]); &quot;&quot;; MONTH([.Q247]))">
            <text:p/>
          </table:table-cell>
          <table:table-cell table:style-name="ce224" table:formula="of:=IF(OR(ISBLANK([.I247]); ISBLANK([.Q247])); &quot;&quot;; IFERROR(DATEDIF([.I247];[.Q247];&quot;d&quot;); &quot;&quot;))">
            <text:p/>
          </table:table-cell>
          <table:table-cell table:style-name="ce286" table:formula="of:=IF(ISBLANK([.P247]); &quot;&quot;; SUM([.$R$3:.R247]))">
            <text:p/>
          </table:table-cell>
          <table:table-cell table:style-name="ce286" table:formula="of:=IF(ISBLANK([.P247]); &quot;&quot;; SUM([.$S$3:.S247]))">
            <text:p/>
          </table:table-cell>
          <table:table-cell table:formula="of:=IF(ISBLANK([.K247]); &quot;&quot;; [.J247]*[.K247])">
            <text:p/>
          </table:table-cell>
          <table:table-cell table:formula="of:=IF(ISNUMBER([.AO247]); [.AO247]*0.0035; &quot;&quot;)">
            <text:p/>
          </table:table-cell>
          <table:table-cell table:style-name="ce224" table:formula="of:=IF(ISBLANK([.P247]); &quot;&quot; ; [.O247]*[.P247])">
            <text:p/>
          </table:table-cell>
          <table:table-cell table:formula="of:=IF(ISNUMBER([.AQ247]); [.AQ247]*0.0035; &quot;&quot;)">
            <text:p/>
          </table:table-cell>
          <table:table-cell table:number-columns-repeated="20"/>
        </table:table-row>
        <table:table-row table:style-name="ro2">
          <table:table-cell office:value-type="float" office:value="246" calcext:value-type="float">
            <text:p>24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8]=&quot;Long&quot;; [.K248]-[Overview.$C$4]/[.J248]; IF([.F248]=&quot;Short&quot;; [.K248]+[Overview.$C$4]/[.J248]; &quot;&quot;)); &quot;&quot;)">
            <text:p/>
          </table:table-cell>
          <table:table-cell table:style-name="ce157" table:formula="of:=IFERROR(ABS([.L248]-[.K248])*[.J248]; &quot;&quot;)">
            <text:p/>
          </table:table-cell>
          <table:table-cell table:style-name="ce289" table:formula="of:=IFERROR(IF([.F248]=&quot;Long&quot;; [.K248]+[Overview.$C$4]/[.J248]*[Overview.$C$6]; IF([.F248]=&quot;Short&quot;; [.K248]-[Overview.$C$4]/[.J248]*[Overview.$C$6]; &quot;&quot;)); &quot;&quot;)">
            <text:p/>
          </table:table-cell>
          <table:table-cell table:style-name="ce152"/>
          <table:table-cell table:number-columns-repeated="2"/>
          <table:table-cell table:formula="of:=IFERROR([.S248]/[.M248]; &quot;&quot;)">
            <text:p/>
          </table:table-cell>
          <table:table-cell table:formula="of:=IFERROR(IF(AND([.F248]=&quot;Long&quot;; [.O248]=[.J248]); [.J248]*([.P248]-[.K248]); IF(AND([.F248]=&quot;Short&quot;; [.O248]=[.J248]); [.J248]*([.K248]-[.P248]); &quot;&quot;)); &quot;&quot;)">
            <text:p/>
          </table:table-cell>
          <table:table-cell table:formula="of:=IF(ISNUMBER([.S248]); IF([.S248]&gt;0; &quot;Win&quot;; &quot;Loss&quot;);&quot;&quot;)">
            <text:p/>
          </table:table-cell>
          <table:table-cell table:formula="of:=IF([.Q248]=&quot;&quot;; &quot;&quot;; CONCATENATE(DATEDIF([.I248];[.Q248];&quot;d&quot;); IF(DATEDIF([.I248];[.Q248];&quot;d&quot;)&gt;1; &quot; Days&quot;; &quot; Day&quot;)))">
            <text:p/>
          </table:table-cell>
          <table:table-cell table:content-validation-name="val12"/>
          <table:table-cell table:number-columns-repeated="2"/>
          <table:table-cell table:style-name="ce196"/>
          <table:table-cell table:style-name="ce205" table:formula="of:=IFERROR(IF(ISBLANK([.Y248]); &quot;&quot;; IF([.$F248]=&quot;Long&quot;; ([.Y248]-[.$K248])*[.$J248]/[.$M248]; ([.$K248]-[.Y248])*[.$J248]/[.$M248])-[.$R248]); &quot;&quot;)">
            <text:p/>
          </table:table-cell>
          <table:table-cell table:style-name="Default"/>
          <table:table-cell table:style-name="ce205" table:formula="of:=IFERROR(IF(ISBLANK([.AA248]); &quot;&quot;; IF([.$F248]=&quot;Long&quot;; ([.AA248]-[.$K248])*[.$J248]/[.$M248]; ([.$K248]-[.AA248])*[.$J248]/[.$M248])-[.$R248]); &quot;&quot;)">
            <text:p/>
          </table:table-cell>
          <table:table-cell table:style-name="Default"/>
          <table:table-cell table:style-name="ce205" table:formula="of:=IFERROR(IF(ISBLANK([.AC248]); &quot;&quot;; IF([.$F248]=&quot;Long&quot;; ([.AC248]-[.$K248])*[.$J248]/[.$M248]; ([.$K248]-[.AC248])*[.$J248]/[.$M248])-[.$R248]); &quot;&quot;)">
            <text:p/>
          </table:table-cell>
          <table:table-cell/>
          <table:table-cell table:style-name="ce224" table:formula="of:=IF(ISBLANK([.Q248]); &quot;&quot;; DAY([.Q248]))">
            <text:p/>
          </table:table-cell>
          <table:table-cell table:style-name="ce224" table:formula="of:=IF(ISBLANK([.I248]); &quot;&quot;; WEEKDAY([.I248]; 2))">
            <text:p/>
          </table:table-cell>
          <table:table-cell table:style-name="ce224" table:formula="of:=IF(ISBLANK([.Q248]); &quot;&quot;; WEEKDAY([.Q248]; 2))">
            <text:p/>
          </table:table-cell>
          <table:table-cell table:style-name="ce224" table:formula="of:=IF(ISBLANK([.Q248]); &quot;&quot;; WEEKNUM([.Q248]))">
            <text:p/>
          </table:table-cell>
          <table:table-cell table:style-name="ce224" table:formula="of:=IF(ISBLANK([.I248]); &quot;&quot;; MONTH([.I248]))">
            <text:p/>
          </table:table-cell>
          <table:table-cell table:style-name="ce224" table:formula="of:=IF(ISBLANK([.Q248]); &quot;&quot;; MONTH([.Q248]))">
            <text:p/>
          </table:table-cell>
          <table:table-cell table:style-name="ce224" table:formula="of:=IF(OR(ISBLANK([.I248]); ISBLANK([.Q248])); &quot;&quot;; IFERROR(DATEDIF([.I248];[.Q248];&quot;d&quot;); &quot;&quot;))">
            <text:p/>
          </table:table-cell>
          <table:table-cell table:style-name="ce286" table:formula="of:=IF(ISBLANK([.P248]); &quot;&quot;; SUM([.$R$3:.R248]))">
            <text:p/>
          </table:table-cell>
          <table:table-cell table:style-name="ce286" table:formula="of:=IF(ISBLANK([.P248]); &quot;&quot;; SUM([.$S$3:.S248]))">
            <text:p/>
          </table:table-cell>
          <table:table-cell table:formula="of:=IF(ISBLANK([.K248]); &quot;&quot;; [.J248]*[.K248])">
            <text:p/>
          </table:table-cell>
          <table:table-cell table:formula="of:=IF(ISNUMBER([.AO248]); [.AO248]*0.0035; &quot;&quot;)">
            <text:p/>
          </table:table-cell>
          <table:table-cell table:style-name="ce224" table:formula="of:=IF(ISBLANK([.P248]); &quot;&quot; ; [.O248]*[.P248])">
            <text:p/>
          </table:table-cell>
          <table:table-cell table:formula="of:=IF(ISNUMBER([.AQ248]); [.AQ248]*0.0035; &quot;&quot;)">
            <text:p/>
          </table:table-cell>
          <table:table-cell table:number-columns-repeated="20"/>
        </table:table-row>
        <table:table-row table:style-name="ro2">
          <table:table-cell office:value-type="float" office:value="247" calcext:value-type="float">
            <text:p>24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49]=&quot;Long&quot;; [.K249]-[Overview.$C$4]/[.J249]; IF([.F249]=&quot;Short&quot;; [.K249]+[Overview.$C$4]/[.J249]; &quot;&quot;)); &quot;&quot;)">
            <text:p/>
          </table:table-cell>
          <table:table-cell table:style-name="ce157" table:formula="of:=IFERROR(ABS([.L249]-[.K249])*[.J249]; &quot;&quot;)">
            <text:p/>
          </table:table-cell>
          <table:table-cell table:style-name="ce289" table:formula="of:=IFERROR(IF([.F249]=&quot;Long&quot;; [.K249]+[Overview.$C$4]/[.J249]*[Overview.$C$6]; IF([.F249]=&quot;Short&quot;; [.K249]-[Overview.$C$4]/[.J249]*[Overview.$C$6]; &quot;&quot;)); &quot;&quot;)">
            <text:p/>
          </table:table-cell>
          <table:table-cell table:style-name="ce152"/>
          <table:table-cell table:number-columns-repeated="2"/>
          <table:table-cell table:formula="of:=IFERROR([.S249]/[.M249]; &quot;&quot;)">
            <text:p/>
          </table:table-cell>
          <table:table-cell table:formula="of:=IFERROR(IF(AND([.F249]=&quot;Long&quot;; [.O249]=[.J249]); [.J249]*([.P249]-[.K249]); IF(AND([.F249]=&quot;Short&quot;; [.O249]=[.J249]); [.J249]*([.K249]-[.P249]); &quot;&quot;)); &quot;&quot;)">
            <text:p/>
          </table:table-cell>
          <table:table-cell table:formula="of:=IF(ISNUMBER([.S249]); IF([.S249]&gt;0; &quot;Win&quot;; &quot;Loss&quot;);&quot;&quot;)">
            <text:p/>
          </table:table-cell>
          <table:table-cell table:formula="of:=IF([.Q249]=&quot;&quot;; &quot;&quot;; CONCATENATE(DATEDIF([.I249];[.Q249];&quot;d&quot;); IF(DATEDIF([.I249];[.Q249];&quot;d&quot;)&gt;1; &quot; Days&quot;; &quot; Day&quot;)))">
            <text:p/>
          </table:table-cell>
          <table:table-cell table:content-validation-name="val12"/>
          <table:table-cell table:number-columns-repeated="2"/>
          <table:table-cell table:style-name="ce196"/>
          <table:table-cell table:style-name="ce205" table:formula="of:=IFERROR(IF(ISBLANK([.Y249]); &quot;&quot;; IF([.$F249]=&quot;Long&quot;; ([.Y249]-[.$K249])*[.$J249]/[.$M249]; ([.$K249]-[.Y249])*[.$J249]/[.$M249])-[.$R249]); &quot;&quot;)">
            <text:p/>
          </table:table-cell>
          <table:table-cell table:style-name="Default"/>
          <table:table-cell table:style-name="ce205" table:formula="of:=IFERROR(IF(ISBLANK([.AA249]); &quot;&quot;; IF([.$F249]=&quot;Long&quot;; ([.AA249]-[.$K249])*[.$J249]/[.$M249]; ([.$K249]-[.AA249])*[.$J249]/[.$M249])-[.$R249]); &quot;&quot;)">
            <text:p/>
          </table:table-cell>
          <table:table-cell table:style-name="Default"/>
          <table:table-cell table:style-name="ce205" table:formula="of:=IFERROR(IF(ISBLANK([.AC249]); &quot;&quot;; IF([.$F249]=&quot;Long&quot;; ([.AC249]-[.$K249])*[.$J249]/[.$M249]; ([.$K249]-[.AC249])*[.$J249]/[.$M249])-[.$R249]); &quot;&quot;)">
            <text:p/>
          </table:table-cell>
          <table:table-cell/>
          <table:table-cell table:style-name="ce224" table:formula="of:=IF(ISBLANK([.Q249]); &quot;&quot;; DAY([.Q249]))">
            <text:p/>
          </table:table-cell>
          <table:table-cell table:style-name="ce224" table:formula="of:=IF(ISBLANK([.I249]); &quot;&quot;; WEEKDAY([.I249]; 2))">
            <text:p/>
          </table:table-cell>
          <table:table-cell table:style-name="ce224" table:formula="of:=IF(ISBLANK([.Q249]); &quot;&quot;; WEEKDAY([.Q249]; 2))">
            <text:p/>
          </table:table-cell>
          <table:table-cell table:style-name="ce224" table:formula="of:=IF(ISBLANK([.Q249]); &quot;&quot;; WEEKNUM([.Q249]))">
            <text:p/>
          </table:table-cell>
          <table:table-cell table:style-name="ce224" table:formula="of:=IF(ISBLANK([.I249]); &quot;&quot;; MONTH([.I249]))">
            <text:p/>
          </table:table-cell>
          <table:table-cell table:style-name="ce224" table:formula="of:=IF(ISBLANK([.Q249]); &quot;&quot;; MONTH([.Q249]))">
            <text:p/>
          </table:table-cell>
          <table:table-cell table:style-name="ce224" table:formula="of:=IF(OR(ISBLANK([.I249]); ISBLANK([.Q249])); &quot;&quot;; IFERROR(DATEDIF([.I249];[.Q249];&quot;d&quot;); &quot;&quot;))">
            <text:p/>
          </table:table-cell>
          <table:table-cell table:style-name="ce286" table:formula="of:=IF(ISBLANK([.P249]); &quot;&quot;; SUM([.$R$3:.R249]))">
            <text:p/>
          </table:table-cell>
          <table:table-cell table:style-name="ce286" table:formula="of:=IF(ISBLANK([.P249]); &quot;&quot;; SUM([.$S$3:.S249]))">
            <text:p/>
          </table:table-cell>
          <table:table-cell table:formula="of:=IF(ISBLANK([.K249]); &quot;&quot;; [.J249]*[.K249])">
            <text:p/>
          </table:table-cell>
          <table:table-cell table:formula="of:=IF(ISNUMBER([.AO249]); [.AO249]*0.0035; &quot;&quot;)">
            <text:p/>
          </table:table-cell>
          <table:table-cell table:style-name="ce224" table:formula="of:=IF(ISBLANK([.P249]); &quot;&quot; ; [.O249]*[.P249])">
            <text:p/>
          </table:table-cell>
          <table:table-cell table:formula="of:=IF(ISNUMBER([.AQ249]); [.AQ249]*0.0035; &quot;&quot;)">
            <text:p/>
          </table:table-cell>
          <table:table-cell table:number-columns-repeated="20"/>
        </table:table-row>
        <table:table-row table:style-name="ro2">
          <table:table-cell office:value-type="float" office:value="248" calcext:value-type="float">
            <text:p>24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0]=&quot;Long&quot;; [.K250]-[Overview.$C$4]/[.J250]; IF([.F250]=&quot;Short&quot;; [.K250]+[Overview.$C$4]/[.J250]; &quot;&quot;)); &quot;&quot;)">
            <text:p/>
          </table:table-cell>
          <table:table-cell table:style-name="ce157" table:formula="of:=IFERROR(ABS([.L250]-[.K250])*[.J250]; &quot;&quot;)">
            <text:p/>
          </table:table-cell>
          <table:table-cell table:style-name="ce289" table:formula="of:=IFERROR(IF([.F250]=&quot;Long&quot;; [.K250]+[Overview.$C$4]/[.J250]*[Overview.$C$6]; IF([.F250]=&quot;Short&quot;; [.K250]-[Overview.$C$4]/[.J250]*[Overview.$C$6]; &quot;&quot;)); &quot;&quot;)">
            <text:p/>
          </table:table-cell>
          <table:table-cell table:style-name="ce152"/>
          <table:table-cell table:number-columns-repeated="2"/>
          <table:table-cell table:formula="of:=IFERROR([.S250]/[.M250]; &quot;&quot;)">
            <text:p/>
          </table:table-cell>
          <table:table-cell table:formula="of:=IFERROR(IF(AND([.F250]=&quot;Long&quot;; [.O250]=[.J250]); [.J250]*([.P250]-[.K250]); IF(AND([.F250]=&quot;Short&quot;; [.O250]=[.J250]); [.J250]*([.K250]-[.P250]); &quot;&quot;)); &quot;&quot;)">
            <text:p/>
          </table:table-cell>
          <table:table-cell table:formula="of:=IF(ISNUMBER([.S250]); IF([.S250]&gt;0; &quot;Win&quot;; &quot;Loss&quot;);&quot;&quot;)">
            <text:p/>
          </table:table-cell>
          <table:table-cell table:formula="of:=IF([.Q250]=&quot;&quot;; &quot;&quot;; CONCATENATE(DATEDIF([.I250];[.Q250];&quot;d&quot;); IF(DATEDIF([.I250];[.Q250];&quot;d&quot;)&gt;1; &quot; Days&quot;; &quot; Day&quot;)))">
            <text:p/>
          </table:table-cell>
          <table:table-cell table:content-validation-name="val12"/>
          <table:table-cell table:number-columns-repeated="2"/>
          <table:table-cell table:style-name="ce196"/>
          <table:table-cell table:style-name="ce205" table:formula="of:=IFERROR(IF(ISBLANK([.Y250]); &quot;&quot;; IF([.$F250]=&quot;Long&quot;; ([.Y250]-[.$K250])*[.$J250]/[.$M250]; ([.$K250]-[.Y250])*[.$J250]/[.$M250])-[.$R250]); &quot;&quot;)">
            <text:p/>
          </table:table-cell>
          <table:table-cell table:style-name="Default"/>
          <table:table-cell table:style-name="ce205" table:formula="of:=IFERROR(IF(ISBLANK([.AA250]); &quot;&quot;; IF([.$F250]=&quot;Long&quot;; ([.AA250]-[.$K250])*[.$J250]/[.$M250]; ([.$K250]-[.AA250])*[.$J250]/[.$M250])-[.$R250]); &quot;&quot;)">
            <text:p/>
          </table:table-cell>
          <table:table-cell table:style-name="Default"/>
          <table:table-cell table:style-name="ce205" table:formula="of:=IFERROR(IF(ISBLANK([.AC250]); &quot;&quot;; IF([.$F250]=&quot;Long&quot;; ([.AC250]-[.$K250])*[.$J250]/[.$M250]; ([.$K250]-[.AC250])*[.$J250]/[.$M250])-[.$R250]); &quot;&quot;)">
            <text:p/>
          </table:table-cell>
          <table:table-cell/>
          <table:table-cell table:formula="of:=IF(ISBLANK([.Q250]); &quot;&quot;; DAY([.Q250]))">
            <text:p/>
          </table:table-cell>
          <table:table-cell table:style-name="ce224" table:formula="of:=IF(ISBLANK([.I250]); &quot;&quot;; WEEKDAY([.I250]; 2))">
            <text:p/>
          </table:table-cell>
          <table:table-cell table:formula="of:=IF(ISBLANK([.Q250]); &quot;&quot;; WEEKDAY([.Q250]; 2))">
            <text:p/>
          </table:table-cell>
          <table:table-cell table:formula="of:=IF(ISBLANK([.Q250]); &quot;&quot;; WEEKNUM([.Q250]))">
            <text:p/>
          </table:table-cell>
          <table:table-cell table:style-name="ce224" table:formula="of:=IF(ISBLANK([.I250]); &quot;&quot;; MONTH([.I250]))">
            <text:p/>
          </table:table-cell>
          <table:table-cell table:formula="of:=IF(ISBLANK([.Q250]); &quot;&quot;; MONTH([.Q250]))">
            <text:p/>
          </table:table-cell>
          <table:table-cell table:formula="of:=IF(OR(ISBLANK([.I250]); ISBLANK([.Q250])); &quot;&quot;; IFERROR(DATEDIF([.I250];[.Q250];&quot;d&quot;); &quot;&quot;))">
            <text:p/>
          </table:table-cell>
          <table:table-cell table:style-name="ce286" table:formula="of:=IF(ISBLANK([.P250]); &quot;&quot;; SUM([.$R$3:.R250]))">
            <text:p/>
          </table:table-cell>
          <table:table-cell table:style-name="ce286" table:formula="of:=IF(ISBLANK([.P250]); &quot;&quot;; SUM([.$S$3:.S250]))">
            <text:p/>
          </table:table-cell>
          <table:table-cell table:formula="of:=IF(ISBLANK([.K250]); &quot;&quot;; [.J250]*[.K250])">
            <text:p/>
          </table:table-cell>
          <table:table-cell table:formula="of:=IF(ISNUMBER([.AO250]); [.AO250]*0.0035; &quot;&quot;)">
            <text:p/>
          </table:table-cell>
          <table:table-cell table:style-name="ce224" table:formula="of:=IF(ISBLANK([.P250]); &quot;&quot; ; [.O250]*[.P250])">
            <text:p/>
          </table:table-cell>
          <table:table-cell table:formula="of:=IF(ISNUMBER([.AQ250]); [.AQ250]*0.0035; &quot;&quot;)">
            <text:p/>
          </table:table-cell>
          <table:table-cell table:number-columns-repeated="20"/>
        </table:table-row>
        <table:table-row table:style-name="ro2">
          <table:table-cell office:value-type="float" office:value="249" calcext:value-type="float">
            <text:p>24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1]=&quot;Long&quot;; [.K251]-[Overview.$C$4]/[.J251]; IF([.F251]=&quot;Short&quot;; [.K251]+[Overview.$C$4]/[.J251]; &quot;&quot;)); &quot;&quot;)">
            <text:p/>
          </table:table-cell>
          <table:table-cell table:style-name="ce157" table:formula="of:=IFERROR(ABS([.L251]-[.K251])*[.J251]; &quot;&quot;)">
            <text:p/>
          </table:table-cell>
          <table:table-cell table:style-name="ce289" table:formula="of:=IFERROR(IF([.F251]=&quot;Long&quot;; [.K251]+[Overview.$C$4]/[.J251]*[Overview.$C$6]; IF([.F251]=&quot;Short&quot;; [.K251]-[Overview.$C$4]/[.J251]*[Overview.$C$6]; &quot;&quot;)); &quot;&quot;)">
            <text:p/>
          </table:table-cell>
          <table:table-cell table:style-name="ce152"/>
          <table:table-cell table:number-columns-repeated="2"/>
          <table:table-cell table:formula="of:=IFERROR([.S251]/[.M251]; &quot;&quot;)">
            <text:p/>
          </table:table-cell>
          <table:table-cell table:formula="of:=IFERROR(IF(AND([.F251]=&quot;Long&quot;; [.O251]=[.J251]); [.J251]*([.P251]-[.K251]); IF(AND([.F251]=&quot;Short&quot;; [.O251]=[.J251]); [.J251]*([.K251]-[.P251]); &quot;&quot;)); &quot;&quot;)">
            <text:p/>
          </table:table-cell>
          <table:table-cell table:formula="of:=IF(ISNUMBER([.S251]); IF([.S251]&gt;0; &quot;Win&quot;; &quot;Loss&quot;);&quot;&quot;)">
            <text:p/>
          </table:table-cell>
          <table:table-cell table:formula="of:=IF([.Q251]=&quot;&quot;; &quot;&quot;; CONCATENATE(DATEDIF([.I251];[.Q251];&quot;d&quot;); IF(DATEDIF([.I251];[.Q251];&quot;d&quot;)&gt;1; &quot; Days&quot;; &quot; Day&quot;)))">
            <text:p/>
          </table:table-cell>
          <table:table-cell table:content-validation-name="val12"/>
          <table:table-cell table:number-columns-repeated="2"/>
          <table:table-cell table:style-name="ce196"/>
          <table:table-cell table:style-name="ce205" table:formula="of:=IFERROR(IF(ISBLANK([.Y251]); &quot;&quot;; IF([.$F251]=&quot;Long&quot;; ([.Y251]-[.$K251])*[.$J251]/[.$M251]; ([.$K251]-[.Y251])*[.$J251]/[.$M251])-[.$R251]); &quot;&quot;)">
            <text:p/>
          </table:table-cell>
          <table:table-cell table:style-name="Default"/>
          <table:table-cell table:style-name="ce205" table:formula="of:=IFERROR(IF(ISBLANK([.AA251]); &quot;&quot;; IF([.$F251]=&quot;Long&quot;; ([.AA251]-[.$K251])*[.$J251]/[.$M251]; ([.$K251]-[.AA251])*[.$J251]/[.$M251])-[.$R251]); &quot;&quot;)">
            <text:p/>
          </table:table-cell>
          <table:table-cell table:style-name="Default"/>
          <table:table-cell table:style-name="ce205" table:formula="of:=IFERROR(IF(ISBLANK([.AC251]); &quot;&quot;; IF([.$F251]=&quot;Long&quot;; ([.AC251]-[.$K251])*[.$J251]/[.$M251]; ([.$K251]-[.AC251])*[.$J251]/[.$M251])-[.$R251]); &quot;&quot;)">
            <text:p/>
          </table:table-cell>
          <table:table-cell/>
          <table:table-cell table:style-name="ce224" table:formula="of:=IF(ISBLANK([.Q251]); &quot;&quot;; DAY([.Q251]))">
            <text:p/>
          </table:table-cell>
          <table:table-cell table:style-name="ce224" table:formula="of:=IF(ISBLANK([.I251]); &quot;&quot;; WEEKDAY([.I251]; 2))">
            <text:p/>
          </table:table-cell>
          <table:table-cell table:style-name="ce224" table:formula="of:=IF(ISBLANK([.Q251]); &quot;&quot;; WEEKDAY([.Q251]; 2))">
            <text:p/>
          </table:table-cell>
          <table:table-cell table:style-name="ce224" table:formula="of:=IF(ISBLANK([.Q251]); &quot;&quot;; WEEKNUM([.Q251]))">
            <text:p/>
          </table:table-cell>
          <table:table-cell table:style-name="ce224" table:formula="of:=IF(ISBLANK([.I251]); &quot;&quot;; MONTH([.I251]))">
            <text:p/>
          </table:table-cell>
          <table:table-cell table:style-name="ce224" table:formula="of:=IF(ISBLANK([.Q251]); &quot;&quot;; MONTH([.Q251]))">
            <text:p/>
          </table:table-cell>
          <table:table-cell table:style-name="ce224" table:formula="of:=IF(OR(ISBLANK([.I251]); ISBLANK([.Q251])); &quot;&quot;; IFERROR(DATEDIF([.I251];[.Q251];&quot;d&quot;); &quot;&quot;))">
            <text:p/>
          </table:table-cell>
          <table:table-cell table:style-name="ce286" table:formula="of:=IF(ISBLANK([.P251]); &quot;&quot;; SUM([.$R$3:.R251]))">
            <text:p/>
          </table:table-cell>
          <table:table-cell table:style-name="ce286" table:formula="of:=IF(ISBLANK([.P251]); &quot;&quot;; SUM([.$S$3:.S251]))">
            <text:p/>
          </table:table-cell>
          <table:table-cell table:formula="of:=IF(ISBLANK([.K251]); &quot;&quot;; [.J251]*[.K251])">
            <text:p/>
          </table:table-cell>
          <table:table-cell table:formula="of:=IF(ISNUMBER([.AO251]); [.AO251]*0.0035; &quot;&quot;)">
            <text:p/>
          </table:table-cell>
          <table:table-cell table:style-name="ce224" table:formula="of:=IF(ISBLANK([.P251]); &quot;&quot; ; [.O251]*[.P251])">
            <text:p/>
          </table:table-cell>
          <table:table-cell table:formula="of:=IF(ISNUMBER([.AQ251]); [.AQ251]*0.0035; &quot;&quot;)">
            <text:p/>
          </table:table-cell>
          <table:table-cell table:number-columns-repeated="20"/>
        </table:table-row>
        <table:table-row table:style-name="ro2">
          <table:table-cell office:value-type="float" office:value="250" calcext:value-type="float">
            <text:p>25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2]=&quot;Long&quot;; [.K252]-[Overview.$C$4]/[.J252]; IF([.F252]=&quot;Short&quot;; [.K252]+[Overview.$C$4]/[.J252]; &quot;&quot;)); &quot;&quot;)">
            <text:p/>
          </table:table-cell>
          <table:table-cell table:style-name="ce157" table:formula="of:=IFERROR(ABS([.L252]-[.K252])*[.J252]; &quot;&quot;)">
            <text:p/>
          </table:table-cell>
          <table:table-cell table:style-name="ce289" table:formula="of:=IFERROR(IF([.F252]=&quot;Long&quot;; [.K252]+[Overview.$C$4]/[.J252]*[Overview.$C$6]; IF([.F252]=&quot;Short&quot;; [.K252]-[Overview.$C$4]/[.J252]*[Overview.$C$6]; &quot;&quot;)); &quot;&quot;)">
            <text:p/>
          </table:table-cell>
          <table:table-cell table:style-name="ce152"/>
          <table:table-cell table:number-columns-repeated="2"/>
          <table:table-cell table:formula="of:=IFERROR([.S252]/[.M252]; &quot;&quot;)">
            <text:p/>
          </table:table-cell>
          <table:table-cell table:formula="of:=IFERROR(IF(AND([.F252]=&quot;Long&quot;; [.O252]=[.J252]); [.J252]*([.P252]-[.K252]); IF(AND([.F252]=&quot;Short&quot;; [.O252]=[.J252]); [.J252]*([.K252]-[.P252]); &quot;&quot;)); &quot;&quot;)">
            <text:p/>
          </table:table-cell>
          <table:table-cell table:formula="of:=IF(ISNUMBER([.S252]); IF([.S252]&gt;0; &quot;Win&quot;; &quot;Loss&quot;);&quot;&quot;)">
            <text:p/>
          </table:table-cell>
          <table:table-cell table:formula="of:=IF([.Q252]=&quot;&quot;; &quot;&quot;; CONCATENATE(DATEDIF([.I252];[.Q252];&quot;d&quot;); IF(DATEDIF([.I252];[.Q252];&quot;d&quot;)&gt;1; &quot; Days&quot;; &quot; Day&quot;)))">
            <text:p/>
          </table:table-cell>
          <table:table-cell table:content-validation-name="val12"/>
          <table:table-cell table:number-columns-repeated="2"/>
          <table:table-cell table:style-name="ce196"/>
          <table:table-cell table:style-name="ce205" table:formula="of:=IFERROR(IF(ISBLANK([.Y252]); &quot;&quot;; IF([.$F252]=&quot;Long&quot;; ([.Y252]-[.$K252])*[.$J252]/[.$M252]; ([.$K252]-[.Y252])*[.$J252]/[.$M252])-[.$R252]); &quot;&quot;)">
            <text:p/>
          </table:table-cell>
          <table:table-cell table:style-name="Default"/>
          <table:table-cell table:style-name="ce205" table:formula="of:=IFERROR(IF(ISBLANK([.AA252]); &quot;&quot;; IF([.$F252]=&quot;Long&quot;; ([.AA252]-[.$K252])*[.$J252]/[.$M252]; ([.$K252]-[.AA252])*[.$J252]/[.$M252])-[.$R252]); &quot;&quot;)">
            <text:p/>
          </table:table-cell>
          <table:table-cell table:style-name="Default"/>
          <table:table-cell table:style-name="ce205" table:formula="of:=IFERROR(IF(ISBLANK([.AC252]); &quot;&quot;; IF([.$F252]=&quot;Long&quot;; ([.AC252]-[.$K252])*[.$J252]/[.$M252]; ([.$K252]-[.AC252])*[.$J252]/[.$M252])-[.$R252]); &quot;&quot;)">
            <text:p/>
          </table:table-cell>
          <table:table-cell/>
          <table:table-cell table:style-name="ce224" table:formula="of:=IF(ISBLANK([.Q252]); &quot;&quot;; DAY([.Q252]))">
            <text:p/>
          </table:table-cell>
          <table:table-cell table:style-name="ce224" table:formula="of:=IF(ISBLANK([.I252]); &quot;&quot;; WEEKDAY([.I252]; 2))">
            <text:p/>
          </table:table-cell>
          <table:table-cell table:style-name="ce224" table:formula="of:=IF(ISBLANK([.Q252]); &quot;&quot;; WEEKDAY([.Q252]; 2))">
            <text:p/>
          </table:table-cell>
          <table:table-cell table:style-name="ce224" table:formula="of:=IF(ISBLANK([.Q252]); &quot;&quot;; WEEKNUM([.Q252]))">
            <text:p/>
          </table:table-cell>
          <table:table-cell table:style-name="ce224" table:formula="of:=IF(ISBLANK([.I252]); &quot;&quot;; MONTH([.I252]))">
            <text:p/>
          </table:table-cell>
          <table:table-cell table:style-name="ce224" table:formula="of:=IF(ISBLANK([.Q252]); &quot;&quot;; MONTH([.Q252]))">
            <text:p/>
          </table:table-cell>
          <table:table-cell table:style-name="ce224" table:formula="of:=IF(OR(ISBLANK([.I252]); ISBLANK([.Q252])); &quot;&quot;; IFERROR(DATEDIF([.I252];[.Q252];&quot;d&quot;); &quot;&quot;))">
            <text:p/>
          </table:table-cell>
          <table:table-cell table:style-name="ce286" table:formula="of:=IF(ISBLANK([.P252]); &quot;&quot;; SUM([.$R$3:.R252]))">
            <text:p/>
          </table:table-cell>
          <table:table-cell table:style-name="ce286" table:formula="of:=IF(ISBLANK([.P252]); &quot;&quot;; SUM([.$S$3:.S252]))">
            <text:p/>
          </table:table-cell>
          <table:table-cell table:formula="of:=IF(ISBLANK([.K252]); &quot;&quot;; [.J252]*[.K252])">
            <text:p/>
          </table:table-cell>
          <table:table-cell table:formula="of:=IF(ISNUMBER([.AO252]); [.AO252]*0.0035; &quot;&quot;)">
            <text:p/>
          </table:table-cell>
          <table:table-cell table:style-name="ce224" table:formula="of:=IF(ISBLANK([.P252]); &quot;&quot; ; [.O252]*[.P252])">
            <text:p/>
          </table:table-cell>
          <table:table-cell table:formula="of:=IF(ISNUMBER([.AQ252]); [.AQ252]*0.0035; &quot;&quot;)">
            <text:p/>
          </table:table-cell>
          <table:table-cell table:number-columns-repeated="20"/>
        </table:table-row>
        <table:table-row table:style-name="ro2">
          <table:table-cell office:value-type="float" office:value="251" calcext:value-type="float">
            <text:p>25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3]=&quot;Long&quot;; [.K253]-[Overview.$C$4]/[.J253]; IF([.F253]=&quot;Short&quot;; [.K253]+[Overview.$C$4]/[.J253]; &quot;&quot;)); &quot;&quot;)">
            <text:p/>
          </table:table-cell>
          <table:table-cell table:style-name="ce157" table:formula="of:=IFERROR(ABS([.L253]-[.K253])*[.J253]; &quot;&quot;)">
            <text:p/>
          </table:table-cell>
          <table:table-cell table:style-name="ce289" table:formula="of:=IFERROR(IF([.F253]=&quot;Long&quot;; [.K253]+[Overview.$C$4]/[.J253]*[Overview.$C$6]; IF([.F253]=&quot;Short&quot;; [.K253]-[Overview.$C$4]/[.J253]*[Overview.$C$6]; &quot;&quot;)); &quot;&quot;)">
            <text:p/>
          </table:table-cell>
          <table:table-cell table:style-name="ce152"/>
          <table:table-cell table:number-columns-repeated="2"/>
          <table:table-cell table:formula="of:=IFERROR([.S253]/[.M253]; &quot;&quot;)">
            <text:p/>
          </table:table-cell>
          <table:table-cell table:formula="of:=IFERROR(IF(AND([.F253]=&quot;Long&quot;; [.O253]=[.J253]); [.J253]*([.P253]-[.K253]); IF(AND([.F253]=&quot;Short&quot;; [.O253]=[.J253]); [.J253]*([.K253]-[.P253]); &quot;&quot;)); &quot;&quot;)">
            <text:p/>
          </table:table-cell>
          <table:table-cell table:formula="of:=IF(ISNUMBER([.S253]); IF([.S253]&gt;0; &quot;Win&quot;; &quot;Loss&quot;);&quot;&quot;)">
            <text:p/>
          </table:table-cell>
          <table:table-cell table:formula="of:=IF([.Q253]=&quot;&quot;; &quot;&quot;; CONCATENATE(DATEDIF([.I253];[.Q253];&quot;d&quot;); IF(DATEDIF([.I253];[.Q253];&quot;d&quot;)&gt;1; &quot; Days&quot;; &quot; Day&quot;)))">
            <text:p/>
          </table:table-cell>
          <table:table-cell table:content-validation-name="val12"/>
          <table:table-cell table:number-columns-repeated="2"/>
          <table:table-cell table:style-name="ce196"/>
          <table:table-cell table:style-name="ce205" table:formula="of:=IFERROR(IF(ISBLANK([.Y253]); &quot;&quot;; IF([.$F253]=&quot;Long&quot;; ([.Y253]-[.$K253])*[.$J253]/[.$M253]; ([.$K253]-[.Y253])*[.$J253]/[.$M253])-[.$R253]); &quot;&quot;)">
            <text:p/>
          </table:table-cell>
          <table:table-cell table:style-name="Default"/>
          <table:table-cell table:style-name="ce205" table:formula="of:=IFERROR(IF(ISBLANK([.AA253]); &quot;&quot;; IF([.$F253]=&quot;Long&quot;; ([.AA253]-[.$K253])*[.$J253]/[.$M253]; ([.$K253]-[.AA253])*[.$J253]/[.$M253])-[.$R253]); &quot;&quot;)">
            <text:p/>
          </table:table-cell>
          <table:table-cell table:style-name="Default"/>
          <table:table-cell table:style-name="ce205" table:formula="of:=IFERROR(IF(ISBLANK([.AC253]); &quot;&quot;; IF([.$F253]=&quot;Long&quot;; ([.AC253]-[.$K253])*[.$J253]/[.$M253]; ([.$K253]-[.AC253])*[.$J253]/[.$M253])-[.$R253]); &quot;&quot;)">
            <text:p/>
          </table:table-cell>
          <table:table-cell/>
          <table:table-cell table:style-name="ce224" table:formula="of:=IF(ISBLANK([.Q253]); &quot;&quot;; DAY([.Q253]))">
            <text:p/>
          </table:table-cell>
          <table:table-cell table:style-name="ce224" table:formula="of:=IF(ISBLANK([.I253]); &quot;&quot;; WEEKDAY([.I253]; 2))">
            <text:p/>
          </table:table-cell>
          <table:table-cell table:style-name="ce224" table:formula="of:=IF(ISBLANK([.Q253]); &quot;&quot;; WEEKDAY([.Q253]; 2))">
            <text:p/>
          </table:table-cell>
          <table:table-cell table:style-name="ce224" table:formula="of:=IF(ISBLANK([.Q253]); &quot;&quot;; WEEKNUM([.Q253]))">
            <text:p/>
          </table:table-cell>
          <table:table-cell table:style-name="ce224" table:formula="of:=IF(ISBLANK([.I253]); &quot;&quot;; MONTH([.I253]))">
            <text:p/>
          </table:table-cell>
          <table:table-cell table:style-name="ce224" table:formula="of:=IF(ISBLANK([.Q253]); &quot;&quot;; MONTH([.Q253]))">
            <text:p/>
          </table:table-cell>
          <table:table-cell table:style-name="ce224" table:formula="of:=IF(OR(ISBLANK([.I253]); ISBLANK([.Q253])); &quot;&quot;; IFERROR(DATEDIF([.I253];[.Q253];&quot;d&quot;); &quot;&quot;))">
            <text:p/>
          </table:table-cell>
          <table:table-cell table:style-name="ce286" table:formula="of:=IF(ISBLANK([.P253]); &quot;&quot;; SUM([.$R$3:.R253]))">
            <text:p/>
          </table:table-cell>
          <table:table-cell table:style-name="ce286" table:formula="of:=IF(ISBLANK([.P253]); &quot;&quot;; SUM([.$S$3:.S253]))">
            <text:p/>
          </table:table-cell>
          <table:table-cell table:formula="of:=IF(ISBLANK([.K253]); &quot;&quot;; [.J253]*[.K253])">
            <text:p/>
          </table:table-cell>
          <table:table-cell table:formula="of:=IF(ISNUMBER([.AO253]); [.AO253]*0.0035; &quot;&quot;)">
            <text:p/>
          </table:table-cell>
          <table:table-cell table:style-name="ce224" table:formula="of:=IF(ISBLANK([.P253]); &quot;&quot; ; [.O253]*[.P253])">
            <text:p/>
          </table:table-cell>
          <table:table-cell table:formula="of:=IF(ISNUMBER([.AQ253]); [.AQ253]*0.0035; &quot;&quot;)">
            <text:p/>
          </table:table-cell>
          <table:table-cell table:number-columns-repeated="20"/>
        </table:table-row>
        <table:table-row table:style-name="ro2">
          <table:table-cell office:value-type="float" office:value="252" calcext:value-type="float">
            <text:p>25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4]=&quot;Long&quot;; [.K254]-[Overview.$C$4]/[.J254]; IF([.F254]=&quot;Short&quot;; [.K254]+[Overview.$C$4]/[.J254]; &quot;&quot;)); &quot;&quot;)">
            <text:p/>
          </table:table-cell>
          <table:table-cell table:style-name="ce157" table:formula="of:=IFERROR(ABS([.L254]-[.K254])*[.J254]; &quot;&quot;)">
            <text:p/>
          </table:table-cell>
          <table:table-cell table:style-name="ce289" table:formula="of:=IFERROR(IF([.F254]=&quot;Long&quot;; [.K254]+[Overview.$C$4]/[.J254]*[Overview.$C$6]; IF([.F254]=&quot;Short&quot;; [.K254]-[Overview.$C$4]/[.J254]*[Overview.$C$6]; &quot;&quot;)); &quot;&quot;)">
            <text:p/>
          </table:table-cell>
          <table:table-cell table:style-name="ce152"/>
          <table:table-cell table:number-columns-repeated="2"/>
          <table:table-cell table:formula="of:=IFERROR([.S254]/[.M254]; &quot;&quot;)">
            <text:p/>
          </table:table-cell>
          <table:table-cell table:formula="of:=IFERROR(IF(AND([.F254]=&quot;Long&quot;; [.O254]=[.J254]); [.J254]*([.P254]-[.K254]); IF(AND([.F254]=&quot;Short&quot;; [.O254]=[.J254]); [.J254]*([.K254]-[.P254]); &quot;&quot;)); &quot;&quot;)">
            <text:p/>
          </table:table-cell>
          <table:table-cell table:formula="of:=IF(ISNUMBER([.S254]); IF([.S254]&gt;0; &quot;Win&quot;; &quot;Loss&quot;);&quot;&quot;)">
            <text:p/>
          </table:table-cell>
          <table:table-cell table:formula="of:=IF([.Q254]=&quot;&quot;; &quot;&quot;; CONCATENATE(DATEDIF([.I254];[.Q254];&quot;d&quot;); IF(DATEDIF([.I254];[.Q254];&quot;d&quot;)&gt;1; &quot; Days&quot;; &quot; Day&quot;)))">
            <text:p/>
          </table:table-cell>
          <table:table-cell table:content-validation-name="val12"/>
          <table:table-cell table:number-columns-repeated="2"/>
          <table:table-cell table:style-name="ce196"/>
          <table:table-cell table:style-name="ce205" table:formula="of:=IFERROR(IF(ISBLANK([.Y254]); &quot;&quot;; IF([.$F254]=&quot;Long&quot;; ([.Y254]-[.$K254])*[.$J254]/[.$M254]; ([.$K254]-[.Y254])*[.$J254]/[.$M254])-[.$R254]); &quot;&quot;)">
            <text:p/>
          </table:table-cell>
          <table:table-cell table:style-name="Default"/>
          <table:table-cell table:style-name="ce205" table:formula="of:=IFERROR(IF(ISBLANK([.AA254]); &quot;&quot;; IF([.$F254]=&quot;Long&quot;; ([.AA254]-[.$K254])*[.$J254]/[.$M254]; ([.$K254]-[.AA254])*[.$J254]/[.$M254])-[.$R254]); &quot;&quot;)">
            <text:p/>
          </table:table-cell>
          <table:table-cell table:style-name="Default"/>
          <table:table-cell table:style-name="ce205" table:formula="of:=IFERROR(IF(ISBLANK([.AC254]); &quot;&quot;; IF([.$F254]=&quot;Long&quot;; ([.AC254]-[.$K254])*[.$J254]/[.$M254]; ([.$K254]-[.AC254])*[.$J254]/[.$M254])-[.$R254]); &quot;&quot;)">
            <text:p/>
          </table:table-cell>
          <table:table-cell/>
          <table:table-cell table:style-name="ce224" table:formula="of:=IF(ISBLANK([.Q254]); &quot;&quot;; DAY([.Q254]))">
            <text:p/>
          </table:table-cell>
          <table:table-cell table:style-name="ce224" table:formula="of:=IF(ISBLANK([.I254]); &quot;&quot;; WEEKDAY([.I254]; 2))">
            <text:p/>
          </table:table-cell>
          <table:table-cell table:style-name="ce224" table:formula="of:=IF(ISBLANK([.Q254]); &quot;&quot;; WEEKDAY([.Q254]; 2))">
            <text:p/>
          </table:table-cell>
          <table:table-cell table:style-name="ce224" table:formula="of:=IF(ISBLANK([.Q254]); &quot;&quot;; WEEKNUM([.Q254]))">
            <text:p/>
          </table:table-cell>
          <table:table-cell table:style-name="ce224" table:formula="of:=IF(ISBLANK([.I254]); &quot;&quot;; MONTH([.I254]))">
            <text:p/>
          </table:table-cell>
          <table:table-cell table:style-name="ce224" table:formula="of:=IF(ISBLANK([.Q254]); &quot;&quot;; MONTH([.Q254]))">
            <text:p/>
          </table:table-cell>
          <table:table-cell table:style-name="ce224" table:formula="of:=IF(OR(ISBLANK([.I254]); ISBLANK([.Q254])); &quot;&quot;; IFERROR(DATEDIF([.I254];[.Q254];&quot;d&quot;); &quot;&quot;))">
            <text:p/>
          </table:table-cell>
          <table:table-cell table:style-name="ce286" table:formula="of:=IF(ISBLANK([.P254]); &quot;&quot;; SUM([.$R$3:.R254]))">
            <text:p/>
          </table:table-cell>
          <table:table-cell table:style-name="ce286" table:formula="of:=IF(ISBLANK([.P254]); &quot;&quot;; SUM([.$S$3:.S254]))">
            <text:p/>
          </table:table-cell>
          <table:table-cell table:formula="of:=IF(ISBLANK([.K254]); &quot;&quot;; [.J254]*[.K254])">
            <text:p/>
          </table:table-cell>
          <table:table-cell table:formula="of:=IF(ISNUMBER([.AO254]); [.AO254]*0.0035; &quot;&quot;)">
            <text:p/>
          </table:table-cell>
          <table:table-cell table:style-name="ce224" table:formula="of:=IF(ISBLANK([.P254]); &quot;&quot; ; [.O254]*[.P254])">
            <text:p/>
          </table:table-cell>
          <table:table-cell table:formula="of:=IF(ISNUMBER([.AQ254]); [.AQ254]*0.0035; &quot;&quot;)">
            <text:p/>
          </table:table-cell>
          <table:table-cell table:number-columns-repeated="20"/>
        </table:table-row>
        <table:table-row table:style-name="ro2">
          <table:table-cell office:value-type="float" office:value="253" calcext:value-type="float">
            <text:p>25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5]=&quot;Long&quot;; [.K255]-[Overview.$C$4]/[.J255]; IF([.F255]=&quot;Short&quot;; [.K255]+[Overview.$C$4]/[.J255]; &quot;&quot;)); &quot;&quot;)">
            <text:p/>
          </table:table-cell>
          <table:table-cell table:style-name="ce157" table:formula="of:=IFERROR(ABS([.L255]-[.K255])*[.J255]; &quot;&quot;)">
            <text:p/>
          </table:table-cell>
          <table:table-cell table:style-name="ce289" table:formula="of:=IFERROR(IF([.F255]=&quot;Long&quot;; [.K255]+[Overview.$C$4]/[.J255]*[Overview.$C$6]; IF([.F255]=&quot;Short&quot;; [.K255]-[Overview.$C$4]/[.J255]*[Overview.$C$6]; &quot;&quot;)); &quot;&quot;)">
            <text:p/>
          </table:table-cell>
          <table:table-cell table:style-name="ce152"/>
          <table:table-cell table:number-columns-repeated="2"/>
          <table:table-cell table:formula="of:=IFERROR([.S255]/[.M255]; &quot;&quot;)">
            <text:p/>
          </table:table-cell>
          <table:table-cell table:formula="of:=IFERROR(IF(AND([.F255]=&quot;Long&quot;; [.O255]=[.J255]); [.J255]*([.P255]-[.K255]); IF(AND([.F255]=&quot;Short&quot;; [.O255]=[.J255]); [.J255]*([.K255]-[.P255]); &quot;&quot;)); &quot;&quot;)">
            <text:p/>
          </table:table-cell>
          <table:table-cell table:formula="of:=IF(ISNUMBER([.S255]); IF([.S255]&gt;0; &quot;Win&quot;; &quot;Loss&quot;);&quot;&quot;)">
            <text:p/>
          </table:table-cell>
          <table:table-cell table:formula="of:=IF([.Q255]=&quot;&quot;; &quot;&quot;; CONCATENATE(DATEDIF([.I255];[.Q255];&quot;d&quot;); IF(DATEDIF([.I255];[.Q255];&quot;d&quot;)&gt;1; &quot; Days&quot;; &quot; Day&quot;)))">
            <text:p/>
          </table:table-cell>
          <table:table-cell table:content-validation-name="val12"/>
          <table:table-cell table:number-columns-repeated="2"/>
          <table:table-cell table:style-name="ce196"/>
          <table:table-cell table:style-name="ce205" table:formula="of:=IFERROR(IF(ISBLANK([.Y255]); &quot;&quot;; IF([.$F255]=&quot;Long&quot;; ([.Y255]-[.$K255])*[.$J255]/[.$M255]; ([.$K255]-[.Y255])*[.$J255]/[.$M255])-[.$R255]); &quot;&quot;)">
            <text:p/>
          </table:table-cell>
          <table:table-cell table:style-name="Default"/>
          <table:table-cell table:style-name="ce205" table:formula="of:=IFERROR(IF(ISBLANK([.AA255]); &quot;&quot;; IF([.$F255]=&quot;Long&quot;; ([.AA255]-[.$K255])*[.$J255]/[.$M255]; ([.$K255]-[.AA255])*[.$J255]/[.$M255])-[.$R255]); &quot;&quot;)">
            <text:p/>
          </table:table-cell>
          <table:table-cell table:style-name="Default"/>
          <table:table-cell table:style-name="ce205" table:formula="of:=IFERROR(IF(ISBLANK([.AC255]); &quot;&quot;; IF([.$F255]=&quot;Long&quot;; ([.AC255]-[.$K255])*[.$J255]/[.$M255]; ([.$K255]-[.AC255])*[.$J255]/[.$M255])-[.$R255]); &quot;&quot;)">
            <text:p/>
          </table:table-cell>
          <table:table-cell/>
          <table:table-cell table:style-name="ce224" table:formula="of:=IF(ISBLANK([.Q255]); &quot;&quot;; DAY([.Q255]))">
            <text:p/>
          </table:table-cell>
          <table:table-cell table:style-name="ce224" table:formula="of:=IF(ISBLANK([.I255]); &quot;&quot;; WEEKDAY([.I255]; 2))">
            <text:p/>
          </table:table-cell>
          <table:table-cell table:style-name="ce224" table:formula="of:=IF(ISBLANK([.Q255]); &quot;&quot;; WEEKDAY([.Q255]; 2))">
            <text:p/>
          </table:table-cell>
          <table:table-cell table:style-name="ce224" table:formula="of:=IF(ISBLANK([.Q255]); &quot;&quot;; WEEKNUM([.Q255]))">
            <text:p/>
          </table:table-cell>
          <table:table-cell table:style-name="ce224" table:formula="of:=IF(ISBLANK([.I255]); &quot;&quot;; MONTH([.I255]))">
            <text:p/>
          </table:table-cell>
          <table:table-cell table:style-name="ce224" table:formula="of:=IF(ISBLANK([.Q255]); &quot;&quot;; MONTH([.Q255]))">
            <text:p/>
          </table:table-cell>
          <table:table-cell table:style-name="ce224" table:formula="of:=IF(OR(ISBLANK([.I255]); ISBLANK([.Q255])); &quot;&quot;; IFERROR(DATEDIF([.I255];[.Q255];&quot;d&quot;); &quot;&quot;))">
            <text:p/>
          </table:table-cell>
          <table:table-cell table:style-name="ce286" table:formula="of:=IF(ISBLANK([.P255]); &quot;&quot;; SUM([.$R$3:.R255]))">
            <text:p/>
          </table:table-cell>
          <table:table-cell table:style-name="ce286" table:formula="of:=IF(ISBLANK([.P255]); &quot;&quot;; SUM([.$S$3:.S255]))">
            <text:p/>
          </table:table-cell>
          <table:table-cell table:formula="of:=IF(ISBLANK([.K255]); &quot;&quot;; [.J255]*[.K255])">
            <text:p/>
          </table:table-cell>
          <table:table-cell table:formula="of:=IF(ISNUMBER([.AO255]); [.AO255]*0.0035; &quot;&quot;)">
            <text:p/>
          </table:table-cell>
          <table:table-cell table:style-name="ce224" table:formula="of:=IF(ISBLANK([.P255]); &quot;&quot; ; [.O255]*[.P255])">
            <text:p/>
          </table:table-cell>
          <table:table-cell table:formula="of:=IF(ISNUMBER([.AQ255]); [.AQ255]*0.0035; &quot;&quot;)">
            <text:p/>
          </table:table-cell>
          <table:table-cell table:number-columns-repeated="20"/>
        </table:table-row>
        <table:table-row table:style-name="ro2">
          <table:table-cell office:value-type="float" office:value="254" calcext:value-type="float">
            <text:p>25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6]=&quot;Long&quot;; [.K256]-[Overview.$C$4]/[.J256]; IF([.F256]=&quot;Short&quot;; [.K256]+[Overview.$C$4]/[.J256]; &quot;&quot;)); &quot;&quot;)">
            <text:p/>
          </table:table-cell>
          <table:table-cell table:style-name="ce157" table:formula="of:=IFERROR(ABS([.L256]-[.K256])*[.J256]; &quot;&quot;)">
            <text:p/>
          </table:table-cell>
          <table:table-cell table:style-name="ce289" table:formula="of:=IFERROR(IF([.F256]=&quot;Long&quot;; [.K256]+[Overview.$C$4]/[.J256]*[Overview.$C$6]; IF([.F256]=&quot;Short&quot;; [.K256]-[Overview.$C$4]/[.J256]*[Overview.$C$6]; &quot;&quot;)); &quot;&quot;)">
            <text:p/>
          </table:table-cell>
          <table:table-cell table:style-name="ce152"/>
          <table:table-cell table:number-columns-repeated="2"/>
          <table:table-cell table:formula="of:=IFERROR([.S256]/[.M256]; &quot;&quot;)">
            <text:p/>
          </table:table-cell>
          <table:table-cell table:formula="of:=IFERROR(IF(AND([.F256]=&quot;Long&quot;; [.O256]=[.J256]); [.J256]*([.P256]-[.K256]); IF(AND([.F256]=&quot;Short&quot;; [.O256]=[.J256]); [.J256]*([.K256]-[.P256]); &quot;&quot;)); &quot;&quot;)">
            <text:p/>
          </table:table-cell>
          <table:table-cell table:formula="of:=IF(ISNUMBER([.S256]); IF([.S256]&gt;0; &quot;Win&quot;; &quot;Loss&quot;);&quot;&quot;)">
            <text:p/>
          </table:table-cell>
          <table:table-cell table:formula="of:=IF([.Q256]=&quot;&quot;; &quot;&quot;; CONCATENATE(DATEDIF([.I256];[.Q256];&quot;d&quot;); IF(DATEDIF([.I256];[.Q256];&quot;d&quot;)&gt;1; &quot; Days&quot;; &quot; Day&quot;)))">
            <text:p/>
          </table:table-cell>
          <table:table-cell table:content-validation-name="val12"/>
          <table:table-cell table:number-columns-repeated="2"/>
          <table:table-cell table:style-name="ce196"/>
          <table:table-cell table:style-name="ce205" table:formula="of:=IFERROR(IF(ISBLANK([.Y256]); &quot;&quot;; IF([.$F256]=&quot;Long&quot;; ([.Y256]-[.$K256])*[.$J256]/[.$M256]; ([.$K256]-[.Y256])*[.$J256]/[.$M256])-[.$R256]); &quot;&quot;)">
            <text:p/>
          </table:table-cell>
          <table:table-cell table:style-name="Default"/>
          <table:table-cell table:style-name="ce205" table:formula="of:=IFERROR(IF(ISBLANK([.AA256]); &quot;&quot;; IF([.$F256]=&quot;Long&quot;; ([.AA256]-[.$K256])*[.$J256]/[.$M256]; ([.$K256]-[.AA256])*[.$J256]/[.$M256])-[.$R256]); &quot;&quot;)">
            <text:p/>
          </table:table-cell>
          <table:table-cell table:style-name="Default"/>
          <table:table-cell table:style-name="ce205" table:formula="of:=IFERROR(IF(ISBLANK([.AC256]); &quot;&quot;; IF([.$F256]=&quot;Long&quot;; ([.AC256]-[.$K256])*[.$J256]/[.$M256]; ([.$K256]-[.AC256])*[.$J256]/[.$M256])-[.$R256]); &quot;&quot;)">
            <text:p/>
          </table:table-cell>
          <table:table-cell/>
          <table:table-cell table:style-name="ce224" table:formula="of:=IF(ISBLANK([.Q256]); &quot;&quot;; DAY([.Q256]))">
            <text:p/>
          </table:table-cell>
          <table:table-cell table:style-name="ce224" table:formula="of:=IF(ISBLANK([.I256]); &quot;&quot;; WEEKDAY([.I256]; 2))">
            <text:p/>
          </table:table-cell>
          <table:table-cell table:style-name="ce224" table:formula="of:=IF(ISBLANK([.Q256]); &quot;&quot;; WEEKDAY([.Q256]; 2))">
            <text:p/>
          </table:table-cell>
          <table:table-cell table:style-name="ce224" table:formula="of:=IF(ISBLANK([.Q256]); &quot;&quot;; WEEKNUM([.Q256]))">
            <text:p/>
          </table:table-cell>
          <table:table-cell table:style-name="ce224" table:formula="of:=IF(ISBLANK([.I256]); &quot;&quot;; MONTH([.I256]))">
            <text:p/>
          </table:table-cell>
          <table:table-cell table:style-name="ce224" table:formula="of:=IF(ISBLANK([.Q256]); &quot;&quot;; MONTH([.Q256]))">
            <text:p/>
          </table:table-cell>
          <table:table-cell table:style-name="ce224" table:formula="of:=IF(OR(ISBLANK([.I256]); ISBLANK([.Q256])); &quot;&quot;; IFERROR(DATEDIF([.I256];[.Q256];&quot;d&quot;); &quot;&quot;))">
            <text:p/>
          </table:table-cell>
          <table:table-cell table:style-name="ce286" table:formula="of:=IF(ISBLANK([.P256]); &quot;&quot;; SUM([.$R$3:.R256]))">
            <text:p/>
          </table:table-cell>
          <table:table-cell table:style-name="ce286" table:formula="of:=IF(ISBLANK([.P256]); &quot;&quot;; SUM([.$S$3:.S256]))">
            <text:p/>
          </table:table-cell>
          <table:table-cell table:formula="of:=IF(ISBLANK([.K256]); &quot;&quot;; [.J256]*[.K256])">
            <text:p/>
          </table:table-cell>
          <table:table-cell table:formula="of:=IF(ISNUMBER([.AO256]); [.AO256]*0.0035; &quot;&quot;)">
            <text:p/>
          </table:table-cell>
          <table:table-cell table:style-name="ce224" table:formula="of:=IF(ISBLANK([.P256]); &quot;&quot; ; [.O256]*[.P256])">
            <text:p/>
          </table:table-cell>
          <table:table-cell table:formula="of:=IF(ISNUMBER([.AQ256]); [.AQ256]*0.0035; &quot;&quot;)">
            <text:p/>
          </table:table-cell>
          <table:table-cell table:number-columns-repeated="20"/>
        </table:table-row>
        <table:table-row table:style-name="ro2">
          <table:table-cell office:value-type="float" office:value="255" calcext:value-type="float">
            <text:p>25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7]=&quot;Long&quot;; [.K257]-[Overview.$C$4]/[.J257]; IF([.F257]=&quot;Short&quot;; [.K257]+[Overview.$C$4]/[.J257]; &quot;&quot;)); &quot;&quot;)">
            <text:p/>
          </table:table-cell>
          <table:table-cell table:style-name="ce157" table:formula="of:=IFERROR(ABS([.L257]-[.K257])*[.J257]; &quot;&quot;)">
            <text:p/>
          </table:table-cell>
          <table:table-cell table:style-name="ce289" table:formula="of:=IFERROR(IF([.F257]=&quot;Long&quot;; [.K257]+[Overview.$C$4]/[.J257]*[Overview.$C$6]; IF([.F257]=&quot;Short&quot;; [.K257]-[Overview.$C$4]/[.J257]*[Overview.$C$6]; &quot;&quot;)); &quot;&quot;)">
            <text:p/>
          </table:table-cell>
          <table:table-cell table:style-name="ce152"/>
          <table:table-cell table:number-columns-repeated="2"/>
          <table:table-cell table:formula="of:=IFERROR([.S257]/[.M257]; &quot;&quot;)">
            <text:p/>
          </table:table-cell>
          <table:table-cell table:formula="of:=IFERROR(IF(AND([.F257]=&quot;Long&quot;; [.O257]=[.J257]); [.J257]*([.P257]-[.K257]); IF(AND([.F257]=&quot;Short&quot;; [.O257]=[.J257]); [.J257]*([.K257]-[.P257]); &quot;&quot;)); &quot;&quot;)">
            <text:p/>
          </table:table-cell>
          <table:table-cell table:formula="of:=IF(ISNUMBER([.S257]); IF([.S257]&gt;0; &quot;Win&quot;; &quot;Loss&quot;);&quot;&quot;)">
            <text:p/>
          </table:table-cell>
          <table:table-cell table:formula="of:=IF([.Q257]=&quot;&quot;; &quot;&quot;; CONCATENATE(DATEDIF([.I257];[.Q257];&quot;d&quot;); IF(DATEDIF([.I257];[.Q257];&quot;d&quot;)&gt;1; &quot; Days&quot;; &quot; Day&quot;)))">
            <text:p/>
          </table:table-cell>
          <table:table-cell table:content-validation-name="val12"/>
          <table:table-cell table:number-columns-repeated="2"/>
          <table:table-cell table:style-name="ce196"/>
          <table:table-cell table:style-name="ce205" table:formula="of:=IFERROR(IF(ISBLANK([.Y257]); &quot;&quot;; IF([.$F257]=&quot;Long&quot;; ([.Y257]-[.$K257])*[.$J257]/[.$M257]; ([.$K257]-[.Y257])*[.$J257]/[.$M257])-[.$R257]); &quot;&quot;)">
            <text:p/>
          </table:table-cell>
          <table:table-cell table:style-name="Default"/>
          <table:table-cell table:style-name="ce205" table:formula="of:=IFERROR(IF(ISBLANK([.AA257]); &quot;&quot;; IF([.$F257]=&quot;Long&quot;; ([.AA257]-[.$K257])*[.$J257]/[.$M257]; ([.$K257]-[.AA257])*[.$J257]/[.$M257])-[.$R257]); &quot;&quot;)">
            <text:p/>
          </table:table-cell>
          <table:table-cell table:style-name="Default"/>
          <table:table-cell table:style-name="ce205" table:formula="of:=IFERROR(IF(ISBLANK([.AC257]); &quot;&quot;; IF([.$F257]=&quot;Long&quot;; ([.AC257]-[.$K257])*[.$J257]/[.$M257]; ([.$K257]-[.AC257])*[.$J257]/[.$M257])-[.$R257]); &quot;&quot;)">
            <text:p/>
          </table:table-cell>
          <table:table-cell/>
          <table:table-cell table:style-name="ce224" table:formula="of:=IF(ISBLANK([.Q257]); &quot;&quot;; DAY([.Q257]))">
            <text:p/>
          </table:table-cell>
          <table:table-cell table:style-name="ce224" table:formula="of:=IF(ISBLANK([.I257]); &quot;&quot;; WEEKDAY([.I257]; 2))">
            <text:p/>
          </table:table-cell>
          <table:table-cell table:style-name="ce224" table:formula="of:=IF(ISBLANK([.Q257]); &quot;&quot;; WEEKDAY([.Q257]; 2))">
            <text:p/>
          </table:table-cell>
          <table:table-cell table:style-name="ce224" table:formula="of:=IF(ISBLANK([.Q257]); &quot;&quot;; WEEKNUM([.Q257]))">
            <text:p/>
          </table:table-cell>
          <table:table-cell table:style-name="ce224" table:formula="of:=IF(ISBLANK([.I257]); &quot;&quot;; MONTH([.I257]))">
            <text:p/>
          </table:table-cell>
          <table:table-cell table:style-name="ce224" table:formula="of:=IF(ISBLANK([.Q257]); &quot;&quot;; MONTH([.Q257]))">
            <text:p/>
          </table:table-cell>
          <table:table-cell table:style-name="ce224" table:formula="of:=IF(OR(ISBLANK([.I257]); ISBLANK([.Q257])); &quot;&quot;; IFERROR(DATEDIF([.I257];[.Q257];&quot;d&quot;); &quot;&quot;))">
            <text:p/>
          </table:table-cell>
          <table:table-cell table:style-name="ce286" table:formula="of:=IF(ISBLANK([.P257]); &quot;&quot;; SUM([.$R$3:.R257]))">
            <text:p/>
          </table:table-cell>
          <table:table-cell table:style-name="ce286" table:formula="of:=IF(ISBLANK([.P257]); &quot;&quot;; SUM([.$S$3:.S257]))">
            <text:p/>
          </table:table-cell>
          <table:table-cell table:formula="of:=IF(ISBLANK([.K257]); &quot;&quot;; [.J257]*[.K257])">
            <text:p/>
          </table:table-cell>
          <table:table-cell table:formula="of:=IF(ISNUMBER([.AO257]); [.AO257]*0.0035; &quot;&quot;)">
            <text:p/>
          </table:table-cell>
          <table:table-cell table:style-name="ce224" table:formula="of:=IF(ISBLANK([.P257]); &quot;&quot; ; [.O257]*[.P257])">
            <text:p/>
          </table:table-cell>
          <table:table-cell table:formula="of:=IF(ISNUMBER([.AQ257]); [.AQ257]*0.0035; &quot;&quot;)">
            <text:p/>
          </table:table-cell>
          <table:table-cell table:number-columns-repeated="20"/>
        </table:table-row>
        <table:table-row table:style-name="ro2">
          <table:table-cell office:value-type="float" office:value="256" calcext:value-type="float">
            <text:p>25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8]=&quot;Long&quot;; [.K258]-[Overview.$C$4]/[.J258]; IF([.F258]=&quot;Short&quot;; [.K258]+[Overview.$C$4]/[.J258]; &quot;&quot;)); &quot;&quot;)">
            <text:p/>
          </table:table-cell>
          <table:table-cell table:style-name="ce157" table:formula="of:=IFERROR(ABS([.L258]-[.K258])*[.J258]; &quot;&quot;)">
            <text:p/>
          </table:table-cell>
          <table:table-cell table:style-name="ce289" table:formula="of:=IFERROR(IF([.F258]=&quot;Long&quot;; [.K258]+[Overview.$C$4]/[.J258]*[Overview.$C$6]; IF([.F258]=&quot;Short&quot;; [.K258]-[Overview.$C$4]/[.J258]*[Overview.$C$6]; &quot;&quot;)); &quot;&quot;)">
            <text:p/>
          </table:table-cell>
          <table:table-cell table:style-name="ce152"/>
          <table:table-cell table:number-columns-repeated="2"/>
          <table:table-cell table:formula="of:=IFERROR([.S258]/[.M258]; &quot;&quot;)">
            <text:p/>
          </table:table-cell>
          <table:table-cell table:formula="of:=IFERROR(IF(AND([.F258]=&quot;Long&quot;; [.O258]=[.J258]); [.J258]*([.P258]-[.K258]); IF(AND([.F258]=&quot;Short&quot;; [.O258]=[.J258]); [.J258]*([.K258]-[.P258]); &quot;&quot;)); &quot;&quot;)">
            <text:p/>
          </table:table-cell>
          <table:table-cell table:formula="of:=IF(ISNUMBER([.S258]); IF([.S258]&gt;0; &quot;Win&quot;; &quot;Loss&quot;);&quot;&quot;)">
            <text:p/>
          </table:table-cell>
          <table:table-cell table:formula="of:=IF([.Q258]=&quot;&quot;; &quot;&quot;; CONCATENATE(DATEDIF([.I258];[.Q258];&quot;d&quot;); IF(DATEDIF([.I258];[.Q258];&quot;d&quot;)&gt;1; &quot; Days&quot;; &quot; Day&quot;)))">
            <text:p/>
          </table:table-cell>
          <table:table-cell table:content-validation-name="val12"/>
          <table:table-cell table:number-columns-repeated="2"/>
          <table:table-cell table:style-name="ce196"/>
          <table:table-cell table:style-name="ce205" table:formula="of:=IFERROR(IF(ISBLANK([.Y258]); &quot;&quot;; IF([.$F258]=&quot;Long&quot;; ([.Y258]-[.$K258])*[.$J258]/[.$M258]; ([.$K258]-[.Y258])*[.$J258]/[.$M258])-[.$R258]); &quot;&quot;)">
            <text:p/>
          </table:table-cell>
          <table:table-cell table:style-name="Default"/>
          <table:table-cell table:style-name="ce205" table:formula="of:=IFERROR(IF(ISBLANK([.AA258]); &quot;&quot;; IF([.$F258]=&quot;Long&quot;; ([.AA258]-[.$K258])*[.$J258]/[.$M258]; ([.$K258]-[.AA258])*[.$J258]/[.$M258])-[.$R258]); &quot;&quot;)">
            <text:p/>
          </table:table-cell>
          <table:table-cell table:style-name="Default"/>
          <table:table-cell table:style-name="ce205" table:formula="of:=IFERROR(IF(ISBLANK([.AC258]); &quot;&quot;; IF([.$F258]=&quot;Long&quot;; ([.AC258]-[.$K258])*[.$J258]/[.$M258]; ([.$K258]-[.AC258])*[.$J258]/[.$M258])-[.$R258]); &quot;&quot;)">
            <text:p/>
          </table:table-cell>
          <table:table-cell/>
          <table:table-cell table:style-name="ce224" table:formula="of:=IF(ISBLANK([.Q258]); &quot;&quot;; DAY([.Q258]))">
            <text:p/>
          </table:table-cell>
          <table:table-cell table:style-name="ce224" table:formula="of:=IF(ISBLANK([.I258]); &quot;&quot;; WEEKDAY([.I258]; 2))">
            <text:p/>
          </table:table-cell>
          <table:table-cell table:style-name="ce224" table:formula="of:=IF(ISBLANK([.Q258]); &quot;&quot;; WEEKDAY([.Q258]; 2))">
            <text:p/>
          </table:table-cell>
          <table:table-cell table:style-name="ce224" table:formula="of:=IF(ISBLANK([.Q258]); &quot;&quot;; WEEKNUM([.Q258]))">
            <text:p/>
          </table:table-cell>
          <table:table-cell table:style-name="ce224" table:formula="of:=IF(ISBLANK([.I258]); &quot;&quot;; MONTH([.I258]))">
            <text:p/>
          </table:table-cell>
          <table:table-cell table:style-name="ce224" table:formula="of:=IF(ISBLANK([.Q258]); &quot;&quot;; MONTH([.Q258]))">
            <text:p/>
          </table:table-cell>
          <table:table-cell table:style-name="ce224" table:formula="of:=IF(OR(ISBLANK([.I258]); ISBLANK([.Q258])); &quot;&quot;; IFERROR(DATEDIF([.I258];[.Q258];&quot;d&quot;); &quot;&quot;))">
            <text:p/>
          </table:table-cell>
          <table:table-cell table:style-name="ce286" table:formula="of:=IF(ISBLANK([.P258]); &quot;&quot;; SUM([.$R$3:.R258]))">
            <text:p/>
          </table:table-cell>
          <table:table-cell table:style-name="ce286" table:formula="of:=IF(ISBLANK([.P258]); &quot;&quot;; SUM([.$S$3:.S258]))">
            <text:p/>
          </table:table-cell>
          <table:table-cell table:formula="of:=IF(ISBLANK([.K258]); &quot;&quot;; [.J258]*[.K258])">
            <text:p/>
          </table:table-cell>
          <table:table-cell table:formula="of:=IF(ISNUMBER([.AO258]); [.AO258]*0.0035; &quot;&quot;)">
            <text:p/>
          </table:table-cell>
          <table:table-cell table:style-name="ce224" table:formula="of:=IF(ISBLANK([.P258]); &quot;&quot; ; [.O258]*[.P258])">
            <text:p/>
          </table:table-cell>
          <table:table-cell table:formula="of:=IF(ISNUMBER([.AQ258]); [.AQ258]*0.0035; &quot;&quot;)">
            <text:p/>
          </table:table-cell>
          <table:table-cell table:number-columns-repeated="20"/>
        </table:table-row>
        <table:table-row table:style-name="ro2">
          <table:table-cell office:value-type="float" office:value="257" calcext:value-type="float">
            <text:p>25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59]=&quot;Long&quot;; [.K259]-[Overview.$C$4]/[.J259]; IF([.F259]=&quot;Short&quot;; [.K259]+[Overview.$C$4]/[.J259]; &quot;&quot;)); &quot;&quot;)">
            <text:p/>
          </table:table-cell>
          <table:table-cell table:style-name="ce157" table:formula="of:=IFERROR(ABS([.L259]-[.K259])*[.J259]; &quot;&quot;)">
            <text:p/>
          </table:table-cell>
          <table:table-cell table:style-name="ce289" table:formula="of:=IFERROR(IF([.F259]=&quot;Long&quot;; [.K259]+[Overview.$C$4]/[.J259]*[Overview.$C$6]; IF([.F259]=&quot;Short&quot;; [.K259]-[Overview.$C$4]/[.J259]*[Overview.$C$6]; &quot;&quot;)); &quot;&quot;)">
            <text:p/>
          </table:table-cell>
          <table:table-cell table:style-name="ce152"/>
          <table:table-cell table:number-columns-repeated="2"/>
          <table:table-cell table:formula="of:=IFERROR([.S259]/[.M259]; &quot;&quot;)">
            <text:p/>
          </table:table-cell>
          <table:table-cell table:formula="of:=IFERROR(IF(AND([.F259]=&quot;Long&quot;; [.O259]=[.J259]); [.J259]*([.P259]-[.K259]); IF(AND([.F259]=&quot;Short&quot;; [.O259]=[.J259]); [.J259]*([.K259]-[.P259]); &quot;&quot;)); &quot;&quot;)">
            <text:p/>
          </table:table-cell>
          <table:table-cell table:formula="of:=IF(ISNUMBER([.S259]); IF([.S259]&gt;0; &quot;Win&quot;; &quot;Loss&quot;);&quot;&quot;)">
            <text:p/>
          </table:table-cell>
          <table:table-cell table:formula="of:=IF([.Q259]=&quot;&quot;; &quot;&quot;; CONCATENATE(DATEDIF([.I259];[.Q259];&quot;d&quot;); IF(DATEDIF([.I259];[.Q259];&quot;d&quot;)&gt;1; &quot; Days&quot;; &quot; Day&quot;)))">
            <text:p/>
          </table:table-cell>
          <table:table-cell table:content-validation-name="val12"/>
          <table:table-cell table:number-columns-repeated="2"/>
          <table:table-cell table:style-name="ce196"/>
          <table:table-cell table:style-name="ce205" table:formula="of:=IFERROR(IF(ISBLANK([.Y259]); &quot;&quot;; IF([.$F259]=&quot;Long&quot;; ([.Y259]-[.$K259])*[.$J259]/[.$M259]; ([.$K259]-[.Y259])*[.$J259]/[.$M259])-[.$R259]); &quot;&quot;)">
            <text:p/>
          </table:table-cell>
          <table:table-cell table:style-name="Default"/>
          <table:table-cell table:style-name="ce205" table:formula="of:=IFERROR(IF(ISBLANK([.AA259]); &quot;&quot;; IF([.$F259]=&quot;Long&quot;; ([.AA259]-[.$K259])*[.$J259]/[.$M259]; ([.$K259]-[.AA259])*[.$J259]/[.$M259])-[.$R259]); &quot;&quot;)">
            <text:p/>
          </table:table-cell>
          <table:table-cell table:style-name="Default"/>
          <table:table-cell table:style-name="ce205" table:formula="of:=IFERROR(IF(ISBLANK([.AC259]); &quot;&quot;; IF([.$F259]=&quot;Long&quot;; ([.AC259]-[.$K259])*[.$J259]/[.$M259]; ([.$K259]-[.AC259])*[.$J259]/[.$M259])-[.$R259]); &quot;&quot;)">
            <text:p/>
          </table:table-cell>
          <table:table-cell/>
          <table:table-cell table:style-name="ce224" table:formula="of:=IF(ISBLANK([.Q259]); &quot;&quot;; DAY([.Q259]))">
            <text:p/>
          </table:table-cell>
          <table:table-cell table:style-name="ce224" table:formula="of:=IF(ISBLANK([.I259]); &quot;&quot;; WEEKDAY([.I259]; 2))">
            <text:p/>
          </table:table-cell>
          <table:table-cell table:style-name="ce224" table:formula="of:=IF(ISBLANK([.Q259]); &quot;&quot;; WEEKDAY([.Q259]; 2))">
            <text:p/>
          </table:table-cell>
          <table:table-cell table:style-name="ce224" table:formula="of:=IF(ISBLANK([.Q259]); &quot;&quot;; WEEKNUM([.Q259]))">
            <text:p/>
          </table:table-cell>
          <table:table-cell table:style-name="ce224" table:formula="of:=IF(ISBLANK([.I259]); &quot;&quot;; MONTH([.I259]))">
            <text:p/>
          </table:table-cell>
          <table:table-cell table:style-name="ce224" table:formula="of:=IF(ISBLANK([.Q259]); &quot;&quot;; MONTH([.Q259]))">
            <text:p/>
          </table:table-cell>
          <table:table-cell table:style-name="ce224" table:formula="of:=IF(OR(ISBLANK([.I259]); ISBLANK([.Q259])); &quot;&quot;; IFERROR(DATEDIF([.I259];[.Q259];&quot;d&quot;); &quot;&quot;))">
            <text:p/>
          </table:table-cell>
          <table:table-cell table:style-name="ce286" table:formula="of:=IF(ISBLANK([.P259]); &quot;&quot;; SUM([.$R$3:.R259]))">
            <text:p/>
          </table:table-cell>
          <table:table-cell table:style-name="ce286" table:formula="of:=IF(ISBLANK([.P259]); &quot;&quot;; SUM([.$S$3:.S259]))">
            <text:p/>
          </table:table-cell>
          <table:table-cell table:formula="of:=IF(ISBLANK([.K259]); &quot;&quot;; [.J259]*[.K259])">
            <text:p/>
          </table:table-cell>
          <table:table-cell table:formula="of:=IF(ISNUMBER([.AO259]); [.AO259]*0.0035; &quot;&quot;)">
            <text:p/>
          </table:table-cell>
          <table:table-cell table:style-name="ce224" table:formula="of:=IF(ISBLANK([.P259]); &quot;&quot; ; [.O259]*[.P259])">
            <text:p/>
          </table:table-cell>
          <table:table-cell table:formula="of:=IF(ISNUMBER([.AQ259]); [.AQ259]*0.0035; &quot;&quot;)">
            <text:p/>
          </table:table-cell>
          <table:table-cell table:number-columns-repeated="20"/>
        </table:table-row>
        <table:table-row table:style-name="ro2">
          <table:table-cell office:value-type="float" office:value="258" calcext:value-type="float">
            <text:p>25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0]=&quot;Long&quot;; [.K260]-[Overview.$C$4]/[.J260]; IF([.F260]=&quot;Short&quot;; [.K260]+[Overview.$C$4]/[.J260]; &quot;&quot;)); &quot;&quot;)">
            <text:p/>
          </table:table-cell>
          <table:table-cell table:style-name="ce157" table:formula="of:=IFERROR(ABS([.L260]-[.K260])*[.J260]; &quot;&quot;)">
            <text:p/>
          </table:table-cell>
          <table:table-cell table:style-name="ce289" table:formula="of:=IFERROR(IF([.F260]=&quot;Long&quot;; [.K260]+[Overview.$C$4]/[.J260]*[Overview.$C$6]; IF([.F260]=&quot;Short&quot;; [.K260]-[Overview.$C$4]/[.J260]*[Overview.$C$6]; &quot;&quot;)); &quot;&quot;)">
            <text:p/>
          </table:table-cell>
          <table:table-cell table:style-name="ce152"/>
          <table:table-cell table:number-columns-repeated="2"/>
          <table:table-cell table:formula="of:=IFERROR([.S260]/[.M260]; &quot;&quot;)">
            <text:p/>
          </table:table-cell>
          <table:table-cell table:formula="of:=IFERROR(IF(AND([.F260]=&quot;Long&quot;; [.O260]=[.J260]); [.J260]*([.P260]-[.K260]); IF(AND([.F260]=&quot;Short&quot;; [.O260]=[.J260]); [.J260]*([.K260]-[.P260]); &quot;&quot;)); &quot;&quot;)">
            <text:p/>
          </table:table-cell>
          <table:table-cell table:formula="of:=IF(ISNUMBER([.S260]); IF([.S260]&gt;0; &quot;Win&quot;; &quot;Loss&quot;);&quot;&quot;)">
            <text:p/>
          </table:table-cell>
          <table:table-cell table:formula="of:=IF([.Q260]=&quot;&quot;; &quot;&quot;; CONCATENATE(DATEDIF([.I260];[.Q260];&quot;d&quot;); IF(DATEDIF([.I260];[.Q260];&quot;d&quot;)&gt;1; &quot; Days&quot;; &quot; Day&quot;)))">
            <text:p/>
          </table:table-cell>
          <table:table-cell table:content-validation-name="val12"/>
          <table:table-cell table:number-columns-repeated="2"/>
          <table:table-cell table:style-name="ce196"/>
          <table:table-cell table:style-name="ce205" table:formula="of:=IFERROR(IF(ISBLANK([.Y260]); &quot;&quot;; IF([.$F260]=&quot;Long&quot;; ([.Y260]-[.$K260])*[.$J260]/[.$M260]; ([.$K260]-[.Y260])*[.$J260]/[.$M260])-[.$R260]); &quot;&quot;)">
            <text:p/>
          </table:table-cell>
          <table:table-cell table:style-name="Default"/>
          <table:table-cell table:style-name="ce205" table:formula="of:=IFERROR(IF(ISBLANK([.AA260]); &quot;&quot;; IF([.$F260]=&quot;Long&quot;; ([.AA260]-[.$K260])*[.$J260]/[.$M260]; ([.$K260]-[.AA260])*[.$J260]/[.$M260])-[.$R260]); &quot;&quot;)">
            <text:p/>
          </table:table-cell>
          <table:table-cell table:style-name="Default"/>
          <table:table-cell table:style-name="ce205" table:formula="of:=IFERROR(IF(ISBLANK([.AC260]); &quot;&quot;; IF([.$F260]=&quot;Long&quot;; ([.AC260]-[.$K260])*[.$J260]/[.$M260]; ([.$K260]-[.AC260])*[.$J260]/[.$M260])-[.$R260]); &quot;&quot;)">
            <text:p/>
          </table:table-cell>
          <table:table-cell/>
          <table:table-cell table:formula="of:=IF(ISBLANK([.Q260]); &quot;&quot;; DAY([.Q260]))">
            <text:p/>
          </table:table-cell>
          <table:table-cell table:style-name="ce224" table:formula="of:=IF(ISBLANK([.I260]); &quot;&quot;; WEEKDAY([.I260]; 2))">
            <text:p/>
          </table:table-cell>
          <table:table-cell table:formula="of:=IF(ISBLANK([.Q260]); &quot;&quot;; WEEKDAY([.Q260]; 2))">
            <text:p/>
          </table:table-cell>
          <table:table-cell table:formula="of:=IF(ISBLANK([.Q260]); &quot;&quot;; WEEKNUM([.Q260]))">
            <text:p/>
          </table:table-cell>
          <table:table-cell table:style-name="ce224" table:formula="of:=IF(ISBLANK([.I260]); &quot;&quot;; MONTH([.I260]))">
            <text:p/>
          </table:table-cell>
          <table:table-cell table:formula="of:=IF(ISBLANK([.Q260]); &quot;&quot;; MONTH([.Q260]))">
            <text:p/>
          </table:table-cell>
          <table:table-cell table:formula="of:=IF(OR(ISBLANK([.I260]); ISBLANK([.Q260])); &quot;&quot;; IFERROR(DATEDIF([.I260];[.Q260];&quot;d&quot;); &quot;&quot;))">
            <text:p/>
          </table:table-cell>
          <table:table-cell table:style-name="ce286" table:formula="of:=IF(ISBLANK([.P260]); &quot;&quot;; SUM([.$R$3:.R260]))">
            <text:p/>
          </table:table-cell>
          <table:table-cell table:style-name="ce286" table:formula="of:=IF(ISBLANK([.P260]); &quot;&quot;; SUM([.$S$3:.S260]))">
            <text:p/>
          </table:table-cell>
          <table:table-cell table:formula="of:=IF(ISBLANK([.K260]); &quot;&quot;; [.J260]*[.K260])">
            <text:p/>
          </table:table-cell>
          <table:table-cell table:formula="of:=IF(ISNUMBER([.AO260]); [.AO260]*0.0035; &quot;&quot;)">
            <text:p/>
          </table:table-cell>
          <table:table-cell table:style-name="ce224" table:formula="of:=IF(ISBLANK([.P260]); &quot;&quot; ; [.O260]*[.P260])">
            <text:p/>
          </table:table-cell>
          <table:table-cell table:formula="of:=IF(ISNUMBER([.AQ260]); [.AQ260]*0.0035; &quot;&quot;)">
            <text:p/>
          </table:table-cell>
          <table:table-cell table:number-columns-repeated="20"/>
        </table:table-row>
        <table:table-row table:style-name="ro2">
          <table:table-cell office:value-type="float" office:value="259" calcext:value-type="float">
            <text:p>25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1]=&quot;Long&quot;; [.K261]-[Overview.$C$4]/[.J261]; IF([.F261]=&quot;Short&quot;; [.K261]+[Overview.$C$4]/[.J261]; &quot;&quot;)); &quot;&quot;)">
            <text:p/>
          </table:table-cell>
          <table:table-cell table:style-name="ce157" table:formula="of:=IFERROR(ABS([.L261]-[.K261])*[.J261]; &quot;&quot;)">
            <text:p/>
          </table:table-cell>
          <table:table-cell table:style-name="ce289" table:formula="of:=IFERROR(IF([.F261]=&quot;Long&quot;; [.K261]+[Overview.$C$4]/[.J261]*[Overview.$C$6]; IF([.F261]=&quot;Short&quot;; [.K261]-[Overview.$C$4]/[.J261]*[Overview.$C$6]; &quot;&quot;)); &quot;&quot;)">
            <text:p/>
          </table:table-cell>
          <table:table-cell table:style-name="ce152"/>
          <table:table-cell table:number-columns-repeated="2"/>
          <table:table-cell table:formula="of:=IFERROR([.S261]/[.M261]; &quot;&quot;)">
            <text:p/>
          </table:table-cell>
          <table:table-cell table:formula="of:=IFERROR(IF(AND([.F261]=&quot;Long&quot;; [.O261]=[.J261]); [.J261]*([.P261]-[.K261]); IF(AND([.F261]=&quot;Short&quot;; [.O261]=[.J261]); [.J261]*([.K261]-[.P261]); &quot;&quot;)); &quot;&quot;)">
            <text:p/>
          </table:table-cell>
          <table:table-cell table:formula="of:=IF(ISNUMBER([.S261]); IF([.S261]&gt;0; &quot;Win&quot;; &quot;Loss&quot;);&quot;&quot;)">
            <text:p/>
          </table:table-cell>
          <table:table-cell table:formula="of:=IF([.Q261]=&quot;&quot;; &quot;&quot;; CONCATENATE(DATEDIF([.I261];[.Q261];&quot;d&quot;); IF(DATEDIF([.I261];[.Q261];&quot;d&quot;)&gt;1; &quot; Days&quot;; &quot; Day&quot;)))">
            <text:p/>
          </table:table-cell>
          <table:table-cell table:content-validation-name="val12"/>
          <table:table-cell table:number-columns-repeated="2"/>
          <table:table-cell table:style-name="ce196"/>
          <table:table-cell table:style-name="ce205" table:formula="of:=IFERROR(IF(ISBLANK([.Y261]); &quot;&quot;; IF([.$F261]=&quot;Long&quot;; ([.Y261]-[.$K261])*[.$J261]/[.$M261]; ([.$K261]-[.Y261])*[.$J261]/[.$M261])-[.$R261]); &quot;&quot;)">
            <text:p/>
          </table:table-cell>
          <table:table-cell table:style-name="Default"/>
          <table:table-cell table:style-name="ce205" table:formula="of:=IFERROR(IF(ISBLANK([.AA261]); &quot;&quot;; IF([.$F261]=&quot;Long&quot;; ([.AA261]-[.$K261])*[.$J261]/[.$M261]; ([.$K261]-[.AA261])*[.$J261]/[.$M261])-[.$R261]); &quot;&quot;)">
            <text:p/>
          </table:table-cell>
          <table:table-cell table:style-name="Default"/>
          <table:table-cell table:style-name="ce205" table:formula="of:=IFERROR(IF(ISBLANK([.AC261]); &quot;&quot;; IF([.$F261]=&quot;Long&quot;; ([.AC261]-[.$K261])*[.$J261]/[.$M261]; ([.$K261]-[.AC261])*[.$J261]/[.$M261])-[.$R261]); &quot;&quot;)">
            <text:p/>
          </table:table-cell>
          <table:table-cell/>
          <table:table-cell table:formula="of:=IF(ISBLANK([.Q261]); &quot;&quot;; DAY([.Q261]))">
            <text:p/>
          </table:table-cell>
          <table:table-cell table:style-name="ce224" table:formula="of:=IF(ISBLANK([.I261]); &quot;&quot;; WEEKDAY([.I261]; 2))">
            <text:p/>
          </table:table-cell>
          <table:table-cell table:formula="of:=IF(ISBLANK([.Q261]); &quot;&quot;; WEEKDAY([.Q261]; 2))">
            <text:p/>
          </table:table-cell>
          <table:table-cell table:formula="of:=IF(ISBLANK([.Q261]); &quot;&quot;; WEEKNUM([.Q261]))">
            <text:p/>
          </table:table-cell>
          <table:table-cell table:style-name="ce224" table:formula="of:=IF(ISBLANK([.I261]); &quot;&quot;; MONTH([.I261]))">
            <text:p/>
          </table:table-cell>
          <table:table-cell table:formula="of:=IF(ISBLANK([.Q261]); &quot;&quot;; MONTH([.Q261]))">
            <text:p/>
          </table:table-cell>
          <table:table-cell table:formula="of:=IF(OR(ISBLANK([.I261]); ISBLANK([.Q261])); &quot;&quot;; IFERROR(DATEDIF([.I261];[.Q261];&quot;d&quot;); &quot;&quot;))">
            <text:p/>
          </table:table-cell>
          <table:table-cell table:style-name="ce286" table:formula="of:=IF(ISBLANK([.P261]); &quot;&quot;; SUM([.$R$3:.R261]))">
            <text:p/>
          </table:table-cell>
          <table:table-cell table:style-name="ce286" table:formula="of:=IF(ISBLANK([.P261]); &quot;&quot;; SUM([.$S$3:.S261]))">
            <text:p/>
          </table:table-cell>
          <table:table-cell table:formula="of:=IF(ISBLANK([.K261]); &quot;&quot;; [.J261]*[.K261])">
            <text:p/>
          </table:table-cell>
          <table:table-cell table:formula="of:=IF(ISNUMBER([.AO261]); [.AO261]*0.0035; &quot;&quot;)">
            <text:p/>
          </table:table-cell>
          <table:table-cell table:style-name="ce224" table:formula="of:=IF(ISBLANK([.P261]); &quot;&quot; ; [.O261]*[.P261])">
            <text:p/>
          </table:table-cell>
          <table:table-cell table:formula="of:=IF(ISNUMBER([.AQ261]); [.AQ261]*0.0035; &quot;&quot;)">
            <text:p/>
          </table:table-cell>
          <table:table-cell table:number-columns-repeated="20"/>
        </table:table-row>
        <table:table-row table:style-name="ro2">
          <table:table-cell office:value-type="float" office:value="260" calcext:value-type="float">
            <text:p>26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2]=&quot;Long&quot;; [.K262]-[Overview.$C$4]/[.J262]; IF([.F262]=&quot;Short&quot;; [.K262]+[Overview.$C$4]/[.J262]; &quot;&quot;)); &quot;&quot;)">
            <text:p/>
          </table:table-cell>
          <table:table-cell table:style-name="ce157" table:formula="of:=IFERROR(ABS([.L262]-[.K262])*[.J262]; &quot;&quot;)">
            <text:p/>
          </table:table-cell>
          <table:table-cell table:style-name="ce289" table:formula="of:=IFERROR(IF([.F262]=&quot;Long&quot;; [.K262]+[Overview.$C$4]/[.J262]*[Overview.$C$6]; IF([.F262]=&quot;Short&quot;; [.K262]-[Overview.$C$4]/[.J262]*[Overview.$C$6]; &quot;&quot;)); &quot;&quot;)">
            <text:p/>
          </table:table-cell>
          <table:table-cell table:style-name="ce152"/>
          <table:table-cell table:number-columns-repeated="2"/>
          <table:table-cell table:formula="of:=IFERROR([.S262]/[.M262]; &quot;&quot;)">
            <text:p/>
          </table:table-cell>
          <table:table-cell table:formula="of:=IFERROR(IF(AND([.F262]=&quot;Long&quot;; [.O262]=[.J262]); [.J262]*([.P262]-[.K262]); IF(AND([.F262]=&quot;Short&quot;; [.O262]=[.J262]); [.J262]*([.K262]-[.P262]); &quot;&quot;)); &quot;&quot;)">
            <text:p/>
          </table:table-cell>
          <table:table-cell table:formula="of:=IF(ISNUMBER([.S262]); IF([.S262]&gt;0; &quot;Win&quot;; &quot;Loss&quot;);&quot;&quot;)">
            <text:p/>
          </table:table-cell>
          <table:table-cell table:formula="of:=IF([.Q262]=&quot;&quot;; &quot;&quot;; CONCATENATE(DATEDIF([.I262];[.Q262];&quot;d&quot;); IF(DATEDIF([.I262];[.Q262];&quot;d&quot;)&gt;1; &quot; Days&quot;; &quot; Day&quot;)))">
            <text:p/>
          </table:table-cell>
          <table:table-cell table:content-validation-name="val12"/>
          <table:table-cell table:number-columns-repeated="2"/>
          <table:table-cell table:style-name="ce196"/>
          <table:table-cell table:style-name="ce205" table:formula="of:=IFERROR(IF(ISBLANK([.Y262]); &quot;&quot;; IF([.$F262]=&quot;Long&quot;; ([.Y262]-[.$K262])*[.$J262]/[.$M262]; ([.$K262]-[.Y262])*[.$J262]/[.$M262])-[.$R262]); &quot;&quot;)">
            <text:p/>
          </table:table-cell>
          <table:table-cell table:style-name="Default"/>
          <table:table-cell table:style-name="ce205" table:formula="of:=IFERROR(IF(ISBLANK([.AA262]); &quot;&quot;; IF([.$F262]=&quot;Long&quot;; ([.AA262]-[.$K262])*[.$J262]/[.$M262]; ([.$K262]-[.AA262])*[.$J262]/[.$M262])-[.$R262]); &quot;&quot;)">
            <text:p/>
          </table:table-cell>
          <table:table-cell table:style-name="Default"/>
          <table:table-cell table:style-name="ce205" table:formula="of:=IFERROR(IF(ISBLANK([.AC262]); &quot;&quot;; IF([.$F262]=&quot;Long&quot;; ([.AC262]-[.$K262])*[.$J262]/[.$M262]; ([.$K262]-[.AC262])*[.$J262]/[.$M262])-[.$R262]); &quot;&quot;)">
            <text:p/>
          </table:table-cell>
          <table:table-cell/>
          <table:table-cell table:style-name="ce224" table:formula="of:=IF(ISBLANK([.Q262]); &quot;&quot;; DAY([.Q262]))">
            <text:p/>
          </table:table-cell>
          <table:table-cell table:style-name="ce224" table:formula="of:=IF(ISBLANK([.I262]); &quot;&quot;; WEEKDAY([.I262]; 2))">
            <text:p/>
          </table:table-cell>
          <table:table-cell table:style-name="ce224" table:formula="of:=IF(ISBLANK([.Q262]); &quot;&quot;; WEEKDAY([.Q262]; 2))">
            <text:p/>
          </table:table-cell>
          <table:table-cell table:style-name="ce224" table:formula="of:=IF(ISBLANK([.Q262]); &quot;&quot;; WEEKNUM([.Q262]))">
            <text:p/>
          </table:table-cell>
          <table:table-cell table:style-name="ce224" table:formula="of:=IF(ISBLANK([.I262]); &quot;&quot;; MONTH([.I262]))">
            <text:p/>
          </table:table-cell>
          <table:table-cell table:style-name="ce224" table:formula="of:=IF(ISBLANK([.Q262]); &quot;&quot;; MONTH([.Q262]))">
            <text:p/>
          </table:table-cell>
          <table:table-cell table:style-name="ce224" table:formula="of:=IF(OR(ISBLANK([.I262]); ISBLANK([.Q262])); &quot;&quot;; IFERROR(DATEDIF([.I262];[.Q262];&quot;d&quot;); &quot;&quot;))">
            <text:p/>
          </table:table-cell>
          <table:table-cell table:style-name="ce286" table:formula="of:=IF(ISBLANK([.P262]); &quot;&quot;; SUM([.$R$3:.R262]))">
            <text:p/>
          </table:table-cell>
          <table:table-cell table:style-name="ce286" table:formula="of:=IF(ISBLANK([.P262]); &quot;&quot;; SUM([.$S$3:.S262]))">
            <text:p/>
          </table:table-cell>
          <table:table-cell table:formula="of:=IF(ISBLANK([.K262]); &quot;&quot;; [.J262]*[.K262])">
            <text:p/>
          </table:table-cell>
          <table:table-cell table:formula="of:=IF(ISNUMBER([.AO262]); [.AO262]*0.0035; &quot;&quot;)">
            <text:p/>
          </table:table-cell>
          <table:table-cell table:style-name="ce224" table:formula="of:=IF(ISBLANK([.P262]); &quot;&quot; ; [.O262]*[.P262])">
            <text:p/>
          </table:table-cell>
          <table:table-cell table:formula="of:=IF(ISNUMBER([.AQ262]); [.AQ262]*0.0035; &quot;&quot;)">
            <text:p/>
          </table:table-cell>
          <table:table-cell table:number-columns-repeated="20"/>
        </table:table-row>
        <table:table-row table:style-name="ro2">
          <table:table-cell office:value-type="float" office:value="261" calcext:value-type="float">
            <text:p>26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3]=&quot;Long&quot;; [.K263]-[Overview.$C$4]/[.J263]; IF([.F263]=&quot;Short&quot;; [.K263]+[Overview.$C$4]/[.J263]; &quot;&quot;)); &quot;&quot;)">
            <text:p/>
          </table:table-cell>
          <table:table-cell table:style-name="ce157" table:formula="of:=IFERROR(ABS([.L263]-[.K263])*[.J263]; &quot;&quot;)">
            <text:p/>
          </table:table-cell>
          <table:table-cell table:style-name="ce289" table:formula="of:=IFERROR(IF([.F263]=&quot;Long&quot;; [.K263]+[Overview.$C$4]/[.J263]*[Overview.$C$6]; IF([.F263]=&quot;Short&quot;; [.K263]-[Overview.$C$4]/[.J263]*[Overview.$C$6]; &quot;&quot;)); &quot;&quot;)">
            <text:p/>
          </table:table-cell>
          <table:table-cell table:style-name="ce152"/>
          <table:table-cell table:number-columns-repeated="2"/>
          <table:table-cell table:formula="of:=IFERROR([.S263]/[.M263]; &quot;&quot;)">
            <text:p/>
          </table:table-cell>
          <table:table-cell table:formula="of:=IFERROR(IF(AND([.F263]=&quot;Long&quot;; [.O263]=[.J263]); [.J263]*([.P263]-[.K263]); IF(AND([.F263]=&quot;Short&quot;; [.O263]=[.J263]); [.J263]*([.K263]-[.P263]); &quot;&quot;)); &quot;&quot;)">
            <text:p/>
          </table:table-cell>
          <table:table-cell table:formula="of:=IF(ISNUMBER([.S263]); IF([.S263]&gt;0; &quot;Win&quot;; &quot;Loss&quot;);&quot;&quot;)">
            <text:p/>
          </table:table-cell>
          <table:table-cell table:formula="of:=IF([.Q263]=&quot;&quot;; &quot;&quot;; CONCATENATE(DATEDIF([.I263];[.Q263];&quot;d&quot;); IF(DATEDIF([.I263];[.Q263];&quot;d&quot;)&gt;1; &quot; Days&quot;; &quot; Day&quot;)))">
            <text:p/>
          </table:table-cell>
          <table:table-cell table:content-validation-name="val12"/>
          <table:table-cell table:number-columns-repeated="2"/>
          <table:table-cell table:style-name="ce196"/>
          <table:table-cell table:style-name="ce205" table:formula="of:=IFERROR(IF(ISBLANK([.Y263]); &quot;&quot;; IF([.$F263]=&quot;Long&quot;; ([.Y263]-[.$K263])*[.$J263]/[.$M263]; ([.$K263]-[.Y263])*[.$J263]/[.$M263])-[.$R263]); &quot;&quot;)">
            <text:p/>
          </table:table-cell>
          <table:table-cell table:style-name="Default"/>
          <table:table-cell table:style-name="ce205" table:formula="of:=IFERROR(IF(ISBLANK([.AA263]); &quot;&quot;; IF([.$F263]=&quot;Long&quot;; ([.AA263]-[.$K263])*[.$J263]/[.$M263]; ([.$K263]-[.AA263])*[.$J263]/[.$M263])-[.$R263]); &quot;&quot;)">
            <text:p/>
          </table:table-cell>
          <table:table-cell table:style-name="Default"/>
          <table:table-cell table:style-name="ce205" table:formula="of:=IFERROR(IF(ISBLANK([.AC263]); &quot;&quot;; IF([.$F263]=&quot;Long&quot;; ([.AC263]-[.$K263])*[.$J263]/[.$M263]; ([.$K263]-[.AC263])*[.$J263]/[.$M263])-[.$R263]); &quot;&quot;)">
            <text:p/>
          </table:table-cell>
          <table:table-cell/>
          <table:table-cell table:style-name="ce224" table:formula="of:=IF(ISBLANK([.Q263]); &quot;&quot;; DAY([.Q263]))">
            <text:p/>
          </table:table-cell>
          <table:table-cell table:style-name="ce224" table:formula="of:=IF(ISBLANK([.I263]); &quot;&quot;; WEEKDAY([.I263]; 2))">
            <text:p/>
          </table:table-cell>
          <table:table-cell table:style-name="ce224" table:formula="of:=IF(ISBLANK([.Q263]); &quot;&quot;; WEEKDAY([.Q263]; 2))">
            <text:p/>
          </table:table-cell>
          <table:table-cell table:style-name="ce224" table:formula="of:=IF(ISBLANK([.Q263]); &quot;&quot;; WEEKNUM([.Q263]))">
            <text:p/>
          </table:table-cell>
          <table:table-cell table:style-name="ce224" table:formula="of:=IF(ISBLANK([.I263]); &quot;&quot;; MONTH([.I263]))">
            <text:p/>
          </table:table-cell>
          <table:table-cell table:style-name="ce224" table:formula="of:=IF(ISBLANK([.Q263]); &quot;&quot;; MONTH([.Q263]))">
            <text:p/>
          </table:table-cell>
          <table:table-cell table:style-name="ce224" table:formula="of:=IF(OR(ISBLANK([.I263]); ISBLANK([.Q263])); &quot;&quot;; IFERROR(DATEDIF([.I263];[.Q263];&quot;d&quot;); &quot;&quot;))">
            <text:p/>
          </table:table-cell>
          <table:table-cell table:style-name="ce286" table:formula="of:=IF(ISBLANK([.P263]); &quot;&quot;; SUM([.$R$3:.R263]))">
            <text:p/>
          </table:table-cell>
          <table:table-cell table:style-name="ce286" table:formula="of:=IF(ISBLANK([.P263]); &quot;&quot;; SUM([.$S$3:.S263]))">
            <text:p/>
          </table:table-cell>
          <table:table-cell table:formula="of:=IF(ISBLANK([.K263]); &quot;&quot;; [.J263]*[.K263])">
            <text:p/>
          </table:table-cell>
          <table:table-cell table:formula="of:=IF(ISNUMBER([.AO263]); [.AO263]*0.0035; &quot;&quot;)">
            <text:p/>
          </table:table-cell>
          <table:table-cell table:style-name="ce224" table:formula="of:=IF(ISBLANK([.P263]); &quot;&quot; ; [.O263]*[.P263])">
            <text:p/>
          </table:table-cell>
          <table:table-cell table:formula="of:=IF(ISNUMBER([.AQ263]); [.AQ263]*0.0035; &quot;&quot;)">
            <text:p/>
          </table:table-cell>
          <table:table-cell table:number-columns-repeated="20"/>
        </table:table-row>
        <table:table-row table:style-name="ro2">
          <table:table-cell office:value-type="float" office:value="262" calcext:value-type="float">
            <text:p>26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4]=&quot;Long&quot;; [.K264]-[Overview.$C$4]/[.J264]; IF([.F264]=&quot;Short&quot;; [.K264]+[Overview.$C$4]/[.J264]; &quot;&quot;)); &quot;&quot;)">
            <text:p/>
          </table:table-cell>
          <table:table-cell table:style-name="ce157" table:formula="of:=IFERROR(ABS([.L264]-[.K264])*[.J264]; &quot;&quot;)">
            <text:p/>
          </table:table-cell>
          <table:table-cell table:style-name="ce289" table:formula="of:=IFERROR(IF([.F264]=&quot;Long&quot;; [.K264]+[Overview.$C$4]/[.J264]*[Overview.$C$6]; IF([.F264]=&quot;Short&quot;; [.K264]-[Overview.$C$4]/[.J264]*[Overview.$C$6]; &quot;&quot;)); &quot;&quot;)">
            <text:p/>
          </table:table-cell>
          <table:table-cell table:style-name="ce152"/>
          <table:table-cell table:number-columns-repeated="2"/>
          <table:table-cell table:formula="of:=IFERROR([.S264]/[.M264]; &quot;&quot;)">
            <text:p/>
          </table:table-cell>
          <table:table-cell table:formula="of:=IFERROR(IF(AND([.F264]=&quot;Long&quot;; [.O264]=[.J264]); [.J264]*([.P264]-[.K264]); IF(AND([.F264]=&quot;Short&quot;; [.O264]=[.J264]); [.J264]*([.K264]-[.P264]); &quot;&quot;)); &quot;&quot;)">
            <text:p/>
          </table:table-cell>
          <table:table-cell table:formula="of:=IF(ISNUMBER([.S264]); IF([.S264]&gt;0; &quot;Win&quot;; &quot;Loss&quot;);&quot;&quot;)">
            <text:p/>
          </table:table-cell>
          <table:table-cell table:formula="of:=IF([.Q264]=&quot;&quot;; &quot;&quot;; CONCATENATE(DATEDIF([.I264];[.Q264];&quot;d&quot;); IF(DATEDIF([.I264];[.Q264];&quot;d&quot;)&gt;1; &quot; Days&quot;; &quot; Day&quot;)))">
            <text:p/>
          </table:table-cell>
          <table:table-cell table:content-validation-name="val12"/>
          <table:table-cell table:number-columns-repeated="2"/>
          <table:table-cell table:style-name="ce196"/>
          <table:table-cell table:style-name="ce205" table:formula="of:=IFERROR(IF(ISBLANK([.Y264]); &quot;&quot;; IF([.$F264]=&quot;Long&quot;; ([.Y264]-[.$K264])*[.$J264]/[.$M264]; ([.$K264]-[.Y264])*[.$J264]/[.$M264])-[.$R264]); &quot;&quot;)">
            <text:p/>
          </table:table-cell>
          <table:table-cell table:style-name="Default"/>
          <table:table-cell table:style-name="ce205" table:formula="of:=IFERROR(IF(ISBLANK([.AA264]); &quot;&quot;; IF([.$F264]=&quot;Long&quot;; ([.AA264]-[.$K264])*[.$J264]/[.$M264]; ([.$K264]-[.AA264])*[.$J264]/[.$M264])-[.$R264]); &quot;&quot;)">
            <text:p/>
          </table:table-cell>
          <table:table-cell table:style-name="Default"/>
          <table:table-cell table:style-name="ce205" table:formula="of:=IFERROR(IF(ISBLANK([.AC264]); &quot;&quot;; IF([.$F264]=&quot;Long&quot;; ([.AC264]-[.$K264])*[.$J264]/[.$M264]; ([.$K264]-[.AC264])*[.$J264]/[.$M264])-[.$R264]); &quot;&quot;)">
            <text:p/>
          </table:table-cell>
          <table:table-cell/>
          <table:table-cell table:style-name="ce224" table:formula="of:=IF(ISBLANK([.Q264]); &quot;&quot;; DAY([.Q264]))">
            <text:p/>
          </table:table-cell>
          <table:table-cell table:style-name="ce224" table:formula="of:=IF(ISBLANK([.I264]); &quot;&quot;; WEEKDAY([.I264]; 2))">
            <text:p/>
          </table:table-cell>
          <table:table-cell table:style-name="ce224" table:formula="of:=IF(ISBLANK([.Q264]); &quot;&quot;; WEEKDAY([.Q264]; 2))">
            <text:p/>
          </table:table-cell>
          <table:table-cell table:style-name="ce224" table:formula="of:=IF(ISBLANK([.Q264]); &quot;&quot;; WEEKNUM([.Q264]))">
            <text:p/>
          </table:table-cell>
          <table:table-cell table:style-name="ce224" table:formula="of:=IF(ISBLANK([.I264]); &quot;&quot;; MONTH([.I264]))">
            <text:p/>
          </table:table-cell>
          <table:table-cell table:style-name="ce224" table:formula="of:=IF(ISBLANK([.Q264]); &quot;&quot;; MONTH([.Q264]))">
            <text:p/>
          </table:table-cell>
          <table:table-cell table:style-name="ce224" table:formula="of:=IF(OR(ISBLANK([.I264]); ISBLANK([.Q264])); &quot;&quot;; IFERROR(DATEDIF([.I264];[.Q264];&quot;d&quot;); &quot;&quot;))">
            <text:p/>
          </table:table-cell>
          <table:table-cell table:style-name="ce286" table:formula="of:=IF(ISBLANK([.P264]); &quot;&quot;; SUM([.$R$3:.R264]))">
            <text:p/>
          </table:table-cell>
          <table:table-cell table:style-name="ce286" table:formula="of:=IF(ISBLANK([.P264]); &quot;&quot;; SUM([.$S$3:.S264]))">
            <text:p/>
          </table:table-cell>
          <table:table-cell table:formula="of:=IF(ISBLANK([.K264]); &quot;&quot;; [.J264]*[.K264])">
            <text:p/>
          </table:table-cell>
          <table:table-cell table:formula="of:=IF(ISNUMBER([.AO264]); [.AO264]*0.0035; &quot;&quot;)">
            <text:p/>
          </table:table-cell>
          <table:table-cell table:style-name="ce224" table:formula="of:=IF(ISBLANK([.P264]); &quot;&quot; ; [.O264]*[.P264])">
            <text:p/>
          </table:table-cell>
          <table:table-cell table:formula="of:=IF(ISNUMBER([.AQ264]); [.AQ264]*0.0035; &quot;&quot;)">
            <text:p/>
          </table:table-cell>
          <table:table-cell table:number-columns-repeated="20"/>
        </table:table-row>
        <table:table-row table:style-name="ro2">
          <table:table-cell office:value-type="float" office:value="263" calcext:value-type="float">
            <text:p>26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5]=&quot;Long&quot;; [.K265]-[Overview.$C$4]/[.J265]; IF([.F265]=&quot;Short&quot;; [.K265]+[Overview.$C$4]/[.J265]; &quot;&quot;)); &quot;&quot;)">
            <text:p/>
          </table:table-cell>
          <table:table-cell table:style-name="ce157" table:formula="of:=IFERROR(ABS([.L265]-[.K265])*[.J265]; &quot;&quot;)">
            <text:p/>
          </table:table-cell>
          <table:table-cell table:style-name="ce289" table:formula="of:=IFERROR(IF([.F265]=&quot;Long&quot;; [.K265]+[Overview.$C$4]/[.J265]*[Overview.$C$6]; IF([.F265]=&quot;Short&quot;; [.K265]-[Overview.$C$4]/[.J265]*[Overview.$C$6]; &quot;&quot;)); &quot;&quot;)">
            <text:p/>
          </table:table-cell>
          <table:table-cell table:style-name="ce152"/>
          <table:table-cell table:number-columns-repeated="2"/>
          <table:table-cell table:formula="of:=IFERROR([.S265]/[.M265]; &quot;&quot;)">
            <text:p/>
          </table:table-cell>
          <table:table-cell table:formula="of:=IFERROR(IF(AND([.F265]=&quot;Long&quot;; [.O265]=[.J265]); [.J265]*([.P265]-[.K265]); IF(AND([.F265]=&quot;Short&quot;; [.O265]=[.J265]); [.J265]*([.K265]-[.P265]); &quot;&quot;)); &quot;&quot;)">
            <text:p/>
          </table:table-cell>
          <table:table-cell table:formula="of:=IF(ISNUMBER([.S265]); IF([.S265]&gt;0; &quot;Win&quot;; &quot;Loss&quot;);&quot;&quot;)">
            <text:p/>
          </table:table-cell>
          <table:table-cell table:formula="of:=IF([.Q265]=&quot;&quot;; &quot;&quot;; CONCATENATE(DATEDIF([.I265];[.Q265];&quot;d&quot;); IF(DATEDIF([.I265];[.Q265];&quot;d&quot;)&gt;1; &quot; Days&quot;; &quot; Day&quot;)))">
            <text:p/>
          </table:table-cell>
          <table:table-cell table:content-validation-name="val12"/>
          <table:table-cell table:number-columns-repeated="2"/>
          <table:table-cell table:style-name="ce196"/>
          <table:table-cell table:style-name="ce205" table:formula="of:=IFERROR(IF(ISBLANK([.Y265]); &quot;&quot;; IF([.$F265]=&quot;Long&quot;; ([.Y265]-[.$K265])*[.$J265]/[.$M265]; ([.$K265]-[.Y265])*[.$J265]/[.$M265])-[.$R265]); &quot;&quot;)">
            <text:p/>
          </table:table-cell>
          <table:table-cell table:style-name="Default"/>
          <table:table-cell table:style-name="ce205" table:formula="of:=IFERROR(IF(ISBLANK([.AA265]); &quot;&quot;; IF([.$F265]=&quot;Long&quot;; ([.AA265]-[.$K265])*[.$J265]/[.$M265]; ([.$K265]-[.AA265])*[.$J265]/[.$M265])-[.$R265]); &quot;&quot;)">
            <text:p/>
          </table:table-cell>
          <table:table-cell table:style-name="Default"/>
          <table:table-cell table:style-name="ce205" table:formula="of:=IFERROR(IF(ISBLANK([.AC265]); &quot;&quot;; IF([.$F265]=&quot;Long&quot;; ([.AC265]-[.$K265])*[.$J265]/[.$M265]; ([.$K265]-[.AC265])*[.$J265]/[.$M265])-[.$R265]); &quot;&quot;)">
            <text:p/>
          </table:table-cell>
          <table:table-cell/>
          <table:table-cell table:style-name="ce224" table:formula="of:=IF(ISBLANK([.Q265]); &quot;&quot;; DAY([.Q265]))">
            <text:p/>
          </table:table-cell>
          <table:table-cell table:style-name="ce224" table:formula="of:=IF(ISBLANK([.I265]); &quot;&quot;; WEEKDAY([.I265]; 2))">
            <text:p/>
          </table:table-cell>
          <table:table-cell table:style-name="ce224" table:formula="of:=IF(ISBLANK([.Q265]); &quot;&quot;; WEEKDAY([.Q265]; 2))">
            <text:p/>
          </table:table-cell>
          <table:table-cell table:style-name="ce224" table:formula="of:=IF(ISBLANK([.Q265]); &quot;&quot;; WEEKNUM([.Q265]))">
            <text:p/>
          </table:table-cell>
          <table:table-cell table:style-name="ce224" table:formula="of:=IF(ISBLANK([.I265]); &quot;&quot;; MONTH([.I265]))">
            <text:p/>
          </table:table-cell>
          <table:table-cell table:style-name="ce224" table:formula="of:=IF(ISBLANK([.Q265]); &quot;&quot;; MONTH([.Q265]))">
            <text:p/>
          </table:table-cell>
          <table:table-cell table:style-name="ce224" table:formula="of:=IF(OR(ISBLANK([.I265]); ISBLANK([.Q265])); &quot;&quot;; IFERROR(DATEDIF([.I265];[.Q265];&quot;d&quot;); &quot;&quot;))">
            <text:p/>
          </table:table-cell>
          <table:table-cell table:style-name="ce286" table:formula="of:=IF(ISBLANK([.P265]); &quot;&quot;; SUM([.$R$3:.R265]))">
            <text:p/>
          </table:table-cell>
          <table:table-cell table:style-name="ce286" table:formula="of:=IF(ISBLANK([.P265]); &quot;&quot;; SUM([.$S$3:.S265]))">
            <text:p/>
          </table:table-cell>
          <table:table-cell table:formula="of:=IF(ISBLANK([.K265]); &quot;&quot;; [.J265]*[.K265])">
            <text:p/>
          </table:table-cell>
          <table:table-cell table:formula="of:=IF(ISNUMBER([.AO265]); [.AO265]*0.0035; &quot;&quot;)">
            <text:p/>
          </table:table-cell>
          <table:table-cell table:style-name="ce224" table:formula="of:=IF(ISBLANK([.P265]); &quot;&quot; ; [.O265]*[.P265])">
            <text:p/>
          </table:table-cell>
          <table:table-cell table:formula="of:=IF(ISNUMBER([.AQ265]); [.AQ265]*0.0035; &quot;&quot;)">
            <text:p/>
          </table:table-cell>
          <table:table-cell table:number-columns-repeated="20"/>
        </table:table-row>
        <table:table-row table:style-name="ro2">
          <table:table-cell office:value-type="float" office:value="264" calcext:value-type="float">
            <text:p>26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6]=&quot;Long&quot;; [.K266]-[Overview.$C$4]/[.J266]; IF([.F266]=&quot;Short&quot;; [.K266]+[Overview.$C$4]/[.J266]; &quot;&quot;)); &quot;&quot;)">
            <text:p/>
          </table:table-cell>
          <table:table-cell table:style-name="ce157" table:formula="of:=IFERROR(ABS([.L266]-[.K266])*[.J266]; &quot;&quot;)">
            <text:p/>
          </table:table-cell>
          <table:table-cell table:style-name="ce289" table:formula="of:=IFERROR(IF([.F266]=&quot;Long&quot;; [.K266]+[Overview.$C$4]/[.J266]*[Overview.$C$6]; IF([.F266]=&quot;Short&quot;; [.K266]-[Overview.$C$4]/[.J266]*[Overview.$C$6]; &quot;&quot;)); &quot;&quot;)">
            <text:p/>
          </table:table-cell>
          <table:table-cell table:style-name="ce152"/>
          <table:table-cell table:number-columns-repeated="2"/>
          <table:table-cell table:formula="of:=IFERROR([.S266]/[.M266]; &quot;&quot;)">
            <text:p/>
          </table:table-cell>
          <table:table-cell table:formula="of:=IFERROR(IF(AND([.F266]=&quot;Long&quot;; [.O266]=[.J266]); [.J266]*([.P266]-[.K266]); IF(AND([.F266]=&quot;Short&quot;; [.O266]=[.J266]); [.J266]*([.K266]-[.P266]); &quot;&quot;)); &quot;&quot;)">
            <text:p/>
          </table:table-cell>
          <table:table-cell table:formula="of:=IF(ISNUMBER([.S266]); IF([.S266]&gt;0; &quot;Win&quot;; &quot;Loss&quot;);&quot;&quot;)">
            <text:p/>
          </table:table-cell>
          <table:table-cell table:formula="of:=IF([.Q266]=&quot;&quot;; &quot;&quot;; CONCATENATE(DATEDIF([.I266];[.Q266];&quot;d&quot;); IF(DATEDIF([.I266];[.Q266];&quot;d&quot;)&gt;1; &quot; Days&quot;; &quot; Day&quot;)))">
            <text:p/>
          </table:table-cell>
          <table:table-cell table:content-validation-name="val12"/>
          <table:table-cell table:number-columns-repeated="2"/>
          <table:table-cell table:style-name="ce196"/>
          <table:table-cell table:style-name="ce205" table:formula="of:=IFERROR(IF(ISBLANK([.Y266]); &quot;&quot;; IF([.$F266]=&quot;Long&quot;; ([.Y266]-[.$K266])*[.$J266]/[.$M266]; ([.$K266]-[.Y266])*[.$J266]/[.$M266])-[.$R266]); &quot;&quot;)">
            <text:p/>
          </table:table-cell>
          <table:table-cell table:style-name="Default"/>
          <table:table-cell table:style-name="ce205" table:formula="of:=IFERROR(IF(ISBLANK([.AA266]); &quot;&quot;; IF([.$F266]=&quot;Long&quot;; ([.AA266]-[.$K266])*[.$J266]/[.$M266]; ([.$K266]-[.AA266])*[.$J266]/[.$M266])-[.$R266]); &quot;&quot;)">
            <text:p/>
          </table:table-cell>
          <table:table-cell table:style-name="Default"/>
          <table:table-cell table:style-name="ce205" table:formula="of:=IFERROR(IF(ISBLANK([.AC266]); &quot;&quot;; IF([.$F266]=&quot;Long&quot;; ([.AC266]-[.$K266])*[.$J266]/[.$M266]; ([.$K266]-[.AC266])*[.$J266]/[.$M266])-[.$R266]); &quot;&quot;)">
            <text:p/>
          </table:table-cell>
          <table:table-cell/>
          <table:table-cell table:style-name="ce224" table:formula="of:=IF(ISBLANK([.Q266]); &quot;&quot;; DAY([.Q266]))">
            <text:p/>
          </table:table-cell>
          <table:table-cell table:style-name="ce224" table:formula="of:=IF(ISBLANK([.I266]); &quot;&quot;; WEEKDAY([.I266]; 2))">
            <text:p/>
          </table:table-cell>
          <table:table-cell table:style-name="ce224" table:formula="of:=IF(ISBLANK([.Q266]); &quot;&quot;; WEEKDAY([.Q266]; 2))">
            <text:p/>
          </table:table-cell>
          <table:table-cell table:style-name="ce224" table:formula="of:=IF(ISBLANK([.Q266]); &quot;&quot;; WEEKNUM([.Q266]))">
            <text:p/>
          </table:table-cell>
          <table:table-cell table:style-name="ce224" table:formula="of:=IF(ISBLANK([.I266]); &quot;&quot;; MONTH([.I266]))">
            <text:p/>
          </table:table-cell>
          <table:table-cell table:style-name="ce224" table:formula="of:=IF(ISBLANK([.Q266]); &quot;&quot;; MONTH([.Q266]))">
            <text:p/>
          </table:table-cell>
          <table:table-cell table:style-name="ce224" table:formula="of:=IF(OR(ISBLANK([.I266]); ISBLANK([.Q266])); &quot;&quot;; IFERROR(DATEDIF([.I266];[.Q266];&quot;d&quot;); &quot;&quot;))">
            <text:p/>
          </table:table-cell>
          <table:table-cell table:style-name="ce286" table:formula="of:=IF(ISBLANK([.P266]); &quot;&quot;; SUM([.$R$3:.R266]))">
            <text:p/>
          </table:table-cell>
          <table:table-cell table:style-name="ce286" table:formula="of:=IF(ISBLANK([.P266]); &quot;&quot;; SUM([.$S$3:.S266]))">
            <text:p/>
          </table:table-cell>
          <table:table-cell table:formula="of:=IF(ISBLANK([.K266]); &quot;&quot;; [.J266]*[.K266])">
            <text:p/>
          </table:table-cell>
          <table:table-cell table:formula="of:=IF(ISNUMBER([.AO266]); [.AO266]*0.0035; &quot;&quot;)">
            <text:p/>
          </table:table-cell>
          <table:table-cell table:style-name="ce224" table:formula="of:=IF(ISBLANK([.P266]); &quot;&quot; ; [.O266]*[.P266])">
            <text:p/>
          </table:table-cell>
          <table:table-cell table:formula="of:=IF(ISNUMBER([.AQ266]); [.AQ266]*0.0035; &quot;&quot;)">
            <text:p/>
          </table:table-cell>
          <table:table-cell table:number-columns-repeated="20"/>
        </table:table-row>
        <table:table-row table:style-name="ro2">
          <table:table-cell office:value-type="float" office:value="265" calcext:value-type="float">
            <text:p>26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7]=&quot;Long&quot;; [.K267]-[Overview.$C$4]/[.J267]; IF([.F267]=&quot;Short&quot;; [.K267]+[Overview.$C$4]/[.J267]; &quot;&quot;)); &quot;&quot;)">
            <text:p/>
          </table:table-cell>
          <table:table-cell table:style-name="ce157" table:formula="of:=IFERROR(ABS([.L267]-[.K267])*[.J267]; &quot;&quot;)">
            <text:p/>
          </table:table-cell>
          <table:table-cell table:style-name="ce289" table:formula="of:=IFERROR(IF([.F267]=&quot;Long&quot;; [.K267]+[Overview.$C$4]/[.J267]*[Overview.$C$6]; IF([.F267]=&quot;Short&quot;; [.K267]-[Overview.$C$4]/[.J267]*[Overview.$C$6]; &quot;&quot;)); &quot;&quot;)">
            <text:p/>
          </table:table-cell>
          <table:table-cell table:style-name="ce152"/>
          <table:table-cell table:number-columns-repeated="2"/>
          <table:table-cell table:formula="of:=IFERROR([.S267]/[.M267]; &quot;&quot;)">
            <text:p/>
          </table:table-cell>
          <table:table-cell table:formula="of:=IFERROR(IF(AND([.F267]=&quot;Long&quot;; [.O267]=[.J267]); [.J267]*([.P267]-[.K267]); IF(AND([.F267]=&quot;Short&quot;; [.O267]=[.J267]); [.J267]*([.K267]-[.P267]); &quot;&quot;)); &quot;&quot;)">
            <text:p/>
          </table:table-cell>
          <table:table-cell table:formula="of:=IF(ISNUMBER([.S267]); IF([.S267]&gt;0; &quot;Win&quot;; &quot;Loss&quot;);&quot;&quot;)">
            <text:p/>
          </table:table-cell>
          <table:table-cell table:formula="of:=IF([.Q267]=&quot;&quot;; &quot;&quot;; CONCATENATE(DATEDIF([.I267];[.Q267];&quot;d&quot;); IF(DATEDIF([.I267];[.Q267];&quot;d&quot;)&gt;1; &quot; Days&quot;; &quot; Day&quot;)))">
            <text:p/>
          </table:table-cell>
          <table:table-cell table:content-validation-name="val12"/>
          <table:table-cell table:number-columns-repeated="2"/>
          <table:table-cell table:style-name="ce196"/>
          <table:table-cell table:style-name="ce205" table:formula="of:=IFERROR(IF(ISBLANK([.Y267]); &quot;&quot;; IF([.$F267]=&quot;Long&quot;; ([.Y267]-[.$K267])*[.$J267]/[.$M267]; ([.$K267]-[.Y267])*[.$J267]/[.$M267])-[.$R267]); &quot;&quot;)">
            <text:p/>
          </table:table-cell>
          <table:table-cell table:style-name="Default"/>
          <table:table-cell table:style-name="ce205" table:formula="of:=IFERROR(IF(ISBLANK([.AA267]); &quot;&quot;; IF([.$F267]=&quot;Long&quot;; ([.AA267]-[.$K267])*[.$J267]/[.$M267]; ([.$K267]-[.AA267])*[.$J267]/[.$M267])-[.$R267]); &quot;&quot;)">
            <text:p/>
          </table:table-cell>
          <table:table-cell table:style-name="Default"/>
          <table:table-cell table:style-name="ce205" table:formula="of:=IFERROR(IF(ISBLANK([.AC267]); &quot;&quot;; IF([.$F267]=&quot;Long&quot;; ([.AC267]-[.$K267])*[.$J267]/[.$M267]; ([.$K267]-[.AC267])*[.$J267]/[.$M267])-[.$R267]); &quot;&quot;)">
            <text:p/>
          </table:table-cell>
          <table:table-cell/>
          <table:table-cell table:style-name="ce224" table:formula="of:=IF(ISBLANK([.Q267]); &quot;&quot;; DAY([.Q267]))">
            <text:p/>
          </table:table-cell>
          <table:table-cell table:style-name="ce224" table:formula="of:=IF(ISBLANK([.I267]); &quot;&quot;; WEEKDAY([.I267]; 2))">
            <text:p/>
          </table:table-cell>
          <table:table-cell table:style-name="ce224" table:formula="of:=IF(ISBLANK([.Q267]); &quot;&quot;; WEEKDAY([.Q267]; 2))">
            <text:p/>
          </table:table-cell>
          <table:table-cell table:style-name="ce224" table:formula="of:=IF(ISBLANK([.Q267]); &quot;&quot;; WEEKNUM([.Q267]))">
            <text:p/>
          </table:table-cell>
          <table:table-cell table:style-name="ce224" table:formula="of:=IF(ISBLANK([.I267]); &quot;&quot;; MONTH([.I267]))">
            <text:p/>
          </table:table-cell>
          <table:table-cell table:style-name="ce224" table:formula="of:=IF(ISBLANK([.Q267]); &quot;&quot;; MONTH([.Q267]))">
            <text:p/>
          </table:table-cell>
          <table:table-cell table:style-name="ce224" table:formula="of:=IF(OR(ISBLANK([.I267]); ISBLANK([.Q267])); &quot;&quot;; IFERROR(DATEDIF([.I267];[.Q267];&quot;d&quot;); &quot;&quot;))">
            <text:p/>
          </table:table-cell>
          <table:table-cell table:style-name="ce286" table:formula="of:=IF(ISBLANK([.P267]); &quot;&quot;; SUM([.$R$3:.R267]))">
            <text:p/>
          </table:table-cell>
          <table:table-cell table:style-name="ce286" table:formula="of:=IF(ISBLANK([.P267]); &quot;&quot;; SUM([.$S$3:.S267]))">
            <text:p/>
          </table:table-cell>
          <table:table-cell table:formula="of:=IF(ISBLANK([.K267]); &quot;&quot;; [.J267]*[.K267])">
            <text:p/>
          </table:table-cell>
          <table:table-cell table:formula="of:=IF(ISNUMBER([.AO267]); [.AO267]*0.0035; &quot;&quot;)">
            <text:p/>
          </table:table-cell>
          <table:table-cell table:style-name="ce224" table:formula="of:=IF(ISBLANK([.P267]); &quot;&quot; ; [.O267]*[.P267])">
            <text:p/>
          </table:table-cell>
          <table:table-cell table:formula="of:=IF(ISNUMBER([.AQ267]); [.AQ267]*0.0035; &quot;&quot;)">
            <text:p/>
          </table:table-cell>
          <table:table-cell table:number-columns-repeated="20"/>
        </table:table-row>
        <table:table-row table:style-name="ro2">
          <table:table-cell office:value-type="float" office:value="266" calcext:value-type="float">
            <text:p>26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8]=&quot;Long&quot;; [.K268]-[Overview.$C$4]/[.J268]; IF([.F268]=&quot;Short&quot;; [.K268]+[Overview.$C$4]/[.J268]; &quot;&quot;)); &quot;&quot;)">
            <text:p/>
          </table:table-cell>
          <table:table-cell table:style-name="ce157" table:formula="of:=IFERROR(ABS([.L268]-[.K268])*[.J268]; &quot;&quot;)">
            <text:p/>
          </table:table-cell>
          <table:table-cell table:style-name="ce289" table:formula="of:=IFERROR(IF([.F268]=&quot;Long&quot;; [.K268]+[Overview.$C$4]/[.J268]*[Overview.$C$6]; IF([.F268]=&quot;Short&quot;; [.K268]-[Overview.$C$4]/[.J268]*[Overview.$C$6]; &quot;&quot;)); &quot;&quot;)">
            <text:p/>
          </table:table-cell>
          <table:table-cell table:style-name="ce152"/>
          <table:table-cell table:number-columns-repeated="2"/>
          <table:table-cell table:formula="of:=IFERROR([.S268]/[.M268]; &quot;&quot;)">
            <text:p/>
          </table:table-cell>
          <table:table-cell table:formula="of:=IFERROR(IF(AND([.F268]=&quot;Long&quot;; [.O268]=[.J268]); [.J268]*([.P268]-[.K268]); IF(AND([.F268]=&quot;Short&quot;; [.O268]=[.J268]); [.J268]*([.K268]-[.P268]); &quot;&quot;)); &quot;&quot;)">
            <text:p/>
          </table:table-cell>
          <table:table-cell table:formula="of:=IF(ISNUMBER([.S268]); IF([.S268]&gt;0; &quot;Win&quot;; &quot;Loss&quot;);&quot;&quot;)">
            <text:p/>
          </table:table-cell>
          <table:table-cell table:formula="of:=IF([.Q268]=&quot;&quot;; &quot;&quot;; CONCATENATE(DATEDIF([.I268];[.Q268];&quot;d&quot;); IF(DATEDIF([.I268];[.Q268];&quot;d&quot;)&gt;1; &quot; Days&quot;; &quot; Day&quot;)))">
            <text:p/>
          </table:table-cell>
          <table:table-cell table:content-validation-name="val12"/>
          <table:table-cell table:number-columns-repeated="2"/>
          <table:table-cell table:style-name="ce196"/>
          <table:table-cell table:style-name="ce205" table:formula="of:=IFERROR(IF(ISBLANK([.Y268]); &quot;&quot;; IF([.$F268]=&quot;Long&quot;; ([.Y268]-[.$K268])*[.$J268]/[.$M268]; ([.$K268]-[.Y268])*[.$J268]/[.$M268])-[.$R268]); &quot;&quot;)">
            <text:p/>
          </table:table-cell>
          <table:table-cell table:style-name="Default"/>
          <table:table-cell table:style-name="ce205" table:formula="of:=IFERROR(IF(ISBLANK([.AA268]); &quot;&quot;; IF([.$F268]=&quot;Long&quot;; ([.AA268]-[.$K268])*[.$J268]/[.$M268]; ([.$K268]-[.AA268])*[.$J268]/[.$M268])-[.$R268]); &quot;&quot;)">
            <text:p/>
          </table:table-cell>
          <table:table-cell table:style-name="Default"/>
          <table:table-cell table:style-name="ce205" table:formula="of:=IFERROR(IF(ISBLANK([.AC268]); &quot;&quot;; IF([.$F268]=&quot;Long&quot;; ([.AC268]-[.$K268])*[.$J268]/[.$M268]; ([.$K268]-[.AC268])*[.$J268]/[.$M268])-[.$R268]); &quot;&quot;)">
            <text:p/>
          </table:table-cell>
          <table:table-cell/>
          <table:table-cell table:style-name="ce224" table:formula="of:=IF(ISBLANK([.Q268]); &quot;&quot;; DAY([.Q268]))">
            <text:p/>
          </table:table-cell>
          <table:table-cell table:style-name="ce224" table:formula="of:=IF(ISBLANK([.I268]); &quot;&quot;; WEEKDAY([.I268]; 2))">
            <text:p/>
          </table:table-cell>
          <table:table-cell table:style-name="ce224" table:formula="of:=IF(ISBLANK([.Q268]); &quot;&quot;; WEEKDAY([.Q268]; 2))">
            <text:p/>
          </table:table-cell>
          <table:table-cell table:style-name="ce224" table:formula="of:=IF(ISBLANK([.Q268]); &quot;&quot;; WEEKNUM([.Q268]))">
            <text:p/>
          </table:table-cell>
          <table:table-cell table:style-name="ce224" table:formula="of:=IF(ISBLANK([.I268]); &quot;&quot;; MONTH([.I268]))">
            <text:p/>
          </table:table-cell>
          <table:table-cell table:style-name="ce224" table:formula="of:=IF(ISBLANK([.Q268]); &quot;&quot;; MONTH([.Q268]))">
            <text:p/>
          </table:table-cell>
          <table:table-cell table:style-name="ce224" table:formula="of:=IF(OR(ISBLANK([.I268]); ISBLANK([.Q268])); &quot;&quot;; IFERROR(DATEDIF([.I268];[.Q268];&quot;d&quot;); &quot;&quot;))">
            <text:p/>
          </table:table-cell>
          <table:table-cell table:style-name="ce286" table:formula="of:=IF(ISBLANK([.P268]); &quot;&quot;; SUM([.$R$3:.R268]))">
            <text:p/>
          </table:table-cell>
          <table:table-cell table:style-name="ce286" table:formula="of:=IF(ISBLANK([.P268]); &quot;&quot;; SUM([.$S$3:.S268]))">
            <text:p/>
          </table:table-cell>
          <table:table-cell table:formula="of:=IF(ISBLANK([.K268]); &quot;&quot;; [.J268]*[.K268])">
            <text:p/>
          </table:table-cell>
          <table:table-cell table:formula="of:=IF(ISNUMBER([.AO268]); [.AO268]*0.0035; &quot;&quot;)">
            <text:p/>
          </table:table-cell>
          <table:table-cell table:style-name="ce224" table:formula="of:=IF(ISBLANK([.P268]); &quot;&quot; ; [.O268]*[.P268])">
            <text:p/>
          </table:table-cell>
          <table:table-cell table:formula="of:=IF(ISNUMBER([.AQ268]); [.AQ268]*0.0035; &quot;&quot;)">
            <text:p/>
          </table:table-cell>
          <table:table-cell table:number-columns-repeated="20"/>
        </table:table-row>
        <table:table-row table:style-name="ro2">
          <table:table-cell office:value-type="float" office:value="267" calcext:value-type="float">
            <text:p>26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69]=&quot;Long&quot;; [.K269]-[Overview.$C$4]/[.J269]; IF([.F269]=&quot;Short&quot;; [.K269]+[Overview.$C$4]/[.J269]; &quot;&quot;)); &quot;&quot;)">
            <text:p/>
          </table:table-cell>
          <table:table-cell table:style-name="ce157" table:formula="of:=IFERROR(ABS([.L269]-[.K269])*[.J269]; &quot;&quot;)">
            <text:p/>
          </table:table-cell>
          <table:table-cell table:style-name="ce289" table:formula="of:=IFERROR(IF([.F269]=&quot;Long&quot;; [.K269]+[Overview.$C$4]/[.J269]*[Overview.$C$6]; IF([.F269]=&quot;Short&quot;; [.K269]-[Overview.$C$4]/[.J269]*[Overview.$C$6]; &quot;&quot;)); &quot;&quot;)">
            <text:p/>
          </table:table-cell>
          <table:table-cell table:style-name="ce152"/>
          <table:table-cell table:number-columns-repeated="2"/>
          <table:table-cell table:formula="of:=IFERROR([.S269]/[.M269]; &quot;&quot;)">
            <text:p/>
          </table:table-cell>
          <table:table-cell table:formula="of:=IFERROR(IF(AND([.F269]=&quot;Long&quot;; [.O269]=[.J269]); [.J269]*([.P269]-[.K269]); IF(AND([.F269]=&quot;Short&quot;; [.O269]=[.J269]); [.J269]*([.K269]-[.P269]); &quot;&quot;)); &quot;&quot;)">
            <text:p/>
          </table:table-cell>
          <table:table-cell table:formula="of:=IF(ISNUMBER([.S269]); IF([.S269]&gt;0; &quot;Win&quot;; &quot;Loss&quot;);&quot;&quot;)">
            <text:p/>
          </table:table-cell>
          <table:table-cell table:formula="of:=IF([.Q269]=&quot;&quot;; &quot;&quot;; CONCATENATE(DATEDIF([.I269];[.Q269];&quot;d&quot;); IF(DATEDIF([.I269];[.Q269];&quot;d&quot;)&gt;1; &quot; Days&quot;; &quot; Day&quot;)))">
            <text:p/>
          </table:table-cell>
          <table:table-cell table:content-validation-name="val12"/>
          <table:table-cell table:number-columns-repeated="2"/>
          <table:table-cell table:style-name="ce196"/>
          <table:table-cell table:style-name="ce205" table:formula="of:=IFERROR(IF(ISBLANK([.Y269]); &quot;&quot;; IF([.$F269]=&quot;Long&quot;; ([.Y269]-[.$K269])*[.$J269]/[.$M269]; ([.$K269]-[.Y269])*[.$J269]/[.$M269])-[.$R269]); &quot;&quot;)">
            <text:p/>
          </table:table-cell>
          <table:table-cell table:style-name="Default"/>
          <table:table-cell table:style-name="ce205" table:formula="of:=IFERROR(IF(ISBLANK([.AA269]); &quot;&quot;; IF([.$F269]=&quot;Long&quot;; ([.AA269]-[.$K269])*[.$J269]/[.$M269]; ([.$K269]-[.AA269])*[.$J269]/[.$M269])-[.$R269]); &quot;&quot;)">
            <text:p/>
          </table:table-cell>
          <table:table-cell table:style-name="Default"/>
          <table:table-cell table:style-name="ce205" table:formula="of:=IFERROR(IF(ISBLANK([.AC269]); &quot;&quot;; IF([.$F269]=&quot;Long&quot;; ([.AC269]-[.$K269])*[.$J269]/[.$M269]; ([.$K269]-[.AC269])*[.$J269]/[.$M269])-[.$R269]); &quot;&quot;)">
            <text:p/>
          </table:table-cell>
          <table:table-cell/>
          <table:table-cell table:style-name="ce224" table:formula="of:=IF(ISBLANK([.Q269]); &quot;&quot;; DAY([.Q269]))">
            <text:p/>
          </table:table-cell>
          <table:table-cell table:style-name="ce224" table:formula="of:=IF(ISBLANK([.I269]); &quot;&quot;; WEEKDAY([.I269]; 2))">
            <text:p/>
          </table:table-cell>
          <table:table-cell table:style-name="ce224" table:formula="of:=IF(ISBLANK([.Q269]); &quot;&quot;; WEEKDAY([.Q269]; 2))">
            <text:p/>
          </table:table-cell>
          <table:table-cell table:style-name="ce224" table:formula="of:=IF(ISBLANK([.Q269]); &quot;&quot;; WEEKNUM([.Q269]))">
            <text:p/>
          </table:table-cell>
          <table:table-cell table:style-name="ce224" table:formula="of:=IF(ISBLANK([.I269]); &quot;&quot;; MONTH([.I269]))">
            <text:p/>
          </table:table-cell>
          <table:table-cell table:style-name="ce224" table:formula="of:=IF(ISBLANK([.Q269]); &quot;&quot;; MONTH([.Q269]))">
            <text:p/>
          </table:table-cell>
          <table:table-cell table:style-name="ce224" table:formula="of:=IF(OR(ISBLANK([.I269]); ISBLANK([.Q269])); &quot;&quot;; IFERROR(DATEDIF([.I269];[.Q269];&quot;d&quot;); &quot;&quot;))">
            <text:p/>
          </table:table-cell>
          <table:table-cell table:style-name="ce286" table:formula="of:=IF(ISBLANK([.P269]); &quot;&quot;; SUM([.$R$3:.R269]))">
            <text:p/>
          </table:table-cell>
          <table:table-cell table:style-name="ce286" table:formula="of:=IF(ISBLANK([.P269]); &quot;&quot;; SUM([.$S$3:.S269]))">
            <text:p/>
          </table:table-cell>
          <table:table-cell table:formula="of:=IF(ISBLANK([.K269]); &quot;&quot;; [.J269]*[.K269])">
            <text:p/>
          </table:table-cell>
          <table:table-cell table:formula="of:=IF(ISNUMBER([.AO269]); [.AO269]*0.0035; &quot;&quot;)">
            <text:p/>
          </table:table-cell>
          <table:table-cell table:style-name="ce224" table:formula="of:=IF(ISBLANK([.P269]); &quot;&quot; ; [.O269]*[.P269])">
            <text:p/>
          </table:table-cell>
          <table:table-cell table:formula="of:=IF(ISNUMBER([.AQ269]); [.AQ269]*0.0035; &quot;&quot;)">
            <text:p/>
          </table:table-cell>
          <table:table-cell table:number-columns-repeated="20"/>
        </table:table-row>
        <table:table-row table:style-name="ro2">
          <table:table-cell office:value-type="float" office:value="268" calcext:value-type="float">
            <text:p>26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0]=&quot;Long&quot;; [.K270]-[Overview.$C$4]/[.J270]; IF([.F270]=&quot;Short&quot;; [.K270]+[Overview.$C$4]/[.J270]; &quot;&quot;)); &quot;&quot;)">
            <text:p/>
          </table:table-cell>
          <table:table-cell table:style-name="ce157" table:formula="of:=IFERROR(ABS([.L270]-[.K270])*[.J270]; &quot;&quot;)">
            <text:p/>
          </table:table-cell>
          <table:table-cell table:style-name="ce289" table:formula="of:=IFERROR(IF([.F270]=&quot;Long&quot;; [.K270]+[Overview.$C$4]/[.J270]*[Overview.$C$6]; IF([.F270]=&quot;Short&quot;; [.K270]-[Overview.$C$4]/[.J270]*[Overview.$C$6]; &quot;&quot;)); &quot;&quot;)">
            <text:p/>
          </table:table-cell>
          <table:table-cell table:style-name="ce152"/>
          <table:table-cell table:number-columns-repeated="2"/>
          <table:table-cell table:formula="of:=IFERROR([.S270]/[.M270]; &quot;&quot;)">
            <text:p/>
          </table:table-cell>
          <table:table-cell table:formula="of:=IFERROR(IF(AND([.F270]=&quot;Long&quot;; [.O270]=[.J270]); [.J270]*([.P270]-[.K270]); IF(AND([.F270]=&quot;Short&quot;; [.O270]=[.J270]); [.J270]*([.K270]-[.P270]); &quot;&quot;)); &quot;&quot;)">
            <text:p/>
          </table:table-cell>
          <table:table-cell table:formula="of:=IF(ISNUMBER([.S270]); IF([.S270]&gt;0; &quot;Win&quot;; &quot;Loss&quot;);&quot;&quot;)">
            <text:p/>
          </table:table-cell>
          <table:table-cell table:formula="of:=IF([.Q270]=&quot;&quot;; &quot;&quot;; CONCATENATE(DATEDIF([.I270];[.Q270];&quot;d&quot;); IF(DATEDIF([.I270];[.Q270];&quot;d&quot;)&gt;1; &quot; Days&quot;; &quot; Day&quot;)))">
            <text:p/>
          </table:table-cell>
          <table:table-cell table:content-validation-name="val12"/>
          <table:table-cell table:number-columns-repeated="2"/>
          <table:table-cell table:style-name="ce196"/>
          <table:table-cell table:style-name="ce205" table:formula="of:=IFERROR(IF(ISBLANK([.Y270]); &quot;&quot;; IF([.$F270]=&quot;Long&quot;; ([.Y270]-[.$K270])*[.$J270]/[.$M270]; ([.$K270]-[.Y270])*[.$J270]/[.$M270])-[.$R270]); &quot;&quot;)">
            <text:p/>
          </table:table-cell>
          <table:table-cell table:style-name="Default"/>
          <table:table-cell table:style-name="ce205" table:formula="of:=IFERROR(IF(ISBLANK([.AA270]); &quot;&quot;; IF([.$F270]=&quot;Long&quot;; ([.AA270]-[.$K270])*[.$J270]/[.$M270]; ([.$K270]-[.AA270])*[.$J270]/[.$M270])-[.$R270]); &quot;&quot;)">
            <text:p/>
          </table:table-cell>
          <table:table-cell table:style-name="Default"/>
          <table:table-cell table:style-name="ce205" table:formula="of:=IFERROR(IF(ISBLANK([.AC270]); &quot;&quot;; IF([.$F270]=&quot;Long&quot;; ([.AC270]-[.$K270])*[.$J270]/[.$M270]; ([.$K270]-[.AC270])*[.$J270]/[.$M270])-[.$R270]); &quot;&quot;)">
            <text:p/>
          </table:table-cell>
          <table:table-cell/>
          <table:table-cell table:style-name="ce224" table:formula="of:=IF(ISBLANK([.Q270]); &quot;&quot;; DAY([.Q270]))">
            <text:p/>
          </table:table-cell>
          <table:table-cell table:style-name="ce224" table:formula="of:=IF(ISBLANK([.I270]); &quot;&quot;; WEEKDAY([.I270]; 2))">
            <text:p/>
          </table:table-cell>
          <table:table-cell table:style-name="ce224" table:formula="of:=IF(ISBLANK([.Q270]); &quot;&quot;; WEEKDAY([.Q270]; 2))">
            <text:p/>
          </table:table-cell>
          <table:table-cell table:style-name="ce224" table:formula="of:=IF(ISBLANK([.Q270]); &quot;&quot;; WEEKNUM([.Q270]))">
            <text:p/>
          </table:table-cell>
          <table:table-cell table:style-name="ce224" table:formula="of:=IF(ISBLANK([.I270]); &quot;&quot;; MONTH([.I270]))">
            <text:p/>
          </table:table-cell>
          <table:table-cell table:style-name="ce224" table:formula="of:=IF(ISBLANK([.Q270]); &quot;&quot;; MONTH([.Q270]))">
            <text:p/>
          </table:table-cell>
          <table:table-cell table:style-name="ce224" table:formula="of:=IF(OR(ISBLANK([.I270]); ISBLANK([.Q270])); &quot;&quot;; IFERROR(DATEDIF([.I270];[.Q270];&quot;d&quot;); &quot;&quot;))">
            <text:p/>
          </table:table-cell>
          <table:table-cell table:style-name="ce286" table:formula="of:=IF(ISBLANK([.P270]); &quot;&quot;; SUM([.$R$3:.R270]))">
            <text:p/>
          </table:table-cell>
          <table:table-cell table:style-name="ce286" table:formula="of:=IF(ISBLANK([.P270]); &quot;&quot;; SUM([.$S$3:.S270]))">
            <text:p/>
          </table:table-cell>
          <table:table-cell table:formula="of:=IF(ISBLANK([.K270]); &quot;&quot;; [.J270]*[.K270])">
            <text:p/>
          </table:table-cell>
          <table:table-cell table:formula="of:=IF(ISNUMBER([.AO270]); [.AO270]*0.0035; &quot;&quot;)">
            <text:p/>
          </table:table-cell>
          <table:table-cell table:style-name="ce224" table:formula="of:=IF(ISBLANK([.P270]); &quot;&quot; ; [.O270]*[.P270])">
            <text:p/>
          </table:table-cell>
          <table:table-cell table:formula="of:=IF(ISNUMBER([.AQ270]); [.AQ270]*0.0035; &quot;&quot;)">
            <text:p/>
          </table:table-cell>
          <table:table-cell table:number-columns-repeated="20"/>
        </table:table-row>
        <table:table-row table:style-name="ro2">
          <table:table-cell office:value-type="float" office:value="269" calcext:value-type="float">
            <text:p>26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1]=&quot;Long&quot;; [.K271]-[Overview.$C$4]/[.J271]; IF([.F271]=&quot;Short&quot;; [.K271]+[Overview.$C$4]/[.J271]; &quot;&quot;)); &quot;&quot;)">
            <text:p/>
          </table:table-cell>
          <table:table-cell table:style-name="ce157" table:formula="of:=IFERROR(ABS([.L271]-[.K271])*[.J271]; &quot;&quot;)">
            <text:p/>
          </table:table-cell>
          <table:table-cell table:style-name="ce289" table:formula="of:=IFERROR(IF([.F271]=&quot;Long&quot;; [.K271]+[Overview.$C$4]/[.J271]*[Overview.$C$6]; IF([.F271]=&quot;Short&quot;; [.K271]-[Overview.$C$4]/[.J271]*[Overview.$C$6]; &quot;&quot;)); &quot;&quot;)">
            <text:p/>
          </table:table-cell>
          <table:table-cell table:style-name="ce152"/>
          <table:table-cell table:number-columns-repeated="2"/>
          <table:table-cell table:formula="of:=IFERROR([.S271]/[.M271]; &quot;&quot;)">
            <text:p/>
          </table:table-cell>
          <table:table-cell table:formula="of:=IFERROR(IF(AND([.F271]=&quot;Long&quot;; [.O271]=[.J271]); [.J271]*([.P271]-[.K271]); IF(AND([.F271]=&quot;Short&quot;; [.O271]=[.J271]); [.J271]*([.K271]-[.P271]); &quot;&quot;)); &quot;&quot;)">
            <text:p/>
          </table:table-cell>
          <table:table-cell table:formula="of:=IF(ISNUMBER([.S271]); IF([.S271]&gt;0; &quot;Win&quot;; &quot;Loss&quot;);&quot;&quot;)">
            <text:p/>
          </table:table-cell>
          <table:table-cell table:formula="of:=IF([.Q271]=&quot;&quot;; &quot;&quot;; CONCATENATE(DATEDIF([.I271];[.Q271];&quot;d&quot;); IF(DATEDIF([.I271];[.Q271];&quot;d&quot;)&gt;1; &quot; Days&quot;; &quot; Day&quot;)))">
            <text:p/>
          </table:table-cell>
          <table:table-cell table:content-validation-name="val12"/>
          <table:table-cell table:number-columns-repeated="2"/>
          <table:table-cell table:style-name="ce196"/>
          <table:table-cell table:style-name="ce205" table:formula="of:=IFERROR(IF(ISBLANK([.Y271]); &quot;&quot;; IF([.$F271]=&quot;Long&quot;; ([.Y271]-[.$K271])*[.$J271]/[.$M271]; ([.$K271]-[.Y271])*[.$J271]/[.$M271])-[.$R271]); &quot;&quot;)">
            <text:p/>
          </table:table-cell>
          <table:table-cell table:style-name="Default"/>
          <table:table-cell table:style-name="ce205" table:formula="of:=IFERROR(IF(ISBLANK([.AA271]); &quot;&quot;; IF([.$F271]=&quot;Long&quot;; ([.AA271]-[.$K271])*[.$J271]/[.$M271]; ([.$K271]-[.AA271])*[.$J271]/[.$M271])-[.$R271]); &quot;&quot;)">
            <text:p/>
          </table:table-cell>
          <table:table-cell table:style-name="Default"/>
          <table:table-cell table:style-name="ce205" table:formula="of:=IFERROR(IF(ISBLANK([.AC271]); &quot;&quot;; IF([.$F271]=&quot;Long&quot;; ([.AC271]-[.$K271])*[.$J271]/[.$M271]; ([.$K271]-[.AC271])*[.$J271]/[.$M271])-[.$R271]); &quot;&quot;)">
            <text:p/>
          </table:table-cell>
          <table:table-cell/>
          <table:table-cell table:style-name="ce224" table:formula="of:=IF(ISBLANK([.Q271]); &quot;&quot;; DAY([.Q271]))">
            <text:p/>
          </table:table-cell>
          <table:table-cell table:style-name="ce224" table:formula="of:=IF(ISBLANK([.I271]); &quot;&quot;; WEEKDAY([.I271]; 2))">
            <text:p/>
          </table:table-cell>
          <table:table-cell table:style-name="ce224" table:formula="of:=IF(ISBLANK([.Q271]); &quot;&quot;; WEEKDAY([.Q271]; 2))">
            <text:p/>
          </table:table-cell>
          <table:table-cell table:style-name="ce224" table:formula="of:=IF(ISBLANK([.Q271]); &quot;&quot;; WEEKNUM([.Q271]))">
            <text:p/>
          </table:table-cell>
          <table:table-cell table:style-name="ce224" table:formula="of:=IF(ISBLANK([.I271]); &quot;&quot;; MONTH([.I271]))">
            <text:p/>
          </table:table-cell>
          <table:table-cell table:style-name="ce224" table:formula="of:=IF(ISBLANK([.Q271]); &quot;&quot;; MONTH([.Q271]))">
            <text:p/>
          </table:table-cell>
          <table:table-cell table:style-name="ce224" table:formula="of:=IF(OR(ISBLANK([.I271]); ISBLANK([.Q271])); &quot;&quot;; IFERROR(DATEDIF([.I271];[.Q271];&quot;d&quot;); &quot;&quot;))">
            <text:p/>
          </table:table-cell>
          <table:table-cell table:style-name="ce286" table:formula="of:=IF(ISBLANK([.P271]); &quot;&quot;; SUM([.$R$3:.R271]))">
            <text:p/>
          </table:table-cell>
          <table:table-cell table:style-name="ce286" table:formula="of:=IF(ISBLANK([.P271]); &quot;&quot;; SUM([.$S$3:.S271]))">
            <text:p/>
          </table:table-cell>
          <table:table-cell table:formula="of:=IF(ISBLANK([.K271]); &quot;&quot;; [.J271]*[.K271])">
            <text:p/>
          </table:table-cell>
          <table:table-cell table:formula="of:=IF(ISNUMBER([.AO271]); [.AO271]*0.0035; &quot;&quot;)">
            <text:p/>
          </table:table-cell>
          <table:table-cell table:style-name="ce224" table:formula="of:=IF(ISBLANK([.P271]); &quot;&quot; ; [.O271]*[.P271])">
            <text:p/>
          </table:table-cell>
          <table:table-cell table:formula="of:=IF(ISNUMBER([.AQ271]); [.AQ271]*0.0035; &quot;&quot;)">
            <text:p/>
          </table:table-cell>
          <table:table-cell table:number-columns-repeated="20"/>
        </table:table-row>
        <table:table-row table:style-name="ro2">
          <table:table-cell office:value-type="float" office:value="270" calcext:value-type="float">
            <text:p>27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2]=&quot;Long&quot;; [.K272]-[Overview.$C$4]/[.J272]; IF([.F272]=&quot;Short&quot;; [.K272]+[Overview.$C$4]/[.J272]; &quot;&quot;)); &quot;&quot;)">
            <text:p/>
          </table:table-cell>
          <table:table-cell table:style-name="ce157" table:formula="of:=IFERROR(ABS([.L272]-[.K272])*[.J272]; &quot;&quot;)">
            <text:p/>
          </table:table-cell>
          <table:table-cell table:style-name="ce289" table:formula="of:=IFERROR(IF([.F272]=&quot;Long&quot;; [.K272]+[Overview.$C$4]/[.J272]*[Overview.$C$6]; IF([.F272]=&quot;Short&quot;; [.K272]-[Overview.$C$4]/[.J272]*[Overview.$C$6]; &quot;&quot;)); &quot;&quot;)">
            <text:p/>
          </table:table-cell>
          <table:table-cell table:style-name="ce152"/>
          <table:table-cell table:number-columns-repeated="2"/>
          <table:table-cell table:formula="of:=IFERROR([.S272]/[.M272]; &quot;&quot;)">
            <text:p/>
          </table:table-cell>
          <table:table-cell table:formula="of:=IFERROR(IF(AND([.F272]=&quot;Long&quot;; [.O272]=[.J272]); [.J272]*([.P272]-[.K272]); IF(AND([.F272]=&quot;Short&quot;; [.O272]=[.J272]); [.J272]*([.K272]-[.P272]); &quot;&quot;)); &quot;&quot;)">
            <text:p/>
          </table:table-cell>
          <table:table-cell table:formula="of:=IF(ISNUMBER([.S272]); IF([.S272]&gt;0; &quot;Win&quot;; &quot;Loss&quot;);&quot;&quot;)">
            <text:p/>
          </table:table-cell>
          <table:table-cell table:formula="of:=IF([.Q272]=&quot;&quot;; &quot;&quot;; CONCATENATE(DATEDIF([.I272];[.Q272];&quot;d&quot;); IF(DATEDIF([.I272];[.Q272];&quot;d&quot;)&gt;1; &quot; Days&quot;; &quot; Day&quot;)))">
            <text:p/>
          </table:table-cell>
          <table:table-cell table:content-validation-name="val12"/>
          <table:table-cell table:number-columns-repeated="2"/>
          <table:table-cell table:style-name="ce196"/>
          <table:table-cell table:style-name="ce205" table:formula="of:=IFERROR(IF(ISBLANK([.Y272]); &quot;&quot;; IF([.$F272]=&quot;Long&quot;; ([.Y272]-[.$K272])*[.$J272]/[.$M272]; ([.$K272]-[.Y272])*[.$J272]/[.$M272])-[.$R272]); &quot;&quot;)">
            <text:p/>
          </table:table-cell>
          <table:table-cell table:style-name="Default"/>
          <table:table-cell table:style-name="ce205" table:formula="of:=IFERROR(IF(ISBLANK([.AA272]); &quot;&quot;; IF([.$F272]=&quot;Long&quot;; ([.AA272]-[.$K272])*[.$J272]/[.$M272]; ([.$K272]-[.AA272])*[.$J272]/[.$M272])-[.$R272]); &quot;&quot;)">
            <text:p/>
          </table:table-cell>
          <table:table-cell table:style-name="Default"/>
          <table:table-cell table:style-name="ce205" table:formula="of:=IFERROR(IF(ISBLANK([.AC272]); &quot;&quot;; IF([.$F272]=&quot;Long&quot;; ([.AC272]-[.$K272])*[.$J272]/[.$M272]; ([.$K272]-[.AC272])*[.$J272]/[.$M272])-[.$R272]); &quot;&quot;)">
            <text:p/>
          </table:table-cell>
          <table:table-cell/>
          <table:table-cell table:style-name="ce224" table:formula="of:=IF(ISBLANK([.Q272]); &quot;&quot;; DAY([.Q272]))">
            <text:p/>
          </table:table-cell>
          <table:table-cell table:style-name="ce224" table:formula="of:=IF(ISBLANK([.I272]); &quot;&quot;; WEEKDAY([.I272]; 2))">
            <text:p/>
          </table:table-cell>
          <table:table-cell table:style-name="ce224" table:formula="of:=IF(ISBLANK([.Q272]); &quot;&quot;; WEEKDAY([.Q272]; 2))">
            <text:p/>
          </table:table-cell>
          <table:table-cell table:style-name="ce224" table:formula="of:=IF(ISBLANK([.Q272]); &quot;&quot;; WEEKNUM([.Q272]))">
            <text:p/>
          </table:table-cell>
          <table:table-cell table:style-name="ce224" table:formula="of:=IF(ISBLANK([.I272]); &quot;&quot;; MONTH([.I272]))">
            <text:p/>
          </table:table-cell>
          <table:table-cell table:style-name="ce224" table:formula="of:=IF(ISBLANK([.Q272]); &quot;&quot;; MONTH([.Q272]))">
            <text:p/>
          </table:table-cell>
          <table:table-cell table:style-name="ce224" table:formula="of:=IF(OR(ISBLANK([.I272]); ISBLANK([.Q272])); &quot;&quot;; IFERROR(DATEDIF([.I272];[.Q272];&quot;d&quot;); &quot;&quot;))">
            <text:p/>
          </table:table-cell>
          <table:table-cell table:style-name="ce286" table:formula="of:=IF(ISBLANK([.P272]); &quot;&quot;; SUM([.$R$3:.R272]))">
            <text:p/>
          </table:table-cell>
          <table:table-cell table:style-name="ce286" table:formula="of:=IF(ISBLANK([.P272]); &quot;&quot;; SUM([.$S$3:.S272]))">
            <text:p/>
          </table:table-cell>
          <table:table-cell table:formula="of:=IF(ISBLANK([.K272]); &quot;&quot;; [.J272]*[.K272])">
            <text:p/>
          </table:table-cell>
          <table:table-cell table:formula="of:=IF(ISNUMBER([.AO272]); [.AO272]*0.0035; &quot;&quot;)">
            <text:p/>
          </table:table-cell>
          <table:table-cell table:style-name="ce224" table:formula="of:=IF(ISBLANK([.P272]); &quot;&quot; ; [.O272]*[.P272])">
            <text:p/>
          </table:table-cell>
          <table:table-cell table:formula="of:=IF(ISNUMBER([.AQ272]); [.AQ272]*0.0035; &quot;&quot;)">
            <text:p/>
          </table:table-cell>
          <table:table-cell table:number-columns-repeated="20"/>
        </table:table-row>
        <table:table-row table:style-name="ro2">
          <table:table-cell office:value-type="float" office:value="271" calcext:value-type="float">
            <text:p>27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3]=&quot;Long&quot;; [.K273]-[Overview.$C$4]/[.J273]; IF([.F273]=&quot;Short&quot;; [.K273]+[Overview.$C$4]/[.J273]; &quot;&quot;)); &quot;&quot;)">
            <text:p/>
          </table:table-cell>
          <table:table-cell table:style-name="ce157" table:formula="of:=IFERROR(ABS([.L273]-[.K273])*[.J273]; &quot;&quot;)">
            <text:p/>
          </table:table-cell>
          <table:table-cell table:style-name="ce289" table:formula="of:=IFERROR(IF([.F273]=&quot;Long&quot;; [.K273]+[Overview.$C$4]/[.J273]*[Overview.$C$6]; IF([.F273]=&quot;Short&quot;; [.K273]-[Overview.$C$4]/[.J273]*[Overview.$C$6]; &quot;&quot;)); &quot;&quot;)">
            <text:p/>
          </table:table-cell>
          <table:table-cell table:style-name="ce152"/>
          <table:table-cell table:number-columns-repeated="2"/>
          <table:table-cell table:formula="of:=IFERROR([.S273]/[.M273]; &quot;&quot;)">
            <text:p/>
          </table:table-cell>
          <table:table-cell table:formula="of:=IFERROR(IF(AND([.F273]=&quot;Long&quot;; [.O273]=[.J273]); [.J273]*([.P273]-[.K273]); IF(AND([.F273]=&quot;Short&quot;; [.O273]=[.J273]); [.J273]*([.K273]-[.P273]); &quot;&quot;)); &quot;&quot;)">
            <text:p/>
          </table:table-cell>
          <table:table-cell table:formula="of:=IF(ISNUMBER([.S273]); IF([.S273]&gt;0; &quot;Win&quot;; &quot;Loss&quot;);&quot;&quot;)">
            <text:p/>
          </table:table-cell>
          <table:table-cell table:formula="of:=IF([.Q273]=&quot;&quot;; &quot;&quot;; CONCATENATE(DATEDIF([.I273];[.Q273];&quot;d&quot;); IF(DATEDIF([.I273];[.Q273];&quot;d&quot;)&gt;1; &quot; Days&quot;; &quot; Day&quot;)))">
            <text:p/>
          </table:table-cell>
          <table:table-cell table:content-validation-name="val12"/>
          <table:table-cell table:number-columns-repeated="2"/>
          <table:table-cell table:style-name="ce196"/>
          <table:table-cell table:style-name="ce205" table:formula="of:=IFERROR(IF(ISBLANK([.Y273]); &quot;&quot;; IF([.$F273]=&quot;Long&quot;; ([.Y273]-[.$K273])*[.$J273]/[.$M273]; ([.$K273]-[.Y273])*[.$J273]/[.$M273])-[.$R273]); &quot;&quot;)">
            <text:p/>
          </table:table-cell>
          <table:table-cell table:style-name="Default"/>
          <table:table-cell table:style-name="ce205" table:formula="of:=IFERROR(IF(ISBLANK([.AA273]); &quot;&quot;; IF([.$F273]=&quot;Long&quot;; ([.AA273]-[.$K273])*[.$J273]/[.$M273]; ([.$K273]-[.AA273])*[.$J273]/[.$M273])-[.$R273]); &quot;&quot;)">
            <text:p/>
          </table:table-cell>
          <table:table-cell table:style-name="Default"/>
          <table:table-cell table:style-name="ce205" table:formula="of:=IFERROR(IF(ISBLANK([.AC273]); &quot;&quot;; IF([.$F273]=&quot;Long&quot;; ([.AC273]-[.$K273])*[.$J273]/[.$M273]; ([.$K273]-[.AC273])*[.$J273]/[.$M273])-[.$R273]); &quot;&quot;)">
            <text:p/>
          </table:table-cell>
          <table:table-cell/>
          <table:table-cell table:style-name="ce224" table:formula="of:=IF(ISBLANK([.Q273]); &quot;&quot;; DAY([.Q273]))">
            <text:p/>
          </table:table-cell>
          <table:table-cell table:style-name="ce224" table:formula="of:=IF(ISBLANK([.I273]); &quot;&quot;; WEEKDAY([.I273]; 2))">
            <text:p/>
          </table:table-cell>
          <table:table-cell table:style-name="ce224" table:formula="of:=IF(ISBLANK([.Q273]); &quot;&quot;; WEEKDAY([.Q273]; 2))">
            <text:p/>
          </table:table-cell>
          <table:table-cell table:style-name="ce224" table:formula="of:=IF(ISBLANK([.Q273]); &quot;&quot;; WEEKNUM([.Q273]))">
            <text:p/>
          </table:table-cell>
          <table:table-cell table:style-name="ce224" table:formula="of:=IF(ISBLANK([.I273]); &quot;&quot;; MONTH([.I273]))">
            <text:p/>
          </table:table-cell>
          <table:table-cell table:style-name="ce224" table:formula="of:=IF(ISBLANK([.Q273]); &quot;&quot;; MONTH([.Q273]))">
            <text:p/>
          </table:table-cell>
          <table:table-cell table:style-name="ce224" table:formula="of:=IF(OR(ISBLANK([.I273]); ISBLANK([.Q273])); &quot;&quot;; IFERROR(DATEDIF([.I273];[.Q273];&quot;d&quot;); &quot;&quot;))">
            <text:p/>
          </table:table-cell>
          <table:table-cell table:style-name="ce286" table:formula="of:=IF(ISBLANK([.P273]); &quot;&quot;; SUM([.$R$3:.R273]))">
            <text:p/>
          </table:table-cell>
          <table:table-cell table:style-name="ce286" table:formula="of:=IF(ISBLANK([.P273]); &quot;&quot;; SUM([.$S$3:.S273]))">
            <text:p/>
          </table:table-cell>
          <table:table-cell table:formula="of:=IF(ISBLANK([.K273]); &quot;&quot;; [.J273]*[.K273])">
            <text:p/>
          </table:table-cell>
          <table:table-cell table:formula="of:=IF(ISNUMBER([.AO273]); [.AO273]*0.0035; &quot;&quot;)">
            <text:p/>
          </table:table-cell>
          <table:table-cell table:style-name="ce224" table:formula="of:=IF(ISBLANK([.P273]); &quot;&quot; ; [.O273]*[.P273])">
            <text:p/>
          </table:table-cell>
          <table:table-cell table:formula="of:=IF(ISNUMBER([.AQ273]); [.AQ273]*0.0035; &quot;&quot;)">
            <text:p/>
          </table:table-cell>
          <table:table-cell table:number-columns-repeated="20"/>
        </table:table-row>
        <table:table-row table:style-name="ro2">
          <table:table-cell office:value-type="float" office:value="272" calcext:value-type="float">
            <text:p>27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4]=&quot;Long&quot;; [.K274]-[Overview.$C$4]/[.J274]; IF([.F274]=&quot;Short&quot;; [.K274]+[Overview.$C$4]/[.J274]; &quot;&quot;)); &quot;&quot;)">
            <text:p/>
          </table:table-cell>
          <table:table-cell table:style-name="ce157" table:formula="of:=IFERROR(ABS([.L274]-[.K274])*[.J274]; &quot;&quot;)">
            <text:p/>
          </table:table-cell>
          <table:table-cell table:style-name="ce289" table:formula="of:=IFERROR(IF([.F274]=&quot;Long&quot;; [.K274]+[Overview.$C$4]/[.J274]*[Overview.$C$6]; IF([.F274]=&quot;Short&quot;; [.K274]-[Overview.$C$4]/[.J274]*[Overview.$C$6]; &quot;&quot;)); &quot;&quot;)">
            <text:p/>
          </table:table-cell>
          <table:table-cell table:style-name="ce152"/>
          <table:table-cell table:number-columns-repeated="2"/>
          <table:table-cell table:formula="of:=IFERROR([.S274]/[.M274]; &quot;&quot;)">
            <text:p/>
          </table:table-cell>
          <table:table-cell table:formula="of:=IFERROR(IF(AND([.F274]=&quot;Long&quot;; [.O274]=[.J274]); [.J274]*([.P274]-[.K274]); IF(AND([.F274]=&quot;Short&quot;; [.O274]=[.J274]); [.J274]*([.K274]-[.P274]); &quot;&quot;)); &quot;&quot;)">
            <text:p/>
          </table:table-cell>
          <table:table-cell table:formula="of:=IF(ISNUMBER([.S274]); IF([.S274]&gt;0; &quot;Win&quot;; &quot;Loss&quot;);&quot;&quot;)">
            <text:p/>
          </table:table-cell>
          <table:table-cell table:formula="of:=IF([.Q274]=&quot;&quot;; &quot;&quot;; CONCATENATE(DATEDIF([.I274];[.Q274];&quot;d&quot;); IF(DATEDIF([.I274];[.Q274];&quot;d&quot;)&gt;1; &quot; Days&quot;; &quot; Day&quot;)))">
            <text:p/>
          </table:table-cell>
          <table:table-cell table:content-validation-name="val12"/>
          <table:table-cell table:number-columns-repeated="2"/>
          <table:table-cell table:style-name="ce196"/>
          <table:table-cell table:style-name="ce205" table:formula="of:=IFERROR(IF(ISBLANK([.Y274]); &quot;&quot;; IF([.$F274]=&quot;Long&quot;; ([.Y274]-[.$K274])*[.$J274]/[.$M274]; ([.$K274]-[.Y274])*[.$J274]/[.$M274])-[.$R274]); &quot;&quot;)">
            <text:p/>
          </table:table-cell>
          <table:table-cell table:style-name="Default"/>
          <table:table-cell table:style-name="ce205" table:formula="of:=IFERROR(IF(ISBLANK([.AA274]); &quot;&quot;; IF([.$F274]=&quot;Long&quot;; ([.AA274]-[.$K274])*[.$J274]/[.$M274]; ([.$K274]-[.AA274])*[.$J274]/[.$M274])-[.$R274]); &quot;&quot;)">
            <text:p/>
          </table:table-cell>
          <table:table-cell table:style-name="Default"/>
          <table:table-cell table:style-name="ce205" table:formula="of:=IFERROR(IF(ISBLANK([.AC274]); &quot;&quot;; IF([.$F274]=&quot;Long&quot;; ([.AC274]-[.$K274])*[.$J274]/[.$M274]; ([.$K274]-[.AC274])*[.$J274]/[.$M274])-[.$R274]); &quot;&quot;)">
            <text:p/>
          </table:table-cell>
          <table:table-cell/>
          <table:table-cell table:style-name="ce224" table:formula="of:=IF(ISBLANK([.Q274]); &quot;&quot;; DAY([.Q274]))">
            <text:p/>
          </table:table-cell>
          <table:table-cell table:style-name="ce224" table:formula="of:=IF(ISBLANK([.I274]); &quot;&quot;; WEEKDAY([.I274]; 2))">
            <text:p/>
          </table:table-cell>
          <table:table-cell table:style-name="ce224" table:formula="of:=IF(ISBLANK([.Q274]); &quot;&quot;; WEEKDAY([.Q274]; 2))">
            <text:p/>
          </table:table-cell>
          <table:table-cell table:style-name="ce224" table:formula="of:=IF(ISBLANK([.Q274]); &quot;&quot;; WEEKNUM([.Q274]))">
            <text:p/>
          </table:table-cell>
          <table:table-cell table:style-name="ce224" table:formula="of:=IF(ISBLANK([.I274]); &quot;&quot;; MONTH([.I274]))">
            <text:p/>
          </table:table-cell>
          <table:table-cell table:style-name="ce224" table:formula="of:=IF(ISBLANK([.Q274]); &quot;&quot;; MONTH([.Q274]))">
            <text:p/>
          </table:table-cell>
          <table:table-cell table:style-name="ce224" table:formula="of:=IF(OR(ISBLANK([.I274]); ISBLANK([.Q274])); &quot;&quot;; IFERROR(DATEDIF([.I274];[.Q274];&quot;d&quot;); &quot;&quot;))">
            <text:p/>
          </table:table-cell>
          <table:table-cell table:style-name="ce286" table:formula="of:=IF(ISBLANK([.P274]); &quot;&quot;; SUM([.$R$3:.R274]))">
            <text:p/>
          </table:table-cell>
          <table:table-cell table:style-name="ce286" table:formula="of:=IF(ISBLANK([.P274]); &quot;&quot;; SUM([.$S$3:.S274]))">
            <text:p/>
          </table:table-cell>
          <table:table-cell table:formula="of:=IF(ISBLANK([.K274]); &quot;&quot;; [.J274]*[.K274])">
            <text:p/>
          </table:table-cell>
          <table:table-cell table:formula="of:=IF(ISNUMBER([.AO274]); [.AO274]*0.0035; &quot;&quot;)">
            <text:p/>
          </table:table-cell>
          <table:table-cell table:style-name="ce224" table:formula="of:=IF(ISBLANK([.P274]); &quot;&quot; ; [.O274]*[.P274])">
            <text:p/>
          </table:table-cell>
          <table:table-cell table:formula="of:=IF(ISNUMBER([.AQ274]); [.AQ274]*0.0035; &quot;&quot;)">
            <text:p/>
          </table:table-cell>
          <table:table-cell table:number-columns-repeated="20"/>
        </table:table-row>
        <table:table-row table:style-name="ro2">
          <table:table-cell office:value-type="float" office:value="273" calcext:value-type="float">
            <text:p>27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5]=&quot;Long&quot;; [.K275]-[Overview.$C$4]/[.J275]; IF([.F275]=&quot;Short&quot;; [.K275]+[Overview.$C$4]/[.J275]; &quot;&quot;)); &quot;&quot;)">
            <text:p/>
          </table:table-cell>
          <table:table-cell table:style-name="ce157" table:formula="of:=IFERROR(ABS([.L275]-[.K275])*[.J275]; &quot;&quot;)">
            <text:p/>
          </table:table-cell>
          <table:table-cell table:style-name="ce289" table:formula="of:=IFERROR(IF([.F275]=&quot;Long&quot;; [.K275]+[Overview.$C$4]/[.J275]*[Overview.$C$6]; IF([.F275]=&quot;Short&quot;; [.K275]-[Overview.$C$4]/[.J275]*[Overview.$C$6]; &quot;&quot;)); &quot;&quot;)">
            <text:p/>
          </table:table-cell>
          <table:table-cell table:style-name="ce152"/>
          <table:table-cell table:number-columns-repeated="2"/>
          <table:table-cell table:formula="of:=IFERROR([.S275]/[.M275]; &quot;&quot;)">
            <text:p/>
          </table:table-cell>
          <table:table-cell table:formula="of:=IFERROR(IF(AND([.F275]=&quot;Long&quot;; [.O275]=[.J275]); [.J275]*([.P275]-[.K275]); IF(AND([.F275]=&quot;Short&quot;; [.O275]=[.J275]); [.J275]*([.K275]-[.P275]); &quot;&quot;)); &quot;&quot;)">
            <text:p/>
          </table:table-cell>
          <table:table-cell table:formula="of:=IF(ISNUMBER([.S275]); IF([.S275]&gt;0; &quot;Win&quot;; &quot;Loss&quot;);&quot;&quot;)">
            <text:p/>
          </table:table-cell>
          <table:table-cell table:formula="of:=IF([.Q275]=&quot;&quot;; &quot;&quot;; CONCATENATE(DATEDIF([.I275];[.Q275];&quot;d&quot;); IF(DATEDIF([.I275];[.Q275];&quot;d&quot;)&gt;1; &quot; Days&quot;; &quot; Day&quot;)))">
            <text:p/>
          </table:table-cell>
          <table:table-cell table:content-validation-name="val12"/>
          <table:table-cell table:number-columns-repeated="2"/>
          <table:table-cell table:style-name="ce196"/>
          <table:table-cell table:style-name="ce205" table:formula="of:=IFERROR(IF(ISBLANK([.Y275]); &quot;&quot;; IF([.$F275]=&quot;Long&quot;; ([.Y275]-[.$K275])*[.$J275]/[.$M275]; ([.$K275]-[.Y275])*[.$J275]/[.$M275])-[.$R275]); &quot;&quot;)">
            <text:p/>
          </table:table-cell>
          <table:table-cell table:style-name="Default"/>
          <table:table-cell table:style-name="ce205" table:formula="of:=IFERROR(IF(ISBLANK([.AA275]); &quot;&quot;; IF([.$F275]=&quot;Long&quot;; ([.AA275]-[.$K275])*[.$J275]/[.$M275]; ([.$K275]-[.AA275])*[.$J275]/[.$M275])-[.$R275]); &quot;&quot;)">
            <text:p/>
          </table:table-cell>
          <table:table-cell table:style-name="Default"/>
          <table:table-cell table:style-name="ce205" table:formula="of:=IFERROR(IF(ISBLANK([.AC275]); &quot;&quot;; IF([.$F275]=&quot;Long&quot;; ([.AC275]-[.$K275])*[.$J275]/[.$M275]; ([.$K275]-[.AC275])*[.$J275]/[.$M275])-[.$R275]); &quot;&quot;)">
            <text:p/>
          </table:table-cell>
          <table:table-cell/>
          <table:table-cell table:style-name="ce224" table:formula="of:=IF(ISBLANK([.Q275]); &quot;&quot;; DAY([.Q275]))">
            <text:p/>
          </table:table-cell>
          <table:table-cell table:style-name="ce224" table:formula="of:=IF(ISBLANK([.I275]); &quot;&quot;; WEEKDAY([.I275]; 2))">
            <text:p/>
          </table:table-cell>
          <table:table-cell table:style-name="ce224" table:formula="of:=IF(ISBLANK([.Q275]); &quot;&quot;; WEEKDAY([.Q275]; 2))">
            <text:p/>
          </table:table-cell>
          <table:table-cell table:style-name="ce224" table:formula="of:=IF(ISBLANK([.Q275]); &quot;&quot;; WEEKNUM([.Q275]))">
            <text:p/>
          </table:table-cell>
          <table:table-cell table:style-name="ce224" table:formula="of:=IF(ISBLANK([.I275]); &quot;&quot;; MONTH([.I275]))">
            <text:p/>
          </table:table-cell>
          <table:table-cell table:style-name="ce224" table:formula="of:=IF(ISBLANK([.Q275]); &quot;&quot;; MONTH([.Q275]))">
            <text:p/>
          </table:table-cell>
          <table:table-cell table:style-name="ce224" table:formula="of:=IF(OR(ISBLANK([.I275]); ISBLANK([.Q275])); &quot;&quot;; IFERROR(DATEDIF([.I275];[.Q275];&quot;d&quot;); &quot;&quot;))">
            <text:p/>
          </table:table-cell>
          <table:table-cell table:style-name="ce286" table:formula="of:=IF(ISBLANK([.P275]); &quot;&quot;; SUM([.$R$3:.R275]))">
            <text:p/>
          </table:table-cell>
          <table:table-cell table:style-name="ce286" table:formula="of:=IF(ISBLANK([.P275]); &quot;&quot;; SUM([.$S$3:.S275]))">
            <text:p/>
          </table:table-cell>
          <table:table-cell table:formula="of:=IF(ISBLANK([.K275]); &quot;&quot;; [.J275]*[.K275])">
            <text:p/>
          </table:table-cell>
          <table:table-cell table:formula="of:=IF(ISNUMBER([.AO275]); [.AO275]*0.0035; &quot;&quot;)">
            <text:p/>
          </table:table-cell>
          <table:table-cell table:style-name="ce224" table:formula="of:=IF(ISBLANK([.P275]); &quot;&quot; ; [.O275]*[.P275])">
            <text:p/>
          </table:table-cell>
          <table:table-cell table:formula="of:=IF(ISNUMBER([.AQ275]); [.AQ275]*0.0035; &quot;&quot;)">
            <text:p/>
          </table:table-cell>
          <table:table-cell table:number-columns-repeated="20"/>
        </table:table-row>
        <table:table-row table:style-name="ro2">
          <table:table-cell office:value-type="float" office:value="274" calcext:value-type="float">
            <text:p>27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6]=&quot;Long&quot;; [.K276]-[Overview.$C$4]/[.J276]; IF([.F276]=&quot;Short&quot;; [.K276]+[Overview.$C$4]/[.J276]; &quot;&quot;)); &quot;&quot;)">
            <text:p/>
          </table:table-cell>
          <table:table-cell table:style-name="ce157" table:formula="of:=IFERROR(ABS([.L276]-[.K276])*[.J276]; &quot;&quot;)">
            <text:p/>
          </table:table-cell>
          <table:table-cell table:style-name="ce289" table:formula="of:=IFERROR(IF([.F276]=&quot;Long&quot;; [.K276]+[Overview.$C$4]/[.J276]*[Overview.$C$6]; IF([.F276]=&quot;Short&quot;; [.K276]-[Overview.$C$4]/[.J276]*[Overview.$C$6]; &quot;&quot;)); &quot;&quot;)">
            <text:p/>
          </table:table-cell>
          <table:table-cell table:style-name="ce152"/>
          <table:table-cell table:number-columns-repeated="2"/>
          <table:table-cell table:formula="of:=IFERROR([.S276]/[.M276]; &quot;&quot;)">
            <text:p/>
          </table:table-cell>
          <table:table-cell table:formula="of:=IFERROR(IF(AND([.F276]=&quot;Long&quot;; [.O276]=[.J276]); [.J276]*([.P276]-[.K276]); IF(AND([.F276]=&quot;Short&quot;; [.O276]=[.J276]); [.J276]*([.K276]-[.P276]); &quot;&quot;)); &quot;&quot;)">
            <text:p/>
          </table:table-cell>
          <table:table-cell table:formula="of:=IF(ISNUMBER([.S276]); IF([.S276]&gt;0; &quot;Win&quot;; &quot;Loss&quot;);&quot;&quot;)">
            <text:p/>
          </table:table-cell>
          <table:table-cell table:formula="of:=IF([.Q276]=&quot;&quot;; &quot;&quot;; CONCATENATE(DATEDIF([.I276];[.Q276];&quot;d&quot;); IF(DATEDIF([.I276];[.Q276];&quot;d&quot;)&gt;1; &quot; Days&quot;; &quot; Day&quot;)))">
            <text:p/>
          </table:table-cell>
          <table:table-cell table:content-validation-name="val12"/>
          <table:table-cell table:number-columns-repeated="2"/>
          <table:table-cell table:style-name="ce196"/>
          <table:table-cell table:style-name="ce205" table:formula="of:=IFERROR(IF(ISBLANK([.Y276]); &quot;&quot;; IF([.$F276]=&quot;Long&quot;; ([.Y276]-[.$K276])*[.$J276]/[.$M276]; ([.$K276]-[.Y276])*[.$J276]/[.$M276])-[.$R276]); &quot;&quot;)">
            <text:p/>
          </table:table-cell>
          <table:table-cell table:style-name="Default"/>
          <table:table-cell table:style-name="ce205" table:formula="of:=IFERROR(IF(ISBLANK([.AA276]); &quot;&quot;; IF([.$F276]=&quot;Long&quot;; ([.AA276]-[.$K276])*[.$J276]/[.$M276]; ([.$K276]-[.AA276])*[.$J276]/[.$M276])-[.$R276]); &quot;&quot;)">
            <text:p/>
          </table:table-cell>
          <table:table-cell table:style-name="Default"/>
          <table:table-cell table:style-name="ce205" table:formula="of:=IFERROR(IF(ISBLANK([.AC276]); &quot;&quot;; IF([.$F276]=&quot;Long&quot;; ([.AC276]-[.$K276])*[.$J276]/[.$M276]; ([.$K276]-[.AC276])*[.$J276]/[.$M276])-[.$R276]); &quot;&quot;)">
            <text:p/>
          </table:table-cell>
          <table:table-cell/>
          <table:table-cell table:style-name="ce224" table:formula="of:=IF(ISBLANK([.Q276]); &quot;&quot;; DAY([.Q276]))">
            <text:p/>
          </table:table-cell>
          <table:table-cell table:style-name="ce224" table:formula="of:=IF(ISBLANK([.I276]); &quot;&quot;; WEEKDAY([.I276]; 2))">
            <text:p/>
          </table:table-cell>
          <table:table-cell table:style-name="ce224" table:formula="of:=IF(ISBLANK([.Q276]); &quot;&quot;; WEEKDAY([.Q276]; 2))">
            <text:p/>
          </table:table-cell>
          <table:table-cell table:style-name="ce224" table:formula="of:=IF(ISBLANK([.Q276]); &quot;&quot;; WEEKNUM([.Q276]))">
            <text:p/>
          </table:table-cell>
          <table:table-cell table:style-name="ce224" table:formula="of:=IF(ISBLANK([.I276]); &quot;&quot;; MONTH([.I276]))">
            <text:p/>
          </table:table-cell>
          <table:table-cell table:style-name="ce224" table:formula="of:=IF(ISBLANK([.Q276]); &quot;&quot;; MONTH([.Q276]))">
            <text:p/>
          </table:table-cell>
          <table:table-cell table:style-name="ce224" table:formula="of:=IF(OR(ISBLANK([.I276]); ISBLANK([.Q276])); &quot;&quot;; IFERROR(DATEDIF([.I276];[.Q276];&quot;d&quot;); &quot;&quot;))">
            <text:p/>
          </table:table-cell>
          <table:table-cell table:style-name="ce286" table:formula="of:=IF(ISBLANK([.P276]); &quot;&quot;; SUM([.$R$3:.R276]))">
            <text:p/>
          </table:table-cell>
          <table:table-cell table:style-name="ce286" table:formula="of:=IF(ISBLANK([.P276]); &quot;&quot;; SUM([.$S$3:.S276]))">
            <text:p/>
          </table:table-cell>
          <table:table-cell table:formula="of:=IF(ISBLANK([.K276]); &quot;&quot;; [.J276]*[.K276])">
            <text:p/>
          </table:table-cell>
          <table:table-cell table:formula="of:=IF(ISNUMBER([.AO276]); [.AO276]*0.0035; &quot;&quot;)">
            <text:p/>
          </table:table-cell>
          <table:table-cell table:style-name="ce224" table:formula="of:=IF(ISBLANK([.P276]); &quot;&quot; ; [.O276]*[.P276])">
            <text:p/>
          </table:table-cell>
          <table:table-cell table:formula="of:=IF(ISNUMBER([.AQ276]); [.AQ276]*0.0035; &quot;&quot;)">
            <text:p/>
          </table:table-cell>
          <table:table-cell table:number-columns-repeated="20"/>
        </table:table-row>
        <table:table-row table:style-name="ro2">
          <table:table-cell office:value-type="float" office:value="275" calcext:value-type="float">
            <text:p>27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7]=&quot;Long&quot;; [.K277]-[Overview.$C$4]/[.J277]; IF([.F277]=&quot;Short&quot;; [.K277]+[Overview.$C$4]/[.J277]; &quot;&quot;)); &quot;&quot;)">
            <text:p/>
          </table:table-cell>
          <table:table-cell table:style-name="ce157" table:formula="of:=IFERROR(ABS([.L277]-[.K277])*[.J277]; &quot;&quot;)">
            <text:p/>
          </table:table-cell>
          <table:table-cell table:style-name="ce289" table:formula="of:=IFERROR(IF([.F277]=&quot;Long&quot;; [.K277]+[Overview.$C$4]/[.J277]*[Overview.$C$6]; IF([.F277]=&quot;Short&quot;; [.K277]-[Overview.$C$4]/[.J277]*[Overview.$C$6]; &quot;&quot;)); &quot;&quot;)">
            <text:p/>
          </table:table-cell>
          <table:table-cell table:style-name="ce152"/>
          <table:table-cell table:number-columns-repeated="2"/>
          <table:table-cell table:formula="of:=IFERROR([.S277]/[.M277]; &quot;&quot;)">
            <text:p/>
          </table:table-cell>
          <table:table-cell table:formula="of:=IFERROR(IF(AND([.F277]=&quot;Long&quot;; [.O277]=[.J277]); [.J277]*([.P277]-[.K277]); IF(AND([.F277]=&quot;Short&quot;; [.O277]=[.J277]); [.J277]*([.K277]-[.P277]); &quot;&quot;)); &quot;&quot;)">
            <text:p/>
          </table:table-cell>
          <table:table-cell table:formula="of:=IF(ISNUMBER([.S277]); IF([.S277]&gt;0; &quot;Win&quot;; &quot;Loss&quot;);&quot;&quot;)">
            <text:p/>
          </table:table-cell>
          <table:table-cell table:formula="of:=IF([.Q277]=&quot;&quot;; &quot;&quot;; CONCATENATE(DATEDIF([.I277];[.Q277];&quot;d&quot;); IF(DATEDIF([.I277];[.Q277];&quot;d&quot;)&gt;1; &quot; Days&quot;; &quot; Day&quot;)))">
            <text:p/>
          </table:table-cell>
          <table:table-cell table:content-validation-name="val12"/>
          <table:table-cell table:number-columns-repeated="2"/>
          <table:table-cell table:style-name="ce196"/>
          <table:table-cell table:style-name="ce205" table:formula="of:=IFERROR(IF(ISBLANK([.Y277]); &quot;&quot;; IF([.$F277]=&quot;Long&quot;; ([.Y277]-[.$K277])*[.$J277]/[.$M277]; ([.$K277]-[.Y277])*[.$J277]/[.$M277])-[.$R277]); &quot;&quot;)">
            <text:p/>
          </table:table-cell>
          <table:table-cell table:style-name="Default"/>
          <table:table-cell table:style-name="ce205" table:formula="of:=IFERROR(IF(ISBLANK([.AA277]); &quot;&quot;; IF([.$F277]=&quot;Long&quot;; ([.AA277]-[.$K277])*[.$J277]/[.$M277]; ([.$K277]-[.AA277])*[.$J277]/[.$M277])-[.$R277]); &quot;&quot;)">
            <text:p/>
          </table:table-cell>
          <table:table-cell table:style-name="Default"/>
          <table:table-cell table:style-name="ce205" table:formula="of:=IFERROR(IF(ISBLANK([.AC277]); &quot;&quot;; IF([.$F277]=&quot;Long&quot;; ([.AC277]-[.$K277])*[.$J277]/[.$M277]; ([.$K277]-[.AC277])*[.$J277]/[.$M277])-[.$R277]); &quot;&quot;)">
            <text:p/>
          </table:table-cell>
          <table:table-cell/>
          <table:table-cell table:style-name="ce224" table:formula="of:=IF(ISBLANK([.Q277]); &quot;&quot;; DAY([.Q277]))">
            <text:p/>
          </table:table-cell>
          <table:table-cell table:style-name="ce224" table:formula="of:=IF(ISBLANK([.I277]); &quot;&quot;; WEEKDAY([.I277]; 2))">
            <text:p/>
          </table:table-cell>
          <table:table-cell table:style-name="ce224" table:formula="of:=IF(ISBLANK([.Q277]); &quot;&quot;; WEEKDAY([.Q277]; 2))">
            <text:p/>
          </table:table-cell>
          <table:table-cell table:style-name="ce224" table:formula="of:=IF(ISBLANK([.Q277]); &quot;&quot;; WEEKNUM([.Q277]))">
            <text:p/>
          </table:table-cell>
          <table:table-cell table:style-name="ce224" table:formula="of:=IF(ISBLANK([.I277]); &quot;&quot;; MONTH([.I277]))">
            <text:p/>
          </table:table-cell>
          <table:table-cell table:style-name="ce224" table:formula="of:=IF(ISBLANK([.Q277]); &quot;&quot;; MONTH([.Q277]))">
            <text:p/>
          </table:table-cell>
          <table:table-cell table:style-name="ce224" table:formula="of:=IF(OR(ISBLANK([.I277]); ISBLANK([.Q277])); &quot;&quot;; IFERROR(DATEDIF([.I277];[.Q277];&quot;d&quot;); &quot;&quot;))">
            <text:p/>
          </table:table-cell>
          <table:table-cell table:style-name="ce286" table:formula="of:=IF(ISBLANK([.P277]); &quot;&quot;; SUM([.$R$3:.R277]))">
            <text:p/>
          </table:table-cell>
          <table:table-cell table:style-name="ce286" table:formula="of:=IF(ISBLANK([.P277]); &quot;&quot;; SUM([.$S$3:.S277]))">
            <text:p/>
          </table:table-cell>
          <table:table-cell table:formula="of:=IF(ISBLANK([.K277]); &quot;&quot;; [.J277]*[.K277])">
            <text:p/>
          </table:table-cell>
          <table:table-cell table:formula="of:=IF(ISNUMBER([.AO277]); [.AO277]*0.0035; &quot;&quot;)">
            <text:p/>
          </table:table-cell>
          <table:table-cell table:style-name="ce224" table:formula="of:=IF(ISBLANK([.P277]); &quot;&quot; ; [.O277]*[.P277])">
            <text:p/>
          </table:table-cell>
          <table:table-cell table:formula="of:=IF(ISNUMBER([.AQ277]); [.AQ277]*0.0035; &quot;&quot;)">
            <text:p/>
          </table:table-cell>
          <table:table-cell table:number-columns-repeated="20"/>
        </table:table-row>
        <table:table-row table:style-name="ro2">
          <table:table-cell office:value-type="float" office:value="276" calcext:value-type="float">
            <text:p>27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8]=&quot;Long&quot;; [.K278]-[Overview.$C$4]/[.J278]; IF([.F278]=&quot;Short&quot;; [.K278]+[Overview.$C$4]/[.J278]; &quot;&quot;)); &quot;&quot;)">
            <text:p/>
          </table:table-cell>
          <table:table-cell table:style-name="ce157" table:formula="of:=IFERROR(ABS([.L278]-[.K278])*[.J278]; &quot;&quot;)">
            <text:p/>
          </table:table-cell>
          <table:table-cell table:style-name="ce289" table:formula="of:=IFERROR(IF([.F278]=&quot;Long&quot;; [.K278]+[Overview.$C$4]/[.J278]*[Overview.$C$6]; IF([.F278]=&quot;Short&quot;; [.K278]-[Overview.$C$4]/[.J278]*[Overview.$C$6]; &quot;&quot;)); &quot;&quot;)">
            <text:p/>
          </table:table-cell>
          <table:table-cell table:style-name="ce152"/>
          <table:table-cell table:number-columns-repeated="2"/>
          <table:table-cell table:formula="of:=IFERROR([.S278]/[.M278]; &quot;&quot;)">
            <text:p/>
          </table:table-cell>
          <table:table-cell table:formula="of:=IFERROR(IF(AND([.F278]=&quot;Long&quot;; [.O278]=[.J278]); [.J278]*([.P278]-[.K278]); IF(AND([.F278]=&quot;Short&quot;; [.O278]=[.J278]); [.J278]*([.K278]-[.P278]); &quot;&quot;)); &quot;&quot;)">
            <text:p/>
          </table:table-cell>
          <table:table-cell table:formula="of:=IF(ISNUMBER([.S278]); IF([.S278]&gt;0; &quot;Win&quot;; &quot;Loss&quot;);&quot;&quot;)">
            <text:p/>
          </table:table-cell>
          <table:table-cell table:formula="of:=IF([.Q278]=&quot;&quot;; &quot;&quot;; CONCATENATE(DATEDIF([.I278];[.Q278];&quot;d&quot;); IF(DATEDIF([.I278];[.Q278];&quot;d&quot;)&gt;1; &quot; Days&quot;; &quot; Day&quot;)))">
            <text:p/>
          </table:table-cell>
          <table:table-cell table:content-validation-name="val12"/>
          <table:table-cell table:number-columns-repeated="2"/>
          <table:table-cell table:style-name="ce196"/>
          <table:table-cell table:style-name="ce205" table:formula="of:=IFERROR(IF(ISBLANK([.Y278]); &quot;&quot;; IF([.$F278]=&quot;Long&quot;; ([.Y278]-[.$K278])*[.$J278]/[.$M278]; ([.$K278]-[.Y278])*[.$J278]/[.$M278])-[.$R278]); &quot;&quot;)">
            <text:p/>
          </table:table-cell>
          <table:table-cell table:style-name="Default"/>
          <table:table-cell table:style-name="ce205" table:formula="of:=IFERROR(IF(ISBLANK([.AA278]); &quot;&quot;; IF([.$F278]=&quot;Long&quot;; ([.AA278]-[.$K278])*[.$J278]/[.$M278]; ([.$K278]-[.AA278])*[.$J278]/[.$M278])-[.$R278]); &quot;&quot;)">
            <text:p/>
          </table:table-cell>
          <table:table-cell table:style-name="Default"/>
          <table:table-cell table:style-name="ce205" table:formula="of:=IFERROR(IF(ISBLANK([.AC278]); &quot;&quot;; IF([.$F278]=&quot;Long&quot;; ([.AC278]-[.$K278])*[.$J278]/[.$M278]; ([.$K278]-[.AC278])*[.$J278]/[.$M278])-[.$R278]); &quot;&quot;)">
            <text:p/>
          </table:table-cell>
          <table:table-cell/>
          <table:table-cell table:style-name="ce224" table:formula="of:=IF(ISBLANK([.Q278]); &quot;&quot;; DAY([.Q278]))">
            <text:p/>
          </table:table-cell>
          <table:table-cell table:style-name="ce224" table:formula="of:=IF(ISBLANK([.I278]); &quot;&quot;; WEEKDAY([.I278]; 2))">
            <text:p/>
          </table:table-cell>
          <table:table-cell table:style-name="ce224" table:formula="of:=IF(ISBLANK([.Q278]); &quot;&quot;; WEEKDAY([.Q278]; 2))">
            <text:p/>
          </table:table-cell>
          <table:table-cell table:style-name="ce224" table:formula="of:=IF(ISBLANK([.Q278]); &quot;&quot;; WEEKNUM([.Q278]))">
            <text:p/>
          </table:table-cell>
          <table:table-cell table:style-name="ce224" table:formula="of:=IF(ISBLANK([.I278]); &quot;&quot;; MONTH([.I278]))">
            <text:p/>
          </table:table-cell>
          <table:table-cell table:style-name="ce224" table:formula="of:=IF(ISBLANK([.Q278]); &quot;&quot;; MONTH([.Q278]))">
            <text:p/>
          </table:table-cell>
          <table:table-cell table:style-name="ce224" table:formula="of:=IF(OR(ISBLANK([.I278]); ISBLANK([.Q278])); &quot;&quot;; IFERROR(DATEDIF([.I278];[.Q278];&quot;d&quot;); &quot;&quot;))">
            <text:p/>
          </table:table-cell>
          <table:table-cell table:style-name="ce286" table:formula="of:=IF(ISBLANK([.P278]); &quot;&quot;; SUM([.$R$3:.R278]))">
            <text:p/>
          </table:table-cell>
          <table:table-cell table:style-name="ce286" table:formula="of:=IF(ISBLANK([.P278]); &quot;&quot;; SUM([.$S$3:.S278]))">
            <text:p/>
          </table:table-cell>
          <table:table-cell table:formula="of:=IF(ISBLANK([.K278]); &quot;&quot;; [.J278]*[.K278])">
            <text:p/>
          </table:table-cell>
          <table:table-cell table:formula="of:=IF(ISNUMBER([.AO278]); [.AO278]*0.0035; &quot;&quot;)">
            <text:p/>
          </table:table-cell>
          <table:table-cell table:style-name="ce224" table:formula="of:=IF(ISBLANK([.P278]); &quot;&quot; ; [.O278]*[.P278])">
            <text:p/>
          </table:table-cell>
          <table:table-cell table:formula="of:=IF(ISNUMBER([.AQ278]); [.AQ278]*0.0035; &quot;&quot;)">
            <text:p/>
          </table:table-cell>
          <table:table-cell table:number-columns-repeated="20"/>
        </table:table-row>
        <table:table-row table:style-name="ro2">
          <table:table-cell office:value-type="float" office:value="277" calcext:value-type="float">
            <text:p>27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79]=&quot;Long&quot;; [.K279]-[Overview.$C$4]/[.J279]; IF([.F279]=&quot;Short&quot;; [.K279]+[Overview.$C$4]/[.J279]; &quot;&quot;)); &quot;&quot;)">
            <text:p/>
          </table:table-cell>
          <table:table-cell table:style-name="ce157" table:formula="of:=IFERROR(ABS([.L279]-[.K279])*[.J279]; &quot;&quot;)">
            <text:p/>
          </table:table-cell>
          <table:table-cell table:style-name="ce289" table:formula="of:=IFERROR(IF([.F279]=&quot;Long&quot;; [.K279]+[Overview.$C$4]/[.J279]*[Overview.$C$6]; IF([.F279]=&quot;Short&quot;; [.K279]-[Overview.$C$4]/[.J279]*[Overview.$C$6]; &quot;&quot;)); &quot;&quot;)">
            <text:p/>
          </table:table-cell>
          <table:table-cell table:style-name="ce152"/>
          <table:table-cell table:number-columns-repeated="2"/>
          <table:table-cell table:formula="of:=IFERROR([.S279]/[.M279]; &quot;&quot;)">
            <text:p/>
          </table:table-cell>
          <table:table-cell table:formula="of:=IFERROR(IF(AND([.F279]=&quot;Long&quot;; [.O279]=[.J279]); [.J279]*([.P279]-[.K279]); IF(AND([.F279]=&quot;Short&quot;; [.O279]=[.J279]); [.J279]*([.K279]-[.P279]); &quot;&quot;)); &quot;&quot;)">
            <text:p/>
          </table:table-cell>
          <table:table-cell table:formula="of:=IF(ISNUMBER([.S279]); IF([.S279]&gt;0; &quot;Win&quot;; &quot;Loss&quot;);&quot;&quot;)">
            <text:p/>
          </table:table-cell>
          <table:table-cell table:formula="of:=IF([.Q279]=&quot;&quot;; &quot;&quot;; CONCATENATE(DATEDIF([.I279];[.Q279];&quot;d&quot;); IF(DATEDIF([.I279];[.Q279];&quot;d&quot;)&gt;1; &quot; Days&quot;; &quot; Day&quot;)))">
            <text:p/>
          </table:table-cell>
          <table:table-cell table:content-validation-name="val12"/>
          <table:table-cell table:number-columns-repeated="2"/>
          <table:table-cell table:style-name="ce196"/>
          <table:table-cell table:style-name="ce205" table:formula="of:=IFERROR(IF(ISBLANK([.Y279]); &quot;&quot;; IF([.$F279]=&quot;Long&quot;; ([.Y279]-[.$K279])*[.$J279]/[.$M279]; ([.$K279]-[.Y279])*[.$J279]/[.$M279])-[.$R279]); &quot;&quot;)">
            <text:p/>
          </table:table-cell>
          <table:table-cell table:style-name="Default"/>
          <table:table-cell table:style-name="ce205" table:formula="of:=IFERROR(IF(ISBLANK([.AA279]); &quot;&quot;; IF([.$F279]=&quot;Long&quot;; ([.AA279]-[.$K279])*[.$J279]/[.$M279]; ([.$K279]-[.AA279])*[.$J279]/[.$M279])-[.$R279]); &quot;&quot;)">
            <text:p/>
          </table:table-cell>
          <table:table-cell table:style-name="Default"/>
          <table:table-cell table:style-name="ce205" table:formula="of:=IFERROR(IF(ISBLANK([.AC279]); &quot;&quot;; IF([.$F279]=&quot;Long&quot;; ([.AC279]-[.$K279])*[.$J279]/[.$M279]; ([.$K279]-[.AC279])*[.$J279]/[.$M279])-[.$R279]); &quot;&quot;)">
            <text:p/>
          </table:table-cell>
          <table:table-cell/>
          <table:table-cell table:style-name="ce224" table:formula="of:=IF(ISBLANK([.Q279]); &quot;&quot;; DAY([.Q279]))">
            <text:p/>
          </table:table-cell>
          <table:table-cell table:style-name="ce224" table:formula="of:=IF(ISBLANK([.I279]); &quot;&quot;; WEEKDAY([.I279]; 2))">
            <text:p/>
          </table:table-cell>
          <table:table-cell table:style-name="ce224" table:formula="of:=IF(ISBLANK([.Q279]); &quot;&quot;; WEEKDAY([.Q279]; 2))">
            <text:p/>
          </table:table-cell>
          <table:table-cell table:style-name="ce224" table:formula="of:=IF(ISBLANK([.Q279]); &quot;&quot;; WEEKNUM([.Q279]))">
            <text:p/>
          </table:table-cell>
          <table:table-cell table:style-name="ce224" table:formula="of:=IF(ISBLANK([.I279]); &quot;&quot;; MONTH([.I279]))">
            <text:p/>
          </table:table-cell>
          <table:table-cell table:style-name="ce224" table:formula="of:=IF(ISBLANK([.Q279]); &quot;&quot;; MONTH([.Q279]))">
            <text:p/>
          </table:table-cell>
          <table:table-cell table:style-name="ce224" table:formula="of:=IF(OR(ISBLANK([.I279]); ISBLANK([.Q279])); &quot;&quot;; IFERROR(DATEDIF([.I279];[.Q279];&quot;d&quot;); &quot;&quot;))">
            <text:p/>
          </table:table-cell>
          <table:table-cell table:style-name="ce286" table:formula="of:=IF(ISBLANK([.P279]); &quot;&quot;; SUM([.$R$3:.R279]))">
            <text:p/>
          </table:table-cell>
          <table:table-cell table:style-name="ce286" table:formula="of:=IF(ISBLANK([.P279]); &quot;&quot;; SUM([.$S$3:.S279]))">
            <text:p/>
          </table:table-cell>
          <table:table-cell table:formula="of:=IF(ISBLANK([.K279]); &quot;&quot;; [.J279]*[.K279])">
            <text:p/>
          </table:table-cell>
          <table:table-cell table:formula="of:=IF(ISNUMBER([.AO279]); [.AO279]*0.0035; &quot;&quot;)">
            <text:p/>
          </table:table-cell>
          <table:table-cell table:style-name="ce224" table:formula="of:=IF(ISBLANK([.P279]); &quot;&quot; ; [.O279]*[.P279])">
            <text:p/>
          </table:table-cell>
          <table:table-cell table:formula="of:=IF(ISNUMBER([.AQ279]); [.AQ279]*0.0035; &quot;&quot;)">
            <text:p/>
          </table:table-cell>
          <table:table-cell table:number-columns-repeated="20"/>
        </table:table-row>
        <table:table-row table:style-name="ro2">
          <table:table-cell office:value-type="float" office:value="278" calcext:value-type="float">
            <text:p>27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0]=&quot;Long&quot;; [.K280]-[Overview.$C$4]/[.J280]; IF([.F280]=&quot;Short&quot;; [.K280]+[Overview.$C$4]/[.J280]; &quot;&quot;)); &quot;&quot;)">
            <text:p/>
          </table:table-cell>
          <table:table-cell table:style-name="ce157" table:formula="of:=IFERROR(ABS([.L280]-[.K280])*[.J280]; &quot;&quot;)">
            <text:p/>
          </table:table-cell>
          <table:table-cell table:style-name="ce289" table:formula="of:=IFERROR(IF([.F280]=&quot;Long&quot;; [.K280]+[Overview.$C$4]/[.J280]*[Overview.$C$6]; IF([.F280]=&quot;Short&quot;; [.K280]-[Overview.$C$4]/[.J280]*[Overview.$C$6]; &quot;&quot;)); &quot;&quot;)">
            <text:p/>
          </table:table-cell>
          <table:table-cell table:style-name="ce152"/>
          <table:table-cell table:number-columns-repeated="2"/>
          <table:table-cell table:formula="of:=IFERROR([.S280]/[.M280]; &quot;&quot;)">
            <text:p/>
          </table:table-cell>
          <table:table-cell table:formula="of:=IFERROR(IF(AND([.F280]=&quot;Long&quot;; [.O280]=[.J280]); [.J280]*([.P280]-[.K280]); IF(AND([.F280]=&quot;Short&quot;; [.O280]=[.J280]); [.J280]*([.K280]-[.P280]); &quot;&quot;)); &quot;&quot;)">
            <text:p/>
          </table:table-cell>
          <table:table-cell table:formula="of:=IF(ISNUMBER([.S280]); IF([.S280]&gt;0; &quot;Win&quot;; &quot;Loss&quot;);&quot;&quot;)">
            <text:p/>
          </table:table-cell>
          <table:table-cell table:formula="of:=IF([.Q280]=&quot;&quot;; &quot;&quot;; CONCATENATE(DATEDIF([.I280];[.Q280];&quot;d&quot;); IF(DATEDIF([.I280];[.Q280];&quot;d&quot;)&gt;1; &quot; Days&quot;; &quot; Day&quot;)))">
            <text:p/>
          </table:table-cell>
          <table:table-cell table:content-validation-name="val12"/>
          <table:table-cell table:number-columns-repeated="2"/>
          <table:table-cell table:style-name="ce196"/>
          <table:table-cell table:style-name="ce205" table:formula="of:=IFERROR(IF(ISBLANK([.Y280]); &quot;&quot;; IF([.$F280]=&quot;Long&quot;; ([.Y280]-[.$K280])*[.$J280]/[.$M280]; ([.$K280]-[.Y280])*[.$J280]/[.$M280])-[.$R280]); &quot;&quot;)">
            <text:p/>
          </table:table-cell>
          <table:table-cell table:style-name="Default"/>
          <table:table-cell table:style-name="ce205" table:formula="of:=IFERROR(IF(ISBLANK([.AA280]); &quot;&quot;; IF([.$F280]=&quot;Long&quot;; ([.AA280]-[.$K280])*[.$J280]/[.$M280]; ([.$K280]-[.AA280])*[.$J280]/[.$M280])-[.$R280]); &quot;&quot;)">
            <text:p/>
          </table:table-cell>
          <table:table-cell table:style-name="Default"/>
          <table:table-cell table:style-name="ce205" table:formula="of:=IFERROR(IF(ISBLANK([.AC280]); &quot;&quot;; IF([.$F280]=&quot;Long&quot;; ([.AC280]-[.$K280])*[.$J280]/[.$M280]; ([.$K280]-[.AC280])*[.$J280]/[.$M280])-[.$R280]); &quot;&quot;)">
            <text:p/>
          </table:table-cell>
          <table:table-cell/>
          <table:table-cell table:style-name="ce224" table:formula="of:=IF(ISBLANK([.Q280]); &quot;&quot;; DAY([.Q280]))">
            <text:p/>
          </table:table-cell>
          <table:table-cell table:style-name="ce224" table:formula="of:=IF(ISBLANK([.I280]); &quot;&quot;; WEEKDAY([.I280]; 2))">
            <text:p/>
          </table:table-cell>
          <table:table-cell table:style-name="ce224" table:formula="of:=IF(ISBLANK([.Q280]); &quot;&quot;; WEEKDAY([.Q280]; 2))">
            <text:p/>
          </table:table-cell>
          <table:table-cell table:style-name="ce224" table:formula="of:=IF(ISBLANK([.Q280]); &quot;&quot;; WEEKNUM([.Q280]))">
            <text:p/>
          </table:table-cell>
          <table:table-cell table:style-name="ce224" table:formula="of:=IF(ISBLANK([.I280]); &quot;&quot;; MONTH([.I280]))">
            <text:p/>
          </table:table-cell>
          <table:table-cell table:style-name="ce224" table:formula="of:=IF(ISBLANK([.Q280]); &quot;&quot;; MONTH([.Q280]))">
            <text:p/>
          </table:table-cell>
          <table:table-cell table:style-name="ce224" table:formula="of:=IF(OR(ISBLANK([.I280]); ISBLANK([.Q280])); &quot;&quot;; IFERROR(DATEDIF([.I280];[.Q280];&quot;d&quot;); &quot;&quot;))">
            <text:p/>
          </table:table-cell>
          <table:table-cell table:style-name="ce286" table:formula="of:=IF(ISBLANK([.P280]); &quot;&quot;; SUM([.$R$3:.R280]))">
            <text:p/>
          </table:table-cell>
          <table:table-cell table:style-name="ce286" table:formula="of:=IF(ISBLANK([.P280]); &quot;&quot;; SUM([.$S$3:.S280]))">
            <text:p/>
          </table:table-cell>
          <table:table-cell table:formula="of:=IF(ISBLANK([.K280]); &quot;&quot;; [.J280]*[.K280])">
            <text:p/>
          </table:table-cell>
          <table:table-cell table:formula="of:=IF(ISNUMBER([.AO280]); [.AO280]*0.0035; &quot;&quot;)">
            <text:p/>
          </table:table-cell>
          <table:table-cell table:style-name="ce224" table:formula="of:=IF(ISBLANK([.P280]); &quot;&quot; ; [.O280]*[.P280])">
            <text:p/>
          </table:table-cell>
          <table:table-cell table:formula="of:=IF(ISNUMBER([.AQ280]); [.AQ280]*0.0035; &quot;&quot;)">
            <text:p/>
          </table:table-cell>
          <table:table-cell table:number-columns-repeated="20"/>
        </table:table-row>
        <table:table-row table:style-name="ro2">
          <table:table-cell office:value-type="float" office:value="279" calcext:value-type="float">
            <text:p>27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1]=&quot;Long&quot;; [.K281]-[Overview.$C$4]/[.J281]; IF([.F281]=&quot;Short&quot;; [.K281]+[Overview.$C$4]/[.J281]; &quot;&quot;)); &quot;&quot;)">
            <text:p/>
          </table:table-cell>
          <table:table-cell table:style-name="ce157" table:formula="of:=IFERROR(ABS([.L281]-[.K281])*[.J281]; &quot;&quot;)">
            <text:p/>
          </table:table-cell>
          <table:table-cell table:style-name="ce289" table:formula="of:=IFERROR(IF([.F281]=&quot;Long&quot;; [.K281]+[Overview.$C$4]/[.J281]*[Overview.$C$6]; IF([.F281]=&quot;Short&quot;; [.K281]-[Overview.$C$4]/[.J281]*[Overview.$C$6]; &quot;&quot;)); &quot;&quot;)">
            <text:p/>
          </table:table-cell>
          <table:table-cell table:style-name="ce152"/>
          <table:table-cell table:number-columns-repeated="2"/>
          <table:table-cell table:formula="of:=IFERROR([.S281]/[.M281]; &quot;&quot;)">
            <text:p/>
          </table:table-cell>
          <table:table-cell table:formula="of:=IFERROR(IF(AND([.F281]=&quot;Long&quot;; [.O281]=[.J281]); [.J281]*([.P281]-[.K281]); IF(AND([.F281]=&quot;Short&quot;; [.O281]=[.J281]); [.J281]*([.K281]-[.P281]); &quot;&quot;)); &quot;&quot;)">
            <text:p/>
          </table:table-cell>
          <table:table-cell table:formula="of:=IF(ISNUMBER([.S281]); IF([.S281]&gt;0; &quot;Win&quot;; &quot;Loss&quot;);&quot;&quot;)">
            <text:p/>
          </table:table-cell>
          <table:table-cell table:formula="of:=IF([.Q281]=&quot;&quot;; &quot;&quot;; CONCATENATE(DATEDIF([.I281];[.Q281];&quot;d&quot;); IF(DATEDIF([.I281];[.Q281];&quot;d&quot;)&gt;1; &quot; Days&quot;; &quot; Day&quot;)))">
            <text:p/>
          </table:table-cell>
          <table:table-cell table:content-validation-name="val12"/>
          <table:table-cell table:number-columns-repeated="2"/>
          <table:table-cell table:style-name="ce196"/>
          <table:table-cell table:style-name="ce205" table:formula="of:=IFERROR(IF(ISBLANK([.Y281]); &quot;&quot;; IF([.$F281]=&quot;Long&quot;; ([.Y281]-[.$K281])*[.$J281]/[.$M281]; ([.$K281]-[.Y281])*[.$J281]/[.$M281])-[.$R281]); &quot;&quot;)">
            <text:p/>
          </table:table-cell>
          <table:table-cell table:style-name="Default"/>
          <table:table-cell table:style-name="ce205" table:formula="of:=IFERROR(IF(ISBLANK([.AA281]); &quot;&quot;; IF([.$F281]=&quot;Long&quot;; ([.AA281]-[.$K281])*[.$J281]/[.$M281]; ([.$K281]-[.AA281])*[.$J281]/[.$M281])-[.$R281]); &quot;&quot;)">
            <text:p/>
          </table:table-cell>
          <table:table-cell table:style-name="Default"/>
          <table:table-cell table:style-name="ce205" table:formula="of:=IFERROR(IF(ISBLANK([.AC281]); &quot;&quot;; IF([.$F281]=&quot;Long&quot;; ([.AC281]-[.$K281])*[.$J281]/[.$M281]; ([.$K281]-[.AC281])*[.$J281]/[.$M281])-[.$R281]); &quot;&quot;)">
            <text:p/>
          </table:table-cell>
          <table:table-cell/>
          <table:table-cell table:style-name="ce224" table:formula="of:=IF(ISBLANK([.Q281]); &quot;&quot;; DAY([.Q281]))">
            <text:p/>
          </table:table-cell>
          <table:table-cell table:style-name="ce224" table:formula="of:=IF(ISBLANK([.I281]); &quot;&quot;; WEEKDAY([.I281]; 2))">
            <text:p/>
          </table:table-cell>
          <table:table-cell table:style-name="ce224" table:formula="of:=IF(ISBLANK([.Q281]); &quot;&quot;; WEEKDAY([.Q281]; 2))">
            <text:p/>
          </table:table-cell>
          <table:table-cell table:style-name="ce224" table:formula="of:=IF(ISBLANK([.Q281]); &quot;&quot;; WEEKNUM([.Q281]))">
            <text:p/>
          </table:table-cell>
          <table:table-cell table:style-name="ce224" table:formula="of:=IF(ISBLANK([.I281]); &quot;&quot;; MONTH([.I281]))">
            <text:p/>
          </table:table-cell>
          <table:table-cell table:style-name="ce224" table:formula="of:=IF(ISBLANK([.Q281]); &quot;&quot;; MONTH([.Q281]))">
            <text:p/>
          </table:table-cell>
          <table:table-cell table:style-name="ce224" table:formula="of:=IF(OR(ISBLANK([.I281]); ISBLANK([.Q281])); &quot;&quot;; IFERROR(DATEDIF([.I281];[.Q281];&quot;d&quot;); &quot;&quot;))">
            <text:p/>
          </table:table-cell>
          <table:table-cell table:style-name="ce286" table:formula="of:=IF(ISBLANK([.P281]); &quot;&quot;; SUM([.$R$3:.R281]))">
            <text:p/>
          </table:table-cell>
          <table:table-cell table:style-name="ce286" table:formula="of:=IF(ISBLANK([.P281]); &quot;&quot;; SUM([.$S$3:.S281]))">
            <text:p/>
          </table:table-cell>
          <table:table-cell table:formula="of:=IF(ISBLANK([.K281]); &quot;&quot;; [.J281]*[.K281])">
            <text:p/>
          </table:table-cell>
          <table:table-cell table:formula="of:=IF(ISNUMBER([.AO281]); [.AO281]*0.0035; &quot;&quot;)">
            <text:p/>
          </table:table-cell>
          <table:table-cell table:style-name="ce224" table:formula="of:=IF(ISBLANK([.P281]); &quot;&quot; ; [.O281]*[.P281])">
            <text:p/>
          </table:table-cell>
          <table:table-cell table:formula="of:=IF(ISNUMBER([.AQ281]); [.AQ281]*0.0035; &quot;&quot;)">
            <text:p/>
          </table:table-cell>
          <table:table-cell table:number-columns-repeated="20"/>
        </table:table-row>
        <table:table-row table:style-name="ro2">
          <table:table-cell office:value-type="float" office:value="280" calcext:value-type="float">
            <text:p>28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2]=&quot;Long&quot;; [.K282]-[Overview.$C$4]/[.J282]; IF([.F282]=&quot;Short&quot;; [.K282]+[Overview.$C$4]/[.J282]; &quot;&quot;)); &quot;&quot;)">
            <text:p/>
          </table:table-cell>
          <table:table-cell table:style-name="ce157" table:formula="of:=IFERROR(ABS([.L282]-[.K282])*[.J282]; &quot;&quot;)">
            <text:p/>
          </table:table-cell>
          <table:table-cell table:style-name="ce289" table:formula="of:=IFERROR(IF([.F282]=&quot;Long&quot;; [.K282]+[Overview.$C$4]/[.J282]*[Overview.$C$6]; IF([.F282]=&quot;Short&quot;; [.K282]-[Overview.$C$4]/[.J282]*[Overview.$C$6]; &quot;&quot;)); &quot;&quot;)">
            <text:p/>
          </table:table-cell>
          <table:table-cell table:style-name="ce152"/>
          <table:table-cell table:number-columns-repeated="2"/>
          <table:table-cell table:formula="of:=IFERROR([.S282]/[.M282]; &quot;&quot;)">
            <text:p/>
          </table:table-cell>
          <table:table-cell table:formula="of:=IFERROR(IF(AND([.F282]=&quot;Long&quot;; [.O282]=[.J282]); [.J282]*([.P282]-[.K282]); IF(AND([.F282]=&quot;Short&quot;; [.O282]=[.J282]); [.J282]*([.K282]-[.P282]); &quot;&quot;)); &quot;&quot;)">
            <text:p/>
          </table:table-cell>
          <table:table-cell table:formula="of:=IF(ISNUMBER([.S282]); IF([.S282]&gt;0; &quot;Win&quot;; &quot;Loss&quot;);&quot;&quot;)">
            <text:p/>
          </table:table-cell>
          <table:table-cell table:formula="of:=IF([.Q282]=&quot;&quot;; &quot;&quot;; CONCATENATE(DATEDIF([.I282];[.Q282];&quot;d&quot;); IF(DATEDIF([.I282];[.Q282];&quot;d&quot;)&gt;1; &quot; Days&quot;; &quot; Day&quot;)))">
            <text:p/>
          </table:table-cell>
          <table:table-cell table:content-validation-name="val12"/>
          <table:table-cell table:number-columns-repeated="2"/>
          <table:table-cell table:style-name="ce196"/>
          <table:table-cell table:style-name="ce205" table:formula="of:=IFERROR(IF(ISBLANK([.Y282]); &quot;&quot;; IF([.$F282]=&quot;Long&quot;; ([.Y282]-[.$K282])*[.$J282]/[.$M282]; ([.$K282]-[.Y282])*[.$J282]/[.$M282])-[.$R282]); &quot;&quot;)">
            <text:p/>
          </table:table-cell>
          <table:table-cell table:style-name="Default"/>
          <table:table-cell table:style-name="ce205" table:formula="of:=IFERROR(IF(ISBLANK([.AA282]); &quot;&quot;; IF([.$F282]=&quot;Long&quot;; ([.AA282]-[.$K282])*[.$J282]/[.$M282]; ([.$K282]-[.AA282])*[.$J282]/[.$M282])-[.$R282]); &quot;&quot;)">
            <text:p/>
          </table:table-cell>
          <table:table-cell table:style-name="Default"/>
          <table:table-cell table:style-name="ce205" table:formula="of:=IFERROR(IF(ISBLANK([.AC282]); &quot;&quot;; IF([.$F282]=&quot;Long&quot;; ([.AC282]-[.$K282])*[.$J282]/[.$M282]; ([.$K282]-[.AC282])*[.$J282]/[.$M282])-[.$R282]); &quot;&quot;)">
            <text:p/>
          </table:table-cell>
          <table:table-cell/>
          <table:table-cell table:style-name="ce224" table:formula="of:=IF(ISBLANK([.Q282]); &quot;&quot;; DAY([.Q282]))">
            <text:p/>
          </table:table-cell>
          <table:table-cell table:style-name="ce224" table:formula="of:=IF(ISBLANK([.I282]); &quot;&quot;; WEEKDAY([.I282]; 2))">
            <text:p/>
          </table:table-cell>
          <table:table-cell table:style-name="ce224" table:formula="of:=IF(ISBLANK([.Q282]); &quot;&quot;; WEEKDAY([.Q282]; 2))">
            <text:p/>
          </table:table-cell>
          <table:table-cell table:style-name="ce224" table:formula="of:=IF(ISBLANK([.Q282]); &quot;&quot;; WEEKNUM([.Q282]))">
            <text:p/>
          </table:table-cell>
          <table:table-cell table:style-name="ce224" table:formula="of:=IF(ISBLANK([.I282]); &quot;&quot;; MONTH([.I282]))">
            <text:p/>
          </table:table-cell>
          <table:table-cell table:style-name="ce224" table:formula="of:=IF(ISBLANK([.Q282]); &quot;&quot;; MONTH([.Q282]))">
            <text:p/>
          </table:table-cell>
          <table:table-cell table:style-name="ce224" table:formula="of:=IF(OR(ISBLANK([.I282]); ISBLANK([.Q282])); &quot;&quot;; IFERROR(DATEDIF([.I282];[.Q282];&quot;d&quot;); &quot;&quot;))">
            <text:p/>
          </table:table-cell>
          <table:table-cell table:style-name="ce286" table:formula="of:=IF(ISBLANK([.P282]); &quot;&quot;; SUM([.$R$3:.R282]))">
            <text:p/>
          </table:table-cell>
          <table:table-cell table:style-name="ce286" table:formula="of:=IF(ISBLANK([.P282]); &quot;&quot;; SUM([.$S$3:.S282]))">
            <text:p/>
          </table:table-cell>
          <table:table-cell table:formula="of:=IF(ISBLANK([.K282]); &quot;&quot;; [.J282]*[.K282])">
            <text:p/>
          </table:table-cell>
          <table:table-cell table:formula="of:=IF(ISNUMBER([.AO282]); [.AO282]*0.0035; &quot;&quot;)">
            <text:p/>
          </table:table-cell>
          <table:table-cell table:style-name="ce224" table:formula="of:=IF(ISBLANK([.P282]); &quot;&quot; ; [.O282]*[.P282])">
            <text:p/>
          </table:table-cell>
          <table:table-cell table:formula="of:=IF(ISNUMBER([.AQ282]); [.AQ282]*0.0035; &quot;&quot;)">
            <text:p/>
          </table:table-cell>
          <table:table-cell table:number-columns-repeated="20"/>
        </table:table-row>
        <table:table-row table:style-name="ro2">
          <table:table-cell office:value-type="float" office:value="281" calcext:value-type="float">
            <text:p>28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3]=&quot;Long&quot;; [.K283]-[Overview.$C$4]/[.J283]; IF([.F283]=&quot;Short&quot;; [.K283]+[Overview.$C$4]/[.J283]; &quot;&quot;)); &quot;&quot;)">
            <text:p/>
          </table:table-cell>
          <table:table-cell table:style-name="ce157" table:formula="of:=IFERROR(ABS([.L283]-[.K283])*[.J283]; &quot;&quot;)">
            <text:p/>
          </table:table-cell>
          <table:table-cell table:style-name="ce289" table:formula="of:=IFERROR(IF([.F283]=&quot;Long&quot;; [.K283]+[Overview.$C$4]/[.J283]*[Overview.$C$6]; IF([.F283]=&quot;Short&quot;; [.K283]-[Overview.$C$4]/[.J283]*[Overview.$C$6]; &quot;&quot;)); &quot;&quot;)">
            <text:p/>
          </table:table-cell>
          <table:table-cell table:style-name="ce152"/>
          <table:table-cell table:number-columns-repeated="2"/>
          <table:table-cell table:formula="of:=IFERROR([.S283]/[.M283]; &quot;&quot;)">
            <text:p/>
          </table:table-cell>
          <table:table-cell table:formula="of:=IFERROR(IF(AND([.F283]=&quot;Long&quot;; [.O283]=[.J283]); [.J283]*([.P283]-[.K283]); IF(AND([.F283]=&quot;Short&quot;; [.O283]=[.J283]); [.J283]*([.K283]-[.P283]); &quot;&quot;)); &quot;&quot;)">
            <text:p/>
          </table:table-cell>
          <table:table-cell table:formula="of:=IF(ISNUMBER([.S283]); IF([.S283]&gt;0; &quot;Win&quot;; &quot;Loss&quot;);&quot;&quot;)">
            <text:p/>
          </table:table-cell>
          <table:table-cell table:formula="of:=IF([.Q283]=&quot;&quot;; &quot;&quot;; CONCATENATE(DATEDIF([.I283];[.Q283];&quot;d&quot;); IF(DATEDIF([.I283];[.Q283];&quot;d&quot;)&gt;1; &quot; Days&quot;; &quot; Day&quot;)))">
            <text:p/>
          </table:table-cell>
          <table:table-cell table:content-validation-name="val12"/>
          <table:table-cell table:number-columns-repeated="2"/>
          <table:table-cell table:style-name="ce196"/>
          <table:table-cell table:style-name="ce205" table:formula="of:=IFERROR(IF(ISBLANK([.Y283]); &quot;&quot;; IF([.$F283]=&quot;Long&quot;; ([.Y283]-[.$K283])*[.$J283]/[.$M283]; ([.$K283]-[.Y283])*[.$J283]/[.$M283])-[.$R283]); &quot;&quot;)">
            <text:p/>
          </table:table-cell>
          <table:table-cell table:style-name="Default"/>
          <table:table-cell table:style-name="ce205" table:formula="of:=IFERROR(IF(ISBLANK([.AA283]); &quot;&quot;; IF([.$F283]=&quot;Long&quot;; ([.AA283]-[.$K283])*[.$J283]/[.$M283]; ([.$K283]-[.AA283])*[.$J283]/[.$M283])-[.$R283]); &quot;&quot;)">
            <text:p/>
          </table:table-cell>
          <table:table-cell table:style-name="Default"/>
          <table:table-cell table:style-name="ce205" table:formula="of:=IFERROR(IF(ISBLANK([.AC283]); &quot;&quot;; IF([.$F283]=&quot;Long&quot;; ([.AC283]-[.$K283])*[.$J283]/[.$M283]; ([.$K283]-[.AC283])*[.$J283]/[.$M283])-[.$R283]); &quot;&quot;)">
            <text:p/>
          </table:table-cell>
          <table:table-cell/>
          <table:table-cell table:style-name="ce224" table:formula="of:=IF(ISBLANK([.Q283]); &quot;&quot;; DAY([.Q283]))">
            <text:p/>
          </table:table-cell>
          <table:table-cell table:style-name="ce224" table:formula="of:=IF(ISBLANK([.I283]); &quot;&quot;; WEEKDAY([.I283]; 2))">
            <text:p/>
          </table:table-cell>
          <table:table-cell table:style-name="ce224" table:formula="of:=IF(ISBLANK([.Q283]); &quot;&quot;; WEEKDAY([.Q283]; 2))">
            <text:p/>
          </table:table-cell>
          <table:table-cell table:style-name="ce224" table:formula="of:=IF(ISBLANK([.Q283]); &quot;&quot;; WEEKNUM([.Q283]))">
            <text:p/>
          </table:table-cell>
          <table:table-cell table:style-name="ce224" table:formula="of:=IF(ISBLANK([.I283]); &quot;&quot;; MONTH([.I283]))">
            <text:p/>
          </table:table-cell>
          <table:table-cell table:style-name="ce224" table:formula="of:=IF(ISBLANK([.Q283]); &quot;&quot;; MONTH([.Q283]))">
            <text:p/>
          </table:table-cell>
          <table:table-cell table:style-name="ce224" table:formula="of:=IF(OR(ISBLANK([.I283]); ISBLANK([.Q283])); &quot;&quot;; IFERROR(DATEDIF([.I283];[.Q283];&quot;d&quot;); &quot;&quot;))">
            <text:p/>
          </table:table-cell>
          <table:table-cell table:style-name="ce286" table:formula="of:=IF(ISBLANK([.P283]); &quot;&quot;; SUM([.$R$3:.R283]))">
            <text:p/>
          </table:table-cell>
          <table:table-cell table:style-name="ce286" table:formula="of:=IF(ISBLANK([.P283]); &quot;&quot;; SUM([.$S$3:.S283]))">
            <text:p/>
          </table:table-cell>
          <table:table-cell table:formula="of:=IF(ISBLANK([.K283]); &quot;&quot;; [.J283]*[.K283])">
            <text:p/>
          </table:table-cell>
          <table:table-cell table:formula="of:=IF(ISNUMBER([.AO283]); [.AO283]*0.0035; &quot;&quot;)">
            <text:p/>
          </table:table-cell>
          <table:table-cell table:style-name="ce224" table:formula="of:=IF(ISBLANK([.P283]); &quot;&quot; ; [.O283]*[.P283])">
            <text:p/>
          </table:table-cell>
          <table:table-cell table:formula="of:=IF(ISNUMBER([.AQ283]); [.AQ283]*0.0035; &quot;&quot;)">
            <text:p/>
          </table:table-cell>
          <table:table-cell table:number-columns-repeated="20"/>
        </table:table-row>
        <table:table-row table:style-name="ro2">
          <table:table-cell office:value-type="float" office:value="282" calcext:value-type="float">
            <text:p>28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4]=&quot;Long&quot;; [.K284]-[Overview.$C$4]/[.J284]; IF([.F284]=&quot;Short&quot;; [.K284]+[Overview.$C$4]/[.J284]; &quot;&quot;)); &quot;&quot;)">
            <text:p/>
          </table:table-cell>
          <table:table-cell table:style-name="ce157" table:formula="of:=IFERROR(ABS([.L284]-[.K284])*[.J284]; &quot;&quot;)">
            <text:p/>
          </table:table-cell>
          <table:table-cell table:style-name="ce289" table:formula="of:=IFERROR(IF([.F284]=&quot;Long&quot;; [.K284]+[Overview.$C$4]/[.J284]*[Overview.$C$6]; IF([.F284]=&quot;Short&quot;; [.K284]-[Overview.$C$4]/[.J284]*[Overview.$C$6]; &quot;&quot;)); &quot;&quot;)">
            <text:p/>
          </table:table-cell>
          <table:table-cell table:style-name="ce152"/>
          <table:table-cell table:number-columns-repeated="2"/>
          <table:table-cell table:formula="of:=IFERROR([.S284]/[.M284]; &quot;&quot;)">
            <text:p/>
          </table:table-cell>
          <table:table-cell table:formula="of:=IFERROR(IF(AND([.F284]=&quot;Long&quot;; [.O284]=[.J284]); [.J284]*([.P284]-[.K284]); IF(AND([.F284]=&quot;Short&quot;; [.O284]=[.J284]); [.J284]*([.K284]-[.P284]); &quot;&quot;)); &quot;&quot;)">
            <text:p/>
          </table:table-cell>
          <table:table-cell table:formula="of:=IF(ISNUMBER([.S284]); IF([.S284]&gt;0; &quot;Win&quot;; &quot;Loss&quot;);&quot;&quot;)">
            <text:p/>
          </table:table-cell>
          <table:table-cell table:formula="of:=IF([.Q284]=&quot;&quot;; &quot;&quot;; CONCATENATE(DATEDIF([.I284];[.Q284];&quot;d&quot;); IF(DATEDIF([.I284];[.Q284];&quot;d&quot;)&gt;1; &quot; Days&quot;; &quot; Day&quot;)))">
            <text:p/>
          </table:table-cell>
          <table:table-cell table:content-validation-name="val12"/>
          <table:table-cell table:number-columns-repeated="2"/>
          <table:table-cell table:style-name="ce196"/>
          <table:table-cell table:style-name="ce205" table:formula="of:=IFERROR(IF(ISBLANK([.Y284]); &quot;&quot;; IF([.$F284]=&quot;Long&quot;; ([.Y284]-[.$K284])*[.$J284]/[.$M284]; ([.$K284]-[.Y284])*[.$J284]/[.$M284])-[.$R284]); &quot;&quot;)">
            <text:p/>
          </table:table-cell>
          <table:table-cell table:style-name="Default"/>
          <table:table-cell table:style-name="ce205" table:formula="of:=IFERROR(IF(ISBLANK([.AA284]); &quot;&quot;; IF([.$F284]=&quot;Long&quot;; ([.AA284]-[.$K284])*[.$J284]/[.$M284]; ([.$K284]-[.AA284])*[.$J284]/[.$M284])-[.$R284]); &quot;&quot;)">
            <text:p/>
          </table:table-cell>
          <table:table-cell table:style-name="Default"/>
          <table:table-cell table:style-name="ce205" table:formula="of:=IFERROR(IF(ISBLANK([.AC284]); &quot;&quot;; IF([.$F284]=&quot;Long&quot;; ([.AC284]-[.$K284])*[.$J284]/[.$M284]; ([.$K284]-[.AC284])*[.$J284]/[.$M284])-[.$R284]); &quot;&quot;)">
            <text:p/>
          </table:table-cell>
          <table:table-cell/>
          <table:table-cell table:style-name="ce224" table:formula="of:=IF(ISBLANK([.Q284]); &quot;&quot;; DAY([.Q284]))">
            <text:p/>
          </table:table-cell>
          <table:table-cell table:style-name="ce224" table:formula="of:=IF(ISBLANK([.I284]); &quot;&quot;; WEEKDAY([.I284]; 2))">
            <text:p/>
          </table:table-cell>
          <table:table-cell table:style-name="ce224" table:formula="of:=IF(ISBLANK([.Q284]); &quot;&quot;; WEEKDAY([.Q284]; 2))">
            <text:p/>
          </table:table-cell>
          <table:table-cell table:style-name="ce224" table:formula="of:=IF(ISBLANK([.Q284]); &quot;&quot;; WEEKNUM([.Q284]))">
            <text:p/>
          </table:table-cell>
          <table:table-cell table:style-name="ce224" table:formula="of:=IF(ISBLANK([.I284]); &quot;&quot;; MONTH([.I284]))">
            <text:p/>
          </table:table-cell>
          <table:table-cell table:style-name="ce224" table:formula="of:=IF(ISBLANK([.Q284]); &quot;&quot;; MONTH([.Q284]))">
            <text:p/>
          </table:table-cell>
          <table:table-cell table:style-name="ce224" table:formula="of:=IF(OR(ISBLANK([.I284]); ISBLANK([.Q284])); &quot;&quot;; IFERROR(DATEDIF([.I284];[.Q284];&quot;d&quot;); &quot;&quot;))">
            <text:p/>
          </table:table-cell>
          <table:table-cell table:style-name="ce286" table:formula="of:=IF(ISBLANK([.P284]); &quot;&quot;; SUM([.$R$3:.R284]))">
            <text:p/>
          </table:table-cell>
          <table:table-cell table:style-name="ce286" table:formula="of:=IF(ISBLANK([.P284]); &quot;&quot;; SUM([.$S$3:.S284]))">
            <text:p/>
          </table:table-cell>
          <table:table-cell table:formula="of:=IF(ISBLANK([.K284]); &quot;&quot;; [.J284]*[.K284])">
            <text:p/>
          </table:table-cell>
          <table:table-cell table:formula="of:=IF(ISNUMBER([.AO284]); [.AO284]*0.0035; &quot;&quot;)">
            <text:p/>
          </table:table-cell>
          <table:table-cell table:style-name="ce224" table:formula="of:=IF(ISBLANK([.P284]); &quot;&quot; ; [.O284]*[.P284])">
            <text:p/>
          </table:table-cell>
          <table:table-cell table:formula="of:=IF(ISNUMBER([.AQ284]); [.AQ284]*0.0035; &quot;&quot;)">
            <text:p/>
          </table:table-cell>
          <table:table-cell table:number-columns-repeated="20"/>
        </table:table-row>
        <table:table-row table:style-name="ro2">
          <table:table-cell office:value-type="float" office:value="283" calcext:value-type="float">
            <text:p>28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5]=&quot;Long&quot;; [.K285]-[Overview.$C$4]/[.J285]; IF([.F285]=&quot;Short&quot;; [.K285]+[Overview.$C$4]/[.J285]; &quot;&quot;)); &quot;&quot;)">
            <text:p/>
          </table:table-cell>
          <table:table-cell table:style-name="ce157" table:formula="of:=IFERROR(ABS([.L285]-[.K285])*[.J285]; &quot;&quot;)">
            <text:p/>
          </table:table-cell>
          <table:table-cell table:style-name="ce289" table:formula="of:=IFERROR(IF([.F285]=&quot;Long&quot;; [.K285]+[Overview.$C$4]/[.J285]*[Overview.$C$6]; IF([.F285]=&quot;Short&quot;; [.K285]-[Overview.$C$4]/[.J285]*[Overview.$C$6]; &quot;&quot;)); &quot;&quot;)">
            <text:p/>
          </table:table-cell>
          <table:table-cell table:style-name="ce152"/>
          <table:table-cell table:number-columns-repeated="2"/>
          <table:table-cell table:formula="of:=IFERROR([.S285]/[.M285]; &quot;&quot;)">
            <text:p/>
          </table:table-cell>
          <table:table-cell table:formula="of:=IFERROR(IF(AND([.F285]=&quot;Long&quot;; [.O285]=[.J285]); [.J285]*([.P285]-[.K285]); IF(AND([.F285]=&quot;Short&quot;; [.O285]=[.J285]); [.J285]*([.K285]-[.P285]); &quot;&quot;)); &quot;&quot;)">
            <text:p/>
          </table:table-cell>
          <table:table-cell table:formula="of:=IF(ISNUMBER([.S285]); IF([.S285]&gt;0; &quot;Win&quot;; &quot;Loss&quot;);&quot;&quot;)">
            <text:p/>
          </table:table-cell>
          <table:table-cell table:formula="of:=IF([.Q285]=&quot;&quot;; &quot;&quot;; CONCATENATE(DATEDIF([.I285];[.Q285];&quot;d&quot;); IF(DATEDIF([.I285];[.Q285];&quot;d&quot;)&gt;1; &quot; Days&quot;; &quot; Day&quot;)))">
            <text:p/>
          </table:table-cell>
          <table:table-cell table:content-validation-name="val12"/>
          <table:table-cell table:number-columns-repeated="2"/>
          <table:table-cell table:style-name="ce196"/>
          <table:table-cell table:style-name="ce205" table:formula="of:=IFERROR(IF(ISBLANK([.Y285]); &quot;&quot;; IF([.$F285]=&quot;Long&quot;; ([.Y285]-[.$K285])*[.$J285]/[.$M285]; ([.$K285]-[.Y285])*[.$J285]/[.$M285])-[.$R285]); &quot;&quot;)">
            <text:p/>
          </table:table-cell>
          <table:table-cell table:style-name="Default"/>
          <table:table-cell table:style-name="ce205" table:formula="of:=IFERROR(IF(ISBLANK([.AA285]); &quot;&quot;; IF([.$F285]=&quot;Long&quot;; ([.AA285]-[.$K285])*[.$J285]/[.$M285]; ([.$K285]-[.AA285])*[.$J285]/[.$M285])-[.$R285]); &quot;&quot;)">
            <text:p/>
          </table:table-cell>
          <table:table-cell table:style-name="Default"/>
          <table:table-cell table:style-name="ce205" table:formula="of:=IFERROR(IF(ISBLANK([.AC285]); &quot;&quot;; IF([.$F285]=&quot;Long&quot;; ([.AC285]-[.$K285])*[.$J285]/[.$M285]; ([.$K285]-[.AC285])*[.$J285]/[.$M285])-[.$R285]); &quot;&quot;)">
            <text:p/>
          </table:table-cell>
          <table:table-cell/>
          <table:table-cell table:style-name="ce224" table:formula="of:=IF(ISBLANK([.Q285]); &quot;&quot;; DAY([.Q285]))">
            <text:p/>
          </table:table-cell>
          <table:table-cell table:style-name="ce224" table:formula="of:=IF(ISBLANK([.I285]); &quot;&quot;; WEEKDAY([.I285]; 2))">
            <text:p/>
          </table:table-cell>
          <table:table-cell table:style-name="ce224" table:formula="of:=IF(ISBLANK([.Q285]); &quot;&quot;; WEEKDAY([.Q285]; 2))">
            <text:p/>
          </table:table-cell>
          <table:table-cell table:style-name="ce224" table:formula="of:=IF(ISBLANK([.Q285]); &quot;&quot;; WEEKNUM([.Q285]))">
            <text:p/>
          </table:table-cell>
          <table:table-cell table:style-name="ce224" table:formula="of:=IF(ISBLANK([.I285]); &quot;&quot;; MONTH([.I285]))">
            <text:p/>
          </table:table-cell>
          <table:table-cell table:style-name="ce224" table:formula="of:=IF(ISBLANK([.Q285]); &quot;&quot;; MONTH([.Q285]))">
            <text:p/>
          </table:table-cell>
          <table:table-cell table:style-name="ce224" table:formula="of:=IF(OR(ISBLANK([.I285]); ISBLANK([.Q285])); &quot;&quot;; IFERROR(DATEDIF([.I285];[.Q285];&quot;d&quot;); &quot;&quot;))">
            <text:p/>
          </table:table-cell>
          <table:table-cell table:style-name="ce286" table:formula="of:=IF(ISBLANK([.P285]); &quot;&quot;; SUM([.$R$3:.R285]))">
            <text:p/>
          </table:table-cell>
          <table:table-cell table:style-name="ce286" table:formula="of:=IF(ISBLANK([.P285]); &quot;&quot;; SUM([.$S$3:.S285]))">
            <text:p/>
          </table:table-cell>
          <table:table-cell table:formula="of:=IF(ISBLANK([.K285]); &quot;&quot;; [.J285]*[.K285])">
            <text:p/>
          </table:table-cell>
          <table:table-cell table:formula="of:=IF(ISNUMBER([.AO285]); [.AO285]*0.0035; &quot;&quot;)">
            <text:p/>
          </table:table-cell>
          <table:table-cell table:style-name="ce224" table:formula="of:=IF(ISBLANK([.P285]); &quot;&quot; ; [.O285]*[.P285])">
            <text:p/>
          </table:table-cell>
          <table:table-cell table:formula="of:=IF(ISNUMBER([.AQ285]); [.AQ285]*0.0035; &quot;&quot;)">
            <text:p/>
          </table:table-cell>
          <table:table-cell table:number-columns-repeated="20"/>
        </table:table-row>
        <table:table-row table:style-name="ro2">
          <table:table-cell office:value-type="float" office:value="284" calcext:value-type="float">
            <text:p>28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6]=&quot;Long&quot;; [.K286]-[Overview.$C$4]/[.J286]; IF([.F286]=&quot;Short&quot;; [.K286]+[Overview.$C$4]/[.J286]; &quot;&quot;)); &quot;&quot;)">
            <text:p/>
          </table:table-cell>
          <table:table-cell table:style-name="ce157" table:formula="of:=IFERROR(ABS([.L286]-[.K286])*[.J286]; &quot;&quot;)">
            <text:p/>
          </table:table-cell>
          <table:table-cell table:style-name="ce289" table:formula="of:=IFERROR(IF([.F286]=&quot;Long&quot;; [.K286]+[Overview.$C$4]/[.J286]*[Overview.$C$6]; IF([.F286]=&quot;Short&quot;; [.K286]-[Overview.$C$4]/[.J286]*[Overview.$C$6]; &quot;&quot;)); &quot;&quot;)">
            <text:p/>
          </table:table-cell>
          <table:table-cell table:style-name="ce152"/>
          <table:table-cell table:number-columns-repeated="2"/>
          <table:table-cell table:formula="of:=IFERROR([.S286]/[.M286]; &quot;&quot;)">
            <text:p/>
          </table:table-cell>
          <table:table-cell table:formula="of:=IFERROR(IF(AND([.F286]=&quot;Long&quot;; [.O286]=[.J286]); [.J286]*([.P286]-[.K286]); IF(AND([.F286]=&quot;Short&quot;; [.O286]=[.J286]); [.J286]*([.K286]-[.P286]); &quot;&quot;)); &quot;&quot;)">
            <text:p/>
          </table:table-cell>
          <table:table-cell table:formula="of:=IF(ISNUMBER([.S286]); IF([.S286]&gt;0; &quot;Win&quot;; &quot;Loss&quot;);&quot;&quot;)">
            <text:p/>
          </table:table-cell>
          <table:table-cell table:formula="of:=IF([.Q286]=&quot;&quot;; &quot;&quot;; CONCATENATE(DATEDIF([.I286];[.Q286];&quot;d&quot;); IF(DATEDIF([.I286];[.Q286];&quot;d&quot;)&gt;1; &quot; Days&quot;; &quot; Day&quot;)))">
            <text:p/>
          </table:table-cell>
          <table:table-cell table:content-validation-name="val12"/>
          <table:table-cell table:number-columns-repeated="2"/>
          <table:table-cell table:style-name="ce196"/>
          <table:table-cell table:style-name="ce205" table:formula="of:=IFERROR(IF(ISBLANK([.Y286]); &quot;&quot;; IF([.$F286]=&quot;Long&quot;; ([.Y286]-[.$K286])*[.$J286]/[.$M286]; ([.$K286]-[.Y286])*[.$J286]/[.$M286])-[.$R286]); &quot;&quot;)">
            <text:p/>
          </table:table-cell>
          <table:table-cell table:style-name="Default"/>
          <table:table-cell table:style-name="ce205" table:formula="of:=IFERROR(IF(ISBLANK([.AA286]); &quot;&quot;; IF([.$F286]=&quot;Long&quot;; ([.AA286]-[.$K286])*[.$J286]/[.$M286]; ([.$K286]-[.AA286])*[.$J286]/[.$M286])-[.$R286]); &quot;&quot;)">
            <text:p/>
          </table:table-cell>
          <table:table-cell table:style-name="Default"/>
          <table:table-cell table:style-name="ce205" table:formula="of:=IFERROR(IF(ISBLANK([.AC286]); &quot;&quot;; IF([.$F286]=&quot;Long&quot;; ([.AC286]-[.$K286])*[.$J286]/[.$M286]; ([.$K286]-[.AC286])*[.$J286]/[.$M286])-[.$R286]); &quot;&quot;)">
            <text:p/>
          </table:table-cell>
          <table:table-cell/>
          <table:table-cell table:style-name="ce224" table:formula="of:=IF(ISBLANK([.Q286]); &quot;&quot;; DAY([.Q286]))">
            <text:p/>
          </table:table-cell>
          <table:table-cell table:style-name="ce224" table:formula="of:=IF(ISBLANK([.I286]); &quot;&quot;; WEEKDAY([.I286]; 2))">
            <text:p/>
          </table:table-cell>
          <table:table-cell table:style-name="ce224" table:formula="of:=IF(ISBLANK([.Q286]); &quot;&quot;; WEEKDAY([.Q286]; 2))">
            <text:p/>
          </table:table-cell>
          <table:table-cell table:style-name="ce224" table:formula="of:=IF(ISBLANK([.Q286]); &quot;&quot;; WEEKNUM([.Q286]))">
            <text:p/>
          </table:table-cell>
          <table:table-cell table:style-name="ce224" table:formula="of:=IF(ISBLANK([.I286]); &quot;&quot;; MONTH([.I286]))">
            <text:p/>
          </table:table-cell>
          <table:table-cell table:style-name="ce224" table:formula="of:=IF(ISBLANK([.Q286]); &quot;&quot;; MONTH([.Q286]))">
            <text:p/>
          </table:table-cell>
          <table:table-cell table:style-name="ce224" table:formula="of:=IF(OR(ISBLANK([.I286]); ISBLANK([.Q286])); &quot;&quot;; IFERROR(DATEDIF([.I286];[.Q286];&quot;d&quot;); &quot;&quot;))">
            <text:p/>
          </table:table-cell>
          <table:table-cell table:style-name="ce286" table:formula="of:=IF(ISBLANK([.P286]); &quot;&quot;; SUM([.$R$3:.R286]))">
            <text:p/>
          </table:table-cell>
          <table:table-cell table:style-name="ce286" table:formula="of:=IF(ISBLANK([.P286]); &quot;&quot;; SUM([.$S$3:.S286]))">
            <text:p/>
          </table:table-cell>
          <table:table-cell table:formula="of:=IF(ISBLANK([.K286]); &quot;&quot;; [.J286]*[.K286])">
            <text:p/>
          </table:table-cell>
          <table:table-cell table:formula="of:=IF(ISNUMBER([.AO286]); [.AO286]*0.0035; &quot;&quot;)">
            <text:p/>
          </table:table-cell>
          <table:table-cell table:style-name="ce224" table:formula="of:=IF(ISBLANK([.P286]); &quot;&quot; ; [.O286]*[.P286])">
            <text:p/>
          </table:table-cell>
          <table:table-cell table:formula="of:=IF(ISNUMBER([.AQ286]); [.AQ286]*0.0035; &quot;&quot;)">
            <text:p/>
          </table:table-cell>
          <table:table-cell table:number-columns-repeated="20"/>
        </table:table-row>
        <table:table-row table:style-name="ro2">
          <table:table-cell office:value-type="float" office:value="285" calcext:value-type="float">
            <text:p>28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7]=&quot;Long&quot;; [.K287]-[Overview.$C$4]/[.J287]; IF([.F287]=&quot;Short&quot;; [.K287]+[Overview.$C$4]/[.J287]; &quot;&quot;)); &quot;&quot;)">
            <text:p/>
          </table:table-cell>
          <table:table-cell table:style-name="ce157" table:formula="of:=IFERROR(ABS([.L287]-[.K287])*[.J287]; &quot;&quot;)">
            <text:p/>
          </table:table-cell>
          <table:table-cell table:style-name="ce289" table:formula="of:=IFERROR(IF([.F287]=&quot;Long&quot;; [.K287]+[Overview.$C$4]/[.J287]*[Overview.$C$6]; IF([.F287]=&quot;Short&quot;; [.K287]-[Overview.$C$4]/[.J287]*[Overview.$C$6]; &quot;&quot;)); &quot;&quot;)">
            <text:p/>
          </table:table-cell>
          <table:table-cell table:style-name="ce152"/>
          <table:table-cell table:number-columns-repeated="2"/>
          <table:table-cell table:formula="of:=IFERROR([.S287]/[.M287]; &quot;&quot;)">
            <text:p/>
          </table:table-cell>
          <table:table-cell table:formula="of:=IFERROR(IF(AND([.F287]=&quot;Long&quot;; [.O287]=[.J287]); [.J287]*([.P287]-[.K287]); IF(AND([.F287]=&quot;Short&quot;; [.O287]=[.J287]); [.J287]*([.K287]-[.P287]); &quot;&quot;)); &quot;&quot;)">
            <text:p/>
          </table:table-cell>
          <table:table-cell table:formula="of:=IF(ISNUMBER([.S287]); IF([.S287]&gt;0; &quot;Win&quot;; &quot;Loss&quot;);&quot;&quot;)">
            <text:p/>
          </table:table-cell>
          <table:table-cell table:formula="of:=IF([.Q287]=&quot;&quot;; &quot;&quot;; CONCATENATE(DATEDIF([.I287];[.Q287];&quot;d&quot;); IF(DATEDIF([.I287];[.Q287];&quot;d&quot;)&gt;1; &quot; Days&quot;; &quot; Day&quot;)))">
            <text:p/>
          </table:table-cell>
          <table:table-cell table:content-validation-name="val12"/>
          <table:table-cell table:number-columns-repeated="2"/>
          <table:table-cell table:style-name="ce196"/>
          <table:table-cell table:style-name="ce205" table:formula="of:=IFERROR(IF(ISBLANK([.Y287]); &quot;&quot;; IF([.$F287]=&quot;Long&quot;; ([.Y287]-[.$K287])*[.$J287]/[.$M287]; ([.$K287]-[.Y287])*[.$J287]/[.$M287])-[.$R287]); &quot;&quot;)">
            <text:p/>
          </table:table-cell>
          <table:table-cell table:style-name="Default"/>
          <table:table-cell table:style-name="ce205" table:formula="of:=IFERROR(IF(ISBLANK([.AA287]); &quot;&quot;; IF([.$F287]=&quot;Long&quot;; ([.AA287]-[.$K287])*[.$J287]/[.$M287]; ([.$K287]-[.AA287])*[.$J287]/[.$M287])-[.$R287]); &quot;&quot;)">
            <text:p/>
          </table:table-cell>
          <table:table-cell table:style-name="Default"/>
          <table:table-cell table:style-name="ce205" table:formula="of:=IFERROR(IF(ISBLANK([.AC287]); &quot;&quot;; IF([.$F287]=&quot;Long&quot;; ([.AC287]-[.$K287])*[.$J287]/[.$M287]; ([.$K287]-[.AC287])*[.$J287]/[.$M287])-[.$R287]); &quot;&quot;)">
            <text:p/>
          </table:table-cell>
          <table:table-cell/>
          <table:table-cell table:style-name="ce224" table:formula="of:=IF(ISBLANK([.Q287]); &quot;&quot;; DAY([.Q287]))">
            <text:p/>
          </table:table-cell>
          <table:table-cell table:style-name="ce224" table:formula="of:=IF(ISBLANK([.I287]); &quot;&quot;; WEEKDAY([.I287]; 2))">
            <text:p/>
          </table:table-cell>
          <table:table-cell table:style-name="ce224" table:formula="of:=IF(ISBLANK([.Q287]); &quot;&quot;; WEEKDAY([.Q287]; 2))">
            <text:p/>
          </table:table-cell>
          <table:table-cell table:style-name="ce224" table:formula="of:=IF(ISBLANK([.Q287]); &quot;&quot;; WEEKNUM([.Q287]))">
            <text:p/>
          </table:table-cell>
          <table:table-cell table:style-name="ce224" table:formula="of:=IF(ISBLANK([.I287]); &quot;&quot;; MONTH([.I287]))">
            <text:p/>
          </table:table-cell>
          <table:table-cell table:style-name="ce224" table:formula="of:=IF(ISBLANK([.Q287]); &quot;&quot;; MONTH([.Q287]))">
            <text:p/>
          </table:table-cell>
          <table:table-cell table:style-name="ce224" table:formula="of:=IF(OR(ISBLANK([.I287]); ISBLANK([.Q287])); &quot;&quot;; IFERROR(DATEDIF([.I287];[.Q287];&quot;d&quot;); &quot;&quot;))">
            <text:p/>
          </table:table-cell>
          <table:table-cell table:style-name="ce286" table:formula="of:=IF(ISBLANK([.P287]); &quot;&quot;; SUM([.$R$3:.R287]))">
            <text:p/>
          </table:table-cell>
          <table:table-cell table:style-name="ce286" table:formula="of:=IF(ISBLANK([.P287]); &quot;&quot;; SUM([.$S$3:.S287]))">
            <text:p/>
          </table:table-cell>
          <table:table-cell table:formula="of:=IF(ISBLANK([.K287]); &quot;&quot;; [.J287]*[.K287])">
            <text:p/>
          </table:table-cell>
          <table:table-cell table:formula="of:=IF(ISNUMBER([.AO287]); [.AO287]*0.0035; &quot;&quot;)">
            <text:p/>
          </table:table-cell>
          <table:table-cell table:style-name="ce224" table:formula="of:=IF(ISBLANK([.P287]); &quot;&quot; ; [.O287]*[.P287])">
            <text:p/>
          </table:table-cell>
          <table:table-cell table:formula="of:=IF(ISNUMBER([.AQ287]); [.AQ287]*0.0035; &quot;&quot;)">
            <text:p/>
          </table:table-cell>
          <table:table-cell table:number-columns-repeated="20"/>
        </table:table-row>
        <table:table-row table:style-name="ro2">
          <table:table-cell office:value-type="float" office:value="286" calcext:value-type="float">
            <text:p>28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8]=&quot;Long&quot;; [.K288]-[Overview.$C$4]/[.J288]; IF([.F288]=&quot;Short&quot;; [.K288]+[Overview.$C$4]/[.J288]; &quot;&quot;)); &quot;&quot;)">
            <text:p/>
          </table:table-cell>
          <table:table-cell table:style-name="ce157" table:formula="of:=IFERROR(ABS([.L288]-[.K288])*[.J288]; &quot;&quot;)">
            <text:p/>
          </table:table-cell>
          <table:table-cell table:style-name="ce289" table:formula="of:=IFERROR(IF([.F288]=&quot;Long&quot;; [.K288]+[Overview.$C$4]/[.J288]*[Overview.$C$6]; IF([.F288]=&quot;Short&quot;; [.K288]-[Overview.$C$4]/[.J288]*[Overview.$C$6]; &quot;&quot;)); &quot;&quot;)">
            <text:p/>
          </table:table-cell>
          <table:table-cell table:style-name="ce152"/>
          <table:table-cell table:number-columns-repeated="2"/>
          <table:table-cell table:formula="of:=IFERROR([.S288]/[.M288]; &quot;&quot;)">
            <text:p/>
          </table:table-cell>
          <table:table-cell table:formula="of:=IFERROR(IF(AND([.F288]=&quot;Long&quot;; [.O288]=[.J288]); [.J288]*([.P288]-[.K288]); IF(AND([.F288]=&quot;Short&quot;; [.O288]=[.J288]); [.J288]*([.K288]-[.P288]); &quot;&quot;)); &quot;&quot;)">
            <text:p/>
          </table:table-cell>
          <table:table-cell table:formula="of:=IF(ISNUMBER([.S288]); IF([.S288]&gt;0; &quot;Win&quot;; &quot;Loss&quot;);&quot;&quot;)">
            <text:p/>
          </table:table-cell>
          <table:table-cell table:formula="of:=IF([.Q288]=&quot;&quot;; &quot;&quot;; CONCATENATE(DATEDIF([.I288];[.Q288];&quot;d&quot;); IF(DATEDIF([.I288];[.Q288];&quot;d&quot;)&gt;1; &quot; Days&quot;; &quot; Day&quot;)))">
            <text:p/>
          </table:table-cell>
          <table:table-cell table:content-validation-name="val12"/>
          <table:table-cell table:number-columns-repeated="2"/>
          <table:table-cell table:style-name="ce196"/>
          <table:table-cell table:style-name="ce205" table:formula="of:=IFERROR(IF(ISBLANK([.Y288]); &quot;&quot;; IF([.$F288]=&quot;Long&quot;; ([.Y288]-[.$K288])*[.$J288]/[.$M288]; ([.$K288]-[.Y288])*[.$J288]/[.$M288])-[.$R288]); &quot;&quot;)">
            <text:p/>
          </table:table-cell>
          <table:table-cell table:style-name="Default"/>
          <table:table-cell table:style-name="ce205" table:formula="of:=IFERROR(IF(ISBLANK([.AA288]); &quot;&quot;; IF([.$F288]=&quot;Long&quot;; ([.AA288]-[.$K288])*[.$J288]/[.$M288]; ([.$K288]-[.AA288])*[.$J288]/[.$M288])-[.$R288]); &quot;&quot;)">
            <text:p/>
          </table:table-cell>
          <table:table-cell table:style-name="Default"/>
          <table:table-cell table:style-name="ce205" table:formula="of:=IFERROR(IF(ISBLANK([.AC288]); &quot;&quot;; IF([.$F288]=&quot;Long&quot;; ([.AC288]-[.$K288])*[.$J288]/[.$M288]; ([.$K288]-[.AC288])*[.$J288]/[.$M288])-[.$R288]); &quot;&quot;)">
            <text:p/>
          </table:table-cell>
          <table:table-cell/>
          <table:table-cell table:style-name="ce224" table:formula="of:=IF(ISBLANK([.Q288]); &quot;&quot;; DAY([.Q288]))">
            <text:p/>
          </table:table-cell>
          <table:table-cell table:style-name="ce224" table:formula="of:=IF(ISBLANK([.I288]); &quot;&quot;; WEEKDAY([.I288]; 2))">
            <text:p/>
          </table:table-cell>
          <table:table-cell table:style-name="ce224" table:formula="of:=IF(ISBLANK([.Q288]); &quot;&quot;; WEEKDAY([.Q288]; 2))">
            <text:p/>
          </table:table-cell>
          <table:table-cell table:style-name="ce224" table:formula="of:=IF(ISBLANK([.Q288]); &quot;&quot;; WEEKNUM([.Q288]))">
            <text:p/>
          </table:table-cell>
          <table:table-cell table:style-name="ce224" table:formula="of:=IF(ISBLANK([.I288]); &quot;&quot;; MONTH([.I288]))">
            <text:p/>
          </table:table-cell>
          <table:table-cell table:style-name="ce224" table:formula="of:=IF(ISBLANK([.Q288]); &quot;&quot;; MONTH([.Q288]))">
            <text:p/>
          </table:table-cell>
          <table:table-cell table:style-name="ce224" table:formula="of:=IF(OR(ISBLANK([.I288]); ISBLANK([.Q288])); &quot;&quot;; IFERROR(DATEDIF([.I288];[.Q288];&quot;d&quot;); &quot;&quot;))">
            <text:p/>
          </table:table-cell>
          <table:table-cell table:style-name="ce286" table:formula="of:=IF(ISBLANK([.P288]); &quot;&quot;; SUM([.$R$3:.R288]))">
            <text:p/>
          </table:table-cell>
          <table:table-cell table:style-name="ce286" table:formula="of:=IF(ISBLANK([.P288]); &quot;&quot;; SUM([.$S$3:.S288]))">
            <text:p/>
          </table:table-cell>
          <table:table-cell table:formula="of:=IF(ISBLANK([.K288]); &quot;&quot;; [.J288]*[.K288])">
            <text:p/>
          </table:table-cell>
          <table:table-cell table:formula="of:=IF(ISNUMBER([.AO288]); [.AO288]*0.0035; &quot;&quot;)">
            <text:p/>
          </table:table-cell>
          <table:table-cell table:style-name="ce224" table:formula="of:=IF(ISBLANK([.P288]); &quot;&quot; ; [.O288]*[.P288])">
            <text:p/>
          </table:table-cell>
          <table:table-cell table:formula="of:=IF(ISNUMBER([.AQ288]); [.AQ288]*0.0035; &quot;&quot;)">
            <text:p/>
          </table:table-cell>
          <table:table-cell table:number-columns-repeated="20"/>
        </table:table-row>
        <table:table-row table:style-name="ro2">
          <table:table-cell office:value-type="float" office:value="287" calcext:value-type="float">
            <text:p>28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89]=&quot;Long&quot;; [.K289]-[Overview.$C$4]/[.J289]; IF([.F289]=&quot;Short&quot;; [.K289]+[Overview.$C$4]/[.J289]; &quot;&quot;)); &quot;&quot;)">
            <text:p/>
          </table:table-cell>
          <table:table-cell table:style-name="ce157" table:formula="of:=IFERROR(ABS([.L289]-[.K289])*[.J289]; &quot;&quot;)">
            <text:p/>
          </table:table-cell>
          <table:table-cell table:style-name="ce289" table:formula="of:=IFERROR(IF([.F289]=&quot;Long&quot;; [.K289]+[Overview.$C$4]/[.J289]*[Overview.$C$6]; IF([.F289]=&quot;Short&quot;; [.K289]-[Overview.$C$4]/[.J289]*[Overview.$C$6]; &quot;&quot;)); &quot;&quot;)">
            <text:p/>
          </table:table-cell>
          <table:table-cell table:style-name="ce152"/>
          <table:table-cell table:number-columns-repeated="2"/>
          <table:table-cell table:formula="of:=IFERROR([.S289]/[.M289]; &quot;&quot;)">
            <text:p/>
          </table:table-cell>
          <table:table-cell table:formula="of:=IFERROR(IF(AND([.F289]=&quot;Long&quot;; [.O289]=[.J289]); [.J289]*([.P289]-[.K289]); IF(AND([.F289]=&quot;Short&quot;; [.O289]=[.J289]); [.J289]*([.K289]-[.P289]); &quot;&quot;)); &quot;&quot;)">
            <text:p/>
          </table:table-cell>
          <table:table-cell table:formula="of:=IF(ISNUMBER([.S289]); IF([.S289]&gt;0; &quot;Win&quot;; &quot;Loss&quot;);&quot;&quot;)">
            <text:p/>
          </table:table-cell>
          <table:table-cell table:formula="of:=IF([.Q289]=&quot;&quot;; &quot;&quot;; CONCATENATE(DATEDIF([.I289];[.Q289];&quot;d&quot;); IF(DATEDIF([.I289];[.Q289];&quot;d&quot;)&gt;1; &quot; Days&quot;; &quot; Day&quot;)))">
            <text:p/>
          </table:table-cell>
          <table:table-cell table:content-validation-name="val12"/>
          <table:table-cell table:number-columns-repeated="2"/>
          <table:table-cell table:style-name="ce196"/>
          <table:table-cell table:style-name="ce205" table:formula="of:=IFERROR(IF(ISBLANK([.Y289]); &quot;&quot;; IF([.$F289]=&quot;Long&quot;; ([.Y289]-[.$K289])*[.$J289]/[.$M289]; ([.$K289]-[.Y289])*[.$J289]/[.$M289])-[.$R289]); &quot;&quot;)">
            <text:p/>
          </table:table-cell>
          <table:table-cell table:style-name="Default"/>
          <table:table-cell table:style-name="ce205" table:formula="of:=IFERROR(IF(ISBLANK([.AA289]); &quot;&quot;; IF([.$F289]=&quot;Long&quot;; ([.AA289]-[.$K289])*[.$J289]/[.$M289]; ([.$K289]-[.AA289])*[.$J289]/[.$M289])-[.$R289]); &quot;&quot;)">
            <text:p/>
          </table:table-cell>
          <table:table-cell table:style-name="Default"/>
          <table:table-cell table:style-name="ce205" table:formula="of:=IFERROR(IF(ISBLANK([.AC289]); &quot;&quot;; IF([.$F289]=&quot;Long&quot;; ([.AC289]-[.$K289])*[.$J289]/[.$M289]; ([.$K289]-[.AC289])*[.$J289]/[.$M289])-[.$R289]); &quot;&quot;)">
            <text:p/>
          </table:table-cell>
          <table:table-cell/>
          <table:table-cell table:style-name="ce224" table:formula="of:=IF(ISBLANK([.Q289]); &quot;&quot;; DAY([.Q289]))">
            <text:p/>
          </table:table-cell>
          <table:table-cell table:style-name="ce224" table:formula="of:=IF(ISBLANK([.I289]); &quot;&quot;; WEEKDAY([.I289]; 2))">
            <text:p/>
          </table:table-cell>
          <table:table-cell table:style-name="ce224" table:formula="of:=IF(ISBLANK([.Q289]); &quot;&quot;; WEEKDAY([.Q289]; 2))">
            <text:p/>
          </table:table-cell>
          <table:table-cell table:style-name="ce224" table:formula="of:=IF(ISBLANK([.Q289]); &quot;&quot;; WEEKNUM([.Q289]))">
            <text:p/>
          </table:table-cell>
          <table:table-cell table:style-name="ce224" table:formula="of:=IF(ISBLANK([.I289]); &quot;&quot;; MONTH([.I289]))">
            <text:p/>
          </table:table-cell>
          <table:table-cell table:style-name="ce224" table:formula="of:=IF(ISBLANK([.Q289]); &quot;&quot;; MONTH([.Q289]))">
            <text:p/>
          </table:table-cell>
          <table:table-cell table:style-name="ce224" table:formula="of:=IF(OR(ISBLANK([.I289]); ISBLANK([.Q289])); &quot;&quot;; IFERROR(DATEDIF([.I289];[.Q289];&quot;d&quot;); &quot;&quot;))">
            <text:p/>
          </table:table-cell>
          <table:table-cell table:style-name="ce286" table:formula="of:=IF(ISBLANK([.P289]); &quot;&quot;; SUM([.$R$3:.R289]))">
            <text:p/>
          </table:table-cell>
          <table:table-cell table:style-name="ce286" table:formula="of:=IF(ISBLANK([.P289]); &quot;&quot;; SUM([.$S$3:.S289]))">
            <text:p/>
          </table:table-cell>
          <table:table-cell table:formula="of:=IF(ISBLANK([.K289]); &quot;&quot;; [.J289]*[.K289])">
            <text:p/>
          </table:table-cell>
          <table:table-cell table:formula="of:=IF(ISNUMBER([.AO289]); [.AO289]*0.0035; &quot;&quot;)">
            <text:p/>
          </table:table-cell>
          <table:table-cell table:style-name="ce224" table:formula="of:=IF(ISBLANK([.P289]); &quot;&quot; ; [.O289]*[.P289])">
            <text:p/>
          </table:table-cell>
          <table:table-cell table:formula="of:=IF(ISNUMBER([.AQ289]); [.AQ289]*0.0035; &quot;&quot;)">
            <text:p/>
          </table:table-cell>
          <table:table-cell table:number-columns-repeated="20"/>
        </table:table-row>
        <table:table-row table:style-name="ro2">
          <table:table-cell office:value-type="float" office:value="288" calcext:value-type="float">
            <text:p>28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0]=&quot;Long&quot;; [.K290]-[Overview.$C$4]/[.J290]; IF([.F290]=&quot;Short&quot;; [.K290]+[Overview.$C$4]/[.J290]; &quot;&quot;)); &quot;&quot;)">
            <text:p/>
          </table:table-cell>
          <table:table-cell table:style-name="ce157" table:formula="of:=IFERROR(ABS([.L290]-[.K290])*[.J290]; &quot;&quot;)">
            <text:p/>
          </table:table-cell>
          <table:table-cell table:style-name="ce289" table:formula="of:=IFERROR(IF([.F290]=&quot;Long&quot;; [.K290]+[Overview.$C$4]/[.J290]*[Overview.$C$6]; IF([.F290]=&quot;Short&quot;; [.K290]-[Overview.$C$4]/[.J290]*[Overview.$C$6]; &quot;&quot;)); &quot;&quot;)">
            <text:p/>
          </table:table-cell>
          <table:table-cell table:style-name="ce152"/>
          <table:table-cell table:number-columns-repeated="2"/>
          <table:table-cell table:formula="of:=IFERROR([.S290]/[.M290]; &quot;&quot;)">
            <text:p/>
          </table:table-cell>
          <table:table-cell table:formula="of:=IFERROR(IF(AND([.F290]=&quot;Long&quot;; [.O290]=[.J290]); [.J290]*([.P290]-[.K290]); IF(AND([.F290]=&quot;Short&quot;; [.O290]=[.J290]); [.J290]*([.K290]-[.P290]); &quot;&quot;)); &quot;&quot;)">
            <text:p/>
          </table:table-cell>
          <table:table-cell table:formula="of:=IF(ISNUMBER([.S290]); IF([.S290]&gt;0; &quot;Win&quot;; &quot;Loss&quot;);&quot;&quot;)">
            <text:p/>
          </table:table-cell>
          <table:table-cell table:formula="of:=IF([.Q290]=&quot;&quot;; &quot;&quot;; CONCATENATE(DATEDIF([.I290];[.Q290];&quot;d&quot;); IF(DATEDIF([.I290];[.Q290];&quot;d&quot;)&gt;1; &quot; Days&quot;; &quot; Day&quot;)))">
            <text:p/>
          </table:table-cell>
          <table:table-cell table:content-validation-name="val12"/>
          <table:table-cell table:number-columns-repeated="2"/>
          <table:table-cell table:style-name="ce196"/>
          <table:table-cell table:style-name="ce205" table:formula="of:=IFERROR(IF(ISBLANK([.Y290]); &quot;&quot;; IF([.$F290]=&quot;Long&quot;; ([.Y290]-[.$K290])*[.$J290]/[.$M290]; ([.$K290]-[.Y290])*[.$J290]/[.$M290])-[.$R290]); &quot;&quot;)">
            <text:p/>
          </table:table-cell>
          <table:table-cell table:style-name="Default"/>
          <table:table-cell table:style-name="ce205" table:formula="of:=IFERROR(IF(ISBLANK([.AA290]); &quot;&quot;; IF([.$F290]=&quot;Long&quot;; ([.AA290]-[.$K290])*[.$J290]/[.$M290]; ([.$K290]-[.AA290])*[.$J290]/[.$M290])-[.$R290]); &quot;&quot;)">
            <text:p/>
          </table:table-cell>
          <table:table-cell table:style-name="Default"/>
          <table:table-cell table:style-name="ce205" table:formula="of:=IFERROR(IF(ISBLANK([.AC290]); &quot;&quot;; IF([.$F290]=&quot;Long&quot;; ([.AC290]-[.$K290])*[.$J290]/[.$M290]; ([.$K290]-[.AC290])*[.$J290]/[.$M290])-[.$R290]); &quot;&quot;)">
            <text:p/>
          </table:table-cell>
          <table:table-cell/>
          <table:table-cell table:style-name="ce224" table:formula="of:=IF(ISBLANK([.Q290]); &quot;&quot;; DAY([.Q290]))">
            <text:p/>
          </table:table-cell>
          <table:table-cell table:style-name="ce224" table:formula="of:=IF(ISBLANK([.I290]); &quot;&quot;; WEEKDAY([.I290]; 2))">
            <text:p/>
          </table:table-cell>
          <table:table-cell table:style-name="ce224" table:formula="of:=IF(ISBLANK([.Q290]); &quot;&quot;; WEEKDAY([.Q290]; 2))">
            <text:p/>
          </table:table-cell>
          <table:table-cell table:style-name="ce224" table:formula="of:=IF(ISBLANK([.Q290]); &quot;&quot;; WEEKNUM([.Q290]))">
            <text:p/>
          </table:table-cell>
          <table:table-cell table:style-name="ce224" table:formula="of:=IF(ISBLANK([.I290]); &quot;&quot;; MONTH([.I290]))">
            <text:p/>
          </table:table-cell>
          <table:table-cell table:style-name="ce224" table:formula="of:=IF(ISBLANK([.Q290]); &quot;&quot;; MONTH([.Q290]))">
            <text:p/>
          </table:table-cell>
          <table:table-cell table:style-name="ce224" table:formula="of:=IF(OR(ISBLANK([.I290]); ISBLANK([.Q290])); &quot;&quot;; IFERROR(DATEDIF([.I290];[.Q290];&quot;d&quot;); &quot;&quot;))">
            <text:p/>
          </table:table-cell>
          <table:table-cell table:style-name="ce286" table:formula="of:=IF(ISBLANK([.P290]); &quot;&quot;; SUM([.$R$3:.R290]))">
            <text:p/>
          </table:table-cell>
          <table:table-cell table:style-name="ce286" table:formula="of:=IF(ISBLANK([.P290]); &quot;&quot;; SUM([.$S$3:.S290]))">
            <text:p/>
          </table:table-cell>
          <table:table-cell table:formula="of:=IF(ISBLANK([.K290]); &quot;&quot;; [.J290]*[.K290])">
            <text:p/>
          </table:table-cell>
          <table:table-cell table:formula="of:=IF(ISNUMBER([.AO290]); [.AO290]*0.0035; &quot;&quot;)">
            <text:p/>
          </table:table-cell>
          <table:table-cell table:style-name="ce224" table:formula="of:=IF(ISBLANK([.P290]); &quot;&quot; ; [.O290]*[.P290])">
            <text:p/>
          </table:table-cell>
          <table:table-cell table:formula="of:=IF(ISNUMBER([.AQ290]); [.AQ290]*0.0035; &quot;&quot;)">
            <text:p/>
          </table:table-cell>
          <table:table-cell table:number-columns-repeated="20"/>
        </table:table-row>
        <table:table-row table:style-name="ro2">
          <table:table-cell office:value-type="float" office:value="289" calcext:value-type="float">
            <text:p>28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1]=&quot;Long&quot;; [.K291]-[Overview.$C$4]/[.J291]; IF([.F291]=&quot;Short&quot;; [.K291]+[Overview.$C$4]/[.J291]; &quot;&quot;)); &quot;&quot;)">
            <text:p/>
          </table:table-cell>
          <table:table-cell table:style-name="ce157" table:formula="of:=IFERROR(ABS([.L291]-[.K291])*[.J291]; &quot;&quot;)">
            <text:p/>
          </table:table-cell>
          <table:table-cell table:style-name="ce289" table:formula="of:=IFERROR(IF([.F291]=&quot;Long&quot;; [.K291]+[Overview.$C$4]/[.J291]*[Overview.$C$6]; IF([.F291]=&quot;Short&quot;; [.K291]-[Overview.$C$4]/[.J291]*[Overview.$C$6]; &quot;&quot;)); &quot;&quot;)">
            <text:p/>
          </table:table-cell>
          <table:table-cell table:style-name="ce152"/>
          <table:table-cell table:number-columns-repeated="2"/>
          <table:table-cell table:formula="of:=IFERROR([.S291]/[.M291]; &quot;&quot;)">
            <text:p/>
          </table:table-cell>
          <table:table-cell table:formula="of:=IFERROR(IF(AND([.F291]=&quot;Long&quot;; [.O291]=[.J291]); [.J291]*([.P291]-[.K291]); IF(AND([.F291]=&quot;Short&quot;; [.O291]=[.J291]); [.J291]*([.K291]-[.P291]); &quot;&quot;)); &quot;&quot;)">
            <text:p/>
          </table:table-cell>
          <table:table-cell table:formula="of:=IF(ISNUMBER([.S291]); IF([.S291]&gt;0; &quot;Win&quot;; &quot;Loss&quot;);&quot;&quot;)">
            <text:p/>
          </table:table-cell>
          <table:table-cell table:formula="of:=IF([.Q291]=&quot;&quot;; &quot;&quot;; CONCATENATE(DATEDIF([.I291];[.Q291];&quot;d&quot;); IF(DATEDIF([.I291];[.Q291];&quot;d&quot;)&gt;1; &quot; Days&quot;; &quot; Day&quot;)))">
            <text:p/>
          </table:table-cell>
          <table:table-cell table:content-validation-name="val12"/>
          <table:table-cell table:number-columns-repeated="2"/>
          <table:table-cell table:style-name="ce196"/>
          <table:table-cell table:style-name="ce205" table:formula="of:=IFERROR(IF(ISBLANK([.Y291]); &quot;&quot;; IF([.$F291]=&quot;Long&quot;; ([.Y291]-[.$K291])*[.$J291]/[.$M291]; ([.$K291]-[.Y291])*[.$J291]/[.$M291])-[.$R291]); &quot;&quot;)">
            <text:p/>
          </table:table-cell>
          <table:table-cell table:style-name="Default"/>
          <table:table-cell table:style-name="ce205" table:formula="of:=IFERROR(IF(ISBLANK([.AA291]); &quot;&quot;; IF([.$F291]=&quot;Long&quot;; ([.AA291]-[.$K291])*[.$J291]/[.$M291]; ([.$K291]-[.AA291])*[.$J291]/[.$M291])-[.$R291]); &quot;&quot;)">
            <text:p/>
          </table:table-cell>
          <table:table-cell table:style-name="Default"/>
          <table:table-cell table:style-name="ce205" table:formula="of:=IFERROR(IF(ISBLANK([.AC291]); &quot;&quot;; IF([.$F291]=&quot;Long&quot;; ([.AC291]-[.$K291])*[.$J291]/[.$M291]; ([.$K291]-[.AC291])*[.$J291]/[.$M291])-[.$R291]); &quot;&quot;)">
            <text:p/>
          </table:table-cell>
          <table:table-cell/>
          <table:table-cell table:style-name="ce224" table:formula="of:=IF(ISBLANK([.Q291]); &quot;&quot;; DAY([.Q291]))">
            <text:p/>
          </table:table-cell>
          <table:table-cell table:style-name="ce224" table:formula="of:=IF(ISBLANK([.I291]); &quot;&quot;; WEEKDAY([.I291]; 2))">
            <text:p/>
          </table:table-cell>
          <table:table-cell table:style-name="ce224" table:formula="of:=IF(ISBLANK([.Q291]); &quot;&quot;; WEEKDAY([.Q291]; 2))">
            <text:p/>
          </table:table-cell>
          <table:table-cell table:style-name="ce224" table:formula="of:=IF(ISBLANK([.Q291]); &quot;&quot;; WEEKNUM([.Q291]))">
            <text:p/>
          </table:table-cell>
          <table:table-cell table:style-name="ce224" table:formula="of:=IF(ISBLANK([.I291]); &quot;&quot;; MONTH([.I291]))">
            <text:p/>
          </table:table-cell>
          <table:table-cell table:style-name="ce224" table:formula="of:=IF(ISBLANK([.Q291]); &quot;&quot;; MONTH([.Q291]))">
            <text:p/>
          </table:table-cell>
          <table:table-cell table:style-name="ce224" table:formula="of:=IF(OR(ISBLANK([.I291]); ISBLANK([.Q291])); &quot;&quot;; IFERROR(DATEDIF([.I291];[.Q291];&quot;d&quot;); &quot;&quot;))">
            <text:p/>
          </table:table-cell>
          <table:table-cell table:style-name="ce286" table:formula="of:=IF(ISBLANK([.P291]); &quot;&quot;; SUM([.$R$3:.R291]))">
            <text:p/>
          </table:table-cell>
          <table:table-cell table:style-name="ce286" table:formula="of:=IF(ISBLANK([.P291]); &quot;&quot;; SUM([.$S$3:.S291]))">
            <text:p/>
          </table:table-cell>
          <table:table-cell table:formula="of:=IF(ISBLANK([.K291]); &quot;&quot;; [.J291]*[.K291])">
            <text:p/>
          </table:table-cell>
          <table:table-cell table:formula="of:=IF(ISNUMBER([.AO291]); [.AO291]*0.0035; &quot;&quot;)">
            <text:p/>
          </table:table-cell>
          <table:table-cell table:style-name="ce224" table:formula="of:=IF(ISBLANK([.P291]); &quot;&quot; ; [.O291]*[.P291])">
            <text:p/>
          </table:table-cell>
          <table:table-cell table:formula="of:=IF(ISNUMBER([.AQ291]); [.AQ291]*0.0035; &quot;&quot;)">
            <text:p/>
          </table:table-cell>
          <table:table-cell table:number-columns-repeated="20"/>
        </table:table-row>
        <table:table-row table:style-name="ro2">
          <table:table-cell office:value-type="float" office:value="290" calcext:value-type="float">
            <text:p>29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2]=&quot;Long&quot;; [.K292]-[Overview.$C$4]/[.J292]; IF([.F292]=&quot;Short&quot;; [.K292]+[Overview.$C$4]/[.J292]; &quot;&quot;)); &quot;&quot;)">
            <text:p/>
          </table:table-cell>
          <table:table-cell table:style-name="ce157" table:formula="of:=IFERROR(ABS([.L292]-[.K292])*[.J292]; &quot;&quot;)">
            <text:p/>
          </table:table-cell>
          <table:table-cell table:style-name="ce289" table:formula="of:=IFERROR(IF([.F292]=&quot;Long&quot;; [.K292]+[Overview.$C$4]/[.J292]*[Overview.$C$6]; IF([.F292]=&quot;Short&quot;; [.K292]-[Overview.$C$4]/[.J292]*[Overview.$C$6]; &quot;&quot;)); &quot;&quot;)">
            <text:p/>
          </table:table-cell>
          <table:table-cell table:style-name="ce152"/>
          <table:table-cell table:number-columns-repeated="2"/>
          <table:table-cell table:formula="of:=IFERROR([.S292]/[.M292]; &quot;&quot;)">
            <text:p/>
          </table:table-cell>
          <table:table-cell table:formula="of:=IFERROR(IF(AND([.F292]=&quot;Long&quot;; [.O292]=[.J292]); [.J292]*([.P292]-[.K292]); IF(AND([.F292]=&quot;Short&quot;; [.O292]=[.J292]); [.J292]*([.K292]-[.P292]); &quot;&quot;)); &quot;&quot;)">
            <text:p/>
          </table:table-cell>
          <table:table-cell table:formula="of:=IF(ISNUMBER([.S292]); IF([.S292]&gt;0; &quot;Win&quot;; &quot;Loss&quot;);&quot;&quot;)">
            <text:p/>
          </table:table-cell>
          <table:table-cell table:formula="of:=IF([.Q292]=&quot;&quot;; &quot;&quot;; CONCATENATE(DATEDIF([.I292];[.Q292];&quot;d&quot;); IF(DATEDIF([.I292];[.Q292];&quot;d&quot;)&gt;1; &quot; Days&quot;; &quot; Day&quot;)))">
            <text:p/>
          </table:table-cell>
          <table:table-cell table:content-validation-name="val12"/>
          <table:table-cell table:number-columns-repeated="2"/>
          <table:table-cell table:style-name="ce196"/>
          <table:table-cell table:style-name="ce205" table:formula="of:=IFERROR(IF(ISBLANK([.Y292]); &quot;&quot;; IF([.$F292]=&quot;Long&quot;; ([.Y292]-[.$K292])*[.$J292]/[.$M292]; ([.$K292]-[.Y292])*[.$J292]/[.$M292])-[.$R292]); &quot;&quot;)">
            <text:p/>
          </table:table-cell>
          <table:table-cell table:style-name="Default"/>
          <table:table-cell table:style-name="ce205" table:formula="of:=IFERROR(IF(ISBLANK([.AA292]); &quot;&quot;; IF([.$F292]=&quot;Long&quot;; ([.AA292]-[.$K292])*[.$J292]/[.$M292]; ([.$K292]-[.AA292])*[.$J292]/[.$M292])-[.$R292]); &quot;&quot;)">
            <text:p/>
          </table:table-cell>
          <table:table-cell table:style-name="Default"/>
          <table:table-cell table:style-name="ce205" table:formula="of:=IFERROR(IF(ISBLANK([.AC292]); &quot;&quot;; IF([.$F292]=&quot;Long&quot;; ([.AC292]-[.$K292])*[.$J292]/[.$M292]; ([.$K292]-[.AC292])*[.$J292]/[.$M292])-[.$R292]); &quot;&quot;)">
            <text:p/>
          </table:table-cell>
          <table:table-cell/>
          <table:table-cell table:style-name="ce224" table:formula="of:=IF(ISBLANK([.Q292]); &quot;&quot;; DAY([.Q292]))">
            <text:p/>
          </table:table-cell>
          <table:table-cell table:style-name="ce224" table:formula="of:=IF(ISBLANK([.I292]); &quot;&quot;; WEEKDAY([.I292]; 2))">
            <text:p/>
          </table:table-cell>
          <table:table-cell table:style-name="ce224" table:formula="of:=IF(ISBLANK([.Q292]); &quot;&quot;; WEEKDAY([.Q292]; 2))">
            <text:p/>
          </table:table-cell>
          <table:table-cell table:style-name="ce224" table:formula="of:=IF(ISBLANK([.Q292]); &quot;&quot;; WEEKNUM([.Q292]))">
            <text:p/>
          </table:table-cell>
          <table:table-cell table:style-name="ce224" table:formula="of:=IF(ISBLANK([.I292]); &quot;&quot;; MONTH([.I292]))">
            <text:p/>
          </table:table-cell>
          <table:table-cell table:style-name="ce224" table:formula="of:=IF(ISBLANK([.Q292]); &quot;&quot;; MONTH([.Q292]))">
            <text:p/>
          </table:table-cell>
          <table:table-cell table:style-name="ce224" table:formula="of:=IF(OR(ISBLANK([.I292]); ISBLANK([.Q292])); &quot;&quot;; IFERROR(DATEDIF([.I292];[.Q292];&quot;d&quot;); &quot;&quot;))">
            <text:p/>
          </table:table-cell>
          <table:table-cell table:style-name="ce286" table:formula="of:=IF(ISBLANK([.P292]); &quot;&quot;; SUM([.$R$3:.R292]))">
            <text:p/>
          </table:table-cell>
          <table:table-cell table:style-name="ce286" table:formula="of:=IF(ISBLANK([.P292]); &quot;&quot;; SUM([.$S$3:.S292]))">
            <text:p/>
          </table:table-cell>
          <table:table-cell table:formula="of:=IF(ISBLANK([.K292]); &quot;&quot;; [.J292]*[.K292])">
            <text:p/>
          </table:table-cell>
          <table:table-cell table:formula="of:=IF(ISNUMBER([.AO292]); [.AO292]*0.0035; &quot;&quot;)">
            <text:p/>
          </table:table-cell>
          <table:table-cell table:style-name="ce224" table:formula="of:=IF(ISBLANK([.P292]); &quot;&quot; ; [.O292]*[.P292])">
            <text:p/>
          </table:table-cell>
          <table:table-cell table:formula="of:=IF(ISNUMBER([.AQ292]); [.AQ292]*0.0035; &quot;&quot;)">
            <text:p/>
          </table:table-cell>
          <table:table-cell table:number-columns-repeated="20"/>
        </table:table-row>
        <table:table-row table:style-name="ro2">
          <table:table-cell office:value-type="float" office:value="291" calcext:value-type="float">
            <text:p>29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3]=&quot;Long&quot;; [.K293]-[Overview.$C$4]/[.J293]; IF([.F293]=&quot;Short&quot;; [.K293]+[Overview.$C$4]/[.J293]; &quot;&quot;)); &quot;&quot;)">
            <text:p/>
          </table:table-cell>
          <table:table-cell table:style-name="ce157" table:formula="of:=IFERROR(ABS([.L293]-[.K293])*[.J293]; &quot;&quot;)">
            <text:p/>
          </table:table-cell>
          <table:table-cell table:style-name="ce289" table:formula="of:=IFERROR(IF([.F293]=&quot;Long&quot;; [.K293]+[Overview.$C$4]/[.J293]*[Overview.$C$6]; IF([.F293]=&quot;Short&quot;; [.K293]-[Overview.$C$4]/[.J293]*[Overview.$C$6]; &quot;&quot;)); &quot;&quot;)">
            <text:p/>
          </table:table-cell>
          <table:table-cell table:style-name="ce152"/>
          <table:table-cell table:number-columns-repeated="2"/>
          <table:table-cell table:formula="of:=IFERROR([.S293]/[.M293]; &quot;&quot;)">
            <text:p/>
          </table:table-cell>
          <table:table-cell table:formula="of:=IFERROR(IF(AND([.F293]=&quot;Long&quot;; [.O293]=[.J293]); [.J293]*([.P293]-[.K293]); IF(AND([.F293]=&quot;Short&quot;; [.O293]=[.J293]); [.J293]*([.K293]-[.P293]); &quot;&quot;)); &quot;&quot;)">
            <text:p/>
          </table:table-cell>
          <table:table-cell table:formula="of:=IF(ISNUMBER([.S293]); IF([.S293]&gt;0; &quot;Win&quot;; &quot;Loss&quot;);&quot;&quot;)">
            <text:p/>
          </table:table-cell>
          <table:table-cell table:formula="of:=IF([.Q293]=&quot;&quot;; &quot;&quot;; CONCATENATE(DATEDIF([.I293];[.Q293];&quot;d&quot;); IF(DATEDIF([.I293];[.Q293];&quot;d&quot;)&gt;1; &quot; Days&quot;; &quot; Day&quot;)))">
            <text:p/>
          </table:table-cell>
          <table:table-cell table:content-validation-name="val12"/>
          <table:table-cell table:number-columns-repeated="2"/>
          <table:table-cell table:style-name="ce196"/>
          <table:table-cell table:style-name="ce205" table:formula="of:=IFERROR(IF(ISBLANK([.Y293]); &quot;&quot;; IF([.$F293]=&quot;Long&quot;; ([.Y293]-[.$K293])*[.$J293]/[.$M293]; ([.$K293]-[.Y293])*[.$J293]/[.$M293])-[.$R293]); &quot;&quot;)">
            <text:p/>
          </table:table-cell>
          <table:table-cell table:style-name="Default"/>
          <table:table-cell table:style-name="ce205" table:formula="of:=IFERROR(IF(ISBLANK([.AA293]); &quot;&quot;; IF([.$F293]=&quot;Long&quot;; ([.AA293]-[.$K293])*[.$J293]/[.$M293]; ([.$K293]-[.AA293])*[.$J293]/[.$M293])-[.$R293]); &quot;&quot;)">
            <text:p/>
          </table:table-cell>
          <table:table-cell table:style-name="Default"/>
          <table:table-cell table:style-name="ce205" table:formula="of:=IFERROR(IF(ISBLANK([.AC293]); &quot;&quot;; IF([.$F293]=&quot;Long&quot;; ([.AC293]-[.$K293])*[.$J293]/[.$M293]; ([.$K293]-[.AC293])*[.$J293]/[.$M293])-[.$R293]); &quot;&quot;)">
            <text:p/>
          </table:table-cell>
          <table:table-cell/>
          <table:table-cell table:style-name="ce224" table:formula="of:=IF(ISBLANK([.Q293]); &quot;&quot;; DAY([.Q293]))">
            <text:p/>
          </table:table-cell>
          <table:table-cell table:style-name="ce224" table:formula="of:=IF(ISBLANK([.I293]); &quot;&quot;; WEEKDAY([.I293]; 2))">
            <text:p/>
          </table:table-cell>
          <table:table-cell table:style-name="ce224" table:formula="of:=IF(ISBLANK([.Q293]); &quot;&quot;; WEEKDAY([.Q293]; 2))">
            <text:p/>
          </table:table-cell>
          <table:table-cell table:style-name="ce224" table:formula="of:=IF(ISBLANK([.Q293]); &quot;&quot;; WEEKNUM([.Q293]))">
            <text:p/>
          </table:table-cell>
          <table:table-cell table:style-name="ce224" table:formula="of:=IF(ISBLANK([.I293]); &quot;&quot;; MONTH([.I293]))">
            <text:p/>
          </table:table-cell>
          <table:table-cell table:style-name="ce224" table:formula="of:=IF(ISBLANK([.Q293]); &quot;&quot;; MONTH([.Q293]))">
            <text:p/>
          </table:table-cell>
          <table:table-cell table:style-name="ce224" table:formula="of:=IF(OR(ISBLANK([.I293]); ISBLANK([.Q293])); &quot;&quot;; IFERROR(DATEDIF([.I293];[.Q293];&quot;d&quot;); &quot;&quot;))">
            <text:p/>
          </table:table-cell>
          <table:table-cell table:style-name="ce286" table:formula="of:=IF(ISBLANK([.P293]); &quot;&quot;; SUM([.$R$3:.R293]))">
            <text:p/>
          </table:table-cell>
          <table:table-cell table:style-name="ce286" table:formula="of:=IF(ISBLANK([.P293]); &quot;&quot;; SUM([.$S$3:.S293]))">
            <text:p/>
          </table:table-cell>
          <table:table-cell table:formula="of:=IF(ISBLANK([.K293]); &quot;&quot;; [.J293]*[.K293])">
            <text:p/>
          </table:table-cell>
          <table:table-cell table:formula="of:=IF(ISNUMBER([.AO293]); [.AO293]*0.0035; &quot;&quot;)">
            <text:p/>
          </table:table-cell>
          <table:table-cell table:style-name="ce224" table:formula="of:=IF(ISBLANK([.P293]); &quot;&quot; ; [.O293]*[.P293])">
            <text:p/>
          </table:table-cell>
          <table:table-cell table:formula="of:=IF(ISNUMBER([.AQ293]); [.AQ293]*0.0035; &quot;&quot;)">
            <text:p/>
          </table:table-cell>
          <table:table-cell table:number-columns-repeated="20"/>
        </table:table-row>
        <table:table-row table:style-name="ro2">
          <table:table-cell office:value-type="float" office:value="292" calcext:value-type="float">
            <text:p>29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4]=&quot;Long&quot;; [.K294]-[Overview.$C$4]/[.J294]; IF([.F294]=&quot;Short&quot;; [.K294]+[Overview.$C$4]/[.J294]; &quot;&quot;)); &quot;&quot;)">
            <text:p/>
          </table:table-cell>
          <table:table-cell table:style-name="ce157" table:formula="of:=IFERROR(ABS([.L294]-[.K294])*[.J294]; &quot;&quot;)">
            <text:p/>
          </table:table-cell>
          <table:table-cell table:style-name="ce289" table:formula="of:=IFERROR(IF([.F294]=&quot;Long&quot;; [.K294]+[Overview.$C$4]/[.J294]*[Overview.$C$6]; IF([.F294]=&quot;Short&quot;; [.K294]-[Overview.$C$4]/[.J294]*[Overview.$C$6]; &quot;&quot;)); &quot;&quot;)">
            <text:p/>
          </table:table-cell>
          <table:table-cell table:style-name="ce152"/>
          <table:table-cell table:number-columns-repeated="2"/>
          <table:table-cell table:formula="of:=IFERROR([.S294]/[.M294]; &quot;&quot;)">
            <text:p/>
          </table:table-cell>
          <table:table-cell table:formula="of:=IFERROR(IF(AND([.F294]=&quot;Long&quot;; [.O294]=[.J294]); [.J294]*([.P294]-[.K294]); IF(AND([.F294]=&quot;Short&quot;; [.O294]=[.J294]); [.J294]*([.K294]-[.P294]); &quot;&quot;)); &quot;&quot;)">
            <text:p/>
          </table:table-cell>
          <table:table-cell table:formula="of:=IF(ISNUMBER([.S294]); IF([.S294]&gt;0; &quot;Win&quot;; &quot;Loss&quot;);&quot;&quot;)">
            <text:p/>
          </table:table-cell>
          <table:table-cell table:formula="of:=IF([.Q294]=&quot;&quot;; &quot;&quot;; CONCATENATE(DATEDIF([.I294];[.Q294];&quot;d&quot;); IF(DATEDIF([.I294];[.Q294];&quot;d&quot;)&gt;1; &quot; Days&quot;; &quot; Day&quot;)))">
            <text:p/>
          </table:table-cell>
          <table:table-cell table:content-validation-name="val12"/>
          <table:table-cell table:number-columns-repeated="2"/>
          <table:table-cell table:style-name="ce196"/>
          <table:table-cell table:style-name="ce205" table:formula="of:=IFERROR(IF(ISBLANK([.Y294]); &quot;&quot;; IF([.$F294]=&quot;Long&quot;; ([.Y294]-[.$K294])*[.$J294]/[.$M294]; ([.$K294]-[.Y294])*[.$J294]/[.$M294])-[.$R294]); &quot;&quot;)">
            <text:p/>
          </table:table-cell>
          <table:table-cell table:style-name="Default"/>
          <table:table-cell table:style-name="ce205" table:formula="of:=IFERROR(IF(ISBLANK([.AA294]); &quot;&quot;; IF([.$F294]=&quot;Long&quot;; ([.AA294]-[.$K294])*[.$J294]/[.$M294]; ([.$K294]-[.AA294])*[.$J294]/[.$M294])-[.$R294]); &quot;&quot;)">
            <text:p/>
          </table:table-cell>
          <table:table-cell table:style-name="Default"/>
          <table:table-cell table:style-name="ce205" table:formula="of:=IFERROR(IF(ISBLANK([.AC294]); &quot;&quot;; IF([.$F294]=&quot;Long&quot;; ([.AC294]-[.$K294])*[.$J294]/[.$M294]; ([.$K294]-[.AC294])*[.$J294]/[.$M294])-[.$R294]); &quot;&quot;)">
            <text:p/>
          </table:table-cell>
          <table:table-cell/>
          <table:table-cell table:formula="of:=IF(ISBLANK([.Q294]); &quot;&quot;; DAY([.Q294]))">
            <text:p/>
          </table:table-cell>
          <table:table-cell table:style-name="ce224" table:formula="of:=IF(ISBLANK([.I294]); &quot;&quot;; WEEKDAY([.I294]; 2))">
            <text:p/>
          </table:table-cell>
          <table:table-cell table:formula="of:=IF(ISBLANK([.Q294]); &quot;&quot;; WEEKDAY([.Q294]; 2))">
            <text:p/>
          </table:table-cell>
          <table:table-cell table:formula="of:=IF(ISBLANK([.Q294]); &quot;&quot;; WEEKNUM([.Q294]))">
            <text:p/>
          </table:table-cell>
          <table:table-cell table:style-name="ce224" table:formula="of:=IF(ISBLANK([.I294]); &quot;&quot;; MONTH([.I294]))">
            <text:p/>
          </table:table-cell>
          <table:table-cell table:formula="of:=IF(ISBLANK([.Q294]); &quot;&quot;; MONTH([.Q294]))">
            <text:p/>
          </table:table-cell>
          <table:table-cell table:formula="of:=IF(OR(ISBLANK([.I294]); ISBLANK([.Q294])); &quot;&quot;; IFERROR(DATEDIF([.I294];[.Q294];&quot;d&quot;); &quot;&quot;))">
            <text:p/>
          </table:table-cell>
          <table:table-cell table:style-name="ce286" table:formula="of:=IF(ISBLANK([.P294]); &quot;&quot;; SUM([.$R$3:.R294]))">
            <text:p/>
          </table:table-cell>
          <table:table-cell table:style-name="ce286" table:formula="of:=IF(ISBLANK([.P294]); &quot;&quot;; SUM([.$S$3:.S294]))">
            <text:p/>
          </table:table-cell>
          <table:table-cell table:formula="of:=IF(ISBLANK([.K294]); &quot;&quot;; [.J294]*[.K294])">
            <text:p/>
          </table:table-cell>
          <table:table-cell table:formula="of:=IF(ISNUMBER([.AO294]); [.AO294]*0.0035; &quot;&quot;)">
            <text:p/>
          </table:table-cell>
          <table:table-cell table:style-name="ce224" table:formula="of:=IF(ISBLANK([.P294]); &quot;&quot; ; [.O294]*[.P294])">
            <text:p/>
          </table:table-cell>
          <table:table-cell table:formula="of:=IF(ISNUMBER([.AQ294]); [.AQ294]*0.0035; &quot;&quot;)">
            <text:p/>
          </table:table-cell>
          <table:table-cell table:number-columns-repeated="20"/>
        </table:table-row>
        <table:table-row table:style-name="ro2">
          <table:table-cell office:value-type="float" office:value="293" calcext:value-type="float">
            <text:p>29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5]=&quot;Long&quot;; [.K295]-[Overview.$C$4]/[.J295]; IF([.F295]=&quot;Short&quot;; [.K295]+[Overview.$C$4]/[.J295]; &quot;&quot;)); &quot;&quot;)">
            <text:p/>
          </table:table-cell>
          <table:table-cell table:style-name="ce157" table:formula="of:=IFERROR(ABS([.L295]-[.K295])*[.J295]; &quot;&quot;)">
            <text:p/>
          </table:table-cell>
          <table:table-cell table:style-name="ce289" table:formula="of:=IFERROR(IF([.F295]=&quot;Long&quot;; [.K295]+[Overview.$C$4]/[.J295]*[Overview.$C$6]; IF([.F295]=&quot;Short&quot;; [.K295]-[Overview.$C$4]/[.J295]*[Overview.$C$6]; &quot;&quot;)); &quot;&quot;)">
            <text:p/>
          </table:table-cell>
          <table:table-cell table:style-name="ce152"/>
          <table:table-cell table:number-columns-repeated="2"/>
          <table:table-cell table:formula="of:=IFERROR([.S295]/[.M295]; &quot;&quot;)">
            <text:p/>
          </table:table-cell>
          <table:table-cell table:formula="of:=IFERROR(IF(AND([.F295]=&quot;Long&quot;; [.O295]=[.J295]); [.J295]*([.P295]-[.K295]); IF(AND([.F295]=&quot;Short&quot;; [.O295]=[.J295]); [.J295]*([.K295]-[.P295]); &quot;&quot;)); &quot;&quot;)">
            <text:p/>
          </table:table-cell>
          <table:table-cell table:formula="of:=IF(ISNUMBER([.S295]); IF([.S295]&gt;0; &quot;Win&quot;; &quot;Loss&quot;);&quot;&quot;)">
            <text:p/>
          </table:table-cell>
          <table:table-cell table:formula="of:=IF([.Q295]=&quot;&quot;; &quot;&quot;; CONCATENATE(DATEDIF([.I295];[.Q295];&quot;d&quot;); IF(DATEDIF([.I295];[.Q295];&quot;d&quot;)&gt;1; &quot; Days&quot;; &quot; Day&quot;)))">
            <text:p/>
          </table:table-cell>
          <table:table-cell table:content-validation-name="val12"/>
          <table:table-cell table:number-columns-repeated="2"/>
          <table:table-cell table:style-name="ce196"/>
          <table:table-cell table:style-name="ce205" table:formula="of:=IFERROR(IF(ISBLANK([.Y295]); &quot;&quot;; IF([.$F295]=&quot;Long&quot;; ([.Y295]-[.$K295])*[.$J295]/[.$M295]; ([.$K295]-[.Y295])*[.$J295]/[.$M295])-[.$R295]); &quot;&quot;)">
            <text:p/>
          </table:table-cell>
          <table:table-cell table:style-name="Default"/>
          <table:table-cell table:style-name="ce205" table:formula="of:=IFERROR(IF(ISBLANK([.AA295]); &quot;&quot;; IF([.$F295]=&quot;Long&quot;; ([.AA295]-[.$K295])*[.$J295]/[.$M295]; ([.$K295]-[.AA295])*[.$J295]/[.$M295])-[.$R295]); &quot;&quot;)">
            <text:p/>
          </table:table-cell>
          <table:table-cell table:style-name="Default"/>
          <table:table-cell table:style-name="ce205" table:formula="of:=IFERROR(IF(ISBLANK([.AC295]); &quot;&quot;; IF([.$F295]=&quot;Long&quot;; ([.AC295]-[.$K295])*[.$J295]/[.$M295]; ([.$K295]-[.AC295])*[.$J295]/[.$M295])-[.$R295]); &quot;&quot;)">
            <text:p/>
          </table:table-cell>
          <table:table-cell/>
          <table:table-cell table:formula="of:=IF(ISBLANK([.Q295]); &quot;&quot;; DAY([.Q295]))">
            <text:p/>
          </table:table-cell>
          <table:table-cell table:style-name="ce224" table:formula="of:=IF(ISBLANK([.I295]); &quot;&quot;; WEEKDAY([.I295]; 2))">
            <text:p/>
          </table:table-cell>
          <table:table-cell table:formula="of:=IF(ISBLANK([.Q295]); &quot;&quot;; WEEKDAY([.Q295]; 2))">
            <text:p/>
          </table:table-cell>
          <table:table-cell table:formula="of:=IF(ISBLANK([.Q295]); &quot;&quot;; WEEKNUM([.Q295]))">
            <text:p/>
          </table:table-cell>
          <table:table-cell table:style-name="ce224" table:formula="of:=IF(ISBLANK([.I295]); &quot;&quot;; MONTH([.I295]))">
            <text:p/>
          </table:table-cell>
          <table:table-cell table:formula="of:=IF(ISBLANK([.Q295]); &quot;&quot;; MONTH([.Q295]))">
            <text:p/>
          </table:table-cell>
          <table:table-cell table:formula="of:=IF(OR(ISBLANK([.I295]); ISBLANK([.Q295])); &quot;&quot;; IFERROR(DATEDIF([.I295];[.Q295];&quot;d&quot;); &quot;&quot;))">
            <text:p/>
          </table:table-cell>
          <table:table-cell table:style-name="ce286" table:formula="of:=IF(ISBLANK([.P295]); &quot;&quot;; SUM([.$R$3:.R295]))">
            <text:p/>
          </table:table-cell>
          <table:table-cell table:style-name="ce286" table:formula="of:=IF(ISBLANK([.P295]); &quot;&quot;; SUM([.$S$3:.S295]))">
            <text:p/>
          </table:table-cell>
          <table:table-cell table:formula="of:=IF(ISBLANK([.K295]); &quot;&quot;; [.J295]*[.K295])">
            <text:p/>
          </table:table-cell>
          <table:table-cell table:formula="of:=IF(ISNUMBER([.AO295]); [.AO295]*0.0035; &quot;&quot;)">
            <text:p/>
          </table:table-cell>
          <table:table-cell table:style-name="ce224" table:formula="of:=IF(ISBLANK([.P295]); &quot;&quot; ; [.O295]*[.P295])">
            <text:p/>
          </table:table-cell>
          <table:table-cell table:formula="of:=IF(ISNUMBER([.AQ295]); [.AQ295]*0.0035; &quot;&quot;)">
            <text:p/>
          </table:table-cell>
          <table:table-cell table:number-columns-repeated="20"/>
        </table:table-row>
        <table:table-row table:style-name="ro2">
          <table:table-cell office:value-type="float" office:value="294" calcext:value-type="float">
            <text:p>29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6]=&quot;Long&quot;; [.K296]-[Overview.$C$4]/[.J296]; IF([.F296]=&quot;Short&quot;; [.K296]+[Overview.$C$4]/[.J296]; &quot;&quot;)); &quot;&quot;)">
            <text:p/>
          </table:table-cell>
          <table:table-cell table:style-name="ce157" table:formula="of:=IFERROR(ABS([.L296]-[.K296])*[.J296]; &quot;&quot;)">
            <text:p/>
          </table:table-cell>
          <table:table-cell table:style-name="ce289" table:formula="of:=IFERROR(IF([.F296]=&quot;Long&quot;; [.K296]+[Overview.$C$4]/[.J296]*[Overview.$C$6]; IF([.F296]=&quot;Short&quot;; [.K296]-[Overview.$C$4]/[.J296]*[Overview.$C$6]; &quot;&quot;)); &quot;&quot;)">
            <text:p/>
          </table:table-cell>
          <table:table-cell table:style-name="ce152"/>
          <table:table-cell table:number-columns-repeated="2"/>
          <table:table-cell table:formula="of:=IFERROR([.S296]/[.M296]; &quot;&quot;)">
            <text:p/>
          </table:table-cell>
          <table:table-cell table:formula="of:=IFERROR(IF(AND([.F296]=&quot;Long&quot;; [.O296]=[.J296]); [.J296]*([.P296]-[.K296]); IF(AND([.F296]=&quot;Short&quot;; [.O296]=[.J296]); [.J296]*([.K296]-[.P296]); &quot;&quot;)); &quot;&quot;)">
            <text:p/>
          </table:table-cell>
          <table:table-cell table:formula="of:=IF(ISNUMBER([.S296]); IF([.S296]&gt;0; &quot;Win&quot;; &quot;Loss&quot;);&quot;&quot;)">
            <text:p/>
          </table:table-cell>
          <table:table-cell table:formula="of:=IF([.Q296]=&quot;&quot;; &quot;&quot;; CONCATENATE(DATEDIF([.I296];[.Q296];&quot;d&quot;); IF(DATEDIF([.I296];[.Q296];&quot;d&quot;)&gt;1; &quot; Days&quot;; &quot; Day&quot;)))">
            <text:p/>
          </table:table-cell>
          <table:table-cell table:content-validation-name="val12"/>
          <table:table-cell table:number-columns-repeated="2"/>
          <table:table-cell table:style-name="ce196"/>
          <table:table-cell table:style-name="ce205" table:formula="of:=IFERROR(IF(ISBLANK([.Y296]); &quot;&quot;; IF([.$F296]=&quot;Long&quot;; ([.Y296]-[.$K296])*[.$J296]/[.$M296]; ([.$K296]-[.Y296])*[.$J296]/[.$M296])-[.$R296]); &quot;&quot;)">
            <text:p/>
          </table:table-cell>
          <table:table-cell table:style-name="Default"/>
          <table:table-cell table:style-name="ce205" table:formula="of:=IFERROR(IF(ISBLANK([.AA296]); &quot;&quot;; IF([.$F296]=&quot;Long&quot;; ([.AA296]-[.$K296])*[.$J296]/[.$M296]; ([.$K296]-[.AA296])*[.$J296]/[.$M296])-[.$R296]); &quot;&quot;)">
            <text:p/>
          </table:table-cell>
          <table:table-cell table:style-name="Default"/>
          <table:table-cell table:style-name="ce205" table:formula="of:=IFERROR(IF(ISBLANK([.AC296]); &quot;&quot;; IF([.$F296]=&quot;Long&quot;; ([.AC296]-[.$K296])*[.$J296]/[.$M296]; ([.$K296]-[.AC296])*[.$J296]/[.$M296])-[.$R296]); &quot;&quot;)">
            <text:p/>
          </table:table-cell>
          <table:table-cell/>
          <table:table-cell table:style-name="ce224" table:formula="of:=IF(ISBLANK([.Q296]); &quot;&quot;; DAY([.Q296]))">
            <text:p/>
          </table:table-cell>
          <table:table-cell table:style-name="ce224" table:formula="of:=IF(ISBLANK([.I296]); &quot;&quot;; WEEKDAY([.I296]; 2))">
            <text:p/>
          </table:table-cell>
          <table:table-cell table:style-name="ce224" table:formula="of:=IF(ISBLANK([.Q296]); &quot;&quot;; WEEKDAY([.Q296]; 2))">
            <text:p/>
          </table:table-cell>
          <table:table-cell table:style-name="ce224" table:formula="of:=IF(ISBLANK([.Q296]); &quot;&quot;; WEEKNUM([.Q296]))">
            <text:p/>
          </table:table-cell>
          <table:table-cell table:style-name="ce224" table:formula="of:=IF(ISBLANK([.I296]); &quot;&quot;; MONTH([.I296]))">
            <text:p/>
          </table:table-cell>
          <table:table-cell table:style-name="ce224" table:formula="of:=IF(ISBLANK([.Q296]); &quot;&quot;; MONTH([.Q296]))">
            <text:p/>
          </table:table-cell>
          <table:table-cell table:style-name="ce224" table:formula="of:=IF(OR(ISBLANK([.I296]); ISBLANK([.Q296])); &quot;&quot;; IFERROR(DATEDIF([.I296];[.Q296];&quot;d&quot;); &quot;&quot;))">
            <text:p/>
          </table:table-cell>
          <table:table-cell table:style-name="ce286" table:formula="of:=IF(ISBLANK([.P296]); &quot;&quot;; SUM([.$R$3:.R296]))">
            <text:p/>
          </table:table-cell>
          <table:table-cell table:style-name="ce286" table:formula="of:=IF(ISBLANK([.P296]); &quot;&quot;; SUM([.$S$3:.S296]))">
            <text:p/>
          </table:table-cell>
          <table:table-cell table:formula="of:=IF(ISBLANK([.K296]); &quot;&quot;; [.J296]*[.K296])">
            <text:p/>
          </table:table-cell>
          <table:table-cell table:formula="of:=IF(ISNUMBER([.AO296]); [.AO296]*0.0035; &quot;&quot;)">
            <text:p/>
          </table:table-cell>
          <table:table-cell table:style-name="ce224" table:formula="of:=IF(ISBLANK([.P296]); &quot;&quot; ; [.O296]*[.P296])">
            <text:p/>
          </table:table-cell>
          <table:table-cell table:formula="of:=IF(ISNUMBER([.AQ296]); [.AQ296]*0.0035; &quot;&quot;)">
            <text:p/>
          </table:table-cell>
          <table:table-cell table:number-columns-repeated="20"/>
        </table:table-row>
        <table:table-row table:style-name="ro2">
          <table:table-cell office:value-type="float" office:value="295" calcext:value-type="float">
            <text:p>29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7]=&quot;Long&quot;; [.K297]-[Overview.$C$4]/[.J297]; IF([.F297]=&quot;Short&quot;; [.K297]+[Overview.$C$4]/[.J297]; &quot;&quot;)); &quot;&quot;)">
            <text:p/>
          </table:table-cell>
          <table:table-cell table:style-name="ce157" table:formula="of:=IFERROR(ABS([.L297]-[.K297])*[.J297]; &quot;&quot;)">
            <text:p/>
          </table:table-cell>
          <table:table-cell table:style-name="ce289" table:formula="of:=IFERROR(IF([.F297]=&quot;Long&quot;; [.K297]+[Overview.$C$4]/[.J297]*[Overview.$C$6]; IF([.F297]=&quot;Short&quot;; [.K297]-[Overview.$C$4]/[.J297]*[Overview.$C$6]; &quot;&quot;)); &quot;&quot;)">
            <text:p/>
          </table:table-cell>
          <table:table-cell table:style-name="ce152"/>
          <table:table-cell table:number-columns-repeated="2"/>
          <table:table-cell table:formula="of:=IFERROR([.S297]/[.M297]; &quot;&quot;)">
            <text:p/>
          </table:table-cell>
          <table:table-cell table:formula="of:=IFERROR(IF(AND([.F297]=&quot;Long&quot;; [.O297]=[.J297]); [.J297]*([.P297]-[.K297]); IF(AND([.F297]=&quot;Short&quot;; [.O297]=[.J297]); [.J297]*([.K297]-[.P297]); &quot;&quot;)); &quot;&quot;)">
            <text:p/>
          </table:table-cell>
          <table:table-cell table:formula="of:=IF(ISNUMBER([.S297]); IF([.S297]&gt;0; &quot;Win&quot;; &quot;Loss&quot;);&quot;&quot;)">
            <text:p/>
          </table:table-cell>
          <table:table-cell table:formula="of:=IF([.Q297]=&quot;&quot;; &quot;&quot;; CONCATENATE(DATEDIF([.I297];[.Q297];&quot;d&quot;); IF(DATEDIF([.I297];[.Q297];&quot;d&quot;)&gt;1; &quot; Days&quot;; &quot; Day&quot;)))">
            <text:p/>
          </table:table-cell>
          <table:table-cell table:content-validation-name="val12"/>
          <table:table-cell table:number-columns-repeated="2"/>
          <table:table-cell table:style-name="ce196"/>
          <table:table-cell table:style-name="ce205" table:formula="of:=IFERROR(IF(ISBLANK([.Y297]); &quot;&quot;; IF([.$F297]=&quot;Long&quot;; ([.Y297]-[.$K297])*[.$J297]/[.$M297]; ([.$K297]-[.Y297])*[.$J297]/[.$M297])-[.$R297]); &quot;&quot;)">
            <text:p/>
          </table:table-cell>
          <table:table-cell table:style-name="Default"/>
          <table:table-cell table:style-name="ce205" table:formula="of:=IFERROR(IF(ISBLANK([.AA297]); &quot;&quot;; IF([.$F297]=&quot;Long&quot;; ([.AA297]-[.$K297])*[.$J297]/[.$M297]; ([.$K297]-[.AA297])*[.$J297]/[.$M297])-[.$R297]); &quot;&quot;)">
            <text:p/>
          </table:table-cell>
          <table:table-cell table:style-name="Default"/>
          <table:table-cell table:style-name="ce205" table:formula="of:=IFERROR(IF(ISBLANK([.AC297]); &quot;&quot;; IF([.$F297]=&quot;Long&quot;; ([.AC297]-[.$K297])*[.$J297]/[.$M297]; ([.$K297]-[.AC297])*[.$J297]/[.$M297])-[.$R297]); &quot;&quot;)">
            <text:p/>
          </table:table-cell>
          <table:table-cell/>
          <table:table-cell table:style-name="ce224" table:formula="of:=IF(ISBLANK([.Q297]); &quot;&quot;; DAY([.Q297]))">
            <text:p/>
          </table:table-cell>
          <table:table-cell table:style-name="ce224" table:formula="of:=IF(ISBLANK([.I297]); &quot;&quot;; WEEKDAY([.I297]; 2))">
            <text:p/>
          </table:table-cell>
          <table:table-cell table:style-name="ce224" table:formula="of:=IF(ISBLANK([.Q297]); &quot;&quot;; WEEKDAY([.Q297]; 2))">
            <text:p/>
          </table:table-cell>
          <table:table-cell table:style-name="ce224" table:formula="of:=IF(ISBLANK([.Q297]); &quot;&quot;; WEEKNUM([.Q297]))">
            <text:p/>
          </table:table-cell>
          <table:table-cell table:style-name="ce224" table:formula="of:=IF(ISBLANK([.I297]); &quot;&quot;; MONTH([.I297]))">
            <text:p/>
          </table:table-cell>
          <table:table-cell table:style-name="ce224" table:formula="of:=IF(ISBLANK([.Q297]); &quot;&quot;; MONTH([.Q297]))">
            <text:p/>
          </table:table-cell>
          <table:table-cell table:style-name="ce224" table:formula="of:=IF(OR(ISBLANK([.I297]); ISBLANK([.Q297])); &quot;&quot;; IFERROR(DATEDIF([.I297];[.Q297];&quot;d&quot;); &quot;&quot;))">
            <text:p/>
          </table:table-cell>
          <table:table-cell table:style-name="ce286" table:formula="of:=IF(ISBLANK([.P297]); &quot;&quot;; SUM([.$R$3:.R297]))">
            <text:p/>
          </table:table-cell>
          <table:table-cell table:style-name="ce286" table:formula="of:=IF(ISBLANK([.P297]); &quot;&quot;; SUM([.$S$3:.S297]))">
            <text:p/>
          </table:table-cell>
          <table:table-cell table:formula="of:=IF(ISBLANK([.K297]); &quot;&quot;; [.J297]*[.K297])">
            <text:p/>
          </table:table-cell>
          <table:table-cell table:formula="of:=IF(ISNUMBER([.AO297]); [.AO297]*0.0035; &quot;&quot;)">
            <text:p/>
          </table:table-cell>
          <table:table-cell table:style-name="ce224" table:formula="of:=IF(ISBLANK([.P297]); &quot;&quot; ; [.O297]*[.P297])">
            <text:p/>
          </table:table-cell>
          <table:table-cell table:formula="of:=IF(ISNUMBER([.AQ297]); [.AQ297]*0.0035; &quot;&quot;)">
            <text:p/>
          </table:table-cell>
          <table:table-cell table:number-columns-repeated="20"/>
        </table:table-row>
        <table:table-row table:style-name="ro2">
          <table:table-cell office:value-type="float" office:value="296" calcext:value-type="float">
            <text:p>29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8]=&quot;Long&quot;; [.K298]-[Overview.$C$4]/[.J298]; IF([.F298]=&quot;Short&quot;; [.K298]+[Overview.$C$4]/[.J298]; &quot;&quot;)); &quot;&quot;)">
            <text:p/>
          </table:table-cell>
          <table:table-cell table:style-name="ce157" table:formula="of:=IFERROR(ABS([.L298]-[.K298])*[.J298]; &quot;&quot;)">
            <text:p/>
          </table:table-cell>
          <table:table-cell table:style-name="ce289" table:formula="of:=IFERROR(IF([.F298]=&quot;Long&quot;; [.K298]+[Overview.$C$4]/[.J298]*[Overview.$C$6]; IF([.F298]=&quot;Short&quot;; [.K298]-[Overview.$C$4]/[.J298]*[Overview.$C$6]; &quot;&quot;)); &quot;&quot;)">
            <text:p/>
          </table:table-cell>
          <table:table-cell table:style-name="ce152"/>
          <table:table-cell table:number-columns-repeated="2"/>
          <table:table-cell table:formula="of:=IFERROR([.S298]/[.M298]; &quot;&quot;)">
            <text:p/>
          </table:table-cell>
          <table:table-cell table:formula="of:=IFERROR(IF(AND([.F298]=&quot;Long&quot;; [.O298]=[.J298]); [.J298]*([.P298]-[.K298]); IF(AND([.F298]=&quot;Short&quot;; [.O298]=[.J298]); [.J298]*([.K298]-[.P298]); &quot;&quot;)); &quot;&quot;)">
            <text:p/>
          </table:table-cell>
          <table:table-cell table:formula="of:=IF(ISNUMBER([.S298]); IF([.S298]&gt;0; &quot;Win&quot;; &quot;Loss&quot;);&quot;&quot;)">
            <text:p/>
          </table:table-cell>
          <table:table-cell table:formula="of:=IF([.Q298]=&quot;&quot;; &quot;&quot;; CONCATENATE(DATEDIF([.I298];[.Q298];&quot;d&quot;); IF(DATEDIF([.I298];[.Q298];&quot;d&quot;)&gt;1; &quot; Days&quot;; &quot; Day&quot;)))">
            <text:p/>
          </table:table-cell>
          <table:table-cell table:content-validation-name="val12"/>
          <table:table-cell table:number-columns-repeated="2"/>
          <table:table-cell table:style-name="ce196"/>
          <table:table-cell table:style-name="ce205" table:formula="of:=IFERROR(IF(ISBLANK([.Y298]); &quot;&quot;; IF([.$F298]=&quot;Long&quot;; ([.Y298]-[.$K298])*[.$J298]/[.$M298]; ([.$K298]-[.Y298])*[.$J298]/[.$M298])-[.$R298]); &quot;&quot;)">
            <text:p/>
          </table:table-cell>
          <table:table-cell table:style-name="Default"/>
          <table:table-cell table:style-name="ce205" table:formula="of:=IFERROR(IF(ISBLANK([.AA298]); &quot;&quot;; IF([.$F298]=&quot;Long&quot;; ([.AA298]-[.$K298])*[.$J298]/[.$M298]; ([.$K298]-[.AA298])*[.$J298]/[.$M298])-[.$R298]); &quot;&quot;)">
            <text:p/>
          </table:table-cell>
          <table:table-cell table:style-name="Default"/>
          <table:table-cell table:style-name="ce205" table:formula="of:=IFERROR(IF(ISBLANK([.AC298]); &quot;&quot;; IF([.$F298]=&quot;Long&quot;; ([.AC298]-[.$K298])*[.$J298]/[.$M298]; ([.$K298]-[.AC298])*[.$J298]/[.$M298])-[.$R298]); &quot;&quot;)">
            <text:p/>
          </table:table-cell>
          <table:table-cell/>
          <table:table-cell table:style-name="ce224" table:formula="of:=IF(ISBLANK([.Q298]); &quot;&quot;; DAY([.Q298]))">
            <text:p/>
          </table:table-cell>
          <table:table-cell table:style-name="ce224" table:formula="of:=IF(ISBLANK([.I298]); &quot;&quot;; WEEKDAY([.I298]; 2))">
            <text:p/>
          </table:table-cell>
          <table:table-cell table:style-name="ce224" table:formula="of:=IF(ISBLANK([.Q298]); &quot;&quot;; WEEKDAY([.Q298]; 2))">
            <text:p/>
          </table:table-cell>
          <table:table-cell table:style-name="ce224" table:formula="of:=IF(ISBLANK([.Q298]); &quot;&quot;; WEEKNUM([.Q298]))">
            <text:p/>
          </table:table-cell>
          <table:table-cell table:style-name="ce224" table:formula="of:=IF(ISBLANK([.I298]); &quot;&quot;; MONTH([.I298]))">
            <text:p/>
          </table:table-cell>
          <table:table-cell table:style-name="ce224" table:formula="of:=IF(ISBLANK([.Q298]); &quot;&quot;; MONTH([.Q298]))">
            <text:p/>
          </table:table-cell>
          <table:table-cell table:style-name="ce224" table:formula="of:=IF(OR(ISBLANK([.I298]); ISBLANK([.Q298])); &quot;&quot;; IFERROR(DATEDIF([.I298];[.Q298];&quot;d&quot;); &quot;&quot;))">
            <text:p/>
          </table:table-cell>
          <table:table-cell table:style-name="ce286" table:formula="of:=IF(ISBLANK([.P298]); &quot;&quot;; SUM([.$R$3:.R298]))">
            <text:p/>
          </table:table-cell>
          <table:table-cell table:style-name="ce286" table:formula="of:=IF(ISBLANK([.P298]); &quot;&quot;; SUM([.$S$3:.S298]))">
            <text:p/>
          </table:table-cell>
          <table:table-cell table:formula="of:=IF(ISBLANK([.K298]); &quot;&quot;; [.J298]*[.K298])">
            <text:p/>
          </table:table-cell>
          <table:table-cell table:formula="of:=IF(ISNUMBER([.AO298]); [.AO298]*0.0035; &quot;&quot;)">
            <text:p/>
          </table:table-cell>
          <table:table-cell table:style-name="ce224" table:formula="of:=IF(ISBLANK([.P298]); &quot;&quot; ; [.O298]*[.P298])">
            <text:p/>
          </table:table-cell>
          <table:table-cell table:formula="of:=IF(ISNUMBER([.AQ298]); [.AQ298]*0.0035; &quot;&quot;)">
            <text:p/>
          </table:table-cell>
          <table:table-cell table:number-columns-repeated="20"/>
        </table:table-row>
        <table:table-row table:style-name="ro2">
          <table:table-cell office:value-type="float" office:value="297" calcext:value-type="float">
            <text:p>29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299]=&quot;Long&quot;; [.K299]-[Overview.$C$4]/[.J299]; IF([.F299]=&quot;Short&quot;; [.K299]+[Overview.$C$4]/[.J299]; &quot;&quot;)); &quot;&quot;)">
            <text:p/>
          </table:table-cell>
          <table:table-cell table:style-name="ce157" table:formula="of:=IFERROR(ABS([.L299]-[.K299])*[.J299]; &quot;&quot;)">
            <text:p/>
          </table:table-cell>
          <table:table-cell table:style-name="ce289" table:formula="of:=IFERROR(IF([.F299]=&quot;Long&quot;; [.K299]+[Overview.$C$4]/[.J299]*[Overview.$C$6]; IF([.F299]=&quot;Short&quot;; [.K299]-[Overview.$C$4]/[.J299]*[Overview.$C$6]; &quot;&quot;)); &quot;&quot;)">
            <text:p/>
          </table:table-cell>
          <table:table-cell table:style-name="ce152"/>
          <table:table-cell table:number-columns-repeated="2"/>
          <table:table-cell table:formula="of:=IFERROR([.S299]/[.M299]; &quot;&quot;)">
            <text:p/>
          </table:table-cell>
          <table:table-cell table:formula="of:=IFERROR(IF(AND([.F299]=&quot;Long&quot;; [.O299]=[.J299]); [.J299]*([.P299]-[.K299]); IF(AND([.F299]=&quot;Short&quot;; [.O299]=[.J299]); [.J299]*([.K299]-[.P299]); &quot;&quot;)); &quot;&quot;)">
            <text:p/>
          </table:table-cell>
          <table:table-cell table:formula="of:=IF(ISNUMBER([.S299]); IF([.S299]&gt;0; &quot;Win&quot;; &quot;Loss&quot;);&quot;&quot;)">
            <text:p/>
          </table:table-cell>
          <table:table-cell table:formula="of:=IF([.Q299]=&quot;&quot;; &quot;&quot;; CONCATENATE(DATEDIF([.I299];[.Q299];&quot;d&quot;); IF(DATEDIF([.I299];[.Q299];&quot;d&quot;)&gt;1; &quot; Days&quot;; &quot; Day&quot;)))">
            <text:p/>
          </table:table-cell>
          <table:table-cell table:content-validation-name="val12"/>
          <table:table-cell table:number-columns-repeated="2"/>
          <table:table-cell table:style-name="ce196"/>
          <table:table-cell table:style-name="ce205" table:formula="of:=IFERROR(IF(ISBLANK([.Y299]); &quot;&quot;; IF([.$F299]=&quot;Long&quot;; ([.Y299]-[.$K299])*[.$J299]/[.$M299]; ([.$K299]-[.Y299])*[.$J299]/[.$M299])-[.$R299]); &quot;&quot;)">
            <text:p/>
          </table:table-cell>
          <table:table-cell table:style-name="Default"/>
          <table:table-cell table:style-name="ce205" table:formula="of:=IFERROR(IF(ISBLANK([.AA299]); &quot;&quot;; IF([.$F299]=&quot;Long&quot;; ([.AA299]-[.$K299])*[.$J299]/[.$M299]; ([.$K299]-[.AA299])*[.$J299]/[.$M299])-[.$R299]); &quot;&quot;)">
            <text:p/>
          </table:table-cell>
          <table:table-cell table:style-name="Default"/>
          <table:table-cell table:style-name="ce205" table:formula="of:=IFERROR(IF(ISBLANK([.AC299]); &quot;&quot;; IF([.$F299]=&quot;Long&quot;; ([.AC299]-[.$K299])*[.$J299]/[.$M299]; ([.$K299]-[.AC299])*[.$J299]/[.$M299])-[.$R299]); &quot;&quot;)">
            <text:p/>
          </table:table-cell>
          <table:table-cell/>
          <table:table-cell table:formula="of:=IF(ISBLANK([.Q299]); &quot;&quot;; DAY([.Q299]))">
            <text:p/>
          </table:table-cell>
          <table:table-cell table:style-name="ce224" table:formula="of:=IF(ISBLANK([.I299]); &quot;&quot;; WEEKDAY([.I299]; 2))">
            <text:p/>
          </table:table-cell>
          <table:table-cell table:formula="of:=IF(ISBLANK([.Q299]); &quot;&quot;; WEEKDAY([.Q299]; 2))">
            <text:p/>
          </table:table-cell>
          <table:table-cell table:formula="of:=IF(ISBLANK([.Q299]); &quot;&quot;; WEEKNUM([.Q299]))">
            <text:p/>
          </table:table-cell>
          <table:table-cell table:style-name="ce224" table:formula="of:=IF(ISBLANK([.I299]); &quot;&quot;; MONTH([.I299]))">
            <text:p/>
          </table:table-cell>
          <table:table-cell table:formula="of:=IF(ISBLANK([.Q299]); &quot;&quot;; MONTH([.Q299]))">
            <text:p/>
          </table:table-cell>
          <table:table-cell table:formula="of:=IF(OR(ISBLANK([.I299]); ISBLANK([.Q299])); &quot;&quot;; IFERROR(DATEDIF([.I299];[.Q299];&quot;d&quot;); &quot;&quot;))">
            <text:p/>
          </table:table-cell>
          <table:table-cell table:style-name="ce286" table:formula="of:=IF(ISBLANK([.P299]); &quot;&quot;; SUM([.$R$3:.R299]))">
            <text:p/>
          </table:table-cell>
          <table:table-cell table:style-name="ce286" table:formula="of:=IF(ISBLANK([.P299]); &quot;&quot;; SUM([.$S$3:.S299]))">
            <text:p/>
          </table:table-cell>
          <table:table-cell table:formula="of:=IF(ISBLANK([.K299]); &quot;&quot;; [.J299]*[.K299])">
            <text:p/>
          </table:table-cell>
          <table:table-cell table:formula="of:=IF(ISNUMBER([.AO299]); [.AO299]*0.0035; &quot;&quot;)">
            <text:p/>
          </table:table-cell>
          <table:table-cell table:style-name="ce224" table:formula="of:=IF(ISBLANK([.P299]); &quot;&quot; ; [.O299]*[.P299])">
            <text:p/>
          </table:table-cell>
          <table:table-cell table:formula="of:=IF(ISNUMBER([.AQ299]); [.AQ299]*0.0035; &quot;&quot;)">
            <text:p/>
          </table:table-cell>
          <table:table-cell table:number-columns-repeated="20"/>
        </table:table-row>
        <table:table-row table:style-name="ro2">
          <table:table-cell office:value-type="float" office:value="298" calcext:value-type="float">
            <text:p>29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0]=&quot;Long&quot;; [.K300]-[Overview.$C$4]/[.J300]; IF([.F300]=&quot;Short&quot;; [.K300]+[Overview.$C$4]/[.J300]; &quot;&quot;)); &quot;&quot;)">
            <text:p/>
          </table:table-cell>
          <table:table-cell table:style-name="ce157" table:formula="of:=IFERROR(ABS([.L300]-[.K300])*[.J300]; &quot;&quot;)">
            <text:p/>
          </table:table-cell>
          <table:table-cell table:style-name="ce289" table:formula="of:=IFERROR(IF([.F300]=&quot;Long&quot;; [.K300]+[Overview.$C$4]/[.J300]*[Overview.$C$6]; IF([.F300]=&quot;Short&quot;; [.K300]-[Overview.$C$4]/[.J300]*[Overview.$C$6]; &quot;&quot;)); &quot;&quot;)">
            <text:p/>
          </table:table-cell>
          <table:table-cell table:style-name="ce152"/>
          <table:table-cell table:number-columns-repeated="2"/>
          <table:table-cell table:formula="of:=IFERROR([.S300]/[.M300]; &quot;&quot;)">
            <text:p/>
          </table:table-cell>
          <table:table-cell table:formula="of:=IFERROR(IF(AND([.F300]=&quot;Long&quot;; [.O300]=[.J300]); [.J300]*([.P300]-[.K300]); IF(AND([.F300]=&quot;Short&quot;; [.O300]=[.J300]); [.J300]*([.K300]-[.P300]); &quot;&quot;)); &quot;&quot;)">
            <text:p/>
          </table:table-cell>
          <table:table-cell table:formula="of:=IF(ISNUMBER([.S300]); IF([.S300]&gt;0; &quot;Win&quot;; &quot;Loss&quot;);&quot;&quot;)">
            <text:p/>
          </table:table-cell>
          <table:table-cell table:formula="of:=IF([.Q300]=&quot;&quot;; &quot;&quot;; CONCATENATE(DATEDIF([.I300];[.Q300];&quot;d&quot;); IF(DATEDIF([.I300];[.Q300];&quot;d&quot;)&gt;1; &quot; Days&quot;; &quot; Day&quot;)))">
            <text:p/>
          </table:table-cell>
          <table:table-cell table:content-validation-name="val12"/>
          <table:table-cell table:number-columns-repeated="2"/>
          <table:table-cell table:style-name="ce196"/>
          <table:table-cell table:style-name="ce205" table:formula="of:=IFERROR(IF(ISBLANK([.Y300]); &quot;&quot;; IF([.$F300]=&quot;Long&quot;; ([.Y300]-[.$K300])*[.$J300]/[.$M300]; ([.$K300]-[.Y300])*[.$J300]/[.$M300])-[.$R300]); &quot;&quot;)">
            <text:p/>
          </table:table-cell>
          <table:table-cell table:style-name="Default"/>
          <table:table-cell table:style-name="ce205" table:formula="of:=IFERROR(IF(ISBLANK([.AA300]); &quot;&quot;; IF([.$F300]=&quot;Long&quot;; ([.AA300]-[.$K300])*[.$J300]/[.$M300]; ([.$K300]-[.AA300])*[.$J300]/[.$M300])-[.$R300]); &quot;&quot;)">
            <text:p/>
          </table:table-cell>
          <table:table-cell table:style-name="Default"/>
          <table:table-cell table:style-name="ce205" table:formula="of:=IFERROR(IF(ISBLANK([.AC300]); &quot;&quot;; IF([.$F300]=&quot;Long&quot;; ([.AC300]-[.$K300])*[.$J300]/[.$M300]; ([.$K300]-[.AC300])*[.$J300]/[.$M300])-[.$R300]); &quot;&quot;)">
            <text:p/>
          </table:table-cell>
          <table:table-cell/>
          <table:table-cell table:formula="of:=IF(ISBLANK([.Q300]); &quot;&quot;; DAY([.Q300]))">
            <text:p/>
          </table:table-cell>
          <table:table-cell table:style-name="ce224" table:formula="of:=IF(ISBLANK([.I300]); &quot;&quot;; WEEKDAY([.I300]; 2))">
            <text:p/>
          </table:table-cell>
          <table:table-cell table:formula="of:=IF(ISBLANK([.Q300]); &quot;&quot;; WEEKDAY([.Q300]; 2))">
            <text:p/>
          </table:table-cell>
          <table:table-cell table:formula="of:=IF(ISBLANK([.Q300]); &quot;&quot;; WEEKNUM([.Q300]))">
            <text:p/>
          </table:table-cell>
          <table:table-cell table:style-name="ce224" table:formula="of:=IF(ISBLANK([.I300]); &quot;&quot;; MONTH([.I300]))">
            <text:p/>
          </table:table-cell>
          <table:table-cell table:formula="of:=IF(ISBLANK([.Q300]); &quot;&quot;; MONTH([.Q300]))">
            <text:p/>
          </table:table-cell>
          <table:table-cell table:formula="of:=IF(OR(ISBLANK([.I300]); ISBLANK([.Q300])); &quot;&quot;; IFERROR(DATEDIF([.I300];[.Q300];&quot;d&quot;); &quot;&quot;))">
            <text:p/>
          </table:table-cell>
          <table:table-cell table:style-name="ce286" table:formula="of:=IF(ISBLANK([.P300]); &quot;&quot;; SUM([.$R$3:.R300]))">
            <text:p/>
          </table:table-cell>
          <table:table-cell table:style-name="ce286" table:formula="of:=IF(ISBLANK([.P300]); &quot;&quot;; SUM([.$S$3:.S300]))">
            <text:p/>
          </table:table-cell>
          <table:table-cell table:formula="of:=IF(ISBLANK([.K300]); &quot;&quot;; [.J300]*[.K300])">
            <text:p/>
          </table:table-cell>
          <table:table-cell table:formula="of:=IF(ISNUMBER([.AO300]); [.AO300]*0.0035; &quot;&quot;)">
            <text:p/>
          </table:table-cell>
          <table:table-cell table:style-name="ce224" table:formula="of:=IF(ISBLANK([.P300]); &quot;&quot; ; [.O300]*[.P300])">
            <text:p/>
          </table:table-cell>
          <table:table-cell table:formula="of:=IF(ISNUMBER([.AQ300]); [.AQ300]*0.0035; &quot;&quot;)">
            <text:p/>
          </table:table-cell>
          <table:table-cell table:number-columns-repeated="20"/>
        </table:table-row>
        <table:table-row table:style-name="ro2">
          <table:table-cell office:value-type="float" office:value="299" calcext:value-type="float">
            <text:p>29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1]=&quot;Long&quot;; [.K301]-[Overview.$C$4]/[.J301]; IF([.F301]=&quot;Short&quot;; [.K301]+[Overview.$C$4]/[.J301]; &quot;&quot;)); &quot;&quot;)">
            <text:p/>
          </table:table-cell>
          <table:table-cell table:style-name="ce157" table:formula="of:=IFERROR(ABS([.L301]-[.K301])*[.J301]; &quot;&quot;)">
            <text:p/>
          </table:table-cell>
          <table:table-cell table:style-name="ce289" table:formula="of:=IFERROR(IF([.F301]=&quot;Long&quot;; [.K301]+[Overview.$C$4]/[.J301]*[Overview.$C$6]; IF([.F301]=&quot;Short&quot;; [.K301]-[Overview.$C$4]/[.J301]*[Overview.$C$6]; &quot;&quot;)); &quot;&quot;)">
            <text:p/>
          </table:table-cell>
          <table:table-cell table:style-name="ce152"/>
          <table:table-cell table:number-columns-repeated="2"/>
          <table:table-cell table:formula="of:=IFERROR([.S301]/[.M301]; &quot;&quot;)">
            <text:p/>
          </table:table-cell>
          <table:table-cell table:formula="of:=IFERROR(IF(AND([.F301]=&quot;Long&quot;; [.O301]=[.J301]); [.J301]*([.P301]-[.K301]); IF(AND([.F301]=&quot;Short&quot;; [.O301]=[.J301]); [.J301]*([.K301]-[.P301]); &quot;&quot;)); &quot;&quot;)">
            <text:p/>
          </table:table-cell>
          <table:table-cell table:formula="of:=IF(ISNUMBER([.S301]); IF([.S301]&gt;0; &quot;Win&quot;; &quot;Loss&quot;);&quot;&quot;)">
            <text:p/>
          </table:table-cell>
          <table:table-cell table:formula="of:=IF([.Q301]=&quot;&quot;; &quot;&quot;; CONCATENATE(DATEDIF([.I301];[.Q301];&quot;d&quot;); IF(DATEDIF([.I301];[.Q301];&quot;d&quot;)&gt;1; &quot; Days&quot;; &quot; Day&quot;)))">
            <text:p/>
          </table:table-cell>
          <table:table-cell table:content-validation-name="val12"/>
          <table:table-cell table:number-columns-repeated="2"/>
          <table:table-cell table:style-name="ce196"/>
          <table:table-cell table:style-name="ce205" table:formula="of:=IFERROR(IF(ISBLANK([.Y301]); &quot;&quot;; IF([.$F301]=&quot;Long&quot;; ([.Y301]-[.$K301])*[.$J301]/[.$M301]; ([.$K301]-[.Y301])*[.$J301]/[.$M301])-[.$R301]); &quot;&quot;)">
            <text:p/>
          </table:table-cell>
          <table:table-cell table:style-name="Default"/>
          <table:table-cell table:style-name="ce205" table:formula="of:=IFERROR(IF(ISBLANK([.AA301]); &quot;&quot;; IF([.$F301]=&quot;Long&quot;; ([.AA301]-[.$K301])*[.$J301]/[.$M301]; ([.$K301]-[.AA301])*[.$J301]/[.$M301])-[.$R301]); &quot;&quot;)">
            <text:p/>
          </table:table-cell>
          <table:table-cell table:style-name="Default"/>
          <table:table-cell table:style-name="ce205" table:formula="of:=IFERROR(IF(ISBLANK([.AC301]); &quot;&quot;; IF([.$F301]=&quot;Long&quot;; ([.AC301]-[.$K301])*[.$J301]/[.$M301]; ([.$K301]-[.AC301])*[.$J301]/[.$M301])-[.$R301]); &quot;&quot;)">
            <text:p/>
          </table:table-cell>
          <table:table-cell/>
          <table:table-cell table:formula="of:=IF(ISBLANK([.Q301]); &quot;&quot;; DAY([.Q301]))">
            <text:p/>
          </table:table-cell>
          <table:table-cell table:style-name="ce224" table:formula="of:=IF(ISBLANK([.I301]); &quot;&quot;; WEEKDAY([.I301]; 2))">
            <text:p/>
          </table:table-cell>
          <table:table-cell table:formula="of:=IF(ISBLANK([.Q301]); &quot;&quot;; WEEKDAY([.Q301]; 2))">
            <text:p/>
          </table:table-cell>
          <table:table-cell table:formula="of:=IF(ISBLANK([.Q301]); &quot;&quot;; WEEKNUM([.Q301]))">
            <text:p/>
          </table:table-cell>
          <table:table-cell table:style-name="ce224" table:formula="of:=IF(ISBLANK([.I301]); &quot;&quot;; MONTH([.I301]))">
            <text:p/>
          </table:table-cell>
          <table:table-cell table:formula="of:=IF(ISBLANK([.Q301]); &quot;&quot;; MONTH([.Q301]))">
            <text:p/>
          </table:table-cell>
          <table:table-cell table:formula="of:=IF(OR(ISBLANK([.I301]); ISBLANK([.Q301])); &quot;&quot;; IFERROR(DATEDIF([.I301];[.Q301];&quot;d&quot;); &quot;&quot;))">
            <text:p/>
          </table:table-cell>
          <table:table-cell table:style-name="ce286" table:formula="of:=IF(ISBLANK([.P301]); &quot;&quot;; SUM([.$R$3:.R301]))">
            <text:p/>
          </table:table-cell>
          <table:table-cell table:style-name="ce286" table:formula="of:=IF(ISBLANK([.P301]); &quot;&quot;; SUM([.$S$3:.S301]))">
            <text:p/>
          </table:table-cell>
          <table:table-cell table:formula="of:=IF(ISBLANK([.K301]); &quot;&quot;; [.J301]*[.K301])">
            <text:p/>
          </table:table-cell>
          <table:table-cell table:formula="of:=IF(ISNUMBER([.AO301]); [.AO301]*0.0035; &quot;&quot;)">
            <text:p/>
          </table:table-cell>
          <table:table-cell table:style-name="ce224" table:formula="of:=IF(ISBLANK([.P301]); &quot;&quot; ; [.O301]*[.P301])">
            <text:p/>
          </table:table-cell>
          <table:table-cell table:formula="of:=IF(ISNUMBER([.AQ301]); [.AQ301]*0.0035; &quot;&quot;)">
            <text:p/>
          </table:table-cell>
          <table:table-cell table:number-columns-repeated="20"/>
        </table:table-row>
        <table:table-row table:style-name="ro2">
          <table:table-cell office:value-type="float" office:value="300" calcext:value-type="float">
            <text:p>30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2]=&quot;Long&quot;; [.K302]-[Overview.$C$4]/[.J302]; IF([.F302]=&quot;Short&quot;; [.K302]+[Overview.$C$4]/[.J302]; &quot;&quot;)); &quot;&quot;)">
            <text:p/>
          </table:table-cell>
          <table:table-cell table:style-name="ce157" table:formula="of:=IFERROR(ABS([.L302]-[.K302])*[.J302]; &quot;&quot;)">
            <text:p/>
          </table:table-cell>
          <table:table-cell table:style-name="ce289" table:formula="of:=IFERROR(IF([.F302]=&quot;Long&quot;; [.K302]+[Overview.$C$4]/[.J302]*[Overview.$C$6]; IF([.F302]=&quot;Short&quot;; [.K302]-[Overview.$C$4]/[.J302]*[Overview.$C$6]; &quot;&quot;)); &quot;&quot;)">
            <text:p/>
          </table:table-cell>
          <table:table-cell table:style-name="ce152"/>
          <table:table-cell table:number-columns-repeated="2"/>
          <table:table-cell table:formula="of:=IFERROR([.S302]/[.M302]; &quot;&quot;)">
            <text:p/>
          </table:table-cell>
          <table:table-cell table:formula="of:=IFERROR(IF(AND([.F302]=&quot;Long&quot;; [.O302]=[.J302]); [.J302]*([.P302]-[.K302]); IF(AND([.F302]=&quot;Short&quot;; [.O302]=[.J302]); [.J302]*([.K302]-[.P302]); &quot;&quot;)); &quot;&quot;)">
            <text:p/>
          </table:table-cell>
          <table:table-cell table:formula="of:=IF(ISNUMBER([.S302]); IF([.S302]&gt;0; &quot;Win&quot;; &quot;Loss&quot;);&quot;&quot;)">
            <text:p/>
          </table:table-cell>
          <table:table-cell table:formula="of:=IF([.Q302]=&quot;&quot;; &quot;&quot;; CONCATENATE(DATEDIF([.I302];[.Q302];&quot;d&quot;); IF(DATEDIF([.I302];[.Q302];&quot;d&quot;)&gt;1; &quot; Days&quot;; &quot; Day&quot;)))">
            <text:p/>
          </table:table-cell>
          <table:table-cell table:content-validation-name="val12"/>
          <table:table-cell table:number-columns-repeated="2"/>
          <table:table-cell table:style-name="ce196"/>
          <table:table-cell table:style-name="ce205" table:formula="of:=IFERROR(IF(ISBLANK([.Y302]); &quot;&quot;; IF([.$F302]=&quot;Long&quot;; ([.Y302]-[.$K302])*[.$J302]/[.$M302]; ([.$K302]-[.Y302])*[.$J302]/[.$M302])-[.$R302]); &quot;&quot;)">
            <text:p/>
          </table:table-cell>
          <table:table-cell table:style-name="Default"/>
          <table:table-cell table:style-name="ce205" table:formula="of:=IFERROR(IF(ISBLANK([.AA302]); &quot;&quot;; IF([.$F302]=&quot;Long&quot;; ([.AA302]-[.$K302])*[.$J302]/[.$M302]; ([.$K302]-[.AA302])*[.$J302]/[.$M302])-[.$R302]); &quot;&quot;)">
            <text:p/>
          </table:table-cell>
          <table:table-cell table:style-name="Default"/>
          <table:table-cell table:style-name="ce205" table:formula="of:=IFERROR(IF(ISBLANK([.AC302]); &quot;&quot;; IF([.$F302]=&quot;Long&quot;; ([.AC302]-[.$K302])*[.$J302]/[.$M302]; ([.$K302]-[.AC302])*[.$J302]/[.$M302])-[.$R302]); &quot;&quot;)">
            <text:p/>
          </table:table-cell>
          <table:table-cell/>
          <table:table-cell table:style-name="ce224" table:formula="of:=IF(ISBLANK([.Q302]); &quot;&quot;; DAY([.Q302]))">
            <text:p/>
          </table:table-cell>
          <table:table-cell table:style-name="ce224" table:formula="of:=IF(ISBLANK([.I302]); &quot;&quot;; WEEKDAY([.I302]; 2))">
            <text:p/>
          </table:table-cell>
          <table:table-cell table:style-name="ce224" table:formula="of:=IF(ISBLANK([.Q302]); &quot;&quot;; WEEKDAY([.Q302]; 2))">
            <text:p/>
          </table:table-cell>
          <table:table-cell table:style-name="ce224" table:formula="of:=IF(ISBLANK([.Q302]); &quot;&quot;; WEEKNUM([.Q302]))">
            <text:p/>
          </table:table-cell>
          <table:table-cell table:style-name="ce224" table:formula="of:=IF(ISBLANK([.I302]); &quot;&quot;; MONTH([.I302]))">
            <text:p/>
          </table:table-cell>
          <table:table-cell table:style-name="ce224" table:formula="of:=IF(ISBLANK([.Q302]); &quot;&quot;; MONTH([.Q302]))">
            <text:p/>
          </table:table-cell>
          <table:table-cell table:style-name="ce224" table:formula="of:=IF(OR(ISBLANK([.I302]); ISBLANK([.Q302])); &quot;&quot;; IFERROR(DATEDIF([.I302];[.Q302];&quot;d&quot;); &quot;&quot;))">
            <text:p/>
          </table:table-cell>
          <table:table-cell table:style-name="ce286" table:formula="of:=IF(ISBLANK([.P302]); &quot;&quot;; SUM([.$R$3:.R302]))">
            <text:p/>
          </table:table-cell>
          <table:table-cell table:style-name="ce286" table:formula="of:=IF(ISBLANK([.P302]); &quot;&quot;; SUM([.$S$3:.S302]))">
            <text:p/>
          </table:table-cell>
          <table:table-cell table:formula="of:=IF(ISBLANK([.K302]); &quot;&quot;; [.J302]*[.K302])">
            <text:p/>
          </table:table-cell>
          <table:table-cell table:formula="of:=IF(ISNUMBER([.AO302]); [.AO302]*0.0035; &quot;&quot;)">
            <text:p/>
          </table:table-cell>
          <table:table-cell table:style-name="ce224" table:formula="of:=IF(ISBLANK([.P302]); &quot;&quot; ; [.O302]*[.P302])">
            <text:p/>
          </table:table-cell>
          <table:table-cell table:formula="of:=IF(ISNUMBER([.AQ302]); [.AQ302]*0.0035; &quot;&quot;)">
            <text:p/>
          </table:table-cell>
          <table:table-cell table:number-columns-repeated="20"/>
        </table:table-row>
        <table:table-row table:style-name="ro2">
          <table:table-cell office:value-type="float" office:value="301" calcext:value-type="float">
            <text:p>30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3]=&quot;Long&quot;; [.K303]-[Overview.$C$4]/[.J303]; IF([.F303]=&quot;Short&quot;; [.K303]+[Overview.$C$4]/[.J303]; &quot;&quot;)); &quot;&quot;)">
            <text:p/>
          </table:table-cell>
          <table:table-cell table:style-name="ce157" table:formula="of:=IFERROR(ABS([.L303]-[.K303])*[.J303]; &quot;&quot;)">
            <text:p/>
          </table:table-cell>
          <table:table-cell table:style-name="ce289" table:formula="of:=IFERROR(IF([.F303]=&quot;Long&quot;; [.K303]+[Overview.$C$4]/[.J303]*[Overview.$C$6]; IF([.F303]=&quot;Short&quot;; [.K303]-[Overview.$C$4]/[.J303]*[Overview.$C$6]; &quot;&quot;)); &quot;&quot;)">
            <text:p/>
          </table:table-cell>
          <table:table-cell table:style-name="ce152"/>
          <table:table-cell table:number-columns-repeated="2"/>
          <table:table-cell table:formula="of:=IFERROR([.S303]/[.M303]; &quot;&quot;)">
            <text:p/>
          </table:table-cell>
          <table:table-cell table:formula="of:=IFERROR(IF(AND([.F303]=&quot;Long&quot;; [.O303]=[.J303]); [.J303]*([.P303]-[.K303]); IF(AND([.F303]=&quot;Short&quot;; [.O303]=[.J303]); [.J303]*([.K303]-[.P303]); &quot;&quot;)); &quot;&quot;)">
            <text:p/>
          </table:table-cell>
          <table:table-cell table:formula="of:=IF(ISNUMBER([.S303]); IF([.S303]&gt;0; &quot;Win&quot;; &quot;Loss&quot;);&quot;&quot;)">
            <text:p/>
          </table:table-cell>
          <table:table-cell table:formula="of:=IF([.Q303]=&quot;&quot;; &quot;&quot;; CONCATENATE(DATEDIF([.I303];[.Q303];&quot;d&quot;); IF(DATEDIF([.I303];[.Q303];&quot;d&quot;)&gt;1; &quot; Days&quot;; &quot; Day&quot;)))">
            <text:p/>
          </table:table-cell>
          <table:table-cell table:content-validation-name="val12"/>
          <table:table-cell table:number-columns-repeated="2"/>
          <table:table-cell table:style-name="ce196"/>
          <table:table-cell table:style-name="ce205" table:formula="of:=IFERROR(IF(ISBLANK([.Y303]); &quot;&quot;; IF([.$F303]=&quot;Long&quot;; ([.Y303]-[.$K303])*[.$J303]/[.$M303]; ([.$K303]-[.Y303])*[.$J303]/[.$M303])-[.$R303]); &quot;&quot;)">
            <text:p/>
          </table:table-cell>
          <table:table-cell table:style-name="Default"/>
          <table:table-cell table:style-name="ce205" table:formula="of:=IFERROR(IF(ISBLANK([.AA303]); &quot;&quot;; IF([.$F303]=&quot;Long&quot;; ([.AA303]-[.$K303])*[.$J303]/[.$M303]; ([.$K303]-[.AA303])*[.$J303]/[.$M303])-[.$R303]); &quot;&quot;)">
            <text:p/>
          </table:table-cell>
          <table:table-cell table:style-name="Default"/>
          <table:table-cell table:style-name="ce205" table:formula="of:=IFERROR(IF(ISBLANK([.AC303]); &quot;&quot;; IF([.$F303]=&quot;Long&quot;; ([.AC303]-[.$K303])*[.$J303]/[.$M303]; ([.$K303]-[.AC303])*[.$J303]/[.$M303])-[.$R303]); &quot;&quot;)">
            <text:p/>
          </table:table-cell>
          <table:table-cell/>
          <table:table-cell table:formula="of:=IF(ISBLANK([.Q303]); &quot;&quot;; DAY([.Q303]))">
            <text:p/>
          </table:table-cell>
          <table:table-cell table:style-name="ce224" table:formula="of:=IF(ISBLANK([.I303]); &quot;&quot;; WEEKDAY([.I303]; 2))">
            <text:p/>
          </table:table-cell>
          <table:table-cell table:formula="of:=IF(ISBLANK([.Q303]); &quot;&quot;; WEEKDAY([.Q303]; 2))">
            <text:p/>
          </table:table-cell>
          <table:table-cell table:formula="of:=IF(ISBLANK([.Q303]); &quot;&quot;; WEEKNUM([.Q303]))">
            <text:p/>
          </table:table-cell>
          <table:table-cell table:style-name="ce224" table:formula="of:=IF(ISBLANK([.I303]); &quot;&quot;; MONTH([.I303]))">
            <text:p/>
          </table:table-cell>
          <table:table-cell table:formula="of:=IF(ISBLANK([.Q303]); &quot;&quot;; MONTH([.Q303]))">
            <text:p/>
          </table:table-cell>
          <table:table-cell table:formula="of:=IF(OR(ISBLANK([.I303]); ISBLANK([.Q303])); &quot;&quot;; IFERROR(DATEDIF([.I303];[.Q303];&quot;d&quot;); &quot;&quot;))">
            <text:p/>
          </table:table-cell>
          <table:table-cell table:style-name="ce286" table:formula="of:=IF(ISBLANK([.P303]); &quot;&quot;; SUM([.$R$3:.R303]))">
            <text:p/>
          </table:table-cell>
          <table:table-cell table:style-name="ce286" table:formula="of:=IF(ISBLANK([.P303]); &quot;&quot;; SUM([.$S$3:.S303]))">
            <text:p/>
          </table:table-cell>
          <table:table-cell table:formula="of:=IF(ISBLANK([.K303]); &quot;&quot;; [.J303]*[.K303])">
            <text:p/>
          </table:table-cell>
          <table:table-cell table:formula="of:=IF(ISNUMBER([.AO303]); [.AO303]*0.0035; &quot;&quot;)">
            <text:p/>
          </table:table-cell>
          <table:table-cell table:style-name="ce224" table:formula="of:=IF(ISBLANK([.P303]); &quot;&quot; ; [.O303]*[.P303])">
            <text:p/>
          </table:table-cell>
          <table:table-cell table:formula="of:=IF(ISNUMBER([.AQ303]); [.AQ303]*0.0035; &quot;&quot;)">
            <text:p/>
          </table:table-cell>
          <table:table-cell table:number-columns-repeated="20"/>
        </table:table-row>
        <table:table-row table:style-name="ro2">
          <table:table-cell office:value-type="float" office:value="302" calcext:value-type="float">
            <text:p>30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4]=&quot;Long&quot;; [.K304]-[Overview.$C$4]/[.J304]; IF([.F304]=&quot;Short&quot;; [.K304]+[Overview.$C$4]/[.J304]; &quot;&quot;)); &quot;&quot;)">
            <text:p/>
          </table:table-cell>
          <table:table-cell table:style-name="ce157" table:formula="of:=IFERROR(ABS([.L304]-[.K304])*[.J304]; &quot;&quot;)">
            <text:p/>
          </table:table-cell>
          <table:table-cell table:style-name="ce289" table:formula="of:=IFERROR(IF([.F304]=&quot;Long&quot;; [.K304]+[Overview.$C$4]/[.J304]*[Overview.$C$6]; IF([.F304]=&quot;Short&quot;; [.K304]-[Overview.$C$4]/[.J304]*[Overview.$C$6]; &quot;&quot;)); &quot;&quot;)">
            <text:p/>
          </table:table-cell>
          <table:table-cell table:style-name="ce152"/>
          <table:table-cell table:number-columns-repeated="2"/>
          <table:table-cell table:formula="of:=IFERROR([.S304]/[.M304]; &quot;&quot;)">
            <text:p/>
          </table:table-cell>
          <table:table-cell table:formula="of:=IFERROR(IF(AND([.F304]=&quot;Long&quot;; [.O304]=[.J304]); [.J304]*([.P304]-[.K304]); IF(AND([.F304]=&quot;Short&quot;; [.O304]=[.J304]); [.J304]*([.K304]-[.P304]); &quot;&quot;)); &quot;&quot;)">
            <text:p/>
          </table:table-cell>
          <table:table-cell table:formula="of:=IF(ISNUMBER([.S304]); IF([.S304]&gt;0; &quot;Win&quot;; &quot;Loss&quot;);&quot;&quot;)">
            <text:p/>
          </table:table-cell>
          <table:table-cell table:formula="of:=IF([.Q304]=&quot;&quot;; &quot;&quot;; CONCATENATE(DATEDIF([.I304];[.Q304];&quot;d&quot;); IF(DATEDIF([.I304];[.Q304];&quot;d&quot;)&gt;1; &quot; Days&quot;; &quot; Day&quot;)))">
            <text:p/>
          </table:table-cell>
          <table:table-cell table:content-validation-name="val12"/>
          <table:table-cell table:number-columns-repeated="2"/>
          <table:table-cell table:style-name="ce196"/>
          <table:table-cell table:style-name="ce205" table:formula="of:=IFERROR(IF(ISBLANK([.Y304]); &quot;&quot;; IF([.$F304]=&quot;Long&quot;; ([.Y304]-[.$K304])*[.$J304]/[.$M304]; ([.$K304]-[.Y304])*[.$J304]/[.$M304])-[.$R304]); &quot;&quot;)">
            <text:p/>
          </table:table-cell>
          <table:table-cell table:style-name="Default"/>
          <table:table-cell table:style-name="ce205" table:formula="of:=IFERROR(IF(ISBLANK([.AA304]); &quot;&quot;; IF([.$F304]=&quot;Long&quot;; ([.AA304]-[.$K304])*[.$J304]/[.$M304]; ([.$K304]-[.AA304])*[.$J304]/[.$M304])-[.$R304]); &quot;&quot;)">
            <text:p/>
          </table:table-cell>
          <table:table-cell table:style-name="Default"/>
          <table:table-cell table:style-name="ce205" table:formula="of:=IFERROR(IF(ISBLANK([.AC304]); &quot;&quot;; IF([.$F304]=&quot;Long&quot;; ([.AC304]-[.$K304])*[.$J304]/[.$M304]; ([.$K304]-[.AC304])*[.$J304]/[.$M304])-[.$R304]); &quot;&quot;)">
            <text:p/>
          </table:table-cell>
          <table:table-cell/>
          <table:table-cell table:formula="of:=IF(ISBLANK([.Q304]); &quot;&quot;; DAY([.Q304]))">
            <text:p/>
          </table:table-cell>
          <table:table-cell table:formula="of:=IF(ISBLANK([.I304]); &quot;&quot;; WEEKDAY([.I304]; 2))">
            <text:p/>
          </table:table-cell>
          <table:table-cell table:formula="of:=IF(ISBLANK([.Q304]); &quot;&quot;; WEEKDAY([.Q304]; 2))">
            <text:p/>
          </table:table-cell>
          <table:table-cell table:formula="of:=IF(ISBLANK([.Q304]); &quot;&quot;; WEEKNUM([.Q304]))">
            <text:p/>
          </table:table-cell>
          <table:table-cell table:style-name="ce224" table:formula="of:=IF(ISBLANK([.I304]); &quot;&quot;; MONTH([.I304]))">
            <text:p/>
          </table:table-cell>
          <table:table-cell table:formula="of:=IF(ISBLANK([.Q304]); &quot;&quot;; MONTH([.Q304]))">
            <text:p/>
          </table:table-cell>
          <table:table-cell table:formula="of:=IF(OR(ISBLANK([.I304]); ISBLANK([.Q304])); &quot;&quot;; IFERROR(DATEDIF([.I304];[.Q304];&quot;d&quot;); &quot;&quot;))">
            <text:p/>
          </table:table-cell>
          <table:table-cell table:style-name="ce286" table:formula="of:=IF(ISBLANK([.P304]); &quot;&quot;; SUM([.$R$3:.R304]))">
            <text:p/>
          </table:table-cell>
          <table:table-cell table:style-name="ce286" table:formula="of:=IF(ISBLANK([.P304]); &quot;&quot;; SUM([.$S$3:.S304]))">
            <text:p/>
          </table:table-cell>
          <table:table-cell table:formula="of:=IF(ISBLANK([.K304]); &quot;&quot;; [.J304]*[.K304])">
            <text:p/>
          </table:table-cell>
          <table:table-cell table:formula="of:=IF(ISNUMBER([.AO304]); [.AO304]*0.0035; &quot;&quot;)">
            <text:p/>
          </table:table-cell>
          <table:table-cell table:style-name="ce224" table:formula="of:=IF(ISBLANK([.P304]); &quot;&quot; ; [.O304]*[.P304])">
            <text:p/>
          </table:table-cell>
          <table:table-cell table:formula="of:=IF(ISNUMBER([.AQ304]); [.AQ304]*0.0035; &quot;&quot;)">
            <text:p/>
          </table:table-cell>
          <table:table-cell table:number-columns-repeated="20"/>
        </table:table-row>
        <table:table-row table:style-name="ro2">
          <table:table-cell office:value-type="float" office:value="303" calcext:value-type="float">
            <text:p>30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5]=&quot;Long&quot;; [.K305]-[Overview.$C$4]/[.J305]; IF([.F305]=&quot;Short&quot;; [.K305]+[Overview.$C$4]/[.J305]; &quot;&quot;)); &quot;&quot;)">
            <text:p/>
          </table:table-cell>
          <table:table-cell table:style-name="ce157" table:formula="of:=IFERROR(ABS([.L305]-[.K305])*[.J305]; &quot;&quot;)">
            <text:p/>
          </table:table-cell>
          <table:table-cell table:style-name="ce289" table:formula="of:=IFERROR(IF([.F305]=&quot;Long&quot;; [.K305]+[Overview.$C$4]/[.J305]*[Overview.$C$6]; IF([.F305]=&quot;Short&quot;; [.K305]-[Overview.$C$4]/[.J305]*[Overview.$C$6]; &quot;&quot;)); &quot;&quot;)">
            <text:p/>
          </table:table-cell>
          <table:table-cell table:style-name="ce152"/>
          <table:table-cell table:number-columns-repeated="2"/>
          <table:table-cell table:formula="of:=IFERROR([.S305]/[.M305]; &quot;&quot;)">
            <text:p/>
          </table:table-cell>
          <table:table-cell table:formula="of:=IFERROR(IF(AND([.F305]=&quot;Long&quot;; [.O305]=[.J305]); [.J305]*([.P305]-[.K305]); IF(AND([.F305]=&quot;Short&quot;; [.O305]=[.J305]); [.J305]*([.K305]-[.P305]); &quot;&quot;)); &quot;&quot;)">
            <text:p/>
          </table:table-cell>
          <table:table-cell table:formula="of:=IF(ISNUMBER([.S305]); IF([.S305]&gt;0; &quot;Win&quot;; &quot;Loss&quot;);&quot;&quot;)">
            <text:p/>
          </table:table-cell>
          <table:table-cell table:formula="of:=IF([.Q305]=&quot;&quot;; &quot;&quot;; CONCATENATE(DATEDIF([.I305];[.Q305];&quot;d&quot;); IF(DATEDIF([.I305];[.Q305];&quot;d&quot;)&gt;1; &quot; Days&quot;; &quot; Day&quot;)))">
            <text:p/>
          </table:table-cell>
          <table:table-cell table:content-validation-name="val12"/>
          <table:table-cell table:number-columns-repeated="2"/>
          <table:table-cell table:style-name="ce196"/>
          <table:table-cell table:style-name="ce205" table:formula="of:=IFERROR(IF(ISBLANK([.Y305]); &quot;&quot;; IF([.$F305]=&quot;Long&quot;; ([.Y305]-[.$K305])*[.$J305]/[.$M305]; ([.$K305]-[.Y305])*[.$J305]/[.$M305])-[.$R305]); &quot;&quot;)">
            <text:p/>
          </table:table-cell>
          <table:table-cell table:style-name="Default"/>
          <table:table-cell table:style-name="ce205" table:formula="of:=IFERROR(IF(ISBLANK([.AA305]); &quot;&quot;; IF([.$F305]=&quot;Long&quot;; ([.AA305]-[.$K305])*[.$J305]/[.$M305]; ([.$K305]-[.AA305])*[.$J305]/[.$M305])-[.$R305]); &quot;&quot;)">
            <text:p/>
          </table:table-cell>
          <table:table-cell table:style-name="Default"/>
          <table:table-cell table:style-name="ce205" table:formula="of:=IFERROR(IF(ISBLANK([.AC305]); &quot;&quot;; IF([.$F305]=&quot;Long&quot;; ([.AC305]-[.$K305])*[.$J305]/[.$M305]; ([.$K305]-[.AC305])*[.$J305]/[.$M305])-[.$R305]); &quot;&quot;)">
            <text:p/>
          </table:table-cell>
          <table:table-cell/>
          <table:table-cell table:formula="of:=IF(ISBLANK([.Q305]); &quot;&quot;; DAY([.Q305]))">
            <text:p/>
          </table:table-cell>
          <table:table-cell table:formula="of:=IF(ISBLANK([.I305]); &quot;&quot;; WEEKDAY([.I305]; 2))">
            <text:p/>
          </table:table-cell>
          <table:table-cell table:formula="of:=IF(ISBLANK([.Q305]); &quot;&quot;; WEEKDAY([.Q305]; 2))">
            <text:p/>
          </table:table-cell>
          <table:table-cell table:formula="of:=IF(ISBLANK([.Q305]); &quot;&quot;; WEEKNUM([.Q305]))">
            <text:p/>
          </table:table-cell>
          <table:table-cell table:style-name="ce224" table:formula="of:=IF(ISBLANK([.I305]); &quot;&quot;; MONTH([.I305]))">
            <text:p/>
          </table:table-cell>
          <table:table-cell table:formula="of:=IF(ISBLANK([.Q305]); &quot;&quot;; MONTH([.Q305]))">
            <text:p/>
          </table:table-cell>
          <table:table-cell table:formula="of:=IF(OR(ISBLANK([.I305]); ISBLANK([.Q305])); &quot;&quot;; IFERROR(DATEDIF([.I305];[.Q305];&quot;d&quot;); &quot;&quot;))">
            <text:p/>
          </table:table-cell>
          <table:table-cell table:style-name="ce286" table:formula="of:=IF(ISBLANK([.P305]); &quot;&quot;; SUM([.$R$3:.R305]))">
            <text:p/>
          </table:table-cell>
          <table:table-cell table:style-name="ce286" table:formula="of:=IF(ISBLANK([.P305]); &quot;&quot;; SUM([.$S$3:.S305]))">
            <text:p/>
          </table:table-cell>
          <table:table-cell table:formula="of:=IF(ISBLANK([.K305]); &quot;&quot;; [.J305]*[.K305])">
            <text:p/>
          </table:table-cell>
          <table:table-cell table:formula="of:=IF(ISNUMBER([.AO305]); [.AO305]*0.0035; &quot;&quot;)">
            <text:p/>
          </table:table-cell>
          <table:table-cell table:style-name="ce224" table:formula="of:=IF(ISBLANK([.P305]); &quot;&quot; ; [.O305]*[.P305])">
            <text:p/>
          </table:table-cell>
          <table:table-cell table:formula="of:=IF(ISNUMBER([.AQ305]); [.AQ305]*0.0035; &quot;&quot;)">
            <text:p/>
          </table:table-cell>
          <table:table-cell table:number-columns-repeated="20"/>
        </table:table-row>
        <table:table-row table:style-name="ro2">
          <table:table-cell office:value-type="float" office:value="304" calcext:value-type="float">
            <text:p>30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6]=&quot;Long&quot;; [.K306]-[Overview.$C$4]/[.J306]; IF([.F306]=&quot;Short&quot;; [.K306]+[Overview.$C$4]/[.J306]; &quot;&quot;)); &quot;&quot;)">
            <text:p/>
          </table:table-cell>
          <table:table-cell table:style-name="ce157" table:formula="of:=IFERROR(ABS([.L306]-[.K306])*[.J306]; &quot;&quot;)">
            <text:p/>
          </table:table-cell>
          <table:table-cell table:style-name="ce289" table:formula="of:=IFERROR(IF([.F306]=&quot;Long&quot;; [.K306]+[Overview.$C$4]/[.J306]*[Overview.$C$6]; IF([.F306]=&quot;Short&quot;; [.K306]-[Overview.$C$4]/[.J306]*[Overview.$C$6]; &quot;&quot;)); &quot;&quot;)">
            <text:p/>
          </table:table-cell>
          <table:table-cell table:style-name="ce152"/>
          <table:table-cell table:number-columns-repeated="2"/>
          <table:table-cell table:formula="of:=IFERROR([.S306]/[.M306]; &quot;&quot;)">
            <text:p/>
          </table:table-cell>
          <table:table-cell table:formula="of:=IFERROR(IF(AND([.F306]=&quot;Long&quot;; [.O306]=[.J306]); [.J306]*([.P306]-[.K306]); IF(AND([.F306]=&quot;Short&quot;; [.O306]=[.J306]); [.J306]*([.K306]-[.P306]); &quot;&quot;)); &quot;&quot;)">
            <text:p/>
          </table:table-cell>
          <table:table-cell table:formula="of:=IF(ISNUMBER([.S306]); IF([.S306]&gt;0; &quot;Win&quot;; &quot;Loss&quot;);&quot;&quot;)">
            <text:p/>
          </table:table-cell>
          <table:table-cell table:formula="of:=IF([.Q306]=&quot;&quot;; &quot;&quot;; CONCATENATE(DATEDIF([.I306];[.Q306];&quot;d&quot;); IF(DATEDIF([.I306];[.Q306];&quot;d&quot;)&gt;1; &quot; Days&quot;; &quot; Day&quot;)))">
            <text:p/>
          </table:table-cell>
          <table:table-cell table:content-validation-name="val12"/>
          <table:table-cell table:number-columns-repeated="2"/>
          <table:table-cell table:style-name="ce196"/>
          <table:table-cell table:style-name="ce205" table:formula="of:=IFERROR(IF(ISBLANK([.Y306]); &quot;&quot;; IF([.$F306]=&quot;Long&quot;; ([.Y306]-[.$K306])*[.$J306]/[.$M306]; ([.$K306]-[.Y306])*[.$J306]/[.$M306])-[.$R306]); &quot;&quot;)">
            <text:p/>
          </table:table-cell>
          <table:table-cell table:style-name="Default"/>
          <table:table-cell table:style-name="ce205" table:formula="of:=IFERROR(IF(ISBLANK([.AA306]); &quot;&quot;; IF([.$F306]=&quot;Long&quot;; ([.AA306]-[.$K306])*[.$J306]/[.$M306]; ([.$K306]-[.AA306])*[.$J306]/[.$M306])-[.$R306]); &quot;&quot;)">
            <text:p/>
          </table:table-cell>
          <table:table-cell table:style-name="Default"/>
          <table:table-cell table:style-name="ce205" table:formula="of:=IFERROR(IF(ISBLANK([.AC306]); &quot;&quot;; IF([.$F306]=&quot;Long&quot;; ([.AC306]-[.$K306])*[.$J306]/[.$M306]; ([.$K306]-[.AC306])*[.$J306]/[.$M306])-[.$R306]); &quot;&quot;)">
            <text:p/>
          </table:table-cell>
          <table:table-cell/>
          <table:table-cell table:formula="of:=IF(ISBLANK([.Q306]); &quot;&quot;; DAY([.Q306]))">
            <text:p/>
          </table:table-cell>
          <table:table-cell table:formula="of:=IF(ISBLANK([.I306]); &quot;&quot;; WEEKDAY([.I306]; 2))">
            <text:p/>
          </table:table-cell>
          <table:table-cell table:formula="of:=IF(ISBLANK([.Q306]); &quot;&quot;; WEEKDAY([.Q306]; 2))">
            <text:p/>
          </table:table-cell>
          <table:table-cell table:formula="of:=IF(ISBLANK([.Q306]); &quot;&quot;; WEEKNUM([.Q306]))">
            <text:p/>
          </table:table-cell>
          <table:table-cell table:style-name="ce224" table:formula="of:=IF(ISBLANK([.I306]); &quot;&quot;; MONTH([.I306]))">
            <text:p/>
          </table:table-cell>
          <table:table-cell table:formula="of:=IF(ISBLANK([.Q306]); &quot;&quot;; MONTH([.Q306]))">
            <text:p/>
          </table:table-cell>
          <table:table-cell table:formula="of:=IF(OR(ISBLANK([.I306]); ISBLANK([.Q306])); &quot;&quot;; IFERROR(DATEDIF([.I306];[.Q306];&quot;d&quot;); &quot;&quot;))">
            <text:p/>
          </table:table-cell>
          <table:table-cell table:style-name="ce286" table:formula="of:=IF(ISBLANK([.P306]); &quot;&quot;; SUM([.$R$3:.R306]))">
            <text:p/>
          </table:table-cell>
          <table:table-cell table:style-name="ce286" table:formula="of:=IF(ISBLANK([.P306]); &quot;&quot;; SUM([.$S$3:.S306]))">
            <text:p/>
          </table:table-cell>
          <table:table-cell table:formula="of:=IF(ISBLANK([.K306]); &quot;&quot;; [.J306]*[.K306])">
            <text:p/>
          </table:table-cell>
          <table:table-cell table:formula="of:=IF(ISNUMBER([.AO306]); [.AO306]*0.0035; &quot;&quot;)">
            <text:p/>
          </table:table-cell>
          <table:table-cell table:style-name="ce224" table:formula="of:=IF(ISBLANK([.P306]); &quot;&quot; ; [.O306]*[.P306])">
            <text:p/>
          </table:table-cell>
          <table:table-cell table:formula="of:=IF(ISNUMBER([.AQ306]); [.AQ306]*0.0035; &quot;&quot;)">
            <text:p/>
          </table:table-cell>
          <table:table-cell table:number-columns-repeated="20"/>
        </table:table-row>
        <table:table-row table:style-name="ro2">
          <table:table-cell office:value-type="float" office:value="305" calcext:value-type="float">
            <text:p>30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7]=&quot;Long&quot;; [.K307]-[Overview.$C$4]/[.J307]; IF([.F307]=&quot;Short&quot;; [.K307]+[Overview.$C$4]/[.J307]; &quot;&quot;)); &quot;&quot;)">
            <text:p/>
          </table:table-cell>
          <table:table-cell table:style-name="ce157" table:formula="of:=IFERROR(ABS([.L307]-[.K307])*[.J307]; &quot;&quot;)">
            <text:p/>
          </table:table-cell>
          <table:table-cell table:style-name="ce289" table:formula="of:=IFERROR(IF([.F307]=&quot;Long&quot;; [.K307]+[Overview.$C$4]/[.J307]*[Overview.$C$6]; IF([.F307]=&quot;Short&quot;; [.K307]-[Overview.$C$4]/[.J307]*[Overview.$C$6]; &quot;&quot;)); &quot;&quot;)">
            <text:p/>
          </table:table-cell>
          <table:table-cell table:style-name="ce152"/>
          <table:table-cell table:number-columns-repeated="2"/>
          <table:table-cell table:formula="of:=IFERROR([.S307]/[.M307]; &quot;&quot;)">
            <text:p/>
          </table:table-cell>
          <table:table-cell table:formula="of:=IFERROR(IF(AND([.F307]=&quot;Long&quot;; [.O307]=[.J307]); [.J307]*([.P307]-[.K307]); IF(AND([.F307]=&quot;Short&quot;; [.O307]=[.J307]); [.J307]*([.K307]-[.P307]); &quot;&quot;)); &quot;&quot;)">
            <text:p/>
          </table:table-cell>
          <table:table-cell table:formula="of:=IF(ISNUMBER([.S307]); IF([.S307]&gt;0; &quot;Win&quot;; &quot;Loss&quot;);&quot;&quot;)">
            <text:p/>
          </table:table-cell>
          <table:table-cell table:formula="of:=IF([.Q307]=&quot;&quot;; &quot;&quot;; CONCATENATE(DATEDIF([.I307];[.Q307];&quot;d&quot;); IF(DATEDIF([.I307];[.Q307];&quot;d&quot;)&gt;1; &quot; Days&quot;; &quot; Day&quot;)))">
            <text:p/>
          </table:table-cell>
          <table:table-cell table:content-validation-name="val12"/>
          <table:table-cell table:number-columns-repeated="2"/>
          <table:table-cell table:style-name="ce196"/>
          <table:table-cell table:style-name="ce205" table:formula="of:=IFERROR(IF(ISBLANK([.Y307]); &quot;&quot;; IF([.$F307]=&quot;Long&quot;; ([.Y307]-[.$K307])*[.$J307]/[.$M307]; ([.$K307]-[.Y307])*[.$J307]/[.$M307])-[.$R307]); &quot;&quot;)">
            <text:p/>
          </table:table-cell>
          <table:table-cell table:style-name="Default"/>
          <table:table-cell table:style-name="ce205" table:formula="of:=IFERROR(IF(ISBLANK([.AA307]); &quot;&quot;; IF([.$F307]=&quot;Long&quot;; ([.AA307]-[.$K307])*[.$J307]/[.$M307]; ([.$K307]-[.AA307])*[.$J307]/[.$M307])-[.$R307]); &quot;&quot;)">
            <text:p/>
          </table:table-cell>
          <table:table-cell table:style-name="Default"/>
          <table:table-cell table:style-name="ce205" table:formula="of:=IFERROR(IF(ISBLANK([.AC307]); &quot;&quot;; IF([.$F307]=&quot;Long&quot;; ([.AC307]-[.$K307])*[.$J307]/[.$M307]; ([.$K307]-[.AC307])*[.$J307]/[.$M307])-[.$R307]); &quot;&quot;)">
            <text:p/>
          </table:table-cell>
          <table:table-cell/>
          <table:table-cell table:formula="of:=IF(ISBLANK([.Q307]); &quot;&quot;; DAY([.Q307]))">
            <text:p/>
          </table:table-cell>
          <table:table-cell table:formula="of:=IF(ISBLANK([.I307]); &quot;&quot;; WEEKDAY([.I307]; 2))">
            <text:p/>
          </table:table-cell>
          <table:table-cell table:formula="of:=IF(ISBLANK([.Q307]); &quot;&quot;; WEEKDAY([.Q307]; 2))">
            <text:p/>
          </table:table-cell>
          <table:table-cell table:formula="of:=IF(ISBLANK([.Q307]); &quot;&quot;; WEEKNUM([.Q307]))">
            <text:p/>
          </table:table-cell>
          <table:table-cell table:style-name="ce224" table:formula="of:=IF(ISBLANK([.I307]); &quot;&quot;; MONTH([.I307]))">
            <text:p/>
          </table:table-cell>
          <table:table-cell table:formula="of:=IF(ISBLANK([.Q307]); &quot;&quot;; MONTH([.Q307]))">
            <text:p/>
          </table:table-cell>
          <table:table-cell table:formula="of:=IF(OR(ISBLANK([.I307]); ISBLANK([.Q307])); &quot;&quot;; IFERROR(DATEDIF([.I307];[.Q307];&quot;d&quot;); &quot;&quot;))">
            <text:p/>
          </table:table-cell>
          <table:table-cell table:style-name="ce286" table:formula="of:=IF(ISBLANK([.P307]); &quot;&quot;; SUM([.$R$3:.R307]))">
            <text:p/>
          </table:table-cell>
          <table:table-cell table:style-name="ce286" table:formula="of:=IF(ISBLANK([.P307]); &quot;&quot;; SUM([.$S$3:.S307]))">
            <text:p/>
          </table:table-cell>
          <table:table-cell table:formula="of:=IF(ISBLANK([.K307]); &quot;&quot;; [.J307]*[.K307])">
            <text:p/>
          </table:table-cell>
          <table:table-cell table:formula="of:=IF(ISNUMBER([.AO307]); [.AO307]*0.0035; &quot;&quot;)">
            <text:p/>
          </table:table-cell>
          <table:table-cell table:style-name="ce224" table:formula="of:=IF(ISBLANK([.P307]); &quot;&quot; ; [.O307]*[.P307])">
            <text:p/>
          </table:table-cell>
          <table:table-cell table:formula="of:=IF(ISNUMBER([.AQ307]); [.AQ307]*0.0035; &quot;&quot;)">
            <text:p/>
          </table:table-cell>
          <table:table-cell table:number-columns-repeated="20"/>
        </table:table-row>
        <table:table-row table:style-name="ro2">
          <table:table-cell office:value-type="float" office:value="306" calcext:value-type="float">
            <text:p>30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8]=&quot;Long&quot;; [.K308]-[Overview.$C$4]/[.J308]; IF([.F308]=&quot;Short&quot;; [.K308]+[Overview.$C$4]/[.J308]; &quot;&quot;)); &quot;&quot;)">
            <text:p/>
          </table:table-cell>
          <table:table-cell table:style-name="ce157" table:formula="of:=IFERROR(ABS([.L308]-[.K308])*[.J308]; &quot;&quot;)">
            <text:p/>
          </table:table-cell>
          <table:table-cell table:style-name="ce289" table:formula="of:=IFERROR(IF([.F308]=&quot;Long&quot;; [.K308]+[Overview.$C$4]/[.J308]*[Overview.$C$6]; IF([.F308]=&quot;Short&quot;; [.K308]-[Overview.$C$4]/[.J308]*[Overview.$C$6]; &quot;&quot;)); &quot;&quot;)">
            <text:p/>
          </table:table-cell>
          <table:table-cell table:style-name="ce152"/>
          <table:table-cell table:number-columns-repeated="2"/>
          <table:table-cell table:formula="of:=IFERROR([.S308]/[.M308]; &quot;&quot;)">
            <text:p/>
          </table:table-cell>
          <table:table-cell table:formula="of:=IFERROR(IF(AND([.F308]=&quot;Long&quot;; [.O308]=[.J308]); [.J308]*([.P308]-[.K308]); IF(AND([.F308]=&quot;Short&quot;; [.O308]=[.J308]); [.J308]*([.K308]-[.P308]); &quot;&quot;)); &quot;&quot;)">
            <text:p/>
          </table:table-cell>
          <table:table-cell table:formula="of:=IF(ISNUMBER([.S308]); IF([.S308]&gt;0; &quot;Win&quot;; &quot;Loss&quot;);&quot;&quot;)">
            <text:p/>
          </table:table-cell>
          <table:table-cell table:formula="of:=IF([.Q308]=&quot;&quot;; &quot;&quot;; CONCATENATE(DATEDIF([.I308];[.Q308];&quot;d&quot;); IF(DATEDIF([.I308];[.Q308];&quot;d&quot;)&gt;1; &quot; Days&quot;; &quot; Day&quot;)))">
            <text:p/>
          </table:table-cell>
          <table:table-cell table:content-validation-name="val12"/>
          <table:table-cell table:number-columns-repeated="2"/>
          <table:table-cell table:style-name="ce196"/>
          <table:table-cell table:style-name="ce205" table:formula="of:=IFERROR(IF(ISBLANK([.Y308]); &quot;&quot;; IF([.$F308]=&quot;Long&quot;; ([.Y308]-[.$K308])*[.$J308]/[.$M308]; ([.$K308]-[.Y308])*[.$J308]/[.$M308])-[.$R308]); &quot;&quot;)">
            <text:p/>
          </table:table-cell>
          <table:table-cell table:style-name="Default"/>
          <table:table-cell table:style-name="ce205" table:formula="of:=IFERROR(IF(ISBLANK([.AA308]); &quot;&quot;; IF([.$F308]=&quot;Long&quot;; ([.AA308]-[.$K308])*[.$J308]/[.$M308]; ([.$K308]-[.AA308])*[.$J308]/[.$M308])-[.$R308]); &quot;&quot;)">
            <text:p/>
          </table:table-cell>
          <table:table-cell table:style-name="Default"/>
          <table:table-cell table:style-name="ce205" table:formula="of:=IFERROR(IF(ISBLANK([.AC308]); &quot;&quot;; IF([.$F308]=&quot;Long&quot;; ([.AC308]-[.$K308])*[.$J308]/[.$M308]; ([.$K308]-[.AC308])*[.$J308]/[.$M308])-[.$R308]); &quot;&quot;)">
            <text:p/>
          </table:table-cell>
          <table:table-cell/>
          <table:table-cell table:formula="of:=IF(ISBLANK([.Q308]); &quot;&quot;; DAY([.Q308]))">
            <text:p/>
          </table:table-cell>
          <table:table-cell table:formula="of:=IF(ISBLANK([.I308]); &quot;&quot;; WEEKDAY([.I308]; 2))">
            <text:p/>
          </table:table-cell>
          <table:table-cell table:formula="of:=IF(ISBLANK([.Q308]); &quot;&quot;; WEEKDAY([.Q308]; 2))">
            <text:p/>
          </table:table-cell>
          <table:table-cell table:formula="of:=IF(ISBLANK([.Q308]); &quot;&quot;; WEEKNUM([.Q308]))">
            <text:p/>
          </table:table-cell>
          <table:table-cell table:style-name="ce224" table:formula="of:=IF(ISBLANK([.I308]); &quot;&quot;; MONTH([.I308]))">
            <text:p/>
          </table:table-cell>
          <table:table-cell table:formula="of:=IF(ISBLANK([.Q308]); &quot;&quot;; MONTH([.Q308]))">
            <text:p/>
          </table:table-cell>
          <table:table-cell table:formula="of:=IF(OR(ISBLANK([.I308]); ISBLANK([.Q308])); &quot;&quot;; IFERROR(DATEDIF([.I308];[.Q308];&quot;d&quot;); &quot;&quot;))">
            <text:p/>
          </table:table-cell>
          <table:table-cell table:style-name="ce286" table:formula="of:=IF(ISBLANK([.P308]); &quot;&quot;; SUM([.$R$3:.R308]))">
            <text:p/>
          </table:table-cell>
          <table:table-cell table:style-name="ce286" table:formula="of:=IF(ISBLANK([.P308]); &quot;&quot;; SUM([.$S$3:.S308]))">
            <text:p/>
          </table:table-cell>
          <table:table-cell table:formula="of:=IF(ISBLANK([.K308]); &quot;&quot;; [.J308]*[.K308])">
            <text:p/>
          </table:table-cell>
          <table:table-cell table:formula="of:=IF(ISNUMBER([.AO308]); [.AO308]*0.0035; &quot;&quot;)">
            <text:p/>
          </table:table-cell>
          <table:table-cell table:style-name="ce224" table:formula="of:=IF(ISBLANK([.P308]); &quot;&quot; ; [.O308]*[.P308])">
            <text:p/>
          </table:table-cell>
          <table:table-cell table:formula="of:=IF(ISNUMBER([.AQ308]); [.AQ308]*0.0035; &quot;&quot;)">
            <text:p/>
          </table:table-cell>
          <table:table-cell table:number-columns-repeated="20"/>
        </table:table-row>
        <table:table-row table:style-name="ro2">
          <table:table-cell office:value-type="float" office:value="307" calcext:value-type="float">
            <text:p>30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09]=&quot;Long&quot;; [.K309]-[Overview.$C$4]/[.J309]; IF([.F309]=&quot;Short&quot;; [.K309]+[Overview.$C$4]/[.J309]; &quot;&quot;)); &quot;&quot;)">
            <text:p/>
          </table:table-cell>
          <table:table-cell table:style-name="ce157" table:formula="of:=IFERROR(ABS([.L309]-[.K309])*[.J309]; &quot;&quot;)">
            <text:p/>
          </table:table-cell>
          <table:table-cell table:style-name="ce289" table:formula="of:=IFERROR(IF([.F309]=&quot;Long&quot;; [.K309]+[Overview.$C$4]/[.J309]*[Overview.$C$6]; IF([.F309]=&quot;Short&quot;; [.K309]-[Overview.$C$4]/[.J309]*[Overview.$C$6]; &quot;&quot;)); &quot;&quot;)">
            <text:p/>
          </table:table-cell>
          <table:table-cell table:style-name="ce152"/>
          <table:table-cell table:number-columns-repeated="2"/>
          <table:table-cell table:formula="of:=IFERROR([.S309]/[.M309]; &quot;&quot;)">
            <text:p/>
          </table:table-cell>
          <table:table-cell table:formula="of:=IFERROR(IF(AND([.F309]=&quot;Long&quot;; [.O309]=[.J309]); [.J309]*([.P309]-[.K309]); IF(AND([.F309]=&quot;Short&quot;; [.O309]=[.J309]); [.J309]*([.K309]-[.P309]); &quot;&quot;)); &quot;&quot;)">
            <text:p/>
          </table:table-cell>
          <table:table-cell table:formula="of:=IF(ISNUMBER([.S309]); IF([.S309]&gt;0; &quot;Win&quot;; &quot;Loss&quot;);&quot;&quot;)">
            <text:p/>
          </table:table-cell>
          <table:table-cell table:formula="of:=IF([.Q309]=&quot;&quot;; &quot;&quot;; CONCATENATE(DATEDIF([.I309];[.Q309];&quot;d&quot;); IF(DATEDIF([.I309];[.Q309];&quot;d&quot;)&gt;1; &quot; Days&quot;; &quot; Day&quot;)))">
            <text:p/>
          </table:table-cell>
          <table:table-cell table:content-validation-name="val12"/>
          <table:table-cell table:number-columns-repeated="2"/>
          <table:table-cell table:style-name="ce196"/>
          <table:table-cell table:style-name="ce205" table:formula="of:=IFERROR(IF(ISBLANK([.Y309]); &quot;&quot;; IF([.$F309]=&quot;Long&quot;; ([.Y309]-[.$K309])*[.$J309]/[.$M309]; ([.$K309]-[.Y309])*[.$J309]/[.$M309])-[.$R309]); &quot;&quot;)">
            <text:p/>
          </table:table-cell>
          <table:table-cell table:style-name="Default"/>
          <table:table-cell table:style-name="ce205" table:formula="of:=IFERROR(IF(ISBLANK([.AA309]); &quot;&quot;; IF([.$F309]=&quot;Long&quot;; ([.AA309]-[.$K309])*[.$J309]/[.$M309]; ([.$K309]-[.AA309])*[.$J309]/[.$M309])-[.$R309]); &quot;&quot;)">
            <text:p/>
          </table:table-cell>
          <table:table-cell table:style-name="Default"/>
          <table:table-cell table:style-name="ce205" table:formula="of:=IFERROR(IF(ISBLANK([.AC309]); &quot;&quot;; IF([.$F309]=&quot;Long&quot;; ([.AC309]-[.$K309])*[.$J309]/[.$M309]; ([.$K309]-[.AC309])*[.$J309]/[.$M309])-[.$R309]); &quot;&quot;)">
            <text:p/>
          </table:table-cell>
          <table:table-cell/>
          <table:table-cell table:formula="of:=IF(ISBLANK([.Q309]); &quot;&quot;; DAY([.Q309]))">
            <text:p/>
          </table:table-cell>
          <table:table-cell table:formula="of:=IF(ISBLANK([.I309]); &quot;&quot;; WEEKDAY([.I309]; 2))">
            <text:p/>
          </table:table-cell>
          <table:table-cell table:formula="of:=IF(ISBLANK([.Q309]); &quot;&quot;; WEEKDAY([.Q309]; 2))">
            <text:p/>
          </table:table-cell>
          <table:table-cell table:formula="of:=IF(ISBLANK([.Q309]); &quot;&quot;; WEEKNUM([.Q309]))">
            <text:p/>
          </table:table-cell>
          <table:table-cell table:style-name="ce224" table:formula="of:=IF(ISBLANK([.I309]); &quot;&quot;; MONTH([.I309]))">
            <text:p/>
          </table:table-cell>
          <table:table-cell table:formula="of:=IF(ISBLANK([.Q309]); &quot;&quot;; MONTH([.Q309]))">
            <text:p/>
          </table:table-cell>
          <table:table-cell table:formula="of:=IF(OR(ISBLANK([.I309]); ISBLANK([.Q309])); &quot;&quot;; IFERROR(DATEDIF([.I309];[.Q309];&quot;d&quot;); &quot;&quot;))">
            <text:p/>
          </table:table-cell>
          <table:table-cell table:style-name="ce286" table:formula="of:=IF(ISBLANK([.P309]); &quot;&quot;; SUM([.$R$3:.R309]))">
            <text:p/>
          </table:table-cell>
          <table:table-cell table:style-name="ce286" table:formula="of:=IF(ISBLANK([.P309]); &quot;&quot;; SUM([.$S$3:.S309]))">
            <text:p/>
          </table:table-cell>
          <table:table-cell table:formula="of:=IF(ISBLANK([.K309]); &quot;&quot;; [.J309]*[.K309])">
            <text:p/>
          </table:table-cell>
          <table:table-cell table:formula="of:=IF(ISNUMBER([.AO309]); [.AO309]*0.0035; &quot;&quot;)">
            <text:p/>
          </table:table-cell>
          <table:table-cell table:style-name="ce224" table:formula="of:=IF(ISBLANK([.P309]); &quot;&quot; ; [.O309]*[.P309])">
            <text:p/>
          </table:table-cell>
          <table:table-cell table:formula="of:=IF(ISNUMBER([.AQ309]); [.AQ309]*0.0035; &quot;&quot;)">
            <text:p/>
          </table:table-cell>
          <table:table-cell table:number-columns-repeated="20"/>
        </table:table-row>
        <table:table-row table:style-name="ro2">
          <table:table-cell office:value-type="float" office:value="308" calcext:value-type="float">
            <text:p>30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0]=&quot;Long&quot;; [.K310]-[Overview.$C$4]/[.J310]; IF([.F310]=&quot;Short&quot;; [.K310]+[Overview.$C$4]/[.J310]; &quot;&quot;)); &quot;&quot;)">
            <text:p/>
          </table:table-cell>
          <table:table-cell table:style-name="ce157" table:formula="of:=IFERROR(ABS([.L310]-[.K310])*[.J310]; &quot;&quot;)">
            <text:p/>
          </table:table-cell>
          <table:table-cell table:style-name="ce289" table:formula="of:=IFERROR(IF([.F310]=&quot;Long&quot;; [.K310]+[Overview.$C$4]/[.J310]*[Overview.$C$6]; IF([.F310]=&quot;Short&quot;; [.K310]-[Overview.$C$4]/[.J310]*[Overview.$C$6]; &quot;&quot;)); &quot;&quot;)">
            <text:p/>
          </table:table-cell>
          <table:table-cell table:style-name="ce152"/>
          <table:table-cell table:number-columns-repeated="2"/>
          <table:table-cell table:formula="of:=IFERROR([.S310]/[.M310]; &quot;&quot;)">
            <text:p/>
          </table:table-cell>
          <table:table-cell table:formula="of:=IFERROR(IF(AND([.F310]=&quot;Long&quot;; [.O310]=[.J310]); [.J310]*([.P310]-[.K310]); IF(AND([.F310]=&quot;Short&quot;; [.O310]=[.J310]); [.J310]*([.K310]-[.P310]); &quot;&quot;)); &quot;&quot;)">
            <text:p/>
          </table:table-cell>
          <table:table-cell table:formula="of:=IF(ISNUMBER([.S310]); IF([.S310]&gt;0; &quot;Win&quot;; &quot;Loss&quot;);&quot;&quot;)">
            <text:p/>
          </table:table-cell>
          <table:table-cell table:formula="of:=IF([.Q310]=&quot;&quot;; &quot;&quot;; CONCATENATE(DATEDIF([.I310];[.Q310];&quot;d&quot;); IF(DATEDIF([.I310];[.Q310];&quot;d&quot;)&gt;1; &quot; Days&quot;; &quot; Day&quot;)))">
            <text:p/>
          </table:table-cell>
          <table:table-cell table:content-validation-name="val12"/>
          <table:table-cell table:number-columns-repeated="2"/>
          <table:table-cell table:style-name="ce196"/>
          <table:table-cell table:style-name="ce205" table:formula="of:=IFERROR(IF(ISBLANK([.Y310]); &quot;&quot;; IF([.$F310]=&quot;Long&quot;; ([.Y310]-[.$K310])*[.$J310]/[.$M310]; ([.$K310]-[.Y310])*[.$J310]/[.$M310])-[.$R310]); &quot;&quot;)">
            <text:p/>
          </table:table-cell>
          <table:table-cell table:style-name="Default"/>
          <table:table-cell table:style-name="ce205" table:formula="of:=IFERROR(IF(ISBLANK([.AA310]); &quot;&quot;; IF([.$F310]=&quot;Long&quot;; ([.AA310]-[.$K310])*[.$J310]/[.$M310]; ([.$K310]-[.AA310])*[.$J310]/[.$M310])-[.$R310]); &quot;&quot;)">
            <text:p/>
          </table:table-cell>
          <table:table-cell table:style-name="Default"/>
          <table:table-cell table:style-name="ce205" table:formula="of:=IFERROR(IF(ISBLANK([.AC310]); &quot;&quot;; IF([.$F310]=&quot;Long&quot;; ([.AC310]-[.$K310])*[.$J310]/[.$M310]; ([.$K310]-[.AC310])*[.$J310]/[.$M310])-[.$R310]); &quot;&quot;)">
            <text:p/>
          </table:table-cell>
          <table:table-cell/>
          <table:table-cell table:formula="of:=IF(ISBLANK([.Q310]); &quot;&quot;; DAY([.Q310]))">
            <text:p/>
          </table:table-cell>
          <table:table-cell table:formula="of:=IF(ISBLANK([.I310]); &quot;&quot;; WEEKDAY([.I310]; 2))">
            <text:p/>
          </table:table-cell>
          <table:table-cell table:formula="of:=IF(ISBLANK([.Q310]); &quot;&quot;; WEEKDAY([.Q310]; 2))">
            <text:p/>
          </table:table-cell>
          <table:table-cell table:formula="of:=IF(ISBLANK([.Q310]); &quot;&quot;; WEEKNUM([.Q310]))">
            <text:p/>
          </table:table-cell>
          <table:table-cell table:style-name="ce224" table:formula="of:=IF(ISBLANK([.I310]); &quot;&quot;; MONTH([.I310]))">
            <text:p/>
          </table:table-cell>
          <table:table-cell table:formula="of:=IF(ISBLANK([.Q310]); &quot;&quot;; MONTH([.Q310]))">
            <text:p/>
          </table:table-cell>
          <table:table-cell table:formula="of:=IF(OR(ISBLANK([.I310]); ISBLANK([.Q310])); &quot;&quot;; IFERROR(DATEDIF([.I310];[.Q310];&quot;d&quot;); &quot;&quot;))">
            <text:p/>
          </table:table-cell>
          <table:table-cell table:style-name="ce286" table:formula="of:=IF(ISBLANK([.P310]); &quot;&quot;; SUM([.$R$3:.R310]))">
            <text:p/>
          </table:table-cell>
          <table:table-cell table:style-name="ce286" table:formula="of:=IF(ISBLANK([.P310]); &quot;&quot;; SUM([.$S$3:.S310]))">
            <text:p/>
          </table:table-cell>
          <table:table-cell table:formula="of:=IF(ISBLANK([.K310]); &quot;&quot;; [.J310]*[.K310])">
            <text:p/>
          </table:table-cell>
          <table:table-cell table:formula="of:=IF(ISNUMBER([.AO310]); [.AO310]*0.0035; &quot;&quot;)">
            <text:p/>
          </table:table-cell>
          <table:table-cell table:style-name="ce224" table:formula="of:=IF(ISBLANK([.P310]); &quot;&quot; ; [.O310]*[.P310])">
            <text:p/>
          </table:table-cell>
          <table:table-cell table:formula="of:=IF(ISNUMBER([.AQ310]); [.AQ310]*0.0035; &quot;&quot;)">
            <text:p/>
          </table:table-cell>
          <table:table-cell table:number-columns-repeated="20"/>
        </table:table-row>
        <table:table-row table:style-name="ro2">
          <table:table-cell office:value-type="float" office:value="309" calcext:value-type="float">
            <text:p>30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1]=&quot;Long&quot;; [.K311]-[Overview.$C$4]/[.J311]; IF([.F311]=&quot;Short&quot;; [.K311]+[Overview.$C$4]/[.J311]; &quot;&quot;)); &quot;&quot;)">
            <text:p/>
          </table:table-cell>
          <table:table-cell table:style-name="ce157" table:formula="of:=IFERROR(ABS([.L311]-[.K311])*[.J311]; &quot;&quot;)">
            <text:p/>
          </table:table-cell>
          <table:table-cell table:style-name="ce289" table:formula="of:=IFERROR(IF([.F311]=&quot;Long&quot;; [.K311]+[Overview.$C$4]/[.J311]*[Overview.$C$6]; IF([.F311]=&quot;Short&quot;; [.K311]-[Overview.$C$4]/[.J311]*[Overview.$C$6]; &quot;&quot;)); &quot;&quot;)">
            <text:p/>
          </table:table-cell>
          <table:table-cell table:style-name="ce152"/>
          <table:table-cell table:number-columns-repeated="2"/>
          <table:table-cell table:formula="of:=IFERROR([.S311]/[.M311]; &quot;&quot;)">
            <text:p/>
          </table:table-cell>
          <table:table-cell table:formula="of:=IFERROR(IF(AND([.F311]=&quot;Long&quot;; [.O311]=[.J311]); [.J311]*([.P311]-[.K311]); IF(AND([.F311]=&quot;Short&quot;; [.O311]=[.J311]); [.J311]*([.K311]-[.P311]); &quot;&quot;)); &quot;&quot;)">
            <text:p/>
          </table:table-cell>
          <table:table-cell table:formula="of:=IF(ISNUMBER([.S311]); IF([.S311]&gt;0; &quot;Win&quot;; &quot;Loss&quot;);&quot;&quot;)">
            <text:p/>
          </table:table-cell>
          <table:table-cell table:formula="of:=IF([.Q311]=&quot;&quot;; &quot;&quot;; CONCATENATE(DATEDIF([.I311];[.Q311];&quot;d&quot;); IF(DATEDIF([.I311];[.Q311];&quot;d&quot;)&gt;1; &quot; Days&quot;; &quot; Day&quot;)))">
            <text:p/>
          </table:table-cell>
          <table:table-cell table:content-validation-name="val12"/>
          <table:table-cell table:number-columns-repeated="2"/>
          <table:table-cell table:style-name="ce196"/>
          <table:table-cell table:style-name="ce205" table:formula="of:=IFERROR(IF(ISBLANK([.Y311]); &quot;&quot;; IF([.$F311]=&quot;Long&quot;; ([.Y311]-[.$K311])*[.$J311]/[.$M311]; ([.$K311]-[.Y311])*[.$J311]/[.$M311])-[.$R311]); &quot;&quot;)">
            <text:p/>
          </table:table-cell>
          <table:table-cell table:style-name="Default"/>
          <table:table-cell table:style-name="ce205" table:formula="of:=IFERROR(IF(ISBLANK([.AA311]); &quot;&quot;; IF([.$F311]=&quot;Long&quot;; ([.AA311]-[.$K311])*[.$J311]/[.$M311]; ([.$K311]-[.AA311])*[.$J311]/[.$M311])-[.$R311]); &quot;&quot;)">
            <text:p/>
          </table:table-cell>
          <table:table-cell table:style-name="Default"/>
          <table:table-cell table:style-name="ce205" table:formula="of:=IFERROR(IF(ISBLANK([.AC311]); &quot;&quot;; IF([.$F311]=&quot;Long&quot;; ([.AC311]-[.$K311])*[.$J311]/[.$M311]; ([.$K311]-[.AC311])*[.$J311]/[.$M311])-[.$R311]); &quot;&quot;)">
            <text:p/>
          </table:table-cell>
          <table:table-cell/>
          <table:table-cell table:formula="of:=IF(ISBLANK([.Q311]); &quot;&quot;; DAY([.Q311]))">
            <text:p/>
          </table:table-cell>
          <table:table-cell table:formula="of:=IF(ISBLANK([.I311]); &quot;&quot;; WEEKDAY([.I311]; 2))">
            <text:p/>
          </table:table-cell>
          <table:table-cell table:formula="of:=IF(ISBLANK([.Q311]); &quot;&quot;; WEEKDAY([.Q311]; 2))">
            <text:p/>
          </table:table-cell>
          <table:table-cell table:formula="of:=IF(ISBLANK([.Q311]); &quot;&quot;; WEEKNUM([.Q311]))">
            <text:p/>
          </table:table-cell>
          <table:table-cell table:style-name="ce224" table:formula="of:=IF(ISBLANK([.I311]); &quot;&quot;; MONTH([.I311]))">
            <text:p/>
          </table:table-cell>
          <table:table-cell table:formula="of:=IF(ISBLANK([.Q311]); &quot;&quot;; MONTH([.Q311]))">
            <text:p/>
          </table:table-cell>
          <table:table-cell table:formula="of:=IF(OR(ISBLANK([.I311]); ISBLANK([.Q311])); &quot;&quot;; IFERROR(DATEDIF([.I311];[.Q311];&quot;d&quot;); &quot;&quot;))">
            <text:p/>
          </table:table-cell>
          <table:table-cell table:style-name="ce286" table:formula="of:=IF(ISBLANK([.P311]); &quot;&quot;; SUM([.$R$3:.R311]))">
            <text:p/>
          </table:table-cell>
          <table:table-cell table:style-name="ce286" table:formula="of:=IF(ISBLANK([.P311]); &quot;&quot;; SUM([.$S$3:.S311]))">
            <text:p/>
          </table:table-cell>
          <table:table-cell table:formula="of:=IF(ISBLANK([.K311]); &quot;&quot;; [.J311]*[.K311])">
            <text:p/>
          </table:table-cell>
          <table:table-cell table:formula="of:=IF(ISNUMBER([.AO311]); [.AO311]*0.0035; &quot;&quot;)">
            <text:p/>
          </table:table-cell>
          <table:table-cell table:style-name="ce224" table:formula="of:=IF(ISBLANK([.P311]); &quot;&quot; ; [.O311]*[.P311])">
            <text:p/>
          </table:table-cell>
          <table:table-cell table:formula="of:=IF(ISNUMBER([.AQ311]); [.AQ311]*0.0035; &quot;&quot;)">
            <text:p/>
          </table:table-cell>
          <table:table-cell table:number-columns-repeated="20"/>
        </table:table-row>
        <table:table-row table:style-name="ro2">
          <table:table-cell office:value-type="float" office:value="310" calcext:value-type="float">
            <text:p>31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2]=&quot;Long&quot;; [.K312]-[Overview.$C$4]/[.J312]; IF([.F312]=&quot;Short&quot;; [.K312]+[Overview.$C$4]/[.J312]; &quot;&quot;)); &quot;&quot;)">
            <text:p/>
          </table:table-cell>
          <table:table-cell table:style-name="ce157" table:formula="of:=IFERROR(ABS([.L312]-[.K312])*[.J312]; &quot;&quot;)">
            <text:p/>
          </table:table-cell>
          <table:table-cell table:style-name="ce289" table:formula="of:=IFERROR(IF([.F312]=&quot;Long&quot;; [.K312]+[Overview.$C$4]/[.J312]*[Overview.$C$6]; IF([.F312]=&quot;Short&quot;; [.K312]-[Overview.$C$4]/[.J312]*[Overview.$C$6]; &quot;&quot;)); &quot;&quot;)">
            <text:p/>
          </table:table-cell>
          <table:table-cell table:style-name="ce152"/>
          <table:table-cell table:number-columns-repeated="2"/>
          <table:table-cell table:formula="of:=IFERROR([.S312]/[.M312]; &quot;&quot;)">
            <text:p/>
          </table:table-cell>
          <table:table-cell table:formula="of:=IFERROR(IF(AND([.F312]=&quot;Long&quot;; [.O312]=[.J312]); [.J312]*([.P312]-[.K312]); IF(AND([.F312]=&quot;Short&quot;; [.O312]=[.J312]); [.J312]*([.K312]-[.P312]); &quot;&quot;)); &quot;&quot;)">
            <text:p/>
          </table:table-cell>
          <table:table-cell table:formula="of:=IF(ISNUMBER([.S312]); IF([.S312]&gt;0; &quot;Win&quot;; &quot;Loss&quot;);&quot;&quot;)">
            <text:p/>
          </table:table-cell>
          <table:table-cell table:formula="of:=IF([.Q312]=&quot;&quot;; &quot;&quot;; CONCATENATE(DATEDIF([.I312];[.Q312];&quot;d&quot;); IF(DATEDIF([.I312];[.Q312];&quot;d&quot;)&gt;1; &quot; Days&quot;; &quot; Day&quot;)))">
            <text:p/>
          </table:table-cell>
          <table:table-cell table:content-validation-name="val12"/>
          <table:table-cell table:number-columns-repeated="2"/>
          <table:table-cell table:style-name="ce196"/>
          <table:table-cell table:style-name="ce205" table:formula="of:=IFERROR(IF(ISBLANK([.Y312]); &quot;&quot;; IF([.$F312]=&quot;Long&quot;; ([.Y312]-[.$K312])*[.$J312]/[.$M312]; ([.$K312]-[.Y312])*[.$J312]/[.$M312])-[.$R312]); &quot;&quot;)">
            <text:p/>
          </table:table-cell>
          <table:table-cell table:style-name="Default"/>
          <table:table-cell table:style-name="ce205" table:formula="of:=IFERROR(IF(ISBLANK([.AA312]); &quot;&quot;; IF([.$F312]=&quot;Long&quot;; ([.AA312]-[.$K312])*[.$J312]/[.$M312]; ([.$K312]-[.AA312])*[.$J312]/[.$M312])-[.$R312]); &quot;&quot;)">
            <text:p/>
          </table:table-cell>
          <table:table-cell table:style-name="Default"/>
          <table:table-cell table:style-name="ce205" table:formula="of:=IFERROR(IF(ISBLANK([.AC312]); &quot;&quot;; IF([.$F312]=&quot;Long&quot;; ([.AC312]-[.$K312])*[.$J312]/[.$M312]; ([.$K312]-[.AC312])*[.$J312]/[.$M312])-[.$R312]); &quot;&quot;)">
            <text:p/>
          </table:table-cell>
          <table:table-cell/>
          <table:table-cell table:formula="of:=IF(ISBLANK([.Q312]); &quot;&quot;; DAY([.Q312]))">
            <text:p/>
          </table:table-cell>
          <table:table-cell table:formula="of:=IF(ISBLANK([.I312]); &quot;&quot;; WEEKDAY([.I312]; 2))">
            <text:p/>
          </table:table-cell>
          <table:table-cell table:formula="of:=IF(ISBLANK([.Q312]); &quot;&quot;; WEEKDAY([.Q312]; 2))">
            <text:p/>
          </table:table-cell>
          <table:table-cell table:formula="of:=IF(ISBLANK([.Q312]); &quot;&quot;; WEEKNUM([.Q312]))">
            <text:p/>
          </table:table-cell>
          <table:table-cell table:style-name="ce224" table:formula="of:=IF(ISBLANK([.I312]); &quot;&quot;; MONTH([.I312]))">
            <text:p/>
          </table:table-cell>
          <table:table-cell table:formula="of:=IF(ISBLANK([.Q312]); &quot;&quot;; MONTH([.Q312]))">
            <text:p/>
          </table:table-cell>
          <table:table-cell table:formula="of:=IF(OR(ISBLANK([.I312]); ISBLANK([.Q312])); &quot;&quot;; IFERROR(DATEDIF([.I312];[.Q312];&quot;d&quot;); &quot;&quot;))">
            <text:p/>
          </table:table-cell>
          <table:table-cell table:style-name="ce286" table:formula="of:=IF(ISBLANK([.P312]); &quot;&quot;; SUM([.$R$3:.R312]))">
            <text:p/>
          </table:table-cell>
          <table:table-cell table:style-name="ce286" table:formula="of:=IF(ISBLANK([.P312]); &quot;&quot;; SUM([.$S$3:.S312]))">
            <text:p/>
          </table:table-cell>
          <table:table-cell table:formula="of:=IF(ISBLANK([.K312]); &quot;&quot;; [.J312]*[.K312])">
            <text:p/>
          </table:table-cell>
          <table:table-cell table:formula="of:=IF(ISNUMBER([.AO312]); [.AO312]*0.0035; &quot;&quot;)">
            <text:p/>
          </table:table-cell>
          <table:table-cell table:style-name="ce224" table:formula="of:=IF(ISBLANK([.P312]); &quot;&quot; ; [.O312]*[.P312])">
            <text:p/>
          </table:table-cell>
          <table:table-cell table:formula="of:=IF(ISNUMBER([.AQ312]); [.AQ312]*0.0035; &quot;&quot;)">
            <text:p/>
          </table:table-cell>
          <table:table-cell table:number-columns-repeated="20"/>
        </table:table-row>
        <table:table-row table:style-name="ro2">
          <table:table-cell office:value-type="float" office:value="311" calcext:value-type="float">
            <text:p>31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3]=&quot;Long&quot;; [.K313]-[Overview.$C$4]/[.J313]; IF([.F313]=&quot;Short&quot;; [.K313]+[Overview.$C$4]/[.J313]; &quot;&quot;)); &quot;&quot;)">
            <text:p/>
          </table:table-cell>
          <table:table-cell table:style-name="ce157" table:formula="of:=IFERROR(ABS([.L313]-[.K313])*[.J313]; &quot;&quot;)">
            <text:p/>
          </table:table-cell>
          <table:table-cell table:style-name="ce289" table:formula="of:=IFERROR(IF([.F313]=&quot;Long&quot;; [.K313]+[Overview.$C$4]/[.J313]*[Overview.$C$6]; IF([.F313]=&quot;Short&quot;; [.K313]-[Overview.$C$4]/[.J313]*[Overview.$C$6]; &quot;&quot;)); &quot;&quot;)">
            <text:p/>
          </table:table-cell>
          <table:table-cell table:style-name="ce152"/>
          <table:table-cell table:number-columns-repeated="2"/>
          <table:table-cell table:formula="of:=IFERROR([.S313]/[.M313]; &quot;&quot;)">
            <text:p/>
          </table:table-cell>
          <table:table-cell table:formula="of:=IFERROR(IF(AND([.F313]=&quot;Long&quot;; [.O313]=[.J313]); [.J313]*([.P313]-[.K313]); IF(AND([.F313]=&quot;Short&quot;; [.O313]=[.J313]); [.J313]*([.K313]-[.P313]); &quot;&quot;)); &quot;&quot;)">
            <text:p/>
          </table:table-cell>
          <table:table-cell table:formula="of:=IF(ISNUMBER([.S313]); IF([.S313]&gt;0; &quot;Win&quot;; &quot;Loss&quot;);&quot;&quot;)">
            <text:p/>
          </table:table-cell>
          <table:table-cell table:formula="of:=IF([.Q313]=&quot;&quot;; &quot;&quot;; CONCATENATE(DATEDIF([.I313];[.Q313];&quot;d&quot;); IF(DATEDIF([.I313];[.Q313];&quot;d&quot;)&gt;1; &quot; Days&quot;; &quot; Day&quot;)))">
            <text:p/>
          </table:table-cell>
          <table:table-cell table:content-validation-name="val12"/>
          <table:table-cell table:number-columns-repeated="2"/>
          <table:table-cell table:style-name="ce196"/>
          <table:table-cell table:style-name="ce205" table:formula="of:=IFERROR(IF(ISBLANK([.Y313]); &quot;&quot;; IF([.$F313]=&quot;Long&quot;; ([.Y313]-[.$K313])*[.$J313]/[.$M313]; ([.$K313]-[.Y313])*[.$J313]/[.$M313])-[.$R313]); &quot;&quot;)">
            <text:p/>
          </table:table-cell>
          <table:table-cell table:style-name="Default"/>
          <table:table-cell table:style-name="ce205" table:formula="of:=IFERROR(IF(ISBLANK([.AA313]); &quot;&quot;; IF([.$F313]=&quot;Long&quot;; ([.AA313]-[.$K313])*[.$J313]/[.$M313]; ([.$K313]-[.AA313])*[.$J313]/[.$M313])-[.$R313]); &quot;&quot;)">
            <text:p/>
          </table:table-cell>
          <table:table-cell table:style-name="Default"/>
          <table:table-cell table:style-name="ce205" table:formula="of:=IFERROR(IF(ISBLANK([.AC313]); &quot;&quot;; IF([.$F313]=&quot;Long&quot;; ([.AC313]-[.$K313])*[.$J313]/[.$M313]; ([.$K313]-[.AC313])*[.$J313]/[.$M313])-[.$R313]); &quot;&quot;)">
            <text:p/>
          </table:table-cell>
          <table:table-cell/>
          <table:table-cell table:formula="of:=IF(ISBLANK([.Q313]); &quot;&quot;; DAY([.Q313]))">
            <text:p/>
          </table:table-cell>
          <table:table-cell table:formula="of:=IF(ISBLANK([.I313]); &quot;&quot;; WEEKDAY([.I313]; 2))">
            <text:p/>
          </table:table-cell>
          <table:table-cell table:formula="of:=IF(ISBLANK([.Q313]); &quot;&quot;; WEEKDAY([.Q313]; 2))">
            <text:p/>
          </table:table-cell>
          <table:table-cell table:formula="of:=IF(ISBLANK([.Q313]); &quot;&quot;; WEEKNUM([.Q313]))">
            <text:p/>
          </table:table-cell>
          <table:table-cell table:style-name="ce224" table:formula="of:=IF(ISBLANK([.I313]); &quot;&quot;; MONTH([.I313]))">
            <text:p/>
          </table:table-cell>
          <table:table-cell table:formula="of:=IF(ISBLANK([.Q313]); &quot;&quot;; MONTH([.Q313]))">
            <text:p/>
          </table:table-cell>
          <table:table-cell table:formula="of:=IF(OR(ISBLANK([.I313]); ISBLANK([.Q313])); &quot;&quot;; IFERROR(DATEDIF([.I313];[.Q313];&quot;d&quot;); &quot;&quot;))">
            <text:p/>
          </table:table-cell>
          <table:table-cell table:style-name="ce286" table:formula="of:=IF(ISBLANK([.P313]); &quot;&quot;; SUM([.$R$3:.R313]))">
            <text:p/>
          </table:table-cell>
          <table:table-cell table:style-name="ce286" table:formula="of:=IF(ISBLANK([.P313]); &quot;&quot;; SUM([.$S$3:.S313]))">
            <text:p/>
          </table:table-cell>
          <table:table-cell table:formula="of:=IF(ISBLANK([.K313]); &quot;&quot;; [.J313]*[.K313])">
            <text:p/>
          </table:table-cell>
          <table:table-cell table:formula="of:=IF(ISNUMBER([.AO313]); [.AO313]*0.0035; &quot;&quot;)">
            <text:p/>
          </table:table-cell>
          <table:table-cell table:style-name="ce224" table:formula="of:=IF(ISBLANK([.P313]); &quot;&quot; ; [.O313]*[.P313])">
            <text:p/>
          </table:table-cell>
          <table:table-cell table:formula="of:=IF(ISNUMBER([.AQ313]); [.AQ313]*0.0035; &quot;&quot;)">
            <text:p/>
          </table:table-cell>
          <table:table-cell table:number-columns-repeated="20"/>
        </table:table-row>
        <table:table-row table:style-name="ro2">
          <table:table-cell office:value-type="float" office:value="312" calcext:value-type="float">
            <text:p>31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4]=&quot;Long&quot;; [.K314]-[Overview.$C$4]/[.J314]; IF([.F314]=&quot;Short&quot;; [.K314]+[Overview.$C$4]/[.J314]; &quot;&quot;)); &quot;&quot;)">
            <text:p/>
          </table:table-cell>
          <table:table-cell table:style-name="ce157" table:formula="of:=IFERROR(ABS([.L314]-[.K314])*[.J314]; &quot;&quot;)">
            <text:p/>
          </table:table-cell>
          <table:table-cell table:style-name="ce289" table:formula="of:=IFERROR(IF([.F314]=&quot;Long&quot;; [.K314]+[Overview.$C$4]/[.J314]*[Overview.$C$6]; IF([.F314]=&quot;Short&quot;; [.K314]-[Overview.$C$4]/[.J314]*[Overview.$C$6]; &quot;&quot;)); &quot;&quot;)">
            <text:p/>
          </table:table-cell>
          <table:table-cell table:style-name="ce152"/>
          <table:table-cell table:number-columns-repeated="2"/>
          <table:table-cell table:formula="of:=IFERROR([.S314]/[.M314]; &quot;&quot;)">
            <text:p/>
          </table:table-cell>
          <table:table-cell table:formula="of:=IFERROR(IF(AND([.F314]=&quot;Long&quot;; [.O314]=[.J314]); [.J314]*([.P314]-[.K314]); IF(AND([.F314]=&quot;Short&quot;; [.O314]=[.J314]); [.J314]*([.K314]-[.P314]); &quot;&quot;)); &quot;&quot;)">
            <text:p/>
          </table:table-cell>
          <table:table-cell table:formula="of:=IF(ISNUMBER([.S314]); IF([.S314]&gt;0; &quot;Win&quot;; &quot;Loss&quot;);&quot;&quot;)">
            <text:p/>
          </table:table-cell>
          <table:table-cell table:formula="of:=IF([.Q314]=&quot;&quot;; &quot;&quot;; CONCATENATE(DATEDIF([.I314];[.Q314];&quot;d&quot;); IF(DATEDIF([.I314];[.Q314];&quot;d&quot;)&gt;1; &quot; Days&quot;; &quot; Day&quot;)))">
            <text:p/>
          </table:table-cell>
          <table:table-cell table:content-validation-name="val12"/>
          <table:table-cell table:number-columns-repeated="2"/>
          <table:table-cell table:style-name="ce196"/>
          <table:table-cell table:style-name="ce205" table:formula="of:=IFERROR(IF(ISBLANK([.Y314]); &quot;&quot;; IF([.$F314]=&quot;Long&quot;; ([.Y314]-[.$K314])*[.$J314]/[.$M314]; ([.$K314]-[.Y314])*[.$J314]/[.$M314])-[.$R314]); &quot;&quot;)">
            <text:p/>
          </table:table-cell>
          <table:table-cell table:style-name="Default"/>
          <table:table-cell table:style-name="ce205" table:formula="of:=IFERROR(IF(ISBLANK([.AA314]); &quot;&quot;; IF([.$F314]=&quot;Long&quot;; ([.AA314]-[.$K314])*[.$J314]/[.$M314]; ([.$K314]-[.AA314])*[.$J314]/[.$M314])-[.$R314]); &quot;&quot;)">
            <text:p/>
          </table:table-cell>
          <table:table-cell table:style-name="Default"/>
          <table:table-cell table:style-name="ce205" table:formula="of:=IFERROR(IF(ISBLANK([.AC314]); &quot;&quot;; IF([.$F314]=&quot;Long&quot;; ([.AC314]-[.$K314])*[.$J314]/[.$M314]; ([.$K314]-[.AC314])*[.$J314]/[.$M314])-[.$R314]); &quot;&quot;)">
            <text:p/>
          </table:table-cell>
          <table:table-cell/>
          <table:table-cell table:formula="of:=IF(ISBLANK([.Q314]); &quot;&quot;; DAY([.Q314]))">
            <text:p/>
          </table:table-cell>
          <table:table-cell table:formula="of:=IF(ISBLANK([.I314]); &quot;&quot;; WEEKDAY([.I314]; 2))">
            <text:p/>
          </table:table-cell>
          <table:table-cell table:formula="of:=IF(ISBLANK([.Q314]); &quot;&quot;; WEEKDAY([.Q314]; 2))">
            <text:p/>
          </table:table-cell>
          <table:table-cell table:formula="of:=IF(ISBLANK([.Q314]); &quot;&quot;; WEEKNUM([.Q314]))">
            <text:p/>
          </table:table-cell>
          <table:table-cell table:style-name="ce224" table:formula="of:=IF(ISBLANK([.I314]); &quot;&quot;; MONTH([.I314]))">
            <text:p/>
          </table:table-cell>
          <table:table-cell table:formula="of:=IF(ISBLANK([.Q314]); &quot;&quot;; MONTH([.Q314]))">
            <text:p/>
          </table:table-cell>
          <table:table-cell table:formula="of:=IF(OR(ISBLANK([.I314]); ISBLANK([.Q314])); &quot;&quot;; IFERROR(DATEDIF([.I314];[.Q314];&quot;d&quot;); &quot;&quot;))">
            <text:p/>
          </table:table-cell>
          <table:table-cell table:style-name="ce286" table:formula="of:=IF(ISBLANK([.P314]); &quot;&quot;; SUM([.$R$3:.R314]))">
            <text:p/>
          </table:table-cell>
          <table:table-cell table:style-name="ce286" table:formula="of:=IF(ISBLANK([.P314]); &quot;&quot;; SUM([.$S$3:.S314]))">
            <text:p/>
          </table:table-cell>
          <table:table-cell table:formula="of:=IF(ISBLANK([.K314]); &quot;&quot;; [.J314]*[.K314])">
            <text:p/>
          </table:table-cell>
          <table:table-cell table:formula="of:=IF(ISNUMBER([.AO314]); [.AO314]*0.0035; &quot;&quot;)">
            <text:p/>
          </table:table-cell>
          <table:table-cell table:style-name="ce224" table:formula="of:=IF(ISBLANK([.P314]); &quot;&quot; ; [.O314]*[.P314])">
            <text:p/>
          </table:table-cell>
          <table:table-cell table:formula="of:=IF(ISNUMBER([.AQ314]); [.AQ314]*0.0035; &quot;&quot;)">
            <text:p/>
          </table:table-cell>
          <table:table-cell table:number-columns-repeated="20"/>
        </table:table-row>
        <table:table-row table:style-name="ro2">
          <table:table-cell office:value-type="float" office:value="313" calcext:value-type="float">
            <text:p>31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5]=&quot;Long&quot;; [.K315]-[Overview.$C$4]/[.J315]; IF([.F315]=&quot;Short&quot;; [.K315]+[Overview.$C$4]/[.J315]; &quot;&quot;)); &quot;&quot;)">
            <text:p/>
          </table:table-cell>
          <table:table-cell table:style-name="ce157" table:formula="of:=IFERROR(ABS([.L315]-[.K315])*[.J315]; &quot;&quot;)">
            <text:p/>
          </table:table-cell>
          <table:table-cell table:style-name="ce289" table:formula="of:=IFERROR(IF([.F315]=&quot;Long&quot;; [.K315]+[Overview.$C$4]/[.J315]*[Overview.$C$6]; IF([.F315]=&quot;Short&quot;; [.K315]-[Overview.$C$4]/[.J315]*[Overview.$C$6]; &quot;&quot;)); &quot;&quot;)">
            <text:p/>
          </table:table-cell>
          <table:table-cell table:style-name="ce152"/>
          <table:table-cell table:number-columns-repeated="2"/>
          <table:table-cell table:formula="of:=IFERROR([.S315]/[.M315]; &quot;&quot;)">
            <text:p/>
          </table:table-cell>
          <table:table-cell table:formula="of:=IFERROR(IF(AND([.F315]=&quot;Long&quot;; [.O315]=[.J315]); [.J315]*([.P315]-[.K315]); IF(AND([.F315]=&quot;Short&quot;; [.O315]=[.J315]); [.J315]*([.K315]-[.P315]); &quot;&quot;)); &quot;&quot;)">
            <text:p/>
          </table:table-cell>
          <table:table-cell table:formula="of:=IF(ISNUMBER([.S315]); IF([.S315]&gt;0; &quot;Win&quot;; &quot;Loss&quot;);&quot;&quot;)">
            <text:p/>
          </table:table-cell>
          <table:table-cell table:formula="of:=IF([.Q315]=&quot;&quot;; &quot;&quot;; CONCATENATE(DATEDIF([.I315];[.Q315];&quot;d&quot;); IF(DATEDIF([.I315];[.Q315];&quot;d&quot;)&gt;1; &quot; Days&quot;; &quot; Day&quot;)))">
            <text:p/>
          </table:table-cell>
          <table:table-cell table:content-validation-name="val12"/>
          <table:table-cell table:number-columns-repeated="2"/>
          <table:table-cell table:style-name="ce196"/>
          <table:table-cell table:style-name="ce205" table:formula="of:=IFERROR(IF(ISBLANK([.Y315]); &quot;&quot;; IF([.$F315]=&quot;Long&quot;; ([.Y315]-[.$K315])*[.$J315]/[.$M315]; ([.$K315]-[.Y315])*[.$J315]/[.$M315])-[.$R315]); &quot;&quot;)">
            <text:p/>
          </table:table-cell>
          <table:table-cell table:style-name="Default"/>
          <table:table-cell table:style-name="ce205" table:formula="of:=IFERROR(IF(ISBLANK([.AA315]); &quot;&quot;; IF([.$F315]=&quot;Long&quot;; ([.AA315]-[.$K315])*[.$J315]/[.$M315]; ([.$K315]-[.AA315])*[.$J315]/[.$M315])-[.$R315]); &quot;&quot;)">
            <text:p/>
          </table:table-cell>
          <table:table-cell table:style-name="Default"/>
          <table:table-cell table:style-name="ce205" table:formula="of:=IFERROR(IF(ISBLANK([.AC315]); &quot;&quot;; IF([.$F315]=&quot;Long&quot;; ([.AC315]-[.$K315])*[.$J315]/[.$M315]; ([.$K315]-[.AC315])*[.$J315]/[.$M315])-[.$R315]); &quot;&quot;)">
            <text:p/>
          </table:table-cell>
          <table:table-cell/>
          <table:table-cell table:formula="of:=IF(ISBLANK([.Q315]); &quot;&quot;; DAY([.Q315]))">
            <text:p/>
          </table:table-cell>
          <table:table-cell table:formula="of:=IF(ISBLANK([.I315]); &quot;&quot;; WEEKDAY([.I315]; 2))">
            <text:p/>
          </table:table-cell>
          <table:table-cell table:formula="of:=IF(ISBLANK([.Q315]); &quot;&quot;; WEEKDAY([.Q315]; 2))">
            <text:p/>
          </table:table-cell>
          <table:table-cell table:formula="of:=IF(ISBLANK([.Q315]); &quot;&quot;; WEEKNUM([.Q315]))">
            <text:p/>
          </table:table-cell>
          <table:table-cell table:style-name="ce224" table:formula="of:=IF(ISBLANK([.I315]); &quot;&quot;; MONTH([.I315]))">
            <text:p/>
          </table:table-cell>
          <table:table-cell table:formula="of:=IF(ISBLANK([.Q315]); &quot;&quot;; MONTH([.Q315]))">
            <text:p/>
          </table:table-cell>
          <table:table-cell table:formula="of:=IF(OR(ISBLANK([.I315]); ISBLANK([.Q315])); &quot;&quot;; IFERROR(DATEDIF([.I315];[.Q315];&quot;d&quot;); &quot;&quot;))">
            <text:p/>
          </table:table-cell>
          <table:table-cell table:style-name="ce286" table:formula="of:=IF(ISBLANK([.P315]); &quot;&quot;; SUM([.$R$3:.R315]))">
            <text:p/>
          </table:table-cell>
          <table:table-cell table:style-name="ce286" table:formula="of:=IF(ISBLANK([.P315]); &quot;&quot;; SUM([.$S$3:.S315]))">
            <text:p/>
          </table:table-cell>
          <table:table-cell table:formula="of:=IF(ISBLANK([.K315]); &quot;&quot;; [.J315]*[.K315])">
            <text:p/>
          </table:table-cell>
          <table:table-cell table:formula="of:=IF(ISNUMBER([.AO315]); [.AO315]*0.0035; &quot;&quot;)">
            <text:p/>
          </table:table-cell>
          <table:table-cell table:style-name="ce224" table:formula="of:=IF(ISBLANK([.P315]); &quot;&quot; ; [.O315]*[.P315])">
            <text:p/>
          </table:table-cell>
          <table:table-cell table:formula="of:=IF(ISNUMBER([.AQ315]); [.AQ315]*0.0035; &quot;&quot;)">
            <text:p/>
          </table:table-cell>
          <table:table-cell table:number-columns-repeated="20"/>
        </table:table-row>
        <table:table-row table:style-name="ro2">
          <table:table-cell office:value-type="float" office:value="314" calcext:value-type="float">
            <text:p>31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6]=&quot;Long&quot;; [.K316]-[Overview.$C$4]/[.J316]; IF([.F316]=&quot;Short&quot;; [.K316]+[Overview.$C$4]/[.J316]; &quot;&quot;)); &quot;&quot;)">
            <text:p/>
          </table:table-cell>
          <table:table-cell table:style-name="ce157" table:formula="of:=IFERROR(ABS([.L316]-[.K316])*[.J316]; &quot;&quot;)">
            <text:p/>
          </table:table-cell>
          <table:table-cell table:style-name="ce289" table:formula="of:=IFERROR(IF([.F316]=&quot;Long&quot;; [.K316]+[Overview.$C$4]/[.J316]*[Overview.$C$6]; IF([.F316]=&quot;Short&quot;; [.K316]-[Overview.$C$4]/[.J316]*[Overview.$C$6]; &quot;&quot;)); &quot;&quot;)">
            <text:p/>
          </table:table-cell>
          <table:table-cell table:style-name="ce152"/>
          <table:table-cell table:number-columns-repeated="2"/>
          <table:table-cell table:formula="of:=IFERROR([.S316]/[.M316]; &quot;&quot;)">
            <text:p/>
          </table:table-cell>
          <table:table-cell table:formula="of:=IFERROR(IF(AND([.F316]=&quot;Long&quot;; [.O316]=[.J316]); [.J316]*([.P316]-[.K316]); IF(AND([.F316]=&quot;Short&quot;; [.O316]=[.J316]); [.J316]*([.K316]-[.P316]); &quot;&quot;)); &quot;&quot;)">
            <text:p/>
          </table:table-cell>
          <table:table-cell table:formula="of:=IF(ISNUMBER([.S316]); IF([.S316]&gt;0; &quot;Win&quot;; &quot;Loss&quot;);&quot;&quot;)">
            <text:p/>
          </table:table-cell>
          <table:table-cell table:formula="of:=IF([.Q316]=&quot;&quot;; &quot;&quot;; CONCATENATE(DATEDIF([.I316];[.Q316];&quot;d&quot;); IF(DATEDIF([.I316];[.Q316];&quot;d&quot;)&gt;1; &quot; Days&quot;; &quot; Day&quot;)))">
            <text:p/>
          </table:table-cell>
          <table:table-cell table:content-validation-name="val12"/>
          <table:table-cell table:number-columns-repeated="2"/>
          <table:table-cell table:style-name="ce196"/>
          <table:table-cell table:style-name="ce205" table:formula="of:=IFERROR(IF(ISBLANK([.Y316]); &quot;&quot;; IF([.$F316]=&quot;Long&quot;; ([.Y316]-[.$K316])*[.$J316]/[.$M316]; ([.$K316]-[.Y316])*[.$J316]/[.$M316])-[.$R316]); &quot;&quot;)">
            <text:p/>
          </table:table-cell>
          <table:table-cell table:style-name="Default"/>
          <table:table-cell table:style-name="ce205" table:formula="of:=IFERROR(IF(ISBLANK([.AA316]); &quot;&quot;; IF([.$F316]=&quot;Long&quot;; ([.AA316]-[.$K316])*[.$J316]/[.$M316]; ([.$K316]-[.AA316])*[.$J316]/[.$M316])-[.$R316]); &quot;&quot;)">
            <text:p/>
          </table:table-cell>
          <table:table-cell table:style-name="Default"/>
          <table:table-cell table:style-name="ce205" table:formula="of:=IFERROR(IF(ISBLANK([.AC316]); &quot;&quot;; IF([.$F316]=&quot;Long&quot;; ([.AC316]-[.$K316])*[.$J316]/[.$M316]; ([.$K316]-[.AC316])*[.$J316]/[.$M316])-[.$R316]); &quot;&quot;)">
            <text:p/>
          </table:table-cell>
          <table:table-cell/>
          <table:table-cell table:formula="of:=IF(ISBLANK([.Q316]); &quot;&quot;; DAY([.Q316]))">
            <text:p/>
          </table:table-cell>
          <table:table-cell table:formula="of:=IF(ISBLANK([.I316]); &quot;&quot;; WEEKDAY([.I316]; 2))">
            <text:p/>
          </table:table-cell>
          <table:table-cell table:formula="of:=IF(ISBLANK([.Q316]); &quot;&quot;; WEEKDAY([.Q316]; 2))">
            <text:p/>
          </table:table-cell>
          <table:table-cell table:formula="of:=IF(ISBLANK([.Q316]); &quot;&quot;; WEEKNUM([.Q316]))">
            <text:p/>
          </table:table-cell>
          <table:table-cell table:style-name="ce224" table:formula="of:=IF(ISBLANK([.I316]); &quot;&quot;; MONTH([.I316]))">
            <text:p/>
          </table:table-cell>
          <table:table-cell table:formula="of:=IF(ISBLANK([.Q316]); &quot;&quot;; MONTH([.Q316]))">
            <text:p/>
          </table:table-cell>
          <table:table-cell table:formula="of:=IF(OR(ISBLANK([.I316]); ISBLANK([.Q316])); &quot;&quot;; IFERROR(DATEDIF([.I316];[.Q316];&quot;d&quot;); &quot;&quot;))">
            <text:p/>
          </table:table-cell>
          <table:table-cell table:style-name="ce286" table:formula="of:=IF(ISBLANK([.P316]); &quot;&quot;; SUM([.$R$3:.R316]))">
            <text:p/>
          </table:table-cell>
          <table:table-cell table:style-name="ce286" table:formula="of:=IF(ISBLANK([.P316]); &quot;&quot;; SUM([.$S$3:.S316]))">
            <text:p/>
          </table:table-cell>
          <table:table-cell table:formula="of:=IF(ISBLANK([.K316]); &quot;&quot;; [.J316]*[.K316])">
            <text:p/>
          </table:table-cell>
          <table:table-cell table:formula="of:=IF(ISNUMBER([.AO316]); [.AO316]*0.0035; &quot;&quot;)">
            <text:p/>
          </table:table-cell>
          <table:table-cell table:style-name="ce224" table:formula="of:=IF(ISBLANK([.P316]); &quot;&quot; ; [.O316]*[.P316])">
            <text:p/>
          </table:table-cell>
          <table:table-cell table:formula="of:=IF(ISNUMBER([.AQ316]); [.AQ316]*0.0035; &quot;&quot;)">
            <text:p/>
          </table:table-cell>
          <table:table-cell table:number-columns-repeated="20"/>
        </table:table-row>
        <table:table-row table:style-name="ro2">
          <table:table-cell office:value-type="float" office:value="315" calcext:value-type="float">
            <text:p>31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7]=&quot;Long&quot;; [.K317]-[Overview.$C$4]/[.J317]; IF([.F317]=&quot;Short&quot;; [.K317]+[Overview.$C$4]/[.J317]; &quot;&quot;)); &quot;&quot;)">
            <text:p/>
          </table:table-cell>
          <table:table-cell table:style-name="ce157" table:formula="of:=IFERROR(ABS([.L317]-[.K317])*[.J317]; &quot;&quot;)">
            <text:p/>
          </table:table-cell>
          <table:table-cell table:style-name="ce289" table:formula="of:=IFERROR(IF([.F317]=&quot;Long&quot;; [.K317]+[Overview.$C$4]/[.J317]*[Overview.$C$6]; IF([.F317]=&quot;Short&quot;; [.K317]-[Overview.$C$4]/[.J317]*[Overview.$C$6]; &quot;&quot;)); &quot;&quot;)">
            <text:p/>
          </table:table-cell>
          <table:table-cell table:style-name="ce152"/>
          <table:table-cell table:number-columns-repeated="2"/>
          <table:table-cell table:formula="of:=IFERROR([.S317]/[.M317]; &quot;&quot;)">
            <text:p/>
          </table:table-cell>
          <table:table-cell table:formula="of:=IFERROR(IF(AND([.F317]=&quot;Long&quot;; [.O317]=[.J317]); [.J317]*([.P317]-[.K317]); IF(AND([.F317]=&quot;Short&quot;; [.O317]=[.J317]); [.J317]*([.K317]-[.P317]); &quot;&quot;)); &quot;&quot;)">
            <text:p/>
          </table:table-cell>
          <table:table-cell table:formula="of:=IF(ISNUMBER([.S317]); IF([.S317]&gt;0; &quot;Win&quot;; &quot;Loss&quot;);&quot;&quot;)">
            <text:p/>
          </table:table-cell>
          <table:table-cell table:formula="of:=IF([.Q317]=&quot;&quot;; &quot;&quot;; CONCATENATE(DATEDIF([.I317];[.Q317];&quot;d&quot;); IF(DATEDIF([.I317];[.Q317];&quot;d&quot;)&gt;1; &quot; Days&quot;; &quot; Day&quot;)))">
            <text:p/>
          </table:table-cell>
          <table:table-cell table:content-validation-name="val12"/>
          <table:table-cell table:number-columns-repeated="2"/>
          <table:table-cell table:style-name="ce196"/>
          <table:table-cell table:style-name="ce205" table:formula="of:=IFERROR(IF(ISBLANK([.Y317]); &quot;&quot;; IF([.$F317]=&quot;Long&quot;; ([.Y317]-[.$K317])*[.$J317]/[.$M317]; ([.$K317]-[.Y317])*[.$J317]/[.$M317])-[.$R317]); &quot;&quot;)">
            <text:p/>
          </table:table-cell>
          <table:table-cell table:style-name="Default"/>
          <table:table-cell table:style-name="ce205" table:formula="of:=IFERROR(IF(ISBLANK([.AA317]); &quot;&quot;; IF([.$F317]=&quot;Long&quot;; ([.AA317]-[.$K317])*[.$J317]/[.$M317]; ([.$K317]-[.AA317])*[.$J317]/[.$M317])-[.$R317]); &quot;&quot;)">
            <text:p/>
          </table:table-cell>
          <table:table-cell table:style-name="Default"/>
          <table:table-cell table:style-name="ce205" table:formula="of:=IFERROR(IF(ISBLANK([.AC317]); &quot;&quot;; IF([.$F317]=&quot;Long&quot;; ([.AC317]-[.$K317])*[.$J317]/[.$M317]; ([.$K317]-[.AC317])*[.$J317]/[.$M317])-[.$R317]); &quot;&quot;)">
            <text:p/>
          </table:table-cell>
          <table:table-cell/>
          <table:table-cell table:formula="of:=IF(ISBLANK([.Q317]); &quot;&quot;; DAY([.Q317]))">
            <text:p/>
          </table:table-cell>
          <table:table-cell table:formula="of:=IF(ISBLANK([.I317]); &quot;&quot;; WEEKDAY([.I317]; 2))">
            <text:p/>
          </table:table-cell>
          <table:table-cell table:formula="of:=IF(ISBLANK([.Q317]); &quot;&quot;; WEEKDAY([.Q317]; 2))">
            <text:p/>
          </table:table-cell>
          <table:table-cell table:formula="of:=IF(ISBLANK([.Q317]); &quot;&quot;; WEEKNUM([.Q317]))">
            <text:p/>
          </table:table-cell>
          <table:table-cell table:style-name="ce224" table:formula="of:=IF(ISBLANK([.I317]); &quot;&quot;; MONTH([.I317]))">
            <text:p/>
          </table:table-cell>
          <table:table-cell table:formula="of:=IF(ISBLANK([.Q317]); &quot;&quot;; MONTH([.Q317]))">
            <text:p/>
          </table:table-cell>
          <table:table-cell table:formula="of:=IF(OR(ISBLANK([.I317]); ISBLANK([.Q317])); &quot;&quot;; IFERROR(DATEDIF([.I317];[.Q317];&quot;d&quot;); &quot;&quot;))">
            <text:p/>
          </table:table-cell>
          <table:table-cell table:style-name="ce286" table:formula="of:=IF(ISBLANK([.P317]); &quot;&quot;; SUM([.$R$3:.R317]))">
            <text:p/>
          </table:table-cell>
          <table:table-cell table:style-name="ce286" table:formula="of:=IF(ISBLANK([.P317]); &quot;&quot;; SUM([.$S$3:.S317]))">
            <text:p/>
          </table:table-cell>
          <table:table-cell table:formula="of:=IF(ISBLANK([.K317]); &quot;&quot;; [.J317]*[.K317])">
            <text:p/>
          </table:table-cell>
          <table:table-cell table:formula="of:=IF(ISNUMBER([.AO317]); [.AO317]*0.0035; &quot;&quot;)">
            <text:p/>
          </table:table-cell>
          <table:table-cell table:style-name="ce224" table:formula="of:=IF(ISBLANK([.P317]); &quot;&quot; ; [.O317]*[.P317])">
            <text:p/>
          </table:table-cell>
          <table:table-cell table:formula="of:=IF(ISNUMBER([.AQ317]); [.AQ317]*0.0035; &quot;&quot;)">
            <text:p/>
          </table:table-cell>
          <table:table-cell table:number-columns-repeated="20"/>
        </table:table-row>
        <table:table-row table:style-name="ro2">
          <table:table-cell office:value-type="float" office:value="316" calcext:value-type="float">
            <text:p>31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8]=&quot;Long&quot;; [.K318]-[Overview.$C$4]/[.J318]; IF([.F318]=&quot;Short&quot;; [.K318]+[Overview.$C$4]/[.J318]; &quot;&quot;)); &quot;&quot;)">
            <text:p/>
          </table:table-cell>
          <table:table-cell table:style-name="ce157" table:formula="of:=IFERROR(ABS([.L318]-[.K318])*[.J318]; &quot;&quot;)">
            <text:p/>
          </table:table-cell>
          <table:table-cell table:style-name="ce289" table:formula="of:=IFERROR(IF([.F318]=&quot;Long&quot;; [.K318]+[Overview.$C$4]/[.J318]*[Overview.$C$6]; IF([.F318]=&quot;Short&quot;; [.K318]-[Overview.$C$4]/[.J318]*[Overview.$C$6]; &quot;&quot;)); &quot;&quot;)">
            <text:p/>
          </table:table-cell>
          <table:table-cell table:style-name="ce152"/>
          <table:table-cell table:number-columns-repeated="2"/>
          <table:table-cell table:formula="of:=IFERROR([.S318]/[.M318]; &quot;&quot;)">
            <text:p/>
          </table:table-cell>
          <table:table-cell table:formula="of:=IFERROR(IF(AND([.F318]=&quot;Long&quot;; [.O318]=[.J318]); [.J318]*([.P318]-[.K318]); IF(AND([.F318]=&quot;Short&quot;; [.O318]=[.J318]); [.J318]*([.K318]-[.P318]); &quot;&quot;)); &quot;&quot;)">
            <text:p/>
          </table:table-cell>
          <table:table-cell table:formula="of:=IF(ISNUMBER([.S318]); IF([.S318]&gt;0; &quot;Win&quot;; &quot;Loss&quot;);&quot;&quot;)">
            <text:p/>
          </table:table-cell>
          <table:table-cell table:formula="of:=IF([.Q318]=&quot;&quot;; &quot;&quot;; CONCATENATE(DATEDIF([.I318];[.Q318];&quot;d&quot;); IF(DATEDIF([.I318];[.Q318];&quot;d&quot;)&gt;1; &quot; Days&quot;; &quot; Day&quot;)))">
            <text:p/>
          </table:table-cell>
          <table:table-cell table:content-validation-name="val12"/>
          <table:table-cell table:number-columns-repeated="2"/>
          <table:table-cell table:style-name="ce196"/>
          <table:table-cell table:style-name="ce205" table:formula="of:=IFERROR(IF(ISBLANK([.Y318]); &quot;&quot;; IF([.$F318]=&quot;Long&quot;; ([.Y318]-[.$K318])*[.$J318]/[.$M318]; ([.$K318]-[.Y318])*[.$J318]/[.$M318])-[.$R318]); &quot;&quot;)">
            <text:p/>
          </table:table-cell>
          <table:table-cell table:style-name="Default"/>
          <table:table-cell table:style-name="ce205" table:formula="of:=IFERROR(IF(ISBLANK([.AA318]); &quot;&quot;; IF([.$F318]=&quot;Long&quot;; ([.AA318]-[.$K318])*[.$J318]/[.$M318]; ([.$K318]-[.AA318])*[.$J318]/[.$M318])-[.$R318]); &quot;&quot;)">
            <text:p/>
          </table:table-cell>
          <table:table-cell table:style-name="Default"/>
          <table:table-cell table:style-name="ce205" table:formula="of:=IFERROR(IF(ISBLANK([.AC318]); &quot;&quot;; IF([.$F318]=&quot;Long&quot;; ([.AC318]-[.$K318])*[.$J318]/[.$M318]; ([.$K318]-[.AC318])*[.$J318]/[.$M318])-[.$R318]); &quot;&quot;)">
            <text:p/>
          </table:table-cell>
          <table:table-cell/>
          <table:table-cell table:formula="of:=IF(ISBLANK([.Q318]); &quot;&quot;; DAY([.Q318]))">
            <text:p/>
          </table:table-cell>
          <table:table-cell table:formula="of:=IF(ISBLANK([.I318]); &quot;&quot;; WEEKDAY([.I318]; 2))">
            <text:p/>
          </table:table-cell>
          <table:table-cell table:formula="of:=IF(ISBLANK([.Q318]); &quot;&quot;; WEEKDAY([.Q318]; 2))">
            <text:p/>
          </table:table-cell>
          <table:table-cell table:formula="of:=IF(ISBLANK([.Q318]); &quot;&quot;; WEEKNUM([.Q318]))">
            <text:p/>
          </table:table-cell>
          <table:table-cell table:style-name="ce224" table:formula="of:=IF(ISBLANK([.I318]); &quot;&quot;; MONTH([.I318]))">
            <text:p/>
          </table:table-cell>
          <table:table-cell table:formula="of:=IF(ISBLANK([.Q318]); &quot;&quot;; MONTH([.Q318]))">
            <text:p/>
          </table:table-cell>
          <table:table-cell table:formula="of:=IF(OR(ISBLANK([.I318]); ISBLANK([.Q318])); &quot;&quot;; IFERROR(DATEDIF([.I318];[.Q318];&quot;d&quot;); &quot;&quot;))">
            <text:p/>
          </table:table-cell>
          <table:table-cell table:style-name="ce286" table:formula="of:=IF(ISBLANK([.P318]); &quot;&quot;; SUM([.$R$3:.R318]))">
            <text:p/>
          </table:table-cell>
          <table:table-cell table:style-name="ce286" table:formula="of:=IF(ISBLANK([.P318]); &quot;&quot;; SUM([.$S$3:.S318]))">
            <text:p/>
          </table:table-cell>
          <table:table-cell table:formula="of:=IF(ISBLANK([.K318]); &quot;&quot;; [.J318]*[.K318])">
            <text:p/>
          </table:table-cell>
          <table:table-cell table:formula="of:=IF(ISNUMBER([.AO318]); [.AO318]*0.0035; &quot;&quot;)">
            <text:p/>
          </table:table-cell>
          <table:table-cell table:style-name="ce224" table:formula="of:=IF(ISBLANK([.P318]); &quot;&quot; ; [.O318]*[.P318])">
            <text:p/>
          </table:table-cell>
          <table:table-cell table:formula="of:=IF(ISNUMBER([.AQ318]); [.AQ318]*0.0035; &quot;&quot;)">
            <text:p/>
          </table:table-cell>
          <table:table-cell table:number-columns-repeated="20"/>
        </table:table-row>
        <table:table-row table:style-name="ro2">
          <table:table-cell office:value-type="float" office:value="317" calcext:value-type="float">
            <text:p>31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19]=&quot;Long&quot;; [.K319]-[Overview.$C$4]/[.J319]; IF([.F319]=&quot;Short&quot;; [.K319]+[Overview.$C$4]/[.J319]; &quot;&quot;)); &quot;&quot;)">
            <text:p/>
          </table:table-cell>
          <table:table-cell table:style-name="ce157" table:formula="of:=IFERROR(ABS([.L319]-[.K319])*[.J319]; &quot;&quot;)">
            <text:p/>
          </table:table-cell>
          <table:table-cell table:style-name="ce289" table:formula="of:=IFERROR(IF([.F319]=&quot;Long&quot;; [.K319]+[Overview.$C$4]/[.J319]*[Overview.$C$6]; IF([.F319]=&quot;Short&quot;; [.K319]-[Overview.$C$4]/[.J319]*[Overview.$C$6]; &quot;&quot;)); &quot;&quot;)">
            <text:p/>
          </table:table-cell>
          <table:table-cell table:style-name="ce152"/>
          <table:table-cell table:number-columns-repeated="2"/>
          <table:table-cell table:formula="of:=IFERROR([.S319]/[.M319]; &quot;&quot;)">
            <text:p/>
          </table:table-cell>
          <table:table-cell table:formula="of:=IFERROR(IF(AND([.F319]=&quot;Long&quot;; [.O319]=[.J319]); [.J319]*([.P319]-[.K319]); IF(AND([.F319]=&quot;Short&quot;; [.O319]=[.J319]); [.J319]*([.K319]-[.P319]); &quot;&quot;)); &quot;&quot;)">
            <text:p/>
          </table:table-cell>
          <table:table-cell table:formula="of:=IF(ISNUMBER([.S319]); IF([.S319]&gt;0; &quot;Win&quot;; &quot;Loss&quot;);&quot;&quot;)">
            <text:p/>
          </table:table-cell>
          <table:table-cell table:formula="of:=IF([.Q319]=&quot;&quot;; &quot;&quot;; CONCATENATE(DATEDIF([.I319];[.Q319];&quot;d&quot;); IF(DATEDIF([.I319];[.Q319];&quot;d&quot;)&gt;1; &quot; Days&quot;; &quot; Day&quot;)))">
            <text:p/>
          </table:table-cell>
          <table:table-cell table:content-validation-name="val12"/>
          <table:table-cell table:number-columns-repeated="2"/>
          <table:table-cell table:style-name="ce196"/>
          <table:table-cell table:style-name="ce205" table:formula="of:=IFERROR(IF(ISBLANK([.Y319]); &quot;&quot;; IF([.$F319]=&quot;Long&quot;; ([.Y319]-[.$K319])*[.$J319]/[.$M319]; ([.$K319]-[.Y319])*[.$J319]/[.$M319])-[.$R319]); &quot;&quot;)">
            <text:p/>
          </table:table-cell>
          <table:table-cell table:style-name="Default"/>
          <table:table-cell table:style-name="ce205" table:formula="of:=IFERROR(IF(ISBLANK([.AA319]); &quot;&quot;; IF([.$F319]=&quot;Long&quot;; ([.AA319]-[.$K319])*[.$J319]/[.$M319]; ([.$K319]-[.AA319])*[.$J319]/[.$M319])-[.$R319]); &quot;&quot;)">
            <text:p/>
          </table:table-cell>
          <table:table-cell table:style-name="Default"/>
          <table:table-cell table:style-name="ce205" table:formula="of:=IFERROR(IF(ISBLANK([.AC319]); &quot;&quot;; IF([.$F319]=&quot;Long&quot;; ([.AC319]-[.$K319])*[.$J319]/[.$M319]; ([.$K319]-[.AC319])*[.$J319]/[.$M319])-[.$R319]); &quot;&quot;)">
            <text:p/>
          </table:table-cell>
          <table:table-cell/>
          <table:table-cell table:formula="of:=IF(ISBLANK([.Q319]); &quot;&quot;; DAY([.Q319]))">
            <text:p/>
          </table:table-cell>
          <table:table-cell table:formula="of:=IF(ISBLANK([.I319]); &quot;&quot;; WEEKDAY([.I319]; 2))">
            <text:p/>
          </table:table-cell>
          <table:table-cell table:formula="of:=IF(ISBLANK([.Q319]); &quot;&quot;; WEEKDAY([.Q319]; 2))">
            <text:p/>
          </table:table-cell>
          <table:table-cell table:formula="of:=IF(ISBLANK([.Q319]); &quot;&quot;; WEEKNUM([.Q319]))">
            <text:p/>
          </table:table-cell>
          <table:table-cell table:style-name="ce224" table:formula="of:=IF(ISBLANK([.I319]); &quot;&quot;; MONTH([.I319]))">
            <text:p/>
          </table:table-cell>
          <table:table-cell table:formula="of:=IF(ISBLANK([.Q319]); &quot;&quot;; MONTH([.Q319]))">
            <text:p/>
          </table:table-cell>
          <table:table-cell table:formula="of:=IF(OR(ISBLANK([.I319]); ISBLANK([.Q319])); &quot;&quot;; IFERROR(DATEDIF([.I319];[.Q319];&quot;d&quot;); &quot;&quot;))">
            <text:p/>
          </table:table-cell>
          <table:table-cell table:style-name="ce286" table:formula="of:=IF(ISBLANK([.P319]); &quot;&quot;; SUM([.$R$3:.R319]))">
            <text:p/>
          </table:table-cell>
          <table:table-cell table:style-name="ce286" table:formula="of:=IF(ISBLANK([.P319]); &quot;&quot;; SUM([.$S$3:.S319]))">
            <text:p/>
          </table:table-cell>
          <table:table-cell table:formula="of:=IF(ISBLANK([.K319]); &quot;&quot;; [.J319]*[.K319])">
            <text:p/>
          </table:table-cell>
          <table:table-cell table:formula="of:=IF(ISNUMBER([.AO319]); [.AO319]*0.0035; &quot;&quot;)">
            <text:p/>
          </table:table-cell>
          <table:table-cell table:style-name="ce224" table:formula="of:=IF(ISBLANK([.P319]); &quot;&quot; ; [.O319]*[.P319])">
            <text:p/>
          </table:table-cell>
          <table:table-cell table:formula="of:=IF(ISNUMBER([.AQ319]); [.AQ319]*0.0035; &quot;&quot;)">
            <text:p/>
          </table:table-cell>
          <table:table-cell table:number-columns-repeated="20"/>
        </table:table-row>
        <table:table-row table:style-name="ro2">
          <table:table-cell office:value-type="float" office:value="318" calcext:value-type="float">
            <text:p>31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0]=&quot;Long&quot;; [.K320]-[Overview.$C$4]/[.J320]; IF([.F320]=&quot;Short&quot;; [.K320]+[Overview.$C$4]/[.J320]; &quot;&quot;)); &quot;&quot;)">
            <text:p/>
          </table:table-cell>
          <table:table-cell table:style-name="ce157" table:formula="of:=IFERROR(ABS([.L320]-[.K320])*[.J320]; &quot;&quot;)">
            <text:p/>
          </table:table-cell>
          <table:table-cell table:style-name="ce289" table:formula="of:=IFERROR(IF([.F320]=&quot;Long&quot;; [.K320]+[Overview.$C$4]/[.J320]*[Overview.$C$6]; IF([.F320]=&quot;Short&quot;; [.K320]-[Overview.$C$4]/[.J320]*[Overview.$C$6]; &quot;&quot;)); &quot;&quot;)">
            <text:p/>
          </table:table-cell>
          <table:table-cell table:style-name="ce152"/>
          <table:table-cell table:number-columns-repeated="2"/>
          <table:table-cell table:formula="of:=IFERROR([.S320]/[.M320]; &quot;&quot;)">
            <text:p/>
          </table:table-cell>
          <table:table-cell table:formula="of:=IFERROR(IF(AND([.F320]=&quot;Long&quot;; [.O320]=[.J320]); [.J320]*([.P320]-[.K320]); IF(AND([.F320]=&quot;Short&quot;; [.O320]=[.J320]); [.J320]*([.K320]-[.P320]); &quot;&quot;)); &quot;&quot;)">
            <text:p/>
          </table:table-cell>
          <table:table-cell table:formula="of:=IF(ISNUMBER([.S320]); IF([.S320]&gt;0; &quot;Win&quot;; &quot;Loss&quot;);&quot;&quot;)">
            <text:p/>
          </table:table-cell>
          <table:table-cell table:formula="of:=IF([.Q320]=&quot;&quot;; &quot;&quot;; CONCATENATE(DATEDIF([.I320];[.Q320];&quot;d&quot;); IF(DATEDIF([.I320];[.Q320];&quot;d&quot;)&gt;1; &quot; Days&quot;; &quot; Day&quot;)))">
            <text:p/>
          </table:table-cell>
          <table:table-cell table:content-validation-name="val12"/>
          <table:table-cell table:number-columns-repeated="2"/>
          <table:table-cell table:style-name="ce196"/>
          <table:table-cell table:style-name="ce205" table:formula="of:=IFERROR(IF(ISBLANK([.Y320]); &quot;&quot;; IF([.$F320]=&quot;Long&quot;; ([.Y320]-[.$K320])*[.$J320]/[.$M320]; ([.$K320]-[.Y320])*[.$J320]/[.$M320])-[.$R320]); &quot;&quot;)">
            <text:p/>
          </table:table-cell>
          <table:table-cell table:style-name="Default"/>
          <table:table-cell table:style-name="ce205" table:formula="of:=IFERROR(IF(ISBLANK([.AA320]); &quot;&quot;; IF([.$F320]=&quot;Long&quot;; ([.AA320]-[.$K320])*[.$J320]/[.$M320]; ([.$K320]-[.AA320])*[.$J320]/[.$M320])-[.$R320]); &quot;&quot;)">
            <text:p/>
          </table:table-cell>
          <table:table-cell table:style-name="Default"/>
          <table:table-cell table:style-name="ce205" table:formula="of:=IFERROR(IF(ISBLANK([.AC320]); &quot;&quot;; IF([.$F320]=&quot;Long&quot;; ([.AC320]-[.$K320])*[.$J320]/[.$M320]; ([.$K320]-[.AC320])*[.$J320]/[.$M320])-[.$R320]); &quot;&quot;)">
            <text:p/>
          </table:table-cell>
          <table:table-cell/>
          <table:table-cell table:formula="of:=IF(ISBLANK([.Q320]); &quot;&quot;; DAY([.Q320]))">
            <text:p/>
          </table:table-cell>
          <table:table-cell table:formula="of:=IF(ISBLANK([.I320]); &quot;&quot;; WEEKDAY([.I320]; 2))">
            <text:p/>
          </table:table-cell>
          <table:table-cell table:formula="of:=IF(ISBLANK([.Q320]); &quot;&quot;; WEEKDAY([.Q320]; 2))">
            <text:p/>
          </table:table-cell>
          <table:table-cell table:formula="of:=IF(ISBLANK([.Q320]); &quot;&quot;; WEEKNUM([.Q320]))">
            <text:p/>
          </table:table-cell>
          <table:table-cell table:style-name="ce224" table:formula="of:=IF(ISBLANK([.I320]); &quot;&quot;; MONTH([.I320]))">
            <text:p/>
          </table:table-cell>
          <table:table-cell table:formula="of:=IF(ISBLANK([.Q320]); &quot;&quot;; MONTH([.Q320]))">
            <text:p/>
          </table:table-cell>
          <table:table-cell table:formula="of:=IF(OR(ISBLANK([.I320]); ISBLANK([.Q320])); &quot;&quot;; IFERROR(DATEDIF([.I320];[.Q320];&quot;d&quot;); &quot;&quot;))">
            <text:p/>
          </table:table-cell>
          <table:table-cell table:style-name="ce286" table:formula="of:=IF(ISBLANK([.P320]); &quot;&quot;; SUM([.$R$3:.R320]))">
            <text:p/>
          </table:table-cell>
          <table:table-cell table:style-name="ce286" table:formula="of:=IF(ISBLANK([.P320]); &quot;&quot;; SUM([.$S$3:.S320]))">
            <text:p/>
          </table:table-cell>
          <table:table-cell table:formula="of:=IF(ISBLANK([.K320]); &quot;&quot;; [.J320]*[.K320])">
            <text:p/>
          </table:table-cell>
          <table:table-cell table:formula="of:=IF(ISNUMBER([.AO320]); [.AO320]*0.0035; &quot;&quot;)">
            <text:p/>
          </table:table-cell>
          <table:table-cell table:style-name="ce224" table:formula="of:=IF(ISBLANK([.P320]); &quot;&quot; ; [.O320]*[.P320])">
            <text:p/>
          </table:table-cell>
          <table:table-cell table:formula="of:=IF(ISNUMBER([.AQ320]); [.AQ320]*0.0035; &quot;&quot;)">
            <text:p/>
          </table:table-cell>
          <table:table-cell table:number-columns-repeated="20"/>
        </table:table-row>
        <table:table-row table:style-name="ro2">
          <table:table-cell office:value-type="float" office:value="319" calcext:value-type="float">
            <text:p>31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1]=&quot;Long&quot;; [.K321]-[Overview.$C$4]/[.J321]; IF([.F321]=&quot;Short&quot;; [.K321]+[Overview.$C$4]/[.J321]; &quot;&quot;)); &quot;&quot;)">
            <text:p/>
          </table:table-cell>
          <table:table-cell table:style-name="ce157" table:formula="of:=IFERROR(ABS([.L321]-[.K321])*[.J321]; &quot;&quot;)">
            <text:p/>
          </table:table-cell>
          <table:table-cell table:style-name="ce289" table:formula="of:=IFERROR(IF([.F321]=&quot;Long&quot;; [.K321]+[Overview.$C$4]/[.J321]*[Overview.$C$6]; IF([.F321]=&quot;Short&quot;; [.K321]-[Overview.$C$4]/[.J321]*[Overview.$C$6]; &quot;&quot;)); &quot;&quot;)">
            <text:p/>
          </table:table-cell>
          <table:table-cell table:style-name="ce152"/>
          <table:table-cell table:number-columns-repeated="2"/>
          <table:table-cell table:formula="of:=IFERROR([.S321]/[.M321]; &quot;&quot;)">
            <text:p/>
          </table:table-cell>
          <table:table-cell table:formula="of:=IFERROR(IF(AND([.F321]=&quot;Long&quot;; [.O321]=[.J321]); [.J321]*([.P321]-[.K321]); IF(AND([.F321]=&quot;Short&quot;; [.O321]=[.J321]); [.J321]*([.K321]-[.P321]); &quot;&quot;)); &quot;&quot;)">
            <text:p/>
          </table:table-cell>
          <table:table-cell table:formula="of:=IF(ISNUMBER([.S321]); IF([.S321]&gt;0; &quot;Win&quot;; &quot;Loss&quot;);&quot;&quot;)">
            <text:p/>
          </table:table-cell>
          <table:table-cell table:formula="of:=IF([.Q321]=&quot;&quot;; &quot;&quot;; CONCATENATE(DATEDIF([.I321];[.Q321];&quot;d&quot;); IF(DATEDIF([.I321];[.Q321];&quot;d&quot;)&gt;1; &quot; Days&quot;; &quot; Day&quot;)))">
            <text:p/>
          </table:table-cell>
          <table:table-cell table:content-validation-name="val12"/>
          <table:table-cell table:number-columns-repeated="2"/>
          <table:table-cell table:style-name="ce196"/>
          <table:table-cell table:style-name="ce205" table:formula="of:=IFERROR(IF(ISBLANK([.Y321]); &quot;&quot;; IF([.$F321]=&quot;Long&quot;; ([.Y321]-[.$K321])*[.$J321]/[.$M321]; ([.$K321]-[.Y321])*[.$J321]/[.$M321])-[.$R321]); &quot;&quot;)">
            <text:p/>
          </table:table-cell>
          <table:table-cell table:style-name="Default"/>
          <table:table-cell table:style-name="ce205" table:formula="of:=IFERROR(IF(ISBLANK([.AA321]); &quot;&quot;; IF([.$F321]=&quot;Long&quot;; ([.AA321]-[.$K321])*[.$J321]/[.$M321]; ([.$K321]-[.AA321])*[.$J321]/[.$M321])-[.$R321]); &quot;&quot;)">
            <text:p/>
          </table:table-cell>
          <table:table-cell table:style-name="Default"/>
          <table:table-cell table:style-name="ce205" table:formula="of:=IFERROR(IF(ISBLANK([.AC321]); &quot;&quot;; IF([.$F321]=&quot;Long&quot;; ([.AC321]-[.$K321])*[.$J321]/[.$M321]; ([.$K321]-[.AC321])*[.$J321]/[.$M321])-[.$R321]); &quot;&quot;)">
            <text:p/>
          </table:table-cell>
          <table:table-cell/>
          <table:table-cell table:formula="of:=IF(ISBLANK([.Q321]); &quot;&quot;; DAY([.Q321]))">
            <text:p/>
          </table:table-cell>
          <table:table-cell table:formula="of:=IF(ISBLANK([.I321]); &quot;&quot;; WEEKDAY([.I321]; 2))">
            <text:p/>
          </table:table-cell>
          <table:table-cell table:formula="of:=IF(ISBLANK([.Q321]); &quot;&quot;; WEEKDAY([.Q321]; 2))">
            <text:p/>
          </table:table-cell>
          <table:table-cell table:formula="of:=IF(ISBLANK([.Q321]); &quot;&quot;; WEEKNUM([.Q321]))">
            <text:p/>
          </table:table-cell>
          <table:table-cell table:style-name="ce224" table:formula="of:=IF(ISBLANK([.I321]); &quot;&quot;; MONTH([.I321]))">
            <text:p/>
          </table:table-cell>
          <table:table-cell table:formula="of:=IF(ISBLANK([.Q321]); &quot;&quot;; MONTH([.Q321]))">
            <text:p/>
          </table:table-cell>
          <table:table-cell table:formula="of:=IF(OR(ISBLANK([.I321]); ISBLANK([.Q321])); &quot;&quot;; IFERROR(DATEDIF([.I321];[.Q321];&quot;d&quot;); &quot;&quot;))">
            <text:p/>
          </table:table-cell>
          <table:table-cell table:style-name="ce286" table:formula="of:=IF(ISBLANK([.P321]); &quot;&quot;; SUM([.$R$3:.R321]))">
            <text:p/>
          </table:table-cell>
          <table:table-cell table:style-name="ce286" table:formula="of:=IF(ISBLANK([.P321]); &quot;&quot;; SUM([.$S$3:.S321]))">
            <text:p/>
          </table:table-cell>
          <table:table-cell table:formula="of:=IF(ISBLANK([.K321]); &quot;&quot;; [.J321]*[.K321])">
            <text:p/>
          </table:table-cell>
          <table:table-cell table:formula="of:=IF(ISNUMBER([.AO321]); [.AO321]*0.0035; &quot;&quot;)">
            <text:p/>
          </table:table-cell>
          <table:table-cell table:style-name="ce224" table:formula="of:=IF(ISBLANK([.P321]); &quot;&quot; ; [.O321]*[.P321])">
            <text:p/>
          </table:table-cell>
          <table:table-cell table:formula="of:=IF(ISNUMBER([.AQ321]); [.AQ321]*0.0035; &quot;&quot;)">
            <text:p/>
          </table:table-cell>
          <table:table-cell table:number-columns-repeated="20"/>
        </table:table-row>
        <table:table-row table:style-name="ro2">
          <table:table-cell office:value-type="float" office:value="320" calcext:value-type="float">
            <text:p>32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2]=&quot;Long&quot;; [.K322]-[Overview.$C$4]/[.J322]; IF([.F322]=&quot;Short&quot;; [.K322]+[Overview.$C$4]/[.J322]; &quot;&quot;)); &quot;&quot;)">
            <text:p/>
          </table:table-cell>
          <table:table-cell table:style-name="ce157" table:formula="of:=IFERROR(ABS([.L322]-[.K322])*[.J322]; &quot;&quot;)">
            <text:p/>
          </table:table-cell>
          <table:table-cell table:style-name="ce289" table:formula="of:=IFERROR(IF([.F322]=&quot;Long&quot;; [.K322]+[Overview.$C$4]/[.J322]*[Overview.$C$6]; IF([.F322]=&quot;Short&quot;; [.K322]-[Overview.$C$4]/[.J322]*[Overview.$C$6]; &quot;&quot;)); &quot;&quot;)">
            <text:p/>
          </table:table-cell>
          <table:table-cell table:style-name="ce152"/>
          <table:table-cell table:number-columns-repeated="2"/>
          <table:table-cell table:formula="of:=IFERROR([.S322]/[.M322]; &quot;&quot;)">
            <text:p/>
          </table:table-cell>
          <table:table-cell table:formula="of:=IFERROR(IF(AND([.F322]=&quot;Long&quot;; [.O322]=[.J322]); [.J322]*([.P322]-[.K322]); IF(AND([.F322]=&quot;Short&quot;; [.O322]=[.J322]); [.J322]*([.K322]-[.P322]); &quot;&quot;)); &quot;&quot;)">
            <text:p/>
          </table:table-cell>
          <table:table-cell table:formula="of:=IF(ISNUMBER([.S322]); IF([.S322]&gt;0; &quot;Win&quot;; &quot;Loss&quot;);&quot;&quot;)">
            <text:p/>
          </table:table-cell>
          <table:table-cell table:formula="of:=IF([.Q322]=&quot;&quot;; &quot;&quot;; CONCATENATE(DATEDIF([.I322];[.Q322];&quot;d&quot;); IF(DATEDIF([.I322];[.Q322];&quot;d&quot;)&gt;1; &quot; Days&quot;; &quot; Day&quot;)))">
            <text:p/>
          </table:table-cell>
          <table:table-cell table:content-validation-name="val12"/>
          <table:table-cell table:number-columns-repeated="2"/>
          <table:table-cell table:style-name="ce196"/>
          <table:table-cell table:style-name="ce205" table:formula="of:=IFERROR(IF(ISBLANK([.Y322]); &quot;&quot;; IF([.$F322]=&quot;Long&quot;; ([.Y322]-[.$K322])*[.$J322]/[.$M322]; ([.$K322]-[.Y322])*[.$J322]/[.$M322])-[.$R322]); &quot;&quot;)">
            <text:p/>
          </table:table-cell>
          <table:table-cell table:style-name="Default"/>
          <table:table-cell table:style-name="ce205" table:formula="of:=IFERROR(IF(ISBLANK([.AA322]); &quot;&quot;; IF([.$F322]=&quot;Long&quot;; ([.AA322]-[.$K322])*[.$J322]/[.$M322]; ([.$K322]-[.AA322])*[.$J322]/[.$M322])-[.$R322]); &quot;&quot;)">
            <text:p/>
          </table:table-cell>
          <table:table-cell table:style-name="Default"/>
          <table:table-cell table:style-name="ce205" table:formula="of:=IFERROR(IF(ISBLANK([.AC322]); &quot;&quot;; IF([.$F322]=&quot;Long&quot;; ([.AC322]-[.$K322])*[.$J322]/[.$M322]; ([.$K322]-[.AC322])*[.$J322]/[.$M322])-[.$R322]); &quot;&quot;)">
            <text:p/>
          </table:table-cell>
          <table:table-cell/>
          <table:table-cell table:formula="of:=IF(ISBLANK([.Q322]); &quot;&quot;; DAY([.Q322]))">
            <text:p/>
          </table:table-cell>
          <table:table-cell table:formula="of:=IF(ISBLANK([.I322]); &quot;&quot;; WEEKDAY([.I322]; 2))">
            <text:p/>
          </table:table-cell>
          <table:table-cell table:formula="of:=IF(ISBLANK([.Q322]); &quot;&quot;; WEEKDAY([.Q322]; 2))">
            <text:p/>
          </table:table-cell>
          <table:table-cell table:formula="of:=IF(ISBLANK([.Q322]); &quot;&quot;; WEEKNUM([.Q322]))">
            <text:p/>
          </table:table-cell>
          <table:table-cell table:style-name="ce224" table:formula="of:=IF(ISBLANK([.I322]); &quot;&quot;; MONTH([.I322]))">
            <text:p/>
          </table:table-cell>
          <table:table-cell table:formula="of:=IF(ISBLANK([.Q322]); &quot;&quot;; MONTH([.Q322]))">
            <text:p/>
          </table:table-cell>
          <table:table-cell table:formula="of:=IF(OR(ISBLANK([.I322]); ISBLANK([.Q322])); &quot;&quot;; IFERROR(DATEDIF([.I322];[.Q322];&quot;d&quot;); &quot;&quot;))">
            <text:p/>
          </table:table-cell>
          <table:table-cell table:style-name="ce286" table:formula="of:=IF(ISBLANK([.P322]); &quot;&quot;; SUM([.$R$3:.R322]))">
            <text:p/>
          </table:table-cell>
          <table:table-cell table:style-name="ce286" table:formula="of:=IF(ISBLANK([.P322]); &quot;&quot;; SUM([.$S$3:.S322]))">
            <text:p/>
          </table:table-cell>
          <table:table-cell table:formula="of:=IF(ISBLANK([.K322]); &quot;&quot;; [.J322]*[.K322])">
            <text:p/>
          </table:table-cell>
          <table:table-cell table:formula="of:=IF(ISNUMBER([.AO322]); [.AO322]*0.0035; &quot;&quot;)">
            <text:p/>
          </table:table-cell>
          <table:table-cell table:style-name="ce224" table:formula="of:=IF(ISBLANK([.P322]); &quot;&quot; ; [.O322]*[.P322])">
            <text:p/>
          </table:table-cell>
          <table:table-cell table:formula="of:=IF(ISNUMBER([.AQ322]); [.AQ322]*0.0035; &quot;&quot;)">
            <text:p/>
          </table:table-cell>
          <table:table-cell table:number-columns-repeated="20"/>
        </table:table-row>
        <table:table-row table:style-name="ro2">
          <table:table-cell office:value-type="float" office:value="321" calcext:value-type="float">
            <text:p>32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3]=&quot;Long&quot;; [.K323]-[Overview.$C$4]/[.J323]; IF([.F323]=&quot;Short&quot;; [.K323]+[Overview.$C$4]/[.J323]; &quot;&quot;)); &quot;&quot;)">
            <text:p/>
          </table:table-cell>
          <table:table-cell table:style-name="ce157" table:formula="of:=IFERROR(ABS([.L323]-[.K323])*[.J323]; &quot;&quot;)">
            <text:p/>
          </table:table-cell>
          <table:table-cell table:style-name="ce289" table:formula="of:=IFERROR(IF([.F323]=&quot;Long&quot;; [.K323]+[Overview.$C$4]/[.J323]*[Overview.$C$6]; IF([.F323]=&quot;Short&quot;; [.K323]-[Overview.$C$4]/[.J323]*[Overview.$C$6]; &quot;&quot;)); &quot;&quot;)">
            <text:p/>
          </table:table-cell>
          <table:table-cell table:style-name="ce152"/>
          <table:table-cell table:number-columns-repeated="2"/>
          <table:table-cell table:formula="of:=IFERROR([.S323]/[.M323]; &quot;&quot;)">
            <text:p/>
          </table:table-cell>
          <table:table-cell table:formula="of:=IFERROR(IF(AND([.F323]=&quot;Long&quot;; [.O323]=[.J323]); [.J323]*([.P323]-[.K323]); IF(AND([.F323]=&quot;Short&quot;; [.O323]=[.J323]); [.J323]*([.K323]-[.P323]); &quot;&quot;)); &quot;&quot;)">
            <text:p/>
          </table:table-cell>
          <table:table-cell table:formula="of:=IF(ISNUMBER([.S323]); IF([.S323]&gt;0; &quot;Win&quot;; &quot;Loss&quot;);&quot;&quot;)">
            <text:p/>
          </table:table-cell>
          <table:table-cell table:formula="of:=IF([.Q323]=&quot;&quot;; &quot;&quot;; CONCATENATE(DATEDIF([.I323];[.Q323];&quot;d&quot;); IF(DATEDIF([.I323];[.Q323];&quot;d&quot;)&gt;1; &quot; Days&quot;; &quot; Day&quot;)))">
            <text:p/>
          </table:table-cell>
          <table:table-cell table:content-validation-name="val12"/>
          <table:table-cell table:number-columns-repeated="2"/>
          <table:table-cell table:style-name="ce196"/>
          <table:table-cell table:style-name="ce205" table:formula="of:=IFERROR(IF(ISBLANK([.Y323]); &quot;&quot;; IF([.$F323]=&quot;Long&quot;; ([.Y323]-[.$K323])*[.$J323]/[.$M323]; ([.$K323]-[.Y323])*[.$J323]/[.$M323])-[.$R323]); &quot;&quot;)">
            <text:p/>
          </table:table-cell>
          <table:table-cell table:style-name="Default"/>
          <table:table-cell table:style-name="ce205" table:formula="of:=IFERROR(IF(ISBLANK([.AA323]); &quot;&quot;; IF([.$F323]=&quot;Long&quot;; ([.AA323]-[.$K323])*[.$J323]/[.$M323]; ([.$K323]-[.AA323])*[.$J323]/[.$M323])-[.$R323]); &quot;&quot;)">
            <text:p/>
          </table:table-cell>
          <table:table-cell table:style-name="Default"/>
          <table:table-cell table:style-name="ce205" table:formula="of:=IFERROR(IF(ISBLANK([.AC323]); &quot;&quot;; IF([.$F323]=&quot;Long&quot;; ([.AC323]-[.$K323])*[.$J323]/[.$M323]; ([.$K323]-[.AC323])*[.$J323]/[.$M323])-[.$R323]); &quot;&quot;)">
            <text:p/>
          </table:table-cell>
          <table:table-cell/>
          <table:table-cell table:formula="of:=IF(ISBLANK([.Q323]); &quot;&quot;; DAY([.Q323]))">
            <text:p/>
          </table:table-cell>
          <table:table-cell table:formula="of:=IF(ISBLANK([.I323]); &quot;&quot;; WEEKDAY([.I323]; 2))">
            <text:p/>
          </table:table-cell>
          <table:table-cell table:formula="of:=IF(ISBLANK([.Q323]); &quot;&quot;; WEEKDAY([.Q323]; 2))">
            <text:p/>
          </table:table-cell>
          <table:table-cell table:formula="of:=IF(ISBLANK([.Q323]); &quot;&quot;; WEEKNUM([.Q323]))">
            <text:p/>
          </table:table-cell>
          <table:table-cell table:style-name="ce224" table:formula="of:=IF(ISBLANK([.I323]); &quot;&quot;; MONTH([.I323]))">
            <text:p/>
          </table:table-cell>
          <table:table-cell table:formula="of:=IF(ISBLANK([.Q323]); &quot;&quot;; MONTH([.Q323]))">
            <text:p/>
          </table:table-cell>
          <table:table-cell table:formula="of:=IF(OR(ISBLANK([.I323]); ISBLANK([.Q323])); &quot;&quot;; IFERROR(DATEDIF([.I323];[.Q323];&quot;d&quot;); &quot;&quot;))">
            <text:p/>
          </table:table-cell>
          <table:table-cell table:style-name="ce286" table:formula="of:=IF(ISBLANK([.P323]); &quot;&quot;; SUM([.$R$3:.R323]))">
            <text:p/>
          </table:table-cell>
          <table:table-cell table:style-name="ce286" table:formula="of:=IF(ISBLANK([.P323]); &quot;&quot;; SUM([.$S$3:.S323]))">
            <text:p/>
          </table:table-cell>
          <table:table-cell table:formula="of:=IF(ISBLANK([.K323]); &quot;&quot;; [.J323]*[.K323])">
            <text:p/>
          </table:table-cell>
          <table:table-cell table:formula="of:=IF(ISNUMBER([.AO323]); [.AO323]*0.0035; &quot;&quot;)">
            <text:p/>
          </table:table-cell>
          <table:table-cell table:style-name="ce224" table:formula="of:=IF(ISBLANK([.P323]); &quot;&quot; ; [.O323]*[.P323])">
            <text:p/>
          </table:table-cell>
          <table:table-cell table:formula="of:=IF(ISNUMBER([.AQ323]); [.AQ323]*0.0035; &quot;&quot;)">
            <text:p/>
          </table:table-cell>
          <table:table-cell table:number-columns-repeated="20"/>
        </table:table-row>
        <table:table-row table:style-name="ro2">
          <table:table-cell office:value-type="float" office:value="322" calcext:value-type="float">
            <text:p>32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4]=&quot;Long&quot;; [.K324]-[Overview.$C$4]/[.J324]; IF([.F324]=&quot;Short&quot;; [.K324]+[Overview.$C$4]/[.J324]; &quot;&quot;)); &quot;&quot;)">
            <text:p/>
          </table:table-cell>
          <table:table-cell table:style-name="ce157" table:formula="of:=IFERROR(ABS([.L324]-[.K324])*[.J324]; &quot;&quot;)">
            <text:p/>
          </table:table-cell>
          <table:table-cell table:style-name="ce289" table:formula="of:=IFERROR(IF([.F324]=&quot;Long&quot;; [.K324]+[Overview.$C$4]/[.J324]*[Overview.$C$6]; IF([.F324]=&quot;Short&quot;; [.K324]-[Overview.$C$4]/[.J324]*[Overview.$C$6]; &quot;&quot;)); &quot;&quot;)">
            <text:p/>
          </table:table-cell>
          <table:table-cell table:style-name="ce152"/>
          <table:table-cell table:number-columns-repeated="2"/>
          <table:table-cell table:formula="of:=IFERROR([.S324]/[.M324]; &quot;&quot;)">
            <text:p/>
          </table:table-cell>
          <table:table-cell table:formula="of:=IFERROR(IF(AND([.F324]=&quot;Long&quot;; [.O324]=[.J324]); [.J324]*([.P324]-[.K324]); IF(AND([.F324]=&quot;Short&quot;; [.O324]=[.J324]); [.J324]*([.K324]-[.P324]); &quot;&quot;)); &quot;&quot;)">
            <text:p/>
          </table:table-cell>
          <table:table-cell table:formula="of:=IF(ISNUMBER([.S324]); IF([.S324]&gt;0; &quot;Win&quot;; &quot;Loss&quot;);&quot;&quot;)">
            <text:p/>
          </table:table-cell>
          <table:table-cell table:formula="of:=IF([.Q324]=&quot;&quot;; &quot;&quot;; CONCATENATE(DATEDIF([.I324];[.Q324];&quot;d&quot;); IF(DATEDIF([.I324];[.Q324];&quot;d&quot;)&gt;1; &quot; Days&quot;; &quot; Day&quot;)))">
            <text:p/>
          </table:table-cell>
          <table:table-cell table:content-validation-name="val12"/>
          <table:table-cell table:number-columns-repeated="2"/>
          <table:table-cell table:style-name="ce196"/>
          <table:table-cell table:style-name="ce205" table:formula="of:=IFERROR(IF(ISBLANK([.Y324]); &quot;&quot;; IF([.$F324]=&quot;Long&quot;; ([.Y324]-[.$K324])*[.$J324]/[.$M324]; ([.$K324]-[.Y324])*[.$J324]/[.$M324])-[.$R324]); &quot;&quot;)">
            <text:p/>
          </table:table-cell>
          <table:table-cell table:style-name="Default"/>
          <table:table-cell table:style-name="ce205" table:formula="of:=IFERROR(IF(ISBLANK([.AA324]); &quot;&quot;; IF([.$F324]=&quot;Long&quot;; ([.AA324]-[.$K324])*[.$J324]/[.$M324]; ([.$K324]-[.AA324])*[.$J324]/[.$M324])-[.$R324]); &quot;&quot;)">
            <text:p/>
          </table:table-cell>
          <table:table-cell table:style-name="Default"/>
          <table:table-cell table:style-name="ce205" table:formula="of:=IFERROR(IF(ISBLANK([.AC324]); &quot;&quot;; IF([.$F324]=&quot;Long&quot;; ([.AC324]-[.$K324])*[.$J324]/[.$M324]; ([.$K324]-[.AC324])*[.$J324]/[.$M324])-[.$R324]); &quot;&quot;)">
            <text:p/>
          </table:table-cell>
          <table:table-cell/>
          <table:table-cell table:formula="of:=IF(ISBLANK([.Q324]); &quot;&quot;; DAY([.Q324]))">
            <text:p/>
          </table:table-cell>
          <table:table-cell table:formula="of:=IF(ISBLANK([.I324]); &quot;&quot;; WEEKDAY([.I324]; 2))">
            <text:p/>
          </table:table-cell>
          <table:table-cell table:formula="of:=IF(ISBLANK([.Q324]); &quot;&quot;; WEEKDAY([.Q324]; 2))">
            <text:p/>
          </table:table-cell>
          <table:table-cell table:formula="of:=IF(ISBLANK([.Q324]); &quot;&quot;; WEEKNUM([.Q324]))">
            <text:p/>
          </table:table-cell>
          <table:table-cell table:style-name="ce224" table:formula="of:=IF(ISBLANK([.I324]); &quot;&quot;; MONTH([.I324]))">
            <text:p/>
          </table:table-cell>
          <table:table-cell table:formula="of:=IF(ISBLANK([.Q324]); &quot;&quot;; MONTH([.Q324]))">
            <text:p/>
          </table:table-cell>
          <table:table-cell table:formula="of:=IF(OR(ISBLANK([.I324]); ISBLANK([.Q324])); &quot;&quot;; IFERROR(DATEDIF([.I324];[.Q324];&quot;d&quot;); &quot;&quot;))">
            <text:p/>
          </table:table-cell>
          <table:table-cell table:style-name="ce286" table:formula="of:=IF(ISBLANK([.P324]); &quot;&quot;; SUM([.$R$3:.R324]))">
            <text:p/>
          </table:table-cell>
          <table:table-cell table:style-name="ce286" table:formula="of:=IF(ISBLANK([.P324]); &quot;&quot;; SUM([.$S$3:.S324]))">
            <text:p/>
          </table:table-cell>
          <table:table-cell table:formula="of:=IF(ISBLANK([.K324]); &quot;&quot;; [.J324]*[.K324])">
            <text:p/>
          </table:table-cell>
          <table:table-cell table:formula="of:=IF(ISNUMBER([.AO324]); [.AO324]*0.0035; &quot;&quot;)">
            <text:p/>
          </table:table-cell>
          <table:table-cell table:style-name="ce224" table:formula="of:=IF(ISBLANK([.P324]); &quot;&quot; ; [.O324]*[.P324])">
            <text:p/>
          </table:table-cell>
          <table:table-cell table:formula="of:=IF(ISNUMBER([.AQ324]); [.AQ324]*0.0035; &quot;&quot;)">
            <text:p/>
          </table:table-cell>
          <table:table-cell table:number-columns-repeated="20"/>
        </table:table-row>
        <table:table-row table:style-name="ro2">
          <table:table-cell office:value-type="float" office:value="323" calcext:value-type="float">
            <text:p>32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5]=&quot;Long&quot;; [.K325]-[Overview.$C$4]/[.J325]; IF([.F325]=&quot;Short&quot;; [.K325]+[Overview.$C$4]/[.J325]; &quot;&quot;)); &quot;&quot;)">
            <text:p/>
          </table:table-cell>
          <table:table-cell table:style-name="ce157" table:formula="of:=IFERROR(ABS([.L325]-[.K325])*[.J325]; &quot;&quot;)">
            <text:p/>
          </table:table-cell>
          <table:table-cell table:style-name="ce289" table:formula="of:=IFERROR(IF([.F325]=&quot;Long&quot;; [.K325]+[Overview.$C$4]/[.J325]*[Overview.$C$6]; IF([.F325]=&quot;Short&quot;; [.K325]-[Overview.$C$4]/[.J325]*[Overview.$C$6]; &quot;&quot;)); &quot;&quot;)">
            <text:p/>
          </table:table-cell>
          <table:table-cell table:style-name="ce152"/>
          <table:table-cell table:number-columns-repeated="2"/>
          <table:table-cell table:formula="of:=IFERROR([.S325]/[.M325]; &quot;&quot;)">
            <text:p/>
          </table:table-cell>
          <table:table-cell table:formula="of:=IFERROR(IF(AND([.F325]=&quot;Long&quot;; [.O325]=[.J325]); [.J325]*([.P325]-[.K325]); IF(AND([.F325]=&quot;Short&quot;; [.O325]=[.J325]); [.J325]*([.K325]-[.P325]); &quot;&quot;)); &quot;&quot;)">
            <text:p/>
          </table:table-cell>
          <table:table-cell table:formula="of:=IF(ISNUMBER([.S325]); IF([.S325]&gt;0; &quot;Win&quot;; &quot;Loss&quot;);&quot;&quot;)">
            <text:p/>
          </table:table-cell>
          <table:table-cell table:formula="of:=IF([.Q325]=&quot;&quot;; &quot;&quot;; CONCATENATE(DATEDIF([.I325];[.Q325];&quot;d&quot;); IF(DATEDIF([.I325];[.Q325];&quot;d&quot;)&gt;1; &quot; Days&quot;; &quot; Day&quot;)))">
            <text:p/>
          </table:table-cell>
          <table:table-cell table:content-validation-name="val12"/>
          <table:table-cell table:number-columns-repeated="2"/>
          <table:table-cell table:style-name="ce196"/>
          <table:table-cell table:style-name="ce205" table:formula="of:=IFERROR(IF(ISBLANK([.Y325]); &quot;&quot;; IF([.$F325]=&quot;Long&quot;; ([.Y325]-[.$K325])*[.$J325]/[.$M325]; ([.$K325]-[.Y325])*[.$J325]/[.$M325])-[.$R325]); &quot;&quot;)">
            <text:p/>
          </table:table-cell>
          <table:table-cell table:style-name="Default"/>
          <table:table-cell table:style-name="ce205" table:formula="of:=IFERROR(IF(ISBLANK([.AA325]); &quot;&quot;; IF([.$F325]=&quot;Long&quot;; ([.AA325]-[.$K325])*[.$J325]/[.$M325]; ([.$K325]-[.AA325])*[.$J325]/[.$M325])-[.$R325]); &quot;&quot;)">
            <text:p/>
          </table:table-cell>
          <table:table-cell table:style-name="Default"/>
          <table:table-cell table:style-name="ce205" table:formula="of:=IFERROR(IF(ISBLANK([.AC325]); &quot;&quot;; IF([.$F325]=&quot;Long&quot;; ([.AC325]-[.$K325])*[.$J325]/[.$M325]; ([.$K325]-[.AC325])*[.$J325]/[.$M325])-[.$R325]); &quot;&quot;)">
            <text:p/>
          </table:table-cell>
          <table:table-cell/>
          <table:table-cell table:formula="of:=IF(ISBLANK([.Q325]); &quot;&quot;; DAY([.Q325]))">
            <text:p/>
          </table:table-cell>
          <table:table-cell table:formula="of:=IF(ISBLANK([.I325]); &quot;&quot;; WEEKDAY([.I325]; 2))">
            <text:p/>
          </table:table-cell>
          <table:table-cell table:formula="of:=IF(ISBLANK([.Q325]); &quot;&quot;; WEEKDAY([.Q325]; 2))">
            <text:p/>
          </table:table-cell>
          <table:table-cell table:formula="of:=IF(ISBLANK([.Q325]); &quot;&quot;; WEEKNUM([.Q325]))">
            <text:p/>
          </table:table-cell>
          <table:table-cell table:style-name="ce224" table:formula="of:=IF(ISBLANK([.I325]); &quot;&quot;; MONTH([.I325]))">
            <text:p/>
          </table:table-cell>
          <table:table-cell table:formula="of:=IF(ISBLANK([.Q325]); &quot;&quot;; MONTH([.Q325]))">
            <text:p/>
          </table:table-cell>
          <table:table-cell table:formula="of:=IF(OR(ISBLANK([.I325]); ISBLANK([.Q325])); &quot;&quot;; IFERROR(DATEDIF([.I325];[.Q325];&quot;d&quot;); &quot;&quot;))">
            <text:p/>
          </table:table-cell>
          <table:table-cell table:style-name="ce286" table:formula="of:=IF(ISBLANK([.P325]); &quot;&quot;; SUM([.$R$3:.R325]))">
            <text:p/>
          </table:table-cell>
          <table:table-cell table:style-name="ce286" table:formula="of:=IF(ISBLANK([.P325]); &quot;&quot;; SUM([.$S$3:.S325]))">
            <text:p/>
          </table:table-cell>
          <table:table-cell table:formula="of:=IF(ISBLANK([.K325]); &quot;&quot;; [.J325]*[.K325])">
            <text:p/>
          </table:table-cell>
          <table:table-cell table:formula="of:=IF(ISNUMBER([.AO325]); [.AO325]*0.0035; &quot;&quot;)">
            <text:p/>
          </table:table-cell>
          <table:table-cell table:style-name="ce224" table:formula="of:=IF(ISBLANK([.P325]); &quot;&quot; ; [.O325]*[.P325])">
            <text:p/>
          </table:table-cell>
          <table:table-cell table:formula="of:=IF(ISNUMBER([.AQ325]); [.AQ325]*0.0035; &quot;&quot;)">
            <text:p/>
          </table:table-cell>
          <table:table-cell table:number-columns-repeated="20"/>
        </table:table-row>
        <table:table-row table:style-name="ro2">
          <table:table-cell office:value-type="float" office:value="324" calcext:value-type="float">
            <text:p>32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6]=&quot;Long&quot;; [.K326]-[Overview.$C$4]/[.J326]; IF([.F326]=&quot;Short&quot;; [.K326]+[Overview.$C$4]/[.J326]; &quot;&quot;)); &quot;&quot;)">
            <text:p/>
          </table:table-cell>
          <table:table-cell table:style-name="ce157" table:formula="of:=IFERROR(ABS([.L326]-[.K326])*[.J326]; &quot;&quot;)">
            <text:p/>
          </table:table-cell>
          <table:table-cell table:style-name="ce289" table:formula="of:=IFERROR(IF([.F326]=&quot;Long&quot;; [.K326]+[Overview.$C$4]/[.J326]*[Overview.$C$6]; IF([.F326]=&quot;Short&quot;; [.K326]-[Overview.$C$4]/[.J326]*[Overview.$C$6]; &quot;&quot;)); &quot;&quot;)">
            <text:p/>
          </table:table-cell>
          <table:table-cell table:style-name="ce152"/>
          <table:table-cell table:number-columns-repeated="2"/>
          <table:table-cell table:formula="of:=IFERROR([.S326]/[.M326]; &quot;&quot;)">
            <text:p/>
          </table:table-cell>
          <table:table-cell table:formula="of:=IFERROR(IF(AND([.F326]=&quot;Long&quot;; [.O326]=[.J326]); [.J326]*([.P326]-[.K326]); IF(AND([.F326]=&quot;Short&quot;; [.O326]=[.J326]); [.J326]*([.K326]-[.P326]); &quot;&quot;)); &quot;&quot;)">
            <text:p/>
          </table:table-cell>
          <table:table-cell table:formula="of:=IF(ISNUMBER([.S326]); IF([.S326]&gt;0; &quot;Win&quot;; &quot;Loss&quot;);&quot;&quot;)">
            <text:p/>
          </table:table-cell>
          <table:table-cell table:formula="of:=IF([.Q326]=&quot;&quot;; &quot;&quot;; CONCATENATE(DATEDIF([.I326];[.Q326];&quot;d&quot;); IF(DATEDIF([.I326];[.Q326];&quot;d&quot;)&gt;1; &quot; Days&quot;; &quot; Day&quot;)))">
            <text:p/>
          </table:table-cell>
          <table:table-cell table:content-validation-name="val12"/>
          <table:table-cell table:number-columns-repeated="2"/>
          <table:table-cell table:style-name="ce196"/>
          <table:table-cell table:style-name="ce205" table:formula="of:=IFERROR(IF(ISBLANK([.Y326]); &quot;&quot;; IF([.$F326]=&quot;Long&quot;; ([.Y326]-[.$K326])*[.$J326]/[.$M326]; ([.$K326]-[.Y326])*[.$J326]/[.$M326])-[.$R326]); &quot;&quot;)">
            <text:p/>
          </table:table-cell>
          <table:table-cell table:style-name="Default"/>
          <table:table-cell table:style-name="ce205" table:formula="of:=IFERROR(IF(ISBLANK([.AA326]); &quot;&quot;; IF([.$F326]=&quot;Long&quot;; ([.AA326]-[.$K326])*[.$J326]/[.$M326]; ([.$K326]-[.AA326])*[.$J326]/[.$M326])-[.$R326]); &quot;&quot;)">
            <text:p/>
          </table:table-cell>
          <table:table-cell table:style-name="Default"/>
          <table:table-cell table:style-name="ce205" table:formula="of:=IFERROR(IF(ISBLANK([.AC326]); &quot;&quot;; IF([.$F326]=&quot;Long&quot;; ([.AC326]-[.$K326])*[.$J326]/[.$M326]; ([.$K326]-[.AC326])*[.$J326]/[.$M326])-[.$R326]); &quot;&quot;)">
            <text:p/>
          </table:table-cell>
          <table:table-cell/>
          <table:table-cell table:formula="of:=IF(ISBLANK([.Q326]); &quot;&quot;; DAY([.Q326]))">
            <text:p/>
          </table:table-cell>
          <table:table-cell table:formula="of:=IF(ISBLANK([.I326]); &quot;&quot;; WEEKDAY([.I326]; 2))">
            <text:p/>
          </table:table-cell>
          <table:table-cell table:formula="of:=IF(ISBLANK([.Q326]); &quot;&quot;; WEEKDAY([.Q326]; 2))">
            <text:p/>
          </table:table-cell>
          <table:table-cell table:formula="of:=IF(ISBLANK([.Q326]); &quot;&quot;; WEEKNUM([.Q326]))">
            <text:p/>
          </table:table-cell>
          <table:table-cell table:style-name="ce224" table:formula="of:=IF(ISBLANK([.I326]); &quot;&quot;; MONTH([.I326]))">
            <text:p/>
          </table:table-cell>
          <table:table-cell table:formula="of:=IF(ISBLANK([.Q326]); &quot;&quot;; MONTH([.Q326]))">
            <text:p/>
          </table:table-cell>
          <table:table-cell table:formula="of:=IF(OR(ISBLANK([.I326]); ISBLANK([.Q326])); &quot;&quot;; IFERROR(DATEDIF([.I326];[.Q326];&quot;d&quot;); &quot;&quot;))">
            <text:p/>
          </table:table-cell>
          <table:table-cell table:style-name="ce286" table:formula="of:=IF(ISBLANK([.P326]); &quot;&quot;; SUM([.$R$3:.R326]))">
            <text:p/>
          </table:table-cell>
          <table:table-cell table:style-name="ce286" table:formula="of:=IF(ISBLANK([.P326]); &quot;&quot;; SUM([.$S$3:.S326]))">
            <text:p/>
          </table:table-cell>
          <table:table-cell table:formula="of:=IF(ISBLANK([.K326]); &quot;&quot;; [.J326]*[.K326])">
            <text:p/>
          </table:table-cell>
          <table:table-cell table:formula="of:=IF(ISNUMBER([.AO326]); [.AO326]*0.0035; &quot;&quot;)">
            <text:p/>
          </table:table-cell>
          <table:table-cell table:style-name="ce224" table:formula="of:=IF(ISBLANK([.P326]); &quot;&quot; ; [.O326]*[.P326])">
            <text:p/>
          </table:table-cell>
          <table:table-cell table:formula="of:=IF(ISNUMBER([.AQ326]); [.AQ326]*0.0035; &quot;&quot;)">
            <text:p/>
          </table:table-cell>
          <table:table-cell table:number-columns-repeated="20"/>
        </table:table-row>
        <table:table-row table:style-name="ro2">
          <table:table-cell office:value-type="float" office:value="325" calcext:value-type="float">
            <text:p>32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7]=&quot;Long&quot;; [.K327]-[Overview.$C$4]/[.J327]; IF([.F327]=&quot;Short&quot;; [.K327]+[Overview.$C$4]/[.J327]; &quot;&quot;)); &quot;&quot;)">
            <text:p/>
          </table:table-cell>
          <table:table-cell table:style-name="ce157" table:formula="of:=IFERROR(ABS([.L327]-[.K327])*[.J327]; &quot;&quot;)">
            <text:p/>
          </table:table-cell>
          <table:table-cell table:style-name="ce289" table:formula="of:=IFERROR(IF([.F327]=&quot;Long&quot;; [.K327]+[Overview.$C$4]/[.J327]*[Overview.$C$6]; IF([.F327]=&quot;Short&quot;; [.K327]-[Overview.$C$4]/[.J327]*[Overview.$C$6]; &quot;&quot;)); &quot;&quot;)">
            <text:p/>
          </table:table-cell>
          <table:table-cell table:style-name="ce152"/>
          <table:table-cell table:number-columns-repeated="2"/>
          <table:table-cell table:formula="of:=IFERROR([.S327]/[.M327]; &quot;&quot;)">
            <text:p/>
          </table:table-cell>
          <table:table-cell table:formula="of:=IFERROR(IF(AND([.F327]=&quot;Long&quot;; [.O327]=[.J327]); [.J327]*([.P327]-[.K327]); IF(AND([.F327]=&quot;Short&quot;; [.O327]=[.J327]); [.J327]*([.K327]-[.P327]); &quot;&quot;)); &quot;&quot;)">
            <text:p/>
          </table:table-cell>
          <table:table-cell table:formula="of:=IF(ISNUMBER([.S327]); IF([.S327]&gt;0; &quot;Win&quot;; &quot;Loss&quot;);&quot;&quot;)">
            <text:p/>
          </table:table-cell>
          <table:table-cell table:formula="of:=IF([.Q327]=&quot;&quot;; &quot;&quot;; CONCATENATE(DATEDIF([.I327];[.Q327];&quot;d&quot;); IF(DATEDIF([.I327];[.Q327];&quot;d&quot;)&gt;1; &quot; Days&quot;; &quot; Day&quot;)))">
            <text:p/>
          </table:table-cell>
          <table:table-cell table:content-validation-name="val12"/>
          <table:table-cell table:number-columns-repeated="2"/>
          <table:table-cell table:style-name="ce196"/>
          <table:table-cell table:style-name="ce205" table:formula="of:=IFERROR(IF(ISBLANK([.Y327]); &quot;&quot;; IF([.$F327]=&quot;Long&quot;; ([.Y327]-[.$K327])*[.$J327]/[.$M327]; ([.$K327]-[.Y327])*[.$J327]/[.$M327])-[.$R327]); &quot;&quot;)">
            <text:p/>
          </table:table-cell>
          <table:table-cell table:style-name="Default"/>
          <table:table-cell table:style-name="ce205" table:formula="of:=IFERROR(IF(ISBLANK([.AA327]); &quot;&quot;; IF([.$F327]=&quot;Long&quot;; ([.AA327]-[.$K327])*[.$J327]/[.$M327]; ([.$K327]-[.AA327])*[.$J327]/[.$M327])-[.$R327]); &quot;&quot;)">
            <text:p/>
          </table:table-cell>
          <table:table-cell table:style-name="Default"/>
          <table:table-cell table:style-name="ce205" table:formula="of:=IFERROR(IF(ISBLANK([.AC327]); &quot;&quot;; IF([.$F327]=&quot;Long&quot;; ([.AC327]-[.$K327])*[.$J327]/[.$M327]; ([.$K327]-[.AC327])*[.$J327]/[.$M327])-[.$R327]); &quot;&quot;)">
            <text:p/>
          </table:table-cell>
          <table:table-cell/>
          <table:table-cell table:formula="of:=IF(ISBLANK([.Q327]); &quot;&quot;; DAY([.Q327]))">
            <text:p/>
          </table:table-cell>
          <table:table-cell table:formula="of:=IF(ISBLANK([.I327]); &quot;&quot;; WEEKDAY([.I327]; 2))">
            <text:p/>
          </table:table-cell>
          <table:table-cell table:formula="of:=IF(ISBLANK([.Q327]); &quot;&quot;; WEEKDAY([.Q327]; 2))">
            <text:p/>
          </table:table-cell>
          <table:table-cell table:formula="of:=IF(ISBLANK([.Q327]); &quot;&quot;; WEEKNUM([.Q327]))">
            <text:p/>
          </table:table-cell>
          <table:table-cell table:style-name="ce224" table:formula="of:=IF(ISBLANK([.I327]); &quot;&quot;; MONTH([.I327]))">
            <text:p/>
          </table:table-cell>
          <table:table-cell table:formula="of:=IF(ISBLANK([.Q327]); &quot;&quot;; MONTH([.Q327]))">
            <text:p/>
          </table:table-cell>
          <table:table-cell table:formula="of:=IF(OR(ISBLANK([.I327]); ISBLANK([.Q327])); &quot;&quot;; IFERROR(DATEDIF([.I327];[.Q327];&quot;d&quot;); &quot;&quot;))">
            <text:p/>
          </table:table-cell>
          <table:table-cell table:style-name="ce286" table:formula="of:=IF(ISBLANK([.P327]); &quot;&quot;; SUM([.$R$3:.R327]))">
            <text:p/>
          </table:table-cell>
          <table:table-cell table:style-name="ce286" table:formula="of:=IF(ISBLANK([.P327]); &quot;&quot;; SUM([.$S$3:.S327]))">
            <text:p/>
          </table:table-cell>
          <table:table-cell table:formula="of:=IF(ISBLANK([.K327]); &quot;&quot;; [.J327]*[.K327])">
            <text:p/>
          </table:table-cell>
          <table:table-cell table:formula="of:=IF(ISNUMBER([.AO327]); [.AO327]*0.0035; &quot;&quot;)">
            <text:p/>
          </table:table-cell>
          <table:table-cell table:style-name="ce224" table:formula="of:=IF(ISBLANK([.P327]); &quot;&quot; ; [.O327]*[.P327])">
            <text:p/>
          </table:table-cell>
          <table:table-cell table:formula="of:=IF(ISNUMBER([.AQ327]); [.AQ327]*0.0035; &quot;&quot;)">
            <text:p/>
          </table:table-cell>
          <table:table-cell table:number-columns-repeated="20"/>
        </table:table-row>
        <table:table-row table:style-name="ro2">
          <table:table-cell office:value-type="float" office:value="326" calcext:value-type="float">
            <text:p>32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8]=&quot;Long&quot;; [.K328]-[Overview.$C$4]/[.J328]; IF([.F328]=&quot;Short&quot;; [.K328]+[Overview.$C$4]/[.J328]; &quot;&quot;)); &quot;&quot;)">
            <text:p/>
          </table:table-cell>
          <table:table-cell table:style-name="ce157" table:formula="of:=IFERROR(ABS([.L328]-[.K328])*[.J328]; &quot;&quot;)">
            <text:p/>
          </table:table-cell>
          <table:table-cell table:style-name="ce289" table:formula="of:=IFERROR(IF([.F328]=&quot;Long&quot;; [.K328]+[Overview.$C$4]/[.J328]*[Overview.$C$6]; IF([.F328]=&quot;Short&quot;; [.K328]-[Overview.$C$4]/[.J328]*[Overview.$C$6]; &quot;&quot;)); &quot;&quot;)">
            <text:p/>
          </table:table-cell>
          <table:table-cell table:style-name="ce152"/>
          <table:table-cell table:number-columns-repeated="2"/>
          <table:table-cell table:formula="of:=IFERROR([.S328]/[.M328]; &quot;&quot;)">
            <text:p/>
          </table:table-cell>
          <table:table-cell table:formula="of:=IFERROR(IF(AND([.F328]=&quot;Long&quot;; [.O328]=[.J328]); [.J328]*([.P328]-[.K328]); IF(AND([.F328]=&quot;Short&quot;; [.O328]=[.J328]); [.J328]*([.K328]-[.P328]); &quot;&quot;)); &quot;&quot;)">
            <text:p/>
          </table:table-cell>
          <table:table-cell table:formula="of:=IF(ISNUMBER([.S328]); IF([.S328]&gt;0; &quot;Win&quot;; &quot;Loss&quot;);&quot;&quot;)">
            <text:p/>
          </table:table-cell>
          <table:table-cell table:formula="of:=IF([.Q328]=&quot;&quot;; &quot;&quot;; CONCATENATE(DATEDIF([.I328];[.Q328];&quot;d&quot;); IF(DATEDIF([.I328];[.Q328];&quot;d&quot;)&gt;1; &quot; Days&quot;; &quot; Day&quot;)))">
            <text:p/>
          </table:table-cell>
          <table:table-cell table:content-validation-name="val12"/>
          <table:table-cell table:number-columns-repeated="2"/>
          <table:table-cell table:style-name="ce196"/>
          <table:table-cell table:style-name="ce205" table:formula="of:=IFERROR(IF(ISBLANK([.Y328]); &quot;&quot;; IF([.$F328]=&quot;Long&quot;; ([.Y328]-[.$K328])*[.$J328]/[.$M328]; ([.$K328]-[.Y328])*[.$J328]/[.$M328])-[.$R328]); &quot;&quot;)">
            <text:p/>
          </table:table-cell>
          <table:table-cell table:style-name="Default"/>
          <table:table-cell table:style-name="ce205" table:formula="of:=IFERROR(IF(ISBLANK([.AA328]); &quot;&quot;; IF([.$F328]=&quot;Long&quot;; ([.AA328]-[.$K328])*[.$J328]/[.$M328]; ([.$K328]-[.AA328])*[.$J328]/[.$M328])-[.$R328]); &quot;&quot;)">
            <text:p/>
          </table:table-cell>
          <table:table-cell table:style-name="Default"/>
          <table:table-cell table:style-name="ce205" table:formula="of:=IFERROR(IF(ISBLANK([.AC328]); &quot;&quot;; IF([.$F328]=&quot;Long&quot;; ([.AC328]-[.$K328])*[.$J328]/[.$M328]; ([.$K328]-[.AC328])*[.$J328]/[.$M328])-[.$R328]); &quot;&quot;)">
            <text:p/>
          </table:table-cell>
          <table:table-cell/>
          <table:table-cell table:formula="of:=IF(ISBLANK([.Q328]); &quot;&quot;; DAY([.Q328]))">
            <text:p/>
          </table:table-cell>
          <table:table-cell table:formula="of:=IF(ISBLANK([.I328]); &quot;&quot;; WEEKDAY([.I328]; 2))">
            <text:p/>
          </table:table-cell>
          <table:table-cell table:formula="of:=IF(ISBLANK([.Q328]); &quot;&quot;; WEEKDAY([.Q328]; 2))">
            <text:p/>
          </table:table-cell>
          <table:table-cell table:formula="of:=IF(ISBLANK([.Q328]); &quot;&quot;; WEEKNUM([.Q328]))">
            <text:p/>
          </table:table-cell>
          <table:table-cell table:style-name="ce224" table:formula="of:=IF(ISBLANK([.I328]); &quot;&quot;; MONTH([.I328]))">
            <text:p/>
          </table:table-cell>
          <table:table-cell table:formula="of:=IF(ISBLANK([.Q328]); &quot;&quot;; MONTH([.Q328]))">
            <text:p/>
          </table:table-cell>
          <table:table-cell table:formula="of:=IF(OR(ISBLANK([.I328]); ISBLANK([.Q328])); &quot;&quot;; IFERROR(DATEDIF([.I328];[.Q328];&quot;d&quot;); &quot;&quot;))">
            <text:p/>
          </table:table-cell>
          <table:table-cell table:style-name="ce286" table:formula="of:=IF(ISBLANK([.P328]); &quot;&quot;; SUM([.$R$3:.R328]))">
            <text:p/>
          </table:table-cell>
          <table:table-cell table:style-name="ce286" table:formula="of:=IF(ISBLANK([.P328]); &quot;&quot;; SUM([.$S$3:.S328]))">
            <text:p/>
          </table:table-cell>
          <table:table-cell table:formula="of:=IF(ISBLANK([.K328]); &quot;&quot;; [.J328]*[.K328])">
            <text:p/>
          </table:table-cell>
          <table:table-cell table:formula="of:=IF(ISNUMBER([.AO328]); [.AO328]*0.0035; &quot;&quot;)">
            <text:p/>
          </table:table-cell>
          <table:table-cell table:style-name="ce224" table:formula="of:=IF(ISBLANK([.P328]); &quot;&quot; ; [.O328]*[.P328])">
            <text:p/>
          </table:table-cell>
          <table:table-cell table:formula="of:=IF(ISNUMBER([.AQ328]); [.AQ328]*0.0035; &quot;&quot;)">
            <text:p/>
          </table:table-cell>
          <table:table-cell table:number-columns-repeated="20"/>
        </table:table-row>
        <table:table-row table:style-name="ro2">
          <table:table-cell office:value-type="float" office:value="327" calcext:value-type="float">
            <text:p>32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29]=&quot;Long&quot;; [.K329]-[Overview.$C$4]/[.J329]; IF([.F329]=&quot;Short&quot;; [.K329]+[Overview.$C$4]/[.J329]; &quot;&quot;)); &quot;&quot;)">
            <text:p/>
          </table:table-cell>
          <table:table-cell table:style-name="ce157" table:formula="of:=IFERROR(ABS([.L329]-[.K329])*[.J329]; &quot;&quot;)">
            <text:p/>
          </table:table-cell>
          <table:table-cell table:style-name="ce289" table:formula="of:=IFERROR(IF([.F329]=&quot;Long&quot;; [.K329]+[Overview.$C$4]/[.J329]*[Overview.$C$6]; IF([.F329]=&quot;Short&quot;; [.K329]-[Overview.$C$4]/[.J329]*[Overview.$C$6]; &quot;&quot;)); &quot;&quot;)">
            <text:p/>
          </table:table-cell>
          <table:table-cell table:style-name="ce152"/>
          <table:table-cell table:number-columns-repeated="2"/>
          <table:table-cell table:formula="of:=IFERROR([.S329]/[.M329]; &quot;&quot;)">
            <text:p/>
          </table:table-cell>
          <table:table-cell table:formula="of:=IFERROR(IF(AND([.F329]=&quot;Long&quot;; [.O329]=[.J329]); [.J329]*([.P329]-[.K329]); IF(AND([.F329]=&quot;Short&quot;; [.O329]=[.J329]); [.J329]*([.K329]-[.P329]); &quot;&quot;)); &quot;&quot;)">
            <text:p/>
          </table:table-cell>
          <table:table-cell table:formula="of:=IF(ISNUMBER([.S329]); IF([.S329]&gt;0; &quot;Win&quot;; &quot;Loss&quot;);&quot;&quot;)">
            <text:p/>
          </table:table-cell>
          <table:table-cell table:formula="of:=IF([.Q329]=&quot;&quot;; &quot;&quot;; CONCATENATE(DATEDIF([.I329];[.Q329];&quot;d&quot;); IF(DATEDIF([.I329];[.Q329];&quot;d&quot;)&gt;1; &quot; Days&quot;; &quot; Day&quot;)))">
            <text:p/>
          </table:table-cell>
          <table:table-cell table:content-validation-name="val12"/>
          <table:table-cell table:number-columns-repeated="2"/>
          <table:table-cell table:style-name="ce196"/>
          <table:table-cell table:style-name="ce205" table:formula="of:=IFERROR(IF(ISBLANK([.Y329]); &quot;&quot;; IF([.$F329]=&quot;Long&quot;; ([.Y329]-[.$K329])*[.$J329]/[.$M329]; ([.$K329]-[.Y329])*[.$J329]/[.$M329])-[.$R329]); &quot;&quot;)">
            <text:p/>
          </table:table-cell>
          <table:table-cell table:style-name="Default"/>
          <table:table-cell table:style-name="ce205" table:formula="of:=IFERROR(IF(ISBLANK([.AA329]); &quot;&quot;; IF([.$F329]=&quot;Long&quot;; ([.AA329]-[.$K329])*[.$J329]/[.$M329]; ([.$K329]-[.AA329])*[.$J329]/[.$M329])-[.$R329]); &quot;&quot;)">
            <text:p/>
          </table:table-cell>
          <table:table-cell table:style-name="Default"/>
          <table:table-cell table:style-name="ce205" table:formula="of:=IFERROR(IF(ISBLANK([.AC329]); &quot;&quot;; IF([.$F329]=&quot;Long&quot;; ([.AC329]-[.$K329])*[.$J329]/[.$M329]; ([.$K329]-[.AC329])*[.$J329]/[.$M329])-[.$R329]); &quot;&quot;)">
            <text:p/>
          </table:table-cell>
          <table:table-cell/>
          <table:table-cell table:formula="of:=IF(ISBLANK([.Q329]); &quot;&quot;; DAY([.Q329]))">
            <text:p/>
          </table:table-cell>
          <table:table-cell table:formula="of:=IF(ISBLANK([.I329]); &quot;&quot;; WEEKDAY([.I329]; 2))">
            <text:p/>
          </table:table-cell>
          <table:table-cell table:formula="of:=IF(ISBLANK([.Q329]); &quot;&quot;; WEEKDAY([.Q329]; 2))">
            <text:p/>
          </table:table-cell>
          <table:table-cell table:formula="of:=IF(ISBLANK([.Q329]); &quot;&quot;; WEEKNUM([.Q329]))">
            <text:p/>
          </table:table-cell>
          <table:table-cell table:style-name="ce224" table:formula="of:=IF(ISBLANK([.I329]); &quot;&quot;; MONTH([.I329]))">
            <text:p/>
          </table:table-cell>
          <table:table-cell table:formula="of:=IF(ISBLANK([.Q329]); &quot;&quot;; MONTH([.Q329]))">
            <text:p/>
          </table:table-cell>
          <table:table-cell table:formula="of:=IF(OR(ISBLANK([.I329]); ISBLANK([.Q329])); &quot;&quot;; IFERROR(DATEDIF([.I329];[.Q329];&quot;d&quot;); &quot;&quot;))">
            <text:p/>
          </table:table-cell>
          <table:table-cell table:style-name="ce286" table:formula="of:=IF(ISBLANK([.P329]); &quot;&quot;; SUM([.$R$3:.R329]))">
            <text:p/>
          </table:table-cell>
          <table:table-cell table:style-name="ce286" table:formula="of:=IF(ISBLANK([.P329]); &quot;&quot;; SUM([.$S$3:.S329]))">
            <text:p/>
          </table:table-cell>
          <table:table-cell table:formula="of:=IF(ISBLANK([.K329]); &quot;&quot;; [.J329]*[.K329])">
            <text:p/>
          </table:table-cell>
          <table:table-cell table:formula="of:=IF(ISNUMBER([.AO329]); [.AO329]*0.0035; &quot;&quot;)">
            <text:p/>
          </table:table-cell>
          <table:table-cell table:style-name="ce224" table:formula="of:=IF(ISBLANK([.P329]); &quot;&quot; ; [.O329]*[.P329])">
            <text:p/>
          </table:table-cell>
          <table:table-cell table:formula="of:=IF(ISNUMBER([.AQ329]); [.AQ329]*0.0035; &quot;&quot;)">
            <text:p/>
          </table:table-cell>
          <table:table-cell table:number-columns-repeated="20"/>
        </table:table-row>
        <table:table-row table:style-name="ro2">
          <table:table-cell office:value-type="float" office:value="328" calcext:value-type="float">
            <text:p>32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0]=&quot;Long&quot;; [.K330]-[Overview.$C$4]/[.J330]; IF([.F330]=&quot;Short&quot;; [.K330]+[Overview.$C$4]/[.J330]; &quot;&quot;)); &quot;&quot;)">
            <text:p/>
          </table:table-cell>
          <table:table-cell table:style-name="ce157" table:formula="of:=IFERROR(ABS([.L330]-[.K330])*[.J330]; &quot;&quot;)">
            <text:p/>
          </table:table-cell>
          <table:table-cell table:style-name="ce289" table:formula="of:=IFERROR(IF([.F330]=&quot;Long&quot;; [.K330]+[Overview.$C$4]/[.J330]*[Overview.$C$6]; IF([.F330]=&quot;Short&quot;; [.K330]-[Overview.$C$4]/[.J330]*[Overview.$C$6]; &quot;&quot;)); &quot;&quot;)">
            <text:p/>
          </table:table-cell>
          <table:table-cell table:style-name="ce152"/>
          <table:table-cell table:number-columns-repeated="2"/>
          <table:table-cell table:formula="of:=IFERROR([.S330]/[.M330]; &quot;&quot;)">
            <text:p/>
          </table:table-cell>
          <table:table-cell table:formula="of:=IFERROR(IF(AND([.F330]=&quot;Long&quot;; [.O330]=[.J330]); [.J330]*([.P330]-[.K330]); IF(AND([.F330]=&quot;Short&quot;; [.O330]=[.J330]); [.J330]*([.K330]-[.P330]); &quot;&quot;)); &quot;&quot;)">
            <text:p/>
          </table:table-cell>
          <table:table-cell table:formula="of:=IF(ISNUMBER([.S330]); IF([.S330]&gt;0; &quot;Win&quot;; &quot;Loss&quot;);&quot;&quot;)">
            <text:p/>
          </table:table-cell>
          <table:table-cell table:formula="of:=IF([.Q330]=&quot;&quot;; &quot;&quot;; CONCATENATE(DATEDIF([.I330];[.Q330];&quot;d&quot;); IF(DATEDIF([.I330];[.Q330];&quot;d&quot;)&gt;1; &quot; Days&quot;; &quot; Day&quot;)))">
            <text:p/>
          </table:table-cell>
          <table:table-cell table:content-validation-name="val12"/>
          <table:table-cell table:number-columns-repeated="2"/>
          <table:table-cell table:style-name="ce196"/>
          <table:table-cell table:style-name="ce205" table:formula="of:=IFERROR(IF(ISBLANK([.Y330]); &quot;&quot;; IF([.$F330]=&quot;Long&quot;; ([.Y330]-[.$K330])*[.$J330]/[.$M330]; ([.$K330]-[.Y330])*[.$J330]/[.$M330])-[.$R330]); &quot;&quot;)">
            <text:p/>
          </table:table-cell>
          <table:table-cell table:style-name="Default"/>
          <table:table-cell table:style-name="ce205" table:formula="of:=IFERROR(IF(ISBLANK([.AA330]); &quot;&quot;; IF([.$F330]=&quot;Long&quot;; ([.AA330]-[.$K330])*[.$J330]/[.$M330]; ([.$K330]-[.AA330])*[.$J330]/[.$M330])-[.$R330]); &quot;&quot;)">
            <text:p/>
          </table:table-cell>
          <table:table-cell table:style-name="Default"/>
          <table:table-cell table:style-name="ce205" table:formula="of:=IFERROR(IF(ISBLANK([.AC330]); &quot;&quot;; IF([.$F330]=&quot;Long&quot;; ([.AC330]-[.$K330])*[.$J330]/[.$M330]; ([.$K330]-[.AC330])*[.$J330]/[.$M330])-[.$R330]); &quot;&quot;)">
            <text:p/>
          </table:table-cell>
          <table:table-cell/>
          <table:table-cell table:formula="of:=IF(ISBLANK([.Q330]); &quot;&quot;; DAY([.Q330]))">
            <text:p/>
          </table:table-cell>
          <table:table-cell table:formula="of:=IF(ISBLANK([.I330]); &quot;&quot;; WEEKDAY([.I330]; 2))">
            <text:p/>
          </table:table-cell>
          <table:table-cell table:formula="of:=IF(ISBLANK([.Q330]); &quot;&quot;; WEEKDAY([.Q330]; 2))">
            <text:p/>
          </table:table-cell>
          <table:table-cell table:formula="of:=IF(ISBLANK([.Q330]); &quot;&quot;; WEEKNUM([.Q330]))">
            <text:p/>
          </table:table-cell>
          <table:table-cell table:style-name="ce224" table:formula="of:=IF(ISBLANK([.I330]); &quot;&quot;; MONTH([.I330]))">
            <text:p/>
          </table:table-cell>
          <table:table-cell table:formula="of:=IF(ISBLANK([.Q330]); &quot;&quot;; MONTH([.Q330]))">
            <text:p/>
          </table:table-cell>
          <table:table-cell table:formula="of:=IF(OR(ISBLANK([.I330]); ISBLANK([.Q330])); &quot;&quot;; IFERROR(DATEDIF([.I330];[.Q330];&quot;d&quot;); &quot;&quot;))">
            <text:p/>
          </table:table-cell>
          <table:table-cell table:style-name="ce286" table:formula="of:=IF(ISBLANK([.P330]); &quot;&quot;; SUM([.$R$3:.R330]))">
            <text:p/>
          </table:table-cell>
          <table:table-cell table:style-name="ce286" table:formula="of:=IF(ISBLANK([.P330]); &quot;&quot;; SUM([.$S$3:.S330]))">
            <text:p/>
          </table:table-cell>
          <table:table-cell table:formula="of:=IF(ISBLANK([.K330]); &quot;&quot;; [.J330]*[.K330])">
            <text:p/>
          </table:table-cell>
          <table:table-cell table:formula="of:=IF(ISNUMBER([.AO330]); [.AO330]*0.0035; &quot;&quot;)">
            <text:p/>
          </table:table-cell>
          <table:table-cell table:style-name="ce224" table:formula="of:=IF(ISBLANK([.P330]); &quot;&quot; ; [.O330]*[.P330])">
            <text:p/>
          </table:table-cell>
          <table:table-cell table:formula="of:=IF(ISNUMBER([.AQ330]); [.AQ330]*0.0035; &quot;&quot;)">
            <text:p/>
          </table:table-cell>
          <table:table-cell table:number-columns-repeated="20"/>
        </table:table-row>
        <table:table-row table:style-name="ro2">
          <table:table-cell office:value-type="float" office:value="329" calcext:value-type="float">
            <text:p>32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1]=&quot;Long&quot;; [.K331]-[Overview.$C$4]/[.J331]; IF([.F331]=&quot;Short&quot;; [.K331]+[Overview.$C$4]/[.J331]; &quot;&quot;)); &quot;&quot;)">
            <text:p/>
          </table:table-cell>
          <table:table-cell table:style-name="ce157" table:formula="of:=IFERROR(ABS([.L331]-[.K331])*[.J331]; &quot;&quot;)">
            <text:p/>
          </table:table-cell>
          <table:table-cell table:style-name="ce289" table:formula="of:=IFERROR(IF([.F331]=&quot;Long&quot;; [.K331]+[Overview.$C$4]/[.J331]*[Overview.$C$6]; IF([.F331]=&quot;Short&quot;; [.K331]-[Overview.$C$4]/[.J331]*[Overview.$C$6]; &quot;&quot;)); &quot;&quot;)">
            <text:p/>
          </table:table-cell>
          <table:table-cell table:style-name="ce152"/>
          <table:table-cell table:number-columns-repeated="2"/>
          <table:table-cell table:formula="of:=IFERROR([.S331]/[.M331]; &quot;&quot;)">
            <text:p/>
          </table:table-cell>
          <table:table-cell table:formula="of:=IFERROR(IF(AND([.F331]=&quot;Long&quot;; [.O331]=[.J331]); [.J331]*([.P331]-[.K331]); IF(AND([.F331]=&quot;Short&quot;; [.O331]=[.J331]); [.J331]*([.K331]-[.P331]); &quot;&quot;)); &quot;&quot;)">
            <text:p/>
          </table:table-cell>
          <table:table-cell table:formula="of:=IF(ISNUMBER([.S331]); IF([.S331]&gt;0; &quot;Win&quot;; &quot;Loss&quot;);&quot;&quot;)">
            <text:p/>
          </table:table-cell>
          <table:table-cell table:formula="of:=IF([.Q331]=&quot;&quot;; &quot;&quot;; CONCATENATE(DATEDIF([.I331];[.Q331];&quot;d&quot;); IF(DATEDIF([.I331];[.Q331];&quot;d&quot;)&gt;1; &quot; Days&quot;; &quot; Day&quot;)))">
            <text:p/>
          </table:table-cell>
          <table:table-cell table:content-validation-name="val12"/>
          <table:table-cell table:number-columns-repeated="2"/>
          <table:table-cell table:style-name="ce196"/>
          <table:table-cell table:style-name="ce205" table:formula="of:=IFERROR(IF(ISBLANK([.Y331]); &quot;&quot;; IF([.$F331]=&quot;Long&quot;; ([.Y331]-[.$K331])*[.$J331]/[.$M331]; ([.$K331]-[.Y331])*[.$J331]/[.$M331])-[.$R331]); &quot;&quot;)">
            <text:p/>
          </table:table-cell>
          <table:table-cell table:style-name="Default"/>
          <table:table-cell table:style-name="ce205" table:formula="of:=IFERROR(IF(ISBLANK([.AA331]); &quot;&quot;; IF([.$F331]=&quot;Long&quot;; ([.AA331]-[.$K331])*[.$J331]/[.$M331]; ([.$K331]-[.AA331])*[.$J331]/[.$M331])-[.$R331]); &quot;&quot;)">
            <text:p/>
          </table:table-cell>
          <table:table-cell table:style-name="Default"/>
          <table:table-cell table:style-name="ce205" table:formula="of:=IFERROR(IF(ISBLANK([.AC331]); &quot;&quot;; IF([.$F331]=&quot;Long&quot;; ([.AC331]-[.$K331])*[.$J331]/[.$M331]; ([.$K331]-[.AC331])*[.$J331]/[.$M331])-[.$R331]); &quot;&quot;)">
            <text:p/>
          </table:table-cell>
          <table:table-cell/>
          <table:table-cell table:formula="of:=IF(ISBLANK([.Q331]); &quot;&quot;; DAY([.Q331]))">
            <text:p/>
          </table:table-cell>
          <table:table-cell table:formula="of:=IF(ISBLANK([.I331]); &quot;&quot;; WEEKDAY([.I331]; 2))">
            <text:p/>
          </table:table-cell>
          <table:table-cell table:formula="of:=IF(ISBLANK([.Q331]); &quot;&quot;; WEEKDAY([.Q331]; 2))">
            <text:p/>
          </table:table-cell>
          <table:table-cell table:formula="of:=IF(ISBLANK([.Q331]); &quot;&quot;; WEEKNUM([.Q331]))">
            <text:p/>
          </table:table-cell>
          <table:table-cell table:style-name="ce224" table:formula="of:=IF(ISBLANK([.I331]); &quot;&quot;; MONTH([.I331]))">
            <text:p/>
          </table:table-cell>
          <table:table-cell table:formula="of:=IF(ISBLANK([.Q331]); &quot;&quot;; MONTH([.Q331]))">
            <text:p/>
          </table:table-cell>
          <table:table-cell table:formula="of:=IF(OR(ISBLANK([.I331]); ISBLANK([.Q331])); &quot;&quot;; IFERROR(DATEDIF([.I331];[.Q331];&quot;d&quot;); &quot;&quot;))">
            <text:p/>
          </table:table-cell>
          <table:table-cell table:style-name="ce286" table:formula="of:=IF(ISBLANK([.P331]); &quot;&quot;; SUM([.$R$3:.R331]))">
            <text:p/>
          </table:table-cell>
          <table:table-cell table:style-name="ce286" table:formula="of:=IF(ISBLANK([.P331]); &quot;&quot;; SUM([.$S$3:.S331]))">
            <text:p/>
          </table:table-cell>
          <table:table-cell table:formula="of:=IF(ISBLANK([.K331]); &quot;&quot;; [.J331]*[.K331])">
            <text:p/>
          </table:table-cell>
          <table:table-cell table:formula="of:=IF(ISNUMBER([.AO331]); [.AO331]*0.0035; &quot;&quot;)">
            <text:p/>
          </table:table-cell>
          <table:table-cell table:style-name="ce224" table:formula="of:=IF(ISBLANK([.P331]); &quot;&quot; ; [.O331]*[.P331])">
            <text:p/>
          </table:table-cell>
          <table:table-cell table:formula="of:=IF(ISNUMBER([.AQ331]); [.AQ331]*0.0035; &quot;&quot;)">
            <text:p/>
          </table:table-cell>
          <table:table-cell table:number-columns-repeated="20"/>
        </table:table-row>
        <table:table-row table:style-name="ro2">
          <table:table-cell office:value-type="float" office:value="330" calcext:value-type="float">
            <text:p>33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2]=&quot;Long&quot;; [.K332]-[Overview.$C$4]/[.J332]; IF([.F332]=&quot;Short&quot;; [.K332]+[Overview.$C$4]/[.J332]; &quot;&quot;)); &quot;&quot;)">
            <text:p/>
          </table:table-cell>
          <table:table-cell table:style-name="ce157" table:formula="of:=IFERROR(ABS([.L332]-[.K332])*[.J332]; &quot;&quot;)">
            <text:p/>
          </table:table-cell>
          <table:table-cell table:style-name="ce289" table:formula="of:=IFERROR(IF([.F332]=&quot;Long&quot;; [.K332]+[Overview.$C$4]/[.J332]*[Overview.$C$6]; IF([.F332]=&quot;Short&quot;; [.K332]-[Overview.$C$4]/[.J332]*[Overview.$C$6]; &quot;&quot;)); &quot;&quot;)">
            <text:p/>
          </table:table-cell>
          <table:table-cell table:style-name="ce152"/>
          <table:table-cell table:number-columns-repeated="2"/>
          <table:table-cell table:formula="of:=IFERROR([.S332]/[.M332]; &quot;&quot;)">
            <text:p/>
          </table:table-cell>
          <table:table-cell table:formula="of:=IFERROR(IF(AND([.F332]=&quot;Long&quot;; [.O332]=[.J332]); [.J332]*([.P332]-[.K332]); IF(AND([.F332]=&quot;Short&quot;; [.O332]=[.J332]); [.J332]*([.K332]-[.P332]); &quot;&quot;)); &quot;&quot;)">
            <text:p/>
          </table:table-cell>
          <table:table-cell table:formula="of:=IF(ISNUMBER([.S332]); IF([.S332]&gt;0; &quot;Win&quot;; &quot;Loss&quot;);&quot;&quot;)">
            <text:p/>
          </table:table-cell>
          <table:table-cell table:formula="of:=IF([.Q332]=&quot;&quot;; &quot;&quot;; CONCATENATE(DATEDIF([.I332];[.Q332];&quot;d&quot;); IF(DATEDIF([.I332];[.Q332];&quot;d&quot;)&gt;1; &quot; Days&quot;; &quot; Day&quot;)))">
            <text:p/>
          </table:table-cell>
          <table:table-cell table:content-validation-name="val12"/>
          <table:table-cell table:number-columns-repeated="2"/>
          <table:table-cell table:style-name="ce196"/>
          <table:table-cell table:style-name="ce205" table:formula="of:=IFERROR(IF(ISBLANK([.Y332]); &quot;&quot;; IF([.$F332]=&quot;Long&quot;; ([.Y332]-[.$K332])*[.$J332]/[.$M332]; ([.$K332]-[.Y332])*[.$J332]/[.$M332])-[.$R332]); &quot;&quot;)">
            <text:p/>
          </table:table-cell>
          <table:table-cell table:style-name="Default"/>
          <table:table-cell table:style-name="ce205" table:formula="of:=IFERROR(IF(ISBLANK([.AA332]); &quot;&quot;; IF([.$F332]=&quot;Long&quot;; ([.AA332]-[.$K332])*[.$J332]/[.$M332]; ([.$K332]-[.AA332])*[.$J332]/[.$M332])-[.$R332]); &quot;&quot;)">
            <text:p/>
          </table:table-cell>
          <table:table-cell table:style-name="Default"/>
          <table:table-cell table:style-name="ce205" table:formula="of:=IFERROR(IF(ISBLANK([.AC332]); &quot;&quot;; IF([.$F332]=&quot;Long&quot;; ([.AC332]-[.$K332])*[.$J332]/[.$M332]; ([.$K332]-[.AC332])*[.$J332]/[.$M332])-[.$R332]); &quot;&quot;)">
            <text:p/>
          </table:table-cell>
          <table:table-cell/>
          <table:table-cell table:formula="of:=IF(ISBLANK([.Q332]); &quot;&quot;; DAY([.Q332]))">
            <text:p/>
          </table:table-cell>
          <table:table-cell table:formula="of:=IF(ISBLANK([.I332]); &quot;&quot;; WEEKDAY([.I332]; 2))">
            <text:p/>
          </table:table-cell>
          <table:table-cell table:formula="of:=IF(ISBLANK([.Q332]); &quot;&quot;; WEEKDAY([.Q332]; 2))">
            <text:p/>
          </table:table-cell>
          <table:table-cell table:formula="of:=IF(ISBLANK([.Q332]); &quot;&quot;; WEEKNUM([.Q332]))">
            <text:p/>
          </table:table-cell>
          <table:table-cell table:style-name="ce224" table:formula="of:=IF(ISBLANK([.I332]); &quot;&quot;; MONTH([.I332]))">
            <text:p/>
          </table:table-cell>
          <table:table-cell table:formula="of:=IF(ISBLANK([.Q332]); &quot;&quot;; MONTH([.Q332]))">
            <text:p/>
          </table:table-cell>
          <table:table-cell table:formula="of:=IF(OR(ISBLANK([.I332]); ISBLANK([.Q332])); &quot;&quot;; IFERROR(DATEDIF([.I332];[.Q332];&quot;d&quot;); &quot;&quot;))">
            <text:p/>
          </table:table-cell>
          <table:table-cell table:style-name="ce286" table:formula="of:=IF(ISBLANK([.P332]); &quot;&quot;; SUM([.$R$3:.R332]))">
            <text:p/>
          </table:table-cell>
          <table:table-cell table:style-name="ce286" table:formula="of:=IF(ISBLANK([.P332]); &quot;&quot;; SUM([.$S$3:.S332]))">
            <text:p/>
          </table:table-cell>
          <table:table-cell table:formula="of:=IF(ISBLANK([.K332]); &quot;&quot;; [.J332]*[.K332])">
            <text:p/>
          </table:table-cell>
          <table:table-cell table:formula="of:=IF(ISNUMBER([.AO332]); [.AO332]*0.0035; &quot;&quot;)">
            <text:p/>
          </table:table-cell>
          <table:table-cell table:style-name="ce224" table:formula="of:=IF(ISBLANK([.P332]); &quot;&quot; ; [.O332]*[.P332])">
            <text:p/>
          </table:table-cell>
          <table:table-cell table:formula="of:=IF(ISNUMBER([.AQ332]); [.AQ332]*0.0035; &quot;&quot;)">
            <text:p/>
          </table:table-cell>
          <table:table-cell table:number-columns-repeated="20"/>
        </table:table-row>
        <table:table-row table:style-name="ro2">
          <table:table-cell office:value-type="float" office:value="331" calcext:value-type="float">
            <text:p>33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3]=&quot;Long&quot;; [.K333]-[Overview.$C$4]/[.J333]; IF([.F333]=&quot;Short&quot;; [.K333]+[Overview.$C$4]/[.J333]; &quot;&quot;)); &quot;&quot;)">
            <text:p/>
          </table:table-cell>
          <table:table-cell table:style-name="ce157" table:formula="of:=IFERROR(ABS([.L333]-[.K333])*[.J333]; &quot;&quot;)">
            <text:p/>
          </table:table-cell>
          <table:table-cell table:style-name="ce289" table:formula="of:=IFERROR(IF([.F333]=&quot;Long&quot;; [.K333]+[Overview.$C$4]/[.J333]*[Overview.$C$6]; IF([.F333]=&quot;Short&quot;; [.K333]-[Overview.$C$4]/[.J333]*[Overview.$C$6]; &quot;&quot;)); &quot;&quot;)">
            <text:p/>
          </table:table-cell>
          <table:table-cell table:style-name="ce152"/>
          <table:table-cell table:number-columns-repeated="2"/>
          <table:table-cell table:formula="of:=IFERROR([.S333]/[.M333]; &quot;&quot;)">
            <text:p/>
          </table:table-cell>
          <table:table-cell table:formula="of:=IFERROR(IF(AND([.F333]=&quot;Long&quot;; [.O333]=[.J333]); [.J333]*([.P333]-[.K333]); IF(AND([.F333]=&quot;Short&quot;; [.O333]=[.J333]); [.J333]*([.K333]-[.P333]); &quot;&quot;)); &quot;&quot;)">
            <text:p/>
          </table:table-cell>
          <table:table-cell table:formula="of:=IF(ISNUMBER([.S333]); IF([.S333]&gt;0; &quot;Win&quot;; &quot;Loss&quot;);&quot;&quot;)">
            <text:p/>
          </table:table-cell>
          <table:table-cell table:formula="of:=IF([.Q333]=&quot;&quot;; &quot;&quot;; CONCATENATE(DATEDIF([.I333];[.Q333];&quot;d&quot;); IF(DATEDIF([.I333];[.Q333];&quot;d&quot;)&gt;1; &quot; Days&quot;; &quot; Day&quot;)))">
            <text:p/>
          </table:table-cell>
          <table:table-cell table:content-validation-name="val12"/>
          <table:table-cell table:number-columns-repeated="2"/>
          <table:table-cell table:style-name="ce196"/>
          <table:table-cell table:style-name="ce205" table:formula="of:=IFERROR(IF(ISBLANK([.Y333]); &quot;&quot;; IF([.$F333]=&quot;Long&quot;; ([.Y333]-[.$K333])*[.$J333]/[.$M333]; ([.$K333]-[.Y333])*[.$J333]/[.$M333])-[.$R333]); &quot;&quot;)">
            <text:p/>
          </table:table-cell>
          <table:table-cell table:style-name="Default"/>
          <table:table-cell table:style-name="ce205" table:formula="of:=IFERROR(IF(ISBLANK([.AA333]); &quot;&quot;; IF([.$F333]=&quot;Long&quot;; ([.AA333]-[.$K333])*[.$J333]/[.$M333]; ([.$K333]-[.AA333])*[.$J333]/[.$M333])-[.$R333]); &quot;&quot;)">
            <text:p/>
          </table:table-cell>
          <table:table-cell table:style-name="Default"/>
          <table:table-cell table:style-name="ce205" table:formula="of:=IFERROR(IF(ISBLANK([.AC333]); &quot;&quot;; IF([.$F333]=&quot;Long&quot;; ([.AC333]-[.$K333])*[.$J333]/[.$M333]; ([.$K333]-[.AC333])*[.$J333]/[.$M333])-[.$R333]); &quot;&quot;)">
            <text:p/>
          </table:table-cell>
          <table:table-cell/>
          <table:table-cell table:formula="of:=IF(ISBLANK([.Q333]); &quot;&quot;; DAY([.Q333]))">
            <text:p/>
          </table:table-cell>
          <table:table-cell table:formula="of:=IF(ISBLANK([.I333]); &quot;&quot;; WEEKDAY([.I333]; 2))">
            <text:p/>
          </table:table-cell>
          <table:table-cell table:formula="of:=IF(ISBLANK([.Q333]); &quot;&quot;; WEEKDAY([.Q333]; 2))">
            <text:p/>
          </table:table-cell>
          <table:table-cell table:formula="of:=IF(ISBLANK([.Q333]); &quot;&quot;; WEEKNUM([.Q333]))">
            <text:p/>
          </table:table-cell>
          <table:table-cell table:style-name="ce224" table:formula="of:=IF(ISBLANK([.I333]); &quot;&quot;; MONTH([.I333]))">
            <text:p/>
          </table:table-cell>
          <table:table-cell table:formula="of:=IF(ISBLANK([.Q333]); &quot;&quot;; MONTH([.Q333]))">
            <text:p/>
          </table:table-cell>
          <table:table-cell table:formula="of:=IF(OR(ISBLANK([.I333]); ISBLANK([.Q333])); &quot;&quot;; IFERROR(DATEDIF([.I333];[.Q333];&quot;d&quot;); &quot;&quot;))">
            <text:p/>
          </table:table-cell>
          <table:table-cell table:style-name="ce286" table:formula="of:=IF(ISBLANK([.P333]); &quot;&quot;; SUM([.$R$3:.R333]))">
            <text:p/>
          </table:table-cell>
          <table:table-cell table:style-name="ce286" table:formula="of:=IF(ISBLANK([.P333]); &quot;&quot;; SUM([.$S$3:.S333]))">
            <text:p/>
          </table:table-cell>
          <table:table-cell table:formula="of:=IF(ISBLANK([.K333]); &quot;&quot;; [.J333]*[.K333])">
            <text:p/>
          </table:table-cell>
          <table:table-cell table:formula="of:=IF(ISNUMBER([.AO333]); [.AO333]*0.0035; &quot;&quot;)">
            <text:p/>
          </table:table-cell>
          <table:table-cell table:style-name="ce224" table:formula="of:=IF(ISBLANK([.P333]); &quot;&quot; ; [.O333]*[.P333])">
            <text:p/>
          </table:table-cell>
          <table:table-cell table:formula="of:=IF(ISNUMBER([.AQ333]); [.AQ333]*0.0035; &quot;&quot;)">
            <text:p/>
          </table:table-cell>
          <table:table-cell table:number-columns-repeated="20"/>
        </table:table-row>
        <table:table-row table:style-name="ro2">
          <table:table-cell office:value-type="float" office:value="332" calcext:value-type="float">
            <text:p>33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4]=&quot;Long&quot;; [.K334]-[Overview.$C$4]/[.J334]; IF([.F334]=&quot;Short&quot;; [.K334]+[Overview.$C$4]/[.J334]; &quot;&quot;)); &quot;&quot;)">
            <text:p/>
          </table:table-cell>
          <table:table-cell table:style-name="ce157" table:formula="of:=IFERROR(ABS([.L334]-[.K334])*[.J334]; &quot;&quot;)">
            <text:p/>
          </table:table-cell>
          <table:table-cell table:style-name="ce289" table:formula="of:=IFERROR(IF([.F334]=&quot;Long&quot;; [.K334]+[Overview.$C$4]/[.J334]*[Overview.$C$6]; IF([.F334]=&quot;Short&quot;; [.K334]-[Overview.$C$4]/[.J334]*[Overview.$C$6]; &quot;&quot;)); &quot;&quot;)">
            <text:p/>
          </table:table-cell>
          <table:table-cell table:style-name="ce152"/>
          <table:table-cell table:number-columns-repeated="2"/>
          <table:table-cell table:formula="of:=IFERROR([.S334]/[.M334]; &quot;&quot;)">
            <text:p/>
          </table:table-cell>
          <table:table-cell table:formula="of:=IFERROR(IF(AND([.F334]=&quot;Long&quot;; [.O334]=[.J334]); [.J334]*([.P334]-[.K334]); IF(AND([.F334]=&quot;Short&quot;; [.O334]=[.J334]); [.J334]*([.K334]-[.P334]); &quot;&quot;)); &quot;&quot;)">
            <text:p/>
          </table:table-cell>
          <table:table-cell table:formula="of:=IF(ISNUMBER([.S334]); IF([.S334]&gt;0; &quot;Win&quot;; &quot;Loss&quot;);&quot;&quot;)">
            <text:p/>
          </table:table-cell>
          <table:table-cell table:formula="of:=IF([.Q334]=&quot;&quot;; &quot;&quot;; CONCATENATE(DATEDIF([.I334];[.Q334];&quot;d&quot;); IF(DATEDIF([.I334];[.Q334];&quot;d&quot;)&gt;1; &quot; Days&quot;; &quot; Day&quot;)))">
            <text:p/>
          </table:table-cell>
          <table:table-cell table:content-validation-name="val12"/>
          <table:table-cell table:number-columns-repeated="2"/>
          <table:table-cell table:style-name="ce196"/>
          <table:table-cell table:style-name="ce205" table:formula="of:=IFERROR(IF(ISBLANK([.Y334]); &quot;&quot;; IF([.$F334]=&quot;Long&quot;; ([.Y334]-[.$K334])*[.$J334]/[.$M334]; ([.$K334]-[.Y334])*[.$J334]/[.$M334])-[.$R334]); &quot;&quot;)">
            <text:p/>
          </table:table-cell>
          <table:table-cell table:style-name="Default"/>
          <table:table-cell table:style-name="ce205" table:formula="of:=IFERROR(IF(ISBLANK([.AA334]); &quot;&quot;; IF([.$F334]=&quot;Long&quot;; ([.AA334]-[.$K334])*[.$J334]/[.$M334]; ([.$K334]-[.AA334])*[.$J334]/[.$M334])-[.$R334]); &quot;&quot;)">
            <text:p/>
          </table:table-cell>
          <table:table-cell table:style-name="Default"/>
          <table:table-cell table:style-name="ce205" table:formula="of:=IFERROR(IF(ISBLANK([.AC334]); &quot;&quot;; IF([.$F334]=&quot;Long&quot;; ([.AC334]-[.$K334])*[.$J334]/[.$M334]; ([.$K334]-[.AC334])*[.$J334]/[.$M334])-[.$R334]); &quot;&quot;)">
            <text:p/>
          </table:table-cell>
          <table:table-cell/>
          <table:table-cell table:formula="of:=IF(ISBLANK([.Q334]); &quot;&quot;; DAY([.Q334]))">
            <text:p/>
          </table:table-cell>
          <table:table-cell table:formula="of:=IF(ISBLANK([.I334]); &quot;&quot;; WEEKDAY([.I334]; 2))">
            <text:p/>
          </table:table-cell>
          <table:table-cell table:formula="of:=IF(ISBLANK([.Q334]); &quot;&quot;; WEEKDAY([.Q334]; 2))">
            <text:p/>
          </table:table-cell>
          <table:table-cell table:formula="of:=IF(ISBLANK([.Q334]); &quot;&quot;; WEEKNUM([.Q334]))">
            <text:p/>
          </table:table-cell>
          <table:table-cell table:style-name="ce224" table:formula="of:=IF(ISBLANK([.I334]); &quot;&quot;; MONTH([.I334]))">
            <text:p/>
          </table:table-cell>
          <table:table-cell table:formula="of:=IF(ISBLANK([.Q334]); &quot;&quot;; MONTH([.Q334]))">
            <text:p/>
          </table:table-cell>
          <table:table-cell table:formula="of:=IF(OR(ISBLANK([.I334]); ISBLANK([.Q334])); &quot;&quot;; IFERROR(DATEDIF([.I334];[.Q334];&quot;d&quot;); &quot;&quot;))">
            <text:p/>
          </table:table-cell>
          <table:table-cell table:style-name="ce286" table:formula="of:=IF(ISBLANK([.P334]); &quot;&quot;; SUM([.$R$3:.R334]))">
            <text:p/>
          </table:table-cell>
          <table:table-cell table:style-name="ce286" table:formula="of:=IF(ISBLANK([.P334]); &quot;&quot;; SUM([.$S$3:.S334]))">
            <text:p/>
          </table:table-cell>
          <table:table-cell table:formula="of:=IF(ISBLANK([.K334]); &quot;&quot;; [.J334]*[.K334])">
            <text:p/>
          </table:table-cell>
          <table:table-cell table:formula="of:=IF(ISNUMBER([.AO334]); [.AO334]*0.0035; &quot;&quot;)">
            <text:p/>
          </table:table-cell>
          <table:table-cell table:style-name="ce224" table:formula="of:=IF(ISBLANK([.P334]); &quot;&quot; ; [.O334]*[.P334])">
            <text:p/>
          </table:table-cell>
          <table:table-cell table:formula="of:=IF(ISNUMBER([.AQ334]); [.AQ334]*0.0035; &quot;&quot;)">
            <text:p/>
          </table:table-cell>
          <table:table-cell table:number-columns-repeated="20"/>
        </table:table-row>
        <table:table-row table:style-name="ro2">
          <table:table-cell office:value-type="float" office:value="333" calcext:value-type="float">
            <text:p>33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5]=&quot;Long&quot;; [.K335]-[Overview.$C$4]/[.J335]; IF([.F335]=&quot;Short&quot;; [.K335]+[Overview.$C$4]/[.J335]; &quot;&quot;)); &quot;&quot;)">
            <text:p/>
          </table:table-cell>
          <table:table-cell table:style-name="ce157" table:formula="of:=IFERROR(ABS([.L335]-[.K335])*[.J335]; &quot;&quot;)">
            <text:p/>
          </table:table-cell>
          <table:table-cell table:style-name="ce289" table:formula="of:=IFERROR(IF([.F335]=&quot;Long&quot;; [.K335]+[Overview.$C$4]/[.J335]*[Overview.$C$6]; IF([.F335]=&quot;Short&quot;; [.K335]-[Overview.$C$4]/[.J335]*[Overview.$C$6]; &quot;&quot;)); &quot;&quot;)">
            <text:p/>
          </table:table-cell>
          <table:table-cell table:style-name="ce152"/>
          <table:table-cell table:number-columns-repeated="2"/>
          <table:table-cell table:formula="of:=IFERROR([.S335]/[.M335]; &quot;&quot;)">
            <text:p/>
          </table:table-cell>
          <table:table-cell table:formula="of:=IFERROR(IF(AND([.F335]=&quot;Long&quot;; [.O335]=[.J335]); [.J335]*([.P335]-[.K335]); IF(AND([.F335]=&quot;Short&quot;; [.O335]=[.J335]); [.J335]*([.K335]-[.P335]); &quot;&quot;)); &quot;&quot;)">
            <text:p/>
          </table:table-cell>
          <table:table-cell table:formula="of:=IF(ISNUMBER([.S335]); IF([.S335]&gt;0; &quot;Win&quot;; &quot;Loss&quot;);&quot;&quot;)">
            <text:p/>
          </table:table-cell>
          <table:table-cell table:formula="of:=IF([.Q335]=&quot;&quot;; &quot;&quot;; CONCATENATE(DATEDIF([.I335];[.Q335];&quot;d&quot;); IF(DATEDIF([.I335];[.Q335];&quot;d&quot;)&gt;1; &quot; Days&quot;; &quot; Day&quot;)))">
            <text:p/>
          </table:table-cell>
          <table:table-cell table:content-validation-name="val12"/>
          <table:table-cell table:number-columns-repeated="2"/>
          <table:table-cell table:style-name="ce196"/>
          <table:table-cell table:style-name="ce205" table:formula="of:=IFERROR(IF(ISBLANK([.Y335]); &quot;&quot;; IF([.$F335]=&quot;Long&quot;; ([.Y335]-[.$K335])*[.$J335]/[.$M335]; ([.$K335]-[.Y335])*[.$J335]/[.$M335])-[.$R335]); &quot;&quot;)">
            <text:p/>
          </table:table-cell>
          <table:table-cell table:style-name="Default"/>
          <table:table-cell table:style-name="ce205" table:formula="of:=IFERROR(IF(ISBLANK([.AA335]); &quot;&quot;; IF([.$F335]=&quot;Long&quot;; ([.AA335]-[.$K335])*[.$J335]/[.$M335]; ([.$K335]-[.AA335])*[.$J335]/[.$M335])-[.$R335]); &quot;&quot;)">
            <text:p/>
          </table:table-cell>
          <table:table-cell table:style-name="Default"/>
          <table:table-cell table:style-name="ce205" table:formula="of:=IFERROR(IF(ISBLANK([.AC335]); &quot;&quot;; IF([.$F335]=&quot;Long&quot;; ([.AC335]-[.$K335])*[.$J335]/[.$M335]; ([.$K335]-[.AC335])*[.$J335]/[.$M335])-[.$R335]); &quot;&quot;)">
            <text:p/>
          </table:table-cell>
          <table:table-cell/>
          <table:table-cell table:formula="of:=IF(ISBLANK([.Q335]); &quot;&quot;; DAY([.Q335]))">
            <text:p/>
          </table:table-cell>
          <table:table-cell table:formula="of:=IF(ISBLANK([.I335]); &quot;&quot;; WEEKDAY([.I335]; 2))">
            <text:p/>
          </table:table-cell>
          <table:table-cell table:formula="of:=IF(ISBLANK([.Q335]); &quot;&quot;; WEEKDAY([.Q335]; 2))">
            <text:p/>
          </table:table-cell>
          <table:table-cell table:formula="of:=IF(ISBLANK([.Q335]); &quot;&quot;; WEEKNUM([.Q335]))">
            <text:p/>
          </table:table-cell>
          <table:table-cell table:style-name="ce224" table:formula="of:=IF(ISBLANK([.I335]); &quot;&quot;; MONTH([.I335]))">
            <text:p/>
          </table:table-cell>
          <table:table-cell table:formula="of:=IF(ISBLANK([.Q335]); &quot;&quot;; MONTH([.Q335]))">
            <text:p/>
          </table:table-cell>
          <table:table-cell table:formula="of:=IF(OR(ISBLANK([.I335]); ISBLANK([.Q335])); &quot;&quot;; IFERROR(DATEDIF([.I335];[.Q335];&quot;d&quot;); &quot;&quot;))">
            <text:p/>
          </table:table-cell>
          <table:table-cell table:style-name="ce286" table:formula="of:=IF(ISBLANK([.P335]); &quot;&quot;; SUM([.$R$3:.R335]))">
            <text:p/>
          </table:table-cell>
          <table:table-cell table:style-name="ce286" table:formula="of:=IF(ISBLANK([.P335]); &quot;&quot;; SUM([.$S$3:.S335]))">
            <text:p/>
          </table:table-cell>
          <table:table-cell table:formula="of:=IF(ISBLANK([.K335]); &quot;&quot;; [.J335]*[.K335])">
            <text:p/>
          </table:table-cell>
          <table:table-cell table:formula="of:=IF(ISNUMBER([.AO335]); [.AO335]*0.0035; &quot;&quot;)">
            <text:p/>
          </table:table-cell>
          <table:table-cell table:style-name="ce224" table:formula="of:=IF(ISBLANK([.P335]); &quot;&quot; ; [.O335]*[.P335])">
            <text:p/>
          </table:table-cell>
          <table:table-cell table:formula="of:=IF(ISNUMBER([.AQ335]); [.AQ335]*0.0035; &quot;&quot;)">
            <text:p/>
          </table:table-cell>
          <table:table-cell table:number-columns-repeated="20"/>
        </table:table-row>
        <table:table-row table:style-name="ro2">
          <table:table-cell office:value-type="float" office:value="334" calcext:value-type="float">
            <text:p>33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6]=&quot;Long&quot;; [.K336]-[Overview.$C$4]/[.J336]; IF([.F336]=&quot;Short&quot;; [.K336]+[Overview.$C$4]/[.J336]; &quot;&quot;)); &quot;&quot;)">
            <text:p/>
          </table:table-cell>
          <table:table-cell table:style-name="ce157" table:formula="of:=IFERROR(ABS([.L336]-[.K336])*[.J336]; &quot;&quot;)">
            <text:p/>
          </table:table-cell>
          <table:table-cell table:style-name="ce289" table:formula="of:=IFERROR(IF([.F336]=&quot;Long&quot;; [.K336]+[Overview.$C$4]/[.J336]*[Overview.$C$6]; IF([.F336]=&quot;Short&quot;; [.K336]-[Overview.$C$4]/[.J336]*[Overview.$C$6]; &quot;&quot;)); &quot;&quot;)">
            <text:p/>
          </table:table-cell>
          <table:table-cell table:style-name="ce152"/>
          <table:table-cell table:number-columns-repeated="2"/>
          <table:table-cell table:formula="of:=IFERROR([.S336]/[.M336]; &quot;&quot;)">
            <text:p/>
          </table:table-cell>
          <table:table-cell table:formula="of:=IFERROR(IF(AND([.F336]=&quot;Long&quot;; [.O336]=[.J336]); [.J336]*([.P336]-[.K336]); IF(AND([.F336]=&quot;Short&quot;; [.O336]=[.J336]); [.J336]*([.K336]-[.P336]); &quot;&quot;)); &quot;&quot;)">
            <text:p/>
          </table:table-cell>
          <table:table-cell table:formula="of:=IF(ISNUMBER([.S336]); IF([.S336]&gt;0; &quot;Win&quot;; &quot;Loss&quot;);&quot;&quot;)">
            <text:p/>
          </table:table-cell>
          <table:table-cell table:formula="of:=IF([.Q336]=&quot;&quot;; &quot;&quot;; CONCATENATE(DATEDIF([.I336];[.Q336];&quot;d&quot;); IF(DATEDIF([.I336];[.Q336];&quot;d&quot;)&gt;1; &quot; Days&quot;; &quot; Day&quot;)))">
            <text:p/>
          </table:table-cell>
          <table:table-cell table:content-validation-name="val12"/>
          <table:table-cell table:number-columns-repeated="2"/>
          <table:table-cell table:style-name="ce196"/>
          <table:table-cell table:style-name="ce205" table:formula="of:=IFERROR(IF(ISBLANK([.Y336]); &quot;&quot;; IF([.$F336]=&quot;Long&quot;; ([.Y336]-[.$K336])*[.$J336]/[.$M336]; ([.$K336]-[.Y336])*[.$J336]/[.$M336])-[.$R336]); &quot;&quot;)">
            <text:p/>
          </table:table-cell>
          <table:table-cell table:style-name="Default"/>
          <table:table-cell table:style-name="ce205" table:formula="of:=IFERROR(IF(ISBLANK([.AA336]); &quot;&quot;; IF([.$F336]=&quot;Long&quot;; ([.AA336]-[.$K336])*[.$J336]/[.$M336]; ([.$K336]-[.AA336])*[.$J336]/[.$M336])-[.$R336]); &quot;&quot;)">
            <text:p/>
          </table:table-cell>
          <table:table-cell table:style-name="Default"/>
          <table:table-cell table:style-name="ce205" table:formula="of:=IFERROR(IF(ISBLANK([.AC336]); &quot;&quot;; IF([.$F336]=&quot;Long&quot;; ([.AC336]-[.$K336])*[.$J336]/[.$M336]; ([.$K336]-[.AC336])*[.$J336]/[.$M336])-[.$R336]); &quot;&quot;)">
            <text:p/>
          </table:table-cell>
          <table:table-cell/>
          <table:table-cell table:formula="of:=IF(ISBLANK([.Q336]); &quot;&quot;; DAY([.Q336]))">
            <text:p/>
          </table:table-cell>
          <table:table-cell table:formula="of:=IF(ISBLANK([.I336]); &quot;&quot;; WEEKDAY([.I336]; 2))">
            <text:p/>
          </table:table-cell>
          <table:table-cell table:formula="of:=IF(ISBLANK([.Q336]); &quot;&quot;; WEEKDAY([.Q336]; 2))">
            <text:p/>
          </table:table-cell>
          <table:table-cell table:formula="of:=IF(ISBLANK([.Q336]); &quot;&quot;; WEEKNUM([.Q336]))">
            <text:p/>
          </table:table-cell>
          <table:table-cell table:style-name="ce224" table:formula="of:=IF(ISBLANK([.I336]); &quot;&quot;; MONTH([.I336]))">
            <text:p/>
          </table:table-cell>
          <table:table-cell table:formula="of:=IF(ISBLANK([.Q336]); &quot;&quot;; MONTH([.Q336]))">
            <text:p/>
          </table:table-cell>
          <table:table-cell table:formula="of:=IF(OR(ISBLANK([.I336]); ISBLANK([.Q336])); &quot;&quot;; IFERROR(DATEDIF([.I336];[.Q336];&quot;d&quot;); &quot;&quot;))">
            <text:p/>
          </table:table-cell>
          <table:table-cell table:style-name="ce286" table:formula="of:=IF(ISBLANK([.P336]); &quot;&quot;; SUM([.$R$3:.R336]))">
            <text:p/>
          </table:table-cell>
          <table:table-cell table:style-name="ce286" table:formula="of:=IF(ISBLANK([.P336]); &quot;&quot;; SUM([.$S$3:.S336]))">
            <text:p/>
          </table:table-cell>
          <table:table-cell table:formula="of:=IF(ISBLANK([.K336]); &quot;&quot;; [.J336]*[.K336])">
            <text:p/>
          </table:table-cell>
          <table:table-cell table:formula="of:=IF(ISNUMBER([.AO336]); [.AO336]*0.0035; &quot;&quot;)">
            <text:p/>
          </table:table-cell>
          <table:table-cell table:style-name="ce224" table:formula="of:=IF(ISBLANK([.P336]); &quot;&quot; ; [.O336]*[.P336])">
            <text:p/>
          </table:table-cell>
          <table:table-cell table:formula="of:=IF(ISNUMBER([.AQ336]); [.AQ336]*0.0035; &quot;&quot;)">
            <text:p/>
          </table:table-cell>
          <table:table-cell table:number-columns-repeated="20"/>
        </table:table-row>
        <table:table-row table:style-name="ro2">
          <table:table-cell office:value-type="float" office:value="335" calcext:value-type="float">
            <text:p>33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7]=&quot;Long&quot;; [.K337]-[Overview.$C$4]/[.J337]; IF([.F337]=&quot;Short&quot;; [.K337]+[Overview.$C$4]/[.J337]; &quot;&quot;)); &quot;&quot;)">
            <text:p/>
          </table:table-cell>
          <table:table-cell table:style-name="ce157" table:formula="of:=IFERROR(ABS([.L337]-[.K337])*[.J337]; &quot;&quot;)">
            <text:p/>
          </table:table-cell>
          <table:table-cell table:style-name="ce289" table:formula="of:=IFERROR(IF([.F337]=&quot;Long&quot;; [.K337]+[Overview.$C$4]/[.J337]*[Overview.$C$6]; IF([.F337]=&quot;Short&quot;; [.K337]-[Overview.$C$4]/[.J337]*[Overview.$C$6]; &quot;&quot;)); &quot;&quot;)">
            <text:p/>
          </table:table-cell>
          <table:table-cell table:style-name="ce152"/>
          <table:table-cell table:number-columns-repeated="2"/>
          <table:table-cell table:formula="of:=IFERROR([.S337]/[.M337]; &quot;&quot;)">
            <text:p/>
          </table:table-cell>
          <table:table-cell table:formula="of:=IFERROR(IF(AND([.F337]=&quot;Long&quot;; [.O337]=[.J337]); [.J337]*([.P337]-[.K337]); IF(AND([.F337]=&quot;Short&quot;; [.O337]=[.J337]); [.J337]*([.K337]-[.P337]); &quot;&quot;)); &quot;&quot;)">
            <text:p/>
          </table:table-cell>
          <table:table-cell table:formula="of:=IF(ISNUMBER([.S337]); IF([.S337]&gt;0; &quot;Win&quot;; &quot;Loss&quot;);&quot;&quot;)">
            <text:p/>
          </table:table-cell>
          <table:table-cell table:formula="of:=IF([.Q337]=&quot;&quot;; &quot;&quot;; CONCATENATE(DATEDIF([.I337];[.Q337];&quot;d&quot;); IF(DATEDIF([.I337];[.Q337];&quot;d&quot;)&gt;1; &quot; Days&quot;; &quot; Day&quot;)))">
            <text:p/>
          </table:table-cell>
          <table:table-cell table:content-validation-name="val12"/>
          <table:table-cell table:number-columns-repeated="2"/>
          <table:table-cell table:style-name="ce196"/>
          <table:table-cell table:style-name="ce205" table:formula="of:=IFERROR(IF(ISBLANK([.Y337]); &quot;&quot;; IF([.$F337]=&quot;Long&quot;; ([.Y337]-[.$K337])*[.$J337]/[.$M337]; ([.$K337]-[.Y337])*[.$J337]/[.$M337])-[.$R337]); &quot;&quot;)">
            <text:p/>
          </table:table-cell>
          <table:table-cell table:style-name="Default"/>
          <table:table-cell table:style-name="ce205" table:formula="of:=IFERROR(IF(ISBLANK([.AA337]); &quot;&quot;; IF([.$F337]=&quot;Long&quot;; ([.AA337]-[.$K337])*[.$J337]/[.$M337]; ([.$K337]-[.AA337])*[.$J337]/[.$M337])-[.$R337]); &quot;&quot;)">
            <text:p/>
          </table:table-cell>
          <table:table-cell table:style-name="Default"/>
          <table:table-cell table:style-name="ce205" table:formula="of:=IFERROR(IF(ISBLANK([.AC337]); &quot;&quot;; IF([.$F337]=&quot;Long&quot;; ([.AC337]-[.$K337])*[.$J337]/[.$M337]; ([.$K337]-[.AC337])*[.$J337]/[.$M337])-[.$R337]); &quot;&quot;)">
            <text:p/>
          </table:table-cell>
          <table:table-cell/>
          <table:table-cell table:formula="of:=IF(ISBLANK([.Q337]); &quot;&quot;; DAY([.Q337]))">
            <text:p/>
          </table:table-cell>
          <table:table-cell table:formula="of:=IF(ISBLANK([.I337]); &quot;&quot;; WEEKDAY([.I337]; 2))">
            <text:p/>
          </table:table-cell>
          <table:table-cell table:formula="of:=IF(ISBLANK([.Q337]); &quot;&quot;; WEEKDAY([.Q337]; 2))">
            <text:p/>
          </table:table-cell>
          <table:table-cell table:formula="of:=IF(ISBLANK([.Q337]); &quot;&quot;; WEEKNUM([.Q337]))">
            <text:p/>
          </table:table-cell>
          <table:table-cell table:style-name="ce224" table:formula="of:=IF(ISBLANK([.I337]); &quot;&quot;; MONTH([.I337]))">
            <text:p/>
          </table:table-cell>
          <table:table-cell table:formula="of:=IF(ISBLANK([.Q337]); &quot;&quot;; MONTH([.Q337]))">
            <text:p/>
          </table:table-cell>
          <table:table-cell table:formula="of:=IF(OR(ISBLANK([.I337]); ISBLANK([.Q337])); &quot;&quot;; IFERROR(DATEDIF([.I337];[.Q337];&quot;d&quot;); &quot;&quot;))">
            <text:p/>
          </table:table-cell>
          <table:table-cell table:style-name="ce286" table:formula="of:=IF(ISBLANK([.P337]); &quot;&quot;; SUM([.$R$3:.R337]))">
            <text:p/>
          </table:table-cell>
          <table:table-cell table:style-name="ce286" table:formula="of:=IF(ISBLANK([.P337]); &quot;&quot;; SUM([.$S$3:.S337]))">
            <text:p/>
          </table:table-cell>
          <table:table-cell table:formula="of:=IF(ISBLANK([.K337]); &quot;&quot;; [.J337]*[.K337])">
            <text:p/>
          </table:table-cell>
          <table:table-cell table:formula="of:=IF(ISNUMBER([.AO337]); [.AO337]*0.0035; &quot;&quot;)">
            <text:p/>
          </table:table-cell>
          <table:table-cell table:style-name="ce224" table:formula="of:=IF(ISBLANK([.P337]); &quot;&quot; ; [.O337]*[.P337])">
            <text:p/>
          </table:table-cell>
          <table:table-cell table:formula="of:=IF(ISNUMBER([.AQ337]); [.AQ337]*0.0035; &quot;&quot;)">
            <text:p/>
          </table:table-cell>
          <table:table-cell table:number-columns-repeated="20"/>
        </table:table-row>
        <table:table-row table:style-name="ro2">
          <table:table-cell office:value-type="float" office:value="336" calcext:value-type="float">
            <text:p>33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8]=&quot;Long&quot;; [.K338]-[Overview.$C$4]/[.J338]; IF([.F338]=&quot;Short&quot;; [.K338]+[Overview.$C$4]/[.J338]; &quot;&quot;)); &quot;&quot;)">
            <text:p/>
          </table:table-cell>
          <table:table-cell table:style-name="ce157" table:formula="of:=IFERROR(ABS([.L338]-[.K338])*[.J338]; &quot;&quot;)">
            <text:p/>
          </table:table-cell>
          <table:table-cell table:style-name="ce289" table:formula="of:=IFERROR(IF([.F338]=&quot;Long&quot;; [.K338]+[Overview.$C$4]/[.J338]*[Overview.$C$6]; IF([.F338]=&quot;Short&quot;; [.K338]-[Overview.$C$4]/[.J338]*[Overview.$C$6]; &quot;&quot;)); &quot;&quot;)">
            <text:p/>
          </table:table-cell>
          <table:table-cell table:style-name="ce152"/>
          <table:table-cell table:number-columns-repeated="2"/>
          <table:table-cell table:formula="of:=IFERROR([.S338]/[.M338]; &quot;&quot;)">
            <text:p/>
          </table:table-cell>
          <table:table-cell table:formula="of:=IFERROR(IF(AND([.F338]=&quot;Long&quot;; [.O338]=[.J338]); [.J338]*([.P338]-[.K338]); IF(AND([.F338]=&quot;Short&quot;; [.O338]=[.J338]); [.J338]*([.K338]-[.P338]); &quot;&quot;)); &quot;&quot;)">
            <text:p/>
          </table:table-cell>
          <table:table-cell table:formula="of:=IF(ISNUMBER([.S338]); IF([.S338]&gt;0; &quot;Win&quot;; &quot;Loss&quot;);&quot;&quot;)">
            <text:p/>
          </table:table-cell>
          <table:table-cell table:formula="of:=IF([.Q338]=&quot;&quot;; &quot;&quot;; CONCATENATE(DATEDIF([.I338];[.Q338];&quot;d&quot;); IF(DATEDIF([.I338];[.Q338];&quot;d&quot;)&gt;1; &quot; Days&quot;; &quot; Day&quot;)))">
            <text:p/>
          </table:table-cell>
          <table:table-cell table:content-validation-name="val12"/>
          <table:table-cell table:number-columns-repeated="2"/>
          <table:table-cell table:style-name="ce196"/>
          <table:table-cell table:style-name="ce205" table:formula="of:=IFERROR(IF(ISBLANK([.Y338]); &quot;&quot;; IF([.$F338]=&quot;Long&quot;; ([.Y338]-[.$K338])*[.$J338]/[.$M338]; ([.$K338]-[.Y338])*[.$J338]/[.$M338])-[.$R338]); &quot;&quot;)">
            <text:p/>
          </table:table-cell>
          <table:table-cell table:style-name="Default"/>
          <table:table-cell table:style-name="ce205" table:formula="of:=IFERROR(IF(ISBLANK([.AA338]); &quot;&quot;; IF([.$F338]=&quot;Long&quot;; ([.AA338]-[.$K338])*[.$J338]/[.$M338]; ([.$K338]-[.AA338])*[.$J338]/[.$M338])-[.$R338]); &quot;&quot;)">
            <text:p/>
          </table:table-cell>
          <table:table-cell table:style-name="Default"/>
          <table:table-cell table:style-name="ce205" table:formula="of:=IFERROR(IF(ISBLANK([.AC338]); &quot;&quot;; IF([.$F338]=&quot;Long&quot;; ([.AC338]-[.$K338])*[.$J338]/[.$M338]; ([.$K338]-[.AC338])*[.$J338]/[.$M338])-[.$R338]); &quot;&quot;)">
            <text:p/>
          </table:table-cell>
          <table:table-cell/>
          <table:table-cell table:formula="of:=IF(ISBLANK([.Q338]); &quot;&quot;; DAY([.Q338]))">
            <text:p/>
          </table:table-cell>
          <table:table-cell table:formula="of:=IF(ISBLANK([.I338]); &quot;&quot;; WEEKDAY([.I338]; 2))">
            <text:p/>
          </table:table-cell>
          <table:table-cell table:formula="of:=IF(ISBLANK([.Q338]); &quot;&quot;; WEEKDAY([.Q338]; 2))">
            <text:p/>
          </table:table-cell>
          <table:table-cell table:formula="of:=IF(ISBLANK([.Q338]); &quot;&quot;; WEEKNUM([.Q338]))">
            <text:p/>
          </table:table-cell>
          <table:table-cell table:style-name="ce224" table:formula="of:=IF(ISBLANK([.I338]); &quot;&quot;; MONTH([.I338]))">
            <text:p/>
          </table:table-cell>
          <table:table-cell table:formula="of:=IF(ISBLANK([.Q338]); &quot;&quot;; MONTH([.Q338]))">
            <text:p/>
          </table:table-cell>
          <table:table-cell table:formula="of:=IF(OR(ISBLANK([.I338]); ISBLANK([.Q338])); &quot;&quot;; IFERROR(DATEDIF([.I338];[.Q338];&quot;d&quot;); &quot;&quot;))">
            <text:p/>
          </table:table-cell>
          <table:table-cell table:style-name="ce286" table:formula="of:=IF(ISBLANK([.P338]); &quot;&quot;; SUM([.$R$3:.R338]))">
            <text:p/>
          </table:table-cell>
          <table:table-cell table:style-name="ce286" table:formula="of:=IF(ISBLANK([.P338]); &quot;&quot;; SUM([.$S$3:.S338]))">
            <text:p/>
          </table:table-cell>
          <table:table-cell table:formula="of:=IF(ISBLANK([.K338]); &quot;&quot;; [.J338]*[.K338])">
            <text:p/>
          </table:table-cell>
          <table:table-cell table:formula="of:=IF(ISNUMBER([.AO338]); [.AO338]*0.0035; &quot;&quot;)">
            <text:p/>
          </table:table-cell>
          <table:table-cell table:style-name="ce224" table:formula="of:=IF(ISBLANK([.P338]); &quot;&quot; ; [.O338]*[.P338])">
            <text:p/>
          </table:table-cell>
          <table:table-cell table:formula="of:=IF(ISNUMBER([.AQ338]); [.AQ338]*0.0035; &quot;&quot;)">
            <text:p/>
          </table:table-cell>
          <table:table-cell table:number-columns-repeated="20"/>
        </table:table-row>
        <table:table-row table:style-name="ro2">
          <table:table-cell office:value-type="float" office:value="337" calcext:value-type="float">
            <text:p>33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39]=&quot;Long&quot;; [.K339]-[Overview.$C$4]/[.J339]; IF([.F339]=&quot;Short&quot;; [.K339]+[Overview.$C$4]/[.J339]; &quot;&quot;)); &quot;&quot;)">
            <text:p/>
          </table:table-cell>
          <table:table-cell table:style-name="ce157" table:formula="of:=IFERROR(ABS([.L339]-[.K339])*[.J339]; &quot;&quot;)">
            <text:p/>
          </table:table-cell>
          <table:table-cell table:style-name="ce289" table:formula="of:=IFERROR(IF([.F339]=&quot;Long&quot;; [.K339]+[Overview.$C$4]/[.J339]*[Overview.$C$6]; IF([.F339]=&quot;Short&quot;; [.K339]-[Overview.$C$4]/[.J339]*[Overview.$C$6]; &quot;&quot;)); &quot;&quot;)">
            <text:p/>
          </table:table-cell>
          <table:table-cell table:style-name="ce152"/>
          <table:table-cell table:number-columns-repeated="2"/>
          <table:table-cell table:formula="of:=IFERROR([.S339]/[.M339]; &quot;&quot;)">
            <text:p/>
          </table:table-cell>
          <table:table-cell table:formula="of:=IFERROR(IF(AND([.F339]=&quot;Long&quot;; [.O339]=[.J339]); [.J339]*([.P339]-[.K339]); IF(AND([.F339]=&quot;Short&quot;; [.O339]=[.J339]); [.J339]*([.K339]-[.P339]); &quot;&quot;)); &quot;&quot;)">
            <text:p/>
          </table:table-cell>
          <table:table-cell table:formula="of:=IF(ISNUMBER([.S339]); IF([.S339]&gt;0; &quot;Win&quot;; &quot;Loss&quot;);&quot;&quot;)">
            <text:p/>
          </table:table-cell>
          <table:table-cell table:formula="of:=IF([.Q339]=&quot;&quot;; &quot;&quot;; CONCATENATE(DATEDIF([.I339];[.Q339];&quot;d&quot;); IF(DATEDIF([.I339];[.Q339];&quot;d&quot;)&gt;1; &quot; Days&quot;; &quot; Day&quot;)))">
            <text:p/>
          </table:table-cell>
          <table:table-cell table:content-validation-name="val12"/>
          <table:table-cell table:number-columns-repeated="2"/>
          <table:table-cell table:style-name="ce196"/>
          <table:table-cell table:style-name="ce205" table:formula="of:=IFERROR(IF(ISBLANK([.Y339]); &quot;&quot;; IF([.$F339]=&quot;Long&quot;; ([.Y339]-[.$K339])*[.$J339]/[.$M339]; ([.$K339]-[.Y339])*[.$J339]/[.$M339])-[.$R339]); &quot;&quot;)">
            <text:p/>
          </table:table-cell>
          <table:table-cell table:style-name="Default"/>
          <table:table-cell table:style-name="ce205" table:formula="of:=IFERROR(IF(ISBLANK([.AA339]); &quot;&quot;; IF([.$F339]=&quot;Long&quot;; ([.AA339]-[.$K339])*[.$J339]/[.$M339]; ([.$K339]-[.AA339])*[.$J339]/[.$M339])-[.$R339]); &quot;&quot;)">
            <text:p/>
          </table:table-cell>
          <table:table-cell table:style-name="Default"/>
          <table:table-cell table:style-name="ce205" table:formula="of:=IFERROR(IF(ISBLANK([.AC339]); &quot;&quot;; IF([.$F339]=&quot;Long&quot;; ([.AC339]-[.$K339])*[.$J339]/[.$M339]; ([.$K339]-[.AC339])*[.$J339]/[.$M339])-[.$R339]); &quot;&quot;)">
            <text:p/>
          </table:table-cell>
          <table:table-cell/>
          <table:table-cell table:formula="of:=IF(ISBLANK([.Q339]); &quot;&quot;; DAY([.Q339]))">
            <text:p/>
          </table:table-cell>
          <table:table-cell table:formula="of:=IF(ISBLANK([.I339]); &quot;&quot;; WEEKDAY([.I339]; 2))">
            <text:p/>
          </table:table-cell>
          <table:table-cell table:formula="of:=IF(ISBLANK([.Q339]); &quot;&quot;; WEEKDAY([.Q339]; 2))">
            <text:p/>
          </table:table-cell>
          <table:table-cell table:formula="of:=IF(ISBLANK([.Q339]); &quot;&quot;; WEEKNUM([.Q339]))">
            <text:p/>
          </table:table-cell>
          <table:table-cell table:style-name="ce224" table:formula="of:=IF(ISBLANK([.I339]); &quot;&quot;; MONTH([.I339]))">
            <text:p/>
          </table:table-cell>
          <table:table-cell table:formula="of:=IF(ISBLANK([.Q339]); &quot;&quot;; MONTH([.Q339]))">
            <text:p/>
          </table:table-cell>
          <table:table-cell table:formula="of:=IF(OR(ISBLANK([.I339]); ISBLANK([.Q339])); &quot;&quot;; IFERROR(DATEDIF([.I339];[.Q339];&quot;d&quot;); &quot;&quot;))">
            <text:p/>
          </table:table-cell>
          <table:table-cell table:style-name="ce286" table:formula="of:=IF(ISBLANK([.P339]); &quot;&quot;; SUM([.$R$3:.R339]))">
            <text:p/>
          </table:table-cell>
          <table:table-cell table:style-name="ce286" table:formula="of:=IF(ISBLANK([.P339]); &quot;&quot;; SUM([.$S$3:.S339]))">
            <text:p/>
          </table:table-cell>
          <table:table-cell table:formula="of:=IF(ISBLANK([.K339]); &quot;&quot;; [.J339]*[.K339])">
            <text:p/>
          </table:table-cell>
          <table:table-cell table:formula="of:=IF(ISNUMBER([.AO339]); [.AO339]*0.0035; &quot;&quot;)">
            <text:p/>
          </table:table-cell>
          <table:table-cell table:style-name="ce224" table:formula="of:=IF(ISBLANK([.P339]); &quot;&quot; ; [.O339]*[.P339])">
            <text:p/>
          </table:table-cell>
          <table:table-cell table:formula="of:=IF(ISNUMBER([.AQ339]); [.AQ339]*0.0035; &quot;&quot;)">
            <text:p/>
          </table:table-cell>
          <table:table-cell table:number-columns-repeated="20"/>
        </table:table-row>
        <table:table-row table:style-name="ro2">
          <table:table-cell office:value-type="float" office:value="338" calcext:value-type="float">
            <text:p>33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0]=&quot;Long&quot;; [.K340]-[Overview.$C$4]/[.J340]; IF([.F340]=&quot;Short&quot;; [.K340]+[Overview.$C$4]/[.J340]; &quot;&quot;)); &quot;&quot;)">
            <text:p/>
          </table:table-cell>
          <table:table-cell table:style-name="ce157" table:formula="of:=IFERROR(ABS([.L340]-[.K340])*[.J340]; &quot;&quot;)">
            <text:p/>
          </table:table-cell>
          <table:table-cell table:style-name="ce289" table:formula="of:=IFERROR(IF([.F340]=&quot;Long&quot;; [.K340]+[Overview.$C$4]/[.J340]*[Overview.$C$6]; IF([.F340]=&quot;Short&quot;; [.K340]-[Overview.$C$4]/[.J340]*[Overview.$C$6]; &quot;&quot;)); &quot;&quot;)">
            <text:p/>
          </table:table-cell>
          <table:table-cell table:style-name="ce152"/>
          <table:table-cell table:number-columns-repeated="2"/>
          <table:table-cell table:formula="of:=IFERROR([.S340]/[.M340]; &quot;&quot;)">
            <text:p/>
          </table:table-cell>
          <table:table-cell table:formula="of:=IFERROR(IF(AND([.F340]=&quot;Long&quot;; [.O340]=[.J340]); [.J340]*([.P340]-[.K340]); IF(AND([.F340]=&quot;Short&quot;; [.O340]=[.J340]); [.J340]*([.K340]-[.P340]); &quot;&quot;)); &quot;&quot;)">
            <text:p/>
          </table:table-cell>
          <table:table-cell table:formula="of:=IF(ISNUMBER([.S340]); IF([.S340]&gt;0; &quot;Win&quot;; &quot;Loss&quot;);&quot;&quot;)">
            <text:p/>
          </table:table-cell>
          <table:table-cell table:formula="of:=IF([.Q340]=&quot;&quot;; &quot;&quot;; CONCATENATE(DATEDIF([.I340];[.Q340];&quot;d&quot;); IF(DATEDIF([.I340];[.Q340];&quot;d&quot;)&gt;1; &quot; Days&quot;; &quot; Day&quot;)))">
            <text:p/>
          </table:table-cell>
          <table:table-cell table:content-validation-name="val12"/>
          <table:table-cell table:number-columns-repeated="2"/>
          <table:table-cell table:style-name="ce196"/>
          <table:table-cell table:style-name="ce205" table:formula="of:=IFERROR(IF(ISBLANK([.Y340]); &quot;&quot;; IF([.$F340]=&quot;Long&quot;; ([.Y340]-[.$K340])*[.$J340]/[.$M340]; ([.$K340]-[.Y340])*[.$J340]/[.$M340])-[.$R340]); &quot;&quot;)">
            <text:p/>
          </table:table-cell>
          <table:table-cell table:style-name="Default"/>
          <table:table-cell table:style-name="ce205" table:formula="of:=IFERROR(IF(ISBLANK([.AA340]); &quot;&quot;; IF([.$F340]=&quot;Long&quot;; ([.AA340]-[.$K340])*[.$J340]/[.$M340]; ([.$K340]-[.AA340])*[.$J340]/[.$M340])-[.$R340]); &quot;&quot;)">
            <text:p/>
          </table:table-cell>
          <table:table-cell table:style-name="Default"/>
          <table:table-cell table:style-name="ce205" table:formula="of:=IFERROR(IF(ISBLANK([.AC340]); &quot;&quot;; IF([.$F340]=&quot;Long&quot;; ([.AC340]-[.$K340])*[.$J340]/[.$M340]; ([.$K340]-[.AC340])*[.$J340]/[.$M340])-[.$R340]); &quot;&quot;)">
            <text:p/>
          </table:table-cell>
          <table:table-cell/>
          <table:table-cell table:formula="of:=IF(ISBLANK([.Q340]); &quot;&quot;; DAY([.Q340]))">
            <text:p/>
          </table:table-cell>
          <table:table-cell table:formula="of:=IF(ISBLANK([.I340]); &quot;&quot;; WEEKDAY([.I340]; 2))">
            <text:p/>
          </table:table-cell>
          <table:table-cell table:formula="of:=IF(ISBLANK([.Q340]); &quot;&quot;; WEEKDAY([.Q340]; 2))">
            <text:p/>
          </table:table-cell>
          <table:table-cell table:formula="of:=IF(ISBLANK([.Q340]); &quot;&quot;; WEEKNUM([.Q340]))">
            <text:p/>
          </table:table-cell>
          <table:table-cell table:style-name="ce224" table:formula="of:=IF(ISBLANK([.I340]); &quot;&quot;; MONTH([.I340]))">
            <text:p/>
          </table:table-cell>
          <table:table-cell table:formula="of:=IF(ISBLANK([.Q340]); &quot;&quot;; MONTH([.Q340]))">
            <text:p/>
          </table:table-cell>
          <table:table-cell table:formula="of:=IF(OR(ISBLANK([.I340]); ISBLANK([.Q340])); &quot;&quot;; IFERROR(DATEDIF([.I340];[.Q340];&quot;d&quot;); &quot;&quot;))">
            <text:p/>
          </table:table-cell>
          <table:table-cell table:style-name="ce286" table:formula="of:=IF(ISBLANK([.P340]); &quot;&quot;; SUM([.$R$3:.R340]))">
            <text:p/>
          </table:table-cell>
          <table:table-cell table:style-name="ce286" table:formula="of:=IF(ISBLANK([.P340]); &quot;&quot;; SUM([.$S$3:.S340]))">
            <text:p/>
          </table:table-cell>
          <table:table-cell table:formula="of:=IF(ISBLANK([.K340]); &quot;&quot;; [.J340]*[.K340])">
            <text:p/>
          </table:table-cell>
          <table:table-cell table:formula="of:=IF(ISNUMBER([.AO340]); [.AO340]*0.0035; &quot;&quot;)">
            <text:p/>
          </table:table-cell>
          <table:table-cell table:style-name="ce224" table:formula="of:=IF(ISBLANK([.P340]); &quot;&quot; ; [.O340]*[.P340])">
            <text:p/>
          </table:table-cell>
          <table:table-cell table:formula="of:=IF(ISNUMBER([.AQ340]); [.AQ340]*0.0035; &quot;&quot;)">
            <text:p/>
          </table:table-cell>
          <table:table-cell table:number-columns-repeated="20"/>
        </table:table-row>
        <table:table-row table:style-name="ro2">
          <table:table-cell office:value-type="float" office:value="339" calcext:value-type="float">
            <text:p>33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1]=&quot;Long&quot;; [.K341]-[Overview.$C$4]/[.J341]; IF([.F341]=&quot;Short&quot;; [.K341]+[Overview.$C$4]/[.J341]; &quot;&quot;)); &quot;&quot;)">
            <text:p/>
          </table:table-cell>
          <table:table-cell table:style-name="ce157" table:formula="of:=IFERROR(ABS([.L341]-[.K341])*[.J341]; &quot;&quot;)">
            <text:p/>
          </table:table-cell>
          <table:table-cell table:style-name="ce289" table:formula="of:=IFERROR(IF([.F341]=&quot;Long&quot;; [.K341]+[Overview.$C$4]/[.J341]*[Overview.$C$6]; IF([.F341]=&quot;Short&quot;; [.K341]-[Overview.$C$4]/[.J341]*[Overview.$C$6]; &quot;&quot;)); &quot;&quot;)">
            <text:p/>
          </table:table-cell>
          <table:table-cell table:style-name="ce152"/>
          <table:table-cell table:number-columns-repeated="2"/>
          <table:table-cell table:formula="of:=IFERROR([.S341]/[.M341]; &quot;&quot;)">
            <text:p/>
          </table:table-cell>
          <table:table-cell table:formula="of:=IFERROR(IF(AND([.F341]=&quot;Long&quot;; [.O341]=[.J341]); [.J341]*([.P341]-[.K341]); IF(AND([.F341]=&quot;Short&quot;; [.O341]=[.J341]); [.J341]*([.K341]-[.P341]); &quot;&quot;)); &quot;&quot;)">
            <text:p/>
          </table:table-cell>
          <table:table-cell table:formula="of:=IF(ISNUMBER([.S341]); IF([.S341]&gt;0; &quot;Win&quot;; &quot;Loss&quot;);&quot;&quot;)">
            <text:p/>
          </table:table-cell>
          <table:table-cell table:formula="of:=IF([.Q341]=&quot;&quot;; &quot;&quot;; CONCATENATE(DATEDIF([.I341];[.Q341];&quot;d&quot;); IF(DATEDIF([.I341];[.Q341];&quot;d&quot;)&gt;1; &quot; Days&quot;; &quot; Day&quot;)))">
            <text:p/>
          </table:table-cell>
          <table:table-cell table:content-validation-name="val12"/>
          <table:table-cell table:number-columns-repeated="2"/>
          <table:table-cell table:style-name="ce196"/>
          <table:table-cell table:style-name="ce205" table:formula="of:=IFERROR(IF(ISBLANK([.Y341]); &quot;&quot;; IF([.$F341]=&quot;Long&quot;; ([.Y341]-[.$K341])*[.$J341]/[.$M341]; ([.$K341]-[.Y341])*[.$J341]/[.$M341])-[.$R341]); &quot;&quot;)">
            <text:p/>
          </table:table-cell>
          <table:table-cell table:style-name="Default"/>
          <table:table-cell table:style-name="ce205" table:formula="of:=IFERROR(IF(ISBLANK([.AA341]); &quot;&quot;; IF([.$F341]=&quot;Long&quot;; ([.AA341]-[.$K341])*[.$J341]/[.$M341]; ([.$K341]-[.AA341])*[.$J341]/[.$M341])-[.$R341]); &quot;&quot;)">
            <text:p/>
          </table:table-cell>
          <table:table-cell table:style-name="Default"/>
          <table:table-cell table:style-name="ce205" table:formula="of:=IFERROR(IF(ISBLANK([.AC341]); &quot;&quot;; IF([.$F341]=&quot;Long&quot;; ([.AC341]-[.$K341])*[.$J341]/[.$M341]; ([.$K341]-[.AC341])*[.$J341]/[.$M341])-[.$R341]); &quot;&quot;)">
            <text:p/>
          </table:table-cell>
          <table:table-cell/>
          <table:table-cell table:formula="of:=IF(ISBLANK([.Q341]); &quot;&quot;; DAY([.Q341]))">
            <text:p/>
          </table:table-cell>
          <table:table-cell table:formula="of:=IF(ISBLANK([.I341]); &quot;&quot;; WEEKDAY([.I341]; 2))">
            <text:p/>
          </table:table-cell>
          <table:table-cell table:formula="of:=IF(ISBLANK([.Q341]); &quot;&quot;; WEEKDAY([.Q341]; 2))">
            <text:p/>
          </table:table-cell>
          <table:table-cell table:formula="of:=IF(ISBLANK([.Q341]); &quot;&quot;; WEEKNUM([.Q341]))">
            <text:p/>
          </table:table-cell>
          <table:table-cell table:style-name="ce224" table:formula="of:=IF(ISBLANK([.I341]); &quot;&quot;; MONTH([.I341]))">
            <text:p/>
          </table:table-cell>
          <table:table-cell table:formula="of:=IF(ISBLANK([.Q341]); &quot;&quot;; MONTH([.Q341]))">
            <text:p/>
          </table:table-cell>
          <table:table-cell table:formula="of:=IF(OR(ISBLANK([.I341]); ISBLANK([.Q341])); &quot;&quot;; IFERROR(DATEDIF([.I341];[.Q341];&quot;d&quot;); &quot;&quot;))">
            <text:p/>
          </table:table-cell>
          <table:table-cell table:style-name="ce286" table:formula="of:=IF(ISBLANK([.P341]); &quot;&quot;; SUM([.$R$3:.R341]))">
            <text:p/>
          </table:table-cell>
          <table:table-cell table:style-name="ce286" table:formula="of:=IF(ISBLANK([.P341]); &quot;&quot;; SUM([.$S$3:.S341]))">
            <text:p/>
          </table:table-cell>
          <table:table-cell table:formula="of:=IF(ISBLANK([.K341]); &quot;&quot;; [.J341]*[.K341])">
            <text:p/>
          </table:table-cell>
          <table:table-cell table:formula="of:=IF(ISNUMBER([.AO341]); [.AO341]*0.0035; &quot;&quot;)">
            <text:p/>
          </table:table-cell>
          <table:table-cell table:style-name="ce224" table:formula="of:=IF(ISBLANK([.P341]); &quot;&quot; ; [.O341]*[.P341])">
            <text:p/>
          </table:table-cell>
          <table:table-cell table:formula="of:=IF(ISNUMBER([.AQ341]); [.AQ341]*0.0035; &quot;&quot;)">
            <text:p/>
          </table:table-cell>
          <table:table-cell table:number-columns-repeated="20"/>
        </table:table-row>
        <table:table-row table:style-name="ro2">
          <table:table-cell office:value-type="float" office:value="340" calcext:value-type="float">
            <text:p>34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2]=&quot;Long&quot;; [.K342]-[Overview.$C$4]/[.J342]; IF([.F342]=&quot;Short&quot;; [.K342]+[Overview.$C$4]/[.J342]; &quot;&quot;)); &quot;&quot;)">
            <text:p/>
          </table:table-cell>
          <table:table-cell table:style-name="ce157" table:formula="of:=IFERROR(ABS([.L342]-[.K342])*[.J342]; &quot;&quot;)">
            <text:p/>
          </table:table-cell>
          <table:table-cell table:style-name="ce289" table:formula="of:=IFERROR(IF([.F342]=&quot;Long&quot;; [.K342]+[Overview.$C$4]/[.J342]*[Overview.$C$6]; IF([.F342]=&quot;Short&quot;; [.K342]-[Overview.$C$4]/[.J342]*[Overview.$C$6]; &quot;&quot;)); &quot;&quot;)">
            <text:p/>
          </table:table-cell>
          <table:table-cell table:style-name="ce152"/>
          <table:table-cell table:number-columns-repeated="2"/>
          <table:table-cell table:formula="of:=IFERROR([.S342]/[.M342]; &quot;&quot;)">
            <text:p/>
          </table:table-cell>
          <table:table-cell table:formula="of:=IFERROR(IF(AND([.F342]=&quot;Long&quot;; [.O342]=[.J342]); [.J342]*([.P342]-[.K342]); IF(AND([.F342]=&quot;Short&quot;; [.O342]=[.J342]); [.J342]*([.K342]-[.P342]); &quot;&quot;)); &quot;&quot;)">
            <text:p/>
          </table:table-cell>
          <table:table-cell table:formula="of:=IF(ISNUMBER([.S342]); IF([.S342]&gt;0; &quot;Win&quot;; &quot;Loss&quot;);&quot;&quot;)">
            <text:p/>
          </table:table-cell>
          <table:table-cell table:formula="of:=IF([.Q342]=&quot;&quot;; &quot;&quot;; CONCATENATE(DATEDIF([.I342];[.Q342];&quot;d&quot;); IF(DATEDIF([.I342];[.Q342];&quot;d&quot;)&gt;1; &quot; Days&quot;; &quot; Day&quot;)))">
            <text:p/>
          </table:table-cell>
          <table:table-cell table:content-validation-name="val12"/>
          <table:table-cell table:number-columns-repeated="2"/>
          <table:table-cell table:style-name="ce196"/>
          <table:table-cell table:style-name="ce205" table:formula="of:=IFERROR(IF(ISBLANK([.Y342]); &quot;&quot;; IF([.$F342]=&quot;Long&quot;; ([.Y342]-[.$K342])*[.$J342]/[.$M342]; ([.$K342]-[.Y342])*[.$J342]/[.$M342])-[.$R342]); &quot;&quot;)">
            <text:p/>
          </table:table-cell>
          <table:table-cell table:style-name="Default"/>
          <table:table-cell table:style-name="ce205" table:formula="of:=IFERROR(IF(ISBLANK([.AA342]); &quot;&quot;; IF([.$F342]=&quot;Long&quot;; ([.AA342]-[.$K342])*[.$J342]/[.$M342]; ([.$K342]-[.AA342])*[.$J342]/[.$M342])-[.$R342]); &quot;&quot;)">
            <text:p/>
          </table:table-cell>
          <table:table-cell table:style-name="Default"/>
          <table:table-cell table:style-name="ce205" table:formula="of:=IFERROR(IF(ISBLANK([.AC342]); &quot;&quot;; IF([.$F342]=&quot;Long&quot;; ([.AC342]-[.$K342])*[.$J342]/[.$M342]; ([.$K342]-[.AC342])*[.$J342]/[.$M342])-[.$R342]); &quot;&quot;)">
            <text:p/>
          </table:table-cell>
          <table:table-cell/>
          <table:table-cell table:formula="of:=IF(ISBLANK([.Q342]); &quot;&quot;; DAY([.Q342]))">
            <text:p/>
          </table:table-cell>
          <table:table-cell table:formula="of:=IF(ISBLANK([.I342]); &quot;&quot;; WEEKDAY([.I342]; 2))">
            <text:p/>
          </table:table-cell>
          <table:table-cell table:formula="of:=IF(ISBLANK([.Q342]); &quot;&quot;; WEEKDAY([.Q342]; 2))">
            <text:p/>
          </table:table-cell>
          <table:table-cell table:formula="of:=IF(ISBLANK([.Q342]); &quot;&quot;; WEEKNUM([.Q342]))">
            <text:p/>
          </table:table-cell>
          <table:table-cell table:style-name="ce224" table:formula="of:=IF(ISBLANK([.I342]); &quot;&quot;; MONTH([.I342]))">
            <text:p/>
          </table:table-cell>
          <table:table-cell table:formula="of:=IF(ISBLANK([.Q342]); &quot;&quot;; MONTH([.Q342]))">
            <text:p/>
          </table:table-cell>
          <table:table-cell table:formula="of:=IF(OR(ISBLANK([.I342]); ISBLANK([.Q342])); &quot;&quot;; IFERROR(DATEDIF([.I342];[.Q342];&quot;d&quot;); &quot;&quot;))">
            <text:p/>
          </table:table-cell>
          <table:table-cell table:style-name="ce286" table:formula="of:=IF(ISBLANK([.P342]); &quot;&quot;; SUM([.$R$3:.R342]))">
            <text:p/>
          </table:table-cell>
          <table:table-cell table:style-name="ce286" table:formula="of:=IF(ISBLANK([.P342]); &quot;&quot;; SUM([.$S$3:.S342]))">
            <text:p/>
          </table:table-cell>
          <table:table-cell table:formula="of:=IF(ISBLANK([.K342]); &quot;&quot;; [.J342]*[.K342])">
            <text:p/>
          </table:table-cell>
          <table:table-cell table:formula="of:=IF(ISNUMBER([.AO342]); [.AO342]*0.0035; &quot;&quot;)">
            <text:p/>
          </table:table-cell>
          <table:table-cell table:style-name="ce224" table:formula="of:=IF(ISBLANK([.P342]); &quot;&quot; ; [.O342]*[.P342])">
            <text:p/>
          </table:table-cell>
          <table:table-cell table:formula="of:=IF(ISNUMBER([.AQ342]); [.AQ342]*0.0035; &quot;&quot;)">
            <text:p/>
          </table:table-cell>
          <table:table-cell table:number-columns-repeated="20"/>
        </table:table-row>
        <table:table-row table:style-name="ro2">
          <table:table-cell office:value-type="float" office:value="341" calcext:value-type="float">
            <text:p>34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3]=&quot;Long&quot;; [.K343]-[Overview.$C$4]/[.J343]; IF([.F343]=&quot;Short&quot;; [.K343]+[Overview.$C$4]/[.J343]; &quot;&quot;)); &quot;&quot;)">
            <text:p/>
          </table:table-cell>
          <table:table-cell table:style-name="ce157" table:formula="of:=IFERROR(ABS([.L343]-[.K343])*[.J343]; &quot;&quot;)">
            <text:p/>
          </table:table-cell>
          <table:table-cell table:style-name="ce289" table:formula="of:=IFERROR(IF([.F343]=&quot;Long&quot;; [.K343]+[Overview.$C$4]/[.J343]*[Overview.$C$6]; IF([.F343]=&quot;Short&quot;; [.K343]-[Overview.$C$4]/[.J343]*[Overview.$C$6]; &quot;&quot;)); &quot;&quot;)">
            <text:p/>
          </table:table-cell>
          <table:table-cell table:style-name="ce152"/>
          <table:table-cell table:number-columns-repeated="2"/>
          <table:table-cell table:formula="of:=IFERROR([.S343]/[.M343]; &quot;&quot;)">
            <text:p/>
          </table:table-cell>
          <table:table-cell table:formula="of:=IFERROR(IF(AND([.F343]=&quot;Long&quot;; [.O343]=[.J343]); [.J343]*([.P343]-[.K343]); IF(AND([.F343]=&quot;Short&quot;; [.O343]=[.J343]); [.J343]*([.K343]-[.P343]); &quot;&quot;)); &quot;&quot;)">
            <text:p/>
          </table:table-cell>
          <table:table-cell table:formula="of:=IF(ISNUMBER([.S343]); IF([.S343]&gt;0; &quot;Win&quot;; &quot;Loss&quot;);&quot;&quot;)">
            <text:p/>
          </table:table-cell>
          <table:table-cell table:formula="of:=IF([.Q343]=&quot;&quot;; &quot;&quot;; CONCATENATE(DATEDIF([.I343];[.Q343];&quot;d&quot;); IF(DATEDIF([.I343];[.Q343];&quot;d&quot;)&gt;1; &quot; Days&quot;; &quot; Day&quot;)))">
            <text:p/>
          </table:table-cell>
          <table:table-cell table:content-validation-name="val12"/>
          <table:table-cell table:number-columns-repeated="2"/>
          <table:table-cell table:style-name="ce196"/>
          <table:table-cell table:style-name="ce205" table:formula="of:=IFERROR(IF(ISBLANK([.Y343]); &quot;&quot;; IF([.$F343]=&quot;Long&quot;; ([.Y343]-[.$K343])*[.$J343]/[.$M343]; ([.$K343]-[.Y343])*[.$J343]/[.$M343])-[.$R343]); &quot;&quot;)">
            <text:p/>
          </table:table-cell>
          <table:table-cell table:style-name="Default"/>
          <table:table-cell table:style-name="ce205" table:formula="of:=IFERROR(IF(ISBLANK([.AA343]); &quot;&quot;; IF([.$F343]=&quot;Long&quot;; ([.AA343]-[.$K343])*[.$J343]/[.$M343]; ([.$K343]-[.AA343])*[.$J343]/[.$M343])-[.$R343]); &quot;&quot;)">
            <text:p/>
          </table:table-cell>
          <table:table-cell table:style-name="Default"/>
          <table:table-cell table:style-name="ce205" table:formula="of:=IFERROR(IF(ISBLANK([.AC343]); &quot;&quot;; IF([.$F343]=&quot;Long&quot;; ([.AC343]-[.$K343])*[.$J343]/[.$M343]; ([.$K343]-[.AC343])*[.$J343]/[.$M343])-[.$R343]); &quot;&quot;)">
            <text:p/>
          </table:table-cell>
          <table:table-cell/>
          <table:table-cell table:formula="of:=IF(ISBLANK([.Q343]); &quot;&quot;; DAY([.Q343]))">
            <text:p/>
          </table:table-cell>
          <table:table-cell table:formula="of:=IF(ISBLANK([.I343]); &quot;&quot;; WEEKDAY([.I343]; 2))">
            <text:p/>
          </table:table-cell>
          <table:table-cell table:formula="of:=IF(ISBLANK([.Q343]); &quot;&quot;; WEEKDAY([.Q343]; 2))">
            <text:p/>
          </table:table-cell>
          <table:table-cell table:formula="of:=IF(ISBLANK([.Q343]); &quot;&quot;; WEEKNUM([.Q343]))">
            <text:p/>
          </table:table-cell>
          <table:table-cell table:style-name="ce224" table:formula="of:=IF(ISBLANK([.I343]); &quot;&quot;; MONTH([.I343]))">
            <text:p/>
          </table:table-cell>
          <table:table-cell table:formula="of:=IF(ISBLANK([.Q343]); &quot;&quot;; MONTH([.Q343]))">
            <text:p/>
          </table:table-cell>
          <table:table-cell table:formula="of:=IF(OR(ISBLANK([.I343]); ISBLANK([.Q343])); &quot;&quot;; IFERROR(DATEDIF([.I343];[.Q343];&quot;d&quot;); &quot;&quot;))">
            <text:p/>
          </table:table-cell>
          <table:table-cell table:style-name="ce286" table:formula="of:=IF(ISBLANK([.P343]); &quot;&quot;; SUM([.$R$3:.R343]))">
            <text:p/>
          </table:table-cell>
          <table:table-cell table:style-name="ce286" table:formula="of:=IF(ISBLANK([.P343]); &quot;&quot;; SUM([.$S$3:.S343]))">
            <text:p/>
          </table:table-cell>
          <table:table-cell table:formula="of:=IF(ISBLANK([.K343]); &quot;&quot;; [.J343]*[.K343])">
            <text:p/>
          </table:table-cell>
          <table:table-cell table:formula="of:=IF(ISNUMBER([.AO343]); [.AO343]*0.0035; &quot;&quot;)">
            <text:p/>
          </table:table-cell>
          <table:table-cell table:style-name="ce224" table:formula="of:=IF(ISBLANK([.P343]); &quot;&quot; ; [.O343]*[.P343])">
            <text:p/>
          </table:table-cell>
          <table:table-cell table:formula="of:=IF(ISNUMBER([.AQ343]); [.AQ343]*0.0035; &quot;&quot;)">
            <text:p/>
          </table:table-cell>
          <table:table-cell table:number-columns-repeated="20"/>
        </table:table-row>
        <table:table-row table:style-name="ro2">
          <table:table-cell office:value-type="float" office:value="342" calcext:value-type="float">
            <text:p>34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4]=&quot;Long&quot;; [.K344]-[Overview.$C$4]/[.J344]; IF([.F344]=&quot;Short&quot;; [.K344]+[Overview.$C$4]/[.J344]; &quot;&quot;)); &quot;&quot;)">
            <text:p/>
          </table:table-cell>
          <table:table-cell table:style-name="ce157" table:formula="of:=IFERROR(ABS([.L344]-[.K344])*[.J344]; &quot;&quot;)">
            <text:p/>
          </table:table-cell>
          <table:table-cell table:style-name="ce289" table:formula="of:=IFERROR(IF([.F344]=&quot;Long&quot;; [.K344]+[Overview.$C$4]/[.J344]*[Overview.$C$6]; IF([.F344]=&quot;Short&quot;; [.K344]-[Overview.$C$4]/[.J344]*[Overview.$C$6]; &quot;&quot;)); &quot;&quot;)">
            <text:p/>
          </table:table-cell>
          <table:table-cell table:style-name="ce152"/>
          <table:table-cell table:number-columns-repeated="2"/>
          <table:table-cell table:formula="of:=IFERROR([.S344]/[.M344]; &quot;&quot;)">
            <text:p/>
          </table:table-cell>
          <table:table-cell table:formula="of:=IFERROR(IF(AND([.F344]=&quot;Long&quot;; [.O344]=[.J344]); [.J344]*([.P344]-[.K344]); IF(AND([.F344]=&quot;Short&quot;; [.O344]=[.J344]); [.J344]*([.K344]-[.P344]); &quot;&quot;)); &quot;&quot;)">
            <text:p/>
          </table:table-cell>
          <table:table-cell table:formula="of:=IF(ISNUMBER([.S344]); IF([.S344]&gt;0; &quot;Win&quot;; &quot;Loss&quot;);&quot;&quot;)">
            <text:p/>
          </table:table-cell>
          <table:table-cell table:formula="of:=IF([.Q344]=&quot;&quot;; &quot;&quot;; CONCATENATE(DATEDIF([.I344];[.Q344];&quot;d&quot;); IF(DATEDIF([.I344];[.Q344];&quot;d&quot;)&gt;1; &quot; Days&quot;; &quot; Day&quot;)))">
            <text:p/>
          </table:table-cell>
          <table:table-cell table:content-validation-name="val12"/>
          <table:table-cell table:number-columns-repeated="2"/>
          <table:table-cell table:style-name="ce196"/>
          <table:table-cell table:style-name="ce205" table:formula="of:=IFERROR(IF(ISBLANK([.Y344]); &quot;&quot;; IF([.$F344]=&quot;Long&quot;; ([.Y344]-[.$K344])*[.$J344]/[.$M344]; ([.$K344]-[.Y344])*[.$J344]/[.$M344])-[.$R344]); &quot;&quot;)">
            <text:p/>
          </table:table-cell>
          <table:table-cell table:style-name="Default"/>
          <table:table-cell table:style-name="ce205" table:formula="of:=IFERROR(IF(ISBLANK([.AA344]); &quot;&quot;; IF([.$F344]=&quot;Long&quot;; ([.AA344]-[.$K344])*[.$J344]/[.$M344]; ([.$K344]-[.AA344])*[.$J344]/[.$M344])-[.$R344]); &quot;&quot;)">
            <text:p/>
          </table:table-cell>
          <table:table-cell table:style-name="Default"/>
          <table:table-cell table:style-name="ce205" table:formula="of:=IFERROR(IF(ISBLANK([.AC344]); &quot;&quot;; IF([.$F344]=&quot;Long&quot;; ([.AC344]-[.$K344])*[.$J344]/[.$M344]; ([.$K344]-[.AC344])*[.$J344]/[.$M344])-[.$R344]); &quot;&quot;)">
            <text:p/>
          </table:table-cell>
          <table:table-cell/>
          <table:table-cell table:formula="of:=IF(ISBLANK([.Q344]); &quot;&quot;; DAY([.Q344]))">
            <text:p/>
          </table:table-cell>
          <table:table-cell table:formula="of:=IF(ISBLANK([.I344]); &quot;&quot;; WEEKDAY([.I344]; 2))">
            <text:p/>
          </table:table-cell>
          <table:table-cell table:formula="of:=IF(ISBLANK([.Q344]); &quot;&quot;; WEEKDAY([.Q344]; 2))">
            <text:p/>
          </table:table-cell>
          <table:table-cell table:formula="of:=IF(ISBLANK([.Q344]); &quot;&quot;; WEEKNUM([.Q344]))">
            <text:p/>
          </table:table-cell>
          <table:table-cell table:style-name="ce224" table:formula="of:=IF(ISBLANK([.I344]); &quot;&quot;; MONTH([.I344]))">
            <text:p/>
          </table:table-cell>
          <table:table-cell table:formula="of:=IF(ISBLANK([.Q344]); &quot;&quot;; MONTH([.Q344]))">
            <text:p/>
          </table:table-cell>
          <table:table-cell table:formula="of:=IF(OR(ISBLANK([.I344]); ISBLANK([.Q344])); &quot;&quot;; IFERROR(DATEDIF([.I344];[.Q344];&quot;d&quot;); &quot;&quot;))">
            <text:p/>
          </table:table-cell>
          <table:table-cell table:style-name="ce286" table:formula="of:=IF(ISBLANK([.P344]); &quot;&quot;; SUM([.$R$3:.R344]))">
            <text:p/>
          </table:table-cell>
          <table:table-cell table:style-name="ce286" table:formula="of:=IF(ISBLANK([.P344]); &quot;&quot;; SUM([.$S$3:.S344]))">
            <text:p/>
          </table:table-cell>
          <table:table-cell table:formula="of:=IF(ISBLANK([.K344]); &quot;&quot;; [.J344]*[.K344])">
            <text:p/>
          </table:table-cell>
          <table:table-cell table:formula="of:=IF(ISNUMBER([.AO344]); [.AO344]*0.0035; &quot;&quot;)">
            <text:p/>
          </table:table-cell>
          <table:table-cell table:style-name="ce224" table:formula="of:=IF(ISBLANK([.P344]); &quot;&quot; ; [.O344]*[.P344])">
            <text:p/>
          </table:table-cell>
          <table:table-cell table:formula="of:=IF(ISNUMBER([.AQ344]); [.AQ344]*0.0035; &quot;&quot;)">
            <text:p/>
          </table:table-cell>
          <table:table-cell table:number-columns-repeated="20"/>
        </table:table-row>
        <table:table-row table:style-name="ro2">
          <table:table-cell office:value-type="float" office:value="343" calcext:value-type="float">
            <text:p>34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5]=&quot;Long&quot;; [.K345]-[Overview.$C$4]/[.J345]; IF([.F345]=&quot;Short&quot;; [.K345]+[Overview.$C$4]/[.J345]; &quot;&quot;)); &quot;&quot;)">
            <text:p/>
          </table:table-cell>
          <table:table-cell table:style-name="ce157" table:formula="of:=IFERROR(ABS([.L345]-[.K345])*[.J345]; &quot;&quot;)">
            <text:p/>
          </table:table-cell>
          <table:table-cell table:style-name="ce289" table:formula="of:=IFERROR(IF([.F345]=&quot;Long&quot;; [.K345]+[Overview.$C$4]/[.J345]*[Overview.$C$6]; IF([.F345]=&quot;Short&quot;; [.K345]-[Overview.$C$4]/[.J345]*[Overview.$C$6]; &quot;&quot;)); &quot;&quot;)">
            <text:p/>
          </table:table-cell>
          <table:table-cell table:style-name="ce152"/>
          <table:table-cell table:number-columns-repeated="2"/>
          <table:table-cell table:formula="of:=IFERROR([.S345]/[.M345]; &quot;&quot;)">
            <text:p/>
          </table:table-cell>
          <table:table-cell table:formula="of:=IFERROR(IF(AND([.F345]=&quot;Long&quot;; [.O345]=[.J345]); [.J345]*([.P345]-[.K345]); IF(AND([.F345]=&quot;Short&quot;; [.O345]=[.J345]); [.J345]*([.K345]-[.P345]); &quot;&quot;)); &quot;&quot;)">
            <text:p/>
          </table:table-cell>
          <table:table-cell table:formula="of:=IF(ISNUMBER([.S345]); IF([.S345]&gt;0; &quot;Win&quot;; &quot;Loss&quot;);&quot;&quot;)">
            <text:p/>
          </table:table-cell>
          <table:table-cell table:formula="of:=IF([.Q345]=&quot;&quot;; &quot;&quot;; CONCATENATE(DATEDIF([.I345];[.Q345];&quot;d&quot;); IF(DATEDIF([.I345];[.Q345];&quot;d&quot;)&gt;1; &quot; Days&quot;; &quot; Day&quot;)))">
            <text:p/>
          </table:table-cell>
          <table:table-cell table:content-validation-name="val12"/>
          <table:table-cell table:number-columns-repeated="2"/>
          <table:table-cell table:style-name="ce196"/>
          <table:table-cell table:style-name="ce205" table:formula="of:=IFERROR(IF(ISBLANK([.Y345]); &quot;&quot;; IF([.$F345]=&quot;Long&quot;; ([.Y345]-[.$K345])*[.$J345]/[.$M345]; ([.$K345]-[.Y345])*[.$J345]/[.$M345])-[.$R345]); &quot;&quot;)">
            <text:p/>
          </table:table-cell>
          <table:table-cell table:style-name="Default"/>
          <table:table-cell table:style-name="ce205" table:formula="of:=IFERROR(IF(ISBLANK([.AA345]); &quot;&quot;; IF([.$F345]=&quot;Long&quot;; ([.AA345]-[.$K345])*[.$J345]/[.$M345]; ([.$K345]-[.AA345])*[.$J345]/[.$M345])-[.$R345]); &quot;&quot;)">
            <text:p/>
          </table:table-cell>
          <table:table-cell table:style-name="Default"/>
          <table:table-cell table:style-name="ce205" table:formula="of:=IFERROR(IF(ISBLANK([.AC345]); &quot;&quot;; IF([.$F345]=&quot;Long&quot;; ([.AC345]-[.$K345])*[.$J345]/[.$M345]; ([.$K345]-[.AC345])*[.$J345]/[.$M345])-[.$R345]); &quot;&quot;)">
            <text:p/>
          </table:table-cell>
          <table:table-cell/>
          <table:table-cell table:formula="of:=IF(ISBLANK([.Q345]); &quot;&quot;; DAY([.Q345]))">
            <text:p/>
          </table:table-cell>
          <table:table-cell table:formula="of:=IF(ISBLANK([.I345]); &quot;&quot;; WEEKDAY([.I345]; 2))">
            <text:p/>
          </table:table-cell>
          <table:table-cell table:formula="of:=IF(ISBLANK([.Q345]); &quot;&quot;; WEEKDAY([.Q345]; 2))">
            <text:p/>
          </table:table-cell>
          <table:table-cell table:formula="of:=IF(ISBLANK([.Q345]); &quot;&quot;; WEEKNUM([.Q345]))">
            <text:p/>
          </table:table-cell>
          <table:table-cell table:style-name="ce224" table:formula="of:=IF(ISBLANK([.I345]); &quot;&quot;; MONTH([.I345]))">
            <text:p/>
          </table:table-cell>
          <table:table-cell table:formula="of:=IF(ISBLANK([.Q345]); &quot;&quot;; MONTH([.Q345]))">
            <text:p/>
          </table:table-cell>
          <table:table-cell table:formula="of:=IF(OR(ISBLANK([.I345]); ISBLANK([.Q345])); &quot;&quot;; IFERROR(DATEDIF([.I345];[.Q345];&quot;d&quot;); &quot;&quot;))">
            <text:p/>
          </table:table-cell>
          <table:table-cell table:style-name="ce286" table:formula="of:=IF(ISBLANK([.P345]); &quot;&quot;; SUM([.$R$3:.R345]))">
            <text:p/>
          </table:table-cell>
          <table:table-cell table:style-name="ce286" table:formula="of:=IF(ISBLANK([.P345]); &quot;&quot;; SUM([.$S$3:.S345]))">
            <text:p/>
          </table:table-cell>
          <table:table-cell table:formula="of:=IF(ISBLANK([.K345]); &quot;&quot;; [.J345]*[.K345])">
            <text:p/>
          </table:table-cell>
          <table:table-cell table:formula="of:=IF(ISNUMBER([.AO345]); [.AO345]*0.0035; &quot;&quot;)">
            <text:p/>
          </table:table-cell>
          <table:table-cell table:style-name="ce224" table:formula="of:=IF(ISBLANK([.P345]); &quot;&quot; ; [.O345]*[.P345])">
            <text:p/>
          </table:table-cell>
          <table:table-cell table:formula="of:=IF(ISNUMBER([.AQ345]); [.AQ345]*0.0035; &quot;&quot;)">
            <text:p/>
          </table:table-cell>
          <table:table-cell table:number-columns-repeated="20"/>
        </table:table-row>
        <table:table-row table:style-name="ro2">
          <table:table-cell office:value-type="float" office:value="344" calcext:value-type="float">
            <text:p>34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6]=&quot;Long&quot;; [.K346]-[Overview.$C$4]/[.J346]; IF([.F346]=&quot;Short&quot;; [.K346]+[Overview.$C$4]/[.J346]; &quot;&quot;)); &quot;&quot;)">
            <text:p/>
          </table:table-cell>
          <table:table-cell table:style-name="ce157" table:formula="of:=IFERROR(ABS([.L346]-[.K346])*[.J346]; &quot;&quot;)">
            <text:p/>
          </table:table-cell>
          <table:table-cell table:style-name="ce289" table:formula="of:=IFERROR(IF([.F346]=&quot;Long&quot;; [.K346]+[Overview.$C$4]/[.J346]*[Overview.$C$6]; IF([.F346]=&quot;Short&quot;; [.K346]-[Overview.$C$4]/[.J346]*[Overview.$C$6]; &quot;&quot;)); &quot;&quot;)">
            <text:p/>
          </table:table-cell>
          <table:table-cell table:style-name="ce152"/>
          <table:table-cell table:number-columns-repeated="2"/>
          <table:table-cell table:formula="of:=IFERROR([.S346]/[.M346]; &quot;&quot;)">
            <text:p/>
          </table:table-cell>
          <table:table-cell table:formula="of:=IFERROR(IF(AND([.F346]=&quot;Long&quot;; [.O346]=[.J346]); [.J346]*([.P346]-[.K346]); IF(AND([.F346]=&quot;Short&quot;; [.O346]=[.J346]); [.J346]*([.K346]-[.P346]); &quot;&quot;)); &quot;&quot;)">
            <text:p/>
          </table:table-cell>
          <table:table-cell table:formula="of:=IF(ISNUMBER([.S346]); IF([.S346]&gt;0; &quot;Win&quot;; &quot;Loss&quot;);&quot;&quot;)">
            <text:p/>
          </table:table-cell>
          <table:table-cell table:formula="of:=IF([.Q346]=&quot;&quot;; &quot;&quot;; CONCATENATE(DATEDIF([.I346];[.Q346];&quot;d&quot;); IF(DATEDIF([.I346];[.Q346];&quot;d&quot;)&gt;1; &quot; Days&quot;; &quot; Day&quot;)))">
            <text:p/>
          </table:table-cell>
          <table:table-cell table:content-validation-name="val12"/>
          <table:table-cell table:number-columns-repeated="2"/>
          <table:table-cell table:style-name="ce196"/>
          <table:table-cell table:style-name="ce205" table:formula="of:=IFERROR(IF(ISBLANK([.Y346]); &quot;&quot;; IF([.$F346]=&quot;Long&quot;; ([.Y346]-[.$K346])*[.$J346]/[.$M346]; ([.$K346]-[.Y346])*[.$J346]/[.$M346])-[.$R346]); &quot;&quot;)">
            <text:p/>
          </table:table-cell>
          <table:table-cell table:style-name="Default"/>
          <table:table-cell table:style-name="ce205" table:formula="of:=IFERROR(IF(ISBLANK([.AA346]); &quot;&quot;; IF([.$F346]=&quot;Long&quot;; ([.AA346]-[.$K346])*[.$J346]/[.$M346]; ([.$K346]-[.AA346])*[.$J346]/[.$M346])-[.$R346]); &quot;&quot;)">
            <text:p/>
          </table:table-cell>
          <table:table-cell table:style-name="Default"/>
          <table:table-cell table:style-name="ce205" table:formula="of:=IFERROR(IF(ISBLANK([.AC346]); &quot;&quot;; IF([.$F346]=&quot;Long&quot;; ([.AC346]-[.$K346])*[.$J346]/[.$M346]; ([.$K346]-[.AC346])*[.$J346]/[.$M346])-[.$R346]); &quot;&quot;)">
            <text:p/>
          </table:table-cell>
          <table:table-cell/>
          <table:table-cell table:formula="of:=IF(ISBLANK([.Q346]); &quot;&quot;; DAY([.Q346]))">
            <text:p/>
          </table:table-cell>
          <table:table-cell table:formula="of:=IF(ISBLANK([.I346]); &quot;&quot;; WEEKDAY([.I346]; 2))">
            <text:p/>
          </table:table-cell>
          <table:table-cell table:formula="of:=IF(ISBLANK([.Q346]); &quot;&quot;; WEEKDAY([.Q346]; 2))">
            <text:p/>
          </table:table-cell>
          <table:table-cell table:formula="of:=IF(ISBLANK([.Q346]); &quot;&quot;; WEEKNUM([.Q346]))">
            <text:p/>
          </table:table-cell>
          <table:table-cell table:style-name="ce224" table:formula="of:=IF(ISBLANK([.I346]); &quot;&quot;; MONTH([.I346]))">
            <text:p/>
          </table:table-cell>
          <table:table-cell table:formula="of:=IF(ISBLANK([.Q346]); &quot;&quot;; MONTH([.Q346]))">
            <text:p/>
          </table:table-cell>
          <table:table-cell table:formula="of:=IF(OR(ISBLANK([.I346]); ISBLANK([.Q346])); &quot;&quot;; IFERROR(DATEDIF([.I346];[.Q346];&quot;d&quot;); &quot;&quot;))">
            <text:p/>
          </table:table-cell>
          <table:table-cell table:style-name="ce286" table:formula="of:=IF(ISBLANK([.P346]); &quot;&quot;; SUM([.$R$3:.R346]))">
            <text:p/>
          </table:table-cell>
          <table:table-cell table:style-name="ce286" table:formula="of:=IF(ISBLANK([.P346]); &quot;&quot;; SUM([.$S$3:.S346]))">
            <text:p/>
          </table:table-cell>
          <table:table-cell table:formula="of:=IF(ISBLANK([.K346]); &quot;&quot;; [.J346]*[.K346])">
            <text:p/>
          </table:table-cell>
          <table:table-cell table:formula="of:=IF(ISNUMBER([.AO346]); [.AO346]*0.0035; &quot;&quot;)">
            <text:p/>
          </table:table-cell>
          <table:table-cell table:style-name="ce224" table:formula="of:=IF(ISBLANK([.P346]); &quot;&quot; ; [.O346]*[.P346])">
            <text:p/>
          </table:table-cell>
          <table:table-cell table:formula="of:=IF(ISNUMBER([.AQ346]); [.AQ346]*0.0035; &quot;&quot;)">
            <text:p/>
          </table:table-cell>
          <table:table-cell table:number-columns-repeated="20"/>
        </table:table-row>
        <table:table-row table:style-name="ro2">
          <table:table-cell office:value-type="float" office:value="345" calcext:value-type="float">
            <text:p>34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7]=&quot;Long&quot;; [.K347]-[Overview.$C$4]/[.J347]; IF([.F347]=&quot;Short&quot;; [.K347]+[Overview.$C$4]/[.J347]; &quot;&quot;)); &quot;&quot;)">
            <text:p/>
          </table:table-cell>
          <table:table-cell table:style-name="ce157" table:formula="of:=IFERROR(ABS([.L347]-[.K347])*[.J347]; &quot;&quot;)">
            <text:p/>
          </table:table-cell>
          <table:table-cell table:style-name="ce289" table:formula="of:=IFERROR(IF([.F347]=&quot;Long&quot;; [.K347]+[Overview.$C$4]/[.J347]*[Overview.$C$6]; IF([.F347]=&quot;Short&quot;; [.K347]-[Overview.$C$4]/[.J347]*[Overview.$C$6]; &quot;&quot;)); &quot;&quot;)">
            <text:p/>
          </table:table-cell>
          <table:table-cell table:style-name="ce152"/>
          <table:table-cell table:number-columns-repeated="2"/>
          <table:table-cell table:formula="of:=IFERROR([.S347]/[.M347]; &quot;&quot;)">
            <text:p/>
          </table:table-cell>
          <table:table-cell table:formula="of:=IFERROR(IF(AND([.F347]=&quot;Long&quot;; [.O347]=[.J347]); [.J347]*([.P347]-[.K347]); IF(AND([.F347]=&quot;Short&quot;; [.O347]=[.J347]); [.J347]*([.K347]-[.P347]); &quot;&quot;)); &quot;&quot;)">
            <text:p/>
          </table:table-cell>
          <table:table-cell table:formula="of:=IF(ISNUMBER([.S347]); IF([.S347]&gt;0; &quot;Win&quot;; &quot;Loss&quot;);&quot;&quot;)">
            <text:p/>
          </table:table-cell>
          <table:table-cell table:formula="of:=IF([.Q347]=&quot;&quot;; &quot;&quot;; CONCATENATE(DATEDIF([.I347];[.Q347];&quot;d&quot;); IF(DATEDIF([.I347];[.Q347];&quot;d&quot;)&gt;1; &quot; Days&quot;; &quot; Day&quot;)))">
            <text:p/>
          </table:table-cell>
          <table:table-cell table:content-validation-name="val12"/>
          <table:table-cell table:number-columns-repeated="2"/>
          <table:table-cell table:style-name="ce196"/>
          <table:table-cell table:style-name="ce205" table:formula="of:=IFERROR(IF(ISBLANK([.Y347]); &quot;&quot;; IF([.$F347]=&quot;Long&quot;; ([.Y347]-[.$K347])*[.$J347]/[.$M347]; ([.$K347]-[.Y347])*[.$J347]/[.$M347])-[.$R347]); &quot;&quot;)">
            <text:p/>
          </table:table-cell>
          <table:table-cell table:style-name="Default"/>
          <table:table-cell table:style-name="ce205" table:formula="of:=IFERROR(IF(ISBLANK([.AA347]); &quot;&quot;; IF([.$F347]=&quot;Long&quot;; ([.AA347]-[.$K347])*[.$J347]/[.$M347]; ([.$K347]-[.AA347])*[.$J347]/[.$M347])-[.$R347]); &quot;&quot;)">
            <text:p/>
          </table:table-cell>
          <table:table-cell table:style-name="Default"/>
          <table:table-cell table:style-name="ce205" table:formula="of:=IFERROR(IF(ISBLANK([.AC347]); &quot;&quot;; IF([.$F347]=&quot;Long&quot;; ([.AC347]-[.$K347])*[.$J347]/[.$M347]; ([.$K347]-[.AC347])*[.$J347]/[.$M347])-[.$R347]); &quot;&quot;)">
            <text:p/>
          </table:table-cell>
          <table:table-cell/>
          <table:table-cell table:formula="of:=IF(ISBLANK([.Q347]); &quot;&quot;; DAY([.Q347]))">
            <text:p/>
          </table:table-cell>
          <table:table-cell table:formula="of:=IF(ISBLANK([.I347]); &quot;&quot;; WEEKDAY([.I347]; 2))">
            <text:p/>
          </table:table-cell>
          <table:table-cell table:formula="of:=IF(ISBLANK([.Q347]); &quot;&quot;; WEEKDAY([.Q347]; 2))">
            <text:p/>
          </table:table-cell>
          <table:table-cell table:formula="of:=IF(ISBLANK([.Q347]); &quot;&quot;; WEEKNUM([.Q347]))">
            <text:p/>
          </table:table-cell>
          <table:table-cell table:style-name="ce224" table:formula="of:=IF(ISBLANK([.I347]); &quot;&quot;; MONTH([.I347]))">
            <text:p/>
          </table:table-cell>
          <table:table-cell table:formula="of:=IF(ISBLANK([.Q347]); &quot;&quot;; MONTH([.Q347]))">
            <text:p/>
          </table:table-cell>
          <table:table-cell table:formula="of:=IF(OR(ISBLANK([.I347]); ISBLANK([.Q347])); &quot;&quot;; IFERROR(DATEDIF([.I347];[.Q347];&quot;d&quot;); &quot;&quot;))">
            <text:p/>
          </table:table-cell>
          <table:table-cell table:style-name="ce286" table:formula="of:=IF(ISBLANK([.P347]); &quot;&quot;; SUM([.$R$3:.R347]))">
            <text:p/>
          </table:table-cell>
          <table:table-cell table:style-name="ce286" table:formula="of:=IF(ISBLANK([.P347]); &quot;&quot;; SUM([.$S$3:.S347]))">
            <text:p/>
          </table:table-cell>
          <table:table-cell table:formula="of:=IF(ISBLANK([.K347]); &quot;&quot;; [.J347]*[.K347])">
            <text:p/>
          </table:table-cell>
          <table:table-cell table:formula="of:=IF(ISNUMBER([.AO347]); [.AO347]*0.0035; &quot;&quot;)">
            <text:p/>
          </table:table-cell>
          <table:table-cell table:style-name="ce224" table:formula="of:=IF(ISBLANK([.P347]); &quot;&quot; ; [.O347]*[.P347])">
            <text:p/>
          </table:table-cell>
          <table:table-cell table:formula="of:=IF(ISNUMBER([.AQ347]); [.AQ347]*0.0035; &quot;&quot;)">
            <text:p/>
          </table:table-cell>
          <table:table-cell table:number-columns-repeated="20"/>
        </table:table-row>
        <table:table-row table:style-name="ro2">
          <table:table-cell office:value-type="float" office:value="346" calcext:value-type="float">
            <text:p>34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8]=&quot;Long&quot;; [.K348]-[Overview.$C$4]/[.J348]; IF([.F348]=&quot;Short&quot;; [.K348]+[Overview.$C$4]/[.J348]; &quot;&quot;)); &quot;&quot;)">
            <text:p/>
          </table:table-cell>
          <table:table-cell table:style-name="ce157" table:formula="of:=IFERROR(ABS([.L348]-[.K348])*[.J348]; &quot;&quot;)">
            <text:p/>
          </table:table-cell>
          <table:table-cell table:style-name="ce289" table:formula="of:=IFERROR(IF([.F348]=&quot;Long&quot;; [.K348]+[Overview.$C$4]/[.J348]*[Overview.$C$6]; IF([.F348]=&quot;Short&quot;; [.K348]-[Overview.$C$4]/[.J348]*[Overview.$C$6]; &quot;&quot;)); &quot;&quot;)">
            <text:p/>
          </table:table-cell>
          <table:table-cell table:style-name="ce152"/>
          <table:table-cell table:number-columns-repeated="2"/>
          <table:table-cell table:formula="of:=IFERROR([.S348]/[.M348]; &quot;&quot;)">
            <text:p/>
          </table:table-cell>
          <table:table-cell table:formula="of:=IFERROR(IF(AND([.F348]=&quot;Long&quot;; [.O348]=[.J348]); [.J348]*([.P348]-[.K348]); IF(AND([.F348]=&quot;Short&quot;; [.O348]=[.J348]); [.J348]*([.K348]-[.P348]); &quot;&quot;)); &quot;&quot;)">
            <text:p/>
          </table:table-cell>
          <table:table-cell table:formula="of:=IF(ISNUMBER([.S348]); IF([.S348]&gt;0; &quot;Win&quot;; &quot;Loss&quot;);&quot;&quot;)">
            <text:p/>
          </table:table-cell>
          <table:table-cell table:formula="of:=IF([.Q348]=&quot;&quot;; &quot;&quot;; CONCATENATE(DATEDIF([.I348];[.Q348];&quot;d&quot;); IF(DATEDIF([.I348];[.Q348];&quot;d&quot;)&gt;1; &quot; Days&quot;; &quot; Day&quot;)))">
            <text:p/>
          </table:table-cell>
          <table:table-cell table:content-validation-name="val12"/>
          <table:table-cell table:number-columns-repeated="2"/>
          <table:table-cell table:style-name="ce196"/>
          <table:table-cell table:style-name="ce205" table:formula="of:=IFERROR(IF(ISBLANK([.Y348]); &quot;&quot;; IF([.$F348]=&quot;Long&quot;; ([.Y348]-[.$K348])*[.$J348]/[.$M348]; ([.$K348]-[.Y348])*[.$J348]/[.$M348])-[.$R348]); &quot;&quot;)">
            <text:p/>
          </table:table-cell>
          <table:table-cell table:style-name="Default"/>
          <table:table-cell table:style-name="ce205" table:formula="of:=IFERROR(IF(ISBLANK([.AA348]); &quot;&quot;; IF([.$F348]=&quot;Long&quot;; ([.AA348]-[.$K348])*[.$J348]/[.$M348]; ([.$K348]-[.AA348])*[.$J348]/[.$M348])-[.$R348]); &quot;&quot;)">
            <text:p/>
          </table:table-cell>
          <table:table-cell table:style-name="Default"/>
          <table:table-cell table:style-name="ce205" table:formula="of:=IFERROR(IF(ISBLANK([.AC348]); &quot;&quot;; IF([.$F348]=&quot;Long&quot;; ([.AC348]-[.$K348])*[.$J348]/[.$M348]; ([.$K348]-[.AC348])*[.$J348]/[.$M348])-[.$R348]); &quot;&quot;)">
            <text:p/>
          </table:table-cell>
          <table:table-cell/>
          <table:table-cell table:formula="of:=IF(ISBLANK([.Q348]); &quot;&quot;; DAY([.Q348]))">
            <text:p/>
          </table:table-cell>
          <table:table-cell table:formula="of:=IF(ISBLANK([.I348]); &quot;&quot;; WEEKDAY([.I348]; 2))">
            <text:p/>
          </table:table-cell>
          <table:table-cell table:formula="of:=IF(ISBLANK([.Q348]); &quot;&quot;; WEEKDAY([.Q348]; 2))">
            <text:p/>
          </table:table-cell>
          <table:table-cell table:formula="of:=IF(ISBLANK([.Q348]); &quot;&quot;; WEEKNUM([.Q348]))">
            <text:p/>
          </table:table-cell>
          <table:table-cell table:style-name="ce224" table:formula="of:=IF(ISBLANK([.I348]); &quot;&quot;; MONTH([.I348]))">
            <text:p/>
          </table:table-cell>
          <table:table-cell table:formula="of:=IF(ISBLANK([.Q348]); &quot;&quot;; MONTH([.Q348]))">
            <text:p/>
          </table:table-cell>
          <table:table-cell table:formula="of:=IF(OR(ISBLANK([.I348]); ISBLANK([.Q348])); &quot;&quot;; IFERROR(DATEDIF([.I348];[.Q348];&quot;d&quot;); &quot;&quot;))">
            <text:p/>
          </table:table-cell>
          <table:table-cell table:style-name="ce286" table:formula="of:=IF(ISBLANK([.P348]); &quot;&quot;; SUM([.$R$3:.R348]))">
            <text:p/>
          </table:table-cell>
          <table:table-cell table:style-name="ce286" table:formula="of:=IF(ISBLANK([.P348]); &quot;&quot;; SUM([.$S$3:.S348]))">
            <text:p/>
          </table:table-cell>
          <table:table-cell table:formula="of:=IF(ISBLANK([.K348]); &quot;&quot;; [.J348]*[.K348])">
            <text:p/>
          </table:table-cell>
          <table:table-cell table:formula="of:=IF(ISNUMBER([.AO348]); [.AO348]*0.0035; &quot;&quot;)">
            <text:p/>
          </table:table-cell>
          <table:table-cell table:style-name="ce224" table:formula="of:=IF(ISBLANK([.P348]); &quot;&quot; ; [.O348]*[.P348])">
            <text:p/>
          </table:table-cell>
          <table:table-cell table:formula="of:=IF(ISNUMBER([.AQ348]); [.AQ348]*0.0035; &quot;&quot;)">
            <text:p/>
          </table:table-cell>
          <table:table-cell table:number-columns-repeated="20"/>
        </table:table-row>
        <table:table-row table:style-name="ro2">
          <table:table-cell office:value-type="float" office:value="347" calcext:value-type="float">
            <text:p>34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49]=&quot;Long&quot;; [.K349]-[Overview.$C$4]/[.J349]; IF([.F349]=&quot;Short&quot;; [.K349]+[Overview.$C$4]/[.J349]; &quot;&quot;)); &quot;&quot;)">
            <text:p/>
          </table:table-cell>
          <table:table-cell table:style-name="ce157" table:formula="of:=IFERROR(ABS([.L349]-[.K349])*[.J349]; &quot;&quot;)">
            <text:p/>
          </table:table-cell>
          <table:table-cell table:style-name="ce289" table:formula="of:=IFERROR(IF([.F349]=&quot;Long&quot;; [.K349]+[Overview.$C$4]/[.J349]*[Overview.$C$6]; IF([.F349]=&quot;Short&quot;; [.K349]-[Overview.$C$4]/[.J349]*[Overview.$C$6]; &quot;&quot;)); &quot;&quot;)">
            <text:p/>
          </table:table-cell>
          <table:table-cell table:style-name="ce152"/>
          <table:table-cell table:number-columns-repeated="2"/>
          <table:table-cell table:formula="of:=IFERROR([.S349]/[.M349]; &quot;&quot;)">
            <text:p/>
          </table:table-cell>
          <table:table-cell table:formula="of:=IFERROR(IF(AND([.F349]=&quot;Long&quot;; [.O349]=[.J349]); [.J349]*([.P349]-[.K349]); IF(AND([.F349]=&quot;Short&quot;; [.O349]=[.J349]); [.J349]*([.K349]-[.P349]); &quot;&quot;)); &quot;&quot;)">
            <text:p/>
          </table:table-cell>
          <table:table-cell table:formula="of:=IF(ISNUMBER([.S349]); IF([.S349]&gt;0; &quot;Win&quot;; &quot;Loss&quot;);&quot;&quot;)">
            <text:p/>
          </table:table-cell>
          <table:table-cell table:formula="of:=IF([.Q349]=&quot;&quot;; &quot;&quot;; CONCATENATE(DATEDIF([.I349];[.Q349];&quot;d&quot;); IF(DATEDIF([.I349];[.Q349];&quot;d&quot;)&gt;1; &quot; Days&quot;; &quot; Day&quot;)))">
            <text:p/>
          </table:table-cell>
          <table:table-cell table:content-validation-name="val12"/>
          <table:table-cell table:number-columns-repeated="2"/>
          <table:table-cell table:style-name="ce196"/>
          <table:table-cell table:style-name="ce205" table:formula="of:=IFERROR(IF(ISBLANK([.Y349]); &quot;&quot;; IF([.$F349]=&quot;Long&quot;; ([.Y349]-[.$K349])*[.$J349]/[.$M349]; ([.$K349]-[.Y349])*[.$J349]/[.$M349])-[.$R349]); &quot;&quot;)">
            <text:p/>
          </table:table-cell>
          <table:table-cell table:style-name="Default"/>
          <table:table-cell table:style-name="ce205" table:formula="of:=IFERROR(IF(ISBLANK([.AA349]); &quot;&quot;; IF([.$F349]=&quot;Long&quot;; ([.AA349]-[.$K349])*[.$J349]/[.$M349]; ([.$K349]-[.AA349])*[.$J349]/[.$M349])-[.$R349]); &quot;&quot;)">
            <text:p/>
          </table:table-cell>
          <table:table-cell table:style-name="Default"/>
          <table:table-cell table:style-name="ce205" table:formula="of:=IFERROR(IF(ISBLANK([.AC349]); &quot;&quot;; IF([.$F349]=&quot;Long&quot;; ([.AC349]-[.$K349])*[.$J349]/[.$M349]; ([.$K349]-[.AC349])*[.$J349]/[.$M349])-[.$R349]); &quot;&quot;)">
            <text:p/>
          </table:table-cell>
          <table:table-cell/>
          <table:table-cell table:formula="of:=IF(ISBLANK([.Q349]); &quot;&quot;; DAY([.Q349]))">
            <text:p/>
          </table:table-cell>
          <table:table-cell table:formula="of:=IF(ISBLANK([.I349]); &quot;&quot;; WEEKDAY([.I349]; 2))">
            <text:p/>
          </table:table-cell>
          <table:table-cell table:formula="of:=IF(ISBLANK([.Q349]); &quot;&quot;; WEEKDAY([.Q349]; 2))">
            <text:p/>
          </table:table-cell>
          <table:table-cell table:formula="of:=IF(ISBLANK([.Q349]); &quot;&quot;; WEEKNUM([.Q349]))">
            <text:p/>
          </table:table-cell>
          <table:table-cell table:style-name="ce224" table:formula="of:=IF(ISBLANK([.I349]); &quot;&quot;; MONTH([.I349]))">
            <text:p/>
          </table:table-cell>
          <table:table-cell table:formula="of:=IF(ISBLANK([.Q349]); &quot;&quot;; MONTH([.Q349]))">
            <text:p/>
          </table:table-cell>
          <table:table-cell table:formula="of:=IF(OR(ISBLANK([.I349]); ISBLANK([.Q349])); &quot;&quot;; IFERROR(DATEDIF([.I349];[.Q349];&quot;d&quot;); &quot;&quot;))">
            <text:p/>
          </table:table-cell>
          <table:table-cell table:style-name="ce286" table:formula="of:=IF(ISBLANK([.P349]); &quot;&quot;; SUM([.$R$3:.R349]))">
            <text:p/>
          </table:table-cell>
          <table:table-cell table:style-name="ce286" table:formula="of:=IF(ISBLANK([.P349]); &quot;&quot;; SUM([.$S$3:.S349]))">
            <text:p/>
          </table:table-cell>
          <table:table-cell table:formula="of:=IF(ISBLANK([.K349]); &quot;&quot;; [.J349]*[.K349])">
            <text:p/>
          </table:table-cell>
          <table:table-cell table:formula="of:=IF(ISNUMBER([.AO349]); [.AO349]*0.0035; &quot;&quot;)">
            <text:p/>
          </table:table-cell>
          <table:table-cell table:style-name="ce224" table:formula="of:=IF(ISBLANK([.P349]); &quot;&quot; ; [.O349]*[.P349])">
            <text:p/>
          </table:table-cell>
          <table:table-cell table:formula="of:=IF(ISNUMBER([.AQ349]); [.AQ349]*0.0035; &quot;&quot;)">
            <text:p/>
          </table:table-cell>
          <table:table-cell table:number-columns-repeated="20"/>
        </table:table-row>
        <table:table-row table:style-name="ro2">
          <table:table-cell office:value-type="float" office:value="348" calcext:value-type="float">
            <text:p>34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0]=&quot;Long&quot;; [.K350]-[Overview.$C$4]/[.J350]; IF([.F350]=&quot;Short&quot;; [.K350]+[Overview.$C$4]/[.J350]; &quot;&quot;)); &quot;&quot;)">
            <text:p/>
          </table:table-cell>
          <table:table-cell table:style-name="ce157" table:formula="of:=IFERROR(ABS([.L350]-[.K350])*[.J350]; &quot;&quot;)">
            <text:p/>
          </table:table-cell>
          <table:table-cell table:style-name="ce289" table:formula="of:=IFERROR(IF([.F350]=&quot;Long&quot;; [.K350]+[Overview.$C$4]/[.J350]*[Overview.$C$6]; IF([.F350]=&quot;Short&quot;; [.K350]-[Overview.$C$4]/[.J350]*[Overview.$C$6]; &quot;&quot;)); &quot;&quot;)">
            <text:p/>
          </table:table-cell>
          <table:table-cell table:style-name="ce152"/>
          <table:table-cell table:number-columns-repeated="2"/>
          <table:table-cell table:formula="of:=IFERROR([.S350]/[.M350]; &quot;&quot;)">
            <text:p/>
          </table:table-cell>
          <table:table-cell table:formula="of:=IFERROR(IF(AND([.F350]=&quot;Long&quot;; [.O350]=[.J350]); [.J350]*([.P350]-[.K350]); IF(AND([.F350]=&quot;Short&quot;; [.O350]=[.J350]); [.J350]*([.K350]-[.P350]); &quot;&quot;)); &quot;&quot;)">
            <text:p/>
          </table:table-cell>
          <table:table-cell table:formula="of:=IF(ISNUMBER([.S350]); IF([.S350]&gt;0; &quot;Win&quot;; &quot;Loss&quot;);&quot;&quot;)">
            <text:p/>
          </table:table-cell>
          <table:table-cell table:formula="of:=IF([.Q350]=&quot;&quot;; &quot;&quot;; CONCATENATE(DATEDIF([.I350];[.Q350];&quot;d&quot;); IF(DATEDIF([.I350];[.Q350];&quot;d&quot;)&gt;1; &quot; Days&quot;; &quot; Day&quot;)))">
            <text:p/>
          </table:table-cell>
          <table:table-cell table:content-validation-name="val12"/>
          <table:table-cell table:number-columns-repeated="2"/>
          <table:table-cell table:style-name="ce196"/>
          <table:table-cell table:style-name="ce205" table:formula="of:=IFERROR(IF(ISBLANK([.Y350]); &quot;&quot;; IF([.$F350]=&quot;Long&quot;; ([.Y350]-[.$K350])*[.$J350]/[.$M350]; ([.$K350]-[.Y350])*[.$J350]/[.$M350])-[.$R350]); &quot;&quot;)">
            <text:p/>
          </table:table-cell>
          <table:table-cell table:style-name="Default"/>
          <table:table-cell table:style-name="ce205" table:formula="of:=IFERROR(IF(ISBLANK([.AA350]); &quot;&quot;; IF([.$F350]=&quot;Long&quot;; ([.AA350]-[.$K350])*[.$J350]/[.$M350]; ([.$K350]-[.AA350])*[.$J350]/[.$M350])-[.$R350]); &quot;&quot;)">
            <text:p/>
          </table:table-cell>
          <table:table-cell table:style-name="Default"/>
          <table:table-cell table:style-name="ce205" table:formula="of:=IFERROR(IF(ISBLANK([.AC350]); &quot;&quot;; IF([.$F350]=&quot;Long&quot;; ([.AC350]-[.$K350])*[.$J350]/[.$M350]; ([.$K350]-[.AC350])*[.$J350]/[.$M350])-[.$R350]); &quot;&quot;)">
            <text:p/>
          </table:table-cell>
          <table:table-cell/>
          <table:table-cell table:formula="of:=IF(ISBLANK([.Q350]); &quot;&quot;; DAY([.Q350]))">
            <text:p/>
          </table:table-cell>
          <table:table-cell table:formula="of:=IF(ISBLANK([.I350]); &quot;&quot;; WEEKDAY([.I350]; 2))">
            <text:p/>
          </table:table-cell>
          <table:table-cell table:formula="of:=IF(ISBLANK([.Q350]); &quot;&quot;; WEEKDAY([.Q350]; 2))">
            <text:p/>
          </table:table-cell>
          <table:table-cell table:formula="of:=IF(ISBLANK([.Q350]); &quot;&quot;; WEEKNUM([.Q350]))">
            <text:p/>
          </table:table-cell>
          <table:table-cell table:style-name="ce224" table:formula="of:=IF(ISBLANK([.I350]); &quot;&quot;; MONTH([.I350]))">
            <text:p/>
          </table:table-cell>
          <table:table-cell table:formula="of:=IF(ISBLANK([.Q350]); &quot;&quot;; MONTH([.Q350]))">
            <text:p/>
          </table:table-cell>
          <table:table-cell table:formula="of:=IF(OR(ISBLANK([.I350]); ISBLANK([.Q350])); &quot;&quot;; IFERROR(DATEDIF([.I350];[.Q350];&quot;d&quot;); &quot;&quot;))">
            <text:p/>
          </table:table-cell>
          <table:table-cell table:style-name="ce286" table:formula="of:=IF(ISBLANK([.P350]); &quot;&quot;; SUM([.$R$3:.R350]))">
            <text:p/>
          </table:table-cell>
          <table:table-cell table:style-name="ce286" table:formula="of:=IF(ISBLANK([.P350]); &quot;&quot;; SUM([.$S$3:.S350]))">
            <text:p/>
          </table:table-cell>
          <table:table-cell table:formula="of:=IF(ISBLANK([.K350]); &quot;&quot;; [.J350]*[.K350])">
            <text:p/>
          </table:table-cell>
          <table:table-cell table:formula="of:=IF(ISNUMBER([.AO350]); [.AO350]*0.0035; &quot;&quot;)">
            <text:p/>
          </table:table-cell>
          <table:table-cell table:style-name="ce224" table:formula="of:=IF(ISBLANK([.P350]); &quot;&quot; ; [.O350]*[.P350])">
            <text:p/>
          </table:table-cell>
          <table:table-cell table:formula="of:=IF(ISNUMBER([.AQ350]); [.AQ350]*0.0035; &quot;&quot;)">
            <text:p/>
          </table:table-cell>
          <table:table-cell table:number-columns-repeated="20"/>
        </table:table-row>
        <table:table-row table:style-name="ro2">
          <table:table-cell office:value-type="float" office:value="349" calcext:value-type="float">
            <text:p>34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1]=&quot;Long&quot;; [.K351]-[Overview.$C$4]/[.J351]; IF([.F351]=&quot;Short&quot;; [.K351]+[Overview.$C$4]/[.J351]; &quot;&quot;)); &quot;&quot;)">
            <text:p/>
          </table:table-cell>
          <table:table-cell table:style-name="ce157" table:formula="of:=IFERROR(ABS([.L351]-[.K351])*[.J351]; &quot;&quot;)">
            <text:p/>
          </table:table-cell>
          <table:table-cell table:style-name="ce289" table:formula="of:=IFERROR(IF([.F351]=&quot;Long&quot;; [.K351]+[Overview.$C$4]/[.J351]*[Overview.$C$6]; IF([.F351]=&quot;Short&quot;; [.K351]-[Overview.$C$4]/[.J351]*[Overview.$C$6]; &quot;&quot;)); &quot;&quot;)">
            <text:p/>
          </table:table-cell>
          <table:table-cell table:style-name="ce152"/>
          <table:table-cell table:number-columns-repeated="2"/>
          <table:table-cell table:formula="of:=IFERROR([.S351]/[.M351]; &quot;&quot;)">
            <text:p/>
          </table:table-cell>
          <table:table-cell table:formula="of:=IFERROR(IF(AND([.F351]=&quot;Long&quot;; [.O351]=[.J351]); [.J351]*([.P351]-[.K351]); IF(AND([.F351]=&quot;Short&quot;; [.O351]=[.J351]); [.J351]*([.K351]-[.P351]); &quot;&quot;)); &quot;&quot;)">
            <text:p/>
          </table:table-cell>
          <table:table-cell table:formula="of:=IF(ISNUMBER([.S351]); IF([.S351]&gt;0; &quot;Win&quot;; &quot;Loss&quot;);&quot;&quot;)">
            <text:p/>
          </table:table-cell>
          <table:table-cell table:formula="of:=IF([.Q351]=&quot;&quot;; &quot;&quot;; CONCATENATE(DATEDIF([.I351];[.Q351];&quot;d&quot;); IF(DATEDIF([.I351];[.Q351];&quot;d&quot;)&gt;1; &quot; Days&quot;; &quot; Day&quot;)))">
            <text:p/>
          </table:table-cell>
          <table:table-cell table:content-validation-name="val12"/>
          <table:table-cell table:number-columns-repeated="2"/>
          <table:table-cell table:style-name="ce196"/>
          <table:table-cell table:style-name="ce205" table:formula="of:=IFERROR(IF(ISBLANK([.Y351]); &quot;&quot;; IF([.$F351]=&quot;Long&quot;; ([.Y351]-[.$K351])*[.$J351]/[.$M351]; ([.$K351]-[.Y351])*[.$J351]/[.$M351])-[.$R351]); &quot;&quot;)">
            <text:p/>
          </table:table-cell>
          <table:table-cell table:style-name="Default"/>
          <table:table-cell table:style-name="ce205" table:formula="of:=IFERROR(IF(ISBLANK([.AA351]); &quot;&quot;; IF([.$F351]=&quot;Long&quot;; ([.AA351]-[.$K351])*[.$J351]/[.$M351]; ([.$K351]-[.AA351])*[.$J351]/[.$M351])-[.$R351]); &quot;&quot;)">
            <text:p/>
          </table:table-cell>
          <table:table-cell table:style-name="Default"/>
          <table:table-cell table:style-name="ce205" table:formula="of:=IFERROR(IF(ISBLANK([.AC351]); &quot;&quot;; IF([.$F351]=&quot;Long&quot;; ([.AC351]-[.$K351])*[.$J351]/[.$M351]; ([.$K351]-[.AC351])*[.$J351]/[.$M351])-[.$R351]); &quot;&quot;)">
            <text:p/>
          </table:table-cell>
          <table:table-cell/>
          <table:table-cell table:formula="of:=IF(ISBLANK([.Q351]); &quot;&quot;; DAY([.Q351]))">
            <text:p/>
          </table:table-cell>
          <table:table-cell table:formula="of:=IF(ISBLANK([.I351]); &quot;&quot;; WEEKDAY([.I351]; 2))">
            <text:p/>
          </table:table-cell>
          <table:table-cell table:formula="of:=IF(ISBLANK([.Q351]); &quot;&quot;; WEEKDAY([.Q351]; 2))">
            <text:p/>
          </table:table-cell>
          <table:table-cell table:formula="of:=IF(ISBLANK([.Q351]); &quot;&quot;; WEEKNUM([.Q351]))">
            <text:p/>
          </table:table-cell>
          <table:table-cell table:style-name="ce224" table:formula="of:=IF(ISBLANK([.I351]); &quot;&quot;; MONTH([.I351]))">
            <text:p/>
          </table:table-cell>
          <table:table-cell table:formula="of:=IF(ISBLANK([.Q351]); &quot;&quot;; MONTH([.Q351]))">
            <text:p/>
          </table:table-cell>
          <table:table-cell table:formula="of:=IF(OR(ISBLANK([.I351]); ISBLANK([.Q351])); &quot;&quot;; IFERROR(DATEDIF([.I351];[.Q351];&quot;d&quot;); &quot;&quot;))">
            <text:p/>
          </table:table-cell>
          <table:table-cell table:style-name="ce286" table:formula="of:=IF(ISBLANK([.P351]); &quot;&quot;; SUM([.$R$3:.R351]))">
            <text:p/>
          </table:table-cell>
          <table:table-cell table:style-name="ce286" table:formula="of:=IF(ISBLANK([.P351]); &quot;&quot;; SUM([.$S$3:.S351]))">
            <text:p/>
          </table:table-cell>
          <table:table-cell table:formula="of:=IF(ISBLANK([.K351]); &quot;&quot;; [.J351]*[.K351])">
            <text:p/>
          </table:table-cell>
          <table:table-cell table:formula="of:=IF(ISNUMBER([.AO351]); [.AO351]*0.0035; &quot;&quot;)">
            <text:p/>
          </table:table-cell>
          <table:table-cell table:style-name="ce224" table:formula="of:=IF(ISBLANK([.P351]); &quot;&quot; ; [.O351]*[.P351])">
            <text:p/>
          </table:table-cell>
          <table:table-cell table:formula="of:=IF(ISNUMBER([.AQ351]); [.AQ351]*0.0035; &quot;&quot;)">
            <text:p/>
          </table:table-cell>
          <table:table-cell table:number-columns-repeated="20"/>
        </table:table-row>
        <table:table-row table:style-name="ro2">
          <table:table-cell office:value-type="float" office:value="350" calcext:value-type="float">
            <text:p>35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2]=&quot;Long&quot;; [.K352]-[Overview.$C$4]/[.J352]; IF([.F352]=&quot;Short&quot;; [.K352]+[Overview.$C$4]/[.J352]; &quot;&quot;)); &quot;&quot;)">
            <text:p/>
          </table:table-cell>
          <table:table-cell table:style-name="ce157" table:formula="of:=IFERROR(ABS([.L352]-[.K352])*[.J352]; &quot;&quot;)">
            <text:p/>
          </table:table-cell>
          <table:table-cell table:style-name="ce289" table:formula="of:=IFERROR(IF([.F352]=&quot;Long&quot;; [.K352]+[Overview.$C$4]/[.J352]*[Overview.$C$6]; IF([.F352]=&quot;Short&quot;; [.K352]-[Overview.$C$4]/[.J352]*[Overview.$C$6]; &quot;&quot;)); &quot;&quot;)">
            <text:p/>
          </table:table-cell>
          <table:table-cell table:style-name="ce152"/>
          <table:table-cell table:number-columns-repeated="2"/>
          <table:table-cell table:formula="of:=IFERROR([.S352]/[.M352]; &quot;&quot;)">
            <text:p/>
          </table:table-cell>
          <table:table-cell table:formula="of:=IFERROR(IF(AND([.F352]=&quot;Long&quot;; [.O352]=[.J352]); [.J352]*([.P352]-[.K352]); IF(AND([.F352]=&quot;Short&quot;; [.O352]=[.J352]); [.J352]*([.K352]-[.P352]); &quot;&quot;)); &quot;&quot;)">
            <text:p/>
          </table:table-cell>
          <table:table-cell table:formula="of:=IF(ISNUMBER([.S352]); IF([.S352]&gt;0; &quot;Win&quot;; &quot;Loss&quot;);&quot;&quot;)">
            <text:p/>
          </table:table-cell>
          <table:table-cell table:formula="of:=IF([.Q352]=&quot;&quot;; &quot;&quot;; CONCATENATE(DATEDIF([.I352];[.Q352];&quot;d&quot;); IF(DATEDIF([.I352];[.Q352];&quot;d&quot;)&gt;1; &quot; Days&quot;; &quot; Day&quot;)))">
            <text:p/>
          </table:table-cell>
          <table:table-cell table:content-validation-name="val12"/>
          <table:table-cell table:number-columns-repeated="2"/>
          <table:table-cell table:style-name="ce196"/>
          <table:table-cell table:style-name="ce205" table:formula="of:=IFERROR(IF(ISBLANK([.Y352]); &quot;&quot;; IF([.$F352]=&quot;Long&quot;; ([.Y352]-[.$K352])*[.$J352]/[.$M352]; ([.$K352]-[.Y352])*[.$J352]/[.$M352])-[.$R352]); &quot;&quot;)">
            <text:p/>
          </table:table-cell>
          <table:table-cell table:style-name="Default"/>
          <table:table-cell table:style-name="ce205" table:formula="of:=IFERROR(IF(ISBLANK([.AA352]); &quot;&quot;; IF([.$F352]=&quot;Long&quot;; ([.AA352]-[.$K352])*[.$J352]/[.$M352]; ([.$K352]-[.AA352])*[.$J352]/[.$M352])-[.$R352]); &quot;&quot;)">
            <text:p/>
          </table:table-cell>
          <table:table-cell table:style-name="Default"/>
          <table:table-cell table:style-name="ce205" table:formula="of:=IFERROR(IF(ISBLANK([.AC352]); &quot;&quot;; IF([.$F352]=&quot;Long&quot;; ([.AC352]-[.$K352])*[.$J352]/[.$M352]; ([.$K352]-[.AC352])*[.$J352]/[.$M352])-[.$R352]); &quot;&quot;)">
            <text:p/>
          </table:table-cell>
          <table:table-cell/>
          <table:table-cell table:formula="of:=IF(ISBLANK([.Q352]); &quot;&quot;; DAY([.Q352]))">
            <text:p/>
          </table:table-cell>
          <table:table-cell table:formula="of:=IF(ISBLANK([.I352]); &quot;&quot;; WEEKDAY([.I352]; 2))">
            <text:p/>
          </table:table-cell>
          <table:table-cell table:formula="of:=IF(ISBLANK([.Q352]); &quot;&quot;; WEEKDAY([.Q352]; 2))">
            <text:p/>
          </table:table-cell>
          <table:table-cell table:formula="of:=IF(ISBLANK([.Q352]); &quot;&quot;; WEEKNUM([.Q352]))">
            <text:p/>
          </table:table-cell>
          <table:table-cell table:style-name="ce224" table:formula="of:=IF(ISBLANK([.I352]); &quot;&quot;; MONTH([.I352]))">
            <text:p/>
          </table:table-cell>
          <table:table-cell table:formula="of:=IF(ISBLANK([.Q352]); &quot;&quot;; MONTH([.Q352]))">
            <text:p/>
          </table:table-cell>
          <table:table-cell table:formula="of:=IF(OR(ISBLANK([.I352]); ISBLANK([.Q352])); &quot;&quot;; IFERROR(DATEDIF([.I352];[.Q352];&quot;d&quot;); &quot;&quot;))">
            <text:p/>
          </table:table-cell>
          <table:table-cell table:style-name="ce286" table:formula="of:=IF(ISBLANK([.P352]); &quot;&quot;; SUM([.$R$3:.R352]))">
            <text:p/>
          </table:table-cell>
          <table:table-cell table:style-name="ce286" table:formula="of:=IF(ISBLANK([.P352]); &quot;&quot;; SUM([.$S$3:.S352]))">
            <text:p/>
          </table:table-cell>
          <table:table-cell table:formula="of:=IF(ISBLANK([.K352]); &quot;&quot;; [.J352]*[.K352])">
            <text:p/>
          </table:table-cell>
          <table:table-cell table:formula="of:=IF(ISNUMBER([.AO352]); [.AO352]*0.0035; &quot;&quot;)">
            <text:p/>
          </table:table-cell>
          <table:table-cell table:style-name="ce224" table:formula="of:=IF(ISBLANK([.P352]); &quot;&quot; ; [.O352]*[.P352])">
            <text:p/>
          </table:table-cell>
          <table:table-cell table:formula="of:=IF(ISNUMBER([.AQ352]); [.AQ352]*0.0035; &quot;&quot;)">
            <text:p/>
          </table:table-cell>
          <table:table-cell table:number-columns-repeated="20"/>
        </table:table-row>
        <table:table-row table:style-name="ro2">
          <table:table-cell office:value-type="float" office:value="351" calcext:value-type="float">
            <text:p>35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3]=&quot;Long&quot;; [.K353]-[Overview.$C$4]/[.J353]; IF([.F353]=&quot;Short&quot;; [.K353]+[Overview.$C$4]/[.J353]; &quot;&quot;)); &quot;&quot;)">
            <text:p/>
          </table:table-cell>
          <table:table-cell table:style-name="ce157" table:formula="of:=IFERROR(ABS([.L353]-[.K353])*[.J353]; &quot;&quot;)">
            <text:p/>
          </table:table-cell>
          <table:table-cell table:style-name="ce289" table:formula="of:=IFERROR(IF([.F353]=&quot;Long&quot;; [.K353]+[Overview.$C$4]/[.J353]*[Overview.$C$6]; IF([.F353]=&quot;Short&quot;; [.K353]-[Overview.$C$4]/[.J353]*[Overview.$C$6]; &quot;&quot;)); &quot;&quot;)">
            <text:p/>
          </table:table-cell>
          <table:table-cell table:style-name="ce152"/>
          <table:table-cell table:number-columns-repeated="2"/>
          <table:table-cell table:formula="of:=IFERROR([.S353]/[.M353]; &quot;&quot;)">
            <text:p/>
          </table:table-cell>
          <table:table-cell table:formula="of:=IFERROR(IF(AND([.F353]=&quot;Long&quot;; [.O353]=[.J353]); [.J353]*([.P353]-[.K353]); IF(AND([.F353]=&quot;Short&quot;; [.O353]=[.J353]); [.J353]*([.K353]-[.P353]); &quot;&quot;)); &quot;&quot;)">
            <text:p/>
          </table:table-cell>
          <table:table-cell table:formula="of:=IF(ISNUMBER([.S353]); IF([.S353]&gt;0; &quot;Win&quot;; &quot;Loss&quot;);&quot;&quot;)">
            <text:p/>
          </table:table-cell>
          <table:table-cell table:formula="of:=IF([.Q353]=&quot;&quot;; &quot;&quot;; CONCATENATE(DATEDIF([.I353];[.Q353];&quot;d&quot;); IF(DATEDIF([.I353];[.Q353];&quot;d&quot;)&gt;1; &quot; Days&quot;; &quot; Day&quot;)))">
            <text:p/>
          </table:table-cell>
          <table:table-cell table:content-validation-name="val12"/>
          <table:table-cell table:number-columns-repeated="2"/>
          <table:table-cell table:style-name="ce196"/>
          <table:table-cell table:style-name="ce205" table:formula="of:=IFERROR(IF(ISBLANK([.Y353]); &quot;&quot;; IF([.$F353]=&quot;Long&quot;; ([.Y353]-[.$K353])*[.$J353]/[.$M353]; ([.$K353]-[.Y353])*[.$J353]/[.$M353])-[.$R353]); &quot;&quot;)">
            <text:p/>
          </table:table-cell>
          <table:table-cell table:style-name="Default"/>
          <table:table-cell table:style-name="ce205" table:formula="of:=IFERROR(IF(ISBLANK([.AA353]); &quot;&quot;; IF([.$F353]=&quot;Long&quot;; ([.AA353]-[.$K353])*[.$J353]/[.$M353]; ([.$K353]-[.AA353])*[.$J353]/[.$M353])-[.$R353]); &quot;&quot;)">
            <text:p/>
          </table:table-cell>
          <table:table-cell table:style-name="Default"/>
          <table:table-cell table:style-name="ce205" table:formula="of:=IFERROR(IF(ISBLANK([.AC353]); &quot;&quot;; IF([.$F353]=&quot;Long&quot;; ([.AC353]-[.$K353])*[.$J353]/[.$M353]; ([.$K353]-[.AC353])*[.$J353]/[.$M353])-[.$R353]); &quot;&quot;)">
            <text:p/>
          </table:table-cell>
          <table:table-cell/>
          <table:table-cell table:formula="of:=IF(ISBLANK([.Q353]); &quot;&quot;; DAY([.Q353]))">
            <text:p/>
          </table:table-cell>
          <table:table-cell table:formula="of:=IF(ISBLANK([.I353]); &quot;&quot;; WEEKDAY([.I353]; 2))">
            <text:p/>
          </table:table-cell>
          <table:table-cell table:formula="of:=IF(ISBLANK([.Q353]); &quot;&quot;; WEEKDAY([.Q353]; 2))">
            <text:p/>
          </table:table-cell>
          <table:table-cell table:formula="of:=IF(ISBLANK([.Q353]); &quot;&quot;; WEEKNUM([.Q353]))">
            <text:p/>
          </table:table-cell>
          <table:table-cell table:style-name="ce224" table:formula="of:=IF(ISBLANK([.I353]); &quot;&quot;; MONTH([.I353]))">
            <text:p/>
          </table:table-cell>
          <table:table-cell table:formula="of:=IF(ISBLANK([.Q353]); &quot;&quot;; MONTH([.Q353]))">
            <text:p/>
          </table:table-cell>
          <table:table-cell table:formula="of:=IF(OR(ISBLANK([.I353]); ISBLANK([.Q353])); &quot;&quot;; IFERROR(DATEDIF([.I353];[.Q353];&quot;d&quot;); &quot;&quot;))">
            <text:p/>
          </table:table-cell>
          <table:table-cell table:style-name="ce286" table:formula="of:=IF(ISBLANK([.P353]); &quot;&quot;; SUM([.$R$3:.R353]))">
            <text:p/>
          </table:table-cell>
          <table:table-cell table:style-name="ce286" table:formula="of:=IF(ISBLANK([.P353]); &quot;&quot;; SUM([.$S$3:.S353]))">
            <text:p/>
          </table:table-cell>
          <table:table-cell table:formula="of:=IF(ISBLANK([.K353]); &quot;&quot;; [.J353]*[.K353])">
            <text:p/>
          </table:table-cell>
          <table:table-cell table:formula="of:=IF(ISNUMBER([.AO353]); [.AO353]*0.0035; &quot;&quot;)">
            <text:p/>
          </table:table-cell>
          <table:table-cell table:style-name="ce224" table:formula="of:=IF(ISBLANK([.P353]); &quot;&quot; ; [.O353]*[.P353])">
            <text:p/>
          </table:table-cell>
          <table:table-cell table:formula="of:=IF(ISNUMBER([.AQ353]); [.AQ353]*0.0035; &quot;&quot;)">
            <text:p/>
          </table:table-cell>
          <table:table-cell table:number-columns-repeated="20"/>
        </table:table-row>
        <table:table-row table:style-name="ro2">
          <table:table-cell office:value-type="float" office:value="352" calcext:value-type="float">
            <text:p>35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4]=&quot;Long&quot;; [.K354]-[Overview.$C$4]/[.J354]; IF([.F354]=&quot;Short&quot;; [.K354]+[Overview.$C$4]/[.J354]; &quot;&quot;)); &quot;&quot;)">
            <text:p/>
          </table:table-cell>
          <table:table-cell table:style-name="ce157" table:formula="of:=IFERROR(ABS([.L354]-[.K354])*[.J354]; &quot;&quot;)">
            <text:p/>
          </table:table-cell>
          <table:table-cell table:style-name="ce289" table:formula="of:=IFERROR(IF([.F354]=&quot;Long&quot;; [.K354]+[Overview.$C$4]/[.J354]*[Overview.$C$6]; IF([.F354]=&quot;Short&quot;; [.K354]-[Overview.$C$4]/[.J354]*[Overview.$C$6]; &quot;&quot;)); &quot;&quot;)">
            <text:p/>
          </table:table-cell>
          <table:table-cell table:style-name="ce152"/>
          <table:table-cell table:number-columns-repeated="2"/>
          <table:table-cell table:formula="of:=IFERROR([.S354]/[.M354]; &quot;&quot;)">
            <text:p/>
          </table:table-cell>
          <table:table-cell table:formula="of:=IFERROR(IF(AND([.F354]=&quot;Long&quot;; [.O354]=[.J354]); [.J354]*([.P354]-[.K354]); IF(AND([.F354]=&quot;Short&quot;; [.O354]=[.J354]); [.J354]*([.K354]-[.P354]); &quot;&quot;)); &quot;&quot;)">
            <text:p/>
          </table:table-cell>
          <table:table-cell table:formula="of:=IF(ISNUMBER([.S354]); IF([.S354]&gt;0; &quot;Win&quot;; &quot;Loss&quot;);&quot;&quot;)">
            <text:p/>
          </table:table-cell>
          <table:table-cell table:formula="of:=IF([.Q354]=&quot;&quot;; &quot;&quot;; CONCATENATE(DATEDIF([.I354];[.Q354];&quot;d&quot;); IF(DATEDIF([.I354];[.Q354];&quot;d&quot;)&gt;1; &quot; Days&quot;; &quot; Day&quot;)))">
            <text:p/>
          </table:table-cell>
          <table:table-cell table:content-validation-name="val12"/>
          <table:table-cell table:number-columns-repeated="2"/>
          <table:table-cell table:style-name="ce196"/>
          <table:table-cell table:style-name="ce205" table:formula="of:=IFERROR(IF(ISBLANK([.Y354]); &quot;&quot;; IF([.$F354]=&quot;Long&quot;; ([.Y354]-[.$K354])*[.$J354]/[.$M354]; ([.$K354]-[.Y354])*[.$J354]/[.$M354])-[.$R354]); &quot;&quot;)">
            <text:p/>
          </table:table-cell>
          <table:table-cell table:style-name="Default"/>
          <table:table-cell table:style-name="ce205" table:formula="of:=IFERROR(IF(ISBLANK([.AA354]); &quot;&quot;; IF([.$F354]=&quot;Long&quot;; ([.AA354]-[.$K354])*[.$J354]/[.$M354]; ([.$K354]-[.AA354])*[.$J354]/[.$M354])-[.$R354]); &quot;&quot;)">
            <text:p/>
          </table:table-cell>
          <table:table-cell table:style-name="Default"/>
          <table:table-cell table:style-name="ce205" table:formula="of:=IFERROR(IF(ISBLANK([.AC354]); &quot;&quot;; IF([.$F354]=&quot;Long&quot;; ([.AC354]-[.$K354])*[.$J354]/[.$M354]; ([.$K354]-[.AC354])*[.$J354]/[.$M354])-[.$R354]); &quot;&quot;)">
            <text:p/>
          </table:table-cell>
          <table:table-cell/>
          <table:table-cell table:formula="of:=IF(ISBLANK([.Q354]); &quot;&quot;; DAY([.Q354]))">
            <text:p/>
          </table:table-cell>
          <table:table-cell table:formula="of:=IF(ISBLANK([.I354]); &quot;&quot;; WEEKDAY([.I354]; 2))">
            <text:p/>
          </table:table-cell>
          <table:table-cell table:formula="of:=IF(ISBLANK([.Q354]); &quot;&quot;; WEEKDAY([.Q354]; 2))">
            <text:p/>
          </table:table-cell>
          <table:table-cell table:formula="of:=IF(ISBLANK([.Q354]); &quot;&quot;; WEEKNUM([.Q354]))">
            <text:p/>
          </table:table-cell>
          <table:table-cell table:style-name="ce224" table:formula="of:=IF(ISBLANK([.I354]); &quot;&quot;; MONTH([.I354]))">
            <text:p/>
          </table:table-cell>
          <table:table-cell table:formula="of:=IF(ISBLANK([.Q354]); &quot;&quot;; MONTH([.Q354]))">
            <text:p/>
          </table:table-cell>
          <table:table-cell table:formula="of:=IF(OR(ISBLANK([.I354]); ISBLANK([.Q354])); &quot;&quot;; IFERROR(DATEDIF([.I354];[.Q354];&quot;d&quot;); &quot;&quot;))">
            <text:p/>
          </table:table-cell>
          <table:table-cell table:style-name="ce286" table:formula="of:=IF(ISBLANK([.P354]); &quot;&quot;; SUM([.$R$3:.R354]))">
            <text:p/>
          </table:table-cell>
          <table:table-cell table:style-name="ce286" table:formula="of:=IF(ISBLANK([.P354]); &quot;&quot;; SUM([.$S$3:.S354]))">
            <text:p/>
          </table:table-cell>
          <table:table-cell table:formula="of:=IF(ISBLANK([.K354]); &quot;&quot;; [.J354]*[.K354])">
            <text:p/>
          </table:table-cell>
          <table:table-cell table:formula="of:=IF(ISNUMBER([.AO354]); [.AO354]*0.0035; &quot;&quot;)">
            <text:p/>
          </table:table-cell>
          <table:table-cell table:style-name="ce224" table:formula="of:=IF(ISBLANK([.P354]); &quot;&quot; ; [.O354]*[.P354])">
            <text:p/>
          </table:table-cell>
          <table:table-cell table:formula="of:=IF(ISNUMBER([.AQ354]); [.AQ354]*0.0035; &quot;&quot;)">
            <text:p/>
          </table:table-cell>
          <table:table-cell table:number-columns-repeated="20"/>
        </table:table-row>
        <table:table-row table:style-name="ro2">
          <table:table-cell office:value-type="float" office:value="353" calcext:value-type="float">
            <text:p>35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5]=&quot;Long&quot;; [.K355]-[Overview.$C$4]/[.J355]; IF([.F355]=&quot;Short&quot;; [.K355]+[Overview.$C$4]/[.J355]; &quot;&quot;)); &quot;&quot;)">
            <text:p/>
          </table:table-cell>
          <table:table-cell table:style-name="ce157" table:formula="of:=IFERROR(ABS([.L355]-[.K355])*[.J355]; &quot;&quot;)">
            <text:p/>
          </table:table-cell>
          <table:table-cell table:style-name="ce289" table:formula="of:=IFERROR(IF([.F355]=&quot;Long&quot;; [.K355]+[Overview.$C$4]/[.J355]*[Overview.$C$6]; IF([.F355]=&quot;Short&quot;; [.K355]-[Overview.$C$4]/[.J355]*[Overview.$C$6]; &quot;&quot;)); &quot;&quot;)">
            <text:p/>
          </table:table-cell>
          <table:table-cell table:style-name="ce152"/>
          <table:table-cell table:number-columns-repeated="2"/>
          <table:table-cell table:formula="of:=IFERROR([.S355]/[.M355]; &quot;&quot;)">
            <text:p/>
          </table:table-cell>
          <table:table-cell table:formula="of:=IFERROR(IF(AND([.F355]=&quot;Long&quot;; [.O355]=[.J355]); [.J355]*([.P355]-[.K355]); IF(AND([.F355]=&quot;Short&quot;; [.O355]=[.J355]); [.J355]*([.K355]-[.P355]); &quot;&quot;)); &quot;&quot;)">
            <text:p/>
          </table:table-cell>
          <table:table-cell table:formula="of:=IF(ISNUMBER([.S355]); IF([.S355]&gt;0; &quot;Win&quot;; &quot;Loss&quot;);&quot;&quot;)">
            <text:p/>
          </table:table-cell>
          <table:table-cell table:formula="of:=IF([.Q355]=&quot;&quot;; &quot;&quot;; CONCATENATE(DATEDIF([.I355];[.Q355];&quot;d&quot;); IF(DATEDIF([.I355];[.Q355];&quot;d&quot;)&gt;1; &quot; Days&quot;; &quot; Day&quot;)))">
            <text:p/>
          </table:table-cell>
          <table:table-cell table:content-validation-name="val12"/>
          <table:table-cell table:number-columns-repeated="2"/>
          <table:table-cell table:style-name="ce196"/>
          <table:table-cell table:style-name="ce205" table:formula="of:=IFERROR(IF(ISBLANK([.Y355]); &quot;&quot;; IF([.$F355]=&quot;Long&quot;; ([.Y355]-[.$K355])*[.$J355]/[.$M355]; ([.$K355]-[.Y355])*[.$J355]/[.$M355])-[.$R355]); &quot;&quot;)">
            <text:p/>
          </table:table-cell>
          <table:table-cell table:style-name="Default"/>
          <table:table-cell table:style-name="ce205" table:formula="of:=IFERROR(IF(ISBLANK([.AA355]); &quot;&quot;; IF([.$F355]=&quot;Long&quot;; ([.AA355]-[.$K355])*[.$J355]/[.$M355]; ([.$K355]-[.AA355])*[.$J355]/[.$M355])-[.$R355]); &quot;&quot;)">
            <text:p/>
          </table:table-cell>
          <table:table-cell table:style-name="Default"/>
          <table:table-cell table:style-name="ce205" table:formula="of:=IFERROR(IF(ISBLANK([.AC355]); &quot;&quot;; IF([.$F355]=&quot;Long&quot;; ([.AC355]-[.$K355])*[.$J355]/[.$M355]; ([.$K355]-[.AC355])*[.$J355]/[.$M355])-[.$R355]); &quot;&quot;)">
            <text:p/>
          </table:table-cell>
          <table:table-cell/>
          <table:table-cell table:formula="of:=IF(ISBLANK([.Q355]); &quot;&quot;; DAY([.Q355]))">
            <text:p/>
          </table:table-cell>
          <table:table-cell table:formula="of:=IF(ISBLANK([.I355]); &quot;&quot;; WEEKDAY([.I355]; 2))">
            <text:p/>
          </table:table-cell>
          <table:table-cell table:formula="of:=IF(ISBLANK([.Q355]); &quot;&quot;; WEEKDAY([.Q355]; 2))">
            <text:p/>
          </table:table-cell>
          <table:table-cell table:formula="of:=IF(ISBLANK([.Q355]); &quot;&quot;; WEEKNUM([.Q355]))">
            <text:p/>
          </table:table-cell>
          <table:table-cell table:style-name="ce224" table:formula="of:=IF(ISBLANK([.I355]); &quot;&quot;; MONTH([.I355]))">
            <text:p/>
          </table:table-cell>
          <table:table-cell table:formula="of:=IF(ISBLANK([.Q355]); &quot;&quot;; MONTH([.Q355]))">
            <text:p/>
          </table:table-cell>
          <table:table-cell table:formula="of:=IF(OR(ISBLANK([.I355]); ISBLANK([.Q355])); &quot;&quot;; IFERROR(DATEDIF([.I355];[.Q355];&quot;d&quot;); &quot;&quot;))">
            <text:p/>
          </table:table-cell>
          <table:table-cell table:style-name="ce286" table:formula="of:=IF(ISBLANK([.P355]); &quot;&quot;; SUM([.$R$3:.R355]))">
            <text:p/>
          </table:table-cell>
          <table:table-cell table:style-name="ce286" table:formula="of:=IF(ISBLANK([.P355]); &quot;&quot;; SUM([.$S$3:.S355]))">
            <text:p/>
          </table:table-cell>
          <table:table-cell table:formula="of:=IF(ISBLANK([.K355]); &quot;&quot;; [.J355]*[.K355])">
            <text:p/>
          </table:table-cell>
          <table:table-cell table:formula="of:=IF(ISNUMBER([.AO355]); [.AO355]*0.0035; &quot;&quot;)">
            <text:p/>
          </table:table-cell>
          <table:table-cell table:style-name="ce224" table:formula="of:=IF(ISBLANK([.P355]); &quot;&quot; ; [.O355]*[.P355])">
            <text:p/>
          </table:table-cell>
          <table:table-cell table:formula="of:=IF(ISNUMBER([.AQ355]); [.AQ355]*0.0035; &quot;&quot;)">
            <text:p/>
          </table:table-cell>
          <table:table-cell table:number-columns-repeated="20"/>
        </table:table-row>
        <table:table-row table:style-name="ro2">
          <table:table-cell office:value-type="float" office:value="354" calcext:value-type="float">
            <text:p>35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6]=&quot;Long&quot;; [.K356]-[Overview.$C$4]/[.J356]; IF([.F356]=&quot;Short&quot;; [.K356]+[Overview.$C$4]/[.J356]; &quot;&quot;)); &quot;&quot;)">
            <text:p/>
          </table:table-cell>
          <table:table-cell table:style-name="ce157" table:formula="of:=IFERROR(ABS([.L356]-[.K356])*[.J356]; &quot;&quot;)">
            <text:p/>
          </table:table-cell>
          <table:table-cell table:style-name="ce289" table:formula="of:=IFERROR(IF([.F356]=&quot;Long&quot;; [.K356]+[Overview.$C$4]/[.J356]*[Overview.$C$6]; IF([.F356]=&quot;Short&quot;; [.K356]-[Overview.$C$4]/[.J356]*[Overview.$C$6]; &quot;&quot;)); &quot;&quot;)">
            <text:p/>
          </table:table-cell>
          <table:table-cell table:style-name="ce152"/>
          <table:table-cell table:number-columns-repeated="2"/>
          <table:table-cell table:formula="of:=IFERROR([.S356]/[.M356]; &quot;&quot;)">
            <text:p/>
          </table:table-cell>
          <table:table-cell table:formula="of:=IFERROR(IF(AND([.F356]=&quot;Long&quot;; [.O356]=[.J356]); [.J356]*([.P356]-[.K356]); IF(AND([.F356]=&quot;Short&quot;; [.O356]=[.J356]); [.J356]*([.K356]-[.P356]); &quot;&quot;)); &quot;&quot;)">
            <text:p/>
          </table:table-cell>
          <table:table-cell table:formula="of:=IF(ISNUMBER([.S356]); IF([.S356]&gt;0; &quot;Win&quot;; &quot;Loss&quot;);&quot;&quot;)">
            <text:p/>
          </table:table-cell>
          <table:table-cell table:formula="of:=IF([.Q356]=&quot;&quot;; &quot;&quot;; CONCATENATE(DATEDIF([.I356];[.Q356];&quot;d&quot;); IF(DATEDIF([.I356];[.Q356];&quot;d&quot;)&gt;1; &quot; Days&quot;; &quot; Day&quot;)))">
            <text:p/>
          </table:table-cell>
          <table:table-cell table:content-validation-name="val12"/>
          <table:table-cell table:number-columns-repeated="2"/>
          <table:table-cell table:style-name="ce196"/>
          <table:table-cell table:style-name="ce205" table:formula="of:=IFERROR(IF(ISBLANK([.Y356]); &quot;&quot;; IF([.$F356]=&quot;Long&quot;; ([.Y356]-[.$K356])*[.$J356]/[.$M356]; ([.$K356]-[.Y356])*[.$J356]/[.$M356])-[.$R356]); &quot;&quot;)">
            <text:p/>
          </table:table-cell>
          <table:table-cell table:style-name="Default"/>
          <table:table-cell table:style-name="ce205" table:formula="of:=IFERROR(IF(ISBLANK([.AA356]); &quot;&quot;; IF([.$F356]=&quot;Long&quot;; ([.AA356]-[.$K356])*[.$J356]/[.$M356]; ([.$K356]-[.AA356])*[.$J356]/[.$M356])-[.$R356]); &quot;&quot;)">
            <text:p/>
          </table:table-cell>
          <table:table-cell table:style-name="Default"/>
          <table:table-cell table:style-name="ce205" table:formula="of:=IFERROR(IF(ISBLANK([.AC356]); &quot;&quot;; IF([.$F356]=&quot;Long&quot;; ([.AC356]-[.$K356])*[.$J356]/[.$M356]; ([.$K356]-[.AC356])*[.$J356]/[.$M356])-[.$R356]); &quot;&quot;)">
            <text:p/>
          </table:table-cell>
          <table:table-cell/>
          <table:table-cell table:formula="of:=IF(ISBLANK([.Q356]); &quot;&quot;; DAY([.Q356]))">
            <text:p/>
          </table:table-cell>
          <table:table-cell table:formula="of:=IF(ISBLANK([.I356]); &quot;&quot;; WEEKDAY([.I356]; 2))">
            <text:p/>
          </table:table-cell>
          <table:table-cell table:formula="of:=IF(ISBLANK([.Q356]); &quot;&quot;; WEEKDAY([.Q356]; 2))">
            <text:p/>
          </table:table-cell>
          <table:table-cell table:formula="of:=IF(ISBLANK([.Q356]); &quot;&quot;; WEEKNUM([.Q356]))">
            <text:p/>
          </table:table-cell>
          <table:table-cell table:style-name="ce224" table:formula="of:=IF(ISBLANK([.I356]); &quot;&quot;; MONTH([.I356]))">
            <text:p/>
          </table:table-cell>
          <table:table-cell table:formula="of:=IF(ISBLANK([.Q356]); &quot;&quot;; MONTH([.Q356]))">
            <text:p/>
          </table:table-cell>
          <table:table-cell table:formula="of:=IF(OR(ISBLANK([.I356]); ISBLANK([.Q356])); &quot;&quot;; IFERROR(DATEDIF([.I356];[.Q356];&quot;d&quot;); &quot;&quot;))">
            <text:p/>
          </table:table-cell>
          <table:table-cell table:style-name="ce286" table:formula="of:=IF(ISBLANK([.P356]); &quot;&quot;; SUM([.$R$3:.R356]))">
            <text:p/>
          </table:table-cell>
          <table:table-cell table:style-name="ce286" table:formula="of:=IF(ISBLANK([.P356]); &quot;&quot;; SUM([.$S$3:.S356]))">
            <text:p/>
          </table:table-cell>
          <table:table-cell table:formula="of:=IF(ISBLANK([.K356]); &quot;&quot;; [.J356]*[.K356])">
            <text:p/>
          </table:table-cell>
          <table:table-cell table:formula="of:=IF(ISNUMBER([.AO356]); [.AO356]*0.0035; &quot;&quot;)">
            <text:p/>
          </table:table-cell>
          <table:table-cell table:style-name="ce224" table:formula="of:=IF(ISBLANK([.P356]); &quot;&quot; ; [.O356]*[.P356])">
            <text:p/>
          </table:table-cell>
          <table:table-cell table:formula="of:=IF(ISNUMBER([.AQ356]); [.AQ356]*0.0035; &quot;&quot;)">
            <text:p/>
          </table:table-cell>
          <table:table-cell table:number-columns-repeated="20"/>
        </table:table-row>
        <table:table-row table:style-name="ro2">
          <table:table-cell office:value-type="float" office:value="355" calcext:value-type="float">
            <text:p>35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7]=&quot;Long&quot;; [.K357]-[Overview.$C$4]/[.J357]; IF([.F357]=&quot;Short&quot;; [.K357]+[Overview.$C$4]/[.J357]; &quot;&quot;)); &quot;&quot;)">
            <text:p/>
          </table:table-cell>
          <table:table-cell table:style-name="ce157" table:formula="of:=IFERROR(ABS([.L357]-[.K357])*[.J357]; &quot;&quot;)">
            <text:p/>
          </table:table-cell>
          <table:table-cell table:style-name="ce289" table:formula="of:=IFERROR(IF([.F357]=&quot;Long&quot;; [.K357]+[Overview.$C$4]/[.J357]*[Overview.$C$6]; IF([.F357]=&quot;Short&quot;; [.K357]-[Overview.$C$4]/[.J357]*[Overview.$C$6]; &quot;&quot;)); &quot;&quot;)">
            <text:p/>
          </table:table-cell>
          <table:table-cell table:style-name="ce152"/>
          <table:table-cell table:number-columns-repeated="2"/>
          <table:table-cell table:formula="of:=IFERROR([.S357]/[.M357]; &quot;&quot;)">
            <text:p/>
          </table:table-cell>
          <table:table-cell table:formula="of:=IFERROR(IF(AND([.F357]=&quot;Long&quot;; [.O357]=[.J357]); [.J357]*([.P357]-[.K357]); IF(AND([.F357]=&quot;Short&quot;; [.O357]=[.J357]); [.J357]*([.K357]-[.P357]); &quot;&quot;)); &quot;&quot;)">
            <text:p/>
          </table:table-cell>
          <table:table-cell table:formula="of:=IF(ISNUMBER([.S357]); IF([.S357]&gt;0; &quot;Win&quot;; &quot;Loss&quot;);&quot;&quot;)">
            <text:p/>
          </table:table-cell>
          <table:table-cell table:formula="of:=IF([.Q357]=&quot;&quot;; &quot;&quot;; CONCATENATE(DATEDIF([.I357];[.Q357];&quot;d&quot;); IF(DATEDIF([.I357];[.Q357];&quot;d&quot;)&gt;1; &quot; Days&quot;; &quot; Day&quot;)))">
            <text:p/>
          </table:table-cell>
          <table:table-cell table:content-validation-name="val12"/>
          <table:table-cell table:number-columns-repeated="2"/>
          <table:table-cell table:style-name="ce196"/>
          <table:table-cell table:style-name="ce205" table:formula="of:=IFERROR(IF(ISBLANK([.Y357]); &quot;&quot;; IF([.$F357]=&quot;Long&quot;; ([.Y357]-[.$K357])*[.$J357]/[.$M357]; ([.$K357]-[.Y357])*[.$J357]/[.$M357])-[.$R357]); &quot;&quot;)">
            <text:p/>
          </table:table-cell>
          <table:table-cell table:style-name="Default"/>
          <table:table-cell table:style-name="ce205" table:formula="of:=IFERROR(IF(ISBLANK([.AA357]); &quot;&quot;; IF([.$F357]=&quot;Long&quot;; ([.AA357]-[.$K357])*[.$J357]/[.$M357]; ([.$K357]-[.AA357])*[.$J357]/[.$M357])-[.$R357]); &quot;&quot;)">
            <text:p/>
          </table:table-cell>
          <table:table-cell table:style-name="Default"/>
          <table:table-cell table:style-name="ce205" table:formula="of:=IFERROR(IF(ISBLANK([.AC357]); &quot;&quot;; IF([.$F357]=&quot;Long&quot;; ([.AC357]-[.$K357])*[.$J357]/[.$M357]; ([.$K357]-[.AC357])*[.$J357]/[.$M357])-[.$R357]); &quot;&quot;)">
            <text:p/>
          </table:table-cell>
          <table:table-cell/>
          <table:table-cell table:formula="of:=IF(ISBLANK([.Q357]); &quot;&quot;; DAY([.Q357]))">
            <text:p/>
          </table:table-cell>
          <table:table-cell table:formula="of:=IF(ISBLANK([.I357]); &quot;&quot;; WEEKDAY([.I357]; 2))">
            <text:p/>
          </table:table-cell>
          <table:table-cell table:formula="of:=IF(ISBLANK([.Q357]); &quot;&quot;; WEEKDAY([.Q357]; 2))">
            <text:p/>
          </table:table-cell>
          <table:table-cell table:formula="of:=IF(ISBLANK([.Q357]); &quot;&quot;; WEEKNUM([.Q357]))">
            <text:p/>
          </table:table-cell>
          <table:table-cell table:style-name="ce224" table:formula="of:=IF(ISBLANK([.I357]); &quot;&quot;; MONTH([.I357]))">
            <text:p/>
          </table:table-cell>
          <table:table-cell table:formula="of:=IF(ISBLANK([.Q357]); &quot;&quot;; MONTH([.Q357]))">
            <text:p/>
          </table:table-cell>
          <table:table-cell table:formula="of:=IF(OR(ISBLANK([.I357]); ISBLANK([.Q357])); &quot;&quot;; IFERROR(DATEDIF([.I357];[.Q357];&quot;d&quot;); &quot;&quot;))">
            <text:p/>
          </table:table-cell>
          <table:table-cell table:style-name="ce286" table:formula="of:=IF(ISBLANK([.P357]); &quot;&quot;; SUM([.$R$3:.R357]))">
            <text:p/>
          </table:table-cell>
          <table:table-cell table:style-name="ce286" table:formula="of:=IF(ISBLANK([.P357]); &quot;&quot;; SUM([.$S$3:.S357]))">
            <text:p/>
          </table:table-cell>
          <table:table-cell table:formula="of:=IF(ISBLANK([.K357]); &quot;&quot;; [.J357]*[.K357])">
            <text:p/>
          </table:table-cell>
          <table:table-cell table:formula="of:=IF(ISNUMBER([.AO357]); [.AO357]*0.0035; &quot;&quot;)">
            <text:p/>
          </table:table-cell>
          <table:table-cell table:style-name="ce224" table:formula="of:=IF(ISBLANK([.P357]); &quot;&quot; ; [.O357]*[.P357])">
            <text:p/>
          </table:table-cell>
          <table:table-cell table:formula="of:=IF(ISNUMBER([.AQ357]); [.AQ357]*0.0035; &quot;&quot;)">
            <text:p/>
          </table:table-cell>
          <table:table-cell table:number-columns-repeated="20"/>
        </table:table-row>
        <table:table-row table:style-name="ro2">
          <table:table-cell office:value-type="float" office:value="356" calcext:value-type="float">
            <text:p>35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8]=&quot;Long&quot;; [.K358]-[Overview.$C$4]/[.J358]; IF([.F358]=&quot;Short&quot;; [.K358]+[Overview.$C$4]/[.J358]; &quot;&quot;)); &quot;&quot;)">
            <text:p/>
          </table:table-cell>
          <table:table-cell table:style-name="ce157" table:formula="of:=IFERROR(ABS([.L358]-[.K358])*[.J358]; &quot;&quot;)">
            <text:p/>
          </table:table-cell>
          <table:table-cell table:style-name="ce289" table:formula="of:=IFERROR(IF([.F358]=&quot;Long&quot;; [.K358]+[Overview.$C$4]/[.J358]*[Overview.$C$6]; IF([.F358]=&quot;Short&quot;; [.K358]-[Overview.$C$4]/[.J358]*[Overview.$C$6]; &quot;&quot;)); &quot;&quot;)">
            <text:p/>
          </table:table-cell>
          <table:table-cell table:style-name="ce152"/>
          <table:table-cell table:number-columns-repeated="2"/>
          <table:table-cell table:formula="of:=IFERROR([.S358]/[.M358]; &quot;&quot;)">
            <text:p/>
          </table:table-cell>
          <table:table-cell table:formula="of:=IFERROR(IF(AND([.F358]=&quot;Long&quot;; [.O358]=[.J358]); [.J358]*([.P358]-[.K358]); IF(AND([.F358]=&quot;Short&quot;; [.O358]=[.J358]); [.J358]*([.K358]-[.P358]); &quot;&quot;)); &quot;&quot;)">
            <text:p/>
          </table:table-cell>
          <table:table-cell table:formula="of:=IF(ISNUMBER([.S358]); IF([.S358]&gt;0; &quot;Win&quot;; &quot;Loss&quot;);&quot;&quot;)">
            <text:p/>
          </table:table-cell>
          <table:table-cell table:formula="of:=IF([.Q358]=&quot;&quot;; &quot;&quot;; CONCATENATE(DATEDIF([.I358];[.Q358];&quot;d&quot;); IF(DATEDIF([.I358];[.Q358];&quot;d&quot;)&gt;1; &quot; Days&quot;; &quot; Day&quot;)))">
            <text:p/>
          </table:table-cell>
          <table:table-cell table:content-validation-name="val12"/>
          <table:table-cell table:number-columns-repeated="2"/>
          <table:table-cell table:style-name="ce196"/>
          <table:table-cell table:style-name="ce205" table:formula="of:=IFERROR(IF(ISBLANK([.Y358]); &quot;&quot;; IF([.$F358]=&quot;Long&quot;; ([.Y358]-[.$K358])*[.$J358]/[.$M358]; ([.$K358]-[.Y358])*[.$J358]/[.$M358])-[.$R358]); &quot;&quot;)">
            <text:p/>
          </table:table-cell>
          <table:table-cell table:style-name="Default"/>
          <table:table-cell table:style-name="ce205" table:formula="of:=IFERROR(IF(ISBLANK([.AA358]); &quot;&quot;; IF([.$F358]=&quot;Long&quot;; ([.AA358]-[.$K358])*[.$J358]/[.$M358]; ([.$K358]-[.AA358])*[.$J358]/[.$M358])-[.$R358]); &quot;&quot;)">
            <text:p/>
          </table:table-cell>
          <table:table-cell table:style-name="Default"/>
          <table:table-cell table:style-name="ce205" table:formula="of:=IFERROR(IF(ISBLANK([.AC358]); &quot;&quot;; IF([.$F358]=&quot;Long&quot;; ([.AC358]-[.$K358])*[.$J358]/[.$M358]; ([.$K358]-[.AC358])*[.$J358]/[.$M358])-[.$R358]); &quot;&quot;)">
            <text:p/>
          </table:table-cell>
          <table:table-cell/>
          <table:table-cell table:formula="of:=IF(ISBLANK([.Q358]); &quot;&quot;; DAY([.Q358]))">
            <text:p/>
          </table:table-cell>
          <table:table-cell table:formula="of:=IF(ISBLANK([.I358]); &quot;&quot;; WEEKDAY([.I358]; 2))">
            <text:p/>
          </table:table-cell>
          <table:table-cell table:formula="of:=IF(ISBLANK([.Q358]); &quot;&quot;; WEEKDAY([.Q358]; 2))">
            <text:p/>
          </table:table-cell>
          <table:table-cell table:formula="of:=IF(ISBLANK([.Q358]); &quot;&quot;; WEEKNUM([.Q358]))">
            <text:p/>
          </table:table-cell>
          <table:table-cell table:style-name="ce224" table:formula="of:=IF(ISBLANK([.I358]); &quot;&quot;; MONTH([.I358]))">
            <text:p/>
          </table:table-cell>
          <table:table-cell table:formula="of:=IF(ISBLANK([.Q358]); &quot;&quot;; MONTH([.Q358]))">
            <text:p/>
          </table:table-cell>
          <table:table-cell table:formula="of:=IF(OR(ISBLANK([.I358]); ISBLANK([.Q358])); &quot;&quot;; IFERROR(DATEDIF([.I358];[.Q358];&quot;d&quot;); &quot;&quot;))">
            <text:p/>
          </table:table-cell>
          <table:table-cell table:style-name="ce286" table:formula="of:=IF(ISBLANK([.P358]); &quot;&quot;; SUM([.$R$3:.R358]))">
            <text:p/>
          </table:table-cell>
          <table:table-cell table:style-name="ce286" table:formula="of:=IF(ISBLANK([.P358]); &quot;&quot;; SUM([.$S$3:.S358]))">
            <text:p/>
          </table:table-cell>
          <table:table-cell table:formula="of:=IF(ISBLANK([.K358]); &quot;&quot;; [.J358]*[.K358])">
            <text:p/>
          </table:table-cell>
          <table:table-cell table:formula="of:=IF(ISNUMBER([.AO358]); [.AO358]*0.0035; &quot;&quot;)">
            <text:p/>
          </table:table-cell>
          <table:table-cell table:style-name="ce224" table:formula="of:=IF(ISBLANK([.P358]); &quot;&quot; ; [.O358]*[.P358])">
            <text:p/>
          </table:table-cell>
          <table:table-cell table:formula="of:=IF(ISNUMBER([.AQ358]); [.AQ358]*0.0035; &quot;&quot;)">
            <text:p/>
          </table:table-cell>
          <table:table-cell table:number-columns-repeated="20"/>
        </table:table-row>
        <table:table-row table:style-name="ro2">
          <table:table-cell office:value-type="float" office:value="357" calcext:value-type="float">
            <text:p>35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59]=&quot;Long&quot;; [.K359]-[Overview.$C$4]/[.J359]; IF([.F359]=&quot;Short&quot;; [.K359]+[Overview.$C$4]/[.J359]; &quot;&quot;)); &quot;&quot;)">
            <text:p/>
          </table:table-cell>
          <table:table-cell table:style-name="ce157" table:formula="of:=IFERROR(ABS([.L359]-[.K359])*[.J359]; &quot;&quot;)">
            <text:p/>
          </table:table-cell>
          <table:table-cell table:style-name="ce289" table:formula="of:=IFERROR(IF([.F359]=&quot;Long&quot;; [.K359]+[Overview.$C$4]/[.J359]*[Overview.$C$6]; IF([.F359]=&quot;Short&quot;; [.K359]-[Overview.$C$4]/[.J359]*[Overview.$C$6]; &quot;&quot;)); &quot;&quot;)">
            <text:p/>
          </table:table-cell>
          <table:table-cell table:style-name="ce152"/>
          <table:table-cell table:number-columns-repeated="2"/>
          <table:table-cell table:formula="of:=IFERROR([.S359]/[.M359]; &quot;&quot;)">
            <text:p/>
          </table:table-cell>
          <table:table-cell table:formula="of:=IFERROR(IF(AND([.F359]=&quot;Long&quot;; [.O359]=[.J359]); [.J359]*([.P359]-[.K359]); IF(AND([.F359]=&quot;Short&quot;; [.O359]=[.J359]); [.J359]*([.K359]-[.P359]); &quot;&quot;)); &quot;&quot;)">
            <text:p/>
          </table:table-cell>
          <table:table-cell table:formula="of:=IF(ISNUMBER([.S359]); IF([.S359]&gt;0; &quot;Win&quot;; &quot;Loss&quot;);&quot;&quot;)">
            <text:p/>
          </table:table-cell>
          <table:table-cell table:formula="of:=IF([.Q359]=&quot;&quot;; &quot;&quot;; CONCATENATE(DATEDIF([.I359];[.Q359];&quot;d&quot;); IF(DATEDIF([.I359];[.Q359];&quot;d&quot;)&gt;1; &quot; Days&quot;; &quot; Day&quot;)))">
            <text:p/>
          </table:table-cell>
          <table:table-cell table:content-validation-name="val12"/>
          <table:table-cell table:number-columns-repeated="2"/>
          <table:table-cell table:style-name="ce196"/>
          <table:table-cell table:style-name="ce205" table:formula="of:=IFERROR(IF(ISBLANK([.Y359]); &quot;&quot;; IF([.$F359]=&quot;Long&quot;; ([.Y359]-[.$K359])*[.$J359]/[.$M359]; ([.$K359]-[.Y359])*[.$J359]/[.$M359])-[.$R359]); &quot;&quot;)">
            <text:p/>
          </table:table-cell>
          <table:table-cell table:style-name="Default"/>
          <table:table-cell table:style-name="ce205" table:formula="of:=IFERROR(IF(ISBLANK([.AA359]); &quot;&quot;; IF([.$F359]=&quot;Long&quot;; ([.AA359]-[.$K359])*[.$J359]/[.$M359]; ([.$K359]-[.AA359])*[.$J359]/[.$M359])-[.$R359]); &quot;&quot;)">
            <text:p/>
          </table:table-cell>
          <table:table-cell table:style-name="Default"/>
          <table:table-cell table:style-name="ce205" table:formula="of:=IFERROR(IF(ISBLANK([.AC359]); &quot;&quot;; IF([.$F359]=&quot;Long&quot;; ([.AC359]-[.$K359])*[.$J359]/[.$M359]; ([.$K359]-[.AC359])*[.$J359]/[.$M359])-[.$R359]); &quot;&quot;)">
            <text:p/>
          </table:table-cell>
          <table:table-cell/>
          <table:table-cell table:formula="of:=IF(ISBLANK([.Q359]); &quot;&quot;; DAY([.Q359]))">
            <text:p/>
          </table:table-cell>
          <table:table-cell table:formula="of:=IF(ISBLANK([.I359]); &quot;&quot;; WEEKDAY([.I359]; 2))">
            <text:p/>
          </table:table-cell>
          <table:table-cell table:formula="of:=IF(ISBLANK([.Q359]); &quot;&quot;; WEEKDAY([.Q359]; 2))">
            <text:p/>
          </table:table-cell>
          <table:table-cell table:formula="of:=IF(ISBLANK([.Q359]); &quot;&quot;; WEEKNUM([.Q359]))">
            <text:p/>
          </table:table-cell>
          <table:table-cell table:style-name="ce224" table:formula="of:=IF(ISBLANK([.I359]); &quot;&quot;; MONTH([.I359]))">
            <text:p/>
          </table:table-cell>
          <table:table-cell table:formula="of:=IF(ISBLANK([.Q359]); &quot;&quot;; MONTH([.Q359]))">
            <text:p/>
          </table:table-cell>
          <table:table-cell table:formula="of:=IF(OR(ISBLANK([.I359]); ISBLANK([.Q359])); &quot;&quot;; IFERROR(DATEDIF([.I359];[.Q359];&quot;d&quot;); &quot;&quot;))">
            <text:p/>
          </table:table-cell>
          <table:table-cell table:style-name="ce286" table:formula="of:=IF(ISBLANK([.P359]); &quot;&quot;; SUM([.$R$3:.R359]))">
            <text:p/>
          </table:table-cell>
          <table:table-cell table:style-name="ce286" table:formula="of:=IF(ISBLANK([.P359]); &quot;&quot;; SUM([.$S$3:.S359]))">
            <text:p/>
          </table:table-cell>
          <table:table-cell table:formula="of:=IF(ISBLANK([.K359]); &quot;&quot;; [.J359]*[.K359])">
            <text:p/>
          </table:table-cell>
          <table:table-cell table:formula="of:=IF(ISNUMBER([.AO359]); [.AO359]*0.0035; &quot;&quot;)">
            <text:p/>
          </table:table-cell>
          <table:table-cell table:style-name="ce224" table:formula="of:=IF(ISBLANK([.P359]); &quot;&quot; ; [.O359]*[.P359])">
            <text:p/>
          </table:table-cell>
          <table:table-cell table:formula="of:=IF(ISNUMBER([.AQ359]); [.AQ359]*0.0035; &quot;&quot;)">
            <text:p/>
          </table:table-cell>
          <table:table-cell table:number-columns-repeated="20"/>
        </table:table-row>
        <table:table-row table:style-name="ro2">
          <table:table-cell office:value-type="float" office:value="358" calcext:value-type="float">
            <text:p>35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0]=&quot;Long&quot;; [.K360]-[Overview.$C$4]/[.J360]; IF([.F360]=&quot;Short&quot;; [.K360]+[Overview.$C$4]/[.J360]; &quot;&quot;)); &quot;&quot;)">
            <text:p/>
          </table:table-cell>
          <table:table-cell table:style-name="ce157" table:formula="of:=IFERROR(ABS([.L360]-[.K360])*[.J360]; &quot;&quot;)">
            <text:p/>
          </table:table-cell>
          <table:table-cell table:style-name="ce289" table:formula="of:=IFERROR(IF([.F360]=&quot;Long&quot;; [.K360]+[Overview.$C$4]/[.J360]*[Overview.$C$6]; IF([.F360]=&quot;Short&quot;; [.K360]-[Overview.$C$4]/[.J360]*[Overview.$C$6]; &quot;&quot;)); &quot;&quot;)">
            <text:p/>
          </table:table-cell>
          <table:table-cell table:style-name="ce152"/>
          <table:table-cell table:number-columns-repeated="2"/>
          <table:table-cell table:formula="of:=IFERROR([.S360]/[.M360]; &quot;&quot;)">
            <text:p/>
          </table:table-cell>
          <table:table-cell table:formula="of:=IFERROR(IF(AND([.F360]=&quot;Long&quot;; [.O360]=[.J360]); [.J360]*([.P360]-[.K360]); IF(AND([.F360]=&quot;Short&quot;; [.O360]=[.J360]); [.J360]*([.K360]-[.P360]); &quot;&quot;)); &quot;&quot;)">
            <text:p/>
          </table:table-cell>
          <table:table-cell table:formula="of:=IF(ISNUMBER([.S360]); IF([.S360]&gt;0; &quot;Win&quot;; &quot;Loss&quot;);&quot;&quot;)">
            <text:p/>
          </table:table-cell>
          <table:table-cell table:formula="of:=IF([.Q360]=&quot;&quot;; &quot;&quot;; CONCATENATE(DATEDIF([.I360];[.Q360];&quot;d&quot;); IF(DATEDIF([.I360];[.Q360];&quot;d&quot;)&gt;1; &quot; Days&quot;; &quot; Day&quot;)))">
            <text:p/>
          </table:table-cell>
          <table:table-cell table:content-validation-name="val12"/>
          <table:table-cell table:number-columns-repeated="2"/>
          <table:table-cell table:style-name="ce196"/>
          <table:table-cell table:style-name="ce205" table:formula="of:=IFERROR(IF(ISBLANK([.Y360]); &quot;&quot;; IF([.$F360]=&quot;Long&quot;; ([.Y360]-[.$K360])*[.$J360]/[.$M360]; ([.$K360]-[.Y360])*[.$J360]/[.$M360])-[.$R360]); &quot;&quot;)">
            <text:p/>
          </table:table-cell>
          <table:table-cell table:style-name="Default"/>
          <table:table-cell table:style-name="ce205" table:formula="of:=IFERROR(IF(ISBLANK([.AA360]); &quot;&quot;; IF([.$F360]=&quot;Long&quot;; ([.AA360]-[.$K360])*[.$J360]/[.$M360]; ([.$K360]-[.AA360])*[.$J360]/[.$M360])-[.$R360]); &quot;&quot;)">
            <text:p/>
          </table:table-cell>
          <table:table-cell table:style-name="Default"/>
          <table:table-cell table:style-name="ce205" table:formula="of:=IFERROR(IF(ISBLANK([.AC360]); &quot;&quot;; IF([.$F360]=&quot;Long&quot;; ([.AC360]-[.$K360])*[.$J360]/[.$M360]; ([.$K360]-[.AC360])*[.$J360]/[.$M360])-[.$R360]); &quot;&quot;)">
            <text:p/>
          </table:table-cell>
          <table:table-cell/>
          <table:table-cell table:formula="of:=IF(ISBLANK([.Q360]); &quot;&quot;; DAY([.Q360]))">
            <text:p/>
          </table:table-cell>
          <table:table-cell table:formula="of:=IF(ISBLANK([.I360]); &quot;&quot;; WEEKDAY([.I360]; 2))">
            <text:p/>
          </table:table-cell>
          <table:table-cell table:formula="of:=IF(ISBLANK([.Q360]); &quot;&quot;; WEEKDAY([.Q360]; 2))">
            <text:p/>
          </table:table-cell>
          <table:table-cell table:formula="of:=IF(ISBLANK([.Q360]); &quot;&quot;; WEEKNUM([.Q360]))">
            <text:p/>
          </table:table-cell>
          <table:table-cell table:style-name="ce224" table:formula="of:=IF(ISBLANK([.I360]); &quot;&quot;; MONTH([.I360]))">
            <text:p/>
          </table:table-cell>
          <table:table-cell table:formula="of:=IF(ISBLANK([.Q360]); &quot;&quot;; MONTH([.Q360]))">
            <text:p/>
          </table:table-cell>
          <table:table-cell table:formula="of:=IF(OR(ISBLANK([.I360]); ISBLANK([.Q360])); &quot;&quot;; IFERROR(DATEDIF([.I360];[.Q360];&quot;d&quot;); &quot;&quot;))">
            <text:p/>
          </table:table-cell>
          <table:table-cell table:style-name="ce286" table:formula="of:=IF(ISBLANK([.P360]); &quot;&quot;; SUM([.$R$3:.R360]))">
            <text:p/>
          </table:table-cell>
          <table:table-cell table:style-name="ce286" table:formula="of:=IF(ISBLANK([.P360]); &quot;&quot;; SUM([.$S$3:.S360]))">
            <text:p/>
          </table:table-cell>
          <table:table-cell table:formula="of:=IF(ISBLANK([.K360]); &quot;&quot;; [.J360]*[.K360])">
            <text:p/>
          </table:table-cell>
          <table:table-cell table:formula="of:=IF(ISNUMBER([.AO360]); [.AO360]*0.0035; &quot;&quot;)">
            <text:p/>
          </table:table-cell>
          <table:table-cell table:style-name="ce224" table:formula="of:=IF(ISBLANK([.P360]); &quot;&quot; ; [.O360]*[.P360])">
            <text:p/>
          </table:table-cell>
          <table:table-cell table:formula="of:=IF(ISNUMBER([.AQ360]); [.AQ360]*0.0035; &quot;&quot;)">
            <text:p/>
          </table:table-cell>
          <table:table-cell table:number-columns-repeated="20"/>
        </table:table-row>
        <table:table-row table:style-name="ro2">
          <table:table-cell office:value-type="float" office:value="359" calcext:value-type="float">
            <text:p>35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1]=&quot;Long&quot;; [.K361]-[Overview.$C$4]/[.J361]; IF([.F361]=&quot;Short&quot;; [.K361]+[Overview.$C$4]/[.J361]; &quot;&quot;)); &quot;&quot;)">
            <text:p/>
          </table:table-cell>
          <table:table-cell table:style-name="ce157" table:formula="of:=IFERROR(ABS([.L361]-[.K361])*[.J361]; &quot;&quot;)">
            <text:p/>
          </table:table-cell>
          <table:table-cell table:style-name="ce289" table:formula="of:=IFERROR(IF([.F361]=&quot;Long&quot;; [.K361]+[Overview.$C$4]/[.J361]*[Overview.$C$6]; IF([.F361]=&quot;Short&quot;; [.K361]-[Overview.$C$4]/[.J361]*[Overview.$C$6]; &quot;&quot;)); &quot;&quot;)">
            <text:p/>
          </table:table-cell>
          <table:table-cell table:style-name="ce152"/>
          <table:table-cell table:number-columns-repeated="2"/>
          <table:table-cell table:formula="of:=IFERROR([.S361]/[.M361]; &quot;&quot;)">
            <text:p/>
          </table:table-cell>
          <table:table-cell table:formula="of:=IFERROR(IF(AND([.F361]=&quot;Long&quot;; [.O361]=[.J361]); [.J361]*([.P361]-[.K361]); IF(AND([.F361]=&quot;Short&quot;; [.O361]=[.J361]); [.J361]*([.K361]-[.P361]); &quot;&quot;)); &quot;&quot;)">
            <text:p/>
          </table:table-cell>
          <table:table-cell table:formula="of:=IF(ISNUMBER([.S361]); IF([.S361]&gt;0; &quot;Win&quot;; &quot;Loss&quot;);&quot;&quot;)">
            <text:p/>
          </table:table-cell>
          <table:table-cell table:formula="of:=IF([.Q361]=&quot;&quot;; &quot;&quot;; CONCATENATE(DATEDIF([.I361];[.Q361];&quot;d&quot;); IF(DATEDIF([.I361];[.Q361];&quot;d&quot;)&gt;1; &quot; Days&quot;; &quot; Day&quot;)))">
            <text:p/>
          </table:table-cell>
          <table:table-cell table:content-validation-name="val12"/>
          <table:table-cell table:number-columns-repeated="2"/>
          <table:table-cell table:style-name="ce196"/>
          <table:table-cell table:style-name="ce205" table:formula="of:=IFERROR(IF(ISBLANK([.Y361]); &quot;&quot;; IF([.$F361]=&quot;Long&quot;; ([.Y361]-[.$K361])*[.$J361]/[.$M361]; ([.$K361]-[.Y361])*[.$J361]/[.$M361])-[.$R361]); &quot;&quot;)">
            <text:p/>
          </table:table-cell>
          <table:table-cell table:style-name="Default"/>
          <table:table-cell table:style-name="ce205" table:formula="of:=IFERROR(IF(ISBLANK([.AA361]); &quot;&quot;; IF([.$F361]=&quot;Long&quot;; ([.AA361]-[.$K361])*[.$J361]/[.$M361]; ([.$K361]-[.AA361])*[.$J361]/[.$M361])-[.$R361]); &quot;&quot;)">
            <text:p/>
          </table:table-cell>
          <table:table-cell table:style-name="Default"/>
          <table:table-cell table:style-name="ce205" table:formula="of:=IFERROR(IF(ISBLANK([.AC361]); &quot;&quot;; IF([.$F361]=&quot;Long&quot;; ([.AC361]-[.$K361])*[.$J361]/[.$M361]; ([.$K361]-[.AC361])*[.$J361]/[.$M361])-[.$R361]); &quot;&quot;)">
            <text:p/>
          </table:table-cell>
          <table:table-cell/>
          <table:table-cell table:formula="of:=IF(ISBLANK([.Q361]); &quot;&quot;; DAY([.Q361]))">
            <text:p/>
          </table:table-cell>
          <table:table-cell table:formula="of:=IF(ISBLANK([.I361]); &quot;&quot;; WEEKDAY([.I361]; 2))">
            <text:p/>
          </table:table-cell>
          <table:table-cell table:formula="of:=IF(ISBLANK([.Q361]); &quot;&quot;; WEEKDAY([.Q361]; 2))">
            <text:p/>
          </table:table-cell>
          <table:table-cell table:formula="of:=IF(ISBLANK([.Q361]); &quot;&quot;; WEEKNUM([.Q361]))">
            <text:p/>
          </table:table-cell>
          <table:table-cell table:style-name="ce224" table:formula="of:=IF(ISBLANK([.I361]); &quot;&quot;; MONTH([.I361]))">
            <text:p/>
          </table:table-cell>
          <table:table-cell table:formula="of:=IF(ISBLANK([.Q361]); &quot;&quot;; MONTH([.Q361]))">
            <text:p/>
          </table:table-cell>
          <table:table-cell table:formula="of:=IF(OR(ISBLANK([.I361]); ISBLANK([.Q361])); &quot;&quot;; IFERROR(DATEDIF([.I361];[.Q361];&quot;d&quot;); &quot;&quot;))">
            <text:p/>
          </table:table-cell>
          <table:table-cell table:style-name="ce286" table:formula="of:=IF(ISBLANK([.P361]); &quot;&quot;; SUM([.$R$3:.R361]))">
            <text:p/>
          </table:table-cell>
          <table:table-cell table:style-name="ce286" table:formula="of:=IF(ISBLANK([.P361]); &quot;&quot;; SUM([.$S$3:.S361]))">
            <text:p/>
          </table:table-cell>
          <table:table-cell table:formula="of:=IF(ISBLANK([.K361]); &quot;&quot;; [.J361]*[.K361])">
            <text:p/>
          </table:table-cell>
          <table:table-cell table:formula="of:=IF(ISNUMBER([.AO361]); [.AO361]*0.0035; &quot;&quot;)">
            <text:p/>
          </table:table-cell>
          <table:table-cell table:style-name="ce224" table:formula="of:=IF(ISBLANK([.P361]); &quot;&quot; ; [.O361]*[.P361])">
            <text:p/>
          </table:table-cell>
          <table:table-cell table:formula="of:=IF(ISNUMBER([.AQ361]); [.AQ361]*0.0035; &quot;&quot;)">
            <text:p/>
          </table:table-cell>
          <table:table-cell table:number-columns-repeated="20"/>
        </table:table-row>
        <table:table-row table:style-name="ro2">
          <table:table-cell office:value-type="float" office:value="360" calcext:value-type="float">
            <text:p>36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2]=&quot;Long&quot;; [.K362]-[Overview.$C$4]/[.J362]; IF([.F362]=&quot;Short&quot;; [.K362]+[Overview.$C$4]/[.J362]; &quot;&quot;)); &quot;&quot;)">
            <text:p/>
          </table:table-cell>
          <table:table-cell table:style-name="ce157" table:formula="of:=IFERROR(ABS([.L362]-[.K362])*[.J362]; &quot;&quot;)">
            <text:p/>
          </table:table-cell>
          <table:table-cell table:style-name="ce289" table:formula="of:=IFERROR(IF([.F362]=&quot;Long&quot;; [.K362]+[Overview.$C$4]/[.J362]*[Overview.$C$6]; IF([.F362]=&quot;Short&quot;; [.K362]-[Overview.$C$4]/[.J362]*[Overview.$C$6]; &quot;&quot;)); &quot;&quot;)">
            <text:p/>
          </table:table-cell>
          <table:table-cell table:style-name="ce152"/>
          <table:table-cell table:number-columns-repeated="2"/>
          <table:table-cell table:formula="of:=IFERROR([.S362]/[.M362]; &quot;&quot;)">
            <text:p/>
          </table:table-cell>
          <table:table-cell table:formula="of:=IFERROR(IF(AND([.F362]=&quot;Long&quot;; [.O362]=[.J362]); [.J362]*([.P362]-[.K362]); IF(AND([.F362]=&quot;Short&quot;; [.O362]=[.J362]); [.J362]*([.K362]-[.P362]); &quot;&quot;)); &quot;&quot;)">
            <text:p/>
          </table:table-cell>
          <table:table-cell table:formula="of:=IF(ISNUMBER([.S362]); IF([.S362]&gt;0; &quot;Win&quot;; &quot;Loss&quot;);&quot;&quot;)">
            <text:p/>
          </table:table-cell>
          <table:table-cell table:formula="of:=IF([.Q362]=&quot;&quot;; &quot;&quot;; CONCATENATE(DATEDIF([.I362];[.Q362];&quot;d&quot;); IF(DATEDIF([.I362];[.Q362];&quot;d&quot;)&gt;1; &quot; Days&quot;; &quot; Day&quot;)))">
            <text:p/>
          </table:table-cell>
          <table:table-cell table:content-validation-name="val12"/>
          <table:table-cell table:number-columns-repeated="2"/>
          <table:table-cell table:style-name="ce196"/>
          <table:table-cell table:style-name="ce205" table:formula="of:=IFERROR(IF(ISBLANK([.Y362]); &quot;&quot;; IF([.$F362]=&quot;Long&quot;; ([.Y362]-[.$K362])*[.$J362]/[.$M362]; ([.$K362]-[.Y362])*[.$J362]/[.$M362])-[.$R362]); &quot;&quot;)">
            <text:p/>
          </table:table-cell>
          <table:table-cell table:style-name="Default"/>
          <table:table-cell table:style-name="ce205" table:formula="of:=IFERROR(IF(ISBLANK([.AA362]); &quot;&quot;; IF([.$F362]=&quot;Long&quot;; ([.AA362]-[.$K362])*[.$J362]/[.$M362]; ([.$K362]-[.AA362])*[.$J362]/[.$M362])-[.$R362]); &quot;&quot;)">
            <text:p/>
          </table:table-cell>
          <table:table-cell table:style-name="Default"/>
          <table:table-cell table:style-name="ce205" table:formula="of:=IFERROR(IF(ISBLANK([.AC362]); &quot;&quot;; IF([.$F362]=&quot;Long&quot;; ([.AC362]-[.$K362])*[.$J362]/[.$M362]; ([.$K362]-[.AC362])*[.$J362]/[.$M362])-[.$R362]); &quot;&quot;)">
            <text:p/>
          </table:table-cell>
          <table:table-cell/>
          <table:table-cell table:formula="of:=IF(ISBLANK([.Q362]); &quot;&quot;; DAY([.Q362]))">
            <text:p/>
          </table:table-cell>
          <table:table-cell table:formula="of:=IF(ISBLANK([.I362]); &quot;&quot;; WEEKDAY([.I362]; 2))">
            <text:p/>
          </table:table-cell>
          <table:table-cell table:formula="of:=IF(ISBLANK([.Q362]); &quot;&quot;; WEEKDAY([.Q362]; 2))">
            <text:p/>
          </table:table-cell>
          <table:table-cell table:formula="of:=IF(ISBLANK([.Q362]); &quot;&quot;; WEEKNUM([.Q362]))">
            <text:p/>
          </table:table-cell>
          <table:table-cell table:style-name="ce224" table:formula="of:=IF(ISBLANK([.I362]); &quot;&quot;; MONTH([.I362]))">
            <text:p/>
          </table:table-cell>
          <table:table-cell table:formula="of:=IF(ISBLANK([.Q362]); &quot;&quot;; MONTH([.Q362]))">
            <text:p/>
          </table:table-cell>
          <table:table-cell table:formula="of:=IF(OR(ISBLANK([.I362]); ISBLANK([.Q362])); &quot;&quot;; IFERROR(DATEDIF([.I362];[.Q362];&quot;d&quot;); &quot;&quot;))">
            <text:p/>
          </table:table-cell>
          <table:table-cell table:style-name="ce286" table:formula="of:=IF(ISBLANK([.P362]); &quot;&quot;; SUM([.$R$3:.R362]))">
            <text:p/>
          </table:table-cell>
          <table:table-cell table:style-name="ce286" table:formula="of:=IF(ISBLANK([.P362]); &quot;&quot;; SUM([.$S$3:.S362]))">
            <text:p/>
          </table:table-cell>
          <table:table-cell table:formula="of:=IF(ISBLANK([.K362]); &quot;&quot;; [.J362]*[.K362])">
            <text:p/>
          </table:table-cell>
          <table:table-cell table:formula="of:=IF(ISNUMBER([.AO362]); [.AO362]*0.0035; &quot;&quot;)">
            <text:p/>
          </table:table-cell>
          <table:table-cell table:style-name="ce224" table:formula="of:=IF(ISBLANK([.P362]); &quot;&quot; ; [.O362]*[.P362])">
            <text:p/>
          </table:table-cell>
          <table:table-cell table:formula="of:=IF(ISNUMBER([.AQ362]); [.AQ362]*0.0035; &quot;&quot;)">
            <text:p/>
          </table:table-cell>
          <table:table-cell table:number-columns-repeated="20"/>
        </table:table-row>
        <table:table-row table:style-name="ro2">
          <table:table-cell office:value-type="float" office:value="361" calcext:value-type="float">
            <text:p>36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3]=&quot;Long&quot;; [.K363]-[Overview.$C$4]/[.J363]; IF([.F363]=&quot;Short&quot;; [.K363]+[Overview.$C$4]/[.J363]; &quot;&quot;)); &quot;&quot;)">
            <text:p/>
          </table:table-cell>
          <table:table-cell table:style-name="ce157" table:formula="of:=IFERROR(ABS([.L363]-[.K363])*[.J363]; &quot;&quot;)">
            <text:p/>
          </table:table-cell>
          <table:table-cell table:style-name="ce289" table:formula="of:=IFERROR(IF([.F363]=&quot;Long&quot;; [.K363]+[Overview.$C$4]/[.J363]*[Overview.$C$6]; IF([.F363]=&quot;Short&quot;; [.K363]-[Overview.$C$4]/[.J363]*[Overview.$C$6]; &quot;&quot;)); &quot;&quot;)">
            <text:p/>
          </table:table-cell>
          <table:table-cell table:style-name="ce152"/>
          <table:table-cell table:number-columns-repeated="2"/>
          <table:table-cell table:formula="of:=IFERROR([.S363]/[.M363]; &quot;&quot;)">
            <text:p/>
          </table:table-cell>
          <table:table-cell table:formula="of:=IFERROR(IF(AND([.F363]=&quot;Long&quot;; [.O363]=[.J363]); [.J363]*([.P363]-[.K363]); IF(AND([.F363]=&quot;Short&quot;; [.O363]=[.J363]); [.J363]*([.K363]-[.P363]); &quot;&quot;)); &quot;&quot;)">
            <text:p/>
          </table:table-cell>
          <table:table-cell table:formula="of:=IF(ISNUMBER([.S363]); IF([.S363]&gt;0; &quot;Win&quot;; &quot;Loss&quot;);&quot;&quot;)">
            <text:p/>
          </table:table-cell>
          <table:table-cell table:formula="of:=IF([.Q363]=&quot;&quot;; &quot;&quot;; CONCATENATE(DATEDIF([.I363];[.Q363];&quot;d&quot;); IF(DATEDIF([.I363];[.Q363];&quot;d&quot;)&gt;1; &quot; Days&quot;; &quot; Day&quot;)))">
            <text:p/>
          </table:table-cell>
          <table:table-cell table:content-validation-name="val12"/>
          <table:table-cell table:number-columns-repeated="2"/>
          <table:table-cell table:style-name="ce196"/>
          <table:table-cell table:style-name="ce205" table:formula="of:=IFERROR(IF(ISBLANK([.Y363]); &quot;&quot;; IF([.$F363]=&quot;Long&quot;; ([.Y363]-[.$K363])*[.$J363]/[.$M363]; ([.$K363]-[.Y363])*[.$J363]/[.$M363])-[.$R363]); &quot;&quot;)">
            <text:p/>
          </table:table-cell>
          <table:table-cell table:style-name="Default"/>
          <table:table-cell table:style-name="ce205" table:formula="of:=IFERROR(IF(ISBLANK([.AA363]); &quot;&quot;; IF([.$F363]=&quot;Long&quot;; ([.AA363]-[.$K363])*[.$J363]/[.$M363]; ([.$K363]-[.AA363])*[.$J363]/[.$M363])-[.$R363]); &quot;&quot;)">
            <text:p/>
          </table:table-cell>
          <table:table-cell table:style-name="Default"/>
          <table:table-cell table:style-name="ce205" table:formula="of:=IFERROR(IF(ISBLANK([.AC363]); &quot;&quot;; IF([.$F363]=&quot;Long&quot;; ([.AC363]-[.$K363])*[.$J363]/[.$M363]; ([.$K363]-[.AC363])*[.$J363]/[.$M363])-[.$R363]); &quot;&quot;)">
            <text:p/>
          </table:table-cell>
          <table:table-cell/>
          <table:table-cell table:formula="of:=IF(ISBLANK([.Q363]); &quot;&quot;; DAY([.Q363]))">
            <text:p/>
          </table:table-cell>
          <table:table-cell table:formula="of:=IF(ISBLANK([.I363]); &quot;&quot;; WEEKDAY([.I363]; 2))">
            <text:p/>
          </table:table-cell>
          <table:table-cell table:formula="of:=IF(ISBLANK([.Q363]); &quot;&quot;; WEEKDAY([.Q363]; 2))">
            <text:p/>
          </table:table-cell>
          <table:table-cell table:formula="of:=IF(ISBLANK([.Q363]); &quot;&quot;; WEEKNUM([.Q363]))">
            <text:p/>
          </table:table-cell>
          <table:table-cell table:style-name="ce224" table:formula="of:=IF(ISBLANK([.I363]); &quot;&quot;; MONTH([.I363]))">
            <text:p/>
          </table:table-cell>
          <table:table-cell table:formula="of:=IF(ISBLANK([.Q363]); &quot;&quot;; MONTH([.Q363]))">
            <text:p/>
          </table:table-cell>
          <table:table-cell table:formula="of:=IF(OR(ISBLANK([.I363]); ISBLANK([.Q363])); &quot;&quot;; IFERROR(DATEDIF([.I363];[.Q363];&quot;d&quot;); &quot;&quot;))">
            <text:p/>
          </table:table-cell>
          <table:table-cell table:style-name="ce286" table:formula="of:=IF(ISBLANK([.P363]); &quot;&quot;; SUM([.$R$3:.R363]))">
            <text:p/>
          </table:table-cell>
          <table:table-cell table:style-name="ce286" table:formula="of:=IF(ISBLANK([.P363]); &quot;&quot;; SUM([.$S$3:.S363]))">
            <text:p/>
          </table:table-cell>
          <table:table-cell table:formula="of:=IF(ISBLANK([.K363]); &quot;&quot;; [.J363]*[.K363])">
            <text:p/>
          </table:table-cell>
          <table:table-cell table:formula="of:=IF(ISNUMBER([.AO363]); [.AO363]*0.0035; &quot;&quot;)">
            <text:p/>
          </table:table-cell>
          <table:table-cell table:style-name="ce224" table:formula="of:=IF(ISBLANK([.P363]); &quot;&quot; ; [.O363]*[.P363])">
            <text:p/>
          </table:table-cell>
          <table:table-cell table:formula="of:=IF(ISNUMBER([.AQ363]); [.AQ363]*0.0035; &quot;&quot;)">
            <text:p/>
          </table:table-cell>
          <table:table-cell table:number-columns-repeated="20"/>
        </table:table-row>
        <table:table-row table:style-name="ro2">
          <table:table-cell office:value-type="float" office:value="362" calcext:value-type="float">
            <text:p>36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4]=&quot;Long&quot;; [.K364]-[Overview.$C$4]/[.J364]; IF([.F364]=&quot;Short&quot;; [.K364]+[Overview.$C$4]/[.J364]; &quot;&quot;)); &quot;&quot;)">
            <text:p/>
          </table:table-cell>
          <table:table-cell table:style-name="ce157" table:formula="of:=IFERROR(ABS([.L364]-[.K364])*[.J364]; &quot;&quot;)">
            <text:p/>
          </table:table-cell>
          <table:table-cell table:style-name="ce289" table:formula="of:=IFERROR(IF([.F364]=&quot;Long&quot;; [.K364]+[Overview.$C$4]/[.J364]*[Overview.$C$6]; IF([.F364]=&quot;Short&quot;; [.K364]-[Overview.$C$4]/[.J364]*[Overview.$C$6]; &quot;&quot;)); &quot;&quot;)">
            <text:p/>
          </table:table-cell>
          <table:table-cell table:style-name="ce152"/>
          <table:table-cell table:number-columns-repeated="2"/>
          <table:table-cell table:formula="of:=IFERROR([.S364]/[.M364]; &quot;&quot;)">
            <text:p/>
          </table:table-cell>
          <table:table-cell table:formula="of:=IFERROR(IF(AND([.F364]=&quot;Long&quot;; [.O364]=[.J364]); [.J364]*([.P364]-[.K364]); IF(AND([.F364]=&quot;Short&quot;; [.O364]=[.J364]); [.J364]*([.K364]-[.P364]); &quot;&quot;)); &quot;&quot;)">
            <text:p/>
          </table:table-cell>
          <table:table-cell table:formula="of:=IF(ISNUMBER([.S364]); IF([.S364]&gt;0; &quot;Win&quot;; &quot;Loss&quot;);&quot;&quot;)">
            <text:p/>
          </table:table-cell>
          <table:table-cell table:formula="of:=IF([.Q364]=&quot;&quot;; &quot;&quot;; CONCATENATE(DATEDIF([.I364];[.Q364];&quot;d&quot;); IF(DATEDIF([.I364];[.Q364];&quot;d&quot;)&gt;1; &quot; Days&quot;; &quot; Day&quot;)))">
            <text:p/>
          </table:table-cell>
          <table:table-cell table:content-validation-name="val12"/>
          <table:table-cell table:number-columns-repeated="2"/>
          <table:table-cell table:style-name="ce196"/>
          <table:table-cell table:style-name="ce205" table:formula="of:=IFERROR(IF(ISBLANK([.Y364]); &quot;&quot;; IF([.$F364]=&quot;Long&quot;; ([.Y364]-[.$K364])*[.$J364]/[.$M364]; ([.$K364]-[.Y364])*[.$J364]/[.$M364])-[.$R364]); &quot;&quot;)">
            <text:p/>
          </table:table-cell>
          <table:table-cell table:style-name="Default"/>
          <table:table-cell table:style-name="ce205" table:formula="of:=IFERROR(IF(ISBLANK([.AA364]); &quot;&quot;; IF([.$F364]=&quot;Long&quot;; ([.AA364]-[.$K364])*[.$J364]/[.$M364]; ([.$K364]-[.AA364])*[.$J364]/[.$M364])-[.$R364]); &quot;&quot;)">
            <text:p/>
          </table:table-cell>
          <table:table-cell table:style-name="Default"/>
          <table:table-cell table:style-name="ce205" table:formula="of:=IFERROR(IF(ISBLANK([.AC364]); &quot;&quot;; IF([.$F364]=&quot;Long&quot;; ([.AC364]-[.$K364])*[.$J364]/[.$M364]; ([.$K364]-[.AC364])*[.$J364]/[.$M364])-[.$R364]); &quot;&quot;)">
            <text:p/>
          </table:table-cell>
          <table:table-cell/>
          <table:table-cell table:formula="of:=IF(ISBLANK([.Q364]); &quot;&quot;; DAY([.Q364]))">
            <text:p/>
          </table:table-cell>
          <table:table-cell table:formula="of:=IF(ISBLANK([.I364]); &quot;&quot;; WEEKDAY([.I364]; 2))">
            <text:p/>
          </table:table-cell>
          <table:table-cell table:formula="of:=IF(ISBLANK([.Q364]); &quot;&quot;; WEEKDAY([.Q364]; 2))">
            <text:p/>
          </table:table-cell>
          <table:table-cell table:formula="of:=IF(ISBLANK([.Q364]); &quot;&quot;; WEEKNUM([.Q364]))">
            <text:p/>
          </table:table-cell>
          <table:table-cell table:style-name="ce224" table:formula="of:=IF(ISBLANK([.I364]); &quot;&quot;; MONTH([.I364]))">
            <text:p/>
          </table:table-cell>
          <table:table-cell table:formula="of:=IF(ISBLANK([.Q364]); &quot;&quot;; MONTH([.Q364]))">
            <text:p/>
          </table:table-cell>
          <table:table-cell table:formula="of:=IF(OR(ISBLANK([.I364]); ISBLANK([.Q364])); &quot;&quot;; IFERROR(DATEDIF([.I364];[.Q364];&quot;d&quot;); &quot;&quot;))">
            <text:p/>
          </table:table-cell>
          <table:table-cell table:style-name="ce286" table:formula="of:=IF(ISBLANK([.P364]); &quot;&quot;; SUM([.$R$3:.R364]))">
            <text:p/>
          </table:table-cell>
          <table:table-cell table:style-name="ce286" table:formula="of:=IF(ISBLANK([.P364]); &quot;&quot;; SUM([.$S$3:.S364]))">
            <text:p/>
          </table:table-cell>
          <table:table-cell table:formula="of:=IF(ISBLANK([.K364]); &quot;&quot;; [.J364]*[.K364])">
            <text:p/>
          </table:table-cell>
          <table:table-cell table:formula="of:=IF(ISNUMBER([.AO364]); [.AO364]*0.0035; &quot;&quot;)">
            <text:p/>
          </table:table-cell>
          <table:table-cell table:style-name="ce224" table:formula="of:=IF(ISBLANK([.P364]); &quot;&quot; ; [.O364]*[.P364])">
            <text:p/>
          </table:table-cell>
          <table:table-cell table:formula="of:=IF(ISNUMBER([.AQ364]); [.AQ364]*0.0035; &quot;&quot;)">
            <text:p/>
          </table:table-cell>
          <table:table-cell table:number-columns-repeated="20"/>
        </table:table-row>
        <table:table-row table:style-name="ro2">
          <table:table-cell office:value-type="float" office:value="363" calcext:value-type="float">
            <text:p>36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5]=&quot;Long&quot;; [.K365]-[Overview.$C$4]/[.J365]; IF([.F365]=&quot;Short&quot;; [.K365]+[Overview.$C$4]/[.J365]; &quot;&quot;)); &quot;&quot;)">
            <text:p/>
          </table:table-cell>
          <table:table-cell table:style-name="ce157" table:formula="of:=IFERROR(ABS([.L365]-[.K365])*[.J365]; &quot;&quot;)">
            <text:p/>
          </table:table-cell>
          <table:table-cell table:style-name="ce289" table:formula="of:=IFERROR(IF([.F365]=&quot;Long&quot;; [.K365]+[Overview.$C$4]/[.J365]*[Overview.$C$6]; IF([.F365]=&quot;Short&quot;; [.K365]-[Overview.$C$4]/[.J365]*[Overview.$C$6]; &quot;&quot;)); &quot;&quot;)">
            <text:p/>
          </table:table-cell>
          <table:table-cell table:style-name="ce152"/>
          <table:table-cell table:number-columns-repeated="2"/>
          <table:table-cell table:formula="of:=IFERROR([.S365]/[.M365]; &quot;&quot;)">
            <text:p/>
          </table:table-cell>
          <table:table-cell table:formula="of:=IFERROR(IF(AND([.F365]=&quot;Long&quot;; [.O365]=[.J365]); [.J365]*([.P365]-[.K365]); IF(AND([.F365]=&quot;Short&quot;; [.O365]=[.J365]); [.J365]*([.K365]-[.P365]); &quot;&quot;)); &quot;&quot;)">
            <text:p/>
          </table:table-cell>
          <table:table-cell table:formula="of:=IF(ISNUMBER([.S365]); IF([.S365]&gt;0; &quot;Win&quot;; &quot;Loss&quot;);&quot;&quot;)">
            <text:p/>
          </table:table-cell>
          <table:table-cell table:formula="of:=IF([.Q365]=&quot;&quot;; &quot;&quot;; CONCATENATE(DATEDIF([.I365];[.Q365];&quot;d&quot;); IF(DATEDIF([.I365];[.Q365];&quot;d&quot;)&gt;1; &quot; Days&quot;; &quot; Day&quot;)))">
            <text:p/>
          </table:table-cell>
          <table:table-cell table:content-validation-name="val12"/>
          <table:table-cell table:number-columns-repeated="2"/>
          <table:table-cell table:style-name="ce196"/>
          <table:table-cell table:style-name="ce205" table:formula="of:=IFERROR(IF(ISBLANK([.Y365]); &quot;&quot;; IF([.$F365]=&quot;Long&quot;; ([.Y365]-[.$K365])*[.$J365]/[.$M365]; ([.$K365]-[.Y365])*[.$J365]/[.$M365])-[.$R365]); &quot;&quot;)">
            <text:p/>
          </table:table-cell>
          <table:table-cell table:style-name="Default"/>
          <table:table-cell table:style-name="ce205" table:formula="of:=IFERROR(IF(ISBLANK([.AA365]); &quot;&quot;; IF([.$F365]=&quot;Long&quot;; ([.AA365]-[.$K365])*[.$J365]/[.$M365]; ([.$K365]-[.AA365])*[.$J365]/[.$M365])-[.$R365]); &quot;&quot;)">
            <text:p/>
          </table:table-cell>
          <table:table-cell table:style-name="Default"/>
          <table:table-cell table:style-name="ce205" table:formula="of:=IFERROR(IF(ISBLANK([.AC365]); &quot;&quot;; IF([.$F365]=&quot;Long&quot;; ([.AC365]-[.$K365])*[.$J365]/[.$M365]; ([.$K365]-[.AC365])*[.$J365]/[.$M365])-[.$R365]); &quot;&quot;)">
            <text:p/>
          </table:table-cell>
          <table:table-cell/>
          <table:table-cell table:formula="of:=IF(ISBLANK([.Q365]); &quot;&quot;; DAY([.Q365]))">
            <text:p/>
          </table:table-cell>
          <table:table-cell table:formula="of:=IF(ISBLANK([.I365]); &quot;&quot;; WEEKDAY([.I365]; 2))">
            <text:p/>
          </table:table-cell>
          <table:table-cell table:formula="of:=IF(ISBLANK([.Q365]); &quot;&quot;; WEEKDAY([.Q365]; 2))">
            <text:p/>
          </table:table-cell>
          <table:table-cell table:formula="of:=IF(ISBLANK([.Q365]); &quot;&quot;; WEEKNUM([.Q365]))">
            <text:p/>
          </table:table-cell>
          <table:table-cell table:style-name="ce224" table:formula="of:=IF(ISBLANK([.I365]); &quot;&quot;; MONTH([.I365]))">
            <text:p/>
          </table:table-cell>
          <table:table-cell table:formula="of:=IF(ISBLANK([.Q365]); &quot;&quot;; MONTH([.Q365]))">
            <text:p/>
          </table:table-cell>
          <table:table-cell table:formula="of:=IF(OR(ISBLANK([.I365]); ISBLANK([.Q365])); &quot;&quot;; IFERROR(DATEDIF([.I365];[.Q365];&quot;d&quot;); &quot;&quot;))">
            <text:p/>
          </table:table-cell>
          <table:table-cell table:style-name="ce286" table:formula="of:=IF(ISBLANK([.P365]); &quot;&quot;; SUM([.$R$3:.R365]))">
            <text:p/>
          </table:table-cell>
          <table:table-cell table:style-name="ce286" table:formula="of:=IF(ISBLANK([.P365]); &quot;&quot;; SUM([.$S$3:.S365]))">
            <text:p/>
          </table:table-cell>
          <table:table-cell table:formula="of:=IF(ISBLANK([.K365]); &quot;&quot;; [.J365]*[.K365])">
            <text:p/>
          </table:table-cell>
          <table:table-cell table:formula="of:=IF(ISNUMBER([.AO365]); [.AO365]*0.0035; &quot;&quot;)">
            <text:p/>
          </table:table-cell>
          <table:table-cell table:style-name="ce224" table:formula="of:=IF(ISBLANK([.P365]); &quot;&quot; ; [.O365]*[.P365])">
            <text:p/>
          </table:table-cell>
          <table:table-cell table:formula="of:=IF(ISNUMBER([.AQ365]); [.AQ365]*0.0035; &quot;&quot;)">
            <text:p/>
          </table:table-cell>
          <table:table-cell table:number-columns-repeated="20"/>
        </table:table-row>
        <table:table-row table:style-name="ro2">
          <table:table-cell office:value-type="float" office:value="364" calcext:value-type="float">
            <text:p>36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6]=&quot;Long&quot;; [.K366]-[Overview.$C$4]/[.J366]; IF([.F366]=&quot;Short&quot;; [.K366]+[Overview.$C$4]/[.J366]; &quot;&quot;)); &quot;&quot;)">
            <text:p/>
          </table:table-cell>
          <table:table-cell table:style-name="ce157" table:formula="of:=IFERROR(ABS([.L366]-[.K366])*[.J366]; &quot;&quot;)">
            <text:p/>
          </table:table-cell>
          <table:table-cell table:style-name="ce289" table:formula="of:=IFERROR(IF([.F366]=&quot;Long&quot;; [.K366]+[Overview.$C$4]/[.J366]*[Overview.$C$6]; IF([.F366]=&quot;Short&quot;; [.K366]-[Overview.$C$4]/[.J366]*[Overview.$C$6]; &quot;&quot;)); &quot;&quot;)">
            <text:p/>
          </table:table-cell>
          <table:table-cell table:style-name="ce152"/>
          <table:table-cell table:number-columns-repeated="2"/>
          <table:table-cell table:formula="of:=IFERROR([.S366]/[.M366]; &quot;&quot;)">
            <text:p/>
          </table:table-cell>
          <table:table-cell table:formula="of:=IFERROR(IF(AND([.F366]=&quot;Long&quot;; [.O366]=[.J366]); [.J366]*([.P366]-[.K366]); IF(AND([.F366]=&quot;Short&quot;; [.O366]=[.J366]); [.J366]*([.K366]-[.P366]); &quot;&quot;)); &quot;&quot;)">
            <text:p/>
          </table:table-cell>
          <table:table-cell table:formula="of:=IF(ISNUMBER([.S366]); IF([.S366]&gt;0; &quot;Win&quot;; &quot;Loss&quot;);&quot;&quot;)">
            <text:p/>
          </table:table-cell>
          <table:table-cell table:formula="of:=IF([.Q366]=&quot;&quot;; &quot;&quot;; CONCATENATE(DATEDIF([.I366];[.Q366];&quot;d&quot;); IF(DATEDIF([.I366];[.Q366];&quot;d&quot;)&gt;1; &quot; Days&quot;; &quot; Day&quot;)))">
            <text:p/>
          </table:table-cell>
          <table:table-cell table:content-validation-name="val12"/>
          <table:table-cell table:number-columns-repeated="2"/>
          <table:table-cell table:style-name="ce196"/>
          <table:table-cell table:style-name="ce205" table:formula="of:=IFERROR(IF(ISBLANK([.Y366]); &quot;&quot;; IF([.$F366]=&quot;Long&quot;; ([.Y366]-[.$K366])*[.$J366]/[.$M366]; ([.$K366]-[.Y366])*[.$J366]/[.$M366])-[.$R366]); &quot;&quot;)">
            <text:p/>
          </table:table-cell>
          <table:table-cell table:style-name="Default"/>
          <table:table-cell table:style-name="ce205" table:formula="of:=IFERROR(IF(ISBLANK([.AA366]); &quot;&quot;; IF([.$F366]=&quot;Long&quot;; ([.AA366]-[.$K366])*[.$J366]/[.$M366]; ([.$K366]-[.AA366])*[.$J366]/[.$M366])-[.$R366]); &quot;&quot;)">
            <text:p/>
          </table:table-cell>
          <table:table-cell table:style-name="Default"/>
          <table:table-cell table:style-name="ce205" table:formula="of:=IFERROR(IF(ISBLANK([.AC366]); &quot;&quot;; IF([.$F366]=&quot;Long&quot;; ([.AC366]-[.$K366])*[.$J366]/[.$M366]; ([.$K366]-[.AC366])*[.$J366]/[.$M366])-[.$R366]); &quot;&quot;)">
            <text:p/>
          </table:table-cell>
          <table:table-cell/>
          <table:table-cell table:formula="of:=IF(ISBLANK([.Q366]); &quot;&quot;; DAY([.Q366]))">
            <text:p/>
          </table:table-cell>
          <table:table-cell table:formula="of:=IF(ISBLANK([.I366]); &quot;&quot;; WEEKDAY([.I366]; 2))">
            <text:p/>
          </table:table-cell>
          <table:table-cell table:formula="of:=IF(ISBLANK([.Q366]); &quot;&quot;; WEEKDAY([.Q366]; 2))">
            <text:p/>
          </table:table-cell>
          <table:table-cell table:formula="of:=IF(ISBLANK([.Q366]); &quot;&quot;; WEEKNUM([.Q366]))">
            <text:p/>
          </table:table-cell>
          <table:table-cell table:style-name="ce224" table:formula="of:=IF(ISBLANK([.I366]); &quot;&quot;; MONTH([.I366]))">
            <text:p/>
          </table:table-cell>
          <table:table-cell table:formula="of:=IF(ISBLANK([.Q366]); &quot;&quot;; MONTH([.Q366]))">
            <text:p/>
          </table:table-cell>
          <table:table-cell table:formula="of:=IF(OR(ISBLANK([.I366]); ISBLANK([.Q366])); &quot;&quot;; IFERROR(DATEDIF([.I366];[.Q366];&quot;d&quot;); &quot;&quot;))">
            <text:p/>
          </table:table-cell>
          <table:table-cell table:style-name="ce286" table:formula="of:=IF(ISBLANK([.P366]); &quot;&quot;; SUM([.$R$3:.R366]))">
            <text:p/>
          </table:table-cell>
          <table:table-cell table:style-name="ce286" table:formula="of:=IF(ISBLANK([.P366]); &quot;&quot;; SUM([.$S$3:.S366]))">
            <text:p/>
          </table:table-cell>
          <table:table-cell table:formula="of:=IF(ISBLANK([.K366]); &quot;&quot;; [.J366]*[.K366])">
            <text:p/>
          </table:table-cell>
          <table:table-cell table:formula="of:=IF(ISNUMBER([.AO366]); [.AO366]*0.0035; &quot;&quot;)">
            <text:p/>
          </table:table-cell>
          <table:table-cell table:style-name="ce224" table:formula="of:=IF(ISBLANK([.P366]); &quot;&quot; ; [.O366]*[.P366])">
            <text:p/>
          </table:table-cell>
          <table:table-cell table:formula="of:=IF(ISNUMBER([.AQ366]); [.AQ366]*0.0035; &quot;&quot;)">
            <text:p/>
          </table:table-cell>
          <table:table-cell table:number-columns-repeated="20"/>
        </table:table-row>
        <table:table-row table:style-name="ro2">
          <table:table-cell office:value-type="float" office:value="365" calcext:value-type="float">
            <text:p>36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7]=&quot;Long&quot;; [.K367]-[Overview.$C$4]/[.J367]; IF([.F367]=&quot;Short&quot;; [.K367]+[Overview.$C$4]/[.J367]; &quot;&quot;)); &quot;&quot;)">
            <text:p/>
          </table:table-cell>
          <table:table-cell table:style-name="ce157" table:formula="of:=IFERROR(ABS([.L367]-[.K367])*[.J367]; &quot;&quot;)">
            <text:p/>
          </table:table-cell>
          <table:table-cell table:style-name="ce289" table:formula="of:=IFERROR(IF([.F367]=&quot;Long&quot;; [.K367]+[Overview.$C$4]/[.J367]*[Overview.$C$6]; IF([.F367]=&quot;Short&quot;; [.K367]-[Overview.$C$4]/[.J367]*[Overview.$C$6]; &quot;&quot;)); &quot;&quot;)">
            <text:p/>
          </table:table-cell>
          <table:table-cell table:style-name="ce152"/>
          <table:table-cell table:number-columns-repeated="2"/>
          <table:table-cell table:formula="of:=IFERROR([.S367]/[.M367]; &quot;&quot;)">
            <text:p/>
          </table:table-cell>
          <table:table-cell table:formula="of:=IFERROR(IF(AND([.F367]=&quot;Long&quot;; [.O367]=[.J367]); [.J367]*([.P367]-[.K367]); IF(AND([.F367]=&quot;Short&quot;; [.O367]=[.J367]); [.J367]*([.K367]-[.P367]); &quot;&quot;)); &quot;&quot;)">
            <text:p/>
          </table:table-cell>
          <table:table-cell table:formula="of:=IF(ISNUMBER([.S367]); IF([.S367]&gt;0; &quot;Win&quot;; &quot;Loss&quot;);&quot;&quot;)">
            <text:p/>
          </table:table-cell>
          <table:table-cell table:formula="of:=IF([.Q367]=&quot;&quot;; &quot;&quot;; CONCATENATE(DATEDIF([.I367];[.Q367];&quot;d&quot;); IF(DATEDIF([.I367];[.Q367];&quot;d&quot;)&gt;1; &quot; Days&quot;; &quot; Day&quot;)))">
            <text:p/>
          </table:table-cell>
          <table:table-cell table:content-validation-name="val12"/>
          <table:table-cell table:number-columns-repeated="2"/>
          <table:table-cell table:style-name="ce196"/>
          <table:table-cell table:style-name="ce205" table:formula="of:=IFERROR(IF(ISBLANK([.Y367]); &quot;&quot;; IF([.$F367]=&quot;Long&quot;; ([.Y367]-[.$K367])*[.$J367]/[.$M367]; ([.$K367]-[.Y367])*[.$J367]/[.$M367])-[.$R367]); &quot;&quot;)">
            <text:p/>
          </table:table-cell>
          <table:table-cell table:style-name="Default"/>
          <table:table-cell table:style-name="ce205" table:formula="of:=IFERROR(IF(ISBLANK([.AA367]); &quot;&quot;; IF([.$F367]=&quot;Long&quot;; ([.AA367]-[.$K367])*[.$J367]/[.$M367]; ([.$K367]-[.AA367])*[.$J367]/[.$M367])-[.$R367]); &quot;&quot;)">
            <text:p/>
          </table:table-cell>
          <table:table-cell table:style-name="Default"/>
          <table:table-cell table:style-name="ce205" table:formula="of:=IFERROR(IF(ISBLANK([.AC367]); &quot;&quot;; IF([.$F367]=&quot;Long&quot;; ([.AC367]-[.$K367])*[.$J367]/[.$M367]; ([.$K367]-[.AC367])*[.$J367]/[.$M367])-[.$R367]); &quot;&quot;)">
            <text:p/>
          </table:table-cell>
          <table:table-cell/>
          <table:table-cell table:formula="of:=IF(ISBLANK([.Q367]); &quot;&quot;; DAY([.Q367]))">
            <text:p/>
          </table:table-cell>
          <table:table-cell table:formula="of:=IF(ISBLANK([.I367]); &quot;&quot;; WEEKDAY([.I367]; 2))">
            <text:p/>
          </table:table-cell>
          <table:table-cell table:formula="of:=IF(ISBLANK([.Q367]); &quot;&quot;; WEEKDAY([.Q367]; 2))">
            <text:p/>
          </table:table-cell>
          <table:table-cell table:formula="of:=IF(ISBLANK([.Q367]); &quot;&quot;; WEEKNUM([.Q367]))">
            <text:p/>
          </table:table-cell>
          <table:table-cell table:style-name="ce224" table:formula="of:=IF(ISBLANK([.I367]); &quot;&quot;; MONTH([.I367]))">
            <text:p/>
          </table:table-cell>
          <table:table-cell table:formula="of:=IF(ISBLANK([.Q367]); &quot;&quot;; MONTH([.Q367]))">
            <text:p/>
          </table:table-cell>
          <table:table-cell table:formula="of:=IF(OR(ISBLANK([.I367]); ISBLANK([.Q367])); &quot;&quot;; IFERROR(DATEDIF([.I367];[.Q367];&quot;d&quot;); &quot;&quot;))">
            <text:p/>
          </table:table-cell>
          <table:table-cell table:style-name="ce286" table:formula="of:=IF(ISBLANK([.P367]); &quot;&quot;; SUM([.$R$3:.R367]))">
            <text:p/>
          </table:table-cell>
          <table:table-cell table:style-name="ce286" table:formula="of:=IF(ISBLANK([.P367]); &quot;&quot;; SUM([.$S$3:.S367]))">
            <text:p/>
          </table:table-cell>
          <table:table-cell table:formula="of:=IF(ISBLANK([.K367]); &quot;&quot;; [.J367]*[.K367])">
            <text:p/>
          </table:table-cell>
          <table:table-cell table:formula="of:=IF(ISNUMBER([.AO367]); [.AO367]*0.0035; &quot;&quot;)">
            <text:p/>
          </table:table-cell>
          <table:table-cell table:style-name="ce224" table:formula="of:=IF(ISBLANK([.P367]); &quot;&quot; ; [.O367]*[.P367])">
            <text:p/>
          </table:table-cell>
          <table:table-cell table:formula="of:=IF(ISNUMBER([.AQ367]); [.AQ367]*0.0035; &quot;&quot;)">
            <text:p/>
          </table:table-cell>
          <table:table-cell table:number-columns-repeated="20"/>
        </table:table-row>
        <table:table-row table:style-name="ro2">
          <table:table-cell office:value-type="float" office:value="366" calcext:value-type="float">
            <text:p>36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8]=&quot;Long&quot;; [.K368]-[Overview.$C$4]/[.J368]; IF([.F368]=&quot;Short&quot;; [.K368]+[Overview.$C$4]/[.J368]; &quot;&quot;)); &quot;&quot;)">
            <text:p/>
          </table:table-cell>
          <table:table-cell table:style-name="ce157" table:formula="of:=IFERROR(ABS([.L368]-[.K368])*[.J368]; &quot;&quot;)">
            <text:p/>
          </table:table-cell>
          <table:table-cell table:style-name="ce289" table:formula="of:=IFERROR(IF([.F368]=&quot;Long&quot;; [.K368]+[Overview.$C$4]/[.J368]*[Overview.$C$6]; IF([.F368]=&quot;Short&quot;; [.K368]-[Overview.$C$4]/[.J368]*[Overview.$C$6]; &quot;&quot;)); &quot;&quot;)">
            <text:p/>
          </table:table-cell>
          <table:table-cell table:style-name="ce152"/>
          <table:table-cell table:number-columns-repeated="2"/>
          <table:table-cell table:formula="of:=IFERROR([.S368]/[.M368]; &quot;&quot;)">
            <text:p/>
          </table:table-cell>
          <table:table-cell table:formula="of:=IFERROR(IF(AND([.F368]=&quot;Long&quot;; [.O368]=[.J368]); [.J368]*([.P368]-[.K368]); IF(AND([.F368]=&quot;Short&quot;; [.O368]=[.J368]); [.J368]*([.K368]-[.P368]); &quot;&quot;)); &quot;&quot;)">
            <text:p/>
          </table:table-cell>
          <table:table-cell table:formula="of:=IF(ISNUMBER([.S368]); IF([.S368]&gt;0; &quot;Win&quot;; &quot;Loss&quot;);&quot;&quot;)">
            <text:p/>
          </table:table-cell>
          <table:table-cell table:formula="of:=IF([.Q368]=&quot;&quot;; &quot;&quot;; CONCATENATE(DATEDIF([.I368];[.Q368];&quot;d&quot;); IF(DATEDIF([.I368];[.Q368];&quot;d&quot;)&gt;1; &quot; Days&quot;; &quot; Day&quot;)))">
            <text:p/>
          </table:table-cell>
          <table:table-cell table:content-validation-name="val12"/>
          <table:table-cell table:number-columns-repeated="2"/>
          <table:table-cell table:style-name="ce196"/>
          <table:table-cell table:style-name="ce205" table:formula="of:=IFERROR(IF(ISBLANK([.Y368]); &quot;&quot;; IF([.$F368]=&quot;Long&quot;; ([.Y368]-[.$K368])*[.$J368]/[.$M368]; ([.$K368]-[.Y368])*[.$J368]/[.$M368])-[.$R368]); &quot;&quot;)">
            <text:p/>
          </table:table-cell>
          <table:table-cell table:style-name="Default"/>
          <table:table-cell table:style-name="ce205" table:formula="of:=IFERROR(IF(ISBLANK([.AA368]); &quot;&quot;; IF([.$F368]=&quot;Long&quot;; ([.AA368]-[.$K368])*[.$J368]/[.$M368]; ([.$K368]-[.AA368])*[.$J368]/[.$M368])-[.$R368]); &quot;&quot;)">
            <text:p/>
          </table:table-cell>
          <table:table-cell table:style-name="Default"/>
          <table:table-cell table:style-name="ce205" table:formula="of:=IFERROR(IF(ISBLANK([.AC368]); &quot;&quot;; IF([.$F368]=&quot;Long&quot;; ([.AC368]-[.$K368])*[.$J368]/[.$M368]; ([.$K368]-[.AC368])*[.$J368]/[.$M368])-[.$R368]); &quot;&quot;)">
            <text:p/>
          </table:table-cell>
          <table:table-cell/>
          <table:table-cell table:formula="of:=IF(ISBLANK([.Q368]); &quot;&quot;; DAY([.Q368]))">
            <text:p/>
          </table:table-cell>
          <table:table-cell table:formula="of:=IF(ISBLANK([.I368]); &quot;&quot;; WEEKDAY([.I368]; 2))">
            <text:p/>
          </table:table-cell>
          <table:table-cell table:formula="of:=IF(ISBLANK([.Q368]); &quot;&quot;; WEEKDAY([.Q368]; 2))">
            <text:p/>
          </table:table-cell>
          <table:table-cell table:formula="of:=IF(ISBLANK([.Q368]); &quot;&quot;; WEEKNUM([.Q368]))">
            <text:p/>
          </table:table-cell>
          <table:table-cell table:style-name="ce224" table:formula="of:=IF(ISBLANK([.I368]); &quot;&quot;; MONTH([.I368]))">
            <text:p/>
          </table:table-cell>
          <table:table-cell table:formula="of:=IF(ISBLANK([.Q368]); &quot;&quot;; MONTH([.Q368]))">
            <text:p/>
          </table:table-cell>
          <table:table-cell table:formula="of:=IF(OR(ISBLANK([.I368]); ISBLANK([.Q368])); &quot;&quot;; IFERROR(DATEDIF([.I368];[.Q368];&quot;d&quot;); &quot;&quot;))">
            <text:p/>
          </table:table-cell>
          <table:table-cell table:style-name="ce286" table:formula="of:=IF(ISBLANK([.P368]); &quot;&quot;; SUM([.$R$3:.R368]))">
            <text:p/>
          </table:table-cell>
          <table:table-cell table:style-name="ce286" table:formula="of:=IF(ISBLANK([.P368]); &quot;&quot;; SUM([.$S$3:.S368]))">
            <text:p/>
          </table:table-cell>
          <table:table-cell table:formula="of:=IF(ISBLANK([.K368]); &quot;&quot;; [.J368]*[.K368])">
            <text:p/>
          </table:table-cell>
          <table:table-cell table:formula="of:=IF(ISNUMBER([.AO368]); [.AO368]*0.0035; &quot;&quot;)">
            <text:p/>
          </table:table-cell>
          <table:table-cell table:style-name="ce224" table:formula="of:=IF(ISBLANK([.P368]); &quot;&quot; ; [.O368]*[.P368])">
            <text:p/>
          </table:table-cell>
          <table:table-cell table:formula="of:=IF(ISNUMBER([.AQ368]); [.AQ368]*0.0035; &quot;&quot;)">
            <text:p/>
          </table:table-cell>
          <table:table-cell table:number-columns-repeated="20"/>
        </table:table-row>
        <table:table-row table:style-name="ro2">
          <table:table-cell office:value-type="float" office:value="367" calcext:value-type="float">
            <text:p>36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69]=&quot;Long&quot;; [.K369]-[Overview.$C$4]/[.J369]; IF([.F369]=&quot;Short&quot;; [.K369]+[Overview.$C$4]/[.J369]; &quot;&quot;)); &quot;&quot;)">
            <text:p/>
          </table:table-cell>
          <table:table-cell table:style-name="ce157" table:formula="of:=IFERROR(ABS([.L369]-[.K369])*[.J369]; &quot;&quot;)">
            <text:p/>
          </table:table-cell>
          <table:table-cell table:style-name="ce289" table:formula="of:=IFERROR(IF([.F369]=&quot;Long&quot;; [.K369]+[Overview.$C$4]/[.J369]*[Overview.$C$6]; IF([.F369]=&quot;Short&quot;; [.K369]-[Overview.$C$4]/[.J369]*[Overview.$C$6]; &quot;&quot;)); &quot;&quot;)">
            <text:p/>
          </table:table-cell>
          <table:table-cell table:style-name="ce152"/>
          <table:table-cell table:number-columns-repeated="2"/>
          <table:table-cell table:formula="of:=IFERROR([.S369]/[.M369]; &quot;&quot;)">
            <text:p/>
          </table:table-cell>
          <table:table-cell table:formula="of:=IFERROR(IF(AND([.F369]=&quot;Long&quot;; [.O369]=[.J369]); [.J369]*([.P369]-[.K369]); IF(AND([.F369]=&quot;Short&quot;; [.O369]=[.J369]); [.J369]*([.K369]-[.P369]); &quot;&quot;)); &quot;&quot;)">
            <text:p/>
          </table:table-cell>
          <table:table-cell table:formula="of:=IF(ISNUMBER([.S369]); IF([.S369]&gt;0; &quot;Win&quot;; &quot;Loss&quot;);&quot;&quot;)">
            <text:p/>
          </table:table-cell>
          <table:table-cell table:formula="of:=IF([.Q369]=&quot;&quot;; &quot;&quot;; CONCATENATE(DATEDIF([.I369];[.Q369];&quot;d&quot;); IF(DATEDIF([.I369];[.Q369];&quot;d&quot;)&gt;1; &quot; Days&quot;; &quot; Day&quot;)))">
            <text:p/>
          </table:table-cell>
          <table:table-cell table:content-validation-name="val12"/>
          <table:table-cell table:number-columns-repeated="2"/>
          <table:table-cell table:style-name="ce196"/>
          <table:table-cell table:style-name="ce205" table:formula="of:=IFERROR(IF(ISBLANK([.Y369]); &quot;&quot;; IF([.$F369]=&quot;Long&quot;; ([.Y369]-[.$K369])*[.$J369]/[.$M369]; ([.$K369]-[.Y369])*[.$J369]/[.$M369])-[.$R369]); &quot;&quot;)">
            <text:p/>
          </table:table-cell>
          <table:table-cell table:style-name="Default"/>
          <table:table-cell table:style-name="ce205" table:formula="of:=IFERROR(IF(ISBLANK([.AA369]); &quot;&quot;; IF([.$F369]=&quot;Long&quot;; ([.AA369]-[.$K369])*[.$J369]/[.$M369]; ([.$K369]-[.AA369])*[.$J369]/[.$M369])-[.$R369]); &quot;&quot;)">
            <text:p/>
          </table:table-cell>
          <table:table-cell table:style-name="Default"/>
          <table:table-cell table:style-name="ce205" table:formula="of:=IFERROR(IF(ISBLANK([.AC369]); &quot;&quot;; IF([.$F369]=&quot;Long&quot;; ([.AC369]-[.$K369])*[.$J369]/[.$M369]; ([.$K369]-[.AC369])*[.$J369]/[.$M369])-[.$R369]); &quot;&quot;)">
            <text:p/>
          </table:table-cell>
          <table:table-cell/>
          <table:table-cell table:formula="of:=IF(ISBLANK([.Q369]); &quot;&quot;; DAY([.Q369]))">
            <text:p/>
          </table:table-cell>
          <table:table-cell table:formula="of:=IF(ISBLANK([.I369]); &quot;&quot;; WEEKDAY([.I369]; 2))">
            <text:p/>
          </table:table-cell>
          <table:table-cell table:formula="of:=IF(ISBLANK([.Q369]); &quot;&quot;; WEEKDAY([.Q369]; 2))">
            <text:p/>
          </table:table-cell>
          <table:table-cell table:formula="of:=IF(ISBLANK([.Q369]); &quot;&quot;; WEEKNUM([.Q369]))">
            <text:p/>
          </table:table-cell>
          <table:table-cell table:style-name="ce224" table:formula="of:=IF(ISBLANK([.I369]); &quot;&quot;; MONTH([.I369]))">
            <text:p/>
          </table:table-cell>
          <table:table-cell table:formula="of:=IF(ISBLANK([.Q369]); &quot;&quot;; MONTH([.Q369]))">
            <text:p/>
          </table:table-cell>
          <table:table-cell table:formula="of:=IF(OR(ISBLANK([.I369]); ISBLANK([.Q369])); &quot;&quot;; IFERROR(DATEDIF([.I369];[.Q369];&quot;d&quot;); &quot;&quot;))">
            <text:p/>
          </table:table-cell>
          <table:table-cell table:style-name="ce286" table:formula="of:=IF(ISBLANK([.P369]); &quot;&quot;; SUM([.$R$3:.R369]))">
            <text:p/>
          </table:table-cell>
          <table:table-cell table:style-name="ce286" table:formula="of:=IF(ISBLANK([.P369]); &quot;&quot;; SUM([.$S$3:.S369]))">
            <text:p/>
          </table:table-cell>
          <table:table-cell table:formula="of:=IF(ISBLANK([.K369]); &quot;&quot;; [.J369]*[.K369])">
            <text:p/>
          </table:table-cell>
          <table:table-cell table:formula="of:=IF(ISNUMBER([.AO369]); [.AO369]*0.0035; &quot;&quot;)">
            <text:p/>
          </table:table-cell>
          <table:table-cell table:style-name="ce224" table:formula="of:=IF(ISBLANK([.P369]); &quot;&quot; ; [.O369]*[.P369])">
            <text:p/>
          </table:table-cell>
          <table:table-cell table:formula="of:=IF(ISNUMBER([.AQ369]); [.AQ369]*0.0035; &quot;&quot;)">
            <text:p/>
          </table:table-cell>
          <table:table-cell table:number-columns-repeated="20"/>
        </table:table-row>
        <table:table-row table:style-name="ro2">
          <table:table-cell office:value-type="float" office:value="368" calcext:value-type="float">
            <text:p>36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0]=&quot;Long&quot;; [.K370]-[Overview.$C$4]/[.J370]; IF([.F370]=&quot;Short&quot;; [.K370]+[Overview.$C$4]/[.J370]; &quot;&quot;)); &quot;&quot;)">
            <text:p/>
          </table:table-cell>
          <table:table-cell table:style-name="ce157" table:formula="of:=IFERROR(ABS([.L370]-[.K370])*[.J370]; &quot;&quot;)">
            <text:p/>
          </table:table-cell>
          <table:table-cell table:style-name="ce289" table:formula="of:=IFERROR(IF([.F370]=&quot;Long&quot;; [.K370]+[Overview.$C$4]/[.J370]*[Overview.$C$6]; IF([.F370]=&quot;Short&quot;; [.K370]-[Overview.$C$4]/[.J370]*[Overview.$C$6]; &quot;&quot;)); &quot;&quot;)">
            <text:p/>
          </table:table-cell>
          <table:table-cell table:style-name="ce152"/>
          <table:table-cell table:number-columns-repeated="2"/>
          <table:table-cell table:formula="of:=IFERROR([.S370]/[.M370]; &quot;&quot;)">
            <text:p/>
          </table:table-cell>
          <table:table-cell table:formula="of:=IFERROR(IF(AND([.F370]=&quot;Long&quot;; [.O370]=[.J370]); [.J370]*([.P370]-[.K370]); IF(AND([.F370]=&quot;Short&quot;; [.O370]=[.J370]); [.J370]*([.K370]-[.P370]); &quot;&quot;)); &quot;&quot;)">
            <text:p/>
          </table:table-cell>
          <table:table-cell table:formula="of:=IF(ISNUMBER([.S370]); IF([.S370]&gt;0; &quot;Win&quot;; &quot;Loss&quot;);&quot;&quot;)">
            <text:p/>
          </table:table-cell>
          <table:table-cell table:formula="of:=IF([.Q370]=&quot;&quot;; &quot;&quot;; CONCATENATE(DATEDIF([.I370];[.Q370];&quot;d&quot;); IF(DATEDIF([.I370];[.Q370];&quot;d&quot;)&gt;1; &quot; Days&quot;; &quot; Day&quot;)))">
            <text:p/>
          </table:table-cell>
          <table:table-cell table:content-validation-name="val12"/>
          <table:table-cell table:number-columns-repeated="2"/>
          <table:table-cell table:style-name="ce196"/>
          <table:table-cell table:style-name="ce205" table:formula="of:=IFERROR(IF(ISBLANK([.Y370]); &quot;&quot;; IF([.$F370]=&quot;Long&quot;; ([.Y370]-[.$K370])*[.$J370]/[.$M370]; ([.$K370]-[.Y370])*[.$J370]/[.$M370])-[.$R370]); &quot;&quot;)">
            <text:p/>
          </table:table-cell>
          <table:table-cell table:style-name="Default"/>
          <table:table-cell table:style-name="ce205" table:formula="of:=IFERROR(IF(ISBLANK([.AA370]); &quot;&quot;; IF([.$F370]=&quot;Long&quot;; ([.AA370]-[.$K370])*[.$J370]/[.$M370]; ([.$K370]-[.AA370])*[.$J370]/[.$M370])-[.$R370]); &quot;&quot;)">
            <text:p/>
          </table:table-cell>
          <table:table-cell table:style-name="Default"/>
          <table:table-cell table:style-name="ce205" table:formula="of:=IFERROR(IF(ISBLANK([.AC370]); &quot;&quot;; IF([.$F370]=&quot;Long&quot;; ([.AC370]-[.$K370])*[.$J370]/[.$M370]; ([.$K370]-[.AC370])*[.$J370]/[.$M370])-[.$R370]); &quot;&quot;)">
            <text:p/>
          </table:table-cell>
          <table:table-cell/>
          <table:table-cell table:formula="of:=IF(ISBLANK([.Q370]); &quot;&quot;; DAY([.Q370]))">
            <text:p/>
          </table:table-cell>
          <table:table-cell table:formula="of:=IF(ISBLANK([.I370]); &quot;&quot;; WEEKDAY([.I370]; 2))">
            <text:p/>
          </table:table-cell>
          <table:table-cell table:formula="of:=IF(ISBLANK([.Q370]); &quot;&quot;; WEEKDAY([.Q370]; 2))">
            <text:p/>
          </table:table-cell>
          <table:table-cell table:formula="of:=IF(ISBLANK([.Q370]); &quot;&quot;; WEEKNUM([.Q370]))">
            <text:p/>
          </table:table-cell>
          <table:table-cell table:style-name="ce224" table:formula="of:=IF(ISBLANK([.I370]); &quot;&quot;; MONTH([.I370]))">
            <text:p/>
          </table:table-cell>
          <table:table-cell table:formula="of:=IF(ISBLANK([.Q370]); &quot;&quot;; MONTH([.Q370]))">
            <text:p/>
          </table:table-cell>
          <table:table-cell table:formula="of:=IF(OR(ISBLANK([.I370]); ISBLANK([.Q370])); &quot;&quot;; IFERROR(DATEDIF([.I370];[.Q370];&quot;d&quot;); &quot;&quot;))">
            <text:p/>
          </table:table-cell>
          <table:table-cell table:style-name="ce286" table:formula="of:=IF(ISBLANK([.P370]); &quot;&quot;; SUM([.$R$3:.R370]))">
            <text:p/>
          </table:table-cell>
          <table:table-cell table:style-name="ce286" table:formula="of:=IF(ISBLANK([.P370]); &quot;&quot;; SUM([.$S$3:.S370]))">
            <text:p/>
          </table:table-cell>
          <table:table-cell table:formula="of:=IF(ISBLANK([.K370]); &quot;&quot;; [.J370]*[.K370])">
            <text:p/>
          </table:table-cell>
          <table:table-cell table:formula="of:=IF(ISNUMBER([.AO370]); [.AO370]*0.0035; &quot;&quot;)">
            <text:p/>
          </table:table-cell>
          <table:table-cell table:style-name="ce224" table:formula="of:=IF(ISBLANK([.P370]); &quot;&quot; ; [.O370]*[.P370])">
            <text:p/>
          </table:table-cell>
          <table:table-cell table:formula="of:=IF(ISNUMBER([.AQ370]); [.AQ370]*0.0035; &quot;&quot;)">
            <text:p/>
          </table:table-cell>
          <table:table-cell table:number-columns-repeated="20"/>
        </table:table-row>
        <table:table-row table:style-name="ro2">
          <table:table-cell office:value-type="float" office:value="369" calcext:value-type="float">
            <text:p>36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1]=&quot;Long&quot;; [.K371]-[Overview.$C$4]/[.J371]; IF([.F371]=&quot;Short&quot;; [.K371]+[Overview.$C$4]/[.J371]; &quot;&quot;)); &quot;&quot;)">
            <text:p/>
          </table:table-cell>
          <table:table-cell table:style-name="ce157" table:formula="of:=IFERROR(ABS([.L371]-[.K371])*[.J371]; &quot;&quot;)">
            <text:p/>
          </table:table-cell>
          <table:table-cell table:style-name="ce289" table:formula="of:=IFERROR(IF([.F371]=&quot;Long&quot;; [.K371]+[Overview.$C$4]/[.J371]*[Overview.$C$6]; IF([.F371]=&quot;Short&quot;; [.K371]-[Overview.$C$4]/[.J371]*[Overview.$C$6]; &quot;&quot;)); &quot;&quot;)">
            <text:p/>
          </table:table-cell>
          <table:table-cell table:style-name="ce152"/>
          <table:table-cell table:number-columns-repeated="2"/>
          <table:table-cell table:formula="of:=IFERROR([.S371]/[.M371]; &quot;&quot;)">
            <text:p/>
          </table:table-cell>
          <table:table-cell table:formula="of:=IFERROR(IF(AND([.F371]=&quot;Long&quot;; [.O371]=[.J371]); [.J371]*([.P371]-[.K371]); IF(AND([.F371]=&quot;Short&quot;; [.O371]=[.J371]); [.J371]*([.K371]-[.P371]); &quot;&quot;)); &quot;&quot;)">
            <text:p/>
          </table:table-cell>
          <table:table-cell table:formula="of:=IF(ISNUMBER([.S371]); IF([.S371]&gt;0; &quot;Win&quot;; &quot;Loss&quot;);&quot;&quot;)">
            <text:p/>
          </table:table-cell>
          <table:table-cell table:formula="of:=IF([.Q371]=&quot;&quot;; &quot;&quot;; CONCATENATE(DATEDIF([.I371];[.Q371];&quot;d&quot;); IF(DATEDIF([.I371];[.Q371];&quot;d&quot;)&gt;1; &quot; Days&quot;; &quot; Day&quot;)))">
            <text:p/>
          </table:table-cell>
          <table:table-cell table:content-validation-name="val12"/>
          <table:table-cell table:number-columns-repeated="2"/>
          <table:table-cell table:style-name="ce196"/>
          <table:table-cell table:style-name="ce205" table:formula="of:=IFERROR(IF(ISBLANK([.Y371]); &quot;&quot;; IF([.$F371]=&quot;Long&quot;; ([.Y371]-[.$K371])*[.$J371]/[.$M371]; ([.$K371]-[.Y371])*[.$J371]/[.$M371])-[.$R371]); &quot;&quot;)">
            <text:p/>
          </table:table-cell>
          <table:table-cell table:style-name="Default"/>
          <table:table-cell table:style-name="ce205" table:formula="of:=IFERROR(IF(ISBLANK([.AA371]); &quot;&quot;; IF([.$F371]=&quot;Long&quot;; ([.AA371]-[.$K371])*[.$J371]/[.$M371]; ([.$K371]-[.AA371])*[.$J371]/[.$M371])-[.$R371]); &quot;&quot;)">
            <text:p/>
          </table:table-cell>
          <table:table-cell table:style-name="Default"/>
          <table:table-cell table:style-name="ce205" table:formula="of:=IFERROR(IF(ISBLANK([.AC371]); &quot;&quot;; IF([.$F371]=&quot;Long&quot;; ([.AC371]-[.$K371])*[.$J371]/[.$M371]; ([.$K371]-[.AC371])*[.$J371]/[.$M371])-[.$R371]); &quot;&quot;)">
            <text:p/>
          </table:table-cell>
          <table:table-cell/>
          <table:table-cell table:formula="of:=IF(ISBLANK([.Q371]); &quot;&quot;; DAY([.Q371]))">
            <text:p/>
          </table:table-cell>
          <table:table-cell table:formula="of:=IF(ISBLANK([.I371]); &quot;&quot;; WEEKDAY([.I371]; 2))">
            <text:p/>
          </table:table-cell>
          <table:table-cell table:formula="of:=IF(ISBLANK([.Q371]); &quot;&quot;; WEEKDAY([.Q371]; 2))">
            <text:p/>
          </table:table-cell>
          <table:table-cell table:formula="of:=IF(ISBLANK([.Q371]); &quot;&quot;; WEEKNUM([.Q371]))">
            <text:p/>
          </table:table-cell>
          <table:table-cell table:style-name="ce224" table:formula="of:=IF(ISBLANK([.I371]); &quot;&quot;; MONTH([.I371]))">
            <text:p/>
          </table:table-cell>
          <table:table-cell table:formula="of:=IF(ISBLANK([.Q371]); &quot;&quot;; MONTH([.Q371]))">
            <text:p/>
          </table:table-cell>
          <table:table-cell table:formula="of:=IF(OR(ISBLANK([.I371]); ISBLANK([.Q371])); &quot;&quot;; IFERROR(DATEDIF([.I371];[.Q371];&quot;d&quot;); &quot;&quot;))">
            <text:p/>
          </table:table-cell>
          <table:table-cell table:style-name="ce286" table:formula="of:=IF(ISBLANK([.P371]); &quot;&quot;; SUM([.$R$3:.R371]))">
            <text:p/>
          </table:table-cell>
          <table:table-cell table:style-name="ce286" table:formula="of:=IF(ISBLANK([.P371]); &quot;&quot;; SUM([.$S$3:.S371]))">
            <text:p/>
          </table:table-cell>
          <table:table-cell table:formula="of:=IF(ISBLANK([.K371]); &quot;&quot;; [.J371]*[.K371])">
            <text:p/>
          </table:table-cell>
          <table:table-cell table:formula="of:=IF(ISNUMBER([.AO371]); [.AO371]*0.0035; &quot;&quot;)">
            <text:p/>
          </table:table-cell>
          <table:table-cell table:style-name="ce224" table:formula="of:=IF(ISBLANK([.P371]); &quot;&quot; ; [.O371]*[.P371])">
            <text:p/>
          </table:table-cell>
          <table:table-cell table:formula="of:=IF(ISNUMBER([.AQ371]); [.AQ371]*0.0035; &quot;&quot;)">
            <text:p/>
          </table:table-cell>
          <table:table-cell table:number-columns-repeated="20"/>
        </table:table-row>
        <table:table-row table:style-name="ro2">
          <table:table-cell office:value-type="float" office:value="370" calcext:value-type="float">
            <text:p>37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2]=&quot;Long&quot;; [.K372]-[Overview.$C$4]/[.J372]; IF([.F372]=&quot;Short&quot;; [.K372]+[Overview.$C$4]/[.J372]; &quot;&quot;)); &quot;&quot;)">
            <text:p/>
          </table:table-cell>
          <table:table-cell table:style-name="ce157" table:formula="of:=IFERROR(ABS([.L372]-[.K372])*[.J372]; &quot;&quot;)">
            <text:p/>
          </table:table-cell>
          <table:table-cell table:style-name="ce289" table:formula="of:=IFERROR(IF([.F372]=&quot;Long&quot;; [.K372]+[Overview.$C$4]/[.J372]*[Overview.$C$6]; IF([.F372]=&quot;Short&quot;; [.K372]-[Overview.$C$4]/[.J372]*[Overview.$C$6]; &quot;&quot;)); &quot;&quot;)">
            <text:p/>
          </table:table-cell>
          <table:table-cell table:style-name="ce152"/>
          <table:table-cell table:number-columns-repeated="2"/>
          <table:table-cell table:formula="of:=IFERROR([.S372]/[.M372]; &quot;&quot;)">
            <text:p/>
          </table:table-cell>
          <table:table-cell table:formula="of:=IFERROR(IF(AND([.F372]=&quot;Long&quot;; [.O372]=[.J372]); [.J372]*([.P372]-[.K372]); IF(AND([.F372]=&quot;Short&quot;; [.O372]=[.J372]); [.J372]*([.K372]-[.P372]); &quot;&quot;)); &quot;&quot;)">
            <text:p/>
          </table:table-cell>
          <table:table-cell table:formula="of:=IF(ISNUMBER([.S372]); IF([.S372]&gt;0; &quot;Win&quot;; &quot;Loss&quot;);&quot;&quot;)">
            <text:p/>
          </table:table-cell>
          <table:table-cell table:formula="of:=IF([.Q372]=&quot;&quot;; &quot;&quot;; CONCATENATE(DATEDIF([.I372];[.Q372];&quot;d&quot;); IF(DATEDIF([.I372];[.Q372];&quot;d&quot;)&gt;1; &quot; Days&quot;; &quot; Day&quot;)))">
            <text:p/>
          </table:table-cell>
          <table:table-cell table:content-validation-name="val12"/>
          <table:table-cell table:number-columns-repeated="2"/>
          <table:table-cell table:style-name="ce196"/>
          <table:table-cell table:style-name="ce205" table:formula="of:=IFERROR(IF(ISBLANK([.Y372]); &quot;&quot;; IF([.$F372]=&quot;Long&quot;; ([.Y372]-[.$K372])*[.$J372]/[.$M372]; ([.$K372]-[.Y372])*[.$J372]/[.$M372])-[.$R372]); &quot;&quot;)">
            <text:p/>
          </table:table-cell>
          <table:table-cell table:style-name="Default"/>
          <table:table-cell table:style-name="ce205" table:formula="of:=IFERROR(IF(ISBLANK([.AA372]); &quot;&quot;; IF([.$F372]=&quot;Long&quot;; ([.AA372]-[.$K372])*[.$J372]/[.$M372]; ([.$K372]-[.AA372])*[.$J372]/[.$M372])-[.$R372]); &quot;&quot;)">
            <text:p/>
          </table:table-cell>
          <table:table-cell table:style-name="Default"/>
          <table:table-cell table:style-name="ce205" table:formula="of:=IFERROR(IF(ISBLANK([.AC372]); &quot;&quot;; IF([.$F372]=&quot;Long&quot;; ([.AC372]-[.$K372])*[.$J372]/[.$M372]; ([.$K372]-[.AC372])*[.$J372]/[.$M372])-[.$R372]); &quot;&quot;)">
            <text:p/>
          </table:table-cell>
          <table:table-cell/>
          <table:table-cell table:formula="of:=IF(ISBLANK([.Q372]); &quot;&quot;; DAY([.Q372]))">
            <text:p/>
          </table:table-cell>
          <table:table-cell table:formula="of:=IF(ISBLANK([.I372]); &quot;&quot;; WEEKDAY([.I372]; 2))">
            <text:p/>
          </table:table-cell>
          <table:table-cell table:formula="of:=IF(ISBLANK([.Q372]); &quot;&quot;; WEEKDAY([.Q372]; 2))">
            <text:p/>
          </table:table-cell>
          <table:table-cell table:formula="of:=IF(ISBLANK([.Q372]); &quot;&quot;; WEEKNUM([.Q372]))">
            <text:p/>
          </table:table-cell>
          <table:table-cell table:style-name="ce224" table:formula="of:=IF(ISBLANK([.I372]); &quot;&quot;; MONTH([.I372]))">
            <text:p/>
          </table:table-cell>
          <table:table-cell table:formula="of:=IF(ISBLANK([.Q372]); &quot;&quot;; MONTH([.Q372]))">
            <text:p/>
          </table:table-cell>
          <table:table-cell table:formula="of:=IF(OR(ISBLANK([.I372]); ISBLANK([.Q372])); &quot;&quot;; IFERROR(DATEDIF([.I372];[.Q372];&quot;d&quot;); &quot;&quot;))">
            <text:p/>
          </table:table-cell>
          <table:table-cell table:style-name="ce286" table:formula="of:=IF(ISBLANK([.P372]); &quot;&quot;; SUM([.$R$3:.R372]))">
            <text:p/>
          </table:table-cell>
          <table:table-cell table:style-name="ce286" table:formula="of:=IF(ISBLANK([.P372]); &quot;&quot;; SUM([.$S$3:.S372]))">
            <text:p/>
          </table:table-cell>
          <table:table-cell table:formula="of:=IF(ISBLANK([.K372]); &quot;&quot;; [.J372]*[.K372])">
            <text:p/>
          </table:table-cell>
          <table:table-cell table:formula="of:=IF(ISNUMBER([.AO372]); [.AO372]*0.0035; &quot;&quot;)">
            <text:p/>
          </table:table-cell>
          <table:table-cell table:style-name="ce224" table:formula="of:=IF(ISBLANK([.P372]); &quot;&quot; ; [.O372]*[.P372])">
            <text:p/>
          </table:table-cell>
          <table:table-cell table:formula="of:=IF(ISNUMBER([.AQ372]); [.AQ372]*0.0035; &quot;&quot;)">
            <text:p/>
          </table:table-cell>
          <table:table-cell table:number-columns-repeated="20"/>
        </table:table-row>
        <table:table-row table:style-name="ro2">
          <table:table-cell office:value-type="float" office:value="371" calcext:value-type="float">
            <text:p>37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3]=&quot;Long&quot;; [.K373]-[Overview.$C$4]/[.J373]; IF([.F373]=&quot;Short&quot;; [.K373]+[Overview.$C$4]/[.J373]; &quot;&quot;)); &quot;&quot;)">
            <text:p/>
          </table:table-cell>
          <table:table-cell table:style-name="ce157" table:formula="of:=IFERROR(ABS([.L373]-[.K373])*[.J373]; &quot;&quot;)">
            <text:p/>
          </table:table-cell>
          <table:table-cell table:style-name="ce289" table:formula="of:=IFERROR(IF([.F373]=&quot;Long&quot;; [.K373]+[Overview.$C$4]/[.J373]*[Overview.$C$6]; IF([.F373]=&quot;Short&quot;; [.K373]-[Overview.$C$4]/[.J373]*[Overview.$C$6]; &quot;&quot;)); &quot;&quot;)">
            <text:p/>
          </table:table-cell>
          <table:table-cell table:style-name="ce152"/>
          <table:table-cell table:number-columns-repeated="2"/>
          <table:table-cell table:formula="of:=IFERROR([.S373]/[.M373]; &quot;&quot;)">
            <text:p/>
          </table:table-cell>
          <table:table-cell table:formula="of:=IFERROR(IF(AND([.F373]=&quot;Long&quot;; [.O373]=[.J373]); [.J373]*([.P373]-[.K373]); IF(AND([.F373]=&quot;Short&quot;; [.O373]=[.J373]); [.J373]*([.K373]-[.P373]); &quot;&quot;)); &quot;&quot;)">
            <text:p/>
          </table:table-cell>
          <table:table-cell table:formula="of:=IF(ISNUMBER([.S373]); IF([.S373]&gt;0; &quot;Win&quot;; &quot;Loss&quot;);&quot;&quot;)">
            <text:p/>
          </table:table-cell>
          <table:table-cell table:formula="of:=IF([.Q373]=&quot;&quot;; &quot;&quot;; CONCATENATE(DATEDIF([.I373];[.Q373];&quot;d&quot;); IF(DATEDIF([.I373];[.Q373];&quot;d&quot;)&gt;1; &quot; Days&quot;; &quot; Day&quot;)))">
            <text:p/>
          </table:table-cell>
          <table:table-cell table:content-validation-name="val12"/>
          <table:table-cell table:number-columns-repeated="2"/>
          <table:table-cell table:style-name="ce196"/>
          <table:table-cell table:style-name="ce205" table:formula="of:=IFERROR(IF(ISBLANK([.Y373]); &quot;&quot;; IF([.$F373]=&quot;Long&quot;; ([.Y373]-[.$K373])*[.$J373]/[.$M373]; ([.$K373]-[.Y373])*[.$J373]/[.$M373])-[.$R373]); &quot;&quot;)">
            <text:p/>
          </table:table-cell>
          <table:table-cell table:style-name="Default"/>
          <table:table-cell table:style-name="ce205" table:formula="of:=IFERROR(IF(ISBLANK([.AA373]); &quot;&quot;; IF([.$F373]=&quot;Long&quot;; ([.AA373]-[.$K373])*[.$J373]/[.$M373]; ([.$K373]-[.AA373])*[.$J373]/[.$M373])-[.$R373]); &quot;&quot;)">
            <text:p/>
          </table:table-cell>
          <table:table-cell table:style-name="Default"/>
          <table:table-cell table:style-name="ce205" table:formula="of:=IFERROR(IF(ISBLANK([.AC373]); &quot;&quot;; IF([.$F373]=&quot;Long&quot;; ([.AC373]-[.$K373])*[.$J373]/[.$M373]; ([.$K373]-[.AC373])*[.$J373]/[.$M373])-[.$R373]); &quot;&quot;)">
            <text:p/>
          </table:table-cell>
          <table:table-cell/>
          <table:table-cell table:formula="of:=IF(ISBLANK([.Q373]); &quot;&quot;; DAY([.Q373]))">
            <text:p/>
          </table:table-cell>
          <table:table-cell table:formula="of:=IF(ISBLANK([.I373]); &quot;&quot;; WEEKDAY([.I373]; 2))">
            <text:p/>
          </table:table-cell>
          <table:table-cell table:formula="of:=IF(ISBLANK([.Q373]); &quot;&quot;; WEEKDAY([.Q373]; 2))">
            <text:p/>
          </table:table-cell>
          <table:table-cell table:formula="of:=IF(ISBLANK([.Q373]); &quot;&quot;; WEEKNUM([.Q373]))">
            <text:p/>
          </table:table-cell>
          <table:table-cell table:style-name="ce224" table:formula="of:=IF(ISBLANK([.I373]); &quot;&quot;; MONTH([.I373]))">
            <text:p/>
          </table:table-cell>
          <table:table-cell table:formula="of:=IF(ISBLANK([.Q373]); &quot;&quot;; MONTH([.Q373]))">
            <text:p/>
          </table:table-cell>
          <table:table-cell table:formula="of:=IF(OR(ISBLANK([.I373]); ISBLANK([.Q373])); &quot;&quot;; IFERROR(DATEDIF([.I373];[.Q373];&quot;d&quot;); &quot;&quot;))">
            <text:p/>
          </table:table-cell>
          <table:table-cell table:style-name="ce286" table:formula="of:=IF(ISBLANK([.P373]); &quot;&quot;; SUM([.$R$3:.R373]))">
            <text:p/>
          </table:table-cell>
          <table:table-cell table:style-name="ce286" table:formula="of:=IF(ISBLANK([.P373]); &quot;&quot;; SUM([.$S$3:.S373]))">
            <text:p/>
          </table:table-cell>
          <table:table-cell table:formula="of:=IF(ISBLANK([.K373]); &quot;&quot;; [.J373]*[.K373])">
            <text:p/>
          </table:table-cell>
          <table:table-cell table:formula="of:=IF(ISNUMBER([.AO373]); [.AO373]*0.0035; &quot;&quot;)">
            <text:p/>
          </table:table-cell>
          <table:table-cell table:style-name="ce224" table:formula="of:=IF(ISBLANK([.P373]); &quot;&quot; ; [.O373]*[.P373])">
            <text:p/>
          </table:table-cell>
          <table:table-cell table:formula="of:=IF(ISNUMBER([.AQ373]); [.AQ373]*0.0035; &quot;&quot;)">
            <text:p/>
          </table:table-cell>
          <table:table-cell table:number-columns-repeated="20"/>
        </table:table-row>
        <table:table-row table:style-name="ro2">
          <table:table-cell office:value-type="float" office:value="372" calcext:value-type="float">
            <text:p>37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4]=&quot;Long&quot;; [.K374]-[Overview.$C$4]/[.J374]; IF([.F374]=&quot;Short&quot;; [.K374]+[Overview.$C$4]/[.J374]; &quot;&quot;)); &quot;&quot;)">
            <text:p/>
          </table:table-cell>
          <table:table-cell table:style-name="ce157" table:formula="of:=IFERROR(ABS([.L374]-[.K374])*[.J374]; &quot;&quot;)">
            <text:p/>
          </table:table-cell>
          <table:table-cell table:style-name="ce289" table:formula="of:=IFERROR(IF([.F374]=&quot;Long&quot;; [.K374]+[Overview.$C$4]/[.J374]*[Overview.$C$6]; IF([.F374]=&quot;Short&quot;; [.K374]-[Overview.$C$4]/[.J374]*[Overview.$C$6]; &quot;&quot;)); &quot;&quot;)">
            <text:p/>
          </table:table-cell>
          <table:table-cell table:style-name="ce152"/>
          <table:table-cell table:number-columns-repeated="2"/>
          <table:table-cell table:formula="of:=IFERROR([.S374]/[.M374]; &quot;&quot;)">
            <text:p/>
          </table:table-cell>
          <table:table-cell table:formula="of:=IFERROR(IF(AND([.F374]=&quot;Long&quot;; [.O374]=[.J374]); [.J374]*([.P374]-[.K374]); IF(AND([.F374]=&quot;Short&quot;; [.O374]=[.J374]); [.J374]*([.K374]-[.P374]); &quot;&quot;)); &quot;&quot;)">
            <text:p/>
          </table:table-cell>
          <table:table-cell table:formula="of:=IF(ISNUMBER([.S374]); IF([.S374]&gt;0; &quot;Win&quot;; &quot;Loss&quot;);&quot;&quot;)">
            <text:p/>
          </table:table-cell>
          <table:table-cell table:formula="of:=IF([.Q374]=&quot;&quot;; &quot;&quot;; CONCATENATE(DATEDIF([.I374];[.Q374];&quot;d&quot;); IF(DATEDIF([.I374];[.Q374];&quot;d&quot;)&gt;1; &quot; Days&quot;; &quot; Day&quot;)))">
            <text:p/>
          </table:table-cell>
          <table:table-cell table:content-validation-name="val12"/>
          <table:table-cell table:number-columns-repeated="2"/>
          <table:table-cell table:style-name="ce196"/>
          <table:table-cell table:style-name="ce205" table:formula="of:=IFERROR(IF(ISBLANK([.Y374]); &quot;&quot;; IF([.$F374]=&quot;Long&quot;; ([.Y374]-[.$K374])*[.$J374]/[.$M374]; ([.$K374]-[.Y374])*[.$J374]/[.$M374])-[.$R374]); &quot;&quot;)">
            <text:p/>
          </table:table-cell>
          <table:table-cell table:style-name="Default"/>
          <table:table-cell table:style-name="ce205" table:formula="of:=IFERROR(IF(ISBLANK([.AA374]); &quot;&quot;; IF([.$F374]=&quot;Long&quot;; ([.AA374]-[.$K374])*[.$J374]/[.$M374]; ([.$K374]-[.AA374])*[.$J374]/[.$M374])-[.$R374]); &quot;&quot;)">
            <text:p/>
          </table:table-cell>
          <table:table-cell table:style-name="Default"/>
          <table:table-cell table:style-name="ce205" table:formula="of:=IFERROR(IF(ISBLANK([.AC374]); &quot;&quot;; IF([.$F374]=&quot;Long&quot;; ([.AC374]-[.$K374])*[.$J374]/[.$M374]; ([.$K374]-[.AC374])*[.$J374]/[.$M374])-[.$R374]); &quot;&quot;)">
            <text:p/>
          </table:table-cell>
          <table:table-cell/>
          <table:table-cell table:formula="of:=IF(ISBLANK([.Q374]); &quot;&quot;; DAY([.Q374]))">
            <text:p/>
          </table:table-cell>
          <table:table-cell table:formula="of:=IF(ISBLANK([.I374]); &quot;&quot;; WEEKDAY([.I374]; 2))">
            <text:p/>
          </table:table-cell>
          <table:table-cell table:formula="of:=IF(ISBLANK([.Q374]); &quot;&quot;; WEEKDAY([.Q374]; 2))">
            <text:p/>
          </table:table-cell>
          <table:table-cell table:formula="of:=IF(ISBLANK([.Q374]); &quot;&quot;; WEEKNUM([.Q374]))">
            <text:p/>
          </table:table-cell>
          <table:table-cell table:style-name="ce224" table:formula="of:=IF(ISBLANK([.I374]); &quot;&quot;; MONTH([.I374]))">
            <text:p/>
          </table:table-cell>
          <table:table-cell table:formula="of:=IF(ISBLANK([.Q374]); &quot;&quot;; MONTH([.Q374]))">
            <text:p/>
          </table:table-cell>
          <table:table-cell table:formula="of:=IF(OR(ISBLANK([.I374]); ISBLANK([.Q374])); &quot;&quot;; IFERROR(DATEDIF([.I374];[.Q374];&quot;d&quot;); &quot;&quot;))">
            <text:p/>
          </table:table-cell>
          <table:table-cell table:style-name="ce286" table:formula="of:=IF(ISBLANK([.P374]); &quot;&quot;; SUM([.$R$3:.R374]))">
            <text:p/>
          </table:table-cell>
          <table:table-cell table:style-name="ce286" table:formula="of:=IF(ISBLANK([.P374]); &quot;&quot;; SUM([.$S$3:.S374]))">
            <text:p/>
          </table:table-cell>
          <table:table-cell table:formula="of:=IF(ISBLANK([.K374]); &quot;&quot;; [.J374]*[.K374])">
            <text:p/>
          </table:table-cell>
          <table:table-cell table:formula="of:=IF(ISNUMBER([.AO374]); [.AO374]*0.0035; &quot;&quot;)">
            <text:p/>
          </table:table-cell>
          <table:table-cell table:style-name="ce224" table:formula="of:=IF(ISBLANK([.P374]); &quot;&quot; ; [.O374]*[.P374])">
            <text:p/>
          </table:table-cell>
          <table:table-cell table:formula="of:=IF(ISNUMBER([.AQ374]); [.AQ374]*0.0035; &quot;&quot;)">
            <text:p/>
          </table:table-cell>
          <table:table-cell table:number-columns-repeated="20"/>
        </table:table-row>
        <table:table-row table:style-name="ro2">
          <table:table-cell office:value-type="float" office:value="373" calcext:value-type="float">
            <text:p>37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5]=&quot;Long&quot;; [.K375]-[Overview.$C$4]/[.J375]; IF([.F375]=&quot;Short&quot;; [.K375]+[Overview.$C$4]/[.J375]; &quot;&quot;)); &quot;&quot;)">
            <text:p/>
          </table:table-cell>
          <table:table-cell table:style-name="ce157" table:formula="of:=IFERROR(ABS([.L375]-[.K375])*[.J375]; &quot;&quot;)">
            <text:p/>
          </table:table-cell>
          <table:table-cell table:style-name="ce289" table:formula="of:=IFERROR(IF([.F375]=&quot;Long&quot;; [.K375]+[Overview.$C$4]/[.J375]*[Overview.$C$6]; IF([.F375]=&quot;Short&quot;; [.K375]-[Overview.$C$4]/[.J375]*[Overview.$C$6]; &quot;&quot;)); &quot;&quot;)">
            <text:p/>
          </table:table-cell>
          <table:table-cell table:style-name="ce152"/>
          <table:table-cell table:number-columns-repeated="2"/>
          <table:table-cell table:formula="of:=IFERROR([.S375]/[.M375]; &quot;&quot;)">
            <text:p/>
          </table:table-cell>
          <table:table-cell table:formula="of:=IFERROR(IF(AND([.F375]=&quot;Long&quot;; [.O375]=[.J375]); [.J375]*([.P375]-[.K375]); IF(AND([.F375]=&quot;Short&quot;; [.O375]=[.J375]); [.J375]*([.K375]-[.P375]); &quot;&quot;)); &quot;&quot;)">
            <text:p/>
          </table:table-cell>
          <table:table-cell table:formula="of:=IF(ISNUMBER([.S375]); IF([.S375]&gt;0; &quot;Win&quot;; &quot;Loss&quot;);&quot;&quot;)">
            <text:p/>
          </table:table-cell>
          <table:table-cell table:formula="of:=IF([.Q375]=&quot;&quot;; &quot;&quot;; CONCATENATE(DATEDIF([.I375];[.Q375];&quot;d&quot;); IF(DATEDIF([.I375];[.Q375];&quot;d&quot;)&gt;1; &quot; Days&quot;; &quot; Day&quot;)))">
            <text:p/>
          </table:table-cell>
          <table:table-cell table:content-validation-name="val12"/>
          <table:table-cell table:number-columns-repeated="2"/>
          <table:table-cell table:style-name="ce196"/>
          <table:table-cell table:style-name="ce205" table:formula="of:=IFERROR(IF(ISBLANK([.Y375]); &quot;&quot;; IF([.$F375]=&quot;Long&quot;; ([.Y375]-[.$K375])*[.$J375]/[.$M375]; ([.$K375]-[.Y375])*[.$J375]/[.$M375])-[.$R375]); &quot;&quot;)">
            <text:p/>
          </table:table-cell>
          <table:table-cell table:style-name="Default"/>
          <table:table-cell table:style-name="ce205" table:formula="of:=IFERROR(IF(ISBLANK([.AA375]); &quot;&quot;; IF([.$F375]=&quot;Long&quot;; ([.AA375]-[.$K375])*[.$J375]/[.$M375]; ([.$K375]-[.AA375])*[.$J375]/[.$M375])-[.$R375]); &quot;&quot;)">
            <text:p/>
          </table:table-cell>
          <table:table-cell table:style-name="Default"/>
          <table:table-cell table:style-name="ce205" table:formula="of:=IFERROR(IF(ISBLANK([.AC375]); &quot;&quot;; IF([.$F375]=&quot;Long&quot;; ([.AC375]-[.$K375])*[.$J375]/[.$M375]; ([.$K375]-[.AC375])*[.$J375]/[.$M375])-[.$R375]); &quot;&quot;)">
            <text:p/>
          </table:table-cell>
          <table:table-cell/>
          <table:table-cell table:formula="of:=IF(ISBLANK([.Q375]); &quot;&quot;; DAY([.Q375]))">
            <text:p/>
          </table:table-cell>
          <table:table-cell table:formula="of:=IF(ISBLANK([.I375]); &quot;&quot;; WEEKDAY([.I375]; 2))">
            <text:p/>
          </table:table-cell>
          <table:table-cell table:formula="of:=IF(ISBLANK([.Q375]); &quot;&quot;; WEEKDAY([.Q375]; 2))">
            <text:p/>
          </table:table-cell>
          <table:table-cell table:formula="of:=IF(ISBLANK([.Q375]); &quot;&quot;; WEEKNUM([.Q375]))">
            <text:p/>
          </table:table-cell>
          <table:table-cell table:style-name="ce224" table:formula="of:=IF(ISBLANK([.I375]); &quot;&quot;; MONTH([.I375]))">
            <text:p/>
          </table:table-cell>
          <table:table-cell table:formula="of:=IF(ISBLANK([.Q375]); &quot;&quot;; MONTH([.Q375]))">
            <text:p/>
          </table:table-cell>
          <table:table-cell table:formula="of:=IF(OR(ISBLANK([.I375]); ISBLANK([.Q375])); &quot;&quot;; IFERROR(DATEDIF([.I375];[.Q375];&quot;d&quot;); &quot;&quot;))">
            <text:p/>
          </table:table-cell>
          <table:table-cell table:style-name="ce286" table:formula="of:=IF(ISBLANK([.P375]); &quot;&quot;; SUM([.$R$3:.R375]))">
            <text:p/>
          </table:table-cell>
          <table:table-cell table:style-name="ce286" table:formula="of:=IF(ISBLANK([.P375]); &quot;&quot;; SUM([.$S$3:.S375]))">
            <text:p/>
          </table:table-cell>
          <table:table-cell table:formula="of:=IF(ISBLANK([.K375]); &quot;&quot;; [.J375]*[.K375])">
            <text:p/>
          </table:table-cell>
          <table:table-cell table:formula="of:=IF(ISNUMBER([.AO375]); [.AO375]*0.0035; &quot;&quot;)">
            <text:p/>
          </table:table-cell>
          <table:table-cell table:style-name="ce224" table:formula="of:=IF(ISBLANK([.P375]); &quot;&quot; ; [.O375]*[.P375])">
            <text:p/>
          </table:table-cell>
          <table:table-cell table:formula="of:=IF(ISNUMBER([.AQ375]); [.AQ375]*0.0035; &quot;&quot;)">
            <text:p/>
          </table:table-cell>
          <table:table-cell table:number-columns-repeated="20"/>
        </table:table-row>
        <table:table-row table:style-name="ro2">
          <table:table-cell office:value-type="float" office:value="374" calcext:value-type="float">
            <text:p>37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6]=&quot;Long&quot;; [.K376]-[Overview.$C$4]/[.J376]; IF([.F376]=&quot;Short&quot;; [.K376]+[Overview.$C$4]/[.J376]; &quot;&quot;)); &quot;&quot;)">
            <text:p/>
          </table:table-cell>
          <table:table-cell table:style-name="ce157" table:formula="of:=IFERROR(ABS([.L376]-[.K376])*[.J376]; &quot;&quot;)">
            <text:p/>
          </table:table-cell>
          <table:table-cell table:style-name="ce289" table:formula="of:=IFERROR(IF([.F376]=&quot;Long&quot;; [.K376]+[Overview.$C$4]/[.J376]*[Overview.$C$6]; IF([.F376]=&quot;Short&quot;; [.K376]-[Overview.$C$4]/[.J376]*[Overview.$C$6]; &quot;&quot;)); &quot;&quot;)">
            <text:p/>
          </table:table-cell>
          <table:table-cell table:style-name="ce152"/>
          <table:table-cell table:number-columns-repeated="2"/>
          <table:table-cell table:formula="of:=IFERROR([.S376]/[.M376]; &quot;&quot;)">
            <text:p/>
          </table:table-cell>
          <table:table-cell table:formula="of:=IFERROR(IF(AND([.F376]=&quot;Long&quot;; [.O376]=[.J376]); [.J376]*([.P376]-[.K376]); IF(AND([.F376]=&quot;Short&quot;; [.O376]=[.J376]); [.J376]*([.K376]-[.P376]); &quot;&quot;)); &quot;&quot;)">
            <text:p/>
          </table:table-cell>
          <table:table-cell table:formula="of:=IF(ISNUMBER([.S376]); IF([.S376]&gt;0; &quot;Win&quot;; &quot;Loss&quot;);&quot;&quot;)">
            <text:p/>
          </table:table-cell>
          <table:table-cell table:formula="of:=IF([.Q376]=&quot;&quot;; &quot;&quot;; CONCATENATE(DATEDIF([.I376];[.Q376];&quot;d&quot;); IF(DATEDIF([.I376];[.Q376];&quot;d&quot;)&gt;1; &quot; Days&quot;; &quot; Day&quot;)))">
            <text:p/>
          </table:table-cell>
          <table:table-cell table:content-validation-name="val12"/>
          <table:table-cell table:number-columns-repeated="2"/>
          <table:table-cell table:style-name="ce196"/>
          <table:table-cell table:style-name="ce205" table:formula="of:=IFERROR(IF(ISBLANK([.Y376]); &quot;&quot;; IF([.$F376]=&quot;Long&quot;; ([.Y376]-[.$K376])*[.$J376]/[.$M376]; ([.$K376]-[.Y376])*[.$J376]/[.$M376])-[.$R376]); &quot;&quot;)">
            <text:p/>
          </table:table-cell>
          <table:table-cell table:style-name="Default"/>
          <table:table-cell table:style-name="ce205" table:formula="of:=IFERROR(IF(ISBLANK([.AA376]); &quot;&quot;; IF([.$F376]=&quot;Long&quot;; ([.AA376]-[.$K376])*[.$J376]/[.$M376]; ([.$K376]-[.AA376])*[.$J376]/[.$M376])-[.$R376]); &quot;&quot;)">
            <text:p/>
          </table:table-cell>
          <table:table-cell table:style-name="Default"/>
          <table:table-cell table:style-name="ce205" table:formula="of:=IFERROR(IF(ISBLANK([.AC376]); &quot;&quot;; IF([.$F376]=&quot;Long&quot;; ([.AC376]-[.$K376])*[.$J376]/[.$M376]; ([.$K376]-[.AC376])*[.$J376]/[.$M376])-[.$R376]); &quot;&quot;)">
            <text:p/>
          </table:table-cell>
          <table:table-cell/>
          <table:table-cell table:formula="of:=IF(ISBLANK([.Q376]); &quot;&quot;; DAY([.Q376]))">
            <text:p/>
          </table:table-cell>
          <table:table-cell table:formula="of:=IF(ISBLANK([.I376]); &quot;&quot;; WEEKDAY([.I376]; 2))">
            <text:p/>
          </table:table-cell>
          <table:table-cell table:formula="of:=IF(ISBLANK([.Q376]); &quot;&quot;; WEEKDAY([.Q376]; 2))">
            <text:p/>
          </table:table-cell>
          <table:table-cell table:formula="of:=IF(ISBLANK([.Q376]); &quot;&quot;; WEEKNUM([.Q376]))">
            <text:p/>
          </table:table-cell>
          <table:table-cell table:style-name="ce224" table:formula="of:=IF(ISBLANK([.I376]); &quot;&quot;; MONTH([.I376]))">
            <text:p/>
          </table:table-cell>
          <table:table-cell table:formula="of:=IF(ISBLANK([.Q376]); &quot;&quot;; MONTH([.Q376]))">
            <text:p/>
          </table:table-cell>
          <table:table-cell table:formula="of:=IF(OR(ISBLANK([.I376]); ISBLANK([.Q376])); &quot;&quot;; IFERROR(DATEDIF([.I376];[.Q376];&quot;d&quot;); &quot;&quot;))">
            <text:p/>
          </table:table-cell>
          <table:table-cell table:style-name="ce286" table:formula="of:=IF(ISBLANK([.P376]); &quot;&quot;; SUM([.$R$3:.R376]))">
            <text:p/>
          </table:table-cell>
          <table:table-cell table:style-name="ce286" table:formula="of:=IF(ISBLANK([.P376]); &quot;&quot;; SUM([.$S$3:.S376]))">
            <text:p/>
          </table:table-cell>
          <table:table-cell table:formula="of:=IF(ISBLANK([.K376]); &quot;&quot;; [.J376]*[.K376])">
            <text:p/>
          </table:table-cell>
          <table:table-cell table:formula="of:=IF(ISNUMBER([.AO376]); [.AO376]*0.0035; &quot;&quot;)">
            <text:p/>
          </table:table-cell>
          <table:table-cell table:style-name="ce224" table:formula="of:=IF(ISBLANK([.P376]); &quot;&quot; ; [.O376]*[.P376])">
            <text:p/>
          </table:table-cell>
          <table:table-cell table:formula="of:=IF(ISNUMBER([.AQ376]); [.AQ376]*0.0035; &quot;&quot;)">
            <text:p/>
          </table:table-cell>
          <table:table-cell table:number-columns-repeated="20"/>
        </table:table-row>
        <table:table-row table:style-name="ro2">
          <table:table-cell office:value-type="float" office:value="375" calcext:value-type="float">
            <text:p>37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7]=&quot;Long&quot;; [.K377]-[Overview.$C$4]/[.J377]; IF([.F377]=&quot;Short&quot;; [.K377]+[Overview.$C$4]/[.J377]; &quot;&quot;)); &quot;&quot;)">
            <text:p/>
          </table:table-cell>
          <table:table-cell table:style-name="ce157" table:formula="of:=IFERROR(ABS([.L377]-[.K377])*[.J377]; &quot;&quot;)">
            <text:p/>
          </table:table-cell>
          <table:table-cell table:style-name="ce289" table:formula="of:=IFERROR(IF([.F377]=&quot;Long&quot;; [.K377]+[Overview.$C$4]/[.J377]*[Overview.$C$6]; IF([.F377]=&quot;Short&quot;; [.K377]-[Overview.$C$4]/[.J377]*[Overview.$C$6]; &quot;&quot;)); &quot;&quot;)">
            <text:p/>
          </table:table-cell>
          <table:table-cell table:style-name="ce152"/>
          <table:table-cell table:number-columns-repeated="2"/>
          <table:table-cell table:formula="of:=IFERROR([.S377]/[.M377]; &quot;&quot;)">
            <text:p/>
          </table:table-cell>
          <table:table-cell table:formula="of:=IFERROR(IF(AND([.F377]=&quot;Long&quot;; [.O377]=[.J377]); [.J377]*([.P377]-[.K377]); IF(AND([.F377]=&quot;Short&quot;; [.O377]=[.J377]); [.J377]*([.K377]-[.P377]); &quot;&quot;)); &quot;&quot;)">
            <text:p/>
          </table:table-cell>
          <table:table-cell table:formula="of:=IF(ISNUMBER([.S377]); IF([.S377]&gt;0; &quot;Win&quot;; &quot;Loss&quot;);&quot;&quot;)">
            <text:p/>
          </table:table-cell>
          <table:table-cell table:formula="of:=IF([.Q377]=&quot;&quot;; &quot;&quot;; CONCATENATE(DATEDIF([.I377];[.Q377];&quot;d&quot;); IF(DATEDIF([.I377];[.Q377];&quot;d&quot;)&gt;1; &quot; Days&quot;; &quot; Day&quot;)))">
            <text:p/>
          </table:table-cell>
          <table:table-cell table:content-validation-name="val12"/>
          <table:table-cell table:number-columns-repeated="2"/>
          <table:table-cell table:style-name="ce196"/>
          <table:table-cell table:style-name="ce205" table:formula="of:=IFERROR(IF(ISBLANK([.Y377]); &quot;&quot;; IF([.$F377]=&quot;Long&quot;; ([.Y377]-[.$K377])*[.$J377]/[.$M377]; ([.$K377]-[.Y377])*[.$J377]/[.$M377])-[.$R377]); &quot;&quot;)">
            <text:p/>
          </table:table-cell>
          <table:table-cell table:style-name="Default"/>
          <table:table-cell table:style-name="ce205" table:formula="of:=IFERROR(IF(ISBLANK([.AA377]); &quot;&quot;; IF([.$F377]=&quot;Long&quot;; ([.AA377]-[.$K377])*[.$J377]/[.$M377]; ([.$K377]-[.AA377])*[.$J377]/[.$M377])-[.$R377]); &quot;&quot;)">
            <text:p/>
          </table:table-cell>
          <table:table-cell table:style-name="Default"/>
          <table:table-cell table:style-name="ce205" table:formula="of:=IFERROR(IF(ISBLANK([.AC377]); &quot;&quot;; IF([.$F377]=&quot;Long&quot;; ([.AC377]-[.$K377])*[.$J377]/[.$M377]; ([.$K377]-[.AC377])*[.$J377]/[.$M377])-[.$R377]); &quot;&quot;)">
            <text:p/>
          </table:table-cell>
          <table:table-cell/>
          <table:table-cell table:formula="of:=IF(ISBLANK([.Q377]); &quot;&quot;; DAY([.Q377]))">
            <text:p/>
          </table:table-cell>
          <table:table-cell table:formula="of:=IF(ISBLANK([.I377]); &quot;&quot;; WEEKDAY([.I377]; 2))">
            <text:p/>
          </table:table-cell>
          <table:table-cell table:formula="of:=IF(ISBLANK([.Q377]); &quot;&quot;; WEEKDAY([.Q377]; 2))">
            <text:p/>
          </table:table-cell>
          <table:table-cell table:formula="of:=IF(ISBLANK([.Q377]); &quot;&quot;; WEEKNUM([.Q377]))">
            <text:p/>
          </table:table-cell>
          <table:table-cell table:style-name="ce224" table:formula="of:=IF(ISBLANK([.I377]); &quot;&quot;; MONTH([.I377]))">
            <text:p/>
          </table:table-cell>
          <table:table-cell table:formula="of:=IF(ISBLANK([.Q377]); &quot;&quot;; MONTH([.Q377]))">
            <text:p/>
          </table:table-cell>
          <table:table-cell table:formula="of:=IF(OR(ISBLANK([.I377]); ISBLANK([.Q377])); &quot;&quot;; IFERROR(DATEDIF([.I377];[.Q377];&quot;d&quot;); &quot;&quot;))">
            <text:p/>
          </table:table-cell>
          <table:table-cell table:style-name="ce286" table:formula="of:=IF(ISBLANK([.P377]); &quot;&quot;; SUM([.$R$3:.R377]))">
            <text:p/>
          </table:table-cell>
          <table:table-cell table:style-name="ce286" table:formula="of:=IF(ISBLANK([.P377]); &quot;&quot;; SUM([.$S$3:.S377]))">
            <text:p/>
          </table:table-cell>
          <table:table-cell table:formula="of:=IF(ISBLANK([.K377]); &quot;&quot;; [.J377]*[.K377])">
            <text:p/>
          </table:table-cell>
          <table:table-cell table:formula="of:=IF(ISNUMBER([.AO377]); [.AO377]*0.0035; &quot;&quot;)">
            <text:p/>
          </table:table-cell>
          <table:table-cell table:style-name="ce224" table:formula="of:=IF(ISBLANK([.P377]); &quot;&quot; ; [.O377]*[.P377])">
            <text:p/>
          </table:table-cell>
          <table:table-cell table:formula="of:=IF(ISNUMBER([.AQ377]); [.AQ377]*0.0035; &quot;&quot;)">
            <text:p/>
          </table:table-cell>
          <table:table-cell table:number-columns-repeated="20"/>
        </table:table-row>
        <table:table-row table:style-name="ro2">
          <table:table-cell office:value-type="float" office:value="376" calcext:value-type="float">
            <text:p>37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8]=&quot;Long&quot;; [.K378]-[Overview.$C$4]/[.J378]; IF([.F378]=&quot;Short&quot;; [.K378]+[Overview.$C$4]/[.J378]; &quot;&quot;)); &quot;&quot;)">
            <text:p/>
          </table:table-cell>
          <table:table-cell table:style-name="ce157" table:formula="of:=IFERROR(ABS([.L378]-[.K378])*[.J378]; &quot;&quot;)">
            <text:p/>
          </table:table-cell>
          <table:table-cell table:style-name="ce289" table:formula="of:=IFERROR(IF([.F378]=&quot;Long&quot;; [.K378]+[Overview.$C$4]/[.J378]*[Overview.$C$6]; IF([.F378]=&quot;Short&quot;; [.K378]-[Overview.$C$4]/[.J378]*[Overview.$C$6]; &quot;&quot;)); &quot;&quot;)">
            <text:p/>
          </table:table-cell>
          <table:table-cell table:style-name="ce152"/>
          <table:table-cell table:number-columns-repeated="2"/>
          <table:table-cell table:formula="of:=IFERROR([.S378]/[.M378]; &quot;&quot;)">
            <text:p/>
          </table:table-cell>
          <table:table-cell table:formula="of:=IFERROR(IF(AND([.F378]=&quot;Long&quot;; [.O378]=[.J378]); [.J378]*([.P378]-[.K378]); IF(AND([.F378]=&quot;Short&quot;; [.O378]=[.J378]); [.J378]*([.K378]-[.P378]); &quot;&quot;)); &quot;&quot;)">
            <text:p/>
          </table:table-cell>
          <table:table-cell table:formula="of:=IF(ISNUMBER([.S378]); IF([.S378]&gt;0; &quot;Win&quot;; &quot;Loss&quot;);&quot;&quot;)">
            <text:p/>
          </table:table-cell>
          <table:table-cell table:formula="of:=IF([.Q378]=&quot;&quot;; &quot;&quot;; CONCATENATE(DATEDIF([.I378];[.Q378];&quot;d&quot;); IF(DATEDIF([.I378];[.Q378];&quot;d&quot;)&gt;1; &quot; Days&quot;; &quot; Day&quot;)))">
            <text:p/>
          </table:table-cell>
          <table:table-cell table:content-validation-name="val12"/>
          <table:table-cell table:number-columns-repeated="2"/>
          <table:table-cell table:style-name="ce196"/>
          <table:table-cell table:style-name="ce205" table:formula="of:=IFERROR(IF(ISBLANK([.Y378]); &quot;&quot;; IF([.$F378]=&quot;Long&quot;; ([.Y378]-[.$K378])*[.$J378]/[.$M378]; ([.$K378]-[.Y378])*[.$J378]/[.$M378])-[.$R378]); &quot;&quot;)">
            <text:p/>
          </table:table-cell>
          <table:table-cell table:style-name="Default"/>
          <table:table-cell table:style-name="ce205" table:formula="of:=IFERROR(IF(ISBLANK([.AA378]); &quot;&quot;; IF([.$F378]=&quot;Long&quot;; ([.AA378]-[.$K378])*[.$J378]/[.$M378]; ([.$K378]-[.AA378])*[.$J378]/[.$M378])-[.$R378]); &quot;&quot;)">
            <text:p/>
          </table:table-cell>
          <table:table-cell table:style-name="Default"/>
          <table:table-cell table:style-name="ce205" table:formula="of:=IFERROR(IF(ISBLANK([.AC378]); &quot;&quot;; IF([.$F378]=&quot;Long&quot;; ([.AC378]-[.$K378])*[.$J378]/[.$M378]; ([.$K378]-[.AC378])*[.$J378]/[.$M378])-[.$R378]); &quot;&quot;)">
            <text:p/>
          </table:table-cell>
          <table:table-cell/>
          <table:table-cell table:formula="of:=IF(ISBLANK([.Q378]); &quot;&quot;; DAY([.Q378]))">
            <text:p/>
          </table:table-cell>
          <table:table-cell table:formula="of:=IF(ISBLANK([.I378]); &quot;&quot;; WEEKDAY([.I378]; 2))">
            <text:p/>
          </table:table-cell>
          <table:table-cell table:formula="of:=IF(ISBLANK([.Q378]); &quot;&quot;; WEEKDAY([.Q378]; 2))">
            <text:p/>
          </table:table-cell>
          <table:table-cell table:formula="of:=IF(ISBLANK([.Q378]); &quot;&quot;; WEEKNUM([.Q378]))">
            <text:p/>
          </table:table-cell>
          <table:table-cell table:style-name="ce224" table:formula="of:=IF(ISBLANK([.I378]); &quot;&quot;; MONTH([.I378]))">
            <text:p/>
          </table:table-cell>
          <table:table-cell table:formula="of:=IF(ISBLANK([.Q378]); &quot;&quot;; MONTH([.Q378]))">
            <text:p/>
          </table:table-cell>
          <table:table-cell table:formula="of:=IF(OR(ISBLANK([.I378]); ISBLANK([.Q378])); &quot;&quot;; IFERROR(DATEDIF([.I378];[.Q378];&quot;d&quot;); &quot;&quot;))">
            <text:p/>
          </table:table-cell>
          <table:table-cell table:style-name="ce286" table:formula="of:=IF(ISBLANK([.P378]); &quot;&quot;; SUM([.$R$3:.R378]))">
            <text:p/>
          </table:table-cell>
          <table:table-cell table:style-name="ce286" table:formula="of:=IF(ISBLANK([.P378]); &quot;&quot;; SUM([.$S$3:.S378]))">
            <text:p/>
          </table:table-cell>
          <table:table-cell table:formula="of:=IF(ISBLANK([.K378]); &quot;&quot;; [.J378]*[.K378])">
            <text:p/>
          </table:table-cell>
          <table:table-cell table:formula="of:=IF(ISNUMBER([.AO378]); [.AO378]*0.0035; &quot;&quot;)">
            <text:p/>
          </table:table-cell>
          <table:table-cell table:style-name="ce224" table:formula="of:=IF(ISBLANK([.P378]); &quot;&quot; ; [.O378]*[.P378])">
            <text:p/>
          </table:table-cell>
          <table:table-cell table:formula="of:=IF(ISNUMBER([.AQ378]); [.AQ378]*0.0035; &quot;&quot;)">
            <text:p/>
          </table:table-cell>
          <table:table-cell table:number-columns-repeated="20"/>
        </table:table-row>
        <table:table-row table:style-name="ro2">
          <table:table-cell office:value-type="float" office:value="377" calcext:value-type="float">
            <text:p>37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79]=&quot;Long&quot;; [.K379]-[Overview.$C$4]/[.J379]; IF([.F379]=&quot;Short&quot;; [.K379]+[Overview.$C$4]/[.J379]; &quot;&quot;)); &quot;&quot;)">
            <text:p/>
          </table:table-cell>
          <table:table-cell table:style-name="ce157" table:formula="of:=IFERROR(ABS([.L379]-[.K379])*[.J379]; &quot;&quot;)">
            <text:p/>
          </table:table-cell>
          <table:table-cell table:style-name="ce289" table:formula="of:=IFERROR(IF([.F379]=&quot;Long&quot;; [.K379]+[Overview.$C$4]/[.J379]*[Overview.$C$6]; IF([.F379]=&quot;Short&quot;; [.K379]-[Overview.$C$4]/[.J379]*[Overview.$C$6]; &quot;&quot;)); &quot;&quot;)">
            <text:p/>
          </table:table-cell>
          <table:table-cell table:style-name="ce152"/>
          <table:table-cell table:number-columns-repeated="2"/>
          <table:table-cell table:formula="of:=IFERROR([.S379]/[.M379]; &quot;&quot;)">
            <text:p/>
          </table:table-cell>
          <table:table-cell table:formula="of:=IFERROR(IF(AND([.F379]=&quot;Long&quot;; [.O379]=[.J379]); [.J379]*([.P379]-[.K379]); IF(AND([.F379]=&quot;Short&quot;; [.O379]=[.J379]); [.J379]*([.K379]-[.P379]); &quot;&quot;)); &quot;&quot;)">
            <text:p/>
          </table:table-cell>
          <table:table-cell table:formula="of:=IF(ISNUMBER([.S379]); IF([.S379]&gt;0; &quot;Win&quot;; &quot;Loss&quot;);&quot;&quot;)">
            <text:p/>
          </table:table-cell>
          <table:table-cell table:formula="of:=IF([.Q379]=&quot;&quot;; &quot;&quot;; CONCATENATE(DATEDIF([.I379];[.Q379];&quot;d&quot;); IF(DATEDIF([.I379];[.Q379];&quot;d&quot;)&gt;1; &quot; Days&quot;; &quot; Day&quot;)))">
            <text:p/>
          </table:table-cell>
          <table:table-cell table:content-validation-name="val12"/>
          <table:table-cell table:number-columns-repeated="2"/>
          <table:table-cell table:style-name="ce196"/>
          <table:table-cell table:style-name="ce205" table:formula="of:=IFERROR(IF(ISBLANK([.Y379]); &quot;&quot;; IF([.$F379]=&quot;Long&quot;; ([.Y379]-[.$K379])*[.$J379]/[.$M379]; ([.$K379]-[.Y379])*[.$J379]/[.$M379])-[.$R379]); &quot;&quot;)">
            <text:p/>
          </table:table-cell>
          <table:table-cell table:style-name="Default"/>
          <table:table-cell table:style-name="ce205" table:formula="of:=IFERROR(IF(ISBLANK([.AA379]); &quot;&quot;; IF([.$F379]=&quot;Long&quot;; ([.AA379]-[.$K379])*[.$J379]/[.$M379]; ([.$K379]-[.AA379])*[.$J379]/[.$M379])-[.$R379]); &quot;&quot;)">
            <text:p/>
          </table:table-cell>
          <table:table-cell table:style-name="Default"/>
          <table:table-cell table:style-name="ce205" table:formula="of:=IFERROR(IF(ISBLANK([.AC379]); &quot;&quot;; IF([.$F379]=&quot;Long&quot;; ([.AC379]-[.$K379])*[.$J379]/[.$M379]; ([.$K379]-[.AC379])*[.$J379]/[.$M379])-[.$R379]); &quot;&quot;)">
            <text:p/>
          </table:table-cell>
          <table:table-cell/>
          <table:table-cell table:formula="of:=IF(ISBLANK([.Q379]); &quot;&quot;; DAY([.Q379]))">
            <text:p/>
          </table:table-cell>
          <table:table-cell table:formula="of:=IF(ISBLANK([.I379]); &quot;&quot;; WEEKDAY([.I379]; 2))">
            <text:p/>
          </table:table-cell>
          <table:table-cell table:formula="of:=IF(ISBLANK([.Q379]); &quot;&quot;; WEEKDAY([.Q379]; 2))">
            <text:p/>
          </table:table-cell>
          <table:table-cell table:formula="of:=IF(ISBLANK([.Q379]); &quot;&quot;; WEEKNUM([.Q379]))">
            <text:p/>
          </table:table-cell>
          <table:table-cell table:style-name="ce224" table:formula="of:=IF(ISBLANK([.I379]); &quot;&quot;; MONTH([.I379]))">
            <text:p/>
          </table:table-cell>
          <table:table-cell table:formula="of:=IF(ISBLANK([.Q379]); &quot;&quot;; MONTH([.Q379]))">
            <text:p/>
          </table:table-cell>
          <table:table-cell table:formula="of:=IF(OR(ISBLANK([.I379]); ISBLANK([.Q379])); &quot;&quot;; IFERROR(DATEDIF([.I379];[.Q379];&quot;d&quot;); &quot;&quot;))">
            <text:p/>
          </table:table-cell>
          <table:table-cell table:style-name="ce286" table:formula="of:=IF(ISBLANK([.P379]); &quot;&quot;; SUM([.$R$3:.R379]))">
            <text:p/>
          </table:table-cell>
          <table:table-cell table:style-name="ce286" table:formula="of:=IF(ISBLANK([.P379]); &quot;&quot;; SUM([.$S$3:.S379]))">
            <text:p/>
          </table:table-cell>
          <table:table-cell table:formula="of:=IF(ISBLANK([.K379]); &quot;&quot;; [.J379]*[.K379])">
            <text:p/>
          </table:table-cell>
          <table:table-cell table:formula="of:=IF(ISNUMBER([.AO379]); [.AO379]*0.0035; &quot;&quot;)">
            <text:p/>
          </table:table-cell>
          <table:table-cell table:style-name="ce224" table:formula="of:=IF(ISBLANK([.P379]); &quot;&quot; ; [.O379]*[.P379])">
            <text:p/>
          </table:table-cell>
          <table:table-cell table:formula="of:=IF(ISNUMBER([.AQ379]); [.AQ379]*0.0035; &quot;&quot;)">
            <text:p/>
          </table:table-cell>
          <table:table-cell table:number-columns-repeated="20"/>
        </table:table-row>
        <table:table-row table:style-name="ro2">
          <table:table-cell office:value-type="float" office:value="378" calcext:value-type="float">
            <text:p>37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0]=&quot;Long&quot;; [.K380]-[Overview.$C$4]/[.J380]; IF([.F380]=&quot;Short&quot;; [.K380]+[Overview.$C$4]/[.J380]; &quot;&quot;)); &quot;&quot;)">
            <text:p/>
          </table:table-cell>
          <table:table-cell table:style-name="ce157" table:formula="of:=IFERROR(ABS([.L380]-[.K380])*[.J380]; &quot;&quot;)">
            <text:p/>
          </table:table-cell>
          <table:table-cell table:style-name="ce289" table:formula="of:=IFERROR(IF([.F380]=&quot;Long&quot;; [.K380]+[Overview.$C$4]/[.J380]*[Overview.$C$6]; IF([.F380]=&quot;Short&quot;; [.K380]-[Overview.$C$4]/[.J380]*[Overview.$C$6]; &quot;&quot;)); &quot;&quot;)">
            <text:p/>
          </table:table-cell>
          <table:table-cell table:style-name="ce152"/>
          <table:table-cell table:number-columns-repeated="2"/>
          <table:table-cell table:formula="of:=IFERROR([.S380]/[.M380]; &quot;&quot;)">
            <text:p/>
          </table:table-cell>
          <table:table-cell table:formula="of:=IFERROR(IF(AND([.F380]=&quot;Long&quot;; [.O380]=[.J380]); [.J380]*([.P380]-[.K380]); IF(AND([.F380]=&quot;Short&quot;; [.O380]=[.J380]); [.J380]*([.K380]-[.P380]); &quot;&quot;)); &quot;&quot;)">
            <text:p/>
          </table:table-cell>
          <table:table-cell table:formula="of:=IF(ISNUMBER([.S380]); IF([.S380]&gt;0; &quot;Win&quot;; &quot;Loss&quot;);&quot;&quot;)">
            <text:p/>
          </table:table-cell>
          <table:table-cell table:formula="of:=IF([.Q380]=&quot;&quot;; &quot;&quot;; CONCATENATE(DATEDIF([.I380];[.Q380];&quot;d&quot;); IF(DATEDIF([.I380];[.Q380];&quot;d&quot;)&gt;1; &quot; Days&quot;; &quot; Day&quot;)))">
            <text:p/>
          </table:table-cell>
          <table:table-cell table:content-validation-name="val12"/>
          <table:table-cell table:number-columns-repeated="2"/>
          <table:table-cell table:style-name="ce196"/>
          <table:table-cell table:style-name="ce205" table:formula="of:=IFERROR(IF(ISBLANK([.Y380]); &quot;&quot;; IF([.$F380]=&quot;Long&quot;; ([.Y380]-[.$K380])*[.$J380]/[.$M380]; ([.$K380]-[.Y380])*[.$J380]/[.$M380])-[.$R380]); &quot;&quot;)">
            <text:p/>
          </table:table-cell>
          <table:table-cell table:style-name="Default"/>
          <table:table-cell table:style-name="ce205" table:formula="of:=IFERROR(IF(ISBLANK([.AA380]); &quot;&quot;; IF([.$F380]=&quot;Long&quot;; ([.AA380]-[.$K380])*[.$J380]/[.$M380]; ([.$K380]-[.AA380])*[.$J380]/[.$M380])-[.$R380]); &quot;&quot;)">
            <text:p/>
          </table:table-cell>
          <table:table-cell table:style-name="Default"/>
          <table:table-cell table:style-name="ce205" table:formula="of:=IFERROR(IF(ISBLANK([.AC380]); &quot;&quot;; IF([.$F380]=&quot;Long&quot;; ([.AC380]-[.$K380])*[.$J380]/[.$M380]; ([.$K380]-[.AC380])*[.$J380]/[.$M380])-[.$R380]); &quot;&quot;)">
            <text:p/>
          </table:table-cell>
          <table:table-cell/>
          <table:table-cell table:formula="of:=IF(ISBLANK([.Q380]); &quot;&quot;; DAY([.Q380]))">
            <text:p/>
          </table:table-cell>
          <table:table-cell table:formula="of:=IF(ISBLANK([.I380]); &quot;&quot;; WEEKDAY([.I380]; 2))">
            <text:p/>
          </table:table-cell>
          <table:table-cell table:formula="of:=IF(ISBLANK([.Q380]); &quot;&quot;; WEEKDAY([.Q380]; 2))">
            <text:p/>
          </table:table-cell>
          <table:table-cell table:formula="of:=IF(ISBLANK([.Q380]); &quot;&quot;; WEEKNUM([.Q380]))">
            <text:p/>
          </table:table-cell>
          <table:table-cell table:style-name="ce224" table:formula="of:=IF(ISBLANK([.I380]); &quot;&quot;; MONTH([.I380]))">
            <text:p/>
          </table:table-cell>
          <table:table-cell table:formula="of:=IF(ISBLANK([.Q380]); &quot;&quot;; MONTH([.Q380]))">
            <text:p/>
          </table:table-cell>
          <table:table-cell table:formula="of:=IF(OR(ISBLANK([.I380]); ISBLANK([.Q380])); &quot;&quot;; IFERROR(DATEDIF([.I380];[.Q380];&quot;d&quot;); &quot;&quot;))">
            <text:p/>
          </table:table-cell>
          <table:table-cell table:style-name="ce286" table:formula="of:=IF(ISBLANK([.P380]); &quot;&quot;; SUM([.$R$3:.R380]))">
            <text:p/>
          </table:table-cell>
          <table:table-cell table:style-name="ce286" table:formula="of:=IF(ISBLANK([.P380]); &quot;&quot;; SUM([.$S$3:.S380]))">
            <text:p/>
          </table:table-cell>
          <table:table-cell table:formula="of:=IF(ISBLANK([.K380]); &quot;&quot;; [.J380]*[.K380])">
            <text:p/>
          </table:table-cell>
          <table:table-cell table:formula="of:=IF(ISNUMBER([.AO380]); [.AO380]*0.0035; &quot;&quot;)">
            <text:p/>
          </table:table-cell>
          <table:table-cell table:style-name="ce224" table:formula="of:=IF(ISBLANK([.P380]); &quot;&quot; ; [.O380]*[.P380])">
            <text:p/>
          </table:table-cell>
          <table:table-cell table:formula="of:=IF(ISNUMBER([.AQ380]); [.AQ380]*0.0035; &quot;&quot;)">
            <text:p/>
          </table:table-cell>
          <table:table-cell table:number-columns-repeated="20"/>
        </table:table-row>
        <table:table-row table:style-name="ro2">
          <table:table-cell office:value-type="float" office:value="379" calcext:value-type="float">
            <text:p>37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1]=&quot;Long&quot;; [.K381]-[Overview.$C$4]/[.J381]; IF([.F381]=&quot;Short&quot;; [.K381]+[Overview.$C$4]/[.J381]; &quot;&quot;)); &quot;&quot;)">
            <text:p/>
          </table:table-cell>
          <table:table-cell table:style-name="ce157" table:formula="of:=IFERROR(ABS([.L381]-[.K381])*[.J381]; &quot;&quot;)">
            <text:p/>
          </table:table-cell>
          <table:table-cell table:style-name="ce289" table:formula="of:=IFERROR(IF([.F381]=&quot;Long&quot;; [.K381]+[Overview.$C$4]/[.J381]*[Overview.$C$6]; IF([.F381]=&quot;Short&quot;; [.K381]-[Overview.$C$4]/[.J381]*[Overview.$C$6]; &quot;&quot;)); &quot;&quot;)">
            <text:p/>
          </table:table-cell>
          <table:table-cell table:style-name="ce152"/>
          <table:table-cell table:number-columns-repeated="2"/>
          <table:table-cell table:formula="of:=IFERROR([.S381]/[.M381]; &quot;&quot;)">
            <text:p/>
          </table:table-cell>
          <table:table-cell table:formula="of:=IFERROR(IF(AND([.F381]=&quot;Long&quot;; [.O381]=[.J381]); [.J381]*([.P381]-[.K381]); IF(AND([.F381]=&quot;Short&quot;; [.O381]=[.J381]); [.J381]*([.K381]-[.P381]); &quot;&quot;)); &quot;&quot;)">
            <text:p/>
          </table:table-cell>
          <table:table-cell table:formula="of:=IF(ISNUMBER([.S381]); IF([.S381]&gt;0; &quot;Win&quot;; &quot;Loss&quot;);&quot;&quot;)">
            <text:p/>
          </table:table-cell>
          <table:table-cell table:formula="of:=IF([.Q381]=&quot;&quot;; &quot;&quot;; CONCATENATE(DATEDIF([.I381];[.Q381];&quot;d&quot;); IF(DATEDIF([.I381];[.Q381];&quot;d&quot;)&gt;1; &quot; Days&quot;; &quot; Day&quot;)))">
            <text:p/>
          </table:table-cell>
          <table:table-cell table:content-validation-name="val12"/>
          <table:table-cell table:number-columns-repeated="2"/>
          <table:table-cell table:style-name="ce196"/>
          <table:table-cell table:style-name="ce205" table:formula="of:=IFERROR(IF(ISBLANK([.Y381]); &quot;&quot;; IF([.$F381]=&quot;Long&quot;; ([.Y381]-[.$K381])*[.$J381]/[.$M381]; ([.$K381]-[.Y381])*[.$J381]/[.$M381])-[.$R381]); &quot;&quot;)">
            <text:p/>
          </table:table-cell>
          <table:table-cell table:style-name="Default"/>
          <table:table-cell table:style-name="ce205" table:formula="of:=IFERROR(IF(ISBLANK([.AA381]); &quot;&quot;; IF([.$F381]=&quot;Long&quot;; ([.AA381]-[.$K381])*[.$J381]/[.$M381]; ([.$K381]-[.AA381])*[.$J381]/[.$M381])-[.$R381]); &quot;&quot;)">
            <text:p/>
          </table:table-cell>
          <table:table-cell table:style-name="Default"/>
          <table:table-cell table:style-name="ce205" table:formula="of:=IFERROR(IF(ISBLANK([.AC381]); &quot;&quot;; IF([.$F381]=&quot;Long&quot;; ([.AC381]-[.$K381])*[.$J381]/[.$M381]; ([.$K381]-[.AC381])*[.$J381]/[.$M381])-[.$R381]); &quot;&quot;)">
            <text:p/>
          </table:table-cell>
          <table:table-cell/>
          <table:table-cell table:formula="of:=IF(ISBLANK([.Q381]); &quot;&quot;; DAY([.Q381]))">
            <text:p/>
          </table:table-cell>
          <table:table-cell table:formula="of:=IF(ISBLANK([.I381]); &quot;&quot;; WEEKDAY([.I381]; 2))">
            <text:p/>
          </table:table-cell>
          <table:table-cell table:formula="of:=IF(ISBLANK([.Q381]); &quot;&quot;; WEEKDAY([.Q381]; 2))">
            <text:p/>
          </table:table-cell>
          <table:table-cell table:formula="of:=IF(ISBLANK([.Q381]); &quot;&quot;; WEEKNUM([.Q381]))">
            <text:p/>
          </table:table-cell>
          <table:table-cell table:style-name="ce224" table:formula="of:=IF(ISBLANK([.I381]); &quot;&quot;; MONTH([.I381]))">
            <text:p/>
          </table:table-cell>
          <table:table-cell table:formula="of:=IF(ISBLANK([.Q381]); &quot;&quot;; MONTH([.Q381]))">
            <text:p/>
          </table:table-cell>
          <table:table-cell table:formula="of:=IF(OR(ISBLANK([.I381]); ISBLANK([.Q381])); &quot;&quot;; IFERROR(DATEDIF([.I381];[.Q381];&quot;d&quot;); &quot;&quot;))">
            <text:p/>
          </table:table-cell>
          <table:table-cell table:style-name="ce286" table:formula="of:=IF(ISBLANK([.P381]); &quot;&quot;; SUM([.$R$3:.R381]))">
            <text:p/>
          </table:table-cell>
          <table:table-cell table:style-name="ce286" table:formula="of:=IF(ISBLANK([.P381]); &quot;&quot;; SUM([.$S$3:.S381]))">
            <text:p/>
          </table:table-cell>
          <table:table-cell table:formula="of:=IF(ISBLANK([.K381]); &quot;&quot;; [.J381]*[.K381])">
            <text:p/>
          </table:table-cell>
          <table:table-cell table:formula="of:=IF(ISNUMBER([.AO381]); [.AO381]*0.0035; &quot;&quot;)">
            <text:p/>
          </table:table-cell>
          <table:table-cell table:style-name="ce224" table:formula="of:=IF(ISBLANK([.P381]); &quot;&quot; ; [.O381]*[.P381])">
            <text:p/>
          </table:table-cell>
          <table:table-cell table:formula="of:=IF(ISNUMBER([.AQ381]); [.AQ381]*0.0035; &quot;&quot;)">
            <text:p/>
          </table:table-cell>
          <table:table-cell table:number-columns-repeated="20"/>
        </table:table-row>
        <table:table-row table:style-name="ro2">
          <table:table-cell office:value-type="float" office:value="380" calcext:value-type="float">
            <text:p>38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2]=&quot;Long&quot;; [.K382]-[Overview.$C$4]/[.J382]; IF([.F382]=&quot;Short&quot;; [.K382]+[Overview.$C$4]/[.J382]; &quot;&quot;)); &quot;&quot;)">
            <text:p/>
          </table:table-cell>
          <table:table-cell table:style-name="ce157" table:formula="of:=IFERROR(ABS([.L382]-[.K382])*[.J382]; &quot;&quot;)">
            <text:p/>
          </table:table-cell>
          <table:table-cell table:style-name="ce289" table:formula="of:=IFERROR(IF([.F382]=&quot;Long&quot;; [.K382]+[Overview.$C$4]/[.J382]*[Overview.$C$6]; IF([.F382]=&quot;Short&quot;; [.K382]-[Overview.$C$4]/[.J382]*[Overview.$C$6]; &quot;&quot;)); &quot;&quot;)">
            <text:p/>
          </table:table-cell>
          <table:table-cell table:style-name="ce152"/>
          <table:table-cell table:number-columns-repeated="2"/>
          <table:table-cell table:formula="of:=IFERROR([.S382]/[.M382]; &quot;&quot;)">
            <text:p/>
          </table:table-cell>
          <table:table-cell table:formula="of:=IFERROR(IF(AND([.F382]=&quot;Long&quot;; [.O382]=[.J382]); [.J382]*([.P382]-[.K382]); IF(AND([.F382]=&quot;Short&quot;; [.O382]=[.J382]); [.J382]*([.K382]-[.P382]); &quot;&quot;)); &quot;&quot;)">
            <text:p/>
          </table:table-cell>
          <table:table-cell table:formula="of:=IF(ISNUMBER([.S382]); IF([.S382]&gt;0; &quot;Win&quot;; &quot;Loss&quot;);&quot;&quot;)">
            <text:p/>
          </table:table-cell>
          <table:table-cell table:formula="of:=IF([.Q382]=&quot;&quot;; &quot;&quot;; CONCATENATE(DATEDIF([.I382];[.Q382];&quot;d&quot;); IF(DATEDIF([.I382];[.Q382];&quot;d&quot;)&gt;1; &quot; Days&quot;; &quot; Day&quot;)))">
            <text:p/>
          </table:table-cell>
          <table:table-cell table:content-validation-name="val12"/>
          <table:table-cell table:number-columns-repeated="2"/>
          <table:table-cell table:style-name="ce196"/>
          <table:table-cell table:style-name="ce205" table:formula="of:=IFERROR(IF(ISBLANK([.Y382]); &quot;&quot;; IF([.$F382]=&quot;Long&quot;; ([.Y382]-[.$K382])*[.$J382]/[.$M382]; ([.$K382]-[.Y382])*[.$J382]/[.$M382])-[.$R382]); &quot;&quot;)">
            <text:p/>
          </table:table-cell>
          <table:table-cell table:style-name="Default"/>
          <table:table-cell table:style-name="ce205" table:formula="of:=IFERROR(IF(ISBLANK([.AA382]); &quot;&quot;; IF([.$F382]=&quot;Long&quot;; ([.AA382]-[.$K382])*[.$J382]/[.$M382]; ([.$K382]-[.AA382])*[.$J382]/[.$M382])-[.$R382]); &quot;&quot;)">
            <text:p/>
          </table:table-cell>
          <table:table-cell table:style-name="Default"/>
          <table:table-cell table:style-name="ce205" table:formula="of:=IFERROR(IF(ISBLANK([.AC382]); &quot;&quot;; IF([.$F382]=&quot;Long&quot;; ([.AC382]-[.$K382])*[.$J382]/[.$M382]; ([.$K382]-[.AC382])*[.$J382]/[.$M382])-[.$R382]); &quot;&quot;)">
            <text:p/>
          </table:table-cell>
          <table:table-cell/>
          <table:table-cell table:formula="of:=IF(ISBLANK([.Q382]); &quot;&quot;; DAY([.Q382]))">
            <text:p/>
          </table:table-cell>
          <table:table-cell table:formula="of:=IF(ISBLANK([.I382]); &quot;&quot;; WEEKDAY([.I382]; 2))">
            <text:p/>
          </table:table-cell>
          <table:table-cell table:formula="of:=IF(ISBLANK([.Q382]); &quot;&quot;; WEEKDAY([.Q382]; 2))">
            <text:p/>
          </table:table-cell>
          <table:table-cell table:formula="of:=IF(ISBLANK([.Q382]); &quot;&quot;; WEEKNUM([.Q382]))">
            <text:p/>
          </table:table-cell>
          <table:table-cell table:style-name="ce224" table:formula="of:=IF(ISBLANK([.I382]); &quot;&quot;; MONTH([.I382]))">
            <text:p/>
          </table:table-cell>
          <table:table-cell table:formula="of:=IF(ISBLANK([.Q382]); &quot;&quot;; MONTH([.Q382]))">
            <text:p/>
          </table:table-cell>
          <table:table-cell table:formula="of:=IF(OR(ISBLANK([.I382]); ISBLANK([.Q382])); &quot;&quot;; IFERROR(DATEDIF([.I382];[.Q382];&quot;d&quot;); &quot;&quot;))">
            <text:p/>
          </table:table-cell>
          <table:table-cell table:style-name="ce286" table:formula="of:=IF(ISBLANK([.P382]); &quot;&quot;; SUM([.$R$3:.R382]))">
            <text:p/>
          </table:table-cell>
          <table:table-cell table:style-name="ce286" table:formula="of:=IF(ISBLANK([.P382]); &quot;&quot;; SUM([.$S$3:.S382]))">
            <text:p/>
          </table:table-cell>
          <table:table-cell table:formula="of:=IF(ISBLANK([.K382]); &quot;&quot;; [.J382]*[.K382])">
            <text:p/>
          </table:table-cell>
          <table:table-cell table:formula="of:=IF(ISNUMBER([.AO382]); [.AO382]*0.0035; &quot;&quot;)">
            <text:p/>
          </table:table-cell>
          <table:table-cell table:style-name="ce224" table:formula="of:=IF(ISBLANK([.P382]); &quot;&quot; ; [.O382]*[.P382])">
            <text:p/>
          </table:table-cell>
          <table:table-cell table:formula="of:=IF(ISNUMBER([.AQ382]); [.AQ382]*0.0035; &quot;&quot;)">
            <text:p/>
          </table:table-cell>
          <table:table-cell table:number-columns-repeated="20"/>
        </table:table-row>
        <table:table-row table:style-name="ro2">
          <table:table-cell office:value-type="float" office:value="381" calcext:value-type="float">
            <text:p>38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3]=&quot;Long&quot;; [.K383]-[Overview.$C$4]/[.J383]; IF([.F383]=&quot;Short&quot;; [.K383]+[Overview.$C$4]/[.J383]; &quot;&quot;)); &quot;&quot;)">
            <text:p/>
          </table:table-cell>
          <table:table-cell table:style-name="ce157" table:formula="of:=IFERROR(ABS([.L383]-[.K383])*[.J383]; &quot;&quot;)">
            <text:p/>
          </table:table-cell>
          <table:table-cell table:style-name="ce289" table:formula="of:=IFERROR(IF([.F383]=&quot;Long&quot;; [.K383]+[Overview.$C$4]/[.J383]*[Overview.$C$6]; IF([.F383]=&quot;Short&quot;; [.K383]-[Overview.$C$4]/[.J383]*[Overview.$C$6]; &quot;&quot;)); &quot;&quot;)">
            <text:p/>
          </table:table-cell>
          <table:table-cell table:style-name="ce152"/>
          <table:table-cell table:number-columns-repeated="2"/>
          <table:table-cell table:formula="of:=IFERROR([.S383]/[.M383]; &quot;&quot;)">
            <text:p/>
          </table:table-cell>
          <table:table-cell table:formula="of:=IFERROR(IF(AND([.F383]=&quot;Long&quot;; [.O383]=[.J383]); [.J383]*([.P383]-[.K383]); IF(AND([.F383]=&quot;Short&quot;; [.O383]=[.J383]); [.J383]*([.K383]-[.P383]); &quot;&quot;)); &quot;&quot;)">
            <text:p/>
          </table:table-cell>
          <table:table-cell table:formula="of:=IF(ISNUMBER([.S383]); IF([.S383]&gt;0; &quot;Win&quot;; &quot;Loss&quot;);&quot;&quot;)">
            <text:p/>
          </table:table-cell>
          <table:table-cell table:formula="of:=IF([.Q383]=&quot;&quot;; &quot;&quot;; CONCATENATE(DATEDIF([.I383];[.Q383];&quot;d&quot;); IF(DATEDIF([.I383];[.Q383];&quot;d&quot;)&gt;1; &quot; Days&quot;; &quot; Day&quot;)))">
            <text:p/>
          </table:table-cell>
          <table:table-cell table:content-validation-name="val12"/>
          <table:table-cell table:number-columns-repeated="2"/>
          <table:table-cell table:style-name="ce196"/>
          <table:table-cell table:style-name="ce205" table:formula="of:=IFERROR(IF(ISBLANK([.Y383]); &quot;&quot;; IF([.$F383]=&quot;Long&quot;; ([.Y383]-[.$K383])*[.$J383]/[.$M383]; ([.$K383]-[.Y383])*[.$J383]/[.$M383])-[.$R383]); &quot;&quot;)">
            <text:p/>
          </table:table-cell>
          <table:table-cell table:style-name="Default"/>
          <table:table-cell table:style-name="ce205" table:formula="of:=IFERROR(IF(ISBLANK([.AA383]); &quot;&quot;; IF([.$F383]=&quot;Long&quot;; ([.AA383]-[.$K383])*[.$J383]/[.$M383]; ([.$K383]-[.AA383])*[.$J383]/[.$M383])-[.$R383]); &quot;&quot;)">
            <text:p/>
          </table:table-cell>
          <table:table-cell table:style-name="Default"/>
          <table:table-cell table:style-name="ce205" table:formula="of:=IFERROR(IF(ISBLANK([.AC383]); &quot;&quot;; IF([.$F383]=&quot;Long&quot;; ([.AC383]-[.$K383])*[.$J383]/[.$M383]; ([.$K383]-[.AC383])*[.$J383]/[.$M383])-[.$R383]); &quot;&quot;)">
            <text:p/>
          </table:table-cell>
          <table:table-cell/>
          <table:table-cell table:formula="of:=IF(ISBLANK([.Q383]); &quot;&quot;; DAY([.Q383]))">
            <text:p/>
          </table:table-cell>
          <table:table-cell table:formula="of:=IF(ISBLANK([.I383]); &quot;&quot;; WEEKDAY([.I383]; 2))">
            <text:p/>
          </table:table-cell>
          <table:table-cell table:formula="of:=IF(ISBLANK([.Q383]); &quot;&quot;; WEEKDAY([.Q383]; 2))">
            <text:p/>
          </table:table-cell>
          <table:table-cell table:formula="of:=IF(ISBLANK([.Q383]); &quot;&quot;; WEEKNUM([.Q383]))">
            <text:p/>
          </table:table-cell>
          <table:table-cell table:style-name="ce224" table:formula="of:=IF(ISBLANK([.I383]); &quot;&quot;; MONTH([.I383]))">
            <text:p/>
          </table:table-cell>
          <table:table-cell table:formula="of:=IF(ISBLANK([.Q383]); &quot;&quot;; MONTH([.Q383]))">
            <text:p/>
          </table:table-cell>
          <table:table-cell table:formula="of:=IF(OR(ISBLANK([.I383]); ISBLANK([.Q383])); &quot;&quot;; IFERROR(DATEDIF([.I383];[.Q383];&quot;d&quot;); &quot;&quot;))">
            <text:p/>
          </table:table-cell>
          <table:table-cell table:style-name="ce286" table:formula="of:=IF(ISBLANK([.P383]); &quot;&quot;; SUM([.$R$3:.R383]))">
            <text:p/>
          </table:table-cell>
          <table:table-cell table:style-name="ce286" table:formula="of:=IF(ISBLANK([.P383]); &quot;&quot;; SUM([.$S$3:.S383]))">
            <text:p/>
          </table:table-cell>
          <table:table-cell table:formula="of:=IF(ISBLANK([.K383]); &quot;&quot;; [.J383]*[.K383])">
            <text:p/>
          </table:table-cell>
          <table:table-cell table:formula="of:=IF(ISNUMBER([.AO383]); [.AO383]*0.0035; &quot;&quot;)">
            <text:p/>
          </table:table-cell>
          <table:table-cell table:style-name="ce224" table:formula="of:=IF(ISBLANK([.P383]); &quot;&quot; ; [.O383]*[.P383])">
            <text:p/>
          </table:table-cell>
          <table:table-cell table:formula="of:=IF(ISNUMBER([.AQ383]); [.AQ383]*0.0035; &quot;&quot;)">
            <text:p/>
          </table:table-cell>
          <table:table-cell table:number-columns-repeated="20"/>
        </table:table-row>
        <table:table-row table:style-name="ro2">
          <table:table-cell office:value-type="float" office:value="382" calcext:value-type="float">
            <text:p>38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4]=&quot;Long&quot;; [.K384]-[Overview.$C$4]/[.J384]; IF([.F384]=&quot;Short&quot;; [.K384]+[Overview.$C$4]/[.J384]; &quot;&quot;)); &quot;&quot;)">
            <text:p/>
          </table:table-cell>
          <table:table-cell table:style-name="ce157" table:formula="of:=IFERROR(ABS([.L384]-[.K384])*[.J384]; &quot;&quot;)">
            <text:p/>
          </table:table-cell>
          <table:table-cell table:style-name="ce289" table:formula="of:=IFERROR(IF([.F384]=&quot;Long&quot;; [.K384]+[Overview.$C$4]/[.J384]*[Overview.$C$6]; IF([.F384]=&quot;Short&quot;; [.K384]-[Overview.$C$4]/[.J384]*[Overview.$C$6]; &quot;&quot;)); &quot;&quot;)">
            <text:p/>
          </table:table-cell>
          <table:table-cell table:style-name="ce152"/>
          <table:table-cell table:number-columns-repeated="2"/>
          <table:table-cell table:formula="of:=IFERROR([.S384]/[.M384]; &quot;&quot;)">
            <text:p/>
          </table:table-cell>
          <table:table-cell table:formula="of:=IFERROR(IF(AND([.F384]=&quot;Long&quot;; [.O384]=[.J384]); [.J384]*([.P384]-[.K384]); IF(AND([.F384]=&quot;Short&quot;; [.O384]=[.J384]); [.J384]*([.K384]-[.P384]); &quot;&quot;)); &quot;&quot;)">
            <text:p/>
          </table:table-cell>
          <table:table-cell table:formula="of:=IF(ISNUMBER([.S384]); IF([.S384]&gt;0; &quot;Win&quot;; &quot;Loss&quot;);&quot;&quot;)">
            <text:p/>
          </table:table-cell>
          <table:table-cell table:formula="of:=IF([.Q384]=&quot;&quot;; &quot;&quot;; CONCATENATE(DATEDIF([.I384];[.Q384];&quot;d&quot;); IF(DATEDIF([.I384];[.Q384];&quot;d&quot;)&gt;1; &quot; Days&quot;; &quot; Day&quot;)))">
            <text:p/>
          </table:table-cell>
          <table:table-cell table:content-validation-name="val12"/>
          <table:table-cell table:number-columns-repeated="2"/>
          <table:table-cell table:style-name="ce196"/>
          <table:table-cell table:style-name="ce205" table:formula="of:=IFERROR(IF(ISBLANK([.Y384]); &quot;&quot;; IF([.$F384]=&quot;Long&quot;; ([.Y384]-[.$K384])*[.$J384]/[.$M384]; ([.$K384]-[.Y384])*[.$J384]/[.$M384])-[.$R384]); &quot;&quot;)">
            <text:p/>
          </table:table-cell>
          <table:table-cell table:style-name="Default"/>
          <table:table-cell table:style-name="ce205" table:formula="of:=IFERROR(IF(ISBLANK([.AA384]); &quot;&quot;; IF([.$F384]=&quot;Long&quot;; ([.AA384]-[.$K384])*[.$J384]/[.$M384]; ([.$K384]-[.AA384])*[.$J384]/[.$M384])-[.$R384]); &quot;&quot;)">
            <text:p/>
          </table:table-cell>
          <table:table-cell table:style-name="Default"/>
          <table:table-cell table:style-name="ce205" table:formula="of:=IFERROR(IF(ISBLANK([.AC384]); &quot;&quot;; IF([.$F384]=&quot;Long&quot;; ([.AC384]-[.$K384])*[.$J384]/[.$M384]; ([.$K384]-[.AC384])*[.$J384]/[.$M384])-[.$R384]); &quot;&quot;)">
            <text:p/>
          </table:table-cell>
          <table:table-cell/>
          <table:table-cell table:formula="of:=IF(ISBLANK([.Q384]); &quot;&quot;; DAY([.Q384]))">
            <text:p/>
          </table:table-cell>
          <table:table-cell table:formula="of:=IF(ISBLANK([.I384]); &quot;&quot;; WEEKDAY([.I384]; 2))">
            <text:p/>
          </table:table-cell>
          <table:table-cell table:formula="of:=IF(ISBLANK([.Q384]); &quot;&quot;; WEEKDAY([.Q384]; 2))">
            <text:p/>
          </table:table-cell>
          <table:table-cell table:formula="of:=IF(ISBLANK([.Q384]); &quot;&quot;; WEEKNUM([.Q384]))">
            <text:p/>
          </table:table-cell>
          <table:table-cell table:style-name="ce224" table:formula="of:=IF(ISBLANK([.I384]); &quot;&quot;; MONTH([.I384]))">
            <text:p/>
          </table:table-cell>
          <table:table-cell table:formula="of:=IF(ISBLANK([.Q384]); &quot;&quot;; MONTH([.Q384]))">
            <text:p/>
          </table:table-cell>
          <table:table-cell table:formula="of:=IF(OR(ISBLANK([.I384]); ISBLANK([.Q384])); &quot;&quot;; IFERROR(DATEDIF([.I384];[.Q384];&quot;d&quot;); &quot;&quot;))">
            <text:p/>
          </table:table-cell>
          <table:table-cell table:style-name="ce286" table:formula="of:=IF(ISBLANK([.P384]); &quot;&quot;; SUM([.$R$3:.R384]))">
            <text:p/>
          </table:table-cell>
          <table:table-cell table:style-name="ce286" table:formula="of:=IF(ISBLANK([.P384]); &quot;&quot;; SUM([.$S$3:.S384]))">
            <text:p/>
          </table:table-cell>
          <table:table-cell table:formula="of:=IF(ISBLANK([.K384]); &quot;&quot;; [.J384]*[.K384])">
            <text:p/>
          </table:table-cell>
          <table:table-cell table:formula="of:=IF(ISNUMBER([.AO384]); [.AO384]*0.0035; &quot;&quot;)">
            <text:p/>
          </table:table-cell>
          <table:table-cell table:style-name="ce224" table:formula="of:=IF(ISBLANK([.P384]); &quot;&quot; ; [.O384]*[.P384])">
            <text:p/>
          </table:table-cell>
          <table:table-cell table:formula="of:=IF(ISNUMBER([.AQ384]); [.AQ384]*0.0035; &quot;&quot;)">
            <text:p/>
          </table:table-cell>
          <table:table-cell table:number-columns-repeated="20"/>
        </table:table-row>
        <table:table-row table:style-name="ro2">
          <table:table-cell office:value-type="float" office:value="383" calcext:value-type="float">
            <text:p>38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5]=&quot;Long&quot;; [.K385]-[Overview.$C$4]/[.J385]; IF([.F385]=&quot;Short&quot;; [.K385]+[Overview.$C$4]/[.J385]; &quot;&quot;)); &quot;&quot;)">
            <text:p/>
          </table:table-cell>
          <table:table-cell table:style-name="ce157" table:formula="of:=IFERROR(ABS([.L385]-[.K385])*[.J385]; &quot;&quot;)">
            <text:p/>
          </table:table-cell>
          <table:table-cell table:style-name="ce289" table:formula="of:=IFERROR(IF([.F385]=&quot;Long&quot;; [.K385]+[Overview.$C$4]/[.J385]*[Overview.$C$6]; IF([.F385]=&quot;Short&quot;; [.K385]-[Overview.$C$4]/[.J385]*[Overview.$C$6]; &quot;&quot;)); &quot;&quot;)">
            <text:p/>
          </table:table-cell>
          <table:table-cell table:style-name="ce152"/>
          <table:table-cell table:number-columns-repeated="2"/>
          <table:table-cell table:formula="of:=IFERROR([.S385]/[.M385]; &quot;&quot;)">
            <text:p/>
          </table:table-cell>
          <table:table-cell table:formula="of:=IFERROR(IF(AND([.F385]=&quot;Long&quot;; [.O385]=[.J385]); [.J385]*([.P385]-[.K385]); IF(AND([.F385]=&quot;Short&quot;; [.O385]=[.J385]); [.J385]*([.K385]-[.P385]); &quot;&quot;)); &quot;&quot;)">
            <text:p/>
          </table:table-cell>
          <table:table-cell table:formula="of:=IF(ISNUMBER([.S385]); IF([.S385]&gt;0; &quot;Win&quot;; &quot;Loss&quot;);&quot;&quot;)">
            <text:p/>
          </table:table-cell>
          <table:table-cell table:formula="of:=IF([.Q385]=&quot;&quot;; &quot;&quot;; CONCATENATE(DATEDIF([.I385];[.Q385];&quot;d&quot;); IF(DATEDIF([.I385];[.Q385];&quot;d&quot;)&gt;1; &quot; Days&quot;; &quot; Day&quot;)))">
            <text:p/>
          </table:table-cell>
          <table:table-cell table:content-validation-name="val12"/>
          <table:table-cell table:number-columns-repeated="2"/>
          <table:table-cell table:style-name="ce196"/>
          <table:table-cell table:style-name="ce205" table:formula="of:=IFERROR(IF(ISBLANK([.Y385]); &quot;&quot;; IF([.$F385]=&quot;Long&quot;; ([.Y385]-[.$K385])*[.$J385]/[.$M385]; ([.$K385]-[.Y385])*[.$J385]/[.$M385])-[.$R385]); &quot;&quot;)">
            <text:p/>
          </table:table-cell>
          <table:table-cell table:style-name="Default"/>
          <table:table-cell table:style-name="ce205" table:formula="of:=IFERROR(IF(ISBLANK([.AA385]); &quot;&quot;; IF([.$F385]=&quot;Long&quot;; ([.AA385]-[.$K385])*[.$J385]/[.$M385]; ([.$K385]-[.AA385])*[.$J385]/[.$M385])-[.$R385]); &quot;&quot;)">
            <text:p/>
          </table:table-cell>
          <table:table-cell table:style-name="Default"/>
          <table:table-cell table:style-name="ce205" table:formula="of:=IFERROR(IF(ISBLANK([.AC385]); &quot;&quot;; IF([.$F385]=&quot;Long&quot;; ([.AC385]-[.$K385])*[.$J385]/[.$M385]; ([.$K385]-[.AC385])*[.$J385]/[.$M385])-[.$R385]); &quot;&quot;)">
            <text:p/>
          </table:table-cell>
          <table:table-cell/>
          <table:table-cell table:formula="of:=IF(ISBLANK([.Q385]); &quot;&quot;; DAY([.Q385]))">
            <text:p/>
          </table:table-cell>
          <table:table-cell table:formula="of:=IF(ISBLANK([.I385]); &quot;&quot;; WEEKDAY([.I385]; 2))">
            <text:p/>
          </table:table-cell>
          <table:table-cell table:formula="of:=IF(ISBLANK([.Q385]); &quot;&quot;; WEEKDAY([.Q385]; 2))">
            <text:p/>
          </table:table-cell>
          <table:table-cell table:formula="of:=IF(ISBLANK([.Q385]); &quot;&quot;; WEEKNUM([.Q385]))">
            <text:p/>
          </table:table-cell>
          <table:table-cell table:style-name="ce224" table:formula="of:=IF(ISBLANK([.I385]); &quot;&quot;; MONTH([.I385]))">
            <text:p/>
          </table:table-cell>
          <table:table-cell table:formula="of:=IF(ISBLANK([.Q385]); &quot;&quot;; MONTH([.Q385]))">
            <text:p/>
          </table:table-cell>
          <table:table-cell table:formula="of:=IF(OR(ISBLANK([.I385]); ISBLANK([.Q385])); &quot;&quot;; IFERROR(DATEDIF([.I385];[.Q385];&quot;d&quot;); &quot;&quot;))">
            <text:p/>
          </table:table-cell>
          <table:table-cell table:style-name="ce286" table:formula="of:=IF(ISBLANK([.P385]); &quot;&quot;; SUM([.$R$3:.R385]))">
            <text:p/>
          </table:table-cell>
          <table:table-cell table:style-name="ce286" table:formula="of:=IF(ISBLANK([.P385]); &quot;&quot;; SUM([.$S$3:.S385]))">
            <text:p/>
          </table:table-cell>
          <table:table-cell table:formula="of:=IF(ISBLANK([.K385]); &quot;&quot;; [.J385]*[.K385])">
            <text:p/>
          </table:table-cell>
          <table:table-cell table:formula="of:=IF(ISNUMBER([.AO385]); [.AO385]*0.0035; &quot;&quot;)">
            <text:p/>
          </table:table-cell>
          <table:table-cell table:style-name="ce224" table:formula="of:=IF(ISBLANK([.P385]); &quot;&quot; ; [.O385]*[.P385])">
            <text:p/>
          </table:table-cell>
          <table:table-cell table:formula="of:=IF(ISNUMBER([.AQ385]); [.AQ385]*0.0035; &quot;&quot;)">
            <text:p/>
          </table:table-cell>
          <table:table-cell table:number-columns-repeated="20"/>
        </table:table-row>
        <table:table-row table:style-name="ro2">
          <table:table-cell office:value-type="float" office:value="384" calcext:value-type="float">
            <text:p>38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6]=&quot;Long&quot;; [.K386]-[Overview.$C$4]/[.J386]; IF([.F386]=&quot;Short&quot;; [.K386]+[Overview.$C$4]/[.J386]; &quot;&quot;)); &quot;&quot;)">
            <text:p/>
          </table:table-cell>
          <table:table-cell table:style-name="ce157" table:formula="of:=IFERROR(ABS([.L386]-[.K386])*[.J386]; &quot;&quot;)">
            <text:p/>
          </table:table-cell>
          <table:table-cell table:style-name="ce289" table:formula="of:=IFERROR(IF([.F386]=&quot;Long&quot;; [.K386]+[Overview.$C$4]/[.J386]*[Overview.$C$6]; IF([.F386]=&quot;Short&quot;; [.K386]-[Overview.$C$4]/[.J386]*[Overview.$C$6]; &quot;&quot;)); &quot;&quot;)">
            <text:p/>
          </table:table-cell>
          <table:table-cell table:style-name="ce152"/>
          <table:table-cell table:number-columns-repeated="2"/>
          <table:table-cell table:formula="of:=IFERROR([.S386]/[.M386]; &quot;&quot;)">
            <text:p/>
          </table:table-cell>
          <table:table-cell table:formula="of:=IFERROR(IF(AND([.F386]=&quot;Long&quot;; [.O386]=[.J386]); [.J386]*([.P386]-[.K386]); IF(AND([.F386]=&quot;Short&quot;; [.O386]=[.J386]); [.J386]*([.K386]-[.P386]); &quot;&quot;)); &quot;&quot;)">
            <text:p/>
          </table:table-cell>
          <table:table-cell table:formula="of:=IF(ISNUMBER([.S386]); IF([.S386]&gt;0; &quot;Win&quot;; &quot;Loss&quot;);&quot;&quot;)">
            <text:p/>
          </table:table-cell>
          <table:table-cell table:formula="of:=IF([.Q386]=&quot;&quot;; &quot;&quot;; CONCATENATE(DATEDIF([.I386];[.Q386];&quot;d&quot;); IF(DATEDIF([.I386];[.Q386];&quot;d&quot;)&gt;1; &quot; Days&quot;; &quot; Day&quot;)))">
            <text:p/>
          </table:table-cell>
          <table:table-cell table:content-validation-name="val12"/>
          <table:table-cell table:number-columns-repeated="2"/>
          <table:table-cell table:style-name="ce196"/>
          <table:table-cell table:style-name="ce205" table:formula="of:=IFERROR(IF(ISBLANK([.Y386]); &quot;&quot;; IF([.$F386]=&quot;Long&quot;; ([.Y386]-[.$K386])*[.$J386]/[.$M386]; ([.$K386]-[.Y386])*[.$J386]/[.$M386])-[.$R386]); &quot;&quot;)">
            <text:p/>
          </table:table-cell>
          <table:table-cell table:style-name="Default"/>
          <table:table-cell table:style-name="ce205" table:formula="of:=IFERROR(IF(ISBLANK([.AA386]); &quot;&quot;; IF([.$F386]=&quot;Long&quot;; ([.AA386]-[.$K386])*[.$J386]/[.$M386]; ([.$K386]-[.AA386])*[.$J386]/[.$M386])-[.$R386]); &quot;&quot;)">
            <text:p/>
          </table:table-cell>
          <table:table-cell table:style-name="Default"/>
          <table:table-cell table:style-name="ce205" table:formula="of:=IFERROR(IF(ISBLANK([.AC386]); &quot;&quot;; IF([.$F386]=&quot;Long&quot;; ([.AC386]-[.$K386])*[.$J386]/[.$M386]; ([.$K386]-[.AC386])*[.$J386]/[.$M386])-[.$R386]); &quot;&quot;)">
            <text:p/>
          </table:table-cell>
          <table:table-cell/>
          <table:table-cell table:formula="of:=IF(ISBLANK([.Q386]); &quot;&quot;; DAY([.Q386]))">
            <text:p/>
          </table:table-cell>
          <table:table-cell table:formula="of:=IF(ISBLANK([.I386]); &quot;&quot;; WEEKDAY([.I386]; 2))">
            <text:p/>
          </table:table-cell>
          <table:table-cell table:formula="of:=IF(ISBLANK([.Q386]); &quot;&quot;; WEEKDAY([.Q386]; 2))">
            <text:p/>
          </table:table-cell>
          <table:table-cell table:formula="of:=IF(ISBLANK([.Q386]); &quot;&quot;; WEEKNUM([.Q386]))">
            <text:p/>
          </table:table-cell>
          <table:table-cell table:style-name="ce224" table:formula="of:=IF(ISBLANK([.I386]); &quot;&quot;; MONTH([.I386]))">
            <text:p/>
          </table:table-cell>
          <table:table-cell table:formula="of:=IF(ISBLANK([.Q386]); &quot;&quot;; MONTH([.Q386]))">
            <text:p/>
          </table:table-cell>
          <table:table-cell table:formula="of:=IF(OR(ISBLANK([.I386]); ISBLANK([.Q386])); &quot;&quot;; IFERROR(DATEDIF([.I386];[.Q386];&quot;d&quot;); &quot;&quot;))">
            <text:p/>
          </table:table-cell>
          <table:table-cell table:style-name="ce286" table:formula="of:=IF(ISBLANK([.P386]); &quot;&quot;; SUM([.$R$3:.R386]))">
            <text:p/>
          </table:table-cell>
          <table:table-cell table:style-name="ce286" table:formula="of:=IF(ISBLANK([.P386]); &quot;&quot;; SUM([.$S$3:.S386]))">
            <text:p/>
          </table:table-cell>
          <table:table-cell table:formula="of:=IF(ISBLANK([.K386]); &quot;&quot;; [.J386]*[.K386])">
            <text:p/>
          </table:table-cell>
          <table:table-cell table:formula="of:=IF(ISNUMBER([.AO386]); [.AO386]*0.0035; &quot;&quot;)">
            <text:p/>
          </table:table-cell>
          <table:table-cell table:style-name="ce224" table:formula="of:=IF(ISBLANK([.P386]); &quot;&quot; ; [.O386]*[.P386])">
            <text:p/>
          </table:table-cell>
          <table:table-cell table:formula="of:=IF(ISNUMBER([.AQ386]); [.AQ386]*0.0035; &quot;&quot;)">
            <text:p/>
          </table:table-cell>
          <table:table-cell table:number-columns-repeated="20"/>
        </table:table-row>
        <table:table-row table:style-name="ro2">
          <table:table-cell office:value-type="float" office:value="385" calcext:value-type="float">
            <text:p>38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7]=&quot;Long&quot;; [.K387]-[Overview.$C$4]/[.J387]; IF([.F387]=&quot;Short&quot;; [.K387]+[Overview.$C$4]/[.J387]; &quot;&quot;)); &quot;&quot;)">
            <text:p/>
          </table:table-cell>
          <table:table-cell table:style-name="ce157" table:formula="of:=IFERROR(ABS([.L387]-[.K387])*[.J387]; &quot;&quot;)">
            <text:p/>
          </table:table-cell>
          <table:table-cell table:style-name="ce289" table:formula="of:=IFERROR(IF([.F387]=&quot;Long&quot;; [.K387]+[Overview.$C$4]/[.J387]*[Overview.$C$6]; IF([.F387]=&quot;Short&quot;; [.K387]-[Overview.$C$4]/[.J387]*[Overview.$C$6]; &quot;&quot;)); &quot;&quot;)">
            <text:p/>
          </table:table-cell>
          <table:table-cell table:style-name="ce152"/>
          <table:table-cell table:number-columns-repeated="2"/>
          <table:table-cell table:formula="of:=IFERROR([.S387]/[.M387]; &quot;&quot;)">
            <text:p/>
          </table:table-cell>
          <table:table-cell table:formula="of:=IFERROR(IF(AND([.F387]=&quot;Long&quot;; [.O387]=[.J387]); [.J387]*([.P387]-[.K387]); IF(AND([.F387]=&quot;Short&quot;; [.O387]=[.J387]); [.J387]*([.K387]-[.P387]); &quot;&quot;)); &quot;&quot;)">
            <text:p/>
          </table:table-cell>
          <table:table-cell table:formula="of:=IF(ISNUMBER([.S387]); IF([.S387]&gt;0; &quot;Win&quot;; &quot;Loss&quot;);&quot;&quot;)">
            <text:p/>
          </table:table-cell>
          <table:table-cell table:formula="of:=IF([.Q387]=&quot;&quot;; &quot;&quot;; CONCATENATE(DATEDIF([.I387];[.Q387];&quot;d&quot;); IF(DATEDIF([.I387];[.Q387];&quot;d&quot;)&gt;1; &quot; Days&quot;; &quot; Day&quot;)))">
            <text:p/>
          </table:table-cell>
          <table:table-cell table:content-validation-name="val12"/>
          <table:table-cell table:number-columns-repeated="2"/>
          <table:table-cell table:style-name="ce196"/>
          <table:table-cell table:style-name="ce205" table:formula="of:=IFERROR(IF(ISBLANK([.Y387]); &quot;&quot;; IF([.$F387]=&quot;Long&quot;; ([.Y387]-[.$K387])*[.$J387]/[.$M387]; ([.$K387]-[.Y387])*[.$J387]/[.$M387])-[.$R387]); &quot;&quot;)">
            <text:p/>
          </table:table-cell>
          <table:table-cell table:style-name="Default"/>
          <table:table-cell table:style-name="ce205" table:formula="of:=IFERROR(IF(ISBLANK([.AA387]); &quot;&quot;; IF([.$F387]=&quot;Long&quot;; ([.AA387]-[.$K387])*[.$J387]/[.$M387]; ([.$K387]-[.AA387])*[.$J387]/[.$M387])-[.$R387]); &quot;&quot;)">
            <text:p/>
          </table:table-cell>
          <table:table-cell table:style-name="Default"/>
          <table:table-cell table:style-name="ce205" table:formula="of:=IFERROR(IF(ISBLANK([.AC387]); &quot;&quot;; IF([.$F387]=&quot;Long&quot;; ([.AC387]-[.$K387])*[.$J387]/[.$M387]; ([.$K387]-[.AC387])*[.$J387]/[.$M387])-[.$R387]); &quot;&quot;)">
            <text:p/>
          </table:table-cell>
          <table:table-cell/>
          <table:table-cell table:formula="of:=IF(ISBLANK([.Q387]); &quot;&quot;; DAY([.Q387]))">
            <text:p/>
          </table:table-cell>
          <table:table-cell table:formula="of:=IF(ISBLANK([.I387]); &quot;&quot;; WEEKDAY([.I387]; 2))">
            <text:p/>
          </table:table-cell>
          <table:table-cell table:formula="of:=IF(ISBLANK([.Q387]); &quot;&quot;; WEEKDAY([.Q387]; 2))">
            <text:p/>
          </table:table-cell>
          <table:table-cell table:formula="of:=IF(ISBLANK([.Q387]); &quot;&quot;; WEEKNUM([.Q387]))">
            <text:p/>
          </table:table-cell>
          <table:table-cell table:style-name="ce224" table:formula="of:=IF(ISBLANK([.I387]); &quot;&quot;; MONTH([.I387]))">
            <text:p/>
          </table:table-cell>
          <table:table-cell table:formula="of:=IF(ISBLANK([.Q387]); &quot;&quot;; MONTH([.Q387]))">
            <text:p/>
          </table:table-cell>
          <table:table-cell table:formula="of:=IF(OR(ISBLANK([.I387]); ISBLANK([.Q387])); &quot;&quot;; IFERROR(DATEDIF([.I387];[.Q387];&quot;d&quot;); &quot;&quot;))">
            <text:p/>
          </table:table-cell>
          <table:table-cell table:style-name="ce286" table:formula="of:=IF(ISBLANK([.P387]); &quot;&quot;; SUM([.$R$3:.R387]))">
            <text:p/>
          </table:table-cell>
          <table:table-cell table:style-name="ce286" table:formula="of:=IF(ISBLANK([.P387]); &quot;&quot;; SUM([.$S$3:.S387]))">
            <text:p/>
          </table:table-cell>
          <table:table-cell table:formula="of:=IF(ISBLANK([.K387]); &quot;&quot;; [.J387]*[.K387])">
            <text:p/>
          </table:table-cell>
          <table:table-cell table:formula="of:=IF(ISNUMBER([.AO387]); [.AO387]*0.0035; &quot;&quot;)">
            <text:p/>
          </table:table-cell>
          <table:table-cell table:style-name="ce224" table:formula="of:=IF(ISBLANK([.P387]); &quot;&quot; ; [.O387]*[.P387])">
            <text:p/>
          </table:table-cell>
          <table:table-cell table:formula="of:=IF(ISNUMBER([.AQ387]); [.AQ387]*0.0035; &quot;&quot;)">
            <text:p/>
          </table:table-cell>
          <table:table-cell table:number-columns-repeated="20"/>
        </table:table-row>
        <table:table-row table:style-name="ro2">
          <table:table-cell office:value-type="float" office:value="386" calcext:value-type="float">
            <text:p>38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8]=&quot;Long&quot;; [.K388]-[Overview.$C$4]/[.J388]; IF([.F388]=&quot;Short&quot;; [.K388]+[Overview.$C$4]/[.J388]; &quot;&quot;)); &quot;&quot;)">
            <text:p/>
          </table:table-cell>
          <table:table-cell table:style-name="ce157" table:formula="of:=IFERROR(ABS([.L388]-[.K388])*[.J388]; &quot;&quot;)">
            <text:p/>
          </table:table-cell>
          <table:table-cell table:style-name="ce289" table:formula="of:=IFERROR(IF([.F388]=&quot;Long&quot;; [.K388]+[Overview.$C$4]/[.J388]*[Overview.$C$6]; IF([.F388]=&quot;Short&quot;; [.K388]-[Overview.$C$4]/[.J388]*[Overview.$C$6]; &quot;&quot;)); &quot;&quot;)">
            <text:p/>
          </table:table-cell>
          <table:table-cell table:style-name="ce152"/>
          <table:table-cell table:number-columns-repeated="2"/>
          <table:table-cell table:formula="of:=IFERROR([.S388]/[.M388]; &quot;&quot;)">
            <text:p/>
          </table:table-cell>
          <table:table-cell table:formula="of:=IFERROR(IF(AND([.F388]=&quot;Long&quot;; [.O388]=[.J388]); [.J388]*([.P388]-[.K388]); IF(AND([.F388]=&quot;Short&quot;; [.O388]=[.J388]); [.J388]*([.K388]-[.P388]); &quot;&quot;)); &quot;&quot;)">
            <text:p/>
          </table:table-cell>
          <table:table-cell table:formula="of:=IF(ISNUMBER([.S388]); IF([.S388]&gt;0; &quot;Win&quot;; &quot;Loss&quot;);&quot;&quot;)">
            <text:p/>
          </table:table-cell>
          <table:table-cell table:formula="of:=IF([.Q388]=&quot;&quot;; &quot;&quot;; CONCATENATE(DATEDIF([.I388];[.Q388];&quot;d&quot;); IF(DATEDIF([.I388];[.Q388];&quot;d&quot;)&gt;1; &quot; Days&quot;; &quot; Day&quot;)))">
            <text:p/>
          </table:table-cell>
          <table:table-cell table:content-validation-name="val12"/>
          <table:table-cell table:number-columns-repeated="2"/>
          <table:table-cell table:style-name="ce196"/>
          <table:table-cell table:style-name="ce205" table:formula="of:=IFERROR(IF(ISBLANK([.Y388]); &quot;&quot;; IF([.$F388]=&quot;Long&quot;; ([.Y388]-[.$K388])*[.$J388]/[.$M388]; ([.$K388]-[.Y388])*[.$J388]/[.$M388])-[.$R388]); &quot;&quot;)">
            <text:p/>
          </table:table-cell>
          <table:table-cell table:style-name="Default"/>
          <table:table-cell table:style-name="ce205" table:formula="of:=IFERROR(IF(ISBLANK([.AA388]); &quot;&quot;; IF([.$F388]=&quot;Long&quot;; ([.AA388]-[.$K388])*[.$J388]/[.$M388]; ([.$K388]-[.AA388])*[.$J388]/[.$M388])-[.$R388]); &quot;&quot;)">
            <text:p/>
          </table:table-cell>
          <table:table-cell table:style-name="Default"/>
          <table:table-cell table:style-name="ce205" table:formula="of:=IFERROR(IF(ISBLANK([.AC388]); &quot;&quot;; IF([.$F388]=&quot;Long&quot;; ([.AC388]-[.$K388])*[.$J388]/[.$M388]; ([.$K388]-[.AC388])*[.$J388]/[.$M388])-[.$R388]); &quot;&quot;)">
            <text:p/>
          </table:table-cell>
          <table:table-cell/>
          <table:table-cell table:formula="of:=IF(ISBLANK([.Q388]); &quot;&quot;; DAY([.Q388]))">
            <text:p/>
          </table:table-cell>
          <table:table-cell table:formula="of:=IF(ISBLANK([.I388]); &quot;&quot;; WEEKDAY([.I388]; 2))">
            <text:p/>
          </table:table-cell>
          <table:table-cell table:formula="of:=IF(ISBLANK([.Q388]); &quot;&quot;; WEEKDAY([.Q388]; 2))">
            <text:p/>
          </table:table-cell>
          <table:table-cell table:formula="of:=IF(ISBLANK([.Q388]); &quot;&quot;; WEEKNUM([.Q388]))">
            <text:p/>
          </table:table-cell>
          <table:table-cell table:style-name="ce224" table:formula="of:=IF(ISBLANK([.I388]); &quot;&quot;; MONTH([.I388]))">
            <text:p/>
          </table:table-cell>
          <table:table-cell table:formula="of:=IF(ISBLANK([.Q388]); &quot;&quot;; MONTH([.Q388]))">
            <text:p/>
          </table:table-cell>
          <table:table-cell table:formula="of:=IF(OR(ISBLANK([.I388]); ISBLANK([.Q388])); &quot;&quot;; IFERROR(DATEDIF([.I388];[.Q388];&quot;d&quot;); &quot;&quot;))">
            <text:p/>
          </table:table-cell>
          <table:table-cell table:style-name="ce286" table:formula="of:=IF(ISBLANK([.P388]); &quot;&quot;; SUM([.$R$3:.R388]))">
            <text:p/>
          </table:table-cell>
          <table:table-cell table:style-name="ce286" table:formula="of:=IF(ISBLANK([.P388]); &quot;&quot;; SUM([.$S$3:.S388]))">
            <text:p/>
          </table:table-cell>
          <table:table-cell table:formula="of:=IF(ISBLANK([.K388]); &quot;&quot;; [.J388]*[.K388])">
            <text:p/>
          </table:table-cell>
          <table:table-cell table:formula="of:=IF(ISNUMBER([.AO388]); [.AO388]*0.0035; &quot;&quot;)">
            <text:p/>
          </table:table-cell>
          <table:table-cell table:style-name="ce224" table:formula="of:=IF(ISBLANK([.P388]); &quot;&quot; ; [.O388]*[.P388])">
            <text:p/>
          </table:table-cell>
          <table:table-cell table:formula="of:=IF(ISNUMBER([.AQ388]); [.AQ388]*0.0035; &quot;&quot;)">
            <text:p/>
          </table:table-cell>
          <table:table-cell table:number-columns-repeated="20"/>
        </table:table-row>
        <table:table-row table:style-name="ro2">
          <table:table-cell office:value-type="float" office:value="387" calcext:value-type="float">
            <text:p>38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89]=&quot;Long&quot;; [.K389]-[Overview.$C$4]/[.J389]; IF([.F389]=&quot;Short&quot;; [.K389]+[Overview.$C$4]/[.J389]; &quot;&quot;)); &quot;&quot;)">
            <text:p/>
          </table:table-cell>
          <table:table-cell table:style-name="ce157" table:formula="of:=IFERROR(ABS([.L389]-[.K389])*[.J389]; &quot;&quot;)">
            <text:p/>
          </table:table-cell>
          <table:table-cell table:style-name="ce289" table:formula="of:=IFERROR(IF([.F389]=&quot;Long&quot;; [.K389]+[Overview.$C$4]/[.J389]*[Overview.$C$6]; IF([.F389]=&quot;Short&quot;; [.K389]-[Overview.$C$4]/[.J389]*[Overview.$C$6]; &quot;&quot;)); &quot;&quot;)">
            <text:p/>
          </table:table-cell>
          <table:table-cell table:style-name="ce152"/>
          <table:table-cell table:number-columns-repeated="2"/>
          <table:table-cell table:formula="of:=IFERROR([.S389]/[.M389]; &quot;&quot;)">
            <text:p/>
          </table:table-cell>
          <table:table-cell table:formula="of:=IFERROR(IF(AND([.F389]=&quot;Long&quot;; [.O389]=[.J389]); [.J389]*([.P389]-[.K389]); IF(AND([.F389]=&quot;Short&quot;; [.O389]=[.J389]); [.J389]*([.K389]-[.P389]); &quot;&quot;)); &quot;&quot;)">
            <text:p/>
          </table:table-cell>
          <table:table-cell table:formula="of:=IF(ISNUMBER([.S389]); IF([.S389]&gt;0; &quot;Win&quot;; &quot;Loss&quot;);&quot;&quot;)">
            <text:p/>
          </table:table-cell>
          <table:table-cell table:formula="of:=IF([.Q389]=&quot;&quot;; &quot;&quot;; CONCATENATE(DATEDIF([.I389];[.Q389];&quot;d&quot;); IF(DATEDIF([.I389];[.Q389];&quot;d&quot;)&gt;1; &quot; Days&quot;; &quot; Day&quot;)))">
            <text:p/>
          </table:table-cell>
          <table:table-cell table:content-validation-name="val12"/>
          <table:table-cell table:number-columns-repeated="2"/>
          <table:table-cell table:style-name="ce196"/>
          <table:table-cell table:style-name="ce205" table:formula="of:=IFERROR(IF(ISBLANK([.Y389]); &quot;&quot;; IF([.$F389]=&quot;Long&quot;; ([.Y389]-[.$K389])*[.$J389]/[.$M389]; ([.$K389]-[.Y389])*[.$J389]/[.$M389])-[.$R389]); &quot;&quot;)">
            <text:p/>
          </table:table-cell>
          <table:table-cell table:style-name="Default"/>
          <table:table-cell table:style-name="ce205" table:formula="of:=IFERROR(IF(ISBLANK([.AA389]); &quot;&quot;; IF([.$F389]=&quot;Long&quot;; ([.AA389]-[.$K389])*[.$J389]/[.$M389]; ([.$K389]-[.AA389])*[.$J389]/[.$M389])-[.$R389]); &quot;&quot;)">
            <text:p/>
          </table:table-cell>
          <table:table-cell table:style-name="Default"/>
          <table:table-cell table:style-name="ce205" table:formula="of:=IFERROR(IF(ISBLANK([.AC389]); &quot;&quot;; IF([.$F389]=&quot;Long&quot;; ([.AC389]-[.$K389])*[.$J389]/[.$M389]; ([.$K389]-[.AC389])*[.$J389]/[.$M389])-[.$R389]); &quot;&quot;)">
            <text:p/>
          </table:table-cell>
          <table:table-cell/>
          <table:table-cell table:formula="of:=IF(ISBLANK([.Q389]); &quot;&quot;; DAY([.Q389]))">
            <text:p/>
          </table:table-cell>
          <table:table-cell table:formula="of:=IF(ISBLANK([.I389]); &quot;&quot;; WEEKDAY([.I389]; 2))">
            <text:p/>
          </table:table-cell>
          <table:table-cell table:formula="of:=IF(ISBLANK([.Q389]); &quot;&quot;; WEEKDAY([.Q389]; 2))">
            <text:p/>
          </table:table-cell>
          <table:table-cell table:formula="of:=IF(ISBLANK([.Q389]); &quot;&quot;; WEEKNUM([.Q389]))">
            <text:p/>
          </table:table-cell>
          <table:table-cell table:style-name="ce224" table:formula="of:=IF(ISBLANK([.I389]); &quot;&quot;; MONTH([.I389]))">
            <text:p/>
          </table:table-cell>
          <table:table-cell table:formula="of:=IF(ISBLANK([.Q389]); &quot;&quot;; MONTH([.Q389]))">
            <text:p/>
          </table:table-cell>
          <table:table-cell table:formula="of:=IF(OR(ISBLANK([.I389]); ISBLANK([.Q389])); &quot;&quot;; IFERROR(DATEDIF([.I389];[.Q389];&quot;d&quot;); &quot;&quot;))">
            <text:p/>
          </table:table-cell>
          <table:table-cell table:style-name="ce286" table:formula="of:=IF(ISBLANK([.P389]); &quot;&quot;; SUM([.$R$3:.R389]))">
            <text:p/>
          </table:table-cell>
          <table:table-cell table:style-name="ce286" table:formula="of:=IF(ISBLANK([.P389]); &quot;&quot;; SUM([.$S$3:.S389]))">
            <text:p/>
          </table:table-cell>
          <table:table-cell table:formula="of:=IF(ISBLANK([.K389]); &quot;&quot;; [.J389]*[.K389])">
            <text:p/>
          </table:table-cell>
          <table:table-cell table:formula="of:=IF(ISNUMBER([.AO389]); [.AO389]*0.0035; &quot;&quot;)">
            <text:p/>
          </table:table-cell>
          <table:table-cell table:style-name="ce224" table:formula="of:=IF(ISBLANK([.P389]); &quot;&quot; ; [.O389]*[.P389])">
            <text:p/>
          </table:table-cell>
          <table:table-cell table:formula="of:=IF(ISNUMBER([.AQ389]); [.AQ389]*0.0035; &quot;&quot;)">
            <text:p/>
          </table:table-cell>
          <table:table-cell table:number-columns-repeated="20"/>
        </table:table-row>
        <table:table-row table:style-name="ro2">
          <table:table-cell office:value-type="float" office:value="388" calcext:value-type="float">
            <text:p>38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0]=&quot;Long&quot;; [.K390]-[Overview.$C$4]/[.J390]; IF([.F390]=&quot;Short&quot;; [.K390]+[Overview.$C$4]/[.J390]; &quot;&quot;)); &quot;&quot;)">
            <text:p/>
          </table:table-cell>
          <table:table-cell table:style-name="ce157" table:formula="of:=IFERROR(ABS([.L390]-[.K390])*[.J390]; &quot;&quot;)">
            <text:p/>
          </table:table-cell>
          <table:table-cell table:style-name="ce289" table:formula="of:=IFERROR(IF([.F390]=&quot;Long&quot;; [.K390]+[Overview.$C$4]/[.J390]*[Overview.$C$6]; IF([.F390]=&quot;Short&quot;; [.K390]-[Overview.$C$4]/[.J390]*[Overview.$C$6]; &quot;&quot;)); &quot;&quot;)">
            <text:p/>
          </table:table-cell>
          <table:table-cell table:style-name="ce152"/>
          <table:table-cell table:number-columns-repeated="2"/>
          <table:table-cell table:formula="of:=IFERROR([.S390]/[.M390]; &quot;&quot;)">
            <text:p/>
          </table:table-cell>
          <table:table-cell table:formula="of:=IFERROR(IF(AND([.F390]=&quot;Long&quot;; [.O390]=[.J390]); [.J390]*([.P390]-[.K390]); IF(AND([.F390]=&quot;Short&quot;; [.O390]=[.J390]); [.J390]*([.K390]-[.P390]); &quot;&quot;)); &quot;&quot;)">
            <text:p/>
          </table:table-cell>
          <table:table-cell table:formula="of:=IF(ISNUMBER([.S390]); IF([.S390]&gt;0; &quot;Win&quot;; &quot;Loss&quot;);&quot;&quot;)">
            <text:p/>
          </table:table-cell>
          <table:table-cell table:formula="of:=IF([.Q390]=&quot;&quot;; &quot;&quot;; CONCATENATE(DATEDIF([.I390];[.Q390];&quot;d&quot;); IF(DATEDIF([.I390];[.Q390];&quot;d&quot;)&gt;1; &quot; Days&quot;; &quot; Day&quot;)))">
            <text:p/>
          </table:table-cell>
          <table:table-cell table:content-validation-name="val12"/>
          <table:table-cell table:number-columns-repeated="2"/>
          <table:table-cell table:style-name="ce196"/>
          <table:table-cell table:style-name="ce205" table:formula="of:=IFERROR(IF(ISBLANK([.Y390]); &quot;&quot;; IF([.$F390]=&quot;Long&quot;; ([.Y390]-[.$K390])*[.$J390]/[.$M390]; ([.$K390]-[.Y390])*[.$J390]/[.$M390])-[.$R390]); &quot;&quot;)">
            <text:p/>
          </table:table-cell>
          <table:table-cell table:style-name="Default"/>
          <table:table-cell table:style-name="ce205" table:formula="of:=IFERROR(IF(ISBLANK([.AA390]); &quot;&quot;; IF([.$F390]=&quot;Long&quot;; ([.AA390]-[.$K390])*[.$J390]/[.$M390]; ([.$K390]-[.AA390])*[.$J390]/[.$M390])-[.$R390]); &quot;&quot;)">
            <text:p/>
          </table:table-cell>
          <table:table-cell table:style-name="Default"/>
          <table:table-cell table:style-name="ce205" table:formula="of:=IFERROR(IF(ISBLANK([.AC390]); &quot;&quot;; IF([.$F390]=&quot;Long&quot;; ([.AC390]-[.$K390])*[.$J390]/[.$M390]; ([.$K390]-[.AC390])*[.$J390]/[.$M390])-[.$R390]); &quot;&quot;)">
            <text:p/>
          </table:table-cell>
          <table:table-cell/>
          <table:table-cell table:formula="of:=IF(ISBLANK([.Q390]); &quot;&quot;; DAY([.Q390]))">
            <text:p/>
          </table:table-cell>
          <table:table-cell table:formula="of:=IF(ISBLANK([.I390]); &quot;&quot;; WEEKDAY([.I390]; 2))">
            <text:p/>
          </table:table-cell>
          <table:table-cell table:formula="of:=IF(ISBLANK([.Q390]); &quot;&quot;; WEEKDAY([.Q390]; 2))">
            <text:p/>
          </table:table-cell>
          <table:table-cell table:formula="of:=IF(ISBLANK([.Q390]); &quot;&quot;; WEEKNUM([.Q390]))">
            <text:p/>
          </table:table-cell>
          <table:table-cell table:style-name="ce224" table:formula="of:=IF(ISBLANK([.I390]); &quot;&quot;; MONTH([.I390]))">
            <text:p/>
          </table:table-cell>
          <table:table-cell table:formula="of:=IF(ISBLANK([.Q390]); &quot;&quot;; MONTH([.Q390]))">
            <text:p/>
          </table:table-cell>
          <table:table-cell table:formula="of:=IF(OR(ISBLANK([.I390]); ISBLANK([.Q390])); &quot;&quot;; IFERROR(DATEDIF([.I390];[.Q390];&quot;d&quot;); &quot;&quot;))">
            <text:p/>
          </table:table-cell>
          <table:table-cell table:style-name="ce286" table:formula="of:=IF(ISBLANK([.P390]); &quot;&quot;; SUM([.$R$3:.R390]))">
            <text:p/>
          </table:table-cell>
          <table:table-cell table:style-name="ce286" table:formula="of:=IF(ISBLANK([.P390]); &quot;&quot;; SUM([.$S$3:.S390]))">
            <text:p/>
          </table:table-cell>
          <table:table-cell table:formula="of:=IF(ISBLANK([.K390]); &quot;&quot;; [.J390]*[.K390])">
            <text:p/>
          </table:table-cell>
          <table:table-cell table:formula="of:=IF(ISNUMBER([.AO390]); [.AO390]*0.0035; &quot;&quot;)">
            <text:p/>
          </table:table-cell>
          <table:table-cell table:style-name="ce224" table:formula="of:=IF(ISBLANK([.P390]); &quot;&quot; ; [.O390]*[.P390])">
            <text:p/>
          </table:table-cell>
          <table:table-cell table:formula="of:=IF(ISNUMBER([.AQ390]); [.AQ390]*0.0035; &quot;&quot;)">
            <text:p/>
          </table:table-cell>
          <table:table-cell table:number-columns-repeated="20"/>
        </table:table-row>
        <table:table-row table:style-name="ro2">
          <table:table-cell office:value-type="float" office:value="389" calcext:value-type="float">
            <text:p>38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1]=&quot;Long&quot;; [.K391]-[Overview.$C$4]/[.J391]; IF([.F391]=&quot;Short&quot;; [.K391]+[Overview.$C$4]/[.J391]; &quot;&quot;)); &quot;&quot;)">
            <text:p/>
          </table:table-cell>
          <table:table-cell table:style-name="ce157" table:formula="of:=IFERROR(ABS([.L391]-[.K391])*[.J391]; &quot;&quot;)">
            <text:p/>
          </table:table-cell>
          <table:table-cell table:style-name="ce289" table:formula="of:=IFERROR(IF([.F391]=&quot;Long&quot;; [.K391]+[Overview.$C$4]/[.J391]*[Overview.$C$6]; IF([.F391]=&quot;Short&quot;; [.K391]-[Overview.$C$4]/[.J391]*[Overview.$C$6]; &quot;&quot;)); &quot;&quot;)">
            <text:p/>
          </table:table-cell>
          <table:table-cell table:style-name="ce152"/>
          <table:table-cell table:number-columns-repeated="2"/>
          <table:table-cell table:formula="of:=IFERROR([.S391]/[.M391]; &quot;&quot;)">
            <text:p/>
          </table:table-cell>
          <table:table-cell table:formula="of:=IFERROR(IF(AND([.F391]=&quot;Long&quot;; [.O391]=[.J391]); [.J391]*([.P391]-[.K391]); IF(AND([.F391]=&quot;Short&quot;; [.O391]=[.J391]); [.J391]*([.K391]-[.P391]); &quot;&quot;)); &quot;&quot;)">
            <text:p/>
          </table:table-cell>
          <table:table-cell table:formula="of:=IF(ISNUMBER([.S391]); IF([.S391]&gt;0; &quot;Win&quot;; &quot;Loss&quot;);&quot;&quot;)">
            <text:p/>
          </table:table-cell>
          <table:table-cell table:formula="of:=IF([.Q391]=&quot;&quot;; &quot;&quot;; CONCATENATE(DATEDIF([.I391];[.Q391];&quot;d&quot;); IF(DATEDIF([.I391];[.Q391];&quot;d&quot;)&gt;1; &quot; Days&quot;; &quot; Day&quot;)))">
            <text:p/>
          </table:table-cell>
          <table:table-cell table:content-validation-name="val12"/>
          <table:table-cell table:number-columns-repeated="2"/>
          <table:table-cell table:style-name="ce196"/>
          <table:table-cell table:style-name="ce205" table:formula="of:=IFERROR(IF(ISBLANK([.Y391]); &quot;&quot;; IF([.$F391]=&quot;Long&quot;; ([.Y391]-[.$K391])*[.$J391]/[.$M391]; ([.$K391]-[.Y391])*[.$J391]/[.$M391])-[.$R391]); &quot;&quot;)">
            <text:p/>
          </table:table-cell>
          <table:table-cell table:style-name="Default"/>
          <table:table-cell table:style-name="ce205" table:formula="of:=IFERROR(IF(ISBLANK([.AA391]); &quot;&quot;; IF([.$F391]=&quot;Long&quot;; ([.AA391]-[.$K391])*[.$J391]/[.$M391]; ([.$K391]-[.AA391])*[.$J391]/[.$M391])-[.$R391]); &quot;&quot;)">
            <text:p/>
          </table:table-cell>
          <table:table-cell table:style-name="Default"/>
          <table:table-cell table:style-name="ce205" table:formula="of:=IFERROR(IF(ISBLANK([.AC391]); &quot;&quot;; IF([.$F391]=&quot;Long&quot;; ([.AC391]-[.$K391])*[.$J391]/[.$M391]; ([.$K391]-[.AC391])*[.$J391]/[.$M391])-[.$R391]); &quot;&quot;)">
            <text:p/>
          </table:table-cell>
          <table:table-cell/>
          <table:table-cell table:formula="of:=IF(ISBLANK([.Q391]); &quot;&quot;; DAY([.Q391]))">
            <text:p/>
          </table:table-cell>
          <table:table-cell table:formula="of:=IF(ISBLANK([.I391]); &quot;&quot;; WEEKDAY([.I391]; 2))">
            <text:p/>
          </table:table-cell>
          <table:table-cell table:formula="of:=IF(ISBLANK([.Q391]); &quot;&quot;; WEEKDAY([.Q391]; 2))">
            <text:p/>
          </table:table-cell>
          <table:table-cell table:formula="of:=IF(ISBLANK([.Q391]); &quot;&quot;; WEEKNUM([.Q391]))">
            <text:p/>
          </table:table-cell>
          <table:table-cell table:style-name="ce224" table:formula="of:=IF(ISBLANK([.I391]); &quot;&quot;; MONTH([.I391]))">
            <text:p/>
          </table:table-cell>
          <table:table-cell table:formula="of:=IF(ISBLANK([.Q391]); &quot;&quot;; MONTH([.Q391]))">
            <text:p/>
          </table:table-cell>
          <table:table-cell table:formula="of:=IF(OR(ISBLANK([.I391]); ISBLANK([.Q391])); &quot;&quot;; IFERROR(DATEDIF([.I391];[.Q391];&quot;d&quot;); &quot;&quot;))">
            <text:p/>
          </table:table-cell>
          <table:table-cell table:style-name="ce286" table:formula="of:=IF(ISBLANK([.P391]); &quot;&quot;; SUM([.$R$3:.R391]))">
            <text:p/>
          </table:table-cell>
          <table:table-cell table:style-name="ce286" table:formula="of:=IF(ISBLANK([.P391]); &quot;&quot;; SUM([.$S$3:.S391]))">
            <text:p/>
          </table:table-cell>
          <table:table-cell table:formula="of:=IF(ISBLANK([.K391]); &quot;&quot;; [.J391]*[.K391])">
            <text:p/>
          </table:table-cell>
          <table:table-cell table:formula="of:=IF(ISNUMBER([.AO391]); [.AO391]*0.0035; &quot;&quot;)">
            <text:p/>
          </table:table-cell>
          <table:table-cell table:style-name="ce224" table:formula="of:=IF(ISBLANK([.P391]); &quot;&quot; ; [.O391]*[.P391])">
            <text:p/>
          </table:table-cell>
          <table:table-cell table:formula="of:=IF(ISNUMBER([.AQ391]); [.AQ391]*0.0035; &quot;&quot;)">
            <text:p/>
          </table:table-cell>
          <table:table-cell table:number-columns-repeated="20"/>
        </table:table-row>
        <table:table-row table:style-name="ro2">
          <table:table-cell office:value-type="float" office:value="390" calcext:value-type="float">
            <text:p>39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2]=&quot;Long&quot;; [.K392]-[Overview.$C$4]/[.J392]; IF([.F392]=&quot;Short&quot;; [.K392]+[Overview.$C$4]/[.J392]; &quot;&quot;)); &quot;&quot;)">
            <text:p/>
          </table:table-cell>
          <table:table-cell table:style-name="ce157" table:formula="of:=IFERROR(ABS([.L392]-[.K392])*[.J392]; &quot;&quot;)">
            <text:p/>
          </table:table-cell>
          <table:table-cell table:style-name="ce289" table:formula="of:=IFERROR(IF([.F392]=&quot;Long&quot;; [.K392]+[Overview.$C$4]/[.J392]*[Overview.$C$6]; IF([.F392]=&quot;Short&quot;; [.K392]-[Overview.$C$4]/[.J392]*[Overview.$C$6]; &quot;&quot;)); &quot;&quot;)">
            <text:p/>
          </table:table-cell>
          <table:table-cell table:style-name="ce152"/>
          <table:table-cell table:number-columns-repeated="2"/>
          <table:table-cell table:formula="of:=IFERROR([.S392]/[.M392]; &quot;&quot;)">
            <text:p/>
          </table:table-cell>
          <table:table-cell table:formula="of:=IFERROR(IF(AND([.F392]=&quot;Long&quot;; [.O392]=[.J392]); [.J392]*([.P392]-[.K392]); IF(AND([.F392]=&quot;Short&quot;; [.O392]=[.J392]); [.J392]*([.K392]-[.P392]); &quot;&quot;)); &quot;&quot;)">
            <text:p/>
          </table:table-cell>
          <table:table-cell table:formula="of:=IF(ISNUMBER([.S392]); IF([.S392]&gt;0; &quot;Win&quot;; &quot;Loss&quot;);&quot;&quot;)">
            <text:p/>
          </table:table-cell>
          <table:table-cell table:formula="of:=IF([.Q392]=&quot;&quot;; &quot;&quot;; CONCATENATE(DATEDIF([.I392];[.Q392];&quot;d&quot;); IF(DATEDIF([.I392];[.Q392];&quot;d&quot;)&gt;1; &quot; Days&quot;; &quot; Day&quot;)))">
            <text:p/>
          </table:table-cell>
          <table:table-cell table:content-validation-name="val12"/>
          <table:table-cell table:number-columns-repeated="2"/>
          <table:table-cell table:style-name="ce196"/>
          <table:table-cell table:style-name="ce205" table:formula="of:=IFERROR(IF(ISBLANK([.Y392]); &quot;&quot;; IF([.$F392]=&quot;Long&quot;; ([.Y392]-[.$K392])*[.$J392]/[.$M392]; ([.$K392]-[.Y392])*[.$J392]/[.$M392])-[.$R392]); &quot;&quot;)">
            <text:p/>
          </table:table-cell>
          <table:table-cell table:style-name="Default"/>
          <table:table-cell table:style-name="ce205" table:formula="of:=IFERROR(IF(ISBLANK([.AA392]); &quot;&quot;; IF([.$F392]=&quot;Long&quot;; ([.AA392]-[.$K392])*[.$J392]/[.$M392]; ([.$K392]-[.AA392])*[.$J392]/[.$M392])-[.$R392]); &quot;&quot;)">
            <text:p/>
          </table:table-cell>
          <table:table-cell table:style-name="Default"/>
          <table:table-cell table:style-name="ce205" table:formula="of:=IFERROR(IF(ISBLANK([.AC392]); &quot;&quot;; IF([.$F392]=&quot;Long&quot;; ([.AC392]-[.$K392])*[.$J392]/[.$M392]; ([.$K392]-[.AC392])*[.$J392]/[.$M392])-[.$R392]); &quot;&quot;)">
            <text:p/>
          </table:table-cell>
          <table:table-cell/>
          <table:table-cell table:formula="of:=IF(ISBLANK([.Q392]); &quot;&quot;; DAY([.Q392]))">
            <text:p/>
          </table:table-cell>
          <table:table-cell table:formula="of:=IF(ISBLANK([.I392]); &quot;&quot;; WEEKDAY([.I392]; 2))">
            <text:p/>
          </table:table-cell>
          <table:table-cell table:formula="of:=IF(ISBLANK([.Q392]); &quot;&quot;; WEEKDAY([.Q392]; 2))">
            <text:p/>
          </table:table-cell>
          <table:table-cell table:formula="of:=IF(ISBLANK([.Q392]); &quot;&quot;; WEEKNUM([.Q392]))">
            <text:p/>
          </table:table-cell>
          <table:table-cell table:style-name="ce224" table:formula="of:=IF(ISBLANK([.I392]); &quot;&quot;; MONTH([.I392]))">
            <text:p/>
          </table:table-cell>
          <table:table-cell table:formula="of:=IF(ISBLANK([.Q392]); &quot;&quot;; MONTH([.Q392]))">
            <text:p/>
          </table:table-cell>
          <table:table-cell table:formula="of:=IF(OR(ISBLANK([.I392]); ISBLANK([.Q392])); &quot;&quot;; IFERROR(DATEDIF([.I392];[.Q392];&quot;d&quot;); &quot;&quot;))">
            <text:p/>
          </table:table-cell>
          <table:table-cell table:style-name="ce286" table:formula="of:=IF(ISBLANK([.P392]); &quot;&quot;; SUM([.$R$3:.R392]))">
            <text:p/>
          </table:table-cell>
          <table:table-cell table:style-name="ce286" table:formula="of:=IF(ISBLANK([.P392]); &quot;&quot;; SUM([.$S$3:.S392]))">
            <text:p/>
          </table:table-cell>
          <table:table-cell table:formula="of:=IF(ISBLANK([.K392]); &quot;&quot;; [.J392]*[.K392])">
            <text:p/>
          </table:table-cell>
          <table:table-cell table:formula="of:=IF(ISNUMBER([.AO392]); [.AO392]*0.0035; &quot;&quot;)">
            <text:p/>
          </table:table-cell>
          <table:table-cell table:style-name="ce224" table:formula="of:=IF(ISBLANK([.P392]); &quot;&quot; ; [.O392]*[.P392])">
            <text:p/>
          </table:table-cell>
          <table:table-cell table:formula="of:=IF(ISNUMBER([.AQ392]); [.AQ392]*0.0035; &quot;&quot;)">
            <text:p/>
          </table:table-cell>
          <table:table-cell table:number-columns-repeated="20"/>
        </table:table-row>
        <table:table-row table:style-name="ro2">
          <table:table-cell office:value-type="float" office:value="391" calcext:value-type="float">
            <text:p>39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3]=&quot;Long&quot;; [.K393]-[Overview.$C$4]/[.J393]; IF([.F393]=&quot;Short&quot;; [.K393]+[Overview.$C$4]/[.J393]; &quot;&quot;)); &quot;&quot;)">
            <text:p/>
          </table:table-cell>
          <table:table-cell table:style-name="ce157" table:formula="of:=IFERROR(ABS([.L393]-[.K393])*[.J393]; &quot;&quot;)">
            <text:p/>
          </table:table-cell>
          <table:table-cell table:style-name="ce289" table:formula="of:=IFERROR(IF([.F393]=&quot;Long&quot;; [.K393]+[Overview.$C$4]/[.J393]*[Overview.$C$6]; IF([.F393]=&quot;Short&quot;; [.K393]-[Overview.$C$4]/[.J393]*[Overview.$C$6]; &quot;&quot;)); &quot;&quot;)">
            <text:p/>
          </table:table-cell>
          <table:table-cell table:style-name="ce152"/>
          <table:table-cell table:number-columns-repeated="2"/>
          <table:table-cell table:formula="of:=IFERROR([.S393]/[.M393]; &quot;&quot;)">
            <text:p/>
          </table:table-cell>
          <table:table-cell table:formula="of:=IFERROR(IF(AND([.F393]=&quot;Long&quot;; [.O393]=[.J393]); [.J393]*([.P393]-[.K393]); IF(AND([.F393]=&quot;Short&quot;; [.O393]=[.J393]); [.J393]*([.K393]-[.P393]); &quot;&quot;)); &quot;&quot;)">
            <text:p/>
          </table:table-cell>
          <table:table-cell table:formula="of:=IF(ISNUMBER([.S393]); IF([.S393]&gt;0; &quot;Win&quot;; &quot;Loss&quot;);&quot;&quot;)">
            <text:p/>
          </table:table-cell>
          <table:table-cell table:formula="of:=IF([.Q393]=&quot;&quot;; &quot;&quot;; CONCATENATE(DATEDIF([.I393];[.Q393];&quot;d&quot;); IF(DATEDIF([.I393];[.Q393];&quot;d&quot;)&gt;1; &quot; Days&quot;; &quot; Day&quot;)))">
            <text:p/>
          </table:table-cell>
          <table:table-cell table:content-validation-name="val12"/>
          <table:table-cell table:number-columns-repeated="2"/>
          <table:table-cell table:style-name="ce196"/>
          <table:table-cell table:style-name="ce205" table:formula="of:=IFERROR(IF(ISBLANK([.Y393]); &quot;&quot;; IF([.$F393]=&quot;Long&quot;; ([.Y393]-[.$K393])*[.$J393]/[.$M393]; ([.$K393]-[.Y393])*[.$J393]/[.$M393])-[.$R393]); &quot;&quot;)">
            <text:p/>
          </table:table-cell>
          <table:table-cell table:style-name="Default"/>
          <table:table-cell table:style-name="ce205" table:formula="of:=IFERROR(IF(ISBLANK([.AA393]); &quot;&quot;; IF([.$F393]=&quot;Long&quot;; ([.AA393]-[.$K393])*[.$J393]/[.$M393]; ([.$K393]-[.AA393])*[.$J393]/[.$M393])-[.$R393]); &quot;&quot;)">
            <text:p/>
          </table:table-cell>
          <table:table-cell table:style-name="Default"/>
          <table:table-cell table:style-name="ce205" table:formula="of:=IFERROR(IF(ISBLANK([.AC393]); &quot;&quot;; IF([.$F393]=&quot;Long&quot;; ([.AC393]-[.$K393])*[.$J393]/[.$M393]; ([.$K393]-[.AC393])*[.$J393]/[.$M393])-[.$R393]); &quot;&quot;)">
            <text:p/>
          </table:table-cell>
          <table:table-cell/>
          <table:table-cell table:formula="of:=IF(ISBLANK([.Q393]); &quot;&quot;; DAY([.Q393]))">
            <text:p/>
          </table:table-cell>
          <table:table-cell table:formula="of:=IF(ISBLANK([.I393]); &quot;&quot;; WEEKDAY([.I393]; 2))">
            <text:p/>
          </table:table-cell>
          <table:table-cell table:formula="of:=IF(ISBLANK([.Q393]); &quot;&quot;; WEEKDAY([.Q393]; 2))">
            <text:p/>
          </table:table-cell>
          <table:table-cell table:formula="of:=IF(ISBLANK([.Q393]); &quot;&quot;; WEEKNUM([.Q393]))">
            <text:p/>
          </table:table-cell>
          <table:table-cell table:style-name="ce224" table:formula="of:=IF(ISBLANK([.I393]); &quot;&quot;; MONTH([.I393]))">
            <text:p/>
          </table:table-cell>
          <table:table-cell table:formula="of:=IF(ISBLANK([.Q393]); &quot;&quot;; MONTH([.Q393]))">
            <text:p/>
          </table:table-cell>
          <table:table-cell table:formula="of:=IF(OR(ISBLANK([.I393]); ISBLANK([.Q393])); &quot;&quot;; IFERROR(DATEDIF([.I393];[.Q393];&quot;d&quot;); &quot;&quot;))">
            <text:p/>
          </table:table-cell>
          <table:table-cell table:style-name="ce286" table:formula="of:=IF(ISBLANK([.P393]); &quot;&quot;; SUM([.$R$3:.R393]))">
            <text:p/>
          </table:table-cell>
          <table:table-cell table:style-name="ce286" table:formula="of:=IF(ISBLANK([.P393]); &quot;&quot;; SUM([.$S$3:.S393]))">
            <text:p/>
          </table:table-cell>
          <table:table-cell table:formula="of:=IF(ISBLANK([.K393]); &quot;&quot;; [.J393]*[.K393])">
            <text:p/>
          </table:table-cell>
          <table:table-cell table:formula="of:=IF(ISNUMBER([.AO393]); [.AO393]*0.0035; &quot;&quot;)">
            <text:p/>
          </table:table-cell>
          <table:table-cell table:style-name="ce224" table:formula="of:=IF(ISBLANK([.P393]); &quot;&quot; ; [.O393]*[.P393])">
            <text:p/>
          </table:table-cell>
          <table:table-cell table:formula="of:=IF(ISNUMBER([.AQ393]); [.AQ393]*0.0035; &quot;&quot;)">
            <text:p/>
          </table:table-cell>
          <table:table-cell table:number-columns-repeated="20"/>
        </table:table-row>
        <table:table-row table:style-name="ro2">
          <table:table-cell office:value-type="float" office:value="392" calcext:value-type="float">
            <text:p>39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4]=&quot;Long&quot;; [.K394]-[Overview.$C$4]/[.J394]; IF([.F394]=&quot;Short&quot;; [.K394]+[Overview.$C$4]/[.J394]; &quot;&quot;)); &quot;&quot;)">
            <text:p/>
          </table:table-cell>
          <table:table-cell table:style-name="ce157" table:formula="of:=IFERROR(ABS([.L394]-[.K394])*[.J394]; &quot;&quot;)">
            <text:p/>
          </table:table-cell>
          <table:table-cell table:style-name="ce289" table:formula="of:=IFERROR(IF([.F394]=&quot;Long&quot;; [.K394]+[Overview.$C$4]/[.J394]*[Overview.$C$6]; IF([.F394]=&quot;Short&quot;; [.K394]-[Overview.$C$4]/[.J394]*[Overview.$C$6]; &quot;&quot;)); &quot;&quot;)">
            <text:p/>
          </table:table-cell>
          <table:table-cell table:style-name="ce152"/>
          <table:table-cell table:number-columns-repeated="2"/>
          <table:table-cell table:formula="of:=IFERROR([.S394]/[.M394]; &quot;&quot;)">
            <text:p/>
          </table:table-cell>
          <table:table-cell table:formula="of:=IFERROR(IF(AND([.F394]=&quot;Long&quot;; [.O394]=[.J394]); [.J394]*([.P394]-[.K394]); IF(AND([.F394]=&quot;Short&quot;; [.O394]=[.J394]); [.J394]*([.K394]-[.P394]); &quot;&quot;)); &quot;&quot;)">
            <text:p/>
          </table:table-cell>
          <table:table-cell table:formula="of:=IF(ISNUMBER([.S394]); IF([.S394]&gt;0; &quot;Win&quot;; &quot;Loss&quot;);&quot;&quot;)">
            <text:p/>
          </table:table-cell>
          <table:table-cell table:formula="of:=IF([.Q394]=&quot;&quot;; &quot;&quot;; CONCATENATE(DATEDIF([.I394];[.Q394];&quot;d&quot;); IF(DATEDIF([.I394];[.Q394];&quot;d&quot;)&gt;1; &quot; Days&quot;; &quot; Day&quot;)))">
            <text:p/>
          </table:table-cell>
          <table:table-cell table:content-validation-name="val12"/>
          <table:table-cell table:number-columns-repeated="2"/>
          <table:table-cell table:style-name="ce196"/>
          <table:table-cell table:style-name="ce205" table:formula="of:=IFERROR(IF(ISBLANK([.Y394]); &quot;&quot;; IF([.$F394]=&quot;Long&quot;; ([.Y394]-[.$K394])*[.$J394]/[.$M394]; ([.$K394]-[.Y394])*[.$J394]/[.$M394])-[.$R394]); &quot;&quot;)">
            <text:p/>
          </table:table-cell>
          <table:table-cell table:style-name="Default"/>
          <table:table-cell table:style-name="ce205" table:formula="of:=IFERROR(IF(ISBLANK([.AA394]); &quot;&quot;; IF([.$F394]=&quot;Long&quot;; ([.AA394]-[.$K394])*[.$J394]/[.$M394]; ([.$K394]-[.AA394])*[.$J394]/[.$M394])-[.$R394]); &quot;&quot;)">
            <text:p/>
          </table:table-cell>
          <table:table-cell table:style-name="Default"/>
          <table:table-cell table:style-name="ce205" table:formula="of:=IFERROR(IF(ISBLANK([.AC394]); &quot;&quot;; IF([.$F394]=&quot;Long&quot;; ([.AC394]-[.$K394])*[.$J394]/[.$M394]; ([.$K394]-[.AC394])*[.$J394]/[.$M394])-[.$R394]); &quot;&quot;)">
            <text:p/>
          </table:table-cell>
          <table:table-cell/>
          <table:table-cell table:formula="of:=IF(ISBLANK([.Q394]); &quot;&quot;; DAY([.Q394]))">
            <text:p/>
          </table:table-cell>
          <table:table-cell table:formula="of:=IF(ISBLANK([.I394]); &quot;&quot;; WEEKDAY([.I394]; 2))">
            <text:p/>
          </table:table-cell>
          <table:table-cell table:formula="of:=IF(ISBLANK([.Q394]); &quot;&quot;; WEEKDAY([.Q394]; 2))">
            <text:p/>
          </table:table-cell>
          <table:table-cell table:formula="of:=IF(ISBLANK([.Q394]); &quot;&quot;; WEEKNUM([.Q394]))">
            <text:p/>
          </table:table-cell>
          <table:table-cell table:style-name="ce224" table:formula="of:=IF(ISBLANK([.I394]); &quot;&quot;; MONTH([.I394]))">
            <text:p/>
          </table:table-cell>
          <table:table-cell table:formula="of:=IF(ISBLANK([.Q394]); &quot;&quot;; MONTH([.Q394]))">
            <text:p/>
          </table:table-cell>
          <table:table-cell table:formula="of:=IF(OR(ISBLANK([.I394]); ISBLANK([.Q394])); &quot;&quot;; IFERROR(DATEDIF([.I394];[.Q394];&quot;d&quot;); &quot;&quot;))">
            <text:p/>
          </table:table-cell>
          <table:table-cell table:style-name="ce286" table:formula="of:=IF(ISBLANK([.P394]); &quot;&quot;; SUM([.$R$3:.R394]))">
            <text:p/>
          </table:table-cell>
          <table:table-cell table:style-name="ce286" table:formula="of:=IF(ISBLANK([.P394]); &quot;&quot;; SUM([.$S$3:.S394]))">
            <text:p/>
          </table:table-cell>
          <table:table-cell table:formula="of:=IF(ISBLANK([.K394]); &quot;&quot;; [.J394]*[.K394])">
            <text:p/>
          </table:table-cell>
          <table:table-cell table:formula="of:=IF(ISNUMBER([.AO394]); [.AO394]*0.0035; &quot;&quot;)">
            <text:p/>
          </table:table-cell>
          <table:table-cell table:style-name="ce224" table:formula="of:=IF(ISBLANK([.P394]); &quot;&quot; ; [.O394]*[.P394])">
            <text:p/>
          </table:table-cell>
          <table:table-cell table:formula="of:=IF(ISNUMBER([.AQ394]); [.AQ394]*0.0035; &quot;&quot;)">
            <text:p/>
          </table:table-cell>
          <table:table-cell table:number-columns-repeated="20"/>
        </table:table-row>
        <table:table-row table:style-name="ro2">
          <table:table-cell office:value-type="float" office:value="393" calcext:value-type="float">
            <text:p>39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5]=&quot;Long&quot;; [.K395]-[Overview.$C$4]/[.J395]; IF([.F395]=&quot;Short&quot;; [.K395]+[Overview.$C$4]/[.J395]; &quot;&quot;)); &quot;&quot;)">
            <text:p/>
          </table:table-cell>
          <table:table-cell table:style-name="ce157" table:formula="of:=IFERROR(ABS([.L395]-[.K395])*[.J395]; &quot;&quot;)">
            <text:p/>
          </table:table-cell>
          <table:table-cell table:style-name="ce289" table:formula="of:=IFERROR(IF([.F395]=&quot;Long&quot;; [.K395]+[Overview.$C$4]/[.J395]*[Overview.$C$6]; IF([.F395]=&quot;Short&quot;; [.K395]-[Overview.$C$4]/[.J395]*[Overview.$C$6]; &quot;&quot;)); &quot;&quot;)">
            <text:p/>
          </table:table-cell>
          <table:table-cell table:style-name="ce152"/>
          <table:table-cell table:number-columns-repeated="2"/>
          <table:table-cell table:formula="of:=IFERROR([.S395]/[.M395]; &quot;&quot;)">
            <text:p/>
          </table:table-cell>
          <table:table-cell table:formula="of:=IFERROR(IF(AND([.F395]=&quot;Long&quot;; [.O395]=[.J395]); [.J395]*([.P395]-[.K395]); IF(AND([.F395]=&quot;Short&quot;; [.O395]=[.J395]); [.J395]*([.K395]-[.P395]); &quot;&quot;)); &quot;&quot;)">
            <text:p/>
          </table:table-cell>
          <table:table-cell table:formula="of:=IF(ISNUMBER([.S395]); IF([.S395]&gt;0; &quot;Win&quot;; &quot;Loss&quot;);&quot;&quot;)">
            <text:p/>
          </table:table-cell>
          <table:table-cell table:formula="of:=IF([.Q395]=&quot;&quot;; &quot;&quot;; CONCATENATE(DATEDIF([.I395];[.Q395];&quot;d&quot;); IF(DATEDIF([.I395];[.Q395];&quot;d&quot;)&gt;1; &quot; Days&quot;; &quot; Day&quot;)))">
            <text:p/>
          </table:table-cell>
          <table:table-cell table:content-validation-name="val12"/>
          <table:table-cell table:number-columns-repeated="2"/>
          <table:table-cell table:style-name="ce196"/>
          <table:table-cell table:style-name="ce205" table:formula="of:=IFERROR(IF(ISBLANK([.Y395]); &quot;&quot;; IF([.$F395]=&quot;Long&quot;; ([.Y395]-[.$K395])*[.$J395]/[.$M395]; ([.$K395]-[.Y395])*[.$J395]/[.$M395])-[.$R395]); &quot;&quot;)">
            <text:p/>
          </table:table-cell>
          <table:table-cell table:style-name="Default"/>
          <table:table-cell table:style-name="ce205" table:formula="of:=IFERROR(IF(ISBLANK([.AA395]); &quot;&quot;; IF([.$F395]=&quot;Long&quot;; ([.AA395]-[.$K395])*[.$J395]/[.$M395]; ([.$K395]-[.AA395])*[.$J395]/[.$M395])-[.$R395]); &quot;&quot;)">
            <text:p/>
          </table:table-cell>
          <table:table-cell table:style-name="Default"/>
          <table:table-cell table:style-name="ce205" table:formula="of:=IFERROR(IF(ISBLANK([.AC395]); &quot;&quot;; IF([.$F395]=&quot;Long&quot;; ([.AC395]-[.$K395])*[.$J395]/[.$M395]; ([.$K395]-[.AC395])*[.$J395]/[.$M395])-[.$R395]); &quot;&quot;)">
            <text:p/>
          </table:table-cell>
          <table:table-cell/>
          <table:table-cell table:formula="of:=IF(ISBLANK([.Q395]); &quot;&quot;; DAY([.Q395]))">
            <text:p/>
          </table:table-cell>
          <table:table-cell table:formula="of:=IF(ISBLANK([.I395]); &quot;&quot;; WEEKDAY([.I395]; 2))">
            <text:p/>
          </table:table-cell>
          <table:table-cell table:formula="of:=IF(ISBLANK([.Q395]); &quot;&quot;; WEEKDAY([.Q395]; 2))">
            <text:p/>
          </table:table-cell>
          <table:table-cell table:formula="of:=IF(ISBLANK([.Q395]); &quot;&quot;; WEEKNUM([.Q395]))">
            <text:p/>
          </table:table-cell>
          <table:table-cell table:style-name="ce224" table:formula="of:=IF(ISBLANK([.I395]); &quot;&quot;; MONTH([.I395]))">
            <text:p/>
          </table:table-cell>
          <table:table-cell table:formula="of:=IF(ISBLANK([.Q395]); &quot;&quot;; MONTH([.Q395]))">
            <text:p/>
          </table:table-cell>
          <table:table-cell table:formula="of:=IF(OR(ISBLANK([.I395]); ISBLANK([.Q395])); &quot;&quot;; IFERROR(DATEDIF([.I395];[.Q395];&quot;d&quot;); &quot;&quot;))">
            <text:p/>
          </table:table-cell>
          <table:table-cell table:style-name="ce286" table:formula="of:=IF(ISBLANK([.P395]); &quot;&quot;; SUM([.$R$3:.R395]))">
            <text:p/>
          </table:table-cell>
          <table:table-cell table:style-name="ce286" table:formula="of:=IF(ISBLANK([.P395]); &quot;&quot;; SUM([.$S$3:.S395]))">
            <text:p/>
          </table:table-cell>
          <table:table-cell table:formula="of:=IF(ISBLANK([.K395]); &quot;&quot;; [.J395]*[.K395])">
            <text:p/>
          </table:table-cell>
          <table:table-cell table:formula="of:=IF(ISNUMBER([.AO395]); [.AO395]*0.0035; &quot;&quot;)">
            <text:p/>
          </table:table-cell>
          <table:table-cell table:style-name="ce224" table:formula="of:=IF(ISBLANK([.P395]); &quot;&quot; ; [.O395]*[.P395])">
            <text:p/>
          </table:table-cell>
          <table:table-cell table:formula="of:=IF(ISNUMBER([.AQ395]); [.AQ395]*0.0035; &quot;&quot;)">
            <text:p/>
          </table:table-cell>
          <table:table-cell table:number-columns-repeated="20"/>
        </table:table-row>
        <table:table-row table:style-name="ro2">
          <table:table-cell office:value-type="float" office:value="394" calcext:value-type="float">
            <text:p>39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6]=&quot;Long&quot;; [.K396]-[Overview.$C$4]/[.J396]; IF([.F396]=&quot;Short&quot;; [.K396]+[Overview.$C$4]/[.J396]; &quot;&quot;)); &quot;&quot;)">
            <text:p/>
          </table:table-cell>
          <table:table-cell table:style-name="ce157" table:formula="of:=IFERROR(ABS([.L396]-[.K396])*[.J396]; &quot;&quot;)">
            <text:p/>
          </table:table-cell>
          <table:table-cell table:style-name="ce289" table:formula="of:=IFERROR(IF([.F396]=&quot;Long&quot;; [.K396]+[Overview.$C$4]/[.J396]*[Overview.$C$6]; IF([.F396]=&quot;Short&quot;; [.K396]-[Overview.$C$4]/[.J396]*[Overview.$C$6]; &quot;&quot;)); &quot;&quot;)">
            <text:p/>
          </table:table-cell>
          <table:table-cell table:style-name="ce152"/>
          <table:table-cell table:number-columns-repeated="2"/>
          <table:table-cell table:formula="of:=IFERROR([.S396]/[.M396]; &quot;&quot;)">
            <text:p/>
          </table:table-cell>
          <table:table-cell table:formula="of:=IFERROR(IF(AND([.F396]=&quot;Long&quot;; [.O396]=[.J396]); [.J396]*([.P396]-[.K396]); IF(AND([.F396]=&quot;Short&quot;; [.O396]=[.J396]); [.J396]*([.K396]-[.P396]); &quot;&quot;)); &quot;&quot;)">
            <text:p/>
          </table:table-cell>
          <table:table-cell table:formula="of:=IF(ISNUMBER([.S396]); IF([.S396]&gt;0; &quot;Win&quot;; &quot;Loss&quot;);&quot;&quot;)">
            <text:p/>
          </table:table-cell>
          <table:table-cell table:formula="of:=IF([.Q396]=&quot;&quot;; &quot;&quot;; CONCATENATE(DATEDIF([.I396];[.Q396];&quot;d&quot;); IF(DATEDIF([.I396];[.Q396];&quot;d&quot;)&gt;1; &quot; Days&quot;; &quot; Day&quot;)))">
            <text:p/>
          </table:table-cell>
          <table:table-cell table:content-validation-name="val12"/>
          <table:table-cell table:number-columns-repeated="2"/>
          <table:table-cell table:style-name="ce196"/>
          <table:table-cell table:style-name="ce205" table:formula="of:=IFERROR(IF(ISBLANK([.Y396]); &quot;&quot;; IF([.$F396]=&quot;Long&quot;; ([.Y396]-[.$K396])*[.$J396]/[.$M396]; ([.$K396]-[.Y396])*[.$J396]/[.$M396])-[.$R396]); &quot;&quot;)">
            <text:p/>
          </table:table-cell>
          <table:table-cell table:style-name="Default"/>
          <table:table-cell table:style-name="ce205" table:formula="of:=IFERROR(IF(ISBLANK([.AA396]); &quot;&quot;; IF([.$F396]=&quot;Long&quot;; ([.AA396]-[.$K396])*[.$J396]/[.$M396]; ([.$K396]-[.AA396])*[.$J396]/[.$M396])-[.$R396]); &quot;&quot;)">
            <text:p/>
          </table:table-cell>
          <table:table-cell table:style-name="Default"/>
          <table:table-cell table:style-name="ce205" table:formula="of:=IFERROR(IF(ISBLANK([.AC396]); &quot;&quot;; IF([.$F396]=&quot;Long&quot;; ([.AC396]-[.$K396])*[.$J396]/[.$M396]; ([.$K396]-[.AC396])*[.$J396]/[.$M396])-[.$R396]); &quot;&quot;)">
            <text:p/>
          </table:table-cell>
          <table:table-cell/>
          <table:table-cell table:formula="of:=IF(ISBLANK([.Q396]); &quot;&quot;; DAY([.Q396]))">
            <text:p/>
          </table:table-cell>
          <table:table-cell table:formula="of:=IF(ISBLANK([.I396]); &quot;&quot;; WEEKDAY([.I396]; 2))">
            <text:p/>
          </table:table-cell>
          <table:table-cell table:formula="of:=IF(ISBLANK([.Q396]); &quot;&quot;; WEEKDAY([.Q396]; 2))">
            <text:p/>
          </table:table-cell>
          <table:table-cell table:formula="of:=IF(ISBLANK([.Q396]); &quot;&quot;; WEEKNUM([.Q396]))">
            <text:p/>
          </table:table-cell>
          <table:table-cell table:style-name="ce224" table:formula="of:=IF(ISBLANK([.I396]); &quot;&quot;; MONTH([.I396]))">
            <text:p/>
          </table:table-cell>
          <table:table-cell table:formula="of:=IF(ISBLANK([.Q396]); &quot;&quot;; MONTH([.Q396]))">
            <text:p/>
          </table:table-cell>
          <table:table-cell table:formula="of:=IF(OR(ISBLANK([.I396]); ISBLANK([.Q396])); &quot;&quot;; IFERROR(DATEDIF([.I396];[.Q396];&quot;d&quot;); &quot;&quot;))">
            <text:p/>
          </table:table-cell>
          <table:table-cell table:style-name="ce286" table:formula="of:=IF(ISBLANK([.P396]); &quot;&quot;; SUM([.$R$3:.R396]))">
            <text:p/>
          </table:table-cell>
          <table:table-cell table:style-name="ce286" table:formula="of:=IF(ISBLANK([.P396]); &quot;&quot;; SUM([.$S$3:.S396]))">
            <text:p/>
          </table:table-cell>
          <table:table-cell table:formula="of:=IF(ISBLANK([.K396]); &quot;&quot;; [.J396]*[.K396])">
            <text:p/>
          </table:table-cell>
          <table:table-cell table:formula="of:=IF(ISNUMBER([.AO396]); [.AO396]*0.0035; &quot;&quot;)">
            <text:p/>
          </table:table-cell>
          <table:table-cell table:style-name="ce224" table:formula="of:=IF(ISBLANK([.P396]); &quot;&quot; ; [.O396]*[.P396])">
            <text:p/>
          </table:table-cell>
          <table:table-cell table:formula="of:=IF(ISNUMBER([.AQ396]); [.AQ396]*0.0035; &quot;&quot;)">
            <text:p/>
          </table:table-cell>
          <table:table-cell table:number-columns-repeated="20"/>
        </table:table-row>
        <table:table-row table:style-name="ro2">
          <table:table-cell office:value-type="float" office:value="395" calcext:value-type="float">
            <text:p>39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7]=&quot;Long&quot;; [.K397]-[Overview.$C$4]/[.J397]; IF([.F397]=&quot;Short&quot;; [.K397]+[Overview.$C$4]/[.J397]; &quot;&quot;)); &quot;&quot;)">
            <text:p/>
          </table:table-cell>
          <table:table-cell table:style-name="ce157" table:formula="of:=IFERROR(ABS([.L397]-[.K397])*[.J397]; &quot;&quot;)">
            <text:p/>
          </table:table-cell>
          <table:table-cell table:style-name="ce289" table:formula="of:=IFERROR(IF([.F397]=&quot;Long&quot;; [.K397]+[Overview.$C$4]/[.J397]*[Overview.$C$6]; IF([.F397]=&quot;Short&quot;; [.K397]-[Overview.$C$4]/[.J397]*[Overview.$C$6]; &quot;&quot;)); &quot;&quot;)">
            <text:p/>
          </table:table-cell>
          <table:table-cell table:style-name="ce152"/>
          <table:table-cell table:number-columns-repeated="2"/>
          <table:table-cell table:formula="of:=IFERROR([.S397]/[.M397]; &quot;&quot;)">
            <text:p/>
          </table:table-cell>
          <table:table-cell table:formula="of:=IFERROR(IF(AND([.F397]=&quot;Long&quot;; [.O397]=[.J397]); [.J397]*([.P397]-[.K397]); IF(AND([.F397]=&quot;Short&quot;; [.O397]=[.J397]); [.J397]*([.K397]-[.P397]); &quot;&quot;)); &quot;&quot;)">
            <text:p/>
          </table:table-cell>
          <table:table-cell table:formula="of:=IF(ISNUMBER([.S397]); IF([.S397]&gt;0; &quot;Win&quot;; &quot;Loss&quot;);&quot;&quot;)">
            <text:p/>
          </table:table-cell>
          <table:table-cell table:formula="of:=IF([.Q397]=&quot;&quot;; &quot;&quot;; CONCATENATE(DATEDIF([.I397];[.Q397];&quot;d&quot;); IF(DATEDIF([.I397];[.Q397];&quot;d&quot;)&gt;1; &quot; Days&quot;; &quot; Day&quot;)))">
            <text:p/>
          </table:table-cell>
          <table:table-cell table:content-validation-name="val12"/>
          <table:table-cell table:number-columns-repeated="2"/>
          <table:table-cell table:style-name="ce196"/>
          <table:table-cell table:style-name="ce205" table:formula="of:=IFERROR(IF(ISBLANK([.Y397]); &quot;&quot;; IF([.$F397]=&quot;Long&quot;; ([.Y397]-[.$K397])*[.$J397]/[.$M397]; ([.$K397]-[.Y397])*[.$J397]/[.$M397])-[.$R397]); &quot;&quot;)">
            <text:p/>
          </table:table-cell>
          <table:table-cell table:style-name="Default"/>
          <table:table-cell table:style-name="ce205" table:formula="of:=IFERROR(IF(ISBLANK([.AA397]); &quot;&quot;; IF([.$F397]=&quot;Long&quot;; ([.AA397]-[.$K397])*[.$J397]/[.$M397]; ([.$K397]-[.AA397])*[.$J397]/[.$M397])-[.$R397]); &quot;&quot;)">
            <text:p/>
          </table:table-cell>
          <table:table-cell table:style-name="Default"/>
          <table:table-cell table:style-name="ce205" table:formula="of:=IFERROR(IF(ISBLANK([.AC397]); &quot;&quot;; IF([.$F397]=&quot;Long&quot;; ([.AC397]-[.$K397])*[.$J397]/[.$M397]; ([.$K397]-[.AC397])*[.$J397]/[.$M397])-[.$R397]); &quot;&quot;)">
            <text:p/>
          </table:table-cell>
          <table:table-cell/>
          <table:table-cell table:formula="of:=IF(ISBLANK([.Q397]); &quot;&quot;; DAY([.Q397]))">
            <text:p/>
          </table:table-cell>
          <table:table-cell table:formula="of:=IF(ISBLANK([.I397]); &quot;&quot;; WEEKDAY([.I397]; 2))">
            <text:p/>
          </table:table-cell>
          <table:table-cell table:formula="of:=IF(ISBLANK([.Q397]); &quot;&quot;; WEEKDAY([.Q397]; 2))">
            <text:p/>
          </table:table-cell>
          <table:table-cell table:formula="of:=IF(ISBLANK([.Q397]); &quot;&quot;; WEEKNUM([.Q397]))">
            <text:p/>
          </table:table-cell>
          <table:table-cell table:style-name="ce224" table:formula="of:=IF(ISBLANK([.I397]); &quot;&quot;; MONTH([.I397]))">
            <text:p/>
          </table:table-cell>
          <table:table-cell table:formula="of:=IF(ISBLANK([.Q397]); &quot;&quot;; MONTH([.Q397]))">
            <text:p/>
          </table:table-cell>
          <table:table-cell table:formula="of:=IF(OR(ISBLANK([.I397]); ISBLANK([.Q397])); &quot;&quot;; IFERROR(DATEDIF([.I397];[.Q397];&quot;d&quot;); &quot;&quot;))">
            <text:p/>
          </table:table-cell>
          <table:table-cell table:style-name="ce286" table:formula="of:=IF(ISBLANK([.P397]); &quot;&quot;; SUM([.$R$3:.R397]))">
            <text:p/>
          </table:table-cell>
          <table:table-cell table:style-name="ce286" table:formula="of:=IF(ISBLANK([.P397]); &quot;&quot;; SUM([.$S$3:.S397]))">
            <text:p/>
          </table:table-cell>
          <table:table-cell table:formula="of:=IF(ISBLANK([.K397]); &quot;&quot;; [.J397]*[.K397])">
            <text:p/>
          </table:table-cell>
          <table:table-cell table:formula="of:=IF(ISNUMBER([.AO397]); [.AO397]*0.0035; &quot;&quot;)">
            <text:p/>
          </table:table-cell>
          <table:table-cell table:style-name="ce224" table:formula="of:=IF(ISBLANK([.P397]); &quot;&quot; ; [.O397]*[.P397])">
            <text:p/>
          </table:table-cell>
          <table:table-cell table:formula="of:=IF(ISNUMBER([.AQ397]); [.AQ397]*0.0035; &quot;&quot;)">
            <text:p/>
          </table:table-cell>
          <table:table-cell table:number-columns-repeated="20"/>
        </table:table-row>
        <table:table-row table:style-name="ro2">
          <table:table-cell office:value-type="float" office:value="396" calcext:value-type="float">
            <text:p>39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8]=&quot;Long&quot;; [.K398]-[Overview.$C$4]/[.J398]; IF([.F398]=&quot;Short&quot;; [.K398]+[Overview.$C$4]/[.J398]; &quot;&quot;)); &quot;&quot;)">
            <text:p/>
          </table:table-cell>
          <table:table-cell table:style-name="ce157" table:formula="of:=IFERROR(ABS([.L398]-[.K398])*[.J398]; &quot;&quot;)">
            <text:p/>
          </table:table-cell>
          <table:table-cell table:style-name="ce289" table:formula="of:=IFERROR(IF([.F398]=&quot;Long&quot;; [.K398]+[Overview.$C$4]/[.J398]*[Overview.$C$6]; IF([.F398]=&quot;Short&quot;; [.K398]-[Overview.$C$4]/[.J398]*[Overview.$C$6]; &quot;&quot;)); &quot;&quot;)">
            <text:p/>
          </table:table-cell>
          <table:table-cell table:style-name="ce152"/>
          <table:table-cell table:number-columns-repeated="2"/>
          <table:table-cell table:formula="of:=IFERROR([.S398]/[.M398]; &quot;&quot;)">
            <text:p/>
          </table:table-cell>
          <table:table-cell table:formula="of:=IFERROR(IF(AND([.F398]=&quot;Long&quot;; [.O398]=[.J398]); [.J398]*([.P398]-[.K398]); IF(AND([.F398]=&quot;Short&quot;; [.O398]=[.J398]); [.J398]*([.K398]-[.P398]); &quot;&quot;)); &quot;&quot;)">
            <text:p/>
          </table:table-cell>
          <table:table-cell table:formula="of:=IF(ISNUMBER([.S398]); IF([.S398]&gt;0; &quot;Win&quot;; &quot;Loss&quot;);&quot;&quot;)">
            <text:p/>
          </table:table-cell>
          <table:table-cell table:formula="of:=IF([.Q398]=&quot;&quot;; &quot;&quot;; CONCATENATE(DATEDIF([.I398];[.Q398];&quot;d&quot;); IF(DATEDIF([.I398];[.Q398];&quot;d&quot;)&gt;1; &quot; Days&quot;; &quot; Day&quot;)))">
            <text:p/>
          </table:table-cell>
          <table:table-cell table:content-validation-name="val12"/>
          <table:table-cell table:number-columns-repeated="2"/>
          <table:table-cell table:style-name="ce196"/>
          <table:table-cell table:style-name="ce205" table:formula="of:=IFERROR(IF(ISBLANK([.Y398]); &quot;&quot;; IF([.$F398]=&quot;Long&quot;; ([.Y398]-[.$K398])*[.$J398]/[.$M398]; ([.$K398]-[.Y398])*[.$J398]/[.$M398])-[.$R398]); &quot;&quot;)">
            <text:p/>
          </table:table-cell>
          <table:table-cell table:style-name="Default"/>
          <table:table-cell table:style-name="ce205" table:formula="of:=IFERROR(IF(ISBLANK([.AA398]); &quot;&quot;; IF([.$F398]=&quot;Long&quot;; ([.AA398]-[.$K398])*[.$J398]/[.$M398]; ([.$K398]-[.AA398])*[.$J398]/[.$M398])-[.$R398]); &quot;&quot;)">
            <text:p/>
          </table:table-cell>
          <table:table-cell table:style-name="Default"/>
          <table:table-cell table:style-name="ce205" table:formula="of:=IFERROR(IF(ISBLANK([.AC398]); &quot;&quot;; IF([.$F398]=&quot;Long&quot;; ([.AC398]-[.$K398])*[.$J398]/[.$M398]; ([.$K398]-[.AC398])*[.$J398]/[.$M398])-[.$R398]); &quot;&quot;)">
            <text:p/>
          </table:table-cell>
          <table:table-cell/>
          <table:table-cell table:formula="of:=IF(ISBLANK([.Q398]); &quot;&quot;; DAY([.Q398]))">
            <text:p/>
          </table:table-cell>
          <table:table-cell table:formula="of:=IF(ISBLANK([.I398]); &quot;&quot;; WEEKDAY([.I398]; 2))">
            <text:p/>
          </table:table-cell>
          <table:table-cell table:formula="of:=IF(ISBLANK([.Q398]); &quot;&quot;; WEEKDAY([.Q398]; 2))">
            <text:p/>
          </table:table-cell>
          <table:table-cell table:formula="of:=IF(ISBLANK([.Q398]); &quot;&quot;; WEEKNUM([.Q398]))">
            <text:p/>
          </table:table-cell>
          <table:table-cell table:style-name="ce224" table:formula="of:=IF(ISBLANK([.I398]); &quot;&quot;; MONTH([.I398]))">
            <text:p/>
          </table:table-cell>
          <table:table-cell table:formula="of:=IF(ISBLANK([.Q398]); &quot;&quot;; MONTH([.Q398]))">
            <text:p/>
          </table:table-cell>
          <table:table-cell table:formula="of:=IF(OR(ISBLANK([.I398]); ISBLANK([.Q398])); &quot;&quot;; IFERROR(DATEDIF([.I398];[.Q398];&quot;d&quot;); &quot;&quot;))">
            <text:p/>
          </table:table-cell>
          <table:table-cell table:style-name="ce286" table:formula="of:=IF(ISBLANK([.P398]); &quot;&quot;; SUM([.$R$3:.R398]))">
            <text:p/>
          </table:table-cell>
          <table:table-cell table:style-name="ce286" table:formula="of:=IF(ISBLANK([.P398]); &quot;&quot;; SUM([.$S$3:.S398]))">
            <text:p/>
          </table:table-cell>
          <table:table-cell table:formula="of:=IF(ISBLANK([.K398]); &quot;&quot;; [.J398]*[.K398])">
            <text:p/>
          </table:table-cell>
          <table:table-cell table:formula="of:=IF(ISNUMBER([.AO398]); [.AO398]*0.0035; &quot;&quot;)">
            <text:p/>
          </table:table-cell>
          <table:table-cell table:style-name="ce224" table:formula="of:=IF(ISBLANK([.P398]); &quot;&quot; ; [.O398]*[.P398])">
            <text:p/>
          </table:table-cell>
          <table:table-cell table:formula="of:=IF(ISNUMBER([.AQ398]); [.AQ398]*0.0035; &quot;&quot;)">
            <text:p/>
          </table:table-cell>
          <table:table-cell table:number-columns-repeated="20"/>
        </table:table-row>
        <table:table-row table:style-name="ro2">
          <table:table-cell office:value-type="float" office:value="397" calcext:value-type="float">
            <text:p>39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399]=&quot;Long&quot;; [.K399]-[Overview.$C$4]/[.J399]; IF([.F399]=&quot;Short&quot;; [.K399]+[Overview.$C$4]/[.J399]; &quot;&quot;)); &quot;&quot;)">
            <text:p/>
          </table:table-cell>
          <table:table-cell table:style-name="ce157" table:formula="of:=IFERROR(ABS([.L399]-[.K399])*[.J399]; &quot;&quot;)">
            <text:p/>
          </table:table-cell>
          <table:table-cell table:style-name="ce289" table:formula="of:=IFERROR(IF([.F399]=&quot;Long&quot;; [.K399]+[Overview.$C$4]/[.J399]*[Overview.$C$6]; IF([.F399]=&quot;Short&quot;; [.K399]-[Overview.$C$4]/[.J399]*[Overview.$C$6]; &quot;&quot;)); &quot;&quot;)">
            <text:p/>
          </table:table-cell>
          <table:table-cell table:style-name="ce152"/>
          <table:table-cell table:number-columns-repeated="2"/>
          <table:table-cell table:formula="of:=IFERROR([.S399]/[.M399]; &quot;&quot;)">
            <text:p/>
          </table:table-cell>
          <table:table-cell table:formula="of:=IFERROR(IF(AND([.F399]=&quot;Long&quot;; [.O399]=[.J399]); [.J399]*([.P399]-[.K399]); IF(AND([.F399]=&quot;Short&quot;; [.O399]=[.J399]); [.J399]*([.K399]-[.P399]); &quot;&quot;)); &quot;&quot;)">
            <text:p/>
          </table:table-cell>
          <table:table-cell table:formula="of:=IF(ISNUMBER([.S399]); IF([.S399]&gt;0; &quot;Win&quot;; &quot;Loss&quot;);&quot;&quot;)">
            <text:p/>
          </table:table-cell>
          <table:table-cell table:formula="of:=IF([.Q399]=&quot;&quot;; &quot;&quot;; CONCATENATE(DATEDIF([.I399];[.Q399];&quot;d&quot;); IF(DATEDIF([.I399];[.Q399];&quot;d&quot;)&gt;1; &quot; Days&quot;; &quot; Day&quot;)))">
            <text:p/>
          </table:table-cell>
          <table:table-cell table:content-validation-name="val12"/>
          <table:table-cell table:number-columns-repeated="2"/>
          <table:table-cell table:style-name="ce196"/>
          <table:table-cell table:style-name="ce205" table:formula="of:=IFERROR(IF(ISBLANK([.Y399]); &quot;&quot;; IF([.$F399]=&quot;Long&quot;; ([.Y399]-[.$K399])*[.$J399]/[.$M399]; ([.$K399]-[.Y399])*[.$J399]/[.$M399])-[.$R399]); &quot;&quot;)">
            <text:p/>
          </table:table-cell>
          <table:table-cell table:style-name="Default"/>
          <table:table-cell table:style-name="ce205" table:formula="of:=IFERROR(IF(ISBLANK([.AA399]); &quot;&quot;; IF([.$F399]=&quot;Long&quot;; ([.AA399]-[.$K399])*[.$J399]/[.$M399]; ([.$K399]-[.AA399])*[.$J399]/[.$M399])-[.$R399]); &quot;&quot;)">
            <text:p/>
          </table:table-cell>
          <table:table-cell table:style-name="Default"/>
          <table:table-cell table:style-name="ce205" table:formula="of:=IFERROR(IF(ISBLANK([.AC399]); &quot;&quot;; IF([.$F399]=&quot;Long&quot;; ([.AC399]-[.$K399])*[.$J399]/[.$M399]; ([.$K399]-[.AC399])*[.$J399]/[.$M399])-[.$R399]); &quot;&quot;)">
            <text:p/>
          </table:table-cell>
          <table:table-cell/>
          <table:table-cell table:formula="of:=IF(ISBLANK([.Q399]); &quot;&quot;; DAY([.Q399]))">
            <text:p/>
          </table:table-cell>
          <table:table-cell table:formula="of:=IF(ISBLANK([.I399]); &quot;&quot;; WEEKDAY([.I399]; 2))">
            <text:p/>
          </table:table-cell>
          <table:table-cell table:formula="of:=IF(ISBLANK([.Q399]); &quot;&quot;; WEEKDAY([.Q399]; 2))">
            <text:p/>
          </table:table-cell>
          <table:table-cell table:formula="of:=IF(ISBLANK([.Q399]); &quot;&quot;; WEEKNUM([.Q399]))">
            <text:p/>
          </table:table-cell>
          <table:table-cell table:style-name="ce224" table:formula="of:=IF(ISBLANK([.I399]); &quot;&quot;; MONTH([.I399]))">
            <text:p/>
          </table:table-cell>
          <table:table-cell table:formula="of:=IF(ISBLANK([.Q399]); &quot;&quot;; MONTH([.Q399]))">
            <text:p/>
          </table:table-cell>
          <table:table-cell table:formula="of:=IF(OR(ISBLANK([.I399]); ISBLANK([.Q399])); &quot;&quot;; IFERROR(DATEDIF([.I399];[.Q399];&quot;d&quot;); &quot;&quot;))">
            <text:p/>
          </table:table-cell>
          <table:table-cell table:style-name="ce286" table:formula="of:=IF(ISBLANK([.P399]); &quot;&quot;; SUM([.$R$3:.R399]))">
            <text:p/>
          </table:table-cell>
          <table:table-cell table:style-name="ce286" table:formula="of:=IF(ISBLANK([.P399]); &quot;&quot;; SUM([.$S$3:.S399]))">
            <text:p/>
          </table:table-cell>
          <table:table-cell table:formula="of:=IF(ISBLANK([.K399]); &quot;&quot;; [.J399]*[.K399])">
            <text:p/>
          </table:table-cell>
          <table:table-cell table:formula="of:=IF(ISNUMBER([.AO399]); [.AO399]*0.0035; &quot;&quot;)">
            <text:p/>
          </table:table-cell>
          <table:table-cell table:style-name="ce224" table:formula="of:=IF(ISBLANK([.P399]); &quot;&quot; ; [.O399]*[.P399])">
            <text:p/>
          </table:table-cell>
          <table:table-cell table:formula="of:=IF(ISNUMBER([.AQ399]); [.AQ399]*0.0035; &quot;&quot;)">
            <text:p/>
          </table:table-cell>
          <table:table-cell table:number-columns-repeated="20"/>
        </table:table-row>
        <table:table-row table:style-name="ro2">
          <table:table-cell office:value-type="float" office:value="398" calcext:value-type="float">
            <text:p>39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0]=&quot;Long&quot;; [.K400]-[Overview.$C$4]/[.J400]; IF([.F400]=&quot;Short&quot;; [.K400]+[Overview.$C$4]/[.J400]; &quot;&quot;)); &quot;&quot;)">
            <text:p/>
          </table:table-cell>
          <table:table-cell table:style-name="ce157" table:formula="of:=IFERROR(ABS([.L400]-[.K400])*[.J400]; &quot;&quot;)">
            <text:p/>
          </table:table-cell>
          <table:table-cell table:style-name="ce289" table:formula="of:=IFERROR(IF([.F400]=&quot;Long&quot;; [.K400]+[Overview.$C$4]/[.J400]*[Overview.$C$6]; IF([.F400]=&quot;Short&quot;; [.K400]-[Overview.$C$4]/[.J400]*[Overview.$C$6]; &quot;&quot;)); &quot;&quot;)">
            <text:p/>
          </table:table-cell>
          <table:table-cell table:style-name="ce152"/>
          <table:table-cell table:number-columns-repeated="2"/>
          <table:table-cell table:formula="of:=IFERROR([.S400]/[.M400]; &quot;&quot;)">
            <text:p/>
          </table:table-cell>
          <table:table-cell table:formula="of:=IFERROR(IF(AND([.F400]=&quot;Long&quot;; [.O400]=[.J400]); [.J400]*([.P400]-[.K400]); IF(AND([.F400]=&quot;Short&quot;; [.O400]=[.J400]); [.J400]*([.K400]-[.P400]); &quot;&quot;)); &quot;&quot;)">
            <text:p/>
          </table:table-cell>
          <table:table-cell table:formula="of:=IF(ISNUMBER([.S400]); IF([.S400]&gt;0; &quot;Win&quot;; &quot;Loss&quot;);&quot;&quot;)">
            <text:p/>
          </table:table-cell>
          <table:table-cell table:formula="of:=IF([.Q400]=&quot;&quot;; &quot;&quot;; CONCATENATE(DATEDIF([.I400];[.Q400];&quot;d&quot;); IF(DATEDIF([.I400];[.Q400];&quot;d&quot;)&gt;1; &quot; Days&quot;; &quot; Day&quot;)))">
            <text:p/>
          </table:table-cell>
          <table:table-cell table:content-validation-name="val12"/>
          <table:table-cell table:number-columns-repeated="2"/>
          <table:table-cell table:style-name="ce196"/>
          <table:table-cell table:style-name="ce205" table:formula="of:=IFERROR(IF(ISBLANK([.Y400]); &quot;&quot;; IF([.$F400]=&quot;Long&quot;; ([.Y400]-[.$K400])*[.$J400]/[.$M400]; ([.$K400]-[.Y400])*[.$J400]/[.$M400])-[.$R400]); &quot;&quot;)">
            <text:p/>
          </table:table-cell>
          <table:table-cell table:style-name="Default"/>
          <table:table-cell table:style-name="ce205" table:formula="of:=IFERROR(IF(ISBLANK([.AA400]); &quot;&quot;; IF([.$F400]=&quot;Long&quot;; ([.AA400]-[.$K400])*[.$J400]/[.$M400]; ([.$K400]-[.AA400])*[.$J400]/[.$M400])-[.$R400]); &quot;&quot;)">
            <text:p/>
          </table:table-cell>
          <table:table-cell table:style-name="Default"/>
          <table:table-cell table:style-name="ce205" table:formula="of:=IFERROR(IF(ISBLANK([.AC400]); &quot;&quot;; IF([.$F400]=&quot;Long&quot;; ([.AC400]-[.$K400])*[.$J400]/[.$M400]; ([.$K400]-[.AC400])*[.$J400]/[.$M400])-[.$R400]); &quot;&quot;)">
            <text:p/>
          </table:table-cell>
          <table:table-cell/>
          <table:table-cell table:formula="of:=IF(ISBLANK([.Q400]); &quot;&quot;; DAY([.Q400]))">
            <text:p/>
          </table:table-cell>
          <table:table-cell table:formula="of:=IF(ISBLANK([.I400]); &quot;&quot;; WEEKDAY([.I400]; 2))">
            <text:p/>
          </table:table-cell>
          <table:table-cell table:formula="of:=IF(ISBLANK([.Q400]); &quot;&quot;; WEEKDAY([.Q400]; 2))">
            <text:p/>
          </table:table-cell>
          <table:table-cell table:formula="of:=IF(ISBLANK([.Q400]); &quot;&quot;; WEEKNUM([.Q400]))">
            <text:p/>
          </table:table-cell>
          <table:table-cell table:style-name="ce224" table:formula="of:=IF(ISBLANK([.I400]); &quot;&quot;; MONTH([.I400]))">
            <text:p/>
          </table:table-cell>
          <table:table-cell table:formula="of:=IF(ISBLANK([.Q400]); &quot;&quot;; MONTH([.Q400]))">
            <text:p/>
          </table:table-cell>
          <table:table-cell table:formula="of:=IF(OR(ISBLANK([.I400]); ISBLANK([.Q400])); &quot;&quot;; IFERROR(DATEDIF([.I400];[.Q400];&quot;d&quot;); &quot;&quot;))">
            <text:p/>
          </table:table-cell>
          <table:table-cell table:style-name="ce286" table:formula="of:=IF(ISBLANK([.P400]); &quot;&quot;; SUM([.$R$3:.R400]))">
            <text:p/>
          </table:table-cell>
          <table:table-cell table:style-name="ce286" table:formula="of:=IF(ISBLANK([.P400]); &quot;&quot;; SUM([.$S$3:.S400]))">
            <text:p/>
          </table:table-cell>
          <table:table-cell table:formula="of:=IF(ISBLANK([.K400]); &quot;&quot;; [.J400]*[.K400])">
            <text:p/>
          </table:table-cell>
          <table:table-cell table:formula="of:=IF(ISNUMBER([.AO400]); [.AO400]*0.0035; &quot;&quot;)">
            <text:p/>
          </table:table-cell>
          <table:table-cell table:style-name="ce224" table:formula="of:=IF(ISBLANK([.P400]); &quot;&quot; ; [.O400]*[.P400])">
            <text:p/>
          </table:table-cell>
          <table:table-cell table:formula="of:=IF(ISNUMBER([.AQ400]); [.AQ400]*0.0035; &quot;&quot;)">
            <text:p/>
          </table:table-cell>
          <table:table-cell table:number-columns-repeated="20"/>
        </table:table-row>
        <table:table-row table:style-name="ro2">
          <table:table-cell office:value-type="float" office:value="399" calcext:value-type="float">
            <text:p>39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1]=&quot;Long&quot;; [.K401]-[Overview.$C$4]/[.J401]; IF([.F401]=&quot;Short&quot;; [.K401]+[Overview.$C$4]/[.J401]; &quot;&quot;)); &quot;&quot;)">
            <text:p/>
          </table:table-cell>
          <table:table-cell table:style-name="ce157" table:formula="of:=IFERROR(ABS([.L401]-[.K401])*[.J401]; &quot;&quot;)">
            <text:p/>
          </table:table-cell>
          <table:table-cell table:style-name="ce289" table:formula="of:=IFERROR(IF([.F401]=&quot;Long&quot;; [.K401]+[Overview.$C$4]/[.J401]*[Overview.$C$6]; IF([.F401]=&quot;Short&quot;; [.K401]-[Overview.$C$4]/[.J401]*[Overview.$C$6]; &quot;&quot;)); &quot;&quot;)">
            <text:p/>
          </table:table-cell>
          <table:table-cell table:style-name="ce152"/>
          <table:table-cell table:number-columns-repeated="2"/>
          <table:table-cell table:formula="of:=IFERROR([.S401]/[.M401]; &quot;&quot;)">
            <text:p/>
          </table:table-cell>
          <table:table-cell table:formula="of:=IFERROR(IF(AND([.F401]=&quot;Long&quot;; [.O401]=[.J401]); [.J401]*([.P401]-[.K401]); IF(AND([.F401]=&quot;Short&quot;; [.O401]=[.J401]); [.J401]*([.K401]-[.P401]); &quot;&quot;)); &quot;&quot;)">
            <text:p/>
          </table:table-cell>
          <table:table-cell table:formula="of:=IF(ISNUMBER([.S401]); IF([.S401]&gt;0; &quot;Win&quot;; &quot;Loss&quot;);&quot;&quot;)">
            <text:p/>
          </table:table-cell>
          <table:table-cell table:formula="of:=IF([.Q401]=&quot;&quot;; &quot;&quot;; CONCATENATE(DATEDIF([.I401];[.Q401];&quot;d&quot;); IF(DATEDIF([.I401];[.Q401];&quot;d&quot;)&gt;1; &quot; Days&quot;; &quot; Day&quot;)))">
            <text:p/>
          </table:table-cell>
          <table:table-cell table:content-validation-name="val12"/>
          <table:table-cell table:number-columns-repeated="2"/>
          <table:table-cell table:style-name="ce196"/>
          <table:table-cell table:style-name="ce205" table:formula="of:=IFERROR(IF(ISBLANK([.Y401]); &quot;&quot;; IF([.$F401]=&quot;Long&quot;; ([.Y401]-[.$K401])*[.$J401]/[.$M401]; ([.$K401]-[.Y401])*[.$J401]/[.$M401])-[.$R401]); &quot;&quot;)">
            <text:p/>
          </table:table-cell>
          <table:table-cell table:style-name="Default"/>
          <table:table-cell table:style-name="ce205" table:formula="of:=IFERROR(IF(ISBLANK([.AA401]); &quot;&quot;; IF([.$F401]=&quot;Long&quot;; ([.AA401]-[.$K401])*[.$J401]/[.$M401]; ([.$K401]-[.AA401])*[.$J401]/[.$M401])-[.$R401]); &quot;&quot;)">
            <text:p/>
          </table:table-cell>
          <table:table-cell table:style-name="Default"/>
          <table:table-cell table:style-name="ce205" table:formula="of:=IFERROR(IF(ISBLANK([.AC401]); &quot;&quot;; IF([.$F401]=&quot;Long&quot;; ([.AC401]-[.$K401])*[.$J401]/[.$M401]; ([.$K401]-[.AC401])*[.$J401]/[.$M401])-[.$R401]); &quot;&quot;)">
            <text:p/>
          </table:table-cell>
          <table:table-cell/>
          <table:table-cell table:formula="of:=IF(ISBLANK([.Q401]); &quot;&quot;; DAY([.Q401]))">
            <text:p/>
          </table:table-cell>
          <table:table-cell table:formula="of:=IF(ISBLANK([.I401]); &quot;&quot;; WEEKDAY([.I401]; 2))">
            <text:p/>
          </table:table-cell>
          <table:table-cell table:formula="of:=IF(ISBLANK([.Q401]); &quot;&quot;; WEEKDAY([.Q401]; 2))">
            <text:p/>
          </table:table-cell>
          <table:table-cell table:formula="of:=IF(ISBLANK([.Q401]); &quot;&quot;; WEEKNUM([.Q401]))">
            <text:p/>
          </table:table-cell>
          <table:table-cell table:style-name="ce224" table:formula="of:=IF(ISBLANK([.I401]); &quot;&quot;; MONTH([.I401]))">
            <text:p/>
          </table:table-cell>
          <table:table-cell table:formula="of:=IF(ISBLANK([.Q401]); &quot;&quot;; MONTH([.Q401]))">
            <text:p/>
          </table:table-cell>
          <table:table-cell table:formula="of:=IF(OR(ISBLANK([.I401]); ISBLANK([.Q401])); &quot;&quot;; IFERROR(DATEDIF([.I401];[.Q401];&quot;d&quot;); &quot;&quot;))">
            <text:p/>
          </table:table-cell>
          <table:table-cell table:style-name="ce286" table:formula="of:=IF(ISBLANK([.P401]); &quot;&quot;; SUM([.$R$3:.R401]))">
            <text:p/>
          </table:table-cell>
          <table:table-cell table:style-name="ce286" table:formula="of:=IF(ISBLANK([.P401]); &quot;&quot;; SUM([.$S$3:.S401]))">
            <text:p/>
          </table:table-cell>
          <table:table-cell table:formula="of:=IF(ISBLANK([.K401]); &quot;&quot;; [.J401]*[.K401])">
            <text:p/>
          </table:table-cell>
          <table:table-cell table:formula="of:=IF(ISNUMBER([.AO401]); [.AO401]*0.0035; &quot;&quot;)">
            <text:p/>
          </table:table-cell>
          <table:table-cell table:style-name="ce224" table:formula="of:=IF(ISBLANK([.P401]); &quot;&quot; ; [.O401]*[.P401])">
            <text:p/>
          </table:table-cell>
          <table:table-cell table:formula="of:=IF(ISNUMBER([.AQ401]); [.AQ401]*0.0035; &quot;&quot;)">
            <text:p/>
          </table:table-cell>
          <table:table-cell table:number-columns-repeated="20"/>
        </table:table-row>
        <table:table-row table:style-name="ro2">
          <table:table-cell office:value-type="float" office:value="400" calcext:value-type="float">
            <text:p>40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2]=&quot;Long&quot;; [.K402]-[Overview.$C$4]/[.J402]; IF([.F402]=&quot;Short&quot;; [.K402]+[Overview.$C$4]/[.J402]; &quot;&quot;)); &quot;&quot;)">
            <text:p/>
          </table:table-cell>
          <table:table-cell table:style-name="ce157" table:formula="of:=IFERROR(ABS([.L402]-[.K402])*[.J402]; &quot;&quot;)">
            <text:p/>
          </table:table-cell>
          <table:table-cell table:style-name="ce289" table:formula="of:=IFERROR(IF([.F402]=&quot;Long&quot;; [.K402]+[Overview.$C$4]/[.J402]*[Overview.$C$6]; IF([.F402]=&quot;Short&quot;; [.K402]-[Overview.$C$4]/[.J402]*[Overview.$C$6]; &quot;&quot;)); &quot;&quot;)">
            <text:p/>
          </table:table-cell>
          <table:table-cell table:style-name="ce152"/>
          <table:table-cell table:number-columns-repeated="2"/>
          <table:table-cell table:formula="of:=IFERROR([.S402]/[.M402]; &quot;&quot;)">
            <text:p/>
          </table:table-cell>
          <table:table-cell table:formula="of:=IFERROR(IF(AND([.F402]=&quot;Long&quot;; [.O402]=[.J402]); [.J402]*([.P402]-[.K402]); IF(AND([.F402]=&quot;Short&quot;; [.O402]=[.J402]); [.J402]*([.K402]-[.P402]); &quot;&quot;)); &quot;&quot;)">
            <text:p/>
          </table:table-cell>
          <table:table-cell table:formula="of:=IF(ISNUMBER([.S402]); IF([.S402]&gt;0; &quot;Win&quot;; &quot;Loss&quot;);&quot;&quot;)">
            <text:p/>
          </table:table-cell>
          <table:table-cell table:formula="of:=IF([.Q402]=&quot;&quot;; &quot;&quot;; CONCATENATE(DATEDIF([.I402];[.Q402];&quot;d&quot;); IF(DATEDIF([.I402];[.Q402];&quot;d&quot;)&gt;1; &quot; Days&quot;; &quot; Day&quot;)))">
            <text:p/>
          </table:table-cell>
          <table:table-cell table:content-validation-name="val12"/>
          <table:table-cell table:number-columns-repeated="2"/>
          <table:table-cell table:style-name="ce196"/>
          <table:table-cell table:style-name="ce205" table:formula="of:=IFERROR(IF(ISBLANK([.Y402]); &quot;&quot;; IF([.$F402]=&quot;Long&quot;; ([.Y402]-[.$K402])*[.$J402]/[.$M402]; ([.$K402]-[.Y402])*[.$J402]/[.$M402])-[.$R402]); &quot;&quot;)">
            <text:p/>
          </table:table-cell>
          <table:table-cell table:style-name="Default"/>
          <table:table-cell table:style-name="ce205" table:formula="of:=IFERROR(IF(ISBLANK([.AA402]); &quot;&quot;; IF([.$F402]=&quot;Long&quot;; ([.AA402]-[.$K402])*[.$J402]/[.$M402]; ([.$K402]-[.AA402])*[.$J402]/[.$M402])-[.$R402]); &quot;&quot;)">
            <text:p/>
          </table:table-cell>
          <table:table-cell table:style-name="Default"/>
          <table:table-cell table:style-name="ce205" table:formula="of:=IFERROR(IF(ISBLANK([.AC402]); &quot;&quot;; IF([.$F402]=&quot;Long&quot;; ([.AC402]-[.$K402])*[.$J402]/[.$M402]; ([.$K402]-[.AC402])*[.$J402]/[.$M402])-[.$R402]); &quot;&quot;)">
            <text:p/>
          </table:table-cell>
          <table:table-cell/>
          <table:table-cell table:formula="of:=IF(ISBLANK([.Q402]); &quot;&quot;; DAY([.Q402]))">
            <text:p/>
          </table:table-cell>
          <table:table-cell table:formula="of:=IF(ISBLANK([.I402]); &quot;&quot;; WEEKDAY([.I402]; 2))">
            <text:p/>
          </table:table-cell>
          <table:table-cell table:formula="of:=IF(ISBLANK([.Q402]); &quot;&quot;; WEEKDAY([.Q402]; 2))">
            <text:p/>
          </table:table-cell>
          <table:table-cell table:formula="of:=IF(ISBLANK([.Q402]); &quot;&quot;; WEEKNUM([.Q402]))">
            <text:p/>
          </table:table-cell>
          <table:table-cell table:style-name="ce224" table:formula="of:=IF(ISBLANK([.I402]); &quot;&quot;; MONTH([.I402]))">
            <text:p/>
          </table:table-cell>
          <table:table-cell table:formula="of:=IF(ISBLANK([.Q402]); &quot;&quot;; MONTH([.Q402]))">
            <text:p/>
          </table:table-cell>
          <table:table-cell table:formula="of:=IF(OR(ISBLANK([.I402]); ISBLANK([.Q402])); &quot;&quot;; IFERROR(DATEDIF([.I402];[.Q402];&quot;d&quot;); &quot;&quot;))">
            <text:p/>
          </table:table-cell>
          <table:table-cell table:style-name="ce286" table:formula="of:=IF(ISBLANK([.P402]); &quot;&quot;; SUM([.$R$3:.R402]))">
            <text:p/>
          </table:table-cell>
          <table:table-cell table:style-name="ce286" table:formula="of:=IF(ISBLANK([.P402]); &quot;&quot;; SUM([.$S$3:.S402]))">
            <text:p/>
          </table:table-cell>
          <table:table-cell table:formula="of:=IF(ISBLANK([.K402]); &quot;&quot;; [.J402]*[.K402])">
            <text:p/>
          </table:table-cell>
          <table:table-cell table:formula="of:=IF(ISNUMBER([.AO402]); [.AO402]*0.0035; &quot;&quot;)">
            <text:p/>
          </table:table-cell>
          <table:table-cell table:style-name="ce224" table:formula="of:=IF(ISBLANK([.P402]); &quot;&quot; ; [.O402]*[.P402])">
            <text:p/>
          </table:table-cell>
          <table:table-cell table:formula="of:=IF(ISNUMBER([.AQ402]); [.AQ402]*0.0035; &quot;&quot;)">
            <text:p/>
          </table:table-cell>
          <table:table-cell table:number-columns-repeated="20"/>
        </table:table-row>
        <table:table-row table:style-name="ro2">
          <table:table-cell office:value-type="float" office:value="401" calcext:value-type="float">
            <text:p>40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3]=&quot;Long&quot;; [.K403]-[Overview.$C$4]/[.J403]; IF([.F403]=&quot;Short&quot;; [.K403]+[Overview.$C$4]/[.J403]; &quot;&quot;)); &quot;&quot;)">
            <text:p/>
          </table:table-cell>
          <table:table-cell table:style-name="ce157" table:formula="of:=IFERROR(ABS([.L403]-[.K403])*[.J403]; &quot;&quot;)">
            <text:p/>
          </table:table-cell>
          <table:table-cell table:style-name="ce289" table:formula="of:=IFERROR(IF([.F403]=&quot;Long&quot;; [.K403]+[Overview.$C$4]/[.J403]*[Overview.$C$6]; IF([.F403]=&quot;Short&quot;; [.K403]-[Overview.$C$4]/[.J403]*[Overview.$C$6]; &quot;&quot;)); &quot;&quot;)">
            <text:p/>
          </table:table-cell>
          <table:table-cell table:style-name="ce152"/>
          <table:table-cell table:number-columns-repeated="2"/>
          <table:table-cell table:formula="of:=IFERROR([.S403]/[.M403]; &quot;&quot;)">
            <text:p/>
          </table:table-cell>
          <table:table-cell table:formula="of:=IFERROR(IF(AND([.F403]=&quot;Long&quot;; [.O403]=[.J403]); [.J403]*([.P403]-[.K403]); IF(AND([.F403]=&quot;Short&quot;; [.O403]=[.J403]); [.J403]*([.K403]-[.P403]); &quot;&quot;)); &quot;&quot;)">
            <text:p/>
          </table:table-cell>
          <table:table-cell table:formula="of:=IF(ISNUMBER([.S403]); IF([.S403]&gt;0; &quot;Win&quot;; &quot;Loss&quot;);&quot;&quot;)">
            <text:p/>
          </table:table-cell>
          <table:table-cell table:formula="of:=IF([.Q403]=&quot;&quot;; &quot;&quot;; CONCATENATE(DATEDIF([.I403];[.Q403];&quot;d&quot;); IF(DATEDIF([.I403];[.Q403];&quot;d&quot;)&gt;1; &quot; Days&quot;; &quot; Day&quot;)))">
            <text:p/>
          </table:table-cell>
          <table:table-cell table:content-validation-name="val12"/>
          <table:table-cell table:number-columns-repeated="2"/>
          <table:table-cell table:style-name="ce196"/>
          <table:table-cell table:style-name="ce205" table:formula="of:=IFERROR(IF(ISBLANK([.Y403]); &quot;&quot;; IF([.$F403]=&quot;Long&quot;; ([.Y403]-[.$K403])*[.$J403]/[.$M403]; ([.$K403]-[.Y403])*[.$J403]/[.$M403])-[.$R403]); &quot;&quot;)">
            <text:p/>
          </table:table-cell>
          <table:table-cell table:style-name="Default"/>
          <table:table-cell table:style-name="ce205" table:formula="of:=IFERROR(IF(ISBLANK([.AA403]); &quot;&quot;; IF([.$F403]=&quot;Long&quot;; ([.AA403]-[.$K403])*[.$J403]/[.$M403]; ([.$K403]-[.AA403])*[.$J403]/[.$M403])-[.$R403]); &quot;&quot;)">
            <text:p/>
          </table:table-cell>
          <table:table-cell table:style-name="Default"/>
          <table:table-cell table:style-name="ce205" table:formula="of:=IFERROR(IF(ISBLANK([.AC403]); &quot;&quot;; IF([.$F403]=&quot;Long&quot;; ([.AC403]-[.$K403])*[.$J403]/[.$M403]; ([.$K403]-[.AC403])*[.$J403]/[.$M403])-[.$R403]); &quot;&quot;)">
            <text:p/>
          </table:table-cell>
          <table:table-cell/>
          <table:table-cell table:formula="of:=IF(ISBLANK([.Q403]); &quot;&quot;; DAY([.Q403]))">
            <text:p/>
          </table:table-cell>
          <table:table-cell table:formula="of:=IF(ISBLANK([.I403]); &quot;&quot;; WEEKDAY([.I403]; 2))">
            <text:p/>
          </table:table-cell>
          <table:table-cell table:formula="of:=IF(ISBLANK([.Q403]); &quot;&quot;; WEEKDAY([.Q403]; 2))">
            <text:p/>
          </table:table-cell>
          <table:table-cell table:formula="of:=IF(ISBLANK([.Q403]); &quot;&quot;; WEEKNUM([.Q403]))">
            <text:p/>
          </table:table-cell>
          <table:table-cell table:style-name="ce224" table:formula="of:=IF(ISBLANK([.I403]); &quot;&quot;; MONTH([.I403]))">
            <text:p/>
          </table:table-cell>
          <table:table-cell table:formula="of:=IF(ISBLANK([.Q403]); &quot;&quot;; MONTH([.Q403]))">
            <text:p/>
          </table:table-cell>
          <table:table-cell table:formula="of:=IF(OR(ISBLANK([.I403]); ISBLANK([.Q403])); &quot;&quot;; IFERROR(DATEDIF([.I403];[.Q403];&quot;d&quot;); &quot;&quot;))">
            <text:p/>
          </table:table-cell>
          <table:table-cell table:style-name="ce286" table:formula="of:=IF(ISBLANK([.P403]); &quot;&quot;; SUM([.$R$3:.R403]))">
            <text:p/>
          </table:table-cell>
          <table:table-cell table:style-name="ce286" table:formula="of:=IF(ISBLANK([.P403]); &quot;&quot;; SUM([.$S$3:.S403]))">
            <text:p/>
          </table:table-cell>
          <table:table-cell table:formula="of:=IF(ISBLANK([.K403]); &quot;&quot;; [.J403]*[.K403])">
            <text:p/>
          </table:table-cell>
          <table:table-cell table:formula="of:=IF(ISNUMBER([.AO403]); [.AO403]*0.0035; &quot;&quot;)">
            <text:p/>
          </table:table-cell>
          <table:table-cell table:style-name="ce224" table:formula="of:=IF(ISBLANK([.P403]); &quot;&quot; ; [.O403]*[.P403])">
            <text:p/>
          </table:table-cell>
          <table:table-cell table:formula="of:=IF(ISNUMBER([.AQ403]); [.AQ403]*0.0035; &quot;&quot;)">
            <text:p/>
          </table:table-cell>
          <table:table-cell table:number-columns-repeated="20"/>
        </table:table-row>
        <table:table-row table:style-name="ro2">
          <table:table-cell office:value-type="float" office:value="402" calcext:value-type="float">
            <text:p>40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4]=&quot;Long&quot;; [.K404]-[Overview.$C$4]/[.J404]; IF([.F404]=&quot;Short&quot;; [.K404]+[Overview.$C$4]/[.J404]; &quot;&quot;)); &quot;&quot;)">
            <text:p/>
          </table:table-cell>
          <table:table-cell table:style-name="ce157" table:formula="of:=IFERROR(ABS([.L404]-[.K404])*[.J404]; &quot;&quot;)">
            <text:p/>
          </table:table-cell>
          <table:table-cell table:style-name="ce289" table:formula="of:=IFERROR(IF([.F404]=&quot;Long&quot;; [.K404]+[Overview.$C$4]/[.J404]*[Overview.$C$6]; IF([.F404]=&quot;Short&quot;; [.K404]-[Overview.$C$4]/[.J404]*[Overview.$C$6]; &quot;&quot;)); &quot;&quot;)">
            <text:p/>
          </table:table-cell>
          <table:table-cell table:style-name="ce152"/>
          <table:table-cell table:number-columns-repeated="2"/>
          <table:table-cell table:formula="of:=IFERROR([.S404]/[.M404]; &quot;&quot;)">
            <text:p/>
          </table:table-cell>
          <table:table-cell table:formula="of:=IFERROR(IF(AND([.F404]=&quot;Long&quot;; [.O404]=[.J404]); [.J404]*([.P404]-[.K404]); IF(AND([.F404]=&quot;Short&quot;; [.O404]=[.J404]); [.J404]*([.K404]-[.P404]); &quot;&quot;)); &quot;&quot;)">
            <text:p/>
          </table:table-cell>
          <table:table-cell table:formula="of:=IF(ISNUMBER([.S404]); IF([.S404]&gt;0; &quot;Win&quot;; &quot;Loss&quot;);&quot;&quot;)">
            <text:p/>
          </table:table-cell>
          <table:table-cell table:formula="of:=IF([.Q404]=&quot;&quot;; &quot;&quot;; CONCATENATE(DATEDIF([.I404];[.Q404];&quot;d&quot;); IF(DATEDIF([.I404];[.Q404];&quot;d&quot;)&gt;1; &quot; Days&quot;; &quot; Day&quot;)))">
            <text:p/>
          </table:table-cell>
          <table:table-cell table:content-validation-name="val12"/>
          <table:table-cell table:number-columns-repeated="2"/>
          <table:table-cell table:style-name="ce196"/>
          <table:table-cell table:style-name="ce205" table:formula="of:=IFERROR(IF(ISBLANK([.Y404]); &quot;&quot;; IF([.$F404]=&quot;Long&quot;; ([.Y404]-[.$K404])*[.$J404]/[.$M404]; ([.$K404]-[.Y404])*[.$J404]/[.$M404])-[.$R404]); &quot;&quot;)">
            <text:p/>
          </table:table-cell>
          <table:table-cell table:style-name="Default"/>
          <table:table-cell table:style-name="ce205" table:formula="of:=IFERROR(IF(ISBLANK([.AA404]); &quot;&quot;; IF([.$F404]=&quot;Long&quot;; ([.AA404]-[.$K404])*[.$J404]/[.$M404]; ([.$K404]-[.AA404])*[.$J404]/[.$M404])-[.$R404]); &quot;&quot;)">
            <text:p/>
          </table:table-cell>
          <table:table-cell table:style-name="Default"/>
          <table:table-cell table:style-name="ce205" table:formula="of:=IFERROR(IF(ISBLANK([.AC404]); &quot;&quot;; IF([.$F404]=&quot;Long&quot;; ([.AC404]-[.$K404])*[.$J404]/[.$M404]; ([.$K404]-[.AC404])*[.$J404]/[.$M404])-[.$R404]); &quot;&quot;)">
            <text:p/>
          </table:table-cell>
          <table:table-cell/>
          <table:table-cell table:formula="of:=IF(ISBLANK([.Q404]); &quot;&quot;; DAY([.Q404]))">
            <text:p/>
          </table:table-cell>
          <table:table-cell table:formula="of:=IF(ISBLANK([.I404]); &quot;&quot;; WEEKDAY([.I404]; 2))">
            <text:p/>
          </table:table-cell>
          <table:table-cell table:formula="of:=IF(ISBLANK([.Q404]); &quot;&quot;; WEEKDAY([.Q404]; 2))">
            <text:p/>
          </table:table-cell>
          <table:table-cell table:formula="of:=IF(ISBLANK([.Q404]); &quot;&quot;; WEEKNUM([.Q404]))">
            <text:p/>
          </table:table-cell>
          <table:table-cell table:style-name="ce224" table:formula="of:=IF(ISBLANK([.I404]); &quot;&quot;; MONTH([.I404]))">
            <text:p/>
          </table:table-cell>
          <table:table-cell table:formula="of:=IF(ISBLANK([.Q404]); &quot;&quot;; MONTH([.Q404]))">
            <text:p/>
          </table:table-cell>
          <table:table-cell table:formula="of:=IF(OR(ISBLANK([.I404]); ISBLANK([.Q404])); &quot;&quot;; IFERROR(DATEDIF([.I404];[.Q404];&quot;d&quot;); &quot;&quot;))">
            <text:p/>
          </table:table-cell>
          <table:table-cell table:style-name="ce286" table:formula="of:=IF(ISBLANK([.P404]); &quot;&quot;; SUM([.$R$3:.R404]))">
            <text:p/>
          </table:table-cell>
          <table:table-cell table:style-name="ce286" table:formula="of:=IF(ISBLANK([.P404]); &quot;&quot;; SUM([.$S$3:.S404]))">
            <text:p/>
          </table:table-cell>
          <table:table-cell table:formula="of:=IF(ISBLANK([.K404]); &quot;&quot;; [.J404]*[.K404])">
            <text:p/>
          </table:table-cell>
          <table:table-cell table:formula="of:=IF(ISNUMBER([.AO404]); [.AO404]*0.0035; &quot;&quot;)">
            <text:p/>
          </table:table-cell>
          <table:table-cell table:style-name="ce224" table:formula="of:=IF(ISBLANK([.P404]); &quot;&quot; ; [.O404]*[.P404])">
            <text:p/>
          </table:table-cell>
          <table:table-cell table:formula="of:=IF(ISNUMBER([.AQ404]); [.AQ404]*0.0035; &quot;&quot;)">
            <text:p/>
          </table:table-cell>
          <table:table-cell table:number-columns-repeated="20"/>
        </table:table-row>
        <table:table-row table:style-name="ro2">
          <table:table-cell office:value-type="float" office:value="403" calcext:value-type="float">
            <text:p>40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5]=&quot;Long&quot;; [.K405]-[Overview.$C$4]/[.J405]; IF([.F405]=&quot;Short&quot;; [.K405]+[Overview.$C$4]/[.J405]; &quot;&quot;)); &quot;&quot;)">
            <text:p/>
          </table:table-cell>
          <table:table-cell table:style-name="ce157" table:formula="of:=IFERROR(ABS([.L405]-[.K405])*[.J405]; &quot;&quot;)">
            <text:p/>
          </table:table-cell>
          <table:table-cell table:style-name="ce289" table:formula="of:=IFERROR(IF([.F405]=&quot;Long&quot;; [.K405]+[Overview.$C$4]/[.J405]*[Overview.$C$6]; IF([.F405]=&quot;Short&quot;; [.K405]-[Overview.$C$4]/[.J405]*[Overview.$C$6]; &quot;&quot;)); &quot;&quot;)">
            <text:p/>
          </table:table-cell>
          <table:table-cell table:style-name="ce152"/>
          <table:table-cell table:number-columns-repeated="2"/>
          <table:table-cell table:formula="of:=IFERROR([.S405]/[.M405]; &quot;&quot;)">
            <text:p/>
          </table:table-cell>
          <table:table-cell table:formula="of:=IFERROR(IF(AND([.F405]=&quot;Long&quot;; [.O405]=[.J405]); [.J405]*([.P405]-[.K405]); IF(AND([.F405]=&quot;Short&quot;; [.O405]=[.J405]); [.J405]*([.K405]-[.P405]); &quot;&quot;)); &quot;&quot;)">
            <text:p/>
          </table:table-cell>
          <table:table-cell table:formula="of:=IF(ISNUMBER([.S405]); IF([.S405]&gt;0; &quot;Win&quot;; &quot;Loss&quot;);&quot;&quot;)">
            <text:p/>
          </table:table-cell>
          <table:table-cell table:formula="of:=IF([.Q405]=&quot;&quot;; &quot;&quot;; CONCATENATE(DATEDIF([.I405];[.Q405];&quot;d&quot;); IF(DATEDIF([.I405];[.Q405];&quot;d&quot;)&gt;1; &quot; Days&quot;; &quot; Day&quot;)))">
            <text:p/>
          </table:table-cell>
          <table:table-cell table:content-validation-name="val12"/>
          <table:table-cell table:number-columns-repeated="2"/>
          <table:table-cell table:style-name="ce196"/>
          <table:table-cell table:style-name="ce205" table:formula="of:=IFERROR(IF(ISBLANK([.Y405]); &quot;&quot;; IF([.$F405]=&quot;Long&quot;; ([.Y405]-[.$K405])*[.$J405]/[.$M405]; ([.$K405]-[.Y405])*[.$J405]/[.$M405])-[.$R405]); &quot;&quot;)">
            <text:p/>
          </table:table-cell>
          <table:table-cell table:style-name="Default"/>
          <table:table-cell table:style-name="ce205" table:formula="of:=IFERROR(IF(ISBLANK([.AA405]); &quot;&quot;; IF([.$F405]=&quot;Long&quot;; ([.AA405]-[.$K405])*[.$J405]/[.$M405]; ([.$K405]-[.AA405])*[.$J405]/[.$M405])-[.$R405]); &quot;&quot;)">
            <text:p/>
          </table:table-cell>
          <table:table-cell table:style-name="Default"/>
          <table:table-cell table:style-name="ce205" table:formula="of:=IFERROR(IF(ISBLANK([.AC405]); &quot;&quot;; IF([.$F405]=&quot;Long&quot;; ([.AC405]-[.$K405])*[.$J405]/[.$M405]; ([.$K405]-[.AC405])*[.$J405]/[.$M405])-[.$R405]); &quot;&quot;)">
            <text:p/>
          </table:table-cell>
          <table:table-cell/>
          <table:table-cell table:formula="of:=IF(ISBLANK([.Q405]); &quot;&quot;; DAY([.Q405]))">
            <text:p/>
          </table:table-cell>
          <table:table-cell table:formula="of:=IF(ISBLANK([.I405]); &quot;&quot;; WEEKDAY([.I405]; 2))">
            <text:p/>
          </table:table-cell>
          <table:table-cell table:formula="of:=IF(ISBLANK([.Q405]); &quot;&quot;; WEEKDAY([.Q405]; 2))">
            <text:p/>
          </table:table-cell>
          <table:table-cell table:formula="of:=IF(ISBLANK([.Q405]); &quot;&quot;; WEEKNUM([.Q405]))">
            <text:p/>
          </table:table-cell>
          <table:table-cell table:style-name="ce224" table:formula="of:=IF(ISBLANK([.I405]); &quot;&quot;; MONTH([.I405]))">
            <text:p/>
          </table:table-cell>
          <table:table-cell table:formula="of:=IF(ISBLANK([.Q405]); &quot;&quot;; MONTH([.Q405]))">
            <text:p/>
          </table:table-cell>
          <table:table-cell table:formula="of:=IF(OR(ISBLANK([.I405]); ISBLANK([.Q405])); &quot;&quot;; IFERROR(DATEDIF([.I405];[.Q405];&quot;d&quot;); &quot;&quot;))">
            <text:p/>
          </table:table-cell>
          <table:table-cell table:style-name="ce286" table:formula="of:=IF(ISBLANK([.P405]); &quot;&quot;; SUM([.$R$3:.R405]))">
            <text:p/>
          </table:table-cell>
          <table:table-cell table:style-name="ce286" table:formula="of:=IF(ISBLANK([.P405]); &quot;&quot;; SUM([.$S$3:.S405]))">
            <text:p/>
          </table:table-cell>
          <table:table-cell table:formula="of:=IF(ISBLANK([.K405]); &quot;&quot;; [.J405]*[.K405])">
            <text:p/>
          </table:table-cell>
          <table:table-cell table:formula="of:=IF(ISNUMBER([.AO405]); [.AO405]*0.0035; &quot;&quot;)">
            <text:p/>
          </table:table-cell>
          <table:table-cell table:style-name="ce224" table:formula="of:=IF(ISBLANK([.P405]); &quot;&quot; ; [.O405]*[.P405])">
            <text:p/>
          </table:table-cell>
          <table:table-cell table:formula="of:=IF(ISNUMBER([.AQ405]); [.AQ405]*0.0035; &quot;&quot;)">
            <text:p/>
          </table:table-cell>
          <table:table-cell table:number-columns-repeated="20"/>
        </table:table-row>
        <table:table-row table:style-name="ro2">
          <table:table-cell office:value-type="float" office:value="404" calcext:value-type="float">
            <text:p>40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6]=&quot;Long&quot;; [.K406]-[Overview.$C$4]/[.J406]; IF([.F406]=&quot;Short&quot;; [.K406]+[Overview.$C$4]/[.J406]; &quot;&quot;)); &quot;&quot;)">
            <text:p/>
          </table:table-cell>
          <table:table-cell table:style-name="ce157" table:formula="of:=IFERROR(ABS([.L406]-[.K406])*[.J406]; &quot;&quot;)">
            <text:p/>
          </table:table-cell>
          <table:table-cell table:style-name="ce289" table:formula="of:=IFERROR(IF([.F406]=&quot;Long&quot;; [.K406]+[Overview.$C$4]/[.J406]*[Overview.$C$6]; IF([.F406]=&quot;Short&quot;; [.K406]-[Overview.$C$4]/[.J406]*[Overview.$C$6]; &quot;&quot;)); &quot;&quot;)">
            <text:p/>
          </table:table-cell>
          <table:table-cell table:style-name="ce152"/>
          <table:table-cell table:number-columns-repeated="2"/>
          <table:table-cell table:formula="of:=IFERROR([.S406]/[.M406]; &quot;&quot;)">
            <text:p/>
          </table:table-cell>
          <table:table-cell table:formula="of:=IFERROR(IF(AND([.F406]=&quot;Long&quot;; [.O406]=[.J406]); [.J406]*([.P406]-[.K406]); IF(AND([.F406]=&quot;Short&quot;; [.O406]=[.J406]); [.J406]*([.K406]-[.P406]); &quot;&quot;)); &quot;&quot;)">
            <text:p/>
          </table:table-cell>
          <table:table-cell table:formula="of:=IF(ISNUMBER([.S406]); IF([.S406]&gt;0; &quot;Win&quot;; &quot;Loss&quot;);&quot;&quot;)">
            <text:p/>
          </table:table-cell>
          <table:table-cell table:formula="of:=IF([.Q406]=&quot;&quot;; &quot;&quot;; CONCATENATE(DATEDIF([.I406];[.Q406];&quot;d&quot;); IF(DATEDIF([.I406];[.Q406];&quot;d&quot;)&gt;1; &quot; Days&quot;; &quot; Day&quot;)))">
            <text:p/>
          </table:table-cell>
          <table:table-cell table:content-validation-name="val12"/>
          <table:table-cell table:number-columns-repeated="2"/>
          <table:table-cell table:style-name="ce196"/>
          <table:table-cell table:style-name="ce205" table:formula="of:=IFERROR(IF(ISBLANK([.Y406]); &quot;&quot;; IF([.$F406]=&quot;Long&quot;; ([.Y406]-[.$K406])*[.$J406]/[.$M406]; ([.$K406]-[.Y406])*[.$J406]/[.$M406])-[.$R406]); &quot;&quot;)">
            <text:p/>
          </table:table-cell>
          <table:table-cell table:style-name="Default"/>
          <table:table-cell table:style-name="ce205" table:formula="of:=IFERROR(IF(ISBLANK([.AA406]); &quot;&quot;; IF([.$F406]=&quot;Long&quot;; ([.AA406]-[.$K406])*[.$J406]/[.$M406]; ([.$K406]-[.AA406])*[.$J406]/[.$M406])-[.$R406]); &quot;&quot;)">
            <text:p/>
          </table:table-cell>
          <table:table-cell table:style-name="Default"/>
          <table:table-cell table:style-name="ce205" table:formula="of:=IFERROR(IF(ISBLANK([.AC406]); &quot;&quot;; IF([.$F406]=&quot;Long&quot;; ([.AC406]-[.$K406])*[.$J406]/[.$M406]; ([.$K406]-[.AC406])*[.$J406]/[.$M406])-[.$R406]); &quot;&quot;)">
            <text:p/>
          </table:table-cell>
          <table:table-cell/>
          <table:table-cell table:formula="of:=IF(ISBLANK([.Q406]); &quot;&quot;; DAY([.Q406]))">
            <text:p/>
          </table:table-cell>
          <table:table-cell table:formula="of:=IF(ISBLANK([.I406]); &quot;&quot;; WEEKDAY([.I406]; 2))">
            <text:p/>
          </table:table-cell>
          <table:table-cell table:formula="of:=IF(ISBLANK([.Q406]); &quot;&quot;; WEEKDAY([.Q406]; 2))">
            <text:p/>
          </table:table-cell>
          <table:table-cell table:formula="of:=IF(ISBLANK([.Q406]); &quot;&quot;; WEEKNUM([.Q406]))">
            <text:p/>
          </table:table-cell>
          <table:table-cell table:style-name="ce224" table:formula="of:=IF(ISBLANK([.I406]); &quot;&quot;; MONTH([.I406]))">
            <text:p/>
          </table:table-cell>
          <table:table-cell table:formula="of:=IF(ISBLANK([.Q406]); &quot;&quot;; MONTH([.Q406]))">
            <text:p/>
          </table:table-cell>
          <table:table-cell table:formula="of:=IF(OR(ISBLANK([.I406]); ISBLANK([.Q406])); &quot;&quot;; IFERROR(DATEDIF([.I406];[.Q406];&quot;d&quot;); &quot;&quot;))">
            <text:p/>
          </table:table-cell>
          <table:table-cell table:style-name="ce286" table:formula="of:=IF(ISBLANK([.P406]); &quot;&quot;; SUM([.$R$3:.R406]))">
            <text:p/>
          </table:table-cell>
          <table:table-cell table:style-name="ce286" table:formula="of:=IF(ISBLANK([.P406]); &quot;&quot;; SUM([.$S$3:.S406]))">
            <text:p/>
          </table:table-cell>
          <table:table-cell table:formula="of:=IF(ISBLANK([.K406]); &quot;&quot;; [.J406]*[.K406])">
            <text:p/>
          </table:table-cell>
          <table:table-cell table:formula="of:=IF(ISNUMBER([.AO406]); [.AO406]*0.0035; &quot;&quot;)">
            <text:p/>
          </table:table-cell>
          <table:table-cell table:style-name="ce224" table:formula="of:=IF(ISBLANK([.P406]); &quot;&quot; ; [.O406]*[.P406])">
            <text:p/>
          </table:table-cell>
          <table:table-cell table:formula="of:=IF(ISNUMBER([.AQ406]); [.AQ406]*0.0035; &quot;&quot;)">
            <text:p/>
          </table:table-cell>
          <table:table-cell table:number-columns-repeated="20"/>
        </table:table-row>
        <table:table-row table:style-name="ro2">
          <table:table-cell office:value-type="float" office:value="405" calcext:value-type="float">
            <text:p>40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7]=&quot;Long&quot;; [.K407]-[Overview.$C$4]/[.J407]; IF([.F407]=&quot;Short&quot;; [.K407]+[Overview.$C$4]/[.J407]; &quot;&quot;)); &quot;&quot;)">
            <text:p/>
          </table:table-cell>
          <table:table-cell table:style-name="ce157" table:formula="of:=IFERROR(ABS([.L407]-[.K407])*[.J407]; &quot;&quot;)">
            <text:p/>
          </table:table-cell>
          <table:table-cell table:style-name="ce289" table:formula="of:=IFERROR(IF([.F407]=&quot;Long&quot;; [.K407]+[Overview.$C$4]/[.J407]*[Overview.$C$6]; IF([.F407]=&quot;Short&quot;; [.K407]-[Overview.$C$4]/[.J407]*[Overview.$C$6]; &quot;&quot;)); &quot;&quot;)">
            <text:p/>
          </table:table-cell>
          <table:table-cell table:style-name="ce152"/>
          <table:table-cell table:number-columns-repeated="2"/>
          <table:table-cell table:formula="of:=IFERROR([.S407]/[.M407]; &quot;&quot;)">
            <text:p/>
          </table:table-cell>
          <table:table-cell table:formula="of:=IFERROR(IF(AND([.F407]=&quot;Long&quot;; [.O407]=[.J407]); [.J407]*([.P407]-[.K407]); IF(AND([.F407]=&quot;Short&quot;; [.O407]=[.J407]); [.J407]*([.K407]-[.P407]); &quot;&quot;)); &quot;&quot;)">
            <text:p/>
          </table:table-cell>
          <table:table-cell table:formula="of:=IF(ISNUMBER([.S407]); IF([.S407]&gt;0; &quot;Win&quot;; &quot;Loss&quot;);&quot;&quot;)">
            <text:p/>
          </table:table-cell>
          <table:table-cell table:formula="of:=IF([.Q407]=&quot;&quot;; &quot;&quot;; CONCATENATE(DATEDIF([.I407];[.Q407];&quot;d&quot;); IF(DATEDIF([.I407];[.Q407];&quot;d&quot;)&gt;1; &quot; Days&quot;; &quot; Day&quot;)))">
            <text:p/>
          </table:table-cell>
          <table:table-cell table:content-validation-name="val12"/>
          <table:table-cell table:number-columns-repeated="2"/>
          <table:table-cell table:style-name="ce196"/>
          <table:table-cell table:style-name="ce205" table:formula="of:=IFERROR(IF(ISBLANK([.Y407]); &quot;&quot;; IF([.$F407]=&quot;Long&quot;; ([.Y407]-[.$K407])*[.$J407]/[.$M407]; ([.$K407]-[.Y407])*[.$J407]/[.$M407])-[.$R407]); &quot;&quot;)">
            <text:p/>
          </table:table-cell>
          <table:table-cell table:style-name="Default"/>
          <table:table-cell table:style-name="ce205" table:formula="of:=IFERROR(IF(ISBLANK([.AA407]); &quot;&quot;; IF([.$F407]=&quot;Long&quot;; ([.AA407]-[.$K407])*[.$J407]/[.$M407]; ([.$K407]-[.AA407])*[.$J407]/[.$M407])-[.$R407]); &quot;&quot;)">
            <text:p/>
          </table:table-cell>
          <table:table-cell table:style-name="Default"/>
          <table:table-cell table:style-name="ce205" table:formula="of:=IFERROR(IF(ISBLANK([.AC407]); &quot;&quot;; IF([.$F407]=&quot;Long&quot;; ([.AC407]-[.$K407])*[.$J407]/[.$M407]; ([.$K407]-[.AC407])*[.$J407]/[.$M407])-[.$R407]); &quot;&quot;)">
            <text:p/>
          </table:table-cell>
          <table:table-cell/>
          <table:table-cell table:formula="of:=IF(ISBLANK([.Q407]); &quot;&quot;; DAY([.Q407]))">
            <text:p/>
          </table:table-cell>
          <table:table-cell table:formula="of:=IF(ISBLANK([.I407]); &quot;&quot;; WEEKDAY([.I407]; 2))">
            <text:p/>
          </table:table-cell>
          <table:table-cell table:formula="of:=IF(ISBLANK([.Q407]); &quot;&quot;; WEEKDAY([.Q407]; 2))">
            <text:p/>
          </table:table-cell>
          <table:table-cell table:formula="of:=IF(ISBLANK([.Q407]); &quot;&quot;; WEEKNUM([.Q407]))">
            <text:p/>
          </table:table-cell>
          <table:table-cell table:style-name="ce224" table:formula="of:=IF(ISBLANK([.I407]); &quot;&quot;; MONTH([.I407]))">
            <text:p/>
          </table:table-cell>
          <table:table-cell table:formula="of:=IF(ISBLANK([.Q407]); &quot;&quot;; MONTH([.Q407]))">
            <text:p/>
          </table:table-cell>
          <table:table-cell table:formula="of:=IF(OR(ISBLANK([.I407]); ISBLANK([.Q407])); &quot;&quot;; IFERROR(DATEDIF([.I407];[.Q407];&quot;d&quot;); &quot;&quot;))">
            <text:p/>
          </table:table-cell>
          <table:table-cell table:style-name="ce286" table:formula="of:=IF(ISBLANK([.P407]); &quot;&quot;; SUM([.$R$3:.R407]))">
            <text:p/>
          </table:table-cell>
          <table:table-cell table:style-name="ce286" table:formula="of:=IF(ISBLANK([.P407]); &quot;&quot;; SUM([.$S$3:.S407]))">
            <text:p/>
          </table:table-cell>
          <table:table-cell table:formula="of:=IF(ISBLANK([.K407]); &quot;&quot;; [.J407]*[.K407])">
            <text:p/>
          </table:table-cell>
          <table:table-cell table:formula="of:=IF(ISNUMBER([.AO407]); [.AO407]*0.0035; &quot;&quot;)">
            <text:p/>
          </table:table-cell>
          <table:table-cell table:style-name="ce224" table:formula="of:=IF(ISBLANK([.P407]); &quot;&quot; ; [.O407]*[.P407])">
            <text:p/>
          </table:table-cell>
          <table:table-cell table:formula="of:=IF(ISNUMBER([.AQ407]); [.AQ407]*0.0035; &quot;&quot;)">
            <text:p/>
          </table:table-cell>
          <table:table-cell table:number-columns-repeated="20"/>
        </table:table-row>
        <table:table-row table:style-name="ro2">
          <table:table-cell office:value-type="float" office:value="406" calcext:value-type="float">
            <text:p>40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8]=&quot;Long&quot;; [.K408]-[Overview.$C$4]/[.J408]; IF([.F408]=&quot;Short&quot;; [.K408]+[Overview.$C$4]/[.J408]; &quot;&quot;)); &quot;&quot;)">
            <text:p/>
          </table:table-cell>
          <table:table-cell table:style-name="ce157" table:formula="of:=IFERROR(ABS([.L408]-[.K408])*[.J408]; &quot;&quot;)">
            <text:p/>
          </table:table-cell>
          <table:table-cell table:style-name="ce289" table:formula="of:=IFERROR(IF([.F408]=&quot;Long&quot;; [.K408]+[Overview.$C$4]/[.J408]*[Overview.$C$6]; IF([.F408]=&quot;Short&quot;; [.K408]-[Overview.$C$4]/[.J408]*[Overview.$C$6]; &quot;&quot;)); &quot;&quot;)">
            <text:p/>
          </table:table-cell>
          <table:table-cell table:style-name="ce152"/>
          <table:table-cell table:number-columns-repeated="2"/>
          <table:table-cell table:formula="of:=IFERROR([.S408]/[.M408]; &quot;&quot;)">
            <text:p/>
          </table:table-cell>
          <table:table-cell table:formula="of:=IFERROR(IF(AND([.F408]=&quot;Long&quot;; [.O408]=[.J408]); [.J408]*([.P408]-[.K408]); IF(AND([.F408]=&quot;Short&quot;; [.O408]=[.J408]); [.J408]*([.K408]-[.P408]); &quot;&quot;)); &quot;&quot;)">
            <text:p/>
          </table:table-cell>
          <table:table-cell table:formula="of:=IF(ISNUMBER([.S408]); IF([.S408]&gt;0; &quot;Win&quot;; &quot;Loss&quot;);&quot;&quot;)">
            <text:p/>
          </table:table-cell>
          <table:table-cell table:formula="of:=IF([.Q408]=&quot;&quot;; &quot;&quot;; CONCATENATE(DATEDIF([.I408];[.Q408];&quot;d&quot;); IF(DATEDIF([.I408];[.Q408];&quot;d&quot;)&gt;1; &quot; Days&quot;; &quot; Day&quot;)))">
            <text:p/>
          </table:table-cell>
          <table:table-cell table:content-validation-name="val12"/>
          <table:table-cell table:number-columns-repeated="2"/>
          <table:table-cell table:style-name="ce196"/>
          <table:table-cell table:style-name="ce205" table:formula="of:=IFERROR(IF(ISBLANK([.Y408]); &quot;&quot;; IF([.$F408]=&quot;Long&quot;; ([.Y408]-[.$K408])*[.$J408]/[.$M408]; ([.$K408]-[.Y408])*[.$J408]/[.$M408])-[.$R408]); &quot;&quot;)">
            <text:p/>
          </table:table-cell>
          <table:table-cell table:style-name="Default"/>
          <table:table-cell table:style-name="ce205" table:formula="of:=IFERROR(IF(ISBLANK([.AA408]); &quot;&quot;; IF([.$F408]=&quot;Long&quot;; ([.AA408]-[.$K408])*[.$J408]/[.$M408]; ([.$K408]-[.AA408])*[.$J408]/[.$M408])-[.$R408]); &quot;&quot;)">
            <text:p/>
          </table:table-cell>
          <table:table-cell table:style-name="Default"/>
          <table:table-cell table:style-name="ce205" table:formula="of:=IFERROR(IF(ISBLANK([.AC408]); &quot;&quot;; IF([.$F408]=&quot;Long&quot;; ([.AC408]-[.$K408])*[.$J408]/[.$M408]; ([.$K408]-[.AC408])*[.$J408]/[.$M408])-[.$R408]); &quot;&quot;)">
            <text:p/>
          </table:table-cell>
          <table:table-cell/>
          <table:table-cell table:formula="of:=IF(ISBLANK([.Q408]); &quot;&quot;; DAY([.Q408]))">
            <text:p/>
          </table:table-cell>
          <table:table-cell table:formula="of:=IF(ISBLANK([.I408]); &quot;&quot;; WEEKDAY([.I408]; 2))">
            <text:p/>
          </table:table-cell>
          <table:table-cell table:formula="of:=IF(ISBLANK([.Q408]); &quot;&quot;; WEEKDAY([.Q408]; 2))">
            <text:p/>
          </table:table-cell>
          <table:table-cell table:formula="of:=IF(ISBLANK([.Q408]); &quot;&quot;; WEEKNUM([.Q408]))">
            <text:p/>
          </table:table-cell>
          <table:table-cell table:style-name="ce224" table:formula="of:=IF(ISBLANK([.I408]); &quot;&quot;; MONTH([.I408]))">
            <text:p/>
          </table:table-cell>
          <table:table-cell table:formula="of:=IF(ISBLANK([.Q408]); &quot;&quot;; MONTH([.Q408]))">
            <text:p/>
          </table:table-cell>
          <table:table-cell table:formula="of:=IF(OR(ISBLANK([.I408]); ISBLANK([.Q408])); &quot;&quot;; IFERROR(DATEDIF([.I408];[.Q408];&quot;d&quot;); &quot;&quot;))">
            <text:p/>
          </table:table-cell>
          <table:table-cell table:style-name="ce286" table:formula="of:=IF(ISBLANK([.P408]); &quot;&quot;; SUM([.$R$3:.R408]))">
            <text:p/>
          </table:table-cell>
          <table:table-cell table:style-name="ce286" table:formula="of:=IF(ISBLANK([.P408]); &quot;&quot;; SUM([.$S$3:.S408]))">
            <text:p/>
          </table:table-cell>
          <table:table-cell table:formula="of:=IF(ISBLANK([.K408]); &quot;&quot;; [.J408]*[.K408])">
            <text:p/>
          </table:table-cell>
          <table:table-cell table:formula="of:=IF(ISNUMBER([.AO408]); [.AO408]*0.0035; &quot;&quot;)">
            <text:p/>
          </table:table-cell>
          <table:table-cell table:style-name="ce224" table:formula="of:=IF(ISBLANK([.P408]); &quot;&quot; ; [.O408]*[.P408])">
            <text:p/>
          </table:table-cell>
          <table:table-cell table:formula="of:=IF(ISNUMBER([.AQ408]); [.AQ408]*0.0035; &quot;&quot;)">
            <text:p/>
          </table:table-cell>
          <table:table-cell table:number-columns-repeated="20"/>
        </table:table-row>
        <table:table-row table:style-name="ro2">
          <table:table-cell office:value-type="float" office:value="407" calcext:value-type="float">
            <text:p>40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09]=&quot;Long&quot;; [.K409]-[Overview.$C$4]/[.J409]; IF([.F409]=&quot;Short&quot;; [.K409]+[Overview.$C$4]/[.J409]; &quot;&quot;)); &quot;&quot;)">
            <text:p/>
          </table:table-cell>
          <table:table-cell table:style-name="ce157" table:formula="of:=IFERROR(ABS([.L409]-[.K409])*[.J409]; &quot;&quot;)">
            <text:p/>
          </table:table-cell>
          <table:table-cell table:style-name="ce289" table:formula="of:=IFERROR(IF([.F409]=&quot;Long&quot;; [.K409]+[Overview.$C$4]/[.J409]*[Overview.$C$6]; IF([.F409]=&quot;Short&quot;; [.K409]-[Overview.$C$4]/[.J409]*[Overview.$C$6]; &quot;&quot;)); &quot;&quot;)">
            <text:p/>
          </table:table-cell>
          <table:table-cell table:style-name="ce152"/>
          <table:table-cell table:number-columns-repeated="2"/>
          <table:table-cell table:formula="of:=IFERROR([.S409]/[.M409]; &quot;&quot;)">
            <text:p/>
          </table:table-cell>
          <table:table-cell table:formula="of:=IFERROR(IF(AND([.F409]=&quot;Long&quot;; [.O409]=[.J409]); [.J409]*([.P409]-[.K409]); IF(AND([.F409]=&quot;Short&quot;; [.O409]=[.J409]); [.J409]*([.K409]-[.P409]); &quot;&quot;)); &quot;&quot;)">
            <text:p/>
          </table:table-cell>
          <table:table-cell table:formula="of:=IF(ISNUMBER([.S409]); IF([.S409]&gt;0; &quot;Win&quot;; &quot;Loss&quot;);&quot;&quot;)">
            <text:p/>
          </table:table-cell>
          <table:table-cell table:formula="of:=IF([.Q409]=&quot;&quot;; &quot;&quot;; CONCATENATE(DATEDIF([.I409];[.Q409];&quot;d&quot;); IF(DATEDIF([.I409];[.Q409];&quot;d&quot;)&gt;1; &quot; Days&quot;; &quot; Day&quot;)))">
            <text:p/>
          </table:table-cell>
          <table:table-cell table:content-validation-name="val12"/>
          <table:table-cell table:number-columns-repeated="2"/>
          <table:table-cell table:style-name="ce196"/>
          <table:table-cell table:style-name="ce205" table:formula="of:=IFERROR(IF(ISBLANK([.Y409]); &quot;&quot;; IF([.$F409]=&quot;Long&quot;; ([.Y409]-[.$K409])*[.$J409]/[.$M409]; ([.$K409]-[.Y409])*[.$J409]/[.$M409])-[.$R409]); &quot;&quot;)">
            <text:p/>
          </table:table-cell>
          <table:table-cell table:style-name="Default"/>
          <table:table-cell table:style-name="ce205" table:formula="of:=IFERROR(IF(ISBLANK([.AA409]); &quot;&quot;; IF([.$F409]=&quot;Long&quot;; ([.AA409]-[.$K409])*[.$J409]/[.$M409]; ([.$K409]-[.AA409])*[.$J409]/[.$M409])-[.$R409]); &quot;&quot;)">
            <text:p/>
          </table:table-cell>
          <table:table-cell table:style-name="Default"/>
          <table:table-cell table:style-name="ce205" table:formula="of:=IFERROR(IF(ISBLANK([.AC409]); &quot;&quot;; IF([.$F409]=&quot;Long&quot;; ([.AC409]-[.$K409])*[.$J409]/[.$M409]; ([.$K409]-[.AC409])*[.$J409]/[.$M409])-[.$R409]); &quot;&quot;)">
            <text:p/>
          </table:table-cell>
          <table:table-cell/>
          <table:table-cell table:formula="of:=IF(ISBLANK([.Q409]); &quot;&quot;; DAY([.Q409]))">
            <text:p/>
          </table:table-cell>
          <table:table-cell table:formula="of:=IF(ISBLANK([.I409]); &quot;&quot;; WEEKDAY([.I409]; 2))">
            <text:p/>
          </table:table-cell>
          <table:table-cell table:formula="of:=IF(ISBLANK([.Q409]); &quot;&quot;; WEEKDAY([.Q409]; 2))">
            <text:p/>
          </table:table-cell>
          <table:table-cell table:formula="of:=IF(ISBLANK([.Q409]); &quot;&quot;; WEEKNUM([.Q409]))">
            <text:p/>
          </table:table-cell>
          <table:table-cell table:style-name="ce224" table:formula="of:=IF(ISBLANK([.I409]); &quot;&quot;; MONTH([.I409]))">
            <text:p/>
          </table:table-cell>
          <table:table-cell table:formula="of:=IF(ISBLANK([.Q409]); &quot;&quot;; MONTH([.Q409]))">
            <text:p/>
          </table:table-cell>
          <table:table-cell table:formula="of:=IF(OR(ISBLANK([.I409]); ISBLANK([.Q409])); &quot;&quot;; IFERROR(DATEDIF([.I409];[.Q409];&quot;d&quot;); &quot;&quot;))">
            <text:p/>
          </table:table-cell>
          <table:table-cell table:style-name="ce286" table:formula="of:=IF(ISBLANK([.P409]); &quot;&quot;; SUM([.$R$3:.R409]))">
            <text:p/>
          </table:table-cell>
          <table:table-cell table:style-name="ce286" table:formula="of:=IF(ISBLANK([.P409]); &quot;&quot;; SUM([.$S$3:.S409]))">
            <text:p/>
          </table:table-cell>
          <table:table-cell table:formula="of:=IF(ISBLANK([.K409]); &quot;&quot;; [.J409]*[.K409])">
            <text:p/>
          </table:table-cell>
          <table:table-cell table:formula="of:=IF(ISNUMBER([.AO409]); [.AO409]*0.0035; &quot;&quot;)">
            <text:p/>
          </table:table-cell>
          <table:table-cell table:style-name="ce224" table:formula="of:=IF(ISBLANK([.P409]); &quot;&quot; ; [.O409]*[.P409])">
            <text:p/>
          </table:table-cell>
          <table:table-cell table:formula="of:=IF(ISNUMBER([.AQ409]); [.AQ409]*0.0035; &quot;&quot;)">
            <text:p/>
          </table:table-cell>
          <table:table-cell table:number-columns-repeated="20"/>
        </table:table-row>
        <table:table-row table:style-name="ro2">
          <table:table-cell office:value-type="float" office:value="408" calcext:value-type="float">
            <text:p>40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0]=&quot;Long&quot;; [.K410]-[Overview.$C$4]/[.J410]; IF([.F410]=&quot;Short&quot;; [.K410]+[Overview.$C$4]/[.J410]; &quot;&quot;)); &quot;&quot;)">
            <text:p/>
          </table:table-cell>
          <table:table-cell table:style-name="ce157" table:formula="of:=IFERROR(ABS([.L410]-[.K410])*[.J410]; &quot;&quot;)">
            <text:p/>
          </table:table-cell>
          <table:table-cell table:style-name="ce289" table:formula="of:=IFERROR(IF([.F410]=&quot;Long&quot;; [.K410]+[Overview.$C$4]/[.J410]*[Overview.$C$6]; IF([.F410]=&quot;Short&quot;; [.K410]-[Overview.$C$4]/[.J410]*[Overview.$C$6]; &quot;&quot;)); &quot;&quot;)">
            <text:p/>
          </table:table-cell>
          <table:table-cell table:style-name="ce152"/>
          <table:table-cell table:number-columns-repeated="2"/>
          <table:table-cell table:formula="of:=IFERROR([.S410]/[.M410]; &quot;&quot;)">
            <text:p/>
          </table:table-cell>
          <table:table-cell table:formula="of:=IFERROR(IF(AND([.F410]=&quot;Long&quot;; [.O410]=[.J410]); [.J410]*([.P410]-[.K410]); IF(AND([.F410]=&quot;Short&quot;; [.O410]=[.J410]); [.J410]*([.K410]-[.P410]); &quot;&quot;)); &quot;&quot;)">
            <text:p/>
          </table:table-cell>
          <table:table-cell table:formula="of:=IF(ISNUMBER([.S410]); IF([.S410]&gt;0; &quot;Win&quot;; &quot;Loss&quot;);&quot;&quot;)">
            <text:p/>
          </table:table-cell>
          <table:table-cell table:formula="of:=IF([.Q410]=&quot;&quot;; &quot;&quot;; CONCATENATE(DATEDIF([.I410];[.Q410];&quot;d&quot;); IF(DATEDIF([.I410];[.Q410];&quot;d&quot;)&gt;1; &quot; Days&quot;; &quot; Day&quot;)))">
            <text:p/>
          </table:table-cell>
          <table:table-cell table:content-validation-name="val12"/>
          <table:table-cell table:number-columns-repeated="2"/>
          <table:table-cell table:style-name="ce196"/>
          <table:table-cell table:style-name="ce205" table:formula="of:=IFERROR(IF(ISBLANK([.Y410]); &quot;&quot;; IF([.$F410]=&quot;Long&quot;; ([.Y410]-[.$K410])*[.$J410]/[.$M410]; ([.$K410]-[.Y410])*[.$J410]/[.$M410])-[.$R410]); &quot;&quot;)">
            <text:p/>
          </table:table-cell>
          <table:table-cell table:style-name="Default"/>
          <table:table-cell table:style-name="ce205" table:formula="of:=IFERROR(IF(ISBLANK([.AA410]); &quot;&quot;; IF([.$F410]=&quot;Long&quot;; ([.AA410]-[.$K410])*[.$J410]/[.$M410]; ([.$K410]-[.AA410])*[.$J410]/[.$M410])-[.$R410]); &quot;&quot;)">
            <text:p/>
          </table:table-cell>
          <table:table-cell table:style-name="Default"/>
          <table:table-cell table:style-name="ce205" table:formula="of:=IFERROR(IF(ISBLANK([.AC410]); &quot;&quot;; IF([.$F410]=&quot;Long&quot;; ([.AC410]-[.$K410])*[.$J410]/[.$M410]; ([.$K410]-[.AC410])*[.$J410]/[.$M410])-[.$R410]); &quot;&quot;)">
            <text:p/>
          </table:table-cell>
          <table:table-cell/>
          <table:table-cell table:formula="of:=IF(ISBLANK([.Q410]); &quot;&quot;; DAY([.Q410]))">
            <text:p/>
          </table:table-cell>
          <table:table-cell table:formula="of:=IF(ISBLANK([.I410]); &quot;&quot;; WEEKDAY([.I410]; 2))">
            <text:p/>
          </table:table-cell>
          <table:table-cell table:formula="of:=IF(ISBLANK([.Q410]); &quot;&quot;; WEEKDAY([.Q410]; 2))">
            <text:p/>
          </table:table-cell>
          <table:table-cell table:formula="of:=IF(ISBLANK([.Q410]); &quot;&quot;; WEEKNUM([.Q410]))">
            <text:p/>
          </table:table-cell>
          <table:table-cell table:style-name="ce224" table:formula="of:=IF(ISBLANK([.I410]); &quot;&quot;; MONTH([.I410]))">
            <text:p/>
          </table:table-cell>
          <table:table-cell table:formula="of:=IF(ISBLANK([.Q410]); &quot;&quot;; MONTH([.Q410]))">
            <text:p/>
          </table:table-cell>
          <table:table-cell table:formula="of:=IF(OR(ISBLANK([.I410]); ISBLANK([.Q410])); &quot;&quot;; IFERROR(DATEDIF([.I410];[.Q410];&quot;d&quot;); &quot;&quot;))">
            <text:p/>
          </table:table-cell>
          <table:table-cell table:style-name="ce286" table:formula="of:=IF(ISBLANK([.P410]); &quot;&quot;; SUM([.$R$3:.R410]))">
            <text:p/>
          </table:table-cell>
          <table:table-cell table:style-name="ce286" table:formula="of:=IF(ISBLANK([.P410]); &quot;&quot;; SUM([.$S$3:.S410]))">
            <text:p/>
          </table:table-cell>
          <table:table-cell table:formula="of:=IF(ISBLANK([.K410]); &quot;&quot;; [.J410]*[.K410])">
            <text:p/>
          </table:table-cell>
          <table:table-cell table:formula="of:=IF(ISNUMBER([.AO410]); [.AO410]*0.0035; &quot;&quot;)">
            <text:p/>
          </table:table-cell>
          <table:table-cell table:style-name="ce224" table:formula="of:=IF(ISBLANK([.P410]); &quot;&quot; ; [.O410]*[.P410])">
            <text:p/>
          </table:table-cell>
          <table:table-cell table:formula="of:=IF(ISNUMBER([.AQ410]); [.AQ410]*0.0035; &quot;&quot;)">
            <text:p/>
          </table:table-cell>
          <table:table-cell table:number-columns-repeated="20"/>
        </table:table-row>
        <table:table-row table:style-name="ro2">
          <table:table-cell office:value-type="float" office:value="409" calcext:value-type="float">
            <text:p>40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1]=&quot;Long&quot;; [.K411]-[Overview.$C$4]/[.J411]; IF([.F411]=&quot;Short&quot;; [.K411]+[Overview.$C$4]/[.J411]; &quot;&quot;)); &quot;&quot;)">
            <text:p/>
          </table:table-cell>
          <table:table-cell table:style-name="ce157" table:formula="of:=IFERROR(ABS([.L411]-[.K411])*[.J411]; &quot;&quot;)">
            <text:p/>
          </table:table-cell>
          <table:table-cell table:style-name="ce289" table:formula="of:=IFERROR(IF([.F411]=&quot;Long&quot;; [.K411]+[Overview.$C$4]/[.J411]*[Overview.$C$6]; IF([.F411]=&quot;Short&quot;; [.K411]-[Overview.$C$4]/[.J411]*[Overview.$C$6]; &quot;&quot;)); &quot;&quot;)">
            <text:p/>
          </table:table-cell>
          <table:table-cell table:style-name="ce152"/>
          <table:table-cell table:number-columns-repeated="2"/>
          <table:table-cell table:formula="of:=IFERROR([.S411]/[.M411]; &quot;&quot;)">
            <text:p/>
          </table:table-cell>
          <table:table-cell table:formula="of:=IFERROR(IF(AND([.F411]=&quot;Long&quot;; [.O411]=[.J411]); [.J411]*([.P411]-[.K411]); IF(AND([.F411]=&quot;Short&quot;; [.O411]=[.J411]); [.J411]*([.K411]-[.P411]); &quot;&quot;)); &quot;&quot;)">
            <text:p/>
          </table:table-cell>
          <table:table-cell table:formula="of:=IF(ISNUMBER([.S411]); IF([.S411]&gt;0; &quot;Win&quot;; &quot;Loss&quot;);&quot;&quot;)">
            <text:p/>
          </table:table-cell>
          <table:table-cell table:formula="of:=IF([.Q411]=&quot;&quot;; &quot;&quot;; CONCATENATE(DATEDIF([.I411];[.Q411];&quot;d&quot;); IF(DATEDIF([.I411];[.Q411];&quot;d&quot;)&gt;1; &quot; Days&quot;; &quot; Day&quot;)))">
            <text:p/>
          </table:table-cell>
          <table:table-cell table:content-validation-name="val12"/>
          <table:table-cell table:number-columns-repeated="2"/>
          <table:table-cell table:style-name="ce196"/>
          <table:table-cell table:style-name="ce205" table:formula="of:=IFERROR(IF(ISBLANK([.Y411]); &quot;&quot;; IF([.$F411]=&quot;Long&quot;; ([.Y411]-[.$K411])*[.$J411]/[.$M411]; ([.$K411]-[.Y411])*[.$J411]/[.$M411])-[.$R411]); &quot;&quot;)">
            <text:p/>
          </table:table-cell>
          <table:table-cell table:style-name="Default"/>
          <table:table-cell table:style-name="ce205" table:formula="of:=IFERROR(IF(ISBLANK([.AA411]); &quot;&quot;; IF([.$F411]=&quot;Long&quot;; ([.AA411]-[.$K411])*[.$J411]/[.$M411]; ([.$K411]-[.AA411])*[.$J411]/[.$M411])-[.$R411]); &quot;&quot;)">
            <text:p/>
          </table:table-cell>
          <table:table-cell table:style-name="Default"/>
          <table:table-cell table:style-name="ce205" table:formula="of:=IFERROR(IF(ISBLANK([.AC411]); &quot;&quot;; IF([.$F411]=&quot;Long&quot;; ([.AC411]-[.$K411])*[.$J411]/[.$M411]; ([.$K411]-[.AC411])*[.$J411]/[.$M411])-[.$R411]); &quot;&quot;)">
            <text:p/>
          </table:table-cell>
          <table:table-cell/>
          <table:table-cell table:formula="of:=IF(ISBLANK([.Q411]); &quot;&quot;; DAY([.Q411]))">
            <text:p/>
          </table:table-cell>
          <table:table-cell table:formula="of:=IF(ISBLANK([.I411]); &quot;&quot;; WEEKDAY([.I411]; 2))">
            <text:p/>
          </table:table-cell>
          <table:table-cell table:formula="of:=IF(ISBLANK([.Q411]); &quot;&quot;; WEEKDAY([.Q411]; 2))">
            <text:p/>
          </table:table-cell>
          <table:table-cell table:formula="of:=IF(ISBLANK([.Q411]); &quot;&quot;; WEEKNUM([.Q411]))">
            <text:p/>
          </table:table-cell>
          <table:table-cell table:style-name="ce224" table:formula="of:=IF(ISBLANK([.I411]); &quot;&quot;; MONTH([.I411]))">
            <text:p/>
          </table:table-cell>
          <table:table-cell table:formula="of:=IF(ISBLANK([.Q411]); &quot;&quot;; MONTH([.Q411]))">
            <text:p/>
          </table:table-cell>
          <table:table-cell table:formula="of:=IF(OR(ISBLANK([.I411]); ISBLANK([.Q411])); &quot;&quot;; IFERROR(DATEDIF([.I411];[.Q411];&quot;d&quot;); &quot;&quot;))">
            <text:p/>
          </table:table-cell>
          <table:table-cell table:style-name="ce286" table:formula="of:=IF(ISBLANK([.P411]); &quot;&quot;; SUM([.$R$3:.R411]))">
            <text:p/>
          </table:table-cell>
          <table:table-cell table:style-name="ce286" table:formula="of:=IF(ISBLANK([.P411]); &quot;&quot;; SUM([.$S$3:.S411]))">
            <text:p/>
          </table:table-cell>
          <table:table-cell table:formula="of:=IF(ISBLANK([.K411]); &quot;&quot;; [.J411]*[.K411])">
            <text:p/>
          </table:table-cell>
          <table:table-cell table:formula="of:=IF(ISNUMBER([.AO411]); [.AO411]*0.0035; &quot;&quot;)">
            <text:p/>
          </table:table-cell>
          <table:table-cell table:style-name="ce224" table:formula="of:=IF(ISBLANK([.P411]); &quot;&quot; ; [.O411]*[.P411])">
            <text:p/>
          </table:table-cell>
          <table:table-cell table:formula="of:=IF(ISNUMBER([.AQ411]); [.AQ411]*0.0035; &quot;&quot;)">
            <text:p/>
          </table:table-cell>
          <table:table-cell table:number-columns-repeated="20"/>
        </table:table-row>
        <table:table-row table:style-name="ro2">
          <table:table-cell office:value-type="float" office:value="410" calcext:value-type="float">
            <text:p>41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2]=&quot;Long&quot;; [.K412]-[Overview.$C$4]/[.J412]; IF([.F412]=&quot;Short&quot;; [.K412]+[Overview.$C$4]/[.J412]; &quot;&quot;)); &quot;&quot;)">
            <text:p/>
          </table:table-cell>
          <table:table-cell table:style-name="ce157" table:formula="of:=IFERROR(ABS([.L412]-[.K412])*[.J412]; &quot;&quot;)">
            <text:p/>
          </table:table-cell>
          <table:table-cell table:style-name="ce289" table:formula="of:=IFERROR(IF([.F412]=&quot;Long&quot;; [.K412]+[Overview.$C$4]/[.J412]*[Overview.$C$6]; IF([.F412]=&quot;Short&quot;; [.K412]-[Overview.$C$4]/[.J412]*[Overview.$C$6]; &quot;&quot;)); &quot;&quot;)">
            <text:p/>
          </table:table-cell>
          <table:table-cell table:style-name="ce152"/>
          <table:table-cell table:number-columns-repeated="2"/>
          <table:table-cell table:formula="of:=IFERROR([.S412]/[.M412]; &quot;&quot;)">
            <text:p/>
          </table:table-cell>
          <table:table-cell table:formula="of:=IFERROR(IF(AND([.F412]=&quot;Long&quot;; [.O412]=[.J412]); [.J412]*([.P412]-[.K412]); IF(AND([.F412]=&quot;Short&quot;; [.O412]=[.J412]); [.J412]*([.K412]-[.P412]); &quot;&quot;)); &quot;&quot;)">
            <text:p/>
          </table:table-cell>
          <table:table-cell table:formula="of:=IF(ISNUMBER([.S412]); IF([.S412]&gt;0; &quot;Win&quot;; &quot;Loss&quot;);&quot;&quot;)">
            <text:p/>
          </table:table-cell>
          <table:table-cell table:formula="of:=IF([.Q412]=&quot;&quot;; &quot;&quot;; CONCATENATE(DATEDIF([.I412];[.Q412];&quot;d&quot;); IF(DATEDIF([.I412];[.Q412];&quot;d&quot;)&gt;1; &quot; Days&quot;; &quot; Day&quot;)))">
            <text:p/>
          </table:table-cell>
          <table:table-cell table:content-validation-name="val12"/>
          <table:table-cell table:number-columns-repeated="2"/>
          <table:table-cell table:style-name="ce196"/>
          <table:table-cell table:style-name="ce205" table:formula="of:=IFERROR(IF(ISBLANK([.Y412]); &quot;&quot;; IF([.$F412]=&quot;Long&quot;; ([.Y412]-[.$K412])*[.$J412]/[.$M412]; ([.$K412]-[.Y412])*[.$J412]/[.$M412])-[.$R412]); &quot;&quot;)">
            <text:p/>
          </table:table-cell>
          <table:table-cell table:style-name="Default"/>
          <table:table-cell table:style-name="ce205" table:formula="of:=IFERROR(IF(ISBLANK([.AA412]); &quot;&quot;; IF([.$F412]=&quot;Long&quot;; ([.AA412]-[.$K412])*[.$J412]/[.$M412]; ([.$K412]-[.AA412])*[.$J412]/[.$M412])-[.$R412]); &quot;&quot;)">
            <text:p/>
          </table:table-cell>
          <table:table-cell table:style-name="Default"/>
          <table:table-cell table:style-name="ce205" table:formula="of:=IFERROR(IF(ISBLANK([.AC412]); &quot;&quot;; IF([.$F412]=&quot;Long&quot;; ([.AC412]-[.$K412])*[.$J412]/[.$M412]; ([.$K412]-[.AC412])*[.$J412]/[.$M412])-[.$R412]); &quot;&quot;)">
            <text:p/>
          </table:table-cell>
          <table:table-cell/>
          <table:table-cell table:formula="of:=IF(ISBLANK([.Q412]); &quot;&quot;; DAY([.Q412]))">
            <text:p/>
          </table:table-cell>
          <table:table-cell table:formula="of:=IF(ISBLANK([.I412]); &quot;&quot;; WEEKDAY([.I412]; 2))">
            <text:p/>
          </table:table-cell>
          <table:table-cell table:formula="of:=IF(ISBLANK([.Q412]); &quot;&quot;; WEEKDAY([.Q412]; 2))">
            <text:p/>
          </table:table-cell>
          <table:table-cell table:formula="of:=IF(ISBLANK([.Q412]); &quot;&quot;; WEEKNUM([.Q412]))">
            <text:p/>
          </table:table-cell>
          <table:table-cell table:style-name="ce224" table:formula="of:=IF(ISBLANK([.I412]); &quot;&quot;; MONTH([.I412]))">
            <text:p/>
          </table:table-cell>
          <table:table-cell table:formula="of:=IF(ISBLANK([.Q412]); &quot;&quot;; MONTH([.Q412]))">
            <text:p/>
          </table:table-cell>
          <table:table-cell table:formula="of:=IF(OR(ISBLANK([.I412]); ISBLANK([.Q412])); &quot;&quot;; IFERROR(DATEDIF([.I412];[.Q412];&quot;d&quot;); &quot;&quot;))">
            <text:p/>
          </table:table-cell>
          <table:table-cell table:style-name="ce286" table:formula="of:=IF(ISBLANK([.P412]); &quot;&quot;; SUM([.$R$3:.R412]))">
            <text:p/>
          </table:table-cell>
          <table:table-cell table:style-name="ce286" table:formula="of:=IF(ISBLANK([.P412]); &quot;&quot;; SUM([.$S$3:.S412]))">
            <text:p/>
          </table:table-cell>
          <table:table-cell table:formula="of:=IF(ISBLANK([.K412]); &quot;&quot;; [.J412]*[.K412])">
            <text:p/>
          </table:table-cell>
          <table:table-cell table:formula="of:=IF(ISNUMBER([.AO412]); [.AO412]*0.0035; &quot;&quot;)">
            <text:p/>
          </table:table-cell>
          <table:table-cell table:style-name="ce224" table:formula="of:=IF(ISBLANK([.P412]); &quot;&quot; ; [.O412]*[.P412])">
            <text:p/>
          </table:table-cell>
          <table:table-cell table:formula="of:=IF(ISNUMBER([.AQ412]); [.AQ412]*0.0035; &quot;&quot;)">
            <text:p/>
          </table:table-cell>
          <table:table-cell table:number-columns-repeated="20"/>
        </table:table-row>
        <table:table-row table:style-name="ro2">
          <table:table-cell office:value-type="float" office:value="411" calcext:value-type="float">
            <text:p>41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3]=&quot;Long&quot;; [.K413]-[Overview.$C$4]/[.J413]; IF([.F413]=&quot;Short&quot;; [.K413]+[Overview.$C$4]/[.J413]; &quot;&quot;)); &quot;&quot;)">
            <text:p/>
          </table:table-cell>
          <table:table-cell table:style-name="ce157" table:formula="of:=IFERROR(ABS([.L413]-[.K413])*[.J413]; &quot;&quot;)">
            <text:p/>
          </table:table-cell>
          <table:table-cell table:style-name="ce289" table:formula="of:=IFERROR(IF([.F413]=&quot;Long&quot;; [.K413]+[Overview.$C$4]/[.J413]*[Overview.$C$6]; IF([.F413]=&quot;Short&quot;; [.K413]-[Overview.$C$4]/[.J413]*[Overview.$C$6]; &quot;&quot;)); &quot;&quot;)">
            <text:p/>
          </table:table-cell>
          <table:table-cell table:style-name="ce152"/>
          <table:table-cell table:number-columns-repeated="2"/>
          <table:table-cell table:formula="of:=IFERROR([.S413]/[.M413]; &quot;&quot;)">
            <text:p/>
          </table:table-cell>
          <table:table-cell table:formula="of:=IFERROR(IF(AND([.F413]=&quot;Long&quot;; [.O413]=[.J413]); [.J413]*([.P413]-[.K413]); IF(AND([.F413]=&quot;Short&quot;; [.O413]=[.J413]); [.J413]*([.K413]-[.P413]); &quot;&quot;)); &quot;&quot;)">
            <text:p/>
          </table:table-cell>
          <table:table-cell table:formula="of:=IF(ISNUMBER([.S413]); IF([.S413]&gt;0; &quot;Win&quot;; &quot;Loss&quot;);&quot;&quot;)">
            <text:p/>
          </table:table-cell>
          <table:table-cell table:formula="of:=IF([.Q413]=&quot;&quot;; &quot;&quot;; CONCATENATE(DATEDIF([.I413];[.Q413];&quot;d&quot;); IF(DATEDIF([.I413];[.Q413];&quot;d&quot;)&gt;1; &quot; Days&quot;; &quot; Day&quot;)))">
            <text:p/>
          </table:table-cell>
          <table:table-cell table:content-validation-name="val12"/>
          <table:table-cell table:number-columns-repeated="2"/>
          <table:table-cell table:style-name="ce196"/>
          <table:table-cell table:style-name="ce205" table:formula="of:=IFERROR(IF(ISBLANK([.Y413]); &quot;&quot;; IF([.$F413]=&quot;Long&quot;; ([.Y413]-[.$K413])*[.$J413]/[.$M413]; ([.$K413]-[.Y413])*[.$J413]/[.$M413])-[.$R413]); &quot;&quot;)">
            <text:p/>
          </table:table-cell>
          <table:table-cell table:style-name="Default"/>
          <table:table-cell table:style-name="ce205" table:formula="of:=IFERROR(IF(ISBLANK([.AA413]); &quot;&quot;; IF([.$F413]=&quot;Long&quot;; ([.AA413]-[.$K413])*[.$J413]/[.$M413]; ([.$K413]-[.AA413])*[.$J413]/[.$M413])-[.$R413]); &quot;&quot;)">
            <text:p/>
          </table:table-cell>
          <table:table-cell table:style-name="Default"/>
          <table:table-cell table:style-name="ce205" table:formula="of:=IFERROR(IF(ISBLANK([.AC413]); &quot;&quot;; IF([.$F413]=&quot;Long&quot;; ([.AC413]-[.$K413])*[.$J413]/[.$M413]; ([.$K413]-[.AC413])*[.$J413]/[.$M413])-[.$R413]); &quot;&quot;)">
            <text:p/>
          </table:table-cell>
          <table:table-cell/>
          <table:table-cell table:formula="of:=IF(ISBLANK([.Q413]); &quot;&quot;; DAY([.Q413]))">
            <text:p/>
          </table:table-cell>
          <table:table-cell table:formula="of:=IF(ISBLANK([.I413]); &quot;&quot;; WEEKDAY([.I413]; 2))">
            <text:p/>
          </table:table-cell>
          <table:table-cell table:formula="of:=IF(ISBLANK([.Q413]); &quot;&quot;; WEEKDAY([.Q413]; 2))">
            <text:p/>
          </table:table-cell>
          <table:table-cell table:formula="of:=IF(ISBLANK([.Q413]); &quot;&quot;; WEEKNUM([.Q413]))">
            <text:p/>
          </table:table-cell>
          <table:table-cell table:style-name="ce224" table:formula="of:=IF(ISBLANK([.I413]); &quot;&quot;; MONTH([.I413]))">
            <text:p/>
          </table:table-cell>
          <table:table-cell table:formula="of:=IF(ISBLANK([.Q413]); &quot;&quot;; MONTH([.Q413]))">
            <text:p/>
          </table:table-cell>
          <table:table-cell table:formula="of:=IF(OR(ISBLANK([.I413]); ISBLANK([.Q413])); &quot;&quot;; IFERROR(DATEDIF([.I413];[.Q413];&quot;d&quot;); &quot;&quot;))">
            <text:p/>
          </table:table-cell>
          <table:table-cell table:style-name="ce286" table:formula="of:=IF(ISBLANK([.P413]); &quot;&quot;; SUM([.$R$3:.R413]))">
            <text:p/>
          </table:table-cell>
          <table:table-cell table:style-name="ce286" table:formula="of:=IF(ISBLANK([.P413]); &quot;&quot;; SUM([.$S$3:.S413]))">
            <text:p/>
          </table:table-cell>
          <table:table-cell table:formula="of:=IF(ISBLANK([.K413]); &quot;&quot;; [.J413]*[.K413])">
            <text:p/>
          </table:table-cell>
          <table:table-cell table:formula="of:=IF(ISNUMBER([.AO413]); [.AO413]*0.0035; &quot;&quot;)">
            <text:p/>
          </table:table-cell>
          <table:table-cell table:style-name="ce224" table:formula="of:=IF(ISBLANK([.P413]); &quot;&quot; ; [.O413]*[.P413])">
            <text:p/>
          </table:table-cell>
          <table:table-cell table:formula="of:=IF(ISNUMBER([.AQ413]); [.AQ413]*0.0035; &quot;&quot;)">
            <text:p/>
          </table:table-cell>
          <table:table-cell table:number-columns-repeated="20"/>
        </table:table-row>
        <table:table-row table:style-name="ro2">
          <table:table-cell office:value-type="float" office:value="412" calcext:value-type="float">
            <text:p>41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4]=&quot;Long&quot;; [.K414]-[Overview.$C$4]/[.J414]; IF([.F414]=&quot;Short&quot;; [.K414]+[Overview.$C$4]/[.J414]; &quot;&quot;)); &quot;&quot;)">
            <text:p/>
          </table:table-cell>
          <table:table-cell table:style-name="ce157" table:formula="of:=IFERROR(ABS([.L414]-[.K414])*[.J414]; &quot;&quot;)">
            <text:p/>
          </table:table-cell>
          <table:table-cell table:style-name="ce289" table:formula="of:=IFERROR(IF([.F414]=&quot;Long&quot;; [.K414]+[Overview.$C$4]/[.J414]*[Overview.$C$6]; IF([.F414]=&quot;Short&quot;; [.K414]-[Overview.$C$4]/[.J414]*[Overview.$C$6]; &quot;&quot;)); &quot;&quot;)">
            <text:p/>
          </table:table-cell>
          <table:table-cell table:style-name="ce152"/>
          <table:table-cell table:number-columns-repeated="2"/>
          <table:table-cell table:formula="of:=IFERROR([.S414]/[.M414]; &quot;&quot;)">
            <text:p/>
          </table:table-cell>
          <table:table-cell table:formula="of:=IFERROR(IF(AND([.F414]=&quot;Long&quot;; [.O414]=[.J414]); [.J414]*([.P414]-[.K414]); IF(AND([.F414]=&quot;Short&quot;; [.O414]=[.J414]); [.J414]*([.K414]-[.P414]); &quot;&quot;)); &quot;&quot;)">
            <text:p/>
          </table:table-cell>
          <table:table-cell table:formula="of:=IF(ISNUMBER([.S414]); IF([.S414]&gt;0; &quot;Win&quot;; &quot;Loss&quot;);&quot;&quot;)">
            <text:p/>
          </table:table-cell>
          <table:table-cell table:formula="of:=IF([.Q414]=&quot;&quot;; &quot;&quot;; CONCATENATE(DATEDIF([.I414];[.Q414];&quot;d&quot;); IF(DATEDIF([.I414];[.Q414];&quot;d&quot;)&gt;1; &quot; Days&quot;; &quot; Day&quot;)))">
            <text:p/>
          </table:table-cell>
          <table:table-cell table:content-validation-name="val12"/>
          <table:table-cell table:number-columns-repeated="2"/>
          <table:table-cell table:style-name="ce196"/>
          <table:table-cell table:style-name="ce205" table:formula="of:=IFERROR(IF(ISBLANK([.Y414]); &quot;&quot;; IF([.$F414]=&quot;Long&quot;; ([.Y414]-[.$K414])*[.$J414]/[.$M414]; ([.$K414]-[.Y414])*[.$J414]/[.$M414])-[.$R414]); &quot;&quot;)">
            <text:p/>
          </table:table-cell>
          <table:table-cell table:style-name="Default"/>
          <table:table-cell table:style-name="ce205" table:formula="of:=IFERROR(IF(ISBLANK([.AA414]); &quot;&quot;; IF([.$F414]=&quot;Long&quot;; ([.AA414]-[.$K414])*[.$J414]/[.$M414]; ([.$K414]-[.AA414])*[.$J414]/[.$M414])-[.$R414]); &quot;&quot;)">
            <text:p/>
          </table:table-cell>
          <table:table-cell table:style-name="Default"/>
          <table:table-cell table:style-name="ce205" table:formula="of:=IFERROR(IF(ISBLANK([.AC414]); &quot;&quot;; IF([.$F414]=&quot;Long&quot;; ([.AC414]-[.$K414])*[.$J414]/[.$M414]; ([.$K414]-[.AC414])*[.$J414]/[.$M414])-[.$R414]); &quot;&quot;)">
            <text:p/>
          </table:table-cell>
          <table:table-cell/>
          <table:table-cell table:formula="of:=IF(ISBLANK([.Q414]); &quot;&quot;; DAY([.Q414]))">
            <text:p/>
          </table:table-cell>
          <table:table-cell table:formula="of:=IF(ISBLANK([.I414]); &quot;&quot;; WEEKDAY([.I414]; 2))">
            <text:p/>
          </table:table-cell>
          <table:table-cell table:formula="of:=IF(ISBLANK([.Q414]); &quot;&quot;; WEEKDAY([.Q414]; 2))">
            <text:p/>
          </table:table-cell>
          <table:table-cell table:formula="of:=IF(ISBLANK([.Q414]); &quot;&quot;; WEEKNUM([.Q414]))">
            <text:p/>
          </table:table-cell>
          <table:table-cell table:style-name="ce224" table:formula="of:=IF(ISBLANK([.I414]); &quot;&quot;; MONTH([.I414]))">
            <text:p/>
          </table:table-cell>
          <table:table-cell table:formula="of:=IF(ISBLANK([.Q414]); &quot;&quot;; MONTH([.Q414]))">
            <text:p/>
          </table:table-cell>
          <table:table-cell table:formula="of:=IF(OR(ISBLANK([.I414]); ISBLANK([.Q414])); &quot;&quot;; IFERROR(DATEDIF([.I414];[.Q414];&quot;d&quot;); &quot;&quot;))">
            <text:p/>
          </table:table-cell>
          <table:table-cell table:style-name="ce286" table:formula="of:=IF(ISBLANK([.P414]); &quot;&quot;; SUM([.$R$3:.R414]))">
            <text:p/>
          </table:table-cell>
          <table:table-cell table:style-name="ce286" table:formula="of:=IF(ISBLANK([.P414]); &quot;&quot;; SUM([.$S$3:.S414]))">
            <text:p/>
          </table:table-cell>
          <table:table-cell table:formula="of:=IF(ISBLANK([.K414]); &quot;&quot;; [.J414]*[.K414])">
            <text:p/>
          </table:table-cell>
          <table:table-cell table:formula="of:=IF(ISNUMBER([.AO414]); [.AO414]*0.0035; &quot;&quot;)">
            <text:p/>
          </table:table-cell>
          <table:table-cell table:style-name="ce224" table:formula="of:=IF(ISBLANK([.P414]); &quot;&quot; ; [.O414]*[.P414])">
            <text:p/>
          </table:table-cell>
          <table:table-cell table:formula="of:=IF(ISNUMBER([.AQ414]); [.AQ414]*0.0035; &quot;&quot;)">
            <text:p/>
          </table:table-cell>
          <table:table-cell table:number-columns-repeated="20"/>
        </table:table-row>
        <table:table-row table:style-name="ro2">
          <table:table-cell office:value-type="float" office:value="413" calcext:value-type="float">
            <text:p>41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5]=&quot;Long&quot;; [.K415]-[Overview.$C$4]/[.J415]; IF([.F415]=&quot;Short&quot;; [.K415]+[Overview.$C$4]/[.J415]; &quot;&quot;)); &quot;&quot;)">
            <text:p/>
          </table:table-cell>
          <table:table-cell table:style-name="ce157" table:formula="of:=IFERROR(ABS([.L415]-[.K415])*[.J415]; &quot;&quot;)">
            <text:p/>
          </table:table-cell>
          <table:table-cell table:style-name="ce289" table:formula="of:=IFERROR(IF([.F415]=&quot;Long&quot;; [.K415]+[Overview.$C$4]/[.J415]*[Overview.$C$6]; IF([.F415]=&quot;Short&quot;; [.K415]-[Overview.$C$4]/[.J415]*[Overview.$C$6]; &quot;&quot;)); &quot;&quot;)">
            <text:p/>
          </table:table-cell>
          <table:table-cell table:style-name="ce152"/>
          <table:table-cell table:number-columns-repeated="2"/>
          <table:table-cell table:formula="of:=IFERROR([.S415]/[.M415]; &quot;&quot;)">
            <text:p/>
          </table:table-cell>
          <table:table-cell table:formula="of:=IFERROR(IF(AND([.F415]=&quot;Long&quot;; [.O415]=[.J415]); [.J415]*([.P415]-[.K415]); IF(AND([.F415]=&quot;Short&quot;; [.O415]=[.J415]); [.J415]*([.K415]-[.P415]); &quot;&quot;)); &quot;&quot;)">
            <text:p/>
          </table:table-cell>
          <table:table-cell table:formula="of:=IF(ISNUMBER([.S415]); IF([.S415]&gt;0; &quot;Win&quot;; &quot;Loss&quot;);&quot;&quot;)">
            <text:p/>
          </table:table-cell>
          <table:table-cell table:formula="of:=IF([.Q415]=&quot;&quot;; &quot;&quot;; CONCATENATE(DATEDIF([.I415];[.Q415];&quot;d&quot;); IF(DATEDIF([.I415];[.Q415];&quot;d&quot;)&gt;1; &quot; Days&quot;; &quot; Day&quot;)))">
            <text:p/>
          </table:table-cell>
          <table:table-cell table:content-validation-name="val12"/>
          <table:table-cell table:number-columns-repeated="2"/>
          <table:table-cell table:style-name="ce196"/>
          <table:table-cell table:style-name="ce205" table:formula="of:=IFERROR(IF(ISBLANK([.Y415]); &quot;&quot;; IF([.$F415]=&quot;Long&quot;; ([.Y415]-[.$K415])*[.$J415]/[.$M415]; ([.$K415]-[.Y415])*[.$J415]/[.$M415])-[.$R415]); &quot;&quot;)">
            <text:p/>
          </table:table-cell>
          <table:table-cell table:style-name="Default"/>
          <table:table-cell table:style-name="ce205" table:formula="of:=IFERROR(IF(ISBLANK([.AA415]); &quot;&quot;; IF([.$F415]=&quot;Long&quot;; ([.AA415]-[.$K415])*[.$J415]/[.$M415]; ([.$K415]-[.AA415])*[.$J415]/[.$M415])-[.$R415]); &quot;&quot;)">
            <text:p/>
          </table:table-cell>
          <table:table-cell table:style-name="Default"/>
          <table:table-cell table:style-name="ce205" table:formula="of:=IFERROR(IF(ISBLANK([.AC415]); &quot;&quot;; IF([.$F415]=&quot;Long&quot;; ([.AC415]-[.$K415])*[.$J415]/[.$M415]; ([.$K415]-[.AC415])*[.$J415]/[.$M415])-[.$R415]); &quot;&quot;)">
            <text:p/>
          </table:table-cell>
          <table:table-cell/>
          <table:table-cell table:formula="of:=IF(ISBLANK([.Q415]); &quot;&quot;; DAY([.Q415]))">
            <text:p/>
          </table:table-cell>
          <table:table-cell table:formula="of:=IF(ISBLANK([.I415]); &quot;&quot;; WEEKDAY([.I415]; 2))">
            <text:p/>
          </table:table-cell>
          <table:table-cell table:formula="of:=IF(ISBLANK([.Q415]); &quot;&quot;; WEEKDAY([.Q415]; 2))">
            <text:p/>
          </table:table-cell>
          <table:table-cell table:formula="of:=IF(ISBLANK([.Q415]); &quot;&quot;; WEEKNUM([.Q415]))">
            <text:p/>
          </table:table-cell>
          <table:table-cell table:style-name="ce224" table:formula="of:=IF(ISBLANK([.I415]); &quot;&quot;; MONTH([.I415]))">
            <text:p/>
          </table:table-cell>
          <table:table-cell table:formula="of:=IF(ISBLANK([.Q415]); &quot;&quot;; MONTH([.Q415]))">
            <text:p/>
          </table:table-cell>
          <table:table-cell table:formula="of:=IF(OR(ISBLANK([.I415]); ISBLANK([.Q415])); &quot;&quot;; IFERROR(DATEDIF([.I415];[.Q415];&quot;d&quot;); &quot;&quot;))">
            <text:p/>
          </table:table-cell>
          <table:table-cell table:style-name="ce286" table:formula="of:=IF(ISBLANK([.P415]); &quot;&quot;; SUM([.$R$3:.R415]))">
            <text:p/>
          </table:table-cell>
          <table:table-cell table:style-name="ce286" table:formula="of:=IF(ISBLANK([.P415]); &quot;&quot;; SUM([.$S$3:.S415]))">
            <text:p/>
          </table:table-cell>
          <table:table-cell table:formula="of:=IF(ISBLANK([.K415]); &quot;&quot;; [.J415]*[.K415])">
            <text:p/>
          </table:table-cell>
          <table:table-cell table:formula="of:=IF(ISNUMBER([.AO415]); [.AO415]*0.0035; &quot;&quot;)">
            <text:p/>
          </table:table-cell>
          <table:table-cell table:style-name="ce224" table:formula="of:=IF(ISBLANK([.P415]); &quot;&quot; ; [.O415]*[.P415])">
            <text:p/>
          </table:table-cell>
          <table:table-cell table:formula="of:=IF(ISNUMBER([.AQ415]); [.AQ415]*0.0035; &quot;&quot;)">
            <text:p/>
          </table:table-cell>
          <table:table-cell table:number-columns-repeated="20"/>
        </table:table-row>
        <table:table-row table:style-name="ro2">
          <table:table-cell office:value-type="float" office:value="414" calcext:value-type="float">
            <text:p>41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6]=&quot;Long&quot;; [.K416]-[Overview.$C$4]/[.J416]; IF([.F416]=&quot;Short&quot;; [.K416]+[Overview.$C$4]/[.J416]; &quot;&quot;)); &quot;&quot;)">
            <text:p/>
          </table:table-cell>
          <table:table-cell table:style-name="ce157" table:formula="of:=IFERROR(ABS([.L416]-[.K416])*[.J416]; &quot;&quot;)">
            <text:p/>
          </table:table-cell>
          <table:table-cell table:style-name="ce289" table:formula="of:=IFERROR(IF([.F416]=&quot;Long&quot;; [.K416]+[Overview.$C$4]/[.J416]*[Overview.$C$6]; IF([.F416]=&quot;Short&quot;; [.K416]-[Overview.$C$4]/[.J416]*[Overview.$C$6]; &quot;&quot;)); &quot;&quot;)">
            <text:p/>
          </table:table-cell>
          <table:table-cell table:style-name="ce152"/>
          <table:table-cell table:number-columns-repeated="2"/>
          <table:table-cell table:formula="of:=IFERROR([.S416]/[.M416]; &quot;&quot;)">
            <text:p/>
          </table:table-cell>
          <table:table-cell table:formula="of:=IFERROR(IF(AND([.F416]=&quot;Long&quot;; [.O416]=[.J416]); [.J416]*([.P416]-[.K416]); IF(AND([.F416]=&quot;Short&quot;; [.O416]=[.J416]); [.J416]*([.K416]-[.P416]); &quot;&quot;)); &quot;&quot;)">
            <text:p/>
          </table:table-cell>
          <table:table-cell table:formula="of:=IF(ISNUMBER([.S416]); IF([.S416]&gt;0; &quot;Win&quot;; &quot;Loss&quot;);&quot;&quot;)">
            <text:p/>
          </table:table-cell>
          <table:table-cell table:formula="of:=IF([.Q416]=&quot;&quot;; &quot;&quot;; CONCATENATE(DATEDIF([.I416];[.Q416];&quot;d&quot;); IF(DATEDIF([.I416];[.Q416];&quot;d&quot;)&gt;1; &quot; Days&quot;; &quot; Day&quot;)))">
            <text:p/>
          </table:table-cell>
          <table:table-cell table:content-validation-name="val12"/>
          <table:table-cell table:number-columns-repeated="2"/>
          <table:table-cell table:style-name="ce196"/>
          <table:table-cell table:style-name="ce205" table:formula="of:=IFERROR(IF(ISBLANK([.Y416]); &quot;&quot;; IF([.$F416]=&quot;Long&quot;; ([.Y416]-[.$K416])*[.$J416]/[.$M416]; ([.$K416]-[.Y416])*[.$J416]/[.$M416])-[.$R416]); &quot;&quot;)">
            <text:p/>
          </table:table-cell>
          <table:table-cell table:style-name="Default"/>
          <table:table-cell table:style-name="ce205" table:formula="of:=IFERROR(IF(ISBLANK([.AA416]); &quot;&quot;; IF([.$F416]=&quot;Long&quot;; ([.AA416]-[.$K416])*[.$J416]/[.$M416]; ([.$K416]-[.AA416])*[.$J416]/[.$M416])-[.$R416]); &quot;&quot;)">
            <text:p/>
          </table:table-cell>
          <table:table-cell table:style-name="Default"/>
          <table:table-cell table:style-name="ce205" table:formula="of:=IFERROR(IF(ISBLANK([.AC416]); &quot;&quot;; IF([.$F416]=&quot;Long&quot;; ([.AC416]-[.$K416])*[.$J416]/[.$M416]; ([.$K416]-[.AC416])*[.$J416]/[.$M416])-[.$R416]); &quot;&quot;)">
            <text:p/>
          </table:table-cell>
          <table:table-cell/>
          <table:table-cell table:formula="of:=IF(ISBLANK([.Q416]); &quot;&quot;; DAY([.Q416]))">
            <text:p/>
          </table:table-cell>
          <table:table-cell table:formula="of:=IF(ISBLANK([.I416]); &quot;&quot;; WEEKDAY([.I416]; 2))">
            <text:p/>
          </table:table-cell>
          <table:table-cell table:formula="of:=IF(ISBLANK([.Q416]); &quot;&quot;; WEEKDAY([.Q416]; 2))">
            <text:p/>
          </table:table-cell>
          <table:table-cell table:formula="of:=IF(ISBLANK([.Q416]); &quot;&quot;; WEEKNUM([.Q416]))">
            <text:p/>
          </table:table-cell>
          <table:table-cell table:style-name="ce224" table:formula="of:=IF(ISBLANK([.I416]); &quot;&quot;; MONTH([.I416]))">
            <text:p/>
          </table:table-cell>
          <table:table-cell table:formula="of:=IF(ISBLANK([.Q416]); &quot;&quot;; MONTH([.Q416]))">
            <text:p/>
          </table:table-cell>
          <table:table-cell table:formula="of:=IF(OR(ISBLANK([.I416]); ISBLANK([.Q416])); &quot;&quot;; IFERROR(DATEDIF([.I416];[.Q416];&quot;d&quot;); &quot;&quot;))">
            <text:p/>
          </table:table-cell>
          <table:table-cell table:style-name="ce286" table:formula="of:=IF(ISBLANK([.P416]); &quot;&quot;; SUM([.$R$3:.R416]))">
            <text:p/>
          </table:table-cell>
          <table:table-cell table:style-name="ce286" table:formula="of:=IF(ISBLANK([.P416]); &quot;&quot;; SUM([.$S$3:.S416]))">
            <text:p/>
          </table:table-cell>
          <table:table-cell table:formula="of:=IF(ISBLANK([.K416]); &quot;&quot;; [.J416]*[.K416])">
            <text:p/>
          </table:table-cell>
          <table:table-cell table:formula="of:=IF(ISNUMBER([.AO416]); [.AO416]*0.0035; &quot;&quot;)">
            <text:p/>
          </table:table-cell>
          <table:table-cell table:style-name="ce224" table:formula="of:=IF(ISBLANK([.P416]); &quot;&quot; ; [.O416]*[.P416])">
            <text:p/>
          </table:table-cell>
          <table:table-cell table:formula="of:=IF(ISNUMBER([.AQ416]); [.AQ416]*0.0035; &quot;&quot;)">
            <text:p/>
          </table:table-cell>
          <table:table-cell table:number-columns-repeated="20"/>
        </table:table-row>
        <table:table-row table:style-name="ro2">
          <table:table-cell office:value-type="float" office:value="415" calcext:value-type="float">
            <text:p>41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7]=&quot;Long&quot;; [.K417]-[Overview.$C$4]/[.J417]; IF([.F417]=&quot;Short&quot;; [.K417]+[Overview.$C$4]/[.J417]; &quot;&quot;)); &quot;&quot;)">
            <text:p/>
          </table:table-cell>
          <table:table-cell table:style-name="ce157" table:formula="of:=IFERROR(ABS([.L417]-[.K417])*[.J417]; &quot;&quot;)">
            <text:p/>
          </table:table-cell>
          <table:table-cell table:style-name="ce289" table:formula="of:=IFERROR(IF([.F417]=&quot;Long&quot;; [.K417]+[Overview.$C$4]/[.J417]*[Overview.$C$6]; IF([.F417]=&quot;Short&quot;; [.K417]-[Overview.$C$4]/[.J417]*[Overview.$C$6]; &quot;&quot;)); &quot;&quot;)">
            <text:p/>
          </table:table-cell>
          <table:table-cell table:style-name="ce152"/>
          <table:table-cell table:number-columns-repeated="2"/>
          <table:table-cell table:formula="of:=IFERROR([.S417]/[.M417]; &quot;&quot;)">
            <text:p/>
          </table:table-cell>
          <table:table-cell table:formula="of:=IFERROR(IF(AND([.F417]=&quot;Long&quot;; [.O417]=[.J417]); [.J417]*([.P417]-[.K417]); IF(AND([.F417]=&quot;Short&quot;; [.O417]=[.J417]); [.J417]*([.K417]-[.P417]); &quot;&quot;)); &quot;&quot;)">
            <text:p/>
          </table:table-cell>
          <table:table-cell table:formula="of:=IF(ISNUMBER([.S417]); IF([.S417]&gt;0; &quot;Win&quot;; &quot;Loss&quot;);&quot;&quot;)">
            <text:p/>
          </table:table-cell>
          <table:table-cell table:formula="of:=IF([.Q417]=&quot;&quot;; &quot;&quot;; CONCATENATE(DATEDIF([.I417];[.Q417];&quot;d&quot;); IF(DATEDIF([.I417];[.Q417];&quot;d&quot;)&gt;1; &quot; Days&quot;; &quot; Day&quot;)))">
            <text:p/>
          </table:table-cell>
          <table:table-cell table:content-validation-name="val12"/>
          <table:table-cell table:number-columns-repeated="2"/>
          <table:table-cell table:style-name="ce196"/>
          <table:table-cell table:style-name="ce205" table:formula="of:=IFERROR(IF(ISBLANK([.Y417]); &quot;&quot;; IF([.$F417]=&quot;Long&quot;; ([.Y417]-[.$K417])*[.$J417]/[.$M417]; ([.$K417]-[.Y417])*[.$J417]/[.$M417])-[.$R417]); &quot;&quot;)">
            <text:p/>
          </table:table-cell>
          <table:table-cell table:style-name="Default"/>
          <table:table-cell table:style-name="ce205" table:formula="of:=IFERROR(IF(ISBLANK([.AA417]); &quot;&quot;; IF([.$F417]=&quot;Long&quot;; ([.AA417]-[.$K417])*[.$J417]/[.$M417]; ([.$K417]-[.AA417])*[.$J417]/[.$M417])-[.$R417]); &quot;&quot;)">
            <text:p/>
          </table:table-cell>
          <table:table-cell table:style-name="Default"/>
          <table:table-cell table:style-name="ce205" table:formula="of:=IFERROR(IF(ISBLANK([.AC417]); &quot;&quot;; IF([.$F417]=&quot;Long&quot;; ([.AC417]-[.$K417])*[.$J417]/[.$M417]; ([.$K417]-[.AC417])*[.$J417]/[.$M417])-[.$R417]); &quot;&quot;)">
            <text:p/>
          </table:table-cell>
          <table:table-cell/>
          <table:table-cell table:formula="of:=IF(ISBLANK([.Q417]); &quot;&quot;; DAY([.Q417]))">
            <text:p/>
          </table:table-cell>
          <table:table-cell table:formula="of:=IF(ISBLANK([.I417]); &quot;&quot;; WEEKDAY([.I417]; 2))">
            <text:p/>
          </table:table-cell>
          <table:table-cell table:formula="of:=IF(ISBLANK([.Q417]); &quot;&quot;; WEEKDAY([.Q417]; 2))">
            <text:p/>
          </table:table-cell>
          <table:table-cell table:formula="of:=IF(ISBLANK([.Q417]); &quot;&quot;; WEEKNUM([.Q417]))">
            <text:p/>
          </table:table-cell>
          <table:table-cell table:style-name="ce224" table:formula="of:=IF(ISBLANK([.I417]); &quot;&quot;; MONTH([.I417]))">
            <text:p/>
          </table:table-cell>
          <table:table-cell table:formula="of:=IF(ISBLANK([.Q417]); &quot;&quot;; MONTH([.Q417]))">
            <text:p/>
          </table:table-cell>
          <table:table-cell table:formula="of:=IF(OR(ISBLANK([.I417]); ISBLANK([.Q417])); &quot;&quot;; IFERROR(DATEDIF([.I417];[.Q417];&quot;d&quot;); &quot;&quot;))">
            <text:p/>
          </table:table-cell>
          <table:table-cell table:style-name="ce286" table:formula="of:=IF(ISBLANK([.P417]); &quot;&quot;; SUM([.$R$3:.R417]))">
            <text:p/>
          </table:table-cell>
          <table:table-cell table:style-name="ce286" table:formula="of:=IF(ISBLANK([.P417]); &quot;&quot;; SUM([.$S$3:.S417]))">
            <text:p/>
          </table:table-cell>
          <table:table-cell table:formula="of:=IF(ISBLANK([.K417]); &quot;&quot;; [.J417]*[.K417])">
            <text:p/>
          </table:table-cell>
          <table:table-cell table:formula="of:=IF(ISNUMBER([.AO417]); [.AO417]*0.0035; &quot;&quot;)">
            <text:p/>
          </table:table-cell>
          <table:table-cell table:style-name="ce224" table:formula="of:=IF(ISBLANK([.P417]); &quot;&quot; ; [.O417]*[.P417])">
            <text:p/>
          </table:table-cell>
          <table:table-cell table:formula="of:=IF(ISNUMBER([.AQ417]); [.AQ417]*0.0035; &quot;&quot;)">
            <text:p/>
          </table:table-cell>
          <table:table-cell table:number-columns-repeated="20"/>
        </table:table-row>
        <table:table-row table:style-name="ro2">
          <table:table-cell office:value-type="float" office:value="416" calcext:value-type="float">
            <text:p>41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8]=&quot;Long&quot;; [.K418]-[Overview.$C$4]/[.J418]; IF([.F418]=&quot;Short&quot;; [.K418]+[Overview.$C$4]/[.J418]; &quot;&quot;)); &quot;&quot;)">
            <text:p/>
          </table:table-cell>
          <table:table-cell table:style-name="ce157" table:formula="of:=IFERROR(ABS([.L418]-[.K418])*[.J418]; &quot;&quot;)">
            <text:p/>
          </table:table-cell>
          <table:table-cell table:style-name="ce289" table:formula="of:=IFERROR(IF([.F418]=&quot;Long&quot;; [.K418]+[Overview.$C$4]/[.J418]*[Overview.$C$6]; IF([.F418]=&quot;Short&quot;; [.K418]-[Overview.$C$4]/[.J418]*[Overview.$C$6]; &quot;&quot;)); &quot;&quot;)">
            <text:p/>
          </table:table-cell>
          <table:table-cell table:style-name="ce152"/>
          <table:table-cell table:number-columns-repeated="2"/>
          <table:table-cell table:formula="of:=IFERROR([.S418]/[.M418]; &quot;&quot;)">
            <text:p/>
          </table:table-cell>
          <table:table-cell table:formula="of:=IFERROR(IF(AND([.F418]=&quot;Long&quot;; [.O418]=[.J418]); [.J418]*([.P418]-[.K418]); IF(AND([.F418]=&quot;Short&quot;; [.O418]=[.J418]); [.J418]*([.K418]-[.P418]); &quot;&quot;)); &quot;&quot;)">
            <text:p/>
          </table:table-cell>
          <table:table-cell table:formula="of:=IF(ISNUMBER([.S418]); IF([.S418]&gt;0; &quot;Win&quot;; &quot;Loss&quot;);&quot;&quot;)">
            <text:p/>
          </table:table-cell>
          <table:table-cell table:formula="of:=IF([.Q418]=&quot;&quot;; &quot;&quot;; CONCATENATE(DATEDIF([.I418];[.Q418];&quot;d&quot;); IF(DATEDIF([.I418];[.Q418];&quot;d&quot;)&gt;1; &quot; Days&quot;; &quot; Day&quot;)))">
            <text:p/>
          </table:table-cell>
          <table:table-cell table:content-validation-name="val12"/>
          <table:table-cell table:number-columns-repeated="2"/>
          <table:table-cell table:style-name="ce196"/>
          <table:table-cell table:style-name="ce205" table:formula="of:=IFERROR(IF(ISBLANK([.Y418]); &quot;&quot;; IF([.$F418]=&quot;Long&quot;; ([.Y418]-[.$K418])*[.$J418]/[.$M418]; ([.$K418]-[.Y418])*[.$J418]/[.$M418])-[.$R418]); &quot;&quot;)">
            <text:p/>
          </table:table-cell>
          <table:table-cell table:style-name="Default"/>
          <table:table-cell table:style-name="ce205" table:formula="of:=IFERROR(IF(ISBLANK([.AA418]); &quot;&quot;; IF([.$F418]=&quot;Long&quot;; ([.AA418]-[.$K418])*[.$J418]/[.$M418]; ([.$K418]-[.AA418])*[.$J418]/[.$M418])-[.$R418]); &quot;&quot;)">
            <text:p/>
          </table:table-cell>
          <table:table-cell table:style-name="Default"/>
          <table:table-cell table:style-name="ce205" table:formula="of:=IFERROR(IF(ISBLANK([.AC418]); &quot;&quot;; IF([.$F418]=&quot;Long&quot;; ([.AC418]-[.$K418])*[.$J418]/[.$M418]; ([.$K418]-[.AC418])*[.$J418]/[.$M418])-[.$R418]); &quot;&quot;)">
            <text:p/>
          </table:table-cell>
          <table:table-cell/>
          <table:table-cell table:formula="of:=IF(ISBLANK([.Q418]); &quot;&quot;; DAY([.Q418]))">
            <text:p/>
          </table:table-cell>
          <table:table-cell table:formula="of:=IF(ISBLANK([.I418]); &quot;&quot;; WEEKDAY([.I418]; 2))">
            <text:p/>
          </table:table-cell>
          <table:table-cell table:formula="of:=IF(ISBLANK([.Q418]); &quot;&quot;; WEEKDAY([.Q418]; 2))">
            <text:p/>
          </table:table-cell>
          <table:table-cell table:formula="of:=IF(ISBLANK([.Q418]); &quot;&quot;; WEEKNUM([.Q418]))">
            <text:p/>
          </table:table-cell>
          <table:table-cell table:style-name="ce224" table:formula="of:=IF(ISBLANK([.I418]); &quot;&quot;; MONTH([.I418]))">
            <text:p/>
          </table:table-cell>
          <table:table-cell table:formula="of:=IF(ISBLANK([.Q418]); &quot;&quot;; MONTH([.Q418]))">
            <text:p/>
          </table:table-cell>
          <table:table-cell table:formula="of:=IF(OR(ISBLANK([.I418]); ISBLANK([.Q418])); &quot;&quot;; IFERROR(DATEDIF([.I418];[.Q418];&quot;d&quot;); &quot;&quot;))">
            <text:p/>
          </table:table-cell>
          <table:table-cell table:style-name="ce286" table:formula="of:=IF(ISBLANK([.P418]); &quot;&quot;; SUM([.$R$3:.R418]))">
            <text:p/>
          </table:table-cell>
          <table:table-cell table:style-name="ce286" table:formula="of:=IF(ISBLANK([.P418]); &quot;&quot;; SUM([.$S$3:.S418]))">
            <text:p/>
          </table:table-cell>
          <table:table-cell table:formula="of:=IF(ISBLANK([.K418]); &quot;&quot;; [.J418]*[.K418])">
            <text:p/>
          </table:table-cell>
          <table:table-cell table:formula="of:=IF(ISNUMBER([.AO418]); [.AO418]*0.0035; &quot;&quot;)">
            <text:p/>
          </table:table-cell>
          <table:table-cell table:style-name="ce224" table:formula="of:=IF(ISBLANK([.P418]); &quot;&quot; ; [.O418]*[.P418])">
            <text:p/>
          </table:table-cell>
          <table:table-cell table:formula="of:=IF(ISNUMBER([.AQ418]); [.AQ418]*0.0035; &quot;&quot;)">
            <text:p/>
          </table:table-cell>
          <table:table-cell table:number-columns-repeated="20"/>
        </table:table-row>
        <table:table-row table:style-name="ro2">
          <table:table-cell office:value-type="float" office:value="417" calcext:value-type="float">
            <text:p>41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19]=&quot;Long&quot;; [.K419]-[Overview.$C$4]/[.J419]; IF([.F419]=&quot;Short&quot;; [.K419]+[Overview.$C$4]/[.J419]; &quot;&quot;)); &quot;&quot;)">
            <text:p/>
          </table:table-cell>
          <table:table-cell table:style-name="ce157" table:formula="of:=IFERROR(ABS([.L419]-[.K419])*[.J419]; &quot;&quot;)">
            <text:p/>
          </table:table-cell>
          <table:table-cell table:style-name="ce289" table:formula="of:=IFERROR(IF([.F419]=&quot;Long&quot;; [.K419]+[Overview.$C$4]/[.J419]*[Overview.$C$6]; IF([.F419]=&quot;Short&quot;; [.K419]-[Overview.$C$4]/[.J419]*[Overview.$C$6]; &quot;&quot;)); &quot;&quot;)">
            <text:p/>
          </table:table-cell>
          <table:table-cell table:style-name="ce152"/>
          <table:table-cell table:number-columns-repeated="2"/>
          <table:table-cell table:formula="of:=IFERROR([.S419]/[.M419]; &quot;&quot;)">
            <text:p/>
          </table:table-cell>
          <table:table-cell table:formula="of:=IFERROR(IF(AND([.F419]=&quot;Long&quot;; [.O419]=[.J419]); [.J419]*([.P419]-[.K419]); IF(AND([.F419]=&quot;Short&quot;; [.O419]=[.J419]); [.J419]*([.K419]-[.P419]); &quot;&quot;)); &quot;&quot;)">
            <text:p/>
          </table:table-cell>
          <table:table-cell table:formula="of:=IF(ISNUMBER([.S419]); IF([.S419]&gt;0; &quot;Win&quot;; &quot;Loss&quot;);&quot;&quot;)">
            <text:p/>
          </table:table-cell>
          <table:table-cell table:formula="of:=IF([.Q419]=&quot;&quot;; &quot;&quot;; CONCATENATE(DATEDIF([.I419];[.Q419];&quot;d&quot;); IF(DATEDIF([.I419];[.Q419];&quot;d&quot;)&gt;1; &quot; Days&quot;; &quot; Day&quot;)))">
            <text:p/>
          </table:table-cell>
          <table:table-cell table:content-validation-name="val12"/>
          <table:table-cell table:number-columns-repeated="2"/>
          <table:table-cell table:style-name="ce196"/>
          <table:table-cell table:style-name="ce205" table:formula="of:=IFERROR(IF(ISBLANK([.Y419]); &quot;&quot;; IF([.$F419]=&quot;Long&quot;; ([.Y419]-[.$K419])*[.$J419]/[.$M419]; ([.$K419]-[.Y419])*[.$J419]/[.$M419])-[.$R419]); &quot;&quot;)">
            <text:p/>
          </table:table-cell>
          <table:table-cell table:style-name="Default"/>
          <table:table-cell table:style-name="ce205" table:formula="of:=IFERROR(IF(ISBLANK([.AA419]); &quot;&quot;; IF([.$F419]=&quot;Long&quot;; ([.AA419]-[.$K419])*[.$J419]/[.$M419]; ([.$K419]-[.AA419])*[.$J419]/[.$M419])-[.$R419]); &quot;&quot;)">
            <text:p/>
          </table:table-cell>
          <table:table-cell table:style-name="Default"/>
          <table:table-cell table:style-name="ce205" table:formula="of:=IFERROR(IF(ISBLANK([.AC419]); &quot;&quot;; IF([.$F419]=&quot;Long&quot;; ([.AC419]-[.$K419])*[.$J419]/[.$M419]; ([.$K419]-[.AC419])*[.$J419]/[.$M419])-[.$R419]); &quot;&quot;)">
            <text:p/>
          </table:table-cell>
          <table:table-cell/>
          <table:table-cell table:formula="of:=IF(ISBLANK([.Q419]); &quot;&quot;; DAY([.Q419]))">
            <text:p/>
          </table:table-cell>
          <table:table-cell table:formula="of:=IF(ISBLANK([.I419]); &quot;&quot;; WEEKDAY([.I419]; 2))">
            <text:p/>
          </table:table-cell>
          <table:table-cell table:formula="of:=IF(ISBLANK([.Q419]); &quot;&quot;; WEEKDAY([.Q419]; 2))">
            <text:p/>
          </table:table-cell>
          <table:table-cell table:formula="of:=IF(ISBLANK([.Q419]); &quot;&quot;; WEEKNUM([.Q419]))">
            <text:p/>
          </table:table-cell>
          <table:table-cell table:style-name="ce224" table:formula="of:=IF(ISBLANK([.I419]); &quot;&quot;; MONTH([.I419]))">
            <text:p/>
          </table:table-cell>
          <table:table-cell table:formula="of:=IF(ISBLANK([.Q419]); &quot;&quot;; MONTH([.Q419]))">
            <text:p/>
          </table:table-cell>
          <table:table-cell table:formula="of:=IF(OR(ISBLANK([.I419]); ISBLANK([.Q419])); &quot;&quot;; IFERROR(DATEDIF([.I419];[.Q419];&quot;d&quot;); &quot;&quot;))">
            <text:p/>
          </table:table-cell>
          <table:table-cell table:style-name="ce286" table:formula="of:=IF(ISBLANK([.P419]); &quot;&quot;; SUM([.$R$3:.R419]))">
            <text:p/>
          </table:table-cell>
          <table:table-cell table:style-name="ce286" table:formula="of:=IF(ISBLANK([.P419]); &quot;&quot;; SUM([.$S$3:.S419]))">
            <text:p/>
          </table:table-cell>
          <table:table-cell table:formula="of:=IF(ISBLANK([.K419]); &quot;&quot;; [.J419]*[.K419])">
            <text:p/>
          </table:table-cell>
          <table:table-cell table:formula="of:=IF(ISNUMBER([.AO419]); [.AO419]*0.0035; &quot;&quot;)">
            <text:p/>
          </table:table-cell>
          <table:table-cell table:style-name="ce224" table:formula="of:=IF(ISBLANK([.P419]); &quot;&quot; ; [.O419]*[.P419])">
            <text:p/>
          </table:table-cell>
          <table:table-cell table:formula="of:=IF(ISNUMBER([.AQ419]); [.AQ419]*0.0035; &quot;&quot;)">
            <text:p/>
          </table:table-cell>
          <table:table-cell table:number-columns-repeated="20"/>
        </table:table-row>
        <table:table-row table:style-name="ro2">
          <table:table-cell office:value-type="float" office:value="418" calcext:value-type="float">
            <text:p>41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0]=&quot;Long&quot;; [.K420]-[Overview.$C$4]/[.J420]; IF([.F420]=&quot;Short&quot;; [.K420]+[Overview.$C$4]/[.J420]; &quot;&quot;)); &quot;&quot;)">
            <text:p/>
          </table:table-cell>
          <table:table-cell table:style-name="ce157" table:formula="of:=IFERROR(ABS([.L420]-[.K420])*[.J420]; &quot;&quot;)">
            <text:p/>
          </table:table-cell>
          <table:table-cell table:style-name="ce289" table:formula="of:=IFERROR(IF([.F420]=&quot;Long&quot;; [.K420]+[Overview.$C$4]/[.J420]*[Overview.$C$6]; IF([.F420]=&quot;Short&quot;; [.K420]-[Overview.$C$4]/[.J420]*[Overview.$C$6]; &quot;&quot;)); &quot;&quot;)">
            <text:p/>
          </table:table-cell>
          <table:table-cell table:style-name="ce152"/>
          <table:table-cell table:number-columns-repeated="2"/>
          <table:table-cell table:formula="of:=IFERROR([.S420]/[.M420]; &quot;&quot;)">
            <text:p/>
          </table:table-cell>
          <table:table-cell table:formula="of:=IFERROR(IF(AND([.F420]=&quot;Long&quot;; [.O420]=[.J420]); [.J420]*([.P420]-[.K420]); IF(AND([.F420]=&quot;Short&quot;; [.O420]=[.J420]); [.J420]*([.K420]-[.P420]); &quot;&quot;)); &quot;&quot;)">
            <text:p/>
          </table:table-cell>
          <table:table-cell table:formula="of:=IF(ISNUMBER([.S420]); IF([.S420]&gt;0; &quot;Win&quot;; &quot;Loss&quot;);&quot;&quot;)">
            <text:p/>
          </table:table-cell>
          <table:table-cell table:formula="of:=IF([.Q420]=&quot;&quot;; &quot;&quot;; CONCATENATE(DATEDIF([.I420];[.Q420];&quot;d&quot;); IF(DATEDIF([.I420];[.Q420];&quot;d&quot;)&gt;1; &quot; Days&quot;; &quot; Day&quot;)))">
            <text:p/>
          </table:table-cell>
          <table:table-cell table:content-validation-name="val12"/>
          <table:table-cell table:number-columns-repeated="2"/>
          <table:table-cell table:style-name="ce196"/>
          <table:table-cell table:style-name="ce205" table:formula="of:=IFERROR(IF(ISBLANK([.Y420]); &quot;&quot;; IF([.$F420]=&quot;Long&quot;; ([.Y420]-[.$K420])*[.$J420]/[.$M420]; ([.$K420]-[.Y420])*[.$J420]/[.$M420])-[.$R420]); &quot;&quot;)">
            <text:p/>
          </table:table-cell>
          <table:table-cell table:style-name="Default"/>
          <table:table-cell table:style-name="ce205" table:formula="of:=IFERROR(IF(ISBLANK([.AA420]); &quot;&quot;; IF([.$F420]=&quot;Long&quot;; ([.AA420]-[.$K420])*[.$J420]/[.$M420]; ([.$K420]-[.AA420])*[.$J420]/[.$M420])-[.$R420]); &quot;&quot;)">
            <text:p/>
          </table:table-cell>
          <table:table-cell table:style-name="Default"/>
          <table:table-cell table:style-name="ce205" table:formula="of:=IFERROR(IF(ISBLANK([.AC420]); &quot;&quot;; IF([.$F420]=&quot;Long&quot;; ([.AC420]-[.$K420])*[.$J420]/[.$M420]; ([.$K420]-[.AC420])*[.$J420]/[.$M420])-[.$R420]); &quot;&quot;)">
            <text:p/>
          </table:table-cell>
          <table:table-cell/>
          <table:table-cell table:formula="of:=IF(ISBLANK([.Q420]); &quot;&quot;; DAY([.Q420]))">
            <text:p/>
          </table:table-cell>
          <table:table-cell table:formula="of:=IF(ISBLANK([.I420]); &quot;&quot;; WEEKDAY([.I420]; 2))">
            <text:p/>
          </table:table-cell>
          <table:table-cell table:formula="of:=IF(ISBLANK([.Q420]); &quot;&quot;; WEEKDAY([.Q420]; 2))">
            <text:p/>
          </table:table-cell>
          <table:table-cell table:formula="of:=IF(ISBLANK([.Q420]); &quot;&quot;; WEEKNUM([.Q420]))">
            <text:p/>
          </table:table-cell>
          <table:table-cell table:style-name="ce224" table:formula="of:=IF(ISBLANK([.I420]); &quot;&quot;; MONTH([.I420]))">
            <text:p/>
          </table:table-cell>
          <table:table-cell table:formula="of:=IF(ISBLANK([.Q420]); &quot;&quot;; MONTH([.Q420]))">
            <text:p/>
          </table:table-cell>
          <table:table-cell table:formula="of:=IF(OR(ISBLANK([.I420]); ISBLANK([.Q420])); &quot;&quot;; IFERROR(DATEDIF([.I420];[.Q420];&quot;d&quot;); &quot;&quot;))">
            <text:p/>
          </table:table-cell>
          <table:table-cell table:style-name="ce286" table:formula="of:=IF(ISBLANK([.P420]); &quot;&quot;; SUM([.$R$3:.R420]))">
            <text:p/>
          </table:table-cell>
          <table:table-cell table:style-name="ce286" table:formula="of:=IF(ISBLANK([.P420]); &quot;&quot;; SUM([.$S$3:.S420]))">
            <text:p/>
          </table:table-cell>
          <table:table-cell table:formula="of:=IF(ISBLANK([.K420]); &quot;&quot;; [.J420]*[.K420])">
            <text:p/>
          </table:table-cell>
          <table:table-cell table:formula="of:=IF(ISNUMBER([.AO420]); [.AO420]*0.0035; &quot;&quot;)">
            <text:p/>
          </table:table-cell>
          <table:table-cell table:style-name="ce224" table:formula="of:=IF(ISBLANK([.P420]); &quot;&quot; ; [.O420]*[.P420])">
            <text:p/>
          </table:table-cell>
          <table:table-cell table:formula="of:=IF(ISNUMBER([.AQ420]); [.AQ420]*0.0035; &quot;&quot;)">
            <text:p/>
          </table:table-cell>
          <table:table-cell table:number-columns-repeated="20"/>
        </table:table-row>
        <table:table-row table:style-name="ro2">
          <table:table-cell office:value-type="float" office:value="419" calcext:value-type="float">
            <text:p>41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1]=&quot;Long&quot;; [.K421]-[Overview.$C$4]/[.J421]; IF([.F421]=&quot;Short&quot;; [.K421]+[Overview.$C$4]/[.J421]; &quot;&quot;)); &quot;&quot;)">
            <text:p/>
          </table:table-cell>
          <table:table-cell table:style-name="ce157" table:formula="of:=IFERROR(ABS([.L421]-[.K421])*[.J421]; &quot;&quot;)">
            <text:p/>
          </table:table-cell>
          <table:table-cell table:style-name="ce289" table:formula="of:=IFERROR(IF([.F421]=&quot;Long&quot;; [.K421]+[Overview.$C$4]/[.J421]*[Overview.$C$6]; IF([.F421]=&quot;Short&quot;; [.K421]-[Overview.$C$4]/[.J421]*[Overview.$C$6]; &quot;&quot;)); &quot;&quot;)">
            <text:p/>
          </table:table-cell>
          <table:table-cell table:style-name="ce152"/>
          <table:table-cell table:number-columns-repeated="2"/>
          <table:table-cell table:formula="of:=IFERROR([.S421]/[.M421]; &quot;&quot;)">
            <text:p/>
          </table:table-cell>
          <table:table-cell table:formula="of:=IFERROR(IF(AND([.F421]=&quot;Long&quot;; [.O421]=[.J421]); [.J421]*([.P421]-[.K421]); IF(AND([.F421]=&quot;Short&quot;; [.O421]=[.J421]); [.J421]*([.K421]-[.P421]); &quot;&quot;)); &quot;&quot;)">
            <text:p/>
          </table:table-cell>
          <table:table-cell table:formula="of:=IF(ISNUMBER([.S421]); IF([.S421]&gt;0; &quot;Win&quot;; &quot;Loss&quot;);&quot;&quot;)">
            <text:p/>
          </table:table-cell>
          <table:table-cell table:formula="of:=IF([.Q421]=&quot;&quot;; &quot;&quot;; CONCATENATE(DATEDIF([.I421];[.Q421];&quot;d&quot;); IF(DATEDIF([.I421];[.Q421];&quot;d&quot;)&gt;1; &quot; Days&quot;; &quot; Day&quot;)))">
            <text:p/>
          </table:table-cell>
          <table:table-cell table:content-validation-name="val12"/>
          <table:table-cell table:number-columns-repeated="2"/>
          <table:table-cell table:style-name="ce196"/>
          <table:table-cell table:style-name="ce205" table:formula="of:=IFERROR(IF(ISBLANK([.Y421]); &quot;&quot;; IF([.$F421]=&quot;Long&quot;; ([.Y421]-[.$K421])*[.$J421]/[.$M421]; ([.$K421]-[.Y421])*[.$J421]/[.$M421])-[.$R421]); &quot;&quot;)">
            <text:p/>
          </table:table-cell>
          <table:table-cell table:style-name="Default"/>
          <table:table-cell table:style-name="ce205" table:formula="of:=IFERROR(IF(ISBLANK([.AA421]); &quot;&quot;; IF([.$F421]=&quot;Long&quot;; ([.AA421]-[.$K421])*[.$J421]/[.$M421]; ([.$K421]-[.AA421])*[.$J421]/[.$M421])-[.$R421]); &quot;&quot;)">
            <text:p/>
          </table:table-cell>
          <table:table-cell table:style-name="Default"/>
          <table:table-cell table:style-name="ce205" table:formula="of:=IFERROR(IF(ISBLANK([.AC421]); &quot;&quot;; IF([.$F421]=&quot;Long&quot;; ([.AC421]-[.$K421])*[.$J421]/[.$M421]; ([.$K421]-[.AC421])*[.$J421]/[.$M421])-[.$R421]); &quot;&quot;)">
            <text:p/>
          </table:table-cell>
          <table:table-cell/>
          <table:table-cell table:formula="of:=IF(ISBLANK([.Q421]); &quot;&quot;; DAY([.Q421]))">
            <text:p/>
          </table:table-cell>
          <table:table-cell table:formula="of:=IF(ISBLANK([.I421]); &quot;&quot;; WEEKDAY([.I421]; 2))">
            <text:p/>
          </table:table-cell>
          <table:table-cell table:formula="of:=IF(ISBLANK([.Q421]); &quot;&quot;; WEEKDAY([.Q421]; 2))">
            <text:p/>
          </table:table-cell>
          <table:table-cell table:formula="of:=IF(ISBLANK([.Q421]); &quot;&quot;; WEEKNUM([.Q421]))">
            <text:p/>
          </table:table-cell>
          <table:table-cell table:style-name="ce224" table:formula="of:=IF(ISBLANK([.I421]); &quot;&quot;; MONTH([.I421]))">
            <text:p/>
          </table:table-cell>
          <table:table-cell table:formula="of:=IF(ISBLANK([.Q421]); &quot;&quot;; MONTH([.Q421]))">
            <text:p/>
          </table:table-cell>
          <table:table-cell table:formula="of:=IF(OR(ISBLANK([.I421]); ISBLANK([.Q421])); &quot;&quot;; IFERROR(DATEDIF([.I421];[.Q421];&quot;d&quot;); &quot;&quot;))">
            <text:p/>
          </table:table-cell>
          <table:table-cell table:style-name="ce286" table:formula="of:=IF(ISBLANK([.P421]); &quot;&quot;; SUM([.$R$3:.R421]))">
            <text:p/>
          </table:table-cell>
          <table:table-cell table:style-name="ce286" table:formula="of:=IF(ISBLANK([.P421]); &quot;&quot;; SUM([.$S$3:.S421]))">
            <text:p/>
          </table:table-cell>
          <table:table-cell table:formula="of:=IF(ISBLANK([.K421]); &quot;&quot;; [.J421]*[.K421])">
            <text:p/>
          </table:table-cell>
          <table:table-cell table:formula="of:=IF(ISNUMBER([.AO421]); [.AO421]*0.0035; &quot;&quot;)">
            <text:p/>
          </table:table-cell>
          <table:table-cell table:style-name="ce224" table:formula="of:=IF(ISBLANK([.P421]); &quot;&quot; ; [.O421]*[.P421])">
            <text:p/>
          </table:table-cell>
          <table:table-cell table:formula="of:=IF(ISNUMBER([.AQ421]); [.AQ421]*0.0035; &quot;&quot;)">
            <text:p/>
          </table:table-cell>
          <table:table-cell table:number-columns-repeated="20"/>
        </table:table-row>
        <table:table-row table:style-name="ro2">
          <table:table-cell office:value-type="float" office:value="420" calcext:value-type="float">
            <text:p>42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2]=&quot;Long&quot;; [.K422]-[Overview.$C$4]/[.J422]; IF([.F422]=&quot;Short&quot;; [.K422]+[Overview.$C$4]/[.J422]; &quot;&quot;)); &quot;&quot;)">
            <text:p/>
          </table:table-cell>
          <table:table-cell table:style-name="ce157" table:formula="of:=IFERROR(ABS([.L422]-[.K422])*[.J422]; &quot;&quot;)">
            <text:p/>
          </table:table-cell>
          <table:table-cell table:style-name="ce289" table:formula="of:=IFERROR(IF([.F422]=&quot;Long&quot;; [.K422]+[Overview.$C$4]/[.J422]*[Overview.$C$6]; IF([.F422]=&quot;Short&quot;; [.K422]-[Overview.$C$4]/[.J422]*[Overview.$C$6]; &quot;&quot;)); &quot;&quot;)">
            <text:p/>
          </table:table-cell>
          <table:table-cell table:style-name="ce152"/>
          <table:table-cell table:number-columns-repeated="2"/>
          <table:table-cell table:formula="of:=IFERROR([.S422]/[.M422]; &quot;&quot;)">
            <text:p/>
          </table:table-cell>
          <table:table-cell table:formula="of:=IFERROR(IF(AND([.F422]=&quot;Long&quot;; [.O422]=[.J422]); [.J422]*([.P422]-[.K422]); IF(AND([.F422]=&quot;Short&quot;; [.O422]=[.J422]); [.J422]*([.K422]-[.P422]); &quot;&quot;)); &quot;&quot;)">
            <text:p/>
          </table:table-cell>
          <table:table-cell table:formula="of:=IF(ISNUMBER([.S422]); IF([.S422]&gt;0; &quot;Win&quot;; &quot;Loss&quot;);&quot;&quot;)">
            <text:p/>
          </table:table-cell>
          <table:table-cell table:formula="of:=IF([.Q422]=&quot;&quot;; &quot;&quot;; CONCATENATE(DATEDIF([.I422];[.Q422];&quot;d&quot;); IF(DATEDIF([.I422];[.Q422];&quot;d&quot;)&gt;1; &quot; Days&quot;; &quot; Day&quot;)))">
            <text:p/>
          </table:table-cell>
          <table:table-cell table:content-validation-name="val12"/>
          <table:table-cell table:number-columns-repeated="2"/>
          <table:table-cell table:style-name="ce196"/>
          <table:table-cell table:style-name="ce205" table:formula="of:=IFERROR(IF(ISBLANK([.Y422]); &quot;&quot;; IF([.$F422]=&quot;Long&quot;; ([.Y422]-[.$K422])*[.$J422]/[.$M422]; ([.$K422]-[.Y422])*[.$J422]/[.$M422])-[.$R422]); &quot;&quot;)">
            <text:p/>
          </table:table-cell>
          <table:table-cell table:style-name="Default"/>
          <table:table-cell table:style-name="ce205" table:formula="of:=IFERROR(IF(ISBLANK([.AA422]); &quot;&quot;; IF([.$F422]=&quot;Long&quot;; ([.AA422]-[.$K422])*[.$J422]/[.$M422]; ([.$K422]-[.AA422])*[.$J422]/[.$M422])-[.$R422]); &quot;&quot;)">
            <text:p/>
          </table:table-cell>
          <table:table-cell table:style-name="Default"/>
          <table:table-cell table:style-name="ce205" table:formula="of:=IFERROR(IF(ISBLANK([.AC422]); &quot;&quot;; IF([.$F422]=&quot;Long&quot;; ([.AC422]-[.$K422])*[.$J422]/[.$M422]; ([.$K422]-[.AC422])*[.$J422]/[.$M422])-[.$R422]); &quot;&quot;)">
            <text:p/>
          </table:table-cell>
          <table:table-cell/>
          <table:table-cell table:formula="of:=IF(ISBLANK([.Q422]); &quot;&quot;; DAY([.Q422]))">
            <text:p/>
          </table:table-cell>
          <table:table-cell table:formula="of:=IF(ISBLANK([.I422]); &quot;&quot;; WEEKDAY([.I422]; 2))">
            <text:p/>
          </table:table-cell>
          <table:table-cell table:formula="of:=IF(ISBLANK([.Q422]); &quot;&quot;; WEEKDAY([.Q422]; 2))">
            <text:p/>
          </table:table-cell>
          <table:table-cell table:formula="of:=IF(ISBLANK([.Q422]); &quot;&quot;; WEEKNUM([.Q422]))">
            <text:p/>
          </table:table-cell>
          <table:table-cell table:style-name="ce224" table:formula="of:=IF(ISBLANK([.I422]); &quot;&quot;; MONTH([.I422]))">
            <text:p/>
          </table:table-cell>
          <table:table-cell table:formula="of:=IF(ISBLANK([.Q422]); &quot;&quot;; MONTH([.Q422]))">
            <text:p/>
          </table:table-cell>
          <table:table-cell table:formula="of:=IF(OR(ISBLANK([.I422]); ISBLANK([.Q422])); &quot;&quot;; IFERROR(DATEDIF([.I422];[.Q422];&quot;d&quot;); &quot;&quot;))">
            <text:p/>
          </table:table-cell>
          <table:table-cell table:style-name="ce286" table:formula="of:=IF(ISBLANK([.P422]); &quot;&quot;; SUM([.$R$3:.R422]))">
            <text:p/>
          </table:table-cell>
          <table:table-cell table:style-name="ce286" table:formula="of:=IF(ISBLANK([.P422]); &quot;&quot;; SUM([.$S$3:.S422]))">
            <text:p/>
          </table:table-cell>
          <table:table-cell table:formula="of:=IF(ISBLANK([.K422]); &quot;&quot;; [.J422]*[.K422])">
            <text:p/>
          </table:table-cell>
          <table:table-cell table:formula="of:=IF(ISNUMBER([.AO422]); [.AO422]*0.0035; &quot;&quot;)">
            <text:p/>
          </table:table-cell>
          <table:table-cell table:style-name="ce224" table:formula="of:=IF(ISBLANK([.P422]); &quot;&quot; ; [.O422]*[.P422])">
            <text:p/>
          </table:table-cell>
          <table:table-cell table:formula="of:=IF(ISNUMBER([.AQ422]); [.AQ422]*0.0035; &quot;&quot;)">
            <text:p/>
          </table:table-cell>
          <table:table-cell table:number-columns-repeated="20"/>
        </table:table-row>
        <table:table-row table:style-name="ro2">
          <table:table-cell office:value-type="float" office:value="421" calcext:value-type="float">
            <text:p>42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3]=&quot;Long&quot;; [.K423]-[Overview.$C$4]/[.J423]; IF([.F423]=&quot;Short&quot;; [.K423]+[Overview.$C$4]/[.J423]; &quot;&quot;)); &quot;&quot;)">
            <text:p/>
          </table:table-cell>
          <table:table-cell table:style-name="ce157" table:formula="of:=IFERROR(ABS([.L423]-[.K423])*[.J423]; &quot;&quot;)">
            <text:p/>
          </table:table-cell>
          <table:table-cell table:style-name="ce289" table:formula="of:=IFERROR(IF([.F423]=&quot;Long&quot;; [.K423]+[Overview.$C$4]/[.J423]*[Overview.$C$6]; IF([.F423]=&quot;Short&quot;; [.K423]-[Overview.$C$4]/[.J423]*[Overview.$C$6]; &quot;&quot;)); &quot;&quot;)">
            <text:p/>
          </table:table-cell>
          <table:table-cell table:style-name="ce152"/>
          <table:table-cell table:number-columns-repeated="2"/>
          <table:table-cell table:formula="of:=IFERROR([.S423]/[.M423]; &quot;&quot;)">
            <text:p/>
          </table:table-cell>
          <table:table-cell table:formula="of:=IFERROR(IF(AND([.F423]=&quot;Long&quot;; [.O423]=[.J423]); [.J423]*([.P423]-[.K423]); IF(AND([.F423]=&quot;Short&quot;; [.O423]=[.J423]); [.J423]*([.K423]-[.P423]); &quot;&quot;)); &quot;&quot;)">
            <text:p/>
          </table:table-cell>
          <table:table-cell table:formula="of:=IF(ISNUMBER([.S423]); IF([.S423]&gt;0; &quot;Win&quot;; &quot;Loss&quot;);&quot;&quot;)">
            <text:p/>
          </table:table-cell>
          <table:table-cell table:formula="of:=IF([.Q423]=&quot;&quot;; &quot;&quot;; CONCATENATE(DATEDIF([.I423];[.Q423];&quot;d&quot;); IF(DATEDIF([.I423];[.Q423];&quot;d&quot;)&gt;1; &quot; Days&quot;; &quot; Day&quot;)))">
            <text:p/>
          </table:table-cell>
          <table:table-cell table:content-validation-name="val12"/>
          <table:table-cell table:number-columns-repeated="2"/>
          <table:table-cell table:style-name="ce196"/>
          <table:table-cell table:style-name="ce205" table:formula="of:=IFERROR(IF(ISBLANK([.Y423]); &quot;&quot;; IF([.$F423]=&quot;Long&quot;; ([.Y423]-[.$K423])*[.$J423]/[.$M423]; ([.$K423]-[.Y423])*[.$J423]/[.$M423])-[.$R423]); &quot;&quot;)">
            <text:p/>
          </table:table-cell>
          <table:table-cell table:style-name="Default"/>
          <table:table-cell table:style-name="ce205" table:formula="of:=IFERROR(IF(ISBLANK([.AA423]); &quot;&quot;; IF([.$F423]=&quot;Long&quot;; ([.AA423]-[.$K423])*[.$J423]/[.$M423]; ([.$K423]-[.AA423])*[.$J423]/[.$M423])-[.$R423]); &quot;&quot;)">
            <text:p/>
          </table:table-cell>
          <table:table-cell table:style-name="Default"/>
          <table:table-cell table:style-name="ce205" table:formula="of:=IFERROR(IF(ISBLANK([.AC423]); &quot;&quot;; IF([.$F423]=&quot;Long&quot;; ([.AC423]-[.$K423])*[.$J423]/[.$M423]; ([.$K423]-[.AC423])*[.$J423]/[.$M423])-[.$R423]); &quot;&quot;)">
            <text:p/>
          </table:table-cell>
          <table:table-cell/>
          <table:table-cell table:formula="of:=IF(ISBLANK([.Q423]); &quot;&quot;; DAY([.Q423]))">
            <text:p/>
          </table:table-cell>
          <table:table-cell table:formula="of:=IF(ISBLANK([.I423]); &quot;&quot;; WEEKDAY([.I423]; 2))">
            <text:p/>
          </table:table-cell>
          <table:table-cell table:formula="of:=IF(ISBLANK([.Q423]); &quot;&quot;; WEEKDAY([.Q423]; 2))">
            <text:p/>
          </table:table-cell>
          <table:table-cell table:formula="of:=IF(ISBLANK([.Q423]); &quot;&quot;; WEEKNUM([.Q423]))">
            <text:p/>
          </table:table-cell>
          <table:table-cell table:style-name="ce224" table:formula="of:=IF(ISBLANK([.I423]); &quot;&quot;; MONTH([.I423]))">
            <text:p/>
          </table:table-cell>
          <table:table-cell table:formula="of:=IF(ISBLANK([.Q423]); &quot;&quot;; MONTH([.Q423]))">
            <text:p/>
          </table:table-cell>
          <table:table-cell table:formula="of:=IF(OR(ISBLANK([.I423]); ISBLANK([.Q423])); &quot;&quot;; IFERROR(DATEDIF([.I423];[.Q423];&quot;d&quot;); &quot;&quot;))">
            <text:p/>
          </table:table-cell>
          <table:table-cell table:style-name="ce286" table:formula="of:=IF(ISBLANK([.P423]); &quot;&quot;; SUM([.$R$3:.R423]))">
            <text:p/>
          </table:table-cell>
          <table:table-cell table:style-name="ce286" table:formula="of:=IF(ISBLANK([.P423]); &quot;&quot;; SUM([.$S$3:.S423]))">
            <text:p/>
          </table:table-cell>
          <table:table-cell table:formula="of:=IF(ISBLANK([.K423]); &quot;&quot;; [.J423]*[.K423])">
            <text:p/>
          </table:table-cell>
          <table:table-cell table:formula="of:=IF(ISNUMBER([.AO423]); [.AO423]*0.0035; &quot;&quot;)">
            <text:p/>
          </table:table-cell>
          <table:table-cell table:style-name="ce224" table:formula="of:=IF(ISBLANK([.P423]); &quot;&quot; ; [.O423]*[.P423])">
            <text:p/>
          </table:table-cell>
          <table:table-cell table:formula="of:=IF(ISNUMBER([.AQ423]); [.AQ423]*0.0035; &quot;&quot;)">
            <text:p/>
          </table:table-cell>
          <table:table-cell table:number-columns-repeated="20"/>
        </table:table-row>
        <table:table-row table:style-name="ro2">
          <table:table-cell office:value-type="float" office:value="422" calcext:value-type="float">
            <text:p>42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4]=&quot;Long&quot;; [.K424]-[Overview.$C$4]/[.J424]; IF([.F424]=&quot;Short&quot;; [.K424]+[Overview.$C$4]/[.J424]; &quot;&quot;)); &quot;&quot;)">
            <text:p/>
          </table:table-cell>
          <table:table-cell table:style-name="ce157" table:formula="of:=IFERROR(ABS([.L424]-[.K424])*[.J424]; &quot;&quot;)">
            <text:p/>
          </table:table-cell>
          <table:table-cell table:style-name="ce289" table:formula="of:=IFERROR(IF([.F424]=&quot;Long&quot;; [.K424]+[Overview.$C$4]/[.J424]*[Overview.$C$6]; IF([.F424]=&quot;Short&quot;; [.K424]-[Overview.$C$4]/[.J424]*[Overview.$C$6]; &quot;&quot;)); &quot;&quot;)">
            <text:p/>
          </table:table-cell>
          <table:table-cell table:style-name="ce152"/>
          <table:table-cell table:number-columns-repeated="2"/>
          <table:table-cell table:formula="of:=IFERROR([.S424]/[.M424]; &quot;&quot;)">
            <text:p/>
          </table:table-cell>
          <table:table-cell table:formula="of:=IFERROR(IF(AND([.F424]=&quot;Long&quot;; [.O424]=[.J424]); [.J424]*([.P424]-[.K424]); IF(AND([.F424]=&quot;Short&quot;; [.O424]=[.J424]); [.J424]*([.K424]-[.P424]); &quot;&quot;)); &quot;&quot;)">
            <text:p/>
          </table:table-cell>
          <table:table-cell table:formula="of:=IF(ISNUMBER([.S424]); IF([.S424]&gt;0; &quot;Win&quot;; &quot;Loss&quot;);&quot;&quot;)">
            <text:p/>
          </table:table-cell>
          <table:table-cell table:formula="of:=IF([.Q424]=&quot;&quot;; &quot;&quot;; CONCATENATE(DATEDIF([.I424];[.Q424];&quot;d&quot;); IF(DATEDIF([.I424];[.Q424];&quot;d&quot;)&gt;1; &quot; Days&quot;; &quot; Day&quot;)))">
            <text:p/>
          </table:table-cell>
          <table:table-cell table:content-validation-name="val12"/>
          <table:table-cell table:number-columns-repeated="2"/>
          <table:table-cell table:style-name="ce196"/>
          <table:table-cell table:style-name="ce205" table:formula="of:=IFERROR(IF(ISBLANK([.Y424]); &quot;&quot;; IF([.$F424]=&quot;Long&quot;; ([.Y424]-[.$K424])*[.$J424]/[.$M424]; ([.$K424]-[.Y424])*[.$J424]/[.$M424])-[.$R424]); &quot;&quot;)">
            <text:p/>
          </table:table-cell>
          <table:table-cell table:style-name="Default"/>
          <table:table-cell table:style-name="ce205" table:formula="of:=IFERROR(IF(ISBLANK([.AA424]); &quot;&quot;; IF([.$F424]=&quot;Long&quot;; ([.AA424]-[.$K424])*[.$J424]/[.$M424]; ([.$K424]-[.AA424])*[.$J424]/[.$M424])-[.$R424]); &quot;&quot;)">
            <text:p/>
          </table:table-cell>
          <table:table-cell table:style-name="Default"/>
          <table:table-cell table:style-name="ce205" table:formula="of:=IFERROR(IF(ISBLANK([.AC424]); &quot;&quot;; IF([.$F424]=&quot;Long&quot;; ([.AC424]-[.$K424])*[.$J424]/[.$M424]; ([.$K424]-[.AC424])*[.$J424]/[.$M424])-[.$R424]); &quot;&quot;)">
            <text:p/>
          </table:table-cell>
          <table:table-cell/>
          <table:table-cell table:formula="of:=IF(ISBLANK([.Q424]); &quot;&quot;; DAY([.Q424]))">
            <text:p/>
          </table:table-cell>
          <table:table-cell table:formula="of:=IF(ISBLANK([.I424]); &quot;&quot;; WEEKDAY([.I424]; 2))">
            <text:p/>
          </table:table-cell>
          <table:table-cell table:formula="of:=IF(ISBLANK([.Q424]); &quot;&quot;; WEEKDAY([.Q424]; 2))">
            <text:p/>
          </table:table-cell>
          <table:table-cell table:formula="of:=IF(ISBLANK([.Q424]); &quot;&quot;; WEEKNUM([.Q424]))">
            <text:p/>
          </table:table-cell>
          <table:table-cell table:style-name="ce224" table:formula="of:=IF(ISBLANK([.I424]); &quot;&quot;; MONTH([.I424]))">
            <text:p/>
          </table:table-cell>
          <table:table-cell table:formula="of:=IF(ISBLANK([.Q424]); &quot;&quot;; MONTH([.Q424]))">
            <text:p/>
          </table:table-cell>
          <table:table-cell table:formula="of:=IF(OR(ISBLANK([.I424]); ISBLANK([.Q424])); &quot;&quot;; IFERROR(DATEDIF([.I424];[.Q424];&quot;d&quot;); &quot;&quot;))">
            <text:p/>
          </table:table-cell>
          <table:table-cell table:style-name="ce286" table:formula="of:=IF(ISBLANK([.P424]); &quot;&quot;; SUM([.$R$3:.R424]))">
            <text:p/>
          </table:table-cell>
          <table:table-cell table:style-name="ce286" table:formula="of:=IF(ISBLANK([.P424]); &quot;&quot;; SUM([.$S$3:.S424]))">
            <text:p/>
          </table:table-cell>
          <table:table-cell table:formula="of:=IF(ISBLANK([.K424]); &quot;&quot;; [.J424]*[.K424])">
            <text:p/>
          </table:table-cell>
          <table:table-cell table:formula="of:=IF(ISNUMBER([.AO424]); [.AO424]*0.0035; &quot;&quot;)">
            <text:p/>
          </table:table-cell>
          <table:table-cell table:style-name="ce224" table:formula="of:=IF(ISBLANK([.P424]); &quot;&quot; ; [.O424]*[.P424])">
            <text:p/>
          </table:table-cell>
          <table:table-cell table:formula="of:=IF(ISNUMBER([.AQ424]); [.AQ424]*0.0035; &quot;&quot;)">
            <text:p/>
          </table:table-cell>
          <table:table-cell table:number-columns-repeated="20"/>
        </table:table-row>
        <table:table-row table:style-name="ro2">
          <table:table-cell office:value-type="float" office:value="423" calcext:value-type="float">
            <text:p>42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5]=&quot;Long&quot;; [.K425]-[Overview.$C$4]/[.J425]; IF([.F425]=&quot;Short&quot;; [.K425]+[Overview.$C$4]/[.J425]; &quot;&quot;)); &quot;&quot;)">
            <text:p/>
          </table:table-cell>
          <table:table-cell table:style-name="ce157" table:formula="of:=IFERROR(ABS([.L425]-[.K425])*[.J425]; &quot;&quot;)">
            <text:p/>
          </table:table-cell>
          <table:table-cell table:style-name="ce289" table:formula="of:=IFERROR(IF([.F425]=&quot;Long&quot;; [.K425]+[Overview.$C$4]/[.J425]*[Overview.$C$6]; IF([.F425]=&quot;Short&quot;; [.K425]-[Overview.$C$4]/[.J425]*[Overview.$C$6]; &quot;&quot;)); &quot;&quot;)">
            <text:p/>
          </table:table-cell>
          <table:table-cell table:style-name="ce152"/>
          <table:table-cell table:number-columns-repeated="2"/>
          <table:table-cell table:formula="of:=IFERROR([.S425]/[.M425]; &quot;&quot;)">
            <text:p/>
          </table:table-cell>
          <table:table-cell table:formula="of:=IFERROR(IF(AND([.F425]=&quot;Long&quot;; [.O425]=[.J425]); [.J425]*([.P425]-[.K425]); IF(AND([.F425]=&quot;Short&quot;; [.O425]=[.J425]); [.J425]*([.K425]-[.P425]); &quot;&quot;)); &quot;&quot;)">
            <text:p/>
          </table:table-cell>
          <table:table-cell table:formula="of:=IF(ISNUMBER([.S425]); IF([.S425]&gt;0; &quot;Win&quot;; &quot;Loss&quot;);&quot;&quot;)">
            <text:p/>
          </table:table-cell>
          <table:table-cell table:formula="of:=IF([.Q425]=&quot;&quot;; &quot;&quot;; CONCATENATE(DATEDIF([.I425];[.Q425];&quot;d&quot;); IF(DATEDIF([.I425];[.Q425];&quot;d&quot;)&gt;1; &quot; Days&quot;; &quot; Day&quot;)))">
            <text:p/>
          </table:table-cell>
          <table:table-cell table:content-validation-name="val12"/>
          <table:table-cell table:number-columns-repeated="2"/>
          <table:table-cell table:style-name="ce196"/>
          <table:table-cell table:style-name="ce205" table:formula="of:=IFERROR(IF(ISBLANK([.Y425]); &quot;&quot;; IF([.$F425]=&quot;Long&quot;; ([.Y425]-[.$K425])*[.$J425]/[.$M425]; ([.$K425]-[.Y425])*[.$J425]/[.$M425])-[.$R425]); &quot;&quot;)">
            <text:p/>
          </table:table-cell>
          <table:table-cell table:style-name="Default"/>
          <table:table-cell table:style-name="ce205" table:formula="of:=IFERROR(IF(ISBLANK([.AA425]); &quot;&quot;; IF([.$F425]=&quot;Long&quot;; ([.AA425]-[.$K425])*[.$J425]/[.$M425]; ([.$K425]-[.AA425])*[.$J425]/[.$M425])-[.$R425]); &quot;&quot;)">
            <text:p/>
          </table:table-cell>
          <table:table-cell table:style-name="Default"/>
          <table:table-cell table:style-name="ce205" table:formula="of:=IFERROR(IF(ISBLANK([.AC425]); &quot;&quot;; IF([.$F425]=&quot;Long&quot;; ([.AC425]-[.$K425])*[.$J425]/[.$M425]; ([.$K425]-[.AC425])*[.$J425]/[.$M425])-[.$R425]); &quot;&quot;)">
            <text:p/>
          </table:table-cell>
          <table:table-cell/>
          <table:table-cell table:formula="of:=IF(ISBLANK([.Q425]); &quot;&quot;; DAY([.Q425]))">
            <text:p/>
          </table:table-cell>
          <table:table-cell table:formula="of:=IF(ISBLANK([.I425]); &quot;&quot;; WEEKDAY([.I425]; 2))">
            <text:p/>
          </table:table-cell>
          <table:table-cell table:formula="of:=IF(ISBLANK([.Q425]); &quot;&quot;; WEEKDAY([.Q425]; 2))">
            <text:p/>
          </table:table-cell>
          <table:table-cell table:formula="of:=IF(ISBLANK([.Q425]); &quot;&quot;; WEEKNUM([.Q425]))">
            <text:p/>
          </table:table-cell>
          <table:table-cell table:style-name="ce224" table:formula="of:=IF(ISBLANK([.I425]); &quot;&quot;; MONTH([.I425]))">
            <text:p/>
          </table:table-cell>
          <table:table-cell table:formula="of:=IF(ISBLANK([.Q425]); &quot;&quot;; MONTH([.Q425]))">
            <text:p/>
          </table:table-cell>
          <table:table-cell table:formula="of:=IF(OR(ISBLANK([.I425]); ISBLANK([.Q425])); &quot;&quot;; IFERROR(DATEDIF([.I425];[.Q425];&quot;d&quot;); &quot;&quot;))">
            <text:p/>
          </table:table-cell>
          <table:table-cell table:style-name="ce286" table:formula="of:=IF(ISBLANK([.P425]); &quot;&quot;; SUM([.$R$3:.R425]))">
            <text:p/>
          </table:table-cell>
          <table:table-cell table:style-name="ce286" table:formula="of:=IF(ISBLANK([.P425]); &quot;&quot;; SUM([.$S$3:.S425]))">
            <text:p/>
          </table:table-cell>
          <table:table-cell table:formula="of:=IF(ISBLANK([.K425]); &quot;&quot;; [.J425]*[.K425])">
            <text:p/>
          </table:table-cell>
          <table:table-cell table:formula="of:=IF(ISNUMBER([.AO425]); [.AO425]*0.0035; &quot;&quot;)">
            <text:p/>
          </table:table-cell>
          <table:table-cell table:style-name="ce224" table:formula="of:=IF(ISBLANK([.P425]); &quot;&quot; ; [.O425]*[.P425])">
            <text:p/>
          </table:table-cell>
          <table:table-cell table:formula="of:=IF(ISNUMBER([.AQ425]); [.AQ425]*0.0035; &quot;&quot;)">
            <text:p/>
          </table:table-cell>
          <table:table-cell table:number-columns-repeated="20"/>
        </table:table-row>
        <table:table-row table:style-name="ro2">
          <table:table-cell office:value-type="float" office:value="424" calcext:value-type="float">
            <text:p>42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6]=&quot;Long&quot;; [.K426]-[Overview.$C$4]/[.J426]; IF([.F426]=&quot;Short&quot;; [.K426]+[Overview.$C$4]/[.J426]; &quot;&quot;)); &quot;&quot;)">
            <text:p/>
          </table:table-cell>
          <table:table-cell table:style-name="ce157" table:formula="of:=IFERROR(ABS([.L426]-[.K426])*[.J426]; &quot;&quot;)">
            <text:p/>
          </table:table-cell>
          <table:table-cell table:style-name="ce289" table:formula="of:=IFERROR(IF([.F426]=&quot;Long&quot;; [.K426]+[Overview.$C$4]/[.J426]*[Overview.$C$6]; IF([.F426]=&quot;Short&quot;; [.K426]-[Overview.$C$4]/[.J426]*[Overview.$C$6]; &quot;&quot;)); &quot;&quot;)">
            <text:p/>
          </table:table-cell>
          <table:table-cell table:style-name="ce152"/>
          <table:table-cell table:number-columns-repeated="2"/>
          <table:table-cell table:formula="of:=IFERROR([.S426]/[.M426]; &quot;&quot;)">
            <text:p/>
          </table:table-cell>
          <table:table-cell table:formula="of:=IFERROR(IF(AND([.F426]=&quot;Long&quot;; [.O426]=[.J426]); [.J426]*([.P426]-[.K426]); IF(AND([.F426]=&quot;Short&quot;; [.O426]=[.J426]); [.J426]*([.K426]-[.P426]); &quot;&quot;)); &quot;&quot;)">
            <text:p/>
          </table:table-cell>
          <table:table-cell table:formula="of:=IF(ISNUMBER([.S426]); IF([.S426]&gt;0; &quot;Win&quot;; &quot;Loss&quot;);&quot;&quot;)">
            <text:p/>
          </table:table-cell>
          <table:table-cell table:formula="of:=IF([.Q426]=&quot;&quot;; &quot;&quot;; CONCATENATE(DATEDIF([.I426];[.Q426];&quot;d&quot;); IF(DATEDIF([.I426];[.Q426];&quot;d&quot;)&gt;1; &quot; Days&quot;; &quot; Day&quot;)))">
            <text:p/>
          </table:table-cell>
          <table:table-cell table:content-validation-name="val12"/>
          <table:table-cell table:number-columns-repeated="2"/>
          <table:table-cell table:style-name="ce196"/>
          <table:table-cell table:style-name="ce205" table:formula="of:=IFERROR(IF(ISBLANK([.Y426]); &quot;&quot;; IF([.$F426]=&quot;Long&quot;; ([.Y426]-[.$K426])*[.$J426]/[.$M426]; ([.$K426]-[.Y426])*[.$J426]/[.$M426])-[.$R426]); &quot;&quot;)">
            <text:p/>
          </table:table-cell>
          <table:table-cell table:style-name="Default"/>
          <table:table-cell table:style-name="ce205" table:formula="of:=IFERROR(IF(ISBLANK([.AA426]); &quot;&quot;; IF([.$F426]=&quot;Long&quot;; ([.AA426]-[.$K426])*[.$J426]/[.$M426]; ([.$K426]-[.AA426])*[.$J426]/[.$M426])-[.$R426]); &quot;&quot;)">
            <text:p/>
          </table:table-cell>
          <table:table-cell table:style-name="Default"/>
          <table:table-cell table:style-name="ce205" table:formula="of:=IFERROR(IF(ISBLANK([.AC426]); &quot;&quot;; IF([.$F426]=&quot;Long&quot;; ([.AC426]-[.$K426])*[.$J426]/[.$M426]; ([.$K426]-[.AC426])*[.$J426]/[.$M426])-[.$R426]); &quot;&quot;)">
            <text:p/>
          </table:table-cell>
          <table:table-cell/>
          <table:table-cell table:formula="of:=IF(ISBLANK([.Q426]); &quot;&quot;; DAY([.Q426]))">
            <text:p/>
          </table:table-cell>
          <table:table-cell table:formula="of:=IF(ISBLANK([.I426]); &quot;&quot;; WEEKDAY([.I426]; 2))">
            <text:p/>
          </table:table-cell>
          <table:table-cell table:formula="of:=IF(ISBLANK([.Q426]); &quot;&quot;; WEEKDAY([.Q426]; 2))">
            <text:p/>
          </table:table-cell>
          <table:table-cell table:formula="of:=IF(ISBLANK([.Q426]); &quot;&quot;; WEEKNUM([.Q426]))">
            <text:p/>
          </table:table-cell>
          <table:table-cell table:style-name="ce224" table:formula="of:=IF(ISBLANK([.I426]); &quot;&quot;; MONTH([.I426]))">
            <text:p/>
          </table:table-cell>
          <table:table-cell table:formula="of:=IF(ISBLANK([.Q426]); &quot;&quot;; MONTH([.Q426]))">
            <text:p/>
          </table:table-cell>
          <table:table-cell table:formula="of:=IF(OR(ISBLANK([.I426]); ISBLANK([.Q426])); &quot;&quot;; IFERROR(DATEDIF([.I426];[.Q426];&quot;d&quot;); &quot;&quot;))">
            <text:p/>
          </table:table-cell>
          <table:table-cell table:style-name="ce286" table:formula="of:=IF(ISBLANK([.P426]); &quot;&quot;; SUM([.$R$3:.R426]))">
            <text:p/>
          </table:table-cell>
          <table:table-cell table:style-name="ce286" table:formula="of:=IF(ISBLANK([.P426]); &quot;&quot;; SUM([.$S$3:.S426]))">
            <text:p/>
          </table:table-cell>
          <table:table-cell table:formula="of:=IF(ISBLANK([.K426]); &quot;&quot;; [.J426]*[.K426])">
            <text:p/>
          </table:table-cell>
          <table:table-cell table:formula="of:=IF(ISNUMBER([.AO426]); [.AO426]*0.0035; &quot;&quot;)">
            <text:p/>
          </table:table-cell>
          <table:table-cell table:style-name="ce224" table:formula="of:=IF(ISBLANK([.P426]); &quot;&quot; ; [.O426]*[.P426])">
            <text:p/>
          </table:table-cell>
          <table:table-cell table:formula="of:=IF(ISNUMBER([.AQ426]); [.AQ426]*0.0035; &quot;&quot;)">
            <text:p/>
          </table:table-cell>
          <table:table-cell table:number-columns-repeated="20"/>
        </table:table-row>
        <table:table-row table:style-name="ro2">
          <table:table-cell office:value-type="float" office:value="425" calcext:value-type="float">
            <text:p>42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7]=&quot;Long&quot;; [.K427]-[Overview.$C$4]/[.J427]; IF([.F427]=&quot;Short&quot;; [.K427]+[Overview.$C$4]/[.J427]; &quot;&quot;)); &quot;&quot;)">
            <text:p/>
          </table:table-cell>
          <table:table-cell table:style-name="ce157" table:formula="of:=IFERROR(ABS([.L427]-[.K427])*[.J427]; &quot;&quot;)">
            <text:p/>
          </table:table-cell>
          <table:table-cell table:style-name="ce289" table:formula="of:=IFERROR(IF([.F427]=&quot;Long&quot;; [.K427]+[Overview.$C$4]/[.J427]*[Overview.$C$6]; IF([.F427]=&quot;Short&quot;; [.K427]-[Overview.$C$4]/[.J427]*[Overview.$C$6]; &quot;&quot;)); &quot;&quot;)">
            <text:p/>
          </table:table-cell>
          <table:table-cell table:style-name="ce152"/>
          <table:table-cell table:number-columns-repeated="2"/>
          <table:table-cell table:formula="of:=IFERROR([.S427]/[.M427]; &quot;&quot;)">
            <text:p/>
          </table:table-cell>
          <table:table-cell table:formula="of:=IFERROR(IF(AND([.F427]=&quot;Long&quot;; [.O427]=[.J427]); [.J427]*([.P427]-[.K427]); IF(AND([.F427]=&quot;Short&quot;; [.O427]=[.J427]); [.J427]*([.K427]-[.P427]); &quot;&quot;)); &quot;&quot;)">
            <text:p/>
          </table:table-cell>
          <table:table-cell table:formula="of:=IF(ISNUMBER([.S427]); IF([.S427]&gt;0; &quot;Win&quot;; &quot;Loss&quot;);&quot;&quot;)">
            <text:p/>
          </table:table-cell>
          <table:table-cell table:formula="of:=IF([.Q427]=&quot;&quot;; &quot;&quot;; CONCATENATE(DATEDIF([.I427];[.Q427];&quot;d&quot;); IF(DATEDIF([.I427];[.Q427];&quot;d&quot;)&gt;1; &quot; Days&quot;; &quot; Day&quot;)))">
            <text:p/>
          </table:table-cell>
          <table:table-cell table:content-validation-name="val12"/>
          <table:table-cell table:number-columns-repeated="2"/>
          <table:table-cell table:style-name="ce196"/>
          <table:table-cell table:style-name="ce205" table:formula="of:=IFERROR(IF(ISBLANK([.Y427]); &quot;&quot;; IF([.$F427]=&quot;Long&quot;; ([.Y427]-[.$K427])*[.$J427]/[.$M427]; ([.$K427]-[.Y427])*[.$J427]/[.$M427])-[.$R427]); &quot;&quot;)">
            <text:p/>
          </table:table-cell>
          <table:table-cell table:style-name="Default"/>
          <table:table-cell table:style-name="ce205" table:formula="of:=IFERROR(IF(ISBLANK([.AA427]); &quot;&quot;; IF([.$F427]=&quot;Long&quot;; ([.AA427]-[.$K427])*[.$J427]/[.$M427]; ([.$K427]-[.AA427])*[.$J427]/[.$M427])-[.$R427]); &quot;&quot;)">
            <text:p/>
          </table:table-cell>
          <table:table-cell table:style-name="Default"/>
          <table:table-cell table:style-name="ce205" table:formula="of:=IFERROR(IF(ISBLANK([.AC427]); &quot;&quot;; IF([.$F427]=&quot;Long&quot;; ([.AC427]-[.$K427])*[.$J427]/[.$M427]; ([.$K427]-[.AC427])*[.$J427]/[.$M427])-[.$R427]); &quot;&quot;)">
            <text:p/>
          </table:table-cell>
          <table:table-cell/>
          <table:table-cell table:formula="of:=IF(ISBLANK([.Q427]); &quot;&quot;; DAY([.Q427]))">
            <text:p/>
          </table:table-cell>
          <table:table-cell table:formula="of:=IF(ISBLANK([.I427]); &quot;&quot;; WEEKDAY([.I427]; 2))">
            <text:p/>
          </table:table-cell>
          <table:table-cell table:formula="of:=IF(ISBLANK([.Q427]); &quot;&quot;; WEEKDAY([.Q427]; 2))">
            <text:p/>
          </table:table-cell>
          <table:table-cell table:formula="of:=IF(ISBLANK([.Q427]); &quot;&quot;; WEEKNUM([.Q427]))">
            <text:p/>
          </table:table-cell>
          <table:table-cell table:style-name="ce224" table:formula="of:=IF(ISBLANK([.I427]); &quot;&quot;; MONTH([.I427]))">
            <text:p/>
          </table:table-cell>
          <table:table-cell table:formula="of:=IF(ISBLANK([.Q427]); &quot;&quot;; MONTH([.Q427]))">
            <text:p/>
          </table:table-cell>
          <table:table-cell table:formula="of:=IF(OR(ISBLANK([.I427]); ISBLANK([.Q427])); &quot;&quot;; IFERROR(DATEDIF([.I427];[.Q427];&quot;d&quot;); &quot;&quot;))">
            <text:p/>
          </table:table-cell>
          <table:table-cell table:style-name="ce286" table:formula="of:=IF(ISBLANK([.P427]); &quot;&quot;; SUM([.$R$3:.R427]))">
            <text:p/>
          </table:table-cell>
          <table:table-cell table:style-name="ce286" table:formula="of:=IF(ISBLANK([.P427]); &quot;&quot;; SUM([.$S$3:.S427]))">
            <text:p/>
          </table:table-cell>
          <table:table-cell table:formula="of:=IF(ISBLANK([.K427]); &quot;&quot;; [.J427]*[.K427])">
            <text:p/>
          </table:table-cell>
          <table:table-cell table:formula="of:=IF(ISNUMBER([.AO427]); [.AO427]*0.0035; &quot;&quot;)">
            <text:p/>
          </table:table-cell>
          <table:table-cell table:style-name="ce224" table:formula="of:=IF(ISBLANK([.P427]); &quot;&quot; ; [.O427]*[.P427])">
            <text:p/>
          </table:table-cell>
          <table:table-cell table:formula="of:=IF(ISNUMBER([.AQ427]); [.AQ427]*0.0035; &quot;&quot;)">
            <text:p/>
          </table:table-cell>
          <table:table-cell table:number-columns-repeated="20"/>
        </table:table-row>
        <table:table-row table:style-name="ro2">
          <table:table-cell office:value-type="float" office:value="426" calcext:value-type="float">
            <text:p>42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8]=&quot;Long&quot;; [.K428]-[Overview.$C$4]/[.J428]; IF([.F428]=&quot;Short&quot;; [.K428]+[Overview.$C$4]/[.J428]; &quot;&quot;)); &quot;&quot;)">
            <text:p/>
          </table:table-cell>
          <table:table-cell table:style-name="ce157" table:formula="of:=IFERROR(ABS([.L428]-[.K428])*[.J428]; &quot;&quot;)">
            <text:p/>
          </table:table-cell>
          <table:table-cell table:style-name="ce289" table:formula="of:=IFERROR(IF([.F428]=&quot;Long&quot;; [.K428]+[Overview.$C$4]/[.J428]*[Overview.$C$6]; IF([.F428]=&quot;Short&quot;; [.K428]-[Overview.$C$4]/[.J428]*[Overview.$C$6]; &quot;&quot;)); &quot;&quot;)">
            <text:p/>
          </table:table-cell>
          <table:table-cell table:style-name="ce152"/>
          <table:table-cell table:number-columns-repeated="2"/>
          <table:table-cell table:formula="of:=IFERROR([.S428]/[.M428]; &quot;&quot;)">
            <text:p/>
          </table:table-cell>
          <table:table-cell table:formula="of:=IFERROR(IF(AND([.F428]=&quot;Long&quot;; [.O428]=[.J428]); [.J428]*([.P428]-[.K428]); IF(AND([.F428]=&quot;Short&quot;; [.O428]=[.J428]); [.J428]*([.K428]-[.P428]); &quot;&quot;)); &quot;&quot;)">
            <text:p/>
          </table:table-cell>
          <table:table-cell table:formula="of:=IF(ISNUMBER([.S428]); IF([.S428]&gt;0; &quot;Win&quot;; &quot;Loss&quot;);&quot;&quot;)">
            <text:p/>
          </table:table-cell>
          <table:table-cell table:formula="of:=IF([.Q428]=&quot;&quot;; &quot;&quot;; CONCATENATE(DATEDIF([.I428];[.Q428];&quot;d&quot;); IF(DATEDIF([.I428];[.Q428];&quot;d&quot;)&gt;1; &quot; Days&quot;; &quot; Day&quot;)))">
            <text:p/>
          </table:table-cell>
          <table:table-cell table:content-validation-name="val12"/>
          <table:table-cell table:number-columns-repeated="2"/>
          <table:table-cell table:style-name="ce196"/>
          <table:table-cell table:style-name="ce205" table:formula="of:=IFERROR(IF(ISBLANK([.Y428]); &quot;&quot;; IF([.$F428]=&quot;Long&quot;; ([.Y428]-[.$K428])*[.$J428]/[.$M428]; ([.$K428]-[.Y428])*[.$J428]/[.$M428])-[.$R428]); &quot;&quot;)">
            <text:p/>
          </table:table-cell>
          <table:table-cell table:style-name="Default"/>
          <table:table-cell table:style-name="ce205" table:formula="of:=IFERROR(IF(ISBLANK([.AA428]); &quot;&quot;; IF([.$F428]=&quot;Long&quot;; ([.AA428]-[.$K428])*[.$J428]/[.$M428]; ([.$K428]-[.AA428])*[.$J428]/[.$M428])-[.$R428]); &quot;&quot;)">
            <text:p/>
          </table:table-cell>
          <table:table-cell table:style-name="Default"/>
          <table:table-cell table:style-name="ce205" table:formula="of:=IFERROR(IF(ISBLANK([.AC428]); &quot;&quot;; IF([.$F428]=&quot;Long&quot;; ([.AC428]-[.$K428])*[.$J428]/[.$M428]; ([.$K428]-[.AC428])*[.$J428]/[.$M428])-[.$R428]); &quot;&quot;)">
            <text:p/>
          </table:table-cell>
          <table:table-cell/>
          <table:table-cell table:formula="of:=IF(ISBLANK([.Q428]); &quot;&quot;; DAY([.Q428]))">
            <text:p/>
          </table:table-cell>
          <table:table-cell table:formula="of:=IF(ISBLANK([.I428]); &quot;&quot;; WEEKDAY([.I428]; 2))">
            <text:p/>
          </table:table-cell>
          <table:table-cell table:formula="of:=IF(ISBLANK([.Q428]); &quot;&quot;; WEEKDAY([.Q428]; 2))">
            <text:p/>
          </table:table-cell>
          <table:table-cell table:formula="of:=IF(ISBLANK([.Q428]); &quot;&quot;; WEEKNUM([.Q428]))">
            <text:p/>
          </table:table-cell>
          <table:table-cell table:style-name="ce224" table:formula="of:=IF(ISBLANK([.I428]); &quot;&quot;; MONTH([.I428]))">
            <text:p/>
          </table:table-cell>
          <table:table-cell table:formula="of:=IF(ISBLANK([.Q428]); &quot;&quot;; MONTH([.Q428]))">
            <text:p/>
          </table:table-cell>
          <table:table-cell table:formula="of:=IF(OR(ISBLANK([.I428]); ISBLANK([.Q428])); &quot;&quot;; IFERROR(DATEDIF([.I428];[.Q428];&quot;d&quot;); &quot;&quot;))">
            <text:p/>
          </table:table-cell>
          <table:table-cell table:style-name="ce286" table:formula="of:=IF(ISBLANK([.P428]); &quot;&quot;; SUM([.$R$3:.R428]))">
            <text:p/>
          </table:table-cell>
          <table:table-cell table:style-name="ce286" table:formula="of:=IF(ISBLANK([.P428]); &quot;&quot;; SUM([.$S$3:.S428]))">
            <text:p/>
          </table:table-cell>
          <table:table-cell table:formula="of:=IF(ISBLANK([.K428]); &quot;&quot;; [.J428]*[.K428])">
            <text:p/>
          </table:table-cell>
          <table:table-cell table:formula="of:=IF(ISNUMBER([.AO428]); [.AO428]*0.0035; &quot;&quot;)">
            <text:p/>
          </table:table-cell>
          <table:table-cell table:style-name="ce224" table:formula="of:=IF(ISBLANK([.P428]); &quot;&quot; ; [.O428]*[.P428])">
            <text:p/>
          </table:table-cell>
          <table:table-cell table:formula="of:=IF(ISNUMBER([.AQ428]); [.AQ428]*0.0035; &quot;&quot;)">
            <text:p/>
          </table:table-cell>
          <table:table-cell table:number-columns-repeated="20"/>
        </table:table-row>
        <table:table-row table:style-name="ro2">
          <table:table-cell office:value-type="float" office:value="427" calcext:value-type="float">
            <text:p>42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29]=&quot;Long&quot;; [.K429]-[Overview.$C$4]/[.J429]; IF([.F429]=&quot;Short&quot;; [.K429]+[Overview.$C$4]/[.J429]; &quot;&quot;)); &quot;&quot;)">
            <text:p/>
          </table:table-cell>
          <table:table-cell table:style-name="ce157" table:formula="of:=IFERROR(ABS([.L429]-[.K429])*[.J429]; &quot;&quot;)">
            <text:p/>
          </table:table-cell>
          <table:table-cell table:style-name="ce289" table:formula="of:=IFERROR(IF([.F429]=&quot;Long&quot;; [.K429]+[Overview.$C$4]/[.J429]*[Overview.$C$6]; IF([.F429]=&quot;Short&quot;; [.K429]-[Overview.$C$4]/[.J429]*[Overview.$C$6]; &quot;&quot;)); &quot;&quot;)">
            <text:p/>
          </table:table-cell>
          <table:table-cell table:style-name="ce152"/>
          <table:table-cell table:number-columns-repeated="2"/>
          <table:table-cell table:formula="of:=IFERROR([.S429]/[.M429]; &quot;&quot;)">
            <text:p/>
          </table:table-cell>
          <table:table-cell table:formula="of:=IFERROR(IF(AND([.F429]=&quot;Long&quot;; [.O429]=[.J429]); [.J429]*([.P429]-[.K429]); IF(AND([.F429]=&quot;Short&quot;; [.O429]=[.J429]); [.J429]*([.K429]-[.P429]); &quot;&quot;)); &quot;&quot;)">
            <text:p/>
          </table:table-cell>
          <table:table-cell table:formula="of:=IF(ISNUMBER([.S429]); IF([.S429]&gt;0; &quot;Win&quot;; &quot;Loss&quot;);&quot;&quot;)">
            <text:p/>
          </table:table-cell>
          <table:table-cell table:formula="of:=IF([.Q429]=&quot;&quot;; &quot;&quot;; CONCATENATE(DATEDIF([.I429];[.Q429];&quot;d&quot;); IF(DATEDIF([.I429];[.Q429];&quot;d&quot;)&gt;1; &quot; Days&quot;; &quot; Day&quot;)))">
            <text:p/>
          </table:table-cell>
          <table:table-cell table:content-validation-name="val12"/>
          <table:table-cell table:number-columns-repeated="2"/>
          <table:table-cell table:style-name="ce196"/>
          <table:table-cell table:style-name="ce205" table:formula="of:=IFERROR(IF(ISBLANK([.Y429]); &quot;&quot;; IF([.$F429]=&quot;Long&quot;; ([.Y429]-[.$K429])*[.$J429]/[.$M429]; ([.$K429]-[.Y429])*[.$J429]/[.$M429])-[.$R429]); &quot;&quot;)">
            <text:p/>
          </table:table-cell>
          <table:table-cell table:style-name="Default"/>
          <table:table-cell table:style-name="ce205" table:formula="of:=IFERROR(IF(ISBLANK([.AA429]); &quot;&quot;; IF([.$F429]=&quot;Long&quot;; ([.AA429]-[.$K429])*[.$J429]/[.$M429]; ([.$K429]-[.AA429])*[.$J429]/[.$M429])-[.$R429]); &quot;&quot;)">
            <text:p/>
          </table:table-cell>
          <table:table-cell table:style-name="Default"/>
          <table:table-cell table:style-name="ce205" table:formula="of:=IFERROR(IF(ISBLANK([.AC429]); &quot;&quot;; IF([.$F429]=&quot;Long&quot;; ([.AC429]-[.$K429])*[.$J429]/[.$M429]; ([.$K429]-[.AC429])*[.$J429]/[.$M429])-[.$R429]); &quot;&quot;)">
            <text:p/>
          </table:table-cell>
          <table:table-cell/>
          <table:table-cell table:formula="of:=IF(ISBLANK([.Q429]); &quot;&quot;; DAY([.Q429]))">
            <text:p/>
          </table:table-cell>
          <table:table-cell table:formula="of:=IF(ISBLANK([.I429]); &quot;&quot;; WEEKDAY([.I429]; 2))">
            <text:p/>
          </table:table-cell>
          <table:table-cell table:formula="of:=IF(ISBLANK([.Q429]); &quot;&quot;; WEEKDAY([.Q429]; 2))">
            <text:p/>
          </table:table-cell>
          <table:table-cell table:formula="of:=IF(ISBLANK([.Q429]); &quot;&quot;; WEEKNUM([.Q429]))">
            <text:p/>
          </table:table-cell>
          <table:table-cell table:style-name="ce224" table:formula="of:=IF(ISBLANK([.I429]); &quot;&quot;; MONTH([.I429]))">
            <text:p/>
          </table:table-cell>
          <table:table-cell table:formula="of:=IF(ISBLANK([.Q429]); &quot;&quot;; MONTH([.Q429]))">
            <text:p/>
          </table:table-cell>
          <table:table-cell table:formula="of:=IF(OR(ISBLANK([.I429]); ISBLANK([.Q429])); &quot;&quot;; IFERROR(DATEDIF([.I429];[.Q429];&quot;d&quot;); &quot;&quot;))">
            <text:p/>
          </table:table-cell>
          <table:table-cell table:style-name="ce286" table:formula="of:=IF(ISBLANK([.P429]); &quot;&quot;; SUM([.$R$3:.R429]))">
            <text:p/>
          </table:table-cell>
          <table:table-cell table:style-name="ce286" table:formula="of:=IF(ISBLANK([.P429]); &quot;&quot;; SUM([.$S$3:.S429]))">
            <text:p/>
          </table:table-cell>
          <table:table-cell table:formula="of:=IF(ISBLANK([.K429]); &quot;&quot;; [.J429]*[.K429])">
            <text:p/>
          </table:table-cell>
          <table:table-cell table:formula="of:=IF(ISNUMBER([.AO429]); [.AO429]*0.0035; &quot;&quot;)">
            <text:p/>
          </table:table-cell>
          <table:table-cell table:style-name="ce224" table:formula="of:=IF(ISBLANK([.P429]); &quot;&quot; ; [.O429]*[.P429])">
            <text:p/>
          </table:table-cell>
          <table:table-cell table:formula="of:=IF(ISNUMBER([.AQ429]); [.AQ429]*0.0035; &quot;&quot;)">
            <text:p/>
          </table:table-cell>
          <table:table-cell table:number-columns-repeated="20"/>
        </table:table-row>
        <table:table-row table:style-name="ro2">
          <table:table-cell office:value-type="float" office:value="428" calcext:value-type="float">
            <text:p>42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0]=&quot;Long&quot;; [.K430]-[Overview.$C$4]/[.J430]; IF([.F430]=&quot;Short&quot;; [.K430]+[Overview.$C$4]/[.J430]; &quot;&quot;)); &quot;&quot;)">
            <text:p/>
          </table:table-cell>
          <table:table-cell table:style-name="ce157" table:formula="of:=IFERROR(ABS([.L430]-[.K430])*[.J430]; &quot;&quot;)">
            <text:p/>
          </table:table-cell>
          <table:table-cell table:style-name="ce289" table:formula="of:=IFERROR(IF([.F430]=&quot;Long&quot;; [.K430]+[Overview.$C$4]/[.J430]*[Overview.$C$6]; IF([.F430]=&quot;Short&quot;; [.K430]-[Overview.$C$4]/[.J430]*[Overview.$C$6]; &quot;&quot;)); &quot;&quot;)">
            <text:p/>
          </table:table-cell>
          <table:table-cell table:style-name="ce152"/>
          <table:table-cell table:number-columns-repeated="2"/>
          <table:table-cell table:formula="of:=IFERROR([.S430]/[.M430]; &quot;&quot;)">
            <text:p/>
          </table:table-cell>
          <table:table-cell table:formula="of:=IFERROR(IF(AND([.F430]=&quot;Long&quot;; [.O430]=[.J430]); [.J430]*([.P430]-[.K430]); IF(AND([.F430]=&quot;Short&quot;; [.O430]=[.J430]); [.J430]*([.K430]-[.P430]); &quot;&quot;)); &quot;&quot;)">
            <text:p/>
          </table:table-cell>
          <table:table-cell table:formula="of:=IF(ISNUMBER([.S430]); IF([.S430]&gt;0; &quot;Win&quot;; &quot;Loss&quot;);&quot;&quot;)">
            <text:p/>
          </table:table-cell>
          <table:table-cell table:formula="of:=IF([.Q430]=&quot;&quot;; &quot;&quot;; CONCATENATE(DATEDIF([.I430];[.Q430];&quot;d&quot;); IF(DATEDIF([.I430];[.Q430];&quot;d&quot;)&gt;1; &quot; Days&quot;; &quot; Day&quot;)))">
            <text:p/>
          </table:table-cell>
          <table:table-cell table:content-validation-name="val12"/>
          <table:table-cell table:number-columns-repeated="2"/>
          <table:table-cell table:style-name="ce196"/>
          <table:table-cell table:style-name="ce205" table:formula="of:=IFERROR(IF(ISBLANK([.Y430]); &quot;&quot;; IF([.$F430]=&quot;Long&quot;; ([.Y430]-[.$K430])*[.$J430]/[.$M430]; ([.$K430]-[.Y430])*[.$J430]/[.$M430])-[.$R430]); &quot;&quot;)">
            <text:p/>
          </table:table-cell>
          <table:table-cell table:style-name="Default"/>
          <table:table-cell table:style-name="ce205" table:formula="of:=IFERROR(IF(ISBLANK([.AA430]); &quot;&quot;; IF([.$F430]=&quot;Long&quot;; ([.AA430]-[.$K430])*[.$J430]/[.$M430]; ([.$K430]-[.AA430])*[.$J430]/[.$M430])-[.$R430]); &quot;&quot;)">
            <text:p/>
          </table:table-cell>
          <table:table-cell table:style-name="Default"/>
          <table:table-cell table:style-name="ce205" table:formula="of:=IFERROR(IF(ISBLANK([.AC430]); &quot;&quot;; IF([.$F430]=&quot;Long&quot;; ([.AC430]-[.$K430])*[.$J430]/[.$M430]; ([.$K430]-[.AC430])*[.$J430]/[.$M430])-[.$R430]); &quot;&quot;)">
            <text:p/>
          </table:table-cell>
          <table:table-cell/>
          <table:table-cell table:formula="of:=IF(ISBLANK([.Q430]); &quot;&quot;; DAY([.Q430]))">
            <text:p/>
          </table:table-cell>
          <table:table-cell table:formula="of:=IF(ISBLANK([.I430]); &quot;&quot;; WEEKDAY([.I430]; 2))">
            <text:p/>
          </table:table-cell>
          <table:table-cell table:formula="of:=IF(ISBLANK([.Q430]); &quot;&quot;; WEEKDAY([.Q430]; 2))">
            <text:p/>
          </table:table-cell>
          <table:table-cell table:formula="of:=IF(ISBLANK([.Q430]); &quot;&quot;; WEEKNUM([.Q430]))">
            <text:p/>
          </table:table-cell>
          <table:table-cell table:style-name="ce224" table:formula="of:=IF(ISBLANK([.I430]); &quot;&quot;; MONTH([.I430]))">
            <text:p/>
          </table:table-cell>
          <table:table-cell table:formula="of:=IF(ISBLANK([.Q430]); &quot;&quot;; MONTH([.Q430]))">
            <text:p/>
          </table:table-cell>
          <table:table-cell table:formula="of:=IF(OR(ISBLANK([.I430]); ISBLANK([.Q430])); &quot;&quot;; IFERROR(DATEDIF([.I430];[.Q430];&quot;d&quot;); &quot;&quot;))">
            <text:p/>
          </table:table-cell>
          <table:table-cell table:style-name="ce286" table:formula="of:=IF(ISBLANK([.P430]); &quot;&quot;; SUM([.$R$3:.R430]))">
            <text:p/>
          </table:table-cell>
          <table:table-cell table:style-name="ce286" table:formula="of:=IF(ISBLANK([.P430]); &quot;&quot;; SUM([.$S$3:.S430]))">
            <text:p/>
          </table:table-cell>
          <table:table-cell table:formula="of:=IF(ISBLANK([.K430]); &quot;&quot;; [.J430]*[.K430])">
            <text:p/>
          </table:table-cell>
          <table:table-cell table:formula="of:=IF(ISNUMBER([.AO430]); [.AO430]*0.0035; &quot;&quot;)">
            <text:p/>
          </table:table-cell>
          <table:table-cell table:style-name="ce224" table:formula="of:=IF(ISBLANK([.P430]); &quot;&quot; ; [.O430]*[.P430])">
            <text:p/>
          </table:table-cell>
          <table:table-cell table:formula="of:=IF(ISNUMBER([.AQ430]); [.AQ430]*0.0035; &quot;&quot;)">
            <text:p/>
          </table:table-cell>
          <table:table-cell table:number-columns-repeated="20"/>
        </table:table-row>
        <table:table-row table:style-name="ro2">
          <table:table-cell office:value-type="float" office:value="429" calcext:value-type="float">
            <text:p>42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1]=&quot;Long&quot;; [.K431]-[Overview.$C$4]/[.J431]; IF([.F431]=&quot;Short&quot;; [.K431]+[Overview.$C$4]/[.J431]; &quot;&quot;)); &quot;&quot;)">
            <text:p/>
          </table:table-cell>
          <table:table-cell table:style-name="ce157" table:formula="of:=IFERROR(ABS([.L431]-[.K431])*[.J431]; &quot;&quot;)">
            <text:p/>
          </table:table-cell>
          <table:table-cell table:style-name="ce289" table:formula="of:=IFERROR(IF([.F431]=&quot;Long&quot;; [.K431]+[Overview.$C$4]/[.J431]*[Overview.$C$6]; IF([.F431]=&quot;Short&quot;; [.K431]-[Overview.$C$4]/[.J431]*[Overview.$C$6]; &quot;&quot;)); &quot;&quot;)">
            <text:p/>
          </table:table-cell>
          <table:table-cell table:style-name="ce152"/>
          <table:table-cell table:number-columns-repeated="2"/>
          <table:table-cell table:formula="of:=IFERROR([.S431]/[.M431]; &quot;&quot;)">
            <text:p/>
          </table:table-cell>
          <table:table-cell table:formula="of:=IFERROR(IF(AND([.F431]=&quot;Long&quot;; [.O431]=[.J431]); [.J431]*([.P431]-[.K431]); IF(AND([.F431]=&quot;Short&quot;; [.O431]=[.J431]); [.J431]*([.K431]-[.P431]); &quot;&quot;)); &quot;&quot;)">
            <text:p/>
          </table:table-cell>
          <table:table-cell table:formula="of:=IF(ISNUMBER([.S431]); IF([.S431]&gt;0; &quot;Win&quot;; &quot;Loss&quot;);&quot;&quot;)">
            <text:p/>
          </table:table-cell>
          <table:table-cell table:formula="of:=IF([.Q431]=&quot;&quot;; &quot;&quot;; CONCATENATE(DATEDIF([.I431];[.Q431];&quot;d&quot;); IF(DATEDIF([.I431];[.Q431];&quot;d&quot;)&gt;1; &quot; Days&quot;; &quot; Day&quot;)))">
            <text:p/>
          </table:table-cell>
          <table:table-cell table:content-validation-name="val12"/>
          <table:table-cell table:number-columns-repeated="2"/>
          <table:table-cell table:style-name="ce196"/>
          <table:table-cell table:style-name="ce205" table:formula="of:=IFERROR(IF(ISBLANK([.Y431]); &quot;&quot;; IF([.$F431]=&quot;Long&quot;; ([.Y431]-[.$K431])*[.$J431]/[.$M431]; ([.$K431]-[.Y431])*[.$J431]/[.$M431])-[.$R431]); &quot;&quot;)">
            <text:p/>
          </table:table-cell>
          <table:table-cell table:style-name="Default"/>
          <table:table-cell table:style-name="ce205" table:formula="of:=IFERROR(IF(ISBLANK([.AA431]); &quot;&quot;; IF([.$F431]=&quot;Long&quot;; ([.AA431]-[.$K431])*[.$J431]/[.$M431]; ([.$K431]-[.AA431])*[.$J431]/[.$M431])-[.$R431]); &quot;&quot;)">
            <text:p/>
          </table:table-cell>
          <table:table-cell table:style-name="Default"/>
          <table:table-cell table:style-name="ce205" table:formula="of:=IFERROR(IF(ISBLANK([.AC431]); &quot;&quot;; IF([.$F431]=&quot;Long&quot;; ([.AC431]-[.$K431])*[.$J431]/[.$M431]; ([.$K431]-[.AC431])*[.$J431]/[.$M431])-[.$R431]); &quot;&quot;)">
            <text:p/>
          </table:table-cell>
          <table:table-cell/>
          <table:table-cell table:formula="of:=IF(ISBLANK([.Q431]); &quot;&quot;; DAY([.Q431]))">
            <text:p/>
          </table:table-cell>
          <table:table-cell table:formula="of:=IF(ISBLANK([.I431]); &quot;&quot;; WEEKDAY([.I431]; 2))">
            <text:p/>
          </table:table-cell>
          <table:table-cell table:formula="of:=IF(ISBLANK([.Q431]); &quot;&quot;; WEEKDAY([.Q431]; 2))">
            <text:p/>
          </table:table-cell>
          <table:table-cell table:formula="of:=IF(ISBLANK([.Q431]); &quot;&quot;; WEEKNUM([.Q431]))">
            <text:p/>
          </table:table-cell>
          <table:table-cell table:style-name="ce224" table:formula="of:=IF(ISBLANK([.I431]); &quot;&quot;; MONTH([.I431]))">
            <text:p/>
          </table:table-cell>
          <table:table-cell table:formula="of:=IF(ISBLANK([.Q431]); &quot;&quot;; MONTH([.Q431]))">
            <text:p/>
          </table:table-cell>
          <table:table-cell table:formula="of:=IF(OR(ISBLANK([.I431]); ISBLANK([.Q431])); &quot;&quot;; IFERROR(DATEDIF([.I431];[.Q431];&quot;d&quot;); &quot;&quot;))">
            <text:p/>
          </table:table-cell>
          <table:table-cell table:style-name="ce286" table:formula="of:=IF(ISBLANK([.P431]); &quot;&quot;; SUM([.$R$3:.R431]))">
            <text:p/>
          </table:table-cell>
          <table:table-cell table:style-name="ce286" table:formula="of:=IF(ISBLANK([.P431]); &quot;&quot;; SUM([.$S$3:.S431]))">
            <text:p/>
          </table:table-cell>
          <table:table-cell table:formula="of:=IF(ISBLANK([.K431]); &quot;&quot;; [.J431]*[.K431])">
            <text:p/>
          </table:table-cell>
          <table:table-cell table:formula="of:=IF(ISNUMBER([.AO431]); [.AO431]*0.0035; &quot;&quot;)">
            <text:p/>
          </table:table-cell>
          <table:table-cell table:style-name="ce224" table:formula="of:=IF(ISBLANK([.P431]); &quot;&quot; ; [.O431]*[.P431])">
            <text:p/>
          </table:table-cell>
          <table:table-cell table:formula="of:=IF(ISNUMBER([.AQ431]); [.AQ431]*0.0035; &quot;&quot;)">
            <text:p/>
          </table:table-cell>
          <table:table-cell table:number-columns-repeated="20"/>
        </table:table-row>
        <table:table-row table:style-name="ro2">
          <table:table-cell office:value-type="float" office:value="430" calcext:value-type="float">
            <text:p>43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2]=&quot;Long&quot;; [.K432]-[Overview.$C$4]/[.J432]; IF([.F432]=&quot;Short&quot;; [.K432]+[Overview.$C$4]/[.J432]; &quot;&quot;)); &quot;&quot;)">
            <text:p/>
          </table:table-cell>
          <table:table-cell table:style-name="ce157" table:formula="of:=IFERROR(ABS([.L432]-[.K432])*[.J432]; &quot;&quot;)">
            <text:p/>
          </table:table-cell>
          <table:table-cell table:style-name="ce289" table:formula="of:=IFERROR(IF([.F432]=&quot;Long&quot;; [.K432]+[Overview.$C$4]/[.J432]*[Overview.$C$6]; IF([.F432]=&quot;Short&quot;; [.K432]-[Overview.$C$4]/[.J432]*[Overview.$C$6]; &quot;&quot;)); &quot;&quot;)">
            <text:p/>
          </table:table-cell>
          <table:table-cell table:style-name="ce152"/>
          <table:table-cell table:number-columns-repeated="2"/>
          <table:table-cell table:formula="of:=IFERROR([.S432]/[.M432]; &quot;&quot;)">
            <text:p/>
          </table:table-cell>
          <table:table-cell table:formula="of:=IFERROR(IF(AND([.F432]=&quot;Long&quot;; [.O432]=[.J432]); [.J432]*([.P432]-[.K432]); IF(AND([.F432]=&quot;Short&quot;; [.O432]=[.J432]); [.J432]*([.K432]-[.P432]); &quot;&quot;)); &quot;&quot;)">
            <text:p/>
          </table:table-cell>
          <table:table-cell table:formula="of:=IF(ISNUMBER([.S432]); IF([.S432]&gt;0; &quot;Win&quot;; &quot;Loss&quot;);&quot;&quot;)">
            <text:p/>
          </table:table-cell>
          <table:table-cell table:formula="of:=IF([.Q432]=&quot;&quot;; &quot;&quot;; CONCATENATE(DATEDIF([.I432];[.Q432];&quot;d&quot;); IF(DATEDIF([.I432];[.Q432];&quot;d&quot;)&gt;1; &quot; Days&quot;; &quot; Day&quot;)))">
            <text:p/>
          </table:table-cell>
          <table:table-cell table:content-validation-name="val12"/>
          <table:table-cell table:number-columns-repeated="2"/>
          <table:table-cell table:style-name="ce196"/>
          <table:table-cell table:style-name="ce205" table:formula="of:=IFERROR(IF(ISBLANK([.Y432]); &quot;&quot;; IF([.$F432]=&quot;Long&quot;; ([.Y432]-[.$K432])*[.$J432]/[.$M432]; ([.$K432]-[.Y432])*[.$J432]/[.$M432])-[.$R432]); &quot;&quot;)">
            <text:p/>
          </table:table-cell>
          <table:table-cell table:style-name="Default"/>
          <table:table-cell table:style-name="ce205" table:formula="of:=IFERROR(IF(ISBLANK([.AA432]); &quot;&quot;; IF([.$F432]=&quot;Long&quot;; ([.AA432]-[.$K432])*[.$J432]/[.$M432]; ([.$K432]-[.AA432])*[.$J432]/[.$M432])-[.$R432]); &quot;&quot;)">
            <text:p/>
          </table:table-cell>
          <table:table-cell table:style-name="Default"/>
          <table:table-cell table:style-name="ce205" table:formula="of:=IFERROR(IF(ISBLANK([.AC432]); &quot;&quot;; IF([.$F432]=&quot;Long&quot;; ([.AC432]-[.$K432])*[.$J432]/[.$M432]; ([.$K432]-[.AC432])*[.$J432]/[.$M432])-[.$R432]); &quot;&quot;)">
            <text:p/>
          </table:table-cell>
          <table:table-cell/>
          <table:table-cell table:formula="of:=IF(ISBLANK([.Q432]); &quot;&quot;; DAY([.Q432]))">
            <text:p/>
          </table:table-cell>
          <table:table-cell table:formula="of:=IF(ISBLANK([.I432]); &quot;&quot;; WEEKDAY([.I432]; 2))">
            <text:p/>
          </table:table-cell>
          <table:table-cell table:formula="of:=IF(ISBLANK([.Q432]); &quot;&quot;; WEEKDAY([.Q432]; 2))">
            <text:p/>
          </table:table-cell>
          <table:table-cell table:formula="of:=IF(ISBLANK([.Q432]); &quot;&quot;; WEEKNUM([.Q432]))">
            <text:p/>
          </table:table-cell>
          <table:table-cell table:style-name="ce224" table:formula="of:=IF(ISBLANK([.I432]); &quot;&quot;; MONTH([.I432]))">
            <text:p/>
          </table:table-cell>
          <table:table-cell table:formula="of:=IF(ISBLANK([.Q432]); &quot;&quot;; MONTH([.Q432]))">
            <text:p/>
          </table:table-cell>
          <table:table-cell table:formula="of:=IF(OR(ISBLANK([.I432]); ISBLANK([.Q432])); &quot;&quot;; IFERROR(DATEDIF([.I432];[.Q432];&quot;d&quot;); &quot;&quot;))">
            <text:p/>
          </table:table-cell>
          <table:table-cell table:style-name="ce286" table:formula="of:=IF(ISBLANK([.P432]); &quot;&quot;; SUM([.$R$3:.R432]))">
            <text:p/>
          </table:table-cell>
          <table:table-cell table:style-name="ce286" table:formula="of:=IF(ISBLANK([.P432]); &quot;&quot;; SUM([.$S$3:.S432]))">
            <text:p/>
          </table:table-cell>
          <table:table-cell table:formula="of:=IF(ISBLANK([.K432]); &quot;&quot;; [.J432]*[.K432])">
            <text:p/>
          </table:table-cell>
          <table:table-cell table:formula="of:=IF(ISNUMBER([.AO432]); [.AO432]*0.0035; &quot;&quot;)">
            <text:p/>
          </table:table-cell>
          <table:table-cell table:style-name="ce224" table:formula="of:=IF(ISBLANK([.P432]); &quot;&quot; ; [.O432]*[.P432])">
            <text:p/>
          </table:table-cell>
          <table:table-cell table:formula="of:=IF(ISNUMBER([.AQ432]); [.AQ432]*0.0035; &quot;&quot;)">
            <text:p/>
          </table:table-cell>
          <table:table-cell table:number-columns-repeated="20"/>
        </table:table-row>
        <table:table-row table:style-name="ro2">
          <table:table-cell office:value-type="float" office:value="431" calcext:value-type="float">
            <text:p>43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3]=&quot;Long&quot;; [.K433]-[Overview.$C$4]/[.J433]; IF([.F433]=&quot;Short&quot;; [.K433]+[Overview.$C$4]/[.J433]; &quot;&quot;)); &quot;&quot;)">
            <text:p/>
          </table:table-cell>
          <table:table-cell table:style-name="ce157" table:formula="of:=IFERROR(ABS([.L433]-[.K433])*[.J433]; &quot;&quot;)">
            <text:p/>
          </table:table-cell>
          <table:table-cell table:style-name="ce289" table:formula="of:=IFERROR(IF([.F433]=&quot;Long&quot;; [.K433]+[Overview.$C$4]/[.J433]*[Overview.$C$6]; IF([.F433]=&quot;Short&quot;; [.K433]-[Overview.$C$4]/[.J433]*[Overview.$C$6]; &quot;&quot;)); &quot;&quot;)">
            <text:p/>
          </table:table-cell>
          <table:table-cell table:style-name="ce152"/>
          <table:table-cell table:number-columns-repeated="2"/>
          <table:table-cell table:formula="of:=IFERROR([.S433]/[.M433]; &quot;&quot;)">
            <text:p/>
          </table:table-cell>
          <table:table-cell table:formula="of:=IFERROR(IF(AND([.F433]=&quot;Long&quot;; [.O433]=[.J433]); [.J433]*([.P433]-[.K433]); IF(AND([.F433]=&quot;Short&quot;; [.O433]=[.J433]); [.J433]*([.K433]-[.P433]); &quot;&quot;)); &quot;&quot;)">
            <text:p/>
          </table:table-cell>
          <table:table-cell table:formula="of:=IF(ISNUMBER([.S433]); IF([.S433]&gt;0; &quot;Win&quot;; &quot;Loss&quot;);&quot;&quot;)">
            <text:p/>
          </table:table-cell>
          <table:table-cell table:formula="of:=IF([.Q433]=&quot;&quot;; &quot;&quot;; CONCATENATE(DATEDIF([.I433];[.Q433];&quot;d&quot;); IF(DATEDIF([.I433];[.Q433];&quot;d&quot;)&gt;1; &quot; Days&quot;; &quot; Day&quot;)))">
            <text:p/>
          </table:table-cell>
          <table:table-cell table:content-validation-name="val12"/>
          <table:table-cell table:number-columns-repeated="2"/>
          <table:table-cell table:style-name="ce196"/>
          <table:table-cell table:style-name="ce205" table:formula="of:=IFERROR(IF(ISBLANK([.Y433]); &quot;&quot;; IF([.$F433]=&quot;Long&quot;; ([.Y433]-[.$K433])*[.$J433]/[.$M433]; ([.$K433]-[.Y433])*[.$J433]/[.$M433])-[.$R433]); &quot;&quot;)">
            <text:p/>
          </table:table-cell>
          <table:table-cell table:style-name="Default"/>
          <table:table-cell table:style-name="ce205" table:formula="of:=IFERROR(IF(ISBLANK([.AA433]); &quot;&quot;; IF([.$F433]=&quot;Long&quot;; ([.AA433]-[.$K433])*[.$J433]/[.$M433]; ([.$K433]-[.AA433])*[.$J433]/[.$M433])-[.$R433]); &quot;&quot;)">
            <text:p/>
          </table:table-cell>
          <table:table-cell table:style-name="Default"/>
          <table:table-cell table:style-name="ce205" table:formula="of:=IFERROR(IF(ISBLANK([.AC433]); &quot;&quot;; IF([.$F433]=&quot;Long&quot;; ([.AC433]-[.$K433])*[.$J433]/[.$M433]; ([.$K433]-[.AC433])*[.$J433]/[.$M433])-[.$R433]); &quot;&quot;)">
            <text:p/>
          </table:table-cell>
          <table:table-cell/>
          <table:table-cell table:formula="of:=IF(ISBLANK([.Q433]); &quot;&quot;; DAY([.Q433]))">
            <text:p/>
          </table:table-cell>
          <table:table-cell table:formula="of:=IF(ISBLANK([.I433]); &quot;&quot;; WEEKDAY([.I433]; 2))">
            <text:p/>
          </table:table-cell>
          <table:table-cell table:formula="of:=IF(ISBLANK([.Q433]); &quot;&quot;; WEEKDAY([.Q433]; 2))">
            <text:p/>
          </table:table-cell>
          <table:table-cell table:formula="of:=IF(ISBLANK([.Q433]); &quot;&quot;; WEEKNUM([.Q433]))">
            <text:p/>
          </table:table-cell>
          <table:table-cell table:style-name="ce224" table:formula="of:=IF(ISBLANK([.I433]); &quot;&quot;; MONTH([.I433]))">
            <text:p/>
          </table:table-cell>
          <table:table-cell table:formula="of:=IF(ISBLANK([.Q433]); &quot;&quot;; MONTH([.Q433]))">
            <text:p/>
          </table:table-cell>
          <table:table-cell table:formula="of:=IF(OR(ISBLANK([.I433]); ISBLANK([.Q433])); &quot;&quot;; IFERROR(DATEDIF([.I433];[.Q433];&quot;d&quot;); &quot;&quot;))">
            <text:p/>
          </table:table-cell>
          <table:table-cell table:style-name="ce286" table:formula="of:=IF(ISBLANK([.P433]); &quot;&quot;; SUM([.$R$3:.R433]))">
            <text:p/>
          </table:table-cell>
          <table:table-cell table:style-name="ce286" table:formula="of:=IF(ISBLANK([.P433]); &quot;&quot;; SUM([.$S$3:.S433]))">
            <text:p/>
          </table:table-cell>
          <table:table-cell table:formula="of:=IF(ISBLANK([.K433]); &quot;&quot;; [.J433]*[.K433])">
            <text:p/>
          </table:table-cell>
          <table:table-cell table:formula="of:=IF(ISNUMBER([.AO433]); [.AO433]*0.0035; &quot;&quot;)">
            <text:p/>
          </table:table-cell>
          <table:table-cell table:style-name="ce224" table:formula="of:=IF(ISBLANK([.P433]); &quot;&quot; ; [.O433]*[.P433])">
            <text:p/>
          </table:table-cell>
          <table:table-cell table:formula="of:=IF(ISNUMBER([.AQ433]); [.AQ433]*0.0035; &quot;&quot;)">
            <text:p/>
          </table:table-cell>
          <table:table-cell table:number-columns-repeated="20"/>
        </table:table-row>
        <table:table-row table:style-name="ro2">
          <table:table-cell office:value-type="float" office:value="432" calcext:value-type="float">
            <text:p>43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4]=&quot;Long&quot;; [.K434]-[Overview.$C$4]/[.J434]; IF([.F434]=&quot;Short&quot;; [.K434]+[Overview.$C$4]/[.J434]; &quot;&quot;)); &quot;&quot;)">
            <text:p/>
          </table:table-cell>
          <table:table-cell table:style-name="ce157" table:formula="of:=IFERROR(ABS([.L434]-[.K434])*[.J434]; &quot;&quot;)">
            <text:p/>
          </table:table-cell>
          <table:table-cell table:style-name="ce289" table:formula="of:=IFERROR(IF([.F434]=&quot;Long&quot;; [.K434]+[Overview.$C$4]/[.J434]*[Overview.$C$6]; IF([.F434]=&quot;Short&quot;; [.K434]-[Overview.$C$4]/[.J434]*[Overview.$C$6]; &quot;&quot;)); &quot;&quot;)">
            <text:p/>
          </table:table-cell>
          <table:table-cell table:style-name="ce152"/>
          <table:table-cell table:number-columns-repeated="2"/>
          <table:table-cell table:formula="of:=IFERROR([.S434]/[.M434]; &quot;&quot;)">
            <text:p/>
          </table:table-cell>
          <table:table-cell table:formula="of:=IFERROR(IF(AND([.F434]=&quot;Long&quot;; [.O434]=[.J434]); [.J434]*([.P434]-[.K434]); IF(AND([.F434]=&quot;Short&quot;; [.O434]=[.J434]); [.J434]*([.K434]-[.P434]); &quot;&quot;)); &quot;&quot;)">
            <text:p/>
          </table:table-cell>
          <table:table-cell table:formula="of:=IF(ISNUMBER([.S434]); IF([.S434]&gt;0; &quot;Win&quot;; &quot;Loss&quot;);&quot;&quot;)">
            <text:p/>
          </table:table-cell>
          <table:table-cell table:formula="of:=IF([.Q434]=&quot;&quot;; &quot;&quot;; CONCATENATE(DATEDIF([.I434];[.Q434];&quot;d&quot;); IF(DATEDIF([.I434];[.Q434];&quot;d&quot;)&gt;1; &quot; Days&quot;; &quot; Day&quot;)))">
            <text:p/>
          </table:table-cell>
          <table:table-cell table:content-validation-name="val12"/>
          <table:table-cell table:number-columns-repeated="2"/>
          <table:table-cell table:style-name="ce196"/>
          <table:table-cell table:style-name="ce205" table:formula="of:=IFERROR(IF(ISBLANK([.Y434]); &quot;&quot;; IF([.$F434]=&quot;Long&quot;; ([.Y434]-[.$K434])*[.$J434]/[.$M434]; ([.$K434]-[.Y434])*[.$J434]/[.$M434])-[.$R434]); &quot;&quot;)">
            <text:p/>
          </table:table-cell>
          <table:table-cell table:style-name="Default"/>
          <table:table-cell table:style-name="ce205" table:formula="of:=IFERROR(IF(ISBLANK([.AA434]); &quot;&quot;; IF([.$F434]=&quot;Long&quot;; ([.AA434]-[.$K434])*[.$J434]/[.$M434]; ([.$K434]-[.AA434])*[.$J434]/[.$M434])-[.$R434]); &quot;&quot;)">
            <text:p/>
          </table:table-cell>
          <table:table-cell table:style-name="Default"/>
          <table:table-cell table:style-name="ce205" table:formula="of:=IFERROR(IF(ISBLANK([.AC434]); &quot;&quot;; IF([.$F434]=&quot;Long&quot;; ([.AC434]-[.$K434])*[.$J434]/[.$M434]; ([.$K434]-[.AC434])*[.$J434]/[.$M434])-[.$R434]); &quot;&quot;)">
            <text:p/>
          </table:table-cell>
          <table:table-cell/>
          <table:table-cell table:formula="of:=IF(ISBLANK([.Q434]); &quot;&quot;; DAY([.Q434]))">
            <text:p/>
          </table:table-cell>
          <table:table-cell table:formula="of:=IF(ISBLANK([.I434]); &quot;&quot;; WEEKDAY([.I434]; 2))">
            <text:p/>
          </table:table-cell>
          <table:table-cell table:formula="of:=IF(ISBLANK([.Q434]); &quot;&quot;; WEEKDAY([.Q434]; 2))">
            <text:p/>
          </table:table-cell>
          <table:table-cell table:formula="of:=IF(ISBLANK([.Q434]); &quot;&quot;; WEEKNUM([.Q434]))">
            <text:p/>
          </table:table-cell>
          <table:table-cell table:style-name="ce224" table:formula="of:=IF(ISBLANK([.I434]); &quot;&quot;; MONTH([.I434]))">
            <text:p/>
          </table:table-cell>
          <table:table-cell table:formula="of:=IF(ISBLANK([.Q434]); &quot;&quot;; MONTH([.Q434]))">
            <text:p/>
          </table:table-cell>
          <table:table-cell table:formula="of:=IF(OR(ISBLANK([.I434]); ISBLANK([.Q434])); &quot;&quot;; IFERROR(DATEDIF([.I434];[.Q434];&quot;d&quot;); &quot;&quot;))">
            <text:p/>
          </table:table-cell>
          <table:table-cell table:style-name="ce286" table:formula="of:=IF(ISBLANK([.P434]); &quot;&quot;; SUM([.$R$3:.R434]))">
            <text:p/>
          </table:table-cell>
          <table:table-cell table:style-name="ce286" table:formula="of:=IF(ISBLANK([.P434]); &quot;&quot;; SUM([.$S$3:.S434]))">
            <text:p/>
          </table:table-cell>
          <table:table-cell table:formula="of:=IF(ISBLANK([.K434]); &quot;&quot;; [.J434]*[.K434])">
            <text:p/>
          </table:table-cell>
          <table:table-cell table:formula="of:=IF(ISNUMBER([.AO434]); [.AO434]*0.0035; &quot;&quot;)">
            <text:p/>
          </table:table-cell>
          <table:table-cell table:style-name="ce224" table:formula="of:=IF(ISBLANK([.P434]); &quot;&quot; ; [.O434]*[.P434])">
            <text:p/>
          </table:table-cell>
          <table:table-cell table:formula="of:=IF(ISNUMBER([.AQ434]); [.AQ434]*0.0035; &quot;&quot;)">
            <text:p/>
          </table:table-cell>
          <table:table-cell table:number-columns-repeated="20"/>
        </table:table-row>
        <table:table-row table:style-name="ro2">
          <table:table-cell office:value-type="float" office:value="433" calcext:value-type="float">
            <text:p>43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5]=&quot;Long&quot;; [.K435]-[Overview.$C$4]/[.J435]; IF([.F435]=&quot;Short&quot;; [.K435]+[Overview.$C$4]/[.J435]; &quot;&quot;)); &quot;&quot;)">
            <text:p/>
          </table:table-cell>
          <table:table-cell table:style-name="ce157" table:formula="of:=IFERROR(ABS([.L435]-[.K435])*[.J435]; &quot;&quot;)">
            <text:p/>
          </table:table-cell>
          <table:table-cell table:style-name="ce289" table:formula="of:=IFERROR(IF([.F435]=&quot;Long&quot;; [.K435]+[Overview.$C$4]/[.J435]*[Overview.$C$6]; IF([.F435]=&quot;Short&quot;; [.K435]-[Overview.$C$4]/[.J435]*[Overview.$C$6]; &quot;&quot;)); &quot;&quot;)">
            <text:p/>
          </table:table-cell>
          <table:table-cell table:style-name="ce152"/>
          <table:table-cell table:number-columns-repeated="2"/>
          <table:table-cell table:formula="of:=IFERROR([.S435]/[.M435]; &quot;&quot;)">
            <text:p/>
          </table:table-cell>
          <table:table-cell table:formula="of:=IFERROR(IF(AND([.F435]=&quot;Long&quot;; [.O435]=[.J435]); [.J435]*([.P435]-[.K435]); IF(AND([.F435]=&quot;Short&quot;; [.O435]=[.J435]); [.J435]*([.K435]-[.P435]); &quot;&quot;)); &quot;&quot;)">
            <text:p/>
          </table:table-cell>
          <table:table-cell table:formula="of:=IF(ISNUMBER([.S435]); IF([.S435]&gt;0; &quot;Win&quot;; &quot;Loss&quot;);&quot;&quot;)">
            <text:p/>
          </table:table-cell>
          <table:table-cell table:formula="of:=IF([.Q435]=&quot;&quot;; &quot;&quot;; CONCATENATE(DATEDIF([.I435];[.Q435];&quot;d&quot;); IF(DATEDIF([.I435];[.Q435];&quot;d&quot;)&gt;1; &quot; Days&quot;; &quot; Day&quot;)))">
            <text:p/>
          </table:table-cell>
          <table:table-cell table:content-validation-name="val12"/>
          <table:table-cell table:number-columns-repeated="2"/>
          <table:table-cell table:style-name="ce196"/>
          <table:table-cell table:style-name="ce205" table:formula="of:=IFERROR(IF(ISBLANK([.Y435]); &quot;&quot;; IF([.$F435]=&quot;Long&quot;; ([.Y435]-[.$K435])*[.$J435]/[.$M435]; ([.$K435]-[.Y435])*[.$J435]/[.$M435])-[.$R435]); &quot;&quot;)">
            <text:p/>
          </table:table-cell>
          <table:table-cell table:style-name="Default"/>
          <table:table-cell table:style-name="ce205" table:formula="of:=IFERROR(IF(ISBLANK([.AA435]); &quot;&quot;; IF([.$F435]=&quot;Long&quot;; ([.AA435]-[.$K435])*[.$J435]/[.$M435]; ([.$K435]-[.AA435])*[.$J435]/[.$M435])-[.$R435]); &quot;&quot;)">
            <text:p/>
          </table:table-cell>
          <table:table-cell table:style-name="Default"/>
          <table:table-cell table:style-name="ce205" table:formula="of:=IFERROR(IF(ISBLANK([.AC435]); &quot;&quot;; IF([.$F435]=&quot;Long&quot;; ([.AC435]-[.$K435])*[.$J435]/[.$M435]; ([.$K435]-[.AC435])*[.$J435]/[.$M435])-[.$R435]); &quot;&quot;)">
            <text:p/>
          </table:table-cell>
          <table:table-cell/>
          <table:table-cell table:formula="of:=IF(ISBLANK([.Q435]); &quot;&quot;; DAY([.Q435]))">
            <text:p/>
          </table:table-cell>
          <table:table-cell table:formula="of:=IF(ISBLANK([.I435]); &quot;&quot;; WEEKDAY([.I435]; 2))">
            <text:p/>
          </table:table-cell>
          <table:table-cell table:formula="of:=IF(ISBLANK([.Q435]); &quot;&quot;; WEEKDAY([.Q435]; 2))">
            <text:p/>
          </table:table-cell>
          <table:table-cell table:formula="of:=IF(ISBLANK([.Q435]); &quot;&quot;; WEEKNUM([.Q435]))">
            <text:p/>
          </table:table-cell>
          <table:table-cell table:style-name="ce224" table:formula="of:=IF(ISBLANK([.I435]); &quot;&quot;; MONTH([.I435]))">
            <text:p/>
          </table:table-cell>
          <table:table-cell table:formula="of:=IF(ISBLANK([.Q435]); &quot;&quot;; MONTH([.Q435]))">
            <text:p/>
          </table:table-cell>
          <table:table-cell table:formula="of:=IF(OR(ISBLANK([.I435]); ISBLANK([.Q435])); &quot;&quot;; IFERROR(DATEDIF([.I435];[.Q435];&quot;d&quot;); &quot;&quot;))">
            <text:p/>
          </table:table-cell>
          <table:table-cell table:style-name="ce286" table:formula="of:=IF(ISBLANK([.P435]); &quot;&quot;; SUM([.$R$3:.R435]))">
            <text:p/>
          </table:table-cell>
          <table:table-cell table:style-name="ce286" table:formula="of:=IF(ISBLANK([.P435]); &quot;&quot;; SUM([.$S$3:.S435]))">
            <text:p/>
          </table:table-cell>
          <table:table-cell table:formula="of:=IF(ISBLANK([.K435]); &quot;&quot;; [.J435]*[.K435])">
            <text:p/>
          </table:table-cell>
          <table:table-cell table:formula="of:=IF(ISNUMBER([.AO435]); [.AO435]*0.0035; &quot;&quot;)">
            <text:p/>
          </table:table-cell>
          <table:table-cell table:style-name="ce224" table:formula="of:=IF(ISBLANK([.P435]); &quot;&quot; ; [.O435]*[.P435])">
            <text:p/>
          </table:table-cell>
          <table:table-cell table:formula="of:=IF(ISNUMBER([.AQ435]); [.AQ435]*0.0035; &quot;&quot;)">
            <text:p/>
          </table:table-cell>
          <table:table-cell table:number-columns-repeated="20"/>
        </table:table-row>
        <table:table-row table:style-name="ro2">
          <table:table-cell office:value-type="float" office:value="434" calcext:value-type="float">
            <text:p>43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6]=&quot;Long&quot;; [.K436]-[Overview.$C$4]/[.J436]; IF([.F436]=&quot;Short&quot;; [.K436]+[Overview.$C$4]/[.J436]; &quot;&quot;)); &quot;&quot;)">
            <text:p/>
          </table:table-cell>
          <table:table-cell table:style-name="ce157" table:formula="of:=IFERROR(ABS([.L436]-[.K436])*[.J436]; &quot;&quot;)">
            <text:p/>
          </table:table-cell>
          <table:table-cell table:style-name="ce289" table:formula="of:=IFERROR(IF([.F436]=&quot;Long&quot;; [.K436]+[Overview.$C$4]/[.J436]*[Overview.$C$6]; IF([.F436]=&quot;Short&quot;; [.K436]-[Overview.$C$4]/[.J436]*[Overview.$C$6]; &quot;&quot;)); &quot;&quot;)">
            <text:p/>
          </table:table-cell>
          <table:table-cell table:style-name="ce152"/>
          <table:table-cell table:number-columns-repeated="2"/>
          <table:table-cell table:formula="of:=IFERROR([.S436]/[.M436]; &quot;&quot;)">
            <text:p/>
          </table:table-cell>
          <table:table-cell table:formula="of:=IFERROR(IF(AND([.F436]=&quot;Long&quot;; [.O436]=[.J436]); [.J436]*([.P436]-[.K436]); IF(AND([.F436]=&quot;Short&quot;; [.O436]=[.J436]); [.J436]*([.K436]-[.P436]); &quot;&quot;)); &quot;&quot;)">
            <text:p/>
          </table:table-cell>
          <table:table-cell table:formula="of:=IF(ISNUMBER([.S436]); IF([.S436]&gt;0; &quot;Win&quot;; &quot;Loss&quot;);&quot;&quot;)">
            <text:p/>
          </table:table-cell>
          <table:table-cell table:formula="of:=IF([.Q436]=&quot;&quot;; &quot;&quot;; CONCATENATE(DATEDIF([.I436];[.Q436];&quot;d&quot;); IF(DATEDIF([.I436];[.Q436];&quot;d&quot;)&gt;1; &quot; Days&quot;; &quot; Day&quot;)))">
            <text:p/>
          </table:table-cell>
          <table:table-cell table:content-validation-name="val12"/>
          <table:table-cell table:number-columns-repeated="2"/>
          <table:table-cell table:style-name="ce196"/>
          <table:table-cell table:style-name="ce205" table:formula="of:=IFERROR(IF(ISBLANK([.Y436]); &quot;&quot;; IF([.$F436]=&quot;Long&quot;; ([.Y436]-[.$K436])*[.$J436]/[.$M436]; ([.$K436]-[.Y436])*[.$J436]/[.$M436])-[.$R436]); &quot;&quot;)">
            <text:p/>
          </table:table-cell>
          <table:table-cell table:style-name="Default"/>
          <table:table-cell table:style-name="ce205" table:formula="of:=IFERROR(IF(ISBLANK([.AA436]); &quot;&quot;; IF([.$F436]=&quot;Long&quot;; ([.AA436]-[.$K436])*[.$J436]/[.$M436]; ([.$K436]-[.AA436])*[.$J436]/[.$M436])-[.$R436]); &quot;&quot;)">
            <text:p/>
          </table:table-cell>
          <table:table-cell table:style-name="Default"/>
          <table:table-cell table:style-name="ce205" table:formula="of:=IFERROR(IF(ISBLANK([.AC436]); &quot;&quot;; IF([.$F436]=&quot;Long&quot;; ([.AC436]-[.$K436])*[.$J436]/[.$M436]; ([.$K436]-[.AC436])*[.$J436]/[.$M436])-[.$R436]); &quot;&quot;)">
            <text:p/>
          </table:table-cell>
          <table:table-cell/>
          <table:table-cell table:formula="of:=IF(ISBLANK([.Q436]); &quot;&quot;; DAY([.Q436]))">
            <text:p/>
          </table:table-cell>
          <table:table-cell table:formula="of:=IF(ISBLANK([.I436]); &quot;&quot;; WEEKDAY([.I436]; 2))">
            <text:p/>
          </table:table-cell>
          <table:table-cell table:formula="of:=IF(ISBLANK([.Q436]); &quot;&quot;; WEEKDAY([.Q436]; 2))">
            <text:p/>
          </table:table-cell>
          <table:table-cell table:formula="of:=IF(ISBLANK([.Q436]); &quot;&quot;; WEEKNUM([.Q436]))">
            <text:p/>
          </table:table-cell>
          <table:table-cell table:style-name="ce224" table:formula="of:=IF(ISBLANK([.I436]); &quot;&quot;; MONTH([.I436]))">
            <text:p/>
          </table:table-cell>
          <table:table-cell table:formula="of:=IF(ISBLANK([.Q436]); &quot;&quot;; MONTH([.Q436]))">
            <text:p/>
          </table:table-cell>
          <table:table-cell table:formula="of:=IF(OR(ISBLANK([.I436]); ISBLANK([.Q436])); &quot;&quot;; IFERROR(DATEDIF([.I436];[.Q436];&quot;d&quot;); &quot;&quot;))">
            <text:p/>
          </table:table-cell>
          <table:table-cell table:style-name="ce286" table:formula="of:=IF(ISBLANK([.P436]); &quot;&quot;; SUM([.$R$3:.R436]))">
            <text:p/>
          </table:table-cell>
          <table:table-cell table:style-name="ce286" table:formula="of:=IF(ISBLANK([.P436]); &quot;&quot;; SUM([.$S$3:.S436]))">
            <text:p/>
          </table:table-cell>
          <table:table-cell table:formula="of:=IF(ISBLANK([.K436]); &quot;&quot;; [.J436]*[.K436])">
            <text:p/>
          </table:table-cell>
          <table:table-cell table:formula="of:=IF(ISNUMBER([.AO436]); [.AO436]*0.0035; &quot;&quot;)">
            <text:p/>
          </table:table-cell>
          <table:table-cell table:style-name="ce224" table:formula="of:=IF(ISBLANK([.P436]); &quot;&quot; ; [.O436]*[.P436])">
            <text:p/>
          </table:table-cell>
          <table:table-cell table:formula="of:=IF(ISNUMBER([.AQ436]); [.AQ436]*0.0035; &quot;&quot;)">
            <text:p/>
          </table:table-cell>
          <table:table-cell table:number-columns-repeated="20"/>
        </table:table-row>
        <table:table-row table:style-name="ro2">
          <table:table-cell office:value-type="float" office:value="435" calcext:value-type="float">
            <text:p>43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7]=&quot;Long&quot;; [.K437]-[Overview.$C$4]/[.J437]; IF([.F437]=&quot;Short&quot;; [.K437]+[Overview.$C$4]/[.J437]; &quot;&quot;)); &quot;&quot;)">
            <text:p/>
          </table:table-cell>
          <table:table-cell table:style-name="ce157" table:formula="of:=IFERROR(ABS([.L437]-[.K437])*[.J437]; &quot;&quot;)">
            <text:p/>
          </table:table-cell>
          <table:table-cell table:style-name="ce289" table:formula="of:=IFERROR(IF([.F437]=&quot;Long&quot;; [.K437]+[Overview.$C$4]/[.J437]*[Overview.$C$6]; IF([.F437]=&quot;Short&quot;; [.K437]-[Overview.$C$4]/[.J437]*[Overview.$C$6]; &quot;&quot;)); &quot;&quot;)">
            <text:p/>
          </table:table-cell>
          <table:table-cell table:style-name="ce152"/>
          <table:table-cell table:number-columns-repeated="2"/>
          <table:table-cell table:formula="of:=IFERROR([.S437]/[.M437]; &quot;&quot;)">
            <text:p/>
          </table:table-cell>
          <table:table-cell table:formula="of:=IFERROR(IF(AND([.F437]=&quot;Long&quot;; [.O437]=[.J437]); [.J437]*([.P437]-[.K437]); IF(AND([.F437]=&quot;Short&quot;; [.O437]=[.J437]); [.J437]*([.K437]-[.P437]); &quot;&quot;)); &quot;&quot;)">
            <text:p/>
          </table:table-cell>
          <table:table-cell table:formula="of:=IF(ISNUMBER([.S437]); IF([.S437]&gt;0; &quot;Win&quot;; &quot;Loss&quot;);&quot;&quot;)">
            <text:p/>
          </table:table-cell>
          <table:table-cell table:formula="of:=IF([.Q437]=&quot;&quot;; &quot;&quot;; CONCATENATE(DATEDIF([.I437];[.Q437];&quot;d&quot;); IF(DATEDIF([.I437];[.Q437];&quot;d&quot;)&gt;1; &quot; Days&quot;; &quot; Day&quot;)))">
            <text:p/>
          </table:table-cell>
          <table:table-cell table:content-validation-name="val12"/>
          <table:table-cell table:number-columns-repeated="2"/>
          <table:table-cell table:style-name="ce196"/>
          <table:table-cell table:style-name="ce205" table:formula="of:=IFERROR(IF(ISBLANK([.Y437]); &quot;&quot;; IF([.$F437]=&quot;Long&quot;; ([.Y437]-[.$K437])*[.$J437]/[.$M437]; ([.$K437]-[.Y437])*[.$J437]/[.$M437])-[.$R437]); &quot;&quot;)">
            <text:p/>
          </table:table-cell>
          <table:table-cell table:style-name="Default"/>
          <table:table-cell table:style-name="ce205" table:formula="of:=IFERROR(IF(ISBLANK([.AA437]); &quot;&quot;; IF([.$F437]=&quot;Long&quot;; ([.AA437]-[.$K437])*[.$J437]/[.$M437]; ([.$K437]-[.AA437])*[.$J437]/[.$M437])-[.$R437]); &quot;&quot;)">
            <text:p/>
          </table:table-cell>
          <table:table-cell table:style-name="Default"/>
          <table:table-cell table:style-name="ce205" table:formula="of:=IFERROR(IF(ISBLANK([.AC437]); &quot;&quot;; IF([.$F437]=&quot;Long&quot;; ([.AC437]-[.$K437])*[.$J437]/[.$M437]; ([.$K437]-[.AC437])*[.$J437]/[.$M437])-[.$R437]); &quot;&quot;)">
            <text:p/>
          </table:table-cell>
          <table:table-cell/>
          <table:table-cell table:formula="of:=IF(ISBLANK([.Q437]); &quot;&quot;; DAY([.Q437]))">
            <text:p/>
          </table:table-cell>
          <table:table-cell table:formula="of:=IF(ISBLANK([.I437]); &quot;&quot;; WEEKDAY([.I437]; 2))">
            <text:p/>
          </table:table-cell>
          <table:table-cell table:formula="of:=IF(ISBLANK([.Q437]); &quot;&quot;; WEEKDAY([.Q437]; 2))">
            <text:p/>
          </table:table-cell>
          <table:table-cell table:formula="of:=IF(ISBLANK([.Q437]); &quot;&quot;; WEEKNUM([.Q437]))">
            <text:p/>
          </table:table-cell>
          <table:table-cell table:style-name="ce224" table:formula="of:=IF(ISBLANK([.I437]); &quot;&quot;; MONTH([.I437]))">
            <text:p/>
          </table:table-cell>
          <table:table-cell table:formula="of:=IF(ISBLANK([.Q437]); &quot;&quot;; MONTH([.Q437]))">
            <text:p/>
          </table:table-cell>
          <table:table-cell table:formula="of:=IF(OR(ISBLANK([.I437]); ISBLANK([.Q437])); &quot;&quot;; IFERROR(DATEDIF([.I437];[.Q437];&quot;d&quot;); &quot;&quot;))">
            <text:p/>
          </table:table-cell>
          <table:table-cell table:style-name="ce286" table:formula="of:=IF(ISBLANK([.P437]); &quot;&quot;; SUM([.$R$3:.R437]))">
            <text:p/>
          </table:table-cell>
          <table:table-cell table:style-name="ce286" table:formula="of:=IF(ISBLANK([.P437]); &quot;&quot;; SUM([.$S$3:.S437]))">
            <text:p/>
          </table:table-cell>
          <table:table-cell table:formula="of:=IF(ISBLANK([.K437]); &quot;&quot;; [.J437]*[.K437])">
            <text:p/>
          </table:table-cell>
          <table:table-cell table:formula="of:=IF(ISNUMBER([.AO437]); [.AO437]*0.0035; &quot;&quot;)">
            <text:p/>
          </table:table-cell>
          <table:table-cell table:style-name="ce224" table:formula="of:=IF(ISBLANK([.P437]); &quot;&quot; ; [.O437]*[.P437])">
            <text:p/>
          </table:table-cell>
          <table:table-cell table:formula="of:=IF(ISNUMBER([.AQ437]); [.AQ437]*0.0035; &quot;&quot;)">
            <text:p/>
          </table:table-cell>
          <table:table-cell table:number-columns-repeated="20"/>
        </table:table-row>
        <table:table-row table:style-name="ro2">
          <table:table-cell office:value-type="float" office:value="436" calcext:value-type="float">
            <text:p>43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8]=&quot;Long&quot;; [.K438]-[Overview.$C$4]/[.J438]; IF([.F438]=&quot;Short&quot;; [.K438]+[Overview.$C$4]/[.J438]; &quot;&quot;)); &quot;&quot;)">
            <text:p/>
          </table:table-cell>
          <table:table-cell table:style-name="ce157" table:formula="of:=IFERROR(ABS([.L438]-[.K438])*[.J438]; &quot;&quot;)">
            <text:p/>
          </table:table-cell>
          <table:table-cell table:style-name="ce289" table:formula="of:=IFERROR(IF([.F438]=&quot;Long&quot;; [.K438]+[Overview.$C$4]/[.J438]*[Overview.$C$6]; IF([.F438]=&quot;Short&quot;; [.K438]-[Overview.$C$4]/[.J438]*[Overview.$C$6]; &quot;&quot;)); &quot;&quot;)">
            <text:p/>
          </table:table-cell>
          <table:table-cell table:style-name="ce152"/>
          <table:table-cell table:number-columns-repeated="2"/>
          <table:table-cell table:formula="of:=IFERROR([.S438]/[.M438]; &quot;&quot;)">
            <text:p/>
          </table:table-cell>
          <table:table-cell table:formula="of:=IFERROR(IF(AND([.F438]=&quot;Long&quot;; [.O438]=[.J438]); [.J438]*([.P438]-[.K438]); IF(AND([.F438]=&quot;Short&quot;; [.O438]=[.J438]); [.J438]*([.K438]-[.P438]); &quot;&quot;)); &quot;&quot;)">
            <text:p/>
          </table:table-cell>
          <table:table-cell table:formula="of:=IF(ISNUMBER([.S438]); IF([.S438]&gt;0; &quot;Win&quot;; &quot;Loss&quot;);&quot;&quot;)">
            <text:p/>
          </table:table-cell>
          <table:table-cell table:formula="of:=IF([.Q438]=&quot;&quot;; &quot;&quot;; CONCATENATE(DATEDIF([.I438];[.Q438];&quot;d&quot;); IF(DATEDIF([.I438];[.Q438];&quot;d&quot;)&gt;1; &quot; Days&quot;; &quot; Day&quot;)))">
            <text:p/>
          </table:table-cell>
          <table:table-cell table:content-validation-name="val12"/>
          <table:table-cell table:number-columns-repeated="2"/>
          <table:table-cell table:style-name="ce196"/>
          <table:table-cell table:style-name="ce205" table:formula="of:=IFERROR(IF(ISBLANK([.Y438]); &quot;&quot;; IF([.$F438]=&quot;Long&quot;; ([.Y438]-[.$K438])*[.$J438]/[.$M438]; ([.$K438]-[.Y438])*[.$J438]/[.$M438])-[.$R438]); &quot;&quot;)">
            <text:p/>
          </table:table-cell>
          <table:table-cell table:style-name="Default"/>
          <table:table-cell table:style-name="ce205" table:formula="of:=IFERROR(IF(ISBLANK([.AA438]); &quot;&quot;; IF([.$F438]=&quot;Long&quot;; ([.AA438]-[.$K438])*[.$J438]/[.$M438]; ([.$K438]-[.AA438])*[.$J438]/[.$M438])-[.$R438]); &quot;&quot;)">
            <text:p/>
          </table:table-cell>
          <table:table-cell table:style-name="Default"/>
          <table:table-cell table:style-name="ce205" table:formula="of:=IFERROR(IF(ISBLANK([.AC438]); &quot;&quot;; IF([.$F438]=&quot;Long&quot;; ([.AC438]-[.$K438])*[.$J438]/[.$M438]; ([.$K438]-[.AC438])*[.$J438]/[.$M438])-[.$R438]); &quot;&quot;)">
            <text:p/>
          </table:table-cell>
          <table:table-cell/>
          <table:table-cell table:formula="of:=IF(ISBLANK([.Q438]); &quot;&quot;; DAY([.Q438]))">
            <text:p/>
          </table:table-cell>
          <table:table-cell table:formula="of:=IF(ISBLANK([.I438]); &quot;&quot;; WEEKDAY([.I438]; 2))">
            <text:p/>
          </table:table-cell>
          <table:table-cell table:formula="of:=IF(ISBLANK([.Q438]); &quot;&quot;; WEEKDAY([.Q438]; 2))">
            <text:p/>
          </table:table-cell>
          <table:table-cell table:formula="of:=IF(ISBLANK([.Q438]); &quot;&quot;; WEEKNUM([.Q438]))">
            <text:p/>
          </table:table-cell>
          <table:table-cell table:style-name="ce224" table:formula="of:=IF(ISBLANK([.I438]); &quot;&quot;; MONTH([.I438]))">
            <text:p/>
          </table:table-cell>
          <table:table-cell table:formula="of:=IF(ISBLANK([.Q438]); &quot;&quot;; MONTH([.Q438]))">
            <text:p/>
          </table:table-cell>
          <table:table-cell table:formula="of:=IF(OR(ISBLANK([.I438]); ISBLANK([.Q438])); &quot;&quot;; IFERROR(DATEDIF([.I438];[.Q438];&quot;d&quot;); &quot;&quot;))">
            <text:p/>
          </table:table-cell>
          <table:table-cell table:style-name="ce286" table:formula="of:=IF(ISBLANK([.P438]); &quot;&quot;; SUM([.$R$3:.R438]))">
            <text:p/>
          </table:table-cell>
          <table:table-cell table:style-name="ce286" table:formula="of:=IF(ISBLANK([.P438]); &quot;&quot;; SUM([.$S$3:.S438]))">
            <text:p/>
          </table:table-cell>
          <table:table-cell table:formula="of:=IF(ISBLANK([.K438]); &quot;&quot;; [.J438]*[.K438])">
            <text:p/>
          </table:table-cell>
          <table:table-cell table:formula="of:=IF(ISNUMBER([.AO438]); [.AO438]*0.0035; &quot;&quot;)">
            <text:p/>
          </table:table-cell>
          <table:table-cell table:style-name="ce224" table:formula="of:=IF(ISBLANK([.P438]); &quot;&quot; ; [.O438]*[.P438])">
            <text:p/>
          </table:table-cell>
          <table:table-cell table:formula="of:=IF(ISNUMBER([.AQ438]); [.AQ438]*0.0035; &quot;&quot;)">
            <text:p/>
          </table:table-cell>
          <table:table-cell table:number-columns-repeated="20"/>
        </table:table-row>
        <table:table-row table:style-name="ro2">
          <table:table-cell office:value-type="float" office:value="437" calcext:value-type="float">
            <text:p>43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39]=&quot;Long&quot;; [.K439]-[Overview.$C$4]/[.J439]; IF([.F439]=&quot;Short&quot;; [.K439]+[Overview.$C$4]/[.J439]; &quot;&quot;)); &quot;&quot;)">
            <text:p/>
          </table:table-cell>
          <table:table-cell table:style-name="ce157" table:formula="of:=IFERROR(ABS([.L439]-[.K439])*[.J439]; &quot;&quot;)">
            <text:p/>
          </table:table-cell>
          <table:table-cell table:style-name="ce289" table:formula="of:=IFERROR(IF([.F439]=&quot;Long&quot;; [.K439]+[Overview.$C$4]/[.J439]*[Overview.$C$6]; IF([.F439]=&quot;Short&quot;; [.K439]-[Overview.$C$4]/[.J439]*[Overview.$C$6]; &quot;&quot;)); &quot;&quot;)">
            <text:p/>
          </table:table-cell>
          <table:table-cell table:style-name="ce152"/>
          <table:table-cell table:number-columns-repeated="2"/>
          <table:table-cell table:formula="of:=IFERROR([.S439]/[.M439]; &quot;&quot;)">
            <text:p/>
          </table:table-cell>
          <table:table-cell table:formula="of:=IFERROR(IF(AND([.F439]=&quot;Long&quot;; [.O439]=[.J439]); [.J439]*([.P439]-[.K439]); IF(AND([.F439]=&quot;Short&quot;; [.O439]=[.J439]); [.J439]*([.K439]-[.P439]); &quot;&quot;)); &quot;&quot;)">
            <text:p/>
          </table:table-cell>
          <table:table-cell table:formula="of:=IF(ISNUMBER([.S439]); IF([.S439]&gt;0; &quot;Win&quot;; &quot;Loss&quot;);&quot;&quot;)">
            <text:p/>
          </table:table-cell>
          <table:table-cell table:formula="of:=IF([.Q439]=&quot;&quot;; &quot;&quot;; CONCATENATE(DATEDIF([.I439];[.Q439];&quot;d&quot;); IF(DATEDIF([.I439];[.Q439];&quot;d&quot;)&gt;1; &quot; Days&quot;; &quot; Day&quot;)))">
            <text:p/>
          </table:table-cell>
          <table:table-cell table:content-validation-name="val12"/>
          <table:table-cell table:number-columns-repeated="2"/>
          <table:table-cell table:style-name="ce196"/>
          <table:table-cell table:style-name="ce205" table:formula="of:=IFERROR(IF(ISBLANK([.Y439]); &quot;&quot;; IF([.$F439]=&quot;Long&quot;; ([.Y439]-[.$K439])*[.$J439]/[.$M439]; ([.$K439]-[.Y439])*[.$J439]/[.$M439])-[.$R439]); &quot;&quot;)">
            <text:p/>
          </table:table-cell>
          <table:table-cell table:style-name="Default"/>
          <table:table-cell table:style-name="ce205" table:formula="of:=IFERROR(IF(ISBLANK([.AA439]); &quot;&quot;; IF([.$F439]=&quot;Long&quot;; ([.AA439]-[.$K439])*[.$J439]/[.$M439]; ([.$K439]-[.AA439])*[.$J439]/[.$M439])-[.$R439]); &quot;&quot;)">
            <text:p/>
          </table:table-cell>
          <table:table-cell table:style-name="Default"/>
          <table:table-cell table:style-name="ce205" table:formula="of:=IFERROR(IF(ISBLANK([.AC439]); &quot;&quot;; IF([.$F439]=&quot;Long&quot;; ([.AC439]-[.$K439])*[.$J439]/[.$M439]; ([.$K439]-[.AC439])*[.$J439]/[.$M439])-[.$R439]); &quot;&quot;)">
            <text:p/>
          </table:table-cell>
          <table:table-cell/>
          <table:table-cell table:formula="of:=IF(ISBLANK([.Q439]); &quot;&quot;; DAY([.Q439]))">
            <text:p/>
          </table:table-cell>
          <table:table-cell table:formula="of:=IF(ISBLANK([.I439]); &quot;&quot;; WEEKDAY([.I439]; 2))">
            <text:p/>
          </table:table-cell>
          <table:table-cell table:formula="of:=IF(ISBLANK([.Q439]); &quot;&quot;; WEEKDAY([.Q439]; 2))">
            <text:p/>
          </table:table-cell>
          <table:table-cell table:formula="of:=IF(ISBLANK([.Q439]); &quot;&quot;; WEEKNUM([.Q439]))">
            <text:p/>
          </table:table-cell>
          <table:table-cell table:style-name="ce224" table:formula="of:=IF(ISBLANK([.I439]); &quot;&quot;; MONTH([.I439]))">
            <text:p/>
          </table:table-cell>
          <table:table-cell table:formula="of:=IF(ISBLANK([.Q439]); &quot;&quot;; MONTH([.Q439]))">
            <text:p/>
          </table:table-cell>
          <table:table-cell table:formula="of:=IF(OR(ISBLANK([.I439]); ISBLANK([.Q439])); &quot;&quot;; IFERROR(DATEDIF([.I439];[.Q439];&quot;d&quot;); &quot;&quot;))">
            <text:p/>
          </table:table-cell>
          <table:table-cell table:style-name="ce286" table:formula="of:=IF(ISBLANK([.P439]); &quot;&quot;; SUM([.$R$3:.R439]))">
            <text:p/>
          </table:table-cell>
          <table:table-cell table:style-name="ce286" table:formula="of:=IF(ISBLANK([.P439]); &quot;&quot;; SUM([.$S$3:.S439]))">
            <text:p/>
          </table:table-cell>
          <table:table-cell table:formula="of:=IF(ISBLANK([.K439]); &quot;&quot;; [.J439]*[.K439])">
            <text:p/>
          </table:table-cell>
          <table:table-cell table:formula="of:=IF(ISNUMBER([.AO439]); [.AO439]*0.0035; &quot;&quot;)">
            <text:p/>
          </table:table-cell>
          <table:table-cell table:style-name="ce224" table:formula="of:=IF(ISBLANK([.P439]); &quot;&quot; ; [.O439]*[.P439])">
            <text:p/>
          </table:table-cell>
          <table:table-cell table:formula="of:=IF(ISNUMBER([.AQ439]); [.AQ439]*0.0035; &quot;&quot;)">
            <text:p/>
          </table:table-cell>
          <table:table-cell table:number-columns-repeated="20"/>
        </table:table-row>
        <table:table-row table:style-name="ro2">
          <table:table-cell office:value-type="float" office:value="438" calcext:value-type="float">
            <text:p>43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0]=&quot;Long&quot;; [.K440]-[Overview.$C$4]/[.J440]; IF([.F440]=&quot;Short&quot;; [.K440]+[Overview.$C$4]/[.J440]; &quot;&quot;)); &quot;&quot;)">
            <text:p/>
          </table:table-cell>
          <table:table-cell table:style-name="ce157" table:formula="of:=IFERROR(ABS([.L440]-[.K440])*[.J440]; &quot;&quot;)">
            <text:p/>
          </table:table-cell>
          <table:table-cell table:style-name="ce289" table:formula="of:=IFERROR(IF([.F440]=&quot;Long&quot;; [.K440]+[Overview.$C$4]/[.J440]*[Overview.$C$6]; IF([.F440]=&quot;Short&quot;; [.K440]-[Overview.$C$4]/[.J440]*[Overview.$C$6]; &quot;&quot;)); &quot;&quot;)">
            <text:p/>
          </table:table-cell>
          <table:table-cell table:style-name="ce152"/>
          <table:table-cell table:number-columns-repeated="2"/>
          <table:table-cell table:formula="of:=IFERROR([.S440]/[.M440]; &quot;&quot;)">
            <text:p/>
          </table:table-cell>
          <table:table-cell table:formula="of:=IFERROR(IF(AND([.F440]=&quot;Long&quot;; [.O440]=[.J440]); [.J440]*([.P440]-[.K440]); IF(AND([.F440]=&quot;Short&quot;; [.O440]=[.J440]); [.J440]*([.K440]-[.P440]); &quot;&quot;)); &quot;&quot;)">
            <text:p/>
          </table:table-cell>
          <table:table-cell table:formula="of:=IF(ISNUMBER([.S440]); IF([.S440]&gt;0; &quot;Win&quot;; &quot;Loss&quot;);&quot;&quot;)">
            <text:p/>
          </table:table-cell>
          <table:table-cell table:formula="of:=IF([.Q440]=&quot;&quot;; &quot;&quot;; CONCATENATE(DATEDIF([.I440];[.Q440];&quot;d&quot;); IF(DATEDIF([.I440];[.Q440];&quot;d&quot;)&gt;1; &quot; Days&quot;; &quot; Day&quot;)))">
            <text:p/>
          </table:table-cell>
          <table:table-cell table:content-validation-name="val12"/>
          <table:table-cell table:number-columns-repeated="2"/>
          <table:table-cell table:style-name="ce196"/>
          <table:table-cell table:style-name="ce205" table:formula="of:=IFERROR(IF(ISBLANK([.Y440]); &quot;&quot;; IF([.$F440]=&quot;Long&quot;; ([.Y440]-[.$K440])*[.$J440]/[.$M440]; ([.$K440]-[.Y440])*[.$J440]/[.$M440])-[.$R440]); &quot;&quot;)">
            <text:p/>
          </table:table-cell>
          <table:table-cell table:style-name="Default"/>
          <table:table-cell table:style-name="ce205" table:formula="of:=IFERROR(IF(ISBLANK([.AA440]); &quot;&quot;; IF([.$F440]=&quot;Long&quot;; ([.AA440]-[.$K440])*[.$J440]/[.$M440]; ([.$K440]-[.AA440])*[.$J440]/[.$M440])-[.$R440]); &quot;&quot;)">
            <text:p/>
          </table:table-cell>
          <table:table-cell table:style-name="Default"/>
          <table:table-cell table:style-name="ce205" table:formula="of:=IFERROR(IF(ISBLANK([.AC440]); &quot;&quot;; IF([.$F440]=&quot;Long&quot;; ([.AC440]-[.$K440])*[.$J440]/[.$M440]; ([.$K440]-[.AC440])*[.$J440]/[.$M440])-[.$R440]); &quot;&quot;)">
            <text:p/>
          </table:table-cell>
          <table:table-cell/>
          <table:table-cell table:formula="of:=IF(ISBLANK([.Q440]); &quot;&quot;; DAY([.Q440]))">
            <text:p/>
          </table:table-cell>
          <table:table-cell table:formula="of:=IF(ISBLANK([.I440]); &quot;&quot;; WEEKDAY([.I440]; 2))">
            <text:p/>
          </table:table-cell>
          <table:table-cell table:formula="of:=IF(ISBLANK([.Q440]); &quot;&quot;; WEEKDAY([.Q440]; 2))">
            <text:p/>
          </table:table-cell>
          <table:table-cell table:formula="of:=IF(ISBLANK([.Q440]); &quot;&quot;; WEEKNUM([.Q440]))">
            <text:p/>
          </table:table-cell>
          <table:table-cell table:style-name="ce224" table:formula="of:=IF(ISBLANK([.I440]); &quot;&quot;; MONTH([.I440]))">
            <text:p/>
          </table:table-cell>
          <table:table-cell table:formula="of:=IF(ISBLANK([.Q440]); &quot;&quot;; MONTH([.Q440]))">
            <text:p/>
          </table:table-cell>
          <table:table-cell table:formula="of:=IF(OR(ISBLANK([.I440]); ISBLANK([.Q440])); &quot;&quot;; IFERROR(DATEDIF([.I440];[.Q440];&quot;d&quot;); &quot;&quot;))">
            <text:p/>
          </table:table-cell>
          <table:table-cell table:style-name="ce286" table:formula="of:=IF(ISBLANK([.P440]); &quot;&quot;; SUM([.$R$3:.R440]))">
            <text:p/>
          </table:table-cell>
          <table:table-cell table:style-name="ce286" table:formula="of:=IF(ISBLANK([.P440]); &quot;&quot;; SUM([.$S$3:.S440]))">
            <text:p/>
          </table:table-cell>
          <table:table-cell table:formula="of:=IF(ISBLANK([.K440]); &quot;&quot;; [.J440]*[.K440])">
            <text:p/>
          </table:table-cell>
          <table:table-cell table:formula="of:=IF(ISNUMBER([.AO440]); [.AO440]*0.0035; &quot;&quot;)">
            <text:p/>
          </table:table-cell>
          <table:table-cell table:style-name="ce224" table:formula="of:=IF(ISBLANK([.P440]); &quot;&quot; ; [.O440]*[.P440])">
            <text:p/>
          </table:table-cell>
          <table:table-cell table:formula="of:=IF(ISNUMBER([.AQ440]); [.AQ440]*0.0035; &quot;&quot;)">
            <text:p/>
          </table:table-cell>
          <table:table-cell table:number-columns-repeated="20"/>
        </table:table-row>
        <table:table-row table:style-name="ro2">
          <table:table-cell office:value-type="float" office:value="439" calcext:value-type="float">
            <text:p>43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1]=&quot;Long&quot;; [.K441]-[Overview.$C$4]/[.J441]; IF([.F441]=&quot;Short&quot;; [.K441]+[Overview.$C$4]/[.J441]; &quot;&quot;)); &quot;&quot;)">
            <text:p/>
          </table:table-cell>
          <table:table-cell table:style-name="ce157" table:formula="of:=IFERROR(ABS([.L441]-[.K441])*[.J441]; &quot;&quot;)">
            <text:p/>
          </table:table-cell>
          <table:table-cell table:style-name="ce289" table:formula="of:=IFERROR(IF([.F441]=&quot;Long&quot;; [.K441]+[Overview.$C$4]/[.J441]*[Overview.$C$6]; IF([.F441]=&quot;Short&quot;; [.K441]-[Overview.$C$4]/[.J441]*[Overview.$C$6]; &quot;&quot;)); &quot;&quot;)">
            <text:p/>
          </table:table-cell>
          <table:table-cell table:style-name="ce152"/>
          <table:table-cell table:number-columns-repeated="2"/>
          <table:table-cell table:formula="of:=IFERROR([.S441]/[.M441]; &quot;&quot;)">
            <text:p/>
          </table:table-cell>
          <table:table-cell table:formula="of:=IFERROR(IF(AND([.F441]=&quot;Long&quot;; [.O441]=[.J441]); [.J441]*([.P441]-[.K441]); IF(AND([.F441]=&quot;Short&quot;; [.O441]=[.J441]); [.J441]*([.K441]-[.P441]); &quot;&quot;)); &quot;&quot;)">
            <text:p/>
          </table:table-cell>
          <table:table-cell table:formula="of:=IF(ISNUMBER([.S441]); IF([.S441]&gt;0; &quot;Win&quot;; &quot;Loss&quot;);&quot;&quot;)">
            <text:p/>
          </table:table-cell>
          <table:table-cell table:formula="of:=IF([.Q441]=&quot;&quot;; &quot;&quot;; CONCATENATE(DATEDIF([.I441];[.Q441];&quot;d&quot;); IF(DATEDIF([.I441];[.Q441];&quot;d&quot;)&gt;1; &quot; Days&quot;; &quot; Day&quot;)))">
            <text:p/>
          </table:table-cell>
          <table:table-cell table:content-validation-name="val12"/>
          <table:table-cell table:number-columns-repeated="2"/>
          <table:table-cell table:style-name="ce196"/>
          <table:table-cell table:style-name="ce205" table:formula="of:=IFERROR(IF(ISBLANK([.Y441]); &quot;&quot;; IF([.$F441]=&quot;Long&quot;; ([.Y441]-[.$K441])*[.$J441]/[.$M441]; ([.$K441]-[.Y441])*[.$J441]/[.$M441])-[.$R441]); &quot;&quot;)">
            <text:p/>
          </table:table-cell>
          <table:table-cell table:style-name="Default"/>
          <table:table-cell table:style-name="ce205" table:formula="of:=IFERROR(IF(ISBLANK([.AA441]); &quot;&quot;; IF([.$F441]=&quot;Long&quot;; ([.AA441]-[.$K441])*[.$J441]/[.$M441]; ([.$K441]-[.AA441])*[.$J441]/[.$M441])-[.$R441]); &quot;&quot;)">
            <text:p/>
          </table:table-cell>
          <table:table-cell table:style-name="Default"/>
          <table:table-cell table:style-name="ce205" table:formula="of:=IFERROR(IF(ISBLANK([.AC441]); &quot;&quot;; IF([.$F441]=&quot;Long&quot;; ([.AC441]-[.$K441])*[.$J441]/[.$M441]; ([.$K441]-[.AC441])*[.$J441]/[.$M441])-[.$R441]); &quot;&quot;)">
            <text:p/>
          </table:table-cell>
          <table:table-cell/>
          <table:table-cell table:formula="of:=IF(ISBLANK([.Q441]); &quot;&quot;; DAY([.Q441]))">
            <text:p/>
          </table:table-cell>
          <table:table-cell table:formula="of:=IF(ISBLANK([.I441]); &quot;&quot;; WEEKDAY([.I441]; 2))">
            <text:p/>
          </table:table-cell>
          <table:table-cell table:formula="of:=IF(ISBLANK([.Q441]); &quot;&quot;; WEEKDAY([.Q441]; 2))">
            <text:p/>
          </table:table-cell>
          <table:table-cell table:formula="of:=IF(ISBLANK([.Q441]); &quot;&quot;; WEEKNUM([.Q441]))">
            <text:p/>
          </table:table-cell>
          <table:table-cell table:style-name="ce224" table:formula="of:=IF(ISBLANK([.I441]); &quot;&quot;; MONTH([.I441]))">
            <text:p/>
          </table:table-cell>
          <table:table-cell table:formula="of:=IF(ISBLANK([.Q441]); &quot;&quot;; MONTH([.Q441]))">
            <text:p/>
          </table:table-cell>
          <table:table-cell table:formula="of:=IF(OR(ISBLANK([.I441]); ISBLANK([.Q441])); &quot;&quot;; IFERROR(DATEDIF([.I441];[.Q441];&quot;d&quot;); &quot;&quot;))">
            <text:p/>
          </table:table-cell>
          <table:table-cell table:style-name="ce286" table:formula="of:=IF(ISBLANK([.P441]); &quot;&quot;; SUM([.$R$3:.R441]))">
            <text:p/>
          </table:table-cell>
          <table:table-cell table:style-name="ce286" table:formula="of:=IF(ISBLANK([.P441]); &quot;&quot;; SUM([.$S$3:.S441]))">
            <text:p/>
          </table:table-cell>
          <table:table-cell table:formula="of:=IF(ISBLANK([.K441]); &quot;&quot;; [.J441]*[.K441])">
            <text:p/>
          </table:table-cell>
          <table:table-cell table:formula="of:=IF(ISNUMBER([.AO441]); [.AO441]*0.0035; &quot;&quot;)">
            <text:p/>
          </table:table-cell>
          <table:table-cell table:style-name="ce224" table:formula="of:=IF(ISBLANK([.P441]); &quot;&quot; ; [.O441]*[.P441])">
            <text:p/>
          </table:table-cell>
          <table:table-cell table:formula="of:=IF(ISNUMBER([.AQ441]); [.AQ441]*0.0035; &quot;&quot;)">
            <text:p/>
          </table:table-cell>
          <table:table-cell table:number-columns-repeated="20"/>
        </table:table-row>
        <table:table-row table:style-name="ro2">
          <table:table-cell office:value-type="float" office:value="440" calcext:value-type="float">
            <text:p>44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2]=&quot;Long&quot;; [.K442]-[Overview.$C$4]/[.J442]; IF([.F442]=&quot;Short&quot;; [.K442]+[Overview.$C$4]/[.J442]; &quot;&quot;)); &quot;&quot;)">
            <text:p/>
          </table:table-cell>
          <table:table-cell table:style-name="ce157" table:formula="of:=IFERROR(ABS([.L442]-[.K442])*[.J442]; &quot;&quot;)">
            <text:p/>
          </table:table-cell>
          <table:table-cell table:style-name="ce289" table:formula="of:=IFERROR(IF([.F442]=&quot;Long&quot;; [.K442]+[Overview.$C$4]/[.J442]*[Overview.$C$6]; IF([.F442]=&quot;Short&quot;; [.K442]-[Overview.$C$4]/[.J442]*[Overview.$C$6]; &quot;&quot;)); &quot;&quot;)">
            <text:p/>
          </table:table-cell>
          <table:table-cell table:style-name="ce152"/>
          <table:table-cell table:number-columns-repeated="2"/>
          <table:table-cell table:formula="of:=IFERROR([.S442]/[.M442]; &quot;&quot;)">
            <text:p/>
          </table:table-cell>
          <table:table-cell table:formula="of:=IFERROR(IF(AND([.F442]=&quot;Long&quot;; [.O442]=[.J442]); [.J442]*([.P442]-[.K442]); IF(AND([.F442]=&quot;Short&quot;; [.O442]=[.J442]); [.J442]*([.K442]-[.P442]); &quot;&quot;)); &quot;&quot;)">
            <text:p/>
          </table:table-cell>
          <table:table-cell table:formula="of:=IF(ISNUMBER([.S442]); IF([.S442]&gt;0; &quot;Win&quot;; &quot;Loss&quot;);&quot;&quot;)">
            <text:p/>
          </table:table-cell>
          <table:table-cell table:formula="of:=IF([.Q442]=&quot;&quot;; &quot;&quot;; CONCATENATE(DATEDIF([.I442];[.Q442];&quot;d&quot;); IF(DATEDIF([.I442];[.Q442];&quot;d&quot;)&gt;1; &quot; Days&quot;; &quot; Day&quot;)))">
            <text:p/>
          </table:table-cell>
          <table:table-cell table:content-validation-name="val12"/>
          <table:table-cell table:number-columns-repeated="2"/>
          <table:table-cell table:style-name="ce196"/>
          <table:table-cell table:style-name="ce205" table:formula="of:=IFERROR(IF(ISBLANK([.Y442]); &quot;&quot;; IF([.$F442]=&quot;Long&quot;; ([.Y442]-[.$K442])*[.$J442]/[.$M442]; ([.$K442]-[.Y442])*[.$J442]/[.$M442])-[.$R442]); &quot;&quot;)">
            <text:p/>
          </table:table-cell>
          <table:table-cell table:style-name="Default"/>
          <table:table-cell table:style-name="ce205" table:formula="of:=IFERROR(IF(ISBLANK([.AA442]); &quot;&quot;; IF([.$F442]=&quot;Long&quot;; ([.AA442]-[.$K442])*[.$J442]/[.$M442]; ([.$K442]-[.AA442])*[.$J442]/[.$M442])-[.$R442]); &quot;&quot;)">
            <text:p/>
          </table:table-cell>
          <table:table-cell table:style-name="Default"/>
          <table:table-cell table:style-name="ce205" table:formula="of:=IFERROR(IF(ISBLANK([.AC442]); &quot;&quot;; IF([.$F442]=&quot;Long&quot;; ([.AC442]-[.$K442])*[.$J442]/[.$M442]; ([.$K442]-[.AC442])*[.$J442]/[.$M442])-[.$R442]); &quot;&quot;)">
            <text:p/>
          </table:table-cell>
          <table:table-cell/>
          <table:table-cell table:formula="of:=IF(ISBLANK([.Q442]); &quot;&quot;; DAY([.Q442]))">
            <text:p/>
          </table:table-cell>
          <table:table-cell table:formula="of:=IF(ISBLANK([.I442]); &quot;&quot;; WEEKDAY([.I442]; 2))">
            <text:p/>
          </table:table-cell>
          <table:table-cell table:formula="of:=IF(ISBLANK([.Q442]); &quot;&quot;; WEEKDAY([.Q442]; 2))">
            <text:p/>
          </table:table-cell>
          <table:table-cell table:formula="of:=IF(ISBLANK([.Q442]); &quot;&quot;; WEEKNUM([.Q442]))">
            <text:p/>
          </table:table-cell>
          <table:table-cell table:style-name="ce224" table:formula="of:=IF(ISBLANK([.I442]); &quot;&quot;; MONTH([.I442]))">
            <text:p/>
          </table:table-cell>
          <table:table-cell table:formula="of:=IF(ISBLANK([.Q442]); &quot;&quot;; MONTH([.Q442]))">
            <text:p/>
          </table:table-cell>
          <table:table-cell table:formula="of:=IF(OR(ISBLANK([.I442]); ISBLANK([.Q442])); &quot;&quot;; IFERROR(DATEDIF([.I442];[.Q442];&quot;d&quot;); &quot;&quot;))">
            <text:p/>
          </table:table-cell>
          <table:table-cell table:style-name="ce286" table:formula="of:=IF(ISBLANK([.P442]); &quot;&quot;; SUM([.$R$3:.R442]))">
            <text:p/>
          </table:table-cell>
          <table:table-cell table:style-name="ce286" table:formula="of:=IF(ISBLANK([.P442]); &quot;&quot;; SUM([.$S$3:.S442]))">
            <text:p/>
          </table:table-cell>
          <table:table-cell table:formula="of:=IF(ISBLANK([.K442]); &quot;&quot;; [.J442]*[.K442])">
            <text:p/>
          </table:table-cell>
          <table:table-cell table:formula="of:=IF(ISNUMBER([.AO442]); [.AO442]*0.0035; &quot;&quot;)">
            <text:p/>
          </table:table-cell>
          <table:table-cell table:style-name="ce224" table:formula="of:=IF(ISBLANK([.P442]); &quot;&quot; ; [.O442]*[.P442])">
            <text:p/>
          </table:table-cell>
          <table:table-cell table:formula="of:=IF(ISNUMBER([.AQ442]); [.AQ442]*0.0035; &quot;&quot;)">
            <text:p/>
          </table:table-cell>
          <table:table-cell table:number-columns-repeated="20"/>
        </table:table-row>
        <table:table-row table:style-name="ro2">
          <table:table-cell office:value-type="float" office:value="441" calcext:value-type="float">
            <text:p>44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3]=&quot;Long&quot;; [.K443]-[Overview.$C$4]/[.J443]; IF([.F443]=&quot;Short&quot;; [.K443]+[Overview.$C$4]/[.J443]; &quot;&quot;)); &quot;&quot;)">
            <text:p/>
          </table:table-cell>
          <table:table-cell table:style-name="ce157" table:formula="of:=IFERROR(ABS([.L443]-[.K443])*[.J443]; &quot;&quot;)">
            <text:p/>
          </table:table-cell>
          <table:table-cell table:style-name="ce289" table:formula="of:=IFERROR(IF([.F443]=&quot;Long&quot;; [.K443]+[Overview.$C$4]/[.J443]*[Overview.$C$6]; IF([.F443]=&quot;Short&quot;; [.K443]-[Overview.$C$4]/[.J443]*[Overview.$C$6]; &quot;&quot;)); &quot;&quot;)">
            <text:p/>
          </table:table-cell>
          <table:table-cell table:style-name="ce152"/>
          <table:table-cell table:number-columns-repeated="2"/>
          <table:table-cell table:formula="of:=IFERROR([.S443]/[.M443]; &quot;&quot;)">
            <text:p/>
          </table:table-cell>
          <table:table-cell table:formula="of:=IFERROR(IF(AND([.F443]=&quot;Long&quot;; [.O443]=[.J443]); [.J443]*([.P443]-[.K443]); IF(AND([.F443]=&quot;Short&quot;; [.O443]=[.J443]); [.J443]*([.K443]-[.P443]); &quot;&quot;)); &quot;&quot;)">
            <text:p/>
          </table:table-cell>
          <table:table-cell table:formula="of:=IF(ISNUMBER([.S443]); IF([.S443]&gt;0; &quot;Win&quot;; &quot;Loss&quot;);&quot;&quot;)">
            <text:p/>
          </table:table-cell>
          <table:table-cell table:formula="of:=IF([.Q443]=&quot;&quot;; &quot;&quot;; CONCATENATE(DATEDIF([.I443];[.Q443];&quot;d&quot;); IF(DATEDIF([.I443];[.Q443];&quot;d&quot;)&gt;1; &quot; Days&quot;; &quot; Day&quot;)))">
            <text:p/>
          </table:table-cell>
          <table:table-cell table:content-validation-name="val12"/>
          <table:table-cell table:number-columns-repeated="2"/>
          <table:table-cell table:style-name="ce196"/>
          <table:table-cell table:style-name="ce205" table:formula="of:=IFERROR(IF(ISBLANK([.Y443]); &quot;&quot;; IF([.$F443]=&quot;Long&quot;; ([.Y443]-[.$K443])*[.$J443]/[.$M443]; ([.$K443]-[.Y443])*[.$J443]/[.$M443])-[.$R443]); &quot;&quot;)">
            <text:p/>
          </table:table-cell>
          <table:table-cell table:style-name="Default"/>
          <table:table-cell table:style-name="ce205" table:formula="of:=IFERROR(IF(ISBLANK([.AA443]); &quot;&quot;; IF([.$F443]=&quot;Long&quot;; ([.AA443]-[.$K443])*[.$J443]/[.$M443]; ([.$K443]-[.AA443])*[.$J443]/[.$M443])-[.$R443]); &quot;&quot;)">
            <text:p/>
          </table:table-cell>
          <table:table-cell table:style-name="Default"/>
          <table:table-cell table:style-name="ce205" table:formula="of:=IFERROR(IF(ISBLANK([.AC443]); &quot;&quot;; IF([.$F443]=&quot;Long&quot;; ([.AC443]-[.$K443])*[.$J443]/[.$M443]; ([.$K443]-[.AC443])*[.$J443]/[.$M443])-[.$R443]); &quot;&quot;)">
            <text:p/>
          </table:table-cell>
          <table:table-cell/>
          <table:table-cell table:formula="of:=IF(ISBLANK([.Q443]); &quot;&quot;; DAY([.Q443]))">
            <text:p/>
          </table:table-cell>
          <table:table-cell table:formula="of:=IF(ISBLANK([.I443]); &quot;&quot;; WEEKDAY([.I443]; 2))">
            <text:p/>
          </table:table-cell>
          <table:table-cell table:formula="of:=IF(ISBLANK([.Q443]); &quot;&quot;; WEEKDAY([.Q443]; 2))">
            <text:p/>
          </table:table-cell>
          <table:table-cell table:formula="of:=IF(ISBLANK([.Q443]); &quot;&quot;; WEEKNUM([.Q443]))">
            <text:p/>
          </table:table-cell>
          <table:table-cell table:style-name="ce224" table:formula="of:=IF(ISBLANK([.I443]); &quot;&quot;; MONTH([.I443]))">
            <text:p/>
          </table:table-cell>
          <table:table-cell table:formula="of:=IF(ISBLANK([.Q443]); &quot;&quot;; MONTH([.Q443]))">
            <text:p/>
          </table:table-cell>
          <table:table-cell table:formula="of:=IF(OR(ISBLANK([.I443]); ISBLANK([.Q443])); &quot;&quot;; IFERROR(DATEDIF([.I443];[.Q443];&quot;d&quot;); &quot;&quot;))">
            <text:p/>
          </table:table-cell>
          <table:table-cell table:style-name="ce286" table:formula="of:=IF(ISBLANK([.P443]); &quot;&quot;; SUM([.$R$3:.R443]))">
            <text:p/>
          </table:table-cell>
          <table:table-cell table:style-name="ce286" table:formula="of:=IF(ISBLANK([.P443]); &quot;&quot;; SUM([.$S$3:.S443]))">
            <text:p/>
          </table:table-cell>
          <table:table-cell table:formula="of:=IF(ISBLANK([.K443]); &quot;&quot;; [.J443]*[.K443])">
            <text:p/>
          </table:table-cell>
          <table:table-cell table:formula="of:=IF(ISNUMBER([.AO443]); [.AO443]*0.0035; &quot;&quot;)">
            <text:p/>
          </table:table-cell>
          <table:table-cell table:style-name="ce224" table:formula="of:=IF(ISBLANK([.P443]); &quot;&quot; ; [.O443]*[.P443])">
            <text:p/>
          </table:table-cell>
          <table:table-cell table:formula="of:=IF(ISNUMBER([.AQ443]); [.AQ443]*0.0035; &quot;&quot;)">
            <text:p/>
          </table:table-cell>
          <table:table-cell table:number-columns-repeated="20"/>
        </table:table-row>
        <table:table-row table:style-name="ro2">
          <table:table-cell office:value-type="float" office:value="442" calcext:value-type="float">
            <text:p>44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4]=&quot;Long&quot;; [.K444]-[Overview.$C$4]/[.J444]; IF([.F444]=&quot;Short&quot;; [.K444]+[Overview.$C$4]/[.J444]; &quot;&quot;)); &quot;&quot;)">
            <text:p/>
          </table:table-cell>
          <table:table-cell table:style-name="ce157" table:formula="of:=IFERROR(ABS([.L444]-[.K444])*[.J444]; &quot;&quot;)">
            <text:p/>
          </table:table-cell>
          <table:table-cell table:style-name="ce289" table:formula="of:=IFERROR(IF([.F444]=&quot;Long&quot;; [.K444]+[Overview.$C$4]/[.J444]*[Overview.$C$6]; IF([.F444]=&quot;Short&quot;; [.K444]-[Overview.$C$4]/[.J444]*[Overview.$C$6]; &quot;&quot;)); &quot;&quot;)">
            <text:p/>
          </table:table-cell>
          <table:table-cell table:style-name="ce152"/>
          <table:table-cell table:number-columns-repeated="2"/>
          <table:table-cell table:formula="of:=IFERROR([.S444]/[.M444]; &quot;&quot;)">
            <text:p/>
          </table:table-cell>
          <table:table-cell table:formula="of:=IFERROR(IF(AND([.F444]=&quot;Long&quot;; [.O444]=[.J444]); [.J444]*([.P444]-[.K444]); IF(AND([.F444]=&quot;Short&quot;; [.O444]=[.J444]); [.J444]*([.K444]-[.P444]); &quot;&quot;)); &quot;&quot;)">
            <text:p/>
          </table:table-cell>
          <table:table-cell table:formula="of:=IF(ISNUMBER([.S444]); IF([.S444]&gt;0; &quot;Win&quot;; &quot;Loss&quot;);&quot;&quot;)">
            <text:p/>
          </table:table-cell>
          <table:table-cell table:formula="of:=IF([.Q444]=&quot;&quot;; &quot;&quot;; CONCATENATE(DATEDIF([.I444];[.Q444];&quot;d&quot;); IF(DATEDIF([.I444];[.Q444];&quot;d&quot;)&gt;1; &quot; Days&quot;; &quot; Day&quot;)))">
            <text:p/>
          </table:table-cell>
          <table:table-cell table:content-validation-name="val12"/>
          <table:table-cell table:number-columns-repeated="2"/>
          <table:table-cell table:style-name="ce196"/>
          <table:table-cell table:style-name="ce205" table:formula="of:=IFERROR(IF(ISBLANK([.Y444]); &quot;&quot;; IF([.$F444]=&quot;Long&quot;; ([.Y444]-[.$K444])*[.$J444]/[.$M444]; ([.$K444]-[.Y444])*[.$J444]/[.$M444])-[.$R444]); &quot;&quot;)">
            <text:p/>
          </table:table-cell>
          <table:table-cell table:style-name="Default"/>
          <table:table-cell table:style-name="ce205" table:formula="of:=IFERROR(IF(ISBLANK([.AA444]); &quot;&quot;; IF([.$F444]=&quot;Long&quot;; ([.AA444]-[.$K444])*[.$J444]/[.$M444]; ([.$K444]-[.AA444])*[.$J444]/[.$M444])-[.$R444]); &quot;&quot;)">
            <text:p/>
          </table:table-cell>
          <table:table-cell table:style-name="Default"/>
          <table:table-cell table:style-name="ce205" table:formula="of:=IFERROR(IF(ISBLANK([.AC444]); &quot;&quot;; IF([.$F444]=&quot;Long&quot;; ([.AC444]-[.$K444])*[.$J444]/[.$M444]; ([.$K444]-[.AC444])*[.$J444]/[.$M444])-[.$R444]); &quot;&quot;)">
            <text:p/>
          </table:table-cell>
          <table:table-cell/>
          <table:table-cell table:formula="of:=IF(ISBLANK([.Q444]); &quot;&quot;; DAY([.Q444]))">
            <text:p/>
          </table:table-cell>
          <table:table-cell table:formula="of:=IF(ISBLANK([.I444]); &quot;&quot;; WEEKDAY([.I444]; 2))">
            <text:p/>
          </table:table-cell>
          <table:table-cell table:formula="of:=IF(ISBLANK([.Q444]); &quot;&quot;; WEEKDAY([.Q444]; 2))">
            <text:p/>
          </table:table-cell>
          <table:table-cell table:formula="of:=IF(ISBLANK([.Q444]); &quot;&quot;; WEEKNUM([.Q444]))">
            <text:p/>
          </table:table-cell>
          <table:table-cell table:style-name="ce224" table:formula="of:=IF(ISBLANK([.I444]); &quot;&quot;; MONTH([.I444]))">
            <text:p/>
          </table:table-cell>
          <table:table-cell table:formula="of:=IF(ISBLANK([.Q444]); &quot;&quot;; MONTH([.Q444]))">
            <text:p/>
          </table:table-cell>
          <table:table-cell table:formula="of:=IF(OR(ISBLANK([.I444]); ISBLANK([.Q444])); &quot;&quot;; IFERROR(DATEDIF([.I444];[.Q444];&quot;d&quot;); &quot;&quot;))">
            <text:p/>
          </table:table-cell>
          <table:table-cell table:style-name="ce286" table:formula="of:=IF(ISBLANK([.P444]); &quot;&quot;; SUM([.$R$3:.R444]))">
            <text:p/>
          </table:table-cell>
          <table:table-cell table:style-name="ce286" table:formula="of:=IF(ISBLANK([.P444]); &quot;&quot;; SUM([.$S$3:.S444]))">
            <text:p/>
          </table:table-cell>
          <table:table-cell table:formula="of:=IF(ISBLANK([.K444]); &quot;&quot;; [.J444]*[.K444])">
            <text:p/>
          </table:table-cell>
          <table:table-cell table:formula="of:=IF(ISNUMBER([.AO444]); [.AO444]*0.0035; &quot;&quot;)">
            <text:p/>
          </table:table-cell>
          <table:table-cell table:style-name="ce224" table:formula="of:=IF(ISBLANK([.P444]); &quot;&quot; ; [.O444]*[.P444])">
            <text:p/>
          </table:table-cell>
          <table:table-cell table:formula="of:=IF(ISNUMBER([.AQ444]); [.AQ444]*0.0035; &quot;&quot;)">
            <text:p/>
          </table:table-cell>
          <table:table-cell table:number-columns-repeated="20"/>
        </table:table-row>
        <table:table-row table:style-name="ro2">
          <table:table-cell office:value-type="float" office:value="443" calcext:value-type="float">
            <text:p>44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5]=&quot;Long&quot;; [.K445]-[Overview.$C$4]/[.J445]; IF([.F445]=&quot;Short&quot;; [.K445]+[Overview.$C$4]/[.J445]; &quot;&quot;)); &quot;&quot;)">
            <text:p/>
          </table:table-cell>
          <table:table-cell table:style-name="ce157" table:formula="of:=IFERROR(ABS([.L445]-[.K445])*[.J445]; &quot;&quot;)">
            <text:p/>
          </table:table-cell>
          <table:table-cell table:style-name="ce289" table:formula="of:=IFERROR(IF([.F445]=&quot;Long&quot;; [.K445]+[Overview.$C$4]/[.J445]*[Overview.$C$6]; IF([.F445]=&quot;Short&quot;; [.K445]-[Overview.$C$4]/[.J445]*[Overview.$C$6]; &quot;&quot;)); &quot;&quot;)">
            <text:p/>
          </table:table-cell>
          <table:table-cell table:style-name="ce152"/>
          <table:table-cell table:number-columns-repeated="2"/>
          <table:table-cell table:formula="of:=IFERROR([.S445]/[.M445]; &quot;&quot;)">
            <text:p/>
          </table:table-cell>
          <table:table-cell table:formula="of:=IFERROR(IF(AND([.F445]=&quot;Long&quot;; [.O445]=[.J445]); [.J445]*([.P445]-[.K445]); IF(AND([.F445]=&quot;Short&quot;; [.O445]=[.J445]); [.J445]*([.K445]-[.P445]); &quot;&quot;)); &quot;&quot;)">
            <text:p/>
          </table:table-cell>
          <table:table-cell table:formula="of:=IF(ISNUMBER([.S445]); IF([.S445]&gt;0; &quot;Win&quot;; &quot;Loss&quot;);&quot;&quot;)">
            <text:p/>
          </table:table-cell>
          <table:table-cell table:formula="of:=IF([.Q445]=&quot;&quot;; &quot;&quot;; CONCATENATE(DATEDIF([.I445];[.Q445];&quot;d&quot;); IF(DATEDIF([.I445];[.Q445];&quot;d&quot;)&gt;1; &quot; Days&quot;; &quot; Day&quot;)))">
            <text:p/>
          </table:table-cell>
          <table:table-cell table:content-validation-name="val12"/>
          <table:table-cell table:number-columns-repeated="2"/>
          <table:table-cell table:style-name="ce196"/>
          <table:table-cell table:style-name="ce205" table:formula="of:=IFERROR(IF(ISBLANK([.Y445]); &quot;&quot;; IF([.$F445]=&quot;Long&quot;; ([.Y445]-[.$K445])*[.$J445]/[.$M445]; ([.$K445]-[.Y445])*[.$J445]/[.$M445])-[.$R445]); &quot;&quot;)">
            <text:p/>
          </table:table-cell>
          <table:table-cell table:style-name="Default"/>
          <table:table-cell table:style-name="ce205" table:formula="of:=IFERROR(IF(ISBLANK([.AA445]); &quot;&quot;; IF([.$F445]=&quot;Long&quot;; ([.AA445]-[.$K445])*[.$J445]/[.$M445]; ([.$K445]-[.AA445])*[.$J445]/[.$M445])-[.$R445]); &quot;&quot;)">
            <text:p/>
          </table:table-cell>
          <table:table-cell table:style-name="Default"/>
          <table:table-cell table:style-name="ce205" table:formula="of:=IFERROR(IF(ISBLANK([.AC445]); &quot;&quot;; IF([.$F445]=&quot;Long&quot;; ([.AC445]-[.$K445])*[.$J445]/[.$M445]; ([.$K445]-[.AC445])*[.$J445]/[.$M445])-[.$R445]); &quot;&quot;)">
            <text:p/>
          </table:table-cell>
          <table:table-cell/>
          <table:table-cell table:formula="of:=IF(ISBLANK([.Q445]); &quot;&quot;; DAY([.Q445]))">
            <text:p/>
          </table:table-cell>
          <table:table-cell table:formula="of:=IF(ISBLANK([.I445]); &quot;&quot;; WEEKDAY([.I445]; 2))">
            <text:p/>
          </table:table-cell>
          <table:table-cell table:formula="of:=IF(ISBLANK([.Q445]); &quot;&quot;; WEEKDAY([.Q445]; 2))">
            <text:p/>
          </table:table-cell>
          <table:table-cell table:formula="of:=IF(ISBLANK([.Q445]); &quot;&quot;; WEEKNUM([.Q445]))">
            <text:p/>
          </table:table-cell>
          <table:table-cell table:style-name="ce224" table:formula="of:=IF(ISBLANK([.I445]); &quot;&quot;; MONTH([.I445]))">
            <text:p/>
          </table:table-cell>
          <table:table-cell table:formula="of:=IF(ISBLANK([.Q445]); &quot;&quot;; MONTH([.Q445]))">
            <text:p/>
          </table:table-cell>
          <table:table-cell table:formula="of:=IF(OR(ISBLANK([.I445]); ISBLANK([.Q445])); &quot;&quot;; IFERROR(DATEDIF([.I445];[.Q445];&quot;d&quot;); &quot;&quot;))">
            <text:p/>
          </table:table-cell>
          <table:table-cell table:style-name="ce286" table:formula="of:=IF(ISBLANK([.P445]); &quot;&quot;; SUM([.$R$3:.R445]))">
            <text:p/>
          </table:table-cell>
          <table:table-cell table:style-name="ce286" table:formula="of:=IF(ISBLANK([.P445]); &quot;&quot;; SUM([.$S$3:.S445]))">
            <text:p/>
          </table:table-cell>
          <table:table-cell table:formula="of:=IF(ISBLANK([.K445]); &quot;&quot;; [.J445]*[.K445])">
            <text:p/>
          </table:table-cell>
          <table:table-cell table:formula="of:=IF(ISNUMBER([.AO445]); [.AO445]*0.0035; &quot;&quot;)">
            <text:p/>
          </table:table-cell>
          <table:table-cell table:style-name="ce224" table:formula="of:=IF(ISBLANK([.P445]); &quot;&quot; ; [.O445]*[.P445])">
            <text:p/>
          </table:table-cell>
          <table:table-cell table:formula="of:=IF(ISNUMBER([.AQ445]); [.AQ445]*0.0035; &quot;&quot;)">
            <text:p/>
          </table:table-cell>
          <table:table-cell table:number-columns-repeated="20"/>
        </table:table-row>
        <table:table-row table:style-name="ro2">
          <table:table-cell office:value-type="float" office:value="444" calcext:value-type="float">
            <text:p>44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6]=&quot;Long&quot;; [.K446]-[Overview.$C$4]/[.J446]; IF([.F446]=&quot;Short&quot;; [.K446]+[Overview.$C$4]/[.J446]; &quot;&quot;)); &quot;&quot;)">
            <text:p/>
          </table:table-cell>
          <table:table-cell table:style-name="ce157" table:formula="of:=IFERROR(ABS([.L446]-[.K446])*[.J446]; &quot;&quot;)">
            <text:p/>
          </table:table-cell>
          <table:table-cell table:style-name="ce289" table:formula="of:=IFERROR(IF([.F446]=&quot;Long&quot;; [.K446]+[Overview.$C$4]/[.J446]*[Overview.$C$6]; IF([.F446]=&quot;Short&quot;; [.K446]-[Overview.$C$4]/[.J446]*[Overview.$C$6]; &quot;&quot;)); &quot;&quot;)">
            <text:p/>
          </table:table-cell>
          <table:table-cell table:style-name="ce152"/>
          <table:table-cell table:number-columns-repeated="2"/>
          <table:table-cell table:formula="of:=IFERROR([.S446]/[.M446]; &quot;&quot;)">
            <text:p/>
          </table:table-cell>
          <table:table-cell table:formula="of:=IFERROR(IF(AND([.F446]=&quot;Long&quot;; [.O446]=[.J446]); [.J446]*([.P446]-[.K446]); IF(AND([.F446]=&quot;Short&quot;; [.O446]=[.J446]); [.J446]*([.K446]-[.P446]); &quot;&quot;)); &quot;&quot;)">
            <text:p/>
          </table:table-cell>
          <table:table-cell table:formula="of:=IF(ISNUMBER([.S446]); IF([.S446]&gt;0; &quot;Win&quot;; &quot;Loss&quot;);&quot;&quot;)">
            <text:p/>
          </table:table-cell>
          <table:table-cell table:formula="of:=IF([.Q446]=&quot;&quot;; &quot;&quot;; CONCATENATE(DATEDIF([.I446];[.Q446];&quot;d&quot;); IF(DATEDIF([.I446];[.Q446];&quot;d&quot;)&gt;1; &quot; Days&quot;; &quot; Day&quot;)))">
            <text:p/>
          </table:table-cell>
          <table:table-cell table:content-validation-name="val12"/>
          <table:table-cell table:number-columns-repeated="2"/>
          <table:table-cell table:style-name="ce196"/>
          <table:table-cell table:style-name="ce205" table:formula="of:=IFERROR(IF(ISBLANK([.Y446]); &quot;&quot;; IF([.$F446]=&quot;Long&quot;; ([.Y446]-[.$K446])*[.$J446]/[.$M446]; ([.$K446]-[.Y446])*[.$J446]/[.$M446])-[.$R446]); &quot;&quot;)">
            <text:p/>
          </table:table-cell>
          <table:table-cell table:style-name="Default"/>
          <table:table-cell table:style-name="ce205" table:formula="of:=IFERROR(IF(ISBLANK([.AA446]); &quot;&quot;; IF([.$F446]=&quot;Long&quot;; ([.AA446]-[.$K446])*[.$J446]/[.$M446]; ([.$K446]-[.AA446])*[.$J446]/[.$M446])-[.$R446]); &quot;&quot;)">
            <text:p/>
          </table:table-cell>
          <table:table-cell table:style-name="Default"/>
          <table:table-cell table:style-name="ce205" table:formula="of:=IFERROR(IF(ISBLANK([.AC446]); &quot;&quot;; IF([.$F446]=&quot;Long&quot;; ([.AC446]-[.$K446])*[.$J446]/[.$M446]; ([.$K446]-[.AC446])*[.$J446]/[.$M446])-[.$R446]); &quot;&quot;)">
            <text:p/>
          </table:table-cell>
          <table:table-cell/>
          <table:table-cell table:formula="of:=IF(ISBLANK([.Q446]); &quot;&quot;; DAY([.Q446]))">
            <text:p/>
          </table:table-cell>
          <table:table-cell table:formula="of:=IF(ISBLANK([.I446]); &quot;&quot;; WEEKDAY([.I446]; 2))">
            <text:p/>
          </table:table-cell>
          <table:table-cell table:formula="of:=IF(ISBLANK([.Q446]); &quot;&quot;; WEEKDAY([.Q446]; 2))">
            <text:p/>
          </table:table-cell>
          <table:table-cell table:formula="of:=IF(ISBLANK([.Q446]); &quot;&quot;; WEEKNUM([.Q446]))">
            <text:p/>
          </table:table-cell>
          <table:table-cell table:style-name="ce224" table:formula="of:=IF(ISBLANK([.I446]); &quot;&quot;; MONTH([.I446]))">
            <text:p/>
          </table:table-cell>
          <table:table-cell table:formula="of:=IF(ISBLANK([.Q446]); &quot;&quot;; MONTH([.Q446]))">
            <text:p/>
          </table:table-cell>
          <table:table-cell table:formula="of:=IF(OR(ISBLANK([.I446]); ISBLANK([.Q446])); &quot;&quot;; IFERROR(DATEDIF([.I446];[.Q446];&quot;d&quot;); &quot;&quot;))">
            <text:p/>
          </table:table-cell>
          <table:table-cell table:style-name="ce286" table:formula="of:=IF(ISBLANK([.P446]); &quot;&quot;; SUM([.$R$3:.R446]))">
            <text:p/>
          </table:table-cell>
          <table:table-cell table:style-name="ce286" table:formula="of:=IF(ISBLANK([.P446]); &quot;&quot;; SUM([.$S$3:.S446]))">
            <text:p/>
          </table:table-cell>
          <table:table-cell table:formula="of:=IF(ISBLANK([.K446]); &quot;&quot;; [.J446]*[.K446])">
            <text:p/>
          </table:table-cell>
          <table:table-cell table:formula="of:=IF(ISNUMBER([.AO446]); [.AO446]*0.0035; &quot;&quot;)">
            <text:p/>
          </table:table-cell>
          <table:table-cell table:style-name="ce224" table:formula="of:=IF(ISBLANK([.P446]); &quot;&quot; ; [.O446]*[.P446])">
            <text:p/>
          </table:table-cell>
          <table:table-cell table:formula="of:=IF(ISNUMBER([.AQ446]); [.AQ446]*0.0035; &quot;&quot;)">
            <text:p/>
          </table:table-cell>
          <table:table-cell table:number-columns-repeated="20"/>
        </table:table-row>
        <table:table-row table:style-name="ro2">
          <table:table-cell office:value-type="float" office:value="445" calcext:value-type="float">
            <text:p>44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7]=&quot;Long&quot;; [.K447]-[Overview.$C$4]/[.J447]; IF([.F447]=&quot;Short&quot;; [.K447]+[Overview.$C$4]/[.J447]; &quot;&quot;)); &quot;&quot;)">
            <text:p/>
          </table:table-cell>
          <table:table-cell table:style-name="ce157" table:formula="of:=IFERROR(ABS([.L447]-[.K447])*[.J447]; &quot;&quot;)">
            <text:p/>
          </table:table-cell>
          <table:table-cell table:style-name="ce289" table:formula="of:=IFERROR(IF([.F447]=&quot;Long&quot;; [.K447]+[Overview.$C$4]/[.J447]*[Overview.$C$6]; IF([.F447]=&quot;Short&quot;; [.K447]-[Overview.$C$4]/[.J447]*[Overview.$C$6]; &quot;&quot;)); &quot;&quot;)">
            <text:p/>
          </table:table-cell>
          <table:table-cell table:style-name="ce152"/>
          <table:table-cell table:number-columns-repeated="2"/>
          <table:table-cell table:formula="of:=IFERROR([.S447]/[.M447]; &quot;&quot;)">
            <text:p/>
          </table:table-cell>
          <table:table-cell table:formula="of:=IFERROR(IF(AND([.F447]=&quot;Long&quot;; [.O447]=[.J447]); [.J447]*([.P447]-[.K447]); IF(AND([.F447]=&quot;Short&quot;; [.O447]=[.J447]); [.J447]*([.K447]-[.P447]); &quot;&quot;)); &quot;&quot;)">
            <text:p/>
          </table:table-cell>
          <table:table-cell table:formula="of:=IF(ISNUMBER([.S447]); IF([.S447]&gt;0; &quot;Win&quot;; &quot;Loss&quot;);&quot;&quot;)">
            <text:p/>
          </table:table-cell>
          <table:table-cell table:formula="of:=IF([.Q447]=&quot;&quot;; &quot;&quot;; CONCATENATE(DATEDIF([.I447];[.Q447];&quot;d&quot;); IF(DATEDIF([.I447];[.Q447];&quot;d&quot;)&gt;1; &quot; Days&quot;; &quot; Day&quot;)))">
            <text:p/>
          </table:table-cell>
          <table:table-cell table:content-validation-name="val12"/>
          <table:table-cell table:number-columns-repeated="2"/>
          <table:table-cell table:style-name="ce196"/>
          <table:table-cell table:style-name="ce205" table:formula="of:=IFERROR(IF(ISBLANK([.Y447]); &quot;&quot;; IF([.$F447]=&quot;Long&quot;; ([.Y447]-[.$K447])*[.$J447]/[.$M447]; ([.$K447]-[.Y447])*[.$J447]/[.$M447])-[.$R447]); &quot;&quot;)">
            <text:p/>
          </table:table-cell>
          <table:table-cell table:style-name="Default"/>
          <table:table-cell table:style-name="ce205" table:formula="of:=IFERROR(IF(ISBLANK([.AA447]); &quot;&quot;; IF([.$F447]=&quot;Long&quot;; ([.AA447]-[.$K447])*[.$J447]/[.$M447]; ([.$K447]-[.AA447])*[.$J447]/[.$M447])-[.$R447]); &quot;&quot;)">
            <text:p/>
          </table:table-cell>
          <table:table-cell table:style-name="Default"/>
          <table:table-cell table:style-name="ce205" table:formula="of:=IFERROR(IF(ISBLANK([.AC447]); &quot;&quot;; IF([.$F447]=&quot;Long&quot;; ([.AC447]-[.$K447])*[.$J447]/[.$M447]; ([.$K447]-[.AC447])*[.$J447]/[.$M447])-[.$R447]); &quot;&quot;)">
            <text:p/>
          </table:table-cell>
          <table:table-cell/>
          <table:table-cell table:formula="of:=IF(ISBLANK([.Q447]); &quot;&quot;; DAY([.Q447]))">
            <text:p/>
          </table:table-cell>
          <table:table-cell table:formula="of:=IF(ISBLANK([.I447]); &quot;&quot;; WEEKDAY([.I447]; 2))">
            <text:p/>
          </table:table-cell>
          <table:table-cell table:formula="of:=IF(ISBLANK([.Q447]); &quot;&quot;; WEEKDAY([.Q447]; 2))">
            <text:p/>
          </table:table-cell>
          <table:table-cell table:formula="of:=IF(ISBLANK([.Q447]); &quot;&quot;; WEEKNUM([.Q447]))">
            <text:p/>
          </table:table-cell>
          <table:table-cell table:style-name="ce224" table:formula="of:=IF(ISBLANK([.I447]); &quot;&quot;; MONTH([.I447]))">
            <text:p/>
          </table:table-cell>
          <table:table-cell table:formula="of:=IF(ISBLANK([.Q447]); &quot;&quot;; MONTH([.Q447]))">
            <text:p/>
          </table:table-cell>
          <table:table-cell table:formula="of:=IF(OR(ISBLANK([.I447]); ISBLANK([.Q447])); &quot;&quot;; IFERROR(DATEDIF([.I447];[.Q447];&quot;d&quot;); &quot;&quot;))">
            <text:p/>
          </table:table-cell>
          <table:table-cell table:style-name="ce286" table:formula="of:=IF(ISBLANK([.P447]); &quot;&quot;; SUM([.$R$3:.R447]))">
            <text:p/>
          </table:table-cell>
          <table:table-cell table:style-name="ce286" table:formula="of:=IF(ISBLANK([.P447]); &quot;&quot;; SUM([.$S$3:.S447]))">
            <text:p/>
          </table:table-cell>
          <table:table-cell table:formula="of:=IF(ISBLANK([.K447]); &quot;&quot;; [.J447]*[.K447])">
            <text:p/>
          </table:table-cell>
          <table:table-cell table:formula="of:=IF(ISNUMBER([.AO447]); [.AO447]*0.0035; &quot;&quot;)">
            <text:p/>
          </table:table-cell>
          <table:table-cell table:style-name="ce224" table:formula="of:=IF(ISBLANK([.P447]); &quot;&quot; ; [.O447]*[.P447])">
            <text:p/>
          </table:table-cell>
          <table:table-cell table:formula="of:=IF(ISNUMBER([.AQ447]); [.AQ447]*0.0035; &quot;&quot;)">
            <text:p/>
          </table:table-cell>
          <table:table-cell table:number-columns-repeated="20"/>
        </table:table-row>
        <table:table-row table:style-name="ro2">
          <table:table-cell office:value-type="float" office:value="446" calcext:value-type="float">
            <text:p>44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8]=&quot;Long&quot;; [.K448]-[Overview.$C$4]/[.J448]; IF([.F448]=&quot;Short&quot;; [.K448]+[Overview.$C$4]/[.J448]; &quot;&quot;)); &quot;&quot;)">
            <text:p/>
          </table:table-cell>
          <table:table-cell table:style-name="ce157" table:formula="of:=IFERROR(ABS([.L448]-[.K448])*[.J448]; &quot;&quot;)">
            <text:p/>
          </table:table-cell>
          <table:table-cell table:style-name="ce289" table:formula="of:=IFERROR(IF([.F448]=&quot;Long&quot;; [.K448]+[Overview.$C$4]/[.J448]*[Overview.$C$6]; IF([.F448]=&quot;Short&quot;; [.K448]-[Overview.$C$4]/[.J448]*[Overview.$C$6]; &quot;&quot;)); &quot;&quot;)">
            <text:p/>
          </table:table-cell>
          <table:table-cell table:style-name="ce152"/>
          <table:table-cell table:number-columns-repeated="2"/>
          <table:table-cell table:formula="of:=IFERROR([.S448]/[.M448]; &quot;&quot;)">
            <text:p/>
          </table:table-cell>
          <table:table-cell table:formula="of:=IFERROR(IF(AND([.F448]=&quot;Long&quot;; [.O448]=[.J448]); [.J448]*([.P448]-[.K448]); IF(AND([.F448]=&quot;Short&quot;; [.O448]=[.J448]); [.J448]*([.K448]-[.P448]); &quot;&quot;)); &quot;&quot;)">
            <text:p/>
          </table:table-cell>
          <table:table-cell table:formula="of:=IF(ISNUMBER([.S448]); IF([.S448]&gt;0; &quot;Win&quot;; &quot;Loss&quot;);&quot;&quot;)">
            <text:p/>
          </table:table-cell>
          <table:table-cell table:formula="of:=IF([.Q448]=&quot;&quot;; &quot;&quot;; CONCATENATE(DATEDIF([.I448];[.Q448];&quot;d&quot;); IF(DATEDIF([.I448];[.Q448];&quot;d&quot;)&gt;1; &quot; Days&quot;; &quot; Day&quot;)))">
            <text:p/>
          </table:table-cell>
          <table:table-cell table:content-validation-name="val12"/>
          <table:table-cell table:number-columns-repeated="2"/>
          <table:table-cell table:style-name="ce196"/>
          <table:table-cell table:style-name="ce205" table:formula="of:=IFERROR(IF(ISBLANK([.Y448]); &quot;&quot;; IF([.$F448]=&quot;Long&quot;; ([.Y448]-[.$K448])*[.$J448]/[.$M448]; ([.$K448]-[.Y448])*[.$J448]/[.$M448])-[.$R448]); &quot;&quot;)">
            <text:p/>
          </table:table-cell>
          <table:table-cell table:style-name="Default"/>
          <table:table-cell table:style-name="ce205" table:formula="of:=IFERROR(IF(ISBLANK([.AA448]); &quot;&quot;; IF([.$F448]=&quot;Long&quot;; ([.AA448]-[.$K448])*[.$J448]/[.$M448]; ([.$K448]-[.AA448])*[.$J448]/[.$M448])-[.$R448]); &quot;&quot;)">
            <text:p/>
          </table:table-cell>
          <table:table-cell table:style-name="Default"/>
          <table:table-cell table:style-name="ce205" table:formula="of:=IFERROR(IF(ISBLANK([.AC448]); &quot;&quot;; IF([.$F448]=&quot;Long&quot;; ([.AC448]-[.$K448])*[.$J448]/[.$M448]; ([.$K448]-[.AC448])*[.$J448]/[.$M448])-[.$R448]); &quot;&quot;)">
            <text:p/>
          </table:table-cell>
          <table:table-cell/>
          <table:table-cell table:formula="of:=IF(ISBLANK([.Q448]); &quot;&quot;; DAY([.Q448]))">
            <text:p/>
          </table:table-cell>
          <table:table-cell table:formula="of:=IF(ISBLANK([.I448]); &quot;&quot;; WEEKDAY([.I448]; 2))">
            <text:p/>
          </table:table-cell>
          <table:table-cell table:formula="of:=IF(ISBLANK([.Q448]); &quot;&quot;; WEEKDAY([.Q448]; 2))">
            <text:p/>
          </table:table-cell>
          <table:table-cell table:formula="of:=IF(ISBLANK([.Q448]); &quot;&quot;; WEEKNUM([.Q448]))">
            <text:p/>
          </table:table-cell>
          <table:table-cell table:style-name="ce224" table:formula="of:=IF(ISBLANK([.I448]); &quot;&quot;; MONTH([.I448]))">
            <text:p/>
          </table:table-cell>
          <table:table-cell table:formula="of:=IF(ISBLANK([.Q448]); &quot;&quot;; MONTH([.Q448]))">
            <text:p/>
          </table:table-cell>
          <table:table-cell table:formula="of:=IF(OR(ISBLANK([.I448]); ISBLANK([.Q448])); &quot;&quot;; IFERROR(DATEDIF([.I448];[.Q448];&quot;d&quot;); &quot;&quot;))">
            <text:p/>
          </table:table-cell>
          <table:table-cell table:style-name="ce286" table:formula="of:=IF(ISBLANK([.P448]); &quot;&quot;; SUM([.$R$3:.R448]))">
            <text:p/>
          </table:table-cell>
          <table:table-cell table:style-name="ce286" table:formula="of:=IF(ISBLANK([.P448]); &quot;&quot;; SUM([.$S$3:.S448]))">
            <text:p/>
          </table:table-cell>
          <table:table-cell table:formula="of:=IF(ISBLANK([.K448]); &quot;&quot;; [.J448]*[.K448])">
            <text:p/>
          </table:table-cell>
          <table:table-cell table:formula="of:=IF(ISNUMBER([.AO448]); [.AO448]*0.0035; &quot;&quot;)">
            <text:p/>
          </table:table-cell>
          <table:table-cell table:style-name="ce224" table:formula="of:=IF(ISBLANK([.P448]); &quot;&quot; ; [.O448]*[.P448])">
            <text:p/>
          </table:table-cell>
          <table:table-cell table:formula="of:=IF(ISNUMBER([.AQ448]); [.AQ448]*0.0035; &quot;&quot;)">
            <text:p/>
          </table:table-cell>
          <table:table-cell table:number-columns-repeated="20"/>
        </table:table-row>
        <table:table-row table:style-name="ro2">
          <table:table-cell office:value-type="float" office:value="447" calcext:value-type="float">
            <text:p>44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49]=&quot;Long&quot;; [.K449]-[Overview.$C$4]/[.J449]; IF([.F449]=&quot;Short&quot;; [.K449]+[Overview.$C$4]/[.J449]; &quot;&quot;)); &quot;&quot;)">
            <text:p/>
          </table:table-cell>
          <table:table-cell table:style-name="ce157" table:formula="of:=IFERROR(ABS([.L449]-[.K449])*[.J449]; &quot;&quot;)">
            <text:p/>
          </table:table-cell>
          <table:table-cell table:style-name="ce289" table:formula="of:=IFERROR(IF([.F449]=&quot;Long&quot;; [.K449]+[Overview.$C$4]/[.J449]*[Overview.$C$6]; IF([.F449]=&quot;Short&quot;; [.K449]-[Overview.$C$4]/[.J449]*[Overview.$C$6]; &quot;&quot;)); &quot;&quot;)">
            <text:p/>
          </table:table-cell>
          <table:table-cell table:style-name="ce152"/>
          <table:table-cell table:number-columns-repeated="2"/>
          <table:table-cell table:formula="of:=IFERROR([.S449]/[.M449]; &quot;&quot;)">
            <text:p/>
          </table:table-cell>
          <table:table-cell table:formula="of:=IFERROR(IF(AND([.F449]=&quot;Long&quot;; [.O449]=[.J449]); [.J449]*([.P449]-[.K449]); IF(AND([.F449]=&quot;Short&quot;; [.O449]=[.J449]); [.J449]*([.K449]-[.P449]); &quot;&quot;)); &quot;&quot;)">
            <text:p/>
          </table:table-cell>
          <table:table-cell table:formula="of:=IF(ISNUMBER([.S449]); IF([.S449]&gt;0; &quot;Win&quot;; &quot;Loss&quot;);&quot;&quot;)">
            <text:p/>
          </table:table-cell>
          <table:table-cell table:formula="of:=IF([.Q449]=&quot;&quot;; &quot;&quot;; CONCATENATE(DATEDIF([.I449];[.Q449];&quot;d&quot;); IF(DATEDIF([.I449];[.Q449];&quot;d&quot;)&gt;1; &quot; Days&quot;; &quot; Day&quot;)))">
            <text:p/>
          </table:table-cell>
          <table:table-cell table:content-validation-name="val12"/>
          <table:table-cell table:number-columns-repeated="2"/>
          <table:table-cell table:style-name="ce196"/>
          <table:table-cell table:style-name="ce205" table:formula="of:=IFERROR(IF(ISBLANK([.Y449]); &quot;&quot;; IF([.$F449]=&quot;Long&quot;; ([.Y449]-[.$K449])*[.$J449]/[.$M449]; ([.$K449]-[.Y449])*[.$J449]/[.$M449])-[.$R449]); &quot;&quot;)">
            <text:p/>
          </table:table-cell>
          <table:table-cell table:style-name="Default"/>
          <table:table-cell table:style-name="ce205" table:formula="of:=IFERROR(IF(ISBLANK([.AA449]); &quot;&quot;; IF([.$F449]=&quot;Long&quot;; ([.AA449]-[.$K449])*[.$J449]/[.$M449]; ([.$K449]-[.AA449])*[.$J449]/[.$M449])-[.$R449]); &quot;&quot;)">
            <text:p/>
          </table:table-cell>
          <table:table-cell table:style-name="Default"/>
          <table:table-cell table:style-name="ce205" table:formula="of:=IFERROR(IF(ISBLANK([.AC449]); &quot;&quot;; IF([.$F449]=&quot;Long&quot;; ([.AC449]-[.$K449])*[.$J449]/[.$M449]; ([.$K449]-[.AC449])*[.$J449]/[.$M449])-[.$R449]); &quot;&quot;)">
            <text:p/>
          </table:table-cell>
          <table:table-cell/>
          <table:table-cell table:formula="of:=IF(ISBLANK([.Q449]); &quot;&quot;; DAY([.Q449]))">
            <text:p/>
          </table:table-cell>
          <table:table-cell table:formula="of:=IF(ISBLANK([.I449]); &quot;&quot;; WEEKDAY([.I449]; 2))">
            <text:p/>
          </table:table-cell>
          <table:table-cell table:formula="of:=IF(ISBLANK([.Q449]); &quot;&quot;; WEEKDAY([.Q449]; 2))">
            <text:p/>
          </table:table-cell>
          <table:table-cell table:formula="of:=IF(ISBLANK([.Q449]); &quot;&quot;; WEEKNUM([.Q449]))">
            <text:p/>
          </table:table-cell>
          <table:table-cell table:style-name="ce224" table:formula="of:=IF(ISBLANK([.I449]); &quot;&quot;; MONTH([.I449]))">
            <text:p/>
          </table:table-cell>
          <table:table-cell table:formula="of:=IF(ISBLANK([.Q449]); &quot;&quot;; MONTH([.Q449]))">
            <text:p/>
          </table:table-cell>
          <table:table-cell table:formula="of:=IF(OR(ISBLANK([.I449]); ISBLANK([.Q449])); &quot;&quot;; IFERROR(DATEDIF([.I449];[.Q449];&quot;d&quot;); &quot;&quot;))">
            <text:p/>
          </table:table-cell>
          <table:table-cell table:style-name="ce286" table:formula="of:=IF(ISBLANK([.P449]); &quot;&quot;; SUM([.$R$3:.R449]))">
            <text:p/>
          </table:table-cell>
          <table:table-cell table:style-name="ce286" table:formula="of:=IF(ISBLANK([.P449]); &quot;&quot;; SUM([.$S$3:.S449]))">
            <text:p/>
          </table:table-cell>
          <table:table-cell table:formula="of:=IF(ISBLANK([.K449]); &quot;&quot;; [.J449]*[.K449])">
            <text:p/>
          </table:table-cell>
          <table:table-cell table:formula="of:=IF(ISNUMBER([.AO449]); [.AO449]*0.0035; &quot;&quot;)">
            <text:p/>
          </table:table-cell>
          <table:table-cell table:style-name="ce224" table:formula="of:=IF(ISBLANK([.P449]); &quot;&quot; ; [.O449]*[.P449])">
            <text:p/>
          </table:table-cell>
          <table:table-cell table:formula="of:=IF(ISNUMBER([.AQ449]); [.AQ449]*0.0035; &quot;&quot;)">
            <text:p/>
          </table:table-cell>
          <table:table-cell table:number-columns-repeated="20"/>
        </table:table-row>
        <table:table-row table:style-name="ro2">
          <table:table-cell office:value-type="float" office:value="448" calcext:value-type="float">
            <text:p>44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0]=&quot;Long&quot;; [.K450]-[Overview.$C$4]/[.J450]; IF([.F450]=&quot;Short&quot;; [.K450]+[Overview.$C$4]/[.J450]; &quot;&quot;)); &quot;&quot;)">
            <text:p/>
          </table:table-cell>
          <table:table-cell table:style-name="ce157" table:formula="of:=IFERROR(ABS([.L450]-[.K450])*[.J450]; &quot;&quot;)">
            <text:p/>
          </table:table-cell>
          <table:table-cell table:style-name="ce289" table:formula="of:=IFERROR(IF([.F450]=&quot;Long&quot;; [.K450]+[Overview.$C$4]/[.J450]*[Overview.$C$6]; IF([.F450]=&quot;Short&quot;; [.K450]-[Overview.$C$4]/[.J450]*[Overview.$C$6]; &quot;&quot;)); &quot;&quot;)">
            <text:p/>
          </table:table-cell>
          <table:table-cell table:style-name="ce152"/>
          <table:table-cell table:number-columns-repeated="2"/>
          <table:table-cell table:formula="of:=IFERROR([.S450]/[.M450]; &quot;&quot;)">
            <text:p/>
          </table:table-cell>
          <table:table-cell table:formula="of:=IFERROR(IF(AND([.F450]=&quot;Long&quot;; [.O450]=[.J450]); [.J450]*([.P450]-[.K450]); IF(AND([.F450]=&quot;Short&quot;; [.O450]=[.J450]); [.J450]*([.K450]-[.P450]); &quot;&quot;)); &quot;&quot;)">
            <text:p/>
          </table:table-cell>
          <table:table-cell table:formula="of:=IF(ISNUMBER([.S450]); IF([.S450]&gt;0; &quot;Win&quot;; &quot;Loss&quot;);&quot;&quot;)">
            <text:p/>
          </table:table-cell>
          <table:table-cell table:formula="of:=IF([.Q450]=&quot;&quot;; &quot;&quot;; CONCATENATE(DATEDIF([.I450];[.Q450];&quot;d&quot;); IF(DATEDIF([.I450];[.Q450];&quot;d&quot;)&gt;1; &quot; Days&quot;; &quot; Day&quot;)))">
            <text:p/>
          </table:table-cell>
          <table:table-cell table:content-validation-name="val12"/>
          <table:table-cell table:number-columns-repeated="2"/>
          <table:table-cell table:style-name="ce196"/>
          <table:table-cell table:style-name="ce205" table:formula="of:=IFERROR(IF(ISBLANK([.Y450]); &quot;&quot;; IF([.$F450]=&quot;Long&quot;; ([.Y450]-[.$K450])*[.$J450]/[.$M450]; ([.$K450]-[.Y450])*[.$J450]/[.$M450])-[.$R450]); &quot;&quot;)">
            <text:p/>
          </table:table-cell>
          <table:table-cell table:style-name="Default"/>
          <table:table-cell table:style-name="ce205" table:formula="of:=IFERROR(IF(ISBLANK([.AA450]); &quot;&quot;; IF([.$F450]=&quot;Long&quot;; ([.AA450]-[.$K450])*[.$J450]/[.$M450]; ([.$K450]-[.AA450])*[.$J450]/[.$M450])-[.$R450]); &quot;&quot;)">
            <text:p/>
          </table:table-cell>
          <table:table-cell table:style-name="Default"/>
          <table:table-cell table:style-name="ce205" table:formula="of:=IFERROR(IF(ISBLANK([.AC450]); &quot;&quot;; IF([.$F450]=&quot;Long&quot;; ([.AC450]-[.$K450])*[.$J450]/[.$M450]; ([.$K450]-[.AC450])*[.$J450]/[.$M450])-[.$R450]); &quot;&quot;)">
            <text:p/>
          </table:table-cell>
          <table:table-cell/>
          <table:table-cell table:formula="of:=IF(ISBLANK([.Q450]); &quot;&quot;; DAY([.Q450]))">
            <text:p/>
          </table:table-cell>
          <table:table-cell table:formula="of:=IF(ISBLANK([.I450]); &quot;&quot;; WEEKDAY([.I450]; 2))">
            <text:p/>
          </table:table-cell>
          <table:table-cell table:formula="of:=IF(ISBLANK([.Q450]); &quot;&quot;; WEEKDAY([.Q450]; 2))">
            <text:p/>
          </table:table-cell>
          <table:table-cell table:formula="of:=IF(ISBLANK([.Q450]); &quot;&quot;; WEEKNUM([.Q450]))">
            <text:p/>
          </table:table-cell>
          <table:table-cell table:style-name="ce224" table:formula="of:=IF(ISBLANK([.I450]); &quot;&quot;; MONTH([.I450]))">
            <text:p/>
          </table:table-cell>
          <table:table-cell table:formula="of:=IF(ISBLANK([.Q450]); &quot;&quot;; MONTH([.Q450]))">
            <text:p/>
          </table:table-cell>
          <table:table-cell table:formula="of:=IF(OR(ISBLANK([.I450]); ISBLANK([.Q450])); &quot;&quot;; IFERROR(DATEDIF([.I450];[.Q450];&quot;d&quot;); &quot;&quot;))">
            <text:p/>
          </table:table-cell>
          <table:table-cell table:style-name="ce286" table:formula="of:=IF(ISBLANK([.P450]); &quot;&quot;; SUM([.$R$3:.R450]))">
            <text:p/>
          </table:table-cell>
          <table:table-cell table:style-name="ce286" table:formula="of:=IF(ISBLANK([.P450]); &quot;&quot;; SUM([.$S$3:.S450]))">
            <text:p/>
          </table:table-cell>
          <table:table-cell table:formula="of:=IF(ISBLANK([.K450]); &quot;&quot;; [.J450]*[.K450])">
            <text:p/>
          </table:table-cell>
          <table:table-cell table:formula="of:=IF(ISNUMBER([.AO450]); [.AO450]*0.0035; &quot;&quot;)">
            <text:p/>
          </table:table-cell>
          <table:table-cell table:style-name="ce224" table:formula="of:=IF(ISBLANK([.P450]); &quot;&quot; ; [.O450]*[.P450])">
            <text:p/>
          </table:table-cell>
          <table:table-cell table:formula="of:=IF(ISNUMBER([.AQ450]); [.AQ450]*0.0035; &quot;&quot;)">
            <text:p/>
          </table:table-cell>
          <table:table-cell table:number-columns-repeated="20"/>
        </table:table-row>
        <table:table-row table:style-name="ro2">
          <table:table-cell office:value-type="float" office:value="449" calcext:value-type="float">
            <text:p>44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1]=&quot;Long&quot;; [.K451]-[Overview.$C$4]/[.J451]; IF([.F451]=&quot;Short&quot;; [.K451]+[Overview.$C$4]/[.J451]; &quot;&quot;)); &quot;&quot;)">
            <text:p/>
          </table:table-cell>
          <table:table-cell table:style-name="ce157" table:formula="of:=IFERROR(ABS([.L451]-[.K451])*[.J451]; &quot;&quot;)">
            <text:p/>
          </table:table-cell>
          <table:table-cell table:style-name="ce289" table:formula="of:=IFERROR(IF([.F451]=&quot;Long&quot;; [.K451]+[Overview.$C$4]/[.J451]*[Overview.$C$6]; IF([.F451]=&quot;Short&quot;; [.K451]-[Overview.$C$4]/[.J451]*[Overview.$C$6]; &quot;&quot;)); &quot;&quot;)">
            <text:p/>
          </table:table-cell>
          <table:table-cell table:style-name="ce152"/>
          <table:table-cell table:number-columns-repeated="2"/>
          <table:table-cell table:formula="of:=IFERROR([.S451]/[.M451]; &quot;&quot;)">
            <text:p/>
          </table:table-cell>
          <table:table-cell table:formula="of:=IFERROR(IF(AND([.F451]=&quot;Long&quot;; [.O451]=[.J451]); [.J451]*([.P451]-[.K451]); IF(AND([.F451]=&quot;Short&quot;; [.O451]=[.J451]); [.J451]*([.K451]-[.P451]); &quot;&quot;)); &quot;&quot;)">
            <text:p/>
          </table:table-cell>
          <table:table-cell table:formula="of:=IF(ISNUMBER([.S451]); IF([.S451]&gt;0; &quot;Win&quot;; &quot;Loss&quot;);&quot;&quot;)">
            <text:p/>
          </table:table-cell>
          <table:table-cell table:formula="of:=IF([.Q451]=&quot;&quot;; &quot;&quot;; CONCATENATE(DATEDIF([.I451];[.Q451];&quot;d&quot;); IF(DATEDIF([.I451];[.Q451];&quot;d&quot;)&gt;1; &quot; Days&quot;; &quot; Day&quot;)))">
            <text:p/>
          </table:table-cell>
          <table:table-cell table:content-validation-name="val12"/>
          <table:table-cell table:number-columns-repeated="2"/>
          <table:table-cell table:style-name="ce196"/>
          <table:table-cell table:style-name="ce205" table:formula="of:=IFERROR(IF(ISBLANK([.Y451]); &quot;&quot;; IF([.$F451]=&quot;Long&quot;; ([.Y451]-[.$K451])*[.$J451]/[.$M451]; ([.$K451]-[.Y451])*[.$J451]/[.$M451])-[.$R451]); &quot;&quot;)">
            <text:p/>
          </table:table-cell>
          <table:table-cell table:style-name="Default"/>
          <table:table-cell table:style-name="ce205" table:formula="of:=IFERROR(IF(ISBLANK([.AA451]); &quot;&quot;; IF([.$F451]=&quot;Long&quot;; ([.AA451]-[.$K451])*[.$J451]/[.$M451]; ([.$K451]-[.AA451])*[.$J451]/[.$M451])-[.$R451]); &quot;&quot;)">
            <text:p/>
          </table:table-cell>
          <table:table-cell table:style-name="Default"/>
          <table:table-cell table:style-name="ce205" table:formula="of:=IFERROR(IF(ISBLANK([.AC451]); &quot;&quot;; IF([.$F451]=&quot;Long&quot;; ([.AC451]-[.$K451])*[.$J451]/[.$M451]; ([.$K451]-[.AC451])*[.$J451]/[.$M451])-[.$R451]); &quot;&quot;)">
            <text:p/>
          </table:table-cell>
          <table:table-cell/>
          <table:table-cell table:formula="of:=IF(ISBLANK([.Q451]); &quot;&quot;; DAY([.Q451]))">
            <text:p/>
          </table:table-cell>
          <table:table-cell table:formula="of:=IF(ISBLANK([.I451]); &quot;&quot;; WEEKDAY([.I451]; 2))">
            <text:p/>
          </table:table-cell>
          <table:table-cell table:formula="of:=IF(ISBLANK([.Q451]); &quot;&quot;; WEEKDAY([.Q451]; 2))">
            <text:p/>
          </table:table-cell>
          <table:table-cell table:formula="of:=IF(ISBLANK([.Q451]); &quot;&quot;; WEEKNUM([.Q451]))">
            <text:p/>
          </table:table-cell>
          <table:table-cell table:style-name="ce224" table:formula="of:=IF(ISBLANK([.I451]); &quot;&quot;; MONTH([.I451]))">
            <text:p/>
          </table:table-cell>
          <table:table-cell table:formula="of:=IF(ISBLANK([.Q451]); &quot;&quot;; MONTH([.Q451]))">
            <text:p/>
          </table:table-cell>
          <table:table-cell table:formula="of:=IF(OR(ISBLANK([.I451]); ISBLANK([.Q451])); &quot;&quot;; IFERROR(DATEDIF([.I451];[.Q451];&quot;d&quot;); &quot;&quot;))">
            <text:p/>
          </table:table-cell>
          <table:table-cell table:style-name="ce286" table:formula="of:=IF(ISBLANK([.P451]); &quot;&quot;; SUM([.$R$3:.R451]))">
            <text:p/>
          </table:table-cell>
          <table:table-cell table:style-name="ce286" table:formula="of:=IF(ISBLANK([.P451]); &quot;&quot;; SUM([.$S$3:.S451]))">
            <text:p/>
          </table:table-cell>
          <table:table-cell table:formula="of:=IF(ISBLANK([.K451]); &quot;&quot;; [.J451]*[.K451])">
            <text:p/>
          </table:table-cell>
          <table:table-cell table:formula="of:=IF(ISNUMBER([.AO451]); [.AO451]*0.0035; &quot;&quot;)">
            <text:p/>
          </table:table-cell>
          <table:table-cell table:style-name="ce224" table:formula="of:=IF(ISBLANK([.P451]); &quot;&quot; ; [.O451]*[.P451])">
            <text:p/>
          </table:table-cell>
          <table:table-cell table:formula="of:=IF(ISNUMBER([.AQ451]); [.AQ451]*0.0035; &quot;&quot;)">
            <text:p/>
          </table:table-cell>
          <table:table-cell table:number-columns-repeated="20"/>
        </table:table-row>
        <table:table-row table:style-name="ro2">
          <table:table-cell office:value-type="float" office:value="450" calcext:value-type="float">
            <text:p>45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2]=&quot;Long&quot;; [.K452]-[Overview.$C$4]/[.J452]; IF([.F452]=&quot;Short&quot;; [.K452]+[Overview.$C$4]/[.J452]; &quot;&quot;)); &quot;&quot;)">
            <text:p/>
          </table:table-cell>
          <table:table-cell table:style-name="ce157" table:formula="of:=IFERROR(ABS([.L452]-[.K452])*[.J452]; &quot;&quot;)">
            <text:p/>
          </table:table-cell>
          <table:table-cell table:style-name="ce289" table:formula="of:=IFERROR(IF([.F452]=&quot;Long&quot;; [.K452]+[Overview.$C$4]/[.J452]*[Overview.$C$6]; IF([.F452]=&quot;Short&quot;; [.K452]-[Overview.$C$4]/[.J452]*[Overview.$C$6]; &quot;&quot;)); &quot;&quot;)">
            <text:p/>
          </table:table-cell>
          <table:table-cell table:style-name="ce152"/>
          <table:table-cell table:number-columns-repeated="2"/>
          <table:table-cell table:formula="of:=IFERROR([.S452]/[.M452]; &quot;&quot;)">
            <text:p/>
          </table:table-cell>
          <table:table-cell table:formula="of:=IFERROR(IF(AND([.F452]=&quot;Long&quot;; [.O452]=[.J452]); [.J452]*([.P452]-[.K452]); IF(AND([.F452]=&quot;Short&quot;; [.O452]=[.J452]); [.J452]*([.K452]-[.P452]); &quot;&quot;)); &quot;&quot;)">
            <text:p/>
          </table:table-cell>
          <table:table-cell table:formula="of:=IF(ISNUMBER([.S452]); IF([.S452]&gt;0; &quot;Win&quot;; &quot;Loss&quot;);&quot;&quot;)">
            <text:p/>
          </table:table-cell>
          <table:table-cell table:formula="of:=IF([.Q452]=&quot;&quot;; &quot;&quot;; CONCATENATE(DATEDIF([.I452];[.Q452];&quot;d&quot;); IF(DATEDIF([.I452];[.Q452];&quot;d&quot;)&gt;1; &quot; Days&quot;; &quot; Day&quot;)))">
            <text:p/>
          </table:table-cell>
          <table:table-cell table:content-validation-name="val12"/>
          <table:table-cell table:number-columns-repeated="2"/>
          <table:table-cell table:style-name="ce196"/>
          <table:table-cell table:style-name="ce205" table:formula="of:=IFERROR(IF(ISBLANK([.Y452]); &quot;&quot;; IF([.$F452]=&quot;Long&quot;; ([.Y452]-[.$K452])*[.$J452]/[.$M452]; ([.$K452]-[.Y452])*[.$J452]/[.$M452])-[.$R452]); &quot;&quot;)">
            <text:p/>
          </table:table-cell>
          <table:table-cell table:style-name="Default"/>
          <table:table-cell table:style-name="ce205" table:formula="of:=IFERROR(IF(ISBLANK([.AA452]); &quot;&quot;; IF([.$F452]=&quot;Long&quot;; ([.AA452]-[.$K452])*[.$J452]/[.$M452]; ([.$K452]-[.AA452])*[.$J452]/[.$M452])-[.$R452]); &quot;&quot;)">
            <text:p/>
          </table:table-cell>
          <table:table-cell table:style-name="Default"/>
          <table:table-cell table:style-name="ce205" table:formula="of:=IFERROR(IF(ISBLANK([.AC452]); &quot;&quot;; IF([.$F452]=&quot;Long&quot;; ([.AC452]-[.$K452])*[.$J452]/[.$M452]; ([.$K452]-[.AC452])*[.$J452]/[.$M452])-[.$R452]); &quot;&quot;)">
            <text:p/>
          </table:table-cell>
          <table:table-cell/>
          <table:table-cell table:formula="of:=IF(ISBLANK([.Q452]); &quot;&quot;; DAY([.Q452]))">
            <text:p/>
          </table:table-cell>
          <table:table-cell table:formula="of:=IF(ISBLANK([.I452]); &quot;&quot;; WEEKDAY([.I452]; 2))">
            <text:p/>
          </table:table-cell>
          <table:table-cell table:formula="of:=IF(ISBLANK([.Q452]); &quot;&quot;; WEEKDAY([.Q452]; 2))">
            <text:p/>
          </table:table-cell>
          <table:table-cell table:formula="of:=IF(ISBLANK([.Q452]); &quot;&quot;; WEEKNUM([.Q452]))">
            <text:p/>
          </table:table-cell>
          <table:table-cell table:style-name="ce224" table:formula="of:=IF(ISBLANK([.I452]); &quot;&quot;; MONTH([.I452]))">
            <text:p/>
          </table:table-cell>
          <table:table-cell table:formula="of:=IF(ISBLANK([.Q452]); &quot;&quot;; MONTH([.Q452]))">
            <text:p/>
          </table:table-cell>
          <table:table-cell table:formula="of:=IF(OR(ISBLANK([.I452]); ISBLANK([.Q452])); &quot;&quot;; IFERROR(DATEDIF([.I452];[.Q452];&quot;d&quot;); &quot;&quot;))">
            <text:p/>
          </table:table-cell>
          <table:table-cell table:style-name="ce286" table:formula="of:=IF(ISBLANK([.P452]); &quot;&quot;; SUM([.$R$3:.R452]))">
            <text:p/>
          </table:table-cell>
          <table:table-cell table:style-name="ce286" table:formula="of:=IF(ISBLANK([.P452]); &quot;&quot;; SUM([.$S$3:.S452]))">
            <text:p/>
          </table:table-cell>
          <table:table-cell table:formula="of:=IF(ISBLANK([.K452]); &quot;&quot;; [.J452]*[.K452])">
            <text:p/>
          </table:table-cell>
          <table:table-cell table:formula="of:=IF(ISNUMBER([.AO452]); [.AO452]*0.0035; &quot;&quot;)">
            <text:p/>
          </table:table-cell>
          <table:table-cell table:style-name="ce224" table:formula="of:=IF(ISBLANK([.P452]); &quot;&quot; ; [.O452]*[.P452])">
            <text:p/>
          </table:table-cell>
          <table:table-cell table:formula="of:=IF(ISNUMBER([.AQ452]); [.AQ452]*0.0035; &quot;&quot;)">
            <text:p/>
          </table:table-cell>
          <table:table-cell table:number-columns-repeated="20"/>
        </table:table-row>
        <table:table-row table:style-name="ro2">
          <table:table-cell office:value-type="float" office:value="451" calcext:value-type="float">
            <text:p>45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3]=&quot;Long&quot;; [.K453]-[Overview.$C$4]/[.J453]; IF([.F453]=&quot;Short&quot;; [.K453]+[Overview.$C$4]/[.J453]; &quot;&quot;)); &quot;&quot;)">
            <text:p/>
          </table:table-cell>
          <table:table-cell table:style-name="ce157" table:formula="of:=IFERROR(ABS([.L453]-[.K453])*[.J453]; &quot;&quot;)">
            <text:p/>
          </table:table-cell>
          <table:table-cell table:style-name="ce289" table:formula="of:=IFERROR(IF([.F453]=&quot;Long&quot;; [.K453]+[Overview.$C$4]/[.J453]*[Overview.$C$6]; IF([.F453]=&quot;Short&quot;; [.K453]-[Overview.$C$4]/[.J453]*[Overview.$C$6]; &quot;&quot;)); &quot;&quot;)">
            <text:p/>
          </table:table-cell>
          <table:table-cell table:style-name="ce152"/>
          <table:table-cell table:number-columns-repeated="2"/>
          <table:table-cell table:formula="of:=IFERROR([.S453]/[.M453]; &quot;&quot;)">
            <text:p/>
          </table:table-cell>
          <table:table-cell table:formula="of:=IFERROR(IF(AND([.F453]=&quot;Long&quot;; [.O453]=[.J453]); [.J453]*([.P453]-[.K453]); IF(AND([.F453]=&quot;Short&quot;; [.O453]=[.J453]); [.J453]*([.K453]-[.P453]); &quot;&quot;)); &quot;&quot;)">
            <text:p/>
          </table:table-cell>
          <table:table-cell table:formula="of:=IF(ISNUMBER([.S453]); IF([.S453]&gt;0; &quot;Win&quot;; &quot;Loss&quot;);&quot;&quot;)">
            <text:p/>
          </table:table-cell>
          <table:table-cell table:formula="of:=IF([.Q453]=&quot;&quot;; &quot;&quot;; CONCATENATE(DATEDIF([.I453];[.Q453];&quot;d&quot;); IF(DATEDIF([.I453];[.Q453];&quot;d&quot;)&gt;1; &quot; Days&quot;; &quot; Day&quot;)))">
            <text:p/>
          </table:table-cell>
          <table:table-cell table:content-validation-name="val12"/>
          <table:table-cell table:number-columns-repeated="2"/>
          <table:table-cell table:style-name="ce196"/>
          <table:table-cell table:style-name="ce205" table:formula="of:=IFERROR(IF(ISBLANK([.Y453]); &quot;&quot;; IF([.$F453]=&quot;Long&quot;; ([.Y453]-[.$K453])*[.$J453]/[.$M453]; ([.$K453]-[.Y453])*[.$J453]/[.$M453])-[.$R453]); &quot;&quot;)">
            <text:p/>
          </table:table-cell>
          <table:table-cell table:style-name="Default"/>
          <table:table-cell table:style-name="ce205" table:formula="of:=IFERROR(IF(ISBLANK([.AA453]); &quot;&quot;; IF([.$F453]=&quot;Long&quot;; ([.AA453]-[.$K453])*[.$J453]/[.$M453]; ([.$K453]-[.AA453])*[.$J453]/[.$M453])-[.$R453]); &quot;&quot;)">
            <text:p/>
          </table:table-cell>
          <table:table-cell table:style-name="Default"/>
          <table:table-cell table:style-name="ce205" table:formula="of:=IFERROR(IF(ISBLANK([.AC453]); &quot;&quot;; IF([.$F453]=&quot;Long&quot;; ([.AC453]-[.$K453])*[.$J453]/[.$M453]; ([.$K453]-[.AC453])*[.$J453]/[.$M453])-[.$R453]); &quot;&quot;)">
            <text:p/>
          </table:table-cell>
          <table:table-cell/>
          <table:table-cell table:formula="of:=IF(ISBLANK([.Q453]); &quot;&quot;; DAY([.Q453]))">
            <text:p/>
          </table:table-cell>
          <table:table-cell table:formula="of:=IF(ISBLANK([.I453]); &quot;&quot;; WEEKDAY([.I453]; 2))">
            <text:p/>
          </table:table-cell>
          <table:table-cell table:formula="of:=IF(ISBLANK([.Q453]); &quot;&quot;; WEEKDAY([.Q453]; 2))">
            <text:p/>
          </table:table-cell>
          <table:table-cell table:formula="of:=IF(ISBLANK([.Q453]); &quot;&quot;; WEEKNUM([.Q453]))">
            <text:p/>
          </table:table-cell>
          <table:table-cell table:style-name="ce224" table:formula="of:=IF(ISBLANK([.I453]); &quot;&quot;; MONTH([.I453]))">
            <text:p/>
          </table:table-cell>
          <table:table-cell table:formula="of:=IF(ISBLANK([.Q453]); &quot;&quot;; MONTH([.Q453]))">
            <text:p/>
          </table:table-cell>
          <table:table-cell table:formula="of:=IF(OR(ISBLANK([.I453]); ISBLANK([.Q453])); &quot;&quot;; IFERROR(DATEDIF([.I453];[.Q453];&quot;d&quot;); &quot;&quot;))">
            <text:p/>
          </table:table-cell>
          <table:table-cell table:style-name="ce286" table:formula="of:=IF(ISBLANK([.P453]); &quot;&quot;; SUM([.$R$3:.R453]))">
            <text:p/>
          </table:table-cell>
          <table:table-cell table:style-name="ce286" table:formula="of:=IF(ISBLANK([.P453]); &quot;&quot;; SUM([.$S$3:.S453]))">
            <text:p/>
          </table:table-cell>
          <table:table-cell table:formula="of:=IF(ISBLANK([.K453]); &quot;&quot;; [.J453]*[.K453])">
            <text:p/>
          </table:table-cell>
          <table:table-cell table:formula="of:=IF(ISNUMBER([.AO453]); [.AO453]*0.0035; &quot;&quot;)">
            <text:p/>
          </table:table-cell>
          <table:table-cell table:style-name="ce224" table:formula="of:=IF(ISBLANK([.P453]); &quot;&quot; ; [.O453]*[.P453])">
            <text:p/>
          </table:table-cell>
          <table:table-cell table:formula="of:=IF(ISNUMBER([.AQ453]); [.AQ453]*0.0035; &quot;&quot;)">
            <text:p/>
          </table:table-cell>
          <table:table-cell table:number-columns-repeated="20"/>
        </table:table-row>
        <table:table-row table:style-name="ro2">
          <table:table-cell office:value-type="float" office:value="452" calcext:value-type="float">
            <text:p>45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4]=&quot;Long&quot;; [.K454]-[Overview.$C$4]/[.J454]; IF([.F454]=&quot;Short&quot;; [.K454]+[Overview.$C$4]/[.J454]; &quot;&quot;)); &quot;&quot;)">
            <text:p/>
          </table:table-cell>
          <table:table-cell table:style-name="ce157" table:formula="of:=IFERROR(ABS([.L454]-[.K454])*[.J454]; &quot;&quot;)">
            <text:p/>
          </table:table-cell>
          <table:table-cell table:style-name="ce289" table:formula="of:=IFERROR(IF([.F454]=&quot;Long&quot;; [.K454]+[Overview.$C$4]/[.J454]*[Overview.$C$6]; IF([.F454]=&quot;Short&quot;; [.K454]-[Overview.$C$4]/[.J454]*[Overview.$C$6]; &quot;&quot;)); &quot;&quot;)">
            <text:p/>
          </table:table-cell>
          <table:table-cell table:style-name="ce152"/>
          <table:table-cell table:number-columns-repeated="2"/>
          <table:table-cell table:formula="of:=IFERROR([.S454]/[.M454]; &quot;&quot;)">
            <text:p/>
          </table:table-cell>
          <table:table-cell table:formula="of:=IFERROR(IF(AND([.F454]=&quot;Long&quot;; [.O454]=[.J454]); [.J454]*([.P454]-[.K454]); IF(AND([.F454]=&quot;Short&quot;; [.O454]=[.J454]); [.J454]*([.K454]-[.P454]); &quot;&quot;)); &quot;&quot;)">
            <text:p/>
          </table:table-cell>
          <table:table-cell table:formula="of:=IF(ISNUMBER([.S454]); IF([.S454]&gt;0; &quot;Win&quot;; &quot;Loss&quot;);&quot;&quot;)">
            <text:p/>
          </table:table-cell>
          <table:table-cell table:formula="of:=IF([.Q454]=&quot;&quot;; &quot;&quot;; CONCATENATE(DATEDIF([.I454];[.Q454];&quot;d&quot;); IF(DATEDIF([.I454];[.Q454];&quot;d&quot;)&gt;1; &quot; Days&quot;; &quot; Day&quot;)))">
            <text:p/>
          </table:table-cell>
          <table:table-cell table:content-validation-name="val12"/>
          <table:table-cell table:number-columns-repeated="2"/>
          <table:table-cell table:style-name="ce196"/>
          <table:table-cell table:style-name="ce205" table:formula="of:=IFERROR(IF(ISBLANK([.Y454]); &quot;&quot;; IF([.$F454]=&quot;Long&quot;; ([.Y454]-[.$K454])*[.$J454]/[.$M454]; ([.$K454]-[.Y454])*[.$J454]/[.$M454])-[.$R454]); &quot;&quot;)">
            <text:p/>
          </table:table-cell>
          <table:table-cell table:style-name="Default"/>
          <table:table-cell table:style-name="ce205" table:formula="of:=IFERROR(IF(ISBLANK([.AA454]); &quot;&quot;; IF([.$F454]=&quot;Long&quot;; ([.AA454]-[.$K454])*[.$J454]/[.$M454]; ([.$K454]-[.AA454])*[.$J454]/[.$M454])-[.$R454]); &quot;&quot;)">
            <text:p/>
          </table:table-cell>
          <table:table-cell table:style-name="Default"/>
          <table:table-cell table:style-name="ce205" table:formula="of:=IFERROR(IF(ISBLANK([.AC454]); &quot;&quot;; IF([.$F454]=&quot;Long&quot;; ([.AC454]-[.$K454])*[.$J454]/[.$M454]; ([.$K454]-[.AC454])*[.$J454]/[.$M454])-[.$R454]); &quot;&quot;)">
            <text:p/>
          </table:table-cell>
          <table:table-cell/>
          <table:table-cell table:formula="of:=IF(ISBLANK([.Q454]); &quot;&quot;; DAY([.Q454]))">
            <text:p/>
          </table:table-cell>
          <table:table-cell table:formula="of:=IF(ISBLANK([.I454]); &quot;&quot;; WEEKDAY([.I454]; 2))">
            <text:p/>
          </table:table-cell>
          <table:table-cell table:formula="of:=IF(ISBLANK([.Q454]); &quot;&quot;; WEEKDAY([.Q454]; 2))">
            <text:p/>
          </table:table-cell>
          <table:table-cell table:formula="of:=IF(ISBLANK([.Q454]); &quot;&quot;; WEEKNUM([.Q454]))">
            <text:p/>
          </table:table-cell>
          <table:table-cell table:style-name="ce224" table:formula="of:=IF(ISBLANK([.I454]); &quot;&quot;; MONTH([.I454]))">
            <text:p/>
          </table:table-cell>
          <table:table-cell table:formula="of:=IF(ISBLANK([.Q454]); &quot;&quot;; MONTH([.Q454]))">
            <text:p/>
          </table:table-cell>
          <table:table-cell table:formula="of:=IF(OR(ISBLANK([.I454]); ISBLANK([.Q454])); &quot;&quot;; IFERROR(DATEDIF([.I454];[.Q454];&quot;d&quot;); &quot;&quot;))">
            <text:p/>
          </table:table-cell>
          <table:table-cell table:style-name="ce286" table:formula="of:=IF(ISBLANK([.P454]); &quot;&quot;; SUM([.$R$3:.R454]))">
            <text:p/>
          </table:table-cell>
          <table:table-cell table:style-name="ce286" table:formula="of:=IF(ISBLANK([.P454]); &quot;&quot;; SUM([.$S$3:.S454]))">
            <text:p/>
          </table:table-cell>
          <table:table-cell table:formula="of:=IF(ISBLANK([.K454]); &quot;&quot;; [.J454]*[.K454])">
            <text:p/>
          </table:table-cell>
          <table:table-cell table:formula="of:=IF(ISNUMBER([.AO454]); [.AO454]*0.0035; &quot;&quot;)">
            <text:p/>
          </table:table-cell>
          <table:table-cell table:style-name="ce224" table:formula="of:=IF(ISBLANK([.P454]); &quot;&quot; ; [.O454]*[.P454])">
            <text:p/>
          </table:table-cell>
          <table:table-cell table:formula="of:=IF(ISNUMBER([.AQ454]); [.AQ454]*0.0035; &quot;&quot;)">
            <text:p/>
          </table:table-cell>
          <table:table-cell table:number-columns-repeated="20"/>
        </table:table-row>
        <table:table-row table:style-name="ro2">
          <table:table-cell office:value-type="float" office:value="453" calcext:value-type="float">
            <text:p>45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5]=&quot;Long&quot;; [.K455]-[Overview.$C$4]/[.J455]; IF([.F455]=&quot;Short&quot;; [.K455]+[Overview.$C$4]/[.J455]; &quot;&quot;)); &quot;&quot;)">
            <text:p/>
          </table:table-cell>
          <table:table-cell table:style-name="ce157" table:formula="of:=IFERROR(ABS([.L455]-[.K455])*[.J455]; &quot;&quot;)">
            <text:p/>
          </table:table-cell>
          <table:table-cell table:style-name="ce289" table:formula="of:=IFERROR(IF([.F455]=&quot;Long&quot;; [.K455]+[Overview.$C$4]/[.J455]*[Overview.$C$6]; IF([.F455]=&quot;Short&quot;; [.K455]-[Overview.$C$4]/[.J455]*[Overview.$C$6]; &quot;&quot;)); &quot;&quot;)">
            <text:p/>
          </table:table-cell>
          <table:table-cell table:style-name="ce152"/>
          <table:table-cell table:number-columns-repeated="2"/>
          <table:table-cell table:formula="of:=IFERROR([.S455]/[.M455]; &quot;&quot;)">
            <text:p/>
          </table:table-cell>
          <table:table-cell table:formula="of:=IFERROR(IF(AND([.F455]=&quot;Long&quot;; [.O455]=[.J455]); [.J455]*([.P455]-[.K455]); IF(AND([.F455]=&quot;Short&quot;; [.O455]=[.J455]); [.J455]*([.K455]-[.P455]); &quot;&quot;)); &quot;&quot;)">
            <text:p/>
          </table:table-cell>
          <table:table-cell table:formula="of:=IF(ISNUMBER([.S455]); IF([.S455]&gt;0; &quot;Win&quot;; &quot;Loss&quot;);&quot;&quot;)">
            <text:p/>
          </table:table-cell>
          <table:table-cell table:formula="of:=IF([.Q455]=&quot;&quot;; &quot;&quot;; CONCATENATE(DATEDIF([.I455];[.Q455];&quot;d&quot;); IF(DATEDIF([.I455];[.Q455];&quot;d&quot;)&gt;1; &quot; Days&quot;; &quot; Day&quot;)))">
            <text:p/>
          </table:table-cell>
          <table:table-cell table:content-validation-name="val12"/>
          <table:table-cell table:number-columns-repeated="2"/>
          <table:table-cell table:style-name="ce196"/>
          <table:table-cell table:style-name="ce205" table:formula="of:=IFERROR(IF(ISBLANK([.Y455]); &quot;&quot;; IF([.$F455]=&quot;Long&quot;; ([.Y455]-[.$K455])*[.$J455]/[.$M455]; ([.$K455]-[.Y455])*[.$J455]/[.$M455])-[.$R455]); &quot;&quot;)">
            <text:p/>
          </table:table-cell>
          <table:table-cell table:style-name="Default"/>
          <table:table-cell table:style-name="ce205" table:formula="of:=IFERROR(IF(ISBLANK([.AA455]); &quot;&quot;; IF([.$F455]=&quot;Long&quot;; ([.AA455]-[.$K455])*[.$J455]/[.$M455]; ([.$K455]-[.AA455])*[.$J455]/[.$M455])-[.$R455]); &quot;&quot;)">
            <text:p/>
          </table:table-cell>
          <table:table-cell table:style-name="Default"/>
          <table:table-cell table:style-name="ce205" table:formula="of:=IFERROR(IF(ISBLANK([.AC455]); &quot;&quot;; IF([.$F455]=&quot;Long&quot;; ([.AC455]-[.$K455])*[.$J455]/[.$M455]; ([.$K455]-[.AC455])*[.$J455]/[.$M455])-[.$R455]); &quot;&quot;)">
            <text:p/>
          </table:table-cell>
          <table:table-cell/>
          <table:table-cell table:formula="of:=IF(ISBLANK([.Q455]); &quot;&quot;; DAY([.Q455]))">
            <text:p/>
          </table:table-cell>
          <table:table-cell table:formula="of:=IF(ISBLANK([.I455]); &quot;&quot;; WEEKDAY([.I455]; 2))">
            <text:p/>
          </table:table-cell>
          <table:table-cell table:formula="of:=IF(ISBLANK([.Q455]); &quot;&quot;; WEEKDAY([.Q455]; 2))">
            <text:p/>
          </table:table-cell>
          <table:table-cell table:formula="of:=IF(ISBLANK([.Q455]); &quot;&quot;; WEEKNUM([.Q455]))">
            <text:p/>
          </table:table-cell>
          <table:table-cell table:style-name="ce224" table:formula="of:=IF(ISBLANK([.I455]); &quot;&quot;; MONTH([.I455]))">
            <text:p/>
          </table:table-cell>
          <table:table-cell table:formula="of:=IF(ISBLANK([.Q455]); &quot;&quot;; MONTH([.Q455]))">
            <text:p/>
          </table:table-cell>
          <table:table-cell table:formula="of:=IF(OR(ISBLANK([.I455]); ISBLANK([.Q455])); &quot;&quot;; IFERROR(DATEDIF([.I455];[.Q455];&quot;d&quot;); &quot;&quot;))">
            <text:p/>
          </table:table-cell>
          <table:table-cell table:style-name="ce286" table:formula="of:=IF(ISBLANK([.P455]); &quot;&quot;; SUM([.$R$3:.R455]))">
            <text:p/>
          </table:table-cell>
          <table:table-cell table:style-name="ce286" table:formula="of:=IF(ISBLANK([.P455]); &quot;&quot;; SUM([.$S$3:.S455]))">
            <text:p/>
          </table:table-cell>
          <table:table-cell table:formula="of:=IF(ISBLANK([.K455]); &quot;&quot;; [.J455]*[.K455])">
            <text:p/>
          </table:table-cell>
          <table:table-cell table:formula="of:=IF(ISNUMBER([.AO455]); [.AO455]*0.0035; &quot;&quot;)">
            <text:p/>
          </table:table-cell>
          <table:table-cell table:style-name="ce224" table:formula="of:=IF(ISBLANK([.P455]); &quot;&quot; ; [.O455]*[.P455])">
            <text:p/>
          </table:table-cell>
          <table:table-cell table:formula="of:=IF(ISNUMBER([.AQ455]); [.AQ455]*0.0035; &quot;&quot;)">
            <text:p/>
          </table:table-cell>
          <table:table-cell table:number-columns-repeated="20"/>
        </table:table-row>
        <table:table-row table:style-name="ro2">
          <table:table-cell office:value-type="float" office:value="454" calcext:value-type="float">
            <text:p>45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6]=&quot;Long&quot;; [.K456]-[Overview.$C$4]/[.J456]; IF([.F456]=&quot;Short&quot;; [.K456]+[Overview.$C$4]/[.J456]; &quot;&quot;)); &quot;&quot;)">
            <text:p/>
          </table:table-cell>
          <table:table-cell table:style-name="ce157" table:formula="of:=IFERROR(ABS([.L456]-[.K456])*[.J456]; &quot;&quot;)">
            <text:p/>
          </table:table-cell>
          <table:table-cell table:style-name="ce289" table:formula="of:=IFERROR(IF([.F456]=&quot;Long&quot;; [.K456]+[Overview.$C$4]/[.J456]*[Overview.$C$6]; IF([.F456]=&quot;Short&quot;; [.K456]-[Overview.$C$4]/[.J456]*[Overview.$C$6]; &quot;&quot;)); &quot;&quot;)">
            <text:p/>
          </table:table-cell>
          <table:table-cell table:style-name="ce152"/>
          <table:table-cell table:number-columns-repeated="2"/>
          <table:table-cell table:formula="of:=IFERROR([.S456]/[.M456]; &quot;&quot;)">
            <text:p/>
          </table:table-cell>
          <table:table-cell table:formula="of:=IFERROR(IF(AND([.F456]=&quot;Long&quot;; [.O456]=[.J456]); [.J456]*([.P456]-[.K456]); IF(AND([.F456]=&quot;Short&quot;; [.O456]=[.J456]); [.J456]*([.K456]-[.P456]); &quot;&quot;)); &quot;&quot;)">
            <text:p/>
          </table:table-cell>
          <table:table-cell table:formula="of:=IF(ISNUMBER([.S456]); IF([.S456]&gt;0; &quot;Win&quot;; &quot;Loss&quot;);&quot;&quot;)">
            <text:p/>
          </table:table-cell>
          <table:table-cell table:formula="of:=IF([.Q456]=&quot;&quot;; &quot;&quot;; CONCATENATE(DATEDIF([.I456];[.Q456];&quot;d&quot;); IF(DATEDIF([.I456];[.Q456];&quot;d&quot;)&gt;1; &quot; Days&quot;; &quot; Day&quot;)))">
            <text:p/>
          </table:table-cell>
          <table:table-cell table:content-validation-name="val12"/>
          <table:table-cell table:number-columns-repeated="2"/>
          <table:table-cell table:style-name="ce196"/>
          <table:table-cell table:style-name="ce205" table:formula="of:=IFERROR(IF(ISBLANK([.Y456]); &quot;&quot;; IF([.$F456]=&quot;Long&quot;; ([.Y456]-[.$K456])*[.$J456]/[.$M456]; ([.$K456]-[.Y456])*[.$J456]/[.$M456])-[.$R456]); &quot;&quot;)">
            <text:p/>
          </table:table-cell>
          <table:table-cell table:style-name="Default"/>
          <table:table-cell table:style-name="ce205" table:formula="of:=IFERROR(IF(ISBLANK([.AA456]); &quot;&quot;; IF([.$F456]=&quot;Long&quot;; ([.AA456]-[.$K456])*[.$J456]/[.$M456]; ([.$K456]-[.AA456])*[.$J456]/[.$M456])-[.$R456]); &quot;&quot;)">
            <text:p/>
          </table:table-cell>
          <table:table-cell table:style-name="Default"/>
          <table:table-cell table:style-name="ce205" table:formula="of:=IFERROR(IF(ISBLANK([.AC456]); &quot;&quot;; IF([.$F456]=&quot;Long&quot;; ([.AC456]-[.$K456])*[.$J456]/[.$M456]; ([.$K456]-[.AC456])*[.$J456]/[.$M456])-[.$R456]); &quot;&quot;)">
            <text:p/>
          </table:table-cell>
          <table:table-cell/>
          <table:table-cell table:formula="of:=IF(ISBLANK([.Q456]); &quot;&quot;; DAY([.Q456]))">
            <text:p/>
          </table:table-cell>
          <table:table-cell table:formula="of:=IF(ISBLANK([.I456]); &quot;&quot;; WEEKDAY([.I456]; 2))">
            <text:p/>
          </table:table-cell>
          <table:table-cell table:formula="of:=IF(ISBLANK([.Q456]); &quot;&quot;; WEEKDAY([.Q456]; 2))">
            <text:p/>
          </table:table-cell>
          <table:table-cell table:formula="of:=IF(ISBLANK([.Q456]); &quot;&quot;; WEEKNUM([.Q456]))">
            <text:p/>
          </table:table-cell>
          <table:table-cell table:style-name="ce224" table:formula="of:=IF(ISBLANK([.I456]); &quot;&quot;; MONTH([.I456]))">
            <text:p/>
          </table:table-cell>
          <table:table-cell table:formula="of:=IF(ISBLANK([.Q456]); &quot;&quot;; MONTH([.Q456]))">
            <text:p/>
          </table:table-cell>
          <table:table-cell table:formula="of:=IF(OR(ISBLANK([.I456]); ISBLANK([.Q456])); &quot;&quot;; IFERROR(DATEDIF([.I456];[.Q456];&quot;d&quot;); &quot;&quot;))">
            <text:p/>
          </table:table-cell>
          <table:table-cell table:style-name="ce286" table:formula="of:=IF(ISBLANK([.P456]); &quot;&quot;; SUM([.$R$3:.R456]))">
            <text:p/>
          </table:table-cell>
          <table:table-cell table:style-name="ce286" table:formula="of:=IF(ISBLANK([.P456]); &quot;&quot;; SUM([.$S$3:.S456]))">
            <text:p/>
          </table:table-cell>
          <table:table-cell table:formula="of:=IF(ISBLANK([.K456]); &quot;&quot;; [.J456]*[.K456])">
            <text:p/>
          </table:table-cell>
          <table:table-cell table:formula="of:=IF(ISNUMBER([.AO456]); [.AO456]*0.0035; &quot;&quot;)">
            <text:p/>
          </table:table-cell>
          <table:table-cell table:style-name="ce224" table:formula="of:=IF(ISBLANK([.P456]); &quot;&quot; ; [.O456]*[.P456])">
            <text:p/>
          </table:table-cell>
          <table:table-cell table:formula="of:=IF(ISNUMBER([.AQ456]); [.AQ456]*0.0035; &quot;&quot;)">
            <text:p/>
          </table:table-cell>
          <table:table-cell table:number-columns-repeated="20"/>
        </table:table-row>
        <table:table-row table:style-name="ro2">
          <table:table-cell office:value-type="float" office:value="455" calcext:value-type="float">
            <text:p>45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7]=&quot;Long&quot;; [.K457]-[Overview.$C$4]/[.J457]; IF([.F457]=&quot;Short&quot;; [.K457]+[Overview.$C$4]/[.J457]; &quot;&quot;)); &quot;&quot;)">
            <text:p/>
          </table:table-cell>
          <table:table-cell table:style-name="ce157" table:formula="of:=IFERROR(ABS([.L457]-[.K457])*[.J457]; &quot;&quot;)">
            <text:p/>
          </table:table-cell>
          <table:table-cell table:style-name="ce289" table:formula="of:=IFERROR(IF([.F457]=&quot;Long&quot;; [.K457]+[Overview.$C$4]/[.J457]*[Overview.$C$6]; IF([.F457]=&quot;Short&quot;; [.K457]-[Overview.$C$4]/[.J457]*[Overview.$C$6]; &quot;&quot;)); &quot;&quot;)">
            <text:p/>
          </table:table-cell>
          <table:table-cell table:style-name="ce152"/>
          <table:table-cell table:number-columns-repeated="2"/>
          <table:table-cell table:formula="of:=IFERROR([.S457]/[.M457]; &quot;&quot;)">
            <text:p/>
          </table:table-cell>
          <table:table-cell table:formula="of:=IFERROR(IF(AND([.F457]=&quot;Long&quot;; [.O457]=[.J457]); [.J457]*([.P457]-[.K457]); IF(AND([.F457]=&quot;Short&quot;; [.O457]=[.J457]); [.J457]*([.K457]-[.P457]); &quot;&quot;)); &quot;&quot;)">
            <text:p/>
          </table:table-cell>
          <table:table-cell table:formula="of:=IF(ISNUMBER([.S457]); IF([.S457]&gt;0; &quot;Win&quot;; &quot;Loss&quot;);&quot;&quot;)">
            <text:p/>
          </table:table-cell>
          <table:table-cell table:formula="of:=IF([.Q457]=&quot;&quot;; &quot;&quot;; CONCATENATE(DATEDIF([.I457];[.Q457];&quot;d&quot;); IF(DATEDIF([.I457];[.Q457];&quot;d&quot;)&gt;1; &quot; Days&quot;; &quot; Day&quot;)))">
            <text:p/>
          </table:table-cell>
          <table:table-cell table:content-validation-name="val12"/>
          <table:table-cell table:number-columns-repeated="2"/>
          <table:table-cell table:style-name="ce196"/>
          <table:table-cell table:style-name="ce205" table:formula="of:=IFERROR(IF(ISBLANK([.Y457]); &quot;&quot;; IF([.$F457]=&quot;Long&quot;; ([.Y457]-[.$K457])*[.$J457]/[.$M457]; ([.$K457]-[.Y457])*[.$J457]/[.$M457])-[.$R457]); &quot;&quot;)">
            <text:p/>
          </table:table-cell>
          <table:table-cell table:style-name="Default"/>
          <table:table-cell table:style-name="ce205" table:formula="of:=IFERROR(IF(ISBLANK([.AA457]); &quot;&quot;; IF([.$F457]=&quot;Long&quot;; ([.AA457]-[.$K457])*[.$J457]/[.$M457]; ([.$K457]-[.AA457])*[.$J457]/[.$M457])-[.$R457]); &quot;&quot;)">
            <text:p/>
          </table:table-cell>
          <table:table-cell table:style-name="Default"/>
          <table:table-cell table:style-name="ce205" table:formula="of:=IFERROR(IF(ISBLANK([.AC457]); &quot;&quot;; IF([.$F457]=&quot;Long&quot;; ([.AC457]-[.$K457])*[.$J457]/[.$M457]; ([.$K457]-[.AC457])*[.$J457]/[.$M457])-[.$R457]); &quot;&quot;)">
            <text:p/>
          </table:table-cell>
          <table:table-cell/>
          <table:table-cell table:formula="of:=IF(ISBLANK([.Q457]); &quot;&quot;; DAY([.Q457]))">
            <text:p/>
          </table:table-cell>
          <table:table-cell table:formula="of:=IF(ISBLANK([.I457]); &quot;&quot;; WEEKDAY([.I457]; 2))">
            <text:p/>
          </table:table-cell>
          <table:table-cell table:formula="of:=IF(ISBLANK([.Q457]); &quot;&quot;; WEEKDAY([.Q457]; 2))">
            <text:p/>
          </table:table-cell>
          <table:table-cell table:formula="of:=IF(ISBLANK([.Q457]); &quot;&quot;; WEEKNUM([.Q457]))">
            <text:p/>
          </table:table-cell>
          <table:table-cell table:style-name="ce224" table:formula="of:=IF(ISBLANK([.I457]); &quot;&quot;; MONTH([.I457]))">
            <text:p/>
          </table:table-cell>
          <table:table-cell table:formula="of:=IF(ISBLANK([.Q457]); &quot;&quot;; MONTH([.Q457]))">
            <text:p/>
          </table:table-cell>
          <table:table-cell table:formula="of:=IF(OR(ISBLANK([.I457]); ISBLANK([.Q457])); &quot;&quot;; IFERROR(DATEDIF([.I457];[.Q457];&quot;d&quot;); &quot;&quot;))">
            <text:p/>
          </table:table-cell>
          <table:table-cell table:style-name="ce286" table:formula="of:=IF(ISBLANK([.P457]); &quot;&quot;; SUM([.$R$3:.R457]))">
            <text:p/>
          </table:table-cell>
          <table:table-cell table:style-name="ce286" table:formula="of:=IF(ISBLANK([.P457]); &quot;&quot;; SUM([.$S$3:.S457]))">
            <text:p/>
          </table:table-cell>
          <table:table-cell table:formula="of:=IF(ISBLANK([.K457]); &quot;&quot;; [.J457]*[.K457])">
            <text:p/>
          </table:table-cell>
          <table:table-cell table:formula="of:=IF(ISNUMBER([.AO457]); [.AO457]*0.0035; &quot;&quot;)">
            <text:p/>
          </table:table-cell>
          <table:table-cell table:style-name="ce224" table:formula="of:=IF(ISBLANK([.P457]); &quot;&quot; ; [.O457]*[.P457])">
            <text:p/>
          </table:table-cell>
          <table:table-cell table:formula="of:=IF(ISNUMBER([.AQ457]); [.AQ457]*0.0035; &quot;&quot;)">
            <text:p/>
          </table:table-cell>
          <table:table-cell table:number-columns-repeated="20"/>
        </table:table-row>
        <table:table-row table:style-name="ro2">
          <table:table-cell office:value-type="float" office:value="456" calcext:value-type="float">
            <text:p>45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8]=&quot;Long&quot;; [.K458]-[Overview.$C$4]/[.J458]; IF([.F458]=&quot;Short&quot;; [.K458]+[Overview.$C$4]/[.J458]; &quot;&quot;)); &quot;&quot;)">
            <text:p/>
          </table:table-cell>
          <table:table-cell table:style-name="ce157" table:formula="of:=IFERROR(ABS([.L458]-[.K458])*[.J458]; &quot;&quot;)">
            <text:p/>
          </table:table-cell>
          <table:table-cell table:style-name="ce289" table:formula="of:=IFERROR(IF([.F458]=&quot;Long&quot;; [.K458]+[Overview.$C$4]/[.J458]*[Overview.$C$6]; IF([.F458]=&quot;Short&quot;; [.K458]-[Overview.$C$4]/[.J458]*[Overview.$C$6]; &quot;&quot;)); &quot;&quot;)">
            <text:p/>
          </table:table-cell>
          <table:table-cell table:style-name="ce152"/>
          <table:table-cell table:number-columns-repeated="2"/>
          <table:table-cell table:formula="of:=IFERROR([.S458]/[.M458]; &quot;&quot;)">
            <text:p/>
          </table:table-cell>
          <table:table-cell table:formula="of:=IFERROR(IF(AND([.F458]=&quot;Long&quot;; [.O458]=[.J458]); [.J458]*([.P458]-[.K458]); IF(AND([.F458]=&quot;Short&quot;; [.O458]=[.J458]); [.J458]*([.K458]-[.P458]); &quot;&quot;)); &quot;&quot;)">
            <text:p/>
          </table:table-cell>
          <table:table-cell table:formula="of:=IF(ISNUMBER([.S458]); IF([.S458]&gt;0; &quot;Win&quot;; &quot;Loss&quot;);&quot;&quot;)">
            <text:p/>
          </table:table-cell>
          <table:table-cell table:formula="of:=IF([.Q458]=&quot;&quot;; &quot;&quot;; CONCATENATE(DATEDIF([.I458];[.Q458];&quot;d&quot;); IF(DATEDIF([.I458];[.Q458];&quot;d&quot;)&gt;1; &quot; Days&quot;; &quot; Day&quot;)))">
            <text:p/>
          </table:table-cell>
          <table:table-cell table:content-validation-name="val12"/>
          <table:table-cell table:number-columns-repeated="2"/>
          <table:table-cell table:style-name="ce196"/>
          <table:table-cell table:style-name="ce205" table:formula="of:=IFERROR(IF(ISBLANK([.Y458]); &quot;&quot;; IF([.$F458]=&quot;Long&quot;; ([.Y458]-[.$K458])*[.$J458]/[.$M458]; ([.$K458]-[.Y458])*[.$J458]/[.$M458])-[.$R458]); &quot;&quot;)">
            <text:p/>
          </table:table-cell>
          <table:table-cell table:style-name="Default"/>
          <table:table-cell table:style-name="ce205" table:formula="of:=IFERROR(IF(ISBLANK([.AA458]); &quot;&quot;; IF([.$F458]=&quot;Long&quot;; ([.AA458]-[.$K458])*[.$J458]/[.$M458]; ([.$K458]-[.AA458])*[.$J458]/[.$M458])-[.$R458]); &quot;&quot;)">
            <text:p/>
          </table:table-cell>
          <table:table-cell table:style-name="Default"/>
          <table:table-cell table:style-name="ce205" table:formula="of:=IFERROR(IF(ISBLANK([.AC458]); &quot;&quot;; IF([.$F458]=&quot;Long&quot;; ([.AC458]-[.$K458])*[.$J458]/[.$M458]; ([.$K458]-[.AC458])*[.$J458]/[.$M458])-[.$R458]); &quot;&quot;)">
            <text:p/>
          </table:table-cell>
          <table:table-cell/>
          <table:table-cell table:formula="of:=IF(ISBLANK([.Q458]); &quot;&quot;; DAY([.Q458]))">
            <text:p/>
          </table:table-cell>
          <table:table-cell table:formula="of:=IF(ISBLANK([.I458]); &quot;&quot;; WEEKDAY([.I458]; 2))">
            <text:p/>
          </table:table-cell>
          <table:table-cell table:formula="of:=IF(ISBLANK([.Q458]); &quot;&quot;; WEEKDAY([.Q458]; 2))">
            <text:p/>
          </table:table-cell>
          <table:table-cell table:formula="of:=IF(ISBLANK([.Q458]); &quot;&quot;; WEEKNUM([.Q458]))">
            <text:p/>
          </table:table-cell>
          <table:table-cell table:style-name="ce224" table:formula="of:=IF(ISBLANK([.I458]); &quot;&quot;; MONTH([.I458]))">
            <text:p/>
          </table:table-cell>
          <table:table-cell table:formula="of:=IF(ISBLANK([.Q458]); &quot;&quot;; MONTH([.Q458]))">
            <text:p/>
          </table:table-cell>
          <table:table-cell table:formula="of:=IF(OR(ISBLANK([.I458]); ISBLANK([.Q458])); &quot;&quot;; IFERROR(DATEDIF([.I458];[.Q458];&quot;d&quot;); &quot;&quot;))">
            <text:p/>
          </table:table-cell>
          <table:table-cell table:style-name="ce286" table:formula="of:=IF(ISBLANK([.P458]); &quot;&quot;; SUM([.$R$3:.R458]))">
            <text:p/>
          </table:table-cell>
          <table:table-cell table:style-name="ce286" table:formula="of:=IF(ISBLANK([.P458]); &quot;&quot;; SUM([.$S$3:.S458]))">
            <text:p/>
          </table:table-cell>
          <table:table-cell table:formula="of:=IF(ISBLANK([.K458]); &quot;&quot;; [.J458]*[.K458])">
            <text:p/>
          </table:table-cell>
          <table:table-cell table:formula="of:=IF(ISNUMBER([.AO458]); [.AO458]*0.0035; &quot;&quot;)">
            <text:p/>
          </table:table-cell>
          <table:table-cell table:style-name="ce224" table:formula="of:=IF(ISBLANK([.P458]); &quot;&quot; ; [.O458]*[.P458])">
            <text:p/>
          </table:table-cell>
          <table:table-cell table:formula="of:=IF(ISNUMBER([.AQ458]); [.AQ458]*0.0035; &quot;&quot;)">
            <text:p/>
          </table:table-cell>
          <table:table-cell table:number-columns-repeated="20"/>
        </table:table-row>
        <table:table-row table:style-name="ro2">
          <table:table-cell office:value-type="float" office:value="457" calcext:value-type="float">
            <text:p>45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59]=&quot;Long&quot;; [.K459]-[Overview.$C$4]/[.J459]; IF([.F459]=&quot;Short&quot;; [.K459]+[Overview.$C$4]/[.J459]; &quot;&quot;)); &quot;&quot;)">
            <text:p/>
          </table:table-cell>
          <table:table-cell table:style-name="ce157" table:formula="of:=IFERROR(ABS([.L459]-[.K459])*[.J459]; &quot;&quot;)">
            <text:p/>
          </table:table-cell>
          <table:table-cell table:style-name="ce289" table:formula="of:=IFERROR(IF([.F459]=&quot;Long&quot;; [.K459]+[Overview.$C$4]/[.J459]*[Overview.$C$6]; IF([.F459]=&quot;Short&quot;; [.K459]-[Overview.$C$4]/[.J459]*[Overview.$C$6]; &quot;&quot;)); &quot;&quot;)">
            <text:p/>
          </table:table-cell>
          <table:table-cell table:style-name="ce152"/>
          <table:table-cell table:number-columns-repeated="2"/>
          <table:table-cell table:formula="of:=IFERROR([.S459]/[.M459]; &quot;&quot;)">
            <text:p/>
          </table:table-cell>
          <table:table-cell table:formula="of:=IFERROR(IF(AND([.F459]=&quot;Long&quot;; [.O459]=[.J459]); [.J459]*([.P459]-[.K459]); IF(AND([.F459]=&quot;Short&quot;; [.O459]=[.J459]); [.J459]*([.K459]-[.P459]); &quot;&quot;)); &quot;&quot;)">
            <text:p/>
          </table:table-cell>
          <table:table-cell table:formula="of:=IF(ISNUMBER([.S459]); IF([.S459]&gt;0; &quot;Win&quot;; &quot;Loss&quot;);&quot;&quot;)">
            <text:p/>
          </table:table-cell>
          <table:table-cell table:formula="of:=IF([.Q459]=&quot;&quot;; &quot;&quot;; CONCATENATE(DATEDIF([.I459];[.Q459];&quot;d&quot;); IF(DATEDIF([.I459];[.Q459];&quot;d&quot;)&gt;1; &quot; Days&quot;; &quot; Day&quot;)))">
            <text:p/>
          </table:table-cell>
          <table:table-cell table:content-validation-name="val12"/>
          <table:table-cell table:number-columns-repeated="2"/>
          <table:table-cell table:style-name="ce196"/>
          <table:table-cell table:style-name="ce205" table:formula="of:=IFERROR(IF(ISBLANK([.Y459]); &quot;&quot;; IF([.$F459]=&quot;Long&quot;; ([.Y459]-[.$K459])*[.$J459]/[.$M459]; ([.$K459]-[.Y459])*[.$J459]/[.$M459])-[.$R459]); &quot;&quot;)">
            <text:p/>
          </table:table-cell>
          <table:table-cell table:style-name="Default"/>
          <table:table-cell table:style-name="ce205" table:formula="of:=IFERROR(IF(ISBLANK([.AA459]); &quot;&quot;; IF([.$F459]=&quot;Long&quot;; ([.AA459]-[.$K459])*[.$J459]/[.$M459]; ([.$K459]-[.AA459])*[.$J459]/[.$M459])-[.$R459]); &quot;&quot;)">
            <text:p/>
          </table:table-cell>
          <table:table-cell table:style-name="Default"/>
          <table:table-cell table:style-name="ce205" table:formula="of:=IFERROR(IF(ISBLANK([.AC459]); &quot;&quot;; IF([.$F459]=&quot;Long&quot;; ([.AC459]-[.$K459])*[.$J459]/[.$M459]; ([.$K459]-[.AC459])*[.$J459]/[.$M459])-[.$R459]); &quot;&quot;)">
            <text:p/>
          </table:table-cell>
          <table:table-cell/>
          <table:table-cell table:formula="of:=IF(ISBLANK([.Q459]); &quot;&quot;; DAY([.Q459]))">
            <text:p/>
          </table:table-cell>
          <table:table-cell table:formula="of:=IF(ISBLANK([.I459]); &quot;&quot;; WEEKDAY([.I459]; 2))">
            <text:p/>
          </table:table-cell>
          <table:table-cell table:formula="of:=IF(ISBLANK([.Q459]); &quot;&quot;; WEEKDAY([.Q459]; 2))">
            <text:p/>
          </table:table-cell>
          <table:table-cell table:formula="of:=IF(ISBLANK([.Q459]); &quot;&quot;; WEEKNUM([.Q459]))">
            <text:p/>
          </table:table-cell>
          <table:table-cell table:style-name="ce224" table:formula="of:=IF(ISBLANK([.I459]); &quot;&quot;; MONTH([.I459]))">
            <text:p/>
          </table:table-cell>
          <table:table-cell table:formula="of:=IF(ISBLANK([.Q459]); &quot;&quot;; MONTH([.Q459]))">
            <text:p/>
          </table:table-cell>
          <table:table-cell table:formula="of:=IF(OR(ISBLANK([.I459]); ISBLANK([.Q459])); &quot;&quot;; IFERROR(DATEDIF([.I459];[.Q459];&quot;d&quot;); &quot;&quot;))">
            <text:p/>
          </table:table-cell>
          <table:table-cell table:style-name="ce286" table:formula="of:=IF(ISBLANK([.P459]); &quot;&quot;; SUM([.$R$3:.R459]))">
            <text:p/>
          </table:table-cell>
          <table:table-cell table:style-name="ce286" table:formula="of:=IF(ISBLANK([.P459]); &quot;&quot;; SUM([.$S$3:.S459]))">
            <text:p/>
          </table:table-cell>
          <table:table-cell table:formula="of:=IF(ISBLANK([.K459]); &quot;&quot;; [.J459]*[.K459])">
            <text:p/>
          </table:table-cell>
          <table:table-cell table:formula="of:=IF(ISNUMBER([.AO459]); [.AO459]*0.0035; &quot;&quot;)">
            <text:p/>
          </table:table-cell>
          <table:table-cell table:style-name="ce224" table:formula="of:=IF(ISBLANK([.P459]); &quot;&quot; ; [.O459]*[.P459])">
            <text:p/>
          </table:table-cell>
          <table:table-cell table:formula="of:=IF(ISNUMBER([.AQ459]); [.AQ459]*0.0035; &quot;&quot;)">
            <text:p/>
          </table:table-cell>
          <table:table-cell table:number-columns-repeated="20"/>
        </table:table-row>
        <table:table-row table:style-name="ro2">
          <table:table-cell office:value-type="float" office:value="458" calcext:value-type="float">
            <text:p>45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0]=&quot;Long&quot;; [.K460]-[Overview.$C$4]/[.J460]; IF([.F460]=&quot;Short&quot;; [.K460]+[Overview.$C$4]/[.J460]; &quot;&quot;)); &quot;&quot;)">
            <text:p/>
          </table:table-cell>
          <table:table-cell table:style-name="ce157" table:formula="of:=IFERROR(ABS([.L460]-[.K460])*[.J460]; &quot;&quot;)">
            <text:p/>
          </table:table-cell>
          <table:table-cell table:style-name="ce289" table:formula="of:=IFERROR(IF([.F460]=&quot;Long&quot;; [.K460]+[Overview.$C$4]/[.J460]*[Overview.$C$6]; IF([.F460]=&quot;Short&quot;; [.K460]-[Overview.$C$4]/[.J460]*[Overview.$C$6]; &quot;&quot;)); &quot;&quot;)">
            <text:p/>
          </table:table-cell>
          <table:table-cell table:style-name="ce152"/>
          <table:table-cell table:number-columns-repeated="2"/>
          <table:table-cell table:formula="of:=IFERROR([.S460]/[.M460]; &quot;&quot;)">
            <text:p/>
          </table:table-cell>
          <table:table-cell table:formula="of:=IFERROR(IF(AND([.F460]=&quot;Long&quot;; [.O460]=[.J460]); [.J460]*([.P460]-[.K460]); IF(AND([.F460]=&quot;Short&quot;; [.O460]=[.J460]); [.J460]*([.K460]-[.P460]); &quot;&quot;)); &quot;&quot;)">
            <text:p/>
          </table:table-cell>
          <table:table-cell table:formula="of:=IF(ISNUMBER([.S460]); IF([.S460]&gt;0; &quot;Win&quot;; &quot;Loss&quot;);&quot;&quot;)">
            <text:p/>
          </table:table-cell>
          <table:table-cell table:formula="of:=IF([.Q460]=&quot;&quot;; &quot;&quot;; CONCATENATE(DATEDIF([.I460];[.Q460];&quot;d&quot;); IF(DATEDIF([.I460];[.Q460];&quot;d&quot;)&gt;1; &quot; Days&quot;; &quot; Day&quot;)))">
            <text:p/>
          </table:table-cell>
          <table:table-cell table:content-validation-name="val12"/>
          <table:table-cell table:number-columns-repeated="2"/>
          <table:table-cell table:style-name="ce196"/>
          <table:table-cell table:style-name="ce205" table:formula="of:=IFERROR(IF(ISBLANK([.Y460]); &quot;&quot;; IF([.$F460]=&quot;Long&quot;; ([.Y460]-[.$K460])*[.$J460]/[.$M460]; ([.$K460]-[.Y460])*[.$J460]/[.$M460])-[.$R460]); &quot;&quot;)">
            <text:p/>
          </table:table-cell>
          <table:table-cell table:style-name="Default"/>
          <table:table-cell table:style-name="ce205" table:formula="of:=IFERROR(IF(ISBLANK([.AA460]); &quot;&quot;; IF([.$F460]=&quot;Long&quot;; ([.AA460]-[.$K460])*[.$J460]/[.$M460]; ([.$K460]-[.AA460])*[.$J460]/[.$M460])-[.$R460]); &quot;&quot;)">
            <text:p/>
          </table:table-cell>
          <table:table-cell table:style-name="Default"/>
          <table:table-cell table:style-name="ce205" table:formula="of:=IFERROR(IF(ISBLANK([.AC460]); &quot;&quot;; IF([.$F460]=&quot;Long&quot;; ([.AC460]-[.$K460])*[.$J460]/[.$M460]; ([.$K460]-[.AC460])*[.$J460]/[.$M460])-[.$R460]); &quot;&quot;)">
            <text:p/>
          </table:table-cell>
          <table:table-cell/>
          <table:table-cell table:formula="of:=IF(ISBLANK([.Q460]); &quot;&quot;; DAY([.Q460]))">
            <text:p/>
          </table:table-cell>
          <table:table-cell table:formula="of:=IF(ISBLANK([.I460]); &quot;&quot;; WEEKDAY([.I460]; 2))">
            <text:p/>
          </table:table-cell>
          <table:table-cell table:formula="of:=IF(ISBLANK([.Q460]); &quot;&quot;; WEEKDAY([.Q460]; 2))">
            <text:p/>
          </table:table-cell>
          <table:table-cell table:formula="of:=IF(ISBLANK([.Q460]); &quot;&quot;; WEEKNUM([.Q460]))">
            <text:p/>
          </table:table-cell>
          <table:table-cell table:style-name="ce224" table:formula="of:=IF(ISBLANK([.I460]); &quot;&quot;; MONTH([.I460]))">
            <text:p/>
          </table:table-cell>
          <table:table-cell table:formula="of:=IF(ISBLANK([.Q460]); &quot;&quot;; MONTH([.Q460]))">
            <text:p/>
          </table:table-cell>
          <table:table-cell table:formula="of:=IF(OR(ISBLANK([.I460]); ISBLANK([.Q460])); &quot;&quot;; IFERROR(DATEDIF([.I460];[.Q460];&quot;d&quot;); &quot;&quot;))">
            <text:p/>
          </table:table-cell>
          <table:table-cell table:style-name="ce286" table:formula="of:=IF(ISBLANK([.P460]); &quot;&quot;; SUM([.$R$3:.R460]))">
            <text:p/>
          </table:table-cell>
          <table:table-cell table:style-name="ce286" table:formula="of:=IF(ISBLANK([.P460]); &quot;&quot;; SUM([.$S$3:.S460]))">
            <text:p/>
          </table:table-cell>
          <table:table-cell table:formula="of:=IF(ISBLANK([.K460]); &quot;&quot;; [.J460]*[.K460])">
            <text:p/>
          </table:table-cell>
          <table:table-cell table:formula="of:=IF(ISNUMBER([.AO460]); [.AO460]*0.0035; &quot;&quot;)">
            <text:p/>
          </table:table-cell>
          <table:table-cell table:style-name="ce224" table:formula="of:=IF(ISBLANK([.P460]); &quot;&quot; ; [.O460]*[.P460])">
            <text:p/>
          </table:table-cell>
          <table:table-cell table:formula="of:=IF(ISNUMBER([.AQ460]); [.AQ460]*0.0035; &quot;&quot;)">
            <text:p/>
          </table:table-cell>
          <table:table-cell table:number-columns-repeated="20"/>
        </table:table-row>
        <table:table-row table:style-name="ro2">
          <table:table-cell office:value-type="float" office:value="459" calcext:value-type="float">
            <text:p>45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1]=&quot;Long&quot;; [.K461]-[Overview.$C$4]/[.J461]; IF([.F461]=&quot;Short&quot;; [.K461]+[Overview.$C$4]/[.J461]; &quot;&quot;)); &quot;&quot;)">
            <text:p/>
          </table:table-cell>
          <table:table-cell table:style-name="ce157" table:formula="of:=IFERROR(ABS([.L461]-[.K461])*[.J461]; &quot;&quot;)">
            <text:p/>
          </table:table-cell>
          <table:table-cell table:style-name="ce289" table:formula="of:=IFERROR(IF([.F461]=&quot;Long&quot;; [.K461]+[Overview.$C$4]/[.J461]*[Overview.$C$6]; IF([.F461]=&quot;Short&quot;; [.K461]-[Overview.$C$4]/[.J461]*[Overview.$C$6]; &quot;&quot;)); &quot;&quot;)">
            <text:p/>
          </table:table-cell>
          <table:table-cell table:style-name="ce152"/>
          <table:table-cell table:number-columns-repeated="2"/>
          <table:table-cell table:formula="of:=IFERROR([.S461]/[.M461]; &quot;&quot;)">
            <text:p/>
          </table:table-cell>
          <table:table-cell table:formula="of:=IFERROR(IF(AND([.F461]=&quot;Long&quot;; [.O461]=[.J461]); [.J461]*([.P461]-[.K461]); IF(AND([.F461]=&quot;Short&quot;; [.O461]=[.J461]); [.J461]*([.K461]-[.P461]); &quot;&quot;)); &quot;&quot;)">
            <text:p/>
          </table:table-cell>
          <table:table-cell table:formula="of:=IF(ISNUMBER([.S461]); IF([.S461]&gt;0; &quot;Win&quot;; &quot;Loss&quot;);&quot;&quot;)">
            <text:p/>
          </table:table-cell>
          <table:table-cell table:formula="of:=IF([.Q461]=&quot;&quot;; &quot;&quot;; CONCATENATE(DATEDIF([.I461];[.Q461];&quot;d&quot;); IF(DATEDIF([.I461];[.Q461];&quot;d&quot;)&gt;1; &quot; Days&quot;; &quot; Day&quot;)))">
            <text:p/>
          </table:table-cell>
          <table:table-cell table:content-validation-name="val12"/>
          <table:table-cell table:number-columns-repeated="2"/>
          <table:table-cell table:style-name="ce196"/>
          <table:table-cell table:style-name="ce205" table:formula="of:=IFERROR(IF(ISBLANK([.Y461]); &quot;&quot;; IF([.$F461]=&quot;Long&quot;; ([.Y461]-[.$K461])*[.$J461]/[.$M461]; ([.$K461]-[.Y461])*[.$J461]/[.$M461])-[.$R461]); &quot;&quot;)">
            <text:p/>
          </table:table-cell>
          <table:table-cell table:style-name="Default"/>
          <table:table-cell table:style-name="ce205" table:formula="of:=IFERROR(IF(ISBLANK([.AA461]); &quot;&quot;; IF([.$F461]=&quot;Long&quot;; ([.AA461]-[.$K461])*[.$J461]/[.$M461]; ([.$K461]-[.AA461])*[.$J461]/[.$M461])-[.$R461]); &quot;&quot;)">
            <text:p/>
          </table:table-cell>
          <table:table-cell table:style-name="Default"/>
          <table:table-cell table:style-name="ce205" table:formula="of:=IFERROR(IF(ISBLANK([.AC461]); &quot;&quot;; IF([.$F461]=&quot;Long&quot;; ([.AC461]-[.$K461])*[.$J461]/[.$M461]; ([.$K461]-[.AC461])*[.$J461]/[.$M461])-[.$R461]); &quot;&quot;)">
            <text:p/>
          </table:table-cell>
          <table:table-cell/>
          <table:table-cell table:formula="of:=IF(ISBLANK([.Q461]); &quot;&quot;; DAY([.Q461]))">
            <text:p/>
          </table:table-cell>
          <table:table-cell table:formula="of:=IF(ISBLANK([.I461]); &quot;&quot;; WEEKDAY([.I461]; 2))">
            <text:p/>
          </table:table-cell>
          <table:table-cell table:formula="of:=IF(ISBLANK([.Q461]); &quot;&quot;; WEEKDAY([.Q461]; 2))">
            <text:p/>
          </table:table-cell>
          <table:table-cell table:formula="of:=IF(ISBLANK([.Q461]); &quot;&quot;; WEEKNUM([.Q461]))">
            <text:p/>
          </table:table-cell>
          <table:table-cell table:style-name="ce224" table:formula="of:=IF(ISBLANK([.I461]); &quot;&quot;; MONTH([.I461]))">
            <text:p/>
          </table:table-cell>
          <table:table-cell table:formula="of:=IF(ISBLANK([.Q461]); &quot;&quot;; MONTH([.Q461]))">
            <text:p/>
          </table:table-cell>
          <table:table-cell table:formula="of:=IF(OR(ISBLANK([.I461]); ISBLANK([.Q461])); &quot;&quot;; IFERROR(DATEDIF([.I461];[.Q461];&quot;d&quot;); &quot;&quot;))">
            <text:p/>
          </table:table-cell>
          <table:table-cell table:style-name="ce286" table:formula="of:=IF(ISBLANK([.P461]); &quot;&quot;; SUM([.$R$3:.R461]))">
            <text:p/>
          </table:table-cell>
          <table:table-cell table:style-name="ce286" table:formula="of:=IF(ISBLANK([.P461]); &quot;&quot;; SUM([.$S$3:.S461]))">
            <text:p/>
          </table:table-cell>
          <table:table-cell table:formula="of:=IF(ISBLANK([.K461]); &quot;&quot;; [.J461]*[.K461])">
            <text:p/>
          </table:table-cell>
          <table:table-cell table:formula="of:=IF(ISNUMBER([.AO461]); [.AO461]*0.0035; &quot;&quot;)">
            <text:p/>
          </table:table-cell>
          <table:table-cell table:style-name="ce224" table:formula="of:=IF(ISBLANK([.P461]); &quot;&quot; ; [.O461]*[.P461])">
            <text:p/>
          </table:table-cell>
          <table:table-cell table:formula="of:=IF(ISNUMBER([.AQ461]); [.AQ461]*0.0035; &quot;&quot;)">
            <text:p/>
          </table:table-cell>
          <table:table-cell table:number-columns-repeated="20"/>
        </table:table-row>
        <table:table-row table:style-name="ro2">
          <table:table-cell office:value-type="float" office:value="460" calcext:value-type="float">
            <text:p>46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2]=&quot;Long&quot;; [.K462]-[Overview.$C$4]/[.J462]; IF([.F462]=&quot;Short&quot;; [.K462]+[Overview.$C$4]/[.J462]; &quot;&quot;)); &quot;&quot;)">
            <text:p/>
          </table:table-cell>
          <table:table-cell table:style-name="ce157" table:formula="of:=IFERROR(ABS([.L462]-[.K462])*[.J462]; &quot;&quot;)">
            <text:p/>
          </table:table-cell>
          <table:table-cell table:style-name="ce289" table:formula="of:=IFERROR(IF([.F462]=&quot;Long&quot;; [.K462]+[Overview.$C$4]/[.J462]*[Overview.$C$6]; IF([.F462]=&quot;Short&quot;; [.K462]-[Overview.$C$4]/[.J462]*[Overview.$C$6]; &quot;&quot;)); &quot;&quot;)">
            <text:p/>
          </table:table-cell>
          <table:table-cell table:style-name="ce152"/>
          <table:table-cell table:number-columns-repeated="2"/>
          <table:table-cell table:formula="of:=IFERROR([.S462]/[.M462]; &quot;&quot;)">
            <text:p/>
          </table:table-cell>
          <table:table-cell table:formula="of:=IFERROR(IF(AND([.F462]=&quot;Long&quot;; [.O462]=[.J462]); [.J462]*([.P462]-[.K462]); IF(AND([.F462]=&quot;Short&quot;; [.O462]=[.J462]); [.J462]*([.K462]-[.P462]); &quot;&quot;)); &quot;&quot;)">
            <text:p/>
          </table:table-cell>
          <table:table-cell table:formula="of:=IF(ISNUMBER([.S462]); IF([.S462]&gt;0; &quot;Win&quot;; &quot;Loss&quot;);&quot;&quot;)">
            <text:p/>
          </table:table-cell>
          <table:table-cell table:formula="of:=IF([.Q462]=&quot;&quot;; &quot;&quot;; CONCATENATE(DATEDIF([.I462];[.Q462];&quot;d&quot;); IF(DATEDIF([.I462];[.Q462];&quot;d&quot;)&gt;1; &quot; Days&quot;; &quot; Day&quot;)))">
            <text:p/>
          </table:table-cell>
          <table:table-cell table:content-validation-name="val12"/>
          <table:table-cell table:number-columns-repeated="2"/>
          <table:table-cell table:style-name="ce196"/>
          <table:table-cell table:style-name="ce205" table:formula="of:=IFERROR(IF(ISBLANK([.Y462]); &quot;&quot;; IF([.$F462]=&quot;Long&quot;; ([.Y462]-[.$K462])*[.$J462]/[.$M462]; ([.$K462]-[.Y462])*[.$J462]/[.$M462])-[.$R462]); &quot;&quot;)">
            <text:p/>
          </table:table-cell>
          <table:table-cell table:style-name="Default"/>
          <table:table-cell table:style-name="ce205" table:formula="of:=IFERROR(IF(ISBLANK([.AA462]); &quot;&quot;; IF([.$F462]=&quot;Long&quot;; ([.AA462]-[.$K462])*[.$J462]/[.$M462]; ([.$K462]-[.AA462])*[.$J462]/[.$M462])-[.$R462]); &quot;&quot;)">
            <text:p/>
          </table:table-cell>
          <table:table-cell table:style-name="Default"/>
          <table:table-cell table:style-name="ce205" table:formula="of:=IFERROR(IF(ISBLANK([.AC462]); &quot;&quot;; IF([.$F462]=&quot;Long&quot;; ([.AC462]-[.$K462])*[.$J462]/[.$M462]; ([.$K462]-[.AC462])*[.$J462]/[.$M462])-[.$R462]); &quot;&quot;)">
            <text:p/>
          </table:table-cell>
          <table:table-cell/>
          <table:table-cell table:formula="of:=IF(ISBLANK([.Q462]); &quot;&quot;; DAY([.Q462]))">
            <text:p/>
          </table:table-cell>
          <table:table-cell table:formula="of:=IF(ISBLANK([.I462]); &quot;&quot;; WEEKDAY([.I462]; 2))">
            <text:p/>
          </table:table-cell>
          <table:table-cell table:formula="of:=IF(ISBLANK([.Q462]); &quot;&quot;; WEEKDAY([.Q462]; 2))">
            <text:p/>
          </table:table-cell>
          <table:table-cell table:formula="of:=IF(ISBLANK([.Q462]); &quot;&quot;; WEEKNUM([.Q462]))">
            <text:p/>
          </table:table-cell>
          <table:table-cell table:style-name="ce224" table:formula="of:=IF(ISBLANK([.I462]); &quot;&quot;; MONTH([.I462]))">
            <text:p/>
          </table:table-cell>
          <table:table-cell table:formula="of:=IF(ISBLANK([.Q462]); &quot;&quot;; MONTH([.Q462]))">
            <text:p/>
          </table:table-cell>
          <table:table-cell table:formula="of:=IF(OR(ISBLANK([.I462]); ISBLANK([.Q462])); &quot;&quot;; IFERROR(DATEDIF([.I462];[.Q462];&quot;d&quot;); &quot;&quot;))">
            <text:p/>
          </table:table-cell>
          <table:table-cell table:style-name="ce286" table:formula="of:=IF(ISBLANK([.P462]); &quot;&quot;; SUM([.$R$3:.R462]))">
            <text:p/>
          </table:table-cell>
          <table:table-cell table:style-name="ce286" table:formula="of:=IF(ISBLANK([.P462]); &quot;&quot;; SUM([.$S$3:.S462]))">
            <text:p/>
          </table:table-cell>
          <table:table-cell table:formula="of:=IF(ISBLANK([.K462]); &quot;&quot;; [.J462]*[.K462])">
            <text:p/>
          </table:table-cell>
          <table:table-cell table:formula="of:=IF(ISNUMBER([.AO462]); [.AO462]*0.0035; &quot;&quot;)">
            <text:p/>
          </table:table-cell>
          <table:table-cell table:style-name="ce224" table:formula="of:=IF(ISBLANK([.P462]); &quot;&quot; ; [.O462]*[.P462])">
            <text:p/>
          </table:table-cell>
          <table:table-cell table:formula="of:=IF(ISNUMBER([.AQ462]); [.AQ462]*0.0035; &quot;&quot;)">
            <text:p/>
          </table:table-cell>
          <table:table-cell table:number-columns-repeated="20"/>
        </table:table-row>
        <table:table-row table:style-name="ro2">
          <table:table-cell office:value-type="float" office:value="461" calcext:value-type="float">
            <text:p>46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3]=&quot;Long&quot;; [.K463]-[Overview.$C$4]/[.J463]; IF([.F463]=&quot;Short&quot;; [.K463]+[Overview.$C$4]/[.J463]; &quot;&quot;)); &quot;&quot;)">
            <text:p/>
          </table:table-cell>
          <table:table-cell table:style-name="ce157" table:formula="of:=IFERROR(ABS([.L463]-[.K463])*[.J463]; &quot;&quot;)">
            <text:p/>
          </table:table-cell>
          <table:table-cell table:style-name="ce289" table:formula="of:=IFERROR(IF([.F463]=&quot;Long&quot;; [.K463]+[Overview.$C$4]/[.J463]*[Overview.$C$6]; IF([.F463]=&quot;Short&quot;; [.K463]-[Overview.$C$4]/[.J463]*[Overview.$C$6]; &quot;&quot;)); &quot;&quot;)">
            <text:p/>
          </table:table-cell>
          <table:table-cell table:style-name="ce152"/>
          <table:table-cell table:number-columns-repeated="2"/>
          <table:table-cell table:formula="of:=IFERROR([.S463]/[.M463]; &quot;&quot;)">
            <text:p/>
          </table:table-cell>
          <table:table-cell table:formula="of:=IFERROR(IF(AND([.F463]=&quot;Long&quot;; [.O463]=[.J463]); [.J463]*([.P463]-[.K463]); IF(AND([.F463]=&quot;Short&quot;; [.O463]=[.J463]); [.J463]*([.K463]-[.P463]); &quot;&quot;)); &quot;&quot;)">
            <text:p/>
          </table:table-cell>
          <table:table-cell table:formula="of:=IF(ISNUMBER([.S463]); IF([.S463]&gt;0; &quot;Win&quot;; &quot;Loss&quot;);&quot;&quot;)">
            <text:p/>
          </table:table-cell>
          <table:table-cell table:formula="of:=IF([.Q463]=&quot;&quot;; &quot;&quot;; CONCATENATE(DATEDIF([.I463];[.Q463];&quot;d&quot;); IF(DATEDIF([.I463];[.Q463];&quot;d&quot;)&gt;1; &quot; Days&quot;; &quot; Day&quot;)))">
            <text:p/>
          </table:table-cell>
          <table:table-cell table:content-validation-name="val12"/>
          <table:table-cell table:number-columns-repeated="2"/>
          <table:table-cell table:style-name="ce196"/>
          <table:table-cell table:style-name="ce205" table:formula="of:=IFERROR(IF(ISBLANK([.Y463]); &quot;&quot;; IF([.$F463]=&quot;Long&quot;; ([.Y463]-[.$K463])*[.$J463]/[.$M463]; ([.$K463]-[.Y463])*[.$J463]/[.$M463])-[.$R463]); &quot;&quot;)">
            <text:p/>
          </table:table-cell>
          <table:table-cell table:style-name="Default"/>
          <table:table-cell table:style-name="ce205" table:formula="of:=IFERROR(IF(ISBLANK([.AA463]); &quot;&quot;; IF([.$F463]=&quot;Long&quot;; ([.AA463]-[.$K463])*[.$J463]/[.$M463]; ([.$K463]-[.AA463])*[.$J463]/[.$M463])-[.$R463]); &quot;&quot;)">
            <text:p/>
          </table:table-cell>
          <table:table-cell table:style-name="Default"/>
          <table:table-cell table:style-name="ce205" table:formula="of:=IFERROR(IF(ISBLANK([.AC463]); &quot;&quot;; IF([.$F463]=&quot;Long&quot;; ([.AC463]-[.$K463])*[.$J463]/[.$M463]; ([.$K463]-[.AC463])*[.$J463]/[.$M463])-[.$R463]); &quot;&quot;)">
            <text:p/>
          </table:table-cell>
          <table:table-cell/>
          <table:table-cell table:formula="of:=IF(ISBLANK([.Q463]); &quot;&quot;; DAY([.Q463]))">
            <text:p/>
          </table:table-cell>
          <table:table-cell table:formula="of:=IF(ISBLANK([.I463]); &quot;&quot;; WEEKDAY([.I463]; 2))">
            <text:p/>
          </table:table-cell>
          <table:table-cell table:formula="of:=IF(ISBLANK([.Q463]); &quot;&quot;; WEEKDAY([.Q463]; 2))">
            <text:p/>
          </table:table-cell>
          <table:table-cell table:formula="of:=IF(ISBLANK([.Q463]); &quot;&quot;; WEEKNUM([.Q463]))">
            <text:p/>
          </table:table-cell>
          <table:table-cell table:style-name="ce224" table:formula="of:=IF(ISBLANK([.I463]); &quot;&quot;; MONTH([.I463]))">
            <text:p/>
          </table:table-cell>
          <table:table-cell table:formula="of:=IF(ISBLANK([.Q463]); &quot;&quot;; MONTH([.Q463]))">
            <text:p/>
          </table:table-cell>
          <table:table-cell table:formula="of:=IF(OR(ISBLANK([.I463]); ISBLANK([.Q463])); &quot;&quot;; IFERROR(DATEDIF([.I463];[.Q463];&quot;d&quot;); &quot;&quot;))">
            <text:p/>
          </table:table-cell>
          <table:table-cell table:style-name="ce286" table:formula="of:=IF(ISBLANK([.P463]); &quot;&quot;; SUM([.$R$3:.R463]))">
            <text:p/>
          </table:table-cell>
          <table:table-cell table:style-name="ce286" table:formula="of:=IF(ISBLANK([.P463]); &quot;&quot;; SUM([.$S$3:.S463]))">
            <text:p/>
          </table:table-cell>
          <table:table-cell table:formula="of:=IF(ISBLANK([.K463]); &quot;&quot;; [.J463]*[.K463])">
            <text:p/>
          </table:table-cell>
          <table:table-cell table:formula="of:=IF(ISNUMBER([.AO463]); [.AO463]*0.0035; &quot;&quot;)">
            <text:p/>
          </table:table-cell>
          <table:table-cell table:style-name="ce224" table:formula="of:=IF(ISBLANK([.P463]); &quot;&quot; ; [.O463]*[.P463])">
            <text:p/>
          </table:table-cell>
          <table:table-cell table:formula="of:=IF(ISNUMBER([.AQ463]); [.AQ463]*0.0035; &quot;&quot;)">
            <text:p/>
          </table:table-cell>
          <table:table-cell table:number-columns-repeated="20"/>
        </table:table-row>
        <table:table-row table:style-name="ro2">
          <table:table-cell office:value-type="float" office:value="462" calcext:value-type="float">
            <text:p>46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4]=&quot;Long&quot;; [.K464]-[Overview.$C$4]/[.J464]; IF([.F464]=&quot;Short&quot;; [.K464]+[Overview.$C$4]/[.J464]; &quot;&quot;)); &quot;&quot;)">
            <text:p/>
          </table:table-cell>
          <table:table-cell table:style-name="ce157" table:formula="of:=IFERROR(ABS([.L464]-[.K464])*[.J464]; &quot;&quot;)">
            <text:p/>
          </table:table-cell>
          <table:table-cell table:style-name="ce289" table:formula="of:=IFERROR(IF([.F464]=&quot;Long&quot;; [.K464]+[Overview.$C$4]/[.J464]*[Overview.$C$6]; IF([.F464]=&quot;Short&quot;; [.K464]-[Overview.$C$4]/[.J464]*[Overview.$C$6]; &quot;&quot;)); &quot;&quot;)">
            <text:p/>
          </table:table-cell>
          <table:table-cell table:style-name="ce152"/>
          <table:table-cell table:number-columns-repeated="2"/>
          <table:table-cell table:formula="of:=IFERROR([.S464]/[.M464]; &quot;&quot;)">
            <text:p/>
          </table:table-cell>
          <table:table-cell table:formula="of:=IFERROR(IF(AND([.F464]=&quot;Long&quot;; [.O464]=[.J464]); [.J464]*([.P464]-[.K464]); IF(AND([.F464]=&quot;Short&quot;; [.O464]=[.J464]); [.J464]*([.K464]-[.P464]); &quot;&quot;)); &quot;&quot;)">
            <text:p/>
          </table:table-cell>
          <table:table-cell table:formula="of:=IF(ISNUMBER([.S464]); IF([.S464]&gt;0; &quot;Win&quot;; &quot;Loss&quot;);&quot;&quot;)">
            <text:p/>
          </table:table-cell>
          <table:table-cell table:formula="of:=IF([.Q464]=&quot;&quot;; &quot;&quot;; CONCATENATE(DATEDIF([.I464];[.Q464];&quot;d&quot;); IF(DATEDIF([.I464];[.Q464];&quot;d&quot;)&gt;1; &quot; Days&quot;; &quot; Day&quot;)))">
            <text:p/>
          </table:table-cell>
          <table:table-cell table:content-validation-name="val12"/>
          <table:table-cell table:number-columns-repeated="2"/>
          <table:table-cell table:style-name="ce196"/>
          <table:table-cell table:style-name="ce205" table:formula="of:=IFERROR(IF(ISBLANK([.Y464]); &quot;&quot;; IF([.$F464]=&quot;Long&quot;; ([.Y464]-[.$K464])*[.$J464]/[.$M464]; ([.$K464]-[.Y464])*[.$J464]/[.$M464])-[.$R464]); &quot;&quot;)">
            <text:p/>
          </table:table-cell>
          <table:table-cell table:style-name="Default"/>
          <table:table-cell table:style-name="ce205" table:formula="of:=IFERROR(IF(ISBLANK([.AA464]); &quot;&quot;; IF([.$F464]=&quot;Long&quot;; ([.AA464]-[.$K464])*[.$J464]/[.$M464]; ([.$K464]-[.AA464])*[.$J464]/[.$M464])-[.$R464]); &quot;&quot;)">
            <text:p/>
          </table:table-cell>
          <table:table-cell table:style-name="Default"/>
          <table:table-cell table:style-name="ce205" table:formula="of:=IFERROR(IF(ISBLANK([.AC464]); &quot;&quot;; IF([.$F464]=&quot;Long&quot;; ([.AC464]-[.$K464])*[.$J464]/[.$M464]; ([.$K464]-[.AC464])*[.$J464]/[.$M464])-[.$R464]); &quot;&quot;)">
            <text:p/>
          </table:table-cell>
          <table:table-cell/>
          <table:table-cell table:formula="of:=IF(ISBLANK([.Q464]); &quot;&quot;; DAY([.Q464]))">
            <text:p/>
          </table:table-cell>
          <table:table-cell table:formula="of:=IF(ISBLANK([.I464]); &quot;&quot;; WEEKDAY([.I464]; 2))">
            <text:p/>
          </table:table-cell>
          <table:table-cell table:formula="of:=IF(ISBLANK([.Q464]); &quot;&quot;; WEEKDAY([.Q464]; 2))">
            <text:p/>
          </table:table-cell>
          <table:table-cell table:formula="of:=IF(ISBLANK([.Q464]); &quot;&quot;; WEEKNUM([.Q464]))">
            <text:p/>
          </table:table-cell>
          <table:table-cell table:style-name="ce224" table:formula="of:=IF(ISBLANK([.I464]); &quot;&quot;; MONTH([.I464]))">
            <text:p/>
          </table:table-cell>
          <table:table-cell table:formula="of:=IF(ISBLANK([.Q464]); &quot;&quot;; MONTH([.Q464]))">
            <text:p/>
          </table:table-cell>
          <table:table-cell table:formula="of:=IF(OR(ISBLANK([.I464]); ISBLANK([.Q464])); &quot;&quot;; IFERROR(DATEDIF([.I464];[.Q464];&quot;d&quot;); &quot;&quot;))">
            <text:p/>
          </table:table-cell>
          <table:table-cell table:style-name="ce286" table:formula="of:=IF(ISBLANK([.P464]); &quot;&quot;; SUM([.$R$3:.R464]))">
            <text:p/>
          </table:table-cell>
          <table:table-cell table:style-name="ce286" table:formula="of:=IF(ISBLANK([.P464]); &quot;&quot;; SUM([.$S$3:.S464]))">
            <text:p/>
          </table:table-cell>
          <table:table-cell table:formula="of:=IF(ISBLANK([.K464]); &quot;&quot;; [.J464]*[.K464])">
            <text:p/>
          </table:table-cell>
          <table:table-cell table:formula="of:=IF(ISNUMBER([.AO464]); [.AO464]*0.0035; &quot;&quot;)">
            <text:p/>
          </table:table-cell>
          <table:table-cell table:style-name="ce224" table:formula="of:=IF(ISBLANK([.P464]); &quot;&quot; ; [.O464]*[.P464])">
            <text:p/>
          </table:table-cell>
          <table:table-cell table:formula="of:=IF(ISNUMBER([.AQ464]); [.AQ464]*0.0035; &quot;&quot;)">
            <text:p/>
          </table:table-cell>
          <table:table-cell table:number-columns-repeated="20"/>
        </table:table-row>
        <table:table-row table:style-name="ro2">
          <table:table-cell office:value-type="float" office:value="463" calcext:value-type="float">
            <text:p>46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5]=&quot;Long&quot;; [.K465]-[Overview.$C$4]/[.J465]; IF([.F465]=&quot;Short&quot;; [.K465]+[Overview.$C$4]/[.J465]; &quot;&quot;)); &quot;&quot;)">
            <text:p/>
          </table:table-cell>
          <table:table-cell table:style-name="ce157" table:formula="of:=IFERROR(ABS([.L465]-[.K465])*[.J465]; &quot;&quot;)">
            <text:p/>
          </table:table-cell>
          <table:table-cell table:style-name="ce289" table:formula="of:=IFERROR(IF([.F465]=&quot;Long&quot;; [.K465]+[Overview.$C$4]/[.J465]*[Overview.$C$6]; IF([.F465]=&quot;Short&quot;; [.K465]-[Overview.$C$4]/[.J465]*[Overview.$C$6]; &quot;&quot;)); &quot;&quot;)">
            <text:p/>
          </table:table-cell>
          <table:table-cell table:style-name="ce152"/>
          <table:table-cell table:number-columns-repeated="2"/>
          <table:table-cell table:formula="of:=IFERROR([.S465]/[.M465]; &quot;&quot;)">
            <text:p/>
          </table:table-cell>
          <table:table-cell table:formula="of:=IFERROR(IF(AND([.F465]=&quot;Long&quot;; [.O465]=[.J465]); [.J465]*([.P465]-[.K465]); IF(AND([.F465]=&quot;Short&quot;; [.O465]=[.J465]); [.J465]*([.K465]-[.P465]); &quot;&quot;)); &quot;&quot;)">
            <text:p/>
          </table:table-cell>
          <table:table-cell table:formula="of:=IF(ISNUMBER([.S465]); IF([.S465]&gt;0; &quot;Win&quot;; &quot;Loss&quot;);&quot;&quot;)">
            <text:p/>
          </table:table-cell>
          <table:table-cell table:formula="of:=IF([.Q465]=&quot;&quot;; &quot;&quot;; CONCATENATE(DATEDIF([.I465];[.Q465];&quot;d&quot;); IF(DATEDIF([.I465];[.Q465];&quot;d&quot;)&gt;1; &quot; Days&quot;; &quot; Day&quot;)))">
            <text:p/>
          </table:table-cell>
          <table:table-cell table:content-validation-name="val12"/>
          <table:table-cell table:number-columns-repeated="2"/>
          <table:table-cell table:style-name="ce196"/>
          <table:table-cell table:style-name="ce205" table:formula="of:=IFERROR(IF(ISBLANK([.Y465]); &quot;&quot;; IF([.$F465]=&quot;Long&quot;; ([.Y465]-[.$K465])*[.$J465]/[.$M465]; ([.$K465]-[.Y465])*[.$J465]/[.$M465])-[.$R465]); &quot;&quot;)">
            <text:p/>
          </table:table-cell>
          <table:table-cell table:style-name="Default"/>
          <table:table-cell table:style-name="ce205" table:formula="of:=IFERROR(IF(ISBLANK([.AA465]); &quot;&quot;; IF([.$F465]=&quot;Long&quot;; ([.AA465]-[.$K465])*[.$J465]/[.$M465]; ([.$K465]-[.AA465])*[.$J465]/[.$M465])-[.$R465]); &quot;&quot;)">
            <text:p/>
          </table:table-cell>
          <table:table-cell table:style-name="Default"/>
          <table:table-cell table:style-name="ce205" table:formula="of:=IFERROR(IF(ISBLANK([.AC465]); &quot;&quot;; IF([.$F465]=&quot;Long&quot;; ([.AC465]-[.$K465])*[.$J465]/[.$M465]; ([.$K465]-[.AC465])*[.$J465]/[.$M465])-[.$R465]); &quot;&quot;)">
            <text:p/>
          </table:table-cell>
          <table:table-cell/>
          <table:table-cell table:formula="of:=IF(ISBLANK([.Q465]); &quot;&quot;; DAY([.Q465]))">
            <text:p/>
          </table:table-cell>
          <table:table-cell table:formula="of:=IF(ISBLANK([.I465]); &quot;&quot;; WEEKDAY([.I465]; 2))">
            <text:p/>
          </table:table-cell>
          <table:table-cell table:formula="of:=IF(ISBLANK([.Q465]); &quot;&quot;; WEEKDAY([.Q465]; 2))">
            <text:p/>
          </table:table-cell>
          <table:table-cell table:formula="of:=IF(ISBLANK([.Q465]); &quot;&quot;; WEEKNUM([.Q465]))">
            <text:p/>
          </table:table-cell>
          <table:table-cell table:style-name="ce224" table:formula="of:=IF(ISBLANK([.I465]); &quot;&quot;; MONTH([.I465]))">
            <text:p/>
          </table:table-cell>
          <table:table-cell table:formula="of:=IF(ISBLANK([.Q465]); &quot;&quot;; MONTH([.Q465]))">
            <text:p/>
          </table:table-cell>
          <table:table-cell table:formula="of:=IF(OR(ISBLANK([.I465]); ISBLANK([.Q465])); &quot;&quot;; IFERROR(DATEDIF([.I465];[.Q465];&quot;d&quot;); &quot;&quot;))">
            <text:p/>
          </table:table-cell>
          <table:table-cell table:style-name="ce286" table:formula="of:=IF(ISBLANK([.P465]); &quot;&quot;; SUM([.$R$3:.R465]))">
            <text:p/>
          </table:table-cell>
          <table:table-cell table:style-name="ce286" table:formula="of:=IF(ISBLANK([.P465]); &quot;&quot;; SUM([.$S$3:.S465]))">
            <text:p/>
          </table:table-cell>
          <table:table-cell table:formula="of:=IF(ISBLANK([.K465]); &quot;&quot;; [.J465]*[.K465])">
            <text:p/>
          </table:table-cell>
          <table:table-cell table:formula="of:=IF(ISNUMBER([.AO465]); [.AO465]*0.0035; &quot;&quot;)">
            <text:p/>
          </table:table-cell>
          <table:table-cell table:style-name="ce224" table:formula="of:=IF(ISBLANK([.P465]); &quot;&quot; ; [.O465]*[.P465])">
            <text:p/>
          </table:table-cell>
          <table:table-cell table:formula="of:=IF(ISNUMBER([.AQ465]); [.AQ465]*0.0035; &quot;&quot;)">
            <text:p/>
          </table:table-cell>
          <table:table-cell table:number-columns-repeated="20"/>
        </table:table-row>
        <table:table-row table:style-name="ro2">
          <table:table-cell office:value-type="float" office:value="464" calcext:value-type="float">
            <text:p>46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6]=&quot;Long&quot;; [.K466]-[Overview.$C$4]/[.J466]; IF([.F466]=&quot;Short&quot;; [.K466]+[Overview.$C$4]/[.J466]; &quot;&quot;)); &quot;&quot;)">
            <text:p/>
          </table:table-cell>
          <table:table-cell table:style-name="ce157" table:formula="of:=IFERROR(ABS([.L466]-[.K466])*[.J466]; &quot;&quot;)">
            <text:p/>
          </table:table-cell>
          <table:table-cell table:style-name="ce289" table:formula="of:=IFERROR(IF([.F466]=&quot;Long&quot;; [.K466]+[Overview.$C$4]/[.J466]*[Overview.$C$6]; IF([.F466]=&quot;Short&quot;; [.K466]-[Overview.$C$4]/[.J466]*[Overview.$C$6]; &quot;&quot;)); &quot;&quot;)">
            <text:p/>
          </table:table-cell>
          <table:table-cell table:style-name="ce152"/>
          <table:table-cell table:number-columns-repeated="2"/>
          <table:table-cell table:formula="of:=IFERROR([.S466]/[.M466]; &quot;&quot;)">
            <text:p/>
          </table:table-cell>
          <table:table-cell table:formula="of:=IFERROR(IF(AND([.F466]=&quot;Long&quot;; [.O466]=[.J466]); [.J466]*([.P466]-[.K466]); IF(AND([.F466]=&quot;Short&quot;; [.O466]=[.J466]); [.J466]*([.K466]-[.P466]); &quot;&quot;)); &quot;&quot;)">
            <text:p/>
          </table:table-cell>
          <table:table-cell table:formula="of:=IF(ISNUMBER([.S466]); IF([.S466]&gt;0; &quot;Win&quot;; &quot;Loss&quot;);&quot;&quot;)">
            <text:p/>
          </table:table-cell>
          <table:table-cell table:formula="of:=IF([.Q466]=&quot;&quot;; &quot;&quot;; CONCATENATE(DATEDIF([.I466];[.Q466];&quot;d&quot;); IF(DATEDIF([.I466];[.Q466];&quot;d&quot;)&gt;1; &quot; Days&quot;; &quot; Day&quot;)))">
            <text:p/>
          </table:table-cell>
          <table:table-cell table:content-validation-name="val12"/>
          <table:table-cell table:number-columns-repeated="2"/>
          <table:table-cell table:style-name="ce196"/>
          <table:table-cell table:style-name="ce205" table:formula="of:=IFERROR(IF(ISBLANK([.Y466]); &quot;&quot;; IF([.$F466]=&quot;Long&quot;; ([.Y466]-[.$K466])*[.$J466]/[.$M466]; ([.$K466]-[.Y466])*[.$J466]/[.$M466])-[.$R466]); &quot;&quot;)">
            <text:p/>
          </table:table-cell>
          <table:table-cell table:style-name="Default"/>
          <table:table-cell table:style-name="ce205" table:formula="of:=IFERROR(IF(ISBLANK([.AA466]); &quot;&quot;; IF([.$F466]=&quot;Long&quot;; ([.AA466]-[.$K466])*[.$J466]/[.$M466]; ([.$K466]-[.AA466])*[.$J466]/[.$M466])-[.$R466]); &quot;&quot;)">
            <text:p/>
          </table:table-cell>
          <table:table-cell table:style-name="Default"/>
          <table:table-cell table:style-name="ce205" table:formula="of:=IFERROR(IF(ISBLANK([.AC466]); &quot;&quot;; IF([.$F466]=&quot;Long&quot;; ([.AC466]-[.$K466])*[.$J466]/[.$M466]; ([.$K466]-[.AC466])*[.$J466]/[.$M466])-[.$R466]); &quot;&quot;)">
            <text:p/>
          </table:table-cell>
          <table:table-cell/>
          <table:table-cell table:formula="of:=IF(ISBLANK([.Q466]); &quot;&quot;; DAY([.Q466]))">
            <text:p/>
          </table:table-cell>
          <table:table-cell table:formula="of:=IF(ISBLANK([.I466]); &quot;&quot;; WEEKDAY([.I466]; 2))">
            <text:p/>
          </table:table-cell>
          <table:table-cell table:formula="of:=IF(ISBLANK([.Q466]); &quot;&quot;; WEEKDAY([.Q466]; 2))">
            <text:p/>
          </table:table-cell>
          <table:table-cell table:formula="of:=IF(ISBLANK([.Q466]); &quot;&quot;; WEEKNUM([.Q466]))">
            <text:p/>
          </table:table-cell>
          <table:table-cell table:style-name="ce224" table:formula="of:=IF(ISBLANK([.I466]); &quot;&quot;; MONTH([.I466]))">
            <text:p/>
          </table:table-cell>
          <table:table-cell table:formula="of:=IF(ISBLANK([.Q466]); &quot;&quot;; MONTH([.Q466]))">
            <text:p/>
          </table:table-cell>
          <table:table-cell table:formula="of:=IF(OR(ISBLANK([.I466]); ISBLANK([.Q466])); &quot;&quot;; IFERROR(DATEDIF([.I466];[.Q466];&quot;d&quot;); &quot;&quot;))">
            <text:p/>
          </table:table-cell>
          <table:table-cell table:style-name="ce286" table:formula="of:=IF(ISBLANK([.P466]); &quot;&quot;; SUM([.$R$3:.R466]))">
            <text:p/>
          </table:table-cell>
          <table:table-cell table:style-name="ce286" table:formula="of:=IF(ISBLANK([.P466]); &quot;&quot;; SUM([.$S$3:.S466]))">
            <text:p/>
          </table:table-cell>
          <table:table-cell table:formula="of:=IF(ISBLANK([.K466]); &quot;&quot;; [.J466]*[.K466])">
            <text:p/>
          </table:table-cell>
          <table:table-cell table:formula="of:=IF(ISNUMBER([.AO466]); [.AO466]*0.0035; &quot;&quot;)">
            <text:p/>
          </table:table-cell>
          <table:table-cell table:style-name="ce224" table:formula="of:=IF(ISBLANK([.P466]); &quot;&quot; ; [.O466]*[.P466])">
            <text:p/>
          </table:table-cell>
          <table:table-cell table:formula="of:=IF(ISNUMBER([.AQ466]); [.AQ466]*0.0035; &quot;&quot;)">
            <text:p/>
          </table:table-cell>
          <table:table-cell table:number-columns-repeated="20"/>
        </table:table-row>
        <table:table-row table:style-name="ro2">
          <table:table-cell office:value-type="float" office:value="465" calcext:value-type="float">
            <text:p>46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7]=&quot;Long&quot;; [.K467]-[Overview.$C$4]/[.J467]; IF([.F467]=&quot;Short&quot;; [.K467]+[Overview.$C$4]/[.J467]; &quot;&quot;)); &quot;&quot;)">
            <text:p/>
          </table:table-cell>
          <table:table-cell table:style-name="ce157" table:formula="of:=IFERROR(ABS([.L467]-[.K467])*[.J467]; &quot;&quot;)">
            <text:p/>
          </table:table-cell>
          <table:table-cell table:style-name="ce289" table:formula="of:=IFERROR(IF([.F467]=&quot;Long&quot;; [.K467]+[Overview.$C$4]/[.J467]*[Overview.$C$6]; IF([.F467]=&quot;Short&quot;; [.K467]-[Overview.$C$4]/[.J467]*[Overview.$C$6]; &quot;&quot;)); &quot;&quot;)">
            <text:p/>
          </table:table-cell>
          <table:table-cell table:style-name="ce152"/>
          <table:table-cell table:number-columns-repeated="2"/>
          <table:table-cell table:formula="of:=IFERROR([.S467]/[.M467]; &quot;&quot;)">
            <text:p/>
          </table:table-cell>
          <table:table-cell table:formula="of:=IFERROR(IF(AND([.F467]=&quot;Long&quot;; [.O467]=[.J467]); [.J467]*([.P467]-[.K467]); IF(AND([.F467]=&quot;Short&quot;; [.O467]=[.J467]); [.J467]*([.K467]-[.P467]); &quot;&quot;)); &quot;&quot;)">
            <text:p/>
          </table:table-cell>
          <table:table-cell table:formula="of:=IF(ISNUMBER([.S467]); IF([.S467]&gt;0; &quot;Win&quot;; &quot;Loss&quot;);&quot;&quot;)">
            <text:p/>
          </table:table-cell>
          <table:table-cell table:formula="of:=IF([.Q467]=&quot;&quot;; &quot;&quot;; CONCATENATE(DATEDIF([.I467];[.Q467];&quot;d&quot;); IF(DATEDIF([.I467];[.Q467];&quot;d&quot;)&gt;1; &quot; Days&quot;; &quot; Day&quot;)))">
            <text:p/>
          </table:table-cell>
          <table:table-cell table:content-validation-name="val12"/>
          <table:table-cell table:number-columns-repeated="2"/>
          <table:table-cell table:style-name="ce196"/>
          <table:table-cell table:style-name="ce205" table:formula="of:=IFERROR(IF(ISBLANK([.Y467]); &quot;&quot;; IF([.$F467]=&quot;Long&quot;; ([.Y467]-[.$K467])*[.$J467]/[.$M467]; ([.$K467]-[.Y467])*[.$J467]/[.$M467])-[.$R467]); &quot;&quot;)">
            <text:p/>
          </table:table-cell>
          <table:table-cell table:style-name="Default"/>
          <table:table-cell table:style-name="ce205" table:formula="of:=IFERROR(IF(ISBLANK([.AA467]); &quot;&quot;; IF([.$F467]=&quot;Long&quot;; ([.AA467]-[.$K467])*[.$J467]/[.$M467]; ([.$K467]-[.AA467])*[.$J467]/[.$M467])-[.$R467]); &quot;&quot;)">
            <text:p/>
          </table:table-cell>
          <table:table-cell table:style-name="Default"/>
          <table:table-cell table:style-name="ce205" table:formula="of:=IFERROR(IF(ISBLANK([.AC467]); &quot;&quot;; IF([.$F467]=&quot;Long&quot;; ([.AC467]-[.$K467])*[.$J467]/[.$M467]; ([.$K467]-[.AC467])*[.$J467]/[.$M467])-[.$R467]); &quot;&quot;)">
            <text:p/>
          </table:table-cell>
          <table:table-cell/>
          <table:table-cell table:formula="of:=IF(ISBLANK([.Q467]); &quot;&quot;; DAY([.Q467]))">
            <text:p/>
          </table:table-cell>
          <table:table-cell table:formula="of:=IF(ISBLANK([.I467]); &quot;&quot;; WEEKDAY([.I467]; 2))">
            <text:p/>
          </table:table-cell>
          <table:table-cell table:formula="of:=IF(ISBLANK([.Q467]); &quot;&quot;; WEEKDAY([.Q467]; 2))">
            <text:p/>
          </table:table-cell>
          <table:table-cell table:formula="of:=IF(ISBLANK([.Q467]); &quot;&quot;; WEEKNUM([.Q467]))">
            <text:p/>
          </table:table-cell>
          <table:table-cell table:style-name="ce224" table:formula="of:=IF(ISBLANK([.I467]); &quot;&quot;; MONTH([.I467]))">
            <text:p/>
          </table:table-cell>
          <table:table-cell table:formula="of:=IF(ISBLANK([.Q467]); &quot;&quot;; MONTH([.Q467]))">
            <text:p/>
          </table:table-cell>
          <table:table-cell table:formula="of:=IF(OR(ISBLANK([.I467]); ISBLANK([.Q467])); &quot;&quot;; IFERROR(DATEDIF([.I467];[.Q467];&quot;d&quot;); &quot;&quot;))">
            <text:p/>
          </table:table-cell>
          <table:table-cell table:style-name="ce286" table:formula="of:=IF(ISBLANK([.P467]); &quot;&quot;; SUM([.$R$3:.R467]))">
            <text:p/>
          </table:table-cell>
          <table:table-cell table:style-name="ce286" table:formula="of:=IF(ISBLANK([.P467]); &quot;&quot;; SUM([.$S$3:.S467]))">
            <text:p/>
          </table:table-cell>
          <table:table-cell table:formula="of:=IF(ISBLANK([.K467]); &quot;&quot;; [.J467]*[.K467])">
            <text:p/>
          </table:table-cell>
          <table:table-cell table:formula="of:=IF(ISNUMBER([.AO467]); [.AO467]*0.0035; &quot;&quot;)">
            <text:p/>
          </table:table-cell>
          <table:table-cell table:style-name="ce224" table:formula="of:=IF(ISBLANK([.P467]); &quot;&quot; ; [.O467]*[.P467])">
            <text:p/>
          </table:table-cell>
          <table:table-cell table:formula="of:=IF(ISNUMBER([.AQ467]); [.AQ467]*0.0035; &quot;&quot;)">
            <text:p/>
          </table:table-cell>
          <table:table-cell table:number-columns-repeated="20"/>
        </table:table-row>
        <table:table-row table:style-name="ro2">
          <table:table-cell office:value-type="float" office:value="466" calcext:value-type="float">
            <text:p>46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8]=&quot;Long&quot;; [.K468]-[Overview.$C$4]/[.J468]; IF([.F468]=&quot;Short&quot;; [.K468]+[Overview.$C$4]/[.J468]; &quot;&quot;)); &quot;&quot;)">
            <text:p/>
          </table:table-cell>
          <table:table-cell table:style-name="ce157" table:formula="of:=IFERROR(ABS([.L468]-[.K468])*[.J468]; &quot;&quot;)">
            <text:p/>
          </table:table-cell>
          <table:table-cell table:style-name="ce289" table:formula="of:=IFERROR(IF([.F468]=&quot;Long&quot;; [.K468]+[Overview.$C$4]/[.J468]*[Overview.$C$6]; IF([.F468]=&quot;Short&quot;; [.K468]-[Overview.$C$4]/[.J468]*[Overview.$C$6]; &quot;&quot;)); &quot;&quot;)">
            <text:p/>
          </table:table-cell>
          <table:table-cell table:style-name="ce152"/>
          <table:table-cell table:number-columns-repeated="2"/>
          <table:table-cell table:formula="of:=IFERROR([.S468]/[.M468]; &quot;&quot;)">
            <text:p/>
          </table:table-cell>
          <table:table-cell table:formula="of:=IFERROR(IF(AND([.F468]=&quot;Long&quot;; [.O468]=[.J468]); [.J468]*([.P468]-[.K468]); IF(AND([.F468]=&quot;Short&quot;; [.O468]=[.J468]); [.J468]*([.K468]-[.P468]); &quot;&quot;)); &quot;&quot;)">
            <text:p/>
          </table:table-cell>
          <table:table-cell table:formula="of:=IF(ISNUMBER([.S468]); IF([.S468]&gt;0; &quot;Win&quot;; &quot;Loss&quot;);&quot;&quot;)">
            <text:p/>
          </table:table-cell>
          <table:table-cell table:formula="of:=IF([.Q468]=&quot;&quot;; &quot;&quot;; CONCATENATE(DATEDIF([.I468];[.Q468];&quot;d&quot;); IF(DATEDIF([.I468];[.Q468];&quot;d&quot;)&gt;1; &quot; Days&quot;; &quot; Day&quot;)))">
            <text:p/>
          </table:table-cell>
          <table:table-cell table:content-validation-name="val12"/>
          <table:table-cell table:number-columns-repeated="2"/>
          <table:table-cell table:style-name="ce196"/>
          <table:table-cell table:style-name="ce205" table:formula="of:=IFERROR(IF(ISBLANK([.Y468]); &quot;&quot;; IF([.$F468]=&quot;Long&quot;; ([.Y468]-[.$K468])*[.$J468]/[.$M468]; ([.$K468]-[.Y468])*[.$J468]/[.$M468])-[.$R468]); &quot;&quot;)">
            <text:p/>
          </table:table-cell>
          <table:table-cell table:style-name="Default"/>
          <table:table-cell table:style-name="ce205" table:formula="of:=IFERROR(IF(ISBLANK([.AA468]); &quot;&quot;; IF([.$F468]=&quot;Long&quot;; ([.AA468]-[.$K468])*[.$J468]/[.$M468]; ([.$K468]-[.AA468])*[.$J468]/[.$M468])-[.$R468]); &quot;&quot;)">
            <text:p/>
          </table:table-cell>
          <table:table-cell table:style-name="Default"/>
          <table:table-cell table:style-name="ce205" table:formula="of:=IFERROR(IF(ISBLANK([.AC468]); &quot;&quot;; IF([.$F468]=&quot;Long&quot;; ([.AC468]-[.$K468])*[.$J468]/[.$M468]; ([.$K468]-[.AC468])*[.$J468]/[.$M468])-[.$R468]); &quot;&quot;)">
            <text:p/>
          </table:table-cell>
          <table:table-cell/>
          <table:table-cell table:formula="of:=IF(ISBLANK([.Q468]); &quot;&quot;; DAY([.Q468]))">
            <text:p/>
          </table:table-cell>
          <table:table-cell table:formula="of:=IF(ISBLANK([.I468]); &quot;&quot;; WEEKDAY([.I468]; 2))">
            <text:p/>
          </table:table-cell>
          <table:table-cell table:formula="of:=IF(ISBLANK([.Q468]); &quot;&quot;; WEEKDAY([.Q468]; 2))">
            <text:p/>
          </table:table-cell>
          <table:table-cell table:formula="of:=IF(ISBLANK([.Q468]); &quot;&quot;; WEEKNUM([.Q468]))">
            <text:p/>
          </table:table-cell>
          <table:table-cell table:style-name="ce224" table:formula="of:=IF(ISBLANK([.I468]); &quot;&quot;; MONTH([.I468]))">
            <text:p/>
          </table:table-cell>
          <table:table-cell table:formula="of:=IF(ISBLANK([.Q468]); &quot;&quot;; MONTH([.Q468]))">
            <text:p/>
          </table:table-cell>
          <table:table-cell table:formula="of:=IF(OR(ISBLANK([.I468]); ISBLANK([.Q468])); &quot;&quot;; IFERROR(DATEDIF([.I468];[.Q468];&quot;d&quot;); &quot;&quot;))">
            <text:p/>
          </table:table-cell>
          <table:table-cell table:style-name="ce286" table:formula="of:=IF(ISBLANK([.P468]); &quot;&quot;; SUM([.$R$3:.R468]))">
            <text:p/>
          </table:table-cell>
          <table:table-cell table:style-name="ce286" table:formula="of:=IF(ISBLANK([.P468]); &quot;&quot;; SUM([.$S$3:.S468]))">
            <text:p/>
          </table:table-cell>
          <table:table-cell table:formula="of:=IF(ISBLANK([.K468]); &quot;&quot;; [.J468]*[.K468])">
            <text:p/>
          </table:table-cell>
          <table:table-cell table:formula="of:=IF(ISNUMBER([.AO468]); [.AO468]*0.0035; &quot;&quot;)">
            <text:p/>
          </table:table-cell>
          <table:table-cell table:style-name="ce224" table:formula="of:=IF(ISBLANK([.P468]); &quot;&quot; ; [.O468]*[.P468])">
            <text:p/>
          </table:table-cell>
          <table:table-cell table:formula="of:=IF(ISNUMBER([.AQ468]); [.AQ468]*0.0035; &quot;&quot;)">
            <text:p/>
          </table:table-cell>
          <table:table-cell table:number-columns-repeated="20"/>
        </table:table-row>
        <table:table-row table:style-name="ro2">
          <table:table-cell office:value-type="float" office:value="467" calcext:value-type="float">
            <text:p>46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69]=&quot;Long&quot;; [.K469]-[Overview.$C$4]/[.J469]; IF([.F469]=&quot;Short&quot;; [.K469]+[Overview.$C$4]/[.J469]; &quot;&quot;)); &quot;&quot;)">
            <text:p/>
          </table:table-cell>
          <table:table-cell table:style-name="ce157" table:formula="of:=IFERROR(ABS([.L469]-[.K469])*[.J469]; &quot;&quot;)">
            <text:p/>
          </table:table-cell>
          <table:table-cell table:style-name="ce289" table:formula="of:=IFERROR(IF([.F469]=&quot;Long&quot;; [.K469]+[Overview.$C$4]/[.J469]*[Overview.$C$6]; IF([.F469]=&quot;Short&quot;; [.K469]-[Overview.$C$4]/[.J469]*[Overview.$C$6]; &quot;&quot;)); &quot;&quot;)">
            <text:p/>
          </table:table-cell>
          <table:table-cell table:style-name="ce152"/>
          <table:table-cell table:number-columns-repeated="2"/>
          <table:table-cell table:formula="of:=IFERROR([.S469]/[.M469]; &quot;&quot;)">
            <text:p/>
          </table:table-cell>
          <table:table-cell table:formula="of:=IFERROR(IF(AND([.F469]=&quot;Long&quot;; [.O469]=[.J469]); [.J469]*([.P469]-[.K469]); IF(AND([.F469]=&quot;Short&quot;; [.O469]=[.J469]); [.J469]*([.K469]-[.P469]); &quot;&quot;)); &quot;&quot;)">
            <text:p/>
          </table:table-cell>
          <table:table-cell table:formula="of:=IF(ISNUMBER([.S469]); IF([.S469]&gt;0; &quot;Win&quot;; &quot;Loss&quot;);&quot;&quot;)">
            <text:p/>
          </table:table-cell>
          <table:table-cell table:formula="of:=IF([.Q469]=&quot;&quot;; &quot;&quot;; CONCATENATE(DATEDIF([.I469];[.Q469];&quot;d&quot;); IF(DATEDIF([.I469];[.Q469];&quot;d&quot;)&gt;1; &quot; Days&quot;; &quot; Day&quot;)))">
            <text:p/>
          </table:table-cell>
          <table:table-cell table:content-validation-name="val12"/>
          <table:table-cell table:number-columns-repeated="2"/>
          <table:table-cell table:style-name="ce196"/>
          <table:table-cell table:style-name="ce205" table:formula="of:=IFERROR(IF(ISBLANK([.Y469]); &quot;&quot;; IF([.$F469]=&quot;Long&quot;; ([.Y469]-[.$K469])*[.$J469]/[.$M469]; ([.$K469]-[.Y469])*[.$J469]/[.$M469])-[.$R469]); &quot;&quot;)">
            <text:p/>
          </table:table-cell>
          <table:table-cell table:style-name="Default"/>
          <table:table-cell table:style-name="ce205" table:formula="of:=IFERROR(IF(ISBLANK([.AA469]); &quot;&quot;; IF([.$F469]=&quot;Long&quot;; ([.AA469]-[.$K469])*[.$J469]/[.$M469]; ([.$K469]-[.AA469])*[.$J469]/[.$M469])-[.$R469]); &quot;&quot;)">
            <text:p/>
          </table:table-cell>
          <table:table-cell table:style-name="Default"/>
          <table:table-cell table:style-name="ce205" table:formula="of:=IFERROR(IF(ISBLANK([.AC469]); &quot;&quot;; IF([.$F469]=&quot;Long&quot;; ([.AC469]-[.$K469])*[.$J469]/[.$M469]; ([.$K469]-[.AC469])*[.$J469]/[.$M469])-[.$R469]); &quot;&quot;)">
            <text:p/>
          </table:table-cell>
          <table:table-cell/>
          <table:table-cell table:formula="of:=IF(ISBLANK([.Q469]); &quot;&quot;; DAY([.Q469]))">
            <text:p/>
          </table:table-cell>
          <table:table-cell table:formula="of:=IF(ISBLANK([.I469]); &quot;&quot;; WEEKDAY([.I469]; 2))">
            <text:p/>
          </table:table-cell>
          <table:table-cell table:formula="of:=IF(ISBLANK([.Q469]); &quot;&quot;; WEEKDAY([.Q469]; 2))">
            <text:p/>
          </table:table-cell>
          <table:table-cell table:formula="of:=IF(ISBLANK([.Q469]); &quot;&quot;; WEEKNUM([.Q469]))">
            <text:p/>
          </table:table-cell>
          <table:table-cell table:style-name="ce224" table:formula="of:=IF(ISBLANK([.I469]); &quot;&quot;; MONTH([.I469]))">
            <text:p/>
          </table:table-cell>
          <table:table-cell table:formula="of:=IF(ISBLANK([.Q469]); &quot;&quot;; MONTH([.Q469]))">
            <text:p/>
          </table:table-cell>
          <table:table-cell table:formula="of:=IF(OR(ISBLANK([.I469]); ISBLANK([.Q469])); &quot;&quot;; IFERROR(DATEDIF([.I469];[.Q469];&quot;d&quot;); &quot;&quot;))">
            <text:p/>
          </table:table-cell>
          <table:table-cell table:style-name="ce286" table:formula="of:=IF(ISBLANK([.P469]); &quot;&quot;; SUM([.$R$3:.R469]))">
            <text:p/>
          </table:table-cell>
          <table:table-cell table:style-name="ce286" table:formula="of:=IF(ISBLANK([.P469]); &quot;&quot;; SUM([.$S$3:.S469]))">
            <text:p/>
          </table:table-cell>
          <table:table-cell table:formula="of:=IF(ISBLANK([.K469]); &quot;&quot;; [.J469]*[.K469])">
            <text:p/>
          </table:table-cell>
          <table:table-cell table:formula="of:=IF(ISNUMBER([.AO469]); [.AO469]*0.0035; &quot;&quot;)">
            <text:p/>
          </table:table-cell>
          <table:table-cell table:style-name="ce224" table:formula="of:=IF(ISBLANK([.P469]); &quot;&quot; ; [.O469]*[.P469])">
            <text:p/>
          </table:table-cell>
          <table:table-cell table:formula="of:=IF(ISNUMBER([.AQ469]); [.AQ469]*0.0035; &quot;&quot;)">
            <text:p/>
          </table:table-cell>
          <table:table-cell table:number-columns-repeated="20"/>
        </table:table-row>
        <table:table-row table:style-name="ro2">
          <table:table-cell office:value-type="float" office:value="468" calcext:value-type="float">
            <text:p>46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0]=&quot;Long&quot;; [.K470]-[Overview.$C$4]/[.J470]; IF([.F470]=&quot;Short&quot;; [.K470]+[Overview.$C$4]/[.J470]; &quot;&quot;)); &quot;&quot;)">
            <text:p/>
          </table:table-cell>
          <table:table-cell table:style-name="ce157" table:formula="of:=IFERROR(ABS([.L470]-[.K470])*[.J470]; &quot;&quot;)">
            <text:p/>
          </table:table-cell>
          <table:table-cell table:style-name="ce289" table:formula="of:=IFERROR(IF([.F470]=&quot;Long&quot;; [.K470]+[Overview.$C$4]/[.J470]*[Overview.$C$6]; IF([.F470]=&quot;Short&quot;; [.K470]-[Overview.$C$4]/[.J470]*[Overview.$C$6]; &quot;&quot;)); &quot;&quot;)">
            <text:p/>
          </table:table-cell>
          <table:table-cell table:style-name="ce152"/>
          <table:table-cell table:number-columns-repeated="2"/>
          <table:table-cell table:formula="of:=IFERROR([.S470]/[.M470]; &quot;&quot;)">
            <text:p/>
          </table:table-cell>
          <table:table-cell table:formula="of:=IFERROR(IF(AND([.F470]=&quot;Long&quot;; [.O470]=[.J470]); [.J470]*([.P470]-[.K470]); IF(AND([.F470]=&quot;Short&quot;; [.O470]=[.J470]); [.J470]*([.K470]-[.P470]); &quot;&quot;)); &quot;&quot;)">
            <text:p/>
          </table:table-cell>
          <table:table-cell table:formula="of:=IF(ISNUMBER([.S470]); IF([.S470]&gt;0; &quot;Win&quot;; &quot;Loss&quot;);&quot;&quot;)">
            <text:p/>
          </table:table-cell>
          <table:table-cell table:formula="of:=IF([.Q470]=&quot;&quot;; &quot;&quot;; CONCATENATE(DATEDIF([.I470];[.Q470];&quot;d&quot;); IF(DATEDIF([.I470];[.Q470];&quot;d&quot;)&gt;1; &quot; Days&quot;; &quot; Day&quot;)))">
            <text:p/>
          </table:table-cell>
          <table:table-cell table:content-validation-name="val12"/>
          <table:table-cell table:number-columns-repeated="2"/>
          <table:table-cell table:style-name="ce196"/>
          <table:table-cell table:style-name="ce205" table:formula="of:=IFERROR(IF(ISBLANK([.Y470]); &quot;&quot;; IF([.$F470]=&quot;Long&quot;; ([.Y470]-[.$K470])*[.$J470]/[.$M470]; ([.$K470]-[.Y470])*[.$J470]/[.$M470])-[.$R470]); &quot;&quot;)">
            <text:p/>
          </table:table-cell>
          <table:table-cell table:style-name="Default"/>
          <table:table-cell table:style-name="ce205" table:formula="of:=IFERROR(IF(ISBLANK([.AA470]); &quot;&quot;; IF([.$F470]=&quot;Long&quot;; ([.AA470]-[.$K470])*[.$J470]/[.$M470]; ([.$K470]-[.AA470])*[.$J470]/[.$M470])-[.$R470]); &quot;&quot;)">
            <text:p/>
          </table:table-cell>
          <table:table-cell table:style-name="Default"/>
          <table:table-cell table:style-name="ce205" table:formula="of:=IFERROR(IF(ISBLANK([.AC470]); &quot;&quot;; IF([.$F470]=&quot;Long&quot;; ([.AC470]-[.$K470])*[.$J470]/[.$M470]; ([.$K470]-[.AC470])*[.$J470]/[.$M470])-[.$R470]); &quot;&quot;)">
            <text:p/>
          </table:table-cell>
          <table:table-cell/>
          <table:table-cell table:formula="of:=IF(ISBLANK([.Q470]); &quot;&quot;; DAY([.Q470]))">
            <text:p/>
          </table:table-cell>
          <table:table-cell table:formula="of:=IF(ISBLANK([.I470]); &quot;&quot;; WEEKDAY([.I470]; 2))">
            <text:p/>
          </table:table-cell>
          <table:table-cell table:formula="of:=IF(ISBLANK([.Q470]); &quot;&quot;; WEEKDAY([.Q470]; 2))">
            <text:p/>
          </table:table-cell>
          <table:table-cell table:formula="of:=IF(ISBLANK([.Q470]); &quot;&quot;; WEEKNUM([.Q470]))">
            <text:p/>
          </table:table-cell>
          <table:table-cell table:style-name="ce224" table:formula="of:=IF(ISBLANK([.I470]); &quot;&quot;; MONTH([.I470]))">
            <text:p/>
          </table:table-cell>
          <table:table-cell table:formula="of:=IF(ISBLANK([.Q470]); &quot;&quot;; MONTH([.Q470]))">
            <text:p/>
          </table:table-cell>
          <table:table-cell table:formula="of:=IF(OR(ISBLANK([.I470]); ISBLANK([.Q470])); &quot;&quot;; IFERROR(DATEDIF([.I470];[.Q470];&quot;d&quot;); &quot;&quot;))">
            <text:p/>
          </table:table-cell>
          <table:table-cell table:style-name="ce286" table:formula="of:=IF(ISBLANK([.P470]); &quot;&quot;; SUM([.$R$3:.R470]))">
            <text:p/>
          </table:table-cell>
          <table:table-cell table:style-name="ce286" table:formula="of:=IF(ISBLANK([.P470]); &quot;&quot;; SUM([.$S$3:.S470]))">
            <text:p/>
          </table:table-cell>
          <table:table-cell table:formula="of:=IF(ISBLANK([.K470]); &quot;&quot;; [.J470]*[.K470])">
            <text:p/>
          </table:table-cell>
          <table:table-cell table:formula="of:=IF(ISNUMBER([.AO470]); [.AO470]*0.0035; &quot;&quot;)">
            <text:p/>
          </table:table-cell>
          <table:table-cell table:style-name="ce224" table:formula="of:=IF(ISBLANK([.P470]); &quot;&quot; ; [.O470]*[.P470])">
            <text:p/>
          </table:table-cell>
          <table:table-cell table:formula="of:=IF(ISNUMBER([.AQ470]); [.AQ470]*0.0035; &quot;&quot;)">
            <text:p/>
          </table:table-cell>
          <table:table-cell table:number-columns-repeated="20"/>
        </table:table-row>
        <table:table-row table:style-name="ro2">
          <table:table-cell office:value-type="float" office:value="469" calcext:value-type="float">
            <text:p>46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1]=&quot;Long&quot;; [.K471]-[Overview.$C$4]/[.J471]; IF([.F471]=&quot;Short&quot;; [.K471]+[Overview.$C$4]/[.J471]; &quot;&quot;)); &quot;&quot;)">
            <text:p/>
          </table:table-cell>
          <table:table-cell table:style-name="ce157" table:formula="of:=IFERROR(ABS([.L471]-[.K471])*[.J471]; &quot;&quot;)">
            <text:p/>
          </table:table-cell>
          <table:table-cell table:style-name="ce289" table:formula="of:=IFERROR(IF([.F471]=&quot;Long&quot;; [.K471]+[Overview.$C$4]/[.J471]*[Overview.$C$6]; IF([.F471]=&quot;Short&quot;; [.K471]-[Overview.$C$4]/[.J471]*[Overview.$C$6]; &quot;&quot;)); &quot;&quot;)">
            <text:p/>
          </table:table-cell>
          <table:table-cell table:style-name="ce152"/>
          <table:table-cell table:number-columns-repeated="2"/>
          <table:table-cell table:formula="of:=IFERROR([.S471]/[.M471]; &quot;&quot;)">
            <text:p/>
          </table:table-cell>
          <table:table-cell table:formula="of:=IFERROR(IF(AND([.F471]=&quot;Long&quot;; [.O471]=[.J471]); [.J471]*([.P471]-[.K471]); IF(AND([.F471]=&quot;Short&quot;; [.O471]=[.J471]); [.J471]*([.K471]-[.P471]); &quot;&quot;)); &quot;&quot;)">
            <text:p/>
          </table:table-cell>
          <table:table-cell table:formula="of:=IF(ISNUMBER([.S471]); IF([.S471]&gt;0; &quot;Win&quot;; &quot;Loss&quot;);&quot;&quot;)">
            <text:p/>
          </table:table-cell>
          <table:table-cell table:formula="of:=IF([.Q471]=&quot;&quot;; &quot;&quot;; CONCATENATE(DATEDIF([.I471];[.Q471];&quot;d&quot;); IF(DATEDIF([.I471];[.Q471];&quot;d&quot;)&gt;1; &quot; Days&quot;; &quot; Day&quot;)))">
            <text:p/>
          </table:table-cell>
          <table:table-cell table:content-validation-name="val12"/>
          <table:table-cell table:number-columns-repeated="2"/>
          <table:table-cell table:style-name="ce196"/>
          <table:table-cell table:style-name="ce205" table:formula="of:=IFERROR(IF(ISBLANK([.Y471]); &quot;&quot;; IF([.$F471]=&quot;Long&quot;; ([.Y471]-[.$K471])*[.$J471]/[.$M471]; ([.$K471]-[.Y471])*[.$J471]/[.$M471])-[.$R471]); &quot;&quot;)">
            <text:p/>
          </table:table-cell>
          <table:table-cell table:style-name="Default"/>
          <table:table-cell table:style-name="ce205" table:formula="of:=IFERROR(IF(ISBLANK([.AA471]); &quot;&quot;; IF([.$F471]=&quot;Long&quot;; ([.AA471]-[.$K471])*[.$J471]/[.$M471]; ([.$K471]-[.AA471])*[.$J471]/[.$M471])-[.$R471]); &quot;&quot;)">
            <text:p/>
          </table:table-cell>
          <table:table-cell table:style-name="Default"/>
          <table:table-cell table:style-name="ce205" table:formula="of:=IFERROR(IF(ISBLANK([.AC471]); &quot;&quot;; IF([.$F471]=&quot;Long&quot;; ([.AC471]-[.$K471])*[.$J471]/[.$M471]; ([.$K471]-[.AC471])*[.$J471]/[.$M471])-[.$R471]); &quot;&quot;)">
            <text:p/>
          </table:table-cell>
          <table:table-cell/>
          <table:table-cell table:formula="of:=IF(ISBLANK([.Q471]); &quot;&quot;; DAY([.Q471]))">
            <text:p/>
          </table:table-cell>
          <table:table-cell table:formula="of:=IF(ISBLANK([.I471]); &quot;&quot;; WEEKDAY([.I471]; 2))">
            <text:p/>
          </table:table-cell>
          <table:table-cell table:formula="of:=IF(ISBLANK([.Q471]); &quot;&quot;; WEEKDAY([.Q471]; 2))">
            <text:p/>
          </table:table-cell>
          <table:table-cell table:formula="of:=IF(ISBLANK([.Q471]); &quot;&quot;; WEEKNUM([.Q471]))">
            <text:p/>
          </table:table-cell>
          <table:table-cell table:style-name="ce224" table:formula="of:=IF(ISBLANK([.I471]); &quot;&quot;; MONTH([.I471]))">
            <text:p/>
          </table:table-cell>
          <table:table-cell table:formula="of:=IF(ISBLANK([.Q471]); &quot;&quot;; MONTH([.Q471]))">
            <text:p/>
          </table:table-cell>
          <table:table-cell table:formula="of:=IF(OR(ISBLANK([.I471]); ISBLANK([.Q471])); &quot;&quot;; IFERROR(DATEDIF([.I471];[.Q471];&quot;d&quot;); &quot;&quot;))">
            <text:p/>
          </table:table-cell>
          <table:table-cell table:style-name="ce286" table:formula="of:=IF(ISBLANK([.P471]); &quot;&quot;; SUM([.$R$3:.R471]))">
            <text:p/>
          </table:table-cell>
          <table:table-cell table:style-name="ce286" table:formula="of:=IF(ISBLANK([.P471]); &quot;&quot;; SUM([.$S$3:.S471]))">
            <text:p/>
          </table:table-cell>
          <table:table-cell table:formula="of:=IF(ISBLANK([.K471]); &quot;&quot;; [.J471]*[.K471])">
            <text:p/>
          </table:table-cell>
          <table:table-cell table:formula="of:=IF(ISNUMBER([.AO471]); [.AO471]*0.0035; &quot;&quot;)">
            <text:p/>
          </table:table-cell>
          <table:table-cell table:style-name="ce224" table:formula="of:=IF(ISBLANK([.P471]); &quot;&quot; ; [.O471]*[.P471])">
            <text:p/>
          </table:table-cell>
          <table:table-cell table:formula="of:=IF(ISNUMBER([.AQ471]); [.AQ471]*0.0035; &quot;&quot;)">
            <text:p/>
          </table:table-cell>
          <table:table-cell table:number-columns-repeated="20"/>
        </table:table-row>
        <table:table-row table:style-name="ro2">
          <table:table-cell office:value-type="float" office:value="470" calcext:value-type="float">
            <text:p>47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2]=&quot;Long&quot;; [.K472]-[Overview.$C$4]/[.J472]; IF([.F472]=&quot;Short&quot;; [.K472]+[Overview.$C$4]/[.J472]; &quot;&quot;)); &quot;&quot;)">
            <text:p/>
          </table:table-cell>
          <table:table-cell table:style-name="ce157" table:formula="of:=IFERROR(ABS([.L472]-[.K472])*[.J472]; &quot;&quot;)">
            <text:p/>
          </table:table-cell>
          <table:table-cell table:style-name="ce289" table:formula="of:=IFERROR(IF([.F472]=&quot;Long&quot;; [.K472]+[Overview.$C$4]/[.J472]*[Overview.$C$6]; IF([.F472]=&quot;Short&quot;; [.K472]-[Overview.$C$4]/[.J472]*[Overview.$C$6]; &quot;&quot;)); &quot;&quot;)">
            <text:p/>
          </table:table-cell>
          <table:table-cell table:style-name="ce152"/>
          <table:table-cell table:number-columns-repeated="2"/>
          <table:table-cell table:formula="of:=IFERROR([.S472]/[.M472]; &quot;&quot;)">
            <text:p/>
          </table:table-cell>
          <table:table-cell table:formula="of:=IFERROR(IF(AND([.F472]=&quot;Long&quot;; [.O472]=[.J472]); [.J472]*([.P472]-[.K472]); IF(AND([.F472]=&quot;Short&quot;; [.O472]=[.J472]); [.J472]*([.K472]-[.P472]); &quot;&quot;)); &quot;&quot;)">
            <text:p/>
          </table:table-cell>
          <table:table-cell table:formula="of:=IF(ISNUMBER([.S472]); IF([.S472]&gt;0; &quot;Win&quot;; &quot;Loss&quot;);&quot;&quot;)">
            <text:p/>
          </table:table-cell>
          <table:table-cell table:formula="of:=IF([.Q472]=&quot;&quot;; &quot;&quot;; CONCATENATE(DATEDIF([.I472];[.Q472];&quot;d&quot;); IF(DATEDIF([.I472];[.Q472];&quot;d&quot;)&gt;1; &quot; Days&quot;; &quot; Day&quot;)))">
            <text:p/>
          </table:table-cell>
          <table:table-cell table:content-validation-name="val12"/>
          <table:table-cell table:number-columns-repeated="2"/>
          <table:table-cell table:style-name="ce196"/>
          <table:table-cell table:style-name="ce205" table:formula="of:=IFERROR(IF(ISBLANK([.Y472]); &quot;&quot;; IF([.$F472]=&quot;Long&quot;; ([.Y472]-[.$K472])*[.$J472]/[.$M472]; ([.$K472]-[.Y472])*[.$J472]/[.$M472])-[.$R472]); &quot;&quot;)">
            <text:p/>
          </table:table-cell>
          <table:table-cell table:style-name="Default"/>
          <table:table-cell table:style-name="ce205" table:formula="of:=IFERROR(IF(ISBLANK([.AA472]); &quot;&quot;; IF([.$F472]=&quot;Long&quot;; ([.AA472]-[.$K472])*[.$J472]/[.$M472]; ([.$K472]-[.AA472])*[.$J472]/[.$M472])-[.$R472]); &quot;&quot;)">
            <text:p/>
          </table:table-cell>
          <table:table-cell table:style-name="Default"/>
          <table:table-cell table:style-name="ce205" table:formula="of:=IFERROR(IF(ISBLANK([.AC472]); &quot;&quot;; IF([.$F472]=&quot;Long&quot;; ([.AC472]-[.$K472])*[.$J472]/[.$M472]; ([.$K472]-[.AC472])*[.$J472]/[.$M472])-[.$R472]); &quot;&quot;)">
            <text:p/>
          </table:table-cell>
          <table:table-cell/>
          <table:table-cell table:formula="of:=IF(ISBLANK([.Q472]); &quot;&quot;; DAY([.Q472]))">
            <text:p/>
          </table:table-cell>
          <table:table-cell table:formula="of:=IF(ISBLANK([.I472]); &quot;&quot;; WEEKDAY([.I472]; 2))">
            <text:p/>
          </table:table-cell>
          <table:table-cell table:formula="of:=IF(ISBLANK([.Q472]); &quot;&quot;; WEEKDAY([.Q472]; 2))">
            <text:p/>
          </table:table-cell>
          <table:table-cell table:formula="of:=IF(ISBLANK([.Q472]); &quot;&quot;; WEEKNUM([.Q472]))">
            <text:p/>
          </table:table-cell>
          <table:table-cell table:style-name="ce224" table:formula="of:=IF(ISBLANK([.I472]); &quot;&quot;; MONTH([.I472]))">
            <text:p/>
          </table:table-cell>
          <table:table-cell table:formula="of:=IF(ISBLANK([.Q472]); &quot;&quot;; MONTH([.Q472]))">
            <text:p/>
          </table:table-cell>
          <table:table-cell table:formula="of:=IF(OR(ISBLANK([.I472]); ISBLANK([.Q472])); &quot;&quot;; IFERROR(DATEDIF([.I472];[.Q472];&quot;d&quot;); &quot;&quot;))">
            <text:p/>
          </table:table-cell>
          <table:table-cell table:style-name="ce286" table:formula="of:=IF(ISBLANK([.P472]); &quot;&quot;; SUM([.$R$3:.R472]))">
            <text:p/>
          </table:table-cell>
          <table:table-cell table:style-name="ce286" table:formula="of:=IF(ISBLANK([.P472]); &quot;&quot;; SUM([.$S$3:.S472]))">
            <text:p/>
          </table:table-cell>
          <table:table-cell table:formula="of:=IF(ISBLANK([.K472]); &quot;&quot;; [.J472]*[.K472])">
            <text:p/>
          </table:table-cell>
          <table:table-cell table:formula="of:=IF(ISNUMBER([.AO472]); [.AO472]*0.0035; &quot;&quot;)">
            <text:p/>
          </table:table-cell>
          <table:table-cell table:style-name="ce224" table:formula="of:=IF(ISBLANK([.P472]); &quot;&quot; ; [.O472]*[.P472])">
            <text:p/>
          </table:table-cell>
          <table:table-cell table:formula="of:=IF(ISNUMBER([.AQ472]); [.AQ472]*0.0035; &quot;&quot;)">
            <text:p/>
          </table:table-cell>
          <table:table-cell table:number-columns-repeated="20"/>
        </table:table-row>
        <table:table-row table:style-name="ro2">
          <table:table-cell office:value-type="float" office:value="471" calcext:value-type="float">
            <text:p>47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3]=&quot;Long&quot;; [.K473]-[Overview.$C$4]/[.J473]; IF([.F473]=&quot;Short&quot;; [.K473]+[Overview.$C$4]/[.J473]; &quot;&quot;)); &quot;&quot;)">
            <text:p/>
          </table:table-cell>
          <table:table-cell table:style-name="ce157" table:formula="of:=IFERROR(ABS([.L473]-[.K473])*[.J473]; &quot;&quot;)">
            <text:p/>
          </table:table-cell>
          <table:table-cell table:style-name="ce289" table:formula="of:=IFERROR(IF([.F473]=&quot;Long&quot;; [.K473]+[Overview.$C$4]/[.J473]*[Overview.$C$6]; IF([.F473]=&quot;Short&quot;; [.K473]-[Overview.$C$4]/[.J473]*[Overview.$C$6]; &quot;&quot;)); &quot;&quot;)">
            <text:p/>
          </table:table-cell>
          <table:table-cell table:style-name="ce152"/>
          <table:table-cell table:number-columns-repeated="2"/>
          <table:table-cell table:formula="of:=IFERROR([.S473]/[.M473]; &quot;&quot;)">
            <text:p/>
          </table:table-cell>
          <table:table-cell table:formula="of:=IFERROR(IF(AND([.F473]=&quot;Long&quot;; [.O473]=[.J473]); [.J473]*([.P473]-[.K473]); IF(AND([.F473]=&quot;Short&quot;; [.O473]=[.J473]); [.J473]*([.K473]-[.P473]); &quot;&quot;)); &quot;&quot;)">
            <text:p/>
          </table:table-cell>
          <table:table-cell table:formula="of:=IF(ISNUMBER([.S473]); IF([.S473]&gt;0; &quot;Win&quot;; &quot;Loss&quot;);&quot;&quot;)">
            <text:p/>
          </table:table-cell>
          <table:table-cell table:formula="of:=IF([.Q473]=&quot;&quot;; &quot;&quot;; CONCATENATE(DATEDIF([.I473];[.Q473];&quot;d&quot;); IF(DATEDIF([.I473];[.Q473];&quot;d&quot;)&gt;1; &quot; Days&quot;; &quot; Day&quot;)))">
            <text:p/>
          </table:table-cell>
          <table:table-cell table:content-validation-name="val12"/>
          <table:table-cell table:number-columns-repeated="2"/>
          <table:table-cell table:style-name="ce196"/>
          <table:table-cell table:style-name="ce205" table:formula="of:=IFERROR(IF(ISBLANK([.Y473]); &quot;&quot;; IF([.$F473]=&quot;Long&quot;; ([.Y473]-[.$K473])*[.$J473]/[.$M473]; ([.$K473]-[.Y473])*[.$J473]/[.$M473])-[.$R473]); &quot;&quot;)">
            <text:p/>
          </table:table-cell>
          <table:table-cell table:style-name="Default"/>
          <table:table-cell table:style-name="ce205" table:formula="of:=IFERROR(IF(ISBLANK([.AA473]); &quot;&quot;; IF([.$F473]=&quot;Long&quot;; ([.AA473]-[.$K473])*[.$J473]/[.$M473]; ([.$K473]-[.AA473])*[.$J473]/[.$M473])-[.$R473]); &quot;&quot;)">
            <text:p/>
          </table:table-cell>
          <table:table-cell table:style-name="Default"/>
          <table:table-cell table:style-name="ce205" table:formula="of:=IFERROR(IF(ISBLANK([.AC473]); &quot;&quot;; IF([.$F473]=&quot;Long&quot;; ([.AC473]-[.$K473])*[.$J473]/[.$M473]; ([.$K473]-[.AC473])*[.$J473]/[.$M473])-[.$R473]); &quot;&quot;)">
            <text:p/>
          </table:table-cell>
          <table:table-cell/>
          <table:table-cell table:formula="of:=IF(ISBLANK([.Q473]); &quot;&quot;; DAY([.Q473]))">
            <text:p/>
          </table:table-cell>
          <table:table-cell table:formula="of:=IF(ISBLANK([.I473]); &quot;&quot;; WEEKDAY([.I473]; 2))">
            <text:p/>
          </table:table-cell>
          <table:table-cell table:formula="of:=IF(ISBLANK([.Q473]); &quot;&quot;; WEEKDAY([.Q473]; 2))">
            <text:p/>
          </table:table-cell>
          <table:table-cell table:formula="of:=IF(ISBLANK([.Q473]); &quot;&quot;; WEEKNUM([.Q473]))">
            <text:p/>
          </table:table-cell>
          <table:table-cell table:style-name="ce224" table:formula="of:=IF(ISBLANK([.I473]); &quot;&quot;; MONTH([.I473]))">
            <text:p/>
          </table:table-cell>
          <table:table-cell table:formula="of:=IF(ISBLANK([.Q473]); &quot;&quot;; MONTH([.Q473]))">
            <text:p/>
          </table:table-cell>
          <table:table-cell table:formula="of:=IF(OR(ISBLANK([.I473]); ISBLANK([.Q473])); &quot;&quot;; IFERROR(DATEDIF([.I473];[.Q473];&quot;d&quot;); &quot;&quot;))">
            <text:p/>
          </table:table-cell>
          <table:table-cell table:style-name="ce286" table:formula="of:=IF(ISBLANK([.P473]); &quot;&quot;; SUM([.$R$3:.R473]))">
            <text:p/>
          </table:table-cell>
          <table:table-cell table:style-name="ce286" table:formula="of:=IF(ISBLANK([.P473]); &quot;&quot;; SUM([.$S$3:.S473]))">
            <text:p/>
          </table:table-cell>
          <table:table-cell table:formula="of:=IF(ISBLANK([.K473]); &quot;&quot;; [.J473]*[.K473])">
            <text:p/>
          </table:table-cell>
          <table:table-cell table:formula="of:=IF(ISNUMBER([.AO473]); [.AO473]*0.0035; &quot;&quot;)">
            <text:p/>
          </table:table-cell>
          <table:table-cell table:style-name="ce224" table:formula="of:=IF(ISBLANK([.P473]); &quot;&quot; ; [.O473]*[.P473])">
            <text:p/>
          </table:table-cell>
          <table:table-cell table:formula="of:=IF(ISNUMBER([.AQ473]); [.AQ473]*0.0035; &quot;&quot;)">
            <text:p/>
          </table:table-cell>
          <table:table-cell table:number-columns-repeated="20"/>
        </table:table-row>
        <table:table-row table:style-name="ro2">
          <table:table-cell office:value-type="float" office:value="472" calcext:value-type="float">
            <text:p>47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4]=&quot;Long&quot;; [.K474]-[Overview.$C$4]/[.J474]; IF([.F474]=&quot;Short&quot;; [.K474]+[Overview.$C$4]/[.J474]; &quot;&quot;)); &quot;&quot;)">
            <text:p/>
          </table:table-cell>
          <table:table-cell table:style-name="ce157" table:formula="of:=IFERROR(ABS([.L474]-[.K474])*[.J474]; &quot;&quot;)">
            <text:p/>
          </table:table-cell>
          <table:table-cell table:style-name="ce289" table:formula="of:=IFERROR(IF([.F474]=&quot;Long&quot;; [.K474]+[Overview.$C$4]/[.J474]*[Overview.$C$6]; IF([.F474]=&quot;Short&quot;; [.K474]-[Overview.$C$4]/[.J474]*[Overview.$C$6]; &quot;&quot;)); &quot;&quot;)">
            <text:p/>
          </table:table-cell>
          <table:table-cell table:style-name="ce152"/>
          <table:table-cell table:number-columns-repeated="2"/>
          <table:table-cell table:formula="of:=IFERROR([.S474]/[.M474]; &quot;&quot;)">
            <text:p/>
          </table:table-cell>
          <table:table-cell table:formula="of:=IFERROR(IF(AND([.F474]=&quot;Long&quot;; [.O474]=[.J474]); [.J474]*([.P474]-[.K474]); IF(AND([.F474]=&quot;Short&quot;; [.O474]=[.J474]); [.J474]*([.K474]-[.P474]); &quot;&quot;)); &quot;&quot;)">
            <text:p/>
          </table:table-cell>
          <table:table-cell table:formula="of:=IF(ISNUMBER([.S474]); IF([.S474]&gt;0; &quot;Win&quot;; &quot;Loss&quot;);&quot;&quot;)">
            <text:p/>
          </table:table-cell>
          <table:table-cell table:formula="of:=IF([.Q474]=&quot;&quot;; &quot;&quot;; CONCATENATE(DATEDIF([.I474];[.Q474];&quot;d&quot;); IF(DATEDIF([.I474];[.Q474];&quot;d&quot;)&gt;1; &quot; Days&quot;; &quot; Day&quot;)))">
            <text:p/>
          </table:table-cell>
          <table:table-cell table:content-validation-name="val12"/>
          <table:table-cell table:number-columns-repeated="2"/>
          <table:table-cell table:style-name="ce196"/>
          <table:table-cell table:style-name="ce205" table:formula="of:=IFERROR(IF(ISBLANK([.Y474]); &quot;&quot;; IF([.$F474]=&quot;Long&quot;; ([.Y474]-[.$K474])*[.$J474]/[.$M474]; ([.$K474]-[.Y474])*[.$J474]/[.$M474])-[.$R474]); &quot;&quot;)">
            <text:p/>
          </table:table-cell>
          <table:table-cell table:style-name="Default"/>
          <table:table-cell table:style-name="ce205" table:formula="of:=IFERROR(IF(ISBLANK([.AA474]); &quot;&quot;; IF([.$F474]=&quot;Long&quot;; ([.AA474]-[.$K474])*[.$J474]/[.$M474]; ([.$K474]-[.AA474])*[.$J474]/[.$M474])-[.$R474]); &quot;&quot;)">
            <text:p/>
          </table:table-cell>
          <table:table-cell table:style-name="Default"/>
          <table:table-cell table:style-name="ce205" table:formula="of:=IFERROR(IF(ISBLANK([.AC474]); &quot;&quot;; IF([.$F474]=&quot;Long&quot;; ([.AC474]-[.$K474])*[.$J474]/[.$M474]; ([.$K474]-[.AC474])*[.$J474]/[.$M474])-[.$R474]); &quot;&quot;)">
            <text:p/>
          </table:table-cell>
          <table:table-cell/>
          <table:table-cell table:formula="of:=IF(ISBLANK([.Q474]); &quot;&quot;; DAY([.Q474]))">
            <text:p/>
          </table:table-cell>
          <table:table-cell table:formula="of:=IF(ISBLANK([.I474]); &quot;&quot;; WEEKDAY([.I474]; 2))">
            <text:p/>
          </table:table-cell>
          <table:table-cell table:formula="of:=IF(ISBLANK([.Q474]); &quot;&quot;; WEEKDAY([.Q474]; 2))">
            <text:p/>
          </table:table-cell>
          <table:table-cell table:formula="of:=IF(ISBLANK([.Q474]); &quot;&quot;; WEEKNUM([.Q474]))">
            <text:p/>
          </table:table-cell>
          <table:table-cell table:style-name="ce224" table:formula="of:=IF(ISBLANK([.I474]); &quot;&quot;; MONTH([.I474]))">
            <text:p/>
          </table:table-cell>
          <table:table-cell table:formula="of:=IF(ISBLANK([.Q474]); &quot;&quot;; MONTH([.Q474]))">
            <text:p/>
          </table:table-cell>
          <table:table-cell table:formula="of:=IF(OR(ISBLANK([.I474]); ISBLANK([.Q474])); &quot;&quot;; IFERROR(DATEDIF([.I474];[.Q474];&quot;d&quot;); &quot;&quot;))">
            <text:p/>
          </table:table-cell>
          <table:table-cell table:style-name="ce286" table:formula="of:=IF(ISBLANK([.P474]); &quot;&quot;; SUM([.$R$3:.R474]))">
            <text:p/>
          </table:table-cell>
          <table:table-cell table:style-name="ce286" table:formula="of:=IF(ISBLANK([.P474]); &quot;&quot;; SUM([.$S$3:.S474]))">
            <text:p/>
          </table:table-cell>
          <table:table-cell table:formula="of:=IF(ISBLANK([.K474]); &quot;&quot;; [.J474]*[.K474])">
            <text:p/>
          </table:table-cell>
          <table:table-cell table:formula="of:=IF(ISNUMBER([.AO474]); [.AO474]*0.0035; &quot;&quot;)">
            <text:p/>
          </table:table-cell>
          <table:table-cell table:style-name="ce224" table:formula="of:=IF(ISBLANK([.P474]); &quot;&quot; ; [.O474]*[.P474])">
            <text:p/>
          </table:table-cell>
          <table:table-cell table:formula="of:=IF(ISNUMBER([.AQ474]); [.AQ474]*0.0035; &quot;&quot;)">
            <text:p/>
          </table:table-cell>
          <table:table-cell table:number-columns-repeated="20"/>
        </table:table-row>
        <table:table-row table:style-name="ro2">
          <table:table-cell office:value-type="float" office:value="473" calcext:value-type="float">
            <text:p>47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5]=&quot;Long&quot;; [.K475]-[Overview.$C$4]/[.J475]; IF([.F475]=&quot;Short&quot;; [.K475]+[Overview.$C$4]/[.J475]; &quot;&quot;)); &quot;&quot;)">
            <text:p/>
          </table:table-cell>
          <table:table-cell table:style-name="ce157" table:formula="of:=IFERROR(ABS([.L475]-[.K475])*[.J475]; &quot;&quot;)">
            <text:p/>
          </table:table-cell>
          <table:table-cell table:style-name="ce289" table:formula="of:=IFERROR(IF([.F475]=&quot;Long&quot;; [.K475]+[Overview.$C$4]/[.J475]*[Overview.$C$6]; IF([.F475]=&quot;Short&quot;; [.K475]-[Overview.$C$4]/[.J475]*[Overview.$C$6]; &quot;&quot;)); &quot;&quot;)">
            <text:p/>
          </table:table-cell>
          <table:table-cell table:style-name="ce152"/>
          <table:table-cell table:number-columns-repeated="2"/>
          <table:table-cell table:formula="of:=IFERROR([.S475]/[.M475]; &quot;&quot;)">
            <text:p/>
          </table:table-cell>
          <table:table-cell table:formula="of:=IFERROR(IF(AND([.F475]=&quot;Long&quot;; [.O475]=[.J475]); [.J475]*([.P475]-[.K475]); IF(AND([.F475]=&quot;Short&quot;; [.O475]=[.J475]); [.J475]*([.K475]-[.P475]); &quot;&quot;)); &quot;&quot;)">
            <text:p/>
          </table:table-cell>
          <table:table-cell table:formula="of:=IF(ISNUMBER([.S475]); IF([.S475]&gt;0; &quot;Win&quot;; &quot;Loss&quot;);&quot;&quot;)">
            <text:p/>
          </table:table-cell>
          <table:table-cell table:formula="of:=IF([.Q475]=&quot;&quot;; &quot;&quot;; CONCATENATE(DATEDIF([.I475];[.Q475];&quot;d&quot;); IF(DATEDIF([.I475];[.Q475];&quot;d&quot;)&gt;1; &quot; Days&quot;; &quot; Day&quot;)))">
            <text:p/>
          </table:table-cell>
          <table:table-cell table:content-validation-name="val12"/>
          <table:table-cell table:number-columns-repeated="2"/>
          <table:table-cell table:style-name="ce196"/>
          <table:table-cell table:style-name="ce205" table:formula="of:=IFERROR(IF(ISBLANK([.Y475]); &quot;&quot;; IF([.$F475]=&quot;Long&quot;; ([.Y475]-[.$K475])*[.$J475]/[.$M475]; ([.$K475]-[.Y475])*[.$J475]/[.$M475])-[.$R475]); &quot;&quot;)">
            <text:p/>
          </table:table-cell>
          <table:table-cell table:style-name="Default"/>
          <table:table-cell table:style-name="ce205" table:formula="of:=IFERROR(IF(ISBLANK([.AA475]); &quot;&quot;; IF([.$F475]=&quot;Long&quot;; ([.AA475]-[.$K475])*[.$J475]/[.$M475]; ([.$K475]-[.AA475])*[.$J475]/[.$M475])-[.$R475]); &quot;&quot;)">
            <text:p/>
          </table:table-cell>
          <table:table-cell table:style-name="Default"/>
          <table:table-cell table:style-name="ce205" table:formula="of:=IFERROR(IF(ISBLANK([.AC475]); &quot;&quot;; IF([.$F475]=&quot;Long&quot;; ([.AC475]-[.$K475])*[.$J475]/[.$M475]; ([.$K475]-[.AC475])*[.$J475]/[.$M475])-[.$R475]); &quot;&quot;)">
            <text:p/>
          </table:table-cell>
          <table:table-cell/>
          <table:table-cell table:formula="of:=IF(ISBLANK([.Q475]); &quot;&quot;; DAY([.Q475]))">
            <text:p/>
          </table:table-cell>
          <table:table-cell table:formula="of:=IF(ISBLANK([.I475]); &quot;&quot;; WEEKDAY([.I475]; 2))">
            <text:p/>
          </table:table-cell>
          <table:table-cell table:formula="of:=IF(ISBLANK([.Q475]); &quot;&quot;; WEEKDAY([.Q475]; 2))">
            <text:p/>
          </table:table-cell>
          <table:table-cell table:formula="of:=IF(ISBLANK([.Q475]); &quot;&quot;; WEEKNUM([.Q475]))">
            <text:p/>
          </table:table-cell>
          <table:table-cell table:style-name="ce224" table:formula="of:=IF(ISBLANK([.I475]); &quot;&quot;; MONTH([.I475]))">
            <text:p/>
          </table:table-cell>
          <table:table-cell table:formula="of:=IF(ISBLANK([.Q475]); &quot;&quot;; MONTH([.Q475]))">
            <text:p/>
          </table:table-cell>
          <table:table-cell table:formula="of:=IF(OR(ISBLANK([.I475]); ISBLANK([.Q475])); &quot;&quot;; IFERROR(DATEDIF([.I475];[.Q475];&quot;d&quot;); &quot;&quot;))">
            <text:p/>
          </table:table-cell>
          <table:table-cell table:style-name="ce286" table:formula="of:=IF(ISBLANK([.P475]); &quot;&quot;; SUM([.$R$3:.R475]))">
            <text:p/>
          </table:table-cell>
          <table:table-cell table:style-name="ce286" table:formula="of:=IF(ISBLANK([.P475]); &quot;&quot;; SUM([.$S$3:.S475]))">
            <text:p/>
          </table:table-cell>
          <table:table-cell table:formula="of:=IF(ISBLANK([.K475]); &quot;&quot;; [.J475]*[.K475])">
            <text:p/>
          </table:table-cell>
          <table:table-cell table:formula="of:=IF(ISNUMBER([.AO475]); [.AO475]*0.0035; &quot;&quot;)">
            <text:p/>
          </table:table-cell>
          <table:table-cell table:style-name="ce224" table:formula="of:=IF(ISBLANK([.P475]); &quot;&quot; ; [.O475]*[.P475])">
            <text:p/>
          </table:table-cell>
          <table:table-cell table:formula="of:=IF(ISNUMBER([.AQ475]); [.AQ475]*0.0035; &quot;&quot;)">
            <text:p/>
          </table:table-cell>
          <table:table-cell table:number-columns-repeated="20"/>
        </table:table-row>
        <table:table-row table:style-name="ro2">
          <table:table-cell office:value-type="float" office:value="474" calcext:value-type="float">
            <text:p>47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6]=&quot;Long&quot;; [.K476]-[Overview.$C$4]/[.J476]; IF([.F476]=&quot;Short&quot;; [.K476]+[Overview.$C$4]/[.J476]; &quot;&quot;)); &quot;&quot;)">
            <text:p/>
          </table:table-cell>
          <table:table-cell table:style-name="ce157" table:formula="of:=IFERROR(ABS([.L476]-[.K476])*[.J476]; &quot;&quot;)">
            <text:p/>
          </table:table-cell>
          <table:table-cell table:style-name="ce289" table:formula="of:=IFERROR(IF([.F476]=&quot;Long&quot;; [.K476]+[Overview.$C$4]/[.J476]*[Overview.$C$6]; IF([.F476]=&quot;Short&quot;; [.K476]-[Overview.$C$4]/[.J476]*[Overview.$C$6]; &quot;&quot;)); &quot;&quot;)">
            <text:p/>
          </table:table-cell>
          <table:table-cell table:style-name="ce152"/>
          <table:table-cell table:number-columns-repeated="2"/>
          <table:table-cell table:formula="of:=IFERROR([.S476]/[.M476]; &quot;&quot;)">
            <text:p/>
          </table:table-cell>
          <table:table-cell table:formula="of:=IFERROR(IF(AND([.F476]=&quot;Long&quot;; [.O476]=[.J476]); [.J476]*([.P476]-[.K476]); IF(AND([.F476]=&quot;Short&quot;; [.O476]=[.J476]); [.J476]*([.K476]-[.P476]); &quot;&quot;)); &quot;&quot;)">
            <text:p/>
          </table:table-cell>
          <table:table-cell table:formula="of:=IF(ISNUMBER([.S476]); IF([.S476]&gt;0; &quot;Win&quot;; &quot;Loss&quot;);&quot;&quot;)">
            <text:p/>
          </table:table-cell>
          <table:table-cell table:formula="of:=IF([.Q476]=&quot;&quot;; &quot;&quot;; CONCATENATE(DATEDIF([.I476];[.Q476];&quot;d&quot;); IF(DATEDIF([.I476];[.Q476];&quot;d&quot;)&gt;1; &quot; Days&quot;; &quot; Day&quot;)))">
            <text:p/>
          </table:table-cell>
          <table:table-cell table:content-validation-name="val12"/>
          <table:table-cell table:number-columns-repeated="2"/>
          <table:table-cell table:style-name="ce196"/>
          <table:table-cell table:style-name="ce205" table:formula="of:=IFERROR(IF(ISBLANK([.Y476]); &quot;&quot;; IF([.$F476]=&quot;Long&quot;; ([.Y476]-[.$K476])*[.$J476]/[.$M476]; ([.$K476]-[.Y476])*[.$J476]/[.$M476])-[.$R476]); &quot;&quot;)">
            <text:p/>
          </table:table-cell>
          <table:table-cell table:style-name="Default"/>
          <table:table-cell table:style-name="ce205" table:formula="of:=IFERROR(IF(ISBLANK([.AA476]); &quot;&quot;; IF([.$F476]=&quot;Long&quot;; ([.AA476]-[.$K476])*[.$J476]/[.$M476]; ([.$K476]-[.AA476])*[.$J476]/[.$M476])-[.$R476]); &quot;&quot;)">
            <text:p/>
          </table:table-cell>
          <table:table-cell table:style-name="Default"/>
          <table:table-cell table:style-name="ce205" table:formula="of:=IFERROR(IF(ISBLANK([.AC476]); &quot;&quot;; IF([.$F476]=&quot;Long&quot;; ([.AC476]-[.$K476])*[.$J476]/[.$M476]; ([.$K476]-[.AC476])*[.$J476]/[.$M476])-[.$R476]); &quot;&quot;)">
            <text:p/>
          </table:table-cell>
          <table:table-cell/>
          <table:table-cell table:formula="of:=IF(ISBLANK([.Q476]); &quot;&quot;; DAY([.Q476]))">
            <text:p/>
          </table:table-cell>
          <table:table-cell table:formula="of:=IF(ISBLANK([.I476]); &quot;&quot;; WEEKDAY([.I476]; 2))">
            <text:p/>
          </table:table-cell>
          <table:table-cell table:formula="of:=IF(ISBLANK([.Q476]); &quot;&quot;; WEEKDAY([.Q476]; 2))">
            <text:p/>
          </table:table-cell>
          <table:table-cell table:formula="of:=IF(ISBLANK([.Q476]); &quot;&quot;; WEEKNUM([.Q476]))">
            <text:p/>
          </table:table-cell>
          <table:table-cell table:style-name="ce224" table:formula="of:=IF(ISBLANK([.I476]); &quot;&quot;; MONTH([.I476]))">
            <text:p/>
          </table:table-cell>
          <table:table-cell table:formula="of:=IF(ISBLANK([.Q476]); &quot;&quot;; MONTH([.Q476]))">
            <text:p/>
          </table:table-cell>
          <table:table-cell table:formula="of:=IF(OR(ISBLANK([.I476]); ISBLANK([.Q476])); &quot;&quot;; IFERROR(DATEDIF([.I476];[.Q476];&quot;d&quot;); &quot;&quot;))">
            <text:p/>
          </table:table-cell>
          <table:table-cell table:style-name="ce286" table:formula="of:=IF(ISBLANK([.P476]); &quot;&quot;; SUM([.$R$3:.R476]))">
            <text:p/>
          </table:table-cell>
          <table:table-cell table:style-name="ce286" table:formula="of:=IF(ISBLANK([.P476]); &quot;&quot;; SUM([.$S$3:.S476]))">
            <text:p/>
          </table:table-cell>
          <table:table-cell table:formula="of:=IF(ISBLANK([.K476]); &quot;&quot;; [.J476]*[.K476])">
            <text:p/>
          </table:table-cell>
          <table:table-cell table:formula="of:=IF(ISNUMBER([.AO476]); [.AO476]*0.0035; &quot;&quot;)">
            <text:p/>
          </table:table-cell>
          <table:table-cell table:style-name="ce224" table:formula="of:=IF(ISBLANK([.P476]); &quot;&quot; ; [.O476]*[.P476])">
            <text:p/>
          </table:table-cell>
          <table:table-cell table:formula="of:=IF(ISNUMBER([.AQ476]); [.AQ476]*0.0035; &quot;&quot;)">
            <text:p/>
          </table:table-cell>
          <table:table-cell table:number-columns-repeated="20"/>
        </table:table-row>
        <table:table-row table:style-name="ro2">
          <table:table-cell office:value-type="float" office:value="475" calcext:value-type="float">
            <text:p>47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7]=&quot;Long&quot;; [.K477]-[Overview.$C$4]/[.J477]; IF([.F477]=&quot;Short&quot;; [.K477]+[Overview.$C$4]/[.J477]; &quot;&quot;)); &quot;&quot;)">
            <text:p/>
          </table:table-cell>
          <table:table-cell table:style-name="ce157" table:formula="of:=IFERROR(ABS([.L477]-[.K477])*[.J477]; &quot;&quot;)">
            <text:p/>
          </table:table-cell>
          <table:table-cell table:style-name="ce289" table:formula="of:=IFERROR(IF([.F477]=&quot;Long&quot;; [.K477]+[Overview.$C$4]/[.J477]*[Overview.$C$6]; IF([.F477]=&quot;Short&quot;; [.K477]-[Overview.$C$4]/[.J477]*[Overview.$C$6]; &quot;&quot;)); &quot;&quot;)">
            <text:p/>
          </table:table-cell>
          <table:table-cell table:style-name="ce152"/>
          <table:table-cell table:number-columns-repeated="2"/>
          <table:table-cell table:formula="of:=IFERROR([.S477]/[.M477]; &quot;&quot;)">
            <text:p/>
          </table:table-cell>
          <table:table-cell table:formula="of:=IFERROR(IF(AND([.F477]=&quot;Long&quot;; [.O477]=[.J477]); [.J477]*([.P477]-[.K477]); IF(AND([.F477]=&quot;Short&quot;; [.O477]=[.J477]); [.J477]*([.K477]-[.P477]); &quot;&quot;)); &quot;&quot;)">
            <text:p/>
          </table:table-cell>
          <table:table-cell table:formula="of:=IF(ISNUMBER([.S477]); IF([.S477]&gt;0; &quot;Win&quot;; &quot;Loss&quot;);&quot;&quot;)">
            <text:p/>
          </table:table-cell>
          <table:table-cell table:formula="of:=IF([.Q477]=&quot;&quot;; &quot;&quot;; CONCATENATE(DATEDIF([.I477];[.Q477];&quot;d&quot;); IF(DATEDIF([.I477];[.Q477];&quot;d&quot;)&gt;1; &quot; Days&quot;; &quot; Day&quot;)))">
            <text:p/>
          </table:table-cell>
          <table:table-cell table:content-validation-name="val12"/>
          <table:table-cell table:number-columns-repeated="2"/>
          <table:table-cell table:style-name="ce196"/>
          <table:table-cell table:style-name="ce205" table:formula="of:=IFERROR(IF(ISBLANK([.Y477]); &quot;&quot;; IF([.$F477]=&quot;Long&quot;; ([.Y477]-[.$K477])*[.$J477]/[.$M477]; ([.$K477]-[.Y477])*[.$J477]/[.$M477])-[.$R477]); &quot;&quot;)">
            <text:p/>
          </table:table-cell>
          <table:table-cell table:style-name="Default"/>
          <table:table-cell table:style-name="ce205" table:formula="of:=IFERROR(IF(ISBLANK([.AA477]); &quot;&quot;; IF([.$F477]=&quot;Long&quot;; ([.AA477]-[.$K477])*[.$J477]/[.$M477]; ([.$K477]-[.AA477])*[.$J477]/[.$M477])-[.$R477]); &quot;&quot;)">
            <text:p/>
          </table:table-cell>
          <table:table-cell table:style-name="Default"/>
          <table:table-cell table:style-name="ce205" table:formula="of:=IFERROR(IF(ISBLANK([.AC477]); &quot;&quot;; IF([.$F477]=&quot;Long&quot;; ([.AC477]-[.$K477])*[.$J477]/[.$M477]; ([.$K477]-[.AC477])*[.$J477]/[.$M477])-[.$R477]); &quot;&quot;)">
            <text:p/>
          </table:table-cell>
          <table:table-cell/>
          <table:table-cell table:formula="of:=IF(ISBLANK([.Q477]); &quot;&quot;; DAY([.Q477]))">
            <text:p/>
          </table:table-cell>
          <table:table-cell table:formula="of:=IF(ISBLANK([.I477]); &quot;&quot;; WEEKDAY([.I477]; 2))">
            <text:p/>
          </table:table-cell>
          <table:table-cell table:formula="of:=IF(ISBLANK([.Q477]); &quot;&quot;; WEEKDAY([.Q477]; 2))">
            <text:p/>
          </table:table-cell>
          <table:table-cell table:formula="of:=IF(ISBLANK([.Q477]); &quot;&quot;; WEEKNUM([.Q477]))">
            <text:p/>
          </table:table-cell>
          <table:table-cell table:style-name="ce224" table:formula="of:=IF(ISBLANK([.I477]); &quot;&quot;; MONTH([.I477]))">
            <text:p/>
          </table:table-cell>
          <table:table-cell table:formula="of:=IF(ISBLANK([.Q477]); &quot;&quot;; MONTH([.Q477]))">
            <text:p/>
          </table:table-cell>
          <table:table-cell table:formula="of:=IF(OR(ISBLANK([.I477]); ISBLANK([.Q477])); &quot;&quot;; IFERROR(DATEDIF([.I477];[.Q477];&quot;d&quot;); &quot;&quot;))">
            <text:p/>
          </table:table-cell>
          <table:table-cell table:style-name="ce286" table:formula="of:=IF(ISBLANK([.P477]); &quot;&quot;; SUM([.$R$3:.R477]))">
            <text:p/>
          </table:table-cell>
          <table:table-cell table:style-name="ce286" table:formula="of:=IF(ISBLANK([.P477]); &quot;&quot;; SUM([.$S$3:.S477]))">
            <text:p/>
          </table:table-cell>
          <table:table-cell table:formula="of:=IF(ISBLANK([.K477]); &quot;&quot;; [.J477]*[.K477])">
            <text:p/>
          </table:table-cell>
          <table:table-cell table:formula="of:=IF(ISNUMBER([.AO477]); [.AO477]*0.0035; &quot;&quot;)">
            <text:p/>
          </table:table-cell>
          <table:table-cell table:style-name="ce224" table:formula="of:=IF(ISBLANK([.P477]); &quot;&quot; ; [.O477]*[.P477])">
            <text:p/>
          </table:table-cell>
          <table:table-cell table:formula="of:=IF(ISNUMBER([.AQ477]); [.AQ477]*0.0035; &quot;&quot;)">
            <text:p/>
          </table:table-cell>
          <table:table-cell table:number-columns-repeated="20"/>
        </table:table-row>
        <table:table-row table:style-name="ro2">
          <table:table-cell office:value-type="float" office:value="476" calcext:value-type="float">
            <text:p>47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8]=&quot;Long&quot;; [.K478]-[Overview.$C$4]/[.J478]; IF([.F478]=&quot;Short&quot;; [.K478]+[Overview.$C$4]/[.J478]; &quot;&quot;)); &quot;&quot;)">
            <text:p/>
          </table:table-cell>
          <table:table-cell table:style-name="ce157" table:formula="of:=IFERROR(ABS([.L478]-[.K478])*[.J478]; &quot;&quot;)">
            <text:p/>
          </table:table-cell>
          <table:table-cell table:style-name="ce289" table:formula="of:=IFERROR(IF([.F478]=&quot;Long&quot;; [.K478]+[Overview.$C$4]/[.J478]*[Overview.$C$6]; IF([.F478]=&quot;Short&quot;; [.K478]-[Overview.$C$4]/[.J478]*[Overview.$C$6]; &quot;&quot;)); &quot;&quot;)">
            <text:p/>
          </table:table-cell>
          <table:table-cell table:style-name="ce152"/>
          <table:table-cell table:number-columns-repeated="2"/>
          <table:table-cell table:formula="of:=IFERROR([.S478]/[.M478]; &quot;&quot;)">
            <text:p/>
          </table:table-cell>
          <table:table-cell table:formula="of:=IFERROR(IF(AND([.F478]=&quot;Long&quot;; [.O478]=[.J478]); [.J478]*([.P478]-[.K478]); IF(AND([.F478]=&quot;Short&quot;; [.O478]=[.J478]); [.J478]*([.K478]-[.P478]); &quot;&quot;)); &quot;&quot;)">
            <text:p/>
          </table:table-cell>
          <table:table-cell table:formula="of:=IF(ISNUMBER([.S478]); IF([.S478]&gt;0; &quot;Win&quot;; &quot;Loss&quot;);&quot;&quot;)">
            <text:p/>
          </table:table-cell>
          <table:table-cell table:formula="of:=IF([.Q478]=&quot;&quot;; &quot;&quot;; CONCATENATE(DATEDIF([.I478];[.Q478];&quot;d&quot;); IF(DATEDIF([.I478];[.Q478];&quot;d&quot;)&gt;1; &quot; Days&quot;; &quot; Day&quot;)))">
            <text:p/>
          </table:table-cell>
          <table:table-cell table:content-validation-name="val12"/>
          <table:table-cell table:number-columns-repeated="2"/>
          <table:table-cell table:style-name="ce196"/>
          <table:table-cell table:style-name="ce205" table:formula="of:=IFERROR(IF(ISBLANK([.Y478]); &quot;&quot;; IF([.$F478]=&quot;Long&quot;; ([.Y478]-[.$K478])*[.$J478]/[.$M478]; ([.$K478]-[.Y478])*[.$J478]/[.$M478])-[.$R478]); &quot;&quot;)">
            <text:p/>
          </table:table-cell>
          <table:table-cell table:style-name="Default"/>
          <table:table-cell table:style-name="ce205" table:formula="of:=IFERROR(IF(ISBLANK([.AA478]); &quot;&quot;; IF([.$F478]=&quot;Long&quot;; ([.AA478]-[.$K478])*[.$J478]/[.$M478]; ([.$K478]-[.AA478])*[.$J478]/[.$M478])-[.$R478]); &quot;&quot;)">
            <text:p/>
          </table:table-cell>
          <table:table-cell table:style-name="Default"/>
          <table:table-cell table:style-name="ce205" table:formula="of:=IFERROR(IF(ISBLANK([.AC478]); &quot;&quot;; IF([.$F478]=&quot;Long&quot;; ([.AC478]-[.$K478])*[.$J478]/[.$M478]; ([.$K478]-[.AC478])*[.$J478]/[.$M478])-[.$R478]); &quot;&quot;)">
            <text:p/>
          </table:table-cell>
          <table:table-cell/>
          <table:table-cell table:formula="of:=IF(ISBLANK([.Q478]); &quot;&quot;; DAY([.Q478]))">
            <text:p/>
          </table:table-cell>
          <table:table-cell table:formula="of:=IF(ISBLANK([.I478]); &quot;&quot;; WEEKDAY([.I478]; 2))">
            <text:p/>
          </table:table-cell>
          <table:table-cell table:formula="of:=IF(ISBLANK([.Q478]); &quot;&quot;; WEEKDAY([.Q478]; 2))">
            <text:p/>
          </table:table-cell>
          <table:table-cell table:formula="of:=IF(ISBLANK([.Q478]); &quot;&quot;; WEEKNUM([.Q478]))">
            <text:p/>
          </table:table-cell>
          <table:table-cell table:style-name="ce224" table:formula="of:=IF(ISBLANK([.I478]); &quot;&quot;; MONTH([.I478]))">
            <text:p/>
          </table:table-cell>
          <table:table-cell table:formula="of:=IF(ISBLANK([.Q478]); &quot;&quot;; MONTH([.Q478]))">
            <text:p/>
          </table:table-cell>
          <table:table-cell table:formula="of:=IF(OR(ISBLANK([.I478]); ISBLANK([.Q478])); &quot;&quot;; IFERROR(DATEDIF([.I478];[.Q478];&quot;d&quot;); &quot;&quot;))">
            <text:p/>
          </table:table-cell>
          <table:table-cell table:style-name="ce286" table:formula="of:=IF(ISBLANK([.P478]); &quot;&quot;; SUM([.$R$3:.R478]))">
            <text:p/>
          </table:table-cell>
          <table:table-cell table:style-name="ce286" table:formula="of:=IF(ISBLANK([.P478]); &quot;&quot;; SUM([.$S$3:.S478]))">
            <text:p/>
          </table:table-cell>
          <table:table-cell table:formula="of:=IF(ISBLANK([.K478]); &quot;&quot;; [.J478]*[.K478])">
            <text:p/>
          </table:table-cell>
          <table:table-cell table:formula="of:=IF(ISNUMBER([.AO478]); [.AO478]*0.0035; &quot;&quot;)">
            <text:p/>
          </table:table-cell>
          <table:table-cell table:style-name="ce224" table:formula="of:=IF(ISBLANK([.P478]); &quot;&quot; ; [.O478]*[.P478])">
            <text:p/>
          </table:table-cell>
          <table:table-cell table:formula="of:=IF(ISNUMBER([.AQ478]); [.AQ478]*0.0035; &quot;&quot;)">
            <text:p/>
          </table:table-cell>
          <table:table-cell table:number-columns-repeated="20"/>
        </table:table-row>
        <table:table-row table:style-name="ro2">
          <table:table-cell office:value-type="float" office:value="477" calcext:value-type="float">
            <text:p>47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79]=&quot;Long&quot;; [.K479]-[Overview.$C$4]/[.J479]; IF([.F479]=&quot;Short&quot;; [.K479]+[Overview.$C$4]/[.J479]; &quot;&quot;)); &quot;&quot;)">
            <text:p/>
          </table:table-cell>
          <table:table-cell table:style-name="ce157" table:formula="of:=IFERROR(ABS([.L479]-[.K479])*[.J479]; &quot;&quot;)">
            <text:p/>
          </table:table-cell>
          <table:table-cell table:style-name="ce289" table:formula="of:=IFERROR(IF([.F479]=&quot;Long&quot;; [.K479]+[Overview.$C$4]/[.J479]*[Overview.$C$6]; IF([.F479]=&quot;Short&quot;; [.K479]-[Overview.$C$4]/[.J479]*[Overview.$C$6]; &quot;&quot;)); &quot;&quot;)">
            <text:p/>
          </table:table-cell>
          <table:table-cell table:style-name="ce152"/>
          <table:table-cell table:number-columns-repeated="2"/>
          <table:table-cell table:formula="of:=IFERROR([.S479]/[.M479]; &quot;&quot;)">
            <text:p/>
          </table:table-cell>
          <table:table-cell table:formula="of:=IFERROR(IF(AND([.F479]=&quot;Long&quot;; [.O479]=[.J479]); [.J479]*([.P479]-[.K479]); IF(AND([.F479]=&quot;Short&quot;; [.O479]=[.J479]); [.J479]*([.K479]-[.P479]); &quot;&quot;)); &quot;&quot;)">
            <text:p/>
          </table:table-cell>
          <table:table-cell table:formula="of:=IF(ISNUMBER([.S479]); IF([.S479]&gt;0; &quot;Win&quot;; &quot;Loss&quot;);&quot;&quot;)">
            <text:p/>
          </table:table-cell>
          <table:table-cell table:formula="of:=IF([.Q479]=&quot;&quot;; &quot;&quot;; CONCATENATE(DATEDIF([.I479];[.Q479];&quot;d&quot;); IF(DATEDIF([.I479];[.Q479];&quot;d&quot;)&gt;1; &quot; Days&quot;; &quot; Day&quot;)))">
            <text:p/>
          </table:table-cell>
          <table:table-cell table:content-validation-name="val12"/>
          <table:table-cell table:number-columns-repeated="2"/>
          <table:table-cell table:style-name="ce196"/>
          <table:table-cell table:style-name="ce205" table:formula="of:=IFERROR(IF(ISBLANK([.Y479]); &quot;&quot;; IF([.$F479]=&quot;Long&quot;; ([.Y479]-[.$K479])*[.$J479]/[.$M479]; ([.$K479]-[.Y479])*[.$J479]/[.$M479])-[.$R479]); &quot;&quot;)">
            <text:p/>
          </table:table-cell>
          <table:table-cell table:style-name="Default"/>
          <table:table-cell table:style-name="ce205" table:formula="of:=IFERROR(IF(ISBLANK([.AA479]); &quot;&quot;; IF([.$F479]=&quot;Long&quot;; ([.AA479]-[.$K479])*[.$J479]/[.$M479]; ([.$K479]-[.AA479])*[.$J479]/[.$M479])-[.$R479]); &quot;&quot;)">
            <text:p/>
          </table:table-cell>
          <table:table-cell table:style-name="Default"/>
          <table:table-cell table:style-name="ce205" table:formula="of:=IFERROR(IF(ISBLANK([.AC479]); &quot;&quot;; IF([.$F479]=&quot;Long&quot;; ([.AC479]-[.$K479])*[.$J479]/[.$M479]; ([.$K479]-[.AC479])*[.$J479]/[.$M479])-[.$R479]); &quot;&quot;)">
            <text:p/>
          </table:table-cell>
          <table:table-cell/>
          <table:table-cell table:formula="of:=IF(ISBLANK([.Q479]); &quot;&quot;; DAY([.Q479]))">
            <text:p/>
          </table:table-cell>
          <table:table-cell table:formula="of:=IF(ISBLANK([.I479]); &quot;&quot;; WEEKDAY([.I479]; 2))">
            <text:p/>
          </table:table-cell>
          <table:table-cell table:formula="of:=IF(ISBLANK([.Q479]); &quot;&quot;; WEEKDAY([.Q479]; 2))">
            <text:p/>
          </table:table-cell>
          <table:table-cell table:formula="of:=IF(ISBLANK([.Q479]); &quot;&quot;; WEEKNUM([.Q479]))">
            <text:p/>
          </table:table-cell>
          <table:table-cell table:style-name="ce224" table:formula="of:=IF(ISBLANK([.I479]); &quot;&quot;; MONTH([.I479]))">
            <text:p/>
          </table:table-cell>
          <table:table-cell table:formula="of:=IF(ISBLANK([.Q479]); &quot;&quot;; MONTH([.Q479]))">
            <text:p/>
          </table:table-cell>
          <table:table-cell table:formula="of:=IF(OR(ISBLANK([.I479]); ISBLANK([.Q479])); &quot;&quot;; IFERROR(DATEDIF([.I479];[.Q479];&quot;d&quot;); &quot;&quot;))">
            <text:p/>
          </table:table-cell>
          <table:table-cell table:style-name="ce286" table:formula="of:=IF(ISBLANK([.P479]); &quot;&quot;; SUM([.$R$3:.R479]))">
            <text:p/>
          </table:table-cell>
          <table:table-cell table:style-name="ce286" table:formula="of:=IF(ISBLANK([.P479]); &quot;&quot;; SUM([.$S$3:.S479]))">
            <text:p/>
          </table:table-cell>
          <table:table-cell table:formula="of:=IF(ISBLANK([.K479]); &quot;&quot;; [.J479]*[.K479])">
            <text:p/>
          </table:table-cell>
          <table:table-cell table:formula="of:=IF(ISNUMBER([.AO479]); [.AO479]*0.0035; &quot;&quot;)">
            <text:p/>
          </table:table-cell>
          <table:table-cell table:style-name="ce224" table:formula="of:=IF(ISBLANK([.P479]); &quot;&quot; ; [.O479]*[.P479])">
            <text:p/>
          </table:table-cell>
          <table:table-cell table:formula="of:=IF(ISNUMBER([.AQ479]); [.AQ479]*0.0035; &quot;&quot;)">
            <text:p/>
          </table:table-cell>
          <table:table-cell table:number-columns-repeated="20"/>
        </table:table-row>
        <table:table-row table:style-name="ro2">
          <table:table-cell office:value-type="float" office:value="478" calcext:value-type="float">
            <text:p>47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0]=&quot;Long&quot;; [.K480]-[Overview.$C$4]/[.J480]; IF([.F480]=&quot;Short&quot;; [.K480]+[Overview.$C$4]/[.J480]; &quot;&quot;)); &quot;&quot;)">
            <text:p/>
          </table:table-cell>
          <table:table-cell table:style-name="ce157" table:formula="of:=IFERROR(ABS([.L480]-[.K480])*[.J480]; &quot;&quot;)">
            <text:p/>
          </table:table-cell>
          <table:table-cell table:style-name="ce289" table:formula="of:=IFERROR(IF([.F480]=&quot;Long&quot;; [.K480]+[Overview.$C$4]/[.J480]*[Overview.$C$6]; IF([.F480]=&quot;Short&quot;; [.K480]-[Overview.$C$4]/[.J480]*[Overview.$C$6]; &quot;&quot;)); &quot;&quot;)">
            <text:p/>
          </table:table-cell>
          <table:table-cell table:style-name="ce152"/>
          <table:table-cell table:number-columns-repeated="2"/>
          <table:table-cell table:formula="of:=IFERROR([.S480]/[.M480]; &quot;&quot;)">
            <text:p/>
          </table:table-cell>
          <table:table-cell table:formula="of:=IFERROR(IF(AND([.F480]=&quot;Long&quot;; [.O480]=[.J480]); [.J480]*([.P480]-[.K480]); IF(AND([.F480]=&quot;Short&quot;; [.O480]=[.J480]); [.J480]*([.K480]-[.P480]); &quot;&quot;)); &quot;&quot;)">
            <text:p/>
          </table:table-cell>
          <table:table-cell table:formula="of:=IF(ISNUMBER([.S480]); IF([.S480]&gt;0; &quot;Win&quot;; &quot;Loss&quot;);&quot;&quot;)">
            <text:p/>
          </table:table-cell>
          <table:table-cell table:formula="of:=IF([.Q480]=&quot;&quot;; &quot;&quot;; CONCATENATE(DATEDIF([.I480];[.Q480];&quot;d&quot;); IF(DATEDIF([.I480];[.Q480];&quot;d&quot;)&gt;1; &quot; Days&quot;; &quot; Day&quot;)))">
            <text:p/>
          </table:table-cell>
          <table:table-cell table:content-validation-name="val12"/>
          <table:table-cell table:number-columns-repeated="2"/>
          <table:table-cell table:style-name="ce196"/>
          <table:table-cell table:style-name="ce205" table:formula="of:=IFERROR(IF(ISBLANK([.Y480]); &quot;&quot;; IF([.$F480]=&quot;Long&quot;; ([.Y480]-[.$K480])*[.$J480]/[.$M480]; ([.$K480]-[.Y480])*[.$J480]/[.$M480])-[.$R480]); &quot;&quot;)">
            <text:p/>
          </table:table-cell>
          <table:table-cell table:style-name="Default"/>
          <table:table-cell table:style-name="ce205" table:formula="of:=IFERROR(IF(ISBLANK([.AA480]); &quot;&quot;; IF([.$F480]=&quot;Long&quot;; ([.AA480]-[.$K480])*[.$J480]/[.$M480]; ([.$K480]-[.AA480])*[.$J480]/[.$M480])-[.$R480]); &quot;&quot;)">
            <text:p/>
          </table:table-cell>
          <table:table-cell table:style-name="Default"/>
          <table:table-cell table:style-name="ce205" table:formula="of:=IFERROR(IF(ISBLANK([.AC480]); &quot;&quot;; IF([.$F480]=&quot;Long&quot;; ([.AC480]-[.$K480])*[.$J480]/[.$M480]; ([.$K480]-[.AC480])*[.$J480]/[.$M480])-[.$R480]); &quot;&quot;)">
            <text:p/>
          </table:table-cell>
          <table:table-cell/>
          <table:table-cell table:formula="of:=IF(ISBLANK([.Q480]); &quot;&quot;; DAY([.Q480]))">
            <text:p/>
          </table:table-cell>
          <table:table-cell table:formula="of:=IF(ISBLANK([.I480]); &quot;&quot;; WEEKDAY([.I480]; 2))">
            <text:p/>
          </table:table-cell>
          <table:table-cell table:formula="of:=IF(ISBLANK([.Q480]); &quot;&quot;; WEEKDAY([.Q480]; 2))">
            <text:p/>
          </table:table-cell>
          <table:table-cell table:formula="of:=IF(ISBLANK([.Q480]); &quot;&quot;; WEEKNUM([.Q480]))">
            <text:p/>
          </table:table-cell>
          <table:table-cell table:style-name="ce224" table:formula="of:=IF(ISBLANK([.I480]); &quot;&quot;; MONTH([.I480]))">
            <text:p/>
          </table:table-cell>
          <table:table-cell table:formula="of:=IF(ISBLANK([.Q480]); &quot;&quot;; MONTH([.Q480]))">
            <text:p/>
          </table:table-cell>
          <table:table-cell table:formula="of:=IF(OR(ISBLANK([.I480]); ISBLANK([.Q480])); &quot;&quot;; IFERROR(DATEDIF([.I480];[.Q480];&quot;d&quot;); &quot;&quot;))">
            <text:p/>
          </table:table-cell>
          <table:table-cell table:style-name="ce286" table:formula="of:=IF(ISBLANK([.P480]); &quot;&quot;; SUM([.$R$3:.R480]))">
            <text:p/>
          </table:table-cell>
          <table:table-cell table:style-name="ce286" table:formula="of:=IF(ISBLANK([.P480]); &quot;&quot;; SUM([.$S$3:.S480]))">
            <text:p/>
          </table:table-cell>
          <table:table-cell table:formula="of:=IF(ISBLANK([.K480]); &quot;&quot;; [.J480]*[.K480])">
            <text:p/>
          </table:table-cell>
          <table:table-cell table:formula="of:=IF(ISNUMBER([.AO480]); [.AO480]*0.0035; &quot;&quot;)">
            <text:p/>
          </table:table-cell>
          <table:table-cell table:style-name="ce224" table:formula="of:=IF(ISBLANK([.P480]); &quot;&quot; ; [.O480]*[.P480])">
            <text:p/>
          </table:table-cell>
          <table:table-cell table:formula="of:=IF(ISNUMBER([.AQ480]); [.AQ480]*0.0035; &quot;&quot;)">
            <text:p/>
          </table:table-cell>
          <table:table-cell table:number-columns-repeated="20"/>
        </table:table-row>
        <table:table-row table:style-name="ro2">
          <table:table-cell office:value-type="float" office:value="479" calcext:value-type="float">
            <text:p>47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1]=&quot;Long&quot;; [.K481]-[Overview.$C$4]/[.J481]; IF([.F481]=&quot;Short&quot;; [.K481]+[Overview.$C$4]/[.J481]; &quot;&quot;)); &quot;&quot;)">
            <text:p/>
          </table:table-cell>
          <table:table-cell table:style-name="ce157" table:formula="of:=IFERROR(ABS([.L481]-[.K481])*[.J481]; &quot;&quot;)">
            <text:p/>
          </table:table-cell>
          <table:table-cell table:style-name="ce289" table:formula="of:=IFERROR(IF([.F481]=&quot;Long&quot;; [.K481]+[Overview.$C$4]/[.J481]*[Overview.$C$6]; IF([.F481]=&quot;Short&quot;; [.K481]-[Overview.$C$4]/[.J481]*[Overview.$C$6]; &quot;&quot;)); &quot;&quot;)">
            <text:p/>
          </table:table-cell>
          <table:table-cell table:style-name="ce152"/>
          <table:table-cell table:number-columns-repeated="2"/>
          <table:table-cell table:formula="of:=IFERROR([.S481]/[.M481]; &quot;&quot;)">
            <text:p/>
          </table:table-cell>
          <table:table-cell table:formula="of:=IFERROR(IF(AND([.F481]=&quot;Long&quot;; [.O481]=[.J481]); [.J481]*([.P481]-[.K481]); IF(AND([.F481]=&quot;Short&quot;; [.O481]=[.J481]); [.J481]*([.K481]-[.P481]); &quot;&quot;)); &quot;&quot;)">
            <text:p/>
          </table:table-cell>
          <table:table-cell table:formula="of:=IF(ISNUMBER([.S481]); IF([.S481]&gt;0; &quot;Win&quot;; &quot;Loss&quot;);&quot;&quot;)">
            <text:p/>
          </table:table-cell>
          <table:table-cell table:formula="of:=IF([.Q481]=&quot;&quot;; &quot;&quot;; CONCATENATE(DATEDIF([.I481];[.Q481];&quot;d&quot;); IF(DATEDIF([.I481];[.Q481];&quot;d&quot;)&gt;1; &quot; Days&quot;; &quot; Day&quot;)))">
            <text:p/>
          </table:table-cell>
          <table:table-cell table:content-validation-name="val12"/>
          <table:table-cell table:number-columns-repeated="2"/>
          <table:table-cell table:style-name="ce196"/>
          <table:table-cell table:style-name="ce205" table:formula="of:=IFERROR(IF(ISBLANK([.Y481]); &quot;&quot;; IF([.$F481]=&quot;Long&quot;; ([.Y481]-[.$K481])*[.$J481]/[.$M481]; ([.$K481]-[.Y481])*[.$J481]/[.$M481])-[.$R481]); &quot;&quot;)">
            <text:p/>
          </table:table-cell>
          <table:table-cell table:style-name="Default"/>
          <table:table-cell table:style-name="ce205" table:formula="of:=IFERROR(IF(ISBLANK([.AA481]); &quot;&quot;; IF([.$F481]=&quot;Long&quot;; ([.AA481]-[.$K481])*[.$J481]/[.$M481]; ([.$K481]-[.AA481])*[.$J481]/[.$M481])-[.$R481]); &quot;&quot;)">
            <text:p/>
          </table:table-cell>
          <table:table-cell table:style-name="Default"/>
          <table:table-cell table:style-name="ce205" table:formula="of:=IFERROR(IF(ISBLANK([.AC481]); &quot;&quot;; IF([.$F481]=&quot;Long&quot;; ([.AC481]-[.$K481])*[.$J481]/[.$M481]; ([.$K481]-[.AC481])*[.$J481]/[.$M481])-[.$R481]); &quot;&quot;)">
            <text:p/>
          </table:table-cell>
          <table:table-cell/>
          <table:table-cell table:formula="of:=IF(ISBLANK([.Q481]); &quot;&quot;; DAY([.Q481]))">
            <text:p/>
          </table:table-cell>
          <table:table-cell table:formula="of:=IF(ISBLANK([.I481]); &quot;&quot;; WEEKDAY([.I481]; 2))">
            <text:p/>
          </table:table-cell>
          <table:table-cell table:formula="of:=IF(ISBLANK([.Q481]); &quot;&quot;; WEEKDAY([.Q481]; 2))">
            <text:p/>
          </table:table-cell>
          <table:table-cell table:formula="of:=IF(ISBLANK([.Q481]); &quot;&quot;; WEEKNUM([.Q481]))">
            <text:p/>
          </table:table-cell>
          <table:table-cell table:style-name="ce224" table:formula="of:=IF(ISBLANK([.I481]); &quot;&quot;; MONTH([.I481]))">
            <text:p/>
          </table:table-cell>
          <table:table-cell table:formula="of:=IF(ISBLANK([.Q481]); &quot;&quot;; MONTH([.Q481]))">
            <text:p/>
          </table:table-cell>
          <table:table-cell table:formula="of:=IF(OR(ISBLANK([.I481]); ISBLANK([.Q481])); &quot;&quot;; IFERROR(DATEDIF([.I481];[.Q481];&quot;d&quot;); &quot;&quot;))">
            <text:p/>
          </table:table-cell>
          <table:table-cell table:style-name="ce286" table:formula="of:=IF(ISBLANK([.P481]); &quot;&quot;; SUM([.$R$3:.R481]))">
            <text:p/>
          </table:table-cell>
          <table:table-cell table:style-name="ce286" table:formula="of:=IF(ISBLANK([.P481]); &quot;&quot;; SUM([.$S$3:.S481]))">
            <text:p/>
          </table:table-cell>
          <table:table-cell table:formula="of:=IF(ISBLANK([.K481]); &quot;&quot;; [.J481]*[.K481])">
            <text:p/>
          </table:table-cell>
          <table:table-cell table:formula="of:=IF(ISNUMBER([.AO481]); [.AO481]*0.0035; &quot;&quot;)">
            <text:p/>
          </table:table-cell>
          <table:table-cell table:style-name="ce224" table:formula="of:=IF(ISBLANK([.P481]); &quot;&quot; ; [.O481]*[.P481])">
            <text:p/>
          </table:table-cell>
          <table:table-cell table:formula="of:=IF(ISNUMBER([.AQ481]); [.AQ481]*0.0035; &quot;&quot;)">
            <text:p/>
          </table:table-cell>
          <table:table-cell table:number-columns-repeated="20"/>
        </table:table-row>
        <table:table-row table:style-name="ro2">
          <table:table-cell office:value-type="float" office:value="480" calcext:value-type="float">
            <text:p>48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2]=&quot;Long&quot;; [.K482]-[Overview.$C$4]/[.J482]; IF([.F482]=&quot;Short&quot;; [.K482]+[Overview.$C$4]/[.J482]; &quot;&quot;)); &quot;&quot;)">
            <text:p/>
          </table:table-cell>
          <table:table-cell table:style-name="ce157" table:formula="of:=IFERROR(ABS([.L482]-[.K482])*[.J482]; &quot;&quot;)">
            <text:p/>
          </table:table-cell>
          <table:table-cell table:style-name="ce289" table:formula="of:=IFERROR(IF([.F482]=&quot;Long&quot;; [.K482]+[Overview.$C$4]/[.J482]*[Overview.$C$6]; IF([.F482]=&quot;Short&quot;; [.K482]-[Overview.$C$4]/[.J482]*[Overview.$C$6]; &quot;&quot;)); &quot;&quot;)">
            <text:p/>
          </table:table-cell>
          <table:table-cell table:style-name="ce152"/>
          <table:table-cell table:number-columns-repeated="2"/>
          <table:table-cell table:formula="of:=IFERROR([.S482]/[.M482]; &quot;&quot;)">
            <text:p/>
          </table:table-cell>
          <table:table-cell table:formula="of:=IFERROR(IF(AND([.F482]=&quot;Long&quot;; [.O482]=[.J482]); [.J482]*([.P482]-[.K482]); IF(AND([.F482]=&quot;Short&quot;; [.O482]=[.J482]); [.J482]*([.K482]-[.P482]); &quot;&quot;)); &quot;&quot;)">
            <text:p/>
          </table:table-cell>
          <table:table-cell table:formula="of:=IF(ISNUMBER([.S482]); IF([.S482]&gt;0; &quot;Win&quot;; &quot;Loss&quot;);&quot;&quot;)">
            <text:p/>
          </table:table-cell>
          <table:table-cell table:formula="of:=IF([.Q482]=&quot;&quot;; &quot;&quot;; CONCATENATE(DATEDIF([.I482];[.Q482];&quot;d&quot;); IF(DATEDIF([.I482];[.Q482];&quot;d&quot;)&gt;1; &quot; Days&quot;; &quot; Day&quot;)))">
            <text:p/>
          </table:table-cell>
          <table:table-cell table:content-validation-name="val12"/>
          <table:table-cell table:number-columns-repeated="2"/>
          <table:table-cell table:style-name="ce196"/>
          <table:table-cell table:style-name="ce205" table:formula="of:=IFERROR(IF(ISBLANK([.Y482]); &quot;&quot;; IF([.$F482]=&quot;Long&quot;; ([.Y482]-[.$K482])*[.$J482]/[.$M482]; ([.$K482]-[.Y482])*[.$J482]/[.$M482])-[.$R482]); &quot;&quot;)">
            <text:p/>
          </table:table-cell>
          <table:table-cell table:style-name="Default"/>
          <table:table-cell table:style-name="ce205" table:formula="of:=IFERROR(IF(ISBLANK([.AA482]); &quot;&quot;; IF([.$F482]=&quot;Long&quot;; ([.AA482]-[.$K482])*[.$J482]/[.$M482]; ([.$K482]-[.AA482])*[.$J482]/[.$M482])-[.$R482]); &quot;&quot;)">
            <text:p/>
          </table:table-cell>
          <table:table-cell table:style-name="Default"/>
          <table:table-cell table:style-name="ce205" table:formula="of:=IFERROR(IF(ISBLANK([.AC482]); &quot;&quot;; IF([.$F482]=&quot;Long&quot;; ([.AC482]-[.$K482])*[.$J482]/[.$M482]; ([.$K482]-[.AC482])*[.$J482]/[.$M482])-[.$R482]); &quot;&quot;)">
            <text:p/>
          </table:table-cell>
          <table:table-cell/>
          <table:table-cell table:formula="of:=IF(ISBLANK([.Q482]); &quot;&quot;; DAY([.Q482]))">
            <text:p/>
          </table:table-cell>
          <table:table-cell table:formula="of:=IF(ISBLANK([.I482]); &quot;&quot;; WEEKDAY([.I482]; 2))">
            <text:p/>
          </table:table-cell>
          <table:table-cell table:formula="of:=IF(ISBLANK([.Q482]); &quot;&quot;; WEEKDAY([.Q482]; 2))">
            <text:p/>
          </table:table-cell>
          <table:table-cell table:formula="of:=IF(ISBLANK([.Q482]); &quot;&quot;; WEEKNUM([.Q482]))">
            <text:p/>
          </table:table-cell>
          <table:table-cell table:style-name="ce224" table:formula="of:=IF(ISBLANK([.I482]); &quot;&quot;; MONTH([.I482]))">
            <text:p/>
          </table:table-cell>
          <table:table-cell table:formula="of:=IF(ISBLANK([.Q482]); &quot;&quot;; MONTH([.Q482]))">
            <text:p/>
          </table:table-cell>
          <table:table-cell table:formula="of:=IF(OR(ISBLANK([.I482]); ISBLANK([.Q482])); &quot;&quot;; IFERROR(DATEDIF([.I482];[.Q482];&quot;d&quot;); &quot;&quot;))">
            <text:p/>
          </table:table-cell>
          <table:table-cell table:style-name="ce286" table:formula="of:=IF(ISBLANK([.P482]); &quot;&quot;; SUM([.$R$3:.R482]))">
            <text:p/>
          </table:table-cell>
          <table:table-cell table:style-name="ce286" table:formula="of:=IF(ISBLANK([.P482]); &quot;&quot;; SUM([.$S$3:.S482]))">
            <text:p/>
          </table:table-cell>
          <table:table-cell table:formula="of:=IF(ISBLANK([.K482]); &quot;&quot;; [.J482]*[.K482])">
            <text:p/>
          </table:table-cell>
          <table:table-cell table:formula="of:=IF(ISNUMBER([.AO482]); [.AO482]*0.0035; &quot;&quot;)">
            <text:p/>
          </table:table-cell>
          <table:table-cell table:style-name="ce224" table:formula="of:=IF(ISBLANK([.P482]); &quot;&quot; ; [.O482]*[.P482])">
            <text:p/>
          </table:table-cell>
          <table:table-cell table:formula="of:=IF(ISNUMBER([.AQ482]); [.AQ482]*0.0035; &quot;&quot;)">
            <text:p/>
          </table:table-cell>
          <table:table-cell table:number-columns-repeated="20"/>
        </table:table-row>
        <table:table-row table:style-name="ro2">
          <table:table-cell office:value-type="float" office:value="481" calcext:value-type="float">
            <text:p>48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3]=&quot;Long&quot;; [.K483]-[Overview.$C$4]/[.J483]; IF([.F483]=&quot;Short&quot;; [.K483]+[Overview.$C$4]/[.J483]; &quot;&quot;)); &quot;&quot;)">
            <text:p/>
          </table:table-cell>
          <table:table-cell table:style-name="ce157" table:formula="of:=IFERROR(ABS([.L483]-[.K483])*[.J483]; &quot;&quot;)">
            <text:p/>
          </table:table-cell>
          <table:table-cell table:style-name="ce289" table:formula="of:=IFERROR(IF([.F483]=&quot;Long&quot;; [.K483]+[Overview.$C$4]/[.J483]*[Overview.$C$6]; IF([.F483]=&quot;Short&quot;; [.K483]-[Overview.$C$4]/[.J483]*[Overview.$C$6]; &quot;&quot;)); &quot;&quot;)">
            <text:p/>
          </table:table-cell>
          <table:table-cell table:style-name="ce152"/>
          <table:table-cell table:number-columns-repeated="2"/>
          <table:table-cell table:formula="of:=IFERROR([.S483]/[.M483]; &quot;&quot;)">
            <text:p/>
          </table:table-cell>
          <table:table-cell table:formula="of:=IFERROR(IF(AND([.F483]=&quot;Long&quot;; [.O483]=[.J483]); [.J483]*([.P483]-[.K483]); IF(AND([.F483]=&quot;Short&quot;; [.O483]=[.J483]); [.J483]*([.K483]-[.P483]); &quot;&quot;)); &quot;&quot;)">
            <text:p/>
          </table:table-cell>
          <table:table-cell table:formula="of:=IF(ISNUMBER([.S483]); IF([.S483]&gt;0; &quot;Win&quot;; &quot;Loss&quot;);&quot;&quot;)">
            <text:p/>
          </table:table-cell>
          <table:table-cell table:formula="of:=IF([.Q483]=&quot;&quot;; &quot;&quot;; CONCATENATE(DATEDIF([.I483];[.Q483];&quot;d&quot;); IF(DATEDIF([.I483];[.Q483];&quot;d&quot;)&gt;1; &quot; Days&quot;; &quot; Day&quot;)))">
            <text:p/>
          </table:table-cell>
          <table:table-cell table:content-validation-name="val12"/>
          <table:table-cell table:number-columns-repeated="2"/>
          <table:table-cell table:style-name="ce196"/>
          <table:table-cell table:style-name="ce205" table:formula="of:=IFERROR(IF(ISBLANK([.Y483]); &quot;&quot;; IF([.$F483]=&quot;Long&quot;; ([.Y483]-[.$K483])*[.$J483]/[.$M483]; ([.$K483]-[.Y483])*[.$J483]/[.$M483])-[.$R483]); &quot;&quot;)">
            <text:p/>
          </table:table-cell>
          <table:table-cell table:style-name="Default"/>
          <table:table-cell table:style-name="ce205" table:formula="of:=IFERROR(IF(ISBLANK([.AA483]); &quot;&quot;; IF([.$F483]=&quot;Long&quot;; ([.AA483]-[.$K483])*[.$J483]/[.$M483]; ([.$K483]-[.AA483])*[.$J483]/[.$M483])-[.$R483]); &quot;&quot;)">
            <text:p/>
          </table:table-cell>
          <table:table-cell table:style-name="Default"/>
          <table:table-cell table:style-name="ce205" table:formula="of:=IFERROR(IF(ISBLANK([.AC483]); &quot;&quot;; IF([.$F483]=&quot;Long&quot;; ([.AC483]-[.$K483])*[.$J483]/[.$M483]; ([.$K483]-[.AC483])*[.$J483]/[.$M483])-[.$R483]); &quot;&quot;)">
            <text:p/>
          </table:table-cell>
          <table:table-cell/>
          <table:table-cell table:formula="of:=IF(ISBLANK([.Q483]); &quot;&quot;; DAY([.Q483]))">
            <text:p/>
          </table:table-cell>
          <table:table-cell table:formula="of:=IF(ISBLANK([.I483]); &quot;&quot;; WEEKDAY([.I483]; 2))">
            <text:p/>
          </table:table-cell>
          <table:table-cell table:formula="of:=IF(ISBLANK([.Q483]); &quot;&quot;; WEEKDAY([.Q483]; 2))">
            <text:p/>
          </table:table-cell>
          <table:table-cell table:formula="of:=IF(ISBLANK([.Q483]); &quot;&quot;; WEEKNUM([.Q483]))">
            <text:p/>
          </table:table-cell>
          <table:table-cell table:style-name="ce224" table:formula="of:=IF(ISBLANK([.I483]); &quot;&quot;; MONTH([.I483]))">
            <text:p/>
          </table:table-cell>
          <table:table-cell table:formula="of:=IF(ISBLANK([.Q483]); &quot;&quot;; MONTH([.Q483]))">
            <text:p/>
          </table:table-cell>
          <table:table-cell table:formula="of:=IF(OR(ISBLANK([.I483]); ISBLANK([.Q483])); &quot;&quot;; IFERROR(DATEDIF([.I483];[.Q483];&quot;d&quot;); &quot;&quot;))">
            <text:p/>
          </table:table-cell>
          <table:table-cell table:style-name="ce286" table:formula="of:=IF(ISBLANK([.P483]); &quot;&quot;; SUM([.$R$3:.R483]))">
            <text:p/>
          </table:table-cell>
          <table:table-cell table:style-name="ce286" table:formula="of:=IF(ISBLANK([.P483]); &quot;&quot;; SUM([.$S$3:.S483]))">
            <text:p/>
          </table:table-cell>
          <table:table-cell table:formula="of:=IF(ISBLANK([.K483]); &quot;&quot;; [.J483]*[.K483])">
            <text:p/>
          </table:table-cell>
          <table:table-cell table:formula="of:=IF(ISNUMBER([.AO483]); [.AO483]*0.0035; &quot;&quot;)">
            <text:p/>
          </table:table-cell>
          <table:table-cell table:style-name="ce224" table:formula="of:=IF(ISBLANK([.P483]); &quot;&quot; ; [.O483]*[.P483])">
            <text:p/>
          </table:table-cell>
          <table:table-cell table:formula="of:=IF(ISNUMBER([.AQ483]); [.AQ483]*0.0035; &quot;&quot;)">
            <text:p/>
          </table:table-cell>
          <table:table-cell table:number-columns-repeated="20"/>
        </table:table-row>
        <table:table-row table:style-name="ro2">
          <table:table-cell office:value-type="float" office:value="482" calcext:value-type="float">
            <text:p>48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4]=&quot;Long&quot;; [.K484]-[Overview.$C$4]/[.J484]; IF([.F484]=&quot;Short&quot;; [.K484]+[Overview.$C$4]/[.J484]; &quot;&quot;)); &quot;&quot;)">
            <text:p/>
          </table:table-cell>
          <table:table-cell table:style-name="ce157" table:formula="of:=IFERROR(ABS([.L484]-[.K484])*[.J484]; &quot;&quot;)">
            <text:p/>
          </table:table-cell>
          <table:table-cell table:style-name="ce289" table:formula="of:=IFERROR(IF([.F484]=&quot;Long&quot;; [.K484]+[Overview.$C$4]/[.J484]*[Overview.$C$6]; IF([.F484]=&quot;Short&quot;; [.K484]-[Overview.$C$4]/[.J484]*[Overview.$C$6]; &quot;&quot;)); &quot;&quot;)">
            <text:p/>
          </table:table-cell>
          <table:table-cell table:style-name="ce152"/>
          <table:table-cell table:number-columns-repeated="2"/>
          <table:table-cell table:formula="of:=IFERROR([.S484]/[.M484]; &quot;&quot;)">
            <text:p/>
          </table:table-cell>
          <table:table-cell table:formula="of:=IFERROR(IF(AND([.F484]=&quot;Long&quot;; [.O484]=[.J484]); [.J484]*([.P484]-[.K484]); IF(AND([.F484]=&quot;Short&quot;; [.O484]=[.J484]); [.J484]*([.K484]-[.P484]); &quot;&quot;)); &quot;&quot;)">
            <text:p/>
          </table:table-cell>
          <table:table-cell table:formula="of:=IF(ISNUMBER([.S484]); IF([.S484]&gt;0; &quot;Win&quot;; &quot;Loss&quot;);&quot;&quot;)">
            <text:p/>
          </table:table-cell>
          <table:table-cell table:formula="of:=IF([.Q484]=&quot;&quot;; &quot;&quot;; CONCATENATE(DATEDIF([.I484];[.Q484];&quot;d&quot;); IF(DATEDIF([.I484];[.Q484];&quot;d&quot;)&gt;1; &quot; Days&quot;; &quot; Day&quot;)))">
            <text:p/>
          </table:table-cell>
          <table:table-cell table:content-validation-name="val12"/>
          <table:table-cell table:number-columns-repeated="2"/>
          <table:table-cell table:style-name="ce196"/>
          <table:table-cell table:style-name="ce205" table:formula="of:=IFERROR(IF(ISBLANK([.Y484]); &quot;&quot;; IF([.$F484]=&quot;Long&quot;; ([.Y484]-[.$K484])*[.$J484]/[.$M484]; ([.$K484]-[.Y484])*[.$J484]/[.$M484])-[.$R484]); &quot;&quot;)">
            <text:p/>
          </table:table-cell>
          <table:table-cell table:style-name="Default"/>
          <table:table-cell table:style-name="ce205" table:formula="of:=IFERROR(IF(ISBLANK([.AA484]); &quot;&quot;; IF([.$F484]=&quot;Long&quot;; ([.AA484]-[.$K484])*[.$J484]/[.$M484]; ([.$K484]-[.AA484])*[.$J484]/[.$M484])-[.$R484]); &quot;&quot;)">
            <text:p/>
          </table:table-cell>
          <table:table-cell table:style-name="Default"/>
          <table:table-cell table:style-name="ce205" table:formula="of:=IFERROR(IF(ISBLANK([.AC484]); &quot;&quot;; IF([.$F484]=&quot;Long&quot;; ([.AC484]-[.$K484])*[.$J484]/[.$M484]; ([.$K484]-[.AC484])*[.$J484]/[.$M484])-[.$R484]); &quot;&quot;)">
            <text:p/>
          </table:table-cell>
          <table:table-cell/>
          <table:table-cell table:formula="of:=IF(ISBLANK([.Q484]); &quot;&quot;; DAY([.Q484]))">
            <text:p/>
          </table:table-cell>
          <table:table-cell table:formula="of:=IF(ISBLANK([.I484]); &quot;&quot;; WEEKDAY([.I484]; 2))">
            <text:p/>
          </table:table-cell>
          <table:table-cell table:formula="of:=IF(ISBLANK([.Q484]); &quot;&quot;; WEEKDAY([.Q484]; 2))">
            <text:p/>
          </table:table-cell>
          <table:table-cell table:formula="of:=IF(ISBLANK([.Q484]); &quot;&quot;; WEEKNUM([.Q484]))">
            <text:p/>
          </table:table-cell>
          <table:table-cell table:style-name="ce224" table:formula="of:=IF(ISBLANK([.I484]); &quot;&quot;; MONTH([.I484]))">
            <text:p/>
          </table:table-cell>
          <table:table-cell table:formula="of:=IF(ISBLANK([.Q484]); &quot;&quot;; MONTH([.Q484]))">
            <text:p/>
          </table:table-cell>
          <table:table-cell table:formula="of:=IF(OR(ISBLANK([.I484]); ISBLANK([.Q484])); &quot;&quot;; IFERROR(DATEDIF([.I484];[.Q484];&quot;d&quot;); &quot;&quot;))">
            <text:p/>
          </table:table-cell>
          <table:table-cell table:style-name="ce286" table:formula="of:=IF(ISBLANK([.P484]); &quot;&quot;; SUM([.$R$3:.R484]))">
            <text:p/>
          </table:table-cell>
          <table:table-cell table:style-name="ce286" table:formula="of:=IF(ISBLANK([.P484]); &quot;&quot;; SUM([.$S$3:.S484]))">
            <text:p/>
          </table:table-cell>
          <table:table-cell table:formula="of:=IF(ISBLANK([.K484]); &quot;&quot;; [.J484]*[.K484])">
            <text:p/>
          </table:table-cell>
          <table:table-cell table:formula="of:=IF(ISNUMBER([.AO484]); [.AO484]*0.0035; &quot;&quot;)">
            <text:p/>
          </table:table-cell>
          <table:table-cell table:style-name="ce224" table:formula="of:=IF(ISBLANK([.P484]); &quot;&quot; ; [.O484]*[.P484])">
            <text:p/>
          </table:table-cell>
          <table:table-cell table:formula="of:=IF(ISNUMBER([.AQ484]); [.AQ484]*0.0035; &quot;&quot;)">
            <text:p/>
          </table:table-cell>
          <table:table-cell table:number-columns-repeated="20"/>
        </table:table-row>
        <table:table-row table:style-name="ro2">
          <table:table-cell office:value-type="float" office:value="483" calcext:value-type="float">
            <text:p>48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5]=&quot;Long&quot;; [.K485]-[Overview.$C$4]/[.J485]; IF([.F485]=&quot;Short&quot;; [.K485]+[Overview.$C$4]/[.J485]; &quot;&quot;)); &quot;&quot;)">
            <text:p/>
          </table:table-cell>
          <table:table-cell table:style-name="ce157" table:formula="of:=IFERROR(ABS([.L485]-[.K485])*[.J485]; &quot;&quot;)">
            <text:p/>
          </table:table-cell>
          <table:table-cell table:style-name="ce289" table:formula="of:=IFERROR(IF([.F485]=&quot;Long&quot;; [.K485]+[Overview.$C$4]/[.J485]*[Overview.$C$6]; IF([.F485]=&quot;Short&quot;; [.K485]-[Overview.$C$4]/[.J485]*[Overview.$C$6]; &quot;&quot;)); &quot;&quot;)">
            <text:p/>
          </table:table-cell>
          <table:table-cell table:style-name="ce152"/>
          <table:table-cell table:number-columns-repeated="2"/>
          <table:table-cell table:formula="of:=IFERROR([.S485]/[.M485]; &quot;&quot;)">
            <text:p/>
          </table:table-cell>
          <table:table-cell table:formula="of:=IFERROR(IF(AND([.F485]=&quot;Long&quot;; [.O485]=[.J485]); [.J485]*([.P485]-[.K485]); IF(AND([.F485]=&quot;Short&quot;; [.O485]=[.J485]); [.J485]*([.K485]-[.P485]); &quot;&quot;)); &quot;&quot;)">
            <text:p/>
          </table:table-cell>
          <table:table-cell table:formula="of:=IF(ISNUMBER([.S485]); IF([.S485]&gt;0; &quot;Win&quot;; &quot;Loss&quot;);&quot;&quot;)">
            <text:p/>
          </table:table-cell>
          <table:table-cell table:formula="of:=IF([.Q485]=&quot;&quot;; &quot;&quot;; CONCATENATE(DATEDIF([.I485];[.Q485];&quot;d&quot;); IF(DATEDIF([.I485];[.Q485];&quot;d&quot;)&gt;1; &quot; Days&quot;; &quot; Day&quot;)))">
            <text:p/>
          </table:table-cell>
          <table:table-cell table:content-validation-name="val12"/>
          <table:table-cell table:number-columns-repeated="2"/>
          <table:table-cell table:style-name="ce196"/>
          <table:table-cell table:style-name="ce205" table:formula="of:=IFERROR(IF(ISBLANK([.Y485]); &quot;&quot;; IF([.$F485]=&quot;Long&quot;; ([.Y485]-[.$K485])*[.$J485]/[.$M485]; ([.$K485]-[.Y485])*[.$J485]/[.$M485])-[.$R485]); &quot;&quot;)">
            <text:p/>
          </table:table-cell>
          <table:table-cell table:style-name="Default"/>
          <table:table-cell table:style-name="ce205" table:formula="of:=IFERROR(IF(ISBLANK([.AA485]); &quot;&quot;; IF([.$F485]=&quot;Long&quot;; ([.AA485]-[.$K485])*[.$J485]/[.$M485]; ([.$K485]-[.AA485])*[.$J485]/[.$M485])-[.$R485]); &quot;&quot;)">
            <text:p/>
          </table:table-cell>
          <table:table-cell table:style-name="Default"/>
          <table:table-cell table:style-name="ce205" table:formula="of:=IFERROR(IF(ISBLANK([.AC485]); &quot;&quot;; IF([.$F485]=&quot;Long&quot;; ([.AC485]-[.$K485])*[.$J485]/[.$M485]; ([.$K485]-[.AC485])*[.$J485]/[.$M485])-[.$R485]); &quot;&quot;)">
            <text:p/>
          </table:table-cell>
          <table:table-cell/>
          <table:table-cell table:formula="of:=IF(ISBLANK([.Q485]); &quot;&quot;; DAY([.Q485]))">
            <text:p/>
          </table:table-cell>
          <table:table-cell table:formula="of:=IF(ISBLANK([.I485]); &quot;&quot;; WEEKDAY([.I485]; 2))">
            <text:p/>
          </table:table-cell>
          <table:table-cell table:formula="of:=IF(ISBLANK([.Q485]); &quot;&quot;; WEEKDAY([.Q485]; 2))">
            <text:p/>
          </table:table-cell>
          <table:table-cell table:formula="of:=IF(ISBLANK([.Q485]); &quot;&quot;; WEEKNUM([.Q485]))">
            <text:p/>
          </table:table-cell>
          <table:table-cell table:style-name="ce224" table:formula="of:=IF(ISBLANK([.I485]); &quot;&quot;; MONTH([.I485]))">
            <text:p/>
          </table:table-cell>
          <table:table-cell table:formula="of:=IF(ISBLANK([.Q485]); &quot;&quot;; MONTH([.Q485]))">
            <text:p/>
          </table:table-cell>
          <table:table-cell table:formula="of:=IF(OR(ISBLANK([.I485]); ISBLANK([.Q485])); &quot;&quot;; IFERROR(DATEDIF([.I485];[.Q485];&quot;d&quot;); &quot;&quot;))">
            <text:p/>
          </table:table-cell>
          <table:table-cell table:style-name="ce286" table:formula="of:=IF(ISBLANK([.P485]); &quot;&quot;; SUM([.$R$3:.R485]))">
            <text:p/>
          </table:table-cell>
          <table:table-cell table:style-name="ce286" table:formula="of:=IF(ISBLANK([.P485]); &quot;&quot;; SUM([.$S$3:.S485]))">
            <text:p/>
          </table:table-cell>
          <table:table-cell table:formula="of:=IF(ISBLANK([.K485]); &quot;&quot;; [.J485]*[.K485])">
            <text:p/>
          </table:table-cell>
          <table:table-cell table:formula="of:=IF(ISNUMBER([.AO485]); [.AO485]*0.0035; &quot;&quot;)">
            <text:p/>
          </table:table-cell>
          <table:table-cell table:style-name="ce224" table:formula="of:=IF(ISBLANK([.P485]); &quot;&quot; ; [.O485]*[.P485])">
            <text:p/>
          </table:table-cell>
          <table:table-cell table:formula="of:=IF(ISNUMBER([.AQ485]); [.AQ485]*0.0035; &quot;&quot;)">
            <text:p/>
          </table:table-cell>
          <table:table-cell table:number-columns-repeated="20"/>
        </table:table-row>
        <table:table-row table:style-name="ro2">
          <table:table-cell office:value-type="float" office:value="484" calcext:value-type="float">
            <text:p>48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6]=&quot;Long&quot;; [.K486]-[Overview.$C$4]/[.J486]; IF([.F486]=&quot;Short&quot;; [.K486]+[Overview.$C$4]/[.J486]; &quot;&quot;)); &quot;&quot;)">
            <text:p/>
          </table:table-cell>
          <table:table-cell table:style-name="ce157" table:formula="of:=IFERROR(ABS([.L486]-[.K486])*[.J486]; &quot;&quot;)">
            <text:p/>
          </table:table-cell>
          <table:table-cell table:style-name="ce289" table:formula="of:=IFERROR(IF([.F486]=&quot;Long&quot;; [.K486]+[Overview.$C$4]/[.J486]*[Overview.$C$6]; IF([.F486]=&quot;Short&quot;; [.K486]-[Overview.$C$4]/[.J486]*[Overview.$C$6]; &quot;&quot;)); &quot;&quot;)">
            <text:p/>
          </table:table-cell>
          <table:table-cell table:style-name="ce152"/>
          <table:table-cell table:number-columns-repeated="2"/>
          <table:table-cell table:formula="of:=IFERROR([.S486]/[.M486]; &quot;&quot;)">
            <text:p/>
          </table:table-cell>
          <table:table-cell table:formula="of:=IFERROR(IF(AND([.F486]=&quot;Long&quot;; [.O486]=[.J486]); [.J486]*([.P486]-[.K486]); IF(AND([.F486]=&quot;Short&quot;; [.O486]=[.J486]); [.J486]*([.K486]-[.P486]); &quot;&quot;)); &quot;&quot;)">
            <text:p/>
          </table:table-cell>
          <table:table-cell table:formula="of:=IF(ISNUMBER([.S486]); IF([.S486]&gt;0; &quot;Win&quot;; &quot;Loss&quot;);&quot;&quot;)">
            <text:p/>
          </table:table-cell>
          <table:table-cell table:formula="of:=IF([.Q486]=&quot;&quot;; &quot;&quot;; CONCATENATE(DATEDIF([.I486];[.Q486];&quot;d&quot;); IF(DATEDIF([.I486];[.Q486];&quot;d&quot;)&gt;1; &quot; Days&quot;; &quot; Day&quot;)))">
            <text:p/>
          </table:table-cell>
          <table:table-cell table:content-validation-name="val12"/>
          <table:table-cell table:number-columns-repeated="2"/>
          <table:table-cell table:style-name="ce196"/>
          <table:table-cell table:style-name="ce205" table:formula="of:=IFERROR(IF(ISBLANK([.Y486]); &quot;&quot;; IF([.$F486]=&quot;Long&quot;; ([.Y486]-[.$K486])*[.$J486]/[.$M486]; ([.$K486]-[.Y486])*[.$J486]/[.$M486])-[.$R486]); &quot;&quot;)">
            <text:p/>
          </table:table-cell>
          <table:table-cell table:style-name="Default"/>
          <table:table-cell table:style-name="ce205" table:formula="of:=IFERROR(IF(ISBLANK([.AA486]); &quot;&quot;; IF([.$F486]=&quot;Long&quot;; ([.AA486]-[.$K486])*[.$J486]/[.$M486]; ([.$K486]-[.AA486])*[.$J486]/[.$M486])-[.$R486]); &quot;&quot;)">
            <text:p/>
          </table:table-cell>
          <table:table-cell table:style-name="Default"/>
          <table:table-cell table:style-name="ce205" table:formula="of:=IFERROR(IF(ISBLANK([.AC486]); &quot;&quot;; IF([.$F486]=&quot;Long&quot;; ([.AC486]-[.$K486])*[.$J486]/[.$M486]; ([.$K486]-[.AC486])*[.$J486]/[.$M486])-[.$R486]); &quot;&quot;)">
            <text:p/>
          </table:table-cell>
          <table:table-cell/>
          <table:table-cell table:formula="of:=IF(ISBLANK([.Q486]); &quot;&quot;; DAY([.Q486]))">
            <text:p/>
          </table:table-cell>
          <table:table-cell table:formula="of:=IF(ISBLANK([.I486]); &quot;&quot;; WEEKDAY([.I486]; 2))">
            <text:p/>
          </table:table-cell>
          <table:table-cell table:formula="of:=IF(ISBLANK([.Q486]); &quot;&quot;; WEEKDAY([.Q486]; 2))">
            <text:p/>
          </table:table-cell>
          <table:table-cell table:formula="of:=IF(ISBLANK([.Q486]); &quot;&quot;; WEEKNUM([.Q486]))">
            <text:p/>
          </table:table-cell>
          <table:table-cell table:style-name="ce224" table:formula="of:=IF(ISBLANK([.I486]); &quot;&quot;; MONTH([.I486]))">
            <text:p/>
          </table:table-cell>
          <table:table-cell table:formula="of:=IF(ISBLANK([.Q486]); &quot;&quot;; MONTH([.Q486]))">
            <text:p/>
          </table:table-cell>
          <table:table-cell table:formula="of:=IF(OR(ISBLANK([.I486]); ISBLANK([.Q486])); &quot;&quot;; IFERROR(DATEDIF([.I486];[.Q486];&quot;d&quot;); &quot;&quot;))">
            <text:p/>
          </table:table-cell>
          <table:table-cell table:style-name="ce286" table:formula="of:=IF(ISBLANK([.P486]); &quot;&quot;; SUM([.$R$3:.R486]))">
            <text:p/>
          </table:table-cell>
          <table:table-cell table:style-name="ce286" table:formula="of:=IF(ISBLANK([.P486]); &quot;&quot;; SUM([.$S$3:.S486]))">
            <text:p/>
          </table:table-cell>
          <table:table-cell table:formula="of:=IF(ISBLANK([.K486]); &quot;&quot;; [.J486]*[.K486])">
            <text:p/>
          </table:table-cell>
          <table:table-cell table:formula="of:=IF(ISNUMBER([.AO486]); [.AO486]*0.0035; &quot;&quot;)">
            <text:p/>
          </table:table-cell>
          <table:table-cell table:style-name="ce224" table:formula="of:=IF(ISBLANK([.P486]); &quot;&quot; ; [.O486]*[.P486])">
            <text:p/>
          </table:table-cell>
          <table:table-cell table:formula="of:=IF(ISNUMBER([.AQ486]); [.AQ486]*0.0035; &quot;&quot;)">
            <text:p/>
          </table:table-cell>
          <table:table-cell table:number-columns-repeated="20"/>
        </table:table-row>
        <table:table-row table:style-name="ro2">
          <table:table-cell office:value-type="float" office:value="485" calcext:value-type="float">
            <text:p>48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7]=&quot;Long&quot;; [.K487]-[Overview.$C$4]/[.J487]; IF([.F487]=&quot;Short&quot;; [.K487]+[Overview.$C$4]/[.J487]; &quot;&quot;)); &quot;&quot;)">
            <text:p/>
          </table:table-cell>
          <table:table-cell table:style-name="ce157" table:formula="of:=IFERROR(ABS([.L487]-[.K487])*[.J487]; &quot;&quot;)">
            <text:p/>
          </table:table-cell>
          <table:table-cell table:style-name="ce289" table:formula="of:=IFERROR(IF([.F487]=&quot;Long&quot;; [.K487]+[Overview.$C$4]/[.J487]*[Overview.$C$6]; IF([.F487]=&quot;Short&quot;; [.K487]-[Overview.$C$4]/[.J487]*[Overview.$C$6]; &quot;&quot;)); &quot;&quot;)">
            <text:p/>
          </table:table-cell>
          <table:table-cell table:style-name="ce152"/>
          <table:table-cell table:number-columns-repeated="2"/>
          <table:table-cell table:formula="of:=IFERROR([.S487]/[.M487]; &quot;&quot;)">
            <text:p/>
          </table:table-cell>
          <table:table-cell table:formula="of:=IFERROR(IF(AND([.F487]=&quot;Long&quot;; [.O487]=[.J487]); [.J487]*([.P487]-[.K487]); IF(AND([.F487]=&quot;Short&quot;; [.O487]=[.J487]); [.J487]*([.K487]-[.P487]); &quot;&quot;)); &quot;&quot;)">
            <text:p/>
          </table:table-cell>
          <table:table-cell table:formula="of:=IF(ISNUMBER([.S487]); IF([.S487]&gt;0; &quot;Win&quot;; &quot;Loss&quot;);&quot;&quot;)">
            <text:p/>
          </table:table-cell>
          <table:table-cell table:formula="of:=IF([.Q487]=&quot;&quot;; &quot;&quot;; CONCATENATE(DATEDIF([.I487];[.Q487];&quot;d&quot;); IF(DATEDIF([.I487];[.Q487];&quot;d&quot;)&gt;1; &quot; Days&quot;; &quot; Day&quot;)))">
            <text:p/>
          </table:table-cell>
          <table:table-cell table:content-validation-name="val12"/>
          <table:table-cell table:number-columns-repeated="2"/>
          <table:table-cell table:style-name="ce196"/>
          <table:table-cell table:style-name="ce205" table:formula="of:=IFERROR(IF(ISBLANK([.Y487]); &quot;&quot;; IF([.$F487]=&quot;Long&quot;; ([.Y487]-[.$K487])*[.$J487]/[.$M487]; ([.$K487]-[.Y487])*[.$J487]/[.$M487])-[.$R487]); &quot;&quot;)">
            <text:p/>
          </table:table-cell>
          <table:table-cell table:style-name="Default"/>
          <table:table-cell table:style-name="ce205" table:formula="of:=IFERROR(IF(ISBLANK([.AA487]); &quot;&quot;; IF([.$F487]=&quot;Long&quot;; ([.AA487]-[.$K487])*[.$J487]/[.$M487]; ([.$K487]-[.AA487])*[.$J487]/[.$M487])-[.$R487]); &quot;&quot;)">
            <text:p/>
          </table:table-cell>
          <table:table-cell table:style-name="Default"/>
          <table:table-cell table:style-name="ce205" table:formula="of:=IFERROR(IF(ISBLANK([.AC487]); &quot;&quot;; IF([.$F487]=&quot;Long&quot;; ([.AC487]-[.$K487])*[.$J487]/[.$M487]; ([.$K487]-[.AC487])*[.$J487]/[.$M487])-[.$R487]); &quot;&quot;)">
            <text:p/>
          </table:table-cell>
          <table:table-cell/>
          <table:table-cell table:formula="of:=IF(ISBLANK([.Q487]); &quot;&quot;; DAY([.Q487]))">
            <text:p/>
          </table:table-cell>
          <table:table-cell table:formula="of:=IF(ISBLANK([.I487]); &quot;&quot;; WEEKDAY([.I487]; 2))">
            <text:p/>
          </table:table-cell>
          <table:table-cell table:formula="of:=IF(ISBLANK([.Q487]); &quot;&quot;; WEEKDAY([.Q487]; 2))">
            <text:p/>
          </table:table-cell>
          <table:table-cell table:formula="of:=IF(ISBLANK([.Q487]); &quot;&quot;; WEEKNUM([.Q487]))">
            <text:p/>
          </table:table-cell>
          <table:table-cell table:style-name="ce224" table:formula="of:=IF(ISBLANK([.I487]); &quot;&quot;; MONTH([.I487]))">
            <text:p/>
          </table:table-cell>
          <table:table-cell table:formula="of:=IF(ISBLANK([.Q487]); &quot;&quot;; MONTH([.Q487]))">
            <text:p/>
          </table:table-cell>
          <table:table-cell table:formula="of:=IF(OR(ISBLANK([.I487]); ISBLANK([.Q487])); &quot;&quot;; IFERROR(DATEDIF([.I487];[.Q487];&quot;d&quot;); &quot;&quot;))">
            <text:p/>
          </table:table-cell>
          <table:table-cell table:style-name="ce286" table:formula="of:=IF(ISBLANK([.P487]); &quot;&quot;; SUM([.$R$3:.R487]))">
            <text:p/>
          </table:table-cell>
          <table:table-cell table:style-name="ce286" table:formula="of:=IF(ISBLANK([.P487]); &quot;&quot;; SUM([.$S$3:.S487]))">
            <text:p/>
          </table:table-cell>
          <table:table-cell table:formula="of:=IF(ISBLANK([.K487]); &quot;&quot;; [.J487]*[.K487])">
            <text:p/>
          </table:table-cell>
          <table:table-cell table:formula="of:=IF(ISNUMBER([.AO487]); [.AO487]*0.0035; &quot;&quot;)">
            <text:p/>
          </table:table-cell>
          <table:table-cell table:style-name="ce224" table:formula="of:=IF(ISBLANK([.P487]); &quot;&quot; ; [.O487]*[.P487])">
            <text:p/>
          </table:table-cell>
          <table:table-cell table:formula="of:=IF(ISNUMBER([.AQ487]); [.AQ487]*0.0035; &quot;&quot;)">
            <text:p/>
          </table:table-cell>
          <table:table-cell table:number-columns-repeated="20"/>
        </table:table-row>
        <table:table-row table:style-name="ro2">
          <table:table-cell office:value-type="float" office:value="486" calcext:value-type="float">
            <text:p>48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8]=&quot;Long&quot;; [.K488]-[Overview.$C$4]/[.J488]; IF([.F488]=&quot;Short&quot;; [.K488]+[Overview.$C$4]/[.J488]; &quot;&quot;)); &quot;&quot;)">
            <text:p/>
          </table:table-cell>
          <table:table-cell table:style-name="ce157" table:formula="of:=IFERROR(ABS([.L488]-[.K488])*[.J488]; &quot;&quot;)">
            <text:p/>
          </table:table-cell>
          <table:table-cell table:style-name="ce289" table:formula="of:=IFERROR(IF([.F488]=&quot;Long&quot;; [.K488]+[Overview.$C$4]/[.J488]*[Overview.$C$6]; IF([.F488]=&quot;Short&quot;; [.K488]-[Overview.$C$4]/[.J488]*[Overview.$C$6]; &quot;&quot;)); &quot;&quot;)">
            <text:p/>
          </table:table-cell>
          <table:table-cell table:style-name="ce152"/>
          <table:table-cell table:number-columns-repeated="2"/>
          <table:table-cell table:formula="of:=IFERROR([.S488]/[.M488]; &quot;&quot;)">
            <text:p/>
          </table:table-cell>
          <table:table-cell table:formula="of:=IFERROR(IF(AND([.F488]=&quot;Long&quot;; [.O488]=[.J488]); [.J488]*([.P488]-[.K488]); IF(AND([.F488]=&quot;Short&quot;; [.O488]=[.J488]); [.J488]*([.K488]-[.P488]); &quot;&quot;)); &quot;&quot;)">
            <text:p/>
          </table:table-cell>
          <table:table-cell table:formula="of:=IF(ISNUMBER([.S488]); IF([.S488]&gt;0; &quot;Win&quot;; &quot;Loss&quot;);&quot;&quot;)">
            <text:p/>
          </table:table-cell>
          <table:table-cell table:formula="of:=IF([.Q488]=&quot;&quot;; &quot;&quot;; CONCATENATE(DATEDIF([.I488];[.Q488];&quot;d&quot;); IF(DATEDIF([.I488];[.Q488];&quot;d&quot;)&gt;1; &quot; Days&quot;; &quot; Day&quot;)))">
            <text:p/>
          </table:table-cell>
          <table:table-cell table:content-validation-name="val12"/>
          <table:table-cell table:number-columns-repeated="2"/>
          <table:table-cell table:style-name="ce196"/>
          <table:table-cell table:style-name="ce205" table:formula="of:=IFERROR(IF(ISBLANK([.Y488]); &quot;&quot;; IF([.$F488]=&quot;Long&quot;; ([.Y488]-[.$K488])*[.$J488]/[.$M488]; ([.$K488]-[.Y488])*[.$J488]/[.$M488])-[.$R488]); &quot;&quot;)">
            <text:p/>
          </table:table-cell>
          <table:table-cell table:style-name="Default"/>
          <table:table-cell table:style-name="ce205" table:formula="of:=IFERROR(IF(ISBLANK([.AA488]); &quot;&quot;; IF([.$F488]=&quot;Long&quot;; ([.AA488]-[.$K488])*[.$J488]/[.$M488]; ([.$K488]-[.AA488])*[.$J488]/[.$M488])-[.$R488]); &quot;&quot;)">
            <text:p/>
          </table:table-cell>
          <table:table-cell table:style-name="Default"/>
          <table:table-cell table:style-name="ce205" table:formula="of:=IFERROR(IF(ISBLANK([.AC488]); &quot;&quot;; IF([.$F488]=&quot;Long&quot;; ([.AC488]-[.$K488])*[.$J488]/[.$M488]; ([.$K488]-[.AC488])*[.$J488]/[.$M488])-[.$R488]); &quot;&quot;)">
            <text:p/>
          </table:table-cell>
          <table:table-cell/>
          <table:table-cell table:formula="of:=IF(ISBLANK([.Q488]); &quot;&quot;; DAY([.Q488]))">
            <text:p/>
          </table:table-cell>
          <table:table-cell table:formula="of:=IF(ISBLANK([.I488]); &quot;&quot;; WEEKDAY([.I488]; 2))">
            <text:p/>
          </table:table-cell>
          <table:table-cell table:formula="of:=IF(ISBLANK([.Q488]); &quot;&quot;; WEEKDAY([.Q488]; 2))">
            <text:p/>
          </table:table-cell>
          <table:table-cell table:formula="of:=IF(ISBLANK([.Q488]); &quot;&quot;; WEEKNUM([.Q488]))">
            <text:p/>
          </table:table-cell>
          <table:table-cell table:style-name="ce224" table:formula="of:=IF(ISBLANK([.I488]); &quot;&quot;; MONTH([.I488]))">
            <text:p/>
          </table:table-cell>
          <table:table-cell table:formula="of:=IF(ISBLANK([.Q488]); &quot;&quot;; MONTH([.Q488]))">
            <text:p/>
          </table:table-cell>
          <table:table-cell table:formula="of:=IF(OR(ISBLANK([.I488]); ISBLANK([.Q488])); &quot;&quot;; IFERROR(DATEDIF([.I488];[.Q488];&quot;d&quot;); &quot;&quot;))">
            <text:p/>
          </table:table-cell>
          <table:table-cell table:style-name="ce286" table:formula="of:=IF(ISBLANK([.P488]); &quot;&quot;; SUM([.$R$3:.R488]))">
            <text:p/>
          </table:table-cell>
          <table:table-cell table:style-name="ce286" table:formula="of:=IF(ISBLANK([.P488]); &quot;&quot;; SUM([.$S$3:.S488]))">
            <text:p/>
          </table:table-cell>
          <table:table-cell table:formula="of:=IF(ISBLANK([.K488]); &quot;&quot;; [.J488]*[.K488])">
            <text:p/>
          </table:table-cell>
          <table:table-cell table:formula="of:=IF(ISNUMBER([.AO488]); [.AO488]*0.0035; &quot;&quot;)">
            <text:p/>
          </table:table-cell>
          <table:table-cell table:style-name="ce224" table:formula="of:=IF(ISBLANK([.P488]); &quot;&quot; ; [.O488]*[.P488])">
            <text:p/>
          </table:table-cell>
          <table:table-cell table:formula="of:=IF(ISNUMBER([.AQ488]); [.AQ488]*0.0035; &quot;&quot;)">
            <text:p/>
          </table:table-cell>
          <table:table-cell table:number-columns-repeated="20"/>
        </table:table-row>
        <table:table-row table:style-name="ro2">
          <table:table-cell office:value-type="float" office:value="487" calcext:value-type="float">
            <text:p>48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89]=&quot;Long&quot;; [.K489]-[Overview.$C$4]/[.J489]; IF([.F489]=&quot;Short&quot;; [.K489]+[Overview.$C$4]/[.J489]; &quot;&quot;)); &quot;&quot;)">
            <text:p/>
          </table:table-cell>
          <table:table-cell table:style-name="ce157" table:formula="of:=IFERROR(ABS([.L489]-[.K489])*[.J489]; &quot;&quot;)">
            <text:p/>
          </table:table-cell>
          <table:table-cell table:style-name="ce289" table:formula="of:=IFERROR(IF([.F489]=&quot;Long&quot;; [.K489]+[Overview.$C$4]/[.J489]*[Overview.$C$6]; IF([.F489]=&quot;Short&quot;; [.K489]-[Overview.$C$4]/[.J489]*[Overview.$C$6]; &quot;&quot;)); &quot;&quot;)">
            <text:p/>
          </table:table-cell>
          <table:table-cell table:style-name="ce152"/>
          <table:table-cell table:number-columns-repeated="2"/>
          <table:table-cell table:formula="of:=IFERROR([.S489]/[.M489]; &quot;&quot;)">
            <text:p/>
          </table:table-cell>
          <table:table-cell table:formula="of:=IFERROR(IF(AND([.F489]=&quot;Long&quot;; [.O489]=[.J489]); [.J489]*([.P489]-[.K489]); IF(AND([.F489]=&quot;Short&quot;; [.O489]=[.J489]); [.J489]*([.K489]-[.P489]); &quot;&quot;)); &quot;&quot;)">
            <text:p/>
          </table:table-cell>
          <table:table-cell table:formula="of:=IF(ISNUMBER([.S489]); IF([.S489]&gt;0; &quot;Win&quot;; &quot;Loss&quot;);&quot;&quot;)">
            <text:p/>
          </table:table-cell>
          <table:table-cell table:formula="of:=IF([.Q489]=&quot;&quot;; &quot;&quot;; CONCATENATE(DATEDIF([.I489];[.Q489];&quot;d&quot;); IF(DATEDIF([.I489];[.Q489];&quot;d&quot;)&gt;1; &quot; Days&quot;; &quot; Day&quot;)))">
            <text:p/>
          </table:table-cell>
          <table:table-cell table:content-validation-name="val12"/>
          <table:table-cell table:number-columns-repeated="2"/>
          <table:table-cell table:style-name="ce196"/>
          <table:table-cell table:style-name="ce205" table:formula="of:=IFERROR(IF(ISBLANK([.Y489]); &quot;&quot;; IF([.$F489]=&quot;Long&quot;; ([.Y489]-[.$K489])*[.$J489]/[.$M489]; ([.$K489]-[.Y489])*[.$J489]/[.$M489])-[.$R489]); &quot;&quot;)">
            <text:p/>
          </table:table-cell>
          <table:table-cell table:style-name="Default"/>
          <table:table-cell table:style-name="ce205" table:formula="of:=IFERROR(IF(ISBLANK([.AA489]); &quot;&quot;; IF([.$F489]=&quot;Long&quot;; ([.AA489]-[.$K489])*[.$J489]/[.$M489]; ([.$K489]-[.AA489])*[.$J489]/[.$M489])-[.$R489]); &quot;&quot;)">
            <text:p/>
          </table:table-cell>
          <table:table-cell table:style-name="Default"/>
          <table:table-cell table:style-name="ce205" table:formula="of:=IFERROR(IF(ISBLANK([.AC489]); &quot;&quot;; IF([.$F489]=&quot;Long&quot;; ([.AC489]-[.$K489])*[.$J489]/[.$M489]; ([.$K489]-[.AC489])*[.$J489]/[.$M489])-[.$R489]); &quot;&quot;)">
            <text:p/>
          </table:table-cell>
          <table:table-cell/>
          <table:table-cell table:formula="of:=IF(ISBLANK([.Q489]); &quot;&quot;; DAY([.Q489]))">
            <text:p/>
          </table:table-cell>
          <table:table-cell table:formula="of:=IF(ISBLANK([.I489]); &quot;&quot;; WEEKDAY([.I489]; 2))">
            <text:p/>
          </table:table-cell>
          <table:table-cell table:formula="of:=IF(ISBLANK([.Q489]); &quot;&quot;; WEEKDAY([.Q489]; 2))">
            <text:p/>
          </table:table-cell>
          <table:table-cell table:formula="of:=IF(ISBLANK([.Q489]); &quot;&quot;; WEEKNUM([.Q489]))">
            <text:p/>
          </table:table-cell>
          <table:table-cell table:style-name="ce224" table:formula="of:=IF(ISBLANK([.I489]); &quot;&quot;; MONTH([.I489]))">
            <text:p/>
          </table:table-cell>
          <table:table-cell table:formula="of:=IF(ISBLANK([.Q489]); &quot;&quot;; MONTH([.Q489]))">
            <text:p/>
          </table:table-cell>
          <table:table-cell table:formula="of:=IF(OR(ISBLANK([.I489]); ISBLANK([.Q489])); &quot;&quot;; IFERROR(DATEDIF([.I489];[.Q489];&quot;d&quot;); &quot;&quot;))">
            <text:p/>
          </table:table-cell>
          <table:table-cell table:style-name="ce286" table:formula="of:=IF(ISBLANK([.P489]); &quot;&quot;; SUM([.$R$3:.R489]))">
            <text:p/>
          </table:table-cell>
          <table:table-cell table:style-name="ce286" table:formula="of:=IF(ISBLANK([.P489]); &quot;&quot;; SUM([.$S$3:.S489]))">
            <text:p/>
          </table:table-cell>
          <table:table-cell table:formula="of:=IF(ISBLANK([.K489]); &quot;&quot;; [.J489]*[.K489])">
            <text:p/>
          </table:table-cell>
          <table:table-cell table:formula="of:=IF(ISNUMBER([.AO489]); [.AO489]*0.0035; &quot;&quot;)">
            <text:p/>
          </table:table-cell>
          <table:table-cell table:style-name="ce224" table:formula="of:=IF(ISBLANK([.P489]); &quot;&quot; ; [.O489]*[.P489])">
            <text:p/>
          </table:table-cell>
          <table:table-cell table:formula="of:=IF(ISNUMBER([.AQ489]); [.AQ489]*0.0035; &quot;&quot;)">
            <text:p/>
          </table:table-cell>
          <table:table-cell table:number-columns-repeated="20"/>
        </table:table-row>
        <table:table-row table:style-name="ro2">
          <table:table-cell office:value-type="float" office:value="488" calcext:value-type="float">
            <text:p>48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0]=&quot;Long&quot;; [.K490]-[Overview.$C$4]/[.J490]; IF([.F490]=&quot;Short&quot;; [.K490]+[Overview.$C$4]/[.J490]; &quot;&quot;)); &quot;&quot;)">
            <text:p/>
          </table:table-cell>
          <table:table-cell table:style-name="ce157" table:formula="of:=IFERROR(ABS([.L490]-[.K490])*[.J490]; &quot;&quot;)">
            <text:p/>
          </table:table-cell>
          <table:table-cell table:style-name="ce289" table:formula="of:=IFERROR(IF([.F490]=&quot;Long&quot;; [.K490]+[Overview.$C$4]/[.J490]*[Overview.$C$6]; IF([.F490]=&quot;Short&quot;; [.K490]-[Overview.$C$4]/[.J490]*[Overview.$C$6]; &quot;&quot;)); &quot;&quot;)">
            <text:p/>
          </table:table-cell>
          <table:table-cell table:style-name="ce152"/>
          <table:table-cell table:number-columns-repeated="2"/>
          <table:table-cell table:formula="of:=IFERROR([.S490]/[.M490]; &quot;&quot;)">
            <text:p/>
          </table:table-cell>
          <table:table-cell table:formula="of:=IFERROR(IF(AND([.F490]=&quot;Long&quot;; [.O490]=[.J490]); [.J490]*([.P490]-[.K490]); IF(AND([.F490]=&quot;Short&quot;; [.O490]=[.J490]); [.J490]*([.K490]-[.P490]); &quot;&quot;)); &quot;&quot;)">
            <text:p/>
          </table:table-cell>
          <table:table-cell table:formula="of:=IF(ISNUMBER([.S490]); IF([.S490]&gt;0; &quot;Win&quot;; &quot;Loss&quot;);&quot;&quot;)">
            <text:p/>
          </table:table-cell>
          <table:table-cell table:formula="of:=IF([.Q490]=&quot;&quot;; &quot;&quot;; CONCATENATE(DATEDIF([.I490];[.Q490];&quot;d&quot;); IF(DATEDIF([.I490];[.Q490];&quot;d&quot;)&gt;1; &quot; Days&quot;; &quot; Day&quot;)))">
            <text:p/>
          </table:table-cell>
          <table:table-cell table:content-validation-name="val12"/>
          <table:table-cell table:number-columns-repeated="2"/>
          <table:table-cell table:style-name="ce196"/>
          <table:table-cell table:style-name="ce205" table:formula="of:=IFERROR(IF(ISBLANK([.Y490]); &quot;&quot;; IF([.$F490]=&quot;Long&quot;; ([.Y490]-[.$K490])*[.$J490]/[.$M490]; ([.$K490]-[.Y490])*[.$J490]/[.$M490])-[.$R490]); &quot;&quot;)">
            <text:p/>
          </table:table-cell>
          <table:table-cell table:style-name="Default"/>
          <table:table-cell table:style-name="ce205" table:formula="of:=IFERROR(IF(ISBLANK([.AA490]); &quot;&quot;; IF([.$F490]=&quot;Long&quot;; ([.AA490]-[.$K490])*[.$J490]/[.$M490]; ([.$K490]-[.AA490])*[.$J490]/[.$M490])-[.$R490]); &quot;&quot;)">
            <text:p/>
          </table:table-cell>
          <table:table-cell table:style-name="Default"/>
          <table:table-cell table:style-name="ce205" table:formula="of:=IFERROR(IF(ISBLANK([.AC490]); &quot;&quot;; IF([.$F490]=&quot;Long&quot;; ([.AC490]-[.$K490])*[.$J490]/[.$M490]; ([.$K490]-[.AC490])*[.$J490]/[.$M490])-[.$R490]); &quot;&quot;)">
            <text:p/>
          </table:table-cell>
          <table:table-cell/>
          <table:table-cell table:formula="of:=IF(ISBLANK([.Q490]); &quot;&quot;; DAY([.Q490]))">
            <text:p/>
          </table:table-cell>
          <table:table-cell table:formula="of:=IF(ISBLANK([.I490]); &quot;&quot;; WEEKDAY([.I490]; 2))">
            <text:p/>
          </table:table-cell>
          <table:table-cell table:formula="of:=IF(ISBLANK([.Q490]); &quot;&quot;; WEEKDAY([.Q490]; 2))">
            <text:p/>
          </table:table-cell>
          <table:table-cell table:formula="of:=IF(ISBLANK([.Q490]); &quot;&quot;; WEEKNUM([.Q490]))">
            <text:p/>
          </table:table-cell>
          <table:table-cell table:style-name="ce224" table:formula="of:=IF(ISBLANK([.I490]); &quot;&quot;; MONTH([.I490]))">
            <text:p/>
          </table:table-cell>
          <table:table-cell table:formula="of:=IF(ISBLANK([.Q490]); &quot;&quot;; MONTH([.Q490]))">
            <text:p/>
          </table:table-cell>
          <table:table-cell table:formula="of:=IF(OR(ISBLANK([.I490]); ISBLANK([.Q490])); &quot;&quot;; IFERROR(DATEDIF([.I490];[.Q490];&quot;d&quot;); &quot;&quot;))">
            <text:p/>
          </table:table-cell>
          <table:table-cell table:style-name="ce286" table:formula="of:=IF(ISBLANK([.P490]); &quot;&quot;; SUM([.$R$3:.R490]))">
            <text:p/>
          </table:table-cell>
          <table:table-cell table:style-name="ce286" table:formula="of:=IF(ISBLANK([.P490]); &quot;&quot;; SUM([.$S$3:.S490]))">
            <text:p/>
          </table:table-cell>
          <table:table-cell table:formula="of:=IF(ISBLANK([.K490]); &quot;&quot;; [.J490]*[.K490])">
            <text:p/>
          </table:table-cell>
          <table:table-cell table:formula="of:=IF(ISNUMBER([.AO490]); [.AO490]*0.0035; &quot;&quot;)">
            <text:p/>
          </table:table-cell>
          <table:table-cell table:style-name="ce224" table:formula="of:=IF(ISBLANK([.P490]); &quot;&quot; ; [.O490]*[.P490])">
            <text:p/>
          </table:table-cell>
          <table:table-cell table:formula="of:=IF(ISNUMBER([.AQ490]); [.AQ490]*0.0035; &quot;&quot;)">
            <text:p/>
          </table:table-cell>
          <table:table-cell table:number-columns-repeated="20"/>
        </table:table-row>
        <table:table-row table:style-name="ro2">
          <table:table-cell office:value-type="float" office:value="489" calcext:value-type="float">
            <text:p>48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1]=&quot;Long&quot;; [.K491]-[Overview.$C$4]/[.J491]; IF([.F491]=&quot;Short&quot;; [.K491]+[Overview.$C$4]/[.J491]; &quot;&quot;)); &quot;&quot;)">
            <text:p/>
          </table:table-cell>
          <table:table-cell table:style-name="ce157" table:formula="of:=IFERROR(ABS([.L491]-[.K491])*[.J491]; &quot;&quot;)">
            <text:p/>
          </table:table-cell>
          <table:table-cell table:style-name="ce289" table:formula="of:=IFERROR(IF([.F491]=&quot;Long&quot;; [.K491]+[Overview.$C$4]/[.J491]*[Overview.$C$6]; IF([.F491]=&quot;Short&quot;; [.K491]-[Overview.$C$4]/[.J491]*[Overview.$C$6]; &quot;&quot;)); &quot;&quot;)">
            <text:p/>
          </table:table-cell>
          <table:table-cell table:style-name="ce152"/>
          <table:table-cell table:number-columns-repeated="2"/>
          <table:table-cell table:formula="of:=IFERROR([.S491]/[.M491]; &quot;&quot;)">
            <text:p/>
          </table:table-cell>
          <table:table-cell table:formula="of:=IFERROR(IF(AND([.F491]=&quot;Long&quot;; [.O491]=[.J491]); [.J491]*([.P491]-[.K491]); IF(AND([.F491]=&quot;Short&quot;; [.O491]=[.J491]); [.J491]*([.K491]-[.P491]); &quot;&quot;)); &quot;&quot;)">
            <text:p/>
          </table:table-cell>
          <table:table-cell table:formula="of:=IF(ISNUMBER([.S491]); IF([.S491]&gt;0; &quot;Win&quot;; &quot;Loss&quot;);&quot;&quot;)">
            <text:p/>
          </table:table-cell>
          <table:table-cell table:formula="of:=IF([.Q491]=&quot;&quot;; &quot;&quot;; CONCATENATE(DATEDIF([.I491];[.Q491];&quot;d&quot;); IF(DATEDIF([.I491];[.Q491];&quot;d&quot;)&gt;1; &quot; Days&quot;; &quot; Day&quot;)))">
            <text:p/>
          </table:table-cell>
          <table:table-cell table:content-validation-name="val12"/>
          <table:table-cell table:number-columns-repeated="2"/>
          <table:table-cell table:style-name="ce196"/>
          <table:table-cell table:style-name="ce205" table:formula="of:=IFERROR(IF(ISBLANK([.Y491]); &quot;&quot;; IF([.$F491]=&quot;Long&quot;; ([.Y491]-[.$K491])*[.$J491]/[.$M491]; ([.$K491]-[.Y491])*[.$J491]/[.$M491])-[.$R491]); &quot;&quot;)">
            <text:p/>
          </table:table-cell>
          <table:table-cell table:style-name="Default"/>
          <table:table-cell table:style-name="ce205" table:formula="of:=IFERROR(IF(ISBLANK([.AA491]); &quot;&quot;; IF([.$F491]=&quot;Long&quot;; ([.AA491]-[.$K491])*[.$J491]/[.$M491]; ([.$K491]-[.AA491])*[.$J491]/[.$M491])-[.$R491]); &quot;&quot;)">
            <text:p/>
          </table:table-cell>
          <table:table-cell table:style-name="Default"/>
          <table:table-cell table:style-name="ce205" table:formula="of:=IFERROR(IF(ISBLANK([.AC491]); &quot;&quot;; IF([.$F491]=&quot;Long&quot;; ([.AC491]-[.$K491])*[.$J491]/[.$M491]; ([.$K491]-[.AC491])*[.$J491]/[.$M491])-[.$R491]); &quot;&quot;)">
            <text:p/>
          </table:table-cell>
          <table:table-cell/>
          <table:table-cell table:formula="of:=IF(ISBLANK([.Q491]); &quot;&quot;; DAY([.Q491]))">
            <text:p/>
          </table:table-cell>
          <table:table-cell table:formula="of:=IF(ISBLANK([.I491]); &quot;&quot;; WEEKDAY([.I491]; 2))">
            <text:p/>
          </table:table-cell>
          <table:table-cell table:formula="of:=IF(ISBLANK([.Q491]); &quot;&quot;; WEEKDAY([.Q491]; 2))">
            <text:p/>
          </table:table-cell>
          <table:table-cell table:formula="of:=IF(ISBLANK([.Q491]); &quot;&quot;; WEEKNUM([.Q491]))">
            <text:p/>
          </table:table-cell>
          <table:table-cell table:style-name="ce224" table:formula="of:=IF(ISBLANK([.I491]); &quot;&quot;; MONTH([.I491]))">
            <text:p/>
          </table:table-cell>
          <table:table-cell table:formula="of:=IF(ISBLANK([.Q491]); &quot;&quot;; MONTH([.Q491]))">
            <text:p/>
          </table:table-cell>
          <table:table-cell table:formula="of:=IF(OR(ISBLANK([.I491]); ISBLANK([.Q491])); &quot;&quot;; IFERROR(DATEDIF([.I491];[.Q491];&quot;d&quot;); &quot;&quot;))">
            <text:p/>
          </table:table-cell>
          <table:table-cell table:style-name="ce286" table:formula="of:=IF(ISBLANK([.P491]); &quot;&quot;; SUM([.$R$3:.R491]))">
            <text:p/>
          </table:table-cell>
          <table:table-cell table:style-name="ce286" table:formula="of:=IF(ISBLANK([.P491]); &quot;&quot;; SUM([.$S$3:.S491]))">
            <text:p/>
          </table:table-cell>
          <table:table-cell table:formula="of:=IF(ISBLANK([.K491]); &quot;&quot;; [.J491]*[.K491])">
            <text:p/>
          </table:table-cell>
          <table:table-cell table:formula="of:=IF(ISNUMBER([.AO491]); [.AO491]*0.0035; &quot;&quot;)">
            <text:p/>
          </table:table-cell>
          <table:table-cell table:style-name="ce224" table:formula="of:=IF(ISBLANK([.P491]); &quot;&quot; ; [.O491]*[.P491])">
            <text:p/>
          </table:table-cell>
          <table:table-cell table:formula="of:=IF(ISNUMBER([.AQ491]); [.AQ491]*0.0035; &quot;&quot;)">
            <text:p/>
          </table:table-cell>
          <table:table-cell table:number-columns-repeated="20"/>
        </table:table-row>
        <table:table-row table:style-name="ro2">
          <table:table-cell office:value-type="float" office:value="490" calcext:value-type="float">
            <text:p>49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2]=&quot;Long&quot;; [.K492]-[Overview.$C$4]/[.J492]; IF([.F492]=&quot;Short&quot;; [.K492]+[Overview.$C$4]/[.J492]; &quot;&quot;)); &quot;&quot;)">
            <text:p/>
          </table:table-cell>
          <table:table-cell table:style-name="ce157" table:formula="of:=IFERROR(ABS([.L492]-[.K492])*[.J492]; &quot;&quot;)">
            <text:p/>
          </table:table-cell>
          <table:table-cell table:style-name="ce289" table:formula="of:=IFERROR(IF([.F492]=&quot;Long&quot;; [.K492]+[Overview.$C$4]/[.J492]*[Overview.$C$6]; IF([.F492]=&quot;Short&quot;; [.K492]-[Overview.$C$4]/[.J492]*[Overview.$C$6]; &quot;&quot;)); &quot;&quot;)">
            <text:p/>
          </table:table-cell>
          <table:table-cell table:style-name="ce152"/>
          <table:table-cell table:number-columns-repeated="2"/>
          <table:table-cell table:formula="of:=IFERROR([.S492]/[.M492]; &quot;&quot;)">
            <text:p/>
          </table:table-cell>
          <table:table-cell table:formula="of:=IFERROR(IF(AND([.F492]=&quot;Long&quot;; [.O492]=[.J492]); [.J492]*([.P492]-[.K492]); IF(AND([.F492]=&quot;Short&quot;; [.O492]=[.J492]); [.J492]*([.K492]-[.P492]); &quot;&quot;)); &quot;&quot;)">
            <text:p/>
          </table:table-cell>
          <table:table-cell table:formula="of:=IF(ISNUMBER([.S492]); IF([.S492]&gt;0; &quot;Win&quot;; &quot;Loss&quot;);&quot;&quot;)">
            <text:p/>
          </table:table-cell>
          <table:table-cell table:formula="of:=IF([.Q492]=&quot;&quot;; &quot;&quot;; CONCATENATE(DATEDIF([.I492];[.Q492];&quot;d&quot;); IF(DATEDIF([.I492];[.Q492];&quot;d&quot;)&gt;1; &quot; Days&quot;; &quot; Day&quot;)))">
            <text:p/>
          </table:table-cell>
          <table:table-cell table:content-validation-name="val12"/>
          <table:table-cell table:number-columns-repeated="2"/>
          <table:table-cell table:style-name="ce196"/>
          <table:table-cell table:style-name="ce205" table:formula="of:=IFERROR(IF(ISBLANK([.Y492]); &quot;&quot;; IF([.$F492]=&quot;Long&quot;; ([.Y492]-[.$K492])*[.$J492]/[.$M492]; ([.$K492]-[.Y492])*[.$J492]/[.$M492])-[.$R492]); &quot;&quot;)">
            <text:p/>
          </table:table-cell>
          <table:table-cell table:style-name="Default"/>
          <table:table-cell table:style-name="ce205" table:formula="of:=IFERROR(IF(ISBLANK([.AA492]); &quot;&quot;; IF([.$F492]=&quot;Long&quot;; ([.AA492]-[.$K492])*[.$J492]/[.$M492]; ([.$K492]-[.AA492])*[.$J492]/[.$M492])-[.$R492]); &quot;&quot;)">
            <text:p/>
          </table:table-cell>
          <table:table-cell table:style-name="Default"/>
          <table:table-cell table:style-name="ce205" table:formula="of:=IFERROR(IF(ISBLANK([.AC492]); &quot;&quot;; IF([.$F492]=&quot;Long&quot;; ([.AC492]-[.$K492])*[.$J492]/[.$M492]; ([.$K492]-[.AC492])*[.$J492]/[.$M492])-[.$R492]); &quot;&quot;)">
            <text:p/>
          </table:table-cell>
          <table:table-cell/>
          <table:table-cell table:formula="of:=IF(ISBLANK([.Q492]); &quot;&quot;; DAY([.Q492]))">
            <text:p/>
          </table:table-cell>
          <table:table-cell table:formula="of:=IF(ISBLANK([.I492]); &quot;&quot;; WEEKDAY([.I492]; 2))">
            <text:p/>
          </table:table-cell>
          <table:table-cell table:formula="of:=IF(ISBLANK([.Q492]); &quot;&quot;; WEEKDAY([.Q492]; 2))">
            <text:p/>
          </table:table-cell>
          <table:table-cell table:formula="of:=IF(ISBLANK([.Q492]); &quot;&quot;; WEEKNUM([.Q492]))">
            <text:p/>
          </table:table-cell>
          <table:table-cell table:style-name="ce224" table:formula="of:=IF(ISBLANK([.I492]); &quot;&quot;; MONTH([.I492]))">
            <text:p/>
          </table:table-cell>
          <table:table-cell table:formula="of:=IF(ISBLANK([.Q492]); &quot;&quot;; MONTH([.Q492]))">
            <text:p/>
          </table:table-cell>
          <table:table-cell table:formula="of:=IF(OR(ISBLANK([.I492]); ISBLANK([.Q492])); &quot;&quot;; IFERROR(DATEDIF([.I492];[.Q492];&quot;d&quot;); &quot;&quot;))">
            <text:p/>
          </table:table-cell>
          <table:table-cell table:style-name="ce286" table:formula="of:=IF(ISBLANK([.P492]); &quot;&quot;; SUM([.$R$3:.R492]))">
            <text:p/>
          </table:table-cell>
          <table:table-cell table:style-name="ce286" table:formula="of:=IF(ISBLANK([.P492]); &quot;&quot;; SUM([.$S$3:.S492]))">
            <text:p/>
          </table:table-cell>
          <table:table-cell table:formula="of:=IF(ISBLANK([.K492]); &quot;&quot;; [.J492]*[.K492])">
            <text:p/>
          </table:table-cell>
          <table:table-cell table:formula="of:=IF(ISNUMBER([.AO492]); [.AO492]*0.0035; &quot;&quot;)">
            <text:p/>
          </table:table-cell>
          <table:table-cell table:style-name="ce224" table:formula="of:=IF(ISBLANK([.P492]); &quot;&quot; ; [.O492]*[.P492])">
            <text:p/>
          </table:table-cell>
          <table:table-cell table:formula="of:=IF(ISNUMBER([.AQ492]); [.AQ492]*0.0035; &quot;&quot;)">
            <text:p/>
          </table:table-cell>
          <table:table-cell table:number-columns-repeated="20"/>
        </table:table-row>
        <table:table-row table:style-name="ro2">
          <table:table-cell office:value-type="float" office:value="491" calcext:value-type="float">
            <text:p>491</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3]=&quot;Long&quot;; [.K493]-[Overview.$C$4]/[.J493]; IF([.F493]=&quot;Short&quot;; [.K493]+[Overview.$C$4]/[.J493]; &quot;&quot;)); &quot;&quot;)">
            <text:p/>
          </table:table-cell>
          <table:table-cell table:style-name="ce157" table:formula="of:=IFERROR(ABS([.L493]-[.K493])*[.J493]; &quot;&quot;)">
            <text:p/>
          </table:table-cell>
          <table:table-cell table:style-name="ce289" table:formula="of:=IFERROR(IF([.F493]=&quot;Long&quot;; [.K493]+[Overview.$C$4]/[.J493]*[Overview.$C$6]; IF([.F493]=&quot;Short&quot;; [.K493]-[Overview.$C$4]/[.J493]*[Overview.$C$6]; &quot;&quot;)); &quot;&quot;)">
            <text:p/>
          </table:table-cell>
          <table:table-cell table:style-name="ce152"/>
          <table:table-cell table:number-columns-repeated="2"/>
          <table:table-cell table:formula="of:=IFERROR([.S493]/[.M493]; &quot;&quot;)">
            <text:p/>
          </table:table-cell>
          <table:table-cell table:formula="of:=IFERROR(IF(AND([.F493]=&quot;Long&quot;; [.O493]=[.J493]); [.J493]*([.P493]-[.K493]); IF(AND([.F493]=&quot;Short&quot;; [.O493]=[.J493]); [.J493]*([.K493]-[.P493]); &quot;&quot;)); &quot;&quot;)">
            <text:p/>
          </table:table-cell>
          <table:table-cell table:formula="of:=IF(ISNUMBER([.S493]); IF([.S493]&gt;0; &quot;Win&quot;; &quot;Loss&quot;);&quot;&quot;)">
            <text:p/>
          </table:table-cell>
          <table:table-cell table:formula="of:=IF([.Q493]=&quot;&quot;; &quot;&quot;; CONCATENATE(DATEDIF([.I493];[.Q493];&quot;d&quot;); IF(DATEDIF([.I493];[.Q493];&quot;d&quot;)&gt;1; &quot; Days&quot;; &quot; Day&quot;)))">
            <text:p/>
          </table:table-cell>
          <table:table-cell table:content-validation-name="val12"/>
          <table:table-cell table:number-columns-repeated="2"/>
          <table:table-cell table:style-name="ce196"/>
          <table:table-cell table:style-name="ce205" table:formula="of:=IFERROR(IF(ISBLANK([.Y493]); &quot;&quot;; IF([.$F493]=&quot;Long&quot;; ([.Y493]-[.$K493])*[.$J493]/[.$M493]; ([.$K493]-[.Y493])*[.$J493]/[.$M493])-[.$R493]); &quot;&quot;)">
            <text:p/>
          </table:table-cell>
          <table:table-cell table:style-name="Default"/>
          <table:table-cell table:style-name="ce205" table:formula="of:=IFERROR(IF(ISBLANK([.AA493]); &quot;&quot;; IF([.$F493]=&quot;Long&quot;; ([.AA493]-[.$K493])*[.$J493]/[.$M493]; ([.$K493]-[.AA493])*[.$J493]/[.$M493])-[.$R493]); &quot;&quot;)">
            <text:p/>
          </table:table-cell>
          <table:table-cell table:style-name="Default"/>
          <table:table-cell table:style-name="ce205" table:formula="of:=IFERROR(IF(ISBLANK([.AC493]); &quot;&quot;; IF([.$F493]=&quot;Long&quot;; ([.AC493]-[.$K493])*[.$J493]/[.$M493]; ([.$K493]-[.AC493])*[.$J493]/[.$M493])-[.$R493]); &quot;&quot;)">
            <text:p/>
          </table:table-cell>
          <table:table-cell/>
          <table:table-cell table:formula="of:=IF(ISBLANK([.Q493]); &quot;&quot;; DAY([.Q493]))">
            <text:p/>
          </table:table-cell>
          <table:table-cell table:formula="of:=IF(ISBLANK([.I493]); &quot;&quot;; WEEKDAY([.I493]; 2))">
            <text:p/>
          </table:table-cell>
          <table:table-cell table:formula="of:=IF(ISBLANK([.Q493]); &quot;&quot;; WEEKDAY([.Q493]; 2))">
            <text:p/>
          </table:table-cell>
          <table:table-cell table:formula="of:=IF(ISBLANK([.Q493]); &quot;&quot;; WEEKNUM([.Q493]))">
            <text:p/>
          </table:table-cell>
          <table:table-cell table:style-name="ce224" table:formula="of:=IF(ISBLANK([.I493]); &quot;&quot;; MONTH([.I493]))">
            <text:p/>
          </table:table-cell>
          <table:table-cell table:formula="of:=IF(ISBLANK([.Q493]); &quot;&quot;; MONTH([.Q493]))">
            <text:p/>
          </table:table-cell>
          <table:table-cell table:formula="of:=IF(OR(ISBLANK([.I493]); ISBLANK([.Q493])); &quot;&quot;; IFERROR(DATEDIF([.I493];[.Q493];&quot;d&quot;); &quot;&quot;))">
            <text:p/>
          </table:table-cell>
          <table:table-cell table:style-name="ce286" table:formula="of:=IF(ISBLANK([.P493]); &quot;&quot;; SUM([.$R$3:.R493]))">
            <text:p/>
          </table:table-cell>
          <table:table-cell table:style-name="ce286" table:formula="of:=IF(ISBLANK([.P493]); &quot;&quot;; SUM([.$S$3:.S493]))">
            <text:p/>
          </table:table-cell>
          <table:table-cell table:formula="of:=IF(ISBLANK([.K493]); &quot;&quot;; [.J493]*[.K493])">
            <text:p/>
          </table:table-cell>
          <table:table-cell table:formula="of:=IF(ISNUMBER([.AO493]); [.AO493]*0.0035; &quot;&quot;)">
            <text:p/>
          </table:table-cell>
          <table:table-cell table:style-name="ce224" table:formula="of:=IF(ISBLANK([.P493]); &quot;&quot; ; [.O493]*[.P493])">
            <text:p/>
          </table:table-cell>
          <table:table-cell table:formula="of:=IF(ISNUMBER([.AQ493]); [.AQ493]*0.0035; &quot;&quot;)">
            <text:p/>
          </table:table-cell>
          <table:table-cell table:number-columns-repeated="20"/>
        </table:table-row>
        <table:table-row table:style-name="ro2">
          <table:table-cell office:value-type="float" office:value="492" calcext:value-type="float">
            <text:p>492</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4]=&quot;Long&quot;; [.K494]-[Overview.$C$4]/[.J494]; IF([.F494]=&quot;Short&quot;; [.K494]+[Overview.$C$4]/[.J494]; &quot;&quot;)); &quot;&quot;)">
            <text:p/>
          </table:table-cell>
          <table:table-cell table:style-name="ce157" table:formula="of:=IFERROR(ABS([.L494]-[.K494])*[.J494]; &quot;&quot;)">
            <text:p/>
          </table:table-cell>
          <table:table-cell table:style-name="ce289" table:formula="of:=IFERROR(IF([.F494]=&quot;Long&quot;; [.K494]+[Overview.$C$4]/[.J494]*[Overview.$C$6]; IF([.F494]=&quot;Short&quot;; [.K494]-[Overview.$C$4]/[.J494]*[Overview.$C$6]; &quot;&quot;)); &quot;&quot;)">
            <text:p/>
          </table:table-cell>
          <table:table-cell table:style-name="ce152"/>
          <table:table-cell table:number-columns-repeated="2"/>
          <table:table-cell table:formula="of:=IFERROR([.S494]/[.M494]; &quot;&quot;)">
            <text:p/>
          </table:table-cell>
          <table:table-cell table:formula="of:=IFERROR(IF(AND([.F494]=&quot;Long&quot;; [.O494]=[.J494]); [.J494]*([.P494]-[.K494]); IF(AND([.F494]=&quot;Short&quot;; [.O494]=[.J494]); [.J494]*([.K494]-[.P494]); &quot;&quot;)); &quot;&quot;)">
            <text:p/>
          </table:table-cell>
          <table:table-cell table:formula="of:=IF(ISNUMBER([.S494]); IF([.S494]&gt;0; &quot;Win&quot;; &quot;Loss&quot;);&quot;&quot;)">
            <text:p/>
          </table:table-cell>
          <table:table-cell table:formula="of:=IF([.Q494]=&quot;&quot;; &quot;&quot;; CONCATENATE(DATEDIF([.I494];[.Q494];&quot;d&quot;); IF(DATEDIF([.I494];[.Q494];&quot;d&quot;)&gt;1; &quot; Days&quot;; &quot; Day&quot;)))">
            <text:p/>
          </table:table-cell>
          <table:table-cell table:content-validation-name="val12"/>
          <table:table-cell table:number-columns-repeated="2"/>
          <table:table-cell table:style-name="ce196"/>
          <table:table-cell table:style-name="ce205" table:formula="of:=IFERROR(IF(ISBLANK([.Y494]); &quot;&quot;; IF([.$F494]=&quot;Long&quot;; ([.Y494]-[.$K494])*[.$J494]/[.$M494]; ([.$K494]-[.Y494])*[.$J494]/[.$M494])-[.$R494]); &quot;&quot;)">
            <text:p/>
          </table:table-cell>
          <table:table-cell table:style-name="Default"/>
          <table:table-cell table:style-name="ce205" table:formula="of:=IFERROR(IF(ISBLANK([.AA494]); &quot;&quot;; IF([.$F494]=&quot;Long&quot;; ([.AA494]-[.$K494])*[.$J494]/[.$M494]; ([.$K494]-[.AA494])*[.$J494]/[.$M494])-[.$R494]); &quot;&quot;)">
            <text:p/>
          </table:table-cell>
          <table:table-cell table:style-name="Default"/>
          <table:table-cell table:style-name="ce205" table:formula="of:=IFERROR(IF(ISBLANK([.AC494]); &quot;&quot;; IF([.$F494]=&quot;Long&quot;; ([.AC494]-[.$K494])*[.$J494]/[.$M494]; ([.$K494]-[.AC494])*[.$J494]/[.$M494])-[.$R494]); &quot;&quot;)">
            <text:p/>
          </table:table-cell>
          <table:table-cell/>
          <table:table-cell table:formula="of:=IF(ISBLANK([.Q494]); &quot;&quot;; DAY([.Q494]))">
            <text:p/>
          </table:table-cell>
          <table:table-cell table:formula="of:=IF(ISBLANK([.I494]); &quot;&quot;; WEEKDAY([.I494]; 2))">
            <text:p/>
          </table:table-cell>
          <table:table-cell table:formula="of:=IF(ISBLANK([.Q494]); &quot;&quot;; WEEKDAY([.Q494]; 2))">
            <text:p/>
          </table:table-cell>
          <table:table-cell table:formula="of:=IF(ISBLANK([.Q494]); &quot;&quot;; WEEKNUM([.Q494]))">
            <text:p/>
          </table:table-cell>
          <table:table-cell table:style-name="ce224" table:formula="of:=IF(ISBLANK([.I494]); &quot;&quot;; MONTH([.I494]))">
            <text:p/>
          </table:table-cell>
          <table:table-cell table:formula="of:=IF(ISBLANK([.Q494]); &quot;&quot;; MONTH([.Q494]))">
            <text:p/>
          </table:table-cell>
          <table:table-cell table:formula="of:=IF(OR(ISBLANK([.I494]); ISBLANK([.Q494])); &quot;&quot;; IFERROR(DATEDIF([.I494];[.Q494];&quot;d&quot;); &quot;&quot;))">
            <text:p/>
          </table:table-cell>
          <table:table-cell table:style-name="ce286" table:formula="of:=IF(ISBLANK([.P494]); &quot;&quot;; SUM([.$R$3:.R494]))">
            <text:p/>
          </table:table-cell>
          <table:table-cell table:style-name="ce286" table:formula="of:=IF(ISBLANK([.P494]); &quot;&quot;; SUM([.$S$3:.S494]))">
            <text:p/>
          </table:table-cell>
          <table:table-cell table:formula="of:=IF(ISBLANK([.K494]); &quot;&quot;; [.J494]*[.K494])">
            <text:p/>
          </table:table-cell>
          <table:table-cell table:formula="of:=IF(ISNUMBER([.AO494]); [.AO494]*0.0035; &quot;&quot;)">
            <text:p/>
          </table:table-cell>
          <table:table-cell table:style-name="ce224" table:formula="of:=IF(ISBLANK([.P494]); &quot;&quot; ; [.O494]*[.P494])">
            <text:p/>
          </table:table-cell>
          <table:table-cell table:formula="of:=IF(ISNUMBER([.AQ494]); [.AQ494]*0.0035; &quot;&quot;)">
            <text:p/>
          </table:table-cell>
          <table:table-cell table:number-columns-repeated="20"/>
        </table:table-row>
        <table:table-row table:style-name="ro2">
          <table:table-cell office:value-type="float" office:value="493" calcext:value-type="float">
            <text:p>493</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5]=&quot;Long&quot;; [.K495]-[Overview.$C$4]/[.J495]; IF([.F495]=&quot;Short&quot;; [.K495]+[Overview.$C$4]/[.J495]; &quot;&quot;)); &quot;&quot;)">
            <text:p/>
          </table:table-cell>
          <table:table-cell table:style-name="ce157" table:formula="of:=IFERROR(ABS([.L495]-[.K495])*[.J495]; &quot;&quot;)">
            <text:p/>
          </table:table-cell>
          <table:table-cell table:style-name="ce289" table:formula="of:=IFERROR(IF([.F495]=&quot;Long&quot;; [.K495]+[Overview.$C$4]/[.J495]*[Overview.$C$6]; IF([.F495]=&quot;Short&quot;; [.K495]-[Overview.$C$4]/[.J495]*[Overview.$C$6]; &quot;&quot;)); &quot;&quot;)">
            <text:p/>
          </table:table-cell>
          <table:table-cell table:style-name="ce152"/>
          <table:table-cell table:number-columns-repeated="2"/>
          <table:table-cell table:formula="of:=IFERROR([.S495]/[.M495]; &quot;&quot;)">
            <text:p/>
          </table:table-cell>
          <table:table-cell table:formula="of:=IFERROR(IF(AND([.F495]=&quot;Long&quot;; [.O495]=[.J495]); [.J495]*([.P495]-[.K495]); IF(AND([.F495]=&quot;Short&quot;; [.O495]=[.J495]); [.J495]*([.K495]-[.P495]); &quot;&quot;)); &quot;&quot;)">
            <text:p/>
          </table:table-cell>
          <table:table-cell table:formula="of:=IF(ISNUMBER([.S495]); IF([.S495]&gt;0; &quot;Win&quot;; &quot;Loss&quot;);&quot;&quot;)">
            <text:p/>
          </table:table-cell>
          <table:table-cell table:formula="of:=IF([.Q495]=&quot;&quot;; &quot;&quot;; CONCATENATE(DATEDIF([.I495];[.Q495];&quot;d&quot;); IF(DATEDIF([.I495];[.Q495];&quot;d&quot;)&gt;1; &quot; Days&quot;; &quot; Day&quot;)))">
            <text:p/>
          </table:table-cell>
          <table:table-cell table:content-validation-name="val12"/>
          <table:table-cell table:number-columns-repeated="2"/>
          <table:table-cell table:style-name="ce196"/>
          <table:table-cell table:style-name="ce205" table:formula="of:=IFERROR(IF(ISBLANK([.Y495]); &quot;&quot;; IF([.$F495]=&quot;Long&quot;; ([.Y495]-[.$K495])*[.$J495]/[.$M495]; ([.$K495]-[.Y495])*[.$J495]/[.$M495])-[.$R495]); &quot;&quot;)">
            <text:p/>
          </table:table-cell>
          <table:table-cell table:style-name="Default"/>
          <table:table-cell table:style-name="ce205" table:formula="of:=IFERROR(IF(ISBLANK([.AA495]); &quot;&quot;; IF([.$F495]=&quot;Long&quot;; ([.AA495]-[.$K495])*[.$J495]/[.$M495]; ([.$K495]-[.AA495])*[.$J495]/[.$M495])-[.$R495]); &quot;&quot;)">
            <text:p/>
          </table:table-cell>
          <table:table-cell table:style-name="Default"/>
          <table:table-cell table:style-name="ce205" table:formula="of:=IFERROR(IF(ISBLANK([.AC495]); &quot;&quot;; IF([.$F495]=&quot;Long&quot;; ([.AC495]-[.$K495])*[.$J495]/[.$M495]; ([.$K495]-[.AC495])*[.$J495]/[.$M495])-[.$R495]); &quot;&quot;)">
            <text:p/>
          </table:table-cell>
          <table:table-cell/>
          <table:table-cell table:formula="of:=IF(ISBLANK([.Q495]); &quot;&quot;; DAY([.Q495]))">
            <text:p/>
          </table:table-cell>
          <table:table-cell table:formula="of:=IF(ISBLANK([.I495]); &quot;&quot;; WEEKDAY([.I495]; 2))">
            <text:p/>
          </table:table-cell>
          <table:table-cell table:formula="of:=IF(ISBLANK([.Q495]); &quot;&quot;; WEEKDAY([.Q495]; 2))">
            <text:p/>
          </table:table-cell>
          <table:table-cell table:formula="of:=IF(ISBLANK([.Q495]); &quot;&quot;; WEEKNUM([.Q495]))">
            <text:p/>
          </table:table-cell>
          <table:table-cell table:style-name="ce224" table:formula="of:=IF(ISBLANK([.I495]); &quot;&quot;; MONTH([.I495]))">
            <text:p/>
          </table:table-cell>
          <table:table-cell table:formula="of:=IF(ISBLANK([.Q495]); &quot;&quot;; MONTH([.Q495]))">
            <text:p/>
          </table:table-cell>
          <table:table-cell table:formula="of:=IF(OR(ISBLANK([.I495]); ISBLANK([.Q495])); &quot;&quot;; IFERROR(DATEDIF([.I495];[.Q495];&quot;d&quot;); &quot;&quot;))">
            <text:p/>
          </table:table-cell>
          <table:table-cell table:style-name="ce286" table:formula="of:=IF(ISBLANK([.P495]); &quot;&quot;; SUM([.$R$3:.R495]))">
            <text:p/>
          </table:table-cell>
          <table:table-cell table:style-name="ce286" table:formula="of:=IF(ISBLANK([.P495]); &quot;&quot;; SUM([.$S$3:.S495]))">
            <text:p/>
          </table:table-cell>
          <table:table-cell table:formula="of:=IF(ISBLANK([.K495]); &quot;&quot;; [.J495]*[.K495])">
            <text:p/>
          </table:table-cell>
          <table:table-cell table:formula="of:=IF(ISNUMBER([.AO495]); [.AO495]*0.0035; &quot;&quot;)">
            <text:p/>
          </table:table-cell>
          <table:table-cell table:style-name="ce224" table:formula="of:=IF(ISBLANK([.P495]); &quot;&quot; ; [.O495]*[.P495])">
            <text:p/>
          </table:table-cell>
          <table:table-cell table:formula="of:=IF(ISNUMBER([.AQ495]); [.AQ495]*0.0035; &quot;&quot;)">
            <text:p/>
          </table:table-cell>
          <table:table-cell table:number-columns-repeated="20"/>
        </table:table-row>
        <table:table-row table:style-name="ro2">
          <table:table-cell office:value-type="float" office:value="494" calcext:value-type="float">
            <text:p>494</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6]=&quot;Long&quot;; [.K496]-[Overview.$C$4]/[.J496]; IF([.F496]=&quot;Short&quot;; [.K496]+[Overview.$C$4]/[.J496]; &quot;&quot;)); &quot;&quot;)">
            <text:p/>
          </table:table-cell>
          <table:table-cell table:style-name="ce157" table:formula="of:=IFERROR(ABS([.L496]-[.K496])*[.J496]; &quot;&quot;)">
            <text:p/>
          </table:table-cell>
          <table:table-cell table:style-name="ce289" table:formula="of:=IFERROR(IF([.F496]=&quot;Long&quot;; [.K496]+[Overview.$C$4]/[.J496]*[Overview.$C$6]; IF([.F496]=&quot;Short&quot;; [.K496]-[Overview.$C$4]/[.J496]*[Overview.$C$6]; &quot;&quot;)); &quot;&quot;)">
            <text:p/>
          </table:table-cell>
          <table:table-cell table:style-name="ce152"/>
          <table:table-cell table:number-columns-repeated="2"/>
          <table:table-cell table:formula="of:=IFERROR([.S496]/[.M496]; &quot;&quot;)">
            <text:p/>
          </table:table-cell>
          <table:table-cell table:formula="of:=IFERROR(IF(AND([.F496]=&quot;Long&quot;; [.O496]=[.J496]); [.J496]*([.P496]-[.K496]); IF(AND([.F496]=&quot;Short&quot;; [.O496]=[.J496]); [.J496]*([.K496]-[.P496]); &quot;&quot;)); &quot;&quot;)">
            <text:p/>
          </table:table-cell>
          <table:table-cell table:formula="of:=IF(ISNUMBER([.S496]); IF([.S496]&gt;0; &quot;Win&quot;; &quot;Loss&quot;);&quot;&quot;)">
            <text:p/>
          </table:table-cell>
          <table:table-cell table:formula="of:=IF([.Q496]=&quot;&quot;; &quot;&quot;; CONCATENATE(DATEDIF([.I496];[.Q496];&quot;d&quot;); IF(DATEDIF([.I496];[.Q496];&quot;d&quot;)&gt;1; &quot; Days&quot;; &quot; Day&quot;)))">
            <text:p/>
          </table:table-cell>
          <table:table-cell table:content-validation-name="val12"/>
          <table:table-cell table:number-columns-repeated="2"/>
          <table:table-cell table:style-name="ce196"/>
          <table:table-cell table:style-name="ce205" table:formula="of:=IFERROR(IF(ISBLANK([.Y496]); &quot;&quot;; IF([.$F496]=&quot;Long&quot;; ([.Y496]-[.$K496])*[.$J496]/[.$M496]; ([.$K496]-[.Y496])*[.$J496]/[.$M496])-[.$R496]); &quot;&quot;)">
            <text:p/>
          </table:table-cell>
          <table:table-cell table:style-name="Default"/>
          <table:table-cell table:style-name="ce205" table:formula="of:=IFERROR(IF(ISBLANK([.AA496]); &quot;&quot;; IF([.$F496]=&quot;Long&quot;; ([.AA496]-[.$K496])*[.$J496]/[.$M496]; ([.$K496]-[.AA496])*[.$J496]/[.$M496])-[.$R496]); &quot;&quot;)">
            <text:p/>
          </table:table-cell>
          <table:table-cell table:style-name="Default"/>
          <table:table-cell table:style-name="ce205" table:formula="of:=IFERROR(IF(ISBLANK([.AC496]); &quot;&quot;; IF([.$F496]=&quot;Long&quot;; ([.AC496]-[.$K496])*[.$J496]/[.$M496]; ([.$K496]-[.AC496])*[.$J496]/[.$M496])-[.$R496]); &quot;&quot;)">
            <text:p/>
          </table:table-cell>
          <table:table-cell/>
          <table:table-cell table:formula="of:=IF(ISBLANK([.Q496]); &quot;&quot;; DAY([.Q496]))">
            <text:p/>
          </table:table-cell>
          <table:table-cell table:formula="of:=IF(ISBLANK([.I496]); &quot;&quot;; WEEKDAY([.I496]; 2))">
            <text:p/>
          </table:table-cell>
          <table:table-cell table:formula="of:=IF(ISBLANK([.Q496]); &quot;&quot;; WEEKDAY([.Q496]; 2))">
            <text:p/>
          </table:table-cell>
          <table:table-cell table:formula="of:=IF(ISBLANK([.Q496]); &quot;&quot;; WEEKNUM([.Q496]))">
            <text:p/>
          </table:table-cell>
          <table:table-cell table:style-name="ce224" table:formula="of:=IF(ISBLANK([.I496]); &quot;&quot;; MONTH([.I496]))">
            <text:p/>
          </table:table-cell>
          <table:table-cell table:formula="of:=IF(ISBLANK([.Q496]); &quot;&quot;; MONTH([.Q496]))">
            <text:p/>
          </table:table-cell>
          <table:table-cell table:formula="of:=IF(OR(ISBLANK([.I496]); ISBLANK([.Q496])); &quot;&quot;; IFERROR(DATEDIF([.I496];[.Q496];&quot;d&quot;); &quot;&quot;))">
            <text:p/>
          </table:table-cell>
          <table:table-cell table:style-name="ce286" table:formula="of:=IF(ISBLANK([.P496]); &quot;&quot;; SUM([.$R$3:.R496]))">
            <text:p/>
          </table:table-cell>
          <table:table-cell table:style-name="ce286" table:formula="of:=IF(ISBLANK([.P496]); &quot;&quot;; SUM([.$S$3:.S496]))">
            <text:p/>
          </table:table-cell>
          <table:table-cell table:formula="of:=IF(ISBLANK([.K496]); &quot;&quot;; [.J496]*[.K496])">
            <text:p/>
          </table:table-cell>
          <table:table-cell table:formula="of:=IF(ISNUMBER([.AO496]); [.AO496]*0.0035; &quot;&quot;)">
            <text:p/>
          </table:table-cell>
          <table:table-cell table:style-name="ce224" table:formula="of:=IF(ISBLANK([.P496]); &quot;&quot; ; [.O496]*[.P496])">
            <text:p/>
          </table:table-cell>
          <table:table-cell table:formula="of:=IF(ISNUMBER([.AQ496]); [.AQ496]*0.0035; &quot;&quot;)">
            <text:p/>
          </table:table-cell>
          <table:table-cell table:number-columns-repeated="20"/>
        </table:table-row>
        <table:table-row table:style-name="ro2">
          <table:table-cell office:value-type="float" office:value="495" calcext:value-type="float">
            <text:p>495</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7]=&quot;Long&quot;; [.K497]-[Overview.$C$4]/[.J497]; IF([.F497]=&quot;Short&quot;; [.K497]+[Overview.$C$4]/[.J497]; &quot;&quot;)); &quot;&quot;)">
            <text:p/>
          </table:table-cell>
          <table:table-cell table:style-name="ce157" table:formula="of:=IFERROR(ABS([.L497]-[.K497])*[.J497]; &quot;&quot;)">
            <text:p/>
          </table:table-cell>
          <table:table-cell table:style-name="ce289" table:formula="of:=IFERROR(IF([.F497]=&quot;Long&quot;; [.K497]+[Overview.$C$4]/[.J497]*[Overview.$C$6]; IF([.F497]=&quot;Short&quot;; [.K497]-[Overview.$C$4]/[.J497]*[Overview.$C$6]; &quot;&quot;)); &quot;&quot;)">
            <text:p/>
          </table:table-cell>
          <table:table-cell table:style-name="ce152"/>
          <table:table-cell table:number-columns-repeated="2"/>
          <table:table-cell table:formula="of:=IFERROR([.S497]/[.M497]; &quot;&quot;)">
            <text:p/>
          </table:table-cell>
          <table:table-cell table:formula="of:=IFERROR(IF(AND([.F497]=&quot;Long&quot;; [.O497]=[.J497]); [.J497]*([.P497]-[.K497]); IF(AND([.F497]=&quot;Short&quot;; [.O497]=[.J497]); [.J497]*([.K497]-[.P497]); &quot;&quot;)); &quot;&quot;)">
            <text:p/>
          </table:table-cell>
          <table:table-cell table:formula="of:=IF(ISNUMBER([.S497]); IF([.S497]&gt;0; &quot;Win&quot;; &quot;Loss&quot;);&quot;&quot;)">
            <text:p/>
          </table:table-cell>
          <table:table-cell table:formula="of:=IF([.Q497]=&quot;&quot;; &quot;&quot;; CONCATENATE(DATEDIF([.I497];[.Q497];&quot;d&quot;); IF(DATEDIF([.I497];[.Q497];&quot;d&quot;)&gt;1; &quot; Days&quot;; &quot; Day&quot;)))">
            <text:p/>
          </table:table-cell>
          <table:table-cell table:content-validation-name="val12"/>
          <table:table-cell table:number-columns-repeated="2"/>
          <table:table-cell table:style-name="ce196"/>
          <table:table-cell table:style-name="ce205" table:formula="of:=IFERROR(IF(ISBLANK([.Y497]); &quot;&quot;; IF([.$F497]=&quot;Long&quot;; ([.Y497]-[.$K497])*[.$J497]/[.$M497]; ([.$K497]-[.Y497])*[.$J497]/[.$M497])-[.$R497]); &quot;&quot;)">
            <text:p/>
          </table:table-cell>
          <table:table-cell table:style-name="Default"/>
          <table:table-cell table:style-name="ce205" table:formula="of:=IFERROR(IF(ISBLANK([.AA497]); &quot;&quot;; IF([.$F497]=&quot;Long&quot;; ([.AA497]-[.$K497])*[.$J497]/[.$M497]; ([.$K497]-[.AA497])*[.$J497]/[.$M497])-[.$R497]); &quot;&quot;)">
            <text:p/>
          </table:table-cell>
          <table:table-cell table:style-name="Default"/>
          <table:table-cell table:style-name="ce205" table:formula="of:=IFERROR(IF(ISBLANK([.AC497]); &quot;&quot;; IF([.$F497]=&quot;Long&quot;; ([.AC497]-[.$K497])*[.$J497]/[.$M497]; ([.$K497]-[.AC497])*[.$J497]/[.$M497])-[.$R497]); &quot;&quot;)">
            <text:p/>
          </table:table-cell>
          <table:table-cell/>
          <table:table-cell table:formula="of:=IF(ISBLANK([.Q497]); &quot;&quot;; DAY([.Q497]))">
            <text:p/>
          </table:table-cell>
          <table:table-cell table:formula="of:=IF(ISBLANK([.I497]); &quot;&quot;; WEEKDAY([.I497]; 2))">
            <text:p/>
          </table:table-cell>
          <table:table-cell table:formula="of:=IF(ISBLANK([.Q497]); &quot;&quot;; WEEKDAY([.Q497]; 2))">
            <text:p/>
          </table:table-cell>
          <table:table-cell table:formula="of:=IF(ISBLANK([.Q497]); &quot;&quot;; WEEKNUM([.Q497]))">
            <text:p/>
          </table:table-cell>
          <table:table-cell table:style-name="ce224" table:formula="of:=IF(ISBLANK([.I497]); &quot;&quot;; MONTH([.I497]))">
            <text:p/>
          </table:table-cell>
          <table:table-cell table:formula="of:=IF(ISBLANK([.Q497]); &quot;&quot;; MONTH([.Q497]))">
            <text:p/>
          </table:table-cell>
          <table:table-cell table:formula="of:=IF(OR(ISBLANK([.I497]); ISBLANK([.Q497])); &quot;&quot;; IFERROR(DATEDIF([.I497];[.Q497];&quot;d&quot;); &quot;&quot;))">
            <text:p/>
          </table:table-cell>
          <table:table-cell table:style-name="ce286" table:formula="of:=IF(ISBLANK([.P497]); &quot;&quot;; SUM([.$R$3:.R497]))">
            <text:p/>
          </table:table-cell>
          <table:table-cell table:style-name="ce286" table:formula="of:=IF(ISBLANK([.P497]); &quot;&quot;; SUM([.$S$3:.S497]))">
            <text:p/>
          </table:table-cell>
          <table:table-cell table:formula="of:=IF(ISBLANK([.K497]); &quot;&quot;; [.J497]*[.K497])">
            <text:p/>
          </table:table-cell>
          <table:table-cell table:formula="of:=IF(ISNUMBER([.AO497]); [.AO497]*0.0035; &quot;&quot;)">
            <text:p/>
          </table:table-cell>
          <table:table-cell table:style-name="ce224" table:formula="of:=IF(ISBLANK([.P497]); &quot;&quot; ; [.O497]*[.P497])">
            <text:p/>
          </table:table-cell>
          <table:table-cell table:formula="of:=IF(ISNUMBER([.AQ497]); [.AQ497]*0.0035; &quot;&quot;)">
            <text:p/>
          </table:table-cell>
          <table:table-cell table:number-columns-repeated="20"/>
        </table:table-row>
        <table:table-row table:style-name="ro2">
          <table:table-cell office:value-type="float" office:value="496" calcext:value-type="float">
            <text:p>496</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8]=&quot;Long&quot;; [.K498]-[Overview.$C$4]/[.J498]; IF([.F498]=&quot;Short&quot;; [.K498]+[Overview.$C$4]/[.J498]; &quot;&quot;)); &quot;&quot;)">
            <text:p/>
          </table:table-cell>
          <table:table-cell table:style-name="ce157" table:formula="of:=IFERROR(ABS([.L498]-[.K498])*[.J498]; &quot;&quot;)">
            <text:p/>
          </table:table-cell>
          <table:table-cell table:style-name="ce289" table:formula="of:=IFERROR(IF([.F498]=&quot;Long&quot;; [.K498]+[Overview.$C$4]/[.J498]*[Overview.$C$6]; IF([.F498]=&quot;Short&quot;; [.K498]-[Overview.$C$4]/[.J498]*[Overview.$C$6]; &quot;&quot;)); &quot;&quot;)">
            <text:p/>
          </table:table-cell>
          <table:table-cell table:style-name="ce152"/>
          <table:table-cell table:number-columns-repeated="2"/>
          <table:table-cell table:formula="of:=IFERROR([.S498]/[.M498]; &quot;&quot;)">
            <text:p/>
          </table:table-cell>
          <table:table-cell table:formula="of:=IFERROR(IF(AND([.F498]=&quot;Long&quot;; [.O498]=[.J498]); [.J498]*([.P498]-[.K498]); IF(AND([.F498]=&quot;Short&quot;; [.O498]=[.J498]); [.J498]*([.K498]-[.P498]); &quot;&quot;)); &quot;&quot;)">
            <text:p/>
          </table:table-cell>
          <table:table-cell table:formula="of:=IF(ISNUMBER([.S498]); IF([.S498]&gt;0; &quot;Win&quot;; &quot;Loss&quot;);&quot;&quot;)">
            <text:p/>
          </table:table-cell>
          <table:table-cell table:formula="of:=IF([.Q498]=&quot;&quot;; &quot;&quot;; CONCATENATE(DATEDIF([.I498];[.Q498];&quot;d&quot;); IF(DATEDIF([.I498];[.Q498];&quot;d&quot;)&gt;1; &quot; Days&quot;; &quot; Day&quot;)))">
            <text:p/>
          </table:table-cell>
          <table:table-cell table:content-validation-name="val12"/>
          <table:table-cell table:number-columns-repeated="2"/>
          <table:table-cell table:style-name="ce196"/>
          <table:table-cell table:style-name="ce205" table:formula="of:=IFERROR(IF(ISBLANK([.Y498]); &quot;&quot;; IF([.$F498]=&quot;Long&quot;; ([.Y498]-[.$K498])*[.$J498]/[.$M498]; ([.$K498]-[.Y498])*[.$J498]/[.$M498])-[.$R498]); &quot;&quot;)">
            <text:p/>
          </table:table-cell>
          <table:table-cell table:style-name="Default"/>
          <table:table-cell table:style-name="ce205" table:formula="of:=IFERROR(IF(ISBLANK([.AA498]); &quot;&quot;; IF([.$F498]=&quot;Long&quot;; ([.AA498]-[.$K498])*[.$J498]/[.$M498]; ([.$K498]-[.AA498])*[.$J498]/[.$M498])-[.$R498]); &quot;&quot;)">
            <text:p/>
          </table:table-cell>
          <table:table-cell table:style-name="Default"/>
          <table:table-cell table:style-name="ce205" table:formula="of:=IFERROR(IF(ISBLANK([.AC498]); &quot;&quot;; IF([.$F498]=&quot;Long&quot;; ([.AC498]-[.$K498])*[.$J498]/[.$M498]; ([.$K498]-[.AC498])*[.$J498]/[.$M498])-[.$R498]); &quot;&quot;)">
            <text:p/>
          </table:table-cell>
          <table:table-cell/>
          <table:table-cell table:formula="of:=IF(ISBLANK([.Q498]); &quot;&quot;; DAY([.Q498]))">
            <text:p/>
          </table:table-cell>
          <table:table-cell table:formula="of:=IF(ISBLANK([.I498]); &quot;&quot;; WEEKDAY([.I498]; 2))">
            <text:p/>
          </table:table-cell>
          <table:table-cell table:formula="of:=IF(ISBLANK([.Q498]); &quot;&quot;; WEEKDAY([.Q498]; 2))">
            <text:p/>
          </table:table-cell>
          <table:table-cell table:formula="of:=IF(ISBLANK([.Q498]); &quot;&quot;; WEEKNUM([.Q498]))">
            <text:p/>
          </table:table-cell>
          <table:table-cell table:style-name="ce224" table:formula="of:=IF(ISBLANK([.I498]); &quot;&quot;; MONTH([.I498]))">
            <text:p/>
          </table:table-cell>
          <table:table-cell table:formula="of:=IF(ISBLANK([.Q498]); &quot;&quot;; MONTH([.Q498]))">
            <text:p/>
          </table:table-cell>
          <table:table-cell table:formula="of:=IF(OR(ISBLANK([.I498]); ISBLANK([.Q498])); &quot;&quot;; IFERROR(DATEDIF([.I498];[.Q498];&quot;d&quot;); &quot;&quot;))">
            <text:p/>
          </table:table-cell>
          <table:table-cell table:style-name="ce286" table:formula="of:=IF(ISBLANK([.P498]); &quot;&quot;; SUM([.$R$3:.R498]))">
            <text:p/>
          </table:table-cell>
          <table:table-cell table:style-name="ce286" table:formula="of:=IF(ISBLANK([.P498]); &quot;&quot;; SUM([.$S$3:.S498]))">
            <text:p/>
          </table:table-cell>
          <table:table-cell table:formula="of:=IF(ISBLANK([.K498]); &quot;&quot;; [.J498]*[.K498])">
            <text:p/>
          </table:table-cell>
          <table:table-cell table:formula="of:=IF(ISNUMBER([.AO498]); [.AO498]*0.0035; &quot;&quot;)">
            <text:p/>
          </table:table-cell>
          <table:table-cell table:style-name="ce224" table:formula="of:=IF(ISBLANK([.P498]); &quot;&quot; ; [.O498]*[.P498])">
            <text:p/>
          </table:table-cell>
          <table:table-cell table:formula="of:=IF(ISNUMBER([.AQ498]); [.AQ498]*0.0035; &quot;&quot;)">
            <text:p/>
          </table:table-cell>
          <table:table-cell table:number-columns-repeated="20"/>
        </table:table-row>
        <table:table-row table:style-name="ro2">
          <table:table-cell office:value-type="float" office:value="497" calcext:value-type="float">
            <text:p>497</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499]=&quot;Long&quot;; [.K499]-[Overview.$C$4]/[.J499]; IF([.F499]=&quot;Short&quot;; [.K499]+[Overview.$C$4]/[.J499]; &quot;&quot;)); &quot;&quot;)">
            <text:p/>
          </table:table-cell>
          <table:table-cell table:style-name="ce157" table:formula="of:=IFERROR(ABS([.L499]-[.K499])*[.J499]; &quot;&quot;)">
            <text:p/>
          </table:table-cell>
          <table:table-cell table:style-name="ce289" table:formula="of:=IFERROR(IF([.F499]=&quot;Long&quot;; [.K499]+[Overview.$C$4]/[.J499]*[Overview.$C$6]; IF([.F499]=&quot;Short&quot;; [.K499]-[Overview.$C$4]/[.J499]*[Overview.$C$6]; &quot;&quot;)); &quot;&quot;)">
            <text:p/>
          </table:table-cell>
          <table:table-cell table:style-name="ce152"/>
          <table:table-cell table:number-columns-repeated="2"/>
          <table:table-cell table:formula="of:=IFERROR([.S499]/[.M499]; &quot;&quot;)">
            <text:p/>
          </table:table-cell>
          <table:table-cell table:formula="of:=IFERROR(IF(AND([.F499]=&quot;Long&quot;; [.O499]=[.J499]); [.J499]*([.P499]-[.K499]); IF(AND([.F499]=&quot;Short&quot;; [.O499]=[.J499]); [.J499]*([.K499]-[.P499]); &quot;&quot;)); &quot;&quot;)">
            <text:p/>
          </table:table-cell>
          <table:table-cell table:formula="of:=IF(ISNUMBER([.S499]); IF([.S499]&gt;0; &quot;Win&quot;; &quot;Loss&quot;);&quot;&quot;)">
            <text:p/>
          </table:table-cell>
          <table:table-cell table:formula="of:=IF([.Q499]=&quot;&quot;; &quot;&quot;; CONCATENATE(DATEDIF([.I499];[.Q499];&quot;d&quot;); IF(DATEDIF([.I499];[.Q499];&quot;d&quot;)&gt;1; &quot; Days&quot;; &quot; Day&quot;)))">
            <text:p/>
          </table:table-cell>
          <table:table-cell table:content-validation-name="val12"/>
          <table:table-cell table:number-columns-repeated="2"/>
          <table:table-cell table:style-name="ce196"/>
          <table:table-cell table:style-name="ce205" table:formula="of:=IFERROR(IF(ISBLANK([.Y499]); &quot;&quot;; IF([.$F499]=&quot;Long&quot;; ([.Y499]-[.$K499])*[.$J499]/[.$M499]; ([.$K499]-[.Y499])*[.$J499]/[.$M499])-[.$R499]); &quot;&quot;)">
            <text:p/>
          </table:table-cell>
          <table:table-cell table:style-name="Default"/>
          <table:table-cell table:style-name="ce205" table:formula="of:=IFERROR(IF(ISBLANK([.AA499]); &quot;&quot;; IF([.$F499]=&quot;Long&quot;; ([.AA499]-[.$K499])*[.$J499]/[.$M499]; ([.$K499]-[.AA499])*[.$J499]/[.$M499])-[.$R499]); &quot;&quot;)">
            <text:p/>
          </table:table-cell>
          <table:table-cell table:style-name="Default"/>
          <table:table-cell table:style-name="ce205" table:formula="of:=IFERROR(IF(ISBLANK([.AC499]); &quot;&quot;; IF([.$F499]=&quot;Long&quot;; ([.AC499]-[.$K499])*[.$J499]/[.$M499]; ([.$K499]-[.AC499])*[.$J499]/[.$M499])-[.$R499]); &quot;&quot;)">
            <text:p/>
          </table:table-cell>
          <table:table-cell/>
          <table:table-cell table:formula="of:=IF(ISBLANK([.Q499]); &quot;&quot;; DAY([.Q499]))">
            <text:p/>
          </table:table-cell>
          <table:table-cell table:formula="of:=IF(ISBLANK([.I499]); &quot;&quot;; WEEKDAY([.I499]; 2))">
            <text:p/>
          </table:table-cell>
          <table:table-cell table:formula="of:=IF(ISBLANK([.Q499]); &quot;&quot;; WEEKDAY([.Q499]; 2))">
            <text:p/>
          </table:table-cell>
          <table:table-cell table:formula="of:=IF(ISBLANK([.Q499]); &quot;&quot;; WEEKNUM([.Q499]))">
            <text:p/>
          </table:table-cell>
          <table:table-cell table:style-name="ce224" table:formula="of:=IF(ISBLANK([.I499]); &quot;&quot;; MONTH([.I499]))">
            <text:p/>
          </table:table-cell>
          <table:table-cell table:formula="of:=IF(ISBLANK([.Q499]); &quot;&quot;; MONTH([.Q499]))">
            <text:p/>
          </table:table-cell>
          <table:table-cell table:formula="of:=IF(OR(ISBLANK([.I499]); ISBLANK([.Q499])); &quot;&quot;; IFERROR(DATEDIF([.I499];[.Q499];&quot;d&quot;); &quot;&quot;))">
            <text:p/>
          </table:table-cell>
          <table:table-cell table:style-name="ce286" table:formula="of:=IF(ISBLANK([.P499]); &quot;&quot;; SUM([.$R$3:.R499]))">
            <text:p/>
          </table:table-cell>
          <table:table-cell table:style-name="ce286" table:formula="of:=IF(ISBLANK([.P499]); &quot;&quot;; SUM([.$S$3:.S499]))">
            <text:p/>
          </table:table-cell>
          <table:table-cell table:formula="of:=IF(ISBLANK([.K499]); &quot;&quot;; [.J499]*[.K499])">
            <text:p/>
          </table:table-cell>
          <table:table-cell table:formula="of:=IF(ISNUMBER([.AO499]); [.AO499]*0.0035; &quot;&quot;)">
            <text:p/>
          </table:table-cell>
          <table:table-cell table:style-name="ce224" table:formula="of:=IF(ISBLANK([.P499]); &quot;&quot; ; [.O499]*[.P499])">
            <text:p/>
          </table:table-cell>
          <table:table-cell table:formula="of:=IF(ISNUMBER([.AQ499]); [.AQ499]*0.0035; &quot;&quot;)">
            <text:p/>
          </table:table-cell>
          <table:table-cell table:number-columns-repeated="20"/>
        </table:table-row>
        <table:table-row table:style-name="ro2">
          <table:table-cell office:value-type="float" office:value="498" calcext:value-type="float">
            <text:p>498</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00]=&quot;Long&quot;; [.K500]-[Overview.$C$4]/[.J500]; IF([.F500]=&quot;Short&quot;; [.K500]+[Overview.$C$4]/[.J500]; &quot;&quot;)); &quot;&quot;)">
            <text:p/>
          </table:table-cell>
          <table:table-cell table:style-name="ce157" table:formula="of:=IFERROR(ABS([.L500]-[.K500])*[.J500]; &quot;&quot;)">
            <text:p/>
          </table:table-cell>
          <table:table-cell table:style-name="ce289" table:formula="of:=IFERROR(IF([.F500]=&quot;Long&quot;; [.K500]+[Overview.$C$4]/[.J500]*[Overview.$C$6]; IF([.F500]=&quot;Short&quot;; [.K500]-[Overview.$C$4]/[.J500]*[Overview.$C$6]; &quot;&quot;)); &quot;&quot;)">
            <text:p/>
          </table:table-cell>
          <table:table-cell table:style-name="ce152"/>
          <table:table-cell table:number-columns-repeated="2"/>
          <table:table-cell table:formula="of:=IFERROR([.S500]/[.M500]; &quot;&quot;)">
            <text:p/>
          </table:table-cell>
          <table:table-cell table:formula="of:=IFERROR(IF(AND([.F500]=&quot;Long&quot;; [.O500]=[.J500]); [.J500]*([.P500]-[.K500]); IF(AND([.F500]=&quot;Short&quot;; [.O500]=[.J500]); [.J500]*([.K500]-[.P500]); &quot;&quot;)); &quot;&quot;)">
            <text:p/>
          </table:table-cell>
          <table:table-cell table:formula="of:=IF(ISNUMBER([.S500]); IF([.S500]&gt;0; &quot;Win&quot;; &quot;Loss&quot;);&quot;&quot;)">
            <text:p/>
          </table:table-cell>
          <table:table-cell table:formula="of:=IF([.Q500]=&quot;&quot;; &quot;&quot;; CONCATENATE(DATEDIF([.I500];[.Q500];&quot;d&quot;); IF(DATEDIF([.I500];[.Q500];&quot;d&quot;)&gt;1; &quot; Days&quot;; &quot; Day&quot;)))">
            <text:p/>
          </table:table-cell>
          <table:table-cell table:content-validation-name="val12"/>
          <table:table-cell table:number-columns-repeated="2"/>
          <table:table-cell table:style-name="ce196"/>
          <table:table-cell table:style-name="ce205" table:formula="of:=IFERROR(IF(ISBLANK([.Y500]); &quot;&quot;; IF([.$F500]=&quot;Long&quot;; ([.Y500]-[.$K500])*[.$J500]/[.$M500]; ([.$K500]-[.Y500])*[.$J500]/[.$M500])-[.$R500]); &quot;&quot;)">
            <text:p/>
          </table:table-cell>
          <table:table-cell table:style-name="Default"/>
          <table:table-cell table:style-name="ce205" table:formula="of:=IFERROR(IF(ISBLANK([.AA500]); &quot;&quot;; IF([.$F500]=&quot;Long&quot;; ([.AA500]-[.$K500])*[.$J500]/[.$M500]; ([.$K500]-[.AA500])*[.$J500]/[.$M500])-[.$R500]); &quot;&quot;)">
            <text:p/>
          </table:table-cell>
          <table:table-cell table:style-name="Default"/>
          <table:table-cell table:style-name="ce205" table:formula="of:=IFERROR(IF(ISBLANK([.AC500]); &quot;&quot;; IF([.$F500]=&quot;Long&quot;; ([.AC500]-[.$K500])*[.$J500]/[.$M500]; ([.$K500]-[.AC500])*[.$J500]/[.$M500])-[.$R500]); &quot;&quot;)">
            <text:p/>
          </table:table-cell>
          <table:table-cell/>
          <table:table-cell table:formula="of:=IF(ISBLANK([.Q500]); &quot;&quot;; DAY([.Q500]))">
            <text:p/>
          </table:table-cell>
          <table:table-cell table:formula="of:=IF(ISBLANK([.I500]); &quot;&quot;; WEEKDAY([.I500]; 2))">
            <text:p/>
          </table:table-cell>
          <table:table-cell table:formula="of:=IF(ISBLANK([.Q500]); &quot;&quot;; WEEKDAY([.Q500]; 2))">
            <text:p/>
          </table:table-cell>
          <table:table-cell table:formula="of:=IF(ISBLANK([.Q500]); &quot;&quot;; WEEKNUM([.Q500]))">
            <text:p/>
          </table:table-cell>
          <table:table-cell table:style-name="ce224" table:formula="of:=IF(ISBLANK([.I500]); &quot;&quot;; MONTH([.I500]))">
            <text:p/>
          </table:table-cell>
          <table:table-cell table:formula="of:=IF(ISBLANK([.Q500]); &quot;&quot;; MONTH([.Q500]))">
            <text:p/>
          </table:table-cell>
          <table:table-cell table:formula="of:=IF(OR(ISBLANK([.I500]); ISBLANK([.Q500])); &quot;&quot;; IFERROR(DATEDIF([.I500];[.Q500];&quot;d&quot;); &quot;&quot;))">
            <text:p/>
          </table:table-cell>
          <table:table-cell table:style-name="ce286" table:formula="of:=IF(ISBLANK([.P500]); &quot;&quot;; SUM([.$R$3:.R500]))">
            <text:p/>
          </table:table-cell>
          <table:table-cell table:style-name="ce286" table:formula="of:=IF(ISBLANK([.P500]); &quot;&quot;; SUM([.$S$3:.S500]))">
            <text:p/>
          </table:table-cell>
          <table:table-cell table:formula="of:=IF(ISBLANK([.K500]); &quot;&quot;; [.J500]*[.K500])">
            <text:p/>
          </table:table-cell>
          <table:table-cell table:formula="of:=IF(ISNUMBER([.AO500]); [.AO500]*0.0035; &quot;&quot;)">
            <text:p/>
          </table:table-cell>
          <table:table-cell table:style-name="ce224" table:formula="of:=IF(ISBLANK([.P500]); &quot;&quot; ; [.O500]*[.P500])">
            <text:p/>
          </table:table-cell>
          <table:table-cell table:formula="of:=IF(ISNUMBER([.AQ500]); [.AQ500]*0.0035; &quot;&quot;)">
            <text:p/>
          </table:table-cell>
          <table:table-cell table:number-columns-repeated="20"/>
        </table:table-row>
        <table:table-row table:style-name="ro2">
          <table:table-cell office:value-type="float" office:value="499" calcext:value-type="float">
            <text:p>499</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01]=&quot;Long&quot;; [.K501]-[Overview.$C$4]/[.J501]; IF([.F501]=&quot;Short&quot;; [.K501]+[Overview.$C$4]/[.J501]; &quot;&quot;)); &quot;&quot;)">
            <text:p/>
          </table:table-cell>
          <table:table-cell table:style-name="ce157" table:formula="of:=IFERROR(ABS([.L501]-[.K501])*[.J501]; &quot;&quot;)">
            <text:p/>
          </table:table-cell>
          <table:table-cell table:style-name="ce289" table:formula="of:=IFERROR(IF([.F501]=&quot;Long&quot;; [.K501]+[Overview.$C$4]/[.J501]*[Overview.$C$6]; IF([.F501]=&quot;Short&quot;; [.K501]-[Overview.$C$4]/[.J501]*[Overview.$C$6]; &quot;&quot;)); &quot;&quot;)">
            <text:p/>
          </table:table-cell>
          <table:table-cell table:style-name="ce152"/>
          <table:table-cell table:number-columns-repeated="2"/>
          <table:table-cell table:formula="of:=IFERROR([.S501]/[.M501]; &quot;&quot;)">
            <text:p/>
          </table:table-cell>
          <table:table-cell table:formula="of:=IFERROR(IF(AND([.F501]=&quot;Long&quot;; [.O501]=[.J501]); [.J501]*([.P501]-[.K501]); IF(AND([.F501]=&quot;Short&quot;; [.O501]=[.J501]); [.J501]*([.K501]-[.P501]); &quot;&quot;)); &quot;&quot;)">
            <text:p/>
          </table:table-cell>
          <table:table-cell table:formula="of:=IF(ISNUMBER([.S501]); IF([.S501]&gt;0; &quot;Win&quot;; &quot;Loss&quot;);&quot;&quot;)">
            <text:p/>
          </table:table-cell>
          <table:table-cell table:formula="of:=IF([.Q501]=&quot;&quot;; &quot;&quot;; CONCATENATE(DATEDIF([.I501];[.Q501];&quot;d&quot;); IF(DATEDIF([.I501];[.Q501];&quot;d&quot;)&gt;1; &quot; Days&quot;; &quot; Day&quot;)))">
            <text:p/>
          </table:table-cell>
          <table:table-cell table:content-validation-name="val12"/>
          <table:table-cell table:number-columns-repeated="2"/>
          <table:table-cell table:style-name="ce196"/>
          <table:table-cell table:style-name="ce205" table:formula="of:=IFERROR(IF(ISBLANK([.Y501]); &quot;&quot;; IF([.$F501]=&quot;Long&quot;; ([.Y501]-[.$K501])*[.$J501]/[.$M501]; ([.$K501]-[.Y501])*[.$J501]/[.$M501])-[.$R501]); &quot;&quot;)">
            <text:p/>
          </table:table-cell>
          <table:table-cell table:style-name="Default"/>
          <table:table-cell table:style-name="ce205" table:formula="of:=IFERROR(IF(ISBLANK([.AA501]); &quot;&quot;; IF([.$F501]=&quot;Long&quot;; ([.AA501]-[.$K501])*[.$J501]/[.$M501]; ([.$K501]-[.AA501])*[.$J501]/[.$M501])-[.$R501]); &quot;&quot;)">
            <text:p/>
          </table:table-cell>
          <table:table-cell table:style-name="Default"/>
          <table:table-cell table:style-name="ce205" table:formula="of:=IFERROR(IF(ISBLANK([.AC501]); &quot;&quot;; IF([.$F501]=&quot;Long&quot;; ([.AC501]-[.$K501])*[.$J501]/[.$M501]; ([.$K501]-[.AC501])*[.$J501]/[.$M501])-[.$R501]); &quot;&quot;)">
            <text:p/>
          </table:table-cell>
          <table:table-cell/>
          <table:table-cell table:formula="of:=IF(ISBLANK([.Q501]); &quot;&quot;; DAY([.Q501]))">
            <text:p/>
          </table:table-cell>
          <table:table-cell table:formula="of:=IF(ISBLANK([.I501]); &quot;&quot;; WEEKDAY([.I501]; 2))">
            <text:p/>
          </table:table-cell>
          <table:table-cell table:formula="of:=IF(ISBLANK([.Q501]); &quot;&quot;; WEEKDAY([.Q501]; 2))">
            <text:p/>
          </table:table-cell>
          <table:table-cell table:formula="of:=IF(ISBLANK([.Q501]); &quot;&quot;; WEEKNUM([.Q501]))">
            <text:p/>
          </table:table-cell>
          <table:table-cell table:style-name="ce224" table:formula="of:=IF(ISBLANK([.I501]); &quot;&quot;; MONTH([.I501]))">
            <text:p/>
          </table:table-cell>
          <table:table-cell table:formula="of:=IF(ISBLANK([.Q501]); &quot;&quot;; MONTH([.Q501]))">
            <text:p/>
          </table:table-cell>
          <table:table-cell table:formula="of:=IF(OR(ISBLANK([.I501]); ISBLANK([.Q501])); &quot;&quot;; IFERROR(DATEDIF([.I501];[.Q501];&quot;d&quot;); &quot;&quot;))">
            <text:p/>
          </table:table-cell>
          <table:table-cell table:style-name="ce286" table:formula="of:=IF(ISBLANK([.P501]); &quot;&quot;; SUM([.$R$3:.R501]))">
            <text:p/>
          </table:table-cell>
          <table:table-cell table:style-name="ce286" table:formula="of:=IF(ISBLANK([.P501]); &quot;&quot;; SUM([.$S$3:.S501]))">
            <text:p/>
          </table:table-cell>
          <table:table-cell table:formula="of:=IF(ISBLANK([.K501]); &quot;&quot;; [.J501]*[.K501])">
            <text:p/>
          </table:table-cell>
          <table:table-cell table:formula="of:=IF(ISNUMBER([.AO501]); [.AO501]*0.0035; &quot;&quot;)">
            <text:p/>
          </table:table-cell>
          <table:table-cell table:style-name="ce224" table:formula="of:=IF(ISBLANK([.P501]); &quot;&quot; ; [.O501]*[.P501])">
            <text:p/>
          </table:table-cell>
          <table:table-cell table:formula="of:=IF(ISNUMBER([.AQ501]); [.AQ501]*0.0035; &quot;&quot;)">
            <text:p/>
          </table:table-cell>
          <table:table-cell table:number-columns-repeated="20"/>
        </table:table-row>
        <table:table-row table:style-name="ro2">
          <table:table-cell office:value-type="float" office:value="500" calcext:value-type="float">
            <text:p>500</text:p>
          </table:table-cell>
          <table:table-cell table:style-name="ce219"/>
          <table:table-cell table:style-name="ce219" table:content-validation-name="val2"/>
          <table:table-cell table:style-name="ce219" table:content-validation-name="val4"/>
          <table:table-cell table:style-name="ce219" table:content-validation-name="val6"/>
          <table:table-cell table:style-name="ce233" table:content-validation-name="val8"/>
          <table:table-cell table:content-validation-name="val10"/>
          <table:table-cell table:content-validation-name="val11"/>
          <table:table-cell table:number-columns-repeated="3"/>
          <table:table-cell table:style-name="ce273" table:formula="of:=IFERROR(IF([.F502]=&quot;Long&quot;; [.K502]-[Overview.$C$4]/[.J502]; IF([.F502]=&quot;Short&quot;; [.K502]+[Overview.$C$4]/[.J502]; &quot;&quot;)); &quot;&quot;)">
            <text:p/>
          </table:table-cell>
          <table:table-cell table:style-name="ce157" table:formula="of:=IFERROR(ABS([.L502]-[.K502])*[.J502]; &quot;&quot;)">
            <text:p/>
          </table:table-cell>
          <table:table-cell table:style-name="ce289" table:formula="of:=IFERROR(IF([.F502]=&quot;Long&quot;; [.K502]+[Overview.$C$4]/[.J502]*[Overview.$C$6]; IF([.F502]=&quot;Short&quot;; [.K502]-[Overview.$C$4]/[.J502]*[Overview.$C$6]; &quot;&quot;)); &quot;&quot;)">
            <text:p/>
          </table:table-cell>
          <table:table-cell table:style-name="ce152"/>
          <table:table-cell table:number-columns-repeated="2"/>
          <table:table-cell table:formula="of:=IFERROR([.S502]/[.M502]; &quot;&quot;)">
            <text:p/>
          </table:table-cell>
          <table:table-cell table:formula="of:=IFERROR(IF(AND([.F502]=&quot;Long&quot;; [.O502]=[.J502]); [.J502]*([.P502]-[.K502]); IF(AND([.F502]=&quot;Short&quot;; [.O502]=[.J502]); [.J502]*([.K502]-[.P502]); &quot;&quot;)); &quot;&quot;)">
            <text:p/>
          </table:table-cell>
          <table:table-cell table:formula="of:=IF(ISNUMBER([.S502]); IF([.S502]&gt;0; &quot;Win&quot;; &quot;Loss&quot;);&quot;&quot;)">
            <text:p/>
          </table:table-cell>
          <table:table-cell table:formula="of:=IF([.Q502]=&quot;&quot;; &quot;&quot;; CONCATENATE(DATEDIF([.I502];[.Q502];&quot;d&quot;); IF(DATEDIF([.I502];[.Q502];&quot;d&quot;)&gt;1; &quot; Days&quot;; &quot; Day&quot;)))">
            <text:p/>
          </table:table-cell>
          <table:table-cell table:content-validation-name="val12"/>
          <table:table-cell table:number-columns-repeated="2"/>
          <table:table-cell table:style-name="ce196"/>
          <table:table-cell table:style-name="ce205" table:formula="of:=IFERROR(IF(ISBLANK([.Y502]); &quot;&quot;; IF([.$F502]=&quot;Long&quot;; ([.Y502]-[.$K502])*[.$J502]/[.$M502]; ([.$K502]-[.Y502])*[.$J502]/[.$M502])-[.$R502]); &quot;&quot;)">
            <text:p/>
          </table:table-cell>
          <table:table-cell table:style-name="Default"/>
          <table:table-cell table:style-name="ce205" table:formula="of:=IFERROR(IF(ISBLANK([.AA502]); &quot;&quot;; IF([.$F502]=&quot;Long&quot;; ([.AA502]-[.$K502])*[.$J502]/[.$M502]; ([.$K502]-[.AA502])*[.$J502]/[.$M502])-[.$R502]); &quot;&quot;)">
            <text:p/>
          </table:table-cell>
          <table:table-cell table:style-name="Default"/>
          <table:table-cell table:style-name="ce205" table:formula="of:=IFERROR(IF(ISBLANK([.AC502]); &quot;&quot;; IF([.$F502]=&quot;Long&quot;; ([.AC502]-[.$K502])*[.$J502]/[.$M502]; ([.$K502]-[.AC502])*[.$J502]/[.$M502])-[.$R502]); &quot;&quot;)">
            <text:p/>
          </table:table-cell>
          <table:table-cell/>
          <table:table-cell table:formula="of:=IF(ISBLANK([.Q502]); &quot;&quot;; DAY([.Q502]))">
            <text:p/>
          </table:table-cell>
          <table:table-cell table:formula="of:=IF(ISBLANK([.I502]); &quot;&quot;; WEEKDAY([.I502]; 2))">
            <text:p/>
          </table:table-cell>
          <table:table-cell table:formula="of:=IF(ISBLANK([.Q502]); &quot;&quot;; WEEKDAY([.Q502]; 2))">
            <text:p/>
          </table:table-cell>
          <table:table-cell table:formula="of:=IF(ISBLANK([.Q502]); &quot;&quot;; WEEKNUM([.Q502]))">
            <text:p/>
          </table:table-cell>
          <table:table-cell table:style-name="ce224" table:formula="of:=IF(ISBLANK([.I502]); &quot;&quot;; MONTH([.I502]))">
            <text:p/>
          </table:table-cell>
          <table:table-cell table:formula="of:=IF(ISBLANK([.Q502]); &quot;&quot;; MONTH([.Q502]))">
            <text:p/>
          </table:table-cell>
          <table:table-cell table:formula="of:=IF(OR(ISBLANK([.I502]); ISBLANK([.Q502])); &quot;&quot;; IFERROR(DATEDIF([.I502];[.Q502];&quot;d&quot;); &quot;&quot;))">
            <text:p/>
          </table:table-cell>
          <table:table-cell table:style-name="ce286" table:formula="of:=IF(ISBLANK([.P502]); &quot;&quot;; SUM([.$R$3:.R502]))">
            <text:p/>
          </table:table-cell>
          <table:table-cell table:style-name="ce286" table:formula="of:=IF(ISBLANK([.P502]); &quot;&quot;; SUM([.$S$3:.S502]))">
            <text:p/>
          </table:table-cell>
          <table:table-cell table:formula="of:=IF(ISBLANK([.K502]); &quot;&quot;; [.J502]*[.K502])">
            <text:p/>
          </table:table-cell>
          <table:table-cell table:formula="of:=IF(ISNUMBER([.AO502]); [.AO502]*0.0035; &quot;&quot;)">
            <text:p/>
          </table:table-cell>
          <table:table-cell table:style-name="ce224" table:formula="of:=IF(ISBLANK([.P502]); &quot;&quot; ; [.O502]*[.P502])">
            <text:p/>
          </table:table-cell>
          <table:table-cell table:formula="of:=IF(ISNUMBER([.AQ502]); [.AQ502]*0.0035; &quot;&quot;)">
            <text:p/>
          </table:table-cell>
          <table:table-cell table:number-columns-repeated="20"/>
        </table:table-row>
        <table:table-row table:style-name="ro2">
          <table:table-cell table:style-name="ce83"/>
          <table:table-cell table:style-name="ce221"/>
          <table:table-cell table:style-name="ce221" table:content-validation-name="val2"/>
          <table:table-cell table:style-name="ce221" table:content-validation-name="val4"/>
          <table:table-cell table:style-name="ce221" table:content-validation-name="val6"/>
          <table:table-cell table:style-name="ce136" table:content-validation-name="val8"/>
          <table:table-cell table:style-name="ce141" table:content-validation-name="val10"/>
          <table:table-cell table:style-name="ce147" table:content-validation-name="val11"/>
          <table:table-cell table:style-name="ce104"/>
          <table:table-cell table:style-name="ce125"/>
          <table:table-cell table:style-name="ce121"/>
          <table:table-cell table:style-name="ce135"/>
          <table:table-cell table:style-name="ce158"/>
          <table:table-cell table:style-name="ce121"/>
          <table:table-cell table:style-name="ce153"/>
          <table:table-cell table:style-name="ce121"/>
          <table:table-cell table:style-name="ce194" table:number-columns-repeated="5"/>
          <table:table-cell table:style-name="ce191" table:content-validation-name="val12"/>
          <table:table-cell table:style-name="ce221"/>
          <table:table-cell table:style-name="ce128"/>
          <table:table-cell table:style-name="ce198"/>
          <table:table-cell table:style-name="ce128"/>
          <table:table-cell table:style-name="ce210" table:number-columns-repeated="4"/>
          <table:table-cell table:style-name="ce164" table:number-columns-repeated="34"/>
        </table:table-row>
        <table:table-row table:style-name="ro2" table:number-rows-repeated="122">
          <table:table-cell table:style-name="ce168"/>
          <table:table-cell table:style-name="ce222"/>
          <table:table-cell table:style-name="ce222" table:content-validation-name="val1"/>
          <table:table-cell table:style-name="ce222" table:content-validation-name="val3"/>
          <table:table-cell table:style-name="ce222" table:content-validation-name="val5"/>
          <table:table-cell table:style-name="ce226" table:content-validation-name="val7"/>
          <table:table-cell table:style-name="ce232" table:content-validation-name="val9"/>
          <table:table-cell table:style-name="ce237" table:content-validation-name="val9"/>
          <table:table-cell table:style-name="ce242"/>
          <table:table-cell table:style-name="ce247"/>
          <table:table-cell table:style-name="ce253"/>
          <table:table-cell table:style-name="ce259"/>
          <table:table-cell table:style-name="ce264"/>
          <table:table-cell table:style-name="ce253"/>
          <table:table-cell table:style-name="ce247"/>
          <table:table-cell table:style-name="ce253"/>
          <table:table-cell table:style-name="ce279"/>
          <table:table-cell table:style-name="ce283"/>
          <table:table-cell table:style-name="ce288"/>
          <table:table-cell table:style-name="ce292" table:number-columns-repeated="2"/>
          <table:table-cell table:style-name="ce297" table:content-validation-name="val12"/>
          <table:table-cell table:style-name="ce222"/>
          <table:table-cell table:style-name="ce301"/>
          <table:table-cell table:style-name="ce306"/>
          <table:table-cell table:style-name="ce311"/>
          <table:table-cell table:style-name="ce301" table:number-columns-repeated="4"/>
          <table:table-cell table:number-columns-repeated="34"/>
        </table:table-row>
        <table:table-row table:style-name="ro2" table:number-rows-repeated="1047950">
          <table:table-cell table:number-columns-repeated="2"/>
          <table:table-cell table:content-validation-name="val1"/>
          <table:table-cell table:content-validation-name="val3"/>
          <table:table-cell table:content-validation-name="val5"/>
          <table:table-cell table:content-validation-name="val7"/>
          <table:table-cell table:content-validation-name="val9" table:number-columns-repeated="2"/>
          <table:table-cell table:number-columns-repeated="13"/>
          <table:table-cell table:content-validation-name="val12"/>
          <table:table-cell table:number-columns-repeated="42"/>
        </table:table-row>
        <table:table-row table:style-name="ro2">
          <table:table-cell table:number-columns-repeated="2"/>
          <table:table-cell table:content-validation-name="val1"/>
          <table:table-cell table:content-validation-name="val3"/>
          <table:table-cell table:content-validation-name="val5"/>
          <table:table-cell table:content-validation-name="val7"/>
          <table:table-cell table:content-validation-name="val9" table:number-columns-repeated="2"/>
          <table:table-cell table:number-columns-repeated="13"/>
          <table:table-cell table:content-validation-name="val12"/>
          <table:table-cell table:number-columns-repeated="42"/>
        </table:table-row>
        <calcext:conditional-formats>
          <calcext:conditional-format calcext:target-range-address="Log.M2:Log.M503">
            <calcext:condition calcext:apply-style-name="Warning" calcext:value="not-between([$Misc.$K$22],[$Misc.$K$23])" calcext:base-cell-address="Log.M2"/>
          </calcext:conditional-format>
          <calcext:conditional-format calcext:target-range-address="Log.O3:Log.O503">
            <calcext:condition calcext:apply-style-name="Error" calcext:value="formula-is(AND(NOT([.$O3]=[.$J3]); NOT([.$O3]=0)))" calcext:base-cell-address="Log.O3"/>
          </calcext:conditional-format>
        </calcext:conditional-formats>
      </table:table>
      <table:named-expressions>
        <table:named-range table:name="FRIDAY" table:base-cell-address="$Misc.$H$6" table:cell-range-address="$Misc.$H$25"/>
        <table:named-range table:name="MONDAY" table:base-cell-address="$Misc.$H$2" table:cell-range-address="$Misc.$H$21"/>
        <table:named-range table:name="SATURDAY" table:base-cell-address="$Misc.$H$7" table:cell-range-address="$Misc.$H$26"/>
        <table:named-range table:name="SUNDAY" table:base-cell-address="$Misc.$H$8" table:cell-range-address="$Misc.$H$27"/>
        <table:named-range table:name="THURSDAY" table:base-cell-address="$Misc.$H$5" table:cell-range-address="$Misc.$H$24"/>
        <table:named-range table:name="TUESDAY" table:base-cell-address="$Misc.$H$3" table:cell-range-address="$Misc.$H$22"/>
        <table:named-range table:name="WEDNESDAY" table:base-cell-address="$Misc.$H$4" table:cell-range-address="$Misc.$H$23"/>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currency-style style:name="N112P0" style:volatile="true">
      <number:currency-symbol number:language="en" number:country="US">$</number:currency-symbol>
      <number:number number:decimal-places="0" loext:min-decimal-places="0" number:min-integer-digits="1" number:grouping="true"/>
    </number:currency-style>
    <number:currency-style style:name="N112">
      <number:text>-</number:text>
      <number:currency-symbol number:language="en" number:country="US">$</number:currency-symbol>
      <number:number number:decimal-places="0" loext: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loext:min-decimal-places="2" number:min-integer-digits="1" number:grouping="true"/>
    </number:currency-style>
    <number:currency-style style:name="N116">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loext: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8P0"/>
    </number:currency-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number:text>
      <style:map style:condition="value()&gt;=0" style:apply-style-name="N120P0"/>
    </number:number-style>
    <number:number-style style:name="N122P0" style:volatile="true">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4">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6">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37">
      <number:number number:decimal-places="0" loext:min-decimal-places="0" number:min-integer-digits="1" number:grouping="true"/>
      <number:text>:1</number:text>
    </number:number-style>
    <number:date-style style:name="N138">
      <number:day number:style="long"/>
      <number:text>/</number:text>
      <number:month number:style="long"/>
      <number:text>/</number:text>
      <number:year number:style="long"/>
      <number:text> </number:text>
      <number:hours number:style="long"/>
      <number:text>:</number:text>
      <number:minutes number:style="long"/>
    </number:date-style>
    <number:currency-style style:name="N140P0" style:volatile="true">
      <number:number number:decimal-places="0" loext:min-decimal-places="0" number:min-integer-digits="1" number:grouping="true"/>
      <number:text> </number:text>
      <number:currency-symbol number:language="fr" number:country="FR">F</number:currency-symbol>
    </number:currency-style>
    <number:currency-style style:name="N140">
      <number:text>-</number:text>
      <number:number number:decimal-places="0" loext:min-decimal-places="0" number:min-integer-digits="1" number:grouping="true"/>
      <number:text> </number:text>
      <number:currency-symbol number:language="fr" number:country="FR">F</number:currency-symbol>
      <style:map style:condition="value()&gt;=0" style:apply-style-name="N140P0"/>
    </number:currency-style>
    <number:currency-style style:name="N142P0" style:volatile="true">
      <number:number number:decimal-places="2" loext:min-decimal-places="2" number:min-integer-digits="1" number:grouping="true"/>
      <number:text> </number:text>
      <number:currency-symbol number:language="fr" number:country="FR">F</number:currency-symbol>
    </number:currency-style>
    <number:currency-style style:name="N142">
      <number:text>-</number:text>
      <number:number number:decimal-places="2" loext:min-decimal-places="2" number:min-integer-digits="1" number:grouping="true"/>
      <number:text> </number:text>
      <number:currency-symbol number:language="fr" number:country="FR">F</number:currency-symbol>
      <style:map style:condition="value()&gt;=0" style:apply-style-name="N142P0"/>
    </number:currency-style>
    <number:currency-style style:name="N143P0" style:volatile="true">
      <number:number number:decimal-places="0" loext:min-decimal-places="0" number:min-integer-digits="1" number:grouping="true"/>
      <number:text> </number:text>
      <number:currency-symbol number:language="fr" number:country="FR">F</number:currency-symbol>
    </number:currency-style>
    <number:currency-style style:name="N143">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43P0"/>
    </number:currency-style>
    <number:currency-style style:name="N144P0" style:volatile="true">
      <number:number number:decimal-places="2" loext:min-decimal-places="2" number:min-integer-digits="1" number:grouping="true"/>
      <number:text> </number:text>
      <number:currency-symbol number:language="fr" number:country="FR">F</number:currency-symbol>
    </number:currency-style>
    <number:currency-style style:name="N144">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44P0"/>
    </number:currency-style>
    <number:currency-style style:name="N146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46">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46P0"/>
    </number:currency-style>
    <number:currency-style style:name="N148P0" style:volatile="true">
      <number:number number:decimal-places="2" loext:min-decimal-places="2" number:min-integer-digits="1" number:grouping="true"/>
      <number:text> </number:text>
      <number:currency-symbol number:language="fr" number:country="FR">€</number:currency-symbol>
    </number:currency-style>
    <number:currency-style style:name="N14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8P0"/>
    </number:currency-style>
    <number:currency-style style:name="N150P0" style:volatile="true">
      <number:number number:decimal-places="2" loext:min-decimal-places="2" number:min-integer-digits="1" number:grouping="true"/>
      <number:text> </number:text>
      <number:currency-symbol number:language="fr" number:country="BE">€</number:currency-symbol>
    </number:currency-style>
    <number:currency-style style:name="N150">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50P0"/>
    </number:currency-style>
    <number:percentage-style style:name="N151">
      <number:number number:decimal-places="1" loext:min-decimal-places="1" number:min-integer-digits="1"/>
      <number:text>%</number:text>
    </number:percentage-style>
    <number:number-style style:name="N152">
      <number:number number:decimal-places="1" loext:min-decimal-places="1" number:min-integer-digits="1"/>
    </number:number-style>
    <number:number-style style:name="N153">
      <number:number number:decimal-places="3" loext:min-decimal-places="3" number:min-integer-digits="1"/>
    </number:number-style>
    <number:number-style style:name="N154">
      <number:number number:decimal-places="3" loext:min-decimal-places="3" number:min-integer-digits="1" number:grouping="true"/>
    </number:number-style>
    <number:number-style style:name="N155">
      <number:number number:decimal-places="5" loext:min-decimal-places="5" number:min-integer-digits="1"/>
    </number:number-style>
    <number:number-style style:name="N156">
      <number:number number:decimal-places="4" loext:min-decimal-places="4" number:min-integer-digits="1"/>
    </number:number-style>
    <number:number-style style:name="N157">
      <number:number number:decimal-places="1" loext:min-decimal-places="1" number:min-integer-digits="1" number:grouping="true"/>
    </number:number-style>
    <number:number-style style:name="N160P0" style:volatile="true">
      <number:text>+</number:text>
      <number:number number:decimal-places="2" loext:min-decimal-places="2" number:min-integer-digits="1"/>
    </number:number-style>
    <number:number-style style:name="N160P1" style:volatile="true">
      <number:text>-</number:text>
      <number:number number:decimal-places="2" loext:min-decimal-places="2" number:min-integer-digits="1"/>
    </number:number-style>
    <number:number-style style:name="N160" number:title="User-defined">
      <number:number number:decimal-places="0" loext:min-decimal-places="0" number:min-integer-digits="1"/>
      <style:map style:condition="value()&gt;0" style:apply-style-name="N160P0"/>
      <style:map style:condition="value()&lt;0" style:apply-style-name="N160P1"/>
    </number:number-style>
    <number:number-style style:name="N163P0" style:volatile="true">
      <number:text>+</number:text>
      <number:number number:decimal-places="2" loext:min-decimal-places="2" number:min-integer-digits="1"/>
      <number:text> R</number:text>
    </number:number-style>
    <number:number-style style:name="N163P1" style:volatile="true">
      <number:text>-</number:text>
      <number:number number:decimal-places="2" loext:min-decimal-places="2" number:min-integer-digits="1"/>
      <number:text> R</number:text>
    </number:number-style>
    <number:number-style style:name="N163">
      <number:number number:decimal-places="0" loext:min-decimal-places="0" number:min-integer-digits="1"/>
      <style:map style:condition="value()&gt;0" style:apply-style-name="N163P0"/>
      <style:map style:condition="value()&lt;0" style:apply-style-name="N163P1"/>
    </number:number-style>
    <number:number-style style:name="N164">
      <number:number number:decimal-places="2" loext:min-decimal-places="2" number:min-integer-digits="1" number:grouping="true"/>
      <number:text> Days</number:text>
    </number:number-style>
    <number:number-style style:name="N165">
      <number:number number:decimal-places="2" loext:min-decimal-places="2" number:min-integer-digits="1" number:grouping="true"/>
      <number:text> $/d</number:text>
    </number:number-style>
    <number:number-style style:name="N166">
      <number:number number:decimal-places="12" loext:min-decimal-places="12" number:min-integer-digits="1"/>
    </number:number-style>
    <number:number-style style:name="N167">
      <number:number number:decimal-places="11" loext:min-decimal-places="11" number:min-integer-digits="1"/>
    </number:number-style>
    <number:number-style style:name="N168">
      <number:number number:decimal-places="10" loext:min-decimal-places="10" number:min-integer-digits="1"/>
    </number:number-style>
    <number:number-style style:name="N169">
      <number:number number:decimal-places="9" loext:min-decimal-places="9" number:min-integer-digits="1"/>
    </number:number-style>
    <number:number-style style:name="N170">
      <number:number number:decimal-places="8" loext:min-decimal-places="8"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number-style style:name="N173">
      <number:number number:decimal-places="14" loext:min-decimal-places="14" number:min-integer-digits="1"/>
    </number:number-style>
    <number:number-style style:name="N174">
      <number:number number:decimal-places="13" loext:min-decimal-places="13" number:min-integer-digits="1"/>
    </number:number-style>
    <number:number-style style:name="N175">
      <number:number number:decimal-places="15" loext:min-decimal-places="15" number:min-integer-digits="1"/>
    </number:number-style>
    <number:number-style style:name="N176">
      <number:number number:decimal-places="16" loext:min-decimal-places="16" number:min-integer-digits="1"/>
    </number:number-style>
    <number:number-style style:name="N177">
      <number:number number:decimal-places="17" loext:min-decimal-places="17" number:min-integer-digits="1"/>
    </number:number-style>
    <number:number-style style:name="N178">
      <number:number number:decimal-places="18" loext:min-decimal-places="18" number:min-integer-digits="1"/>
    </number:number-style>
    <number:number-style style:name="N179">
      <number:number number:decimal-places="19" loext:min-decimal-places="19" number:min-integer-digits="1"/>
    </number:number-style>
    <number:number-style style:name="N181P0" style:volatile="true">
      <style:text-properties fo:color="#00ff00"/>
      <number:number number:decimal-places="2" loext:min-decimal-places="2" number:min-integer-digits="1"/>
    </number:number-style>
    <number:number-style style:name="N181" number:title="User-defined">
      <style:text-properties fo:color="#ff0000"/>
      <number:text>-</number:text>
      <number:number number:decimal-places="2" loext:min-decimal-places="2" number:min-integer-digits="1"/>
      <style:map style:condition="value()&gt;=0" style:apply-style-name="N181P0"/>
    </number:number-style>
    <number:number-style style:name="N183P0" style:volatile="true">
      <style:text-properties fo:color="#0000ff"/>
      <number:number number:decimal-places="2" loext:min-decimal-places="2" number:min-integer-digits="1"/>
    </number:number-style>
    <number:number-style style:name="N183" number:title="User-defined">
      <style:text-properties fo:color="#ff0000"/>
      <number:text>-</number:text>
      <number:number number:decimal-places="2" loext:min-decimal-places="2" number:min-integer-digits="1"/>
      <style:map style:condition="value()&gt;=0" style:apply-style-name="N183P0"/>
    </number:number-style>
    <number:number-style style:name="N184">
      <number:number number:decimal-places="4" loext:min-decimal-places="4" number:min-integer-digits="1" number:grouping="true"/>
    </number:number-style>
    <number:number-style style:name="N185">
      <number:number number:decimal-places="5" loext:min-decimal-places="5" number:min-integer-digits="1" number:grouping="true"/>
    </number:number-style>
    <number:number-style style:name="N186">
      <number:number number:decimal-places="0" loext:min-decimal-places="0" number:min-integer-digits="1" number:grouping="true"/>
      <number:text> min.</number:text>
    </number:number-style>
    <number:number-style style:name="N187">
      <number:number number:decimal-places="2" loext:min-decimal-places="2" number:min-integer-digits="1" number:grouping="true"/>
      <number:text> min</number:text>
    </number:number-style>
    <number:number-style style:name="N188" number:title="User-defined">
      <number:number number:decimal-places="2" loext:min-decimal-places="2" number:min-integer-digits="1" number:grouping="true"/>
      <number:text> $/m</number:text>
    </number:number-style>
    <number:date-style style:name="N1010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currency-style style:name="N10109P0" style:volatile="true" number:language="fr" number:country="FR">
      <number:number number:decimal-places="2" loext:min-decimal-places="2" number:min-integer-digits="1" number:grouping="true"/>
      <number:text> </number:text>
      <number:currency-symbol number:language="uk" number:country="UA">грн.</number:currency-symbol>
    </number:currency-style>
    <number:currency-style style:name="N10109" number:language="fr" number:country="FR">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0109P0"/>
    </number:currency-style>
    <number:currency-style style:name="N10111P0" style:volatile="true" number:language="fr" number:country="FR">
      <number:currency-symbol number:language="en" number:country="US">$</number:currency-symbol>
      <number:number number:decimal-places="2" loext:min-decimal-places="2" number:min-integer-digits="1" number:grouping="true"/>
    </number:currency-style>
    <number:currency-style style:name="N10111" number:language="fr" number:country="FR">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11P0"/>
    </number:currency-style>
    <number:currency-style style:name="N20112P0" style:volatile="true" number:language="en" number:country="GB">
      <number:number number:decimal-places="2" loext:min-decimal-places="2" number:min-integer-digits="1" number:grouping="true"/>
      <number:text> </number:text>
      <number:currency-symbol>€</number:currency-symbol>
    </number:currency-style>
    <number:currency-style style:name="N20112" number:language="en" number:country="GB">
      <style:text-properties fo:color="#ff0000"/>
      <number:text>-</number:text>
      <number:number number:decimal-places="2" loext:min-decimal-places="2" number:min-integer-digits="1" number:grouping="true"/>
      <number:text> </number:text>
      <number:currency-symbol>€</number:currency-symbol>
      <style:map style:condition="value()&gt;=0" style:apply-style-name="N20112P0"/>
    </number:currency-style>
    <number:currency-style style:name="N20114P0" style:volatile="true" number:language="en" number:country="GB">
      <number:number number:decimal-places="2" loext:min-decimal-places="2" number:min-integer-digits="1" number:grouping="true"/>
      <number:text> </number:text>
      <number:currency-symbol number:language="uk" number:country="UA">грн.</number:currency-symbol>
    </number:currency-style>
    <number:currency-style style:name="N20114" number:language="en" number:country="GB">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20114P0"/>
    </number:currency-style>
    <number:currency-style style:name="N20116P0" style:volatile="true" number:language="en" number:country="GB">
      <number:currency-symbol number:language="en" number:country="US">$</number:currency-symbol>
      <number:number number:decimal-places="2" loext:min-decimal-places="2" number:min-integer-digits="1" number:grouping="true"/>
    </number:currency-style>
    <number:currency-style style:name="N20116" number:language="en" number:country="GB">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20116P0"/>
    </number:currency-style>
    <number:date-style style:name="N30107" number:language="fr" number:country="BE">
      <number:day number:style="long"/>
      <number:text>/</number:text>
      <number:month number:style="long"/>
      <number:text>/</number:text>
      <number:year number:style="long"/>
      <number:text> </number:text>
      <number:hours number:style="long"/>
      <number:text>:</number:text>
      <number:minutes number:style="long"/>
    </number:date-style>
    <number:date-style style:name="N30108" number:language="fr" number:country="BE" number:title="User-defined">
      <number:day/>
      <number:text>/</number:text>
      <number:month number:style="long"/>
    </number:date-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egative_20_amount" style:display-name="negative amount" style:family="table-cell" style:parent-style-name="Default" style:data-style-name="N2">
      <style:text-properties fo:color="#dc2300"/>
    </style:style>
    <style:style style:name="positive_20_amount" style:display-name="positive amount" style:family="table-cell" style:parent-style-name="Default" style:data-style-name="N2">
      <style:text-properties fo:color="#008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8">00/00/0000</text:date>, <text:time style:data-style-name="N2" text:time-value="17:06:47.4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odeartha </meta:initial-creator>
    <meta:creation-date>2019-06-12T16:30:35.024638310</meta:creation-date>
    <dc:date>2023-01-08T17:09:23.032000000</dc:date>
    <meta:editing-duration>P8DT18H15M39S</meta:editing-duration>
    <meta:editing-cycles>249</meta:editing-cycles>
    <meta:generator>LibreOffice/6.3.2.2$Windows_X86_64 LibreOffice_project/98b30e735bda24bc04ab42594c85f7fd8be07b9c</meta:generator>
    <meta:document-statistic meta:table-count="3" meta:cell-count="12424" meta:object-count="2"/>
  </office:meta>
</office:document-meta>
</file>